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Cyr" svg:font-family="'Arial Cyr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13cm"/>
    </style:style>
    <style:style style:name="co2" style:family="table-column">
      <style:table-column-properties fo:break-before="auto" style:column-width="1.016cm"/>
    </style:style>
    <style:style style:name="co3" style:family="table-column">
      <style:table-column-properties fo:break-before="auto" style:column-width="7.4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3.009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2.637cm"/>
    </style:style>
    <style:style style:name="co8" style:family="table-column">
      <style:table-column-properties fo:break-before="auto" style:column-width="2.981cm"/>
    </style:style>
    <style:style style:name="co9" style:family="table-column">
      <style:table-column-properties fo:break-before="auto" style:column-width="3.448cm"/>
    </style:style>
    <style:style style:name="co10" style:family="table-column">
      <style:table-column-properties fo:break-before="auto" style:column-width="2.974cm"/>
    </style:style>
    <style:style style:name="co11" style:family="table-column">
      <style:table-column-properties fo:break-before="auto" style:column-width="2.187cm"/>
    </style:style>
    <style:style style:name="co12" style:family="table-column">
      <style:table-column-properties fo:break-before="auto" style:column-width="4.053cm"/>
    </style:style>
    <style:style style:name="co13" style:family="table-column">
      <style:table-column-properties fo:break-before="auto" style:column-width="3.203cm"/>
    </style:style>
    <style:style style:name="co14" style:family="table-column">
      <style:table-column-properties fo:break-before="auto" style:column-width="3.812cm"/>
    </style:style>
    <style:style style:name="co15" style:family="table-column">
      <style:table-column-properties fo:break-before="auto" style:column-width="2.549cm"/>
    </style:style>
    <style:style style:name="co16" style:family="table-column">
      <style:table-column-properties fo:break-before="auto" style:column-width="2.462cm"/>
    </style:style>
    <style:style style:name="co17" style:family="table-column">
      <style:table-column-properties fo:break-before="auto" style:column-width="2.118cm"/>
    </style:style>
    <style:style style:name="co18" style:family="table-column">
      <style:table-column-properties fo:break-before="auto" style:column-width="1.201cm"/>
    </style:style>
    <style:style style:name="co19" style:family="table-column">
      <style:table-column-properties fo:break-before="auto" style:column-width="2.321cm"/>
    </style:style>
    <style:style style:name="co20" style:family="table-column">
      <style:table-column-properties fo:break-before="auto" style:column-width="2.12cm"/>
    </style:style>
    <style:style style:name="co21" style:family="table-column">
      <style:table-column-properties fo:break-before="auto" style:column-width="2.895cm"/>
    </style:style>
    <style:style style:name="co22" style:family="table-column">
      <style:table-column-properties fo:break-before="auto" style:column-width="2.836cm"/>
    </style:style>
    <style:style style:name="co23" style:family="table-column">
      <style:table-column-properties fo:break-before="auto" style:column-width="2.752cm"/>
    </style:style>
    <style:style style:name="co24" style:family="table-column">
      <style:table-column-properties fo:break-before="auto" style:column-width="1.533cm"/>
    </style:style>
    <style:style style:name="co25" style:family="table-column">
      <style:table-column-properties fo:break-before="auto" style:column-width="1.316cm"/>
    </style:style>
    <style:style style:name="co26" style:family="table-column">
      <style:table-column-properties fo:break-before="auto" style:column-width="1.778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2.05cm"/>
    </style:style>
    <style:style style:name="co29" style:family="table-column">
      <style:table-column-properties fo:break-before="auto" style:column-width="1.071cm"/>
    </style:style>
    <style:style style:name="co30" style:family="table-column">
      <style:table-column-properties fo:break-before="auto" style:column-width="1.261cm"/>
    </style:style>
    <style:style style:name="co31" style:family="table-column">
      <style:table-column-properties fo:break-before="auto" style:column-width="2.214cm"/>
    </style:style>
    <style:style style:name="co32" style:family="table-column">
      <style:table-column-properties fo:break-before="auto" style:column-width="4.011cm"/>
    </style:style>
    <style:style style:name="co33" style:family="table-column">
      <style:table-column-properties fo:break-before="auto" style:column-width="2.104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2.258cm"/>
    </style:style>
    <style:style style:name="co37" style:family="table-column">
      <style:table-column-properties fo:break-before="auto" style:column-width="1.249cm"/>
    </style:style>
    <style:style style:name="co38" style:family="table-column">
      <style:table-column-properties fo:break-before="auto" style:column-width="3.341cm"/>
    </style:style>
    <style:style style:name="co39" style:family="table-column">
      <style:table-column-properties fo:break-before="auto" style:column-width="6.182cm"/>
    </style:style>
    <style:style style:name="co40" style:family="table-column">
      <style:table-column-properties fo:break-before="auto" style:column-width="2.658cm"/>
    </style:style>
    <style:style style:name="co41" style:family="table-column">
      <style:table-column-properties fo:break-before="auto" style:column-width="5.479cm"/>
    </style:style>
    <style:style style:name="co42" style:family="table-column">
      <style:table-column-properties fo:break-before="auto" style:column-width="4.44cm"/>
    </style:style>
    <style:style style:name="co43" style:family="table-column">
      <style:table-column-properties fo:break-before="auto" style:column-width="3.119cm"/>
    </style:style>
    <style:style style:name="co44" style:family="table-column">
      <style:table-column-properties fo:break-before="auto" style:column-width="2.872cm"/>
    </style:style>
    <style:style style:name="co45" style:family="table-column">
      <style:table-column-properties fo:break-before="auto" style:column-width="2.499cm"/>
    </style:style>
    <style:style style:name="co46" style:family="table-column">
      <style:table-column-properties fo:break-before="auto" style:column-width="3.094cm"/>
    </style:style>
    <style:style style:name="co47" style:family="table-column">
      <style:table-column-properties fo:break-before="auto" style:column-width="2.697cm"/>
    </style:style>
    <style:style style:name="co48" style:family="table-column">
      <style:table-column-properties fo:break-before="auto" style:column-width="2.376cm"/>
    </style:style>
    <style:style style:name="co49" style:family="table-column">
      <style:table-column-properties fo:break-before="auto" style:column-width="1.683cm"/>
    </style:style>
    <style:style style:name="co50" style:family="table-column">
      <style:table-column-properties fo:break-before="auto" style:column-width="1.782cm"/>
    </style:style>
    <style:style style:name="co51" style:family="table-column">
      <style:table-column-properties fo:break-before="auto" style:column-width="1.806cm"/>
    </style:style>
    <style:style style:name="co52" style:family="table-column">
      <style:table-column-properties fo:break-before="auto" style:column-width="3.794cm"/>
    </style:style>
    <style:style style:name="co53" style:family="table-column">
      <style:table-column-properties fo:break-before="auto" style:column-width="2.595cm"/>
    </style:style>
    <style:style style:name="co54" style:family="table-column">
      <style:table-column-properties fo:break-before="auto" style:column-width="3.951cm"/>
    </style:style>
    <style:style style:name="co55" style:family="table-column">
      <style:table-column-properties fo:break-before="auto" style:column-width="4.276cm"/>
    </style:style>
    <style:style style:name="co56" style:family="table-column">
      <style:table-column-properties fo:break-before="auto" style:column-width="5.927cm"/>
    </style:style>
    <style:style style:name="co57" style:family="table-column">
      <style:table-column-properties fo:break-before="auto" style:column-width="3.14cm"/>
    </style:style>
    <style:style style:name="co58" style:family="table-column">
      <style:table-column-properties fo:break-before="auto" style:column-width="2.023cm"/>
    </style:style>
    <style:style style:name="co59" style:family="table-column">
      <style:table-column-properties fo:break-before="auto" style:column-width="3.364cm"/>
    </style:style>
    <style:style style:name="co60" style:family="table-column">
      <style:table-column-properties fo:break-before="auto" style:column-width="3.909cm"/>
    </style:style>
    <style:style style:name="co61" style:family="table-column">
      <style:table-column-properties fo:break-before="auto" style:column-width="3.62cm"/>
    </style:style>
    <style:style style:name="co62" style:family="table-column">
      <style:table-column-properties fo:break-before="auto" style:column-width="3.171cm"/>
    </style:style>
    <style:style style:name="co63" style:family="table-column">
      <style:table-column-properties fo:break-before="auto" style:column-width="2.649cm"/>
    </style:style>
    <style:style style:name="co64" style:family="table-column">
      <style:table-column-properties fo:break-before="auto" style:column-width="3.124cm"/>
    </style:style>
    <style:style style:name="co65" style:family="table-column">
      <style:table-column-properties fo:break-before="auto" style:column-width="2.563cm"/>
    </style:style>
    <style:style style:name="co66" style:family="table-column">
      <style:table-column-properties fo:break-before="auto" style:column-width="4.623cm"/>
    </style:style>
    <style:style style:name="co67" style:family="table-column">
      <style:table-column-properties fo:break-before="auto" style:column-width="1.524cm"/>
    </style:style>
    <style:style style:name="co68" style:family="table-column">
      <style:table-column-properties fo:break-before="auto" style:column-width="2.641cm"/>
    </style:style>
    <style:style style:name="co69" style:family="table-column">
      <style:table-column-properties fo:break-before="auto" style:column-width="2.207cm"/>
    </style:style>
    <style:style style:name="co70" style:family="table-column">
      <style:table-column-properties fo:break-before="auto" style:column-width="4.187cm"/>
    </style:style>
    <style:style style:name="co71" style:family="table-column">
      <style:table-column-properties fo:break-before="auto" style:column-width="2.783cm"/>
    </style:style>
    <style:style style:name="co72" style:family="table-column">
      <style:table-column-properties fo:break-before="auto" style:column-width="3.54cm"/>
    </style:style>
    <style:style style:name="co73" style:family="table-column">
      <style:table-column-properties fo:break-before="auto" style:column-width="1.169cm"/>
    </style:style>
    <style:style style:name="co74" style:family="table-column">
      <style:table-column-properties fo:break-before="auto" style:column-width="1.949cm"/>
    </style:style>
    <style:style style:name="co75" style:family="table-column">
      <style:table-column-properties fo:break-before="auto" style:column-width="3.066cm"/>
    </style:style>
    <style:style style:name="co76" style:family="table-column">
      <style:table-column-properties fo:break-before="auto" style:column-width="1.662cm"/>
    </style:style>
    <style:style style:name="co77" style:family="table-column">
      <style:table-column-properties fo:break-before="auto" style:column-width="2.378cm"/>
    </style:style>
    <style:style style:name="co78" style:family="table-column">
      <style:table-column-properties fo:break-before="auto" style:column-width="3.025cm"/>
    </style:style>
    <style:style style:name="co79" style:family="table-column">
      <style:table-column-properties fo:break-before="auto" style:column-width="2.432cm"/>
    </style:style>
    <style:style style:name="co80" style:family="table-column">
      <style:table-column-properties fo:break-before="auto" style:column-width="4.175cm"/>
    </style:style>
    <style:style style:name="co81" style:family="table-column">
      <style:table-column-properties fo:break-before="auto" style:column-width="2.404cm"/>
    </style:style>
    <style:style style:name="co82" style:family="table-column">
      <style:table-column-properties fo:break-before="auto" style:column-width="0.707cm"/>
    </style:style>
    <style:style style:name="co83" style:family="table-column">
      <style:table-column-properties fo:break-before="auto" style:column-width="0.907cm"/>
    </style:style>
    <style:style style:name="co84" style:family="table-column">
      <style:table-column-properties fo:break-before="auto" style:column-width="2.741cm"/>
    </style:style>
    <style:style style:name="co85" style:family="table-column">
      <style:table-column-properties fo:break-before="auto" style:column-width="1.397cm"/>
    </style:style>
    <style:style style:name="co86" style:family="table-column">
      <style:table-column-properties fo:break-before="auto" style:column-width="9.178cm"/>
    </style:style>
    <style:style style:name="co87" style:family="table-column">
      <style:table-column-properties fo:break-before="auto" style:column-width="6.02cm"/>
    </style:style>
    <style:style style:name="co88" style:family="table-column">
      <style:table-column-properties fo:break-before="auto" style:column-width="2.669cm"/>
    </style:style>
    <style:style style:name="co89" style:family="table-column">
      <style:table-column-properties fo:break-before="auto" style:column-width="7.322cm"/>
    </style:style>
    <style:style style:name="co90" style:family="table-column">
      <style:table-column-properties fo:break-before="auto" style:column-width="7.38cm"/>
    </style:style>
    <style:style style:name="co91" style:family="table-column">
      <style:table-column-properties fo:break-before="auto" style:column-width="5.399cm"/>
    </style:style>
    <style:style style:name="co92" style:family="table-column">
      <style:table-column-properties fo:break-before="auto" style:column-width="9.636cm"/>
    </style:style>
    <style:style style:name="co93" style:family="table-column">
      <style:table-column-properties fo:break-before="auto" style:column-width="11.328cm"/>
    </style:style>
    <style:style style:name="co94" style:family="table-column">
      <style:table-column-properties fo:break-before="auto" style:column-width="5.419cm"/>
    </style:style>
    <style:style style:name="co95" style:family="table-column">
      <style:table-column-properties fo:break-before="auto" style:column-width="6.325cm"/>
    </style:style>
    <style:style style:name="co96" style:family="table-column">
      <style:table-column-properties fo:break-before="auto" style:column-width="1.203cm"/>
    </style:style>
    <style:style style:name="co97" style:family="table-column">
      <style:table-column-properties fo:break-before="auto" style:column-width="2.064cm"/>
    </style:style>
    <style:style style:name="co98" style:family="table-column">
      <style:table-column-properties fo:break-before="auto" style:column-width="1.058cm"/>
    </style:style>
    <style:style style:name="co99" style:family="table-column">
      <style:table-column-properties fo:break-before="auto" style:column-width="1.461cm"/>
    </style:style>
    <style:style style:name="co100" style:family="table-column">
      <style:table-column-properties fo:break-before="auto" style:column-width="7.997cm"/>
    </style:style>
    <style:style style:name="co101" style:family="table-column">
      <style:table-column-properties fo:break-before="auto" style:column-width="5.674cm"/>
    </style:style>
    <style:style style:name="co102" style:family="table-column">
      <style:table-column-properties fo:break-before="auto" style:column-width="3.295cm"/>
    </style:style>
    <style:style style:name="co103" style:family="table-column">
      <style:table-column-properties fo:break-before="auto" style:column-width="6.648cm"/>
    </style:style>
    <style:style style:name="co104" style:family="table-column">
      <style:table-column-properties fo:break-before="auto" style:column-width="4.383cm"/>
    </style:style>
    <style:style style:name="co105" style:family="table-column">
      <style:table-column-properties fo:break-before="auto" style:column-width="2.893cm"/>
    </style:style>
    <style:style style:name="co106" style:family="table-column">
      <style:table-column-properties fo:break-before="auto" style:column-width="8.827cm"/>
    </style:style>
    <style:style style:name="co107" style:family="table-column">
      <style:table-column-properties fo:break-before="auto" style:column-width="11.866cm"/>
    </style:style>
    <style:style style:name="co108" style:family="table-column">
      <style:table-column-properties fo:break-before="auto" style:column-width="5.5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2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90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start"/>
    </style:style>
    <style:style style:name="ce84" style:family="table-cell" style:parent-style-name="Default">
      <style:table-cell-properties fo:background-color="#ffff00" style:text-align-source="fix" style:repeat-content="false" style:vertical-align="middle"/>
      <style:paragraph-properties fo:text-align="start"/>
    </style:style>
    <style:style style:name="ce83" style:family="table-cell" style:parent-style-name="Default">
      <style:table-cell-properties fo:background-color="#aecf00" style:text-align-source="fix" style:repeat-content="false" style:vertical-align="middle"/>
      <style:paragraph-properties fo:text-align="start"/>
    </style:style>
    <style:style style:name="ce87" style:family="table-cell" style:parent-style-name="Default">
      <style:table-cell-properties fo:background-color="#ffff00"/>
    </style:style>
    <style:style style:name="ce85" style:family="table-cell" style:parent-style-name="Default">
      <style:table-cell-properties fo:background-color="#aecf00"/>
    </style:style>
    <style:style style:name="ce80" style:family="table-cell" style:parent-style-name="Default">
      <style:table-cell-properties style:text-align-source="fix" style:repeat-content="false"/>
      <style:paragraph-properties fo:text-align="start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Arial" style:font-name-asian="DejaVu Sans" style:font-name-complex="DejaVu Sans"/>
    </style:style>
    <style:style style:name="ce93" style:family="table-cell" style:parent-style-name="Default">
      <style:table-cell-properties fo:background-color="#ffcc99" style:text-align-source="fix" style:repeat-content="false" style:vertical-align="middle"/>
      <style:paragraph-properties fo:text-align="start"/>
    </style:style>
    <style:style style:name="ce43" style:family="table-cell" style:parent-style-name="Default">
      <style:table-cell-properties fo:background-color="#f10d0c" style:text-align-source="fix" style:repeat-content="false" style:vertical-align="middle"/>
      <style:paragraph-properties fo:text-align="start"/>
    </style:style>
    <style:style style:name="ce44" style:family="table-cell" style:parent-style-name="Default">
      <style:table-cell-properties fo:background-color="#c0c0c0" style:text-align-source="fix" style:repeat-content="false" style:vertical-align="middle"/>
      <style:paragraph-properties fo:text-align="start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start"/>
      <style:text-properties style:use-window-font-color="true"/>
    </style:style>
    <style:style style:name="ce94" style:family="table-cell" style:parent-style-name="Default">
      <style:table-cell-properties fo:background-color="#aecf00" style:text-align-source="fix" style:repeat-content="false"/>
      <style:paragraph-properties fo:text-align="start"/>
    </style:style>
    <style:style style:name="ce95" style:family="table-cell" style:parent-style-name="Default">
      <style:table-cell-properties fo:background-color="#ffcc99" style:text-align-source="fix" style:repeat-content="false" style:vertical-align="middle"/>
      <style:paragraph-properties fo:text-align="start"/>
      <style:text-properties style:font-name="Liberation Sans" style:font-name-asian="Droid Sans Fallback" style:font-name-complex="FreeSans"/>
    </style:style>
    <style:style style:name="ce114" style:family="table-cell" style:parent-style-name="Default">
      <style:table-cell-properties style:text-align-source="fix" style:repeat-content="false" fo:background-color="transparent"/>
      <style:paragraph-properties fo:text-align="start"/>
      <style:text-properties fo:color="#dddddd"/>
    </style:style>
    <style:style style:name="ce98" style:family="table-cell" style:parent-style-name="Default">
      <style:table-cell-properties fo:background-color="#dd4814" style:text-align-source="fix" style:repeat-content="false"/>
      <style:paragraph-properties fo:text-align="start"/>
    </style:style>
    <style:style style:name="ce115" style:family="table-cell" style:parent-style-name="Default">
      <style:table-cell-properties fo:background-color="#aecf00" style:text-align-source="fix" style:repeat-content="false"/>
      <style:paragraph-properties fo:text-align="start"/>
      <style:text-properties style:use-window-font-color="true"/>
    </style:style>
    <style:style style:name="ce116" style:family="table-cell" style:parent-style-name="Default">
      <style:table-cell-properties fo:background-color="transparent"/>
      <style:text-properties style:use-window-font-color="true"/>
    </style:style>
    <style:style style:name="ce123" style:family="table-cell" style:parent-style-name="Default">
      <style:table-cell-properties style:text-align-source="fix" style:repeat-content="false" fo:background-color="transparent"/>
      <style:paragraph-properties fo:text-align="start"/>
      <style:text-properties style:use-window-font-color="true" style:font-name="Liberation Sans" style:font-name-asian="Droid Sans Fallback" style:font-name-complex="FreeSans"/>
    </style:style>
    <style:style style:name="ce101" style:family="table-cell" style:parent-style-name="Default">
      <style:table-cell-properties fo:background-color="#ff950e" style:text-align-source="fix" style:repeat-content="false"/>
      <style:paragraph-properties fo:text-align="start"/>
    </style:style>
    <style:style style:name="ce102" style:family="table-cell" style:parent-style-name="Default">
      <style:table-cell-properties fo:background-color="#ffff99" style:text-align-source="fix" style:repeat-content="false"/>
      <style:paragraph-properties fo:text-align="start"/>
    </style:style>
    <style:style style:name="ce57" style:family="table-cell" style:parent-style-name="Default">
      <style:table-cell-properties style:text-align-source="value-type" style:repeat-content="false" fo:background-color="transparent"/>
    </style:style>
    <style:style style:name="ce58" style:family="table-cell" style:parent-style-name="Default">
      <style:table-cell-properties style:text-align-source="value-type" style:repeat-content="false" fo:background-color="transparent" style:vertical-align="top"/>
    </style:style>
    <style:style style:name="ce59" style:family="table-cell" style:parent-style-name="Default">
      <style:table-cell-properties fo:background-color="#ffffd7" style:text-align-source="value-type" style:repeat-content="false"/>
    </style:style>
    <style:style style:name="ce60" style:family="table-cell" style:parent-style-name="Default">
      <style:table-cell-properties fo:background-color="#ffffd7" style:text-align-source="value-type" style:repeat-content="false" style:vertical-align="top"/>
    </style:style>
    <style:style style:name="ce61" style:family="table-cell" style:parent-style-name="Default">
      <style:table-cell-properties style:text-align-source="fix" style:repeat-content="false" fo:background-color="transparent" style:vertical-align="top"/>
      <style:paragraph-properties fo:text-align="start"/>
    </style:style>
    <style:style style:name="ce62" style:family="table-cell" style:parent-style-name="Default">
      <style:table-cell-properties fo:background-color="#ffffd7" style:text-align-source="fix" style:repeat-content="false" style:vertical-align="top"/>
      <style:paragraph-properties fo:text-align="start"/>
    </style:style>
    <style:style style:name="ce63" style:family="table-cell" style:parent-style-name="Default">
      <style:table-cell-properties fo:background-color="#ffffd7"/>
    </style:style>
    <style:style style:name="ce88" style:family="table-cell" style:parent-style-name="Default">
      <style:table-cell-properties fo:background-color="#ffff00" style:text-align-source="fix" style:repeat-content="false"/>
      <style:paragraph-properties fo:text-align="start"/>
    </style:style>
    <style:style style:name="ce64" style:family="table-cell" style:parent-style-name="Default">
      <style:table-cell-properties fo:background-color="#ffe994" style:text-align-source="fix" style:repeat-content="false" style:vertical-align="middle"/>
      <style:paragraph-properties fo:text-align="start"/>
    </style:style>
    <style:style style:name="ce65" style:family="table-cell" style:parent-style-name="Default">
      <style:table-cell-properties fo:background-color="#ffde59" style:text-align-source="fix" style:repeat-content="false" style:vertical-align="middle"/>
      <style:paragraph-properties fo:text-align="start"/>
    </style:style>
    <style:style style:name="ce66" style:family="table-cell" style:parent-style-name="Default" style:data-style-name="N0">
      <style:table-cell-properties style:text-align-source="fix" style:repeat-content="false" style:vertical-align="middle"/>
      <style:paragraph-properties fo:text-align="start"/>
    </style:style>
    <style:style style:name="ce67" style:family="table-cell" style:parent-style-name="Default">
      <style:table-cell-properties style:text-align-source="value-type" style:repeat-content="false" style:vertical-align="middle"/>
    </style:style>
    <style:style style:name="ce68" style:family="table-cell" style:parent-style-name="Default">
      <style:table-cell-properties fo:background-color="#aecf00" style:text-align-source="value-type" style:repeat-content="false"/>
    </style:style>
    <style:style style:name="ce69" style:family="table-cell" style:parent-style-name="Default">
      <style:table-cell-properties fo:background-color="#ffcc99" style:text-align-source="value-type" style:repeat-content="false" style:vertical-align="middle"/>
    </style:style>
    <style:style style:name="ce91" style:family="table-cell" style:parent-style-name="Default">
      <style:table-cell-properties style:text-align-source="value-type" style:repeat-content="false" fo:background-color="transparent" style:vertical-align="middle"/>
    </style:style>
    <style:style style:name="ce71" style:family="table-cell" style:parent-style-name="Default">
      <style:table-cell-properties fo:background-color="#aecf00" style:text-align-source="value-type" style:repeat-content="false" style:vertical-align="middle"/>
    </style:style>
    <style:style style:name="ce70" style:family="table-cell" style:parent-style-name="Default">
      <style:table-cell-properties style:text-align-source="value-type" style:repeat-content="false"/>
    </style:style>
    <style:style style:name="ce72" style:family="table-cell" style:parent-style-name="Default" style:data-style-name="N0">
      <style:table-cell-properties fo:background-color="#ffcc99" style:text-align-source="value-type" style:repeat-content="false" style:vertical-align="middle"/>
    </style:style>
    <style:style style:name="ce97" style:family="table-cell" style:parent-style-name="Default">
      <style:table-cell-properties fo:background-color="#579d1c"/>
    </style:style>
    <style:style style:name="ce73" style:family="table-cell" style:parent-style-name="Default">
      <style:table-cell-properties fo:background-color="#ffcc99"/>
    </style:style>
    <style:style style:name="ce96" style:family="table-cell" style:parent-style-name="Default">
      <style:table-cell-properties style:text-align-source="value-type" style:repeat-content="false"/>
      <style:paragraph-properties fo:margin-left="0cm"/>
    </style:style>
    <style:style style:name="ce100" style:family="table-cell" style:parent-style-name="Default">
      <style:table-cell-properties fo:background-color="#ffd320"/>
    </style:style>
    <style:style style:name="ce74" style:family="table-cell" style:parent-style-name="Default">
      <style:table-cell-properties fo:background-color="#ffffd7" style:text-align-source="fix" style:repeat-content="false"/>
      <style:paragraph-properties fo:text-align="start"/>
    </style:style>
    <style:style style:name="ce75" style:family="table-cell" style:parent-style-name="Default">
      <style:table-cell-properties fo:background-color="#eeeeee" style:text-align-source="fix" style:repeat-content="false" style:vertical-align="middle"/>
      <style:paragraph-properties fo:text-align="start"/>
    </style:style>
    <style:style style:name="ce76" style:family="table-cell" style:parent-style-name="Default">
      <style:table-cell-properties fo:background-color="#ffcc99" style:text-align-source="fix" style:repeat-content="false"/>
      <style:paragraph-properties fo:text-align="start"/>
    </style:style>
    <style:style style:name="ce77" style:family="table-cell" style:parent-style-name="Default">
      <style:table-cell-properties fo:background-color="#ffde59" style:text-align-source="fix" style:repeat-content="false"/>
      <style:paragraph-properties fo:text-align="start"/>
    </style:style>
    <style:style style:name="ce109" style:family="table-cell" style:parent-style-name="Default">
      <style:table-cell-properties fo:background-color="#ff4000" style:text-align-source="fix" style:repeat-content="false"/>
      <style:paragraph-properties fo:text-align="start"/>
    </style:style>
    <style:style style:name="ce156" style:family="table-cell" style:parent-style-name="Default">
      <style:table-cell-properties fo:background-color="#ffff00" style:text-align-source="fix" style:repeat-content="false"/>
      <style:paragraph-properties fo:text-align="start"/>
      <style:text-properties style:use-window-font-color="true"/>
    </style:style>
    <style:style style:name="ce167" style:family="table-cell" style:parent-style-name="Default">
      <style:table-cell-properties fo:background-color="#bbe33d" style:text-align-source="fix" style:repeat-content="false"/>
      <style:paragraph-properties fo:text-align="start"/>
    </style:style>
    <style:style style:name="ce170" style:family="table-cell" style:parent-style-name="Default">
      <style:table-cell-properties fo:background-color="#bbe33d" style:text-align-source="fix" style:repeat-content="false"/>
      <style:paragraph-properties fo:text-align="start"/>
      <style:text-properties style:use-window-font-color="true"/>
    </style:style>
    <style:style style:name="ce131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color="#c9211e"/>
    </style:style>
    <style:style style:name="ce132" style:family="table-cell" style:parent-style-name="Default">
      <style:table-cell-properties fo:background-color="#bbe33d" style:text-align-source="fix" style:repeat-content="false" style:vertical-align="middle"/>
      <style:paragraph-properties fo:text-align="start"/>
    </style:style>
    <style:style style:name="ce133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use-window-font-color="true"/>
    </style:style>
    <style:style style:name="ce134" style:family="table-cell" style:parent-style-name="Default">
      <style:table-cell-properties fo:background-color="#bbe33d" style:text-align-source="fix" style:repeat-content="false" style:vertical-align="middle"/>
      <style:paragraph-properties fo:text-align="start"/>
      <style:text-properties style:use-window-font-color="true"/>
    </style:style>
    <style:style style:name="ce1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color="#b2b2b2"/>
    </style:style>
    <style:style style:name="ce136" style:family="table-cell" style:parent-style-name="Default">
      <style:table-cell-properties fo:background-color="#bbe33d" style:text-align-source="fix" style:repeat-content="false" style:vertical-align="middle"/>
      <style:paragraph-properties fo:text-align="start"/>
      <style:text-properties fo:color="#b2b2b2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/>
    </style:style>
    <style:style style:name="ce105" style:family="table-cell" style:parent-style-name="Default">
      <style:table-cell-properties fo:background-color="#000000" style:text-align-source="fix" style:repeat-content="false" style:vertical-align="middle"/>
      <style:paragraph-properties fo:text-align="start"/>
    </style:style>
    <style:style style:name="ce106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07" style:family="table-cell" style:parent-style-name="Default">
      <style:table-cell-properties style:text-align-source="fix" style:repeat-content="false"/>
      <style:paragraph-properties fo:text-align="start"/>
      <style:text-properties style:font-name="Arial Cyr" style:font-name-asian="DejaVu Sans" style:font-name-complex="Arial Cyr"/>
    </style:style>
    <style:style style:name="ce108" style:family="table-cell" style:parent-style-name="Default" style:data-style-name="N0">
      <style:table-cell-properties style:text-align-source="fix" style:repeat-content="false" fo:padding="0.071cm" style:vertical-align="middle"/>
      <style:paragraph-properties fo:text-align="start"/>
    </style:style>
    <style:style style:name="ce110" style:family="table-cell" style:parent-style-name="Default">
      <style:table-cell-properties style:text-align-source="fix" style:repeat-content="false" fo:padding="0.071cm" style:vertical-align="middle"/>
      <style:paragraph-properties fo:text-align="start"/>
    </style:style>
  </office:automatic-styles>
  <office:body>
    <office:spreadsheet>
      <table:table table:name="DCpower" table:style-name="ta1">
        <table:table-column table:style-name="co1" table:default-cell-style-name="ce82"/>
        <table:table-column table:style-name="co2" table:default-cell-style-name="ce82"/>
        <table:table-column table:style-name="co3" table:default-cell-style-name="ce82"/>
        <table:table-column table:style-name="co4" table:default-cell-style-name="ce82"/>
        <table:table-column table:style-name="co5" table:default-cell-style-name="ce82"/>
        <table:table-column table:style-name="co6" table:default-cell-style-name="ce82"/>
        <table:table-column table:style-name="co7" table:default-cell-style-name="ce82"/>
        <table:table-column table:style-name="co8" table:default-cell-style-name="ce82"/>
        <table:table-column table:style-name="co9" table:default-cell-style-name="ce82"/>
        <table:table-column table:style-name="co10" table:default-cell-style-name="ce82"/>
        <table:table-column table:style-name="co11" table:number-columns-repeated="2" table:default-cell-style-name="ce82"/>
        <table:table-column table:style-name="co12" table:default-cell-style-name="ce82"/>
        <table:table-column table:style-name="co13" table:default-cell-style-name="ce82"/>
        <table:table-column table:style-name="co14" table:default-cell-style-name="ce82"/>
        <table:table-column table:style-name="co15" table:default-cell-style-name="ce82"/>
        <table:table-column table:style-name="co16" table:default-cell-style-name="ce82"/>
        <table:table-column table:style-name="co17" table:default-cell-style-name="ce82"/>
        <table:table-column table:style-name="co16" table:default-cell-style-name="ce82"/>
        <table:table-column table:style-name="co18" table:default-cell-style-name="ce82"/>
        <table:table-column table:style-name="co18" table:default-cell-style-name="ce86"/>
        <table:table-column table:style-name="co19" table:default-cell-style-name="ce86"/>
        <table:table-column table:style-name="co20" table:default-cell-style-name="ce86"/>
        <table:table-column table:style-name="co21" table:default-cell-style-name="ce86"/>
        <table:table-column table:style-name="co22" table:default-cell-style-name="ce82"/>
        <table:table-column table:style-name="co23" table:default-cell-style-name="ce82"/>
        <table:table-column table:style-name="co24" table:default-cell-style-name="ce82"/>
        <table:table-column table:style-name="co25" table:number-columns-repeated="2" table:default-cell-style-name="ce82"/>
        <table:table-column table:style-name="co26" table:default-cell-style-name="ce82"/>
        <table:table-column table:style-name="co27" table:default-cell-style-name="ce82"/>
        <table:table-column table:style-name="co28" table:default-cell-style-name="ce82"/>
        <table:table-column table:style-name="co24" table:default-cell-style-name="ce82"/>
        <table:table-column table:style-name="co29" table:number-columns-repeated="3" table:default-cell-style-name="ce82"/>
        <table:table-column table:style-name="co30" table:default-cell-style-name="ce82"/>
        <table:table-column table:style-name="co31" table:default-cell-style-name="ce82"/>
        <table:table-column table:style-name="co32" table:default-cell-style-name="ce82"/>
        <table:table-column table:style-name="co33" table:default-cell-style-name="ce82"/>
        <table:table-column table:style-name="co34" table:default-cell-style-name="ce82"/>
        <table:table-column table:style-name="co28" table:default-cell-style-name="ce82"/>
        <table:table-column table:style-name="co34" table:default-cell-style-name="ce82"/>
        <table:table-column table:style-name="co35" table:default-cell-style-name="ce82"/>
        <table:table-column table:style-name="co34" table:default-cell-style-name="ce82"/>
        <table:table-column table:style-name="co27" table:default-cell-style-name="ce82"/>
        <table:table-column table:style-name="co36" table:number-columns-repeated="18" table:default-cell-style-name="ce82"/>
        <table:table-row table:style-name="ro1">
          <table:table-cell office:value-type="string" calcext:value-type="string">
            <text:p>XXXX-модуля</text:p>
          </table:table-cell>
          <table:table-cell office:value-type="string" calcext:value-type="string">
            <text:p>Пин</text:p>
          </table:table-cell>
          <table:table-cell office:value-type="string" calcext:value-type="string">
            <text:p>Комментарий</text:p>
          </table:table-cell>
          <table:table-cell office:value-type="string" calcext:value-type="string">
            <text:p>Напр-е</text:p>
          </table:table-cell>
          <table:table-cell office:value-type="string" calcext:value-type="string">
            <text:p>Цепь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table:style-name="ce82" office:value-type="string" calcext:value-type="string">
            <text:p>AF14</text:p>
          </table:table-cell>
          <table:table-cell table:style-name="ce82" office:value-type="string" calcext:value-type="string">
            <text:p>AF1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COMP/CL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AltFunc</text:p>
          </table:table-cell>
          <table:table-cell office:value-type="string" calcext:value-type="string">
            <text:p>InitVa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OpenDrain</text:p>
          </table:table-cell>
          <table:table-cell office:value-type="string" calcext:value-type="string">
            <text:p>MODER</text:p>
          </table:table-cell>
          <table:table-cell office:value-type="string" calcext:value-type="string">
            <text:p>OSPEEDR</text:p>
          </table:table-cell>
          <table:table-cell office:value-type="string" calcext:value-type="string">
            <text:p>PUPDR</text:p>
          </table:table-cell>
          <table:table-cell office:value-type="string" calcext:value-type="string">
            <text:p>ODR</text:p>
          </table:table-cell>
          <table:table-cell office:value-type="string" calcext:value-type="string">
            <text:p>A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R</text:p>
          </table:table-cell>
          <table:table-cell office:value-type="string" calcext:value-type="string">
            <text:p>OTYPER</text:p>
          </table:table-cell>
          <table:table-cell office:value-type="string" calcext:value-type="string">
            <text:p>OSPEEDR</text:p>
          </table:table-cell>
          <table:table-cell office:value-type="string" calcext:value-type="string">
            <text:p>PUPDR</text:p>
          </table:table-cell>
          <table:table-cell office:value-type="string" calcext:value-type="string">
            <text:p>ODR</text:p>
          </table:table-cell>
          <table:table-cell office:value-type="string" calcext:value-type="string">
            <text:p>AF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M32F301C8T</text:p>
          </table:table-cell>
          <table:table-cell table:number-columns-repeated="63"/>
        </table:table-row>
        <table:table-row table:style-name="ro1">
          <table:table-cell table:style-name="Default"/>
          <table:table-cell table:style-name="ce86" office:value-type="float" office:value="10" calcext:value-type="float">
            <text:p>10</text:p>
          </table:table-cell>
          <table:table-cell table:style-name="ce86"/>
          <table:table-cell table:style-name="ce86" office:value-type="string" calcext:value-type="string">
            <text:p>in</text:p>
          </table:table-cell>
          <table:table-cell table:style-name="ce86" office:value-type="string" calcext:value-type="string">
            <text:p>ADC_12V</text:p>
          </table:table-cell>
          <table:table-cell table:style-name="ce86" office:value-type="string" calcext:value-type="string">
            <text:p>PA0</text:p>
          </table:table-cell>
          <table:table-cell table:style-name="ce86"/>
          <table:table-cell table:style-name="ce86" office:value-type="string" calcext:value-type="string">
            <text:p>TIM2_CH1_ETR</text:p>
          </table:table-cell>
          <table:table-cell table:style-name="Default"/>
          <table:table-cell table:style-name="ce86" office:value-type="string" calcext:value-type="string">
            <text:p>TSC1_IO1</text:p>
          </table:table-cell>
          <table:table-cell table:style-name="ce86" table:number-columns-repeated="3"/>
          <table:table-cell table:style-name="ce86" office:value-type="string" calcext:value-type="string">
            <text:p>USART2_CTS</text:p>
          </table:table-cell>
          <table:table-cell table:style-name="ce86" table:number-columns-repeated="6"/>
          <table:table-cell/>
          <table:table-cell office:value-type="string" calcext:value-type="string">
            <text:p>EVENTOUT</text:p>
          </table:table-cell>
          <table:table-cell table:style-name="ce83" office:value-type="string" calcext:value-type="string">
            <text:p>ADC_IN1</text:p>
          </table:table-cell>
          <table:table-cell/>
          <table:table-cell office:value-type="string" calcext:value-type="string">
            <text:p>WKUP, RTC</text:p>
          </table:table-cell>
          <table:table-cell table:style-name="ce44" table:formula="of:=[.E3]" office:value-type="string" office:string-value="ADC_12V" calcext:value-type="string">
            <text:p>ADC_12V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table:formula="of:=IF([.$AA3]=&quot;&quot;;IF([.$D3]=&quot;out&quot;;1;0);IF([.$AA3]=&quot;A&quot;;3;2))" office:value-type="float" office:value="3" calcext:value-type="float">
            <text:p>3</text:p>
          </table:table-cell>
          <table:table-cell table:formula="of:=IF([.$AC3]=&quot;&quot;;0;[.$AC3])" office:value-type="float" office:value="0" calcext:value-type="float">
            <text:p>0</text:p>
          </table:table-cell>
          <table:table-cell table:formula="of:=IF([.$AB3]=&quot;H&quot;;1;IF([.$AB3]=&quot;L&quot;;2;0))" office:value-type="float" office:value="0" calcext:value-type="float">
            <text:p>0</text:p>
          </table:table-cell>
          <table:table-cell table:formula="of:=IF([.$AB3]=1;1;0)" office:value-type="float" office:value="0" calcext:value-type="float">
            <text:p>0</text:p>
          </table:table-cell>
          <table:table-cell table:formula="of:=IF(OR([.$AA3]=&quot;&quot;;[.$AA3]=&quot;A&quot;);0;[.$AA3])" office:value-type="float" office:value="0" calcext:value-type="float">
            <text:p>0</text:p>
          </table:table-cell>
          <table:table-cell table:formula="of:=VALUE(MID([.$F3];3;2))" office:value-type="float" office:value="0" calcext:value-type="float">
            <text:p>0</text:p>
          </table:table-cell>
          <table:table-cell table:formula="of:=2^[.AJ3]" office:value-type="float" office:value="1" calcext:value-type="float">
            <text:p>1</text:p>
          </table:table-cell>
          <table:table-cell table:formula="of:=2^(2*[.AJ3])" office:value-type="float" office:value="1" calcext:value-type="float">
            <text:p>1</text:p>
          </table:table-cell>
          <table:table-cell table:formula="of:=2^(4*IF([.AJ3]&lt;8;[.AJ3];[.AJ3]-8))" office:value-type="float" office:value="1" calcext:value-type="float">
            <text:p>1</text:p>
          </table:table-cell>
          <table:table-cell table:formula="of:=BASE(SUMPRODUCT([.AE3:.AE18];[.$AL3:.$AL18]);16;8)" office:value-type="string" office:string-value="69A8FFFF" calcext:value-type="string">
            <text:p>69A8FFFF</text:p>
          </table:table-cell>
          <table:table-cell table:formula="of:=BASE(SUMPRODUCT([.AD3:.AD18];[.$AK3:.$AK18]);16;8)" office:value-type="string" office:string-value="00000000" calcext:value-type="string">
            <text:p>00000000</text:p>
          </table:table-cell>
          <table:table-cell table:formula="of:=BASE(SUMPRODUCT([.AF3:.AF18];[.$AL3:.$AL18]);16;8)" office:value-type="string" office:string-value="3C000000" calcext:value-type="string">
            <text:p>3C000000</text:p>
          </table:table-cell>
          <table:table-cell table:formula="of:=BASE(SUMPRODUCT([.AG3:.AG18];[.$AL3:.$AL18]);16;8)" office:value-type="string" office:string-value="24000000" calcext:value-type="string">
            <text:p>24000000</text:p>
          </table:table-cell>
          <table:table-cell table:formula="of:=BASE(SUMPRODUCT([.AH3:.AH18];[.$AK3:.$AK18]);16;8)" office:value-type="string" office:string-value="00009000" calcext:value-type="string">
            <text:p>00009000</text:p>
          </table:table-cell>
          <table:table-cell table:formula="of:=BASE(SUMPRODUCT([.AI3:.AI10];[.$AM3:.$AM10]);16;8)" office:value-type="string" office:string-value="00000000" calcext:value-type="string">
            <text:p>00000000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86" office:value-type="float" office:value="11" calcext:value-type="float">
            <text:p>11</text:p>
          </table:table-cell>
          <table:table-cell table:style-name="ce86"/>
          <table:table-cell table:style-name="ce86" office:value-type="string" calcext:value-type="string">
            <text:p>in</text:p>
          </table:table-cell>
          <table:table-cell table:style-name="ce86" office:value-type="string" calcext:value-type="string">
            <text:p>ADC_T1</text:p>
          </table:table-cell>
          <table:table-cell table:style-name="ce86" office:value-type="string" calcext:value-type="string">
            <text:p>PA1</text:p>
          </table:table-cell>
          <table:table-cell table:style-name="ce86" office:value-type="string" calcext:value-type="string">
            <text:p>RTC_REFIN</text:p>
          </table:table-cell>
          <table:table-cell table:style-name="ce86" office:value-type="string" calcext:value-type="string">
            <text:p>TIM2_CH2</text:p>
          </table:table-cell>
          <table:table-cell table:style-name="Default"/>
          <table:table-cell table:style-name="ce86" office:value-type="string" calcext:value-type="string">
            <text:p>TSC1_IO2</text:p>
          </table:table-cell>
          <table:table-cell table:style-name="ce86" table:number-columns-repeated="3"/>
          <table:table-cell table:style-name="ce86" office:value-type="string" calcext:value-type="string">
            <text:p>USART2_RTS</text:p>
          </table:table-cell>
          <table:table-cell table:style-name="ce86"/>
          <table:table-cell table:style-name="ce86" office:value-type="string" calcext:value-type="string">
            <text:p>TIM15_CH1N</text:p>
          </table:table-cell>
          <table:table-cell table:style-name="ce86" table:number-columns-repeated="4"/>
          <table:table-cell/>
          <table:table-cell office:value-type="string" calcext:value-type="string">
            <text:p>EVENTOUT</text:p>
          </table:table-cell>
          <table:table-cell table:style-name="ce83" office:value-type="string" calcext:value-type="string">
            <text:p>ADC_IN2</text:p>
          </table:table-cell>
          <table:table-cell/>
          <table:table-cell table:style-name="ce86"/>
          <table:table-cell table:style-name="ce44" table:formula="of:=[.E4]" office:value-type="string" office:string-value="ADC_T1" calcext:value-type="string">
            <text:p>ADC_T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table:formula="of:=IF([.$AA4]=&quot;&quot;;IF([.$D4]=&quot;out&quot;;1;0);IF([.$AA4]=&quot;A&quot;;3;2))" office:value-type="float" office:value="3" calcext:value-type="float">
            <text:p>3</text:p>
          </table:table-cell>
          <table:table-cell table:formula="of:=IF([.$AC4]=&quot;&quot;;0;[.$AC4])" office:value-type="float" office:value="0" calcext:value-type="float">
            <text:p>0</text:p>
          </table:table-cell>
          <table:table-cell table:formula="of:=IF([.$AB4]=&quot;H&quot;;1;IF([.$AB4]=&quot;L&quot;;2;0))" office:value-type="float" office:value="0" calcext:value-type="float">
            <text:p>0</text:p>
          </table:table-cell>
          <table:table-cell table:formula="of:=IF([.$AB4]=1;1;0)" office:value-type="float" office:value="0" calcext:value-type="float">
            <text:p>0</text:p>
          </table:table-cell>
          <table:table-cell table:formula="of:=IF(OR([.$AA4]=&quot;&quot;;[.$AA4]=&quot;A&quot;);0;[.$AA4])" office:value-type="float" office:value="0" calcext:value-type="float">
            <text:p>0</text:p>
          </table:table-cell>
          <table:table-cell table:formula="of:=VALUE(MID([.$F4];3;2))" office:value-type="float" office:value="1" calcext:value-type="float">
            <text:p>1</text:p>
          </table:table-cell>
          <table:table-cell table:formula="of:=2^[.AJ4]" office:value-type="float" office:value="2" calcext:value-type="float">
            <text:p>2</text:p>
          </table:table-cell>
          <table:table-cell table:formula="of:=2^(2*[.AJ4])" office:value-type="float" office:value="4" calcext:value-type="float">
            <text:p>4</text:p>
          </table:table-cell>
          <table:table-cell table:formula="of:=2^(4*IF([.AJ4]&lt;8;[.AJ4];[.AJ4]-8))"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12" calcext:value-type="float">
            <text:p>12</text:p>
          </table:table-cell>
          <table:table-cell table:style-name="ce86"/>
          <table:table-cell table:style-name="ce86" office:value-type="string" calcext:value-type="string">
            <text:p>in</text:p>
          </table:table-cell>
          <table:table-cell table:style-name="Default" office:value-type="string" calcext:value-type="string">
            <text:p>VIN_POS_ADC</text:p>
          </table:table-cell>
          <table:table-cell table:style-name="ce86" office:value-type="string" calcext:value-type="string">
            <text:p>PA2</text:p>
          </table:table-cell>
          <table:table-cell table:style-name="Default"/>
          <table:table-cell table:style-name="ce86" office:value-type="string" calcext:value-type="string">
            <text:p>TIM2_CH3</text:p>
          </table:table-cell>
          <table:table-cell table:style-name="Default"/>
          <table:table-cell table:style-name="ce86" office:value-type="string" calcext:value-type="string">
            <text:p>TSC1_IO3</text:p>
          </table:table-cell>
          <table:table-cell table:style-name="ce86" table:number-columns-repeated="3"/>
          <table:table-cell table:style-name="ce86" office:value-type="string" calcext:value-type="string">
            <text:p>USART2_TX</text:p>
          </table:table-cell>
          <table:table-cell table:style-name="ce86" office:value-type="string" calcext:value-type="string">
            <text:p>COMP2_OUT</text:p>
          </table:table-cell>
          <table:table-cell table:style-name="ce86" office:value-type="string" calcext:value-type="string">
            <text:p>TIM15_CH1</text:p>
          </table:table-cell>
          <table:table-cell table:style-name="ce86" table:number-columns-repeated="4"/>
          <table:table-cell/>
          <table:table-cell office:value-type="string" calcext:value-type="string">
            <text:p>EVENTOUT</text:p>
          </table:table-cell>
          <table:table-cell table:style-name="ce83" office:value-type="string" calcext:value-type="string">
            <text:p>ADC_IN3</text:p>
          </table:table-cell>
          <table:table-cell office:value-type="string" calcext:value-type="string">
            <text:p>COMP2_INM</text:p>
          </table:table-cell>
          <table:table-cell table:style-name="ce86"/>
          <table:table-cell table:style-name="ce44" table:formula="of:=[.E5]" office:value-type="string" office:string-value="VIN_POS_ADC" calcext:value-type="string">
            <text:p>VIN_POS_AD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table:formula="of:=IF([.$AA5]=&quot;&quot;;IF([.$D5]=&quot;out&quot;;1;0);IF([.$AA5]=&quot;A&quot;;3;2))" office:value-type="float" office:value="3" calcext:value-type="float">
            <text:p>3</text:p>
          </table:table-cell>
          <table:table-cell table:formula="of:=IF([.$AC5]=&quot;&quot;;0;[.$AC5])" office:value-type="float" office:value="0" calcext:value-type="float">
            <text:p>0</text:p>
          </table:table-cell>
          <table:table-cell table:formula="of:=IF([.$AB5]=&quot;H&quot;;1;IF([.$AB5]=&quot;L&quot;;2;0))" office:value-type="float" office:value="0" calcext:value-type="float">
            <text:p>0</text:p>
          </table:table-cell>
          <table:table-cell table:formula="of:=IF([.$AB5]=1;1;0)" office:value-type="float" office:value="0" calcext:value-type="float">
            <text:p>0</text:p>
          </table:table-cell>
          <table:table-cell table:formula="of:=IF(OR([.$AA5]=&quot;&quot;;[.$AA5]=&quot;A&quot;);0;[.$AA5])" office:value-type="float" office:value="0" calcext:value-type="float">
            <text:p>0</text:p>
          </table:table-cell>
          <table:table-cell table:formula="of:=VALUE(MID([.$F5];3;2))" office:value-type="float" office:value="2" calcext:value-type="float">
            <text:p>2</text:p>
          </table:table-cell>
          <table:table-cell table:formula="of:=2^[.AJ5]" office:value-type="float" office:value="4" calcext:value-type="float">
            <text:p>4</text:p>
          </table:table-cell>
          <table:table-cell table:formula="of:=2^(2*[.AJ5])" office:value-type="float" office:value="16" calcext:value-type="float">
            <text:p>16</text:p>
          </table:table-cell>
          <table:table-cell table:formula="of:=2^(4*IF([.AJ5]&lt;8;[.AJ5];[.AJ5]-8))" office:value-type="float" office:value="256" calcext:value-type="float">
            <text:p>25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13" calcext:value-type="float">
            <text:p>13</text:p>
          </table:table-cell>
          <table:table-cell table:style-name="ce86"/>
          <table:table-cell table:style-name="ce86" office:value-type="string" calcext:value-type="string">
            <text:p>in</text:p>
          </table:table-cell>
          <table:table-cell table:style-name="Default" office:value-type="string" calcext:value-type="string">
            <text:p>VIN_NEG_ADC</text:p>
          </table:table-cell>
          <table:table-cell table:style-name="ce86" office:value-type="string" calcext:value-type="string">
            <text:p>PA3</text:p>
          </table:table-cell>
          <table:table-cell table:style-name="Default"/>
          <table:table-cell table:style-name="ce86" office:value-type="string" calcext:value-type="string">
            <text:p>TIM2_CH4</text:p>
          </table:table-cell>
          <table:table-cell table:style-name="Default"/>
          <table:table-cell table:style-name="ce86" office:value-type="string" calcext:value-type="string">
            <text:p>TSC1_IO4</text:p>
          </table:table-cell>
          <table:table-cell table:style-name="ce86" table:number-columns-repeated="3"/>
          <table:table-cell table:style-name="ce86" office:value-type="string" calcext:value-type="string">
            <text:p>USART2_RX</text:p>
          </table:table-cell>
          <table:table-cell table:style-name="ce86"/>
          <table:table-cell table:style-name="ce86" office:value-type="string" calcext:value-type="string">
            <text:p>TIM15_CH2</text:p>
          </table:table-cell>
          <table:table-cell table:style-name="ce86" table:number-columns-repeated="4"/>
          <table:table-cell/>
          <table:table-cell office:value-type="string" calcext:value-type="string">
            <text:p>EVENTOUT</text:p>
          </table:table-cell>
          <table:table-cell table:style-name="ce83" office:value-type="string" calcext:value-type="string">
            <text:p>ADC_IN4</text:p>
          </table:table-cell>
          <table:table-cell table:style-name="Default"/>
          <table:table-cell table:style-name="ce86"/>
          <table:table-cell table:style-name="ce44" table:formula="of:=[.E6]" office:value-type="string" office:string-value="VIN_NEG_ADC" calcext:value-type="string">
            <text:p>VIN_NEG_AD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table:formula="of:=IF([.$AA6]=&quot;&quot;;IF([.$D6]=&quot;out&quot;;1;0);IF([.$AA6]=&quot;A&quot;;3;2))" office:value-type="float" office:value="3" calcext:value-type="float">
            <text:p>3</text:p>
          </table:table-cell>
          <table:table-cell table:formula="of:=IF([.$AC6]=&quot;&quot;;0;[.$AC6])" office:value-type="float" office:value="0" calcext:value-type="float">
            <text:p>0</text:p>
          </table:table-cell>
          <table:table-cell table:formula="of:=IF([.$AB6]=&quot;H&quot;;1;IF([.$AB6]=&quot;L&quot;;2;0))" office:value-type="float" office:value="0" calcext:value-type="float">
            <text:p>0</text:p>
          </table:table-cell>
          <table:table-cell table:formula="of:=IF([.$AB6]=1;1;0)" office:value-type="float" office:value="0" calcext:value-type="float">
            <text:p>0</text:p>
          </table:table-cell>
          <table:table-cell table:formula="of:=IF(OR([.$AA6]=&quot;&quot;;[.$AA6]=&quot;A&quot;);0;[.$AA6])" office:value-type="float" office:value="0" calcext:value-type="float">
            <text:p>0</text:p>
          </table:table-cell>
          <table:table-cell table:formula="of:=VALUE(MID([.$F6];3;2))" office:value-type="float" office:value="3" calcext:value-type="float">
            <text:p>3</text:p>
          </table:table-cell>
          <table:table-cell table:formula="of:=2^[.AJ6]" office:value-type="float" office:value="8" calcext:value-type="float">
            <text:p>8</text:p>
          </table:table-cell>
          <table:table-cell table:formula="of:=2^(2*[.AJ6])" office:value-type="float" office:value="64" calcext:value-type="float">
            <text:p>64</text:p>
          </table:table-cell>
          <table:table-cell table:formula="of:=2^(4*IF([.AJ6]&lt;8;[.AJ6];[.AJ6]-8))" office:value-type="float" office:value="4096" calcext:value-type="float">
            <text:p>409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14" calcext:value-type="float">
            <text:p>14</text:p>
          </table:table-cell>
          <table:table-cell table:style-name="ce86"/>
          <table:table-cell table:style-name="ce86" office:value-type="string" calcext:value-type="string">
            <text:p>in</text:p>
          </table:table-cell>
          <table:table-cell table:style-name="ce86" office:value-type="string" calcext:value-type="string">
            <text:p>SHARE_DAC</text:p>
          </table:table-cell>
          <table:table-cell table:style-name="ce86" office:value-type="string" calcext:value-type="string">
            <text:p>PA4</text:p>
          </table:table-cell>
          <table:table-cell table:style-name="Default" table:number-columns-repeated="2"/>
          <table:table-cell table:style-name="ce86"/>
          <table:table-cell table:style-name="ce86" office:value-type="string" calcext:value-type="string">
            <text:p>TSC2_IO1</text:p>
          </table:table-cell>
          <table:table-cell table:style-name="ce86" table:number-columns-repeated="2"/>
          <table:table-cell table:style-name="ce86" office:value-type="string" calcext:value-type="string">
            <text:p>SPI1_NSS</text:p>
          </table:table-cell>
          <table:table-cell table:style-name="ce86" office:value-type="string" calcext:value-type="string">
            <text:p>USART2_CK</text:p>
          </table:table-cell>
          <table:table-cell table:style-name="ce86" table:number-columns-repeated="6"/>
          <table:table-cell/>
          <table:table-cell office:value-type="string" calcext:value-type="string">
            <text:p>EVENTOUT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COMP246_INM</text:p>
          </table:table-cell>
          <table:table-cell table:style-name="ce83" office:value-type="string" calcext:value-type="string">
            <text:p>DAC_OUT</text:p>
          </table:table-cell>
          <table:table-cell table:style-name="ce44" table:formula="of:=[.E7]" office:value-type="string" office:string-value="SHARE_DAC" calcext:value-type="string">
            <text:p>SHARE_DA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table:formula="of:=IF([.$AA7]=&quot;&quot;;IF([.$D7]=&quot;out&quot;;1;0);IF([.$AA7]=&quot;A&quot;;3;2))" office:value-type="float" office:value="3" calcext:value-type="float">
            <text:p>3</text:p>
          </table:table-cell>
          <table:table-cell table:formula="of:=IF([.$AC7]=&quot;&quot;;0;[.$AC7])" office:value-type="float" office:value="0" calcext:value-type="float">
            <text:p>0</text:p>
          </table:table-cell>
          <table:table-cell table:formula="of:=IF([.$AB7]=&quot;H&quot;;1;IF([.$AB7]=&quot;L&quot;;2;0))" office:value-type="float" office:value="0" calcext:value-type="float">
            <text:p>0</text:p>
          </table:table-cell>
          <table:table-cell table:formula="of:=IF([.$AB7]=1;1;0)" office:value-type="float" office:value="0" calcext:value-type="float">
            <text:p>0</text:p>
          </table:table-cell>
          <table:table-cell table:formula="of:=IF(OR([.$AA7]=&quot;&quot;;[.$AA7]=&quot;A&quot;);0;[.$AA7])" office:value-type="float" office:value="0" calcext:value-type="float">
            <text:p>0</text:p>
          </table:table-cell>
          <table:table-cell table:formula="of:=VALUE(MID([.$F7];3;2))" office:value-type="float" office:value="4" calcext:value-type="float">
            <text:p>4</text:p>
          </table:table-cell>
          <table:table-cell table:formula="of:=2^[.AJ7]" office:value-type="float" office:value="16" calcext:value-type="float">
            <text:p>16</text:p>
          </table:table-cell>
          <table:table-cell table:formula="of:=2^(2*[.AJ7])" office:value-type="float" office:value="256" calcext:value-type="float">
            <text:p>256</text:p>
          </table:table-cell>
          <table:table-cell table:formula="of:=2^(4*IF([.AJ7]&lt;8;[.AJ7];[.AJ7]-8))" office:value-type="float" office:value="65536" calcext:value-type="float">
            <text:p>6553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15" calcext:value-type="float">
            <text:p>15</text:p>
          </table:table-cell>
          <table:table-cell table:style-name="ce86"/>
          <table:table-cell table:style-name="ce86" office:value-type="string" calcext:value-type="string">
            <text:p>in</text:p>
          </table:table-cell>
          <table:table-cell table:style-name="ce86" office:value-type="string" calcext:value-type="string">
            <text:p>SHARE_ADC</text:p>
          </table:table-cell>
          <table:table-cell table:style-name="ce86" office:value-type="string" calcext:value-type="string">
            <text:p>PA5</text:p>
          </table:table-cell>
          <table:table-cell table:style-name="ce86"/>
          <table:table-cell table:style-name="ce86" office:value-type="string" calcext:value-type="string">
            <text:p>TIM2_CH1_ETR</text:p>
          </table:table-cell>
          <table:table-cell table:style-name="Default"/>
          <table:table-cell table:style-name="ce86" office:value-type="string" calcext:value-type="string">
            <text:p>TSC2_IO2</text:p>
          </table:table-cell>
          <table:table-cell table:style-name="ce86" table:number-columns-repeated="10"/>
          <table:table-cell/>
          <table:table-cell office:value-type="string" calcext:value-type="string">
            <text:p>EVENTOUT</text:p>
          </table:table-cell>
          <table:table-cell table:style-name="ce43" office:value-type="string" calcext:value-type="string">
            <text:p>XXX!</text:p>
          </table:table-cell>
          <table:table-cell table:style-name="Default"/>
          <table:table-cell table:style-name="ce86" office:value-type="string" calcext:value-type="string">
            <text:p>OPAMP2_INM</text:p>
          </table:table-cell>
          <table:table-cell table:style-name="ce44" table:formula="of:=[.E8]" office:value-type="string" office:string-value="SHARE_ADC" calcext:value-type="string">
            <text:p>SHARE_AD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table:formula="of:=IF([.$AA8]=&quot;&quot;;IF([.$D8]=&quot;out&quot;;1;0);IF([.$AA8]=&quot;A&quot;;3;2))" office:value-type="float" office:value="3" calcext:value-type="float">
            <text:p>3</text:p>
          </table:table-cell>
          <table:table-cell table:formula="of:=IF([.$AC8]=&quot;&quot;;0;[.$AC8])" office:value-type="float" office:value="0" calcext:value-type="float">
            <text:p>0</text:p>
          </table:table-cell>
          <table:table-cell table:formula="of:=IF([.$AB8]=&quot;H&quot;;1;IF([.$AB8]=&quot;L&quot;;2;0))" office:value-type="float" office:value="0" calcext:value-type="float">
            <text:p>0</text:p>
          </table:table-cell>
          <table:table-cell table:formula="of:=IF([.$AB8]=1;1;0)" office:value-type="float" office:value="0" calcext:value-type="float">
            <text:p>0</text:p>
          </table:table-cell>
          <table:table-cell table:formula="of:=IF(OR([.$AA8]=&quot;&quot;;[.$AA8]=&quot;A&quot;);0;[.$AA8])" office:value-type="float" office:value="0" calcext:value-type="float">
            <text:p>0</text:p>
          </table:table-cell>
          <table:table-cell table:formula="of:=VALUE(MID([.$F8];3;2))" office:value-type="float" office:value="5" calcext:value-type="float">
            <text:p>5</text:p>
          </table:table-cell>
          <table:table-cell table:formula="of:=2^[.AJ8]" office:value-type="float" office:value="32" calcext:value-type="float">
            <text:p>32</text:p>
          </table:table-cell>
          <table:table-cell table:formula="of:=2^(2*[.AJ8])" office:value-type="float" office:value="1024" calcext:value-type="float">
            <text:p>1024</text:p>
          </table:table-cell>
          <table:table-cell table:formula="of:=2^(4*IF([.AJ8]&lt;8;[.AJ8];[.AJ8]-8))" office:value-type="float" office:value="1048576" calcext:value-type="float">
            <text:p>104857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16" calcext:value-type="float">
            <text:p>16</text:p>
          </table:table-cell>
          <table:table-cell table:style-name="ce86"/>
          <table:table-cell table:style-name="ce86" office:value-type="string" calcext:value-type="string">
            <text:p>in</text:p>
          </table:table-cell>
          <table:table-cell table:style-name="ce86" office:value-type="string" calcext:value-type="string">
            <text:p>ACTL_ADC</text:p>
          </table:table-cell>
          <table:table-cell table:style-name="ce86" office:value-type="string" calcext:value-type="string">
            <text:p>PA6</text:p>
          </table:table-cell>
          <table:table-cell table:style-name="ce86"/>
          <table:table-cell table:style-name="ce86" office:value-type="string" calcext:value-type="string">
            <text:p>TIM16_CH1</text:p>
          </table:table-cell>
          <table:table-cell table:style-name="Default"/>
          <table:table-cell table:style-name="ce86" office:value-type="string" calcext:value-type="string">
            <text:p>TSC2_IO3</text:p>
          </table:table-cell>
          <table:table-cell table:style-name="ce86"/>
          <table:table-cell table:style-name="Default"/>
          <table:table-cell table:style-name="ce86" office:value-type="string" calcext:value-type="string">
            <text:p>TIM1_BKIN</text:p>
          </table:table-cell>
          <table:table-cell table:style-name="ce86" table:number-columns-repeated="7"/>
          <table:table-cell/>
          <table:table-cell office:value-type="string" calcext:value-type="string">
            <text:p>EVENTOUT</text:p>
          </table:table-cell>
          <table:table-cell table:style-name="ce83" office:value-type="string" calcext:value-type="string">
            <text:p>ADC_IN10</text:p>
          </table:table-cell>
          <table:table-cell table:style-name="Default"/>
          <table:table-cell table:style-name="ce86" office:value-type="string" calcext:value-type="string">
            <text:p>OPAMP2_OUT</text:p>
          </table:table-cell>
          <table:table-cell table:style-name="ce44" table:formula="of:=[.E9]" office:value-type="string" office:string-value="ACTL_ADC" calcext:value-type="string">
            <text:p>ACTL_AD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table:formula="of:=IF([.$AA9]=&quot;&quot;;IF([.$D9]=&quot;out&quot;;1;0);IF([.$AA9]=&quot;A&quot;;3;2))" office:value-type="float" office:value="3" calcext:value-type="float">
            <text:p>3</text:p>
          </table:table-cell>
          <table:table-cell table:formula="of:=IF([.$AC9]=&quot;&quot;;0;[.$AC9])" office:value-type="float" office:value="0" calcext:value-type="float">
            <text:p>0</text:p>
          </table:table-cell>
          <table:table-cell table:formula="of:=IF([.$AB9]=&quot;H&quot;;1;IF([.$AB9]=&quot;L&quot;;2;0))" office:value-type="float" office:value="0" calcext:value-type="float">
            <text:p>0</text:p>
          </table:table-cell>
          <table:table-cell table:formula="of:=IF([.$AB9]=1;1;0)" office:value-type="float" office:value="0" calcext:value-type="float">
            <text:p>0</text:p>
          </table:table-cell>
          <table:table-cell table:formula="of:=IF(OR([.$AA9]=&quot;&quot;;[.$AA9]=&quot;A&quot;);0;[.$AA9])" office:value-type="float" office:value="0" calcext:value-type="float">
            <text:p>0</text:p>
          </table:table-cell>
          <table:table-cell table:formula="of:=VALUE(MID([.$F9];3;2))" office:value-type="float" office:value="6" calcext:value-type="float">
            <text:p>6</text:p>
          </table:table-cell>
          <table:table-cell table:formula="of:=2^[.AJ9]" office:value-type="float" office:value="64" calcext:value-type="float">
            <text:p>64</text:p>
          </table:table-cell>
          <table:table-cell table:formula="of:=2^(2*[.AJ9])" office:value-type="float" office:value="4096" calcext:value-type="float">
            <text:p>4096</text:p>
          </table:table-cell>
          <table:table-cell table:formula="of:=2^(4*IF([.AJ9]&lt;8;[.AJ9];[.AJ9]-8))" office:value-type="float" office:value="16777216" calcext:value-type="float">
            <text:p>1677721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17" calcext:value-type="float">
            <text:p>17</text:p>
          </table:table-cell>
          <table:table-cell table:style-name="ce81"/>
          <table:table-cell table:style-name="ce86" office:value-type="string" calcext:value-type="string">
            <text:p>in</text:p>
          </table:table-cell>
          <table:table-cell table:style-name="ce86" office:value-type="string" calcext:value-type="string">
            <text:p>FAST_ADC</text:p>
          </table:table-cell>
          <table:table-cell table:style-name="ce86" office:value-type="string" calcext:value-type="string">
            <text:p>PA7</text:p>
          </table:table-cell>
          <table:table-cell table:style-name="ce86"/>
          <table:table-cell table:style-name="ce86" office:value-type="string" calcext:value-type="string">
            <text:p>TIM17_CH1</text:p>
          </table:table-cell>
          <table:table-cell table:style-name="Default"/>
          <table:table-cell table:style-name="ce86" office:value-type="string" calcext:value-type="string">
            <text:p>TSC2_IO4</text:p>
          </table:table-cell>
          <table:table-cell table:style-name="ce86"/>
          <table:table-cell table:style-name="Default"/>
          <table:table-cell table:style-name="ce86" office:value-type="string" calcext:value-type="string">
            <text:p>TIM1_CH1N</text:p>
          </table:table-cell>
          <table:table-cell table:style-name="ce86" table:number-columns-repeated="7"/>
          <table:table-cell/>
          <table:table-cell office:value-type="string" calcext:value-type="string">
            <text:p>EVENTOUT</text:p>
          </table:table-cell>
          <table:table-cell table:style-name="ce85" office:value-type="string" calcext:value-type="string">
            <text:p>ADC_IN15</text:p>
          </table:table-cell>
          <table:table-cell office:value-type="string" calcext:value-type="string">
            <text:p>COMP2_INP</text:p>
          </table:table-cell>
          <table:table-cell table:style-name="ce86" office:value-type="string" calcext:value-type="string">
            <text:p>OPAMP2_INP</text:p>
          </table:table-cell>
          <table:table-cell table:style-name="ce44" table:formula="of:=[.E10]" office:value-type="string" office:string-value="FAST_ADC" calcext:value-type="string">
            <text:p>FAST_AD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table:formula="of:=IF([.$AA10]=&quot;&quot;;IF([.$D10]=&quot;out&quot;;1;0);IF([.$AA10]=&quot;A&quot;;3;2))" office:value-type="float" office:value="3" calcext:value-type="float">
            <text:p>3</text:p>
          </table:table-cell>
          <table:table-cell table:formula="of:=IF([.$AC10]=&quot;&quot;;0;[.$AC10])" office:value-type="float" office:value="0" calcext:value-type="float">
            <text:p>0</text:p>
          </table:table-cell>
          <table:table-cell table:formula="of:=IF([.$AB10]=&quot;H&quot;;1;IF([.$AB10]=&quot;L&quot;;2;0))" office:value-type="float" office:value="0" calcext:value-type="float">
            <text:p>0</text:p>
          </table:table-cell>
          <table:table-cell table:formula="of:=IF([.$AB10]=1;1;0)" office:value-type="float" office:value="0" calcext:value-type="float">
            <text:p>0</text:p>
          </table:table-cell>
          <table:table-cell table:formula="of:=IF(OR([.$AA10]=&quot;&quot;;[.$AA10]=&quot;A&quot;);0;[.$AA10])" office:value-type="float" office:value="0" calcext:value-type="float">
            <text:p>0</text:p>
          </table:table-cell>
          <table:table-cell table:formula="of:=VALUE(MID([.$F10];3;2))" office:value-type="float" office:value="7" calcext:value-type="float">
            <text:p>7</text:p>
          </table:table-cell>
          <table:table-cell table:formula="of:=2^[.AJ10]" office:value-type="float" office:value="128" calcext:value-type="float">
            <text:p>128</text:p>
          </table:table-cell>
          <table:table-cell table:formula="of:=2^(2*[.AJ10])" office:value-type="float" office:value="16384" calcext:value-type="float">
            <text:p>16384</text:p>
          </table:table-cell>
          <table:table-cell table:formula="of:=2^(4*IF([.AJ10]&lt;8;[.AJ10];[.AJ10]-8))" office:value-type="float" office:value="268435456" calcext:value-type="float">
            <text:p>26843545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29" calcext:value-type="float">
            <text:p>29</text:p>
          </table:table-cell>
          <table:table-cell table:style-name="ce81"/>
          <table:table-cell table:style-name="ce86"/>
          <table:table-cell table:style-name="ce86" office:value-type="string" calcext:value-type="string">
            <text:p>(MCO)</text:p>
          </table:table-cell>
          <table:table-cell table:style-name="ce86" office:value-type="string" calcext:value-type="string">
            <text:p>PA8</text:p>
          </table:table-cell>
          <table:table-cell table:style-name="ce86" office:value-type="string" calcext:value-type="string">
            <text:p>MCO</text:p>
          </table:table-cell>
          <table:table-cell table:style-name="Default" table:number-columns-repeated="2"/>
          <table:table-cell table:style-name="ce86" office:value-type="string" calcext:value-type="string">
            <text:p>I2C3_SCL</text:p>
          </table:table-cell>
          <table:table-cell table:style-name="ce86" office:value-type="string" calcext:value-type="string">
            <text:p>I2C2_SMB</text:p>
          </table:table-cell>
          <table:table-cell table:style-name="ce86" office:value-type="string" calcext:value-type="string">
            <text:p>I2S2_MCK</text:p>
          </table:table-cell>
          <table:table-cell table:style-name="ce86" office:value-type="string" calcext:value-type="string">
            <text:p>TIM1_CH1</text:p>
          </table:table-cell>
          <table:table-cell table:style-name="ce86" office:value-type="string" calcext:value-type="string">
            <text:p>USART1_CK</text:p>
          </table:table-cell>
          <table:table-cell table:style-name="ce86" table:number-columns-repeated="6"/>
          <table:table-cell/>
          <table:table-cell office:value-type="string" calcext:value-type="string">
            <text:p>EVENTOUT</text:p>
          </table:table-cell>
          <table:table-cell table:number-columns-repeated="2"/>
          <table:table-cell table:style-name="ce86"/>
          <table:table-cell table:style-name="ce44" table:formula="of:=[.E11]" office:value-type="string" office:string-value="(MCO)" calcext:value-type="string">
            <text:p>(MCO)</text:p>
          </table:table-cell>
          <table:table-cell table:number-columns-repeated="3"/>
          <table:table-cell table:style-name="ce84" office:value-type="float" office:value="0" calcext:value-type="float">
            <text:p>0</text:p>
          </table:table-cell>
          <table:table-cell table:formula="of:=IF([.$AA11]=&quot;&quot;;IF([.$D11]=&quot;out&quot;;1;0);IF([.$AA11]=&quot;A&quot;;3;2))" office:value-type="float" office:value="0" calcext:value-type="float">
            <text:p>0</text:p>
          </table:table-cell>
          <table:table-cell table:formula="of:=IF([.$AC11]=&quot;&quot;;0;[.$AC11])" office:value-type="float" office:value="0" calcext:value-type="float">
            <text:p>0</text:p>
          </table:table-cell>
          <table:table-cell table:formula="of:=IF([.$AB11]=&quot;H&quot;;1;IF([.$AB11]=&quot;L&quot;;2;0))" office:value-type="float" office:value="0" calcext:value-type="float">
            <text:p>0</text:p>
          </table:table-cell>
          <table:table-cell table:formula="of:=IF([.$AB11]=1;1;0)" office:value-type="float" office:value="0" calcext:value-type="float">
            <text:p>0</text:p>
          </table:table-cell>
          <table:table-cell table:formula="of:=IF(OR([.$AA11]=&quot;&quot;;[.$AA11]=&quot;A&quot;);0;[.$AA11])" office:value-type="float" office:value="0" calcext:value-type="float">
            <text:p>0</text:p>
          </table:table-cell>
          <table:table-cell table:formula="of:=VALUE(MID([.$F11];3;2))" office:value-type="float" office:value="8" calcext:value-type="float">
            <text:p>8</text:p>
          </table:table-cell>
          <table:table-cell table:formula="of:=2^[.AJ11]" office:value-type="float" office:value="256" calcext:value-type="float">
            <text:p>256</text:p>
          </table:table-cell>
          <table:table-cell table:formula="of:=2^(2*[.AJ11])" office:value-type="float" office:value="65536" calcext:value-type="float">
            <text:p>65536</text:p>
          </table:table-cell>
          <table:table-cell table:formula="of:=2^(4*IF([.AJ11]&lt;8;[.AJ11];[.AJ11]-8))" office:value-type="float" office:value="1" calcext:value-type="float">
            <text:p>1</text:p>
          </table:table-cell>
          <table:table-cell table:number-columns-repeated="5"/>
          <table:table-cell table:formula="of:=DEC2HEX(SUMPRODUCT([.AI11:.AI18];[.$AM11:.$AM18]);8)" office:value-type="string" office:string-value="0000B660" calcext:value-type="string">
            <text:p>0000B660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86" office:value-type="float" office:value="30" calcext:value-type="float">
            <text:p>30</text:p>
          </table:table-cell>
          <table:table-cell table:style-name="ce81"/>
          <table:table-cell table:style-name="ce86" office:value-type="string" calcext:value-type="string">
            <text:p>out</text:p>
          </table:table-cell>
          <table:table-cell table:style-name="ce86" office:value-type="string" calcext:value-type="string">
            <text:p>PW_ON</text:p>
          </table:table-cell>
          <table:table-cell table:style-name="ce86" office:value-type="string" calcext:value-type="string">
            <text:p>PA9</text:p>
          </table:table-cell>
          <table:table-cell table:style-name="Default" table:number-columns-repeated="2"/>
          <table:table-cell table:style-name="Default" office:value-type="string" calcext:value-type="string">
            <text:p>I2C3_SMB</text:p>
          </table:table-cell>
          <table:table-cell table:style-name="ce86" office:value-type="string" calcext:value-type="string">
            <text:p>TSC4_IO1</text:p>
          </table:table-cell>
          <table:table-cell table:style-name="ce86" office:value-type="string" calcext:value-type="string">
            <text:p>I2C2_SCL</text:p>
          </table:table-cell>
          <table:table-cell table:style-name="ce86" office:value-type="string" calcext:value-type="string">
            <text:p>I2S3_MCK</text:p>
          </table:table-cell>
          <table:table-cell table:style-name="ce83" office:value-type="string" calcext:value-type="string">
            <text:p>TIM1_CH2</text:p>
          </table:table-cell>
          <table:table-cell table:style-name="ce86" office:value-type="string" calcext:value-type="string">
            <text:p>USART1_TX</text:p>
          </table:table-cell>
          <table:table-cell table:style-name="ce86"/>
          <table:table-cell table:style-name="ce86" office:value-type="string" calcext:value-type="string">
            <text:p>TIM15_BKIN</text:p>
          </table:table-cell>
          <table:table-cell table:style-name="ce86" office:value-type="string" calcext:value-type="string">
            <text:p>TIM2_CH3</text:p>
          </table:table-cell>
          <table:table-cell table:style-name="ce86" table:number-columns-repeated="3"/>
          <table:table-cell/>
          <table:table-cell office:value-type="string" calcext:value-type="string">
            <text:p>EVENTOUT</text:p>
          </table:table-cell>
          <table:table-cell table:number-columns-repeated="2"/>
          <table:table-cell table:style-name="ce86"/>
          <table:table-cell table:style-name="ce44" table:formula="of:=[.E12]" office:value-type="string" office:string-value="PW_ON" calcext:value-type="string">
            <text:p>PW_O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formula="of:=IF([.$AA12]=&quot;&quot;;IF([.$D12]=&quot;out&quot;;1;0);IF([.$AA12]=&quot;A&quot;;3;2))" office:value-type="float" office:value="2" calcext:value-type="float">
            <text:p>2</text:p>
          </table:table-cell>
          <table:table-cell table:formula="of:=IF([.$AC12]=&quot;&quot;;0;[.$AC12])" office:value-type="float" office:value="0" calcext:value-type="float">
            <text:p>0</text:p>
          </table:table-cell>
          <table:table-cell table:formula="of:=IF([.$AB12]=&quot;H&quot;;1;IF([.$AB12]=&quot;L&quot;;2;0))" office:value-type="float" office:value="0" calcext:value-type="float">
            <text:p>0</text:p>
          </table:table-cell>
          <table:table-cell table:formula="of:=IF([.$AB12]=1;1;0)" office:value-type="float" office:value="0" calcext:value-type="float">
            <text:p>0</text:p>
          </table:table-cell>
          <table:table-cell table:formula="of:=IF(OR([.$AA12]=&quot;&quot;;[.$AA12]=&quot;A&quot;);0;[.$AA12])" office:value-type="float" office:value="6" calcext:value-type="float">
            <text:p>6</text:p>
          </table:table-cell>
          <table:table-cell table:formula="of:=VALUE(MID([.$F12];3;2))" office:value-type="float" office:value="9" calcext:value-type="float">
            <text:p>9</text:p>
          </table:table-cell>
          <table:table-cell table:formula="of:=2^[.AJ12]" office:value-type="float" office:value="512" calcext:value-type="float">
            <text:p>512</text:p>
          </table:table-cell>
          <table:table-cell table:formula="of:=2^(2*[.AJ12])" office:value-type="float" office:value="262144" calcext:value-type="float">
            <text:p>262144</text:p>
          </table:table-cell>
          <table:table-cell table:formula="of:=2^(4*IF([.AJ12]&lt;8;[.AJ12];[.AJ12]-8))"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31" calcext:value-type="float">
            <text:p>31</text:p>
          </table:table-cell>
          <table:table-cell table:style-name="ce81"/>
          <table:table-cell table:style-name="ce86" office:value-type="string" calcext:value-type="string">
            <text:p>in</text:p>
          </table:table-cell>
          <table:table-cell table:style-name="ce86" office:value-type="string" calcext:value-type="string">
            <text:p>BUS_SYNC</text:p>
          </table:table-cell>
          <table:table-cell table:style-name="ce86" office:value-type="string" calcext:value-type="string">
            <text:p>PA10</text:p>
          </table:table-cell>
          <table:table-cell table:style-name="Default"/>
          <table:table-cell table:style-name="ce86" office:value-type="string" calcext:value-type="string">
            <text:p>TIM17_BKIN</text:p>
          </table:table-cell>
          <table:table-cell table:style-name="Default"/>
          <table:table-cell table:style-name="ce86" office:value-type="string" calcext:value-type="string">
            <text:p>TSC4_IO2</text:p>
          </table:table-cell>
          <table:table-cell table:style-name="ce86" office:value-type="string" calcext:value-type="string">
            <text:p>I2C2_SDA</text:p>
          </table:table-cell>
          <table:table-cell table:style-name="ce86" office:value-type="string" calcext:value-type="string">
            <text:p>SPI2_MISO</text:p>
          </table:table-cell>
          <table:table-cell table:style-name="ce83" office:value-type="string" calcext:value-type="string">
            <text:p>TIM1_CH3</text:p>
          </table:table-cell>
          <table:table-cell table:style-name="ce86" office:value-type="string" calcext:value-type="string">
            <text:p>USART1_RX</text:p>
          </table:table-cell>
          <table:table-cell table:style-name="ce86" office:value-type="string" calcext:value-type="string">
            <text:p>COMP6_OUT</text:p>
          </table:table-cell>
          <table:table-cell table:style-name="ce86"/>
          <table:table-cell table:style-name="ce86" office:value-type="string" calcext:value-type="string">
            <text:p>TIM2_CH4</text:p>
          </table:table-cell>
          <table:table-cell table:style-name="ce86" table:number-columns-repeated="3"/>
          <table:table-cell/>
          <table:table-cell office:value-type="string" calcext:value-type="string">
            <text:p>EVENTOUT</text:p>
          </table:table-cell>
          <table:table-cell table:number-columns-repeated="2"/>
          <table:table-cell table:style-name="ce86"/>
          <table:table-cell table:style-name="ce44" table:formula="of:=[.E13]" office:value-type="string" office:string-value="BUS_SYNC" calcext:value-type="string">
            <text:p>BUS_SYN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formula="of:=IF([.$AA13]=&quot;&quot;;IF([.$D13]=&quot;out&quot;;1;0);IF([.$AA13]=&quot;A&quot;;3;2))" office:value-type="float" office:value="2" calcext:value-type="float">
            <text:p>2</text:p>
          </table:table-cell>
          <table:table-cell table:formula="of:=IF([.$AC13]=&quot;&quot;;0;[.$AC13])" office:value-type="float" office:value="0" calcext:value-type="float">
            <text:p>0</text:p>
          </table:table-cell>
          <table:table-cell table:formula="of:=IF([.$AB13]=&quot;H&quot;;1;IF([.$AB13]=&quot;L&quot;;2;0))" office:value-type="float" office:value="0" calcext:value-type="float">
            <text:p>0</text:p>
          </table:table-cell>
          <table:table-cell table:formula="of:=IF([.$AB13]=1;1;0)" office:value-type="float" office:value="0" calcext:value-type="float">
            <text:p>0</text:p>
          </table:table-cell>
          <table:table-cell table:formula="of:=IF(OR([.$AA13]=&quot;&quot;;[.$AA13]=&quot;A&quot;);0;[.$AA13])" office:value-type="float" office:value="6" calcext:value-type="float">
            <text:p>6</text:p>
          </table:table-cell>
          <table:table-cell table:formula="of:=VALUE(MID([.$F13];3;2))" office:value-type="float" office:value="10" calcext:value-type="float">
            <text:p>10</text:p>
          </table:table-cell>
          <table:table-cell table:formula="of:=2^[.AJ13]" office:value-type="float" office:value="1024" calcext:value-type="float">
            <text:p>1024</text:p>
          </table:table-cell>
          <table:table-cell table:formula="of:=2^(2*[.AJ13])" office:value-type="float" office:value="1048576" calcext:value-type="float">
            <text:p>1048576</text:p>
          </table:table-cell>
          <table:table-cell table:formula="of:=2^(4*IF([.AJ13]&lt;8;[.AJ13];[.AJ13]-8))" office:value-type="float" office:value="256" calcext:value-type="float">
            <text:p>25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32" calcext:value-type="float">
            <text:p>32</text:p>
          </table:table-cell>
          <table:table-cell table:style-name="ce81"/>
          <table:table-cell table:style-name="ce86" office:value-type="string" calcext:value-type="string">
            <text:p>out</text:p>
          </table:table-cell>
          <table:table-cell table:style-name="ce86" office:value-type="string" calcext:value-type="string">
            <text:p>PULSE</text:p>
          </table:table-cell>
          <table:table-cell table:style-name="ce86" office:value-type="string" calcext:value-type="string">
            <text:p>PA11</text:p>
          </table:table-cell>
          <table:table-cell table:style-name="ce86"/>
          <table:table-cell table:style-name="Default" table:number-columns-repeated="4"/>
          <table:table-cell table:style-name="ce86" office:value-type="string" calcext:value-type="string">
            <text:p>SPI2_MOSI</text:p>
          </table:table-cell>
          <table:table-cell table:style-name="ce86" office:value-type="string" calcext:value-type="string">
            <text:p>TIM1_CH1N</text:p>
          </table:table-cell>
          <table:table-cell table:style-name="ce86" office:value-type="string" calcext:value-type="string">
            <text:p>USART1_CTS</text:p>
          </table:table-cell>
          <table:table-cell table:style-name="ce86" table:number-columns-repeated="3"/>
          <table:table-cell table:style-name="ce83" office:value-type="string" calcext:value-type="string">
            <text:p>TIM1_CH4</text:p>
          </table:table-cell>
          <table:table-cell table:style-name="ce86" office:value-type="string" calcext:value-type="string">
            <text:p>TIM1_BKIN2</text:p>
          </table:table-cell>
          <table:table-cell table:style-name="ce86"/>
          <table:table-cell/>
          <table:table-cell office:value-type="string" calcext:value-type="string">
            <text:p>EVENTOUT</text:p>
          </table:table-cell>
          <table:table-cell table:number-columns-repeated="2"/>
          <table:table-cell table:style-name="ce86"/>
          <table:table-cell table:style-name="ce44" table:formula="of:=[.E14]" office:value-type="string" office:string-value="PULSE" calcext:value-type="string">
            <text:p>PULS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formula="of:=IF([.$AA14]=&quot;&quot;;IF([.$D14]=&quot;out&quot;;1;0);IF([.$AA14]=&quot;A&quot;;3;2))" office:value-type="float" office:value="2" calcext:value-type="float">
            <text:p>2</text:p>
          </table:table-cell>
          <table:table-cell table:formula="of:=IF([.$AC14]=&quot;&quot;;0;[.$AC14])" office:value-type="float" office:value="0" calcext:value-type="float">
            <text:p>0</text:p>
          </table:table-cell>
          <table:table-cell table:formula="of:=IF([.$AB14]=&quot;H&quot;;1;IF([.$AB14]=&quot;L&quot;;2;0))" office:value-type="float" office:value="0" calcext:value-type="float">
            <text:p>0</text:p>
          </table:table-cell>
          <table:table-cell table:formula="of:=IF([.$AB14]=1;1;0)" office:value-type="float" office:value="0" calcext:value-type="float">
            <text:p>0</text:p>
          </table:table-cell>
          <table:table-cell table:formula="of:=IF(OR([.$AA14]=&quot;&quot;;[.$AA14]=&quot;A&quot;);0;[.$AA14])" office:value-type="float" office:value="11" calcext:value-type="float">
            <text:p>11</text:p>
          </table:table-cell>
          <table:table-cell table:formula="of:=VALUE(MID([.$F14];3;2))" office:value-type="float" office:value="11" calcext:value-type="float">
            <text:p>11</text:p>
          </table:table-cell>
          <table:table-cell table:formula="of:=2^[.AJ14]" office:value-type="float" office:value="2048" calcext:value-type="float">
            <text:p>2048</text:p>
          </table:table-cell>
          <table:table-cell table:formula="of:=2^(2*[.AJ14])" office:value-type="float" office:value="4194304" calcext:value-type="float">
            <text:p>4194304</text:p>
          </table:table-cell>
          <table:table-cell table:formula="of:=2^(4*IF([.AJ14]&lt;8;[.AJ14];[.AJ14]-8))" office:value-type="float" office:value="4096" calcext:value-type="float">
            <text:p>409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33" calcext:value-type="float">
            <text:p>33</text:p>
          </table:table-cell>
          <table:table-cell table:style-name="ce81"/>
          <table:table-cell table:style-name="ce86" office:value-type="string" calcext:value-type="string">
            <text:p>out</text:p>
          </table:table-cell>
          <table:table-cell table:style-name="ce86" office:value-type="string" calcext:value-type="string">
            <text:p>TP1</text:p>
          </table:table-cell>
          <table:table-cell table:style-name="ce83" office:value-type="string" calcext:value-type="string">
            <text:p>PA12</text:p>
          </table:table-cell>
          <table:table-cell table:style-name="ce86"/>
          <table:table-cell table:style-name="ce87" office:value-type="string" calcext:value-type="string">
            <text:p>TIM16_CH1</text:p>
          </table:table-cell>
          <table:table-cell table:style-name="Default" table:number-columns-repeated="3"/>
          <table:table-cell table:style-name="ce86" office:value-type="string" calcext:value-type="string">
            <text:p>I2SCKIN</text:p>
          </table:table-cell>
          <table:table-cell table:style-name="ce86" office:value-type="string" calcext:value-type="string">
            <text:p>TIM1_CH2N</text:p>
          </table:table-cell>
          <table:table-cell table:style-name="ce86" office:value-type="string" calcext:value-type="string">
            <text:p>USART1_RTS</text:p>
          </table:table-cell>
          <table:table-cell table:style-name="ce86" office:value-type="string" calcext:value-type="string">
            <text:p>COMP2_OUT</text:p>
          </table:table-cell>
          <table:table-cell table:style-name="ce86" table:number-columns-repeated="2"/>
          <table:table-cell table:style-name="ce86" office:value-type="string" calcext:value-type="string">
            <text:p>TIM1_ETR</text:p>
          </table:table-cell>
          <table:table-cell table:style-name="ce86" table:number-columns-repeated="2"/>
          <table:table-cell/>
          <table:table-cell office:value-type="string" calcext:value-type="string">
            <text:p>EVENTOUT</text:p>
          </table:table-cell>
          <table:table-cell table:number-columns-repeated="2"/>
          <table:table-cell table:style-name="ce86"/>
          <table:table-cell table:style-name="ce44" table:formula="of:=[.E15]" office:value-type="string" office:string-value="TP1" calcext:value-type="string">
            <text:p>TP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4" office:value-type="float" office:value="0" calcext:value-type="float">
            <text:p>0</text:p>
          </table:table-cell>
          <table:table-cell table:formula="of:=IF([.$AA15]=&quot;&quot;;IF([.$D15]=&quot;out&quot;;1;0);IF([.$AA15]=&quot;A&quot;;3;2))" office:value-type="float" office:value="1" calcext:value-type="float">
            <text:p>1</text:p>
          </table:table-cell>
          <table:table-cell table:formula="of:=IF([.$AC15]=&quot;&quot;;0;[.$AC15])" office:value-type="float" office:value="0" calcext:value-type="float">
            <text:p>0</text:p>
          </table:table-cell>
          <table:table-cell table:formula="of:=IF([.$AB15]=&quot;H&quot;;1;IF([.$AB15]=&quot;L&quot;;2;0))" office:value-type="float" office:value="0" calcext:value-type="float">
            <text:p>0</text:p>
          </table:table-cell>
          <table:table-cell table:formula="of:=IF([.$AB15]=1;1;0)" office:value-type="float" office:value="1" calcext:value-type="float">
            <text:p>1</text:p>
          </table:table-cell>
          <table:table-cell table:formula="of:=IF(OR([.$AA15]=&quot;&quot;;[.$AA15]=&quot;A&quot;);0;[.$AA15])" office:value-type="float" office:value="0" calcext:value-type="float">
            <text:p>0</text:p>
          </table:table-cell>
          <table:table-cell table:formula="of:=VALUE(MID([.$F15];3;2))" office:value-type="float" office:value="12" calcext:value-type="float">
            <text:p>12</text:p>
          </table:table-cell>
          <table:table-cell table:formula="of:=2^[.AJ15]" office:value-type="float" office:value="4096" calcext:value-type="float">
            <text:p>4096</text:p>
          </table:table-cell>
          <table:table-cell table:formula="of:=2^(2*[.AJ15])" office:value-type="float" office:value="16777216" calcext:value-type="float">
            <text:p>16777216</text:p>
          </table:table-cell>
          <table:table-cell table:formula="of:=2^(4*IF([.AJ15]&lt;8;[.AJ15];[.AJ15]-8))" office:value-type="float" office:value="65536" calcext:value-type="float">
            <text:p>6553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34" calcext:value-type="float">
            <text:p>34</text:p>
          </table:table-cell>
          <table:table-cell table:style-name="ce86"/>
          <table:table-cell table:style-name="ce86" office:value-type="string" calcext:value-type="string">
            <text:p>inout</text:p>
          </table:table-cell>
          <table:table-cell table:style-name="ce86" office:value-type="string" calcext:value-type="string">
            <text:p>SWDIO</text:p>
          </table:table-cell>
          <table:table-cell table:style-name="ce86" office:value-type="string" calcext:value-type="string">
            <text:p>PA13</text:p>
          </table:table-cell>
          <table:table-cell table:style-name="ce83" office:value-type="string" calcext:value-type="string">
            <text:p>SWDIO/JTMS</text:p>
          </table:table-cell>
          <table:table-cell table:style-name="Default" office:value-type="string" calcext:value-type="string">
            <text:p>TIM16_CH1N</text:p>
          </table:table-cell>
          <table:table-cell table:style-name="ce86"/>
          <table:table-cell table:style-name="ce86" office:value-type="string" calcext:value-type="string">
            <text:p>TSC4_IO3</text:p>
          </table:table-cell>
          <table:table-cell table:style-name="ce86"/>
          <table:table-cell table:style-name="ce86" office:value-type="string" calcext:value-type="string">
            <text:p>IR_OUT</text:p>
          </table:table-cell>
          <table:table-cell table:style-name="ce86"/>
          <table:table-cell table:style-name="ce86" office:value-type="string" calcext:value-type="string">
            <text:p>USART3_CTS</text:p>
          </table:table-cell>
          <table:table-cell table:style-name="ce86" table:number-columns-repeated="6"/>
          <table:table-cell/>
          <table:table-cell office:value-type="string" calcext:value-type="string">
            <text:p>EVENTOUT</text:p>
          </table:table-cell>
          <table:table-cell table:number-columns-repeated="2"/>
          <table:table-cell table:style-name="ce86"/>
          <table:table-cell table:style-name="ce44" table:formula="of:=[.E16]" office:value-type="string" office:string-value="SWDIO" calcext:value-type="string">
            <text:p>SWDIO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H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0" calcext:value-type="float">
            <text:p>0</text:p>
          </table:table-cell>
          <table:table-cell table:formula="of:=IF([.$AA16]=&quot;&quot;;IF([.$D16]=&quot;out&quot;;1;0);IF([.$AA16]=&quot;A&quot;;3;2))" office:value-type="float" office:value="2" calcext:value-type="float">
            <text:p>2</text:p>
          </table:table-cell>
          <table:table-cell table:formula="of:=IF([.$AC16]=&quot;&quot;;0;[.$AC16])" office:value-type="float" office:value="3" calcext:value-type="float">
            <text:p>3</text:p>
          </table:table-cell>
          <table:table-cell table:formula="of:=IF([.$AB16]=&quot;H&quot;;1;IF([.$AB16]=&quot;L&quot;;2;0))" office:value-type="float" office:value="1" calcext:value-type="float">
            <text:p>1</text:p>
          </table:table-cell>
          <table:table-cell table:formula="of:=IF([.$AB16]=1;1;0)" office:value-type="float" office:value="0" calcext:value-type="float">
            <text:p>0</text:p>
          </table:table-cell>
          <table:table-cell table:formula="of:=IF(OR([.$AA16]=&quot;&quot;;[.$AA16]=&quot;A&quot;);0;[.$AA16])" office:value-type="float" office:value="0" calcext:value-type="float">
            <text:p>0</text:p>
          </table:table-cell>
          <table:table-cell table:formula="of:=VALUE(MID([.$F16];3;2))" office:value-type="float" office:value="13" calcext:value-type="float">
            <text:p>13</text:p>
          </table:table-cell>
          <table:table-cell table:formula="of:=2^[.AJ16]" office:value-type="float" office:value="8192" calcext:value-type="float">
            <text:p>8192</text:p>
          </table:table-cell>
          <table:table-cell table:formula="of:=2^(2*[.AJ16])" office:value-type="float" office:value="67108864" calcext:value-type="float">
            <text:p>67108864</text:p>
          </table:table-cell>
          <table:table-cell table:formula="of:=2^(4*IF([.AJ16]&lt;8;[.AJ16];[.AJ16]-8))" office:value-type="float" office:value="1048576" calcext:value-type="float">
            <text:p>104857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37" calcext:value-type="float">
            <text:p>37</text:p>
          </table:table-cell>
          <table:table-cell table:style-name="ce86"/>
          <table:table-cell table:style-name="ce86" office:value-type="string" calcext:value-type="string">
            <text:p>in</text:p>
          </table:table-cell>
          <table:table-cell table:style-name="ce86" office:value-type="string" calcext:value-type="string">
            <text:p>SWCLK</text:p>
          </table:table-cell>
          <table:table-cell table:style-name="ce86" office:value-type="string" calcext:value-type="string">
            <text:p>PA14</text:p>
          </table:table-cell>
          <table:table-cell table:style-name="ce83" office:value-type="string" calcext:value-type="string">
            <text:p>SWCLK/JTCK</text:p>
          </table:table-cell>
          <table:table-cell table:style-name="Default"/>
          <table:table-cell table:style-name="ce86"/>
          <table:table-cell table:style-name="ce86" office:value-type="string" calcext:value-type="string">
            <text:p>TSC4_IO4</text:p>
          </table:table-cell>
          <table:table-cell table:style-name="ce86" office:value-type="string" calcext:value-type="string">
            <text:p>I2C1_SDA</text:p>
          </table:table-cell>
          <table:table-cell table:style-name="ce86"/>
          <table:table-cell table:style-name="ce86" office:value-type="string" calcext:value-type="string">
            <text:p>TIM1_BKIN</text:p>
          </table:table-cell>
          <table:table-cell table:style-name="ce86" office:value-type="string" calcext:value-type="string">
            <text:p>USART2_TX</text:p>
          </table:table-cell>
          <table:table-cell table:style-name="ce86" table:number-columns-repeated="6"/>
          <table:table-cell/>
          <table:table-cell office:value-type="string" calcext:value-type="string">
            <text:p>EVENTOUT</text:p>
          </table:table-cell>
          <table:table-cell table:number-columns-repeated="2"/>
          <table:table-cell table:style-name="ce86"/>
          <table:table-cell table:style-name="ce44" table:formula="of:=[.E17]" office:value-type="string" office:string-value="SWCLK" calcext:value-type="string">
            <text:p>SWCLK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L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0" calcext:value-type="float">
            <text:p>0</text:p>
          </table:table-cell>
          <table:table-cell table:formula="of:=IF([.$AA17]=&quot;&quot;;IF([.$D17]=&quot;out&quot;;1;0);IF([.$AA17]=&quot;A&quot;;3;2))" office:value-type="float" office:value="2" calcext:value-type="float">
            <text:p>2</text:p>
          </table:table-cell>
          <table:table-cell table:formula="of:=IF([.$AC17]=&quot;&quot;;0;[.$AC17])" office:value-type="float" office:value="3" calcext:value-type="float">
            <text:p>3</text:p>
          </table:table-cell>
          <table:table-cell table:formula="of:=IF([.$AB17]=&quot;H&quot;;1;IF([.$AB17]=&quot;L&quot;;2;0))" office:value-type="float" office:value="2" calcext:value-type="float">
            <text:p>2</text:p>
          </table:table-cell>
          <table:table-cell table:formula="of:=IF([.$AB17]=1;1;0)" office:value-type="float" office:value="0" calcext:value-type="float">
            <text:p>0</text:p>
          </table:table-cell>
          <table:table-cell table:formula="of:=IF(OR([.$AA17]=&quot;&quot;;[.$AA17]=&quot;A&quot;);0;[.$AA17])" office:value-type="float" office:value="0" calcext:value-type="float">
            <text:p>0</text:p>
          </table:table-cell>
          <table:table-cell table:formula="of:=VALUE(MID([.$F17];3;2))" office:value-type="float" office:value="14" calcext:value-type="float">
            <text:p>14</text:p>
          </table:table-cell>
          <table:table-cell table:formula="of:=2^[.AJ17]" office:value-type="float" office:value="16384" calcext:value-type="float">
            <text:p>16384</text:p>
          </table:table-cell>
          <table:table-cell table:formula="of:=2^(2*[.AJ17])" office:value-type="float" office:value="268435456" calcext:value-type="float">
            <text:p>268435456</text:p>
          </table:table-cell>
          <table:table-cell table:formula="of:=2^(4*IF([.AJ17]&lt;8;[.AJ17];[.AJ17]-8))" office:value-type="float" office:value="16777216" calcext:value-type="float">
            <text:p>1677721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38" calcext:value-type="float">
            <text:p>38</text:p>
          </table:table-cell>
          <table:table-cell table:style-name="ce81"/>
          <table:table-cell table:style-name="ce86" office:value-type="string" calcext:value-type="string">
            <text:p>out</text:p>
          </table:table-cell>
          <table:table-cell table:style-name="ce86" office:value-type="string" calcext:value-type="string">
            <text:p>TP2</text:p>
          </table:table-cell>
          <table:table-cell table:style-name="ce83" office:value-type="string" calcext:value-type="string">
            <text:p>PA15</text:p>
          </table:table-cell>
          <table:table-cell table:style-name="ce86" office:value-type="string" calcext:value-type="string">
            <text:p>JTDI</text:p>
          </table:table-cell>
          <table:table-cell table:style-name="ce86" office:value-type="string" calcext:value-type="string">
            <text:p>TIM2_CH1_ETR</text:p>
          </table:table-cell>
          <table:table-cell table:style-name="Default"/>
          <table:table-cell table:style-name="ce86" office:value-type="string" calcext:value-type="string">
            <text:p>TSC_SYNC</text:p>
          </table:table-cell>
          <table:table-cell table:style-name="ce86" office:value-type="string" calcext:value-type="string">
            <text:p>I2C1_SCL</text:p>
          </table:table-cell>
          <table:table-cell table:style-name="ce86"/>
          <table:table-cell table:style-name="ce86" office:value-type="string" calcext:value-type="string">
            <text:p>SPI3_NSS</text:p>
          </table:table-cell>
          <table:table-cell table:style-name="ce86" office:value-type="string" calcext:value-type="string">
            <text:p>USART2_RX</text:p>
          </table:table-cell>
          <table:table-cell table:style-name="ce86"/>
          <table:table-cell table:style-name="ce86" office:value-type="string" calcext:value-type="string">
            <text:p>TIM1_BKIN</text:p>
          </table:table-cell>
          <table:table-cell table:style-name="ce86" table:number-columns-repeated="4"/>
          <table:table-cell/>
          <table:table-cell office:value-type="string" calcext:value-type="string">
            <text:p>EVENTOUT</text:p>
          </table:table-cell>
          <table:table-cell table:number-columns-repeated="2"/>
          <table:table-cell table:style-name="ce86"/>
          <table:table-cell table:style-name="ce44" table:formula="of:=[.E18]" office:value-type="string" office:string-value="TP2" calcext:value-type="string">
            <text:p>TP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4" office:value-type="float" office:value="0" calcext:value-type="float">
            <text:p>0</text:p>
          </table:table-cell>
          <table:table-cell table:formula="of:=IF([.$AA18]=&quot;&quot;;IF([.$D18]=&quot;out&quot;;1;0);IF([.$AA18]=&quot;A&quot;;3;2))" office:value-type="float" office:value="1" calcext:value-type="float">
            <text:p>1</text:p>
          </table:table-cell>
          <table:table-cell table:formula="of:=IF([.$AC18]=&quot;&quot;;0;[.$AC18])" office:value-type="float" office:value="0" calcext:value-type="float">
            <text:p>0</text:p>
          </table:table-cell>
          <table:table-cell table:formula="of:=IF([.$AB18]=&quot;H&quot;;1;IF([.$AB18]=&quot;L&quot;;2;0))" office:value-type="float" office:value="0" calcext:value-type="float">
            <text:p>0</text:p>
          </table:table-cell>
          <table:table-cell table:formula="of:=IF([.$AB18]=1;1;0)" office:value-type="float" office:value="1" calcext:value-type="float">
            <text:p>1</text:p>
          </table:table-cell>
          <table:table-cell table:formula="of:=IF(OR([.$AA18]=&quot;&quot;;[.$AA18]=&quot;A&quot;);0;[.$AA18])" office:value-type="float" office:value="0" calcext:value-type="float">
            <text:p>0</text:p>
          </table:table-cell>
          <table:table-cell table:formula="of:=VALUE(MID([.$F18];3;2))" office:value-type="float" office:value="15" calcext:value-type="float">
            <text:p>15</text:p>
          </table:table-cell>
          <table:table-cell table:formula="of:=2^[.AJ18]" office:value-type="float" office:value="32768" calcext:value-type="float">
            <text:p>32768</text:p>
          </table:table-cell>
          <table:table-cell table:formula="of:=2^(2*[.AJ18])" office:value-type="float" office:value="1073741824" calcext:value-type="float">
            <text:p>1073741824</text:p>
          </table:table-cell>
          <table:table-cell table:formula="of:=2^(4*IF([.AJ18]&lt;8;[.AJ18];[.AJ18]-8))" office:value-type="float" office:value="268435456" calcext:value-type="float">
            <text:p>26843545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18" calcext:value-type="float">
            <text:p>18</text:p>
          </table:table-cell>
          <table:table-cell table:style-name="ce81"/>
          <table:table-cell table:style-name="ce86" office:value-type="string" calcext:value-type="string">
            <text:p>in</text:p>
          </table:table-cell>
          <table:table-cell table:style-name="ce86" office:value-type="string" calcext:value-type="string">
            <text:p>DC_POS_ADC</text:p>
          </table:table-cell>
          <table:table-cell table:style-name="ce86" office:value-type="string" calcext:value-type="string">
            <text:p>PB0</text:p>
          </table:table-cell>
          <table:table-cell table:style-name="ce86" table:number-columns-repeated="2"/>
          <table:table-cell table:style-name="Default"/>
          <table:table-cell table:style-name="ce86" office:value-type="string" calcext:value-type="string">
            <text:p>TSC3_IO2</text:p>
          </table:table-cell>
          <table:table-cell table:style-name="ce86" table:number-columns-repeated="2"/>
          <table:table-cell table:style-name="ce86" office:value-type="string" calcext:value-type="string">
            <text:p>TIM1_CH2N</text:p>
          </table:table-cell>
          <table:table-cell table:style-name="ce86" table:number-columns-repeated="7"/>
          <table:table-cell/>
          <table:table-cell office:value-type="string" calcext:value-type="string">
            <text:p>EVENTOUT</text:p>
          </table:table-cell>
          <table:table-cell table:style-name="ce83" office:value-type="string" calcext:value-type="string">
            <text:p>ADC_IN11</text:p>
          </table:table-cell>
          <table:table-cell office:value-type="string" calcext:value-type="string">
            <text:p>COMP4_INP</text:p>
          </table:table-cell>
          <table:table-cell table:style-name="ce86" office:value-type="string" calcext:value-type="string">
            <text:p>OPAMP2_INP</text:p>
          </table:table-cell>
          <table:table-cell table:style-name="ce44" table:formula="of:=[.E19]" office:value-type="string" office:string-value="DC_POS_ADC" calcext:value-type="string">
            <text:p>DC_POS_AD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table:formula="of:=IF([.$AA19]=&quot;&quot;;IF([.$D19]=&quot;out&quot;;1;0);IF([.$AA19]=&quot;A&quot;;3;2))" office:value-type="float" office:value="3" calcext:value-type="float">
            <text:p>3</text:p>
          </table:table-cell>
          <table:table-cell table:formula="of:=IF([.$AC19]=&quot;&quot;;0;[.$AC19])" office:value-type="float" office:value="0" calcext:value-type="float">
            <text:p>0</text:p>
          </table:table-cell>
          <table:table-cell table:formula="of:=IF([.$AB19]=&quot;H&quot;;1;IF([.$AB19]=&quot;L&quot;;2;0))" office:value-type="float" office:value="0" calcext:value-type="float">
            <text:p>0</text:p>
          </table:table-cell>
          <table:table-cell table:formula="of:=IF([.$AB19]=1;1;0)" office:value-type="float" office:value="0" calcext:value-type="float">
            <text:p>0</text:p>
          </table:table-cell>
          <table:table-cell table:formula="of:=IF(OR([.$AA19]=&quot;&quot;;[.$AA19]=&quot;A&quot;);0;[.$AA19])" office:value-type="float" office:value="0" calcext:value-type="float">
            <text:p>0</text:p>
          </table:table-cell>
          <table:table-cell table:formula="of:=VALUE(MID([.$F19];3;2))" office:value-type="float" office:value="0" calcext:value-type="float">
            <text:p>0</text:p>
          </table:table-cell>
          <table:table-cell table:formula="of:=2^[.AJ19]" office:value-type="float" office:value="1" calcext:value-type="float">
            <text:p>1</text:p>
          </table:table-cell>
          <table:table-cell table:formula="of:=2^(2*[.AJ19])" office:value-type="float" office:value="1" calcext:value-type="float">
            <text:p>1</text:p>
          </table:table-cell>
          <table:table-cell table:formula="of:=2^(4*IF([.AJ19]&lt;8;[.AJ19];[.AJ19]-8))" office:value-type="float" office:value="1" calcext:value-type="float">
            <text:p>1</text:p>
          </table:table-cell>
          <table:table-cell table:formula="of:=BASE(SUMPRODUCT([.AE19:.AE34];[.$AL19:.$AL34]);16;8)" office:value-type="string" office:string-value="5CD0A29F" calcext:value-type="string">
            <text:p>5CD0A29F</text:p>
          </table:table-cell>
          <table:table-cell table:formula="of:=BASE(SUMPRODUCT([.AD19:.AD34];[.$AK19:.$AK34]);16;8)" office:value-type="string" office:string-value="00000000" calcext:value-type="string">
            <text:p>00000000</text:p>
          </table:table-cell>
          <table:table-cell table:formula="of:=BASE(SUMPRODUCT([.AF19:.AF34];[.$AL19:.$AL34]);16;8)" office:value-type="string" office:string-value="00000000" calcext:value-type="string">
            <text:p>00000000</text:p>
          </table:table-cell>
          <table:table-cell table:formula="of:=BASE(SUMPRODUCT([.AG19:.AG34];[.$AL19:.$AL34]);16;8)" office:value-type="string" office:string-value="00000100" calcext:value-type="string">
            <text:p>00000100</text:p>
          </table:table-cell>
          <table:table-cell table:formula="of:=BASE(SUMPRODUCT([.AH19:.AH34];[.$AK19:.$AK34]);16;8)" office:value-type="string" office:string-value="0000C008" calcext:value-type="string">
            <text:p>0000C008</text:p>
          </table:table-cell>
          <table:table-cell table:formula="of:=BASE(SUMPRODUCT([.AI19:.AI26];[.$AM19:.$AM26]);16;8)" office:value-type="string" office:string-value="77077000" calcext:value-type="string">
            <text:p>77077000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86" office:value-type="float" office:value="19" calcext:value-type="float">
            <text:p>19</text:p>
          </table:table-cell>
          <table:table-cell table:style-name="ce81"/>
          <table:table-cell table:style-name="ce86" office:value-type="string" calcext:value-type="string">
            <text:p>in</text:p>
          </table:table-cell>
          <table:table-cell table:style-name="ce86" office:value-type="string" calcext:value-type="string">
            <text:p>DC_NEG_ADC</text:p>
          </table:table-cell>
          <table:table-cell table:style-name="ce86" office:value-type="string" calcext:value-type="string">
            <text:p>PB1</text:p>
          </table:table-cell>
          <table:table-cell table:style-name="ce86" table:number-columns-repeated="2"/>
          <table:table-cell table:style-name="Default"/>
          <table:table-cell table:style-name="ce86" office:value-type="string" calcext:value-type="string">
            <text:p>TSC3_IO3</text:p>
          </table:table-cell>
          <table:table-cell table:style-name="ce86" table:number-columns-repeated="2"/>
          <table:table-cell table:style-name="ce86" office:value-type="string" calcext:value-type="string">
            <text:p>TIM1_CH3N</text:p>
          </table:table-cell>
          <table:table-cell table:style-name="ce86"/>
          <table:table-cell table:style-name="ce86" office:value-type="string" calcext:value-type="string">
            <text:p>COMP4_OUT</text:p>
          </table:table-cell>
          <table:table-cell table:style-name="ce86" table:number-columns-repeated="5"/>
          <table:table-cell/>
          <table:table-cell office:value-type="string" calcext:value-type="string">
            <text:p>EVENTOUT</text:p>
          </table:table-cell>
          <table:table-cell table:style-name="ce83" office:value-type="string" calcext:value-type="string">
            <text:p>ADC_IN12</text:p>
          </table:table-cell>
          <table:table-cell/>
          <table:table-cell table:style-name="ce86"/>
          <table:table-cell table:style-name="ce44" table:formula="of:=[.E20]" office:value-type="string" office:string-value="DC_NEG_ADC" calcext:value-type="string">
            <text:p>DC_NEG_AD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table:formula="of:=IF([.$AA20]=&quot;&quot;;IF([.$D20]=&quot;out&quot;;1;0);IF([.$AA20]=&quot;A&quot;;3;2))" office:value-type="float" office:value="3" calcext:value-type="float">
            <text:p>3</text:p>
          </table:table-cell>
          <table:table-cell table:formula="of:=IF([.$AC20]=&quot;&quot;;0;[.$AC20])" office:value-type="float" office:value="0" calcext:value-type="float">
            <text:p>0</text:p>
          </table:table-cell>
          <table:table-cell table:formula="of:=IF([.$AB20]=&quot;H&quot;;1;IF([.$AB20]=&quot;L&quot;;2;0))" office:value-type="float" office:value="0" calcext:value-type="float">
            <text:p>0</text:p>
          </table:table-cell>
          <table:table-cell table:formula="of:=IF([.$AB20]=1;1;0)" office:value-type="float" office:value="0" calcext:value-type="float">
            <text:p>0</text:p>
          </table:table-cell>
          <table:table-cell table:formula="of:=IF(OR([.$AA20]=&quot;&quot;;[.$AA20]=&quot;A&quot;);0;[.$AA20])" office:value-type="float" office:value="0" calcext:value-type="float">
            <text:p>0</text:p>
          </table:table-cell>
          <table:table-cell table:formula="of:=VALUE(MID([.$F20];3;2))" office:value-type="float" office:value="1" calcext:value-type="float">
            <text:p>1</text:p>
          </table:table-cell>
          <table:table-cell table:formula="of:=2^[.AJ20]" office:value-type="float" office:value="2" calcext:value-type="float">
            <text:p>2</text:p>
          </table:table-cell>
          <table:table-cell table:formula="of:=2^(2*[.AJ20])" office:value-type="float" office:value="4" calcext:value-type="float">
            <text:p>4</text:p>
          </table:table-cell>
          <table:table-cell table:formula="of:=2^(4*IF([.AJ20]&lt;8;[.AJ20];[.AJ20]-8))"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/>
          <table:table-cell table:style-name="ce86" office:value-type="float" office:value="20" calcext:value-type="float">
            <text:p>20</text:p>
          </table:table-cell>
          <table:table-cell table:style-name="ce81"/>
          <table:table-cell table:style-name="ce86" office:value-type="string" calcext:value-type="string">
            <text:p>out</text:p>
          </table:table-cell>
          <table:table-cell table:style-name="ce86" office:value-type="string" calcext:value-type="string">
            <text:p>RLY1</text:p>
          </table:table-cell>
          <table:table-cell table:style-name="ce83" office:value-type="string" calcext:value-type="string">
            <text:p>PB2</text:p>
          </table:table-cell>
          <table:table-cell table:style-name="ce86" table:number-columns-repeated="3"/>
          <table:table-cell table:style-name="ce86" office:value-type="string" calcext:value-type="string">
            <text:p>TSC3_IO4</text:p>
          </table:table-cell>
          <table:table-cell table:style-name="ce86" table:number-columns-repeated="10"/>
          <table:table-cell/>
          <table:table-cell office:value-type="string" calcext:value-type="string">
            <text:p>EVENTOUT</text:p>
          </table:table-cell>
          <table:table-cell/>
          <table:table-cell office:value-type="string" calcext:value-type="string">
            <text:p>COMP4_INM</text:p>
          </table:table-cell>
          <table:table-cell/>
          <table:table-cell table:style-name="ce44" table:formula="of:=[.E21]" office:value-type="string" office:string-value="RLY1" calcext:value-type="string">
            <text:p>RLY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4" office:value-type="float" office:value="0" calcext:value-type="float">
            <text:p>0</text:p>
          </table:table-cell>
          <table:table-cell table:formula="of:=IF([.$AA21]=&quot;&quot;;IF([.$D21]=&quot;out&quot;;1;0);IF([.$AA21]=&quot;A&quot;;3;2))" office:value-type="float" office:value="1" calcext:value-type="float">
            <text:p>1</text:p>
          </table:table-cell>
          <table:table-cell table:formula="of:=IF([.$AC21]=&quot;&quot;;0;[.$AC21])" office:value-type="float" office:value="0" calcext:value-type="float">
            <text:p>0</text:p>
          </table:table-cell>
          <table:table-cell table:formula="of:=IF([.$AB21]=&quot;H&quot;;1;IF([.$AB21]=&quot;L&quot;;2;0))" office:value-type="float" office:value="0" calcext:value-type="float">
            <text:p>0</text:p>
          </table:table-cell>
          <table:table-cell table:formula="of:=IF([.$AB21]=1;1;0)" office:value-type="float" office:value="0" calcext:value-type="float">
            <text:p>0</text:p>
          </table:table-cell>
          <table:table-cell table:formula="of:=IF(OR([.$AA21]=&quot;&quot;;[.$AA21]=&quot;A&quot;);0;[.$AA21])" office:value-type="float" office:value="0" calcext:value-type="float">
            <text:p>0</text:p>
          </table:table-cell>
          <table:table-cell table:formula="of:=VALUE(MID([.$F21];3;2))" office:value-type="float" office:value="2" calcext:value-type="float">
            <text:p>2</text:p>
          </table:table-cell>
          <table:table-cell table:formula="of:=2^[.AJ21]" office:value-type="float" office:value="4" calcext:value-type="float">
            <text:p>4</text:p>
          </table:table-cell>
          <table:table-cell table:formula="of:=2^(2*[.AJ21])" office:value-type="float" office:value="16" calcext:value-type="float">
            <text:p>16</text:p>
          </table:table-cell>
          <table:table-cell table:formula="of:=2^(4*IF([.AJ21]&lt;8;[.AJ21];[.AJ21]-8))" office:value-type="float" office:value="256" calcext:value-type="float">
            <text:p>25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39" calcext:value-type="float">
            <text:p>39</text:p>
          </table:table-cell>
          <table:table-cell table:style-name="ce81"/>
          <table:table-cell table:style-name="ce86" office:value-type="string" calcext:value-type="string">
            <text:p>out</text:p>
          </table:table-cell>
          <table:table-cell table:style-name="ce86" office:value-type="string" calcext:value-type="string">
            <text:p>CHAIN_TX</text:p>
          </table:table-cell>
          <table:table-cell table:style-name="ce86" office:value-type="string" calcext:value-type="string">
            <text:p>PB3</text:p>
          </table:table-cell>
          <table:table-cell table:style-name="Default" office:value-type="string" calcext:value-type="string">
            <text:p>JTDO</text:p>
          </table:table-cell>
          <table:table-cell table:style-name="ce86" office:value-type="string" calcext:value-type="string">
            <text:p>TIM2_CH2</text:p>
          </table:table-cell>
          <table:table-cell table:style-name="Default"/>
          <table:table-cell table:style-name="ce86" office:value-type="string" calcext:value-type="string">
            <text:p>TSC5_IO1</text:p>
          </table:table-cell>
          <table:table-cell table:style-name="ce86" table:number-columns-repeated="2"/>
          <table:table-cell table:style-name="ce86" office:value-type="string" calcext:value-type="string">
            <text:p>SPI3_SCK</text:p>
          </table:table-cell>
          <table:table-cell table:style-name="ce83" office:value-type="string" calcext:value-type="string">
            <text:p>USART2_TX</text:p>
          </table:table-cell>
          <table:table-cell table:style-name="ce86" table:number-columns-repeated="6"/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style-name="ce44" table:formula="of:=[.E22]" office:value-type="string" office:string-value="CHAIN_TX" calcext:value-type="string">
            <text:p>CHAIN_TX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style-name="ce84" office:value-type="float" office:value="0" calcext:value-type="float">
            <text:p>0</text:p>
          </table:table-cell>
          <table:table-cell table:formula="of:=IF([.$AA22]=&quot;&quot;;IF([.$D22]=&quot;out&quot;;1;0);IF([.$AA22]=&quot;A&quot;;3;2))" office:value-type="float" office:value="2" calcext:value-type="float">
            <text:p>2</text:p>
          </table:table-cell>
          <table:table-cell table:formula="of:=IF([.$AC22]=&quot;&quot;;0;[.$AC22])" office:value-type="float" office:value="0" calcext:value-type="float">
            <text:p>0</text:p>
          </table:table-cell>
          <table:table-cell table:formula="of:=IF([.$AB22]=&quot;H&quot;;1;IF([.$AB22]=&quot;L&quot;;2;0))" office:value-type="float" office:value="0" calcext:value-type="float">
            <text:p>0</text:p>
          </table:table-cell>
          <table:table-cell table:formula="of:=IF([.$AB22]=1;1;0)" office:value-type="float" office:value="1" calcext:value-type="float">
            <text:p>1</text:p>
          </table:table-cell>
          <table:table-cell table:formula="of:=IF(OR([.$AA22]=&quot;&quot;;[.$AA22]=&quot;A&quot;);0;[.$AA22])" office:value-type="float" office:value="7" calcext:value-type="float">
            <text:p>7</text:p>
          </table:table-cell>
          <table:table-cell table:formula="of:=VALUE(MID([.$F22];3;2))" office:value-type="float" office:value="3" calcext:value-type="float">
            <text:p>3</text:p>
          </table:table-cell>
          <table:table-cell table:formula="of:=2^[.AJ22]" office:value-type="float" office:value="8" calcext:value-type="float">
            <text:p>8</text:p>
          </table:table-cell>
          <table:table-cell table:formula="of:=2^(2*[.AJ22])" office:value-type="float" office:value="64" calcext:value-type="float">
            <text:p>64</text:p>
          </table:table-cell>
          <table:table-cell table:formula="of:=2^(4*IF([.AJ22]&lt;8;[.AJ22];[.AJ22]-8))" office:value-type="float" office:value="4096" calcext:value-type="float">
            <text:p>409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40" calcext:value-type="float">
            <text:p>40</text:p>
          </table:table-cell>
          <table:table-cell table:style-name="ce81"/>
          <table:table-cell table:style-name="ce86" office:value-type="string" calcext:value-type="string">
            <text:p>in</text:p>
          </table:table-cell>
          <table:table-cell table:style-name="ce86" office:value-type="string" calcext:value-type="string">
            <text:p>CHAIN_RX</text:p>
          </table:table-cell>
          <table:table-cell table:style-name="ce86" office:value-type="string" calcext:value-type="string">
            <text:p>PB4</text:p>
          </table:table-cell>
          <table:table-cell table:style-name="Default" office:value-type="string" calcext:value-type="string">
            <text:p>JTRST</text:p>
          </table:table-cell>
          <table:table-cell table:style-name="ce86" office:value-type="string" calcext:value-type="string">
            <text:p>TIM16_CH1</text:p>
          </table:table-cell>
          <table:table-cell table:style-name="ce86"/>
          <table:table-cell table:style-name="ce86" office:value-type="string" calcext:value-type="string">
            <text:p>TSC5_IO2</text:p>
          </table:table-cell>
          <table:table-cell table:style-name="ce86" table:number-columns-repeated="2"/>
          <table:table-cell table:style-name="ce86" office:value-type="string" calcext:value-type="string">
            <text:p>SPI3_MISO</text:p>
          </table:table-cell>
          <table:table-cell table:style-name="ce83" office:value-type="string" calcext:value-type="string">
            <text:p>USART2_RX</text:p>
          </table:table-cell>
          <table:table-cell table:style-name="ce86" table:number-columns-repeated="2"/>
          <table:table-cell table:style-name="ce86" office:value-type="string" calcext:value-type="string">
            <text:p>TIM17_BKIN</text:p>
          </table:table-cell>
          <table:table-cell table:style-name="ce86" table:number-columns-repeated="3"/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style-name="ce44" table:formula="of:=[.E23]" office:value-type="string" office:string-value="CHAIN_RX" calcext:value-type="string">
            <text:p>CHAIN_R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/>
          <table:table-cell table:style-name="ce84" office:value-type="float" office:value="0" calcext:value-type="float">
            <text:p>0</text:p>
          </table:table-cell>
          <table:table-cell table:formula="of:=IF([.$AA23]=&quot;&quot;;IF([.$D23]=&quot;out&quot;;1;0);IF([.$AA23]=&quot;A&quot;;3;2))" office:value-type="float" office:value="2" calcext:value-type="float">
            <text:p>2</text:p>
          </table:table-cell>
          <table:table-cell table:formula="of:=IF([.$AC23]=&quot;&quot;;0;[.$AC23])" office:value-type="float" office:value="0" calcext:value-type="float">
            <text:p>0</text:p>
          </table:table-cell>
          <table:table-cell table:formula="of:=IF([.$AB23]=&quot;H&quot;;1;IF([.$AB23]=&quot;L&quot;;2;0))" office:value-type="float" office:value="1" calcext:value-type="float">
            <text:p>1</text:p>
          </table:table-cell>
          <table:table-cell table:formula="of:=IF([.$AB23]=1;1;0)" office:value-type="float" office:value="0" calcext:value-type="float">
            <text:p>0</text:p>
          </table:table-cell>
          <table:table-cell table:formula="of:=IF(OR([.$AA23]=&quot;&quot;;[.$AA23]=&quot;A&quot;);0;[.$AA23])" office:value-type="float" office:value="7" calcext:value-type="float">
            <text:p>7</text:p>
          </table:table-cell>
          <table:table-cell table:formula="of:=VALUE(MID([.$F23];3;2))" office:value-type="float" office:value="4" calcext:value-type="float">
            <text:p>4</text:p>
          </table:table-cell>
          <table:table-cell table:formula="of:=2^[.AJ23]" office:value-type="float" office:value="16" calcext:value-type="float">
            <text:p>16</text:p>
          </table:table-cell>
          <table:table-cell table:formula="of:=2^(2*[.AJ23])" office:value-type="float" office:value="256" calcext:value-type="float">
            <text:p>256</text:p>
          </table:table-cell>
          <table:table-cell table:formula="of:=2^(4*IF([.AJ23]&lt;8;[.AJ23];[.AJ23]-8))" office:value-type="float" office:value="65536" calcext:value-type="float">
            <text:p>6553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41" calcext:value-type="float">
            <text:p>41</text:p>
          </table:table-cell>
          <table:table-cell table:style-name="ce81"/>
          <table:table-cell table:style-name="ce86" table:number-columns-repeated="2"/>
          <table:table-cell table:style-name="ce86" office:value-type="string" calcext:value-type="string">
            <text:p>PB5</text:p>
          </table:table-cell>
          <table:table-cell table:style-name="Default"/>
          <table:table-cell table:style-name="ce86" office:value-type="string" calcext:value-type="string">
            <text:p>TIM16_BKIN</text:p>
          </table:table-cell>
          <table:table-cell table:style-name="ce86"/>
          <table:table-cell table:style-name="Default"/>
          <table:table-cell table:style-name="ce86" office:value-type="string" calcext:value-type="string">
            <text:p>I2C1_SMBA</text:p>
          </table:table-cell>
          <table:table-cell table:style-name="ce86"/>
          <table:table-cell table:style-name="ce86" office:value-type="string" calcext:value-type="string">
            <text:p>SPI3_MOSI</text:p>
          </table:table-cell>
          <table:table-cell table:style-name="ce86" office:value-type="string" calcext:value-type="string">
            <text:p>USART2_CK</text:p>
          </table:table-cell>
          <table:table-cell table:style-name="ce86" office:value-type="string" calcext:value-type="string">
            <text:p>I2C3_SDA</text:p>
          </table:table-cell>
          <table:table-cell table:style-name="ce86"/>
          <table:table-cell table:style-name="ce86" office:value-type="string" calcext:value-type="string">
            <text:p>TIM17_CH1</text:p>
          </table:table-cell>
          <table:table-cell table:style-name="ce86" table:number-columns-repeated="3"/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style-name="ce44" table:formula="of:=[.E24]" office:value-type="float" office:value="0" calcext:value-type="float">
            <text:p>0</text:p>
          </table:table-cell>
          <table:table-cell table:number-columns-repeated="3"/>
          <table:table-cell table:style-name="ce84" office:value-type="float" office:value="0" calcext:value-type="float">
            <text:p>0</text:p>
          </table:table-cell>
          <table:table-cell table:formula="of:=IF([.$AA24]=&quot;&quot;;IF([.$D24]=&quot;out&quot;;1;0);IF([.$AA24]=&quot;A&quot;;3;2))" office:value-type="float" office:value="0" calcext:value-type="float">
            <text:p>0</text:p>
          </table:table-cell>
          <table:table-cell table:formula="of:=IF([.$AC24]=&quot;&quot;;0;[.$AC24])" office:value-type="float" office:value="0" calcext:value-type="float">
            <text:p>0</text:p>
          </table:table-cell>
          <table:table-cell table:formula="of:=IF([.$AB24]=&quot;H&quot;;1;IF([.$AB24]=&quot;L&quot;;2;0))" office:value-type="float" office:value="0" calcext:value-type="float">
            <text:p>0</text:p>
          </table:table-cell>
          <table:table-cell table:formula="of:=IF([.$AB24]=1;1;0)" office:value-type="float" office:value="0" calcext:value-type="float">
            <text:p>0</text:p>
          </table:table-cell>
          <table:table-cell table:formula="of:=IF(OR([.$AA24]=&quot;&quot;;[.$AA24]=&quot;A&quot;);0;[.$AA24])" office:value-type="float" office:value="0" calcext:value-type="float">
            <text:p>0</text:p>
          </table:table-cell>
          <table:table-cell table:formula="of:=VALUE(MID([.$F24];3;2))" office:value-type="float" office:value="5" calcext:value-type="float">
            <text:p>5</text:p>
          </table:table-cell>
          <table:table-cell table:formula="of:=2^[.AJ24]" office:value-type="float" office:value="32" calcext:value-type="float">
            <text:p>32</text:p>
          </table:table-cell>
          <table:table-cell table:formula="of:=2^(2*[.AJ24])" office:value-type="float" office:value="1024" calcext:value-type="float">
            <text:p>1024</text:p>
          </table:table-cell>
          <table:table-cell table:formula="of:=2^(4*IF([.AJ24]&lt;8;[.AJ24];[.AJ24]-8))" office:value-type="float" office:value="1048576" calcext:value-type="float">
            <text:p>104857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42" calcext:value-type="float">
            <text:p>42</text:p>
          </table:table-cell>
          <table:table-cell table:style-name="ce86"/>
          <table:table-cell table:style-name="ce84" office:value-type="string" calcext:value-type="string">
            <text:p>out</text:p>
          </table:table-cell>
          <table:table-cell table:style-name="ce86" office:value-type="string" calcext:value-type="string">
            <text:p>BUS_TX</text:p>
          </table:table-cell>
          <table:table-cell table:style-name="ce86" office:value-type="string" calcext:value-type="string">
            <text:p>PB6</text:p>
          </table:table-cell>
          <table:table-cell table:style-name="Default"/>
          <table:table-cell table:style-name="ce86" office:value-type="string" calcext:value-type="string">
            <text:p>TIM16_CH1N</text:p>
          </table:table-cell>
          <table:table-cell table:style-name="Default"/>
          <table:table-cell table:style-name="ce86" office:value-type="string" calcext:value-type="string">
            <text:p>TSC5_IO3</text:p>
          </table:table-cell>
          <table:table-cell table:style-name="ce86" office:value-type="string" calcext:value-type="string">
            <text:p>I2C1_SCL</text:p>
          </table:table-cell>
          <table:table-cell table:style-name="ce86" table:number-columns-repeated="2"/>
          <table:table-cell table:style-name="ce83" office:value-type="string" calcext:value-type="string">
            <text:p>USART1_TX</text:p>
          </table:table-cell>
          <table:table-cell table:style-name="ce86" table:number-columns-repeated="4"/>
          <table:table-cell table:style-name="ce86" office:value-type="string" calcext:value-type="string">
            <text:p>TIM1_BKIN</text:p>
          </table:table-cell>
          <table:table-cell table:style-name="ce86"/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style-name="ce44" table:formula="of:=[.E25]" office:value-type="string" office:string-value="BUS_TX" calcext:value-type="string">
            <text:p>BUS_TX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table:formula="of:=IF([.$AA25]=&quot;&quot;;IF([.$D25]=&quot;out&quot;;1;0);IF([.$AA25]=&quot;A&quot;;3;2))" office:value-type="float" office:value="2" calcext:value-type="float">
            <text:p>2</text:p>
          </table:table-cell>
          <table:table-cell table:formula="of:=IF([.$AC25]=&quot;&quot;;0;[.$AC25])" office:value-type="float" office:value="0" calcext:value-type="float">
            <text:p>0</text:p>
          </table:table-cell>
          <table:table-cell table:formula="of:=IF([.$AB25]=&quot;H&quot;;1;IF([.$AB25]=&quot;L&quot;;2;0))" office:value-type="float" office:value="0" calcext:value-type="float">
            <text:p>0</text:p>
          </table:table-cell>
          <table:table-cell table:formula="of:=IF([.$AB25]=1;1;0)" office:value-type="float" office:value="0" calcext:value-type="float">
            <text:p>0</text:p>
          </table:table-cell>
          <table:table-cell table:formula="of:=IF(OR([.$AA25]=&quot;&quot;;[.$AA25]=&quot;A&quot;);0;[.$AA25])" office:value-type="float" office:value="7" calcext:value-type="float">
            <text:p>7</text:p>
          </table:table-cell>
          <table:table-cell table:formula="of:=VALUE(MID([.$F25];3;2))" office:value-type="float" office:value="6" calcext:value-type="float">
            <text:p>6</text:p>
          </table:table-cell>
          <table:table-cell table:formula="of:=2^[.AJ25]" office:value-type="float" office:value="64" calcext:value-type="float">
            <text:p>64</text:p>
          </table:table-cell>
          <table:table-cell table:formula="of:=2^(2*[.AJ25])" office:value-type="float" office:value="4096" calcext:value-type="float">
            <text:p>4096</text:p>
          </table:table-cell>
          <table:table-cell table:formula="of:=2^(4*IF([.AJ25]&lt;8;[.AJ25];[.AJ25]-8))" office:value-type="float" office:value="16777216" calcext:value-type="float">
            <text:p>1677721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43" calcext:value-type="float">
            <text:p>43</text:p>
          </table:table-cell>
          <table:table-cell table:style-name="ce86"/>
          <table:table-cell table:style-name="ce86" office:value-type="string" calcext:value-type="string">
            <text:p>in</text:p>
          </table:table-cell>
          <table:table-cell table:style-name="ce86" office:value-type="string" calcext:value-type="string">
            <text:p>BUS_RX</text:p>
          </table:table-cell>
          <table:table-cell table:style-name="ce86" office:value-type="string" calcext:value-type="string">
            <text:p>PB7</text:p>
          </table:table-cell>
          <table:table-cell table:style-name="Default"/>
          <table:table-cell table:style-name="ce86" office:value-type="string" calcext:value-type="string">
            <text:p>TIM17_CH1N</text:p>
          </table:table-cell>
          <table:table-cell table:style-name="Default"/>
          <table:table-cell table:style-name="ce86" office:value-type="string" calcext:value-type="string">
            <text:p>TSC5_IO4</text:p>
          </table:table-cell>
          <table:table-cell table:style-name="ce86" office:value-type="string" calcext:value-type="string">
            <text:p>I2C1_SDA</text:p>
          </table:table-cell>
          <table:table-cell table:style-name="ce86" table:number-columns-repeated="2"/>
          <table:table-cell table:style-name="ce83" office:value-type="string" calcext:value-type="string">
            <text:p>USART1_RX</text:p>
          </table:table-cell>
          <table:table-cell table:style-name="ce86" table:number-columns-repeated="6"/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style-name="ce44" table:formula="of:=[.E26]" office:value-type="string" office:string-value="BUS_RX" calcext:value-type="string">
            <text:p>BUS_RX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table:formula="of:=IF([.$AA26]=&quot;&quot;;IF([.$D26]=&quot;out&quot;;1;0);IF([.$AA26]=&quot;A&quot;;3;2))" office:value-type="float" office:value="2" calcext:value-type="float">
            <text:p>2</text:p>
          </table:table-cell>
          <table:table-cell table:formula="of:=IF([.$AC26]=&quot;&quot;;0;[.$AC26])" office:value-type="float" office:value="0" calcext:value-type="float">
            <text:p>0</text:p>
          </table:table-cell>
          <table:table-cell table:formula="of:=IF([.$AB26]=&quot;H&quot;;1;IF([.$AB26]=&quot;L&quot;;2;0))" office:value-type="float" office:value="0" calcext:value-type="float">
            <text:p>0</text:p>
          </table:table-cell>
          <table:table-cell table:formula="of:=IF([.$AB26]=1;1;0)" office:value-type="float" office:value="0" calcext:value-type="float">
            <text:p>0</text:p>
          </table:table-cell>
          <table:table-cell table:formula="of:=IF(OR([.$AA26]=&quot;&quot;;[.$AA26]=&quot;A&quot;);0;[.$AA26])" office:value-type="float" office:value="7" calcext:value-type="float">
            <text:p>7</text:p>
          </table:table-cell>
          <table:table-cell table:formula="of:=VALUE(MID([.$F26];3;2))" office:value-type="float" office:value="7" calcext:value-type="float">
            <text:p>7</text:p>
          </table:table-cell>
          <table:table-cell table:formula="of:=2^[.AJ26]" office:value-type="float" office:value="128" calcext:value-type="float">
            <text:p>128</text:p>
          </table:table-cell>
          <table:table-cell table:formula="of:=2^(2*[.AJ26])" office:value-type="float" office:value="16384" calcext:value-type="float">
            <text:p>16384</text:p>
          </table:table-cell>
          <table:table-cell table:formula="of:=2^(4*IF([.AJ26]&lt;8;[.AJ26];[.AJ26]-8))" office:value-type="float" office:value="268435456" calcext:value-type="float">
            <text:p>26843545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44" calcext:value-type="float">
            <text:p>44</text:p>
          </table:table-cell>
          <table:table-cell table:style-name="ce81"/>
          <table:table-cell table:style-name="ce86" table:number-columns-repeated="2"/>
          <table:table-cell table:style-name="ce86" office:value-type="string" calcext:value-type="string">
            <text:p>PB8</text:p>
          </table:table-cell>
          <table:table-cell table:style-name="ce86"/>
          <table:table-cell table:style-name="ce86" office:value-type="string" calcext:value-type="string">
            <text:p>TIM16_CH1</text:p>
          </table:table-cell>
          <table:table-cell table:style-name="Default"/>
          <table:table-cell table:style-name="ce86" office:value-type="string" calcext:value-type="string">
            <text:p>TSC_SYNC</text:p>
          </table:table-cell>
          <table:table-cell table:style-name="ce86" office:value-type="string" calcext:value-type="string">
            <text:p>I2C1_SCL</text:p>
          </table:table-cell>
          <table:table-cell table:style-name="ce86" table:number-columns-repeated="2"/>
          <table:table-cell table:style-name="ce86" office:value-type="string" calcext:value-type="string">
            <text:p>USART3_RX</text:p>
          </table:table-cell>
          <table:table-cell table:style-name="ce86" table:number-columns-repeated="6"/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style-name="ce44" table:formula="of:=[.E27]" office:value-type="float" office:value="0" calcext:value-type="float">
            <text:p>0</text:p>
          </table:table-cell>
          <table:table-cell table:number-columns-repeated="3"/>
          <table:table-cell table:style-name="ce84" office:value-type="float" office:value="0" calcext:value-type="float">
            <text:p>0</text:p>
          </table:table-cell>
          <table:table-cell table:formula="of:=IF([.$AA27]=&quot;&quot;;IF([.$D27]=&quot;out&quot;;1;0);IF([.$AA27]=&quot;A&quot;;3;2))" office:value-type="float" office:value="0" calcext:value-type="float">
            <text:p>0</text:p>
          </table:table-cell>
          <table:table-cell table:formula="of:=IF([.$AC27]=&quot;&quot;;0;[.$AC27])" office:value-type="float" office:value="0" calcext:value-type="float">
            <text:p>0</text:p>
          </table:table-cell>
          <table:table-cell table:formula="of:=IF([.$AB27]=&quot;H&quot;;1;IF([.$AB27]=&quot;L&quot;;2;0))" office:value-type="float" office:value="0" calcext:value-type="float">
            <text:p>0</text:p>
          </table:table-cell>
          <table:table-cell table:formula="of:=IF([.$AB27]=1;1;0)" office:value-type="float" office:value="0" calcext:value-type="float">
            <text:p>0</text:p>
          </table:table-cell>
          <table:table-cell table:formula="of:=IF(OR([.$AA27]=&quot;&quot;;[.$AA27]=&quot;A&quot;);0;[.$AA27])" office:value-type="float" office:value="0" calcext:value-type="float">
            <text:p>0</text:p>
          </table:table-cell>
          <table:table-cell table:formula="of:=VALUE(MID([.$F27];3;2))" office:value-type="float" office:value="8" calcext:value-type="float">
            <text:p>8</text:p>
          </table:table-cell>
          <table:table-cell table:formula="of:=2^[.AJ27]" office:value-type="float" office:value="256" calcext:value-type="float">
            <text:p>256</text:p>
          </table:table-cell>
          <table:table-cell table:formula="of:=2^(2*[.AJ27])" office:value-type="float" office:value="65536" calcext:value-type="float">
            <text:p>65536</text:p>
          </table:table-cell>
          <table:table-cell table:formula="of:=2^(4*IF([.AJ27]&lt;8;[.AJ27];[.AJ27]-8))" office:value-type="float" office:value="1" calcext:value-type="float">
            <text:p>1</text:p>
          </table:table-cell>
          <table:table-cell table:number-columns-repeated="5"/>
          <table:table-cell table:formula="of:=BASE(SUMPRODUCT([.AI27:.AI34];[.$AM27:.$AM34]);16;8)" office:value-type="string" office:string-value="00000000" calcext:value-type="string">
            <text:p>00000000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86" office:value-type="float" office:value="46" calcext:value-type="float">
            <text:p>46</text:p>
          </table:table-cell>
          <table:table-cell table:style-name="ce81"/>
          <table:table-cell table:style-name="ce86" table:number-columns-repeated="2"/>
          <table:table-cell table:style-name="ce86" office:value-type="string" calcext:value-type="string">
            <text:p>PB9</text:p>
          </table:table-cell>
          <table:table-cell table:style-name="ce86"/>
          <table:table-cell table:style-name="ce86" office:value-type="string" calcext:value-type="string">
            <text:p>TIM17_CH1</text:p>
          </table:table-cell>
          <table:table-cell table:style-name="ce86" table:number-columns-repeated="2"/>
          <table:table-cell table:style-name="ce86" office:value-type="string" calcext:value-type="string">
            <text:p>I2C1_SDA</text:p>
          </table:table-cell>
          <table:table-cell table:style-name="ce86"/>
          <table:table-cell table:style-name="ce86" office:value-type="string" calcext:value-type="string">
            <text:p>IROUT</text:p>
          </table:table-cell>
          <table:table-cell table:style-name="ce86" office:value-type="string" calcext:value-type="string">
            <text:p>USART3_TX</text:p>
          </table:table-cell>
          <table:table-cell table:style-name="ce86" office:value-type="string" calcext:value-type="string">
            <text:p>COMP2_OUT</text:p>
          </table:table-cell>
          <table:table-cell table:style-name="ce86" table:number-columns-repeated="5"/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style-name="ce44" table:formula="of:=[.E28]" office:value-type="float" office:value="0" calcext:value-type="float">
            <text:p>0</text:p>
          </table:table-cell>
          <table:table-cell table:number-columns-repeated="3"/>
          <table:table-cell table:style-name="ce84" office:value-type="float" office:value="0" calcext:value-type="float">
            <text:p>0</text:p>
          </table:table-cell>
          <table:table-cell table:formula="of:=IF([.$AA28]=&quot;&quot;;IF([.$D28]=&quot;out&quot;;1;0);IF([.$AA28]=&quot;A&quot;;3;2))" office:value-type="float" office:value="0" calcext:value-type="float">
            <text:p>0</text:p>
          </table:table-cell>
          <table:table-cell table:formula="of:=IF([.$AC28]=&quot;&quot;;0;[.$AC28])" office:value-type="float" office:value="0" calcext:value-type="float">
            <text:p>0</text:p>
          </table:table-cell>
          <table:table-cell table:formula="of:=IF([.$AB28]=&quot;H&quot;;1;IF([.$AB28]=&quot;L&quot;;2;0))" office:value-type="float" office:value="0" calcext:value-type="float">
            <text:p>0</text:p>
          </table:table-cell>
          <table:table-cell table:formula="of:=IF([.$AB28]=1;1;0)" office:value-type="float" office:value="0" calcext:value-type="float">
            <text:p>0</text:p>
          </table:table-cell>
          <table:table-cell table:formula="of:=IF(OR([.$AA28]=&quot;&quot;;[.$AA28]=&quot;A&quot;);0;[.$AA28])" office:value-type="float" office:value="0" calcext:value-type="float">
            <text:p>0</text:p>
          </table:table-cell>
          <table:table-cell table:formula="of:=VALUE(MID([.$F28];3;2))" office:value-type="float" office:value="9" calcext:value-type="float">
            <text:p>9</text:p>
          </table:table-cell>
          <table:table-cell table:formula="of:=2^[.AJ28]" office:value-type="float" office:value="512" calcext:value-type="float">
            <text:p>512</text:p>
          </table:table-cell>
          <table:table-cell table:formula="of:=2^(2*[.AJ28])" office:value-type="float" office:value="262144" calcext:value-type="float">
            <text:p>262144</text:p>
          </table:table-cell>
          <table:table-cell table:formula="of:=2^(4*IF([.AJ28]&lt;8;[.AJ28];[.AJ28]-8))"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21" calcext:value-type="float">
            <text:p>21</text:p>
          </table:table-cell>
          <table:table-cell table:style-name="ce81"/>
          <table:table-cell table:style-name="ce86" office:value-type="string" calcext:value-type="string">
            <text:p>out</text:p>
          </table:table-cell>
          <table:table-cell table:style-name="ce86" office:value-type="string" calcext:value-type="string">
            <text:p>RLY2</text:p>
          </table:table-cell>
          <table:table-cell table:style-name="ce83" office:value-type="string" calcext:value-type="string">
            <text:p>PB10</text:p>
          </table:table-cell>
          <table:table-cell table:style-name="ce86"/>
          <table:table-cell table:style-name="ce86" office:value-type="string" calcext:value-type="string">
            <text:p>TIM2_CH3</text:p>
          </table:table-cell>
          <table:table-cell table:style-name="ce86"/>
          <table:table-cell table:style-name="ce86" office:value-type="string" calcext:value-type="string">
            <text:p>TSC_SYNC</text:p>
          </table:table-cell>
          <table:table-cell table:style-name="ce86" table:number-columns-repeated="3"/>
          <table:table-cell table:style-name="ce86" office:value-type="string" calcext:value-type="string">
            <text:p>USART3_TX</text:p>
          </table:table-cell>
          <table:table-cell table:style-name="ce86" table:number-columns-repeated="6"/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style-name="ce44" table:formula="of:=[.E29]" office:value-type="string" office:string-value="RLY2" calcext:value-type="string">
            <text:p>RLY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4" office:value-type="float" office:value="0" calcext:value-type="float">
            <text:p>0</text:p>
          </table:table-cell>
          <table:table-cell table:formula="of:=IF([.$AA29]=&quot;&quot;;IF([.$D29]=&quot;out&quot;;1;0);IF([.$AA29]=&quot;A&quot;;3;2))" office:value-type="float" office:value="1" calcext:value-type="float">
            <text:p>1</text:p>
          </table:table-cell>
          <table:table-cell table:formula="of:=IF([.$AC29]=&quot;&quot;;0;[.$AC29])" office:value-type="float" office:value="0" calcext:value-type="float">
            <text:p>0</text:p>
          </table:table-cell>
          <table:table-cell table:formula="of:=IF([.$AB29]=&quot;H&quot;;1;IF([.$AB29]=&quot;L&quot;;2;0))" office:value-type="float" office:value="0" calcext:value-type="float">
            <text:p>0</text:p>
          </table:table-cell>
          <table:table-cell table:formula="of:=IF([.$AB29]=1;1;0)" office:value-type="float" office:value="0" calcext:value-type="float">
            <text:p>0</text:p>
          </table:table-cell>
          <table:table-cell table:formula="of:=IF(OR([.$AA29]=&quot;&quot;;[.$AA29]=&quot;A&quot;);0;[.$AA29])" office:value-type="float" office:value="0" calcext:value-type="float">
            <text:p>0</text:p>
          </table:table-cell>
          <table:table-cell table:formula="of:=VALUE(MID([.$F29];3;2))" office:value-type="float" office:value="10" calcext:value-type="float">
            <text:p>10</text:p>
          </table:table-cell>
          <table:table-cell table:formula="of:=2^[.AJ29]" office:value-type="float" office:value="1024" calcext:value-type="float">
            <text:p>1024</text:p>
          </table:table-cell>
          <table:table-cell table:formula="of:=2^(2*[.AJ29])" office:value-type="float" office:value="1048576" calcext:value-type="float">
            <text:p>1048576</text:p>
          </table:table-cell>
          <table:table-cell table:formula="of:=2^(4*IF([.AJ29]&lt;8;[.AJ29];[.AJ29]-8))" office:value-type="float" office:value="256" calcext:value-type="float">
            <text:p>25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22" calcext:value-type="float">
            <text:p>22</text:p>
          </table:table-cell>
          <table:table-cell table:style-name="ce81"/>
          <table:table-cell table:style-name="ce86" office:value-type="string" calcext:value-type="string">
            <text:p>in</text:p>
          </table:table-cell>
          <table:table-cell table:style-name="ce86" office:value-type="string" calcext:value-type="string">
            <text:p>ADC_T2</text:p>
          </table:table-cell>
          <table:table-cell table:style-name="ce86" office:value-type="string" calcext:value-type="string">
            <text:p>PB11</text:p>
          </table:table-cell>
          <table:table-cell table:style-name="ce86"/>
          <table:table-cell table:style-name="ce86" office:value-type="string" calcext:value-type="string">
            <text:p>TIM2_CH4</text:p>
          </table:table-cell>
          <table:table-cell table:style-name="ce86"/>
          <table:table-cell table:style-name="ce86" office:value-type="string" calcext:value-type="string">
            <text:p>TSC6_IO1</text:p>
          </table:table-cell>
          <table:table-cell table:style-name="ce86" table:number-columns-repeated="3"/>
          <table:table-cell table:style-name="ce86" office:value-type="string" calcext:value-type="string">
            <text:p>USART3_RX</text:p>
          </table:table-cell>
          <table:table-cell table:style-name="ce86" table:number-columns-repeated="6"/>
          <table:table-cell/>
          <table:table-cell office:value-type="string" calcext:value-type="string">
            <text:p>EVENTOUT</text:p>
          </table:table-cell>
          <table:table-cell table:style-name="ce83" office:value-type="string" calcext:value-type="string">
            <text:p>ADC_IN14</text:p>
          </table:table-cell>
          <table:table-cell office:value-type="string" calcext:value-type="string">
            <text:p>COMP6_INP</text:p>
          </table:table-cell>
          <table:table-cell/>
          <table:table-cell table:style-name="ce44" table:formula="of:=[.E30]" office:value-type="string" office:string-value="ADC_T2" calcext:value-type="string">
            <text:p>ADC_T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table:formula="of:=IF([.$AA30]=&quot;&quot;;IF([.$D30]=&quot;out&quot;;1;0);IF([.$AA30]=&quot;A&quot;;3;2))" office:value-type="float" office:value="3" calcext:value-type="float">
            <text:p>3</text:p>
          </table:table-cell>
          <table:table-cell table:formula="of:=IF([.$AC30]=&quot;&quot;;0;[.$AC30])" office:value-type="float" office:value="0" calcext:value-type="float">
            <text:p>0</text:p>
          </table:table-cell>
          <table:table-cell table:formula="of:=IF([.$AB30]=&quot;H&quot;;1;IF([.$AB30]=&quot;L&quot;;2;0))" office:value-type="float" office:value="0" calcext:value-type="float">
            <text:p>0</text:p>
          </table:table-cell>
          <table:table-cell table:formula="of:=IF([.$AB30]=1;1;0)" office:value-type="float" office:value="0" calcext:value-type="float">
            <text:p>0</text:p>
          </table:table-cell>
          <table:table-cell table:formula="of:=IF(OR([.$AA30]=&quot;&quot;;[.$AA30]=&quot;A&quot;);0;[.$AA30])" office:value-type="float" office:value="0" calcext:value-type="float">
            <text:p>0</text:p>
          </table:table-cell>
          <table:table-cell table:formula="of:=VALUE(MID([.$F30];3;2))" office:value-type="float" office:value="11" calcext:value-type="float">
            <text:p>11</text:p>
          </table:table-cell>
          <table:table-cell table:formula="of:=2^[.AJ30]" office:value-type="float" office:value="2048" calcext:value-type="float">
            <text:p>2048</text:p>
          </table:table-cell>
          <table:table-cell table:formula="of:=2^(2*[.AJ30])" office:value-type="float" office:value="4194304" calcext:value-type="float">
            <text:p>4194304</text:p>
          </table:table-cell>
          <table:table-cell table:formula="of:=2^(4*IF([.AJ30]&lt;8;[.AJ30];[.AJ30]-8))" office:value-type="float" office:value="4096" calcext:value-type="float">
            <text:p>409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25" calcext:value-type="float">
            <text:p>25</text:p>
          </table:table-cell>
          <table:table-cell table:style-name="ce81"/>
          <table:table-cell table:style-name="ce86" table:number-columns-repeated="2"/>
          <table:table-cell table:style-name="ce86" office:value-type="string" calcext:value-type="string">
            <text:p>PB12</text:p>
          </table:table-cell>
          <table:table-cell table:style-name="ce86"/>
          <table:table-cell table:style-name="Default"/>
          <table:table-cell table:style-name="ce86"/>
          <table:table-cell table:style-name="ce86" office:value-type="string" calcext:value-type="string">
            <text:p>TSC6_IO2</text:p>
          </table:table-cell>
          <table:table-cell table:style-name="ce86" office:value-type="string" calcext:value-type="string">
            <text:p>I2C2_SMB</text:p>
          </table:table-cell>
          <table:table-cell table:style-name="ce86" office:value-type="string" calcext:value-type="string">
            <text:p>SPI2_NSS</text:p>
          </table:table-cell>
          <table:table-cell table:style-name="ce86" office:value-type="string" calcext:value-type="string">
            <text:p>TIM1_BKIN</text:p>
          </table:table-cell>
          <table:table-cell table:style-name="ce86" office:value-type="string" calcext:value-type="string">
            <text:p>USART3_CK</text:p>
          </table:table-cell>
          <table:table-cell table:style-name="ce86" table:number-columns-repeated="6"/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style-name="ce44" table:formula="of:=[.E31]" office:value-type="float" office:value="0" calcext:value-type="float">
            <text:p>0</text:p>
          </table:table-cell>
          <table:table-cell table:number-columns-repeated="3"/>
          <table:table-cell table:style-name="ce84" office:value-type="float" office:value="0" calcext:value-type="float">
            <text:p>0</text:p>
          </table:table-cell>
          <table:table-cell table:formula="of:=IF([.$AA31]=&quot;&quot;;IF([.$D31]=&quot;out&quot;;1;0);IF([.$AA31]=&quot;A&quot;;3;2))" office:value-type="float" office:value="0" calcext:value-type="float">
            <text:p>0</text:p>
          </table:table-cell>
          <table:table-cell table:formula="of:=IF([.$AC31]=&quot;&quot;;0;[.$AC31])" office:value-type="float" office:value="0" calcext:value-type="float">
            <text:p>0</text:p>
          </table:table-cell>
          <table:table-cell table:formula="of:=IF([.$AB31]=&quot;H&quot;;1;IF([.$AB31]=&quot;L&quot;;2;0))" office:value-type="float" office:value="0" calcext:value-type="float">
            <text:p>0</text:p>
          </table:table-cell>
          <table:table-cell table:formula="of:=IF([.$AB31]=1;1;0)" office:value-type="float" office:value="0" calcext:value-type="float">
            <text:p>0</text:p>
          </table:table-cell>
          <table:table-cell table:formula="of:=IF(OR([.$AA31]=&quot;&quot;;[.$AA31]=&quot;A&quot;);0;[.$AA31])" office:value-type="float" office:value="0" calcext:value-type="float">
            <text:p>0</text:p>
          </table:table-cell>
          <table:table-cell table:formula="of:=VALUE(MID([.$F31];3;2))" office:value-type="float" office:value="12" calcext:value-type="float">
            <text:p>12</text:p>
          </table:table-cell>
          <table:table-cell table:formula="of:=2^[.AJ31]" office:value-type="float" office:value="4096" calcext:value-type="float">
            <text:p>4096</text:p>
          </table:table-cell>
          <table:table-cell table:formula="of:=2^(2*[.AJ31])" office:value-type="float" office:value="16777216" calcext:value-type="float">
            <text:p>16777216</text:p>
          </table:table-cell>
          <table:table-cell table:formula="of:=2^(4*IF([.AJ31]&lt;8;[.AJ31];[.AJ31]-8))" office:value-type="float" office:value="65536" calcext:value-type="float">
            <text:p>6553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26" calcext:value-type="float">
            <text:p>26</text:p>
          </table:table-cell>
          <table:table-cell table:style-name="ce81"/>
          <table:table-cell table:style-name="ce86" office:value-type="string" calcext:value-type="string">
            <text:p>in</text:p>
          </table:table-cell>
          <table:table-cell table:style-name="ce86" office:value-type="string" calcext:value-type="string">
            <text:p>ADC_T3</text:p>
          </table:table-cell>
          <table:table-cell table:style-name="ce86" office:value-type="string" calcext:value-type="string">
            <text:p>PB13</text:p>
          </table:table-cell>
          <table:table-cell table:style-name="ce86" table:number-columns-repeated="3"/>
          <table:table-cell table:style-name="ce86" office:value-type="string" calcext:value-type="string">
            <text:p>TSC6_IO3</text:p>
          </table:table-cell>
          <table:table-cell table:style-name="ce86"/>
          <table:table-cell table:style-name="ce86" office:value-type="string" calcext:value-type="string">
            <text:p>SPI2_SCK</text:p>
          </table:table-cell>
          <table:table-cell table:style-name="ce86" office:value-type="string" calcext:value-type="string">
            <text:p>TIM1_CH1N</text:p>
          </table:table-cell>
          <table:table-cell table:style-name="ce86" office:value-type="string" calcext:value-type="string">
            <text:p>USART3_CTS</text:p>
          </table:table-cell>
          <table:table-cell table:style-name="ce86" table:number-columns-repeated="6"/>
          <table:table-cell/>
          <table:table-cell office:value-type="string" calcext:value-type="string">
            <text:p>EVENTOUT</text:p>
          </table:table-cell>
          <table:table-cell table:style-name="ce83" office:value-type="string" calcext:value-type="string">
            <text:p>ADC_IN13</text:p>
          </table:table-cell>
          <table:table-cell table:number-columns-repeated="2"/>
          <table:table-cell table:style-name="ce44" table:formula="of:=[.E32]" office:value-type="string" office:string-value="ADC_T3" calcext:value-type="string">
            <text:p>ADC_T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table:formula="of:=IF([.$AA32]=&quot;&quot;;IF([.$D32]=&quot;out&quot;;1;0);IF([.$AA32]=&quot;A&quot;;3;2))" office:value-type="float" office:value="3" calcext:value-type="float">
            <text:p>3</text:p>
          </table:table-cell>
          <table:table-cell table:formula="of:=IF([.$AC32]=&quot;&quot;;0;[.$AC32])" office:value-type="float" office:value="0" calcext:value-type="float">
            <text:p>0</text:p>
          </table:table-cell>
          <table:table-cell table:formula="of:=IF([.$AB32]=&quot;H&quot;;1;IF([.$AB32]=&quot;L&quot;;2;0))" office:value-type="float" office:value="0" calcext:value-type="float">
            <text:p>0</text:p>
          </table:table-cell>
          <table:table-cell table:formula="of:=IF([.$AB32]=1;1;0)" office:value-type="float" office:value="0" calcext:value-type="float">
            <text:p>0</text:p>
          </table:table-cell>
          <table:table-cell table:formula="of:=IF(OR([.$AA32]=&quot;&quot;;[.$AA32]=&quot;A&quot;);0;[.$AA32])" office:value-type="float" office:value="0" calcext:value-type="float">
            <text:p>0</text:p>
          </table:table-cell>
          <table:table-cell table:formula="of:=VALUE(MID([.$F32];3;2))" office:value-type="float" office:value="13" calcext:value-type="float">
            <text:p>13</text:p>
          </table:table-cell>
          <table:table-cell table:formula="of:=2^[.AJ32]" office:value-type="float" office:value="8192" calcext:value-type="float">
            <text:p>8192</text:p>
          </table:table-cell>
          <table:table-cell table:formula="of:=2^(2*[.AJ32])" office:value-type="float" office:value="67108864" calcext:value-type="float">
            <text:p>67108864</text:p>
          </table:table-cell>
          <table:table-cell table:formula="of:=2^(4*IF([.AJ32]&lt;8;[.AJ32];[.AJ32]-8))" office:value-type="float" office:value="1048576" calcext:value-type="float">
            <text:p>104857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27" calcext:value-type="float">
            <text:p>27</text:p>
          </table:table-cell>
          <table:table-cell table:style-name="ce81"/>
          <table:table-cell table:style-name="ce86" office:value-type="string" calcext:value-type="string">
            <text:p>out</text:p>
          </table:table-cell>
          <table:table-cell table:style-name="ce86" office:value-type="string" calcext:value-type="string">
            <text:p>LED1</text:p>
          </table:table-cell>
          <table:table-cell table:style-name="ce83" office:value-type="string" calcext:value-type="string">
            <text:p>PB14</text:p>
          </table:table-cell>
          <table:table-cell table:style-name="ce86"/>
          <table:table-cell table:style-name="ce86" office:value-type="string" calcext:value-type="string">
            <text:p>TIM15_CH1</text:p>
          </table:table-cell>
          <table:table-cell table:style-name="ce86"/>
          <table:table-cell table:style-name="ce86" office:value-type="string" calcext:value-type="string">
            <text:p>TSC6_IO4</text:p>
          </table:table-cell>
          <table:table-cell table:style-name="ce86"/>
          <table:table-cell table:style-name="ce86" office:value-type="string" calcext:value-type="string">
            <text:p>SPI2_MISO</text:p>
          </table:table-cell>
          <table:table-cell table:style-name="ce86" office:value-type="string" calcext:value-type="string">
            <text:p>TIM1_CH2N</text:p>
          </table:table-cell>
          <table:table-cell table:style-name="ce86" office:value-type="string" calcext:value-type="string">
            <text:p>USART3_RTS</text:p>
          </table:table-cell>
          <table:table-cell table:style-name="ce86" table:number-columns-repeated="6"/>
          <table:table-cell/>
          <table:table-cell office:value-type="string" calcext:value-type="string">
            <text:p>EVENTOUT</text:p>
          </table:table-cell>
          <table:table-cell table:number-columns-repeated="2"/>
          <table:table-cell office:value-type="string" calcext:value-type="string">
            <text:p>OPAMP2_INP</text:p>
          </table:table-cell>
          <table:table-cell table:style-name="ce44" table:formula="of:=[.E33]" office:value-type="string" office:string-value="LED1" calcext:value-type="string">
            <text:p>LED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4" office:value-type="float" office:value="0" calcext:value-type="float">
            <text:p>0</text:p>
          </table:table-cell>
          <table:table-cell table:formula="of:=IF([.$AA33]=&quot;&quot;;IF([.$D33]=&quot;out&quot;;1;0);IF([.$AA33]=&quot;A&quot;;3;2))" office:value-type="float" office:value="1" calcext:value-type="float">
            <text:p>1</text:p>
          </table:table-cell>
          <table:table-cell table:formula="of:=IF([.$AC33]=&quot;&quot;;0;[.$AC33])" office:value-type="float" office:value="0" calcext:value-type="float">
            <text:p>0</text:p>
          </table:table-cell>
          <table:table-cell table:formula="of:=IF([.$AB33]=&quot;H&quot;;1;IF([.$AB33]=&quot;L&quot;;2;0))" office:value-type="float" office:value="0" calcext:value-type="float">
            <text:p>0</text:p>
          </table:table-cell>
          <table:table-cell table:formula="of:=IF([.$AB33]=1;1;0)" office:value-type="float" office:value="1" calcext:value-type="float">
            <text:p>1</text:p>
          </table:table-cell>
          <table:table-cell table:formula="of:=IF(OR([.$AA33]=&quot;&quot;;[.$AA33]=&quot;A&quot;);0;[.$AA33])" office:value-type="float" office:value="0" calcext:value-type="float">
            <text:p>0</text:p>
          </table:table-cell>
          <table:table-cell table:formula="of:=VALUE(MID([.$F33];3;2))" office:value-type="float" office:value="14" calcext:value-type="float">
            <text:p>14</text:p>
          </table:table-cell>
          <table:table-cell table:formula="of:=2^[.AJ33]" office:value-type="float" office:value="16384" calcext:value-type="float">
            <text:p>16384</text:p>
          </table:table-cell>
          <table:table-cell table:formula="of:=2^(2*[.AJ33])" office:value-type="float" office:value="268435456" calcext:value-type="float">
            <text:p>268435456</text:p>
          </table:table-cell>
          <table:table-cell table:formula="of:=2^(4*IF([.AJ33]&lt;8;[.AJ33];[.AJ33]-8))" office:value-type="float" office:value="16777216" calcext:value-type="float">
            <text:p>1677721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28" calcext:value-type="float">
            <text:p>28</text:p>
          </table:table-cell>
          <table:table-cell table:style-name="ce81"/>
          <table:table-cell table:style-name="ce86" office:value-type="string" calcext:value-type="string">
            <text:p>out</text:p>
          </table:table-cell>
          <table:table-cell table:style-name="ce86" office:value-type="string" calcext:value-type="string">
            <text:p>LED2</text:p>
          </table:table-cell>
          <table:table-cell table:style-name="ce83" office:value-type="string" calcext:value-type="string">
            <text:p>PB15</text:p>
          </table:table-cell>
          <table:table-cell table:style-name="ce86" office:value-type="string" calcext:value-type="string">
            <text:p>RTC_REFIN</text:p>
          </table:table-cell>
          <table:table-cell table:style-name="ce86" office:value-type="string" calcext:value-type="string">
            <text:p>TIM15_CH2</text:p>
          </table:table-cell>
          <table:table-cell table:style-name="ce86" office:value-type="string" calcext:value-type="string">
            <text:p>TIM15_CH1N</text:p>
          </table:table-cell>
          <table:table-cell table:style-name="ce86"/>
          <table:table-cell table:style-name="ce86" office:value-type="string" calcext:value-type="string">
            <text:p>TIM1_CH3N</text:p>
          </table:table-cell>
          <table:table-cell table:style-name="ce86" office:value-type="string" calcext:value-type="string">
            <text:p>SPI2_MOSI</text:p>
          </table:table-cell>
          <table:table-cell table:style-name="ce86" table:number-columns-repeated="8"/>
          <table:table-cell/>
          <table:table-cell office:value-type="string" calcext:value-type="string">
            <text:p>EVENTOUT</text:p>
          </table:table-cell>
          <table:table-cell table:number-columns-repeated="2"/>
          <table:table-cell office:value-type="string" calcext:value-type="string">
            <text:p>COMP6_INM</text:p>
          </table:table-cell>
          <table:table-cell table:style-name="ce44" table:formula="of:=[.E34]" office:value-type="string" office:string-value="LED2" calcext:value-type="string">
            <text:p>LED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4" office:value-type="float" office:value="0" calcext:value-type="float">
            <text:p>0</text:p>
          </table:table-cell>
          <table:table-cell table:formula="of:=IF([.$AA34]=&quot;&quot;;IF([.$D34]=&quot;out&quot;;1;0);IF([.$AA34]=&quot;A&quot;;3;2))" office:value-type="float" office:value="1" calcext:value-type="float">
            <text:p>1</text:p>
          </table:table-cell>
          <table:table-cell table:formula="of:=IF([.$AC34]=&quot;&quot;;0;[.$AC34])" office:value-type="float" office:value="0" calcext:value-type="float">
            <text:p>0</text:p>
          </table:table-cell>
          <table:table-cell table:formula="of:=IF([.$AB34]=&quot;H&quot;;1;IF([.$AB34]=&quot;L&quot;;2;0))" office:value-type="float" office:value="0" calcext:value-type="float">
            <text:p>0</text:p>
          </table:table-cell>
          <table:table-cell table:formula="of:=IF([.$AB34]=1;1;0)" office:value-type="float" office:value="1" calcext:value-type="float">
            <text:p>1</text:p>
          </table:table-cell>
          <table:table-cell table:formula="of:=IF(OR([.$AA34]=&quot;&quot;;[.$AA34]=&quot;A&quot;);0;[.$AA34])" office:value-type="float" office:value="0" calcext:value-type="float">
            <text:p>0</text:p>
          </table:table-cell>
          <table:table-cell table:formula="of:=VALUE(MID([.$F34];3;2))" office:value-type="float" office:value="15" calcext:value-type="float">
            <text:p>15</text:p>
          </table:table-cell>
          <table:table-cell table:formula="of:=2^[.AJ34]" office:value-type="float" office:value="32768" calcext:value-type="float">
            <text:p>32768</text:p>
          </table:table-cell>
          <table:table-cell table:formula="of:=2^(2*[.AJ34])" office:value-type="float" office:value="1073741824" calcext:value-type="float">
            <text:p>1073741824</text:p>
          </table:table-cell>
          <table:table-cell table:formula="of:=2^(4*IF([.AJ34]&lt;8;[.AJ34];[.AJ34]-8))" office:value-type="float" office:value="268435456" calcext:value-type="float">
            <text:p>26843545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2" calcext:value-type="float">
            <text:p>2</text:p>
          </table:table-cell>
          <table:table-cell table:style-name="ce81"/>
          <table:table-cell table:style-name="ce86" office:value-type="string" calcext:value-type="string">
            <text:p>out</text:p>
          </table:table-cell>
          <table:table-cell table:style-name="ce86" office:value-type="string" calcext:value-type="string">
            <text:p>FAULT</text:p>
          </table:table-cell>
          <table:table-cell table:style-name="ce83" office:value-type="string" calcext:value-type="string">
            <text:p>PC13</text:p>
          </table:table-cell>
          <table:table-cell table:style-name="ce86" table:number-columns-repeated="4"/>
          <table:table-cell table:style-name="ce86" office:value-type="string" calcext:value-type="string">
            <text:p>TIM1_CH1N</text:p>
          </table:table-cell>
          <table:table-cell table:style-name="ce86" table:number-columns-repeated="9"/>
          <table:table-cell table:number-columns-repeated="4"/>
          <table:table-cell office:value-type="string" calcext:value-type="string">
            <text:p>WKUP, RTC</text:p>
          </table:table-cell>
          <table:table-cell table:style-name="ce44" table:formula="of:=[.E35]" office:value-type="string" office:string-value="FAULT" calcext:value-type="string">
            <text:p>FAUL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4" office:value-type="float" office:value="1" calcext:value-type="float">
            <text:p>1</text:p>
          </table:table-cell>
          <table:table-cell table:formula="of:=IF([.$AA35]=&quot;&quot;;IF([.$D35]=&quot;out&quot;;1;0);IF([.$AA35]=&quot;A&quot;;3;2))" office:value-type="float" office:value="1" calcext:value-type="float">
            <text:p>1</text:p>
          </table:table-cell>
          <table:table-cell table:formula="of:=IF([.$AC35]=&quot;&quot;;0;[.$AC35])" office:value-type="float" office:value="0" calcext:value-type="float">
            <text:p>0</text:p>
          </table:table-cell>
          <table:table-cell table:formula="of:=IF([.$AB35]=&quot;H&quot;;1;IF([.$AB35]=&quot;L&quot;;2;0))" office:value-type="float" office:value="0" calcext:value-type="float">
            <text:p>0</text:p>
          </table:table-cell>
          <table:table-cell table:formula="of:=IF([.$AB35]=1;1;0)" office:value-type="float" office:value="1" calcext:value-type="float">
            <text:p>1</text:p>
          </table:table-cell>
          <table:table-cell table:formula="of:=IF(OR([.$AA35]=&quot;&quot;;[.$AA35]=&quot;A&quot;);0;[.$AA35])" office:value-type="float" office:value="0" calcext:value-type="float">
            <text:p>0</text:p>
          </table:table-cell>
          <table:table-cell table:formula="of:=VALUE(MID([.$F35];3;2))" office:value-type="float" office:value="13" calcext:value-type="float">
            <text:p>13</text:p>
          </table:table-cell>
          <table:table-cell table:formula="of:=2^[.AJ35]" office:value-type="float" office:value="8192" calcext:value-type="float">
            <text:p>8192</text:p>
          </table:table-cell>
          <table:table-cell table:formula="of:=2^(2*[.AJ35])" office:value-type="float" office:value="67108864" calcext:value-type="float">
            <text:p>67108864</text:p>
          </table:table-cell>
          <table:table-cell table:formula="of:=2^(4*IF([.AJ35]&lt;8;[.AJ35];[.AJ35]-8))" office:value-type="float" office:value="1048576" calcext:value-type="float">
            <text:p>1048576</text:p>
          </table:table-cell>
          <table:table-cell table:formula="of:=BASE(SUMPRODUCT([.AE35:.AE37];[.$AL35:.$AL37]);16;8)" office:value-type="string" office:string-value="04000000" calcext:value-type="string">
            <text:p>04000000</text:p>
          </table:table-cell>
          <table:table-cell table:formula="of:=BASE(SUMPRODUCT([.AD35:.AD37];[.$AK35:.$AK37]);16;8)" office:value-type="string" office:string-value="00002000" calcext:value-type="string">
            <text:p>00002000</text:p>
          </table:table-cell>
          <table:table-cell table:formula="of:=BASE(SUMPRODUCT([.AF35:.AF37];[.$AL35:.$AL37]);16;8)" office:value-type="string" office:string-value="00000000" calcext:value-type="string">
            <text:p>00000000</text:p>
          </table:table-cell>
          <table:table-cell table:formula="of:=BASE(SUMPRODUCT([.AG35:.AG37];[.$AL35:.$AL37]);16;8)" office:value-type="string" office:string-value="00000000" calcext:value-type="string">
            <text:p>00000000</text:p>
          </table:table-cell>
          <table:table-cell table:formula="of:=BASE(SUMPRODUCT([.AH35:.AH37];[.$AK35:.$AK37]);16;8)" office:value-type="string" office:string-value="00002000" calcext:value-type="string">
            <text:p>00002000</text:p>
          </table:table-cell>
          <table:table-cell table:formula="of:=BASE(SUMPRODUCT([.AI35:.AI37];[.$AM35:.$AM37]);16;8)" office:value-type="string" office:string-value="00000000" calcext:value-type="string">
            <text:p>00000000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86" office:value-type="float" office:value="3" calcext:value-type="float">
            <text:p>3</text:p>
          </table:table-cell>
          <table:table-cell table:style-name="ce81"/>
          <table:table-cell table:style-name="ce86" office:value-type="string" calcext:value-type="string">
            <text:p>in</text:p>
          </table:table-cell>
          <table:table-cell table:style-name="ce86" office:value-type="string" calcext:value-type="string">
            <text:p>NFAULT</text:p>
          </table:table-cell>
          <table:table-cell table:style-name="ce83" office:value-type="string" calcext:value-type="string">
            <text:p>PC14</text:p>
          </table:table-cell>
          <table:table-cell table:style-name="ce86" table:number-columns-repeated="14"/>
          <table:table-cell table:number-columns-repeated="4"/>
          <table:table-cell office:value-type="string" calcext:value-type="string">
            <text:p>OSC32_IN</text:p>
          </table:table-cell>
          <table:table-cell table:style-name="ce44" table:formula="of:=[.E36]" office:value-type="string" office:string-value="NFAULT" calcext:value-type="string">
            <text:p>NFAULT</text:p>
          </table:table-cell>
          <table:table-cell table:number-columns-repeated="3"/>
          <table:table-cell table:style-name="ce84" office:value-type="float" office:value="0" calcext:value-type="float">
            <text:p>0</text:p>
          </table:table-cell>
          <table:table-cell table:formula="of:=IF([.$AA36]=&quot;&quot;;IF([.$D36]=&quot;out&quot;;1;0);IF([.$AA36]=&quot;A&quot;;3;2))" office:value-type="float" office:value="0" calcext:value-type="float">
            <text:p>0</text:p>
          </table:table-cell>
          <table:table-cell table:formula="of:=IF([.$AC36]=&quot;&quot;;0;[.$AC36])" office:value-type="float" office:value="0" calcext:value-type="float">
            <text:p>0</text:p>
          </table:table-cell>
          <table:table-cell table:formula="of:=IF([.$AB36]=&quot;H&quot;;1;IF([.$AB36]=&quot;L&quot;;2;0))" office:value-type="float" office:value="0" calcext:value-type="float">
            <text:p>0</text:p>
          </table:table-cell>
          <table:table-cell table:formula="of:=IF([.$AB36]=1;1;0)" office:value-type="float" office:value="0" calcext:value-type="float">
            <text:p>0</text:p>
          </table:table-cell>
          <table:table-cell table:formula="of:=IF(OR([.$AA36]=&quot;&quot;;[.$AA36]=&quot;A&quot;);0;[.$AA36])" office:value-type="float" office:value="0" calcext:value-type="float">
            <text:p>0</text:p>
          </table:table-cell>
          <table:table-cell table:formula="of:=VALUE(MID([.$F36];3;2))" office:value-type="float" office:value="14" calcext:value-type="float">
            <text:p>14</text:p>
          </table:table-cell>
          <table:table-cell table:formula="of:=2^[.AJ36]" office:value-type="float" office:value="16384" calcext:value-type="float">
            <text:p>16384</text:p>
          </table:table-cell>
          <table:table-cell table:formula="of:=2^(2*[.AJ36])" office:value-type="float" office:value="268435456" calcext:value-type="float">
            <text:p>268435456</text:p>
          </table:table-cell>
          <table:table-cell table:formula="of:=2^(4*IF([.AJ36]&lt;8;[.AJ36];[.AJ36]-8))" office:value-type="float" office:value="16777216" calcext:value-type="float">
            <text:p>1677721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4" calcext:value-type="float">
            <text:p>4</text:p>
          </table:table-cell>
          <table:table-cell table:style-name="ce81"/>
          <table:table-cell table:style-name="ce86" table:number-columns-repeated="2"/>
          <table:table-cell table:style-name="ce86" office:value-type="string" calcext:value-type="string">
            <text:p>PC15</text:p>
          </table:table-cell>
          <table:table-cell table:style-name="Default"/>
          <table:table-cell table:style-name="ce86" table:number-columns-repeated="13"/>
          <table:table-cell table:number-columns-repeated="4"/>
          <table:table-cell office:value-type="string" calcext:value-type="string">
            <text:p>OSC32_OUT</text:p>
          </table:table-cell>
          <table:table-cell table:style-name="ce44" table:formula="of:=[.E37]" office:value-type="float" office:value="0" calcext:value-type="float">
            <text:p>0</text:p>
          </table:table-cell>
          <table:table-cell table:number-columns-repeated="3"/>
          <table:table-cell table:style-name="ce84" office:value-type="float" office:value="0" calcext:value-type="float">
            <text:p>0</text:p>
          </table:table-cell>
          <table:table-cell table:formula="of:=IF([.$AA37]=&quot;&quot;;IF([.$D37]=&quot;out&quot;;1;0);IF([.$AA37]=&quot;A&quot;;3;2))" office:value-type="float" office:value="0" calcext:value-type="float">
            <text:p>0</text:p>
          </table:table-cell>
          <table:table-cell table:formula="of:=IF([.$AC37]=&quot;&quot;;0;[.$AC37])" office:value-type="float" office:value="0" calcext:value-type="float">
            <text:p>0</text:p>
          </table:table-cell>
          <table:table-cell table:formula="of:=IF([.$AB37]=&quot;H&quot;;1;IF([.$AB37]=&quot;L&quot;;2;0))" office:value-type="float" office:value="0" calcext:value-type="float">
            <text:p>0</text:p>
          </table:table-cell>
          <table:table-cell table:formula="of:=IF([.$AB37]=1;1;0)" office:value-type="float" office:value="0" calcext:value-type="float">
            <text:p>0</text:p>
          </table:table-cell>
          <table:table-cell table:formula="of:=IF(OR([.$AA37]=&quot;&quot;;[.$AA37]=&quot;A&quot;);0;[.$AA37])" office:value-type="float" office:value="0" calcext:value-type="float">
            <text:p>0</text:p>
          </table:table-cell>
          <table:table-cell table:formula="of:=VALUE(MID([.$F37];3;2))" office:value-type="float" office:value="15" calcext:value-type="float">
            <text:p>15</text:p>
          </table:table-cell>
          <table:table-cell table:formula="of:=2^[.AJ37]" office:value-type="float" office:value="32768" calcext:value-type="float">
            <text:p>32768</text:p>
          </table:table-cell>
          <table:table-cell table:formula="of:=2^(2*[.AJ37])" office:value-type="float" office:value="1073741824" calcext:value-type="float">
            <text:p>1073741824</text:p>
          </table:table-cell>
          <table:table-cell table:formula="of:=2^(4*IF([.AJ37]&lt;8;[.AJ37];[.AJ37]-8))" office:value-type="float" office:value="268435456" calcext:value-type="float">
            <text:p>26843545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5" calcext:value-type="float">
            <text:p>5</text:p>
          </table:table-cell>
          <table:table-cell table:style-name="ce86"/>
          <table:table-cell table:style-name="ce86" office:value-type="string" calcext:value-type="string">
            <text:p>in</text:p>
          </table:table-cell>
          <table:table-cell table:style-name="ce86" office:value-type="string" calcext:value-type="string">
            <text:p>XI</text:p>
          </table:table-cell>
          <table:table-cell table:style-name="ce86" office:value-type="string" calcext:value-type="string">
            <text:p>PF0</text:p>
          </table:table-cell>
          <table:table-cell table:style-name="ce86"/>
          <table:table-cell table:style-name="ce90" table:number-columns-repeated="3"/>
          <table:table-cell table:style-name="ce86" office:value-type="string" calcext:value-type="string">
            <text:p>I2C2_SDA</text:p>
          </table:table-cell>
          <table:table-cell table:style-name="ce86" office:value-type="string" calcext:value-type="string">
            <text:p>SPI2_NSS</text:p>
          </table:table-cell>
          <table:table-cell table:style-name="ce86" office:value-type="string" calcext:value-type="string">
            <text:p>TIM1_CH3N</text:p>
          </table:table-cell>
          <table:table-cell table:style-name="ce86" table:number-columns-repeated="7"/>
          <table:table-cell table:number-columns-repeated="4"/>
          <table:table-cell table:style-name="ce83" office:value-type="string" calcext:value-type="string">
            <text:p>OSC_IN</text:p>
          </table:table-cell>
          <table:table-cell table:style-name="ce44" table:formula="of:=[.E38]" office:value-type="string" office:string-value="XI" calcext:value-type="string">
            <text:p>XI</text:p>
          </table:table-cell>
          <table:table-cell table:number-columns-repeated="3"/>
          <table:table-cell table:style-name="ce84" office:value-type="float" office:value="0" calcext:value-type="float">
            <text:p>0</text:p>
          </table:table-cell>
          <table:table-cell table:formula="of:=IF([.$AA38]=&quot;&quot;;IF([.$D38]=&quot;out&quot;;1;0);IF([.$AA38]=&quot;A&quot;;3;2))" office:value-type="float" office:value="0" calcext:value-type="float">
            <text:p>0</text:p>
          </table:table-cell>
          <table:table-cell table:formula="of:=IF([.$AC38]=&quot;&quot;;0;[.$AC38])" office:value-type="float" office:value="0" calcext:value-type="float">
            <text:p>0</text:p>
          </table:table-cell>
          <table:table-cell table:formula="of:=IF([.$AB38]=&quot;H&quot;;1;IF([.$AB38]=&quot;L&quot;;2;0))" office:value-type="float" office:value="0" calcext:value-type="float">
            <text:p>0</text:p>
          </table:table-cell>
          <table:table-cell table:formula="of:=IF([.$AB38]=1;1;0)" office:value-type="float" office:value="0" calcext:value-type="float">
            <text:p>0</text:p>
          </table:table-cell>
          <table:table-cell table:formula="of:=IF(OR([.$AA38]=&quot;&quot;;[.$AA38]=&quot;A&quot;);0;[.$AA38])" office:value-type="float" office:value="0" calcext:value-type="float">
            <text:p>0</text:p>
          </table:table-cell>
          <table:table-cell table:formula="of:=VALUE(MID([.$F38];3;2))" office:value-type="float" office:value="0" calcext:value-type="float">
            <text:p>0</text:p>
          </table:table-cell>
          <table:table-cell table:formula="of:=2^[.AJ38]" office:value-type="float" office:value="1" calcext:value-type="float">
            <text:p>1</text:p>
          </table:table-cell>
          <table:table-cell table:formula="of:=2^(2*[.AJ38])" office:value-type="float" office:value="1" calcext:value-type="float">
            <text:p>1</text:p>
          </table:table-cell>
          <table:table-cell table:formula="of:=2^(4*IF([.AJ38]&lt;8;[.AJ38];[.AJ38]-8))" office:value-type="float" office:value="1" calcext:value-type="float">
            <text:p>1</text:p>
          </table:table-cell>
          <table:table-cell table:formula="of:=BASE(SUMPRODUCT([.AE38:.AE39];[.$AL38:.$AL39]);16;8)" office:value-type="string" office:string-value="00000000" calcext:value-type="string">
            <text:p>00000000</text:p>
          </table:table-cell>
          <table:table-cell table:formula="of:=BASE(SUMPRODUCT([.AD38:.AD39];[.$AK38:.$AK39]);16;8)" office:value-type="string" office:string-value="00000000" calcext:value-type="string">
            <text:p>00000000</text:p>
          </table:table-cell>
          <table:table-cell table:formula="of:=BASE(SUMPRODUCT([.AF38:.AF39];[.$AL38:.$AL39]);16;8)" office:value-type="string" office:string-value="00000000" calcext:value-type="string">
            <text:p>00000000</text:p>
          </table:table-cell>
          <table:table-cell table:formula="of:=BASE(SUMPRODUCT([.AG38:.AG39];[.$AL38:.$AL39]);16;8)" office:value-type="string" office:string-value="00000000" calcext:value-type="string">
            <text:p>00000000</text:p>
          </table:table-cell>
          <table:table-cell table:formula="of:=BASE(SUMPRODUCT([.AH38:.AH39];[.$AK38:.$AK39]);16;8)" office:value-type="string" office:string-value="00000000" calcext:value-type="string">
            <text:p>00000000</text:p>
          </table:table-cell>
          <table:table-cell table:formula="of:=BASE(SUMPRODUCT([.AI38:.AI39];[.$AM38:.$AM39]);16;8)" office:value-type="string" office:string-value="00000000" calcext:value-type="string">
            <text:p>00000000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86" office:value-type="float" office:value="6" calcext:value-type="float">
            <text:p>6</text:p>
          </table:table-cell>
          <table:table-cell table:style-name="ce86"/>
          <table:table-cell table:style-name="ce84" office:value-type="string" calcext:value-type="string">
            <text:p>in</text:p>
          </table:table-cell>
          <table:table-cell table:style-name="ce86" office:value-type="string" calcext:value-type="string">
            <text:p>XO</text:p>
          </table:table-cell>
          <table:table-cell table:style-name="ce86" office:value-type="string" calcext:value-type="string">
            <text:p>PF1</text:p>
          </table:table-cell>
          <table:table-cell table:style-name="ce86" table:number-columns-repeated="2"/>
          <table:table-cell table:style-name="ce90" table:number-columns-repeated="2"/>
          <table:table-cell table:style-name="ce90" office:value-type="string" calcext:value-type="string">
            <text:p>I2C2_SCL</text:p>
          </table:table-cell>
          <table:table-cell table:style-name="ce86" office:value-type="string" calcext:value-type="string">
            <text:p>SPI2_SCK</text:p>
          </table:table-cell>
          <table:table-cell table:style-name="ce86" table:number-columns-repeated="8"/>
          <table:table-cell table:number-columns-repeated="4"/>
          <table:table-cell table:style-name="ce83" office:value-type="string" calcext:value-type="string">
            <text:p>OSC_OUT</text:p>
          </table:table-cell>
          <table:table-cell table:style-name="ce44" table:formula="of:=[.E39]" office:value-type="string" office:string-value="XO" calcext:value-type="string">
            <text:p>XO</text:p>
          </table:table-cell>
          <table:table-cell table:number-columns-repeated="3"/>
          <table:table-cell table:style-name="ce84" office:value-type="float" office:value="0" calcext:value-type="float">
            <text:p>0</text:p>
          </table:table-cell>
          <table:table-cell table:formula="of:=IF([.$AA39]=&quot;&quot;;IF([.$D39]=&quot;out&quot;;1;0);IF([.$AA39]=&quot;A&quot;;3;2))" office:value-type="float" office:value="0" calcext:value-type="float">
            <text:p>0</text:p>
          </table:table-cell>
          <table:table-cell table:formula="of:=IF([.$AC39]=&quot;&quot;;0;[.$AC39])" office:value-type="float" office:value="0" calcext:value-type="float">
            <text:p>0</text:p>
          </table:table-cell>
          <table:table-cell table:formula="of:=IF([.$AB39]=&quot;H&quot;;1;IF([.$AB39]=&quot;L&quot;;2;0))" office:value-type="float" office:value="0" calcext:value-type="float">
            <text:p>0</text:p>
          </table:table-cell>
          <table:table-cell table:formula="of:=IF([.$AB39]=1;1;0)" office:value-type="float" office:value="0" calcext:value-type="float">
            <text:p>0</text:p>
          </table:table-cell>
          <table:table-cell table:formula="of:=IF(OR([.$AA39]=&quot;&quot;;[.$AA39]=&quot;A&quot;);0;[.$AA39])" office:value-type="float" office:value="0" calcext:value-type="float">
            <text:p>0</text:p>
          </table:table-cell>
          <table:table-cell table:formula="of:=VALUE(MID([.$F39];3;2))" office:value-type="float" office:value="1" calcext:value-type="float">
            <text:p>1</text:p>
          </table:table-cell>
          <table:table-cell table:formula="of:=2^[.AJ39]" office:value-type="float" office:value="2" calcext:value-type="float">
            <text:p>2</text:p>
          </table:table-cell>
          <table:table-cell table:formula="of:=2^(2*[.AJ39])" office:value-type="float" office:value="4" calcext:value-type="float">
            <text:p>4</text:p>
          </table:table-cell>
          <table:table-cell table:formula="of:=2^(4*IF([.AJ39]&lt;8;[.AJ39];[.AJ39]-8))"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table:style-name="ce90"/>
          <table:table-cell table:style-name="ce86" table:number-columns-repeated="7"/>
          <table:table-cell table:style-name="ce90" table:number-columns-repeated="3"/>
          <table:table-cell table:style-name="ce86" table:number-columns-repeated="9"/>
          <table:table-cell table:number-columns-repeated="4"/>
          <table:table-cell table:style-name="ce86" table:number-columns-repeated="40"/>
        </table:table-row>
        <table:table-row table:style-name="ro1">
          <table:table-cell table:style-name="Default"/>
          <table:table-cell office:value-type="float" office:value="45" calcext:value-type="float">
            <text:p>45</text:p>
          </table:table-cell>
          <table:table-cell office:value-type="string" calcext:value-type="string">
            <text:p>Конфигурация</text:p>
          </table:table-cell>
          <table:table-cell/>
          <table:table-cell office:value-type="string" calcext:value-type="string">
            <text:p>BOOT0</text:p>
          </table:table-cell>
          <table:table-cell table:number-columns-repeated="20"/>
          <table:table-cell table:style-name="ce86"/>
          <table:table-cell table:number-columns-repeated="38"/>
        </table:table-row>
        <table:table-row table:style-name="ro1"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Сброс</text:p>
          </table:table-cell>
          <table:table-cell/>
          <table:table-cell office:value-type="string" calcext:value-type="string">
            <text:p>NRST</text:p>
          </table:table-cell>
          <table:table-cell table:number-columns-repeated="20"/>
          <table:table-cell table:style-name="ce86"/>
          <table:table-cell table:number-columns-repeated="38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Резервное питание</text:p>
          </table:table-cell>
          <table:table-cell/>
          <table:table-cell office:value-type="string" calcext:value-type="string">
            <text:p>VBAT</text:p>
          </table:table-cell>
          <table:table-cell table:number-columns-repeated="20"/>
          <table:table-cell table:style-name="ce86"/>
          <table:table-cell table:number-columns-repeated="38"/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office:value-type="string" calcext:value-type="string">
            <text:p>+3V3</text:p>
          </table:table-cell>
          <table:table-cell/>
          <table:table-cell office:value-type="string" calcext:value-type="string">
            <text:p>VCCA</text:p>
          </table:table-cell>
          <table:table-cell table:number-columns-repeated="20"/>
          <table:table-cell table:style-name="ce86"/>
          <table:table-cell table:number-columns-repeated="38"/>
        </table:table-row>
        <table:table-row table:style-name="ro1">
          <table:table-cell table:style-name="Default"/>
          <table:table-cell office:value-type="float" office:value="24" calcext:value-type="float">
            <text:p>24</text:p>
          </table:table-cell>
          <table:table-cell office:value-type="string" calcext:value-type="string">
            <text:p>+3V3</text:p>
          </table:table-cell>
          <table:table-cell/>
          <table:table-cell office:value-type="string" calcext:value-type="string">
            <text:p>VCC</text:p>
          </table:table-cell>
          <table:table-cell table:number-columns-repeated="20"/>
          <table:table-cell table:style-name="ce86"/>
          <table:table-cell table:number-columns-repeated="3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+3V3</text:p>
          </table:table-cell>
          <table:table-cell/>
          <table:table-cell office:value-type="string" calcext:value-type="string">
            <text:p>VCC</text:p>
          </table:table-cell>
          <table:table-cell table:number-columns-repeated="20"/>
          <table:table-cell table:style-name="ce86"/>
          <table:table-cell table:number-columns-repeated="38"/>
        </table:table-row>
        <table:table-row table:style-name="ro1">
          <table:table-cell table:style-name="Default"/>
          <table:table-cell office:value-type="float" office:value="48" calcext:value-type="float">
            <text:p>48</text:p>
          </table:table-cell>
          <table:table-cell office:value-type="string" calcext:value-type="string">
            <text:p>+3V3</text:p>
          </table:table-cell>
          <table:table-cell/>
          <table:table-cell office:value-type="string" calcext:value-type="string">
            <text:p>VCC</text:p>
          </table:table-cell>
          <table:table-cell table:number-columns-repeated="20"/>
          <table:table-cell table:style-name="ce86"/>
          <table:table-cell table:number-columns-repeated="38"/>
        </table:table-row>
        <table:table-row table:style-name="ro1">
          <table:table-cell table:style-name="Default"/>
          <table:table-cell office:value-type="float" office:value="8" calcext:value-type="float">
            <text:p>8</text:p>
          </table:table-cell>
          <table:table-cell office:value-type="string" calcext:value-type="string">
            <text:p>0V</text:p>
          </table:table-cell>
          <table:table-cell/>
          <table:table-cell office:value-type="string" calcext:value-type="string">
            <text:p>GNDA</text:p>
          </table:table-cell>
          <table:table-cell table:number-columns-repeated="20"/>
          <table:table-cell table:style-name="ce86"/>
          <table:table-cell table:number-columns-repeated="38"/>
        </table:table-row>
        <table:table-row table:style-name="ro1">
          <table:table-cell table:style-name="Default"/>
          <table:table-cell office:value-type="float" office:value="23" calcext:value-type="float">
            <text:p>23</text:p>
          </table:table-cell>
          <table:table-cell office:value-type="string" calcext:value-type="string">
            <text:p>0V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style-name="ce86"/>
          <table:table-cell table:number-columns-repeated="38"/>
        </table:table-row>
        <table:table-row table:style-name="ro1">
          <table:table-cell table:style-name="Default"/>
          <table:table-cell office:value-type="float" office:value="35" calcext:value-type="float">
            <text:p>35</text:p>
          </table:table-cell>
          <table:table-cell office:value-type="string" calcext:value-type="string">
            <text:p>0V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style-name="ce86"/>
          <table:table-cell table:number-columns-repeated="38"/>
        </table:table-row>
        <table:table-row table:style-name="ro1">
          <table:table-cell table:style-name="Default"/>
          <table:table-cell office:value-type="float" office:value="47" calcext:value-type="float">
            <text:p>47</text:p>
          </table:table-cell>
          <table:table-cell office:value-type="string" calcext:value-type="string">
            <text:p>0V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style-name="ce86"/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2"/>
          <table:table-cell table:formula="of:=&quot;/* Распиновка контроллера платы &quot; &amp; [.A1] &amp; &quot; */&quot;" office:value-type="string" office:string-value="/* Распиновка контроллера платы XXXX-модуля */" calcext:value-type="string">
            <text:p>/* Распиновка контроллера платы XXXX-модуля */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86" table:number-columns-repeated="3"/>
          <table:table-cell table:number-columns-repeated="7"/>
          <table:table-cell table:style-name="Default" office:value-type="string" calcext:value-type="string">
            <text:p>#ifdef PINOUT_INCLUDE_LUTS</text:p>
          </table:table-cell>
          <table:table-cell table:style-name="Default" table:number-columns-repeated="7"/>
          <table:table-cell table:style-name="ce90" table:number-columns-repeated="2"/>
          <table:table-cell table:number-columns-repeated="42"/>
        </table:table-row>
        <table:table-row table:style-name="ro1">
          <table:table-cell table:number-columns-repeated="2"/>
          <table:table-cell table:style-name="ce86" table:number-columns-repeated="3"/>
          <table:table-cell table:number-columns-repeated="59"/>
        </table:table-row>
        <table:table-row table:style-name="ro1">
          <table:table-cell/>
          <table:table-cell table:style-name="ce86" table:number-columns-repeated="5"/>
          <table:table-cell table:number-columns-repeated="2"/>
          <table:table-cell table:style-name="ce85" office:value-type="string" calcext:value-type="string">
            <text:p>Таблица инициализации GPIO</text:p>
          </table:table-cell>
          <table:table-cell table:style-name="ce85" table:number-columns-repeated="3"/>
          <table:table-cell table:style-name="ce85" table:formula="of:=&quot;// &quot; &amp; [.I56]" office:value-type="string" office:string-value="// Таблица инициализации GPIO" calcext:value-type="string">
            <text:p>// Таблица инициализации GPIO</text:p>
          </table:table-cell>
          <table:table-cell table:style-name="ce85" table:number-columns-repeated="2"/>
          <table:table-cell table:style-name="ce90" table:number-columns-repeated="7"/>
          <table:table-cell table:number-columns-repeated="3"/>
          <table:table-cell table:style-name="Default" table:number-columns-repeated="2"/>
          <table:table-cell table:number-columns-repeated="37"/>
        </table:table-row>
        <table:table-row table:style-name="ro1">
          <table:table-cell/>
          <table:table-cell table:style-name="ce86" table:number-columns-repeated="5"/>
          <table:table-cell table:number-columns-repeated="2"/>
          <table:table-cell table:style-name="Default"/>
          <table:table-cell table:style-name="ce84" office:value-type="string" calcext:value-type="string">
            <text:p>Port:</text:p>
          </table:table-cell>
          <table:table-cell table:style-name="ce84" office:value-type="string" calcext:value-type="string">
            <text:p>Reg:</text:p>
          </table:table-cell>
          <table:table-cell table:style-name="ce84" office:value-type="string" calcext:value-type="string">
            <text:p>Offset:</text:p>
          </table:table-cell>
          <table:table-cell office:value-type="string" calcext:value-type="string">
            <text:p>// Регистр:</text:p>
          </table:table-cell>
          <table:table-cell office:value-type="string" calcext:value-type="string">
            <text:p>Значение:</text:p>
          </table:table-cell>
          <table:table-cell/>
          <table:table-cell table:style-name="ce86" table:number-columns-repeated="5"/>
          <table:table-cell table:number-columns-repeated="5"/>
          <table:table-cell table:style-name="Default" table:number-columns-repeated="2"/>
          <table:table-cell table:number-columns-repeated="37"/>
        </table:table-row>
        <table:table-row table:style-name="ro1">
          <table:table-cell/>
          <table:table-cell table:style-name="ce86" table:number-columns-repeated="5"/>
          <table:table-cell office:value-type="string" calcext:value-type="string">
            <text:p>GPIOA=</text:p>
          </table:table-cell>
          <table:table-cell/>
          <table:table-cell table:style-name="Default"/>
          <table:table-cell table:number-columns-repeated="3"/>
          <table:table-cell table:style-name="ce93" office:value-type="string" calcext:value-type="string">
            <text:p>static const uint32_t</text:p>
          </table:table-cell>
          <table:table-cell table:style-name="ce93" office:value-type="string" calcext:value-type="string">
            <text:p>gpio_init_lut[] = {</text:p>
          </table:table-cell>
          <table:table-cell table:style-name="ce93"/>
          <table:table-cell table:style-name="ce86"/>
          <table:table-cell office:value-type="string" calcext:value-type="string">
            <text:p>#define elementsof(x) (sizeof(x)/sizeof(x[0]))</text:p>
          </table:table-cell>
          <table:table-cell/>
          <table:table-cell table:style-name="ce86" table:number-columns-repeated="2"/>
          <table:table-cell table:number-columns-repeated="5"/>
          <table:table-cell table:style-name="Default" table:number-columns-repeated="2"/>
          <table:table-cell table:number-columns-repeated="37"/>
        </table:table-row>
        <table:table-row table:style-name="ro1">
          <table:table-cell/>
          <table:table-cell table:style-name="ce86" table:number-columns-repeated="2"/>
          <table:table-cell table:style-name="ce86" office:value-type="string" calcext:value-type="string">
            <text:p>MODER</text:p>
          </table:table-cell>
          <table:table-cell table:style-name="ce86" office:value-type="float" office:value="0" calcext:value-type="float">
            <text:p>0</text:p>
          </table:table-cell>
          <table:table-cell table:style-name="ce86"/>
          <table:table-cell table:style-name="ce84" office:value-type="string" calcext:value-type="string">
            <text:p>0x48000000</text:p>
          </table:table-cell>
          <table:table-cell table:style-name="Default"/>
          <table:table-cell table:formula="of:=IF([.N59]=&quot;0x00000000UL,&quot;;&quot;// &quot;;&quot;&quot;)">
            <text:p/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FH</text:p>
          </table:table-cell>
          <table:table-cell table:style-name="ce92" table:formula="of:=VLOOKUP([.K59];[.$D$59:.$E$72];2;0)" office:value-type="float" office:value="36" calcext:value-type="float">
            <text:p>36</text:p>
          </table:table-cell>
          <table:table-cell table:style-name="ce93" table:formula="of:=[.I59] &amp; &quot;0x&quot; &amp; DEC2HEX(1024*(CODE([.J59])-65)+[.L59]+[.$G$61]) &amp; &quot;UL,&quot;" office:value-type="string" office:string-value="0x48000024UL," calcext:value-type="string">
            <text:p>0x48000024UL,</text:p>
          </table:table-cell>
          <table:table-cell table:style-name="ce93" table:formula="of:=&quot;0x&quot; &amp; [.AS11] &amp; &quot;UL,&quot;" office:value-type="string" office:string-value="0x0000B660UL," calcext:value-type="string">
            <text:p>0x0000B660UL,</text:p>
          </table:table-cell>
          <table:table-cell table:style-name="ce93" table:formula="of:=&quot;// GPIO&quot; &amp; [.J59] &amp; &quot;-&gt;&quot; &amp; [.K59]" office:value-type="string" office:string-value="// GPIOA-&gt;AFH" calcext:value-type="string">
            <text:p>// GPIOA-&gt;AFH</text:p>
          </table:table-cell>
          <table:table-cell table:style-name="ce86"/>
          <table:table-cell office:value-type="string" calcext:value-type="string">
            <text:p>#define SFR32 volatile uint32_t</text:p>
          </table:table-cell>
          <table:table-cell/>
          <table:table-cell table:style-name="ce86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OTYP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formula="of:=IF([.N60]=&quot;0x00000000UL,&quot;;&quot;// &quot;;&quot;&quot;)" office:value-type="string" office:string-value="// " calcext:value-type="string">
            <text:p>//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FL</text:p>
          </table:table-cell>
          <table:table-cell table:style-name="ce92" table:formula="of:=VLOOKUP([.K60];[.$D$59:.$E$72];2;0)" office:value-type="float" office:value="32" calcext:value-type="float">
            <text:p>32</text:p>
          </table:table-cell>
          <table:table-cell table:style-name="ce93" table:formula="of:=[.I60] &amp; &quot;0x&quot; &amp; DEC2HEX(1024*(CODE([.J60])-65)+[.L60]+[.$G$61]) &amp; &quot;UL,&quot;" office:value-type="string" office:string-value="// 0x48000020UL," calcext:value-type="string">
            <text:p>// 0x48000020UL,</text:p>
          </table:table-cell>
          <table:table-cell table:style-name="ce93" table:formula="of:=&quot;0x&quot; &amp; [.AS3] &amp; &quot;UL,&quot;" office:value-type="string" office:string-value="0x00000000UL," calcext:value-type="string">
            <text:p>0x00000000UL,</text:p>
          </table:table-cell>
          <table:table-cell table:style-name="ce93" table:formula="of:=&quot;// GPIO&quot; &amp; [.J60] &amp; &quot;-&gt;&quot; &amp; [.K60]" office:value-type="string" office:string-value="// GPIOA-&gt;AFL" calcext:value-type="string">
            <text:p>// GPIOA-&gt;AFL</text:p>
          </table:table-cell>
          <table:table-cell table:style-name="ce86"/>
          <table:table-cell table:number-columns-repeated="2"/>
          <table:table-cell table:style-name="ce86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OSPEEDR</text:p>
          </table:table-cell>
          <table:table-cell office:value-type="float" office:value="8" calcext:value-type="float">
            <text:p>8</text:p>
          </table:table-cell>
          <table:table-cell/>
          <table:table-cell table:formula="of:=HEX2DEC(MID([.G59];3;8))" office:value-type="float" office:value="1207959552" calcext:value-type="float">
            <text:p>1207959552</text:p>
          </table:table-cell>
          <table:table-cell table:style-name="Default"/>
          <table:table-cell table:formula="of:=IF([.N61]=&quot;0x00000000UL,&quot;;&quot;// &quot;;&quot;&quot;)">
            <text:p/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R</text:p>
          </table:table-cell>
          <table:table-cell table:style-name="ce92" table:formula="of:=VLOOKUP([.K61];[.$D$59:.$E$72];2;0)" office:value-type="float" office:value="20" calcext:value-type="float">
            <text:p>20</text:p>
          </table:table-cell>
          <table:table-cell table:style-name="ce93" table:formula="of:=[.I61] &amp; &quot;0x&quot; &amp; DEC2HEX(1024*(CODE([.J61])-65)+[.L61]+[.$G$61]) &amp; &quot;UL,&quot;" office:value-type="string" office:string-value="0x48000014UL," calcext:value-type="string">
            <text:p>0x48000014UL,</text:p>
          </table:table-cell>
          <table:table-cell table:style-name="ce93" table:formula="of:=&quot;0x&quot; &amp; [.AR3] &amp; &quot;UL,&quot;" office:value-type="string" office:string-value="0x00009000UL," calcext:value-type="string">
            <text:p>0x00009000UL,</text:p>
          </table:table-cell>
          <table:table-cell table:style-name="ce93" table:formula="of:=&quot;// GPIO&quot; &amp; [.J61] &amp; &quot;-&gt;&quot; &amp; [.K61]" office:value-type="string" office:string-value="// GPIOA-&gt;ODR" calcext:value-type="string">
            <text:p>// GPIOA-&gt;ODR</text:p>
          </table:table-cell>
          <table:table-cell table:style-name="ce86"/>
          <table:table-cell table:style-name="ce86" office:value-type="string" calcext:value-type="string">
            <text:p>i=0;</text:p>
          </table:table-cell>
          <table:table-cell/>
          <table:table-cell table:style-name="ce86" table:number-columns-repeated="2"/>
          <table:table-cell table:number-columns-repeated="5"/>
          <table:table-cell table:style-name="Default" table:number-columns-repeated="2"/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PUPDR</text:p>
          </table:table-cell>
          <table:table-cell table:style-name="ce86"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table:formula="of:=IF([.N62]=&quot;0x00000000UL,&quot;;&quot;// &quot;;&quot;&quot;)">
            <text:p/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PDR</text:p>
          </table:table-cell>
          <table:table-cell table:style-name="ce92" table:formula="of:=VLOOKUP([.K62];[.$D$59:.$E$72];2;0)" office:value-type="float" office:value="12" calcext:value-type="float">
            <text:p>12</text:p>
          </table:table-cell>
          <table:table-cell table:style-name="ce93" table:formula="of:=[.I62] &amp; &quot;0x&quot; &amp; DEC2HEX(1024*(CODE([.J62])-65)+[.L62]+[.$G$61]) &amp; &quot;UL,&quot;" office:value-type="string" office:string-value="0x4800000CUL," calcext:value-type="string">
            <text:p>0x4800000CUL,</text:p>
          </table:table-cell>
          <table:table-cell table:style-name="ce93" table:formula="of:=&quot;0x&quot; &amp; [.AQ3] &amp; &quot;UL,&quot;" office:value-type="string" office:string-value="0x24000000UL," calcext:value-type="string">
            <text:p>0x24000000UL,</text:p>
          </table:table-cell>
          <table:table-cell table:style-name="ce93" table:formula="of:=&quot;// GPIO&quot; &amp; [.J62] &amp; &quot;-&gt;&quot; &amp; [.K62]" office:value-type="string" office:string-value="// GPIOA-&gt;PUPDR" calcext:value-type="string">
            <text:p>// GPIOA-&gt;PUPDR</text:p>
          </table:table-cell>
          <table:table-cell table:style-name="ce86"/>
          <table:table-cell table:style-name="ce86" office:value-type="string" calcext:value-type="string">
            <text:p>do {</text:p>
          </table:table-cell>
          <table:table-cell/>
          <table:table-cell table:style-name="ce86" table:number-columns-repeated="2"/>
          <table:table-cell table:number-columns-repeated="5"/>
          <table:table-cell table:style-name="Default" table:number-columns-repeated="2"/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ID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/>
          <table:table-cell table:formula="of:=IF([.N63]=&quot;0x00000000UL,&quot;;&quot;// &quot;;&quot;&quot;)">
            <text:p/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SPEEDR</text:p>
          </table:table-cell>
          <table:table-cell table:style-name="ce92" table:formula="of:=VLOOKUP([.K63];[.$D$59:.$E$72];2;0)" office:value-type="float" office:value="8" calcext:value-type="float">
            <text:p>8</text:p>
          </table:table-cell>
          <table:table-cell table:style-name="ce93" table:formula="of:=[.I63] &amp; &quot;0x&quot; &amp; DEC2HEX(1024*(CODE([.J63])-65)+[.L63]+[.$G$61]) &amp; &quot;UL,&quot;" office:value-type="string" office:string-value="0x48000008UL," calcext:value-type="string">
            <text:p>0x48000008UL,</text:p>
          </table:table-cell>
          <table:table-cell table:style-name="ce93" table:formula="of:=&quot;0x&quot; &amp; [.AP3] &amp; &quot;UL,&quot;" office:value-type="string" office:string-value="0x3C000000UL," calcext:value-type="string">
            <text:p>0x3C000000UL,</text:p>
          </table:table-cell>
          <table:table-cell table:style-name="ce93" table:formula="of:=&quot;// GPIO&quot; &amp; [.J63] &amp; &quot;-&gt;&quot; &amp; [.K63]" office:value-type="string" office:string-value="// GPIOA-&gt;OSPEEDR" calcext:value-type="string">
            <text:p>// GPIOA-&gt;OSPEEDR</text:p>
          </table:table-cell>
          <table:table-cell table:style-name="ce86"/>
          <table:table-cell/>
          <table:table-cell office:value-type="string" calcext:value-type="string">
            <text:p>*((SFR32*)(gpio_init_lut[i])) = gpio_init_lut[i+1];</text:p>
          </table:table-cell>
          <table:table-cell table:style-name="ce86" table:number-columns-repeated="2"/>
          <table:table-cell table:number-columns-repeated="5"/>
          <table:table-cell table:style-name="Default" table:number-columns-repeated="2"/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OD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/>
          <table:table-cell table:formula="of:=IF([.N64]=&quot;0x00000000UL,&quot;;&quot;// &quot;;&quot;&quot;)" office:value-type="string" office:string-value="// " calcext:value-type="string">
            <text:p>//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TYPER</text:p>
          </table:table-cell>
          <table:table-cell table:style-name="ce92" table:formula="of:=VLOOKUP([.K64];[.$D$59:.$E$72];2;0)" office:value-type="float" office:value="4" calcext:value-type="float">
            <text:p>4</text:p>
          </table:table-cell>
          <table:table-cell table:style-name="ce93" table:formula="of:=[.I64] &amp; &quot;0x&quot; &amp; DEC2HEX(1024*(CODE([.J64])-65)+[.L64]+[.$G$61]) &amp; &quot;UL,&quot;" office:value-type="string" office:string-value="// 0x48000004UL," calcext:value-type="string">
            <text:p>// 0x48000004UL,</text:p>
          </table:table-cell>
          <table:table-cell table:style-name="ce93" table:formula="of:=&quot;0x&quot; &amp; [.AO3] &amp; &quot;UL,&quot;" office:value-type="string" office:string-value="0x00000000UL," calcext:value-type="string">
            <text:p>0x00000000UL,</text:p>
          </table:table-cell>
          <table:table-cell table:style-name="ce93" table:formula="of:=&quot;// GPIO&quot; &amp; [.J64] &amp; &quot;-&gt;&quot; &amp; [.K64]" office:value-type="string" office:string-value="// GPIOA-&gt;OTYPER" calcext:value-type="string">
            <text:p>// GPIOA-&gt;OTYPER</text:p>
          </table:table-cell>
          <table:table-cell table:style-name="ce86"/>
          <table:table-cell/>
          <table:table-cell office:value-type="string" calcext:value-type="string">
            <text:p>i+=2;</text:p>
          </table:table-cell>
          <table:table-cell table:style-name="ce86" table:number-columns-repeated="2"/>
          <table:table-cell table:number-columns-repeated="44"/>
        </table:table-row>
        <table:table-row table:style-name="ro1">
          <table:table-cell table:number-columns-repeated="3"/>
          <table:table-cell office:value-type="string" calcext:value-type="string">
            <text:p>BSRR</text:p>
          </table:table-cell>
          <table:table-cell table:style-name="ce86" office:value-type="float" office:value="24" calcext:value-type="float">
            <text:p>24</text:p>
          </table:table-cell>
          <table:table-cell table:number-columns-repeated="2"/>
          <table:table-cell table:style-name="Default"/>
          <table:table-cell table:formula="of:=IF([.N65]=&quot;0x00000000UL,&quot;;&quot;// &quot;;&quot;&quot;)">
            <text:p/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DER</text:p>
          </table:table-cell>
          <table:table-cell table:style-name="ce92" table:formula="of:=VLOOKUP([.K65];[.$D$59:.$E$72];2;0)" office:value-type="float" office:value="0" calcext:value-type="float">
            <text:p>0</text:p>
          </table:table-cell>
          <table:table-cell table:style-name="ce93" table:formula="of:=[.I65] &amp; &quot;0x&quot; &amp; DEC2HEX(1024*(CODE([.J65])-65)+[.L65]+[.$G$61]) &amp; &quot;UL,&quot;" office:value-type="string" office:string-value="0x48000000UL," calcext:value-type="string">
            <text:p>0x48000000UL,</text:p>
          </table:table-cell>
          <table:table-cell table:style-name="ce93" table:formula="of:=&quot;0x&quot; &amp; [.AN3] &amp; &quot;UL,&quot;" office:value-type="string" office:string-value="0x69A8FFFFUL," calcext:value-type="string">
            <text:p>0x69A8FFFFUL,</text:p>
          </table:table-cell>
          <table:table-cell table:style-name="ce93" table:formula="of:=&quot;// GPIO&quot; &amp; [.J65] &amp; &quot;-&gt;&quot; &amp; [.K65]" office:value-type="string" office:string-value="// GPIOA-&gt;MODER" calcext:value-type="string">
            <text:p>// GPIOA-&gt;MODER</text:p>
          </table:table-cell>
          <table:table-cell table:style-name="ce86"/>
          <table:table-cell office:value-type="string" calcext:value-type="string">
            <text:p>} while (i&lt;elementsof(gpio_init_lut))</text:p>
          </table:table-cell>
          <table:table-cell/>
          <table:table-cell table:style-name="ce86" table:number-columns-repeated="2"/>
          <table:table-cell table:number-columns-repeated="44"/>
        </table:table-row>
        <table:table-row table:style-name="ro1">
          <table:table-cell table:number-columns-repeated="3"/>
          <table:table-cell office:value-type="string" calcext:value-type="string">
            <text:p>LCKR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Default"/>
          <table:table-cell table:formula="of:=IF([.N66]=&quot;0x00000000UL,&quot;;&quot;// &quot;;&quot;&quot;)" office:value-type="string" office:string-value="// " calcext:value-type="string">
            <text:p>//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FH</text:p>
          </table:table-cell>
          <table:table-cell table:style-name="ce92" table:formula="of:=VLOOKUP([.K66];[.$D$59:.$E$72];2;0)" office:value-type="float" office:value="36" calcext:value-type="float">
            <text:p>36</text:p>
          </table:table-cell>
          <table:table-cell table:style-name="ce93" table:formula="of:=[.I66] &amp; &quot;0x&quot; &amp; DEC2HEX(1024*(CODE([.J66])-65)+[.L66]+[.$G$61]) &amp; &quot;UL,&quot;" office:value-type="string" office:string-value="// 0x48000424UL," calcext:value-type="string">
            <text:p>// 0x48000424UL,</text:p>
          </table:table-cell>
          <table:table-cell table:style-name="ce93" table:formula="of:=&quot;0x&quot; &amp; [.AS27] &amp; &quot;UL,&quot;" office:value-type="string" office:string-value="0x00000000UL," calcext:value-type="string">
            <text:p>0x00000000UL,</text:p>
          </table:table-cell>
          <table:table-cell table:style-name="ce93" table:formula="of:=&quot;// GPIO&quot; &amp; [.J66] &amp; &quot;-&gt;&quot; &amp; [.K66]" office:value-type="string" office:string-value="// GPIOB-&gt;AFH" calcext:value-type="string">
            <text:p>// GPIOB-&gt;AFH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3"/>
          <table:table-cell office:value-type="string" calcext:value-type="string">
            <text:p>AFL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/>
          <table:table-cell table:formula="of:=IF([.N67]=&quot;0x00000000UL,&quot;;&quot;// &quot;;&quot;&quot;)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FL</text:p>
          </table:table-cell>
          <table:table-cell table:style-name="ce92" table:formula="of:=VLOOKUP([.K67];[.$D$59:.$E$72];2;0)" office:value-type="float" office:value="32" calcext:value-type="float">
            <text:p>32</text:p>
          </table:table-cell>
          <table:table-cell table:style-name="ce93" table:formula="of:=[.I67] &amp; &quot;0x&quot; &amp; DEC2HEX(1024*(CODE([.J67])-65)+[.L67]+[.$G$61]) &amp; &quot;UL,&quot;" office:value-type="string" office:string-value="0x48000420UL," calcext:value-type="string">
            <text:p>0x48000420UL,</text:p>
          </table:table-cell>
          <table:table-cell table:style-name="ce93" table:formula="of:=&quot;0x&quot; &amp; [.AS19] &amp; &quot;UL,&quot;" office:value-type="string" office:string-value="0x77077000UL," calcext:value-type="string">
            <text:p>0x77077000UL,</text:p>
          </table:table-cell>
          <table:table-cell table:style-name="ce93" table:formula="of:=&quot;// GPIO&quot; &amp; [.J67] &amp; &quot;-&gt;&quot; &amp; [.K67]" office:value-type="string" office:string-value="// GPIOB-&gt;AFL" calcext:value-type="string">
            <text:p>// GPIOB-&gt;AFL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3"/>
          <table:table-cell office:value-type="string" calcext:value-type="string">
            <text:p>AFH</text:p>
          </table:table-cell>
          <table:table-cell table:style-name="ce86" office:value-type="float" office:value="36" calcext:value-type="float">
            <text:p>36</text:p>
          </table:table-cell>
          <table:table-cell table:number-columns-repeated="2"/>
          <table:table-cell table:style-name="Default"/>
          <table:table-cell table:formula="of:=IF([.N68]=&quot;0x00000000UL,&quot;;&quot;// &quot;;&quot;&quot;)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DR</text:p>
          </table:table-cell>
          <table:table-cell table:style-name="ce92" table:formula="of:=VLOOKUP([.K68];[.$D$59:.$E$72];2;0)" office:value-type="float" office:value="20" calcext:value-type="float">
            <text:p>20</text:p>
          </table:table-cell>
          <table:table-cell table:style-name="ce93" table:formula="of:=[.I68] &amp; &quot;0x&quot; &amp; DEC2HEX(1024*(CODE([.J68])-65)+[.L68]+[.$G$61]) &amp; &quot;UL,&quot;" office:value-type="string" office:string-value="0x48000414UL," calcext:value-type="string">
            <text:p>0x48000414UL,</text:p>
          </table:table-cell>
          <table:table-cell table:style-name="ce93" table:formula="of:=&quot;0x&quot; &amp; [.AR19] &amp; &quot;UL,&quot;" office:value-type="string" office:string-value="0x0000C008UL," calcext:value-type="string">
            <text:p>0x0000C008UL,</text:p>
          </table:table-cell>
          <table:table-cell table:style-name="ce93" table:formula="of:=&quot;// GPIO&quot; &amp; [.J68] &amp; &quot;-&gt;&quot; &amp; [.K68]" office:value-type="string" office:string-value="// GPIOB-&gt;ODR" calcext:value-type="string">
            <text:p>// GPIOB-&gt;ODR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3"/>
          <table:table-cell office:value-type="string" calcext:value-type="string">
            <text:p>BRR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Default"/>
          <table:table-cell table:formula="of:=IF([.N69]=&quot;0x00000000UL,&quot;;&quot;// &quot;;&quot;&quot;)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UPDR</text:p>
          </table:table-cell>
          <table:table-cell table:style-name="ce92" table:formula="of:=VLOOKUP([.K69];[.$D$59:.$E$72];2;0)" office:value-type="float" office:value="12" calcext:value-type="float">
            <text:p>12</text:p>
          </table:table-cell>
          <table:table-cell table:style-name="ce93" table:formula="of:=[.I69] &amp; &quot;0x&quot; &amp; DEC2HEX(1024*(CODE([.J69])-65)+[.L69]+[.$G$61]) &amp; &quot;UL,&quot;" office:value-type="string" office:string-value="0x4800040CUL," calcext:value-type="string">
            <text:p>0x4800040CUL,</text:p>
          </table:table-cell>
          <table:table-cell table:style-name="ce93" table:formula="of:=&quot;0x&quot; &amp; [.AQ19] &amp; &quot;UL,&quot;" office:value-type="string" office:string-value="0x00000100UL," calcext:value-type="string">
            <text:p>0x00000100UL,</text:p>
          </table:table-cell>
          <table:table-cell table:style-name="ce93" table:formula="of:=&quot;// GPIO&quot; &amp; [.J69] &amp; &quot;-&gt;&quot; &amp; [.K69]" office:value-type="string" office:string-value="// GPIOB-&gt;PUPDR" calcext:value-type="string">
            <text:p>// GPIOB-&gt;PUPDR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7"/>
          <table:table-cell table:style-name="Default"/>
          <table:table-cell table:formula="of:=IF([.N70]=&quot;0x00000000UL,&quot;;&quot;// &quot;;&quot;&quot;)" office:value-type="string" office:string-value="// " calcext:value-type="string">
            <text:p>//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SPEEDR</text:p>
          </table:table-cell>
          <table:table-cell table:style-name="ce92" table:formula="of:=VLOOKUP([.K70];[.$D$59:.$E$72];2;0)" office:value-type="float" office:value="8" calcext:value-type="float">
            <text:p>8</text:p>
          </table:table-cell>
          <table:table-cell table:style-name="ce93" table:formula="of:=[.I70] &amp; &quot;0x&quot; &amp; DEC2HEX(1024*(CODE([.J70])-65)+[.L70]+[.$G$61]) &amp; &quot;UL,&quot;" office:value-type="string" office:string-value="// 0x48000408UL," calcext:value-type="string">
            <text:p>// 0x48000408UL,</text:p>
          </table:table-cell>
          <table:table-cell table:style-name="ce93" table:formula="of:=&quot;0x&quot; &amp; [.AP19] &amp; &quot;UL,&quot;" office:value-type="string" office:string-value="0x00000000UL," calcext:value-type="string">
            <text:p>0x00000000UL,</text:p>
          </table:table-cell>
          <table:table-cell table:style-name="ce93" table:formula="of:=&quot;// GPIO&quot; &amp; [.J70] &amp; &quot;-&gt;&quot; &amp; [.K70]" office:value-type="string" office:string-value="// GPIOB-&gt;OSPEEDR" calcext:value-type="string">
            <text:p>// GPIOB-&gt;OSPEEDR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7"/>
          <table:table-cell table:style-name="Default"/>
          <table:table-cell table:formula="of:=IF([.N71]=&quot;0x00000000UL,&quot;;&quot;// &quot;;&quot;&quot;)" office:value-type="string" office:string-value="// " calcext:value-type="string">
            <text:p>//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YPER</text:p>
          </table:table-cell>
          <table:table-cell table:style-name="ce92" table:formula="of:=VLOOKUP([.K71];[.$D$59:.$E$72];2;0)" office:value-type="float" office:value="4" calcext:value-type="float">
            <text:p>4</text:p>
          </table:table-cell>
          <table:table-cell table:style-name="ce93" table:formula="of:=[.I71] &amp; &quot;0x&quot; &amp; DEC2HEX(1024*(CODE([.J71])-65)+[.L71]+[.$G$61]) &amp; &quot;UL,&quot;" office:value-type="string" office:string-value="// 0x48000404UL," calcext:value-type="string">
            <text:p>// 0x48000404UL,</text:p>
          </table:table-cell>
          <table:table-cell table:style-name="ce93" table:formula="of:=&quot;0x&quot; &amp; [.AO19] &amp; &quot;UL,&quot;" office:value-type="string" office:string-value="0x00000000UL," calcext:value-type="string">
            <text:p>0x00000000UL,</text:p>
          </table:table-cell>
          <table:table-cell table:style-name="ce93" table:formula="of:=&quot;// GPIO&quot; &amp; [.J71] &amp; &quot;-&gt;&quot; &amp; [.K71]" office:value-type="string" office:string-value="// GPIOB-&gt;OTYPER" calcext:value-type="string">
            <text:p>// GPIOB-&gt;OTYPER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7"/>
          <table:table-cell table:style-name="Default"/>
          <table:table-cell table:formula="of:=IF([.N72]=&quot;0x00000000UL,&quot;;&quot;// &quot;;&quot;&quot;)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DER</text:p>
          </table:table-cell>
          <table:table-cell table:style-name="ce92" table:formula="of:=VLOOKUP([.K72];[.$D$59:.$E$72];2;0)" office:value-type="float" office:value="0" calcext:value-type="float">
            <text:p>0</text:p>
          </table:table-cell>
          <table:table-cell table:style-name="ce93" table:formula="of:=[.I72] &amp; &quot;0x&quot; &amp; DEC2HEX(1024*(CODE([.J72])-65)+[.L72]+[.$G$61]) &amp; &quot;UL,&quot;" office:value-type="string" office:string-value="0x48000400UL," calcext:value-type="string">
            <text:p>0x48000400UL,</text:p>
          </table:table-cell>
          <table:table-cell table:style-name="ce93" table:formula="of:=&quot;0x&quot; &amp; [.AN19] &amp; &quot;UL,&quot;" office:value-type="string" office:string-value="0x5CD0A29FUL," calcext:value-type="string">
            <text:p>0x5CD0A29FUL,</text:p>
          </table:table-cell>
          <table:table-cell table:style-name="ce93" table:formula="of:=&quot;// GPIO&quot; &amp; [.J72] &amp; &quot;-&gt;&quot; &amp; [.K72]" office:value-type="string" office:string-value="// GPIOB-&gt;MODER" calcext:value-type="string">
            <text:p>// GPIOB-&gt;MODER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7"/>
          <table:table-cell table:style-name="Default"/>
          <table:table-cell table:formula="of:=IF([.N73]=&quot;0x00000000UL,&quot;;&quot;// &quot;;&quot;&quot;)" office:value-type="string" office:string-value="// " calcext:value-type="string">
            <text:p>//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FH</text:p>
          </table:table-cell>
          <table:table-cell table:style-name="ce92" table:formula="of:=VLOOKUP([.K73];[.$D$59:.$E$72];2;0)" office:value-type="float" office:value="36" calcext:value-type="float">
            <text:p>36</text:p>
          </table:table-cell>
          <table:table-cell table:style-name="ce93" table:formula="of:=[.I73] &amp; &quot;0x&quot; &amp; DEC2HEX(1024*(CODE([.J73])-65)+[.L73]+[.$G$61]) &amp; &quot;UL,&quot;" office:value-type="string" office:string-value="// 0x48000824UL," calcext:value-type="string">
            <text:p>// 0x48000824UL,</text:p>
          </table:table-cell>
          <table:table-cell table:style-name="ce93" table:formula="of:=&quot;0x&quot; &amp; [.AS35] &amp; &quot;UL,&quot;" office:value-type="string" office:string-value="0x00000000UL," calcext:value-type="string">
            <text:p>0x00000000UL,</text:p>
          </table:table-cell>
          <table:table-cell table:style-name="ce93" table:formula="of:=&quot;// GPIO&quot; &amp; [.J73] &amp; &quot;-&gt;&quot; &amp; [.K73]" office:value-type="string" office:string-value="// GPIOC-&gt;AFH" calcext:value-type="string">
            <text:p>// GPIOC-&gt;AFH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7"/>
          <table:table-cell table:style-name="Default"/>
          <table:table-cell table:formula="of:=IF([.N74]=&quot;0x00000000UL,&quot;;&quot;// &quot;;&quot;&quot;)">
            <text:p/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DR</text:p>
          </table:table-cell>
          <table:table-cell table:style-name="ce92" table:formula="of:=VLOOKUP([.K74];[.$D$59:.$E$72];2;0)" office:value-type="float" office:value="20" calcext:value-type="float">
            <text:p>20</text:p>
          </table:table-cell>
          <table:table-cell table:style-name="ce93" table:formula="of:=[.I74] &amp; &quot;0x&quot; &amp; DEC2HEX(1024*(CODE([.J74])-65)+[.L74]+[.$G$61]) &amp; &quot;UL,&quot;" office:value-type="string" office:string-value="0x48000814UL," calcext:value-type="string">
            <text:p>0x48000814UL,</text:p>
          </table:table-cell>
          <table:table-cell table:style-name="ce93" table:formula="of:=&quot;0x&quot; &amp; [.AR35] &amp; &quot;UL,&quot;" office:value-type="string" office:string-value="0x00002000UL," calcext:value-type="string">
            <text:p>0x00002000UL,</text:p>
          </table:table-cell>
          <table:table-cell table:style-name="ce93" table:formula="of:=&quot;// GPIO&quot; &amp; [.J74] &amp; &quot;-&gt;&quot; &amp; [.K74]" office:value-type="string" office:string-value="// GPIOC-&gt;ODR" calcext:value-type="string">
            <text:p>// GPIOC-&gt;ODR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7"/>
          <table:table-cell table:style-name="Default"/>
          <table:table-cell table:formula="of:=IF([.N75]=&quot;0x00000000UL,&quot;;&quot;// &quot;;&quot;&quot;)" office:value-type="string" office:string-value="// " calcext:value-type="string">
            <text:p>//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UPDR</text:p>
          </table:table-cell>
          <table:table-cell table:style-name="ce92" table:formula="of:=VLOOKUP([.K75];[.$D$59:.$E$72];2;0)" office:value-type="float" office:value="12" calcext:value-type="float">
            <text:p>12</text:p>
          </table:table-cell>
          <table:table-cell table:style-name="ce93" table:formula="of:=[.I75] &amp; &quot;0x&quot; &amp; DEC2HEX(1024*(CODE([.J75])-65)+[.L75]+[.$G$61]) &amp; &quot;UL,&quot;" office:value-type="string" office:string-value="// 0x4800080CUL," calcext:value-type="string">
            <text:p>// 0x4800080CUL,</text:p>
          </table:table-cell>
          <table:table-cell table:style-name="ce93" table:formula="of:=&quot;0x&quot; &amp; [.AQ35] &amp; &quot;UL,&quot;" office:value-type="string" office:string-value="0x00000000UL," calcext:value-type="string">
            <text:p>0x00000000UL,</text:p>
          </table:table-cell>
          <table:table-cell table:style-name="ce93" table:formula="of:=&quot;// GPIO&quot; &amp; [.J75] &amp; &quot;-&gt;&quot; &amp; [.K75]" office:value-type="string" office:string-value="// GPIOC-&gt;PUPDR" calcext:value-type="string">
            <text:p>// GPIOC-&gt;PUPDR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7"/>
          <table:table-cell table:style-name="Default"/>
          <table:table-cell table:formula="of:=IF([.N76]=&quot;0x00000000UL,&quot;;&quot;// &quot;;&quot;&quot;)" office:value-type="string" office:string-value="// " calcext:value-type="string">
            <text:p>//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SPEEDR</text:p>
          </table:table-cell>
          <table:table-cell table:style-name="ce92" table:formula="of:=VLOOKUP([.K76];[.$D$59:.$E$72];2;0)" office:value-type="float" office:value="8" calcext:value-type="float">
            <text:p>8</text:p>
          </table:table-cell>
          <table:table-cell table:style-name="ce93" table:formula="of:=[.I76] &amp; &quot;0x&quot; &amp; DEC2HEX(1024*(CODE([.J76])-65)+[.L76]+[.$G$61]) &amp; &quot;UL,&quot;" office:value-type="string" office:string-value="// 0x48000808UL," calcext:value-type="string">
            <text:p>// 0x48000808UL,</text:p>
          </table:table-cell>
          <table:table-cell table:style-name="ce93" table:formula="of:=&quot;0x&quot; &amp; [.AP35] &amp; &quot;UL,&quot;" office:value-type="string" office:string-value="0x00000000UL," calcext:value-type="string">
            <text:p>0x00000000UL,</text:p>
          </table:table-cell>
          <table:table-cell table:style-name="ce93" table:formula="of:=&quot;// GPIO&quot; &amp; [.J76] &amp; &quot;-&gt;&quot; &amp; [.K76]" office:value-type="string" office:string-value="// GPIOC-&gt;OSPEEDR" calcext:value-type="string">
            <text:p>// GPIOC-&gt;OSPEEDR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7"/>
          <table:table-cell table:style-name="Default"/>
          <table:table-cell table:formula="of:=IF([.N77]=&quot;0x00000000UL,&quot;;&quot;// &quot;;&quot;&quot;)">
            <text:p/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YPER</text:p>
          </table:table-cell>
          <table:table-cell table:style-name="ce92" table:formula="of:=VLOOKUP([.K77];[.$D$59:.$E$72];2;0)" office:value-type="float" office:value="4" calcext:value-type="float">
            <text:p>4</text:p>
          </table:table-cell>
          <table:table-cell table:style-name="ce93" table:formula="of:=[.I77] &amp; &quot;0x&quot; &amp; DEC2HEX(1024*(CODE([.J77])-65)+[.L77]+[.$G$61]) &amp; &quot;UL,&quot;" office:value-type="string" office:string-value="0x48000804UL," calcext:value-type="string">
            <text:p>0x48000804UL,</text:p>
          </table:table-cell>
          <table:table-cell table:style-name="ce93" table:formula="of:=&quot;0x&quot; &amp; [.AO35] &amp; &quot;UL,&quot;" office:value-type="string" office:string-value="0x00002000UL," calcext:value-type="string">
            <text:p>0x00002000UL,</text:p>
          </table:table-cell>
          <table:table-cell table:style-name="ce93" table:formula="of:=&quot;// GPIO&quot; &amp; [.J77] &amp; &quot;-&gt;&quot; &amp; [.K77]" office:value-type="string" office:string-value="// GPIOC-&gt;OTYPER" calcext:value-type="string">
            <text:p>// GPIOC-&gt;OTYPER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7"/>
          <table:table-cell table:style-name="Default"/>
          <table:table-cell table:formula="of:=IF([.N78]=&quot;0x00000000UL,&quot;;&quot;// &quot;;&quot;&quot;)">
            <text:p/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DER</text:p>
          </table:table-cell>
          <table:table-cell table:style-name="ce92" table:formula="of:=VLOOKUP([.K78];[.$D$59:.$E$72];2;0)" office:value-type="float" office:value="0" calcext:value-type="float">
            <text:p>0</text:p>
          </table:table-cell>
          <table:table-cell table:style-name="ce93" table:formula="of:=[.I78] &amp; &quot;0x&quot; &amp; DEC2HEX(1024*(CODE([.J78])-65)+[.L78]+[.$G$61]) &amp; &quot;UL,&quot;" office:value-type="string" office:string-value="0x48000800UL," calcext:value-type="string">
            <text:p>0x48000800UL,</text:p>
          </table:table-cell>
          <table:table-cell table:style-name="ce93" table:formula="of:=&quot;0x&quot; &amp; [.AN35] &amp; &quot;UL,&quot;" office:value-type="string" office:string-value="0x04000000UL," calcext:value-type="string">
            <text:p>0x04000000UL,</text:p>
          </table:table-cell>
          <table:table-cell table:style-name="ce93" table:formula="of:=&quot;// GPIO&quot; &amp; [.J78] &amp; &quot;-&gt;&quot; &amp; [.K78]" office:value-type="string" office:string-value="// GPIOC-&gt;MODER" calcext:value-type="string">
            <text:p>// GPIOC-&gt;MODER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7"/>
          <table:table-cell table:style-name="Default"/>
          <table:table-cell table:formula="of:=IF([.N79]=&quot;0x00000000UL,&quot;;&quot;// &quot;;&quot;&quot;)" office:value-type="string" office:string-value="// " calcext:value-type="string">
            <text:p>//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L</text:p>
          </table:table-cell>
          <table:table-cell table:style-name="ce92" table:formula="of:=VLOOKUP([.K79];[.$D$59:.$E$72];2;0)" office:value-type="float" office:value="32" calcext:value-type="float">
            <text:p>32</text:p>
          </table:table-cell>
          <table:table-cell table:style-name="ce93" table:formula="of:=[.I79] &amp; &quot;0x&quot; &amp; DEC2HEX(1024*(CODE([.J79])-65)+[.L79]+[.$G$61]) &amp; &quot;UL,&quot;" office:value-type="string" office:string-value="// 0x48001420UL," calcext:value-type="string">
            <text:p>// 0x48001420UL,</text:p>
          </table:table-cell>
          <table:table-cell table:style-name="ce93" table:formula="of:=&quot;0x&quot; &amp; [.AS38] &amp; &quot;UL,&quot;" office:value-type="string" office:string-value="0x00000000UL," calcext:value-type="string">
            <text:p>0x00000000UL,</text:p>
          </table:table-cell>
          <table:table-cell table:style-name="ce93" table:formula="of:=&quot;// GPIO&quot; &amp; [.J79] &amp; &quot;-&gt;&quot; &amp; [.K79]" office:value-type="string" office:string-value="// GPIOF-&gt;AFL" calcext:value-type="string">
            <text:p>// GPIOF-&gt;AFL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7"/>
          <table:table-cell table:style-name="Default"/>
          <table:table-cell table:formula="of:=IF([.N80]=&quot;0x00000000UL,&quot;;&quot;// &quot;;&quot;&quot;)" office:value-type="string" office:string-value="// " calcext:value-type="string">
            <text:p>//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DR</text:p>
          </table:table-cell>
          <table:table-cell table:style-name="ce92" table:formula="of:=VLOOKUP([.K80];[.$D$59:.$E$72];2;0)" office:value-type="float" office:value="20" calcext:value-type="float">
            <text:p>20</text:p>
          </table:table-cell>
          <table:table-cell table:style-name="ce93" table:formula="of:=[.I80] &amp; &quot;0x&quot; &amp; DEC2HEX(1024*(CODE([.J80])-65)+[.L80]+[.$G$61]) &amp; &quot;UL,&quot;" office:value-type="string" office:string-value="// 0x48001414UL," calcext:value-type="string">
            <text:p>// 0x48001414UL,</text:p>
          </table:table-cell>
          <table:table-cell table:style-name="ce93" table:formula="of:=&quot;0x&quot; &amp; [.AR38] &amp; &quot;UL,&quot;" office:value-type="string" office:string-value="0x00000000UL," calcext:value-type="string">
            <text:p>0x00000000UL,</text:p>
          </table:table-cell>
          <table:table-cell table:style-name="ce93" table:formula="of:=&quot;// GPIO&quot; &amp; [.J80] &amp; &quot;-&gt;&quot; &amp; [.K80]" office:value-type="string" office:string-value="// GPIOF-&gt;ODR" calcext:value-type="string">
            <text:p>// GPIOF-&gt;ODR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7"/>
          <table:table-cell table:style-name="Default"/>
          <table:table-cell table:formula="of:=IF([.N81]=&quot;0x00000000UL,&quot;;&quot;// &quot;;&quot;&quot;)" office:value-type="string" office:string-value="// " calcext:value-type="string">
            <text:p>//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UPDR</text:p>
          </table:table-cell>
          <table:table-cell table:style-name="ce92" table:formula="of:=VLOOKUP([.K81];[.$D$59:.$E$72];2;0)" office:value-type="float" office:value="12" calcext:value-type="float">
            <text:p>12</text:p>
          </table:table-cell>
          <table:table-cell table:style-name="ce93" table:formula="of:=[.I81] &amp; &quot;0x&quot; &amp; DEC2HEX(1024*(CODE([.J81])-65)+[.L81]+[.$G$61]) &amp; &quot;UL,&quot;" office:value-type="string" office:string-value="// 0x4800140CUL," calcext:value-type="string">
            <text:p>// 0x4800140CUL,</text:p>
          </table:table-cell>
          <table:table-cell table:style-name="ce93" table:formula="of:=&quot;0x&quot; &amp; [.AQ38] &amp; &quot;UL,&quot;" office:value-type="string" office:string-value="0x00000000UL," calcext:value-type="string">
            <text:p>0x00000000UL,</text:p>
          </table:table-cell>
          <table:table-cell table:style-name="ce93" table:formula="of:=&quot;// GPIO&quot; &amp; [.J81] &amp; &quot;-&gt;&quot; &amp; [.K81]" office:value-type="string" office:string-value="// GPIOF-&gt;PUPDR" calcext:value-type="string">
            <text:p>// GPIOF-&gt;PUPDR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7"/>
          <table:table-cell table:style-name="Default"/>
          <table:table-cell table:formula="of:=IF([.N82]=&quot;0x00000000UL,&quot;;&quot;// &quot;;&quot;&quot;)" office:value-type="string" office:string-value="// " calcext:value-type="string">
            <text:p>//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PEEDR</text:p>
          </table:table-cell>
          <table:table-cell table:style-name="ce92" table:formula="of:=VLOOKUP([.K82];[.$D$59:.$E$72];2;0)" office:value-type="float" office:value="8" calcext:value-type="float">
            <text:p>8</text:p>
          </table:table-cell>
          <table:table-cell table:style-name="ce93" table:formula="of:=[.I82] &amp; &quot;0x&quot; &amp; DEC2HEX(1024*(CODE([.J82])-65)+[.L82]+[.$G$61]) &amp; &quot;UL,&quot;" office:value-type="string" office:string-value="// 0x48001408UL," calcext:value-type="string">
            <text:p>// 0x48001408UL,</text:p>
          </table:table-cell>
          <table:table-cell table:style-name="ce93" table:formula="of:=&quot;0x&quot; &amp; [.AP38] &amp; &quot;UL,&quot;" office:value-type="string" office:string-value="0x00000000UL," calcext:value-type="string">
            <text:p>0x00000000UL,</text:p>
          </table:table-cell>
          <table:table-cell table:style-name="ce93" table:formula="of:=&quot;// GPIO&quot; &amp; [.J82] &amp; &quot;-&gt;&quot; &amp; [.K82]" office:value-type="string" office:string-value="// GPIOF-&gt;OSPEEDR" calcext:value-type="string">
            <text:p>// GPIOF-&gt;OSPEEDR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7"/>
          <table:table-cell table:style-name="Default"/>
          <table:table-cell table:formula="of:=IF([.N83]=&quot;0x00000000UL,&quot;;&quot;// &quot;;&quot;&quot;)" office:value-type="string" office:string-value="// " calcext:value-type="string">
            <text:p>//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TYPER</text:p>
          </table:table-cell>
          <table:table-cell table:style-name="ce92" table:formula="of:=VLOOKUP([.K83];[.$D$59:.$E$72];2;0)" office:value-type="float" office:value="4" calcext:value-type="float">
            <text:p>4</text:p>
          </table:table-cell>
          <table:table-cell table:style-name="ce93" table:formula="of:=[.I83] &amp; &quot;0x&quot; &amp; DEC2HEX(1024*(CODE([.J83])-65)+[.L83]+[.$G$61]) &amp; &quot;UL,&quot;" office:value-type="string" office:string-value="// 0x48001404UL," calcext:value-type="string">
            <text:p>// 0x48001404UL,</text:p>
          </table:table-cell>
          <table:table-cell table:style-name="ce93" table:formula="of:=&quot;0x&quot; &amp; [.AO38] &amp; &quot;UL,&quot;" office:value-type="string" office:string-value="0x00000000UL," calcext:value-type="string">
            <text:p>0x00000000UL,</text:p>
          </table:table-cell>
          <table:table-cell table:style-name="ce93" table:formula="of:=&quot;// GPIO&quot; &amp; [.J83] &amp; &quot;-&gt;&quot; &amp; [.K83]" office:value-type="string" office:string-value="// GPIOF-&gt;OTYPER" calcext:value-type="string">
            <text:p>// GPIOF-&gt;OTYPER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7"/>
          <table:table-cell table:style-name="Default"/>
          <table:table-cell table:formula="of:=IF([.N84]=&quot;0x00000000UL,&quot;;&quot;// &quot;;&quot;&quot;)" office:value-type="string" office:string-value="// " calcext:value-type="string">
            <text:p>//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DER</text:p>
          </table:table-cell>
          <table:table-cell table:style-name="ce92" table:formula="of:=VLOOKUP([.K84];[.$D$59:.$E$72];2;0)" office:value-type="float" office:value="0" calcext:value-type="float">
            <text:p>0</text:p>
          </table:table-cell>
          <table:table-cell table:style-name="ce93" table:formula="of:=[.I84] &amp; &quot;0x&quot; &amp; DEC2HEX(1024*(CODE([.J84])-65)+[.L84]+[.$G$61]) &amp; &quot;UL,&quot;" office:value-type="string" office:string-value="// 0x48001400UL," calcext:value-type="string">
            <text:p>// 0x48001400UL,</text:p>
          </table:table-cell>
          <table:table-cell table:style-name="ce93" table:formula="of:=&quot;0x&quot; &amp; [.AN38] &amp; &quot;UL,&quot;" office:value-type="string" office:string-value="0x00000000UL," calcext:value-type="string">
            <text:p>0x00000000UL,</text:p>
          </table:table-cell>
          <table:table-cell table:style-name="ce93" table:formula="of:=&quot;// GPIO&quot; &amp; [.J84] &amp; &quot;-&gt;&quot; &amp; [.K84]" office:value-type="string" office:string-value="// GPIOF-&gt;MODER" calcext:value-type="string">
            <text:p>// GPIOF-&gt;MODER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12"/>
          <table:table-cell table:style-name="ce93" office:value-type="string" calcext:value-type="string">
            <text:p>};</text:p>
          </table:table-cell>
          <table:table-cell table:style-name="ce93" table:number-columns-repeated="2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table:style-name="Default" table:number-columns-repeated="7"/>
          <table:table-cell table:style-name="ce90" table:number-columns-repeated="7"/>
          <table:table-cell table:number-columns-repeated="42"/>
        </table:table-row>
        <table:table-row table:style-name="ro1">
          <table:table-cell table:number-columns-repeated="8"/>
          <table:table-cell table:style-name="Default" table:number-columns-repeated="4"/>
          <table:table-cell table:style-name="Default" office:value-type="string" calcext:value-type="string">
            <text:p>#endif</text:p>
          </table:table-cell>
          <table:table-cell table:style-name="Default" table:number-columns-repeated="2"/>
          <table:table-cell table:style-name="ce90" table:number-columns-repeated="7"/>
          <table:table-cell table:number-columns-repeated="42"/>
        </table:table-row>
        <table:table-row table:style-name="ro1">
          <table:table-cell table:number-columns-repeated="8"/>
          <table:table-cell table:style-name="Default" table:number-columns-repeated="7"/>
          <table:table-cell table:style-name="ce90" table:number-columns-repeated="7"/>
          <table:table-cell table:number-columns-repeated="42"/>
        </table:table-row>
        <table:table-row table:style-name="ro1">
          <table:table-cell table:number-columns-repeated="8"/>
          <table:table-cell table:style-name="ce83" office:value-type="string" calcext:value-type="string">
            <text:p>Макросы управления отдельными пинами</text:p>
          </table:table-cell>
          <table:table-cell table:style-name="ce83" table:number-columns-repeated="3"/>
          <table:table-cell table:style-name="ce85" table:formula="of:=&quot;// &quot; &amp; [.I89]" office:value-type="string" office:string-value="// Макросы управления отдельными пинами" calcext:value-type="string">
            <text:p>// Макросы управления отдельными пинами</text:p>
          </table:table-cell>
          <table:table-cell table:style-name="ce83" table:number-columns-repeated="2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table:style-name="ce84" office:value-type="string" calcext:value-type="string">
            <text:p>Name:</text:p>
          </table:table-cell>
          <table:table-cell table:style-name="ce84" office:value-type="string" calcext:value-type="string">
            <text:p>Net:</text:p>
          </table:table-cell>
          <table:table-cell table:style-name="ce84" office:value-type="string" calcext:value-type="string">
            <text:p>Value:</text:p>
          </table:table-cell>
          <table:table-cell table:style-name="ce86" office:value-type="string" calcext:value-type="string">
            <text:p>Pin:</text:p>
          </table:table-cell>
          <table:table-cell table:number-columns-repeated="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green_on</text:p>
          </table:table-cell>
          <table:table-cell office:value-type="string" calcext:value-type="string">
            <text:p>LED2</text:p>
          </table:table-cell>
          <table:table-cell office:value-type="float" office:value="1" calcext:value-type="float">
            <text:p>1</text:p>
          </table:table-cell>
          <table:table-cell table:formula="of:=VLOOKUP([.J91];[.$E$3:.$F$39];2;0)" office:value-type="string" office:string-value="PB15" calcext:value-type="string">
            <text:p>PB15</text:p>
          </table:table-cell>
          <table:table-cell table:style-name="ce93" table:formula="of:=&quot;#define _&quot; &amp; [.I91] &amp; &quot;()&quot;" office:value-type="string" office:string-value="#define _green_on()" calcext:value-type="string">
            <text:p>#define _green_on()</text:p>
          </table:table-cell>
          <table:table-cell table:style-name="ce93" table:formula="of:=&quot;GPIO&quot; &amp; MID([.L91];2;1) &amp; &quot;-&gt;BSRR=1UL&lt;&lt;(&quot; &amp; MID([.L91];3;2) &amp; IF([.K91]=1;&quot;)&quot;;&quot;+16)&quot;)" office:value-type="string" office:string-value="GPIOB-&gt;BSRR=1UL&lt;&lt;(15)" calcext:value-type="string">
            <text:p>GPIOB-&gt;BSRR=1UL&lt;&lt;(15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green_off</text:p>
          </table:table-cell>
          <table:table-cell office:value-type="string" calcext:value-type="string">
            <text:p>LED2</text:p>
          </table:table-cell>
          <table:table-cell office:value-type="float" office:value="0" calcext:value-type="float">
            <text:p>0</text:p>
          </table:table-cell>
          <table:table-cell table:formula="of:=VLOOKUP([.J92];[.$E$3:.$F$39];2;0)" office:value-type="string" office:string-value="PB15" calcext:value-type="string">
            <text:p>PB15</text:p>
          </table:table-cell>
          <table:table-cell table:style-name="ce93" table:formula="of:=&quot;#define _&quot; &amp; [.I92] &amp; &quot;()&quot;" office:value-type="string" office:string-value="#define _green_off()" calcext:value-type="string">
            <text:p>#define _green_off()</text:p>
          </table:table-cell>
          <table:table-cell table:style-name="ce93" table:formula="of:=&quot;GPIO&quot; &amp; MID([.L92];2;1) &amp; &quot;-&gt;BSRR=1UL&lt;&lt;(&quot; &amp; MID([.L92];3;2) &amp; IF([.K92]=1;&quot;)&quot;;&quot;+16)&quot;)" office:value-type="string" office:string-value="GPIOB-&gt;BSRR=1UL&lt;&lt;(15+16)" calcext:value-type="string">
            <text:p>GPIOB-&gt;BSRR=1UL&lt;&lt;(15+16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red_on</text:p>
          </table:table-cell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table:formula="of:=VLOOKUP([.J93];[.$E$3:.$F$39];2;0)" office:value-type="string" office:string-value="PB14" calcext:value-type="string">
            <text:p>PB14</text:p>
          </table:table-cell>
          <table:table-cell table:style-name="ce93" table:formula="of:=&quot;#define _&quot; &amp; [.I93] &amp; &quot;()&quot;" office:value-type="string" office:string-value="#define _red_on()" calcext:value-type="string">
            <text:p>#define _red_on()</text:p>
          </table:table-cell>
          <table:table-cell table:style-name="ce93" table:formula="of:=&quot;GPIO&quot; &amp; MID([.L93];2;1) &amp; &quot;-&gt;BSRR=1UL&lt;&lt;(&quot; &amp; MID([.L93];3;2) &amp; IF([.K93]=1;&quot;)&quot;;&quot;+16)&quot;)" office:value-type="string" office:string-value="GPIOB-&gt;BSRR=1UL&lt;&lt;(14)" calcext:value-type="string">
            <text:p>GPIOB-&gt;BSRR=1UL&lt;&lt;(14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red_off</text:p>
          </table:table-cell>
          <table:table-cell office:value-type="string" calcext:value-type="string">
            <text:p>LED1</text:p>
          </table:table-cell>
          <table:table-cell office:value-type="float" office:value="0" calcext:value-type="float">
            <text:p>0</text:p>
          </table:table-cell>
          <table:table-cell table:formula="of:=VLOOKUP([.J94];[.$E$3:.$F$39];2;0)" office:value-type="string" office:string-value="PB14" calcext:value-type="string">
            <text:p>PB14</text:p>
          </table:table-cell>
          <table:table-cell table:style-name="ce93" table:formula="of:=&quot;#define _&quot; &amp; [.I94] &amp; &quot;()&quot;" office:value-type="string" office:string-value="#define _red_off()" calcext:value-type="string">
            <text:p>#define _red_off()</text:p>
          </table:table-cell>
          <table:table-cell table:style-name="ce93" table:formula="of:=&quot;GPIO&quot; &amp; MID([.L94];2;1) &amp; &quot;-&gt;BSRR=1UL&lt;&lt;(&quot; &amp; MID([.L94];3;2) &amp; IF([.K94]=1;&quot;)&quot;;&quot;+16)&quot;)" office:value-type="string" office:string-value="GPIOB-&gt;BSRR=1UL&lt;&lt;(14+16)" calcext:value-type="string">
            <text:p>GPIOB-&gt;BSRR=1UL&lt;&lt;(14+16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fault_on</text:p>
          </table:table-cell>
          <table:table-cell office:value-type="string" calcext:value-type="string">
            <text:p>FAULT</text:p>
          </table:table-cell>
          <table:table-cell office:value-type="float" office:value="1" calcext:value-type="float">
            <text:p>1</text:p>
          </table:table-cell>
          <table:table-cell table:formula="of:=VLOOKUP([.J95];[.$E$3:.$F$39];2;0)" office:value-type="string" office:string-value="PC13" calcext:value-type="string">
            <text:p>PC13</text:p>
          </table:table-cell>
          <table:table-cell table:style-name="ce93" table:formula="of:=&quot;#define _&quot; &amp; [.I95] &amp; &quot;()&quot;" office:value-type="string" office:string-value="#define _fault_on()" calcext:value-type="string">
            <text:p>#define _fault_on()</text:p>
          </table:table-cell>
          <table:table-cell table:style-name="ce93" table:formula="of:=&quot;GPIO&quot; &amp; MID([.L95];2;1) &amp; &quot;-&gt;BSRR=1UL&lt;&lt;(&quot; &amp; MID([.L95];3;2) &amp; IF([.K95]=1;&quot;)&quot;;&quot;+16)&quot;)" office:value-type="string" office:string-value="GPIOC-&gt;BSRR=1UL&lt;&lt;(13)" calcext:value-type="string">
            <text:p>GPIOC-&gt;BSRR=1UL&lt;&lt;(13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fault_off</text:p>
          </table:table-cell>
          <table:table-cell office:value-type="string" calcext:value-type="string">
            <text:p>FAULT</text:p>
          </table:table-cell>
          <table:table-cell office:value-type="float" office:value="0" calcext:value-type="float">
            <text:p>0</text:p>
          </table:table-cell>
          <table:table-cell table:formula="of:=VLOOKUP([.J96];[.$E$3:.$F$39];2;0)" office:value-type="string" office:string-value="PC13" calcext:value-type="string">
            <text:p>PC13</text:p>
          </table:table-cell>
          <table:table-cell table:style-name="ce93" table:formula="of:=&quot;#define _&quot; &amp; [.I96] &amp; &quot;()&quot;" office:value-type="string" office:string-value="#define _fault_off()" calcext:value-type="string">
            <text:p>#define _fault_off()</text:p>
          </table:table-cell>
          <table:table-cell table:style-name="ce93" table:formula="of:=&quot;GPIO&quot; &amp; MID([.L96];2;1) &amp; &quot;-&gt;BSRR=1UL&lt;&lt;(&quot; &amp; MID([.L96];3;2) &amp; IF([.K96]=1;&quot;)&quot;;&quot;+16)&quot;)" office:value-type="string" office:string-value="GPIOC-&gt;BSRR=1UL&lt;&lt;(13+16)" calcext:value-type="string">
            <text:p>GPIOC-&gt;BSRR=1UL&lt;&lt;(13+16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rly1_on</text:p>
          </table:table-cell>
          <table:table-cell office:value-type="string" calcext:value-type="string">
            <text:p>RLY1</text:p>
          </table:table-cell>
          <table:table-cell office:value-type="float" office:value="1" calcext:value-type="float">
            <text:p>1</text:p>
          </table:table-cell>
          <table:table-cell table:formula="of:=VLOOKUP([.J97];[.$E$3:.$F$39];2;0)" office:value-type="string" office:string-value="PB2" calcext:value-type="string">
            <text:p>PB2</text:p>
          </table:table-cell>
          <table:table-cell table:style-name="ce93" table:formula="of:=&quot;#define _&quot; &amp; [.I97] &amp; &quot;()&quot;" office:value-type="string" office:string-value="#define _rly1_on()" calcext:value-type="string">
            <text:p>#define _rly1_on()</text:p>
          </table:table-cell>
          <table:table-cell table:style-name="ce93" table:formula="of:=&quot;GPIO&quot; &amp; MID([.L97];2;1) &amp; &quot;-&gt;BSRR=1UL&lt;&lt;(&quot; &amp; MID([.L97];3;2) &amp; IF([.K97]=1;&quot;)&quot;;&quot;+16)&quot;)" office:value-type="string" office:string-value="GPIOB-&gt;BSRR=1UL&lt;&lt;(2)" calcext:value-type="string">
            <text:p>GPIOB-&gt;BSRR=1UL&lt;&lt;(2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rly1_off</text:p>
          </table:table-cell>
          <table:table-cell office:value-type="string" calcext:value-type="string">
            <text:p>RLY1</text:p>
          </table:table-cell>
          <table:table-cell office:value-type="float" office:value="0" calcext:value-type="float">
            <text:p>0</text:p>
          </table:table-cell>
          <table:table-cell table:formula="of:=VLOOKUP([.J98];[.$E$3:.$F$39];2;0)" office:value-type="string" office:string-value="PB2" calcext:value-type="string">
            <text:p>PB2</text:p>
          </table:table-cell>
          <table:table-cell table:style-name="ce93" table:formula="of:=&quot;#define _&quot; &amp; [.I98] &amp; &quot;()&quot;" office:value-type="string" office:string-value="#define _rly1_off()" calcext:value-type="string">
            <text:p>#define _rly1_off()</text:p>
          </table:table-cell>
          <table:table-cell table:style-name="ce93" table:formula="of:=&quot;GPIO&quot; &amp; MID([.L98];2;1) &amp; &quot;-&gt;BSRR=1UL&lt;&lt;(&quot; &amp; MID([.L98];3;2) &amp; IF([.K98]=1;&quot;)&quot;;&quot;+16)&quot;)" office:value-type="string" office:string-value="GPIOB-&gt;BSRR=1UL&lt;&lt;(2+16)" calcext:value-type="string">
            <text:p>GPIOB-&gt;BSRR=1UL&lt;&lt;(2+16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rly2_on</text:p>
          </table:table-cell>
          <table:table-cell office:value-type="string" calcext:value-type="string">
            <text:p>RLY2</text:p>
          </table:table-cell>
          <table:table-cell office:value-type="float" office:value="1" calcext:value-type="float">
            <text:p>1</text:p>
          </table:table-cell>
          <table:table-cell table:formula="of:=VLOOKUP([.J99];[.$E$3:.$F$39];2;0)" office:value-type="string" office:string-value="PB10" calcext:value-type="string">
            <text:p>PB10</text:p>
          </table:table-cell>
          <table:table-cell table:style-name="ce93" table:formula="of:=&quot;#define _&quot; &amp; [.I99] &amp; &quot;()&quot;" office:value-type="string" office:string-value="#define _rly2_on()" calcext:value-type="string">
            <text:p>#define _rly2_on()</text:p>
          </table:table-cell>
          <table:table-cell table:style-name="ce93" table:formula="of:=&quot;GPIO&quot; &amp; MID([.L99];2;1) &amp; &quot;-&gt;BSRR=1UL&lt;&lt;(&quot; &amp; MID([.L99];3;2) &amp; IF([.K99]=1;&quot;)&quot;;&quot;+16)&quot;)" office:value-type="string" office:string-value="GPIOB-&gt;BSRR=1UL&lt;&lt;(10)" calcext:value-type="string">
            <text:p>GPIOB-&gt;BSRR=1UL&lt;&lt;(10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rly2_off</text:p>
          </table:table-cell>
          <table:table-cell office:value-type="string" calcext:value-type="string">
            <text:p>RLY2</text:p>
          </table:table-cell>
          <table:table-cell office:value-type="float" office:value="0" calcext:value-type="float">
            <text:p>0</text:p>
          </table:table-cell>
          <table:table-cell table:formula="of:=VLOOKUP([.J100];[.$E$3:.$F$39];2;0)" office:value-type="string" office:string-value="PB10" calcext:value-type="string">
            <text:p>PB10</text:p>
          </table:table-cell>
          <table:table-cell table:style-name="ce93" table:formula="of:=&quot;#define _&quot; &amp; [.I100] &amp; &quot;()&quot;" office:value-type="string" office:string-value="#define _rly2_off()" calcext:value-type="string">
            <text:p>#define _rly2_off()</text:p>
          </table:table-cell>
          <table:table-cell table:style-name="ce93" table:formula="of:=&quot;GPIO&quot; &amp; MID([.L100];2;1) &amp; &quot;-&gt;BSRR=1UL&lt;&lt;(&quot; &amp; MID([.L100];3;2) &amp; IF([.K100]=1;&quot;)&quot;;&quot;+16)&quot;)" office:value-type="string" office:string-value="GPIOB-&gt;BSRR=1UL&lt;&lt;(10+16)" calcext:value-type="string">
            <text:p>GPIOB-&gt;BSRR=1UL&lt;&lt;(10+16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tp1_on</text:p>
          </table:table-cell>
          <table:table-cell office:value-type="string" calcext:value-type="string">
            <text:p>TP1</text:p>
          </table:table-cell>
          <table:table-cell office:value-type="float" office:value="1" calcext:value-type="float">
            <text:p>1</text:p>
          </table:table-cell>
          <table:table-cell table:formula="of:=VLOOKUP([.J101];[.$E$3:.$F$39];2;0)" office:value-type="string" office:string-value="PA12" calcext:value-type="string">
            <text:p>PA12</text:p>
          </table:table-cell>
          <table:table-cell table:style-name="ce93" table:formula="of:=&quot;#define _&quot; &amp; [.I101] &amp; &quot;()&quot;" office:value-type="string" office:string-value="#define _tp1_on()" calcext:value-type="string">
            <text:p>#define _tp1_on()</text:p>
          </table:table-cell>
          <table:table-cell table:style-name="ce93" table:formula="of:=&quot;GPIO&quot; &amp; MID([.L101];2;1) &amp; &quot;-&gt;BSRR=1UL&lt;&lt;(&quot; &amp; MID([.L101];3;2) &amp; IF([.K101]=1;&quot;)&quot;;&quot;+16)&quot;)" office:value-type="string" office:string-value="GPIOA-&gt;BSRR=1UL&lt;&lt;(12)" calcext:value-type="string">
            <text:p>GPIOA-&gt;BSRR=1UL&lt;&lt;(12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tp1_off</text:p>
          </table:table-cell>
          <table:table-cell office:value-type="string" calcext:value-type="string">
            <text:p>TP1</text:p>
          </table:table-cell>
          <table:table-cell office:value-type="float" office:value="0" calcext:value-type="float">
            <text:p>0</text:p>
          </table:table-cell>
          <table:table-cell table:formula="of:=VLOOKUP([.J102];[.$E$3:.$F$39];2;0)" office:value-type="string" office:string-value="PA12" calcext:value-type="string">
            <text:p>PA12</text:p>
          </table:table-cell>
          <table:table-cell table:style-name="ce93" table:formula="of:=&quot;#define _&quot; &amp; [.I102] &amp; &quot;()&quot;" office:value-type="string" office:string-value="#define _tp1_off()" calcext:value-type="string">
            <text:p>#define _tp1_off()</text:p>
          </table:table-cell>
          <table:table-cell table:style-name="ce93" table:formula="of:=&quot;GPIO&quot; &amp; MID([.L102];2;1) &amp; &quot;-&gt;BSRR=1UL&lt;&lt;(&quot; &amp; MID([.L102];3;2) &amp; IF([.K102]=1;&quot;)&quot;;&quot;+16)&quot;)" office:value-type="string" office:string-value="GPIOA-&gt;BSRR=1UL&lt;&lt;(12+16)" calcext:value-type="string">
            <text:p>GPIOA-&gt;BSRR=1UL&lt;&lt;(12+16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tp2_on</text:p>
          </table:table-cell>
          <table:table-cell office:value-type="string" calcext:value-type="string">
            <text:p>TP2</text:p>
          </table:table-cell>
          <table:table-cell office:value-type="float" office:value="1" calcext:value-type="float">
            <text:p>1</text:p>
          </table:table-cell>
          <table:table-cell table:formula="of:=VLOOKUP([.J103];[.$E$3:.$F$39];2;0)" office:value-type="string" office:string-value="PA15" calcext:value-type="string">
            <text:p>PA15</text:p>
          </table:table-cell>
          <table:table-cell table:style-name="ce93" table:formula="of:=&quot;#define _&quot; &amp; [.I103] &amp; &quot;()&quot;" office:value-type="string" office:string-value="#define _tp2_on()" calcext:value-type="string">
            <text:p>#define _tp2_on()</text:p>
          </table:table-cell>
          <table:table-cell table:style-name="ce93" table:formula="of:=&quot;GPIO&quot; &amp; MID([.L103];2;1) &amp; &quot;-&gt;BSRR=1UL&lt;&lt;(&quot; &amp; MID([.L103];3;2) &amp; IF([.K103]=1;&quot;)&quot;;&quot;+16)&quot;)" office:value-type="string" office:string-value="GPIOA-&gt;BSRR=1UL&lt;&lt;(15)" calcext:value-type="string">
            <text:p>GPIOA-&gt;BSRR=1UL&lt;&lt;(15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tp2_off</text:p>
          </table:table-cell>
          <table:table-cell office:value-type="string" calcext:value-type="string">
            <text:p>TP2</text:p>
          </table:table-cell>
          <table:table-cell office:value-type="float" office:value="0" calcext:value-type="float">
            <text:p>0</text:p>
          </table:table-cell>
          <table:table-cell table:formula="of:=VLOOKUP([.J104];[.$E$3:.$F$39];2;0)" office:value-type="string" office:string-value="PA15" calcext:value-type="string">
            <text:p>PA15</text:p>
          </table:table-cell>
          <table:table-cell table:style-name="ce93" table:formula="of:=&quot;#define _&quot; &amp; [.I104] &amp; &quot;()&quot;" office:value-type="string" office:string-value="#define _tp2_off()" calcext:value-type="string">
            <text:p>#define _tp2_off()</text:p>
          </table:table-cell>
          <table:table-cell table:style-name="ce93" table:formula="of:=&quot;GPIO&quot; &amp; MID([.L104];2;1) &amp; &quot;-&gt;BSRR=1UL&lt;&lt;(&quot; &amp; MID([.L104];3;2) &amp; IF([.K104]=1;&quot;)&quot;;&quot;+16)&quot;)" office:value-type="string" office:string-value="GPIOA-&gt;BSRR=1UL&lt;&lt;(15+16)" calcext:value-type="string">
            <text:p>GPIOA-&gt;BSRR=1UL&lt;&lt;(15+16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15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table:style-name="ce83" office:value-type="string" calcext:value-type="string">
            <text:p>Макросы опроса состояния пинов</text:p>
          </table:table-cell>
          <table:table-cell table:style-name="ce83" table:number-columns-repeated="3"/>
          <table:table-cell table:style-name="ce85" table:formula="of:=&quot;// &quot; &amp; [.I106]" office:value-type="string" office:string-value="// Макросы опроса состояния пинов" calcext:value-type="string">
            <text:p>// Макросы опроса состояния пинов</text:p>
          </table:table-cell>
          <table:table-cell table:style-name="ce83" table:number-columns-repeated="2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table:style-name="ce87" office:value-type="string" calcext:value-type="string">
            <text:p>Name:</text:p>
          </table:table-cell>
          <table:table-cell table:style-name="ce87" office:value-type="string" calcext:value-type="string">
            <text:p>Net:</text:p>
          </table:table-cell>
          <table:table-cell table:style-name="ce90"/>
          <table:table-cell table:style-name="ce90" office:value-type="string" calcext:value-type="string">
            <text:p>Pin:</text:p>
          </table:table-cell>
          <table:table-cell table:style-name="ce80" table:number-columns-repeated="3"/>
          <table:table-cell table:style-name="ce81" table:number-columns-repeated="7"/>
          <table:table-cell table:number-columns-repeated="42"/>
        </table:table-row>
        <table:table-row table:style-name="ro1">
          <table:table-cell table:number-columns-repeated="8"/>
          <table:table-cell table:style-name="ce80" office:value-type="string" calcext:value-type="string">
            <text:p>get_fault</text:p>
          </table:table-cell>
          <table:table-cell office:value-type="string" calcext:value-type="string">
            <text:p>NFAULT</text:p>
          </table:table-cell>
          <table:table-cell/>
          <table:table-cell table:formula="of:=VLOOKUP([.J108];[.$E$3:.$F$39];2;0)" office:value-type="string" office:string-value="PC14" calcext:value-type="string">
            <text:p>PC14</text:p>
          </table:table-cell>
          <table:table-cell table:style-name="ce93" table:formula="of:=&quot;#define _&quot; &amp; [.I108] &amp; &quot;()&quot;" office:value-type="string" office:string-value="#define _get_fault()" calcext:value-type="string">
            <text:p>#define _get_fault()</text:p>
          </table:table-cell>
          <table:table-cell table:style-name="ce93" table:formula="of:=&quot;((GPIO&quot; &amp; MID([.L108];2;1) &amp; &quot;-&gt;IDR &gt;&gt; &quot; &amp; MID([.L108];3;2) &amp; &quot;) &amp; 1)&quot;" office:value-type="string" office:string-value="((GPIOC-&gt;IDR &gt;&gt; 14) &amp; 1)" calcext:value-type="string">
            <text:p>((GPIOC-&gt;IDR &gt;&gt; 14) &amp; 1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style-name="ce86" table:number-columns-repeated="20"/>
          <table:table-cell table:number-columns-repeated="4"/>
          <table:table-cell table:style-name="ce86" table:number-columns-repeated="40"/>
        </table:table-row>
        <table:table-row table:style-name="ro1">
          <table:table-cell table:style-name="ce86" table:number-columns-repeated="8"/>
          <table:table-cell table:style-name="ce83" office:value-type="string" calcext:value-type="string">
            <text:p>Специализированные функции</text:p>
          </table:table-cell>
          <table:table-cell table:style-name="ce83" table:number-columns-repeated="3"/>
          <table:table-cell table:style-name="ce85" table:formula="of:=&quot;// &quot; &amp; [.I110]" office:value-type="string" office:string-value="// Специализированные функции" calcext:value-type="string">
            <text:p>// Специализированные функции</text:p>
          </table:table-cell>
          <table:table-cell table:style-name="ce83" table:number-columns-repeated="2"/>
          <table:table-cell table:style-name="ce86" table:number-columns-repeated="5"/>
          <table:table-cell table:number-columns-repeated="4"/>
          <table:table-cell table:style-name="ce86" table:number-columns-repeated="40"/>
        </table:table-row>
        <table:table-row table:style-name="ro1">
          <table:table-cell table:style-name="ce86" table:number-columns-repeated="8"/>
          <table:table-cell table:style-name="ce80" table:number-columns-repeated="7"/>
          <table:table-cell table:style-name="ce86" table:number-columns-repeated="5"/>
          <table:table-cell table:number-columns-repeated="4"/>
          <table:table-cell table:style-name="ce86" table:number-columns-repeated="40"/>
        </table:table-row>
        <table:table-row table:style-name="ro1">
          <table:table-cell table:style-name="ce86" table:number-columns-repeated="8"/>
          <table:table-cell table:style-name="ce80" office:value-type="string" calcext:value-type="string">
            <text:p>adc_vdd</text:p>
          </table:table-cell>
          <table:table-cell table:style-name="ce80" office:value-type="string" calcext:value-type="string">
            <text:p>ADC_12V</text:p>
          </table:table-cell>
          <table:table-cell table:style-name="Default"/>
          <table:table-cell table:formula="of:=VLOOKUP([.J112];[.$E$3:.$W$40];19;0)" office:value-type="string" office:string-value="ADC_IN1" calcext:value-type="string">
            <text:p>ADC_IN1</text:p>
          </table:table-cell>
          <table:table-cell table:style-name="ce93" table:formula="of:=&quot;#define _&quot; &amp; [.I112]" office:value-type="string" office:string-value="#define _adc_vdd" calcext:value-type="string">
            <text:p>#define _adc_vdd</text:p>
          </table:table-cell>
          <table:table-cell table:style-name="ce93" table:formula="of:=MID([.L112];7;2)" office:value-type="string" office:string-value="1" calcext:value-type="string">
            <text:p>1</text:p>
          </table:table-cell>
          <table:table-cell table:style-name="ce93"/>
          <table:table-cell table:style-name="ce86" table:number-columns-repeated="5"/>
          <table:table-cell table:number-columns-repeated="4"/>
          <table:table-cell table:style-name="ce86" table:number-columns-repeated="40"/>
        </table:table-row>
        <table:table-row table:style-name="ro1">
          <table:table-cell table:style-name="ce86" table:number-columns-repeated="8"/>
          <table:table-cell table:style-name="ce80" office:value-type="string" calcext:value-type="string">
            <text:p>adc_t1</text:p>
          </table:table-cell>
          <table:table-cell table:style-name="ce80" office:value-type="string" calcext:value-type="string">
            <text:p>ADC_T1</text:p>
          </table:table-cell>
          <table:table-cell table:style-name="ce80"/>
          <table:table-cell table:formula="of:=VLOOKUP([.J113];[.$E$3:.$W$40];19;0)" office:value-type="string" office:string-value="ADC_IN2" calcext:value-type="string">
            <text:p>ADC_IN2</text:p>
          </table:table-cell>
          <table:table-cell table:style-name="ce93" table:formula="of:=&quot;#define _&quot; &amp; [.I113]" office:value-type="string" office:string-value="#define _adc_t1" calcext:value-type="string">
            <text:p>#define _adc_t1</text:p>
          </table:table-cell>
          <table:table-cell table:style-name="ce93" table:formula="of:=MID([.L113];7;2)" office:value-type="string" office:string-value="2" calcext:value-type="string">
            <text:p>2</text:p>
          </table:table-cell>
          <table:table-cell table:style-name="ce93"/>
          <table:table-cell table:style-name="ce86" table:number-columns-repeated="5"/>
          <table:table-cell table:number-columns-repeated="4"/>
          <table:table-cell table:style-name="ce86" table:number-columns-repeated="40"/>
        </table:table-row>
        <table:table-row table:style-name="ro1">
          <table:table-cell table:style-name="ce86" table:number-columns-repeated="8"/>
          <table:table-cell table:style-name="ce80" office:value-type="string" calcext:value-type="string">
            <text:p>adc_t2</text:p>
          </table:table-cell>
          <table:table-cell table:style-name="ce80" office:value-type="string" calcext:value-type="string">
            <text:p>ADC_T2</text:p>
          </table:table-cell>
          <table:table-cell table:style-name="ce80"/>
          <table:table-cell table:formula="of:=VLOOKUP([.J114];[.$E$3:.$W$40];19;0)" office:value-type="string" office:string-value="ADC_IN14" calcext:value-type="string">
            <text:p>ADC_IN14</text:p>
          </table:table-cell>
          <table:table-cell table:style-name="ce93" table:formula="of:=&quot;#define _&quot; &amp; [.I114]" office:value-type="string" office:string-value="#define _adc_t2" calcext:value-type="string">
            <text:p>#define _adc_t2</text:p>
          </table:table-cell>
          <table:table-cell table:style-name="ce93" table:formula="of:=MID([.L114];7;2)" office:value-type="string" office:string-value="14" calcext:value-type="string">
            <text:p>14</text:p>
          </table:table-cell>
          <table:table-cell table:style-name="ce93"/>
          <table:table-cell table:style-name="ce86" table:number-columns-repeated="5"/>
          <table:table-cell table:number-columns-repeated="4"/>
          <table:table-cell table:style-name="ce86" table:number-columns-repeated="40"/>
        </table:table-row>
        <table:table-row table:style-name="ro1">
          <table:table-cell table:style-name="ce86" table:number-columns-repeated="8"/>
          <table:table-cell table:style-name="ce80" office:value-type="string" calcext:value-type="string">
            <text:p>adc_t3</text:p>
          </table:table-cell>
          <table:table-cell table:style-name="ce80" office:value-type="string" calcext:value-type="string">
            <text:p>ADC_T3</text:p>
          </table:table-cell>
          <table:table-cell table:style-name="ce86"/>
          <table:table-cell table:formula="of:=VLOOKUP([.J115];[.$E$3:.$W$40];19;0)" office:value-type="string" office:string-value="ADC_IN13" calcext:value-type="string">
            <text:p>ADC_IN13</text:p>
          </table:table-cell>
          <table:table-cell table:style-name="ce93" table:formula="of:=&quot;#define _&quot; &amp; [.I115]" office:value-type="string" office:string-value="#define _adc_t3" calcext:value-type="string">
            <text:p>#define _adc_t3</text:p>
          </table:table-cell>
          <table:table-cell table:style-name="ce93" table:formula="of:=MID([.L115];7;2)" office:value-type="string" office:string-value="13" calcext:value-type="string">
            <text:p>13</text:p>
          </table:table-cell>
          <table:table-cell table:style-name="ce93"/>
          <table:table-cell table:style-name="ce86" table:number-columns-repeated="5"/>
          <table:table-cell table:number-columns-repeated="4"/>
          <table:table-cell table:style-name="ce86" table:number-columns-repeated="40"/>
        </table:table-row>
        <table:table-row table:style-name="ro1">
          <table:table-cell table:style-name="ce86" table:number-columns-repeated="8"/>
          <table:table-cell table:style-name="ce80" office:value-type="string" calcext:value-type="string">
            <text:p>adc_vin_p</text:p>
          </table:table-cell>
          <table:table-cell table:style-name="ce80" office:value-type="string" calcext:value-type="string">
            <text:p>VIN_POS_ADC</text:p>
          </table:table-cell>
          <table:table-cell table:style-name="ce86"/>
          <table:table-cell table:formula="of:=VLOOKUP([.J116];[.$E$3:.$W$40];19;0)" office:value-type="string" office:string-value="ADC_IN3" calcext:value-type="string">
            <text:p>ADC_IN3</text:p>
          </table:table-cell>
          <table:table-cell table:style-name="ce93" table:formula="of:=&quot;#define _&quot; &amp; [.I116]" office:value-type="string" office:string-value="#define _adc_vin_p" calcext:value-type="string">
            <text:p>#define _adc_vin_p</text:p>
          </table:table-cell>
          <table:table-cell table:style-name="ce93" table:formula="of:=MID([.L116];7;2)" office:value-type="string" office:string-value="3" calcext:value-type="string">
            <text:p>3</text:p>
          </table:table-cell>
          <table:table-cell table:style-name="ce93"/>
          <table:table-cell table:style-name="ce86" table:number-columns-repeated="5"/>
          <table:table-cell table:number-columns-repeated="4"/>
          <table:table-cell table:style-name="ce86" table:number-columns-repeated="40"/>
        </table:table-row>
        <table:table-row table:style-name="ro1">
          <table:table-cell table:style-name="ce86" table:number-columns-repeated="8"/>
          <table:table-cell table:style-name="ce80" office:value-type="string" calcext:value-type="string">
            <text:p>adc_vin_n</text:p>
          </table:table-cell>
          <table:table-cell table:style-name="ce80" office:value-type="string" calcext:value-type="string">
            <text:p>VIN_NEG_ADC</text:p>
          </table:table-cell>
          <table:table-cell table:style-name="ce86"/>
          <table:table-cell table:formula="of:=VLOOKUP([.J117];[.$E$3:.$W$40];19;0)" office:value-type="string" office:string-value="ADC_IN4" calcext:value-type="string">
            <text:p>ADC_IN4</text:p>
          </table:table-cell>
          <table:table-cell table:style-name="ce93" table:formula="of:=&quot;#define _&quot; &amp; [.I117]" office:value-type="string" office:string-value="#define _adc_vin_n" calcext:value-type="string">
            <text:p>#define _adc_vin_n</text:p>
          </table:table-cell>
          <table:table-cell table:style-name="ce93" table:formula="of:=MID([.L117];7;2)" office:value-type="string" office:string-value="4" calcext:value-type="string">
            <text:p>4</text:p>
          </table:table-cell>
          <table:table-cell table:style-name="ce93"/>
          <table:table-cell table:style-name="ce86" table:number-columns-repeated="5"/>
          <table:table-cell table:number-columns-repeated="4"/>
          <table:table-cell table:style-name="ce86" table:number-columns-repeated="40"/>
        </table:table-row>
        <table:table-row table:style-name="ro1">
          <table:table-cell table:style-name="ce86" table:number-columns-repeated="8"/>
          <table:table-cell table:style-name="ce81" office:value-type="string" calcext:value-type="string">
            <text:p>adc_vout_p</text:p>
          </table:table-cell>
          <table:table-cell table:style-name="ce86" office:value-type="string" calcext:value-type="string">
            <text:p>DC_POS_ADC</text:p>
          </table:table-cell>
          <table:table-cell table:style-name="ce86"/>
          <table:table-cell table:formula="of:=VLOOKUP([.J118];[.$E$3:.$W$40];19;0)" office:value-type="string" office:string-value="ADC_IN11" calcext:value-type="string">
            <text:p>ADC_IN11</text:p>
          </table:table-cell>
          <table:table-cell table:style-name="ce93" table:formula="of:=&quot;#define _&quot; &amp; [.I118]" office:value-type="string" office:string-value="#define _adc_vout_p" calcext:value-type="string">
            <text:p>#define _adc_vout_p</text:p>
          </table:table-cell>
          <table:table-cell table:style-name="ce93" table:formula="of:=MID([.L118];7;2)" office:value-type="string" office:string-value="11" calcext:value-type="string">
            <text:p>11</text:p>
          </table:table-cell>
          <table:table-cell table:style-name="ce93"/>
          <table:table-cell table:style-name="ce86" table:number-columns-repeated="5"/>
          <table:table-cell table:number-columns-repeated="4"/>
          <table:table-cell table:style-name="ce86" table:number-columns-repeated="40"/>
        </table:table-row>
        <table:table-row table:style-name="ro1">
          <table:table-cell table:style-name="ce86" table:number-columns-repeated="8"/>
          <table:table-cell table:style-name="ce81" office:value-type="string" calcext:value-type="string">
            <text:p>adc_vout_n</text:p>
          </table:table-cell>
          <table:table-cell table:style-name="ce86" office:value-type="string" calcext:value-type="string">
            <text:p>DC_NEG_ADC</text:p>
          </table:table-cell>
          <table:table-cell table:style-name="ce86"/>
          <table:table-cell table:formula="of:=VLOOKUP([.J119];[.$E$3:.$W$40];19;0)" office:value-type="string" office:string-value="ADC_IN12" calcext:value-type="string">
            <text:p>ADC_IN12</text:p>
          </table:table-cell>
          <table:table-cell table:style-name="ce93" table:formula="of:=&quot;#define _&quot; &amp; [.I119]" office:value-type="string" office:string-value="#define _adc_vout_n" calcext:value-type="string">
            <text:p>#define _adc_vout_n</text:p>
          </table:table-cell>
          <table:table-cell table:style-name="ce93" table:formula="of:=MID([.L119];7;2)" office:value-type="string" office:string-value="12" calcext:value-type="string">
            <text:p>12</text:p>
          </table:table-cell>
          <table:table-cell table:style-name="ce93"/>
          <table:table-cell table:style-name="ce86" table:number-columns-repeated="5"/>
          <table:table-cell table:number-columns-repeated="4"/>
          <table:table-cell table:style-name="ce86" table:number-columns-repeated="40"/>
        </table:table-row>
        <table:table-row table:style-name="ro1">
          <table:table-cell table:style-name="ce86" table:number-columns-repeated="8"/>
          <table:table-cell table:style-name="ce81" office:value-type="string" calcext:value-type="string">
            <text:p>adc_switch</text:p>
          </table:table-cell>
          <table:table-cell table:style-name="ce86" office:value-type="string" calcext:value-type="string">
            <text:p>FAST_ADC</text:p>
          </table:table-cell>
          <table:table-cell table:style-name="ce86"/>
          <table:table-cell table:formula="of:=VLOOKUP([.J120];[.$E$3:.$W$40];19;0)" office:value-type="string" office:string-value="ADC_IN15" calcext:value-type="string">
            <text:p>ADC_IN15</text:p>
          </table:table-cell>
          <table:table-cell table:style-name="ce93" table:formula="of:=&quot;#define _&quot; &amp; [.I120]" office:value-type="string" office:string-value="#define _adc_switch" calcext:value-type="string">
            <text:p>#define _adc_switch</text:p>
          </table:table-cell>
          <table:table-cell table:style-name="ce93" table:formula="of:=MID([.L120];7;2)" office:value-type="string" office:string-value="15" calcext:value-type="string">
            <text:p>15</text:p>
          </table:table-cell>
          <table:table-cell table:style-name="ce93"/>
          <table:table-cell table:style-name="ce86" table:number-columns-repeated="5"/>
          <table:table-cell table:number-columns-repeated="4"/>
          <table:table-cell table:style-name="ce86" table:number-columns-repeated="40"/>
        </table:table-row>
        <table:table-row table:style-name="ro1">
          <table:table-cell table:style-name="ce86" table:number-columns-repeated="8"/>
          <table:table-cell table:style-name="ce81" office:value-type="string" calcext:value-type="string">
            <text:p>adc_ctl</text:p>
          </table:table-cell>
          <table:table-cell table:style-name="ce86" office:value-type="string" calcext:value-type="string">
            <text:p>ACTL_ADC</text:p>
          </table:table-cell>
          <table:table-cell table:style-name="ce86"/>
          <table:table-cell table:formula="of:=VLOOKUP([.J121];[.$E$3:.$W$40];19;0)" office:value-type="string" office:string-value="ADC_IN10" calcext:value-type="string">
            <text:p>ADC_IN10</text:p>
          </table:table-cell>
          <table:table-cell table:style-name="ce93" table:formula="of:=&quot;#define _&quot; &amp; [.I121]" office:value-type="string" office:string-value="#define _adc_ctl" calcext:value-type="string">
            <text:p>#define _adc_ctl</text:p>
          </table:table-cell>
          <table:table-cell table:style-name="ce93" table:formula="of:=MID([.L121];7;2)" office:value-type="string" office:string-value="10" calcext:value-type="string">
            <text:p>10</text:p>
          </table:table-cell>
          <table:table-cell table:style-name="ce93"/>
          <table:table-cell table:style-name="ce86" table:number-columns-repeated="5"/>
          <table:table-cell table:number-columns-repeated="4"/>
          <table:table-cell table:style-name="ce86" table:number-columns-repeated="40"/>
        </table:table-row>
        <table:table-row table:style-name="ro1">
          <table:table-cell table:style-name="ce86" table:number-columns-repeated="8"/>
          <table:table-cell table:style-name="ce81" office:value-type="string" calcext:value-type="string">
            <text:p>adc_share</text:p>
          </table:table-cell>
          <table:table-cell table:style-name="ce86" office:value-type="string" calcext:value-type="string">
            <text:p>SHARE_ADC</text:p>
          </table:table-cell>
          <table:table-cell table:style-name="ce86"/>
          <table:table-cell table:formula="of:=VLOOKUP([.J122];[.$E$3:.$W$40];19;0)" office:value-type="string" office:string-value="XXX!" calcext:value-type="string">
            <text:p>XXX!</text:p>
          </table:table-cell>
          <table:table-cell table:style-name="ce93" table:formula="of:=&quot;#define _&quot; &amp; [.I122]" office:value-type="string" office:string-value="#define _adc_share" calcext:value-type="string">
            <text:p>#define _adc_share</text:p>
          </table:table-cell>
          <table:table-cell table:style-name="ce93" table:formula="of:=MID([.L122];7;2)">
            <text:p/>
          </table:table-cell>
          <table:table-cell table:style-name="ce93"/>
          <table:table-cell table:style-name="ce86" table:number-columns-repeated="5"/>
          <table:table-cell table:number-columns-repeated="4"/>
          <table:table-cell table:style-name="ce86" table:number-columns-repeated="40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N filter" table:style-name="ta1">
        <table:table-column table:style-name="co37" table:default-cell-style-name="ce80"/>
        <table:table-column table:style-name="co38" table:default-cell-style-name="ce80"/>
        <table:table-column table:style-name="co36" table:default-cell-style-name="ce80"/>
        <table:table-column table:style-name="co39" table:default-cell-style-name="ce80"/>
        <table:table-column table:style-name="co40" table:default-cell-style-name="ce80"/>
        <table:table-column table:style-name="co41" table:default-cell-style-name="ce81"/>
        <table:table-column table:style-name="co42" table:default-cell-style-name="ce81"/>
        <table:table-column table:style-name="co43" table:default-cell-style-name="ce80"/>
        <table:table-column table:style-name="co44" table:default-cell-style-name="ce80"/>
        <table:table-column table:style-name="co45" table:default-cell-style-name="ce80"/>
        <table:table-column table:style-name="co46" table:number-columns-repeated="2" table:default-cell-style-name="ce80"/>
        <table:table-column table:style-name="co47" table:default-cell-style-name="ce80"/>
        <table:table-column table:style-name="co48" table:default-cell-style-name="ce80"/>
        <table:table-column table:style-name="co46" table:default-cell-style-name="ce80"/>
        <table:table-column table:style-name="co36" table:number-columns-repeated="2" table:default-cell-style-name="ce80"/>
        <table:table-column table:style-name="co49" table:default-cell-style-name="ce80"/>
        <table:table-column table:style-name="co50" table:default-cell-style-name="ce80"/>
        <table:table-column table:style-name="co51" table:default-cell-style-name="ce80"/>
        <table:table-column table:style-name="co36" table:number-columns-repeated="2" table:default-cell-style-name="ce80"/>
        <table:table-column table:style-name="co36" table:number-columns-repeated="42" table:default-cell-style-name="Default"/>
        <table:table-row table:style-name="ro1">
          <table:table-cell office:value-type="string" calcext:value-type="string">
            <text:p>Нога</text:p>
          </table:table-cell>
          <table:table-cell office:value-type="string" calcext:value-type="string">
            <text:p>Цепь</text:p>
          </table:table-cell>
          <table:table-cell office:value-type="string" calcext:value-type="string">
            <text:p>Напр-е</text:p>
          </table:table-cell>
          <table:table-cell office:value-type="string" calcext:value-type="string">
            <text:p>Описание</text:p>
          </table:table-cell>
          <table:table-cell/>
          <table:table-cell table:style-name="ce80" office:value-type="string" calcext:value-type="string">
            <text:p>Порт</text:p>
          </table:table-cell>
          <table:table-cell table:style-name="ce80" office:value-type="string" calcext:value-type="string">
            <text:p>Главная функция</text:p>
          </table:table-cell>
          <table:table-cell/>
          <table:table-cell office:value-type="string" calcext:value-type="string">
            <text:p>Может быть перенесена</text:p>
          </table:table-cell>
          <table:table-cell table:number-columns-repeated="3"/>
          <table:table-cell office:value-type="string" calcext:value-type="string">
            <text:p>Перенесённая</text:p>
          </table:table-cell>
          <table:table-cell table:number-columns-repeated="2"/>
          <table:table-cell office:value-type="string" calcext:value-type="string">
            <text:p>Аналоговая</text:p>
          </table:table-cell>
          <table:table-cell/>
          <table:table-cell office:value-type="string" calcext:value-type="string">
            <text:p>Функция</text:p>
          </table:table-cell>
          <table:table-cell office:value-type="string" calcext:value-type="string">
            <text:p>Значение</text:p>
          </table:table-cell>
          <table:table-cell office:value-type="string" calcext:value-type="string">
            <text:p>Скорость</text:p>
          </table:table-cell>
          <table:table-cell office:value-type="string" calcext:value-type="string">
            <text:p>Открытый сток</text:p>
          </table:table-cell>
          <table:table-cell/>
          <table:table-cell office:value-type="string" calcext:value-type="string">
            <text:p>MODE</text:p>
          </table:table-cell>
          <table:table-cell office:value-type="string" calcext:value-type="string">
            <text:p>CNF</text:p>
          </table:table-cell>
          <table:table-cell office:value-type="string" calcext:value-type="string">
            <text:p>ODR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CRL/CRH</text:p>
          </table:table-cell>
          <table:table-cell office:value-type="string" calcext:value-type="string">
            <text:p>ODR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Default"/>
          <table:table-cell table:style-name="ce80" table:number-columns-repeated="2"/>
          <table:table-cell table:number-columns-repeated="10"/>
          <table:table-cell table:style-name="ce101" office:value-type="string" calcext:value-type="string">
            <text:p>A/F</text:p>
          </table:table-cell>
          <table:table-cell table:style-name="ce101" office:value-type="string" calcext:value-type="string">
            <text:p>0/1/L/H</text:p>
          </table:table-cell>
          <table:table-cell table:style-name="ce101" office:value-type="string" calcext:value-type="string">
            <text:p>2/10/50</text:p>
          </table:table-cell>
          <table:table-cell table:style-name="ce101" office:value-type="string" calcext:value-type="string">
            <text:p>N/Y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80" table:number-columns-repeated="2"/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PA0</text:p>
          </table:table-cell>
          <table:table-cell office:value-type="string" calcext:value-type="string">
            <text:p>MII_CRS</text:p>
          </table:table-cell>
          <table:table-cell table:style-name="ce113" office:value-type="string" calcext:value-type="string">
            <text:p>TIM5_CH1</text:p>
          </table:table-cell>
          <table:table-cell table:style-name="ce113" office:value-type="string" calcext:value-type="string">
            <text:p>USART2_CTS</text:p>
          </table:table-cell>
          <table:table-cell table:style-name="ce113" table:number-columns-repeated="2"/>
          <table:table-cell table:style-name="ce113" office:value-type="string" calcext:value-type="string">
            <text:p>TIM2_CH1_ETR</text:p>
          </table:table-cell>
          <table:table-cell table:style-name="ce113" table:number-columns-repeated="3"/>
          <table:table-cell table:style-name="ce113" office:value-type="string" calcext:value-type="string">
            <text:p>ADC_IN0</text:p>
          </table:table-cell>
          <table:table-cell table:style-name="ce113"/>
          <table:table-cell table:style-name="ce102" table:number-columns-repeated="4"/>
          <table:table-cell/>
          <table:table-cell table:formula="of:=IF([.C4]=&quot;out&quot;;IF([.T4]=50;3;IF([.T4]=10;1;2));0)" office:value-type="float" office:value="0" calcext:value-type="float">
            <text:p>0</text:p>
          </table:table-cell>
          <table:table-cell table:formula="of:=IF([.W4]=0;IF([.R4]=&quot;A&quot;;0;IF( OR([.S4]=&quot;L&quot;;[.S4]=&quot;H&quot;);2;1));IF([.R4]=&quot;F&quot;;IF(OR([.U4]=1;[.U4]=&quot;Y&quot;);3;2);IF(OR([.U4]=1;[.U4]=&quot;Y&quot;);1;0)))" office:value-type="float" office:value="1" calcext:value-type="float">
            <text:p>1</text:p>
          </table:table-cell>
          <table:table-cell table:formula="of:=IF(OR([.S4]=1;[.S4]=&quot;H&quot;);1;0)" office:value-type="float" office:value="0" calcext:value-type="float">
            <text:p>0</text:p>
          </table:table-cell>
          <table:table-cell/>
          <table:table-cell table:formula="of:=MID([.F4];2;1)" office:value-type="string" office:string-value="A" calcext:value-type="string">
            <text:p>A</text:p>
          </table:table-cell>
          <table:table-cell table:formula="of:=MID([.F4];3;2)" office:value-type="string" office:string-value="0" calcext:value-type="string">
            <text:p>0</text:p>
          </table:table-cell>
          <table:table-cell table:formula="of:=2^[.AB4]" office:value-type="float" office:value="1" calcext:value-type="float">
            <text:p>1</text:p>
          </table:table-cell>
          <table:table-cell table:formula="of:=16^MOD([.AB4];8)" office:value-type="float" office:value="1" calcext:value-type="float">
            <text:p>1</text:p>
          </table:table-cell>
          <table:table-cell table:formula="of:=BASE(SUMPRODUCT([.W4:.W11];[.AD4:.AD11])+4*SUMPRODUCT([.X4:.X11];[.AD4:.AD11]);16;8)" office:value-type="string" office:string-value="44004444" calcext:value-type="string">
            <text:p>44004444</text:p>
          </table:table-cell>
          <table:table-cell table:formula="of:=BASE(SUMPRODUCT([.Y4:.Y19];[.AC4:.AC19]);16;8)" office:value-type="string" office:string-value="0000BE00" calcext:value-type="string">
            <text:p>0000BE00</text:p>
          </table:table-cell>
          <table:table-cell table:number-columns-repeated="3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PA1</text:p>
          </table:table-cell>
          <table:table-cell office:value-type="string" calcext:value-type="string">
            <text:p>(R)MII_RXCLK</text:p>
          </table:table-cell>
          <table:table-cell table:style-name="ce113" office:value-type="string" calcext:value-type="string">
            <text:p>TIM5_CH2</text:p>
          </table:table-cell>
          <table:table-cell table:style-name="ce113" office:value-type="string" calcext:value-type="string">
            <text:p>USART2_RTS</text:p>
          </table:table-cell>
          <table:table-cell table:style-name="ce113" table:number-columns-repeated="2"/>
          <table:table-cell table:style-name="ce113" office:value-type="string" calcext:value-type="string">
            <text:p>TIM2_CH2</text:p>
          </table:table-cell>
          <table:table-cell table:style-name="ce113" table:number-columns-repeated="3"/>
          <table:table-cell table:style-name="ce113" office:value-type="string" calcext:value-type="string">
            <text:p>ADC_IN1</text:p>
          </table:table-cell>
          <table:table-cell table:style-name="ce113"/>
          <table:table-cell table:style-name="ce102" table:number-columns-repeated="4"/>
          <table:table-cell/>
          <table:table-cell table:formula="of:=IF([.C5]=&quot;out&quot;;IF([.T5]=50;3;IF([.T5]=10;1;2));0)" office:value-type="float" office:value="0" calcext:value-type="float">
            <text:p>0</text:p>
          </table:table-cell>
          <table:table-cell table:formula="of:=IF([.W5]=0;IF([.R5]=&quot;A&quot;;0;IF( OR([.S5]=&quot;L&quot;;[.S5]=&quot;H&quot;);2;1));IF([.R5]=&quot;F&quot;;IF(OR([.U5]=1;[.U5]=&quot;Y&quot;);3;2);IF(OR([.U5]=1;[.U5]=&quot;Y&quot;);1;0)))" office:value-type="float" office:value="1" calcext:value-type="float">
            <text:p>1</text:p>
          </table:table-cell>
          <table:table-cell table:formula="of:=IF(OR([.S5]=1;[.S5]=&quot;H&quot;);1;0)" office:value-type="float" office:value="0" calcext:value-type="float">
            <text:p>0</text:p>
          </table:table-cell>
          <table:table-cell/>
          <table:table-cell table:formula="of:=MID([.F5];2;1)" office:value-type="string" office:string-value="A" calcext:value-type="string">
            <text:p>A</text:p>
          </table:table-cell>
          <table:table-cell table:formula="of:=MID([.F5];3;2)" office:value-type="string" office:string-value="1" calcext:value-type="string">
            <text:p>1</text:p>
          </table:table-cell>
          <table:table-cell table:formula="of:=2^[.AB5]" office:value-type="float" office:value="2" calcext:value-type="float">
            <text:p>2</text:p>
          </table:table-cell>
          <table:table-cell table:formula="of:=16^MOD([.AB5];8)" office:value-type="float" office:value="16" calcext:value-type="float">
            <text:p>16</text:p>
          </table:table-cell>
          <table:table-cell table:number-columns-repeated="3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PA2</text:p>
          </table:table-cell>
          <table:table-cell office:value-type="string" calcext:value-type="string">
            <text:p>(R)MII_MDIO</text:p>
          </table:table-cell>
          <table:table-cell table:style-name="ce113" office:value-type="string" calcext:value-type="string">
            <text:p>TIM5_CH3</text:p>
          </table:table-cell>
          <table:table-cell table:style-name="ce113" office:value-type="string" calcext:value-type="string">
            <text:p>USART2_TX</text:p>
          </table:table-cell>
          <table:table-cell table:style-name="ce113" table:number-columns-repeated="2"/>
          <table:table-cell table:style-name="ce113" office:value-type="string" calcext:value-type="string">
            <text:p>TIM2_CH3</text:p>
          </table:table-cell>
          <table:table-cell table:style-name="ce113" table:number-columns-repeated="3"/>
          <table:table-cell table:style-name="ce113" office:value-type="string" calcext:value-type="string">
            <text:p>ADC_IN2</text:p>
          </table:table-cell>
          <table:table-cell table:style-name="ce113"/>
          <table:table-cell table:style-name="ce102" table:number-columns-repeated="4"/>
          <table:table-cell/>
          <table:table-cell table:formula="of:=IF([.C6]=&quot;out&quot;;IF([.T6]=50;3;IF([.T6]=10;1;2));0)" office:value-type="float" office:value="0" calcext:value-type="float">
            <text:p>0</text:p>
          </table:table-cell>
          <table:table-cell table:formula="of:=IF([.W6]=0;IF([.R6]=&quot;A&quot;;0;IF( OR([.S6]=&quot;L&quot;;[.S6]=&quot;H&quot;);2;1));IF([.R6]=&quot;F&quot;;IF(OR([.U6]=1;[.U6]=&quot;Y&quot;);3;2);IF(OR([.U6]=1;[.U6]=&quot;Y&quot;);1;0)))" office:value-type="float" office:value="1" calcext:value-type="float">
            <text:p>1</text:p>
          </table:table-cell>
          <table:table-cell table:formula="of:=IF(OR([.S6]=1;[.S6]=&quot;H&quot;);1;0)" office:value-type="float" office:value="0" calcext:value-type="float">
            <text:p>0</text:p>
          </table:table-cell>
          <table:table-cell/>
          <table:table-cell table:formula="of:=MID([.F6];2;1)" office:value-type="string" office:string-value="A" calcext:value-type="string">
            <text:p>A</text:p>
          </table:table-cell>
          <table:table-cell table:formula="of:=MID([.F6];3;2)" office:value-type="string" office:string-value="2" calcext:value-type="string">
            <text:p>2</text:p>
          </table:table-cell>
          <table:table-cell table:formula="of:=2^[.AB6]" office:value-type="float" office:value="4" calcext:value-type="float">
            <text:p>4</text:p>
          </table:table-cell>
          <table:table-cell table:formula="of:=16^MOD([.AB6];8)" office:value-type="float" office:value="256" calcext:value-type="float">
            <text:p>256</text:p>
          </table:table-cell>
          <table:table-cell table:number-columns-repeated="3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PA3</text:p>
          </table:table-cell>
          <table:table-cell office:value-type="string" calcext:value-type="string">
            <text:p>MII_COL</text:p>
          </table:table-cell>
          <table:table-cell table:style-name="ce113" office:value-type="string" calcext:value-type="string">
            <text:p>TIM5_CH4</text:p>
          </table:table-cell>
          <table:table-cell table:style-name="ce113" office:value-type="string" calcext:value-type="string">
            <text:p>USART2_RX</text:p>
          </table:table-cell>
          <table:table-cell table:style-name="ce113" table:number-columns-repeated="2"/>
          <table:table-cell table:style-name="ce113" office:value-type="string" calcext:value-type="string">
            <text:p>TIM2_CH4</text:p>
          </table:table-cell>
          <table:table-cell table:style-name="ce113" table:number-columns-repeated="3"/>
          <table:table-cell table:style-name="ce113" office:value-type="string" calcext:value-type="string">
            <text:p>ADC_IN3</text:p>
          </table:table-cell>
          <table:table-cell table:style-name="ce113"/>
          <table:table-cell table:style-name="ce102" table:number-columns-repeated="4"/>
          <table:table-cell/>
          <table:table-cell table:formula="of:=IF([.C7]=&quot;out&quot;;IF([.T7]=50;3;IF([.T7]=10;1;2));0)" office:value-type="float" office:value="0" calcext:value-type="float">
            <text:p>0</text:p>
          </table:table-cell>
          <table:table-cell table:formula="of:=IF([.W7]=0;IF([.R7]=&quot;A&quot;;0;IF( OR([.S7]=&quot;L&quot;;[.S7]=&quot;H&quot;);2;1));IF([.R7]=&quot;F&quot;;IF(OR([.U7]=1;[.U7]=&quot;Y&quot;);3;2);IF(OR([.U7]=1;[.U7]=&quot;Y&quot;);1;0)))" office:value-type="float" office:value="1" calcext:value-type="float">
            <text:p>1</text:p>
          </table:table-cell>
          <table:table-cell table:formula="of:=IF(OR([.S7]=1;[.S7]=&quot;H&quot;);1;0)" office:value-type="float" office:value="0" calcext:value-type="float">
            <text:p>0</text:p>
          </table:table-cell>
          <table:table-cell/>
          <table:table-cell table:formula="of:=MID([.F7];2;1)" office:value-type="string" office:string-value="A" calcext:value-type="string">
            <text:p>A</text:p>
          </table:table-cell>
          <table:table-cell table:formula="of:=MID([.F7];3;2)" office:value-type="string" office:string-value="3" calcext:value-type="string">
            <text:p>3</text:p>
          </table:table-cell>
          <table:table-cell table:formula="of:=2^[.AB7]" office:value-type="float" office:value="8" calcext:value-type="float">
            <text:p>8</text:p>
          </table:table-cell>
          <table:table-cell table:formula="of:=16^MOD([.AB7];8)" office:value-type="float" office:value="4096" calcext:value-type="float">
            <text:p>4096</text:p>
          </table:table-cell>
          <table:table-cell table:number-columns-repeated="3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PA4</text:p>
          </table:table-cell>
          <table:table-cell/>
          <table:table-cell table:style-name="ce113"/>
          <table:table-cell table:style-name="ce113" office:value-type="string" calcext:value-type="string">
            <text:p>USART2_CK</text:p>
          </table:table-cell>
          <table:table-cell table:style-name="ce113" office:value-type="string" calcext:value-type="string">
            <text:p>SPI1_NSS</text:p>
          </table:table-cell>
          <table:table-cell table:style-name="ce113" table:number-columns-repeated="5"/>
          <table:table-cell table:style-name="ce113" office:value-type="string" calcext:value-type="string">
            <text:p>ADC_IN4</text:p>
          </table:table-cell>
          <table:table-cell table:style-name="ce113" office:value-type="string" calcext:value-type="string">
            <text:p>DAC1</text:p>
          </table:table-cell>
          <table:table-cell table:style-name="ce102" office:value-type="string" calcext:value-type="string">
            <text:p>A</text:p>
          </table:table-cell>
          <table:table-cell table:style-name="ce102" table:number-columns-repeated="3"/>
          <table:table-cell/>
          <table:table-cell table:formula="of:=IF([.C8]=&quot;out&quot;;IF([.T8]=50;3;IF([.T8]=10;1;2));0)" office:value-type="float" office:value="0" calcext:value-type="float">
            <text:p>0</text:p>
          </table:table-cell>
          <table:table-cell table:formula="of:=IF([.W8]=0;IF([.R8]=&quot;A&quot;;0;IF( OR([.S8]=&quot;L&quot;;[.S8]=&quot;H&quot;);2;1));IF([.R8]=&quot;F&quot;;IF(OR([.U8]=1;[.U8]=&quot;Y&quot;);3;2);IF(OR([.U8]=1;[.U8]=&quot;Y&quot;);1;0)))" office:value-type="float" office:value="0" calcext:value-type="float">
            <text:p>0</text:p>
          </table:table-cell>
          <table:table-cell table:formula="of:=IF(OR([.S8]=1;[.S8]=&quot;H&quot;);1;0)" office:value-type="float" office:value="0" calcext:value-type="float">
            <text:p>0</text:p>
          </table:table-cell>
          <table:table-cell/>
          <table:table-cell table:formula="of:=MID([.F8];2;1)" office:value-type="string" office:string-value="A" calcext:value-type="string">
            <text:p>A</text:p>
          </table:table-cell>
          <table:table-cell table:formula="of:=MID([.F8];3;2)" office:value-type="string" office:string-value="4" calcext:value-type="string">
            <text:p>4</text:p>
          </table:table-cell>
          <table:table-cell table:formula="of:=2^[.AB8]" office:value-type="float" office:value="16" calcext:value-type="float">
            <text:p>16</text:p>
          </table:table-cell>
          <table:table-cell table:formula="of:=16^MOD([.AB8];8)" office:value-type="float" office:value="65536" calcext:value-type="float">
            <text:p>65536</text:p>
          </table:table-cell>
          <table:table-cell table:number-columns-repeated="3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PA5</text:p>
          </table:table-cell>
          <table:table-cell/>
          <table:table-cell table:style-name="ce113" table:number-columns-repeated="2"/>
          <table:table-cell table:style-name="ce113" office:value-type="string" calcext:value-type="string">
            <text:p>SPI1_SCK</text:p>
          </table:table-cell>
          <table:table-cell table:style-name="ce113" table:number-columns-repeated="5"/>
          <table:table-cell table:style-name="ce113" office:value-type="string" calcext:value-type="string">
            <text:p>ADC_IN5</text:p>
          </table:table-cell>
          <table:table-cell table:style-name="ce113" office:value-type="string" calcext:value-type="string">
            <text:p>DAC2</text:p>
          </table:table-cell>
          <table:table-cell table:style-name="ce102" office:value-type="string" calcext:value-type="string">
            <text:p>A</text:p>
          </table:table-cell>
          <table:table-cell table:style-name="ce102" table:number-columns-repeated="3"/>
          <table:table-cell/>
          <table:table-cell table:formula="of:=IF([.C9]=&quot;out&quot;;IF([.T9]=50;3;IF([.T9]=10;1;2));0)" office:value-type="float" office:value="0" calcext:value-type="float">
            <text:p>0</text:p>
          </table:table-cell>
          <table:table-cell table:formula="of:=IF([.W9]=0;IF([.R9]=&quot;A&quot;;0;IF( OR([.S9]=&quot;L&quot;;[.S9]=&quot;H&quot;);2;1));IF([.R9]=&quot;F&quot;;IF(OR([.U9]=1;[.U9]=&quot;Y&quot;);3;2);IF(OR([.U9]=1;[.U9]=&quot;Y&quot;);1;0)))" office:value-type="float" office:value="0" calcext:value-type="float">
            <text:p>0</text:p>
          </table:table-cell>
          <table:table-cell table:formula="of:=IF(OR([.S9]=1;[.S9]=&quot;H&quot;);1;0)" office:value-type="float" office:value="0" calcext:value-type="float">
            <text:p>0</text:p>
          </table:table-cell>
          <table:table-cell/>
          <table:table-cell table:formula="of:=MID([.F9];2;1)" office:value-type="string" office:string-value="A" calcext:value-type="string">
            <text:p>A</text:p>
          </table:table-cell>
          <table:table-cell table:formula="of:=MID([.F9];3;2)" office:value-type="string" office:string-value="5" calcext:value-type="string">
            <text:p>5</text:p>
          </table:table-cell>
          <table:table-cell table:formula="of:=2^[.AB9]" office:value-type="float" office:value="32" calcext:value-type="float">
            <text:p>32</text:p>
          </table:table-cell>
          <table:table-cell table:formula="of:=16^MOD([.AB9];8)" office:value-type="float" office:value="1048576" calcext:value-type="float">
            <text:p>1048576</text:p>
          </table:table-cell>
          <table:table-cell table:number-columns-repeated="3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PA6</text:p>
          </table:table-cell>
          <table:table-cell/>
          <table:table-cell table:style-name="ce113" table:number-columns-repeated="2"/>
          <table:table-cell table:style-name="ce113" office:value-type="string" calcext:value-type="string">
            <text:p>SPI1_MISO</text:p>
          </table:table-cell>
          <table:table-cell table:style-name="ce113"/>
          <table:table-cell table:style-name="ce113" office:value-type="string" calcext:value-type="string">
            <text:p>TIM3_CH1</text:p>
          </table:table-cell>
          <table:table-cell table:style-name="ce113" table:number-columns-repeated="2"/>
          <table:table-cell table:style-name="ce113" office:value-type="string" calcext:value-type="string">
            <text:p>TIM1_BKIN</text:p>
          </table:table-cell>
          <table:table-cell table:style-name="ce113" office:value-type="string" calcext:value-type="string">
            <text:p>ADC_IN6</text:p>
          </table:table-cell>
          <table:table-cell table:style-name="ce113"/>
          <table:table-cell table:style-name="ce102" table:number-columns-repeated="4"/>
          <table:table-cell/>
          <table:table-cell table:formula="of:=IF([.C10]=&quot;out&quot;;IF([.T10]=50;3;IF([.T10]=10;1;2));0)" office:value-type="float" office:value="0" calcext:value-type="float">
            <text:p>0</text:p>
          </table:table-cell>
          <table:table-cell table:formula="of:=IF([.W10]=0;IF([.R10]=&quot;A&quot;;0;IF( OR([.S10]=&quot;L&quot;;[.S10]=&quot;H&quot;);2;1));IF([.R10]=&quot;F&quot;;IF(OR([.U10]=1;[.U10]=&quot;Y&quot;);3;2);IF(OR([.U10]=1;[.U10]=&quot;Y&quot;);1;0)))" office:value-type="float" office:value="1" calcext:value-type="float">
            <text:p>1</text:p>
          </table:table-cell>
          <table:table-cell table:formula="of:=IF(OR([.S10]=1;[.S10]=&quot;H&quot;);1;0)" office:value-type="float" office:value="0" calcext:value-type="float">
            <text:p>0</text:p>
          </table:table-cell>
          <table:table-cell/>
          <table:table-cell table:formula="of:=MID([.F10];2;1)" office:value-type="string" office:string-value="A" calcext:value-type="string">
            <text:p>A</text:p>
          </table:table-cell>
          <table:table-cell table:formula="of:=MID([.F10];3;2)" office:value-type="string" office:string-value="6" calcext:value-type="string">
            <text:p>6</text:p>
          </table:table-cell>
          <table:table-cell table:formula="of:=2^[.AB10]" office:value-type="float" office:value="64" calcext:value-type="float">
            <text:p>64</text:p>
          </table:table-cell>
          <table:table-cell table:formula="of:=16^MOD([.AB10];8)" office:value-type="float" office:value="16777216" calcext:value-type="float">
            <text:p>16777216</text:p>
          </table:table-cell>
          <table:table-cell table:number-columns-repeated="3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PA7</text:p>
          </table:table-cell>
          <table:table-cell office:value-type="string" calcext:value-type="string">
            <text:p>(R)MII_RX_DV</text:p>
          </table:table-cell>
          <table:table-cell table:style-name="ce113" table:number-columns-repeated="2"/>
          <table:table-cell table:style-name="ce113" office:value-type="string" calcext:value-type="string">
            <text:p>SPI1_MOSI</text:p>
          </table:table-cell>
          <table:table-cell table:style-name="ce113"/>
          <table:table-cell table:style-name="ce113" office:value-type="string" calcext:value-type="string">
            <text:p>TIM3_CH2</text:p>
          </table:table-cell>
          <table:table-cell table:style-name="ce113" table:number-columns-repeated="2"/>
          <table:table-cell table:style-name="ce113" office:value-type="string" calcext:value-type="string">
            <text:p>TIM1_CH1N</text:p>
          </table:table-cell>
          <table:table-cell table:style-name="ce113" office:value-type="string" calcext:value-type="string">
            <text:p>ADC_IN7</text:p>
          </table:table-cell>
          <table:table-cell table:style-name="ce113"/>
          <table:table-cell table:style-name="ce102" table:number-columns-repeated="4"/>
          <table:table-cell/>
          <table:table-cell table:formula="of:=IF([.C11]=&quot;out&quot;;IF([.T11]=50;3;IF([.T11]=10;1;2));0)" office:value-type="float" office:value="0" calcext:value-type="float">
            <text:p>0</text:p>
          </table:table-cell>
          <table:table-cell table:formula="of:=IF([.W11]=0;IF([.R11]=&quot;A&quot;;0;IF( OR([.S11]=&quot;L&quot;;[.S11]=&quot;H&quot;);2;1));IF([.R11]=&quot;F&quot;;IF(OR([.U11]=1;[.U11]=&quot;Y&quot;);3;2);IF(OR([.U11]=1;[.U11]=&quot;Y&quot;);1;0)))" office:value-type="float" office:value="1" calcext:value-type="float">
            <text:p>1</text:p>
          </table:table-cell>
          <table:table-cell table:formula="of:=IF(OR([.S11]=1;[.S11]=&quot;H&quot;);1;0)" office:value-type="float" office:value="0" calcext:value-type="float">
            <text:p>0</text:p>
          </table:table-cell>
          <table:table-cell/>
          <table:table-cell table:formula="of:=MID([.F11];2;1)" office:value-type="string" office:string-value="A" calcext:value-type="string">
            <text:p>A</text:p>
          </table:table-cell>
          <table:table-cell table:formula="of:=MID([.F11];3;2)" office:value-type="string" office:string-value="7" calcext:value-type="string">
            <text:p>7</text:p>
          </table:table-cell>
          <table:table-cell table:formula="of:=2^[.AB11]" office:value-type="float" office:value="128" calcext:value-type="float">
            <text:p>128</text:p>
          </table:table-cell>
          <table:table-cell table:formula="of:=16^MOD([.AB11];8)" office:value-type="float" office:value="268435456" calcext:value-type="float">
            <text:p>268435456</text:p>
          </table:table-cell>
          <table:table-cell table:number-columns-repeated="3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PA8</text:p>
          </table:table-cell>
          <table:table-cell office:value-type="string" calcext:value-type="string">
            <text:p>USBSOF</text:p>
          </table:table-cell>
          <table:table-cell table:style-name="ce113" office:value-type="string" calcext:value-type="string">
            <text:p>USART1_CK</text:p>
          </table:table-cell>
          <table:table-cell table:style-name="ce113" table:number-columns-repeated="3"/>
          <table:table-cell table:style-name="ce113" office:value-type="string" calcext:value-type="string">
            <text:p>TIM1_CH1</text:p>
          </table:table-cell>
          <table:table-cell table:style-name="ce113" table:number-columns-repeated="4"/>
          <table:table-cell table:style-name="ce113" office:value-type="string" calcext:value-type="string">
            <text:p>MCO</text:p>
          </table:table-cell>
          <table:table-cell table:style-name="ce102" table:number-columns-repeated="4"/>
          <table:table-cell/>
          <table:table-cell table:formula="of:=IF([.C12]=&quot;out&quot;;IF([.T12]=50;3;IF([.T12]=10;1;2));0)" office:value-type="float" office:value="0" calcext:value-type="float">
            <text:p>0</text:p>
          </table:table-cell>
          <table:table-cell table:formula="of:=IF([.W12]=0;IF([.R12]=&quot;A&quot;;0;IF( OR([.S12]=&quot;L&quot;;[.S12]=&quot;H&quot;);2;1));IF([.R12]=&quot;F&quot;;IF(OR([.U12]=1;[.U12]=&quot;Y&quot;);3;2);IF(OR([.U12]=1;[.U12]=&quot;Y&quot;);1;0)))" office:value-type="float" office:value="1" calcext:value-type="float">
            <text:p>1</text:p>
          </table:table-cell>
          <table:table-cell table:formula="of:=IF(OR([.S12]=1;[.S12]=&quot;H&quot;);1;0)" office:value-type="float" office:value="0" calcext:value-type="float">
            <text:p>0</text:p>
          </table:table-cell>
          <table:table-cell/>
          <table:table-cell table:formula="of:=MID([.F12];2;1)" office:value-type="string" office:string-value="A" calcext:value-type="string">
            <text:p>A</text:p>
          </table:table-cell>
          <table:table-cell table:formula="of:=MID([.F12];3;2)" office:value-type="string" office:string-value="8" calcext:value-type="string">
            <text:p>8</text:p>
          </table:table-cell>
          <table:table-cell table:formula="of:=2^[.AB12]" office:value-type="float" office:value="256" calcext:value-type="float">
            <text:p>256</text:p>
          </table:table-cell>
          <table:table-cell table:formula="of:=16^MOD([.AB12];8)" office:value-type="float" office:value="1" calcext:value-type="float">
            <text:p>1</text:p>
          </table:table-cell>
          <table:table-cell table:formula="of:=BASE(SUMPRODUCT([.W12:.W19];[.AD12:.AD19])+4*SUMPRODUCT([.X12:.X19];[.AD12:.AD19]);16;8)" office:value-type="string" office:string-value="888988A4" calcext:value-type="string">
            <text:p>888988A4</text:p>
          </table:table-cell>
          <table:table-cell table:number-columns-repeated="3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OOT_T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Загрузочный интерфейс</text:p>
          </table:table-cell>
          <table:table-cell/>
          <table:table-cell office:value-type="string" calcext:value-type="string">
            <text:p>PA9</text:p>
          </table:table-cell>
          <table:table-cell office:value-type="string" calcext:value-type="string">
            <text:p>USBVBUS</text:p>
          </table:table-cell>
          <table:table-cell table:style-name="ce113"/>
          <table:table-cell table:style-name="ce115" office:value-type="string" calcext:value-type="string">
            <text:p>USART1_TX</text:p>
          </table:table-cell>
          <table:table-cell table:style-name="ce113" table:number-columns-repeated="2"/>
          <table:table-cell table:style-name="ce113" office:value-type="string" calcext:value-type="string">
            <text:p>TIM1_CH2</text:p>
          </table:table-cell>
          <table:table-cell table:style-name="ce113" table:number-columns-repeated="5"/>
          <table:table-cell table:style-name="ce102" office:value-type="string" calcext:value-type="string">
            <text:p>F</text:p>
          </table:table-cell>
          <table:table-cell table:style-name="ce102" office:value-type="string" calcext:value-type="string">
            <text:p>H</text:p>
          </table:table-cell>
          <table:table-cell table:style-name="ce102" table:number-columns-repeated="2"/>
          <table:table-cell/>
          <table:table-cell table:formula="of:=IF([.C13]=&quot;out&quot;;IF([.T13]=50;3;IF([.T13]=10;1;2));0)" office:value-type="float" office:value="2" calcext:value-type="float">
            <text:p>2</text:p>
          </table:table-cell>
          <table:table-cell table:formula="of:=IF([.W13]=0;IF([.R13]=&quot;A&quot;;0;IF( OR([.S13]=&quot;L&quot;;[.S13]=&quot;H&quot;);2;1));IF([.R13]=&quot;F&quot;;IF(OR([.U13]=1;[.U13]=&quot;Y&quot;);3;2);IF(OR([.U13]=1;[.U13]=&quot;Y&quot;);1;0)))" office:value-type="float" office:value="2" calcext:value-type="float">
            <text:p>2</text:p>
          </table:table-cell>
          <table:table-cell table:formula="of:=IF(OR([.S13]=1;[.S13]=&quot;H&quot;);1;0)" office:value-type="float" office:value="1" calcext:value-type="float">
            <text:p>1</text:p>
          </table:table-cell>
          <table:table-cell/>
          <table:table-cell table:formula="of:=MID([.F13];2;1)" office:value-type="string" office:string-value="A" calcext:value-type="string">
            <text:p>A</text:p>
          </table:table-cell>
          <table:table-cell table:formula="of:=MID([.F13];3;2)" office:value-type="string" office:string-value="9" calcext:value-type="string">
            <text:p>9</text:p>
          </table:table-cell>
          <table:table-cell table:formula="of:=2^[.AB13]" office:value-type="float" office:value="512" calcext:value-type="float">
            <text:p>512</text:p>
          </table:table-cell>
          <table:table-cell table:formula="of:=16^MOD([.AB13];8)" office:value-type="float" office:value="16" calcext:value-type="float">
            <text:p>16</text:p>
          </table:table-cell>
          <table:table-cell table:number-columns-repeated="3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OOT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Загрузочный интерфейс</text:p>
          </table:table-cell>
          <table:table-cell/>
          <table:table-cell office:value-type="string" calcext:value-type="string">
            <text:p>PA10</text:p>
          </table:table-cell>
          <table:table-cell office:value-type="string" calcext:value-type="string">
            <text:p>USBID</text:p>
          </table:table-cell>
          <table:table-cell table:style-name="ce113"/>
          <table:table-cell table:style-name="ce115" office:value-type="string" calcext:value-type="string">
            <text:p>USART1_RX</text:p>
          </table:table-cell>
          <table:table-cell table:style-name="ce113" table:number-columns-repeated="2"/>
          <table:table-cell table:style-name="ce113" office:value-type="string" calcext:value-type="string">
            <text:p>TIM1_CH3</text:p>
          </table:table-cell>
          <table:table-cell table:style-name="ce113" table:number-columns-repeated="5"/>
          <table:table-cell table:style-name="ce102" office:value-type="string" calcext:value-type="string">
            <text:p>F</text:p>
          </table:table-cell>
          <table:table-cell table:style-name="ce102" office:value-type="string" calcext:value-type="string">
            <text:p>H</text:p>
          </table:table-cell>
          <table:table-cell table:style-name="ce102" table:number-columns-repeated="2"/>
          <table:table-cell/>
          <table:table-cell table:formula="of:=IF([.C14]=&quot;out&quot;;IF([.T14]=50;3;IF([.T14]=10;1;2));0)" office:value-type="float" office:value="0" calcext:value-type="float">
            <text:p>0</text:p>
          </table:table-cell>
          <table:table-cell table:formula="of:=IF([.W14]=0;IF([.R14]=&quot;A&quot;;0;IF( OR([.S14]=&quot;L&quot;;[.S14]=&quot;H&quot;);2;1));IF([.R14]=&quot;F&quot;;IF(OR([.U14]=1;[.U14]=&quot;Y&quot;);3;2);IF(OR([.U14]=1;[.U14]=&quot;Y&quot;);1;0)))" office:value-type="float" office:value="2" calcext:value-type="float">
            <text:p>2</text:p>
          </table:table-cell>
          <table:table-cell table:formula="of:=IF(OR([.S14]=1;[.S14]=&quot;H&quot;);1;0)" office:value-type="float" office:value="1" calcext:value-type="float">
            <text:p>1</text:p>
          </table:table-cell>
          <table:table-cell/>
          <table:table-cell table:formula="of:=MID([.F14];2;1)" office:value-type="string" office:string-value="A" calcext:value-type="string">
            <text:p>A</text:p>
          </table:table-cell>
          <table:table-cell table:formula="of:=MID([.F14];3;2)" office:value-type="string" office:string-value="10" calcext:value-type="string">
            <text:p>10</text:p>
          </table:table-cell>
          <table:table-cell table:formula="of:=2^[.AB14]" office:value-type="float" office:value="1024" calcext:value-type="float">
            <text:p>1024</text:p>
          </table:table-cell>
          <table:table-cell table:formula="of:=16^MOD([.AB14];8)" office:value-type="float" office:value="256" calcext:value-type="float">
            <text:p>256</text:p>
          </table:table-cell>
          <table:table-cell table:number-columns-repeated="3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CAN1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PA11</text:p>
          </table:table-cell>
          <table:table-cell office:value-type="string" calcext:value-type="string">
            <text:p>USBDM</text:p>
          </table:table-cell>
          <table:table-cell table:style-name="ce113" office:value-type="string" calcext:value-type="string">
            <text:p>USART1_CTS</text:p>
          </table:table-cell>
          <table:table-cell table:style-name="ce113"/>
          <table:table-cell table:style-name="ce115" office:value-type="string" calcext:value-type="string">
            <text:p>CAN1_RX</text:p>
          </table:table-cell>
          <table:table-cell table:style-name="ce113"/>
          <table:table-cell table:style-name="ce113" office:value-type="string" calcext:value-type="string">
            <text:p>TIM1_CH4</text:p>
          </table:table-cell>
          <table:table-cell table:style-name="ce113" table:number-columns-repeated="5"/>
          <table:table-cell table:style-name="ce102" office:value-type="string" calcext:value-type="string">
            <text:p>F</text:p>
          </table:table-cell>
          <table:table-cell table:style-name="ce102" office:value-type="string" calcext:value-type="string">
            <text:p>H</text:p>
          </table:table-cell>
          <table:table-cell table:style-name="ce102" office:value-type="float" office:value="10" calcext:value-type="float">
            <text:p>10</text:p>
          </table:table-cell>
          <table:table-cell table:style-name="ce102"/>
          <table:table-cell/>
          <table:table-cell table:formula="of:=IF([.C15]=&quot;out&quot;;IF([.T15]=50;3;IF([.T15]=10;1;2));0)" office:value-type="float" office:value="0" calcext:value-type="float">
            <text:p>0</text:p>
          </table:table-cell>
          <table:table-cell table:formula="of:=IF([.W15]=0;IF([.R15]=&quot;A&quot;;0;IF( OR([.S15]=&quot;L&quot;;[.S15]=&quot;H&quot;);2;1));IF([.R15]=&quot;F&quot;;IF(OR([.U15]=1;[.U15]=&quot;Y&quot;);3;2);IF(OR([.U15]=1;[.U15]=&quot;Y&quot;);1;0)))" office:value-type="float" office:value="2" calcext:value-type="float">
            <text:p>2</text:p>
          </table:table-cell>
          <table:table-cell table:formula="of:=IF(OR([.S15]=1;[.S15]=&quot;H&quot;);1;0)" office:value-type="float" office:value="1" calcext:value-type="float">
            <text:p>1</text:p>
          </table:table-cell>
          <table:table-cell/>
          <table:table-cell table:formula="of:=MID([.F15];2;1)" office:value-type="string" office:string-value="A" calcext:value-type="string">
            <text:p>A</text:p>
          </table:table-cell>
          <table:table-cell table:formula="of:=MID([.F15];3;2)" office:value-type="string" office:string-value="11" calcext:value-type="string">
            <text:p>11</text:p>
          </table:table-cell>
          <table:table-cell table:formula="of:=2^[.AB15]" office:value-type="float" office:value="2048" calcext:value-type="float">
            <text:p>2048</text:p>
          </table:table-cell>
          <table:table-cell table:formula="of:=16^MOD([.AB15];8)" office:value-type="float" office:value="4096" calcext:value-type="float">
            <text:p>4096</text:p>
          </table:table-cell>
          <table:table-cell table:number-columns-repeated="3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CAN1_T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PA12</text:p>
          </table:table-cell>
          <table:table-cell office:value-type="string" calcext:value-type="string">
            <text:p>USBDP</text:p>
          </table:table-cell>
          <table:table-cell table:style-name="ce113" office:value-type="string" calcext:value-type="string">
            <text:p>USART1_RTS</text:p>
          </table:table-cell>
          <table:table-cell table:style-name="ce113"/>
          <table:table-cell table:style-name="ce115" office:value-type="string" calcext:value-type="string">
            <text:p>CAN1_TX</text:p>
          </table:table-cell>
          <table:table-cell table:style-name="ce113"/>
          <table:table-cell table:style-name="ce113" office:value-type="string" calcext:value-type="string">
            <text:p>TIM1_ETR</text:p>
          </table:table-cell>
          <table:table-cell table:style-name="ce113" table:number-columns-repeated="5"/>
          <table:table-cell table:style-name="ce102" office:value-type="string" calcext:value-type="string">
            <text:p>F</text:p>
          </table:table-cell>
          <table:table-cell table:style-name="ce102" office:value-type="string" calcext:value-type="string">
            <text:p>H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string" calcext:value-type="string">
            <text:p>N</text:p>
          </table:table-cell>
          <table:table-cell/>
          <table:table-cell table:formula="of:=IF([.C16]=&quot;out&quot;;IF([.T16]=50;3;IF([.T16]=10;1;2));0)" office:value-type="float" office:value="1" calcext:value-type="float">
            <text:p>1</text:p>
          </table:table-cell>
          <table:table-cell table:formula="of:=IF([.W16]=0;IF([.R16]=&quot;A&quot;;0;IF( OR([.S16]=&quot;L&quot;;[.S16]=&quot;H&quot;);2;1));IF([.R16]=&quot;F&quot;;IF(OR([.U16]=1;[.U16]=&quot;Y&quot;);3;2);IF(OR([.U16]=1;[.U16]=&quot;Y&quot;);1;0)))" office:value-type="float" office:value="2" calcext:value-type="float">
            <text:p>2</text:p>
          </table:table-cell>
          <table:table-cell table:formula="of:=IF(OR([.S16]=1;[.S16]=&quot;H&quot;);1;0)" office:value-type="float" office:value="1" calcext:value-type="float">
            <text:p>1</text:p>
          </table:table-cell>
          <table:table-cell/>
          <table:table-cell table:formula="of:=MID([.F16];2;1)" office:value-type="string" office:string-value="A" calcext:value-type="string">
            <text:p>A</text:p>
          </table:table-cell>
          <table:table-cell table:formula="of:=MID([.F16];3;2)" office:value-type="string" office:string-value="12" calcext:value-type="string">
            <text:p>12</text:p>
          </table:table-cell>
          <table:table-cell table:formula="of:=2^[.AB16]" office:value-type="float" office:value="4096" calcext:value-type="float">
            <text:p>4096</text:p>
          </table:table-cell>
          <table:table-cell table:formula="of:=16^MOD([.AB16];8)" office:value-type="float" office:value="65536" calcext:value-type="float">
            <text:p>65536</text:p>
          </table:table-cell>
          <table:table-cell table:number-columns-repeated="3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SWDIO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Отладчик</text:p>
          </table:table-cell>
          <table:table-cell/>
          <table:table-cell office:value-type="string" calcext:value-type="string">
            <text:p>PA13</text:p>
          </table:table-cell>
          <table:table-cell table:style-name="ce94" office:value-type="string" calcext:value-type="string">
            <text:p>JTMS/SWDIO</text:p>
          </table:table-cell>
          <table:table-cell table:style-name="ce113"/>
          <table:table-cell table:style-name="ce113" office:value-type="string" calcext:value-type="string">
            <text:p>PA13</text:p>
          </table:table-cell>
          <table:table-cell table:style-name="ce113" table:number-columns-repeated="8"/>
          <table:table-cell table:style-name="ce102" office:value-type="string" calcext:value-type="string">
            <text:p>F</text:p>
          </table:table-cell>
          <table:table-cell table:style-name="ce102" office:value-type="string" calcext:value-type="string">
            <text:p>H</text:p>
          </table:table-cell>
          <table:table-cell table:style-name="ce102" office:value-type="float" office:value="50" calcext:value-type="float">
            <text:p>50</text:p>
          </table:table-cell>
          <table:table-cell table:style-name="ce102"/>
          <table:table-cell/>
          <table:table-cell table:formula="of:=IF([.C17]=&quot;out&quot;;IF([.T17]=50;3;IF([.T17]=10;1;2));0)" office:value-type="float" office:value="0" calcext:value-type="float">
            <text:p>0</text:p>
          </table:table-cell>
          <table:table-cell table:formula="of:=IF([.W17]=0;IF([.R17]=&quot;A&quot;;0;IF( OR([.S17]=&quot;L&quot;;[.S17]=&quot;H&quot;);2;1));IF([.R17]=&quot;F&quot;;IF(OR([.U17]=1;[.U17]=&quot;Y&quot;);3;2);IF(OR([.U17]=1;[.U17]=&quot;Y&quot;);1;0)))" office:value-type="float" office:value="2" calcext:value-type="float">
            <text:p>2</text:p>
          </table:table-cell>
          <table:table-cell table:formula="of:=IF(OR([.S17]=1;[.S17]=&quot;H&quot;);1;0)" office:value-type="float" office:value="1" calcext:value-type="float">
            <text:p>1</text:p>
          </table:table-cell>
          <table:table-cell/>
          <table:table-cell table:formula="of:=MID([.F17];2;1)" office:value-type="string" office:string-value="A" calcext:value-type="string">
            <text:p>A</text:p>
          </table:table-cell>
          <table:table-cell table:formula="of:=MID([.F17];3;2)" office:value-type="string" office:string-value="13" calcext:value-type="string">
            <text:p>13</text:p>
          </table:table-cell>
          <table:table-cell table:formula="of:=2^[.AB17]" office:value-type="float" office:value="8192" calcext:value-type="float">
            <text:p>8192</text:p>
          </table:table-cell>
          <table:table-cell table:formula="of:=16^MOD([.AB17];8)" office:value-type="float" office:value="1048576" calcext:value-type="float">
            <text:p>1048576</text:p>
          </table:table-cell>
          <table:table-cell table:number-columns-repeated="3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SWCL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Отладчик</text:p>
          </table:table-cell>
          <table:table-cell/>
          <table:table-cell office:value-type="string" calcext:value-type="string">
            <text:p>PA14</text:p>
          </table:table-cell>
          <table:table-cell table:style-name="ce94" office:value-type="string" calcext:value-type="string">
            <text:p>JTCK/SWCLK</text:p>
          </table:table-cell>
          <table:table-cell table:style-name="ce113"/>
          <table:table-cell table:style-name="ce113" office:value-type="string" calcext:value-type="string">
            <text:p>PA14</text:p>
          </table:table-cell>
          <table:table-cell table:style-name="ce113" table:number-columns-repeated="8"/>
          <table:table-cell table:style-name="ce102" office:value-type="string" calcext:value-type="string">
            <text:p>F</text:p>
          </table:table-cell>
          <table:table-cell table:style-name="ce102" office:value-type="string" calcext:value-type="string">
            <text:p>L</text:p>
          </table:table-cell>
          <table:table-cell table:style-name="ce102" office:value-type="float" office:value="50" calcext:value-type="float">
            <text:p>50</text:p>
          </table:table-cell>
          <table:table-cell table:style-name="ce102"/>
          <table:table-cell/>
          <table:table-cell table:formula="of:=IF([.C18]=&quot;out&quot;;IF([.T18]=50;3;IF([.T18]=10;1;2));0)" office:value-type="float" office:value="0" calcext:value-type="float">
            <text:p>0</text:p>
          </table:table-cell>
          <table:table-cell table:formula="of:=IF([.W18]=0;IF([.R18]=&quot;A&quot;;0;IF( OR([.S18]=&quot;L&quot;;[.S18]=&quot;H&quot;);2;1));IF([.R18]=&quot;F&quot;;IF(OR([.U18]=1;[.U18]=&quot;Y&quot;);3;2);IF(OR([.U18]=1;[.U18]=&quot;Y&quot;);1;0)))" office:value-type="float" office:value="2" calcext:value-type="float">
            <text:p>2</text:p>
          </table:table-cell>
          <table:table-cell table:formula="of:=IF(OR([.S18]=1;[.S18]=&quot;H&quot;);1;0)" office:value-type="float" office:value="0" calcext:value-type="float">
            <text:p>0</text:p>
          </table:table-cell>
          <table:table-cell/>
          <table:table-cell table:formula="of:=MID([.F18];2;1)" office:value-type="string" office:string-value="A" calcext:value-type="string">
            <text:p>A</text:p>
          </table:table-cell>
          <table:table-cell table:formula="of:=MID([.F18];3;2)" office:value-type="string" office:string-value="14" calcext:value-type="string">
            <text:p>14</text:p>
          </table:table-cell>
          <table:table-cell table:formula="of:=2^[.AB18]" office:value-type="float" office:value="16384" calcext:value-type="float">
            <text:p>16384</text:p>
          </table:table-cell>
          <table:table-cell table:formula="of:=16^MOD([.AB18];8)" office:value-type="float" office:value="16777216" calcext:value-type="float">
            <text:p>16777216</text:p>
          </table:table-cell>
          <table:table-cell table:number-columns-repeated="3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NF_BM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Джампер</text:p>
          </table:table-cell>
          <table:table-cell/>
          <table:table-cell table:style-name="ce94" office:value-type="string" calcext:value-type="string">
            <text:p>PA15</text:p>
          </table:table-cell>
          <table:table-cell office:value-type="string" calcext:value-type="string">
            <text:p>JTDI</text:p>
          </table:table-cell>
          <table:table-cell table:style-name="ce113"/>
          <table:table-cell table:style-name="ce113" office:value-type="string" calcext:value-type="string">
            <text:p>PA15</text:p>
          </table:table-cell>
          <table:table-cell table:style-name="ce113" office:value-type="string" calcext:value-type="string">
            <text:p>SPI3_NSS</text:p>
          </table:table-cell>
          <table:table-cell table:style-name="ce113" table:number-columns-repeated="3"/>
          <table:table-cell table:style-name="ce123" office:value-type="string" calcext:value-type="string">
            <text:p>SPI1_NSS</text:p>
          </table:table-cell>
          <table:table-cell table:style-name="ce113" office:value-type="string" calcext:value-type="string">
            <text:p>TIM2_CH1_ETR</text:p>
          </table:table-cell>
          <table:table-cell table:style-name="ce113" table:number-columns-repeated="2"/>
          <table:table-cell table:style-name="ce102"/>
          <table:table-cell table:style-name="ce102" office:value-type="string" calcext:value-type="string">
            <text:p>H</text:p>
          </table:table-cell>
          <table:table-cell table:style-name="ce102" table:number-columns-repeated="2"/>
          <table:table-cell/>
          <table:table-cell table:formula="of:=IF([.C19]=&quot;out&quot;;IF([.T19]=50;3;IF([.T19]=10;1;2));0)" office:value-type="float" office:value="0" calcext:value-type="float">
            <text:p>0</text:p>
          </table:table-cell>
          <table:table-cell table:formula="of:=IF([.W19]=0;IF([.R19]=&quot;A&quot;;0;IF( OR([.S19]=&quot;L&quot;;[.S19]=&quot;H&quot;);2;1));IF([.R19]=&quot;F&quot;;IF(OR([.U19]=1;[.U19]=&quot;Y&quot;);3;2);IF(OR([.U19]=1;[.U19]=&quot;Y&quot;);1;0)))" office:value-type="float" office:value="2" calcext:value-type="float">
            <text:p>2</text:p>
          </table:table-cell>
          <table:table-cell table:formula="of:=IF(OR([.S19]=1;[.S19]=&quot;H&quot;);1;0)" office:value-type="float" office:value="1" calcext:value-type="float">
            <text:p>1</text:p>
          </table:table-cell>
          <table:table-cell/>
          <table:table-cell table:formula="of:=MID([.F19];2;1)" office:value-type="string" office:string-value="A" calcext:value-type="string">
            <text:p>A</text:p>
          </table:table-cell>
          <table:table-cell table:formula="of:=MID([.F19];3;2)" office:value-type="string" office:string-value="15" calcext:value-type="string">
            <text:p>15</text:p>
          </table:table-cell>
          <table:table-cell table:formula="of:=2^[.AB19]" office:value-type="float" office:value="32768" calcext:value-type="float">
            <text:p>32768</text:p>
          </table:table-cell>
          <table:table-cell table:formula="of:=16^MOD([.AB19];8)" office:value-type="float" office:value="268435456" calcext:value-type="float">
            <text:p>268435456</text:p>
          </table:table-cell>
          <table:table-cell table:number-columns-repeated="3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PB0</text:p>
          </table:table-cell>
          <table:table-cell office:value-type="string" calcext:value-type="string">
            <text:p>MII_RXD2</text:p>
          </table:table-cell>
          <table:table-cell table:style-name="ce113" table:number-columns-repeated="4"/>
          <table:table-cell table:style-name="ce113" office:value-type="string" calcext:value-type="string">
            <text:p>TIM3_CH3</text:p>
          </table:table-cell>
          <table:table-cell table:style-name="ce113" table:number-columns-repeated="2"/>
          <table:table-cell table:style-name="ce113" office:value-type="string" calcext:value-type="string">
            <text:p>TIM1_CH2N</text:p>
          </table:table-cell>
          <table:table-cell table:style-name="ce113" office:value-type="string" calcext:value-type="string">
            <text:p>ADC_IN8</text:p>
          </table:table-cell>
          <table:table-cell table:style-name="ce113"/>
          <table:table-cell table:style-name="ce102" table:number-columns-repeated="4"/>
          <table:table-cell/>
          <table:table-cell table:formula="of:=IF([.C20]=&quot;out&quot;;IF([.T20]=50;3;IF([.T20]=10;1;2));0)" office:value-type="float" office:value="0" calcext:value-type="float">
            <text:p>0</text:p>
          </table:table-cell>
          <table:table-cell table:formula="of:=IF([.W20]=0;IF([.R20]=&quot;A&quot;;0;IF( OR([.S20]=&quot;L&quot;;[.S20]=&quot;H&quot;);2;1));IF([.R20]=&quot;F&quot;;IF(OR([.U20]=1;[.U20]=&quot;Y&quot;);3;2);IF(OR([.U20]=1;[.U20]=&quot;Y&quot;);1;0)))" office:value-type="float" office:value="1" calcext:value-type="float">
            <text:p>1</text:p>
          </table:table-cell>
          <table:table-cell table:formula="of:=IF(OR([.S20]=1;[.S20]=&quot;H&quot;);1;0)" office:value-type="float" office:value="0" calcext:value-type="float">
            <text:p>0</text:p>
          </table:table-cell>
          <table:table-cell/>
          <table:table-cell table:formula="of:=MID([.F20];2;1)" office:value-type="string" office:string-value="B" calcext:value-type="string">
            <text:p>B</text:p>
          </table:table-cell>
          <table:table-cell table:formula="of:=MID([.F20];3;2)" office:value-type="string" office:string-value="0" calcext:value-type="string">
            <text:p>0</text:p>
          </table:table-cell>
          <table:table-cell table:formula="of:=2^[.AB20]" office:value-type="float" office:value="1" calcext:value-type="float">
            <text:p>1</text:p>
          </table:table-cell>
          <table:table-cell table:formula="of:=16^MOD([.AB20];8)" office:value-type="float" office:value="1" calcext:value-type="float">
            <text:p>1</text:p>
          </table:table-cell>
          <table:table-cell table:formula="of:=BASE(SUMPRODUCT([.W20:.W27];[.AD20:.AD27])+4*SUMPRODUCT([.X20:.X27];[.AD20:.AD27]);16;8)" office:value-type="string" office:string-value="49844444" calcext:value-type="string">
            <text:p>49844444</text:p>
          </table:table-cell>
          <table:table-cell table:formula="of:=BASE(SUMPRODUCT([.Y20:.Y35];[.AC20:.AC35]);16;8)" office:value-type="string" office:string-value="0000E260" calcext:value-type="string">
            <text:p>0000E260</text:p>
          </table:table-cell>
          <table:table-cell table:number-columns-repeated="3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PB1</text:p>
          </table:table-cell>
          <table:table-cell office:value-type="string" calcext:value-type="string">
            <text:p>MII_RXD3</text:p>
          </table:table-cell>
          <table:table-cell table:style-name="ce113" table:number-columns-repeated="4"/>
          <table:table-cell table:style-name="ce113" office:value-type="string" calcext:value-type="string">
            <text:p>TIM3_CH4</text:p>
          </table:table-cell>
          <table:table-cell table:style-name="ce113" table:number-columns-repeated="2"/>
          <table:table-cell table:style-name="ce113" office:value-type="string" calcext:value-type="string">
            <text:p>TIM1_CH3N</text:p>
          </table:table-cell>
          <table:table-cell table:style-name="ce113" office:value-type="string" calcext:value-type="string">
            <text:p>ADC_IN9</text:p>
          </table:table-cell>
          <table:table-cell table:style-name="ce113"/>
          <table:table-cell table:style-name="ce102" table:number-columns-repeated="4"/>
          <table:table-cell/>
          <table:table-cell table:formula="of:=IF([.C21]=&quot;out&quot;;IF([.T21]=50;3;IF([.T21]=10;1;2));0)" office:value-type="float" office:value="0" calcext:value-type="float">
            <text:p>0</text:p>
          </table:table-cell>
          <table:table-cell table:formula="of:=IF([.W21]=0;IF([.R21]=&quot;A&quot;;0;IF( OR([.S21]=&quot;L&quot;;[.S21]=&quot;H&quot;);2;1));IF([.R21]=&quot;F&quot;;IF(OR([.U21]=1;[.U21]=&quot;Y&quot;);3;2);IF(OR([.U21]=1;[.U21]=&quot;Y&quot;);1;0)))" office:value-type="float" office:value="1" calcext:value-type="float">
            <text:p>1</text:p>
          </table:table-cell>
          <table:table-cell table:formula="of:=IF(OR([.S21]=1;[.S21]=&quot;H&quot;);1;0)" office:value-type="float" office:value="0" calcext:value-type="float">
            <text:p>0</text:p>
          </table:table-cell>
          <table:table-cell/>
          <table:table-cell table:formula="of:=MID([.F21];2;1)" office:value-type="string" office:string-value="B" calcext:value-type="string">
            <text:p>B</text:p>
          </table:table-cell>
          <table:table-cell table:formula="of:=MID([.F21];3;2)" office:value-type="string" office:string-value="1" calcext:value-type="string">
            <text:p>1</text:p>
          </table:table-cell>
          <table:table-cell table:formula="of:=2^[.AB21]" office:value-type="float" office:value="2" calcext:value-type="float">
            <text:p>2</text:p>
          </table:table-cell>
          <table:table-cell table:formula="of:=16^MOD([.AB21];8)" office:value-type="float" office:value="16" calcext:value-type="float">
            <text:p>16</text:p>
          </table:table-cell>
          <table:table-cell table:number-columns-repeated="3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PB2</text:p>
          </table:table-cell>
          <table:table-cell office:value-type="string" calcext:value-type="string">
            <text:p>BOOT1</text:p>
          </table:table-cell>
          <table:table-cell table:style-name="ce113" table:number-columns-repeated="10"/>
          <table:table-cell table:style-name="ce102" table:number-columns-repeated="4"/>
          <table:table-cell/>
          <table:table-cell table:formula="of:=IF([.C22]=&quot;out&quot;;IF([.T22]=50;3;IF([.T22]=10;1;2));0)" office:value-type="float" office:value="0" calcext:value-type="float">
            <text:p>0</text:p>
          </table:table-cell>
          <table:table-cell table:formula="of:=IF([.W22]=0;IF([.R22]=&quot;A&quot;;0;IF( OR([.S22]=&quot;L&quot;;[.S22]=&quot;H&quot;);2;1));IF([.R22]=&quot;F&quot;;IF(OR([.U22]=1;[.U22]=&quot;Y&quot;);3;2);IF(OR([.U22]=1;[.U22]=&quot;Y&quot;);1;0)))" office:value-type="float" office:value="1" calcext:value-type="float">
            <text:p>1</text:p>
          </table:table-cell>
          <table:table-cell table:formula="of:=IF(OR([.S22]=1;[.S22]=&quot;H&quot;);1;0)" office:value-type="float" office:value="0" calcext:value-type="float">
            <text:p>0</text:p>
          </table:table-cell>
          <table:table-cell/>
          <table:table-cell table:formula="of:=MID([.F22];2;1)" office:value-type="string" office:string-value="B" calcext:value-type="string">
            <text:p>B</text:p>
          </table:table-cell>
          <table:table-cell table:formula="of:=MID([.F22];3;2)" office:value-type="string" office:string-value="2" calcext:value-type="string">
            <text:p>2</text:p>
          </table:table-cell>
          <table:table-cell table:formula="of:=2^[.AB22]" office:value-type="float" office:value="4" calcext:value-type="float">
            <text:p>4</text:p>
          </table:table-cell>
          <table:table-cell table:formula="of:=16^MOD([.AB22];8)" office:value-type="float" office:value="256" calcext:value-type="float">
            <text:p>256</text:p>
          </table:table-cell>
          <table:table-cell table:number-columns-repeated="3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  <table:table-cell office:value-type="string" calcext:value-type="string">
            <text:p>PB3</text:p>
          </table:table-cell>
          <table:table-cell office:value-type="string" calcext:value-type="string">
            <text:p>JTDO</text:p>
          </table:table-cell>
          <table:table-cell table:style-name="ce113" office:value-type="string" calcext:value-type="string">
            <text:p>SPI3_SCK</text:p>
          </table:table-cell>
          <table:table-cell table:style-name="ce113" office:value-type="string" calcext:value-type="string">
            <text:p>PB3</text:p>
          </table:table-cell>
          <table:table-cell table:style-name="ce116"/>
          <table:table-cell table:style-name="ce113" table:number-columns-repeated="2"/>
          <table:table-cell table:style-name="ce113" office:value-type="string" calcext:value-type="string">
            <text:p>TRACESWO</text:p>
          </table:table-cell>
          <table:table-cell table:style-name="ce113" office:value-type="string" calcext:value-type="string">
            <text:p>SPI1_SCK</text:p>
          </table:table-cell>
          <table:table-cell table:style-name="ce113" office:value-type="string" calcext:value-type="string">
            <text:p>TIM2_CH2</text:p>
          </table:table-cell>
          <table:table-cell table:style-name="ce113" table:number-columns-repeated="2"/>
          <table:table-cell table:style-name="ce102" table:number-columns-repeated="4"/>
          <table:table-cell/>
          <table:table-cell table:formula="of:=IF([.C23]=&quot;out&quot;;IF([.T23]=50;3;IF([.T23]=10;1;2));0)" office:value-type="float" office:value="0" calcext:value-type="float">
            <text:p>0</text:p>
          </table:table-cell>
          <table:table-cell table:formula="of:=IF([.W23]=0;IF([.R23]=&quot;A&quot;;0;IF( OR([.S23]=&quot;L&quot;;[.S23]=&quot;H&quot;);2;1));IF([.R23]=&quot;F&quot;;IF(OR([.U23]=1;[.U23]=&quot;Y&quot;);3;2);IF(OR([.U23]=1;[.U23]=&quot;Y&quot;);1;0)))" office:value-type="float" office:value="1" calcext:value-type="float">
            <text:p>1</text:p>
          </table:table-cell>
          <table:table-cell table:formula="of:=IF(OR([.S23]=1;[.S23]=&quot;H&quot;);1;0)" office:value-type="float" office:value="0" calcext:value-type="float">
            <text:p>0</text:p>
          </table:table-cell>
          <table:table-cell/>
          <table:table-cell table:formula="of:=MID([.F23];2;1)" office:value-type="string" office:string-value="B" calcext:value-type="string">
            <text:p>B</text:p>
          </table:table-cell>
          <table:table-cell table:formula="of:=MID([.F23];3;2)" office:value-type="string" office:string-value="3" calcext:value-type="string">
            <text:p>3</text:p>
          </table:table-cell>
          <table:table-cell table:formula="of:=2^[.AB23]" office:value-type="float" office:value="8" calcext:value-type="float">
            <text:p>8</text:p>
          </table:table-cell>
          <table:table-cell table:formula="of:=16^MOD([.AB23];8)" office:value-type="float" office:value="4096" calcext:value-type="float">
            <text:p>4096</text:p>
          </table:table-cell>
          <table:table-cell table:number-columns-repeated="3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  <table:table-cell office:value-type="string" calcext:value-type="string">
            <text:p>PB4</text:p>
          </table:table-cell>
          <table:table-cell office:value-type="string" calcext:value-type="string">
            <text:p>JNTRST</text:p>
          </table:table-cell>
          <table:table-cell table:style-name="ce113" office:value-type="string" calcext:value-type="string">
            <text:p>SPI3_MISO</text:p>
          </table:table-cell>
          <table:table-cell table:style-name="ce113" office:value-type="string" calcext:value-type="string">
            <text:p>PB4</text:p>
          </table:table-cell>
          <table:table-cell table:style-name="ce113" table:number-columns-repeated="4"/>
          <table:table-cell table:style-name="ce113" office:value-type="string" calcext:value-type="string">
            <text:p>SPI1_MISO</text:p>
          </table:table-cell>
          <table:table-cell table:style-name="ce113" office:value-type="string" calcext:value-type="string">
            <text:p>TIM3_CH1</text:p>
          </table:table-cell>
          <table:table-cell table:style-name="ce113" table:number-columns-repeated="2"/>
          <table:table-cell table:style-name="ce102" table:number-columns-repeated="4"/>
          <table:table-cell/>
          <table:table-cell table:formula="of:=IF([.C24]=&quot;out&quot;;IF([.T24]=50;3;IF([.T24]=10;1;2));0)" office:value-type="float" office:value="0" calcext:value-type="float">
            <text:p>0</text:p>
          </table:table-cell>
          <table:table-cell table:formula="of:=IF([.W24]=0;IF([.R24]=&quot;A&quot;;0;IF( OR([.S24]=&quot;L&quot;;[.S24]=&quot;H&quot;);2;1));IF([.R24]=&quot;F&quot;;IF(OR([.U24]=1;[.U24]=&quot;Y&quot;);3;2);IF(OR([.U24]=1;[.U24]=&quot;Y&quot;);1;0)))" office:value-type="float" office:value="1" calcext:value-type="float">
            <text:p>1</text:p>
          </table:table-cell>
          <table:table-cell table:formula="of:=IF(OR([.S24]=1;[.S24]=&quot;H&quot;);1;0)" office:value-type="float" office:value="0" calcext:value-type="float">
            <text:p>0</text:p>
          </table:table-cell>
          <table:table-cell/>
          <table:table-cell table:formula="of:=MID([.F24];2;1)" office:value-type="string" office:string-value="B" calcext:value-type="string">
            <text:p>B</text:p>
          </table:table-cell>
          <table:table-cell table:formula="of:=MID([.F24];3;2)" office:value-type="string" office:string-value="4" calcext:value-type="string">
            <text:p>4</text:p>
          </table:table-cell>
          <table:table-cell table:formula="of:=2^[.AB24]" office:value-type="float" office:value="16" calcext:value-type="float">
            <text:p>16</text:p>
          </table:table-cell>
          <table:table-cell table:formula="of:=16^MOD([.AB24];8)" office:value-type="float" office:value="65536" calcext:value-type="float">
            <text:p>65536</text:p>
          </table:table-cell>
          <table:table-cell table:number-columns-repeated="3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13" office:value-type="string" calcext:value-type="string">
            <text:p>CAN2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PB5</text:p>
          </table:table-cell>
          <table:table-cell table:style-name="ce90" office:value-type="string" calcext:value-type="string">
            <text:p>(R)MII_PPS_OUT</text:p>
          </table:table-cell>
          <table:table-cell table:style-name="ce113" office:value-type="string" calcext:value-type="string">
            <text:p>SPI3_MOSI</text:p>
          </table:table-cell>
          <table:table-cell table:style-name="ce113" office:value-type="string" calcext:value-type="string">
            <text:p>I2C1_SMBAI</text:p>
          </table:table-cell>
          <table:table-cell table:style-name="ce113" table:number-columns-repeated="3"/>
          <table:table-cell table:style-name="ce115" office:value-type="string" calcext:value-type="string">
            <text:p>CAN2_RX</text:p>
          </table:table-cell>
          <table:table-cell table:style-name="ce113" office:value-type="string" calcext:value-type="string">
            <text:p>SPI1_MOSI</text:p>
          </table:table-cell>
          <table:table-cell table:style-name="ce113" office:value-type="string" calcext:value-type="string">
            <text:p>TIM3_CH2</text:p>
          </table:table-cell>
          <table:table-cell table:style-name="ce113" table:number-columns-repeated="2"/>
          <table:table-cell table:style-name="ce102" office:value-type="string" calcext:value-type="string">
            <text:p>F</text:p>
          </table:table-cell>
          <table:table-cell table:style-name="ce102" office:value-type="string" calcext:value-type="string">
            <text:p>H</text:p>
          </table:table-cell>
          <table:table-cell table:style-name="ce102" office:value-type="float" office:value="10" calcext:value-type="float">
            <text:p>10</text:p>
          </table:table-cell>
          <table:table-cell table:style-name="ce102"/>
          <table:table-cell/>
          <table:table-cell table:formula="of:=IF([.C25]=&quot;out&quot;;IF([.T25]=50;3;IF([.T25]=10;1;2));0)" office:value-type="float" office:value="0" calcext:value-type="float">
            <text:p>0</text:p>
          </table:table-cell>
          <table:table-cell table:formula="of:=IF([.W25]=0;IF([.R25]=&quot;A&quot;;0;IF( OR([.S25]=&quot;L&quot;;[.S25]=&quot;H&quot;);2;1));IF([.R25]=&quot;F&quot;;IF(OR([.U25]=1;[.U25]=&quot;Y&quot;);3;2);IF(OR([.U25]=1;[.U25]=&quot;Y&quot;);1;0)))" office:value-type="float" office:value="2" calcext:value-type="float">
            <text:p>2</text:p>
          </table:table-cell>
          <table:table-cell table:formula="of:=IF(OR([.S25]=1;[.S25]=&quot;H&quot;);1;0)" office:value-type="float" office:value="1" calcext:value-type="float">
            <text:p>1</text:p>
          </table:table-cell>
          <table:table-cell/>
          <table:table-cell table:formula="of:=MID([.F25];2;1)" office:value-type="string" office:string-value="B" calcext:value-type="string">
            <text:p>B</text:p>
          </table:table-cell>
          <table:table-cell table:formula="of:=MID([.F25];3;2)" office:value-type="string" office:string-value="5" calcext:value-type="string">
            <text:p>5</text:p>
          </table:table-cell>
          <table:table-cell table:formula="of:=2^[.AB25]" office:value-type="float" office:value="32" calcext:value-type="float">
            <text:p>32</text:p>
          </table:table-cell>
          <table:table-cell table:formula="of:=16^MOD([.AB25];8)" office:value-type="float" office:value="1048576" calcext:value-type="float">
            <text:p>1048576</text:p>
          </table:table-cell>
          <table:table-cell table:number-columns-repeated="34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13" office:value-type="string" calcext:value-type="string">
            <text:p>CAN2_T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PB6</text:p>
          </table:table-cell>
          <table:table-cell/>
          <table:table-cell table:style-name="ce113"/>
          <table:table-cell table:style-name="ce113" office:value-type="string" calcext:value-type="string">
            <text:p>I2C1_SCL</text:p>
          </table:table-cell>
          <table:table-cell table:style-name="ce113" table:number-columns-repeated="2"/>
          <table:table-cell table:style-name="ce113" office:value-type="string" calcext:value-type="string">
            <text:p>TIM4_CH1</text:p>
          </table:table-cell>
          <table:table-cell table:style-name="ce115" office:value-type="string" calcext:value-type="string">
            <text:p>CAN2_TX</text:p>
          </table:table-cell>
          <table:table-cell table:style-name="ce113"/>
          <table:table-cell table:style-name="ce113" office:value-type="string" calcext:value-type="string">
            <text:p>USART1_TX</text:p>
          </table:table-cell>
          <table:table-cell table:style-name="ce113" table:number-columns-repeated="2"/>
          <table:table-cell table:style-name="ce102" office:value-type="string" calcext:value-type="string">
            <text:p>F</text:p>
          </table:table-cell>
          <table:table-cell table:style-name="ce102" office:value-type="string" calcext:value-type="string">
            <text:p>H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string" calcext:value-type="string">
            <text:p>N</text:p>
          </table:table-cell>
          <table:table-cell/>
          <table:table-cell table:formula="of:=IF([.C26]=&quot;out&quot;;IF([.T26]=50;3;IF([.T26]=10;1;2));0)" office:value-type="float" office:value="1" calcext:value-type="float">
            <text:p>1</text:p>
          </table:table-cell>
          <table:table-cell table:formula="of:=IF([.W26]=0;IF([.R26]=&quot;A&quot;;0;IF( OR([.S26]=&quot;L&quot;;[.S26]=&quot;H&quot;);2;1));IF([.R26]=&quot;F&quot;;IF(OR([.U26]=1;[.U26]=&quot;Y&quot;);3;2);IF(OR([.U26]=1;[.U26]=&quot;Y&quot;);1;0)))" office:value-type="float" office:value="2" calcext:value-type="float">
            <text:p>2</text:p>
          </table:table-cell>
          <table:table-cell table:formula="of:=IF(OR([.S26]=1;[.S26]=&quot;H&quot;);1;0)" office:value-type="float" office:value="1" calcext:value-type="float">
            <text:p>1</text:p>
          </table:table-cell>
          <table:table-cell/>
          <table:table-cell table:formula="of:=MID([.F26];2;1)" office:value-type="string" office:string-value="B" calcext:value-type="string">
            <text:p>B</text:p>
          </table:table-cell>
          <table:table-cell table:formula="of:=MID([.F26];3;2)" office:value-type="string" office:string-value="6" calcext:value-type="string">
            <text:p>6</text:p>
          </table:table-cell>
          <table:table-cell table:formula="of:=2^[.AB26]" office:value-type="float" office:value="64" calcext:value-type="float">
            <text:p>64</text:p>
          </table:table-cell>
          <table:table-cell table:formula="of:=16^MOD([.AB26];8)" office:value-type="float" office:value="16777216" calcext:value-type="float">
            <text:p>16777216</text:p>
          </table:table-cell>
          <table:table-cell table:number-columns-repeated="3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  <table:table-cell office:value-type="string" calcext:value-type="string">
            <text:p>PB7</text:p>
          </table:table-cell>
          <table:table-cell/>
          <table:table-cell table:style-name="ce113"/>
          <table:table-cell table:style-name="ce113" office:value-type="string" calcext:value-type="string">
            <text:p>I2C1_SDA</text:p>
          </table:table-cell>
          <table:table-cell table:style-name="ce113" table:number-columns-repeated="2"/>
          <table:table-cell table:style-name="ce113" office:value-type="string" calcext:value-type="string">
            <text:p>TIM4_CH2</text:p>
          </table:table-cell>
          <table:table-cell table:style-name="ce113" table:number-columns-repeated="2"/>
          <table:table-cell table:style-name="ce116" office:value-type="string" calcext:value-type="string">
            <text:p>USART1_RX</text:p>
          </table:table-cell>
          <table:table-cell table:style-name="ce113" table:number-columns-repeated="2"/>
          <table:table-cell table:style-name="ce102" table:number-columns-repeated="4"/>
          <table:table-cell/>
          <table:table-cell table:formula="of:=IF([.C27]=&quot;out&quot;;IF([.T27]=50;3;IF([.T27]=10;1;2));0)" office:value-type="float" office:value="0" calcext:value-type="float">
            <text:p>0</text:p>
          </table:table-cell>
          <table:table-cell table:formula="of:=IF([.W27]=0;IF([.R27]=&quot;A&quot;;0;IF( OR([.S27]=&quot;L&quot;;[.S27]=&quot;H&quot;);2;1));IF([.R27]=&quot;F&quot;;IF(OR([.U27]=1;[.U27]=&quot;Y&quot;);3;2);IF(OR([.U27]=1;[.U27]=&quot;Y&quot;);1;0)))" office:value-type="float" office:value="1" calcext:value-type="float">
            <text:p>1</text:p>
          </table:table-cell>
          <table:table-cell table:formula="of:=IF(OR([.S27]=1;[.S27]=&quot;H&quot;);1;0)" office:value-type="float" office:value="0" calcext:value-type="float">
            <text:p>0</text:p>
          </table:table-cell>
          <table:table-cell/>
          <table:table-cell table:formula="of:=MID([.F27];2;1)" office:value-type="string" office:string-value="B" calcext:value-type="string">
            <text:p>B</text:p>
          </table:table-cell>
          <table:table-cell table:formula="of:=MID([.F27];3;2)" office:value-type="string" office:string-value="7" calcext:value-type="string">
            <text:p>7</text:p>
          </table:table-cell>
          <table:table-cell table:formula="of:=2^[.AB27]" office:value-type="float" office:value="128" calcext:value-type="float">
            <text:p>128</text:p>
          </table:table-cell>
          <table:table-cell table:formula="of:=16^MOD([.AB27];8)" office:value-type="float" office:value="268435456" calcext:value-type="float">
            <text:p>268435456</text:p>
          </table:table-cell>
          <table:table-cell table:number-columns-repeated="34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/>
          <table:table-cell table:number-columns-repeated="3"/>
          <table:table-cell office:value-type="string" calcext:value-type="string">
            <text:p>PB8</text:p>
          </table:table-cell>
          <table:table-cell office:value-type="string" calcext:value-type="string">
            <text:p>MII_TXD3</text:p>
          </table:table-cell>
          <table:table-cell table:style-name="ce113" table:number-columns-repeated="4"/>
          <table:table-cell table:style-name="ce113" office:value-type="string" calcext:value-type="string">
            <text:p>TIM4_CH3</text:p>
          </table:table-cell>
          <table:table-cell table:style-name="ce113" office:value-type="string" calcext:value-type="string">
            <text:p>CAN1_RX</text:p>
          </table:table-cell>
          <table:table-cell table:style-name="ce113" office:value-type="string" calcext:value-type="string">
            <text:p>I2C1_SCL</text:p>
          </table:table-cell>
          <table:table-cell table:style-name="ce113" table:number-columns-repeated="3"/>
          <table:table-cell table:style-name="ce102" table:number-columns-repeated="4"/>
          <table:table-cell/>
          <table:table-cell table:formula="of:=IF([.C28]=&quot;out&quot;;IF([.T28]=50;3;IF([.T28]=10;1;2));0)" office:value-type="float" office:value="0" calcext:value-type="float">
            <text:p>0</text:p>
          </table:table-cell>
          <table:table-cell table:formula="of:=IF([.W28]=0;IF([.R28]=&quot;A&quot;;0;IF( OR([.S28]=&quot;L&quot;;[.S28]=&quot;H&quot;);2;1));IF([.R28]=&quot;F&quot;;IF(OR([.U28]=1;[.U28]=&quot;Y&quot;);3;2);IF(OR([.U28]=1;[.U28]=&quot;Y&quot;);1;0)))" office:value-type="float" office:value="1" calcext:value-type="float">
            <text:p>1</text:p>
          </table:table-cell>
          <table:table-cell table:formula="of:=IF(OR([.S28]=1;[.S28]=&quot;H&quot;);1;0)" office:value-type="float" office:value="0" calcext:value-type="float">
            <text:p>0</text:p>
          </table:table-cell>
          <table:table-cell/>
          <table:table-cell table:formula="of:=MID([.F28];2;1)" office:value-type="string" office:string-value="B" calcext:value-type="string">
            <text:p>B</text:p>
          </table:table-cell>
          <table:table-cell table:formula="of:=MID([.F28];3;2)" office:value-type="string" office:string-value="8" calcext:value-type="string">
            <text:p>8</text:p>
          </table:table-cell>
          <table:table-cell table:formula="of:=2^[.AB28]" office:value-type="float" office:value="256" calcext:value-type="float">
            <text:p>256</text:p>
          </table:table-cell>
          <table:table-cell table:formula="of:=16^MOD([.AB28];8)" office:value-type="float" office:value="1" calcext:value-type="float">
            <text:p>1</text:p>
          </table:table-cell>
          <table:table-cell table:formula="of:=BASE(SUMPRODUCT([.W28:.W35];[.AD28:.AD35])+4*SUMPRODUCT([.X28:.X35];[.AD28:.AD35]);16;8)" office:value-type="string" office:string-value="88844424" calcext:value-type="string">
            <text:p>88844424</text:p>
          </table:table-cell>
          <table:table-cell table:number-columns-repeated="3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office:value-type="string" calcext:value-type="string">
            <text:p>LE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Светодиод</text:p>
          </table:table-cell>
          <table:table-cell/>
          <table:table-cell table:style-name="ce94" office:value-type="string" calcext:value-type="string">
            <text:p>PB9</text:p>
          </table:table-cell>
          <table:table-cell/>
          <table:table-cell table:style-name="ce113" table:number-columns-repeated="4"/>
          <table:table-cell table:style-name="ce113" office:value-type="string" calcext:value-type="string">
            <text:p>TIM4_CH4</text:p>
          </table:table-cell>
          <table:table-cell table:style-name="ce113" office:value-type="string" calcext:value-type="string">
            <text:p>CAN1_TX</text:p>
          </table:table-cell>
          <table:table-cell table:style-name="ce113" office:value-type="string" calcext:value-type="string">
            <text:p>I2C1_SDA</text:p>
          </table:table-cell>
          <table:table-cell table:style-name="ce113" table:number-columns-repeated="3"/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 table:number-columns-repeated="2"/>
          <table:table-cell/>
          <table:table-cell table:formula="of:=IF([.C29]=&quot;out&quot;;IF([.T29]=50;3;IF([.T29]=10;1;2));0)" office:value-type="float" office:value="2" calcext:value-type="float">
            <text:p>2</text:p>
          </table:table-cell>
          <table:table-cell table:formula="of:=IF([.W29]=0;IF([.R29]=&quot;A&quot;;0;IF( OR([.S29]=&quot;L&quot;;[.S29]=&quot;H&quot;);2;1));IF([.R29]=&quot;F&quot;;IF(OR([.U29]=1;[.U29]=&quot;Y&quot;);3;2);IF(OR([.U29]=1;[.U29]=&quot;Y&quot;);1;0)))" office:value-type="float" office:value="0" calcext:value-type="float">
            <text:p>0</text:p>
          </table:table-cell>
          <table:table-cell table:formula="of:=IF(OR([.S29]=1;[.S29]=&quot;H&quot;);1;0)" office:value-type="float" office:value="1" calcext:value-type="float">
            <text:p>1</text:p>
          </table:table-cell>
          <table:table-cell/>
          <table:table-cell table:formula="of:=MID([.F29];2;1)" office:value-type="string" office:string-value="B" calcext:value-type="string">
            <text:p>B</text:p>
          </table:table-cell>
          <table:table-cell table:formula="of:=MID([.F29];3;2)" office:value-type="string" office:string-value="9" calcext:value-type="string">
            <text:p>9</text:p>
          </table:table-cell>
          <table:table-cell table:formula="of:=2^[.AB29]" office:value-type="float" office:value="512" calcext:value-type="float">
            <text:p>512</text:p>
          </table:table-cell>
          <table:table-cell table:formula="of:=16^MOD([.AB29];8)" office:value-type="float" office:value="16" calcext:value-type="float">
            <text:p>16</text:p>
          </table:table-cell>
          <table:table-cell table:number-columns-repeated="3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PB10</text:p>
          </table:table-cell>
          <table:table-cell office:value-type="string" calcext:value-type="string">
            <text:p>MII_RX_ER</text:p>
          </table:table-cell>
          <table:table-cell table:style-name="ce113"/>
          <table:table-cell table:style-name="ce113" office:value-type="string" calcext:value-type="string">
            <text:p>USART3_TX</text:p>
          </table:table-cell>
          <table:table-cell table:style-name="ce116"/>
          <table:table-cell table:style-name="ce113" office:value-type="string" calcext:value-type="string">
            <text:p>I2C2_SCL</text:p>
          </table:table-cell>
          <table:table-cell table:style-name="ce113" table:number-columns-repeated="2"/>
          <table:table-cell table:style-name="ce116"/>
          <table:table-cell table:style-name="ce113" office:value-type="string" calcext:value-type="string">
            <text:p>TIM2_CH3</text:p>
          </table:table-cell>
          <table:table-cell table:style-name="ce113" table:number-columns-repeated="2"/>
          <table:table-cell table:style-name="ce102" table:number-columns-repeated="4"/>
          <table:table-cell/>
          <table:table-cell table:formula="of:=IF([.C30]=&quot;out&quot;;IF([.T30]=50;3;IF([.T30]=10;1;2));0)" office:value-type="float" office:value="0" calcext:value-type="float">
            <text:p>0</text:p>
          </table:table-cell>
          <table:table-cell table:formula="of:=IF([.W30]=0;IF([.R30]=&quot;A&quot;;0;IF( OR([.S30]=&quot;L&quot;;[.S30]=&quot;H&quot;);2;1));IF([.R30]=&quot;F&quot;;IF(OR([.U30]=1;[.U30]=&quot;Y&quot;);3;2);IF(OR([.U30]=1;[.U30]=&quot;Y&quot;);1;0)))" office:value-type="float" office:value="1" calcext:value-type="float">
            <text:p>1</text:p>
          </table:table-cell>
          <table:table-cell table:formula="of:=IF(OR([.S30]=1;[.S30]=&quot;H&quot;);1;0)" office:value-type="float" office:value="0" calcext:value-type="float">
            <text:p>0</text:p>
          </table:table-cell>
          <table:table-cell/>
          <table:table-cell table:formula="of:=MID([.F30];2;1)" office:value-type="string" office:string-value="B" calcext:value-type="string">
            <text:p>B</text:p>
          </table:table-cell>
          <table:table-cell table:formula="of:=MID([.F30];3;2)" office:value-type="string" office:string-value="10" calcext:value-type="string">
            <text:p>10</text:p>
          </table:table-cell>
          <table:table-cell table:formula="of:=2^[.AB30]" office:value-type="float" office:value="1024" calcext:value-type="float">
            <text:p>1024</text:p>
          </table:table-cell>
          <table:table-cell table:formula="of:=16^MOD([.AB30];8)" office:value-type="float" office:value="256" calcext:value-type="float">
            <text:p>256</text:p>
          </table:table-cell>
          <table:table-cell table:number-columns-repeated="3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PB11</text:p>
          </table:table-cell>
          <table:table-cell office:value-type="string" calcext:value-type="string">
            <text:p>(R)MII_TX_EN</text:p>
          </table:table-cell>
          <table:table-cell table:style-name="ce113"/>
          <table:table-cell table:style-name="ce113" office:value-type="string" calcext:value-type="string">
            <text:p>USART3_RX</text:p>
          </table:table-cell>
          <table:table-cell table:style-name="ce116"/>
          <table:table-cell table:style-name="ce113" office:value-type="string" calcext:value-type="string">
            <text:p>I2C2_SDA</text:p>
          </table:table-cell>
          <table:table-cell table:style-name="ce113" table:number-columns-repeated="2"/>
          <table:table-cell table:style-name="ce116"/>
          <table:table-cell table:style-name="ce113" office:value-type="string" calcext:value-type="string">
            <text:p>TIM2_CH4</text:p>
          </table:table-cell>
          <table:table-cell table:style-name="ce113" table:number-columns-repeated="2"/>
          <table:table-cell table:style-name="ce102" table:number-columns-repeated="4"/>
          <table:table-cell/>
          <table:table-cell table:formula="of:=IF([.C31]=&quot;out&quot;;IF([.T31]=50;3;IF([.T31]=10;1;2));0)" office:value-type="float" office:value="0" calcext:value-type="float">
            <text:p>0</text:p>
          </table:table-cell>
          <table:table-cell table:formula="of:=IF([.W31]=0;IF([.R31]=&quot;A&quot;;0;IF( OR([.S31]=&quot;L&quot;;[.S31]=&quot;H&quot;);2;1));IF([.R31]=&quot;F&quot;;IF(OR([.U31]=1;[.U31]=&quot;Y&quot;);3;2);IF(OR([.U31]=1;[.U31]=&quot;Y&quot;);1;0)))" office:value-type="float" office:value="1" calcext:value-type="float">
            <text:p>1</text:p>
          </table:table-cell>
          <table:table-cell table:formula="of:=IF(OR([.S31]=1;[.S31]=&quot;H&quot;);1;0)" office:value-type="float" office:value="0" calcext:value-type="float">
            <text:p>0</text:p>
          </table:table-cell>
          <table:table-cell/>
          <table:table-cell table:formula="of:=MID([.F31];2;1)" office:value-type="string" office:string-value="B" calcext:value-type="string">
            <text:p>B</text:p>
          </table:table-cell>
          <table:table-cell table:formula="of:=MID([.F31];3;2)" office:value-type="string" office:string-value="11" calcext:value-type="string">
            <text:p>11</text:p>
          </table:table-cell>
          <table:table-cell table:formula="of:=2^[.AB31]" office:value-type="float" office:value="2048" calcext:value-type="float">
            <text:p>2048</text:p>
          </table:table-cell>
          <table:table-cell table:formula="of:=16^MOD([.AB31];8)" office:value-type="float" office:value="4096" calcext:value-type="float">
            <text:p>4096</text:p>
          </table:table-cell>
          <table:table-cell table:number-columns-repeated="3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PB12</text:p>
          </table:table-cell>
          <table:table-cell office:value-type="string" calcext:value-type="string">
            <text:p>(R)MII_TXD0</text:p>
          </table:table-cell>
          <table:table-cell table:style-name="ce113" office:value-type="string" calcext:value-type="string">
            <text:p>CAN2_RX</text:p>
          </table:table-cell>
          <table:table-cell table:style-name="ce113" office:value-type="string" calcext:value-type="string">
            <text:p>USART3_CK</text:p>
          </table:table-cell>
          <table:table-cell table:style-name="ce116" office:value-type="string" calcext:value-type="string">
            <text:p>SPI2_NSS</text:p>
          </table:table-cell>
          <table:table-cell table:style-name="ce113" office:value-type="string" calcext:value-type="string">
            <text:p>I2C2_SMBA</text:p>
          </table:table-cell>
          <table:table-cell table:style-name="ce113" office:value-type="string" calcext:value-type="string">
            <text:p>TIM1_BKIN</text:p>
          </table:table-cell>
          <table:table-cell table:style-name="ce113" table:number-columns-repeated="5"/>
          <table:table-cell table:style-name="ce102" table:number-columns-repeated="4"/>
          <table:table-cell/>
          <table:table-cell table:formula="of:=IF([.C32]=&quot;out&quot;;IF([.T32]=50;3;IF([.T32]=10;1;2));0)" office:value-type="float" office:value="0" calcext:value-type="float">
            <text:p>0</text:p>
          </table:table-cell>
          <table:table-cell table:formula="of:=IF([.W32]=0;IF([.R32]=&quot;A&quot;;0;IF( OR([.S32]=&quot;L&quot;;[.S32]=&quot;H&quot;);2;1));IF([.R32]=&quot;F&quot;;IF(OR([.U32]=1;[.U32]=&quot;Y&quot;);3;2);IF(OR([.U32]=1;[.U32]=&quot;Y&quot;);1;0)))" office:value-type="float" office:value="1" calcext:value-type="float">
            <text:p>1</text:p>
          </table:table-cell>
          <table:table-cell table:formula="of:=IF(OR([.S32]=1;[.S32]=&quot;H&quot;);1;0)" office:value-type="float" office:value="0" calcext:value-type="float">
            <text:p>0</text:p>
          </table:table-cell>
          <table:table-cell/>
          <table:table-cell table:formula="of:=MID([.F32];2;1)" office:value-type="string" office:string-value="B" calcext:value-type="string">
            <text:p>B</text:p>
          </table:table-cell>
          <table:table-cell table:formula="of:=MID([.F32];3;2)" office:value-type="string" office:string-value="12" calcext:value-type="string">
            <text:p>12</text:p>
          </table:table-cell>
          <table:table-cell table:formula="of:=2^[.AB32]" office:value-type="float" office:value="4096" calcext:value-type="float">
            <text:p>4096</text:p>
          </table:table-cell>
          <table:table-cell table:formula="of:=16^MOD([.AB32];8)" office:value-type="float" office:value="65536" calcext:value-type="float">
            <text:p>65536</text:p>
          </table:table-cell>
          <table:table-cell table:number-columns-repeated="3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Джампер</text:p>
          </table:table-cell>
          <table:table-cell/>
          <table:table-cell table:style-name="ce94" office:value-type="string" calcext:value-type="string">
            <text:p>PB13</text:p>
          </table:table-cell>
          <table:table-cell office:value-type="string" calcext:value-type="string">
            <text:p>(R)MII_TXD1</text:p>
          </table:table-cell>
          <table:table-cell table:style-name="ce113" office:value-type="string" calcext:value-type="string">
            <text:p>CAN2_TX</text:p>
          </table:table-cell>
          <table:table-cell table:style-name="ce113" office:value-type="string" calcext:value-type="string">
            <text:p>USART3_CTS</text:p>
          </table:table-cell>
          <table:table-cell table:style-name="ce113" office:value-type="string" calcext:value-type="string">
            <text:p>SPI2_SCK</text:p>
          </table:table-cell>
          <table:table-cell table:style-name="ce113"/>
          <table:table-cell table:style-name="ce113" office:value-type="string" calcext:value-type="string">
            <text:p>TIM1_CH1N</text:p>
          </table:table-cell>
          <table:table-cell table:style-name="ce113" table:number-columns-repeated="5"/>
          <table:table-cell table:style-name="ce102"/>
          <table:table-cell table:style-name="ce102" office:value-type="string" calcext:value-type="string">
            <text:p>H</text:p>
          </table:table-cell>
          <table:table-cell table:style-name="ce102" table:number-columns-repeated="2"/>
          <table:table-cell/>
          <table:table-cell table:formula="of:=IF([.C33]=&quot;out&quot;;IF([.T33]=50;3;IF([.T33]=10;1;2));0)" office:value-type="float" office:value="0" calcext:value-type="float">
            <text:p>0</text:p>
          </table:table-cell>
          <table:table-cell table:formula="of:=IF([.W33]=0;IF([.R33]=&quot;A&quot;;0;IF( OR([.S33]=&quot;L&quot;;[.S33]=&quot;H&quot;);2;1));IF([.R33]=&quot;F&quot;;IF(OR([.U33]=1;[.U33]=&quot;Y&quot;);3;2);IF(OR([.U33]=1;[.U33]=&quot;Y&quot;);1;0)))" office:value-type="float" office:value="2" calcext:value-type="float">
            <text:p>2</text:p>
          </table:table-cell>
          <table:table-cell table:formula="of:=IF(OR([.S33]=1;[.S33]=&quot;H&quot;);1;0)" office:value-type="float" office:value="1" calcext:value-type="float">
            <text:p>1</text:p>
          </table:table-cell>
          <table:table-cell/>
          <table:table-cell table:formula="of:=MID([.F33];2;1)" office:value-type="string" office:string-value="B" calcext:value-type="string">
            <text:p>B</text:p>
          </table:table-cell>
          <table:table-cell table:formula="of:=MID([.F33];3;2)" office:value-type="string" office:string-value="13" calcext:value-type="string">
            <text:p>13</text:p>
          </table:table-cell>
          <table:table-cell table:formula="of:=2^[.AB33]" office:value-type="float" office:value="8192" calcext:value-type="float">
            <text:p>8192</text:p>
          </table:table-cell>
          <table:table-cell table:formula="of:=16^MOD([.AB33];8)" office:value-type="float" office:value="1048576" calcext:value-type="float">
            <text:p>1048576</text:p>
          </table:table-cell>
          <table:table-cell table:number-columns-repeated="3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Джампер</text:p>
          </table:table-cell>
          <table:table-cell/>
          <table:table-cell table:style-name="ce94" office:value-type="string" calcext:value-type="string">
            <text:p>PB14</text:p>
          </table:table-cell>
          <table:table-cell/>
          <table:table-cell table:style-name="ce81"/>
          <table:table-cell table:style-name="ce81" office:value-type="string" calcext:value-type="string">
            <text:p>USART3_RTS</text:p>
          </table:table-cell>
          <table:table-cell table:style-name="ce81" office:value-type="string" calcext:value-type="string">
            <text:p>SPI2_MISO</text:p>
          </table:table-cell>
          <table:table-cell table:style-name="ce81"/>
          <table:table-cell table:style-name="ce81" office:value-type="string" calcext:value-type="string">
            <text:p>TIM1_CH2N</text:p>
          </table:table-cell>
          <table:table-cell table:style-name="ce113" table:number-columns-repeated="5"/>
          <table:table-cell table:style-name="ce102"/>
          <table:table-cell table:style-name="ce102" office:value-type="string" calcext:value-type="string">
            <text:p>H</text:p>
          </table:table-cell>
          <table:table-cell table:style-name="ce102" table:number-columns-repeated="2"/>
          <table:table-cell/>
          <table:table-cell table:formula="of:=IF([.C34]=&quot;out&quot;;IF([.T34]=50;3;IF([.T34]=10;1;2));0)" office:value-type="float" office:value="0" calcext:value-type="float">
            <text:p>0</text:p>
          </table:table-cell>
          <table:table-cell table:formula="of:=IF([.W34]=0;IF([.R34]=&quot;A&quot;;0;IF( OR([.S34]=&quot;L&quot;;[.S34]=&quot;H&quot;);2;1));IF([.R34]=&quot;F&quot;;IF(OR([.U34]=1;[.U34]=&quot;Y&quot;);3;2);IF(OR([.U34]=1;[.U34]=&quot;Y&quot;);1;0)))" office:value-type="float" office:value="2" calcext:value-type="float">
            <text:p>2</text:p>
          </table:table-cell>
          <table:table-cell table:formula="of:=IF(OR([.S34]=1;[.S34]=&quot;H&quot;);1;0)" office:value-type="float" office:value="1" calcext:value-type="float">
            <text:p>1</text:p>
          </table:table-cell>
          <table:table-cell/>
          <table:table-cell table:formula="of:=MID([.F34];2;1)" office:value-type="string" office:string-value="B" calcext:value-type="string">
            <text:p>B</text:p>
          </table:table-cell>
          <table:table-cell table:formula="of:=MID([.F34];3;2)" office:value-type="string" office:string-value="14" calcext:value-type="string">
            <text:p>14</text:p>
          </table:table-cell>
          <table:table-cell table:formula="of:=2^[.AB34]" office:value-type="float" office:value="16384" calcext:value-type="float">
            <text:p>16384</text:p>
          </table:table-cell>
          <table:table-cell table:formula="of:=16^MOD([.AB34];8)" office:value-type="float" office:value="16777216" calcext:value-type="float">
            <text:p>16777216</text:p>
          </table:table-cell>
          <table:table-cell table:number-columns-repeated="3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Джампер</text:p>
          </table:table-cell>
          <table:table-cell/>
          <table:table-cell table:style-name="ce94" office:value-type="string" calcext:value-type="string">
            <text:p>PB15</text:p>
          </table:table-cell>
          <table:table-cell/>
          <table:table-cell table:style-name="ce81" table:number-columns-repeated="2"/>
          <table:table-cell table:style-name="ce81" office:value-type="string" calcext:value-type="string">
            <text:p>SPI2_MOSI</text:p>
          </table:table-cell>
          <table:table-cell table:style-name="ce81"/>
          <table:table-cell table:style-name="ce81" office:value-type="string" calcext:value-type="string">
            <text:p>TIM1_CH3N</text:p>
          </table:table-cell>
          <table:table-cell table:style-name="ce113" table:number-columns-repeated="5"/>
          <table:table-cell table:style-name="ce102"/>
          <table:table-cell table:style-name="ce102" office:value-type="string" calcext:value-type="string">
            <text:p>H</text:p>
          </table:table-cell>
          <table:table-cell table:style-name="ce102" table:number-columns-repeated="2"/>
          <table:table-cell/>
          <table:table-cell table:formula="of:=IF([.C35]=&quot;out&quot;;IF([.T35]=50;3;IF([.T35]=10;1;2));0)" office:value-type="float" office:value="0" calcext:value-type="float">
            <text:p>0</text:p>
          </table:table-cell>
          <table:table-cell table:formula="of:=IF([.W35]=0;IF([.R35]=&quot;A&quot;;0;IF( OR([.S35]=&quot;L&quot;;[.S35]=&quot;H&quot;);2;1));IF([.R35]=&quot;F&quot;;IF(OR([.U35]=1;[.U35]=&quot;Y&quot;);3;2);IF(OR([.U35]=1;[.U35]=&quot;Y&quot;);1;0)))" office:value-type="float" office:value="2" calcext:value-type="float">
            <text:p>2</text:p>
          </table:table-cell>
          <table:table-cell table:formula="of:=IF(OR([.S35]=1;[.S35]=&quot;H&quot;);1;0)" office:value-type="float" office:value="1" calcext:value-type="float">
            <text:p>1</text:p>
          </table:table-cell>
          <table:table-cell/>
          <table:table-cell table:formula="of:=MID([.F35];2;1)" office:value-type="string" office:string-value="B" calcext:value-type="string">
            <text:p>B</text:p>
          </table:table-cell>
          <table:table-cell table:formula="of:=MID([.F35];3;2)" office:value-type="string" office:string-value="15" calcext:value-type="string">
            <text:p>15</text:p>
          </table:table-cell>
          <table:table-cell table:formula="of:=2^[.AB35]" office:value-type="float" office:value="32768" calcext:value-type="float">
            <text:p>32768</text:p>
          </table:table-cell>
          <table:table-cell table:formula="of:=16^MOD([.AB35];8)" office:value-type="float" office:value="268435456" calcext:value-type="float">
            <text:p>268435456</text:p>
          </table:table-cell>
          <table:table-cell table:number-columns-repeated="3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PC0</text:p>
          </table:table-cell>
          <table:table-cell table:style-name="ce90"/>
          <table:table-cell table:style-name="ce81" table:number-columns-repeated="5"/>
          <table:table-cell table:style-name="ce113" table:number-columns-repeated="3"/>
          <table:table-cell table:style-name="ce113" office:value-type="string" calcext:value-type="string">
            <text:p>ADC_IN10</text:p>
          </table:table-cell>
          <table:table-cell table:style-name="ce113"/>
          <table:table-cell table:style-name="ce102" table:number-columns-repeated="4"/>
          <table:table-cell/>
          <table:table-cell table:formula="of:=IF([.C36]=&quot;out&quot;;IF([.T36]=50;3;IF([.T36]=10;1;2));0)" office:value-type="float" office:value="0" calcext:value-type="float">
            <text:p>0</text:p>
          </table:table-cell>
          <table:table-cell table:formula="of:=IF([.W36]=0;IF([.R36]=&quot;A&quot;;0;IF( OR([.S36]=&quot;L&quot;;[.S36]=&quot;H&quot;);2;1));IF([.R36]=&quot;F&quot;;IF(OR([.U36]=1;[.U36]=&quot;Y&quot;);3;2);IF(OR([.U36]=1;[.U36]=&quot;Y&quot;);1;0)))" office:value-type="float" office:value="1" calcext:value-type="float">
            <text:p>1</text:p>
          </table:table-cell>
          <table:table-cell table:formula="of:=IF(OR([.S36]=1;[.S36]=&quot;H&quot;);1;0)" office:value-type="float" office:value="0" calcext:value-type="float">
            <text:p>0</text:p>
          </table:table-cell>
          <table:table-cell/>
          <table:table-cell table:formula="of:=MID([.F36];2;1)" office:value-type="string" office:string-value="C" calcext:value-type="string">
            <text:p>C</text:p>
          </table:table-cell>
          <table:table-cell table:formula="of:=MID([.F36];3;2)" office:value-type="string" office:string-value="0" calcext:value-type="string">
            <text:p>0</text:p>
          </table:table-cell>
          <table:table-cell table:formula="of:=2^[.AB36]" office:value-type="float" office:value="1" calcext:value-type="float">
            <text:p>1</text:p>
          </table:table-cell>
          <table:table-cell table:formula="of:=16^MOD([.AB36];8)" office:value-type="float" office:value="1" calcext:value-type="float">
            <text:p>1</text:p>
          </table:table-cell>
          <table:table-cell table:formula="of:=BASE(SUMPRODUCT([.W36:.W43];[.AD36:.AD43])+4*SUMPRODUCT([.X36:.X43];[.AD36:.AD43]);16;8)" office:value-type="string" office:string-value="44444444" calcext:value-type="string">
            <text:p>44444444</text:p>
          </table:table-cell>
          <table:table-cell table:formula="of:=BASE(SUMPRODUCT([.Y36:.Y51];[.AC36:.AC51]);16;8)" office:value-type="string" office:string-value="00001C00" calcext:value-type="string">
            <text:p>00001C00</text:p>
          </table:table-cell>
          <table:table-cell table:number-columns-repeated="3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PC1</text:p>
          </table:table-cell>
          <table:table-cell office:value-type="string" calcext:value-type="string">
            <text:p>(R)MII_MDC</text:p>
          </table:table-cell>
          <table:table-cell table:style-name="ce114" table:number-columns-repeated="5"/>
          <table:table-cell table:style-name="ce113" table:number-columns-repeated="3"/>
          <table:table-cell table:style-name="ce113" office:value-type="string" calcext:value-type="string">
            <text:p>ADC_IN11</text:p>
          </table:table-cell>
          <table:table-cell table:style-name="ce113"/>
          <table:table-cell table:style-name="ce102" table:number-columns-repeated="4"/>
          <table:table-cell/>
          <table:table-cell table:formula="of:=IF([.C37]=&quot;out&quot;;IF([.T37]=50;3;IF([.T37]=10;1;2));0)" office:value-type="float" office:value="0" calcext:value-type="float">
            <text:p>0</text:p>
          </table:table-cell>
          <table:table-cell table:formula="of:=IF([.W37]=0;IF([.R37]=&quot;A&quot;;0;IF( OR([.S37]=&quot;L&quot;;[.S37]=&quot;H&quot;);2;1));IF([.R37]=&quot;F&quot;;IF(OR([.U37]=1;[.U37]=&quot;Y&quot;);3;2);IF(OR([.U37]=1;[.U37]=&quot;Y&quot;);1;0)))" office:value-type="float" office:value="1" calcext:value-type="float">
            <text:p>1</text:p>
          </table:table-cell>
          <table:table-cell table:formula="of:=IF(OR([.S37]=1;[.S37]=&quot;H&quot;);1;0)" office:value-type="float" office:value="0" calcext:value-type="float">
            <text:p>0</text:p>
          </table:table-cell>
          <table:table-cell/>
          <table:table-cell table:formula="of:=MID([.F37];2;1)" office:value-type="string" office:string-value="C" calcext:value-type="string">
            <text:p>C</text:p>
          </table:table-cell>
          <table:table-cell table:formula="of:=MID([.F37];3;2)" office:value-type="string" office:string-value="1" calcext:value-type="string">
            <text:p>1</text:p>
          </table:table-cell>
          <table:table-cell table:formula="of:=2^[.AB37]" office:value-type="float" office:value="2" calcext:value-type="float">
            <text:p>2</text:p>
          </table:table-cell>
          <table:table-cell table:formula="of:=16^MOD([.AB37];8)" office:value-type="float" office:value="16" calcext:value-type="float">
            <text:p>16</text:p>
          </table:table-cell>
          <table:table-cell table:number-columns-repeated="3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PC2</text:p>
          </table:table-cell>
          <table:table-cell office:value-type="string" calcext:value-type="string">
            <text:p>MII_TXD2</text:p>
          </table:table-cell>
          <table:table-cell table:style-name="ce81" table:number-columns-repeated="5"/>
          <table:table-cell table:style-name="ce113" table:number-columns-repeated="3"/>
          <table:table-cell table:style-name="ce113" office:value-type="string" calcext:value-type="string">
            <text:p>ADC_IN12</text:p>
          </table:table-cell>
          <table:table-cell table:style-name="ce113"/>
          <table:table-cell table:style-name="ce102" table:number-columns-repeated="4"/>
          <table:table-cell/>
          <table:table-cell table:formula="of:=IF([.C38]=&quot;out&quot;;IF([.T38]=50;3;IF([.T38]=10;1;2));0)" office:value-type="float" office:value="0" calcext:value-type="float">
            <text:p>0</text:p>
          </table:table-cell>
          <table:table-cell table:formula="of:=IF([.W38]=0;IF([.R38]=&quot;A&quot;;0;IF( OR([.S38]=&quot;L&quot;;[.S38]=&quot;H&quot;);2;1));IF([.R38]=&quot;F&quot;;IF(OR([.U38]=1;[.U38]=&quot;Y&quot;);3;2);IF(OR([.U38]=1;[.U38]=&quot;Y&quot;);1;0)))" office:value-type="float" office:value="1" calcext:value-type="float">
            <text:p>1</text:p>
          </table:table-cell>
          <table:table-cell table:formula="of:=IF(OR([.S38]=1;[.S38]=&quot;H&quot;);1;0)" office:value-type="float" office:value="0" calcext:value-type="float">
            <text:p>0</text:p>
          </table:table-cell>
          <table:table-cell/>
          <table:table-cell table:formula="of:=MID([.F38];2;1)" office:value-type="string" office:string-value="C" calcext:value-type="string">
            <text:p>C</text:p>
          </table:table-cell>
          <table:table-cell table:formula="of:=MID([.F38];3;2)" office:value-type="string" office:string-value="2" calcext:value-type="string">
            <text:p>2</text:p>
          </table:table-cell>
          <table:table-cell table:formula="of:=2^[.AB38]" office:value-type="float" office:value="4" calcext:value-type="float">
            <text:p>4</text:p>
          </table:table-cell>
          <table:table-cell table:formula="of:=16^MOD([.AB38];8)" office:value-type="float" office:value="256" calcext:value-type="float">
            <text:p>256</text:p>
          </table:table-cell>
          <table:table-cell table:number-columns-repeated="3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PC3</text:p>
          </table:table-cell>
          <table:table-cell office:value-type="string" calcext:value-type="string">
            <text:p>MII_TXCLK</text:p>
          </table:table-cell>
          <table:table-cell table:style-name="ce81" table:number-columns-repeated="5"/>
          <table:table-cell table:style-name="ce113" table:number-columns-repeated="3"/>
          <table:table-cell table:style-name="ce113" office:value-type="string" calcext:value-type="string">
            <text:p>ADC_IN13</text:p>
          </table:table-cell>
          <table:table-cell table:style-name="ce113"/>
          <table:table-cell table:style-name="ce102" table:number-columns-repeated="4"/>
          <table:table-cell/>
          <table:table-cell table:formula="of:=IF([.C39]=&quot;out&quot;;IF([.T39]=50;3;IF([.T39]=10;1;2));0)" office:value-type="float" office:value="0" calcext:value-type="float">
            <text:p>0</text:p>
          </table:table-cell>
          <table:table-cell table:formula="of:=IF([.W39]=0;IF([.R39]=&quot;A&quot;;0;IF( OR([.S39]=&quot;L&quot;;[.S39]=&quot;H&quot;);2;1));IF([.R39]=&quot;F&quot;;IF(OR([.U39]=1;[.U39]=&quot;Y&quot;);3;2);IF(OR([.U39]=1;[.U39]=&quot;Y&quot;);1;0)))" office:value-type="float" office:value="1" calcext:value-type="float">
            <text:p>1</text:p>
          </table:table-cell>
          <table:table-cell table:formula="of:=IF(OR([.S39]=1;[.S39]=&quot;H&quot;);1;0)" office:value-type="float" office:value="0" calcext:value-type="float">
            <text:p>0</text:p>
          </table:table-cell>
          <table:table-cell/>
          <table:table-cell table:formula="of:=MID([.F39];2;1)" office:value-type="string" office:string-value="C" calcext:value-type="string">
            <text:p>C</text:p>
          </table:table-cell>
          <table:table-cell table:formula="of:=MID([.F39];3;2)" office:value-type="string" office:string-value="3" calcext:value-type="string">
            <text:p>3</text:p>
          </table:table-cell>
          <table:table-cell table:formula="of:=2^[.AB39]" office:value-type="float" office:value="8" calcext:value-type="float">
            <text:p>8</text:p>
          </table:table-cell>
          <table:table-cell table:formula="of:=16^MOD([.AB39];8)" office:value-type="float" office:value="4096" calcext:value-type="float">
            <text:p>4096</text:p>
          </table:table-cell>
          <table:table-cell table:number-columns-repeated="3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PC4</text:p>
          </table:table-cell>
          <table:table-cell office:value-type="string" calcext:value-type="string">
            <text:p>(R)MII_RXD0</text:p>
          </table:table-cell>
          <table:table-cell table:style-name="ce114" table:number-columns-repeated="5"/>
          <table:table-cell table:style-name="ce113" table:number-columns-repeated="3"/>
          <table:table-cell table:style-name="ce113" office:value-type="string" calcext:value-type="string">
            <text:p>ADC_IN14</text:p>
          </table:table-cell>
          <table:table-cell table:style-name="ce113"/>
          <table:table-cell table:style-name="ce102" table:number-columns-repeated="4"/>
          <table:table-cell/>
          <table:table-cell table:formula="of:=IF([.C40]=&quot;out&quot;;IF([.T40]=50;3;IF([.T40]=10;1;2));0)" office:value-type="float" office:value="0" calcext:value-type="float">
            <text:p>0</text:p>
          </table:table-cell>
          <table:table-cell table:formula="of:=IF([.W40]=0;IF([.R40]=&quot;A&quot;;0;IF( OR([.S40]=&quot;L&quot;;[.S40]=&quot;H&quot;);2;1));IF([.R40]=&quot;F&quot;;IF(OR([.U40]=1;[.U40]=&quot;Y&quot;);3;2);IF(OR([.U40]=1;[.U40]=&quot;Y&quot;);1;0)))" office:value-type="float" office:value="1" calcext:value-type="float">
            <text:p>1</text:p>
          </table:table-cell>
          <table:table-cell table:formula="of:=IF(OR([.S40]=1;[.S40]=&quot;H&quot;);1;0)" office:value-type="float" office:value="0" calcext:value-type="float">
            <text:p>0</text:p>
          </table:table-cell>
          <table:table-cell/>
          <table:table-cell table:formula="of:=MID([.F40];2;1)" office:value-type="string" office:string-value="C" calcext:value-type="string">
            <text:p>C</text:p>
          </table:table-cell>
          <table:table-cell table:formula="of:=MID([.F40];3;2)" office:value-type="string" office:string-value="4" calcext:value-type="string">
            <text:p>4</text:p>
          </table:table-cell>
          <table:table-cell table:formula="of:=2^[.AB40]" office:value-type="float" office:value="16" calcext:value-type="float">
            <text:p>16</text:p>
          </table:table-cell>
          <table:table-cell table:formula="of:=16^MOD([.AB40];8)" office:value-type="float" office:value="65536" calcext:value-type="float">
            <text:p>65536</text:p>
          </table:table-cell>
          <table:table-cell table:number-columns-repeated="3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PC5</text:p>
          </table:table-cell>
          <table:table-cell office:value-type="string" calcext:value-type="string">
            <text:p>(R)MII_RXD1</text:p>
          </table:table-cell>
          <table:table-cell table:style-name="ce114" table:number-columns-repeated="5"/>
          <table:table-cell table:style-name="ce113" table:number-columns-repeated="3"/>
          <table:table-cell table:style-name="ce113" office:value-type="string" calcext:value-type="string">
            <text:p>ADC_IN15</text:p>
          </table:table-cell>
          <table:table-cell table:style-name="ce113"/>
          <table:table-cell table:style-name="ce102" table:number-columns-repeated="4"/>
          <table:table-cell/>
          <table:table-cell table:formula="of:=IF([.C41]=&quot;out&quot;;IF([.T41]=50;3;IF([.T41]=10;1;2));0)" office:value-type="float" office:value="0" calcext:value-type="float">
            <text:p>0</text:p>
          </table:table-cell>
          <table:table-cell table:formula="of:=IF([.W41]=0;IF([.R41]=&quot;A&quot;;0;IF( OR([.S41]=&quot;L&quot;;[.S41]=&quot;H&quot;);2;1));IF([.R41]=&quot;F&quot;;IF(OR([.U41]=1;[.U41]=&quot;Y&quot;);3;2);IF(OR([.U41]=1;[.U41]=&quot;Y&quot;);1;0)))" office:value-type="float" office:value="1" calcext:value-type="float">
            <text:p>1</text:p>
          </table:table-cell>
          <table:table-cell table:formula="of:=IF(OR([.S41]=1;[.S41]=&quot;H&quot;);1;0)" office:value-type="float" office:value="0" calcext:value-type="float">
            <text:p>0</text:p>
          </table:table-cell>
          <table:table-cell/>
          <table:table-cell table:formula="of:=MID([.F41];2;1)" office:value-type="string" office:string-value="C" calcext:value-type="string">
            <text:p>C</text:p>
          </table:table-cell>
          <table:table-cell table:formula="of:=MID([.F41];3;2)" office:value-type="string" office:string-value="5" calcext:value-type="string">
            <text:p>5</text:p>
          </table:table-cell>
          <table:table-cell table:formula="of:=2^[.AB41]" office:value-type="float" office:value="32" calcext:value-type="float">
            <text:p>32</text:p>
          </table:table-cell>
          <table:table-cell table:formula="of:=16^MOD([.AB41];8)" office:value-type="float" office:value="1048576" calcext:value-type="float">
            <text:p>1048576</text:p>
          </table:table-cell>
          <table:table-cell table:number-columns-repeated="3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PC6</text:p>
          </table:table-cell>
          <table:table-cell/>
          <table:table-cell table:style-name="ce81" office:value-type="string" calcext:value-type="string">
            <text:p>I2S2_MCK</text:p>
          </table:table-cell>
          <table:table-cell table:style-name="ce81" table:number-columns-repeated="4"/>
          <table:table-cell table:style-name="ce116"/>
          <table:table-cell table:style-name="ce113"/>
          <table:table-cell table:style-name="ce113" office:value-type="string" calcext:value-type="string">
            <text:p>TIM3_CH1</text:p>
          </table:table-cell>
          <table:table-cell table:style-name="ce113" table:number-columns-repeated="2"/>
          <table:table-cell table:style-name="ce102" table:number-columns-repeated="4"/>
          <table:table-cell/>
          <table:table-cell table:formula="of:=IF([.C42]=&quot;out&quot;;IF([.T42]=50;3;IF([.T42]=10;1;2));0)" office:value-type="float" office:value="0" calcext:value-type="float">
            <text:p>0</text:p>
          </table:table-cell>
          <table:table-cell table:formula="of:=IF([.W42]=0;IF([.R42]=&quot;A&quot;;0;IF( OR([.S42]=&quot;L&quot;;[.S42]=&quot;H&quot;);2;1));IF([.R42]=&quot;F&quot;;IF(OR([.U42]=1;[.U42]=&quot;Y&quot;);3;2);IF(OR([.U42]=1;[.U42]=&quot;Y&quot;);1;0)))" office:value-type="float" office:value="1" calcext:value-type="float">
            <text:p>1</text:p>
          </table:table-cell>
          <table:table-cell table:formula="of:=IF(OR([.S42]=1;[.S42]=&quot;H&quot;);1;0)" office:value-type="float" office:value="0" calcext:value-type="float">
            <text:p>0</text:p>
          </table:table-cell>
          <table:table-cell/>
          <table:table-cell table:formula="of:=MID([.F42];2;1)" office:value-type="string" office:string-value="C" calcext:value-type="string">
            <text:p>C</text:p>
          </table:table-cell>
          <table:table-cell table:formula="of:=MID([.F42];3;2)" office:value-type="string" office:string-value="6" calcext:value-type="string">
            <text:p>6</text:p>
          </table:table-cell>
          <table:table-cell table:formula="of:=2^[.AB42]" office:value-type="float" office:value="64" calcext:value-type="float">
            <text:p>64</text:p>
          </table:table-cell>
          <table:table-cell table:formula="of:=16^MOD([.AB42];8)" office:value-type="float" office:value="16777216" calcext:value-type="float">
            <text:p>16777216</text:p>
          </table:table-cell>
          <table:table-cell table:number-columns-repeated="3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PC7</text:p>
          </table:table-cell>
          <table:table-cell/>
          <table:table-cell table:style-name="ce81" office:value-type="string" calcext:value-type="string">
            <text:p>I2S3_MCK</text:p>
          </table:table-cell>
          <table:table-cell table:style-name="ce81" table:number-columns-repeated="4"/>
          <table:table-cell table:style-name="ce113" table:number-columns-repeated="2"/>
          <table:table-cell table:style-name="ce113" office:value-type="string" calcext:value-type="string">
            <text:p>TIM3_CH2</text:p>
          </table:table-cell>
          <table:table-cell table:style-name="ce113" table:number-columns-repeated="2"/>
          <table:table-cell table:style-name="ce102" table:number-columns-repeated="4"/>
          <table:table-cell/>
          <table:table-cell table:formula="of:=IF([.C43]=&quot;out&quot;;IF([.T43]=50;3;IF([.T43]=10;1;2));0)" office:value-type="float" office:value="0" calcext:value-type="float">
            <text:p>0</text:p>
          </table:table-cell>
          <table:table-cell table:formula="of:=IF([.W43]=0;IF([.R43]=&quot;A&quot;;0;IF( OR([.S43]=&quot;L&quot;;[.S43]=&quot;H&quot;);2;1));IF([.R43]=&quot;F&quot;;IF(OR([.U43]=1;[.U43]=&quot;Y&quot;);3;2);IF(OR([.U43]=1;[.U43]=&quot;Y&quot;);1;0)))" office:value-type="float" office:value="1" calcext:value-type="float">
            <text:p>1</text:p>
          </table:table-cell>
          <table:table-cell table:formula="of:=IF(OR([.S43]=1;[.S43]=&quot;H&quot;);1;0)" office:value-type="float" office:value="0" calcext:value-type="float">
            <text:p>0</text:p>
          </table:table-cell>
          <table:table-cell/>
          <table:table-cell table:formula="of:=MID([.F43];2;1)" office:value-type="string" office:string-value="C" calcext:value-type="string">
            <text:p>C</text:p>
          </table:table-cell>
          <table:table-cell table:formula="of:=MID([.F43];3;2)" office:value-type="string" office:string-value="7" calcext:value-type="string">
            <text:p>7</text:p>
          </table:table-cell>
          <table:table-cell table:formula="of:=2^[.AB43]" office:value-type="float" office:value="128" calcext:value-type="float">
            <text:p>128</text:p>
          </table:table-cell>
          <table:table-cell table:formula="of:=16^MOD([.AB43];8)" office:value-type="float" office:value="268435456" calcext:value-type="float">
            <text:p>268435456</text:p>
          </table:table-cell>
          <table:table-cell table:number-columns-repeated="3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PC8</text:p>
          </table:table-cell>
          <table:table-cell/>
          <table:table-cell table:style-name="ce81" table:number-columns-repeated="7"/>
          <table:table-cell table:style-name="ce81" office:value-type="string" calcext:value-type="string">
            <text:p>TIM3_CH3</text:p>
          </table:table-cell>
          <table:table-cell table:style-name="ce81" table:number-columns-repeated="2"/>
          <table:table-cell table:style-name="ce102" table:number-columns-repeated="4"/>
          <table:table-cell/>
          <table:table-cell table:formula="of:=IF([.C44]=&quot;out&quot;;IF([.T44]=50;3;IF([.T44]=10;1;2));0)" office:value-type="float" office:value="0" calcext:value-type="float">
            <text:p>0</text:p>
          </table:table-cell>
          <table:table-cell table:formula="of:=IF([.W44]=0;IF([.R44]=&quot;A&quot;;0;IF( OR([.S44]=&quot;L&quot;;[.S44]=&quot;H&quot;);2;1));IF([.R44]=&quot;F&quot;;IF(OR([.U44]=1;[.U44]=&quot;Y&quot;);3;2);IF(OR([.U44]=1;[.U44]=&quot;Y&quot;);1;0)))" office:value-type="float" office:value="1" calcext:value-type="float">
            <text:p>1</text:p>
          </table:table-cell>
          <table:table-cell table:formula="of:=IF(OR([.S44]=1;[.S44]=&quot;H&quot;);1;0)" office:value-type="float" office:value="0" calcext:value-type="float">
            <text:p>0</text:p>
          </table:table-cell>
          <table:table-cell/>
          <table:table-cell table:formula="of:=MID([.F44];2;1)" office:value-type="string" office:string-value="C" calcext:value-type="string">
            <text:p>C</text:p>
          </table:table-cell>
          <table:table-cell table:formula="of:=MID([.F44];3;2)" office:value-type="string" office:string-value="8" calcext:value-type="string">
            <text:p>8</text:p>
          </table:table-cell>
          <table:table-cell table:formula="of:=2^[.AB44]" office:value-type="float" office:value="256" calcext:value-type="float">
            <text:p>256</text:p>
          </table:table-cell>
          <table:table-cell table:formula="of:=16^MOD([.AB44];8)" office:value-type="float" office:value="1" calcext:value-type="float">
            <text:p>1</text:p>
          </table:table-cell>
          <table:table-cell table:formula="of:=BASE(SUMPRODUCT([.W44:.W51];[.AD44:.AD51])+4*SUMPRODUCT([.X44:.X51];[.AD44:.AD51]);16;8)" office:value-type="string" office:string-value="44488844" calcext:value-type="string">
            <text:p>44488844</text:p>
          </table:table-cell>
          <table:table-cell table:number-columns-repeated="3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PC9</text:p>
          </table:table-cell>
          <table:table-cell/>
          <table:table-cell table:style-name="ce81" table:number-columns-repeated="7"/>
          <table:table-cell table:style-name="ce81" office:value-type="string" calcext:value-type="string">
            <text:p>TIM3_CH4</text:p>
          </table:table-cell>
          <table:table-cell table:style-name="ce81" table:number-columns-repeated="2"/>
          <table:table-cell table:style-name="ce102" table:number-columns-repeated="4"/>
          <table:table-cell/>
          <table:table-cell table:formula="of:=IF([.C45]=&quot;out&quot;;IF([.T45]=50;3;IF([.T45]=10;1;2));0)" office:value-type="float" office:value="0" calcext:value-type="float">
            <text:p>0</text:p>
          </table:table-cell>
          <table:table-cell table:formula="of:=IF([.W45]=0;IF([.R45]=&quot;A&quot;;0;IF( OR([.S45]=&quot;L&quot;;[.S45]=&quot;H&quot;);2;1));IF([.R45]=&quot;F&quot;;IF(OR([.U45]=1;[.U45]=&quot;Y&quot;);3;2);IF(OR([.U45]=1;[.U45]=&quot;Y&quot;);1;0)))" office:value-type="float" office:value="1" calcext:value-type="float">
            <text:p>1</text:p>
          </table:table-cell>
          <table:table-cell table:formula="of:=IF(OR([.S45]=1;[.S45]=&quot;H&quot;);1;0)" office:value-type="float" office:value="0" calcext:value-type="float">
            <text:p>0</text:p>
          </table:table-cell>
          <table:table-cell/>
          <table:table-cell table:formula="of:=MID([.F45];2;1)" office:value-type="string" office:string-value="C" calcext:value-type="string">
            <text:p>C</text:p>
          </table:table-cell>
          <table:table-cell table:formula="of:=MID([.F45];3;2)" office:value-type="string" office:string-value="9" calcext:value-type="string">
            <text:p>9</text:p>
          </table:table-cell>
          <table:table-cell table:formula="of:=2^[.AB45]" office:value-type="float" office:value="512" calcext:value-type="float">
            <text:p>512</text:p>
          </table:table-cell>
          <table:table-cell table:formula="of:=16^MOD([.AB45];8)" office:value-type="float" office:value="16" calcext:value-type="float">
            <text:p>16</text:p>
          </table:table-cell>
          <table:table-cell table:number-columns-repeated="3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ONF_W16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Джампер</text:p>
          </table:table-cell>
          <table:table-cell/>
          <table:table-cell table:style-name="ce94" office:value-type="string" calcext:value-type="string">
            <text:p>PC10</text:p>
          </table:table-cell>
          <table:table-cell/>
          <table:table-cell table:style-name="ce81" office:value-type="string" calcext:value-type="string">
            <text:p>UART4_TX</text:p>
          </table:table-cell>
          <table:table-cell table:style-name="ce90" table:number-columns-repeated="2"/>
          <table:table-cell table:style-name="ce81" table:number-columns-repeated="2"/>
          <table:table-cell table:style-name="ce81" office:value-type="string" calcext:value-type="string">
            <text:p>USART3_TX</text:p>
          </table:table-cell>
          <table:table-cell table:style-name="ce81" office:value-type="string" calcext:value-type="string">
            <text:p>SPI3_SCK</text:p>
          </table:table-cell>
          <table:table-cell table:style-name="ce81" table:number-columns-repeated="3"/>
          <table:table-cell table:style-name="ce102"/>
          <table:table-cell table:style-name="ce102" office:value-type="string" calcext:value-type="string">
            <text:p>H</text:p>
          </table:table-cell>
          <table:table-cell table:style-name="ce102" table:number-columns-repeated="2"/>
          <table:table-cell/>
          <table:table-cell table:formula="of:=IF([.C46]=&quot;out&quot;;IF([.T46]=50;3;IF([.T46]=10;1;2));0)" office:value-type="float" office:value="0" calcext:value-type="float">
            <text:p>0</text:p>
          </table:table-cell>
          <table:table-cell table:formula="of:=IF([.W46]=0;IF([.R46]=&quot;A&quot;;0;IF( OR([.S46]=&quot;L&quot;;[.S46]=&quot;H&quot;);2;1));IF([.R46]=&quot;F&quot;;IF(OR([.U46]=1;[.U46]=&quot;Y&quot;);3;2);IF(OR([.U46]=1;[.U46]=&quot;Y&quot;);1;0)))" office:value-type="float" office:value="2" calcext:value-type="float">
            <text:p>2</text:p>
          </table:table-cell>
          <table:table-cell table:formula="of:=IF(OR([.S46]=1;[.S46]=&quot;H&quot;);1;0)" office:value-type="float" office:value="1" calcext:value-type="float">
            <text:p>1</text:p>
          </table:table-cell>
          <table:table-cell/>
          <table:table-cell table:formula="of:=MID([.F46];2;1)" office:value-type="string" office:string-value="C" calcext:value-type="string">
            <text:p>C</text:p>
          </table:table-cell>
          <table:table-cell table:formula="of:=MID([.F46];3;2)" office:value-type="string" office:string-value="10" calcext:value-type="string">
            <text:p>10</text:p>
          </table:table-cell>
          <table:table-cell table:formula="of:=2^[.AB46]" office:value-type="float" office:value="1024" calcext:value-type="float">
            <text:p>1024</text:p>
          </table:table-cell>
          <table:table-cell table:formula="of:=16^MOD([.AB46];8)" office:value-type="float" office:value="256" calcext:value-type="float">
            <text:p>256</text:p>
          </table:table-cell>
          <table:table-cell table:number-columns-repeated="3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ONF_W22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Джампер</text:p>
          </table:table-cell>
          <table:table-cell/>
          <table:table-cell table:style-name="ce94" office:value-type="string" calcext:value-type="string">
            <text:p>PC11</text:p>
          </table:table-cell>
          <table:table-cell/>
          <table:table-cell table:style-name="ce81" office:value-type="string" calcext:value-type="string">
            <text:p>UART4_RX</text:p>
          </table:table-cell>
          <table:table-cell table:style-name="ce81" table:number-columns-repeated="4"/>
          <table:table-cell table:style-name="ce81" office:value-type="string" calcext:value-type="string">
            <text:p>USART3_RX</text:p>
          </table:table-cell>
          <table:table-cell table:style-name="ce81" office:value-type="string" calcext:value-type="string">
            <text:p>SPI3_MISO</text:p>
          </table:table-cell>
          <table:table-cell table:style-name="ce81" table:number-columns-repeated="3"/>
          <table:table-cell table:style-name="ce102"/>
          <table:table-cell table:style-name="ce102" office:value-type="string" calcext:value-type="string">
            <text:p>H</text:p>
          </table:table-cell>
          <table:table-cell table:style-name="ce102" table:number-columns-repeated="2"/>
          <table:table-cell/>
          <table:table-cell table:formula="of:=IF([.C47]=&quot;out&quot;;IF([.T47]=50;3;IF([.T47]=10;1;2));0)" office:value-type="float" office:value="0" calcext:value-type="float">
            <text:p>0</text:p>
          </table:table-cell>
          <table:table-cell table:formula="of:=IF([.W47]=0;IF([.R47]=&quot;A&quot;;0;IF( OR([.S47]=&quot;L&quot;;[.S47]=&quot;H&quot;);2;1));IF([.R47]=&quot;F&quot;;IF(OR([.U47]=1;[.U47]=&quot;Y&quot;);3;2);IF(OR([.U47]=1;[.U47]=&quot;Y&quot;);1;0)))" office:value-type="float" office:value="2" calcext:value-type="float">
            <text:p>2</text:p>
          </table:table-cell>
          <table:table-cell table:formula="of:=IF(OR([.S47]=1;[.S47]=&quot;H&quot;);1;0)" office:value-type="float" office:value="1" calcext:value-type="float">
            <text:p>1</text:p>
          </table:table-cell>
          <table:table-cell/>
          <table:table-cell table:formula="of:=MID([.F47];2;1)" office:value-type="string" office:string-value="C" calcext:value-type="string">
            <text:p>C</text:p>
          </table:table-cell>
          <table:table-cell table:formula="of:=MID([.F47];3;2)" office:value-type="string" office:string-value="11" calcext:value-type="string">
            <text:p>11</text:p>
          </table:table-cell>
          <table:table-cell table:formula="of:=2^[.AB47]" office:value-type="float" office:value="2048" calcext:value-type="float">
            <text:p>2048</text:p>
          </table:table-cell>
          <table:table-cell table:formula="of:=16^MOD([.AB47];8)" office:value-type="float" office:value="4096" calcext:value-type="float">
            <text:p>4096</text:p>
          </table:table-cell>
          <table:table-cell table:number-columns-repeated="3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ONF_S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Джампер</text:p>
          </table:table-cell>
          <table:table-cell/>
          <table:table-cell table:style-name="ce94" office:value-type="string" calcext:value-type="string">
            <text:p>PC12</text:p>
          </table:table-cell>
          <table:table-cell/>
          <table:table-cell table:style-name="ce81" office:value-type="string" calcext:value-type="string">
            <text:p>UART5_TX</text:p>
          </table:table-cell>
          <table:table-cell table:style-name="ce81" table:number-columns-repeated="4"/>
          <table:table-cell table:style-name="ce81" office:value-type="string" calcext:value-type="string">
            <text:p>USART3_CK</text:p>
          </table:table-cell>
          <table:table-cell table:style-name="ce81" office:value-type="string" calcext:value-type="string">
            <text:p>SPI3_MOSI</text:p>
          </table:table-cell>
          <table:table-cell table:style-name="ce81" table:number-columns-repeated="3"/>
          <table:table-cell table:style-name="ce102"/>
          <table:table-cell table:style-name="ce102" office:value-type="string" calcext:value-type="string">
            <text:p>H</text:p>
          </table:table-cell>
          <table:table-cell table:style-name="ce102" table:number-columns-repeated="2"/>
          <table:table-cell/>
          <table:table-cell table:formula="of:=IF([.C48]=&quot;out&quot;;IF([.T48]=50;3;IF([.T48]=10;1;2));0)" office:value-type="float" office:value="0" calcext:value-type="float">
            <text:p>0</text:p>
          </table:table-cell>
          <table:table-cell table:formula="of:=IF([.W48]=0;IF([.R48]=&quot;A&quot;;0;IF( OR([.S48]=&quot;L&quot;;[.S48]=&quot;H&quot;);2;1));IF([.R48]=&quot;F&quot;;IF(OR([.U48]=1;[.U48]=&quot;Y&quot;);3;2);IF(OR([.U48]=1;[.U48]=&quot;Y&quot;);1;0)))" office:value-type="float" office:value="2" calcext:value-type="float">
            <text:p>2</text:p>
          </table:table-cell>
          <table:table-cell table:formula="of:=IF(OR([.S48]=1;[.S48]=&quot;H&quot;);1;0)" office:value-type="float" office:value="1" calcext:value-type="float">
            <text:p>1</text:p>
          </table:table-cell>
          <table:table-cell/>
          <table:table-cell table:formula="of:=MID([.F48];2;1)" office:value-type="string" office:string-value="C" calcext:value-type="string">
            <text:p>C</text:p>
          </table:table-cell>
          <table:table-cell table:formula="of:=MID([.F48];3;2)" office:value-type="string" office:string-value="12" calcext:value-type="string">
            <text:p>12</text:p>
          </table:table-cell>
          <table:table-cell table:formula="of:=2^[.AB48]" office:value-type="float" office:value="4096" calcext:value-type="float">
            <text:p>4096</text:p>
          </table:table-cell>
          <table:table-cell table:formula="of:=16^MOD([.AB48];8)" office:value-type="float" office:value="65536" calcext:value-type="float">
            <text:p>65536</text:p>
          </table:table-cell>
          <table:table-cell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PC13</text:p>
          </table:table-cell>
          <table:table-cell/>
          <table:table-cell table:style-name="ce81" table:number-columns-repeated="10"/>
          <table:table-cell table:style-name="ce102" table:number-columns-repeated="4"/>
          <table:table-cell table:style-name="ce81"/>
          <table:table-cell table:formula="of:=IF([.C49]=&quot;out&quot;;IF([.T49]=50;3;IF([.T49]=10;1;2));0)" office:value-type="float" office:value="0" calcext:value-type="float">
            <text:p>0</text:p>
          </table:table-cell>
          <table:table-cell table:formula="of:=IF([.W49]=0;IF([.R49]=&quot;A&quot;;0;IF( OR([.S49]=&quot;L&quot;;[.S49]=&quot;H&quot;);2;1));IF([.R49]=&quot;F&quot;;IF(OR([.U49]=1;[.U49]=&quot;Y&quot;);3;2);IF(OR([.U49]=1;[.U49]=&quot;Y&quot;);1;0)))" office:value-type="float" office:value="1" calcext:value-type="float">
            <text:p>1</text:p>
          </table:table-cell>
          <table:table-cell table:formula="of:=IF(OR([.S49]=1;[.S49]=&quot;H&quot;);1;0)" office:value-type="float" office:value="0" calcext:value-type="float">
            <text:p>0</text:p>
          </table:table-cell>
          <table:table-cell/>
          <table:table-cell table:formula="of:=MID([.F49];2;1)" office:value-type="string" office:string-value="C" calcext:value-type="string">
            <text:p>C</text:p>
          </table:table-cell>
          <table:table-cell table:formula="of:=MID([.F49];3;2)" office:value-type="string" office:string-value="13" calcext:value-type="string">
            <text:p>13</text:p>
          </table:table-cell>
          <table:table-cell table:formula="of:=2^[.AB49]" office:value-type="float" office:value="8192" calcext:value-type="float">
            <text:p>8192</text:p>
          </table:table-cell>
          <table:table-cell table:formula="of:=16^MOD([.AB49];8)" office:value-type="float" office:value="1048576" calcext:value-type="float">
            <text:p>1048576</text:p>
          </table:table-cell>
          <table:table-cell table:number-columns-repeated="2"/>
          <table:table-cell table:style-name="ce90" table:number-columns-repeated="3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PC14</text:p>
          </table:table-cell>
          <table:table-cell/>
          <table:table-cell table:style-name="ce81" table:number-columns-repeated="10"/>
          <table:table-cell table:style-name="ce102" table:number-columns-repeated="4"/>
          <table:table-cell table:style-name="ce81"/>
          <table:table-cell table:formula="of:=IF([.C50]=&quot;out&quot;;IF([.T50]=50;3;IF([.T50]=10;1;2));0)" office:value-type="float" office:value="0" calcext:value-type="float">
            <text:p>0</text:p>
          </table:table-cell>
          <table:table-cell table:formula="of:=IF([.W50]=0;IF([.R50]=&quot;A&quot;;0;IF( OR([.S50]=&quot;L&quot;;[.S50]=&quot;H&quot;);2;1));IF([.R50]=&quot;F&quot;;IF(OR([.U50]=1;[.U50]=&quot;Y&quot;);3;2);IF(OR([.U50]=1;[.U50]=&quot;Y&quot;);1;0)))" office:value-type="float" office:value="1" calcext:value-type="float">
            <text:p>1</text:p>
          </table:table-cell>
          <table:table-cell table:formula="of:=IF(OR([.S50]=1;[.S50]=&quot;H&quot;);1;0)" office:value-type="float" office:value="0" calcext:value-type="float">
            <text:p>0</text:p>
          </table:table-cell>
          <table:table-cell/>
          <table:table-cell table:formula="of:=MID([.F50];2;1)" office:value-type="string" office:string-value="C" calcext:value-type="string">
            <text:p>C</text:p>
          </table:table-cell>
          <table:table-cell table:formula="of:=MID([.F50];3;2)" office:value-type="string" office:string-value="14" calcext:value-type="string">
            <text:p>14</text:p>
          </table:table-cell>
          <table:table-cell table:formula="of:=2^[.AB50]" office:value-type="float" office:value="16384" calcext:value-type="float">
            <text:p>16384</text:p>
          </table:table-cell>
          <table:table-cell table:formula="of:=16^MOD([.AB50];8)" office:value-type="float" office:value="16777216" calcext:value-type="float">
            <text:p>16777216</text:p>
          </table:table-cell>
          <table:table-cell table:style-name="ce90" table:number-columns-repeated="3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PC15</text:p>
          </table:table-cell>
          <table:table-cell/>
          <table:table-cell table:style-name="ce81" table:number-columns-repeated="10"/>
          <table:table-cell table:style-name="ce102" table:number-columns-repeated="4"/>
          <table:table-cell table:style-name="ce81"/>
          <table:table-cell table:formula="of:=IF([.C51]=&quot;out&quot;;IF([.T51]=50;3;IF([.T51]=10;1;2));0)" office:value-type="float" office:value="0" calcext:value-type="float">
            <text:p>0</text:p>
          </table:table-cell>
          <table:table-cell table:formula="of:=IF([.W51]=0;IF([.R51]=&quot;A&quot;;0;IF( OR([.S51]=&quot;L&quot;;[.S51]=&quot;H&quot;);2;1));IF([.R51]=&quot;F&quot;;IF(OR([.U51]=1;[.U51]=&quot;Y&quot;);3;2);IF(OR([.U51]=1;[.U51]=&quot;Y&quot;);1;0)))" office:value-type="float" office:value="1" calcext:value-type="float">
            <text:p>1</text:p>
          </table:table-cell>
          <table:table-cell table:formula="of:=IF(OR([.S51]=1;[.S51]=&quot;H&quot;);1;0)" office:value-type="float" office:value="0" calcext:value-type="float">
            <text:p>0</text:p>
          </table:table-cell>
          <table:table-cell/>
          <table:table-cell table:formula="of:=MID([.F51];2;1)" office:value-type="string" office:string-value="C" calcext:value-type="string">
            <text:p>C</text:p>
          </table:table-cell>
          <table:table-cell table:formula="of:=MID([.F51];3;2)" office:value-type="string" office:string-value="15" calcext:value-type="string">
            <text:p>15</text:p>
          </table:table-cell>
          <table:table-cell table:formula="of:=2^[.AB51]" office:value-type="float" office:value="32768" calcext:value-type="float">
            <text:p>32768</text:p>
          </table:table-cell>
          <table:table-cell table:formula="of:=16^MOD([.AB51];8)" office:value-type="float" office:value="268435456" calcext:value-type="float">
            <text:p>268435456</text:p>
          </table:table-cell>
          <table:table-cell table:style-name="ce90" table:number-columns-repeated="3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TAL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Кварц</text:p>
          </table:table-cell>
          <table:table-cell/>
          <table:table-cell office:value-type="string" calcext:value-type="string">
            <text:p>PD0</text:p>
          </table:table-cell>
          <table:table-cell table:style-name="ce94" office:value-type="string" calcext:value-type="string">
            <text:p>OSC_IN</text:p>
          </table:table-cell>
          <table:table-cell table:style-name="ce81" table:number-columns-repeated="10"/>
          <table:table-cell table:style-name="ce102" table:number-columns-repeated="4"/>
          <table:table-cell/>
          <table:table-cell table:formula="of:=IF([.C52]=&quot;out&quot;;IF([.T52]=50;3;IF([.T52]=10;1;2));0)" office:value-type="float" office:value="0" calcext:value-type="float">
            <text:p>0</text:p>
          </table:table-cell>
          <table:table-cell table:formula="of:=IF([.W52]=0;IF([.R52]=&quot;A&quot;;0;IF( OR([.S52]=&quot;L&quot;;[.S52]=&quot;H&quot;);2;1));IF([.R52]=&quot;F&quot;;IF(OR([.U52]=1;[.U52]=&quot;Y&quot;);3;2);IF(OR([.U52]=1;[.U52]=&quot;Y&quot;);1;0)))" office:value-type="float" office:value="1" calcext:value-type="float">
            <text:p>1</text:p>
          </table:table-cell>
          <table:table-cell table:formula="of:=IF(OR([.S52]=1;[.S52]=&quot;H&quot;);1;0)" office:value-type="float" office:value="0" calcext:value-type="float">
            <text:p>0</text:p>
          </table:table-cell>
          <table:table-cell/>
          <table:table-cell table:formula="of:=MID([.F52];2;1)" office:value-type="string" office:string-value="D" calcext:value-type="string">
            <text:p>D</text:p>
          </table:table-cell>
          <table:table-cell table:formula="of:=MID([.F52];3;2)" office:value-type="string" office:string-value="0" calcext:value-type="string">
            <text:p>0</text:p>
          </table:table-cell>
          <table:table-cell table:formula="of:=2^[.AB52]" office:value-type="float" office:value="1" calcext:value-type="float">
            <text:p>1</text:p>
          </table:table-cell>
          <table:table-cell table:formula="of:=16^MOD([.AB52];8)" office:value-type="float" office:value="1" calcext:value-type="float">
            <text:p>1</text:p>
          </table:table-cell>
          <table:table-cell table:formula="of:=BASE(SUMPRODUCT([.W52:.W54];[.AD52:.AD54])+4*SUMPRODUCT([.X52:.X54];[.AC52:.AC54]);16;8)" office:value-type="string" office:string-value="00000034" calcext:value-type="string">
            <text:p>00000034</text:p>
          </table:table-cell>
          <table:table-cell table:formula="of:=BASE(SUMPRODUCT([.Y52:.Y54];[.AC52:.AC54]);16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TALO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Кварц</text:p>
          </table:table-cell>
          <table:table-cell/>
          <table:table-cell office:value-type="string" calcext:value-type="string">
            <text:p>PD1</text:p>
          </table:table-cell>
          <table:table-cell table:style-name="ce94" office:value-type="string" calcext:value-type="string">
            <text:p>OSC_OUT</text:p>
          </table:table-cell>
          <table:table-cell table:style-name="ce81" table:number-columns-repeated="10"/>
          <table:table-cell table:style-name="ce102" table:number-columns-repeated="4"/>
          <table:table-cell/>
          <table:table-cell table:formula="of:=IF([.C53]=&quot;out&quot;;IF([.T53]=50;3;IF([.T53]=10;1;2));0)" office:value-type="float" office:value="2" calcext:value-type="float">
            <text:p>2</text:p>
          </table:table-cell>
          <table:table-cell table:formula="of:=IF([.W53]=0;IF([.R53]=&quot;A&quot;;0;IF( OR([.S53]=&quot;L&quot;;[.S53]=&quot;H&quot;);2;1));IF([.R53]=&quot;F&quot;;IF(OR([.U53]=1;[.U53]=&quot;Y&quot;);3;2);IF(OR([.U53]=1;[.U53]=&quot;Y&quot;);1;0)))" office:value-type="float" office:value="0" calcext:value-type="float">
            <text:p>0</text:p>
          </table:table-cell>
          <table:table-cell table:formula="of:=IF(OR([.S53]=1;[.S53]=&quot;H&quot;);1;0)" office:value-type="float" office:value="0" calcext:value-type="float">
            <text:p>0</text:p>
          </table:table-cell>
          <table:table-cell/>
          <table:table-cell table:formula="of:=MID([.F53];2;1)" office:value-type="string" office:string-value="D" calcext:value-type="string">
            <text:p>D</text:p>
          </table:table-cell>
          <table:table-cell table:formula="of:=MID([.F53];3;2)" office:value-type="string" office:string-value="1" calcext:value-type="string">
            <text:p>1</text:p>
          </table:table-cell>
          <table:table-cell table:formula="of:=2^[.AB53]" office:value-type="float" office:value="2" calcext:value-type="float">
            <text:p>2</text:p>
          </table:table-cell>
          <table:table-cell table:formula="of:=16^MOD([.AB53];8)" office:value-type="float" office:value="16" calcext:value-type="float">
            <text:p>16</text:p>
          </table:table-cell>
          <table:table-cell table:number-columns-repeated="3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  <table:table-cell office:value-type="string" calcext:value-type="string">
            <text:p>PD2</text:p>
          </table:table-cell>
          <table:table-cell/>
          <table:table-cell table:style-name="ce81" office:value-type="string" calcext:value-type="string">
            <text:p>UART5_RX</text:p>
          </table:table-cell>
          <table:table-cell table:style-name="ce81" table:number-columns-repeated="9"/>
          <table:table-cell table:style-name="ce102" table:number-columns-repeated="4"/>
          <table:table-cell/>
          <table:table-cell table:formula="of:=IF([.C54]=&quot;out&quot;;IF([.T54]=50;3;IF([.T54]=10;1;2));0)" office:value-type="float" office:value="0" calcext:value-type="float">
            <text:p>0</text:p>
          </table:table-cell>
          <table:table-cell table:formula="of:=IF([.W54]=0;IF([.R54]=&quot;A&quot;;0;IF( OR([.S54]=&quot;L&quot;;[.S54]=&quot;H&quot;);2;1));IF([.R54]=&quot;F&quot;;IF(OR([.U54]=1;[.U54]=&quot;Y&quot;);3;2);IF(OR([.U54]=1;[.U54]=&quot;Y&quot;);1;0)))" office:value-type="float" office:value="1" calcext:value-type="float">
            <text:p>1</text:p>
          </table:table-cell>
          <table:table-cell table:formula="of:=IF(OR([.S54]=1;[.S54]=&quot;H&quot;);1;0)" office:value-type="float" office:value="0" calcext:value-type="float">
            <text:p>0</text:p>
          </table:table-cell>
          <table:table-cell/>
          <table:table-cell table:formula="of:=MID([.F54];2;1)" office:value-type="string" office:string-value="D" calcext:value-type="string">
            <text:p>D</text:p>
          </table:table-cell>
          <table:table-cell table:formula="of:=MID([.F54];3;2)" office:value-type="string" office:string-value="2" calcext:value-type="string">
            <text:p>2</text:p>
          </table:table-cell>
          <table:table-cell table:formula="of:=2^[.AB54]" office:value-type="float" office:value="4" calcext:value-type="float">
            <text:p>4</text:p>
          </table:table-cell>
          <table:table-cell table:formula="of:=16^MOD([.AB54];8)" office:value-type="float" office:value="256" calcext:value-type="float">
            <text:p>256</text:p>
          </table:table-cell>
          <table:table-cell table:number-columns-repeated="34"/>
        </table:table-row>
        <table:table-row table:style-name="ro1">
          <table:table-cell table:number-columns-repeated="5"/>
          <table:table-cell table:style-name="ce80"/>
          <table:table-cell table:number-columns-repeated="11"/>
          <table:table-cell table:style-name="ce102" table:number-columns-repeated="4"/>
          <table:table-cell table:number-columns-repeated="4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BAT</text:p>
          </table:table-cell>
          <table:table-cell table:number-columns-repeated="3"/>
          <table:table-cell table:style-name="ce80" table:number-columns-repeated="2"/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OOT0</text:p>
          </table:table-cell>
          <table:table-cell/>
          <table:table-cell office:value-type="string" calcext:value-type="string">
            <text:p>STM32F105RBT6</text:p>
          </table:table-cell>
          <table:table-cell/>
          <table:table-cell table:style-name="ce80" table:number-columns-repeated="2"/>
          <table:table-cell table:style-name="ce98" office:value-type="string" calcext:value-type="string">
            <text:p>По-моему еррата запрещает одновременное использование I2C1 и перенос SPI1 на PB5</text:p>
          </table:table-cell>
          <table:table-cell table:style-name="ce98" table:number-columns-repeated="8"/>
          <table:table-cell/>
          <table:table-cell table:style-name="Default" table:number-columns-repeated="4"/>
          <table:table-cell/>
          <table:table-cell table:style-name="ce80" table:number-columns-repeated="10"/>
          <table:table-cell table:number-columns-repeated="3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/>
          <table:table-cell office:value-type="string" calcext:value-type="string">
            <text:p>QFP64</text:p>
          </table:table-cell>
          <table:table-cell/>
          <table:table-cell table:style-name="ce80" table:number-columns-repeated="2"/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DD</text:p>
          </table:table-cell>
          <table:table-cell table:number-columns-repeated="3"/>
          <table:table-cell table:style-name="ce80" table:number-columns-repeated="2"/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table:number-columns-repeated="3"/>
          <table:table-cell table:style-name="ce80" table:number-columns-repeated="2"/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DD</text:p>
          </table:table-cell>
          <table:table-cell table:number-columns-repeated="3"/>
          <table:table-cell table:style-name="ce80" table:number-columns-repeated="2"/>
          <table:table-cell/>
          <table:table-cell office:value-type="string" calcext:value-type="string">
            <text:p>Используемая периферия:</text:p>
          </table:table-cell>
          <table:table-cell table:number-columns-repeated="13"/>
          <table:table-cell table:style-name="ce80" table:number-columns-repeated="10"/>
          <table:table-cell table:number-columns-repeated="3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DD</text:p>
          </table:table-cell>
          <table:table-cell table:number-columns-repeated="3"/>
          <table:table-cell table:style-name="ce80" table:number-columns-repeated="2"/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DDA</text:p>
          </table:table-cell>
          <table:table-cell table:number-columns-repeated="3"/>
          <table:table-cell table:style-name="ce80" table:number-columns-repeated="2"/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SS</text:p>
          </table:table-cell>
          <table:table-cell table:number-columns-repeated="3"/>
          <table:table-cell table:style-name="ce80" table:number-columns-repeated="2"/>
          <table:table-cell/>
          <table:table-cell table:style-name="Default" table:number-columns-repeated="3"/>
          <table:table-cell table:number-columns-repeated="11"/>
          <table:table-cell table:style-name="ce80" table:number-columns-repeated="10"/>
          <table:table-cell table:number-columns-repeated="3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SS</text:p>
          </table:table-cell>
          <table:table-cell table:number-columns-repeated="3"/>
          <table:table-cell table:style-name="ce80" table:number-columns-repeated="2"/>
          <table:table-cell/>
          <table:table-cell table:style-name="Default" table:number-columns-repeated="7"/>
          <table:table-cell table:number-columns-repeated="7"/>
          <table:table-cell table:style-name="ce80" table:number-columns-repeated="10"/>
          <table:table-cell table:number-columns-repeated="3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SS</text:p>
          </table:table-cell>
          <table:table-cell table:number-columns-repeated="3"/>
          <table:table-cell table:style-name="ce80" table:number-columns-repeated="2"/>
          <table:table-cell/>
          <table:table-cell table:style-name="Default" table:number-columns-repeated="8"/>
          <table:table-cell table:number-columns-repeated="6"/>
          <table:table-cell table:style-name="ce80" table:number-columns-repeated="10"/>
          <table:table-cell table:number-columns-repeated="3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SS</text:p>
          </table:table-cell>
          <table:table-cell table:number-columns-repeated="3"/>
          <table:table-cell table:style-name="ce80" table:number-columns-repeated="2"/>
          <table:table-cell/>
          <table:table-cell table:style-name="Default" table:number-columns-repeated="8"/>
          <table:table-cell table:number-columns-repeated="6"/>
          <table:table-cell table:style-name="ce80" table:number-columns-repeated="10"/>
          <table:table-cell table:number-columns-repeated="3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SSA</text:p>
          </table:table-cell>
          <table:table-cell table:number-columns-repeated="3"/>
          <table:table-cell table:style-name="ce80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6"/>
          <table:table-cell table:style-name="ce80" table:number-columns-repeated="10"/>
          <table:table-cell table:number-columns-repeated="32"/>
        </table:table-row>
        <table:table-row table:style-name="ro1">
          <table:table-cell table:number-columns-repeated="5"/>
          <table:table-cell table:style-name="ce80" table:number-columns-repeated="2"/>
          <table:table-cell/>
          <table:table-cell table:style-name="Default" table:number-columns-repeated="8"/>
          <table:table-cell table:number-columns-repeated="6"/>
          <table:table-cell table:style-name="ce80" table:number-columns-repeated="10"/>
          <table:table-cell table:number-columns-repeated="32"/>
        </table:table-row>
        <table:table-row table:style-name="ro1">
          <table:table-cell table:number-columns-repeated="5"/>
          <table:table-cell table:style-name="ce80" table:number-columns-repeated="2"/>
          <table:table-cell/>
          <table:table-cell table:style-name="Default" table:number-columns-repeated="3"/>
          <table:table-cell table:number-columns-repeated="11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2" table:number-columns-repeated="4"/>
          <table:table-cell table:style-name="ce82" office:value-type="string" calcext:value-type="string">
            <text:p>//Распиновка контроллера платы CAN-фильтра</text:p>
          </table:table-cell>
          <table:table-cell table:style-name="ce82"/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2" table:number-columns-repeated="6"/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2" table:number-columns-repeated="4"/>
          <table:table-cell table:style-name="Default" office:value-type="string" calcext:value-type="string">
            <text:p>#ifdef PINOUT_INCLUDE_LUTS</text:p>
          </table:table-cell>
          <table:table-cell table:style-name="Default"/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2" table:number-columns-repeated="4"/>
          <table:table-cell table:style-name="Default" table:number-columns-repeated="2"/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2" table:number-columns-repeated="4"/>
          <table:table-cell table:style-name="Default" office:value-type="string" calcext:value-type="string">
            <text:p>#endif</text:p>
          </table:table-cell>
          <table:table-cell table:style-name="Default"/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2" table:number-columns-repeated="4"/>
          <table:table-cell table:style-name="Default"/>
          <table:table-cell table:style-name="ce82"/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5" office:value-type="string" calcext:value-type="string">
            <text:p>Таблица инициализации GPIO</text:p>
          </table:table-cell>
          <table:table-cell table:style-name="ce85" table:number-columns-repeated="3"/>
          <table:table-cell table:style-name="ce85" table:formula="of:=&quot;// &quot; &amp; [.B77]" office:value-type="string" office:string-value="// Таблица инициализации GPIO" calcext:value-type="string">
            <text:p>// Таблица инициализации GPIO</text:p>
          </table:table-cell>
          <table:table-cell table:style-name="ce85"/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Default"/>
          <table:table-cell table:style-name="ce84" office:value-type="string" calcext:value-type="string">
            <text:p>Port:</text:p>
          </table:table-cell>
          <table:table-cell table:style-name="ce84" office:value-type="string" calcext:value-type="string">
            <text:p>Reg:</text:p>
          </table:table-cell>
          <table:table-cell table:style-name="ce84"/>
          <table:table-cell table:style-name="ce82" office:value-type="string" calcext:value-type="string">
            <text:p>// Регистр:</text:p>
          </table:table-cell>
          <table:table-cell table:style-name="ce82" office:value-type="string" calcext:value-type="string">
            <text:p>Значение:</text:p>
          </table:table-cell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2" table:number-columns-repeated="4"/>
          <table:table-cell table:style-name="ce93" office:value-type="string" calcext:value-type="string">
            <text:p>#define</text:p>
          </table:table-cell>
          <table:table-cell table:style-name="ce93" office:value-type="string" calcext:value-type="string">
            <text:p>_init_pins() do{\</text:p>
          </table:table-cell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6"/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ODR</text:p>
          </table:table-cell>
          <table:table-cell table:style-name="ce92"/>
          <table:table-cell table:style-name="ce93" table:formula="of:=&quot;GPIO&quot; &amp; [.C80] &amp; &quot;-&gt;&quot; &amp; [.D80] &amp; &quot; =&quot;" office:value-type="string" office:string-value="GPIOA-&gt;ODR =" calcext:value-type="string">
            <text:p>GPIOA-&gt;ODR =</text:p>
          </table:table-cell>
          <table:table-cell table:style-name="ce95" table:formula="of:=&quot;0x&quot; &amp; [.$AF$4] &amp; &quot;ul; \&quot;" office:value-type="string" office:string-value="0x0000BE00ul; \" calcext:value-type="string">
            <text:p>0x0000BE00ul; \</text:p>
          </table:table-cell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2"/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CRL</text:p>
          </table:table-cell>
          <table:table-cell table:style-name="ce92"/>
          <table:table-cell table:style-name="ce93" table:formula="of:=&quot;GPIO&quot; &amp; [.C81] &amp; &quot;-&gt;&quot; &amp; [.D81] &amp; &quot; =&quot;" office:value-type="string" office:string-value="GPIOA-&gt;CRL =" calcext:value-type="string">
            <text:p>GPIOA-&gt;CRL =</text:p>
          </table:table-cell>
          <table:table-cell table:style-name="ce95" table:formula="of:=&quot;0x&quot; &amp; [.$AE$4] &amp; &quot;ul; \&quot;" office:value-type="string" office:string-value="0x44004444ul; \" calcext:value-type="string">
            <text:p>0x44004444ul; \</text:p>
          </table:table-cell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2"/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CRH</text:p>
          </table:table-cell>
          <table:table-cell table:style-name="ce92"/>
          <table:table-cell table:style-name="ce93" table:formula="of:=&quot;GPIO&quot; &amp; [.C82] &amp; &quot;-&gt;&quot; &amp; [.D82] &amp; &quot; =&quot;" office:value-type="string" office:string-value="GPIOA-&gt;CRH =" calcext:value-type="string">
            <text:p>GPIOA-&gt;CRH =</text:p>
          </table:table-cell>
          <table:table-cell table:style-name="ce95" table:formula="of:=&quot;0x&quot; &amp; [.$AE$12] &amp; &quot;ul; \&quot;" office:value-type="string" office:string-value="0x888988A4ul; \" calcext:value-type="string">
            <text:p>0x888988A4ul; \</text:p>
          </table:table-cell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2"/>
          <table:table-cell table:style-name="ce82" office:value-type="string" calcext:value-type="string">
            <text:p>B</text:p>
          </table:table-cell>
          <table:table-cell table:style-name="ce82" office:value-type="string" calcext:value-type="string">
            <text:p>ODR</text:p>
          </table:table-cell>
          <table:table-cell table:style-name="ce92"/>
          <table:table-cell table:style-name="ce93" table:formula="of:=&quot;GPIO&quot; &amp; [.C83] &amp; &quot;-&gt;&quot; &amp; [.D83] &amp; &quot; =&quot;" office:value-type="string" office:string-value="GPIOB-&gt;ODR =" calcext:value-type="string">
            <text:p>GPIOB-&gt;ODR =</text:p>
          </table:table-cell>
          <table:table-cell table:style-name="ce95" table:formula="of:=&quot;0x&quot; &amp; [.$AF$20] &amp; &quot;ul; \&quot;" office:value-type="string" office:string-value="0x0000E260ul; \" calcext:value-type="string">
            <text:p>0x0000E260ul; \</text:p>
          </table:table-cell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2"/>
          <table:table-cell table:style-name="ce82" office:value-type="string" calcext:value-type="string">
            <text:p>B</text:p>
          </table:table-cell>
          <table:table-cell table:style-name="ce82" office:value-type="string" calcext:value-type="string">
            <text:p>CRL</text:p>
          </table:table-cell>
          <table:table-cell table:style-name="ce92"/>
          <table:table-cell table:style-name="ce93" table:formula="of:=&quot;GPIO&quot; &amp; [.C84] &amp; &quot;-&gt;&quot; &amp; [.D84] &amp; &quot; =&quot;" office:value-type="string" office:string-value="GPIOB-&gt;CRL =" calcext:value-type="string">
            <text:p>GPIOB-&gt;CRL =</text:p>
          </table:table-cell>
          <table:table-cell table:style-name="ce95" table:formula="of:=&quot;0x&quot; &amp; [.$AE$20] &amp; &quot;ul; \&quot;" office:value-type="string" office:string-value="0x49844444ul; \" calcext:value-type="string">
            <text:p>0x49844444ul; \</text:p>
          </table:table-cell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2"/>
          <table:table-cell table:style-name="ce82" office:value-type="string" calcext:value-type="string">
            <text:p>B</text:p>
          </table:table-cell>
          <table:table-cell table:style-name="ce82" office:value-type="string" calcext:value-type="string">
            <text:p>CRH</text:p>
          </table:table-cell>
          <table:table-cell table:style-name="ce92"/>
          <table:table-cell table:style-name="ce93" table:formula="of:=&quot;GPIO&quot; &amp; [.C85] &amp; &quot;-&gt;&quot; &amp; [.D85] &amp; &quot; =&quot;" office:value-type="string" office:string-value="GPIOB-&gt;CRH =" calcext:value-type="string">
            <text:p>GPIOB-&gt;CRH =</text:p>
          </table:table-cell>
          <table:table-cell table:style-name="ce95" table:formula="of:=&quot;0x&quot; &amp; [.$AE$28] &amp; &quot;ul; \&quot;" office:value-type="string" office:string-value="0x88844424ul; \" calcext:value-type="string">
            <text:p>0x88844424ul; \</text:p>
          </table:table-cell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2"/>
          <table:table-cell table:style-name="ce82" office:value-type="string" calcext:value-type="string">
            <text:p>C</text:p>
          </table:table-cell>
          <table:table-cell table:style-name="ce82" office:value-type="string" calcext:value-type="string">
            <text:p>ODR</text:p>
          </table:table-cell>
          <table:table-cell table:style-name="ce92"/>
          <table:table-cell table:style-name="ce93" table:formula="of:=&quot;GPIO&quot; &amp; [.C86] &amp; &quot;-&gt;&quot; &amp; [.D86] &amp; &quot; =&quot;" office:value-type="string" office:string-value="GPIOC-&gt;ODR =" calcext:value-type="string">
            <text:p>GPIOC-&gt;ODR =</text:p>
          </table:table-cell>
          <table:table-cell table:style-name="ce95" table:formula="of:=&quot;0x&quot; &amp; [.$AF$36] &amp; &quot;ul; \&quot;" office:value-type="string" office:string-value="0x00001C00ul; \" calcext:value-type="string">
            <text:p>0x00001C00ul; \</text:p>
          </table:table-cell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2"/>
          <table:table-cell table:style-name="ce82" office:value-type="string" calcext:value-type="string">
            <text:p>C</text:p>
          </table:table-cell>
          <table:table-cell table:style-name="ce82" office:value-type="string" calcext:value-type="string">
            <text:p>CRL</text:p>
          </table:table-cell>
          <table:table-cell table:style-name="ce92"/>
          <table:table-cell table:style-name="ce93" table:formula="of:=&quot;GPIO&quot; &amp; [.C87] &amp; &quot;-&gt;&quot; &amp; [.D87] &amp; &quot; =&quot;" office:value-type="string" office:string-value="GPIOC-&gt;CRL =" calcext:value-type="string">
            <text:p>GPIOC-&gt;CRL =</text:p>
          </table:table-cell>
          <table:table-cell table:style-name="ce95" table:formula="of:=&quot;0x&quot; &amp; [.$AE$36] &amp; &quot;ul; \&quot;" office:value-type="string" office:string-value="0x44444444ul; \" calcext:value-type="string">
            <text:p>0x44444444ul; \</text:p>
          </table:table-cell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2"/>
          <table:table-cell table:style-name="ce82" office:value-type="string" calcext:value-type="string">
            <text:p>C</text:p>
          </table:table-cell>
          <table:table-cell table:style-name="ce82" office:value-type="string" calcext:value-type="string">
            <text:p>CRH</text:p>
          </table:table-cell>
          <table:table-cell table:style-name="ce92"/>
          <table:table-cell table:style-name="ce93" table:formula="of:=&quot;GPIO&quot; &amp; [.C88] &amp; &quot;-&gt;&quot; &amp; [.D88] &amp; &quot; =&quot;" office:value-type="string" office:string-value="GPIOC-&gt;CRH =" calcext:value-type="string">
            <text:p>GPIOC-&gt;CRH =</text:p>
          </table:table-cell>
          <table:table-cell table:style-name="ce95" table:formula="of:=&quot;0x&quot; &amp; [.$AE$44] &amp; &quot;ul; \&quot;" office:value-type="string" office:string-value="0x44488844ul; \" calcext:value-type="string">
            <text:p>0x44488844ul; \</text:p>
          </table:table-cell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2"/>
          <table:table-cell table:style-name="ce82" office:value-type="string" calcext:value-type="string">
            <text:p>D</text:p>
          </table:table-cell>
          <table:table-cell table:style-name="ce82" office:value-type="string" calcext:value-type="string">
            <text:p>ODR</text:p>
          </table:table-cell>
          <table:table-cell table:style-name="ce92"/>
          <table:table-cell table:style-name="ce93" table:formula="of:=&quot;GPIO&quot; &amp; [.C89] &amp; &quot;-&gt;&quot; &amp; [.D89] &amp; &quot; =&quot;" office:value-type="string" office:string-value="GPIOD-&gt;ODR =" calcext:value-type="string">
            <text:p>GPIOD-&gt;ODR =</text:p>
          </table:table-cell>
          <table:table-cell table:style-name="ce95" table:formula="of:=&quot;0x&quot; &amp; [.$AE$44] &amp; &quot;ul; \&quot;" office:value-type="string" office:string-value="0x44488844ul; \" calcext:value-type="string">
            <text:p>0x44488844ul; \</text:p>
          </table:table-cell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2"/>
          <table:table-cell table:style-name="ce82" office:value-type="string" calcext:value-type="string">
            <text:p>D</text:p>
          </table:table-cell>
          <table:table-cell table:style-name="ce82" office:value-type="string" calcext:value-type="string">
            <text:p>CRL</text:p>
          </table:table-cell>
          <table:table-cell table:style-name="ce92"/>
          <table:table-cell table:style-name="ce93" table:formula="of:=&quot;GPIO&quot; &amp; [.C90] &amp; &quot;-&gt;&quot; &amp; [.D90] &amp; &quot; =&quot;" office:value-type="string" office:string-value="GPIOD-&gt;CRL =" calcext:value-type="string">
            <text:p>GPIOD-&gt;CRL =</text:p>
          </table:table-cell>
          <table:table-cell table:style-name="ce95" table:formula="of:=&quot;0x&quot; &amp; [.$AE$44] &amp; &quot;ul; \&quot;" office:value-type="string" office:string-value="0x44488844ul; \" calcext:value-type="string">
            <text:p>0x44488844ul; \</text:p>
          </table:table-cell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2" table:number-columns-repeated="4"/>
          <table:table-cell table:style-name="ce93"/>
          <table:table-cell table:style-name="ce93" office:value-type="string" calcext:value-type="string">
            <text:p>} while (0)</text:p>
          </table:table-cell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Default" table:number-columns-repeated="6"/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3" office:value-type="string" calcext:value-type="string">
            <text:p>Макросы управления отдельными пинами</text:p>
          </table:table-cell>
          <table:table-cell table:style-name="ce83" table:number-columns-repeated="3"/>
          <table:table-cell table:style-name="ce85" table:formula="of:=&quot;// &quot; &amp; [.B93]" office:value-type="string" office:string-value="// Макросы управления отдельными пинами" calcext:value-type="string">
            <text:p>// Макросы управления отдельными пинами</text:p>
          </table:table-cell>
          <table:table-cell table:style-name="ce83"/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4" office:value-type="string" calcext:value-type="string">
            <text:p>Name:</text:p>
          </table:table-cell>
          <table:table-cell table:style-name="ce84" office:value-type="string" calcext:value-type="string">
            <text:p>Net:</text:p>
          </table:table-cell>
          <table:table-cell table:style-name="ce84" office:value-type="string" calcext:value-type="string">
            <text:p>Value:</text:p>
          </table:table-cell>
          <table:table-cell table:style-name="ce86" office:value-type="string" calcext:value-type="string">
            <text:p>Pin:</text:p>
          </table:table-cell>
          <table:table-cell table:style-name="ce82" table:number-columns-repeated="2"/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2" office:value-type="string" calcext:value-type="string">
            <text:p>_led1_on</text:p>
          </table:table-cell>
          <table:table-cell table:style-name="ce82" office:value-type="string" calcext:value-type="string">
            <text:p>S1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VLOOKUP([.C95];[.$B$4:.$F$54];5;0)" office:value-type="string" office:string-value="PB13" calcext:value-type="string">
            <text:p>PB13</text:p>
          </table:table-cell>
          <table:table-cell table:style-name="ce93" table:formula="of:=&quot;#define &quot; &amp; [.B95] &amp; &quot;()&quot;" office:value-type="string" office:string-value="#define _led1_on()" calcext:value-type="string">
            <text:p>#define _led1_on()</text:p>
          </table:table-cell>
          <table:table-cell table:style-name="ce93" table:formula="of:=&quot;GPIO&quot; &amp; MID([.E95];2;1) &amp; &quot;-&gt;BSRR=1UL&lt;&lt;(&quot; &amp; MID([.E95];3;2) &amp; IF([.D95]=1;&quot;)&quot;;&quot;+16)&quot;)" office:value-type="string" office:string-value="GPIOB-&gt;BSRR=1UL&lt;&lt;(13)" calcext:value-type="string">
            <text:p>GPIOB-&gt;BSRR=1UL&lt;&lt;(13)</text:p>
          </table:table-cell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2" office:value-type="string" calcext:value-type="string">
            <text:p>_led1_off</text:p>
          </table:table-cell>
          <table:table-cell table:style-name="ce82" office:value-type="string" calcext:value-type="string">
            <text:p>S1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VLOOKUP([.C96];[.$B$4:.$F$54];5;0)" office:value-type="string" office:string-value="PB13" calcext:value-type="string">
            <text:p>PB13</text:p>
          </table:table-cell>
          <table:table-cell table:style-name="ce93" table:formula="of:=&quot;#define &quot; &amp; [.B96] &amp; &quot;()&quot;" office:value-type="string" office:string-value="#define _led1_off()" calcext:value-type="string">
            <text:p>#define _led1_off()</text:p>
          </table:table-cell>
          <table:table-cell table:style-name="ce93" table:formula="of:=&quot;GPIO&quot; &amp; MID([.E96];2;1) &amp; &quot;-&gt;BSRR=1UL&lt;&lt;(&quot; &amp; MID([.E96];3;2) &amp; IF([.D96]=1;&quot;)&quot;;&quot;+16)&quot;)" office:value-type="string" office:string-value="GPIOB-&gt;BSRR=1UL&lt;&lt;(13+16)" calcext:value-type="string">
            <text:p>GPIOB-&gt;BSRR=1UL&lt;&lt;(13+16)</text:p>
          </table:table-cell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2" office:value-type="string" calcext:value-type="string">
            <text:p>_led2_on</text:p>
          </table:table-cell>
          <table:table-cell table:style-name="ce82" office:value-type="string" calcext:value-type="string">
            <text:p>S2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VLOOKUP([.C97];[.$B$4:.$F$54];5;0)" office:value-type="string" office:string-value="PB14" calcext:value-type="string">
            <text:p>PB14</text:p>
          </table:table-cell>
          <table:table-cell table:style-name="ce93" table:formula="of:=&quot;#define &quot; &amp; [.B97] &amp; &quot;()&quot;" office:value-type="string" office:string-value="#define _led2_on()" calcext:value-type="string">
            <text:p>#define _led2_on()</text:p>
          </table:table-cell>
          <table:table-cell table:style-name="ce93" table:formula="of:=&quot;GPIO&quot; &amp; MID([.E97];2;1) &amp; &quot;-&gt;BSRR=1UL&lt;&lt;(&quot; &amp; MID([.E97];3;2) &amp; IF([.D97]=1;&quot;)&quot;;&quot;+16)&quot;)" office:value-type="string" office:string-value="GPIOB-&gt;BSRR=1UL&lt;&lt;(14)" calcext:value-type="string">
            <text:p>GPIOB-&gt;BSRR=1UL&lt;&lt;(14)</text:p>
          </table:table-cell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2" office:value-type="string" calcext:value-type="string">
            <text:p>_led2_off</text:p>
          </table:table-cell>
          <table:table-cell table:style-name="ce82" office:value-type="string" calcext:value-type="string">
            <text:p>S2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VLOOKUP([.C98];[.$B$4:.$F$54];5;0)" office:value-type="string" office:string-value="PB14" calcext:value-type="string">
            <text:p>PB14</text:p>
          </table:table-cell>
          <table:table-cell table:style-name="ce93" table:formula="of:=&quot;#define &quot; &amp; [.B98] &amp; &quot;()&quot;" office:value-type="string" office:string-value="#define _led2_off()" calcext:value-type="string">
            <text:p>#define _led2_off()</text:p>
          </table:table-cell>
          <table:table-cell table:style-name="ce93" table:formula="of:=&quot;GPIO&quot; &amp; MID([.E98];2;1) &amp; &quot;-&gt;BSRR=1UL&lt;&lt;(&quot; &amp; MID([.E98];3;2) &amp; IF([.D98]=1;&quot;)&quot;;&quot;+16)&quot;)" office:value-type="string" office:string-value="GPIOB-&gt;BSRR=1UL&lt;&lt;(14+16)" calcext:value-type="string">
            <text:p>GPIOB-&gt;BSRR=1UL&lt;&lt;(14+16)</text:p>
          </table:table-cell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2" office:value-type="string" calcext:value-type="string">
            <text:p>_led3_on</text:p>
          </table:table-cell>
          <table:table-cell table:style-name="ce82" office:value-type="string" calcext:value-type="string">
            <text:p>S3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VLOOKUP([.C99];[.$B$4:.$F$54];5;0)" office:value-type="string" office:string-value="PB15" calcext:value-type="string">
            <text:p>PB15</text:p>
          </table:table-cell>
          <table:table-cell table:style-name="ce93" table:formula="of:=&quot;#define &quot; &amp; [.B99] &amp; &quot;()&quot;" office:value-type="string" office:string-value="#define _led3_on()" calcext:value-type="string">
            <text:p>#define _led3_on()</text:p>
          </table:table-cell>
          <table:table-cell table:style-name="ce93" table:formula="of:=&quot;GPIO&quot; &amp; MID([.E99];2;1) &amp; &quot;-&gt;BSRR=1UL&lt;&lt;(&quot; &amp; MID([.E99];3;2) &amp; IF([.D99]=1;&quot;)&quot;;&quot;+16)&quot;)" office:value-type="string" office:string-value="GPIOB-&gt;BSRR=1UL&lt;&lt;(15)" calcext:value-type="string">
            <text:p>GPIOB-&gt;BSRR=1UL&lt;&lt;(15)</text:p>
          </table:table-cell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2" office:value-type="string" calcext:value-type="string">
            <text:p>_led3_off</text:p>
          </table:table-cell>
          <table:table-cell table:style-name="ce82" office:value-type="string" calcext:value-type="string">
            <text:p>S3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VLOOKUP([.C100];[.$B$4:.$F$54];5;0)" office:value-type="string" office:string-value="PB15" calcext:value-type="string">
            <text:p>PB15</text:p>
          </table:table-cell>
          <table:table-cell table:style-name="ce93" table:formula="of:=&quot;#define &quot; &amp; [.B100] &amp; &quot;()&quot;" office:value-type="string" office:string-value="#define _led3_off()" calcext:value-type="string">
            <text:p>#define _led3_off()</text:p>
          </table:table-cell>
          <table:table-cell table:style-name="ce93" table:formula="of:=&quot;GPIO&quot; &amp; MID([.E100];2;1) &amp; &quot;-&gt;BSRR=1UL&lt;&lt;(&quot; &amp; MID([.E100];3;2) &amp; IF([.D100]=1;&quot;)&quot;;&quot;+16)&quot;)" office:value-type="string" office:string-value="GPIOB-&gt;BSRR=1UL&lt;&lt;(15+16)" calcext:value-type="string">
            <text:p>GPIOB-&gt;BSRR=1UL&lt;&lt;(15+16)</text:p>
          </table:table-cell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2" office:value-type="string" calcext:value-type="string">
            <text:p>_led_on</text:p>
          </table:table-cell>
          <table:table-cell table:style-name="ce82" office:value-type="string" calcext:value-type="string">
            <text:p>LED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VLOOKUP([.C101];[.$B$4:.$F$54];5;0)" office:value-type="string" office:string-value="PB9" calcext:value-type="string">
            <text:p>PB9</text:p>
          </table:table-cell>
          <table:table-cell table:style-name="ce93" table:formula="of:=&quot;#define &quot; &amp; [.B101] &amp; &quot;()&quot;" office:value-type="string" office:string-value="#define _led_on()" calcext:value-type="string">
            <text:p>#define _led_on()</text:p>
          </table:table-cell>
          <table:table-cell table:style-name="ce93" table:formula="of:=&quot;GPIO&quot; &amp; MID([.E101];2;1) &amp; &quot;-&gt;BSRR=1UL&lt;&lt;(&quot; &amp; MID([.E101];3;2) &amp; IF([.D101]=1;&quot;)&quot;;&quot;+16)&quot;)" office:value-type="string" office:string-value="GPIOB-&gt;BSRR=1UL&lt;&lt;(9)" calcext:value-type="string">
            <text:p>GPIOB-&gt;BSRR=1UL&lt;&lt;(9)</text:p>
          </table:table-cell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2" office:value-type="string" calcext:value-type="string">
            <text:p>_led_off</text:p>
          </table:table-cell>
          <table:table-cell table:style-name="ce82" office:value-type="string" calcext:value-type="string">
            <text:p>LED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VLOOKUP([.C102];[.$B$4:.$F$54];5;0)" office:value-type="string" office:string-value="PB9" calcext:value-type="string">
            <text:p>PB9</text:p>
          </table:table-cell>
          <table:table-cell table:style-name="ce93" table:formula="of:=&quot;#define &quot; &amp; [.B102] &amp; &quot;()&quot;" office:value-type="string" office:string-value="#define _led_off()" calcext:value-type="string">
            <text:p>#define _led_off()</text:p>
          </table:table-cell>
          <table:table-cell table:style-name="ce93" table:formula="of:=&quot;GPIO&quot; &amp; MID([.E102];2;1) &amp; &quot;-&gt;BSRR=1UL&lt;&lt;(&quot; &amp; MID([.E102];3;2) &amp; IF([.D102]=1;&quot;)&quot;;&quot;+16)&quot;)" office:value-type="string" office:string-value="GPIOB-&gt;BSRR=1UL&lt;&lt;(9+16)" calcext:value-type="string">
            <text:p>GPIOB-&gt;BSRR=1UL&lt;&lt;(9+16)</text:p>
          </table:table-cell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2" table:number-columns-repeated="6"/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3" office:value-type="string" calcext:value-type="string">
            <text:p>Макросы опроса состояния пинов</text:p>
          </table:table-cell>
          <table:table-cell table:style-name="ce83" table:number-columns-repeated="3"/>
          <table:table-cell table:style-name="ce85" table:formula="of:=&quot;// &quot; &amp; [.B104]" office:value-type="string" office:string-value="// Макросы опроса состояния пинов" calcext:value-type="string">
            <text:p>// Макросы опроса состояния пинов</text:p>
          </table:table-cell>
          <table:table-cell table:style-name="ce83"/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table:style-name="ce87" office:value-type="string" calcext:value-type="string">
            <text:p>Name:</text:p>
          </table:table-cell>
          <table:table-cell table:style-name="ce87" office:value-type="string" calcext:value-type="string">
            <text:p>Net:</text:p>
          </table:table-cell>
          <table:table-cell table:style-name="ce90"/>
          <table:table-cell table:style-name="ce90" office:value-type="string" calcext:value-type="string">
            <text:p>Pin:</text:p>
          </table:table-cell>
          <table:table-cell table:style-name="ce80" table:number-columns-repeated="2"/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office:value-type="string" calcext:value-type="string">
            <text:p>_get_jumper1</text:p>
          </table:table-cell>
          <table:table-cell table:style-name="ce82" office:value-type="string" calcext:value-type="string">
            <text:p>S1</text:p>
          </table:table-cell>
          <table:table-cell table:style-name="ce82"/>
          <table:table-cell table:style-name="ce82" table:formula="of:=VLOOKUP([.C106];[.$B$4:.$F$54];5;0)" office:value-type="string" office:string-value="PB13" calcext:value-type="string">
            <text:p>PB13</text:p>
          </table:table-cell>
          <table:table-cell table:style-name="ce93" table:formula="of:=&quot;#define &quot; &amp; [.B106] &amp; &quot;()&quot;" office:value-type="string" office:string-value="#define _get_jumper1()" calcext:value-type="string">
            <text:p>#define _get_jumper1()</text:p>
          </table:table-cell>
          <table:table-cell table:style-name="ce93" table:formula="of:=&quot;((GPIO&quot; &amp; MID([.E106];2;1) &amp; &quot;-&gt;IDR &gt;&gt; &quot; &amp; MID([.E106];3;2) &amp; &quot;) &amp; 1)&quot;" office:value-type="string" office:string-value="((GPIOB-&gt;IDR &gt;&gt; 13) &amp; 1)" calcext:value-type="string">
            <text:p>((GPIOB-&gt;IDR &gt;&gt; 13) &amp; 1)</text:p>
          </table:table-cell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office:value-type="string" calcext:value-type="string">
            <text:p>_get_jumper2</text:p>
          </table:table-cell>
          <table:table-cell table:style-name="ce82" office:value-type="string" calcext:value-type="string">
            <text:p>S2</text:p>
          </table:table-cell>
          <table:table-cell table:style-name="ce82"/>
          <table:table-cell table:style-name="ce82" table:formula="of:=VLOOKUP([.C107];[.$B$4:.$F$54];5;0)" office:value-type="string" office:string-value="PB14" calcext:value-type="string">
            <text:p>PB14</text:p>
          </table:table-cell>
          <table:table-cell table:style-name="ce93" table:formula="of:=&quot;#define &quot; &amp; [.B107] &amp; &quot;()&quot;" office:value-type="string" office:string-value="#define _get_jumper2()" calcext:value-type="string">
            <text:p>#define _get_jumper2()</text:p>
          </table:table-cell>
          <table:table-cell table:style-name="ce93" table:formula="of:=&quot;((GPIO&quot; &amp; MID([.E107];2;1) &amp; &quot;-&gt;IDR &gt;&gt; &quot; &amp; MID([.E107];3;2) &amp; &quot;) &amp; 1)&quot;" office:value-type="string" office:string-value="((GPIOB-&gt;IDR &gt;&gt; 14) &amp; 1)" calcext:value-type="string">
            <text:p>((GPIOB-&gt;IDR &gt;&gt; 14) &amp; 1)</text:p>
          </table:table-cell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/>
          <table:table-cell office:value-type="string" calcext:value-type="string">
            <text:p>_get_jumper3</text:p>
          </table:table-cell>
          <table:table-cell table:style-name="ce82" office:value-type="string" calcext:value-type="string">
            <text:p>S3</text:p>
          </table:table-cell>
          <table:table-cell table:style-name="ce82"/>
          <table:table-cell table:style-name="ce82" table:formula="of:=VLOOKUP([.C108];[.$B$4:.$F$54];5;0)" office:value-type="string" office:string-value="PB15" calcext:value-type="string">
            <text:p>PB15</text:p>
          </table:table-cell>
          <table:table-cell table:style-name="ce93" table:formula="of:=&quot;#define &quot; &amp; [.B108] &amp; &quot;()&quot;" office:value-type="string" office:string-value="#define _get_jumper3()" calcext:value-type="string">
            <text:p>#define _get_jumper3()</text:p>
          </table:table-cell>
          <table:table-cell table:style-name="ce93" table:formula="of:=&quot;((GPIO&quot; &amp; MID([.E108];2;1) &amp; &quot;-&gt;IDR &gt;&gt; &quot; &amp; MID([.E108];3;2) &amp; &quot;) &amp; 1)&quot;" office:value-type="string" office:string-value="((GPIOB-&gt;IDR &gt;&gt; 15) &amp; 1)" calcext:value-type="string">
            <text:p>((GPIOB-&gt;IDR &gt;&gt; 15) &amp; 1)</text:p>
          </table:table-cell>
          <table:table-cell table:number-columns-repeated="15"/>
          <table:table-cell table:style-name="ce80" table:number-columns-repeated="10"/>
          <table:table-cell table:number-columns-repeated="32"/>
        </table:table-row>
        <table:table-row table:style-name="ro1">
          <table:table-cell table:style-name="ce81"/>
          <table:table-cell table:style-name="ce81" office:value-type="string" calcext:value-type="string">
            <text:p>_get_conf1</text:p>
          </table:table-cell>
          <table:table-cell office:value-type="string" calcext:value-type="string">
            <text:p>CONF_BMW</text:p>
          </table:table-cell>
          <table:table-cell table:style-name="ce86"/>
          <table:table-cell table:style-name="ce82" table:formula="of:=VLOOKUP([.C109];[.$B$4:.$F$54];5;0)" office:value-type="string" office:string-value="PA15" calcext:value-type="string">
            <text:p>PA15</text:p>
          </table:table-cell>
          <table:table-cell table:style-name="ce93" table:formula="of:=&quot;#define &quot; &amp; [.B109] &amp; &quot;()&quot;" office:value-type="string" office:string-value="#define _get_conf1()" calcext:value-type="string">
            <text:p>#define _get_conf1()</text:p>
          </table:table-cell>
          <table:table-cell table:style-name="ce93" table:formula="of:=&quot;((GPIO&quot; &amp; MID([.E109];2;1) &amp; &quot;-&gt;IDR &gt;&gt; &quot; &amp; MID([.E109];3;2) &amp; &quot;) &amp; 1)&quot;" office:value-type="string" office:string-value="((GPIOA-&gt;IDR &gt;&gt; 15) &amp; 1)" calcext:value-type="string">
            <text:p>((GPIOA-&gt;IDR &gt;&gt; 15) &amp; 1)</text:p>
          </table:table-cell>
          <table:table-cell table:style-name="ce81" table:number-columns-repeated="25"/>
          <table:table-cell table:style-name="ce90" table:number-columns-repeated="32"/>
        </table:table-row>
        <table:table-row table:style-name="ro1">
          <table:table-cell table:style-name="Default"/>
          <table:table-cell table:style-name="Default" office:value-type="string" calcext:value-type="string">
            <text:p>_get_conf2</text:p>
          </table:table-cell>
          <table:table-cell office:value-type="string" calcext:value-type="string">
            <text:p>CONF_W166</text:p>
          </table:table-cell>
          <table:table-cell table:style-name="Default"/>
          <table:table-cell table:style-name="ce82" table:formula="of:=VLOOKUP([.C110];[.$B$4:.$F$54];5;0)" office:value-type="string" office:string-value="PC10" calcext:value-type="string">
            <text:p>PC10</text:p>
          </table:table-cell>
          <table:table-cell table:style-name="ce93" table:formula="of:=&quot;#define &quot; &amp; [.B110] &amp; &quot;()&quot;" office:value-type="string" office:string-value="#define _get_conf2()" calcext:value-type="string">
            <text:p>#define _get_conf2()</text:p>
          </table:table-cell>
          <table:table-cell table:style-name="ce93" table:formula="of:=&quot;((GPIO&quot; &amp; MID([.E110];2;1) &amp; &quot;-&gt;IDR &gt;&gt; &quot; &amp; MID([.E110];3;2) &amp; &quot;) &amp; 1)&quot;" office:value-type="string" office:string-value="((GPIOC-&gt;IDR &gt;&gt; 10) &amp; 1)" calcext:value-type="string">
            <text:p>((GPIOC-&gt;IDR &gt;&gt; 10) &amp; 1)</text:p>
          </table:table-cell>
          <table:table-cell table:style-name="Default" table:number-columns-repeated="15"/>
          <table:table-cell table:number-columns-repeated="42"/>
        </table:table-row>
        <table:table-row table:style-name="ro1">
          <table:table-cell table:style-name="Default"/>
          <table:table-cell table:style-name="Default" office:value-type="string" calcext:value-type="string">
            <text:p>_get_conf3</text:p>
          </table:table-cell>
          <table:table-cell office:value-type="string" calcext:value-type="string">
            <text:p>CONF_W222</text:p>
          </table:table-cell>
          <table:table-cell table:style-name="Default"/>
          <table:table-cell table:style-name="ce82" table:formula="of:=VLOOKUP([.C111];[.$B$4:.$F$54];5;0)" office:value-type="string" office:string-value="PC11" calcext:value-type="string">
            <text:p>PC11</text:p>
          </table:table-cell>
          <table:table-cell table:style-name="ce93" table:formula="of:=&quot;#define &quot; &amp; [.B111] &amp; &quot;()&quot;" office:value-type="string" office:string-value="#define _get_conf3()" calcext:value-type="string">
            <text:p>#define _get_conf3()</text:p>
          </table:table-cell>
          <table:table-cell table:style-name="ce93" table:formula="of:=&quot;((GPIO&quot; &amp; MID([.E111];2;1) &amp; &quot;-&gt;IDR &gt;&gt; &quot; &amp; MID([.E111];3;2) &amp; &quot;) &amp; 1)&quot;" office:value-type="string" office:string-value="((GPIOC-&gt;IDR &gt;&gt; 11) &amp; 1)" calcext:value-type="string">
            <text:p>((GPIOC-&gt;IDR &gt;&gt; 11) &amp; 1)</text:p>
          </table:table-cell>
          <table:table-cell table:style-name="Default" table:number-columns-repeated="15"/>
          <table:table-cell table:number-columns-repeated="42"/>
        </table:table-row>
        <table:table-row table:style-name="ro1">
          <table:table-cell table:style-name="Default"/>
          <table:table-cell table:style-name="Default" office:value-type="string" calcext:value-type="string">
            <text:p>_get_conf4</text:p>
          </table:table-cell>
          <table:table-cell office:value-type="string" calcext:value-type="string">
            <text:p>CONF_S4</text:p>
          </table:table-cell>
          <table:table-cell table:style-name="Default"/>
          <table:table-cell table:style-name="ce82" table:formula="of:=VLOOKUP([.C112];[.$B$4:.$F$54];5;0)" office:value-type="string" office:string-value="PC12" calcext:value-type="string">
            <text:p>PC12</text:p>
          </table:table-cell>
          <table:table-cell table:style-name="ce93" table:formula="of:=&quot;#define &quot; &amp; [.B112] &amp; &quot;()&quot;" office:value-type="string" office:string-value="#define _get_conf4()" calcext:value-type="string">
            <text:p>#define _get_conf4()</text:p>
          </table:table-cell>
          <table:table-cell table:style-name="ce93" table:formula="of:=&quot;((GPIO&quot; &amp; MID([.E112];2;1) &amp; &quot;-&gt;IDR &gt;&gt; &quot; &amp; MID([.E112];3;2) &amp; &quot;) &amp; 1)&quot;" office:value-type="string" office:string-value="((GPIOC-&gt;IDR &gt;&gt; 12) &amp; 1)" calcext:value-type="string">
            <text:p>((GPIOC-&gt;IDR &gt;&gt; 12) &amp; 1)</text:p>
          </table:table-cell>
          <table:table-cell table:style-name="Default" table:number-columns-repeated="15"/>
          <table:table-cell table:number-columns-repeated="42"/>
        </table:table-row>
      </table:table>
      <table:table table:name="DCctrlF207" table:style-name="ta1">
        <table:table-column table:style-name="co4" table:default-cell-style-name="ce90"/>
        <table:table-column table:style-name="co52" table:default-cell-style-name="ce90"/>
        <table:table-column table:style-name="co53" table:default-cell-style-name="ce90"/>
        <table:table-column table:style-name="co54" table:default-cell-style-name="ce90"/>
        <table:table-column table:style-name="co55" table:default-cell-style-name="ce90"/>
        <table:table-column table:style-name="co56" table:default-cell-style-name="ce90"/>
        <table:table-column table:style-name="co14" table:default-cell-style-name="ce57"/>
        <table:table-column table:style-name="co36" table:default-cell-style-name="ce90"/>
        <table:table-column table:style-name="co5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36" table:number-columns-repeated="53" table:default-cell-style-name="Default"/>
        <table:table-row table:style-name="ro1">
          <table:table-cell office:value-type="string" calcext:value-type="string">
            <text:p>QFP100</text:p>
          </table:table-cell>
          <table:table-cell table:number-columns-repeated="2"/>
          <table:table-cell office:value-type="string" calcext:value-type="string">
            <text:p>Net</text:p>
          </table:table-cell>
          <table:table-cell office:value-type="string" calcext:value-type="string">
            <text:p>Направление</text:p>
          </table:table-cell>
          <table:table-cell office:value-type="string" calcext:value-type="string">
            <text:p>Комментарий</text:p>
          </table:table-cell>
          <table:table-cell table:number-columns-repeated="2"/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table:number-columns-repeated="2"/>
          <table:table-cell table:style-name="ce82" office:value-type="string" calcext:value-type="string">
            <text:p>AltFunc</text:p>
          </table:table-cell>
          <table:table-cell table:style-name="ce82" office:value-type="string" calcext:value-type="string">
            <text:p>InitVal</text:p>
          </table:table-cell>
          <table:table-cell table:style-name="ce82" office:value-type="string" calcext:value-type="string">
            <text:p>Speed</text:p>
          </table:table-cell>
          <table:table-cell table:style-name="ce82" office:value-type="string" calcext:value-type="string">
            <text:p>OTYPER</text:p>
          </table:table-cell>
          <table:table-cell table:style-name="ce82" office:value-type="string" calcext:value-type="string">
            <text:p>MODER</text:p>
          </table:table-cell>
          <table:table-cell table:style-name="ce82" office:value-type="string" calcext:value-type="string">
            <text:p>OSPEEDR</text:p>
          </table:table-cell>
          <table:table-cell table:style-name="ce82" office:value-type="string" calcext:value-type="string">
            <text:p>PUPDR</text:p>
          </table:table-cell>
          <table:table-cell table:style-name="ce82" office:value-type="string" calcext:value-type="string">
            <text:p>ODR</text:p>
          </table:table-cell>
          <table:table-cell table:style-name="ce82" office:value-type="string" calcext:value-type="string">
            <text:p>AF</text:p>
          </table:table-cell>
          <table:table-cell table:style-name="ce80"/>
          <table:table-cell table:style-name="ce80" office:value-type="string" calcext:value-type="string">
            <text:p>PORT</text:p>
          </table:table-cell>
          <table:table-cell table:style-name="ce80" office:value-type="string" calcext:value-type="string">
            <text:p>PIN</text:p>
          </table:table-cell>
          <table:table-cell table:style-name="ce80" office:value-type="string" calcext:value-type="string">
            <text:p>PIN2</text:p>
          </table:table-cell>
          <table:table-cell table:style-name="ce80" office:value-type="string" calcext:value-type="string">
            <text:p>PIN4</text:p>
          </table:table-cell>
          <table:table-cell table:style-name="ce76" office:value-type="string" calcext:value-type="string">
            <text:p>A</text:p>
          </table:table-cell>
          <table:table-cell table:style-name="ce80" table:formula="of:=[.AL1]" office:value-type="string" office:string-value="A" calcext:value-type="string">
            <text:p>A</text:p>
          </table:table-cell>
          <table:table-cell table:style-name="ce80" table:formula="of:=[.AM1]" office:value-type="string" office:string-value="A" calcext:value-type="string">
            <text:p>A</text:p>
          </table:table-cell>
          <table:table-cell table:style-name="ce80" table:formula="of:=[.AN1]" office:value-type="string" office:string-value="A" calcext:value-type="string">
            <text:p>A</text:p>
          </table:table-cell>
          <table:table-cell table:style-name="ce80" table:formula="of:=[.AO1]" office:value-type="string" office:string-value="A" calcext:value-type="string">
            <text:p>A</text:p>
          </table:table-cell>
          <table:table-cell table:style-name="ce80" table:formula="of:=[.AP1]" office:value-type="string" office:string-value="A" calcext:value-type="string">
            <text:p>A</text:p>
          </table:table-cell>
          <table:table-cell table:style-name="ce80" table:formula="of:=[.AQ1]" office:value-type="string" office:string-value="A" calcext:value-type="string">
            <text:p>A</text:p>
          </table:table-cell>
          <table:table-cell table:style-name="ce76" office:value-type="string" calcext:value-type="string">
            <text:p>B</text:p>
          </table:table-cell>
          <table:table-cell table:style-name="ce80" table:formula="of:=[.AS1]" office:value-type="string" office:string-value="B" calcext:value-type="string">
            <text:p>B</text:p>
          </table:table-cell>
          <table:table-cell table:style-name="ce80" table:formula="of:=[.AT1]" office:value-type="string" office:string-value="B" calcext:value-type="string">
            <text:p>B</text:p>
          </table:table-cell>
          <table:table-cell table:style-name="ce80" table:formula="of:=[.AU1]" office:value-type="string" office:string-value="B" calcext:value-type="string">
            <text:p>B</text:p>
          </table:table-cell>
          <table:table-cell table:style-name="ce80" table:formula="of:=[.AV1]" office:value-type="string" office:string-value="B" calcext:value-type="string">
            <text:p>B</text:p>
          </table:table-cell>
          <table:table-cell table:style-name="ce80" table:formula="of:=[.AW1]" office:value-type="string" office:string-value="B" calcext:value-type="string">
            <text:p>B</text:p>
          </table:table-cell>
          <table:table-cell table:style-name="ce80" table:formula="of:=[.AX1]" office:value-type="string" office:string-value="B" calcext:value-type="string">
            <text:p>B</text:p>
          </table:table-cell>
          <table:table-cell table:style-name="ce76" office:value-type="string" calcext:value-type="string">
            <text:p>C</text:p>
          </table:table-cell>
          <table:table-cell table:style-name="ce80" table:formula="of:=[.AZ1]" office:value-type="string" office:string-value="C" calcext:value-type="string">
            <text:p>C</text:p>
          </table:table-cell>
          <table:table-cell table:style-name="ce80" table:formula="of:=[.BA1]" office:value-type="string" office:string-value="C" calcext:value-type="string">
            <text:p>C</text:p>
          </table:table-cell>
          <table:table-cell table:style-name="ce80" table:formula="of:=[.BB1]" office:value-type="string" office:string-value="C" calcext:value-type="string">
            <text:p>C</text:p>
          </table:table-cell>
          <table:table-cell table:style-name="ce80" table:formula="of:=[.BC1]" office:value-type="string" office:string-value="C" calcext:value-type="string">
            <text:p>C</text:p>
          </table:table-cell>
          <table:table-cell table:style-name="ce80" table:formula="of:=[.BD1]" office:value-type="string" office:string-value="C" calcext:value-type="string">
            <text:p>C</text:p>
          </table:table-cell>
          <table:table-cell table:style-name="ce80" table:formula="of:=[.BE1]" office:value-type="string" office:string-value="C" calcext:value-type="string">
            <text:p>C</text:p>
          </table:table-cell>
          <table:table-cell table:style-name="ce76" office:value-type="string" calcext:value-type="string">
            <text:p>D</text:p>
          </table:table-cell>
          <table:table-cell table:style-name="ce80" table:formula="of:=[.BG1]" office:value-type="string" office:string-value="D" calcext:value-type="string">
            <text:p>D</text:p>
          </table:table-cell>
          <table:table-cell table:style-name="ce80" table:formula="of:=[.BH1]" office:value-type="string" office:string-value="D" calcext:value-type="string">
            <text:p>D</text:p>
          </table:table-cell>
          <table:table-cell table:style-name="ce80" table:formula="of:=[.BI1]" office:value-type="string" office:string-value="D" calcext:value-type="string">
            <text:p>D</text:p>
          </table:table-cell>
          <table:table-cell table:style-name="ce80" table:formula="of:=[.BJ1]" office:value-type="string" office:string-value="D" calcext:value-type="string">
            <text:p>D</text:p>
          </table:table-cell>
          <table:table-cell table:style-name="ce80" table:formula="of:=[.BK1]" office:value-type="string" office:string-value="D" calcext:value-type="string">
            <text:p>D</text:p>
          </table:table-cell>
          <table:table-cell table:style-name="ce80" table:formula="of:=[.BL1]" office:value-type="string" office:string-value="D" calcext:value-type="string">
            <text:p>D</text:p>
          </table:table-cell>
          <table:table-cell table:style-name="ce76" office:value-type="string" calcext:value-type="string">
            <text:p>E</text:p>
          </table:table-cell>
          <table:table-cell table:style-name="ce80" table:formula="of:=[.BN1]" office:value-type="string" office:string-value="E" calcext:value-type="string">
            <text:p>E</text:p>
          </table:table-cell>
          <table:table-cell table:style-name="ce80" table:formula="of:=[.BO1]" office:value-type="string" office:string-value="E" calcext:value-type="string">
            <text:p>E</text:p>
          </table:table-cell>
          <table:table-cell table:style-name="ce80" table:formula="of:=[.BP1]" office:value-type="string" office:string-value="E" calcext:value-type="string">
            <text:p>E</text:p>
          </table:table-cell>
          <table:table-cell table:style-name="ce80" table:formula="of:=[.BQ1]" office:value-type="string" office:string-value="E" calcext:value-type="string">
            <text:p>E</text:p>
          </table:table-cell>
          <table:table-cell table:style-name="ce80" table:formula="of:=[.BR1]" office:value-type="string" office:string-value="E" calcext:value-type="string">
            <text:p>E</text:p>
          </table:table-cell>
          <table:table-cell table:style-name="ce80" table:formula="of:=[.BS1]" office:value-type="string" office:string-value="E" calcext:value-type="string">
            <text:p>E</text:p>
          </table:table-cell>
          <table:table-cell table:style-name="ce76" office:value-type="string" calcext:value-type="string">
            <text:p>H</text:p>
          </table:table-cell>
          <table:table-cell table:style-name="ce80" table:formula="of:=[.BU1]" office:value-type="string" office:string-value="H" calcext:value-type="string">
            <text:p>H</text:p>
          </table:table-cell>
          <table:table-cell table:style-name="ce80" table:formula="of:=[.BV1]" office:value-type="string" office:string-value="H" calcext:value-type="string">
            <text:p>H</text:p>
          </table:table-cell>
          <table:table-cell table:style-name="ce80" table:formula="of:=[.BW1]" office:value-type="string" office:string-value="H" calcext:value-type="string">
            <text:p>H</text:p>
          </table:table-cell>
          <table:table-cell table:style-name="ce80" table:formula="of:=[.BX1]" office:value-type="string" office:string-value="H" calcext:value-type="string">
            <text:p>H</text:p>
          </table:table-cell>
          <table:table-cell table:style-name="ce80" table:formula="of:=[.BY1]" office:value-type="string" office:string-value="H" calcext:value-type="string">
            <text:p>H</text:p>
          </table:table-cell>
          <table:table-cell table:style-name="ce80" table:formula="of:=[.BZ1]" office:value-type="string" office:string-value="H" calcext:value-type="string">
            <text:p>H</text:p>
          </table:table-cell>
        </table:table-row>
        <table:table-row table:style-name="ro1">
          <table:table-cell table:number-columns-repeated="8"/>
          <table:table-cell table:style-name="ce73" office:value-type="string" calcext:value-type="string">
            <text:p>SYS</text:p>
          </table:table-cell>
          <table:table-cell table:style-name="ce73" office:value-type="string" calcext:value-type="string">
            <text:p>TIM1-2</text:p>
          </table:table-cell>
          <table:table-cell table:style-name="ce73" office:value-type="string" calcext:value-type="string">
            <text:p>TIM3-5</text:p>
          </table:table-cell>
          <table:table-cell table:style-name="ce73" office:value-type="string" calcext:value-type="string">
            <text:p>TIM8-11</text:p>
          </table:table-cell>
          <table:table-cell table:style-name="ce73" office:value-type="string" calcext:value-type="string">
            <text:p>I2C</text:p>
          </table:table-cell>
          <table:table-cell table:style-name="ce73" office:value-type="string" calcext:value-type="string">
            <text:p>SPI1-4</text:p>
          </table:table-cell>
          <table:table-cell table:style-name="ce73" office:value-type="string" calcext:value-type="string">
            <text:p>SPI2-5</text:p>
          </table:table-cell>
          <table:table-cell table:style-name="ce73" office:value-type="string" calcext:value-type="string">
            <text:p>UART1-8</text:p>
          </table:table-cell>
          <table:table-cell table:style-name="ce73" office:value-type="string" calcext:value-type="string">
            <text:p>UART3-8</text:p>
          </table:table-cell>
          <table:table-cell table:style-name="ce73" office:value-type="string" calcext:value-type="string">
            <text:p>CAN/TIM12-14</text:p>
          </table:table-cell>
          <table:table-cell table:style-name="ce73" office:value-type="string" calcext:value-type="string">
            <text:p>OTG</text:p>
          </table:table-cell>
          <table:table-cell table:style-name="ce73" office:value-type="string" calcext:value-type="string">
            <text:p>ETH</text:p>
          </table:table-cell>
          <table:table-cell table:style-name="ce73" office:value-type="string" calcext:value-type="string">
            <text:p>FSMC/SDIO</text:p>
          </table:table-cell>
          <table:table-cell table:style-name="ce73" office:value-type="string" calcext:value-type="string">
            <text:p>Others</text:p>
          </table:table-cell>
          <table:table-cell table:number-columns-repeated="15"/>
          <table:table-cell table:style-name="ce77" office:value-type="string" calcext:value-type="string">
            <text:p>MODER</text:p>
          </table:table-cell>
          <table:table-cell table:style-name="ce77" office:value-type="string" calcext:value-type="string">
            <text:p>OTYPER</text:p>
          </table:table-cell>
          <table:table-cell table:style-name="ce77" office:value-type="string" calcext:value-type="string">
            <text:p>OSPEEDR</text:p>
          </table:table-cell>
          <table:table-cell table:style-name="ce77" office:value-type="string" calcext:value-type="string">
            <text:p>PUPDR</text:p>
          </table:table-cell>
          <table:table-cell table:style-name="ce77" office:value-type="string" calcext:value-type="string">
            <text:p>ODR</text:p>
          </table:table-cell>
          <table:table-cell table:style-name="ce77" office:value-type="string" calcext:value-type="string">
            <text:p>AFL</text:p>
          </table:table-cell>
          <table:table-cell table:style-name="ce77" office:value-type="string" calcext:value-type="string">
            <text:p>AFH</text:p>
          </table:table-cell>
          <table:table-cell table:style-name="ce80" table:formula="of:=[.AL2]" office:value-type="string" office:string-value="MODER" calcext:value-type="string">
            <text:p>MODER</text:p>
          </table:table-cell>
          <table:table-cell table:style-name="ce80" table:formula="of:=[.AM2]" office:value-type="string" office:string-value="OTYPER" calcext:value-type="string">
            <text:p>OTYPER</text:p>
          </table:table-cell>
          <table:table-cell table:style-name="ce80" table:formula="of:=[.AN2]" office:value-type="string" office:string-value="OSPEEDR" calcext:value-type="string">
            <text:p>OSPEEDR</text:p>
          </table:table-cell>
          <table:table-cell table:style-name="ce80" table:formula="of:=[.AO2]" office:value-type="string" office:string-value="PUPDR" calcext:value-type="string">
            <text:p>PUPDR</text:p>
          </table:table-cell>
          <table:table-cell table:style-name="ce80" table:formula="of:=[.AP2]" office:value-type="string" office:string-value="ODR" calcext:value-type="string">
            <text:p>ODR</text:p>
          </table:table-cell>
          <table:table-cell table:style-name="ce80" table:formula="of:=[.AQ2]" office:value-type="string" office:string-value="AFL" calcext:value-type="string">
            <text:p>AFL</text:p>
          </table:table-cell>
          <table:table-cell table:style-name="ce80" table:formula="of:=[.AR2]" office:value-type="string" office:string-value="AFH" calcext:value-type="string">
            <text:p>AFH</text:p>
          </table:table-cell>
          <table:table-cell table:style-name="ce80" table:formula="of:=[.AS2]" office:value-type="string" office:string-value="MODER" calcext:value-type="string">
            <text:p>MODER</text:p>
          </table:table-cell>
          <table:table-cell table:style-name="ce80" table:formula="of:=[.AT2]" office:value-type="string" office:string-value="OTYPER" calcext:value-type="string">
            <text:p>OTYPER</text:p>
          </table:table-cell>
          <table:table-cell table:style-name="ce80" table:formula="of:=[.AU2]" office:value-type="string" office:string-value="OSPEEDR" calcext:value-type="string">
            <text:p>OSPEEDR</text:p>
          </table:table-cell>
          <table:table-cell table:style-name="ce80" table:formula="of:=[.AV2]" office:value-type="string" office:string-value="PUPDR" calcext:value-type="string">
            <text:p>PUPDR</text:p>
          </table:table-cell>
          <table:table-cell table:style-name="ce80" table:formula="of:=[.AW2]" office:value-type="string" office:string-value="ODR" calcext:value-type="string">
            <text:p>ODR</text:p>
          </table:table-cell>
          <table:table-cell table:style-name="ce80" table:formula="of:=[.AX2]" office:value-type="string" office:string-value="AFL" calcext:value-type="string">
            <text:p>AFL</text:p>
          </table:table-cell>
          <table:table-cell table:style-name="ce80" table:formula="of:=[.AY2]" office:value-type="string" office:string-value="AFH" calcext:value-type="string">
            <text:p>AFH</text:p>
          </table:table-cell>
          <table:table-cell table:style-name="ce80" table:formula="of:=[.AZ2]" office:value-type="string" office:string-value="MODER" calcext:value-type="string">
            <text:p>MODER</text:p>
          </table:table-cell>
          <table:table-cell table:style-name="ce80" table:formula="of:=[.BA2]" office:value-type="string" office:string-value="OTYPER" calcext:value-type="string">
            <text:p>OTYPER</text:p>
          </table:table-cell>
          <table:table-cell table:style-name="ce80" table:formula="of:=[.BB2]" office:value-type="string" office:string-value="OSPEEDR" calcext:value-type="string">
            <text:p>OSPEEDR</text:p>
          </table:table-cell>
          <table:table-cell table:style-name="ce80" table:formula="of:=[.BC2]" office:value-type="string" office:string-value="PUPDR" calcext:value-type="string">
            <text:p>PUPDR</text:p>
          </table:table-cell>
          <table:table-cell table:style-name="ce80" table:formula="of:=[.BD2]" office:value-type="string" office:string-value="ODR" calcext:value-type="string">
            <text:p>ODR</text:p>
          </table:table-cell>
          <table:table-cell table:style-name="ce80" table:formula="of:=[.BE2]" office:value-type="string" office:string-value="AFL" calcext:value-type="string">
            <text:p>AFL</text:p>
          </table:table-cell>
          <table:table-cell table:style-name="ce80" table:formula="of:=[.BF2]" office:value-type="string" office:string-value="AFH" calcext:value-type="string">
            <text:p>AFH</text:p>
          </table:table-cell>
          <table:table-cell table:style-name="ce80" table:formula="of:=[.BG2]" office:value-type="string" office:string-value="MODER" calcext:value-type="string">
            <text:p>MODER</text:p>
          </table:table-cell>
          <table:table-cell table:style-name="ce80" table:formula="of:=[.BH2]" office:value-type="string" office:string-value="OTYPER" calcext:value-type="string">
            <text:p>OTYPER</text:p>
          </table:table-cell>
          <table:table-cell table:style-name="ce80" table:formula="of:=[.BI2]" office:value-type="string" office:string-value="OSPEEDR" calcext:value-type="string">
            <text:p>OSPEEDR</text:p>
          </table:table-cell>
          <table:table-cell table:style-name="ce80" table:formula="of:=[.BJ2]" office:value-type="string" office:string-value="PUPDR" calcext:value-type="string">
            <text:p>PUPDR</text:p>
          </table:table-cell>
          <table:table-cell table:style-name="ce80" table:formula="of:=[.BK2]" office:value-type="string" office:string-value="ODR" calcext:value-type="string">
            <text:p>ODR</text:p>
          </table:table-cell>
          <table:table-cell table:style-name="ce80" table:formula="of:=[.BL2]" office:value-type="string" office:string-value="AFL" calcext:value-type="string">
            <text:p>AFL</text:p>
          </table:table-cell>
          <table:table-cell table:style-name="ce80" table:formula="of:=[.BM2]" office:value-type="string" office:string-value="AFH" calcext:value-type="string">
            <text:p>AFH</text:p>
          </table:table-cell>
          <table:table-cell table:style-name="ce80" table:formula="of:=[.BN2]" office:value-type="string" office:string-value="MODER" calcext:value-type="string">
            <text:p>MODER</text:p>
          </table:table-cell>
          <table:table-cell table:style-name="ce80" table:formula="of:=[.BO2]" office:value-type="string" office:string-value="OTYPER" calcext:value-type="string">
            <text:p>OTYPER</text:p>
          </table:table-cell>
          <table:table-cell table:style-name="ce80" table:formula="of:=[.BP2]" office:value-type="string" office:string-value="OSPEEDR" calcext:value-type="string">
            <text:p>OSPEEDR</text:p>
          </table:table-cell>
          <table:table-cell table:style-name="ce80" table:formula="of:=[.BQ2]" office:value-type="string" office:string-value="PUPDR" calcext:value-type="string">
            <text:p>PUPDR</text:p>
          </table:table-cell>
          <table:table-cell table:style-name="ce80" table:formula="of:=[.BR2]" office:value-type="string" office:string-value="ODR" calcext:value-type="string">
            <text:p>ODR</text:p>
          </table:table-cell>
          <table:table-cell table:style-name="ce80" table:formula="of:=[.BS2]" office:value-type="string" office:string-value="AFL" calcext:value-type="string">
            <text:p>AFL</text:p>
          </table:table-cell>
          <table:table-cell table:style-name="ce80" table:formula="of:=[.BT2]" office:value-type="string" office:string-value="AFH" calcext:value-type="string">
            <text:p>AFH</text:p>
          </table:table-cell>
        </table:table-row>
        <table:table-row table:style-name="ro1">
          <table:table-cell table:number-columns-repeated="19"/>
          <table:table-cell table:style-name="ce90"/>
          <table:table-cell table:number-columns-repeated="59"/>
        </table:table-row>
        <table:table-row table:style-name="ro1">
          <table:table-cell table:style-name="ce57" office:value-type="float" office:value="23" calcext:value-type="float">
            <text:p>23</text:p>
          </table:table-cell>
          <table:table-cell table:style-name="ce61"/>
          <table:table-cell/>
          <table:table-cell table:style-name="ce61" office:value-type="string" calcext:value-type="string">
            <text:p>ADC_DC_P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ADC</text:p>
          </table:table-cell>
          <table:table-cell table:style-name="Default"/>
          <table:table-cell office:value-type="string" calcext:value-type="string">
            <text:p>PA0</text:p>
          </table:table-cell>
          <table:table-cell table:style-name="ce90"/>
          <table:table-cell table:style-name="ce90" office:value-type="string" calcext:value-type="string">
            <text:p>TIM2_CH1/ETR</text:p>
          </table:table-cell>
          <table:table-cell table:style-name="ce90" office:value-type="string" calcext:value-type="string">
            <text:p>TIM5_CH1</text:p>
          </table:table-cell>
          <table:table-cell table:style-name="ce90" office:value-type="string" calcext:value-type="string">
            <text:p>TIM8_ETR</text:p>
          </table:table-cell>
          <table:table-cell table:style-name="ce90" table:number-columns-repeated="3"/>
          <table:table-cell table:style-name="ce90" office:value-type="string" calcext:value-type="string">
            <text:p>USART2_CTS</text:p>
          </table:table-cell>
          <table:table-cell table:style-name="ce90" office:value-type="string" calcext:value-type="string">
            <text:p>UART4_TX</text:p>
          </table:table-cell>
          <table:table-cell table:style-name="ce90" table:number-columns-repeated="2"/>
          <table:table-cell table:style-name="ce81" office:value-type="string" calcext:value-type="string">
            <text:p>MII_CRS</text:p>
          </table:table-cell>
          <table:table-cell table:style-name="ce90"/>
          <table:table-cell table:style-name="ce94" office:value-type="string" calcext:value-type="string">
            <text:p>ADC1_IN0</text:p>
          </table:table-cell>
          <table:table-cell table:style-name="ce44" table:formula="of:=[.H4]" office:value-type="string" office:string-value="PA0" calcext:value-type="string">
            <text:p>PA0</text:p>
          </table:table-cell>
          <table:table-cell table:style-name="ce82" office:value-type="string" calcext:value-type="string">
            <text:p>A</text:p>
          </table:table-cell>
          <table:table-cell table:style-name="ce82" table:number-columns-repeated="2"/>
          <table:table-cell table:style-name="ce75" office:value-type="float" office:value="0" calcext:value-type="float">
            <text:p>0</text:p>
          </table:table-cell>
          <table:table-cell table:style-name="ce82" table:formula="of:=IF([.$X4]=&quot;&quot;;IF([.$E4]=&quot;out&quot;;1;0);IF([.$X4]=&quot;A&quot;;3;2))" office:value-type="float" office:value="3" calcext:value-type="float">
            <text:p>3</text:p>
          </table:table-cell>
          <table:table-cell table:style-name="ce82" table:formula="of:=IF([.$Z4]=&quot;&quot;;0;[.$Z4])" office:value-type="float" office:value="0" calcext:value-type="float">
            <text:p>0</text:p>
          </table:table-cell>
          <table:table-cell table:style-name="ce82" table:formula="of:=IF([.$Y4]=&quot;H&quot;;1;IF([.$Y4]=&quot;L&quot;;2;0))" office:value-type="float" office:value="0" calcext:value-type="float">
            <text:p>0</text:p>
          </table:table-cell>
          <table:table-cell table:style-name="ce82" table:formula="of:=IF([.$Y4]=1;1;0)" office:value-type="float" office:value="0" calcext:value-type="float">
            <text:p>0</text:p>
          </table:table-cell>
          <table:table-cell table:style-name="ce82" table:formula="of:=IF(OR([.$X4]=&quot;&quot;;[.$X4]=&quot;A&quot;);0;[.$X4])" office:value-type="float" office:value="0" calcext:value-type="float">
            <text:p>0</text:p>
          </table:table-cell>
          <table:table-cell table:style-name="ce80"/>
          <table:table-cell table:style-name="ce80" table:formula="of:=MID([.H4];2;1)" office:value-type="string" office:string-value="A" calcext:value-type="string">
            <text:p>A</text:p>
          </table:table-cell>
          <table:table-cell table:style-name="ce80" table:formula="of:=MID([.H4];3;2)" office:value-type="string" office:string-value="0" calcext:value-type="string">
            <text:p>0</text:p>
          </table:table-cell>
          <table:table-cell table:style-name="ce80" table:formula="of:=[.AI4]*2" office:value-type="float" office:value="0" calcext:value-type="float">
            <text:p>0</text:p>
          </table:table-cell>
          <table:table-cell table:style-name="ce80" table:formula="of:=MOD([.AJ4]*2;32)" office:value-type="float" office:value="0" calcext:value-type="float">
            <text:p>0</text:p>
          </table:table-cell>
          <table:table-cell table:style-name="ce80" table:formula="of:=IF([.AL$1]=[.$AH4];[.$AB4]*(2^[.$AJ4]);&quot;&quot;)" office:value-type="float" office:value="3" calcext:value-type="float">
            <text:p>3</text:p>
          </table:table-cell>
          <table:table-cell table:style-name="ce80" table:formula="of:=IF([.AM$1]=[.$AH4];[.$AA4]*(2^[.$AI4]);&quot;&quot;)" office:value-type="float" office:value="0" calcext:value-type="float">
            <text:p>0</text:p>
          </table:table-cell>
          <table:table-cell table:style-name="ce80" table:formula="of:=IF([.AN$1]=[.$AH4];[.$AC4]*(2^[.$AJ4]);&quot;&quot;)" office:value-type="float" office:value="0" calcext:value-type="float">
            <text:p>0</text:p>
          </table:table-cell>
          <table:table-cell table:style-name="ce80" table:formula="of:=IF([.AO$1]=[.$AH4];[.$AD4]*(2^[.$AJ4]);&quot;&quot;)" office:value-type="float" office:value="0" calcext:value-type="float">
            <text:p>0</text:p>
          </table:table-cell>
          <table:table-cell table:style-name="ce80" table:formula="of:=IF([.AP$1]=[.$AH4];[.$AE4]*(2^[.$AI4]);&quot;&quot;)" office:value-type="float" office:value="0" calcext:value-type="float">
            <text:p>0</text:p>
          </table:table-cell>
          <table:table-cell table:style-name="ce80" table:formula="of:=IF(AND([.AQ$1]=[.$AH4];[.$AJ4]&lt;16);[.$AF4]*(2^[.$AK4]);&quot;&quot;)" office:value-type="float" office:value="0" calcext:value-type="float">
            <text:p>0</text:p>
          </table:table-cell>
          <table:table-cell table:style-name="ce80" table:formula="of:=IF(AND([.AQ$1]=[.$AH4];[.$AJ4]&gt;=16);[.$AF4]*(2^[.$AK4]);&quot;&quot;)">
            <text:p/>
          </table:table-cell>
          <table:table-cell table:style-name="ce80" table:formula="of:=IF([.AS$1]=[.$AH4];[.$AB4]*(2^[.$AJ4]);&quot;&quot;)">
            <text:p/>
          </table:table-cell>
          <table:table-cell table:style-name="ce80" table:formula="of:=IF([.AT$1]=[.$AH4];[.$AA4]*(2^[.$AI4]);&quot;&quot;)">
            <text:p/>
          </table:table-cell>
          <table:table-cell table:style-name="ce80" table:formula="of:=IF([.AU$1]=[.$AH4];[.$AC4]*(2^[.$AJ4]);&quot;&quot;)">
            <text:p/>
          </table:table-cell>
          <table:table-cell table:style-name="ce80" table:formula="of:=IF([.AV$1]=[.$AH4];[.$AD4]*(2^[.$AJ4]);&quot;&quot;)">
            <text:p/>
          </table:table-cell>
          <table:table-cell table:style-name="ce80" table:formula="of:=IF([.AW$1]=[.$AH4];[.$AE4]*(2^[.$AI4]);&quot;&quot;)">
            <text:p/>
          </table:table-cell>
          <table:table-cell table:style-name="ce80" table:formula="of:=IF(AND([.AX$1]=[.$AH4];[.$AJ4]&lt;16);[.$AF4]*(2^[.$AK4]);&quot;&quot;)">
            <text:p/>
          </table:table-cell>
          <table:table-cell table:style-name="ce80" table:formula="of:=IF(AND([.AX$1]=[.$AH4];[.$AJ4]&gt;=16);[.$AF4]*(2^[.$AK4]);&quot;&quot;)">
            <text:p/>
          </table:table-cell>
          <table:table-cell table:style-name="ce80" table:formula="of:=IF([.AZ$1]=[.$AH4];[.$AB4]*(2^[.$AJ4]);&quot;&quot;)">
            <text:p/>
          </table:table-cell>
          <table:table-cell table:style-name="ce80" table:formula="of:=IF([.BA$1]=[.$AH4];[.$AA4]*(2^[.$AI4]);&quot;&quot;)">
            <text:p/>
          </table:table-cell>
          <table:table-cell table:style-name="ce80" table:formula="of:=IF([.BB$1]=[.$AH4];[.$AC4]*(2^[.$AJ4]);&quot;&quot;)">
            <text:p/>
          </table:table-cell>
          <table:table-cell table:style-name="ce80" table:formula="of:=IF([.BC$1]=[.$AH4];[.$AD4]*(2^[.$AJ4]);&quot;&quot;)">
            <text:p/>
          </table:table-cell>
          <table:table-cell table:style-name="ce80" table:formula="of:=IF([.BD$1]=[.$AH4];[.$AE4]*(2^[.$AI4]);&quot;&quot;)">
            <text:p/>
          </table:table-cell>
          <table:table-cell table:style-name="ce80" table:formula="of:=IF(AND([.BE$1]=[.$AH4];[.$AJ4]&lt;16);[.$AF4]*(2^[.$AK4]);&quot;&quot;)">
            <text:p/>
          </table:table-cell>
          <table:table-cell table:style-name="ce80" table:formula="of:=IF(AND([.BE$1]=[.$AH4];[.$AJ4]&gt;=16);[.$AF4]*(2^[.$AK4]);&quot;&quot;)">
            <text:p/>
          </table:table-cell>
          <table:table-cell table:style-name="ce80" table:formula="of:=IF([.BG$1]=[.$AH4];[.$AB4]*(2^[.$AJ4]);&quot;&quot;)">
            <text:p/>
          </table:table-cell>
          <table:table-cell table:style-name="ce80" table:formula="of:=IF([.BH$1]=[.$AH4];[.$AA4]*(2^[.$AI4]);&quot;&quot;)">
            <text:p/>
          </table:table-cell>
          <table:table-cell table:style-name="ce80" table:formula="of:=IF([.BI$1]=[.$AH4];[.$AC4]*(2^[.$AJ4]);&quot;&quot;)">
            <text:p/>
          </table:table-cell>
          <table:table-cell table:style-name="ce80" table:formula="of:=IF([.BJ$1]=[.$AH4];[.$AD4]*(2^[.$AJ4]);&quot;&quot;)">
            <text:p/>
          </table:table-cell>
          <table:table-cell table:style-name="ce80" table:formula="of:=IF([.BK$1]=[.$AH4];[.$AE4]*(2^[.$AI4]);&quot;&quot;)">
            <text:p/>
          </table:table-cell>
          <table:table-cell table:style-name="ce80" table:formula="of:=IF(AND([.BL$1]=[.$AH4];[.$AJ4]&lt;16);[.$AF4]*(2^[.$AK4]);&quot;&quot;)">
            <text:p/>
          </table:table-cell>
          <table:table-cell table:style-name="ce80" table:formula="of:=IF(AND([.BL$1]=[.$AH4];[.$AJ4]&gt;=16);[.$AF4]*(2^[.$AK4]);&quot;&quot;)">
            <text:p/>
          </table:table-cell>
          <table:table-cell table:style-name="ce80" table:formula="of:=IF([.BN$1]=[.$AH4];[.$AB4]*(2^[.$AJ4]);&quot;&quot;)">
            <text:p/>
          </table:table-cell>
          <table:table-cell table:style-name="ce80" table:formula="of:=IF([.BO$1]=[.$AH4];[.$AA4]*(2^[.$AI4]);&quot;&quot;)">
            <text:p/>
          </table:table-cell>
          <table:table-cell table:style-name="ce80" table:formula="of:=IF([.BP$1]=[.$AH4];[.$AC4]*(2^[.$AJ4]);&quot;&quot;)">
            <text:p/>
          </table:table-cell>
          <table:table-cell table:style-name="ce80" table:formula="of:=IF([.BQ$1]=[.$AH4];[.$AD4]*(2^[.$AJ4]);&quot;&quot;)">
            <text:p/>
          </table:table-cell>
          <table:table-cell table:style-name="ce80" table:formula="of:=IF([.BR$1]=[.$AH4];[.$AE4]*(2^[.$AI4]);&quot;&quot;)">
            <text:p/>
          </table:table-cell>
          <table:table-cell table:style-name="ce80" table:formula="of:=IF(AND([.BS$1]=[.$AH4];[.$AJ4]&lt;16);[.$AF4]*(2^[.$AK4]);&quot;&quot;)">
            <text:p/>
          </table:table-cell>
          <table:table-cell table:style-name="ce80" table:formula="of:=IF(AND([.BS$1]=[.$AH4];[.$AJ4]&gt;=16);[.$AF4]*(2^[.$AK4]);&quot;&quot;)">
            <text:p/>
          </table:table-cell>
          <table:table-cell table:style-name="ce80" table:formula="of:=IF([.BU$1]=[.$AH4];[.$AB4]*(2^[.$AJ4]);&quot;&quot;)">
            <text:p/>
          </table:table-cell>
          <table:table-cell table:style-name="ce80" table:formula="of:=IF([.BV$1]=[.$AH4];[.$AA4]*(2^[.$AI4]);&quot;&quot;)">
            <text:p/>
          </table:table-cell>
          <table:table-cell table:style-name="ce80" table:formula="of:=IF([.BW$1]=[.$AH4];[.$AC4]*(2^[.$AJ4]);&quot;&quot;)">
            <text:p/>
          </table:table-cell>
          <table:table-cell table:style-name="ce80" table:formula="of:=IF([.BX$1]=[.$AH4];[.$AD4]*(2^[.$AJ4]);&quot;&quot;)">
            <text:p/>
          </table:table-cell>
          <table:table-cell table:style-name="ce80" table:formula="of:=IF([.BY$1]=[.$AH4];[.$AE4]*(2^[.$AI4]);&quot;&quot;)">
            <text:p/>
          </table:table-cell>
          <table:table-cell table:style-name="ce80" table:formula="of:=IF(AND([.BZ$1]=[.$AH4];[.$AJ4]&lt;16);[.$AF4]*(2^[.$AK4]);&quot;&quot;)">
            <text:p/>
          </table:table-cell>
          <table:table-cell table:style-name="ce80" table:formula="of:=IF(AND([.BZ$1]=[.$AH4];[.$AJ4]&gt;=16);[.$AF4]*(2^[.$AK4]);&quot;&quot;)">
            <text:p/>
          </table:table-cell>
        </table:table-row>
        <table:table-row table:style-name="ro1">
          <table:table-cell table:style-name="ce57" office:value-type="float" office:value="24" calcext:value-type="float">
            <text:p>24</text:p>
          </table:table-cell>
          <table:table-cell table:style-name="ce61"/>
          <table:table-cell/>
          <table:table-cell table:style-name="ce61" office:value-type="string" calcext:value-type="string">
            <text:p>ECLK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Ethernet</text:p>
          </table:table-cell>
          <table:table-cell table:style-name="Default"/>
          <table:table-cell office:value-type="string" calcext:value-type="string">
            <text:p>PA1</text:p>
          </table:table-cell>
          <table:table-cell table:style-name="ce90"/>
          <table:table-cell table:style-name="ce90" office:value-type="string" calcext:value-type="string">
            <text:p>TIM2_CH2</text:p>
          </table:table-cell>
          <table:table-cell table:style-name="ce90" office:value-type="string" calcext:value-type="string">
            <text:p>TIM5_CH2</text:p>
          </table:table-cell>
          <table:table-cell table:style-name="ce90" table:number-columns-repeated="4"/>
          <table:table-cell table:style-name="ce90" office:value-type="string" calcext:value-type="string">
            <text:p>USART2_RTS</text:p>
          </table:table-cell>
          <table:table-cell table:style-name="ce90" office:value-type="string" calcext:value-type="string">
            <text:p>UART4_RX</text:p>
          </table:table-cell>
          <table:table-cell table:style-name="ce90" table:number-columns-repeated="2"/>
          <table:table-cell table:style-name="ce94" office:value-type="string" calcext:value-type="string">
            <text:p>(R)MII_RXCLK</text:p>
          </table:table-cell>
          <table:table-cell table:style-name="ce90"/>
          <table:table-cell table:style-name="ce90" office:value-type="string" calcext:value-type="string">
            <text:p>ADC1_IN1</text:p>
          </table:table-cell>
          <table:table-cell table:style-name="ce44" table:formula="of:=[.H5]" office:value-type="string" office:string-value="PA1" calcext:value-type="string">
            <text:p>PA1</text:p>
          </table:table-cell>
          <table:table-cell table:style-name="ce82" office:value-type="float" office:value="11" calcext:value-type="float">
            <text:p>11</text:p>
          </table:table-cell>
          <table:table-cell table:style-name="ce82"/>
          <table:table-cell table:style-name="ce82" office:value-type="float" office:value="3" calcext:value-type="float">
            <text:p>3</text:p>
          </table:table-cell>
          <table:table-cell table:style-name="ce75" office:value-type="float" office:value="0" calcext:value-type="float">
            <text:p>0</text:p>
          </table:table-cell>
          <table:table-cell table:style-name="ce82" table:formula="of:=IF([.$X5]=&quot;&quot;;IF([.$E5]=&quot;out&quot;;1;0);IF([.$X5]=&quot;A&quot;;3;2))" office:value-type="float" office:value="2" calcext:value-type="float">
            <text:p>2</text:p>
          </table:table-cell>
          <table:table-cell table:style-name="ce82" table:formula="of:=IF([.$Z5]=&quot;&quot;;0;[.$Z5])" office:value-type="float" office:value="3" calcext:value-type="float">
            <text:p>3</text:p>
          </table:table-cell>
          <table:table-cell table:style-name="ce82" table:formula="of:=IF([.$Y5]=&quot;H&quot;;1;IF([.$Y5]=&quot;L&quot;;2;0))" office:value-type="float" office:value="0" calcext:value-type="float">
            <text:p>0</text:p>
          </table:table-cell>
          <table:table-cell table:style-name="ce82" table:formula="of:=IF([.$Y5]=1;1;0)" office:value-type="float" office:value="0" calcext:value-type="float">
            <text:p>0</text:p>
          </table:table-cell>
          <table:table-cell table:style-name="ce82" table:formula="of:=IF(OR([.$X5]=&quot;&quot;;[.$X5]=&quot;A&quot;);0;[.$X5])" office:value-type="float" office:value="11" calcext:value-type="float">
            <text:p>11</text:p>
          </table:table-cell>
          <table:table-cell table:style-name="ce80"/>
          <table:table-cell table:style-name="ce80" table:formula="of:=MID([.H5];2;1)" office:value-type="string" office:string-value="A" calcext:value-type="string">
            <text:p>A</text:p>
          </table:table-cell>
          <table:table-cell table:style-name="ce80" table:formula="of:=MID([.H5];3;2)" office:value-type="string" office:string-value="1" calcext:value-type="string">
            <text:p>1</text:p>
          </table:table-cell>
          <table:table-cell table:style-name="ce80" table:formula="of:=[.AI5]*2" office:value-type="float" office:value="2" calcext:value-type="float">
            <text:p>2</text:p>
          </table:table-cell>
          <table:table-cell table:style-name="ce80" table:formula="of:=MOD([.AJ5]*2;32)" office:value-type="float" office:value="4" calcext:value-type="float">
            <text:p>4</text:p>
          </table:table-cell>
          <table:table-cell table:style-name="ce80" table:formula="of:=IF([.AL$1]=[.$AH5];[.$AB5]*(2^[.$AJ5]);&quot;&quot;)" office:value-type="float" office:value="8" calcext:value-type="float">
            <text:p>8</text:p>
          </table:table-cell>
          <table:table-cell table:style-name="ce80" table:formula="of:=IF([.AM$1]=[.$AH5];[.$AA5]*(2^[.$AI5]);&quot;&quot;)" office:value-type="float" office:value="0" calcext:value-type="float">
            <text:p>0</text:p>
          </table:table-cell>
          <table:table-cell table:style-name="ce80" table:formula="of:=IF([.AN$1]=[.$AH5];[.$AC5]*(2^[.$AJ5]);&quot;&quot;)" office:value-type="float" office:value="12" calcext:value-type="float">
            <text:p>12</text:p>
          </table:table-cell>
          <table:table-cell table:style-name="ce80" table:formula="of:=IF([.AO$1]=[.$AH5];[.$AD5]*(2^[.$AJ5]);&quot;&quot;)" office:value-type="float" office:value="0" calcext:value-type="float">
            <text:p>0</text:p>
          </table:table-cell>
          <table:table-cell table:style-name="ce80" table:formula="of:=IF([.AP$1]=[.$AH5];[.$AE5]*(2^[.$AI5]);&quot;&quot;)" office:value-type="float" office:value="0" calcext:value-type="float">
            <text:p>0</text:p>
          </table:table-cell>
          <table:table-cell table:style-name="ce80" table:formula="of:=IF(AND([.AQ$1]=[.$AH5];[.$AJ5]&lt;16);[.$AF5]*(2^[.$AK5]);&quot;&quot;)" office:value-type="float" office:value="176" calcext:value-type="float">
            <text:p>176</text:p>
          </table:table-cell>
          <table:table-cell table:style-name="ce80" table:formula="of:=IF(AND([.AQ$1]=[.$AH5];[.$AJ5]&gt;=16);[.$AF5]*(2^[.$AK5]);&quot;&quot;)">
            <text:p/>
          </table:table-cell>
          <table:table-cell table:style-name="ce80" table:formula="of:=IF([.AS$1]=[.$AH5];[.$AB5]*(2^[.$AJ5]);&quot;&quot;)">
            <text:p/>
          </table:table-cell>
          <table:table-cell table:style-name="ce80" table:formula="of:=IF([.AT$1]=[.$AH5];[.$AA5]*(2^[.$AI5]);&quot;&quot;)">
            <text:p/>
          </table:table-cell>
          <table:table-cell table:style-name="ce80" table:formula="of:=IF([.AU$1]=[.$AH5];[.$AC5]*(2^[.$AJ5]);&quot;&quot;)">
            <text:p/>
          </table:table-cell>
          <table:table-cell table:style-name="ce80" table:formula="of:=IF([.AV$1]=[.$AH5];[.$AD5]*(2^[.$AJ5]);&quot;&quot;)">
            <text:p/>
          </table:table-cell>
          <table:table-cell table:style-name="ce80" table:formula="of:=IF([.AW$1]=[.$AH5];[.$AE5]*(2^[.$AI5]);&quot;&quot;)">
            <text:p/>
          </table:table-cell>
          <table:table-cell table:style-name="ce80" table:formula="of:=IF(AND([.AX$1]=[.$AH5];[.$AJ5]&lt;16);[.$AF5]*(2^[.$AK5]);&quot;&quot;)">
            <text:p/>
          </table:table-cell>
          <table:table-cell table:style-name="ce80" table:formula="of:=IF(AND([.AX$1]=[.$AH5];[.$AJ5]&gt;=16);[.$AF5]*(2^[.$AK5]);&quot;&quot;)">
            <text:p/>
          </table:table-cell>
          <table:table-cell table:style-name="ce80" table:formula="of:=IF([.AZ$1]=[.$AH5];[.$AB5]*(2^[.$AJ5]);&quot;&quot;)">
            <text:p/>
          </table:table-cell>
          <table:table-cell table:style-name="ce80" table:formula="of:=IF([.BA$1]=[.$AH5];[.$AA5]*(2^[.$AI5]);&quot;&quot;)">
            <text:p/>
          </table:table-cell>
          <table:table-cell table:style-name="ce80" table:formula="of:=IF([.BB$1]=[.$AH5];[.$AC5]*(2^[.$AJ5]);&quot;&quot;)">
            <text:p/>
          </table:table-cell>
          <table:table-cell table:style-name="ce80" table:formula="of:=IF([.BC$1]=[.$AH5];[.$AD5]*(2^[.$AJ5]);&quot;&quot;)">
            <text:p/>
          </table:table-cell>
          <table:table-cell table:style-name="ce80" table:formula="of:=IF([.BD$1]=[.$AH5];[.$AE5]*(2^[.$AI5]);&quot;&quot;)">
            <text:p/>
          </table:table-cell>
          <table:table-cell table:style-name="ce80" table:formula="of:=IF(AND([.BE$1]=[.$AH5];[.$AJ5]&lt;16);[.$AF5]*(2^[.$AK5]);&quot;&quot;)">
            <text:p/>
          </table:table-cell>
          <table:table-cell table:style-name="ce80" table:formula="of:=IF(AND([.BE$1]=[.$AH5];[.$AJ5]&gt;=16);[.$AF5]*(2^[.$AK5]);&quot;&quot;)">
            <text:p/>
          </table:table-cell>
          <table:table-cell table:style-name="ce80" table:formula="of:=IF([.BG$1]=[.$AH5];[.$AB5]*(2^[.$AJ5]);&quot;&quot;)">
            <text:p/>
          </table:table-cell>
          <table:table-cell table:style-name="ce80" table:formula="of:=IF([.BH$1]=[.$AH5];[.$AA5]*(2^[.$AI5]);&quot;&quot;)">
            <text:p/>
          </table:table-cell>
          <table:table-cell table:style-name="ce80" table:formula="of:=IF([.BI$1]=[.$AH5];[.$AC5]*(2^[.$AJ5]);&quot;&quot;)">
            <text:p/>
          </table:table-cell>
          <table:table-cell table:style-name="ce80" table:formula="of:=IF([.BJ$1]=[.$AH5];[.$AD5]*(2^[.$AJ5]);&quot;&quot;)">
            <text:p/>
          </table:table-cell>
          <table:table-cell table:style-name="ce80" table:formula="of:=IF([.BK$1]=[.$AH5];[.$AE5]*(2^[.$AI5]);&quot;&quot;)">
            <text:p/>
          </table:table-cell>
          <table:table-cell table:style-name="ce80" table:formula="of:=IF(AND([.BL$1]=[.$AH5];[.$AJ5]&lt;16);[.$AF5]*(2^[.$AK5]);&quot;&quot;)">
            <text:p/>
          </table:table-cell>
          <table:table-cell table:style-name="ce80" table:formula="of:=IF(AND([.BL$1]=[.$AH5];[.$AJ5]&gt;=16);[.$AF5]*(2^[.$AK5]);&quot;&quot;)">
            <text:p/>
          </table:table-cell>
          <table:table-cell table:style-name="ce80" table:formula="of:=IF([.BN$1]=[.$AH5];[.$AB5]*(2^[.$AJ5]);&quot;&quot;)">
            <text:p/>
          </table:table-cell>
          <table:table-cell table:style-name="ce80" table:formula="of:=IF([.BO$1]=[.$AH5];[.$AA5]*(2^[.$AI5]);&quot;&quot;)">
            <text:p/>
          </table:table-cell>
          <table:table-cell table:style-name="ce80" table:formula="of:=IF([.BP$1]=[.$AH5];[.$AC5]*(2^[.$AJ5]);&quot;&quot;)">
            <text:p/>
          </table:table-cell>
          <table:table-cell table:style-name="ce80" table:formula="of:=IF([.BQ$1]=[.$AH5];[.$AD5]*(2^[.$AJ5]);&quot;&quot;)">
            <text:p/>
          </table:table-cell>
          <table:table-cell table:style-name="ce80" table:formula="of:=IF([.BR$1]=[.$AH5];[.$AE5]*(2^[.$AI5]);&quot;&quot;)">
            <text:p/>
          </table:table-cell>
          <table:table-cell table:style-name="ce80" table:formula="of:=IF(AND([.BS$1]=[.$AH5];[.$AJ5]&lt;16);[.$AF5]*(2^[.$AK5]);&quot;&quot;)">
            <text:p/>
          </table:table-cell>
          <table:table-cell table:style-name="ce80" table:formula="of:=IF(AND([.BS$1]=[.$AH5];[.$AJ5]&gt;=16);[.$AF5]*(2^[.$AK5]);&quot;&quot;)">
            <text:p/>
          </table:table-cell>
          <table:table-cell table:style-name="ce80" table:formula="of:=IF([.BU$1]=[.$AH5];[.$AB5]*(2^[.$AJ5]);&quot;&quot;)">
            <text:p/>
          </table:table-cell>
          <table:table-cell table:style-name="ce80" table:formula="of:=IF([.BV$1]=[.$AH5];[.$AA5]*(2^[.$AI5]);&quot;&quot;)">
            <text:p/>
          </table:table-cell>
          <table:table-cell table:style-name="ce80" table:formula="of:=IF([.BW$1]=[.$AH5];[.$AC5]*(2^[.$AJ5]);&quot;&quot;)">
            <text:p/>
          </table:table-cell>
          <table:table-cell table:style-name="ce80" table:formula="of:=IF([.BX$1]=[.$AH5];[.$AD5]*(2^[.$AJ5]);&quot;&quot;)">
            <text:p/>
          </table:table-cell>
          <table:table-cell table:style-name="ce80" table:formula="of:=IF([.BY$1]=[.$AH5];[.$AE5]*(2^[.$AI5]);&quot;&quot;)">
            <text:p/>
          </table:table-cell>
          <table:table-cell table:style-name="ce80" table:formula="of:=IF(AND([.BZ$1]=[.$AH5];[.$AJ5]&lt;16);[.$AF5]*(2^[.$AK5]);&quot;&quot;)">
            <text:p/>
          </table:table-cell>
          <table:table-cell table:style-name="ce80" table:formula="of:=IF(AND([.BZ$1]=[.$AH5];[.$AJ5]&gt;=16);[.$AF5]*(2^[.$AK5]);&quot;&quot;)">
            <text:p/>
          </table:table-cell>
        </table:table-row>
        <table:table-row table:style-name="ro1">
          <table:table-cell table:style-name="ce57" office:value-type="float" office:value="25" calcext:value-type="float">
            <text:p>25</text:p>
          </table:table-cell>
          <table:table-cell table:number-columns-repeated="2"/>
          <table:table-cell table:style-name="Default" office:value-type="string" calcext:value-type="string">
            <text:p>MDIO</text:p>
          </table:table-cell>
          <table:table-cell table:style-name="Default" office:value-type="string" calcext:value-type="string">
            <text:p>inout</text:p>
          </table:table-cell>
          <table:table-cell table:style-name="Default" office:value-type="string" calcext:value-type="string">
            <text:p>Ethernet</text:p>
          </table:table-cell>
          <table:table-cell table:style-name="Default"/>
          <table:table-cell office:value-type="string" calcext:value-type="string">
            <text:p>PA2</text:p>
          </table:table-cell>
          <table:table-cell table:style-name="ce90"/>
          <table:table-cell table:style-name="ce90" office:value-type="string" calcext:value-type="string">
            <text:p>TIM2_CH3</text:p>
          </table:table-cell>
          <table:table-cell table:style-name="ce90" office:value-type="string" calcext:value-type="string">
            <text:p>TIM5_CH3</text:p>
          </table:table-cell>
          <table:table-cell table:style-name="ce90" office:value-type="string" calcext:value-type="string">
            <text:p>TIM9_CH1</text:p>
          </table:table-cell>
          <table:table-cell table:style-name="ce90" table:number-columns-repeated="3"/>
          <table:table-cell table:style-name="ce90" office:value-type="string" calcext:value-type="string">
            <text:p>USART2_TX</text:p>
          </table:table-cell>
          <table:table-cell table:style-name="ce90" table:number-columns-repeated="3"/>
          <table:table-cell table:style-name="ce94" office:value-type="string" calcext:value-type="string">
            <text:p>(R)MII_MDIO</text:p>
          </table:table-cell>
          <table:table-cell table:style-name="ce90"/>
          <table:table-cell table:style-name="ce90" office:value-type="string" calcext:value-type="string">
            <text:p>ADC1_IN2</text:p>
          </table:table-cell>
          <table:table-cell table:style-name="ce44" table:formula="of:=[.H6]" office:value-type="string" office:string-value="PA2" calcext:value-type="string">
            <text:p>PA2</text:p>
          </table:table-cell>
          <table:table-cell table:style-name="ce82" office:value-type="float" office:value="11" calcext:value-type="float">
            <text:p>11</text:p>
          </table:table-cell>
          <table:table-cell table:style-name="ce82" office:value-type="string" calcext:value-type="string">
            <text:p>H</text:p>
          </table:table-cell>
          <table:table-cell table:style-name="ce82"/>
          <table:table-cell table:style-name="ce75" office:value-type="float" office:value="0" calcext:value-type="float">
            <text:p>0</text:p>
          </table:table-cell>
          <table:table-cell table:style-name="ce82" table:formula="of:=IF([.$X6]=&quot;&quot;;IF([.$E6]=&quot;out&quot;;1;0);IF([.$X6]=&quot;A&quot;;3;2))" office:value-type="float" office:value="2" calcext:value-type="float">
            <text:p>2</text:p>
          </table:table-cell>
          <table:table-cell table:style-name="ce82" table:formula="of:=IF([.$Z6]=&quot;&quot;;0;[.$Z6])" office:value-type="float" office:value="0" calcext:value-type="float">
            <text:p>0</text:p>
          </table:table-cell>
          <table:table-cell table:style-name="ce82" table:formula="of:=IF([.$Y6]=&quot;H&quot;;1;IF([.$Y6]=&quot;L&quot;;2;0))" office:value-type="float" office:value="1" calcext:value-type="float">
            <text:p>1</text:p>
          </table:table-cell>
          <table:table-cell table:style-name="ce82" table:formula="of:=IF([.$Y6]=1;1;0)" office:value-type="float" office:value="0" calcext:value-type="float">
            <text:p>0</text:p>
          </table:table-cell>
          <table:table-cell table:style-name="ce82" table:formula="of:=IF(OR([.$X6]=&quot;&quot;;[.$X6]=&quot;A&quot;);0;[.$X6])" office:value-type="float" office:value="11" calcext:value-type="float">
            <text:p>11</text:p>
          </table:table-cell>
          <table:table-cell table:style-name="ce80"/>
          <table:table-cell table:style-name="ce80" table:formula="of:=MID([.H6];2;1)" office:value-type="string" office:string-value="A" calcext:value-type="string">
            <text:p>A</text:p>
          </table:table-cell>
          <table:table-cell table:style-name="ce80" table:formula="of:=MID([.H6];3;2)" office:value-type="string" office:string-value="2" calcext:value-type="string">
            <text:p>2</text:p>
          </table:table-cell>
          <table:table-cell table:style-name="ce80" table:formula="of:=[.AI6]*2" office:value-type="float" office:value="4" calcext:value-type="float">
            <text:p>4</text:p>
          </table:table-cell>
          <table:table-cell table:style-name="ce80" table:formula="of:=MOD([.AJ6]*2;32)" office:value-type="float" office:value="8" calcext:value-type="float">
            <text:p>8</text:p>
          </table:table-cell>
          <table:table-cell table:style-name="ce80" table:formula="of:=IF([.AL$1]=[.$AH6];[.$AB6]*(2^[.$AJ6]);&quot;&quot;)" office:value-type="float" office:value="32" calcext:value-type="float">
            <text:p>32</text:p>
          </table:table-cell>
          <table:table-cell table:style-name="ce80" table:formula="of:=IF([.AM$1]=[.$AH6];[.$AA6]*(2^[.$AI6]);&quot;&quot;)" office:value-type="float" office:value="0" calcext:value-type="float">
            <text:p>0</text:p>
          </table:table-cell>
          <table:table-cell table:style-name="ce80" table:formula="of:=IF([.AN$1]=[.$AH6];[.$AC6]*(2^[.$AJ6]);&quot;&quot;)" office:value-type="float" office:value="0" calcext:value-type="float">
            <text:p>0</text:p>
          </table:table-cell>
          <table:table-cell table:style-name="ce80" table:formula="of:=IF([.AO$1]=[.$AH6];[.$AD6]*(2^[.$AJ6]);&quot;&quot;)" office:value-type="float" office:value="16" calcext:value-type="float">
            <text:p>16</text:p>
          </table:table-cell>
          <table:table-cell table:style-name="ce80" table:formula="of:=IF([.AP$1]=[.$AH6];[.$AE6]*(2^[.$AI6]);&quot;&quot;)" office:value-type="float" office:value="0" calcext:value-type="float">
            <text:p>0</text:p>
          </table:table-cell>
          <table:table-cell table:style-name="ce80" table:formula="of:=IF(AND([.AQ$1]=[.$AH6];[.$AJ6]&lt;16);[.$AF6]*(2^[.$AK6]);&quot;&quot;)" office:value-type="float" office:value="2816" calcext:value-type="float">
            <text:p>2816</text:p>
          </table:table-cell>
          <table:table-cell table:style-name="ce80" table:formula="of:=IF(AND([.AQ$1]=[.$AH6];[.$AJ6]&gt;=16);[.$AF6]*(2^[.$AK6]);&quot;&quot;)">
            <text:p/>
          </table:table-cell>
          <table:table-cell table:style-name="ce80" table:formula="of:=IF([.AS$1]=[.$AH6];[.$AB6]*(2^[.$AJ6]);&quot;&quot;)">
            <text:p/>
          </table:table-cell>
          <table:table-cell table:style-name="ce80" table:formula="of:=IF([.AT$1]=[.$AH6];[.$AA6]*(2^[.$AI6]);&quot;&quot;)">
            <text:p/>
          </table:table-cell>
          <table:table-cell table:style-name="ce80" table:formula="of:=IF([.AU$1]=[.$AH6];[.$AC6]*(2^[.$AJ6]);&quot;&quot;)">
            <text:p/>
          </table:table-cell>
          <table:table-cell table:style-name="ce80" table:formula="of:=IF([.AV$1]=[.$AH6];[.$AD6]*(2^[.$AJ6]);&quot;&quot;)">
            <text:p/>
          </table:table-cell>
          <table:table-cell table:style-name="ce80" table:formula="of:=IF([.AW$1]=[.$AH6];[.$AE6]*(2^[.$AI6]);&quot;&quot;)">
            <text:p/>
          </table:table-cell>
          <table:table-cell table:style-name="ce80" table:formula="of:=IF(AND([.AX$1]=[.$AH6];[.$AJ6]&lt;16);[.$AF6]*(2^[.$AK6]);&quot;&quot;)">
            <text:p/>
          </table:table-cell>
          <table:table-cell table:style-name="ce80" table:formula="of:=IF(AND([.AX$1]=[.$AH6];[.$AJ6]&gt;=16);[.$AF6]*(2^[.$AK6]);&quot;&quot;)">
            <text:p/>
          </table:table-cell>
          <table:table-cell table:style-name="ce80" table:formula="of:=IF([.AZ$1]=[.$AH6];[.$AB6]*(2^[.$AJ6]);&quot;&quot;)">
            <text:p/>
          </table:table-cell>
          <table:table-cell table:style-name="ce80" table:formula="of:=IF([.BA$1]=[.$AH6];[.$AA6]*(2^[.$AI6]);&quot;&quot;)">
            <text:p/>
          </table:table-cell>
          <table:table-cell table:style-name="ce80" table:formula="of:=IF([.BB$1]=[.$AH6];[.$AC6]*(2^[.$AJ6]);&quot;&quot;)">
            <text:p/>
          </table:table-cell>
          <table:table-cell table:style-name="ce80" table:formula="of:=IF([.BC$1]=[.$AH6];[.$AD6]*(2^[.$AJ6]);&quot;&quot;)">
            <text:p/>
          </table:table-cell>
          <table:table-cell table:style-name="ce80" table:formula="of:=IF([.BD$1]=[.$AH6];[.$AE6]*(2^[.$AI6]);&quot;&quot;)">
            <text:p/>
          </table:table-cell>
          <table:table-cell table:style-name="ce80" table:formula="of:=IF(AND([.BE$1]=[.$AH6];[.$AJ6]&lt;16);[.$AF6]*(2^[.$AK6]);&quot;&quot;)">
            <text:p/>
          </table:table-cell>
          <table:table-cell table:style-name="ce80" table:formula="of:=IF(AND([.BE$1]=[.$AH6];[.$AJ6]&gt;=16);[.$AF6]*(2^[.$AK6]);&quot;&quot;)">
            <text:p/>
          </table:table-cell>
          <table:table-cell table:style-name="ce80" table:formula="of:=IF([.BG$1]=[.$AH6];[.$AB6]*(2^[.$AJ6]);&quot;&quot;)">
            <text:p/>
          </table:table-cell>
          <table:table-cell table:style-name="ce80" table:formula="of:=IF([.BH$1]=[.$AH6];[.$AA6]*(2^[.$AI6]);&quot;&quot;)">
            <text:p/>
          </table:table-cell>
          <table:table-cell table:style-name="ce80" table:formula="of:=IF([.BI$1]=[.$AH6];[.$AC6]*(2^[.$AJ6]);&quot;&quot;)">
            <text:p/>
          </table:table-cell>
          <table:table-cell table:style-name="ce80" table:formula="of:=IF([.BJ$1]=[.$AH6];[.$AD6]*(2^[.$AJ6]);&quot;&quot;)">
            <text:p/>
          </table:table-cell>
          <table:table-cell table:style-name="ce80" table:formula="of:=IF([.BK$1]=[.$AH6];[.$AE6]*(2^[.$AI6]);&quot;&quot;)">
            <text:p/>
          </table:table-cell>
          <table:table-cell table:style-name="ce80" table:formula="of:=IF(AND([.BL$1]=[.$AH6];[.$AJ6]&lt;16);[.$AF6]*(2^[.$AK6]);&quot;&quot;)">
            <text:p/>
          </table:table-cell>
          <table:table-cell table:style-name="ce80" table:formula="of:=IF(AND([.BL$1]=[.$AH6];[.$AJ6]&gt;=16);[.$AF6]*(2^[.$AK6]);&quot;&quot;)">
            <text:p/>
          </table:table-cell>
          <table:table-cell table:style-name="ce80" table:formula="of:=IF([.BN$1]=[.$AH6];[.$AB6]*(2^[.$AJ6]);&quot;&quot;)">
            <text:p/>
          </table:table-cell>
          <table:table-cell table:style-name="ce80" table:formula="of:=IF([.BO$1]=[.$AH6];[.$AA6]*(2^[.$AI6]);&quot;&quot;)">
            <text:p/>
          </table:table-cell>
          <table:table-cell table:style-name="ce80" table:formula="of:=IF([.BP$1]=[.$AH6];[.$AC6]*(2^[.$AJ6]);&quot;&quot;)">
            <text:p/>
          </table:table-cell>
          <table:table-cell table:style-name="ce80" table:formula="of:=IF([.BQ$1]=[.$AH6];[.$AD6]*(2^[.$AJ6]);&quot;&quot;)">
            <text:p/>
          </table:table-cell>
          <table:table-cell table:style-name="ce80" table:formula="of:=IF([.BR$1]=[.$AH6];[.$AE6]*(2^[.$AI6]);&quot;&quot;)">
            <text:p/>
          </table:table-cell>
          <table:table-cell table:style-name="ce80" table:formula="of:=IF(AND([.BS$1]=[.$AH6];[.$AJ6]&lt;16);[.$AF6]*(2^[.$AK6]);&quot;&quot;)">
            <text:p/>
          </table:table-cell>
          <table:table-cell table:style-name="ce80" table:formula="of:=IF(AND([.BS$1]=[.$AH6];[.$AJ6]&gt;=16);[.$AF6]*(2^[.$AK6]);&quot;&quot;)">
            <text:p/>
          </table:table-cell>
          <table:table-cell table:style-name="ce80" table:formula="of:=IF([.BU$1]=[.$AH6];[.$AB6]*(2^[.$AJ6]);&quot;&quot;)">
            <text:p/>
          </table:table-cell>
          <table:table-cell table:style-name="ce80" table:formula="of:=IF([.BV$1]=[.$AH6];[.$AA6]*(2^[.$AI6]);&quot;&quot;)">
            <text:p/>
          </table:table-cell>
          <table:table-cell table:style-name="ce80" table:formula="of:=IF([.BW$1]=[.$AH6];[.$AC6]*(2^[.$AJ6]);&quot;&quot;)">
            <text:p/>
          </table:table-cell>
          <table:table-cell table:style-name="ce80" table:formula="of:=IF([.BX$1]=[.$AH6];[.$AD6]*(2^[.$AJ6]);&quot;&quot;)">
            <text:p/>
          </table:table-cell>
          <table:table-cell table:style-name="ce80" table:formula="of:=IF([.BY$1]=[.$AH6];[.$AE6]*(2^[.$AI6]);&quot;&quot;)">
            <text:p/>
          </table:table-cell>
          <table:table-cell table:style-name="ce80" table:formula="of:=IF(AND([.BZ$1]=[.$AH6];[.$AJ6]&lt;16);[.$AF6]*(2^[.$AK6]);&quot;&quot;)">
            <text:p/>
          </table:table-cell>
          <table:table-cell table:style-name="ce80" table:formula="of:=IF(AND([.BZ$1]=[.$AH6];[.$AJ6]&gt;=16);[.$AF6]*(2^[.$AK6]);&quot;&quot;)">
            <text:p/>
          </table:table-cell>
        </table:table-row>
        <table:table-row table:style-name="ro1">
          <table:table-cell table:style-name="ce57" office:value-type="float" office:value="26" calcext:value-type="float">
            <text:p>26</text:p>
          </table:table-cell>
          <table:table-cell table:style-name="ce61" table:number-columns-repeated="2"/>
          <table:table-cell table:style-name="ce61" office:value-type="string" calcext:value-type="string">
            <text:p>ADC_DC_N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ADC</text:p>
          </table:table-cell>
          <table:table-cell table:style-name="Default"/>
          <table:table-cell office:value-type="string" calcext:value-type="string">
            <text:p>PA3</text:p>
          </table:table-cell>
          <table:table-cell table:style-name="ce90"/>
          <table:table-cell table:style-name="ce90" office:value-type="string" calcext:value-type="string">
            <text:p>TIM2_CH4</text:p>
          </table:table-cell>
          <table:table-cell table:style-name="ce90" office:value-type="string" calcext:value-type="string">
            <text:p>TIM5_CH4</text:p>
          </table:table-cell>
          <table:table-cell table:style-name="ce90" office:value-type="string" calcext:value-type="string">
            <text:p>TIM9_CH2</text:p>
          </table:table-cell>
          <table:table-cell table:style-name="ce90" table:number-columns-repeated="3"/>
          <table:table-cell table:style-name="ce90" office:value-type="string" calcext:value-type="string">
            <text:p>USART2_RX</text:p>
          </table:table-cell>
          <table:table-cell table:style-name="ce90" table:number-columns-repeated="2"/>
          <table:table-cell table:style-name="ce90" office:value-type="string" calcext:value-type="string">
            <text:p>HS_ULPI_D0</text:p>
          </table:table-cell>
          <table:table-cell table:style-name="ce81" office:value-type="string" calcext:value-type="string">
            <text:p>MII_COL</text:p>
          </table:table-cell>
          <table:table-cell table:style-name="ce90"/>
          <table:table-cell table:style-name="ce85" office:value-type="string" calcext:value-type="string">
            <text:p>ADC1_IN3</text:p>
          </table:table-cell>
          <table:table-cell table:style-name="ce44" table:formula="of:=[.H7]" office:value-type="string" office:string-value="PA3" calcext:value-type="string">
            <text:p>PA3</text:p>
          </table:table-cell>
          <table:table-cell table:style-name="ce82" office:value-type="string" calcext:value-type="string">
            <text:p>A</text:p>
          </table:table-cell>
          <table:table-cell table:style-name="ce82" table:number-columns-repeated="2"/>
          <table:table-cell table:style-name="ce75" office:value-type="float" office:value="0" calcext:value-type="float">
            <text:p>0</text:p>
          </table:table-cell>
          <table:table-cell table:style-name="ce82" table:formula="of:=IF([.$X7]=&quot;&quot;;IF([.$E7]=&quot;out&quot;;1;0);IF([.$X7]=&quot;A&quot;;3;2))" office:value-type="float" office:value="3" calcext:value-type="float">
            <text:p>3</text:p>
          </table:table-cell>
          <table:table-cell table:style-name="ce82" table:formula="of:=IF([.$Z7]=&quot;&quot;;0;[.$Z7])" office:value-type="float" office:value="0" calcext:value-type="float">
            <text:p>0</text:p>
          </table:table-cell>
          <table:table-cell table:style-name="ce82" table:formula="of:=IF([.$Y7]=&quot;H&quot;;1;IF([.$Y7]=&quot;L&quot;;2;0))" office:value-type="float" office:value="0" calcext:value-type="float">
            <text:p>0</text:p>
          </table:table-cell>
          <table:table-cell table:style-name="ce82" table:formula="of:=IF([.$Y7]=1;1;0)" office:value-type="float" office:value="0" calcext:value-type="float">
            <text:p>0</text:p>
          </table:table-cell>
          <table:table-cell table:style-name="ce82" table:formula="of:=IF(OR([.$X7]=&quot;&quot;;[.$X7]=&quot;A&quot;);0;[.$X7])" office:value-type="float" office:value="0" calcext:value-type="float">
            <text:p>0</text:p>
          </table:table-cell>
          <table:table-cell table:style-name="ce80"/>
          <table:table-cell table:style-name="ce80" table:formula="of:=MID([.H7];2;1)" office:value-type="string" office:string-value="A" calcext:value-type="string">
            <text:p>A</text:p>
          </table:table-cell>
          <table:table-cell table:style-name="ce80" table:formula="of:=MID([.H7];3;2)" office:value-type="string" office:string-value="3" calcext:value-type="string">
            <text:p>3</text:p>
          </table:table-cell>
          <table:table-cell table:style-name="ce80" table:formula="of:=[.AI7]*2" office:value-type="float" office:value="6" calcext:value-type="float">
            <text:p>6</text:p>
          </table:table-cell>
          <table:table-cell table:style-name="ce80" table:formula="of:=MOD([.AJ7]*2;32)" office:value-type="float" office:value="12" calcext:value-type="float">
            <text:p>12</text:p>
          </table:table-cell>
          <table:table-cell table:style-name="ce80" table:formula="of:=IF([.AL$1]=[.$AH7];[.$AB7]*(2^[.$AJ7]);&quot;&quot;)" office:value-type="float" office:value="192" calcext:value-type="float">
            <text:p>192</text:p>
          </table:table-cell>
          <table:table-cell table:style-name="ce80" table:formula="of:=IF([.AM$1]=[.$AH7];[.$AA7]*(2^[.$AI7]);&quot;&quot;)" office:value-type="float" office:value="0" calcext:value-type="float">
            <text:p>0</text:p>
          </table:table-cell>
          <table:table-cell table:style-name="ce80" table:formula="of:=IF([.AN$1]=[.$AH7];[.$AC7]*(2^[.$AJ7]);&quot;&quot;)" office:value-type="float" office:value="0" calcext:value-type="float">
            <text:p>0</text:p>
          </table:table-cell>
          <table:table-cell table:style-name="ce80" table:formula="of:=IF([.AO$1]=[.$AH7];[.$AD7]*(2^[.$AJ7]);&quot;&quot;)" office:value-type="float" office:value="0" calcext:value-type="float">
            <text:p>0</text:p>
          </table:table-cell>
          <table:table-cell table:style-name="ce80" table:formula="of:=IF([.AP$1]=[.$AH7];[.$AE7]*(2^[.$AI7]);&quot;&quot;)" office:value-type="float" office:value="0" calcext:value-type="float">
            <text:p>0</text:p>
          </table:table-cell>
          <table:table-cell table:style-name="ce80" table:formula="of:=IF(AND([.AQ$1]=[.$AH7];[.$AJ7]&lt;16);[.$AF7]*(2^[.$AK7]);&quot;&quot;)" office:value-type="float" office:value="0" calcext:value-type="float">
            <text:p>0</text:p>
          </table:table-cell>
          <table:table-cell table:style-name="ce80" table:formula="of:=IF(AND([.AQ$1]=[.$AH7];[.$AJ7]&gt;=16);[.$AF7]*(2^[.$AK7]);&quot;&quot;)">
            <text:p/>
          </table:table-cell>
          <table:table-cell table:style-name="ce80" table:formula="of:=IF([.AS$1]=[.$AH7];[.$AB7]*(2^[.$AJ7]);&quot;&quot;)">
            <text:p/>
          </table:table-cell>
          <table:table-cell table:style-name="ce80" table:formula="of:=IF([.AT$1]=[.$AH7];[.$AA7]*(2^[.$AI7]);&quot;&quot;)">
            <text:p/>
          </table:table-cell>
          <table:table-cell table:style-name="ce80" table:formula="of:=IF([.AU$1]=[.$AH7];[.$AC7]*(2^[.$AJ7]);&quot;&quot;)">
            <text:p/>
          </table:table-cell>
          <table:table-cell table:style-name="ce80" table:formula="of:=IF([.AV$1]=[.$AH7];[.$AD7]*(2^[.$AJ7]);&quot;&quot;)">
            <text:p/>
          </table:table-cell>
          <table:table-cell table:style-name="ce80" table:formula="of:=IF([.AW$1]=[.$AH7];[.$AE7]*(2^[.$AI7]);&quot;&quot;)">
            <text:p/>
          </table:table-cell>
          <table:table-cell table:style-name="ce80" table:formula="of:=IF(AND([.AX$1]=[.$AH7];[.$AJ7]&lt;16);[.$AF7]*(2^[.$AK7]);&quot;&quot;)">
            <text:p/>
          </table:table-cell>
          <table:table-cell table:style-name="ce80" table:formula="of:=IF(AND([.AX$1]=[.$AH7];[.$AJ7]&gt;=16);[.$AF7]*(2^[.$AK7]);&quot;&quot;)">
            <text:p/>
          </table:table-cell>
          <table:table-cell table:style-name="ce80" table:formula="of:=IF([.AZ$1]=[.$AH7];[.$AB7]*(2^[.$AJ7]);&quot;&quot;)">
            <text:p/>
          </table:table-cell>
          <table:table-cell table:style-name="ce80" table:formula="of:=IF([.BA$1]=[.$AH7];[.$AA7]*(2^[.$AI7]);&quot;&quot;)">
            <text:p/>
          </table:table-cell>
          <table:table-cell table:style-name="ce80" table:formula="of:=IF([.BB$1]=[.$AH7];[.$AC7]*(2^[.$AJ7]);&quot;&quot;)">
            <text:p/>
          </table:table-cell>
          <table:table-cell table:style-name="ce80" table:formula="of:=IF([.BC$1]=[.$AH7];[.$AD7]*(2^[.$AJ7]);&quot;&quot;)">
            <text:p/>
          </table:table-cell>
          <table:table-cell table:style-name="ce80" table:formula="of:=IF([.BD$1]=[.$AH7];[.$AE7]*(2^[.$AI7]);&quot;&quot;)">
            <text:p/>
          </table:table-cell>
          <table:table-cell table:style-name="ce80" table:formula="of:=IF(AND([.BE$1]=[.$AH7];[.$AJ7]&lt;16);[.$AF7]*(2^[.$AK7]);&quot;&quot;)">
            <text:p/>
          </table:table-cell>
          <table:table-cell table:style-name="ce80" table:formula="of:=IF(AND([.BE$1]=[.$AH7];[.$AJ7]&gt;=16);[.$AF7]*(2^[.$AK7]);&quot;&quot;)">
            <text:p/>
          </table:table-cell>
          <table:table-cell table:style-name="ce80" table:formula="of:=IF([.BG$1]=[.$AH7];[.$AB7]*(2^[.$AJ7]);&quot;&quot;)">
            <text:p/>
          </table:table-cell>
          <table:table-cell table:style-name="ce80" table:formula="of:=IF([.BH$1]=[.$AH7];[.$AA7]*(2^[.$AI7]);&quot;&quot;)">
            <text:p/>
          </table:table-cell>
          <table:table-cell table:style-name="ce80" table:formula="of:=IF([.BI$1]=[.$AH7];[.$AC7]*(2^[.$AJ7]);&quot;&quot;)">
            <text:p/>
          </table:table-cell>
          <table:table-cell table:style-name="ce80" table:formula="of:=IF([.BJ$1]=[.$AH7];[.$AD7]*(2^[.$AJ7]);&quot;&quot;)">
            <text:p/>
          </table:table-cell>
          <table:table-cell table:style-name="ce80" table:formula="of:=IF([.BK$1]=[.$AH7];[.$AE7]*(2^[.$AI7]);&quot;&quot;)">
            <text:p/>
          </table:table-cell>
          <table:table-cell table:style-name="ce80" table:formula="of:=IF(AND([.BL$1]=[.$AH7];[.$AJ7]&lt;16);[.$AF7]*(2^[.$AK7]);&quot;&quot;)">
            <text:p/>
          </table:table-cell>
          <table:table-cell table:style-name="ce80" table:formula="of:=IF(AND([.BL$1]=[.$AH7];[.$AJ7]&gt;=16);[.$AF7]*(2^[.$AK7]);&quot;&quot;)">
            <text:p/>
          </table:table-cell>
          <table:table-cell table:style-name="ce80" table:formula="of:=IF([.BN$1]=[.$AH7];[.$AB7]*(2^[.$AJ7]);&quot;&quot;)">
            <text:p/>
          </table:table-cell>
          <table:table-cell table:style-name="ce80" table:formula="of:=IF([.BO$1]=[.$AH7];[.$AA7]*(2^[.$AI7]);&quot;&quot;)">
            <text:p/>
          </table:table-cell>
          <table:table-cell table:style-name="ce80" table:formula="of:=IF([.BP$1]=[.$AH7];[.$AC7]*(2^[.$AJ7]);&quot;&quot;)">
            <text:p/>
          </table:table-cell>
          <table:table-cell table:style-name="ce80" table:formula="of:=IF([.BQ$1]=[.$AH7];[.$AD7]*(2^[.$AJ7]);&quot;&quot;)">
            <text:p/>
          </table:table-cell>
          <table:table-cell table:style-name="ce80" table:formula="of:=IF([.BR$1]=[.$AH7];[.$AE7]*(2^[.$AI7]);&quot;&quot;)">
            <text:p/>
          </table:table-cell>
          <table:table-cell table:style-name="ce80" table:formula="of:=IF(AND([.BS$1]=[.$AH7];[.$AJ7]&lt;16);[.$AF7]*(2^[.$AK7]);&quot;&quot;)">
            <text:p/>
          </table:table-cell>
          <table:table-cell table:style-name="ce80" table:formula="of:=IF(AND([.BS$1]=[.$AH7];[.$AJ7]&gt;=16);[.$AF7]*(2^[.$AK7]);&quot;&quot;)">
            <text:p/>
          </table:table-cell>
          <table:table-cell table:style-name="ce80" table:formula="of:=IF([.BU$1]=[.$AH7];[.$AB7]*(2^[.$AJ7]);&quot;&quot;)">
            <text:p/>
          </table:table-cell>
          <table:table-cell table:style-name="ce80" table:formula="of:=IF([.BV$1]=[.$AH7];[.$AA7]*(2^[.$AI7]);&quot;&quot;)">
            <text:p/>
          </table:table-cell>
          <table:table-cell table:style-name="ce80" table:formula="of:=IF([.BW$1]=[.$AH7];[.$AC7]*(2^[.$AJ7]);&quot;&quot;)">
            <text:p/>
          </table:table-cell>
          <table:table-cell table:style-name="ce80" table:formula="of:=IF([.BX$1]=[.$AH7];[.$AD7]*(2^[.$AJ7]);&quot;&quot;)">
            <text:p/>
          </table:table-cell>
          <table:table-cell table:style-name="ce80" table:formula="of:=IF([.BY$1]=[.$AH7];[.$AE7]*(2^[.$AI7]);&quot;&quot;)">
            <text:p/>
          </table:table-cell>
          <table:table-cell table:style-name="ce80" table:formula="of:=IF(AND([.BZ$1]=[.$AH7];[.$AJ7]&lt;16);[.$AF7]*(2^[.$AK7]);&quot;&quot;)">
            <text:p/>
          </table:table-cell>
          <table:table-cell table:style-name="ce80" table:formula="of:=IF(AND([.BZ$1]=[.$AH7];[.$AJ7]&gt;=16);[.$AF7]*(2^[.$AK7]);&quot;&quot;)">
            <text:p/>
          </table:table-cell>
        </table:table-row>
        <table:table-row table:style-name="ro1">
          <table:table-cell table:style-name="ce57" office:value-type="float" office:value="29" calcext:value-type="float">
            <text:p>29</text:p>
          </table:table-cell>
          <table:table-cell table:style-name="ce61"/>
          <table:table-cell/>
          <table:table-cell table:style-name="ce61" office:value-type="string" calcext:value-type="string">
            <text:p>DAC_ACTL</text:p>
          </table:table-cell>
          <table:table-cell table:style-name="ce61" office:value-type="string" calcext:value-type="string">
            <text:p>out</text:p>
          </table:table-cell>
          <table:table-cell table:style-name="ce61" office:value-type="string" calcext:value-type="string">
            <text:p>DAC</text:p>
          </table:table-cell>
          <table:table-cell table:style-name="Default"/>
          <table:table-cell office:value-type="string" calcext:value-type="string">
            <text:p>PA4</text:p>
          </table:table-cell>
          <table:table-cell table:style-name="ce90" table:number-columns-repeated="5"/>
          <table:table-cell table:style-name="ce90" office:value-type="string" calcext:value-type="string">
            <text:p>SPI1_NSS</text:p>
          </table:table-cell>
          <table:table-cell table:style-name="ce90" office:value-type="string" calcext:value-type="string">
            <text:p>SPI3_NSS/I2S3_WS</text:p>
          </table:table-cell>
          <table:table-cell table:style-name="ce90" office:value-type="string" calcext:value-type="string">
            <text:p>USART2_CK</text:p>
          </table:table-cell>
          <table:table-cell table:style-name="ce90" table:number-columns-repeated="3"/>
          <table:table-cell table:style-name="ce81"/>
          <table:table-cell table:style-name="ce90" office:value-type="string" calcext:value-type="string">
            <text:p>HS_SOF</text:p>
          </table:table-cell>
          <table:table-cell table:style-name="ce85" office:value-type="string" calcext:value-type="string">
            <text:p>ADC1_IN4/DAC1_OUT</text:p>
          </table:table-cell>
          <table:table-cell table:style-name="ce44" table:formula="of:=[.H8]" office:value-type="string" office:string-value="PA4" calcext:value-type="string">
            <text:p>PA4</text:p>
          </table:table-cell>
          <table:table-cell table:style-name="ce82" office:value-type="string" calcext:value-type="string">
            <text:p>A</text:p>
          </table:table-cell>
          <table:table-cell table:style-name="ce82" table:number-columns-repeated="2"/>
          <table:table-cell table:style-name="ce75" office:value-type="float" office:value="0" calcext:value-type="float">
            <text:p>0</text:p>
          </table:table-cell>
          <table:table-cell table:style-name="ce82" table:formula="of:=IF([.$X8]=&quot;&quot;;IF([.$E8]=&quot;out&quot;;1;0);IF([.$X8]=&quot;A&quot;;3;2))" office:value-type="float" office:value="3" calcext:value-type="float">
            <text:p>3</text:p>
          </table:table-cell>
          <table:table-cell table:style-name="ce82" table:formula="of:=IF([.$Z8]=&quot;&quot;;0;[.$Z8])" office:value-type="float" office:value="0" calcext:value-type="float">
            <text:p>0</text:p>
          </table:table-cell>
          <table:table-cell table:style-name="ce82" table:formula="of:=IF([.$Y8]=&quot;H&quot;;1;IF([.$Y8]=&quot;L&quot;;2;0))" office:value-type="float" office:value="0" calcext:value-type="float">
            <text:p>0</text:p>
          </table:table-cell>
          <table:table-cell table:style-name="ce82" table:formula="of:=IF([.$Y8]=1;1;0)" office:value-type="float" office:value="0" calcext:value-type="float">
            <text:p>0</text:p>
          </table:table-cell>
          <table:table-cell table:style-name="ce82" table:formula="of:=IF(OR([.$X8]=&quot;&quot;;[.$X8]=&quot;A&quot;);0;[.$X8])" office:value-type="float" office:value="0" calcext:value-type="float">
            <text:p>0</text:p>
          </table:table-cell>
          <table:table-cell table:style-name="ce80"/>
          <table:table-cell table:style-name="ce80" table:formula="of:=MID([.H8];2;1)" office:value-type="string" office:string-value="A" calcext:value-type="string">
            <text:p>A</text:p>
          </table:table-cell>
          <table:table-cell table:style-name="ce80" table:formula="of:=MID([.H8];3;2)" office:value-type="string" office:string-value="4" calcext:value-type="string">
            <text:p>4</text:p>
          </table:table-cell>
          <table:table-cell table:style-name="ce80" table:formula="of:=[.AI8]*2" office:value-type="float" office:value="8" calcext:value-type="float">
            <text:p>8</text:p>
          </table:table-cell>
          <table:table-cell table:style-name="ce80" table:formula="of:=MOD([.AJ8]*2;32)" office:value-type="float" office:value="16" calcext:value-type="float">
            <text:p>16</text:p>
          </table:table-cell>
          <table:table-cell table:style-name="ce80" table:formula="of:=IF([.AL$1]=[.$AH8];[.$AB8]*(2^[.$AJ8]);&quot;&quot;)" office:value-type="float" office:value="768" calcext:value-type="float">
            <text:p>768</text:p>
          </table:table-cell>
          <table:table-cell table:style-name="ce80" table:formula="of:=IF([.AM$1]=[.$AH8];[.$AA8]*(2^[.$AI8]);&quot;&quot;)" office:value-type="float" office:value="0" calcext:value-type="float">
            <text:p>0</text:p>
          </table:table-cell>
          <table:table-cell table:style-name="ce80" table:formula="of:=IF([.AN$1]=[.$AH8];[.$AC8]*(2^[.$AJ8]);&quot;&quot;)" office:value-type="float" office:value="0" calcext:value-type="float">
            <text:p>0</text:p>
          </table:table-cell>
          <table:table-cell table:style-name="ce80" table:formula="of:=IF([.AO$1]=[.$AH8];[.$AD8]*(2^[.$AJ8]);&quot;&quot;)" office:value-type="float" office:value="0" calcext:value-type="float">
            <text:p>0</text:p>
          </table:table-cell>
          <table:table-cell table:style-name="ce80" table:formula="of:=IF([.AP$1]=[.$AH8];[.$AE8]*(2^[.$AI8]);&quot;&quot;)" office:value-type="float" office:value="0" calcext:value-type="float">
            <text:p>0</text:p>
          </table:table-cell>
          <table:table-cell table:style-name="ce80" table:formula="of:=IF(AND([.AQ$1]=[.$AH8];[.$AJ8]&lt;16);[.$AF8]*(2^[.$AK8]);&quot;&quot;)" office:value-type="float" office:value="0" calcext:value-type="float">
            <text:p>0</text:p>
          </table:table-cell>
          <table:table-cell table:style-name="ce80" table:formula="of:=IF(AND([.AQ$1]=[.$AH8];[.$AJ8]&gt;=16);[.$AF8]*(2^[.$AK8]);&quot;&quot;)">
            <text:p/>
          </table:table-cell>
          <table:table-cell table:style-name="ce80" table:formula="of:=IF([.AS$1]=[.$AH8];[.$AB8]*(2^[.$AJ8]);&quot;&quot;)">
            <text:p/>
          </table:table-cell>
          <table:table-cell table:style-name="ce80" table:formula="of:=IF([.AT$1]=[.$AH8];[.$AA8]*(2^[.$AI8]);&quot;&quot;)">
            <text:p/>
          </table:table-cell>
          <table:table-cell table:style-name="ce80" table:formula="of:=IF([.AU$1]=[.$AH8];[.$AC8]*(2^[.$AJ8]);&quot;&quot;)">
            <text:p/>
          </table:table-cell>
          <table:table-cell table:style-name="ce80" table:formula="of:=IF([.AV$1]=[.$AH8];[.$AD8]*(2^[.$AJ8]);&quot;&quot;)">
            <text:p/>
          </table:table-cell>
          <table:table-cell table:style-name="ce80" table:formula="of:=IF([.AW$1]=[.$AH8];[.$AE8]*(2^[.$AI8]);&quot;&quot;)">
            <text:p/>
          </table:table-cell>
          <table:table-cell table:style-name="ce80" table:formula="of:=IF(AND([.AX$1]=[.$AH8];[.$AJ8]&lt;16);[.$AF8]*(2^[.$AK8]);&quot;&quot;)">
            <text:p/>
          </table:table-cell>
          <table:table-cell table:style-name="ce80" table:formula="of:=IF(AND([.AX$1]=[.$AH8];[.$AJ8]&gt;=16);[.$AF8]*(2^[.$AK8]);&quot;&quot;)">
            <text:p/>
          </table:table-cell>
          <table:table-cell table:style-name="ce80" table:formula="of:=IF([.AZ$1]=[.$AH8];[.$AB8]*(2^[.$AJ8]);&quot;&quot;)">
            <text:p/>
          </table:table-cell>
          <table:table-cell table:style-name="ce80" table:formula="of:=IF([.BA$1]=[.$AH8];[.$AA8]*(2^[.$AI8]);&quot;&quot;)">
            <text:p/>
          </table:table-cell>
          <table:table-cell table:style-name="ce80" table:formula="of:=IF([.BB$1]=[.$AH8];[.$AC8]*(2^[.$AJ8]);&quot;&quot;)">
            <text:p/>
          </table:table-cell>
          <table:table-cell table:style-name="ce80" table:formula="of:=IF([.BC$1]=[.$AH8];[.$AD8]*(2^[.$AJ8]);&quot;&quot;)">
            <text:p/>
          </table:table-cell>
          <table:table-cell table:style-name="ce80" table:formula="of:=IF([.BD$1]=[.$AH8];[.$AE8]*(2^[.$AI8]);&quot;&quot;)">
            <text:p/>
          </table:table-cell>
          <table:table-cell table:style-name="ce80" table:formula="of:=IF(AND([.BE$1]=[.$AH8];[.$AJ8]&lt;16);[.$AF8]*(2^[.$AK8]);&quot;&quot;)">
            <text:p/>
          </table:table-cell>
          <table:table-cell table:style-name="ce80" table:formula="of:=IF(AND([.BE$1]=[.$AH8];[.$AJ8]&gt;=16);[.$AF8]*(2^[.$AK8]);&quot;&quot;)">
            <text:p/>
          </table:table-cell>
          <table:table-cell table:style-name="ce80" table:formula="of:=IF([.BG$1]=[.$AH8];[.$AB8]*(2^[.$AJ8]);&quot;&quot;)">
            <text:p/>
          </table:table-cell>
          <table:table-cell table:style-name="ce80" table:formula="of:=IF([.BH$1]=[.$AH8];[.$AA8]*(2^[.$AI8]);&quot;&quot;)">
            <text:p/>
          </table:table-cell>
          <table:table-cell table:style-name="ce80" table:formula="of:=IF([.BI$1]=[.$AH8];[.$AC8]*(2^[.$AJ8]);&quot;&quot;)">
            <text:p/>
          </table:table-cell>
          <table:table-cell table:style-name="ce80" table:formula="of:=IF([.BJ$1]=[.$AH8];[.$AD8]*(2^[.$AJ8]);&quot;&quot;)">
            <text:p/>
          </table:table-cell>
          <table:table-cell table:style-name="ce80" table:formula="of:=IF([.BK$1]=[.$AH8];[.$AE8]*(2^[.$AI8]);&quot;&quot;)">
            <text:p/>
          </table:table-cell>
          <table:table-cell table:style-name="ce80" table:formula="of:=IF(AND([.BL$1]=[.$AH8];[.$AJ8]&lt;16);[.$AF8]*(2^[.$AK8]);&quot;&quot;)">
            <text:p/>
          </table:table-cell>
          <table:table-cell table:style-name="ce80" table:formula="of:=IF(AND([.BL$1]=[.$AH8];[.$AJ8]&gt;=16);[.$AF8]*(2^[.$AK8]);&quot;&quot;)">
            <text:p/>
          </table:table-cell>
          <table:table-cell table:style-name="ce80" table:formula="of:=IF([.BN$1]=[.$AH8];[.$AB8]*(2^[.$AJ8]);&quot;&quot;)">
            <text:p/>
          </table:table-cell>
          <table:table-cell table:style-name="ce80" table:formula="of:=IF([.BO$1]=[.$AH8];[.$AA8]*(2^[.$AI8]);&quot;&quot;)">
            <text:p/>
          </table:table-cell>
          <table:table-cell table:style-name="ce80" table:formula="of:=IF([.BP$1]=[.$AH8];[.$AC8]*(2^[.$AJ8]);&quot;&quot;)">
            <text:p/>
          </table:table-cell>
          <table:table-cell table:style-name="ce80" table:formula="of:=IF([.BQ$1]=[.$AH8];[.$AD8]*(2^[.$AJ8]);&quot;&quot;)">
            <text:p/>
          </table:table-cell>
          <table:table-cell table:style-name="ce80" table:formula="of:=IF([.BR$1]=[.$AH8];[.$AE8]*(2^[.$AI8]);&quot;&quot;)">
            <text:p/>
          </table:table-cell>
          <table:table-cell table:style-name="ce80" table:formula="of:=IF(AND([.BS$1]=[.$AH8];[.$AJ8]&lt;16);[.$AF8]*(2^[.$AK8]);&quot;&quot;)">
            <text:p/>
          </table:table-cell>
          <table:table-cell table:style-name="ce80" table:formula="of:=IF(AND([.BS$1]=[.$AH8];[.$AJ8]&gt;=16);[.$AF8]*(2^[.$AK8]);&quot;&quot;)">
            <text:p/>
          </table:table-cell>
          <table:table-cell table:style-name="ce80" table:formula="of:=IF([.BU$1]=[.$AH8];[.$AB8]*(2^[.$AJ8]);&quot;&quot;)">
            <text:p/>
          </table:table-cell>
          <table:table-cell table:style-name="ce80" table:formula="of:=IF([.BV$1]=[.$AH8];[.$AA8]*(2^[.$AI8]);&quot;&quot;)">
            <text:p/>
          </table:table-cell>
          <table:table-cell table:style-name="ce80" table:formula="of:=IF([.BW$1]=[.$AH8];[.$AC8]*(2^[.$AJ8]);&quot;&quot;)">
            <text:p/>
          </table:table-cell>
          <table:table-cell table:style-name="ce80" table:formula="of:=IF([.BX$1]=[.$AH8];[.$AD8]*(2^[.$AJ8]);&quot;&quot;)">
            <text:p/>
          </table:table-cell>
          <table:table-cell table:style-name="ce80" table:formula="of:=IF([.BY$1]=[.$AH8];[.$AE8]*(2^[.$AI8]);&quot;&quot;)">
            <text:p/>
          </table:table-cell>
          <table:table-cell table:style-name="ce80" table:formula="of:=IF(AND([.BZ$1]=[.$AH8];[.$AJ8]&lt;16);[.$AF8]*(2^[.$AK8]);&quot;&quot;)">
            <text:p/>
          </table:table-cell>
          <table:table-cell table:style-name="ce80" table:formula="of:=IF(AND([.BZ$1]=[.$AH8];[.$AJ8]&gt;=16);[.$AF8]*(2^[.$AK8]);&quot;&quot;)">
            <text:p/>
          </table:table-cell>
        </table:table-row>
        <table:table-row table:style-name="ro1">
          <table:table-cell table:style-name="ce57" office:value-type="float" office:value="30" calcext:value-type="float">
            <text:p>30</text:p>
          </table:table-cell>
          <table:table-cell table:style-name="ce61"/>
          <table:table-cell/>
          <table:table-cell table:style-name="ce61" office:value-type="string" calcext:value-type="string">
            <text:p>DAC_SHARE</text:p>
          </table:table-cell>
          <table:table-cell table:style-name="ce61" office:value-type="string" calcext:value-type="string">
            <text:p>out</text:p>
          </table:table-cell>
          <table:table-cell table:style-name="ce61" office:value-type="string" calcext:value-type="string">
            <text:p>DAC</text:p>
          </table:table-cell>
          <table:table-cell table:style-name="Default"/>
          <table:table-cell office:value-type="string" calcext:value-type="string">
            <text:p>PA5</text:p>
          </table:table-cell>
          <table:table-cell table:style-name="ce90"/>
          <table:table-cell table:style-name="ce90" office:value-type="string" calcext:value-type="string">
            <text:p>TIM2_CH1/ETR</text:p>
          </table:table-cell>
          <table:table-cell table:style-name="ce90"/>
          <table:table-cell table:style-name="ce90" office:value-type="string" calcext:value-type="string">
            <text:p>TIM8_1N</text:p>
          </table:table-cell>
          <table:table-cell table:style-name="ce90"/>
          <table:table-cell table:style-name="ce90" office:value-type="string" calcext:value-type="string">
            <text:p>SPI1_SCK</text:p>
          </table:table-cell>
          <table:table-cell table:style-name="ce90" table:number-columns-repeated="4"/>
          <table:table-cell table:style-name="ce90" office:value-type="string" calcext:value-type="string">
            <text:p>HS_ULPI_CK</text:p>
          </table:table-cell>
          <table:table-cell table:style-name="ce81"/>
          <table:table-cell table:style-name="ce90"/>
          <table:table-cell table:style-name="ce85" office:value-type="string" calcext:value-type="string">
            <text:p>ADC1_IN5/DAC2_OUT</text:p>
          </table:table-cell>
          <table:table-cell table:style-name="ce44" table:formula="of:=[.H9]" office:value-type="string" office:string-value="PA5" calcext:value-type="string">
            <text:p>PA5</text:p>
          </table:table-cell>
          <table:table-cell table:style-name="ce82" office:value-type="string" calcext:value-type="string">
            <text:p>A</text:p>
          </table:table-cell>
          <table:table-cell table:style-name="ce82" table:number-columns-repeated="2"/>
          <table:table-cell table:style-name="ce75" office:value-type="float" office:value="0" calcext:value-type="float">
            <text:p>0</text:p>
          </table:table-cell>
          <table:table-cell table:style-name="ce82" table:formula="of:=IF([.$X9]=&quot;&quot;;IF([.$E9]=&quot;out&quot;;1;0);IF([.$X9]=&quot;A&quot;;3;2))" office:value-type="float" office:value="3" calcext:value-type="float">
            <text:p>3</text:p>
          </table:table-cell>
          <table:table-cell table:style-name="ce82" table:formula="of:=IF([.$Z9]=&quot;&quot;;0;[.$Z9])" office:value-type="float" office:value="0" calcext:value-type="float">
            <text:p>0</text:p>
          </table:table-cell>
          <table:table-cell table:style-name="ce82" table:formula="of:=IF([.$Y9]=&quot;H&quot;;1;IF([.$Y9]=&quot;L&quot;;2;0))" office:value-type="float" office:value="0" calcext:value-type="float">
            <text:p>0</text:p>
          </table:table-cell>
          <table:table-cell table:style-name="ce82" table:formula="of:=IF([.$Y9]=1;1;0)" office:value-type="float" office:value="0" calcext:value-type="float">
            <text:p>0</text:p>
          </table:table-cell>
          <table:table-cell table:style-name="ce82" table:formula="of:=IF(OR([.$X9]=&quot;&quot;;[.$X9]=&quot;A&quot;);0;[.$X9])" office:value-type="float" office:value="0" calcext:value-type="float">
            <text:p>0</text:p>
          </table:table-cell>
          <table:table-cell table:style-name="ce80"/>
          <table:table-cell table:style-name="ce80" table:formula="of:=MID([.H9];2;1)" office:value-type="string" office:string-value="A" calcext:value-type="string">
            <text:p>A</text:p>
          </table:table-cell>
          <table:table-cell table:style-name="ce80" table:formula="of:=MID([.H9];3;2)" office:value-type="string" office:string-value="5" calcext:value-type="string">
            <text:p>5</text:p>
          </table:table-cell>
          <table:table-cell table:style-name="ce80" table:formula="of:=[.AI9]*2" office:value-type="float" office:value="10" calcext:value-type="float">
            <text:p>10</text:p>
          </table:table-cell>
          <table:table-cell table:style-name="ce80" table:formula="of:=MOD([.AJ9]*2;32)" office:value-type="float" office:value="20" calcext:value-type="float">
            <text:p>20</text:p>
          </table:table-cell>
          <table:table-cell table:style-name="ce80" table:formula="of:=IF([.AL$1]=[.$AH9];[.$AB9]*(2^[.$AJ9]);&quot;&quot;)" office:value-type="float" office:value="3072" calcext:value-type="float">
            <text:p>3072</text:p>
          </table:table-cell>
          <table:table-cell table:style-name="ce80" table:formula="of:=IF([.AM$1]=[.$AH9];[.$AA9]*(2^[.$AI9]);&quot;&quot;)" office:value-type="float" office:value="0" calcext:value-type="float">
            <text:p>0</text:p>
          </table:table-cell>
          <table:table-cell table:style-name="ce80" table:formula="of:=IF([.AN$1]=[.$AH9];[.$AC9]*(2^[.$AJ9]);&quot;&quot;)" office:value-type="float" office:value="0" calcext:value-type="float">
            <text:p>0</text:p>
          </table:table-cell>
          <table:table-cell table:style-name="ce80" table:formula="of:=IF([.AO$1]=[.$AH9];[.$AD9]*(2^[.$AJ9]);&quot;&quot;)" office:value-type="float" office:value="0" calcext:value-type="float">
            <text:p>0</text:p>
          </table:table-cell>
          <table:table-cell table:style-name="ce80" table:formula="of:=IF([.AP$1]=[.$AH9];[.$AE9]*(2^[.$AI9]);&quot;&quot;)" office:value-type="float" office:value="0" calcext:value-type="float">
            <text:p>0</text:p>
          </table:table-cell>
          <table:table-cell table:style-name="ce80" table:formula="of:=IF(AND([.AQ$1]=[.$AH9];[.$AJ9]&lt;16);[.$AF9]*(2^[.$AK9]);&quot;&quot;)" office:value-type="float" office:value="0" calcext:value-type="float">
            <text:p>0</text:p>
          </table:table-cell>
          <table:table-cell table:style-name="ce80" table:formula="of:=IF(AND([.AQ$1]=[.$AH9];[.$AJ9]&gt;=16);[.$AF9]*(2^[.$AK9]);&quot;&quot;)">
            <text:p/>
          </table:table-cell>
          <table:table-cell table:style-name="ce80" table:formula="of:=IF([.AS$1]=[.$AH9];[.$AB9]*(2^[.$AJ9]);&quot;&quot;)">
            <text:p/>
          </table:table-cell>
          <table:table-cell table:style-name="ce80" table:formula="of:=IF([.AT$1]=[.$AH9];[.$AA9]*(2^[.$AI9]);&quot;&quot;)">
            <text:p/>
          </table:table-cell>
          <table:table-cell table:style-name="ce80" table:formula="of:=IF([.AU$1]=[.$AH9];[.$AC9]*(2^[.$AJ9]);&quot;&quot;)">
            <text:p/>
          </table:table-cell>
          <table:table-cell table:style-name="ce80" table:formula="of:=IF([.AV$1]=[.$AH9];[.$AD9]*(2^[.$AJ9]);&quot;&quot;)">
            <text:p/>
          </table:table-cell>
          <table:table-cell table:style-name="ce80" table:formula="of:=IF([.AW$1]=[.$AH9];[.$AE9]*(2^[.$AI9]);&quot;&quot;)">
            <text:p/>
          </table:table-cell>
          <table:table-cell table:style-name="ce80" table:formula="of:=IF(AND([.AX$1]=[.$AH9];[.$AJ9]&lt;16);[.$AF9]*(2^[.$AK9]);&quot;&quot;)">
            <text:p/>
          </table:table-cell>
          <table:table-cell table:style-name="ce80" table:formula="of:=IF(AND([.AX$1]=[.$AH9];[.$AJ9]&gt;=16);[.$AF9]*(2^[.$AK9]);&quot;&quot;)">
            <text:p/>
          </table:table-cell>
          <table:table-cell table:style-name="ce80" table:formula="of:=IF([.AZ$1]=[.$AH9];[.$AB9]*(2^[.$AJ9]);&quot;&quot;)">
            <text:p/>
          </table:table-cell>
          <table:table-cell table:style-name="ce80" table:formula="of:=IF([.BA$1]=[.$AH9];[.$AA9]*(2^[.$AI9]);&quot;&quot;)">
            <text:p/>
          </table:table-cell>
          <table:table-cell table:style-name="ce80" table:formula="of:=IF([.BB$1]=[.$AH9];[.$AC9]*(2^[.$AJ9]);&quot;&quot;)">
            <text:p/>
          </table:table-cell>
          <table:table-cell table:style-name="ce80" table:formula="of:=IF([.BC$1]=[.$AH9];[.$AD9]*(2^[.$AJ9]);&quot;&quot;)">
            <text:p/>
          </table:table-cell>
          <table:table-cell table:style-name="ce80" table:formula="of:=IF([.BD$1]=[.$AH9];[.$AE9]*(2^[.$AI9]);&quot;&quot;)">
            <text:p/>
          </table:table-cell>
          <table:table-cell table:style-name="ce80" table:formula="of:=IF(AND([.BE$1]=[.$AH9];[.$AJ9]&lt;16);[.$AF9]*(2^[.$AK9]);&quot;&quot;)">
            <text:p/>
          </table:table-cell>
          <table:table-cell table:style-name="ce80" table:formula="of:=IF(AND([.BE$1]=[.$AH9];[.$AJ9]&gt;=16);[.$AF9]*(2^[.$AK9]);&quot;&quot;)">
            <text:p/>
          </table:table-cell>
          <table:table-cell table:style-name="ce80" table:formula="of:=IF([.BG$1]=[.$AH9];[.$AB9]*(2^[.$AJ9]);&quot;&quot;)">
            <text:p/>
          </table:table-cell>
          <table:table-cell table:style-name="ce80" table:formula="of:=IF([.BH$1]=[.$AH9];[.$AA9]*(2^[.$AI9]);&quot;&quot;)">
            <text:p/>
          </table:table-cell>
          <table:table-cell table:style-name="ce80" table:formula="of:=IF([.BI$1]=[.$AH9];[.$AC9]*(2^[.$AJ9]);&quot;&quot;)">
            <text:p/>
          </table:table-cell>
          <table:table-cell table:style-name="ce80" table:formula="of:=IF([.BJ$1]=[.$AH9];[.$AD9]*(2^[.$AJ9]);&quot;&quot;)">
            <text:p/>
          </table:table-cell>
          <table:table-cell table:style-name="ce80" table:formula="of:=IF([.BK$1]=[.$AH9];[.$AE9]*(2^[.$AI9]);&quot;&quot;)">
            <text:p/>
          </table:table-cell>
          <table:table-cell table:style-name="ce80" table:formula="of:=IF(AND([.BL$1]=[.$AH9];[.$AJ9]&lt;16);[.$AF9]*(2^[.$AK9]);&quot;&quot;)">
            <text:p/>
          </table:table-cell>
          <table:table-cell table:style-name="ce80" table:formula="of:=IF(AND([.BL$1]=[.$AH9];[.$AJ9]&gt;=16);[.$AF9]*(2^[.$AK9]);&quot;&quot;)">
            <text:p/>
          </table:table-cell>
          <table:table-cell table:style-name="ce80" table:formula="of:=IF([.BN$1]=[.$AH9];[.$AB9]*(2^[.$AJ9]);&quot;&quot;)">
            <text:p/>
          </table:table-cell>
          <table:table-cell table:style-name="ce80" table:formula="of:=IF([.BO$1]=[.$AH9];[.$AA9]*(2^[.$AI9]);&quot;&quot;)">
            <text:p/>
          </table:table-cell>
          <table:table-cell table:style-name="ce80" table:formula="of:=IF([.BP$1]=[.$AH9];[.$AC9]*(2^[.$AJ9]);&quot;&quot;)">
            <text:p/>
          </table:table-cell>
          <table:table-cell table:style-name="ce80" table:formula="of:=IF([.BQ$1]=[.$AH9];[.$AD9]*(2^[.$AJ9]);&quot;&quot;)">
            <text:p/>
          </table:table-cell>
          <table:table-cell table:style-name="ce80" table:formula="of:=IF([.BR$1]=[.$AH9];[.$AE9]*(2^[.$AI9]);&quot;&quot;)">
            <text:p/>
          </table:table-cell>
          <table:table-cell table:style-name="ce80" table:formula="of:=IF(AND([.BS$1]=[.$AH9];[.$AJ9]&lt;16);[.$AF9]*(2^[.$AK9]);&quot;&quot;)">
            <text:p/>
          </table:table-cell>
          <table:table-cell table:style-name="ce80" table:formula="of:=IF(AND([.BS$1]=[.$AH9];[.$AJ9]&gt;=16);[.$AF9]*(2^[.$AK9]);&quot;&quot;)">
            <text:p/>
          </table:table-cell>
          <table:table-cell table:style-name="ce80" table:formula="of:=IF([.BU$1]=[.$AH9];[.$AB9]*(2^[.$AJ9]);&quot;&quot;)">
            <text:p/>
          </table:table-cell>
          <table:table-cell table:style-name="ce80" table:formula="of:=IF([.BV$1]=[.$AH9];[.$AA9]*(2^[.$AI9]);&quot;&quot;)">
            <text:p/>
          </table:table-cell>
          <table:table-cell table:style-name="ce80" table:formula="of:=IF([.BW$1]=[.$AH9];[.$AC9]*(2^[.$AJ9]);&quot;&quot;)">
            <text:p/>
          </table:table-cell>
          <table:table-cell table:style-name="ce80" table:formula="of:=IF([.BX$1]=[.$AH9];[.$AD9]*(2^[.$AJ9]);&quot;&quot;)">
            <text:p/>
          </table:table-cell>
          <table:table-cell table:style-name="ce80" table:formula="of:=IF([.BY$1]=[.$AH9];[.$AE9]*(2^[.$AI9]);&quot;&quot;)">
            <text:p/>
          </table:table-cell>
          <table:table-cell table:style-name="ce80" table:formula="of:=IF(AND([.BZ$1]=[.$AH9];[.$AJ9]&lt;16);[.$AF9]*(2^[.$AK9]);&quot;&quot;)">
            <text:p/>
          </table:table-cell>
          <table:table-cell table:style-name="ce80" table:formula="of:=IF(AND([.BZ$1]=[.$AH9];[.$AJ9]&gt;=16);[.$AF9]*(2^[.$AK9]);&quot;&quot;)">
            <text:p/>
          </table:table-cell>
        </table:table-row>
        <table:table-row table:style-name="ro1">
          <table:table-cell table:style-name="ce57" office:value-type="float" office:value="31" calcext:value-type="float">
            <text:p>31</text:p>
          </table:table-cell>
          <table:table-cell table:style-name="ce61" table:number-columns-repeated="2"/>
          <table:table-cell table:style-name="ce61" office:value-type="string" calcext:value-type="string">
            <text:p>ADC_SHARE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ADC</text:p>
          </table:table-cell>
          <table:table-cell table:style-name="Default"/>
          <table:table-cell office:value-type="string" calcext:value-type="string">
            <text:p>PA6</text:p>
          </table:table-cell>
          <table:table-cell table:style-name="ce90"/>
          <table:table-cell table:style-name="ce90" office:value-type="string" calcext:value-type="string">
            <text:p>TIM1_BKIN</text:p>
          </table:table-cell>
          <table:table-cell table:style-name="ce90" office:value-type="string" calcext:value-type="string">
            <text:p>TIM3_CH1</text:p>
          </table:table-cell>
          <table:table-cell table:style-name="ce90" office:value-type="string" calcext:value-type="string">
            <text:p>TIM8_BKIN</text:p>
          </table:table-cell>
          <table:table-cell table:style-name="ce90"/>
          <table:table-cell table:style-name="ce90" office:value-type="string" calcext:value-type="string">
            <text:p>SPI1_MISO</text:p>
          </table:table-cell>
          <table:table-cell table:style-name="ce90" table:number-columns-repeated="3"/>
          <table:table-cell table:style-name="ce90" office:value-type="string" calcext:value-type="string">
            <text:p>TIM13_CH1</text:p>
          </table:table-cell>
          <table:table-cell table:style-name="ce90"/>
          <table:table-cell table:style-name="ce81"/>
          <table:table-cell table:style-name="ce90"/>
          <table:table-cell table:style-name="ce85" office:value-type="string" calcext:value-type="string">
            <text:p>ADC1_IN6</text:p>
          </table:table-cell>
          <table:table-cell table:style-name="ce44" table:formula="of:=[.H10]" office:value-type="string" office:string-value="PA6" calcext:value-type="string">
            <text:p>PA6</text:p>
          </table:table-cell>
          <table:table-cell table:style-name="ce82" office:value-type="string" calcext:value-type="string">
            <text:p>A</text:p>
          </table:table-cell>
          <table:table-cell table:style-name="ce82" table:number-columns-repeated="2"/>
          <table:table-cell table:style-name="ce75" office:value-type="float" office:value="0" calcext:value-type="float">
            <text:p>0</text:p>
          </table:table-cell>
          <table:table-cell table:style-name="ce82" table:formula="of:=IF([.$X10]=&quot;&quot;;IF([.$E10]=&quot;out&quot;;1;0);IF([.$X10]=&quot;A&quot;;3;2))" office:value-type="float" office:value="3" calcext:value-type="float">
            <text:p>3</text:p>
          </table:table-cell>
          <table:table-cell table:style-name="ce82" table:formula="of:=IF([.$Z10]=&quot;&quot;;0;[.$Z10])" office:value-type="float" office:value="0" calcext:value-type="float">
            <text:p>0</text:p>
          </table:table-cell>
          <table:table-cell table:style-name="ce82" table:formula="of:=IF([.$Y10]=&quot;H&quot;;1;IF([.$Y10]=&quot;L&quot;;2;0))" office:value-type="float" office:value="0" calcext:value-type="float">
            <text:p>0</text:p>
          </table:table-cell>
          <table:table-cell table:style-name="ce82" table:formula="of:=IF([.$Y10]=1;1;0)" office:value-type="float" office:value="0" calcext:value-type="float">
            <text:p>0</text:p>
          </table:table-cell>
          <table:table-cell table:style-name="ce82" table:formula="of:=IF(OR([.$X10]=&quot;&quot;;[.$X10]=&quot;A&quot;);0;[.$X10])" office:value-type="float" office:value="0" calcext:value-type="float">
            <text:p>0</text:p>
          </table:table-cell>
          <table:table-cell table:style-name="ce80"/>
          <table:table-cell table:style-name="ce80" table:formula="of:=MID([.H10];2;1)" office:value-type="string" office:string-value="A" calcext:value-type="string">
            <text:p>A</text:p>
          </table:table-cell>
          <table:table-cell table:style-name="ce80" table:formula="of:=MID([.H10];3;2)" office:value-type="string" office:string-value="6" calcext:value-type="string">
            <text:p>6</text:p>
          </table:table-cell>
          <table:table-cell table:style-name="ce80" table:formula="of:=[.AI10]*2" office:value-type="float" office:value="12" calcext:value-type="float">
            <text:p>12</text:p>
          </table:table-cell>
          <table:table-cell table:style-name="ce80" table:formula="of:=MOD([.AJ10]*2;32)" office:value-type="float" office:value="24" calcext:value-type="float">
            <text:p>24</text:p>
          </table:table-cell>
          <table:table-cell table:style-name="ce80" table:formula="of:=IF([.AL$1]=[.$AH10];[.$AB10]*(2^[.$AJ10]);&quot;&quot;)" office:value-type="float" office:value="12288" calcext:value-type="float">
            <text:p>12288</text:p>
          </table:table-cell>
          <table:table-cell table:style-name="ce80" table:formula="of:=IF([.AM$1]=[.$AH10];[.$AA10]*(2^[.$AI10]);&quot;&quot;)" office:value-type="float" office:value="0" calcext:value-type="float">
            <text:p>0</text:p>
          </table:table-cell>
          <table:table-cell table:style-name="ce80" table:formula="of:=IF([.AN$1]=[.$AH10];[.$AC10]*(2^[.$AJ10]);&quot;&quot;)" office:value-type="float" office:value="0" calcext:value-type="float">
            <text:p>0</text:p>
          </table:table-cell>
          <table:table-cell table:style-name="ce80" table:formula="of:=IF([.AO$1]=[.$AH10];[.$AD10]*(2^[.$AJ10]);&quot;&quot;)" office:value-type="float" office:value="0" calcext:value-type="float">
            <text:p>0</text:p>
          </table:table-cell>
          <table:table-cell table:style-name="ce80" table:formula="of:=IF([.AP$1]=[.$AH10];[.$AE10]*(2^[.$AI10]);&quot;&quot;)" office:value-type="float" office:value="0" calcext:value-type="float">
            <text:p>0</text:p>
          </table:table-cell>
          <table:table-cell table:style-name="ce80" table:formula="of:=IF(AND([.AQ$1]=[.$AH10];[.$AJ10]&lt;16);[.$AF10]*(2^[.$AK10]);&quot;&quot;)" office:value-type="float" office:value="0" calcext:value-type="float">
            <text:p>0</text:p>
          </table:table-cell>
          <table:table-cell table:style-name="ce80" table:formula="of:=IF(AND([.AQ$1]=[.$AH10];[.$AJ10]&gt;=16);[.$AF10]*(2^[.$AK10]);&quot;&quot;)">
            <text:p/>
          </table:table-cell>
          <table:table-cell table:style-name="ce80" table:formula="of:=IF([.AS$1]=[.$AH10];[.$AB10]*(2^[.$AJ10]);&quot;&quot;)">
            <text:p/>
          </table:table-cell>
          <table:table-cell table:style-name="ce80" table:formula="of:=IF([.AT$1]=[.$AH10];[.$AA10]*(2^[.$AI10]);&quot;&quot;)">
            <text:p/>
          </table:table-cell>
          <table:table-cell table:style-name="ce80" table:formula="of:=IF([.AU$1]=[.$AH10];[.$AC10]*(2^[.$AJ10]);&quot;&quot;)">
            <text:p/>
          </table:table-cell>
          <table:table-cell table:style-name="ce80" table:formula="of:=IF([.AV$1]=[.$AH10];[.$AD10]*(2^[.$AJ10]);&quot;&quot;)">
            <text:p/>
          </table:table-cell>
          <table:table-cell table:style-name="ce80" table:formula="of:=IF([.AW$1]=[.$AH10];[.$AE10]*(2^[.$AI10]);&quot;&quot;)">
            <text:p/>
          </table:table-cell>
          <table:table-cell table:style-name="ce80" table:formula="of:=IF(AND([.AX$1]=[.$AH10];[.$AJ10]&lt;16);[.$AF10]*(2^[.$AK10]);&quot;&quot;)">
            <text:p/>
          </table:table-cell>
          <table:table-cell table:style-name="ce80" table:formula="of:=IF(AND([.AX$1]=[.$AH10];[.$AJ10]&gt;=16);[.$AF10]*(2^[.$AK10]);&quot;&quot;)">
            <text:p/>
          </table:table-cell>
          <table:table-cell table:style-name="ce80" table:formula="of:=IF([.AZ$1]=[.$AH10];[.$AB10]*(2^[.$AJ10]);&quot;&quot;)">
            <text:p/>
          </table:table-cell>
          <table:table-cell table:style-name="ce80" table:formula="of:=IF([.BA$1]=[.$AH10];[.$AA10]*(2^[.$AI10]);&quot;&quot;)">
            <text:p/>
          </table:table-cell>
          <table:table-cell table:style-name="ce80" table:formula="of:=IF([.BB$1]=[.$AH10];[.$AC10]*(2^[.$AJ10]);&quot;&quot;)">
            <text:p/>
          </table:table-cell>
          <table:table-cell table:style-name="ce80" table:formula="of:=IF([.BC$1]=[.$AH10];[.$AD10]*(2^[.$AJ10]);&quot;&quot;)">
            <text:p/>
          </table:table-cell>
          <table:table-cell table:style-name="ce80" table:formula="of:=IF([.BD$1]=[.$AH10];[.$AE10]*(2^[.$AI10]);&quot;&quot;)">
            <text:p/>
          </table:table-cell>
          <table:table-cell table:style-name="ce80" table:formula="of:=IF(AND([.BE$1]=[.$AH10];[.$AJ10]&lt;16);[.$AF10]*(2^[.$AK10]);&quot;&quot;)">
            <text:p/>
          </table:table-cell>
          <table:table-cell table:style-name="ce80" table:formula="of:=IF(AND([.BE$1]=[.$AH10];[.$AJ10]&gt;=16);[.$AF10]*(2^[.$AK10]);&quot;&quot;)">
            <text:p/>
          </table:table-cell>
          <table:table-cell table:style-name="ce80" table:formula="of:=IF([.BG$1]=[.$AH10];[.$AB10]*(2^[.$AJ10]);&quot;&quot;)">
            <text:p/>
          </table:table-cell>
          <table:table-cell table:style-name="ce80" table:formula="of:=IF([.BH$1]=[.$AH10];[.$AA10]*(2^[.$AI10]);&quot;&quot;)">
            <text:p/>
          </table:table-cell>
          <table:table-cell table:style-name="ce80" table:formula="of:=IF([.BI$1]=[.$AH10];[.$AC10]*(2^[.$AJ10]);&quot;&quot;)">
            <text:p/>
          </table:table-cell>
          <table:table-cell table:style-name="ce80" table:formula="of:=IF([.BJ$1]=[.$AH10];[.$AD10]*(2^[.$AJ10]);&quot;&quot;)">
            <text:p/>
          </table:table-cell>
          <table:table-cell table:style-name="ce80" table:formula="of:=IF([.BK$1]=[.$AH10];[.$AE10]*(2^[.$AI10]);&quot;&quot;)">
            <text:p/>
          </table:table-cell>
          <table:table-cell table:style-name="ce80" table:formula="of:=IF(AND([.BL$1]=[.$AH10];[.$AJ10]&lt;16);[.$AF10]*(2^[.$AK10]);&quot;&quot;)">
            <text:p/>
          </table:table-cell>
          <table:table-cell table:style-name="ce80" table:formula="of:=IF(AND([.BL$1]=[.$AH10];[.$AJ10]&gt;=16);[.$AF10]*(2^[.$AK10]);&quot;&quot;)">
            <text:p/>
          </table:table-cell>
          <table:table-cell table:style-name="ce80" table:formula="of:=IF([.BN$1]=[.$AH10];[.$AB10]*(2^[.$AJ10]);&quot;&quot;)">
            <text:p/>
          </table:table-cell>
          <table:table-cell table:style-name="ce80" table:formula="of:=IF([.BO$1]=[.$AH10];[.$AA10]*(2^[.$AI10]);&quot;&quot;)">
            <text:p/>
          </table:table-cell>
          <table:table-cell table:style-name="ce80" table:formula="of:=IF([.BP$1]=[.$AH10];[.$AC10]*(2^[.$AJ10]);&quot;&quot;)">
            <text:p/>
          </table:table-cell>
          <table:table-cell table:style-name="ce80" table:formula="of:=IF([.BQ$1]=[.$AH10];[.$AD10]*(2^[.$AJ10]);&quot;&quot;)">
            <text:p/>
          </table:table-cell>
          <table:table-cell table:style-name="ce80" table:formula="of:=IF([.BR$1]=[.$AH10];[.$AE10]*(2^[.$AI10]);&quot;&quot;)">
            <text:p/>
          </table:table-cell>
          <table:table-cell table:style-name="ce80" table:formula="of:=IF(AND([.BS$1]=[.$AH10];[.$AJ10]&lt;16);[.$AF10]*(2^[.$AK10]);&quot;&quot;)">
            <text:p/>
          </table:table-cell>
          <table:table-cell table:style-name="ce80" table:formula="of:=IF(AND([.BS$1]=[.$AH10];[.$AJ10]&gt;=16);[.$AF10]*(2^[.$AK10]);&quot;&quot;)">
            <text:p/>
          </table:table-cell>
          <table:table-cell table:style-name="ce80" table:formula="of:=IF([.BU$1]=[.$AH10];[.$AB10]*(2^[.$AJ10]);&quot;&quot;)">
            <text:p/>
          </table:table-cell>
          <table:table-cell table:style-name="ce80" table:formula="of:=IF([.BV$1]=[.$AH10];[.$AA10]*(2^[.$AI10]);&quot;&quot;)">
            <text:p/>
          </table:table-cell>
          <table:table-cell table:style-name="ce80" table:formula="of:=IF([.BW$1]=[.$AH10];[.$AC10]*(2^[.$AJ10]);&quot;&quot;)">
            <text:p/>
          </table:table-cell>
          <table:table-cell table:style-name="ce80" table:formula="of:=IF([.BX$1]=[.$AH10];[.$AD10]*(2^[.$AJ10]);&quot;&quot;)">
            <text:p/>
          </table:table-cell>
          <table:table-cell table:style-name="ce80" table:formula="of:=IF([.BY$1]=[.$AH10];[.$AE10]*(2^[.$AI10]);&quot;&quot;)">
            <text:p/>
          </table:table-cell>
          <table:table-cell table:style-name="ce80" table:formula="of:=IF(AND([.BZ$1]=[.$AH10];[.$AJ10]&lt;16);[.$AF10]*(2^[.$AK10]);&quot;&quot;)">
            <text:p/>
          </table:table-cell>
          <table:table-cell table:style-name="ce80" table:formula="of:=IF(AND([.BZ$1]=[.$AH10];[.$AJ10]&gt;=16);[.$AF10]*(2^[.$AK10]);&quot;&quot;)">
            <text:p/>
          </table:table-cell>
        </table:table-row>
        <table:table-row table:style-name="ro1">
          <table:table-cell table:style-name="ce57" office:value-type="float" office:value="32" calcext:value-type="float">
            <text:p>32</text:p>
          </table:table-cell>
          <table:table-cell/>
          <table:table-cell table:style-name="ce61"/>
          <table:table-cell table:style-name="Default" office:value-type="string" calcext:value-type="string">
            <text:p>ECRSDV</text:p>
          </table:table-cell>
          <table:table-cell table:style-name="ce61" office:value-type="string" calcext:value-type="string">
            <text:p>in</text:p>
          </table:table-cell>
          <table:table-cell table:style-name="Default" office:value-type="string" calcext:value-type="string">
            <text:p>Ethernet</text:p>
          </table:table-cell>
          <table:table-cell table:style-name="Default"/>
          <table:table-cell office:value-type="string" calcext:value-type="string">
            <text:p>PA7</text:p>
          </table:table-cell>
          <table:table-cell table:style-name="ce90"/>
          <table:table-cell table:style-name="ce90" office:value-type="string" calcext:value-type="string">
            <text:p>TIM1_CH1N</text:p>
          </table:table-cell>
          <table:table-cell table:style-name="ce90" office:value-type="string" calcext:value-type="string">
            <text:p>TIM3_CH2</text:p>
          </table:table-cell>
          <table:table-cell table:style-name="ce90" office:value-type="string" calcext:value-type="string">
            <text:p>TIM8_1N</text:p>
          </table:table-cell>
          <table:table-cell table:style-name="ce90"/>
          <table:table-cell table:style-name="ce90" office:value-type="string" calcext:value-type="string">
            <text:p>SPI1_MOSI</text:p>
          </table:table-cell>
          <table:table-cell table:style-name="ce90" table:number-columns-repeated="3"/>
          <table:table-cell table:style-name="ce90" office:value-type="string" calcext:value-type="string">
            <text:p>TIM14_CH1</text:p>
          </table:table-cell>
          <table:table-cell table:style-name="ce90"/>
          <table:table-cell table:style-name="ce94" office:value-type="string" calcext:value-type="string">
            <text:p>(R)MII_RX_DV</text:p>
          </table:table-cell>
          <table:table-cell table:style-name="ce90"/>
          <table:table-cell table:style-name="ce90" office:value-type="string" calcext:value-type="string">
            <text:p>ADC1_IN7</text:p>
          </table:table-cell>
          <table:table-cell table:style-name="ce44" table:formula="of:=[.H11]" office:value-type="string" office:string-value="PA7" calcext:value-type="string">
            <text:p>PA7</text:p>
          </table:table-cell>
          <table:table-cell table:style-name="ce82" office:value-type="float" office:value="11" calcext:value-type="float">
            <text:p>11</text:p>
          </table:table-cell>
          <table:table-cell table:style-name="ce82"/>
          <table:table-cell table:style-name="ce82" office:value-type="float" office:value="3" calcext:value-type="float">
            <text:p>3</text:p>
          </table:table-cell>
          <table:table-cell table:style-name="ce75" office:value-type="float" office:value="0" calcext:value-type="float">
            <text:p>0</text:p>
          </table:table-cell>
          <table:table-cell table:style-name="ce82" table:formula="of:=IF([.$X11]=&quot;&quot;;IF([.$E11]=&quot;out&quot;;1;0);IF([.$X11]=&quot;A&quot;;3;2))" office:value-type="float" office:value="2" calcext:value-type="float">
            <text:p>2</text:p>
          </table:table-cell>
          <table:table-cell table:style-name="ce82" table:formula="of:=IF([.$Z11]=&quot;&quot;;0;[.$Z11])" office:value-type="float" office:value="3" calcext:value-type="float">
            <text:p>3</text:p>
          </table:table-cell>
          <table:table-cell table:style-name="ce82" table:formula="of:=IF([.$Y11]=&quot;H&quot;;1;IF([.$Y11]=&quot;L&quot;;2;0))" office:value-type="float" office:value="0" calcext:value-type="float">
            <text:p>0</text:p>
          </table:table-cell>
          <table:table-cell table:style-name="ce82" table:formula="of:=IF([.$Y11]=1;1;0)" office:value-type="float" office:value="0" calcext:value-type="float">
            <text:p>0</text:p>
          </table:table-cell>
          <table:table-cell table:style-name="ce82" table:formula="of:=IF(OR([.$X11]=&quot;&quot;;[.$X11]=&quot;A&quot;);0;[.$X11])" office:value-type="float" office:value="11" calcext:value-type="float">
            <text:p>11</text:p>
          </table:table-cell>
          <table:table-cell table:style-name="ce80"/>
          <table:table-cell table:style-name="ce80" table:formula="of:=MID([.H11];2;1)" office:value-type="string" office:string-value="A" calcext:value-type="string">
            <text:p>A</text:p>
          </table:table-cell>
          <table:table-cell table:style-name="ce80" table:formula="of:=MID([.H11];3;2)" office:value-type="string" office:string-value="7" calcext:value-type="string">
            <text:p>7</text:p>
          </table:table-cell>
          <table:table-cell table:style-name="ce80" table:formula="of:=[.AI11]*2" office:value-type="float" office:value="14" calcext:value-type="float">
            <text:p>14</text:p>
          </table:table-cell>
          <table:table-cell table:style-name="ce80" table:formula="of:=MOD([.AJ11]*2;32)" office:value-type="float" office:value="28" calcext:value-type="float">
            <text:p>28</text:p>
          </table:table-cell>
          <table:table-cell table:style-name="ce80" table:formula="of:=IF([.AL$1]=[.$AH11];[.$AB11]*(2^[.$AJ11]);&quot;&quot;)" office:value-type="float" office:value="32768" calcext:value-type="float">
            <text:p>32768</text:p>
          </table:table-cell>
          <table:table-cell table:style-name="ce80" table:formula="of:=IF([.AM$1]=[.$AH11];[.$AA11]*(2^[.$AI11]);&quot;&quot;)" office:value-type="float" office:value="0" calcext:value-type="float">
            <text:p>0</text:p>
          </table:table-cell>
          <table:table-cell table:style-name="ce80" table:formula="of:=IF([.AN$1]=[.$AH11];[.$AC11]*(2^[.$AJ11]);&quot;&quot;)" office:value-type="float" office:value="49152" calcext:value-type="float">
            <text:p>49152</text:p>
          </table:table-cell>
          <table:table-cell table:style-name="ce80" table:formula="of:=IF([.AO$1]=[.$AH11];[.$AD11]*(2^[.$AJ11]);&quot;&quot;)" office:value-type="float" office:value="0" calcext:value-type="float">
            <text:p>0</text:p>
          </table:table-cell>
          <table:table-cell table:style-name="ce80" table:formula="of:=IF([.AP$1]=[.$AH11];[.$AE11]*(2^[.$AI11]);&quot;&quot;)" office:value-type="float" office:value="0" calcext:value-type="float">
            <text:p>0</text:p>
          </table:table-cell>
          <table:table-cell table:style-name="ce80" table:formula="of:=IF(AND([.AQ$1]=[.$AH11];[.$AJ11]&lt;16);[.$AF11]*(2^[.$AK11]);&quot;&quot;)" office:value-type="float" office:value="2952790016" calcext:value-type="float">
            <text:p>2952790016</text:p>
          </table:table-cell>
          <table:table-cell table:style-name="ce80" table:formula="of:=IF(AND([.AQ$1]=[.$AH11];[.$AJ11]&gt;=16);[.$AF11]*(2^[.$AK11]);&quot;&quot;)">
            <text:p/>
          </table:table-cell>
          <table:table-cell table:style-name="ce80" table:formula="of:=IF([.AS$1]=[.$AH11];[.$AB11]*(2^[.$AJ11]);&quot;&quot;)">
            <text:p/>
          </table:table-cell>
          <table:table-cell table:style-name="ce80" table:formula="of:=IF([.AT$1]=[.$AH11];[.$AA11]*(2^[.$AI11]);&quot;&quot;)">
            <text:p/>
          </table:table-cell>
          <table:table-cell table:style-name="ce80" table:formula="of:=IF([.AU$1]=[.$AH11];[.$AC11]*(2^[.$AJ11]);&quot;&quot;)">
            <text:p/>
          </table:table-cell>
          <table:table-cell table:style-name="ce80" table:formula="of:=IF([.AV$1]=[.$AH11];[.$AD11]*(2^[.$AJ11]);&quot;&quot;)">
            <text:p/>
          </table:table-cell>
          <table:table-cell table:style-name="ce80" table:formula="of:=IF([.AW$1]=[.$AH11];[.$AE11]*(2^[.$AI11]);&quot;&quot;)">
            <text:p/>
          </table:table-cell>
          <table:table-cell table:style-name="ce80" table:formula="of:=IF(AND([.AX$1]=[.$AH11];[.$AJ11]&lt;16);[.$AF11]*(2^[.$AK11]);&quot;&quot;)">
            <text:p/>
          </table:table-cell>
          <table:table-cell table:style-name="ce80" table:formula="of:=IF(AND([.AX$1]=[.$AH11];[.$AJ11]&gt;=16);[.$AF11]*(2^[.$AK11]);&quot;&quot;)">
            <text:p/>
          </table:table-cell>
          <table:table-cell table:style-name="ce80" table:formula="of:=IF([.AZ$1]=[.$AH11];[.$AB11]*(2^[.$AJ11]);&quot;&quot;)">
            <text:p/>
          </table:table-cell>
          <table:table-cell table:style-name="ce80" table:formula="of:=IF([.BA$1]=[.$AH11];[.$AA11]*(2^[.$AI11]);&quot;&quot;)">
            <text:p/>
          </table:table-cell>
          <table:table-cell table:style-name="ce80" table:formula="of:=IF([.BB$1]=[.$AH11];[.$AC11]*(2^[.$AJ11]);&quot;&quot;)">
            <text:p/>
          </table:table-cell>
          <table:table-cell table:style-name="ce80" table:formula="of:=IF([.BC$1]=[.$AH11];[.$AD11]*(2^[.$AJ11]);&quot;&quot;)">
            <text:p/>
          </table:table-cell>
          <table:table-cell table:style-name="ce80" table:formula="of:=IF([.BD$1]=[.$AH11];[.$AE11]*(2^[.$AI11]);&quot;&quot;)">
            <text:p/>
          </table:table-cell>
          <table:table-cell table:style-name="ce80" table:formula="of:=IF(AND([.BE$1]=[.$AH11];[.$AJ11]&lt;16);[.$AF11]*(2^[.$AK11]);&quot;&quot;)">
            <text:p/>
          </table:table-cell>
          <table:table-cell table:style-name="ce80" table:formula="of:=IF(AND([.BE$1]=[.$AH11];[.$AJ11]&gt;=16);[.$AF11]*(2^[.$AK11]);&quot;&quot;)">
            <text:p/>
          </table:table-cell>
          <table:table-cell table:style-name="ce80" table:formula="of:=IF([.BG$1]=[.$AH11];[.$AB11]*(2^[.$AJ11]);&quot;&quot;)">
            <text:p/>
          </table:table-cell>
          <table:table-cell table:style-name="ce80" table:formula="of:=IF([.BH$1]=[.$AH11];[.$AA11]*(2^[.$AI11]);&quot;&quot;)">
            <text:p/>
          </table:table-cell>
          <table:table-cell table:style-name="ce80" table:formula="of:=IF([.BI$1]=[.$AH11];[.$AC11]*(2^[.$AJ11]);&quot;&quot;)">
            <text:p/>
          </table:table-cell>
          <table:table-cell table:style-name="ce80" table:formula="of:=IF([.BJ$1]=[.$AH11];[.$AD11]*(2^[.$AJ11]);&quot;&quot;)">
            <text:p/>
          </table:table-cell>
          <table:table-cell table:style-name="ce80" table:formula="of:=IF([.BK$1]=[.$AH11];[.$AE11]*(2^[.$AI11]);&quot;&quot;)">
            <text:p/>
          </table:table-cell>
          <table:table-cell table:style-name="ce80" table:formula="of:=IF(AND([.BL$1]=[.$AH11];[.$AJ11]&lt;16);[.$AF11]*(2^[.$AK11]);&quot;&quot;)">
            <text:p/>
          </table:table-cell>
          <table:table-cell table:style-name="ce80" table:formula="of:=IF(AND([.BL$1]=[.$AH11];[.$AJ11]&gt;=16);[.$AF11]*(2^[.$AK11]);&quot;&quot;)">
            <text:p/>
          </table:table-cell>
          <table:table-cell table:style-name="ce80" table:formula="of:=IF([.BN$1]=[.$AH11];[.$AB11]*(2^[.$AJ11]);&quot;&quot;)">
            <text:p/>
          </table:table-cell>
          <table:table-cell table:style-name="ce80" table:formula="of:=IF([.BO$1]=[.$AH11];[.$AA11]*(2^[.$AI11]);&quot;&quot;)">
            <text:p/>
          </table:table-cell>
          <table:table-cell table:style-name="ce80" table:formula="of:=IF([.BP$1]=[.$AH11];[.$AC11]*(2^[.$AJ11]);&quot;&quot;)">
            <text:p/>
          </table:table-cell>
          <table:table-cell table:style-name="ce80" table:formula="of:=IF([.BQ$1]=[.$AH11];[.$AD11]*(2^[.$AJ11]);&quot;&quot;)">
            <text:p/>
          </table:table-cell>
          <table:table-cell table:style-name="ce80" table:formula="of:=IF([.BR$1]=[.$AH11];[.$AE11]*(2^[.$AI11]);&quot;&quot;)">
            <text:p/>
          </table:table-cell>
          <table:table-cell table:style-name="ce80" table:formula="of:=IF(AND([.BS$1]=[.$AH11];[.$AJ11]&lt;16);[.$AF11]*(2^[.$AK11]);&quot;&quot;)">
            <text:p/>
          </table:table-cell>
          <table:table-cell table:style-name="ce80" table:formula="of:=IF(AND([.BS$1]=[.$AH11];[.$AJ11]&gt;=16);[.$AF11]*(2^[.$AK11]);&quot;&quot;)">
            <text:p/>
          </table:table-cell>
          <table:table-cell table:style-name="ce80" table:formula="of:=IF([.BU$1]=[.$AH11];[.$AB11]*(2^[.$AJ11]);&quot;&quot;)">
            <text:p/>
          </table:table-cell>
          <table:table-cell table:style-name="ce80" table:formula="of:=IF([.BV$1]=[.$AH11];[.$AA11]*(2^[.$AI11]);&quot;&quot;)">
            <text:p/>
          </table:table-cell>
          <table:table-cell table:style-name="ce80" table:formula="of:=IF([.BW$1]=[.$AH11];[.$AC11]*(2^[.$AJ11]);&quot;&quot;)">
            <text:p/>
          </table:table-cell>
          <table:table-cell table:style-name="ce80" table:formula="of:=IF([.BX$1]=[.$AH11];[.$AD11]*(2^[.$AJ11]);&quot;&quot;)">
            <text:p/>
          </table:table-cell>
          <table:table-cell table:style-name="ce80" table:formula="of:=IF([.BY$1]=[.$AH11];[.$AE11]*(2^[.$AI11]);&quot;&quot;)">
            <text:p/>
          </table:table-cell>
          <table:table-cell table:style-name="ce80" table:formula="of:=IF(AND([.BZ$1]=[.$AH11];[.$AJ11]&lt;16);[.$AF11]*(2^[.$AK11]);&quot;&quot;)">
            <text:p/>
          </table:table-cell>
          <table:table-cell table:style-name="ce80" table:formula="of:=IF(AND([.BZ$1]=[.$AH11];[.$AJ11]&gt;=16);[.$AF11]*(2^[.$AK11]);&quot;&quot;)">
            <text:p/>
          </table:table-cell>
        </table:table-row>
        <table:table-row table:style-name="ro1">
          <table:table-cell table:style-name="ce57" office:value-type="float" office:value="67" calcext:value-type="float">
            <text:p>67</text:p>
          </table:table-cell>
          <table:table-cell table:style-name="ce61"/>
          <table:table-cell/>
          <table:table-cell table:style-name="ce61" office:value-type="string" calcext:value-type="string">
            <text:p>EXTAL</text:p>
          </table:table-cell>
          <table:table-cell table:style-name="ce61" office:value-type="string" calcext:value-type="string">
            <text:p>out</text:p>
          </table:table-cell>
          <table:table-cell table:style-name="ce61" office:value-type="string" calcext:value-type="string">
            <text:p>Ethernet</text:p>
          </table:table-cell>
          <table:table-cell table:style-name="Default"/>
          <table:table-cell office:value-type="string" calcext:value-type="string">
            <text:p>PA8</text:p>
          </table:table-cell>
          <table:table-cell table:style-name="ce85" office:value-type="string" calcext:value-type="string">
            <text:p>MCO1</text:p>
          </table:table-cell>
          <table:table-cell table:style-name="ce90" office:value-type="string" calcext:value-type="string">
            <text:p>TIM1_CH1</text:p>
          </table:table-cell>
          <table:table-cell table:style-name="ce90" table:number-columns-repeated="2"/>
          <table:table-cell table:style-name="ce90" office:value-type="string" calcext:value-type="string">
            <text:p>I2C3_SCL</text:p>
          </table:table-cell>
          <table:table-cell table:style-name="ce90" table:number-columns-repeated="2"/>
          <table:table-cell table:style-name="ce90" office:value-type="string" calcext:value-type="string">
            <text:p>USART1_CK</text:p>
          </table:table-cell>
          <table:table-cell table:style-name="ce90" table:number-columns-repeated="2"/>
          <table:table-cell table:style-name="ce90" office:value-type="string" calcext:value-type="string">
            <text:p>FS_SOF</text:p>
          </table:table-cell>
          <table:table-cell table:style-name="ce81"/>
          <table:table-cell table:style-name="ce90" table:number-columns-repeated="2"/>
          <table:table-cell table:style-name="ce44" table:formula="of:=[.H12]" office:value-type="string" office:string-value="PA8" calcext:value-type="string">
            <text:p>PA8</text:p>
          </table:table-cell>
          <table:table-cell table:style-name="ce82" office:value-type="float" office:value="0" calcext:value-type="float">
            <text:p>0</text:p>
          </table:table-cell>
          <table:table-cell table:style-name="ce82"/>
          <table:table-cell table:style-name="ce82" office:value-type="float" office:value="3" calcext:value-type="float">
            <text:p>3</text:p>
          </table:table-cell>
          <table:table-cell table:style-name="ce75" office:value-type="float" office:value="0" calcext:value-type="float">
            <text:p>0</text:p>
          </table:table-cell>
          <table:table-cell table:style-name="ce82" table:formula="of:=IF([.$X12]=&quot;&quot;;IF([.$E12]=&quot;out&quot;;1;0);IF([.$X12]=&quot;A&quot;;3;2))" office:value-type="float" office:value="2" calcext:value-type="float">
            <text:p>2</text:p>
          </table:table-cell>
          <table:table-cell table:style-name="ce82" table:formula="of:=IF([.$Z12]=&quot;&quot;;0;[.$Z12])" office:value-type="float" office:value="3" calcext:value-type="float">
            <text:p>3</text:p>
          </table:table-cell>
          <table:table-cell table:style-name="ce82" table:formula="of:=IF([.$Y12]=&quot;H&quot;;1;IF([.$Y12]=&quot;L&quot;;2;0))" office:value-type="float" office:value="0" calcext:value-type="float">
            <text:p>0</text:p>
          </table:table-cell>
          <table:table-cell table:style-name="ce82" table:formula="of:=IF([.$Y12]=1;1;0)" office:value-type="float" office:value="0" calcext:value-type="float">
            <text:p>0</text:p>
          </table:table-cell>
          <table:table-cell table:style-name="ce82" table:formula="of:=IF(OR([.$X12]=&quot;&quot;;[.$X12]=&quot;A&quot;);0;[.$X12])" office:value-type="float" office:value="0" calcext:value-type="float">
            <text:p>0</text:p>
          </table:table-cell>
          <table:table-cell table:style-name="ce80"/>
          <table:table-cell table:style-name="ce80" table:formula="of:=MID([.H12];2;1)" office:value-type="string" office:string-value="A" calcext:value-type="string">
            <text:p>A</text:p>
          </table:table-cell>
          <table:table-cell table:style-name="ce80" table:formula="of:=MID([.H12];3;2)" office:value-type="string" office:string-value="8" calcext:value-type="string">
            <text:p>8</text:p>
          </table:table-cell>
          <table:table-cell table:style-name="ce80" table:formula="of:=[.AI12]*2" office:value-type="float" office:value="16" calcext:value-type="float">
            <text:p>16</text:p>
          </table:table-cell>
          <table:table-cell table:style-name="ce80" table:formula="of:=MOD([.AJ12]*2;32)" office:value-type="float" office:value="0" calcext:value-type="float">
            <text:p>0</text:p>
          </table:table-cell>
          <table:table-cell table:style-name="ce80" table:formula="of:=IF([.AL$1]=[.$AH12];[.$AB12]*(2^[.$AJ12]);&quot;&quot;)" office:value-type="float" office:value="131072" calcext:value-type="float">
            <text:p>131072</text:p>
          </table:table-cell>
          <table:table-cell table:style-name="ce80" table:formula="of:=IF([.AM$1]=[.$AH12];[.$AA12]*(2^[.$AI12]);&quot;&quot;)" office:value-type="float" office:value="0" calcext:value-type="float">
            <text:p>0</text:p>
          </table:table-cell>
          <table:table-cell table:style-name="ce80" table:formula="of:=IF([.AN$1]=[.$AH12];[.$AC12]*(2^[.$AJ12]);&quot;&quot;)" office:value-type="float" office:value="196608" calcext:value-type="float">
            <text:p>196608</text:p>
          </table:table-cell>
          <table:table-cell table:style-name="ce80" table:formula="of:=IF([.AO$1]=[.$AH12];[.$AD12]*(2^[.$AJ12]);&quot;&quot;)" office:value-type="float" office:value="0" calcext:value-type="float">
            <text:p>0</text:p>
          </table:table-cell>
          <table:table-cell table:style-name="ce80" table:formula="of:=IF([.AP$1]=[.$AH12];[.$AE12]*(2^[.$AI12]);&quot;&quot;)" office:value-type="float" office:value="0" calcext:value-type="float">
            <text:p>0</text:p>
          </table:table-cell>
          <table:table-cell table:style-name="ce80" table:formula="of:=IF(AND([.AQ$1]=[.$AH12];[.$AJ12]&lt;16);[.$AF12]*(2^[.$AK12]);&quot;&quot;)">
            <text:p/>
          </table:table-cell>
          <table:table-cell table:style-name="ce80" table:formula="of:=IF(AND([.AQ$1]=[.$AH12];[.$AJ12]&gt;=16);[.$AF12]*(2^[.$AK12]);&quot;&quot;)" office:value-type="float" office:value="0" calcext:value-type="float">
            <text:p>0</text:p>
          </table:table-cell>
          <table:table-cell table:style-name="ce80" table:formula="of:=IF([.AS$1]=[.$AH12];[.$AB12]*(2^[.$AJ12]);&quot;&quot;)">
            <text:p/>
          </table:table-cell>
          <table:table-cell table:style-name="ce80" table:formula="of:=IF([.AT$1]=[.$AH12];[.$AA12]*(2^[.$AI12]);&quot;&quot;)">
            <text:p/>
          </table:table-cell>
          <table:table-cell table:style-name="ce80" table:formula="of:=IF([.AU$1]=[.$AH12];[.$AC12]*(2^[.$AJ12]);&quot;&quot;)">
            <text:p/>
          </table:table-cell>
          <table:table-cell table:style-name="ce80" table:formula="of:=IF([.AV$1]=[.$AH12];[.$AD12]*(2^[.$AJ12]);&quot;&quot;)">
            <text:p/>
          </table:table-cell>
          <table:table-cell table:style-name="ce80" table:formula="of:=IF([.AW$1]=[.$AH12];[.$AE12]*(2^[.$AI12]);&quot;&quot;)">
            <text:p/>
          </table:table-cell>
          <table:table-cell table:style-name="ce80" table:formula="of:=IF(AND([.AX$1]=[.$AH12];[.$AJ12]&lt;16);[.$AF12]*(2^[.$AK12]);&quot;&quot;)">
            <text:p/>
          </table:table-cell>
          <table:table-cell table:style-name="ce80" table:formula="of:=IF(AND([.AX$1]=[.$AH12];[.$AJ12]&gt;=16);[.$AF12]*(2^[.$AK12]);&quot;&quot;)">
            <text:p/>
          </table:table-cell>
          <table:table-cell table:style-name="ce80" table:formula="of:=IF([.AZ$1]=[.$AH12];[.$AB12]*(2^[.$AJ12]);&quot;&quot;)">
            <text:p/>
          </table:table-cell>
          <table:table-cell table:style-name="ce80" table:formula="of:=IF([.BA$1]=[.$AH12];[.$AA12]*(2^[.$AI12]);&quot;&quot;)">
            <text:p/>
          </table:table-cell>
          <table:table-cell table:style-name="ce80" table:formula="of:=IF([.BB$1]=[.$AH12];[.$AC12]*(2^[.$AJ12]);&quot;&quot;)">
            <text:p/>
          </table:table-cell>
          <table:table-cell table:style-name="ce80" table:formula="of:=IF([.BC$1]=[.$AH12];[.$AD12]*(2^[.$AJ12]);&quot;&quot;)">
            <text:p/>
          </table:table-cell>
          <table:table-cell table:style-name="ce80" table:formula="of:=IF([.BD$1]=[.$AH12];[.$AE12]*(2^[.$AI12]);&quot;&quot;)">
            <text:p/>
          </table:table-cell>
          <table:table-cell table:style-name="ce80" table:formula="of:=IF(AND([.BE$1]=[.$AH12];[.$AJ12]&lt;16);[.$AF12]*(2^[.$AK12]);&quot;&quot;)">
            <text:p/>
          </table:table-cell>
          <table:table-cell table:style-name="ce80" table:formula="of:=IF(AND([.BE$1]=[.$AH12];[.$AJ12]&gt;=16);[.$AF12]*(2^[.$AK12]);&quot;&quot;)">
            <text:p/>
          </table:table-cell>
          <table:table-cell table:style-name="ce80" table:formula="of:=IF([.BG$1]=[.$AH12];[.$AB12]*(2^[.$AJ12]);&quot;&quot;)">
            <text:p/>
          </table:table-cell>
          <table:table-cell table:style-name="ce80" table:formula="of:=IF([.BH$1]=[.$AH12];[.$AA12]*(2^[.$AI12]);&quot;&quot;)">
            <text:p/>
          </table:table-cell>
          <table:table-cell table:style-name="ce80" table:formula="of:=IF([.BI$1]=[.$AH12];[.$AC12]*(2^[.$AJ12]);&quot;&quot;)">
            <text:p/>
          </table:table-cell>
          <table:table-cell table:style-name="ce80" table:formula="of:=IF([.BJ$1]=[.$AH12];[.$AD12]*(2^[.$AJ12]);&quot;&quot;)">
            <text:p/>
          </table:table-cell>
          <table:table-cell table:style-name="ce80" table:formula="of:=IF([.BK$1]=[.$AH12];[.$AE12]*(2^[.$AI12]);&quot;&quot;)">
            <text:p/>
          </table:table-cell>
          <table:table-cell table:style-name="ce80" table:formula="of:=IF(AND([.BL$1]=[.$AH12];[.$AJ12]&lt;16);[.$AF12]*(2^[.$AK12]);&quot;&quot;)">
            <text:p/>
          </table:table-cell>
          <table:table-cell table:style-name="ce80" table:formula="of:=IF(AND([.BL$1]=[.$AH12];[.$AJ12]&gt;=16);[.$AF12]*(2^[.$AK12]);&quot;&quot;)">
            <text:p/>
          </table:table-cell>
          <table:table-cell table:style-name="ce80" table:formula="of:=IF([.BN$1]=[.$AH12];[.$AB12]*(2^[.$AJ12]);&quot;&quot;)">
            <text:p/>
          </table:table-cell>
          <table:table-cell table:style-name="ce80" table:formula="of:=IF([.BO$1]=[.$AH12];[.$AA12]*(2^[.$AI12]);&quot;&quot;)">
            <text:p/>
          </table:table-cell>
          <table:table-cell table:style-name="ce80" table:formula="of:=IF([.BP$1]=[.$AH12];[.$AC12]*(2^[.$AJ12]);&quot;&quot;)">
            <text:p/>
          </table:table-cell>
          <table:table-cell table:style-name="ce80" table:formula="of:=IF([.BQ$1]=[.$AH12];[.$AD12]*(2^[.$AJ12]);&quot;&quot;)">
            <text:p/>
          </table:table-cell>
          <table:table-cell table:style-name="ce80" table:formula="of:=IF([.BR$1]=[.$AH12];[.$AE12]*(2^[.$AI12]);&quot;&quot;)">
            <text:p/>
          </table:table-cell>
          <table:table-cell table:style-name="ce80" table:formula="of:=IF(AND([.BS$1]=[.$AH12];[.$AJ12]&lt;16);[.$AF12]*(2^[.$AK12]);&quot;&quot;)">
            <text:p/>
          </table:table-cell>
          <table:table-cell table:style-name="ce80" table:formula="of:=IF(AND([.BS$1]=[.$AH12];[.$AJ12]&gt;=16);[.$AF12]*(2^[.$AK12]);&quot;&quot;)">
            <text:p/>
          </table:table-cell>
          <table:table-cell table:style-name="ce80" table:formula="of:=IF([.BU$1]=[.$AH12];[.$AB12]*(2^[.$AJ12]);&quot;&quot;)">
            <text:p/>
          </table:table-cell>
          <table:table-cell table:style-name="ce80" table:formula="of:=IF([.BV$1]=[.$AH12];[.$AA12]*(2^[.$AI12]);&quot;&quot;)">
            <text:p/>
          </table:table-cell>
          <table:table-cell table:style-name="ce80" table:formula="of:=IF([.BW$1]=[.$AH12];[.$AC12]*(2^[.$AJ12]);&quot;&quot;)">
            <text:p/>
          </table:table-cell>
          <table:table-cell table:style-name="ce80" table:formula="of:=IF([.BX$1]=[.$AH12];[.$AD12]*(2^[.$AJ12]);&quot;&quot;)">
            <text:p/>
          </table:table-cell>
          <table:table-cell table:style-name="ce80" table:formula="of:=IF([.BY$1]=[.$AH12];[.$AE12]*(2^[.$AI12]);&quot;&quot;)">
            <text:p/>
          </table:table-cell>
          <table:table-cell table:style-name="ce80" table:formula="of:=IF(AND([.BZ$1]=[.$AH12];[.$AJ12]&lt;16);[.$AF12]*(2^[.$AK12]);&quot;&quot;)">
            <text:p/>
          </table:table-cell>
          <table:table-cell table:style-name="ce80" table:formula="of:=IF(AND([.BZ$1]=[.$AH12];[.$AJ12]&gt;=16);[.$AF12]*(2^[.$AK12]);&quot;&quot;)">
            <text:p/>
          </table:table-cell>
        </table:table-row>
        <table:table-row table:style-name="ro1">
          <table:table-cell table:style-name="ce57" office:value-type="float" office:value="68" calcext:value-type="float">
            <text:p>68</text:p>
          </table:table-cell>
          <table:table-cell table:style-name="ce61"/>
          <table:table-cell/>
          <table:table-cell table:style-name="ce61" office:value-type="string" calcext:value-type="string">
            <text:p>UART1TX</text:p>
          </table:table-cell>
          <table:table-cell table:style-name="ce61" office:value-type="string" calcext:value-type="string">
            <text:p>out</text:p>
          </table:table-cell>
          <table:table-cell table:style-name="ce61" office:value-type="string" calcext:value-type="string">
            <text:p>Внешние интерфейсы</text:p>
          </table:table-cell>
          <table:table-cell table:style-name="Default"/>
          <table:table-cell office:value-type="string" calcext:value-type="string">
            <text:p>PA9</text:p>
          </table:table-cell>
          <table:table-cell table:style-name="ce90"/>
          <table:table-cell table:style-name="ce90" office:value-type="string" calcext:value-type="string">
            <text:p>TIM1_CH2</text:p>
          </table:table-cell>
          <table:table-cell table:style-name="ce90" table:number-columns-repeated="2"/>
          <table:table-cell table:style-name="ce90" office:value-type="string" calcext:value-type="string">
            <text:p>I2C3_SMBA</text:p>
          </table:table-cell>
          <table:table-cell table:style-name="ce90" table:number-columns-repeated="2"/>
          <table:table-cell table:style-name="ce85" office:value-type="string" calcext:value-type="string">
            <text:p>USART1_TX</text:p>
          </table:table-cell>
          <table:table-cell table:style-name="ce90" table:number-columns-repeated="3"/>
          <table:table-cell table:style-name="ce81"/>
          <table:table-cell table:style-name="ce90" table:number-columns-repeated="2"/>
          <table:table-cell table:style-name="ce44" table:formula="of:=[.H13]" office:value-type="string" office:string-value="PA9" calcext:value-type="string">
            <text:p>PA9</text:p>
          </table:table-cell>
          <table:table-cell table:style-name="ce82" office:value-type="float" office:value="7" calcext:value-type="float">
            <text:p>7</text:p>
          </table:table-cell>
          <table:table-cell table:style-name="ce82" office:value-type="string" calcext:value-type="string">
            <text:p>H</text:p>
          </table:table-cell>
          <table:table-cell table:style-name="ce82"/>
          <table:table-cell table:style-name="ce75" office:value-type="float" office:value="0" calcext:value-type="float">
            <text:p>0</text:p>
          </table:table-cell>
          <table:table-cell table:style-name="ce82" table:formula="of:=IF([.$X13]=&quot;&quot;;IF([.$E13]=&quot;out&quot;;1;0);IF([.$X13]=&quot;A&quot;;3;2))" office:value-type="float" office:value="2" calcext:value-type="float">
            <text:p>2</text:p>
          </table:table-cell>
          <table:table-cell table:style-name="ce82" table:formula="of:=IF([.$Z13]=&quot;&quot;;0;[.$Z13])" office:value-type="float" office:value="0" calcext:value-type="float">
            <text:p>0</text:p>
          </table:table-cell>
          <table:table-cell table:style-name="ce82" table:formula="of:=IF([.$Y13]=&quot;H&quot;;1;IF([.$Y13]=&quot;L&quot;;2;0))" office:value-type="float" office:value="1" calcext:value-type="float">
            <text:p>1</text:p>
          </table:table-cell>
          <table:table-cell table:style-name="ce82" table:formula="of:=IF([.$Y13]=1;1;0)" office:value-type="float" office:value="0" calcext:value-type="float">
            <text:p>0</text:p>
          </table:table-cell>
          <table:table-cell table:style-name="ce82" table:formula="of:=IF(OR([.$X13]=&quot;&quot;;[.$X13]=&quot;A&quot;);0;[.$X13])" office:value-type="float" office:value="7" calcext:value-type="float">
            <text:p>7</text:p>
          </table:table-cell>
          <table:table-cell table:style-name="ce80"/>
          <table:table-cell table:style-name="ce80" table:formula="of:=MID([.H13];2;1)" office:value-type="string" office:string-value="A" calcext:value-type="string">
            <text:p>A</text:p>
          </table:table-cell>
          <table:table-cell table:style-name="ce80" table:formula="of:=MID([.H13];3;2)" office:value-type="string" office:string-value="9" calcext:value-type="string">
            <text:p>9</text:p>
          </table:table-cell>
          <table:table-cell table:style-name="ce80" table:formula="of:=[.AI13]*2" office:value-type="float" office:value="18" calcext:value-type="float">
            <text:p>18</text:p>
          </table:table-cell>
          <table:table-cell table:style-name="ce80" table:formula="of:=MOD([.AJ13]*2;32)" office:value-type="float" office:value="4" calcext:value-type="float">
            <text:p>4</text:p>
          </table:table-cell>
          <table:table-cell table:style-name="ce80" table:formula="of:=IF([.AL$1]=[.$AH13];[.$AB13]*(2^[.$AJ13]);&quot;&quot;)" office:value-type="float" office:value="524288" calcext:value-type="float">
            <text:p>524288</text:p>
          </table:table-cell>
          <table:table-cell table:style-name="ce80" table:formula="of:=IF([.AM$1]=[.$AH13];[.$AA13]*(2^[.$AI13]);&quot;&quot;)" office:value-type="float" office:value="0" calcext:value-type="float">
            <text:p>0</text:p>
          </table:table-cell>
          <table:table-cell table:style-name="ce80" table:formula="of:=IF([.AN$1]=[.$AH13];[.$AC13]*(2^[.$AJ13]);&quot;&quot;)" office:value-type="float" office:value="0" calcext:value-type="float">
            <text:p>0</text:p>
          </table:table-cell>
          <table:table-cell table:style-name="ce80" table:formula="of:=IF([.AO$1]=[.$AH13];[.$AD13]*(2^[.$AJ13]);&quot;&quot;)" office:value-type="float" office:value="262144" calcext:value-type="float">
            <text:p>262144</text:p>
          </table:table-cell>
          <table:table-cell table:style-name="ce80" table:formula="of:=IF([.AP$1]=[.$AH13];[.$AE13]*(2^[.$AI13]);&quot;&quot;)" office:value-type="float" office:value="0" calcext:value-type="float">
            <text:p>0</text:p>
          </table:table-cell>
          <table:table-cell table:style-name="ce80" table:formula="of:=IF(AND([.AQ$1]=[.$AH13];[.$AJ13]&lt;16);[.$AF13]*(2^[.$AK13]);&quot;&quot;)">
            <text:p/>
          </table:table-cell>
          <table:table-cell table:style-name="ce80" table:formula="of:=IF(AND([.AQ$1]=[.$AH13];[.$AJ13]&gt;=16);[.$AF13]*(2^[.$AK13]);&quot;&quot;)" office:value-type="float" office:value="112" calcext:value-type="float">
            <text:p>112</text:p>
          </table:table-cell>
          <table:table-cell table:style-name="ce80" table:formula="of:=IF([.AS$1]=[.$AH13];[.$AB13]*(2^[.$AJ13]);&quot;&quot;)">
            <text:p/>
          </table:table-cell>
          <table:table-cell table:style-name="ce80" table:formula="of:=IF([.AT$1]=[.$AH13];[.$AA13]*(2^[.$AI13]);&quot;&quot;)">
            <text:p/>
          </table:table-cell>
          <table:table-cell table:style-name="ce80" table:formula="of:=IF([.AU$1]=[.$AH13];[.$AC13]*(2^[.$AJ13]);&quot;&quot;)">
            <text:p/>
          </table:table-cell>
          <table:table-cell table:style-name="ce80" table:formula="of:=IF([.AV$1]=[.$AH13];[.$AD13]*(2^[.$AJ13]);&quot;&quot;)">
            <text:p/>
          </table:table-cell>
          <table:table-cell table:style-name="ce80" table:formula="of:=IF([.AW$1]=[.$AH13];[.$AE13]*(2^[.$AI13]);&quot;&quot;)">
            <text:p/>
          </table:table-cell>
          <table:table-cell table:style-name="ce80" table:formula="of:=IF(AND([.AX$1]=[.$AH13];[.$AJ13]&lt;16);[.$AF13]*(2^[.$AK13]);&quot;&quot;)">
            <text:p/>
          </table:table-cell>
          <table:table-cell table:style-name="ce80" table:formula="of:=IF(AND([.AX$1]=[.$AH13];[.$AJ13]&gt;=16);[.$AF13]*(2^[.$AK13]);&quot;&quot;)">
            <text:p/>
          </table:table-cell>
          <table:table-cell table:style-name="ce80" table:formula="of:=IF([.AZ$1]=[.$AH13];[.$AB13]*(2^[.$AJ13]);&quot;&quot;)">
            <text:p/>
          </table:table-cell>
          <table:table-cell table:style-name="ce80" table:formula="of:=IF([.BA$1]=[.$AH13];[.$AA13]*(2^[.$AI13]);&quot;&quot;)">
            <text:p/>
          </table:table-cell>
          <table:table-cell table:style-name="ce80" table:formula="of:=IF([.BB$1]=[.$AH13];[.$AC13]*(2^[.$AJ13]);&quot;&quot;)">
            <text:p/>
          </table:table-cell>
          <table:table-cell table:style-name="ce80" table:formula="of:=IF([.BC$1]=[.$AH13];[.$AD13]*(2^[.$AJ13]);&quot;&quot;)">
            <text:p/>
          </table:table-cell>
          <table:table-cell table:style-name="ce80" table:formula="of:=IF([.BD$1]=[.$AH13];[.$AE13]*(2^[.$AI13]);&quot;&quot;)">
            <text:p/>
          </table:table-cell>
          <table:table-cell table:style-name="ce80" table:formula="of:=IF(AND([.BE$1]=[.$AH13];[.$AJ13]&lt;16);[.$AF13]*(2^[.$AK13]);&quot;&quot;)">
            <text:p/>
          </table:table-cell>
          <table:table-cell table:style-name="ce80" table:formula="of:=IF(AND([.BE$1]=[.$AH13];[.$AJ13]&gt;=16);[.$AF13]*(2^[.$AK13]);&quot;&quot;)">
            <text:p/>
          </table:table-cell>
          <table:table-cell table:style-name="ce80" table:formula="of:=IF([.BG$1]=[.$AH13];[.$AB13]*(2^[.$AJ13]);&quot;&quot;)">
            <text:p/>
          </table:table-cell>
          <table:table-cell table:style-name="ce80" table:formula="of:=IF([.BH$1]=[.$AH13];[.$AA13]*(2^[.$AI13]);&quot;&quot;)">
            <text:p/>
          </table:table-cell>
          <table:table-cell table:style-name="ce80" table:formula="of:=IF([.BI$1]=[.$AH13];[.$AC13]*(2^[.$AJ13]);&quot;&quot;)">
            <text:p/>
          </table:table-cell>
          <table:table-cell table:style-name="ce80" table:formula="of:=IF([.BJ$1]=[.$AH13];[.$AD13]*(2^[.$AJ13]);&quot;&quot;)">
            <text:p/>
          </table:table-cell>
          <table:table-cell table:style-name="ce80" table:formula="of:=IF([.BK$1]=[.$AH13];[.$AE13]*(2^[.$AI13]);&quot;&quot;)">
            <text:p/>
          </table:table-cell>
          <table:table-cell table:style-name="ce80" table:formula="of:=IF(AND([.BL$1]=[.$AH13];[.$AJ13]&lt;16);[.$AF13]*(2^[.$AK13]);&quot;&quot;)">
            <text:p/>
          </table:table-cell>
          <table:table-cell table:style-name="ce80" table:formula="of:=IF(AND([.BL$1]=[.$AH13];[.$AJ13]&gt;=16);[.$AF13]*(2^[.$AK13]);&quot;&quot;)">
            <text:p/>
          </table:table-cell>
          <table:table-cell table:style-name="ce80" table:formula="of:=IF([.BN$1]=[.$AH13];[.$AB13]*(2^[.$AJ13]);&quot;&quot;)">
            <text:p/>
          </table:table-cell>
          <table:table-cell table:style-name="ce80" table:formula="of:=IF([.BO$1]=[.$AH13];[.$AA13]*(2^[.$AI13]);&quot;&quot;)">
            <text:p/>
          </table:table-cell>
          <table:table-cell table:style-name="ce80" table:formula="of:=IF([.BP$1]=[.$AH13];[.$AC13]*(2^[.$AJ13]);&quot;&quot;)">
            <text:p/>
          </table:table-cell>
          <table:table-cell table:style-name="ce80" table:formula="of:=IF([.BQ$1]=[.$AH13];[.$AD13]*(2^[.$AJ13]);&quot;&quot;)">
            <text:p/>
          </table:table-cell>
          <table:table-cell table:style-name="ce80" table:formula="of:=IF([.BR$1]=[.$AH13];[.$AE13]*(2^[.$AI13]);&quot;&quot;)">
            <text:p/>
          </table:table-cell>
          <table:table-cell table:style-name="ce80" table:formula="of:=IF(AND([.BS$1]=[.$AH13];[.$AJ13]&lt;16);[.$AF13]*(2^[.$AK13]);&quot;&quot;)">
            <text:p/>
          </table:table-cell>
          <table:table-cell table:style-name="ce80" table:formula="of:=IF(AND([.BS$1]=[.$AH13];[.$AJ13]&gt;=16);[.$AF13]*(2^[.$AK13]);&quot;&quot;)">
            <text:p/>
          </table:table-cell>
          <table:table-cell table:style-name="ce80" table:formula="of:=IF([.BU$1]=[.$AH13];[.$AB13]*(2^[.$AJ13]);&quot;&quot;)">
            <text:p/>
          </table:table-cell>
          <table:table-cell table:style-name="ce80" table:formula="of:=IF([.BV$1]=[.$AH13];[.$AA13]*(2^[.$AI13]);&quot;&quot;)">
            <text:p/>
          </table:table-cell>
          <table:table-cell table:style-name="ce80" table:formula="of:=IF([.BW$1]=[.$AH13];[.$AC13]*(2^[.$AJ13]);&quot;&quot;)">
            <text:p/>
          </table:table-cell>
          <table:table-cell table:style-name="ce80" table:formula="of:=IF([.BX$1]=[.$AH13];[.$AD13]*(2^[.$AJ13]);&quot;&quot;)">
            <text:p/>
          </table:table-cell>
          <table:table-cell table:style-name="ce80" table:formula="of:=IF([.BY$1]=[.$AH13];[.$AE13]*(2^[.$AI13]);&quot;&quot;)">
            <text:p/>
          </table:table-cell>
          <table:table-cell table:style-name="ce80" table:formula="of:=IF(AND([.BZ$1]=[.$AH13];[.$AJ13]&lt;16);[.$AF13]*(2^[.$AK13]);&quot;&quot;)">
            <text:p/>
          </table:table-cell>
          <table:table-cell table:style-name="ce80" table:formula="of:=IF(AND([.BZ$1]=[.$AH13];[.$AJ13]&gt;=16);[.$AF13]*(2^[.$AK13]);&quot;&quot;)">
            <text:p/>
          </table:table-cell>
        </table:table-row>
        <table:table-row table:style-name="ro1">
          <table:table-cell table:style-name="ce57" office:value-type="float" office:value="69" calcext:value-type="float">
            <text:p>69</text:p>
          </table:table-cell>
          <table:table-cell table:style-name="ce61"/>
          <table:table-cell/>
          <table:table-cell table:style-name="ce61" office:value-type="string" calcext:value-type="string">
            <text:p>UART1RX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Внешние интерфейсы</text:p>
          </table:table-cell>
          <table:table-cell table:style-name="Default"/>
          <table:table-cell office:value-type="string" calcext:value-type="string">
            <text:p>PA10</text:p>
          </table:table-cell>
          <table:table-cell table:style-name="ce90"/>
          <table:table-cell table:style-name="ce90" office:value-type="string" calcext:value-type="string">
            <text:p>TIM1_CH3</text:p>
          </table:table-cell>
          <table:table-cell table:style-name="ce90" table:number-columns-repeated="5"/>
          <table:table-cell table:style-name="ce85" office:value-type="string" calcext:value-type="string">
            <text:p>USART1_RX</text:p>
          </table:table-cell>
          <table:table-cell table:style-name="ce90" table:number-columns-repeated="2"/>
          <table:table-cell table:style-name="ce90" office:value-type="string" calcext:value-type="string">
            <text:p>FS_ID</text:p>
          </table:table-cell>
          <table:table-cell table:style-name="ce81"/>
          <table:table-cell table:style-name="ce90" table:number-columns-repeated="2"/>
          <table:table-cell table:style-name="ce44" table:formula="of:=[.H14]" office:value-type="string" office:string-value="PA10" calcext:value-type="string">
            <text:p>PA10</text:p>
          </table:table-cell>
          <table:table-cell table:style-name="ce82" office:value-type="float" office:value="7" calcext:value-type="float">
            <text:p>7</text:p>
          </table:table-cell>
          <table:table-cell table:style-name="ce82" office:value-type="string" calcext:value-type="string">
            <text:p>H</text:p>
          </table:table-cell>
          <table:table-cell table:style-name="ce82"/>
          <table:table-cell table:style-name="ce75" office:value-type="float" office:value="0" calcext:value-type="float">
            <text:p>0</text:p>
          </table:table-cell>
          <table:table-cell table:style-name="ce82" table:formula="of:=IF([.$X14]=&quot;&quot;;IF([.$E14]=&quot;out&quot;;1;0);IF([.$X14]=&quot;A&quot;;3;2))" office:value-type="float" office:value="2" calcext:value-type="float">
            <text:p>2</text:p>
          </table:table-cell>
          <table:table-cell table:style-name="ce82" table:formula="of:=IF([.$Z14]=&quot;&quot;;0;[.$Z14])" office:value-type="float" office:value="0" calcext:value-type="float">
            <text:p>0</text:p>
          </table:table-cell>
          <table:table-cell table:style-name="ce82" table:formula="of:=IF([.$Y14]=&quot;H&quot;;1;IF([.$Y14]=&quot;L&quot;;2;0))" office:value-type="float" office:value="1" calcext:value-type="float">
            <text:p>1</text:p>
          </table:table-cell>
          <table:table-cell table:style-name="ce82" table:formula="of:=IF([.$Y14]=1;1;0)" office:value-type="float" office:value="0" calcext:value-type="float">
            <text:p>0</text:p>
          </table:table-cell>
          <table:table-cell table:style-name="ce82" table:formula="of:=IF(OR([.$X14]=&quot;&quot;;[.$X14]=&quot;A&quot;);0;[.$X14])" office:value-type="float" office:value="7" calcext:value-type="float">
            <text:p>7</text:p>
          </table:table-cell>
          <table:table-cell table:style-name="ce80"/>
          <table:table-cell table:style-name="ce80" table:formula="of:=MID([.H14];2;1)" office:value-type="string" office:string-value="A" calcext:value-type="string">
            <text:p>A</text:p>
          </table:table-cell>
          <table:table-cell table:style-name="ce80" table:formula="of:=MID([.H14];3;2)" office:value-type="string" office:string-value="10" calcext:value-type="string">
            <text:p>10</text:p>
          </table:table-cell>
          <table:table-cell table:style-name="ce80" table:formula="of:=[.AI14]*2" office:value-type="float" office:value="20" calcext:value-type="float">
            <text:p>20</text:p>
          </table:table-cell>
          <table:table-cell table:style-name="ce80" table:formula="of:=MOD([.AJ14]*2;32)" office:value-type="float" office:value="8" calcext:value-type="float">
            <text:p>8</text:p>
          </table:table-cell>
          <table:table-cell table:style-name="ce80" table:formula="of:=IF([.AL$1]=[.$AH14];[.$AB14]*(2^[.$AJ14]);&quot;&quot;)" office:value-type="float" office:value="2097152" calcext:value-type="float">
            <text:p>2097152</text:p>
          </table:table-cell>
          <table:table-cell table:style-name="ce80" table:formula="of:=IF([.AM$1]=[.$AH14];[.$AA14]*(2^[.$AI14]);&quot;&quot;)" office:value-type="float" office:value="0" calcext:value-type="float">
            <text:p>0</text:p>
          </table:table-cell>
          <table:table-cell table:style-name="ce80" table:formula="of:=IF([.AN$1]=[.$AH14];[.$AC14]*(2^[.$AJ14]);&quot;&quot;)" office:value-type="float" office:value="0" calcext:value-type="float">
            <text:p>0</text:p>
          </table:table-cell>
          <table:table-cell table:style-name="ce80" table:formula="of:=IF([.AO$1]=[.$AH14];[.$AD14]*(2^[.$AJ14]);&quot;&quot;)" office:value-type="float" office:value="1048576" calcext:value-type="float">
            <text:p>1048576</text:p>
          </table:table-cell>
          <table:table-cell table:style-name="ce80" table:formula="of:=IF([.AP$1]=[.$AH14];[.$AE14]*(2^[.$AI14]);&quot;&quot;)" office:value-type="float" office:value="0" calcext:value-type="float">
            <text:p>0</text:p>
          </table:table-cell>
          <table:table-cell table:style-name="ce80" table:formula="of:=IF(AND([.AQ$1]=[.$AH14];[.$AJ14]&lt;16);[.$AF14]*(2^[.$AK14]);&quot;&quot;)">
            <text:p/>
          </table:table-cell>
          <table:table-cell table:style-name="ce80" table:formula="of:=IF(AND([.AQ$1]=[.$AH14];[.$AJ14]&gt;=16);[.$AF14]*(2^[.$AK14]);&quot;&quot;)" office:value-type="float" office:value="1792" calcext:value-type="float">
            <text:p>1792</text:p>
          </table:table-cell>
          <table:table-cell table:style-name="ce80" table:formula="of:=IF([.AS$1]=[.$AH14];[.$AB14]*(2^[.$AJ14]);&quot;&quot;)">
            <text:p/>
          </table:table-cell>
          <table:table-cell table:style-name="ce80" table:formula="of:=IF([.AT$1]=[.$AH14];[.$AA14]*(2^[.$AI14]);&quot;&quot;)">
            <text:p/>
          </table:table-cell>
          <table:table-cell table:style-name="ce80" table:formula="of:=IF([.AU$1]=[.$AH14];[.$AC14]*(2^[.$AJ14]);&quot;&quot;)">
            <text:p/>
          </table:table-cell>
          <table:table-cell table:style-name="ce80" table:formula="of:=IF([.AV$1]=[.$AH14];[.$AD14]*(2^[.$AJ14]);&quot;&quot;)">
            <text:p/>
          </table:table-cell>
          <table:table-cell table:style-name="ce80" table:formula="of:=IF([.AW$1]=[.$AH14];[.$AE14]*(2^[.$AI14]);&quot;&quot;)">
            <text:p/>
          </table:table-cell>
          <table:table-cell table:style-name="ce80" table:formula="of:=IF(AND([.AX$1]=[.$AH14];[.$AJ14]&lt;16);[.$AF14]*(2^[.$AK14]);&quot;&quot;)">
            <text:p/>
          </table:table-cell>
          <table:table-cell table:style-name="ce80" table:formula="of:=IF(AND([.AX$1]=[.$AH14];[.$AJ14]&gt;=16);[.$AF14]*(2^[.$AK14]);&quot;&quot;)">
            <text:p/>
          </table:table-cell>
          <table:table-cell table:style-name="ce80" table:formula="of:=IF([.AZ$1]=[.$AH14];[.$AB14]*(2^[.$AJ14]);&quot;&quot;)">
            <text:p/>
          </table:table-cell>
          <table:table-cell table:style-name="ce80" table:formula="of:=IF([.BA$1]=[.$AH14];[.$AA14]*(2^[.$AI14]);&quot;&quot;)">
            <text:p/>
          </table:table-cell>
          <table:table-cell table:style-name="ce80" table:formula="of:=IF([.BB$1]=[.$AH14];[.$AC14]*(2^[.$AJ14]);&quot;&quot;)">
            <text:p/>
          </table:table-cell>
          <table:table-cell table:style-name="ce80" table:formula="of:=IF([.BC$1]=[.$AH14];[.$AD14]*(2^[.$AJ14]);&quot;&quot;)">
            <text:p/>
          </table:table-cell>
          <table:table-cell table:style-name="ce80" table:formula="of:=IF([.BD$1]=[.$AH14];[.$AE14]*(2^[.$AI14]);&quot;&quot;)">
            <text:p/>
          </table:table-cell>
          <table:table-cell table:style-name="ce80" table:formula="of:=IF(AND([.BE$1]=[.$AH14];[.$AJ14]&lt;16);[.$AF14]*(2^[.$AK14]);&quot;&quot;)">
            <text:p/>
          </table:table-cell>
          <table:table-cell table:style-name="ce80" table:formula="of:=IF(AND([.BE$1]=[.$AH14];[.$AJ14]&gt;=16);[.$AF14]*(2^[.$AK14]);&quot;&quot;)">
            <text:p/>
          </table:table-cell>
          <table:table-cell table:style-name="ce80" table:formula="of:=IF([.BG$1]=[.$AH14];[.$AB14]*(2^[.$AJ14]);&quot;&quot;)">
            <text:p/>
          </table:table-cell>
          <table:table-cell table:style-name="ce80" table:formula="of:=IF([.BH$1]=[.$AH14];[.$AA14]*(2^[.$AI14]);&quot;&quot;)">
            <text:p/>
          </table:table-cell>
          <table:table-cell table:style-name="ce80" table:formula="of:=IF([.BI$1]=[.$AH14];[.$AC14]*(2^[.$AJ14]);&quot;&quot;)">
            <text:p/>
          </table:table-cell>
          <table:table-cell table:style-name="ce80" table:formula="of:=IF([.BJ$1]=[.$AH14];[.$AD14]*(2^[.$AJ14]);&quot;&quot;)">
            <text:p/>
          </table:table-cell>
          <table:table-cell table:style-name="ce80" table:formula="of:=IF([.BK$1]=[.$AH14];[.$AE14]*(2^[.$AI14]);&quot;&quot;)">
            <text:p/>
          </table:table-cell>
          <table:table-cell table:style-name="ce80" table:formula="of:=IF(AND([.BL$1]=[.$AH14];[.$AJ14]&lt;16);[.$AF14]*(2^[.$AK14]);&quot;&quot;)">
            <text:p/>
          </table:table-cell>
          <table:table-cell table:style-name="ce80" table:formula="of:=IF(AND([.BL$1]=[.$AH14];[.$AJ14]&gt;=16);[.$AF14]*(2^[.$AK14]);&quot;&quot;)">
            <text:p/>
          </table:table-cell>
          <table:table-cell table:style-name="ce80" table:formula="of:=IF([.BN$1]=[.$AH14];[.$AB14]*(2^[.$AJ14]);&quot;&quot;)">
            <text:p/>
          </table:table-cell>
          <table:table-cell table:style-name="ce80" table:formula="of:=IF([.BO$1]=[.$AH14];[.$AA14]*(2^[.$AI14]);&quot;&quot;)">
            <text:p/>
          </table:table-cell>
          <table:table-cell table:style-name="ce80" table:formula="of:=IF([.BP$1]=[.$AH14];[.$AC14]*(2^[.$AJ14]);&quot;&quot;)">
            <text:p/>
          </table:table-cell>
          <table:table-cell table:style-name="ce80" table:formula="of:=IF([.BQ$1]=[.$AH14];[.$AD14]*(2^[.$AJ14]);&quot;&quot;)">
            <text:p/>
          </table:table-cell>
          <table:table-cell table:style-name="ce80" table:formula="of:=IF([.BR$1]=[.$AH14];[.$AE14]*(2^[.$AI14]);&quot;&quot;)">
            <text:p/>
          </table:table-cell>
          <table:table-cell table:style-name="ce80" table:formula="of:=IF(AND([.BS$1]=[.$AH14];[.$AJ14]&lt;16);[.$AF14]*(2^[.$AK14]);&quot;&quot;)">
            <text:p/>
          </table:table-cell>
          <table:table-cell table:style-name="ce80" table:formula="of:=IF(AND([.BS$1]=[.$AH14];[.$AJ14]&gt;=16);[.$AF14]*(2^[.$AK14]);&quot;&quot;)">
            <text:p/>
          </table:table-cell>
          <table:table-cell table:style-name="ce80" table:formula="of:=IF([.BU$1]=[.$AH14];[.$AB14]*(2^[.$AJ14]);&quot;&quot;)">
            <text:p/>
          </table:table-cell>
          <table:table-cell table:style-name="ce80" table:formula="of:=IF([.BV$1]=[.$AH14];[.$AA14]*(2^[.$AI14]);&quot;&quot;)">
            <text:p/>
          </table:table-cell>
          <table:table-cell table:style-name="ce80" table:formula="of:=IF([.BW$1]=[.$AH14];[.$AC14]*(2^[.$AJ14]);&quot;&quot;)">
            <text:p/>
          </table:table-cell>
          <table:table-cell table:style-name="ce80" table:formula="of:=IF([.BX$1]=[.$AH14];[.$AD14]*(2^[.$AJ14]);&quot;&quot;)">
            <text:p/>
          </table:table-cell>
          <table:table-cell table:style-name="ce80" table:formula="of:=IF([.BY$1]=[.$AH14];[.$AE14]*(2^[.$AI14]);&quot;&quot;)">
            <text:p/>
          </table:table-cell>
          <table:table-cell table:style-name="ce80" table:formula="of:=IF(AND([.BZ$1]=[.$AH14];[.$AJ14]&lt;16);[.$AF14]*(2^[.$AK14]);&quot;&quot;)">
            <text:p/>
          </table:table-cell>
          <table:table-cell table:style-name="ce80" table:formula="of:=IF(AND([.BZ$1]=[.$AH14];[.$AJ14]&gt;=16);[.$AF14]*(2^[.$AK14]);&quot;&quot;)">
            <text:p/>
          </table:table-cell>
        </table:table-row>
        <table:table-row table:style-name="ro1">
          <table:table-cell table:style-name="ce57" office:value-type="float" office:value="70" calcext:value-type="float">
            <text:p>70</text:p>
          </table:table-cell>
          <table:table-cell table:style-name="ce61"/>
          <table:table-cell/>
          <table:table-cell table:style-name="ce61" office:value-type="string" calcext:value-type="string">
            <text:p>USB_N</text:p>
          </table:table-cell>
          <table:table-cell table:style-name="ce61" office:value-type="string" calcext:value-type="string">
            <text:p>inout</text:p>
          </table:table-cell>
          <table:table-cell table:style-name="ce61" office:value-type="string" calcext:value-type="string">
            <text:p>USB</text:p>
          </table:table-cell>
          <table:table-cell table:style-name="Default"/>
          <table:table-cell office:value-type="string" calcext:value-type="string">
            <text:p>PA11</text:p>
          </table:table-cell>
          <table:table-cell table:style-name="ce90"/>
          <table:table-cell table:style-name="ce90" office:value-type="string" calcext:value-type="string">
            <text:p>TIM1_CH4</text:p>
          </table:table-cell>
          <table:table-cell table:style-name="ce90" table:number-columns-repeated="5"/>
          <table:table-cell table:style-name="ce90" office:value-type="string" calcext:value-type="string">
            <text:p>USART1_CTS</text:p>
          </table:table-cell>
          <table:table-cell table:style-name="ce90"/>
          <table:table-cell table:style-name="ce90" office:value-type="string" calcext:value-type="string">
            <text:p>CAN1_RX</text:p>
          </table:table-cell>
          <table:table-cell table:style-name="ce85" office:value-type="string" calcext:value-type="string">
            <text:p>FS_DM</text:p>
          </table:table-cell>
          <table:table-cell table:style-name="ce81"/>
          <table:table-cell table:style-name="ce90" table:number-columns-repeated="2"/>
          <table:table-cell table:style-name="ce44" table:formula="of:=[.H15]" office:value-type="string" office:string-value="PA11" calcext:value-type="string">
            <text:p>PA11</text:p>
          </table:table-cell>
          <table:table-cell table:style-name="ce82" office:value-type="float" office:value="10" calcext:value-type="float">
            <text:p>10</text:p>
          </table:table-cell>
          <table:table-cell table:style-name="ce82" table:number-columns-repeated="2"/>
          <table:table-cell table:style-name="ce75" office:value-type="float" office:value="0" calcext:value-type="float">
            <text:p>0</text:p>
          </table:table-cell>
          <table:table-cell table:style-name="ce82" table:formula="of:=IF([.$X15]=&quot;&quot;;IF([.$E15]=&quot;out&quot;;1;0);IF([.$X15]=&quot;A&quot;;3;2))" office:value-type="float" office:value="2" calcext:value-type="float">
            <text:p>2</text:p>
          </table:table-cell>
          <table:table-cell table:style-name="ce82" table:formula="of:=IF([.$Z15]=&quot;&quot;;0;[.$Z15])" office:value-type="float" office:value="0" calcext:value-type="float">
            <text:p>0</text:p>
          </table:table-cell>
          <table:table-cell table:style-name="ce82" table:formula="of:=IF([.$Y15]=&quot;H&quot;;1;IF([.$Y15]=&quot;L&quot;;2;0))" office:value-type="float" office:value="0" calcext:value-type="float">
            <text:p>0</text:p>
          </table:table-cell>
          <table:table-cell table:style-name="ce82" table:formula="of:=IF([.$Y15]=1;1;0)" office:value-type="float" office:value="0" calcext:value-type="float">
            <text:p>0</text:p>
          </table:table-cell>
          <table:table-cell table:style-name="ce82" table:formula="of:=IF(OR([.$X15]=&quot;&quot;;[.$X15]=&quot;A&quot;);0;[.$X15])" office:value-type="float" office:value="10" calcext:value-type="float">
            <text:p>10</text:p>
          </table:table-cell>
          <table:table-cell table:style-name="ce80"/>
          <table:table-cell table:style-name="ce80" table:formula="of:=MID([.H15];2;1)" office:value-type="string" office:string-value="A" calcext:value-type="string">
            <text:p>A</text:p>
          </table:table-cell>
          <table:table-cell table:style-name="ce80" table:formula="of:=MID([.H15];3;2)" office:value-type="string" office:string-value="11" calcext:value-type="string">
            <text:p>11</text:p>
          </table:table-cell>
          <table:table-cell table:style-name="ce80" table:formula="of:=[.AI15]*2" office:value-type="float" office:value="22" calcext:value-type="float">
            <text:p>22</text:p>
          </table:table-cell>
          <table:table-cell table:style-name="ce80" table:formula="of:=MOD([.AJ15]*2;32)" office:value-type="float" office:value="12" calcext:value-type="float">
            <text:p>12</text:p>
          </table:table-cell>
          <table:table-cell table:style-name="ce80" table:formula="of:=IF([.AL$1]=[.$AH15];[.$AB15]*(2^[.$AJ15]);&quot;&quot;)" office:value-type="float" office:value="8388608" calcext:value-type="float">
            <text:p>8388608</text:p>
          </table:table-cell>
          <table:table-cell table:style-name="ce80" table:formula="of:=IF([.AM$1]=[.$AH15];[.$AA15]*(2^[.$AI15]);&quot;&quot;)" office:value-type="float" office:value="0" calcext:value-type="float">
            <text:p>0</text:p>
          </table:table-cell>
          <table:table-cell table:style-name="ce80" table:formula="of:=IF([.AN$1]=[.$AH15];[.$AC15]*(2^[.$AJ15]);&quot;&quot;)" office:value-type="float" office:value="0" calcext:value-type="float">
            <text:p>0</text:p>
          </table:table-cell>
          <table:table-cell table:style-name="ce80" table:formula="of:=IF([.AO$1]=[.$AH15];[.$AD15]*(2^[.$AJ15]);&quot;&quot;)" office:value-type="float" office:value="0" calcext:value-type="float">
            <text:p>0</text:p>
          </table:table-cell>
          <table:table-cell table:style-name="ce80" table:formula="of:=IF([.AP$1]=[.$AH15];[.$AE15]*(2^[.$AI15]);&quot;&quot;)" office:value-type="float" office:value="0" calcext:value-type="float">
            <text:p>0</text:p>
          </table:table-cell>
          <table:table-cell table:style-name="ce80" table:formula="of:=IF(AND([.AQ$1]=[.$AH15];[.$AJ15]&lt;16);[.$AF15]*(2^[.$AK15]);&quot;&quot;)">
            <text:p/>
          </table:table-cell>
          <table:table-cell table:style-name="ce80" table:formula="of:=IF(AND([.AQ$1]=[.$AH15];[.$AJ15]&gt;=16);[.$AF15]*(2^[.$AK15]);&quot;&quot;)" office:value-type="float" office:value="40960" calcext:value-type="float">
            <text:p>40960</text:p>
          </table:table-cell>
          <table:table-cell table:style-name="ce80" table:formula="of:=IF([.AS$1]=[.$AH15];[.$AB15]*(2^[.$AJ15]);&quot;&quot;)">
            <text:p/>
          </table:table-cell>
          <table:table-cell table:style-name="ce80" table:formula="of:=IF([.AT$1]=[.$AH15];[.$AA15]*(2^[.$AI15]);&quot;&quot;)">
            <text:p/>
          </table:table-cell>
          <table:table-cell table:style-name="ce80" table:formula="of:=IF([.AU$1]=[.$AH15];[.$AC15]*(2^[.$AJ15]);&quot;&quot;)">
            <text:p/>
          </table:table-cell>
          <table:table-cell table:style-name="ce80" table:formula="of:=IF([.AV$1]=[.$AH15];[.$AD15]*(2^[.$AJ15]);&quot;&quot;)">
            <text:p/>
          </table:table-cell>
          <table:table-cell table:style-name="ce80" table:formula="of:=IF([.AW$1]=[.$AH15];[.$AE15]*(2^[.$AI15]);&quot;&quot;)">
            <text:p/>
          </table:table-cell>
          <table:table-cell table:style-name="ce80" table:formula="of:=IF(AND([.AX$1]=[.$AH15];[.$AJ15]&lt;16);[.$AF15]*(2^[.$AK15]);&quot;&quot;)">
            <text:p/>
          </table:table-cell>
          <table:table-cell table:style-name="ce80" table:formula="of:=IF(AND([.AX$1]=[.$AH15];[.$AJ15]&gt;=16);[.$AF15]*(2^[.$AK15]);&quot;&quot;)">
            <text:p/>
          </table:table-cell>
          <table:table-cell table:style-name="ce80" table:formula="of:=IF([.AZ$1]=[.$AH15];[.$AB15]*(2^[.$AJ15]);&quot;&quot;)">
            <text:p/>
          </table:table-cell>
          <table:table-cell table:style-name="ce80" table:formula="of:=IF([.BA$1]=[.$AH15];[.$AA15]*(2^[.$AI15]);&quot;&quot;)">
            <text:p/>
          </table:table-cell>
          <table:table-cell table:style-name="ce80" table:formula="of:=IF([.BB$1]=[.$AH15];[.$AC15]*(2^[.$AJ15]);&quot;&quot;)">
            <text:p/>
          </table:table-cell>
          <table:table-cell table:style-name="ce80" table:formula="of:=IF([.BC$1]=[.$AH15];[.$AD15]*(2^[.$AJ15]);&quot;&quot;)">
            <text:p/>
          </table:table-cell>
          <table:table-cell table:style-name="ce80" table:formula="of:=IF([.BD$1]=[.$AH15];[.$AE15]*(2^[.$AI15]);&quot;&quot;)">
            <text:p/>
          </table:table-cell>
          <table:table-cell table:style-name="ce80" table:formula="of:=IF(AND([.BE$1]=[.$AH15];[.$AJ15]&lt;16);[.$AF15]*(2^[.$AK15]);&quot;&quot;)">
            <text:p/>
          </table:table-cell>
          <table:table-cell table:style-name="ce80" table:formula="of:=IF(AND([.BE$1]=[.$AH15];[.$AJ15]&gt;=16);[.$AF15]*(2^[.$AK15]);&quot;&quot;)">
            <text:p/>
          </table:table-cell>
          <table:table-cell table:style-name="ce80" table:formula="of:=IF([.BG$1]=[.$AH15];[.$AB15]*(2^[.$AJ15]);&quot;&quot;)">
            <text:p/>
          </table:table-cell>
          <table:table-cell table:style-name="ce80" table:formula="of:=IF([.BH$1]=[.$AH15];[.$AA15]*(2^[.$AI15]);&quot;&quot;)">
            <text:p/>
          </table:table-cell>
          <table:table-cell table:style-name="ce80" table:formula="of:=IF([.BI$1]=[.$AH15];[.$AC15]*(2^[.$AJ15]);&quot;&quot;)">
            <text:p/>
          </table:table-cell>
          <table:table-cell table:style-name="ce80" table:formula="of:=IF([.BJ$1]=[.$AH15];[.$AD15]*(2^[.$AJ15]);&quot;&quot;)">
            <text:p/>
          </table:table-cell>
          <table:table-cell table:style-name="ce80" table:formula="of:=IF([.BK$1]=[.$AH15];[.$AE15]*(2^[.$AI15]);&quot;&quot;)">
            <text:p/>
          </table:table-cell>
          <table:table-cell table:style-name="ce80" table:formula="of:=IF(AND([.BL$1]=[.$AH15];[.$AJ15]&lt;16);[.$AF15]*(2^[.$AK15]);&quot;&quot;)">
            <text:p/>
          </table:table-cell>
          <table:table-cell table:style-name="ce80" table:formula="of:=IF(AND([.BL$1]=[.$AH15];[.$AJ15]&gt;=16);[.$AF15]*(2^[.$AK15]);&quot;&quot;)">
            <text:p/>
          </table:table-cell>
          <table:table-cell table:style-name="ce80" table:formula="of:=IF([.BN$1]=[.$AH15];[.$AB15]*(2^[.$AJ15]);&quot;&quot;)">
            <text:p/>
          </table:table-cell>
          <table:table-cell table:style-name="ce80" table:formula="of:=IF([.BO$1]=[.$AH15];[.$AA15]*(2^[.$AI15]);&quot;&quot;)">
            <text:p/>
          </table:table-cell>
          <table:table-cell table:style-name="ce80" table:formula="of:=IF([.BP$1]=[.$AH15];[.$AC15]*(2^[.$AJ15]);&quot;&quot;)">
            <text:p/>
          </table:table-cell>
          <table:table-cell table:style-name="ce80" table:formula="of:=IF([.BQ$1]=[.$AH15];[.$AD15]*(2^[.$AJ15]);&quot;&quot;)">
            <text:p/>
          </table:table-cell>
          <table:table-cell table:style-name="ce80" table:formula="of:=IF([.BR$1]=[.$AH15];[.$AE15]*(2^[.$AI15]);&quot;&quot;)">
            <text:p/>
          </table:table-cell>
          <table:table-cell table:style-name="ce80" table:formula="of:=IF(AND([.BS$1]=[.$AH15];[.$AJ15]&lt;16);[.$AF15]*(2^[.$AK15]);&quot;&quot;)">
            <text:p/>
          </table:table-cell>
          <table:table-cell table:style-name="ce80" table:formula="of:=IF(AND([.BS$1]=[.$AH15];[.$AJ15]&gt;=16);[.$AF15]*(2^[.$AK15]);&quot;&quot;)">
            <text:p/>
          </table:table-cell>
          <table:table-cell table:style-name="ce80" table:formula="of:=IF([.BU$1]=[.$AH15];[.$AB15]*(2^[.$AJ15]);&quot;&quot;)">
            <text:p/>
          </table:table-cell>
          <table:table-cell table:style-name="ce80" table:formula="of:=IF([.BV$1]=[.$AH15];[.$AA15]*(2^[.$AI15]);&quot;&quot;)">
            <text:p/>
          </table:table-cell>
          <table:table-cell table:style-name="ce80" table:formula="of:=IF([.BW$1]=[.$AH15];[.$AC15]*(2^[.$AJ15]);&quot;&quot;)">
            <text:p/>
          </table:table-cell>
          <table:table-cell table:style-name="ce80" table:formula="of:=IF([.BX$1]=[.$AH15];[.$AD15]*(2^[.$AJ15]);&quot;&quot;)">
            <text:p/>
          </table:table-cell>
          <table:table-cell table:style-name="ce80" table:formula="of:=IF([.BY$1]=[.$AH15];[.$AE15]*(2^[.$AI15]);&quot;&quot;)">
            <text:p/>
          </table:table-cell>
          <table:table-cell table:style-name="ce80" table:formula="of:=IF(AND([.BZ$1]=[.$AH15];[.$AJ15]&lt;16);[.$AF15]*(2^[.$AK15]);&quot;&quot;)">
            <text:p/>
          </table:table-cell>
          <table:table-cell table:style-name="ce80" table:formula="of:=IF(AND([.BZ$1]=[.$AH15];[.$AJ15]&gt;=16);[.$AF15]*(2^[.$AK15]);&quot;&quot;)">
            <text:p/>
          </table:table-cell>
        </table:table-row>
        <table:table-row table:style-name="ro1">
          <table:table-cell table:style-name="ce57" office:value-type="float" office:value="71" calcext:value-type="float">
            <text:p>71</text:p>
          </table:table-cell>
          <table:table-cell table:style-name="ce61"/>
          <table:table-cell/>
          <table:table-cell table:style-name="ce61" office:value-type="string" calcext:value-type="string">
            <text:p>USB_P</text:p>
          </table:table-cell>
          <table:table-cell table:style-name="ce61" office:value-type="string" calcext:value-type="string">
            <text:p>inout</text:p>
          </table:table-cell>
          <table:table-cell table:style-name="ce61" office:value-type="string" calcext:value-type="string">
            <text:p>USB</text:p>
          </table:table-cell>
          <table:table-cell table:style-name="Default"/>
          <table:table-cell office:value-type="string" calcext:value-type="string">
            <text:p>PA12</text:p>
          </table:table-cell>
          <table:table-cell table:style-name="ce90"/>
          <table:table-cell table:style-name="ce90" office:value-type="string" calcext:value-type="string">
            <text:p>TIM1_ETR</text:p>
          </table:table-cell>
          <table:table-cell table:style-name="ce90" table:number-columns-repeated="5"/>
          <table:table-cell table:style-name="ce90" office:value-type="string" calcext:value-type="string">
            <text:p>USART1_RTS</text:p>
          </table:table-cell>
          <table:table-cell table:style-name="ce90"/>
          <table:table-cell table:style-name="ce90" office:value-type="string" calcext:value-type="string">
            <text:p>CAN1_TX</text:p>
          </table:table-cell>
          <table:table-cell table:style-name="ce85" office:value-type="string" calcext:value-type="string">
            <text:p>FS_DP</text:p>
          </table:table-cell>
          <table:table-cell table:style-name="ce81"/>
          <table:table-cell table:style-name="ce90" table:number-columns-repeated="2"/>
          <table:table-cell table:style-name="ce44" table:formula="of:=[.H16]" office:value-type="string" office:string-value="PA12" calcext:value-type="string">
            <text:p>PA12</text:p>
          </table:table-cell>
          <table:table-cell table:style-name="ce82" office:value-type="float" office:value="10" calcext:value-type="float">
            <text:p>10</text:p>
          </table:table-cell>
          <table:table-cell table:style-name="ce82" table:number-columns-repeated="2"/>
          <table:table-cell table:style-name="ce75" office:value-type="float" office:value="0" calcext:value-type="float">
            <text:p>0</text:p>
          </table:table-cell>
          <table:table-cell table:style-name="ce82" table:formula="of:=IF([.$X16]=&quot;&quot;;IF([.$E16]=&quot;out&quot;;1;0);IF([.$X16]=&quot;A&quot;;3;2))" office:value-type="float" office:value="2" calcext:value-type="float">
            <text:p>2</text:p>
          </table:table-cell>
          <table:table-cell table:style-name="ce82" table:formula="of:=IF([.$Z16]=&quot;&quot;;0;[.$Z16])" office:value-type="float" office:value="0" calcext:value-type="float">
            <text:p>0</text:p>
          </table:table-cell>
          <table:table-cell table:style-name="ce82" table:formula="of:=IF([.$Y16]=&quot;H&quot;;1;IF([.$Y16]=&quot;L&quot;;2;0))" office:value-type="float" office:value="0" calcext:value-type="float">
            <text:p>0</text:p>
          </table:table-cell>
          <table:table-cell table:style-name="ce82" table:formula="of:=IF([.$Y16]=1;1;0)" office:value-type="float" office:value="0" calcext:value-type="float">
            <text:p>0</text:p>
          </table:table-cell>
          <table:table-cell table:style-name="ce82" table:formula="of:=IF(OR([.$X16]=&quot;&quot;;[.$X16]=&quot;A&quot;);0;[.$X16])" office:value-type="float" office:value="10" calcext:value-type="float">
            <text:p>10</text:p>
          </table:table-cell>
          <table:table-cell table:style-name="ce80"/>
          <table:table-cell table:style-name="ce80" table:formula="of:=MID([.H16];2;1)" office:value-type="string" office:string-value="A" calcext:value-type="string">
            <text:p>A</text:p>
          </table:table-cell>
          <table:table-cell table:style-name="ce80" table:formula="of:=MID([.H16];3;2)" office:value-type="string" office:string-value="12" calcext:value-type="string">
            <text:p>12</text:p>
          </table:table-cell>
          <table:table-cell table:style-name="ce80" table:formula="of:=[.AI16]*2" office:value-type="float" office:value="24" calcext:value-type="float">
            <text:p>24</text:p>
          </table:table-cell>
          <table:table-cell table:style-name="ce80" table:formula="of:=MOD([.AJ16]*2;32)" office:value-type="float" office:value="16" calcext:value-type="float">
            <text:p>16</text:p>
          </table:table-cell>
          <table:table-cell table:style-name="ce80" table:formula="of:=IF([.AL$1]=[.$AH16];[.$AB16]*(2^[.$AJ16]);&quot;&quot;)" office:value-type="float" office:value="33554432" calcext:value-type="float">
            <text:p>33554432</text:p>
          </table:table-cell>
          <table:table-cell table:style-name="ce80" table:formula="of:=IF([.AM$1]=[.$AH16];[.$AA16]*(2^[.$AI16]);&quot;&quot;)" office:value-type="float" office:value="0" calcext:value-type="float">
            <text:p>0</text:p>
          </table:table-cell>
          <table:table-cell table:style-name="ce80" table:formula="of:=IF([.AN$1]=[.$AH16];[.$AC16]*(2^[.$AJ16]);&quot;&quot;)" office:value-type="float" office:value="0" calcext:value-type="float">
            <text:p>0</text:p>
          </table:table-cell>
          <table:table-cell table:style-name="ce80" table:formula="of:=IF([.AO$1]=[.$AH16];[.$AD16]*(2^[.$AJ16]);&quot;&quot;)" office:value-type="float" office:value="0" calcext:value-type="float">
            <text:p>0</text:p>
          </table:table-cell>
          <table:table-cell table:style-name="ce80" table:formula="of:=IF([.AP$1]=[.$AH16];[.$AE16]*(2^[.$AI16]);&quot;&quot;)" office:value-type="float" office:value="0" calcext:value-type="float">
            <text:p>0</text:p>
          </table:table-cell>
          <table:table-cell table:style-name="ce80" table:formula="of:=IF(AND([.AQ$1]=[.$AH16];[.$AJ16]&lt;16);[.$AF16]*(2^[.$AK16]);&quot;&quot;)">
            <text:p/>
          </table:table-cell>
          <table:table-cell table:style-name="ce80" table:formula="of:=IF(AND([.AQ$1]=[.$AH16];[.$AJ16]&gt;=16);[.$AF16]*(2^[.$AK16]);&quot;&quot;)" office:value-type="float" office:value="655360" calcext:value-type="float">
            <text:p>655360</text:p>
          </table:table-cell>
          <table:table-cell table:style-name="ce80" table:formula="of:=IF([.AS$1]=[.$AH16];[.$AB16]*(2^[.$AJ16]);&quot;&quot;)">
            <text:p/>
          </table:table-cell>
          <table:table-cell table:style-name="ce80" table:formula="of:=IF([.AT$1]=[.$AH16];[.$AA16]*(2^[.$AI16]);&quot;&quot;)">
            <text:p/>
          </table:table-cell>
          <table:table-cell table:style-name="ce80" table:formula="of:=IF([.AU$1]=[.$AH16];[.$AC16]*(2^[.$AJ16]);&quot;&quot;)">
            <text:p/>
          </table:table-cell>
          <table:table-cell table:style-name="ce80" table:formula="of:=IF([.AV$1]=[.$AH16];[.$AD16]*(2^[.$AJ16]);&quot;&quot;)">
            <text:p/>
          </table:table-cell>
          <table:table-cell table:style-name="ce80" table:formula="of:=IF([.AW$1]=[.$AH16];[.$AE16]*(2^[.$AI16]);&quot;&quot;)">
            <text:p/>
          </table:table-cell>
          <table:table-cell table:style-name="ce80" table:formula="of:=IF(AND([.AX$1]=[.$AH16];[.$AJ16]&lt;16);[.$AF16]*(2^[.$AK16]);&quot;&quot;)">
            <text:p/>
          </table:table-cell>
          <table:table-cell table:style-name="ce80" table:formula="of:=IF(AND([.AX$1]=[.$AH16];[.$AJ16]&gt;=16);[.$AF16]*(2^[.$AK16]);&quot;&quot;)">
            <text:p/>
          </table:table-cell>
          <table:table-cell table:style-name="ce80" table:formula="of:=IF([.AZ$1]=[.$AH16];[.$AB16]*(2^[.$AJ16]);&quot;&quot;)">
            <text:p/>
          </table:table-cell>
          <table:table-cell table:style-name="ce80" table:formula="of:=IF([.BA$1]=[.$AH16];[.$AA16]*(2^[.$AI16]);&quot;&quot;)">
            <text:p/>
          </table:table-cell>
          <table:table-cell table:style-name="ce80" table:formula="of:=IF([.BB$1]=[.$AH16];[.$AC16]*(2^[.$AJ16]);&quot;&quot;)">
            <text:p/>
          </table:table-cell>
          <table:table-cell table:style-name="ce80" table:formula="of:=IF([.BC$1]=[.$AH16];[.$AD16]*(2^[.$AJ16]);&quot;&quot;)">
            <text:p/>
          </table:table-cell>
          <table:table-cell table:style-name="ce80" table:formula="of:=IF([.BD$1]=[.$AH16];[.$AE16]*(2^[.$AI16]);&quot;&quot;)">
            <text:p/>
          </table:table-cell>
          <table:table-cell table:style-name="ce80" table:formula="of:=IF(AND([.BE$1]=[.$AH16];[.$AJ16]&lt;16);[.$AF16]*(2^[.$AK16]);&quot;&quot;)">
            <text:p/>
          </table:table-cell>
          <table:table-cell table:style-name="ce80" table:formula="of:=IF(AND([.BE$1]=[.$AH16];[.$AJ16]&gt;=16);[.$AF16]*(2^[.$AK16]);&quot;&quot;)">
            <text:p/>
          </table:table-cell>
          <table:table-cell table:style-name="ce80" table:formula="of:=IF([.BG$1]=[.$AH16];[.$AB16]*(2^[.$AJ16]);&quot;&quot;)">
            <text:p/>
          </table:table-cell>
          <table:table-cell table:style-name="ce80" table:formula="of:=IF([.BH$1]=[.$AH16];[.$AA16]*(2^[.$AI16]);&quot;&quot;)">
            <text:p/>
          </table:table-cell>
          <table:table-cell table:style-name="ce80" table:formula="of:=IF([.BI$1]=[.$AH16];[.$AC16]*(2^[.$AJ16]);&quot;&quot;)">
            <text:p/>
          </table:table-cell>
          <table:table-cell table:style-name="ce80" table:formula="of:=IF([.BJ$1]=[.$AH16];[.$AD16]*(2^[.$AJ16]);&quot;&quot;)">
            <text:p/>
          </table:table-cell>
          <table:table-cell table:style-name="ce80" table:formula="of:=IF([.BK$1]=[.$AH16];[.$AE16]*(2^[.$AI16]);&quot;&quot;)">
            <text:p/>
          </table:table-cell>
          <table:table-cell table:style-name="ce80" table:formula="of:=IF(AND([.BL$1]=[.$AH16];[.$AJ16]&lt;16);[.$AF16]*(2^[.$AK16]);&quot;&quot;)">
            <text:p/>
          </table:table-cell>
          <table:table-cell table:style-name="ce80" table:formula="of:=IF(AND([.BL$1]=[.$AH16];[.$AJ16]&gt;=16);[.$AF16]*(2^[.$AK16]);&quot;&quot;)">
            <text:p/>
          </table:table-cell>
          <table:table-cell table:style-name="ce80" table:formula="of:=IF([.BN$1]=[.$AH16];[.$AB16]*(2^[.$AJ16]);&quot;&quot;)">
            <text:p/>
          </table:table-cell>
          <table:table-cell table:style-name="ce80" table:formula="of:=IF([.BO$1]=[.$AH16];[.$AA16]*(2^[.$AI16]);&quot;&quot;)">
            <text:p/>
          </table:table-cell>
          <table:table-cell table:style-name="ce80" table:formula="of:=IF([.BP$1]=[.$AH16];[.$AC16]*(2^[.$AJ16]);&quot;&quot;)">
            <text:p/>
          </table:table-cell>
          <table:table-cell table:style-name="ce80" table:formula="of:=IF([.BQ$1]=[.$AH16];[.$AD16]*(2^[.$AJ16]);&quot;&quot;)">
            <text:p/>
          </table:table-cell>
          <table:table-cell table:style-name="ce80" table:formula="of:=IF([.BR$1]=[.$AH16];[.$AE16]*(2^[.$AI16]);&quot;&quot;)">
            <text:p/>
          </table:table-cell>
          <table:table-cell table:style-name="ce80" table:formula="of:=IF(AND([.BS$1]=[.$AH16];[.$AJ16]&lt;16);[.$AF16]*(2^[.$AK16]);&quot;&quot;)">
            <text:p/>
          </table:table-cell>
          <table:table-cell table:style-name="ce80" table:formula="of:=IF(AND([.BS$1]=[.$AH16];[.$AJ16]&gt;=16);[.$AF16]*(2^[.$AK16]);&quot;&quot;)">
            <text:p/>
          </table:table-cell>
          <table:table-cell table:style-name="ce80" table:formula="of:=IF([.BU$1]=[.$AH16];[.$AB16]*(2^[.$AJ16]);&quot;&quot;)">
            <text:p/>
          </table:table-cell>
          <table:table-cell table:style-name="ce80" table:formula="of:=IF([.BV$1]=[.$AH16];[.$AA16]*(2^[.$AI16]);&quot;&quot;)">
            <text:p/>
          </table:table-cell>
          <table:table-cell table:style-name="ce80" table:formula="of:=IF([.BW$1]=[.$AH16];[.$AC16]*(2^[.$AJ16]);&quot;&quot;)">
            <text:p/>
          </table:table-cell>
          <table:table-cell table:style-name="ce80" table:formula="of:=IF([.BX$1]=[.$AH16];[.$AD16]*(2^[.$AJ16]);&quot;&quot;)">
            <text:p/>
          </table:table-cell>
          <table:table-cell table:style-name="ce80" table:formula="of:=IF([.BY$1]=[.$AH16];[.$AE16]*(2^[.$AI16]);&quot;&quot;)">
            <text:p/>
          </table:table-cell>
          <table:table-cell table:style-name="ce80" table:formula="of:=IF(AND([.BZ$1]=[.$AH16];[.$AJ16]&lt;16);[.$AF16]*(2^[.$AK16]);&quot;&quot;)">
            <text:p/>
          </table:table-cell>
          <table:table-cell table:style-name="ce80" table:formula="of:=IF(AND([.BZ$1]=[.$AH16];[.$AJ16]&gt;=16);[.$AF16]*(2^[.$AK16]);&quot;&quot;)">
            <text:p/>
          </table:table-cell>
        </table:table-row>
        <table:table-row table:style-name="ro1">
          <table:table-cell table:style-name="ce57" office:value-type="float" office:value="72" calcext:value-type="float">
            <text:p>72</text:p>
          </table:table-cell>
          <table:table-cell table:style-name="ce61" table:number-columns-repeated="2"/>
          <table:table-cell table:style-name="ce61" office:value-type="string" calcext:value-type="string">
            <text:p>SWDIO</text:p>
          </table:table-cell>
          <table:table-cell table:style-name="ce61" office:value-type="string" calcext:value-type="string">
            <text:p>inout</text:p>
          </table:table-cell>
          <table:table-cell table:style-name="ce61" office:value-type="string" calcext:value-type="string">
            <text:p>Отладка</text:p>
          </table:table-cell>
          <table:table-cell table:style-name="Default"/>
          <table:table-cell office:value-type="string" calcext:value-type="string">
            <text:p>PA13</text:p>
          </table:table-cell>
          <table:table-cell table:style-name="ce85" office:value-type="string" calcext:value-type="string">
            <text:p>JTMS-SWDIO</text:p>
          </table:table-cell>
          <table:table-cell table:style-name="ce90" table:number-columns-repeated="10"/>
          <table:table-cell table:style-name="ce81"/>
          <table:table-cell table:style-name="ce90" table:number-columns-repeated="2"/>
          <table:table-cell table:style-name="ce44" table:formula="of:=[.H17]" office:value-type="string" office:string-value="PA13" calcext:value-type="string">
            <text:p>PA1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H</text:p>
          </table:table-cell>
          <table:table-cell table:style-name="ce84" office:value-type="float" office:value="3" calcext:value-type="float">
            <text:p>3</text:p>
          </table:table-cell>
          <table:table-cell table:style-name="ce75" office:value-type="float" office:value="0" calcext:value-type="float">
            <text:p>0</text:p>
          </table:table-cell>
          <table:table-cell table:style-name="ce82" table:formula="of:=IF([.$X17]=&quot;&quot;;IF([.$E17]=&quot;out&quot;;1;0);IF([.$X17]=&quot;A&quot;;3;2))" office:value-type="float" office:value="2" calcext:value-type="float">
            <text:p>2</text:p>
          </table:table-cell>
          <table:table-cell table:style-name="ce82" table:formula="of:=IF([.$Z17]=&quot;&quot;;0;[.$Z17])" office:value-type="float" office:value="3" calcext:value-type="float">
            <text:p>3</text:p>
          </table:table-cell>
          <table:table-cell table:style-name="ce82" table:formula="of:=IF([.$Y17]=&quot;H&quot;;1;IF([.$Y17]=&quot;L&quot;;2;0))" office:value-type="float" office:value="1" calcext:value-type="float">
            <text:p>1</text:p>
          </table:table-cell>
          <table:table-cell table:style-name="ce82" table:formula="of:=IF([.$Y17]=1;1;0)" office:value-type="float" office:value="0" calcext:value-type="float">
            <text:p>0</text:p>
          </table:table-cell>
          <table:table-cell table:style-name="ce82" table:formula="of:=IF(OR([.$X17]=&quot;&quot;;[.$X17]=&quot;A&quot;);0;[.$X17])" office:value-type="float" office:value="0" calcext:value-type="float">
            <text:p>0</text:p>
          </table:table-cell>
          <table:table-cell table:style-name="ce80"/>
          <table:table-cell table:style-name="ce80" table:formula="of:=MID([.H17];2;1)" office:value-type="string" office:string-value="A" calcext:value-type="string">
            <text:p>A</text:p>
          </table:table-cell>
          <table:table-cell table:style-name="ce80" table:formula="of:=MID([.H17];3;2)" office:value-type="string" office:string-value="13" calcext:value-type="string">
            <text:p>13</text:p>
          </table:table-cell>
          <table:table-cell table:style-name="ce80" table:formula="of:=[.AI17]*2" office:value-type="float" office:value="26" calcext:value-type="float">
            <text:p>26</text:p>
          </table:table-cell>
          <table:table-cell table:style-name="ce80" table:formula="of:=MOD([.AJ17]*2;32)" office:value-type="float" office:value="20" calcext:value-type="float">
            <text:p>20</text:p>
          </table:table-cell>
          <table:table-cell table:style-name="ce80" table:formula="of:=IF([.AL$1]=[.$AH17];[.$AB17]*(2^[.$AJ17]);&quot;&quot;)" office:value-type="float" office:value="134217728" calcext:value-type="float">
            <text:p>134217728</text:p>
          </table:table-cell>
          <table:table-cell table:style-name="ce80" table:formula="of:=IF([.AM$1]=[.$AH17];[.$AA17]*(2^[.$AI17]);&quot;&quot;)" office:value-type="float" office:value="0" calcext:value-type="float">
            <text:p>0</text:p>
          </table:table-cell>
          <table:table-cell table:style-name="ce80" table:formula="of:=IF([.AN$1]=[.$AH17];[.$AC17]*(2^[.$AJ17]);&quot;&quot;)" office:value-type="float" office:value="201326592" calcext:value-type="float">
            <text:p>201326592</text:p>
          </table:table-cell>
          <table:table-cell table:style-name="ce80" table:formula="of:=IF([.AO$1]=[.$AH17];[.$AD17]*(2^[.$AJ17]);&quot;&quot;)" office:value-type="float" office:value="67108864" calcext:value-type="float">
            <text:p>67108864</text:p>
          </table:table-cell>
          <table:table-cell table:style-name="ce80" table:formula="of:=IF([.AP$1]=[.$AH17];[.$AE17]*(2^[.$AI17]);&quot;&quot;)" office:value-type="float" office:value="0" calcext:value-type="float">
            <text:p>0</text:p>
          </table:table-cell>
          <table:table-cell table:style-name="ce80" table:formula="of:=IF(AND([.AQ$1]=[.$AH17];[.$AJ17]&lt;16);[.$AF17]*(2^[.$AK17]);&quot;&quot;)">
            <text:p/>
          </table:table-cell>
          <table:table-cell table:style-name="ce80" table:formula="of:=IF(AND([.AQ$1]=[.$AH17];[.$AJ17]&gt;=16);[.$AF17]*(2^[.$AK17]);&quot;&quot;)" office:value-type="float" office:value="0" calcext:value-type="float">
            <text:p>0</text:p>
          </table:table-cell>
          <table:table-cell table:style-name="ce80" table:formula="of:=IF([.AS$1]=[.$AH17];[.$AB17]*(2^[.$AJ17]);&quot;&quot;)">
            <text:p/>
          </table:table-cell>
          <table:table-cell table:style-name="ce80" table:formula="of:=IF([.AT$1]=[.$AH17];[.$AA17]*(2^[.$AI17]);&quot;&quot;)">
            <text:p/>
          </table:table-cell>
          <table:table-cell table:style-name="ce80" table:formula="of:=IF([.AU$1]=[.$AH17];[.$AC17]*(2^[.$AJ17]);&quot;&quot;)">
            <text:p/>
          </table:table-cell>
          <table:table-cell table:style-name="ce80" table:formula="of:=IF([.AV$1]=[.$AH17];[.$AD17]*(2^[.$AJ17]);&quot;&quot;)">
            <text:p/>
          </table:table-cell>
          <table:table-cell table:style-name="ce80" table:formula="of:=IF([.AW$1]=[.$AH17];[.$AE17]*(2^[.$AI17]);&quot;&quot;)">
            <text:p/>
          </table:table-cell>
          <table:table-cell table:style-name="ce80" table:formula="of:=IF(AND([.AX$1]=[.$AH17];[.$AJ17]&lt;16);[.$AF17]*(2^[.$AK17]);&quot;&quot;)">
            <text:p/>
          </table:table-cell>
          <table:table-cell table:style-name="ce80" table:formula="of:=IF(AND([.AX$1]=[.$AH17];[.$AJ17]&gt;=16);[.$AF17]*(2^[.$AK17]);&quot;&quot;)">
            <text:p/>
          </table:table-cell>
          <table:table-cell table:style-name="ce80" table:formula="of:=IF([.AZ$1]=[.$AH17];[.$AB17]*(2^[.$AJ17]);&quot;&quot;)">
            <text:p/>
          </table:table-cell>
          <table:table-cell table:style-name="ce80" table:formula="of:=IF([.BA$1]=[.$AH17];[.$AA17]*(2^[.$AI17]);&quot;&quot;)">
            <text:p/>
          </table:table-cell>
          <table:table-cell table:style-name="ce80" table:formula="of:=IF([.BB$1]=[.$AH17];[.$AC17]*(2^[.$AJ17]);&quot;&quot;)">
            <text:p/>
          </table:table-cell>
          <table:table-cell table:style-name="ce80" table:formula="of:=IF([.BC$1]=[.$AH17];[.$AD17]*(2^[.$AJ17]);&quot;&quot;)">
            <text:p/>
          </table:table-cell>
          <table:table-cell table:style-name="ce80" table:formula="of:=IF([.BD$1]=[.$AH17];[.$AE17]*(2^[.$AI17]);&quot;&quot;)">
            <text:p/>
          </table:table-cell>
          <table:table-cell table:style-name="ce80" table:formula="of:=IF(AND([.BE$1]=[.$AH17];[.$AJ17]&lt;16);[.$AF17]*(2^[.$AK17]);&quot;&quot;)">
            <text:p/>
          </table:table-cell>
          <table:table-cell table:style-name="ce80" table:formula="of:=IF(AND([.BE$1]=[.$AH17];[.$AJ17]&gt;=16);[.$AF17]*(2^[.$AK17]);&quot;&quot;)">
            <text:p/>
          </table:table-cell>
          <table:table-cell table:style-name="ce80" table:formula="of:=IF([.BG$1]=[.$AH17];[.$AB17]*(2^[.$AJ17]);&quot;&quot;)">
            <text:p/>
          </table:table-cell>
          <table:table-cell table:style-name="ce80" table:formula="of:=IF([.BH$1]=[.$AH17];[.$AA17]*(2^[.$AI17]);&quot;&quot;)">
            <text:p/>
          </table:table-cell>
          <table:table-cell table:style-name="ce80" table:formula="of:=IF([.BI$1]=[.$AH17];[.$AC17]*(2^[.$AJ17]);&quot;&quot;)">
            <text:p/>
          </table:table-cell>
          <table:table-cell table:style-name="ce80" table:formula="of:=IF([.BJ$1]=[.$AH17];[.$AD17]*(2^[.$AJ17]);&quot;&quot;)">
            <text:p/>
          </table:table-cell>
          <table:table-cell table:style-name="ce80" table:formula="of:=IF([.BK$1]=[.$AH17];[.$AE17]*(2^[.$AI17]);&quot;&quot;)">
            <text:p/>
          </table:table-cell>
          <table:table-cell table:style-name="ce80" table:formula="of:=IF(AND([.BL$1]=[.$AH17];[.$AJ17]&lt;16);[.$AF17]*(2^[.$AK17]);&quot;&quot;)">
            <text:p/>
          </table:table-cell>
          <table:table-cell table:style-name="ce80" table:formula="of:=IF(AND([.BL$1]=[.$AH17];[.$AJ17]&gt;=16);[.$AF17]*(2^[.$AK17]);&quot;&quot;)">
            <text:p/>
          </table:table-cell>
          <table:table-cell table:style-name="ce80" table:formula="of:=IF([.BN$1]=[.$AH17];[.$AB17]*(2^[.$AJ17]);&quot;&quot;)">
            <text:p/>
          </table:table-cell>
          <table:table-cell table:style-name="ce80" table:formula="of:=IF([.BO$1]=[.$AH17];[.$AA17]*(2^[.$AI17]);&quot;&quot;)">
            <text:p/>
          </table:table-cell>
          <table:table-cell table:style-name="ce80" table:formula="of:=IF([.BP$1]=[.$AH17];[.$AC17]*(2^[.$AJ17]);&quot;&quot;)">
            <text:p/>
          </table:table-cell>
          <table:table-cell table:style-name="ce80" table:formula="of:=IF([.BQ$1]=[.$AH17];[.$AD17]*(2^[.$AJ17]);&quot;&quot;)">
            <text:p/>
          </table:table-cell>
          <table:table-cell table:style-name="ce80" table:formula="of:=IF([.BR$1]=[.$AH17];[.$AE17]*(2^[.$AI17]);&quot;&quot;)">
            <text:p/>
          </table:table-cell>
          <table:table-cell table:style-name="ce80" table:formula="of:=IF(AND([.BS$1]=[.$AH17];[.$AJ17]&lt;16);[.$AF17]*(2^[.$AK17]);&quot;&quot;)">
            <text:p/>
          </table:table-cell>
          <table:table-cell table:style-name="ce80" table:formula="of:=IF(AND([.BS$1]=[.$AH17];[.$AJ17]&gt;=16);[.$AF17]*(2^[.$AK17]);&quot;&quot;)">
            <text:p/>
          </table:table-cell>
          <table:table-cell table:style-name="ce80" table:formula="of:=IF([.BU$1]=[.$AH17];[.$AB17]*(2^[.$AJ17]);&quot;&quot;)">
            <text:p/>
          </table:table-cell>
          <table:table-cell table:style-name="ce80" table:formula="of:=IF([.BV$1]=[.$AH17];[.$AA17]*(2^[.$AI17]);&quot;&quot;)">
            <text:p/>
          </table:table-cell>
          <table:table-cell table:style-name="ce80" table:formula="of:=IF([.BW$1]=[.$AH17];[.$AC17]*(2^[.$AJ17]);&quot;&quot;)">
            <text:p/>
          </table:table-cell>
          <table:table-cell table:style-name="ce80" table:formula="of:=IF([.BX$1]=[.$AH17];[.$AD17]*(2^[.$AJ17]);&quot;&quot;)">
            <text:p/>
          </table:table-cell>
          <table:table-cell table:style-name="ce80" table:formula="of:=IF([.BY$1]=[.$AH17];[.$AE17]*(2^[.$AI17]);&quot;&quot;)">
            <text:p/>
          </table:table-cell>
          <table:table-cell table:style-name="ce80" table:formula="of:=IF(AND([.BZ$1]=[.$AH17];[.$AJ17]&lt;16);[.$AF17]*(2^[.$AK17]);&quot;&quot;)">
            <text:p/>
          </table:table-cell>
          <table:table-cell table:style-name="ce80" table:formula="of:=IF(AND([.BZ$1]=[.$AH17];[.$AJ17]&gt;=16);[.$AF17]*(2^[.$AK17]);&quot;&quot;)">
            <text:p/>
          </table:table-cell>
        </table:table-row>
        <table:table-row table:style-name="ro1">
          <table:table-cell table:style-name="ce58" office:value-type="float" office:value="76" calcext:value-type="float">
            <text:p>76</text:p>
          </table:table-cell>
          <table:table-cell table:style-name="ce61" table:number-columns-repeated="2"/>
          <table:table-cell table:style-name="ce61" office:value-type="string" calcext:value-type="string">
            <text:p>SWCLK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Отладка</text:p>
          </table:table-cell>
          <table:table-cell table:style-name="Default"/>
          <table:table-cell office:value-type="string" calcext:value-type="string">
            <text:p>PA14</text:p>
          </table:table-cell>
          <table:table-cell table:style-name="ce85" office:value-type="string" calcext:value-type="string">
            <text:p>JTCK-SWCLK</text:p>
          </table:table-cell>
          <table:table-cell table:style-name="ce90" table:number-columns-repeated="10"/>
          <table:table-cell table:style-name="ce81"/>
          <table:table-cell table:style-name="ce90" table:number-columns-repeated="2"/>
          <table:table-cell table:style-name="ce44" table:formula="of:=[.H18]" office:value-type="string" office:string-value="PA14" calcext:value-type="string">
            <text:p>PA1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L</text:p>
          </table:table-cell>
          <table:table-cell table:style-name="ce84" office:value-type="float" office:value="3" calcext:value-type="float">
            <text:p>3</text:p>
          </table:table-cell>
          <table:table-cell table:style-name="ce75" office:value-type="float" office:value="0" calcext:value-type="float">
            <text:p>0</text:p>
          </table:table-cell>
          <table:table-cell table:style-name="ce82" table:formula="of:=IF([.$X18]=&quot;&quot;;IF([.$E18]=&quot;out&quot;;1;0);IF([.$X18]=&quot;A&quot;;3;2))" office:value-type="float" office:value="2" calcext:value-type="float">
            <text:p>2</text:p>
          </table:table-cell>
          <table:table-cell table:style-name="ce82" table:formula="of:=IF([.$Z18]=&quot;&quot;;0;[.$Z18])" office:value-type="float" office:value="3" calcext:value-type="float">
            <text:p>3</text:p>
          </table:table-cell>
          <table:table-cell table:style-name="ce82" table:formula="of:=IF([.$Y18]=&quot;H&quot;;1;IF([.$Y18]=&quot;L&quot;;2;0))" office:value-type="float" office:value="2" calcext:value-type="float">
            <text:p>2</text:p>
          </table:table-cell>
          <table:table-cell table:style-name="ce82" table:formula="of:=IF([.$Y18]=1;1;0)" office:value-type="float" office:value="0" calcext:value-type="float">
            <text:p>0</text:p>
          </table:table-cell>
          <table:table-cell table:style-name="ce82" table:formula="of:=IF(OR([.$X18]=&quot;&quot;;[.$X18]=&quot;A&quot;);0;[.$X18])" office:value-type="float" office:value="0" calcext:value-type="float">
            <text:p>0</text:p>
          </table:table-cell>
          <table:table-cell table:style-name="ce80"/>
          <table:table-cell table:style-name="ce80" table:formula="of:=MID([.H18];2;1)" office:value-type="string" office:string-value="A" calcext:value-type="string">
            <text:p>A</text:p>
          </table:table-cell>
          <table:table-cell table:style-name="ce80" table:formula="of:=MID([.H18];3;2)" office:value-type="string" office:string-value="14" calcext:value-type="string">
            <text:p>14</text:p>
          </table:table-cell>
          <table:table-cell table:style-name="ce80" table:formula="of:=[.AI18]*2" office:value-type="float" office:value="28" calcext:value-type="float">
            <text:p>28</text:p>
          </table:table-cell>
          <table:table-cell table:style-name="ce80" table:formula="of:=MOD([.AJ18]*2;32)" office:value-type="float" office:value="24" calcext:value-type="float">
            <text:p>24</text:p>
          </table:table-cell>
          <table:table-cell table:style-name="ce80" table:formula="of:=IF([.AL$1]=[.$AH18];[.$AB18]*(2^[.$AJ18]);&quot;&quot;)" office:value-type="float" office:value="536870912" calcext:value-type="float">
            <text:p>536870912</text:p>
          </table:table-cell>
          <table:table-cell table:style-name="ce80" table:formula="of:=IF([.AM$1]=[.$AH18];[.$AA18]*(2^[.$AI18]);&quot;&quot;)" office:value-type="float" office:value="0" calcext:value-type="float">
            <text:p>0</text:p>
          </table:table-cell>
          <table:table-cell table:style-name="ce80" table:formula="of:=IF([.AN$1]=[.$AH18];[.$AC18]*(2^[.$AJ18]);&quot;&quot;)" office:value-type="float" office:value="805306368" calcext:value-type="float">
            <text:p>805306368</text:p>
          </table:table-cell>
          <table:table-cell table:style-name="ce80" table:formula="of:=IF([.AO$1]=[.$AH18];[.$AD18]*(2^[.$AJ18]);&quot;&quot;)" office:value-type="float" office:value="536870912" calcext:value-type="float">
            <text:p>536870912</text:p>
          </table:table-cell>
          <table:table-cell table:style-name="ce80" table:formula="of:=IF([.AP$1]=[.$AH18];[.$AE18]*(2^[.$AI18]);&quot;&quot;)" office:value-type="float" office:value="0" calcext:value-type="float">
            <text:p>0</text:p>
          </table:table-cell>
          <table:table-cell table:style-name="ce80" table:formula="of:=IF(AND([.AQ$1]=[.$AH18];[.$AJ18]&lt;16);[.$AF18]*(2^[.$AK18]);&quot;&quot;)">
            <text:p/>
          </table:table-cell>
          <table:table-cell table:style-name="ce80" table:formula="of:=IF(AND([.AQ$1]=[.$AH18];[.$AJ18]&gt;=16);[.$AF18]*(2^[.$AK18]);&quot;&quot;)" office:value-type="float" office:value="0" calcext:value-type="float">
            <text:p>0</text:p>
          </table:table-cell>
          <table:table-cell table:style-name="ce80" table:formula="of:=IF([.AS$1]=[.$AH18];[.$AB18]*(2^[.$AJ18]);&quot;&quot;)">
            <text:p/>
          </table:table-cell>
          <table:table-cell table:style-name="ce80" table:formula="of:=IF([.AT$1]=[.$AH18];[.$AA18]*(2^[.$AI18]);&quot;&quot;)">
            <text:p/>
          </table:table-cell>
          <table:table-cell table:style-name="ce80" table:formula="of:=IF([.AU$1]=[.$AH18];[.$AC18]*(2^[.$AJ18]);&quot;&quot;)">
            <text:p/>
          </table:table-cell>
          <table:table-cell table:style-name="ce80" table:formula="of:=IF([.AV$1]=[.$AH18];[.$AD18]*(2^[.$AJ18]);&quot;&quot;)">
            <text:p/>
          </table:table-cell>
          <table:table-cell table:style-name="ce80" table:formula="of:=IF([.AW$1]=[.$AH18];[.$AE18]*(2^[.$AI18]);&quot;&quot;)">
            <text:p/>
          </table:table-cell>
          <table:table-cell table:style-name="ce80" table:formula="of:=IF(AND([.AX$1]=[.$AH18];[.$AJ18]&lt;16);[.$AF18]*(2^[.$AK18]);&quot;&quot;)">
            <text:p/>
          </table:table-cell>
          <table:table-cell table:style-name="ce80" table:formula="of:=IF(AND([.AX$1]=[.$AH18];[.$AJ18]&gt;=16);[.$AF18]*(2^[.$AK18]);&quot;&quot;)">
            <text:p/>
          </table:table-cell>
          <table:table-cell table:style-name="ce80" table:formula="of:=IF([.AZ$1]=[.$AH18];[.$AB18]*(2^[.$AJ18]);&quot;&quot;)">
            <text:p/>
          </table:table-cell>
          <table:table-cell table:style-name="ce80" table:formula="of:=IF([.BA$1]=[.$AH18];[.$AA18]*(2^[.$AI18]);&quot;&quot;)">
            <text:p/>
          </table:table-cell>
          <table:table-cell table:style-name="ce80" table:formula="of:=IF([.BB$1]=[.$AH18];[.$AC18]*(2^[.$AJ18]);&quot;&quot;)">
            <text:p/>
          </table:table-cell>
          <table:table-cell table:style-name="ce80" table:formula="of:=IF([.BC$1]=[.$AH18];[.$AD18]*(2^[.$AJ18]);&quot;&quot;)">
            <text:p/>
          </table:table-cell>
          <table:table-cell table:style-name="ce80" table:formula="of:=IF([.BD$1]=[.$AH18];[.$AE18]*(2^[.$AI18]);&quot;&quot;)">
            <text:p/>
          </table:table-cell>
          <table:table-cell table:style-name="ce80" table:formula="of:=IF(AND([.BE$1]=[.$AH18];[.$AJ18]&lt;16);[.$AF18]*(2^[.$AK18]);&quot;&quot;)">
            <text:p/>
          </table:table-cell>
          <table:table-cell table:style-name="ce80" table:formula="of:=IF(AND([.BE$1]=[.$AH18];[.$AJ18]&gt;=16);[.$AF18]*(2^[.$AK18]);&quot;&quot;)">
            <text:p/>
          </table:table-cell>
          <table:table-cell table:style-name="ce80" table:formula="of:=IF([.BG$1]=[.$AH18];[.$AB18]*(2^[.$AJ18]);&quot;&quot;)">
            <text:p/>
          </table:table-cell>
          <table:table-cell table:style-name="ce80" table:formula="of:=IF([.BH$1]=[.$AH18];[.$AA18]*(2^[.$AI18]);&quot;&quot;)">
            <text:p/>
          </table:table-cell>
          <table:table-cell table:style-name="ce80" table:formula="of:=IF([.BI$1]=[.$AH18];[.$AC18]*(2^[.$AJ18]);&quot;&quot;)">
            <text:p/>
          </table:table-cell>
          <table:table-cell table:style-name="ce80" table:formula="of:=IF([.BJ$1]=[.$AH18];[.$AD18]*(2^[.$AJ18]);&quot;&quot;)">
            <text:p/>
          </table:table-cell>
          <table:table-cell table:style-name="ce80" table:formula="of:=IF([.BK$1]=[.$AH18];[.$AE18]*(2^[.$AI18]);&quot;&quot;)">
            <text:p/>
          </table:table-cell>
          <table:table-cell table:style-name="ce80" table:formula="of:=IF(AND([.BL$1]=[.$AH18];[.$AJ18]&lt;16);[.$AF18]*(2^[.$AK18]);&quot;&quot;)">
            <text:p/>
          </table:table-cell>
          <table:table-cell table:style-name="ce80" table:formula="of:=IF(AND([.BL$1]=[.$AH18];[.$AJ18]&gt;=16);[.$AF18]*(2^[.$AK18]);&quot;&quot;)">
            <text:p/>
          </table:table-cell>
          <table:table-cell table:style-name="ce80" table:formula="of:=IF([.BN$1]=[.$AH18];[.$AB18]*(2^[.$AJ18]);&quot;&quot;)">
            <text:p/>
          </table:table-cell>
          <table:table-cell table:style-name="ce80" table:formula="of:=IF([.BO$1]=[.$AH18];[.$AA18]*(2^[.$AI18]);&quot;&quot;)">
            <text:p/>
          </table:table-cell>
          <table:table-cell table:style-name="ce80" table:formula="of:=IF([.BP$1]=[.$AH18];[.$AC18]*(2^[.$AJ18]);&quot;&quot;)">
            <text:p/>
          </table:table-cell>
          <table:table-cell table:style-name="ce80" table:formula="of:=IF([.BQ$1]=[.$AH18];[.$AD18]*(2^[.$AJ18]);&quot;&quot;)">
            <text:p/>
          </table:table-cell>
          <table:table-cell table:style-name="ce80" table:formula="of:=IF([.BR$1]=[.$AH18];[.$AE18]*(2^[.$AI18]);&quot;&quot;)">
            <text:p/>
          </table:table-cell>
          <table:table-cell table:style-name="ce80" table:formula="of:=IF(AND([.BS$1]=[.$AH18];[.$AJ18]&lt;16);[.$AF18]*(2^[.$AK18]);&quot;&quot;)">
            <text:p/>
          </table:table-cell>
          <table:table-cell table:style-name="ce80" table:formula="of:=IF(AND([.BS$1]=[.$AH18];[.$AJ18]&gt;=16);[.$AF18]*(2^[.$AK18]);&quot;&quot;)">
            <text:p/>
          </table:table-cell>
          <table:table-cell table:style-name="ce80" table:formula="of:=IF([.BU$1]=[.$AH18];[.$AB18]*(2^[.$AJ18]);&quot;&quot;)">
            <text:p/>
          </table:table-cell>
          <table:table-cell table:style-name="ce80" table:formula="of:=IF([.BV$1]=[.$AH18];[.$AA18]*(2^[.$AI18]);&quot;&quot;)">
            <text:p/>
          </table:table-cell>
          <table:table-cell table:style-name="ce80" table:formula="of:=IF([.BW$1]=[.$AH18];[.$AC18]*(2^[.$AJ18]);&quot;&quot;)">
            <text:p/>
          </table:table-cell>
          <table:table-cell table:style-name="ce80" table:formula="of:=IF([.BX$1]=[.$AH18];[.$AD18]*(2^[.$AJ18]);&quot;&quot;)">
            <text:p/>
          </table:table-cell>
          <table:table-cell table:style-name="ce80" table:formula="of:=IF([.BY$1]=[.$AH18];[.$AE18]*(2^[.$AI18]);&quot;&quot;)">
            <text:p/>
          </table:table-cell>
          <table:table-cell table:style-name="ce80" table:formula="of:=IF(AND([.BZ$1]=[.$AH18];[.$AJ18]&lt;16);[.$AF18]*(2^[.$AK18]);&quot;&quot;)">
            <text:p/>
          </table:table-cell>
          <table:table-cell table:style-name="ce80" table:formula="of:=IF(AND([.BZ$1]=[.$AH18];[.$AJ18]&gt;=16);[.$AF18]*(2^[.$AK18]);&quot;&quot;)">
            <text:p/>
          </table:table-cell>
        </table:table-row>
        <table:table-row table:style-name="ro1">
          <table:table-cell table:style-name="ce57" office:value-type="float" office:value="77" calcext:value-type="float">
            <text:p>77</text:p>
          </table:table-cell>
          <table:table-cell table:style-name="ce61"/>
          <table:table-cell/>
          <table:table-cell table:style-name="ce61" office:value-type="string" calcext:value-type="string">
            <text:p>LINK_ISO_485</text:p>
          </table:table-cell>
          <table:table-cell table:style-name="ce61" office:value-type="string" calcext:value-type="string">
            <text:p>out</text:p>
          </table:table-cell>
          <table:table-cell table:style-name="ce61" office:value-type="string" calcext:value-type="string">
            <text:p>Индикация</text:p>
          </table:table-cell>
          <table:table-cell table:style-name="Default"/>
          <table:table-cell table:style-name="ce85" office:value-type="string" calcext:value-type="string">
            <text:p>PA15</text:p>
          </table:table-cell>
          <table:table-cell table:style-name="ce90" office:value-type="string" calcext:value-type="string">
            <text:p>JTDI</text:p>
          </table:table-cell>
          <table:table-cell table:style-name="ce90" office:value-type="string" calcext:value-type="string">
            <text:p>TIM2_CH1/ETR</text:p>
          </table:table-cell>
          <table:table-cell table:style-name="ce90" table:number-columns-repeated="3"/>
          <table:table-cell table:style-name="ce90" office:value-type="string" calcext:value-type="string">
            <text:p>SPI1_NSS</text:p>
          </table:table-cell>
          <table:table-cell table:style-name="ce90" office:value-type="string" calcext:value-type="string">
            <text:p>SPI3_NSS/I2S3_WS</text:p>
          </table:table-cell>
          <table:table-cell table:style-name="ce90" table:number-columns-repeated="4"/>
          <table:table-cell table:style-name="ce81"/>
          <table:table-cell table:style-name="ce90" table:number-columns-repeated="2"/>
          <table:table-cell table:style-name="ce44" table:formula="of:=[.H19]" office:value-type="string" office:string-value="PA15" calcext:value-type="string">
            <text:p>PA15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2"/>
          <table:table-cell table:style-name="ce75" office:value-type="float" office:value="0" calcext:value-type="float">
            <text:p>0</text:p>
          </table:table-cell>
          <table:table-cell table:style-name="ce82" table:formula="of:=IF([.$X19]=&quot;&quot;;IF([.$E19]=&quot;out&quot;;1;0);IF([.$X19]=&quot;A&quot;;3;2))" office:value-type="float" office:value="1" calcext:value-type="float">
            <text:p>1</text:p>
          </table:table-cell>
          <table:table-cell table:style-name="ce82" table:formula="of:=IF([.$Z19]=&quot;&quot;;0;[.$Z19])" office:value-type="float" office:value="0" calcext:value-type="float">
            <text:p>0</text:p>
          </table:table-cell>
          <table:table-cell table:style-name="ce82" table:formula="of:=IF([.$Y19]=&quot;H&quot;;1;IF([.$Y19]=&quot;L&quot;;2;0))" office:value-type="float" office:value="0" calcext:value-type="float">
            <text:p>0</text:p>
          </table:table-cell>
          <table:table-cell table:style-name="ce82" table:formula="of:=IF([.$Y19]=1;1;0)" office:value-type="float" office:value="1" calcext:value-type="float">
            <text:p>1</text:p>
          </table:table-cell>
          <table:table-cell table:style-name="ce82" table:formula="of:=IF(OR([.$X19]=&quot;&quot;;[.$X19]=&quot;A&quot;);0;[.$X19])" office:value-type="float" office:value="0" calcext:value-type="float">
            <text:p>0</text:p>
          </table:table-cell>
          <table:table-cell table:style-name="ce80"/>
          <table:table-cell table:style-name="ce80" table:formula="of:=MID([.H19];2;1)" office:value-type="string" office:string-value="A" calcext:value-type="string">
            <text:p>A</text:p>
          </table:table-cell>
          <table:table-cell table:style-name="ce80" table:formula="of:=MID([.H19];3;2)" office:value-type="string" office:string-value="15" calcext:value-type="string">
            <text:p>15</text:p>
          </table:table-cell>
          <table:table-cell table:style-name="ce80" table:formula="of:=[.AI19]*2" office:value-type="float" office:value="30" calcext:value-type="float">
            <text:p>30</text:p>
          </table:table-cell>
          <table:table-cell table:style-name="ce80" table:formula="of:=MOD([.AJ19]*2;32)" office:value-type="float" office:value="28" calcext:value-type="float">
            <text:p>28</text:p>
          </table:table-cell>
          <table:table-cell table:style-name="ce80" table:formula="of:=IF([.AL$1]=[.$AH19];[.$AB19]*(2^[.$AJ19]);&quot;&quot;)" office:value-type="float" office:value="1073741824" calcext:value-type="float">
            <text:p>1073741824</text:p>
          </table:table-cell>
          <table:table-cell table:style-name="ce80" table:formula="of:=IF([.AM$1]=[.$AH19];[.$AA19]*(2^[.$AI19]);&quot;&quot;)" office:value-type="float" office:value="0" calcext:value-type="float">
            <text:p>0</text:p>
          </table:table-cell>
          <table:table-cell table:style-name="ce80" table:formula="of:=IF([.AN$1]=[.$AH19];[.$AC19]*(2^[.$AJ19]);&quot;&quot;)" office:value-type="float" office:value="0" calcext:value-type="float">
            <text:p>0</text:p>
          </table:table-cell>
          <table:table-cell table:style-name="ce80" table:formula="of:=IF([.AO$1]=[.$AH19];[.$AD19]*(2^[.$AJ19]);&quot;&quot;)" office:value-type="float" office:value="0" calcext:value-type="float">
            <text:p>0</text:p>
          </table:table-cell>
          <table:table-cell table:style-name="ce80" table:formula="of:=IF([.AP$1]=[.$AH19];[.$AE19]*(2^[.$AI19]);&quot;&quot;)" office:value-type="float" office:value="32768" calcext:value-type="float">
            <text:p>32768</text:p>
          </table:table-cell>
          <table:table-cell table:style-name="ce80" table:formula="of:=IF(AND([.AQ$1]=[.$AH19];[.$AJ19]&lt;16);[.$AF19]*(2^[.$AK19]);&quot;&quot;)">
            <text:p/>
          </table:table-cell>
          <table:table-cell table:style-name="ce80" table:formula="of:=IF(AND([.AQ$1]=[.$AH19];[.$AJ19]&gt;=16);[.$AF19]*(2^[.$AK19]);&quot;&quot;)" office:value-type="float" office:value="0" calcext:value-type="float">
            <text:p>0</text:p>
          </table:table-cell>
          <table:table-cell table:style-name="ce80" table:formula="of:=IF([.AS$1]=[.$AH19];[.$AB19]*(2^[.$AJ19]);&quot;&quot;)">
            <text:p/>
          </table:table-cell>
          <table:table-cell table:style-name="ce80" table:formula="of:=IF([.AT$1]=[.$AH19];[.$AA19]*(2^[.$AI19]);&quot;&quot;)">
            <text:p/>
          </table:table-cell>
          <table:table-cell table:style-name="ce80" table:formula="of:=IF([.AU$1]=[.$AH19];[.$AC19]*(2^[.$AJ19]);&quot;&quot;)">
            <text:p/>
          </table:table-cell>
          <table:table-cell table:style-name="ce80" table:formula="of:=IF([.AV$1]=[.$AH19];[.$AD19]*(2^[.$AJ19]);&quot;&quot;)">
            <text:p/>
          </table:table-cell>
          <table:table-cell table:style-name="ce80" table:formula="of:=IF([.AW$1]=[.$AH19];[.$AE19]*(2^[.$AI19]);&quot;&quot;)">
            <text:p/>
          </table:table-cell>
          <table:table-cell table:style-name="ce80" table:formula="of:=IF(AND([.AX$1]=[.$AH19];[.$AJ19]&lt;16);[.$AF19]*(2^[.$AK19]);&quot;&quot;)">
            <text:p/>
          </table:table-cell>
          <table:table-cell table:style-name="ce80" table:formula="of:=IF(AND([.AX$1]=[.$AH19];[.$AJ19]&gt;=16);[.$AF19]*(2^[.$AK19]);&quot;&quot;)">
            <text:p/>
          </table:table-cell>
          <table:table-cell table:style-name="ce80" table:formula="of:=IF([.AZ$1]=[.$AH19];[.$AB19]*(2^[.$AJ19]);&quot;&quot;)">
            <text:p/>
          </table:table-cell>
          <table:table-cell table:style-name="ce80" table:formula="of:=IF([.BA$1]=[.$AH19];[.$AA19]*(2^[.$AI19]);&quot;&quot;)">
            <text:p/>
          </table:table-cell>
          <table:table-cell table:style-name="ce80" table:formula="of:=IF([.BB$1]=[.$AH19];[.$AC19]*(2^[.$AJ19]);&quot;&quot;)">
            <text:p/>
          </table:table-cell>
          <table:table-cell table:style-name="ce80" table:formula="of:=IF([.BC$1]=[.$AH19];[.$AD19]*(2^[.$AJ19]);&quot;&quot;)">
            <text:p/>
          </table:table-cell>
          <table:table-cell table:style-name="ce80" table:formula="of:=IF([.BD$1]=[.$AH19];[.$AE19]*(2^[.$AI19]);&quot;&quot;)">
            <text:p/>
          </table:table-cell>
          <table:table-cell table:style-name="ce80" table:formula="of:=IF(AND([.BE$1]=[.$AH19];[.$AJ19]&lt;16);[.$AF19]*(2^[.$AK19]);&quot;&quot;)">
            <text:p/>
          </table:table-cell>
          <table:table-cell table:style-name="ce80" table:formula="of:=IF(AND([.BE$1]=[.$AH19];[.$AJ19]&gt;=16);[.$AF19]*(2^[.$AK19]);&quot;&quot;)">
            <text:p/>
          </table:table-cell>
          <table:table-cell table:style-name="ce80" table:formula="of:=IF([.BG$1]=[.$AH19];[.$AB19]*(2^[.$AJ19]);&quot;&quot;)">
            <text:p/>
          </table:table-cell>
          <table:table-cell table:style-name="ce80" table:formula="of:=IF([.BH$1]=[.$AH19];[.$AA19]*(2^[.$AI19]);&quot;&quot;)">
            <text:p/>
          </table:table-cell>
          <table:table-cell table:style-name="ce80" table:formula="of:=IF([.BI$1]=[.$AH19];[.$AC19]*(2^[.$AJ19]);&quot;&quot;)">
            <text:p/>
          </table:table-cell>
          <table:table-cell table:style-name="ce80" table:formula="of:=IF([.BJ$1]=[.$AH19];[.$AD19]*(2^[.$AJ19]);&quot;&quot;)">
            <text:p/>
          </table:table-cell>
          <table:table-cell table:style-name="ce80" table:formula="of:=IF([.BK$1]=[.$AH19];[.$AE19]*(2^[.$AI19]);&quot;&quot;)">
            <text:p/>
          </table:table-cell>
          <table:table-cell table:style-name="ce80" table:formula="of:=IF(AND([.BL$1]=[.$AH19];[.$AJ19]&lt;16);[.$AF19]*(2^[.$AK19]);&quot;&quot;)">
            <text:p/>
          </table:table-cell>
          <table:table-cell table:style-name="ce80" table:formula="of:=IF(AND([.BL$1]=[.$AH19];[.$AJ19]&gt;=16);[.$AF19]*(2^[.$AK19]);&quot;&quot;)">
            <text:p/>
          </table:table-cell>
          <table:table-cell table:style-name="ce80" table:formula="of:=IF([.BN$1]=[.$AH19];[.$AB19]*(2^[.$AJ19]);&quot;&quot;)">
            <text:p/>
          </table:table-cell>
          <table:table-cell table:style-name="ce80" table:formula="of:=IF([.BO$1]=[.$AH19];[.$AA19]*(2^[.$AI19]);&quot;&quot;)">
            <text:p/>
          </table:table-cell>
          <table:table-cell table:style-name="ce80" table:formula="of:=IF([.BP$1]=[.$AH19];[.$AC19]*(2^[.$AJ19]);&quot;&quot;)">
            <text:p/>
          </table:table-cell>
          <table:table-cell table:style-name="ce80" table:formula="of:=IF([.BQ$1]=[.$AH19];[.$AD19]*(2^[.$AJ19]);&quot;&quot;)">
            <text:p/>
          </table:table-cell>
          <table:table-cell table:style-name="ce80" table:formula="of:=IF([.BR$1]=[.$AH19];[.$AE19]*(2^[.$AI19]);&quot;&quot;)">
            <text:p/>
          </table:table-cell>
          <table:table-cell table:style-name="ce80" table:formula="of:=IF(AND([.BS$1]=[.$AH19];[.$AJ19]&lt;16);[.$AF19]*(2^[.$AK19]);&quot;&quot;)">
            <text:p/>
          </table:table-cell>
          <table:table-cell table:style-name="ce80" table:formula="of:=IF(AND([.BS$1]=[.$AH19];[.$AJ19]&gt;=16);[.$AF19]*(2^[.$AK19]);&quot;&quot;)">
            <text:p/>
          </table:table-cell>
          <table:table-cell table:style-name="ce80" table:formula="of:=IF([.BU$1]=[.$AH19];[.$AB19]*(2^[.$AJ19]);&quot;&quot;)">
            <text:p/>
          </table:table-cell>
          <table:table-cell table:style-name="ce80" table:formula="of:=IF([.BV$1]=[.$AH19];[.$AA19]*(2^[.$AI19]);&quot;&quot;)">
            <text:p/>
          </table:table-cell>
          <table:table-cell table:style-name="ce80" table:formula="of:=IF([.BW$1]=[.$AH19];[.$AC19]*(2^[.$AJ19]);&quot;&quot;)">
            <text:p/>
          </table:table-cell>
          <table:table-cell table:style-name="ce80" table:formula="of:=IF([.BX$1]=[.$AH19];[.$AD19]*(2^[.$AJ19]);&quot;&quot;)">
            <text:p/>
          </table:table-cell>
          <table:table-cell table:style-name="ce80" table:formula="of:=IF([.BY$1]=[.$AH19];[.$AE19]*(2^[.$AI19]);&quot;&quot;)">
            <text:p/>
          </table:table-cell>
          <table:table-cell table:style-name="ce80" table:formula="of:=IF(AND([.BZ$1]=[.$AH19];[.$AJ19]&lt;16);[.$AF19]*(2^[.$AK19]);&quot;&quot;)">
            <text:p/>
          </table:table-cell>
          <table:table-cell table:style-name="ce80" table:formula="of:=IF(AND([.BZ$1]=[.$AH19];[.$AJ19]&gt;=16);[.$AF19]*(2^[.$AK19]);&quot;&quot;)">
            <text:p/>
          </table:table-cell>
        </table:table-row>
        <table:table-row table:style-name="ro1">
          <table:table-cell table:style-name="ce59" office:value-type="float" office:value="35" calcext:value-type="float">
            <text:p>35</text:p>
          </table:table-cell>
          <table:table-cell table:style-name="ce62"/>
          <table:table-cell table:style-name="ce63"/>
          <table:table-cell table:style-name="ce62" office:value-type="string" calcext:value-type="string">
            <text:p>ADC_VDD</text:p>
          </table:table-cell>
          <table:table-cell table:style-name="ce62" office:value-type="string" calcext:value-type="string">
            <text:p>in</text:p>
          </table:table-cell>
          <table:table-cell table:style-name="ce62" office:value-type="string" calcext:value-type="string">
            <text:p>ADC</text:p>
          </table:table-cell>
          <table:table-cell table:style-name="ce63"/>
          <table:table-cell table:style-name="ce63" office:value-type="string" calcext:value-type="string">
            <text:p>PB0</text:p>
          </table:table-cell>
          <table:table-cell table:style-name="ce63"/>
          <table:table-cell table:style-name="ce63" office:value-type="string" calcext:value-type="string">
            <text:p>TIM1_CH2N</text:p>
          </table:table-cell>
          <table:table-cell table:style-name="ce63" office:value-type="string" calcext:value-type="string">
            <text:p>TIM3_CH3</text:p>
          </table:table-cell>
          <table:table-cell table:style-name="ce63" office:value-type="string" calcext:value-type="string">
            <text:p>TIM8_CH2N</text:p>
          </table:table-cell>
          <table:table-cell table:style-name="ce63" table:number-columns-repeated="6"/>
          <table:table-cell table:style-name="ce63" office:value-type="string" calcext:value-type="string">
            <text:p>HS_ULPI_D1</text:p>
          </table:table-cell>
          <table:table-cell table:style-name="ce74" office:value-type="string" calcext:value-type="string">
            <text:p>MII_RXD2</text:p>
          </table:table-cell>
          <table:table-cell table:style-name="ce63"/>
          <table:table-cell table:style-name="ce85" office:value-type="string" calcext:value-type="string">
            <text:p>ADC1_IN8</text:p>
          </table:table-cell>
          <table:table-cell table:style-name="ce44" table:formula="of:=[.H20]" office:value-type="string" office:string-value="PB0" calcext:value-type="string">
            <text:p>PB0</text:p>
          </table:table-cell>
          <table:table-cell table:style-name="ce82" office:value-type="string" calcext:value-type="string">
            <text:p>A</text:p>
          </table:table-cell>
          <table:table-cell table:style-name="ce82" table:number-columns-repeated="2"/>
          <table:table-cell table:style-name="ce75" office:value-type="float" office:value="0" calcext:value-type="float">
            <text:p>0</text:p>
          </table:table-cell>
          <table:table-cell table:style-name="ce82" table:formula="of:=IF([.$X20]=&quot;&quot;;IF([.$E20]=&quot;out&quot;;1;0);IF([.$X20]=&quot;A&quot;;3;2))" office:value-type="float" office:value="3" calcext:value-type="float">
            <text:p>3</text:p>
          </table:table-cell>
          <table:table-cell table:style-name="ce82" table:formula="of:=IF([.$Z20]=&quot;&quot;;0;[.$Z20])" office:value-type="float" office:value="0" calcext:value-type="float">
            <text:p>0</text:p>
          </table:table-cell>
          <table:table-cell table:style-name="ce82" table:formula="of:=IF([.$Y20]=&quot;H&quot;;1;IF([.$Y20]=&quot;L&quot;;2;0))" office:value-type="float" office:value="0" calcext:value-type="float">
            <text:p>0</text:p>
          </table:table-cell>
          <table:table-cell table:style-name="ce82" table:formula="of:=IF([.$Y20]=1;1;0)" office:value-type="float" office:value="0" calcext:value-type="float">
            <text:p>0</text:p>
          </table:table-cell>
          <table:table-cell table:style-name="ce82" table:formula="of:=IF(OR([.$X20]=&quot;&quot;;[.$X20]=&quot;A&quot;);0;[.$X20])" office:value-type="float" office:value="0" calcext:value-type="float">
            <text:p>0</text:p>
          </table:table-cell>
          <table:table-cell table:style-name="ce80"/>
          <table:table-cell table:style-name="ce80" table:formula="of:=MID([.H20];2;1)" office:value-type="string" office:string-value="B" calcext:value-type="string">
            <text:p>B</text:p>
          </table:table-cell>
          <table:table-cell table:style-name="ce80" table:formula="of:=MID([.H20];3;2)" office:value-type="string" office:string-value="0" calcext:value-type="string">
            <text:p>0</text:p>
          </table:table-cell>
          <table:table-cell table:style-name="ce80" table:formula="of:=[.AI20]*2" office:value-type="float" office:value="0" calcext:value-type="float">
            <text:p>0</text:p>
          </table:table-cell>
          <table:table-cell table:style-name="ce80" table:formula="of:=MOD([.AJ20]*2;32)" office:value-type="float" office:value="0" calcext:value-type="float">
            <text:p>0</text:p>
          </table:table-cell>
          <table:table-cell table:style-name="ce80" table:formula="of:=IF([.AL$1]=[.$AH20];[.$AB20]*(2^[.$AJ20]);&quot;&quot;)">
            <text:p/>
          </table:table-cell>
          <table:table-cell table:style-name="ce80" table:formula="of:=IF([.AM$1]=[.$AH20];[.$AA20]*(2^[.$AI20]);&quot;&quot;)">
            <text:p/>
          </table:table-cell>
          <table:table-cell table:style-name="ce80" table:formula="of:=IF([.AN$1]=[.$AH20];[.$AC20]*(2^[.$AJ20]);&quot;&quot;)">
            <text:p/>
          </table:table-cell>
          <table:table-cell table:style-name="ce80" table:formula="of:=IF([.AO$1]=[.$AH20];[.$AD20]*(2^[.$AJ20]);&quot;&quot;)">
            <text:p/>
          </table:table-cell>
          <table:table-cell table:style-name="ce80" table:formula="of:=IF([.AP$1]=[.$AH20];[.$AE20]*(2^[.$AI20]);&quot;&quot;)">
            <text:p/>
          </table:table-cell>
          <table:table-cell table:style-name="ce80" table:formula="of:=IF(AND([.AQ$1]=[.$AH20];[.$AJ20]&lt;16);[.$AF20]*(2^[.$AK20]);&quot;&quot;)">
            <text:p/>
          </table:table-cell>
          <table:table-cell table:style-name="ce80" table:formula="of:=IF(AND([.AQ$1]=[.$AH20];[.$AJ20]&gt;=16);[.$AF20]*(2^[.$AK20]);&quot;&quot;)">
            <text:p/>
          </table:table-cell>
          <table:table-cell table:style-name="ce80" table:formula="of:=IF([.AS$1]=[.$AH20];[.$AB20]*(2^[.$AJ20]);&quot;&quot;)" office:value-type="float" office:value="3" calcext:value-type="float">
            <text:p>3</text:p>
          </table:table-cell>
          <table:table-cell table:style-name="ce80" table:formula="of:=IF([.AT$1]=[.$AH20];[.$AA20]*(2^[.$AI20]);&quot;&quot;)" office:value-type="float" office:value="0" calcext:value-type="float">
            <text:p>0</text:p>
          </table:table-cell>
          <table:table-cell table:style-name="ce80" table:formula="of:=IF([.AU$1]=[.$AH20];[.$AC20]*(2^[.$AJ20]);&quot;&quot;)" office:value-type="float" office:value="0" calcext:value-type="float">
            <text:p>0</text:p>
          </table:table-cell>
          <table:table-cell table:style-name="ce80" table:formula="of:=IF([.AV$1]=[.$AH20];[.$AD20]*(2^[.$AJ20]);&quot;&quot;)" office:value-type="float" office:value="0" calcext:value-type="float">
            <text:p>0</text:p>
          </table:table-cell>
          <table:table-cell table:style-name="ce80" table:formula="of:=IF([.AW$1]=[.$AH20];[.$AE20]*(2^[.$AI20]);&quot;&quot;)" office:value-type="float" office:value="0" calcext:value-type="float">
            <text:p>0</text:p>
          </table:table-cell>
          <table:table-cell table:style-name="ce80" table:formula="of:=IF(AND([.AX$1]=[.$AH20];[.$AJ20]&lt;16);[.$AF20]*(2^[.$AK20]);&quot;&quot;)" office:value-type="float" office:value="0" calcext:value-type="float">
            <text:p>0</text:p>
          </table:table-cell>
          <table:table-cell table:style-name="ce80" table:formula="of:=IF(AND([.AX$1]=[.$AH20];[.$AJ20]&gt;=16);[.$AF20]*(2^[.$AK20]);&quot;&quot;)">
            <text:p/>
          </table:table-cell>
          <table:table-cell table:style-name="ce80" table:formula="of:=IF([.AZ$1]=[.$AH20];[.$AB20]*(2^[.$AJ20]);&quot;&quot;)">
            <text:p/>
          </table:table-cell>
          <table:table-cell table:style-name="ce80" table:formula="of:=IF([.BA$1]=[.$AH20];[.$AA20]*(2^[.$AI20]);&quot;&quot;)">
            <text:p/>
          </table:table-cell>
          <table:table-cell table:style-name="ce80" table:formula="of:=IF([.BB$1]=[.$AH20];[.$AC20]*(2^[.$AJ20]);&quot;&quot;)">
            <text:p/>
          </table:table-cell>
          <table:table-cell table:style-name="ce80" table:formula="of:=IF([.BC$1]=[.$AH20];[.$AD20]*(2^[.$AJ20]);&quot;&quot;)">
            <text:p/>
          </table:table-cell>
          <table:table-cell table:style-name="ce80" table:formula="of:=IF([.BD$1]=[.$AH20];[.$AE20]*(2^[.$AI20]);&quot;&quot;)">
            <text:p/>
          </table:table-cell>
          <table:table-cell table:style-name="ce80" table:formula="of:=IF(AND([.BE$1]=[.$AH20];[.$AJ20]&lt;16);[.$AF20]*(2^[.$AK20]);&quot;&quot;)">
            <text:p/>
          </table:table-cell>
          <table:table-cell table:style-name="ce80" table:formula="of:=IF(AND([.BE$1]=[.$AH20];[.$AJ20]&gt;=16);[.$AF20]*(2^[.$AK20]);&quot;&quot;)">
            <text:p/>
          </table:table-cell>
          <table:table-cell table:style-name="ce80" table:formula="of:=IF([.BG$1]=[.$AH20];[.$AB20]*(2^[.$AJ20]);&quot;&quot;)">
            <text:p/>
          </table:table-cell>
          <table:table-cell table:style-name="ce80" table:formula="of:=IF([.BH$1]=[.$AH20];[.$AA20]*(2^[.$AI20]);&quot;&quot;)">
            <text:p/>
          </table:table-cell>
          <table:table-cell table:style-name="ce80" table:formula="of:=IF([.BI$1]=[.$AH20];[.$AC20]*(2^[.$AJ20]);&quot;&quot;)">
            <text:p/>
          </table:table-cell>
          <table:table-cell table:style-name="ce80" table:formula="of:=IF([.BJ$1]=[.$AH20];[.$AD20]*(2^[.$AJ20]);&quot;&quot;)">
            <text:p/>
          </table:table-cell>
          <table:table-cell table:style-name="ce80" table:formula="of:=IF([.BK$1]=[.$AH20];[.$AE20]*(2^[.$AI20]);&quot;&quot;)">
            <text:p/>
          </table:table-cell>
          <table:table-cell table:style-name="ce80" table:formula="of:=IF(AND([.BL$1]=[.$AH20];[.$AJ20]&lt;16);[.$AF20]*(2^[.$AK20]);&quot;&quot;)">
            <text:p/>
          </table:table-cell>
          <table:table-cell table:style-name="ce80" table:formula="of:=IF(AND([.BL$1]=[.$AH20];[.$AJ20]&gt;=16);[.$AF20]*(2^[.$AK20]);&quot;&quot;)">
            <text:p/>
          </table:table-cell>
          <table:table-cell table:style-name="ce80" table:formula="of:=IF([.BN$1]=[.$AH20];[.$AB20]*(2^[.$AJ20]);&quot;&quot;)">
            <text:p/>
          </table:table-cell>
          <table:table-cell table:style-name="ce80" table:formula="of:=IF([.BO$1]=[.$AH20];[.$AA20]*(2^[.$AI20]);&quot;&quot;)">
            <text:p/>
          </table:table-cell>
          <table:table-cell table:style-name="ce80" table:formula="of:=IF([.BP$1]=[.$AH20];[.$AC20]*(2^[.$AJ20]);&quot;&quot;)">
            <text:p/>
          </table:table-cell>
          <table:table-cell table:style-name="ce80" table:formula="of:=IF([.BQ$1]=[.$AH20];[.$AD20]*(2^[.$AJ20]);&quot;&quot;)">
            <text:p/>
          </table:table-cell>
          <table:table-cell table:style-name="ce80" table:formula="of:=IF([.BR$1]=[.$AH20];[.$AE20]*(2^[.$AI20]);&quot;&quot;)">
            <text:p/>
          </table:table-cell>
          <table:table-cell table:style-name="ce80" table:formula="of:=IF(AND([.BS$1]=[.$AH20];[.$AJ20]&lt;16);[.$AF20]*(2^[.$AK20]);&quot;&quot;)">
            <text:p/>
          </table:table-cell>
          <table:table-cell table:style-name="ce80" table:formula="of:=IF(AND([.BS$1]=[.$AH20];[.$AJ20]&gt;=16);[.$AF20]*(2^[.$AK20]);&quot;&quot;)">
            <text:p/>
          </table:table-cell>
          <table:table-cell table:style-name="ce80" table:formula="of:=IF([.BU$1]=[.$AH20];[.$AB20]*(2^[.$AJ20]);&quot;&quot;)">
            <text:p/>
          </table:table-cell>
          <table:table-cell table:style-name="ce80" table:formula="of:=IF([.BV$1]=[.$AH20];[.$AA20]*(2^[.$AI20]);&quot;&quot;)">
            <text:p/>
          </table:table-cell>
          <table:table-cell table:style-name="ce80" table:formula="of:=IF([.BW$1]=[.$AH20];[.$AC20]*(2^[.$AJ20]);&quot;&quot;)">
            <text:p/>
          </table:table-cell>
          <table:table-cell table:style-name="ce80" table:formula="of:=IF([.BX$1]=[.$AH20];[.$AD20]*(2^[.$AJ20]);&quot;&quot;)">
            <text:p/>
          </table:table-cell>
          <table:table-cell table:style-name="ce80" table:formula="of:=IF([.BY$1]=[.$AH20];[.$AE20]*(2^[.$AI20]);&quot;&quot;)">
            <text:p/>
          </table:table-cell>
          <table:table-cell table:style-name="ce80" table:formula="of:=IF(AND([.BZ$1]=[.$AH20];[.$AJ20]&lt;16);[.$AF20]*(2^[.$AK20]);&quot;&quot;)">
            <text:p/>
          </table:table-cell>
          <table:table-cell table:style-name="ce80" table:formula="of:=IF(AND([.BZ$1]=[.$AH20];[.$AJ20]&gt;=16);[.$AF20]*(2^[.$AK20]);&quot;&quot;)">
            <text:p/>
          </table:table-cell>
        </table:table-row>
        <table:table-row table:style-name="ro1">
          <table:table-cell table:style-name="ce59" office:value-type="float" office:value="36" calcext:value-type="float">
            <text:p>36</text:p>
          </table:table-cell>
          <table:table-cell table:style-name="ce62" table:number-columns-repeated="2"/>
          <table:table-cell table:style-name="ce62" office:value-type="string" calcext:value-type="string">
            <text:p>ADC_POT</text:p>
          </table:table-cell>
          <table:table-cell table:style-name="ce62" office:value-type="string" calcext:value-type="string">
            <text:p>in</text:p>
          </table:table-cell>
          <table:table-cell table:style-name="ce62" office:value-type="string" calcext:value-type="string">
            <text:p>ADC</text:p>
          </table:table-cell>
          <table:table-cell table:style-name="ce63"/>
          <table:table-cell table:style-name="ce63" office:value-type="string" calcext:value-type="string">
            <text:p>PB1</text:p>
          </table:table-cell>
          <table:table-cell table:style-name="ce63"/>
          <table:table-cell table:style-name="ce63" office:value-type="string" calcext:value-type="string">
            <text:p>TIM1_CH3N</text:p>
          </table:table-cell>
          <table:table-cell table:style-name="ce63" office:value-type="string" calcext:value-type="string">
            <text:p>TIM3_CH4</text:p>
          </table:table-cell>
          <table:table-cell table:style-name="ce63" office:value-type="string" calcext:value-type="string">
            <text:p>TIM8_CH3N</text:p>
          </table:table-cell>
          <table:table-cell table:style-name="ce63" table:number-columns-repeated="6"/>
          <table:table-cell table:style-name="ce63" office:value-type="string" calcext:value-type="string">
            <text:p>HS_ULPI_D2</text:p>
          </table:table-cell>
          <table:table-cell table:style-name="ce74" office:value-type="string" calcext:value-type="string">
            <text:p>MII_RXD3</text:p>
          </table:table-cell>
          <table:table-cell table:style-name="ce63"/>
          <table:table-cell table:style-name="ce85" office:value-type="string" calcext:value-type="string">
            <text:p>ADC1_IN9</text:p>
          </table:table-cell>
          <table:table-cell table:style-name="ce44" table:formula="of:=[.H21]" office:value-type="string" office:string-value="PB1" calcext:value-type="string">
            <text:p>PB1</text:p>
          </table:table-cell>
          <table:table-cell table:style-name="ce82" office:value-type="string" calcext:value-type="string">
            <text:p>A</text:p>
          </table:table-cell>
          <table:table-cell table:style-name="ce82" table:number-columns-repeated="2"/>
          <table:table-cell table:style-name="ce75" office:value-type="float" office:value="0" calcext:value-type="float">
            <text:p>0</text:p>
          </table:table-cell>
          <table:table-cell table:style-name="ce82" table:formula="of:=IF([.$X21]=&quot;&quot;;IF([.$E21]=&quot;out&quot;;1;0);IF([.$X21]=&quot;A&quot;;3;2))" office:value-type="float" office:value="3" calcext:value-type="float">
            <text:p>3</text:p>
          </table:table-cell>
          <table:table-cell table:style-name="ce82" table:formula="of:=IF([.$Z21]=&quot;&quot;;0;[.$Z21])" office:value-type="float" office:value="0" calcext:value-type="float">
            <text:p>0</text:p>
          </table:table-cell>
          <table:table-cell table:style-name="ce82" table:formula="of:=IF([.$Y21]=&quot;H&quot;;1;IF([.$Y21]=&quot;L&quot;;2;0))" office:value-type="float" office:value="0" calcext:value-type="float">
            <text:p>0</text:p>
          </table:table-cell>
          <table:table-cell table:style-name="ce82" table:formula="of:=IF([.$Y21]=1;1;0)" office:value-type="float" office:value="0" calcext:value-type="float">
            <text:p>0</text:p>
          </table:table-cell>
          <table:table-cell table:style-name="ce82" table:formula="of:=IF(OR([.$X21]=&quot;&quot;;[.$X21]=&quot;A&quot;);0;[.$X21])" office:value-type="float" office:value="0" calcext:value-type="float">
            <text:p>0</text:p>
          </table:table-cell>
          <table:table-cell table:style-name="ce80"/>
          <table:table-cell table:style-name="ce80" table:formula="of:=MID([.H21];2;1)" office:value-type="string" office:string-value="B" calcext:value-type="string">
            <text:p>B</text:p>
          </table:table-cell>
          <table:table-cell table:style-name="ce80" table:formula="of:=MID([.H21];3;2)" office:value-type="string" office:string-value="1" calcext:value-type="string">
            <text:p>1</text:p>
          </table:table-cell>
          <table:table-cell table:style-name="ce80" table:formula="of:=[.AI21]*2" office:value-type="float" office:value="2" calcext:value-type="float">
            <text:p>2</text:p>
          </table:table-cell>
          <table:table-cell table:style-name="ce80" table:formula="of:=MOD([.AJ21]*2;32)" office:value-type="float" office:value="4" calcext:value-type="float">
            <text:p>4</text:p>
          </table:table-cell>
          <table:table-cell table:style-name="ce80" table:formula="of:=IF([.AL$1]=[.$AH21];[.$AB21]*(2^[.$AJ21]);&quot;&quot;)">
            <text:p/>
          </table:table-cell>
          <table:table-cell table:style-name="ce80" table:formula="of:=IF([.AM$1]=[.$AH21];[.$AA21]*(2^[.$AI21]);&quot;&quot;)">
            <text:p/>
          </table:table-cell>
          <table:table-cell table:style-name="ce80" table:formula="of:=IF([.AN$1]=[.$AH21];[.$AC21]*(2^[.$AJ21]);&quot;&quot;)">
            <text:p/>
          </table:table-cell>
          <table:table-cell table:style-name="ce80" table:formula="of:=IF([.AO$1]=[.$AH21];[.$AD21]*(2^[.$AJ21]);&quot;&quot;)">
            <text:p/>
          </table:table-cell>
          <table:table-cell table:style-name="ce80" table:formula="of:=IF([.AP$1]=[.$AH21];[.$AE21]*(2^[.$AI21]);&quot;&quot;)">
            <text:p/>
          </table:table-cell>
          <table:table-cell table:style-name="ce80" table:formula="of:=IF(AND([.AQ$1]=[.$AH21];[.$AJ21]&lt;16);[.$AF21]*(2^[.$AK21]);&quot;&quot;)">
            <text:p/>
          </table:table-cell>
          <table:table-cell table:style-name="ce80" table:formula="of:=IF(AND([.AQ$1]=[.$AH21];[.$AJ21]&gt;=16);[.$AF21]*(2^[.$AK21]);&quot;&quot;)">
            <text:p/>
          </table:table-cell>
          <table:table-cell table:style-name="ce80" table:formula="of:=IF([.AS$1]=[.$AH21];[.$AB21]*(2^[.$AJ21]);&quot;&quot;)" office:value-type="float" office:value="12" calcext:value-type="float">
            <text:p>12</text:p>
          </table:table-cell>
          <table:table-cell table:style-name="ce80" table:formula="of:=IF([.AT$1]=[.$AH21];[.$AA21]*(2^[.$AI21]);&quot;&quot;)" office:value-type="float" office:value="0" calcext:value-type="float">
            <text:p>0</text:p>
          </table:table-cell>
          <table:table-cell table:style-name="ce80" table:formula="of:=IF([.AU$1]=[.$AH21];[.$AC21]*(2^[.$AJ21]);&quot;&quot;)" office:value-type="float" office:value="0" calcext:value-type="float">
            <text:p>0</text:p>
          </table:table-cell>
          <table:table-cell table:style-name="ce80" table:formula="of:=IF([.AV$1]=[.$AH21];[.$AD21]*(2^[.$AJ21]);&quot;&quot;)" office:value-type="float" office:value="0" calcext:value-type="float">
            <text:p>0</text:p>
          </table:table-cell>
          <table:table-cell table:style-name="ce80" table:formula="of:=IF([.AW$1]=[.$AH21];[.$AE21]*(2^[.$AI21]);&quot;&quot;)" office:value-type="float" office:value="0" calcext:value-type="float">
            <text:p>0</text:p>
          </table:table-cell>
          <table:table-cell table:style-name="ce80" table:formula="of:=IF(AND([.AX$1]=[.$AH21];[.$AJ21]&lt;16);[.$AF21]*(2^[.$AK21]);&quot;&quot;)" office:value-type="float" office:value="0" calcext:value-type="float">
            <text:p>0</text:p>
          </table:table-cell>
          <table:table-cell table:style-name="ce80" table:formula="of:=IF(AND([.AX$1]=[.$AH21];[.$AJ21]&gt;=16);[.$AF21]*(2^[.$AK21]);&quot;&quot;)">
            <text:p/>
          </table:table-cell>
          <table:table-cell table:style-name="ce80" table:formula="of:=IF([.AZ$1]=[.$AH21];[.$AB21]*(2^[.$AJ21]);&quot;&quot;)">
            <text:p/>
          </table:table-cell>
          <table:table-cell table:style-name="ce80" table:formula="of:=IF([.BA$1]=[.$AH21];[.$AA21]*(2^[.$AI21]);&quot;&quot;)">
            <text:p/>
          </table:table-cell>
          <table:table-cell table:style-name="ce80" table:formula="of:=IF([.BB$1]=[.$AH21];[.$AC21]*(2^[.$AJ21]);&quot;&quot;)">
            <text:p/>
          </table:table-cell>
          <table:table-cell table:style-name="ce80" table:formula="of:=IF([.BC$1]=[.$AH21];[.$AD21]*(2^[.$AJ21]);&quot;&quot;)">
            <text:p/>
          </table:table-cell>
          <table:table-cell table:style-name="ce80" table:formula="of:=IF([.BD$1]=[.$AH21];[.$AE21]*(2^[.$AI21]);&quot;&quot;)">
            <text:p/>
          </table:table-cell>
          <table:table-cell table:style-name="ce80" table:formula="of:=IF(AND([.BE$1]=[.$AH21];[.$AJ21]&lt;16);[.$AF21]*(2^[.$AK21]);&quot;&quot;)">
            <text:p/>
          </table:table-cell>
          <table:table-cell table:style-name="ce80" table:formula="of:=IF(AND([.BE$1]=[.$AH21];[.$AJ21]&gt;=16);[.$AF21]*(2^[.$AK21]);&quot;&quot;)">
            <text:p/>
          </table:table-cell>
          <table:table-cell table:style-name="ce80" table:formula="of:=IF([.BG$1]=[.$AH21];[.$AB21]*(2^[.$AJ21]);&quot;&quot;)">
            <text:p/>
          </table:table-cell>
          <table:table-cell table:style-name="ce80" table:formula="of:=IF([.BH$1]=[.$AH21];[.$AA21]*(2^[.$AI21]);&quot;&quot;)">
            <text:p/>
          </table:table-cell>
          <table:table-cell table:style-name="ce80" table:formula="of:=IF([.BI$1]=[.$AH21];[.$AC21]*(2^[.$AJ21]);&quot;&quot;)">
            <text:p/>
          </table:table-cell>
          <table:table-cell table:style-name="ce80" table:formula="of:=IF([.BJ$1]=[.$AH21];[.$AD21]*(2^[.$AJ21]);&quot;&quot;)">
            <text:p/>
          </table:table-cell>
          <table:table-cell table:style-name="ce80" table:formula="of:=IF([.BK$1]=[.$AH21];[.$AE21]*(2^[.$AI21]);&quot;&quot;)">
            <text:p/>
          </table:table-cell>
          <table:table-cell table:style-name="ce80" table:formula="of:=IF(AND([.BL$1]=[.$AH21];[.$AJ21]&lt;16);[.$AF21]*(2^[.$AK21]);&quot;&quot;)">
            <text:p/>
          </table:table-cell>
          <table:table-cell table:style-name="ce80" table:formula="of:=IF(AND([.BL$1]=[.$AH21];[.$AJ21]&gt;=16);[.$AF21]*(2^[.$AK21]);&quot;&quot;)">
            <text:p/>
          </table:table-cell>
          <table:table-cell table:style-name="ce80" table:formula="of:=IF([.BN$1]=[.$AH21];[.$AB21]*(2^[.$AJ21]);&quot;&quot;)">
            <text:p/>
          </table:table-cell>
          <table:table-cell table:style-name="ce80" table:formula="of:=IF([.BO$1]=[.$AH21];[.$AA21]*(2^[.$AI21]);&quot;&quot;)">
            <text:p/>
          </table:table-cell>
          <table:table-cell table:style-name="ce80" table:formula="of:=IF([.BP$1]=[.$AH21];[.$AC21]*(2^[.$AJ21]);&quot;&quot;)">
            <text:p/>
          </table:table-cell>
          <table:table-cell table:style-name="ce80" table:formula="of:=IF([.BQ$1]=[.$AH21];[.$AD21]*(2^[.$AJ21]);&quot;&quot;)">
            <text:p/>
          </table:table-cell>
          <table:table-cell table:style-name="ce80" table:formula="of:=IF([.BR$1]=[.$AH21];[.$AE21]*(2^[.$AI21]);&quot;&quot;)">
            <text:p/>
          </table:table-cell>
          <table:table-cell table:style-name="ce80" table:formula="of:=IF(AND([.BS$1]=[.$AH21];[.$AJ21]&lt;16);[.$AF21]*(2^[.$AK21]);&quot;&quot;)">
            <text:p/>
          </table:table-cell>
          <table:table-cell table:style-name="ce80" table:formula="of:=IF(AND([.BS$1]=[.$AH21];[.$AJ21]&gt;=16);[.$AF21]*(2^[.$AK21]);&quot;&quot;)">
            <text:p/>
          </table:table-cell>
          <table:table-cell table:style-name="ce80" table:formula="of:=IF([.BU$1]=[.$AH21];[.$AB21]*(2^[.$AJ21]);&quot;&quot;)">
            <text:p/>
          </table:table-cell>
          <table:table-cell table:style-name="ce80" table:formula="of:=IF([.BV$1]=[.$AH21];[.$AA21]*(2^[.$AI21]);&quot;&quot;)">
            <text:p/>
          </table:table-cell>
          <table:table-cell table:style-name="ce80" table:formula="of:=IF([.BW$1]=[.$AH21];[.$AC21]*(2^[.$AJ21]);&quot;&quot;)">
            <text:p/>
          </table:table-cell>
          <table:table-cell table:style-name="ce80" table:formula="of:=IF([.BX$1]=[.$AH21];[.$AD21]*(2^[.$AJ21]);&quot;&quot;)">
            <text:p/>
          </table:table-cell>
          <table:table-cell table:style-name="ce80" table:formula="of:=IF([.BY$1]=[.$AH21];[.$AE21]*(2^[.$AI21]);&quot;&quot;)">
            <text:p/>
          </table:table-cell>
          <table:table-cell table:style-name="ce80" table:formula="of:=IF(AND([.BZ$1]=[.$AH21];[.$AJ21]&lt;16);[.$AF21]*(2^[.$AK21]);&quot;&quot;)">
            <text:p/>
          </table:table-cell>
          <table:table-cell table:style-name="ce80" table:formula="of:=IF(AND([.BZ$1]=[.$AH21];[.$AJ21]&gt;=16);[.$AF21]*(2^[.$AK21]);&quot;&quot;)">
            <text:p/>
          </table:table-cell>
        </table:table-row>
        <table:table-row table:style-name="ro1">
          <table:table-cell table:style-name="ce59" office:value-type="float" office:value="37" calcext:value-type="float">
            <text:p>37</text:p>
          </table:table-cell>
          <table:table-cell table:style-name="ce63"/>
          <table:table-cell table:style-name="ce62"/>
          <table:table-cell table:style-name="ce63" office:value-type="string" calcext:value-type="string">
            <text:p>BAR9_R</text:p>
          </table:table-cell>
          <table:table-cell table:style-name="ce63" office:value-type="string" calcext:value-type="string">
            <text:p>out</text:p>
          </table:table-cell>
          <table:table-cell table:style-name="ce63" office:value-type="string" calcext:value-type="string">
            <text:p>Индикация</text:p>
          </table:table-cell>
          <table:table-cell table:style-name="ce63"/>
          <table:table-cell table:style-name="ce63" office:value-type="string" calcext:value-type="string">
            <text:p>PB2</text:p>
          </table:table-cell>
          <table:table-cell table:style-name="ce63" table:number-columns-repeated="11"/>
          <table:table-cell table:style-name="ce74"/>
          <table:table-cell table:style-name="ce63" table:number-columns-repeated="2"/>
          <table:table-cell table:style-name="ce44" table:formula="of:=[.H22]" office:value-type="string" office:string-value="PB2" calcext:value-type="string">
            <text:p>PB2</text:p>
          </table:table-cell>
          <table:table-cell table:style-name="ce82"/>
          <table:table-cell table:style-name="ce82" office:value-type="float" office:value="0" calcext:value-type="float">
            <text:p>0</text:p>
          </table:table-cell>
          <table:table-cell table:style-name="ce82"/>
          <table:table-cell table:style-name="ce75" office:value-type="float" office:value="0" calcext:value-type="float">
            <text:p>0</text:p>
          </table:table-cell>
          <table:table-cell table:style-name="ce82" table:formula="of:=IF([.$X22]=&quot;&quot;;IF([.$E22]=&quot;out&quot;;1;0);IF([.$X22]=&quot;A&quot;;3;2))" office:value-type="float" office:value="1" calcext:value-type="float">
            <text:p>1</text:p>
          </table:table-cell>
          <table:table-cell table:style-name="ce82" table:formula="of:=IF([.$Z22]=&quot;&quot;;0;[.$Z22])" office:value-type="float" office:value="0" calcext:value-type="float">
            <text:p>0</text:p>
          </table:table-cell>
          <table:table-cell table:style-name="ce82" table:formula="of:=IF([.$Y22]=&quot;H&quot;;1;IF([.$Y22]=&quot;L&quot;;2;0))" office:value-type="float" office:value="0" calcext:value-type="float">
            <text:p>0</text:p>
          </table:table-cell>
          <table:table-cell table:style-name="ce82" table:formula="of:=IF([.$Y22]=1;1;0)" office:value-type="float" office:value="0" calcext:value-type="float">
            <text:p>0</text:p>
          </table:table-cell>
          <table:table-cell table:style-name="ce82" table:formula="of:=IF(OR([.$X22]=&quot;&quot;;[.$X22]=&quot;A&quot;);0;[.$X22])" office:value-type="float" office:value="0" calcext:value-type="float">
            <text:p>0</text:p>
          </table:table-cell>
          <table:table-cell table:style-name="ce80"/>
          <table:table-cell table:style-name="ce80" table:formula="of:=MID([.H22];2;1)" office:value-type="string" office:string-value="B" calcext:value-type="string">
            <text:p>B</text:p>
          </table:table-cell>
          <table:table-cell table:style-name="ce80" table:formula="of:=MID([.H22];3;2)" office:value-type="string" office:string-value="2" calcext:value-type="string">
            <text:p>2</text:p>
          </table:table-cell>
          <table:table-cell table:style-name="ce80" table:formula="of:=[.AI22]*2" office:value-type="float" office:value="4" calcext:value-type="float">
            <text:p>4</text:p>
          </table:table-cell>
          <table:table-cell table:style-name="ce80" table:formula="of:=MOD([.AJ22]*2;32)" office:value-type="float" office:value="8" calcext:value-type="float">
            <text:p>8</text:p>
          </table:table-cell>
          <table:table-cell table:style-name="ce80" table:formula="of:=IF([.AL$1]=[.$AH22];[.$AB22]*(2^[.$AJ22]);&quot;&quot;)">
            <text:p/>
          </table:table-cell>
          <table:table-cell table:style-name="ce80" table:formula="of:=IF([.AM$1]=[.$AH22];[.$AA22]*(2^[.$AI22]);&quot;&quot;)">
            <text:p/>
          </table:table-cell>
          <table:table-cell table:style-name="ce80" table:formula="of:=IF([.AN$1]=[.$AH22];[.$AC22]*(2^[.$AJ22]);&quot;&quot;)">
            <text:p/>
          </table:table-cell>
          <table:table-cell table:style-name="ce80" table:formula="of:=IF([.AO$1]=[.$AH22];[.$AD22]*(2^[.$AJ22]);&quot;&quot;)">
            <text:p/>
          </table:table-cell>
          <table:table-cell table:style-name="ce80" table:formula="of:=IF([.AP$1]=[.$AH22];[.$AE22]*(2^[.$AI22]);&quot;&quot;)">
            <text:p/>
          </table:table-cell>
          <table:table-cell table:style-name="ce80" table:formula="of:=IF(AND([.AQ$1]=[.$AH22];[.$AJ22]&lt;16);[.$AF22]*(2^[.$AK22]);&quot;&quot;)">
            <text:p/>
          </table:table-cell>
          <table:table-cell table:style-name="ce80" table:formula="of:=IF(AND([.AQ$1]=[.$AH22];[.$AJ22]&gt;=16);[.$AF22]*(2^[.$AK22]);&quot;&quot;)">
            <text:p/>
          </table:table-cell>
          <table:table-cell table:style-name="ce80" table:formula="of:=IF([.AS$1]=[.$AH22];[.$AB22]*(2^[.$AJ22]);&quot;&quot;)" office:value-type="float" office:value="16" calcext:value-type="float">
            <text:p>16</text:p>
          </table:table-cell>
          <table:table-cell table:style-name="ce80" table:formula="of:=IF([.AT$1]=[.$AH22];[.$AA22]*(2^[.$AI22]);&quot;&quot;)" office:value-type="float" office:value="0" calcext:value-type="float">
            <text:p>0</text:p>
          </table:table-cell>
          <table:table-cell table:style-name="ce80" table:formula="of:=IF([.AU$1]=[.$AH22];[.$AC22]*(2^[.$AJ22]);&quot;&quot;)" office:value-type="float" office:value="0" calcext:value-type="float">
            <text:p>0</text:p>
          </table:table-cell>
          <table:table-cell table:style-name="ce80" table:formula="of:=IF([.AV$1]=[.$AH22];[.$AD22]*(2^[.$AJ22]);&quot;&quot;)" office:value-type="float" office:value="0" calcext:value-type="float">
            <text:p>0</text:p>
          </table:table-cell>
          <table:table-cell table:style-name="ce80" table:formula="of:=IF([.AW$1]=[.$AH22];[.$AE22]*(2^[.$AI22]);&quot;&quot;)" office:value-type="float" office:value="0" calcext:value-type="float">
            <text:p>0</text:p>
          </table:table-cell>
          <table:table-cell table:style-name="ce80" table:formula="of:=IF(AND([.AX$1]=[.$AH22];[.$AJ22]&lt;16);[.$AF22]*(2^[.$AK22]);&quot;&quot;)" office:value-type="float" office:value="0" calcext:value-type="float">
            <text:p>0</text:p>
          </table:table-cell>
          <table:table-cell table:style-name="ce80" table:formula="of:=IF(AND([.AX$1]=[.$AH22];[.$AJ22]&gt;=16);[.$AF22]*(2^[.$AK22]);&quot;&quot;)">
            <text:p/>
          </table:table-cell>
          <table:table-cell table:style-name="ce80" table:formula="of:=IF([.AZ$1]=[.$AH22];[.$AB22]*(2^[.$AJ22]);&quot;&quot;)">
            <text:p/>
          </table:table-cell>
          <table:table-cell table:style-name="ce80" table:formula="of:=IF([.BA$1]=[.$AH22];[.$AA22]*(2^[.$AI22]);&quot;&quot;)">
            <text:p/>
          </table:table-cell>
          <table:table-cell table:style-name="ce80" table:formula="of:=IF([.BB$1]=[.$AH22];[.$AC22]*(2^[.$AJ22]);&quot;&quot;)">
            <text:p/>
          </table:table-cell>
          <table:table-cell table:style-name="ce80" table:formula="of:=IF([.BC$1]=[.$AH22];[.$AD22]*(2^[.$AJ22]);&quot;&quot;)">
            <text:p/>
          </table:table-cell>
          <table:table-cell table:style-name="ce80" table:formula="of:=IF([.BD$1]=[.$AH22];[.$AE22]*(2^[.$AI22]);&quot;&quot;)">
            <text:p/>
          </table:table-cell>
          <table:table-cell table:style-name="ce80" table:formula="of:=IF(AND([.BE$1]=[.$AH22];[.$AJ22]&lt;16);[.$AF22]*(2^[.$AK22]);&quot;&quot;)">
            <text:p/>
          </table:table-cell>
          <table:table-cell table:style-name="ce80" table:formula="of:=IF(AND([.BE$1]=[.$AH22];[.$AJ22]&gt;=16);[.$AF22]*(2^[.$AK22]);&quot;&quot;)">
            <text:p/>
          </table:table-cell>
          <table:table-cell table:style-name="ce80" table:formula="of:=IF([.BG$1]=[.$AH22];[.$AB22]*(2^[.$AJ22]);&quot;&quot;)">
            <text:p/>
          </table:table-cell>
          <table:table-cell table:style-name="ce80" table:formula="of:=IF([.BH$1]=[.$AH22];[.$AA22]*(2^[.$AI22]);&quot;&quot;)">
            <text:p/>
          </table:table-cell>
          <table:table-cell table:style-name="ce80" table:formula="of:=IF([.BI$1]=[.$AH22];[.$AC22]*(2^[.$AJ22]);&quot;&quot;)">
            <text:p/>
          </table:table-cell>
          <table:table-cell table:style-name="ce80" table:formula="of:=IF([.BJ$1]=[.$AH22];[.$AD22]*(2^[.$AJ22]);&quot;&quot;)">
            <text:p/>
          </table:table-cell>
          <table:table-cell table:style-name="ce80" table:formula="of:=IF([.BK$1]=[.$AH22];[.$AE22]*(2^[.$AI22]);&quot;&quot;)">
            <text:p/>
          </table:table-cell>
          <table:table-cell table:style-name="ce80" table:formula="of:=IF(AND([.BL$1]=[.$AH22];[.$AJ22]&lt;16);[.$AF22]*(2^[.$AK22]);&quot;&quot;)">
            <text:p/>
          </table:table-cell>
          <table:table-cell table:style-name="ce80" table:formula="of:=IF(AND([.BL$1]=[.$AH22];[.$AJ22]&gt;=16);[.$AF22]*(2^[.$AK22]);&quot;&quot;)">
            <text:p/>
          </table:table-cell>
          <table:table-cell table:style-name="ce80" table:formula="of:=IF([.BN$1]=[.$AH22];[.$AB22]*(2^[.$AJ22]);&quot;&quot;)">
            <text:p/>
          </table:table-cell>
          <table:table-cell table:style-name="ce80" table:formula="of:=IF([.BO$1]=[.$AH22];[.$AA22]*(2^[.$AI22]);&quot;&quot;)">
            <text:p/>
          </table:table-cell>
          <table:table-cell table:style-name="ce80" table:formula="of:=IF([.BP$1]=[.$AH22];[.$AC22]*(2^[.$AJ22]);&quot;&quot;)">
            <text:p/>
          </table:table-cell>
          <table:table-cell table:style-name="ce80" table:formula="of:=IF([.BQ$1]=[.$AH22];[.$AD22]*(2^[.$AJ22]);&quot;&quot;)">
            <text:p/>
          </table:table-cell>
          <table:table-cell table:style-name="ce80" table:formula="of:=IF([.BR$1]=[.$AH22];[.$AE22]*(2^[.$AI22]);&quot;&quot;)">
            <text:p/>
          </table:table-cell>
          <table:table-cell table:style-name="ce80" table:formula="of:=IF(AND([.BS$1]=[.$AH22];[.$AJ22]&lt;16);[.$AF22]*(2^[.$AK22]);&quot;&quot;)">
            <text:p/>
          </table:table-cell>
          <table:table-cell table:style-name="ce80" table:formula="of:=IF(AND([.BS$1]=[.$AH22];[.$AJ22]&gt;=16);[.$AF22]*(2^[.$AK22]);&quot;&quot;)">
            <text:p/>
          </table:table-cell>
          <table:table-cell table:style-name="ce80" table:formula="of:=IF([.BU$1]=[.$AH22];[.$AB22]*(2^[.$AJ22]);&quot;&quot;)">
            <text:p/>
          </table:table-cell>
          <table:table-cell table:style-name="ce80" table:formula="of:=IF([.BV$1]=[.$AH22];[.$AA22]*(2^[.$AI22]);&quot;&quot;)">
            <text:p/>
          </table:table-cell>
          <table:table-cell table:style-name="ce80" table:formula="of:=IF([.BW$1]=[.$AH22];[.$AC22]*(2^[.$AJ22]);&quot;&quot;)">
            <text:p/>
          </table:table-cell>
          <table:table-cell table:style-name="ce80" table:formula="of:=IF([.BX$1]=[.$AH22];[.$AD22]*(2^[.$AJ22]);&quot;&quot;)">
            <text:p/>
          </table:table-cell>
          <table:table-cell table:style-name="ce80" table:formula="of:=IF([.BY$1]=[.$AH22];[.$AE22]*(2^[.$AI22]);&quot;&quot;)">
            <text:p/>
          </table:table-cell>
          <table:table-cell table:style-name="ce80" table:formula="of:=IF(AND([.BZ$1]=[.$AH22];[.$AJ22]&lt;16);[.$AF22]*(2^[.$AK22]);&quot;&quot;)">
            <text:p/>
          </table:table-cell>
          <table:table-cell table:style-name="ce80" table:formula="of:=IF(AND([.BZ$1]=[.$AH22];[.$AJ22]&gt;=16);[.$AF22]*(2^[.$AK22]);&quot;&quot;)">
            <text:p/>
          </table:table-cell>
        </table:table-row>
        <table:table-row table:style-name="ro1">
          <table:table-cell table:style-name="ce59" office:value-type="float" office:value="89" calcext:value-type="float">
            <text:p>89</text:p>
          </table:table-cell>
          <table:table-cell table:style-name="ce62"/>
          <table:table-cell table:style-name="ce63"/>
          <table:table-cell table:style-name="ce62" office:value-type="string" calcext:value-type="string">
            <text:p>FAULTSENSE</text:p>
          </table:table-cell>
          <table:table-cell table:style-name="ce62" office:value-type="string" calcext:value-type="string">
            <text:p>in</text:p>
          </table:table-cell>
          <table:table-cell table:style-name="ce62" office:value-type="string" calcext:value-type="string">
            <text:p>Внутренние интерфейсы</text:p>
          </table:table-cell>
          <table:table-cell table:style-name="ce63"/>
          <table:table-cell table:style-name="ce85" office:value-type="string" calcext:value-type="string">
            <text:p>PB3</text:p>
          </table:table-cell>
          <table:table-cell table:style-name="ce63" office:value-type="string" calcext:value-type="string">
            <text:p>JTDO/TRACESWO</text:p>
          </table:table-cell>
          <table:table-cell table:style-name="ce63" office:value-type="string" calcext:value-type="string">
            <text:p>TIM2_CH2</text:p>
          </table:table-cell>
          <table:table-cell table:style-name="ce63" table:number-columns-repeated="3"/>
          <table:table-cell table:style-name="ce63" office:value-type="string" calcext:value-type="string">
            <text:p>SPI1_SCK</text:p>
          </table:table-cell>
          <table:table-cell table:style-name="ce63" office:value-type="string" calcext:value-type="string">
            <text:p>SPI3_SCK/I2S3_CK</text:p>
          </table:table-cell>
          <table:table-cell table:style-name="ce63" table:number-columns-repeated="4"/>
          <table:table-cell table:style-name="ce74"/>
          <table:table-cell table:style-name="ce63" table:number-columns-repeated="2"/>
          <table:table-cell table:style-name="ce44" table:formula="of:=[.H23]" office:value-type="string" office:string-value="PB3" calcext:value-type="string">
            <text:p>PB3</text:p>
          </table:table-cell>
          <table:table-cell table:style-name="ce82" table:number-columns-repeated="3"/>
          <table:table-cell table:style-name="ce75" office:value-type="float" office:value="0" calcext:value-type="float">
            <text:p>0</text:p>
          </table:table-cell>
          <table:table-cell table:style-name="ce82" table:formula="of:=IF([.$X23]=&quot;&quot;;IF([.$E23]=&quot;out&quot;;1;0);IF([.$X23]=&quot;A&quot;;3;2))" office:value-type="float" office:value="0" calcext:value-type="float">
            <text:p>0</text:p>
          </table:table-cell>
          <table:table-cell table:style-name="ce82" table:formula="of:=IF([.$Z23]=&quot;&quot;;0;[.$Z23])" office:value-type="float" office:value="0" calcext:value-type="float">
            <text:p>0</text:p>
          </table:table-cell>
          <table:table-cell table:style-name="ce82" table:formula="of:=IF([.$Y23]=&quot;H&quot;;1;IF([.$Y23]=&quot;L&quot;;2;0))" office:value-type="float" office:value="0" calcext:value-type="float">
            <text:p>0</text:p>
          </table:table-cell>
          <table:table-cell table:style-name="ce82" table:formula="of:=IF([.$Y23]=1;1;0)" office:value-type="float" office:value="0" calcext:value-type="float">
            <text:p>0</text:p>
          </table:table-cell>
          <table:table-cell table:style-name="ce82" table:formula="of:=IF(OR([.$X23]=&quot;&quot;;[.$X23]=&quot;A&quot;);0;[.$X23])" office:value-type="float" office:value="0" calcext:value-type="float">
            <text:p>0</text:p>
          </table:table-cell>
          <table:table-cell table:style-name="ce80"/>
          <table:table-cell table:style-name="ce80" table:formula="of:=MID([.H23];2;1)" office:value-type="string" office:string-value="B" calcext:value-type="string">
            <text:p>B</text:p>
          </table:table-cell>
          <table:table-cell table:style-name="ce80" table:formula="of:=MID([.H23];3;2)" office:value-type="string" office:string-value="3" calcext:value-type="string">
            <text:p>3</text:p>
          </table:table-cell>
          <table:table-cell table:style-name="ce80" table:formula="of:=[.AI23]*2" office:value-type="float" office:value="6" calcext:value-type="float">
            <text:p>6</text:p>
          </table:table-cell>
          <table:table-cell table:style-name="ce80" table:formula="of:=MOD([.AJ23]*2;32)" office:value-type="float" office:value="12" calcext:value-type="float">
            <text:p>12</text:p>
          </table:table-cell>
          <table:table-cell table:style-name="ce80" table:formula="of:=IF([.AL$1]=[.$AH23];[.$AB23]*(2^[.$AJ23]);&quot;&quot;)">
            <text:p/>
          </table:table-cell>
          <table:table-cell table:style-name="ce80" table:formula="of:=IF([.AM$1]=[.$AH23];[.$AA23]*(2^[.$AI23]);&quot;&quot;)">
            <text:p/>
          </table:table-cell>
          <table:table-cell table:style-name="ce80" table:formula="of:=IF([.AN$1]=[.$AH23];[.$AC23]*(2^[.$AJ23]);&quot;&quot;)">
            <text:p/>
          </table:table-cell>
          <table:table-cell table:style-name="ce80" table:formula="of:=IF([.AO$1]=[.$AH23];[.$AD23]*(2^[.$AJ23]);&quot;&quot;)">
            <text:p/>
          </table:table-cell>
          <table:table-cell table:style-name="ce80" table:formula="of:=IF([.AP$1]=[.$AH23];[.$AE23]*(2^[.$AI23]);&quot;&quot;)">
            <text:p/>
          </table:table-cell>
          <table:table-cell table:style-name="ce80" table:formula="of:=IF(AND([.AQ$1]=[.$AH23];[.$AJ23]&lt;16);[.$AF23]*(2^[.$AK23]);&quot;&quot;)">
            <text:p/>
          </table:table-cell>
          <table:table-cell table:style-name="ce80" table:formula="of:=IF(AND([.AQ$1]=[.$AH23];[.$AJ23]&gt;=16);[.$AF23]*(2^[.$AK23]);&quot;&quot;)">
            <text:p/>
          </table:table-cell>
          <table:table-cell table:style-name="ce80" table:formula="of:=IF([.AS$1]=[.$AH23];[.$AB23]*(2^[.$AJ23]);&quot;&quot;)" office:value-type="float" office:value="0" calcext:value-type="float">
            <text:p>0</text:p>
          </table:table-cell>
          <table:table-cell table:style-name="ce80" table:formula="of:=IF([.AT$1]=[.$AH23];[.$AA23]*(2^[.$AI23]);&quot;&quot;)" office:value-type="float" office:value="0" calcext:value-type="float">
            <text:p>0</text:p>
          </table:table-cell>
          <table:table-cell table:style-name="ce80" table:formula="of:=IF([.AU$1]=[.$AH23];[.$AC23]*(2^[.$AJ23]);&quot;&quot;)" office:value-type="float" office:value="0" calcext:value-type="float">
            <text:p>0</text:p>
          </table:table-cell>
          <table:table-cell table:style-name="ce80" table:formula="of:=IF([.AV$1]=[.$AH23];[.$AD23]*(2^[.$AJ23]);&quot;&quot;)" office:value-type="float" office:value="0" calcext:value-type="float">
            <text:p>0</text:p>
          </table:table-cell>
          <table:table-cell table:style-name="ce80" table:formula="of:=IF([.AW$1]=[.$AH23];[.$AE23]*(2^[.$AI23]);&quot;&quot;)" office:value-type="float" office:value="0" calcext:value-type="float">
            <text:p>0</text:p>
          </table:table-cell>
          <table:table-cell table:style-name="ce80" table:formula="of:=IF(AND([.AX$1]=[.$AH23];[.$AJ23]&lt;16);[.$AF23]*(2^[.$AK23]);&quot;&quot;)" office:value-type="float" office:value="0" calcext:value-type="float">
            <text:p>0</text:p>
          </table:table-cell>
          <table:table-cell table:style-name="ce80" table:formula="of:=IF(AND([.AX$1]=[.$AH23];[.$AJ23]&gt;=16);[.$AF23]*(2^[.$AK23]);&quot;&quot;)">
            <text:p/>
          </table:table-cell>
          <table:table-cell table:style-name="ce80" table:formula="of:=IF([.AZ$1]=[.$AH23];[.$AB23]*(2^[.$AJ23]);&quot;&quot;)">
            <text:p/>
          </table:table-cell>
          <table:table-cell table:style-name="ce80" table:formula="of:=IF([.BA$1]=[.$AH23];[.$AA23]*(2^[.$AI23]);&quot;&quot;)">
            <text:p/>
          </table:table-cell>
          <table:table-cell table:style-name="ce80" table:formula="of:=IF([.BB$1]=[.$AH23];[.$AC23]*(2^[.$AJ23]);&quot;&quot;)">
            <text:p/>
          </table:table-cell>
          <table:table-cell table:style-name="ce80" table:formula="of:=IF([.BC$1]=[.$AH23];[.$AD23]*(2^[.$AJ23]);&quot;&quot;)">
            <text:p/>
          </table:table-cell>
          <table:table-cell table:style-name="ce80" table:formula="of:=IF([.BD$1]=[.$AH23];[.$AE23]*(2^[.$AI23]);&quot;&quot;)">
            <text:p/>
          </table:table-cell>
          <table:table-cell table:style-name="ce80" table:formula="of:=IF(AND([.BE$1]=[.$AH23];[.$AJ23]&lt;16);[.$AF23]*(2^[.$AK23]);&quot;&quot;)">
            <text:p/>
          </table:table-cell>
          <table:table-cell table:style-name="ce80" table:formula="of:=IF(AND([.BE$1]=[.$AH23];[.$AJ23]&gt;=16);[.$AF23]*(2^[.$AK23]);&quot;&quot;)">
            <text:p/>
          </table:table-cell>
          <table:table-cell table:style-name="ce80" table:formula="of:=IF([.BG$1]=[.$AH23];[.$AB23]*(2^[.$AJ23]);&quot;&quot;)">
            <text:p/>
          </table:table-cell>
          <table:table-cell table:style-name="ce80" table:formula="of:=IF([.BH$1]=[.$AH23];[.$AA23]*(2^[.$AI23]);&quot;&quot;)">
            <text:p/>
          </table:table-cell>
          <table:table-cell table:style-name="ce80" table:formula="of:=IF([.BI$1]=[.$AH23];[.$AC23]*(2^[.$AJ23]);&quot;&quot;)">
            <text:p/>
          </table:table-cell>
          <table:table-cell table:style-name="ce80" table:formula="of:=IF([.BJ$1]=[.$AH23];[.$AD23]*(2^[.$AJ23]);&quot;&quot;)">
            <text:p/>
          </table:table-cell>
          <table:table-cell table:style-name="ce80" table:formula="of:=IF([.BK$1]=[.$AH23];[.$AE23]*(2^[.$AI23]);&quot;&quot;)">
            <text:p/>
          </table:table-cell>
          <table:table-cell table:style-name="ce80" table:formula="of:=IF(AND([.BL$1]=[.$AH23];[.$AJ23]&lt;16);[.$AF23]*(2^[.$AK23]);&quot;&quot;)">
            <text:p/>
          </table:table-cell>
          <table:table-cell table:style-name="ce80" table:formula="of:=IF(AND([.BL$1]=[.$AH23];[.$AJ23]&gt;=16);[.$AF23]*(2^[.$AK23]);&quot;&quot;)">
            <text:p/>
          </table:table-cell>
          <table:table-cell table:style-name="ce80" table:formula="of:=IF([.BN$1]=[.$AH23];[.$AB23]*(2^[.$AJ23]);&quot;&quot;)">
            <text:p/>
          </table:table-cell>
          <table:table-cell table:style-name="ce80" table:formula="of:=IF([.BO$1]=[.$AH23];[.$AA23]*(2^[.$AI23]);&quot;&quot;)">
            <text:p/>
          </table:table-cell>
          <table:table-cell table:style-name="ce80" table:formula="of:=IF([.BP$1]=[.$AH23];[.$AC23]*(2^[.$AJ23]);&quot;&quot;)">
            <text:p/>
          </table:table-cell>
          <table:table-cell table:style-name="ce80" table:formula="of:=IF([.BQ$1]=[.$AH23];[.$AD23]*(2^[.$AJ23]);&quot;&quot;)">
            <text:p/>
          </table:table-cell>
          <table:table-cell table:style-name="ce80" table:formula="of:=IF([.BR$1]=[.$AH23];[.$AE23]*(2^[.$AI23]);&quot;&quot;)">
            <text:p/>
          </table:table-cell>
          <table:table-cell table:style-name="ce80" table:formula="of:=IF(AND([.BS$1]=[.$AH23];[.$AJ23]&lt;16);[.$AF23]*(2^[.$AK23]);&quot;&quot;)">
            <text:p/>
          </table:table-cell>
          <table:table-cell table:style-name="ce80" table:formula="of:=IF(AND([.BS$1]=[.$AH23];[.$AJ23]&gt;=16);[.$AF23]*(2^[.$AK23]);&quot;&quot;)">
            <text:p/>
          </table:table-cell>
          <table:table-cell table:style-name="ce80" table:formula="of:=IF([.BU$1]=[.$AH23];[.$AB23]*(2^[.$AJ23]);&quot;&quot;)">
            <text:p/>
          </table:table-cell>
          <table:table-cell table:style-name="ce80" table:formula="of:=IF([.BV$1]=[.$AH23];[.$AA23]*(2^[.$AI23]);&quot;&quot;)">
            <text:p/>
          </table:table-cell>
          <table:table-cell table:style-name="ce80" table:formula="of:=IF([.BW$1]=[.$AH23];[.$AC23]*(2^[.$AJ23]);&quot;&quot;)">
            <text:p/>
          </table:table-cell>
          <table:table-cell table:style-name="ce80" table:formula="of:=IF([.BX$1]=[.$AH23];[.$AD23]*(2^[.$AJ23]);&quot;&quot;)">
            <text:p/>
          </table:table-cell>
          <table:table-cell table:style-name="ce80" table:formula="of:=IF([.BY$1]=[.$AH23];[.$AE23]*(2^[.$AI23]);&quot;&quot;)">
            <text:p/>
          </table:table-cell>
          <table:table-cell table:style-name="ce80" table:formula="of:=IF(AND([.BZ$1]=[.$AH23];[.$AJ23]&lt;16);[.$AF23]*(2^[.$AK23]);&quot;&quot;)">
            <text:p/>
          </table:table-cell>
          <table:table-cell table:style-name="ce80" table:formula="of:=IF(AND([.BZ$1]=[.$AH23];[.$AJ23]&gt;=16);[.$AF23]*(2^[.$AK23]);&quot;&quot;)">
            <text:p/>
          </table:table-cell>
        </table:table-row>
        <table:table-row table:style-name="ro1">
          <table:table-cell table:style-name="ce59" office:value-type="float" office:value="90" calcext:value-type="float">
            <text:p>90</text:p>
          </table:table-cell>
          <table:table-cell table:style-name="ce62"/>
          <table:table-cell table:style-name="ce63"/>
          <table:table-cell table:style-name="ce62" office:value-type="string" calcext:value-type="string">
            <text:p>FAULTCTL</text:p>
          </table:table-cell>
          <table:table-cell table:style-name="ce62" office:value-type="string" calcext:value-type="string">
            <text:p>out</text:p>
          </table:table-cell>
          <table:table-cell table:style-name="ce62" office:value-type="string" calcext:value-type="string">
            <text:p>Внутренние интерфейсы</text:p>
          </table:table-cell>
          <table:table-cell table:style-name="ce63"/>
          <table:table-cell table:style-name="ce85" office:value-type="string" calcext:value-type="string">
            <text:p>PB4</text:p>
          </table:table-cell>
          <table:table-cell table:style-name="ce63" office:value-type="string" calcext:value-type="string">
            <text:p>JTRST</text:p>
          </table:table-cell>
          <table:table-cell table:style-name="ce63"/>
          <table:table-cell table:style-name="ce63" office:value-type="string" calcext:value-type="string">
            <text:p>TIM3_CH1</text:p>
          </table:table-cell>
          <table:table-cell table:style-name="ce63" table:number-columns-repeated="2"/>
          <table:table-cell table:style-name="ce63" office:value-type="string" calcext:value-type="string">
            <text:p>SPI1_MISO</text:p>
          </table:table-cell>
          <table:table-cell table:style-name="ce63" office:value-type="string" calcext:value-type="string">
            <text:p>SPI3_MISO</text:p>
          </table:table-cell>
          <table:table-cell table:style-name="ce63" table:number-columns-repeated="4"/>
          <table:table-cell table:style-name="ce74"/>
          <table:table-cell table:style-name="ce63" table:number-columns-repeated="2"/>
          <table:table-cell table:style-name="ce44" table:formula="of:=[.H24]" office:value-type="string" office:string-value="PB4" calcext:value-type="string">
            <text:p>PB4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2"/>
          <table:table-cell table:style-name="ce75" office:value-type="float" office:value="1" calcext:value-type="float">
            <text:p>1</text:p>
          </table:table-cell>
          <table:table-cell table:style-name="ce82" table:formula="of:=IF([.$X24]=&quot;&quot;;IF([.$E24]=&quot;out&quot;;1;0);IF([.$X24]=&quot;A&quot;;3;2))" office:value-type="float" office:value="1" calcext:value-type="float">
            <text:p>1</text:p>
          </table:table-cell>
          <table:table-cell table:style-name="ce82" table:formula="of:=IF([.$Z24]=&quot;&quot;;0;[.$Z24])" office:value-type="float" office:value="0" calcext:value-type="float">
            <text:p>0</text:p>
          </table:table-cell>
          <table:table-cell table:style-name="ce82" table:formula="of:=IF([.$Y24]=&quot;H&quot;;1;IF([.$Y24]=&quot;L&quot;;2;0))" office:value-type="float" office:value="0" calcext:value-type="float">
            <text:p>0</text:p>
          </table:table-cell>
          <table:table-cell table:style-name="ce82" table:formula="of:=IF([.$Y24]=1;1;0)" office:value-type="float" office:value="1" calcext:value-type="float">
            <text:p>1</text:p>
          </table:table-cell>
          <table:table-cell table:style-name="ce82" table:formula="of:=IF(OR([.$X24]=&quot;&quot;;[.$X24]=&quot;A&quot;);0;[.$X24])" office:value-type="float" office:value="0" calcext:value-type="float">
            <text:p>0</text:p>
          </table:table-cell>
          <table:table-cell table:style-name="ce80"/>
          <table:table-cell table:style-name="ce80" table:formula="of:=MID([.H24];2;1)" office:value-type="string" office:string-value="B" calcext:value-type="string">
            <text:p>B</text:p>
          </table:table-cell>
          <table:table-cell table:style-name="ce80" table:formula="of:=MID([.H24];3;2)" office:value-type="string" office:string-value="4" calcext:value-type="string">
            <text:p>4</text:p>
          </table:table-cell>
          <table:table-cell table:style-name="ce80" table:formula="of:=[.AI24]*2" office:value-type="float" office:value="8" calcext:value-type="float">
            <text:p>8</text:p>
          </table:table-cell>
          <table:table-cell table:style-name="ce80" table:formula="of:=MOD([.AJ24]*2;32)" office:value-type="float" office:value="16" calcext:value-type="float">
            <text:p>16</text:p>
          </table:table-cell>
          <table:table-cell table:style-name="ce80" table:formula="of:=IF([.AL$1]=[.$AH24];[.$AB24]*(2^[.$AJ24]);&quot;&quot;)">
            <text:p/>
          </table:table-cell>
          <table:table-cell table:style-name="ce80" table:formula="of:=IF([.AM$1]=[.$AH24];[.$AA24]*(2^[.$AI24]);&quot;&quot;)">
            <text:p/>
          </table:table-cell>
          <table:table-cell table:style-name="ce80" table:formula="of:=IF([.AN$1]=[.$AH24];[.$AC24]*(2^[.$AJ24]);&quot;&quot;)">
            <text:p/>
          </table:table-cell>
          <table:table-cell table:style-name="ce80" table:formula="of:=IF([.AO$1]=[.$AH24];[.$AD24]*(2^[.$AJ24]);&quot;&quot;)">
            <text:p/>
          </table:table-cell>
          <table:table-cell table:style-name="ce80" table:formula="of:=IF([.AP$1]=[.$AH24];[.$AE24]*(2^[.$AI24]);&quot;&quot;)">
            <text:p/>
          </table:table-cell>
          <table:table-cell table:style-name="ce80" table:formula="of:=IF(AND([.AQ$1]=[.$AH24];[.$AJ24]&lt;16);[.$AF24]*(2^[.$AK24]);&quot;&quot;)">
            <text:p/>
          </table:table-cell>
          <table:table-cell table:style-name="ce80" table:formula="of:=IF(AND([.AQ$1]=[.$AH24];[.$AJ24]&gt;=16);[.$AF24]*(2^[.$AK24]);&quot;&quot;)">
            <text:p/>
          </table:table-cell>
          <table:table-cell table:style-name="ce80" table:formula="of:=IF([.AS$1]=[.$AH24];[.$AB24]*(2^[.$AJ24]);&quot;&quot;)" office:value-type="float" office:value="256" calcext:value-type="float">
            <text:p>256</text:p>
          </table:table-cell>
          <table:table-cell table:style-name="ce80" table:formula="of:=IF([.AT$1]=[.$AH24];[.$AA24]*(2^[.$AI24]);&quot;&quot;)" office:value-type="float" office:value="16" calcext:value-type="float">
            <text:p>16</text:p>
          </table:table-cell>
          <table:table-cell table:style-name="ce80" table:formula="of:=IF([.AU$1]=[.$AH24];[.$AC24]*(2^[.$AJ24]);&quot;&quot;)" office:value-type="float" office:value="0" calcext:value-type="float">
            <text:p>0</text:p>
          </table:table-cell>
          <table:table-cell table:style-name="ce80" table:formula="of:=IF([.AV$1]=[.$AH24];[.$AD24]*(2^[.$AJ24]);&quot;&quot;)" office:value-type="float" office:value="0" calcext:value-type="float">
            <text:p>0</text:p>
          </table:table-cell>
          <table:table-cell table:style-name="ce80" table:formula="of:=IF([.AW$1]=[.$AH24];[.$AE24]*(2^[.$AI24]);&quot;&quot;)" office:value-type="float" office:value="16" calcext:value-type="float">
            <text:p>16</text:p>
          </table:table-cell>
          <table:table-cell table:style-name="ce80" table:formula="of:=IF(AND([.AX$1]=[.$AH24];[.$AJ24]&lt;16);[.$AF24]*(2^[.$AK24]);&quot;&quot;)" office:value-type="float" office:value="0" calcext:value-type="float">
            <text:p>0</text:p>
          </table:table-cell>
          <table:table-cell table:style-name="ce80" table:formula="of:=IF(AND([.AX$1]=[.$AH24];[.$AJ24]&gt;=16);[.$AF24]*(2^[.$AK24]);&quot;&quot;)">
            <text:p/>
          </table:table-cell>
          <table:table-cell table:style-name="ce80" table:formula="of:=IF([.AZ$1]=[.$AH24];[.$AB24]*(2^[.$AJ24]);&quot;&quot;)">
            <text:p/>
          </table:table-cell>
          <table:table-cell table:style-name="ce80" table:formula="of:=IF([.BA$1]=[.$AH24];[.$AA24]*(2^[.$AI24]);&quot;&quot;)">
            <text:p/>
          </table:table-cell>
          <table:table-cell table:style-name="ce80" table:formula="of:=IF([.BB$1]=[.$AH24];[.$AC24]*(2^[.$AJ24]);&quot;&quot;)">
            <text:p/>
          </table:table-cell>
          <table:table-cell table:style-name="ce80" table:formula="of:=IF([.BC$1]=[.$AH24];[.$AD24]*(2^[.$AJ24]);&quot;&quot;)">
            <text:p/>
          </table:table-cell>
          <table:table-cell table:style-name="ce80" table:formula="of:=IF([.BD$1]=[.$AH24];[.$AE24]*(2^[.$AI24]);&quot;&quot;)">
            <text:p/>
          </table:table-cell>
          <table:table-cell table:style-name="ce80" table:formula="of:=IF(AND([.BE$1]=[.$AH24];[.$AJ24]&lt;16);[.$AF24]*(2^[.$AK24]);&quot;&quot;)">
            <text:p/>
          </table:table-cell>
          <table:table-cell table:style-name="ce80" table:formula="of:=IF(AND([.BE$1]=[.$AH24];[.$AJ24]&gt;=16);[.$AF24]*(2^[.$AK24]);&quot;&quot;)">
            <text:p/>
          </table:table-cell>
          <table:table-cell table:style-name="ce80" table:formula="of:=IF([.BG$1]=[.$AH24];[.$AB24]*(2^[.$AJ24]);&quot;&quot;)">
            <text:p/>
          </table:table-cell>
          <table:table-cell table:style-name="ce80" table:formula="of:=IF([.BH$1]=[.$AH24];[.$AA24]*(2^[.$AI24]);&quot;&quot;)">
            <text:p/>
          </table:table-cell>
          <table:table-cell table:style-name="ce80" table:formula="of:=IF([.BI$1]=[.$AH24];[.$AC24]*(2^[.$AJ24]);&quot;&quot;)">
            <text:p/>
          </table:table-cell>
          <table:table-cell table:style-name="ce80" table:formula="of:=IF([.BJ$1]=[.$AH24];[.$AD24]*(2^[.$AJ24]);&quot;&quot;)">
            <text:p/>
          </table:table-cell>
          <table:table-cell table:style-name="ce80" table:formula="of:=IF([.BK$1]=[.$AH24];[.$AE24]*(2^[.$AI24]);&quot;&quot;)">
            <text:p/>
          </table:table-cell>
          <table:table-cell table:style-name="ce80" table:formula="of:=IF(AND([.BL$1]=[.$AH24];[.$AJ24]&lt;16);[.$AF24]*(2^[.$AK24]);&quot;&quot;)">
            <text:p/>
          </table:table-cell>
          <table:table-cell table:style-name="ce80" table:formula="of:=IF(AND([.BL$1]=[.$AH24];[.$AJ24]&gt;=16);[.$AF24]*(2^[.$AK24]);&quot;&quot;)">
            <text:p/>
          </table:table-cell>
          <table:table-cell table:style-name="ce80" table:formula="of:=IF([.BN$1]=[.$AH24];[.$AB24]*(2^[.$AJ24]);&quot;&quot;)">
            <text:p/>
          </table:table-cell>
          <table:table-cell table:style-name="ce80" table:formula="of:=IF([.BO$1]=[.$AH24];[.$AA24]*(2^[.$AI24]);&quot;&quot;)">
            <text:p/>
          </table:table-cell>
          <table:table-cell table:style-name="ce80" table:formula="of:=IF([.BP$1]=[.$AH24];[.$AC24]*(2^[.$AJ24]);&quot;&quot;)">
            <text:p/>
          </table:table-cell>
          <table:table-cell table:style-name="ce80" table:formula="of:=IF([.BQ$1]=[.$AH24];[.$AD24]*(2^[.$AJ24]);&quot;&quot;)">
            <text:p/>
          </table:table-cell>
          <table:table-cell table:style-name="ce80" table:formula="of:=IF([.BR$1]=[.$AH24];[.$AE24]*(2^[.$AI24]);&quot;&quot;)">
            <text:p/>
          </table:table-cell>
          <table:table-cell table:style-name="ce80" table:formula="of:=IF(AND([.BS$1]=[.$AH24];[.$AJ24]&lt;16);[.$AF24]*(2^[.$AK24]);&quot;&quot;)">
            <text:p/>
          </table:table-cell>
          <table:table-cell table:style-name="ce80" table:formula="of:=IF(AND([.BS$1]=[.$AH24];[.$AJ24]&gt;=16);[.$AF24]*(2^[.$AK24]);&quot;&quot;)">
            <text:p/>
          </table:table-cell>
          <table:table-cell table:style-name="ce80" table:formula="of:=IF([.BU$1]=[.$AH24];[.$AB24]*(2^[.$AJ24]);&quot;&quot;)">
            <text:p/>
          </table:table-cell>
          <table:table-cell table:style-name="ce80" table:formula="of:=IF([.BV$1]=[.$AH24];[.$AA24]*(2^[.$AI24]);&quot;&quot;)">
            <text:p/>
          </table:table-cell>
          <table:table-cell table:style-name="ce80" table:formula="of:=IF([.BW$1]=[.$AH24];[.$AC24]*(2^[.$AJ24]);&quot;&quot;)">
            <text:p/>
          </table:table-cell>
          <table:table-cell table:style-name="ce80" table:formula="of:=IF([.BX$1]=[.$AH24];[.$AD24]*(2^[.$AJ24]);&quot;&quot;)">
            <text:p/>
          </table:table-cell>
          <table:table-cell table:style-name="ce80" table:formula="of:=IF([.BY$1]=[.$AH24];[.$AE24]*(2^[.$AI24]);&quot;&quot;)">
            <text:p/>
          </table:table-cell>
          <table:table-cell table:style-name="ce80" table:formula="of:=IF(AND([.BZ$1]=[.$AH24];[.$AJ24]&lt;16);[.$AF24]*(2^[.$AK24]);&quot;&quot;)">
            <text:p/>
          </table:table-cell>
          <table:table-cell table:style-name="ce80" table:formula="of:=IF(AND([.BZ$1]=[.$AH24];[.$AJ24]&gt;=16);[.$AF24]*(2^[.$AK24]);&quot;&quot;)">
            <text:p/>
          </table:table-cell>
        </table:table-row>
        <table:table-row table:style-name="ro1">
          <table:table-cell table:style-name="ce59" office:value-type="float" office:value="91" calcext:value-type="float">
            <text:p>91</text:p>
          </table:table-cell>
          <table:table-cell table:style-name="ce62"/>
          <table:table-cell table:style-name="ce63"/>
          <table:table-cell table:style-name="ce62" office:value-type="string" calcext:value-type="string">
            <text:p>CAN2RX</text:p>
          </table:table-cell>
          <table:table-cell table:style-name="ce62" office:value-type="string" calcext:value-type="string">
            <text:p>in</text:p>
          </table:table-cell>
          <table:table-cell table:style-name="ce62" office:value-type="string" calcext:value-type="string">
            <text:p>Внешние интерфейсы</text:p>
          </table:table-cell>
          <table:table-cell table:style-name="ce63"/>
          <table:table-cell table:style-name="ce63" office:value-type="string" calcext:value-type="string">
            <text:p>PB5</text:p>
          </table:table-cell>
          <table:table-cell table:style-name="ce63" table:number-columns-repeated="2"/>
          <table:table-cell table:style-name="ce63" office:value-type="string" calcext:value-type="string">
            <text:p>TIM3_CH2</text:p>
          </table:table-cell>
          <table:table-cell table:style-name="ce63"/>
          <table:table-cell table:style-name="ce63" office:value-type="string" calcext:value-type="string">
            <text:p>I2C1_SMBA</text:p>
          </table:table-cell>
          <table:table-cell table:style-name="ce63" office:value-type="string" calcext:value-type="string">
            <text:p>SPI1_MOSI</text:p>
          </table:table-cell>
          <table:table-cell table:style-name="ce63" office:value-type="string" calcext:value-type="string">
            <text:p>SPI3_MOSI/I2S3_SD</text:p>
          </table:table-cell>
          <table:table-cell table:style-name="ce63" table:number-columns-repeated="2"/>
          <table:table-cell table:style-name="ce85" office:value-type="string" calcext:value-type="string">
            <text:p>CAN2_RX</text:p>
          </table:table-cell>
          <table:table-cell table:style-name="ce63" office:value-type="string" calcext:value-type="string">
            <text:p>HS_ULPI_D7</text:p>
          </table:table-cell>
          <table:table-cell table:style-name="ce63" office:value-type="string" calcext:value-type="string">
            <text:p>(R)MII_PPS_OUT</text:p>
          </table:table-cell>
          <table:table-cell table:style-name="ce63" table:number-columns-repeated="2"/>
          <table:table-cell table:style-name="ce44" table:formula="of:=[.H25]" office:value-type="string" office:string-value="PB5" calcext:value-type="string">
            <text:p>PB5</text:p>
          </table:table-cell>
          <table:table-cell table:style-name="ce82" office:value-type="float" office:value="9" calcext:value-type="float">
            <text:p>9</text:p>
          </table:table-cell>
          <table:table-cell table:style-name="ce82" office:value-type="string" calcext:value-type="string">
            <text:p>H</text:p>
          </table:table-cell>
          <table:table-cell table:style-name="ce82"/>
          <table:table-cell table:style-name="ce75" office:value-type="float" office:value="0" calcext:value-type="float">
            <text:p>0</text:p>
          </table:table-cell>
          <table:table-cell table:style-name="ce82" table:formula="of:=IF([.$X25]=&quot;&quot;;IF([.$E25]=&quot;out&quot;;1;0);IF([.$X25]=&quot;A&quot;;3;2))" office:value-type="float" office:value="2" calcext:value-type="float">
            <text:p>2</text:p>
          </table:table-cell>
          <table:table-cell table:style-name="ce82" table:formula="of:=IF([.$Z25]=&quot;&quot;;0;[.$Z25])" office:value-type="float" office:value="0" calcext:value-type="float">
            <text:p>0</text:p>
          </table:table-cell>
          <table:table-cell table:style-name="ce82" table:formula="of:=IF([.$Y25]=&quot;H&quot;;1;IF([.$Y25]=&quot;L&quot;;2;0))" office:value-type="float" office:value="1" calcext:value-type="float">
            <text:p>1</text:p>
          </table:table-cell>
          <table:table-cell table:style-name="ce82" table:formula="of:=IF([.$Y25]=1;1;0)" office:value-type="float" office:value="0" calcext:value-type="float">
            <text:p>0</text:p>
          </table:table-cell>
          <table:table-cell table:style-name="ce82" table:formula="of:=IF(OR([.$X25]=&quot;&quot;;[.$X25]=&quot;A&quot;);0;[.$X25])" office:value-type="float" office:value="9" calcext:value-type="float">
            <text:p>9</text:p>
          </table:table-cell>
          <table:table-cell table:style-name="ce80"/>
          <table:table-cell table:style-name="ce80" table:formula="of:=MID([.H25];2;1)" office:value-type="string" office:string-value="B" calcext:value-type="string">
            <text:p>B</text:p>
          </table:table-cell>
          <table:table-cell table:style-name="ce80" table:formula="of:=MID([.H25];3;2)" office:value-type="string" office:string-value="5" calcext:value-type="string">
            <text:p>5</text:p>
          </table:table-cell>
          <table:table-cell table:style-name="ce80" table:formula="of:=[.AI25]*2" office:value-type="float" office:value="10" calcext:value-type="float">
            <text:p>10</text:p>
          </table:table-cell>
          <table:table-cell table:style-name="ce80" table:formula="of:=MOD([.AJ25]*2;32)" office:value-type="float" office:value="20" calcext:value-type="float">
            <text:p>20</text:p>
          </table:table-cell>
          <table:table-cell table:style-name="ce80" table:formula="of:=IF([.AL$1]=[.$AH25];[.$AB25]*(2^[.$AJ25]);&quot;&quot;)">
            <text:p/>
          </table:table-cell>
          <table:table-cell table:style-name="ce80" table:formula="of:=IF([.AM$1]=[.$AH25];[.$AA25]*(2^[.$AI25]);&quot;&quot;)">
            <text:p/>
          </table:table-cell>
          <table:table-cell table:style-name="ce80" table:formula="of:=IF([.AN$1]=[.$AH25];[.$AC25]*(2^[.$AJ25]);&quot;&quot;)">
            <text:p/>
          </table:table-cell>
          <table:table-cell table:style-name="ce80" table:formula="of:=IF([.AO$1]=[.$AH25];[.$AD25]*(2^[.$AJ25]);&quot;&quot;)">
            <text:p/>
          </table:table-cell>
          <table:table-cell table:style-name="ce80" table:formula="of:=IF([.AP$1]=[.$AH25];[.$AE25]*(2^[.$AI25]);&quot;&quot;)">
            <text:p/>
          </table:table-cell>
          <table:table-cell table:style-name="ce80" table:formula="of:=IF(AND([.AQ$1]=[.$AH25];[.$AJ25]&lt;16);[.$AF25]*(2^[.$AK25]);&quot;&quot;)">
            <text:p/>
          </table:table-cell>
          <table:table-cell table:style-name="ce80" table:formula="of:=IF(AND([.AQ$1]=[.$AH25];[.$AJ25]&gt;=16);[.$AF25]*(2^[.$AK25]);&quot;&quot;)">
            <text:p/>
          </table:table-cell>
          <table:table-cell table:style-name="ce80" table:formula="of:=IF([.AS$1]=[.$AH25];[.$AB25]*(2^[.$AJ25]);&quot;&quot;)" office:value-type="float" office:value="2048" calcext:value-type="float">
            <text:p>2048</text:p>
          </table:table-cell>
          <table:table-cell table:style-name="ce80" table:formula="of:=IF([.AT$1]=[.$AH25];[.$AA25]*(2^[.$AI25]);&quot;&quot;)" office:value-type="float" office:value="0" calcext:value-type="float">
            <text:p>0</text:p>
          </table:table-cell>
          <table:table-cell table:style-name="ce80" table:formula="of:=IF([.AU$1]=[.$AH25];[.$AC25]*(2^[.$AJ25]);&quot;&quot;)" office:value-type="float" office:value="0" calcext:value-type="float">
            <text:p>0</text:p>
          </table:table-cell>
          <table:table-cell table:style-name="ce80" table:formula="of:=IF([.AV$1]=[.$AH25];[.$AD25]*(2^[.$AJ25]);&quot;&quot;)" office:value-type="float" office:value="1024" calcext:value-type="float">
            <text:p>1024</text:p>
          </table:table-cell>
          <table:table-cell table:style-name="ce80" table:formula="of:=IF([.AW$1]=[.$AH25];[.$AE25]*(2^[.$AI25]);&quot;&quot;)" office:value-type="float" office:value="0" calcext:value-type="float">
            <text:p>0</text:p>
          </table:table-cell>
          <table:table-cell table:style-name="ce80" table:formula="of:=IF(AND([.AX$1]=[.$AH25];[.$AJ25]&lt;16);[.$AF25]*(2^[.$AK25]);&quot;&quot;)" office:value-type="float" office:value="9437184" calcext:value-type="float">
            <text:p>9437184</text:p>
          </table:table-cell>
          <table:table-cell table:style-name="ce80" table:formula="of:=IF(AND([.AX$1]=[.$AH25];[.$AJ25]&gt;=16);[.$AF25]*(2^[.$AK25]);&quot;&quot;)">
            <text:p/>
          </table:table-cell>
          <table:table-cell table:style-name="ce80" table:formula="of:=IF([.AZ$1]=[.$AH25];[.$AB25]*(2^[.$AJ25]);&quot;&quot;)">
            <text:p/>
          </table:table-cell>
          <table:table-cell table:style-name="ce80" table:formula="of:=IF([.BA$1]=[.$AH25];[.$AA25]*(2^[.$AI25]);&quot;&quot;)">
            <text:p/>
          </table:table-cell>
          <table:table-cell table:style-name="ce80" table:formula="of:=IF([.BB$1]=[.$AH25];[.$AC25]*(2^[.$AJ25]);&quot;&quot;)">
            <text:p/>
          </table:table-cell>
          <table:table-cell table:style-name="ce80" table:formula="of:=IF([.BC$1]=[.$AH25];[.$AD25]*(2^[.$AJ25]);&quot;&quot;)">
            <text:p/>
          </table:table-cell>
          <table:table-cell table:style-name="ce80" table:formula="of:=IF([.BD$1]=[.$AH25];[.$AE25]*(2^[.$AI25]);&quot;&quot;)">
            <text:p/>
          </table:table-cell>
          <table:table-cell table:style-name="ce80" table:formula="of:=IF(AND([.BE$1]=[.$AH25];[.$AJ25]&lt;16);[.$AF25]*(2^[.$AK25]);&quot;&quot;)">
            <text:p/>
          </table:table-cell>
          <table:table-cell table:style-name="ce80" table:formula="of:=IF(AND([.BE$1]=[.$AH25];[.$AJ25]&gt;=16);[.$AF25]*(2^[.$AK25]);&quot;&quot;)">
            <text:p/>
          </table:table-cell>
          <table:table-cell table:style-name="ce80" table:formula="of:=IF([.BG$1]=[.$AH25];[.$AB25]*(2^[.$AJ25]);&quot;&quot;)">
            <text:p/>
          </table:table-cell>
          <table:table-cell table:style-name="ce80" table:formula="of:=IF([.BH$1]=[.$AH25];[.$AA25]*(2^[.$AI25]);&quot;&quot;)">
            <text:p/>
          </table:table-cell>
          <table:table-cell table:style-name="ce80" table:formula="of:=IF([.BI$1]=[.$AH25];[.$AC25]*(2^[.$AJ25]);&quot;&quot;)">
            <text:p/>
          </table:table-cell>
          <table:table-cell table:style-name="ce80" table:formula="of:=IF([.BJ$1]=[.$AH25];[.$AD25]*(2^[.$AJ25]);&quot;&quot;)">
            <text:p/>
          </table:table-cell>
          <table:table-cell table:style-name="ce80" table:formula="of:=IF([.BK$1]=[.$AH25];[.$AE25]*(2^[.$AI25]);&quot;&quot;)">
            <text:p/>
          </table:table-cell>
          <table:table-cell table:style-name="ce80" table:formula="of:=IF(AND([.BL$1]=[.$AH25];[.$AJ25]&lt;16);[.$AF25]*(2^[.$AK25]);&quot;&quot;)">
            <text:p/>
          </table:table-cell>
          <table:table-cell table:style-name="ce80" table:formula="of:=IF(AND([.BL$1]=[.$AH25];[.$AJ25]&gt;=16);[.$AF25]*(2^[.$AK25]);&quot;&quot;)">
            <text:p/>
          </table:table-cell>
          <table:table-cell table:style-name="ce80" table:formula="of:=IF([.BN$1]=[.$AH25];[.$AB25]*(2^[.$AJ25]);&quot;&quot;)">
            <text:p/>
          </table:table-cell>
          <table:table-cell table:style-name="ce80" table:formula="of:=IF([.BO$1]=[.$AH25];[.$AA25]*(2^[.$AI25]);&quot;&quot;)">
            <text:p/>
          </table:table-cell>
          <table:table-cell table:style-name="ce80" table:formula="of:=IF([.BP$1]=[.$AH25];[.$AC25]*(2^[.$AJ25]);&quot;&quot;)">
            <text:p/>
          </table:table-cell>
          <table:table-cell table:style-name="ce80" table:formula="of:=IF([.BQ$1]=[.$AH25];[.$AD25]*(2^[.$AJ25]);&quot;&quot;)">
            <text:p/>
          </table:table-cell>
          <table:table-cell table:style-name="ce80" table:formula="of:=IF([.BR$1]=[.$AH25];[.$AE25]*(2^[.$AI25]);&quot;&quot;)">
            <text:p/>
          </table:table-cell>
          <table:table-cell table:style-name="ce80" table:formula="of:=IF(AND([.BS$1]=[.$AH25];[.$AJ25]&lt;16);[.$AF25]*(2^[.$AK25]);&quot;&quot;)">
            <text:p/>
          </table:table-cell>
          <table:table-cell table:style-name="ce80" table:formula="of:=IF(AND([.BS$1]=[.$AH25];[.$AJ25]&gt;=16);[.$AF25]*(2^[.$AK25]);&quot;&quot;)">
            <text:p/>
          </table:table-cell>
          <table:table-cell table:style-name="ce80" table:formula="of:=IF([.BU$1]=[.$AH25];[.$AB25]*(2^[.$AJ25]);&quot;&quot;)">
            <text:p/>
          </table:table-cell>
          <table:table-cell table:style-name="ce80" table:formula="of:=IF([.BV$1]=[.$AH25];[.$AA25]*(2^[.$AI25]);&quot;&quot;)">
            <text:p/>
          </table:table-cell>
          <table:table-cell table:style-name="ce80" table:formula="of:=IF([.BW$1]=[.$AH25];[.$AC25]*(2^[.$AJ25]);&quot;&quot;)">
            <text:p/>
          </table:table-cell>
          <table:table-cell table:style-name="ce80" table:formula="of:=IF([.BX$1]=[.$AH25];[.$AD25]*(2^[.$AJ25]);&quot;&quot;)">
            <text:p/>
          </table:table-cell>
          <table:table-cell table:style-name="ce80" table:formula="of:=IF([.BY$1]=[.$AH25];[.$AE25]*(2^[.$AI25]);&quot;&quot;)">
            <text:p/>
          </table:table-cell>
          <table:table-cell table:style-name="ce80" table:formula="of:=IF(AND([.BZ$1]=[.$AH25];[.$AJ25]&lt;16);[.$AF25]*(2^[.$AK25]);&quot;&quot;)">
            <text:p/>
          </table:table-cell>
          <table:table-cell table:style-name="ce80" table:formula="of:=IF(AND([.BZ$1]=[.$AH25];[.$AJ25]&gt;=16);[.$AF25]*(2^[.$AK25]);&quot;&quot;)">
            <text:p/>
          </table:table-cell>
        </table:table-row>
        <table:table-row table:style-name="ro1">
          <table:table-cell table:style-name="ce59" office:value-type="float" office:value="92" calcext:value-type="float">
            <text:p>92</text:p>
          </table:table-cell>
          <table:table-cell table:style-name="ce62"/>
          <table:table-cell table:style-name="ce63"/>
          <table:table-cell table:style-name="ce62" office:value-type="string" calcext:value-type="string">
            <text:p>CAN2TX</text:p>
          </table:table-cell>
          <table:table-cell table:style-name="ce62" office:value-type="string" calcext:value-type="string">
            <text:p>out</text:p>
          </table:table-cell>
          <table:table-cell table:style-name="ce62" office:value-type="string" calcext:value-type="string">
            <text:p>Внешние интерфейсы</text:p>
          </table:table-cell>
          <table:table-cell table:style-name="ce63"/>
          <table:table-cell table:style-name="ce63" office:value-type="string" calcext:value-type="string">
            <text:p>PB6</text:p>
          </table:table-cell>
          <table:table-cell table:style-name="ce63" table:number-columns-repeated="2"/>
          <table:table-cell table:style-name="ce63" office:value-type="string" calcext:value-type="string">
            <text:p>TIM4_CH1</text:p>
          </table:table-cell>
          <table:table-cell table:style-name="ce63"/>
          <table:table-cell table:style-name="ce63" office:value-type="string" calcext:value-type="string">
            <text:p>I2C1_SCL</text:p>
          </table:table-cell>
          <table:table-cell table:style-name="ce63" table:number-columns-repeated="2"/>
          <table:table-cell table:style-name="ce63" office:value-type="string" calcext:value-type="string">
            <text:p>USART1_TX</text:p>
          </table:table-cell>
          <table:table-cell table:style-name="ce63"/>
          <table:table-cell table:style-name="ce85" office:value-type="string" calcext:value-type="string">
            <text:p>CAN2_TX</text:p>
          </table:table-cell>
          <table:table-cell table:style-name="ce63"/>
          <table:table-cell table:style-name="ce74"/>
          <table:table-cell table:style-name="ce63" table:number-columns-repeated="2"/>
          <table:table-cell table:style-name="ce44" table:formula="of:=[.H26]" office:value-type="string" office:string-value="PB6" calcext:value-type="string">
            <text:p>PB6</text:p>
          </table:table-cell>
          <table:table-cell table:style-name="ce82" office:value-type="float" office:value="9" calcext:value-type="float">
            <text:p>9</text:p>
          </table:table-cell>
          <table:table-cell table:style-name="ce82" office:value-type="string" calcext:value-type="string">
            <text:p>H</text:p>
          </table:table-cell>
          <table:table-cell table:style-name="ce82"/>
          <table:table-cell table:style-name="ce75" office:value-type="float" office:value="0" calcext:value-type="float">
            <text:p>0</text:p>
          </table:table-cell>
          <table:table-cell table:style-name="ce82" table:formula="of:=IF([.$X26]=&quot;&quot;;IF([.$E26]=&quot;out&quot;;1;0);IF([.$X26]=&quot;A&quot;;3;2))" office:value-type="float" office:value="2" calcext:value-type="float">
            <text:p>2</text:p>
          </table:table-cell>
          <table:table-cell table:style-name="ce82" table:formula="of:=IF([.$Z26]=&quot;&quot;;0;[.$Z26])" office:value-type="float" office:value="0" calcext:value-type="float">
            <text:p>0</text:p>
          </table:table-cell>
          <table:table-cell table:style-name="ce82" table:formula="of:=IF([.$Y26]=&quot;H&quot;;1;IF([.$Y26]=&quot;L&quot;;2;0))" office:value-type="float" office:value="1" calcext:value-type="float">
            <text:p>1</text:p>
          </table:table-cell>
          <table:table-cell table:style-name="ce82" table:formula="of:=IF([.$Y26]=1;1;0)" office:value-type="float" office:value="0" calcext:value-type="float">
            <text:p>0</text:p>
          </table:table-cell>
          <table:table-cell table:style-name="ce82" table:formula="of:=IF(OR([.$X26]=&quot;&quot;;[.$X26]=&quot;A&quot;);0;[.$X26])" office:value-type="float" office:value="9" calcext:value-type="float">
            <text:p>9</text:p>
          </table:table-cell>
          <table:table-cell table:style-name="ce80"/>
          <table:table-cell table:style-name="ce80" table:formula="of:=MID([.H26];2;1)" office:value-type="string" office:string-value="B" calcext:value-type="string">
            <text:p>B</text:p>
          </table:table-cell>
          <table:table-cell table:style-name="ce80" table:formula="of:=MID([.H26];3;2)" office:value-type="string" office:string-value="6" calcext:value-type="string">
            <text:p>6</text:p>
          </table:table-cell>
          <table:table-cell table:style-name="ce80" table:formula="of:=[.AI26]*2" office:value-type="float" office:value="12" calcext:value-type="float">
            <text:p>12</text:p>
          </table:table-cell>
          <table:table-cell table:style-name="ce80" table:formula="of:=MOD([.AJ26]*2;32)" office:value-type="float" office:value="24" calcext:value-type="float">
            <text:p>24</text:p>
          </table:table-cell>
          <table:table-cell table:style-name="ce80" table:formula="of:=IF([.AL$1]=[.$AH26];[.$AB26]*(2^[.$AJ26]);&quot;&quot;)">
            <text:p/>
          </table:table-cell>
          <table:table-cell table:style-name="ce80" table:formula="of:=IF([.AM$1]=[.$AH26];[.$AA26]*(2^[.$AI26]);&quot;&quot;)">
            <text:p/>
          </table:table-cell>
          <table:table-cell table:style-name="ce80" table:formula="of:=IF([.AN$1]=[.$AH26];[.$AC26]*(2^[.$AJ26]);&quot;&quot;)">
            <text:p/>
          </table:table-cell>
          <table:table-cell table:style-name="ce80" table:formula="of:=IF([.AO$1]=[.$AH26];[.$AD26]*(2^[.$AJ26]);&quot;&quot;)">
            <text:p/>
          </table:table-cell>
          <table:table-cell table:style-name="ce80" table:formula="of:=IF([.AP$1]=[.$AH26];[.$AE26]*(2^[.$AI26]);&quot;&quot;)">
            <text:p/>
          </table:table-cell>
          <table:table-cell table:style-name="ce80" table:formula="of:=IF(AND([.AQ$1]=[.$AH26];[.$AJ26]&lt;16);[.$AF26]*(2^[.$AK26]);&quot;&quot;)">
            <text:p/>
          </table:table-cell>
          <table:table-cell table:style-name="ce80" table:formula="of:=IF(AND([.AQ$1]=[.$AH26];[.$AJ26]&gt;=16);[.$AF26]*(2^[.$AK26]);&quot;&quot;)">
            <text:p/>
          </table:table-cell>
          <table:table-cell table:style-name="ce80" table:formula="of:=IF([.AS$1]=[.$AH26];[.$AB26]*(2^[.$AJ26]);&quot;&quot;)" office:value-type="float" office:value="8192" calcext:value-type="float">
            <text:p>8192</text:p>
          </table:table-cell>
          <table:table-cell table:style-name="ce80" table:formula="of:=IF([.AT$1]=[.$AH26];[.$AA26]*(2^[.$AI26]);&quot;&quot;)" office:value-type="float" office:value="0" calcext:value-type="float">
            <text:p>0</text:p>
          </table:table-cell>
          <table:table-cell table:style-name="ce80" table:formula="of:=IF([.AU$1]=[.$AH26];[.$AC26]*(2^[.$AJ26]);&quot;&quot;)" office:value-type="float" office:value="0" calcext:value-type="float">
            <text:p>0</text:p>
          </table:table-cell>
          <table:table-cell table:style-name="ce80" table:formula="of:=IF([.AV$1]=[.$AH26];[.$AD26]*(2^[.$AJ26]);&quot;&quot;)" office:value-type="float" office:value="4096" calcext:value-type="float">
            <text:p>4096</text:p>
          </table:table-cell>
          <table:table-cell table:style-name="ce80" table:formula="of:=IF([.AW$1]=[.$AH26];[.$AE26]*(2^[.$AI26]);&quot;&quot;)" office:value-type="float" office:value="0" calcext:value-type="float">
            <text:p>0</text:p>
          </table:table-cell>
          <table:table-cell table:style-name="ce80" table:formula="of:=IF(AND([.AX$1]=[.$AH26];[.$AJ26]&lt;16);[.$AF26]*(2^[.$AK26]);&quot;&quot;)" office:value-type="float" office:value="150994944" calcext:value-type="float">
            <text:p>150994944</text:p>
          </table:table-cell>
          <table:table-cell table:style-name="ce80" table:formula="of:=IF(AND([.AX$1]=[.$AH26];[.$AJ26]&gt;=16);[.$AF26]*(2^[.$AK26]);&quot;&quot;)">
            <text:p/>
          </table:table-cell>
          <table:table-cell table:style-name="ce80" table:formula="of:=IF([.AZ$1]=[.$AH26];[.$AB26]*(2^[.$AJ26]);&quot;&quot;)">
            <text:p/>
          </table:table-cell>
          <table:table-cell table:style-name="ce80" table:formula="of:=IF([.BA$1]=[.$AH26];[.$AA26]*(2^[.$AI26]);&quot;&quot;)">
            <text:p/>
          </table:table-cell>
          <table:table-cell table:style-name="ce80" table:formula="of:=IF([.BB$1]=[.$AH26];[.$AC26]*(2^[.$AJ26]);&quot;&quot;)">
            <text:p/>
          </table:table-cell>
          <table:table-cell table:style-name="ce80" table:formula="of:=IF([.BC$1]=[.$AH26];[.$AD26]*(2^[.$AJ26]);&quot;&quot;)">
            <text:p/>
          </table:table-cell>
          <table:table-cell table:style-name="ce80" table:formula="of:=IF([.BD$1]=[.$AH26];[.$AE26]*(2^[.$AI26]);&quot;&quot;)">
            <text:p/>
          </table:table-cell>
          <table:table-cell table:style-name="ce80" table:formula="of:=IF(AND([.BE$1]=[.$AH26];[.$AJ26]&lt;16);[.$AF26]*(2^[.$AK26]);&quot;&quot;)">
            <text:p/>
          </table:table-cell>
          <table:table-cell table:style-name="ce80" table:formula="of:=IF(AND([.BE$1]=[.$AH26];[.$AJ26]&gt;=16);[.$AF26]*(2^[.$AK26]);&quot;&quot;)">
            <text:p/>
          </table:table-cell>
          <table:table-cell table:style-name="ce80" table:formula="of:=IF([.BG$1]=[.$AH26];[.$AB26]*(2^[.$AJ26]);&quot;&quot;)">
            <text:p/>
          </table:table-cell>
          <table:table-cell table:style-name="ce80" table:formula="of:=IF([.BH$1]=[.$AH26];[.$AA26]*(2^[.$AI26]);&quot;&quot;)">
            <text:p/>
          </table:table-cell>
          <table:table-cell table:style-name="ce80" table:formula="of:=IF([.BI$1]=[.$AH26];[.$AC26]*(2^[.$AJ26]);&quot;&quot;)">
            <text:p/>
          </table:table-cell>
          <table:table-cell table:style-name="ce80" table:formula="of:=IF([.BJ$1]=[.$AH26];[.$AD26]*(2^[.$AJ26]);&quot;&quot;)">
            <text:p/>
          </table:table-cell>
          <table:table-cell table:style-name="ce80" table:formula="of:=IF([.BK$1]=[.$AH26];[.$AE26]*(2^[.$AI26]);&quot;&quot;)">
            <text:p/>
          </table:table-cell>
          <table:table-cell table:style-name="ce80" table:formula="of:=IF(AND([.BL$1]=[.$AH26];[.$AJ26]&lt;16);[.$AF26]*(2^[.$AK26]);&quot;&quot;)">
            <text:p/>
          </table:table-cell>
          <table:table-cell table:style-name="ce80" table:formula="of:=IF(AND([.BL$1]=[.$AH26];[.$AJ26]&gt;=16);[.$AF26]*(2^[.$AK26]);&quot;&quot;)">
            <text:p/>
          </table:table-cell>
          <table:table-cell table:style-name="ce80" table:formula="of:=IF([.BN$1]=[.$AH26];[.$AB26]*(2^[.$AJ26]);&quot;&quot;)">
            <text:p/>
          </table:table-cell>
          <table:table-cell table:style-name="ce80" table:formula="of:=IF([.BO$1]=[.$AH26];[.$AA26]*(2^[.$AI26]);&quot;&quot;)">
            <text:p/>
          </table:table-cell>
          <table:table-cell table:style-name="ce80" table:formula="of:=IF([.BP$1]=[.$AH26];[.$AC26]*(2^[.$AJ26]);&quot;&quot;)">
            <text:p/>
          </table:table-cell>
          <table:table-cell table:style-name="ce80" table:formula="of:=IF([.BQ$1]=[.$AH26];[.$AD26]*(2^[.$AJ26]);&quot;&quot;)">
            <text:p/>
          </table:table-cell>
          <table:table-cell table:style-name="ce80" table:formula="of:=IF([.BR$1]=[.$AH26];[.$AE26]*(2^[.$AI26]);&quot;&quot;)">
            <text:p/>
          </table:table-cell>
          <table:table-cell table:style-name="ce80" table:formula="of:=IF(AND([.BS$1]=[.$AH26];[.$AJ26]&lt;16);[.$AF26]*(2^[.$AK26]);&quot;&quot;)">
            <text:p/>
          </table:table-cell>
          <table:table-cell table:style-name="ce80" table:formula="of:=IF(AND([.BS$1]=[.$AH26];[.$AJ26]&gt;=16);[.$AF26]*(2^[.$AK26]);&quot;&quot;)">
            <text:p/>
          </table:table-cell>
          <table:table-cell table:style-name="ce80" table:formula="of:=IF([.BU$1]=[.$AH26];[.$AB26]*(2^[.$AJ26]);&quot;&quot;)">
            <text:p/>
          </table:table-cell>
          <table:table-cell table:style-name="ce80" table:formula="of:=IF([.BV$1]=[.$AH26];[.$AA26]*(2^[.$AI26]);&quot;&quot;)">
            <text:p/>
          </table:table-cell>
          <table:table-cell table:style-name="ce80" table:formula="of:=IF([.BW$1]=[.$AH26];[.$AC26]*(2^[.$AJ26]);&quot;&quot;)">
            <text:p/>
          </table:table-cell>
          <table:table-cell table:style-name="ce80" table:formula="of:=IF([.BX$1]=[.$AH26];[.$AD26]*(2^[.$AJ26]);&quot;&quot;)">
            <text:p/>
          </table:table-cell>
          <table:table-cell table:style-name="ce80" table:formula="of:=IF([.BY$1]=[.$AH26];[.$AE26]*(2^[.$AI26]);&quot;&quot;)">
            <text:p/>
          </table:table-cell>
          <table:table-cell table:style-name="ce80" table:formula="of:=IF(AND([.BZ$1]=[.$AH26];[.$AJ26]&lt;16);[.$AF26]*(2^[.$AK26]);&quot;&quot;)">
            <text:p/>
          </table:table-cell>
          <table:table-cell table:style-name="ce80" table:formula="of:=IF(AND([.BZ$1]=[.$AH26];[.$AJ26]&gt;=16);[.$AF26]*(2^[.$AK26]);&quot;&quot;)">
            <text:p/>
          </table:table-cell>
        </table:table-row>
        <table:table-row table:style-name="ro1">
          <table:table-cell table:style-name="ce59" office:value-type="float" office:value="93" calcext:value-type="float">
            <text:p>93</text:p>
          </table:table-cell>
          <table:table-cell table:style-name="ce62"/>
          <table:table-cell table:style-name="ce63"/>
          <table:table-cell table:style-name="ce62" office:value-type="string" calcext:value-type="string">
            <text:p>LINK_ISO_CAN</text:p>
          </table:table-cell>
          <table:table-cell table:style-name="ce62" office:value-type="string" calcext:value-type="string">
            <text:p>out</text:p>
          </table:table-cell>
          <table:table-cell table:style-name="ce62" office:value-type="string" calcext:value-type="string">
            <text:p>Индикация</text:p>
          </table:table-cell>
          <table:table-cell table:style-name="ce63"/>
          <table:table-cell table:style-name="ce85" office:value-type="string" calcext:value-type="string">
            <text:p>PB7</text:p>
          </table:table-cell>
          <table:table-cell table:style-name="ce63" table:number-columns-repeated="2"/>
          <table:table-cell table:style-name="ce63" office:value-type="string" calcext:value-type="string">
            <text:p>TIM4_CH2</text:p>
          </table:table-cell>
          <table:table-cell table:style-name="ce63"/>
          <table:table-cell table:style-name="ce63" office:value-type="string" calcext:value-type="string">
            <text:p>I2C1_SDA</text:p>
          </table:table-cell>
          <table:table-cell table:style-name="ce63" table:number-columns-repeated="2"/>
          <table:table-cell table:style-name="ce63" office:value-type="string" calcext:value-type="string">
            <text:p>USART1_RX</text:p>
          </table:table-cell>
          <table:table-cell table:style-name="ce63" table:number-columns-repeated="3"/>
          <table:table-cell table:style-name="ce74"/>
          <table:table-cell table:style-name="ce63" office:value-type="string" calcext:value-type="string">
            <text:p>FSMC_NL</text:p>
          </table:table-cell>
          <table:table-cell table:style-name="ce63"/>
          <table:table-cell table:style-name="ce44" table:formula="of:=[.H27]" office:value-type="string" office:string-value="PB7" calcext:value-type="string">
            <text:p>PB7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2"/>
          <table:table-cell table:style-name="ce75" office:value-type="float" office:value="0" calcext:value-type="float">
            <text:p>0</text:p>
          </table:table-cell>
          <table:table-cell table:style-name="ce82" table:formula="of:=IF([.$X27]=&quot;&quot;;IF([.$E27]=&quot;out&quot;;1;0);IF([.$X27]=&quot;A&quot;;3;2))" office:value-type="float" office:value="1" calcext:value-type="float">
            <text:p>1</text:p>
          </table:table-cell>
          <table:table-cell table:style-name="ce82" table:formula="of:=IF([.$Z27]=&quot;&quot;;0;[.$Z27])" office:value-type="float" office:value="0" calcext:value-type="float">
            <text:p>0</text:p>
          </table:table-cell>
          <table:table-cell table:style-name="ce82" table:formula="of:=IF([.$Y27]=&quot;H&quot;;1;IF([.$Y27]=&quot;L&quot;;2;0))" office:value-type="float" office:value="0" calcext:value-type="float">
            <text:p>0</text:p>
          </table:table-cell>
          <table:table-cell table:style-name="ce82" table:formula="of:=IF([.$Y27]=1;1;0)" office:value-type="float" office:value="1" calcext:value-type="float">
            <text:p>1</text:p>
          </table:table-cell>
          <table:table-cell table:style-name="ce82" table:formula="of:=IF(OR([.$X27]=&quot;&quot;;[.$X27]=&quot;A&quot;);0;[.$X27])" office:value-type="float" office:value="0" calcext:value-type="float">
            <text:p>0</text:p>
          </table:table-cell>
          <table:table-cell table:style-name="ce80"/>
          <table:table-cell table:style-name="ce80" table:formula="of:=MID([.H27];2;1)" office:value-type="string" office:string-value="B" calcext:value-type="string">
            <text:p>B</text:p>
          </table:table-cell>
          <table:table-cell table:style-name="ce80" table:formula="of:=MID([.H27];3;2)" office:value-type="string" office:string-value="7" calcext:value-type="string">
            <text:p>7</text:p>
          </table:table-cell>
          <table:table-cell table:style-name="ce80" table:formula="of:=[.AI27]*2" office:value-type="float" office:value="14" calcext:value-type="float">
            <text:p>14</text:p>
          </table:table-cell>
          <table:table-cell table:style-name="ce80" table:formula="of:=MOD([.AJ27]*2;32)" office:value-type="float" office:value="28" calcext:value-type="float">
            <text:p>28</text:p>
          </table:table-cell>
          <table:table-cell table:style-name="ce80" table:formula="of:=IF([.AL$1]=[.$AH27];[.$AB27]*(2^[.$AJ27]);&quot;&quot;)">
            <text:p/>
          </table:table-cell>
          <table:table-cell table:style-name="ce80" table:formula="of:=IF([.AM$1]=[.$AH27];[.$AA27]*(2^[.$AI27]);&quot;&quot;)">
            <text:p/>
          </table:table-cell>
          <table:table-cell table:style-name="ce80" table:formula="of:=IF([.AN$1]=[.$AH27];[.$AC27]*(2^[.$AJ27]);&quot;&quot;)">
            <text:p/>
          </table:table-cell>
          <table:table-cell table:style-name="ce80" table:formula="of:=IF([.AO$1]=[.$AH27];[.$AD27]*(2^[.$AJ27]);&quot;&quot;)">
            <text:p/>
          </table:table-cell>
          <table:table-cell table:style-name="ce80" table:formula="of:=IF([.AP$1]=[.$AH27];[.$AE27]*(2^[.$AI27]);&quot;&quot;)">
            <text:p/>
          </table:table-cell>
          <table:table-cell table:style-name="ce80" table:formula="of:=IF(AND([.AQ$1]=[.$AH27];[.$AJ27]&lt;16);[.$AF27]*(2^[.$AK27]);&quot;&quot;)">
            <text:p/>
          </table:table-cell>
          <table:table-cell table:style-name="ce80" table:formula="of:=IF(AND([.AQ$1]=[.$AH27];[.$AJ27]&gt;=16);[.$AF27]*(2^[.$AK27]);&quot;&quot;)">
            <text:p/>
          </table:table-cell>
          <table:table-cell table:style-name="ce80" table:formula="of:=IF([.AS$1]=[.$AH27];[.$AB27]*(2^[.$AJ27]);&quot;&quot;)" office:value-type="float" office:value="16384" calcext:value-type="float">
            <text:p>16384</text:p>
          </table:table-cell>
          <table:table-cell table:style-name="ce80" table:formula="of:=IF([.AT$1]=[.$AH27];[.$AA27]*(2^[.$AI27]);&quot;&quot;)" office:value-type="float" office:value="0" calcext:value-type="float">
            <text:p>0</text:p>
          </table:table-cell>
          <table:table-cell table:style-name="ce80" table:formula="of:=IF([.AU$1]=[.$AH27];[.$AC27]*(2^[.$AJ27]);&quot;&quot;)" office:value-type="float" office:value="0" calcext:value-type="float">
            <text:p>0</text:p>
          </table:table-cell>
          <table:table-cell table:style-name="ce80" table:formula="of:=IF([.AV$1]=[.$AH27];[.$AD27]*(2^[.$AJ27]);&quot;&quot;)" office:value-type="float" office:value="0" calcext:value-type="float">
            <text:p>0</text:p>
          </table:table-cell>
          <table:table-cell table:style-name="ce80" table:formula="of:=IF([.AW$1]=[.$AH27];[.$AE27]*(2^[.$AI27]);&quot;&quot;)" office:value-type="float" office:value="128" calcext:value-type="float">
            <text:p>128</text:p>
          </table:table-cell>
          <table:table-cell table:style-name="ce80" table:formula="of:=IF(AND([.AX$1]=[.$AH27];[.$AJ27]&lt;16);[.$AF27]*(2^[.$AK27]);&quot;&quot;)" office:value-type="float" office:value="0" calcext:value-type="float">
            <text:p>0</text:p>
          </table:table-cell>
          <table:table-cell table:style-name="ce80" table:formula="of:=IF(AND([.AX$1]=[.$AH27];[.$AJ27]&gt;=16);[.$AF27]*(2^[.$AK27]);&quot;&quot;)">
            <text:p/>
          </table:table-cell>
          <table:table-cell table:style-name="ce80" table:formula="of:=IF([.AZ$1]=[.$AH27];[.$AB27]*(2^[.$AJ27]);&quot;&quot;)">
            <text:p/>
          </table:table-cell>
          <table:table-cell table:style-name="ce80" table:formula="of:=IF([.BA$1]=[.$AH27];[.$AA27]*(2^[.$AI27]);&quot;&quot;)">
            <text:p/>
          </table:table-cell>
          <table:table-cell table:style-name="ce80" table:formula="of:=IF([.BB$1]=[.$AH27];[.$AC27]*(2^[.$AJ27]);&quot;&quot;)">
            <text:p/>
          </table:table-cell>
          <table:table-cell table:style-name="ce80" table:formula="of:=IF([.BC$1]=[.$AH27];[.$AD27]*(2^[.$AJ27]);&quot;&quot;)">
            <text:p/>
          </table:table-cell>
          <table:table-cell table:style-name="ce80" table:formula="of:=IF([.BD$1]=[.$AH27];[.$AE27]*(2^[.$AI27]);&quot;&quot;)">
            <text:p/>
          </table:table-cell>
          <table:table-cell table:style-name="ce80" table:formula="of:=IF(AND([.BE$1]=[.$AH27];[.$AJ27]&lt;16);[.$AF27]*(2^[.$AK27]);&quot;&quot;)">
            <text:p/>
          </table:table-cell>
          <table:table-cell table:style-name="ce80" table:formula="of:=IF(AND([.BE$1]=[.$AH27];[.$AJ27]&gt;=16);[.$AF27]*(2^[.$AK27]);&quot;&quot;)">
            <text:p/>
          </table:table-cell>
          <table:table-cell table:style-name="ce80" table:formula="of:=IF([.BG$1]=[.$AH27];[.$AB27]*(2^[.$AJ27]);&quot;&quot;)">
            <text:p/>
          </table:table-cell>
          <table:table-cell table:style-name="ce80" table:formula="of:=IF([.BH$1]=[.$AH27];[.$AA27]*(2^[.$AI27]);&quot;&quot;)">
            <text:p/>
          </table:table-cell>
          <table:table-cell table:style-name="ce80" table:formula="of:=IF([.BI$1]=[.$AH27];[.$AC27]*(2^[.$AJ27]);&quot;&quot;)">
            <text:p/>
          </table:table-cell>
          <table:table-cell table:style-name="ce80" table:formula="of:=IF([.BJ$1]=[.$AH27];[.$AD27]*(2^[.$AJ27]);&quot;&quot;)">
            <text:p/>
          </table:table-cell>
          <table:table-cell table:style-name="ce80" table:formula="of:=IF([.BK$1]=[.$AH27];[.$AE27]*(2^[.$AI27]);&quot;&quot;)">
            <text:p/>
          </table:table-cell>
          <table:table-cell table:style-name="ce80" table:formula="of:=IF(AND([.BL$1]=[.$AH27];[.$AJ27]&lt;16);[.$AF27]*(2^[.$AK27]);&quot;&quot;)">
            <text:p/>
          </table:table-cell>
          <table:table-cell table:style-name="ce80" table:formula="of:=IF(AND([.BL$1]=[.$AH27];[.$AJ27]&gt;=16);[.$AF27]*(2^[.$AK27]);&quot;&quot;)">
            <text:p/>
          </table:table-cell>
          <table:table-cell table:style-name="ce80" table:formula="of:=IF([.BN$1]=[.$AH27];[.$AB27]*(2^[.$AJ27]);&quot;&quot;)">
            <text:p/>
          </table:table-cell>
          <table:table-cell table:style-name="ce80" table:formula="of:=IF([.BO$1]=[.$AH27];[.$AA27]*(2^[.$AI27]);&quot;&quot;)">
            <text:p/>
          </table:table-cell>
          <table:table-cell table:style-name="ce80" table:formula="of:=IF([.BP$1]=[.$AH27];[.$AC27]*(2^[.$AJ27]);&quot;&quot;)">
            <text:p/>
          </table:table-cell>
          <table:table-cell table:style-name="ce80" table:formula="of:=IF([.BQ$1]=[.$AH27];[.$AD27]*(2^[.$AJ27]);&quot;&quot;)">
            <text:p/>
          </table:table-cell>
          <table:table-cell table:style-name="ce80" table:formula="of:=IF([.BR$1]=[.$AH27];[.$AE27]*(2^[.$AI27]);&quot;&quot;)">
            <text:p/>
          </table:table-cell>
          <table:table-cell table:style-name="ce80" table:formula="of:=IF(AND([.BS$1]=[.$AH27];[.$AJ27]&lt;16);[.$AF27]*(2^[.$AK27]);&quot;&quot;)">
            <text:p/>
          </table:table-cell>
          <table:table-cell table:style-name="ce80" table:formula="of:=IF(AND([.BS$1]=[.$AH27];[.$AJ27]&gt;=16);[.$AF27]*(2^[.$AK27]);&quot;&quot;)">
            <text:p/>
          </table:table-cell>
          <table:table-cell table:style-name="ce80" table:formula="of:=IF([.BU$1]=[.$AH27];[.$AB27]*(2^[.$AJ27]);&quot;&quot;)">
            <text:p/>
          </table:table-cell>
          <table:table-cell table:style-name="ce80" table:formula="of:=IF([.BV$1]=[.$AH27];[.$AA27]*(2^[.$AI27]);&quot;&quot;)">
            <text:p/>
          </table:table-cell>
          <table:table-cell table:style-name="ce80" table:formula="of:=IF([.BW$1]=[.$AH27];[.$AC27]*(2^[.$AJ27]);&quot;&quot;)">
            <text:p/>
          </table:table-cell>
          <table:table-cell table:style-name="ce80" table:formula="of:=IF([.BX$1]=[.$AH27];[.$AD27]*(2^[.$AJ27]);&quot;&quot;)">
            <text:p/>
          </table:table-cell>
          <table:table-cell table:style-name="ce80" table:formula="of:=IF([.BY$1]=[.$AH27];[.$AE27]*(2^[.$AI27]);&quot;&quot;)">
            <text:p/>
          </table:table-cell>
          <table:table-cell table:style-name="ce80" table:formula="of:=IF(AND([.BZ$1]=[.$AH27];[.$AJ27]&lt;16);[.$AF27]*(2^[.$AK27]);&quot;&quot;)">
            <text:p/>
          </table:table-cell>
          <table:table-cell table:style-name="ce80" table:formula="of:=IF(AND([.BZ$1]=[.$AH27];[.$AJ27]&gt;=16);[.$AF27]*(2^[.$AK27]);&quot;&quot;)">
            <text:p/>
          </table:table-cell>
        </table:table-row>
        <table:table-row table:style-name="ro1">
          <table:table-cell table:style-name="ce59" office:value-type="float" office:value="95" calcext:value-type="float">
            <text:p>95</text:p>
          </table:table-cell>
          <table:table-cell table:style-name="ce62"/>
          <table:table-cell table:style-name="ce63"/>
          <table:table-cell table:style-name="ce62" office:value-type="string" calcext:value-type="string">
            <text:p>GLOBSYNC</text:p>
          </table:table-cell>
          <table:table-cell table:style-name="ce62" office:value-type="string" calcext:value-type="string">
            <text:p>out</text:p>
          </table:table-cell>
          <table:table-cell table:style-name="ce62" office:value-type="string" calcext:value-type="string">
            <text:p>Внутренние интерфейсы</text:p>
          </table:table-cell>
          <table:table-cell table:style-name="ce63"/>
          <table:table-cell table:style-name="ce63" office:value-type="string" calcext:value-type="string">
            <text:p>PB8</text:p>
          </table:table-cell>
          <table:table-cell table:style-name="ce63" table:number-columns-repeated="2"/>
          <table:table-cell table:style-name="ce63" office:value-type="string" calcext:value-type="string">
            <text:p>TIM4_CH3</text:p>
          </table:table-cell>
          <table:table-cell table:style-name="ce85" office:value-type="string" calcext:value-type="string">
            <text:p>TIM10_CH1</text:p>
          </table:table-cell>
          <table:table-cell table:style-name="ce63" office:value-type="string" calcext:value-type="string">
            <text:p>I2C1_SCL</text:p>
          </table:table-cell>
          <table:table-cell table:style-name="ce63" table:number-columns-repeated="4"/>
          <table:table-cell table:style-name="ce63" office:value-type="string" calcext:value-type="string">
            <text:p>CAN1_RX</text:p>
          </table:table-cell>
          <table:table-cell table:style-name="ce63"/>
          <table:table-cell table:style-name="ce74" office:value-type="string" calcext:value-type="string">
            <text:p>MII_TXD3</text:p>
          </table:table-cell>
          <table:table-cell table:style-name="ce63" office:value-type="string" calcext:value-type="string">
            <text:p>SDIO_D4</text:p>
          </table:table-cell>
          <table:table-cell table:style-name="ce63"/>
          <table:table-cell table:style-name="ce44" table:formula="of:=[.H28]" office:value-type="string" office:string-value="PB8" calcext:value-type="string">
            <text:p>PB8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L</text:p>
          </table:table-cell>
          <table:table-cell table:style-name="ce82"/>
          <table:table-cell table:style-name="ce75" office:value-type="float" office:value="0" calcext:value-type="float">
            <text:p>0</text:p>
          </table:table-cell>
          <table:table-cell table:style-name="ce82" table:formula="of:=IF([.$X28]=&quot;&quot;;IF([.$E28]=&quot;out&quot;;1;0);IF([.$X28]=&quot;A&quot;;3;2))" office:value-type="float" office:value="2" calcext:value-type="float">
            <text:p>2</text:p>
          </table:table-cell>
          <table:table-cell table:style-name="ce82" table:formula="of:=IF([.$Z28]=&quot;&quot;;0;[.$Z28])" office:value-type="float" office:value="0" calcext:value-type="float">
            <text:p>0</text:p>
          </table:table-cell>
          <table:table-cell table:style-name="ce82" table:formula="of:=IF([.$Y28]=&quot;H&quot;;1;IF([.$Y28]=&quot;L&quot;;2;0))" office:value-type="float" office:value="2" calcext:value-type="float">
            <text:p>2</text:p>
          </table:table-cell>
          <table:table-cell table:style-name="ce82" table:formula="of:=IF([.$Y28]=1;1;0)" office:value-type="float" office:value="0" calcext:value-type="float">
            <text:p>0</text:p>
          </table:table-cell>
          <table:table-cell table:style-name="ce82" table:formula="of:=IF(OR([.$X28]=&quot;&quot;;[.$X28]=&quot;A&quot;);0;[.$X28])" office:value-type="float" office:value="3" calcext:value-type="float">
            <text:p>3</text:p>
          </table:table-cell>
          <table:table-cell table:style-name="ce80"/>
          <table:table-cell table:style-name="ce80" table:formula="of:=MID([.H28];2;1)" office:value-type="string" office:string-value="B" calcext:value-type="string">
            <text:p>B</text:p>
          </table:table-cell>
          <table:table-cell table:style-name="ce80" table:formula="of:=MID([.H28];3;2)" office:value-type="string" office:string-value="8" calcext:value-type="string">
            <text:p>8</text:p>
          </table:table-cell>
          <table:table-cell table:style-name="ce80" table:formula="of:=[.AI28]*2" office:value-type="float" office:value="16" calcext:value-type="float">
            <text:p>16</text:p>
          </table:table-cell>
          <table:table-cell table:style-name="ce80" table:formula="of:=MOD([.AJ28]*2;32)" office:value-type="float" office:value="0" calcext:value-type="float">
            <text:p>0</text:p>
          </table:table-cell>
          <table:table-cell table:style-name="ce80" table:formula="of:=IF([.AL$1]=[.$AH28];[.$AB28]*(2^[.$AJ28]);&quot;&quot;)">
            <text:p/>
          </table:table-cell>
          <table:table-cell table:style-name="ce80" table:formula="of:=IF([.AM$1]=[.$AH28];[.$AA28]*(2^[.$AI28]);&quot;&quot;)">
            <text:p/>
          </table:table-cell>
          <table:table-cell table:style-name="ce80" table:formula="of:=IF([.AN$1]=[.$AH28];[.$AC28]*(2^[.$AJ28]);&quot;&quot;)">
            <text:p/>
          </table:table-cell>
          <table:table-cell table:style-name="ce80" table:formula="of:=IF([.AO$1]=[.$AH28];[.$AD28]*(2^[.$AJ28]);&quot;&quot;)">
            <text:p/>
          </table:table-cell>
          <table:table-cell table:style-name="ce80" table:formula="of:=IF([.AP$1]=[.$AH28];[.$AE28]*(2^[.$AI28]);&quot;&quot;)">
            <text:p/>
          </table:table-cell>
          <table:table-cell table:style-name="ce80" table:formula="of:=IF(AND([.AQ$1]=[.$AH28];[.$AJ28]&lt;16);[.$AF28]*(2^[.$AK28]);&quot;&quot;)">
            <text:p/>
          </table:table-cell>
          <table:table-cell table:style-name="ce80" table:formula="of:=IF(AND([.AQ$1]=[.$AH28];[.$AJ28]&gt;=16);[.$AF28]*(2^[.$AK28]);&quot;&quot;)">
            <text:p/>
          </table:table-cell>
          <table:table-cell table:style-name="ce80" table:formula="of:=IF([.AS$1]=[.$AH28];[.$AB28]*(2^[.$AJ28]);&quot;&quot;)" office:value-type="float" office:value="131072" calcext:value-type="float">
            <text:p>131072</text:p>
          </table:table-cell>
          <table:table-cell table:style-name="ce80" table:formula="of:=IF([.AT$1]=[.$AH28];[.$AA28]*(2^[.$AI28]);&quot;&quot;)" office:value-type="float" office:value="0" calcext:value-type="float">
            <text:p>0</text:p>
          </table:table-cell>
          <table:table-cell table:style-name="ce80" table:formula="of:=IF([.AU$1]=[.$AH28];[.$AC28]*(2^[.$AJ28]);&quot;&quot;)" office:value-type="float" office:value="0" calcext:value-type="float">
            <text:p>0</text:p>
          </table:table-cell>
          <table:table-cell table:style-name="ce80" table:formula="of:=IF([.AV$1]=[.$AH28];[.$AD28]*(2^[.$AJ28]);&quot;&quot;)" office:value-type="float" office:value="131072" calcext:value-type="float">
            <text:p>131072</text:p>
          </table:table-cell>
          <table:table-cell table:style-name="ce80" table:formula="of:=IF([.AW$1]=[.$AH28];[.$AE28]*(2^[.$AI28]);&quot;&quot;)" office:value-type="float" office:value="0" calcext:value-type="float">
            <text:p>0</text:p>
          </table:table-cell>
          <table:table-cell table:style-name="ce80" table:formula="of:=IF(AND([.AX$1]=[.$AH28];[.$AJ28]&lt;16);[.$AF28]*(2^[.$AK28]);&quot;&quot;)">
            <text:p/>
          </table:table-cell>
          <table:table-cell table:style-name="ce80" table:formula="of:=IF(AND([.AX$1]=[.$AH28];[.$AJ28]&gt;=16);[.$AF28]*(2^[.$AK28]);&quot;&quot;)" office:value-type="float" office:value="3" calcext:value-type="float">
            <text:p>3</text:p>
          </table:table-cell>
          <table:table-cell table:style-name="ce80" table:formula="of:=IF([.AZ$1]=[.$AH28];[.$AB28]*(2^[.$AJ28]);&quot;&quot;)">
            <text:p/>
          </table:table-cell>
          <table:table-cell table:style-name="ce80" table:formula="of:=IF([.BA$1]=[.$AH28];[.$AA28]*(2^[.$AI28]);&quot;&quot;)">
            <text:p/>
          </table:table-cell>
          <table:table-cell table:style-name="ce80" table:formula="of:=IF([.BB$1]=[.$AH28];[.$AC28]*(2^[.$AJ28]);&quot;&quot;)">
            <text:p/>
          </table:table-cell>
          <table:table-cell table:style-name="ce80" table:formula="of:=IF([.BC$1]=[.$AH28];[.$AD28]*(2^[.$AJ28]);&quot;&quot;)">
            <text:p/>
          </table:table-cell>
          <table:table-cell table:style-name="ce80" table:formula="of:=IF([.BD$1]=[.$AH28];[.$AE28]*(2^[.$AI28]);&quot;&quot;)">
            <text:p/>
          </table:table-cell>
          <table:table-cell table:style-name="ce80" table:formula="of:=IF(AND([.BE$1]=[.$AH28];[.$AJ28]&lt;16);[.$AF28]*(2^[.$AK28]);&quot;&quot;)">
            <text:p/>
          </table:table-cell>
          <table:table-cell table:style-name="ce80" table:formula="of:=IF(AND([.BE$1]=[.$AH28];[.$AJ28]&gt;=16);[.$AF28]*(2^[.$AK28]);&quot;&quot;)">
            <text:p/>
          </table:table-cell>
          <table:table-cell table:style-name="ce80" table:formula="of:=IF([.BG$1]=[.$AH28];[.$AB28]*(2^[.$AJ28]);&quot;&quot;)">
            <text:p/>
          </table:table-cell>
          <table:table-cell table:style-name="ce80" table:formula="of:=IF([.BH$1]=[.$AH28];[.$AA28]*(2^[.$AI28]);&quot;&quot;)">
            <text:p/>
          </table:table-cell>
          <table:table-cell table:style-name="ce80" table:formula="of:=IF([.BI$1]=[.$AH28];[.$AC28]*(2^[.$AJ28]);&quot;&quot;)">
            <text:p/>
          </table:table-cell>
          <table:table-cell table:style-name="ce80" table:formula="of:=IF([.BJ$1]=[.$AH28];[.$AD28]*(2^[.$AJ28]);&quot;&quot;)">
            <text:p/>
          </table:table-cell>
          <table:table-cell table:style-name="ce80" table:formula="of:=IF([.BK$1]=[.$AH28];[.$AE28]*(2^[.$AI28]);&quot;&quot;)">
            <text:p/>
          </table:table-cell>
          <table:table-cell table:style-name="ce80" table:formula="of:=IF(AND([.BL$1]=[.$AH28];[.$AJ28]&lt;16);[.$AF28]*(2^[.$AK28]);&quot;&quot;)">
            <text:p/>
          </table:table-cell>
          <table:table-cell table:style-name="ce80" table:formula="of:=IF(AND([.BL$1]=[.$AH28];[.$AJ28]&gt;=16);[.$AF28]*(2^[.$AK28]);&quot;&quot;)">
            <text:p/>
          </table:table-cell>
          <table:table-cell table:style-name="ce80" table:formula="of:=IF([.BN$1]=[.$AH28];[.$AB28]*(2^[.$AJ28]);&quot;&quot;)">
            <text:p/>
          </table:table-cell>
          <table:table-cell table:style-name="ce80" table:formula="of:=IF([.BO$1]=[.$AH28];[.$AA28]*(2^[.$AI28]);&quot;&quot;)">
            <text:p/>
          </table:table-cell>
          <table:table-cell table:style-name="ce80" table:formula="of:=IF([.BP$1]=[.$AH28];[.$AC28]*(2^[.$AJ28]);&quot;&quot;)">
            <text:p/>
          </table:table-cell>
          <table:table-cell table:style-name="ce80" table:formula="of:=IF([.BQ$1]=[.$AH28];[.$AD28]*(2^[.$AJ28]);&quot;&quot;)">
            <text:p/>
          </table:table-cell>
          <table:table-cell table:style-name="ce80" table:formula="of:=IF([.BR$1]=[.$AH28];[.$AE28]*(2^[.$AI28]);&quot;&quot;)">
            <text:p/>
          </table:table-cell>
          <table:table-cell table:style-name="ce80" table:formula="of:=IF(AND([.BS$1]=[.$AH28];[.$AJ28]&lt;16);[.$AF28]*(2^[.$AK28]);&quot;&quot;)">
            <text:p/>
          </table:table-cell>
          <table:table-cell table:style-name="ce80" table:formula="of:=IF(AND([.BS$1]=[.$AH28];[.$AJ28]&gt;=16);[.$AF28]*(2^[.$AK28]);&quot;&quot;)">
            <text:p/>
          </table:table-cell>
          <table:table-cell table:style-name="ce80" table:formula="of:=IF([.BU$1]=[.$AH28];[.$AB28]*(2^[.$AJ28]);&quot;&quot;)">
            <text:p/>
          </table:table-cell>
          <table:table-cell table:style-name="ce80" table:formula="of:=IF([.BV$1]=[.$AH28];[.$AA28]*(2^[.$AI28]);&quot;&quot;)">
            <text:p/>
          </table:table-cell>
          <table:table-cell table:style-name="ce80" table:formula="of:=IF([.BW$1]=[.$AH28];[.$AC28]*(2^[.$AJ28]);&quot;&quot;)">
            <text:p/>
          </table:table-cell>
          <table:table-cell table:style-name="ce80" table:formula="of:=IF([.BX$1]=[.$AH28];[.$AD28]*(2^[.$AJ28]);&quot;&quot;)">
            <text:p/>
          </table:table-cell>
          <table:table-cell table:style-name="ce80" table:formula="of:=IF([.BY$1]=[.$AH28];[.$AE28]*(2^[.$AI28]);&quot;&quot;)">
            <text:p/>
          </table:table-cell>
          <table:table-cell table:style-name="ce80" table:formula="of:=IF(AND([.BZ$1]=[.$AH28];[.$AJ28]&lt;16);[.$AF28]*(2^[.$AK28]);&quot;&quot;)">
            <text:p/>
          </table:table-cell>
          <table:table-cell table:style-name="ce80" table:formula="of:=IF(AND([.BZ$1]=[.$AH28];[.$AJ28]&gt;=16);[.$AF28]*(2^[.$AK28]);&quot;&quot;)">
            <text:p/>
          </table:table-cell>
        </table:table-row>
        <table:table-row table:style-name="ro1">
          <table:table-cell table:style-name="ce59" office:value-type="float" office:value="96" calcext:value-type="float">
            <text:p>96</text:p>
          </table:table-cell>
          <table:table-cell table:style-name="ce62"/>
          <table:table-cell table:style-name="ce63"/>
          <table:table-cell table:style-name="ce62" office:value-type="string" calcext:value-type="string">
            <text:p>BAR0_B</text:p>
          </table:table-cell>
          <table:table-cell table:style-name="ce62" office:value-type="string" calcext:value-type="string">
            <text:p>out</text:p>
          </table:table-cell>
          <table:table-cell table:style-name="ce62" office:value-type="string" calcext:value-type="string">
            <text:p>Индикация</text:p>
          </table:table-cell>
          <table:table-cell table:style-name="ce63"/>
          <table:table-cell table:style-name="ce63" office:value-type="string" calcext:value-type="string">
            <text:p>PB9</text:p>
          </table:table-cell>
          <table:table-cell table:style-name="ce63" table:number-columns-repeated="2"/>
          <table:table-cell table:style-name="ce63" office:value-type="string" calcext:value-type="string">
            <text:p>TIM4_CH4</text:p>
          </table:table-cell>
          <table:table-cell table:style-name="ce85" office:value-type="string" calcext:value-type="string">
            <text:p>TIM11_CH1</text:p>
          </table:table-cell>
          <table:table-cell table:style-name="ce63" office:value-type="string" calcext:value-type="string">
            <text:p>I2C1_SDA</text:p>
          </table:table-cell>
          <table:table-cell table:style-name="ce63" office:value-type="string" calcext:value-type="string">
            <text:p>SPI2_NSS/I2S2_WS</text:p>
          </table:table-cell>
          <table:table-cell table:style-name="ce63" table:number-columns-repeated="3"/>
          <table:table-cell table:style-name="ce63" office:value-type="string" calcext:value-type="string">
            <text:p>CAN1_TX</text:p>
          </table:table-cell>
          <table:table-cell table:style-name="ce63"/>
          <table:table-cell table:style-name="ce74"/>
          <table:table-cell table:style-name="ce63" office:value-type="string" calcext:value-type="string">
            <text:p>SDIO_D5</text:p>
          </table:table-cell>
          <table:table-cell table:style-name="ce63"/>
          <table:table-cell table:style-name="ce44" table:formula="of:=[.H29]" office:value-type="string" office:string-value="PB9" calcext:value-type="string">
            <text:p>PB9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1" calcext:value-type="float">
            <text:p>1</text:p>
          </table:table-cell>
          <table:table-cell table:style-name="ce82"/>
          <table:table-cell table:style-name="ce75" office:value-type="float" office:value="1" calcext:value-type="float">
            <text:p>1</text:p>
          </table:table-cell>
          <table:table-cell table:style-name="ce82" table:formula="of:=IF([.$X29]=&quot;&quot;;IF([.$E29]=&quot;out&quot;;1;0);IF([.$X29]=&quot;A&quot;;3;2))" office:value-type="float" office:value="2" calcext:value-type="float">
            <text:p>2</text:p>
          </table:table-cell>
          <table:table-cell table:style-name="ce82" table:formula="of:=IF([.$Z29]=&quot;&quot;;0;[.$Z29])" office:value-type="float" office:value="0" calcext:value-type="float">
            <text:p>0</text:p>
          </table:table-cell>
          <table:table-cell table:style-name="ce82" table:formula="of:=IF([.$Y29]=&quot;H&quot;;1;IF([.$Y29]=&quot;L&quot;;2;0))" office:value-type="float" office:value="0" calcext:value-type="float">
            <text:p>0</text:p>
          </table:table-cell>
          <table:table-cell table:style-name="ce82" table:formula="of:=IF([.$Y29]=1;1;0)" office:value-type="float" office:value="1" calcext:value-type="float">
            <text:p>1</text:p>
          </table:table-cell>
          <table:table-cell table:style-name="ce82" table:formula="of:=IF(OR([.$X29]=&quot;&quot;;[.$X29]=&quot;A&quot;);0;[.$X29])" office:value-type="float" office:value="3" calcext:value-type="float">
            <text:p>3</text:p>
          </table:table-cell>
          <table:table-cell table:style-name="ce80"/>
          <table:table-cell table:style-name="ce80" table:formula="of:=MID([.H29];2;1)" office:value-type="string" office:string-value="B" calcext:value-type="string">
            <text:p>B</text:p>
          </table:table-cell>
          <table:table-cell table:style-name="ce80" table:formula="of:=MID([.H29];3;2)" office:value-type="string" office:string-value="9" calcext:value-type="string">
            <text:p>9</text:p>
          </table:table-cell>
          <table:table-cell table:style-name="ce80" table:formula="of:=[.AI29]*2" office:value-type="float" office:value="18" calcext:value-type="float">
            <text:p>18</text:p>
          </table:table-cell>
          <table:table-cell table:style-name="ce80" table:formula="of:=MOD([.AJ29]*2;32)" office:value-type="float" office:value="4" calcext:value-type="float">
            <text:p>4</text:p>
          </table:table-cell>
          <table:table-cell table:style-name="ce80" table:formula="of:=IF([.AL$1]=[.$AH29];[.$AB29]*(2^[.$AJ29]);&quot;&quot;)">
            <text:p/>
          </table:table-cell>
          <table:table-cell table:style-name="ce80" table:formula="of:=IF([.AM$1]=[.$AH29];[.$AA29]*(2^[.$AI29]);&quot;&quot;)">
            <text:p/>
          </table:table-cell>
          <table:table-cell table:style-name="ce80" table:formula="of:=IF([.AN$1]=[.$AH29];[.$AC29]*(2^[.$AJ29]);&quot;&quot;)">
            <text:p/>
          </table:table-cell>
          <table:table-cell table:style-name="ce80" table:formula="of:=IF([.AO$1]=[.$AH29];[.$AD29]*(2^[.$AJ29]);&quot;&quot;)">
            <text:p/>
          </table:table-cell>
          <table:table-cell table:style-name="ce80" table:formula="of:=IF([.AP$1]=[.$AH29];[.$AE29]*(2^[.$AI29]);&quot;&quot;)">
            <text:p/>
          </table:table-cell>
          <table:table-cell table:style-name="ce80" table:formula="of:=IF(AND([.AQ$1]=[.$AH29];[.$AJ29]&lt;16);[.$AF29]*(2^[.$AK29]);&quot;&quot;)">
            <text:p/>
          </table:table-cell>
          <table:table-cell table:style-name="ce80" table:formula="of:=IF(AND([.AQ$1]=[.$AH29];[.$AJ29]&gt;=16);[.$AF29]*(2^[.$AK29]);&quot;&quot;)">
            <text:p/>
          </table:table-cell>
          <table:table-cell table:style-name="ce80" table:formula="of:=IF([.AS$1]=[.$AH29];[.$AB29]*(2^[.$AJ29]);&quot;&quot;)" office:value-type="float" office:value="524288" calcext:value-type="float">
            <text:p>524288</text:p>
          </table:table-cell>
          <table:table-cell table:style-name="ce80" table:formula="of:=IF([.AT$1]=[.$AH29];[.$AA29]*(2^[.$AI29]);&quot;&quot;)" office:value-type="float" office:value="512" calcext:value-type="float">
            <text:p>512</text:p>
          </table:table-cell>
          <table:table-cell table:style-name="ce80" table:formula="of:=IF([.AU$1]=[.$AH29];[.$AC29]*(2^[.$AJ29]);&quot;&quot;)" office:value-type="float" office:value="0" calcext:value-type="float">
            <text:p>0</text:p>
          </table:table-cell>
          <table:table-cell table:style-name="ce80" table:formula="of:=IF([.AV$1]=[.$AH29];[.$AD29]*(2^[.$AJ29]);&quot;&quot;)" office:value-type="float" office:value="0" calcext:value-type="float">
            <text:p>0</text:p>
          </table:table-cell>
          <table:table-cell table:style-name="ce80" table:formula="of:=IF([.AW$1]=[.$AH29];[.$AE29]*(2^[.$AI29]);&quot;&quot;)" office:value-type="float" office:value="512" calcext:value-type="float">
            <text:p>512</text:p>
          </table:table-cell>
          <table:table-cell table:style-name="ce80" table:formula="of:=IF(AND([.AX$1]=[.$AH29];[.$AJ29]&lt;16);[.$AF29]*(2^[.$AK29]);&quot;&quot;)">
            <text:p/>
          </table:table-cell>
          <table:table-cell table:style-name="ce80" table:formula="of:=IF(AND([.AX$1]=[.$AH29];[.$AJ29]&gt;=16);[.$AF29]*(2^[.$AK29]);&quot;&quot;)" office:value-type="float" office:value="48" calcext:value-type="float">
            <text:p>48</text:p>
          </table:table-cell>
          <table:table-cell table:style-name="ce80" table:formula="of:=IF([.AZ$1]=[.$AH29];[.$AB29]*(2^[.$AJ29]);&quot;&quot;)">
            <text:p/>
          </table:table-cell>
          <table:table-cell table:style-name="ce80" table:formula="of:=IF([.BA$1]=[.$AH29];[.$AA29]*(2^[.$AI29]);&quot;&quot;)">
            <text:p/>
          </table:table-cell>
          <table:table-cell table:style-name="ce80" table:formula="of:=IF([.BB$1]=[.$AH29];[.$AC29]*(2^[.$AJ29]);&quot;&quot;)">
            <text:p/>
          </table:table-cell>
          <table:table-cell table:style-name="ce80" table:formula="of:=IF([.BC$1]=[.$AH29];[.$AD29]*(2^[.$AJ29]);&quot;&quot;)">
            <text:p/>
          </table:table-cell>
          <table:table-cell table:style-name="ce80" table:formula="of:=IF([.BD$1]=[.$AH29];[.$AE29]*(2^[.$AI29]);&quot;&quot;)">
            <text:p/>
          </table:table-cell>
          <table:table-cell table:style-name="ce80" table:formula="of:=IF(AND([.BE$1]=[.$AH29];[.$AJ29]&lt;16);[.$AF29]*(2^[.$AK29]);&quot;&quot;)">
            <text:p/>
          </table:table-cell>
          <table:table-cell table:style-name="ce80" table:formula="of:=IF(AND([.BE$1]=[.$AH29];[.$AJ29]&gt;=16);[.$AF29]*(2^[.$AK29]);&quot;&quot;)">
            <text:p/>
          </table:table-cell>
          <table:table-cell table:style-name="ce80" table:formula="of:=IF([.BG$1]=[.$AH29];[.$AB29]*(2^[.$AJ29]);&quot;&quot;)">
            <text:p/>
          </table:table-cell>
          <table:table-cell table:style-name="ce80" table:formula="of:=IF([.BH$1]=[.$AH29];[.$AA29]*(2^[.$AI29]);&quot;&quot;)">
            <text:p/>
          </table:table-cell>
          <table:table-cell table:style-name="ce80" table:formula="of:=IF([.BI$1]=[.$AH29];[.$AC29]*(2^[.$AJ29]);&quot;&quot;)">
            <text:p/>
          </table:table-cell>
          <table:table-cell table:style-name="ce80" table:formula="of:=IF([.BJ$1]=[.$AH29];[.$AD29]*(2^[.$AJ29]);&quot;&quot;)">
            <text:p/>
          </table:table-cell>
          <table:table-cell table:style-name="ce80" table:formula="of:=IF([.BK$1]=[.$AH29];[.$AE29]*(2^[.$AI29]);&quot;&quot;)">
            <text:p/>
          </table:table-cell>
          <table:table-cell table:style-name="ce80" table:formula="of:=IF(AND([.BL$1]=[.$AH29];[.$AJ29]&lt;16);[.$AF29]*(2^[.$AK29]);&quot;&quot;)">
            <text:p/>
          </table:table-cell>
          <table:table-cell table:style-name="ce80" table:formula="of:=IF(AND([.BL$1]=[.$AH29];[.$AJ29]&gt;=16);[.$AF29]*(2^[.$AK29]);&quot;&quot;)">
            <text:p/>
          </table:table-cell>
          <table:table-cell table:style-name="ce80" table:formula="of:=IF([.BN$1]=[.$AH29];[.$AB29]*(2^[.$AJ29]);&quot;&quot;)">
            <text:p/>
          </table:table-cell>
          <table:table-cell table:style-name="ce80" table:formula="of:=IF([.BO$1]=[.$AH29];[.$AA29]*(2^[.$AI29]);&quot;&quot;)">
            <text:p/>
          </table:table-cell>
          <table:table-cell table:style-name="ce80" table:formula="of:=IF([.BP$1]=[.$AH29];[.$AC29]*(2^[.$AJ29]);&quot;&quot;)">
            <text:p/>
          </table:table-cell>
          <table:table-cell table:style-name="ce80" table:formula="of:=IF([.BQ$1]=[.$AH29];[.$AD29]*(2^[.$AJ29]);&quot;&quot;)">
            <text:p/>
          </table:table-cell>
          <table:table-cell table:style-name="ce80" table:formula="of:=IF([.BR$1]=[.$AH29];[.$AE29]*(2^[.$AI29]);&quot;&quot;)">
            <text:p/>
          </table:table-cell>
          <table:table-cell table:style-name="ce80" table:formula="of:=IF(AND([.BS$1]=[.$AH29];[.$AJ29]&lt;16);[.$AF29]*(2^[.$AK29]);&quot;&quot;)">
            <text:p/>
          </table:table-cell>
          <table:table-cell table:style-name="ce80" table:formula="of:=IF(AND([.BS$1]=[.$AH29];[.$AJ29]&gt;=16);[.$AF29]*(2^[.$AK29]);&quot;&quot;)">
            <text:p/>
          </table:table-cell>
          <table:table-cell table:style-name="ce80" table:formula="of:=IF([.BU$1]=[.$AH29];[.$AB29]*(2^[.$AJ29]);&quot;&quot;)">
            <text:p/>
          </table:table-cell>
          <table:table-cell table:style-name="ce80" table:formula="of:=IF([.BV$1]=[.$AH29];[.$AA29]*(2^[.$AI29]);&quot;&quot;)">
            <text:p/>
          </table:table-cell>
          <table:table-cell table:style-name="ce80" table:formula="of:=IF([.BW$1]=[.$AH29];[.$AC29]*(2^[.$AJ29]);&quot;&quot;)">
            <text:p/>
          </table:table-cell>
          <table:table-cell table:style-name="ce80" table:formula="of:=IF([.BX$1]=[.$AH29];[.$AD29]*(2^[.$AJ29]);&quot;&quot;)">
            <text:p/>
          </table:table-cell>
          <table:table-cell table:style-name="ce80" table:formula="of:=IF([.BY$1]=[.$AH29];[.$AE29]*(2^[.$AI29]);&quot;&quot;)">
            <text:p/>
          </table:table-cell>
          <table:table-cell table:style-name="ce80" table:formula="of:=IF(AND([.BZ$1]=[.$AH29];[.$AJ29]&lt;16);[.$AF29]*(2^[.$AK29]);&quot;&quot;)">
            <text:p/>
          </table:table-cell>
          <table:table-cell table:style-name="ce80" table:formula="of:=IF(AND([.BZ$1]=[.$AH29];[.$AJ29]&gt;=16);[.$AF29]*(2^[.$AK29]);&quot;&quot;)">
            <text:p/>
          </table:table-cell>
        </table:table-row>
        <table:table-row table:style-name="ro1">
          <table:table-cell table:style-name="ce60" office:value-type="float" office:value="47" calcext:value-type="float">
            <text:p>47</text:p>
          </table:table-cell>
          <table:table-cell table:style-name="ce62" table:number-columns-repeated="3"/>
          <table:table-cell table:style-name="ce62" office:value-type="string" calcext:value-type="string">
            <text:p>out</text:p>
          </table:table-cell>
          <table:table-cell table:style-name="ce62"/>
          <table:table-cell table:style-name="ce63"/>
          <table:table-cell table:style-name="ce63" office:value-type="string" calcext:value-type="string">
            <text:p>PB10</text:p>
          </table:table-cell>
          <table:table-cell table:style-name="ce63"/>
          <table:table-cell table:style-name="ce63" office:value-type="string" calcext:value-type="string">
            <text:p>TIM2_CH3</text:p>
          </table:table-cell>
          <table:table-cell table:style-name="ce63" table:number-columns-repeated="2"/>
          <table:table-cell table:style-name="ce63" office:value-type="string" calcext:value-type="string">
            <text:p>I2C2_SCL</text:p>
          </table:table-cell>
          <table:table-cell table:style-name="ce63" office:value-type="string" calcext:value-type="string">
            <text:p>SPI2_SCK/I2S2_CK</text:p>
          </table:table-cell>
          <table:table-cell table:style-name="ce63"/>
          <table:table-cell table:style-name="ce63" office:value-type="string" calcext:value-type="string">
            <text:p>USART3_TX</text:p>
          </table:table-cell>
          <table:table-cell table:style-name="ce63" table:number-columns-repeated="2"/>
          <table:table-cell table:style-name="ce63" office:value-type="string" calcext:value-type="string">
            <text:p>HS_ULPI_D3</text:p>
          </table:table-cell>
          <table:table-cell table:style-name="ce74" office:value-type="string" calcext:value-type="string">
            <text:p>MII_RX_ER</text:p>
          </table:table-cell>
          <table:table-cell table:style-name="ce63" table:number-columns-repeated="2"/>
          <table:table-cell table:style-name="ce44" table:formula="of:=[.H30]" office:value-type="string" office:string-value="PB10" calcext:value-type="string">
            <text:p>PB10</text:p>
          </table:table-cell>
          <table:table-cell table:style-name="ce82" table:number-columns-repeated="3"/>
          <table:table-cell table:style-name="ce75" office:value-type="float" office:value="0" calcext:value-type="float">
            <text:p>0</text:p>
          </table:table-cell>
          <table:table-cell table:style-name="ce82" table:formula="of:=IF([.$X30]=&quot;&quot;;IF([.$E30]=&quot;out&quot;;1;0);IF([.$X30]=&quot;A&quot;;3;2))" office:value-type="float" office:value="1" calcext:value-type="float">
            <text:p>1</text:p>
          </table:table-cell>
          <table:table-cell table:style-name="ce82" table:formula="of:=IF([.$Z30]=&quot;&quot;;0;[.$Z30])" office:value-type="float" office:value="0" calcext:value-type="float">
            <text:p>0</text:p>
          </table:table-cell>
          <table:table-cell table:style-name="ce82" table:formula="of:=IF([.$Y30]=&quot;H&quot;;1;IF([.$Y30]=&quot;L&quot;;2;0))" office:value-type="float" office:value="0" calcext:value-type="float">
            <text:p>0</text:p>
          </table:table-cell>
          <table:table-cell table:style-name="ce82" table:formula="of:=IF([.$Y30]=1;1;0)" office:value-type="float" office:value="0" calcext:value-type="float">
            <text:p>0</text:p>
          </table:table-cell>
          <table:table-cell table:style-name="ce82" table:formula="of:=IF(OR([.$X30]=&quot;&quot;;[.$X30]=&quot;A&quot;);0;[.$X30])" office:value-type="float" office:value="0" calcext:value-type="float">
            <text:p>0</text:p>
          </table:table-cell>
          <table:table-cell table:style-name="ce80"/>
          <table:table-cell table:style-name="ce80" table:formula="of:=MID([.H30];2;1)" office:value-type="string" office:string-value="B" calcext:value-type="string">
            <text:p>B</text:p>
          </table:table-cell>
          <table:table-cell table:style-name="ce80" table:formula="of:=MID([.H30];3;2)" office:value-type="string" office:string-value="10" calcext:value-type="string">
            <text:p>10</text:p>
          </table:table-cell>
          <table:table-cell table:style-name="ce80" table:formula="of:=[.AI30]*2" office:value-type="float" office:value="20" calcext:value-type="float">
            <text:p>20</text:p>
          </table:table-cell>
          <table:table-cell table:style-name="ce80" table:formula="of:=MOD([.AJ30]*2;32)" office:value-type="float" office:value="8" calcext:value-type="float">
            <text:p>8</text:p>
          </table:table-cell>
          <table:table-cell table:style-name="ce80" table:formula="of:=IF([.AL$1]=[.$AH30];[.$AB30]*(2^[.$AJ30]);&quot;&quot;)">
            <text:p/>
          </table:table-cell>
          <table:table-cell table:style-name="ce80" table:formula="of:=IF([.AM$1]=[.$AH30];[.$AA30]*(2^[.$AI30]);&quot;&quot;)">
            <text:p/>
          </table:table-cell>
          <table:table-cell table:style-name="ce80" table:formula="of:=IF([.AN$1]=[.$AH30];[.$AC30]*(2^[.$AJ30]);&quot;&quot;)">
            <text:p/>
          </table:table-cell>
          <table:table-cell table:style-name="ce80" table:formula="of:=IF([.AO$1]=[.$AH30];[.$AD30]*(2^[.$AJ30]);&quot;&quot;)">
            <text:p/>
          </table:table-cell>
          <table:table-cell table:style-name="ce80" table:formula="of:=IF([.AP$1]=[.$AH30];[.$AE30]*(2^[.$AI30]);&quot;&quot;)">
            <text:p/>
          </table:table-cell>
          <table:table-cell table:style-name="ce80" table:formula="of:=IF(AND([.AQ$1]=[.$AH30];[.$AJ30]&lt;16);[.$AF30]*(2^[.$AK30]);&quot;&quot;)">
            <text:p/>
          </table:table-cell>
          <table:table-cell table:style-name="ce80" table:formula="of:=IF(AND([.AQ$1]=[.$AH30];[.$AJ30]&gt;=16);[.$AF30]*(2^[.$AK30]);&quot;&quot;)">
            <text:p/>
          </table:table-cell>
          <table:table-cell table:style-name="ce80" table:formula="of:=IF([.AS$1]=[.$AH30];[.$AB30]*(2^[.$AJ30]);&quot;&quot;)" office:value-type="float" office:value="1048576" calcext:value-type="float">
            <text:p>1048576</text:p>
          </table:table-cell>
          <table:table-cell table:style-name="ce80" table:formula="of:=IF([.AT$1]=[.$AH30];[.$AA30]*(2^[.$AI30]);&quot;&quot;)" office:value-type="float" office:value="0" calcext:value-type="float">
            <text:p>0</text:p>
          </table:table-cell>
          <table:table-cell table:style-name="ce80" table:formula="of:=IF([.AU$1]=[.$AH30];[.$AC30]*(2^[.$AJ30]);&quot;&quot;)" office:value-type="float" office:value="0" calcext:value-type="float">
            <text:p>0</text:p>
          </table:table-cell>
          <table:table-cell table:style-name="ce80" table:formula="of:=IF([.AV$1]=[.$AH30];[.$AD30]*(2^[.$AJ30]);&quot;&quot;)" office:value-type="float" office:value="0" calcext:value-type="float">
            <text:p>0</text:p>
          </table:table-cell>
          <table:table-cell table:style-name="ce80" table:formula="of:=IF([.AW$1]=[.$AH30];[.$AE30]*(2^[.$AI30]);&quot;&quot;)" office:value-type="float" office:value="0" calcext:value-type="float">
            <text:p>0</text:p>
          </table:table-cell>
          <table:table-cell table:style-name="ce80" table:formula="of:=IF(AND([.AX$1]=[.$AH30];[.$AJ30]&lt;16);[.$AF30]*(2^[.$AK30]);&quot;&quot;)">
            <text:p/>
          </table:table-cell>
          <table:table-cell table:style-name="ce80" table:formula="of:=IF(AND([.AX$1]=[.$AH30];[.$AJ30]&gt;=16);[.$AF30]*(2^[.$AK30]);&quot;&quot;)" office:value-type="float" office:value="0" calcext:value-type="float">
            <text:p>0</text:p>
          </table:table-cell>
          <table:table-cell table:style-name="ce80" table:formula="of:=IF([.AZ$1]=[.$AH30];[.$AB30]*(2^[.$AJ30]);&quot;&quot;)">
            <text:p/>
          </table:table-cell>
          <table:table-cell table:style-name="ce80" table:formula="of:=IF([.BA$1]=[.$AH30];[.$AA30]*(2^[.$AI30]);&quot;&quot;)">
            <text:p/>
          </table:table-cell>
          <table:table-cell table:style-name="ce80" table:formula="of:=IF([.BB$1]=[.$AH30];[.$AC30]*(2^[.$AJ30]);&quot;&quot;)">
            <text:p/>
          </table:table-cell>
          <table:table-cell table:style-name="ce80" table:formula="of:=IF([.BC$1]=[.$AH30];[.$AD30]*(2^[.$AJ30]);&quot;&quot;)">
            <text:p/>
          </table:table-cell>
          <table:table-cell table:style-name="ce80" table:formula="of:=IF([.BD$1]=[.$AH30];[.$AE30]*(2^[.$AI30]);&quot;&quot;)">
            <text:p/>
          </table:table-cell>
          <table:table-cell table:style-name="ce80" table:formula="of:=IF(AND([.BE$1]=[.$AH30];[.$AJ30]&lt;16);[.$AF30]*(2^[.$AK30]);&quot;&quot;)">
            <text:p/>
          </table:table-cell>
          <table:table-cell table:style-name="ce80" table:formula="of:=IF(AND([.BE$1]=[.$AH30];[.$AJ30]&gt;=16);[.$AF30]*(2^[.$AK30]);&quot;&quot;)">
            <text:p/>
          </table:table-cell>
          <table:table-cell table:style-name="ce80" table:formula="of:=IF([.BG$1]=[.$AH30];[.$AB30]*(2^[.$AJ30]);&quot;&quot;)">
            <text:p/>
          </table:table-cell>
          <table:table-cell table:style-name="ce80" table:formula="of:=IF([.BH$1]=[.$AH30];[.$AA30]*(2^[.$AI30]);&quot;&quot;)">
            <text:p/>
          </table:table-cell>
          <table:table-cell table:style-name="ce80" table:formula="of:=IF([.BI$1]=[.$AH30];[.$AC30]*(2^[.$AJ30]);&quot;&quot;)">
            <text:p/>
          </table:table-cell>
          <table:table-cell table:style-name="ce80" table:formula="of:=IF([.BJ$1]=[.$AH30];[.$AD30]*(2^[.$AJ30]);&quot;&quot;)">
            <text:p/>
          </table:table-cell>
          <table:table-cell table:style-name="ce80" table:formula="of:=IF([.BK$1]=[.$AH30];[.$AE30]*(2^[.$AI30]);&quot;&quot;)">
            <text:p/>
          </table:table-cell>
          <table:table-cell table:style-name="ce80" table:formula="of:=IF(AND([.BL$1]=[.$AH30];[.$AJ30]&lt;16);[.$AF30]*(2^[.$AK30]);&quot;&quot;)">
            <text:p/>
          </table:table-cell>
          <table:table-cell table:style-name="ce80" table:formula="of:=IF(AND([.BL$1]=[.$AH30];[.$AJ30]&gt;=16);[.$AF30]*(2^[.$AK30]);&quot;&quot;)">
            <text:p/>
          </table:table-cell>
          <table:table-cell table:style-name="ce80" table:formula="of:=IF([.BN$1]=[.$AH30];[.$AB30]*(2^[.$AJ30]);&quot;&quot;)">
            <text:p/>
          </table:table-cell>
          <table:table-cell table:style-name="ce80" table:formula="of:=IF([.BO$1]=[.$AH30];[.$AA30]*(2^[.$AI30]);&quot;&quot;)">
            <text:p/>
          </table:table-cell>
          <table:table-cell table:style-name="ce80" table:formula="of:=IF([.BP$1]=[.$AH30];[.$AC30]*(2^[.$AJ30]);&quot;&quot;)">
            <text:p/>
          </table:table-cell>
          <table:table-cell table:style-name="ce80" table:formula="of:=IF([.BQ$1]=[.$AH30];[.$AD30]*(2^[.$AJ30]);&quot;&quot;)">
            <text:p/>
          </table:table-cell>
          <table:table-cell table:style-name="ce80" table:formula="of:=IF([.BR$1]=[.$AH30];[.$AE30]*(2^[.$AI30]);&quot;&quot;)">
            <text:p/>
          </table:table-cell>
          <table:table-cell table:style-name="ce80" table:formula="of:=IF(AND([.BS$1]=[.$AH30];[.$AJ30]&lt;16);[.$AF30]*(2^[.$AK30]);&quot;&quot;)">
            <text:p/>
          </table:table-cell>
          <table:table-cell table:style-name="ce80" table:formula="of:=IF(AND([.BS$1]=[.$AH30];[.$AJ30]&gt;=16);[.$AF30]*(2^[.$AK30]);&quot;&quot;)">
            <text:p/>
          </table:table-cell>
          <table:table-cell table:style-name="ce80" table:formula="of:=IF([.BU$1]=[.$AH30];[.$AB30]*(2^[.$AJ30]);&quot;&quot;)">
            <text:p/>
          </table:table-cell>
          <table:table-cell table:style-name="ce80" table:formula="of:=IF([.BV$1]=[.$AH30];[.$AA30]*(2^[.$AI30]);&quot;&quot;)">
            <text:p/>
          </table:table-cell>
          <table:table-cell table:style-name="ce80" table:formula="of:=IF([.BW$1]=[.$AH30];[.$AC30]*(2^[.$AJ30]);&quot;&quot;)">
            <text:p/>
          </table:table-cell>
          <table:table-cell table:style-name="ce80" table:formula="of:=IF([.BX$1]=[.$AH30];[.$AD30]*(2^[.$AJ30]);&quot;&quot;)">
            <text:p/>
          </table:table-cell>
          <table:table-cell table:style-name="ce80" table:formula="of:=IF([.BY$1]=[.$AH30];[.$AE30]*(2^[.$AI30]);&quot;&quot;)">
            <text:p/>
          </table:table-cell>
          <table:table-cell table:style-name="ce80" table:formula="of:=IF(AND([.BZ$1]=[.$AH30];[.$AJ30]&lt;16);[.$AF30]*(2^[.$AK30]);&quot;&quot;)">
            <text:p/>
          </table:table-cell>
          <table:table-cell table:style-name="ce80" table:formula="of:=IF(AND([.BZ$1]=[.$AH30];[.$AJ30]&gt;=16);[.$AF30]*(2^[.$AK30]);&quot;&quot;)">
            <text:p/>
          </table:table-cell>
        </table:table-row>
        <table:table-row table:style-name="ro1">
          <table:table-cell table:style-name="ce60" office:value-type="float" office:value="48" calcext:value-type="float">
            <text:p>48</text:p>
          </table:table-cell>
          <table:table-cell table:style-name="ce62" table:number-columns-repeated="2"/>
          <table:table-cell table:style-name="ce62" office:value-type="string" calcext:value-type="string">
            <text:p>ETXEN</text:p>
          </table:table-cell>
          <table:table-cell table:style-name="ce62" office:value-type="string" calcext:value-type="string">
            <text:p>out</text:p>
          </table:table-cell>
          <table:table-cell table:style-name="ce62" office:value-type="string" calcext:value-type="string">
            <text:p>Ethernet</text:p>
          </table:table-cell>
          <table:table-cell table:style-name="ce63"/>
          <table:table-cell table:style-name="ce63" office:value-type="string" calcext:value-type="string">
            <text:p>PB11</text:p>
          </table:table-cell>
          <table:table-cell table:style-name="ce63"/>
          <table:table-cell table:style-name="ce63" office:value-type="string" calcext:value-type="string">
            <text:p>TIM2_CH4</text:p>
          </table:table-cell>
          <table:table-cell table:style-name="ce63" table:number-columns-repeated="2"/>
          <table:table-cell table:style-name="ce63" office:value-type="string" calcext:value-type="string">
            <text:p>I2C2_SDA</text:p>
          </table:table-cell>
          <table:table-cell table:style-name="ce63" table:number-columns-repeated="2"/>
          <table:table-cell table:style-name="ce63" office:value-type="string" calcext:value-type="string">
            <text:p>USART3_RX</text:p>
          </table:table-cell>
          <table:table-cell table:style-name="ce63" table:number-columns-repeated="2"/>
          <table:table-cell table:style-name="ce63" office:value-type="string" calcext:value-type="string">
            <text:p>HS_ULPI_D4</text:p>
          </table:table-cell>
          <table:table-cell table:style-name="ce94" office:value-type="string" calcext:value-type="string">
            <text:p>(R)MII_TX_EN</text:p>
          </table:table-cell>
          <table:table-cell table:style-name="ce63" table:number-columns-repeated="2"/>
          <table:table-cell table:style-name="ce44" table:formula="of:=[.H31]" office:value-type="string" office:string-value="PB11" calcext:value-type="string">
            <text:p>PB11</text:p>
          </table:table-cell>
          <table:table-cell table:style-name="ce82" office:value-type="float" office:value="11" calcext:value-type="float">
            <text:p>11</text:p>
          </table:table-cell>
          <table:table-cell table:style-name="ce82" office:value-type="string" calcext:value-type="string">
            <text:p>L</text:p>
          </table:table-cell>
          <table:table-cell table:style-name="ce82" office:value-type="float" office:value="3" calcext:value-type="float">
            <text:p>3</text:p>
          </table:table-cell>
          <table:table-cell table:style-name="ce75" office:value-type="float" office:value="0" calcext:value-type="float">
            <text:p>0</text:p>
          </table:table-cell>
          <table:table-cell table:style-name="ce82" table:formula="of:=IF([.$X31]=&quot;&quot;;IF([.$E31]=&quot;out&quot;;1;0);IF([.$X31]=&quot;A&quot;;3;2))" office:value-type="float" office:value="2" calcext:value-type="float">
            <text:p>2</text:p>
          </table:table-cell>
          <table:table-cell table:style-name="ce82" table:formula="of:=IF([.$Z31]=&quot;&quot;;0;[.$Z31])" office:value-type="float" office:value="3" calcext:value-type="float">
            <text:p>3</text:p>
          </table:table-cell>
          <table:table-cell table:style-name="ce82" table:formula="of:=IF([.$Y31]=&quot;H&quot;;1;IF([.$Y31]=&quot;L&quot;;2;0))" office:value-type="float" office:value="2" calcext:value-type="float">
            <text:p>2</text:p>
          </table:table-cell>
          <table:table-cell table:style-name="ce82" table:formula="of:=IF([.$Y31]=1;1;0)" office:value-type="float" office:value="0" calcext:value-type="float">
            <text:p>0</text:p>
          </table:table-cell>
          <table:table-cell table:style-name="ce82" table:formula="of:=IF(OR([.$X31]=&quot;&quot;;[.$X31]=&quot;A&quot;);0;[.$X31])" office:value-type="float" office:value="11" calcext:value-type="float">
            <text:p>11</text:p>
          </table:table-cell>
          <table:table-cell table:style-name="ce80"/>
          <table:table-cell table:style-name="ce80" table:formula="of:=MID([.H31];2;1)" office:value-type="string" office:string-value="B" calcext:value-type="string">
            <text:p>B</text:p>
          </table:table-cell>
          <table:table-cell table:style-name="ce80" table:formula="of:=MID([.H31];3;2)" office:value-type="string" office:string-value="11" calcext:value-type="string">
            <text:p>11</text:p>
          </table:table-cell>
          <table:table-cell table:style-name="ce80" table:formula="of:=[.AI31]*2" office:value-type="float" office:value="22" calcext:value-type="float">
            <text:p>22</text:p>
          </table:table-cell>
          <table:table-cell table:style-name="ce80" table:formula="of:=MOD([.AJ31]*2;32)" office:value-type="float" office:value="12" calcext:value-type="float">
            <text:p>12</text:p>
          </table:table-cell>
          <table:table-cell table:style-name="ce80" table:formula="of:=IF([.AL$1]=[.$AH31];[.$AB31]*(2^[.$AJ31]);&quot;&quot;)">
            <text:p/>
          </table:table-cell>
          <table:table-cell table:style-name="ce80" table:formula="of:=IF([.AM$1]=[.$AH31];[.$AA31]*(2^[.$AI31]);&quot;&quot;)">
            <text:p/>
          </table:table-cell>
          <table:table-cell table:style-name="ce80" table:formula="of:=IF([.AN$1]=[.$AH31];[.$AC31]*(2^[.$AJ31]);&quot;&quot;)">
            <text:p/>
          </table:table-cell>
          <table:table-cell table:style-name="ce80" table:formula="of:=IF([.AO$1]=[.$AH31];[.$AD31]*(2^[.$AJ31]);&quot;&quot;)">
            <text:p/>
          </table:table-cell>
          <table:table-cell table:style-name="ce80" table:formula="of:=IF([.AP$1]=[.$AH31];[.$AE31]*(2^[.$AI31]);&quot;&quot;)">
            <text:p/>
          </table:table-cell>
          <table:table-cell table:style-name="ce80" table:formula="of:=IF(AND([.AQ$1]=[.$AH31];[.$AJ31]&lt;16);[.$AF31]*(2^[.$AK31]);&quot;&quot;)">
            <text:p/>
          </table:table-cell>
          <table:table-cell table:style-name="ce80" table:formula="of:=IF(AND([.AQ$1]=[.$AH31];[.$AJ31]&gt;=16);[.$AF31]*(2^[.$AK31]);&quot;&quot;)">
            <text:p/>
          </table:table-cell>
          <table:table-cell table:style-name="ce80" table:formula="of:=IF([.AS$1]=[.$AH31];[.$AB31]*(2^[.$AJ31]);&quot;&quot;)" office:value-type="float" office:value="8388608" calcext:value-type="float">
            <text:p>8388608</text:p>
          </table:table-cell>
          <table:table-cell table:style-name="ce80" table:formula="of:=IF([.AT$1]=[.$AH31];[.$AA31]*(2^[.$AI31]);&quot;&quot;)" office:value-type="float" office:value="0" calcext:value-type="float">
            <text:p>0</text:p>
          </table:table-cell>
          <table:table-cell table:style-name="ce80" table:formula="of:=IF([.AU$1]=[.$AH31];[.$AC31]*(2^[.$AJ31]);&quot;&quot;)" office:value-type="float" office:value="12582912" calcext:value-type="float">
            <text:p>12582912</text:p>
          </table:table-cell>
          <table:table-cell table:style-name="ce80" table:formula="of:=IF([.AV$1]=[.$AH31];[.$AD31]*(2^[.$AJ31]);&quot;&quot;)" office:value-type="float" office:value="8388608" calcext:value-type="float">
            <text:p>8388608</text:p>
          </table:table-cell>
          <table:table-cell table:style-name="ce80" table:formula="of:=IF([.AW$1]=[.$AH31];[.$AE31]*(2^[.$AI31]);&quot;&quot;)" office:value-type="float" office:value="0" calcext:value-type="float">
            <text:p>0</text:p>
          </table:table-cell>
          <table:table-cell table:style-name="ce80" table:formula="of:=IF(AND([.AX$1]=[.$AH31];[.$AJ31]&lt;16);[.$AF31]*(2^[.$AK31]);&quot;&quot;)">
            <text:p/>
          </table:table-cell>
          <table:table-cell table:style-name="ce80" table:formula="of:=IF(AND([.AX$1]=[.$AH31];[.$AJ31]&gt;=16);[.$AF31]*(2^[.$AK31]);&quot;&quot;)" office:value-type="float" office:value="45056" calcext:value-type="float">
            <text:p>45056</text:p>
          </table:table-cell>
          <table:table-cell table:style-name="ce80" table:formula="of:=IF([.AZ$1]=[.$AH31];[.$AB31]*(2^[.$AJ31]);&quot;&quot;)">
            <text:p/>
          </table:table-cell>
          <table:table-cell table:style-name="ce80" table:formula="of:=IF([.BA$1]=[.$AH31];[.$AA31]*(2^[.$AI31]);&quot;&quot;)">
            <text:p/>
          </table:table-cell>
          <table:table-cell table:style-name="ce80" table:formula="of:=IF([.BB$1]=[.$AH31];[.$AC31]*(2^[.$AJ31]);&quot;&quot;)">
            <text:p/>
          </table:table-cell>
          <table:table-cell table:style-name="ce80" table:formula="of:=IF([.BC$1]=[.$AH31];[.$AD31]*(2^[.$AJ31]);&quot;&quot;)">
            <text:p/>
          </table:table-cell>
          <table:table-cell table:style-name="ce80" table:formula="of:=IF([.BD$1]=[.$AH31];[.$AE31]*(2^[.$AI31]);&quot;&quot;)">
            <text:p/>
          </table:table-cell>
          <table:table-cell table:style-name="ce80" table:formula="of:=IF(AND([.BE$1]=[.$AH31];[.$AJ31]&lt;16);[.$AF31]*(2^[.$AK31]);&quot;&quot;)">
            <text:p/>
          </table:table-cell>
          <table:table-cell table:style-name="ce80" table:formula="of:=IF(AND([.BE$1]=[.$AH31];[.$AJ31]&gt;=16);[.$AF31]*(2^[.$AK31]);&quot;&quot;)">
            <text:p/>
          </table:table-cell>
          <table:table-cell table:style-name="ce80" table:formula="of:=IF([.BG$1]=[.$AH31];[.$AB31]*(2^[.$AJ31]);&quot;&quot;)">
            <text:p/>
          </table:table-cell>
          <table:table-cell table:style-name="ce80" table:formula="of:=IF([.BH$1]=[.$AH31];[.$AA31]*(2^[.$AI31]);&quot;&quot;)">
            <text:p/>
          </table:table-cell>
          <table:table-cell table:style-name="ce80" table:formula="of:=IF([.BI$1]=[.$AH31];[.$AC31]*(2^[.$AJ31]);&quot;&quot;)">
            <text:p/>
          </table:table-cell>
          <table:table-cell table:style-name="ce80" table:formula="of:=IF([.BJ$1]=[.$AH31];[.$AD31]*(2^[.$AJ31]);&quot;&quot;)">
            <text:p/>
          </table:table-cell>
          <table:table-cell table:style-name="ce80" table:formula="of:=IF([.BK$1]=[.$AH31];[.$AE31]*(2^[.$AI31]);&quot;&quot;)">
            <text:p/>
          </table:table-cell>
          <table:table-cell table:style-name="ce80" table:formula="of:=IF(AND([.BL$1]=[.$AH31];[.$AJ31]&lt;16);[.$AF31]*(2^[.$AK31]);&quot;&quot;)">
            <text:p/>
          </table:table-cell>
          <table:table-cell table:style-name="ce80" table:formula="of:=IF(AND([.BL$1]=[.$AH31];[.$AJ31]&gt;=16);[.$AF31]*(2^[.$AK31]);&quot;&quot;)">
            <text:p/>
          </table:table-cell>
          <table:table-cell table:style-name="ce80" table:formula="of:=IF([.BN$1]=[.$AH31];[.$AB31]*(2^[.$AJ31]);&quot;&quot;)">
            <text:p/>
          </table:table-cell>
          <table:table-cell table:style-name="ce80" table:formula="of:=IF([.BO$1]=[.$AH31];[.$AA31]*(2^[.$AI31]);&quot;&quot;)">
            <text:p/>
          </table:table-cell>
          <table:table-cell table:style-name="ce80" table:formula="of:=IF([.BP$1]=[.$AH31];[.$AC31]*(2^[.$AJ31]);&quot;&quot;)">
            <text:p/>
          </table:table-cell>
          <table:table-cell table:style-name="ce80" table:formula="of:=IF([.BQ$1]=[.$AH31];[.$AD31]*(2^[.$AJ31]);&quot;&quot;)">
            <text:p/>
          </table:table-cell>
          <table:table-cell table:style-name="ce80" table:formula="of:=IF([.BR$1]=[.$AH31];[.$AE31]*(2^[.$AI31]);&quot;&quot;)">
            <text:p/>
          </table:table-cell>
          <table:table-cell table:style-name="ce80" table:formula="of:=IF(AND([.BS$1]=[.$AH31];[.$AJ31]&lt;16);[.$AF31]*(2^[.$AK31]);&quot;&quot;)">
            <text:p/>
          </table:table-cell>
          <table:table-cell table:style-name="ce80" table:formula="of:=IF(AND([.BS$1]=[.$AH31];[.$AJ31]&gt;=16);[.$AF31]*(2^[.$AK31]);&quot;&quot;)">
            <text:p/>
          </table:table-cell>
          <table:table-cell table:style-name="ce80" table:formula="of:=IF([.BU$1]=[.$AH31];[.$AB31]*(2^[.$AJ31]);&quot;&quot;)">
            <text:p/>
          </table:table-cell>
          <table:table-cell table:style-name="ce80" table:formula="of:=IF([.BV$1]=[.$AH31];[.$AA31]*(2^[.$AI31]);&quot;&quot;)">
            <text:p/>
          </table:table-cell>
          <table:table-cell table:style-name="ce80" table:formula="of:=IF([.BW$1]=[.$AH31];[.$AC31]*(2^[.$AJ31]);&quot;&quot;)">
            <text:p/>
          </table:table-cell>
          <table:table-cell table:style-name="ce80" table:formula="of:=IF([.BX$1]=[.$AH31];[.$AD31]*(2^[.$AJ31]);&quot;&quot;)">
            <text:p/>
          </table:table-cell>
          <table:table-cell table:style-name="ce80" table:formula="of:=IF([.BY$1]=[.$AH31];[.$AE31]*(2^[.$AI31]);&quot;&quot;)">
            <text:p/>
          </table:table-cell>
          <table:table-cell table:style-name="ce80" table:formula="of:=IF(AND([.BZ$1]=[.$AH31];[.$AJ31]&lt;16);[.$AF31]*(2^[.$AK31]);&quot;&quot;)">
            <text:p/>
          </table:table-cell>
          <table:table-cell table:style-name="ce80" table:formula="of:=IF(AND([.BZ$1]=[.$AH31];[.$AJ31]&gt;=16);[.$AF31]*(2^[.$AK31]);&quot;&quot;)">
            <text:p/>
          </table:table-cell>
        </table:table-row>
        <table:table-row table:style-name="ro1">
          <table:table-cell table:style-name="ce59" office:value-type="float" office:value="51" calcext:value-type="float">
            <text:p>51</text:p>
          </table:table-cell>
          <table:table-cell table:style-name="ce63" table:number-columns-repeated="2"/>
          <table:table-cell table:style-name="ce63" office:value-type="string" calcext:value-type="string">
            <text:p>ETXD0</text:p>
          </table:table-cell>
          <table:table-cell table:style-name="ce62" office:value-type="string" calcext:value-type="string">
            <text:p>out</text:p>
          </table:table-cell>
          <table:table-cell table:style-name="ce62" office:value-type="string" calcext:value-type="string">
            <text:p>Ethernet</text:p>
          </table:table-cell>
          <table:table-cell table:style-name="ce63"/>
          <table:table-cell table:style-name="ce63" office:value-type="string" calcext:value-type="string">
            <text:p>PB12</text:p>
          </table:table-cell>
          <table:table-cell table:style-name="ce63"/>
          <table:table-cell table:style-name="ce63" office:value-type="string" calcext:value-type="string">
            <text:p>TIM1_BKIN</text:p>
          </table:table-cell>
          <table:table-cell table:style-name="ce63" table:number-columns-repeated="2"/>
          <table:table-cell table:style-name="ce63" office:value-type="string" calcext:value-type="string">
            <text:p>I2C2_SMBA</text:p>
          </table:table-cell>
          <table:table-cell table:style-name="ce63" office:value-type="string" calcext:value-type="string">
            <text:p>SPI2_NSS/I2S2_WS</text:p>
          </table:table-cell>
          <table:table-cell table:style-name="ce63"/>
          <table:table-cell table:style-name="ce63" office:value-type="string" calcext:value-type="string">
            <text:p>USART3_CK</text:p>
          </table:table-cell>
          <table:table-cell table:style-name="ce63"/>
          <table:table-cell table:style-name="ce63" office:value-type="string" calcext:value-type="string">
            <text:p>CAN2_RX</text:p>
          </table:table-cell>
          <table:table-cell table:style-name="ce63" office:value-type="string" calcext:value-type="string">
            <text:p>HS_ULPI_D5</text:p>
          </table:table-cell>
          <table:table-cell table:style-name="ce94" office:value-type="string" calcext:value-type="string">
            <text:p>(R)MII_TXD0</text:p>
          </table:table-cell>
          <table:table-cell table:style-name="ce63" office:value-type="string" calcext:value-type="string">
            <text:p>HS_ID</text:p>
          </table:table-cell>
          <table:table-cell table:style-name="ce63"/>
          <table:table-cell table:style-name="ce44" table:formula="of:=[.H32]" office:value-type="string" office:string-value="PB12" calcext:value-type="string">
            <text:p>PB12</text:p>
          </table:table-cell>
          <table:table-cell table:style-name="ce82" office:value-type="float" office:value="11" calcext:value-type="float">
            <text:p>11</text:p>
          </table:table-cell>
          <table:table-cell table:style-name="ce82"/>
          <table:table-cell table:style-name="ce82" office:value-type="float" office:value="3" calcext:value-type="float">
            <text:p>3</text:p>
          </table:table-cell>
          <table:table-cell table:style-name="ce75" office:value-type="float" office:value="0" calcext:value-type="float">
            <text:p>0</text:p>
          </table:table-cell>
          <table:table-cell table:style-name="ce82" table:formula="of:=IF([.$X32]=&quot;&quot;;IF([.$E32]=&quot;out&quot;;1;0);IF([.$X32]=&quot;A&quot;;3;2))" office:value-type="float" office:value="2" calcext:value-type="float">
            <text:p>2</text:p>
          </table:table-cell>
          <table:table-cell table:style-name="ce82" table:formula="of:=IF([.$Z32]=&quot;&quot;;0;[.$Z32])" office:value-type="float" office:value="3" calcext:value-type="float">
            <text:p>3</text:p>
          </table:table-cell>
          <table:table-cell table:style-name="ce82" table:formula="of:=IF([.$Y32]=&quot;H&quot;;1;IF([.$Y32]=&quot;L&quot;;2;0))" office:value-type="float" office:value="0" calcext:value-type="float">
            <text:p>0</text:p>
          </table:table-cell>
          <table:table-cell table:style-name="ce82" table:formula="of:=IF([.$Y32]=1;1;0)" office:value-type="float" office:value="0" calcext:value-type="float">
            <text:p>0</text:p>
          </table:table-cell>
          <table:table-cell table:style-name="ce82" table:formula="of:=IF(OR([.$X32]=&quot;&quot;;[.$X32]=&quot;A&quot;);0;[.$X32])" office:value-type="float" office:value="11" calcext:value-type="float">
            <text:p>11</text:p>
          </table:table-cell>
          <table:table-cell table:style-name="ce80"/>
          <table:table-cell table:style-name="ce80" table:formula="of:=MID([.H32];2;1)" office:value-type="string" office:string-value="B" calcext:value-type="string">
            <text:p>B</text:p>
          </table:table-cell>
          <table:table-cell table:style-name="ce80" table:formula="of:=MID([.H32];3;2)" office:value-type="string" office:string-value="12" calcext:value-type="string">
            <text:p>12</text:p>
          </table:table-cell>
          <table:table-cell table:style-name="ce80" table:formula="of:=[.AI32]*2" office:value-type="float" office:value="24" calcext:value-type="float">
            <text:p>24</text:p>
          </table:table-cell>
          <table:table-cell table:style-name="ce80" table:formula="of:=MOD([.AJ32]*2;32)" office:value-type="float" office:value="16" calcext:value-type="float">
            <text:p>16</text:p>
          </table:table-cell>
          <table:table-cell table:style-name="ce80" table:formula="of:=IF([.AL$1]=[.$AH32];[.$AB32]*(2^[.$AJ32]);&quot;&quot;)">
            <text:p/>
          </table:table-cell>
          <table:table-cell table:style-name="ce80" table:formula="of:=IF([.AM$1]=[.$AH32];[.$AA32]*(2^[.$AI32]);&quot;&quot;)">
            <text:p/>
          </table:table-cell>
          <table:table-cell table:style-name="ce80" table:formula="of:=IF([.AN$1]=[.$AH32];[.$AC32]*(2^[.$AJ32]);&quot;&quot;)">
            <text:p/>
          </table:table-cell>
          <table:table-cell table:style-name="ce80" table:formula="of:=IF([.AO$1]=[.$AH32];[.$AD32]*(2^[.$AJ32]);&quot;&quot;)">
            <text:p/>
          </table:table-cell>
          <table:table-cell table:style-name="ce80" table:formula="of:=IF([.AP$1]=[.$AH32];[.$AE32]*(2^[.$AI32]);&quot;&quot;)">
            <text:p/>
          </table:table-cell>
          <table:table-cell table:style-name="ce80" table:formula="of:=IF(AND([.AQ$1]=[.$AH32];[.$AJ32]&lt;16);[.$AF32]*(2^[.$AK32]);&quot;&quot;)">
            <text:p/>
          </table:table-cell>
          <table:table-cell table:style-name="ce80" table:formula="of:=IF(AND([.AQ$1]=[.$AH32];[.$AJ32]&gt;=16);[.$AF32]*(2^[.$AK32]);&quot;&quot;)">
            <text:p/>
          </table:table-cell>
          <table:table-cell table:style-name="ce80" table:formula="of:=IF([.AS$1]=[.$AH32];[.$AB32]*(2^[.$AJ32]);&quot;&quot;)" office:value-type="float" office:value="33554432" calcext:value-type="float">
            <text:p>33554432</text:p>
          </table:table-cell>
          <table:table-cell table:style-name="ce80" table:formula="of:=IF([.AT$1]=[.$AH32];[.$AA32]*(2^[.$AI32]);&quot;&quot;)" office:value-type="float" office:value="0" calcext:value-type="float">
            <text:p>0</text:p>
          </table:table-cell>
          <table:table-cell table:style-name="ce80" table:formula="of:=IF([.AU$1]=[.$AH32];[.$AC32]*(2^[.$AJ32]);&quot;&quot;)" office:value-type="float" office:value="50331648" calcext:value-type="float">
            <text:p>50331648</text:p>
          </table:table-cell>
          <table:table-cell table:style-name="ce80" table:formula="of:=IF([.AV$1]=[.$AH32];[.$AD32]*(2^[.$AJ32]);&quot;&quot;)" office:value-type="float" office:value="0" calcext:value-type="float">
            <text:p>0</text:p>
          </table:table-cell>
          <table:table-cell table:style-name="ce80" table:formula="of:=IF([.AW$1]=[.$AH32];[.$AE32]*(2^[.$AI32]);&quot;&quot;)" office:value-type="float" office:value="0" calcext:value-type="float">
            <text:p>0</text:p>
          </table:table-cell>
          <table:table-cell table:style-name="ce80" table:formula="of:=IF(AND([.AX$1]=[.$AH32];[.$AJ32]&lt;16);[.$AF32]*(2^[.$AK32]);&quot;&quot;)">
            <text:p/>
          </table:table-cell>
          <table:table-cell table:style-name="ce80" table:formula="of:=IF(AND([.AX$1]=[.$AH32];[.$AJ32]&gt;=16);[.$AF32]*(2^[.$AK32]);&quot;&quot;)" office:value-type="float" office:value="720896" calcext:value-type="float">
            <text:p>720896</text:p>
          </table:table-cell>
          <table:table-cell table:style-name="ce80" table:formula="of:=IF([.AZ$1]=[.$AH32];[.$AB32]*(2^[.$AJ32]);&quot;&quot;)">
            <text:p/>
          </table:table-cell>
          <table:table-cell table:style-name="ce80" table:formula="of:=IF([.BA$1]=[.$AH32];[.$AA32]*(2^[.$AI32]);&quot;&quot;)">
            <text:p/>
          </table:table-cell>
          <table:table-cell table:style-name="ce80" table:formula="of:=IF([.BB$1]=[.$AH32];[.$AC32]*(2^[.$AJ32]);&quot;&quot;)">
            <text:p/>
          </table:table-cell>
          <table:table-cell table:style-name="ce80" table:formula="of:=IF([.BC$1]=[.$AH32];[.$AD32]*(2^[.$AJ32]);&quot;&quot;)">
            <text:p/>
          </table:table-cell>
          <table:table-cell table:style-name="ce80" table:formula="of:=IF([.BD$1]=[.$AH32];[.$AE32]*(2^[.$AI32]);&quot;&quot;)">
            <text:p/>
          </table:table-cell>
          <table:table-cell table:style-name="ce80" table:formula="of:=IF(AND([.BE$1]=[.$AH32];[.$AJ32]&lt;16);[.$AF32]*(2^[.$AK32]);&quot;&quot;)">
            <text:p/>
          </table:table-cell>
          <table:table-cell table:style-name="ce80" table:formula="of:=IF(AND([.BE$1]=[.$AH32];[.$AJ32]&gt;=16);[.$AF32]*(2^[.$AK32]);&quot;&quot;)">
            <text:p/>
          </table:table-cell>
          <table:table-cell table:style-name="ce80" table:formula="of:=IF([.BG$1]=[.$AH32];[.$AB32]*(2^[.$AJ32]);&quot;&quot;)">
            <text:p/>
          </table:table-cell>
          <table:table-cell table:style-name="ce80" table:formula="of:=IF([.BH$1]=[.$AH32];[.$AA32]*(2^[.$AI32]);&quot;&quot;)">
            <text:p/>
          </table:table-cell>
          <table:table-cell table:style-name="ce80" table:formula="of:=IF([.BI$1]=[.$AH32];[.$AC32]*(2^[.$AJ32]);&quot;&quot;)">
            <text:p/>
          </table:table-cell>
          <table:table-cell table:style-name="ce80" table:formula="of:=IF([.BJ$1]=[.$AH32];[.$AD32]*(2^[.$AJ32]);&quot;&quot;)">
            <text:p/>
          </table:table-cell>
          <table:table-cell table:style-name="ce80" table:formula="of:=IF([.BK$1]=[.$AH32];[.$AE32]*(2^[.$AI32]);&quot;&quot;)">
            <text:p/>
          </table:table-cell>
          <table:table-cell table:style-name="ce80" table:formula="of:=IF(AND([.BL$1]=[.$AH32];[.$AJ32]&lt;16);[.$AF32]*(2^[.$AK32]);&quot;&quot;)">
            <text:p/>
          </table:table-cell>
          <table:table-cell table:style-name="ce80" table:formula="of:=IF(AND([.BL$1]=[.$AH32];[.$AJ32]&gt;=16);[.$AF32]*(2^[.$AK32]);&quot;&quot;)">
            <text:p/>
          </table:table-cell>
          <table:table-cell table:style-name="ce80" table:formula="of:=IF([.BN$1]=[.$AH32];[.$AB32]*(2^[.$AJ32]);&quot;&quot;)">
            <text:p/>
          </table:table-cell>
          <table:table-cell table:style-name="ce80" table:formula="of:=IF([.BO$1]=[.$AH32];[.$AA32]*(2^[.$AI32]);&quot;&quot;)">
            <text:p/>
          </table:table-cell>
          <table:table-cell table:style-name="ce80" table:formula="of:=IF([.BP$1]=[.$AH32];[.$AC32]*(2^[.$AJ32]);&quot;&quot;)">
            <text:p/>
          </table:table-cell>
          <table:table-cell table:style-name="ce80" table:formula="of:=IF([.BQ$1]=[.$AH32];[.$AD32]*(2^[.$AJ32]);&quot;&quot;)">
            <text:p/>
          </table:table-cell>
          <table:table-cell table:style-name="ce80" table:formula="of:=IF([.BR$1]=[.$AH32];[.$AE32]*(2^[.$AI32]);&quot;&quot;)">
            <text:p/>
          </table:table-cell>
          <table:table-cell table:style-name="ce80" table:formula="of:=IF(AND([.BS$1]=[.$AH32];[.$AJ32]&lt;16);[.$AF32]*(2^[.$AK32]);&quot;&quot;)">
            <text:p/>
          </table:table-cell>
          <table:table-cell table:style-name="ce80" table:formula="of:=IF(AND([.BS$1]=[.$AH32];[.$AJ32]&gt;=16);[.$AF32]*(2^[.$AK32]);&quot;&quot;)">
            <text:p/>
          </table:table-cell>
          <table:table-cell table:style-name="ce80" table:formula="of:=IF([.BU$1]=[.$AH32];[.$AB32]*(2^[.$AJ32]);&quot;&quot;)">
            <text:p/>
          </table:table-cell>
          <table:table-cell table:style-name="ce80" table:formula="of:=IF([.BV$1]=[.$AH32];[.$AA32]*(2^[.$AI32]);&quot;&quot;)">
            <text:p/>
          </table:table-cell>
          <table:table-cell table:style-name="ce80" table:formula="of:=IF([.BW$1]=[.$AH32];[.$AC32]*(2^[.$AJ32]);&quot;&quot;)">
            <text:p/>
          </table:table-cell>
          <table:table-cell table:style-name="ce80" table:formula="of:=IF([.BX$1]=[.$AH32];[.$AD32]*(2^[.$AJ32]);&quot;&quot;)">
            <text:p/>
          </table:table-cell>
          <table:table-cell table:style-name="ce80" table:formula="of:=IF([.BY$1]=[.$AH32];[.$AE32]*(2^[.$AI32]);&quot;&quot;)">
            <text:p/>
          </table:table-cell>
          <table:table-cell table:style-name="ce80" table:formula="of:=IF(AND([.BZ$1]=[.$AH32];[.$AJ32]&lt;16);[.$AF32]*(2^[.$AK32]);&quot;&quot;)">
            <text:p/>
          </table:table-cell>
          <table:table-cell table:style-name="ce80" table:formula="of:=IF(AND([.BZ$1]=[.$AH32];[.$AJ32]&gt;=16);[.$AF32]*(2^[.$AK32]);&quot;&quot;)">
            <text:p/>
          </table:table-cell>
        </table:table-row>
        <table:table-row table:style-name="ro1">
          <table:table-cell table:style-name="ce59" office:value-type="float" office:value="52" calcext:value-type="float">
            <text:p>52</text:p>
          </table:table-cell>
          <table:table-cell table:style-name="ce63" table:number-columns-repeated="2"/>
          <table:table-cell table:style-name="ce63" office:value-type="string" calcext:value-type="string">
            <text:p>ETXD1</text:p>
          </table:table-cell>
          <table:table-cell table:style-name="ce62" office:value-type="string" calcext:value-type="string">
            <text:p>out</text:p>
          </table:table-cell>
          <table:table-cell table:style-name="ce62" office:value-type="string" calcext:value-type="string">
            <text:p>Ethernet</text:p>
          </table:table-cell>
          <table:table-cell table:style-name="ce63"/>
          <table:table-cell table:style-name="ce63" office:value-type="string" calcext:value-type="string">
            <text:p>PB13</text:p>
          </table:table-cell>
          <table:table-cell table:style-name="ce63"/>
          <table:table-cell table:style-name="ce63" office:value-type="string" calcext:value-type="string">
            <text:p>TIM1_CH1N</text:p>
          </table:table-cell>
          <table:table-cell table:style-name="ce63" table:number-columns-repeated="3"/>
          <table:table-cell table:style-name="ce63" office:value-type="string" calcext:value-type="string">
            <text:p>SPI2_SCK/I2S2_CK</text:p>
          </table:table-cell>
          <table:table-cell table:style-name="ce63"/>
          <table:table-cell table:style-name="ce63" office:value-type="string" calcext:value-type="string">
            <text:p>USART3_CTS</text:p>
          </table:table-cell>
          <table:table-cell table:style-name="ce63"/>
          <table:table-cell table:style-name="ce63" office:value-type="string" calcext:value-type="string">
            <text:p>CAN2_TX</text:p>
          </table:table-cell>
          <table:table-cell table:style-name="ce63" office:value-type="string" calcext:value-type="string">
            <text:p>HS_ULPI_D6</text:p>
          </table:table-cell>
          <table:table-cell table:style-name="ce94" office:value-type="string" calcext:value-type="string">
            <text:p>(R)MII_TXD1</text:p>
          </table:table-cell>
          <table:table-cell table:style-name="ce63" table:number-columns-repeated="2"/>
          <table:table-cell table:style-name="ce44" table:formula="of:=[.H33]" office:value-type="string" office:string-value="PB13" calcext:value-type="string">
            <text:p>PB13</text:p>
          </table:table-cell>
          <table:table-cell table:style-name="ce82" office:value-type="float" office:value="11" calcext:value-type="float">
            <text:p>11</text:p>
          </table:table-cell>
          <table:table-cell table:style-name="ce82"/>
          <table:table-cell table:style-name="ce82" office:value-type="float" office:value="3" calcext:value-type="float">
            <text:p>3</text:p>
          </table:table-cell>
          <table:table-cell table:style-name="ce75" office:value-type="float" office:value="0" calcext:value-type="float">
            <text:p>0</text:p>
          </table:table-cell>
          <table:table-cell table:style-name="ce82" table:formula="of:=IF([.$X33]=&quot;&quot;;IF([.$E33]=&quot;out&quot;;1;0);IF([.$X33]=&quot;A&quot;;3;2))" office:value-type="float" office:value="2" calcext:value-type="float">
            <text:p>2</text:p>
          </table:table-cell>
          <table:table-cell table:style-name="ce82" table:formula="of:=IF([.$Z33]=&quot;&quot;;0;[.$Z33])" office:value-type="float" office:value="3" calcext:value-type="float">
            <text:p>3</text:p>
          </table:table-cell>
          <table:table-cell table:style-name="ce82" table:formula="of:=IF([.$Y33]=&quot;H&quot;;1;IF([.$Y33]=&quot;L&quot;;2;0))" office:value-type="float" office:value="0" calcext:value-type="float">
            <text:p>0</text:p>
          </table:table-cell>
          <table:table-cell table:style-name="ce82" table:formula="of:=IF([.$Y33]=1;1;0)" office:value-type="float" office:value="0" calcext:value-type="float">
            <text:p>0</text:p>
          </table:table-cell>
          <table:table-cell table:style-name="ce82" table:formula="of:=IF(OR([.$X33]=&quot;&quot;;[.$X33]=&quot;A&quot;);0;[.$X33])" office:value-type="float" office:value="11" calcext:value-type="float">
            <text:p>11</text:p>
          </table:table-cell>
          <table:table-cell table:style-name="ce80"/>
          <table:table-cell table:style-name="ce80" table:formula="of:=MID([.H33];2;1)" office:value-type="string" office:string-value="B" calcext:value-type="string">
            <text:p>B</text:p>
          </table:table-cell>
          <table:table-cell table:style-name="ce80" table:formula="of:=MID([.H33];3;2)" office:value-type="string" office:string-value="13" calcext:value-type="string">
            <text:p>13</text:p>
          </table:table-cell>
          <table:table-cell table:style-name="ce80" table:formula="of:=[.AI33]*2" office:value-type="float" office:value="26" calcext:value-type="float">
            <text:p>26</text:p>
          </table:table-cell>
          <table:table-cell table:style-name="ce80" table:formula="of:=MOD([.AJ33]*2;32)" office:value-type="float" office:value="20" calcext:value-type="float">
            <text:p>20</text:p>
          </table:table-cell>
          <table:table-cell table:style-name="ce80" table:formula="of:=IF([.AL$1]=[.$AH33];[.$AB33]*(2^[.$AJ33]);&quot;&quot;)">
            <text:p/>
          </table:table-cell>
          <table:table-cell table:style-name="ce80" table:formula="of:=IF([.AM$1]=[.$AH33];[.$AA33]*(2^[.$AI33]);&quot;&quot;)">
            <text:p/>
          </table:table-cell>
          <table:table-cell table:style-name="ce80" table:formula="of:=IF([.AN$1]=[.$AH33];[.$AC33]*(2^[.$AJ33]);&quot;&quot;)">
            <text:p/>
          </table:table-cell>
          <table:table-cell table:style-name="ce80" table:formula="of:=IF([.AO$1]=[.$AH33];[.$AD33]*(2^[.$AJ33]);&quot;&quot;)">
            <text:p/>
          </table:table-cell>
          <table:table-cell table:style-name="ce80" table:formula="of:=IF([.AP$1]=[.$AH33];[.$AE33]*(2^[.$AI33]);&quot;&quot;)">
            <text:p/>
          </table:table-cell>
          <table:table-cell table:style-name="ce80" table:formula="of:=IF(AND([.AQ$1]=[.$AH33];[.$AJ33]&lt;16);[.$AF33]*(2^[.$AK33]);&quot;&quot;)">
            <text:p/>
          </table:table-cell>
          <table:table-cell table:style-name="ce80" table:formula="of:=IF(AND([.AQ$1]=[.$AH33];[.$AJ33]&gt;=16);[.$AF33]*(2^[.$AK33]);&quot;&quot;)">
            <text:p/>
          </table:table-cell>
          <table:table-cell table:style-name="ce80" table:formula="of:=IF([.AS$1]=[.$AH33];[.$AB33]*(2^[.$AJ33]);&quot;&quot;)" office:value-type="float" office:value="134217728" calcext:value-type="float">
            <text:p>134217728</text:p>
          </table:table-cell>
          <table:table-cell table:style-name="ce80" table:formula="of:=IF([.AT$1]=[.$AH33];[.$AA33]*(2^[.$AI33]);&quot;&quot;)" office:value-type="float" office:value="0" calcext:value-type="float">
            <text:p>0</text:p>
          </table:table-cell>
          <table:table-cell table:style-name="ce80" table:formula="of:=IF([.AU$1]=[.$AH33];[.$AC33]*(2^[.$AJ33]);&quot;&quot;)" office:value-type="float" office:value="201326592" calcext:value-type="float">
            <text:p>201326592</text:p>
          </table:table-cell>
          <table:table-cell table:style-name="ce80" table:formula="of:=IF([.AV$1]=[.$AH33];[.$AD33]*(2^[.$AJ33]);&quot;&quot;)" office:value-type="float" office:value="0" calcext:value-type="float">
            <text:p>0</text:p>
          </table:table-cell>
          <table:table-cell table:style-name="ce80" table:formula="of:=IF([.AW$1]=[.$AH33];[.$AE33]*(2^[.$AI33]);&quot;&quot;)" office:value-type="float" office:value="0" calcext:value-type="float">
            <text:p>0</text:p>
          </table:table-cell>
          <table:table-cell table:style-name="ce80" table:formula="of:=IF(AND([.AX$1]=[.$AH33];[.$AJ33]&lt;16);[.$AF33]*(2^[.$AK33]);&quot;&quot;)">
            <text:p/>
          </table:table-cell>
          <table:table-cell table:style-name="ce80" table:formula="of:=IF(AND([.AX$1]=[.$AH33];[.$AJ33]&gt;=16);[.$AF33]*(2^[.$AK33]);&quot;&quot;)" office:value-type="float" office:value="11534336" calcext:value-type="float">
            <text:p>11534336</text:p>
          </table:table-cell>
          <table:table-cell table:style-name="ce80" table:formula="of:=IF([.AZ$1]=[.$AH33];[.$AB33]*(2^[.$AJ33]);&quot;&quot;)">
            <text:p/>
          </table:table-cell>
          <table:table-cell table:style-name="ce80" table:formula="of:=IF([.BA$1]=[.$AH33];[.$AA33]*(2^[.$AI33]);&quot;&quot;)">
            <text:p/>
          </table:table-cell>
          <table:table-cell table:style-name="ce80" table:formula="of:=IF([.BB$1]=[.$AH33];[.$AC33]*(2^[.$AJ33]);&quot;&quot;)">
            <text:p/>
          </table:table-cell>
          <table:table-cell table:style-name="ce80" table:formula="of:=IF([.BC$1]=[.$AH33];[.$AD33]*(2^[.$AJ33]);&quot;&quot;)">
            <text:p/>
          </table:table-cell>
          <table:table-cell table:style-name="ce80" table:formula="of:=IF([.BD$1]=[.$AH33];[.$AE33]*(2^[.$AI33]);&quot;&quot;)">
            <text:p/>
          </table:table-cell>
          <table:table-cell table:style-name="ce80" table:formula="of:=IF(AND([.BE$1]=[.$AH33];[.$AJ33]&lt;16);[.$AF33]*(2^[.$AK33]);&quot;&quot;)">
            <text:p/>
          </table:table-cell>
          <table:table-cell table:style-name="ce80" table:formula="of:=IF(AND([.BE$1]=[.$AH33];[.$AJ33]&gt;=16);[.$AF33]*(2^[.$AK33]);&quot;&quot;)">
            <text:p/>
          </table:table-cell>
          <table:table-cell table:style-name="ce80" table:formula="of:=IF([.BG$1]=[.$AH33];[.$AB33]*(2^[.$AJ33]);&quot;&quot;)">
            <text:p/>
          </table:table-cell>
          <table:table-cell table:style-name="ce80" table:formula="of:=IF([.BH$1]=[.$AH33];[.$AA33]*(2^[.$AI33]);&quot;&quot;)">
            <text:p/>
          </table:table-cell>
          <table:table-cell table:style-name="ce80" table:formula="of:=IF([.BI$1]=[.$AH33];[.$AC33]*(2^[.$AJ33]);&quot;&quot;)">
            <text:p/>
          </table:table-cell>
          <table:table-cell table:style-name="ce80" table:formula="of:=IF([.BJ$1]=[.$AH33];[.$AD33]*(2^[.$AJ33]);&quot;&quot;)">
            <text:p/>
          </table:table-cell>
          <table:table-cell table:style-name="ce80" table:formula="of:=IF([.BK$1]=[.$AH33];[.$AE33]*(2^[.$AI33]);&quot;&quot;)">
            <text:p/>
          </table:table-cell>
          <table:table-cell table:style-name="ce80" table:formula="of:=IF(AND([.BL$1]=[.$AH33];[.$AJ33]&lt;16);[.$AF33]*(2^[.$AK33]);&quot;&quot;)">
            <text:p/>
          </table:table-cell>
          <table:table-cell table:style-name="ce80" table:formula="of:=IF(AND([.BL$1]=[.$AH33];[.$AJ33]&gt;=16);[.$AF33]*(2^[.$AK33]);&quot;&quot;)">
            <text:p/>
          </table:table-cell>
          <table:table-cell table:style-name="ce80" table:formula="of:=IF([.BN$1]=[.$AH33];[.$AB33]*(2^[.$AJ33]);&quot;&quot;)">
            <text:p/>
          </table:table-cell>
          <table:table-cell table:style-name="ce80" table:formula="of:=IF([.BO$1]=[.$AH33];[.$AA33]*(2^[.$AI33]);&quot;&quot;)">
            <text:p/>
          </table:table-cell>
          <table:table-cell table:style-name="ce80" table:formula="of:=IF([.BP$1]=[.$AH33];[.$AC33]*(2^[.$AJ33]);&quot;&quot;)">
            <text:p/>
          </table:table-cell>
          <table:table-cell table:style-name="ce80" table:formula="of:=IF([.BQ$1]=[.$AH33];[.$AD33]*(2^[.$AJ33]);&quot;&quot;)">
            <text:p/>
          </table:table-cell>
          <table:table-cell table:style-name="ce80" table:formula="of:=IF([.BR$1]=[.$AH33];[.$AE33]*(2^[.$AI33]);&quot;&quot;)">
            <text:p/>
          </table:table-cell>
          <table:table-cell table:style-name="ce80" table:formula="of:=IF(AND([.BS$1]=[.$AH33];[.$AJ33]&lt;16);[.$AF33]*(2^[.$AK33]);&quot;&quot;)">
            <text:p/>
          </table:table-cell>
          <table:table-cell table:style-name="ce80" table:formula="of:=IF(AND([.BS$1]=[.$AH33];[.$AJ33]&gt;=16);[.$AF33]*(2^[.$AK33]);&quot;&quot;)">
            <text:p/>
          </table:table-cell>
          <table:table-cell table:style-name="ce80" table:formula="of:=IF([.BU$1]=[.$AH33];[.$AB33]*(2^[.$AJ33]);&quot;&quot;)">
            <text:p/>
          </table:table-cell>
          <table:table-cell table:style-name="ce80" table:formula="of:=IF([.BV$1]=[.$AH33];[.$AA33]*(2^[.$AI33]);&quot;&quot;)">
            <text:p/>
          </table:table-cell>
          <table:table-cell table:style-name="ce80" table:formula="of:=IF([.BW$1]=[.$AH33];[.$AC33]*(2^[.$AJ33]);&quot;&quot;)">
            <text:p/>
          </table:table-cell>
          <table:table-cell table:style-name="ce80" table:formula="of:=IF([.BX$1]=[.$AH33];[.$AD33]*(2^[.$AJ33]);&quot;&quot;)">
            <text:p/>
          </table:table-cell>
          <table:table-cell table:style-name="ce80" table:formula="of:=IF([.BY$1]=[.$AH33];[.$AE33]*(2^[.$AI33]);&quot;&quot;)">
            <text:p/>
          </table:table-cell>
          <table:table-cell table:style-name="ce80" table:formula="of:=IF(AND([.BZ$1]=[.$AH33];[.$AJ33]&lt;16);[.$AF33]*(2^[.$AK33]);&quot;&quot;)">
            <text:p/>
          </table:table-cell>
          <table:table-cell table:style-name="ce80" table:formula="of:=IF(AND([.BZ$1]=[.$AH33];[.$AJ33]&gt;=16);[.$AF33]*(2^[.$AK33]);&quot;&quot;)">
            <text:p/>
          </table:table-cell>
        </table:table-row>
        <table:table-row table:style-name="ro1">
          <table:table-cell table:style-name="ce59" office:value-type="float" office:value="53" calcext:value-type="float">
            <text:p>53</text:p>
          </table:table-cell>
          <table:table-cell table:style-name="ce63" table:number-columns-repeated="2"/>
          <table:table-cell table:style-name="ce63" office:value-type="string" calcext:value-type="string">
            <text:p>ERESETN</text:p>
          </table:table-cell>
          <table:table-cell table:style-name="ce63" office:value-type="string" calcext:value-type="string">
            <text:p>out</text:p>
          </table:table-cell>
          <table:table-cell table:style-name="ce63" office:value-type="string" calcext:value-type="string">
            <text:p>Ethernet</text:p>
          </table:table-cell>
          <table:table-cell table:style-name="ce63"/>
          <table:table-cell table:style-name="ce85" office:value-type="string" calcext:value-type="string">
            <text:p>PB14</text:p>
          </table:table-cell>
          <table:table-cell table:style-name="ce63"/>
          <table:table-cell table:style-name="ce63" office:value-type="string" calcext:value-type="string">
            <text:p>TIM1_CH2N</text:p>
          </table:table-cell>
          <table:table-cell table:style-name="ce63"/>
          <table:table-cell table:style-name="ce63" office:value-type="string" calcext:value-type="string">
            <text:p>TIM8_CH2N</text:p>
          </table:table-cell>
          <table:table-cell table:style-name="ce63"/>
          <table:table-cell table:style-name="ce63" office:value-type="string" calcext:value-type="string">
            <text:p>SPI2_MISO</text:p>
          </table:table-cell>
          <table:table-cell table:style-name="ce63"/>
          <table:table-cell table:style-name="ce63" office:value-type="string" calcext:value-type="string">
            <text:p>USART3_RTS</text:p>
          </table:table-cell>
          <table:table-cell table:style-name="ce63"/>
          <table:table-cell table:style-name="ce63" office:value-type="string" calcext:value-type="string">
            <text:p>TIM12_CH1</text:p>
          </table:table-cell>
          <table:table-cell table:style-name="ce63"/>
          <table:table-cell table:style-name="ce74"/>
          <table:table-cell table:style-name="ce63" office:value-type="string" calcext:value-type="string">
            <text:p>HS_DM</text:p>
          </table:table-cell>
          <table:table-cell table:style-name="ce63"/>
          <table:table-cell table:style-name="ce44" table:formula="of:=[.H34]" office:value-type="string" office:string-value="PB14" calcext:value-type="string">
            <text:p>PB14</text:p>
          </table:table-cell>
          <table:table-cell table:style-name="ce82"/>
          <table:table-cell table:style-name="ce82" office:value-type="float" office:value="0" calcext:value-type="float">
            <text:p>0</text:p>
          </table:table-cell>
          <table:table-cell table:style-name="ce82"/>
          <table:table-cell table:style-name="ce75" office:value-type="float" office:value="0" calcext:value-type="float">
            <text:p>0</text:p>
          </table:table-cell>
          <table:table-cell table:style-name="ce82" table:formula="of:=IF([.$X34]=&quot;&quot;;IF([.$E34]=&quot;out&quot;;1;0);IF([.$X34]=&quot;A&quot;;3;2))" office:value-type="float" office:value="1" calcext:value-type="float">
            <text:p>1</text:p>
          </table:table-cell>
          <table:table-cell table:style-name="ce82" table:formula="of:=IF([.$Z34]=&quot;&quot;;0;[.$Z34])" office:value-type="float" office:value="0" calcext:value-type="float">
            <text:p>0</text:p>
          </table:table-cell>
          <table:table-cell table:style-name="ce82" table:formula="of:=IF([.$Y34]=&quot;H&quot;;1;IF([.$Y34]=&quot;L&quot;;2;0))" office:value-type="float" office:value="0" calcext:value-type="float">
            <text:p>0</text:p>
          </table:table-cell>
          <table:table-cell table:style-name="ce82" table:formula="of:=IF([.$Y34]=1;1;0)" office:value-type="float" office:value="0" calcext:value-type="float">
            <text:p>0</text:p>
          </table:table-cell>
          <table:table-cell table:style-name="ce82" table:formula="of:=IF(OR([.$X34]=&quot;&quot;;[.$X34]=&quot;A&quot;);0;[.$X34])" office:value-type="float" office:value="0" calcext:value-type="float">
            <text:p>0</text:p>
          </table:table-cell>
          <table:table-cell table:style-name="ce80"/>
          <table:table-cell table:style-name="ce80" table:formula="of:=MID([.H34];2;1)" office:value-type="string" office:string-value="B" calcext:value-type="string">
            <text:p>B</text:p>
          </table:table-cell>
          <table:table-cell table:style-name="ce80" table:formula="of:=MID([.H34];3;2)" office:value-type="string" office:string-value="14" calcext:value-type="string">
            <text:p>14</text:p>
          </table:table-cell>
          <table:table-cell table:style-name="ce80" table:formula="of:=[.AI34]*2" office:value-type="float" office:value="28" calcext:value-type="float">
            <text:p>28</text:p>
          </table:table-cell>
          <table:table-cell table:style-name="ce80" table:formula="of:=MOD([.AJ34]*2;32)" office:value-type="float" office:value="24" calcext:value-type="float">
            <text:p>24</text:p>
          </table:table-cell>
          <table:table-cell table:style-name="ce80" table:formula="of:=IF([.AL$1]=[.$AH34];[.$AB34]*(2^[.$AJ34]);&quot;&quot;)">
            <text:p/>
          </table:table-cell>
          <table:table-cell table:style-name="ce80" table:formula="of:=IF([.AM$1]=[.$AH34];[.$AA34]*(2^[.$AI34]);&quot;&quot;)">
            <text:p/>
          </table:table-cell>
          <table:table-cell table:style-name="ce80" table:formula="of:=IF([.AN$1]=[.$AH34];[.$AC34]*(2^[.$AJ34]);&quot;&quot;)">
            <text:p/>
          </table:table-cell>
          <table:table-cell table:style-name="ce80" table:formula="of:=IF([.AO$1]=[.$AH34];[.$AD34]*(2^[.$AJ34]);&quot;&quot;)">
            <text:p/>
          </table:table-cell>
          <table:table-cell table:style-name="ce80" table:formula="of:=IF([.AP$1]=[.$AH34];[.$AE34]*(2^[.$AI34]);&quot;&quot;)">
            <text:p/>
          </table:table-cell>
          <table:table-cell table:style-name="ce80" table:formula="of:=IF(AND([.AQ$1]=[.$AH34];[.$AJ34]&lt;16);[.$AF34]*(2^[.$AK34]);&quot;&quot;)">
            <text:p/>
          </table:table-cell>
          <table:table-cell table:style-name="ce80" table:formula="of:=IF(AND([.AQ$1]=[.$AH34];[.$AJ34]&gt;=16);[.$AF34]*(2^[.$AK34]);&quot;&quot;)">
            <text:p/>
          </table:table-cell>
          <table:table-cell table:style-name="ce80" table:formula="of:=IF([.AS$1]=[.$AH34];[.$AB34]*(2^[.$AJ34]);&quot;&quot;)" office:value-type="float" office:value="268435456" calcext:value-type="float">
            <text:p>268435456</text:p>
          </table:table-cell>
          <table:table-cell table:style-name="ce80" table:formula="of:=IF([.AT$1]=[.$AH34];[.$AA34]*(2^[.$AI34]);&quot;&quot;)" office:value-type="float" office:value="0" calcext:value-type="float">
            <text:p>0</text:p>
          </table:table-cell>
          <table:table-cell table:style-name="ce80" table:formula="of:=IF([.AU$1]=[.$AH34];[.$AC34]*(2^[.$AJ34]);&quot;&quot;)" office:value-type="float" office:value="0" calcext:value-type="float">
            <text:p>0</text:p>
          </table:table-cell>
          <table:table-cell table:style-name="ce80" table:formula="of:=IF([.AV$1]=[.$AH34];[.$AD34]*(2^[.$AJ34]);&quot;&quot;)" office:value-type="float" office:value="0" calcext:value-type="float">
            <text:p>0</text:p>
          </table:table-cell>
          <table:table-cell table:style-name="ce80" table:formula="of:=IF([.AW$1]=[.$AH34];[.$AE34]*(2^[.$AI34]);&quot;&quot;)" office:value-type="float" office:value="0" calcext:value-type="float">
            <text:p>0</text:p>
          </table:table-cell>
          <table:table-cell table:style-name="ce80" table:formula="of:=IF(AND([.AX$1]=[.$AH34];[.$AJ34]&lt;16);[.$AF34]*(2^[.$AK34]);&quot;&quot;)">
            <text:p/>
          </table:table-cell>
          <table:table-cell table:style-name="ce80" table:formula="of:=IF(AND([.AX$1]=[.$AH34];[.$AJ34]&gt;=16);[.$AF34]*(2^[.$AK34]);&quot;&quot;)" office:value-type="float" office:value="0" calcext:value-type="float">
            <text:p>0</text:p>
          </table:table-cell>
          <table:table-cell table:style-name="ce80" table:formula="of:=IF([.AZ$1]=[.$AH34];[.$AB34]*(2^[.$AJ34]);&quot;&quot;)">
            <text:p/>
          </table:table-cell>
          <table:table-cell table:style-name="ce80" table:formula="of:=IF([.BA$1]=[.$AH34];[.$AA34]*(2^[.$AI34]);&quot;&quot;)">
            <text:p/>
          </table:table-cell>
          <table:table-cell table:style-name="ce80" table:formula="of:=IF([.BB$1]=[.$AH34];[.$AC34]*(2^[.$AJ34]);&quot;&quot;)">
            <text:p/>
          </table:table-cell>
          <table:table-cell table:style-name="ce80" table:formula="of:=IF([.BC$1]=[.$AH34];[.$AD34]*(2^[.$AJ34]);&quot;&quot;)">
            <text:p/>
          </table:table-cell>
          <table:table-cell table:style-name="ce80" table:formula="of:=IF([.BD$1]=[.$AH34];[.$AE34]*(2^[.$AI34]);&quot;&quot;)">
            <text:p/>
          </table:table-cell>
          <table:table-cell table:style-name="ce80" table:formula="of:=IF(AND([.BE$1]=[.$AH34];[.$AJ34]&lt;16);[.$AF34]*(2^[.$AK34]);&quot;&quot;)">
            <text:p/>
          </table:table-cell>
          <table:table-cell table:style-name="ce80" table:formula="of:=IF(AND([.BE$1]=[.$AH34];[.$AJ34]&gt;=16);[.$AF34]*(2^[.$AK34]);&quot;&quot;)">
            <text:p/>
          </table:table-cell>
          <table:table-cell table:style-name="ce80" table:formula="of:=IF([.BG$1]=[.$AH34];[.$AB34]*(2^[.$AJ34]);&quot;&quot;)">
            <text:p/>
          </table:table-cell>
          <table:table-cell table:style-name="ce80" table:formula="of:=IF([.BH$1]=[.$AH34];[.$AA34]*(2^[.$AI34]);&quot;&quot;)">
            <text:p/>
          </table:table-cell>
          <table:table-cell table:style-name="ce80" table:formula="of:=IF([.BI$1]=[.$AH34];[.$AC34]*(2^[.$AJ34]);&quot;&quot;)">
            <text:p/>
          </table:table-cell>
          <table:table-cell table:style-name="ce80" table:formula="of:=IF([.BJ$1]=[.$AH34];[.$AD34]*(2^[.$AJ34]);&quot;&quot;)">
            <text:p/>
          </table:table-cell>
          <table:table-cell table:style-name="ce80" table:formula="of:=IF([.BK$1]=[.$AH34];[.$AE34]*(2^[.$AI34]);&quot;&quot;)">
            <text:p/>
          </table:table-cell>
          <table:table-cell table:style-name="ce80" table:formula="of:=IF(AND([.BL$1]=[.$AH34];[.$AJ34]&lt;16);[.$AF34]*(2^[.$AK34]);&quot;&quot;)">
            <text:p/>
          </table:table-cell>
          <table:table-cell table:style-name="ce80" table:formula="of:=IF(AND([.BL$1]=[.$AH34];[.$AJ34]&gt;=16);[.$AF34]*(2^[.$AK34]);&quot;&quot;)">
            <text:p/>
          </table:table-cell>
          <table:table-cell table:style-name="ce80" table:formula="of:=IF([.BN$1]=[.$AH34];[.$AB34]*(2^[.$AJ34]);&quot;&quot;)">
            <text:p/>
          </table:table-cell>
          <table:table-cell table:style-name="ce80" table:formula="of:=IF([.BO$1]=[.$AH34];[.$AA34]*(2^[.$AI34]);&quot;&quot;)">
            <text:p/>
          </table:table-cell>
          <table:table-cell table:style-name="ce80" table:formula="of:=IF([.BP$1]=[.$AH34];[.$AC34]*(2^[.$AJ34]);&quot;&quot;)">
            <text:p/>
          </table:table-cell>
          <table:table-cell table:style-name="ce80" table:formula="of:=IF([.BQ$1]=[.$AH34];[.$AD34]*(2^[.$AJ34]);&quot;&quot;)">
            <text:p/>
          </table:table-cell>
          <table:table-cell table:style-name="ce80" table:formula="of:=IF([.BR$1]=[.$AH34];[.$AE34]*(2^[.$AI34]);&quot;&quot;)">
            <text:p/>
          </table:table-cell>
          <table:table-cell table:style-name="ce80" table:formula="of:=IF(AND([.BS$1]=[.$AH34];[.$AJ34]&lt;16);[.$AF34]*(2^[.$AK34]);&quot;&quot;)">
            <text:p/>
          </table:table-cell>
          <table:table-cell table:style-name="ce80" table:formula="of:=IF(AND([.BS$1]=[.$AH34];[.$AJ34]&gt;=16);[.$AF34]*(2^[.$AK34]);&quot;&quot;)">
            <text:p/>
          </table:table-cell>
          <table:table-cell table:style-name="ce80" table:formula="of:=IF([.BU$1]=[.$AH34];[.$AB34]*(2^[.$AJ34]);&quot;&quot;)">
            <text:p/>
          </table:table-cell>
          <table:table-cell table:style-name="ce80" table:formula="of:=IF([.BV$1]=[.$AH34];[.$AA34]*(2^[.$AI34]);&quot;&quot;)">
            <text:p/>
          </table:table-cell>
          <table:table-cell table:style-name="ce80" table:formula="of:=IF([.BW$1]=[.$AH34];[.$AC34]*(2^[.$AJ34]);&quot;&quot;)">
            <text:p/>
          </table:table-cell>
          <table:table-cell table:style-name="ce80" table:formula="of:=IF([.BX$1]=[.$AH34];[.$AD34]*(2^[.$AJ34]);&quot;&quot;)">
            <text:p/>
          </table:table-cell>
          <table:table-cell table:style-name="ce80" table:formula="of:=IF([.BY$1]=[.$AH34];[.$AE34]*(2^[.$AI34]);&quot;&quot;)">
            <text:p/>
          </table:table-cell>
          <table:table-cell table:style-name="ce80" table:formula="of:=IF(AND([.BZ$1]=[.$AH34];[.$AJ34]&lt;16);[.$AF34]*(2^[.$AK34]);&quot;&quot;)">
            <text:p/>
          </table:table-cell>
          <table:table-cell table:style-name="ce80" table:formula="of:=IF(AND([.BZ$1]=[.$AH34];[.$AJ34]&gt;=16);[.$AF34]*(2^[.$AK34]);&quot;&quot;)">
            <text:p/>
          </table:table-cell>
        </table:table-row>
        <table:table-row table:style-name="ro1">
          <table:table-cell table:style-name="ce59" office:value-type="float" office:value="54" calcext:value-type="float">
            <text:p>54</text:p>
          </table:table-cell>
          <table:table-cell table:style-name="ce63" table:number-columns-repeated="2"/>
          <table:table-cell table:style-name="ce63" office:value-type="string" calcext:value-type="string">
            <text:p>K3</text:p>
          </table:table-cell>
          <table:table-cell table:style-name="ce63" office:value-type="string" calcext:value-type="string">
            <text:p>in</text:p>
          </table:table-cell>
          <table:table-cell table:style-name="ce63" office:value-type="string" calcext:value-type="string">
            <text:p>Кнопки</text:p>
          </table:table-cell>
          <table:table-cell table:style-name="ce63"/>
          <table:table-cell table:style-name="ce85" office:value-type="string" calcext:value-type="string">
            <text:p>PB15</text:p>
          </table:table-cell>
          <table:table-cell table:style-name="ce63" office:value-type="string" calcext:value-type="string">
            <text:p>RTC_REFIN</text:p>
          </table:table-cell>
          <table:table-cell table:style-name="ce63" office:value-type="string" calcext:value-type="string">
            <text:p>TIM1_CH3N</text:p>
          </table:table-cell>
          <table:table-cell table:style-name="ce63"/>
          <table:table-cell table:style-name="ce63" office:value-type="string" calcext:value-type="string">
            <text:p>TIM8_CH3N</text:p>
          </table:table-cell>
          <table:table-cell table:style-name="ce63"/>
          <table:table-cell table:style-name="ce63" office:value-type="string" calcext:value-type="string">
            <text:p>SPI2_MOSI/I2S2_SD</text:p>
          </table:table-cell>
          <table:table-cell table:style-name="ce63" table:number-columns-repeated="3"/>
          <table:table-cell table:style-name="ce63" office:value-type="string" calcext:value-type="string">
            <text:p>TIM12_CH2</text:p>
          </table:table-cell>
          <table:table-cell table:style-name="ce63"/>
          <table:table-cell table:style-name="ce74"/>
          <table:table-cell table:style-name="ce63" office:value-type="string" calcext:value-type="string">
            <text:p>HS_DP</text:p>
          </table:table-cell>
          <table:table-cell table:style-name="ce63"/>
          <table:table-cell table:style-name="ce44" table:formula="of:=[.H35]" office:value-type="string" office:string-value="PB15" calcext:value-type="string">
            <text:p>PB15</text:p>
          </table:table-cell>
          <table:table-cell table:style-name="ce82"/>
          <table:table-cell table:style-name="ce82" office:value-type="string" calcext:value-type="string">
            <text:p>H</text:p>
          </table:table-cell>
          <table:table-cell table:style-name="ce82"/>
          <table:table-cell table:style-name="ce75" office:value-type="float" office:value="0" calcext:value-type="float">
            <text:p>0</text:p>
          </table:table-cell>
          <table:table-cell table:style-name="ce82" table:formula="of:=IF([.$X35]=&quot;&quot;;IF([.$E35]=&quot;out&quot;;1;0);IF([.$X35]=&quot;A&quot;;3;2))" office:value-type="float" office:value="0" calcext:value-type="float">
            <text:p>0</text:p>
          </table:table-cell>
          <table:table-cell table:style-name="ce82" table:formula="of:=IF([.$Z35]=&quot;&quot;;0;[.$Z35])" office:value-type="float" office:value="0" calcext:value-type="float">
            <text:p>0</text:p>
          </table:table-cell>
          <table:table-cell table:style-name="ce82" table:formula="of:=IF([.$Y35]=&quot;H&quot;;1;IF([.$Y35]=&quot;L&quot;;2;0))" office:value-type="float" office:value="1" calcext:value-type="float">
            <text:p>1</text:p>
          </table:table-cell>
          <table:table-cell table:style-name="ce82" table:formula="of:=IF([.$Y35]=1;1;0)" office:value-type="float" office:value="0" calcext:value-type="float">
            <text:p>0</text:p>
          </table:table-cell>
          <table:table-cell table:style-name="ce82" table:formula="of:=IF(OR([.$X35]=&quot;&quot;;[.$X35]=&quot;A&quot;);0;[.$X35])" office:value-type="float" office:value="0" calcext:value-type="float">
            <text:p>0</text:p>
          </table:table-cell>
          <table:table-cell table:style-name="ce80"/>
          <table:table-cell table:style-name="ce80" table:formula="of:=MID([.H35];2;1)" office:value-type="string" office:string-value="B" calcext:value-type="string">
            <text:p>B</text:p>
          </table:table-cell>
          <table:table-cell table:style-name="ce80" table:formula="of:=MID([.H35];3;2)" office:value-type="string" office:string-value="15" calcext:value-type="string">
            <text:p>15</text:p>
          </table:table-cell>
          <table:table-cell table:style-name="ce80" table:formula="of:=[.AI35]*2" office:value-type="float" office:value="30" calcext:value-type="float">
            <text:p>30</text:p>
          </table:table-cell>
          <table:table-cell table:style-name="ce80" table:formula="of:=MOD([.AJ35]*2;32)" office:value-type="float" office:value="28" calcext:value-type="float">
            <text:p>28</text:p>
          </table:table-cell>
          <table:table-cell table:style-name="ce80" table:formula="of:=IF([.AL$1]=[.$AH35];[.$AB35]*(2^[.$AJ35]);&quot;&quot;)">
            <text:p/>
          </table:table-cell>
          <table:table-cell table:style-name="ce80" table:formula="of:=IF([.AM$1]=[.$AH35];[.$AA35]*(2^[.$AI35]);&quot;&quot;)">
            <text:p/>
          </table:table-cell>
          <table:table-cell table:style-name="ce80" table:formula="of:=IF([.AN$1]=[.$AH35];[.$AC35]*(2^[.$AJ35]);&quot;&quot;)">
            <text:p/>
          </table:table-cell>
          <table:table-cell table:style-name="ce80" table:formula="of:=IF([.AO$1]=[.$AH35];[.$AD35]*(2^[.$AJ35]);&quot;&quot;)">
            <text:p/>
          </table:table-cell>
          <table:table-cell table:style-name="ce80" table:formula="of:=IF([.AP$1]=[.$AH35];[.$AE35]*(2^[.$AI35]);&quot;&quot;)">
            <text:p/>
          </table:table-cell>
          <table:table-cell table:style-name="ce80" table:formula="of:=IF(AND([.AQ$1]=[.$AH35];[.$AJ35]&lt;16);[.$AF35]*(2^[.$AK35]);&quot;&quot;)">
            <text:p/>
          </table:table-cell>
          <table:table-cell table:style-name="ce80" table:formula="of:=IF(AND([.AQ$1]=[.$AH35];[.$AJ35]&gt;=16);[.$AF35]*(2^[.$AK35]);&quot;&quot;)">
            <text:p/>
          </table:table-cell>
          <table:table-cell table:style-name="ce80" table:formula="of:=IF([.AS$1]=[.$AH35];[.$AB35]*(2^[.$AJ35]);&quot;&quot;)" office:value-type="float" office:value="0" calcext:value-type="float">
            <text:p>0</text:p>
          </table:table-cell>
          <table:table-cell table:style-name="ce80" table:formula="of:=IF([.AT$1]=[.$AH35];[.$AA35]*(2^[.$AI35]);&quot;&quot;)" office:value-type="float" office:value="0" calcext:value-type="float">
            <text:p>0</text:p>
          </table:table-cell>
          <table:table-cell table:style-name="ce80" table:formula="of:=IF([.AU$1]=[.$AH35];[.$AC35]*(2^[.$AJ35]);&quot;&quot;)" office:value-type="float" office:value="0" calcext:value-type="float">
            <text:p>0</text:p>
          </table:table-cell>
          <table:table-cell table:style-name="ce80" table:formula="of:=IF([.AV$1]=[.$AH35];[.$AD35]*(2^[.$AJ35]);&quot;&quot;)" office:value-type="float" office:value="1073741824" calcext:value-type="float">
            <text:p>1073741824</text:p>
          </table:table-cell>
          <table:table-cell table:style-name="ce80" table:formula="of:=IF([.AW$1]=[.$AH35];[.$AE35]*(2^[.$AI35]);&quot;&quot;)" office:value-type="float" office:value="0" calcext:value-type="float">
            <text:p>0</text:p>
          </table:table-cell>
          <table:table-cell table:style-name="ce80" table:formula="of:=IF(AND([.AX$1]=[.$AH35];[.$AJ35]&lt;16);[.$AF35]*(2^[.$AK35]);&quot;&quot;)">
            <text:p/>
          </table:table-cell>
          <table:table-cell table:style-name="ce80" table:formula="of:=IF(AND([.AX$1]=[.$AH35];[.$AJ35]&gt;=16);[.$AF35]*(2^[.$AK35]);&quot;&quot;)" office:value-type="float" office:value="0" calcext:value-type="float">
            <text:p>0</text:p>
          </table:table-cell>
          <table:table-cell table:style-name="ce80" table:formula="of:=IF([.AZ$1]=[.$AH35];[.$AB35]*(2^[.$AJ35]);&quot;&quot;)">
            <text:p/>
          </table:table-cell>
          <table:table-cell table:style-name="ce80" table:formula="of:=IF([.BA$1]=[.$AH35];[.$AA35]*(2^[.$AI35]);&quot;&quot;)">
            <text:p/>
          </table:table-cell>
          <table:table-cell table:style-name="ce80" table:formula="of:=IF([.BB$1]=[.$AH35];[.$AC35]*(2^[.$AJ35]);&quot;&quot;)">
            <text:p/>
          </table:table-cell>
          <table:table-cell table:style-name="ce80" table:formula="of:=IF([.BC$1]=[.$AH35];[.$AD35]*(2^[.$AJ35]);&quot;&quot;)">
            <text:p/>
          </table:table-cell>
          <table:table-cell table:style-name="ce80" table:formula="of:=IF([.BD$1]=[.$AH35];[.$AE35]*(2^[.$AI35]);&quot;&quot;)">
            <text:p/>
          </table:table-cell>
          <table:table-cell table:style-name="ce80" table:formula="of:=IF(AND([.BE$1]=[.$AH35];[.$AJ35]&lt;16);[.$AF35]*(2^[.$AK35]);&quot;&quot;)">
            <text:p/>
          </table:table-cell>
          <table:table-cell table:style-name="ce80" table:formula="of:=IF(AND([.BE$1]=[.$AH35];[.$AJ35]&gt;=16);[.$AF35]*(2^[.$AK35]);&quot;&quot;)">
            <text:p/>
          </table:table-cell>
          <table:table-cell table:style-name="ce80" table:formula="of:=IF([.BG$1]=[.$AH35];[.$AB35]*(2^[.$AJ35]);&quot;&quot;)">
            <text:p/>
          </table:table-cell>
          <table:table-cell table:style-name="ce80" table:formula="of:=IF([.BH$1]=[.$AH35];[.$AA35]*(2^[.$AI35]);&quot;&quot;)">
            <text:p/>
          </table:table-cell>
          <table:table-cell table:style-name="ce80" table:formula="of:=IF([.BI$1]=[.$AH35];[.$AC35]*(2^[.$AJ35]);&quot;&quot;)">
            <text:p/>
          </table:table-cell>
          <table:table-cell table:style-name="ce80" table:formula="of:=IF([.BJ$1]=[.$AH35];[.$AD35]*(2^[.$AJ35]);&quot;&quot;)">
            <text:p/>
          </table:table-cell>
          <table:table-cell table:style-name="ce80" table:formula="of:=IF([.BK$1]=[.$AH35];[.$AE35]*(2^[.$AI35]);&quot;&quot;)">
            <text:p/>
          </table:table-cell>
          <table:table-cell table:style-name="ce80" table:formula="of:=IF(AND([.BL$1]=[.$AH35];[.$AJ35]&lt;16);[.$AF35]*(2^[.$AK35]);&quot;&quot;)">
            <text:p/>
          </table:table-cell>
          <table:table-cell table:style-name="ce80" table:formula="of:=IF(AND([.BL$1]=[.$AH35];[.$AJ35]&gt;=16);[.$AF35]*(2^[.$AK35]);&quot;&quot;)">
            <text:p/>
          </table:table-cell>
          <table:table-cell table:style-name="ce80" table:formula="of:=IF([.BN$1]=[.$AH35];[.$AB35]*(2^[.$AJ35]);&quot;&quot;)">
            <text:p/>
          </table:table-cell>
          <table:table-cell table:style-name="ce80" table:formula="of:=IF([.BO$1]=[.$AH35];[.$AA35]*(2^[.$AI35]);&quot;&quot;)">
            <text:p/>
          </table:table-cell>
          <table:table-cell table:style-name="ce80" table:formula="of:=IF([.BP$1]=[.$AH35];[.$AC35]*(2^[.$AJ35]);&quot;&quot;)">
            <text:p/>
          </table:table-cell>
          <table:table-cell table:style-name="ce80" table:formula="of:=IF([.BQ$1]=[.$AH35];[.$AD35]*(2^[.$AJ35]);&quot;&quot;)">
            <text:p/>
          </table:table-cell>
          <table:table-cell table:style-name="ce80" table:formula="of:=IF([.BR$1]=[.$AH35];[.$AE35]*(2^[.$AI35]);&quot;&quot;)">
            <text:p/>
          </table:table-cell>
          <table:table-cell table:style-name="ce80" table:formula="of:=IF(AND([.BS$1]=[.$AH35];[.$AJ35]&lt;16);[.$AF35]*(2^[.$AK35]);&quot;&quot;)">
            <text:p/>
          </table:table-cell>
          <table:table-cell table:style-name="ce80" table:formula="of:=IF(AND([.BS$1]=[.$AH35];[.$AJ35]&gt;=16);[.$AF35]*(2^[.$AK35]);&quot;&quot;)">
            <text:p/>
          </table:table-cell>
          <table:table-cell table:style-name="ce80" table:formula="of:=IF([.BU$1]=[.$AH35];[.$AB35]*(2^[.$AJ35]);&quot;&quot;)">
            <text:p/>
          </table:table-cell>
          <table:table-cell table:style-name="ce80" table:formula="of:=IF([.BV$1]=[.$AH35];[.$AA35]*(2^[.$AI35]);&quot;&quot;)">
            <text:p/>
          </table:table-cell>
          <table:table-cell table:style-name="ce80" table:formula="of:=IF([.BW$1]=[.$AH35];[.$AC35]*(2^[.$AJ35]);&quot;&quot;)">
            <text:p/>
          </table:table-cell>
          <table:table-cell table:style-name="ce80" table:formula="of:=IF([.BX$1]=[.$AH35];[.$AD35]*(2^[.$AJ35]);&quot;&quot;)">
            <text:p/>
          </table:table-cell>
          <table:table-cell table:style-name="ce80" table:formula="of:=IF([.BY$1]=[.$AH35];[.$AE35]*(2^[.$AI35]);&quot;&quot;)">
            <text:p/>
          </table:table-cell>
          <table:table-cell table:style-name="ce80" table:formula="of:=IF(AND([.BZ$1]=[.$AH35];[.$AJ35]&lt;16);[.$AF35]*(2^[.$AK35]);&quot;&quot;)">
            <text:p/>
          </table:table-cell>
          <table:table-cell table:style-name="ce80" table:formula="of:=IF(AND([.BZ$1]=[.$AH35];[.$AJ35]&gt;=16);[.$AF35]*(2^[.$AK35]);&quot;&quot;)">
            <text:p/>
          </table:table-cell>
        </table:table-row>
        <table:table-row table:style-name="ro1">
          <table:table-cell table:style-name="ce58" office:value-type="float" office:value="15" calcext:value-type="float">
            <text:p>15</text:p>
          </table:table-cell>
          <table:table-cell table:style-name="ce61" table:number-columns-repeated="2"/>
          <table:table-cell table:style-name="ce61" office:value-type="string" calcext:value-type="string">
            <text:p>ADC_L3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ADC</text:p>
          </table:table-cell>
          <table:table-cell table:style-name="Default"/>
          <table:table-cell office:value-type="string" calcext:value-type="string">
            <text:p>PC0</text:p>
          </table:table-cell>
          <table:table-cell table:style-name="ce90" table:number-columns-repeated="10"/>
          <table:table-cell table:style-name="ce90" office:value-type="string" calcext:value-type="string">
            <text:p>HS_ULPI_STP</text:p>
          </table:table-cell>
          <table:table-cell table:style-name="ce90" table:number-columns-repeated="2"/>
          <table:table-cell table:style-name="ce85" office:value-type="string" calcext:value-type="string">
            <text:p>ADC1_IN10</text:p>
          </table:table-cell>
          <table:table-cell table:style-name="ce44" table:formula="of:=[.H36]" office:value-type="string" office:string-value="PC0" calcext:value-type="string">
            <text:p>PC0</text:p>
          </table:table-cell>
          <table:table-cell table:style-name="ce82" office:value-type="string" calcext:value-type="string">
            <text:p>A</text:p>
          </table:table-cell>
          <table:table-cell table:style-name="ce82" table:number-columns-repeated="2"/>
          <table:table-cell table:style-name="ce75" office:value-type="float" office:value="0" calcext:value-type="float">
            <text:p>0</text:p>
          </table:table-cell>
          <table:table-cell table:style-name="ce82" table:formula="of:=IF([.$X36]=&quot;&quot;;IF([.$E36]=&quot;out&quot;;1;0);IF([.$X36]=&quot;A&quot;;3;2))" office:value-type="float" office:value="3" calcext:value-type="float">
            <text:p>3</text:p>
          </table:table-cell>
          <table:table-cell table:style-name="ce82" table:formula="of:=IF([.$Z36]=&quot;&quot;;0;[.$Z36])" office:value-type="float" office:value="0" calcext:value-type="float">
            <text:p>0</text:p>
          </table:table-cell>
          <table:table-cell table:style-name="ce82" table:formula="of:=IF([.$Y36]=&quot;H&quot;;1;IF([.$Y36]=&quot;L&quot;;2;0))" office:value-type="float" office:value="0" calcext:value-type="float">
            <text:p>0</text:p>
          </table:table-cell>
          <table:table-cell table:style-name="ce82" table:formula="of:=IF([.$Y36]=1;1;0)" office:value-type="float" office:value="0" calcext:value-type="float">
            <text:p>0</text:p>
          </table:table-cell>
          <table:table-cell table:style-name="ce82" table:formula="of:=IF(OR([.$X36]=&quot;&quot;;[.$X36]=&quot;A&quot;);0;[.$X36])" office:value-type="float" office:value="0" calcext:value-type="float">
            <text:p>0</text:p>
          </table:table-cell>
          <table:table-cell table:style-name="ce80"/>
          <table:table-cell table:style-name="ce80" table:formula="of:=MID([.H36];2;1)" office:value-type="string" office:string-value="C" calcext:value-type="string">
            <text:p>C</text:p>
          </table:table-cell>
          <table:table-cell table:style-name="ce80" table:formula="of:=MID([.H36];3;2)" office:value-type="string" office:string-value="0" calcext:value-type="string">
            <text:p>0</text:p>
          </table:table-cell>
          <table:table-cell table:style-name="ce80" table:formula="of:=[.AI36]*2" office:value-type="float" office:value="0" calcext:value-type="float">
            <text:p>0</text:p>
          </table:table-cell>
          <table:table-cell table:style-name="ce80" table:formula="of:=MOD([.AJ36]*2;32)" office:value-type="float" office:value="0" calcext:value-type="float">
            <text:p>0</text:p>
          </table:table-cell>
          <table:table-cell table:style-name="ce80" table:formula="of:=IF([.AL$1]=[.$AH36];[.$AB36]*(2^[.$AJ36]);&quot;&quot;)">
            <text:p/>
          </table:table-cell>
          <table:table-cell table:style-name="ce80" table:formula="of:=IF([.AM$1]=[.$AH36];[.$AA36]*(2^[.$AI36]);&quot;&quot;)">
            <text:p/>
          </table:table-cell>
          <table:table-cell table:style-name="ce80" table:formula="of:=IF([.AN$1]=[.$AH36];[.$AC36]*(2^[.$AJ36]);&quot;&quot;)">
            <text:p/>
          </table:table-cell>
          <table:table-cell table:style-name="ce80" table:formula="of:=IF([.AO$1]=[.$AH36];[.$AD36]*(2^[.$AJ36]);&quot;&quot;)">
            <text:p/>
          </table:table-cell>
          <table:table-cell table:style-name="ce80" table:formula="of:=IF([.AP$1]=[.$AH36];[.$AE36]*(2^[.$AI36]);&quot;&quot;)">
            <text:p/>
          </table:table-cell>
          <table:table-cell table:style-name="ce80" table:formula="of:=IF(AND([.AQ$1]=[.$AH36];[.$AJ36]&lt;16);[.$AF36]*(2^[.$AK36]);&quot;&quot;)">
            <text:p/>
          </table:table-cell>
          <table:table-cell table:style-name="ce80" table:formula="of:=IF(AND([.AQ$1]=[.$AH36];[.$AJ36]&gt;=16);[.$AF36]*(2^[.$AK36]);&quot;&quot;)">
            <text:p/>
          </table:table-cell>
          <table:table-cell table:style-name="ce80" table:formula="of:=IF([.AS$1]=[.$AH36];[.$AB36]*(2^[.$AJ36]);&quot;&quot;)">
            <text:p/>
          </table:table-cell>
          <table:table-cell table:style-name="ce80" table:formula="of:=IF([.AT$1]=[.$AH36];[.$AA36]*(2^[.$AI36]);&quot;&quot;)">
            <text:p/>
          </table:table-cell>
          <table:table-cell table:style-name="ce80" table:formula="of:=IF([.AU$1]=[.$AH36];[.$AC36]*(2^[.$AJ36]);&quot;&quot;)">
            <text:p/>
          </table:table-cell>
          <table:table-cell table:style-name="ce80" table:formula="of:=IF([.AV$1]=[.$AH36];[.$AD36]*(2^[.$AJ36]);&quot;&quot;)">
            <text:p/>
          </table:table-cell>
          <table:table-cell table:style-name="ce80" table:formula="of:=IF([.AW$1]=[.$AH36];[.$AE36]*(2^[.$AI36]);&quot;&quot;)">
            <text:p/>
          </table:table-cell>
          <table:table-cell table:style-name="ce80" table:formula="of:=IF(AND([.AX$1]=[.$AH36];[.$AJ36]&lt;16);[.$AF36]*(2^[.$AK36]);&quot;&quot;)">
            <text:p/>
          </table:table-cell>
          <table:table-cell table:style-name="ce80" table:formula="of:=IF(AND([.AX$1]=[.$AH36];[.$AJ36]&gt;=16);[.$AF36]*(2^[.$AK36]);&quot;&quot;)">
            <text:p/>
          </table:table-cell>
          <table:table-cell table:style-name="ce80" table:formula="of:=IF([.AZ$1]=[.$AH36];[.$AB36]*(2^[.$AJ36]);&quot;&quot;)" office:value-type="float" office:value="3" calcext:value-type="float">
            <text:p>3</text:p>
          </table:table-cell>
          <table:table-cell table:style-name="ce80" table:formula="of:=IF([.BA$1]=[.$AH36];[.$AA36]*(2^[.$AI36]);&quot;&quot;)" office:value-type="float" office:value="0" calcext:value-type="float">
            <text:p>0</text:p>
          </table:table-cell>
          <table:table-cell table:style-name="ce80" table:formula="of:=IF([.BB$1]=[.$AH36];[.$AC36]*(2^[.$AJ36]);&quot;&quot;)" office:value-type="float" office:value="0" calcext:value-type="float">
            <text:p>0</text:p>
          </table:table-cell>
          <table:table-cell table:style-name="ce80" table:formula="of:=IF([.BC$1]=[.$AH36];[.$AD36]*(2^[.$AJ36]);&quot;&quot;)" office:value-type="float" office:value="0" calcext:value-type="float">
            <text:p>0</text:p>
          </table:table-cell>
          <table:table-cell table:style-name="ce80" table:formula="of:=IF([.BD$1]=[.$AH36];[.$AE36]*(2^[.$AI36]);&quot;&quot;)" office:value-type="float" office:value="0" calcext:value-type="float">
            <text:p>0</text:p>
          </table:table-cell>
          <table:table-cell table:style-name="ce80" table:formula="of:=IF(AND([.BE$1]=[.$AH36];[.$AJ36]&lt;16);[.$AF36]*(2^[.$AK36]);&quot;&quot;)" office:value-type="float" office:value="0" calcext:value-type="float">
            <text:p>0</text:p>
          </table:table-cell>
          <table:table-cell table:style-name="ce80" table:formula="of:=IF(AND([.BE$1]=[.$AH36];[.$AJ36]&gt;=16);[.$AF36]*(2^[.$AK36]);&quot;&quot;)">
            <text:p/>
          </table:table-cell>
          <table:table-cell table:style-name="ce80" table:formula="of:=IF([.BG$1]=[.$AH36];[.$AB36]*(2^[.$AJ36]);&quot;&quot;)">
            <text:p/>
          </table:table-cell>
          <table:table-cell table:style-name="ce80" table:formula="of:=IF([.BH$1]=[.$AH36];[.$AA36]*(2^[.$AI36]);&quot;&quot;)">
            <text:p/>
          </table:table-cell>
          <table:table-cell table:style-name="ce80" table:formula="of:=IF([.BI$1]=[.$AH36];[.$AC36]*(2^[.$AJ36]);&quot;&quot;)">
            <text:p/>
          </table:table-cell>
          <table:table-cell table:style-name="ce80" table:formula="of:=IF([.BJ$1]=[.$AH36];[.$AD36]*(2^[.$AJ36]);&quot;&quot;)">
            <text:p/>
          </table:table-cell>
          <table:table-cell table:style-name="ce80" table:formula="of:=IF([.BK$1]=[.$AH36];[.$AE36]*(2^[.$AI36]);&quot;&quot;)">
            <text:p/>
          </table:table-cell>
          <table:table-cell table:style-name="ce80" table:formula="of:=IF(AND([.BL$1]=[.$AH36];[.$AJ36]&lt;16);[.$AF36]*(2^[.$AK36]);&quot;&quot;)">
            <text:p/>
          </table:table-cell>
          <table:table-cell table:style-name="ce80" table:formula="of:=IF(AND([.BL$1]=[.$AH36];[.$AJ36]&gt;=16);[.$AF36]*(2^[.$AK36]);&quot;&quot;)">
            <text:p/>
          </table:table-cell>
          <table:table-cell table:style-name="ce80" table:formula="of:=IF([.BN$1]=[.$AH36];[.$AB36]*(2^[.$AJ36]);&quot;&quot;)">
            <text:p/>
          </table:table-cell>
          <table:table-cell table:style-name="ce80" table:formula="of:=IF([.BO$1]=[.$AH36];[.$AA36]*(2^[.$AI36]);&quot;&quot;)">
            <text:p/>
          </table:table-cell>
          <table:table-cell table:style-name="ce80" table:formula="of:=IF([.BP$1]=[.$AH36];[.$AC36]*(2^[.$AJ36]);&quot;&quot;)">
            <text:p/>
          </table:table-cell>
          <table:table-cell table:style-name="ce80" table:formula="of:=IF([.BQ$1]=[.$AH36];[.$AD36]*(2^[.$AJ36]);&quot;&quot;)">
            <text:p/>
          </table:table-cell>
          <table:table-cell table:style-name="ce80" table:formula="of:=IF([.BR$1]=[.$AH36];[.$AE36]*(2^[.$AI36]);&quot;&quot;)">
            <text:p/>
          </table:table-cell>
          <table:table-cell table:style-name="ce80" table:formula="of:=IF(AND([.BS$1]=[.$AH36];[.$AJ36]&lt;16);[.$AF36]*(2^[.$AK36]);&quot;&quot;)">
            <text:p/>
          </table:table-cell>
          <table:table-cell table:style-name="ce80" table:formula="of:=IF(AND([.BS$1]=[.$AH36];[.$AJ36]&gt;=16);[.$AF36]*(2^[.$AK36]);&quot;&quot;)">
            <text:p/>
          </table:table-cell>
          <table:table-cell table:style-name="ce80" table:formula="of:=IF([.BU$1]=[.$AH36];[.$AB36]*(2^[.$AJ36]);&quot;&quot;)">
            <text:p/>
          </table:table-cell>
          <table:table-cell table:style-name="ce80" table:formula="of:=IF([.BV$1]=[.$AH36];[.$AA36]*(2^[.$AI36]);&quot;&quot;)">
            <text:p/>
          </table:table-cell>
          <table:table-cell table:style-name="ce80" table:formula="of:=IF([.BW$1]=[.$AH36];[.$AC36]*(2^[.$AJ36]);&quot;&quot;)">
            <text:p/>
          </table:table-cell>
          <table:table-cell table:style-name="ce80" table:formula="of:=IF([.BX$1]=[.$AH36];[.$AD36]*(2^[.$AJ36]);&quot;&quot;)">
            <text:p/>
          </table:table-cell>
          <table:table-cell table:style-name="ce80" table:formula="of:=IF([.BY$1]=[.$AH36];[.$AE36]*(2^[.$AI36]);&quot;&quot;)">
            <text:p/>
          </table:table-cell>
          <table:table-cell table:style-name="ce80" table:formula="of:=IF(AND([.BZ$1]=[.$AH36];[.$AJ36]&lt;16);[.$AF36]*(2^[.$AK36]);&quot;&quot;)">
            <text:p/>
          </table:table-cell>
          <table:table-cell table:style-name="ce80" table:formula="of:=IF(AND([.BZ$1]=[.$AH36];[.$AJ36]&gt;=16);[.$AF36]*(2^[.$AK36]);&quot;&quot;)">
            <text:p/>
          </table:table-cell>
        </table:table-row>
        <table:table-row table:style-name="ro1">
          <table:table-cell table:style-name="ce58" office:value-type="float" office:value="16" calcext:value-type="float">
            <text:p>16</text:p>
          </table:table-cell>
          <table:table-cell table:style-name="ce61" table:number-columns-repeated="2"/>
          <table:table-cell table:style-name="ce61" office:value-type="string" calcext:value-type="string">
            <text:p>EMDC</text:p>
          </table:table-cell>
          <table:table-cell table:style-name="ce61" office:value-type="string" calcext:value-type="string">
            <text:p>out</text:p>
          </table:table-cell>
          <table:table-cell table:style-name="ce61" office:value-type="string" calcext:value-type="string">
            <text:p>Ethernet</text:p>
          </table:table-cell>
          <table:table-cell table:style-name="Default"/>
          <table:table-cell office:value-type="string" calcext:value-type="string">
            <text:p>PC1</text:p>
          </table:table-cell>
          <table:table-cell table:style-name="ce90" table:number-columns-repeated="11"/>
          <table:table-cell table:style-name="ce94" office:value-type="string" calcext:value-type="string">
            <text:p>(R)MII_MDC</text:p>
          </table:table-cell>
          <table:table-cell table:style-name="ce90"/>
          <table:table-cell table:style-name="ce90" office:value-type="string" calcext:value-type="string">
            <text:p>ADC1_IN11</text:p>
          </table:table-cell>
          <table:table-cell table:style-name="ce44" table:formula="of:=[.H37]" office:value-type="string" office:string-value="PC1" calcext:value-type="string">
            <text:p>PC1</text:p>
          </table:table-cell>
          <table:table-cell table:style-name="ce82" office:value-type="float" office:value="11" calcext:value-type="float">
            <text:p>11</text:p>
          </table:table-cell>
          <table:table-cell table:style-name="ce82" office:value-type="string" calcext:value-type="string">
            <text:p>L</text:p>
          </table:table-cell>
          <table:table-cell table:style-name="ce82"/>
          <table:table-cell table:style-name="ce75" office:value-type="float" office:value="0" calcext:value-type="float">
            <text:p>0</text:p>
          </table:table-cell>
          <table:table-cell table:style-name="ce82" table:formula="of:=IF([.$X37]=&quot;&quot;;IF([.$E37]=&quot;out&quot;;1;0);IF([.$X37]=&quot;A&quot;;3;2))" office:value-type="float" office:value="2" calcext:value-type="float">
            <text:p>2</text:p>
          </table:table-cell>
          <table:table-cell table:style-name="ce82" table:formula="of:=IF([.$Z37]=&quot;&quot;;0;[.$Z37])" office:value-type="float" office:value="0" calcext:value-type="float">
            <text:p>0</text:p>
          </table:table-cell>
          <table:table-cell table:style-name="ce82" table:formula="of:=IF([.$Y37]=&quot;H&quot;;1;IF([.$Y37]=&quot;L&quot;;2;0))" office:value-type="float" office:value="2" calcext:value-type="float">
            <text:p>2</text:p>
          </table:table-cell>
          <table:table-cell table:style-name="ce82" table:formula="of:=IF([.$Y37]=1;1;0)" office:value-type="float" office:value="0" calcext:value-type="float">
            <text:p>0</text:p>
          </table:table-cell>
          <table:table-cell table:style-name="ce82" table:formula="of:=IF(OR([.$X37]=&quot;&quot;;[.$X37]=&quot;A&quot;);0;[.$X37])" office:value-type="float" office:value="11" calcext:value-type="float">
            <text:p>11</text:p>
          </table:table-cell>
          <table:table-cell table:style-name="ce80"/>
          <table:table-cell table:style-name="ce80" table:formula="of:=MID([.H37];2;1)" office:value-type="string" office:string-value="C" calcext:value-type="string">
            <text:p>C</text:p>
          </table:table-cell>
          <table:table-cell table:style-name="ce80" table:formula="of:=MID([.H37];3;2)" office:value-type="string" office:string-value="1" calcext:value-type="string">
            <text:p>1</text:p>
          </table:table-cell>
          <table:table-cell table:style-name="ce80" table:formula="of:=[.AI37]*2" office:value-type="float" office:value="2" calcext:value-type="float">
            <text:p>2</text:p>
          </table:table-cell>
          <table:table-cell table:style-name="ce80" table:formula="of:=MOD([.AJ37]*2;32)" office:value-type="float" office:value="4" calcext:value-type="float">
            <text:p>4</text:p>
          </table:table-cell>
          <table:table-cell table:style-name="ce80" table:formula="of:=IF([.AL$1]=[.$AH37];[.$AB37]*(2^[.$AJ37]);&quot;&quot;)">
            <text:p/>
          </table:table-cell>
          <table:table-cell table:style-name="ce80" table:formula="of:=IF([.AM$1]=[.$AH37];[.$AA37]*(2^[.$AI37]);&quot;&quot;)">
            <text:p/>
          </table:table-cell>
          <table:table-cell table:style-name="ce80" table:formula="of:=IF([.AN$1]=[.$AH37];[.$AC37]*(2^[.$AJ37]);&quot;&quot;)">
            <text:p/>
          </table:table-cell>
          <table:table-cell table:style-name="ce80" table:formula="of:=IF([.AO$1]=[.$AH37];[.$AD37]*(2^[.$AJ37]);&quot;&quot;)">
            <text:p/>
          </table:table-cell>
          <table:table-cell table:style-name="ce80" table:formula="of:=IF([.AP$1]=[.$AH37];[.$AE37]*(2^[.$AI37]);&quot;&quot;)">
            <text:p/>
          </table:table-cell>
          <table:table-cell table:style-name="ce80" table:formula="of:=IF(AND([.AQ$1]=[.$AH37];[.$AJ37]&lt;16);[.$AF37]*(2^[.$AK37]);&quot;&quot;)">
            <text:p/>
          </table:table-cell>
          <table:table-cell table:style-name="ce80" table:formula="of:=IF(AND([.AQ$1]=[.$AH37];[.$AJ37]&gt;=16);[.$AF37]*(2^[.$AK37]);&quot;&quot;)">
            <text:p/>
          </table:table-cell>
          <table:table-cell table:style-name="ce80" table:formula="of:=IF([.AS$1]=[.$AH37];[.$AB37]*(2^[.$AJ37]);&quot;&quot;)">
            <text:p/>
          </table:table-cell>
          <table:table-cell table:style-name="ce80" table:formula="of:=IF([.AT$1]=[.$AH37];[.$AA37]*(2^[.$AI37]);&quot;&quot;)">
            <text:p/>
          </table:table-cell>
          <table:table-cell table:style-name="ce80" table:formula="of:=IF([.AU$1]=[.$AH37];[.$AC37]*(2^[.$AJ37]);&quot;&quot;)">
            <text:p/>
          </table:table-cell>
          <table:table-cell table:style-name="ce80" table:formula="of:=IF([.AV$1]=[.$AH37];[.$AD37]*(2^[.$AJ37]);&quot;&quot;)">
            <text:p/>
          </table:table-cell>
          <table:table-cell table:style-name="ce80" table:formula="of:=IF([.AW$1]=[.$AH37];[.$AE37]*(2^[.$AI37]);&quot;&quot;)">
            <text:p/>
          </table:table-cell>
          <table:table-cell table:style-name="ce80" table:formula="of:=IF(AND([.AX$1]=[.$AH37];[.$AJ37]&lt;16);[.$AF37]*(2^[.$AK37]);&quot;&quot;)">
            <text:p/>
          </table:table-cell>
          <table:table-cell table:style-name="ce80" table:formula="of:=IF(AND([.AX$1]=[.$AH37];[.$AJ37]&gt;=16);[.$AF37]*(2^[.$AK37]);&quot;&quot;)">
            <text:p/>
          </table:table-cell>
          <table:table-cell table:style-name="ce80" table:formula="of:=IF([.AZ$1]=[.$AH37];[.$AB37]*(2^[.$AJ37]);&quot;&quot;)" office:value-type="float" office:value="8" calcext:value-type="float">
            <text:p>8</text:p>
          </table:table-cell>
          <table:table-cell table:style-name="ce80" table:formula="of:=IF([.BA$1]=[.$AH37];[.$AA37]*(2^[.$AI37]);&quot;&quot;)" office:value-type="float" office:value="0" calcext:value-type="float">
            <text:p>0</text:p>
          </table:table-cell>
          <table:table-cell table:style-name="ce80" table:formula="of:=IF([.BB$1]=[.$AH37];[.$AC37]*(2^[.$AJ37]);&quot;&quot;)" office:value-type="float" office:value="0" calcext:value-type="float">
            <text:p>0</text:p>
          </table:table-cell>
          <table:table-cell table:style-name="ce80" table:formula="of:=IF([.BC$1]=[.$AH37];[.$AD37]*(2^[.$AJ37]);&quot;&quot;)" office:value-type="float" office:value="8" calcext:value-type="float">
            <text:p>8</text:p>
          </table:table-cell>
          <table:table-cell table:style-name="ce80" table:formula="of:=IF([.BD$1]=[.$AH37];[.$AE37]*(2^[.$AI37]);&quot;&quot;)" office:value-type="float" office:value="0" calcext:value-type="float">
            <text:p>0</text:p>
          </table:table-cell>
          <table:table-cell table:style-name="ce80" table:formula="of:=IF(AND([.BE$1]=[.$AH37];[.$AJ37]&lt;16);[.$AF37]*(2^[.$AK37]);&quot;&quot;)" office:value-type="float" office:value="176" calcext:value-type="float">
            <text:p>176</text:p>
          </table:table-cell>
          <table:table-cell table:style-name="ce80" table:formula="of:=IF(AND([.BE$1]=[.$AH37];[.$AJ37]&gt;=16);[.$AF37]*(2^[.$AK37]);&quot;&quot;)">
            <text:p/>
          </table:table-cell>
          <table:table-cell table:style-name="ce80" table:formula="of:=IF([.BG$1]=[.$AH37];[.$AB37]*(2^[.$AJ37]);&quot;&quot;)">
            <text:p/>
          </table:table-cell>
          <table:table-cell table:style-name="ce80" table:formula="of:=IF([.BH$1]=[.$AH37];[.$AA37]*(2^[.$AI37]);&quot;&quot;)">
            <text:p/>
          </table:table-cell>
          <table:table-cell table:style-name="ce80" table:formula="of:=IF([.BI$1]=[.$AH37];[.$AC37]*(2^[.$AJ37]);&quot;&quot;)">
            <text:p/>
          </table:table-cell>
          <table:table-cell table:style-name="ce80" table:formula="of:=IF([.BJ$1]=[.$AH37];[.$AD37]*(2^[.$AJ37]);&quot;&quot;)">
            <text:p/>
          </table:table-cell>
          <table:table-cell table:style-name="ce80" table:formula="of:=IF([.BK$1]=[.$AH37];[.$AE37]*(2^[.$AI37]);&quot;&quot;)">
            <text:p/>
          </table:table-cell>
          <table:table-cell table:style-name="ce80" table:formula="of:=IF(AND([.BL$1]=[.$AH37];[.$AJ37]&lt;16);[.$AF37]*(2^[.$AK37]);&quot;&quot;)">
            <text:p/>
          </table:table-cell>
          <table:table-cell table:style-name="ce80" table:formula="of:=IF(AND([.BL$1]=[.$AH37];[.$AJ37]&gt;=16);[.$AF37]*(2^[.$AK37]);&quot;&quot;)">
            <text:p/>
          </table:table-cell>
          <table:table-cell table:style-name="ce80" table:formula="of:=IF([.BN$1]=[.$AH37];[.$AB37]*(2^[.$AJ37]);&quot;&quot;)">
            <text:p/>
          </table:table-cell>
          <table:table-cell table:style-name="ce80" table:formula="of:=IF([.BO$1]=[.$AH37];[.$AA37]*(2^[.$AI37]);&quot;&quot;)">
            <text:p/>
          </table:table-cell>
          <table:table-cell table:style-name="ce80" table:formula="of:=IF([.BP$1]=[.$AH37];[.$AC37]*(2^[.$AJ37]);&quot;&quot;)">
            <text:p/>
          </table:table-cell>
          <table:table-cell table:style-name="ce80" table:formula="of:=IF([.BQ$1]=[.$AH37];[.$AD37]*(2^[.$AJ37]);&quot;&quot;)">
            <text:p/>
          </table:table-cell>
          <table:table-cell table:style-name="ce80" table:formula="of:=IF([.BR$1]=[.$AH37];[.$AE37]*(2^[.$AI37]);&quot;&quot;)">
            <text:p/>
          </table:table-cell>
          <table:table-cell table:style-name="ce80" table:formula="of:=IF(AND([.BS$1]=[.$AH37];[.$AJ37]&lt;16);[.$AF37]*(2^[.$AK37]);&quot;&quot;)">
            <text:p/>
          </table:table-cell>
          <table:table-cell table:style-name="ce80" table:formula="of:=IF(AND([.BS$1]=[.$AH37];[.$AJ37]&gt;=16);[.$AF37]*(2^[.$AK37]);&quot;&quot;)">
            <text:p/>
          </table:table-cell>
          <table:table-cell table:style-name="ce80" table:formula="of:=IF([.BU$1]=[.$AH37];[.$AB37]*(2^[.$AJ37]);&quot;&quot;)">
            <text:p/>
          </table:table-cell>
          <table:table-cell table:style-name="ce80" table:formula="of:=IF([.BV$1]=[.$AH37];[.$AA37]*(2^[.$AI37]);&quot;&quot;)">
            <text:p/>
          </table:table-cell>
          <table:table-cell table:style-name="ce80" table:formula="of:=IF([.BW$1]=[.$AH37];[.$AC37]*(2^[.$AJ37]);&quot;&quot;)">
            <text:p/>
          </table:table-cell>
          <table:table-cell table:style-name="ce80" table:formula="of:=IF([.BX$1]=[.$AH37];[.$AD37]*(2^[.$AJ37]);&quot;&quot;)">
            <text:p/>
          </table:table-cell>
          <table:table-cell table:style-name="ce80" table:formula="of:=IF([.BY$1]=[.$AH37];[.$AE37]*(2^[.$AI37]);&quot;&quot;)">
            <text:p/>
          </table:table-cell>
          <table:table-cell table:style-name="ce80" table:formula="of:=IF(AND([.BZ$1]=[.$AH37];[.$AJ37]&lt;16);[.$AF37]*(2^[.$AK37]);&quot;&quot;)">
            <text:p/>
          </table:table-cell>
          <table:table-cell table:style-name="ce80" table:formula="of:=IF(AND([.BZ$1]=[.$AH37];[.$AJ37]&gt;=16);[.$AF37]*(2^[.$AK37]);&quot;&quot;)">
            <text:p/>
          </table:table-cell>
        </table:table-row>
        <table:table-row table:style-name="ro1">
          <table:table-cell table:style-name="ce58" office:value-type="float" office:value="17" calcext:value-type="float">
            <text:p>17</text:p>
          </table:table-cell>
          <table:table-cell table:style-name="ce61"/>
          <table:table-cell/>
          <table:table-cell table:style-name="ce61" office:value-type="string" calcext:value-type="string">
            <text:p>ADC_L2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ADC</text:p>
          </table:table-cell>
          <table:table-cell table:style-name="Default"/>
          <table:table-cell office:value-type="string" calcext:value-type="string">
            <text:p>PC2</text:p>
          </table:table-cell>
          <table:table-cell table:style-name="ce90" table:number-columns-repeated="5"/>
          <table:table-cell table:style-name="ce90" office:value-type="string" calcext:value-type="string">
            <text:p>SPI2_MISO</text:p>
          </table:table-cell>
          <table:table-cell table:style-name="ce90" table:number-columns-repeated="4"/>
          <table:table-cell table:style-name="ce90" office:value-type="string" calcext:value-type="string">
            <text:p>HS_ULPI_DIR</text:p>
          </table:table-cell>
          <table:table-cell table:style-name="ce81" office:value-type="string" calcext:value-type="string">
            <text:p>MII_TXD2</text:p>
          </table:table-cell>
          <table:table-cell table:style-name="ce90"/>
          <table:table-cell table:style-name="ce85" office:value-type="string" calcext:value-type="string">
            <text:p>ADC1_IN12</text:p>
          </table:table-cell>
          <table:table-cell table:style-name="ce44" table:formula="of:=[.H38]" office:value-type="string" office:string-value="PC2" calcext:value-type="string">
            <text:p>PC2</text:p>
          </table:table-cell>
          <table:table-cell table:style-name="ce82" office:value-type="string" calcext:value-type="string">
            <text:p>A</text:p>
          </table:table-cell>
          <table:table-cell table:style-name="ce82" table:number-columns-repeated="2"/>
          <table:table-cell table:style-name="ce75" office:value-type="float" office:value="0" calcext:value-type="float">
            <text:p>0</text:p>
          </table:table-cell>
          <table:table-cell table:style-name="ce82" table:formula="of:=IF([.$X38]=&quot;&quot;;IF([.$E38]=&quot;out&quot;;1;0);IF([.$X38]=&quot;A&quot;;3;2))" office:value-type="float" office:value="3" calcext:value-type="float">
            <text:p>3</text:p>
          </table:table-cell>
          <table:table-cell table:style-name="ce82" table:formula="of:=IF([.$Z38]=&quot;&quot;;0;[.$Z38])" office:value-type="float" office:value="0" calcext:value-type="float">
            <text:p>0</text:p>
          </table:table-cell>
          <table:table-cell table:style-name="ce82" table:formula="of:=IF([.$Y38]=&quot;H&quot;;1;IF([.$Y38]=&quot;L&quot;;2;0))" office:value-type="float" office:value="0" calcext:value-type="float">
            <text:p>0</text:p>
          </table:table-cell>
          <table:table-cell table:style-name="ce82" table:formula="of:=IF([.$Y38]=1;1;0)" office:value-type="float" office:value="0" calcext:value-type="float">
            <text:p>0</text:p>
          </table:table-cell>
          <table:table-cell table:style-name="ce82" table:formula="of:=IF(OR([.$X38]=&quot;&quot;;[.$X38]=&quot;A&quot;);0;[.$X38])" office:value-type="float" office:value="0" calcext:value-type="float">
            <text:p>0</text:p>
          </table:table-cell>
          <table:table-cell table:style-name="ce80"/>
          <table:table-cell table:style-name="ce80" table:formula="of:=MID([.H38];2;1)" office:value-type="string" office:string-value="C" calcext:value-type="string">
            <text:p>C</text:p>
          </table:table-cell>
          <table:table-cell table:style-name="ce80" table:formula="of:=MID([.H38];3;2)" office:value-type="string" office:string-value="2" calcext:value-type="string">
            <text:p>2</text:p>
          </table:table-cell>
          <table:table-cell table:style-name="ce80" table:formula="of:=[.AI38]*2" office:value-type="float" office:value="4" calcext:value-type="float">
            <text:p>4</text:p>
          </table:table-cell>
          <table:table-cell table:style-name="ce80" table:formula="of:=MOD([.AJ38]*2;32)" office:value-type="float" office:value="8" calcext:value-type="float">
            <text:p>8</text:p>
          </table:table-cell>
          <table:table-cell table:style-name="ce80" table:formula="of:=IF([.AL$1]=[.$AH38];[.$AB38]*(2^[.$AJ38]);&quot;&quot;)">
            <text:p/>
          </table:table-cell>
          <table:table-cell table:style-name="ce80" table:formula="of:=IF([.AM$1]=[.$AH38];[.$AA38]*(2^[.$AI38]);&quot;&quot;)">
            <text:p/>
          </table:table-cell>
          <table:table-cell table:style-name="ce80" table:formula="of:=IF([.AN$1]=[.$AH38];[.$AC38]*(2^[.$AJ38]);&quot;&quot;)">
            <text:p/>
          </table:table-cell>
          <table:table-cell table:style-name="ce80" table:formula="of:=IF([.AO$1]=[.$AH38];[.$AD38]*(2^[.$AJ38]);&quot;&quot;)">
            <text:p/>
          </table:table-cell>
          <table:table-cell table:style-name="ce80" table:formula="of:=IF([.AP$1]=[.$AH38];[.$AE38]*(2^[.$AI38]);&quot;&quot;)">
            <text:p/>
          </table:table-cell>
          <table:table-cell table:style-name="ce80" table:formula="of:=IF(AND([.AQ$1]=[.$AH38];[.$AJ38]&lt;16);[.$AF38]*(2^[.$AK38]);&quot;&quot;)">
            <text:p/>
          </table:table-cell>
          <table:table-cell table:style-name="ce80" table:formula="of:=IF(AND([.AQ$1]=[.$AH38];[.$AJ38]&gt;=16);[.$AF38]*(2^[.$AK38]);&quot;&quot;)">
            <text:p/>
          </table:table-cell>
          <table:table-cell table:style-name="ce80" table:formula="of:=IF([.AS$1]=[.$AH38];[.$AB38]*(2^[.$AJ38]);&quot;&quot;)">
            <text:p/>
          </table:table-cell>
          <table:table-cell table:style-name="ce80" table:formula="of:=IF([.AT$1]=[.$AH38];[.$AA38]*(2^[.$AI38]);&quot;&quot;)">
            <text:p/>
          </table:table-cell>
          <table:table-cell table:style-name="ce80" table:formula="of:=IF([.AU$1]=[.$AH38];[.$AC38]*(2^[.$AJ38]);&quot;&quot;)">
            <text:p/>
          </table:table-cell>
          <table:table-cell table:style-name="ce80" table:formula="of:=IF([.AV$1]=[.$AH38];[.$AD38]*(2^[.$AJ38]);&quot;&quot;)">
            <text:p/>
          </table:table-cell>
          <table:table-cell table:style-name="ce80" table:formula="of:=IF([.AW$1]=[.$AH38];[.$AE38]*(2^[.$AI38]);&quot;&quot;)">
            <text:p/>
          </table:table-cell>
          <table:table-cell table:style-name="ce80" table:formula="of:=IF(AND([.AX$1]=[.$AH38];[.$AJ38]&lt;16);[.$AF38]*(2^[.$AK38]);&quot;&quot;)">
            <text:p/>
          </table:table-cell>
          <table:table-cell table:style-name="ce80" table:formula="of:=IF(AND([.AX$1]=[.$AH38];[.$AJ38]&gt;=16);[.$AF38]*(2^[.$AK38]);&quot;&quot;)">
            <text:p/>
          </table:table-cell>
          <table:table-cell table:style-name="ce80" table:formula="of:=IF([.AZ$1]=[.$AH38];[.$AB38]*(2^[.$AJ38]);&quot;&quot;)" office:value-type="float" office:value="48" calcext:value-type="float">
            <text:p>48</text:p>
          </table:table-cell>
          <table:table-cell table:style-name="ce80" table:formula="of:=IF([.BA$1]=[.$AH38];[.$AA38]*(2^[.$AI38]);&quot;&quot;)" office:value-type="float" office:value="0" calcext:value-type="float">
            <text:p>0</text:p>
          </table:table-cell>
          <table:table-cell table:style-name="ce80" table:formula="of:=IF([.BB$1]=[.$AH38];[.$AC38]*(2^[.$AJ38]);&quot;&quot;)" office:value-type="float" office:value="0" calcext:value-type="float">
            <text:p>0</text:p>
          </table:table-cell>
          <table:table-cell table:style-name="ce80" table:formula="of:=IF([.BC$1]=[.$AH38];[.$AD38]*(2^[.$AJ38]);&quot;&quot;)" office:value-type="float" office:value="0" calcext:value-type="float">
            <text:p>0</text:p>
          </table:table-cell>
          <table:table-cell table:style-name="ce80" table:formula="of:=IF([.BD$1]=[.$AH38];[.$AE38]*(2^[.$AI38]);&quot;&quot;)" office:value-type="float" office:value="0" calcext:value-type="float">
            <text:p>0</text:p>
          </table:table-cell>
          <table:table-cell table:style-name="ce80" table:formula="of:=IF(AND([.BE$1]=[.$AH38];[.$AJ38]&lt;16);[.$AF38]*(2^[.$AK38]);&quot;&quot;)" office:value-type="float" office:value="0" calcext:value-type="float">
            <text:p>0</text:p>
          </table:table-cell>
          <table:table-cell table:style-name="ce80" table:formula="of:=IF(AND([.BE$1]=[.$AH38];[.$AJ38]&gt;=16);[.$AF38]*(2^[.$AK38]);&quot;&quot;)">
            <text:p/>
          </table:table-cell>
          <table:table-cell table:style-name="ce80" table:formula="of:=IF([.BG$1]=[.$AH38];[.$AB38]*(2^[.$AJ38]);&quot;&quot;)">
            <text:p/>
          </table:table-cell>
          <table:table-cell table:style-name="ce80" table:formula="of:=IF([.BH$1]=[.$AH38];[.$AA38]*(2^[.$AI38]);&quot;&quot;)">
            <text:p/>
          </table:table-cell>
          <table:table-cell table:style-name="ce80" table:formula="of:=IF([.BI$1]=[.$AH38];[.$AC38]*(2^[.$AJ38]);&quot;&quot;)">
            <text:p/>
          </table:table-cell>
          <table:table-cell table:style-name="ce80" table:formula="of:=IF([.BJ$1]=[.$AH38];[.$AD38]*(2^[.$AJ38]);&quot;&quot;)">
            <text:p/>
          </table:table-cell>
          <table:table-cell table:style-name="ce80" table:formula="of:=IF([.BK$1]=[.$AH38];[.$AE38]*(2^[.$AI38]);&quot;&quot;)">
            <text:p/>
          </table:table-cell>
          <table:table-cell table:style-name="ce80" table:formula="of:=IF(AND([.BL$1]=[.$AH38];[.$AJ38]&lt;16);[.$AF38]*(2^[.$AK38]);&quot;&quot;)">
            <text:p/>
          </table:table-cell>
          <table:table-cell table:style-name="ce80" table:formula="of:=IF(AND([.BL$1]=[.$AH38];[.$AJ38]&gt;=16);[.$AF38]*(2^[.$AK38]);&quot;&quot;)">
            <text:p/>
          </table:table-cell>
          <table:table-cell table:style-name="ce80" table:formula="of:=IF([.BN$1]=[.$AH38];[.$AB38]*(2^[.$AJ38]);&quot;&quot;)">
            <text:p/>
          </table:table-cell>
          <table:table-cell table:style-name="ce80" table:formula="of:=IF([.BO$1]=[.$AH38];[.$AA38]*(2^[.$AI38]);&quot;&quot;)">
            <text:p/>
          </table:table-cell>
          <table:table-cell table:style-name="ce80" table:formula="of:=IF([.BP$1]=[.$AH38];[.$AC38]*(2^[.$AJ38]);&quot;&quot;)">
            <text:p/>
          </table:table-cell>
          <table:table-cell table:style-name="ce80" table:formula="of:=IF([.BQ$1]=[.$AH38];[.$AD38]*(2^[.$AJ38]);&quot;&quot;)">
            <text:p/>
          </table:table-cell>
          <table:table-cell table:style-name="ce80" table:formula="of:=IF([.BR$1]=[.$AH38];[.$AE38]*(2^[.$AI38]);&quot;&quot;)">
            <text:p/>
          </table:table-cell>
          <table:table-cell table:style-name="ce80" table:formula="of:=IF(AND([.BS$1]=[.$AH38];[.$AJ38]&lt;16);[.$AF38]*(2^[.$AK38]);&quot;&quot;)">
            <text:p/>
          </table:table-cell>
          <table:table-cell table:style-name="ce80" table:formula="of:=IF(AND([.BS$1]=[.$AH38];[.$AJ38]&gt;=16);[.$AF38]*(2^[.$AK38]);&quot;&quot;)">
            <text:p/>
          </table:table-cell>
          <table:table-cell table:style-name="ce80" table:formula="of:=IF([.BU$1]=[.$AH38];[.$AB38]*(2^[.$AJ38]);&quot;&quot;)">
            <text:p/>
          </table:table-cell>
          <table:table-cell table:style-name="ce80" table:formula="of:=IF([.BV$1]=[.$AH38];[.$AA38]*(2^[.$AI38]);&quot;&quot;)">
            <text:p/>
          </table:table-cell>
          <table:table-cell table:style-name="ce80" table:formula="of:=IF([.BW$1]=[.$AH38];[.$AC38]*(2^[.$AJ38]);&quot;&quot;)">
            <text:p/>
          </table:table-cell>
          <table:table-cell table:style-name="ce80" table:formula="of:=IF([.BX$1]=[.$AH38];[.$AD38]*(2^[.$AJ38]);&quot;&quot;)">
            <text:p/>
          </table:table-cell>
          <table:table-cell table:style-name="ce80" table:formula="of:=IF([.BY$1]=[.$AH38];[.$AE38]*(2^[.$AI38]);&quot;&quot;)">
            <text:p/>
          </table:table-cell>
          <table:table-cell table:style-name="ce80" table:formula="of:=IF(AND([.BZ$1]=[.$AH38];[.$AJ38]&lt;16);[.$AF38]*(2^[.$AK38]);&quot;&quot;)">
            <text:p/>
          </table:table-cell>
          <table:table-cell table:style-name="ce80" table:formula="of:=IF(AND([.BZ$1]=[.$AH38];[.$AJ38]&gt;=16);[.$AF38]*(2^[.$AK38]);&quot;&quot;)">
            <text:p/>
          </table:table-cell>
        </table:table-row>
        <table:table-row table:style-name="ro1">
          <table:table-cell table:style-name="ce58" office:value-type="float" office:value="18" calcext:value-type="float">
            <text:p>18</text:p>
          </table:table-cell>
          <table:table-cell table:style-name="ce61"/>
          <table:table-cell/>
          <table:table-cell table:style-name="ce61" office:value-type="string" calcext:value-type="string">
            <text:p>ADC_L1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ADC</text:p>
          </table:table-cell>
          <table:table-cell table:style-name="Default"/>
          <table:table-cell office:value-type="string" calcext:value-type="string">
            <text:p>PC3</text:p>
          </table:table-cell>
          <table:table-cell table:style-name="ce90" table:number-columns-repeated="5"/>
          <table:table-cell table:style-name="ce90" office:value-type="string" calcext:value-type="string">
            <text:p>SPI2_MOSI</text:p>
          </table:table-cell>
          <table:table-cell table:style-name="ce90" table:number-columns-repeated="4"/>
          <table:table-cell table:style-name="ce90" office:value-type="string" calcext:value-type="string">
            <text:p>HS_ULPI_NXT</text:p>
          </table:table-cell>
          <table:table-cell table:style-name="ce81" office:value-type="string" calcext:value-type="string">
            <text:p>MII_TXCLK</text:p>
          </table:table-cell>
          <table:table-cell table:style-name="ce90"/>
          <table:table-cell table:style-name="ce85" office:value-type="string" calcext:value-type="string">
            <text:p>ADC1_IN13</text:p>
          </table:table-cell>
          <table:table-cell table:style-name="ce44" table:formula="of:=[.H39]" office:value-type="string" office:string-value="PC3" calcext:value-type="string">
            <text:p>PC3</text:p>
          </table:table-cell>
          <table:table-cell table:style-name="ce82" office:value-type="string" calcext:value-type="string">
            <text:p>A</text:p>
          </table:table-cell>
          <table:table-cell table:style-name="ce82" table:number-columns-repeated="2"/>
          <table:table-cell table:style-name="ce75" office:value-type="float" office:value="0" calcext:value-type="float">
            <text:p>0</text:p>
          </table:table-cell>
          <table:table-cell table:style-name="ce82" table:formula="of:=IF([.$X39]=&quot;&quot;;IF([.$E39]=&quot;out&quot;;1;0);IF([.$X39]=&quot;A&quot;;3;2))" office:value-type="float" office:value="3" calcext:value-type="float">
            <text:p>3</text:p>
          </table:table-cell>
          <table:table-cell table:style-name="ce82" table:formula="of:=IF([.$Z39]=&quot;&quot;;0;[.$Z39])" office:value-type="float" office:value="0" calcext:value-type="float">
            <text:p>0</text:p>
          </table:table-cell>
          <table:table-cell table:style-name="ce82" table:formula="of:=IF([.$Y39]=&quot;H&quot;;1;IF([.$Y39]=&quot;L&quot;;2;0))" office:value-type="float" office:value="0" calcext:value-type="float">
            <text:p>0</text:p>
          </table:table-cell>
          <table:table-cell table:style-name="ce82" table:formula="of:=IF([.$Y39]=1;1;0)" office:value-type="float" office:value="0" calcext:value-type="float">
            <text:p>0</text:p>
          </table:table-cell>
          <table:table-cell table:style-name="ce82" table:formula="of:=IF(OR([.$X39]=&quot;&quot;;[.$X39]=&quot;A&quot;);0;[.$X39])" office:value-type="float" office:value="0" calcext:value-type="float">
            <text:p>0</text:p>
          </table:table-cell>
          <table:table-cell table:style-name="ce80"/>
          <table:table-cell table:style-name="ce80" table:formula="of:=MID([.H39];2;1)" office:value-type="string" office:string-value="C" calcext:value-type="string">
            <text:p>C</text:p>
          </table:table-cell>
          <table:table-cell table:style-name="ce80" table:formula="of:=MID([.H39];3;2)" office:value-type="string" office:string-value="3" calcext:value-type="string">
            <text:p>3</text:p>
          </table:table-cell>
          <table:table-cell table:style-name="ce80" table:formula="of:=[.AI39]*2" office:value-type="float" office:value="6" calcext:value-type="float">
            <text:p>6</text:p>
          </table:table-cell>
          <table:table-cell table:style-name="ce80" table:formula="of:=MOD([.AJ39]*2;32)" office:value-type="float" office:value="12" calcext:value-type="float">
            <text:p>12</text:p>
          </table:table-cell>
          <table:table-cell table:style-name="ce80" table:formula="of:=IF([.AL$1]=[.$AH39];[.$AB39]*(2^[.$AJ39]);&quot;&quot;)">
            <text:p/>
          </table:table-cell>
          <table:table-cell table:style-name="ce80" table:formula="of:=IF([.AM$1]=[.$AH39];[.$AA39]*(2^[.$AI39]);&quot;&quot;)">
            <text:p/>
          </table:table-cell>
          <table:table-cell table:style-name="ce80" table:formula="of:=IF([.AN$1]=[.$AH39];[.$AC39]*(2^[.$AJ39]);&quot;&quot;)">
            <text:p/>
          </table:table-cell>
          <table:table-cell table:style-name="ce80" table:formula="of:=IF([.AO$1]=[.$AH39];[.$AD39]*(2^[.$AJ39]);&quot;&quot;)">
            <text:p/>
          </table:table-cell>
          <table:table-cell table:style-name="ce80" table:formula="of:=IF([.AP$1]=[.$AH39];[.$AE39]*(2^[.$AI39]);&quot;&quot;)">
            <text:p/>
          </table:table-cell>
          <table:table-cell table:style-name="ce80" table:formula="of:=IF(AND([.AQ$1]=[.$AH39];[.$AJ39]&lt;16);[.$AF39]*(2^[.$AK39]);&quot;&quot;)">
            <text:p/>
          </table:table-cell>
          <table:table-cell table:style-name="ce80" table:formula="of:=IF(AND([.AQ$1]=[.$AH39];[.$AJ39]&gt;=16);[.$AF39]*(2^[.$AK39]);&quot;&quot;)">
            <text:p/>
          </table:table-cell>
          <table:table-cell table:style-name="ce80" table:formula="of:=IF([.AS$1]=[.$AH39];[.$AB39]*(2^[.$AJ39]);&quot;&quot;)">
            <text:p/>
          </table:table-cell>
          <table:table-cell table:style-name="ce80" table:formula="of:=IF([.AT$1]=[.$AH39];[.$AA39]*(2^[.$AI39]);&quot;&quot;)">
            <text:p/>
          </table:table-cell>
          <table:table-cell table:style-name="ce80" table:formula="of:=IF([.AU$1]=[.$AH39];[.$AC39]*(2^[.$AJ39]);&quot;&quot;)">
            <text:p/>
          </table:table-cell>
          <table:table-cell table:style-name="ce80" table:formula="of:=IF([.AV$1]=[.$AH39];[.$AD39]*(2^[.$AJ39]);&quot;&quot;)">
            <text:p/>
          </table:table-cell>
          <table:table-cell table:style-name="ce80" table:formula="of:=IF([.AW$1]=[.$AH39];[.$AE39]*(2^[.$AI39]);&quot;&quot;)">
            <text:p/>
          </table:table-cell>
          <table:table-cell table:style-name="ce80" table:formula="of:=IF(AND([.AX$1]=[.$AH39];[.$AJ39]&lt;16);[.$AF39]*(2^[.$AK39]);&quot;&quot;)">
            <text:p/>
          </table:table-cell>
          <table:table-cell table:style-name="ce80" table:formula="of:=IF(AND([.AX$1]=[.$AH39];[.$AJ39]&gt;=16);[.$AF39]*(2^[.$AK39]);&quot;&quot;)">
            <text:p/>
          </table:table-cell>
          <table:table-cell table:style-name="ce80" table:formula="of:=IF([.AZ$1]=[.$AH39];[.$AB39]*(2^[.$AJ39]);&quot;&quot;)" office:value-type="float" office:value="192" calcext:value-type="float">
            <text:p>192</text:p>
          </table:table-cell>
          <table:table-cell table:style-name="ce80" table:formula="of:=IF([.BA$1]=[.$AH39];[.$AA39]*(2^[.$AI39]);&quot;&quot;)" office:value-type="float" office:value="0" calcext:value-type="float">
            <text:p>0</text:p>
          </table:table-cell>
          <table:table-cell table:style-name="ce80" table:formula="of:=IF([.BB$1]=[.$AH39];[.$AC39]*(2^[.$AJ39]);&quot;&quot;)" office:value-type="float" office:value="0" calcext:value-type="float">
            <text:p>0</text:p>
          </table:table-cell>
          <table:table-cell table:style-name="ce80" table:formula="of:=IF([.BC$1]=[.$AH39];[.$AD39]*(2^[.$AJ39]);&quot;&quot;)" office:value-type="float" office:value="0" calcext:value-type="float">
            <text:p>0</text:p>
          </table:table-cell>
          <table:table-cell table:style-name="ce80" table:formula="of:=IF([.BD$1]=[.$AH39];[.$AE39]*(2^[.$AI39]);&quot;&quot;)" office:value-type="float" office:value="0" calcext:value-type="float">
            <text:p>0</text:p>
          </table:table-cell>
          <table:table-cell table:style-name="ce80" table:formula="of:=IF(AND([.BE$1]=[.$AH39];[.$AJ39]&lt;16);[.$AF39]*(2^[.$AK39]);&quot;&quot;)" office:value-type="float" office:value="0" calcext:value-type="float">
            <text:p>0</text:p>
          </table:table-cell>
          <table:table-cell table:style-name="ce80" table:formula="of:=IF(AND([.BE$1]=[.$AH39];[.$AJ39]&gt;=16);[.$AF39]*(2^[.$AK39]);&quot;&quot;)">
            <text:p/>
          </table:table-cell>
          <table:table-cell table:style-name="ce80" table:formula="of:=IF([.BG$1]=[.$AH39];[.$AB39]*(2^[.$AJ39]);&quot;&quot;)">
            <text:p/>
          </table:table-cell>
          <table:table-cell table:style-name="ce80" table:formula="of:=IF([.BH$1]=[.$AH39];[.$AA39]*(2^[.$AI39]);&quot;&quot;)">
            <text:p/>
          </table:table-cell>
          <table:table-cell table:style-name="ce80" table:formula="of:=IF([.BI$1]=[.$AH39];[.$AC39]*(2^[.$AJ39]);&quot;&quot;)">
            <text:p/>
          </table:table-cell>
          <table:table-cell table:style-name="ce80" table:formula="of:=IF([.BJ$1]=[.$AH39];[.$AD39]*(2^[.$AJ39]);&quot;&quot;)">
            <text:p/>
          </table:table-cell>
          <table:table-cell table:style-name="ce80" table:formula="of:=IF([.BK$1]=[.$AH39];[.$AE39]*(2^[.$AI39]);&quot;&quot;)">
            <text:p/>
          </table:table-cell>
          <table:table-cell table:style-name="ce80" table:formula="of:=IF(AND([.BL$1]=[.$AH39];[.$AJ39]&lt;16);[.$AF39]*(2^[.$AK39]);&quot;&quot;)">
            <text:p/>
          </table:table-cell>
          <table:table-cell table:style-name="ce80" table:formula="of:=IF(AND([.BL$1]=[.$AH39];[.$AJ39]&gt;=16);[.$AF39]*(2^[.$AK39]);&quot;&quot;)">
            <text:p/>
          </table:table-cell>
          <table:table-cell table:style-name="ce80" table:formula="of:=IF([.BN$1]=[.$AH39];[.$AB39]*(2^[.$AJ39]);&quot;&quot;)">
            <text:p/>
          </table:table-cell>
          <table:table-cell table:style-name="ce80" table:formula="of:=IF([.BO$1]=[.$AH39];[.$AA39]*(2^[.$AI39]);&quot;&quot;)">
            <text:p/>
          </table:table-cell>
          <table:table-cell table:style-name="ce80" table:formula="of:=IF([.BP$1]=[.$AH39];[.$AC39]*(2^[.$AJ39]);&quot;&quot;)">
            <text:p/>
          </table:table-cell>
          <table:table-cell table:style-name="ce80" table:formula="of:=IF([.BQ$1]=[.$AH39];[.$AD39]*(2^[.$AJ39]);&quot;&quot;)">
            <text:p/>
          </table:table-cell>
          <table:table-cell table:style-name="ce80" table:formula="of:=IF([.BR$1]=[.$AH39];[.$AE39]*(2^[.$AI39]);&quot;&quot;)">
            <text:p/>
          </table:table-cell>
          <table:table-cell table:style-name="ce80" table:formula="of:=IF(AND([.BS$1]=[.$AH39];[.$AJ39]&lt;16);[.$AF39]*(2^[.$AK39]);&quot;&quot;)">
            <text:p/>
          </table:table-cell>
          <table:table-cell table:style-name="ce80" table:formula="of:=IF(AND([.BS$1]=[.$AH39];[.$AJ39]&gt;=16);[.$AF39]*(2^[.$AK39]);&quot;&quot;)">
            <text:p/>
          </table:table-cell>
          <table:table-cell table:style-name="ce80" table:formula="of:=IF([.BU$1]=[.$AH39];[.$AB39]*(2^[.$AJ39]);&quot;&quot;)">
            <text:p/>
          </table:table-cell>
          <table:table-cell table:style-name="ce80" table:formula="of:=IF([.BV$1]=[.$AH39];[.$AA39]*(2^[.$AI39]);&quot;&quot;)">
            <text:p/>
          </table:table-cell>
          <table:table-cell table:style-name="ce80" table:formula="of:=IF([.BW$1]=[.$AH39];[.$AC39]*(2^[.$AJ39]);&quot;&quot;)">
            <text:p/>
          </table:table-cell>
          <table:table-cell table:style-name="ce80" table:formula="of:=IF([.BX$1]=[.$AH39];[.$AD39]*(2^[.$AJ39]);&quot;&quot;)">
            <text:p/>
          </table:table-cell>
          <table:table-cell table:style-name="ce80" table:formula="of:=IF([.BY$1]=[.$AH39];[.$AE39]*(2^[.$AI39]);&quot;&quot;)">
            <text:p/>
          </table:table-cell>
          <table:table-cell table:style-name="ce80" table:formula="of:=IF(AND([.BZ$1]=[.$AH39];[.$AJ39]&lt;16);[.$AF39]*(2^[.$AK39]);&quot;&quot;)">
            <text:p/>
          </table:table-cell>
          <table:table-cell table:style-name="ce80" table:formula="of:=IF(AND([.BZ$1]=[.$AH39];[.$AJ39]&gt;=16);[.$AF39]*(2^[.$AK39]);&quot;&quot;)">
            <text:p/>
          </table:table-cell>
        </table:table-row>
        <table:table-row table:style-name="ro1">
          <table:table-cell table:style-name="ce57" office:value-type="float" office:value="33" calcext:value-type="float">
            <text:p>33</text:p>
          </table:table-cell>
          <table:table-cell table:style-name="ce61"/>
          <table:table-cell/>
          <table:table-cell table:style-name="ce61" office:value-type="string" calcext:value-type="string">
            <text:p>ERXD0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Ethernet</text:p>
          </table:table-cell>
          <table:table-cell table:style-name="Default"/>
          <table:table-cell office:value-type="string" calcext:value-type="string">
            <text:p>PC4</text:p>
          </table:table-cell>
          <table:table-cell table:style-name="ce90" table:number-columns-repeated="11"/>
          <table:table-cell table:style-name="ce94" office:value-type="string" calcext:value-type="string">
            <text:p>(R)MII_RXD0</text:p>
          </table:table-cell>
          <table:table-cell table:style-name="ce90"/>
          <table:table-cell table:style-name="ce90" office:value-type="string" calcext:value-type="string">
            <text:p>ADC1_IN14</text:p>
          </table:table-cell>
          <table:table-cell table:style-name="ce44" table:formula="of:=[.H40]" office:value-type="string" office:string-value="PC4" calcext:value-type="string">
            <text:p>PC4</text:p>
          </table:table-cell>
          <table:table-cell table:style-name="ce82" office:value-type="float" office:value="11" calcext:value-type="float">
            <text:p>11</text:p>
          </table:table-cell>
          <table:table-cell table:style-name="ce82"/>
          <table:table-cell table:style-name="ce82" office:value-type="float" office:value="3" calcext:value-type="float">
            <text:p>3</text:p>
          </table:table-cell>
          <table:table-cell table:style-name="ce75" office:value-type="float" office:value="0" calcext:value-type="float">
            <text:p>0</text:p>
          </table:table-cell>
          <table:table-cell table:style-name="ce82" table:formula="of:=IF([.$X40]=&quot;&quot;;IF([.$E40]=&quot;out&quot;;1;0);IF([.$X40]=&quot;A&quot;;3;2))" office:value-type="float" office:value="2" calcext:value-type="float">
            <text:p>2</text:p>
          </table:table-cell>
          <table:table-cell table:style-name="ce82" table:formula="of:=IF([.$Z40]=&quot;&quot;;0;[.$Z40])" office:value-type="float" office:value="3" calcext:value-type="float">
            <text:p>3</text:p>
          </table:table-cell>
          <table:table-cell table:style-name="ce82" table:formula="of:=IF([.$Y40]=&quot;H&quot;;1;IF([.$Y40]=&quot;L&quot;;2;0))" office:value-type="float" office:value="0" calcext:value-type="float">
            <text:p>0</text:p>
          </table:table-cell>
          <table:table-cell table:style-name="ce82" table:formula="of:=IF([.$Y40]=1;1;0)" office:value-type="float" office:value="0" calcext:value-type="float">
            <text:p>0</text:p>
          </table:table-cell>
          <table:table-cell table:style-name="ce82" table:formula="of:=IF(OR([.$X40]=&quot;&quot;;[.$X40]=&quot;A&quot;);0;[.$X40])" office:value-type="float" office:value="11" calcext:value-type="float">
            <text:p>11</text:p>
          </table:table-cell>
          <table:table-cell table:style-name="ce80"/>
          <table:table-cell table:style-name="ce80" table:formula="of:=MID([.H40];2;1)" office:value-type="string" office:string-value="C" calcext:value-type="string">
            <text:p>C</text:p>
          </table:table-cell>
          <table:table-cell table:style-name="ce80" table:formula="of:=MID([.H40];3;2)" office:value-type="string" office:string-value="4" calcext:value-type="string">
            <text:p>4</text:p>
          </table:table-cell>
          <table:table-cell table:style-name="ce80" table:formula="of:=[.AI40]*2" office:value-type="float" office:value="8" calcext:value-type="float">
            <text:p>8</text:p>
          </table:table-cell>
          <table:table-cell table:style-name="ce80" table:formula="of:=MOD([.AJ40]*2;32)" office:value-type="float" office:value="16" calcext:value-type="float">
            <text:p>16</text:p>
          </table:table-cell>
          <table:table-cell table:style-name="ce80" table:formula="of:=IF([.AL$1]=[.$AH40];[.$AB40]*(2^[.$AJ40]);&quot;&quot;)">
            <text:p/>
          </table:table-cell>
          <table:table-cell table:style-name="ce80" table:formula="of:=IF([.AM$1]=[.$AH40];[.$AA40]*(2^[.$AI40]);&quot;&quot;)">
            <text:p/>
          </table:table-cell>
          <table:table-cell table:style-name="ce80" table:formula="of:=IF([.AN$1]=[.$AH40];[.$AC40]*(2^[.$AJ40]);&quot;&quot;)">
            <text:p/>
          </table:table-cell>
          <table:table-cell table:style-name="ce80" table:formula="of:=IF([.AO$1]=[.$AH40];[.$AD40]*(2^[.$AJ40]);&quot;&quot;)">
            <text:p/>
          </table:table-cell>
          <table:table-cell table:style-name="ce80" table:formula="of:=IF([.AP$1]=[.$AH40];[.$AE40]*(2^[.$AI40]);&quot;&quot;)">
            <text:p/>
          </table:table-cell>
          <table:table-cell table:style-name="ce80" table:formula="of:=IF(AND([.AQ$1]=[.$AH40];[.$AJ40]&lt;16);[.$AF40]*(2^[.$AK40]);&quot;&quot;)">
            <text:p/>
          </table:table-cell>
          <table:table-cell table:style-name="ce80" table:formula="of:=IF(AND([.AQ$1]=[.$AH40];[.$AJ40]&gt;=16);[.$AF40]*(2^[.$AK40]);&quot;&quot;)">
            <text:p/>
          </table:table-cell>
          <table:table-cell table:style-name="ce80" table:formula="of:=IF([.AS$1]=[.$AH40];[.$AB40]*(2^[.$AJ40]);&quot;&quot;)">
            <text:p/>
          </table:table-cell>
          <table:table-cell table:style-name="ce80" table:formula="of:=IF([.AT$1]=[.$AH40];[.$AA40]*(2^[.$AI40]);&quot;&quot;)">
            <text:p/>
          </table:table-cell>
          <table:table-cell table:style-name="ce80" table:formula="of:=IF([.AU$1]=[.$AH40];[.$AC40]*(2^[.$AJ40]);&quot;&quot;)">
            <text:p/>
          </table:table-cell>
          <table:table-cell table:style-name="ce80" table:formula="of:=IF([.AV$1]=[.$AH40];[.$AD40]*(2^[.$AJ40]);&quot;&quot;)">
            <text:p/>
          </table:table-cell>
          <table:table-cell table:style-name="ce80" table:formula="of:=IF([.AW$1]=[.$AH40];[.$AE40]*(2^[.$AI40]);&quot;&quot;)">
            <text:p/>
          </table:table-cell>
          <table:table-cell table:style-name="ce80" table:formula="of:=IF(AND([.AX$1]=[.$AH40];[.$AJ40]&lt;16);[.$AF40]*(2^[.$AK40]);&quot;&quot;)">
            <text:p/>
          </table:table-cell>
          <table:table-cell table:style-name="ce80" table:formula="of:=IF(AND([.AX$1]=[.$AH40];[.$AJ40]&gt;=16);[.$AF40]*(2^[.$AK40]);&quot;&quot;)">
            <text:p/>
          </table:table-cell>
          <table:table-cell table:style-name="ce80" table:formula="of:=IF([.AZ$1]=[.$AH40];[.$AB40]*(2^[.$AJ40]);&quot;&quot;)" office:value-type="float" office:value="512" calcext:value-type="float">
            <text:p>512</text:p>
          </table:table-cell>
          <table:table-cell table:style-name="ce80" table:formula="of:=IF([.BA$1]=[.$AH40];[.$AA40]*(2^[.$AI40]);&quot;&quot;)" office:value-type="float" office:value="0" calcext:value-type="float">
            <text:p>0</text:p>
          </table:table-cell>
          <table:table-cell table:style-name="ce80" table:formula="of:=IF([.BB$1]=[.$AH40];[.$AC40]*(2^[.$AJ40]);&quot;&quot;)" office:value-type="float" office:value="768" calcext:value-type="float">
            <text:p>768</text:p>
          </table:table-cell>
          <table:table-cell table:style-name="ce80" table:formula="of:=IF([.BC$1]=[.$AH40];[.$AD40]*(2^[.$AJ40]);&quot;&quot;)" office:value-type="float" office:value="0" calcext:value-type="float">
            <text:p>0</text:p>
          </table:table-cell>
          <table:table-cell table:style-name="ce80" table:formula="of:=IF([.BD$1]=[.$AH40];[.$AE40]*(2^[.$AI40]);&quot;&quot;)" office:value-type="float" office:value="0" calcext:value-type="float">
            <text:p>0</text:p>
          </table:table-cell>
          <table:table-cell table:style-name="ce80" table:formula="of:=IF(AND([.BE$1]=[.$AH40];[.$AJ40]&lt;16);[.$AF40]*(2^[.$AK40]);&quot;&quot;)" office:value-type="float" office:value="720896" calcext:value-type="float">
            <text:p>720896</text:p>
          </table:table-cell>
          <table:table-cell table:style-name="ce80" table:formula="of:=IF(AND([.BE$1]=[.$AH40];[.$AJ40]&gt;=16);[.$AF40]*(2^[.$AK40]);&quot;&quot;)">
            <text:p/>
          </table:table-cell>
          <table:table-cell table:style-name="ce80" table:formula="of:=IF([.BG$1]=[.$AH40];[.$AB40]*(2^[.$AJ40]);&quot;&quot;)">
            <text:p/>
          </table:table-cell>
          <table:table-cell table:style-name="ce80" table:formula="of:=IF([.BH$1]=[.$AH40];[.$AA40]*(2^[.$AI40]);&quot;&quot;)">
            <text:p/>
          </table:table-cell>
          <table:table-cell table:style-name="ce80" table:formula="of:=IF([.BI$1]=[.$AH40];[.$AC40]*(2^[.$AJ40]);&quot;&quot;)">
            <text:p/>
          </table:table-cell>
          <table:table-cell table:style-name="ce80" table:formula="of:=IF([.BJ$1]=[.$AH40];[.$AD40]*(2^[.$AJ40]);&quot;&quot;)">
            <text:p/>
          </table:table-cell>
          <table:table-cell table:style-name="ce80" table:formula="of:=IF([.BK$1]=[.$AH40];[.$AE40]*(2^[.$AI40]);&quot;&quot;)">
            <text:p/>
          </table:table-cell>
          <table:table-cell table:style-name="ce80" table:formula="of:=IF(AND([.BL$1]=[.$AH40];[.$AJ40]&lt;16);[.$AF40]*(2^[.$AK40]);&quot;&quot;)">
            <text:p/>
          </table:table-cell>
          <table:table-cell table:style-name="ce80" table:formula="of:=IF(AND([.BL$1]=[.$AH40];[.$AJ40]&gt;=16);[.$AF40]*(2^[.$AK40]);&quot;&quot;)">
            <text:p/>
          </table:table-cell>
          <table:table-cell table:style-name="ce80" table:formula="of:=IF([.BN$1]=[.$AH40];[.$AB40]*(2^[.$AJ40]);&quot;&quot;)">
            <text:p/>
          </table:table-cell>
          <table:table-cell table:style-name="ce80" table:formula="of:=IF([.BO$1]=[.$AH40];[.$AA40]*(2^[.$AI40]);&quot;&quot;)">
            <text:p/>
          </table:table-cell>
          <table:table-cell table:style-name="ce80" table:formula="of:=IF([.BP$1]=[.$AH40];[.$AC40]*(2^[.$AJ40]);&quot;&quot;)">
            <text:p/>
          </table:table-cell>
          <table:table-cell table:style-name="ce80" table:formula="of:=IF([.BQ$1]=[.$AH40];[.$AD40]*(2^[.$AJ40]);&quot;&quot;)">
            <text:p/>
          </table:table-cell>
          <table:table-cell table:style-name="ce80" table:formula="of:=IF([.BR$1]=[.$AH40];[.$AE40]*(2^[.$AI40]);&quot;&quot;)">
            <text:p/>
          </table:table-cell>
          <table:table-cell table:style-name="ce80" table:formula="of:=IF(AND([.BS$1]=[.$AH40];[.$AJ40]&lt;16);[.$AF40]*(2^[.$AK40]);&quot;&quot;)">
            <text:p/>
          </table:table-cell>
          <table:table-cell table:style-name="ce80" table:formula="of:=IF(AND([.BS$1]=[.$AH40];[.$AJ40]&gt;=16);[.$AF40]*(2^[.$AK40]);&quot;&quot;)">
            <text:p/>
          </table:table-cell>
          <table:table-cell table:style-name="ce80" table:formula="of:=IF([.BU$1]=[.$AH40];[.$AB40]*(2^[.$AJ40]);&quot;&quot;)">
            <text:p/>
          </table:table-cell>
          <table:table-cell table:style-name="ce80" table:formula="of:=IF([.BV$1]=[.$AH40];[.$AA40]*(2^[.$AI40]);&quot;&quot;)">
            <text:p/>
          </table:table-cell>
          <table:table-cell table:style-name="ce80" table:formula="of:=IF([.BW$1]=[.$AH40];[.$AC40]*(2^[.$AJ40]);&quot;&quot;)">
            <text:p/>
          </table:table-cell>
          <table:table-cell table:style-name="ce80" table:formula="of:=IF([.BX$1]=[.$AH40];[.$AD40]*(2^[.$AJ40]);&quot;&quot;)">
            <text:p/>
          </table:table-cell>
          <table:table-cell table:style-name="ce80" table:formula="of:=IF([.BY$1]=[.$AH40];[.$AE40]*(2^[.$AI40]);&quot;&quot;)">
            <text:p/>
          </table:table-cell>
          <table:table-cell table:style-name="ce80" table:formula="of:=IF(AND([.BZ$1]=[.$AH40];[.$AJ40]&lt;16);[.$AF40]*(2^[.$AK40]);&quot;&quot;)">
            <text:p/>
          </table:table-cell>
          <table:table-cell table:style-name="ce80" table:formula="of:=IF(AND([.BZ$1]=[.$AH40];[.$AJ40]&gt;=16);[.$AF40]*(2^[.$AK40]);&quot;&quot;)">
            <text:p/>
          </table:table-cell>
        </table:table-row>
        <table:table-row table:style-name="ro1">
          <table:table-cell table:style-name="ce57" office:value-type="float" office:value="34" calcext:value-type="float">
            <text:p>34</text:p>
          </table:table-cell>
          <table:table-cell table:style-name="ce61"/>
          <table:table-cell/>
          <table:table-cell table:style-name="ce61" office:value-type="string" calcext:value-type="string">
            <text:p>ERXD1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Ethernet</text:p>
          </table:table-cell>
          <table:table-cell table:style-name="Default"/>
          <table:table-cell office:value-type="string" calcext:value-type="string">
            <text:p>PC5</text:p>
          </table:table-cell>
          <table:table-cell table:style-name="ce90" table:number-columns-repeated="11"/>
          <table:table-cell table:style-name="ce94" office:value-type="string" calcext:value-type="string">
            <text:p>(R)MII_RXD1</text:p>
          </table:table-cell>
          <table:table-cell table:style-name="ce90"/>
          <table:table-cell table:style-name="ce90" office:value-type="string" calcext:value-type="string">
            <text:p>ADC1_IN15</text:p>
          </table:table-cell>
          <table:table-cell table:style-name="ce44" table:formula="of:=[.H41]" office:value-type="string" office:string-value="PC5" calcext:value-type="string">
            <text:p>PC5</text:p>
          </table:table-cell>
          <table:table-cell table:style-name="ce82" office:value-type="float" office:value="11" calcext:value-type="float">
            <text:p>11</text:p>
          </table:table-cell>
          <table:table-cell table:style-name="ce82"/>
          <table:table-cell table:style-name="ce82" office:value-type="float" office:value="3" calcext:value-type="float">
            <text:p>3</text:p>
          </table:table-cell>
          <table:table-cell table:style-name="ce75" office:value-type="float" office:value="0" calcext:value-type="float">
            <text:p>0</text:p>
          </table:table-cell>
          <table:table-cell table:style-name="ce82" table:formula="of:=IF([.$X41]=&quot;&quot;;IF([.$E41]=&quot;out&quot;;1;0);IF([.$X41]=&quot;A&quot;;3;2))" office:value-type="float" office:value="2" calcext:value-type="float">
            <text:p>2</text:p>
          </table:table-cell>
          <table:table-cell table:style-name="ce82" table:formula="of:=IF([.$Z41]=&quot;&quot;;0;[.$Z41])" office:value-type="float" office:value="3" calcext:value-type="float">
            <text:p>3</text:p>
          </table:table-cell>
          <table:table-cell table:style-name="ce82" table:formula="of:=IF([.$Y41]=&quot;H&quot;;1;IF([.$Y41]=&quot;L&quot;;2;0))" office:value-type="float" office:value="0" calcext:value-type="float">
            <text:p>0</text:p>
          </table:table-cell>
          <table:table-cell table:style-name="ce82" table:formula="of:=IF([.$Y41]=1;1;0)" office:value-type="float" office:value="0" calcext:value-type="float">
            <text:p>0</text:p>
          </table:table-cell>
          <table:table-cell table:style-name="ce82" table:formula="of:=IF(OR([.$X41]=&quot;&quot;;[.$X41]=&quot;A&quot;);0;[.$X41])" office:value-type="float" office:value="11" calcext:value-type="float">
            <text:p>11</text:p>
          </table:table-cell>
          <table:table-cell table:style-name="ce80"/>
          <table:table-cell table:style-name="ce80" table:formula="of:=MID([.H41];2;1)" office:value-type="string" office:string-value="C" calcext:value-type="string">
            <text:p>C</text:p>
          </table:table-cell>
          <table:table-cell table:style-name="ce80" table:formula="of:=MID([.H41];3;2)" office:value-type="string" office:string-value="5" calcext:value-type="string">
            <text:p>5</text:p>
          </table:table-cell>
          <table:table-cell table:style-name="ce80" table:formula="of:=[.AI41]*2" office:value-type="float" office:value="10" calcext:value-type="float">
            <text:p>10</text:p>
          </table:table-cell>
          <table:table-cell table:style-name="ce80" table:formula="of:=MOD([.AJ41]*2;32)" office:value-type="float" office:value="20" calcext:value-type="float">
            <text:p>20</text:p>
          </table:table-cell>
          <table:table-cell table:style-name="ce80" table:formula="of:=IF([.AL$1]=[.$AH41];[.$AB41]*(2^[.$AJ41]);&quot;&quot;)">
            <text:p/>
          </table:table-cell>
          <table:table-cell table:style-name="ce80" table:formula="of:=IF([.AM$1]=[.$AH41];[.$AA41]*(2^[.$AI41]);&quot;&quot;)">
            <text:p/>
          </table:table-cell>
          <table:table-cell table:style-name="ce80" table:formula="of:=IF([.AN$1]=[.$AH41];[.$AC41]*(2^[.$AJ41]);&quot;&quot;)">
            <text:p/>
          </table:table-cell>
          <table:table-cell table:style-name="ce80" table:formula="of:=IF([.AO$1]=[.$AH41];[.$AD41]*(2^[.$AJ41]);&quot;&quot;)">
            <text:p/>
          </table:table-cell>
          <table:table-cell table:style-name="ce80" table:formula="of:=IF([.AP$1]=[.$AH41];[.$AE41]*(2^[.$AI41]);&quot;&quot;)">
            <text:p/>
          </table:table-cell>
          <table:table-cell table:style-name="ce80" table:formula="of:=IF(AND([.AQ$1]=[.$AH41];[.$AJ41]&lt;16);[.$AF41]*(2^[.$AK41]);&quot;&quot;)">
            <text:p/>
          </table:table-cell>
          <table:table-cell table:style-name="ce80" table:formula="of:=IF(AND([.AQ$1]=[.$AH41];[.$AJ41]&gt;=16);[.$AF41]*(2^[.$AK41]);&quot;&quot;)">
            <text:p/>
          </table:table-cell>
          <table:table-cell table:style-name="ce80" table:formula="of:=IF([.AS$1]=[.$AH41];[.$AB41]*(2^[.$AJ41]);&quot;&quot;)">
            <text:p/>
          </table:table-cell>
          <table:table-cell table:style-name="ce80" table:formula="of:=IF([.AT$1]=[.$AH41];[.$AA41]*(2^[.$AI41]);&quot;&quot;)">
            <text:p/>
          </table:table-cell>
          <table:table-cell table:style-name="ce80" table:formula="of:=IF([.AU$1]=[.$AH41];[.$AC41]*(2^[.$AJ41]);&quot;&quot;)">
            <text:p/>
          </table:table-cell>
          <table:table-cell table:style-name="ce80" table:formula="of:=IF([.AV$1]=[.$AH41];[.$AD41]*(2^[.$AJ41]);&quot;&quot;)">
            <text:p/>
          </table:table-cell>
          <table:table-cell table:style-name="ce80" table:formula="of:=IF([.AW$1]=[.$AH41];[.$AE41]*(2^[.$AI41]);&quot;&quot;)">
            <text:p/>
          </table:table-cell>
          <table:table-cell table:style-name="ce80" table:formula="of:=IF(AND([.AX$1]=[.$AH41];[.$AJ41]&lt;16);[.$AF41]*(2^[.$AK41]);&quot;&quot;)">
            <text:p/>
          </table:table-cell>
          <table:table-cell table:style-name="ce80" table:formula="of:=IF(AND([.AX$1]=[.$AH41];[.$AJ41]&gt;=16);[.$AF41]*(2^[.$AK41]);&quot;&quot;)">
            <text:p/>
          </table:table-cell>
          <table:table-cell table:style-name="ce80" table:formula="of:=IF([.AZ$1]=[.$AH41];[.$AB41]*(2^[.$AJ41]);&quot;&quot;)" office:value-type="float" office:value="2048" calcext:value-type="float">
            <text:p>2048</text:p>
          </table:table-cell>
          <table:table-cell table:style-name="ce80" table:formula="of:=IF([.BA$1]=[.$AH41];[.$AA41]*(2^[.$AI41]);&quot;&quot;)" office:value-type="float" office:value="0" calcext:value-type="float">
            <text:p>0</text:p>
          </table:table-cell>
          <table:table-cell table:style-name="ce80" table:formula="of:=IF([.BB$1]=[.$AH41];[.$AC41]*(2^[.$AJ41]);&quot;&quot;)" office:value-type="float" office:value="3072" calcext:value-type="float">
            <text:p>3072</text:p>
          </table:table-cell>
          <table:table-cell table:style-name="ce80" table:formula="of:=IF([.BC$1]=[.$AH41];[.$AD41]*(2^[.$AJ41]);&quot;&quot;)" office:value-type="float" office:value="0" calcext:value-type="float">
            <text:p>0</text:p>
          </table:table-cell>
          <table:table-cell table:style-name="ce80" table:formula="of:=IF([.BD$1]=[.$AH41];[.$AE41]*(2^[.$AI41]);&quot;&quot;)" office:value-type="float" office:value="0" calcext:value-type="float">
            <text:p>0</text:p>
          </table:table-cell>
          <table:table-cell table:style-name="ce80" table:formula="of:=IF(AND([.BE$1]=[.$AH41];[.$AJ41]&lt;16);[.$AF41]*(2^[.$AK41]);&quot;&quot;)" office:value-type="float" office:value="11534336" calcext:value-type="float">
            <text:p>11534336</text:p>
          </table:table-cell>
          <table:table-cell table:style-name="ce80" table:formula="of:=IF(AND([.BE$1]=[.$AH41];[.$AJ41]&gt;=16);[.$AF41]*(2^[.$AK41]);&quot;&quot;)">
            <text:p/>
          </table:table-cell>
          <table:table-cell table:style-name="ce80" table:formula="of:=IF([.BG$1]=[.$AH41];[.$AB41]*(2^[.$AJ41]);&quot;&quot;)">
            <text:p/>
          </table:table-cell>
          <table:table-cell table:style-name="ce80" table:formula="of:=IF([.BH$1]=[.$AH41];[.$AA41]*(2^[.$AI41]);&quot;&quot;)">
            <text:p/>
          </table:table-cell>
          <table:table-cell table:style-name="ce80" table:formula="of:=IF([.BI$1]=[.$AH41];[.$AC41]*(2^[.$AJ41]);&quot;&quot;)">
            <text:p/>
          </table:table-cell>
          <table:table-cell table:style-name="ce80" table:formula="of:=IF([.BJ$1]=[.$AH41];[.$AD41]*(2^[.$AJ41]);&quot;&quot;)">
            <text:p/>
          </table:table-cell>
          <table:table-cell table:style-name="ce80" table:formula="of:=IF([.BK$1]=[.$AH41];[.$AE41]*(2^[.$AI41]);&quot;&quot;)">
            <text:p/>
          </table:table-cell>
          <table:table-cell table:style-name="ce80" table:formula="of:=IF(AND([.BL$1]=[.$AH41];[.$AJ41]&lt;16);[.$AF41]*(2^[.$AK41]);&quot;&quot;)">
            <text:p/>
          </table:table-cell>
          <table:table-cell table:style-name="ce80" table:formula="of:=IF(AND([.BL$1]=[.$AH41];[.$AJ41]&gt;=16);[.$AF41]*(2^[.$AK41]);&quot;&quot;)">
            <text:p/>
          </table:table-cell>
          <table:table-cell table:style-name="ce80" table:formula="of:=IF([.BN$1]=[.$AH41];[.$AB41]*(2^[.$AJ41]);&quot;&quot;)">
            <text:p/>
          </table:table-cell>
          <table:table-cell table:style-name="ce80" table:formula="of:=IF([.BO$1]=[.$AH41];[.$AA41]*(2^[.$AI41]);&quot;&quot;)">
            <text:p/>
          </table:table-cell>
          <table:table-cell table:style-name="ce80" table:formula="of:=IF([.BP$1]=[.$AH41];[.$AC41]*(2^[.$AJ41]);&quot;&quot;)">
            <text:p/>
          </table:table-cell>
          <table:table-cell table:style-name="ce80" table:formula="of:=IF([.BQ$1]=[.$AH41];[.$AD41]*(2^[.$AJ41]);&quot;&quot;)">
            <text:p/>
          </table:table-cell>
          <table:table-cell table:style-name="ce80" table:formula="of:=IF([.BR$1]=[.$AH41];[.$AE41]*(2^[.$AI41]);&quot;&quot;)">
            <text:p/>
          </table:table-cell>
          <table:table-cell table:style-name="ce80" table:formula="of:=IF(AND([.BS$1]=[.$AH41];[.$AJ41]&lt;16);[.$AF41]*(2^[.$AK41]);&quot;&quot;)">
            <text:p/>
          </table:table-cell>
          <table:table-cell table:style-name="ce80" table:formula="of:=IF(AND([.BS$1]=[.$AH41];[.$AJ41]&gt;=16);[.$AF41]*(2^[.$AK41]);&quot;&quot;)">
            <text:p/>
          </table:table-cell>
          <table:table-cell table:style-name="ce80" table:formula="of:=IF([.BU$1]=[.$AH41];[.$AB41]*(2^[.$AJ41]);&quot;&quot;)">
            <text:p/>
          </table:table-cell>
          <table:table-cell table:style-name="ce80" table:formula="of:=IF([.BV$1]=[.$AH41];[.$AA41]*(2^[.$AI41]);&quot;&quot;)">
            <text:p/>
          </table:table-cell>
          <table:table-cell table:style-name="ce80" table:formula="of:=IF([.BW$1]=[.$AH41];[.$AC41]*(2^[.$AJ41]);&quot;&quot;)">
            <text:p/>
          </table:table-cell>
          <table:table-cell table:style-name="ce80" table:formula="of:=IF([.BX$1]=[.$AH41];[.$AD41]*(2^[.$AJ41]);&quot;&quot;)">
            <text:p/>
          </table:table-cell>
          <table:table-cell table:style-name="ce80" table:formula="of:=IF([.BY$1]=[.$AH41];[.$AE41]*(2^[.$AI41]);&quot;&quot;)">
            <text:p/>
          </table:table-cell>
          <table:table-cell table:style-name="ce80" table:formula="of:=IF(AND([.BZ$1]=[.$AH41];[.$AJ41]&lt;16);[.$AF41]*(2^[.$AK41]);&quot;&quot;)">
            <text:p/>
          </table:table-cell>
          <table:table-cell table:style-name="ce80" table:formula="of:=IF(AND([.BZ$1]=[.$AH41];[.$AJ41]&gt;=16);[.$AF41]*(2^[.$AK41]);&quot;&quot;)">
            <text:p/>
          </table:table-cell>
        </table:table-row>
        <table:table-row table:style-name="ro1">
          <table:table-cell table:style-name="ce57" office:value-type="float" office:value="63" calcext:value-type="float">
            <text:p>63</text:p>
          </table:table-cell>
          <table:table-cell table:style-name="ce61"/>
          <table:table-cell/>
          <table:table-cell table:style-name="ce61" office:value-type="string" calcext:value-type="string">
            <text:p>UART6TX</text:p>
          </table:table-cell>
          <table:table-cell table:style-name="ce61" office:value-type="string" calcext:value-type="string">
            <text:p>out</text:p>
          </table:table-cell>
          <table:table-cell table:style-name="ce61" office:value-type="string" calcext:value-type="string">
            <text:p>Внешние интерфейсы</text:p>
          </table:table-cell>
          <table:table-cell table:style-name="Default"/>
          <table:table-cell office:value-type="string" calcext:value-type="string">
            <text:p>PC6</text:p>
          </table:table-cell>
          <table:table-cell table:style-name="ce90" table:number-columns-repeated="2"/>
          <table:table-cell table:style-name="ce90" office:value-type="string" calcext:value-type="string">
            <text:p>TIM3_CH1</text:p>
          </table:table-cell>
          <table:table-cell table:style-name="ce90" office:value-type="string" calcext:value-type="string">
            <text:p>TIM8_CH1</text:p>
          </table:table-cell>
          <table:table-cell table:style-name="ce90"/>
          <table:table-cell table:style-name="ce90" office:value-type="string" calcext:value-type="string">
            <text:p>I2S2_MCK</text:p>
          </table:table-cell>
          <table:table-cell table:style-name="ce90" table:number-columns-repeated="2"/>
          <table:table-cell table:style-name="ce85" office:value-type="string" calcext:value-type="string">
            <text:p>USART6_TX</text:p>
          </table:table-cell>
          <table:table-cell table:style-name="ce90" table:number-columns-repeated="2"/>
          <table:table-cell table:style-name="ce81"/>
          <table:table-cell table:style-name="ce90" office:value-type="string" calcext:value-type="string">
            <text:p>SDIO_D6</text:p>
          </table:table-cell>
          <table:table-cell table:style-name="ce90"/>
          <table:table-cell table:style-name="ce44" table:formula="of:=[.H42]" office:value-type="string" office:string-value="PC6" calcext:value-type="string">
            <text:p>PC6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string" calcext:value-type="string">
            <text:p>H</text:p>
          </table:table-cell>
          <table:table-cell table:style-name="ce82"/>
          <table:table-cell table:style-name="ce75" office:value-type="float" office:value="0" calcext:value-type="float">
            <text:p>0</text:p>
          </table:table-cell>
          <table:table-cell table:style-name="ce82" table:formula="of:=IF([.$X42]=&quot;&quot;;IF([.$E42]=&quot;out&quot;;1;0);IF([.$X42]=&quot;A&quot;;3;2))" office:value-type="float" office:value="2" calcext:value-type="float">
            <text:p>2</text:p>
          </table:table-cell>
          <table:table-cell table:style-name="ce82" table:formula="of:=IF([.$Z42]=&quot;&quot;;0;[.$Z42])" office:value-type="float" office:value="0" calcext:value-type="float">
            <text:p>0</text:p>
          </table:table-cell>
          <table:table-cell table:style-name="ce82" table:formula="of:=IF([.$Y42]=&quot;H&quot;;1;IF([.$Y42]=&quot;L&quot;;2;0))" office:value-type="float" office:value="1" calcext:value-type="float">
            <text:p>1</text:p>
          </table:table-cell>
          <table:table-cell table:style-name="ce82" table:formula="of:=IF([.$Y42]=1;1;0)" office:value-type="float" office:value="0" calcext:value-type="float">
            <text:p>0</text:p>
          </table:table-cell>
          <table:table-cell table:style-name="ce82" table:formula="of:=IF(OR([.$X42]=&quot;&quot;;[.$X42]=&quot;A&quot;);0;[.$X42])" office:value-type="float" office:value="8" calcext:value-type="float">
            <text:p>8</text:p>
          </table:table-cell>
          <table:table-cell table:style-name="ce80"/>
          <table:table-cell table:style-name="ce80" table:formula="of:=MID([.H42];2;1)" office:value-type="string" office:string-value="C" calcext:value-type="string">
            <text:p>C</text:p>
          </table:table-cell>
          <table:table-cell table:style-name="ce80" table:formula="of:=MID([.H42];3;2)" office:value-type="string" office:string-value="6" calcext:value-type="string">
            <text:p>6</text:p>
          </table:table-cell>
          <table:table-cell table:style-name="ce80" table:formula="of:=[.AI42]*2" office:value-type="float" office:value="12" calcext:value-type="float">
            <text:p>12</text:p>
          </table:table-cell>
          <table:table-cell table:style-name="ce80" table:formula="of:=MOD([.AJ42]*2;32)" office:value-type="float" office:value="24" calcext:value-type="float">
            <text:p>24</text:p>
          </table:table-cell>
          <table:table-cell table:style-name="ce80" table:formula="of:=IF([.AL$1]=[.$AH42];[.$AB42]*(2^[.$AJ42]);&quot;&quot;)">
            <text:p/>
          </table:table-cell>
          <table:table-cell table:style-name="ce80" table:formula="of:=IF([.AM$1]=[.$AH42];[.$AA42]*(2^[.$AI42]);&quot;&quot;)">
            <text:p/>
          </table:table-cell>
          <table:table-cell table:style-name="ce80" table:formula="of:=IF([.AN$1]=[.$AH42];[.$AC42]*(2^[.$AJ42]);&quot;&quot;)">
            <text:p/>
          </table:table-cell>
          <table:table-cell table:style-name="ce80" table:formula="of:=IF([.AO$1]=[.$AH42];[.$AD42]*(2^[.$AJ42]);&quot;&quot;)">
            <text:p/>
          </table:table-cell>
          <table:table-cell table:style-name="ce80" table:formula="of:=IF([.AP$1]=[.$AH42];[.$AE42]*(2^[.$AI42]);&quot;&quot;)">
            <text:p/>
          </table:table-cell>
          <table:table-cell table:style-name="ce80" table:formula="of:=IF(AND([.AQ$1]=[.$AH42];[.$AJ42]&lt;16);[.$AF42]*(2^[.$AK42]);&quot;&quot;)">
            <text:p/>
          </table:table-cell>
          <table:table-cell table:style-name="ce80" table:formula="of:=IF(AND([.AQ$1]=[.$AH42];[.$AJ42]&gt;=16);[.$AF42]*(2^[.$AK42]);&quot;&quot;)">
            <text:p/>
          </table:table-cell>
          <table:table-cell table:style-name="ce80" table:formula="of:=IF([.AS$1]=[.$AH42];[.$AB42]*(2^[.$AJ42]);&quot;&quot;)">
            <text:p/>
          </table:table-cell>
          <table:table-cell table:style-name="ce80" table:formula="of:=IF([.AT$1]=[.$AH42];[.$AA42]*(2^[.$AI42]);&quot;&quot;)">
            <text:p/>
          </table:table-cell>
          <table:table-cell table:style-name="ce80" table:formula="of:=IF([.AU$1]=[.$AH42];[.$AC42]*(2^[.$AJ42]);&quot;&quot;)">
            <text:p/>
          </table:table-cell>
          <table:table-cell table:style-name="ce80" table:formula="of:=IF([.AV$1]=[.$AH42];[.$AD42]*(2^[.$AJ42]);&quot;&quot;)">
            <text:p/>
          </table:table-cell>
          <table:table-cell table:style-name="ce80" table:formula="of:=IF([.AW$1]=[.$AH42];[.$AE42]*(2^[.$AI42]);&quot;&quot;)">
            <text:p/>
          </table:table-cell>
          <table:table-cell table:style-name="ce80" table:formula="of:=IF(AND([.AX$1]=[.$AH42];[.$AJ42]&lt;16);[.$AF42]*(2^[.$AK42]);&quot;&quot;)">
            <text:p/>
          </table:table-cell>
          <table:table-cell table:style-name="ce80" table:formula="of:=IF(AND([.AX$1]=[.$AH42];[.$AJ42]&gt;=16);[.$AF42]*(2^[.$AK42]);&quot;&quot;)">
            <text:p/>
          </table:table-cell>
          <table:table-cell table:style-name="ce80" table:formula="of:=IF([.AZ$1]=[.$AH42];[.$AB42]*(2^[.$AJ42]);&quot;&quot;)" office:value-type="float" office:value="8192" calcext:value-type="float">
            <text:p>8192</text:p>
          </table:table-cell>
          <table:table-cell table:style-name="ce80" table:formula="of:=IF([.BA$1]=[.$AH42];[.$AA42]*(2^[.$AI42]);&quot;&quot;)" office:value-type="float" office:value="0" calcext:value-type="float">
            <text:p>0</text:p>
          </table:table-cell>
          <table:table-cell table:style-name="ce80" table:formula="of:=IF([.BB$1]=[.$AH42];[.$AC42]*(2^[.$AJ42]);&quot;&quot;)" office:value-type="float" office:value="0" calcext:value-type="float">
            <text:p>0</text:p>
          </table:table-cell>
          <table:table-cell table:style-name="ce80" table:formula="of:=IF([.BC$1]=[.$AH42];[.$AD42]*(2^[.$AJ42]);&quot;&quot;)" office:value-type="float" office:value="4096" calcext:value-type="float">
            <text:p>4096</text:p>
          </table:table-cell>
          <table:table-cell table:style-name="ce80" table:formula="of:=IF([.BD$1]=[.$AH42];[.$AE42]*(2^[.$AI42]);&quot;&quot;)" office:value-type="float" office:value="0" calcext:value-type="float">
            <text:p>0</text:p>
          </table:table-cell>
          <table:table-cell table:style-name="ce80" table:formula="of:=IF(AND([.BE$1]=[.$AH42];[.$AJ42]&lt;16);[.$AF42]*(2^[.$AK42]);&quot;&quot;)" office:value-type="float" office:value="134217728" calcext:value-type="float">
            <text:p>134217728</text:p>
          </table:table-cell>
          <table:table-cell table:style-name="ce80" table:formula="of:=IF(AND([.BE$1]=[.$AH42];[.$AJ42]&gt;=16);[.$AF42]*(2^[.$AK42]);&quot;&quot;)">
            <text:p/>
          </table:table-cell>
          <table:table-cell table:style-name="ce80" table:formula="of:=IF([.BG$1]=[.$AH42];[.$AB42]*(2^[.$AJ42]);&quot;&quot;)">
            <text:p/>
          </table:table-cell>
          <table:table-cell table:style-name="ce80" table:formula="of:=IF([.BH$1]=[.$AH42];[.$AA42]*(2^[.$AI42]);&quot;&quot;)">
            <text:p/>
          </table:table-cell>
          <table:table-cell table:style-name="ce80" table:formula="of:=IF([.BI$1]=[.$AH42];[.$AC42]*(2^[.$AJ42]);&quot;&quot;)">
            <text:p/>
          </table:table-cell>
          <table:table-cell table:style-name="ce80" table:formula="of:=IF([.BJ$1]=[.$AH42];[.$AD42]*(2^[.$AJ42]);&quot;&quot;)">
            <text:p/>
          </table:table-cell>
          <table:table-cell table:style-name="ce80" table:formula="of:=IF([.BK$1]=[.$AH42];[.$AE42]*(2^[.$AI42]);&quot;&quot;)">
            <text:p/>
          </table:table-cell>
          <table:table-cell table:style-name="ce80" table:formula="of:=IF(AND([.BL$1]=[.$AH42];[.$AJ42]&lt;16);[.$AF42]*(2^[.$AK42]);&quot;&quot;)">
            <text:p/>
          </table:table-cell>
          <table:table-cell table:style-name="ce80" table:formula="of:=IF(AND([.BL$1]=[.$AH42];[.$AJ42]&gt;=16);[.$AF42]*(2^[.$AK42]);&quot;&quot;)">
            <text:p/>
          </table:table-cell>
          <table:table-cell table:style-name="ce80" table:formula="of:=IF([.BN$1]=[.$AH42];[.$AB42]*(2^[.$AJ42]);&quot;&quot;)">
            <text:p/>
          </table:table-cell>
          <table:table-cell table:style-name="ce80" table:formula="of:=IF([.BO$1]=[.$AH42];[.$AA42]*(2^[.$AI42]);&quot;&quot;)">
            <text:p/>
          </table:table-cell>
          <table:table-cell table:style-name="ce80" table:formula="of:=IF([.BP$1]=[.$AH42];[.$AC42]*(2^[.$AJ42]);&quot;&quot;)">
            <text:p/>
          </table:table-cell>
          <table:table-cell table:style-name="ce80" table:formula="of:=IF([.BQ$1]=[.$AH42];[.$AD42]*(2^[.$AJ42]);&quot;&quot;)">
            <text:p/>
          </table:table-cell>
          <table:table-cell table:style-name="ce80" table:formula="of:=IF([.BR$1]=[.$AH42];[.$AE42]*(2^[.$AI42]);&quot;&quot;)">
            <text:p/>
          </table:table-cell>
          <table:table-cell table:style-name="ce80" table:formula="of:=IF(AND([.BS$1]=[.$AH42];[.$AJ42]&lt;16);[.$AF42]*(2^[.$AK42]);&quot;&quot;)">
            <text:p/>
          </table:table-cell>
          <table:table-cell table:style-name="ce80" table:formula="of:=IF(AND([.BS$1]=[.$AH42];[.$AJ42]&gt;=16);[.$AF42]*(2^[.$AK42]);&quot;&quot;)">
            <text:p/>
          </table:table-cell>
          <table:table-cell table:style-name="ce80" table:formula="of:=IF([.BU$1]=[.$AH42];[.$AB42]*(2^[.$AJ42]);&quot;&quot;)">
            <text:p/>
          </table:table-cell>
          <table:table-cell table:style-name="ce80" table:formula="of:=IF([.BV$1]=[.$AH42];[.$AA42]*(2^[.$AI42]);&quot;&quot;)">
            <text:p/>
          </table:table-cell>
          <table:table-cell table:style-name="ce80" table:formula="of:=IF([.BW$1]=[.$AH42];[.$AC42]*(2^[.$AJ42]);&quot;&quot;)">
            <text:p/>
          </table:table-cell>
          <table:table-cell table:style-name="ce80" table:formula="of:=IF([.BX$1]=[.$AH42];[.$AD42]*(2^[.$AJ42]);&quot;&quot;)">
            <text:p/>
          </table:table-cell>
          <table:table-cell table:style-name="ce80" table:formula="of:=IF([.BY$1]=[.$AH42];[.$AE42]*(2^[.$AI42]);&quot;&quot;)">
            <text:p/>
          </table:table-cell>
          <table:table-cell table:style-name="ce80" table:formula="of:=IF(AND([.BZ$1]=[.$AH42];[.$AJ42]&lt;16);[.$AF42]*(2^[.$AK42]);&quot;&quot;)">
            <text:p/>
          </table:table-cell>
          <table:table-cell table:style-name="ce80" table:formula="of:=IF(AND([.BZ$1]=[.$AH42];[.$AJ42]&gt;=16);[.$AF42]*(2^[.$AK42]);&quot;&quot;)">
            <text:p/>
          </table:table-cell>
        </table:table-row>
        <table:table-row table:style-name="ro1">
          <table:table-cell table:style-name="ce57" office:value-type="float" office:value="64" calcext:value-type="float">
            <text:p>64</text:p>
          </table:table-cell>
          <table:table-cell table:number-columns-repeated="2"/>
          <table:table-cell table:style-name="Default" office:value-type="string" calcext:value-type="string">
            <text:p>UART6RX</text:p>
          </table:table-cell>
          <table:table-cell table:style-name="Default" office:value-type="string" calcext:value-type="string">
            <text:p>in</text:p>
          </table:table-cell>
          <table:table-cell table:style-name="ce61" office:value-type="string" calcext:value-type="string">
            <text:p>Внешние интерфейсы</text:p>
          </table:table-cell>
          <table:table-cell table:style-name="Default"/>
          <table:table-cell office:value-type="string" calcext:value-type="string">
            <text:p>PC7</text:p>
          </table:table-cell>
          <table:table-cell table:style-name="ce90" table:number-columns-repeated="2"/>
          <table:table-cell table:style-name="ce90" office:value-type="string" calcext:value-type="string">
            <text:p>TIM3_CH2</text:p>
          </table:table-cell>
          <table:table-cell table:style-name="ce90" office:value-type="string" calcext:value-type="string">
            <text:p>TIM8_CH2</text:p>
          </table:table-cell>
          <table:table-cell table:style-name="ce90" table:number-columns-repeated="2"/>
          <table:table-cell table:style-name="ce90" office:value-type="string" calcext:value-type="string">
            <text:p>I2S3_MCK</text:p>
          </table:table-cell>
          <table:table-cell table:style-name="ce90"/>
          <table:table-cell table:style-name="ce85" office:value-type="string" calcext:value-type="string">
            <text:p>USART6_RX</text:p>
          </table:table-cell>
          <table:table-cell table:style-name="ce90" table:number-columns-repeated="2"/>
          <table:table-cell table:style-name="ce81"/>
          <table:table-cell table:style-name="ce90" office:value-type="string" calcext:value-type="string">
            <text:p>SDIO_D7</text:p>
          </table:table-cell>
          <table:table-cell table:style-name="ce90"/>
          <table:table-cell table:style-name="ce44" table:formula="of:=[.H43]" office:value-type="string" office:string-value="PC7" calcext:value-type="string">
            <text:p>PC7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string" calcext:value-type="string">
            <text:p>H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43]=&quot;&quot;;IF([.$E43]=&quot;out&quot;;1;0);IF([.$X43]=&quot;A&quot;;3;2))" office:value-type="float" office:value="2" calcext:value-type="float">
            <text:p>2</text:p>
          </table:table-cell>
          <table:table-cell table:style-name="ce82" table:formula="of:=IF([.$Z43]=&quot;&quot;;0;[.$Z43])" office:value-type="float" office:value="0" calcext:value-type="float">
            <text:p>0</text:p>
          </table:table-cell>
          <table:table-cell table:style-name="ce82" table:formula="of:=IF([.$Y43]=&quot;H&quot;;1;IF([.$Y43]=&quot;L&quot;;2;0))" office:value-type="float" office:value="1" calcext:value-type="float">
            <text:p>1</text:p>
          </table:table-cell>
          <table:table-cell table:style-name="ce82" table:formula="of:=IF([.$Y43]=1;1;0)" office:value-type="float" office:value="0" calcext:value-type="float">
            <text:p>0</text:p>
          </table:table-cell>
          <table:table-cell table:style-name="ce82" table:formula="of:=IF(OR([.$X43]=&quot;&quot;;[.$X43]=&quot;A&quot;);0;[.$X43])" office:value-type="float" office:value="8" calcext:value-type="float">
            <text:p>8</text:p>
          </table:table-cell>
          <table:table-cell table:style-name="ce80"/>
          <table:table-cell table:style-name="ce80" table:formula="of:=MID([.H43];2;1)" office:value-type="string" office:string-value="C" calcext:value-type="string">
            <text:p>C</text:p>
          </table:table-cell>
          <table:table-cell table:style-name="ce80" table:formula="of:=MID([.H43];3;2)" office:value-type="string" office:string-value="7" calcext:value-type="string">
            <text:p>7</text:p>
          </table:table-cell>
          <table:table-cell table:style-name="ce80" table:formula="of:=[.AI43]*2" office:value-type="float" office:value="14" calcext:value-type="float">
            <text:p>14</text:p>
          </table:table-cell>
          <table:table-cell table:style-name="ce80" table:formula="of:=MOD([.AJ43]*2;32)" office:value-type="float" office:value="28" calcext:value-type="float">
            <text:p>28</text:p>
          </table:table-cell>
          <table:table-cell table:style-name="ce80" table:formula="of:=IF([.AL$1]=[.$AH43];[.$AB43]*(2^[.$AJ43]);&quot;&quot;)">
            <text:p/>
          </table:table-cell>
          <table:table-cell table:style-name="ce80" table:formula="of:=IF([.AM$1]=[.$AH43];[.$AA43]*(2^[.$AI43]);&quot;&quot;)">
            <text:p/>
          </table:table-cell>
          <table:table-cell table:style-name="ce80" table:formula="of:=IF([.AN$1]=[.$AH43];[.$AC43]*(2^[.$AJ43]);&quot;&quot;)">
            <text:p/>
          </table:table-cell>
          <table:table-cell table:style-name="ce80" table:formula="of:=IF([.AO$1]=[.$AH43];[.$AD43]*(2^[.$AJ43]);&quot;&quot;)">
            <text:p/>
          </table:table-cell>
          <table:table-cell table:style-name="ce80" table:formula="of:=IF([.AP$1]=[.$AH43];[.$AE43]*(2^[.$AI43]);&quot;&quot;)">
            <text:p/>
          </table:table-cell>
          <table:table-cell table:style-name="ce80" table:formula="of:=IF(AND([.AQ$1]=[.$AH43];[.$AJ43]&lt;16);[.$AF43]*(2^[.$AK43]);&quot;&quot;)">
            <text:p/>
          </table:table-cell>
          <table:table-cell table:style-name="ce80" table:formula="of:=IF(AND([.AQ$1]=[.$AH43];[.$AJ43]&gt;=16);[.$AF43]*(2^[.$AK43]);&quot;&quot;)">
            <text:p/>
          </table:table-cell>
          <table:table-cell table:style-name="ce80" table:formula="of:=IF([.AS$1]=[.$AH43];[.$AB43]*(2^[.$AJ43]);&quot;&quot;)">
            <text:p/>
          </table:table-cell>
          <table:table-cell table:style-name="ce80" table:formula="of:=IF([.AT$1]=[.$AH43];[.$AA43]*(2^[.$AI43]);&quot;&quot;)">
            <text:p/>
          </table:table-cell>
          <table:table-cell table:style-name="ce80" table:formula="of:=IF([.AU$1]=[.$AH43];[.$AC43]*(2^[.$AJ43]);&quot;&quot;)">
            <text:p/>
          </table:table-cell>
          <table:table-cell table:style-name="ce80" table:formula="of:=IF([.AV$1]=[.$AH43];[.$AD43]*(2^[.$AJ43]);&quot;&quot;)">
            <text:p/>
          </table:table-cell>
          <table:table-cell table:style-name="ce80" table:formula="of:=IF([.AW$1]=[.$AH43];[.$AE43]*(2^[.$AI43]);&quot;&quot;)">
            <text:p/>
          </table:table-cell>
          <table:table-cell table:style-name="ce80" table:formula="of:=IF(AND([.AX$1]=[.$AH43];[.$AJ43]&lt;16);[.$AF43]*(2^[.$AK43]);&quot;&quot;)">
            <text:p/>
          </table:table-cell>
          <table:table-cell table:style-name="ce80" table:formula="of:=IF(AND([.AX$1]=[.$AH43];[.$AJ43]&gt;=16);[.$AF43]*(2^[.$AK43]);&quot;&quot;)">
            <text:p/>
          </table:table-cell>
          <table:table-cell table:style-name="ce80" table:formula="of:=IF([.AZ$1]=[.$AH43];[.$AB43]*(2^[.$AJ43]);&quot;&quot;)" office:value-type="float" office:value="32768" calcext:value-type="float">
            <text:p>32768</text:p>
          </table:table-cell>
          <table:table-cell table:style-name="ce80" table:formula="of:=IF([.BA$1]=[.$AH43];[.$AA43]*(2^[.$AI43]);&quot;&quot;)" office:value-type="float" office:value="0" calcext:value-type="float">
            <text:p>0</text:p>
          </table:table-cell>
          <table:table-cell table:style-name="ce80" table:formula="of:=IF([.BB$1]=[.$AH43];[.$AC43]*(2^[.$AJ43]);&quot;&quot;)" office:value-type="float" office:value="0" calcext:value-type="float">
            <text:p>0</text:p>
          </table:table-cell>
          <table:table-cell table:style-name="ce80" table:formula="of:=IF([.BC$1]=[.$AH43];[.$AD43]*(2^[.$AJ43]);&quot;&quot;)" office:value-type="float" office:value="16384" calcext:value-type="float">
            <text:p>16384</text:p>
          </table:table-cell>
          <table:table-cell table:style-name="ce80" table:formula="of:=IF([.BD$1]=[.$AH43];[.$AE43]*(2^[.$AI43]);&quot;&quot;)" office:value-type="float" office:value="0" calcext:value-type="float">
            <text:p>0</text:p>
          </table:table-cell>
          <table:table-cell table:style-name="ce80" table:formula="of:=IF(AND([.BE$1]=[.$AH43];[.$AJ43]&lt;16);[.$AF43]*(2^[.$AK43]);&quot;&quot;)" office:value-type="float" office:value="2147483648" calcext:value-type="float">
            <text:p>2147483648</text:p>
          </table:table-cell>
          <table:table-cell table:style-name="ce80" table:formula="of:=IF(AND([.BE$1]=[.$AH43];[.$AJ43]&gt;=16);[.$AF43]*(2^[.$AK43]);&quot;&quot;)">
            <text:p/>
          </table:table-cell>
          <table:table-cell table:style-name="ce80" table:formula="of:=IF([.BG$1]=[.$AH43];[.$AB43]*(2^[.$AJ43]);&quot;&quot;)">
            <text:p/>
          </table:table-cell>
          <table:table-cell table:style-name="ce80" table:formula="of:=IF([.BH$1]=[.$AH43];[.$AA43]*(2^[.$AI43]);&quot;&quot;)">
            <text:p/>
          </table:table-cell>
          <table:table-cell table:style-name="ce80" table:formula="of:=IF([.BI$1]=[.$AH43];[.$AC43]*(2^[.$AJ43]);&quot;&quot;)">
            <text:p/>
          </table:table-cell>
          <table:table-cell table:style-name="ce80" table:formula="of:=IF([.BJ$1]=[.$AH43];[.$AD43]*(2^[.$AJ43]);&quot;&quot;)">
            <text:p/>
          </table:table-cell>
          <table:table-cell table:style-name="ce80" table:formula="of:=IF([.BK$1]=[.$AH43];[.$AE43]*(2^[.$AI43]);&quot;&quot;)">
            <text:p/>
          </table:table-cell>
          <table:table-cell table:style-name="ce80" table:formula="of:=IF(AND([.BL$1]=[.$AH43];[.$AJ43]&lt;16);[.$AF43]*(2^[.$AK43]);&quot;&quot;)">
            <text:p/>
          </table:table-cell>
          <table:table-cell table:style-name="ce80" table:formula="of:=IF(AND([.BL$1]=[.$AH43];[.$AJ43]&gt;=16);[.$AF43]*(2^[.$AK43]);&quot;&quot;)">
            <text:p/>
          </table:table-cell>
          <table:table-cell table:style-name="ce80" table:formula="of:=IF([.BN$1]=[.$AH43];[.$AB43]*(2^[.$AJ43]);&quot;&quot;)">
            <text:p/>
          </table:table-cell>
          <table:table-cell table:style-name="ce80" table:formula="of:=IF([.BO$1]=[.$AH43];[.$AA43]*(2^[.$AI43]);&quot;&quot;)">
            <text:p/>
          </table:table-cell>
          <table:table-cell table:style-name="ce80" table:formula="of:=IF([.BP$1]=[.$AH43];[.$AC43]*(2^[.$AJ43]);&quot;&quot;)">
            <text:p/>
          </table:table-cell>
          <table:table-cell table:style-name="ce80" table:formula="of:=IF([.BQ$1]=[.$AH43];[.$AD43]*(2^[.$AJ43]);&quot;&quot;)">
            <text:p/>
          </table:table-cell>
          <table:table-cell table:style-name="ce80" table:formula="of:=IF([.BR$1]=[.$AH43];[.$AE43]*(2^[.$AI43]);&quot;&quot;)">
            <text:p/>
          </table:table-cell>
          <table:table-cell table:style-name="ce80" table:formula="of:=IF(AND([.BS$1]=[.$AH43];[.$AJ43]&lt;16);[.$AF43]*(2^[.$AK43]);&quot;&quot;)">
            <text:p/>
          </table:table-cell>
          <table:table-cell table:style-name="ce80" table:formula="of:=IF(AND([.BS$1]=[.$AH43];[.$AJ43]&gt;=16);[.$AF43]*(2^[.$AK43]);&quot;&quot;)">
            <text:p/>
          </table:table-cell>
          <table:table-cell table:style-name="ce80" table:formula="of:=IF([.BU$1]=[.$AH43];[.$AB43]*(2^[.$AJ43]);&quot;&quot;)">
            <text:p/>
          </table:table-cell>
          <table:table-cell table:style-name="ce80" table:formula="of:=IF([.BV$1]=[.$AH43];[.$AA43]*(2^[.$AI43]);&quot;&quot;)">
            <text:p/>
          </table:table-cell>
          <table:table-cell table:style-name="ce80" table:formula="of:=IF([.BW$1]=[.$AH43];[.$AC43]*(2^[.$AJ43]);&quot;&quot;)">
            <text:p/>
          </table:table-cell>
          <table:table-cell table:style-name="ce80" table:formula="of:=IF([.BX$1]=[.$AH43];[.$AD43]*(2^[.$AJ43]);&quot;&quot;)">
            <text:p/>
          </table:table-cell>
          <table:table-cell table:style-name="ce80" table:formula="of:=IF([.BY$1]=[.$AH43];[.$AE43]*(2^[.$AI43]);&quot;&quot;)">
            <text:p/>
          </table:table-cell>
          <table:table-cell table:style-name="ce80" table:formula="of:=IF(AND([.BZ$1]=[.$AH43];[.$AJ43]&lt;16);[.$AF43]*(2^[.$AK43]);&quot;&quot;)">
            <text:p/>
          </table:table-cell>
          <table:table-cell table:style-name="ce80" table:formula="of:=IF(AND([.BZ$1]=[.$AH43];[.$AJ43]&gt;=16);[.$AF43]*(2^[.$AK43]);&quot;&quot;)">
            <text:p/>
          </table:table-cell>
        </table:table-row>
        <table:table-row table:style-name="ro1">
          <table:table-cell table:style-name="ce57" office:value-type="float" office:value="65" calcext:value-type="float">
            <text:p>65</text:p>
          </table:table-cell>
          <table:table-cell table:number-columns-repeated="2"/>
          <table:table-cell table:style-name="Default" office:value-type="string" calcext:value-type="string">
            <text:p>UART6DIR</text:p>
          </table:table-cell>
          <table:table-cell table:style-name="Default" office:value-type="string" calcext:value-type="string">
            <text:p>out</text:p>
          </table:table-cell>
          <table:table-cell table:style-name="ce61" office:value-type="string" calcext:value-type="string">
            <text:p>Внешние интерфейсы</text:p>
          </table:table-cell>
          <table:table-cell table:style-name="Default"/>
          <table:table-cell office:value-type="string" calcext:value-type="string">
            <text:p>PC8</text:p>
          </table:table-cell>
          <table:table-cell table:style-name="ce90" table:number-columns-repeated="2"/>
          <table:table-cell table:style-name="ce85" office:value-type="string" calcext:value-type="string">
            <text:p>TIM3_CH3</text:p>
          </table:table-cell>
          <table:table-cell table:style-name="ce90" office:value-type="string" calcext:value-type="string">
            <text:p>TIM8_CH3</text:p>
          </table:table-cell>
          <table:table-cell table:style-name="ce90" table:number-columns-repeated="4"/>
          <table:table-cell table:style-name="ce90" office:value-type="string" calcext:value-type="string">
            <text:p>USART6_CK</text:p>
          </table:table-cell>
          <table:table-cell table:style-name="ce90" table:number-columns-repeated="2"/>
          <table:table-cell table:style-name="ce80"/>
          <table:table-cell table:style-name="ce90" office:value-type="string" calcext:value-type="string">
            <text:p>SDIO_D0</text:p>
          </table:table-cell>
          <table:table-cell table:style-name="ce90"/>
          <table:table-cell table:style-name="ce44" table:formula="of:=[.H44]" office:value-type="string" office:string-value="PC8" calcext:value-type="string">
            <text:p>PC8</text:p>
          </table:table-cell>
          <table:table-cell table:style-name="ce80" office:value-type="float" office:value="2" calcext:value-type="float">
            <text:p>2</text:p>
          </table:table-cell>
          <table:table-cell table:style-name="ce80" table:number-columns-repeated="2"/>
          <table:table-cell table:style-name="ce75" office:value-type="float" office:value="0" calcext:value-type="float">
            <text:p>0</text:p>
          </table:table-cell>
          <table:table-cell table:style-name="ce82" table:formula="of:=IF([.$X44]=&quot;&quot;;IF([.$E44]=&quot;out&quot;;1;0);IF([.$X44]=&quot;A&quot;;3;2))" office:value-type="float" office:value="2" calcext:value-type="float">
            <text:p>2</text:p>
          </table:table-cell>
          <table:table-cell table:style-name="ce82" table:formula="of:=IF([.$Z44]=&quot;&quot;;0;[.$Z44])" office:value-type="float" office:value="0" calcext:value-type="float">
            <text:p>0</text:p>
          </table:table-cell>
          <table:table-cell table:style-name="ce82" table:formula="of:=IF([.$Y44]=&quot;H&quot;;1;IF([.$Y44]=&quot;L&quot;;2;0))" office:value-type="float" office:value="0" calcext:value-type="float">
            <text:p>0</text:p>
          </table:table-cell>
          <table:table-cell table:style-name="ce82" table:formula="of:=IF([.$Y44]=1;1;0)" office:value-type="float" office:value="0" calcext:value-type="float">
            <text:p>0</text:p>
          </table:table-cell>
          <table:table-cell table:style-name="ce82" table:formula="of:=IF(OR([.$X44]=&quot;&quot;;[.$X44]=&quot;A&quot;);0;[.$X44])" office:value-type="float" office:value="2" calcext:value-type="float">
            <text:p>2</text:p>
          </table:table-cell>
          <table:table-cell table:style-name="ce80"/>
          <table:table-cell table:style-name="ce80" table:formula="of:=MID([.H44];2;1)" office:value-type="string" office:string-value="C" calcext:value-type="string">
            <text:p>C</text:p>
          </table:table-cell>
          <table:table-cell table:style-name="ce80" table:formula="of:=MID([.H44];3;2)" office:value-type="string" office:string-value="8" calcext:value-type="string">
            <text:p>8</text:p>
          </table:table-cell>
          <table:table-cell table:style-name="ce80" table:formula="of:=[.AI44]*2" office:value-type="float" office:value="16" calcext:value-type="float">
            <text:p>16</text:p>
          </table:table-cell>
          <table:table-cell table:style-name="ce80" table:formula="of:=MOD([.AJ44]*2;32)" office:value-type="float" office:value="0" calcext:value-type="float">
            <text:p>0</text:p>
          </table:table-cell>
          <table:table-cell table:style-name="ce80" table:formula="of:=IF([.AL$1]=[.$AH44];[.$AB44]*(2^[.$AJ44]);&quot;&quot;)">
            <text:p/>
          </table:table-cell>
          <table:table-cell table:style-name="ce80" table:formula="of:=IF([.AM$1]=[.$AH44];[.$AA44]*(2^[.$AI44]);&quot;&quot;)">
            <text:p/>
          </table:table-cell>
          <table:table-cell table:style-name="ce80" table:formula="of:=IF([.AN$1]=[.$AH44];[.$AC44]*(2^[.$AJ44]);&quot;&quot;)">
            <text:p/>
          </table:table-cell>
          <table:table-cell table:style-name="ce80" table:formula="of:=IF([.AO$1]=[.$AH44];[.$AD44]*(2^[.$AJ44]);&quot;&quot;)">
            <text:p/>
          </table:table-cell>
          <table:table-cell table:style-name="ce80" table:formula="of:=IF([.AP$1]=[.$AH44];[.$AE44]*(2^[.$AI44]);&quot;&quot;)">
            <text:p/>
          </table:table-cell>
          <table:table-cell table:style-name="ce80" table:formula="of:=IF(AND([.AQ$1]=[.$AH44];[.$AJ44]&lt;16);[.$AF44]*(2^[.$AK44]);&quot;&quot;)">
            <text:p/>
          </table:table-cell>
          <table:table-cell table:style-name="ce80" table:formula="of:=IF(AND([.AQ$1]=[.$AH44];[.$AJ44]&gt;=16);[.$AF44]*(2^[.$AK44]);&quot;&quot;)">
            <text:p/>
          </table:table-cell>
          <table:table-cell table:style-name="ce80" table:formula="of:=IF([.AS$1]=[.$AH44];[.$AB44]*(2^[.$AJ44]);&quot;&quot;)">
            <text:p/>
          </table:table-cell>
          <table:table-cell table:style-name="ce80" table:formula="of:=IF([.AT$1]=[.$AH44];[.$AA44]*(2^[.$AI44]);&quot;&quot;)">
            <text:p/>
          </table:table-cell>
          <table:table-cell table:style-name="ce80" table:formula="of:=IF([.AU$1]=[.$AH44];[.$AC44]*(2^[.$AJ44]);&quot;&quot;)">
            <text:p/>
          </table:table-cell>
          <table:table-cell table:style-name="ce80" table:formula="of:=IF([.AV$1]=[.$AH44];[.$AD44]*(2^[.$AJ44]);&quot;&quot;)">
            <text:p/>
          </table:table-cell>
          <table:table-cell table:style-name="ce80" table:formula="of:=IF([.AW$1]=[.$AH44];[.$AE44]*(2^[.$AI44]);&quot;&quot;)">
            <text:p/>
          </table:table-cell>
          <table:table-cell table:style-name="ce80" table:formula="of:=IF(AND([.AX$1]=[.$AH44];[.$AJ44]&lt;16);[.$AF44]*(2^[.$AK44]);&quot;&quot;)">
            <text:p/>
          </table:table-cell>
          <table:table-cell table:style-name="ce80" table:formula="of:=IF(AND([.AX$1]=[.$AH44];[.$AJ44]&gt;=16);[.$AF44]*(2^[.$AK44]);&quot;&quot;)">
            <text:p/>
          </table:table-cell>
          <table:table-cell table:style-name="ce80" table:formula="of:=IF([.AZ$1]=[.$AH44];[.$AB44]*(2^[.$AJ44]);&quot;&quot;)" office:value-type="float" office:value="131072" calcext:value-type="float">
            <text:p>131072</text:p>
          </table:table-cell>
          <table:table-cell table:style-name="ce80" table:formula="of:=IF([.BA$1]=[.$AH44];[.$AA44]*(2^[.$AI44]);&quot;&quot;)" office:value-type="float" office:value="0" calcext:value-type="float">
            <text:p>0</text:p>
          </table:table-cell>
          <table:table-cell table:style-name="ce80" table:formula="of:=IF([.BB$1]=[.$AH44];[.$AC44]*(2^[.$AJ44]);&quot;&quot;)" office:value-type="float" office:value="0" calcext:value-type="float">
            <text:p>0</text:p>
          </table:table-cell>
          <table:table-cell table:style-name="ce80" table:formula="of:=IF([.BC$1]=[.$AH44];[.$AD44]*(2^[.$AJ44]);&quot;&quot;)" office:value-type="float" office:value="0" calcext:value-type="float">
            <text:p>0</text:p>
          </table:table-cell>
          <table:table-cell table:style-name="ce80" table:formula="of:=IF([.BD$1]=[.$AH44];[.$AE44]*(2^[.$AI44]);&quot;&quot;)" office:value-type="float" office:value="0" calcext:value-type="float">
            <text:p>0</text:p>
          </table:table-cell>
          <table:table-cell table:style-name="ce80" table:formula="of:=IF(AND([.BE$1]=[.$AH44];[.$AJ44]&lt;16);[.$AF44]*(2^[.$AK44]);&quot;&quot;)">
            <text:p/>
          </table:table-cell>
          <table:table-cell table:style-name="ce80" table:formula="of:=IF(AND([.BE$1]=[.$AH44];[.$AJ44]&gt;=16);[.$AF44]*(2^[.$AK44]);&quot;&quot;)" office:value-type="float" office:value="2" calcext:value-type="float">
            <text:p>2</text:p>
          </table:table-cell>
          <table:table-cell table:style-name="ce80" table:formula="of:=IF([.BG$1]=[.$AH44];[.$AB44]*(2^[.$AJ44]);&quot;&quot;)">
            <text:p/>
          </table:table-cell>
          <table:table-cell table:style-name="ce80" table:formula="of:=IF([.BH$1]=[.$AH44];[.$AA44]*(2^[.$AI44]);&quot;&quot;)">
            <text:p/>
          </table:table-cell>
          <table:table-cell table:style-name="ce80" table:formula="of:=IF([.BI$1]=[.$AH44];[.$AC44]*(2^[.$AJ44]);&quot;&quot;)">
            <text:p/>
          </table:table-cell>
          <table:table-cell table:style-name="ce80" table:formula="of:=IF([.BJ$1]=[.$AH44];[.$AD44]*(2^[.$AJ44]);&quot;&quot;)">
            <text:p/>
          </table:table-cell>
          <table:table-cell table:style-name="ce80" table:formula="of:=IF([.BK$1]=[.$AH44];[.$AE44]*(2^[.$AI44]);&quot;&quot;)">
            <text:p/>
          </table:table-cell>
          <table:table-cell table:style-name="ce80" table:formula="of:=IF(AND([.BL$1]=[.$AH44];[.$AJ44]&lt;16);[.$AF44]*(2^[.$AK44]);&quot;&quot;)">
            <text:p/>
          </table:table-cell>
          <table:table-cell table:style-name="ce80" table:formula="of:=IF(AND([.BL$1]=[.$AH44];[.$AJ44]&gt;=16);[.$AF44]*(2^[.$AK44]);&quot;&quot;)">
            <text:p/>
          </table:table-cell>
          <table:table-cell table:style-name="ce80" table:formula="of:=IF([.BN$1]=[.$AH44];[.$AB44]*(2^[.$AJ44]);&quot;&quot;)">
            <text:p/>
          </table:table-cell>
          <table:table-cell table:style-name="ce80" table:formula="of:=IF([.BO$1]=[.$AH44];[.$AA44]*(2^[.$AI44]);&quot;&quot;)">
            <text:p/>
          </table:table-cell>
          <table:table-cell table:style-name="ce80" table:formula="of:=IF([.BP$1]=[.$AH44];[.$AC44]*(2^[.$AJ44]);&quot;&quot;)">
            <text:p/>
          </table:table-cell>
          <table:table-cell table:style-name="ce80" table:formula="of:=IF([.BQ$1]=[.$AH44];[.$AD44]*(2^[.$AJ44]);&quot;&quot;)">
            <text:p/>
          </table:table-cell>
          <table:table-cell table:style-name="ce80" table:formula="of:=IF([.BR$1]=[.$AH44];[.$AE44]*(2^[.$AI44]);&quot;&quot;)">
            <text:p/>
          </table:table-cell>
          <table:table-cell table:style-name="ce80" table:formula="of:=IF(AND([.BS$1]=[.$AH44];[.$AJ44]&lt;16);[.$AF44]*(2^[.$AK44]);&quot;&quot;)">
            <text:p/>
          </table:table-cell>
          <table:table-cell table:style-name="ce80" table:formula="of:=IF(AND([.BS$1]=[.$AH44];[.$AJ44]&gt;=16);[.$AF44]*(2^[.$AK44]);&quot;&quot;)">
            <text:p/>
          </table:table-cell>
          <table:table-cell table:style-name="ce80" table:formula="of:=IF([.BU$1]=[.$AH44];[.$AB44]*(2^[.$AJ44]);&quot;&quot;)">
            <text:p/>
          </table:table-cell>
          <table:table-cell table:style-name="ce80" table:formula="of:=IF([.BV$1]=[.$AH44];[.$AA44]*(2^[.$AI44]);&quot;&quot;)">
            <text:p/>
          </table:table-cell>
          <table:table-cell table:style-name="ce80" table:formula="of:=IF([.BW$1]=[.$AH44];[.$AC44]*(2^[.$AJ44]);&quot;&quot;)">
            <text:p/>
          </table:table-cell>
          <table:table-cell table:style-name="ce80" table:formula="of:=IF([.BX$1]=[.$AH44];[.$AD44]*(2^[.$AJ44]);&quot;&quot;)">
            <text:p/>
          </table:table-cell>
          <table:table-cell table:style-name="ce80" table:formula="of:=IF([.BY$1]=[.$AH44];[.$AE44]*(2^[.$AI44]);&quot;&quot;)">
            <text:p/>
          </table:table-cell>
          <table:table-cell table:style-name="ce80" table:formula="of:=IF(AND([.BZ$1]=[.$AH44];[.$AJ44]&lt;16);[.$AF44]*(2^[.$AK44]);&quot;&quot;)">
            <text:p/>
          </table:table-cell>
          <table:table-cell table:style-name="ce80" table:formula="of:=IF(AND([.BZ$1]=[.$AH44];[.$AJ44]&gt;=16);[.$AF44]*(2^[.$AK44]);&quot;&quot;)">
            <text:p/>
          </table:table-cell>
        </table:table-row>
        <table:table-row table:style-name="ro1">
          <table:table-cell table:style-name="ce57" office:value-type="float" office:value="66" calcext:value-type="float">
            <text:p>66</text:p>
          </table:table-cell>
          <table:table-cell table:number-columns-repeated="2"/>
          <table:table-cell table:style-name="Default" office:value-type="string" calcext:value-type="string">
            <text:p>UART1DIR</text:p>
          </table:table-cell>
          <table:table-cell table:style-name="Default" office:value-type="string" calcext:value-type="string">
            <text:p>out</text:p>
          </table:table-cell>
          <table:table-cell table:style-name="ce61" office:value-type="string" calcext:value-type="string">
            <text:p>Внешние интерфейсы</text:p>
          </table:table-cell>
          <table:table-cell table:style-name="Default"/>
          <table:table-cell office:value-type="string" calcext:value-type="string">
            <text:p>PC9</text:p>
          </table:table-cell>
          <table:table-cell table:style-name="ce90" office:value-type="string" calcext:value-type="string">
            <text:p>MCO2</text:p>
          </table:table-cell>
          <table:table-cell table:style-name="ce90"/>
          <table:table-cell table:style-name="ce90" office:value-type="string" calcext:value-type="string">
            <text:p>TIM3_CH4</text:p>
          </table:table-cell>
          <table:table-cell table:style-name="ce85" office:value-type="string" calcext:value-type="string">
            <text:p>TIM8_CH4</text:p>
          </table:table-cell>
          <table:table-cell table:style-name="ce90" office:value-type="string" calcext:value-type="string">
            <text:p>I2C3_SDA</text:p>
          </table:table-cell>
          <table:table-cell table:style-name="ce90" office:value-type="string" calcext:value-type="string">
            <text:p>I2S2_CKIN</text:p>
          </table:table-cell>
          <table:table-cell table:style-name="ce90" office:value-type="string" calcext:value-type="string">
            <text:p>I2S3_CKIN</text:p>
          </table:table-cell>
          <table:table-cell table:style-name="ce90" table:number-columns-repeated="4"/>
          <table:table-cell table:style-name="ce80"/>
          <table:table-cell table:style-name="ce90" office:value-type="string" calcext:value-type="string">
            <text:p>SDIO_D1</text:p>
          </table:table-cell>
          <table:table-cell table:style-name="ce90"/>
          <table:table-cell table:style-name="ce44" table:formula="of:=[.H45]" office:value-type="string" office:string-value="PC9" calcext:value-type="string">
            <text:p>PC9</text:p>
          </table:table-cell>
          <table:table-cell table:style-name="ce80" office:value-type="float" office:value="3" calcext:value-type="float">
            <text:p>3</text:p>
          </table:table-cell>
          <table:table-cell table:style-name="ce80" table:number-columns-repeated="2"/>
          <table:table-cell table:style-name="ce75" office:value-type="float" office:value="0" calcext:value-type="float">
            <text:p>0</text:p>
          </table:table-cell>
          <table:table-cell table:style-name="ce82" table:formula="of:=IF([.$X45]=&quot;&quot;;IF([.$E45]=&quot;out&quot;;1;0);IF([.$X45]=&quot;A&quot;;3;2))" office:value-type="float" office:value="2" calcext:value-type="float">
            <text:p>2</text:p>
          </table:table-cell>
          <table:table-cell table:style-name="ce82" table:formula="of:=IF([.$Z45]=&quot;&quot;;0;[.$Z45])" office:value-type="float" office:value="0" calcext:value-type="float">
            <text:p>0</text:p>
          </table:table-cell>
          <table:table-cell table:style-name="ce82" table:formula="of:=IF([.$Y45]=&quot;H&quot;;1;IF([.$Y45]=&quot;L&quot;;2;0))" office:value-type="float" office:value="0" calcext:value-type="float">
            <text:p>0</text:p>
          </table:table-cell>
          <table:table-cell table:style-name="ce82" table:formula="of:=IF([.$Y45]=1;1;0)" office:value-type="float" office:value="0" calcext:value-type="float">
            <text:p>0</text:p>
          </table:table-cell>
          <table:table-cell table:style-name="ce82" table:formula="of:=IF(OR([.$X45]=&quot;&quot;;[.$X45]=&quot;A&quot;);0;[.$X45])" office:value-type="float" office:value="3" calcext:value-type="float">
            <text:p>3</text:p>
          </table:table-cell>
          <table:table-cell table:style-name="ce80"/>
          <table:table-cell table:style-name="ce80" table:formula="of:=MID([.H45];2;1)" office:value-type="string" office:string-value="C" calcext:value-type="string">
            <text:p>C</text:p>
          </table:table-cell>
          <table:table-cell table:style-name="ce80" table:formula="of:=MID([.H45];3;2)" office:value-type="string" office:string-value="9" calcext:value-type="string">
            <text:p>9</text:p>
          </table:table-cell>
          <table:table-cell table:style-name="ce80" table:formula="of:=[.AI45]*2" office:value-type="float" office:value="18" calcext:value-type="float">
            <text:p>18</text:p>
          </table:table-cell>
          <table:table-cell table:style-name="ce80" table:formula="of:=MOD([.AJ45]*2;32)" office:value-type="float" office:value="4" calcext:value-type="float">
            <text:p>4</text:p>
          </table:table-cell>
          <table:table-cell table:style-name="ce80" table:formula="of:=IF([.AL$1]=[.$AH45];[.$AB45]*(2^[.$AJ45]);&quot;&quot;)">
            <text:p/>
          </table:table-cell>
          <table:table-cell table:style-name="ce80" table:formula="of:=IF([.AM$1]=[.$AH45];[.$AA45]*(2^[.$AI45]);&quot;&quot;)">
            <text:p/>
          </table:table-cell>
          <table:table-cell table:style-name="ce80" table:formula="of:=IF([.AN$1]=[.$AH45];[.$AC45]*(2^[.$AJ45]);&quot;&quot;)">
            <text:p/>
          </table:table-cell>
          <table:table-cell table:style-name="ce80" table:formula="of:=IF([.AO$1]=[.$AH45];[.$AD45]*(2^[.$AJ45]);&quot;&quot;)">
            <text:p/>
          </table:table-cell>
          <table:table-cell table:style-name="ce80" table:formula="of:=IF([.AP$1]=[.$AH45];[.$AE45]*(2^[.$AI45]);&quot;&quot;)">
            <text:p/>
          </table:table-cell>
          <table:table-cell table:style-name="ce80" table:formula="of:=IF(AND([.AQ$1]=[.$AH45];[.$AJ45]&lt;16);[.$AF45]*(2^[.$AK45]);&quot;&quot;)">
            <text:p/>
          </table:table-cell>
          <table:table-cell table:style-name="ce80" table:formula="of:=IF(AND([.AQ$1]=[.$AH45];[.$AJ45]&gt;=16);[.$AF45]*(2^[.$AK45]);&quot;&quot;)">
            <text:p/>
          </table:table-cell>
          <table:table-cell table:style-name="ce80" table:formula="of:=IF([.AS$1]=[.$AH45];[.$AB45]*(2^[.$AJ45]);&quot;&quot;)">
            <text:p/>
          </table:table-cell>
          <table:table-cell table:style-name="ce80" table:formula="of:=IF([.AT$1]=[.$AH45];[.$AA45]*(2^[.$AI45]);&quot;&quot;)">
            <text:p/>
          </table:table-cell>
          <table:table-cell table:style-name="ce80" table:formula="of:=IF([.AU$1]=[.$AH45];[.$AC45]*(2^[.$AJ45]);&quot;&quot;)">
            <text:p/>
          </table:table-cell>
          <table:table-cell table:style-name="ce80" table:formula="of:=IF([.AV$1]=[.$AH45];[.$AD45]*(2^[.$AJ45]);&quot;&quot;)">
            <text:p/>
          </table:table-cell>
          <table:table-cell table:style-name="ce80" table:formula="of:=IF([.AW$1]=[.$AH45];[.$AE45]*(2^[.$AI45]);&quot;&quot;)">
            <text:p/>
          </table:table-cell>
          <table:table-cell table:style-name="ce80" table:formula="of:=IF(AND([.AX$1]=[.$AH45];[.$AJ45]&lt;16);[.$AF45]*(2^[.$AK45]);&quot;&quot;)">
            <text:p/>
          </table:table-cell>
          <table:table-cell table:style-name="ce80" table:formula="of:=IF(AND([.AX$1]=[.$AH45];[.$AJ45]&gt;=16);[.$AF45]*(2^[.$AK45]);&quot;&quot;)">
            <text:p/>
          </table:table-cell>
          <table:table-cell table:style-name="ce80" table:formula="of:=IF([.AZ$1]=[.$AH45];[.$AB45]*(2^[.$AJ45]);&quot;&quot;)" office:value-type="float" office:value="524288" calcext:value-type="float">
            <text:p>524288</text:p>
          </table:table-cell>
          <table:table-cell table:style-name="ce80" table:formula="of:=IF([.BA$1]=[.$AH45];[.$AA45]*(2^[.$AI45]);&quot;&quot;)" office:value-type="float" office:value="0" calcext:value-type="float">
            <text:p>0</text:p>
          </table:table-cell>
          <table:table-cell table:style-name="ce80" table:formula="of:=IF([.BB$1]=[.$AH45];[.$AC45]*(2^[.$AJ45]);&quot;&quot;)" office:value-type="float" office:value="0" calcext:value-type="float">
            <text:p>0</text:p>
          </table:table-cell>
          <table:table-cell table:style-name="ce80" table:formula="of:=IF([.BC$1]=[.$AH45];[.$AD45]*(2^[.$AJ45]);&quot;&quot;)" office:value-type="float" office:value="0" calcext:value-type="float">
            <text:p>0</text:p>
          </table:table-cell>
          <table:table-cell table:style-name="ce80" table:formula="of:=IF([.BD$1]=[.$AH45];[.$AE45]*(2^[.$AI45]);&quot;&quot;)" office:value-type="float" office:value="0" calcext:value-type="float">
            <text:p>0</text:p>
          </table:table-cell>
          <table:table-cell table:style-name="ce80" table:formula="of:=IF(AND([.BE$1]=[.$AH45];[.$AJ45]&lt;16);[.$AF45]*(2^[.$AK45]);&quot;&quot;)">
            <text:p/>
          </table:table-cell>
          <table:table-cell table:style-name="ce80" table:formula="of:=IF(AND([.BE$1]=[.$AH45];[.$AJ45]&gt;=16);[.$AF45]*(2^[.$AK45]);&quot;&quot;)" office:value-type="float" office:value="48" calcext:value-type="float">
            <text:p>48</text:p>
          </table:table-cell>
          <table:table-cell table:style-name="ce80" table:formula="of:=IF([.BG$1]=[.$AH45];[.$AB45]*(2^[.$AJ45]);&quot;&quot;)">
            <text:p/>
          </table:table-cell>
          <table:table-cell table:style-name="ce80" table:formula="of:=IF([.BH$1]=[.$AH45];[.$AA45]*(2^[.$AI45]);&quot;&quot;)">
            <text:p/>
          </table:table-cell>
          <table:table-cell table:style-name="ce80" table:formula="of:=IF([.BI$1]=[.$AH45];[.$AC45]*(2^[.$AJ45]);&quot;&quot;)">
            <text:p/>
          </table:table-cell>
          <table:table-cell table:style-name="ce80" table:formula="of:=IF([.BJ$1]=[.$AH45];[.$AD45]*(2^[.$AJ45]);&quot;&quot;)">
            <text:p/>
          </table:table-cell>
          <table:table-cell table:style-name="ce80" table:formula="of:=IF([.BK$1]=[.$AH45];[.$AE45]*(2^[.$AI45]);&quot;&quot;)">
            <text:p/>
          </table:table-cell>
          <table:table-cell table:style-name="ce80" table:formula="of:=IF(AND([.BL$1]=[.$AH45];[.$AJ45]&lt;16);[.$AF45]*(2^[.$AK45]);&quot;&quot;)">
            <text:p/>
          </table:table-cell>
          <table:table-cell table:style-name="ce80" table:formula="of:=IF(AND([.BL$1]=[.$AH45];[.$AJ45]&gt;=16);[.$AF45]*(2^[.$AK45]);&quot;&quot;)">
            <text:p/>
          </table:table-cell>
          <table:table-cell table:style-name="ce80" table:formula="of:=IF([.BN$1]=[.$AH45];[.$AB45]*(2^[.$AJ45]);&quot;&quot;)">
            <text:p/>
          </table:table-cell>
          <table:table-cell table:style-name="ce80" table:formula="of:=IF([.BO$1]=[.$AH45];[.$AA45]*(2^[.$AI45]);&quot;&quot;)">
            <text:p/>
          </table:table-cell>
          <table:table-cell table:style-name="ce80" table:formula="of:=IF([.BP$1]=[.$AH45];[.$AC45]*(2^[.$AJ45]);&quot;&quot;)">
            <text:p/>
          </table:table-cell>
          <table:table-cell table:style-name="ce80" table:formula="of:=IF([.BQ$1]=[.$AH45];[.$AD45]*(2^[.$AJ45]);&quot;&quot;)">
            <text:p/>
          </table:table-cell>
          <table:table-cell table:style-name="ce80" table:formula="of:=IF([.BR$1]=[.$AH45];[.$AE45]*(2^[.$AI45]);&quot;&quot;)">
            <text:p/>
          </table:table-cell>
          <table:table-cell table:style-name="ce80" table:formula="of:=IF(AND([.BS$1]=[.$AH45];[.$AJ45]&lt;16);[.$AF45]*(2^[.$AK45]);&quot;&quot;)">
            <text:p/>
          </table:table-cell>
          <table:table-cell table:style-name="ce80" table:formula="of:=IF(AND([.BS$1]=[.$AH45];[.$AJ45]&gt;=16);[.$AF45]*(2^[.$AK45]);&quot;&quot;)">
            <text:p/>
          </table:table-cell>
          <table:table-cell table:style-name="ce80" table:formula="of:=IF([.BU$1]=[.$AH45];[.$AB45]*(2^[.$AJ45]);&quot;&quot;)">
            <text:p/>
          </table:table-cell>
          <table:table-cell table:style-name="ce80" table:formula="of:=IF([.BV$1]=[.$AH45];[.$AA45]*(2^[.$AI45]);&quot;&quot;)">
            <text:p/>
          </table:table-cell>
          <table:table-cell table:style-name="ce80" table:formula="of:=IF([.BW$1]=[.$AH45];[.$AC45]*(2^[.$AJ45]);&quot;&quot;)">
            <text:p/>
          </table:table-cell>
          <table:table-cell table:style-name="ce80" table:formula="of:=IF([.BX$1]=[.$AH45];[.$AD45]*(2^[.$AJ45]);&quot;&quot;)">
            <text:p/>
          </table:table-cell>
          <table:table-cell table:style-name="ce80" table:formula="of:=IF([.BY$1]=[.$AH45];[.$AE45]*(2^[.$AI45]);&quot;&quot;)">
            <text:p/>
          </table:table-cell>
          <table:table-cell table:style-name="ce80" table:formula="of:=IF(AND([.BZ$1]=[.$AH45];[.$AJ45]&lt;16);[.$AF45]*(2^[.$AK45]);&quot;&quot;)">
            <text:p/>
          </table:table-cell>
          <table:table-cell table:style-name="ce80" table:formula="of:=IF(AND([.BZ$1]=[.$AH45];[.$AJ45]&gt;=16);[.$AF45]*(2^[.$AK45]);&quot;&quot;)">
            <text:p/>
          </table:table-cell>
        </table:table-row>
        <table:table-row table:style-name="ro1">
          <table:table-cell table:style-name="ce57" office:value-type="float" office:value="78" calcext:value-type="float">
            <text:p>78</text:p>
          </table:table-cell>
          <table:table-cell table:style-name="ce61"/>
          <table:table-cell/>
          <table:table-cell table:style-name="ce61" office:value-type="string" calcext:value-type="string">
            <text:p>S1SCK</text:p>
          </table:table-cell>
          <table:table-cell table:style-name="ce61" office:value-type="string" calcext:value-type="string">
            <text:p>out</text:p>
          </table:table-cell>
          <table:table-cell table:style-name="ce61" office:value-type="string" calcext:value-type="string">
            <text:p>Местный SPI</text:p>
          </table:table-cell>
          <table:table-cell table:style-name="Default"/>
          <table:table-cell office:value-type="string" calcext:value-type="string">
            <text:p>PC10</text:p>
          </table:table-cell>
          <table:table-cell table:style-name="ce90" table:number-columns-repeated="6"/>
          <table:table-cell table:style-name="ce85" office:value-type="string" calcext:value-type="string">
            <text:p>SPI3_SCK/I2S3_CK</text:p>
          </table:table-cell>
          <table:table-cell table:style-name="ce90" office:value-type="string" calcext:value-type="string">
            <text:p>USART3_TX</text:p>
          </table:table-cell>
          <table:table-cell table:style-name="ce90" office:value-type="string" calcext:value-type="string">
            <text:p>UART4_TX</text:p>
          </table:table-cell>
          <table:table-cell table:style-name="ce90" table:number-columns-repeated="2"/>
          <table:table-cell table:style-name="ce80"/>
          <table:table-cell table:style-name="ce90" office:value-type="string" calcext:value-type="string">
            <text:p>SDIO_D2</text:p>
          </table:table-cell>
          <table:table-cell table:style-name="ce90"/>
          <table:table-cell table:style-name="ce44" table:formula="of:=[.H46]" office:value-type="string" office:string-value="PC10" calcext:value-type="string">
            <text:p>PC1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string" calcext:value-type="string">
            <text:p>L</text:p>
          </table:table-cell>
          <table:table-cell table:style-name="ce80" office:value-type="float" office:value="2" calcext:value-type="float">
            <text:p>2</text:p>
          </table:table-cell>
          <table:table-cell table:style-name="ce75" office:value-type="float" office:value="0" calcext:value-type="float">
            <text:p>0</text:p>
          </table:table-cell>
          <table:table-cell table:style-name="ce82" table:formula="of:=IF([.$X46]=&quot;&quot;;IF([.$E46]=&quot;out&quot;;1;0);IF([.$X46]=&quot;A&quot;;3;2))" office:value-type="float" office:value="2" calcext:value-type="float">
            <text:p>2</text:p>
          </table:table-cell>
          <table:table-cell table:style-name="ce82" table:formula="of:=IF([.$Z46]=&quot;&quot;;0;[.$Z46])" office:value-type="float" office:value="2" calcext:value-type="float">
            <text:p>2</text:p>
          </table:table-cell>
          <table:table-cell table:style-name="ce82" table:formula="of:=IF([.$Y46]=&quot;H&quot;;1;IF([.$Y46]=&quot;L&quot;;2;0))" office:value-type="float" office:value="2" calcext:value-type="float">
            <text:p>2</text:p>
          </table:table-cell>
          <table:table-cell table:style-name="ce82" table:formula="of:=IF([.$Y46]=1;1;0)" office:value-type="float" office:value="0" calcext:value-type="float">
            <text:p>0</text:p>
          </table:table-cell>
          <table:table-cell table:style-name="ce82" table:formula="of:=IF(OR([.$X46]=&quot;&quot;;[.$X46]=&quot;A&quot;);0;[.$X46])" office:value-type="float" office:value="6" calcext:value-type="float">
            <text:p>6</text:p>
          </table:table-cell>
          <table:table-cell table:style-name="ce80"/>
          <table:table-cell table:style-name="ce80" table:formula="of:=MID([.H46];2;1)" office:value-type="string" office:string-value="C" calcext:value-type="string">
            <text:p>C</text:p>
          </table:table-cell>
          <table:table-cell table:style-name="ce80" table:formula="of:=MID([.H46];3;2)" office:value-type="string" office:string-value="10" calcext:value-type="string">
            <text:p>10</text:p>
          </table:table-cell>
          <table:table-cell table:style-name="ce80" table:formula="of:=[.AI46]*2" office:value-type="float" office:value="20" calcext:value-type="float">
            <text:p>20</text:p>
          </table:table-cell>
          <table:table-cell table:style-name="ce80" table:formula="of:=MOD([.AJ46]*2;32)" office:value-type="float" office:value="8" calcext:value-type="float">
            <text:p>8</text:p>
          </table:table-cell>
          <table:table-cell table:style-name="ce80" table:formula="of:=IF([.AL$1]=[.$AH46];[.$AB46]*(2^[.$AJ46]);&quot;&quot;)">
            <text:p/>
          </table:table-cell>
          <table:table-cell table:style-name="ce80" table:formula="of:=IF([.AM$1]=[.$AH46];[.$AA46]*(2^[.$AI46]);&quot;&quot;)">
            <text:p/>
          </table:table-cell>
          <table:table-cell table:style-name="ce80" table:formula="of:=IF([.AN$1]=[.$AH46];[.$AC46]*(2^[.$AJ46]);&quot;&quot;)">
            <text:p/>
          </table:table-cell>
          <table:table-cell table:style-name="ce80" table:formula="of:=IF([.AO$1]=[.$AH46];[.$AD46]*(2^[.$AJ46]);&quot;&quot;)">
            <text:p/>
          </table:table-cell>
          <table:table-cell table:style-name="ce80" table:formula="of:=IF([.AP$1]=[.$AH46];[.$AE46]*(2^[.$AI46]);&quot;&quot;)">
            <text:p/>
          </table:table-cell>
          <table:table-cell table:style-name="ce80" table:formula="of:=IF(AND([.AQ$1]=[.$AH46];[.$AJ46]&lt;16);[.$AF46]*(2^[.$AK46]);&quot;&quot;)">
            <text:p/>
          </table:table-cell>
          <table:table-cell table:style-name="ce80" table:formula="of:=IF(AND([.AQ$1]=[.$AH46];[.$AJ46]&gt;=16);[.$AF46]*(2^[.$AK46]);&quot;&quot;)">
            <text:p/>
          </table:table-cell>
          <table:table-cell table:style-name="ce80" table:formula="of:=IF([.AS$1]=[.$AH46];[.$AB46]*(2^[.$AJ46]);&quot;&quot;)">
            <text:p/>
          </table:table-cell>
          <table:table-cell table:style-name="ce80" table:formula="of:=IF([.AT$1]=[.$AH46];[.$AA46]*(2^[.$AI46]);&quot;&quot;)">
            <text:p/>
          </table:table-cell>
          <table:table-cell table:style-name="ce80" table:formula="of:=IF([.AU$1]=[.$AH46];[.$AC46]*(2^[.$AJ46]);&quot;&quot;)">
            <text:p/>
          </table:table-cell>
          <table:table-cell table:style-name="ce80" table:formula="of:=IF([.AV$1]=[.$AH46];[.$AD46]*(2^[.$AJ46]);&quot;&quot;)">
            <text:p/>
          </table:table-cell>
          <table:table-cell table:style-name="ce80" table:formula="of:=IF([.AW$1]=[.$AH46];[.$AE46]*(2^[.$AI46]);&quot;&quot;)">
            <text:p/>
          </table:table-cell>
          <table:table-cell table:style-name="ce80" table:formula="of:=IF(AND([.AX$1]=[.$AH46];[.$AJ46]&lt;16);[.$AF46]*(2^[.$AK46]);&quot;&quot;)">
            <text:p/>
          </table:table-cell>
          <table:table-cell table:style-name="ce80" table:formula="of:=IF(AND([.AX$1]=[.$AH46];[.$AJ46]&gt;=16);[.$AF46]*(2^[.$AK46]);&quot;&quot;)">
            <text:p/>
          </table:table-cell>
          <table:table-cell table:style-name="ce80" table:formula="of:=IF([.AZ$1]=[.$AH46];[.$AB46]*(2^[.$AJ46]);&quot;&quot;)" office:value-type="float" office:value="2097152" calcext:value-type="float">
            <text:p>2097152</text:p>
          </table:table-cell>
          <table:table-cell table:style-name="ce80" table:formula="of:=IF([.BA$1]=[.$AH46];[.$AA46]*(2^[.$AI46]);&quot;&quot;)" office:value-type="float" office:value="0" calcext:value-type="float">
            <text:p>0</text:p>
          </table:table-cell>
          <table:table-cell table:style-name="ce80" table:formula="of:=IF([.BB$1]=[.$AH46];[.$AC46]*(2^[.$AJ46]);&quot;&quot;)" office:value-type="float" office:value="2097152" calcext:value-type="float">
            <text:p>2097152</text:p>
          </table:table-cell>
          <table:table-cell table:style-name="ce80" table:formula="of:=IF([.BC$1]=[.$AH46];[.$AD46]*(2^[.$AJ46]);&quot;&quot;)" office:value-type="float" office:value="2097152" calcext:value-type="float">
            <text:p>2097152</text:p>
          </table:table-cell>
          <table:table-cell table:style-name="ce80" table:formula="of:=IF([.BD$1]=[.$AH46];[.$AE46]*(2^[.$AI46]);&quot;&quot;)" office:value-type="float" office:value="0" calcext:value-type="float">
            <text:p>0</text:p>
          </table:table-cell>
          <table:table-cell table:style-name="ce80" table:formula="of:=IF(AND([.BE$1]=[.$AH46];[.$AJ46]&lt;16);[.$AF46]*(2^[.$AK46]);&quot;&quot;)">
            <text:p/>
          </table:table-cell>
          <table:table-cell table:style-name="ce80" table:formula="of:=IF(AND([.BE$1]=[.$AH46];[.$AJ46]&gt;=16);[.$AF46]*(2^[.$AK46]);&quot;&quot;)" office:value-type="float" office:value="1536" calcext:value-type="float">
            <text:p>1536</text:p>
          </table:table-cell>
          <table:table-cell table:style-name="ce80" table:formula="of:=IF([.BG$1]=[.$AH46];[.$AB46]*(2^[.$AJ46]);&quot;&quot;)">
            <text:p/>
          </table:table-cell>
          <table:table-cell table:style-name="ce80" table:formula="of:=IF([.BH$1]=[.$AH46];[.$AA46]*(2^[.$AI46]);&quot;&quot;)">
            <text:p/>
          </table:table-cell>
          <table:table-cell table:style-name="ce80" table:formula="of:=IF([.BI$1]=[.$AH46];[.$AC46]*(2^[.$AJ46]);&quot;&quot;)">
            <text:p/>
          </table:table-cell>
          <table:table-cell table:style-name="ce80" table:formula="of:=IF([.BJ$1]=[.$AH46];[.$AD46]*(2^[.$AJ46]);&quot;&quot;)">
            <text:p/>
          </table:table-cell>
          <table:table-cell table:style-name="ce80" table:formula="of:=IF([.BK$1]=[.$AH46];[.$AE46]*(2^[.$AI46]);&quot;&quot;)">
            <text:p/>
          </table:table-cell>
          <table:table-cell table:style-name="ce80" table:formula="of:=IF(AND([.BL$1]=[.$AH46];[.$AJ46]&lt;16);[.$AF46]*(2^[.$AK46]);&quot;&quot;)">
            <text:p/>
          </table:table-cell>
          <table:table-cell table:style-name="ce80" table:formula="of:=IF(AND([.BL$1]=[.$AH46];[.$AJ46]&gt;=16);[.$AF46]*(2^[.$AK46]);&quot;&quot;)">
            <text:p/>
          </table:table-cell>
          <table:table-cell table:style-name="ce80" table:formula="of:=IF([.BN$1]=[.$AH46];[.$AB46]*(2^[.$AJ46]);&quot;&quot;)">
            <text:p/>
          </table:table-cell>
          <table:table-cell table:style-name="ce80" table:formula="of:=IF([.BO$1]=[.$AH46];[.$AA46]*(2^[.$AI46]);&quot;&quot;)">
            <text:p/>
          </table:table-cell>
          <table:table-cell table:style-name="ce80" table:formula="of:=IF([.BP$1]=[.$AH46];[.$AC46]*(2^[.$AJ46]);&quot;&quot;)">
            <text:p/>
          </table:table-cell>
          <table:table-cell table:style-name="ce80" table:formula="of:=IF([.BQ$1]=[.$AH46];[.$AD46]*(2^[.$AJ46]);&quot;&quot;)">
            <text:p/>
          </table:table-cell>
          <table:table-cell table:style-name="ce80" table:formula="of:=IF([.BR$1]=[.$AH46];[.$AE46]*(2^[.$AI46]);&quot;&quot;)">
            <text:p/>
          </table:table-cell>
          <table:table-cell table:style-name="ce80" table:formula="of:=IF(AND([.BS$1]=[.$AH46];[.$AJ46]&lt;16);[.$AF46]*(2^[.$AK46]);&quot;&quot;)">
            <text:p/>
          </table:table-cell>
          <table:table-cell table:style-name="ce80" table:formula="of:=IF(AND([.BS$1]=[.$AH46];[.$AJ46]&gt;=16);[.$AF46]*(2^[.$AK46]);&quot;&quot;)">
            <text:p/>
          </table:table-cell>
          <table:table-cell table:style-name="ce80" table:formula="of:=IF([.BU$1]=[.$AH46];[.$AB46]*(2^[.$AJ46]);&quot;&quot;)">
            <text:p/>
          </table:table-cell>
          <table:table-cell table:style-name="ce80" table:formula="of:=IF([.BV$1]=[.$AH46];[.$AA46]*(2^[.$AI46]);&quot;&quot;)">
            <text:p/>
          </table:table-cell>
          <table:table-cell table:style-name="ce80" table:formula="of:=IF([.BW$1]=[.$AH46];[.$AC46]*(2^[.$AJ46]);&quot;&quot;)">
            <text:p/>
          </table:table-cell>
          <table:table-cell table:style-name="ce80" table:formula="of:=IF([.BX$1]=[.$AH46];[.$AD46]*(2^[.$AJ46]);&quot;&quot;)">
            <text:p/>
          </table:table-cell>
          <table:table-cell table:style-name="ce80" table:formula="of:=IF([.BY$1]=[.$AH46];[.$AE46]*(2^[.$AI46]);&quot;&quot;)">
            <text:p/>
          </table:table-cell>
          <table:table-cell table:style-name="ce80" table:formula="of:=IF(AND([.BZ$1]=[.$AH46];[.$AJ46]&lt;16);[.$AF46]*(2^[.$AK46]);&quot;&quot;)">
            <text:p/>
          </table:table-cell>
          <table:table-cell table:style-name="ce80" table:formula="of:=IF(AND([.BZ$1]=[.$AH46];[.$AJ46]&gt;=16);[.$AF46]*(2^[.$AK46]);&quot;&quot;)">
            <text:p/>
          </table:table-cell>
        </table:table-row>
        <table:table-row table:style-name="ro1">
          <table:table-cell table:style-name="ce57" office:value-type="float" office:value="79" calcext:value-type="float">
            <text:p>79</text:p>
          </table:table-cell>
          <table:table-cell table:style-name="ce61"/>
          <table:table-cell/>
          <table:table-cell table:style-name="ce61" office:value-type="string" calcext:value-type="string">
            <text:p>S1MISO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Местный SPI</text:p>
          </table:table-cell>
          <table:table-cell table:style-name="Default"/>
          <table:table-cell office:value-type="string" calcext:value-type="string">
            <text:p>PC11</text:p>
          </table:table-cell>
          <table:table-cell table:style-name="ce90" table:number-columns-repeated="6"/>
          <table:table-cell table:style-name="ce85" office:value-type="string" calcext:value-type="string">
            <text:p>SPI3_MISO</text:p>
          </table:table-cell>
          <table:table-cell table:style-name="ce90" office:value-type="string" calcext:value-type="string">
            <text:p>USART3_RX</text:p>
          </table:table-cell>
          <table:table-cell table:style-name="ce90" office:value-type="string" calcext:value-type="string">
            <text:p>UART4_RX</text:p>
          </table:table-cell>
          <table:table-cell table:style-name="ce90" table:number-columns-repeated="2"/>
          <table:table-cell table:style-name="ce80"/>
          <table:table-cell table:style-name="ce90" office:value-type="string" calcext:value-type="string">
            <text:p>SDIO_D3</text:p>
          </table:table-cell>
          <table:table-cell table:style-name="ce90"/>
          <table:table-cell table:style-name="ce44" table:formula="of:=[.H47]" office:value-type="string" office:string-value="PC11" calcext:value-type="string">
            <text:p>PC11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string" calcext:value-type="string">
            <text:p>H</text:p>
          </table:table-cell>
          <table:table-cell table:style-name="ce80" office:value-type="float" office:value="2" calcext:value-type="float">
            <text:p>2</text:p>
          </table:table-cell>
          <table:table-cell table:style-name="ce75" office:value-type="float" office:value="0" calcext:value-type="float">
            <text:p>0</text:p>
          </table:table-cell>
          <table:table-cell table:style-name="ce82" table:formula="of:=IF([.$X47]=&quot;&quot;;IF([.$E47]=&quot;out&quot;;1;0);IF([.$X47]=&quot;A&quot;;3;2))" office:value-type="float" office:value="2" calcext:value-type="float">
            <text:p>2</text:p>
          </table:table-cell>
          <table:table-cell table:style-name="ce82" table:formula="of:=IF([.$Z47]=&quot;&quot;;0;[.$Z47])" office:value-type="float" office:value="2" calcext:value-type="float">
            <text:p>2</text:p>
          </table:table-cell>
          <table:table-cell table:style-name="ce82" table:formula="of:=IF([.$Y47]=&quot;H&quot;;1;IF([.$Y47]=&quot;L&quot;;2;0))" office:value-type="float" office:value="1" calcext:value-type="float">
            <text:p>1</text:p>
          </table:table-cell>
          <table:table-cell table:style-name="ce82" table:formula="of:=IF([.$Y47]=1;1;0)" office:value-type="float" office:value="0" calcext:value-type="float">
            <text:p>0</text:p>
          </table:table-cell>
          <table:table-cell table:style-name="ce82" table:formula="of:=IF(OR([.$X47]=&quot;&quot;;[.$X47]=&quot;A&quot;);0;[.$X47])" office:value-type="float" office:value="6" calcext:value-type="float">
            <text:p>6</text:p>
          </table:table-cell>
          <table:table-cell table:style-name="ce80"/>
          <table:table-cell table:style-name="ce80" table:formula="of:=MID([.H47];2;1)" office:value-type="string" office:string-value="C" calcext:value-type="string">
            <text:p>C</text:p>
          </table:table-cell>
          <table:table-cell table:style-name="ce80" table:formula="of:=MID([.H47];3;2)" office:value-type="string" office:string-value="11" calcext:value-type="string">
            <text:p>11</text:p>
          </table:table-cell>
          <table:table-cell table:style-name="ce80" table:formula="of:=[.AI47]*2" office:value-type="float" office:value="22" calcext:value-type="float">
            <text:p>22</text:p>
          </table:table-cell>
          <table:table-cell table:style-name="ce80" table:formula="of:=MOD([.AJ47]*2;32)" office:value-type="float" office:value="12" calcext:value-type="float">
            <text:p>12</text:p>
          </table:table-cell>
          <table:table-cell table:style-name="ce80" table:formula="of:=IF([.AL$1]=[.$AH47];[.$AB47]*(2^[.$AJ47]);&quot;&quot;)">
            <text:p/>
          </table:table-cell>
          <table:table-cell table:style-name="ce80" table:formula="of:=IF([.AM$1]=[.$AH47];[.$AA47]*(2^[.$AI47]);&quot;&quot;)">
            <text:p/>
          </table:table-cell>
          <table:table-cell table:style-name="ce80" table:formula="of:=IF([.AN$1]=[.$AH47];[.$AC47]*(2^[.$AJ47]);&quot;&quot;)">
            <text:p/>
          </table:table-cell>
          <table:table-cell table:style-name="ce80" table:formula="of:=IF([.AO$1]=[.$AH47];[.$AD47]*(2^[.$AJ47]);&quot;&quot;)">
            <text:p/>
          </table:table-cell>
          <table:table-cell table:style-name="ce80" table:formula="of:=IF([.AP$1]=[.$AH47];[.$AE47]*(2^[.$AI47]);&quot;&quot;)">
            <text:p/>
          </table:table-cell>
          <table:table-cell table:style-name="ce80" table:formula="of:=IF(AND([.AQ$1]=[.$AH47];[.$AJ47]&lt;16);[.$AF47]*(2^[.$AK47]);&quot;&quot;)">
            <text:p/>
          </table:table-cell>
          <table:table-cell table:style-name="ce80" table:formula="of:=IF(AND([.AQ$1]=[.$AH47];[.$AJ47]&gt;=16);[.$AF47]*(2^[.$AK47]);&quot;&quot;)">
            <text:p/>
          </table:table-cell>
          <table:table-cell table:style-name="ce80" table:formula="of:=IF([.AS$1]=[.$AH47];[.$AB47]*(2^[.$AJ47]);&quot;&quot;)">
            <text:p/>
          </table:table-cell>
          <table:table-cell table:style-name="ce80" table:formula="of:=IF([.AT$1]=[.$AH47];[.$AA47]*(2^[.$AI47]);&quot;&quot;)">
            <text:p/>
          </table:table-cell>
          <table:table-cell table:style-name="ce80" table:formula="of:=IF([.AU$1]=[.$AH47];[.$AC47]*(2^[.$AJ47]);&quot;&quot;)">
            <text:p/>
          </table:table-cell>
          <table:table-cell table:style-name="ce80" table:formula="of:=IF([.AV$1]=[.$AH47];[.$AD47]*(2^[.$AJ47]);&quot;&quot;)">
            <text:p/>
          </table:table-cell>
          <table:table-cell table:style-name="ce80" table:formula="of:=IF([.AW$1]=[.$AH47];[.$AE47]*(2^[.$AI47]);&quot;&quot;)">
            <text:p/>
          </table:table-cell>
          <table:table-cell table:style-name="ce80" table:formula="of:=IF(AND([.AX$1]=[.$AH47];[.$AJ47]&lt;16);[.$AF47]*(2^[.$AK47]);&quot;&quot;)">
            <text:p/>
          </table:table-cell>
          <table:table-cell table:style-name="ce80" table:formula="of:=IF(AND([.AX$1]=[.$AH47];[.$AJ47]&gt;=16);[.$AF47]*(2^[.$AK47]);&quot;&quot;)">
            <text:p/>
          </table:table-cell>
          <table:table-cell table:style-name="ce80" table:formula="of:=IF([.AZ$1]=[.$AH47];[.$AB47]*(2^[.$AJ47]);&quot;&quot;)" office:value-type="float" office:value="8388608" calcext:value-type="float">
            <text:p>8388608</text:p>
          </table:table-cell>
          <table:table-cell table:style-name="ce80" table:formula="of:=IF([.BA$1]=[.$AH47];[.$AA47]*(2^[.$AI47]);&quot;&quot;)" office:value-type="float" office:value="0" calcext:value-type="float">
            <text:p>0</text:p>
          </table:table-cell>
          <table:table-cell table:style-name="ce80" table:formula="of:=IF([.BB$1]=[.$AH47];[.$AC47]*(2^[.$AJ47]);&quot;&quot;)" office:value-type="float" office:value="8388608" calcext:value-type="float">
            <text:p>8388608</text:p>
          </table:table-cell>
          <table:table-cell table:style-name="ce80" table:formula="of:=IF([.BC$1]=[.$AH47];[.$AD47]*(2^[.$AJ47]);&quot;&quot;)" office:value-type="float" office:value="4194304" calcext:value-type="float">
            <text:p>4194304</text:p>
          </table:table-cell>
          <table:table-cell table:style-name="ce80" table:formula="of:=IF([.BD$1]=[.$AH47];[.$AE47]*(2^[.$AI47]);&quot;&quot;)" office:value-type="float" office:value="0" calcext:value-type="float">
            <text:p>0</text:p>
          </table:table-cell>
          <table:table-cell table:style-name="ce80" table:formula="of:=IF(AND([.BE$1]=[.$AH47];[.$AJ47]&lt;16);[.$AF47]*(2^[.$AK47]);&quot;&quot;)">
            <text:p/>
          </table:table-cell>
          <table:table-cell table:style-name="ce80" table:formula="of:=IF(AND([.BE$1]=[.$AH47];[.$AJ47]&gt;=16);[.$AF47]*(2^[.$AK47]);&quot;&quot;)" office:value-type="float" office:value="24576" calcext:value-type="float">
            <text:p>24576</text:p>
          </table:table-cell>
          <table:table-cell table:style-name="ce80" table:formula="of:=IF([.BG$1]=[.$AH47];[.$AB47]*(2^[.$AJ47]);&quot;&quot;)">
            <text:p/>
          </table:table-cell>
          <table:table-cell table:style-name="ce80" table:formula="of:=IF([.BH$1]=[.$AH47];[.$AA47]*(2^[.$AI47]);&quot;&quot;)">
            <text:p/>
          </table:table-cell>
          <table:table-cell table:style-name="ce80" table:formula="of:=IF([.BI$1]=[.$AH47];[.$AC47]*(2^[.$AJ47]);&quot;&quot;)">
            <text:p/>
          </table:table-cell>
          <table:table-cell table:style-name="ce80" table:formula="of:=IF([.BJ$1]=[.$AH47];[.$AD47]*(2^[.$AJ47]);&quot;&quot;)">
            <text:p/>
          </table:table-cell>
          <table:table-cell table:style-name="ce80" table:formula="of:=IF([.BK$1]=[.$AH47];[.$AE47]*(2^[.$AI47]);&quot;&quot;)">
            <text:p/>
          </table:table-cell>
          <table:table-cell table:style-name="ce80" table:formula="of:=IF(AND([.BL$1]=[.$AH47];[.$AJ47]&lt;16);[.$AF47]*(2^[.$AK47]);&quot;&quot;)">
            <text:p/>
          </table:table-cell>
          <table:table-cell table:style-name="ce80" table:formula="of:=IF(AND([.BL$1]=[.$AH47];[.$AJ47]&gt;=16);[.$AF47]*(2^[.$AK47]);&quot;&quot;)">
            <text:p/>
          </table:table-cell>
          <table:table-cell table:style-name="ce80" table:formula="of:=IF([.BN$1]=[.$AH47];[.$AB47]*(2^[.$AJ47]);&quot;&quot;)">
            <text:p/>
          </table:table-cell>
          <table:table-cell table:style-name="ce80" table:formula="of:=IF([.BO$1]=[.$AH47];[.$AA47]*(2^[.$AI47]);&quot;&quot;)">
            <text:p/>
          </table:table-cell>
          <table:table-cell table:style-name="ce80" table:formula="of:=IF([.BP$1]=[.$AH47];[.$AC47]*(2^[.$AJ47]);&quot;&quot;)">
            <text:p/>
          </table:table-cell>
          <table:table-cell table:style-name="ce80" table:formula="of:=IF([.BQ$1]=[.$AH47];[.$AD47]*(2^[.$AJ47]);&quot;&quot;)">
            <text:p/>
          </table:table-cell>
          <table:table-cell table:style-name="ce80" table:formula="of:=IF([.BR$1]=[.$AH47];[.$AE47]*(2^[.$AI47]);&quot;&quot;)">
            <text:p/>
          </table:table-cell>
          <table:table-cell table:style-name="ce80" table:formula="of:=IF(AND([.BS$1]=[.$AH47];[.$AJ47]&lt;16);[.$AF47]*(2^[.$AK47]);&quot;&quot;)">
            <text:p/>
          </table:table-cell>
          <table:table-cell table:style-name="ce80" table:formula="of:=IF(AND([.BS$1]=[.$AH47];[.$AJ47]&gt;=16);[.$AF47]*(2^[.$AK47]);&quot;&quot;)">
            <text:p/>
          </table:table-cell>
          <table:table-cell table:style-name="ce80" table:formula="of:=IF([.BU$1]=[.$AH47];[.$AB47]*(2^[.$AJ47]);&quot;&quot;)">
            <text:p/>
          </table:table-cell>
          <table:table-cell table:style-name="ce80" table:formula="of:=IF([.BV$1]=[.$AH47];[.$AA47]*(2^[.$AI47]);&quot;&quot;)">
            <text:p/>
          </table:table-cell>
          <table:table-cell table:style-name="ce80" table:formula="of:=IF([.BW$1]=[.$AH47];[.$AC47]*(2^[.$AJ47]);&quot;&quot;)">
            <text:p/>
          </table:table-cell>
          <table:table-cell table:style-name="ce80" table:formula="of:=IF([.BX$1]=[.$AH47];[.$AD47]*(2^[.$AJ47]);&quot;&quot;)">
            <text:p/>
          </table:table-cell>
          <table:table-cell table:style-name="ce80" table:formula="of:=IF([.BY$1]=[.$AH47];[.$AE47]*(2^[.$AI47]);&quot;&quot;)">
            <text:p/>
          </table:table-cell>
          <table:table-cell table:style-name="ce80" table:formula="of:=IF(AND([.BZ$1]=[.$AH47];[.$AJ47]&lt;16);[.$AF47]*(2^[.$AK47]);&quot;&quot;)">
            <text:p/>
          </table:table-cell>
          <table:table-cell table:style-name="ce80" table:formula="of:=IF(AND([.BZ$1]=[.$AH47];[.$AJ47]&gt;=16);[.$AF47]*(2^[.$AK47]);&quot;&quot;)">
            <text:p/>
          </table:table-cell>
        </table:table-row>
        <table:table-row table:style-name="ro1">
          <table:table-cell table:style-name="ce57" office:value-type="float" office:value="80" calcext:value-type="float">
            <text:p>80</text:p>
          </table:table-cell>
          <table:table-cell table:style-name="ce61"/>
          <table:table-cell/>
          <table:table-cell table:style-name="ce61" office:value-type="string" calcext:value-type="string">
            <text:p>S1MOSI</text:p>
          </table:table-cell>
          <table:table-cell table:style-name="ce61" office:value-type="string" calcext:value-type="string">
            <text:p>out</text:p>
          </table:table-cell>
          <table:table-cell table:style-name="ce61" office:value-type="string" calcext:value-type="string">
            <text:p>Местный SPI</text:p>
          </table:table-cell>
          <table:table-cell table:style-name="Default"/>
          <table:table-cell office:value-type="string" calcext:value-type="string">
            <text:p>PC12</text:p>
          </table:table-cell>
          <table:table-cell table:style-name="ce90" table:number-columns-repeated="6"/>
          <table:table-cell table:style-name="ce85" office:value-type="string" calcext:value-type="string">
            <text:p>SPI3_MOSI/I2S3_SD</text:p>
          </table:table-cell>
          <table:table-cell table:style-name="ce90" office:value-type="string" calcext:value-type="string">
            <text:p>USART3_CK</text:p>
          </table:table-cell>
          <table:table-cell table:style-name="ce90" office:value-type="string" calcext:value-type="string">
            <text:p>UART5_TX</text:p>
          </table:table-cell>
          <table:table-cell table:style-name="ce90" table:number-columns-repeated="2"/>
          <table:table-cell table:style-name="ce80"/>
          <table:table-cell table:style-name="ce90" office:value-type="string" calcext:value-type="string">
            <text:p>SDIO_CK</text:p>
          </table:table-cell>
          <table:table-cell table:style-name="ce90"/>
          <table:table-cell table:style-name="ce44" table:formula="of:=[.H48]" office:value-type="string" office:string-value="PC12" calcext:value-type="string">
            <text:p>PC12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string" calcext:value-type="string">
            <text:p>L</text:p>
          </table:table-cell>
          <table:table-cell table:style-name="ce80" office:value-type="float" office:value="2" calcext:value-type="float">
            <text:p>2</text:p>
          </table:table-cell>
          <table:table-cell table:style-name="ce75" office:value-type="float" office:value="0" calcext:value-type="float">
            <text:p>0</text:p>
          </table:table-cell>
          <table:table-cell table:style-name="ce82" table:formula="of:=IF([.$X48]=&quot;&quot;;IF([.$E48]=&quot;out&quot;;1;0);IF([.$X48]=&quot;A&quot;;3;2))" office:value-type="float" office:value="2" calcext:value-type="float">
            <text:p>2</text:p>
          </table:table-cell>
          <table:table-cell table:style-name="ce82" table:formula="of:=IF([.$Z48]=&quot;&quot;;0;[.$Z48])" office:value-type="float" office:value="2" calcext:value-type="float">
            <text:p>2</text:p>
          </table:table-cell>
          <table:table-cell table:style-name="ce82" table:formula="of:=IF([.$Y48]=&quot;H&quot;;1;IF([.$Y48]=&quot;L&quot;;2;0))" office:value-type="float" office:value="2" calcext:value-type="float">
            <text:p>2</text:p>
          </table:table-cell>
          <table:table-cell table:style-name="ce82" table:formula="of:=IF([.$Y48]=1;1;0)" office:value-type="float" office:value="0" calcext:value-type="float">
            <text:p>0</text:p>
          </table:table-cell>
          <table:table-cell table:style-name="ce82" table:formula="of:=IF(OR([.$X48]=&quot;&quot;;[.$X48]=&quot;A&quot;);0;[.$X48])" office:value-type="float" office:value="6" calcext:value-type="float">
            <text:p>6</text:p>
          </table:table-cell>
          <table:table-cell table:style-name="ce80"/>
          <table:table-cell table:style-name="ce80" table:formula="of:=MID([.H48];2;1)" office:value-type="string" office:string-value="C" calcext:value-type="string">
            <text:p>C</text:p>
          </table:table-cell>
          <table:table-cell table:style-name="ce80" table:formula="of:=MID([.H48];3;2)" office:value-type="string" office:string-value="12" calcext:value-type="string">
            <text:p>12</text:p>
          </table:table-cell>
          <table:table-cell table:style-name="ce80" table:formula="of:=[.AI48]*2" office:value-type="float" office:value="24" calcext:value-type="float">
            <text:p>24</text:p>
          </table:table-cell>
          <table:table-cell table:style-name="ce80" table:formula="of:=MOD([.AJ48]*2;32)" office:value-type="float" office:value="16" calcext:value-type="float">
            <text:p>16</text:p>
          </table:table-cell>
          <table:table-cell table:style-name="ce80" table:formula="of:=IF([.AL$1]=[.$AH48];[.$AB48]*(2^[.$AJ48]);&quot;&quot;)">
            <text:p/>
          </table:table-cell>
          <table:table-cell table:style-name="ce80" table:formula="of:=IF([.AM$1]=[.$AH48];[.$AA48]*(2^[.$AI48]);&quot;&quot;)">
            <text:p/>
          </table:table-cell>
          <table:table-cell table:style-name="ce80" table:formula="of:=IF([.AN$1]=[.$AH48];[.$AC48]*(2^[.$AJ48]);&quot;&quot;)">
            <text:p/>
          </table:table-cell>
          <table:table-cell table:style-name="ce80" table:formula="of:=IF([.AO$1]=[.$AH48];[.$AD48]*(2^[.$AJ48]);&quot;&quot;)">
            <text:p/>
          </table:table-cell>
          <table:table-cell table:style-name="ce80" table:formula="of:=IF([.AP$1]=[.$AH48];[.$AE48]*(2^[.$AI48]);&quot;&quot;)">
            <text:p/>
          </table:table-cell>
          <table:table-cell table:style-name="ce80" table:formula="of:=IF(AND([.AQ$1]=[.$AH48];[.$AJ48]&lt;16);[.$AF48]*(2^[.$AK48]);&quot;&quot;)">
            <text:p/>
          </table:table-cell>
          <table:table-cell table:style-name="ce80" table:formula="of:=IF(AND([.AQ$1]=[.$AH48];[.$AJ48]&gt;=16);[.$AF48]*(2^[.$AK48]);&quot;&quot;)">
            <text:p/>
          </table:table-cell>
          <table:table-cell table:style-name="ce80" table:formula="of:=IF([.AS$1]=[.$AH48];[.$AB48]*(2^[.$AJ48]);&quot;&quot;)">
            <text:p/>
          </table:table-cell>
          <table:table-cell table:style-name="ce80" table:formula="of:=IF([.AT$1]=[.$AH48];[.$AA48]*(2^[.$AI48]);&quot;&quot;)">
            <text:p/>
          </table:table-cell>
          <table:table-cell table:style-name="ce80" table:formula="of:=IF([.AU$1]=[.$AH48];[.$AC48]*(2^[.$AJ48]);&quot;&quot;)">
            <text:p/>
          </table:table-cell>
          <table:table-cell table:style-name="ce80" table:formula="of:=IF([.AV$1]=[.$AH48];[.$AD48]*(2^[.$AJ48]);&quot;&quot;)">
            <text:p/>
          </table:table-cell>
          <table:table-cell table:style-name="ce80" table:formula="of:=IF([.AW$1]=[.$AH48];[.$AE48]*(2^[.$AI48]);&quot;&quot;)">
            <text:p/>
          </table:table-cell>
          <table:table-cell table:style-name="ce80" table:formula="of:=IF(AND([.AX$1]=[.$AH48];[.$AJ48]&lt;16);[.$AF48]*(2^[.$AK48]);&quot;&quot;)">
            <text:p/>
          </table:table-cell>
          <table:table-cell table:style-name="ce80" table:formula="of:=IF(AND([.AX$1]=[.$AH48];[.$AJ48]&gt;=16);[.$AF48]*(2^[.$AK48]);&quot;&quot;)">
            <text:p/>
          </table:table-cell>
          <table:table-cell table:style-name="ce80" table:formula="of:=IF([.AZ$1]=[.$AH48];[.$AB48]*(2^[.$AJ48]);&quot;&quot;)" office:value-type="float" office:value="33554432" calcext:value-type="float">
            <text:p>33554432</text:p>
          </table:table-cell>
          <table:table-cell table:style-name="ce80" table:formula="of:=IF([.BA$1]=[.$AH48];[.$AA48]*(2^[.$AI48]);&quot;&quot;)" office:value-type="float" office:value="0" calcext:value-type="float">
            <text:p>0</text:p>
          </table:table-cell>
          <table:table-cell table:style-name="ce80" table:formula="of:=IF([.BB$1]=[.$AH48];[.$AC48]*(2^[.$AJ48]);&quot;&quot;)" office:value-type="float" office:value="33554432" calcext:value-type="float">
            <text:p>33554432</text:p>
          </table:table-cell>
          <table:table-cell table:style-name="ce80" table:formula="of:=IF([.BC$1]=[.$AH48];[.$AD48]*(2^[.$AJ48]);&quot;&quot;)" office:value-type="float" office:value="33554432" calcext:value-type="float">
            <text:p>33554432</text:p>
          </table:table-cell>
          <table:table-cell table:style-name="ce80" table:formula="of:=IF([.BD$1]=[.$AH48];[.$AE48]*(2^[.$AI48]);&quot;&quot;)" office:value-type="float" office:value="0" calcext:value-type="float">
            <text:p>0</text:p>
          </table:table-cell>
          <table:table-cell table:style-name="ce80" table:formula="of:=IF(AND([.BE$1]=[.$AH48];[.$AJ48]&lt;16);[.$AF48]*(2^[.$AK48]);&quot;&quot;)">
            <text:p/>
          </table:table-cell>
          <table:table-cell table:style-name="ce80" table:formula="of:=IF(AND([.BE$1]=[.$AH48];[.$AJ48]&gt;=16);[.$AF48]*(2^[.$AK48]);&quot;&quot;)" office:value-type="float" office:value="393216" calcext:value-type="float">
            <text:p>393216</text:p>
          </table:table-cell>
          <table:table-cell table:style-name="ce80" table:formula="of:=IF([.BG$1]=[.$AH48];[.$AB48]*(2^[.$AJ48]);&quot;&quot;)">
            <text:p/>
          </table:table-cell>
          <table:table-cell table:style-name="ce80" table:formula="of:=IF([.BH$1]=[.$AH48];[.$AA48]*(2^[.$AI48]);&quot;&quot;)">
            <text:p/>
          </table:table-cell>
          <table:table-cell table:style-name="ce80" table:formula="of:=IF([.BI$1]=[.$AH48];[.$AC48]*(2^[.$AJ48]);&quot;&quot;)">
            <text:p/>
          </table:table-cell>
          <table:table-cell table:style-name="ce80" table:formula="of:=IF([.BJ$1]=[.$AH48];[.$AD48]*(2^[.$AJ48]);&quot;&quot;)">
            <text:p/>
          </table:table-cell>
          <table:table-cell table:style-name="ce80" table:formula="of:=IF([.BK$1]=[.$AH48];[.$AE48]*(2^[.$AI48]);&quot;&quot;)">
            <text:p/>
          </table:table-cell>
          <table:table-cell table:style-name="ce80" table:formula="of:=IF(AND([.BL$1]=[.$AH48];[.$AJ48]&lt;16);[.$AF48]*(2^[.$AK48]);&quot;&quot;)">
            <text:p/>
          </table:table-cell>
          <table:table-cell table:style-name="ce80" table:formula="of:=IF(AND([.BL$1]=[.$AH48];[.$AJ48]&gt;=16);[.$AF48]*(2^[.$AK48]);&quot;&quot;)">
            <text:p/>
          </table:table-cell>
          <table:table-cell table:style-name="ce80" table:formula="of:=IF([.BN$1]=[.$AH48];[.$AB48]*(2^[.$AJ48]);&quot;&quot;)">
            <text:p/>
          </table:table-cell>
          <table:table-cell table:style-name="ce80" table:formula="of:=IF([.BO$1]=[.$AH48];[.$AA48]*(2^[.$AI48]);&quot;&quot;)">
            <text:p/>
          </table:table-cell>
          <table:table-cell table:style-name="ce80" table:formula="of:=IF([.BP$1]=[.$AH48];[.$AC48]*(2^[.$AJ48]);&quot;&quot;)">
            <text:p/>
          </table:table-cell>
          <table:table-cell table:style-name="ce80" table:formula="of:=IF([.BQ$1]=[.$AH48];[.$AD48]*(2^[.$AJ48]);&quot;&quot;)">
            <text:p/>
          </table:table-cell>
          <table:table-cell table:style-name="ce80" table:formula="of:=IF([.BR$1]=[.$AH48];[.$AE48]*(2^[.$AI48]);&quot;&quot;)">
            <text:p/>
          </table:table-cell>
          <table:table-cell table:style-name="ce80" table:formula="of:=IF(AND([.BS$1]=[.$AH48];[.$AJ48]&lt;16);[.$AF48]*(2^[.$AK48]);&quot;&quot;)">
            <text:p/>
          </table:table-cell>
          <table:table-cell table:style-name="ce80" table:formula="of:=IF(AND([.BS$1]=[.$AH48];[.$AJ48]&gt;=16);[.$AF48]*(2^[.$AK48]);&quot;&quot;)">
            <text:p/>
          </table:table-cell>
          <table:table-cell table:style-name="ce80" table:formula="of:=IF([.BU$1]=[.$AH48];[.$AB48]*(2^[.$AJ48]);&quot;&quot;)">
            <text:p/>
          </table:table-cell>
          <table:table-cell table:style-name="ce80" table:formula="of:=IF([.BV$1]=[.$AH48];[.$AA48]*(2^[.$AI48]);&quot;&quot;)">
            <text:p/>
          </table:table-cell>
          <table:table-cell table:style-name="ce80" table:formula="of:=IF([.BW$1]=[.$AH48];[.$AC48]*(2^[.$AJ48]);&quot;&quot;)">
            <text:p/>
          </table:table-cell>
          <table:table-cell table:style-name="ce80" table:formula="of:=IF([.BX$1]=[.$AH48];[.$AD48]*(2^[.$AJ48]);&quot;&quot;)">
            <text:p/>
          </table:table-cell>
          <table:table-cell table:style-name="ce80" table:formula="of:=IF([.BY$1]=[.$AH48];[.$AE48]*(2^[.$AI48]);&quot;&quot;)">
            <text:p/>
          </table:table-cell>
          <table:table-cell table:style-name="ce80" table:formula="of:=IF(AND([.BZ$1]=[.$AH48];[.$AJ48]&lt;16);[.$AF48]*(2^[.$AK48]);&quot;&quot;)">
            <text:p/>
          </table:table-cell>
          <table:table-cell table:style-name="ce80" table:formula="of:=IF(AND([.BZ$1]=[.$AH48];[.$AJ48]&gt;=16);[.$AF48]*(2^[.$AK48]);&quot;&quot;)">
            <text:p/>
          </table:table-cell>
        </table:table-row>
        <table:table-row table:style-name="ro1">
          <table:table-cell table:style-name="ce57" office:value-type="float" office:value="7" calcext:value-type="float">
            <text:p>7</text:p>
          </table:table-cell>
          <table:table-cell table:number-columns-repeated="2"/>
          <table:table-cell table:style-name="Default" office:value-type="string" calcext:value-type="string">
            <text:p>K0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Кнопки</text:p>
          </table:table-cell>
          <table:table-cell table:style-name="Default"/>
          <table:table-cell table:style-name="ce85" office:value-type="string" calcext:value-type="string">
            <text:p>PC13</text:p>
          </table:table-cell>
          <table:table-cell table:style-name="ce90" table:number-columns-repeated="11"/>
          <table:table-cell table:style-name="ce81"/>
          <table:table-cell table:style-name="ce90"/>
          <table:table-cell table:style-name="ce90" office:value-type="string" calcext:value-type="string">
            <text:p>TAMP_1</text:p>
          </table:table-cell>
          <table:table-cell table:style-name="ce44" table:formula="of:=[.H49]" office:value-type="string" office:string-value="PC13" calcext:value-type="string">
            <text:p>PC13</text:p>
          </table:table-cell>
          <table:table-cell table:style-name="ce80"/>
          <table:table-cell table:style-name="ce80" office:value-type="string" calcext:value-type="string">
            <text:p>H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49]=&quot;&quot;;IF([.$E49]=&quot;out&quot;;1;0);IF([.$X49]=&quot;A&quot;;3;2))" office:value-type="float" office:value="0" calcext:value-type="float">
            <text:p>0</text:p>
          </table:table-cell>
          <table:table-cell table:style-name="ce82" table:formula="of:=IF([.$Z49]=&quot;&quot;;0;[.$Z49])" office:value-type="float" office:value="0" calcext:value-type="float">
            <text:p>0</text:p>
          </table:table-cell>
          <table:table-cell table:style-name="ce82" table:formula="of:=IF([.$Y49]=&quot;H&quot;;1;IF([.$Y49]=&quot;L&quot;;2;0))" office:value-type="float" office:value="1" calcext:value-type="float">
            <text:p>1</text:p>
          </table:table-cell>
          <table:table-cell table:style-name="ce82" table:formula="of:=IF([.$Y49]=1;1;0)" office:value-type="float" office:value="0" calcext:value-type="float">
            <text:p>0</text:p>
          </table:table-cell>
          <table:table-cell table:style-name="ce82" table:formula="of:=IF(OR([.$X49]=&quot;&quot;;[.$X49]=&quot;A&quot;);0;[.$X49])" office:value-type="float" office:value="0" calcext:value-type="float">
            <text:p>0</text:p>
          </table:table-cell>
          <table:table-cell table:style-name="ce80"/>
          <table:table-cell table:style-name="ce80" table:formula="of:=MID([.H49];2;1)" office:value-type="string" office:string-value="C" calcext:value-type="string">
            <text:p>C</text:p>
          </table:table-cell>
          <table:table-cell table:style-name="ce80" table:formula="of:=MID([.H49];3;2)" office:value-type="string" office:string-value="13" calcext:value-type="string">
            <text:p>13</text:p>
          </table:table-cell>
          <table:table-cell table:style-name="ce80" table:formula="of:=[.AI49]*2" office:value-type="float" office:value="26" calcext:value-type="float">
            <text:p>26</text:p>
          </table:table-cell>
          <table:table-cell table:style-name="ce80" table:formula="of:=MOD([.AJ49]*2;32)" office:value-type="float" office:value="20" calcext:value-type="float">
            <text:p>20</text:p>
          </table:table-cell>
          <table:table-cell table:style-name="ce80" table:formula="of:=IF([.AL$1]=[.$AH49];[.$AB49]*(2^[.$AJ49]);&quot;&quot;)">
            <text:p/>
          </table:table-cell>
          <table:table-cell table:style-name="ce80" table:formula="of:=IF([.AM$1]=[.$AH49];[.$AA49]*(2^[.$AI49]);&quot;&quot;)">
            <text:p/>
          </table:table-cell>
          <table:table-cell table:style-name="ce80" table:formula="of:=IF([.AN$1]=[.$AH49];[.$AC49]*(2^[.$AJ49]);&quot;&quot;)">
            <text:p/>
          </table:table-cell>
          <table:table-cell table:style-name="ce80" table:formula="of:=IF([.AO$1]=[.$AH49];[.$AD49]*(2^[.$AJ49]);&quot;&quot;)">
            <text:p/>
          </table:table-cell>
          <table:table-cell table:style-name="ce80" table:formula="of:=IF([.AP$1]=[.$AH49];[.$AE49]*(2^[.$AI49]);&quot;&quot;)">
            <text:p/>
          </table:table-cell>
          <table:table-cell table:style-name="ce80" table:formula="of:=IF(AND([.AQ$1]=[.$AH49];[.$AJ49]&lt;16);[.$AF49]*(2^[.$AK49]);&quot;&quot;)">
            <text:p/>
          </table:table-cell>
          <table:table-cell table:style-name="ce80" table:formula="of:=IF(AND([.AQ$1]=[.$AH49];[.$AJ49]&gt;=16);[.$AF49]*(2^[.$AK49]);&quot;&quot;)">
            <text:p/>
          </table:table-cell>
          <table:table-cell table:style-name="ce80" table:formula="of:=IF([.AS$1]=[.$AH49];[.$AB49]*(2^[.$AJ49]);&quot;&quot;)">
            <text:p/>
          </table:table-cell>
          <table:table-cell table:style-name="ce80" table:formula="of:=IF([.AT$1]=[.$AH49];[.$AA49]*(2^[.$AI49]);&quot;&quot;)">
            <text:p/>
          </table:table-cell>
          <table:table-cell table:style-name="ce80" table:formula="of:=IF([.AU$1]=[.$AH49];[.$AC49]*(2^[.$AJ49]);&quot;&quot;)">
            <text:p/>
          </table:table-cell>
          <table:table-cell table:style-name="ce80" table:formula="of:=IF([.AV$1]=[.$AH49];[.$AD49]*(2^[.$AJ49]);&quot;&quot;)">
            <text:p/>
          </table:table-cell>
          <table:table-cell table:style-name="ce80" table:formula="of:=IF([.AW$1]=[.$AH49];[.$AE49]*(2^[.$AI49]);&quot;&quot;)">
            <text:p/>
          </table:table-cell>
          <table:table-cell table:style-name="ce80" table:formula="of:=IF(AND([.AX$1]=[.$AH49];[.$AJ49]&lt;16);[.$AF49]*(2^[.$AK49]);&quot;&quot;)">
            <text:p/>
          </table:table-cell>
          <table:table-cell table:style-name="ce80" table:formula="of:=IF(AND([.AX$1]=[.$AH49];[.$AJ49]&gt;=16);[.$AF49]*(2^[.$AK49]);&quot;&quot;)">
            <text:p/>
          </table:table-cell>
          <table:table-cell table:style-name="ce80" table:formula="of:=IF([.AZ$1]=[.$AH49];[.$AB49]*(2^[.$AJ49]);&quot;&quot;)" office:value-type="float" office:value="0" calcext:value-type="float">
            <text:p>0</text:p>
          </table:table-cell>
          <table:table-cell table:style-name="ce80" table:formula="of:=IF([.BA$1]=[.$AH49];[.$AA49]*(2^[.$AI49]);&quot;&quot;)" office:value-type="float" office:value="0" calcext:value-type="float">
            <text:p>0</text:p>
          </table:table-cell>
          <table:table-cell table:style-name="ce80" table:formula="of:=IF([.BB$1]=[.$AH49];[.$AC49]*(2^[.$AJ49]);&quot;&quot;)" office:value-type="float" office:value="0" calcext:value-type="float">
            <text:p>0</text:p>
          </table:table-cell>
          <table:table-cell table:style-name="ce80" table:formula="of:=IF([.BC$1]=[.$AH49];[.$AD49]*(2^[.$AJ49]);&quot;&quot;)" office:value-type="float" office:value="67108864" calcext:value-type="float">
            <text:p>67108864</text:p>
          </table:table-cell>
          <table:table-cell table:style-name="ce80" table:formula="of:=IF([.BD$1]=[.$AH49];[.$AE49]*(2^[.$AI49]);&quot;&quot;)" office:value-type="float" office:value="0" calcext:value-type="float">
            <text:p>0</text:p>
          </table:table-cell>
          <table:table-cell table:style-name="ce80" table:formula="of:=IF(AND([.BE$1]=[.$AH49];[.$AJ49]&lt;16);[.$AF49]*(2^[.$AK49]);&quot;&quot;)">
            <text:p/>
          </table:table-cell>
          <table:table-cell table:style-name="ce80" table:formula="of:=IF(AND([.BE$1]=[.$AH49];[.$AJ49]&gt;=16);[.$AF49]*(2^[.$AK49]);&quot;&quot;)" office:value-type="float" office:value="0" calcext:value-type="float">
            <text:p>0</text:p>
          </table:table-cell>
          <table:table-cell table:style-name="ce80" table:formula="of:=IF([.BG$1]=[.$AH49];[.$AB49]*(2^[.$AJ49]);&quot;&quot;)">
            <text:p/>
          </table:table-cell>
          <table:table-cell table:style-name="ce80" table:formula="of:=IF([.BH$1]=[.$AH49];[.$AA49]*(2^[.$AI49]);&quot;&quot;)">
            <text:p/>
          </table:table-cell>
          <table:table-cell table:style-name="ce80" table:formula="of:=IF([.BI$1]=[.$AH49];[.$AC49]*(2^[.$AJ49]);&quot;&quot;)">
            <text:p/>
          </table:table-cell>
          <table:table-cell table:style-name="ce80" table:formula="of:=IF([.BJ$1]=[.$AH49];[.$AD49]*(2^[.$AJ49]);&quot;&quot;)">
            <text:p/>
          </table:table-cell>
          <table:table-cell table:style-name="ce80" table:formula="of:=IF([.BK$1]=[.$AH49];[.$AE49]*(2^[.$AI49]);&quot;&quot;)">
            <text:p/>
          </table:table-cell>
          <table:table-cell table:style-name="ce80" table:formula="of:=IF(AND([.BL$1]=[.$AH49];[.$AJ49]&lt;16);[.$AF49]*(2^[.$AK49]);&quot;&quot;)">
            <text:p/>
          </table:table-cell>
          <table:table-cell table:style-name="ce80" table:formula="of:=IF(AND([.BL$1]=[.$AH49];[.$AJ49]&gt;=16);[.$AF49]*(2^[.$AK49]);&quot;&quot;)">
            <text:p/>
          </table:table-cell>
          <table:table-cell table:style-name="ce80" table:formula="of:=IF([.BN$1]=[.$AH49];[.$AB49]*(2^[.$AJ49]);&quot;&quot;)">
            <text:p/>
          </table:table-cell>
          <table:table-cell table:style-name="ce80" table:formula="of:=IF([.BO$1]=[.$AH49];[.$AA49]*(2^[.$AI49]);&quot;&quot;)">
            <text:p/>
          </table:table-cell>
          <table:table-cell table:style-name="ce80" table:formula="of:=IF([.BP$1]=[.$AH49];[.$AC49]*(2^[.$AJ49]);&quot;&quot;)">
            <text:p/>
          </table:table-cell>
          <table:table-cell table:style-name="ce80" table:formula="of:=IF([.BQ$1]=[.$AH49];[.$AD49]*(2^[.$AJ49]);&quot;&quot;)">
            <text:p/>
          </table:table-cell>
          <table:table-cell table:style-name="ce80" table:formula="of:=IF([.BR$1]=[.$AH49];[.$AE49]*(2^[.$AI49]);&quot;&quot;)">
            <text:p/>
          </table:table-cell>
          <table:table-cell table:style-name="ce80" table:formula="of:=IF(AND([.BS$1]=[.$AH49];[.$AJ49]&lt;16);[.$AF49]*(2^[.$AK49]);&quot;&quot;)">
            <text:p/>
          </table:table-cell>
          <table:table-cell table:style-name="ce80" table:formula="of:=IF(AND([.BS$1]=[.$AH49];[.$AJ49]&gt;=16);[.$AF49]*(2^[.$AK49]);&quot;&quot;)">
            <text:p/>
          </table:table-cell>
          <table:table-cell table:style-name="ce80" table:formula="of:=IF([.BU$1]=[.$AH49];[.$AB49]*(2^[.$AJ49]);&quot;&quot;)">
            <text:p/>
          </table:table-cell>
          <table:table-cell table:style-name="ce80" table:formula="of:=IF([.BV$1]=[.$AH49];[.$AA49]*(2^[.$AI49]);&quot;&quot;)">
            <text:p/>
          </table:table-cell>
          <table:table-cell table:style-name="ce80" table:formula="of:=IF([.BW$1]=[.$AH49];[.$AC49]*(2^[.$AJ49]);&quot;&quot;)">
            <text:p/>
          </table:table-cell>
          <table:table-cell table:style-name="ce80" table:formula="of:=IF([.BX$1]=[.$AH49];[.$AD49]*(2^[.$AJ49]);&quot;&quot;)">
            <text:p/>
          </table:table-cell>
          <table:table-cell table:style-name="ce80" table:formula="of:=IF([.BY$1]=[.$AH49];[.$AE49]*(2^[.$AI49]);&quot;&quot;)">
            <text:p/>
          </table:table-cell>
          <table:table-cell table:style-name="ce80" table:formula="of:=IF(AND([.BZ$1]=[.$AH49];[.$AJ49]&lt;16);[.$AF49]*(2^[.$AK49]);&quot;&quot;)">
            <text:p/>
          </table:table-cell>
          <table:table-cell table:style-name="ce80" table:formula="of:=IF(AND([.BZ$1]=[.$AH49];[.$AJ49]&gt;=16);[.$AF49]*(2^[.$AK49]);&quot;&quot;)">
            <text:p/>
          </table:table-cell>
        </table:table-row>
        <table:table-row table:style-name="ro1">
          <table:table-cell table:style-name="ce57" office:value-type="float" office:value="8" calcext:value-type="float">
            <text:p>8</text:p>
          </table:table-cell>
          <table:table-cell table:number-columns-repeated="2"/>
          <table:table-cell table:style-name="Default" office:value-type="string" calcext:value-type="string">
            <text:p>K1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Кнопки</text:p>
          </table:table-cell>
          <table:table-cell table:style-name="Default"/>
          <table:table-cell table:style-name="ce85" office:value-type="string" calcext:value-type="string">
            <text:p>PC14</text:p>
          </table:table-cell>
          <table:table-cell table:style-name="ce90" table:number-columns-repeated="11"/>
          <table:table-cell table:style-name="ce81"/>
          <table:table-cell table:style-name="ce90"/>
          <table:table-cell table:style-name="ce90" office:value-type="string" calcext:value-type="string">
            <text:p>OSC32_IN</text:p>
          </table:table-cell>
          <table:table-cell table:style-name="ce44" table:formula="of:=[.H50]" office:value-type="string" office:string-value="PC14" calcext:value-type="string">
            <text:p>PC14</text:p>
          </table:table-cell>
          <table:table-cell table:style-name="ce80"/>
          <table:table-cell table:style-name="ce80" office:value-type="string" calcext:value-type="string">
            <text:p>H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50]=&quot;&quot;;IF([.$E50]=&quot;out&quot;;1;0);IF([.$X50]=&quot;A&quot;;3;2))" office:value-type="float" office:value="0" calcext:value-type="float">
            <text:p>0</text:p>
          </table:table-cell>
          <table:table-cell table:style-name="ce82" table:formula="of:=IF([.$Z50]=&quot;&quot;;0;[.$Z50])" office:value-type="float" office:value="0" calcext:value-type="float">
            <text:p>0</text:p>
          </table:table-cell>
          <table:table-cell table:style-name="ce82" table:formula="of:=IF([.$Y50]=&quot;H&quot;;1;IF([.$Y50]=&quot;L&quot;;2;0))" office:value-type="float" office:value="1" calcext:value-type="float">
            <text:p>1</text:p>
          </table:table-cell>
          <table:table-cell table:style-name="ce82" table:formula="of:=IF([.$Y50]=1;1;0)" office:value-type="float" office:value="0" calcext:value-type="float">
            <text:p>0</text:p>
          </table:table-cell>
          <table:table-cell table:style-name="ce82" table:formula="of:=IF(OR([.$X50]=&quot;&quot;;[.$X50]=&quot;A&quot;);0;[.$X50])" office:value-type="float" office:value="0" calcext:value-type="float">
            <text:p>0</text:p>
          </table:table-cell>
          <table:table-cell table:style-name="ce80"/>
          <table:table-cell table:style-name="ce80" table:formula="of:=MID([.H50];2;1)" office:value-type="string" office:string-value="C" calcext:value-type="string">
            <text:p>C</text:p>
          </table:table-cell>
          <table:table-cell table:style-name="ce80" table:formula="of:=MID([.H50];3;2)" office:value-type="string" office:string-value="14" calcext:value-type="string">
            <text:p>14</text:p>
          </table:table-cell>
          <table:table-cell table:style-name="ce80" table:formula="of:=[.AI50]*2" office:value-type="float" office:value="28" calcext:value-type="float">
            <text:p>28</text:p>
          </table:table-cell>
          <table:table-cell table:style-name="ce80" table:formula="of:=MOD([.AJ50]*2;32)" office:value-type="float" office:value="24" calcext:value-type="float">
            <text:p>24</text:p>
          </table:table-cell>
          <table:table-cell table:style-name="ce80" table:formula="of:=IF([.AL$1]=[.$AH50];[.$AB50]*(2^[.$AJ50]);&quot;&quot;)">
            <text:p/>
          </table:table-cell>
          <table:table-cell table:style-name="ce80" table:formula="of:=IF([.AM$1]=[.$AH50];[.$AA50]*(2^[.$AI50]);&quot;&quot;)">
            <text:p/>
          </table:table-cell>
          <table:table-cell table:style-name="ce80" table:formula="of:=IF([.AN$1]=[.$AH50];[.$AC50]*(2^[.$AJ50]);&quot;&quot;)">
            <text:p/>
          </table:table-cell>
          <table:table-cell table:style-name="ce80" table:formula="of:=IF([.AO$1]=[.$AH50];[.$AD50]*(2^[.$AJ50]);&quot;&quot;)">
            <text:p/>
          </table:table-cell>
          <table:table-cell table:style-name="ce80" table:formula="of:=IF([.AP$1]=[.$AH50];[.$AE50]*(2^[.$AI50]);&quot;&quot;)">
            <text:p/>
          </table:table-cell>
          <table:table-cell table:style-name="ce80" table:formula="of:=IF(AND([.AQ$1]=[.$AH50];[.$AJ50]&lt;16);[.$AF50]*(2^[.$AK50]);&quot;&quot;)">
            <text:p/>
          </table:table-cell>
          <table:table-cell table:style-name="ce80" table:formula="of:=IF(AND([.AQ$1]=[.$AH50];[.$AJ50]&gt;=16);[.$AF50]*(2^[.$AK50]);&quot;&quot;)">
            <text:p/>
          </table:table-cell>
          <table:table-cell table:style-name="ce80" table:formula="of:=IF([.AS$1]=[.$AH50];[.$AB50]*(2^[.$AJ50]);&quot;&quot;)">
            <text:p/>
          </table:table-cell>
          <table:table-cell table:style-name="ce80" table:formula="of:=IF([.AT$1]=[.$AH50];[.$AA50]*(2^[.$AI50]);&quot;&quot;)">
            <text:p/>
          </table:table-cell>
          <table:table-cell table:style-name="ce80" table:formula="of:=IF([.AU$1]=[.$AH50];[.$AC50]*(2^[.$AJ50]);&quot;&quot;)">
            <text:p/>
          </table:table-cell>
          <table:table-cell table:style-name="ce80" table:formula="of:=IF([.AV$1]=[.$AH50];[.$AD50]*(2^[.$AJ50]);&quot;&quot;)">
            <text:p/>
          </table:table-cell>
          <table:table-cell table:style-name="ce80" table:formula="of:=IF([.AW$1]=[.$AH50];[.$AE50]*(2^[.$AI50]);&quot;&quot;)">
            <text:p/>
          </table:table-cell>
          <table:table-cell table:style-name="ce80" table:formula="of:=IF(AND([.AX$1]=[.$AH50];[.$AJ50]&lt;16);[.$AF50]*(2^[.$AK50]);&quot;&quot;)">
            <text:p/>
          </table:table-cell>
          <table:table-cell table:style-name="ce80" table:formula="of:=IF(AND([.AX$1]=[.$AH50];[.$AJ50]&gt;=16);[.$AF50]*(2^[.$AK50]);&quot;&quot;)">
            <text:p/>
          </table:table-cell>
          <table:table-cell table:style-name="ce80" table:formula="of:=IF([.AZ$1]=[.$AH50];[.$AB50]*(2^[.$AJ50]);&quot;&quot;)" office:value-type="float" office:value="0" calcext:value-type="float">
            <text:p>0</text:p>
          </table:table-cell>
          <table:table-cell table:style-name="ce80" table:formula="of:=IF([.BA$1]=[.$AH50];[.$AA50]*(2^[.$AI50]);&quot;&quot;)" office:value-type="float" office:value="0" calcext:value-type="float">
            <text:p>0</text:p>
          </table:table-cell>
          <table:table-cell table:style-name="ce80" table:formula="of:=IF([.BB$1]=[.$AH50];[.$AC50]*(2^[.$AJ50]);&quot;&quot;)" office:value-type="float" office:value="0" calcext:value-type="float">
            <text:p>0</text:p>
          </table:table-cell>
          <table:table-cell table:style-name="ce80" table:formula="of:=IF([.BC$1]=[.$AH50];[.$AD50]*(2^[.$AJ50]);&quot;&quot;)" office:value-type="float" office:value="268435456" calcext:value-type="float">
            <text:p>268435456</text:p>
          </table:table-cell>
          <table:table-cell table:style-name="ce80" table:formula="of:=IF([.BD$1]=[.$AH50];[.$AE50]*(2^[.$AI50]);&quot;&quot;)" office:value-type="float" office:value="0" calcext:value-type="float">
            <text:p>0</text:p>
          </table:table-cell>
          <table:table-cell table:style-name="ce80" table:formula="of:=IF(AND([.BE$1]=[.$AH50];[.$AJ50]&lt;16);[.$AF50]*(2^[.$AK50]);&quot;&quot;)">
            <text:p/>
          </table:table-cell>
          <table:table-cell table:style-name="ce80" table:formula="of:=IF(AND([.BE$1]=[.$AH50];[.$AJ50]&gt;=16);[.$AF50]*(2^[.$AK50]);&quot;&quot;)" office:value-type="float" office:value="0" calcext:value-type="float">
            <text:p>0</text:p>
          </table:table-cell>
          <table:table-cell table:style-name="ce80" table:formula="of:=IF([.BG$1]=[.$AH50];[.$AB50]*(2^[.$AJ50]);&quot;&quot;)">
            <text:p/>
          </table:table-cell>
          <table:table-cell table:style-name="ce80" table:formula="of:=IF([.BH$1]=[.$AH50];[.$AA50]*(2^[.$AI50]);&quot;&quot;)">
            <text:p/>
          </table:table-cell>
          <table:table-cell table:style-name="ce80" table:formula="of:=IF([.BI$1]=[.$AH50];[.$AC50]*(2^[.$AJ50]);&quot;&quot;)">
            <text:p/>
          </table:table-cell>
          <table:table-cell table:style-name="ce80" table:formula="of:=IF([.BJ$1]=[.$AH50];[.$AD50]*(2^[.$AJ50]);&quot;&quot;)">
            <text:p/>
          </table:table-cell>
          <table:table-cell table:style-name="ce80" table:formula="of:=IF([.BK$1]=[.$AH50];[.$AE50]*(2^[.$AI50]);&quot;&quot;)">
            <text:p/>
          </table:table-cell>
          <table:table-cell table:style-name="ce80" table:formula="of:=IF(AND([.BL$1]=[.$AH50];[.$AJ50]&lt;16);[.$AF50]*(2^[.$AK50]);&quot;&quot;)">
            <text:p/>
          </table:table-cell>
          <table:table-cell table:style-name="ce80" table:formula="of:=IF(AND([.BL$1]=[.$AH50];[.$AJ50]&gt;=16);[.$AF50]*(2^[.$AK50]);&quot;&quot;)">
            <text:p/>
          </table:table-cell>
          <table:table-cell table:style-name="ce80" table:formula="of:=IF([.BN$1]=[.$AH50];[.$AB50]*(2^[.$AJ50]);&quot;&quot;)">
            <text:p/>
          </table:table-cell>
          <table:table-cell table:style-name="ce80" table:formula="of:=IF([.BO$1]=[.$AH50];[.$AA50]*(2^[.$AI50]);&quot;&quot;)">
            <text:p/>
          </table:table-cell>
          <table:table-cell table:style-name="ce80" table:formula="of:=IF([.BP$1]=[.$AH50];[.$AC50]*(2^[.$AJ50]);&quot;&quot;)">
            <text:p/>
          </table:table-cell>
          <table:table-cell table:style-name="ce80" table:formula="of:=IF([.BQ$1]=[.$AH50];[.$AD50]*(2^[.$AJ50]);&quot;&quot;)">
            <text:p/>
          </table:table-cell>
          <table:table-cell table:style-name="ce80" table:formula="of:=IF([.BR$1]=[.$AH50];[.$AE50]*(2^[.$AI50]);&quot;&quot;)">
            <text:p/>
          </table:table-cell>
          <table:table-cell table:style-name="ce80" table:formula="of:=IF(AND([.BS$1]=[.$AH50];[.$AJ50]&lt;16);[.$AF50]*(2^[.$AK50]);&quot;&quot;)">
            <text:p/>
          </table:table-cell>
          <table:table-cell table:style-name="ce80" table:formula="of:=IF(AND([.BS$1]=[.$AH50];[.$AJ50]&gt;=16);[.$AF50]*(2^[.$AK50]);&quot;&quot;)">
            <text:p/>
          </table:table-cell>
          <table:table-cell table:style-name="ce80" table:formula="of:=IF([.BU$1]=[.$AH50];[.$AB50]*(2^[.$AJ50]);&quot;&quot;)">
            <text:p/>
          </table:table-cell>
          <table:table-cell table:style-name="ce80" table:formula="of:=IF([.BV$1]=[.$AH50];[.$AA50]*(2^[.$AI50]);&quot;&quot;)">
            <text:p/>
          </table:table-cell>
          <table:table-cell table:style-name="ce80" table:formula="of:=IF([.BW$1]=[.$AH50];[.$AC50]*(2^[.$AJ50]);&quot;&quot;)">
            <text:p/>
          </table:table-cell>
          <table:table-cell table:style-name="ce80" table:formula="of:=IF([.BX$1]=[.$AH50];[.$AD50]*(2^[.$AJ50]);&quot;&quot;)">
            <text:p/>
          </table:table-cell>
          <table:table-cell table:style-name="ce80" table:formula="of:=IF([.BY$1]=[.$AH50];[.$AE50]*(2^[.$AI50]);&quot;&quot;)">
            <text:p/>
          </table:table-cell>
          <table:table-cell table:style-name="ce80" table:formula="of:=IF(AND([.BZ$1]=[.$AH50];[.$AJ50]&lt;16);[.$AF50]*(2^[.$AK50]);&quot;&quot;)">
            <text:p/>
          </table:table-cell>
          <table:table-cell table:style-name="ce80" table:formula="of:=IF(AND([.BZ$1]=[.$AH50];[.$AJ50]&gt;=16);[.$AF50]*(2^[.$AK50]);&quot;&quot;)">
            <text:p/>
          </table:table-cell>
        </table:table-row>
        <table:table-row table:style-name="ro1">
          <table:table-cell table:style-name="ce57" office:value-type="float" office:value="9" calcext:value-type="float">
            <text:p>9</text:p>
          </table:table-cell>
          <table:table-cell table:style-name="ce61"/>
          <table:table-cell/>
          <table:table-cell table:style-name="ce61" office:value-type="string" calcext:value-type="string">
            <text:p>K2</text:p>
          </table:table-cell>
          <table:table-cell table:style-name="ce61" office:value-type="string" calcext:value-type="string">
            <text:p>in</text:p>
          </table:table-cell>
          <table:table-cell table:style-name="Default" office:value-type="string" calcext:value-type="string">
            <text:p>Кнопки</text:p>
          </table:table-cell>
          <table:table-cell table:style-name="Default"/>
          <table:table-cell table:style-name="ce85" office:value-type="string" calcext:value-type="string">
            <text:p>PC15</text:p>
          </table:table-cell>
          <table:table-cell table:style-name="ce90" table:number-columns-repeated="11"/>
          <table:table-cell table:style-name="ce81"/>
          <table:table-cell table:style-name="ce90"/>
          <table:table-cell table:style-name="ce90" office:value-type="string" calcext:value-type="string">
            <text:p>OSC32_OUT</text:p>
          </table:table-cell>
          <table:table-cell table:style-name="ce44" table:formula="of:=[.H51]" office:value-type="string" office:string-value="PC15" calcext:value-type="string">
            <text:p>PC15</text:p>
          </table:table-cell>
          <table:table-cell table:style-name="ce80"/>
          <table:table-cell table:style-name="ce80" office:value-type="string" calcext:value-type="string">
            <text:p>H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51]=&quot;&quot;;IF([.$E51]=&quot;out&quot;;1;0);IF([.$X51]=&quot;A&quot;;3;2))" office:value-type="float" office:value="0" calcext:value-type="float">
            <text:p>0</text:p>
          </table:table-cell>
          <table:table-cell table:style-name="ce82" table:formula="of:=IF([.$Z51]=&quot;&quot;;0;[.$Z51])" office:value-type="float" office:value="0" calcext:value-type="float">
            <text:p>0</text:p>
          </table:table-cell>
          <table:table-cell table:style-name="ce82" table:formula="of:=IF([.$Y51]=&quot;H&quot;;1;IF([.$Y51]=&quot;L&quot;;2;0))" office:value-type="float" office:value="1" calcext:value-type="float">
            <text:p>1</text:p>
          </table:table-cell>
          <table:table-cell table:style-name="ce82" table:formula="of:=IF([.$Y51]=1;1;0)" office:value-type="float" office:value="0" calcext:value-type="float">
            <text:p>0</text:p>
          </table:table-cell>
          <table:table-cell table:style-name="ce82" table:formula="of:=IF(OR([.$X51]=&quot;&quot;;[.$X51]=&quot;A&quot;);0;[.$X51])" office:value-type="float" office:value="0" calcext:value-type="float">
            <text:p>0</text:p>
          </table:table-cell>
          <table:table-cell table:style-name="ce80"/>
          <table:table-cell table:style-name="ce80" table:formula="of:=MID([.H51];2;1)" office:value-type="string" office:string-value="C" calcext:value-type="string">
            <text:p>C</text:p>
          </table:table-cell>
          <table:table-cell table:style-name="ce80" table:formula="of:=MID([.H51];3;2)" office:value-type="string" office:string-value="15" calcext:value-type="string">
            <text:p>15</text:p>
          </table:table-cell>
          <table:table-cell table:style-name="ce80" table:formula="of:=[.AI51]*2" office:value-type="float" office:value="30" calcext:value-type="float">
            <text:p>30</text:p>
          </table:table-cell>
          <table:table-cell table:style-name="ce80" table:formula="of:=MOD([.AJ51]*2;32)" office:value-type="float" office:value="28" calcext:value-type="float">
            <text:p>28</text:p>
          </table:table-cell>
          <table:table-cell table:style-name="ce80" table:formula="of:=IF([.AL$1]=[.$AH51];[.$AB51]*(2^[.$AJ51]);&quot;&quot;)">
            <text:p/>
          </table:table-cell>
          <table:table-cell table:style-name="ce80" table:formula="of:=IF([.AM$1]=[.$AH51];[.$AA51]*(2^[.$AI51]);&quot;&quot;)">
            <text:p/>
          </table:table-cell>
          <table:table-cell table:style-name="ce80" table:formula="of:=IF([.AN$1]=[.$AH51];[.$AC51]*(2^[.$AJ51]);&quot;&quot;)">
            <text:p/>
          </table:table-cell>
          <table:table-cell table:style-name="ce80" table:formula="of:=IF([.AO$1]=[.$AH51];[.$AD51]*(2^[.$AJ51]);&quot;&quot;)">
            <text:p/>
          </table:table-cell>
          <table:table-cell table:style-name="ce80" table:formula="of:=IF([.AP$1]=[.$AH51];[.$AE51]*(2^[.$AI51]);&quot;&quot;)">
            <text:p/>
          </table:table-cell>
          <table:table-cell table:style-name="ce80" table:formula="of:=IF(AND([.AQ$1]=[.$AH51];[.$AJ51]&lt;16);[.$AF51]*(2^[.$AK51]);&quot;&quot;)">
            <text:p/>
          </table:table-cell>
          <table:table-cell table:style-name="ce80" table:formula="of:=IF(AND([.AQ$1]=[.$AH51];[.$AJ51]&gt;=16);[.$AF51]*(2^[.$AK51]);&quot;&quot;)">
            <text:p/>
          </table:table-cell>
          <table:table-cell table:style-name="ce80" table:formula="of:=IF([.AS$1]=[.$AH51];[.$AB51]*(2^[.$AJ51]);&quot;&quot;)">
            <text:p/>
          </table:table-cell>
          <table:table-cell table:style-name="ce80" table:formula="of:=IF([.AT$1]=[.$AH51];[.$AA51]*(2^[.$AI51]);&quot;&quot;)">
            <text:p/>
          </table:table-cell>
          <table:table-cell table:style-name="ce80" table:formula="of:=IF([.AU$1]=[.$AH51];[.$AC51]*(2^[.$AJ51]);&quot;&quot;)">
            <text:p/>
          </table:table-cell>
          <table:table-cell table:style-name="ce80" table:formula="of:=IF([.AV$1]=[.$AH51];[.$AD51]*(2^[.$AJ51]);&quot;&quot;)">
            <text:p/>
          </table:table-cell>
          <table:table-cell table:style-name="ce80" table:formula="of:=IF([.AW$1]=[.$AH51];[.$AE51]*(2^[.$AI51]);&quot;&quot;)">
            <text:p/>
          </table:table-cell>
          <table:table-cell table:style-name="ce80" table:formula="of:=IF(AND([.AX$1]=[.$AH51];[.$AJ51]&lt;16);[.$AF51]*(2^[.$AK51]);&quot;&quot;)">
            <text:p/>
          </table:table-cell>
          <table:table-cell table:style-name="ce80" table:formula="of:=IF(AND([.AX$1]=[.$AH51];[.$AJ51]&gt;=16);[.$AF51]*(2^[.$AK51]);&quot;&quot;)">
            <text:p/>
          </table:table-cell>
          <table:table-cell table:style-name="ce80" table:formula="of:=IF([.AZ$1]=[.$AH51];[.$AB51]*(2^[.$AJ51]);&quot;&quot;)" office:value-type="float" office:value="0" calcext:value-type="float">
            <text:p>0</text:p>
          </table:table-cell>
          <table:table-cell table:style-name="ce80" table:formula="of:=IF([.BA$1]=[.$AH51];[.$AA51]*(2^[.$AI51]);&quot;&quot;)" office:value-type="float" office:value="0" calcext:value-type="float">
            <text:p>0</text:p>
          </table:table-cell>
          <table:table-cell table:style-name="ce80" table:formula="of:=IF([.BB$1]=[.$AH51];[.$AC51]*(2^[.$AJ51]);&quot;&quot;)" office:value-type="float" office:value="0" calcext:value-type="float">
            <text:p>0</text:p>
          </table:table-cell>
          <table:table-cell table:style-name="ce80" table:formula="of:=IF([.BC$1]=[.$AH51];[.$AD51]*(2^[.$AJ51]);&quot;&quot;)" office:value-type="float" office:value="1073741824" calcext:value-type="float">
            <text:p>1073741824</text:p>
          </table:table-cell>
          <table:table-cell table:style-name="ce80" table:formula="of:=IF([.BD$1]=[.$AH51];[.$AE51]*(2^[.$AI51]);&quot;&quot;)" office:value-type="float" office:value="0" calcext:value-type="float">
            <text:p>0</text:p>
          </table:table-cell>
          <table:table-cell table:style-name="ce80" table:formula="of:=IF(AND([.BE$1]=[.$AH51];[.$AJ51]&lt;16);[.$AF51]*(2^[.$AK51]);&quot;&quot;)">
            <text:p/>
          </table:table-cell>
          <table:table-cell table:style-name="ce80" table:formula="of:=IF(AND([.BE$1]=[.$AH51];[.$AJ51]&gt;=16);[.$AF51]*(2^[.$AK51]);&quot;&quot;)" office:value-type="float" office:value="0" calcext:value-type="float">
            <text:p>0</text:p>
          </table:table-cell>
          <table:table-cell table:style-name="ce80" table:formula="of:=IF([.BG$1]=[.$AH51];[.$AB51]*(2^[.$AJ51]);&quot;&quot;)">
            <text:p/>
          </table:table-cell>
          <table:table-cell table:style-name="ce80" table:formula="of:=IF([.BH$1]=[.$AH51];[.$AA51]*(2^[.$AI51]);&quot;&quot;)">
            <text:p/>
          </table:table-cell>
          <table:table-cell table:style-name="ce80" table:formula="of:=IF([.BI$1]=[.$AH51];[.$AC51]*(2^[.$AJ51]);&quot;&quot;)">
            <text:p/>
          </table:table-cell>
          <table:table-cell table:style-name="ce80" table:formula="of:=IF([.BJ$1]=[.$AH51];[.$AD51]*(2^[.$AJ51]);&quot;&quot;)">
            <text:p/>
          </table:table-cell>
          <table:table-cell table:style-name="ce80" table:formula="of:=IF([.BK$1]=[.$AH51];[.$AE51]*(2^[.$AI51]);&quot;&quot;)">
            <text:p/>
          </table:table-cell>
          <table:table-cell table:style-name="ce80" table:formula="of:=IF(AND([.BL$1]=[.$AH51];[.$AJ51]&lt;16);[.$AF51]*(2^[.$AK51]);&quot;&quot;)">
            <text:p/>
          </table:table-cell>
          <table:table-cell table:style-name="ce80" table:formula="of:=IF(AND([.BL$1]=[.$AH51];[.$AJ51]&gt;=16);[.$AF51]*(2^[.$AK51]);&quot;&quot;)">
            <text:p/>
          </table:table-cell>
          <table:table-cell table:style-name="ce80" table:formula="of:=IF([.BN$1]=[.$AH51];[.$AB51]*(2^[.$AJ51]);&quot;&quot;)">
            <text:p/>
          </table:table-cell>
          <table:table-cell table:style-name="ce80" table:formula="of:=IF([.BO$1]=[.$AH51];[.$AA51]*(2^[.$AI51]);&quot;&quot;)">
            <text:p/>
          </table:table-cell>
          <table:table-cell table:style-name="ce80" table:formula="of:=IF([.BP$1]=[.$AH51];[.$AC51]*(2^[.$AJ51]);&quot;&quot;)">
            <text:p/>
          </table:table-cell>
          <table:table-cell table:style-name="ce80" table:formula="of:=IF([.BQ$1]=[.$AH51];[.$AD51]*(2^[.$AJ51]);&quot;&quot;)">
            <text:p/>
          </table:table-cell>
          <table:table-cell table:style-name="ce80" table:formula="of:=IF([.BR$1]=[.$AH51];[.$AE51]*(2^[.$AI51]);&quot;&quot;)">
            <text:p/>
          </table:table-cell>
          <table:table-cell table:style-name="ce80" table:formula="of:=IF(AND([.BS$1]=[.$AH51];[.$AJ51]&lt;16);[.$AF51]*(2^[.$AK51]);&quot;&quot;)">
            <text:p/>
          </table:table-cell>
          <table:table-cell table:style-name="ce80" table:formula="of:=IF(AND([.BS$1]=[.$AH51];[.$AJ51]&gt;=16);[.$AF51]*(2^[.$AK51]);&quot;&quot;)">
            <text:p/>
          </table:table-cell>
          <table:table-cell table:style-name="ce80" table:formula="of:=IF([.BU$1]=[.$AH51];[.$AB51]*(2^[.$AJ51]);&quot;&quot;)">
            <text:p/>
          </table:table-cell>
          <table:table-cell table:style-name="ce80" table:formula="of:=IF([.BV$1]=[.$AH51];[.$AA51]*(2^[.$AI51]);&quot;&quot;)">
            <text:p/>
          </table:table-cell>
          <table:table-cell table:style-name="ce80" table:formula="of:=IF([.BW$1]=[.$AH51];[.$AC51]*(2^[.$AJ51]);&quot;&quot;)">
            <text:p/>
          </table:table-cell>
          <table:table-cell table:style-name="ce80" table:formula="of:=IF([.BX$1]=[.$AH51];[.$AD51]*(2^[.$AJ51]);&quot;&quot;)">
            <text:p/>
          </table:table-cell>
          <table:table-cell table:style-name="ce80" table:formula="of:=IF([.BY$1]=[.$AH51];[.$AE51]*(2^[.$AI51]);&quot;&quot;)">
            <text:p/>
          </table:table-cell>
          <table:table-cell table:style-name="ce80" table:formula="of:=IF(AND([.BZ$1]=[.$AH51];[.$AJ51]&lt;16);[.$AF51]*(2^[.$AK51]);&quot;&quot;)">
            <text:p/>
          </table:table-cell>
          <table:table-cell table:style-name="ce80" table:formula="of:=IF(AND([.BZ$1]=[.$AH51];[.$AJ51]&gt;=16);[.$AF51]*(2^[.$AK51]);&quot;&quot;)">
            <text:p/>
          </table:table-cell>
        </table:table-row>
        <table:table-row table:style-name="ro1">
          <table:table-cell table:style-name="ce59" office:value-type="float" office:value="81" calcext:value-type="float">
            <text:p>81</text:p>
          </table:table-cell>
          <table:table-cell table:style-name="ce62"/>
          <table:table-cell table:style-name="ce63"/>
          <table:table-cell table:style-name="ce62" office:value-type="string" calcext:value-type="string">
            <text:p>CAN1RX</text:p>
          </table:table-cell>
          <table:table-cell table:style-name="ce62" office:value-type="string" calcext:value-type="string">
            <text:p>in</text:p>
          </table:table-cell>
          <table:table-cell table:style-name="ce62" office:value-type="string" calcext:value-type="string">
            <text:p>Внешние интерфейсы</text:p>
          </table:table-cell>
          <table:table-cell table:style-name="ce63"/>
          <table:table-cell table:style-name="ce63" office:value-type="string" calcext:value-type="string">
            <text:p>PD0</text:p>
          </table:table-cell>
          <table:table-cell table:style-name="ce63" table:number-columns-repeated="9"/>
          <table:table-cell table:style-name="ce85" office:value-type="string" calcext:value-type="string">
            <text:p>CAN1_RX</text:p>
          </table:table-cell>
          <table:table-cell table:style-name="ce63" table:number-columns-repeated="2"/>
          <table:table-cell table:style-name="ce63" office:value-type="string" calcext:value-type="string">
            <text:p>FSMC_D2</text:p>
          </table:table-cell>
          <table:table-cell table:style-name="ce63"/>
          <table:table-cell table:style-name="ce44" table:formula="of:=[.H52]" office:value-type="string" office:string-value="PD0" calcext:value-type="string">
            <text:p>PD0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string" calcext:value-type="string">
            <text:p>H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52]=&quot;&quot;;IF([.$E52]=&quot;out&quot;;1;0);IF([.$X52]=&quot;A&quot;;3;2))" office:value-type="float" office:value="2" calcext:value-type="float">
            <text:p>2</text:p>
          </table:table-cell>
          <table:table-cell table:style-name="ce82" table:formula="of:=IF([.$Z52]=&quot;&quot;;0;[.$Z52])" office:value-type="float" office:value="0" calcext:value-type="float">
            <text:p>0</text:p>
          </table:table-cell>
          <table:table-cell table:style-name="ce82" table:formula="of:=IF([.$Y52]=&quot;H&quot;;1;IF([.$Y52]=&quot;L&quot;;2;0))" office:value-type="float" office:value="1" calcext:value-type="float">
            <text:p>1</text:p>
          </table:table-cell>
          <table:table-cell table:style-name="ce82" table:formula="of:=IF([.$Y52]=1;1;0)" office:value-type="float" office:value="0" calcext:value-type="float">
            <text:p>0</text:p>
          </table:table-cell>
          <table:table-cell table:style-name="ce82" table:formula="of:=IF(OR([.$X52]=&quot;&quot;;[.$X52]=&quot;A&quot;);0;[.$X52])" office:value-type="float" office:value="9" calcext:value-type="float">
            <text:p>9</text:p>
          </table:table-cell>
          <table:table-cell table:style-name="ce80"/>
          <table:table-cell table:style-name="ce80" table:formula="of:=MID([.H52];2;1)" office:value-type="string" office:string-value="D" calcext:value-type="string">
            <text:p>D</text:p>
          </table:table-cell>
          <table:table-cell table:style-name="ce80" table:formula="of:=MID([.H52];3;2)" office:value-type="string" office:string-value="0" calcext:value-type="string">
            <text:p>0</text:p>
          </table:table-cell>
          <table:table-cell table:style-name="ce80" table:formula="of:=[.AI52]*2" office:value-type="float" office:value="0" calcext:value-type="float">
            <text:p>0</text:p>
          </table:table-cell>
          <table:table-cell table:style-name="ce80" table:formula="of:=MOD([.AJ52]*2;32)" office:value-type="float" office:value="0" calcext:value-type="float">
            <text:p>0</text:p>
          </table:table-cell>
          <table:table-cell table:style-name="ce80" table:formula="of:=IF([.AL$1]=[.$AH52];[.$AB52]*(2^[.$AJ52]);&quot;&quot;)">
            <text:p/>
          </table:table-cell>
          <table:table-cell table:style-name="ce80" table:formula="of:=IF([.AM$1]=[.$AH52];[.$AA52]*(2^[.$AI52]);&quot;&quot;)">
            <text:p/>
          </table:table-cell>
          <table:table-cell table:style-name="ce80" table:formula="of:=IF([.AN$1]=[.$AH52];[.$AC52]*(2^[.$AJ52]);&quot;&quot;)">
            <text:p/>
          </table:table-cell>
          <table:table-cell table:style-name="ce80" table:formula="of:=IF([.AO$1]=[.$AH52];[.$AD52]*(2^[.$AJ52]);&quot;&quot;)">
            <text:p/>
          </table:table-cell>
          <table:table-cell table:style-name="ce80" table:formula="of:=IF([.AP$1]=[.$AH52];[.$AE52]*(2^[.$AI52]);&quot;&quot;)">
            <text:p/>
          </table:table-cell>
          <table:table-cell table:style-name="ce80" table:formula="of:=IF(AND([.AQ$1]=[.$AH52];[.$AJ52]&lt;16);[.$AF52]*(2^[.$AK52]);&quot;&quot;)">
            <text:p/>
          </table:table-cell>
          <table:table-cell table:style-name="ce80" table:formula="of:=IF(AND([.AQ$1]=[.$AH52];[.$AJ52]&gt;=16);[.$AF52]*(2^[.$AK52]);&quot;&quot;)">
            <text:p/>
          </table:table-cell>
          <table:table-cell table:style-name="ce80" table:formula="of:=IF([.AS$1]=[.$AH52];[.$AB52]*(2^[.$AJ52]);&quot;&quot;)">
            <text:p/>
          </table:table-cell>
          <table:table-cell table:style-name="ce80" table:formula="of:=IF([.AT$1]=[.$AH52];[.$AA52]*(2^[.$AI52]);&quot;&quot;)">
            <text:p/>
          </table:table-cell>
          <table:table-cell table:style-name="ce80" table:formula="of:=IF([.AU$1]=[.$AH52];[.$AC52]*(2^[.$AJ52]);&quot;&quot;)">
            <text:p/>
          </table:table-cell>
          <table:table-cell table:style-name="ce80" table:formula="of:=IF([.AV$1]=[.$AH52];[.$AD52]*(2^[.$AJ52]);&quot;&quot;)">
            <text:p/>
          </table:table-cell>
          <table:table-cell table:style-name="ce80" table:formula="of:=IF([.AW$1]=[.$AH52];[.$AE52]*(2^[.$AI52]);&quot;&quot;)">
            <text:p/>
          </table:table-cell>
          <table:table-cell table:style-name="ce80" table:formula="of:=IF(AND([.AX$1]=[.$AH52];[.$AJ52]&lt;16);[.$AF52]*(2^[.$AK52]);&quot;&quot;)">
            <text:p/>
          </table:table-cell>
          <table:table-cell table:style-name="ce80" table:formula="of:=IF(AND([.AX$1]=[.$AH52];[.$AJ52]&gt;=16);[.$AF52]*(2^[.$AK52]);&quot;&quot;)">
            <text:p/>
          </table:table-cell>
          <table:table-cell table:style-name="ce80" table:formula="of:=IF([.AZ$1]=[.$AH52];[.$AB52]*(2^[.$AJ52]);&quot;&quot;)">
            <text:p/>
          </table:table-cell>
          <table:table-cell table:style-name="ce80" table:formula="of:=IF([.BA$1]=[.$AH52];[.$AA52]*(2^[.$AI52]);&quot;&quot;)">
            <text:p/>
          </table:table-cell>
          <table:table-cell table:style-name="ce80" table:formula="of:=IF([.BB$1]=[.$AH52];[.$AC52]*(2^[.$AJ52]);&quot;&quot;)">
            <text:p/>
          </table:table-cell>
          <table:table-cell table:style-name="ce80" table:formula="of:=IF([.BC$1]=[.$AH52];[.$AD52]*(2^[.$AJ52]);&quot;&quot;)">
            <text:p/>
          </table:table-cell>
          <table:table-cell table:style-name="ce80" table:formula="of:=IF([.BD$1]=[.$AH52];[.$AE52]*(2^[.$AI52]);&quot;&quot;)">
            <text:p/>
          </table:table-cell>
          <table:table-cell table:style-name="ce80" table:formula="of:=IF(AND([.BE$1]=[.$AH52];[.$AJ52]&lt;16);[.$AF52]*(2^[.$AK52]);&quot;&quot;)">
            <text:p/>
          </table:table-cell>
          <table:table-cell table:style-name="ce80" table:formula="of:=IF(AND([.BE$1]=[.$AH52];[.$AJ52]&gt;=16);[.$AF52]*(2^[.$AK52]);&quot;&quot;)">
            <text:p/>
          </table:table-cell>
          <table:table-cell table:style-name="ce80" table:formula="of:=IF([.BG$1]=[.$AH52];[.$AB52]*(2^[.$AJ52]);&quot;&quot;)" office:value-type="float" office:value="2" calcext:value-type="float">
            <text:p>2</text:p>
          </table:table-cell>
          <table:table-cell table:style-name="ce80" table:formula="of:=IF([.BH$1]=[.$AH52];[.$AA52]*(2^[.$AI52]);&quot;&quot;)" office:value-type="float" office:value="0" calcext:value-type="float">
            <text:p>0</text:p>
          </table:table-cell>
          <table:table-cell table:style-name="ce80" table:formula="of:=IF([.BI$1]=[.$AH52];[.$AC52]*(2^[.$AJ52]);&quot;&quot;)" office:value-type="float" office:value="0" calcext:value-type="float">
            <text:p>0</text:p>
          </table:table-cell>
          <table:table-cell table:style-name="ce80" table:formula="of:=IF([.BJ$1]=[.$AH52];[.$AD52]*(2^[.$AJ52]);&quot;&quot;)" office:value-type="float" office:value="1" calcext:value-type="float">
            <text:p>1</text:p>
          </table:table-cell>
          <table:table-cell table:style-name="ce80" table:formula="of:=IF([.BK$1]=[.$AH52];[.$AE52]*(2^[.$AI52]);&quot;&quot;)" office:value-type="float" office:value="0" calcext:value-type="float">
            <text:p>0</text:p>
          </table:table-cell>
          <table:table-cell table:style-name="ce80" table:formula="of:=IF(AND([.BL$1]=[.$AH52];[.$AJ52]&lt;16);[.$AF52]*(2^[.$AK52]);&quot;&quot;)" office:value-type="float" office:value="9" calcext:value-type="float">
            <text:p>9</text:p>
          </table:table-cell>
          <table:table-cell table:style-name="ce80" table:formula="of:=IF(AND([.BL$1]=[.$AH52];[.$AJ52]&gt;=16);[.$AF52]*(2^[.$AK52]);&quot;&quot;)">
            <text:p/>
          </table:table-cell>
          <table:table-cell table:style-name="ce80" table:formula="of:=IF([.BN$1]=[.$AH52];[.$AB52]*(2^[.$AJ52]);&quot;&quot;)">
            <text:p/>
          </table:table-cell>
          <table:table-cell table:style-name="ce80" table:formula="of:=IF([.BO$1]=[.$AH52];[.$AA52]*(2^[.$AI52]);&quot;&quot;)">
            <text:p/>
          </table:table-cell>
          <table:table-cell table:style-name="ce80" table:formula="of:=IF([.BP$1]=[.$AH52];[.$AC52]*(2^[.$AJ52]);&quot;&quot;)">
            <text:p/>
          </table:table-cell>
          <table:table-cell table:style-name="ce80" table:formula="of:=IF([.BQ$1]=[.$AH52];[.$AD52]*(2^[.$AJ52]);&quot;&quot;)">
            <text:p/>
          </table:table-cell>
          <table:table-cell table:style-name="ce80" table:formula="of:=IF([.BR$1]=[.$AH52];[.$AE52]*(2^[.$AI52]);&quot;&quot;)">
            <text:p/>
          </table:table-cell>
          <table:table-cell table:style-name="ce80" table:formula="of:=IF(AND([.BS$1]=[.$AH52];[.$AJ52]&lt;16);[.$AF52]*(2^[.$AK52]);&quot;&quot;)">
            <text:p/>
          </table:table-cell>
          <table:table-cell table:style-name="ce80" table:formula="of:=IF(AND([.BS$1]=[.$AH52];[.$AJ52]&gt;=16);[.$AF52]*(2^[.$AK52]);&quot;&quot;)">
            <text:p/>
          </table:table-cell>
          <table:table-cell table:style-name="ce80" table:formula="of:=IF([.BU$1]=[.$AH52];[.$AB52]*(2^[.$AJ52]);&quot;&quot;)">
            <text:p/>
          </table:table-cell>
          <table:table-cell table:style-name="ce80" table:formula="of:=IF([.BV$1]=[.$AH52];[.$AA52]*(2^[.$AI52]);&quot;&quot;)">
            <text:p/>
          </table:table-cell>
          <table:table-cell table:style-name="ce80" table:formula="of:=IF([.BW$1]=[.$AH52];[.$AC52]*(2^[.$AJ52]);&quot;&quot;)">
            <text:p/>
          </table:table-cell>
          <table:table-cell table:style-name="ce80" table:formula="of:=IF([.BX$1]=[.$AH52];[.$AD52]*(2^[.$AJ52]);&quot;&quot;)">
            <text:p/>
          </table:table-cell>
          <table:table-cell table:style-name="ce80" table:formula="of:=IF([.BY$1]=[.$AH52];[.$AE52]*(2^[.$AI52]);&quot;&quot;)">
            <text:p/>
          </table:table-cell>
          <table:table-cell table:style-name="ce80" table:formula="of:=IF(AND([.BZ$1]=[.$AH52];[.$AJ52]&lt;16);[.$AF52]*(2^[.$AK52]);&quot;&quot;)">
            <text:p/>
          </table:table-cell>
          <table:table-cell table:style-name="ce80" table:formula="of:=IF(AND([.BZ$1]=[.$AH52];[.$AJ52]&gt;=16);[.$AF52]*(2^[.$AK52]);&quot;&quot;)">
            <text:p/>
          </table:table-cell>
        </table:table-row>
        <table:table-row table:style-name="ro1">
          <table:table-cell table:style-name="ce59" office:value-type="float" office:value="82" calcext:value-type="float">
            <text:p>82</text:p>
          </table:table-cell>
          <table:table-cell table:style-name="ce62"/>
          <table:table-cell table:style-name="ce63"/>
          <table:table-cell table:style-name="ce62" office:value-type="string" calcext:value-type="string">
            <text:p>CAN1TX</text:p>
          </table:table-cell>
          <table:table-cell table:style-name="ce62" office:value-type="string" calcext:value-type="string">
            <text:p>out</text:p>
          </table:table-cell>
          <table:table-cell table:style-name="ce62" office:value-type="string" calcext:value-type="string">
            <text:p>Внешние интерфейсы</text:p>
          </table:table-cell>
          <table:table-cell table:style-name="ce63"/>
          <table:table-cell table:style-name="ce63" office:value-type="string" calcext:value-type="string">
            <text:p>PD1</text:p>
          </table:table-cell>
          <table:table-cell table:style-name="ce63" table:number-columns-repeated="9"/>
          <table:table-cell table:style-name="ce85" office:value-type="string" calcext:value-type="string">
            <text:p>CAN1_TX</text:p>
          </table:table-cell>
          <table:table-cell table:style-name="ce63" table:number-columns-repeated="2"/>
          <table:table-cell table:style-name="ce63" office:value-type="string" calcext:value-type="string">
            <text:p>FSMC_D3</text:p>
          </table:table-cell>
          <table:table-cell table:style-name="ce63"/>
          <table:table-cell table:style-name="ce44" table:formula="of:=[.H53]" office:value-type="string" office:string-value="PD1" calcext:value-type="string">
            <text:p>PD1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string" calcext:value-type="string">
            <text:p>H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53]=&quot;&quot;;IF([.$E53]=&quot;out&quot;;1;0);IF([.$X53]=&quot;A&quot;;3;2))" office:value-type="float" office:value="2" calcext:value-type="float">
            <text:p>2</text:p>
          </table:table-cell>
          <table:table-cell table:style-name="ce82" table:formula="of:=IF([.$Z53]=&quot;&quot;;0;[.$Z53])" office:value-type="float" office:value="0" calcext:value-type="float">
            <text:p>0</text:p>
          </table:table-cell>
          <table:table-cell table:style-name="ce82" table:formula="of:=IF([.$Y53]=&quot;H&quot;;1;IF([.$Y53]=&quot;L&quot;;2;0))" office:value-type="float" office:value="1" calcext:value-type="float">
            <text:p>1</text:p>
          </table:table-cell>
          <table:table-cell table:style-name="ce82" table:formula="of:=IF([.$Y53]=1;1;0)" office:value-type="float" office:value="0" calcext:value-type="float">
            <text:p>0</text:p>
          </table:table-cell>
          <table:table-cell table:style-name="ce82" table:formula="of:=IF(OR([.$X53]=&quot;&quot;;[.$X53]=&quot;A&quot;);0;[.$X53])" office:value-type="float" office:value="9" calcext:value-type="float">
            <text:p>9</text:p>
          </table:table-cell>
          <table:table-cell table:style-name="ce80"/>
          <table:table-cell table:style-name="ce80" table:formula="of:=MID([.H53];2;1)" office:value-type="string" office:string-value="D" calcext:value-type="string">
            <text:p>D</text:p>
          </table:table-cell>
          <table:table-cell table:style-name="ce80" table:formula="of:=MID([.H53];3;2)" office:value-type="string" office:string-value="1" calcext:value-type="string">
            <text:p>1</text:p>
          </table:table-cell>
          <table:table-cell table:style-name="ce80" table:formula="of:=[.AI53]*2" office:value-type="float" office:value="2" calcext:value-type="float">
            <text:p>2</text:p>
          </table:table-cell>
          <table:table-cell table:style-name="ce80" table:formula="of:=MOD([.AJ53]*2;32)" office:value-type="float" office:value="4" calcext:value-type="float">
            <text:p>4</text:p>
          </table:table-cell>
          <table:table-cell table:style-name="ce80" table:formula="of:=IF([.AL$1]=[.$AH53];[.$AB53]*(2^[.$AJ53]);&quot;&quot;)">
            <text:p/>
          </table:table-cell>
          <table:table-cell table:style-name="ce80" table:formula="of:=IF([.AM$1]=[.$AH53];[.$AA53]*(2^[.$AI53]);&quot;&quot;)">
            <text:p/>
          </table:table-cell>
          <table:table-cell table:style-name="ce80" table:formula="of:=IF([.AN$1]=[.$AH53];[.$AC53]*(2^[.$AJ53]);&quot;&quot;)">
            <text:p/>
          </table:table-cell>
          <table:table-cell table:style-name="ce80" table:formula="of:=IF([.AO$1]=[.$AH53];[.$AD53]*(2^[.$AJ53]);&quot;&quot;)">
            <text:p/>
          </table:table-cell>
          <table:table-cell table:style-name="ce80" table:formula="of:=IF([.AP$1]=[.$AH53];[.$AE53]*(2^[.$AI53]);&quot;&quot;)">
            <text:p/>
          </table:table-cell>
          <table:table-cell table:style-name="ce80" table:formula="of:=IF(AND([.AQ$1]=[.$AH53];[.$AJ53]&lt;16);[.$AF53]*(2^[.$AK53]);&quot;&quot;)">
            <text:p/>
          </table:table-cell>
          <table:table-cell table:style-name="ce80" table:formula="of:=IF(AND([.AQ$1]=[.$AH53];[.$AJ53]&gt;=16);[.$AF53]*(2^[.$AK53]);&quot;&quot;)">
            <text:p/>
          </table:table-cell>
          <table:table-cell table:style-name="ce80" table:formula="of:=IF([.AS$1]=[.$AH53];[.$AB53]*(2^[.$AJ53]);&quot;&quot;)">
            <text:p/>
          </table:table-cell>
          <table:table-cell table:style-name="ce80" table:formula="of:=IF([.AT$1]=[.$AH53];[.$AA53]*(2^[.$AI53]);&quot;&quot;)">
            <text:p/>
          </table:table-cell>
          <table:table-cell table:style-name="ce80" table:formula="of:=IF([.AU$1]=[.$AH53];[.$AC53]*(2^[.$AJ53]);&quot;&quot;)">
            <text:p/>
          </table:table-cell>
          <table:table-cell table:style-name="ce80" table:formula="of:=IF([.AV$1]=[.$AH53];[.$AD53]*(2^[.$AJ53]);&quot;&quot;)">
            <text:p/>
          </table:table-cell>
          <table:table-cell table:style-name="ce80" table:formula="of:=IF([.AW$1]=[.$AH53];[.$AE53]*(2^[.$AI53]);&quot;&quot;)">
            <text:p/>
          </table:table-cell>
          <table:table-cell table:style-name="ce80" table:formula="of:=IF(AND([.AX$1]=[.$AH53];[.$AJ53]&lt;16);[.$AF53]*(2^[.$AK53]);&quot;&quot;)">
            <text:p/>
          </table:table-cell>
          <table:table-cell table:style-name="ce80" table:formula="of:=IF(AND([.AX$1]=[.$AH53];[.$AJ53]&gt;=16);[.$AF53]*(2^[.$AK53]);&quot;&quot;)">
            <text:p/>
          </table:table-cell>
          <table:table-cell table:style-name="ce80" table:formula="of:=IF([.AZ$1]=[.$AH53];[.$AB53]*(2^[.$AJ53]);&quot;&quot;)">
            <text:p/>
          </table:table-cell>
          <table:table-cell table:style-name="ce80" table:formula="of:=IF([.BA$1]=[.$AH53];[.$AA53]*(2^[.$AI53]);&quot;&quot;)">
            <text:p/>
          </table:table-cell>
          <table:table-cell table:style-name="ce80" table:formula="of:=IF([.BB$1]=[.$AH53];[.$AC53]*(2^[.$AJ53]);&quot;&quot;)">
            <text:p/>
          </table:table-cell>
          <table:table-cell table:style-name="ce80" table:formula="of:=IF([.BC$1]=[.$AH53];[.$AD53]*(2^[.$AJ53]);&quot;&quot;)">
            <text:p/>
          </table:table-cell>
          <table:table-cell table:style-name="ce80" table:formula="of:=IF([.BD$1]=[.$AH53];[.$AE53]*(2^[.$AI53]);&quot;&quot;)">
            <text:p/>
          </table:table-cell>
          <table:table-cell table:style-name="ce80" table:formula="of:=IF(AND([.BE$1]=[.$AH53];[.$AJ53]&lt;16);[.$AF53]*(2^[.$AK53]);&quot;&quot;)">
            <text:p/>
          </table:table-cell>
          <table:table-cell table:style-name="ce80" table:formula="of:=IF(AND([.BE$1]=[.$AH53];[.$AJ53]&gt;=16);[.$AF53]*(2^[.$AK53]);&quot;&quot;)">
            <text:p/>
          </table:table-cell>
          <table:table-cell table:style-name="ce80" table:formula="of:=IF([.BG$1]=[.$AH53];[.$AB53]*(2^[.$AJ53]);&quot;&quot;)" office:value-type="float" office:value="8" calcext:value-type="float">
            <text:p>8</text:p>
          </table:table-cell>
          <table:table-cell table:style-name="ce80" table:formula="of:=IF([.BH$1]=[.$AH53];[.$AA53]*(2^[.$AI53]);&quot;&quot;)" office:value-type="float" office:value="0" calcext:value-type="float">
            <text:p>0</text:p>
          </table:table-cell>
          <table:table-cell table:style-name="ce80" table:formula="of:=IF([.BI$1]=[.$AH53];[.$AC53]*(2^[.$AJ53]);&quot;&quot;)" office:value-type="float" office:value="0" calcext:value-type="float">
            <text:p>0</text:p>
          </table:table-cell>
          <table:table-cell table:style-name="ce80" table:formula="of:=IF([.BJ$1]=[.$AH53];[.$AD53]*(2^[.$AJ53]);&quot;&quot;)" office:value-type="float" office:value="4" calcext:value-type="float">
            <text:p>4</text:p>
          </table:table-cell>
          <table:table-cell table:style-name="ce80" table:formula="of:=IF([.BK$1]=[.$AH53];[.$AE53]*(2^[.$AI53]);&quot;&quot;)" office:value-type="float" office:value="0" calcext:value-type="float">
            <text:p>0</text:p>
          </table:table-cell>
          <table:table-cell table:style-name="ce80" table:formula="of:=IF(AND([.BL$1]=[.$AH53];[.$AJ53]&lt;16);[.$AF53]*(2^[.$AK53]);&quot;&quot;)" office:value-type="float" office:value="144" calcext:value-type="float">
            <text:p>144</text:p>
          </table:table-cell>
          <table:table-cell table:style-name="ce80" table:formula="of:=IF(AND([.BL$1]=[.$AH53];[.$AJ53]&gt;=16);[.$AF53]*(2^[.$AK53]);&quot;&quot;)">
            <text:p/>
          </table:table-cell>
          <table:table-cell table:style-name="ce80" table:formula="of:=IF([.BN$1]=[.$AH53];[.$AB53]*(2^[.$AJ53]);&quot;&quot;)">
            <text:p/>
          </table:table-cell>
          <table:table-cell table:style-name="ce80" table:formula="of:=IF([.BO$1]=[.$AH53];[.$AA53]*(2^[.$AI53]);&quot;&quot;)">
            <text:p/>
          </table:table-cell>
          <table:table-cell table:style-name="ce80" table:formula="of:=IF([.BP$1]=[.$AH53];[.$AC53]*(2^[.$AJ53]);&quot;&quot;)">
            <text:p/>
          </table:table-cell>
          <table:table-cell table:style-name="ce80" table:formula="of:=IF([.BQ$1]=[.$AH53];[.$AD53]*(2^[.$AJ53]);&quot;&quot;)">
            <text:p/>
          </table:table-cell>
          <table:table-cell table:style-name="ce80" table:formula="of:=IF([.BR$1]=[.$AH53];[.$AE53]*(2^[.$AI53]);&quot;&quot;)">
            <text:p/>
          </table:table-cell>
          <table:table-cell table:style-name="ce80" table:formula="of:=IF(AND([.BS$1]=[.$AH53];[.$AJ53]&lt;16);[.$AF53]*(2^[.$AK53]);&quot;&quot;)">
            <text:p/>
          </table:table-cell>
          <table:table-cell table:style-name="ce80" table:formula="of:=IF(AND([.BS$1]=[.$AH53];[.$AJ53]&gt;=16);[.$AF53]*(2^[.$AK53]);&quot;&quot;)">
            <text:p/>
          </table:table-cell>
          <table:table-cell table:style-name="ce80" table:formula="of:=IF([.BU$1]=[.$AH53];[.$AB53]*(2^[.$AJ53]);&quot;&quot;)">
            <text:p/>
          </table:table-cell>
          <table:table-cell table:style-name="ce80" table:formula="of:=IF([.BV$1]=[.$AH53];[.$AA53]*(2^[.$AI53]);&quot;&quot;)">
            <text:p/>
          </table:table-cell>
          <table:table-cell table:style-name="ce80" table:formula="of:=IF([.BW$1]=[.$AH53];[.$AC53]*(2^[.$AJ53]);&quot;&quot;)">
            <text:p/>
          </table:table-cell>
          <table:table-cell table:style-name="ce80" table:formula="of:=IF([.BX$1]=[.$AH53];[.$AD53]*(2^[.$AJ53]);&quot;&quot;)">
            <text:p/>
          </table:table-cell>
          <table:table-cell table:style-name="ce80" table:formula="of:=IF([.BY$1]=[.$AH53];[.$AE53]*(2^[.$AI53]);&quot;&quot;)">
            <text:p/>
          </table:table-cell>
          <table:table-cell table:style-name="ce80" table:formula="of:=IF(AND([.BZ$1]=[.$AH53];[.$AJ53]&lt;16);[.$AF53]*(2^[.$AK53]);&quot;&quot;)">
            <text:p/>
          </table:table-cell>
          <table:table-cell table:style-name="ce80" table:formula="of:=IF(AND([.BZ$1]=[.$AH53];[.$AJ53]&gt;=16);[.$AF53]*(2^[.$AK53]);&quot;&quot;)">
            <text:p/>
          </table:table-cell>
        </table:table-row>
        <table:table-row table:style-name="ro1">
          <table:table-cell table:style-name="ce59" office:value-type="float" office:value="83" calcext:value-type="float">
            <text:p>83</text:p>
          </table:table-cell>
          <table:table-cell table:style-name="ce62"/>
          <table:table-cell table:style-name="ce63"/>
          <table:table-cell table:style-name="ce62" office:value-type="string" calcext:value-type="string">
            <text:p>LINK_485CAN</text:p>
          </table:table-cell>
          <table:table-cell table:style-name="ce62" office:value-type="string" calcext:value-type="string">
            <text:p>out</text:p>
          </table:table-cell>
          <table:table-cell table:style-name="ce62" office:value-type="string" calcext:value-type="string">
            <text:p>Индикация</text:p>
          </table:table-cell>
          <table:table-cell table:style-name="ce63"/>
          <table:table-cell table:style-name="ce85" office:value-type="string" calcext:value-type="string">
            <text:p>PD2</text:p>
          </table:table-cell>
          <table:table-cell table:style-name="ce63" table:number-columns-repeated="2"/>
          <table:table-cell table:style-name="ce63" office:value-type="string" calcext:value-type="string">
            <text:p>TIM3_ETR</text:p>
          </table:table-cell>
          <table:table-cell table:style-name="ce63" table:number-columns-repeated="5"/>
          <table:table-cell table:style-name="ce63" office:value-type="string" calcext:value-type="string">
            <text:p>UART5_RX</text:p>
          </table:table-cell>
          <table:table-cell table:style-name="ce63" table:number-columns-repeated="3"/>
          <table:table-cell table:style-name="ce63" office:value-type="string" calcext:value-type="string">
            <text:p>SDIO_CMD</text:p>
          </table:table-cell>
          <table:table-cell table:style-name="ce63"/>
          <table:table-cell table:style-name="ce44" table:formula="of:=[.H54]" office:value-type="string" office:string-value="PD2" calcext:value-type="string">
            <text:p>PD2</text:p>
          </table:table-cell>
          <table:table-cell table:style-name="ce80"/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54]=&quot;&quot;;IF([.$E54]=&quot;out&quot;;1;0);IF([.$X54]=&quot;A&quot;;3;2))" office:value-type="float" office:value="1" calcext:value-type="float">
            <text:p>1</text:p>
          </table:table-cell>
          <table:table-cell table:style-name="ce82" table:formula="of:=IF([.$Z54]=&quot;&quot;;0;[.$Z54])" office:value-type="float" office:value="0" calcext:value-type="float">
            <text:p>0</text:p>
          </table:table-cell>
          <table:table-cell table:style-name="ce82" table:formula="of:=IF([.$Y54]=&quot;H&quot;;1;IF([.$Y54]=&quot;L&quot;;2;0))" office:value-type="float" office:value="0" calcext:value-type="float">
            <text:p>0</text:p>
          </table:table-cell>
          <table:table-cell table:style-name="ce82" table:formula="of:=IF([.$Y54]=1;1;0)" office:value-type="float" office:value="1" calcext:value-type="float">
            <text:p>1</text:p>
          </table:table-cell>
          <table:table-cell table:style-name="ce82" table:formula="of:=IF(OR([.$X54]=&quot;&quot;;[.$X54]=&quot;A&quot;);0;[.$X54])" office:value-type="float" office:value="0" calcext:value-type="float">
            <text:p>0</text:p>
          </table:table-cell>
          <table:table-cell table:style-name="ce80"/>
          <table:table-cell table:style-name="ce80" table:formula="of:=MID([.H54];2;1)" office:value-type="string" office:string-value="D" calcext:value-type="string">
            <text:p>D</text:p>
          </table:table-cell>
          <table:table-cell table:style-name="ce80" table:formula="of:=MID([.H54];3;2)" office:value-type="string" office:string-value="2" calcext:value-type="string">
            <text:p>2</text:p>
          </table:table-cell>
          <table:table-cell table:style-name="ce80" table:formula="of:=[.AI54]*2" office:value-type="float" office:value="4" calcext:value-type="float">
            <text:p>4</text:p>
          </table:table-cell>
          <table:table-cell table:style-name="ce80" table:formula="of:=MOD([.AJ54]*2;32)" office:value-type="float" office:value="8" calcext:value-type="float">
            <text:p>8</text:p>
          </table:table-cell>
          <table:table-cell table:style-name="ce80" table:formula="of:=IF([.AL$1]=[.$AH54];[.$AB54]*(2^[.$AJ54]);&quot;&quot;)">
            <text:p/>
          </table:table-cell>
          <table:table-cell table:style-name="ce80" table:formula="of:=IF([.AM$1]=[.$AH54];[.$AA54]*(2^[.$AI54]);&quot;&quot;)">
            <text:p/>
          </table:table-cell>
          <table:table-cell table:style-name="ce80" table:formula="of:=IF([.AN$1]=[.$AH54];[.$AC54]*(2^[.$AJ54]);&quot;&quot;)">
            <text:p/>
          </table:table-cell>
          <table:table-cell table:style-name="ce80" table:formula="of:=IF([.AO$1]=[.$AH54];[.$AD54]*(2^[.$AJ54]);&quot;&quot;)">
            <text:p/>
          </table:table-cell>
          <table:table-cell table:style-name="ce80" table:formula="of:=IF([.AP$1]=[.$AH54];[.$AE54]*(2^[.$AI54]);&quot;&quot;)">
            <text:p/>
          </table:table-cell>
          <table:table-cell table:style-name="ce80" table:formula="of:=IF(AND([.AQ$1]=[.$AH54];[.$AJ54]&lt;16);[.$AF54]*(2^[.$AK54]);&quot;&quot;)">
            <text:p/>
          </table:table-cell>
          <table:table-cell table:style-name="ce80" table:formula="of:=IF(AND([.AQ$1]=[.$AH54];[.$AJ54]&gt;=16);[.$AF54]*(2^[.$AK54]);&quot;&quot;)">
            <text:p/>
          </table:table-cell>
          <table:table-cell table:style-name="ce80" table:formula="of:=IF([.AS$1]=[.$AH54];[.$AB54]*(2^[.$AJ54]);&quot;&quot;)">
            <text:p/>
          </table:table-cell>
          <table:table-cell table:style-name="ce80" table:formula="of:=IF([.AT$1]=[.$AH54];[.$AA54]*(2^[.$AI54]);&quot;&quot;)">
            <text:p/>
          </table:table-cell>
          <table:table-cell table:style-name="ce80" table:formula="of:=IF([.AU$1]=[.$AH54];[.$AC54]*(2^[.$AJ54]);&quot;&quot;)">
            <text:p/>
          </table:table-cell>
          <table:table-cell table:style-name="ce80" table:formula="of:=IF([.AV$1]=[.$AH54];[.$AD54]*(2^[.$AJ54]);&quot;&quot;)">
            <text:p/>
          </table:table-cell>
          <table:table-cell table:style-name="ce80" table:formula="of:=IF([.AW$1]=[.$AH54];[.$AE54]*(2^[.$AI54]);&quot;&quot;)">
            <text:p/>
          </table:table-cell>
          <table:table-cell table:style-name="ce80" table:formula="of:=IF(AND([.AX$1]=[.$AH54];[.$AJ54]&lt;16);[.$AF54]*(2^[.$AK54]);&quot;&quot;)">
            <text:p/>
          </table:table-cell>
          <table:table-cell table:style-name="ce80" table:formula="of:=IF(AND([.AX$1]=[.$AH54];[.$AJ54]&gt;=16);[.$AF54]*(2^[.$AK54]);&quot;&quot;)">
            <text:p/>
          </table:table-cell>
          <table:table-cell table:style-name="ce80" table:formula="of:=IF([.AZ$1]=[.$AH54];[.$AB54]*(2^[.$AJ54]);&quot;&quot;)">
            <text:p/>
          </table:table-cell>
          <table:table-cell table:style-name="ce80" table:formula="of:=IF([.BA$1]=[.$AH54];[.$AA54]*(2^[.$AI54]);&quot;&quot;)">
            <text:p/>
          </table:table-cell>
          <table:table-cell table:style-name="ce80" table:formula="of:=IF([.BB$1]=[.$AH54];[.$AC54]*(2^[.$AJ54]);&quot;&quot;)">
            <text:p/>
          </table:table-cell>
          <table:table-cell table:style-name="ce80" table:formula="of:=IF([.BC$1]=[.$AH54];[.$AD54]*(2^[.$AJ54]);&quot;&quot;)">
            <text:p/>
          </table:table-cell>
          <table:table-cell table:style-name="ce80" table:formula="of:=IF([.BD$1]=[.$AH54];[.$AE54]*(2^[.$AI54]);&quot;&quot;)">
            <text:p/>
          </table:table-cell>
          <table:table-cell table:style-name="ce80" table:formula="of:=IF(AND([.BE$1]=[.$AH54];[.$AJ54]&lt;16);[.$AF54]*(2^[.$AK54]);&quot;&quot;)">
            <text:p/>
          </table:table-cell>
          <table:table-cell table:style-name="ce80" table:formula="of:=IF(AND([.BE$1]=[.$AH54];[.$AJ54]&gt;=16);[.$AF54]*(2^[.$AK54]);&quot;&quot;)">
            <text:p/>
          </table:table-cell>
          <table:table-cell table:style-name="ce80" table:formula="of:=IF([.BG$1]=[.$AH54];[.$AB54]*(2^[.$AJ54]);&quot;&quot;)" office:value-type="float" office:value="16" calcext:value-type="float">
            <text:p>16</text:p>
          </table:table-cell>
          <table:table-cell table:style-name="ce80" table:formula="of:=IF([.BH$1]=[.$AH54];[.$AA54]*(2^[.$AI54]);&quot;&quot;)" office:value-type="float" office:value="0" calcext:value-type="float">
            <text:p>0</text:p>
          </table:table-cell>
          <table:table-cell table:style-name="ce80" table:formula="of:=IF([.BI$1]=[.$AH54];[.$AC54]*(2^[.$AJ54]);&quot;&quot;)" office:value-type="float" office:value="0" calcext:value-type="float">
            <text:p>0</text:p>
          </table:table-cell>
          <table:table-cell table:style-name="ce80" table:formula="of:=IF([.BJ$1]=[.$AH54];[.$AD54]*(2^[.$AJ54]);&quot;&quot;)" office:value-type="float" office:value="0" calcext:value-type="float">
            <text:p>0</text:p>
          </table:table-cell>
          <table:table-cell table:style-name="ce80" table:formula="of:=IF([.BK$1]=[.$AH54];[.$AE54]*(2^[.$AI54]);&quot;&quot;)" office:value-type="float" office:value="4" calcext:value-type="float">
            <text:p>4</text:p>
          </table:table-cell>
          <table:table-cell table:style-name="ce80" table:formula="of:=IF(AND([.BL$1]=[.$AH54];[.$AJ54]&lt;16);[.$AF54]*(2^[.$AK54]);&quot;&quot;)" office:value-type="float" office:value="0" calcext:value-type="float">
            <text:p>0</text:p>
          </table:table-cell>
          <table:table-cell table:style-name="ce80" table:formula="of:=IF(AND([.BL$1]=[.$AH54];[.$AJ54]&gt;=16);[.$AF54]*(2^[.$AK54]);&quot;&quot;)">
            <text:p/>
          </table:table-cell>
          <table:table-cell table:style-name="ce80" table:formula="of:=IF([.BN$1]=[.$AH54];[.$AB54]*(2^[.$AJ54]);&quot;&quot;)">
            <text:p/>
          </table:table-cell>
          <table:table-cell table:style-name="ce80" table:formula="of:=IF([.BO$1]=[.$AH54];[.$AA54]*(2^[.$AI54]);&quot;&quot;)">
            <text:p/>
          </table:table-cell>
          <table:table-cell table:style-name="ce80" table:formula="of:=IF([.BP$1]=[.$AH54];[.$AC54]*(2^[.$AJ54]);&quot;&quot;)">
            <text:p/>
          </table:table-cell>
          <table:table-cell table:style-name="ce80" table:formula="of:=IF([.BQ$1]=[.$AH54];[.$AD54]*(2^[.$AJ54]);&quot;&quot;)">
            <text:p/>
          </table:table-cell>
          <table:table-cell table:style-name="ce80" table:formula="of:=IF([.BR$1]=[.$AH54];[.$AE54]*(2^[.$AI54]);&quot;&quot;)">
            <text:p/>
          </table:table-cell>
          <table:table-cell table:style-name="ce80" table:formula="of:=IF(AND([.BS$1]=[.$AH54];[.$AJ54]&lt;16);[.$AF54]*(2^[.$AK54]);&quot;&quot;)">
            <text:p/>
          </table:table-cell>
          <table:table-cell table:style-name="ce80" table:formula="of:=IF(AND([.BS$1]=[.$AH54];[.$AJ54]&gt;=16);[.$AF54]*(2^[.$AK54]);&quot;&quot;)">
            <text:p/>
          </table:table-cell>
          <table:table-cell table:style-name="ce80" table:formula="of:=IF([.BU$1]=[.$AH54];[.$AB54]*(2^[.$AJ54]);&quot;&quot;)">
            <text:p/>
          </table:table-cell>
          <table:table-cell table:style-name="ce80" table:formula="of:=IF([.BV$1]=[.$AH54];[.$AA54]*(2^[.$AI54]);&quot;&quot;)">
            <text:p/>
          </table:table-cell>
          <table:table-cell table:style-name="ce80" table:formula="of:=IF([.BW$1]=[.$AH54];[.$AC54]*(2^[.$AJ54]);&quot;&quot;)">
            <text:p/>
          </table:table-cell>
          <table:table-cell table:style-name="ce80" table:formula="of:=IF([.BX$1]=[.$AH54];[.$AD54]*(2^[.$AJ54]);&quot;&quot;)">
            <text:p/>
          </table:table-cell>
          <table:table-cell table:style-name="ce80" table:formula="of:=IF([.BY$1]=[.$AH54];[.$AE54]*(2^[.$AI54]);&quot;&quot;)">
            <text:p/>
          </table:table-cell>
          <table:table-cell table:style-name="ce80" table:formula="of:=IF(AND([.BZ$1]=[.$AH54];[.$AJ54]&lt;16);[.$AF54]*(2^[.$AK54]);&quot;&quot;)">
            <text:p/>
          </table:table-cell>
          <table:table-cell table:style-name="ce80" table:formula="of:=IF(AND([.BZ$1]=[.$AH54];[.$AJ54]&gt;=16);[.$AF54]*(2^[.$AK54]);&quot;&quot;)">
            <text:p/>
          </table:table-cell>
        </table:table-row>
        <table:table-row table:style-name="ro1">
          <table:table-cell table:style-name="ce59" office:value-type="float" office:value="84" calcext:value-type="float">
            <text:p>84</text:p>
          </table:table-cell>
          <table:table-cell table:style-name="ce62"/>
          <table:table-cell table:style-name="ce63"/>
          <table:table-cell table:style-name="ce62" office:value-type="string" calcext:value-type="string">
            <text:p>RLY1</text:p>
          </table:table-cell>
          <table:table-cell table:style-name="ce62" office:value-type="string" calcext:value-type="string">
            <text:p>out</text:p>
          </table:table-cell>
          <table:table-cell table:style-name="ce62" office:value-type="string" calcext:value-type="string">
            <text:p>Реле</text:p>
          </table:table-cell>
          <table:table-cell table:style-name="ce63"/>
          <table:table-cell table:style-name="ce85" office:value-type="string" calcext:value-type="string">
            <text:p>PD3</text:p>
          </table:table-cell>
          <table:table-cell table:style-name="ce63" table:number-columns-repeated="7"/>
          <table:table-cell table:style-name="ce63" office:value-type="string" calcext:value-type="string">
            <text:p>USART2_CTS</text:p>
          </table:table-cell>
          <table:table-cell table:style-name="ce63" table:number-columns-repeated="4"/>
          <table:table-cell table:style-name="ce63" office:value-type="string" calcext:value-type="string">
            <text:p>FSMC_CLK</text:p>
          </table:table-cell>
          <table:table-cell table:style-name="ce63"/>
          <table:table-cell table:style-name="ce44" table:formula="of:=[.H55]" office:value-type="string" office:string-value="PD3" calcext:value-type="string">
            <text:p>PD3</text:p>
          </table:table-cell>
          <table:table-cell table:style-name="ce80"/>
          <table:table-cell table:style-name="ce80" office:value-type="float" office:value="0" calcext:value-type="float">
            <text:p>0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55]=&quot;&quot;;IF([.$E55]=&quot;out&quot;;1;0);IF([.$X55]=&quot;A&quot;;3;2))" office:value-type="float" office:value="1" calcext:value-type="float">
            <text:p>1</text:p>
          </table:table-cell>
          <table:table-cell table:style-name="ce82" table:formula="of:=IF([.$Z55]=&quot;&quot;;0;[.$Z55])" office:value-type="float" office:value="0" calcext:value-type="float">
            <text:p>0</text:p>
          </table:table-cell>
          <table:table-cell table:style-name="ce82" table:formula="of:=IF([.$Y55]=&quot;H&quot;;1;IF([.$Y55]=&quot;L&quot;;2;0))" office:value-type="float" office:value="0" calcext:value-type="float">
            <text:p>0</text:p>
          </table:table-cell>
          <table:table-cell table:style-name="ce82" table:formula="of:=IF([.$Y55]=1;1;0)" office:value-type="float" office:value="0" calcext:value-type="float">
            <text:p>0</text:p>
          </table:table-cell>
          <table:table-cell table:style-name="ce82" table:formula="of:=IF(OR([.$X55]=&quot;&quot;;[.$X55]=&quot;A&quot;);0;[.$X55])" office:value-type="float" office:value="0" calcext:value-type="float">
            <text:p>0</text:p>
          </table:table-cell>
          <table:table-cell table:style-name="ce80"/>
          <table:table-cell table:style-name="ce80" table:formula="of:=MID([.H55];2;1)" office:value-type="string" office:string-value="D" calcext:value-type="string">
            <text:p>D</text:p>
          </table:table-cell>
          <table:table-cell table:style-name="ce80" table:formula="of:=MID([.H55];3;2)" office:value-type="string" office:string-value="3" calcext:value-type="string">
            <text:p>3</text:p>
          </table:table-cell>
          <table:table-cell table:style-name="ce80" table:formula="of:=[.AI55]*2" office:value-type="float" office:value="6" calcext:value-type="float">
            <text:p>6</text:p>
          </table:table-cell>
          <table:table-cell table:style-name="ce80" table:formula="of:=MOD([.AJ55]*2;32)" office:value-type="float" office:value="12" calcext:value-type="float">
            <text:p>12</text:p>
          </table:table-cell>
          <table:table-cell table:style-name="ce80" table:formula="of:=IF([.AL$1]=[.$AH55];[.$AB55]*(2^[.$AJ55]);&quot;&quot;)">
            <text:p/>
          </table:table-cell>
          <table:table-cell table:style-name="ce80" table:formula="of:=IF([.AM$1]=[.$AH55];[.$AA55]*(2^[.$AI55]);&quot;&quot;)">
            <text:p/>
          </table:table-cell>
          <table:table-cell table:style-name="ce80" table:formula="of:=IF([.AN$1]=[.$AH55];[.$AC55]*(2^[.$AJ55]);&quot;&quot;)">
            <text:p/>
          </table:table-cell>
          <table:table-cell table:style-name="ce80" table:formula="of:=IF([.AO$1]=[.$AH55];[.$AD55]*(2^[.$AJ55]);&quot;&quot;)">
            <text:p/>
          </table:table-cell>
          <table:table-cell table:style-name="ce80" table:formula="of:=IF([.AP$1]=[.$AH55];[.$AE55]*(2^[.$AI55]);&quot;&quot;)">
            <text:p/>
          </table:table-cell>
          <table:table-cell table:style-name="ce80" table:formula="of:=IF(AND([.AQ$1]=[.$AH55];[.$AJ55]&lt;16);[.$AF55]*(2^[.$AK55]);&quot;&quot;)">
            <text:p/>
          </table:table-cell>
          <table:table-cell table:style-name="ce80" table:formula="of:=IF(AND([.AQ$1]=[.$AH55];[.$AJ55]&gt;=16);[.$AF55]*(2^[.$AK55]);&quot;&quot;)">
            <text:p/>
          </table:table-cell>
          <table:table-cell table:style-name="ce80" table:formula="of:=IF([.AS$1]=[.$AH55];[.$AB55]*(2^[.$AJ55]);&quot;&quot;)">
            <text:p/>
          </table:table-cell>
          <table:table-cell table:style-name="ce80" table:formula="of:=IF([.AT$1]=[.$AH55];[.$AA55]*(2^[.$AI55]);&quot;&quot;)">
            <text:p/>
          </table:table-cell>
          <table:table-cell table:style-name="ce80" table:formula="of:=IF([.AU$1]=[.$AH55];[.$AC55]*(2^[.$AJ55]);&quot;&quot;)">
            <text:p/>
          </table:table-cell>
          <table:table-cell table:style-name="ce80" table:formula="of:=IF([.AV$1]=[.$AH55];[.$AD55]*(2^[.$AJ55]);&quot;&quot;)">
            <text:p/>
          </table:table-cell>
          <table:table-cell table:style-name="ce80" table:formula="of:=IF([.AW$1]=[.$AH55];[.$AE55]*(2^[.$AI55]);&quot;&quot;)">
            <text:p/>
          </table:table-cell>
          <table:table-cell table:style-name="ce80" table:formula="of:=IF(AND([.AX$1]=[.$AH55];[.$AJ55]&lt;16);[.$AF55]*(2^[.$AK55]);&quot;&quot;)">
            <text:p/>
          </table:table-cell>
          <table:table-cell table:style-name="ce80" table:formula="of:=IF(AND([.AX$1]=[.$AH55];[.$AJ55]&gt;=16);[.$AF55]*(2^[.$AK55]);&quot;&quot;)">
            <text:p/>
          </table:table-cell>
          <table:table-cell table:style-name="ce80" table:formula="of:=IF([.AZ$1]=[.$AH55];[.$AB55]*(2^[.$AJ55]);&quot;&quot;)">
            <text:p/>
          </table:table-cell>
          <table:table-cell table:style-name="ce80" table:formula="of:=IF([.BA$1]=[.$AH55];[.$AA55]*(2^[.$AI55]);&quot;&quot;)">
            <text:p/>
          </table:table-cell>
          <table:table-cell table:style-name="ce80" table:formula="of:=IF([.BB$1]=[.$AH55];[.$AC55]*(2^[.$AJ55]);&quot;&quot;)">
            <text:p/>
          </table:table-cell>
          <table:table-cell table:style-name="ce80" table:formula="of:=IF([.BC$1]=[.$AH55];[.$AD55]*(2^[.$AJ55]);&quot;&quot;)">
            <text:p/>
          </table:table-cell>
          <table:table-cell table:style-name="ce80" table:formula="of:=IF([.BD$1]=[.$AH55];[.$AE55]*(2^[.$AI55]);&quot;&quot;)">
            <text:p/>
          </table:table-cell>
          <table:table-cell table:style-name="ce80" table:formula="of:=IF(AND([.BE$1]=[.$AH55];[.$AJ55]&lt;16);[.$AF55]*(2^[.$AK55]);&quot;&quot;)">
            <text:p/>
          </table:table-cell>
          <table:table-cell table:style-name="ce80" table:formula="of:=IF(AND([.BE$1]=[.$AH55];[.$AJ55]&gt;=16);[.$AF55]*(2^[.$AK55]);&quot;&quot;)">
            <text:p/>
          </table:table-cell>
          <table:table-cell table:style-name="ce80" table:formula="of:=IF([.BG$1]=[.$AH55];[.$AB55]*(2^[.$AJ55]);&quot;&quot;)" office:value-type="float" office:value="64" calcext:value-type="float">
            <text:p>64</text:p>
          </table:table-cell>
          <table:table-cell table:style-name="ce80" table:formula="of:=IF([.BH$1]=[.$AH55];[.$AA55]*(2^[.$AI55]);&quot;&quot;)" office:value-type="float" office:value="0" calcext:value-type="float">
            <text:p>0</text:p>
          </table:table-cell>
          <table:table-cell table:style-name="ce80" table:formula="of:=IF([.BI$1]=[.$AH55];[.$AC55]*(2^[.$AJ55]);&quot;&quot;)" office:value-type="float" office:value="0" calcext:value-type="float">
            <text:p>0</text:p>
          </table:table-cell>
          <table:table-cell table:style-name="ce80" table:formula="of:=IF([.BJ$1]=[.$AH55];[.$AD55]*(2^[.$AJ55]);&quot;&quot;)" office:value-type="float" office:value="0" calcext:value-type="float">
            <text:p>0</text:p>
          </table:table-cell>
          <table:table-cell table:style-name="ce80" table:formula="of:=IF([.BK$1]=[.$AH55];[.$AE55]*(2^[.$AI55]);&quot;&quot;)" office:value-type="float" office:value="0" calcext:value-type="float">
            <text:p>0</text:p>
          </table:table-cell>
          <table:table-cell table:style-name="ce80" table:formula="of:=IF(AND([.BL$1]=[.$AH55];[.$AJ55]&lt;16);[.$AF55]*(2^[.$AK55]);&quot;&quot;)" office:value-type="float" office:value="0" calcext:value-type="float">
            <text:p>0</text:p>
          </table:table-cell>
          <table:table-cell table:style-name="ce80" table:formula="of:=IF(AND([.BL$1]=[.$AH55];[.$AJ55]&gt;=16);[.$AF55]*(2^[.$AK55]);&quot;&quot;)">
            <text:p/>
          </table:table-cell>
          <table:table-cell table:style-name="ce80" table:formula="of:=IF([.BN$1]=[.$AH55];[.$AB55]*(2^[.$AJ55]);&quot;&quot;)">
            <text:p/>
          </table:table-cell>
          <table:table-cell table:style-name="ce80" table:formula="of:=IF([.BO$1]=[.$AH55];[.$AA55]*(2^[.$AI55]);&quot;&quot;)">
            <text:p/>
          </table:table-cell>
          <table:table-cell table:style-name="ce80" table:formula="of:=IF([.BP$1]=[.$AH55];[.$AC55]*(2^[.$AJ55]);&quot;&quot;)">
            <text:p/>
          </table:table-cell>
          <table:table-cell table:style-name="ce80" table:formula="of:=IF([.BQ$1]=[.$AH55];[.$AD55]*(2^[.$AJ55]);&quot;&quot;)">
            <text:p/>
          </table:table-cell>
          <table:table-cell table:style-name="ce80" table:formula="of:=IF([.BR$1]=[.$AH55];[.$AE55]*(2^[.$AI55]);&quot;&quot;)">
            <text:p/>
          </table:table-cell>
          <table:table-cell table:style-name="ce80" table:formula="of:=IF(AND([.BS$1]=[.$AH55];[.$AJ55]&lt;16);[.$AF55]*(2^[.$AK55]);&quot;&quot;)">
            <text:p/>
          </table:table-cell>
          <table:table-cell table:style-name="ce80" table:formula="of:=IF(AND([.BS$1]=[.$AH55];[.$AJ55]&gt;=16);[.$AF55]*(2^[.$AK55]);&quot;&quot;)">
            <text:p/>
          </table:table-cell>
          <table:table-cell table:style-name="ce80" table:formula="of:=IF([.BU$1]=[.$AH55];[.$AB55]*(2^[.$AJ55]);&quot;&quot;)">
            <text:p/>
          </table:table-cell>
          <table:table-cell table:style-name="ce80" table:formula="of:=IF([.BV$1]=[.$AH55];[.$AA55]*(2^[.$AI55]);&quot;&quot;)">
            <text:p/>
          </table:table-cell>
          <table:table-cell table:style-name="ce80" table:formula="of:=IF([.BW$1]=[.$AH55];[.$AC55]*(2^[.$AJ55]);&quot;&quot;)">
            <text:p/>
          </table:table-cell>
          <table:table-cell table:style-name="ce80" table:formula="of:=IF([.BX$1]=[.$AH55];[.$AD55]*(2^[.$AJ55]);&quot;&quot;)">
            <text:p/>
          </table:table-cell>
          <table:table-cell table:style-name="ce80" table:formula="of:=IF([.BY$1]=[.$AH55];[.$AE55]*(2^[.$AI55]);&quot;&quot;)">
            <text:p/>
          </table:table-cell>
          <table:table-cell table:style-name="ce80" table:formula="of:=IF(AND([.BZ$1]=[.$AH55];[.$AJ55]&lt;16);[.$AF55]*(2^[.$AK55]);&quot;&quot;)">
            <text:p/>
          </table:table-cell>
          <table:table-cell table:style-name="ce80" table:formula="of:=IF(AND([.BZ$1]=[.$AH55];[.$AJ55]&gt;=16);[.$AF55]*(2^[.$AK55]);&quot;&quot;)">
            <text:p/>
          </table:table-cell>
        </table:table-row>
        <table:table-row table:style-name="ro1">
          <table:table-cell table:style-name="ce59" office:value-type="float" office:value="85" calcext:value-type="float">
            <text:p>85</text:p>
          </table:table-cell>
          <table:table-cell table:style-name="ce62"/>
          <table:table-cell table:style-name="ce63"/>
          <table:table-cell table:style-name="ce62" office:value-type="string" calcext:value-type="string">
            <text:p>RLY2</text:p>
          </table:table-cell>
          <table:table-cell table:style-name="ce62" office:value-type="string" calcext:value-type="string">
            <text:p>out</text:p>
          </table:table-cell>
          <table:table-cell table:style-name="ce62" office:value-type="string" calcext:value-type="string">
            <text:p>Реле</text:p>
          </table:table-cell>
          <table:table-cell table:style-name="ce63"/>
          <table:table-cell table:style-name="ce85" office:value-type="string" calcext:value-type="string">
            <text:p>PD4</text:p>
          </table:table-cell>
          <table:table-cell table:style-name="ce63" table:number-columns-repeated="7"/>
          <table:table-cell table:style-name="ce63" office:value-type="string" calcext:value-type="string">
            <text:p>USART2_RTS</text:p>
          </table:table-cell>
          <table:table-cell table:style-name="ce63" table:number-columns-repeated="4"/>
          <table:table-cell table:style-name="ce63" office:value-type="string" calcext:value-type="string">
            <text:p>FSMC_NOE</text:p>
          </table:table-cell>
          <table:table-cell table:style-name="ce63"/>
          <table:table-cell table:style-name="ce44" table:formula="of:=[.H56]" office:value-type="string" office:string-value="PD4" calcext:value-type="string">
            <text:p>PD4</text:p>
          </table:table-cell>
          <table:table-cell table:style-name="ce80"/>
          <table:table-cell table:style-name="ce80" office:value-type="float" office:value="0" calcext:value-type="float">
            <text:p>0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56]=&quot;&quot;;IF([.$E56]=&quot;out&quot;;1;0);IF([.$X56]=&quot;A&quot;;3;2))" office:value-type="float" office:value="1" calcext:value-type="float">
            <text:p>1</text:p>
          </table:table-cell>
          <table:table-cell table:style-name="ce82" table:formula="of:=IF([.$Z56]=&quot;&quot;;0;[.$Z56])" office:value-type="float" office:value="0" calcext:value-type="float">
            <text:p>0</text:p>
          </table:table-cell>
          <table:table-cell table:style-name="ce82" table:formula="of:=IF([.$Y56]=&quot;H&quot;;1;IF([.$Y56]=&quot;L&quot;;2;0))" office:value-type="float" office:value="0" calcext:value-type="float">
            <text:p>0</text:p>
          </table:table-cell>
          <table:table-cell table:style-name="ce82" table:formula="of:=IF([.$Y56]=1;1;0)" office:value-type="float" office:value="0" calcext:value-type="float">
            <text:p>0</text:p>
          </table:table-cell>
          <table:table-cell table:style-name="ce82" table:formula="of:=IF(OR([.$X56]=&quot;&quot;;[.$X56]=&quot;A&quot;);0;[.$X56])" office:value-type="float" office:value="0" calcext:value-type="float">
            <text:p>0</text:p>
          </table:table-cell>
          <table:table-cell table:style-name="ce80"/>
          <table:table-cell table:style-name="ce80" table:formula="of:=MID([.H56];2;1)" office:value-type="string" office:string-value="D" calcext:value-type="string">
            <text:p>D</text:p>
          </table:table-cell>
          <table:table-cell table:style-name="ce80" table:formula="of:=MID([.H56];3;2)" office:value-type="string" office:string-value="4" calcext:value-type="string">
            <text:p>4</text:p>
          </table:table-cell>
          <table:table-cell table:style-name="ce80" table:formula="of:=[.AI56]*2" office:value-type="float" office:value="8" calcext:value-type="float">
            <text:p>8</text:p>
          </table:table-cell>
          <table:table-cell table:style-name="ce80" table:formula="of:=MOD([.AJ56]*2;32)" office:value-type="float" office:value="16" calcext:value-type="float">
            <text:p>16</text:p>
          </table:table-cell>
          <table:table-cell table:style-name="ce80" table:formula="of:=IF([.AL$1]=[.$AH56];[.$AB56]*(2^[.$AJ56]);&quot;&quot;)">
            <text:p/>
          </table:table-cell>
          <table:table-cell table:style-name="ce80" table:formula="of:=IF([.AM$1]=[.$AH56];[.$AA56]*(2^[.$AI56]);&quot;&quot;)">
            <text:p/>
          </table:table-cell>
          <table:table-cell table:style-name="ce80" table:formula="of:=IF([.AN$1]=[.$AH56];[.$AC56]*(2^[.$AJ56]);&quot;&quot;)">
            <text:p/>
          </table:table-cell>
          <table:table-cell table:style-name="ce80" table:formula="of:=IF([.AO$1]=[.$AH56];[.$AD56]*(2^[.$AJ56]);&quot;&quot;)">
            <text:p/>
          </table:table-cell>
          <table:table-cell table:style-name="ce80" table:formula="of:=IF([.AP$1]=[.$AH56];[.$AE56]*(2^[.$AI56]);&quot;&quot;)">
            <text:p/>
          </table:table-cell>
          <table:table-cell table:style-name="ce80" table:formula="of:=IF(AND([.AQ$1]=[.$AH56];[.$AJ56]&lt;16);[.$AF56]*(2^[.$AK56]);&quot;&quot;)">
            <text:p/>
          </table:table-cell>
          <table:table-cell table:style-name="ce80" table:formula="of:=IF(AND([.AQ$1]=[.$AH56];[.$AJ56]&gt;=16);[.$AF56]*(2^[.$AK56]);&quot;&quot;)">
            <text:p/>
          </table:table-cell>
          <table:table-cell table:style-name="ce80" table:formula="of:=IF([.AS$1]=[.$AH56];[.$AB56]*(2^[.$AJ56]);&quot;&quot;)">
            <text:p/>
          </table:table-cell>
          <table:table-cell table:style-name="ce80" table:formula="of:=IF([.AT$1]=[.$AH56];[.$AA56]*(2^[.$AI56]);&quot;&quot;)">
            <text:p/>
          </table:table-cell>
          <table:table-cell table:style-name="ce80" table:formula="of:=IF([.AU$1]=[.$AH56];[.$AC56]*(2^[.$AJ56]);&quot;&quot;)">
            <text:p/>
          </table:table-cell>
          <table:table-cell table:style-name="ce80" table:formula="of:=IF([.AV$1]=[.$AH56];[.$AD56]*(2^[.$AJ56]);&quot;&quot;)">
            <text:p/>
          </table:table-cell>
          <table:table-cell table:style-name="ce80" table:formula="of:=IF([.AW$1]=[.$AH56];[.$AE56]*(2^[.$AI56]);&quot;&quot;)">
            <text:p/>
          </table:table-cell>
          <table:table-cell table:style-name="ce80" table:formula="of:=IF(AND([.AX$1]=[.$AH56];[.$AJ56]&lt;16);[.$AF56]*(2^[.$AK56]);&quot;&quot;)">
            <text:p/>
          </table:table-cell>
          <table:table-cell table:style-name="ce80" table:formula="of:=IF(AND([.AX$1]=[.$AH56];[.$AJ56]&gt;=16);[.$AF56]*(2^[.$AK56]);&quot;&quot;)">
            <text:p/>
          </table:table-cell>
          <table:table-cell table:style-name="ce80" table:formula="of:=IF([.AZ$1]=[.$AH56];[.$AB56]*(2^[.$AJ56]);&quot;&quot;)">
            <text:p/>
          </table:table-cell>
          <table:table-cell table:style-name="ce80" table:formula="of:=IF([.BA$1]=[.$AH56];[.$AA56]*(2^[.$AI56]);&quot;&quot;)">
            <text:p/>
          </table:table-cell>
          <table:table-cell table:style-name="ce80" table:formula="of:=IF([.BB$1]=[.$AH56];[.$AC56]*(2^[.$AJ56]);&quot;&quot;)">
            <text:p/>
          </table:table-cell>
          <table:table-cell table:style-name="ce80" table:formula="of:=IF([.BC$1]=[.$AH56];[.$AD56]*(2^[.$AJ56]);&quot;&quot;)">
            <text:p/>
          </table:table-cell>
          <table:table-cell table:style-name="ce80" table:formula="of:=IF([.BD$1]=[.$AH56];[.$AE56]*(2^[.$AI56]);&quot;&quot;)">
            <text:p/>
          </table:table-cell>
          <table:table-cell table:style-name="ce80" table:formula="of:=IF(AND([.BE$1]=[.$AH56];[.$AJ56]&lt;16);[.$AF56]*(2^[.$AK56]);&quot;&quot;)">
            <text:p/>
          </table:table-cell>
          <table:table-cell table:style-name="ce80" table:formula="of:=IF(AND([.BE$1]=[.$AH56];[.$AJ56]&gt;=16);[.$AF56]*(2^[.$AK56]);&quot;&quot;)">
            <text:p/>
          </table:table-cell>
          <table:table-cell table:style-name="ce80" table:formula="of:=IF([.BG$1]=[.$AH56];[.$AB56]*(2^[.$AJ56]);&quot;&quot;)" office:value-type="float" office:value="256" calcext:value-type="float">
            <text:p>256</text:p>
          </table:table-cell>
          <table:table-cell table:style-name="ce80" table:formula="of:=IF([.BH$1]=[.$AH56];[.$AA56]*(2^[.$AI56]);&quot;&quot;)" office:value-type="float" office:value="0" calcext:value-type="float">
            <text:p>0</text:p>
          </table:table-cell>
          <table:table-cell table:style-name="ce80" table:formula="of:=IF([.BI$1]=[.$AH56];[.$AC56]*(2^[.$AJ56]);&quot;&quot;)" office:value-type="float" office:value="0" calcext:value-type="float">
            <text:p>0</text:p>
          </table:table-cell>
          <table:table-cell table:style-name="ce80" table:formula="of:=IF([.BJ$1]=[.$AH56];[.$AD56]*(2^[.$AJ56]);&quot;&quot;)" office:value-type="float" office:value="0" calcext:value-type="float">
            <text:p>0</text:p>
          </table:table-cell>
          <table:table-cell table:style-name="ce80" table:formula="of:=IF([.BK$1]=[.$AH56];[.$AE56]*(2^[.$AI56]);&quot;&quot;)" office:value-type="float" office:value="0" calcext:value-type="float">
            <text:p>0</text:p>
          </table:table-cell>
          <table:table-cell table:style-name="ce80" table:formula="of:=IF(AND([.BL$1]=[.$AH56];[.$AJ56]&lt;16);[.$AF56]*(2^[.$AK56]);&quot;&quot;)" office:value-type="float" office:value="0" calcext:value-type="float">
            <text:p>0</text:p>
          </table:table-cell>
          <table:table-cell table:style-name="ce80" table:formula="of:=IF(AND([.BL$1]=[.$AH56];[.$AJ56]&gt;=16);[.$AF56]*(2^[.$AK56]);&quot;&quot;)">
            <text:p/>
          </table:table-cell>
          <table:table-cell table:style-name="ce80" table:formula="of:=IF([.BN$1]=[.$AH56];[.$AB56]*(2^[.$AJ56]);&quot;&quot;)">
            <text:p/>
          </table:table-cell>
          <table:table-cell table:style-name="ce80" table:formula="of:=IF([.BO$1]=[.$AH56];[.$AA56]*(2^[.$AI56]);&quot;&quot;)">
            <text:p/>
          </table:table-cell>
          <table:table-cell table:style-name="ce80" table:formula="of:=IF([.BP$1]=[.$AH56];[.$AC56]*(2^[.$AJ56]);&quot;&quot;)">
            <text:p/>
          </table:table-cell>
          <table:table-cell table:style-name="ce80" table:formula="of:=IF([.BQ$1]=[.$AH56];[.$AD56]*(2^[.$AJ56]);&quot;&quot;)">
            <text:p/>
          </table:table-cell>
          <table:table-cell table:style-name="ce80" table:formula="of:=IF([.BR$1]=[.$AH56];[.$AE56]*(2^[.$AI56]);&quot;&quot;)">
            <text:p/>
          </table:table-cell>
          <table:table-cell table:style-name="ce80" table:formula="of:=IF(AND([.BS$1]=[.$AH56];[.$AJ56]&lt;16);[.$AF56]*(2^[.$AK56]);&quot;&quot;)">
            <text:p/>
          </table:table-cell>
          <table:table-cell table:style-name="ce80" table:formula="of:=IF(AND([.BS$1]=[.$AH56];[.$AJ56]&gt;=16);[.$AF56]*(2^[.$AK56]);&quot;&quot;)">
            <text:p/>
          </table:table-cell>
          <table:table-cell table:style-name="ce80" table:formula="of:=IF([.BU$1]=[.$AH56];[.$AB56]*(2^[.$AJ56]);&quot;&quot;)">
            <text:p/>
          </table:table-cell>
          <table:table-cell table:style-name="ce80" table:formula="of:=IF([.BV$1]=[.$AH56];[.$AA56]*(2^[.$AI56]);&quot;&quot;)">
            <text:p/>
          </table:table-cell>
          <table:table-cell table:style-name="ce80" table:formula="of:=IF([.BW$1]=[.$AH56];[.$AC56]*(2^[.$AJ56]);&quot;&quot;)">
            <text:p/>
          </table:table-cell>
          <table:table-cell table:style-name="ce80" table:formula="of:=IF([.BX$1]=[.$AH56];[.$AD56]*(2^[.$AJ56]);&quot;&quot;)">
            <text:p/>
          </table:table-cell>
          <table:table-cell table:style-name="ce80" table:formula="of:=IF([.BY$1]=[.$AH56];[.$AE56]*(2^[.$AI56]);&quot;&quot;)">
            <text:p/>
          </table:table-cell>
          <table:table-cell table:style-name="ce80" table:formula="of:=IF(AND([.BZ$1]=[.$AH56];[.$AJ56]&lt;16);[.$AF56]*(2^[.$AK56]);&quot;&quot;)">
            <text:p/>
          </table:table-cell>
          <table:table-cell table:style-name="ce80" table:formula="of:=IF(AND([.BZ$1]=[.$AH56];[.$AJ56]&gt;=16);[.$AF56]*(2^[.$AK56]);&quot;&quot;)">
            <text:p/>
          </table:table-cell>
        </table:table-row>
        <table:table-row table:style-name="ro1">
          <table:table-cell table:style-name="ce59" office:value-type="float" office:value="86" calcext:value-type="float">
            <text:p>86</text:p>
          </table:table-cell>
          <table:table-cell table:style-name="ce62"/>
          <table:table-cell table:style-name="ce63"/>
          <table:table-cell table:style-name="ce62" office:value-type="string" calcext:value-type="string">
            <text:p>UART2TX</text:p>
          </table:table-cell>
          <table:table-cell table:style-name="ce62" office:value-type="string" calcext:value-type="string">
            <text:p>out</text:p>
          </table:table-cell>
          <table:table-cell table:style-name="ce62" office:value-type="string" calcext:value-type="string">
            <text:p>Внутренние интерфейсы</text:p>
          </table:table-cell>
          <table:table-cell table:style-name="ce63"/>
          <table:table-cell table:style-name="ce97" office:value-type="string" calcext:value-type="string">
            <text:p>PD5</text:p>
          </table:table-cell>
          <table:table-cell table:style-name="ce63" table:number-columns-repeated="7"/>
          <table:table-cell table:style-name="ce100" office:value-type="string" calcext:value-type="string">
            <text:p>USART2_TX</text:p>
          </table:table-cell>
          <table:table-cell table:style-name="ce63" table:number-columns-repeated="4"/>
          <table:table-cell table:style-name="ce63" office:value-type="string" calcext:value-type="string">
            <text:p>FSMC_NWE</text:p>
          </table:table-cell>
          <table:table-cell table:style-name="ce63"/>
          <table:table-cell table:style-name="ce44" table:formula="of:=[.H57]" office:value-type="string" office:string-value="PD5" calcext:value-type="string">
            <text:p>PD5</text:p>
          </table:table-cell>
          <table:table-cell table:style-name="ce80"/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57]=&quot;&quot;;IF([.$E57]=&quot;out&quot;;1;0);IF([.$X57]=&quot;A&quot;;3;2))" office:value-type="float" office:value="1" calcext:value-type="float">
            <text:p>1</text:p>
          </table:table-cell>
          <table:table-cell table:style-name="ce82" table:formula="of:=IF([.$Z57]=&quot;&quot;;0;[.$Z57])" office:value-type="float" office:value="0" calcext:value-type="float">
            <text:p>0</text:p>
          </table:table-cell>
          <table:table-cell table:style-name="ce82" table:formula="of:=IF([.$Y57]=&quot;H&quot;;1;IF([.$Y57]=&quot;L&quot;;2;0))" office:value-type="float" office:value="0" calcext:value-type="float">
            <text:p>0</text:p>
          </table:table-cell>
          <table:table-cell table:style-name="ce82" table:formula="of:=IF([.$Y57]=1;1;0)" office:value-type="float" office:value="1" calcext:value-type="float">
            <text:p>1</text:p>
          </table:table-cell>
          <table:table-cell table:style-name="ce82" table:formula="of:=IF(OR([.$X57]=&quot;&quot;;[.$X57]=&quot;A&quot;);0;[.$X57])" office:value-type="float" office:value="0" calcext:value-type="float">
            <text:p>0</text:p>
          </table:table-cell>
          <table:table-cell table:style-name="ce80"/>
          <table:table-cell table:style-name="ce80" table:formula="of:=MID([.H57];2;1)" office:value-type="string" office:string-value="D" calcext:value-type="string">
            <text:p>D</text:p>
          </table:table-cell>
          <table:table-cell table:style-name="ce80" table:formula="of:=MID([.H57];3;2)" office:value-type="string" office:string-value="5" calcext:value-type="string">
            <text:p>5</text:p>
          </table:table-cell>
          <table:table-cell table:style-name="ce80" table:formula="of:=[.AI57]*2" office:value-type="float" office:value="10" calcext:value-type="float">
            <text:p>10</text:p>
          </table:table-cell>
          <table:table-cell table:style-name="ce80" table:formula="of:=MOD([.AJ57]*2;32)" office:value-type="float" office:value="20" calcext:value-type="float">
            <text:p>20</text:p>
          </table:table-cell>
          <table:table-cell table:style-name="ce80" table:formula="of:=IF([.AL$1]=[.$AH57];[.$AB57]*(2^[.$AJ57]);&quot;&quot;)">
            <text:p/>
          </table:table-cell>
          <table:table-cell table:style-name="ce80" table:formula="of:=IF([.AM$1]=[.$AH57];[.$AA57]*(2^[.$AI57]);&quot;&quot;)">
            <text:p/>
          </table:table-cell>
          <table:table-cell table:style-name="ce80" table:formula="of:=IF([.AN$1]=[.$AH57];[.$AC57]*(2^[.$AJ57]);&quot;&quot;)">
            <text:p/>
          </table:table-cell>
          <table:table-cell table:style-name="ce80" table:formula="of:=IF([.AO$1]=[.$AH57];[.$AD57]*(2^[.$AJ57]);&quot;&quot;)">
            <text:p/>
          </table:table-cell>
          <table:table-cell table:style-name="ce80" table:formula="of:=IF([.AP$1]=[.$AH57];[.$AE57]*(2^[.$AI57]);&quot;&quot;)">
            <text:p/>
          </table:table-cell>
          <table:table-cell table:style-name="ce80" table:formula="of:=IF(AND([.AQ$1]=[.$AH57];[.$AJ57]&lt;16);[.$AF57]*(2^[.$AK57]);&quot;&quot;)">
            <text:p/>
          </table:table-cell>
          <table:table-cell table:style-name="ce80" table:formula="of:=IF(AND([.AQ$1]=[.$AH57];[.$AJ57]&gt;=16);[.$AF57]*(2^[.$AK57]);&quot;&quot;)">
            <text:p/>
          </table:table-cell>
          <table:table-cell table:style-name="ce80" table:formula="of:=IF([.AS$1]=[.$AH57];[.$AB57]*(2^[.$AJ57]);&quot;&quot;)">
            <text:p/>
          </table:table-cell>
          <table:table-cell table:style-name="ce80" table:formula="of:=IF([.AT$1]=[.$AH57];[.$AA57]*(2^[.$AI57]);&quot;&quot;)">
            <text:p/>
          </table:table-cell>
          <table:table-cell table:style-name="ce80" table:formula="of:=IF([.AU$1]=[.$AH57];[.$AC57]*(2^[.$AJ57]);&quot;&quot;)">
            <text:p/>
          </table:table-cell>
          <table:table-cell table:style-name="ce80" table:formula="of:=IF([.AV$1]=[.$AH57];[.$AD57]*(2^[.$AJ57]);&quot;&quot;)">
            <text:p/>
          </table:table-cell>
          <table:table-cell table:style-name="ce80" table:formula="of:=IF([.AW$1]=[.$AH57];[.$AE57]*(2^[.$AI57]);&quot;&quot;)">
            <text:p/>
          </table:table-cell>
          <table:table-cell table:style-name="ce80" table:formula="of:=IF(AND([.AX$1]=[.$AH57];[.$AJ57]&lt;16);[.$AF57]*(2^[.$AK57]);&quot;&quot;)">
            <text:p/>
          </table:table-cell>
          <table:table-cell table:style-name="ce80" table:formula="of:=IF(AND([.AX$1]=[.$AH57];[.$AJ57]&gt;=16);[.$AF57]*(2^[.$AK57]);&quot;&quot;)">
            <text:p/>
          </table:table-cell>
          <table:table-cell table:style-name="ce80" table:formula="of:=IF([.AZ$1]=[.$AH57];[.$AB57]*(2^[.$AJ57]);&quot;&quot;)">
            <text:p/>
          </table:table-cell>
          <table:table-cell table:style-name="ce80" table:formula="of:=IF([.BA$1]=[.$AH57];[.$AA57]*(2^[.$AI57]);&quot;&quot;)">
            <text:p/>
          </table:table-cell>
          <table:table-cell table:style-name="ce80" table:formula="of:=IF([.BB$1]=[.$AH57];[.$AC57]*(2^[.$AJ57]);&quot;&quot;)">
            <text:p/>
          </table:table-cell>
          <table:table-cell table:style-name="ce80" table:formula="of:=IF([.BC$1]=[.$AH57];[.$AD57]*(2^[.$AJ57]);&quot;&quot;)">
            <text:p/>
          </table:table-cell>
          <table:table-cell table:style-name="ce80" table:formula="of:=IF([.BD$1]=[.$AH57];[.$AE57]*(2^[.$AI57]);&quot;&quot;)">
            <text:p/>
          </table:table-cell>
          <table:table-cell table:style-name="ce80" table:formula="of:=IF(AND([.BE$1]=[.$AH57];[.$AJ57]&lt;16);[.$AF57]*(2^[.$AK57]);&quot;&quot;)">
            <text:p/>
          </table:table-cell>
          <table:table-cell table:style-name="ce80" table:formula="of:=IF(AND([.BE$1]=[.$AH57];[.$AJ57]&gt;=16);[.$AF57]*(2^[.$AK57]);&quot;&quot;)">
            <text:p/>
          </table:table-cell>
          <table:table-cell table:style-name="ce80" table:formula="of:=IF([.BG$1]=[.$AH57];[.$AB57]*(2^[.$AJ57]);&quot;&quot;)" office:value-type="float" office:value="1024" calcext:value-type="float">
            <text:p>1024</text:p>
          </table:table-cell>
          <table:table-cell table:style-name="ce80" table:formula="of:=IF([.BH$1]=[.$AH57];[.$AA57]*(2^[.$AI57]);&quot;&quot;)" office:value-type="float" office:value="0" calcext:value-type="float">
            <text:p>0</text:p>
          </table:table-cell>
          <table:table-cell table:style-name="ce80" table:formula="of:=IF([.BI$1]=[.$AH57];[.$AC57]*(2^[.$AJ57]);&quot;&quot;)" office:value-type="float" office:value="0" calcext:value-type="float">
            <text:p>0</text:p>
          </table:table-cell>
          <table:table-cell table:style-name="ce80" table:formula="of:=IF([.BJ$1]=[.$AH57];[.$AD57]*(2^[.$AJ57]);&quot;&quot;)" office:value-type="float" office:value="0" calcext:value-type="float">
            <text:p>0</text:p>
          </table:table-cell>
          <table:table-cell table:style-name="ce80" table:formula="of:=IF([.BK$1]=[.$AH57];[.$AE57]*(2^[.$AI57]);&quot;&quot;)" office:value-type="float" office:value="32" calcext:value-type="float">
            <text:p>32</text:p>
          </table:table-cell>
          <table:table-cell table:style-name="ce80" table:formula="of:=IF(AND([.BL$1]=[.$AH57];[.$AJ57]&lt;16);[.$AF57]*(2^[.$AK57]);&quot;&quot;)" office:value-type="float" office:value="0" calcext:value-type="float">
            <text:p>0</text:p>
          </table:table-cell>
          <table:table-cell table:style-name="ce80" table:formula="of:=IF(AND([.BL$1]=[.$AH57];[.$AJ57]&gt;=16);[.$AF57]*(2^[.$AK57]);&quot;&quot;)">
            <text:p/>
          </table:table-cell>
          <table:table-cell table:style-name="ce80" table:formula="of:=IF([.BN$1]=[.$AH57];[.$AB57]*(2^[.$AJ57]);&quot;&quot;)">
            <text:p/>
          </table:table-cell>
          <table:table-cell table:style-name="ce80" table:formula="of:=IF([.BO$1]=[.$AH57];[.$AA57]*(2^[.$AI57]);&quot;&quot;)">
            <text:p/>
          </table:table-cell>
          <table:table-cell table:style-name="ce80" table:formula="of:=IF([.BP$1]=[.$AH57];[.$AC57]*(2^[.$AJ57]);&quot;&quot;)">
            <text:p/>
          </table:table-cell>
          <table:table-cell table:style-name="ce80" table:formula="of:=IF([.BQ$1]=[.$AH57];[.$AD57]*(2^[.$AJ57]);&quot;&quot;)">
            <text:p/>
          </table:table-cell>
          <table:table-cell table:style-name="ce80" table:formula="of:=IF([.BR$1]=[.$AH57];[.$AE57]*(2^[.$AI57]);&quot;&quot;)">
            <text:p/>
          </table:table-cell>
          <table:table-cell table:style-name="ce80" table:formula="of:=IF(AND([.BS$1]=[.$AH57];[.$AJ57]&lt;16);[.$AF57]*(2^[.$AK57]);&quot;&quot;)">
            <text:p/>
          </table:table-cell>
          <table:table-cell table:style-name="ce80" table:formula="of:=IF(AND([.BS$1]=[.$AH57];[.$AJ57]&gt;=16);[.$AF57]*(2^[.$AK57]);&quot;&quot;)">
            <text:p/>
          </table:table-cell>
          <table:table-cell table:style-name="ce80" table:formula="of:=IF([.BU$1]=[.$AH57];[.$AB57]*(2^[.$AJ57]);&quot;&quot;)">
            <text:p/>
          </table:table-cell>
          <table:table-cell table:style-name="ce80" table:formula="of:=IF([.BV$1]=[.$AH57];[.$AA57]*(2^[.$AI57]);&quot;&quot;)">
            <text:p/>
          </table:table-cell>
          <table:table-cell table:style-name="ce80" table:formula="of:=IF([.BW$1]=[.$AH57];[.$AC57]*(2^[.$AJ57]);&quot;&quot;)">
            <text:p/>
          </table:table-cell>
          <table:table-cell table:style-name="ce80" table:formula="of:=IF([.BX$1]=[.$AH57];[.$AD57]*(2^[.$AJ57]);&quot;&quot;)">
            <text:p/>
          </table:table-cell>
          <table:table-cell table:style-name="ce80" table:formula="of:=IF([.BY$1]=[.$AH57];[.$AE57]*(2^[.$AI57]);&quot;&quot;)">
            <text:p/>
          </table:table-cell>
          <table:table-cell table:style-name="ce80" table:formula="of:=IF(AND([.BZ$1]=[.$AH57];[.$AJ57]&lt;16);[.$AF57]*(2^[.$AK57]);&quot;&quot;)">
            <text:p/>
          </table:table-cell>
          <table:table-cell table:style-name="ce80" table:formula="of:=IF(AND([.BZ$1]=[.$AH57];[.$AJ57]&gt;=16);[.$AF57]*(2^[.$AK57]);&quot;&quot;)">
            <text:p/>
          </table:table-cell>
        </table:table-row>
        <table:table-row table:style-name="ro1">
          <table:table-cell table:style-name="ce59" office:value-type="float" office:value="87" calcext:value-type="float">
            <text:p>87</text:p>
          </table:table-cell>
          <table:table-cell table:style-name="ce62"/>
          <table:table-cell table:style-name="ce63"/>
          <table:table-cell table:style-name="ce62" office:value-type="string" calcext:value-type="string">
            <text:p>UART2RX</text:p>
          </table:table-cell>
          <table:table-cell table:style-name="ce62" office:value-type="string" calcext:value-type="string">
            <text:p>in</text:p>
          </table:table-cell>
          <table:table-cell table:style-name="ce62" office:value-type="string" calcext:value-type="string">
            <text:p>Внутренние интерфейсы</text:p>
          </table:table-cell>
          <table:table-cell table:style-name="ce63"/>
          <table:table-cell table:style-name="ce97" office:value-type="string" calcext:value-type="string">
            <text:p>PD6</text:p>
          </table:table-cell>
          <table:table-cell table:style-name="ce63" table:number-columns-repeated="7"/>
          <table:table-cell table:style-name="ce100" office:value-type="string" calcext:value-type="string">
            <text:p>USART2_RX</text:p>
          </table:table-cell>
          <table:table-cell table:style-name="ce63" table:number-columns-repeated="4"/>
          <table:table-cell table:style-name="ce63" office:value-type="string" calcext:value-type="string">
            <text:p>FSMC_NWAIT</text:p>
          </table:table-cell>
          <table:table-cell table:style-name="ce63"/>
          <table:table-cell table:style-name="ce44" table:formula="of:=[.H58]" office:value-type="string" office:string-value="PD6" calcext:value-type="string">
            <text:p>PD6</text:p>
          </table:table-cell>
          <table:table-cell table:style-name="ce80" table:number-columns-repeated="3"/>
          <table:table-cell table:style-name="ce75" office:value-type="float" office:value="0" calcext:value-type="float">
            <text:p>0</text:p>
          </table:table-cell>
          <table:table-cell table:style-name="ce82" table:formula="of:=IF([.$X58]=&quot;&quot;;IF([.$E58]=&quot;out&quot;;1;0);IF([.$X58]=&quot;A&quot;;3;2))" office:value-type="float" office:value="0" calcext:value-type="float">
            <text:p>0</text:p>
          </table:table-cell>
          <table:table-cell table:style-name="ce82" table:formula="of:=IF([.$Z58]=&quot;&quot;;0;[.$Z58])" office:value-type="float" office:value="0" calcext:value-type="float">
            <text:p>0</text:p>
          </table:table-cell>
          <table:table-cell table:style-name="ce82" table:formula="of:=IF([.$Y58]=&quot;H&quot;;1;IF([.$Y58]=&quot;L&quot;;2;0))" office:value-type="float" office:value="0" calcext:value-type="float">
            <text:p>0</text:p>
          </table:table-cell>
          <table:table-cell table:style-name="ce82" table:formula="of:=IF([.$Y58]=1;1;0)" office:value-type="float" office:value="0" calcext:value-type="float">
            <text:p>0</text:p>
          </table:table-cell>
          <table:table-cell table:style-name="ce82" table:formula="of:=IF(OR([.$X58]=&quot;&quot;;[.$X58]=&quot;A&quot;);0;[.$X58])" office:value-type="float" office:value="0" calcext:value-type="float">
            <text:p>0</text:p>
          </table:table-cell>
          <table:table-cell table:style-name="ce80"/>
          <table:table-cell table:style-name="ce80" table:formula="of:=MID([.H58];2;1)" office:value-type="string" office:string-value="D" calcext:value-type="string">
            <text:p>D</text:p>
          </table:table-cell>
          <table:table-cell table:style-name="ce80" table:formula="of:=MID([.H58];3;2)" office:value-type="string" office:string-value="6" calcext:value-type="string">
            <text:p>6</text:p>
          </table:table-cell>
          <table:table-cell table:style-name="ce80" table:formula="of:=[.AI58]*2" office:value-type="float" office:value="12" calcext:value-type="float">
            <text:p>12</text:p>
          </table:table-cell>
          <table:table-cell table:style-name="ce80" table:formula="of:=MOD([.AJ58]*2;32)" office:value-type="float" office:value="24" calcext:value-type="float">
            <text:p>24</text:p>
          </table:table-cell>
          <table:table-cell table:style-name="ce80" table:formula="of:=IF([.AL$1]=[.$AH58];[.$AB58]*(2^[.$AJ58]);&quot;&quot;)">
            <text:p/>
          </table:table-cell>
          <table:table-cell table:style-name="ce80" table:formula="of:=IF([.AM$1]=[.$AH58];[.$AA58]*(2^[.$AI58]);&quot;&quot;)">
            <text:p/>
          </table:table-cell>
          <table:table-cell table:style-name="ce80" table:formula="of:=IF([.AN$1]=[.$AH58];[.$AC58]*(2^[.$AJ58]);&quot;&quot;)">
            <text:p/>
          </table:table-cell>
          <table:table-cell table:style-name="ce80" table:formula="of:=IF([.AO$1]=[.$AH58];[.$AD58]*(2^[.$AJ58]);&quot;&quot;)">
            <text:p/>
          </table:table-cell>
          <table:table-cell table:style-name="ce80" table:formula="of:=IF([.AP$1]=[.$AH58];[.$AE58]*(2^[.$AI58]);&quot;&quot;)">
            <text:p/>
          </table:table-cell>
          <table:table-cell table:style-name="ce80" table:formula="of:=IF(AND([.AQ$1]=[.$AH58];[.$AJ58]&lt;16);[.$AF58]*(2^[.$AK58]);&quot;&quot;)">
            <text:p/>
          </table:table-cell>
          <table:table-cell table:style-name="ce80" table:formula="of:=IF(AND([.AQ$1]=[.$AH58];[.$AJ58]&gt;=16);[.$AF58]*(2^[.$AK58]);&quot;&quot;)">
            <text:p/>
          </table:table-cell>
          <table:table-cell table:style-name="ce80" table:formula="of:=IF([.AS$1]=[.$AH58];[.$AB58]*(2^[.$AJ58]);&quot;&quot;)">
            <text:p/>
          </table:table-cell>
          <table:table-cell table:style-name="ce80" table:formula="of:=IF([.AT$1]=[.$AH58];[.$AA58]*(2^[.$AI58]);&quot;&quot;)">
            <text:p/>
          </table:table-cell>
          <table:table-cell table:style-name="ce80" table:formula="of:=IF([.AU$1]=[.$AH58];[.$AC58]*(2^[.$AJ58]);&quot;&quot;)">
            <text:p/>
          </table:table-cell>
          <table:table-cell table:style-name="ce80" table:formula="of:=IF([.AV$1]=[.$AH58];[.$AD58]*(2^[.$AJ58]);&quot;&quot;)">
            <text:p/>
          </table:table-cell>
          <table:table-cell table:style-name="ce80" table:formula="of:=IF([.AW$1]=[.$AH58];[.$AE58]*(2^[.$AI58]);&quot;&quot;)">
            <text:p/>
          </table:table-cell>
          <table:table-cell table:style-name="ce80" table:formula="of:=IF(AND([.AX$1]=[.$AH58];[.$AJ58]&lt;16);[.$AF58]*(2^[.$AK58]);&quot;&quot;)">
            <text:p/>
          </table:table-cell>
          <table:table-cell table:style-name="ce80" table:formula="of:=IF(AND([.AX$1]=[.$AH58];[.$AJ58]&gt;=16);[.$AF58]*(2^[.$AK58]);&quot;&quot;)">
            <text:p/>
          </table:table-cell>
          <table:table-cell table:style-name="ce80" table:formula="of:=IF([.AZ$1]=[.$AH58];[.$AB58]*(2^[.$AJ58]);&quot;&quot;)">
            <text:p/>
          </table:table-cell>
          <table:table-cell table:style-name="ce80" table:formula="of:=IF([.BA$1]=[.$AH58];[.$AA58]*(2^[.$AI58]);&quot;&quot;)">
            <text:p/>
          </table:table-cell>
          <table:table-cell table:style-name="ce80" table:formula="of:=IF([.BB$1]=[.$AH58];[.$AC58]*(2^[.$AJ58]);&quot;&quot;)">
            <text:p/>
          </table:table-cell>
          <table:table-cell table:style-name="ce80" table:formula="of:=IF([.BC$1]=[.$AH58];[.$AD58]*(2^[.$AJ58]);&quot;&quot;)">
            <text:p/>
          </table:table-cell>
          <table:table-cell table:style-name="ce80" table:formula="of:=IF([.BD$1]=[.$AH58];[.$AE58]*(2^[.$AI58]);&quot;&quot;)">
            <text:p/>
          </table:table-cell>
          <table:table-cell table:style-name="ce80" table:formula="of:=IF(AND([.BE$1]=[.$AH58];[.$AJ58]&lt;16);[.$AF58]*(2^[.$AK58]);&quot;&quot;)">
            <text:p/>
          </table:table-cell>
          <table:table-cell table:style-name="ce80" table:formula="of:=IF(AND([.BE$1]=[.$AH58];[.$AJ58]&gt;=16);[.$AF58]*(2^[.$AK58]);&quot;&quot;)">
            <text:p/>
          </table:table-cell>
          <table:table-cell table:style-name="ce80" table:formula="of:=IF([.BG$1]=[.$AH58];[.$AB58]*(2^[.$AJ58]);&quot;&quot;)" office:value-type="float" office:value="0" calcext:value-type="float">
            <text:p>0</text:p>
          </table:table-cell>
          <table:table-cell table:style-name="ce80" table:formula="of:=IF([.BH$1]=[.$AH58];[.$AA58]*(2^[.$AI58]);&quot;&quot;)" office:value-type="float" office:value="0" calcext:value-type="float">
            <text:p>0</text:p>
          </table:table-cell>
          <table:table-cell table:style-name="ce80" table:formula="of:=IF([.BI$1]=[.$AH58];[.$AC58]*(2^[.$AJ58]);&quot;&quot;)" office:value-type="float" office:value="0" calcext:value-type="float">
            <text:p>0</text:p>
          </table:table-cell>
          <table:table-cell table:style-name="ce80" table:formula="of:=IF([.BJ$1]=[.$AH58];[.$AD58]*(2^[.$AJ58]);&quot;&quot;)" office:value-type="float" office:value="0" calcext:value-type="float">
            <text:p>0</text:p>
          </table:table-cell>
          <table:table-cell table:style-name="ce80" table:formula="of:=IF([.BK$1]=[.$AH58];[.$AE58]*(2^[.$AI58]);&quot;&quot;)" office:value-type="float" office:value="0" calcext:value-type="float">
            <text:p>0</text:p>
          </table:table-cell>
          <table:table-cell table:style-name="ce80" table:formula="of:=IF(AND([.BL$1]=[.$AH58];[.$AJ58]&lt;16);[.$AF58]*(2^[.$AK58]);&quot;&quot;)" office:value-type="float" office:value="0" calcext:value-type="float">
            <text:p>0</text:p>
          </table:table-cell>
          <table:table-cell table:style-name="ce80" table:formula="of:=IF(AND([.BL$1]=[.$AH58];[.$AJ58]&gt;=16);[.$AF58]*(2^[.$AK58]);&quot;&quot;)">
            <text:p/>
          </table:table-cell>
          <table:table-cell table:style-name="ce80" table:formula="of:=IF([.BN$1]=[.$AH58];[.$AB58]*(2^[.$AJ58]);&quot;&quot;)">
            <text:p/>
          </table:table-cell>
          <table:table-cell table:style-name="ce80" table:formula="of:=IF([.BO$1]=[.$AH58];[.$AA58]*(2^[.$AI58]);&quot;&quot;)">
            <text:p/>
          </table:table-cell>
          <table:table-cell table:style-name="ce80" table:formula="of:=IF([.BP$1]=[.$AH58];[.$AC58]*(2^[.$AJ58]);&quot;&quot;)">
            <text:p/>
          </table:table-cell>
          <table:table-cell table:style-name="ce80" table:formula="of:=IF([.BQ$1]=[.$AH58];[.$AD58]*(2^[.$AJ58]);&quot;&quot;)">
            <text:p/>
          </table:table-cell>
          <table:table-cell table:style-name="ce80" table:formula="of:=IF([.BR$1]=[.$AH58];[.$AE58]*(2^[.$AI58]);&quot;&quot;)">
            <text:p/>
          </table:table-cell>
          <table:table-cell table:style-name="ce80" table:formula="of:=IF(AND([.BS$1]=[.$AH58];[.$AJ58]&lt;16);[.$AF58]*(2^[.$AK58]);&quot;&quot;)">
            <text:p/>
          </table:table-cell>
          <table:table-cell table:style-name="ce80" table:formula="of:=IF(AND([.BS$1]=[.$AH58];[.$AJ58]&gt;=16);[.$AF58]*(2^[.$AK58]);&quot;&quot;)">
            <text:p/>
          </table:table-cell>
          <table:table-cell table:style-name="ce80" table:formula="of:=IF([.BU$1]=[.$AH58];[.$AB58]*(2^[.$AJ58]);&quot;&quot;)">
            <text:p/>
          </table:table-cell>
          <table:table-cell table:style-name="ce80" table:formula="of:=IF([.BV$1]=[.$AH58];[.$AA58]*(2^[.$AI58]);&quot;&quot;)">
            <text:p/>
          </table:table-cell>
          <table:table-cell table:style-name="ce80" table:formula="of:=IF([.BW$1]=[.$AH58];[.$AC58]*(2^[.$AJ58]);&quot;&quot;)">
            <text:p/>
          </table:table-cell>
          <table:table-cell table:style-name="ce80" table:formula="of:=IF([.BX$1]=[.$AH58];[.$AD58]*(2^[.$AJ58]);&quot;&quot;)">
            <text:p/>
          </table:table-cell>
          <table:table-cell table:style-name="ce80" table:formula="of:=IF([.BY$1]=[.$AH58];[.$AE58]*(2^[.$AI58]);&quot;&quot;)">
            <text:p/>
          </table:table-cell>
          <table:table-cell table:style-name="ce80" table:formula="of:=IF(AND([.BZ$1]=[.$AH58];[.$AJ58]&lt;16);[.$AF58]*(2^[.$AK58]);&quot;&quot;)">
            <text:p/>
          </table:table-cell>
          <table:table-cell table:style-name="ce80" table:formula="of:=IF(AND([.BZ$1]=[.$AH58];[.$AJ58]&gt;=16);[.$AF58]*(2^[.$AK58]);&quot;&quot;)">
            <text:p/>
          </table:table-cell>
        </table:table-row>
        <table:table-row table:style-name="ro1">
          <table:table-cell table:style-name="ce59" office:value-type="float" office:value="88" calcext:value-type="float">
            <text:p>88</text:p>
          </table:table-cell>
          <table:table-cell table:style-name="ce62"/>
          <table:table-cell table:style-name="ce63"/>
          <table:table-cell table:style-name="ce62" office:value-type="string" calcext:value-type="string">
            <text:p>RESETCTL</text:p>
          </table:table-cell>
          <table:table-cell table:style-name="ce62" office:value-type="string" calcext:value-type="string">
            <text:p>out</text:p>
          </table:table-cell>
          <table:table-cell table:style-name="ce62" office:value-type="string" calcext:value-type="string">
            <text:p>Внешние интерфейсы</text:p>
          </table:table-cell>
          <table:table-cell table:style-name="ce63"/>
          <table:table-cell table:style-name="ce85" office:value-type="string" calcext:value-type="string">
            <text:p>PD7</text:p>
          </table:table-cell>
          <table:table-cell table:style-name="ce63" table:number-columns-repeated="7"/>
          <table:table-cell table:style-name="ce63" office:value-type="string" calcext:value-type="string">
            <text:p>USART2_CK</text:p>
          </table:table-cell>
          <table:table-cell table:style-name="ce63" table:number-columns-repeated="4"/>
          <table:table-cell table:style-name="ce63" office:value-type="string" calcext:value-type="string">
            <text:p>FSMC_NE1</text:p>
          </table:table-cell>
          <table:table-cell table:style-name="ce63"/>
          <table:table-cell table:style-name="ce44" table:formula="of:=[.H59]" office:value-type="string" office:string-value="PD7" calcext:value-type="string">
            <text:p>PD7</text:p>
          </table:table-cell>
          <table:table-cell table:style-name="ce80"/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75" office:value-type="float" office:value="1" calcext:value-type="float">
            <text:p>1</text:p>
          </table:table-cell>
          <table:table-cell table:style-name="ce82" table:formula="of:=IF([.$X59]=&quot;&quot;;IF([.$E59]=&quot;out&quot;;1;0);IF([.$X59]=&quot;A&quot;;3;2))" office:value-type="float" office:value="1" calcext:value-type="float">
            <text:p>1</text:p>
          </table:table-cell>
          <table:table-cell table:style-name="ce82" table:formula="of:=IF([.$Z59]=&quot;&quot;;0;[.$Z59])" office:value-type="float" office:value="0" calcext:value-type="float">
            <text:p>0</text:p>
          </table:table-cell>
          <table:table-cell table:style-name="ce82" table:formula="of:=IF([.$Y59]=&quot;H&quot;;1;IF([.$Y59]=&quot;L&quot;;2;0))" office:value-type="float" office:value="0" calcext:value-type="float">
            <text:p>0</text:p>
          </table:table-cell>
          <table:table-cell table:style-name="ce82" table:formula="of:=IF([.$Y59]=1;1;0)" office:value-type="float" office:value="1" calcext:value-type="float">
            <text:p>1</text:p>
          </table:table-cell>
          <table:table-cell table:style-name="ce82" table:formula="of:=IF(OR([.$X59]=&quot;&quot;;[.$X59]=&quot;A&quot;);0;[.$X59])" office:value-type="float" office:value="0" calcext:value-type="float">
            <text:p>0</text:p>
          </table:table-cell>
          <table:table-cell table:style-name="ce80"/>
          <table:table-cell table:style-name="ce80" table:formula="of:=MID([.H59];2;1)" office:value-type="string" office:string-value="D" calcext:value-type="string">
            <text:p>D</text:p>
          </table:table-cell>
          <table:table-cell table:style-name="ce80" table:formula="of:=MID([.H59];3;2)" office:value-type="string" office:string-value="7" calcext:value-type="string">
            <text:p>7</text:p>
          </table:table-cell>
          <table:table-cell table:style-name="ce80" table:formula="of:=[.AI59]*2" office:value-type="float" office:value="14" calcext:value-type="float">
            <text:p>14</text:p>
          </table:table-cell>
          <table:table-cell table:style-name="ce80" table:formula="of:=MOD([.AJ59]*2;32)" office:value-type="float" office:value="28" calcext:value-type="float">
            <text:p>28</text:p>
          </table:table-cell>
          <table:table-cell table:style-name="ce80" table:formula="of:=IF([.AL$1]=[.$AH59];[.$AB59]*(2^[.$AJ59]);&quot;&quot;)">
            <text:p/>
          </table:table-cell>
          <table:table-cell table:style-name="ce80" table:formula="of:=IF([.AM$1]=[.$AH59];[.$AA59]*(2^[.$AI59]);&quot;&quot;)">
            <text:p/>
          </table:table-cell>
          <table:table-cell table:style-name="ce80" table:formula="of:=IF([.AN$1]=[.$AH59];[.$AC59]*(2^[.$AJ59]);&quot;&quot;)">
            <text:p/>
          </table:table-cell>
          <table:table-cell table:style-name="ce80" table:formula="of:=IF([.AO$1]=[.$AH59];[.$AD59]*(2^[.$AJ59]);&quot;&quot;)">
            <text:p/>
          </table:table-cell>
          <table:table-cell table:style-name="ce80" table:formula="of:=IF([.AP$1]=[.$AH59];[.$AE59]*(2^[.$AI59]);&quot;&quot;)">
            <text:p/>
          </table:table-cell>
          <table:table-cell table:style-name="ce80" table:formula="of:=IF(AND([.AQ$1]=[.$AH59];[.$AJ59]&lt;16);[.$AF59]*(2^[.$AK59]);&quot;&quot;)">
            <text:p/>
          </table:table-cell>
          <table:table-cell table:style-name="ce80" table:formula="of:=IF(AND([.AQ$1]=[.$AH59];[.$AJ59]&gt;=16);[.$AF59]*(2^[.$AK59]);&quot;&quot;)">
            <text:p/>
          </table:table-cell>
          <table:table-cell table:style-name="ce80" table:formula="of:=IF([.AS$1]=[.$AH59];[.$AB59]*(2^[.$AJ59]);&quot;&quot;)">
            <text:p/>
          </table:table-cell>
          <table:table-cell table:style-name="ce80" table:formula="of:=IF([.AT$1]=[.$AH59];[.$AA59]*(2^[.$AI59]);&quot;&quot;)">
            <text:p/>
          </table:table-cell>
          <table:table-cell table:style-name="ce80" table:formula="of:=IF([.AU$1]=[.$AH59];[.$AC59]*(2^[.$AJ59]);&quot;&quot;)">
            <text:p/>
          </table:table-cell>
          <table:table-cell table:style-name="ce80" table:formula="of:=IF([.AV$1]=[.$AH59];[.$AD59]*(2^[.$AJ59]);&quot;&quot;)">
            <text:p/>
          </table:table-cell>
          <table:table-cell table:style-name="ce80" table:formula="of:=IF([.AW$1]=[.$AH59];[.$AE59]*(2^[.$AI59]);&quot;&quot;)">
            <text:p/>
          </table:table-cell>
          <table:table-cell table:style-name="ce80" table:formula="of:=IF(AND([.AX$1]=[.$AH59];[.$AJ59]&lt;16);[.$AF59]*(2^[.$AK59]);&quot;&quot;)">
            <text:p/>
          </table:table-cell>
          <table:table-cell table:style-name="ce80" table:formula="of:=IF(AND([.AX$1]=[.$AH59];[.$AJ59]&gt;=16);[.$AF59]*(2^[.$AK59]);&quot;&quot;)">
            <text:p/>
          </table:table-cell>
          <table:table-cell table:style-name="ce80" table:formula="of:=IF([.AZ$1]=[.$AH59];[.$AB59]*(2^[.$AJ59]);&quot;&quot;)">
            <text:p/>
          </table:table-cell>
          <table:table-cell table:style-name="ce80" table:formula="of:=IF([.BA$1]=[.$AH59];[.$AA59]*(2^[.$AI59]);&quot;&quot;)">
            <text:p/>
          </table:table-cell>
          <table:table-cell table:style-name="ce80" table:formula="of:=IF([.BB$1]=[.$AH59];[.$AC59]*(2^[.$AJ59]);&quot;&quot;)">
            <text:p/>
          </table:table-cell>
          <table:table-cell table:style-name="ce80" table:formula="of:=IF([.BC$1]=[.$AH59];[.$AD59]*(2^[.$AJ59]);&quot;&quot;)">
            <text:p/>
          </table:table-cell>
          <table:table-cell table:style-name="ce80" table:formula="of:=IF([.BD$1]=[.$AH59];[.$AE59]*(2^[.$AI59]);&quot;&quot;)">
            <text:p/>
          </table:table-cell>
          <table:table-cell table:style-name="ce80" table:formula="of:=IF(AND([.BE$1]=[.$AH59];[.$AJ59]&lt;16);[.$AF59]*(2^[.$AK59]);&quot;&quot;)">
            <text:p/>
          </table:table-cell>
          <table:table-cell table:style-name="ce80" table:formula="of:=IF(AND([.BE$1]=[.$AH59];[.$AJ59]&gt;=16);[.$AF59]*(2^[.$AK59]);&quot;&quot;)">
            <text:p/>
          </table:table-cell>
          <table:table-cell table:style-name="ce80" table:formula="of:=IF([.BG$1]=[.$AH59];[.$AB59]*(2^[.$AJ59]);&quot;&quot;)" office:value-type="float" office:value="16384" calcext:value-type="float">
            <text:p>16384</text:p>
          </table:table-cell>
          <table:table-cell table:style-name="ce80" table:formula="of:=IF([.BH$1]=[.$AH59];[.$AA59]*(2^[.$AI59]);&quot;&quot;)" office:value-type="float" office:value="128" calcext:value-type="float">
            <text:p>128</text:p>
          </table:table-cell>
          <table:table-cell table:style-name="ce80" table:formula="of:=IF([.BI$1]=[.$AH59];[.$AC59]*(2^[.$AJ59]);&quot;&quot;)" office:value-type="float" office:value="0" calcext:value-type="float">
            <text:p>0</text:p>
          </table:table-cell>
          <table:table-cell table:style-name="ce80" table:formula="of:=IF([.BJ$1]=[.$AH59];[.$AD59]*(2^[.$AJ59]);&quot;&quot;)" office:value-type="float" office:value="0" calcext:value-type="float">
            <text:p>0</text:p>
          </table:table-cell>
          <table:table-cell table:style-name="ce80" table:formula="of:=IF([.BK$1]=[.$AH59];[.$AE59]*(2^[.$AI59]);&quot;&quot;)" office:value-type="float" office:value="128" calcext:value-type="float">
            <text:p>128</text:p>
          </table:table-cell>
          <table:table-cell table:style-name="ce80" table:formula="of:=IF(AND([.BL$1]=[.$AH59];[.$AJ59]&lt;16);[.$AF59]*(2^[.$AK59]);&quot;&quot;)" office:value-type="float" office:value="0" calcext:value-type="float">
            <text:p>0</text:p>
          </table:table-cell>
          <table:table-cell table:style-name="ce80" table:formula="of:=IF(AND([.BL$1]=[.$AH59];[.$AJ59]&gt;=16);[.$AF59]*(2^[.$AK59]);&quot;&quot;)">
            <text:p/>
          </table:table-cell>
          <table:table-cell table:style-name="ce80" table:formula="of:=IF([.BN$1]=[.$AH59];[.$AB59]*(2^[.$AJ59]);&quot;&quot;)">
            <text:p/>
          </table:table-cell>
          <table:table-cell table:style-name="ce80" table:formula="of:=IF([.BO$1]=[.$AH59];[.$AA59]*(2^[.$AI59]);&quot;&quot;)">
            <text:p/>
          </table:table-cell>
          <table:table-cell table:style-name="ce80" table:formula="of:=IF([.BP$1]=[.$AH59];[.$AC59]*(2^[.$AJ59]);&quot;&quot;)">
            <text:p/>
          </table:table-cell>
          <table:table-cell table:style-name="ce80" table:formula="of:=IF([.BQ$1]=[.$AH59];[.$AD59]*(2^[.$AJ59]);&quot;&quot;)">
            <text:p/>
          </table:table-cell>
          <table:table-cell table:style-name="ce80" table:formula="of:=IF([.BR$1]=[.$AH59];[.$AE59]*(2^[.$AI59]);&quot;&quot;)">
            <text:p/>
          </table:table-cell>
          <table:table-cell table:style-name="ce80" table:formula="of:=IF(AND([.BS$1]=[.$AH59];[.$AJ59]&lt;16);[.$AF59]*(2^[.$AK59]);&quot;&quot;)">
            <text:p/>
          </table:table-cell>
          <table:table-cell table:style-name="ce80" table:formula="of:=IF(AND([.BS$1]=[.$AH59];[.$AJ59]&gt;=16);[.$AF59]*(2^[.$AK59]);&quot;&quot;)">
            <text:p/>
          </table:table-cell>
          <table:table-cell table:style-name="ce80" table:formula="of:=IF([.BU$1]=[.$AH59];[.$AB59]*(2^[.$AJ59]);&quot;&quot;)">
            <text:p/>
          </table:table-cell>
          <table:table-cell table:style-name="ce80" table:formula="of:=IF([.BV$1]=[.$AH59];[.$AA59]*(2^[.$AI59]);&quot;&quot;)">
            <text:p/>
          </table:table-cell>
          <table:table-cell table:style-name="ce80" table:formula="of:=IF([.BW$1]=[.$AH59];[.$AC59]*(2^[.$AJ59]);&quot;&quot;)">
            <text:p/>
          </table:table-cell>
          <table:table-cell table:style-name="ce80" table:formula="of:=IF([.BX$1]=[.$AH59];[.$AD59]*(2^[.$AJ59]);&quot;&quot;)">
            <text:p/>
          </table:table-cell>
          <table:table-cell table:style-name="ce80" table:formula="of:=IF([.BY$1]=[.$AH59];[.$AE59]*(2^[.$AI59]);&quot;&quot;)">
            <text:p/>
          </table:table-cell>
          <table:table-cell table:style-name="ce80" table:formula="of:=IF(AND([.BZ$1]=[.$AH59];[.$AJ59]&lt;16);[.$AF59]*(2^[.$AK59]);&quot;&quot;)">
            <text:p/>
          </table:table-cell>
          <table:table-cell table:style-name="ce80" table:formula="of:=IF(AND([.BZ$1]=[.$AH59];[.$AJ59]&gt;=16);[.$AF59]*(2^[.$AK59]);&quot;&quot;)">
            <text:p/>
          </table:table-cell>
        </table:table-row>
        <table:table-row table:style-name="ro1">
          <table:table-cell table:style-name="ce59" office:value-type="float" office:value="55" calcext:value-type="float">
            <text:p>55</text:p>
          </table:table-cell>
          <table:table-cell table:style-name="ce62"/>
          <table:table-cell table:style-name="ce63"/>
          <table:table-cell table:style-name="ce62" office:value-type="string" calcext:value-type="string">
            <text:p>UART3TX</text:p>
          </table:table-cell>
          <table:table-cell table:style-name="ce62" office:value-type="string" calcext:value-type="string">
            <text:p>out</text:p>
          </table:table-cell>
          <table:table-cell table:style-name="ce62" office:value-type="string" calcext:value-type="string">
            <text:p>Внутренние интерфейсы</text:p>
          </table:table-cell>
          <table:table-cell table:style-name="ce63"/>
          <table:table-cell table:style-name="ce63" office:value-type="string" calcext:value-type="string">
            <text:p>PD8</text:p>
          </table:table-cell>
          <table:table-cell table:style-name="ce63" table:number-columns-repeated="7"/>
          <table:table-cell table:style-name="ce85" office:value-type="string" calcext:value-type="string">
            <text:p>USART3_TX</text:p>
          </table:table-cell>
          <table:table-cell table:style-name="ce63" table:number-columns-repeated="4"/>
          <table:table-cell table:style-name="ce63" office:value-type="string" calcext:value-type="string">
            <text:p>FSMC_D13</text:p>
          </table:table-cell>
          <table:table-cell table:style-name="ce63"/>
          <table:table-cell table:style-name="ce44" table:formula="of:=[.H60]" office:value-type="string" office:string-value="PD8" calcext:value-type="string">
            <text:p>PD8</text:p>
          </table:table-cell>
          <table:table-cell table:style-name="ce80" office:value-type="float" office:value="7" calcext:value-type="float">
            <text:p>7</text:p>
          </table:table-cell>
          <table:table-cell table:style-name="ce80" office:value-type="string" calcext:value-type="string">
            <text:p>H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60]=&quot;&quot;;IF([.$E60]=&quot;out&quot;;1;0);IF([.$X60]=&quot;A&quot;;3;2))" office:value-type="float" office:value="2" calcext:value-type="float">
            <text:p>2</text:p>
          </table:table-cell>
          <table:table-cell table:style-name="ce82" table:formula="of:=IF([.$Z60]=&quot;&quot;;0;[.$Z60])" office:value-type="float" office:value="0" calcext:value-type="float">
            <text:p>0</text:p>
          </table:table-cell>
          <table:table-cell table:style-name="ce82" table:formula="of:=IF([.$Y60]=&quot;H&quot;;1;IF([.$Y60]=&quot;L&quot;;2;0))" office:value-type="float" office:value="1" calcext:value-type="float">
            <text:p>1</text:p>
          </table:table-cell>
          <table:table-cell table:style-name="ce82" table:formula="of:=IF([.$Y60]=1;1;0)" office:value-type="float" office:value="0" calcext:value-type="float">
            <text:p>0</text:p>
          </table:table-cell>
          <table:table-cell table:style-name="ce82" table:formula="of:=IF(OR([.$X60]=&quot;&quot;;[.$X60]=&quot;A&quot;);0;[.$X60])" office:value-type="float" office:value="7" calcext:value-type="float">
            <text:p>7</text:p>
          </table:table-cell>
          <table:table-cell table:style-name="ce80"/>
          <table:table-cell table:style-name="ce80" table:formula="of:=MID([.H60];2;1)" office:value-type="string" office:string-value="D" calcext:value-type="string">
            <text:p>D</text:p>
          </table:table-cell>
          <table:table-cell table:style-name="ce80" table:formula="of:=MID([.H60];3;2)" office:value-type="string" office:string-value="8" calcext:value-type="string">
            <text:p>8</text:p>
          </table:table-cell>
          <table:table-cell table:style-name="ce80" table:formula="of:=[.AI60]*2" office:value-type="float" office:value="16" calcext:value-type="float">
            <text:p>16</text:p>
          </table:table-cell>
          <table:table-cell table:style-name="ce80" table:formula="of:=MOD([.AJ60]*2;32)" office:value-type="float" office:value="0" calcext:value-type="float">
            <text:p>0</text:p>
          </table:table-cell>
          <table:table-cell table:style-name="ce80" table:formula="of:=IF([.AL$1]=[.$AH60];[.$AB60]*(2^[.$AJ60]);&quot;&quot;)">
            <text:p/>
          </table:table-cell>
          <table:table-cell table:style-name="ce80" table:formula="of:=IF([.AM$1]=[.$AH60];[.$AA60]*(2^[.$AI60]);&quot;&quot;)">
            <text:p/>
          </table:table-cell>
          <table:table-cell table:style-name="ce80" table:formula="of:=IF([.AN$1]=[.$AH60];[.$AC60]*(2^[.$AJ60]);&quot;&quot;)">
            <text:p/>
          </table:table-cell>
          <table:table-cell table:style-name="ce80" table:formula="of:=IF([.AO$1]=[.$AH60];[.$AD60]*(2^[.$AJ60]);&quot;&quot;)">
            <text:p/>
          </table:table-cell>
          <table:table-cell table:style-name="ce80" table:formula="of:=IF([.AP$1]=[.$AH60];[.$AE60]*(2^[.$AI60]);&quot;&quot;)">
            <text:p/>
          </table:table-cell>
          <table:table-cell table:style-name="ce80" table:formula="of:=IF(AND([.AQ$1]=[.$AH60];[.$AJ60]&lt;16);[.$AF60]*(2^[.$AK60]);&quot;&quot;)">
            <text:p/>
          </table:table-cell>
          <table:table-cell table:style-name="ce80" table:formula="of:=IF(AND([.AQ$1]=[.$AH60];[.$AJ60]&gt;=16);[.$AF60]*(2^[.$AK60]);&quot;&quot;)">
            <text:p/>
          </table:table-cell>
          <table:table-cell table:style-name="ce80" table:formula="of:=IF([.AS$1]=[.$AH60];[.$AB60]*(2^[.$AJ60]);&quot;&quot;)">
            <text:p/>
          </table:table-cell>
          <table:table-cell table:style-name="ce80" table:formula="of:=IF([.AT$1]=[.$AH60];[.$AA60]*(2^[.$AI60]);&quot;&quot;)">
            <text:p/>
          </table:table-cell>
          <table:table-cell table:style-name="ce80" table:formula="of:=IF([.AU$1]=[.$AH60];[.$AC60]*(2^[.$AJ60]);&quot;&quot;)">
            <text:p/>
          </table:table-cell>
          <table:table-cell table:style-name="ce80" table:formula="of:=IF([.AV$1]=[.$AH60];[.$AD60]*(2^[.$AJ60]);&quot;&quot;)">
            <text:p/>
          </table:table-cell>
          <table:table-cell table:style-name="ce80" table:formula="of:=IF([.AW$1]=[.$AH60];[.$AE60]*(2^[.$AI60]);&quot;&quot;)">
            <text:p/>
          </table:table-cell>
          <table:table-cell table:style-name="ce80" table:formula="of:=IF(AND([.AX$1]=[.$AH60];[.$AJ60]&lt;16);[.$AF60]*(2^[.$AK60]);&quot;&quot;)">
            <text:p/>
          </table:table-cell>
          <table:table-cell table:style-name="ce80" table:formula="of:=IF(AND([.AX$1]=[.$AH60];[.$AJ60]&gt;=16);[.$AF60]*(2^[.$AK60]);&quot;&quot;)">
            <text:p/>
          </table:table-cell>
          <table:table-cell table:style-name="ce80" table:formula="of:=IF([.AZ$1]=[.$AH60];[.$AB60]*(2^[.$AJ60]);&quot;&quot;)">
            <text:p/>
          </table:table-cell>
          <table:table-cell table:style-name="ce80" table:formula="of:=IF([.BA$1]=[.$AH60];[.$AA60]*(2^[.$AI60]);&quot;&quot;)">
            <text:p/>
          </table:table-cell>
          <table:table-cell table:style-name="ce80" table:formula="of:=IF([.BB$1]=[.$AH60];[.$AC60]*(2^[.$AJ60]);&quot;&quot;)">
            <text:p/>
          </table:table-cell>
          <table:table-cell table:style-name="ce80" table:formula="of:=IF([.BC$1]=[.$AH60];[.$AD60]*(2^[.$AJ60]);&quot;&quot;)">
            <text:p/>
          </table:table-cell>
          <table:table-cell table:style-name="ce80" table:formula="of:=IF([.BD$1]=[.$AH60];[.$AE60]*(2^[.$AI60]);&quot;&quot;)">
            <text:p/>
          </table:table-cell>
          <table:table-cell table:style-name="ce80" table:formula="of:=IF(AND([.BE$1]=[.$AH60];[.$AJ60]&lt;16);[.$AF60]*(2^[.$AK60]);&quot;&quot;)">
            <text:p/>
          </table:table-cell>
          <table:table-cell table:style-name="ce80" table:formula="of:=IF(AND([.BE$1]=[.$AH60];[.$AJ60]&gt;=16);[.$AF60]*(2^[.$AK60]);&quot;&quot;)">
            <text:p/>
          </table:table-cell>
          <table:table-cell table:style-name="ce80" table:formula="of:=IF([.BG$1]=[.$AH60];[.$AB60]*(2^[.$AJ60]);&quot;&quot;)" office:value-type="float" office:value="131072" calcext:value-type="float">
            <text:p>131072</text:p>
          </table:table-cell>
          <table:table-cell table:style-name="ce80" table:formula="of:=IF([.BH$1]=[.$AH60];[.$AA60]*(2^[.$AI60]);&quot;&quot;)" office:value-type="float" office:value="0" calcext:value-type="float">
            <text:p>0</text:p>
          </table:table-cell>
          <table:table-cell table:style-name="ce80" table:formula="of:=IF([.BI$1]=[.$AH60];[.$AC60]*(2^[.$AJ60]);&quot;&quot;)" office:value-type="float" office:value="0" calcext:value-type="float">
            <text:p>0</text:p>
          </table:table-cell>
          <table:table-cell table:style-name="ce80" table:formula="of:=IF([.BJ$1]=[.$AH60];[.$AD60]*(2^[.$AJ60]);&quot;&quot;)" office:value-type="float" office:value="65536" calcext:value-type="float">
            <text:p>65536</text:p>
          </table:table-cell>
          <table:table-cell table:style-name="ce80" table:formula="of:=IF([.BK$1]=[.$AH60];[.$AE60]*(2^[.$AI60]);&quot;&quot;)" office:value-type="float" office:value="0" calcext:value-type="float">
            <text:p>0</text:p>
          </table:table-cell>
          <table:table-cell table:style-name="ce80" table:formula="of:=IF(AND([.BL$1]=[.$AH60];[.$AJ60]&lt;16);[.$AF60]*(2^[.$AK60]);&quot;&quot;)">
            <text:p/>
          </table:table-cell>
          <table:table-cell table:style-name="ce80" table:formula="of:=IF(AND([.BL$1]=[.$AH60];[.$AJ60]&gt;=16);[.$AF60]*(2^[.$AK60]);&quot;&quot;)" office:value-type="float" office:value="7" calcext:value-type="float">
            <text:p>7</text:p>
          </table:table-cell>
          <table:table-cell table:style-name="ce80" table:formula="of:=IF([.BN$1]=[.$AH60];[.$AB60]*(2^[.$AJ60]);&quot;&quot;)">
            <text:p/>
          </table:table-cell>
          <table:table-cell table:style-name="ce80" table:formula="of:=IF([.BO$1]=[.$AH60];[.$AA60]*(2^[.$AI60]);&quot;&quot;)">
            <text:p/>
          </table:table-cell>
          <table:table-cell table:style-name="ce80" table:formula="of:=IF([.BP$1]=[.$AH60];[.$AC60]*(2^[.$AJ60]);&quot;&quot;)">
            <text:p/>
          </table:table-cell>
          <table:table-cell table:style-name="ce80" table:formula="of:=IF([.BQ$1]=[.$AH60];[.$AD60]*(2^[.$AJ60]);&quot;&quot;)">
            <text:p/>
          </table:table-cell>
          <table:table-cell table:style-name="ce80" table:formula="of:=IF([.BR$1]=[.$AH60];[.$AE60]*(2^[.$AI60]);&quot;&quot;)">
            <text:p/>
          </table:table-cell>
          <table:table-cell table:style-name="ce80" table:formula="of:=IF(AND([.BS$1]=[.$AH60];[.$AJ60]&lt;16);[.$AF60]*(2^[.$AK60]);&quot;&quot;)">
            <text:p/>
          </table:table-cell>
          <table:table-cell table:style-name="ce80" table:formula="of:=IF(AND([.BS$1]=[.$AH60];[.$AJ60]&gt;=16);[.$AF60]*(2^[.$AK60]);&quot;&quot;)">
            <text:p/>
          </table:table-cell>
          <table:table-cell table:style-name="ce80" table:formula="of:=IF([.BU$1]=[.$AH60];[.$AB60]*(2^[.$AJ60]);&quot;&quot;)">
            <text:p/>
          </table:table-cell>
          <table:table-cell table:style-name="ce80" table:formula="of:=IF([.BV$1]=[.$AH60];[.$AA60]*(2^[.$AI60]);&quot;&quot;)">
            <text:p/>
          </table:table-cell>
          <table:table-cell table:style-name="ce80" table:formula="of:=IF([.BW$1]=[.$AH60];[.$AC60]*(2^[.$AJ60]);&quot;&quot;)">
            <text:p/>
          </table:table-cell>
          <table:table-cell table:style-name="ce80" table:formula="of:=IF([.BX$1]=[.$AH60];[.$AD60]*(2^[.$AJ60]);&quot;&quot;)">
            <text:p/>
          </table:table-cell>
          <table:table-cell table:style-name="ce80" table:formula="of:=IF([.BY$1]=[.$AH60];[.$AE60]*(2^[.$AI60]);&quot;&quot;)">
            <text:p/>
          </table:table-cell>
          <table:table-cell table:style-name="ce80" table:formula="of:=IF(AND([.BZ$1]=[.$AH60];[.$AJ60]&lt;16);[.$AF60]*(2^[.$AK60]);&quot;&quot;)">
            <text:p/>
          </table:table-cell>
          <table:table-cell table:style-name="ce80" table:formula="of:=IF(AND([.BZ$1]=[.$AH60];[.$AJ60]&gt;=16);[.$AF60]*(2^[.$AK60]);&quot;&quot;)">
            <text:p/>
          </table:table-cell>
        </table:table-row>
        <table:table-row table:style-name="ro1">
          <table:table-cell table:style-name="ce59" office:value-type="float" office:value="56" calcext:value-type="float">
            <text:p>56</text:p>
          </table:table-cell>
          <table:table-cell table:style-name="ce62"/>
          <table:table-cell table:style-name="ce63"/>
          <table:table-cell table:style-name="ce62" office:value-type="string" calcext:value-type="string">
            <text:p>UART3RX</text:p>
          </table:table-cell>
          <table:table-cell table:style-name="ce62" office:value-type="string" calcext:value-type="string">
            <text:p>in</text:p>
          </table:table-cell>
          <table:table-cell table:style-name="ce62" office:value-type="string" calcext:value-type="string">
            <text:p>Внутренние интерфейсы</text:p>
          </table:table-cell>
          <table:table-cell table:style-name="ce63"/>
          <table:table-cell table:style-name="ce63" office:value-type="string" calcext:value-type="string">
            <text:p>PD9</text:p>
          </table:table-cell>
          <table:table-cell table:style-name="ce63" table:number-columns-repeated="7"/>
          <table:table-cell table:style-name="ce85" office:value-type="string" calcext:value-type="string">
            <text:p>USART3_RX</text:p>
          </table:table-cell>
          <table:table-cell table:style-name="ce63" table:number-columns-repeated="4"/>
          <table:table-cell table:style-name="ce63" office:value-type="string" calcext:value-type="string">
            <text:p>FSMC_D14</text:p>
          </table:table-cell>
          <table:table-cell table:style-name="ce63"/>
          <table:table-cell table:style-name="ce44" table:formula="of:=[.H61]" office:value-type="string" office:string-value="PD9" calcext:value-type="string">
            <text:p>PD9</text:p>
          </table:table-cell>
          <table:table-cell table:style-name="ce80" office:value-type="float" office:value="7" calcext:value-type="float">
            <text:p>7</text:p>
          </table:table-cell>
          <table:table-cell table:style-name="ce80" office:value-type="string" calcext:value-type="string">
            <text:p>H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61]=&quot;&quot;;IF([.$E61]=&quot;out&quot;;1;0);IF([.$X61]=&quot;A&quot;;3;2))" office:value-type="float" office:value="2" calcext:value-type="float">
            <text:p>2</text:p>
          </table:table-cell>
          <table:table-cell table:style-name="ce82" table:formula="of:=IF([.$Z61]=&quot;&quot;;0;[.$Z61])" office:value-type="float" office:value="0" calcext:value-type="float">
            <text:p>0</text:p>
          </table:table-cell>
          <table:table-cell table:style-name="ce82" table:formula="of:=IF([.$Y61]=&quot;H&quot;;1;IF([.$Y61]=&quot;L&quot;;2;0))" office:value-type="float" office:value="1" calcext:value-type="float">
            <text:p>1</text:p>
          </table:table-cell>
          <table:table-cell table:style-name="ce82" table:formula="of:=IF([.$Y61]=1;1;0)" office:value-type="float" office:value="0" calcext:value-type="float">
            <text:p>0</text:p>
          </table:table-cell>
          <table:table-cell table:style-name="ce82" table:formula="of:=IF(OR([.$X61]=&quot;&quot;;[.$X61]=&quot;A&quot;);0;[.$X61])" office:value-type="float" office:value="7" calcext:value-type="float">
            <text:p>7</text:p>
          </table:table-cell>
          <table:table-cell table:style-name="ce80"/>
          <table:table-cell table:style-name="ce80" table:formula="of:=MID([.H61];2;1)" office:value-type="string" office:string-value="D" calcext:value-type="string">
            <text:p>D</text:p>
          </table:table-cell>
          <table:table-cell table:style-name="ce80" table:formula="of:=MID([.H61];3;2)" office:value-type="string" office:string-value="9" calcext:value-type="string">
            <text:p>9</text:p>
          </table:table-cell>
          <table:table-cell table:style-name="ce80" table:formula="of:=[.AI61]*2" office:value-type="float" office:value="18" calcext:value-type="float">
            <text:p>18</text:p>
          </table:table-cell>
          <table:table-cell table:style-name="ce80" table:formula="of:=MOD([.AJ61]*2;32)" office:value-type="float" office:value="4" calcext:value-type="float">
            <text:p>4</text:p>
          </table:table-cell>
          <table:table-cell table:style-name="ce80" table:formula="of:=IF([.AL$1]=[.$AH61];[.$AB61]*(2^[.$AJ61]);&quot;&quot;)">
            <text:p/>
          </table:table-cell>
          <table:table-cell table:style-name="ce80" table:formula="of:=IF([.AM$1]=[.$AH61];[.$AA61]*(2^[.$AI61]);&quot;&quot;)">
            <text:p/>
          </table:table-cell>
          <table:table-cell table:style-name="ce80" table:formula="of:=IF([.AN$1]=[.$AH61];[.$AC61]*(2^[.$AJ61]);&quot;&quot;)">
            <text:p/>
          </table:table-cell>
          <table:table-cell table:style-name="ce80" table:formula="of:=IF([.AO$1]=[.$AH61];[.$AD61]*(2^[.$AJ61]);&quot;&quot;)">
            <text:p/>
          </table:table-cell>
          <table:table-cell table:style-name="ce80" table:formula="of:=IF([.AP$1]=[.$AH61];[.$AE61]*(2^[.$AI61]);&quot;&quot;)">
            <text:p/>
          </table:table-cell>
          <table:table-cell table:style-name="ce80" table:formula="of:=IF(AND([.AQ$1]=[.$AH61];[.$AJ61]&lt;16);[.$AF61]*(2^[.$AK61]);&quot;&quot;)">
            <text:p/>
          </table:table-cell>
          <table:table-cell table:style-name="ce80" table:formula="of:=IF(AND([.AQ$1]=[.$AH61];[.$AJ61]&gt;=16);[.$AF61]*(2^[.$AK61]);&quot;&quot;)">
            <text:p/>
          </table:table-cell>
          <table:table-cell table:style-name="ce80" table:formula="of:=IF([.AS$1]=[.$AH61];[.$AB61]*(2^[.$AJ61]);&quot;&quot;)">
            <text:p/>
          </table:table-cell>
          <table:table-cell table:style-name="ce80" table:formula="of:=IF([.AT$1]=[.$AH61];[.$AA61]*(2^[.$AI61]);&quot;&quot;)">
            <text:p/>
          </table:table-cell>
          <table:table-cell table:style-name="ce80" table:formula="of:=IF([.AU$1]=[.$AH61];[.$AC61]*(2^[.$AJ61]);&quot;&quot;)">
            <text:p/>
          </table:table-cell>
          <table:table-cell table:style-name="ce80" table:formula="of:=IF([.AV$1]=[.$AH61];[.$AD61]*(2^[.$AJ61]);&quot;&quot;)">
            <text:p/>
          </table:table-cell>
          <table:table-cell table:style-name="ce80" table:formula="of:=IF([.AW$1]=[.$AH61];[.$AE61]*(2^[.$AI61]);&quot;&quot;)">
            <text:p/>
          </table:table-cell>
          <table:table-cell table:style-name="ce80" table:formula="of:=IF(AND([.AX$1]=[.$AH61];[.$AJ61]&lt;16);[.$AF61]*(2^[.$AK61]);&quot;&quot;)">
            <text:p/>
          </table:table-cell>
          <table:table-cell table:style-name="ce80" table:formula="of:=IF(AND([.AX$1]=[.$AH61];[.$AJ61]&gt;=16);[.$AF61]*(2^[.$AK61]);&quot;&quot;)">
            <text:p/>
          </table:table-cell>
          <table:table-cell table:style-name="ce80" table:formula="of:=IF([.AZ$1]=[.$AH61];[.$AB61]*(2^[.$AJ61]);&quot;&quot;)">
            <text:p/>
          </table:table-cell>
          <table:table-cell table:style-name="ce80" table:formula="of:=IF([.BA$1]=[.$AH61];[.$AA61]*(2^[.$AI61]);&quot;&quot;)">
            <text:p/>
          </table:table-cell>
          <table:table-cell table:style-name="ce80" table:formula="of:=IF([.BB$1]=[.$AH61];[.$AC61]*(2^[.$AJ61]);&quot;&quot;)">
            <text:p/>
          </table:table-cell>
          <table:table-cell table:style-name="ce80" table:formula="of:=IF([.BC$1]=[.$AH61];[.$AD61]*(2^[.$AJ61]);&quot;&quot;)">
            <text:p/>
          </table:table-cell>
          <table:table-cell table:style-name="ce80" table:formula="of:=IF([.BD$1]=[.$AH61];[.$AE61]*(2^[.$AI61]);&quot;&quot;)">
            <text:p/>
          </table:table-cell>
          <table:table-cell table:style-name="ce80" table:formula="of:=IF(AND([.BE$1]=[.$AH61];[.$AJ61]&lt;16);[.$AF61]*(2^[.$AK61]);&quot;&quot;)">
            <text:p/>
          </table:table-cell>
          <table:table-cell table:style-name="ce80" table:formula="of:=IF(AND([.BE$1]=[.$AH61];[.$AJ61]&gt;=16);[.$AF61]*(2^[.$AK61]);&quot;&quot;)">
            <text:p/>
          </table:table-cell>
          <table:table-cell table:style-name="ce80" table:formula="of:=IF([.BG$1]=[.$AH61];[.$AB61]*(2^[.$AJ61]);&quot;&quot;)" office:value-type="float" office:value="524288" calcext:value-type="float">
            <text:p>524288</text:p>
          </table:table-cell>
          <table:table-cell table:style-name="ce80" table:formula="of:=IF([.BH$1]=[.$AH61];[.$AA61]*(2^[.$AI61]);&quot;&quot;)" office:value-type="float" office:value="0" calcext:value-type="float">
            <text:p>0</text:p>
          </table:table-cell>
          <table:table-cell table:style-name="ce80" table:formula="of:=IF([.BI$1]=[.$AH61];[.$AC61]*(2^[.$AJ61]);&quot;&quot;)" office:value-type="float" office:value="0" calcext:value-type="float">
            <text:p>0</text:p>
          </table:table-cell>
          <table:table-cell table:style-name="ce80" table:formula="of:=IF([.BJ$1]=[.$AH61];[.$AD61]*(2^[.$AJ61]);&quot;&quot;)" office:value-type="float" office:value="262144" calcext:value-type="float">
            <text:p>262144</text:p>
          </table:table-cell>
          <table:table-cell table:style-name="ce80" table:formula="of:=IF([.BK$1]=[.$AH61];[.$AE61]*(2^[.$AI61]);&quot;&quot;)" office:value-type="float" office:value="0" calcext:value-type="float">
            <text:p>0</text:p>
          </table:table-cell>
          <table:table-cell table:style-name="ce80" table:formula="of:=IF(AND([.BL$1]=[.$AH61];[.$AJ61]&lt;16);[.$AF61]*(2^[.$AK61]);&quot;&quot;)">
            <text:p/>
          </table:table-cell>
          <table:table-cell table:style-name="ce80" table:formula="of:=IF(AND([.BL$1]=[.$AH61];[.$AJ61]&gt;=16);[.$AF61]*(2^[.$AK61]);&quot;&quot;)" office:value-type="float" office:value="112" calcext:value-type="float">
            <text:p>112</text:p>
          </table:table-cell>
          <table:table-cell table:style-name="ce80" table:formula="of:=IF([.BN$1]=[.$AH61];[.$AB61]*(2^[.$AJ61]);&quot;&quot;)">
            <text:p/>
          </table:table-cell>
          <table:table-cell table:style-name="ce80" table:formula="of:=IF([.BO$1]=[.$AH61];[.$AA61]*(2^[.$AI61]);&quot;&quot;)">
            <text:p/>
          </table:table-cell>
          <table:table-cell table:style-name="ce80" table:formula="of:=IF([.BP$1]=[.$AH61];[.$AC61]*(2^[.$AJ61]);&quot;&quot;)">
            <text:p/>
          </table:table-cell>
          <table:table-cell table:style-name="ce80" table:formula="of:=IF([.BQ$1]=[.$AH61];[.$AD61]*(2^[.$AJ61]);&quot;&quot;)">
            <text:p/>
          </table:table-cell>
          <table:table-cell table:style-name="ce80" table:formula="of:=IF([.BR$1]=[.$AH61];[.$AE61]*(2^[.$AI61]);&quot;&quot;)">
            <text:p/>
          </table:table-cell>
          <table:table-cell table:style-name="ce80" table:formula="of:=IF(AND([.BS$1]=[.$AH61];[.$AJ61]&lt;16);[.$AF61]*(2^[.$AK61]);&quot;&quot;)">
            <text:p/>
          </table:table-cell>
          <table:table-cell table:style-name="ce80" table:formula="of:=IF(AND([.BS$1]=[.$AH61];[.$AJ61]&gt;=16);[.$AF61]*(2^[.$AK61]);&quot;&quot;)">
            <text:p/>
          </table:table-cell>
          <table:table-cell table:style-name="ce80" table:formula="of:=IF([.BU$1]=[.$AH61];[.$AB61]*(2^[.$AJ61]);&quot;&quot;)">
            <text:p/>
          </table:table-cell>
          <table:table-cell table:style-name="ce80" table:formula="of:=IF([.BV$1]=[.$AH61];[.$AA61]*(2^[.$AI61]);&quot;&quot;)">
            <text:p/>
          </table:table-cell>
          <table:table-cell table:style-name="ce80" table:formula="of:=IF([.BW$1]=[.$AH61];[.$AC61]*(2^[.$AJ61]);&quot;&quot;)">
            <text:p/>
          </table:table-cell>
          <table:table-cell table:style-name="ce80" table:formula="of:=IF([.BX$1]=[.$AH61];[.$AD61]*(2^[.$AJ61]);&quot;&quot;)">
            <text:p/>
          </table:table-cell>
          <table:table-cell table:style-name="ce80" table:formula="of:=IF([.BY$1]=[.$AH61];[.$AE61]*(2^[.$AI61]);&quot;&quot;)">
            <text:p/>
          </table:table-cell>
          <table:table-cell table:style-name="ce80" table:formula="of:=IF(AND([.BZ$1]=[.$AH61];[.$AJ61]&lt;16);[.$AF61]*(2^[.$AK61]);&quot;&quot;)">
            <text:p/>
          </table:table-cell>
          <table:table-cell table:style-name="ce80" table:formula="of:=IF(AND([.BZ$1]=[.$AH61];[.$AJ61]&gt;=16);[.$AF61]*(2^[.$AK61]);&quot;&quot;)">
            <text:p/>
          </table:table-cell>
        </table:table-row>
        <table:table-row table:style-name="ro1">
          <table:table-cell table:style-name="ce59" office:value-type="float" office:value="57" calcext:value-type="float">
            <text:p>57</text:p>
          </table:table-cell>
          <table:table-cell table:style-name="ce62"/>
          <table:table-cell table:style-name="ce63"/>
          <table:table-cell table:style-name="ce62" office:value-type="string" calcext:value-type="string">
            <text:p>ALERTCTL</text:p>
          </table:table-cell>
          <table:table-cell table:style-name="ce62" office:value-type="string" calcext:value-type="string">
            <text:p>out</text:p>
          </table:table-cell>
          <table:table-cell table:style-name="ce62" office:value-type="string" calcext:value-type="string">
            <text:p>Внешние интерфейсы</text:p>
          </table:table-cell>
          <table:table-cell table:style-name="ce63"/>
          <table:table-cell table:style-name="ce85" office:value-type="string" calcext:value-type="string">
            <text:p>PD10</text:p>
          </table:table-cell>
          <table:table-cell table:style-name="ce63" table:number-columns-repeated="7"/>
          <table:table-cell table:style-name="ce63" office:value-type="string" calcext:value-type="string">
            <text:p>USART3_CK</text:p>
          </table:table-cell>
          <table:table-cell table:style-name="ce63" table:number-columns-repeated="4"/>
          <table:table-cell table:style-name="ce63" office:value-type="string" calcext:value-type="string">
            <text:p>FSMC_D15</text:p>
          </table:table-cell>
          <table:table-cell table:style-name="ce63"/>
          <table:table-cell table:style-name="ce44" table:formula="of:=[.H62]" office:value-type="string" office:string-value="PD10" calcext:value-type="string">
            <text:p>PD10</text:p>
          </table:table-cell>
          <table:table-cell table:style-name="ce80"/>
          <table:table-cell table:style-name="ce80" office:value-type="float" office:value="0" calcext:value-type="float">
            <text:p>0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62]=&quot;&quot;;IF([.$E62]=&quot;out&quot;;1;0);IF([.$X62]=&quot;A&quot;;3;2))" office:value-type="float" office:value="1" calcext:value-type="float">
            <text:p>1</text:p>
          </table:table-cell>
          <table:table-cell table:style-name="ce82" table:formula="of:=IF([.$Z62]=&quot;&quot;;0;[.$Z62])" office:value-type="float" office:value="0" calcext:value-type="float">
            <text:p>0</text:p>
          </table:table-cell>
          <table:table-cell table:style-name="ce82" table:formula="of:=IF([.$Y62]=&quot;H&quot;;1;IF([.$Y62]=&quot;L&quot;;2;0))" office:value-type="float" office:value="0" calcext:value-type="float">
            <text:p>0</text:p>
          </table:table-cell>
          <table:table-cell table:style-name="ce82" table:formula="of:=IF([.$Y62]=1;1;0)" office:value-type="float" office:value="0" calcext:value-type="float">
            <text:p>0</text:p>
          </table:table-cell>
          <table:table-cell table:style-name="ce82" table:formula="of:=IF(OR([.$X62]=&quot;&quot;;[.$X62]=&quot;A&quot;);0;[.$X62])" office:value-type="float" office:value="0" calcext:value-type="float">
            <text:p>0</text:p>
          </table:table-cell>
          <table:table-cell table:style-name="ce80"/>
          <table:table-cell table:style-name="ce80" table:formula="of:=MID([.H62];2;1)" office:value-type="string" office:string-value="D" calcext:value-type="string">
            <text:p>D</text:p>
          </table:table-cell>
          <table:table-cell table:style-name="ce80" table:formula="of:=MID([.H62];3;2)" office:value-type="string" office:string-value="10" calcext:value-type="string">
            <text:p>10</text:p>
          </table:table-cell>
          <table:table-cell table:style-name="ce80" table:formula="of:=[.AI62]*2" office:value-type="float" office:value="20" calcext:value-type="float">
            <text:p>20</text:p>
          </table:table-cell>
          <table:table-cell table:style-name="ce80" table:formula="of:=MOD([.AJ62]*2;32)" office:value-type="float" office:value="8" calcext:value-type="float">
            <text:p>8</text:p>
          </table:table-cell>
          <table:table-cell table:style-name="ce80" table:formula="of:=IF([.AL$1]=[.$AH62];[.$AB62]*(2^[.$AJ62]);&quot;&quot;)">
            <text:p/>
          </table:table-cell>
          <table:table-cell table:style-name="ce80" table:formula="of:=IF([.AM$1]=[.$AH62];[.$AA62]*(2^[.$AI62]);&quot;&quot;)">
            <text:p/>
          </table:table-cell>
          <table:table-cell table:style-name="ce80" table:formula="of:=IF([.AN$1]=[.$AH62];[.$AC62]*(2^[.$AJ62]);&quot;&quot;)">
            <text:p/>
          </table:table-cell>
          <table:table-cell table:style-name="ce80" table:formula="of:=IF([.AO$1]=[.$AH62];[.$AD62]*(2^[.$AJ62]);&quot;&quot;)">
            <text:p/>
          </table:table-cell>
          <table:table-cell table:style-name="ce80" table:formula="of:=IF([.AP$1]=[.$AH62];[.$AE62]*(2^[.$AI62]);&quot;&quot;)">
            <text:p/>
          </table:table-cell>
          <table:table-cell table:style-name="ce80" table:formula="of:=IF(AND([.AQ$1]=[.$AH62];[.$AJ62]&lt;16);[.$AF62]*(2^[.$AK62]);&quot;&quot;)">
            <text:p/>
          </table:table-cell>
          <table:table-cell table:style-name="ce80" table:formula="of:=IF(AND([.AQ$1]=[.$AH62];[.$AJ62]&gt;=16);[.$AF62]*(2^[.$AK62]);&quot;&quot;)">
            <text:p/>
          </table:table-cell>
          <table:table-cell table:style-name="ce80" table:formula="of:=IF([.AS$1]=[.$AH62];[.$AB62]*(2^[.$AJ62]);&quot;&quot;)">
            <text:p/>
          </table:table-cell>
          <table:table-cell table:style-name="ce80" table:formula="of:=IF([.AT$1]=[.$AH62];[.$AA62]*(2^[.$AI62]);&quot;&quot;)">
            <text:p/>
          </table:table-cell>
          <table:table-cell table:style-name="ce80" table:formula="of:=IF([.AU$1]=[.$AH62];[.$AC62]*(2^[.$AJ62]);&quot;&quot;)">
            <text:p/>
          </table:table-cell>
          <table:table-cell table:style-name="ce80" table:formula="of:=IF([.AV$1]=[.$AH62];[.$AD62]*(2^[.$AJ62]);&quot;&quot;)">
            <text:p/>
          </table:table-cell>
          <table:table-cell table:style-name="ce80" table:formula="of:=IF([.AW$1]=[.$AH62];[.$AE62]*(2^[.$AI62]);&quot;&quot;)">
            <text:p/>
          </table:table-cell>
          <table:table-cell table:style-name="ce80" table:formula="of:=IF(AND([.AX$1]=[.$AH62];[.$AJ62]&lt;16);[.$AF62]*(2^[.$AK62]);&quot;&quot;)">
            <text:p/>
          </table:table-cell>
          <table:table-cell table:style-name="ce80" table:formula="of:=IF(AND([.AX$1]=[.$AH62];[.$AJ62]&gt;=16);[.$AF62]*(2^[.$AK62]);&quot;&quot;)">
            <text:p/>
          </table:table-cell>
          <table:table-cell table:style-name="ce80" table:formula="of:=IF([.AZ$1]=[.$AH62];[.$AB62]*(2^[.$AJ62]);&quot;&quot;)">
            <text:p/>
          </table:table-cell>
          <table:table-cell table:style-name="ce80" table:formula="of:=IF([.BA$1]=[.$AH62];[.$AA62]*(2^[.$AI62]);&quot;&quot;)">
            <text:p/>
          </table:table-cell>
          <table:table-cell table:style-name="ce80" table:formula="of:=IF([.BB$1]=[.$AH62];[.$AC62]*(2^[.$AJ62]);&quot;&quot;)">
            <text:p/>
          </table:table-cell>
          <table:table-cell table:style-name="ce80" table:formula="of:=IF([.BC$1]=[.$AH62];[.$AD62]*(2^[.$AJ62]);&quot;&quot;)">
            <text:p/>
          </table:table-cell>
          <table:table-cell table:style-name="ce80" table:formula="of:=IF([.BD$1]=[.$AH62];[.$AE62]*(2^[.$AI62]);&quot;&quot;)">
            <text:p/>
          </table:table-cell>
          <table:table-cell table:style-name="ce80" table:formula="of:=IF(AND([.BE$1]=[.$AH62];[.$AJ62]&lt;16);[.$AF62]*(2^[.$AK62]);&quot;&quot;)">
            <text:p/>
          </table:table-cell>
          <table:table-cell table:style-name="ce80" table:formula="of:=IF(AND([.BE$1]=[.$AH62];[.$AJ62]&gt;=16);[.$AF62]*(2^[.$AK62]);&quot;&quot;)">
            <text:p/>
          </table:table-cell>
          <table:table-cell table:style-name="ce80" table:formula="of:=IF([.BG$1]=[.$AH62];[.$AB62]*(2^[.$AJ62]);&quot;&quot;)" office:value-type="float" office:value="1048576" calcext:value-type="float">
            <text:p>1048576</text:p>
          </table:table-cell>
          <table:table-cell table:style-name="ce80" table:formula="of:=IF([.BH$1]=[.$AH62];[.$AA62]*(2^[.$AI62]);&quot;&quot;)" office:value-type="float" office:value="0" calcext:value-type="float">
            <text:p>0</text:p>
          </table:table-cell>
          <table:table-cell table:style-name="ce80" table:formula="of:=IF([.BI$1]=[.$AH62];[.$AC62]*(2^[.$AJ62]);&quot;&quot;)" office:value-type="float" office:value="0" calcext:value-type="float">
            <text:p>0</text:p>
          </table:table-cell>
          <table:table-cell table:style-name="ce80" table:formula="of:=IF([.BJ$1]=[.$AH62];[.$AD62]*(2^[.$AJ62]);&quot;&quot;)" office:value-type="float" office:value="0" calcext:value-type="float">
            <text:p>0</text:p>
          </table:table-cell>
          <table:table-cell table:style-name="ce80" table:formula="of:=IF([.BK$1]=[.$AH62];[.$AE62]*(2^[.$AI62]);&quot;&quot;)" office:value-type="float" office:value="0" calcext:value-type="float">
            <text:p>0</text:p>
          </table:table-cell>
          <table:table-cell table:style-name="ce80" table:formula="of:=IF(AND([.BL$1]=[.$AH62];[.$AJ62]&lt;16);[.$AF62]*(2^[.$AK62]);&quot;&quot;)">
            <text:p/>
          </table:table-cell>
          <table:table-cell table:style-name="ce80" table:formula="of:=IF(AND([.BL$1]=[.$AH62];[.$AJ62]&gt;=16);[.$AF62]*(2^[.$AK62]);&quot;&quot;)" office:value-type="float" office:value="0" calcext:value-type="float">
            <text:p>0</text:p>
          </table:table-cell>
          <table:table-cell table:style-name="ce80" table:formula="of:=IF([.BN$1]=[.$AH62];[.$AB62]*(2^[.$AJ62]);&quot;&quot;)">
            <text:p/>
          </table:table-cell>
          <table:table-cell table:style-name="ce80" table:formula="of:=IF([.BO$1]=[.$AH62];[.$AA62]*(2^[.$AI62]);&quot;&quot;)">
            <text:p/>
          </table:table-cell>
          <table:table-cell table:style-name="ce80" table:formula="of:=IF([.BP$1]=[.$AH62];[.$AC62]*(2^[.$AJ62]);&quot;&quot;)">
            <text:p/>
          </table:table-cell>
          <table:table-cell table:style-name="ce80" table:formula="of:=IF([.BQ$1]=[.$AH62];[.$AD62]*(2^[.$AJ62]);&quot;&quot;)">
            <text:p/>
          </table:table-cell>
          <table:table-cell table:style-name="ce80" table:formula="of:=IF([.BR$1]=[.$AH62];[.$AE62]*(2^[.$AI62]);&quot;&quot;)">
            <text:p/>
          </table:table-cell>
          <table:table-cell table:style-name="ce80" table:formula="of:=IF(AND([.BS$1]=[.$AH62];[.$AJ62]&lt;16);[.$AF62]*(2^[.$AK62]);&quot;&quot;)">
            <text:p/>
          </table:table-cell>
          <table:table-cell table:style-name="ce80" table:formula="of:=IF(AND([.BS$1]=[.$AH62];[.$AJ62]&gt;=16);[.$AF62]*(2^[.$AK62]);&quot;&quot;)">
            <text:p/>
          </table:table-cell>
          <table:table-cell table:style-name="ce80" table:formula="of:=IF([.BU$1]=[.$AH62];[.$AB62]*(2^[.$AJ62]);&quot;&quot;)">
            <text:p/>
          </table:table-cell>
          <table:table-cell table:style-name="ce80" table:formula="of:=IF([.BV$1]=[.$AH62];[.$AA62]*(2^[.$AI62]);&quot;&quot;)">
            <text:p/>
          </table:table-cell>
          <table:table-cell table:style-name="ce80" table:formula="of:=IF([.BW$1]=[.$AH62];[.$AC62]*(2^[.$AJ62]);&quot;&quot;)">
            <text:p/>
          </table:table-cell>
          <table:table-cell table:style-name="ce80" table:formula="of:=IF([.BX$1]=[.$AH62];[.$AD62]*(2^[.$AJ62]);&quot;&quot;)">
            <text:p/>
          </table:table-cell>
          <table:table-cell table:style-name="ce80" table:formula="of:=IF([.BY$1]=[.$AH62];[.$AE62]*(2^[.$AI62]);&quot;&quot;)">
            <text:p/>
          </table:table-cell>
          <table:table-cell table:style-name="ce80" table:formula="of:=IF(AND([.BZ$1]=[.$AH62];[.$AJ62]&lt;16);[.$AF62]*(2^[.$AK62]);&quot;&quot;)">
            <text:p/>
          </table:table-cell>
          <table:table-cell table:style-name="ce80" table:formula="of:=IF(AND([.BZ$1]=[.$AH62];[.$AJ62]&gt;=16);[.$AF62]*(2^[.$AK62]);&quot;&quot;)">
            <text:p/>
          </table:table-cell>
        </table:table-row>
        <table:table-row table:style-name="ro1">
          <table:table-cell table:style-name="ce59" office:value-type="float" office:value="58" calcext:value-type="float">
            <text:p>58</text:p>
          </table:table-cell>
          <table:table-cell table:style-name="ce62"/>
          <table:table-cell table:style-name="ce63"/>
          <table:table-cell table:style-name="ce62" office:value-type="string" calcext:value-type="string">
            <text:p>ALERTSENSE</text:p>
          </table:table-cell>
          <table:table-cell table:style-name="ce62" office:value-type="string" calcext:value-type="string">
            <text:p>in</text:p>
          </table:table-cell>
          <table:table-cell table:style-name="ce62" office:value-type="string" calcext:value-type="string">
            <text:p>Внешние интерфейсы</text:p>
          </table:table-cell>
          <table:table-cell table:style-name="ce63"/>
          <table:table-cell table:style-name="ce85" office:value-type="string" calcext:value-type="string">
            <text:p>PD11</text:p>
          </table:table-cell>
          <table:table-cell table:style-name="ce63" table:number-columns-repeated="7"/>
          <table:table-cell table:style-name="ce63" office:value-type="string" calcext:value-type="string">
            <text:p>USART3_CTS</text:p>
          </table:table-cell>
          <table:table-cell table:style-name="ce63" table:number-columns-repeated="4"/>
          <table:table-cell table:style-name="ce63" office:value-type="string" calcext:value-type="string">
            <text:p>FSMC_A16</text:p>
          </table:table-cell>
          <table:table-cell table:style-name="ce63"/>
          <table:table-cell table:style-name="ce44" table:formula="of:=[.H63]" office:value-type="string" office:string-value="PD11" calcext:value-type="string">
            <text:p>PD11</text:p>
          </table:table-cell>
          <table:table-cell table:style-name="ce80"/>
          <table:table-cell table:style-name="ce80" office:value-type="string" calcext:value-type="string">
            <text:p>L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63]=&quot;&quot;;IF([.$E63]=&quot;out&quot;;1;0);IF([.$X63]=&quot;A&quot;;3;2))" office:value-type="float" office:value="0" calcext:value-type="float">
            <text:p>0</text:p>
          </table:table-cell>
          <table:table-cell table:style-name="ce82" table:formula="of:=IF([.$Z63]=&quot;&quot;;0;[.$Z63])" office:value-type="float" office:value="0" calcext:value-type="float">
            <text:p>0</text:p>
          </table:table-cell>
          <table:table-cell table:style-name="ce82" table:formula="of:=IF([.$Y63]=&quot;H&quot;;1;IF([.$Y63]=&quot;L&quot;;2;0))" office:value-type="float" office:value="2" calcext:value-type="float">
            <text:p>2</text:p>
          </table:table-cell>
          <table:table-cell table:style-name="ce82" table:formula="of:=IF([.$Y63]=1;1;0)" office:value-type="float" office:value="0" calcext:value-type="float">
            <text:p>0</text:p>
          </table:table-cell>
          <table:table-cell table:style-name="ce82" table:formula="of:=IF(OR([.$X63]=&quot;&quot;;[.$X63]=&quot;A&quot;);0;[.$X63])" office:value-type="float" office:value="0" calcext:value-type="float">
            <text:p>0</text:p>
          </table:table-cell>
          <table:table-cell table:style-name="ce80"/>
          <table:table-cell table:style-name="ce80" table:formula="of:=MID([.H63];2;1)" office:value-type="string" office:string-value="D" calcext:value-type="string">
            <text:p>D</text:p>
          </table:table-cell>
          <table:table-cell table:style-name="ce80" table:formula="of:=MID([.H63];3;2)" office:value-type="string" office:string-value="11" calcext:value-type="string">
            <text:p>11</text:p>
          </table:table-cell>
          <table:table-cell table:style-name="ce80" table:formula="of:=[.AI63]*2" office:value-type="float" office:value="22" calcext:value-type="float">
            <text:p>22</text:p>
          </table:table-cell>
          <table:table-cell table:style-name="ce80" table:formula="of:=MOD([.AJ63]*2;32)" office:value-type="float" office:value="12" calcext:value-type="float">
            <text:p>12</text:p>
          </table:table-cell>
          <table:table-cell table:style-name="ce80" table:formula="of:=IF([.AL$1]=[.$AH63];[.$AB63]*(2^[.$AJ63]);&quot;&quot;)">
            <text:p/>
          </table:table-cell>
          <table:table-cell table:style-name="ce80" table:formula="of:=IF([.AM$1]=[.$AH63];[.$AA63]*(2^[.$AI63]);&quot;&quot;)">
            <text:p/>
          </table:table-cell>
          <table:table-cell table:style-name="ce80" table:formula="of:=IF([.AN$1]=[.$AH63];[.$AC63]*(2^[.$AJ63]);&quot;&quot;)">
            <text:p/>
          </table:table-cell>
          <table:table-cell table:style-name="ce80" table:formula="of:=IF([.AO$1]=[.$AH63];[.$AD63]*(2^[.$AJ63]);&quot;&quot;)">
            <text:p/>
          </table:table-cell>
          <table:table-cell table:style-name="ce80" table:formula="of:=IF([.AP$1]=[.$AH63];[.$AE63]*(2^[.$AI63]);&quot;&quot;)">
            <text:p/>
          </table:table-cell>
          <table:table-cell table:style-name="ce80" table:formula="of:=IF(AND([.AQ$1]=[.$AH63];[.$AJ63]&lt;16);[.$AF63]*(2^[.$AK63]);&quot;&quot;)">
            <text:p/>
          </table:table-cell>
          <table:table-cell table:style-name="ce80" table:formula="of:=IF(AND([.AQ$1]=[.$AH63];[.$AJ63]&gt;=16);[.$AF63]*(2^[.$AK63]);&quot;&quot;)">
            <text:p/>
          </table:table-cell>
          <table:table-cell table:style-name="ce80" table:formula="of:=IF([.AS$1]=[.$AH63];[.$AB63]*(2^[.$AJ63]);&quot;&quot;)">
            <text:p/>
          </table:table-cell>
          <table:table-cell table:style-name="ce80" table:formula="of:=IF([.AT$1]=[.$AH63];[.$AA63]*(2^[.$AI63]);&quot;&quot;)">
            <text:p/>
          </table:table-cell>
          <table:table-cell table:style-name="ce80" table:formula="of:=IF([.AU$1]=[.$AH63];[.$AC63]*(2^[.$AJ63]);&quot;&quot;)">
            <text:p/>
          </table:table-cell>
          <table:table-cell table:style-name="ce80" table:formula="of:=IF([.AV$1]=[.$AH63];[.$AD63]*(2^[.$AJ63]);&quot;&quot;)">
            <text:p/>
          </table:table-cell>
          <table:table-cell table:style-name="ce80" table:formula="of:=IF([.AW$1]=[.$AH63];[.$AE63]*(2^[.$AI63]);&quot;&quot;)">
            <text:p/>
          </table:table-cell>
          <table:table-cell table:style-name="ce80" table:formula="of:=IF(AND([.AX$1]=[.$AH63];[.$AJ63]&lt;16);[.$AF63]*(2^[.$AK63]);&quot;&quot;)">
            <text:p/>
          </table:table-cell>
          <table:table-cell table:style-name="ce80" table:formula="of:=IF(AND([.AX$1]=[.$AH63];[.$AJ63]&gt;=16);[.$AF63]*(2^[.$AK63]);&quot;&quot;)">
            <text:p/>
          </table:table-cell>
          <table:table-cell table:style-name="ce80" table:formula="of:=IF([.AZ$1]=[.$AH63];[.$AB63]*(2^[.$AJ63]);&quot;&quot;)">
            <text:p/>
          </table:table-cell>
          <table:table-cell table:style-name="ce80" table:formula="of:=IF([.BA$1]=[.$AH63];[.$AA63]*(2^[.$AI63]);&quot;&quot;)">
            <text:p/>
          </table:table-cell>
          <table:table-cell table:style-name="ce80" table:formula="of:=IF([.BB$1]=[.$AH63];[.$AC63]*(2^[.$AJ63]);&quot;&quot;)">
            <text:p/>
          </table:table-cell>
          <table:table-cell table:style-name="ce80" table:formula="of:=IF([.BC$1]=[.$AH63];[.$AD63]*(2^[.$AJ63]);&quot;&quot;)">
            <text:p/>
          </table:table-cell>
          <table:table-cell table:style-name="ce80" table:formula="of:=IF([.BD$1]=[.$AH63];[.$AE63]*(2^[.$AI63]);&quot;&quot;)">
            <text:p/>
          </table:table-cell>
          <table:table-cell table:style-name="ce80" table:formula="of:=IF(AND([.BE$1]=[.$AH63];[.$AJ63]&lt;16);[.$AF63]*(2^[.$AK63]);&quot;&quot;)">
            <text:p/>
          </table:table-cell>
          <table:table-cell table:style-name="ce80" table:formula="of:=IF(AND([.BE$1]=[.$AH63];[.$AJ63]&gt;=16);[.$AF63]*(2^[.$AK63]);&quot;&quot;)">
            <text:p/>
          </table:table-cell>
          <table:table-cell table:style-name="ce80" table:formula="of:=IF([.BG$1]=[.$AH63];[.$AB63]*(2^[.$AJ63]);&quot;&quot;)" office:value-type="float" office:value="0" calcext:value-type="float">
            <text:p>0</text:p>
          </table:table-cell>
          <table:table-cell table:style-name="ce80" table:formula="of:=IF([.BH$1]=[.$AH63];[.$AA63]*(2^[.$AI63]);&quot;&quot;)" office:value-type="float" office:value="0" calcext:value-type="float">
            <text:p>0</text:p>
          </table:table-cell>
          <table:table-cell table:style-name="ce80" table:formula="of:=IF([.BI$1]=[.$AH63];[.$AC63]*(2^[.$AJ63]);&quot;&quot;)" office:value-type="float" office:value="0" calcext:value-type="float">
            <text:p>0</text:p>
          </table:table-cell>
          <table:table-cell table:style-name="ce80" table:formula="of:=IF([.BJ$1]=[.$AH63];[.$AD63]*(2^[.$AJ63]);&quot;&quot;)" office:value-type="float" office:value="8388608" calcext:value-type="float">
            <text:p>8388608</text:p>
          </table:table-cell>
          <table:table-cell table:style-name="ce80" table:formula="of:=IF([.BK$1]=[.$AH63];[.$AE63]*(2^[.$AI63]);&quot;&quot;)" office:value-type="float" office:value="0" calcext:value-type="float">
            <text:p>0</text:p>
          </table:table-cell>
          <table:table-cell table:style-name="ce80" table:formula="of:=IF(AND([.BL$1]=[.$AH63];[.$AJ63]&lt;16);[.$AF63]*(2^[.$AK63]);&quot;&quot;)">
            <text:p/>
          </table:table-cell>
          <table:table-cell table:style-name="ce80" table:formula="of:=IF(AND([.BL$1]=[.$AH63];[.$AJ63]&gt;=16);[.$AF63]*(2^[.$AK63]);&quot;&quot;)" office:value-type="float" office:value="0" calcext:value-type="float">
            <text:p>0</text:p>
          </table:table-cell>
          <table:table-cell table:style-name="ce80" table:formula="of:=IF([.BN$1]=[.$AH63];[.$AB63]*(2^[.$AJ63]);&quot;&quot;)">
            <text:p/>
          </table:table-cell>
          <table:table-cell table:style-name="ce80" table:formula="of:=IF([.BO$1]=[.$AH63];[.$AA63]*(2^[.$AI63]);&quot;&quot;)">
            <text:p/>
          </table:table-cell>
          <table:table-cell table:style-name="ce80" table:formula="of:=IF([.BP$1]=[.$AH63];[.$AC63]*(2^[.$AJ63]);&quot;&quot;)">
            <text:p/>
          </table:table-cell>
          <table:table-cell table:style-name="ce80" table:formula="of:=IF([.BQ$1]=[.$AH63];[.$AD63]*(2^[.$AJ63]);&quot;&quot;)">
            <text:p/>
          </table:table-cell>
          <table:table-cell table:style-name="ce80" table:formula="of:=IF([.BR$1]=[.$AH63];[.$AE63]*(2^[.$AI63]);&quot;&quot;)">
            <text:p/>
          </table:table-cell>
          <table:table-cell table:style-name="ce80" table:formula="of:=IF(AND([.BS$1]=[.$AH63];[.$AJ63]&lt;16);[.$AF63]*(2^[.$AK63]);&quot;&quot;)">
            <text:p/>
          </table:table-cell>
          <table:table-cell table:style-name="ce80" table:formula="of:=IF(AND([.BS$1]=[.$AH63];[.$AJ63]&gt;=16);[.$AF63]*(2^[.$AK63]);&quot;&quot;)">
            <text:p/>
          </table:table-cell>
          <table:table-cell table:style-name="ce80" table:formula="of:=IF([.BU$1]=[.$AH63];[.$AB63]*(2^[.$AJ63]);&quot;&quot;)">
            <text:p/>
          </table:table-cell>
          <table:table-cell table:style-name="ce80" table:formula="of:=IF([.BV$1]=[.$AH63];[.$AA63]*(2^[.$AI63]);&quot;&quot;)">
            <text:p/>
          </table:table-cell>
          <table:table-cell table:style-name="ce80" table:formula="of:=IF([.BW$1]=[.$AH63];[.$AC63]*(2^[.$AJ63]);&quot;&quot;)">
            <text:p/>
          </table:table-cell>
          <table:table-cell table:style-name="ce80" table:formula="of:=IF([.BX$1]=[.$AH63];[.$AD63]*(2^[.$AJ63]);&quot;&quot;)">
            <text:p/>
          </table:table-cell>
          <table:table-cell table:style-name="ce80" table:formula="of:=IF([.BY$1]=[.$AH63];[.$AE63]*(2^[.$AI63]);&quot;&quot;)">
            <text:p/>
          </table:table-cell>
          <table:table-cell table:style-name="ce80" table:formula="of:=IF(AND([.BZ$1]=[.$AH63];[.$AJ63]&lt;16);[.$AF63]*(2^[.$AK63]);&quot;&quot;)">
            <text:p/>
          </table:table-cell>
          <table:table-cell table:style-name="ce80" table:formula="of:=IF(AND([.BZ$1]=[.$AH63];[.$AJ63]&gt;=16);[.$AF63]*(2^[.$AK63]);&quot;&quot;)">
            <text:p/>
          </table:table-cell>
        </table:table-row>
        <table:table-row table:style-name="ro1">
          <table:table-cell table:style-name="ce59" office:value-type="float" office:value="59" calcext:value-type="float">
            <text:p>59</text:p>
          </table:table-cell>
          <table:table-cell table:style-name="ce62"/>
          <table:table-cell table:style-name="ce63"/>
          <table:table-cell table:style-name="ce62" office:value-type="string" calcext:value-type="string">
            <text:p>S2CS0</text:p>
          </table:table-cell>
          <table:table-cell table:style-name="ce62" office:value-type="string" calcext:value-type="string">
            <text:p>out</text:p>
          </table:table-cell>
          <table:table-cell table:style-name="ce62" office:value-type="string" calcext:value-type="string">
            <text:p>Местный SPI</text:p>
          </table:table-cell>
          <table:table-cell table:style-name="ce63"/>
          <table:table-cell table:style-name="ce63" office:value-type="string" calcext:value-type="string">
            <text:p>PD12</text:p>
          </table:table-cell>
          <table:table-cell table:style-name="ce63" table:number-columns-repeated="2"/>
          <table:table-cell table:style-name="ce85" office:value-type="string" calcext:value-type="string">
            <text:p>TIM4_CH1</text:p>
          </table:table-cell>
          <table:table-cell table:style-name="ce63" table:number-columns-repeated="4"/>
          <table:table-cell table:style-name="ce63" office:value-type="string" calcext:value-type="string">
            <text:p>USART3_RTS</text:p>
          </table:table-cell>
          <table:table-cell table:style-name="ce63" table:number-columns-repeated="4"/>
          <table:table-cell table:style-name="ce63" office:value-type="string" calcext:value-type="string">
            <text:p>FSMC_A17</text:p>
          </table:table-cell>
          <table:table-cell table:style-name="ce63"/>
          <table:table-cell table:style-name="ce44" table:formula="of:=[.H64]" office:value-type="string" office:string-value="PD12" calcext:value-type="string">
            <text:p>PD12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string" calcext:value-type="string">
            <text:p>H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64]=&quot;&quot;;IF([.$E64]=&quot;out&quot;;1;0);IF([.$X64]=&quot;A&quot;;3;2))" office:value-type="float" office:value="2" calcext:value-type="float">
            <text:p>2</text:p>
          </table:table-cell>
          <table:table-cell table:style-name="ce82" table:formula="of:=IF([.$Z64]=&quot;&quot;;0;[.$Z64])" office:value-type="float" office:value="0" calcext:value-type="float">
            <text:p>0</text:p>
          </table:table-cell>
          <table:table-cell table:style-name="ce82" table:formula="of:=IF([.$Y64]=&quot;H&quot;;1;IF([.$Y64]=&quot;L&quot;;2;0))" office:value-type="float" office:value="1" calcext:value-type="float">
            <text:p>1</text:p>
          </table:table-cell>
          <table:table-cell table:style-name="ce82" table:formula="of:=IF([.$Y64]=1;1;0)" office:value-type="float" office:value="0" calcext:value-type="float">
            <text:p>0</text:p>
          </table:table-cell>
          <table:table-cell table:style-name="ce82" table:formula="of:=IF(OR([.$X64]=&quot;&quot;;[.$X64]=&quot;A&quot;);0;[.$X64])" office:value-type="float" office:value="2" calcext:value-type="float">
            <text:p>2</text:p>
          </table:table-cell>
          <table:table-cell table:style-name="ce80"/>
          <table:table-cell table:style-name="ce80" table:formula="of:=MID([.H64];2;1)" office:value-type="string" office:string-value="D" calcext:value-type="string">
            <text:p>D</text:p>
          </table:table-cell>
          <table:table-cell table:style-name="ce80" table:formula="of:=MID([.H64];3;2)" office:value-type="string" office:string-value="12" calcext:value-type="string">
            <text:p>12</text:p>
          </table:table-cell>
          <table:table-cell table:style-name="ce80" table:formula="of:=[.AI64]*2" office:value-type="float" office:value="24" calcext:value-type="float">
            <text:p>24</text:p>
          </table:table-cell>
          <table:table-cell table:style-name="ce80" table:formula="of:=MOD([.AJ64]*2;32)" office:value-type="float" office:value="16" calcext:value-type="float">
            <text:p>16</text:p>
          </table:table-cell>
          <table:table-cell table:style-name="ce80" table:formula="of:=IF([.AL$1]=[.$AH64];[.$AB64]*(2^[.$AJ64]);&quot;&quot;)">
            <text:p/>
          </table:table-cell>
          <table:table-cell table:style-name="ce80" table:formula="of:=IF([.AM$1]=[.$AH64];[.$AA64]*(2^[.$AI64]);&quot;&quot;)">
            <text:p/>
          </table:table-cell>
          <table:table-cell table:style-name="ce80" table:formula="of:=IF([.AN$1]=[.$AH64];[.$AC64]*(2^[.$AJ64]);&quot;&quot;)">
            <text:p/>
          </table:table-cell>
          <table:table-cell table:style-name="ce80" table:formula="of:=IF([.AO$1]=[.$AH64];[.$AD64]*(2^[.$AJ64]);&quot;&quot;)">
            <text:p/>
          </table:table-cell>
          <table:table-cell table:style-name="ce80" table:formula="of:=IF([.AP$1]=[.$AH64];[.$AE64]*(2^[.$AI64]);&quot;&quot;)">
            <text:p/>
          </table:table-cell>
          <table:table-cell table:style-name="ce80" table:formula="of:=IF(AND([.AQ$1]=[.$AH64];[.$AJ64]&lt;16);[.$AF64]*(2^[.$AK64]);&quot;&quot;)">
            <text:p/>
          </table:table-cell>
          <table:table-cell table:style-name="ce80" table:formula="of:=IF(AND([.AQ$1]=[.$AH64];[.$AJ64]&gt;=16);[.$AF64]*(2^[.$AK64]);&quot;&quot;)">
            <text:p/>
          </table:table-cell>
          <table:table-cell table:style-name="ce80" table:formula="of:=IF([.AS$1]=[.$AH64];[.$AB64]*(2^[.$AJ64]);&quot;&quot;)">
            <text:p/>
          </table:table-cell>
          <table:table-cell table:style-name="ce80" table:formula="of:=IF([.AT$1]=[.$AH64];[.$AA64]*(2^[.$AI64]);&quot;&quot;)">
            <text:p/>
          </table:table-cell>
          <table:table-cell table:style-name="ce80" table:formula="of:=IF([.AU$1]=[.$AH64];[.$AC64]*(2^[.$AJ64]);&quot;&quot;)">
            <text:p/>
          </table:table-cell>
          <table:table-cell table:style-name="ce80" table:formula="of:=IF([.AV$1]=[.$AH64];[.$AD64]*(2^[.$AJ64]);&quot;&quot;)">
            <text:p/>
          </table:table-cell>
          <table:table-cell table:style-name="ce80" table:formula="of:=IF([.AW$1]=[.$AH64];[.$AE64]*(2^[.$AI64]);&quot;&quot;)">
            <text:p/>
          </table:table-cell>
          <table:table-cell table:style-name="ce80" table:formula="of:=IF(AND([.AX$1]=[.$AH64];[.$AJ64]&lt;16);[.$AF64]*(2^[.$AK64]);&quot;&quot;)">
            <text:p/>
          </table:table-cell>
          <table:table-cell table:style-name="ce80" table:formula="of:=IF(AND([.AX$1]=[.$AH64];[.$AJ64]&gt;=16);[.$AF64]*(2^[.$AK64]);&quot;&quot;)">
            <text:p/>
          </table:table-cell>
          <table:table-cell table:style-name="ce80" table:formula="of:=IF([.AZ$1]=[.$AH64];[.$AB64]*(2^[.$AJ64]);&quot;&quot;)">
            <text:p/>
          </table:table-cell>
          <table:table-cell table:style-name="ce80" table:formula="of:=IF([.BA$1]=[.$AH64];[.$AA64]*(2^[.$AI64]);&quot;&quot;)">
            <text:p/>
          </table:table-cell>
          <table:table-cell table:style-name="ce80" table:formula="of:=IF([.BB$1]=[.$AH64];[.$AC64]*(2^[.$AJ64]);&quot;&quot;)">
            <text:p/>
          </table:table-cell>
          <table:table-cell table:style-name="ce80" table:formula="of:=IF([.BC$1]=[.$AH64];[.$AD64]*(2^[.$AJ64]);&quot;&quot;)">
            <text:p/>
          </table:table-cell>
          <table:table-cell table:style-name="ce80" table:formula="of:=IF([.BD$1]=[.$AH64];[.$AE64]*(2^[.$AI64]);&quot;&quot;)">
            <text:p/>
          </table:table-cell>
          <table:table-cell table:style-name="ce80" table:formula="of:=IF(AND([.BE$1]=[.$AH64];[.$AJ64]&lt;16);[.$AF64]*(2^[.$AK64]);&quot;&quot;)">
            <text:p/>
          </table:table-cell>
          <table:table-cell table:style-name="ce80" table:formula="of:=IF(AND([.BE$1]=[.$AH64];[.$AJ64]&gt;=16);[.$AF64]*(2^[.$AK64]);&quot;&quot;)">
            <text:p/>
          </table:table-cell>
          <table:table-cell table:style-name="ce80" table:formula="of:=IF([.BG$1]=[.$AH64];[.$AB64]*(2^[.$AJ64]);&quot;&quot;)" office:value-type="float" office:value="33554432" calcext:value-type="float">
            <text:p>33554432</text:p>
          </table:table-cell>
          <table:table-cell table:style-name="ce80" table:formula="of:=IF([.BH$1]=[.$AH64];[.$AA64]*(2^[.$AI64]);&quot;&quot;)" office:value-type="float" office:value="0" calcext:value-type="float">
            <text:p>0</text:p>
          </table:table-cell>
          <table:table-cell table:style-name="ce80" table:formula="of:=IF([.BI$1]=[.$AH64];[.$AC64]*(2^[.$AJ64]);&quot;&quot;)" office:value-type="float" office:value="0" calcext:value-type="float">
            <text:p>0</text:p>
          </table:table-cell>
          <table:table-cell table:style-name="ce80" table:formula="of:=IF([.BJ$1]=[.$AH64];[.$AD64]*(2^[.$AJ64]);&quot;&quot;)" office:value-type="float" office:value="16777216" calcext:value-type="float">
            <text:p>16777216</text:p>
          </table:table-cell>
          <table:table-cell table:style-name="ce80" table:formula="of:=IF([.BK$1]=[.$AH64];[.$AE64]*(2^[.$AI64]);&quot;&quot;)" office:value-type="float" office:value="0" calcext:value-type="float">
            <text:p>0</text:p>
          </table:table-cell>
          <table:table-cell table:style-name="ce80" table:formula="of:=IF(AND([.BL$1]=[.$AH64];[.$AJ64]&lt;16);[.$AF64]*(2^[.$AK64]);&quot;&quot;)">
            <text:p/>
          </table:table-cell>
          <table:table-cell table:style-name="ce80" table:formula="of:=IF(AND([.BL$1]=[.$AH64];[.$AJ64]&gt;=16);[.$AF64]*(2^[.$AK64]);&quot;&quot;)" office:value-type="float" office:value="131072" calcext:value-type="float">
            <text:p>131072</text:p>
          </table:table-cell>
          <table:table-cell table:style-name="ce80" table:formula="of:=IF([.BN$1]=[.$AH64];[.$AB64]*(2^[.$AJ64]);&quot;&quot;)">
            <text:p/>
          </table:table-cell>
          <table:table-cell table:style-name="ce80" table:formula="of:=IF([.BO$1]=[.$AH64];[.$AA64]*(2^[.$AI64]);&quot;&quot;)">
            <text:p/>
          </table:table-cell>
          <table:table-cell table:style-name="ce80" table:formula="of:=IF([.BP$1]=[.$AH64];[.$AC64]*(2^[.$AJ64]);&quot;&quot;)">
            <text:p/>
          </table:table-cell>
          <table:table-cell table:style-name="ce80" table:formula="of:=IF([.BQ$1]=[.$AH64];[.$AD64]*(2^[.$AJ64]);&quot;&quot;)">
            <text:p/>
          </table:table-cell>
          <table:table-cell table:style-name="ce80" table:formula="of:=IF([.BR$1]=[.$AH64];[.$AE64]*(2^[.$AI64]);&quot;&quot;)">
            <text:p/>
          </table:table-cell>
          <table:table-cell table:style-name="ce80" table:formula="of:=IF(AND([.BS$1]=[.$AH64];[.$AJ64]&lt;16);[.$AF64]*(2^[.$AK64]);&quot;&quot;)">
            <text:p/>
          </table:table-cell>
          <table:table-cell table:style-name="ce80" table:formula="of:=IF(AND([.BS$1]=[.$AH64];[.$AJ64]&gt;=16);[.$AF64]*(2^[.$AK64]);&quot;&quot;)">
            <text:p/>
          </table:table-cell>
          <table:table-cell table:style-name="ce80" table:formula="of:=IF([.BU$1]=[.$AH64];[.$AB64]*(2^[.$AJ64]);&quot;&quot;)">
            <text:p/>
          </table:table-cell>
          <table:table-cell table:style-name="ce80" table:formula="of:=IF([.BV$1]=[.$AH64];[.$AA64]*(2^[.$AI64]);&quot;&quot;)">
            <text:p/>
          </table:table-cell>
          <table:table-cell table:style-name="ce80" table:formula="of:=IF([.BW$1]=[.$AH64];[.$AC64]*(2^[.$AJ64]);&quot;&quot;)">
            <text:p/>
          </table:table-cell>
          <table:table-cell table:style-name="ce80" table:formula="of:=IF([.BX$1]=[.$AH64];[.$AD64]*(2^[.$AJ64]);&quot;&quot;)">
            <text:p/>
          </table:table-cell>
          <table:table-cell table:style-name="ce80" table:formula="of:=IF([.BY$1]=[.$AH64];[.$AE64]*(2^[.$AI64]);&quot;&quot;)">
            <text:p/>
          </table:table-cell>
          <table:table-cell table:style-name="ce80" table:formula="of:=IF(AND([.BZ$1]=[.$AH64];[.$AJ64]&lt;16);[.$AF64]*(2^[.$AK64]);&quot;&quot;)">
            <text:p/>
          </table:table-cell>
          <table:table-cell table:style-name="ce80" table:formula="of:=IF(AND([.BZ$1]=[.$AH64];[.$AJ64]&gt;=16);[.$AF64]*(2^[.$AK64]);&quot;&quot;)">
            <text:p/>
          </table:table-cell>
        </table:table-row>
        <table:table-row table:style-name="ro1">
          <table:table-cell table:style-name="ce59" office:value-type="float" office:value="60" calcext:value-type="float">
            <text:p>60</text:p>
          </table:table-cell>
          <table:table-cell table:style-name="ce62"/>
          <table:table-cell table:style-name="ce63"/>
          <table:table-cell table:style-name="ce62" office:value-type="string" calcext:value-type="string">
            <text:p>S2CS1</text:p>
          </table:table-cell>
          <table:table-cell table:style-name="ce62" office:value-type="string" calcext:value-type="string">
            <text:p>out</text:p>
          </table:table-cell>
          <table:table-cell table:style-name="ce62" office:value-type="string" calcext:value-type="string">
            <text:p>Местный SPI</text:p>
          </table:table-cell>
          <table:table-cell table:style-name="ce63"/>
          <table:table-cell table:style-name="ce63" office:value-type="string" calcext:value-type="string">
            <text:p>PD13</text:p>
          </table:table-cell>
          <table:table-cell table:style-name="ce63" table:number-columns-repeated="2"/>
          <table:table-cell table:style-name="ce85" office:value-type="string" calcext:value-type="string">
            <text:p>TIM4_CH2</text:p>
          </table:table-cell>
          <table:table-cell table:style-name="ce63" table:number-columns-repeated="9"/>
          <table:table-cell table:style-name="ce63" office:value-type="string" calcext:value-type="string">
            <text:p>FSMC_A18</text:p>
          </table:table-cell>
          <table:table-cell table:style-name="ce63"/>
          <table:table-cell table:style-name="ce44" table:formula="of:=[.H65]" office:value-type="string" office:string-value="PD13" calcext:value-type="string">
            <text:p>PD13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string" calcext:value-type="string">
            <text:p>H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65]=&quot;&quot;;IF([.$E65]=&quot;out&quot;;1;0);IF([.$X65]=&quot;A&quot;;3;2))" office:value-type="float" office:value="2" calcext:value-type="float">
            <text:p>2</text:p>
          </table:table-cell>
          <table:table-cell table:style-name="ce82" table:formula="of:=IF([.$Z65]=&quot;&quot;;0;[.$Z65])" office:value-type="float" office:value="0" calcext:value-type="float">
            <text:p>0</text:p>
          </table:table-cell>
          <table:table-cell table:style-name="ce82" table:formula="of:=IF([.$Y65]=&quot;H&quot;;1;IF([.$Y65]=&quot;L&quot;;2;0))" office:value-type="float" office:value="1" calcext:value-type="float">
            <text:p>1</text:p>
          </table:table-cell>
          <table:table-cell table:style-name="ce82" table:formula="of:=IF([.$Y65]=1;1;0)" office:value-type="float" office:value="0" calcext:value-type="float">
            <text:p>0</text:p>
          </table:table-cell>
          <table:table-cell table:style-name="ce82" table:formula="of:=IF(OR([.$X65]=&quot;&quot;;[.$X65]=&quot;A&quot;);0;[.$X65])" office:value-type="float" office:value="2" calcext:value-type="float">
            <text:p>2</text:p>
          </table:table-cell>
          <table:table-cell table:style-name="ce80"/>
          <table:table-cell table:style-name="ce80" table:formula="of:=MID([.H65];2;1)" office:value-type="string" office:string-value="D" calcext:value-type="string">
            <text:p>D</text:p>
          </table:table-cell>
          <table:table-cell table:style-name="ce80" table:formula="of:=MID([.H65];3;2)" office:value-type="string" office:string-value="13" calcext:value-type="string">
            <text:p>13</text:p>
          </table:table-cell>
          <table:table-cell table:style-name="ce80" table:formula="of:=[.AI65]*2" office:value-type="float" office:value="26" calcext:value-type="float">
            <text:p>26</text:p>
          </table:table-cell>
          <table:table-cell table:style-name="ce80" table:formula="of:=MOD([.AJ65]*2;32)" office:value-type="float" office:value="20" calcext:value-type="float">
            <text:p>20</text:p>
          </table:table-cell>
          <table:table-cell table:style-name="ce80" table:formula="of:=IF([.AL$1]=[.$AH65];[.$AB65]*(2^[.$AJ65]);&quot;&quot;)">
            <text:p/>
          </table:table-cell>
          <table:table-cell table:style-name="ce80" table:formula="of:=IF([.AM$1]=[.$AH65];[.$AA65]*(2^[.$AI65]);&quot;&quot;)">
            <text:p/>
          </table:table-cell>
          <table:table-cell table:style-name="ce80" table:formula="of:=IF([.AN$1]=[.$AH65];[.$AC65]*(2^[.$AJ65]);&quot;&quot;)">
            <text:p/>
          </table:table-cell>
          <table:table-cell table:style-name="ce80" table:formula="of:=IF([.AO$1]=[.$AH65];[.$AD65]*(2^[.$AJ65]);&quot;&quot;)">
            <text:p/>
          </table:table-cell>
          <table:table-cell table:style-name="ce80" table:formula="of:=IF([.AP$1]=[.$AH65];[.$AE65]*(2^[.$AI65]);&quot;&quot;)">
            <text:p/>
          </table:table-cell>
          <table:table-cell table:style-name="ce80" table:formula="of:=IF(AND([.AQ$1]=[.$AH65];[.$AJ65]&lt;16);[.$AF65]*(2^[.$AK65]);&quot;&quot;)">
            <text:p/>
          </table:table-cell>
          <table:table-cell table:style-name="ce80" table:formula="of:=IF(AND([.AQ$1]=[.$AH65];[.$AJ65]&gt;=16);[.$AF65]*(2^[.$AK65]);&quot;&quot;)">
            <text:p/>
          </table:table-cell>
          <table:table-cell table:style-name="ce80" table:formula="of:=IF([.AS$1]=[.$AH65];[.$AB65]*(2^[.$AJ65]);&quot;&quot;)">
            <text:p/>
          </table:table-cell>
          <table:table-cell table:style-name="ce80" table:formula="of:=IF([.AT$1]=[.$AH65];[.$AA65]*(2^[.$AI65]);&quot;&quot;)">
            <text:p/>
          </table:table-cell>
          <table:table-cell table:style-name="ce80" table:formula="of:=IF([.AU$1]=[.$AH65];[.$AC65]*(2^[.$AJ65]);&quot;&quot;)">
            <text:p/>
          </table:table-cell>
          <table:table-cell table:style-name="ce80" table:formula="of:=IF([.AV$1]=[.$AH65];[.$AD65]*(2^[.$AJ65]);&quot;&quot;)">
            <text:p/>
          </table:table-cell>
          <table:table-cell table:style-name="ce80" table:formula="of:=IF([.AW$1]=[.$AH65];[.$AE65]*(2^[.$AI65]);&quot;&quot;)">
            <text:p/>
          </table:table-cell>
          <table:table-cell table:style-name="ce80" table:formula="of:=IF(AND([.AX$1]=[.$AH65];[.$AJ65]&lt;16);[.$AF65]*(2^[.$AK65]);&quot;&quot;)">
            <text:p/>
          </table:table-cell>
          <table:table-cell table:style-name="ce80" table:formula="of:=IF(AND([.AX$1]=[.$AH65];[.$AJ65]&gt;=16);[.$AF65]*(2^[.$AK65]);&quot;&quot;)">
            <text:p/>
          </table:table-cell>
          <table:table-cell table:style-name="ce80" table:formula="of:=IF([.AZ$1]=[.$AH65];[.$AB65]*(2^[.$AJ65]);&quot;&quot;)">
            <text:p/>
          </table:table-cell>
          <table:table-cell table:style-name="ce80" table:formula="of:=IF([.BA$1]=[.$AH65];[.$AA65]*(2^[.$AI65]);&quot;&quot;)">
            <text:p/>
          </table:table-cell>
          <table:table-cell table:style-name="ce80" table:formula="of:=IF([.BB$1]=[.$AH65];[.$AC65]*(2^[.$AJ65]);&quot;&quot;)">
            <text:p/>
          </table:table-cell>
          <table:table-cell table:style-name="ce80" table:formula="of:=IF([.BC$1]=[.$AH65];[.$AD65]*(2^[.$AJ65]);&quot;&quot;)">
            <text:p/>
          </table:table-cell>
          <table:table-cell table:style-name="ce80" table:formula="of:=IF([.BD$1]=[.$AH65];[.$AE65]*(2^[.$AI65]);&quot;&quot;)">
            <text:p/>
          </table:table-cell>
          <table:table-cell table:style-name="ce80" table:formula="of:=IF(AND([.BE$1]=[.$AH65];[.$AJ65]&lt;16);[.$AF65]*(2^[.$AK65]);&quot;&quot;)">
            <text:p/>
          </table:table-cell>
          <table:table-cell table:style-name="ce80" table:formula="of:=IF(AND([.BE$1]=[.$AH65];[.$AJ65]&gt;=16);[.$AF65]*(2^[.$AK65]);&quot;&quot;)">
            <text:p/>
          </table:table-cell>
          <table:table-cell table:style-name="ce80" table:formula="of:=IF([.BG$1]=[.$AH65];[.$AB65]*(2^[.$AJ65]);&quot;&quot;)" office:value-type="float" office:value="134217728" calcext:value-type="float">
            <text:p>134217728</text:p>
          </table:table-cell>
          <table:table-cell table:style-name="ce80" table:formula="of:=IF([.BH$1]=[.$AH65];[.$AA65]*(2^[.$AI65]);&quot;&quot;)" office:value-type="float" office:value="0" calcext:value-type="float">
            <text:p>0</text:p>
          </table:table-cell>
          <table:table-cell table:style-name="ce80" table:formula="of:=IF([.BI$1]=[.$AH65];[.$AC65]*(2^[.$AJ65]);&quot;&quot;)" office:value-type="float" office:value="0" calcext:value-type="float">
            <text:p>0</text:p>
          </table:table-cell>
          <table:table-cell table:style-name="ce80" table:formula="of:=IF([.BJ$1]=[.$AH65];[.$AD65]*(2^[.$AJ65]);&quot;&quot;)" office:value-type="float" office:value="67108864" calcext:value-type="float">
            <text:p>67108864</text:p>
          </table:table-cell>
          <table:table-cell table:style-name="ce80" table:formula="of:=IF([.BK$1]=[.$AH65];[.$AE65]*(2^[.$AI65]);&quot;&quot;)" office:value-type="float" office:value="0" calcext:value-type="float">
            <text:p>0</text:p>
          </table:table-cell>
          <table:table-cell table:style-name="ce80" table:formula="of:=IF(AND([.BL$1]=[.$AH65];[.$AJ65]&lt;16);[.$AF65]*(2^[.$AK65]);&quot;&quot;)">
            <text:p/>
          </table:table-cell>
          <table:table-cell table:style-name="ce80" table:formula="of:=IF(AND([.BL$1]=[.$AH65];[.$AJ65]&gt;=16);[.$AF65]*(2^[.$AK65]);&quot;&quot;)" office:value-type="float" office:value="2097152" calcext:value-type="float">
            <text:p>2097152</text:p>
          </table:table-cell>
          <table:table-cell table:style-name="ce80" table:formula="of:=IF([.BN$1]=[.$AH65];[.$AB65]*(2^[.$AJ65]);&quot;&quot;)">
            <text:p/>
          </table:table-cell>
          <table:table-cell table:style-name="ce80" table:formula="of:=IF([.BO$1]=[.$AH65];[.$AA65]*(2^[.$AI65]);&quot;&quot;)">
            <text:p/>
          </table:table-cell>
          <table:table-cell table:style-name="ce80" table:formula="of:=IF([.BP$1]=[.$AH65];[.$AC65]*(2^[.$AJ65]);&quot;&quot;)">
            <text:p/>
          </table:table-cell>
          <table:table-cell table:style-name="ce80" table:formula="of:=IF([.BQ$1]=[.$AH65];[.$AD65]*(2^[.$AJ65]);&quot;&quot;)">
            <text:p/>
          </table:table-cell>
          <table:table-cell table:style-name="ce80" table:formula="of:=IF([.BR$1]=[.$AH65];[.$AE65]*(2^[.$AI65]);&quot;&quot;)">
            <text:p/>
          </table:table-cell>
          <table:table-cell table:style-name="ce80" table:formula="of:=IF(AND([.BS$1]=[.$AH65];[.$AJ65]&lt;16);[.$AF65]*(2^[.$AK65]);&quot;&quot;)">
            <text:p/>
          </table:table-cell>
          <table:table-cell table:style-name="ce80" table:formula="of:=IF(AND([.BS$1]=[.$AH65];[.$AJ65]&gt;=16);[.$AF65]*(2^[.$AK65]);&quot;&quot;)">
            <text:p/>
          </table:table-cell>
          <table:table-cell table:style-name="ce80" table:formula="of:=IF([.BU$1]=[.$AH65];[.$AB65]*(2^[.$AJ65]);&quot;&quot;)">
            <text:p/>
          </table:table-cell>
          <table:table-cell table:style-name="ce80" table:formula="of:=IF([.BV$1]=[.$AH65];[.$AA65]*(2^[.$AI65]);&quot;&quot;)">
            <text:p/>
          </table:table-cell>
          <table:table-cell table:style-name="ce80" table:formula="of:=IF([.BW$1]=[.$AH65];[.$AC65]*(2^[.$AJ65]);&quot;&quot;)">
            <text:p/>
          </table:table-cell>
          <table:table-cell table:style-name="ce80" table:formula="of:=IF([.BX$1]=[.$AH65];[.$AD65]*(2^[.$AJ65]);&quot;&quot;)">
            <text:p/>
          </table:table-cell>
          <table:table-cell table:style-name="ce80" table:formula="of:=IF([.BY$1]=[.$AH65];[.$AE65]*(2^[.$AI65]);&quot;&quot;)">
            <text:p/>
          </table:table-cell>
          <table:table-cell table:style-name="ce80" table:formula="of:=IF(AND([.BZ$1]=[.$AH65];[.$AJ65]&lt;16);[.$AF65]*(2^[.$AK65]);&quot;&quot;)">
            <text:p/>
          </table:table-cell>
          <table:table-cell table:style-name="ce80" table:formula="of:=IF(AND([.BZ$1]=[.$AH65];[.$AJ65]&gt;=16);[.$AF65]*(2^[.$AK65]);&quot;&quot;)">
            <text:p/>
          </table:table-cell>
        </table:table-row>
        <table:table-row table:style-name="ro1">
          <table:table-cell table:style-name="ce59" office:value-type="float" office:value="61" calcext:value-type="float">
            <text:p>61</text:p>
          </table:table-cell>
          <table:table-cell table:style-name="ce62"/>
          <table:table-cell table:style-name="ce63"/>
          <table:table-cell table:style-name="ce62" office:value-type="string" calcext:value-type="string">
            <text:p>S2CS2</text:p>
          </table:table-cell>
          <table:table-cell table:style-name="ce62" office:value-type="string" calcext:value-type="string">
            <text:p>out</text:p>
          </table:table-cell>
          <table:table-cell table:style-name="ce62" office:value-type="string" calcext:value-type="string">
            <text:p>Местный SPI</text:p>
          </table:table-cell>
          <table:table-cell table:style-name="ce63"/>
          <table:table-cell table:style-name="ce63" office:value-type="string" calcext:value-type="string">
            <text:p>PD14</text:p>
          </table:table-cell>
          <table:table-cell table:style-name="ce63" table:number-columns-repeated="2"/>
          <table:table-cell table:style-name="ce85" office:value-type="string" calcext:value-type="string">
            <text:p>TIM4_CH3</text:p>
          </table:table-cell>
          <table:table-cell table:style-name="ce63" table:number-columns-repeated="9"/>
          <table:table-cell table:style-name="ce63" office:value-type="string" calcext:value-type="string">
            <text:p>FSMC_D0</text:p>
          </table:table-cell>
          <table:table-cell table:style-name="ce63"/>
          <table:table-cell table:style-name="ce44" table:formula="of:=[.H66]" office:value-type="string" office:string-value="PD14" calcext:value-type="string">
            <text:p>PD14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string" calcext:value-type="string">
            <text:p>H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66]=&quot;&quot;;IF([.$E66]=&quot;out&quot;;1;0);IF([.$X66]=&quot;A&quot;;3;2))" office:value-type="float" office:value="2" calcext:value-type="float">
            <text:p>2</text:p>
          </table:table-cell>
          <table:table-cell table:style-name="ce82" table:formula="of:=IF([.$Z66]=&quot;&quot;;0;[.$Z66])" office:value-type="float" office:value="0" calcext:value-type="float">
            <text:p>0</text:p>
          </table:table-cell>
          <table:table-cell table:style-name="ce82" table:formula="of:=IF([.$Y66]=&quot;H&quot;;1;IF([.$Y66]=&quot;L&quot;;2;0))" office:value-type="float" office:value="1" calcext:value-type="float">
            <text:p>1</text:p>
          </table:table-cell>
          <table:table-cell table:style-name="ce82" table:formula="of:=IF([.$Y66]=1;1;0)" office:value-type="float" office:value="0" calcext:value-type="float">
            <text:p>0</text:p>
          </table:table-cell>
          <table:table-cell table:style-name="ce82" table:formula="of:=IF(OR([.$X66]=&quot;&quot;;[.$X66]=&quot;A&quot;);0;[.$X66])" office:value-type="float" office:value="2" calcext:value-type="float">
            <text:p>2</text:p>
          </table:table-cell>
          <table:table-cell table:style-name="ce80"/>
          <table:table-cell table:style-name="ce80" table:formula="of:=MID([.H66];2;1)" office:value-type="string" office:string-value="D" calcext:value-type="string">
            <text:p>D</text:p>
          </table:table-cell>
          <table:table-cell table:style-name="ce80" table:formula="of:=MID([.H66];3;2)" office:value-type="string" office:string-value="14" calcext:value-type="string">
            <text:p>14</text:p>
          </table:table-cell>
          <table:table-cell table:style-name="ce80" table:formula="of:=[.AI66]*2" office:value-type="float" office:value="28" calcext:value-type="float">
            <text:p>28</text:p>
          </table:table-cell>
          <table:table-cell table:style-name="ce80" table:formula="of:=MOD([.AJ66]*2;32)" office:value-type="float" office:value="24" calcext:value-type="float">
            <text:p>24</text:p>
          </table:table-cell>
          <table:table-cell table:style-name="ce80" table:formula="of:=IF([.AL$1]=[.$AH66];[.$AB66]*(2^[.$AJ66]);&quot;&quot;)">
            <text:p/>
          </table:table-cell>
          <table:table-cell table:style-name="ce80" table:formula="of:=IF([.AM$1]=[.$AH66];[.$AA66]*(2^[.$AI66]);&quot;&quot;)">
            <text:p/>
          </table:table-cell>
          <table:table-cell table:style-name="ce80" table:formula="of:=IF([.AN$1]=[.$AH66];[.$AC66]*(2^[.$AJ66]);&quot;&quot;)">
            <text:p/>
          </table:table-cell>
          <table:table-cell table:style-name="ce80" table:formula="of:=IF([.AO$1]=[.$AH66];[.$AD66]*(2^[.$AJ66]);&quot;&quot;)">
            <text:p/>
          </table:table-cell>
          <table:table-cell table:style-name="ce80" table:formula="of:=IF([.AP$1]=[.$AH66];[.$AE66]*(2^[.$AI66]);&quot;&quot;)">
            <text:p/>
          </table:table-cell>
          <table:table-cell table:style-name="ce80" table:formula="of:=IF(AND([.AQ$1]=[.$AH66];[.$AJ66]&lt;16);[.$AF66]*(2^[.$AK66]);&quot;&quot;)">
            <text:p/>
          </table:table-cell>
          <table:table-cell table:style-name="ce80" table:formula="of:=IF(AND([.AQ$1]=[.$AH66];[.$AJ66]&gt;=16);[.$AF66]*(2^[.$AK66]);&quot;&quot;)">
            <text:p/>
          </table:table-cell>
          <table:table-cell table:style-name="ce80" table:formula="of:=IF([.AS$1]=[.$AH66];[.$AB66]*(2^[.$AJ66]);&quot;&quot;)">
            <text:p/>
          </table:table-cell>
          <table:table-cell table:style-name="ce80" table:formula="of:=IF([.AT$1]=[.$AH66];[.$AA66]*(2^[.$AI66]);&quot;&quot;)">
            <text:p/>
          </table:table-cell>
          <table:table-cell table:style-name="ce80" table:formula="of:=IF([.AU$1]=[.$AH66];[.$AC66]*(2^[.$AJ66]);&quot;&quot;)">
            <text:p/>
          </table:table-cell>
          <table:table-cell table:style-name="ce80" table:formula="of:=IF([.AV$1]=[.$AH66];[.$AD66]*(2^[.$AJ66]);&quot;&quot;)">
            <text:p/>
          </table:table-cell>
          <table:table-cell table:style-name="ce80" table:formula="of:=IF([.AW$1]=[.$AH66];[.$AE66]*(2^[.$AI66]);&quot;&quot;)">
            <text:p/>
          </table:table-cell>
          <table:table-cell table:style-name="ce80" table:formula="of:=IF(AND([.AX$1]=[.$AH66];[.$AJ66]&lt;16);[.$AF66]*(2^[.$AK66]);&quot;&quot;)">
            <text:p/>
          </table:table-cell>
          <table:table-cell table:style-name="ce80" table:formula="of:=IF(AND([.AX$1]=[.$AH66];[.$AJ66]&gt;=16);[.$AF66]*(2^[.$AK66]);&quot;&quot;)">
            <text:p/>
          </table:table-cell>
          <table:table-cell table:style-name="ce80" table:formula="of:=IF([.AZ$1]=[.$AH66];[.$AB66]*(2^[.$AJ66]);&quot;&quot;)">
            <text:p/>
          </table:table-cell>
          <table:table-cell table:style-name="ce80" table:formula="of:=IF([.BA$1]=[.$AH66];[.$AA66]*(2^[.$AI66]);&quot;&quot;)">
            <text:p/>
          </table:table-cell>
          <table:table-cell table:style-name="ce80" table:formula="of:=IF([.BB$1]=[.$AH66];[.$AC66]*(2^[.$AJ66]);&quot;&quot;)">
            <text:p/>
          </table:table-cell>
          <table:table-cell table:style-name="ce80" table:formula="of:=IF([.BC$1]=[.$AH66];[.$AD66]*(2^[.$AJ66]);&quot;&quot;)">
            <text:p/>
          </table:table-cell>
          <table:table-cell table:style-name="ce80" table:formula="of:=IF([.BD$1]=[.$AH66];[.$AE66]*(2^[.$AI66]);&quot;&quot;)">
            <text:p/>
          </table:table-cell>
          <table:table-cell table:style-name="ce80" table:formula="of:=IF(AND([.BE$1]=[.$AH66];[.$AJ66]&lt;16);[.$AF66]*(2^[.$AK66]);&quot;&quot;)">
            <text:p/>
          </table:table-cell>
          <table:table-cell table:style-name="ce80" table:formula="of:=IF(AND([.BE$1]=[.$AH66];[.$AJ66]&gt;=16);[.$AF66]*(2^[.$AK66]);&quot;&quot;)">
            <text:p/>
          </table:table-cell>
          <table:table-cell table:style-name="ce80" table:formula="of:=IF([.BG$1]=[.$AH66];[.$AB66]*(2^[.$AJ66]);&quot;&quot;)" office:value-type="float" office:value="536870912" calcext:value-type="float">
            <text:p>536870912</text:p>
          </table:table-cell>
          <table:table-cell table:style-name="ce80" table:formula="of:=IF([.BH$1]=[.$AH66];[.$AA66]*(2^[.$AI66]);&quot;&quot;)" office:value-type="float" office:value="0" calcext:value-type="float">
            <text:p>0</text:p>
          </table:table-cell>
          <table:table-cell table:style-name="ce80" table:formula="of:=IF([.BI$1]=[.$AH66];[.$AC66]*(2^[.$AJ66]);&quot;&quot;)" office:value-type="float" office:value="0" calcext:value-type="float">
            <text:p>0</text:p>
          </table:table-cell>
          <table:table-cell table:style-name="ce80" table:formula="of:=IF([.BJ$1]=[.$AH66];[.$AD66]*(2^[.$AJ66]);&quot;&quot;)" office:value-type="float" office:value="268435456" calcext:value-type="float">
            <text:p>268435456</text:p>
          </table:table-cell>
          <table:table-cell table:style-name="ce80" table:formula="of:=IF([.BK$1]=[.$AH66];[.$AE66]*(2^[.$AI66]);&quot;&quot;)" office:value-type="float" office:value="0" calcext:value-type="float">
            <text:p>0</text:p>
          </table:table-cell>
          <table:table-cell table:style-name="ce80" table:formula="of:=IF(AND([.BL$1]=[.$AH66];[.$AJ66]&lt;16);[.$AF66]*(2^[.$AK66]);&quot;&quot;)">
            <text:p/>
          </table:table-cell>
          <table:table-cell table:style-name="ce80" table:formula="of:=IF(AND([.BL$1]=[.$AH66];[.$AJ66]&gt;=16);[.$AF66]*(2^[.$AK66]);&quot;&quot;)" office:value-type="float" office:value="33554432" calcext:value-type="float">
            <text:p>33554432</text:p>
          </table:table-cell>
          <table:table-cell table:style-name="ce80" table:formula="of:=IF([.BN$1]=[.$AH66];[.$AB66]*(2^[.$AJ66]);&quot;&quot;)">
            <text:p/>
          </table:table-cell>
          <table:table-cell table:style-name="ce80" table:formula="of:=IF([.BO$1]=[.$AH66];[.$AA66]*(2^[.$AI66]);&quot;&quot;)">
            <text:p/>
          </table:table-cell>
          <table:table-cell table:style-name="ce80" table:formula="of:=IF([.BP$1]=[.$AH66];[.$AC66]*(2^[.$AJ66]);&quot;&quot;)">
            <text:p/>
          </table:table-cell>
          <table:table-cell table:style-name="ce80" table:formula="of:=IF([.BQ$1]=[.$AH66];[.$AD66]*(2^[.$AJ66]);&quot;&quot;)">
            <text:p/>
          </table:table-cell>
          <table:table-cell table:style-name="ce80" table:formula="of:=IF([.BR$1]=[.$AH66];[.$AE66]*(2^[.$AI66]);&quot;&quot;)">
            <text:p/>
          </table:table-cell>
          <table:table-cell table:style-name="ce80" table:formula="of:=IF(AND([.BS$1]=[.$AH66];[.$AJ66]&lt;16);[.$AF66]*(2^[.$AK66]);&quot;&quot;)">
            <text:p/>
          </table:table-cell>
          <table:table-cell table:style-name="ce80" table:formula="of:=IF(AND([.BS$1]=[.$AH66];[.$AJ66]&gt;=16);[.$AF66]*(2^[.$AK66]);&quot;&quot;)">
            <text:p/>
          </table:table-cell>
          <table:table-cell table:style-name="ce80" table:formula="of:=IF([.BU$1]=[.$AH66];[.$AB66]*(2^[.$AJ66]);&quot;&quot;)">
            <text:p/>
          </table:table-cell>
          <table:table-cell table:style-name="ce80" table:formula="of:=IF([.BV$1]=[.$AH66];[.$AA66]*(2^[.$AI66]);&quot;&quot;)">
            <text:p/>
          </table:table-cell>
          <table:table-cell table:style-name="ce80" table:formula="of:=IF([.BW$1]=[.$AH66];[.$AC66]*(2^[.$AJ66]);&quot;&quot;)">
            <text:p/>
          </table:table-cell>
          <table:table-cell table:style-name="ce80" table:formula="of:=IF([.BX$1]=[.$AH66];[.$AD66]*(2^[.$AJ66]);&quot;&quot;)">
            <text:p/>
          </table:table-cell>
          <table:table-cell table:style-name="ce80" table:formula="of:=IF([.BY$1]=[.$AH66];[.$AE66]*(2^[.$AI66]);&quot;&quot;)">
            <text:p/>
          </table:table-cell>
          <table:table-cell table:style-name="ce80" table:formula="of:=IF(AND([.BZ$1]=[.$AH66];[.$AJ66]&lt;16);[.$AF66]*(2^[.$AK66]);&quot;&quot;)">
            <text:p/>
          </table:table-cell>
          <table:table-cell table:style-name="ce80" table:formula="of:=IF(AND([.BZ$1]=[.$AH66];[.$AJ66]&gt;=16);[.$AF66]*(2^[.$AK66]);&quot;&quot;)">
            <text:p/>
          </table:table-cell>
        </table:table-row>
        <table:table-row table:style-name="ro1">
          <table:table-cell table:style-name="ce59" office:value-type="float" office:value="62" calcext:value-type="float">
            <text:p>62</text:p>
          </table:table-cell>
          <table:table-cell table:style-name="ce62"/>
          <table:table-cell table:style-name="ce63"/>
          <table:table-cell table:style-name="ce62" office:value-type="string" calcext:value-type="string">
            <text:p>S2CS3</text:p>
          </table:table-cell>
          <table:table-cell table:style-name="ce62" office:value-type="string" calcext:value-type="string">
            <text:p>out</text:p>
          </table:table-cell>
          <table:table-cell table:style-name="ce62" office:value-type="string" calcext:value-type="string">
            <text:p>Местный SPI</text:p>
          </table:table-cell>
          <table:table-cell table:style-name="ce63"/>
          <table:table-cell table:style-name="ce63" office:value-type="string" calcext:value-type="string">
            <text:p>PD15</text:p>
          </table:table-cell>
          <table:table-cell table:style-name="ce63" table:number-columns-repeated="2"/>
          <table:table-cell table:style-name="ce85" office:value-type="string" calcext:value-type="string">
            <text:p>TIM4_CH4</text:p>
          </table:table-cell>
          <table:table-cell table:style-name="ce63" table:number-columns-repeated="9"/>
          <table:table-cell table:style-name="ce63" office:value-type="string" calcext:value-type="string">
            <text:p>FSMC_D1</text:p>
          </table:table-cell>
          <table:table-cell table:style-name="ce63"/>
          <table:table-cell table:style-name="ce44" table:formula="of:=[.H67]" office:value-type="string" office:string-value="PD15" calcext:value-type="string">
            <text:p>PD15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string" calcext:value-type="string">
            <text:p>H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67]=&quot;&quot;;IF([.$E67]=&quot;out&quot;;1;0);IF([.$X67]=&quot;A&quot;;3;2))" office:value-type="float" office:value="2" calcext:value-type="float">
            <text:p>2</text:p>
          </table:table-cell>
          <table:table-cell table:style-name="ce82" table:formula="of:=IF([.$Z67]=&quot;&quot;;0;[.$Z67])" office:value-type="float" office:value="0" calcext:value-type="float">
            <text:p>0</text:p>
          </table:table-cell>
          <table:table-cell table:style-name="ce82" table:formula="of:=IF([.$Y67]=&quot;H&quot;;1;IF([.$Y67]=&quot;L&quot;;2;0))" office:value-type="float" office:value="1" calcext:value-type="float">
            <text:p>1</text:p>
          </table:table-cell>
          <table:table-cell table:style-name="ce82" table:formula="of:=IF([.$Y67]=1;1;0)" office:value-type="float" office:value="0" calcext:value-type="float">
            <text:p>0</text:p>
          </table:table-cell>
          <table:table-cell table:style-name="ce82" table:formula="of:=IF(OR([.$X67]=&quot;&quot;;[.$X67]=&quot;A&quot;);0;[.$X67])" office:value-type="float" office:value="2" calcext:value-type="float">
            <text:p>2</text:p>
          </table:table-cell>
          <table:table-cell table:style-name="ce80"/>
          <table:table-cell table:style-name="ce80" table:formula="of:=MID([.H67];2;1)" office:value-type="string" office:string-value="D" calcext:value-type="string">
            <text:p>D</text:p>
          </table:table-cell>
          <table:table-cell table:style-name="ce80" table:formula="of:=MID([.H67];3;2)" office:value-type="string" office:string-value="15" calcext:value-type="string">
            <text:p>15</text:p>
          </table:table-cell>
          <table:table-cell table:style-name="ce80" table:formula="of:=[.AI67]*2" office:value-type="float" office:value="30" calcext:value-type="float">
            <text:p>30</text:p>
          </table:table-cell>
          <table:table-cell table:style-name="ce80" table:formula="of:=MOD([.AJ67]*2;32)" office:value-type="float" office:value="28" calcext:value-type="float">
            <text:p>28</text:p>
          </table:table-cell>
          <table:table-cell table:style-name="ce80" table:formula="of:=IF([.AL$1]=[.$AH67];[.$AB67]*(2^[.$AJ67]);&quot;&quot;)">
            <text:p/>
          </table:table-cell>
          <table:table-cell table:style-name="ce80" table:formula="of:=IF([.AM$1]=[.$AH67];[.$AA67]*(2^[.$AI67]);&quot;&quot;)">
            <text:p/>
          </table:table-cell>
          <table:table-cell table:style-name="ce80" table:formula="of:=IF([.AN$1]=[.$AH67];[.$AC67]*(2^[.$AJ67]);&quot;&quot;)">
            <text:p/>
          </table:table-cell>
          <table:table-cell table:style-name="ce80" table:formula="of:=IF([.AO$1]=[.$AH67];[.$AD67]*(2^[.$AJ67]);&quot;&quot;)">
            <text:p/>
          </table:table-cell>
          <table:table-cell table:style-name="ce80" table:formula="of:=IF([.AP$1]=[.$AH67];[.$AE67]*(2^[.$AI67]);&quot;&quot;)">
            <text:p/>
          </table:table-cell>
          <table:table-cell table:style-name="ce80" table:formula="of:=IF(AND([.AQ$1]=[.$AH67];[.$AJ67]&lt;16);[.$AF67]*(2^[.$AK67]);&quot;&quot;)">
            <text:p/>
          </table:table-cell>
          <table:table-cell table:style-name="ce80" table:formula="of:=IF(AND([.AQ$1]=[.$AH67];[.$AJ67]&gt;=16);[.$AF67]*(2^[.$AK67]);&quot;&quot;)">
            <text:p/>
          </table:table-cell>
          <table:table-cell table:style-name="ce80" table:formula="of:=IF([.AS$1]=[.$AH67];[.$AB67]*(2^[.$AJ67]);&quot;&quot;)">
            <text:p/>
          </table:table-cell>
          <table:table-cell table:style-name="ce80" table:formula="of:=IF([.AT$1]=[.$AH67];[.$AA67]*(2^[.$AI67]);&quot;&quot;)">
            <text:p/>
          </table:table-cell>
          <table:table-cell table:style-name="ce80" table:formula="of:=IF([.AU$1]=[.$AH67];[.$AC67]*(2^[.$AJ67]);&quot;&quot;)">
            <text:p/>
          </table:table-cell>
          <table:table-cell table:style-name="ce80" table:formula="of:=IF([.AV$1]=[.$AH67];[.$AD67]*(2^[.$AJ67]);&quot;&quot;)">
            <text:p/>
          </table:table-cell>
          <table:table-cell table:style-name="ce80" table:formula="of:=IF([.AW$1]=[.$AH67];[.$AE67]*(2^[.$AI67]);&quot;&quot;)">
            <text:p/>
          </table:table-cell>
          <table:table-cell table:style-name="ce80" table:formula="of:=IF(AND([.AX$1]=[.$AH67];[.$AJ67]&lt;16);[.$AF67]*(2^[.$AK67]);&quot;&quot;)">
            <text:p/>
          </table:table-cell>
          <table:table-cell table:style-name="ce80" table:formula="of:=IF(AND([.AX$1]=[.$AH67];[.$AJ67]&gt;=16);[.$AF67]*(2^[.$AK67]);&quot;&quot;)">
            <text:p/>
          </table:table-cell>
          <table:table-cell table:style-name="ce80" table:formula="of:=IF([.AZ$1]=[.$AH67];[.$AB67]*(2^[.$AJ67]);&quot;&quot;)">
            <text:p/>
          </table:table-cell>
          <table:table-cell table:style-name="ce80" table:formula="of:=IF([.BA$1]=[.$AH67];[.$AA67]*(2^[.$AI67]);&quot;&quot;)">
            <text:p/>
          </table:table-cell>
          <table:table-cell table:style-name="ce80" table:formula="of:=IF([.BB$1]=[.$AH67];[.$AC67]*(2^[.$AJ67]);&quot;&quot;)">
            <text:p/>
          </table:table-cell>
          <table:table-cell table:style-name="ce80" table:formula="of:=IF([.BC$1]=[.$AH67];[.$AD67]*(2^[.$AJ67]);&quot;&quot;)">
            <text:p/>
          </table:table-cell>
          <table:table-cell table:style-name="ce80" table:formula="of:=IF([.BD$1]=[.$AH67];[.$AE67]*(2^[.$AI67]);&quot;&quot;)">
            <text:p/>
          </table:table-cell>
          <table:table-cell table:style-name="ce80" table:formula="of:=IF(AND([.BE$1]=[.$AH67];[.$AJ67]&lt;16);[.$AF67]*(2^[.$AK67]);&quot;&quot;)">
            <text:p/>
          </table:table-cell>
          <table:table-cell table:style-name="ce80" table:formula="of:=IF(AND([.BE$1]=[.$AH67];[.$AJ67]&gt;=16);[.$AF67]*(2^[.$AK67]);&quot;&quot;)">
            <text:p/>
          </table:table-cell>
          <table:table-cell table:style-name="ce80" table:formula="of:=IF([.BG$1]=[.$AH67];[.$AB67]*(2^[.$AJ67]);&quot;&quot;)" office:value-type="float" office:value="2147483648" calcext:value-type="float">
            <text:p>2147483648</text:p>
          </table:table-cell>
          <table:table-cell table:style-name="ce80" table:formula="of:=IF([.BH$1]=[.$AH67];[.$AA67]*(2^[.$AI67]);&quot;&quot;)" office:value-type="float" office:value="0" calcext:value-type="float">
            <text:p>0</text:p>
          </table:table-cell>
          <table:table-cell table:style-name="ce80" table:formula="of:=IF([.BI$1]=[.$AH67];[.$AC67]*(2^[.$AJ67]);&quot;&quot;)" office:value-type="float" office:value="0" calcext:value-type="float">
            <text:p>0</text:p>
          </table:table-cell>
          <table:table-cell table:style-name="ce80" table:formula="of:=IF([.BJ$1]=[.$AH67];[.$AD67]*(2^[.$AJ67]);&quot;&quot;)" office:value-type="float" office:value="1073741824" calcext:value-type="float">
            <text:p>1073741824</text:p>
          </table:table-cell>
          <table:table-cell table:style-name="ce80" table:formula="of:=IF([.BK$1]=[.$AH67];[.$AE67]*(2^[.$AI67]);&quot;&quot;)" office:value-type="float" office:value="0" calcext:value-type="float">
            <text:p>0</text:p>
          </table:table-cell>
          <table:table-cell table:style-name="ce80" table:formula="of:=IF(AND([.BL$1]=[.$AH67];[.$AJ67]&lt;16);[.$AF67]*(2^[.$AK67]);&quot;&quot;)">
            <text:p/>
          </table:table-cell>
          <table:table-cell table:style-name="ce80" table:formula="of:=IF(AND([.BL$1]=[.$AH67];[.$AJ67]&gt;=16);[.$AF67]*(2^[.$AK67]);&quot;&quot;)" office:value-type="float" office:value="536870912" calcext:value-type="float">
            <text:p>536870912</text:p>
          </table:table-cell>
          <table:table-cell table:style-name="ce80" table:formula="of:=IF([.BN$1]=[.$AH67];[.$AB67]*(2^[.$AJ67]);&quot;&quot;)">
            <text:p/>
          </table:table-cell>
          <table:table-cell table:style-name="ce80" table:formula="of:=IF([.BO$1]=[.$AH67];[.$AA67]*(2^[.$AI67]);&quot;&quot;)">
            <text:p/>
          </table:table-cell>
          <table:table-cell table:style-name="ce80" table:formula="of:=IF([.BP$1]=[.$AH67];[.$AC67]*(2^[.$AJ67]);&quot;&quot;)">
            <text:p/>
          </table:table-cell>
          <table:table-cell table:style-name="ce80" table:formula="of:=IF([.BQ$1]=[.$AH67];[.$AD67]*(2^[.$AJ67]);&quot;&quot;)">
            <text:p/>
          </table:table-cell>
          <table:table-cell table:style-name="ce80" table:formula="of:=IF([.BR$1]=[.$AH67];[.$AE67]*(2^[.$AI67]);&quot;&quot;)">
            <text:p/>
          </table:table-cell>
          <table:table-cell table:style-name="ce80" table:formula="of:=IF(AND([.BS$1]=[.$AH67];[.$AJ67]&lt;16);[.$AF67]*(2^[.$AK67]);&quot;&quot;)">
            <text:p/>
          </table:table-cell>
          <table:table-cell table:style-name="ce80" table:formula="of:=IF(AND([.BS$1]=[.$AH67];[.$AJ67]&gt;=16);[.$AF67]*(2^[.$AK67]);&quot;&quot;)">
            <text:p/>
          </table:table-cell>
          <table:table-cell table:style-name="ce80" table:formula="of:=IF([.BU$1]=[.$AH67];[.$AB67]*(2^[.$AJ67]);&quot;&quot;)">
            <text:p/>
          </table:table-cell>
          <table:table-cell table:style-name="ce80" table:formula="of:=IF([.BV$1]=[.$AH67];[.$AA67]*(2^[.$AI67]);&quot;&quot;)">
            <text:p/>
          </table:table-cell>
          <table:table-cell table:style-name="ce80" table:formula="of:=IF([.BW$1]=[.$AH67];[.$AC67]*(2^[.$AJ67]);&quot;&quot;)">
            <text:p/>
          </table:table-cell>
          <table:table-cell table:style-name="ce80" table:formula="of:=IF([.BX$1]=[.$AH67];[.$AD67]*(2^[.$AJ67]);&quot;&quot;)">
            <text:p/>
          </table:table-cell>
          <table:table-cell table:style-name="ce80" table:formula="of:=IF([.BY$1]=[.$AH67];[.$AE67]*(2^[.$AI67]);&quot;&quot;)">
            <text:p/>
          </table:table-cell>
          <table:table-cell table:style-name="ce80" table:formula="of:=IF(AND([.BZ$1]=[.$AH67];[.$AJ67]&lt;16);[.$AF67]*(2^[.$AK67]);&quot;&quot;)">
            <text:p/>
          </table:table-cell>
          <table:table-cell table:style-name="ce80" table:formula="of:=IF(AND([.BZ$1]=[.$AH67];[.$AJ67]&gt;=16);[.$AF67]*(2^[.$AK67]);&quot;&quot;)">
            <text:p/>
          </table:table-cell>
        </table:table-row>
        <table:table-row table:style-name="ro1">
          <table:table-cell table:style-name="ce57" office:value-type="float" office:value="97" calcext:value-type="float">
            <text:p>97</text:p>
          </table:table-cell>
          <table:table-cell table:style-name="ce61"/>
          <table:table-cell/>
          <table:table-cell table:style-name="ce61" office:value-type="string" calcext:value-type="string">
            <text:p>BAR8</text:p>
          </table:table-cell>
          <table:table-cell table:style-name="ce61" office:value-type="string" calcext:value-type="string">
            <text:p>out</text:p>
          </table:table-cell>
          <table:table-cell table:style-name="ce61" office:value-type="string" calcext:value-type="string">
            <text:p>Индикация</text:p>
          </table:table-cell>
          <table:table-cell table:style-name="Default"/>
          <table:table-cell table:style-name="ce85" office:value-type="string" calcext:value-type="string">
            <text:p>PE0</text:p>
          </table:table-cell>
          <table:table-cell table:style-name="ce90" table:number-columns-repeated="2"/>
          <table:table-cell table:style-name="ce90" office:value-type="string" calcext:value-type="string">
            <text:p>TIM4_ETR</text:p>
          </table:table-cell>
          <table:table-cell table:style-name="ce90" table:number-columns-repeated="9"/>
          <table:table-cell table:style-name="ce90" office:value-type="string" calcext:value-type="string">
            <text:p>FSMC_NBL0</text:p>
          </table:table-cell>
          <table:table-cell table:style-name="ce90"/>
          <table:table-cell table:style-name="ce44" table:formula="of:=[.H68]" office:value-type="string" office:string-value="PE0" calcext:value-type="string">
            <text:p>PE0</text:p>
          </table:table-cell>
          <table:table-cell table:style-name="ce80"/>
          <table:table-cell table:style-name="ce80" office:value-type="float" office:value="0" calcext:value-type="float">
            <text:p>0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68]=&quot;&quot;;IF([.$E68]=&quot;out&quot;;1;0);IF([.$X68]=&quot;A&quot;;3;2))" office:value-type="float" office:value="1" calcext:value-type="float">
            <text:p>1</text:p>
          </table:table-cell>
          <table:table-cell table:style-name="ce82" table:formula="of:=IF([.$Z68]=&quot;&quot;;0;[.$Z68])" office:value-type="float" office:value="0" calcext:value-type="float">
            <text:p>0</text:p>
          </table:table-cell>
          <table:table-cell table:style-name="ce82" table:formula="of:=IF([.$Y68]=&quot;H&quot;;1;IF([.$Y68]=&quot;L&quot;;2;0))" office:value-type="float" office:value="0" calcext:value-type="float">
            <text:p>0</text:p>
          </table:table-cell>
          <table:table-cell table:style-name="ce82" table:formula="of:=IF([.$Y68]=1;1;0)" office:value-type="float" office:value="0" calcext:value-type="float">
            <text:p>0</text:p>
          </table:table-cell>
          <table:table-cell table:style-name="ce82" table:formula="of:=IF(OR([.$X68]=&quot;&quot;;[.$X68]=&quot;A&quot;);0;[.$X68])" office:value-type="float" office:value="0" calcext:value-type="float">
            <text:p>0</text:p>
          </table:table-cell>
          <table:table-cell table:style-name="ce80"/>
          <table:table-cell table:style-name="ce80" table:formula="of:=MID([.H68];2;1)" office:value-type="string" office:string-value="E" calcext:value-type="string">
            <text:p>E</text:p>
          </table:table-cell>
          <table:table-cell table:style-name="ce80" table:formula="of:=MID([.H68];3;2)" office:value-type="string" office:string-value="0" calcext:value-type="string">
            <text:p>0</text:p>
          </table:table-cell>
          <table:table-cell table:style-name="ce80" table:formula="of:=[.AI68]*2" office:value-type="float" office:value="0" calcext:value-type="float">
            <text:p>0</text:p>
          </table:table-cell>
          <table:table-cell table:style-name="ce80" table:formula="of:=MOD([.AJ68]*2;32)" office:value-type="float" office:value="0" calcext:value-type="float">
            <text:p>0</text:p>
          </table:table-cell>
          <table:table-cell table:style-name="ce80" table:formula="of:=IF([.AL$1]=[.$AH68];[.$AB68]*(2^[.$AJ68]);&quot;&quot;)">
            <text:p/>
          </table:table-cell>
          <table:table-cell table:style-name="ce80" table:formula="of:=IF([.AM$1]=[.$AH68];[.$AA68]*(2^[.$AI68]);&quot;&quot;)">
            <text:p/>
          </table:table-cell>
          <table:table-cell table:style-name="ce80" table:formula="of:=IF([.AN$1]=[.$AH68];[.$AC68]*(2^[.$AJ68]);&quot;&quot;)">
            <text:p/>
          </table:table-cell>
          <table:table-cell table:style-name="ce80" table:formula="of:=IF([.AO$1]=[.$AH68];[.$AD68]*(2^[.$AJ68]);&quot;&quot;)">
            <text:p/>
          </table:table-cell>
          <table:table-cell table:style-name="ce80" table:formula="of:=IF([.AP$1]=[.$AH68];[.$AE68]*(2^[.$AI68]);&quot;&quot;)">
            <text:p/>
          </table:table-cell>
          <table:table-cell table:style-name="ce80" table:formula="of:=IF(AND([.AQ$1]=[.$AH68];[.$AJ68]&lt;16);[.$AF68]*(2^[.$AK68]);&quot;&quot;)">
            <text:p/>
          </table:table-cell>
          <table:table-cell table:style-name="ce80" table:formula="of:=IF(AND([.AQ$1]=[.$AH68];[.$AJ68]&gt;=16);[.$AF68]*(2^[.$AK68]);&quot;&quot;)">
            <text:p/>
          </table:table-cell>
          <table:table-cell table:style-name="ce80" table:formula="of:=IF([.AS$1]=[.$AH68];[.$AB68]*(2^[.$AJ68]);&quot;&quot;)">
            <text:p/>
          </table:table-cell>
          <table:table-cell table:style-name="ce80" table:formula="of:=IF([.AT$1]=[.$AH68];[.$AA68]*(2^[.$AI68]);&quot;&quot;)">
            <text:p/>
          </table:table-cell>
          <table:table-cell table:style-name="ce80" table:formula="of:=IF([.AU$1]=[.$AH68];[.$AC68]*(2^[.$AJ68]);&quot;&quot;)">
            <text:p/>
          </table:table-cell>
          <table:table-cell table:style-name="ce80" table:formula="of:=IF([.AV$1]=[.$AH68];[.$AD68]*(2^[.$AJ68]);&quot;&quot;)">
            <text:p/>
          </table:table-cell>
          <table:table-cell table:style-name="ce80" table:formula="of:=IF([.AW$1]=[.$AH68];[.$AE68]*(2^[.$AI68]);&quot;&quot;)">
            <text:p/>
          </table:table-cell>
          <table:table-cell table:style-name="ce80" table:formula="of:=IF(AND([.AX$1]=[.$AH68];[.$AJ68]&lt;16);[.$AF68]*(2^[.$AK68]);&quot;&quot;)">
            <text:p/>
          </table:table-cell>
          <table:table-cell table:style-name="ce80" table:formula="of:=IF(AND([.AX$1]=[.$AH68];[.$AJ68]&gt;=16);[.$AF68]*(2^[.$AK68]);&quot;&quot;)">
            <text:p/>
          </table:table-cell>
          <table:table-cell table:style-name="ce80" table:formula="of:=IF([.AZ$1]=[.$AH68];[.$AB68]*(2^[.$AJ68]);&quot;&quot;)">
            <text:p/>
          </table:table-cell>
          <table:table-cell table:style-name="ce80" table:formula="of:=IF([.BA$1]=[.$AH68];[.$AA68]*(2^[.$AI68]);&quot;&quot;)">
            <text:p/>
          </table:table-cell>
          <table:table-cell table:style-name="ce80" table:formula="of:=IF([.BB$1]=[.$AH68];[.$AC68]*(2^[.$AJ68]);&quot;&quot;)">
            <text:p/>
          </table:table-cell>
          <table:table-cell table:style-name="ce80" table:formula="of:=IF([.BC$1]=[.$AH68];[.$AD68]*(2^[.$AJ68]);&quot;&quot;)">
            <text:p/>
          </table:table-cell>
          <table:table-cell table:style-name="ce80" table:formula="of:=IF([.BD$1]=[.$AH68];[.$AE68]*(2^[.$AI68]);&quot;&quot;)">
            <text:p/>
          </table:table-cell>
          <table:table-cell table:style-name="ce80" table:formula="of:=IF(AND([.BE$1]=[.$AH68];[.$AJ68]&lt;16);[.$AF68]*(2^[.$AK68]);&quot;&quot;)">
            <text:p/>
          </table:table-cell>
          <table:table-cell table:style-name="ce80" table:formula="of:=IF(AND([.BE$1]=[.$AH68];[.$AJ68]&gt;=16);[.$AF68]*(2^[.$AK68]);&quot;&quot;)">
            <text:p/>
          </table:table-cell>
          <table:table-cell table:style-name="ce80" table:formula="of:=IF([.BG$1]=[.$AH68];[.$AB68]*(2^[.$AJ68]);&quot;&quot;)">
            <text:p/>
          </table:table-cell>
          <table:table-cell table:style-name="ce80" table:formula="of:=IF([.BH$1]=[.$AH68];[.$AA68]*(2^[.$AI68]);&quot;&quot;)">
            <text:p/>
          </table:table-cell>
          <table:table-cell table:style-name="ce80" table:formula="of:=IF([.BI$1]=[.$AH68];[.$AC68]*(2^[.$AJ68]);&quot;&quot;)">
            <text:p/>
          </table:table-cell>
          <table:table-cell table:style-name="ce80" table:formula="of:=IF([.BJ$1]=[.$AH68];[.$AD68]*(2^[.$AJ68]);&quot;&quot;)">
            <text:p/>
          </table:table-cell>
          <table:table-cell table:style-name="ce80" table:formula="of:=IF([.BK$1]=[.$AH68];[.$AE68]*(2^[.$AI68]);&quot;&quot;)">
            <text:p/>
          </table:table-cell>
          <table:table-cell table:style-name="ce80" table:formula="of:=IF(AND([.BL$1]=[.$AH68];[.$AJ68]&lt;16);[.$AF68]*(2^[.$AK68]);&quot;&quot;)">
            <text:p/>
          </table:table-cell>
          <table:table-cell table:style-name="ce80" table:formula="of:=IF(AND([.BL$1]=[.$AH68];[.$AJ68]&gt;=16);[.$AF68]*(2^[.$AK68]);&quot;&quot;)">
            <text:p/>
          </table:table-cell>
          <table:table-cell table:style-name="ce80" table:formula="of:=IF([.BN$1]=[.$AH68];[.$AB68]*(2^[.$AJ68]);&quot;&quot;)" office:value-type="float" office:value="1" calcext:value-type="float">
            <text:p>1</text:p>
          </table:table-cell>
          <table:table-cell table:style-name="ce80" table:formula="of:=IF([.BO$1]=[.$AH68];[.$AA68]*(2^[.$AI68]);&quot;&quot;)" office:value-type="float" office:value="0" calcext:value-type="float">
            <text:p>0</text:p>
          </table:table-cell>
          <table:table-cell table:style-name="ce80" table:formula="of:=IF([.BP$1]=[.$AH68];[.$AC68]*(2^[.$AJ68]);&quot;&quot;)" office:value-type="float" office:value="0" calcext:value-type="float">
            <text:p>0</text:p>
          </table:table-cell>
          <table:table-cell table:style-name="ce80" table:formula="of:=IF([.BQ$1]=[.$AH68];[.$AD68]*(2^[.$AJ68]);&quot;&quot;)" office:value-type="float" office:value="0" calcext:value-type="float">
            <text:p>0</text:p>
          </table:table-cell>
          <table:table-cell table:style-name="ce80" table:formula="of:=IF([.BR$1]=[.$AH68];[.$AE68]*(2^[.$AI68]);&quot;&quot;)" office:value-type="float" office:value="0" calcext:value-type="float">
            <text:p>0</text:p>
          </table:table-cell>
          <table:table-cell table:style-name="ce80" table:formula="of:=IF(AND([.BS$1]=[.$AH68];[.$AJ68]&lt;16);[.$AF68]*(2^[.$AK68]);&quot;&quot;)" office:value-type="float" office:value="0" calcext:value-type="float">
            <text:p>0</text:p>
          </table:table-cell>
          <table:table-cell table:style-name="ce80" table:formula="of:=IF(AND([.BS$1]=[.$AH68];[.$AJ68]&gt;=16);[.$AF68]*(2^[.$AK68]);&quot;&quot;)">
            <text:p/>
          </table:table-cell>
          <table:table-cell table:style-name="ce80" table:formula="of:=IF([.BU$1]=[.$AH68];[.$AB68]*(2^[.$AJ68]);&quot;&quot;)">
            <text:p/>
          </table:table-cell>
          <table:table-cell table:style-name="ce80" table:formula="of:=IF([.BV$1]=[.$AH68];[.$AA68]*(2^[.$AI68]);&quot;&quot;)">
            <text:p/>
          </table:table-cell>
          <table:table-cell table:style-name="ce80" table:formula="of:=IF([.BW$1]=[.$AH68];[.$AC68]*(2^[.$AJ68]);&quot;&quot;)">
            <text:p/>
          </table:table-cell>
          <table:table-cell table:style-name="ce80" table:formula="of:=IF([.BX$1]=[.$AH68];[.$AD68]*(2^[.$AJ68]);&quot;&quot;)">
            <text:p/>
          </table:table-cell>
          <table:table-cell table:style-name="ce80" table:formula="of:=IF([.BY$1]=[.$AH68];[.$AE68]*(2^[.$AI68]);&quot;&quot;)">
            <text:p/>
          </table:table-cell>
          <table:table-cell table:style-name="ce80" table:formula="of:=IF(AND([.BZ$1]=[.$AH68];[.$AJ68]&lt;16);[.$AF68]*(2^[.$AK68]);&quot;&quot;)">
            <text:p/>
          </table:table-cell>
          <table:table-cell table:style-name="ce80" table:formula="of:=IF(AND([.BZ$1]=[.$AH68];[.$AJ68]&gt;=16);[.$AF68]*(2^[.$AK68]);&quot;&quot;)">
            <text:p/>
          </table:table-cell>
        </table:table-row>
        <table:table-row table:style-name="ro1">
          <table:table-cell table:style-name="ce57" office:value-type="float" office:value="98" calcext:value-type="float">
            <text:p>98</text:p>
          </table:table-cell>
          <table:table-cell table:style-name="ce61"/>
          <table:table-cell/>
          <table:table-cell table:style-name="ce61" office:value-type="string" calcext:value-type="string">
            <text:p>BAR7</text:p>
          </table:table-cell>
          <table:table-cell table:style-name="ce61" office:value-type="string" calcext:value-type="string">
            <text:p>out</text:p>
          </table:table-cell>
          <table:table-cell table:style-name="ce61" office:value-type="string" calcext:value-type="string">
            <text:p>Индикация</text:p>
          </table:table-cell>
          <table:table-cell table:style-name="Default"/>
          <table:table-cell table:style-name="ce85" office:value-type="string" calcext:value-type="string">
            <text:p>PE1</text:p>
          </table:table-cell>
          <table:table-cell table:style-name="ce90" table:number-columns-repeated="12"/>
          <table:table-cell table:style-name="ce90" office:value-type="string" calcext:value-type="string">
            <text:p>FSMC_NBL1</text:p>
          </table:table-cell>
          <table:table-cell table:style-name="ce90"/>
          <table:table-cell table:style-name="ce44" table:formula="of:=[.H69]" office:value-type="string" office:string-value="PE1" calcext:value-type="string">
            <text:p>PE1</text:p>
          </table:table-cell>
          <table:table-cell table:style-name="ce80"/>
          <table:table-cell table:style-name="ce80" office:value-type="float" office:value="0" calcext:value-type="float">
            <text:p>0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69]=&quot;&quot;;IF([.$E69]=&quot;out&quot;;1;0);IF([.$X69]=&quot;A&quot;;3;2))" office:value-type="float" office:value="1" calcext:value-type="float">
            <text:p>1</text:p>
          </table:table-cell>
          <table:table-cell table:style-name="ce82" table:formula="of:=IF([.$Z69]=&quot;&quot;;0;[.$Z69])" office:value-type="float" office:value="0" calcext:value-type="float">
            <text:p>0</text:p>
          </table:table-cell>
          <table:table-cell table:style-name="ce82" table:formula="of:=IF([.$Y69]=&quot;H&quot;;1;IF([.$Y69]=&quot;L&quot;;2;0))" office:value-type="float" office:value="0" calcext:value-type="float">
            <text:p>0</text:p>
          </table:table-cell>
          <table:table-cell table:style-name="ce82" table:formula="of:=IF([.$Y69]=1;1;0)" office:value-type="float" office:value="0" calcext:value-type="float">
            <text:p>0</text:p>
          </table:table-cell>
          <table:table-cell table:style-name="ce82" table:formula="of:=IF(OR([.$X69]=&quot;&quot;;[.$X69]=&quot;A&quot;);0;[.$X69])" office:value-type="float" office:value="0" calcext:value-type="float">
            <text:p>0</text:p>
          </table:table-cell>
          <table:table-cell table:style-name="ce80"/>
          <table:table-cell table:style-name="ce80" table:formula="of:=MID([.H69];2;1)" office:value-type="string" office:string-value="E" calcext:value-type="string">
            <text:p>E</text:p>
          </table:table-cell>
          <table:table-cell table:style-name="ce80" table:formula="of:=MID([.H69];3;2)" office:value-type="string" office:string-value="1" calcext:value-type="string">
            <text:p>1</text:p>
          </table:table-cell>
          <table:table-cell table:style-name="ce80" table:formula="of:=[.AI69]*2" office:value-type="float" office:value="2" calcext:value-type="float">
            <text:p>2</text:p>
          </table:table-cell>
          <table:table-cell table:style-name="ce80" table:formula="of:=MOD([.AJ69]*2;32)" office:value-type="float" office:value="4" calcext:value-type="float">
            <text:p>4</text:p>
          </table:table-cell>
          <table:table-cell table:style-name="ce80" table:formula="of:=IF([.AL$1]=[.$AH69];[.$AB69]*(2^[.$AJ69]);&quot;&quot;)">
            <text:p/>
          </table:table-cell>
          <table:table-cell table:style-name="ce80" table:formula="of:=IF([.AM$1]=[.$AH69];[.$AA69]*(2^[.$AI69]);&quot;&quot;)">
            <text:p/>
          </table:table-cell>
          <table:table-cell table:style-name="ce80" table:formula="of:=IF([.AN$1]=[.$AH69];[.$AC69]*(2^[.$AJ69]);&quot;&quot;)">
            <text:p/>
          </table:table-cell>
          <table:table-cell table:style-name="ce80" table:formula="of:=IF([.AO$1]=[.$AH69];[.$AD69]*(2^[.$AJ69]);&quot;&quot;)">
            <text:p/>
          </table:table-cell>
          <table:table-cell table:style-name="ce80" table:formula="of:=IF([.AP$1]=[.$AH69];[.$AE69]*(2^[.$AI69]);&quot;&quot;)">
            <text:p/>
          </table:table-cell>
          <table:table-cell table:style-name="ce80" table:formula="of:=IF(AND([.AQ$1]=[.$AH69];[.$AJ69]&lt;16);[.$AF69]*(2^[.$AK69]);&quot;&quot;)">
            <text:p/>
          </table:table-cell>
          <table:table-cell table:style-name="ce80" table:formula="of:=IF(AND([.AQ$1]=[.$AH69];[.$AJ69]&gt;=16);[.$AF69]*(2^[.$AK69]);&quot;&quot;)">
            <text:p/>
          </table:table-cell>
          <table:table-cell table:style-name="ce80" table:formula="of:=IF([.AS$1]=[.$AH69];[.$AB69]*(2^[.$AJ69]);&quot;&quot;)">
            <text:p/>
          </table:table-cell>
          <table:table-cell table:style-name="ce80" table:formula="of:=IF([.AT$1]=[.$AH69];[.$AA69]*(2^[.$AI69]);&quot;&quot;)">
            <text:p/>
          </table:table-cell>
          <table:table-cell table:style-name="ce80" table:formula="of:=IF([.AU$1]=[.$AH69];[.$AC69]*(2^[.$AJ69]);&quot;&quot;)">
            <text:p/>
          </table:table-cell>
          <table:table-cell table:style-name="ce80" table:formula="of:=IF([.AV$1]=[.$AH69];[.$AD69]*(2^[.$AJ69]);&quot;&quot;)">
            <text:p/>
          </table:table-cell>
          <table:table-cell table:style-name="ce80" table:formula="of:=IF([.AW$1]=[.$AH69];[.$AE69]*(2^[.$AI69]);&quot;&quot;)">
            <text:p/>
          </table:table-cell>
          <table:table-cell table:style-name="ce80" table:formula="of:=IF(AND([.AX$1]=[.$AH69];[.$AJ69]&lt;16);[.$AF69]*(2^[.$AK69]);&quot;&quot;)">
            <text:p/>
          </table:table-cell>
          <table:table-cell table:style-name="ce80" table:formula="of:=IF(AND([.AX$1]=[.$AH69];[.$AJ69]&gt;=16);[.$AF69]*(2^[.$AK69]);&quot;&quot;)">
            <text:p/>
          </table:table-cell>
          <table:table-cell table:style-name="ce80" table:formula="of:=IF([.AZ$1]=[.$AH69];[.$AB69]*(2^[.$AJ69]);&quot;&quot;)">
            <text:p/>
          </table:table-cell>
          <table:table-cell table:style-name="ce80" table:formula="of:=IF([.BA$1]=[.$AH69];[.$AA69]*(2^[.$AI69]);&quot;&quot;)">
            <text:p/>
          </table:table-cell>
          <table:table-cell table:style-name="ce80" table:formula="of:=IF([.BB$1]=[.$AH69];[.$AC69]*(2^[.$AJ69]);&quot;&quot;)">
            <text:p/>
          </table:table-cell>
          <table:table-cell table:style-name="ce80" table:formula="of:=IF([.BC$1]=[.$AH69];[.$AD69]*(2^[.$AJ69]);&quot;&quot;)">
            <text:p/>
          </table:table-cell>
          <table:table-cell table:style-name="ce80" table:formula="of:=IF([.BD$1]=[.$AH69];[.$AE69]*(2^[.$AI69]);&quot;&quot;)">
            <text:p/>
          </table:table-cell>
          <table:table-cell table:style-name="ce80" table:formula="of:=IF(AND([.BE$1]=[.$AH69];[.$AJ69]&lt;16);[.$AF69]*(2^[.$AK69]);&quot;&quot;)">
            <text:p/>
          </table:table-cell>
          <table:table-cell table:style-name="ce80" table:formula="of:=IF(AND([.BE$1]=[.$AH69];[.$AJ69]&gt;=16);[.$AF69]*(2^[.$AK69]);&quot;&quot;)">
            <text:p/>
          </table:table-cell>
          <table:table-cell table:style-name="ce80" table:formula="of:=IF([.BG$1]=[.$AH69];[.$AB69]*(2^[.$AJ69]);&quot;&quot;)">
            <text:p/>
          </table:table-cell>
          <table:table-cell table:style-name="ce80" table:formula="of:=IF([.BH$1]=[.$AH69];[.$AA69]*(2^[.$AI69]);&quot;&quot;)">
            <text:p/>
          </table:table-cell>
          <table:table-cell table:style-name="ce80" table:formula="of:=IF([.BI$1]=[.$AH69];[.$AC69]*(2^[.$AJ69]);&quot;&quot;)">
            <text:p/>
          </table:table-cell>
          <table:table-cell table:style-name="ce80" table:formula="of:=IF([.BJ$1]=[.$AH69];[.$AD69]*(2^[.$AJ69]);&quot;&quot;)">
            <text:p/>
          </table:table-cell>
          <table:table-cell table:style-name="ce80" table:formula="of:=IF([.BK$1]=[.$AH69];[.$AE69]*(2^[.$AI69]);&quot;&quot;)">
            <text:p/>
          </table:table-cell>
          <table:table-cell table:style-name="ce80" table:formula="of:=IF(AND([.BL$1]=[.$AH69];[.$AJ69]&lt;16);[.$AF69]*(2^[.$AK69]);&quot;&quot;)">
            <text:p/>
          </table:table-cell>
          <table:table-cell table:style-name="ce80" table:formula="of:=IF(AND([.BL$1]=[.$AH69];[.$AJ69]&gt;=16);[.$AF69]*(2^[.$AK69]);&quot;&quot;)">
            <text:p/>
          </table:table-cell>
          <table:table-cell table:style-name="ce80" table:formula="of:=IF([.BN$1]=[.$AH69];[.$AB69]*(2^[.$AJ69]);&quot;&quot;)" office:value-type="float" office:value="4" calcext:value-type="float">
            <text:p>4</text:p>
          </table:table-cell>
          <table:table-cell table:style-name="ce80" table:formula="of:=IF([.BO$1]=[.$AH69];[.$AA69]*(2^[.$AI69]);&quot;&quot;)" office:value-type="float" office:value="0" calcext:value-type="float">
            <text:p>0</text:p>
          </table:table-cell>
          <table:table-cell table:style-name="ce80" table:formula="of:=IF([.BP$1]=[.$AH69];[.$AC69]*(2^[.$AJ69]);&quot;&quot;)" office:value-type="float" office:value="0" calcext:value-type="float">
            <text:p>0</text:p>
          </table:table-cell>
          <table:table-cell table:style-name="ce80" table:formula="of:=IF([.BQ$1]=[.$AH69];[.$AD69]*(2^[.$AJ69]);&quot;&quot;)" office:value-type="float" office:value="0" calcext:value-type="float">
            <text:p>0</text:p>
          </table:table-cell>
          <table:table-cell table:style-name="ce80" table:formula="of:=IF([.BR$1]=[.$AH69];[.$AE69]*(2^[.$AI69]);&quot;&quot;)" office:value-type="float" office:value="0" calcext:value-type="float">
            <text:p>0</text:p>
          </table:table-cell>
          <table:table-cell table:style-name="ce80" table:formula="of:=IF(AND([.BS$1]=[.$AH69];[.$AJ69]&lt;16);[.$AF69]*(2^[.$AK69]);&quot;&quot;)" office:value-type="float" office:value="0" calcext:value-type="float">
            <text:p>0</text:p>
          </table:table-cell>
          <table:table-cell table:style-name="ce80" table:formula="of:=IF(AND([.BS$1]=[.$AH69];[.$AJ69]&gt;=16);[.$AF69]*(2^[.$AK69]);&quot;&quot;)">
            <text:p/>
          </table:table-cell>
          <table:table-cell table:style-name="ce80" table:formula="of:=IF([.BU$1]=[.$AH69];[.$AB69]*(2^[.$AJ69]);&quot;&quot;)">
            <text:p/>
          </table:table-cell>
          <table:table-cell table:style-name="ce80" table:formula="of:=IF([.BV$1]=[.$AH69];[.$AA69]*(2^[.$AI69]);&quot;&quot;)">
            <text:p/>
          </table:table-cell>
          <table:table-cell table:style-name="ce80" table:formula="of:=IF([.BW$1]=[.$AH69];[.$AC69]*(2^[.$AJ69]);&quot;&quot;)">
            <text:p/>
          </table:table-cell>
          <table:table-cell table:style-name="ce80" table:formula="of:=IF([.BX$1]=[.$AH69];[.$AD69]*(2^[.$AJ69]);&quot;&quot;)">
            <text:p/>
          </table:table-cell>
          <table:table-cell table:style-name="ce80" table:formula="of:=IF([.BY$1]=[.$AH69];[.$AE69]*(2^[.$AI69]);&quot;&quot;)">
            <text:p/>
          </table:table-cell>
          <table:table-cell table:style-name="ce80" table:formula="of:=IF(AND([.BZ$1]=[.$AH69];[.$AJ69]&lt;16);[.$AF69]*(2^[.$AK69]);&quot;&quot;)">
            <text:p/>
          </table:table-cell>
          <table:table-cell table:style-name="ce80" table:formula="of:=IF(AND([.BZ$1]=[.$AH69];[.$AJ69]&gt;=16);[.$AF69]*(2^[.$AK69]);&quot;&quot;)">
            <text:p/>
          </table:table-cell>
        </table:table-row>
        <table:table-row table:style-name="ro1">
          <table:table-cell table:style-name="ce57" office:value-type="float" office:value="1" calcext:value-type="float">
            <text:p>1</text:p>
          </table:table-cell>
          <table:table-cell table:style-name="ce61"/>
          <table:table-cell/>
          <table:table-cell table:style-name="ce61" office:value-type="string" calcext:value-type="string">
            <text:p>BAR6</text:p>
          </table:table-cell>
          <table:table-cell table:style-name="ce61" office:value-type="string" calcext:value-type="string">
            <text:p>out</text:p>
          </table:table-cell>
          <table:table-cell table:style-name="ce61" office:value-type="string" calcext:value-type="string">
            <text:p>Индикация</text:p>
          </table:table-cell>
          <table:table-cell table:style-name="Default"/>
          <table:table-cell table:style-name="ce85" office:value-type="string" calcext:value-type="string">
            <text:p>PE2</text:p>
          </table:table-cell>
          <table:table-cell table:style-name="ce90" office:value-type="string" calcext:value-type="string">
            <text:p>TRACE_CLK</text:p>
          </table:table-cell>
          <table:table-cell table:style-name="ce90" table:number-columns-repeated="10"/>
          <table:table-cell table:style-name="ce90" office:value-type="string" calcext:value-type="string">
            <text:p>MII_TXD3</text:p>
          </table:table-cell>
          <table:table-cell table:style-name="ce90" office:value-type="string" calcext:value-type="string">
            <text:p>FSMC_A23</text:p>
          </table:table-cell>
          <table:table-cell table:style-name="ce90"/>
          <table:table-cell table:style-name="ce44" table:formula="of:=[.H70]" office:value-type="string" office:string-value="PE2" calcext:value-type="string">
            <text:p>PE2</text:p>
          </table:table-cell>
          <table:table-cell table:style-name="ce80"/>
          <table:table-cell table:style-name="ce80" office:value-type="float" office:value="0" calcext:value-type="float">
            <text:p>0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70]=&quot;&quot;;IF([.$E70]=&quot;out&quot;;1;0);IF([.$X70]=&quot;A&quot;;3;2))" office:value-type="float" office:value="1" calcext:value-type="float">
            <text:p>1</text:p>
          </table:table-cell>
          <table:table-cell table:style-name="ce82" table:formula="of:=IF([.$Z70]=&quot;&quot;;0;[.$Z70])" office:value-type="float" office:value="0" calcext:value-type="float">
            <text:p>0</text:p>
          </table:table-cell>
          <table:table-cell table:style-name="ce82" table:formula="of:=IF([.$Y70]=&quot;H&quot;;1;IF([.$Y70]=&quot;L&quot;;2;0))" office:value-type="float" office:value="0" calcext:value-type="float">
            <text:p>0</text:p>
          </table:table-cell>
          <table:table-cell table:style-name="ce82" table:formula="of:=IF([.$Y70]=1;1;0)" office:value-type="float" office:value="0" calcext:value-type="float">
            <text:p>0</text:p>
          </table:table-cell>
          <table:table-cell table:style-name="ce82" table:formula="of:=IF(OR([.$X70]=&quot;&quot;;[.$X70]=&quot;A&quot;);0;[.$X70])" office:value-type="float" office:value="0" calcext:value-type="float">
            <text:p>0</text:p>
          </table:table-cell>
          <table:table-cell table:style-name="ce80"/>
          <table:table-cell table:style-name="ce80" table:formula="of:=MID([.H70];2;1)" office:value-type="string" office:string-value="E" calcext:value-type="string">
            <text:p>E</text:p>
          </table:table-cell>
          <table:table-cell table:style-name="ce80" table:formula="of:=MID([.H70];3;2)" office:value-type="string" office:string-value="2" calcext:value-type="string">
            <text:p>2</text:p>
          </table:table-cell>
          <table:table-cell table:style-name="ce80" table:formula="of:=[.AI70]*2" office:value-type="float" office:value="4" calcext:value-type="float">
            <text:p>4</text:p>
          </table:table-cell>
          <table:table-cell table:style-name="ce80" table:formula="of:=MOD([.AJ70]*2;32)" office:value-type="float" office:value="8" calcext:value-type="float">
            <text:p>8</text:p>
          </table:table-cell>
          <table:table-cell table:style-name="ce80" table:formula="of:=IF([.AL$1]=[.$AH70];[.$AB70]*(2^[.$AJ70]);&quot;&quot;)">
            <text:p/>
          </table:table-cell>
          <table:table-cell table:style-name="ce80" table:formula="of:=IF([.AM$1]=[.$AH70];[.$AA70]*(2^[.$AI70]);&quot;&quot;)">
            <text:p/>
          </table:table-cell>
          <table:table-cell table:style-name="ce80" table:formula="of:=IF([.AN$1]=[.$AH70];[.$AC70]*(2^[.$AJ70]);&quot;&quot;)">
            <text:p/>
          </table:table-cell>
          <table:table-cell table:style-name="ce80" table:formula="of:=IF([.AO$1]=[.$AH70];[.$AD70]*(2^[.$AJ70]);&quot;&quot;)">
            <text:p/>
          </table:table-cell>
          <table:table-cell table:style-name="ce80" table:formula="of:=IF([.AP$1]=[.$AH70];[.$AE70]*(2^[.$AI70]);&quot;&quot;)">
            <text:p/>
          </table:table-cell>
          <table:table-cell table:style-name="ce80" table:formula="of:=IF(AND([.AQ$1]=[.$AH70];[.$AJ70]&lt;16);[.$AF70]*(2^[.$AK70]);&quot;&quot;)">
            <text:p/>
          </table:table-cell>
          <table:table-cell table:style-name="ce80" table:formula="of:=IF(AND([.AQ$1]=[.$AH70];[.$AJ70]&gt;=16);[.$AF70]*(2^[.$AK70]);&quot;&quot;)">
            <text:p/>
          </table:table-cell>
          <table:table-cell table:style-name="ce80" table:formula="of:=IF([.AS$1]=[.$AH70];[.$AB70]*(2^[.$AJ70]);&quot;&quot;)">
            <text:p/>
          </table:table-cell>
          <table:table-cell table:style-name="ce80" table:formula="of:=IF([.AT$1]=[.$AH70];[.$AA70]*(2^[.$AI70]);&quot;&quot;)">
            <text:p/>
          </table:table-cell>
          <table:table-cell table:style-name="ce80" table:formula="of:=IF([.AU$1]=[.$AH70];[.$AC70]*(2^[.$AJ70]);&quot;&quot;)">
            <text:p/>
          </table:table-cell>
          <table:table-cell table:style-name="ce80" table:formula="of:=IF([.AV$1]=[.$AH70];[.$AD70]*(2^[.$AJ70]);&quot;&quot;)">
            <text:p/>
          </table:table-cell>
          <table:table-cell table:style-name="ce80" table:formula="of:=IF([.AW$1]=[.$AH70];[.$AE70]*(2^[.$AI70]);&quot;&quot;)">
            <text:p/>
          </table:table-cell>
          <table:table-cell table:style-name="ce80" table:formula="of:=IF(AND([.AX$1]=[.$AH70];[.$AJ70]&lt;16);[.$AF70]*(2^[.$AK70]);&quot;&quot;)">
            <text:p/>
          </table:table-cell>
          <table:table-cell table:style-name="ce80" table:formula="of:=IF(AND([.AX$1]=[.$AH70];[.$AJ70]&gt;=16);[.$AF70]*(2^[.$AK70]);&quot;&quot;)">
            <text:p/>
          </table:table-cell>
          <table:table-cell table:style-name="ce80" table:formula="of:=IF([.AZ$1]=[.$AH70];[.$AB70]*(2^[.$AJ70]);&quot;&quot;)">
            <text:p/>
          </table:table-cell>
          <table:table-cell table:style-name="ce80" table:formula="of:=IF([.BA$1]=[.$AH70];[.$AA70]*(2^[.$AI70]);&quot;&quot;)">
            <text:p/>
          </table:table-cell>
          <table:table-cell table:style-name="ce80" table:formula="of:=IF([.BB$1]=[.$AH70];[.$AC70]*(2^[.$AJ70]);&quot;&quot;)">
            <text:p/>
          </table:table-cell>
          <table:table-cell table:style-name="ce80" table:formula="of:=IF([.BC$1]=[.$AH70];[.$AD70]*(2^[.$AJ70]);&quot;&quot;)">
            <text:p/>
          </table:table-cell>
          <table:table-cell table:style-name="ce80" table:formula="of:=IF([.BD$1]=[.$AH70];[.$AE70]*(2^[.$AI70]);&quot;&quot;)">
            <text:p/>
          </table:table-cell>
          <table:table-cell table:style-name="ce80" table:formula="of:=IF(AND([.BE$1]=[.$AH70];[.$AJ70]&lt;16);[.$AF70]*(2^[.$AK70]);&quot;&quot;)">
            <text:p/>
          </table:table-cell>
          <table:table-cell table:style-name="ce80" table:formula="of:=IF(AND([.BE$1]=[.$AH70];[.$AJ70]&gt;=16);[.$AF70]*(2^[.$AK70]);&quot;&quot;)">
            <text:p/>
          </table:table-cell>
          <table:table-cell table:style-name="ce80" table:formula="of:=IF([.BG$1]=[.$AH70];[.$AB70]*(2^[.$AJ70]);&quot;&quot;)">
            <text:p/>
          </table:table-cell>
          <table:table-cell table:style-name="ce80" table:formula="of:=IF([.BH$1]=[.$AH70];[.$AA70]*(2^[.$AI70]);&quot;&quot;)">
            <text:p/>
          </table:table-cell>
          <table:table-cell table:style-name="ce80" table:formula="of:=IF([.BI$1]=[.$AH70];[.$AC70]*(2^[.$AJ70]);&quot;&quot;)">
            <text:p/>
          </table:table-cell>
          <table:table-cell table:style-name="ce80" table:formula="of:=IF([.BJ$1]=[.$AH70];[.$AD70]*(2^[.$AJ70]);&quot;&quot;)">
            <text:p/>
          </table:table-cell>
          <table:table-cell table:style-name="ce80" table:formula="of:=IF([.BK$1]=[.$AH70];[.$AE70]*(2^[.$AI70]);&quot;&quot;)">
            <text:p/>
          </table:table-cell>
          <table:table-cell table:style-name="ce80" table:formula="of:=IF(AND([.BL$1]=[.$AH70];[.$AJ70]&lt;16);[.$AF70]*(2^[.$AK70]);&quot;&quot;)">
            <text:p/>
          </table:table-cell>
          <table:table-cell table:style-name="ce80" table:formula="of:=IF(AND([.BL$1]=[.$AH70];[.$AJ70]&gt;=16);[.$AF70]*(2^[.$AK70]);&quot;&quot;)">
            <text:p/>
          </table:table-cell>
          <table:table-cell table:style-name="ce80" table:formula="of:=IF([.BN$1]=[.$AH70];[.$AB70]*(2^[.$AJ70]);&quot;&quot;)" office:value-type="float" office:value="16" calcext:value-type="float">
            <text:p>16</text:p>
          </table:table-cell>
          <table:table-cell table:style-name="ce80" table:formula="of:=IF([.BO$1]=[.$AH70];[.$AA70]*(2^[.$AI70]);&quot;&quot;)" office:value-type="float" office:value="0" calcext:value-type="float">
            <text:p>0</text:p>
          </table:table-cell>
          <table:table-cell table:style-name="ce80" table:formula="of:=IF([.BP$1]=[.$AH70];[.$AC70]*(2^[.$AJ70]);&quot;&quot;)" office:value-type="float" office:value="0" calcext:value-type="float">
            <text:p>0</text:p>
          </table:table-cell>
          <table:table-cell table:style-name="ce80" table:formula="of:=IF([.BQ$1]=[.$AH70];[.$AD70]*(2^[.$AJ70]);&quot;&quot;)" office:value-type="float" office:value="0" calcext:value-type="float">
            <text:p>0</text:p>
          </table:table-cell>
          <table:table-cell table:style-name="ce80" table:formula="of:=IF([.BR$1]=[.$AH70];[.$AE70]*(2^[.$AI70]);&quot;&quot;)" office:value-type="float" office:value="0" calcext:value-type="float">
            <text:p>0</text:p>
          </table:table-cell>
          <table:table-cell table:style-name="ce80" table:formula="of:=IF(AND([.BS$1]=[.$AH70];[.$AJ70]&lt;16);[.$AF70]*(2^[.$AK70]);&quot;&quot;)" office:value-type="float" office:value="0" calcext:value-type="float">
            <text:p>0</text:p>
          </table:table-cell>
          <table:table-cell table:style-name="ce80" table:formula="of:=IF(AND([.BS$1]=[.$AH70];[.$AJ70]&gt;=16);[.$AF70]*(2^[.$AK70]);&quot;&quot;)">
            <text:p/>
          </table:table-cell>
          <table:table-cell table:style-name="ce80" table:formula="of:=IF([.BU$1]=[.$AH70];[.$AB70]*(2^[.$AJ70]);&quot;&quot;)">
            <text:p/>
          </table:table-cell>
          <table:table-cell table:style-name="ce80" table:formula="of:=IF([.BV$1]=[.$AH70];[.$AA70]*(2^[.$AI70]);&quot;&quot;)">
            <text:p/>
          </table:table-cell>
          <table:table-cell table:style-name="ce80" table:formula="of:=IF([.BW$1]=[.$AH70];[.$AC70]*(2^[.$AJ70]);&quot;&quot;)">
            <text:p/>
          </table:table-cell>
          <table:table-cell table:style-name="ce80" table:formula="of:=IF([.BX$1]=[.$AH70];[.$AD70]*(2^[.$AJ70]);&quot;&quot;)">
            <text:p/>
          </table:table-cell>
          <table:table-cell table:style-name="ce80" table:formula="of:=IF([.BY$1]=[.$AH70];[.$AE70]*(2^[.$AI70]);&quot;&quot;)">
            <text:p/>
          </table:table-cell>
          <table:table-cell table:style-name="ce80" table:formula="of:=IF(AND([.BZ$1]=[.$AH70];[.$AJ70]&lt;16);[.$AF70]*(2^[.$AK70]);&quot;&quot;)">
            <text:p/>
          </table:table-cell>
          <table:table-cell table:style-name="ce80" table:formula="of:=IF(AND([.BZ$1]=[.$AH70];[.$AJ70]&gt;=16);[.$AF70]*(2^[.$AK70]);&quot;&quot;)">
            <text:p/>
          </table:table-cell>
        </table:table-row>
        <table:table-row table:style-name="ro1">
          <table:table-cell table:style-name="ce57" office:value-type="float" office:value="2" calcext:value-type="float">
            <text:p>2</text:p>
          </table:table-cell>
          <table:table-cell table:style-name="ce61"/>
          <table:table-cell/>
          <table:table-cell table:style-name="ce61" office:value-type="string" calcext:value-type="string">
            <text:p>BAR5</text:p>
          </table:table-cell>
          <table:table-cell table:style-name="ce61" office:value-type="string" calcext:value-type="string">
            <text:p>out</text:p>
          </table:table-cell>
          <table:table-cell table:style-name="ce61" office:value-type="string" calcext:value-type="string">
            <text:p>Индикация</text:p>
          </table:table-cell>
          <table:table-cell table:style-name="Default"/>
          <table:table-cell table:style-name="ce85" office:value-type="string" calcext:value-type="string">
            <text:p>PE3</text:p>
          </table:table-cell>
          <table:table-cell table:style-name="ce90" office:value-type="string" calcext:value-type="string">
            <text:p>TRACE_D0</text:p>
          </table:table-cell>
          <table:table-cell table:style-name="ce90" table:number-columns-repeated="11"/>
          <table:table-cell table:style-name="ce90" office:value-type="string" calcext:value-type="string">
            <text:p>FSMC_19</text:p>
          </table:table-cell>
          <table:table-cell table:style-name="ce90"/>
          <table:table-cell table:style-name="ce44" table:formula="of:=[.H71]" office:value-type="string" office:string-value="PE3" calcext:value-type="string">
            <text:p>PE3</text:p>
          </table:table-cell>
          <table:table-cell table:style-name="ce80"/>
          <table:table-cell table:style-name="ce80" office:value-type="float" office:value="0" calcext:value-type="float">
            <text:p>0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71]=&quot;&quot;;IF([.$E71]=&quot;out&quot;;1;0);IF([.$X71]=&quot;A&quot;;3;2))" office:value-type="float" office:value="1" calcext:value-type="float">
            <text:p>1</text:p>
          </table:table-cell>
          <table:table-cell table:style-name="ce82" table:formula="of:=IF([.$Z71]=&quot;&quot;;0;[.$Z71])" office:value-type="float" office:value="0" calcext:value-type="float">
            <text:p>0</text:p>
          </table:table-cell>
          <table:table-cell table:style-name="ce82" table:formula="of:=IF([.$Y71]=&quot;H&quot;;1;IF([.$Y71]=&quot;L&quot;;2;0))" office:value-type="float" office:value="0" calcext:value-type="float">
            <text:p>0</text:p>
          </table:table-cell>
          <table:table-cell table:style-name="ce82" table:formula="of:=IF([.$Y71]=1;1;0)" office:value-type="float" office:value="0" calcext:value-type="float">
            <text:p>0</text:p>
          </table:table-cell>
          <table:table-cell table:style-name="ce82" table:formula="of:=IF(OR([.$X71]=&quot;&quot;;[.$X71]=&quot;A&quot;);0;[.$X71])" office:value-type="float" office:value="0" calcext:value-type="float">
            <text:p>0</text:p>
          </table:table-cell>
          <table:table-cell table:style-name="ce80"/>
          <table:table-cell table:style-name="ce80" table:formula="of:=MID([.H71];2;1)" office:value-type="string" office:string-value="E" calcext:value-type="string">
            <text:p>E</text:p>
          </table:table-cell>
          <table:table-cell table:style-name="ce80" table:formula="of:=MID([.H71];3;2)" office:value-type="string" office:string-value="3" calcext:value-type="string">
            <text:p>3</text:p>
          </table:table-cell>
          <table:table-cell table:style-name="ce80" table:formula="of:=[.AI71]*2" office:value-type="float" office:value="6" calcext:value-type="float">
            <text:p>6</text:p>
          </table:table-cell>
          <table:table-cell table:style-name="ce80" table:formula="of:=MOD([.AJ71]*2;32)" office:value-type="float" office:value="12" calcext:value-type="float">
            <text:p>12</text:p>
          </table:table-cell>
          <table:table-cell table:style-name="ce80" table:formula="of:=IF([.AL$1]=[.$AH71];[.$AB71]*(2^[.$AJ71]);&quot;&quot;)">
            <text:p/>
          </table:table-cell>
          <table:table-cell table:style-name="ce80" table:formula="of:=IF([.AM$1]=[.$AH71];[.$AA71]*(2^[.$AI71]);&quot;&quot;)">
            <text:p/>
          </table:table-cell>
          <table:table-cell table:style-name="ce80" table:formula="of:=IF([.AN$1]=[.$AH71];[.$AC71]*(2^[.$AJ71]);&quot;&quot;)">
            <text:p/>
          </table:table-cell>
          <table:table-cell table:style-name="ce80" table:formula="of:=IF([.AO$1]=[.$AH71];[.$AD71]*(2^[.$AJ71]);&quot;&quot;)">
            <text:p/>
          </table:table-cell>
          <table:table-cell table:style-name="ce80" table:formula="of:=IF([.AP$1]=[.$AH71];[.$AE71]*(2^[.$AI71]);&quot;&quot;)">
            <text:p/>
          </table:table-cell>
          <table:table-cell table:style-name="ce80" table:formula="of:=IF(AND([.AQ$1]=[.$AH71];[.$AJ71]&lt;16);[.$AF71]*(2^[.$AK71]);&quot;&quot;)">
            <text:p/>
          </table:table-cell>
          <table:table-cell table:style-name="ce80" table:formula="of:=IF(AND([.AQ$1]=[.$AH71];[.$AJ71]&gt;=16);[.$AF71]*(2^[.$AK71]);&quot;&quot;)">
            <text:p/>
          </table:table-cell>
          <table:table-cell table:style-name="ce80" table:formula="of:=IF([.AS$1]=[.$AH71];[.$AB71]*(2^[.$AJ71]);&quot;&quot;)">
            <text:p/>
          </table:table-cell>
          <table:table-cell table:style-name="ce80" table:formula="of:=IF([.AT$1]=[.$AH71];[.$AA71]*(2^[.$AI71]);&quot;&quot;)">
            <text:p/>
          </table:table-cell>
          <table:table-cell table:style-name="ce80" table:formula="of:=IF([.AU$1]=[.$AH71];[.$AC71]*(2^[.$AJ71]);&quot;&quot;)">
            <text:p/>
          </table:table-cell>
          <table:table-cell table:style-name="ce80" table:formula="of:=IF([.AV$1]=[.$AH71];[.$AD71]*(2^[.$AJ71]);&quot;&quot;)">
            <text:p/>
          </table:table-cell>
          <table:table-cell table:style-name="ce80" table:formula="of:=IF([.AW$1]=[.$AH71];[.$AE71]*(2^[.$AI71]);&quot;&quot;)">
            <text:p/>
          </table:table-cell>
          <table:table-cell table:style-name="ce80" table:formula="of:=IF(AND([.AX$1]=[.$AH71];[.$AJ71]&lt;16);[.$AF71]*(2^[.$AK71]);&quot;&quot;)">
            <text:p/>
          </table:table-cell>
          <table:table-cell table:style-name="ce80" table:formula="of:=IF(AND([.AX$1]=[.$AH71];[.$AJ71]&gt;=16);[.$AF71]*(2^[.$AK71]);&quot;&quot;)">
            <text:p/>
          </table:table-cell>
          <table:table-cell table:style-name="ce80" table:formula="of:=IF([.AZ$1]=[.$AH71];[.$AB71]*(2^[.$AJ71]);&quot;&quot;)">
            <text:p/>
          </table:table-cell>
          <table:table-cell table:style-name="ce80" table:formula="of:=IF([.BA$1]=[.$AH71];[.$AA71]*(2^[.$AI71]);&quot;&quot;)">
            <text:p/>
          </table:table-cell>
          <table:table-cell table:style-name="ce80" table:formula="of:=IF([.BB$1]=[.$AH71];[.$AC71]*(2^[.$AJ71]);&quot;&quot;)">
            <text:p/>
          </table:table-cell>
          <table:table-cell table:style-name="ce80" table:formula="of:=IF([.BC$1]=[.$AH71];[.$AD71]*(2^[.$AJ71]);&quot;&quot;)">
            <text:p/>
          </table:table-cell>
          <table:table-cell table:style-name="ce80" table:formula="of:=IF([.BD$1]=[.$AH71];[.$AE71]*(2^[.$AI71]);&quot;&quot;)">
            <text:p/>
          </table:table-cell>
          <table:table-cell table:style-name="ce80" table:formula="of:=IF(AND([.BE$1]=[.$AH71];[.$AJ71]&lt;16);[.$AF71]*(2^[.$AK71]);&quot;&quot;)">
            <text:p/>
          </table:table-cell>
          <table:table-cell table:style-name="ce80" table:formula="of:=IF(AND([.BE$1]=[.$AH71];[.$AJ71]&gt;=16);[.$AF71]*(2^[.$AK71]);&quot;&quot;)">
            <text:p/>
          </table:table-cell>
          <table:table-cell table:style-name="ce80" table:formula="of:=IF([.BG$1]=[.$AH71];[.$AB71]*(2^[.$AJ71]);&quot;&quot;)">
            <text:p/>
          </table:table-cell>
          <table:table-cell table:style-name="ce80" table:formula="of:=IF([.BH$1]=[.$AH71];[.$AA71]*(2^[.$AI71]);&quot;&quot;)">
            <text:p/>
          </table:table-cell>
          <table:table-cell table:style-name="ce80" table:formula="of:=IF([.BI$1]=[.$AH71];[.$AC71]*(2^[.$AJ71]);&quot;&quot;)">
            <text:p/>
          </table:table-cell>
          <table:table-cell table:style-name="ce80" table:formula="of:=IF([.BJ$1]=[.$AH71];[.$AD71]*(2^[.$AJ71]);&quot;&quot;)">
            <text:p/>
          </table:table-cell>
          <table:table-cell table:style-name="ce80" table:formula="of:=IF([.BK$1]=[.$AH71];[.$AE71]*(2^[.$AI71]);&quot;&quot;)">
            <text:p/>
          </table:table-cell>
          <table:table-cell table:style-name="ce80" table:formula="of:=IF(AND([.BL$1]=[.$AH71];[.$AJ71]&lt;16);[.$AF71]*(2^[.$AK71]);&quot;&quot;)">
            <text:p/>
          </table:table-cell>
          <table:table-cell table:style-name="ce80" table:formula="of:=IF(AND([.BL$1]=[.$AH71];[.$AJ71]&gt;=16);[.$AF71]*(2^[.$AK71]);&quot;&quot;)">
            <text:p/>
          </table:table-cell>
          <table:table-cell table:style-name="ce80" table:formula="of:=IF([.BN$1]=[.$AH71];[.$AB71]*(2^[.$AJ71]);&quot;&quot;)" office:value-type="float" office:value="64" calcext:value-type="float">
            <text:p>64</text:p>
          </table:table-cell>
          <table:table-cell table:style-name="ce80" table:formula="of:=IF([.BO$1]=[.$AH71];[.$AA71]*(2^[.$AI71]);&quot;&quot;)" office:value-type="float" office:value="0" calcext:value-type="float">
            <text:p>0</text:p>
          </table:table-cell>
          <table:table-cell table:style-name="ce80" table:formula="of:=IF([.BP$1]=[.$AH71];[.$AC71]*(2^[.$AJ71]);&quot;&quot;)" office:value-type="float" office:value="0" calcext:value-type="float">
            <text:p>0</text:p>
          </table:table-cell>
          <table:table-cell table:style-name="ce80" table:formula="of:=IF([.BQ$1]=[.$AH71];[.$AD71]*(2^[.$AJ71]);&quot;&quot;)" office:value-type="float" office:value="0" calcext:value-type="float">
            <text:p>0</text:p>
          </table:table-cell>
          <table:table-cell table:style-name="ce80" table:formula="of:=IF([.BR$1]=[.$AH71];[.$AE71]*(2^[.$AI71]);&quot;&quot;)" office:value-type="float" office:value="0" calcext:value-type="float">
            <text:p>0</text:p>
          </table:table-cell>
          <table:table-cell table:style-name="ce80" table:formula="of:=IF(AND([.BS$1]=[.$AH71];[.$AJ71]&lt;16);[.$AF71]*(2^[.$AK71]);&quot;&quot;)" office:value-type="float" office:value="0" calcext:value-type="float">
            <text:p>0</text:p>
          </table:table-cell>
          <table:table-cell table:style-name="ce80" table:formula="of:=IF(AND([.BS$1]=[.$AH71];[.$AJ71]&gt;=16);[.$AF71]*(2^[.$AK71]);&quot;&quot;)">
            <text:p/>
          </table:table-cell>
          <table:table-cell table:style-name="ce80" table:formula="of:=IF([.BU$1]=[.$AH71];[.$AB71]*(2^[.$AJ71]);&quot;&quot;)">
            <text:p/>
          </table:table-cell>
          <table:table-cell table:style-name="ce80" table:formula="of:=IF([.BV$1]=[.$AH71];[.$AA71]*(2^[.$AI71]);&quot;&quot;)">
            <text:p/>
          </table:table-cell>
          <table:table-cell table:style-name="ce80" table:formula="of:=IF([.BW$1]=[.$AH71];[.$AC71]*(2^[.$AJ71]);&quot;&quot;)">
            <text:p/>
          </table:table-cell>
          <table:table-cell table:style-name="ce80" table:formula="of:=IF([.BX$1]=[.$AH71];[.$AD71]*(2^[.$AJ71]);&quot;&quot;)">
            <text:p/>
          </table:table-cell>
          <table:table-cell table:style-name="ce80" table:formula="of:=IF([.BY$1]=[.$AH71];[.$AE71]*(2^[.$AI71]);&quot;&quot;)">
            <text:p/>
          </table:table-cell>
          <table:table-cell table:style-name="ce80" table:formula="of:=IF(AND([.BZ$1]=[.$AH71];[.$AJ71]&lt;16);[.$AF71]*(2^[.$AK71]);&quot;&quot;)">
            <text:p/>
          </table:table-cell>
          <table:table-cell table:style-name="ce80" table:formula="of:=IF(AND([.BZ$1]=[.$AH71];[.$AJ71]&gt;=16);[.$AF71]*(2^[.$AK71]);&quot;&quot;)">
            <text:p/>
          </table:table-cell>
        </table:table-row>
        <table:table-row table:style-name="ro1">
          <table:table-cell table:style-name="ce57" office:value-type="float" office:value="3" calcext:value-type="float">
            <text:p>3</text:p>
          </table:table-cell>
          <table:table-cell table:style-name="ce61"/>
          <table:table-cell/>
          <table:table-cell table:style-name="ce61" office:value-type="string" calcext:value-type="string">
            <text:p>BAR4</text:p>
          </table:table-cell>
          <table:table-cell table:style-name="ce61" office:value-type="string" calcext:value-type="string">
            <text:p>out</text:p>
          </table:table-cell>
          <table:table-cell table:style-name="ce61" office:value-type="string" calcext:value-type="string">
            <text:p>Индикация</text:p>
          </table:table-cell>
          <table:table-cell table:style-name="Default"/>
          <table:table-cell table:style-name="ce85" office:value-type="string" calcext:value-type="string">
            <text:p>PE4</text:p>
          </table:table-cell>
          <table:table-cell table:style-name="ce90" office:value-type="string" calcext:value-type="string">
            <text:p>TRACE_D1</text:p>
          </table:table-cell>
          <table:table-cell table:style-name="ce90" table:number-columns-repeated="11"/>
          <table:table-cell table:style-name="ce90" office:value-type="string" calcext:value-type="string">
            <text:p>FSMC_20</text:p>
          </table:table-cell>
          <table:table-cell table:style-name="ce90"/>
          <table:table-cell table:style-name="ce44" table:formula="of:=[.H72]" office:value-type="string" office:string-value="PE4" calcext:value-type="string">
            <text:p>PE4</text:p>
          </table:table-cell>
          <table:table-cell table:style-name="ce80"/>
          <table:table-cell table:style-name="ce80" office:value-type="float" office:value="0" calcext:value-type="float">
            <text:p>0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72]=&quot;&quot;;IF([.$E72]=&quot;out&quot;;1;0);IF([.$X72]=&quot;A&quot;;3;2))" office:value-type="float" office:value="1" calcext:value-type="float">
            <text:p>1</text:p>
          </table:table-cell>
          <table:table-cell table:style-name="ce82" table:formula="of:=IF([.$Z72]=&quot;&quot;;0;[.$Z72])" office:value-type="float" office:value="0" calcext:value-type="float">
            <text:p>0</text:p>
          </table:table-cell>
          <table:table-cell table:style-name="ce82" table:formula="of:=IF([.$Y72]=&quot;H&quot;;1;IF([.$Y72]=&quot;L&quot;;2;0))" office:value-type="float" office:value="0" calcext:value-type="float">
            <text:p>0</text:p>
          </table:table-cell>
          <table:table-cell table:style-name="ce82" table:formula="of:=IF([.$Y72]=1;1;0)" office:value-type="float" office:value="0" calcext:value-type="float">
            <text:p>0</text:p>
          </table:table-cell>
          <table:table-cell table:style-name="ce82" table:formula="of:=IF(OR([.$X72]=&quot;&quot;;[.$X72]=&quot;A&quot;);0;[.$X72])" office:value-type="float" office:value="0" calcext:value-type="float">
            <text:p>0</text:p>
          </table:table-cell>
          <table:table-cell table:style-name="ce80"/>
          <table:table-cell table:style-name="ce80" table:formula="of:=MID([.H72];2;1)" office:value-type="string" office:string-value="E" calcext:value-type="string">
            <text:p>E</text:p>
          </table:table-cell>
          <table:table-cell table:style-name="ce80" table:formula="of:=MID([.H72];3;2)" office:value-type="string" office:string-value="4" calcext:value-type="string">
            <text:p>4</text:p>
          </table:table-cell>
          <table:table-cell table:style-name="ce80" table:formula="of:=[.AI72]*2" office:value-type="float" office:value="8" calcext:value-type="float">
            <text:p>8</text:p>
          </table:table-cell>
          <table:table-cell table:style-name="ce80" table:formula="of:=MOD([.AJ72]*2;32)" office:value-type="float" office:value="16" calcext:value-type="float">
            <text:p>16</text:p>
          </table:table-cell>
          <table:table-cell table:style-name="ce80" table:formula="of:=IF([.AL$1]=[.$AH72];[.$AB72]*(2^[.$AJ72]);&quot;&quot;)">
            <text:p/>
          </table:table-cell>
          <table:table-cell table:style-name="ce80" table:formula="of:=IF([.AM$1]=[.$AH72];[.$AA72]*(2^[.$AI72]);&quot;&quot;)">
            <text:p/>
          </table:table-cell>
          <table:table-cell table:style-name="ce80" table:formula="of:=IF([.AN$1]=[.$AH72];[.$AC72]*(2^[.$AJ72]);&quot;&quot;)">
            <text:p/>
          </table:table-cell>
          <table:table-cell table:style-name="ce80" table:formula="of:=IF([.AO$1]=[.$AH72];[.$AD72]*(2^[.$AJ72]);&quot;&quot;)">
            <text:p/>
          </table:table-cell>
          <table:table-cell table:style-name="ce80" table:formula="of:=IF([.AP$1]=[.$AH72];[.$AE72]*(2^[.$AI72]);&quot;&quot;)">
            <text:p/>
          </table:table-cell>
          <table:table-cell table:style-name="ce80" table:formula="of:=IF(AND([.AQ$1]=[.$AH72];[.$AJ72]&lt;16);[.$AF72]*(2^[.$AK72]);&quot;&quot;)">
            <text:p/>
          </table:table-cell>
          <table:table-cell table:style-name="ce80" table:formula="of:=IF(AND([.AQ$1]=[.$AH72];[.$AJ72]&gt;=16);[.$AF72]*(2^[.$AK72]);&quot;&quot;)">
            <text:p/>
          </table:table-cell>
          <table:table-cell table:style-name="ce80" table:formula="of:=IF([.AS$1]=[.$AH72];[.$AB72]*(2^[.$AJ72]);&quot;&quot;)">
            <text:p/>
          </table:table-cell>
          <table:table-cell table:style-name="ce80" table:formula="of:=IF([.AT$1]=[.$AH72];[.$AA72]*(2^[.$AI72]);&quot;&quot;)">
            <text:p/>
          </table:table-cell>
          <table:table-cell table:style-name="ce80" table:formula="of:=IF([.AU$1]=[.$AH72];[.$AC72]*(2^[.$AJ72]);&quot;&quot;)">
            <text:p/>
          </table:table-cell>
          <table:table-cell table:style-name="ce80" table:formula="of:=IF([.AV$1]=[.$AH72];[.$AD72]*(2^[.$AJ72]);&quot;&quot;)">
            <text:p/>
          </table:table-cell>
          <table:table-cell table:style-name="ce80" table:formula="of:=IF([.AW$1]=[.$AH72];[.$AE72]*(2^[.$AI72]);&quot;&quot;)">
            <text:p/>
          </table:table-cell>
          <table:table-cell table:style-name="ce80" table:formula="of:=IF(AND([.AX$1]=[.$AH72];[.$AJ72]&lt;16);[.$AF72]*(2^[.$AK72]);&quot;&quot;)">
            <text:p/>
          </table:table-cell>
          <table:table-cell table:style-name="ce80" table:formula="of:=IF(AND([.AX$1]=[.$AH72];[.$AJ72]&gt;=16);[.$AF72]*(2^[.$AK72]);&quot;&quot;)">
            <text:p/>
          </table:table-cell>
          <table:table-cell table:style-name="ce80" table:formula="of:=IF([.AZ$1]=[.$AH72];[.$AB72]*(2^[.$AJ72]);&quot;&quot;)">
            <text:p/>
          </table:table-cell>
          <table:table-cell table:style-name="ce80" table:formula="of:=IF([.BA$1]=[.$AH72];[.$AA72]*(2^[.$AI72]);&quot;&quot;)">
            <text:p/>
          </table:table-cell>
          <table:table-cell table:style-name="ce80" table:formula="of:=IF([.BB$1]=[.$AH72];[.$AC72]*(2^[.$AJ72]);&quot;&quot;)">
            <text:p/>
          </table:table-cell>
          <table:table-cell table:style-name="ce80" table:formula="of:=IF([.BC$1]=[.$AH72];[.$AD72]*(2^[.$AJ72]);&quot;&quot;)">
            <text:p/>
          </table:table-cell>
          <table:table-cell table:style-name="ce80" table:formula="of:=IF([.BD$1]=[.$AH72];[.$AE72]*(2^[.$AI72]);&quot;&quot;)">
            <text:p/>
          </table:table-cell>
          <table:table-cell table:style-name="ce80" table:formula="of:=IF(AND([.BE$1]=[.$AH72];[.$AJ72]&lt;16);[.$AF72]*(2^[.$AK72]);&quot;&quot;)">
            <text:p/>
          </table:table-cell>
          <table:table-cell table:style-name="ce80" table:formula="of:=IF(AND([.BE$1]=[.$AH72];[.$AJ72]&gt;=16);[.$AF72]*(2^[.$AK72]);&quot;&quot;)">
            <text:p/>
          </table:table-cell>
          <table:table-cell table:style-name="ce80" table:formula="of:=IF([.BG$1]=[.$AH72];[.$AB72]*(2^[.$AJ72]);&quot;&quot;)">
            <text:p/>
          </table:table-cell>
          <table:table-cell table:style-name="ce80" table:formula="of:=IF([.BH$1]=[.$AH72];[.$AA72]*(2^[.$AI72]);&quot;&quot;)">
            <text:p/>
          </table:table-cell>
          <table:table-cell table:style-name="ce80" table:formula="of:=IF([.BI$1]=[.$AH72];[.$AC72]*(2^[.$AJ72]);&quot;&quot;)">
            <text:p/>
          </table:table-cell>
          <table:table-cell table:style-name="ce80" table:formula="of:=IF([.BJ$1]=[.$AH72];[.$AD72]*(2^[.$AJ72]);&quot;&quot;)">
            <text:p/>
          </table:table-cell>
          <table:table-cell table:style-name="ce80" table:formula="of:=IF([.BK$1]=[.$AH72];[.$AE72]*(2^[.$AI72]);&quot;&quot;)">
            <text:p/>
          </table:table-cell>
          <table:table-cell table:style-name="ce80" table:formula="of:=IF(AND([.BL$1]=[.$AH72];[.$AJ72]&lt;16);[.$AF72]*(2^[.$AK72]);&quot;&quot;)">
            <text:p/>
          </table:table-cell>
          <table:table-cell table:style-name="ce80" table:formula="of:=IF(AND([.BL$1]=[.$AH72];[.$AJ72]&gt;=16);[.$AF72]*(2^[.$AK72]);&quot;&quot;)">
            <text:p/>
          </table:table-cell>
          <table:table-cell table:style-name="ce80" table:formula="of:=IF([.BN$1]=[.$AH72];[.$AB72]*(2^[.$AJ72]);&quot;&quot;)" office:value-type="float" office:value="256" calcext:value-type="float">
            <text:p>256</text:p>
          </table:table-cell>
          <table:table-cell table:style-name="ce80" table:formula="of:=IF([.BO$1]=[.$AH72];[.$AA72]*(2^[.$AI72]);&quot;&quot;)" office:value-type="float" office:value="0" calcext:value-type="float">
            <text:p>0</text:p>
          </table:table-cell>
          <table:table-cell table:style-name="ce80" table:formula="of:=IF([.BP$1]=[.$AH72];[.$AC72]*(2^[.$AJ72]);&quot;&quot;)" office:value-type="float" office:value="0" calcext:value-type="float">
            <text:p>0</text:p>
          </table:table-cell>
          <table:table-cell table:style-name="ce80" table:formula="of:=IF([.BQ$1]=[.$AH72];[.$AD72]*(2^[.$AJ72]);&quot;&quot;)" office:value-type="float" office:value="0" calcext:value-type="float">
            <text:p>0</text:p>
          </table:table-cell>
          <table:table-cell table:style-name="ce80" table:formula="of:=IF([.BR$1]=[.$AH72];[.$AE72]*(2^[.$AI72]);&quot;&quot;)" office:value-type="float" office:value="0" calcext:value-type="float">
            <text:p>0</text:p>
          </table:table-cell>
          <table:table-cell table:style-name="ce80" table:formula="of:=IF(AND([.BS$1]=[.$AH72];[.$AJ72]&lt;16);[.$AF72]*(2^[.$AK72]);&quot;&quot;)" office:value-type="float" office:value="0" calcext:value-type="float">
            <text:p>0</text:p>
          </table:table-cell>
          <table:table-cell table:style-name="ce80" table:formula="of:=IF(AND([.BS$1]=[.$AH72];[.$AJ72]&gt;=16);[.$AF72]*(2^[.$AK72]);&quot;&quot;)">
            <text:p/>
          </table:table-cell>
          <table:table-cell table:style-name="ce80" table:formula="of:=IF([.BU$1]=[.$AH72];[.$AB72]*(2^[.$AJ72]);&quot;&quot;)">
            <text:p/>
          </table:table-cell>
          <table:table-cell table:style-name="ce80" table:formula="of:=IF([.BV$1]=[.$AH72];[.$AA72]*(2^[.$AI72]);&quot;&quot;)">
            <text:p/>
          </table:table-cell>
          <table:table-cell table:style-name="ce80" table:formula="of:=IF([.BW$1]=[.$AH72];[.$AC72]*(2^[.$AJ72]);&quot;&quot;)">
            <text:p/>
          </table:table-cell>
          <table:table-cell table:style-name="ce80" table:formula="of:=IF([.BX$1]=[.$AH72];[.$AD72]*(2^[.$AJ72]);&quot;&quot;)">
            <text:p/>
          </table:table-cell>
          <table:table-cell table:style-name="ce80" table:formula="of:=IF([.BY$1]=[.$AH72];[.$AE72]*(2^[.$AI72]);&quot;&quot;)">
            <text:p/>
          </table:table-cell>
          <table:table-cell table:style-name="ce80" table:formula="of:=IF(AND([.BZ$1]=[.$AH72];[.$AJ72]&lt;16);[.$AF72]*(2^[.$AK72]);&quot;&quot;)">
            <text:p/>
          </table:table-cell>
          <table:table-cell table:style-name="ce80" table:formula="of:=IF(AND([.BZ$1]=[.$AH72];[.$AJ72]&gt;=16);[.$AF72]*(2^[.$AK72]);&quot;&quot;)">
            <text:p/>
          </table:table-cell>
        </table:table-row>
        <table:table-row table:style-name="ro1">
          <table:table-cell table:style-name="ce57" office:value-type="float" office:value="4" calcext:value-type="float">
            <text:p>4</text:p>
          </table:table-cell>
          <table:table-cell table:style-name="ce61"/>
          <table:table-cell/>
          <table:table-cell table:style-name="ce61" office:value-type="string" calcext:value-type="string">
            <text:p>BAR3</text:p>
          </table:table-cell>
          <table:table-cell table:style-name="ce61" office:value-type="string" calcext:value-type="string">
            <text:p>out</text:p>
          </table:table-cell>
          <table:table-cell table:style-name="ce61" office:value-type="string" calcext:value-type="string">
            <text:p>Индикация</text:p>
          </table:table-cell>
          <table:table-cell table:style-name="Default"/>
          <table:table-cell table:style-name="ce85" office:value-type="string" calcext:value-type="string">
            <text:p>PE5</text:p>
          </table:table-cell>
          <table:table-cell table:style-name="ce90" office:value-type="string" calcext:value-type="string">
            <text:p>TRACE_D2</text:p>
          </table:table-cell>
          <table:table-cell table:style-name="ce90" table:number-columns-repeated="2"/>
          <table:table-cell table:style-name="ce90" office:value-type="string" calcext:value-type="string">
            <text:p>TIM9_CH1</text:p>
          </table:table-cell>
          <table:table-cell table:style-name="ce90" table:number-columns-repeated="8"/>
          <table:table-cell table:style-name="ce90" office:value-type="string" calcext:value-type="string">
            <text:p>FSMC_21</text:p>
          </table:table-cell>
          <table:table-cell table:style-name="ce90"/>
          <table:table-cell table:style-name="ce44" table:formula="of:=[.H73]" office:value-type="string" office:string-value="PE5" calcext:value-type="string">
            <text:p>PE5</text:p>
          </table:table-cell>
          <table:table-cell table:style-name="ce80"/>
          <table:table-cell table:style-name="ce80" office:value-type="float" office:value="0" calcext:value-type="float">
            <text:p>0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73]=&quot;&quot;;IF([.$E73]=&quot;out&quot;;1;0);IF([.$X73]=&quot;A&quot;;3;2))" office:value-type="float" office:value="1" calcext:value-type="float">
            <text:p>1</text:p>
          </table:table-cell>
          <table:table-cell table:style-name="ce82" table:formula="of:=IF([.$Z73]=&quot;&quot;;0;[.$Z73])" office:value-type="float" office:value="0" calcext:value-type="float">
            <text:p>0</text:p>
          </table:table-cell>
          <table:table-cell table:style-name="ce82" table:formula="of:=IF([.$Y73]=&quot;H&quot;;1;IF([.$Y73]=&quot;L&quot;;2;0))" office:value-type="float" office:value="0" calcext:value-type="float">
            <text:p>0</text:p>
          </table:table-cell>
          <table:table-cell table:style-name="ce82" table:formula="of:=IF([.$Y73]=1;1;0)" office:value-type="float" office:value="0" calcext:value-type="float">
            <text:p>0</text:p>
          </table:table-cell>
          <table:table-cell table:style-name="ce82" table:formula="of:=IF(OR([.$X73]=&quot;&quot;;[.$X73]=&quot;A&quot;);0;[.$X73])" office:value-type="float" office:value="0" calcext:value-type="float">
            <text:p>0</text:p>
          </table:table-cell>
          <table:table-cell table:style-name="ce80"/>
          <table:table-cell table:style-name="ce80" table:formula="of:=MID([.H73];2;1)" office:value-type="string" office:string-value="E" calcext:value-type="string">
            <text:p>E</text:p>
          </table:table-cell>
          <table:table-cell table:style-name="ce80" table:formula="of:=MID([.H73];3;2)" office:value-type="string" office:string-value="5" calcext:value-type="string">
            <text:p>5</text:p>
          </table:table-cell>
          <table:table-cell table:style-name="ce80" table:formula="of:=[.AI73]*2" office:value-type="float" office:value="10" calcext:value-type="float">
            <text:p>10</text:p>
          </table:table-cell>
          <table:table-cell table:style-name="ce80" table:formula="of:=MOD([.AJ73]*2;32)" office:value-type="float" office:value="20" calcext:value-type="float">
            <text:p>20</text:p>
          </table:table-cell>
          <table:table-cell table:style-name="ce80" table:formula="of:=IF([.AL$1]=[.$AH73];[.$AB73]*(2^[.$AJ73]);&quot;&quot;)">
            <text:p/>
          </table:table-cell>
          <table:table-cell table:style-name="ce80" table:formula="of:=IF([.AM$1]=[.$AH73];[.$AA73]*(2^[.$AI73]);&quot;&quot;)">
            <text:p/>
          </table:table-cell>
          <table:table-cell table:style-name="ce80" table:formula="of:=IF([.AN$1]=[.$AH73];[.$AC73]*(2^[.$AJ73]);&quot;&quot;)">
            <text:p/>
          </table:table-cell>
          <table:table-cell table:style-name="ce80" table:formula="of:=IF([.AO$1]=[.$AH73];[.$AD73]*(2^[.$AJ73]);&quot;&quot;)">
            <text:p/>
          </table:table-cell>
          <table:table-cell table:style-name="ce80" table:formula="of:=IF([.AP$1]=[.$AH73];[.$AE73]*(2^[.$AI73]);&quot;&quot;)">
            <text:p/>
          </table:table-cell>
          <table:table-cell table:style-name="ce80" table:formula="of:=IF(AND([.AQ$1]=[.$AH73];[.$AJ73]&lt;16);[.$AF73]*(2^[.$AK73]);&quot;&quot;)">
            <text:p/>
          </table:table-cell>
          <table:table-cell table:style-name="ce80" table:formula="of:=IF(AND([.AQ$1]=[.$AH73];[.$AJ73]&gt;=16);[.$AF73]*(2^[.$AK73]);&quot;&quot;)">
            <text:p/>
          </table:table-cell>
          <table:table-cell table:style-name="ce80" table:formula="of:=IF([.AS$1]=[.$AH73];[.$AB73]*(2^[.$AJ73]);&quot;&quot;)">
            <text:p/>
          </table:table-cell>
          <table:table-cell table:style-name="ce80" table:formula="of:=IF([.AT$1]=[.$AH73];[.$AA73]*(2^[.$AI73]);&quot;&quot;)">
            <text:p/>
          </table:table-cell>
          <table:table-cell table:style-name="ce80" table:formula="of:=IF([.AU$1]=[.$AH73];[.$AC73]*(2^[.$AJ73]);&quot;&quot;)">
            <text:p/>
          </table:table-cell>
          <table:table-cell table:style-name="ce80" table:formula="of:=IF([.AV$1]=[.$AH73];[.$AD73]*(2^[.$AJ73]);&quot;&quot;)">
            <text:p/>
          </table:table-cell>
          <table:table-cell table:style-name="ce80" table:formula="of:=IF([.AW$1]=[.$AH73];[.$AE73]*(2^[.$AI73]);&quot;&quot;)">
            <text:p/>
          </table:table-cell>
          <table:table-cell table:style-name="ce80" table:formula="of:=IF(AND([.AX$1]=[.$AH73];[.$AJ73]&lt;16);[.$AF73]*(2^[.$AK73]);&quot;&quot;)">
            <text:p/>
          </table:table-cell>
          <table:table-cell table:style-name="ce80" table:formula="of:=IF(AND([.AX$1]=[.$AH73];[.$AJ73]&gt;=16);[.$AF73]*(2^[.$AK73]);&quot;&quot;)">
            <text:p/>
          </table:table-cell>
          <table:table-cell table:style-name="ce80" table:formula="of:=IF([.AZ$1]=[.$AH73];[.$AB73]*(2^[.$AJ73]);&quot;&quot;)">
            <text:p/>
          </table:table-cell>
          <table:table-cell table:style-name="ce80" table:formula="of:=IF([.BA$1]=[.$AH73];[.$AA73]*(2^[.$AI73]);&quot;&quot;)">
            <text:p/>
          </table:table-cell>
          <table:table-cell table:style-name="ce80" table:formula="of:=IF([.BB$1]=[.$AH73];[.$AC73]*(2^[.$AJ73]);&quot;&quot;)">
            <text:p/>
          </table:table-cell>
          <table:table-cell table:style-name="ce80" table:formula="of:=IF([.BC$1]=[.$AH73];[.$AD73]*(2^[.$AJ73]);&quot;&quot;)">
            <text:p/>
          </table:table-cell>
          <table:table-cell table:style-name="ce80" table:formula="of:=IF([.BD$1]=[.$AH73];[.$AE73]*(2^[.$AI73]);&quot;&quot;)">
            <text:p/>
          </table:table-cell>
          <table:table-cell table:style-name="ce80" table:formula="of:=IF(AND([.BE$1]=[.$AH73];[.$AJ73]&lt;16);[.$AF73]*(2^[.$AK73]);&quot;&quot;)">
            <text:p/>
          </table:table-cell>
          <table:table-cell table:style-name="ce80" table:formula="of:=IF(AND([.BE$1]=[.$AH73];[.$AJ73]&gt;=16);[.$AF73]*(2^[.$AK73]);&quot;&quot;)">
            <text:p/>
          </table:table-cell>
          <table:table-cell table:style-name="ce80" table:formula="of:=IF([.BG$1]=[.$AH73];[.$AB73]*(2^[.$AJ73]);&quot;&quot;)">
            <text:p/>
          </table:table-cell>
          <table:table-cell table:style-name="ce80" table:formula="of:=IF([.BH$1]=[.$AH73];[.$AA73]*(2^[.$AI73]);&quot;&quot;)">
            <text:p/>
          </table:table-cell>
          <table:table-cell table:style-name="ce80" table:formula="of:=IF([.BI$1]=[.$AH73];[.$AC73]*(2^[.$AJ73]);&quot;&quot;)">
            <text:p/>
          </table:table-cell>
          <table:table-cell table:style-name="ce80" table:formula="of:=IF([.BJ$1]=[.$AH73];[.$AD73]*(2^[.$AJ73]);&quot;&quot;)">
            <text:p/>
          </table:table-cell>
          <table:table-cell table:style-name="ce80" table:formula="of:=IF([.BK$1]=[.$AH73];[.$AE73]*(2^[.$AI73]);&quot;&quot;)">
            <text:p/>
          </table:table-cell>
          <table:table-cell table:style-name="ce80" table:formula="of:=IF(AND([.BL$1]=[.$AH73];[.$AJ73]&lt;16);[.$AF73]*(2^[.$AK73]);&quot;&quot;)">
            <text:p/>
          </table:table-cell>
          <table:table-cell table:style-name="ce80" table:formula="of:=IF(AND([.BL$1]=[.$AH73];[.$AJ73]&gt;=16);[.$AF73]*(2^[.$AK73]);&quot;&quot;)">
            <text:p/>
          </table:table-cell>
          <table:table-cell table:style-name="ce80" table:formula="of:=IF([.BN$1]=[.$AH73];[.$AB73]*(2^[.$AJ73]);&quot;&quot;)" office:value-type="float" office:value="1024" calcext:value-type="float">
            <text:p>1024</text:p>
          </table:table-cell>
          <table:table-cell table:style-name="ce80" table:formula="of:=IF([.BO$1]=[.$AH73];[.$AA73]*(2^[.$AI73]);&quot;&quot;)" office:value-type="float" office:value="0" calcext:value-type="float">
            <text:p>0</text:p>
          </table:table-cell>
          <table:table-cell table:style-name="ce80" table:formula="of:=IF([.BP$1]=[.$AH73];[.$AC73]*(2^[.$AJ73]);&quot;&quot;)" office:value-type="float" office:value="0" calcext:value-type="float">
            <text:p>0</text:p>
          </table:table-cell>
          <table:table-cell table:style-name="ce80" table:formula="of:=IF([.BQ$1]=[.$AH73];[.$AD73]*(2^[.$AJ73]);&quot;&quot;)" office:value-type="float" office:value="0" calcext:value-type="float">
            <text:p>0</text:p>
          </table:table-cell>
          <table:table-cell table:style-name="ce80" table:formula="of:=IF([.BR$1]=[.$AH73];[.$AE73]*(2^[.$AI73]);&quot;&quot;)" office:value-type="float" office:value="0" calcext:value-type="float">
            <text:p>0</text:p>
          </table:table-cell>
          <table:table-cell table:style-name="ce80" table:formula="of:=IF(AND([.BS$1]=[.$AH73];[.$AJ73]&lt;16);[.$AF73]*(2^[.$AK73]);&quot;&quot;)" office:value-type="float" office:value="0" calcext:value-type="float">
            <text:p>0</text:p>
          </table:table-cell>
          <table:table-cell table:style-name="ce80" table:formula="of:=IF(AND([.BS$1]=[.$AH73];[.$AJ73]&gt;=16);[.$AF73]*(2^[.$AK73]);&quot;&quot;)">
            <text:p/>
          </table:table-cell>
          <table:table-cell table:style-name="ce80" table:formula="of:=IF([.BU$1]=[.$AH73];[.$AB73]*(2^[.$AJ73]);&quot;&quot;)">
            <text:p/>
          </table:table-cell>
          <table:table-cell table:style-name="ce80" table:formula="of:=IF([.BV$1]=[.$AH73];[.$AA73]*(2^[.$AI73]);&quot;&quot;)">
            <text:p/>
          </table:table-cell>
          <table:table-cell table:style-name="ce80" table:formula="of:=IF([.BW$1]=[.$AH73];[.$AC73]*(2^[.$AJ73]);&quot;&quot;)">
            <text:p/>
          </table:table-cell>
          <table:table-cell table:style-name="ce80" table:formula="of:=IF([.BX$1]=[.$AH73];[.$AD73]*(2^[.$AJ73]);&quot;&quot;)">
            <text:p/>
          </table:table-cell>
          <table:table-cell table:style-name="ce80" table:formula="of:=IF([.BY$1]=[.$AH73];[.$AE73]*(2^[.$AI73]);&quot;&quot;)">
            <text:p/>
          </table:table-cell>
          <table:table-cell table:style-name="ce80" table:formula="of:=IF(AND([.BZ$1]=[.$AH73];[.$AJ73]&lt;16);[.$AF73]*(2^[.$AK73]);&quot;&quot;)">
            <text:p/>
          </table:table-cell>
          <table:table-cell table:style-name="ce80" table:formula="of:=IF(AND([.BZ$1]=[.$AH73];[.$AJ73]&gt;=16);[.$AF73]*(2^[.$AK73]);&quot;&quot;)">
            <text:p/>
          </table:table-cell>
        </table:table-row>
        <table:table-row table:style-name="ro1">
          <table:table-cell table:style-name="ce57" office:value-type="float" office:value="5" calcext:value-type="float">
            <text:p>5</text:p>
          </table:table-cell>
          <table:table-cell table:style-name="ce61"/>
          <table:table-cell/>
          <table:table-cell table:style-name="ce61" office:value-type="string" calcext:value-type="string">
            <text:p>BAR2</text:p>
          </table:table-cell>
          <table:table-cell table:style-name="ce61" office:value-type="string" calcext:value-type="string">
            <text:p>out</text:p>
          </table:table-cell>
          <table:table-cell table:style-name="ce61" office:value-type="string" calcext:value-type="string">
            <text:p>Индикация</text:p>
          </table:table-cell>
          <table:table-cell table:style-name="Default"/>
          <table:table-cell table:style-name="ce85" office:value-type="string" calcext:value-type="string">
            <text:p>PE6</text:p>
          </table:table-cell>
          <table:table-cell table:style-name="ce90" office:value-type="string" calcext:value-type="string">
            <text:p>TRACE_D3</text:p>
          </table:table-cell>
          <table:table-cell table:style-name="ce90" table:number-columns-repeated="2"/>
          <table:table-cell table:style-name="ce90" office:value-type="string" calcext:value-type="string">
            <text:p>TIM9_CH2</text:p>
          </table:table-cell>
          <table:table-cell table:style-name="ce90" table:number-columns-repeated="8"/>
          <table:table-cell table:style-name="ce90" office:value-type="string" calcext:value-type="string">
            <text:p>FSMC_22</text:p>
          </table:table-cell>
          <table:table-cell table:style-name="ce90"/>
          <table:table-cell table:style-name="ce44" table:formula="of:=[.H74]" office:value-type="string" office:string-value="PE6" calcext:value-type="string">
            <text:p>PE6</text:p>
          </table:table-cell>
          <table:table-cell table:style-name="ce80"/>
          <table:table-cell table:style-name="ce80" office:value-type="float" office:value="0" calcext:value-type="float">
            <text:p>0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74]=&quot;&quot;;IF([.$E74]=&quot;out&quot;;1;0);IF([.$X74]=&quot;A&quot;;3;2))" office:value-type="float" office:value="1" calcext:value-type="float">
            <text:p>1</text:p>
          </table:table-cell>
          <table:table-cell table:style-name="ce82" table:formula="of:=IF([.$Z74]=&quot;&quot;;0;[.$Z74])" office:value-type="float" office:value="0" calcext:value-type="float">
            <text:p>0</text:p>
          </table:table-cell>
          <table:table-cell table:style-name="ce82" table:formula="of:=IF([.$Y74]=&quot;H&quot;;1;IF([.$Y74]=&quot;L&quot;;2;0))" office:value-type="float" office:value="0" calcext:value-type="float">
            <text:p>0</text:p>
          </table:table-cell>
          <table:table-cell table:style-name="ce82" table:formula="of:=IF([.$Y74]=1;1;0)" office:value-type="float" office:value="0" calcext:value-type="float">
            <text:p>0</text:p>
          </table:table-cell>
          <table:table-cell table:style-name="ce82" table:formula="of:=IF(OR([.$X74]=&quot;&quot;;[.$X74]=&quot;A&quot;);0;[.$X74])" office:value-type="float" office:value="0" calcext:value-type="float">
            <text:p>0</text:p>
          </table:table-cell>
          <table:table-cell table:style-name="ce80"/>
          <table:table-cell table:style-name="ce80" table:formula="of:=MID([.H74];2;1)" office:value-type="string" office:string-value="E" calcext:value-type="string">
            <text:p>E</text:p>
          </table:table-cell>
          <table:table-cell table:style-name="ce80" table:formula="of:=MID([.H74];3;2)" office:value-type="string" office:string-value="6" calcext:value-type="string">
            <text:p>6</text:p>
          </table:table-cell>
          <table:table-cell table:style-name="ce80" table:formula="of:=[.AI74]*2" office:value-type="float" office:value="12" calcext:value-type="float">
            <text:p>12</text:p>
          </table:table-cell>
          <table:table-cell table:style-name="ce80" table:formula="of:=MOD([.AJ74]*2;32)" office:value-type="float" office:value="24" calcext:value-type="float">
            <text:p>24</text:p>
          </table:table-cell>
          <table:table-cell table:style-name="ce80" table:formula="of:=IF([.AL$1]=[.$AH74];[.$AB74]*(2^[.$AJ74]);&quot;&quot;)">
            <text:p/>
          </table:table-cell>
          <table:table-cell table:style-name="ce80" table:formula="of:=IF([.AM$1]=[.$AH74];[.$AA74]*(2^[.$AI74]);&quot;&quot;)">
            <text:p/>
          </table:table-cell>
          <table:table-cell table:style-name="ce80" table:formula="of:=IF([.AN$1]=[.$AH74];[.$AC74]*(2^[.$AJ74]);&quot;&quot;)">
            <text:p/>
          </table:table-cell>
          <table:table-cell table:style-name="ce80" table:formula="of:=IF([.AO$1]=[.$AH74];[.$AD74]*(2^[.$AJ74]);&quot;&quot;)">
            <text:p/>
          </table:table-cell>
          <table:table-cell table:style-name="ce80" table:formula="of:=IF([.AP$1]=[.$AH74];[.$AE74]*(2^[.$AI74]);&quot;&quot;)">
            <text:p/>
          </table:table-cell>
          <table:table-cell table:style-name="ce80" table:formula="of:=IF(AND([.AQ$1]=[.$AH74];[.$AJ74]&lt;16);[.$AF74]*(2^[.$AK74]);&quot;&quot;)">
            <text:p/>
          </table:table-cell>
          <table:table-cell table:style-name="ce80" table:formula="of:=IF(AND([.AQ$1]=[.$AH74];[.$AJ74]&gt;=16);[.$AF74]*(2^[.$AK74]);&quot;&quot;)">
            <text:p/>
          </table:table-cell>
          <table:table-cell table:style-name="ce80" table:formula="of:=IF([.AS$1]=[.$AH74];[.$AB74]*(2^[.$AJ74]);&quot;&quot;)">
            <text:p/>
          </table:table-cell>
          <table:table-cell table:style-name="ce80" table:formula="of:=IF([.AT$1]=[.$AH74];[.$AA74]*(2^[.$AI74]);&quot;&quot;)">
            <text:p/>
          </table:table-cell>
          <table:table-cell table:style-name="ce80" table:formula="of:=IF([.AU$1]=[.$AH74];[.$AC74]*(2^[.$AJ74]);&quot;&quot;)">
            <text:p/>
          </table:table-cell>
          <table:table-cell table:style-name="ce80" table:formula="of:=IF([.AV$1]=[.$AH74];[.$AD74]*(2^[.$AJ74]);&quot;&quot;)">
            <text:p/>
          </table:table-cell>
          <table:table-cell table:style-name="ce80" table:formula="of:=IF([.AW$1]=[.$AH74];[.$AE74]*(2^[.$AI74]);&quot;&quot;)">
            <text:p/>
          </table:table-cell>
          <table:table-cell table:style-name="ce80" table:formula="of:=IF(AND([.AX$1]=[.$AH74];[.$AJ74]&lt;16);[.$AF74]*(2^[.$AK74]);&quot;&quot;)">
            <text:p/>
          </table:table-cell>
          <table:table-cell table:style-name="ce80" table:formula="of:=IF(AND([.AX$1]=[.$AH74];[.$AJ74]&gt;=16);[.$AF74]*(2^[.$AK74]);&quot;&quot;)">
            <text:p/>
          </table:table-cell>
          <table:table-cell table:style-name="ce80" table:formula="of:=IF([.AZ$1]=[.$AH74];[.$AB74]*(2^[.$AJ74]);&quot;&quot;)">
            <text:p/>
          </table:table-cell>
          <table:table-cell table:style-name="ce80" table:formula="of:=IF([.BA$1]=[.$AH74];[.$AA74]*(2^[.$AI74]);&quot;&quot;)">
            <text:p/>
          </table:table-cell>
          <table:table-cell table:style-name="ce80" table:formula="of:=IF([.BB$1]=[.$AH74];[.$AC74]*(2^[.$AJ74]);&quot;&quot;)">
            <text:p/>
          </table:table-cell>
          <table:table-cell table:style-name="ce80" table:formula="of:=IF([.BC$1]=[.$AH74];[.$AD74]*(2^[.$AJ74]);&quot;&quot;)">
            <text:p/>
          </table:table-cell>
          <table:table-cell table:style-name="ce80" table:formula="of:=IF([.BD$1]=[.$AH74];[.$AE74]*(2^[.$AI74]);&quot;&quot;)">
            <text:p/>
          </table:table-cell>
          <table:table-cell table:style-name="ce80" table:formula="of:=IF(AND([.BE$1]=[.$AH74];[.$AJ74]&lt;16);[.$AF74]*(2^[.$AK74]);&quot;&quot;)">
            <text:p/>
          </table:table-cell>
          <table:table-cell table:style-name="ce80" table:formula="of:=IF(AND([.BE$1]=[.$AH74];[.$AJ74]&gt;=16);[.$AF74]*(2^[.$AK74]);&quot;&quot;)">
            <text:p/>
          </table:table-cell>
          <table:table-cell table:style-name="ce80" table:formula="of:=IF([.BG$1]=[.$AH74];[.$AB74]*(2^[.$AJ74]);&quot;&quot;)">
            <text:p/>
          </table:table-cell>
          <table:table-cell table:style-name="ce80" table:formula="of:=IF([.BH$1]=[.$AH74];[.$AA74]*(2^[.$AI74]);&quot;&quot;)">
            <text:p/>
          </table:table-cell>
          <table:table-cell table:style-name="ce80" table:formula="of:=IF([.BI$1]=[.$AH74];[.$AC74]*(2^[.$AJ74]);&quot;&quot;)">
            <text:p/>
          </table:table-cell>
          <table:table-cell table:style-name="ce80" table:formula="of:=IF([.BJ$1]=[.$AH74];[.$AD74]*(2^[.$AJ74]);&quot;&quot;)">
            <text:p/>
          </table:table-cell>
          <table:table-cell table:style-name="ce80" table:formula="of:=IF([.BK$1]=[.$AH74];[.$AE74]*(2^[.$AI74]);&quot;&quot;)">
            <text:p/>
          </table:table-cell>
          <table:table-cell table:style-name="ce80" table:formula="of:=IF(AND([.BL$1]=[.$AH74];[.$AJ74]&lt;16);[.$AF74]*(2^[.$AK74]);&quot;&quot;)">
            <text:p/>
          </table:table-cell>
          <table:table-cell table:style-name="ce80" table:formula="of:=IF(AND([.BL$1]=[.$AH74];[.$AJ74]&gt;=16);[.$AF74]*(2^[.$AK74]);&quot;&quot;)">
            <text:p/>
          </table:table-cell>
          <table:table-cell table:style-name="ce80" table:formula="of:=IF([.BN$1]=[.$AH74];[.$AB74]*(2^[.$AJ74]);&quot;&quot;)" office:value-type="float" office:value="4096" calcext:value-type="float">
            <text:p>4096</text:p>
          </table:table-cell>
          <table:table-cell table:style-name="ce80" table:formula="of:=IF([.BO$1]=[.$AH74];[.$AA74]*(2^[.$AI74]);&quot;&quot;)" office:value-type="float" office:value="0" calcext:value-type="float">
            <text:p>0</text:p>
          </table:table-cell>
          <table:table-cell table:style-name="ce80" table:formula="of:=IF([.BP$1]=[.$AH74];[.$AC74]*(2^[.$AJ74]);&quot;&quot;)" office:value-type="float" office:value="0" calcext:value-type="float">
            <text:p>0</text:p>
          </table:table-cell>
          <table:table-cell table:style-name="ce80" table:formula="of:=IF([.BQ$1]=[.$AH74];[.$AD74]*(2^[.$AJ74]);&quot;&quot;)" office:value-type="float" office:value="0" calcext:value-type="float">
            <text:p>0</text:p>
          </table:table-cell>
          <table:table-cell table:style-name="ce80" table:formula="of:=IF([.BR$1]=[.$AH74];[.$AE74]*(2^[.$AI74]);&quot;&quot;)" office:value-type="float" office:value="0" calcext:value-type="float">
            <text:p>0</text:p>
          </table:table-cell>
          <table:table-cell table:style-name="ce80" table:formula="of:=IF(AND([.BS$1]=[.$AH74];[.$AJ74]&lt;16);[.$AF74]*(2^[.$AK74]);&quot;&quot;)" office:value-type="float" office:value="0" calcext:value-type="float">
            <text:p>0</text:p>
          </table:table-cell>
          <table:table-cell table:style-name="ce80" table:formula="of:=IF(AND([.BS$1]=[.$AH74];[.$AJ74]&gt;=16);[.$AF74]*(2^[.$AK74]);&quot;&quot;)">
            <text:p/>
          </table:table-cell>
          <table:table-cell table:style-name="ce80" table:formula="of:=IF([.BU$1]=[.$AH74];[.$AB74]*(2^[.$AJ74]);&quot;&quot;)">
            <text:p/>
          </table:table-cell>
          <table:table-cell table:style-name="ce80" table:formula="of:=IF([.BV$1]=[.$AH74];[.$AA74]*(2^[.$AI74]);&quot;&quot;)">
            <text:p/>
          </table:table-cell>
          <table:table-cell table:style-name="ce80" table:formula="of:=IF([.BW$1]=[.$AH74];[.$AC74]*(2^[.$AJ74]);&quot;&quot;)">
            <text:p/>
          </table:table-cell>
          <table:table-cell table:style-name="ce80" table:formula="of:=IF([.BX$1]=[.$AH74];[.$AD74]*(2^[.$AJ74]);&quot;&quot;)">
            <text:p/>
          </table:table-cell>
          <table:table-cell table:style-name="ce80" table:formula="of:=IF([.BY$1]=[.$AH74];[.$AE74]*(2^[.$AI74]);&quot;&quot;)">
            <text:p/>
          </table:table-cell>
          <table:table-cell table:style-name="ce80" table:formula="of:=IF(AND([.BZ$1]=[.$AH74];[.$AJ74]&lt;16);[.$AF74]*(2^[.$AK74]);&quot;&quot;)">
            <text:p/>
          </table:table-cell>
          <table:table-cell table:style-name="ce80" table:formula="of:=IF(AND([.BZ$1]=[.$AH74];[.$AJ74]&gt;=16);[.$AF74]*(2^[.$AK74]);&quot;&quot;)">
            <text:p/>
          </table:table-cell>
        </table:table-row>
        <table:table-row table:style-name="ro1">
          <table:table-cell table:style-name="ce57" office:value-type="float" office:value="38" calcext:value-type="float">
            <text:p>38</text:p>
          </table:table-cell>
          <table:table-cell table:style-name="ce61"/>
          <table:table-cell/>
          <table:table-cell table:style-name="ce61" office:value-type="string" calcext:value-type="string">
            <text:p>BAR1</text:p>
          </table:table-cell>
          <table:table-cell table:style-name="ce61" office:value-type="string" calcext:value-type="string">
            <text:p>out</text:p>
          </table:table-cell>
          <table:table-cell table:style-name="ce61" office:value-type="string" calcext:value-type="string">
            <text:p>Индикация</text:p>
          </table:table-cell>
          <table:table-cell table:style-name="Default"/>
          <table:table-cell table:style-name="ce85" office:value-type="string" calcext:value-type="string">
            <text:p>PE7</text:p>
          </table:table-cell>
          <table:table-cell table:style-name="ce90"/>
          <table:table-cell table:style-name="ce90" office:value-type="string" calcext:value-type="string">
            <text:p>TIM1_ETR</text:p>
          </table:table-cell>
          <table:table-cell table:style-name="ce90" table:number-columns-repeated="10"/>
          <table:table-cell table:style-name="ce90" office:value-type="string" calcext:value-type="string">
            <text:p>FSMC_D4</text:p>
          </table:table-cell>
          <table:table-cell table:style-name="ce90"/>
          <table:table-cell table:style-name="ce44" table:formula="of:=[.H75]" office:value-type="string" office:string-value="PE7" calcext:value-type="string">
            <text:p>PE7</text:p>
          </table:table-cell>
          <table:table-cell table:style-name="ce80"/>
          <table:table-cell table:style-name="ce80" office:value-type="float" office:value="0" calcext:value-type="float">
            <text:p>0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75]=&quot;&quot;;IF([.$E75]=&quot;out&quot;;1;0);IF([.$X75]=&quot;A&quot;;3;2))" office:value-type="float" office:value="1" calcext:value-type="float">
            <text:p>1</text:p>
          </table:table-cell>
          <table:table-cell table:style-name="ce82" table:formula="of:=IF([.$Z75]=&quot;&quot;;0;[.$Z75])" office:value-type="float" office:value="0" calcext:value-type="float">
            <text:p>0</text:p>
          </table:table-cell>
          <table:table-cell table:style-name="ce82" table:formula="of:=IF([.$Y75]=&quot;H&quot;;1;IF([.$Y75]=&quot;L&quot;;2;0))" office:value-type="float" office:value="0" calcext:value-type="float">
            <text:p>0</text:p>
          </table:table-cell>
          <table:table-cell table:style-name="ce82" table:formula="of:=IF([.$Y75]=1;1;0)" office:value-type="float" office:value="0" calcext:value-type="float">
            <text:p>0</text:p>
          </table:table-cell>
          <table:table-cell table:style-name="ce82" table:formula="of:=IF(OR([.$X75]=&quot;&quot;;[.$X75]=&quot;A&quot;);0;[.$X75])" office:value-type="float" office:value="0" calcext:value-type="float">
            <text:p>0</text:p>
          </table:table-cell>
          <table:table-cell table:style-name="ce80"/>
          <table:table-cell table:style-name="ce80" table:formula="of:=MID([.H75];2;1)" office:value-type="string" office:string-value="E" calcext:value-type="string">
            <text:p>E</text:p>
          </table:table-cell>
          <table:table-cell table:style-name="ce80" table:formula="of:=MID([.H75];3;2)" office:value-type="string" office:string-value="7" calcext:value-type="string">
            <text:p>7</text:p>
          </table:table-cell>
          <table:table-cell table:style-name="ce80" table:formula="of:=[.AI75]*2" office:value-type="float" office:value="14" calcext:value-type="float">
            <text:p>14</text:p>
          </table:table-cell>
          <table:table-cell table:style-name="ce80" table:formula="of:=MOD([.AJ75]*2;32)" office:value-type="float" office:value="28" calcext:value-type="float">
            <text:p>28</text:p>
          </table:table-cell>
          <table:table-cell table:style-name="ce80" table:formula="of:=IF([.AL$1]=[.$AH75];[.$AB75]*(2^[.$AJ75]);&quot;&quot;)">
            <text:p/>
          </table:table-cell>
          <table:table-cell table:style-name="ce80" table:formula="of:=IF([.AM$1]=[.$AH75];[.$AA75]*(2^[.$AI75]);&quot;&quot;)">
            <text:p/>
          </table:table-cell>
          <table:table-cell table:style-name="ce80" table:formula="of:=IF([.AN$1]=[.$AH75];[.$AC75]*(2^[.$AJ75]);&quot;&quot;)">
            <text:p/>
          </table:table-cell>
          <table:table-cell table:style-name="ce80" table:formula="of:=IF([.AO$1]=[.$AH75];[.$AD75]*(2^[.$AJ75]);&quot;&quot;)">
            <text:p/>
          </table:table-cell>
          <table:table-cell table:style-name="ce80" table:formula="of:=IF([.AP$1]=[.$AH75];[.$AE75]*(2^[.$AI75]);&quot;&quot;)">
            <text:p/>
          </table:table-cell>
          <table:table-cell table:style-name="ce80" table:formula="of:=IF(AND([.AQ$1]=[.$AH75];[.$AJ75]&lt;16);[.$AF75]*(2^[.$AK75]);&quot;&quot;)">
            <text:p/>
          </table:table-cell>
          <table:table-cell table:style-name="ce80" table:formula="of:=IF(AND([.AQ$1]=[.$AH75];[.$AJ75]&gt;=16);[.$AF75]*(2^[.$AK75]);&quot;&quot;)">
            <text:p/>
          </table:table-cell>
          <table:table-cell table:style-name="ce80" table:formula="of:=IF([.AS$1]=[.$AH75];[.$AB75]*(2^[.$AJ75]);&quot;&quot;)">
            <text:p/>
          </table:table-cell>
          <table:table-cell table:style-name="ce80" table:formula="of:=IF([.AT$1]=[.$AH75];[.$AA75]*(2^[.$AI75]);&quot;&quot;)">
            <text:p/>
          </table:table-cell>
          <table:table-cell table:style-name="ce80" table:formula="of:=IF([.AU$1]=[.$AH75];[.$AC75]*(2^[.$AJ75]);&quot;&quot;)">
            <text:p/>
          </table:table-cell>
          <table:table-cell table:style-name="ce80" table:formula="of:=IF([.AV$1]=[.$AH75];[.$AD75]*(2^[.$AJ75]);&quot;&quot;)">
            <text:p/>
          </table:table-cell>
          <table:table-cell table:style-name="ce80" table:formula="of:=IF([.AW$1]=[.$AH75];[.$AE75]*(2^[.$AI75]);&quot;&quot;)">
            <text:p/>
          </table:table-cell>
          <table:table-cell table:style-name="ce80" table:formula="of:=IF(AND([.AX$1]=[.$AH75];[.$AJ75]&lt;16);[.$AF75]*(2^[.$AK75]);&quot;&quot;)">
            <text:p/>
          </table:table-cell>
          <table:table-cell table:style-name="ce80" table:formula="of:=IF(AND([.AX$1]=[.$AH75];[.$AJ75]&gt;=16);[.$AF75]*(2^[.$AK75]);&quot;&quot;)">
            <text:p/>
          </table:table-cell>
          <table:table-cell table:style-name="ce80" table:formula="of:=IF([.AZ$1]=[.$AH75];[.$AB75]*(2^[.$AJ75]);&quot;&quot;)">
            <text:p/>
          </table:table-cell>
          <table:table-cell table:style-name="ce80" table:formula="of:=IF([.BA$1]=[.$AH75];[.$AA75]*(2^[.$AI75]);&quot;&quot;)">
            <text:p/>
          </table:table-cell>
          <table:table-cell table:style-name="ce80" table:formula="of:=IF([.BB$1]=[.$AH75];[.$AC75]*(2^[.$AJ75]);&quot;&quot;)">
            <text:p/>
          </table:table-cell>
          <table:table-cell table:style-name="ce80" table:formula="of:=IF([.BC$1]=[.$AH75];[.$AD75]*(2^[.$AJ75]);&quot;&quot;)">
            <text:p/>
          </table:table-cell>
          <table:table-cell table:style-name="ce80" table:formula="of:=IF([.BD$1]=[.$AH75];[.$AE75]*(2^[.$AI75]);&quot;&quot;)">
            <text:p/>
          </table:table-cell>
          <table:table-cell table:style-name="ce80" table:formula="of:=IF(AND([.BE$1]=[.$AH75];[.$AJ75]&lt;16);[.$AF75]*(2^[.$AK75]);&quot;&quot;)">
            <text:p/>
          </table:table-cell>
          <table:table-cell table:style-name="ce80" table:formula="of:=IF(AND([.BE$1]=[.$AH75];[.$AJ75]&gt;=16);[.$AF75]*(2^[.$AK75]);&quot;&quot;)">
            <text:p/>
          </table:table-cell>
          <table:table-cell table:style-name="ce80" table:formula="of:=IF([.BG$1]=[.$AH75];[.$AB75]*(2^[.$AJ75]);&quot;&quot;)">
            <text:p/>
          </table:table-cell>
          <table:table-cell table:style-name="ce80" table:formula="of:=IF([.BH$1]=[.$AH75];[.$AA75]*(2^[.$AI75]);&quot;&quot;)">
            <text:p/>
          </table:table-cell>
          <table:table-cell table:style-name="ce80" table:formula="of:=IF([.BI$1]=[.$AH75];[.$AC75]*(2^[.$AJ75]);&quot;&quot;)">
            <text:p/>
          </table:table-cell>
          <table:table-cell table:style-name="ce80" table:formula="of:=IF([.BJ$1]=[.$AH75];[.$AD75]*(2^[.$AJ75]);&quot;&quot;)">
            <text:p/>
          </table:table-cell>
          <table:table-cell table:style-name="ce80" table:formula="of:=IF([.BK$1]=[.$AH75];[.$AE75]*(2^[.$AI75]);&quot;&quot;)">
            <text:p/>
          </table:table-cell>
          <table:table-cell table:style-name="ce80" table:formula="of:=IF(AND([.BL$1]=[.$AH75];[.$AJ75]&lt;16);[.$AF75]*(2^[.$AK75]);&quot;&quot;)">
            <text:p/>
          </table:table-cell>
          <table:table-cell table:style-name="ce80" table:formula="of:=IF(AND([.BL$1]=[.$AH75];[.$AJ75]&gt;=16);[.$AF75]*(2^[.$AK75]);&quot;&quot;)">
            <text:p/>
          </table:table-cell>
          <table:table-cell table:style-name="ce80" table:formula="of:=IF([.BN$1]=[.$AH75];[.$AB75]*(2^[.$AJ75]);&quot;&quot;)" office:value-type="float" office:value="16384" calcext:value-type="float">
            <text:p>16384</text:p>
          </table:table-cell>
          <table:table-cell table:style-name="ce80" table:formula="of:=IF([.BO$1]=[.$AH75];[.$AA75]*(2^[.$AI75]);&quot;&quot;)" office:value-type="float" office:value="0" calcext:value-type="float">
            <text:p>0</text:p>
          </table:table-cell>
          <table:table-cell table:style-name="ce80" table:formula="of:=IF([.BP$1]=[.$AH75];[.$AC75]*(2^[.$AJ75]);&quot;&quot;)" office:value-type="float" office:value="0" calcext:value-type="float">
            <text:p>0</text:p>
          </table:table-cell>
          <table:table-cell table:style-name="ce80" table:formula="of:=IF([.BQ$1]=[.$AH75];[.$AD75]*(2^[.$AJ75]);&quot;&quot;)" office:value-type="float" office:value="0" calcext:value-type="float">
            <text:p>0</text:p>
          </table:table-cell>
          <table:table-cell table:style-name="ce80" table:formula="of:=IF([.BR$1]=[.$AH75];[.$AE75]*(2^[.$AI75]);&quot;&quot;)" office:value-type="float" office:value="0" calcext:value-type="float">
            <text:p>0</text:p>
          </table:table-cell>
          <table:table-cell table:style-name="ce80" table:formula="of:=IF(AND([.BS$1]=[.$AH75];[.$AJ75]&lt;16);[.$AF75]*(2^[.$AK75]);&quot;&quot;)" office:value-type="float" office:value="0" calcext:value-type="float">
            <text:p>0</text:p>
          </table:table-cell>
          <table:table-cell table:style-name="ce80" table:formula="of:=IF(AND([.BS$1]=[.$AH75];[.$AJ75]&gt;=16);[.$AF75]*(2^[.$AK75]);&quot;&quot;)">
            <text:p/>
          </table:table-cell>
          <table:table-cell table:style-name="ce80" table:formula="of:=IF([.BU$1]=[.$AH75];[.$AB75]*(2^[.$AJ75]);&quot;&quot;)">
            <text:p/>
          </table:table-cell>
          <table:table-cell table:style-name="ce80" table:formula="of:=IF([.BV$1]=[.$AH75];[.$AA75]*(2^[.$AI75]);&quot;&quot;)">
            <text:p/>
          </table:table-cell>
          <table:table-cell table:style-name="ce80" table:formula="of:=IF([.BW$1]=[.$AH75];[.$AC75]*(2^[.$AJ75]);&quot;&quot;)">
            <text:p/>
          </table:table-cell>
          <table:table-cell table:style-name="ce80" table:formula="of:=IF([.BX$1]=[.$AH75];[.$AD75]*(2^[.$AJ75]);&quot;&quot;)">
            <text:p/>
          </table:table-cell>
          <table:table-cell table:style-name="ce80" table:formula="of:=IF([.BY$1]=[.$AH75];[.$AE75]*(2^[.$AI75]);&quot;&quot;)">
            <text:p/>
          </table:table-cell>
          <table:table-cell table:style-name="ce80" table:formula="of:=IF(AND([.BZ$1]=[.$AH75];[.$AJ75]&lt;16);[.$AF75]*(2^[.$AK75]);&quot;&quot;)">
            <text:p/>
          </table:table-cell>
          <table:table-cell table:style-name="ce80" table:formula="of:=IF(AND([.BZ$1]=[.$AH75];[.$AJ75]&gt;=16);[.$AF75]*(2^[.$AK75]);&quot;&quot;)">
            <text:p/>
          </table:table-cell>
        </table:table-row>
        <table:table-row table:style-name="ro1">
          <table:table-cell table:style-name="ce57" office:value-type="float" office:value="39" calcext:value-type="float">
            <text:p>39</text:p>
          </table:table-cell>
          <table:table-cell table:style-name="ce61"/>
          <table:table-cell/>
          <table:table-cell table:style-name="ce61" office:value-type="string" calcext:value-type="string">
            <text:p>DIG7</text:p>
          </table:table-cell>
          <table:table-cell table:style-name="ce61" office:value-type="string" calcext:value-type="string">
            <text:p>out</text:p>
          </table:table-cell>
          <table:table-cell table:style-name="ce61" office:value-type="string" calcext:value-type="string">
            <text:p>Индикация</text:p>
          </table:table-cell>
          <table:table-cell table:style-name="Default"/>
          <table:table-cell table:style-name="ce85" office:value-type="string" calcext:value-type="string">
            <text:p>PE8</text:p>
          </table:table-cell>
          <table:table-cell table:style-name="ce90"/>
          <table:table-cell table:style-name="ce90" office:value-type="string" calcext:value-type="string">
            <text:p>TIM1_CH1N</text:p>
          </table:table-cell>
          <table:table-cell table:style-name="ce90" table:number-columns-repeated="10"/>
          <table:table-cell table:style-name="ce90" office:value-type="string" calcext:value-type="string">
            <text:p>FSMC_D5</text:p>
          </table:table-cell>
          <table:table-cell table:style-name="ce90"/>
          <table:table-cell table:style-name="ce44" table:formula="of:=[.H76]" office:value-type="string" office:string-value="PE8" calcext:value-type="string">
            <text:p>PE8</text:p>
          </table:table-cell>
          <table:table-cell table:style-name="ce80"/>
          <table:table-cell table:style-name="ce80" office:value-type="float" office:value="0" calcext:value-type="float">
            <text:p>0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76]=&quot;&quot;;IF([.$E76]=&quot;out&quot;;1;0);IF([.$X76]=&quot;A&quot;;3;2))" office:value-type="float" office:value="1" calcext:value-type="float">
            <text:p>1</text:p>
          </table:table-cell>
          <table:table-cell table:style-name="ce82" table:formula="of:=IF([.$Z76]=&quot;&quot;;0;[.$Z76])" office:value-type="float" office:value="0" calcext:value-type="float">
            <text:p>0</text:p>
          </table:table-cell>
          <table:table-cell table:style-name="ce82" table:formula="of:=IF([.$Y76]=&quot;H&quot;;1;IF([.$Y76]=&quot;L&quot;;2;0))" office:value-type="float" office:value="0" calcext:value-type="float">
            <text:p>0</text:p>
          </table:table-cell>
          <table:table-cell table:style-name="ce82" table:formula="of:=IF([.$Y76]=1;1;0)" office:value-type="float" office:value="0" calcext:value-type="float">
            <text:p>0</text:p>
          </table:table-cell>
          <table:table-cell table:style-name="ce82" table:formula="of:=IF(OR([.$X76]=&quot;&quot;;[.$X76]=&quot;A&quot;);0;[.$X76])" office:value-type="float" office:value="0" calcext:value-type="float">
            <text:p>0</text:p>
          </table:table-cell>
          <table:table-cell table:style-name="ce80"/>
          <table:table-cell table:style-name="ce80" table:formula="of:=MID([.H76];2;1)" office:value-type="string" office:string-value="E" calcext:value-type="string">
            <text:p>E</text:p>
          </table:table-cell>
          <table:table-cell table:style-name="ce80" table:formula="of:=MID([.H76];3;2)" office:value-type="string" office:string-value="8" calcext:value-type="string">
            <text:p>8</text:p>
          </table:table-cell>
          <table:table-cell table:style-name="ce80" table:formula="of:=[.AI76]*2" office:value-type="float" office:value="16" calcext:value-type="float">
            <text:p>16</text:p>
          </table:table-cell>
          <table:table-cell table:style-name="ce80" table:formula="of:=MOD([.AJ76]*2;32)" office:value-type="float" office:value="0" calcext:value-type="float">
            <text:p>0</text:p>
          </table:table-cell>
          <table:table-cell table:style-name="ce80" table:formula="of:=IF([.AL$1]=[.$AH76];[.$AB76]*(2^[.$AJ76]);&quot;&quot;)">
            <text:p/>
          </table:table-cell>
          <table:table-cell table:style-name="ce80" table:formula="of:=IF([.AM$1]=[.$AH76];[.$AA76]*(2^[.$AI76]);&quot;&quot;)">
            <text:p/>
          </table:table-cell>
          <table:table-cell table:style-name="ce80" table:formula="of:=IF([.AN$1]=[.$AH76];[.$AC76]*(2^[.$AJ76]);&quot;&quot;)">
            <text:p/>
          </table:table-cell>
          <table:table-cell table:style-name="ce80" table:formula="of:=IF([.AO$1]=[.$AH76];[.$AD76]*(2^[.$AJ76]);&quot;&quot;)">
            <text:p/>
          </table:table-cell>
          <table:table-cell table:style-name="ce80" table:formula="of:=IF([.AP$1]=[.$AH76];[.$AE76]*(2^[.$AI76]);&quot;&quot;)">
            <text:p/>
          </table:table-cell>
          <table:table-cell table:style-name="ce80" table:formula="of:=IF(AND([.AQ$1]=[.$AH76];[.$AJ76]&lt;16);[.$AF76]*(2^[.$AK76]);&quot;&quot;)">
            <text:p/>
          </table:table-cell>
          <table:table-cell table:style-name="ce80" table:formula="of:=IF(AND([.AQ$1]=[.$AH76];[.$AJ76]&gt;=16);[.$AF76]*(2^[.$AK76]);&quot;&quot;)">
            <text:p/>
          </table:table-cell>
          <table:table-cell table:style-name="ce80" table:formula="of:=IF([.AS$1]=[.$AH76];[.$AB76]*(2^[.$AJ76]);&quot;&quot;)">
            <text:p/>
          </table:table-cell>
          <table:table-cell table:style-name="ce80" table:formula="of:=IF([.AT$1]=[.$AH76];[.$AA76]*(2^[.$AI76]);&quot;&quot;)">
            <text:p/>
          </table:table-cell>
          <table:table-cell table:style-name="ce80" table:formula="of:=IF([.AU$1]=[.$AH76];[.$AC76]*(2^[.$AJ76]);&quot;&quot;)">
            <text:p/>
          </table:table-cell>
          <table:table-cell table:style-name="ce80" table:formula="of:=IF([.AV$1]=[.$AH76];[.$AD76]*(2^[.$AJ76]);&quot;&quot;)">
            <text:p/>
          </table:table-cell>
          <table:table-cell table:style-name="ce80" table:formula="of:=IF([.AW$1]=[.$AH76];[.$AE76]*(2^[.$AI76]);&quot;&quot;)">
            <text:p/>
          </table:table-cell>
          <table:table-cell table:style-name="ce80" table:formula="of:=IF(AND([.AX$1]=[.$AH76];[.$AJ76]&lt;16);[.$AF76]*(2^[.$AK76]);&quot;&quot;)">
            <text:p/>
          </table:table-cell>
          <table:table-cell table:style-name="ce80" table:formula="of:=IF(AND([.AX$1]=[.$AH76];[.$AJ76]&gt;=16);[.$AF76]*(2^[.$AK76]);&quot;&quot;)">
            <text:p/>
          </table:table-cell>
          <table:table-cell table:style-name="ce80" table:formula="of:=IF([.AZ$1]=[.$AH76];[.$AB76]*(2^[.$AJ76]);&quot;&quot;)">
            <text:p/>
          </table:table-cell>
          <table:table-cell table:style-name="ce80" table:formula="of:=IF([.BA$1]=[.$AH76];[.$AA76]*(2^[.$AI76]);&quot;&quot;)">
            <text:p/>
          </table:table-cell>
          <table:table-cell table:style-name="ce80" table:formula="of:=IF([.BB$1]=[.$AH76];[.$AC76]*(2^[.$AJ76]);&quot;&quot;)">
            <text:p/>
          </table:table-cell>
          <table:table-cell table:style-name="ce80" table:formula="of:=IF([.BC$1]=[.$AH76];[.$AD76]*(2^[.$AJ76]);&quot;&quot;)">
            <text:p/>
          </table:table-cell>
          <table:table-cell table:style-name="ce80" table:formula="of:=IF([.BD$1]=[.$AH76];[.$AE76]*(2^[.$AI76]);&quot;&quot;)">
            <text:p/>
          </table:table-cell>
          <table:table-cell table:style-name="ce80" table:formula="of:=IF(AND([.BE$1]=[.$AH76];[.$AJ76]&lt;16);[.$AF76]*(2^[.$AK76]);&quot;&quot;)">
            <text:p/>
          </table:table-cell>
          <table:table-cell table:style-name="ce80" table:formula="of:=IF(AND([.BE$1]=[.$AH76];[.$AJ76]&gt;=16);[.$AF76]*(2^[.$AK76]);&quot;&quot;)">
            <text:p/>
          </table:table-cell>
          <table:table-cell table:style-name="ce80" table:formula="of:=IF([.BG$1]=[.$AH76];[.$AB76]*(2^[.$AJ76]);&quot;&quot;)">
            <text:p/>
          </table:table-cell>
          <table:table-cell table:style-name="ce80" table:formula="of:=IF([.BH$1]=[.$AH76];[.$AA76]*(2^[.$AI76]);&quot;&quot;)">
            <text:p/>
          </table:table-cell>
          <table:table-cell table:style-name="ce80" table:formula="of:=IF([.BI$1]=[.$AH76];[.$AC76]*(2^[.$AJ76]);&quot;&quot;)">
            <text:p/>
          </table:table-cell>
          <table:table-cell table:style-name="ce80" table:formula="of:=IF([.BJ$1]=[.$AH76];[.$AD76]*(2^[.$AJ76]);&quot;&quot;)">
            <text:p/>
          </table:table-cell>
          <table:table-cell table:style-name="ce80" table:formula="of:=IF([.BK$1]=[.$AH76];[.$AE76]*(2^[.$AI76]);&quot;&quot;)">
            <text:p/>
          </table:table-cell>
          <table:table-cell table:style-name="ce80" table:formula="of:=IF(AND([.BL$1]=[.$AH76];[.$AJ76]&lt;16);[.$AF76]*(2^[.$AK76]);&quot;&quot;)">
            <text:p/>
          </table:table-cell>
          <table:table-cell table:style-name="ce80" table:formula="of:=IF(AND([.BL$1]=[.$AH76];[.$AJ76]&gt;=16);[.$AF76]*(2^[.$AK76]);&quot;&quot;)">
            <text:p/>
          </table:table-cell>
          <table:table-cell table:style-name="ce80" table:formula="of:=IF([.BN$1]=[.$AH76];[.$AB76]*(2^[.$AJ76]);&quot;&quot;)" office:value-type="float" office:value="65536" calcext:value-type="float">
            <text:p>65536</text:p>
          </table:table-cell>
          <table:table-cell table:style-name="ce80" table:formula="of:=IF([.BO$1]=[.$AH76];[.$AA76]*(2^[.$AI76]);&quot;&quot;)" office:value-type="float" office:value="0" calcext:value-type="float">
            <text:p>0</text:p>
          </table:table-cell>
          <table:table-cell table:style-name="ce80" table:formula="of:=IF([.BP$1]=[.$AH76];[.$AC76]*(2^[.$AJ76]);&quot;&quot;)" office:value-type="float" office:value="0" calcext:value-type="float">
            <text:p>0</text:p>
          </table:table-cell>
          <table:table-cell table:style-name="ce80" table:formula="of:=IF([.BQ$1]=[.$AH76];[.$AD76]*(2^[.$AJ76]);&quot;&quot;)" office:value-type="float" office:value="0" calcext:value-type="float">
            <text:p>0</text:p>
          </table:table-cell>
          <table:table-cell table:style-name="ce80" table:formula="of:=IF([.BR$1]=[.$AH76];[.$AE76]*(2^[.$AI76]);&quot;&quot;)" office:value-type="float" office:value="0" calcext:value-type="float">
            <text:p>0</text:p>
          </table:table-cell>
          <table:table-cell table:style-name="ce80" table:formula="of:=IF(AND([.BS$1]=[.$AH76];[.$AJ76]&lt;16);[.$AF76]*(2^[.$AK76]);&quot;&quot;)">
            <text:p/>
          </table:table-cell>
          <table:table-cell table:style-name="ce80" table:formula="of:=IF(AND([.BS$1]=[.$AH76];[.$AJ76]&gt;=16);[.$AF76]*(2^[.$AK76]);&quot;&quot;)" office:value-type="float" office:value="0" calcext:value-type="float">
            <text:p>0</text:p>
          </table:table-cell>
          <table:table-cell table:style-name="ce80" table:formula="of:=IF([.BU$1]=[.$AH76];[.$AB76]*(2^[.$AJ76]);&quot;&quot;)">
            <text:p/>
          </table:table-cell>
          <table:table-cell table:style-name="ce80" table:formula="of:=IF([.BV$1]=[.$AH76];[.$AA76]*(2^[.$AI76]);&quot;&quot;)">
            <text:p/>
          </table:table-cell>
          <table:table-cell table:style-name="ce80" table:formula="of:=IF([.BW$1]=[.$AH76];[.$AC76]*(2^[.$AJ76]);&quot;&quot;)">
            <text:p/>
          </table:table-cell>
          <table:table-cell table:style-name="ce80" table:formula="of:=IF([.BX$1]=[.$AH76];[.$AD76]*(2^[.$AJ76]);&quot;&quot;)">
            <text:p/>
          </table:table-cell>
          <table:table-cell table:style-name="ce80" table:formula="of:=IF([.BY$1]=[.$AH76];[.$AE76]*(2^[.$AI76]);&quot;&quot;)">
            <text:p/>
          </table:table-cell>
          <table:table-cell table:style-name="ce80" table:formula="of:=IF(AND([.BZ$1]=[.$AH76];[.$AJ76]&lt;16);[.$AF76]*(2^[.$AK76]);&quot;&quot;)">
            <text:p/>
          </table:table-cell>
          <table:table-cell table:style-name="ce80" table:formula="of:=IF(AND([.BZ$1]=[.$AH76];[.$AJ76]&gt;=16);[.$AF76]*(2^[.$AK76]);&quot;&quot;)">
            <text:p/>
          </table:table-cell>
        </table:table-row>
        <table:table-row table:style-name="ro1">
          <table:table-cell table:style-name="ce57" office:value-type="float" office:value="40" calcext:value-type="float">
            <text:p>40</text:p>
          </table:table-cell>
          <table:table-cell table:style-name="ce61"/>
          <table:table-cell/>
          <table:table-cell table:style-name="ce61" office:value-type="string" calcext:value-type="string">
            <text:p>DIG3</text:p>
          </table:table-cell>
          <table:table-cell table:style-name="ce61" office:value-type="string" calcext:value-type="string">
            <text:p>out</text:p>
          </table:table-cell>
          <table:table-cell table:style-name="ce61" office:value-type="string" calcext:value-type="string">
            <text:p>Индикация</text:p>
          </table:table-cell>
          <table:table-cell table:style-name="Default"/>
          <table:table-cell table:style-name="ce85" office:value-type="string" calcext:value-type="string">
            <text:p>PE9</text:p>
          </table:table-cell>
          <table:table-cell table:style-name="ce90"/>
          <table:table-cell table:style-name="ce90" office:value-type="string" calcext:value-type="string">
            <text:p>TIM1_CH1</text:p>
          </table:table-cell>
          <table:table-cell table:style-name="ce90" table:number-columns-repeated="10"/>
          <table:table-cell table:style-name="ce90" office:value-type="string" calcext:value-type="string">
            <text:p>FSMC_D6</text:p>
          </table:table-cell>
          <table:table-cell table:style-name="ce90"/>
          <table:table-cell table:style-name="ce44" table:formula="of:=[.H77]" office:value-type="string" office:string-value="PE9" calcext:value-type="string">
            <text:p>PE9</text:p>
          </table:table-cell>
          <table:table-cell table:style-name="ce80"/>
          <table:table-cell table:style-name="ce80" office:value-type="float" office:value="0" calcext:value-type="float">
            <text:p>0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77]=&quot;&quot;;IF([.$E77]=&quot;out&quot;;1;0);IF([.$X77]=&quot;A&quot;;3;2))" office:value-type="float" office:value="1" calcext:value-type="float">
            <text:p>1</text:p>
          </table:table-cell>
          <table:table-cell table:style-name="ce82" table:formula="of:=IF([.$Z77]=&quot;&quot;;0;[.$Z77])" office:value-type="float" office:value="0" calcext:value-type="float">
            <text:p>0</text:p>
          </table:table-cell>
          <table:table-cell table:style-name="ce82" table:formula="of:=IF([.$Y77]=&quot;H&quot;;1;IF([.$Y77]=&quot;L&quot;;2;0))" office:value-type="float" office:value="0" calcext:value-type="float">
            <text:p>0</text:p>
          </table:table-cell>
          <table:table-cell table:style-name="ce82" table:formula="of:=IF([.$Y77]=1;1;0)" office:value-type="float" office:value="0" calcext:value-type="float">
            <text:p>0</text:p>
          </table:table-cell>
          <table:table-cell table:style-name="ce82" table:formula="of:=IF(OR([.$X77]=&quot;&quot;;[.$X77]=&quot;A&quot;);0;[.$X77])" office:value-type="float" office:value="0" calcext:value-type="float">
            <text:p>0</text:p>
          </table:table-cell>
          <table:table-cell table:style-name="ce80"/>
          <table:table-cell table:style-name="ce80" table:formula="of:=MID([.H77];2;1)" office:value-type="string" office:string-value="E" calcext:value-type="string">
            <text:p>E</text:p>
          </table:table-cell>
          <table:table-cell table:style-name="ce80" table:formula="of:=MID([.H77];3;2)" office:value-type="string" office:string-value="9" calcext:value-type="string">
            <text:p>9</text:p>
          </table:table-cell>
          <table:table-cell table:style-name="ce80" table:formula="of:=[.AI77]*2" office:value-type="float" office:value="18" calcext:value-type="float">
            <text:p>18</text:p>
          </table:table-cell>
          <table:table-cell table:style-name="ce80" table:formula="of:=MOD([.AJ77]*2;32)" office:value-type="float" office:value="4" calcext:value-type="float">
            <text:p>4</text:p>
          </table:table-cell>
          <table:table-cell table:style-name="ce80" table:formula="of:=IF([.AL$1]=[.$AH77];[.$AB77]*(2^[.$AJ77]);&quot;&quot;)">
            <text:p/>
          </table:table-cell>
          <table:table-cell table:style-name="ce80" table:formula="of:=IF([.AM$1]=[.$AH77];[.$AA77]*(2^[.$AI77]);&quot;&quot;)">
            <text:p/>
          </table:table-cell>
          <table:table-cell table:style-name="ce80" table:formula="of:=IF([.AN$1]=[.$AH77];[.$AC77]*(2^[.$AJ77]);&quot;&quot;)">
            <text:p/>
          </table:table-cell>
          <table:table-cell table:style-name="ce80" table:formula="of:=IF([.AO$1]=[.$AH77];[.$AD77]*(2^[.$AJ77]);&quot;&quot;)">
            <text:p/>
          </table:table-cell>
          <table:table-cell table:style-name="ce80" table:formula="of:=IF([.AP$1]=[.$AH77];[.$AE77]*(2^[.$AI77]);&quot;&quot;)">
            <text:p/>
          </table:table-cell>
          <table:table-cell table:style-name="ce80" table:formula="of:=IF(AND([.AQ$1]=[.$AH77];[.$AJ77]&lt;16);[.$AF77]*(2^[.$AK77]);&quot;&quot;)">
            <text:p/>
          </table:table-cell>
          <table:table-cell table:style-name="ce80" table:formula="of:=IF(AND([.AQ$1]=[.$AH77];[.$AJ77]&gt;=16);[.$AF77]*(2^[.$AK77]);&quot;&quot;)">
            <text:p/>
          </table:table-cell>
          <table:table-cell table:style-name="ce80" table:formula="of:=IF([.AS$1]=[.$AH77];[.$AB77]*(2^[.$AJ77]);&quot;&quot;)">
            <text:p/>
          </table:table-cell>
          <table:table-cell table:style-name="ce80" table:formula="of:=IF([.AT$1]=[.$AH77];[.$AA77]*(2^[.$AI77]);&quot;&quot;)">
            <text:p/>
          </table:table-cell>
          <table:table-cell table:style-name="ce80" table:formula="of:=IF([.AU$1]=[.$AH77];[.$AC77]*(2^[.$AJ77]);&quot;&quot;)">
            <text:p/>
          </table:table-cell>
          <table:table-cell table:style-name="ce80" table:formula="of:=IF([.AV$1]=[.$AH77];[.$AD77]*(2^[.$AJ77]);&quot;&quot;)">
            <text:p/>
          </table:table-cell>
          <table:table-cell table:style-name="ce80" table:formula="of:=IF([.AW$1]=[.$AH77];[.$AE77]*(2^[.$AI77]);&quot;&quot;)">
            <text:p/>
          </table:table-cell>
          <table:table-cell table:style-name="ce80" table:formula="of:=IF(AND([.AX$1]=[.$AH77];[.$AJ77]&lt;16);[.$AF77]*(2^[.$AK77]);&quot;&quot;)">
            <text:p/>
          </table:table-cell>
          <table:table-cell table:style-name="ce80" table:formula="of:=IF(AND([.AX$1]=[.$AH77];[.$AJ77]&gt;=16);[.$AF77]*(2^[.$AK77]);&quot;&quot;)">
            <text:p/>
          </table:table-cell>
          <table:table-cell table:style-name="ce80" table:formula="of:=IF([.AZ$1]=[.$AH77];[.$AB77]*(2^[.$AJ77]);&quot;&quot;)">
            <text:p/>
          </table:table-cell>
          <table:table-cell table:style-name="ce80" table:formula="of:=IF([.BA$1]=[.$AH77];[.$AA77]*(2^[.$AI77]);&quot;&quot;)">
            <text:p/>
          </table:table-cell>
          <table:table-cell table:style-name="ce80" table:formula="of:=IF([.BB$1]=[.$AH77];[.$AC77]*(2^[.$AJ77]);&quot;&quot;)">
            <text:p/>
          </table:table-cell>
          <table:table-cell table:style-name="ce80" table:formula="of:=IF([.BC$1]=[.$AH77];[.$AD77]*(2^[.$AJ77]);&quot;&quot;)">
            <text:p/>
          </table:table-cell>
          <table:table-cell table:style-name="ce80" table:formula="of:=IF([.BD$1]=[.$AH77];[.$AE77]*(2^[.$AI77]);&quot;&quot;)">
            <text:p/>
          </table:table-cell>
          <table:table-cell table:style-name="ce80" table:formula="of:=IF(AND([.BE$1]=[.$AH77];[.$AJ77]&lt;16);[.$AF77]*(2^[.$AK77]);&quot;&quot;)">
            <text:p/>
          </table:table-cell>
          <table:table-cell table:style-name="ce80" table:formula="of:=IF(AND([.BE$1]=[.$AH77];[.$AJ77]&gt;=16);[.$AF77]*(2^[.$AK77]);&quot;&quot;)">
            <text:p/>
          </table:table-cell>
          <table:table-cell table:style-name="ce80" table:formula="of:=IF([.BG$1]=[.$AH77];[.$AB77]*(2^[.$AJ77]);&quot;&quot;)">
            <text:p/>
          </table:table-cell>
          <table:table-cell table:style-name="ce80" table:formula="of:=IF([.BH$1]=[.$AH77];[.$AA77]*(2^[.$AI77]);&quot;&quot;)">
            <text:p/>
          </table:table-cell>
          <table:table-cell table:style-name="ce80" table:formula="of:=IF([.BI$1]=[.$AH77];[.$AC77]*(2^[.$AJ77]);&quot;&quot;)">
            <text:p/>
          </table:table-cell>
          <table:table-cell table:style-name="ce80" table:formula="of:=IF([.BJ$1]=[.$AH77];[.$AD77]*(2^[.$AJ77]);&quot;&quot;)">
            <text:p/>
          </table:table-cell>
          <table:table-cell table:style-name="ce80" table:formula="of:=IF([.BK$1]=[.$AH77];[.$AE77]*(2^[.$AI77]);&quot;&quot;)">
            <text:p/>
          </table:table-cell>
          <table:table-cell table:style-name="ce80" table:formula="of:=IF(AND([.BL$1]=[.$AH77];[.$AJ77]&lt;16);[.$AF77]*(2^[.$AK77]);&quot;&quot;)">
            <text:p/>
          </table:table-cell>
          <table:table-cell table:style-name="ce80" table:formula="of:=IF(AND([.BL$1]=[.$AH77];[.$AJ77]&gt;=16);[.$AF77]*(2^[.$AK77]);&quot;&quot;)">
            <text:p/>
          </table:table-cell>
          <table:table-cell table:style-name="ce80" table:formula="of:=IF([.BN$1]=[.$AH77];[.$AB77]*(2^[.$AJ77]);&quot;&quot;)" office:value-type="float" office:value="262144" calcext:value-type="float">
            <text:p>262144</text:p>
          </table:table-cell>
          <table:table-cell table:style-name="ce80" table:formula="of:=IF([.BO$1]=[.$AH77];[.$AA77]*(2^[.$AI77]);&quot;&quot;)" office:value-type="float" office:value="0" calcext:value-type="float">
            <text:p>0</text:p>
          </table:table-cell>
          <table:table-cell table:style-name="ce80" table:formula="of:=IF([.BP$1]=[.$AH77];[.$AC77]*(2^[.$AJ77]);&quot;&quot;)" office:value-type="float" office:value="0" calcext:value-type="float">
            <text:p>0</text:p>
          </table:table-cell>
          <table:table-cell table:style-name="ce80" table:formula="of:=IF([.BQ$1]=[.$AH77];[.$AD77]*(2^[.$AJ77]);&quot;&quot;)" office:value-type="float" office:value="0" calcext:value-type="float">
            <text:p>0</text:p>
          </table:table-cell>
          <table:table-cell table:style-name="ce80" table:formula="of:=IF([.BR$1]=[.$AH77];[.$AE77]*(2^[.$AI77]);&quot;&quot;)" office:value-type="float" office:value="0" calcext:value-type="float">
            <text:p>0</text:p>
          </table:table-cell>
          <table:table-cell table:style-name="ce80" table:formula="of:=IF(AND([.BS$1]=[.$AH77];[.$AJ77]&lt;16);[.$AF77]*(2^[.$AK77]);&quot;&quot;)">
            <text:p/>
          </table:table-cell>
          <table:table-cell table:style-name="ce80" table:formula="of:=IF(AND([.BS$1]=[.$AH77];[.$AJ77]&gt;=16);[.$AF77]*(2^[.$AK77]);&quot;&quot;)" office:value-type="float" office:value="0" calcext:value-type="float">
            <text:p>0</text:p>
          </table:table-cell>
          <table:table-cell table:style-name="ce80" table:formula="of:=IF([.BU$1]=[.$AH77];[.$AB77]*(2^[.$AJ77]);&quot;&quot;)">
            <text:p/>
          </table:table-cell>
          <table:table-cell table:style-name="ce80" table:formula="of:=IF([.BV$1]=[.$AH77];[.$AA77]*(2^[.$AI77]);&quot;&quot;)">
            <text:p/>
          </table:table-cell>
          <table:table-cell table:style-name="ce80" table:formula="of:=IF([.BW$1]=[.$AH77];[.$AC77]*(2^[.$AJ77]);&quot;&quot;)">
            <text:p/>
          </table:table-cell>
          <table:table-cell table:style-name="ce80" table:formula="of:=IF([.BX$1]=[.$AH77];[.$AD77]*(2^[.$AJ77]);&quot;&quot;)">
            <text:p/>
          </table:table-cell>
          <table:table-cell table:style-name="ce80" table:formula="of:=IF([.BY$1]=[.$AH77];[.$AE77]*(2^[.$AI77]);&quot;&quot;)">
            <text:p/>
          </table:table-cell>
          <table:table-cell table:style-name="ce80" table:formula="of:=IF(AND([.BZ$1]=[.$AH77];[.$AJ77]&lt;16);[.$AF77]*(2^[.$AK77]);&quot;&quot;)">
            <text:p/>
          </table:table-cell>
          <table:table-cell table:style-name="ce80" table:formula="of:=IF(AND([.BZ$1]=[.$AH77];[.$AJ77]&gt;=16);[.$AF77]*(2^[.$AK77]);&quot;&quot;)">
            <text:p/>
          </table:table-cell>
        </table:table-row>
        <table:table-row table:style-name="ro1">
          <table:table-cell table:style-name="ce57" office:value-type="float" office:value="41" calcext:value-type="float">
            <text:p>41</text:p>
          </table:table-cell>
          <table:table-cell table:style-name="ce61"/>
          <table:table-cell/>
          <table:table-cell table:style-name="ce61" office:value-type="string" calcext:value-type="string">
            <text:p>DIG2</text:p>
          </table:table-cell>
          <table:table-cell table:style-name="ce61" office:value-type="string" calcext:value-type="string">
            <text:p>out</text:p>
          </table:table-cell>
          <table:table-cell table:style-name="ce61" office:value-type="string" calcext:value-type="string">
            <text:p>Индикация</text:p>
          </table:table-cell>
          <table:table-cell table:style-name="Default"/>
          <table:table-cell table:style-name="ce85" office:value-type="string" calcext:value-type="string">
            <text:p>PE10</text:p>
          </table:table-cell>
          <table:table-cell table:style-name="ce90"/>
          <table:table-cell table:style-name="ce90" office:value-type="string" calcext:value-type="string">
            <text:p>TIM1_CH2N</text:p>
          </table:table-cell>
          <table:table-cell table:style-name="ce90" table:number-columns-repeated="10"/>
          <table:table-cell table:style-name="ce90" office:value-type="string" calcext:value-type="string">
            <text:p>FSMC_D7</text:p>
          </table:table-cell>
          <table:table-cell table:style-name="ce90"/>
          <table:table-cell table:style-name="ce44" table:formula="of:=[.H78]" office:value-type="string" office:string-value="PE10" calcext:value-type="string">
            <text:p>PE10</text:p>
          </table:table-cell>
          <table:table-cell table:style-name="ce80"/>
          <table:table-cell table:style-name="ce80" office:value-type="float" office:value="0" calcext:value-type="float">
            <text:p>0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78]=&quot;&quot;;IF([.$E78]=&quot;out&quot;;1;0);IF([.$X78]=&quot;A&quot;;3;2))" office:value-type="float" office:value="1" calcext:value-type="float">
            <text:p>1</text:p>
          </table:table-cell>
          <table:table-cell table:style-name="ce82" table:formula="of:=IF([.$Z78]=&quot;&quot;;0;[.$Z78])" office:value-type="float" office:value="0" calcext:value-type="float">
            <text:p>0</text:p>
          </table:table-cell>
          <table:table-cell table:style-name="ce82" table:formula="of:=IF([.$Y78]=&quot;H&quot;;1;IF([.$Y78]=&quot;L&quot;;2;0))" office:value-type="float" office:value="0" calcext:value-type="float">
            <text:p>0</text:p>
          </table:table-cell>
          <table:table-cell table:style-name="ce82" table:formula="of:=IF([.$Y78]=1;1;0)" office:value-type="float" office:value="0" calcext:value-type="float">
            <text:p>0</text:p>
          </table:table-cell>
          <table:table-cell table:style-name="ce82" table:formula="of:=IF(OR([.$X78]=&quot;&quot;;[.$X78]=&quot;A&quot;);0;[.$X78])" office:value-type="float" office:value="0" calcext:value-type="float">
            <text:p>0</text:p>
          </table:table-cell>
          <table:table-cell table:style-name="ce80"/>
          <table:table-cell table:style-name="ce80" table:formula="of:=MID([.H78];2;1)" office:value-type="string" office:string-value="E" calcext:value-type="string">
            <text:p>E</text:p>
          </table:table-cell>
          <table:table-cell table:style-name="ce80" table:formula="of:=MID([.H78];3;2)" office:value-type="string" office:string-value="10" calcext:value-type="string">
            <text:p>10</text:p>
          </table:table-cell>
          <table:table-cell table:style-name="ce80" table:formula="of:=[.AI78]*2" office:value-type="float" office:value="20" calcext:value-type="float">
            <text:p>20</text:p>
          </table:table-cell>
          <table:table-cell table:style-name="ce80" table:formula="of:=MOD([.AJ78]*2;32)" office:value-type="float" office:value="8" calcext:value-type="float">
            <text:p>8</text:p>
          </table:table-cell>
          <table:table-cell table:style-name="ce80" table:formula="of:=IF([.AL$1]=[.$AH78];[.$AB78]*(2^[.$AJ78]);&quot;&quot;)">
            <text:p/>
          </table:table-cell>
          <table:table-cell table:style-name="ce80" table:formula="of:=IF([.AM$1]=[.$AH78];[.$AA78]*(2^[.$AI78]);&quot;&quot;)">
            <text:p/>
          </table:table-cell>
          <table:table-cell table:style-name="ce80" table:formula="of:=IF([.AN$1]=[.$AH78];[.$AC78]*(2^[.$AJ78]);&quot;&quot;)">
            <text:p/>
          </table:table-cell>
          <table:table-cell table:style-name="ce80" table:formula="of:=IF([.AO$1]=[.$AH78];[.$AD78]*(2^[.$AJ78]);&quot;&quot;)">
            <text:p/>
          </table:table-cell>
          <table:table-cell table:style-name="ce80" table:formula="of:=IF([.AP$1]=[.$AH78];[.$AE78]*(2^[.$AI78]);&quot;&quot;)">
            <text:p/>
          </table:table-cell>
          <table:table-cell table:style-name="ce80" table:formula="of:=IF(AND([.AQ$1]=[.$AH78];[.$AJ78]&lt;16);[.$AF78]*(2^[.$AK78]);&quot;&quot;)">
            <text:p/>
          </table:table-cell>
          <table:table-cell table:style-name="ce80" table:formula="of:=IF(AND([.AQ$1]=[.$AH78];[.$AJ78]&gt;=16);[.$AF78]*(2^[.$AK78]);&quot;&quot;)">
            <text:p/>
          </table:table-cell>
          <table:table-cell table:style-name="ce80" table:formula="of:=IF([.AS$1]=[.$AH78];[.$AB78]*(2^[.$AJ78]);&quot;&quot;)">
            <text:p/>
          </table:table-cell>
          <table:table-cell table:style-name="ce80" table:formula="of:=IF([.AT$1]=[.$AH78];[.$AA78]*(2^[.$AI78]);&quot;&quot;)">
            <text:p/>
          </table:table-cell>
          <table:table-cell table:style-name="ce80" table:formula="of:=IF([.AU$1]=[.$AH78];[.$AC78]*(2^[.$AJ78]);&quot;&quot;)">
            <text:p/>
          </table:table-cell>
          <table:table-cell table:style-name="ce80" table:formula="of:=IF([.AV$1]=[.$AH78];[.$AD78]*(2^[.$AJ78]);&quot;&quot;)">
            <text:p/>
          </table:table-cell>
          <table:table-cell table:style-name="ce80" table:formula="of:=IF([.AW$1]=[.$AH78];[.$AE78]*(2^[.$AI78]);&quot;&quot;)">
            <text:p/>
          </table:table-cell>
          <table:table-cell table:style-name="ce80" table:formula="of:=IF(AND([.AX$1]=[.$AH78];[.$AJ78]&lt;16);[.$AF78]*(2^[.$AK78]);&quot;&quot;)">
            <text:p/>
          </table:table-cell>
          <table:table-cell table:style-name="ce80" table:formula="of:=IF(AND([.AX$1]=[.$AH78];[.$AJ78]&gt;=16);[.$AF78]*(2^[.$AK78]);&quot;&quot;)">
            <text:p/>
          </table:table-cell>
          <table:table-cell table:style-name="ce80" table:formula="of:=IF([.AZ$1]=[.$AH78];[.$AB78]*(2^[.$AJ78]);&quot;&quot;)">
            <text:p/>
          </table:table-cell>
          <table:table-cell table:style-name="ce80" table:formula="of:=IF([.BA$1]=[.$AH78];[.$AA78]*(2^[.$AI78]);&quot;&quot;)">
            <text:p/>
          </table:table-cell>
          <table:table-cell table:style-name="ce80" table:formula="of:=IF([.BB$1]=[.$AH78];[.$AC78]*(2^[.$AJ78]);&quot;&quot;)">
            <text:p/>
          </table:table-cell>
          <table:table-cell table:style-name="ce80" table:formula="of:=IF([.BC$1]=[.$AH78];[.$AD78]*(2^[.$AJ78]);&quot;&quot;)">
            <text:p/>
          </table:table-cell>
          <table:table-cell table:style-name="ce80" table:formula="of:=IF([.BD$1]=[.$AH78];[.$AE78]*(2^[.$AI78]);&quot;&quot;)">
            <text:p/>
          </table:table-cell>
          <table:table-cell table:style-name="ce80" table:formula="of:=IF(AND([.BE$1]=[.$AH78];[.$AJ78]&lt;16);[.$AF78]*(2^[.$AK78]);&quot;&quot;)">
            <text:p/>
          </table:table-cell>
          <table:table-cell table:style-name="ce80" table:formula="of:=IF(AND([.BE$1]=[.$AH78];[.$AJ78]&gt;=16);[.$AF78]*(2^[.$AK78]);&quot;&quot;)">
            <text:p/>
          </table:table-cell>
          <table:table-cell table:style-name="ce80" table:formula="of:=IF([.BG$1]=[.$AH78];[.$AB78]*(2^[.$AJ78]);&quot;&quot;)">
            <text:p/>
          </table:table-cell>
          <table:table-cell table:style-name="ce80" table:formula="of:=IF([.BH$1]=[.$AH78];[.$AA78]*(2^[.$AI78]);&quot;&quot;)">
            <text:p/>
          </table:table-cell>
          <table:table-cell table:style-name="ce80" table:formula="of:=IF([.BI$1]=[.$AH78];[.$AC78]*(2^[.$AJ78]);&quot;&quot;)">
            <text:p/>
          </table:table-cell>
          <table:table-cell table:style-name="ce80" table:formula="of:=IF([.BJ$1]=[.$AH78];[.$AD78]*(2^[.$AJ78]);&quot;&quot;)">
            <text:p/>
          </table:table-cell>
          <table:table-cell table:style-name="ce80" table:formula="of:=IF([.BK$1]=[.$AH78];[.$AE78]*(2^[.$AI78]);&quot;&quot;)">
            <text:p/>
          </table:table-cell>
          <table:table-cell table:style-name="ce80" table:formula="of:=IF(AND([.BL$1]=[.$AH78];[.$AJ78]&lt;16);[.$AF78]*(2^[.$AK78]);&quot;&quot;)">
            <text:p/>
          </table:table-cell>
          <table:table-cell table:style-name="ce80" table:formula="of:=IF(AND([.BL$1]=[.$AH78];[.$AJ78]&gt;=16);[.$AF78]*(2^[.$AK78]);&quot;&quot;)">
            <text:p/>
          </table:table-cell>
          <table:table-cell table:style-name="ce80" table:formula="of:=IF([.BN$1]=[.$AH78];[.$AB78]*(2^[.$AJ78]);&quot;&quot;)" office:value-type="float" office:value="1048576" calcext:value-type="float">
            <text:p>1048576</text:p>
          </table:table-cell>
          <table:table-cell table:style-name="ce80" table:formula="of:=IF([.BO$1]=[.$AH78];[.$AA78]*(2^[.$AI78]);&quot;&quot;)" office:value-type="float" office:value="0" calcext:value-type="float">
            <text:p>0</text:p>
          </table:table-cell>
          <table:table-cell table:style-name="ce80" table:formula="of:=IF([.BP$1]=[.$AH78];[.$AC78]*(2^[.$AJ78]);&quot;&quot;)" office:value-type="float" office:value="0" calcext:value-type="float">
            <text:p>0</text:p>
          </table:table-cell>
          <table:table-cell table:style-name="ce80" table:formula="of:=IF([.BQ$1]=[.$AH78];[.$AD78]*(2^[.$AJ78]);&quot;&quot;)" office:value-type="float" office:value="0" calcext:value-type="float">
            <text:p>0</text:p>
          </table:table-cell>
          <table:table-cell table:style-name="ce80" table:formula="of:=IF([.BR$1]=[.$AH78];[.$AE78]*(2^[.$AI78]);&quot;&quot;)" office:value-type="float" office:value="0" calcext:value-type="float">
            <text:p>0</text:p>
          </table:table-cell>
          <table:table-cell table:style-name="ce80" table:formula="of:=IF(AND([.BS$1]=[.$AH78];[.$AJ78]&lt;16);[.$AF78]*(2^[.$AK78]);&quot;&quot;)">
            <text:p/>
          </table:table-cell>
          <table:table-cell table:style-name="ce80" table:formula="of:=IF(AND([.BS$1]=[.$AH78];[.$AJ78]&gt;=16);[.$AF78]*(2^[.$AK78]);&quot;&quot;)" office:value-type="float" office:value="0" calcext:value-type="float">
            <text:p>0</text:p>
          </table:table-cell>
          <table:table-cell table:style-name="ce80" table:formula="of:=IF([.BU$1]=[.$AH78];[.$AB78]*(2^[.$AJ78]);&quot;&quot;)">
            <text:p/>
          </table:table-cell>
          <table:table-cell table:style-name="ce80" table:formula="of:=IF([.BV$1]=[.$AH78];[.$AA78]*(2^[.$AI78]);&quot;&quot;)">
            <text:p/>
          </table:table-cell>
          <table:table-cell table:style-name="ce80" table:formula="of:=IF([.BW$1]=[.$AH78];[.$AC78]*(2^[.$AJ78]);&quot;&quot;)">
            <text:p/>
          </table:table-cell>
          <table:table-cell table:style-name="ce80" table:formula="of:=IF([.BX$1]=[.$AH78];[.$AD78]*(2^[.$AJ78]);&quot;&quot;)">
            <text:p/>
          </table:table-cell>
          <table:table-cell table:style-name="ce80" table:formula="of:=IF([.BY$1]=[.$AH78];[.$AE78]*(2^[.$AI78]);&quot;&quot;)">
            <text:p/>
          </table:table-cell>
          <table:table-cell table:style-name="ce80" table:formula="of:=IF(AND([.BZ$1]=[.$AH78];[.$AJ78]&lt;16);[.$AF78]*(2^[.$AK78]);&quot;&quot;)">
            <text:p/>
          </table:table-cell>
          <table:table-cell table:style-name="ce80" table:formula="of:=IF(AND([.BZ$1]=[.$AH78];[.$AJ78]&gt;=16);[.$AF78]*(2^[.$AK78]);&quot;&quot;)">
            <text:p/>
          </table:table-cell>
        </table:table-row>
        <table:table-row table:style-name="ro1">
          <table:table-cell table:style-name="ce57" office:value-type="float" office:value="42" calcext:value-type="float">
            <text:p>42</text:p>
          </table:table-cell>
          <table:table-cell table:style-name="ce61"/>
          <table:table-cell/>
          <table:table-cell table:style-name="ce61" office:value-type="string" calcext:value-type="string">
            <text:p>DIG6</text:p>
          </table:table-cell>
          <table:table-cell table:style-name="ce61" office:value-type="string" calcext:value-type="string">
            <text:p>out</text:p>
          </table:table-cell>
          <table:table-cell table:style-name="ce61" office:value-type="string" calcext:value-type="string">
            <text:p>Индикация</text:p>
          </table:table-cell>
          <table:table-cell table:style-name="Default"/>
          <table:table-cell table:style-name="ce85" office:value-type="string" calcext:value-type="string">
            <text:p>PE11</text:p>
          </table:table-cell>
          <table:table-cell table:style-name="ce90"/>
          <table:table-cell table:style-name="ce90" office:value-type="string" calcext:value-type="string">
            <text:p>TIM1_CH2</text:p>
          </table:table-cell>
          <table:table-cell table:style-name="ce90" table:number-columns-repeated="10"/>
          <table:table-cell table:style-name="ce90" office:value-type="string" calcext:value-type="string">
            <text:p>FSMC_D8</text:p>
          </table:table-cell>
          <table:table-cell table:style-name="ce90"/>
          <table:table-cell table:style-name="ce44" table:formula="of:=[.H79]" office:value-type="string" office:string-value="PE11" calcext:value-type="string">
            <text:p>PE11</text:p>
          </table:table-cell>
          <table:table-cell table:style-name="ce80"/>
          <table:table-cell table:style-name="ce80" office:value-type="float" office:value="0" calcext:value-type="float">
            <text:p>0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79]=&quot;&quot;;IF([.$E79]=&quot;out&quot;;1;0);IF([.$X79]=&quot;A&quot;;3;2))" office:value-type="float" office:value="1" calcext:value-type="float">
            <text:p>1</text:p>
          </table:table-cell>
          <table:table-cell table:style-name="ce82" table:formula="of:=IF([.$Z79]=&quot;&quot;;0;[.$Z79])" office:value-type="float" office:value="0" calcext:value-type="float">
            <text:p>0</text:p>
          </table:table-cell>
          <table:table-cell table:style-name="ce82" table:formula="of:=IF([.$Y79]=&quot;H&quot;;1;IF([.$Y79]=&quot;L&quot;;2;0))" office:value-type="float" office:value="0" calcext:value-type="float">
            <text:p>0</text:p>
          </table:table-cell>
          <table:table-cell table:style-name="ce82" table:formula="of:=IF([.$Y79]=1;1;0)" office:value-type="float" office:value="0" calcext:value-type="float">
            <text:p>0</text:p>
          </table:table-cell>
          <table:table-cell table:style-name="ce82" table:formula="of:=IF(OR([.$X79]=&quot;&quot;;[.$X79]=&quot;A&quot;);0;[.$X79])" office:value-type="float" office:value="0" calcext:value-type="float">
            <text:p>0</text:p>
          </table:table-cell>
          <table:table-cell table:style-name="ce80"/>
          <table:table-cell table:style-name="ce80" table:formula="of:=MID([.H79];2;1)" office:value-type="string" office:string-value="E" calcext:value-type="string">
            <text:p>E</text:p>
          </table:table-cell>
          <table:table-cell table:style-name="ce80" table:formula="of:=MID([.H79];3;2)" office:value-type="string" office:string-value="11" calcext:value-type="string">
            <text:p>11</text:p>
          </table:table-cell>
          <table:table-cell table:style-name="ce80" table:formula="of:=[.AI79]*2" office:value-type="float" office:value="22" calcext:value-type="float">
            <text:p>22</text:p>
          </table:table-cell>
          <table:table-cell table:style-name="ce80" table:formula="of:=MOD([.AJ79]*2;32)" office:value-type="float" office:value="12" calcext:value-type="float">
            <text:p>12</text:p>
          </table:table-cell>
          <table:table-cell table:style-name="ce80" table:formula="of:=IF([.AL$1]=[.$AH79];[.$AB79]*(2^[.$AJ79]);&quot;&quot;)">
            <text:p/>
          </table:table-cell>
          <table:table-cell table:style-name="ce80" table:formula="of:=IF([.AM$1]=[.$AH79];[.$AA79]*(2^[.$AI79]);&quot;&quot;)">
            <text:p/>
          </table:table-cell>
          <table:table-cell table:style-name="ce80" table:formula="of:=IF([.AN$1]=[.$AH79];[.$AC79]*(2^[.$AJ79]);&quot;&quot;)">
            <text:p/>
          </table:table-cell>
          <table:table-cell table:style-name="ce80" table:formula="of:=IF([.AO$1]=[.$AH79];[.$AD79]*(2^[.$AJ79]);&quot;&quot;)">
            <text:p/>
          </table:table-cell>
          <table:table-cell table:style-name="ce80" table:formula="of:=IF([.AP$1]=[.$AH79];[.$AE79]*(2^[.$AI79]);&quot;&quot;)">
            <text:p/>
          </table:table-cell>
          <table:table-cell table:style-name="ce80" table:formula="of:=IF(AND([.AQ$1]=[.$AH79];[.$AJ79]&lt;16);[.$AF79]*(2^[.$AK79]);&quot;&quot;)">
            <text:p/>
          </table:table-cell>
          <table:table-cell table:style-name="ce80" table:formula="of:=IF(AND([.AQ$1]=[.$AH79];[.$AJ79]&gt;=16);[.$AF79]*(2^[.$AK79]);&quot;&quot;)">
            <text:p/>
          </table:table-cell>
          <table:table-cell table:style-name="ce80" table:formula="of:=IF([.AS$1]=[.$AH79];[.$AB79]*(2^[.$AJ79]);&quot;&quot;)">
            <text:p/>
          </table:table-cell>
          <table:table-cell table:style-name="ce80" table:formula="of:=IF([.AT$1]=[.$AH79];[.$AA79]*(2^[.$AI79]);&quot;&quot;)">
            <text:p/>
          </table:table-cell>
          <table:table-cell table:style-name="ce80" table:formula="of:=IF([.AU$1]=[.$AH79];[.$AC79]*(2^[.$AJ79]);&quot;&quot;)">
            <text:p/>
          </table:table-cell>
          <table:table-cell table:style-name="ce80" table:formula="of:=IF([.AV$1]=[.$AH79];[.$AD79]*(2^[.$AJ79]);&quot;&quot;)">
            <text:p/>
          </table:table-cell>
          <table:table-cell table:style-name="ce80" table:formula="of:=IF([.AW$1]=[.$AH79];[.$AE79]*(2^[.$AI79]);&quot;&quot;)">
            <text:p/>
          </table:table-cell>
          <table:table-cell table:style-name="ce80" table:formula="of:=IF(AND([.AX$1]=[.$AH79];[.$AJ79]&lt;16);[.$AF79]*(2^[.$AK79]);&quot;&quot;)">
            <text:p/>
          </table:table-cell>
          <table:table-cell table:style-name="ce80" table:formula="of:=IF(AND([.AX$1]=[.$AH79];[.$AJ79]&gt;=16);[.$AF79]*(2^[.$AK79]);&quot;&quot;)">
            <text:p/>
          </table:table-cell>
          <table:table-cell table:style-name="ce80" table:formula="of:=IF([.AZ$1]=[.$AH79];[.$AB79]*(2^[.$AJ79]);&quot;&quot;)">
            <text:p/>
          </table:table-cell>
          <table:table-cell table:style-name="ce80" table:formula="of:=IF([.BA$1]=[.$AH79];[.$AA79]*(2^[.$AI79]);&quot;&quot;)">
            <text:p/>
          </table:table-cell>
          <table:table-cell table:style-name="ce80" table:formula="of:=IF([.BB$1]=[.$AH79];[.$AC79]*(2^[.$AJ79]);&quot;&quot;)">
            <text:p/>
          </table:table-cell>
          <table:table-cell table:style-name="ce80" table:formula="of:=IF([.BC$1]=[.$AH79];[.$AD79]*(2^[.$AJ79]);&quot;&quot;)">
            <text:p/>
          </table:table-cell>
          <table:table-cell table:style-name="ce80" table:formula="of:=IF([.BD$1]=[.$AH79];[.$AE79]*(2^[.$AI79]);&quot;&quot;)">
            <text:p/>
          </table:table-cell>
          <table:table-cell table:style-name="ce80" table:formula="of:=IF(AND([.BE$1]=[.$AH79];[.$AJ79]&lt;16);[.$AF79]*(2^[.$AK79]);&quot;&quot;)">
            <text:p/>
          </table:table-cell>
          <table:table-cell table:style-name="ce80" table:formula="of:=IF(AND([.BE$1]=[.$AH79];[.$AJ79]&gt;=16);[.$AF79]*(2^[.$AK79]);&quot;&quot;)">
            <text:p/>
          </table:table-cell>
          <table:table-cell table:style-name="ce80" table:formula="of:=IF([.BG$1]=[.$AH79];[.$AB79]*(2^[.$AJ79]);&quot;&quot;)">
            <text:p/>
          </table:table-cell>
          <table:table-cell table:style-name="ce80" table:formula="of:=IF([.BH$1]=[.$AH79];[.$AA79]*(2^[.$AI79]);&quot;&quot;)">
            <text:p/>
          </table:table-cell>
          <table:table-cell table:style-name="ce80" table:formula="of:=IF([.BI$1]=[.$AH79];[.$AC79]*(2^[.$AJ79]);&quot;&quot;)">
            <text:p/>
          </table:table-cell>
          <table:table-cell table:style-name="ce80" table:formula="of:=IF([.BJ$1]=[.$AH79];[.$AD79]*(2^[.$AJ79]);&quot;&quot;)">
            <text:p/>
          </table:table-cell>
          <table:table-cell table:style-name="ce80" table:formula="of:=IF([.BK$1]=[.$AH79];[.$AE79]*(2^[.$AI79]);&quot;&quot;)">
            <text:p/>
          </table:table-cell>
          <table:table-cell table:style-name="ce80" table:formula="of:=IF(AND([.BL$1]=[.$AH79];[.$AJ79]&lt;16);[.$AF79]*(2^[.$AK79]);&quot;&quot;)">
            <text:p/>
          </table:table-cell>
          <table:table-cell table:style-name="ce80" table:formula="of:=IF(AND([.BL$1]=[.$AH79];[.$AJ79]&gt;=16);[.$AF79]*(2^[.$AK79]);&quot;&quot;)">
            <text:p/>
          </table:table-cell>
          <table:table-cell table:style-name="ce80" table:formula="of:=IF([.BN$1]=[.$AH79];[.$AB79]*(2^[.$AJ79]);&quot;&quot;)" office:value-type="float" office:value="4194304" calcext:value-type="float">
            <text:p>4194304</text:p>
          </table:table-cell>
          <table:table-cell table:style-name="ce80" table:formula="of:=IF([.BO$1]=[.$AH79];[.$AA79]*(2^[.$AI79]);&quot;&quot;)" office:value-type="float" office:value="0" calcext:value-type="float">
            <text:p>0</text:p>
          </table:table-cell>
          <table:table-cell table:style-name="ce80" table:formula="of:=IF([.BP$1]=[.$AH79];[.$AC79]*(2^[.$AJ79]);&quot;&quot;)" office:value-type="float" office:value="0" calcext:value-type="float">
            <text:p>0</text:p>
          </table:table-cell>
          <table:table-cell table:style-name="ce80" table:formula="of:=IF([.BQ$1]=[.$AH79];[.$AD79]*(2^[.$AJ79]);&quot;&quot;)" office:value-type="float" office:value="0" calcext:value-type="float">
            <text:p>0</text:p>
          </table:table-cell>
          <table:table-cell table:style-name="ce80" table:formula="of:=IF([.BR$1]=[.$AH79];[.$AE79]*(2^[.$AI79]);&quot;&quot;)" office:value-type="float" office:value="0" calcext:value-type="float">
            <text:p>0</text:p>
          </table:table-cell>
          <table:table-cell table:style-name="ce80" table:formula="of:=IF(AND([.BS$1]=[.$AH79];[.$AJ79]&lt;16);[.$AF79]*(2^[.$AK79]);&quot;&quot;)">
            <text:p/>
          </table:table-cell>
          <table:table-cell table:style-name="ce80" table:formula="of:=IF(AND([.BS$1]=[.$AH79];[.$AJ79]&gt;=16);[.$AF79]*(2^[.$AK79]);&quot;&quot;)" office:value-type="float" office:value="0" calcext:value-type="float">
            <text:p>0</text:p>
          </table:table-cell>
          <table:table-cell table:style-name="ce80" table:formula="of:=IF([.BU$1]=[.$AH79];[.$AB79]*(2^[.$AJ79]);&quot;&quot;)">
            <text:p/>
          </table:table-cell>
          <table:table-cell table:style-name="ce80" table:formula="of:=IF([.BV$1]=[.$AH79];[.$AA79]*(2^[.$AI79]);&quot;&quot;)">
            <text:p/>
          </table:table-cell>
          <table:table-cell table:style-name="ce80" table:formula="of:=IF([.BW$1]=[.$AH79];[.$AC79]*(2^[.$AJ79]);&quot;&quot;)">
            <text:p/>
          </table:table-cell>
          <table:table-cell table:style-name="ce80" table:formula="of:=IF([.BX$1]=[.$AH79];[.$AD79]*(2^[.$AJ79]);&quot;&quot;)">
            <text:p/>
          </table:table-cell>
          <table:table-cell table:style-name="ce80" table:formula="of:=IF([.BY$1]=[.$AH79];[.$AE79]*(2^[.$AI79]);&quot;&quot;)">
            <text:p/>
          </table:table-cell>
          <table:table-cell table:style-name="ce80" table:formula="of:=IF(AND([.BZ$1]=[.$AH79];[.$AJ79]&lt;16);[.$AF79]*(2^[.$AK79]);&quot;&quot;)">
            <text:p/>
          </table:table-cell>
          <table:table-cell table:style-name="ce80" table:formula="of:=IF(AND([.BZ$1]=[.$AH79];[.$AJ79]&gt;=16);[.$AF79]*(2^[.$AK79]);&quot;&quot;)">
            <text:p/>
          </table:table-cell>
        </table:table-row>
        <table:table-row table:style-name="ro1">
          <table:table-cell table:style-name="ce57" office:value-type="float" office:value="43" calcext:value-type="float">
            <text:p>43</text:p>
          </table:table-cell>
          <table:table-cell table:style-name="ce61"/>
          <table:table-cell/>
          <table:table-cell table:style-name="ce61" office:value-type="string" calcext:value-type="string">
            <text:p>DIG1</text:p>
          </table:table-cell>
          <table:table-cell table:style-name="ce61" office:value-type="string" calcext:value-type="string">
            <text:p>out</text:p>
          </table:table-cell>
          <table:table-cell table:style-name="ce61" office:value-type="string" calcext:value-type="string">
            <text:p>Индикация</text:p>
          </table:table-cell>
          <table:table-cell table:style-name="Default"/>
          <table:table-cell table:style-name="ce85" office:value-type="string" calcext:value-type="string">
            <text:p>PE12</text:p>
          </table:table-cell>
          <table:table-cell table:style-name="ce90"/>
          <table:table-cell table:style-name="ce90" office:value-type="string" calcext:value-type="string">
            <text:p>TIM1_CH3N</text:p>
          </table:table-cell>
          <table:table-cell table:style-name="ce90" table:number-columns-repeated="10"/>
          <table:table-cell table:style-name="ce90" office:value-type="string" calcext:value-type="string">
            <text:p>FSMC_D9</text:p>
          </table:table-cell>
          <table:table-cell table:style-name="ce90"/>
          <table:table-cell table:style-name="ce44" table:formula="of:=[.H80]" office:value-type="string" office:string-value="PE12" calcext:value-type="string">
            <text:p>PE12</text:p>
          </table:table-cell>
          <table:table-cell table:style-name="ce80"/>
          <table:table-cell table:style-name="ce80" office:value-type="float" office:value="0" calcext:value-type="float">
            <text:p>0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80]=&quot;&quot;;IF([.$E80]=&quot;out&quot;;1;0);IF([.$X80]=&quot;A&quot;;3;2))" office:value-type="float" office:value="1" calcext:value-type="float">
            <text:p>1</text:p>
          </table:table-cell>
          <table:table-cell table:style-name="ce82" table:formula="of:=IF([.$Z80]=&quot;&quot;;0;[.$Z80])" office:value-type="float" office:value="0" calcext:value-type="float">
            <text:p>0</text:p>
          </table:table-cell>
          <table:table-cell table:style-name="ce82" table:formula="of:=IF([.$Y80]=&quot;H&quot;;1;IF([.$Y80]=&quot;L&quot;;2;0))" office:value-type="float" office:value="0" calcext:value-type="float">
            <text:p>0</text:p>
          </table:table-cell>
          <table:table-cell table:style-name="ce82" table:formula="of:=IF([.$Y80]=1;1;0)" office:value-type="float" office:value="0" calcext:value-type="float">
            <text:p>0</text:p>
          </table:table-cell>
          <table:table-cell table:style-name="ce82" table:formula="of:=IF(OR([.$X80]=&quot;&quot;;[.$X80]=&quot;A&quot;);0;[.$X80])" office:value-type="float" office:value="0" calcext:value-type="float">
            <text:p>0</text:p>
          </table:table-cell>
          <table:table-cell table:style-name="ce80"/>
          <table:table-cell table:style-name="ce80" table:formula="of:=MID([.H80];2;1)" office:value-type="string" office:string-value="E" calcext:value-type="string">
            <text:p>E</text:p>
          </table:table-cell>
          <table:table-cell table:style-name="ce80" table:formula="of:=MID([.H80];3;2)" office:value-type="string" office:string-value="12" calcext:value-type="string">
            <text:p>12</text:p>
          </table:table-cell>
          <table:table-cell table:style-name="ce80" table:formula="of:=[.AI80]*2" office:value-type="float" office:value="24" calcext:value-type="float">
            <text:p>24</text:p>
          </table:table-cell>
          <table:table-cell table:style-name="ce80" table:formula="of:=MOD([.AJ80]*2;32)" office:value-type="float" office:value="16" calcext:value-type="float">
            <text:p>16</text:p>
          </table:table-cell>
          <table:table-cell table:style-name="ce80" table:formula="of:=IF([.AL$1]=[.$AH80];[.$AB80]*(2^[.$AJ80]);&quot;&quot;)">
            <text:p/>
          </table:table-cell>
          <table:table-cell table:style-name="ce80" table:formula="of:=IF([.AM$1]=[.$AH80];[.$AA80]*(2^[.$AI80]);&quot;&quot;)">
            <text:p/>
          </table:table-cell>
          <table:table-cell table:style-name="ce80" table:formula="of:=IF([.AN$1]=[.$AH80];[.$AC80]*(2^[.$AJ80]);&quot;&quot;)">
            <text:p/>
          </table:table-cell>
          <table:table-cell table:style-name="ce80" table:formula="of:=IF([.AO$1]=[.$AH80];[.$AD80]*(2^[.$AJ80]);&quot;&quot;)">
            <text:p/>
          </table:table-cell>
          <table:table-cell table:style-name="ce80" table:formula="of:=IF([.AP$1]=[.$AH80];[.$AE80]*(2^[.$AI80]);&quot;&quot;)">
            <text:p/>
          </table:table-cell>
          <table:table-cell table:style-name="ce80" table:formula="of:=IF(AND([.AQ$1]=[.$AH80];[.$AJ80]&lt;16);[.$AF80]*(2^[.$AK80]);&quot;&quot;)">
            <text:p/>
          </table:table-cell>
          <table:table-cell table:style-name="ce80" table:formula="of:=IF(AND([.AQ$1]=[.$AH80];[.$AJ80]&gt;=16);[.$AF80]*(2^[.$AK80]);&quot;&quot;)">
            <text:p/>
          </table:table-cell>
          <table:table-cell table:style-name="ce80" table:formula="of:=IF([.AS$1]=[.$AH80];[.$AB80]*(2^[.$AJ80]);&quot;&quot;)">
            <text:p/>
          </table:table-cell>
          <table:table-cell table:style-name="ce80" table:formula="of:=IF([.AT$1]=[.$AH80];[.$AA80]*(2^[.$AI80]);&quot;&quot;)">
            <text:p/>
          </table:table-cell>
          <table:table-cell table:style-name="ce80" table:formula="of:=IF([.AU$1]=[.$AH80];[.$AC80]*(2^[.$AJ80]);&quot;&quot;)">
            <text:p/>
          </table:table-cell>
          <table:table-cell table:style-name="ce80" table:formula="of:=IF([.AV$1]=[.$AH80];[.$AD80]*(2^[.$AJ80]);&quot;&quot;)">
            <text:p/>
          </table:table-cell>
          <table:table-cell table:style-name="ce80" table:formula="of:=IF([.AW$1]=[.$AH80];[.$AE80]*(2^[.$AI80]);&quot;&quot;)">
            <text:p/>
          </table:table-cell>
          <table:table-cell table:style-name="ce80" table:formula="of:=IF(AND([.AX$1]=[.$AH80];[.$AJ80]&lt;16);[.$AF80]*(2^[.$AK80]);&quot;&quot;)">
            <text:p/>
          </table:table-cell>
          <table:table-cell table:style-name="ce80" table:formula="of:=IF(AND([.AX$1]=[.$AH80];[.$AJ80]&gt;=16);[.$AF80]*(2^[.$AK80]);&quot;&quot;)">
            <text:p/>
          </table:table-cell>
          <table:table-cell table:style-name="ce80" table:formula="of:=IF([.AZ$1]=[.$AH80];[.$AB80]*(2^[.$AJ80]);&quot;&quot;)">
            <text:p/>
          </table:table-cell>
          <table:table-cell table:style-name="ce80" table:formula="of:=IF([.BA$1]=[.$AH80];[.$AA80]*(2^[.$AI80]);&quot;&quot;)">
            <text:p/>
          </table:table-cell>
          <table:table-cell table:style-name="ce80" table:formula="of:=IF([.BB$1]=[.$AH80];[.$AC80]*(2^[.$AJ80]);&quot;&quot;)">
            <text:p/>
          </table:table-cell>
          <table:table-cell table:style-name="ce80" table:formula="of:=IF([.BC$1]=[.$AH80];[.$AD80]*(2^[.$AJ80]);&quot;&quot;)">
            <text:p/>
          </table:table-cell>
          <table:table-cell table:style-name="ce80" table:formula="of:=IF([.BD$1]=[.$AH80];[.$AE80]*(2^[.$AI80]);&quot;&quot;)">
            <text:p/>
          </table:table-cell>
          <table:table-cell table:style-name="ce80" table:formula="of:=IF(AND([.BE$1]=[.$AH80];[.$AJ80]&lt;16);[.$AF80]*(2^[.$AK80]);&quot;&quot;)">
            <text:p/>
          </table:table-cell>
          <table:table-cell table:style-name="ce80" table:formula="of:=IF(AND([.BE$1]=[.$AH80];[.$AJ80]&gt;=16);[.$AF80]*(2^[.$AK80]);&quot;&quot;)">
            <text:p/>
          </table:table-cell>
          <table:table-cell table:style-name="ce80" table:formula="of:=IF([.BG$1]=[.$AH80];[.$AB80]*(2^[.$AJ80]);&quot;&quot;)">
            <text:p/>
          </table:table-cell>
          <table:table-cell table:style-name="ce80" table:formula="of:=IF([.BH$1]=[.$AH80];[.$AA80]*(2^[.$AI80]);&quot;&quot;)">
            <text:p/>
          </table:table-cell>
          <table:table-cell table:style-name="ce80" table:formula="of:=IF([.BI$1]=[.$AH80];[.$AC80]*(2^[.$AJ80]);&quot;&quot;)">
            <text:p/>
          </table:table-cell>
          <table:table-cell table:style-name="ce80" table:formula="of:=IF([.BJ$1]=[.$AH80];[.$AD80]*(2^[.$AJ80]);&quot;&quot;)">
            <text:p/>
          </table:table-cell>
          <table:table-cell table:style-name="ce80" table:formula="of:=IF([.BK$1]=[.$AH80];[.$AE80]*(2^[.$AI80]);&quot;&quot;)">
            <text:p/>
          </table:table-cell>
          <table:table-cell table:style-name="ce80" table:formula="of:=IF(AND([.BL$1]=[.$AH80];[.$AJ80]&lt;16);[.$AF80]*(2^[.$AK80]);&quot;&quot;)">
            <text:p/>
          </table:table-cell>
          <table:table-cell table:style-name="ce80" table:formula="of:=IF(AND([.BL$1]=[.$AH80];[.$AJ80]&gt;=16);[.$AF80]*(2^[.$AK80]);&quot;&quot;)">
            <text:p/>
          </table:table-cell>
          <table:table-cell table:style-name="ce80" table:formula="of:=IF([.BN$1]=[.$AH80];[.$AB80]*(2^[.$AJ80]);&quot;&quot;)" office:value-type="float" office:value="16777216" calcext:value-type="float">
            <text:p>16777216</text:p>
          </table:table-cell>
          <table:table-cell table:style-name="ce80" table:formula="of:=IF([.BO$1]=[.$AH80];[.$AA80]*(2^[.$AI80]);&quot;&quot;)" office:value-type="float" office:value="0" calcext:value-type="float">
            <text:p>0</text:p>
          </table:table-cell>
          <table:table-cell table:style-name="ce80" table:formula="of:=IF([.BP$1]=[.$AH80];[.$AC80]*(2^[.$AJ80]);&quot;&quot;)" office:value-type="float" office:value="0" calcext:value-type="float">
            <text:p>0</text:p>
          </table:table-cell>
          <table:table-cell table:style-name="ce80" table:formula="of:=IF([.BQ$1]=[.$AH80];[.$AD80]*(2^[.$AJ80]);&quot;&quot;)" office:value-type="float" office:value="0" calcext:value-type="float">
            <text:p>0</text:p>
          </table:table-cell>
          <table:table-cell table:style-name="ce80" table:formula="of:=IF([.BR$1]=[.$AH80];[.$AE80]*(2^[.$AI80]);&quot;&quot;)" office:value-type="float" office:value="0" calcext:value-type="float">
            <text:p>0</text:p>
          </table:table-cell>
          <table:table-cell table:style-name="ce80" table:formula="of:=IF(AND([.BS$1]=[.$AH80];[.$AJ80]&lt;16);[.$AF80]*(2^[.$AK80]);&quot;&quot;)">
            <text:p/>
          </table:table-cell>
          <table:table-cell table:style-name="ce80" table:formula="of:=IF(AND([.BS$1]=[.$AH80];[.$AJ80]&gt;=16);[.$AF80]*(2^[.$AK80]);&quot;&quot;)" office:value-type="float" office:value="0" calcext:value-type="float">
            <text:p>0</text:p>
          </table:table-cell>
          <table:table-cell table:style-name="ce80" table:formula="of:=IF([.BU$1]=[.$AH80];[.$AB80]*(2^[.$AJ80]);&quot;&quot;)">
            <text:p/>
          </table:table-cell>
          <table:table-cell table:style-name="ce80" table:formula="of:=IF([.BV$1]=[.$AH80];[.$AA80]*(2^[.$AI80]);&quot;&quot;)">
            <text:p/>
          </table:table-cell>
          <table:table-cell table:style-name="ce80" table:formula="of:=IF([.BW$1]=[.$AH80];[.$AC80]*(2^[.$AJ80]);&quot;&quot;)">
            <text:p/>
          </table:table-cell>
          <table:table-cell table:style-name="ce80" table:formula="of:=IF([.BX$1]=[.$AH80];[.$AD80]*(2^[.$AJ80]);&quot;&quot;)">
            <text:p/>
          </table:table-cell>
          <table:table-cell table:style-name="ce80" table:formula="of:=IF([.BY$1]=[.$AH80];[.$AE80]*(2^[.$AI80]);&quot;&quot;)">
            <text:p/>
          </table:table-cell>
          <table:table-cell table:style-name="ce80" table:formula="of:=IF(AND([.BZ$1]=[.$AH80];[.$AJ80]&lt;16);[.$AF80]*(2^[.$AK80]);&quot;&quot;)">
            <text:p/>
          </table:table-cell>
          <table:table-cell table:style-name="ce80" table:formula="of:=IF(AND([.BZ$1]=[.$AH80];[.$AJ80]&gt;=16);[.$AF80]*(2^[.$AK80]);&quot;&quot;)">
            <text:p/>
          </table:table-cell>
        </table:table-row>
        <table:table-row table:style-name="ro1">
          <table:table-cell table:style-name="ce57" office:value-type="float" office:value="44" calcext:value-type="float">
            <text:p>44</text:p>
          </table:table-cell>
          <table:table-cell table:style-name="ce61"/>
          <table:table-cell/>
          <table:table-cell table:style-name="ce61" office:value-type="string" calcext:value-type="string">
            <text:p>DIG4</text:p>
          </table:table-cell>
          <table:table-cell table:style-name="ce61" office:value-type="string" calcext:value-type="string">
            <text:p>out</text:p>
          </table:table-cell>
          <table:table-cell table:style-name="ce61" office:value-type="string" calcext:value-type="string">
            <text:p>Индикация</text:p>
          </table:table-cell>
          <table:table-cell table:style-name="Default"/>
          <table:table-cell table:style-name="ce85" office:value-type="string" calcext:value-type="string">
            <text:p>PE13</text:p>
          </table:table-cell>
          <table:table-cell table:style-name="ce90"/>
          <table:table-cell table:style-name="ce90" office:value-type="string" calcext:value-type="string">
            <text:p>TIM1_CH3</text:p>
          </table:table-cell>
          <table:table-cell table:style-name="ce90" table:number-columns-repeated="10"/>
          <table:table-cell table:style-name="ce90" office:value-type="string" calcext:value-type="string">
            <text:p>FSMC_D10</text:p>
          </table:table-cell>
          <table:table-cell table:style-name="ce90"/>
          <table:table-cell table:style-name="ce44" table:formula="of:=[.H81]" office:value-type="string" office:string-value="PE13" calcext:value-type="string">
            <text:p>PE13</text:p>
          </table:table-cell>
          <table:table-cell table:style-name="ce80"/>
          <table:table-cell table:style-name="ce80" office:value-type="float" office:value="0" calcext:value-type="float">
            <text:p>0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81]=&quot;&quot;;IF([.$E81]=&quot;out&quot;;1;0);IF([.$X81]=&quot;A&quot;;3;2))" office:value-type="float" office:value="1" calcext:value-type="float">
            <text:p>1</text:p>
          </table:table-cell>
          <table:table-cell table:style-name="ce82" table:formula="of:=IF([.$Z81]=&quot;&quot;;0;[.$Z81])" office:value-type="float" office:value="0" calcext:value-type="float">
            <text:p>0</text:p>
          </table:table-cell>
          <table:table-cell table:style-name="ce82" table:formula="of:=IF([.$Y81]=&quot;H&quot;;1;IF([.$Y81]=&quot;L&quot;;2;0))" office:value-type="float" office:value="0" calcext:value-type="float">
            <text:p>0</text:p>
          </table:table-cell>
          <table:table-cell table:style-name="ce82" table:formula="of:=IF([.$Y81]=1;1;0)" office:value-type="float" office:value="0" calcext:value-type="float">
            <text:p>0</text:p>
          </table:table-cell>
          <table:table-cell table:style-name="ce82" table:formula="of:=IF(OR([.$X81]=&quot;&quot;;[.$X81]=&quot;A&quot;);0;[.$X81])" office:value-type="float" office:value="0" calcext:value-type="float">
            <text:p>0</text:p>
          </table:table-cell>
          <table:table-cell table:style-name="ce80"/>
          <table:table-cell table:style-name="ce80" table:formula="of:=MID([.H81];2;1)" office:value-type="string" office:string-value="E" calcext:value-type="string">
            <text:p>E</text:p>
          </table:table-cell>
          <table:table-cell table:style-name="ce80" table:formula="of:=MID([.H81];3;2)" office:value-type="string" office:string-value="13" calcext:value-type="string">
            <text:p>13</text:p>
          </table:table-cell>
          <table:table-cell table:style-name="ce80" table:formula="of:=[.AI81]*2" office:value-type="float" office:value="26" calcext:value-type="float">
            <text:p>26</text:p>
          </table:table-cell>
          <table:table-cell table:style-name="ce80" table:formula="of:=MOD([.AJ81]*2;32)" office:value-type="float" office:value="20" calcext:value-type="float">
            <text:p>20</text:p>
          </table:table-cell>
          <table:table-cell table:style-name="ce80" table:formula="of:=IF([.AL$1]=[.$AH81];[.$AB81]*(2^[.$AJ81]);&quot;&quot;)">
            <text:p/>
          </table:table-cell>
          <table:table-cell table:style-name="ce80" table:formula="of:=IF([.AM$1]=[.$AH81];[.$AA81]*(2^[.$AI81]);&quot;&quot;)">
            <text:p/>
          </table:table-cell>
          <table:table-cell table:style-name="ce80" table:formula="of:=IF([.AN$1]=[.$AH81];[.$AC81]*(2^[.$AJ81]);&quot;&quot;)">
            <text:p/>
          </table:table-cell>
          <table:table-cell table:style-name="ce80" table:formula="of:=IF([.AO$1]=[.$AH81];[.$AD81]*(2^[.$AJ81]);&quot;&quot;)">
            <text:p/>
          </table:table-cell>
          <table:table-cell table:style-name="ce80" table:formula="of:=IF([.AP$1]=[.$AH81];[.$AE81]*(2^[.$AI81]);&quot;&quot;)">
            <text:p/>
          </table:table-cell>
          <table:table-cell table:style-name="ce80" table:formula="of:=IF(AND([.AQ$1]=[.$AH81];[.$AJ81]&lt;16);[.$AF81]*(2^[.$AK81]);&quot;&quot;)">
            <text:p/>
          </table:table-cell>
          <table:table-cell table:style-name="ce80" table:formula="of:=IF(AND([.AQ$1]=[.$AH81];[.$AJ81]&gt;=16);[.$AF81]*(2^[.$AK81]);&quot;&quot;)">
            <text:p/>
          </table:table-cell>
          <table:table-cell table:style-name="ce80" table:formula="of:=IF([.AS$1]=[.$AH81];[.$AB81]*(2^[.$AJ81]);&quot;&quot;)">
            <text:p/>
          </table:table-cell>
          <table:table-cell table:style-name="ce80" table:formula="of:=IF([.AT$1]=[.$AH81];[.$AA81]*(2^[.$AI81]);&quot;&quot;)">
            <text:p/>
          </table:table-cell>
          <table:table-cell table:style-name="ce80" table:formula="of:=IF([.AU$1]=[.$AH81];[.$AC81]*(2^[.$AJ81]);&quot;&quot;)">
            <text:p/>
          </table:table-cell>
          <table:table-cell table:style-name="ce80" table:formula="of:=IF([.AV$1]=[.$AH81];[.$AD81]*(2^[.$AJ81]);&quot;&quot;)">
            <text:p/>
          </table:table-cell>
          <table:table-cell table:style-name="ce80" table:formula="of:=IF([.AW$1]=[.$AH81];[.$AE81]*(2^[.$AI81]);&quot;&quot;)">
            <text:p/>
          </table:table-cell>
          <table:table-cell table:style-name="ce80" table:formula="of:=IF(AND([.AX$1]=[.$AH81];[.$AJ81]&lt;16);[.$AF81]*(2^[.$AK81]);&quot;&quot;)">
            <text:p/>
          </table:table-cell>
          <table:table-cell table:style-name="ce80" table:formula="of:=IF(AND([.AX$1]=[.$AH81];[.$AJ81]&gt;=16);[.$AF81]*(2^[.$AK81]);&quot;&quot;)">
            <text:p/>
          </table:table-cell>
          <table:table-cell table:style-name="ce80" table:formula="of:=IF([.AZ$1]=[.$AH81];[.$AB81]*(2^[.$AJ81]);&quot;&quot;)">
            <text:p/>
          </table:table-cell>
          <table:table-cell table:style-name="ce80" table:formula="of:=IF([.BA$1]=[.$AH81];[.$AA81]*(2^[.$AI81]);&quot;&quot;)">
            <text:p/>
          </table:table-cell>
          <table:table-cell table:style-name="ce80" table:formula="of:=IF([.BB$1]=[.$AH81];[.$AC81]*(2^[.$AJ81]);&quot;&quot;)">
            <text:p/>
          </table:table-cell>
          <table:table-cell table:style-name="ce80" table:formula="of:=IF([.BC$1]=[.$AH81];[.$AD81]*(2^[.$AJ81]);&quot;&quot;)">
            <text:p/>
          </table:table-cell>
          <table:table-cell table:style-name="ce80" table:formula="of:=IF([.BD$1]=[.$AH81];[.$AE81]*(2^[.$AI81]);&quot;&quot;)">
            <text:p/>
          </table:table-cell>
          <table:table-cell table:style-name="ce80" table:formula="of:=IF(AND([.BE$1]=[.$AH81];[.$AJ81]&lt;16);[.$AF81]*(2^[.$AK81]);&quot;&quot;)">
            <text:p/>
          </table:table-cell>
          <table:table-cell table:style-name="ce80" table:formula="of:=IF(AND([.BE$1]=[.$AH81];[.$AJ81]&gt;=16);[.$AF81]*(2^[.$AK81]);&quot;&quot;)">
            <text:p/>
          </table:table-cell>
          <table:table-cell table:style-name="ce80" table:formula="of:=IF([.BG$1]=[.$AH81];[.$AB81]*(2^[.$AJ81]);&quot;&quot;)">
            <text:p/>
          </table:table-cell>
          <table:table-cell table:style-name="ce80" table:formula="of:=IF([.BH$1]=[.$AH81];[.$AA81]*(2^[.$AI81]);&quot;&quot;)">
            <text:p/>
          </table:table-cell>
          <table:table-cell table:style-name="ce80" table:formula="of:=IF([.BI$1]=[.$AH81];[.$AC81]*(2^[.$AJ81]);&quot;&quot;)">
            <text:p/>
          </table:table-cell>
          <table:table-cell table:style-name="ce80" table:formula="of:=IF([.BJ$1]=[.$AH81];[.$AD81]*(2^[.$AJ81]);&quot;&quot;)">
            <text:p/>
          </table:table-cell>
          <table:table-cell table:style-name="ce80" table:formula="of:=IF([.BK$1]=[.$AH81];[.$AE81]*(2^[.$AI81]);&quot;&quot;)">
            <text:p/>
          </table:table-cell>
          <table:table-cell table:style-name="ce80" table:formula="of:=IF(AND([.BL$1]=[.$AH81];[.$AJ81]&lt;16);[.$AF81]*(2^[.$AK81]);&quot;&quot;)">
            <text:p/>
          </table:table-cell>
          <table:table-cell table:style-name="ce80" table:formula="of:=IF(AND([.BL$1]=[.$AH81];[.$AJ81]&gt;=16);[.$AF81]*(2^[.$AK81]);&quot;&quot;)">
            <text:p/>
          </table:table-cell>
          <table:table-cell table:style-name="ce80" table:formula="of:=IF([.BN$1]=[.$AH81];[.$AB81]*(2^[.$AJ81]);&quot;&quot;)" office:value-type="float" office:value="67108864" calcext:value-type="float">
            <text:p>67108864</text:p>
          </table:table-cell>
          <table:table-cell table:style-name="ce80" table:formula="of:=IF([.BO$1]=[.$AH81];[.$AA81]*(2^[.$AI81]);&quot;&quot;)" office:value-type="float" office:value="0" calcext:value-type="float">
            <text:p>0</text:p>
          </table:table-cell>
          <table:table-cell table:style-name="ce80" table:formula="of:=IF([.BP$1]=[.$AH81];[.$AC81]*(2^[.$AJ81]);&quot;&quot;)" office:value-type="float" office:value="0" calcext:value-type="float">
            <text:p>0</text:p>
          </table:table-cell>
          <table:table-cell table:style-name="ce80" table:formula="of:=IF([.BQ$1]=[.$AH81];[.$AD81]*(2^[.$AJ81]);&quot;&quot;)" office:value-type="float" office:value="0" calcext:value-type="float">
            <text:p>0</text:p>
          </table:table-cell>
          <table:table-cell table:style-name="ce80" table:formula="of:=IF([.BR$1]=[.$AH81];[.$AE81]*(2^[.$AI81]);&quot;&quot;)" office:value-type="float" office:value="0" calcext:value-type="float">
            <text:p>0</text:p>
          </table:table-cell>
          <table:table-cell table:style-name="ce80" table:formula="of:=IF(AND([.BS$1]=[.$AH81];[.$AJ81]&lt;16);[.$AF81]*(2^[.$AK81]);&quot;&quot;)">
            <text:p/>
          </table:table-cell>
          <table:table-cell table:style-name="ce80" table:formula="of:=IF(AND([.BS$1]=[.$AH81];[.$AJ81]&gt;=16);[.$AF81]*(2^[.$AK81]);&quot;&quot;)" office:value-type="float" office:value="0" calcext:value-type="float">
            <text:p>0</text:p>
          </table:table-cell>
          <table:table-cell table:style-name="ce80" table:formula="of:=IF([.BU$1]=[.$AH81];[.$AB81]*(2^[.$AJ81]);&quot;&quot;)">
            <text:p/>
          </table:table-cell>
          <table:table-cell table:style-name="ce80" table:formula="of:=IF([.BV$1]=[.$AH81];[.$AA81]*(2^[.$AI81]);&quot;&quot;)">
            <text:p/>
          </table:table-cell>
          <table:table-cell table:style-name="ce80" table:formula="of:=IF([.BW$1]=[.$AH81];[.$AC81]*(2^[.$AJ81]);&quot;&quot;)">
            <text:p/>
          </table:table-cell>
          <table:table-cell table:style-name="ce80" table:formula="of:=IF([.BX$1]=[.$AH81];[.$AD81]*(2^[.$AJ81]);&quot;&quot;)">
            <text:p/>
          </table:table-cell>
          <table:table-cell table:style-name="ce80" table:formula="of:=IF([.BY$1]=[.$AH81];[.$AE81]*(2^[.$AI81]);&quot;&quot;)">
            <text:p/>
          </table:table-cell>
          <table:table-cell table:style-name="ce80" table:formula="of:=IF(AND([.BZ$1]=[.$AH81];[.$AJ81]&lt;16);[.$AF81]*(2^[.$AK81]);&quot;&quot;)">
            <text:p/>
          </table:table-cell>
          <table:table-cell table:style-name="ce80" table:formula="of:=IF(AND([.BZ$1]=[.$AH81];[.$AJ81]&gt;=16);[.$AF81]*(2^[.$AK81]);&quot;&quot;)">
            <text:p/>
          </table:table-cell>
        </table:table-row>
        <table:table-row table:style-name="ro1">
          <table:table-cell table:style-name="ce57" office:value-type="float" office:value="45" calcext:value-type="float">
            <text:p>45</text:p>
          </table:table-cell>
          <table:table-cell table:style-name="ce61"/>
          <table:table-cell/>
          <table:table-cell table:style-name="ce61" office:value-type="string" calcext:value-type="string">
            <text:p>DIG5</text:p>
          </table:table-cell>
          <table:table-cell table:style-name="ce61" office:value-type="string" calcext:value-type="string">
            <text:p>out</text:p>
          </table:table-cell>
          <table:table-cell table:style-name="ce61" office:value-type="string" calcext:value-type="string">
            <text:p>Индикация</text:p>
          </table:table-cell>
          <table:table-cell table:style-name="Default"/>
          <table:table-cell table:style-name="ce85" office:value-type="string" calcext:value-type="string">
            <text:p>PE14</text:p>
          </table:table-cell>
          <table:table-cell table:style-name="ce90"/>
          <table:table-cell table:style-name="ce90" office:value-type="string" calcext:value-type="string">
            <text:p>TIM1_CH4</text:p>
          </table:table-cell>
          <table:table-cell table:style-name="ce90" table:number-columns-repeated="10"/>
          <table:table-cell table:style-name="ce90" office:value-type="string" calcext:value-type="string">
            <text:p>FSMC_D11</text:p>
          </table:table-cell>
          <table:table-cell table:style-name="ce90"/>
          <table:table-cell table:style-name="ce44" table:formula="of:=[.H82]" office:value-type="string" office:string-value="PE14" calcext:value-type="string">
            <text:p>PE14</text:p>
          </table:table-cell>
          <table:table-cell table:style-name="ce80"/>
          <table:table-cell table:style-name="ce80" office:value-type="float" office:value="0" calcext:value-type="float">
            <text:p>0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82]=&quot;&quot;;IF([.$E82]=&quot;out&quot;;1;0);IF([.$X82]=&quot;A&quot;;3;2))" office:value-type="float" office:value="1" calcext:value-type="float">
            <text:p>1</text:p>
          </table:table-cell>
          <table:table-cell table:style-name="ce82" table:formula="of:=IF([.$Z82]=&quot;&quot;;0;[.$Z82])" office:value-type="float" office:value="0" calcext:value-type="float">
            <text:p>0</text:p>
          </table:table-cell>
          <table:table-cell table:style-name="ce82" table:formula="of:=IF([.$Y82]=&quot;H&quot;;1;IF([.$Y82]=&quot;L&quot;;2;0))" office:value-type="float" office:value="0" calcext:value-type="float">
            <text:p>0</text:p>
          </table:table-cell>
          <table:table-cell table:style-name="ce82" table:formula="of:=IF([.$Y82]=1;1;0)" office:value-type="float" office:value="0" calcext:value-type="float">
            <text:p>0</text:p>
          </table:table-cell>
          <table:table-cell table:style-name="ce82" table:formula="of:=IF(OR([.$X82]=&quot;&quot;;[.$X82]=&quot;A&quot;);0;[.$X82])" office:value-type="float" office:value="0" calcext:value-type="float">
            <text:p>0</text:p>
          </table:table-cell>
          <table:table-cell table:style-name="ce80"/>
          <table:table-cell table:style-name="ce80" table:formula="of:=MID([.H82];2;1)" office:value-type="string" office:string-value="E" calcext:value-type="string">
            <text:p>E</text:p>
          </table:table-cell>
          <table:table-cell table:style-name="ce80" table:formula="of:=MID([.H82];3;2)" office:value-type="string" office:string-value="14" calcext:value-type="string">
            <text:p>14</text:p>
          </table:table-cell>
          <table:table-cell table:style-name="ce80" table:formula="of:=[.AI82]*2" office:value-type="float" office:value="28" calcext:value-type="float">
            <text:p>28</text:p>
          </table:table-cell>
          <table:table-cell table:style-name="ce80" table:formula="of:=MOD([.AJ82]*2;32)" office:value-type="float" office:value="24" calcext:value-type="float">
            <text:p>24</text:p>
          </table:table-cell>
          <table:table-cell table:style-name="ce80" table:formula="of:=IF([.AL$1]=[.$AH82];[.$AB82]*(2^[.$AJ82]);&quot;&quot;)">
            <text:p/>
          </table:table-cell>
          <table:table-cell table:style-name="ce80" table:formula="of:=IF([.AM$1]=[.$AH82];[.$AA82]*(2^[.$AI82]);&quot;&quot;)">
            <text:p/>
          </table:table-cell>
          <table:table-cell table:style-name="ce80" table:formula="of:=IF([.AN$1]=[.$AH82];[.$AC82]*(2^[.$AJ82]);&quot;&quot;)">
            <text:p/>
          </table:table-cell>
          <table:table-cell table:style-name="ce80" table:formula="of:=IF([.AO$1]=[.$AH82];[.$AD82]*(2^[.$AJ82]);&quot;&quot;)">
            <text:p/>
          </table:table-cell>
          <table:table-cell table:style-name="ce80" table:formula="of:=IF([.AP$1]=[.$AH82];[.$AE82]*(2^[.$AI82]);&quot;&quot;)">
            <text:p/>
          </table:table-cell>
          <table:table-cell table:style-name="ce80" table:formula="of:=IF(AND([.AQ$1]=[.$AH82];[.$AJ82]&lt;16);[.$AF82]*(2^[.$AK82]);&quot;&quot;)">
            <text:p/>
          </table:table-cell>
          <table:table-cell table:style-name="ce80" table:formula="of:=IF(AND([.AQ$1]=[.$AH82];[.$AJ82]&gt;=16);[.$AF82]*(2^[.$AK82]);&quot;&quot;)">
            <text:p/>
          </table:table-cell>
          <table:table-cell table:style-name="ce80" table:formula="of:=IF([.AS$1]=[.$AH82];[.$AB82]*(2^[.$AJ82]);&quot;&quot;)">
            <text:p/>
          </table:table-cell>
          <table:table-cell table:style-name="ce80" table:formula="of:=IF([.AT$1]=[.$AH82];[.$AA82]*(2^[.$AI82]);&quot;&quot;)">
            <text:p/>
          </table:table-cell>
          <table:table-cell table:style-name="ce80" table:formula="of:=IF([.AU$1]=[.$AH82];[.$AC82]*(2^[.$AJ82]);&quot;&quot;)">
            <text:p/>
          </table:table-cell>
          <table:table-cell table:style-name="ce80" table:formula="of:=IF([.AV$1]=[.$AH82];[.$AD82]*(2^[.$AJ82]);&quot;&quot;)">
            <text:p/>
          </table:table-cell>
          <table:table-cell table:style-name="ce80" table:formula="of:=IF([.AW$1]=[.$AH82];[.$AE82]*(2^[.$AI82]);&quot;&quot;)">
            <text:p/>
          </table:table-cell>
          <table:table-cell table:style-name="ce80" table:formula="of:=IF(AND([.AX$1]=[.$AH82];[.$AJ82]&lt;16);[.$AF82]*(2^[.$AK82]);&quot;&quot;)">
            <text:p/>
          </table:table-cell>
          <table:table-cell table:style-name="ce80" table:formula="of:=IF(AND([.AX$1]=[.$AH82];[.$AJ82]&gt;=16);[.$AF82]*(2^[.$AK82]);&quot;&quot;)">
            <text:p/>
          </table:table-cell>
          <table:table-cell table:style-name="ce80" table:formula="of:=IF([.AZ$1]=[.$AH82];[.$AB82]*(2^[.$AJ82]);&quot;&quot;)">
            <text:p/>
          </table:table-cell>
          <table:table-cell table:style-name="ce80" table:formula="of:=IF([.BA$1]=[.$AH82];[.$AA82]*(2^[.$AI82]);&quot;&quot;)">
            <text:p/>
          </table:table-cell>
          <table:table-cell table:style-name="ce80" table:formula="of:=IF([.BB$1]=[.$AH82];[.$AC82]*(2^[.$AJ82]);&quot;&quot;)">
            <text:p/>
          </table:table-cell>
          <table:table-cell table:style-name="ce80" table:formula="of:=IF([.BC$1]=[.$AH82];[.$AD82]*(2^[.$AJ82]);&quot;&quot;)">
            <text:p/>
          </table:table-cell>
          <table:table-cell table:style-name="ce80" table:formula="of:=IF([.BD$1]=[.$AH82];[.$AE82]*(2^[.$AI82]);&quot;&quot;)">
            <text:p/>
          </table:table-cell>
          <table:table-cell table:style-name="ce80" table:formula="of:=IF(AND([.BE$1]=[.$AH82];[.$AJ82]&lt;16);[.$AF82]*(2^[.$AK82]);&quot;&quot;)">
            <text:p/>
          </table:table-cell>
          <table:table-cell table:style-name="ce80" table:formula="of:=IF(AND([.BE$1]=[.$AH82];[.$AJ82]&gt;=16);[.$AF82]*(2^[.$AK82]);&quot;&quot;)">
            <text:p/>
          </table:table-cell>
          <table:table-cell table:style-name="ce80" table:formula="of:=IF([.BG$1]=[.$AH82];[.$AB82]*(2^[.$AJ82]);&quot;&quot;)">
            <text:p/>
          </table:table-cell>
          <table:table-cell table:style-name="ce80" table:formula="of:=IF([.BH$1]=[.$AH82];[.$AA82]*(2^[.$AI82]);&quot;&quot;)">
            <text:p/>
          </table:table-cell>
          <table:table-cell table:style-name="ce80" table:formula="of:=IF([.BI$1]=[.$AH82];[.$AC82]*(2^[.$AJ82]);&quot;&quot;)">
            <text:p/>
          </table:table-cell>
          <table:table-cell table:style-name="ce80" table:formula="of:=IF([.BJ$1]=[.$AH82];[.$AD82]*(2^[.$AJ82]);&quot;&quot;)">
            <text:p/>
          </table:table-cell>
          <table:table-cell table:style-name="ce80" table:formula="of:=IF([.BK$1]=[.$AH82];[.$AE82]*(2^[.$AI82]);&quot;&quot;)">
            <text:p/>
          </table:table-cell>
          <table:table-cell table:style-name="ce80" table:formula="of:=IF(AND([.BL$1]=[.$AH82];[.$AJ82]&lt;16);[.$AF82]*(2^[.$AK82]);&quot;&quot;)">
            <text:p/>
          </table:table-cell>
          <table:table-cell table:style-name="ce80" table:formula="of:=IF(AND([.BL$1]=[.$AH82];[.$AJ82]&gt;=16);[.$AF82]*(2^[.$AK82]);&quot;&quot;)">
            <text:p/>
          </table:table-cell>
          <table:table-cell table:style-name="ce80" table:formula="of:=IF([.BN$1]=[.$AH82];[.$AB82]*(2^[.$AJ82]);&quot;&quot;)" office:value-type="float" office:value="268435456" calcext:value-type="float">
            <text:p>268435456</text:p>
          </table:table-cell>
          <table:table-cell table:style-name="ce80" table:formula="of:=IF([.BO$1]=[.$AH82];[.$AA82]*(2^[.$AI82]);&quot;&quot;)" office:value-type="float" office:value="0" calcext:value-type="float">
            <text:p>0</text:p>
          </table:table-cell>
          <table:table-cell table:style-name="ce80" table:formula="of:=IF([.BP$1]=[.$AH82];[.$AC82]*(2^[.$AJ82]);&quot;&quot;)" office:value-type="float" office:value="0" calcext:value-type="float">
            <text:p>0</text:p>
          </table:table-cell>
          <table:table-cell table:style-name="ce80" table:formula="of:=IF([.BQ$1]=[.$AH82];[.$AD82]*(2^[.$AJ82]);&quot;&quot;)" office:value-type="float" office:value="0" calcext:value-type="float">
            <text:p>0</text:p>
          </table:table-cell>
          <table:table-cell table:style-name="ce80" table:formula="of:=IF([.BR$1]=[.$AH82];[.$AE82]*(2^[.$AI82]);&quot;&quot;)" office:value-type="float" office:value="0" calcext:value-type="float">
            <text:p>0</text:p>
          </table:table-cell>
          <table:table-cell table:style-name="ce80" table:formula="of:=IF(AND([.BS$1]=[.$AH82];[.$AJ82]&lt;16);[.$AF82]*(2^[.$AK82]);&quot;&quot;)">
            <text:p/>
          </table:table-cell>
          <table:table-cell table:style-name="ce80" table:formula="of:=IF(AND([.BS$1]=[.$AH82];[.$AJ82]&gt;=16);[.$AF82]*(2^[.$AK82]);&quot;&quot;)" office:value-type="float" office:value="0" calcext:value-type="float">
            <text:p>0</text:p>
          </table:table-cell>
          <table:table-cell table:style-name="ce80" table:formula="of:=IF([.BU$1]=[.$AH82];[.$AB82]*(2^[.$AJ82]);&quot;&quot;)">
            <text:p/>
          </table:table-cell>
          <table:table-cell table:style-name="ce80" table:formula="of:=IF([.BV$1]=[.$AH82];[.$AA82]*(2^[.$AI82]);&quot;&quot;)">
            <text:p/>
          </table:table-cell>
          <table:table-cell table:style-name="ce80" table:formula="of:=IF([.BW$1]=[.$AH82];[.$AC82]*(2^[.$AJ82]);&quot;&quot;)">
            <text:p/>
          </table:table-cell>
          <table:table-cell table:style-name="ce80" table:formula="of:=IF([.BX$1]=[.$AH82];[.$AD82]*(2^[.$AJ82]);&quot;&quot;)">
            <text:p/>
          </table:table-cell>
          <table:table-cell table:style-name="ce80" table:formula="of:=IF([.BY$1]=[.$AH82];[.$AE82]*(2^[.$AI82]);&quot;&quot;)">
            <text:p/>
          </table:table-cell>
          <table:table-cell table:style-name="ce80" table:formula="of:=IF(AND([.BZ$1]=[.$AH82];[.$AJ82]&lt;16);[.$AF82]*(2^[.$AK82]);&quot;&quot;)">
            <text:p/>
          </table:table-cell>
          <table:table-cell table:style-name="ce80" table:formula="of:=IF(AND([.BZ$1]=[.$AH82];[.$AJ82]&gt;=16);[.$AF82]*(2^[.$AK82]);&quot;&quot;)">
            <text:p/>
          </table:table-cell>
        </table:table-row>
        <table:table-row table:style-name="ro1">
          <table:table-cell table:style-name="ce57" office:value-type="float" office:value="46" calcext:value-type="float">
            <text:p>46</text:p>
          </table:table-cell>
          <table:table-cell table:style-name="ce61"/>
          <table:table-cell/>
          <table:table-cell table:style-name="ce61" office:value-type="string" calcext:value-type="string">
            <text:p>DIG0</text:p>
          </table:table-cell>
          <table:table-cell table:style-name="ce61" office:value-type="string" calcext:value-type="string">
            <text:p>out</text:p>
          </table:table-cell>
          <table:table-cell table:style-name="ce61" office:value-type="string" calcext:value-type="string">
            <text:p>Индикация</text:p>
          </table:table-cell>
          <table:table-cell table:style-name="Default"/>
          <table:table-cell table:style-name="ce85" office:value-type="string" calcext:value-type="string">
            <text:p>PE15</text:p>
          </table:table-cell>
          <table:table-cell table:style-name="ce90"/>
          <table:table-cell table:style-name="ce90" office:value-type="string" calcext:value-type="string">
            <text:p>TIM1_BKIN</text:p>
          </table:table-cell>
          <table:table-cell table:style-name="ce90" table:number-columns-repeated="10"/>
          <table:table-cell table:style-name="ce90" office:value-type="string" calcext:value-type="string">
            <text:p>FSMC_D12</text:p>
          </table:table-cell>
          <table:table-cell table:style-name="ce90"/>
          <table:table-cell table:style-name="ce44" table:formula="of:=[.H83]" office:value-type="string" office:string-value="PE15" calcext:value-type="string">
            <text:p>PE15</text:p>
          </table:table-cell>
          <table:table-cell table:style-name="ce80"/>
          <table:table-cell table:style-name="ce80" office:value-type="float" office:value="0" calcext:value-type="float">
            <text:p>0</text:p>
          </table:table-cell>
          <table:table-cell table:style-name="ce80"/>
          <table:table-cell table:style-name="ce75" office:value-type="float" office:value="0" calcext:value-type="float">
            <text:p>0</text:p>
          </table:table-cell>
          <table:table-cell table:style-name="ce82" table:formula="of:=IF([.$X83]=&quot;&quot;;IF([.$E83]=&quot;out&quot;;1;0);IF([.$X83]=&quot;A&quot;;3;2))" office:value-type="float" office:value="1" calcext:value-type="float">
            <text:p>1</text:p>
          </table:table-cell>
          <table:table-cell table:style-name="ce82" table:formula="of:=IF([.$Z83]=&quot;&quot;;0;[.$Z83])" office:value-type="float" office:value="0" calcext:value-type="float">
            <text:p>0</text:p>
          </table:table-cell>
          <table:table-cell table:style-name="ce82" table:formula="of:=IF([.$Y83]=&quot;H&quot;;1;IF([.$Y83]=&quot;L&quot;;2;0))" office:value-type="float" office:value="0" calcext:value-type="float">
            <text:p>0</text:p>
          </table:table-cell>
          <table:table-cell table:style-name="ce82" table:formula="of:=IF([.$Y83]=1;1;0)" office:value-type="float" office:value="0" calcext:value-type="float">
            <text:p>0</text:p>
          </table:table-cell>
          <table:table-cell table:style-name="ce82" table:formula="of:=IF(OR([.$X83]=&quot;&quot;;[.$X83]=&quot;A&quot;);0;[.$X83])" office:value-type="float" office:value="0" calcext:value-type="float">
            <text:p>0</text:p>
          </table:table-cell>
          <table:table-cell table:style-name="ce80"/>
          <table:table-cell table:style-name="ce80" table:formula="of:=MID([.H83];2;1)" office:value-type="string" office:string-value="E" calcext:value-type="string">
            <text:p>E</text:p>
          </table:table-cell>
          <table:table-cell table:style-name="ce80" table:formula="of:=MID([.H83];3;2)" office:value-type="string" office:string-value="15" calcext:value-type="string">
            <text:p>15</text:p>
          </table:table-cell>
          <table:table-cell table:style-name="ce80" table:formula="of:=[.AI83]*2" office:value-type="float" office:value="30" calcext:value-type="float">
            <text:p>30</text:p>
          </table:table-cell>
          <table:table-cell table:style-name="ce80" table:formula="of:=MOD([.AJ83]*2;32)" office:value-type="float" office:value="28" calcext:value-type="float">
            <text:p>28</text:p>
          </table:table-cell>
          <table:table-cell table:style-name="ce80" table:formula="of:=IF([.AL$1]=[.$AH83];[.$AB83]*(2^[.$AJ83]);&quot;&quot;)">
            <text:p/>
          </table:table-cell>
          <table:table-cell table:style-name="ce80" table:formula="of:=IF([.AM$1]=[.$AH83];[.$AA83]*(2^[.$AI83]);&quot;&quot;)">
            <text:p/>
          </table:table-cell>
          <table:table-cell table:style-name="ce80" table:formula="of:=IF([.AN$1]=[.$AH83];[.$AC83]*(2^[.$AJ83]);&quot;&quot;)">
            <text:p/>
          </table:table-cell>
          <table:table-cell table:style-name="ce80" table:formula="of:=IF([.AO$1]=[.$AH83];[.$AD83]*(2^[.$AJ83]);&quot;&quot;)">
            <text:p/>
          </table:table-cell>
          <table:table-cell table:style-name="ce80" table:formula="of:=IF([.AP$1]=[.$AH83];[.$AE83]*(2^[.$AI83]);&quot;&quot;)">
            <text:p/>
          </table:table-cell>
          <table:table-cell table:style-name="ce80" table:formula="of:=IF(AND([.AQ$1]=[.$AH83];[.$AJ83]&lt;16);[.$AF83]*(2^[.$AK83]);&quot;&quot;)">
            <text:p/>
          </table:table-cell>
          <table:table-cell table:style-name="ce80" table:formula="of:=IF(AND([.AQ$1]=[.$AH83];[.$AJ83]&gt;=16);[.$AF83]*(2^[.$AK83]);&quot;&quot;)">
            <text:p/>
          </table:table-cell>
          <table:table-cell table:style-name="ce80" table:formula="of:=IF([.AS$1]=[.$AH83];[.$AB83]*(2^[.$AJ83]);&quot;&quot;)">
            <text:p/>
          </table:table-cell>
          <table:table-cell table:style-name="ce80" table:formula="of:=IF([.AT$1]=[.$AH83];[.$AA83]*(2^[.$AI83]);&quot;&quot;)">
            <text:p/>
          </table:table-cell>
          <table:table-cell table:style-name="ce80" table:formula="of:=IF([.AU$1]=[.$AH83];[.$AC83]*(2^[.$AJ83]);&quot;&quot;)">
            <text:p/>
          </table:table-cell>
          <table:table-cell table:style-name="ce80" table:formula="of:=IF([.AV$1]=[.$AH83];[.$AD83]*(2^[.$AJ83]);&quot;&quot;)">
            <text:p/>
          </table:table-cell>
          <table:table-cell table:style-name="ce80" table:formula="of:=IF([.AW$1]=[.$AH83];[.$AE83]*(2^[.$AI83]);&quot;&quot;)">
            <text:p/>
          </table:table-cell>
          <table:table-cell table:style-name="ce80" table:formula="of:=IF(AND([.AX$1]=[.$AH83];[.$AJ83]&lt;16);[.$AF83]*(2^[.$AK83]);&quot;&quot;)">
            <text:p/>
          </table:table-cell>
          <table:table-cell table:style-name="ce80" table:formula="of:=IF(AND([.AX$1]=[.$AH83];[.$AJ83]&gt;=16);[.$AF83]*(2^[.$AK83]);&quot;&quot;)">
            <text:p/>
          </table:table-cell>
          <table:table-cell table:style-name="ce80" table:formula="of:=IF([.AZ$1]=[.$AH83];[.$AB83]*(2^[.$AJ83]);&quot;&quot;)">
            <text:p/>
          </table:table-cell>
          <table:table-cell table:style-name="ce80" table:formula="of:=IF([.BA$1]=[.$AH83];[.$AA83]*(2^[.$AI83]);&quot;&quot;)">
            <text:p/>
          </table:table-cell>
          <table:table-cell table:style-name="ce80" table:formula="of:=IF([.BB$1]=[.$AH83];[.$AC83]*(2^[.$AJ83]);&quot;&quot;)">
            <text:p/>
          </table:table-cell>
          <table:table-cell table:style-name="ce80" table:formula="of:=IF([.BC$1]=[.$AH83];[.$AD83]*(2^[.$AJ83]);&quot;&quot;)">
            <text:p/>
          </table:table-cell>
          <table:table-cell table:style-name="ce80" table:formula="of:=IF([.BD$1]=[.$AH83];[.$AE83]*(2^[.$AI83]);&quot;&quot;)">
            <text:p/>
          </table:table-cell>
          <table:table-cell table:style-name="ce80" table:formula="of:=IF(AND([.BE$1]=[.$AH83];[.$AJ83]&lt;16);[.$AF83]*(2^[.$AK83]);&quot;&quot;)">
            <text:p/>
          </table:table-cell>
          <table:table-cell table:style-name="ce80" table:formula="of:=IF(AND([.BE$1]=[.$AH83];[.$AJ83]&gt;=16);[.$AF83]*(2^[.$AK83]);&quot;&quot;)">
            <text:p/>
          </table:table-cell>
          <table:table-cell table:style-name="ce80" table:formula="of:=IF([.BG$1]=[.$AH83];[.$AB83]*(2^[.$AJ83]);&quot;&quot;)">
            <text:p/>
          </table:table-cell>
          <table:table-cell table:style-name="ce80" table:formula="of:=IF([.BH$1]=[.$AH83];[.$AA83]*(2^[.$AI83]);&quot;&quot;)">
            <text:p/>
          </table:table-cell>
          <table:table-cell table:style-name="ce80" table:formula="of:=IF([.BI$1]=[.$AH83];[.$AC83]*(2^[.$AJ83]);&quot;&quot;)">
            <text:p/>
          </table:table-cell>
          <table:table-cell table:style-name="ce80" table:formula="of:=IF([.BJ$1]=[.$AH83];[.$AD83]*(2^[.$AJ83]);&quot;&quot;)">
            <text:p/>
          </table:table-cell>
          <table:table-cell table:style-name="ce80" table:formula="of:=IF([.BK$1]=[.$AH83];[.$AE83]*(2^[.$AI83]);&quot;&quot;)">
            <text:p/>
          </table:table-cell>
          <table:table-cell table:style-name="ce80" table:formula="of:=IF(AND([.BL$1]=[.$AH83];[.$AJ83]&lt;16);[.$AF83]*(2^[.$AK83]);&quot;&quot;)">
            <text:p/>
          </table:table-cell>
          <table:table-cell table:style-name="ce80" table:formula="of:=IF(AND([.BL$1]=[.$AH83];[.$AJ83]&gt;=16);[.$AF83]*(2^[.$AK83]);&quot;&quot;)">
            <text:p/>
          </table:table-cell>
          <table:table-cell table:style-name="ce80" table:formula="of:=IF([.BN$1]=[.$AH83];[.$AB83]*(2^[.$AJ83]);&quot;&quot;)" office:value-type="float" office:value="1073741824" calcext:value-type="float">
            <text:p>1073741824</text:p>
          </table:table-cell>
          <table:table-cell table:style-name="ce80" table:formula="of:=IF([.BO$1]=[.$AH83];[.$AA83]*(2^[.$AI83]);&quot;&quot;)" office:value-type="float" office:value="0" calcext:value-type="float">
            <text:p>0</text:p>
          </table:table-cell>
          <table:table-cell table:style-name="ce80" table:formula="of:=IF([.BP$1]=[.$AH83];[.$AC83]*(2^[.$AJ83]);&quot;&quot;)" office:value-type="float" office:value="0" calcext:value-type="float">
            <text:p>0</text:p>
          </table:table-cell>
          <table:table-cell table:style-name="ce80" table:formula="of:=IF([.BQ$1]=[.$AH83];[.$AD83]*(2^[.$AJ83]);&quot;&quot;)" office:value-type="float" office:value="0" calcext:value-type="float">
            <text:p>0</text:p>
          </table:table-cell>
          <table:table-cell table:style-name="ce80" table:formula="of:=IF([.BR$1]=[.$AH83];[.$AE83]*(2^[.$AI83]);&quot;&quot;)" office:value-type="float" office:value="0" calcext:value-type="float">
            <text:p>0</text:p>
          </table:table-cell>
          <table:table-cell table:style-name="ce80" table:formula="of:=IF(AND([.BS$1]=[.$AH83];[.$AJ83]&lt;16);[.$AF83]*(2^[.$AK83]);&quot;&quot;)">
            <text:p/>
          </table:table-cell>
          <table:table-cell table:style-name="ce80" table:formula="of:=IF(AND([.BS$1]=[.$AH83];[.$AJ83]&gt;=16);[.$AF83]*(2^[.$AK83]);&quot;&quot;)" office:value-type="float" office:value="0" calcext:value-type="float">
            <text:p>0</text:p>
          </table:table-cell>
          <table:table-cell table:style-name="ce80" table:formula="of:=IF([.BU$1]=[.$AH83];[.$AB83]*(2^[.$AJ83]);&quot;&quot;)">
            <text:p/>
          </table:table-cell>
          <table:table-cell table:style-name="ce80" table:formula="of:=IF([.BV$1]=[.$AH83];[.$AA83]*(2^[.$AI83]);&quot;&quot;)">
            <text:p/>
          </table:table-cell>
          <table:table-cell table:style-name="ce80" table:formula="of:=IF([.BW$1]=[.$AH83];[.$AC83]*(2^[.$AJ83]);&quot;&quot;)">
            <text:p/>
          </table:table-cell>
          <table:table-cell table:style-name="ce80" table:formula="of:=IF([.BX$1]=[.$AH83];[.$AD83]*(2^[.$AJ83]);&quot;&quot;)">
            <text:p/>
          </table:table-cell>
          <table:table-cell table:style-name="ce80" table:formula="of:=IF([.BY$1]=[.$AH83];[.$AE83]*(2^[.$AI83]);&quot;&quot;)">
            <text:p/>
          </table:table-cell>
          <table:table-cell table:style-name="ce80" table:formula="of:=IF(AND([.BZ$1]=[.$AH83];[.$AJ83]&lt;16);[.$AF83]*(2^[.$AK83]);&quot;&quot;)">
            <text:p/>
          </table:table-cell>
          <table:table-cell table:style-name="ce80" table:formula="of:=IF(AND([.BZ$1]=[.$AH83];[.$AJ83]&gt;=16);[.$AF83]*(2^[.$AK83]);&quot;&quot;)">
            <text:p/>
          </table:table-cell>
        </table:table-row>
        <table:table-row table:style-name="ro1">
          <table:table-cell table:style-name="ce60" office:value-type="float" office:value="12" calcext:value-type="float">
            <text:p>12</text:p>
          </table:table-cell>
          <table:table-cell table:style-name="ce62" table:number-columns-repeated="2"/>
          <table:table-cell table:style-name="ce62" office:value-type="string" calcext:value-type="string">
            <text:p>XTALI</text:p>
          </table:table-cell>
          <table:table-cell table:style-name="ce62" office:value-type="string" calcext:value-type="string">
            <text:p>in</text:p>
          </table:table-cell>
          <table:table-cell table:style-name="ce62" office:value-type="string" calcext:value-type="string">
            <text:p>Кварц</text:p>
          </table:table-cell>
          <table:table-cell table:style-name="ce63"/>
          <table:table-cell table:style-name="ce63" office:value-type="string" calcext:value-type="string">
            <text:p>PH0</text:p>
          </table:table-cell>
          <table:table-cell table:style-name="ce63" table:number-columns-repeated="13"/>
          <table:table-cell table:style-name="ce85" office:value-type="string" calcext:value-type="string">
            <text:p>OSCIN</text:p>
          </table:table-cell>
          <table:table-cell table:style-name="ce44" table:formula="of:=[.H84]" office:value-type="string" office:string-value="PH0" calcext:value-type="string">
            <text:p>PH0</text:p>
          </table:table-cell>
          <table:table-cell table:style-name="ce80" table:number-columns-repeated="3"/>
          <table:table-cell table:style-name="ce75" office:value-type="float" office:value="0" calcext:value-type="float">
            <text:p>0</text:p>
          </table:table-cell>
          <table:table-cell table:style-name="ce82" table:formula="of:=IF([.$X84]=&quot;&quot;;IF([.$E84]=&quot;out&quot;;1;0);IF([.$X84]=&quot;A&quot;;3;2))" office:value-type="float" office:value="0" calcext:value-type="float">
            <text:p>0</text:p>
          </table:table-cell>
          <table:table-cell table:style-name="ce82" table:formula="of:=IF([.$Z84]=&quot;&quot;;0;[.$Z84])" office:value-type="float" office:value="0" calcext:value-type="float">
            <text:p>0</text:p>
          </table:table-cell>
          <table:table-cell table:style-name="ce82" table:formula="of:=IF([.$Y84]=&quot;H&quot;;1;IF([.$Y84]=&quot;L&quot;;2;0))" office:value-type="float" office:value="0" calcext:value-type="float">
            <text:p>0</text:p>
          </table:table-cell>
          <table:table-cell table:style-name="ce82" table:formula="of:=IF([.$Y84]=1;1;0)" office:value-type="float" office:value="0" calcext:value-type="float">
            <text:p>0</text:p>
          </table:table-cell>
          <table:table-cell table:style-name="ce82" table:formula="of:=IF(OR([.$X84]=&quot;&quot;;[.$X84]=&quot;A&quot;);0;[.$X84])" office:value-type="float" office:value="0" calcext:value-type="float">
            <text:p>0</text:p>
          </table:table-cell>
          <table:table-cell table:style-name="ce80"/>
          <table:table-cell table:style-name="ce80" table:formula="of:=MID([.H84];2;1)" office:value-type="string" office:string-value="H" calcext:value-type="string">
            <text:p>H</text:p>
          </table:table-cell>
          <table:table-cell table:style-name="ce80" table:formula="of:=MID([.H84];3;2)" office:value-type="string" office:string-value="0" calcext:value-type="string">
            <text:p>0</text:p>
          </table:table-cell>
          <table:table-cell table:style-name="ce80" table:formula="of:=[.AI84]*2" office:value-type="float" office:value="0" calcext:value-type="float">
            <text:p>0</text:p>
          </table:table-cell>
          <table:table-cell table:style-name="ce80" table:formula="of:=MOD([.AJ84]*2;32)" office:value-type="float" office:value="0" calcext:value-type="float">
            <text:p>0</text:p>
          </table:table-cell>
          <table:table-cell table:style-name="ce80" table:formula="of:=IF([.AL$1]=[.$AH84];[.$AB84]*(2^[.$AJ84]);&quot;&quot;)">
            <text:p/>
          </table:table-cell>
          <table:table-cell table:style-name="ce80" table:formula="of:=IF([.AM$1]=[.$AH84];[.$AA84]*(2^[.$AI84]);&quot;&quot;)">
            <text:p/>
          </table:table-cell>
          <table:table-cell table:style-name="ce80" table:formula="of:=IF([.AN$1]=[.$AH84];[.$AC84]*(2^[.$AJ84]);&quot;&quot;)">
            <text:p/>
          </table:table-cell>
          <table:table-cell table:style-name="ce80" table:formula="of:=IF([.AO$1]=[.$AH84];[.$AD84]*(2^[.$AJ84]);&quot;&quot;)">
            <text:p/>
          </table:table-cell>
          <table:table-cell table:style-name="ce80" table:formula="of:=IF([.AP$1]=[.$AH84];[.$AE84]*(2^[.$AI84]);&quot;&quot;)">
            <text:p/>
          </table:table-cell>
          <table:table-cell table:style-name="ce80" table:formula="of:=IF(AND([.AQ$1]=[.$AH84];[.$AJ84]&lt;16);[.$AF84]*(2^[.$AK84]);&quot;&quot;)">
            <text:p/>
          </table:table-cell>
          <table:table-cell table:style-name="ce80" table:formula="of:=IF(AND([.AQ$1]=[.$AH84];[.$AJ84]&gt;=16);[.$AF84]*(2^[.$AK84]);&quot;&quot;)">
            <text:p/>
          </table:table-cell>
          <table:table-cell table:style-name="ce80" table:formula="of:=IF([.AS$1]=[.$AH84];[.$AB84]*(2^[.$AJ84]);&quot;&quot;)">
            <text:p/>
          </table:table-cell>
          <table:table-cell table:style-name="ce80" table:formula="of:=IF([.AT$1]=[.$AH84];[.$AA84]*(2^[.$AI84]);&quot;&quot;)">
            <text:p/>
          </table:table-cell>
          <table:table-cell table:style-name="ce80" table:formula="of:=IF([.AU$1]=[.$AH84];[.$AC84]*(2^[.$AJ84]);&quot;&quot;)">
            <text:p/>
          </table:table-cell>
          <table:table-cell table:style-name="ce80" table:formula="of:=IF([.AV$1]=[.$AH84];[.$AD84]*(2^[.$AJ84]);&quot;&quot;)">
            <text:p/>
          </table:table-cell>
          <table:table-cell table:style-name="ce80" table:formula="of:=IF([.AW$1]=[.$AH84];[.$AE84]*(2^[.$AI84]);&quot;&quot;)">
            <text:p/>
          </table:table-cell>
          <table:table-cell table:style-name="ce80" table:formula="of:=IF(AND([.AX$1]=[.$AH84];[.$AJ84]&lt;16);[.$AF84]*(2^[.$AK84]);&quot;&quot;)">
            <text:p/>
          </table:table-cell>
          <table:table-cell table:style-name="ce80" table:formula="of:=IF(AND([.AX$1]=[.$AH84];[.$AJ84]&gt;=16);[.$AF84]*(2^[.$AK84]);&quot;&quot;)">
            <text:p/>
          </table:table-cell>
          <table:table-cell table:style-name="ce80" table:formula="of:=IF([.AZ$1]=[.$AH84];[.$AB84]*(2^[.$AJ84]);&quot;&quot;)">
            <text:p/>
          </table:table-cell>
          <table:table-cell table:style-name="ce80" table:formula="of:=IF([.BA$1]=[.$AH84];[.$AA84]*(2^[.$AI84]);&quot;&quot;)">
            <text:p/>
          </table:table-cell>
          <table:table-cell table:style-name="ce80" table:formula="of:=IF([.BB$1]=[.$AH84];[.$AC84]*(2^[.$AJ84]);&quot;&quot;)">
            <text:p/>
          </table:table-cell>
          <table:table-cell table:style-name="ce80" table:formula="of:=IF([.BC$1]=[.$AH84];[.$AD84]*(2^[.$AJ84]);&quot;&quot;)">
            <text:p/>
          </table:table-cell>
          <table:table-cell table:style-name="ce80" table:formula="of:=IF([.BD$1]=[.$AH84];[.$AE84]*(2^[.$AI84]);&quot;&quot;)">
            <text:p/>
          </table:table-cell>
          <table:table-cell table:style-name="ce80" table:formula="of:=IF(AND([.BE$1]=[.$AH84];[.$AJ84]&lt;16);[.$AF84]*(2^[.$AK84]);&quot;&quot;)">
            <text:p/>
          </table:table-cell>
          <table:table-cell table:style-name="ce80" table:formula="of:=IF(AND([.BE$1]=[.$AH84];[.$AJ84]&gt;=16);[.$AF84]*(2^[.$AK84]);&quot;&quot;)">
            <text:p/>
          </table:table-cell>
          <table:table-cell table:style-name="ce80" table:formula="of:=IF([.BG$1]=[.$AH84];[.$AB84]*(2^[.$AJ84]);&quot;&quot;)">
            <text:p/>
          </table:table-cell>
          <table:table-cell table:style-name="ce80" table:formula="of:=IF([.BH$1]=[.$AH84];[.$AA84]*(2^[.$AI84]);&quot;&quot;)">
            <text:p/>
          </table:table-cell>
          <table:table-cell table:style-name="ce80" table:formula="of:=IF([.BI$1]=[.$AH84];[.$AC84]*(2^[.$AJ84]);&quot;&quot;)">
            <text:p/>
          </table:table-cell>
          <table:table-cell table:style-name="ce80" table:formula="of:=IF([.BJ$1]=[.$AH84];[.$AD84]*(2^[.$AJ84]);&quot;&quot;)">
            <text:p/>
          </table:table-cell>
          <table:table-cell table:style-name="ce80" table:formula="of:=IF([.BK$1]=[.$AH84];[.$AE84]*(2^[.$AI84]);&quot;&quot;)">
            <text:p/>
          </table:table-cell>
          <table:table-cell table:style-name="ce80" table:formula="of:=IF(AND([.BL$1]=[.$AH84];[.$AJ84]&lt;16);[.$AF84]*(2^[.$AK84]);&quot;&quot;)">
            <text:p/>
          </table:table-cell>
          <table:table-cell table:style-name="ce80" table:formula="of:=IF(AND([.BL$1]=[.$AH84];[.$AJ84]&gt;=16);[.$AF84]*(2^[.$AK84]);&quot;&quot;)">
            <text:p/>
          </table:table-cell>
          <table:table-cell table:style-name="ce80" table:formula="of:=IF([.BN$1]=[.$AH84];[.$AB84]*(2^[.$AJ84]);&quot;&quot;)">
            <text:p/>
          </table:table-cell>
          <table:table-cell table:style-name="ce80" table:formula="of:=IF([.BO$1]=[.$AH84];[.$AA84]*(2^[.$AI84]);&quot;&quot;)">
            <text:p/>
          </table:table-cell>
          <table:table-cell table:style-name="ce80" table:formula="of:=IF([.BP$1]=[.$AH84];[.$AC84]*(2^[.$AJ84]);&quot;&quot;)">
            <text:p/>
          </table:table-cell>
          <table:table-cell table:style-name="ce80" table:formula="of:=IF([.BQ$1]=[.$AH84];[.$AD84]*(2^[.$AJ84]);&quot;&quot;)">
            <text:p/>
          </table:table-cell>
          <table:table-cell table:style-name="ce80" table:formula="of:=IF([.BR$1]=[.$AH84];[.$AE84]*(2^[.$AI84]);&quot;&quot;)">
            <text:p/>
          </table:table-cell>
          <table:table-cell table:style-name="ce80" table:formula="of:=IF(AND([.BS$1]=[.$AH84];[.$AJ84]&lt;16);[.$AF84]*(2^[.$AK84]);&quot;&quot;)">
            <text:p/>
          </table:table-cell>
          <table:table-cell table:style-name="ce80" table:formula="of:=IF(AND([.BS$1]=[.$AH84];[.$AJ84]&gt;=16);[.$AF84]*(2^[.$AK84]);&quot;&quot;)">
            <text:p/>
          </table:table-cell>
          <table:table-cell table:style-name="ce80" table:formula="of:=IF([.BU$1]=[.$AH84];[.$AB84]*(2^[.$AJ84]);&quot;&quot;)" office:value-type="float" office:value="0" calcext:value-type="float">
            <text:p>0</text:p>
          </table:table-cell>
          <table:table-cell table:style-name="ce80" table:formula="of:=IF([.BV$1]=[.$AH84];[.$AA84]*(2^[.$AI84]);&quot;&quot;)" office:value-type="float" office:value="0" calcext:value-type="float">
            <text:p>0</text:p>
          </table:table-cell>
          <table:table-cell table:style-name="ce80" table:formula="of:=IF([.BW$1]=[.$AH84];[.$AC84]*(2^[.$AJ84]);&quot;&quot;)" office:value-type="float" office:value="0" calcext:value-type="float">
            <text:p>0</text:p>
          </table:table-cell>
          <table:table-cell table:style-name="ce80" table:formula="of:=IF([.BX$1]=[.$AH84];[.$AD84]*(2^[.$AJ84]);&quot;&quot;)" office:value-type="float" office:value="0" calcext:value-type="float">
            <text:p>0</text:p>
          </table:table-cell>
          <table:table-cell table:style-name="ce80" table:formula="of:=IF([.BY$1]=[.$AH84];[.$AE84]*(2^[.$AI84]);&quot;&quot;)" office:value-type="float" office:value="0" calcext:value-type="float">
            <text:p>0</text:p>
          </table:table-cell>
          <table:table-cell table:style-name="ce80" table:formula="of:=IF(AND([.BZ$1]=[.$AH84];[.$AJ84]&lt;16);[.$AF84]*(2^[.$AK84]);&quot;&quot;)" office:value-type="float" office:value="0" calcext:value-type="float">
            <text:p>0</text:p>
          </table:table-cell>
          <table:table-cell table:style-name="ce80" table:formula="of:=IF(AND([.BZ$1]=[.$AH84];[.$AJ84]&gt;=16);[.$AF84]*(2^[.$AK84]);&quot;&quot;)">
            <text:p/>
          </table:table-cell>
        </table:table-row>
        <table:table-row table:style-name="ro1">
          <table:table-cell table:style-name="ce60" office:value-type="float" office:value="13" calcext:value-type="float">
            <text:p>13</text:p>
          </table:table-cell>
          <table:table-cell table:style-name="ce62" table:number-columns-repeated="2"/>
          <table:table-cell table:style-name="ce62" office:value-type="string" calcext:value-type="string">
            <text:p>XTALO</text:p>
          </table:table-cell>
          <table:table-cell table:style-name="ce62" office:value-type="string" calcext:value-type="string">
            <text:p>out</text:p>
          </table:table-cell>
          <table:table-cell table:style-name="ce62" office:value-type="string" calcext:value-type="string">
            <text:p>Кварц</text:p>
          </table:table-cell>
          <table:table-cell table:style-name="ce63"/>
          <table:table-cell table:style-name="ce63" office:value-type="string" calcext:value-type="string">
            <text:p>PH1</text:p>
          </table:table-cell>
          <table:table-cell table:style-name="ce63" table:number-columns-repeated="13"/>
          <table:table-cell table:style-name="ce85" office:value-type="string" calcext:value-type="string">
            <text:p>OSCOUT</text:p>
          </table:table-cell>
          <table:table-cell table:style-name="ce44" table:formula="of:=[.H85]" office:value-type="string" office:string-value="PH1" calcext:value-type="string">
            <text:p>PH1</text:p>
          </table:table-cell>
          <table:table-cell table:style-name="ce80" table:number-columns-repeated="3"/>
          <table:table-cell table:style-name="ce75" office:value-type="float" office:value="0" calcext:value-type="float">
            <text:p>0</text:p>
          </table:table-cell>
          <table:table-cell table:style-name="ce82" table:formula="of:=IF([.$X85]=&quot;&quot;;IF([.$E85]=&quot;out&quot;;1;0);IF([.$X85]=&quot;A&quot;;3;2))" office:value-type="float" office:value="1" calcext:value-type="float">
            <text:p>1</text:p>
          </table:table-cell>
          <table:table-cell table:style-name="ce82" table:formula="of:=IF([.$Z85]=&quot;&quot;;0;[.$Z85])" office:value-type="float" office:value="0" calcext:value-type="float">
            <text:p>0</text:p>
          </table:table-cell>
          <table:table-cell table:style-name="ce82" table:formula="of:=IF([.$Y85]=&quot;H&quot;;1;IF([.$Y85]=&quot;L&quot;;2;0))" office:value-type="float" office:value="0" calcext:value-type="float">
            <text:p>0</text:p>
          </table:table-cell>
          <table:table-cell table:style-name="ce82" table:formula="of:=IF([.$Y85]=1;1;0)" office:value-type="float" office:value="0" calcext:value-type="float">
            <text:p>0</text:p>
          </table:table-cell>
          <table:table-cell table:style-name="ce82" table:formula="of:=IF(OR([.$X85]=&quot;&quot;;[.$X85]=&quot;A&quot;);0;[.$X85])" office:value-type="float" office:value="0" calcext:value-type="float">
            <text:p>0</text:p>
          </table:table-cell>
          <table:table-cell table:style-name="ce80"/>
          <table:table-cell table:style-name="ce80" table:formula="of:=MID([.H85];2;1)" office:value-type="string" office:string-value="H" calcext:value-type="string">
            <text:p>H</text:p>
          </table:table-cell>
          <table:table-cell table:style-name="ce80" table:formula="of:=MID([.H85];3;2)" office:value-type="string" office:string-value="1" calcext:value-type="string">
            <text:p>1</text:p>
          </table:table-cell>
          <table:table-cell table:style-name="ce80" table:formula="of:=[.AI85]*2" office:value-type="float" office:value="2" calcext:value-type="float">
            <text:p>2</text:p>
          </table:table-cell>
          <table:table-cell table:style-name="ce80" table:formula="of:=MOD([.AJ85]*2;32)" office:value-type="float" office:value="4" calcext:value-type="float">
            <text:p>4</text:p>
          </table:table-cell>
          <table:table-cell table:style-name="ce80" table:formula="of:=IF([.AL$1]=[.$AH85];[.$AB85]*(2^[.$AJ85]);&quot;&quot;)">
            <text:p/>
          </table:table-cell>
          <table:table-cell table:style-name="ce80" table:formula="of:=IF([.AM$1]=[.$AH85];[.$AA85]*(2^[.$AI85]);&quot;&quot;)">
            <text:p/>
          </table:table-cell>
          <table:table-cell table:style-name="ce80" table:formula="of:=IF([.AN$1]=[.$AH85];[.$AC85]*(2^[.$AJ85]);&quot;&quot;)">
            <text:p/>
          </table:table-cell>
          <table:table-cell table:style-name="ce80" table:formula="of:=IF([.AO$1]=[.$AH85];[.$AD85]*(2^[.$AJ85]);&quot;&quot;)">
            <text:p/>
          </table:table-cell>
          <table:table-cell table:style-name="ce80" table:formula="of:=IF([.AP$1]=[.$AH85];[.$AE85]*(2^[.$AI85]);&quot;&quot;)">
            <text:p/>
          </table:table-cell>
          <table:table-cell table:style-name="ce80" table:formula="of:=IF(AND([.AQ$1]=[.$AH85];[.$AJ85]&lt;16);[.$AF85]*(2^[.$AK85]);&quot;&quot;)">
            <text:p/>
          </table:table-cell>
          <table:table-cell table:style-name="ce80" table:formula="of:=IF(AND([.AQ$1]=[.$AH85];[.$AJ85]&gt;=16);[.$AF85]*(2^[.$AK85]);&quot;&quot;)">
            <text:p/>
          </table:table-cell>
          <table:table-cell table:style-name="ce80" table:formula="of:=IF([.AS$1]=[.$AH85];[.$AB85]*(2^[.$AJ85]);&quot;&quot;)">
            <text:p/>
          </table:table-cell>
          <table:table-cell table:style-name="ce80" table:formula="of:=IF([.AT$1]=[.$AH85];[.$AA85]*(2^[.$AI85]);&quot;&quot;)">
            <text:p/>
          </table:table-cell>
          <table:table-cell table:style-name="ce80" table:formula="of:=IF([.AU$1]=[.$AH85];[.$AC85]*(2^[.$AJ85]);&quot;&quot;)">
            <text:p/>
          </table:table-cell>
          <table:table-cell table:style-name="ce80" table:formula="of:=IF([.AV$1]=[.$AH85];[.$AD85]*(2^[.$AJ85]);&quot;&quot;)">
            <text:p/>
          </table:table-cell>
          <table:table-cell table:style-name="ce80" table:formula="of:=IF([.AW$1]=[.$AH85];[.$AE85]*(2^[.$AI85]);&quot;&quot;)">
            <text:p/>
          </table:table-cell>
          <table:table-cell table:style-name="ce80" table:formula="of:=IF(AND([.AX$1]=[.$AH85];[.$AJ85]&lt;16);[.$AF85]*(2^[.$AK85]);&quot;&quot;)">
            <text:p/>
          </table:table-cell>
          <table:table-cell table:style-name="ce80" table:formula="of:=IF(AND([.AX$1]=[.$AH85];[.$AJ85]&gt;=16);[.$AF85]*(2^[.$AK85]);&quot;&quot;)">
            <text:p/>
          </table:table-cell>
          <table:table-cell table:style-name="ce80" table:formula="of:=IF([.AZ$1]=[.$AH85];[.$AB85]*(2^[.$AJ85]);&quot;&quot;)">
            <text:p/>
          </table:table-cell>
          <table:table-cell table:style-name="ce80" table:formula="of:=IF([.BA$1]=[.$AH85];[.$AA85]*(2^[.$AI85]);&quot;&quot;)">
            <text:p/>
          </table:table-cell>
          <table:table-cell table:style-name="ce80" table:formula="of:=IF([.BB$1]=[.$AH85];[.$AC85]*(2^[.$AJ85]);&quot;&quot;)">
            <text:p/>
          </table:table-cell>
          <table:table-cell table:style-name="ce80" table:formula="of:=IF([.BC$1]=[.$AH85];[.$AD85]*(2^[.$AJ85]);&quot;&quot;)">
            <text:p/>
          </table:table-cell>
          <table:table-cell table:style-name="ce80" table:formula="of:=IF([.BD$1]=[.$AH85];[.$AE85]*(2^[.$AI85]);&quot;&quot;)">
            <text:p/>
          </table:table-cell>
          <table:table-cell table:style-name="ce80" table:formula="of:=IF(AND([.BE$1]=[.$AH85];[.$AJ85]&lt;16);[.$AF85]*(2^[.$AK85]);&quot;&quot;)">
            <text:p/>
          </table:table-cell>
          <table:table-cell table:style-name="ce80" table:formula="of:=IF(AND([.BE$1]=[.$AH85];[.$AJ85]&gt;=16);[.$AF85]*(2^[.$AK85]);&quot;&quot;)">
            <text:p/>
          </table:table-cell>
          <table:table-cell table:style-name="ce80" table:formula="of:=IF([.BG$1]=[.$AH85];[.$AB85]*(2^[.$AJ85]);&quot;&quot;)">
            <text:p/>
          </table:table-cell>
          <table:table-cell table:style-name="ce80" table:formula="of:=IF([.BH$1]=[.$AH85];[.$AA85]*(2^[.$AI85]);&quot;&quot;)">
            <text:p/>
          </table:table-cell>
          <table:table-cell table:style-name="ce80" table:formula="of:=IF([.BI$1]=[.$AH85];[.$AC85]*(2^[.$AJ85]);&quot;&quot;)">
            <text:p/>
          </table:table-cell>
          <table:table-cell table:style-name="ce80" table:formula="of:=IF([.BJ$1]=[.$AH85];[.$AD85]*(2^[.$AJ85]);&quot;&quot;)">
            <text:p/>
          </table:table-cell>
          <table:table-cell table:style-name="ce80" table:formula="of:=IF([.BK$1]=[.$AH85];[.$AE85]*(2^[.$AI85]);&quot;&quot;)">
            <text:p/>
          </table:table-cell>
          <table:table-cell table:style-name="ce80" table:formula="of:=IF(AND([.BL$1]=[.$AH85];[.$AJ85]&lt;16);[.$AF85]*(2^[.$AK85]);&quot;&quot;)">
            <text:p/>
          </table:table-cell>
          <table:table-cell table:style-name="ce80" table:formula="of:=IF(AND([.BL$1]=[.$AH85];[.$AJ85]&gt;=16);[.$AF85]*(2^[.$AK85]);&quot;&quot;)">
            <text:p/>
          </table:table-cell>
          <table:table-cell table:style-name="ce80" table:formula="of:=IF([.BN$1]=[.$AH85];[.$AB85]*(2^[.$AJ85]);&quot;&quot;)">
            <text:p/>
          </table:table-cell>
          <table:table-cell table:style-name="ce80" table:formula="of:=IF([.BO$1]=[.$AH85];[.$AA85]*(2^[.$AI85]);&quot;&quot;)">
            <text:p/>
          </table:table-cell>
          <table:table-cell table:style-name="ce80" table:formula="of:=IF([.BP$1]=[.$AH85];[.$AC85]*(2^[.$AJ85]);&quot;&quot;)">
            <text:p/>
          </table:table-cell>
          <table:table-cell table:style-name="ce80" table:formula="of:=IF([.BQ$1]=[.$AH85];[.$AD85]*(2^[.$AJ85]);&quot;&quot;)">
            <text:p/>
          </table:table-cell>
          <table:table-cell table:style-name="ce80" table:formula="of:=IF([.BR$1]=[.$AH85];[.$AE85]*(2^[.$AI85]);&quot;&quot;)">
            <text:p/>
          </table:table-cell>
          <table:table-cell table:style-name="ce80" table:formula="of:=IF(AND([.BS$1]=[.$AH85];[.$AJ85]&lt;16);[.$AF85]*(2^[.$AK85]);&quot;&quot;)">
            <text:p/>
          </table:table-cell>
          <table:table-cell table:style-name="ce80" table:formula="of:=IF(AND([.BS$1]=[.$AH85];[.$AJ85]&gt;=16);[.$AF85]*(2^[.$AK85]);&quot;&quot;)">
            <text:p/>
          </table:table-cell>
          <table:table-cell table:style-name="ce80" table:formula="of:=IF([.BU$1]=[.$AH85];[.$AB85]*(2^[.$AJ85]);&quot;&quot;)" office:value-type="float" office:value="4" calcext:value-type="float">
            <text:p>4</text:p>
          </table:table-cell>
          <table:table-cell table:style-name="ce80" table:formula="of:=IF([.BV$1]=[.$AH85];[.$AA85]*(2^[.$AI85]);&quot;&quot;)" office:value-type="float" office:value="0" calcext:value-type="float">
            <text:p>0</text:p>
          </table:table-cell>
          <table:table-cell table:style-name="ce80" table:formula="of:=IF([.BW$1]=[.$AH85];[.$AC85]*(2^[.$AJ85]);&quot;&quot;)" office:value-type="float" office:value="0" calcext:value-type="float">
            <text:p>0</text:p>
          </table:table-cell>
          <table:table-cell table:style-name="ce80" table:formula="of:=IF([.BX$1]=[.$AH85];[.$AD85]*(2^[.$AJ85]);&quot;&quot;)" office:value-type="float" office:value="0" calcext:value-type="float">
            <text:p>0</text:p>
          </table:table-cell>
          <table:table-cell table:style-name="ce80" table:formula="of:=IF([.BY$1]=[.$AH85];[.$AE85]*(2^[.$AI85]);&quot;&quot;)" office:value-type="float" office:value="0" calcext:value-type="float">
            <text:p>0</text:p>
          </table:table-cell>
          <table:table-cell table:style-name="ce80" table:formula="of:=IF(AND([.BZ$1]=[.$AH85];[.$AJ85]&lt;16);[.$AF85]*(2^[.$AK85]);&quot;&quot;)" office:value-type="float" office:value="0" calcext:value-type="float">
            <text:p>0</text:p>
          </table:table-cell>
          <table:table-cell table:style-name="ce80" table:formula="of:=IF(AND([.BZ$1]=[.$AH85];[.$AJ85]&gt;=16);[.$AF85]*(2^[.$AK85]);&quot;&quot;)">
            <text:p/>
          </table:table-cell>
        </table:table-row>
        <table:table-row table:style-name="ro1">
          <table:table-cell table:style-name="ce57"/>
          <table:table-cell table:number-columns-repeated="5"/>
          <table:table-cell table:style-name="Default"/>
          <table:table-cell table:number-columns-repeated="15"/>
          <table:table-cell table:style-name="ce86"/>
          <table:table-cell table:style-name="ce80" table:number-columns-repeated="56"/>
        </table:table-row>
        <table:table-row table:style-name="ro1">
          <table:table-cell table:style-name="ce57"/>
          <table:table-cell table:number-columns-repeated="5"/>
          <table:table-cell table:style-name="Default"/>
          <table:table-cell table:number-columns-repeated="15"/>
          <table:table-cell table:style-name="ce86"/>
          <table:table-cell table:style-name="ce80" table:number-columns-repeated="14"/>
          <table:table-cell table:style-name="ce80" table:formula="of:=[.AL$1] &amp; &quot;_&quot; &amp; [.AL$2]" office:value-type="string" office:string-value="A_MODER" calcext:value-type="string">
            <text:p>A_MODER</text:p>
          </table:table-cell>
          <table:table-cell table:style-name="ce80" table:formula="of:=[.AM$1] &amp; &quot;_&quot; &amp; [.AM$2]" office:value-type="string" office:string-value="A_OTYPER" calcext:value-type="string">
            <text:p>A_OTYPER</text:p>
          </table:table-cell>
          <table:table-cell table:style-name="ce80" table:formula="of:=[.AN$1] &amp; &quot;_&quot; &amp; [.AN$2]" office:value-type="string" office:string-value="A_OSPEEDR" calcext:value-type="string">
            <text:p>A_OSPEEDR</text:p>
          </table:table-cell>
          <table:table-cell table:style-name="ce80" table:formula="of:=[.AO$1] &amp; &quot;_&quot; &amp; [.AO$2]" office:value-type="string" office:string-value="A_PUPDR" calcext:value-type="string">
            <text:p>A_PUPDR</text:p>
          </table:table-cell>
          <table:table-cell table:style-name="ce80" table:formula="of:=[.AP$1] &amp; &quot;_&quot; &amp; [.AP$2]" office:value-type="string" office:string-value="A_ODR" calcext:value-type="string">
            <text:p>A_ODR</text:p>
          </table:table-cell>
          <table:table-cell table:style-name="ce80" table:formula="of:=[.AQ$1] &amp; &quot;_&quot; &amp; [.AQ$2]" office:value-type="string" office:string-value="A_AFL" calcext:value-type="string">
            <text:p>A_AFL</text:p>
          </table:table-cell>
          <table:table-cell table:style-name="ce80" table:formula="of:=[.AR$1] &amp; &quot;_&quot; &amp; [.AR$2]" office:value-type="string" office:string-value="A_AFH" calcext:value-type="string">
            <text:p>A_AFH</text:p>
          </table:table-cell>
          <table:table-cell table:style-name="ce80" table:formula="of:=[.AS$1] &amp; &quot;_&quot; &amp; [.AS$2]" office:value-type="string" office:string-value="B_MODER" calcext:value-type="string">
            <text:p>B_MODER</text:p>
          </table:table-cell>
          <table:table-cell table:style-name="ce80" table:formula="of:=[.AT$1] &amp; &quot;_&quot; &amp; [.AT$2]" office:value-type="string" office:string-value="B_OTYPER" calcext:value-type="string">
            <text:p>B_OTYPER</text:p>
          </table:table-cell>
          <table:table-cell table:style-name="ce80" table:formula="of:=[.AU$1] &amp; &quot;_&quot; &amp; [.AU$2]" office:value-type="string" office:string-value="B_OSPEEDR" calcext:value-type="string">
            <text:p>B_OSPEEDR</text:p>
          </table:table-cell>
          <table:table-cell table:style-name="ce80" table:formula="of:=[.AV$1] &amp; &quot;_&quot; &amp; [.AV$2]" office:value-type="string" office:string-value="B_PUPDR" calcext:value-type="string">
            <text:p>B_PUPDR</text:p>
          </table:table-cell>
          <table:table-cell table:style-name="ce80" table:formula="of:=[.AW$1] &amp; &quot;_&quot; &amp; [.AW$2]" office:value-type="string" office:string-value="B_ODR" calcext:value-type="string">
            <text:p>B_ODR</text:p>
          </table:table-cell>
          <table:table-cell table:style-name="ce80" table:formula="of:=[.AX$1] &amp; &quot;_&quot; &amp; [.AX$2]" office:value-type="string" office:string-value="B_AFL" calcext:value-type="string">
            <text:p>B_AFL</text:p>
          </table:table-cell>
          <table:table-cell table:style-name="ce80" table:formula="of:=[.AY$1] &amp; &quot;_&quot; &amp; [.AY$2]" office:value-type="string" office:string-value="B_AFH" calcext:value-type="string">
            <text:p>B_AFH</text:p>
          </table:table-cell>
          <table:table-cell table:style-name="ce80" table:formula="of:=[.AZ$1] &amp; &quot;_&quot; &amp; [.AZ$2]" office:value-type="string" office:string-value="C_MODER" calcext:value-type="string">
            <text:p>C_MODER</text:p>
          </table:table-cell>
          <table:table-cell table:style-name="ce80" table:formula="of:=[.BA$1] &amp; &quot;_&quot; &amp; [.BA$2]" office:value-type="string" office:string-value="C_OTYPER" calcext:value-type="string">
            <text:p>C_OTYPER</text:p>
          </table:table-cell>
          <table:table-cell table:style-name="ce80" table:formula="of:=[.BB$1] &amp; &quot;_&quot; &amp; [.BB$2]" office:value-type="string" office:string-value="C_OSPEEDR" calcext:value-type="string">
            <text:p>C_OSPEEDR</text:p>
          </table:table-cell>
          <table:table-cell table:style-name="ce80" table:formula="of:=[.BC$1] &amp; &quot;_&quot; &amp; [.BC$2]" office:value-type="string" office:string-value="C_PUPDR" calcext:value-type="string">
            <text:p>C_PUPDR</text:p>
          </table:table-cell>
          <table:table-cell table:style-name="ce80" table:formula="of:=[.BD$1] &amp; &quot;_&quot; &amp; [.BD$2]" office:value-type="string" office:string-value="C_ODR" calcext:value-type="string">
            <text:p>C_ODR</text:p>
          </table:table-cell>
          <table:table-cell table:style-name="ce80" table:formula="of:=[.BE$1] &amp; &quot;_&quot; &amp; [.BE$2]" office:value-type="string" office:string-value="C_AFL" calcext:value-type="string">
            <text:p>C_AFL</text:p>
          </table:table-cell>
          <table:table-cell table:style-name="ce80" table:formula="of:=[.BF$1] &amp; &quot;_&quot; &amp; [.BF$2]" office:value-type="string" office:string-value="C_AFH" calcext:value-type="string">
            <text:p>C_AFH</text:p>
          </table:table-cell>
          <table:table-cell table:style-name="ce80" table:formula="of:=[.BG$1] &amp; &quot;_&quot; &amp; [.BG$2]" office:value-type="string" office:string-value="D_MODER" calcext:value-type="string">
            <text:p>D_MODER</text:p>
          </table:table-cell>
          <table:table-cell table:style-name="ce80" table:formula="of:=[.BH$1] &amp; &quot;_&quot; &amp; [.BH$2]" office:value-type="string" office:string-value="D_OTYPER" calcext:value-type="string">
            <text:p>D_OTYPER</text:p>
          </table:table-cell>
          <table:table-cell table:style-name="ce80" table:formula="of:=[.BI$1] &amp; &quot;_&quot; &amp; [.BI$2]" office:value-type="string" office:string-value="D_OSPEEDR" calcext:value-type="string">
            <text:p>D_OSPEEDR</text:p>
          </table:table-cell>
          <table:table-cell table:style-name="ce80" table:formula="of:=[.BJ$1] &amp; &quot;_&quot; &amp; [.BJ$2]" office:value-type="string" office:string-value="D_PUPDR" calcext:value-type="string">
            <text:p>D_PUPDR</text:p>
          </table:table-cell>
          <table:table-cell table:style-name="ce80" table:formula="of:=[.BK$1] &amp; &quot;_&quot; &amp; [.BK$2]" office:value-type="string" office:string-value="D_ODR" calcext:value-type="string">
            <text:p>D_ODR</text:p>
          </table:table-cell>
          <table:table-cell table:style-name="ce80" table:formula="of:=[.BL$1] &amp; &quot;_&quot; &amp; [.BL$2]" office:value-type="string" office:string-value="D_AFL" calcext:value-type="string">
            <text:p>D_AFL</text:p>
          </table:table-cell>
          <table:table-cell table:style-name="ce80" table:formula="of:=[.BM$1] &amp; &quot;_&quot; &amp; [.BM$2]" office:value-type="string" office:string-value="D_AFH" calcext:value-type="string">
            <text:p>D_AFH</text:p>
          </table:table-cell>
          <table:table-cell table:style-name="ce80" table:formula="of:=[.BN$1] &amp; &quot;_&quot; &amp; [.BN$2]" office:value-type="string" office:string-value="E_MODER" calcext:value-type="string">
            <text:p>E_MODER</text:p>
          </table:table-cell>
          <table:table-cell table:style-name="ce80" table:formula="of:=[.BO$1] &amp; &quot;_&quot; &amp; [.BO$2]" office:value-type="string" office:string-value="E_OTYPER" calcext:value-type="string">
            <text:p>E_OTYPER</text:p>
          </table:table-cell>
          <table:table-cell table:style-name="ce80" table:formula="of:=[.BP$1] &amp; &quot;_&quot; &amp; [.BP$2]" office:value-type="string" office:string-value="E_OSPEEDR" calcext:value-type="string">
            <text:p>E_OSPEEDR</text:p>
          </table:table-cell>
          <table:table-cell table:style-name="ce80" table:formula="of:=[.BQ$1] &amp; &quot;_&quot; &amp; [.BQ$2]" office:value-type="string" office:string-value="E_PUPDR" calcext:value-type="string">
            <text:p>E_PUPDR</text:p>
          </table:table-cell>
          <table:table-cell table:style-name="ce80" table:formula="of:=[.BR$1] &amp; &quot;_&quot; &amp; [.BR$2]" office:value-type="string" office:string-value="E_ODR" calcext:value-type="string">
            <text:p>E_ODR</text:p>
          </table:table-cell>
          <table:table-cell table:style-name="ce80" table:formula="of:=[.BS$1] &amp; &quot;_&quot; &amp; [.BS$2]" office:value-type="string" office:string-value="E_AFL" calcext:value-type="string">
            <text:p>E_AFL</text:p>
          </table:table-cell>
          <table:table-cell table:style-name="ce80" table:formula="of:=[.BT$1] &amp; &quot;_&quot; &amp; [.BT$2]" office:value-type="string" office:string-value="E_AFH" calcext:value-type="string">
            <text:p>E_AFH</text:p>
          </table:table-cell>
          <table:table-cell table:style-name="ce80" table:formula="of:=[.BU$1] &amp; &quot;_&quot; &amp; [.BU$2]" office:value-type="string" office:string-value="H_MODER" calcext:value-type="string">
            <text:p>H_MODER</text:p>
          </table:table-cell>
          <table:table-cell table:style-name="ce80" table:formula="of:=[.BV$1] &amp; &quot;_&quot; &amp; [.BV$2]" office:value-type="string" office:string-value="H_OTYPER" calcext:value-type="string">
            <text:p>H_OTYPER</text:p>
          </table:table-cell>
          <table:table-cell table:style-name="ce80" table:formula="of:=[.BW$1] &amp; &quot;_&quot; &amp; [.BW$2]" office:value-type="string" office:string-value="H_OSPEEDR" calcext:value-type="string">
            <text:p>H_OSPEEDR</text:p>
          </table:table-cell>
          <table:table-cell table:style-name="ce80" table:formula="of:=[.BX$1] &amp; &quot;_&quot; &amp; [.BX$2]" office:value-type="string" office:string-value="H_PUPDR" calcext:value-type="string">
            <text:p>H_PUPDR</text:p>
          </table:table-cell>
          <table:table-cell table:style-name="ce80" table:formula="of:=[.BY$1] &amp; &quot;_&quot; &amp; [.BY$2]" office:value-type="string" office:string-value="H_ODR" calcext:value-type="string">
            <text:p>H_ODR</text:p>
          </table:table-cell>
          <table:table-cell table:style-name="ce80" table:formula="of:=[.BZ$1] &amp; &quot;_&quot; &amp; [.BZ$2]" office:value-type="string" office:string-value="H_AFL" calcext:value-type="string">
            <text:p>H_AFL</text:p>
          </table:table-cell>
          <table:table-cell table:style-name="ce80" table:formula="of:=[.CA$1] &amp; &quot;_&quot; &amp; [.CA$2]" office:value-type="string" office:string-value="H_AFH" calcext:value-type="string">
            <text:p>H_AFH</text:p>
          </table:table-cell>
        </table:table-row>
        <table:table-row table:style-name="ro1">
          <table:table-cell table:style-name="ce57"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BOOT0</text:p>
          </table:table-cell>
          <table:table-cell table:number-columns-repeated="2"/>
          <table:table-cell table:style-name="Default"/>
          <table:table-cell table:number-columns-repeated="15"/>
          <table:table-cell table:style-name="ce86"/>
          <table:table-cell table:style-name="ce80" table:number-columns-repeated="14"/>
          <table:table-cell table:style-name="ce80" table:formula="of:=&quot;0x&quot; &amp; DEC2HEX(SUM([.AL$4:.AL85]);8)" office:value-type="string" office:string-value="0x6AAABFEB" calcext:value-type="string">
            <text:p>0x6AAABFEB</text:p>
          </table:table-cell>
          <table:table-cell table:style-name="ce80" table:formula="of:=&quot;0x&quot; &amp; DEC2HEX(SUM([.AM$4:.AM85]);8)" office:value-type="string" office:string-value="0x00000000" calcext:value-type="string">
            <text:p>0x00000000</text:p>
          </table:table-cell>
          <table:table-cell table:style-name="ce80" table:formula="of:=&quot;0x&quot; &amp; DEC2HEX(SUM([.AN$4:.AN85]);8)" office:value-type="string" office:string-value="0x3C03C00C" calcext:value-type="string">
            <text:p>0x3C03C00C</text:p>
          </table:table-cell>
          <table:table-cell table:style-name="ce80" table:formula="of:=&quot;0x&quot; &amp; DEC2HEX(SUM([.AO$4:.AO85]);8)" office:value-type="string" office:string-value="0x24140010" calcext:value-type="string">
            <text:p>0x24140010</text:p>
          </table:table-cell>
          <table:table-cell table:style-name="ce80" table:formula="of:=&quot;0x&quot; &amp; DEC2HEX(SUM([.AP$4:.AP85]);8)" office:value-type="string" office:string-value="0x00008000" calcext:value-type="string">
            <text:p>0x00008000</text:p>
          </table:table-cell>
          <table:table-cell table:style-name="ce80" table:formula="of:=&quot;0x&quot; &amp; DEC2HEX(SUM([.AQ$4:.AQ85]);8)" office:value-type="string" office:string-value="0xB0000BB0" calcext:value-type="string">
            <text:p>0xB0000BB0</text:p>
          </table:table-cell>
          <table:table-cell table:style-name="ce80" table:formula="of:=&quot;0x&quot; &amp; DEC2HEX(SUM([.AR$4:.AR85]);8)" office:value-type="string" office:string-value="0x000AA770" calcext:value-type="string">
            <text:p>0x000AA770</text:p>
          </table:table-cell>
          <table:table-cell table:style-name="ce80" table:formula="of:=&quot;0x&quot; &amp; DEC2HEX(SUM([.AS$4:.AS85]);8)" office:value-type="string" office:string-value="0x1A9A691F" calcext:value-type="string">
            <text:p>0x1A9A691F</text:p>
          </table:table-cell>
          <table:table-cell table:style-name="ce80" table:formula="of:=&quot;0x&quot; &amp; DEC2HEX(SUM([.AT$4:.AT85]);8)" office:value-type="string" office:string-value="0x00000210" calcext:value-type="string">
            <text:p>0x00000210</text:p>
          </table:table-cell>
          <table:table-cell table:style-name="ce80" table:formula="of:=&quot;0x&quot; &amp; DEC2HEX(SUM([.AU$4:.AU85]);8)" office:value-type="string" office:string-value="0x0FC00000" calcext:value-type="string">
            <text:p>0x0FC00000</text:p>
          </table:table-cell>
          <table:table-cell table:style-name="ce80" table:formula="of:=&quot;0x&quot; &amp; DEC2HEX(SUM([.AV$4:.AV85]);8)" office:value-type="string" office:string-value="0x40821400" calcext:value-type="string">
            <text:p>0x40821400</text:p>
          </table:table-cell>
          <table:table-cell table:style-name="ce80" table:formula="of:=&quot;0x&quot; &amp; DEC2HEX(SUM([.AW$4:.AW85]);8)" office:value-type="string" office:string-value="0x00000290" calcext:value-type="string">
            <text:p>0x00000290</text:p>
          </table:table-cell>
          <table:table-cell table:style-name="ce80" table:formula="of:=&quot;0x&quot; &amp; DEC2HEX(SUM([.AX$4:.AX85]);8)" office:value-type="string" office:string-value="0x09900000" calcext:value-type="string">
            <text:p>0x09900000</text:p>
          </table:table-cell>
          <table:table-cell table:style-name="ce80" table:formula="of:=&quot;0x&quot; &amp; DEC2HEX(SUM([.AY$4:.AY85]);8)" office:value-type="string" office:string-value="0x00BBB033" calcext:value-type="string">
            <text:p>0x00BBB033</text:p>
          </table:table-cell>
          <table:table-cell table:style-name="ce80" table:formula="of:=&quot;0x&quot; &amp; DEC2HEX(SUM([.AZ$4:.AZ85]);8)" office:value-type="string" office:string-value="0x02AAAAFB" calcext:value-type="string">
            <text:p>0x02AAAAFB</text:p>
          </table:table-cell>
          <table:table-cell table:style-name="ce80" table:formula="of:=&quot;0x&quot; &amp; DEC2HEX(SUM([.BA$4:.BA85]);8)" office:value-type="string" office:string-value="0x00000000" calcext:value-type="string">
            <text:p>0x00000000</text:p>
          </table:table-cell>
          <table:table-cell table:style-name="ce80" table:formula="of:=&quot;0x&quot; &amp; DEC2HEX(SUM([.BB$4:.BB85]);8)" office:value-type="string" office:string-value="0x02A00F00" calcext:value-type="string">
            <text:p>0x02A00F00</text:p>
          </table:table-cell>
          <table:table-cell table:style-name="ce80" table:formula="of:=&quot;0x&quot; &amp; DEC2HEX(SUM([.BC$4:.BC85]);8)" office:value-type="string" office:string-value="0x56605008" calcext:value-type="string">
            <text:p>0x56605008</text:p>
          </table:table-cell>
          <table:table-cell table:style-name="ce80" table:formula="of:=&quot;0x&quot; &amp; DEC2HEX(SUM([.BD$4:.BD85]);8)" office:value-type="string" office:string-value="0x00000000" calcext:value-type="string">
            <text:p>0x00000000</text:p>
          </table:table-cell>
          <table:table-cell table:style-name="ce80" table:formula="of:=&quot;0x&quot; &amp; DEC2HEX(SUM([.BE$4:.BE85]);8)" office:value-type="string" office:string-value="0x88BB00B0" calcext:value-type="string">
            <text:p>0x88BB00B0</text:p>
          </table:table-cell>
          <table:table-cell table:style-name="ce80" table:formula="of:=&quot;0x&quot; &amp; DEC2HEX(SUM([.BF$4:.BF85]);8)" office:value-type="string" office:string-value="0x00066632" calcext:value-type="string">
            <text:p>0x00066632</text:p>
          </table:table-cell>
          <table:table-cell table:style-name="ce80" table:formula="of:=&quot;0x&quot; &amp; DEC2HEX(SUM([.BG$4:.BG85]);8)" office:value-type="string" office:string-value="0xAA1A455A" calcext:value-type="string">
            <text:p>0xAA1A455A</text:p>
          </table:table-cell>
          <table:table-cell table:style-name="ce80" table:formula="of:=&quot;0x&quot; &amp; DEC2HEX(SUM([.BH$4:.BH85]);8)" office:value-type="string" office:string-value="0x00000080" calcext:value-type="string">
            <text:p>0x00000080</text:p>
          </table:table-cell>
          <table:table-cell table:style-name="ce80" table:formula="of:=&quot;0x&quot; &amp; DEC2HEX(SUM([.BI$4:.BI85]);8)" office:value-type="string" office:string-value="0x00000000" calcext:value-type="string">
            <text:p>0x00000000</text:p>
          </table:table-cell>
          <table:table-cell table:style-name="ce80" table:formula="of:=&quot;0x&quot; &amp; DEC2HEX(SUM([.BJ$4:.BJ85]);8)" office:value-type="string" office:string-value="0x55850005" calcext:value-type="string">
            <text:p>0x55850005</text:p>
          </table:table-cell>
          <table:table-cell table:style-name="ce80" table:formula="of:=&quot;0x&quot; &amp; DEC2HEX(SUM([.BK$4:.BK85]);8)" office:value-type="string" office:string-value="0x000000A4" calcext:value-type="string">
            <text:p>0x000000A4</text:p>
          </table:table-cell>
          <table:table-cell table:style-name="ce80" table:formula="of:=&quot;0x&quot; &amp; DEC2HEX(SUM([.BL$4:.BL85]);8)" office:value-type="string" office:string-value="0x00000099" calcext:value-type="string">
            <text:p>0x00000099</text:p>
          </table:table-cell>
          <table:table-cell table:style-name="ce80" table:formula="of:=&quot;0x&quot; &amp; DEC2HEX(SUM([.BM$4:.BM85]);8)" office:value-type="string" office:string-value="0x22220077" calcext:value-type="string">
            <text:p>0x22220077</text:p>
          </table:table-cell>
          <table:table-cell table:style-name="ce80" table:formula="of:=&quot;0x&quot; &amp; DEC2HEX(SUM([.BN$4:.BN85]);8)" office:value-type="string" office:string-value="0x55555555" calcext:value-type="string">
            <text:p>0x55555555</text:p>
          </table:table-cell>
          <table:table-cell table:style-name="ce80" table:formula="of:=&quot;0x&quot; &amp; DEC2HEX(SUM([.BO$4:.BO85]);8)" office:value-type="string" office:string-value="0x00000000" calcext:value-type="string">
            <text:p>0x00000000</text:p>
          </table:table-cell>
          <table:table-cell table:style-name="ce80" table:formula="of:=&quot;0x&quot; &amp; DEC2HEX(SUM([.BP$4:.BP85]);8)" office:value-type="string" office:string-value="0x00000000" calcext:value-type="string">
            <text:p>0x00000000</text:p>
          </table:table-cell>
          <table:table-cell table:style-name="ce80" table:formula="of:=&quot;0x&quot; &amp; DEC2HEX(SUM([.BQ$4:.BQ85]);8)" office:value-type="string" office:string-value="0x00000000" calcext:value-type="string">
            <text:p>0x00000000</text:p>
          </table:table-cell>
          <table:table-cell table:style-name="ce80" table:formula="of:=&quot;0x&quot; &amp; DEC2HEX(SUM([.BR$4:.BR85]);8)" office:value-type="string" office:string-value="0x00000000" calcext:value-type="string">
            <text:p>0x00000000</text:p>
          </table:table-cell>
          <table:table-cell table:style-name="ce80" table:formula="of:=&quot;0x&quot; &amp; DEC2HEX(SUM([.BS$4:.BS85]);8)" office:value-type="string" office:string-value="0x00000000" calcext:value-type="string">
            <text:p>0x00000000</text:p>
          </table:table-cell>
          <table:table-cell table:style-name="ce80" table:formula="of:=&quot;0x&quot; &amp; DEC2HEX(SUM([.BT$4:.BT85]);8)" office:value-type="string" office:string-value="0x00000000" calcext:value-type="string">
            <text:p>0x00000000</text:p>
          </table:table-cell>
          <table:table-cell table:style-name="ce80" table:formula="of:=&quot;0x&quot; &amp; DEC2HEX(SUM([.BU$4:.BU85]);8)" office:value-type="string" office:string-value="0x00000004" calcext:value-type="string">
            <text:p>0x00000004</text:p>
          </table:table-cell>
          <table:table-cell table:style-name="ce80" table:formula="of:=&quot;0x&quot; &amp; DEC2HEX(SUM([.BV$4:.BV85]);8)" office:value-type="string" office:string-value="0x00000000" calcext:value-type="string">
            <text:p>0x00000000</text:p>
          </table:table-cell>
          <table:table-cell table:style-name="ce80" table:formula="of:=&quot;0x&quot; &amp; DEC2HEX(SUM([.BW$4:.BW85]);8)" office:value-type="string" office:string-value="0x00000000" calcext:value-type="string">
            <text:p>0x00000000</text:p>
          </table:table-cell>
          <table:table-cell table:style-name="ce80" table:formula="of:=&quot;0x&quot; &amp; DEC2HEX(SUM([.BX$4:.BX85]);8)" office:value-type="string" office:string-value="0x00000000" calcext:value-type="string">
            <text:p>0x00000000</text:p>
          </table:table-cell>
          <table:table-cell table:style-name="ce80" table:formula="of:=&quot;0x&quot; &amp; DEC2HEX(SUM([.BY$4:.BY85]);8)" office:value-type="string" office:string-value="0x00000000" calcext:value-type="string">
            <text:p>0x00000000</text:p>
          </table:table-cell>
          <table:table-cell table:style-name="ce80" table:formula="of:=&quot;0x&quot; &amp; DEC2HEX(SUM([.BZ$4:.BZ85]);8)" office:value-type="string" office:string-value="0x00000000" calcext:value-type="string">
            <text:p>0x00000000</text:p>
          </table:table-cell>
          <table:table-cell table:style-name="ce80" table:formula="of:=&quot;0x&quot; &amp; DEC2HEX(SUM([.CA$4:.CA85]);8)" office:value-type="string" office:string-value="0x00000000" calcext:value-type="string">
            <text:p>0x00000000</text:p>
          </table:table-cell>
        </table:table-row>
        <table:table-row table:style-name="ro1">
          <table:table-cell table:style-name="ce57"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n.c.</text:p>
          </table:table-cell>
          <table:table-cell table:number-columns-repeated="2"/>
          <table:table-cell table:style-name="Default"/>
          <table:table-cell table:number-columns-repeated="15"/>
          <table:table-cell table:style-name="ce86"/>
          <table:table-cell table:style-name="ce80" table:number-columns-repeated="56"/>
        </table:table-row>
        <table:table-row table:style-name="ro1">
          <table:table-cell table:style-name="ce57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NRST</text:p>
          </table:table-cell>
          <table:table-cell table:number-columns-repeated="2"/>
          <table:table-cell table:style-name="Default"/>
          <table:table-cell table:number-columns-repeated="15"/>
          <table:table-cell table:style-name="ce86"/>
          <table:table-cell table:style-name="ce80" table:number-columns-repeated="56"/>
        </table:table-row>
        <table:table-row table:style-name="ro1">
          <table:table-cell table:style-name="ce57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VBAT</text:p>
          </table:table-cell>
          <table:table-cell table:number-columns-repeated="2"/>
          <table:table-cell table:style-name="Default"/>
          <table:table-cell table:number-columns-repeated="15"/>
          <table:table-cell table:style-name="ce86"/>
          <table:table-cell table:style-name="ce80" table:number-columns-repeated="56"/>
        </table:table-row>
        <table:table-row table:style-name="ro1">
          <table:table-cell table:style-name="ce57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VCAP</text:p>
          </table:table-cell>
          <table:table-cell table:number-columns-repeated="2"/>
          <table:table-cell table:style-name="Default"/>
          <table:table-cell table:number-columns-repeated="15"/>
          <table:table-cell table:style-name="ce86"/>
          <table:table-cell table:style-name="ce80" table:number-columns-repeated="56"/>
        </table:table-row>
        <table:table-row table:style-name="ro1">
          <table:table-cell table:style-name="ce57"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VCAP</text:p>
          </table:table-cell>
          <table:table-cell table:number-columns-repeated="2"/>
          <table:table-cell table:style-name="Default"/>
          <table:table-cell table:number-columns-repeated="15"/>
          <table:table-cell table:style-name="ce86"/>
          <table:table-cell table:style-name="ce80" table:number-columns-repeated="56"/>
        </table:table-row>
        <table:table-row table:style-name="ro1">
          <table:table-cell table:style-name="ce57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VDD</text:p>
          </table:table-cell>
          <table:table-cell table:number-columns-repeated="2"/>
          <table:table-cell table:style-name="Default"/>
          <table:table-cell table:number-columns-repeated="15"/>
          <table:table-cell table:style-name="ce86"/>
          <table:table-cell table:style-name="ce80" table:number-columns-repeated="56"/>
        </table:table-row>
        <table:table-row table:style-name="ro1">
          <table:table-cell table:style-name="ce57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VDD</text:p>
          </table:table-cell>
          <table:table-cell table:number-columns-repeated="2"/>
          <table:table-cell table:style-name="Default"/>
          <table:table-cell table:number-columns-repeated="15"/>
          <table:table-cell table:style-name="ce86"/>
          <table:table-cell table:style-name="ce80" table:number-columns-repeated="56"/>
        </table:table-row>
        <table:table-row table:style-name="ro1">
          <table:table-cell table:style-name="ce57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VDD</text:p>
          </table:table-cell>
          <table:table-cell table:number-columns-repeated="2"/>
          <table:table-cell table:style-name="Default"/>
          <table:table-cell table:number-columns-repeated="15"/>
          <table:table-cell table:style-name="ce86"/>
          <table:table-cell table:style-name="ce80" table:number-columns-repeated="56"/>
        </table:table-row>
        <table:table-row table:style-name="ro1">
          <table:table-cell table:style-name="ce57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VDD</text:p>
          </table:table-cell>
          <table:table-cell table:number-columns-repeated="2"/>
          <table:table-cell table:style-name="Default"/>
          <table:table-cell table:number-columns-repeated="15"/>
          <table:table-cell table:style-name="ce86"/>
          <table:table-cell table:style-name="ce80" table:number-columns-repeated="56"/>
        </table:table-row>
        <table:table-row table:style-name="ro1">
          <table:table-cell table:style-name="ce57"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VDD</text:p>
          </table:table-cell>
          <table:table-cell table:number-columns-repeated="2"/>
          <table:table-cell table:style-name="Default"/>
          <table:table-cell table:number-columns-repeated="15"/>
          <table:table-cell table:style-name="ce86"/>
          <table:table-cell table:style-name="ce80" table:number-columns-repeated="56"/>
        </table:table-row>
        <table:table-row table:style-name="ro1">
          <table:table-cell table:style-name="ce57" office:value-type="float" office:value="100" calcext:value-type="float">
            <text:p>100</text:p>
          </table:table-cell>
          <table:table-cell table:style-name="Default"/>
          <table:table-cell/>
          <table:table-cell office:value-type="string" calcext:value-type="string">
            <text:p>VDD</text:p>
          </table:table-cell>
          <table:table-cell table:number-columns-repeated="2"/>
          <table:table-cell table:style-name="Default"/>
          <table:table-cell table:number-columns-repeated="15"/>
          <table:table-cell table:style-name="ce86"/>
          <table:table-cell table:style-name="ce80" table:number-columns-repeated="56"/>
        </table:table-row>
        <table:table-row table:style-name="ro1">
          <table:table-cell table:style-name="ce57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VDDA</text:p>
          </table:table-cell>
          <table:table-cell table:number-columns-repeated="2"/>
          <table:table-cell table:style-name="Default"/>
          <table:table-cell table:number-columns-repeated="15"/>
          <table:table-cell table:style-name="ce86"/>
          <table:table-cell table:style-name="ce80" table:number-columns-repeated="56"/>
        </table:table-row>
        <table:table-row table:style-name="ro1">
          <table:table-cell table:style-name="ce57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VREF+</text:p>
          </table:table-cell>
          <table:table-cell table:number-columns-repeated="2"/>
          <table:table-cell table:style-name="Default"/>
          <table:table-cell table:number-columns-repeated="15"/>
          <table:table-cell table:style-name="ce86"/>
          <table:table-cell table:style-name="ce80" table:number-columns-repeated="56"/>
        </table:table-row>
        <table:table-row table:style-name="ro1">
          <table:table-cell table:style-name="ce57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VSS</text:p>
          </table:table-cell>
          <table:table-cell table:number-columns-repeated="2"/>
          <table:table-cell table:style-name="Default"/>
          <table:table-cell table:number-columns-repeated="15"/>
          <table:table-cell table:style-name="ce86"/>
          <table:table-cell table:style-name="ce80" table:number-columns-repeated="56"/>
        </table:table-row>
        <table:table-row table:style-name="ro1">
          <table:table-cell table:style-name="ce57"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VSS</text:p>
          </table:table-cell>
          <table:table-cell table:number-columns-repeated="2"/>
          <table:table-cell table:style-name="Default"/>
          <table:table-cell table:number-columns-repeated="15"/>
          <table:table-cell table:style-name="ce86"/>
          <table:table-cell table:style-name="ce80" table:number-columns-repeated="56"/>
        </table:table-row>
        <table:table-row table:style-name="ro1">
          <table:table-cell table:style-name="ce57"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VSS</text:p>
          </table:table-cell>
          <table:table-cell table:number-columns-repeated="2"/>
          <table:table-cell table:style-name="Default"/>
          <table:table-cell table:number-columns-repeated="15"/>
          <table:table-cell table:style-name="ce86"/>
          <table:table-cell table:style-name="ce80" table:number-columns-repeated="14"/>
          <table:table-cell table:number-columns-repeated="42"/>
        </table:table-row>
        <table:table-row table:style-name="ro1">
          <table:table-cell table:style-name="ce57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VSSA</text:p>
          </table:table-cell>
          <table:table-cell table:number-columns-repeated="2"/>
          <table:table-cell table:style-name="Default"/>
          <table:table-cell table:number-columns-repeated="15"/>
          <table:table-cell table:style-name="ce80" table:number-columns-repeated="15"/>
          <table:table-cell table:number-columns-repeated="42"/>
        </table:table-row>
        <table:table-row table:style-name="ro1">
          <table:table-cell/>
          <table:table-cell table:style-name="Default"/>
          <table:table-cell table:number-columns-repeated="77"/>
        </table:table-row>
        <table:table-row table:style-name="ro1">
          <table:table-cell/>
          <table:table-cell table:style-name="ce82" table:number-columns-repeated="4"/>
          <table:table-cell table:style-name="ce82" office:value-type="string" calcext:value-type="string">
            <text:p>/* Распиновка контроллера платы управления DC-модулем */</text:p>
          </table:table-cell>
          <table:table-cell table:style-name="ce67"/>
          <table:table-cell table:number-columns-repeated="72"/>
        </table:table-row>
        <table:table-row table:style-name="ro1">
          <table:table-cell/>
          <table:table-cell table:style-name="ce82" table:number-columns-repeated="5"/>
          <table:table-cell table:style-name="ce67"/>
          <table:table-cell table:number-columns-repeated="72"/>
        </table:table-row>
        <table:table-row table:style-name="ro1">
          <table:table-cell/>
          <table:table-cell table:style-name="ce82" table:number-columns-repeated="4"/>
          <table:table-cell table:style-name="ce82" office:value-type="string" calcext:value-type="string">
            <text:p>#ifndef _PINOUT_H</text:p>
          </table:table-cell>
          <table:table-cell table:style-name="ce67"/>
          <table:table-cell table:number-columns-repeated="72"/>
        </table:table-row>
        <table:table-row table:style-name="ro1">
          <table:table-cell/>
          <table:table-cell table:style-name="ce82" table:number-columns-repeated="4"/>
          <table:table-cell table:style-name="ce82" office:value-type="string" calcext:value-type="string">
            <text:p>#define _PINOUT_H</text:p>
          </table:table-cell>
          <table:table-cell table:style-name="ce67"/>
          <table:table-cell table:number-columns-repeated="72"/>
        </table:table-row>
        <table:table-row table:style-name="ro1">
          <table:table-cell/>
          <table:table-cell table:style-name="ce82" table:number-columns-repeated="4"/>
          <table:table-cell table:style-name="ce82" office:value-type="string" calcext:value-type="string">
            <text:p>#ifdef PINOUT_INCLUDE_LUTS</text:p>
          </table:table-cell>
          <table:table-cell table:style-name="ce67"/>
          <table:table-cell table:number-columns-repeated="72"/>
        </table:table-row>
        <table:table-row table:style-name="ro1">
          <table:table-cell/>
          <table:table-cell table:style-name="ce82" table:number-columns-repeated="5"/>
          <table:table-cell table:style-name="ce67"/>
          <table:table-cell table:number-columns-repeated="72"/>
        </table:table-row>
        <table:table-row table:style-name="ro1">
          <table:table-cell/>
          <table:table-cell table:style-name="ce94" office:value-type="string" calcext:value-type="string">
            <text:p>Таблица инициализации GPIO</text:p>
          </table:table-cell>
          <table:table-cell table:style-name="ce94" table:number-columns-repeated="3"/>
          <table:table-cell table:style-name="ce94" table:formula="of:=&quot;/* &quot; &amp; [.B113] &amp; &quot; */&quot;" office:value-type="string" office:string-value="/* Таблица инициализации GPIO */" calcext:value-type="string">
            <text:p>/* Таблица инициализации GPIO */</text:p>
          </table:table-cell>
          <table:table-cell table:style-name="ce68"/>
          <table:table-cell table:number-columns-repeated="72"/>
        </table:table-row>
        <table:table-row table:style-name="ro1">
          <table:table-cell/>
          <table:table-cell table:style-name="ce81" table:number-columns-repeated="4"/>
          <table:table-cell table:style-name="ce81" office:value-type="string" calcext:value-type="string">
            <text:p>#define AFL AFR[0]</text:p>
          </table:table-cell>
          <table:table-cell table:number-columns-repeated="2"/>
          <table:table-cell table:style-name="ce90" table:number-columns-repeated="71"/>
        </table:table-row>
        <table:table-row table:style-name="ro1">
          <table:table-cell/>
          <table:table-cell table:style-name="ce81" table:number-columns-repeated="4"/>
          <table:table-cell table:style-name="ce81" office:value-type="string" calcext:value-type="string">
            <text:p>#define AFH AFR[1]</text:p>
          </table:table-cell>
          <table:table-cell table:number-columns-repeated="2"/>
          <table:table-cell table:style-name="ce90" table:number-columns-repeated="71"/>
        </table:table-row>
        <table:table-row table:style-name="ro1">
          <table:table-cell/>
          <table:table-cell table:style-name="ce80"/>
          <table:table-cell table:style-name="ce84" office:value-type="string" calcext:value-type="string">
            <text:p>Port:</text:p>
          </table:table-cell>
          <table:table-cell table:style-name="ce84" office:value-type="string" calcext:value-type="string">
            <text:p>Reg:</text:p>
          </table:table-cell>
          <table:table-cell table:style-name="ce86"/>
          <table:table-cell table:style-name="ce82" office:value-type="string" calcext:value-type="string">
            <text:p>/* Addr:</text:p>
          </table:table-cell>
          <table:table-cell table:style-name="ce67" office:value-type="string" calcext:value-type="string">
            <text:p>Value: */</text:p>
          </table:table-cell>
          <table:table-cell table:number-columns-repeated="72"/>
        </table:table-row>
        <table:table-row table:style-name="ro1">
          <table:table-cell/>
          <table:table-cell table:style-name="ce86"/>
          <table:table-cell table:style-name="ce82" table:number-columns-repeated="2"/>
          <table:table-cell table:style-name="ce86"/>
          <table:table-cell table:style-name="ce93" office:value-type="string" calcext:value-type="string">
            <text:p>static const uint32_t</text:p>
          </table:table-cell>
          <table:table-cell table:style-name="ce69" office:value-type="string" calcext:value-type="string">
            <text:p>GPIO_INIT_LUT[] = {</text:p>
          </table:table-cell>
          <table:table-cell table:number-columns-repeated="72"/>
        </table:table-row>
        <table:table-row table:style-name="ro1">
          <table:table-cell/>
          <table:table-cell table:style-name="ce86"/>
          <table:table-cell table:style-name="ce64" office:value-type="string" calcext:value-type="string">
            <text:p>A</text:p>
          </table:table-cell>
          <table:table-cell table:style-name="ce65" office:value-type="string" calcext:value-type="string">
            <text:p>AFL</text:p>
          </table:table-cell>
          <table:table-cell table:style-name="ce86"/>
          <table:table-cell table:style-name="ce93" table:formula="of:=&quot;(uint32_t)&amp;(GPIO&quot; &amp; [.C118] &amp; &quot;-&gt;&quot; &amp; [.D118] &amp; &quot;),&quot;" office:value-type="string" office:string-value="(uint32_t)&amp;(GPIOA-&gt;AFL)," calcext:value-type="string">
            <text:p>(uint32_t)&amp;(GPIOA-&gt;AFL),</text:p>
          </table:table-cell>
          <table:table-cell table:style-name="ce69" table:formula="of:=HLOOKUP([.C118] &amp; &quot;_&quot; &amp; [.D118];[.$X$87:.$CA$88];2;0) &amp; &quot;UL,&quot;" office:value-type="string" office:string-value="0xB0000BB0UL," calcext:value-type="string">
            <text:p>0xB0000BB0UL,</text:p>
          </table:table-cell>
          <table:table-cell table:number-columns-repeated="72"/>
        </table:table-row>
        <table:table-row table:style-name="ro1">
          <table:table-cell/>
          <table:table-cell table:style-name="ce86"/>
          <table:table-cell table:style-name="ce82" table:formula="of:=[.C118]" office:value-type="string" office:string-value="A" calcext:value-type="string">
            <text:p>A</text:p>
          </table:table-cell>
          <table:table-cell table:style-name="ce65" office:value-type="string" calcext:value-type="string">
            <text:p>AFH</text:p>
          </table:table-cell>
          <table:table-cell table:style-name="ce86"/>
          <table:table-cell table:style-name="ce93" table:formula="of:=&quot;(uint32_t)&amp;(GPIO&quot; &amp; [.C119] &amp; &quot;-&gt;&quot; &amp; [.D119] &amp; &quot;),&quot;" office:value-type="string" office:string-value="(uint32_t)&amp;(GPIOA-&gt;AFH)," calcext:value-type="string">
            <text:p>(uint32_t)&amp;(GPIOA-&gt;AFH),</text:p>
          </table:table-cell>
          <table:table-cell table:style-name="ce69" table:formula="of:=HLOOKUP([.C119] &amp; &quot;_&quot; &amp; [.D119];[.$X$87:.$CA$88];2;0) &amp; &quot;UL,&quot;" office:value-type="string" office:string-value="0x000AA770UL," calcext:value-type="string">
            <text:p>0x000AA770UL,</text:p>
          </table:table-cell>
          <table:table-cell table:number-columns-repeated="72"/>
        </table:table-row>
        <table:table-row table:style-name="ro1">
          <table:table-cell/>
          <table:table-cell table:style-name="ce86"/>
          <table:table-cell table:style-name="ce82" table:formula="of:=[.C119]" office:value-type="string" office:string-value="A" calcext:value-type="string">
            <text:p>A</text:p>
          </table:table-cell>
          <table:table-cell table:style-name="ce65" office:value-type="string" calcext:value-type="string">
            <text:p>ODR</text:p>
          </table:table-cell>
          <table:table-cell table:style-name="ce86"/>
          <table:table-cell table:style-name="ce93" table:formula="of:=&quot;(uint32_t)&amp;(GPIO&quot; &amp; [.C120] &amp; &quot;-&gt;&quot; &amp; [.D120] &amp; &quot;),&quot;" office:value-type="string" office:string-value="(uint32_t)&amp;(GPIOA-&gt;ODR)," calcext:value-type="string">
            <text:p>(uint32_t)&amp;(GPIOA-&gt;ODR),</text:p>
          </table:table-cell>
          <table:table-cell table:style-name="ce69" table:formula="of:=HLOOKUP([.C120] &amp; &quot;_&quot; &amp; [.D120];[.$X$87:.$CA$88];2;0) &amp; &quot;UL,&quot;" office:value-type="string" office:string-value="0x00008000UL," calcext:value-type="string">
            <text:p>0x00008000UL,</text:p>
          </table:table-cell>
          <table:table-cell table:number-columns-repeated="72"/>
        </table:table-row>
        <table:table-row table:style-name="ro1">
          <table:table-cell/>
          <table:table-cell table:style-name="ce82"/>
          <table:table-cell table:style-name="ce82" table:formula="of:=[.C120]" office:value-type="string" office:string-value="A" calcext:value-type="string">
            <text:p>A</text:p>
          </table:table-cell>
          <table:table-cell table:style-name="ce65" office:value-type="string" calcext:value-type="string">
            <text:p>PUPDR</text:p>
          </table:table-cell>
          <table:table-cell table:style-name="ce86"/>
          <table:table-cell table:style-name="ce93" table:formula="of:=&quot;(uint32_t)&amp;(GPIO&quot; &amp; [.C121] &amp; &quot;-&gt;&quot; &amp; [.D121] &amp; &quot;),&quot;" office:value-type="string" office:string-value="(uint32_t)&amp;(GPIOA-&gt;PUPDR)," calcext:value-type="string">
            <text:p>(uint32_t)&amp;(GPIOA-&gt;PUPDR),</text:p>
          </table:table-cell>
          <table:table-cell table:style-name="ce69" table:formula="of:=HLOOKUP([.C121] &amp; &quot;_&quot; &amp; [.D121];[.$X$87:.$CA$88];2;0) &amp; &quot;UL,&quot;" office:value-type="string" office:string-value="0x24140010UL," calcext:value-type="string">
            <text:p>0x24140010UL,</text:p>
          </table:table-cell>
          <table:table-cell table:number-columns-repeated="72"/>
        </table:table-row>
        <table:table-row table:style-name="ro1">
          <table:table-cell/>
          <table:table-cell table:style-name="ce82"/>
          <table:table-cell table:style-name="ce82" table:formula="of:=[.C121]" office:value-type="string" office:string-value="A" calcext:value-type="string">
            <text:p>A</text:p>
          </table:table-cell>
          <table:table-cell table:style-name="ce65" office:value-type="string" calcext:value-type="string">
            <text:p>OSPEEDR</text:p>
          </table:table-cell>
          <table:table-cell table:style-name="ce86"/>
          <table:table-cell table:style-name="ce93" table:formula="of:=&quot;(uint32_t)&amp;(GPIO&quot; &amp; [.C122] &amp; &quot;-&gt;&quot; &amp; [.D122] &amp; &quot;),&quot;" office:value-type="string" office:string-value="(uint32_t)&amp;(GPIOA-&gt;OSPEEDR)," calcext:value-type="string">
            <text:p>(uint32_t)&amp;(GPIOA-&gt;OSPEEDR),</text:p>
          </table:table-cell>
          <table:table-cell table:style-name="ce69" table:formula="of:=HLOOKUP([.C122] &amp; &quot;_&quot; &amp; [.D122];[.$X$87:.$CA$88];2;0) &amp; &quot;UL,&quot;" office:value-type="string" office:string-value="0x3C03C00CUL," calcext:value-type="string">
            <text:p>0x3C03C00CUL,</text:p>
          </table:table-cell>
          <table:table-cell table:number-columns-repeated="72"/>
        </table:table-row>
        <table:table-row table:style-name="ro1">
          <table:table-cell/>
          <table:table-cell table:style-name="ce82"/>
          <table:table-cell table:style-name="ce82" table:formula="of:=[.C122]" office:value-type="string" office:string-value="A" calcext:value-type="string">
            <text:p>A</text:p>
          </table:table-cell>
          <table:table-cell table:style-name="ce65" office:value-type="string" calcext:value-type="string">
            <text:p>OTYPER</text:p>
          </table:table-cell>
          <table:table-cell table:style-name="ce86"/>
          <table:table-cell table:style-name="ce93" table:formula="of:=&quot;(uint32_t)&amp;(GPIO&quot; &amp; [.C123] &amp; &quot;-&gt;&quot; &amp; [.D123] &amp; &quot;),&quot;" office:value-type="string" office:string-value="(uint32_t)&amp;(GPIOA-&gt;OTYPER)," calcext:value-type="string">
            <text:p>(uint32_t)&amp;(GPIOA-&gt;OTYPER),</text:p>
          </table:table-cell>
          <table:table-cell table:style-name="ce69" table:formula="of:=HLOOKUP([.C123] &amp; &quot;_&quot; &amp; [.D123];[.$X$87:.$CA$88];2;0) &amp; &quot;UL,&quot;" office:value-type="string" office:string-value="0x00000000UL," calcext:value-type="string">
            <text:p>0x00000000UL,</text:p>
          </table:table-cell>
          <table:table-cell table:number-columns-repeated="72"/>
        </table:table-row>
        <table:table-row table:style-name="ro1">
          <table:table-cell/>
          <table:table-cell table:style-name="ce82"/>
          <table:table-cell table:style-name="ce82" table:formula="of:=[.C123]" office:value-type="string" office:string-value="A" calcext:value-type="string">
            <text:p>A</text:p>
          </table:table-cell>
          <table:table-cell table:style-name="ce65" office:value-type="string" calcext:value-type="string">
            <text:p>MODER</text:p>
          </table:table-cell>
          <table:table-cell table:style-name="ce86"/>
          <table:table-cell table:style-name="ce93" table:formula="of:=&quot;(uint32_t)&amp;(GPIO&quot; &amp; [.C124] &amp; &quot;-&gt;&quot; &amp; [.D124] &amp; &quot;),&quot;" office:value-type="string" office:string-value="(uint32_t)&amp;(GPIOA-&gt;MODER)," calcext:value-type="string">
            <text:p>(uint32_t)&amp;(GPIOA-&gt;MODER),</text:p>
          </table:table-cell>
          <table:table-cell table:style-name="ce69" table:formula="of:=HLOOKUP([.C124] &amp; &quot;_&quot; &amp; [.D124];[.$X$87:.$CA$88];2;0) &amp; &quot;UL,&quot;" office:value-type="string" office:string-value="0x6AAABFEBUL," calcext:value-type="string">
            <text:p>0x6AAABFEBUL,</text:p>
          </table:table-cell>
          <table:table-cell table:number-columns-repeated="72"/>
        </table:table-row>
        <table:table-row table:style-name="ro1">
          <table:table-cell/>
          <table:table-cell table:style-name="ce82"/>
          <table:table-cell table:style-name="ce64" office:value-type="string" calcext:value-type="string">
            <text:p>B</text:p>
          </table:table-cell>
          <table:table-cell table:style-name="ce82" table:formula="of:=[.D118]" office:value-type="string" office:string-value="AFL" calcext:value-type="string">
            <text:p>AFL</text:p>
          </table:table-cell>
          <table:table-cell table:style-name="ce86"/>
          <table:table-cell table:style-name="ce93" table:formula="of:=&quot;(uint32_t)&amp;(GPIO&quot; &amp; [.C125] &amp; &quot;-&gt;&quot; &amp; [.D125] &amp; &quot;),&quot;" office:value-type="string" office:string-value="(uint32_t)&amp;(GPIOB-&gt;AFL)," calcext:value-type="string">
            <text:p>(uint32_t)&amp;(GPIOB-&gt;AFL),</text:p>
          </table:table-cell>
          <table:table-cell table:style-name="ce69" table:formula="of:=HLOOKUP([.C125] &amp; &quot;_&quot; &amp; [.D125];[.$X$87:.$CA$88];2;0) &amp; &quot;UL,&quot;" office:value-type="string" office:string-value="0x09900000UL," calcext:value-type="string">
            <text:p>0x09900000UL,</text:p>
          </table:table-cell>
          <table:table-cell table:number-columns-repeated="72"/>
        </table:table-row>
        <table:table-row table:style-name="ro1">
          <table:table-cell/>
          <table:table-cell table:style-name="ce82"/>
          <table:table-cell table:style-name="ce82" table:formula="of:=[.C125]" office:value-type="string" office:string-value="B" calcext:value-type="string">
            <text:p>B</text:p>
          </table:table-cell>
          <table:table-cell table:style-name="ce82" table:formula="of:=[.D119]" office:value-type="string" office:string-value="AFH" calcext:value-type="string">
            <text:p>AFH</text:p>
          </table:table-cell>
          <table:table-cell table:style-name="ce86"/>
          <table:table-cell table:style-name="ce93" table:formula="of:=&quot;(uint32_t)&amp;(GPIO&quot; &amp; [.C126] &amp; &quot;-&gt;&quot; &amp; [.D126] &amp; &quot;),&quot;" office:value-type="string" office:string-value="(uint32_t)&amp;(GPIOB-&gt;AFH)," calcext:value-type="string">
            <text:p>(uint32_t)&amp;(GPIOB-&gt;AFH),</text:p>
          </table:table-cell>
          <table:table-cell table:style-name="ce69" table:formula="of:=HLOOKUP([.C126] &amp; &quot;_&quot; &amp; [.D126];[.$X$87:.$CA$88];2;0) &amp; &quot;UL,&quot;" office:value-type="string" office:string-value="0x00BBB033UL," calcext:value-type="string">
            <text:p>0x00BBB033UL,</text:p>
          </table:table-cell>
          <table:table-cell table:number-columns-repeated="72"/>
        </table:table-row>
        <table:table-row table:style-name="ro1">
          <table:table-cell/>
          <table:table-cell table:style-name="ce82"/>
          <table:table-cell table:style-name="ce82" table:formula="of:=[.C126]" office:value-type="string" office:string-value="B" calcext:value-type="string">
            <text:p>B</text:p>
          </table:table-cell>
          <table:table-cell table:style-name="ce82" table:formula="of:=[.D120]" office:value-type="string" office:string-value="ODR" calcext:value-type="string">
            <text:p>ODR</text:p>
          </table:table-cell>
          <table:table-cell table:style-name="ce86"/>
          <table:table-cell table:style-name="ce93" table:formula="of:=&quot;(uint32_t)&amp;(GPIO&quot; &amp; [.C127] &amp; &quot;-&gt;&quot; &amp; [.D127] &amp; &quot;),&quot;" office:value-type="string" office:string-value="(uint32_t)&amp;(GPIOB-&gt;ODR)," calcext:value-type="string">
            <text:p>(uint32_t)&amp;(GPIOB-&gt;ODR),</text:p>
          </table:table-cell>
          <table:table-cell table:style-name="ce69" table:formula="of:=HLOOKUP([.C127] &amp; &quot;_&quot; &amp; [.D127];[.$X$87:.$CA$88];2;0) &amp; &quot;UL,&quot;" office:value-type="string" office:string-value="0x00000290UL," calcext:value-type="string">
            <text:p>0x00000290UL,</text:p>
          </table:table-cell>
          <table:table-cell table:number-columns-repeated="72"/>
        </table:table-row>
        <table:table-row table:style-name="ro1">
          <table:table-cell/>
          <table:table-cell table:style-name="ce82"/>
          <table:table-cell table:style-name="ce82" table:formula="of:=[.C127]" office:value-type="string" office:string-value="B" calcext:value-type="string">
            <text:p>B</text:p>
          </table:table-cell>
          <table:table-cell table:style-name="ce82" table:formula="of:=[.D121]" office:value-type="string" office:string-value="PUPDR" calcext:value-type="string">
            <text:p>PUPDR</text:p>
          </table:table-cell>
          <table:table-cell table:style-name="ce86"/>
          <table:table-cell table:style-name="ce93" table:formula="of:=&quot;(uint32_t)&amp;(GPIO&quot; &amp; [.C128] &amp; &quot;-&gt;&quot; &amp; [.D128] &amp; &quot;),&quot;" office:value-type="string" office:string-value="(uint32_t)&amp;(GPIOB-&gt;PUPDR)," calcext:value-type="string">
            <text:p>(uint32_t)&amp;(GPIOB-&gt;PUPDR),</text:p>
          </table:table-cell>
          <table:table-cell table:style-name="ce69" table:formula="of:=HLOOKUP([.C128] &amp; &quot;_&quot; &amp; [.D128];[.$X$87:.$CA$88];2;0) &amp; &quot;UL,&quot;" office:value-type="string" office:string-value="0x40821400UL," calcext:value-type="string">
            <text:p>0x40821400UL,</text:p>
          </table:table-cell>
          <table:table-cell table:number-columns-repeated="72"/>
        </table:table-row>
        <table:table-row table:style-name="ro1">
          <table:table-cell/>
          <table:table-cell table:style-name="ce82"/>
          <table:table-cell table:style-name="ce82" table:formula="of:=[.C128]" office:value-type="string" office:string-value="B" calcext:value-type="string">
            <text:p>B</text:p>
          </table:table-cell>
          <table:table-cell table:style-name="ce82" table:formula="of:=[.D122]" office:value-type="string" office:string-value="OSPEEDR" calcext:value-type="string">
            <text:p>OSPEEDR</text:p>
          </table:table-cell>
          <table:table-cell table:style-name="ce86"/>
          <table:table-cell table:style-name="ce93" table:formula="of:=&quot;(uint32_t)&amp;(GPIO&quot; &amp; [.C129] &amp; &quot;-&gt;&quot; &amp; [.D129] &amp; &quot;),&quot;" office:value-type="string" office:string-value="(uint32_t)&amp;(GPIOB-&gt;OSPEEDR)," calcext:value-type="string">
            <text:p>(uint32_t)&amp;(GPIOB-&gt;OSPEEDR),</text:p>
          </table:table-cell>
          <table:table-cell table:style-name="ce69" table:formula="of:=HLOOKUP([.C129] &amp; &quot;_&quot; &amp; [.D129];[.$X$87:.$CA$88];2;0) &amp; &quot;UL,&quot;" office:value-type="string" office:string-value="0x0FC00000UL," calcext:value-type="string">
            <text:p>0x0FC00000UL,</text:p>
          </table:table-cell>
          <table:table-cell table:number-columns-repeated="72"/>
        </table:table-row>
        <table:table-row table:style-name="ro1">
          <table:table-cell/>
          <table:table-cell table:style-name="ce82"/>
          <table:table-cell table:style-name="ce82" table:formula="of:=[.C129]" office:value-type="string" office:string-value="B" calcext:value-type="string">
            <text:p>B</text:p>
          </table:table-cell>
          <table:table-cell table:style-name="ce82" table:formula="of:=[.D123]" office:value-type="string" office:string-value="OTYPER" calcext:value-type="string">
            <text:p>OTYPER</text:p>
          </table:table-cell>
          <table:table-cell table:style-name="ce86"/>
          <table:table-cell table:style-name="ce93" table:formula="of:=&quot;(uint32_t)&amp;(GPIO&quot; &amp; [.C130] &amp; &quot;-&gt;&quot; &amp; [.D130] &amp; &quot;),&quot;" office:value-type="string" office:string-value="(uint32_t)&amp;(GPIOB-&gt;OTYPER)," calcext:value-type="string">
            <text:p>(uint32_t)&amp;(GPIOB-&gt;OTYPER),</text:p>
          </table:table-cell>
          <table:table-cell table:style-name="ce69" table:formula="of:=HLOOKUP([.C130] &amp; &quot;_&quot; &amp; [.D130];[.$X$87:.$CA$88];2;0) &amp; &quot;UL,&quot;" office:value-type="string" office:string-value="0x00000210UL," calcext:value-type="string">
            <text:p>0x00000210UL,</text:p>
          </table:table-cell>
          <table:table-cell table:number-columns-repeated="72"/>
        </table:table-row>
        <table:table-row table:style-name="ro1">
          <table:table-cell/>
          <table:table-cell table:style-name="ce82"/>
          <table:table-cell table:style-name="ce82" table:formula="of:=[.C130]" office:value-type="string" office:string-value="B" calcext:value-type="string">
            <text:p>B</text:p>
          </table:table-cell>
          <table:table-cell table:style-name="ce82" table:formula="of:=[.D124]" office:value-type="string" office:string-value="MODER" calcext:value-type="string">
            <text:p>MODER</text:p>
          </table:table-cell>
          <table:table-cell table:style-name="ce86"/>
          <table:table-cell table:style-name="ce93" table:formula="of:=&quot;(uint32_t)&amp;(GPIO&quot; &amp; [.C131] &amp; &quot;-&gt;&quot; &amp; [.D131] &amp; &quot;),&quot;" office:value-type="string" office:string-value="(uint32_t)&amp;(GPIOB-&gt;MODER)," calcext:value-type="string">
            <text:p>(uint32_t)&amp;(GPIOB-&gt;MODER),</text:p>
          </table:table-cell>
          <table:table-cell table:style-name="ce69" table:formula="of:=HLOOKUP([.C131] &amp; &quot;_&quot; &amp; [.D131];[.$X$87:.$CA$88];2;0) &amp; &quot;UL,&quot;" office:value-type="string" office:string-value="0x1A9A691FUL," calcext:value-type="string">
            <text:p>0x1A9A691FUL,</text:p>
          </table:table-cell>
          <table:table-cell table:number-columns-repeated="72"/>
        </table:table-row>
        <table:table-row table:style-name="ro1">
          <table:table-cell/>
          <table:table-cell table:style-name="ce82"/>
          <table:table-cell table:style-name="ce64" office:value-type="string" calcext:value-type="string">
            <text:p>C</text:p>
          </table:table-cell>
          <table:table-cell table:style-name="ce82" table:formula="of:=[.D125]" office:value-type="string" office:string-value="AFL" calcext:value-type="string">
            <text:p>AFL</text:p>
          </table:table-cell>
          <table:table-cell table:style-name="ce86"/>
          <table:table-cell table:style-name="ce93" table:formula="of:=&quot;(uint32_t)&amp;(GPIO&quot; &amp; [.C132] &amp; &quot;-&gt;&quot; &amp; [.D132] &amp; &quot;),&quot;" office:value-type="string" office:string-value="(uint32_t)&amp;(GPIOC-&gt;AFL)," calcext:value-type="string">
            <text:p>(uint32_t)&amp;(GPIOC-&gt;AFL),</text:p>
          </table:table-cell>
          <table:table-cell table:style-name="ce69" table:formula="of:=HLOOKUP([.C132] &amp; &quot;_&quot; &amp; [.D132];[.$X$87:.$CA$88];2;0) &amp; &quot;UL,&quot;" office:value-type="string" office:string-value="0x88BB00B0UL," calcext:value-type="string">
            <text:p>0x88BB00B0UL,</text:p>
          </table:table-cell>
          <table:table-cell table:number-columns-repeated="72"/>
        </table:table-row>
        <table:table-row table:style-name="ro1">
          <table:table-cell/>
          <table:table-cell table:style-name="ce82"/>
          <table:table-cell table:style-name="ce82" table:formula="of:=[.C132]" office:value-type="string" office:string-value="C" calcext:value-type="string">
            <text:p>C</text:p>
          </table:table-cell>
          <table:table-cell table:style-name="ce82" table:formula="of:=[.D126]" office:value-type="string" office:string-value="AFH" calcext:value-type="string">
            <text:p>AFH</text:p>
          </table:table-cell>
          <table:table-cell table:style-name="ce86"/>
          <table:table-cell table:style-name="ce93" table:formula="of:=&quot;(uint32_t)&amp;(GPIO&quot; &amp; [.C133] &amp; &quot;-&gt;&quot; &amp; [.D133] &amp; &quot;),&quot;" office:value-type="string" office:string-value="(uint32_t)&amp;(GPIOC-&gt;AFH)," calcext:value-type="string">
            <text:p>(uint32_t)&amp;(GPIOC-&gt;AFH),</text:p>
          </table:table-cell>
          <table:table-cell table:style-name="ce69" table:formula="of:=HLOOKUP([.C133] &amp; &quot;_&quot; &amp; [.D133];[.$X$87:.$CA$88];2;0) &amp; &quot;UL,&quot;" office:value-type="string" office:string-value="0x00066632UL," calcext:value-type="string">
            <text:p>0x00066632UL,</text:p>
          </table:table-cell>
          <table:table-cell table:number-columns-repeated="72"/>
        </table:table-row>
        <table:table-row table:style-name="ro1">
          <table:table-cell/>
          <table:table-cell table:style-name="ce82"/>
          <table:table-cell table:style-name="ce82" table:formula="of:=[.C133]" office:value-type="string" office:string-value="C" calcext:value-type="string">
            <text:p>C</text:p>
          </table:table-cell>
          <table:table-cell table:style-name="ce82" table:formula="of:=[.D127]" office:value-type="string" office:string-value="ODR" calcext:value-type="string">
            <text:p>ODR</text:p>
          </table:table-cell>
          <table:table-cell table:style-name="ce86"/>
          <table:table-cell table:style-name="ce93" table:formula="of:=&quot;(uint32_t)&amp;(GPIO&quot; &amp; [.C134] &amp; &quot;-&gt;&quot; &amp; [.D134] &amp; &quot;),&quot;" office:value-type="string" office:string-value="(uint32_t)&amp;(GPIOC-&gt;ODR)," calcext:value-type="string">
            <text:p>(uint32_t)&amp;(GPIOC-&gt;ODR),</text:p>
          </table:table-cell>
          <table:table-cell table:style-name="ce69" table:formula="of:=HLOOKUP([.C134] &amp; &quot;_&quot; &amp; [.D134];[.$X$87:.$CA$88];2;0) &amp; &quot;UL,&quot;" office:value-type="string" office:string-value="0x00000000UL," calcext:value-type="string">
            <text:p>0x00000000UL,</text:p>
          </table:table-cell>
          <table:table-cell table:number-columns-repeated="72"/>
        </table:table-row>
        <table:table-row table:style-name="ro1">
          <table:table-cell/>
          <table:table-cell table:style-name="ce82"/>
          <table:table-cell table:style-name="ce82" table:formula="of:=[.C134]" office:value-type="string" office:string-value="C" calcext:value-type="string">
            <text:p>C</text:p>
          </table:table-cell>
          <table:table-cell table:style-name="ce82" table:formula="of:=[.D128]" office:value-type="string" office:string-value="PUPDR" calcext:value-type="string">
            <text:p>PUPDR</text:p>
          </table:table-cell>
          <table:table-cell table:style-name="ce86"/>
          <table:table-cell table:style-name="ce93" table:formula="of:=&quot;(uint32_t)&amp;(GPIO&quot; &amp; [.C135] &amp; &quot;-&gt;&quot; &amp; [.D135] &amp; &quot;),&quot;" office:value-type="string" office:string-value="(uint32_t)&amp;(GPIOC-&gt;PUPDR)," calcext:value-type="string">
            <text:p>(uint32_t)&amp;(GPIOC-&gt;PUPDR),</text:p>
          </table:table-cell>
          <table:table-cell table:style-name="ce69" table:formula="of:=HLOOKUP([.C135] &amp; &quot;_&quot; &amp; [.D135];[.$X$87:.$CA$88];2;0) &amp; &quot;UL,&quot;" office:value-type="string" office:string-value="0x56605008UL," calcext:value-type="string">
            <text:p>0x56605008UL,</text:p>
          </table:table-cell>
          <table:table-cell table:number-columns-repeated="72"/>
        </table:table-row>
        <table:table-row table:style-name="ro1">
          <table:table-cell/>
          <table:table-cell table:style-name="ce82"/>
          <table:table-cell table:style-name="ce82" table:formula="of:=[.C135]" office:value-type="string" office:string-value="C" calcext:value-type="string">
            <text:p>C</text:p>
          </table:table-cell>
          <table:table-cell table:style-name="ce82" table:formula="of:=[.D129]" office:value-type="string" office:string-value="OSPEEDR" calcext:value-type="string">
            <text:p>OSPEEDR</text:p>
          </table:table-cell>
          <table:table-cell table:style-name="ce86"/>
          <table:table-cell table:style-name="ce93" table:formula="of:=&quot;(uint32_t)&amp;(GPIO&quot; &amp; [.C136] &amp; &quot;-&gt;&quot; &amp; [.D136] &amp; &quot;),&quot;" office:value-type="string" office:string-value="(uint32_t)&amp;(GPIOC-&gt;OSPEEDR)," calcext:value-type="string">
            <text:p>(uint32_t)&amp;(GPIOC-&gt;OSPEEDR),</text:p>
          </table:table-cell>
          <table:table-cell table:style-name="ce69" table:formula="of:=HLOOKUP([.C136] &amp; &quot;_&quot; &amp; [.D136];[.$X$87:.$CA$88];2;0) &amp; &quot;UL,&quot;" office:value-type="string" office:string-value="0x02A00F00UL," calcext:value-type="string">
            <text:p>0x02A00F00UL,</text:p>
          </table:table-cell>
          <table:table-cell table:number-columns-repeated="72"/>
        </table:table-row>
        <table:table-row table:style-name="ro1">
          <table:table-cell/>
          <table:table-cell table:style-name="ce82"/>
          <table:table-cell table:style-name="ce82" table:formula="of:=[.C136]" office:value-type="string" office:string-value="C" calcext:value-type="string">
            <text:p>C</text:p>
          </table:table-cell>
          <table:table-cell table:style-name="ce82" table:formula="of:=[.D130]" office:value-type="string" office:string-value="OTYPER" calcext:value-type="string">
            <text:p>OTYPER</text:p>
          </table:table-cell>
          <table:table-cell table:style-name="ce86"/>
          <table:table-cell table:style-name="ce93" table:formula="of:=&quot;(uint32_t)&amp;(GPIO&quot; &amp; [.C137] &amp; &quot;-&gt;&quot; &amp; [.D137] &amp; &quot;),&quot;" office:value-type="string" office:string-value="(uint32_t)&amp;(GPIOC-&gt;OTYPER)," calcext:value-type="string">
            <text:p>(uint32_t)&amp;(GPIOC-&gt;OTYPER),</text:p>
          </table:table-cell>
          <table:table-cell table:style-name="ce69" table:formula="of:=HLOOKUP([.C137] &amp; &quot;_&quot; &amp; [.D137];[.$X$87:.$CA$88];2;0) &amp; &quot;UL,&quot;" office:value-type="string" office:string-value="0x00000000UL," calcext:value-type="string">
            <text:p>0x00000000UL,</text:p>
          </table:table-cell>
          <table:table-cell table:number-columns-repeated="72"/>
        </table:table-row>
        <table:table-row table:style-name="ro1">
          <table:table-cell/>
          <table:table-cell table:style-name="ce82"/>
          <table:table-cell table:style-name="ce82" table:formula="of:=[.C137]" office:value-type="string" office:string-value="C" calcext:value-type="string">
            <text:p>C</text:p>
          </table:table-cell>
          <table:table-cell table:style-name="ce82" table:formula="of:=[.D131]" office:value-type="string" office:string-value="MODER" calcext:value-type="string">
            <text:p>MODER</text:p>
          </table:table-cell>
          <table:table-cell table:style-name="ce86"/>
          <table:table-cell table:style-name="ce93" table:formula="of:=&quot;(uint32_t)&amp;(GPIO&quot; &amp; [.C138] &amp; &quot;-&gt;&quot; &amp; [.D138] &amp; &quot;),&quot;" office:value-type="string" office:string-value="(uint32_t)&amp;(GPIOC-&gt;MODER)," calcext:value-type="string">
            <text:p>(uint32_t)&amp;(GPIOC-&gt;MODER),</text:p>
          </table:table-cell>
          <table:table-cell table:style-name="ce69" table:formula="of:=HLOOKUP([.C138] &amp; &quot;_&quot; &amp; [.D138];[.$X$87:.$CA$88];2;0) &amp; &quot;UL,&quot;" office:value-type="string" office:string-value="0x02AAAAFBUL," calcext:value-type="string">
            <text:p>0x02AAAAFBUL,</text:p>
          </table:table-cell>
          <table:table-cell table:number-columns-repeated="72"/>
        </table:table-row>
        <table:table-row table:style-name="ro1">
          <table:table-cell/>
          <table:table-cell table:style-name="ce82"/>
          <table:table-cell table:style-name="ce64" office:value-type="string" calcext:value-type="string">
            <text:p>D</text:p>
          </table:table-cell>
          <table:table-cell table:style-name="ce82" table:formula="of:=[.D132]" office:value-type="string" office:string-value="AFL" calcext:value-type="string">
            <text:p>AFL</text:p>
          </table:table-cell>
          <table:table-cell table:style-name="ce86"/>
          <table:table-cell table:style-name="ce93" table:formula="of:=&quot;(uint32_t)&amp;(GPIO&quot; &amp; [.C139] &amp; &quot;-&gt;&quot; &amp; [.D139] &amp; &quot;),&quot;" office:value-type="string" office:string-value="(uint32_t)&amp;(GPIOD-&gt;AFL)," calcext:value-type="string">
            <text:p>(uint32_t)&amp;(GPIOD-&gt;AFL),</text:p>
          </table:table-cell>
          <table:table-cell table:style-name="ce69" table:formula="of:=HLOOKUP([.C139] &amp; &quot;_&quot; &amp; [.D139];[.$X$87:.$CA$88];2;0) &amp; &quot;UL,&quot;" office:value-type="string" office:string-value="0x00000099UL," calcext:value-type="string">
            <text:p>0x00000099UL,</text:p>
          </table:table-cell>
          <table:table-cell table:number-columns-repeated="72"/>
        </table:table-row>
        <table:table-row table:style-name="ro1">
          <table:table-cell/>
          <table:table-cell table:style-name="ce82"/>
          <table:table-cell table:style-name="ce82" table:formula="of:=[.C139]" office:value-type="string" office:string-value="D" calcext:value-type="string">
            <text:p>D</text:p>
          </table:table-cell>
          <table:table-cell table:style-name="ce82" table:formula="of:=[.D133]" office:value-type="string" office:string-value="AFH" calcext:value-type="string">
            <text:p>AFH</text:p>
          </table:table-cell>
          <table:table-cell table:style-name="ce86"/>
          <table:table-cell table:style-name="ce93" table:formula="of:=&quot;(uint32_t)&amp;(GPIO&quot; &amp; [.C140] &amp; &quot;-&gt;&quot; &amp; [.D140] &amp; &quot;),&quot;" office:value-type="string" office:string-value="(uint32_t)&amp;(GPIOD-&gt;AFH)," calcext:value-type="string">
            <text:p>(uint32_t)&amp;(GPIOD-&gt;AFH),</text:p>
          </table:table-cell>
          <table:table-cell table:style-name="ce69" table:formula="of:=HLOOKUP([.C140] &amp; &quot;_&quot; &amp; [.D140];[.$X$87:.$CA$88];2;0) &amp; &quot;UL,&quot;" office:value-type="string" office:string-value="0x22220077UL," calcext:value-type="string">
            <text:p>0x22220077UL,</text:p>
          </table:table-cell>
          <table:table-cell table:number-columns-repeated="72"/>
        </table:table-row>
        <table:table-row table:style-name="ro1">
          <table:table-cell/>
          <table:table-cell table:style-name="ce82"/>
          <table:table-cell table:style-name="ce82" table:formula="of:=[.C140]" office:value-type="string" office:string-value="D" calcext:value-type="string">
            <text:p>D</text:p>
          </table:table-cell>
          <table:table-cell table:style-name="ce82" table:formula="of:=[.D134]" office:value-type="string" office:string-value="ODR" calcext:value-type="string">
            <text:p>ODR</text:p>
          </table:table-cell>
          <table:table-cell table:style-name="ce86"/>
          <table:table-cell table:style-name="ce93" table:formula="of:=&quot;(uint32_t)&amp;(GPIO&quot; &amp; [.C141] &amp; &quot;-&gt;&quot; &amp; [.D141] &amp; &quot;),&quot;" office:value-type="string" office:string-value="(uint32_t)&amp;(GPIOD-&gt;ODR)," calcext:value-type="string">
            <text:p>(uint32_t)&amp;(GPIOD-&gt;ODR),</text:p>
          </table:table-cell>
          <table:table-cell table:style-name="ce69" table:formula="of:=HLOOKUP([.C141] &amp; &quot;_&quot; &amp; [.D141];[.$X$87:.$CA$88];2;0) &amp; &quot;UL,&quot;" office:value-type="string" office:string-value="0x000000A4UL," calcext:value-type="string">
            <text:p>0x000000A4UL,</text:p>
          </table:table-cell>
          <table:table-cell table:number-columns-repeated="72"/>
        </table:table-row>
        <table:table-row table:style-name="ro1">
          <table:table-cell/>
          <table:table-cell table:style-name="ce82"/>
          <table:table-cell table:style-name="ce82" table:formula="of:=[.C141]" office:value-type="string" office:string-value="D" calcext:value-type="string">
            <text:p>D</text:p>
          </table:table-cell>
          <table:table-cell table:style-name="ce82" table:formula="of:=[.D135]" office:value-type="string" office:string-value="PUPDR" calcext:value-type="string">
            <text:p>PUPDR</text:p>
          </table:table-cell>
          <table:table-cell table:style-name="ce86"/>
          <table:table-cell table:style-name="ce93" table:formula="of:=&quot;(uint32_t)&amp;(GPIO&quot; &amp; [.C142] &amp; &quot;-&gt;&quot; &amp; [.D142] &amp; &quot;),&quot;" office:value-type="string" office:string-value="(uint32_t)&amp;(GPIOD-&gt;PUPDR)," calcext:value-type="string">
            <text:p>(uint32_t)&amp;(GPIOD-&gt;PUPDR),</text:p>
          </table:table-cell>
          <table:table-cell table:style-name="ce69" table:formula="of:=HLOOKUP([.C142] &amp; &quot;_&quot; &amp; [.D142];[.$X$87:.$CA$88];2;0) &amp; &quot;UL,&quot;" office:value-type="string" office:string-value="0x55850005UL," calcext:value-type="string">
            <text:p>0x55850005UL,</text:p>
          </table:table-cell>
          <table:table-cell table:number-columns-repeated="72"/>
        </table:table-row>
        <table:table-row table:style-name="ro1">
          <table:table-cell/>
          <table:table-cell table:style-name="ce82"/>
          <table:table-cell table:style-name="ce82" table:formula="of:=[.C142]" office:value-type="string" office:string-value="D" calcext:value-type="string">
            <text:p>D</text:p>
          </table:table-cell>
          <table:table-cell table:style-name="ce82" table:formula="of:=[.D136]" office:value-type="string" office:string-value="OSPEEDR" calcext:value-type="string">
            <text:p>OSPEEDR</text:p>
          </table:table-cell>
          <table:table-cell table:style-name="ce86"/>
          <table:table-cell table:style-name="ce93" table:formula="of:=&quot;(uint32_t)&amp;(GPIO&quot; &amp; [.C143] &amp; &quot;-&gt;&quot; &amp; [.D143] &amp; &quot;),&quot;" office:value-type="string" office:string-value="(uint32_t)&amp;(GPIOD-&gt;OSPEEDR)," calcext:value-type="string">
            <text:p>(uint32_t)&amp;(GPIOD-&gt;OSPEEDR),</text:p>
          </table:table-cell>
          <table:table-cell table:style-name="ce69" table:formula="of:=HLOOKUP([.C143] &amp; &quot;_&quot; &amp; [.D143];[.$X$87:.$CA$88];2;0) &amp; &quot;UL,&quot;" office:value-type="string" office:string-value="0x00000000UL," calcext:value-type="string">
            <text:p>0x00000000UL,</text:p>
          </table:table-cell>
          <table:table-cell table:number-columns-repeated="72"/>
        </table:table-row>
        <table:table-row table:style-name="ro1">
          <table:table-cell/>
          <table:table-cell table:style-name="ce82"/>
          <table:table-cell table:style-name="ce82" table:formula="of:=[.C143]" office:value-type="string" office:string-value="D" calcext:value-type="string">
            <text:p>D</text:p>
          </table:table-cell>
          <table:table-cell table:style-name="ce82" table:formula="of:=[.D137]" office:value-type="string" office:string-value="OTYPER" calcext:value-type="string">
            <text:p>OTYPER</text:p>
          </table:table-cell>
          <table:table-cell table:style-name="ce86"/>
          <table:table-cell table:style-name="ce93" table:formula="of:=&quot;(uint32_t)&amp;(GPIO&quot; &amp; [.C144] &amp; &quot;-&gt;&quot; &amp; [.D144] &amp; &quot;),&quot;" office:value-type="string" office:string-value="(uint32_t)&amp;(GPIOD-&gt;OTYPER)," calcext:value-type="string">
            <text:p>(uint32_t)&amp;(GPIOD-&gt;OTYPER),</text:p>
          </table:table-cell>
          <table:table-cell table:style-name="ce69" table:formula="of:=HLOOKUP([.C144] &amp; &quot;_&quot; &amp; [.D144];[.$X$87:.$CA$88];2;0) &amp; &quot;UL,&quot;" office:value-type="string" office:string-value="0x00000080UL," calcext:value-type="string">
            <text:p>0x00000080UL,</text:p>
          </table:table-cell>
          <table:table-cell table:number-columns-repeated="72"/>
        </table:table-row>
        <table:table-row table:style-name="ro1">
          <table:table-cell/>
          <table:table-cell table:style-name="ce82"/>
          <table:table-cell table:style-name="ce82" table:formula="of:=[.C144]" office:value-type="string" office:string-value="D" calcext:value-type="string">
            <text:p>D</text:p>
          </table:table-cell>
          <table:table-cell table:style-name="ce82" table:formula="of:=[.D138]" office:value-type="string" office:string-value="MODER" calcext:value-type="string">
            <text:p>MODER</text:p>
          </table:table-cell>
          <table:table-cell table:style-name="ce86"/>
          <table:table-cell table:style-name="ce93" table:formula="of:=&quot;(uint32_t)&amp;(GPIO&quot; &amp; [.C145] &amp; &quot;-&gt;&quot; &amp; [.D145] &amp; &quot;),&quot;" office:value-type="string" office:string-value="(uint32_t)&amp;(GPIOD-&gt;MODER)," calcext:value-type="string">
            <text:p>(uint32_t)&amp;(GPIOD-&gt;MODER),</text:p>
          </table:table-cell>
          <table:table-cell table:style-name="ce69" table:formula="of:=HLOOKUP([.C145] &amp; &quot;_&quot; &amp; [.D145];[.$X$87:.$CA$88];2;0) &amp; &quot;UL,&quot;" office:value-type="string" office:string-value="0xAA1A455AUL," calcext:value-type="string">
            <text:p>0xAA1A455AUL,</text:p>
          </table:table-cell>
          <table:table-cell table:number-columns-repeated="72"/>
        </table:table-row>
        <table:table-row table:style-name="ro1">
          <table:table-cell/>
          <table:table-cell table:style-name="ce82"/>
          <table:table-cell table:style-name="ce64" office:value-type="string" calcext:value-type="string">
            <text:p>E</text:p>
          </table:table-cell>
          <table:table-cell table:style-name="ce82" table:formula="of:=[.D139]" office:value-type="string" office:string-value="AFL" calcext:value-type="string">
            <text:p>AFL</text:p>
          </table:table-cell>
          <table:table-cell table:style-name="ce86"/>
          <table:table-cell table:style-name="ce93" table:formula="of:=&quot;(uint32_t)&amp;(GPIO&quot; &amp; [.C146] &amp; &quot;-&gt;&quot; &amp; [.D146] &amp; &quot;),&quot;" office:value-type="string" office:string-value="(uint32_t)&amp;(GPIOE-&gt;AFL)," calcext:value-type="string">
            <text:p>(uint32_t)&amp;(GPIOE-&gt;AFL),</text:p>
          </table:table-cell>
          <table:table-cell table:style-name="ce69" table:formula="of:=HLOOKUP([.C146] &amp; &quot;_&quot; &amp; [.D146];[.$X$87:.$CA$88];2;0) &amp; &quot;UL,&quot;" office:value-type="string" office:string-value="0x00000000UL," calcext:value-type="string">
            <text:p>0x00000000UL,</text:p>
          </table:table-cell>
          <table:table-cell table:number-columns-repeated="72"/>
        </table:table-row>
        <table:table-row table:style-name="ro1">
          <table:table-cell/>
          <table:table-cell table:style-name="ce82"/>
          <table:table-cell table:style-name="ce82" table:formula="of:=[.C146]" office:value-type="string" office:string-value="E" calcext:value-type="string">
            <text:p>E</text:p>
          </table:table-cell>
          <table:table-cell table:style-name="ce82" table:formula="of:=[.D140]" office:value-type="string" office:string-value="AFH" calcext:value-type="string">
            <text:p>AFH</text:p>
          </table:table-cell>
          <table:table-cell table:style-name="ce86"/>
          <table:table-cell table:style-name="ce93" table:formula="of:=&quot;(uint32_t)&amp;(GPIO&quot; &amp; [.C147] &amp; &quot;-&gt;&quot; &amp; [.D147] &amp; &quot;),&quot;" office:value-type="string" office:string-value="(uint32_t)&amp;(GPIOE-&gt;AFH)," calcext:value-type="string">
            <text:p>(uint32_t)&amp;(GPIOE-&gt;AFH),</text:p>
          </table:table-cell>
          <table:table-cell table:style-name="ce69" table:formula="of:=HLOOKUP([.C147] &amp; &quot;_&quot; &amp; [.D147];[.$X$87:.$CA$88];2;0) &amp; &quot;UL,&quot;" office:value-type="string" office:string-value="0x00000000UL," calcext:value-type="string">
            <text:p>0x00000000UL,</text:p>
          </table:table-cell>
          <table:table-cell table:number-columns-repeated="72"/>
        </table:table-row>
        <table:table-row table:style-name="ro1">
          <table:table-cell/>
          <table:table-cell table:style-name="ce82"/>
          <table:table-cell table:style-name="ce82" table:formula="of:=[.C147]" office:value-type="string" office:string-value="E" calcext:value-type="string">
            <text:p>E</text:p>
          </table:table-cell>
          <table:table-cell table:style-name="ce82" table:formula="of:=[.D141]" office:value-type="string" office:string-value="ODR" calcext:value-type="string">
            <text:p>ODR</text:p>
          </table:table-cell>
          <table:table-cell table:style-name="ce86"/>
          <table:table-cell table:style-name="ce93" table:formula="of:=&quot;(uint32_t)&amp;(GPIO&quot; &amp; [.C148] &amp; &quot;-&gt;&quot; &amp; [.D148] &amp; &quot;),&quot;" office:value-type="string" office:string-value="(uint32_t)&amp;(GPIOE-&gt;ODR)," calcext:value-type="string">
            <text:p>(uint32_t)&amp;(GPIOE-&gt;ODR),</text:p>
          </table:table-cell>
          <table:table-cell table:style-name="ce69" table:formula="of:=HLOOKUP([.C148] &amp; &quot;_&quot; &amp; [.D148];[.$X$87:.$CA$88];2;0) &amp; &quot;UL,&quot;" office:value-type="string" office:string-value="0x00000000UL," calcext:value-type="string">
            <text:p>0x00000000UL,</text:p>
          </table:table-cell>
          <table:table-cell table:number-columns-repeated="72"/>
        </table:table-row>
        <table:table-row table:style-name="ro1">
          <table:table-cell/>
          <table:table-cell table:style-name="ce82"/>
          <table:table-cell table:style-name="ce82" table:formula="of:=[.C148]" office:value-type="string" office:string-value="E" calcext:value-type="string">
            <text:p>E</text:p>
          </table:table-cell>
          <table:table-cell table:style-name="ce82" table:formula="of:=[.D142]" office:value-type="string" office:string-value="PUPDR" calcext:value-type="string">
            <text:p>PUPDR</text:p>
          </table:table-cell>
          <table:table-cell table:style-name="ce86"/>
          <table:table-cell table:style-name="ce93" table:formula="of:=&quot;(uint32_t)&amp;(GPIO&quot; &amp; [.C149] &amp; &quot;-&gt;&quot; &amp; [.D149] &amp; &quot;),&quot;" office:value-type="string" office:string-value="(uint32_t)&amp;(GPIOE-&gt;PUPDR)," calcext:value-type="string">
            <text:p>(uint32_t)&amp;(GPIOE-&gt;PUPDR),</text:p>
          </table:table-cell>
          <table:table-cell table:style-name="ce69" table:formula="of:=HLOOKUP([.C149] &amp; &quot;_&quot; &amp; [.D149];[.$X$87:.$CA$88];2;0) &amp; &quot;UL,&quot;" office:value-type="string" office:string-value="0x00000000UL," calcext:value-type="string">
            <text:p>0x00000000UL,</text:p>
          </table:table-cell>
          <table:table-cell table:number-columns-repeated="72"/>
        </table:table-row>
        <table:table-row table:style-name="ro1">
          <table:table-cell/>
          <table:table-cell table:style-name="ce82"/>
          <table:table-cell table:style-name="ce82" table:formula="of:=[.C149]" office:value-type="string" office:string-value="E" calcext:value-type="string">
            <text:p>E</text:p>
          </table:table-cell>
          <table:table-cell table:style-name="ce82" table:formula="of:=[.D143]" office:value-type="string" office:string-value="OSPEEDR" calcext:value-type="string">
            <text:p>OSPEEDR</text:p>
          </table:table-cell>
          <table:table-cell table:style-name="ce86"/>
          <table:table-cell table:style-name="ce93" table:formula="of:=&quot;(uint32_t)&amp;(GPIO&quot; &amp; [.C150] &amp; &quot;-&gt;&quot; &amp; [.D150] &amp; &quot;),&quot;" office:value-type="string" office:string-value="(uint32_t)&amp;(GPIOE-&gt;OSPEEDR)," calcext:value-type="string">
            <text:p>(uint32_t)&amp;(GPIOE-&gt;OSPEEDR),</text:p>
          </table:table-cell>
          <table:table-cell table:style-name="ce69" table:formula="of:=HLOOKUP([.C150] &amp; &quot;_&quot; &amp; [.D150];[.$X$87:.$CA$88];2;0) &amp; &quot;UL,&quot;" office:value-type="string" office:string-value="0x00000000UL," calcext:value-type="string">
            <text:p>0x00000000UL,</text:p>
          </table:table-cell>
          <table:table-cell table:number-columns-repeated="72"/>
        </table:table-row>
        <table:table-row table:style-name="ro1">
          <table:table-cell/>
          <table:table-cell table:style-name="ce82"/>
          <table:table-cell table:style-name="ce82" table:formula="of:=[.C150]" office:value-type="string" office:string-value="E" calcext:value-type="string">
            <text:p>E</text:p>
          </table:table-cell>
          <table:table-cell table:style-name="ce82" table:formula="of:=[.D144]" office:value-type="string" office:string-value="OTYPER" calcext:value-type="string">
            <text:p>OTYPER</text:p>
          </table:table-cell>
          <table:table-cell table:style-name="ce86"/>
          <table:table-cell table:style-name="ce93" table:formula="of:=&quot;(uint32_t)&amp;(GPIO&quot; &amp; [.C151] &amp; &quot;-&gt;&quot; &amp; [.D151] &amp; &quot;),&quot;" office:value-type="string" office:string-value="(uint32_t)&amp;(GPIOE-&gt;OTYPER)," calcext:value-type="string">
            <text:p>(uint32_t)&amp;(GPIOE-&gt;OTYPER),</text:p>
          </table:table-cell>
          <table:table-cell table:style-name="ce69" table:formula="of:=HLOOKUP([.C151] &amp; &quot;_&quot; &amp; [.D151];[.$X$87:.$CA$88];2;0) &amp; &quot;UL,&quot;" office:value-type="string" office:string-value="0x00000000UL," calcext:value-type="string">
            <text:p>0x00000000UL,</text:p>
          </table:table-cell>
          <table:table-cell table:number-columns-repeated="72"/>
        </table:table-row>
        <table:table-row table:style-name="ro1">
          <table:table-cell/>
          <table:table-cell table:style-name="ce82"/>
          <table:table-cell table:style-name="ce82" table:formula="of:=[.C151]" office:value-type="string" office:string-value="E" calcext:value-type="string">
            <text:p>E</text:p>
          </table:table-cell>
          <table:table-cell table:style-name="ce82" table:formula="of:=[.D145]" office:value-type="string" office:string-value="MODER" calcext:value-type="string">
            <text:p>MODER</text:p>
          </table:table-cell>
          <table:table-cell table:style-name="ce86"/>
          <table:table-cell table:style-name="ce93" table:formula="of:=&quot;(uint32_t)&amp;(GPIO&quot; &amp; [.C152] &amp; &quot;-&gt;&quot; &amp; [.D152] &amp; &quot;),&quot;" office:value-type="string" office:string-value="(uint32_t)&amp;(GPIOE-&gt;MODER)," calcext:value-type="string">
            <text:p>(uint32_t)&amp;(GPIOE-&gt;MODER),</text:p>
          </table:table-cell>
          <table:table-cell table:style-name="ce69" table:formula="of:=HLOOKUP([.C152] &amp; &quot;_&quot; &amp; [.D152];[.$X$87:.$CA$88];2;0) &amp; &quot;UL,&quot;" office:value-type="string" office:string-value="0x55555555UL," calcext:value-type="string">
            <text:p>0x55555555UL,</text:p>
          </table:table-cell>
          <table:table-cell table:number-columns-repeated="72"/>
        </table:table-row>
        <table:table-row table:style-name="ro1">
          <table:table-cell/>
          <table:table-cell table:style-name="ce82" table:number-columns-repeated="4"/>
          <table:table-cell table:style-name="ce93" office:value-type="string" calcext:value-type="string">
            <text:p>};</text:p>
          </table:table-cell>
          <table:table-cell table:style-name="ce69"/>
          <table:table-cell table:number-columns-repeated="72"/>
        </table:table-row>
        <table:table-row table:style-name="ro1">
          <table:table-cell/>
          <table:table-cell table:style-name="ce82" table:number-columns-repeated="4"/>
          <table:table-cell table:style-name="ce86"/>
          <table:table-cell table:style-name="ce91"/>
          <table:table-cell table:number-columns-repeated="72"/>
        </table:table-row>
        <table:table-row table:style-name="ro1">
          <table:table-cell/>
          <table:table-cell table:style-name="ce83" table:number-columns-repeated="4"/>
          <table:table-cell table:style-name="ce83" office:value-type="string" calcext:value-type="string">
            <text:p>/* Таблица символов */</text:p>
          </table:table-cell>
          <table:table-cell table:style-name="ce71"/>
          <table:table-cell table:number-columns-repeated="72"/>
        </table:table-row>
        <table:table-row table:style-name="ro1">
          <table:table-cell/>
          <table:table-cell table:style-name="ce88" office:value-type="string" calcext:value-type="string">
            <text:p>Name:</text:p>
          </table:table-cell>
          <table:table-cell table:style-name="ce88" office:value-type="string" calcext:value-type="string">
            <text:p>Net:</text:p>
          </table:table-cell>
          <table:table-cell table:style-name="ce88" office:value-type="string" calcext:value-type="string">
            <text:p>Value:</text:p>
          </table:table-cell>
          <table:table-cell table:style-name="ce81" office:value-type="string" calcext:value-type="string">
            <text:p>Pin:</text:p>
          </table:table-cell>
          <table:table-cell table:style-name="ce82"/>
          <table:table-cell table:style-name="ce67"/>
          <table:table-cell table:number-columns-repeated="72"/>
        </table:table-row>
        <table:table-row table:style-name="ro1">
          <table:table-cell/>
          <table:table-cell table:style-name="ce82" office:value-type="float" office:value="0" calcext:value-type="float">
            <text:p>0</text:p>
          </table:table-cell>
          <table:table-cell table:style-name="ce82" table:formula="of:=&quot;DIG&quot; &amp; [.B157]" office:value-type="string" office:string-value="DIG0" calcext:value-type="string">
            <text:p>DIG0</text:p>
          </table:table-cell>
          <table:table-cell table:style-name="ce82"/>
          <table:table-cell table:style-name="ce82" table:formula="of:=VLOOKUP([.C157];[.$D$4:.$H$85];5;0)" office:value-type="string" office:string-value="PE15" calcext:value-type="string">
            <text:p>PE15</text:p>
          </table:table-cell>
          <table:table-cell table:style-name="ce93" table:formula="of:=&quot;#define _led_seg_&quot; &amp; [.B157]" office:value-type="string" office:string-value="#define _led_seg_0" calcext:value-type="string">
            <text:p>#define _led_seg_0</text:p>
          </table:table-cell>
          <table:table-cell table:style-name="ce69" table:formula="of:=MID([.E157];3;2)" office:value-type="string" office:string-value="15" calcext:value-type="string">
            <text:p>15</text:p>
          </table:table-cell>
          <table:table-cell table:number-columns-repeated="72"/>
        </table:table-row>
        <table:table-row table:style-name="ro1">
          <table:table-cell/>
          <table:table-cell table:style-name="ce82" office:value-type="float" office:value="1" calcext:value-type="float">
            <text:p>1</text:p>
          </table:table-cell>
          <table:table-cell table:style-name="ce82" table:formula="of:=&quot;DIG&quot; &amp; [.B158]" office:value-type="string" office:string-value="DIG1" calcext:value-type="string">
            <text:p>DIG1</text:p>
          </table:table-cell>
          <table:table-cell table:style-name="ce82"/>
          <table:table-cell table:style-name="ce82" table:formula="of:=VLOOKUP([.C158];[.$D$4:.$H$85];5;0)" office:value-type="string" office:string-value="PE12" calcext:value-type="string">
            <text:p>PE12</text:p>
          </table:table-cell>
          <table:table-cell table:style-name="ce93" table:formula="of:=&quot;#define _led_seg_&quot; &amp; [.B158]" office:value-type="string" office:string-value="#define _led_seg_1" calcext:value-type="string">
            <text:p>#define _led_seg_1</text:p>
          </table:table-cell>
          <table:table-cell table:style-name="ce69" table:formula="of:=MID([.E158];3;2)" office:value-type="string" office:string-value="12" calcext:value-type="string">
            <text:p>12</text:p>
          </table:table-cell>
          <table:table-cell table:number-columns-repeated="72"/>
        </table:table-row>
        <table:table-row table:style-name="ro1">
          <table:table-cell/>
          <table:table-cell table:style-name="ce82" office:value-type="float" office:value="2" calcext:value-type="float">
            <text:p>2</text:p>
          </table:table-cell>
          <table:table-cell table:style-name="ce82" table:formula="of:=&quot;DIG&quot; &amp; [.B159]" office:value-type="string" office:string-value="DIG2" calcext:value-type="string">
            <text:p>DIG2</text:p>
          </table:table-cell>
          <table:table-cell table:style-name="ce82"/>
          <table:table-cell table:style-name="ce82" table:formula="of:=VLOOKUP([.C159];[.$D$4:.$H$85];5;0)" office:value-type="string" office:string-value="PE10" calcext:value-type="string">
            <text:p>PE10</text:p>
          </table:table-cell>
          <table:table-cell table:style-name="ce93" table:formula="of:=&quot;#define _led_seg_&quot; &amp; [.B159]" office:value-type="string" office:string-value="#define _led_seg_2" calcext:value-type="string">
            <text:p>#define _led_seg_2</text:p>
          </table:table-cell>
          <table:table-cell table:style-name="ce69" table:formula="of:=MID([.E159];3;2)" office:value-type="string" office:string-value="10" calcext:value-type="string">
            <text:p>10</text:p>
          </table:table-cell>
          <table:table-cell table:number-columns-repeated="72"/>
        </table:table-row>
        <table:table-row table:style-name="ro1">
          <table:table-cell/>
          <table:table-cell table:style-name="ce82" office:value-type="float" office:value="3" calcext:value-type="float">
            <text:p>3</text:p>
          </table:table-cell>
          <table:table-cell table:style-name="ce82" table:formula="of:=&quot;DIG&quot; &amp; [.B160]" office:value-type="string" office:string-value="DIG3" calcext:value-type="string">
            <text:p>DIG3</text:p>
          </table:table-cell>
          <table:table-cell table:style-name="ce82"/>
          <table:table-cell table:style-name="ce82" table:formula="of:=VLOOKUP([.C160];[.$D$4:.$H$85];5;0)" office:value-type="string" office:string-value="PE9" calcext:value-type="string">
            <text:p>PE9</text:p>
          </table:table-cell>
          <table:table-cell table:style-name="ce93" table:formula="of:=&quot;#define _led_seg_&quot; &amp; [.B160]" office:value-type="string" office:string-value="#define _led_seg_3" calcext:value-type="string">
            <text:p>#define _led_seg_3</text:p>
          </table:table-cell>
          <table:table-cell table:style-name="ce69" table:formula="of:=MID([.E160];3;2)" office:value-type="string" office:string-value="9" calcext:value-type="string">
            <text:p>9</text:p>
          </table:table-cell>
          <table:table-cell table:number-columns-repeated="72"/>
        </table:table-row>
        <table:table-row table:style-name="ro1">
          <table:table-cell/>
          <table:table-cell table:style-name="ce82" office:value-type="float" office:value="4" calcext:value-type="float">
            <text:p>4</text:p>
          </table:table-cell>
          <table:table-cell table:style-name="ce82" table:formula="of:=&quot;DIG&quot; &amp; [.B161]" office:value-type="string" office:string-value="DIG4" calcext:value-type="string">
            <text:p>DIG4</text:p>
          </table:table-cell>
          <table:table-cell table:style-name="ce82"/>
          <table:table-cell table:style-name="ce82" table:formula="of:=VLOOKUP([.C161];[.$D$4:.$H$85];5;0)" office:value-type="string" office:string-value="PE13" calcext:value-type="string">
            <text:p>PE13</text:p>
          </table:table-cell>
          <table:table-cell table:style-name="ce93" table:formula="of:=&quot;#define _led_seg_&quot; &amp; [.B161]" office:value-type="string" office:string-value="#define _led_seg_4" calcext:value-type="string">
            <text:p>#define _led_seg_4</text:p>
          </table:table-cell>
          <table:table-cell table:style-name="ce69" table:formula="of:=MID([.E161];3;2)" office:value-type="string" office:string-value="13" calcext:value-type="string">
            <text:p>13</text:p>
          </table:table-cell>
          <table:table-cell table:number-columns-repeated="72"/>
        </table:table-row>
        <table:table-row table:style-name="ro1">
          <table:table-cell/>
          <table:table-cell table:style-name="ce82" office:value-type="float" office:value="5" calcext:value-type="float">
            <text:p>5</text:p>
          </table:table-cell>
          <table:table-cell table:style-name="ce82" table:formula="of:=&quot;DIG&quot; &amp; [.B162]" office:value-type="string" office:string-value="DIG5" calcext:value-type="string">
            <text:p>DIG5</text:p>
          </table:table-cell>
          <table:table-cell table:style-name="ce82"/>
          <table:table-cell table:style-name="ce82" table:formula="of:=VLOOKUP([.C162];[.$D$4:.$H$85];5;0)" office:value-type="string" office:string-value="PE14" calcext:value-type="string">
            <text:p>PE14</text:p>
          </table:table-cell>
          <table:table-cell table:style-name="ce93" table:formula="of:=&quot;#define _led_seg_&quot; &amp; [.B162]" office:value-type="string" office:string-value="#define _led_seg_5" calcext:value-type="string">
            <text:p>#define _led_seg_5</text:p>
          </table:table-cell>
          <table:table-cell table:style-name="ce69" table:formula="of:=MID([.E162];3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P</text:p>
          </table:table-cell>
          <table:table-cell table:number-columns-repeated="63"/>
        </table:table-row>
        <table:table-row table:style-name="ro1">
          <table:table-cell/>
          <table:table-cell table:style-name="ce82" office:value-type="float" office:value="6" calcext:value-type="float">
            <text:p>6</text:p>
          </table:table-cell>
          <table:table-cell table:style-name="ce82" table:formula="of:=&quot;DIG&quot; &amp; [.B163]" office:value-type="string" office:string-value="DIG6" calcext:value-type="string">
            <text:p>DIG6</text:p>
          </table:table-cell>
          <table:table-cell table:style-name="ce82"/>
          <table:table-cell table:style-name="ce82" table:formula="of:=VLOOKUP([.C163];[.$D$4:.$H$85];5;0)" office:value-type="string" office:string-value="PE11" calcext:value-type="string">
            <text:p>PE11</text:p>
          </table:table-cell>
          <table:table-cell table:style-name="ce93" table:formula="of:=&quot;#define _led_seg_&quot; &amp; [.B163]" office:value-type="string" office:string-value="#define _led_seg_6" calcext:value-type="string">
            <text:p>#define _led_seg_6</text:p>
          </table:table-cell>
          <table:table-cell table:style-name="ce69" table:formula="of:=MID([.E163];3;2)" office:value-type="string" office:string-value="11" calcext:value-type="string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3"/>
        </table:table-row>
        <table:table-row table:style-name="ro1">
          <table:table-cell/>
          <table:table-cell table:style-name="ce82" office:value-type="float" office:value="7" calcext:value-type="float">
            <text:p>7</text:p>
          </table:table-cell>
          <table:table-cell table:style-name="ce82" table:formula="of:=&quot;DIG&quot; &amp; [.B164]" office:value-type="string" office:string-value="DIG7" calcext:value-type="string">
            <text:p>DIG7</text:p>
          </table:table-cell>
          <table:table-cell table:style-name="ce82"/>
          <table:table-cell table:style-name="ce82" table:formula="of:=VLOOKUP([.C164];[.$D$4:.$H$85];5;0)" office:value-type="string" office:string-value="PE8" calcext:value-type="string">
            <text:p>PE8</text:p>
          </table:table-cell>
          <table:table-cell table:style-name="ce93" table:formula="of:=&quot;#define _led_seg_&quot; &amp; [.B164]" office:value-type="string" office:string-value="#define _led_seg_7" calcext:value-type="string">
            <text:p>#define _led_seg_7</text:p>
          </table:table-cell>
          <table:table-cell table:style-name="ce69" table:formula="of:=MID([.E164];3;2)" office:value-type="string" office:string-value="8" calcext:value-type="string">
            <text:p>8</text:p>
          </table:table-cell>
          <table:table-cell/>
          <table:table-cell table:formula="of:=VLOOKUP([.I163];[.$B$157:.$G$164];6;0)" office:value-type="string" office:string-value="15" calcext:value-type="string">
            <text:p>15</text:p>
          </table:table-cell>
          <table:table-cell table:formula="of:=VLOOKUP([.J163];[.$B$157:.$G$164];6;0)" office:value-type="string" office:string-value="12" calcext:value-type="string">
            <text:p>12</text:p>
          </table:table-cell>
          <table:table-cell table:formula="of:=VLOOKUP([.K163];[.$B$157:.$G$164];6;0)" office:value-type="string" office:string-value="10" calcext:value-type="string">
            <text:p>10</text:p>
          </table:table-cell>
          <table:table-cell table:formula="of:=VLOOKUP([.L163];[.$B$157:.$G$164];6;0)" office:value-type="string" office:string-value="9" calcext:value-type="string">
            <text:p>9</text:p>
          </table:table-cell>
          <table:table-cell table:formula="of:=VLOOKUP([.M163];[.$B$157:.$G$164];6;0)" office:value-type="string" office:string-value="13" calcext:value-type="string">
            <text:p>13</text:p>
          </table:table-cell>
          <table:table-cell table:formula="of:=VLOOKUP([.N163];[.$B$157:.$G$164];6;0)" office:value-type="string" office:string-value="14" calcext:value-type="string">
            <text:p>14</text:p>
          </table:table-cell>
          <table:table-cell table:formula="of:=VLOOKUP([.O163];[.$B$157:.$G$164];6;0)" office:value-type="string" office:string-value="11" calcext:value-type="string">
            <text:p>11</text:p>
          </table:table-cell>
          <table:table-cell table:formula="of:=VLOOKUP([.P163];[.$B$157:.$G$164];6;0)" office:value-type="string" office:string-value="8" calcext:value-type="string">
            <text:p>8</text:p>
          </table:table-cell>
          <table:table-cell table:number-columns-repeated="63"/>
        </table:table-row>
        <table:table-row table:style-name="ro1">
          <table:table-cell/>
          <table:table-cell table:style-name="ce82" table:number-columns-repeated="4"/>
          <table:table-cell table:style-name="ce93" office:value-type="string" calcext:value-type="string">
            <text:p>#define _led_seg_mask</text:p>
          </table:table-cell>
          <table:table-cell table:style-name="ce69" table:formula="of:=SUM([.I165:.P165]) &amp; &quot;ul&quot;" office:value-type="string" office:string-value="65280ul" calcext:value-type="string">
            <text:p>65280ul</text:p>
          </table:table-cell>
          <table:table-cell/>
          <table:table-cell table:formula="of:=POWER(2;[.I164])" office:value-type="float" office:value="32768" calcext:value-type="float">
            <text:p>32768</text:p>
          </table:table-cell>
          <table:table-cell table:formula="of:=POWER(2;[.J164])" office:value-type="float" office:value="4096" calcext:value-type="float">
            <text:p>4096</text:p>
          </table:table-cell>
          <table:table-cell table:formula="of:=POWER(2;[.K164])" office:value-type="float" office:value="1024" calcext:value-type="float">
            <text:p>1024</text:p>
          </table:table-cell>
          <table:table-cell table:formula="of:=POWER(2;[.L164])" office:value-type="float" office:value="512" calcext:value-type="float">
            <text:p>512</text:p>
          </table:table-cell>
          <table:table-cell table:formula="of:=POWER(2;[.M164])" office:value-type="float" office:value="8192" calcext:value-type="float">
            <text:p>8192</text:p>
          </table:table-cell>
          <table:table-cell table:formula="of:=POWER(2;[.N164])" office:value-type="float" office:value="16384" calcext:value-type="float">
            <text:p>16384</text:p>
          </table:table-cell>
          <table:table-cell table:formula="of:=POWER(2;[.O164])" office:value-type="float" office:value="2048" calcext:value-type="float">
            <text:p>2048</text:p>
          </table:table-cell>
          <table:table-cell table:formula="of:=POWER(2;[.P164])" office:value-type="float" office:value="256" calcext:value-type="float">
            <text:p>256</text:p>
          </table:table-cell>
          <table:table-cell table:number-columns-repeated="63"/>
        </table:table-row>
        <table:table-row table:style-name="ro1">
          <table:table-cell/>
          <table:table-cell table:style-name="ce82" table:number-columns-repeated="4"/>
          <table:table-cell table:style-name="ce86"/>
          <table:table-cell table:style-name="ce91"/>
          <table:table-cell table:number-columns-repeated="72"/>
        </table:table-row>
        <table:table-row table:style-name="ro1">
          <table:table-cell/>
          <table:table-cell table:style-name="ce82" table:number-columns-repeated="4"/>
          <table:table-cell table:style-name="ce93" office:value-type="string" calcext:value-type="string">
            <text:p>static const uint16_t</text:p>
          </table:table-cell>
          <table:table-cell table:style-name="ce69" office:value-type="string" calcext:value-type="string">
            <text:p>FONT_LUT[] = {</text:p>
          </table:table-cell>
          <table:table-cell table:number-columns-repeated="72"/>
        </table:table-row>
        <table:table-row table:style-name="ro1">
          <table:table-cell/>
          <table:table-cell table:number-columns-repeated="2" table:style-name="ce82" office:value-type="float" office:value="0" calcext:value-type="float">
            <text:p>0</text:p>
          </table:table-cell>
          <table:table-cell table:style-name="ce82" table:number-columns-repeated="2"/>
          <table:table-cell table:style-name="ce93" table:formula="of:=SUMPRODUCT([.I168:.P168];[.I$165:.P$165])" office:value-type="float" office:value="62976" calcext:value-type="float">
            <text:p>62976</text:p>
          </table:table-cell>
          <table:table-cell table:style-name="ce69" table:formula="of:=&quot;, // &quot; &amp; [.C168] &amp; &quot;: &quot; &amp; [.B168]" office:value-type="string" office:string-value=", // 0: 0" calcext:value-type="string">
            <text:p>, // 0: 0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65"/>
        </table:table-row>
        <table:table-row table:style-name="ro1">
          <table:table-cell/>
          <table:table-cell table:number-columns-repeated="2"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93" table:formula="of:=SUMPRODUCT([.I169:.P169];[.I$165:.P$165])" office:value-type="float" office:value="5120" calcext:value-type="float">
            <text:p>5120</text:p>
          </table:table-cell>
          <table:table-cell table:style-name="ce69" table:formula="of:=&quot;, // &quot; &amp; [.C169] &amp; &quot;: &quot; &amp; [.B169]" office:value-type="string" office:string-value=", // 1: 1" calcext:value-type="string">
            <text:p>, // 1: 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/>
          <table:table-cell table:number-columns-repeated="2" table:style-name="ce82" office:value-type="float" office:value="2" calcext:value-type="float">
            <text:p>2</text:p>
          </table:table-cell>
          <table:table-cell table:style-name="ce82" table:number-columns-repeated="2"/>
          <table:table-cell table:style-name="ce93" table:formula="of:=SUMPRODUCT([.I170:.P170];[.I$165:.P$165])" office:value-type="float" office:value="47616" calcext:value-type="float">
            <text:p>47616</text:p>
          </table:table-cell>
          <table:table-cell table:style-name="ce69" table:formula="of:=&quot;, // &quot; &amp; [.C170] &amp; &quot;: &quot; &amp; [.B170]" office:value-type="string" office:string-value=", // 2: 2" calcext:value-type="string">
            <text:p>, // 2: 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/>
          <table:table-cell table:number-columns-repeated="2" table:style-name="ce82" office:value-type="float" office:value="3" calcext:value-type="float">
            <text:p>3</text:p>
          </table:table-cell>
          <table:table-cell table:style-name="ce82" table:number-columns-repeated="2"/>
          <table:table-cell table:style-name="ce93" table:formula="of:=SUMPRODUCT([.I171:.P171];[.I$165:.P$165])" office:value-type="float" office:value="40448" calcext:value-type="float">
            <text:p>40448</text:p>
          </table:table-cell>
          <table:table-cell table:style-name="ce69" table:formula="of:=&quot;, // &quot; &amp; [.C171] &amp; &quot;: &quot; &amp; [.B171]" office:value-type="string" office:string-value=", // 3: 3" calcext:value-type="string">
            <text:p>, // 3: 3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/>
          <table:table-cell table:number-columns-repeated="2" table:style-name="ce82" office:value-type="float" office:value="4" calcext:value-type="float">
            <text:p>4</text:p>
          </table:table-cell>
          <table:table-cell table:style-name="ce82" table:number-columns-repeated="2"/>
          <table:table-cell table:style-name="ce93" table:formula="of:=SUMPRODUCT([.I172:.P172];[.I$165:.P$165])" office:value-type="float" office:value="23552" calcext:value-type="float">
            <text:p>23552</text:p>
          </table:table-cell>
          <table:table-cell table:style-name="ce69" table:formula="of:=&quot;, // &quot; &amp; [.C172] &amp; &quot;: &quot; &amp; [.B172]" office:value-type="string" office:string-value=", // 4: 4" calcext:value-type="string">
            <text:p>, // 4: 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/>
          <table:table-cell table:number-columns-repeated="2" table:style-name="ce82" office:value-type="float" office:value="5" calcext:value-type="float">
            <text:p>5</text:p>
          </table:table-cell>
          <table:table-cell table:style-name="ce82" table:number-columns-repeated="2"/>
          <table:table-cell table:style-name="ce93" table:formula="of:=SUMPRODUCT([.I173:.P173];[.I$165:.P$165])" office:value-type="float" office:value="52736" calcext:value-type="float">
            <text:p>52736</text:p>
          </table:table-cell>
          <table:table-cell table:style-name="ce69" table:formula="of:=&quot;, // &quot; &amp; [.C173] &amp; &quot;: &quot; &amp; [.B173]" office:value-type="string" office:string-value=", // 5: 5" calcext:value-type="string">
            <text:p>, // 5: 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/>
          <table:table-cell table:number-columns-repeated="2" table:style-name="ce82" office:value-type="float" office:value="6" calcext:value-type="float">
            <text:p>6</text:p>
          </table:table-cell>
          <table:table-cell table:style-name="ce82" table:number-columns-repeated="2"/>
          <table:table-cell table:style-name="ce93" table:formula="of:=SUMPRODUCT([.I174:.P174];[.I$165:.P$165])" office:value-type="float" office:value="60928" calcext:value-type="float">
            <text:p>60928</text:p>
          </table:table-cell>
          <table:table-cell table:style-name="ce69" table:formula="of:=&quot;, // &quot; &amp; [.C174] &amp; &quot;: &quot; &amp; [.B174]" office:value-type="string" office:string-value=", // 6: 6" calcext:value-type="string">
            <text:p>, // 6: 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/>
          <table:table-cell table:number-columns-repeated="2" table:style-name="ce82" office:value-type="float" office:value="7" calcext:value-type="float">
            <text:p>7</text:p>
          </table:table-cell>
          <table:table-cell table:style-name="ce82" table:number-columns-repeated="2"/>
          <table:table-cell table:style-name="ce93" table:formula="of:=SUMPRODUCT([.I175:.P175];[.I$165:.P$165])" office:value-type="float" office:value="54272" calcext:value-type="float">
            <text:p>54272</text:p>
          </table:table-cell>
          <table:table-cell table:style-name="ce69" table:formula="of:=&quot;, // &quot; &amp; [.C175] &amp; &quot;: &quot; &amp; [.B175]" office:value-type="string" office:string-value=", // 7: 7" calcext:value-type="string">
            <text:p>, // 7: 7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5"/>
        </table:table-row>
        <table:table-row table:style-name="ro1">
          <table:table-cell/>
          <table:table-cell table:number-columns-repeated="2" table:style-name="ce82" office:value-type="float" office:value="8" calcext:value-type="float">
            <text:p>8</text:p>
          </table:table-cell>
          <table:table-cell table:style-name="ce82" table:number-columns-repeated="2"/>
          <table:table-cell table:style-name="ce93" table:formula="of:=SUMPRODUCT([.I176:.P176];[.I$165:.P$165])" office:value-type="float" office:value="65024" calcext:value-type="float">
            <text:p>65024</text:p>
          </table:table-cell>
          <table:table-cell table:style-name="ce69" table:formula="of:=&quot;, // &quot; &amp; [.C176] &amp; &quot;: &quot; &amp; [.B176]" office:value-type="string" office:string-value=", // 8: 8" calcext:value-type="string">
            <text:p>, // 8: 8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/>
          <table:table-cell table:number-columns-repeated="2" table:style-name="ce82" office:value-type="float" office:value="9" calcext:value-type="float">
            <text:p>9</text:p>
          </table:table-cell>
          <table:table-cell table:style-name="ce82" table:number-columns-repeated="2"/>
          <table:table-cell table:style-name="ce93" table:formula="of:=SUMPRODUCT([.I177:.P177];[.I$165:.P$165])" office:value-type="float" office:value="56832" calcext:value-type="float">
            <text:p>56832</text:p>
          </table:table-cell>
          <table:table-cell table:style-name="ce69" table:formula="of:=&quot;, // &quot; &amp; [.C177] &amp; &quot;: &quot; &amp; [.B177]" office:value-type="string" office:string-value=", // 9: 9" calcext:value-type="string">
            <text:p>, // 9: 9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/>
          <table:table-cell table:style-name="ce82" office:value-type="string" calcext:value-type="string">
            <text:p>A</text:p>
          </table:table-cell>
          <table:table-cell table:style-name="ce82" office:value-type="float" office:value="10" calcext:value-type="float">
            <text:p>10</text:p>
          </table:table-cell>
          <table:table-cell table:style-name="ce82" table:number-columns-repeated="2"/>
          <table:table-cell table:style-name="ce93" table:formula="of:=SUMPRODUCT([.I178:.P178];[.I$165:.P$165])" office:value-type="float" office:value="64512" calcext:value-type="float">
            <text:p>64512</text:p>
          </table:table-cell>
          <table:table-cell table:style-name="ce69" table:formula="of:=&quot;, // &quot; &amp; [.C178] &amp; &quot;: &quot; &amp; [.B178]" office:value-type="string" office:string-value=", // 10: A" calcext:value-type="string">
            <text:p>, // 10: 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/>
          <table:table-cell table:style-name="ce82" office:value-type="string" calcext:value-type="string">
            <text:p>B</text:p>
          </table:table-cell>
          <table:table-cell table:style-name="ce82" office:value-type="float" office:value="11" calcext:value-type="float">
            <text:p>11</text:p>
          </table:table-cell>
          <table:table-cell table:style-name="ce82" table:number-columns-repeated="2"/>
          <table:table-cell table:style-name="ce93" table:formula="of:=SUMPRODUCT([.I179:.P179];[.I$165:.P$165])" office:value-type="float" office:value="28160" calcext:value-type="float">
            <text:p>28160</text:p>
          </table:table-cell>
          <table:table-cell table:style-name="ce69" table:formula="of:=&quot;, // &quot; &amp; [.C179] &amp; &quot;: &quot; &amp; [.B179]" office:value-type="string" office:string-value=", // 11: B" calcext:value-type="string">
            <text:p>, // 11: B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/>
          <table:table-cell table:style-name="ce82" office:value-type="string" calcext:value-type="string">
            <text:p>C</text:p>
          </table:table-cell>
          <table:table-cell table:style-name="ce82" office:value-type="float" office:value="12" calcext:value-type="float">
            <text:p>12</text:p>
          </table:table-cell>
          <table:table-cell table:style-name="ce82" table:number-columns-repeated="2"/>
          <table:table-cell table:style-name="ce93" table:formula="of:=SUMPRODUCT([.I180:.P180];[.I$165:.P$165])" office:value-type="float" office:value="57856" calcext:value-type="float">
            <text:p>57856</text:p>
          </table:table-cell>
          <table:table-cell table:style-name="ce69" table:formula="of:=&quot;, // &quot; &amp; [.C180] &amp; &quot;: &quot; &amp; [.B180]" office:value-type="string" office:string-value=", // 12: C" calcext:value-type="string">
            <text:p>, // 12: 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65"/>
        </table:table-row>
        <table:table-row table:style-name="ro1">
          <table:table-cell/>
          <table:table-cell table:style-name="ce82" office:value-type="string" calcext:value-type="string">
            <text:p>D</text:p>
          </table:table-cell>
          <table:table-cell table:style-name="ce82" office:value-type="float" office:value="13" calcext:value-type="float">
            <text:p>13</text:p>
          </table:table-cell>
          <table:table-cell table:style-name="ce82" table:number-columns-repeated="2"/>
          <table:table-cell table:style-name="ce93" table:formula="of:=SUMPRODUCT([.I181:.P181];[.I$165:.P$165])" office:value-type="float" office:value="15872" calcext:value-type="float">
            <text:p>15872</text:p>
          </table:table-cell>
          <table:table-cell table:style-name="ce69" table:formula="of:=&quot;, // &quot; &amp; [.C181] &amp; &quot;: &quot; &amp; [.B181]" office:value-type="string" office:string-value=", // 13: D" calcext:value-type="string">
            <text:p>, // 13: D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/>
          <table:table-cell table:style-name="ce82" office:value-type="string" calcext:value-type="string">
            <text:p>E</text:p>
          </table:table-cell>
          <table:table-cell table:style-name="ce82" office:value-type="float" office:value="14" calcext:value-type="float">
            <text:p>14</text:p>
          </table:table-cell>
          <table:table-cell table:style-name="ce82" table:number-columns-repeated="2"/>
          <table:table-cell table:style-name="ce93" table:formula="of:=SUMPRODUCT([.I182:.P182];[.I$165:.P$165])" office:value-type="float" office:value="59904" calcext:value-type="float">
            <text:p>59904</text:p>
          </table:table-cell>
          <table:table-cell table:style-name="ce69" table:formula="of:=&quot;, // &quot; &amp; [.C182] &amp; &quot;: &quot; &amp; [.B182]" office:value-type="string" office:string-value=", // 14: E" calcext:value-type="string">
            <text:p>, // 14: 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/>
          <table:table-cell table:style-name="ce82" office:value-type="string" calcext:value-type="string">
            <text:p>F</text:p>
          </table:table-cell>
          <table:table-cell table:style-name="ce82" office:value-type="float" office:value="15" calcext:value-type="float">
            <text:p>15</text:p>
          </table:table-cell>
          <table:table-cell table:style-name="ce82" table:number-columns-repeated="2"/>
          <table:table-cell table:style-name="ce93" table:formula="of:=SUMPRODUCT([.I183:.P183];[.I$165:.P$165])" office:value-type="float" office:value="59392" calcext:value-type="float">
            <text:p>59392</text:p>
          </table:table-cell>
          <table:table-cell table:style-name="ce69" table:formula="of:=&quot;, // &quot; &amp; [.C183] &amp; &quot;: &quot; &amp; [.B183]" office:value-type="string" office:string-value=", // 15: F" calcext:value-type="string">
            <text:p>, // 15: 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/>
          <table:table-cell table:style-name="ce82" office:value-type="string" calcext:value-type="string">
            <text:p>G</text:p>
          </table:table-cell>
          <table:table-cell table:style-name="ce82" office:value-type="float" office:value="16" calcext:value-type="float">
            <text:p>16</text:p>
          </table:table-cell>
          <table:table-cell table:style-name="ce82" table:number-columns-repeated="2"/>
          <table:table-cell table:style-name="ce93" table:formula="of:=SUMPRODUCT([.I184:.P184];[.I$165:.P$165])" office:value-type="float" office:value="58880" calcext:value-type="float">
            <text:p>58880</text:p>
          </table:table-cell>
          <table:table-cell table:style-name="ce69" table:formula="of:=&quot;, // &quot; &amp; [.C184] &amp; &quot;: &quot; &amp; [.B184]" office:value-type="string" office:string-value=", // 16: G" calcext:value-type="string">
            <text:p>, // 16: 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65"/>
        </table:table-row>
        <table:table-row table:style-name="ro1">
          <table:table-cell/>
          <table:table-cell table:style-name="ce82" office:value-type="string" calcext:value-type="string">
            <text:p>H</text:p>
          </table:table-cell>
          <table:table-cell table:style-name="ce82" office:value-type="float" office:value="17" calcext:value-type="float">
            <text:p>17</text:p>
          </table:table-cell>
          <table:table-cell table:style-name="ce82" table:number-columns-repeated="2"/>
          <table:table-cell table:style-name="ce93" table:formula="of:=SUMPRODUCT([.I185:.P185];[.I$165:.P$165])" office:value-type="float" office:value="31744" calcext:value-type="float">
            <text:p>31744</text:p>
          </table:table-cell>
          <table:table-cell table:style-name="ce69" table:formula="of:=&quot;, // &quot; &amp; [.C185] &amp; &quot;: &quot; &amp; [.B185]" office:value-type="string" office:string-value=", // 17: H" calcext:value-type="string">
            <text:p>, // 17: H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/>
          <table:table-cell table:style-name="ce82" office:value-type="string" calcext:value-type="string">
            <text:p>J</text:p>
          </table:table-cell>
          <table:table-cell table:style-name="ce82" office:value-type="float" office:value="18" calcext:value-type="float">
            <text:p>18</text:p>
          </table:table-cell>
          <table:table-cell table:style-name="ce82" table:number-columns-repeated="2"/>
          <table:table-cell table:style-name="ce93" table:formula="of:=SUMPRODUCT([.I186:.P186];[.I$165:.P$165])" office:value-type="float" office:value="5632" calcext:value-type="float">
            <text:p>5632</text:p>
          </table:table-cell>
          <table:table-cell table:style-name="ce69" table:formula="of:=&quot;, // &quot; &amp; [.C186] &amp; &quot;: &quot; &amp; [.B186]" office:value-type="string" office:string-value=", // 18: J" calcext:value-type="string">
            <text:p>, // 18: J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/>
          <table:table-cell table:style-name="ce82" office:value-type="string" calcext:value-type="string">
            <text:p>L</text:p>
          </table:table-cell>
          <table:table-cell table:style-name="ce82" office:value-type="float" office:value="19" calcext:value-type="float">
            <text:p>19</text:p>
          </table:table-cell>
          <table:table-cell table:style-name="ce82" table:number-columns-repeated="2"/>
          <table:table-cell table:style-name="ce93" table:formula="of:=SUMPRODUCT([.I187:.P187];[.I$165:.P$165])" office:value-type="float" office:value="25088" calcext:value-type="float">
            <text:p>25088</text:p>
          </table:table-cell>
          <table:table-cell table:style-name="ce69" table:formula="of:=&quot;, // &quot; &amp; [.C187] &amp; &quot;: &quot; &amp; [.B187]" office:value-type="string" office:string-value=", // 19: L" calcext:value-type="string">
            <text:p>, // 19: L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65"/>
        </table:table-row>
        <table:table-row table:style-name="ro1">
          <table:table-cell/>
          <table:table-cell table:style-name="ce82" office:value-type="string" calcext:value-type="string">
            <text:p>o</text:p>
          </table:table-cell>
          <table:table-cell table:style-name="ce82" office:value-type="float" office:value="20" calcext:value-type="float">
            <text:p>20</text:p>
          </table:table-cell>
          <table:table-cell table:style-name="ce82" table:number-columns-repeated="2"/>
          <table:table-cell table:style-name="ce93" table:formula="of:=SUMPRODUCT([.I188:.P188];[.I$165:.P$165])" office:value-type="float" office:value="11776" calcext:value-type="float">
            <text:p>11776</text:p>
          </table:table-cell>
          <table:table-cell table:style-name="ce69" table:formula="of:=&quot;, // &quot; &amp; [.C188] &amp; &quot;: &quot; &amp; [.B188]" office:value-type="string" office:string-value=", // 20: o" calcext:value-type="string">
            <text:p>, // 20: o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/>
          <table:table-cell table:style-name="ce82" office:value-type="string" calcext:value-type="string">
            <text:p>P</text:p>
          </table:table-cell>
          <table:table-cell table:style-name="ce82" office:value-type="float" office:value="21" calcext:value-type="float">
            <text:p>21</text:p>
          </table:table-cell>
          <table:table-cell table:style-name="ce82" table:number-columns-repeated="2"/>
          <table:table-cell table:style-name="ce93" table:formula="of:=SUMPRODUCT([.I189:.P189];[.I$165:.P$165])" office:value-type="float" office:value="63488" calcext:value-type="float">
            <text:p>63488</text:p>
          </table:table-cell>
          <table:table-cell table:style-name="ce69" table:formula="of:=&quot;, // &quot; &amp; [.C189] &amp; &quot;: &quot; &amp; [.B189]" office:value-type="string" office:string-value=", // 21: P" calcext:value-type="string">
            <text:p>, // 21: 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/>
          <table:table-cell table:style-name="ce82" office:value-type="string" calcext:value-type="string">
            <text:p>t</text:p>
          </table:table-cell>
          <table:table-cell table:style-name="ce82" office:value-type="float" office:value="22" calcext:value-type="float">
            <text:p>22</text:p>
          </table:table-cell>
          <table:table-cell table:style-name="ce82" table:number-columns-repeated="2"/>
          <table:table-cell table:style-name="ce93" table:formula="of:=SUMPRODUCT([.I190:.P190];[.I$165:.P$165])" office:value-type="float" office:value="27136" calcext:value-type="float">
            <text:p>27136</text:p>
          </table:table-cell>
          <table:table-cell table:style-name="ce69" table:formula="of:=&quot;, // &quot; &amp; [.C190] &amp; &quot;: &quot; &amp; [.B190]" office:value-type="string" office:string-value=", // 22: t" calcext:value-type="string">
            <text:p>, // 22: t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/>
          <table:table-cell table:style-name="ce82" office:value-type="string" calcext:value-type="string">
            <text:p>seg.A</text:p>
          </table:table-cell>
          <table:table-cell table:style-name="ce82" office:value-type="float" office:value="23" calcext:value-type="float">
            <text:p>23</text:p>
          </table:table-cell>
          <table:table-cell table:style-name="ce82" table:number-columns-repeated="2"/>
          <table:table-cell table:style-name="ce93" table:formula="of:=SUMPRODUCT([.I191:.P191];[.I$165:.P$165])" office:value-type="float" office:value="32768" calcext:value-type="float">
            <text:p>32768</text:p>
          </table:table-cell>
          <table:table-cell table:style-name="ce69" table:formula="of:=&quot;, // &quot; &amp; [.C191] &amp; &quot;: &quot; &amp; [.B191]" office:value-type="string" office:string-value=", // 23: seg.A" calcext:value-type="string">
            <text:p>, // 23: seg.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0"/>
        </table:table-row>
        <table:table-row table:style-name="ro1">
          <table:table-cell/>
          <table:table-cell table:style-name="ce82" office:value-type="string" calcext:value-type="string">
            <text:p>seg.B</text:p>
          </table:table-cell>
          <table:table-cell table:style-name="ce82" office:value-type="float" office:value="24" calcext:value-type="float">
            <text:p>24</text:p>
          </table:table-cell>
          <table:table-cell table:style-name="ce82" table:number-columns-repeated="2"/>
          <table:table-cell table:style-name="ce93" table:formula="of:=SUMPRODUCT([.I192:.P192];[.I$165:.P$165])" office:value-type="float" office:value="4096" calcext:value-type="float">
            <text:p>4096</text:p>
          </table:table-cell>
          <table:table-cell table:style-name="ce69" table:formula="of:=&quot;, // &quot; &amp; [.C192] &amp; &quot;: &quot; &amp; [.B192]" office:value-type="string" office:string-value=", // 24: seg.B" calcext:value-type="string">
            <text:p>, // 24: seg.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9"/>
        </table:table-row>
        <table:table-row table:style-name="ro1">
          <table:table-cell/>
          <table:table-cell table:style-name="ce82" office:value-type="string" calcext:value-type="string">
            <text:p>seg.C</text:p>
          </table:table-cell>
          <table:table-cell table:style-name="ce82" office:value-type="float" office:value="25" calcext:value-type="float">
            <text:p>25</text:p>
          </table:table-cell>
          <table:table-cell table:style-name="ce82" table:number-columns-repeated="2"/>
          <table:table-cell table:style-name="ce93" table:formula="of:=SUMPRODUCT([.I193:.P193];[.I$165:.P$165])" office:value-type="float" office:value="1024" calcext:value-type="float">
            <text:p>1024</text:p>
          </table:table-cell>
          <table:table-cell table:style-name="ce69" table:formula="of:=&quot;, // &quot; &amp; [.C193] &amp; &quot;: &quot; &amp; [.B193]" office:value-type="string" office:string-value=", // 25: seg.C" calcext:value-type="string">
            <text:p>, // 25: seg.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/>
          <table:table-cell table:style-name="ce82" office:value-type="string" calcext:value-type="string">
            <text:p>seg.D</text:p>
          </table:table-cell>
          <table:table-cell table:style-name="ce82" office:value-type="float" office:value="26" calcext:value-type="float">
            <text:p>26</text:p>
          </table:table-cell>
          <table:table-cell table:style-name="ce82" table:number-columns-repeated="2"/>
          <table:table-cell table:style-name="ce93" table:formula="of:=SUMPRODUCT([.I194:.P194];[.I$165:.P$165])" office:value-type="float" office:value="512" calcext:value-type="float">
            <text:p>512</text:p>
          </table:table-cell>
          <table:table-cell table:style-name="ce69" table:formula="of:=&quot;, // &quot; &amp; [.C194] &amp; &quot;: &quot; &amp; [.B194]" office:value-type="string" office:string-value=", // 26: seg.D" calcext:value-type="string">
            <text:p>, // 26: seg.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/>
          <table:table-cell table:style-name="ce82" office:value-type="string" calcext:value-type="string">
            <text:p>seg.E</text:p>
          </table:table-cell>
          <table:table-cell table:style-name="ce82" office:value-type="float" office:value="27" calcext:value-type="float">
            <text:p>27</text:p>
          </table:table-cell>
          <table:table-cell table:style-name="ce82" table:number-columns-repeated="2"/>
          <table:table-cell table:style-name="ce93" table:formula="of:=SUMPRODUCT([.I195:.P195];[.I$165:.P$165])" office:value-type="float" office:value="8192" calcext:value-type="float">
            <text:p>8192</text:p>
          </table:table-cell>
          <table:table-cell table:style-name="ce69" table:formula="of:=&quot;, // &quot; &amp; [.C195] &amp; &quot;: &quot; &amp; [.B195]" office:value-type="string" office:string-value=", // 27: seg.E" calcext:value-type="string">
            <text:p>, // 27: seg.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/>
          <table:table-cell table:style-name="ce82" office:value-type="string" calcext:value-type="string">
            <text:p>seg.F</text:p>
          </table:table-cell>
          <table:table-cell table:style-name="ce82" office:value-type="float" office:value="28" calcext:value-type="float">
            <text:p>28</text:p>
          </table:table-cell>
          <table:table-cell table:style-name="ce82" table:number-columns-repeated="2"/>
          <table:table-cell table:style-name="ce93" table:formula="of:=SUMPRODUCT([.I196:.P196];[.I$165:.P$165])" office:value-type="float" office:value="16384" calcext:value-type="float">
            <text:p>16384</text:p>
          </table:table-cell>
          <table:table-cell table:style-name="ce69" table:formula="of:=&quot;, // &quot; &amp; [.C196] &amp; &quot;: &quot; &amp; [.B196]" office:value-type="string" office:string-value=", // 28: seg.F" calcext:value-type="string">
            <text:p>, // 28: seg.F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5"/>
        </table:table-row>
        <table:table-row table:style-name="ro1">
          <table:table-cell/>
          <table:table-cell table:style-name="ce82" office:value-type="string" calcext:value-type="string">
            <text:p>seg.G</text:p>
          </table:table-cell>
          <table:table-cell table:style-name="ce82" office:value-type="float" office:value="29" calcext:value-type="float">
            <text:p>29</text:p>
          </table:table-cell>
          <table:table-cell table:style-name="ce82" table:number-columns-repeated="2"/>
          <table:table-cell table:style-name="ce93" table:formula="of:=SUMPRODUCT([.I197:.P197];[.I$165:.P$165])" office:value-type="float" office:value="2048" calcext:value-type="float">
            <text:p>2048</text:p>
          </table:table-cell>
          <table:table-cell table:style-name="ce69" table:formula="of:=&quot;, // &quot; &amp; [.C197] &amp; &quot;: &quot; &amp; [.B197]" office:value-type="string" office:string-value=", // 29: seg.G" calcext:value-type="string">
            <text:p>, // 29: seg.G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/>
          <table:table-cell table:style-name="ce82" office:value-type="string" calcext:value-type="string">
            <text:p>seg.DP</text:p>
          </table:table-cell>
          <table:table-cell table:style-name="ce82" office:value-type="float" office:value="30" calcext:value-type="float">
            <text:p>30</text:p>
          </table:table-cell>
          <table:table-cell table:style-name="ce82" table:number-columns-repeated="2"/>
          <table:table-cell table:style-name="ce93" table:formula="of:=SUMPRODUCT([.I198:.P198];[.I$165:.P$165])" office:value-type="float" office:value="256" calcext:value-type="float">
            <text:p>256</text:p>
          </table:table-cell>
          <table:table-cell table:style-name="ce69" table:formula="of:=&quot;, // &quot; &amp; [.C198] &amp; &quot;: &quot; &amp; [.B198]" office:value-type="string" office:string-value=", // 30: seg.DP" calcext:value-type="string">
            <text:p>, // 30: seg.D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/>
          <table:table-cell table:style-name="ce82" office:value-type="string" calcext:value-type="string">
            <text:p>space</text:p>
          </table:table-cell>
          <table:table-cell table:style-name="ce82" office:value-type="float" office:value="31" calcext:value-type="float">
            <text:p>31</text:p>
          </table:table-cell>
          <table:table-cell table:style-name="ce82" table:number-columns-repeated="2"/>
          <table:table-cell table:style-name="ce93" table:formula="of:=SUMPRODUCT([.I199:.P199];[.I$165:.P$165])" office:value-type="float" office:value="0" calcext:value-type="float">
            <text:p>0</text:p>
          </table:table-cell>
          <table:table-cell table:style-name="ce69" table:formula="of:=&quot;, // &quot; &amp; [.C199] &amp; &quot;: &quot; &amp; [.B199]" office:value-type="string" office:string-value=", // 31: space" calcext:value-type="string">
            <text:p>, // 31: space</text:p>
          </table:table-cell>
          <table:table-cell table:number-columns-repeated="72"/>
        </table:table-row>
        <table:table-row table:style-name="ro1">
          <table:table-cell/>
          <table:table-cell table:style-name="ce82" table:number-columns-repeated="4"/>
          <table:table-cell table:style-name="ce93" office:value-type="string" calcext:value-type="string">
            <text:p>};</text:p>
          </table:table-cell>
          <table:table-cell table:style-name="ce69"/>
          <table:table-cell table:number-columns-repeated="72"/>
        </table:table-row>
        <table:table-row table:style-name="ro1">
          <table:table-cell/>
          <table:table-cell table:style-name="ce82" table:number-columns-repeated="4"/>
          <table:table-cell table:style-name="ce86"/>
          <table:table-cell table:style-name="ce91"/>
          <table:table-cell table:number-columns-repeated="72"/>
        </table:table-row>
        <table:table-row table:style-name="ro1">
          <table:table-cell/>
          <table:table-cell table:style-name="ce83" table:number-columns-repeated="4"/>
          <table:table-cell table:style-name="ce83" office:value-type="string" calcext:value-type="string">
            <text:p>/* Таблица вывода на 10-сегментную шкалу */</text:p>
          </table:table-cell>
          <table:table-cell table:style-name="ce71"/>
          <table:table-cell table:number-columns-repeated="72"/>
        </table:table-row>
        <table:table-row table:style-name="ro1">
          <table:table-cell/>
          <table:table-cell table:style-name="ce88" office:value-type="string" calcext:value-type="string">
            <text:p>Name:</text:p>
          </table:table-cell>
          <table:table-cell table:style-name="ce88" office:value-type="string" calcext:value-type="string">
            <text:p>Net:</text:p>
          </table:table-cell>
          <table:table-cell table:style-name="ce88" office:value-type="string" calcext:value-type="string">
            <text:p>Value:</text:p>
          </table:table-cell>
          <table:table-cell table:style-name="ce81" office:value-type="string" calcext:value-type="string">
            <text:p>Pin:</text:p>
          </table:table-cell>
          <table:table-cell table:style-name="ce82"/>
          <table:table-cell table:style-name="ce67"/>
          <table:table-cell table:number-columns-repeated="72"/>
        </table:table-row>
        <table:table-row table:style-name="ro1">
          <table:table-cell/>
          <table:table-cell table:style-name="ce82" office:value-type="float" office:value="1" calcext:value-type="float">
            <text:p>1</text:p>
          </table:table-cell>
          <table:table-cell table:style-name="ce82" table:formula="of:=&quot;BAR&quot; &amp; [.B204]" office:value-type="string" office:string-value="BAR1" calcext:value-type="string">
            <text:p>BAR1</text:p>
          </table:table-cell>
          <table:table-cell table:style-name="ce82"/>
          <table:table-cell table:style-name="ce82" table:formula="of:=VLOOKUP([.C204];[.$D$4:.$H$85];5;0)" office:value-type="string" office:string-value="PE7" calcext:value-type="string">
            <text:p>PE7</text:p>
          </table:table-cell>
          <table:table-cell table:style-name="ce93" table:formula="of:=&quot;#define _bar_seg_&quot; &amp; [.B204]" office:value-type="string" office:string-value="#define _bar_seg_1" calcext:value-type="string">
            <text:p>#define _bar_seg_1</text:p>
          </table:table-cell>
          <table:table-cell table:style-name="ce69" table:formula="of:=MID([.E204];3;2)" office:value-type="string" office:string-value="7" calcext:value-type="string">
            <text:p>7</text:p>
          </table:table-cell>
          <table:table-cell table:number-columns-repeated="72"/>
        </table:table-row>
        <table:table-row table:style-name="ro1">
          <table:table-cell/>
          <table:table-cell table:style-name="ce82" office:value-type="float" office:value="2" calcext:value-type="float">
            <text:p>2</text:p>
          </table:table-cell>
          <table:table-cell table:style-name="ce82" table:formula="of:=&quot;BAR&quot; &amp; [.B205]" office:value-type="string" office:string-value="BAR2" calcext:value-type="string">
            <text:p>BAR2</text:p>
          </table:table-cell>
          <table:table-cell table:style-name="ce82"/>
          <table:table-cell table:style-name="ce82" table:formula="of:=VLOOKUP([.C205];[.$D$4:.$H$85];5;0)" office:value-type="string" office:string-value="PE6" calcext:value-type="string">
            <text:p>PE6</text:p>
          </table:table-cell>
          <table:table-cell table:style-name="ce93" table:formula="of:=&quot;#define _bar_seg_&quot; &amp; [.B205]" office:value-type="string" office:string-value="#define _bar_seg_2" calcext:value-type="string">
            <text:p>#define _bar_seg_2</text:p>
          </table:table-cell>
          <table:table-cell table:style-name="ce69" table:formula="of:=MID([.E205];3;2)" office:value-type="string" office:string-value="6" calcext:value-type="string">
            <text:p>6</text:p>
          </table:table-cell>
          <table:table-cell table:number-columns-repeated="72"/>
        </table:table-row>
        <table:table-row table:style-name="ro1">
          <table:table-cell/>
          <table:table-cell table:style-name="ce82" office:value-type="float" office:value="3" calcext:value-type="float">
            <text:p>3</text:p>
          </table:table-cell>
          <table:table-cell table:style-name="ce82" table:formula="of:=&quot;BAR&quot; &amp; [.B206]" office:value-type="string" office:string-value="BAR3" calcext:value-type="string">
            <text:p>BAR3</text:p>
          </table:table-cell>
          <table:table-cell table:style-name="ce82"/>
          <table:table-cell table:style-name="ce82" table:formula="of:=VLOOKUP([.C206];[.$D$4:.$H$85];5;0)" office:value-type="string" office:string-value="PE5" calcext:value-type="string">
            <text:p>PE5</text:p>
          </table:table-cell>
          <table:table-cell table:style-name="ce93" table:formula="of:=&quot;#define _bar_seg_&quot; &amp; [.B206]" office:value-type="string" office:string-value="#define _bar_seg_3" calcext:value-type="string">
            <text:p>#define _bar_seg_3</text:p>
          </table:table-cell>
          <table:table-cell table:style-name="ce69" table:formula="of:=MID([.E206];3;2)" office:value-type="string" office:string-value="5" calcext:value-type="string">
            <text:p>5</text:p>
          </table:table-cell>
          <table:table-cell table:number-columns-repeated="72"/>
        </table:table-row>
        <table:table-row table:style-name="ro1">
          <table:table-cell/>
          <table:table-cell table:style-name="ce82" office:value-type="float" office:value="4" calcext:value-type="float">
            <text:p>4</text:p>
          </table:table-cell>
          <table:table-cell table:style-name="ce82" table:formula="of:=&quot;BAR&quot; &amp; [.B207]" office:value-type="string" office:string-value="BAR4" calcext:value-type="string">
            <text:p>BAR4</text:p>
          </table:table-cell>
          <table:table-cell table:style-name="ce82"/>
          <table:table-cell table:style-name="ce82" table:formula="of:=VLOOKUP([.C207];[.$D$4:.$H$85];5;0)" office:value-type="string" office:string-value="PE4" calcext:value-type="string">
            <text:p>PE4</text:p>
          </table:table-cell>
          <table:table-cell table:style-name="ce93" table:formula="of:=&quot;#define _bar_seg_&quot; &amp; [.B207]" office:value-type="string" office:string-value="#define _bar_seg_4" calcext:value-type="string">
            <text:p>#define _bar_seg_4</text:p>
          </table:table-cell>
          <table:table-cell table:style-name="ce69" table:formula="of:=MID([.E207];3;2)" office:value-type="string" office:string-value="4" calcext:value-type="string">
            <text:p>4</text:p>
          </table:table-cell>
          <table:table-cell table:number-columns-repeated="72"/>
        </table:table-row>
        <table:table-row table:style-name="ro1">
          <table:table-cell/>
          <table:table-cell table:style-name="ce82" office:value-type="float" office:value="5" calcext:value-type="float">
            <text:p>5</text:p>
          </table:table-cell>
          <table:table-cell table:style-name="ce82" table:formula="of:=&quot;BAR&quot; &amp; [.B208]" office:value-type="string" office:string-value="BAR5" calcext:value-type="string">
            <text:p>BAR5</text:p>
          </table:table-cell>
          <table:table-cell table:style-name="ce82"/>
          <table:table-cell table:style-name="ce82" table:formula="of:=VLOOKUP([.C208];[.$D$4:.$H$85];5;0)" office:value-type="string" office:string-value="PE3" calcext:value-type="string">
            <text:p>PE3</text:p>
          </table:table-cell>
          <table:table-cell table:style-name="ce93" table:formula="of:=&quot;#define _bar_seg_&quot; &amp; [.B208]" office:value-type="string" office:string-value="#define _bar_seg_5" calcext:value-type="string">
            <text:p>#define _bar_seg_5</text:p>
          </table:table-cell>
          <table:table-cell table:style-name="ce69" table:formula="of:=MID([.E208];3;2)" office:value-type="string" office:string-value="3" calcext:value-type="string">
            <text:p>3</text:p>
          </table:table-cell>
          <table:table-cell table:number-columns-repeated="72"/>
        </table:table-row>
        <table:table-row table:style-name="ro1">
          <table:table-cell/>
          <table:table-cell table:style-name="ce82" office:value-type="float" office:value="6" calcext:value-type="float">
            <text:p>6</text:p>
          </table:table-cell>
          <table:table-cell table:style-name="ce82" table:formula="of:=&quot;BAR&quot; &amp; [.B209]" office:value-type="string" office:string-value="BAR6" calcext:value-type="string">
            <text:p>BAR6</text:p>
          </table:table-cell>
          <table:table-cell table:style-name="ce82"/>
          <table:table-cell table:style-name="ce82" table:formula="of:=VLOOKUP([.C209];[.$D$4:.$H$85];5;0)" office:value-type="string" office:string-value="PE2" calcext:value-type="string">
            <text:p>PE2</text:p>
          </table:table-cell>
          <table:table-cell table:style-name="ce93" table:formula="of:=&quot;#define _bar_seg_&quot; &amp; [.B209]" office:value-type="string" office:string-value="#define _bar_seg_6" calcext:value-type="string">
            <text:p>#define _bar_seg_6</text:p>
          </table:table-cell>
          <table:table-cell table:style-name="ce69" table:formula="of:=MID([.E209];3;2)" office:value-type="string" office:string-value="2" calcext:value-type="string">
            <text:p>2</text:p>
          </table:table-cell>
          <table:table-cell table:number-columns-repeated="72"/>
        </table:table-row>
        <table:table-row table:style-name="ro1">
          <table:table-cell/>
          <table:table-cell table:style-name="ce82" office:value-type="float" office:value="7" calcext:value-type="float">
            <text:p>7</text:p>
          </table:table-cell>
          <table:table-cell table:style-name="ce82" table:formula="of:=&quot;BAR&quot; &amp; [.B210]" office:value-type="string" office:string-value="BAR7" calcext:value-type="string">
            <text:p>BAR7</text:p>
          </table:table-cell>
          <table:table-cell table:style-name="ce82"/>
          <table:table-cell table:style-name="ce82" table:formula="of:=VLOOKUP([.C210];[.$D$4:.$H$85];5;0)" office:value-type="string" office:string-value="PE1" calcext:value-type="string">
            <text:p>PE1</text:p>
          </table:table-cell>
          <table:table-cell table:style-name="ce93" table:formula="of:=&quot;#define _bar_seg_&quot; &amp; [.B210]" office:value-type="string" office:string-value="#define _bar_seg_7" calcext:value-type="string">
            <text:p>#define _bar_seg_7</text:p>
          </table:table-cell>
          <table:table-cell table:style-name="ce69" table:formula="of:=MID([.E210];3;2)" office:value-type="string" office:string-value="1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63"/>
        </table:table-row>
        <table:table-row table:style-name="ro1">
          <table:table-cell/>
          <table:table-cell table:style-name="ce82" office:value-type="float" office:value="8" calcext:value-type="float">
            <text:p>8</text:p>
          </table:table-cell>
          <table:table-cell table:style-name="ce82" table:formula="of:=&quot;BAR&quot; &amp; [.B211]" office:value-type="string" office:string-value="BAR8" calcext:value-type="string">
            <text:p>BAR8</text:p>
          </table:table-cell>
          <table:table-cell table:style-name="ce82"/>
          <table:table-cell table:style-name="ce82" table:formula="of:=VLOOKUP([.C211];[.$D$4:.$H$85];5;0)" office:value-type="string" office:string-value="PE0" calcext:value-type="string">
            <text:p>PE0</text:p>
          </table:table-cell>
          <table:table-cell table:style-name="ce93" table:formula="of:=&quot;#define _bar_seg_&quot; &amp; [.B211]" office:value-type="string" office:string-value="#define _bar_seg_8" calcext:value-type="string">
            <text:p>#define _bar_seg_8</text:p>
          </table:table-cell>
          <table:table-cell table:style-name="ce69" table:formula="of:=MID([.E211];3;2)" office:value-type="string" office:string-value="0" calcext:value-type="string">
            <text:p>0</text:p>
          </table:table-cell>
          <table:table-cell/>
          <table:table-cell table:style-name="ce96" table:formula="of:=VLOOKUP([.I210];[.$B$204:.$G$211];6;0)" office:value-type="string" office:string-value="7" calcext:value-type="string">
            <text:p>7</text:p>
          </table:table-cell>
          <table:table-cell table:style-name="ce96" table:formula="of:=VLOOKUP([.J210];[.$B$204:.$G$211];6;0)" office:value-type="string" office:string-value="6" calcext:value-type="string">
            <text:p>6</text:p>
          </table:table-cell>
          <table:table-cell table:style-name="ce96" table:formula="of:=VLOOKUP([.K210];[.$B$204:.$G$211];6;0)" office:value-type="string" office:string-value="5" calcext:value-type="string">
            <text:p>5</text:p>
          </table:table-cell>
          <table:table-cell table:style-name="ce96" table:formula="of:=VLOOKUP([.L210];[.$B$204:.$G$211];6;0)" office:value-type="string" office:string-value="4" calcext:value-type="string">
            <text:p>4</text:p>
          </table:table-cell>
          <table:table-cell table:style-name="ce96" table:formula="of:=VLOOKUP([.M210];[.$B$204:.$G$211];6;0)" office:value-type="string" office:string-value="3" calcext:value-type="string">
            <text:p>3</text:p>
          </table:table-cell>
          <table:table-cell table:style-name="ce96" table:formula="of:=VLOOKUP([.N210];[.$B$204:.$G$211];6;0)" office:value-type="string" office:string-value="2" calcext:value-type="string">
            <text:p>2</text:p>
          </table:table-cell>
          <table:table-cell table:style-name="ce96" table:formula="of:=VLOOKUP([.O210];[.$B$204:.$G$211];6;0)" office:value-type="string" office:string-value="1" calcext:value-type="string">
            <text:p>1</text:p>
          </table:table-cell>
          <table:table-cell table:style-name="ce96" table:formula="of:=VLOOKUP([.P210];[.$B$204:.$G$211];6;0)" office:value-type="string" office:string-value="0" calcext:value-type="string">
            <text:p>0</text:p>
          </table:table-cell>
          <table:table-cell table:number-columns-repeated="63"/>
        </table:table-row>
        <table:table-row table:style-name="ro1">
          <table:table-cell/>
          <table:table-cell table:style-name="ce82" table:number-columns-repeated="4"/>
          <table:table-cell table:style-name="ce93" office:value-type="string" calcext:value-type="string">
            <text:p>#define _bar_seg_mask</text:p>
          </table:table-cell>
          <table:table-cell table:style-name="ce69" table:formula="of:=SUM([.I212:.P212]) &amp; &quot;ul&quot;" office:value-type="string" office:string-value="255ul" calcext:value-type="string">
            <text:p>255ul</text:p>
          </table:table-cell>
          <table:table-cell/>
          <table:table-cell table:formula="of:=POWER(2;[.I211])" office:value-type="float" office:value="128" calcext:value-type="float">
            <text:p>128</text:p>
          </table:table-cell>
          <table:table-cell table:formula="of:=POWER(2;[.J211])" office:value-type="float" office:value="64" calcext:value-type="float">
            <text:p>64</text:p>
          </table:table-cell>
          <table:table-cell table:formula="of:=POWER(2;[.K211])" office:value-type="float" office:value="32" calcext:value-type="float">
            <text:p>32</text:p>
          </table:table-cell>
          <table:table-cell table:formula="of:=POWER(2;[.L211])" office:value-type="float" office:value="16" calcext:value-type="float">
            <text:p>16</text:p>
          </table:table-cell>
          <table:table-cell table:formula="of:=POWER(2;[.M211])" office:value-type="float" office:value="8" calcext:value-type="float">
            <text:p>8</text:p>
          </table:table-cell>
          <table:table-cell table:formula="of:=POWER(2;[.N211])" office:value-type="float" office:value="4" calcext:value-type="float">
            <text:p>4</text:p>
          </table:table-cell>
          <table:table-cell table:formula="of:=POWER(2;[.O211])" office:value-type="float" office:value="2" calcext:value-type="float">
            <text:p>2</text:p>
          </table:table-cell>
          <table:table-cell table:formula="of:=POWER(2;[.P211])"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/>
          <table:table-cell table:style-name="ce82" table:number-columns-repeated="4"/>
          <table:table-cell table:style-name="ce86"/>
          <table:table-cell table:style-name="ce91"/>
          <table:table-cell table:number-columns-repeated="72"/>
        </table:table-row>
        <table:table-row table:style-name="ro1">
          <table:table-cell/>
          <table:table-cell table:style-name="ce82" table:number-columns-repeated="4"/>
          <table:table-cell table:style-name="ce93" office:value-type="string" calcext:value-type="string">
            <text:p>static const uint16_t</text:p>
          </table:table-cell>
          <table:table-cell table:style-name="ce69" office:value-type="string" calcext:value-type="string">
            <text:p>LEDBAR_LUT[] = {</text:p>
          </table:table-cell>
          <table:table-cell table:number-columns-repeated="72"/>
        </table:table-row>
        <table:table-row table:style-name="ro1">
          <table:table-cell/>
          <table:table-cell table:style-name="ce82" office:value-type="string" calcext:value-type="string">
            <text:p>0 segments down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number-columns-repeated="2"/>
          <table:table-cell table:style-name="ce93" table:formula="of:=SUMPRODUCT([.I215:.P215];[.I$212:.P$212])" office:value-type="float" office:value="0" calcext:value-type="float">
            <text:p>0</text:p>
          </table:table-cell>
          <table:table-cell table:style-name="ce69" table:formula="of:=&quot;, // &quot; &amp; [.C215] &amp; &quot;: &quot; &amp; [.B215]" office:value-type="string" office:string-value=", // 0: 0 segments down" calcext:value-type="string">
            <text:p>, // 0: 0 segments down</text:p>
          </table:table-cell>
          <table:table-cell table:number-columns-repeated="72"/>
        </table:table-row>
        <table:table-row table:style-name="ro1">
          <table:table-cell/>
          <table:table-cell table:style-name="ce82" office:value-type="string" calcext:value-type="string">
            <text:p>1 segments down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93" table:formula="of:=SUMPRODUCT([.I216:.P216];[.I$212:.P$212])" office:value-type="float" office:value="128" calcext:value-type="float">
            <text:p>128</text:p>
          </table:table-cell>
          <table:table-cell table:style-name="ce69" table:formula="of:=&quot;, // &quot; &amp; [.C216] &amp; &quot;: &quot; &amp; [.B216]" office:value-type="string" office:string-value=", // 1: 1 segments down" calcext:value-type="string">
            <text:p>, // 1: 1 segments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0"/>
        </table:table-row>
        <table:table-row table:style-name="ro1">
          <table:table-cell/>
          <table:table-cell table:style-name="ce82" office:value-type="string" calcext:value-type="string">
            <text:p>2 segments down</text:p>
          </table:table-cell>
          <table:table-cell table:style-name="ce82" office:value-type="float" office:value="2" calcext:value-type="float">
            <text:p>2</text:p>
          </table:table-cell>
          <table:table-cell table:style-name="ce82" table:number-columns-repeated="2"/>
          <table:table-cell table:style-name="ce93" table:formula="of:=SUMPRODUCT([.I217:.P217];[.I$212:.P$212])" office:value-type="float" office:value="192" calcext:value-type="float">
            <text:p>192</text:p>
          </table:table-cell>
          <table:table-cell table:style-name="ce69" table:formula="of:=&quot;, // &quot; &amp; [.C217] &amp; &quot;: &quot; &amp; [.B217]" office:value-type="string" office:string-value=", // 2: 2 segments down" calcext:value-type="string">
            <text:p>, // 2: 2 segments dow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9"/>
        </table:table-row>
        <table:table-row table:style-name="ro1">
          <table:table-cell/>
          <table:table-cell table:style-name="ce82" office:value-type="string" calcext:value-type="string">
            <text:p>3 segments down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2"/>
          <table:table-cell table:style-name="ce93" table:formula="of:=SUMPRODUCT([.I218:.P218];[.I$212:.P$212])" office:value-type="float" office:value="224" calcext:value-type="float">
            <text:p>224</text:p>
          </table:table-cell>
          <table:table-cell table:style-name="ce69" table:formula="of:=&quot;, // &quot; &amp; [.C218] &amp; &quot;: &quot; &amp; [.B218]" office:value-type="string" office:string-value=", // 3: 3 segments down" calcext:value-type="string">
            <text:p>, // 3: 3 segments down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/>
          <table:table-cell table:style-name="ce82" office:value-type="string" calcext:value-type="string">
            <text:p>4 segments down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2"/>
          <table:table-cell table:style-name="ce93" table:formula="of:=SUMPRODUCT([.I219:.P219];[.I$212:.P$212])" office:value-type="float" office:value="240" calcext:value-type="float">
            <text:p>240</text:p>
          </table:table-cell>
          <table:table-cell table:style-name="ce69" table:formula="of:=&quot;, // &quot; &amp; [.C219] &amp; &quot;: &quot; &amp; [.B219]" office:value-type="string" office:string-value=", // 4: 4 segments down" calcext:value-type="string">
            <text:p>, // 4: 4 segments down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/>
          <table:table-cell table:style-name="ce82" office:value-type="string" calcext:value-type="string">
            <text:p>5 segments down</text:p>
          </table:table-cell>
          <table:table-cell table:style-name="ce82" office:value-type="float" office:value="5" calcext:value-type="float">
            <text:p>5</text:p>
          </table:table-cell>
          <table:table-cell table:style-name="ce82" table:number-columns-repeated="2"/>
          <table:table-cell table:style-name="ce93" table:formula="of:=SUMPRODUCT([.I220:.P220];[.I$212:.P$212])" office:value-type="float" office:value="248" calcext:value-type="float">
            <text:p>248</text:p>
          </table:table-cell>
          <table:table-cell table:style-name="ce69" table:formula="of:=&quot;, // &quot; &amp; [.C220] &amp; &quot;: &quot; &amp; [.B220]" office:value-type="string" office:string-value=", // 5: 5 segments down" calcext:value-type="string">
            <text:p>, // 5: 5 segments down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/>
          <table:table-cell table:style-name="ce82" office:value-type="string" calcext:value-type="string">
            <text:p>6 segments down</text:p>
          </table:table-cell>
          <table:table-cell table:style-name="ce82" office:value-type="float" office:value="6" calcext:value-type="float">
            <text:p>6</text:p>
          </table:table-cell>
          <table:table-cell table:style-name="ce82" table:number-columns-repeated="2"/>
          <table:table-cell table:style-name="ce93" table:formula="of:=SUMPRODUCT([.I221:.P221];[.I$212:.P$212])" office:value-type="float" office:value="252" calcext:value-type="float">
            <text:p>252</text:p>
          </table:table-cell>
          <table:table-cell table:style-name="ce69" table:formula="of:=&quot;, // &quot; &amp; [.C221] &amp; &quot;: &quot; &amp; [.B221]" office:value-type="string" office:string-value=", // 6: 6 segments down" calcext:value-type="string">
            <text:p>, // 6: 6 segments down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65"/>
        </table:table-row>
        <table:table-row table:style-name="ro1">
          <table:table-cell/>
          <table:table-cell table:style-name="ce82" office:value-type="string" calcext:value-type="string">
            <text:p>7 segments down</text:p>
          </table:table-cell>
          <table:table-cell table:style-name="ce82" office:value-type="float" office:value="7" calcext:value-type="float">
            <text:p>7</text:p>
          </table:table-cell>
          <table:table-cell table:style-name="ce82" table:number-columns-repeated="2"/>
          <table:table-cell table:style-name="ce93" table:formula="of:=SUMPRODUCT([.I222:.P222];[.I$212:.P$212])" office:value-type="float" office:value="254" calcext:value-type="float">
            <text:p>254</text:p>
          </table:table-cell>
          <table:table-cell table:style-name="ce69" table:formula="of:=&quot;, // &quot; &amp; [.C222] &amp; &quot;: &quot; &amp; [.B222]" office:value-type="string" office:string-value=", // 7: 7 segments down" calcext:value-type="string">
            <text:p>, // 7: 7 segments down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/>
          <table:table-cell table:style-name="ce82" office:value-type="string" calcext:value-type="string">
            <text:p>8 segments down</text:p>
          </table:table-cell>
          <table:table-cell table:style-name="ce82" office:value-type="float" office:value="8" calcext:value-type="float">
            <text:p>8</text:p>
          </table:table-cell>
          <table:table-cell table:style-name="ce82" table:number-columns-repeated="2"/>
          <table:table-cell table:style-name="ce93" table:formula="of:=SUMPRODUCT([.I223:.P223];[.I$212:.P$212])" office:value-type="float" office:value="255" calcext:value-type="float">
            <text:p>255</text:p>
          </table:table-cell>
          <table:table-cell table:style-name="ce69" table:formula="of:=&quot;, // &quot; &amp; [.C223] &amp; &quot;: &quot; &amp; [.B223]" office:value-type="string" office:string-value=", // 8: 8 segments down" calcext:value-type="string">
            <text:p>, // 8: 8 segments down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/>
          <table:table-cell table:style-name="ce82" office:value-type="string" calcext:value-type="string">
            <text:p>0 segments up</text:p>
          </table:table-cell>
          <table:table-cell table:style-name="ce82" office:value-type="float" office:value="9" calcext:value-type="float">
            <text:p>9</text:p>
          </table:table-cell>
          <table:table-cell table:style-name="ce82" table:number-columns-repeated="2"/>
          <table:table-cell table:style-name="ce93" table:formula="of:=SUMPRODUCT([.I224:.P224];[.I$212:.P$212])" office:value-type="float" office:value="0" calcext:value-type="float">
            <text:p>0</text:p>
          </table:table-cell>
          <table:table-cell table:style-name="ce69" table:formula="of:=&quot;, // &quot; &amp; [.C224] &amp; &quot;: &quot; &amp; [.B224]" office:value-type="string" office:string-value=", // 9: 0 segments up" calcext:value-type="string">
            <text:p>, // 9: 0 segments up</text:p>
          </table:table-cell>
          <table:table-cell table:number-columns-repeated="72"/>
        </table:table-row>
        <table:table-row table:style-name="ro1">
          <table:table-cell/>
          <table:table-cell table:style-name="ce82" office:value-type="string" calcext:value-type="string">
            <text:p>1 segments up</text:p>
          </table:table-cell>
          <table:table-cell table:style-name="ce82" office:value-type="float" office:value="10" calcext:value-type="float">
            <text:p>10</text:p>
          </table:table-cell>
          <table:table-cell table:style-name="ce82" table:number-columns-repeated="2"/>
          <table:table-cell table:style-name="ce93" table:formula="of:=SUMPRODUCT([.I225:.P225];[.I$212:.P$212])" office:value-type="float" office:value="1" calcext:value-type="float">
            <text:p>1</text:p>
          </table:table-cell>
          <table:table-cell table:style-name="ce69" table:formula="of:=&quot;, // &quot; &amp; [.C225] &amp; &quot;: &quot; &amp; [.B225]" office:value-type="string" office:string-value=", // 10: 1 segments up" calcext:value-type="string">
            <text:p>, // 10: 1 segments u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/>
          <table:table-cell table:style-name="ce82" office:value-type="string" calcext:value-type="string">
            <text:p>2 segments up</text:p>
          </table:table-cell>
          <table:table-cell table:style-name="ce82" office:value-type="float" office:value="11" calcext:value-type="float">
            <text:p>11</text:p>
          </table:table-cell>
          <table:table-cell table:style-name="ce82" table:number-columns-repeated="2"/>
          <table:table-cell table:style-name="ce93" table:formula="of:=SUMPRODUCT([.I226:.P226];[.I$212:.P$212])" office:value-type="float" office:value="3" calcext:value-type="float">
            <text:p>3</text:p>
          </table:table-cell>
          <table:table-cell table:style-name="ce69" table:formula="of:=&quot;, // &quot; &amp; [.C226] &amp; &quot;: &quot; &amp; [.B226]" office:value-type="string" office:string-value=", // 11: 2 segments up" calcext:value-type="string">
            <text:p>, // 11: 2 segments up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/>
          <table:table-cell table:style-name="ce82" office:value-type="string" calcext:value-type="string">
            <text:p>3 segments up</text:p>
          </table:table-cell>
          <table:table-cell table:style-name="ce82" office:value-type="float" office:value="12" calcext:value-type="float">
            <text:p>12</text:p>
          </table:table-cell>
          <table:table-cell table:style-name="ce82" table:number-columns-repeated="2"/>
          <table:table-cell table:style-name="ce93" table:formula="of:=SUMPRODUCT([.I227:.P227];[.I$212:.P$212])" office:value-type="float" office:value="7" calcext:value-type="float">
            <text:p>7</text:p>
          </table:table-cell>
          <table:table-cell table:style-name="ce69" table:formula="of:=&quot;, // &quot; &amp; [.C227] &amp; &quot;: &quot; &amp; [.B227]" office:value-type="string" office:string-value=", // 12: 3 segments up" calcext:value-type="string">
            <text:p>, // 12: 3 segments up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/>
          <table:table-cell table:style-name="ce82" office:value-type="string" calcext:value-type="string">
            <text:p>4 segments up</text:p>
          </table:table-cell>
          <table:table-cell table:style-name="ce82" office:value-type="float" office:value="13" calcext:value-type="float">
            <text:p>13</text:p>
          </table:table-cell>
          <table:table-cell table:style-name="ce82" table:number-columns-repeated="2"/>
          <table:table-cell table:style-name="ce93" table:formula="of:=SUMPRODUCT([.I228:.P228];[.I$212:.P$212])" office:value-type="float" office:value="15" calcext:value-type="float">
            <text:p>15</text:p>
          </table:table-cell>
          <table:table-cell table:style-name="ce69" table:formula="of:=&quot;, // &quot; &amp; [.C228] &amp; &quot;: &quot; &amp; [.B228]" office:value-type="string" office:string-value=", // 13: 4 segments up" calcext:value-type="string">
            <text:p>, // 13: 4 segments up</text:p>
          </table:table-cell>
          <table:table-cell table:number-columns-repeated="5"/>
          <table:table-cell table:number-columns-repeated="4"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/>
          <table:table-cell table:style-name="ce82" office:value-type="string" calcext:value-type="string">
            <text:p>5 segments up</text:p>
          </table:table-cell>
          <table:table-cell table:style-name="ce82" office:value-type="float" office:value="14" calcext:value-type="float">
            <text:p>14</text:p>
          </table:table-cell>
          <table:table-cell table:style-name="ce82" table:number-columns-repeated="2"/>
          <table:table-cell table:style-name="ce93" table:formula="of:=SUMPRODUCT([.I229:.P229];[.I$212:.P$212])" office:value-type="float" office:value="31" calcext:value-type="float">
            <text:p>31</text:p>
          </table:table-cell>
          <table:table-cell table:style-name="ce69" table:formula="of:=&quot;, // &quot; &amp; [.C229] &amp; &quot;: &quot; &amp; [.B229]" office:value-type="string" office:string-value=", // 14: 5 segments up" calcext:value-type="string">
            <text:p>, // 14: 5 segments up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/>
          <table:table-cell table:style-name="ce82" office:value-type="string" calcext:value-type="string">
            <text:p>6 segments up</text:p>
          </table:table-cell>
          <table:table-cell table:style-name="ce82" office:value-type="float" office:value="15" calcext:value-type="float">
            <text:p>15</text:p>
          </table:table-cell>
          <table:table-cell table:style-name="ce82" table:number-columns-repeated="2"/>
          <table:table-cell table:style-name="ce93" table:formula="of:=SUMPRODUCT([.I230:.P230];[.I$212:.P$212])" office:value-type="float" office:value="63" calcext:value-type="float">
            <text:p>63</text:p>
          </table:table-cell>
          <table:table-cell table:style-name="ce69" table:formula="of:=&quot;, // &quot; &amp; [.C230] &amp; &quot;: &quot; &amp; [.B230]" office:value-type="string" office:string-value=", // 15: 6 segments up" calcext:value-type="string">
            <text:p>, // 15: 6 segments up</text:p>
          </table:table-cell>
          <table:table-cell table:number-columns-repeated="3"/>
          <table:table-cell table:number-columns-repeated="6"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/>
          <table:table-cell table:style-name="ce82" office:value-type="string" calcext:value-type="string">
            <text:p>7 segments up</text:p>
          </table:table-cell>
          <table:table-cell table:style-name="ce82" office:value-type="float" office:value="16" calcext:value-type="float">
            <text:p>16</text:p>
          </table:table-cell>
          <table:table-cell table:style-name="ce82" table:number-columns-repeated="2"/>
          <table:table-cell table:style-name="ce93" table:formula="of:=SUMPRODUCT([.I231:.P231];[.I$212:.P$212])" office:value-type="float" office:value="127" calcext:value-type="float">
            <text:p>127</text:p>
          </table:table-cell>
          <table:table-cell table:style-name="ce69" table:formula="of:=&quot;, // &quot; &amp; [.C231] &amp; &quot;: &quot; &amp; [.B231]" office:value-type="string" office:string-value=", // 16: 7 segments up" calcext:value-type="string">
            <text:p>, // 16: 7 segments up</text:p>
          </table:table-cell>
          <table:table-cell table:number-columns-repeated="2"/>
          <table:table-cell table:number-columns-repeated="7"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/>
          <table:table-cell table:style-name="ce82" office:value-type="string" calcext:value-type="string">
            <text:p>8 segments up</text:p>
          </table:table-cell>
          <table:table-cell table:style-name="ce82" office:value-type="float" office:value="17" calcext:value-type="float">
            <text:p>17</text:p>
          </table:table-cell>
          <table:table-cell table:style-name="ce82" table:number-columns-repeated="2"/>
          <table:table-cell table:style-name="ce93" table:formula="of:=SUMPRODUCT([.I232:.P232];[.I$212:.P$212])" office:value-type="float" office:value="255" calcext:value-type="float">
            <text:p>255</text:p>
          </table:table-cell>
          <table:table-cell table:style-name="ce69" table:formula="of:=&quot;, // &quot; &amp; [.C232] &amp; &quot;: &quot; &amp; [.B232]" office:value-type="string" office:string-value=", // 17: 8 segments up" calcext:value-type="string">
            <text:p>, // 17: 8 segments up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/>
          <table:table-cell table:style-name="ce82" office:value-type="string" calcext:value-type="string">
            <text:p>0 segments center</text:p>
          </table:table-cell>
          <table:table-cell table:style-name="ce82" office:value-type="float" office:value="18" calcext:value-type="float">
            <text:p>18</text:p>
          </table:table-cell>
          <table:table-cell table:style-name="ce82" table:number-columns-repeated="2"/>
          <table:table-cell table:style-name="ce93" table:formula="of:=SUMPRODUCT([.I233:.P233];[.I$212:.P$212])" office:value-type="float" office:value="0" calcext:value-type="float">
            <text:p>0</text:p>
          </table:table-cell>
          <table:table-cell table:style-name="ce69" table:formula="of:=&quot;, // &quot; &amp; [.C233] &amp; &quot;: &quot; &amp; [.B233]" office:value-type="string" office:string-value=", // 18: 0 segments center" calcext:value-type="string">
            <text:p>, // 18: 0 segments center</text:p>
          </table:table-cell>
          <table:table-cell table:number-columns-repeated="72"/>
        </table:table-row>
        <table:table-row table:style-name="ro1">
          <table:table-cell/>
          <table:table-cell table:style-name="ce82" office:value-type="string" calcext:value-type="string">
            <text:p>1 segments center</text:p>
          </table:table-cell>
          <table:table-cell table:style-name="ce82" office:value-type="float" office:value="19" calcext:value-type="float">
            <text:p>19</text:p>
          </table:table-cell>
          <table:table-cell table:style-name="ce82" table:number-columns-repeated="2"/>
          <table:table-cell table:style-name="ce93" table:formula="of:=SUMPRODUCT([.I234:.P234];[.I$212:.P$212])" office:value-type="float" office:value="16" calcext:value-type="float">
            <text:p>16</text:p>
          </table:table-cell>
          <table:table-cell table:style-name="ce69" table:formula="of:=&quot;, // &quot; &amp; [.C234] &amp; &quot;: &quot; &amp; [.B234]" office:value-type="string" office:string-value=", // 19: 1 segments center" calcext:value-type="string">
            <text:p>, // 19: 1 segments cent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/>
          <table:table-cell table:style-name="ce82" office:value-type="string" calcext:value-type="string">
            <text:p>2 segments center</text:p>
          </table:table-cell>
          <table:table-cell table:style-name="ce82" office:value-type="float" office:value="20" calcext:value-type="float">
            <text:p>20</text:p>
          </table:table-cell>
          <table:table-cell table:style-name="ce82" table:number-columns-repeated="2"/>
          <table:table-cell table:style-name="ce93" table:formula="of:=SUMPRODUCT([.I235:.P235];[.I$212:.P$212])" office:value-type="float" office:value="24" calcext:value-type="float">
            <text:p>24</text:p>
          </table:table-cell>
          <table:table-cell table:style-name="ce69" table:formula="of:=&quot;, // &quot; &amp; [.C235] &amp; &quot;: &quot; &amp; [.B235]" office:value-type="string" office:string-value=", // 20: 2 segments center" calcext:value-type="string">
            <text:p>, // 20: 2 segments center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/>
          <table:table-cell table:style-name="ce82" office:value-type="string" calcext:value-type="string">
            <text:p>3 segments center</text:p>
          </table:table-cell>
          <table:table-cell table:style-name="ce82" office:value-type="float" office:value="21" calcext:value-type="float">
            <text:p>21</text:p>
          </table:table-cell>
          <table:table-cell table:style-name="ce82" table:number-columns-repeated="2"/>
          <table:table-cell table:style-name="ce93" table:formula="of:=SUMPRODUCT([.I236:.P236];[.I$212:.P$212])" office:value-type="float" office:value="56" calcext:value-type="float">
            <text:p>56</text:p>
          </table:table-cell>
          <table:table-cell table:style-name="ce69" table:formula="of:=&quot;, // &quot; &amp; [.C236] &amp; &quot;: &quot; &amp; [.B236]" office:value-type="string" office:string-value=", // 21: 3 segments center" calcext:value-type="string">
            <text:p>, // 21: 3 segments center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/>
          <table:table-cell table:style-name="ce82" office:value-type="string" calcext:value-type="string">
            <text:p>4 segments center</text:p>
          </table:table-cell>
          <table:table-cell table:style-name="ce82" office:value-type="float" office:value="22" calcext:value-type="float">
            <text:p>22</text:p>
          </table:table-cell>
          <table:table-cell table:style-name="ce82" table:number-columns-repeated="2"/>
          <table:table-cell table:style-name="ce93" table:formula="of:=SUMPRODUCT([.I237:.P237];[.I$212:.P$212])" office:value-type="float" office:value="60" calcext:value-type="float">
            <text:p>60</text:p>
          </table:table-cell>
          <table:table-cell table:style-name="ce69" table:formula="of:=&quot;, // &quot; &amp; [.C237] &amp; &quot;: &quot; &amp; [.B237]" office:value-type="string" office:string-value=", // 22: 4 segments center" calcext:value-type="string">
            <text:p>, // 22: 4 segments center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65"/>
        </table:table-row>
        <table:table-row table:style-name="ro1">
          <table:table-cell/>
          <table:table-cell table:style-name="ce82" office:value-type="string" calcext:value-type="string">
            <text:p>5 segments center</text:p>
          </table:table-cell>
          <table:table-cell table:style-name="ce82" office:value-type="float" office:value="23" calcext:value-type="float">
            <text:p>23</text:p>
          </table:table-cell>
          <table:table-cell table:style-name="ce82" table:number-columns-repeated="2"/>
          <table:table-cell table:style-name="ce93" table:formula="of:=SUMPRODUCT([.I238:.P238];[.I$212:.P$212])" office:value-type="float" office:value="124" calcext:value-type="float">
            <text:p>124</text:p>
          </table:table-cell>
          <table:table-cell table:style-name="ce69" table:formula="of:=&quot;, // &quot; &amp; [.C238] &amp; &quot;: &quot; &amp; [.B238]" office:value-type="string" office:string-value=", // 23: 5 segments center" calcext:value-type="string">
            <text:p>, // 23: 5 segments center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65"/>
        </table:table-row>
        <table:table-row table:style-name="ro1">
          <table:table-cell/>
          <table:table-cell table:style-name="ce82" office:value-type="string" calcext:value-type="string">
            <text:p>6 segments center</text:p>
          </table:table-cell>
          <table:table-cell table:style-name="ce82" office:value-type="float" office:value="24" calcext:value-type="float">
            <text:p>24</text:p>
          </table:table-cell>
          <table:table-cell table:style-name="ce82" table:number-columns-repeated="2"/>
          <table:table-cell table:style-name="ce93" table:formula="of:=SUMPRODUCT([.I239:.P239];[.I$212:.P$212])" office:value-type="float" office:value="126" calcext:value-type="float">
            <text:p>126</text:p>
          </table:table-cell>
          <table:table-cell table:style-name="ce69" table:formula="of:=&quot;, // &quot; &amp; [.C239] &amp; &quot;: &quot; &amp; [.B239]" office:value-type="string" office:string-value=", // 24: 6 segments center" calcext:value-type="string">
            <text:p>, // 24: 6 segments center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/>
          <table:table-cell table:style-name="ce82" office:value-type="string" calcext:value-type="string">
            <text:p>7 segments center</text:p>
          </table:table-cell>
          <table:table-cell table:style-name="ce82" office:value-type="float" office:value="25" calcext:value-type="float">
            <text:p>25</text:p>
          </table:table-cell>
          <table:table-cell table:style-name="ce82" table:number-columns-repeated="2"/>
          <table:table-cell table:style-name="ce93" table:formula="of:=SUMPRODUCT([.I240:.P240];[.I$212:.P$212])" office:value-type="float" office:value="254" calcext:value-type="float">
            <text:p>254</text:p>
          </table:table-cell>
          <table:table-cell table:style-name="ce69" table:formula="of:=&quot;, // &quot; &amp; [.C240] &amp; &quot;: &quot; &amp; [.B240]" office:value-type="string" office:string-value=", // 25: 7 segments center" calcext:value-type="string">
            <text:p>, // 25: 7 segments center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/>
          <table:table-cell table:style-name="ce82" office:value-type="string" calcext:value-type="string">
            <text:p>8 segments center</text:p>
          </table:table-cell>
          <table:table-cell table:style-name="ce82" office:value-type="float" office:value="26" calcext:value-type="float">
            <text:p>26</text:p>
          </table:table-cell>
          <table:table-cell table:style-name="ce82" table:number-columns-repeated="2"/>
          <table:table-cell table:style-name="ce93" table:formula="of:=SUMPRODUCT([.I241:.P241];[.I$212:.P$212])" office:value-type="float" office:value="255" calcext:value-type="float">
            <text:p>255</text:p>
          </table:table-cell>
          <table:table-cell table:style-name="ce69" table:formula="of:=&quot;, // &quot; &amp; [.C241] &amp; &quot;: &quot; &amp; [.B241]" office:value-type="string" office:string-value=", // 26: 8 segments center" calcext:value-type="string">
            <text:p>, // 26: 8 segments center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/>
          <table:table-cell table:style-name="ce82" office:value-type="string" calcext:value-type="string">
            <text:p>even</text:p>
          </table:table-cell>
          <table:table-cell table:style-name="ce82" office:value-type="float" office:value="27" calcext:value-type="float">
            <text:p>27</text:p>
          </table:table-cell>
          <table:table-cell table:style-name="ce82" table:number-columns-repeated="2"/>
          <table:table-cell table:style-name="ce93" table:formula="of:=SUMPRODUCT([.I242:.P242];[.I$212:.P$212])" office:value-type="float" office:value="170" calcext:value-type="float">
            <text:p>170</text:p>
          </table:table-cell>
          <table:table-cell table:style-name="ce69" table:formula="of:=&quot;, // &quot; &amp; [.C242] &amp; &quot;: &quot; &amp; [.B242]" office:value-type="string" office:string-value=", // 27: even" calcext:value-type="string">
            <text:p>, // 27: eve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/>
          <table:table-cell table:style-name="ce82" office:value-type="string" calcext:value-type="string">
            <text:p>odd</text:p>
          </table:table-cell>
          <table:table-cell table:style-name="ce82" office:value-type="float" office:value="28" calcext:value-type="float">
            <text:p>28</text:p>
          </table:table-cell>
          <table:table-cell table:style-name="ce82" table:number-columns-repeated="2"/>
          <table:table-cell table:style-name="ce93" table:formula="of:=SUMPRODUCT([.I243:.P243];[.I$212:.P$212])" office:value-type="float" office:value="85" calcext:value-type="float">
            <text:p>85</text:p>
          </table:table-cell>
          <table:table-cell table:style-name="ce69" table:formula="of:=&quot;, // &quot; &amp; [.C243] &amp; &quot;: &quot; &amp; [.B243]" office:value-type="string" office:string-value=", // 28: odd" calcext:value-type="string">
            <text:p>, // 28: od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/>
          <table:table-cell table:style-name="ce82" office:value-type="string" calcext:value-type="string">
            <text:p>green</text:p>
          </table:table-cell>
          <table:table-cell table:style-name="ce82" office:value-type="float" office:value="29" calcext:value-type="float">
            <text:p>29</text:p>
          </table:table-cell>
          <table:table-cell table:style-name="ce82" table:number-columns-repeated="2"/>
          <table:table-cell table:style-name="ce93" table:formula="of:=SUMPRODUCT([.I244:.P244];[.I$212:.P$212])" office:value-type="float" office:value="240" calcext:value-type="float">
            <text:p>240</text:p>
          </table:table-cell>
          <table:table-cell table:style-name="ce69" table:formula="of:=&quot;, // &quot; &amp; [.C244] &amp; &quot;: &quot; &amp; [.B244]" office:value-type="string" office:string-value=", // 29: green" calcext:value-type="string">
            <text:p>, // 29: green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/>
          <table:table-cell table:style-name="ce82" office:value-type="string" calcext:value-type="string">
            <text:p>orange</text:p>
          </table:table-cell>
          <table:table-cell table:style-name="ce82" office:value-type="float" office:value="30" calcext:value-type="float">
            <text:p>30</text:p>
          </table:table-cell>
          <table:table-cell table:style-name="ce82" table:number-columns-repeated="2"/>
          <table:table-cell table:style-name="ce93" table:formula="of:=SUMPRODUCT([.I245:.P245];[.I$212:.P$212])" office:value-type="float" office:value="14" calcext:value-type="float">
            <text:p>14</text:p>
          </table:table-cell>
          <table:table-cell table:style-name="ce69" table:formula="of:=&quot;, // &quot; &amp; [.C245] &amp; &quot;: &quot; &amp; [.B245]" office:value-type="string" office:string-value=", // 30: orange" calcext:value-type="string">
            <text:p>, // 30: orange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/>
          <table:table-cell table:style-name="ce82" office:value-type="string" calcext:value-type="string">
            <text:p>red</text:p>
          </table:table-cell>
          <table:table-cell table:style-name="ce82" office:value-type="float" office:value="31" calcext:value-type="float">
            <text:p>31</text:p>
          </table:table-cell>
          <table:table-cell table:style-name="ce82" table:number-columns-repeated="2"/>
          <table:table-cell table:style-name="ce93" table:formula="of:=SUMPRODUCT([.I246:.P246];[.I$212:.P$212])" office:value-type="float" office:value="1" calcext:value-type="float">
            <text:p>1</text:p>
          </table:table-cell>
          <table:table-cell table:style-name="ce69" table:formula="of:=&quot;, // &quot; &amp; [.C246] &amp; &quot;: &quot; &amp; [.B246]" office:value-type="string" office:string-value=", // 31: red" calcext:value-type="string">
            <text:p>, // 31: re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/>
          <table:table-cell table:style-name="ce82" table:number-columns-repeated="4"/>
          <table:table-cell table:style-name="ce93" office:value-type="string" calcext:value-type="string">
            <text:p>};</text:p>
          </table:table-cell>
          <table:table-cell table:style-name="ce69"/>
          <table:table-cell table:number-columns-repeated="72"/>
        </table:table-row>
        <table:table-row table:style-name="ro1">
          <table:table-cell/>
          <table:table-cell table:style-name="ce80" table:number-columns-repeated="5"/>
          <table:table-cell table:style-name="ce70"/>
          <table:table-cell table:number-columns-repeated="72"/>
        </table:table-row>
        <table:table-row table:style-name="ro1">
          <table:table-cell/>
          <table:table-cell table:style-name="ce80" table:number-columns-repeated="4"/>
          <table:table-cell table:style-name="ce80" office:value-type="string" calcext:value-type="string">
            <text:p>#endif</text:p>
          </table:table-cell>
          <table:table-cell table:style-name="ce70"/>
          <table:table-cell table:number-columns-repeated="72"/>
        </table:table-row>
        <table:table-row table:style-name="ro1">
          <table:table-cell/>
          <table:table-cell table:style-name="ce80" table:number-columns-repeated="5"/>
          <table:table-cell table:style-name="ce70"/>
          <table:table-cell table:number-columns-repeated="72"/>
        </table:table-row>
        <table:table-row table:style-name="ro1">
          <table:table-cell/>
          <table:table-cell table:style-name="ce83" office:value-type="string" calcext:value-type="string">
            <text:p>Макросы управления пинами</text:p>
          </table:table-cell>
          <table:table-cell table:style-name="ce83" table:number-columns-repeated="3"/>
          <table:table-cell table:style-name="ce94" table:formula="of:=&quot;/* &quot; &amp; [.B251] &amp; &quot; */&quot;" office:value-type="string" office:string-value="/* Макросы управления пинами */" calcext:value-type="string">
            <text:p>/* Макросы управления пинами */</text:p>
          </table:table-cell>
          <table:table-cell table:style-name="ce71"/>
          <table:table-cell table:number-columns-repeated="72"/>
        </table:table-row>
        <table:table-row table:style-name="ro1">
          <table:table-cell/>
          <table:table-cell table:style-name="ce88" office:value-type="string" calcext:value-type="string">
            <text:p>Name:</text:p>
          </table:table-cell>
          <table:table-cell table:style-name="ce88" office:value-type="string" calcext:value-type="string">
            <text:p>Net:</text:p>
          </table:table-cell>
          <table:table-cell table:style-name="ce88" office:value-type="string" calcext:value-type="string">
            <text:p>Value:</text:p>
          </table:table-cell>
          <table:table-cell table:style-name="ce81" office:value-type="string" calcext:value-type="string">
            <text:p>Pin:</text:p>
          </table:table-cell>
          <table:table-cell table:style-name="ce82"/>
          <table:table-cell table:style-name="ce67"/>
          <table:table-cell table:number-columns-repeated="72"/>
        </table:table-row>
        <table:table-row table:style-name="ro1">
          <table:table-cell/>
          <table:table-cell table:style-name="ce82" office:value-type="string" calcext:value-type="string">
            <text:p>_link_can_on</text:p>
          </table:table-cell>
          <table:table-cell table:style-name="ce82" office:value-type="string" calcext:value-type="string">
            <text:p>LINK_ISO_CAN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VLOOKUP([.C253];[.$D$4:.$H$85];5;0)" office:value-type="string" office:string-value="PB7" calcext:value-type="string">
            <text:p>PB7</text:p>
          </table:table-cell>
          <table:table-cell table:style-name="ce93" table:formula="of:=&quot;#define &quot; &amp; [.B253] &amp; &quot;()&quot;" office:value-type="string" office:string-value="#define _link_can_on()" calcext:value-type="string">
            <text:p>#define _link_can_on()</text:p>
          </table:table-cell>
          <table:table-cell table:style-name="ce69" table:formula="of:=&quot;GPIO&quot; &amp; MID([.E253];2;1) &amp; &quot;-&gt;BSRR=1UL&lt;&lt;(&quot; &amp; MID([.E253];3;2) &amp; IF([.D253]=1;&quot;)&quot;;&quot;+16)&quot;)" office:value-type="string" office:string-value="GPIOB-&gt;BSRR=1UL&lt;&lt;(7)" calcext:value-type="string">
            <text:p>GPIOB-&gt;BSRR=1UL&lt;&lt;(7)</text:p>
          </table:table-cell>
          <table:table-cell table:number-columns-repeated="72"/>
        </table:table-row>
        <table:table-row table:style-name="ro1">
          <table:table-cell/>
          <table:table-cell table:style-name="ce82" office:value-type="string" calcext:value-type="string">
            <text:p>_link_can_off</text:p>
          </table:table-cell>
          <table:table-cell table:style-name="ce82" office:value-type="string" calcext:value-type="string">
            <text:p>LINK_ISO_CAN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VLOOKUP([.C254];[.$D$4:.$H$85];5;0)" office:value-type="string" office:string-value="PB7" calcext:value-type="string">
            <text:p>PB7</text:p>
          </table:table-cell>
          <table:table-cell table:style-name="ce93" table:formula="of:=&quot;#define &quot; &amp; [.B254] &amp; &quot;()&quot;" office:value-type="string" office:string-value="#define _link_can_off()" calcext:value-type="string">
            <text:p>#define _link_can_off()</text:p>
          </table:table-cell>
          <table:table-cell table:style-name="ce69" table:formula="of:=&quot;GPIO&quot; &amp; MID([.E254];2;1) &amp; &quot;-&gt;BSRR=1UL&lt;&lt;(&quot; &amp; MID([.E254];3;2) &amp; IF([.D254]=1;&quot;)&quot;;&quot;+16)&quot;)" office:value-type="string" office:string-value="GPIOB-&gt;BSRR=1UL&lt;&lt;(7+16)" calcext:value-type="string">
            <text:p>GPIOB-&gt;BSRR=1UL&lt;&lt;(7+16)</text:p>
          </table:table-cell>
          <table:table-cell table:number-columns-repeated="72"/>
        </table:table-row>
        <table:table-row table:style-name="ro1">
          <table:table-cell/>
          <table:table-cell table:style-name="ce82" office:value-type="string" calcext:value-type="string">
            <text:p>_link_485_on</text:p>
          </table:table-cell>
          <table:table-cell table:style-name="ce82" office:value-type="string" calcext:value-type="string">
            <text:p>LINK_ISO_485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VLOOKUP([.C255];[.$D$4:.$H$85];5;0)" office:value-type="string" office:string-value="PA15" calcext:value-type="string">
            <text:p>PA15</text:p>
          </table:table-cell>
          <table:table-cell table:style-name="ce93" table:formula="of:=&quot;#define &quot; &amp; [.B255] &amp; &quot;()&quot;" office:value-type="string" office:string-value="#define _link_485_on()" calcext:value-type="string">
            <text:p>#define _link_485_on()</text:p>
          </table:table-cell>
          <table:table-cell table:style-name="ce69" table:formula="of:=&quot;GPIO&quot; &amp; MID([.E255];2;1) &amp; &quot;-&gt;BSRR=1UL&lt;&lt;(&quot; &amp; MID([.E255];3;2) &amp; IF([.D255]=1;&quot;)&quot;;&quot;+16)&quot;)" office:value-type="string" office:string-value="GPIOA-&gt;BSRR=1UL&lt;&lt;(15)" calcext:value-type="string">
            <text:p>GPIOA-&gt;BSRR=1UL&lt;&lt;(15)</text:p>
          </table:table-cell>
          <table:table-cell table:number-columns-repeated="72"/>
        </table:table-row>
        <table:table-row table:style-name="ro1">
          <table:table-cell/>
          <table:table-cell table:style-name="ce82" office:value-type="string" calcext:value-type="string">
            <text:p>_link_485_off</text:p>
          </table:table-cell>
          <table:table-cell table:style-name="ce82" office:value-type="string" calcext:value-type="string">
            <text:p>LINK_ISO_485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VLOOKUP([.C256];[.$D$4:.$H$85];5;0)" office:value-type="string" office:string-value="PA15" calcext:value-type="string">
            <text:p>PA15</text:p>
          </table:table-cell>
          <table:table-cell table:style-name="ce93" table:formula="of:=&quot;#define &quot; &amp; [.B256] &amp; &quot;()&quot;" office:value-type="string" office:string-value="#define _link_485_off()" calcext:value-type="string">
            <text:p>#define _link_485_off()</text:p>
          </table:table-cell>
          <table:table-cell table:style-name="ce69" table:formula="of:=&quot;GPIO&quot; &amp; MID([.E256];2;1) &amp; &quot;-&gt;BSRR=1UL&lt;&lt;(&quot; &amp; MID([.E256];3;2) &amp; IF([.D256]=1;&quot;)&quot;;&quot;+16)&quot;)" office:value-type="string" office:string-value="GPIOA-&gt;BSRR=1UL&lt;&lt;(15+16)" calcext:value-type="string">
            <text:p>GPIOA-&gt;BSRR=1UL&lt;&lt;(15+16)</text:p>
          </table:table-cell>
          <table:table-cell table:number-columns-repeated="72"/>
        </table:table-row>
        <table:table-row table:style-name="ro1">
          <table:table-cell/>
          <table:table-cell table:style-name="ce82" office:value-type="string" calcext:value-type="string">
            <text:p>_link_local_on</text:p>
          </table:table-cell>
          <table:table-cell table:style-name="ce82" office:value-type="string" calcext:value-type="string">
            <text:p>LINK_485CAN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VLOOKUP([.C257];[.$D$4:.$H$85];5;0)" office:value-type="string" office:string-value="PD2" calcext:value-type="string">
            <text:p>PD2</text:p>
          </table:table-cell>
          <table:table-cell table:style-name="ce93" table:formula="of:=&quot;#define &quot; &amp; [.B257] &amp; &quot;()&quot;" office:value-type="string" office:string-value="#define _link_local_on()" calcext:value-type="string">
            <text:p>#define _link_local_on()</text:p>
          </table:table-cell>
          <table:table-cell table:style-name="ce69" table:formula="of:=&quot;GPIO&quot; &amp; MID([.E257];2;1) &amp; &quot;-&gt;BSRR=1UL&lt;&lt;(&quot; &amp; MID([.E257];3;2) &amp; IF([.D257]=1;&quot;)&quot;;&quot;+16)&quot;)" office:value-type="string" office:string-value="GPIOD-&gt;BSRR=1UL&lt;&lt;(2)" calcext:value-type="string">
            <text:p>GPIOD-&gt;BSRR=1UL&lt;&lt;(2)</text:p>
          </table:table-cell>
          <table:table-cell table:number-columns-repeated="72"/>
        </table:table-row>
        <table:table-row table:style-name="ro1">
          <table:table-cell/>
          <table:table-cell table:style-name="ce82" office:value-type="string" calcext:value-type="string">
            <text:p>_link_local_off</text:p>
          </table:table-cell>
          <table:table-cell table:style-name="ce82" office:value-type="string" calcext:value-type="string">
            <text:p>LINK_485CAN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VLOOKUP([.C258];[.$D$4:.$H$85];5;0)" office:value-type="string" office:string-value="PD2" calcext:value-type="string">
            <text:p>PD2</text:p>
          </table:table-cell>
          <table:table-cell table:style-name="ce93" table:formula="of:=&quot;#define &quot; &amp; [.B258] &amp; &quot;()&quot;" office:value-type="string" office:string-value="#define _link_local_off()" calcext:value-type="string">
            <text:p>#define _link_local_off()</text:p>
          </table:table-cell>
          <table:table-cell table:style-name="ce69" table:formula="of:=&quot;GPIO&quot; &amp; MID([.E258];2;1) &amp; &quot;-&gt;BSRR=1UL&lt;&lt;(&quot; &amp; MID([.E258];3;2) &amp; IF([.D258]=1;&quot;)&quot;;&quot;+16)&quot;)" office:value-type="string" office:string-value="GPIOD-&gt;BSRR=1UL&lt;&lt;(2+16)" calcext:value-type="string">
            <text:p>GPIOD-&gt;BSRR=1UL&lt;&lt;(2+16)</text:p>
          </table:table-cell>
          <table:table-cell table:number-columns-repeated="72"/>
        </table:table-row>
        <table:table-row table:style-name="ro1">
          <table:table-cell/>
          <table:table-cell table:style-name="ce82" office:value-type="string" calcext:value-type="string">
            <text:p>_fault_on</text:p>
          </table:table-cell>
          <table:table-cell table:style-name="ce82" office:value-type="string" calcext:value-type="string">
            <text:p>FAULTCTL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VLOOKUP([.C259];[.$D$4:.$H$85];5;0)" office:value-type="string" office:string-value="PB4" calcext:value-type="string">
            <text:p>PB4</text:p>
          </table:table-cell>
          <table:table-cell table:style-name="ce93" table:formula="of:=&quot;#define &quot; &amp; [.B259] &amp; &quot;()&quot;" office:value-type="string" office:string-value="#define _fault_on()" calcext:value-type="string">
            <text:p>#define _fault_on()</text:p>
          </table:table-cell>
          <table:table-cell table:style-name="ce69" table:formula="of:=&quot;GPIO&quot; &amp; MID([.E259];2;1) &amp; &quot;-&gt;BSRR=1UL&lt;&lt;(&quot; &amp; MID([.E259];3;2) &amp; IF([.D259]=1;&quot;)&quot;;&quot;+16)&quot;)" office:value-type="string" office:string-value="GPIOB-&gt;BSRR=1UL&lt;&lt;(4)" calcext:value-type="string">
            <text:p>GPIOB-&gt;BSRR=1UL&lt;&lt;(4)</text:p>
          </table:table-cell>
          <table:table-cell table:number-columns-repeated="72"/>
        </table:table-row>
        <table:table-row table:style-name="ro1">
          <table:table-cell/>
          <table:table-cell table:style-name="ce82" office:value-type="string" calcext:value-type="string">
            <text:p>_fault_off</text:p>
          </table:table-cell>
          <table:table-cell table:style-name="ce82" office:value-type="string" calcext:value-type="string">
            <text:p>FAULTCTL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VLOOKUP([.C260];[.$D$4:.$H$85];5;0)" office:value-type="string" office:string-value="PB4" calcext:value-type="string">
            <text:p>PB4</text:p>
          </table:table-cell>
          <table:table-cell table:style-name="ce93" table:formula="of:=&quot;#define &quot; &amp; [.B260] &amp; &quot;()&quot;" office:value-type="string" office:string-value="#define _fault_off()" calcext:value-type="string">
            <text:p>#define _fault_off()</text:p>
          </table:table-cell>
          <table:table-cell table:style-name="ce69" table:formula="of:=&quot;GPIO&quot; &amp; MID([.E260];2;1) &amp; &quot;-&gt;BSRR=1UL&lt;&lt;(&quot; &amp; MID([.E260];3;2) &amp; IF([.D260]=1;&quot;)&quot;;&quot;+16)&quot;)" office:value-type="string" office:string-value="GPIOB-&gt;BSRR=1UL&lt;&lt;(4+16)" calcext:value-type="string">
            <text:p>GPIOB-&gt;BSRR=1UL&lt;&lt;(4+16)</text:p>
          </table:table-cell>
          <table:table-cell table:number-columns-repeated="72"/>
        </table:table-row>
        <table:table-row table:style-name="ro1">
          <table:table-cell/>
          <table:table-cell table:style-name="ce82" office:value-type="string" calcext:value-type="string">
            <text:p>_int_reset_on</text:p>
          </table:table-cell>
          <table:table-cell table:style-name="ce82" office:value-type="string" calcext:value-type="string">
            <text:p>RESETCTL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VLOOKUP([.C261];[.$D$4:.$H$85];5;0)" office:value-type="string" office:string-value="PD7" calcext:value-type="string">
            <text:p>PD7</text:p>
          </table:table-cell>
          <table:table-cell table:style-name="ce93" table:formula="of:=&quot;#define &quot; &amp; [.B261] &amp; &quot;()&quot;" office:value-type="string" office:string-value="#define _int_reset_on()" calcext:value-type="string">
            <text:p>#define _int_reset_on()</text:p>
          </table:table-cell>
          <table:table-cell table:style-name="ce69" table:formula="of:=&quot;GPIO&quot; &amp; MID([.E261];2;1) &amp; &quot;-&gt;BSRR=1UL&lt;&lt;(&quot; &amp; MID([.E261];3;2) &amp; IF([.D261]=1;&quot;)&quot;;&quot;+16)&quot;)" office:value-type="string" office:string-value="GPIOD-&gt;BSRR=1UL&lt;&lt;(7)" calcext:value-type="string">
            <text:p>GPIOD-&gt;BSRR=1UL&lt;&lt;(7)</text:p>
          </table:table-cell>
          <table:table-cell table:number-columns-repeated="72"/>
        </table:table-row>
        <table:table-row table:style-name="ro1">
          <table:table-cell/>
          <table:table-cell table:style-name="ce82" office:value-type="string" calcext:value-type="string">
            <text:p>_int_reset_off</text:p>
          </table:table-cell>
          <table:table-cell table:style-name="ce82" office:value-type="string" calcext:value-type="string">
            <text:p>RESETCTL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VLOOKUP([.C262];[.$D$4:.$H$85];5;0)" office:value-type="string" office:string-value="PD7" calcext:value-type="string">
            <text:p>PD7</text:p>
          </table:table-cell>
          <table:table-cell table:style-name="ce93" table:formula="of:=&quot;#define &quot; &amp; [.B262] &amp; &quot;()&quot;" office:value-type="string" office:string-value="#define _int_reset_off()" calcext:value-type="string">
            <text:p>#define _int_reset_off()</text:p>
          </table:table-cell>
          <table:table-cell table:style-name="ce69" table:formula="of:=&quot;GPIO&quot; &amp; MID([.E262];2;1) &amp; &quot;-&gt;BSRR=1UL&lt;&lt;(&quot; &amp; MID([.E262];3;2) &amp; IF([.D262]=1;&quot;)&quot;;&quot;+16)&quot;)" office:value-type="string" office:string-value="GPIOD-&gt;BSRR=1UL&lt;&lt;(7+16)" calcext:value-type="string">
            <text:p>GPIOD-&gt;BSRR=1UL&lt;&lt;(7+16)</text:p>
          </table:table-cell>
          <table:table-cell table:number-columns-repeated="72"/>
        </table:table-row>
        <table:table-row table:style-name="ro1">
          <table:table-cell/>
          <table:table-cell table:style-name="ce82" office:value-type="string" calcext:value-type="string">
            <text:p>_alert_on</text:p>
          </table:table-cell>
          <table:table-cell table:style-name="ce82" office:value-type="string" calcext:value-type="string">
            <text:p>ALERTCTL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VLOOKUP([.C263];[.$D$4:.$H$85];5;0)" office:value-type="string" office:string-value="PD10" calcext:value-type="string">
            <text:p>PD10</text:p>
          </table:table-cell>
          <table:table-cell table:style-name="ce93" table:formula="of:=&quot;#define &quot; &amp; [.B263] &amp; &quot;()&quot;" office:value-type="string" office:string-value="#define _alert_on()" calcext:value-type="string">
            <text:p>#define _alert_on()</text:p>
          </table:table-cell>
          <table:table-cell table:style-name="ce69" table:formula="of:=&quot;GPIO&quot; &amp; MID([.E263];2;1) &amp; &quot;-&gt;BSRR=1UL&lt;&lt;(&quot; &amp; MID([.E263];3;2) &amp; IF([.D263]=1;&quot;)&quot;;&quot;+16)&quot;)" office:value-type="string" office:string-value="GPIOD-&gt;BSRR=1UL&lt;&lt;(10)" calcext:value-type="string">
            <text:p>GPIOD-&gt;BSRR=1UL&lt;&lt;(10)</text:p>
          </table:table-cell>
          <table:table-cell table:number-columns-repeated="72"/>
        </table:table-row>
        <table:table-row table:style-name="ro1">
          <table:table-cell/>
          <table:table-cell table:style-name="ce82" office:value-type="string" calcext:value-type="string">
            <text:p>_alert_off</text:p>
          </table:table-cell>
          <table:table-cell table:style-name="ce82" office:value-type="string" calcext:value-type="string">
            <text:p>ALERTCTL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VLOOKUP([.C264];[.$D$4:.$H$85];5;0)" office:value-type="string" office:string-value="PD10" calcext:value-type="string">
            <text:p>PD10</text:p>
          </table:table-cell>
          <table:table-cell table:style-name="ce93" table:formula="of:=&quot;#define &quot; &amp; [.B264] &amp; &quot;()&quot;" office:value-type="string" office:string-value="#define _alert_off()" calcext:value-type="string">
            <text:p>#define _alert_off()</text:p>
          </table:table-cell>
          <table:table-cell table:style-name="ce69" table:formula="of:=&quot;GPIO&quot; &amp; MID([.E264];2;1) &amp; &quot;-&gt;BSRR=1UL&lt;&lt;(&quot; &amp; MID([.E264];3;2) &amp; IF([.D264]=1;&quot;)&quot;;&quot;+16)&quot;)" office:value-type="string" office:string-value="GPIOD-&gt;BSRR=1UL&lt;&lt;(10+16)" calcext:value-type="string">
            <text:p>GPIOD-&gt;BSRR=1UL&lt;&lt;(10+16)</text:p>
          </table:table-cell>
          <table:table-cell table:number-columns-repeated="72"/>
        </table:table-row>
        <table:table-row table:style-name="ro1">
          <table:table-cell/>
          <table:table-cell table:style-name="ce82" office:value-type="string" calcext:value-type="string">
            <text:p>_eth_reset_on</text:p>
          </table:table-cell>
          <table:table-cell table:style-name="ce82" office:value-type="string" calcext:value-type="string">
            <text:p>ERESETN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VLOOKUP([.C265];[.$D$4:.$H$85];5;0)" office:value-type="string" office:string-value="PB14" calcext:value-type="string">
            <text:p>PB14</text:p>
          </table:table-cell>
          <table:table-cell table:style-name="ce93" table:formula="of:=&quot;#define &quot; &amp; [.B265] &amp; &quot;()&quot;" office:value-type="string" office:string-value="#define _eth_reset_on()" calcext:value-type="string">
            <text:p>#define _eth_reset_on()</text:p>
          </table:table-cell>
          <table:table-cell table:style-name="ce69" table:formula="of:=&quot;GPIO&quot; &amp; MID([.E265];2;1) &amp; &quot;-&gt;BSRR=1UL&lt;&lt;(&quot; &amp; MID([.E265];3;2) &amp; IF([.D265]=1;&quot;)&quot;;&quot;+16)&quot;)" office:value-type="string" office:string-value="GPIOB-&gt;BSRR=1UL&lt;&lt;(14+16)" calcext:value-type="string">
            <text:p>GPIOB-&gt;BSRR=1UL&lt;&lt;(14+16)</text:p>
          </table:table-cell>
          <table:table-cell table:number-columns-repeated="72"/>
        </table:table-row>
        <table:table-row table:style-name="ro1">
          <table:table-cell/>
          <table:table-cell table:style-name="ce82" office:value-type="string" calcext:value-type="string">
            <text:p>_eth_reset_off</text:p>
          </table:table-cell>
          <table:table-cell table:style-name="ce82" office:value-type="string" calcext:value-type="string">
            <text:p>ERESETN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VLOOKUP([.C266];[.$D$4:.$H$85];5;0)" office:value-type="string" office:string-value="PB14" calcext:value-type="string">
            <text:p>PB14</text:p>
          </table:table-cell>
          <table:table-cell table:style-name="ce93" table:formula="of:=&quot;#define &quot; &amp; [.B266] &amp; &quot;()&quot;" office:value-type="string" office:string-value="#define _eth_reset_off()" calcext:value-type="string">
            <text:p>#define _eth_reset_off()</text:p>
          </table:table-cell>
          <table:table-cell table:style-name="ce69" table:formula="of:=&quot;GPIO&quot; &amp; MID([.E266];2;1) &amp; &quot;-&gt;BSRR=1UL&lt;&lt;(&quot; &amp; MID([.E266];3;2) &amp; IF([.D266]=1;&quot;)&quot;;&quot;+16)&quot;)" office:value-type="string" office:string-value="GPIOB-&gt;BSRR=1UL&lt;&lt;(14)" calcext:value-type="string">
            <text:p>GPIOB-&gt;BSRR=1UL&lt;&lt;(14)</text:p>
          </table:table-cell>
          <table:table-cell table:number-columns-repeated="72"/>
        </table:table-row>
        <table:table-row table:style-name="ro1">
          <table:table-cell/>
          <table:table-cell table:style-name="Default" table:number-columns-repeated="5"/>
          <table:table-cell table:style-name="ce70"/>
          <table:table-cell table:number-columns-repeated="72"/>
        </table:table-row>
        <table:table-row table:style-name="ro1">
          <table:table-cell/>
          <table:table-cell table:style-name="ce83" office:value-type="string" calcext:value-type="string">
            <text:p>Макросы состояния пинов</text:p>
          </table:table-cell>
          <table:table-cell table:style-name="ce83" table:number-columns-repeated="3"/>
          <table:table-cell table:style-name="ce94" table:formula="of:=&quot;/* &quot; &amp; [.B268] &amp; &quot; */&quot;" office:value-type="string" office:string-value="/* Макросы состояния пинов */" calcext:value-type="string">
            <text:p>/* Макросы состояния пинов */</text:p>
          </table:table-cell>
          <table:table-cell table:style-name="ce71"/>
          <table:table-cell table:number-columns-repeated="72"/>
        </table:table-row>
        <table:table-row table:style-name="ro1">
          <table:table-cell/>
          <table:table-cell table:style-name="ce88" office:value-type="string" calcext:value-type="string">
            <text:p>Name:</text:p>
          </table:table-cell>
          <table:table-cell table:style-name="ce88" office:value-type="string" calcext:value-type="string">
            <text:p>Net:</text:p>
          </table:table-cell>
          <table:table-cell table:style-name="Default"/>
          <table:table-cell table:style-name="ce81" office:value-type="string" calcext:value-type="string">
            <text:p>Pin:</text:p>
          </table:table-cell>
          <table:table-cell table:style-name="ce82"/>
          <table:table-cell table:style-name="ce67"/>
          <table:table-cell table:number-columns-repeated="72"/>
        </table:table-row>
        <table:table-row table:style-name="ro1">
          <table:table-cell/>
          <table:table-cell table:style-name="Default" office:value-type="string" calcext:value-type="string">
            <text:p>_fault_in</text:p>
          </table:table-cell>
          <table:table-cell table:style-name="ce82" office:value-type="string" calcext:value-type="string">
            <text:p>FAULTSENSE</text:p>
          </table:table-cell>
          <table:table-cell table:style-name="ce82"/>
          <table:table-cell table:style-name="ce82" table:formula="of:=VLOOKUP([.C270];[.$D$4:.$H$85];5;0)" office:value-type="string" office:string-value="PB3" calcext:value-type="string">
            <text:p>PB3</text:p>
          </table:table-cell>
          <table:table-cell table:style-name="ce93" table:formula="of:=&quot;#define &quot; &amp; [.B270] &amp; &quot;()&quot;" office:value-type="string" office:string-value="#define _fault_in()" calcext:value-type="string">
            <text:p>#define _fault_in()</text:p>
          </table:table-cell>
          <table:table-cell table:style-name="ce72" table:formula="of:=&quot;(((GPIO&quot; &amp; MID([.E270];2;1) &amp; &quot;-&gt;IDR)&gt;&gt;&quot; &amp; MID([.E270];3;2) &amp; &quot;)&amp;1)&quot;" office:value-type="string" office:string-value="(((GPIOB-&gt;IDR)&gt;&gt;3)&amp;1)" calcext:value-type="string">
            <text:p>(((GPIOB-&gt;IDR)&gt;&gt;3)&amp;1)</text:p>
          </table:table-cell>
          <table:table-cell table:number-columns-repeated="72"/>
        </table:table-row>
        <table:table-row table:style-name="ro1">
          <table:table-cell/>
          <table:table-cell table:style-name="Default" office:value-type="string" calcext:value-type="string">
            <text:p>_alert_in</text:p>
          </table:table-cell>
          <table:table-cell table:style-name="ce82" office:value-type="string" calcext:value-type="string">
            <text:p>ALERTSENSE</text:p>
          </table:table-cell>
          <table:table-cell table:style-name="ce82"/>
          <table:table-cell table:style-name="ce82" table:formula="of:=VLOOKUP([.C271];[.$D$4:.$H$85];5;0)" office:value-type="string" office:string-value="PD11" calcext:value-type="string">
            <text:p>PD11</text:p>
          </table:table-cell>
          <table:table-cell table:style-name="ce93" table:formula="of:=&quot;#define &quot; &amp; [.B271] &amp; &quot;()&quot;" office:value-type="string" office:string-value="#define _alert_in()" calcext:value-type="string">
            <text:p>#define _alert_in()</text:p>
          </table:table-cell>
          <table:table-cell table:style-name="ce72" table:formula="of:=&quot;(((GPIO&quot; &amp; MID([.E271];2;1) &amp; &quot;-&gt;IDR)&gt;&gt;&quot; &amp; MID([.E271];3;2) &amp; &quot;)&amp;1)&quot;" office:value-type="string" office:string-value="(((GPIOD-&gt;IDR)&gt;&gt;11)&amp;1)" calcext:value-type="string">
            <text:p>(((GPIOD-&gt;IDR)&gt;&gt;11)&amp;1)</text:p>
          </table:table-cell>
          <table:table-cell table:number-columns-repeated="72"/>
        </table:table-row>
        <table:table-row table:style-name="ro1">
          <table:table-cell/>
          <table:table-cell table:style-name="Default" office:value-type="string" calcext:value-type="string">
            <text:p>_key0_in</text:p>
          </table:table-cell>
          <table:table-cell table:style-name="ce82" office:value-type="string" calcext:value-type="string">
            <text:p>K0</text:p>
          </table:table-cell>
          <table:table-cell table:style-name="ce82"/>
          <table:table-cell table:style-name="ce82" table:formula="of:=VLOOKUP([.C272];[.$D$4:.$H$85];5;0)" office:value-type="string" office:string-value="PC13" calcext:value-type="string">
            <text:p>PC13</text:p>
          </table:table-cell>
          <table:table-cell table:style-name="ce93" table:formula="of:=&quot;#define &quot; &amp; [.B272] &amp; &quot;()&quot;" office:value-type="string" office:string-value="#define _key0_in()" calcext:value-type="string">
            <text:p>#define _key0_in()</text:p>
          </table:table-cell>
          <table:table-cell table:style-name="ce72" table:formula="of:=&quot;(((GPIO&quot; &amp; MID([.E272];2;1) &amp; &quot;-&gt;IDR)&gt;&gt;&quot; &amp; MID([.E272];3;2) &amp; &quot;)&amp;1)&quot;" office:value-type="string" office:string-value="(((GPIOC-&gt;IDR)&gt;&gt;13)&amp;1)" calcext:value-type="string">
            <text:p>(((GPIOC-&gt;IDR)&gt;&gt;13)&amp;1)</text:p>
          </table:table-cell>
          <table:table-cell table:number-columns-repeated="72"/>
        </table:table-row>
        <table:table-row table:style-name="ro1">
          <table:table-cell/>
          <table:table-cell table:style-name="Default" office:value-type="string" calcext:value-type="string">
            <text:p>_key1_in</text:p>
          </table:table-cell>
          <table:table-cell table:style-name="ce82" office:value-type="string" calcext:value-type="string">
            <text:p>K1</text:p>
          </table:table-cell>
          <table:table-cell table:style-name="ce82"/>
          <table:table-cell table:style-name="ce82" table:formula="of:=VLOOKUP([.C273];[.$D$4:.$H$85];5;0)" office:value-type="string" office:string-value="PC14" calcext:value-type="string">
            <text:p>PC14</text:p>
          </table:table-cell>
          <table:table-cell table:style-name="ce93" table:formula="of:=&quot;#define &quot; &amp; [.B273] &amp; &quot;()&quot;" office:value-type="string" office:string-value="#define _key1_in()" calcext:value-type="string">
            <text:p>#define _key1_in()</text:p>
          </table:table-cell>
          <table:table-cell table:style-name="ce72" table:formula="of:=&quot;(((GPIO&quot; &amp; MID([.E273];2;1) &amp; &quot;-&gt;IDR)&gt;&gt;&quot; &amp; MID([.E273];3;2) &amp; &quot;)&amp;1)&quot;" office:value-type="string" office:string-value="(((GPIOC-&gt;IDR)&gt;&gt;14)&amp;1)" calcext:value-type="string">
            <text:p>(((GPIOC-&gt;IDR)&gt;&gt;14)&amp;1)</text:p>
          </table:table-cell>
          <table:table-cell table:number-columns-repeated="72"/>
        </table:table-row>
        <table:table-row table:style-name="ro1">
          <table:table-cell/>
          <table:table-cell table:style-name="Default" office:value-type="string" calcext:value-type="string">
            <text:p>_key2_in</text:p>
          </table:table-cell>
          <table:table-cell table:style-name="ce82" office:value-type="string" calcext:value-type="string">
            <text:p>K2</text:p>
          </table:table-cell>
          <table:table-cell table:style-name="ce82"/>
          <table:table-cell table:style-name="ce82" table:formula="of:=VLOOKUP([.C274];[.$D$4:.$H$85];5;0)" office:value-type="string" office:string-value="PC15" calcext:value-type="string">
            <text:p>PC15</text:p>
          </table:table-cell>
          <table:table-cell table:style-name="ce93" table:formula="of:=&quot;#define &quot; &amp; [.B274] &amp; &quot;()&quot;" office:value-type="string" office:string-value="#define _key2_in()" calcext:value-type="string">
            <text:p>#define _key2_in()</text:p>
          </table:table-cell>
          <table:table-cell table:style-name="ce72" table:formula="of:=&quot;(((GPIO&quot; &amp; MID([.E274];2;1) &amp; &quot;-&gt;IDR)&gt;&gt;&quot; &amp; MID([.E274];3;2) &amp; &quot;)&amp;1)&quot;" office:value-type="string" office:string-value="(((GPIOC-&gt;IDR)&gt;&gt;15)&amp;1)" calcext:value-type="string">
            <text:p>(((GPIOC-&gt;IDR)&gt;&gt;15)&amp;1)</text:p>
          </table:table-cell>
          <table:table-cell table:number-columns-repeated="72"/>
        </table:table-row>
        <table:table-row table:style-name="ro1">
          <table:table-cell/>
          <table:table-cell table:style-name="Default" office:value-type="string" calcext:value-type="string">
            <text:p>_key3_in</text:p>
          </table:table-cell>
          <table:table-cell table:style-name="ce82" office:value-type="string" calcext:value-type="string">
            <text:p>K3</text:p>
          </table:table-cell>
          <table:table-cell table:style-name="ce82"/>
          <table:table-cell table:style-name="ce82" table:formula="of:=VLOOKUP([.C275];[.$D$4:.$H$85];5;0)" office:value-type="string" office:string-value="PB15" calcext:value-type="string">
            <text:p>PB15</text:p>
          </table:table-cell>
          <table:table-cell table:style-name="ce93" table:formula="of:=&quot;#define &quot; &amp; [.B275] &amp; &quot;()&quot;" office:value-type="string" office:string-value="#define _key3_in()" calcext:value-type="string">
            <text:p>#define _key3_in()</text:p>
          </table:table-cell>
          <table:table-cell table:style-name="ce72" table:formula="of:=&quot;(((GPIO&quot; &amp; MID([.E275];2;1) &amp; &quot;-&gt;IDR)&gt;&gt;&quot; &amp; MID([.E275];3;2) &amp; &quot;)&amp;1)&quot;" office:value-type="string" office:string-value="(((GPIOB-&gt;IDR)&gt;&gt;15)&amp;1)" calcext:value-type="string">
            <text:p>(((GPIOB-&gt;IDR)&gt;&gt;15)&amp;1)</text:p>
          </table:table-cell>
          <table:table-cell table:number-columns-repeated="72"/>
        </table:table-row>
        <table:table-row table:style-name="ro1">
          <table:table-cell/>
          <table:table-cell table:style-name="Default" table:number-columns-repeated="5"/>
          <table:table-cell table:style-name="ce70"/>
          <table:table-cell table:number-columns-repeated="72"/>
        </table:table-row>
        <table:table-row table:style-name="ro1">
          <table:table-cell/>
          <table:table-cell table:style-name="ce83" office:value-type="string" calcext:value-type="string">
            <text:p>Каналы АЦП</text:p>
          </table:table-cell>
          <table:table-cell table:style-name="ce83" table:number-columns-repeated="3"/>
          <table:table-cell table:style-name="ce94" table:formula="of:=&quot;/* &quot; &amp; [.B277] &amp; &quot; */&quot;" office:value-type="string" office:string-value="/* Каналы АЦП */" calcext:value-type="string">
            <text:p>/* Каналы АЦП */</text:p>
          </table:table-cell>
          <table:table-cell table:style-name="ce71"/>
          <table:table-cell table:number-columns-repeated="72"/>
        </table:table-row>
        <table:table-row table:style-name="ro1">
          <table:table-cell/>
          <table:table-cell table:style-name="ce88" office:value-type="string" calcext:value-type="string">
            <text:p>Name:</text:p>
          </table:table-cell>
          <table:table-cell table:style-name="ce88" office:value-type="string" calcext:value-type="string">
            <text:p>Net:</text:p>
          </table:table-cell>
          <table:table-cell table:style-name="Default"/>
          <table:table-cell table:style-name="ce81" office:value-type="string" calcext:value-type="string">
            <text:p>Target:</text:p>
          </table:table-cell>
          <table:table-cell table:style-name="ce82"/>
          <table:table-cell table:style-name="ce67"/>
          <table:table-cell table:number-columns-repeated="72"/>
        </table:table-row>
        <table:table-row table:style-name="ro1">
          <table:table-cell/>
          <table:table-cell table:number-columns-repeated="2" table:style-name="ce82" office:value-type="string" calcext:value-type="string">
            <text:p>ADC_DC_P</text:p>
          </table:table-cell>
          <table:table-cell table:style-name="Default"/>
          <table:table-cell table:style-name="ce66" table:formula="of:=VLOOKUP([.C279];[.$D$4:.$V$85];19;0)" office:value-type="string" office:string-value="ADC1_IN0" calcext:value-type="string">
            <text:p>ADC1_IN0</text:p>
          </table:table-cell>
          <table:table-cell table:style-name="ce93" table:formula="of:=&quot;#define &quot; &amp; [.B279]" office:value-type="string" office:string-value="#define ADC_DC_P" calcext:value-type="string">
            <text:p>#define ADC_DC_P</text:p>
          </table:table-cell>
          <table:table-cell table:style-name="ce69" table:formula="of:=SUBSTITUTE(MID([.E279];FIND(&quot;IN&quot;;[.E279];1)+2;2);&quot;/&quot;;&quot;&quot;)" office:value-type="string" office:string-value="0" calcext:value-type="string">
            <text:p>0</text:p>
          </table:table-cell>
          <table:table-cell table:number-columns-repeated="72"/>
        </table:table-row>
        <table:table-row table:style-name="ro1">
          <table:table-cell/>
          <table:table-cell table:number-columns-repeated="2" table:style-name="Default" office:value-type="string" calcext:value-type="string">
            <text:p>ADC_DC_N</text:p>
          </table:table-cell>
          <table:table-cell table:style-name="Default"/>
          <table:table-cell table:style-name="ce66" table:formula="of:=VLOOKUP([.C280];[.$D$4:.$V$85];19;0)" office:value-type="string" office:string-value="ADC1_IN3" calcext:value-type="string">
            <text:p>ADC1_IN3</text:p>
          </table:table-cell>
          <table:table-cell table:style-name="ce93" table:formula="of:=&quot;#define &quot; &amp; [.B280]" office:value-type="string" office:string-value="#define ADC_DC_N" calcext:value-type="string">
            <text:p>#define ADC_DC_N</text:p>
          </table:table-cell>
          <table:table-cell table:style-name="ce69" table:formula="of:=SUBSTITUTE(MID([.E280];FIND(&quot;IN&quot;;[.E280];1)+2;2);&quot;/&quot;;&quot;&quot;)" office:value-type="string" office:string-value="3" calcext:value-type="string">
            <text:p>3</text:p>
          </table:table-cell>
          <table:table-cell table:number-columns-repeated="72"/>
        </table:table-row>
        <table:table-row table:style-name="ro1">
          <table:table-cell/>
          <table:table-cell table:number-columns-repeated="2" table:style-name="Default" office:value-type="string" calcext:value-type="string">
            <text:p>ADC_L1</text:p>
          </table:table-cell>
          <table:table-cell table:style-name="Default"/>
          <table:table-cell table:style-name="ce66" table:formula="of:=VLOOKUP([.C281];[.$D$4:.$V$85];19;0)" office:value-type="string" office:string-value="ADC1_IN13" calcext:value-type="string">
            <text:p>ADC1_IN13</text:p>
          </table:table-cell>
          <table:table-cell table:style-name="ce93" table:formula="of:=&quot;#define &quot; &amp; [.B281]" office:value-type="string" office:string-value="#define ADC_L1" calcext:value-type="string">
            <text:p>#define ADC_L1</text:p>
          </table:table-cell>
          <table:table-cell table:style-name="ce69" table:formula="of:=SUBSTITUTE(MID([.E281];FIND(&quot;IN&quot;;[.E281];1)+2;2);&quot;/&quot;;&quot;&quot;)" office:value-type="string" office:string-value="13" calcext:value-type="string">
            <text:p>13</text:p>
          </table:table-cell>
          <table:table-cell table:number-columns-repeated="72"/>
        </table:table-row>
        <table:table-row table:style-name="ro1">
          <table:table-cell/>
          <table:table-cell table:number-columns-repeated="2" table:style-name="Default" office:value-type="string" calcext:value-type="string">
            <text:p>ADC_L2</text:p>
          </table:table-cell>
          <table:table-cell table:style-name="Default"/>
          <table:table-cell table:style-name="ce66" table:formula="of:=VLOOKUP([.C282];[.$D$4:.$V$85];19;0)" office:value-type="string" office:string-value="ADC1_IN12" calcext:value-type="string">
            <text:p>ADC1_IN12</text:p>
          </table:table-cell>
          <table:table-cell table:style-name="ce93" table:formula="of:=&quot;#define &quot; &amp; [.B282]" office:value-type="string" office:string-value="#define ADC_L2" calcext:value-type="string">
            <text:p>#define ADC_L2</text:p>
          </table:table-cell>
          <table:table-cell table:style-name="ce69" table:formula="of:=SUBSTITUTE(MID([.E282];FIND(&quot;IN&quot;;[.E282];1)+2;2);&quot;/&quot;;&quot;&quot;)" office:value-type="string" office:string-value="12" calcext:value-type="string">
            <text:p>12</text:p>
          </table:table-cell>
          <table:table-cell table:number-columns-repeated="72"/>
        </table:table-row>
        <table:table-row table:style-name="ro1">
          <table:table-cell/>
          <table:table-cell table:number-columns-repeated="2" table:style-name="Default" office:value-type="string" calcext:value-type="string">
            <text:p>ADC_L3</text:p>
          </table:table-cell>
          <table:table-cell table:style-name="Default"/>
          <table:table-cell table:style-name="ce66" table:formula="of:=VLOOKUP([.C283];[.$D$4:.$V$85];19;0)" office:value-type="string" office:string-value="ADC1_IN10" calcext:value-type="string">
            <text:p>ADC1_IN10</text:p>
          </table:table-cell>
          <table:table-cell table:style-name="ce93" table:formula="of:=&quot;#define &quot; &amp; [.B283]" office:value-type="string" office:string-value="#define ADC_L3" calcext:value-type="string">
            <text:p>#define ADC_L3</text:p>
          </table:table-cell>
          <table:table-cell table:style-name="ce69" table:formula="of:=SUBSTITUTE(MID([.E283];FIND(&quot;IN&quot;;[.E283];1)+2;2);&quot;/&quot;;&quot;&quot;)" office:value-type="string" office:string-value="10" calcext:value-type="string">
            <text:p>10</text:p>
          </table:table-cell>
          <table:table-cell table:number-columns-repeated="72"/>
        </table:table-row>
        <table:table-row table:style-name="ro1">
          <table:table-cell/>
          <table:table-cell table:number-columns-repeated="2" table:style-name="Default" office:value-type="string" calcext:value-type="string">
            <text:p>ADC_POT</text:p>
          </table:table-cell>
          <table:table-cell table:style-name="Default"/>
          <table:table-cell table:style-name="ce66" table:formula="of:=VLOOKUP([.C284];[.$D$4:.$V$85];19;0)" office:value-type="string" office:string-value="ADC1_IN9" calcext:value-type="string">
            <text:p>ADC1_IN9</text:p>
          </table:table-cell>
          <table:table-cell table:style-name="ce93" table:formula="of:=&quot;#define &quot; &amp; [.B284]" office:value-type="string" office:string-value="#define ADC_POT" calcext:value-type="string">
            <text:p>#define ADC_POT</text:p>
          </table:table-cell>
          <table:table-cell table:style-name="ce69" table:formula="of:=SUBSTITUTE(MID([.E284];FIND(&quot;IN&quot;;[.E284];1)+2;2);&quot;/&quot;;&quot;&quot;)" office:value-type="string" office:string-value="9" calcext:value-type="string">
            <text:p>9</text:p>
          </table:table-cell>
          <table:table-cell table:number-columns-repeated="72"/>
        </table:table-row>
        <table:table-row table:style-name="ro1">
          <table:table-cell/>
          <table:table-cell table:number-columns-repeated="2" table:style-name="Default" office:value-type="string" calcext:value-type="string">
            <text:p>ADC_VDD</text:p>
          </table:table-cell>
          <table:table-cell table:style-name="Default"/>
          <table:table-cell table:style-name="ce66" table:formula="of:=VLOOKUP([.C285];[.$D$4:.$V$85];19;0)" office:value-type="string" office:string-value="ADC1_IN8" calcext:value-type="string">
            <text:p>ADC1_IN8</text:p>
          </table:table-cell>
          <table:table-cell table:style-name="ce93" table:formula="of:=&quot;#define &quot; &amp; [.B285]" office:value-type="string" office:string-value="#define ADC_VDD" calcext:value-type="string">
            <text:p>#define ADC_VDD</text:p>
          </table:table-cell>
          <table:table-cell table:style-name="ce69" table:formula="of:=SUBSTITUTE(MID([.E285];FIND(&quot;IN&quot;;[.E285];1)+2;2);&quot;/&quot;;&quot;&quot;)" office:value-type="string" office:string-value="8" calcext:value-type="string">
            <text:p>8</text:p>
          </table:table-cell>
          <table:table-cell table:number-columns-repeated="72"/>
        </table:table-row>
        <table:table-row table:style-name="ro1">
          <table:table-cell/>
          <table:table-cell table:style-name="Default" office:value-type="string" calcext:value-type="string">
            <text:p>ADC_ACTL</text:p>
          </table:table-cell>
          <table:table-cell table:style-name="Default" office:value-type="string" calcext:value-type="string">
            <text:p>DAC_ACTL</text:p>
          </table:table-cell>
          <table:table-cell table:style-name="Default"/>
          <table:table-cell table:style-name="ce66" table:formula="of:=VLOOKUP([.C286];[.$D$4:.$V$85];19;0)" office:value-type="string" office:string-value="ADC1_IN4/DAC1_OUT" calcext:value-type="string">
            <text:p>ADC1_IN4/DAC1_OUT</text:p>
          </table:table-cell>
          <table:table-cell table:style-name="ce93" table:formula="of:=&quot;#define &quot; &amp; [.B286]" office:value-type="string" office:string-value="#define ADC_ACTL" calcext:value-type="string">
            <text:p>#define ADC_ACTL</text:p>
          </table:table-cell>
          <table:table-cell table:style-name="ce69" table:formula="of:=SUBSTITUTE(MID([.E286];FIND(&quot;IN&quot;;[.E286];1)+2;2);&quot;/&quot;;&quot;&quot;)" office:value-type="string" office:string-value="4" calcext:value-type="string">
            <text:p>4</text:p>
          </table:table-cell>
          <table:table-cell table:number-columns-repeated="72"/>
        </table:table-row>
        <table:table-row table:style-name="ro1">
          <table:table-cell/>
          <table:table-cell table:number-columns-repeated="2" table:style-name="Default" office:value-type="string" calcext:value-type="string">
            <text:p>ADC_SHARE</text:p>
          </table:table-cell>
          <table:table-cell table:style-name="Default"/>
          <table:table-cell table:style-name="ce66" table:formula="of:=VLOOKUP([.C287];[.$D$4:.$V$85];19;0)" office:value-type="string" office:string-value="ADC1_IN6" calcext:value-type="string">
            <text:p>ADC1_IN6</text:p>
          </table:table-cell>
          <table:table-cell table:style-name="ce93" table:formula="of:=&quot;#define &quot; &amp; [.B287]" office:value-type="string" office:string-value="#define ADC_SHARE" calcext:value-type="string">
            <text:p>#define ADC_SHARE</text:p>
          </table:table-cell>
          <table:table-cell table:style-name="ce69" table:formula="of:=SUBSTITUTE(MID([.E287];FIND(&quot;IN&quot;;[.E287];1)+2;2);&quot;/&quot;;&quot;&quot;)" office:value-type="string" office:string-value="6" calcext:value-type="string">
            <text:p>6</text:p>
          </table:table-cell>
          <table:table-cell table:number-columns-repeated="72"/>
        </table:table-row>
        <table:table-row table:style-name="ro1">
          <table:table-cell table:number-columns-repeated="79"/>
        </table:table-row>
        <table:table-row table:style-name="ro1">
          <table:table-cell table:number-columns-repeated="5"/>
          <table:table-cell office:value-type="string" calcext:value-type="string">
            <text:p>#endif</text:p>
          </table:table-cell>
          <table:table-cell table:number-columns-repeated="73"/>
        </table:table-row>
        <table:table-row table:style-name="ro1" table:number-rows-repeated="1048286">
          <table:table-cell table:number-columns-repeated="79"/>
        </table:table-row>
        <table:table-row table:style-name="ro1">
          <table:table-cell table:number-columns-repeated="79"/>
        </table:table-row>
      </table:table>
      <table:table table:name="DCpower2" table:style-name="ta1">
        <table:table-column table:style-name="co1" table:default-cell-style-name="ce82"/>
        <table:table-column table:style-name="co2" table:default-cell-style-name="ce82"/>
        <table:table-column table:style-name="co3" table:default-cell-style-name="ce82"/>
        <table:table-column table:style-name="co4" table:default-cell-style-name="ce82"/>
        <table:table-column table:style-name="co5" table:default-cell-style-name="ce82"/>
        <table:table-column table:style-name="co6" table:default-cell-style-name="ce82"/>
        <table:table-column table:style-name="co7" table:default-cell-style-name="ce82"/>
        <table:table-column table:style-name="co8" table:default-cell-style-name="ce82"/>
        <table:table-column table:style-name="co68" table:default-cell-style-name="ce82"/>
        <table:table-column table:style-name="co10" table:default-cell-style-name="ce82"/>
        <table:table-column table:style-name="co11" table:number-columns-repeated="2" table:default-cell-style-name="ce82"/>
        <table:table-column table:style-name="co12" table:default-cell-style-name="ce82"/>
        <table:table-column table:style-name="co13" table:default-cell-style-name="ce82"/>
        <table:table-column table:style-name="co14" table:default-cell-style-name="ce82"/>
        <table:table-column table:style-name="co15" table:default-cell-style-name="ce82"/>
        <table:table-column table:style-name="co16" table:default-cell-style-name="ce82"/>
        <table:table-column table:style-name="co17" table:default-cell-style-name="ce82"/>
        <table:table-column table:style-name="co16" table:default-cell-style-name="ce82"/>
        <table:table-column table:style-name="co18" table:default-cell-style-name="ce82"/>
        <table:table-column table:style-name="co18" table:default-cell-style-name="ce86"/>
        <table:table-column table:style-name="co19" table:default-cell-style-name="ce86"/>
        <table:table-column table:style-name="co20" table:default-cell-style-name="ce86"/>
        <table:table-column table:style-name="co21" table:default-cell-style-name="ce86"/>
        <table:table-column table:style-name="co22" table:default-cell-style-name="ce82"/>
        <table:table-column table:style-name="co23" table:default-cell-style-name="ce82"/>
        <table:table-column table:style-name="co24" table:default-cell-style-name="ce82"/>
        <table:table-column table:style-name="co25" table:number-columns-repeated="2" table:default-cell-style-name="ce82"/>
        <table:table-column table:style-name="co26" table:default-cell-style-name="ce82"/>
        <table:table-column table:style-name="co27" table:default-cell-style-name="ce82"/>
        <table:table-column table:style-name="co28" table:default-cell-style-name="ce82"/>
        <table:table-column table:style-name="co24" table:default-cell-style-name="ce82"/>
        <table:table-column table:style-name="co29" table:number-columns-repeated="3" table:default-cell-style-name="ce82"/>
        <table:table-column table:style-name="co30" table:default-cell-style-name="ce82"/>
        <table:table-column table:style-name="co31" table:default-cell-style-name="ce82"/>
        <table:table-column table:style-name="co32" table:default-cell-style-name="ce82"/>
        <table:table-column table:style-name="co33" table:default-cell-style-name="ce82"/>
        <table:table-column table:style-name="co34" table:default-cell-style-name="ce82"/>
        <table:table-column table:style-name="co28" table:default-cell-style-name="ce82"/>
        <table:table-column table:style-name="co34" table:default-cell-style-name="ce82"/>
        <table:table-column table:style-name="co35" table:default-cell-style-name="ce82"/>
        <table:table-column table:style-name="co34" table:default-cell-style-name="ce82"/>
        <table:table-column table:style-name="co27" table:default-cell-style-name="ce82"/>
        <table:table-column table:style-name="co36" table:number-columns-repeated="18" table:default-cell-style-name="ce82"/>
        <table:table-row table:style-name="ro1">
          <table:table-cell office:value-type="string" calcext:value-type="string">
            <text:p>DCDC-модуля</text:p>
          </table:table-cell>
          <table:table-cell office:value-type="string" calcext:value-type="string">
            <text:p>Пин</text:p>
          </table:table-cell>
          <table:table-cell office:value-type="string" calcext:value-type="string">
            <text:p>Комментарий</text:p>
          </table:table-cell>
          <table:table-cell office:value-type="string" calcext:value-type="string">
            <text:p>Напр-е</text:p>
          </table:table-cell>
          <table:table-cell office:value-type="string" calcext:value-type="string">
            <text:p>Цепь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table:style-name="ce82" office:value-type="string" calcext:value-type="string">
            <text:p>AF14</text:p>
          </table:table-cell>
          <table:table-cell table:style-name="ce82" office:value-type="string" calcext:value-type="string">
            <text:p>AF1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COMP/CL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AltFunc</text:p>
          </table:table-cell>
          <table:table-cell office:value-type="string" calcext:value-type="string">
            <text:p>InitVa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OpenDrain</text:p>
          </table:table-cell>
          <table:table-cell office:value-type="string" calcext:value-type="string">
            <text:p>MODER</text:p>
          </table:table-cell>
          <table:table-cell office:value-type="string" calcext:value-type="string">
            <text:p>OSPEEDR</text:p>
          </table:table-cell>
          <table:table-cell office:value-type="string" calcext:value-type="string">
            <text:p>PUPDR</text:p>
          </table:table-cell>
          <table:table-cell office:value-type="string" calcext:value-type="string">
            <text:p>ODR</text:p>
          </table:table-cell>
          <table:table-cell office:value-type="string" calcext:value-type="string">
            <text:p>A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R</text:p>
          </table:table-cell>
          <table:table-cell office:value-type="string" calcext:value-type="string">
            <text:p>OTYPER</text:p>
          </table:table-cell>
          <table:table-cell office:value-type="string" calcext:value-type="string">
            <text:p>OSPEEDR</text:p>
          </table:table-cell>
          <table:table-cell office:value-type="string" calcext:value-type="string">
            <text:p>PUPDR</text:p>
          </table:table-cell>
          <table:table-cell office:value-type="string" calcext:value-type="string">
            <text:p>ODR</text:p>
          </table:table-cell>
          <table:table-cell office:value-type="string" calcext:value-type="string">
            <text:p>AF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M32F301C8T</text:p>
          </table:table-cell>
          <table:table-cell table:number-columns-repeated="63"/>
        </table:table-row>
        <table:table-row table:style-name="ro1">
          <table:table-cell table:style-name="Default"/>
          <table:table-cell table:style-name="ce86" office:value-type="float" office:value="10" calcext:value-type="float">
            <text:p>10</text:p>
          </table:table-cell>
          <table:table-cell table:style-name="ce86" office:value-type="string" calcext:value-type="string">
            <text:p>DC_POS_ADC</text:p>
          </table:table-cell>
          <table:table-cell table:style-name="ce86" office:value-type="string" calcext:value-type="string">
            <text:p>in</text:p>
          </table:table-cell>
          <table:table-cell table:style-name="ce86" office:value-type="string" calcext:value-type="string">
            <text:p>DC_POS_ADC</text:p>
          </table:table-cell>
          <table:table-cell table:style-name="ce86" office:value-type="string" calcext:value-type="string">
            <text:p>PA0</text:p>
          </table:table-cell>
          <table:table-cell table:style-name="ce86"/>
          <table:table-cell table:style-name="ce86" office:value-type="string" calcext:value-type="string">
            <text:p>TIM2_CH1_ETR</text:p>
          </table:table-cell>
          <table:table-cell table:style-name="Default"/>
          <table:table-cell table:style-name="ce86" office:value-type="string" calcext:value-type="string">
            <text:p>TSC1_IO1</text:p>
          </table:table-cell>
          <table:table-cell table:style-name="ce86" table:number-columns-repeated="3"/>
          <table:table-cell table:style-name="ce86" office:value-type="string" calcext:value-type="string">
            <text:p>USART2_CTS</text:p>
          </table:table-cell>
          <table:table-cell table:style-name="ce86" table:number-columns-repeated="6"/>
          <table:table-cell/>
          <table:table-cell office:value-type="string" calcext:value-type="string">
            <text:p>EVENTOUT</text:p>
          </table:table-cell>
          <table:table-cell table:style-name="ce83" office:value-type="string" calcext:value-type="string">
            <text:p>ADC_IN1</text:p>
          </table:table-cell>
          <table:table-cell/>
          <table:table-cell office:value-type="string" calcext:value-type="string">
            <text:p>WKUP, RTC</text:p>
          </table:table-cell>
          <table:table-cell table:style-name="ce44" table:formula="of:=[.E3]" office:value-type="string" office:string-value="DC_POS_ADC" calcext:value-type="string">
            <text:p>DC_POS_AD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table:formula="of:=IF([.$AA3]=&quot;&quot;;IF([.$D3]=&quot;out&quot;;1;0);IF([.$AA3]=&quot;A&quot;;3;2))" office:value-type="float" office:value="3" calcext:value-type="float">
            <text:p>3</text:p>
          </table:table-cell>
          <table:table-cell table:formula="of:=IF([.$AC3]=&quot;&quot;;0;[.$AC3])" office:value-type="float" office:value="0" calcext:value-type="float">
            <text:p>0</text:p>
          </table:table-cell>
          <table:table-cell table:formula="of:=IF([.$AB3]=&quot;H&quot;;1;IF([.$AB3]=&quot;L&quot;;2;0))" office:value-type="float" office:value="0" calcext:value-type="float">
            <text:p>0</text:p>
          </table:table-cell>
          <table:table-cell table:formula="of:=IF([.$AB3]=1;1;0)" office:value-type="float" office:value="0" calcext:value-type="float">
            <text:p>0</text:p>
          </table:table-cell>
          <table:table-cell table:formula="of:=IF(OR([.$AA3]=&quot;&quot;;[.$AA3]=&quot;A&quot;);0;[.$AA3])" office:value-type="float" office:value="0" calcext:value-type="float">
            <text:p>0</text:p>
          </table:table-cell>
          <table:table-cell table:formula="of:=VALUE(MID([.$F3];3;2))" office:value-type="float" office:value="0" calcext:value-type="float">
            <text:p>0</text:p>
          </table:table-cell>
          <table:table-cell table:formula="of:=2^[.AJ3]" office:value-type="float" office:value="1" calcext:value-type="float">
            <text:p>1</text:p>
          </table:table-cell>
          <table:table-cell table:formula="of:=2^(2*[.AJ3])" office:value-type="float" office:value="1" calcext:value-type="float">
            <text:p>1</text:p>
          </table:table-cell>
          <table:table-cell table:formula="of:=2^(4*IF([.AJ3]&lt;8;[.AJ3];[.AJ3]-8))" office:value-type="float" office:value="1" calcext:value-type="float">
            <text:p>1</text:p>
          </table:table-cell>
          <table:table-cell table:formula="of:=BASE(SUMPRODUCT([.AE3:.AE18];[.$AL3:.$AL18]);16;8)" office:value-type="string" office:string-value="68A9FFFF" calcext:value-type="string">
            <text:p>68A9FFFF</text:p>
          </table:table-cell>
          <table:table-cell table:formula="of:=BASE(SUMPRODUCT([.AD3:.AD18];[.$AK3:.$AK18]);16;8)" office:value-type="string" office:string-value="00000000" calcext:value-type="string">
            <text:p>00000000</text:p>
          </table:table-cell>
          <table:table-cell table:formula="of:=BASE(SUMPRODUCT([.AF3:.AF18];[.$AL3:.$AL18]);16;8)" office:value-type="string" office:string-value="3C000000" calcext:value-type="string">
            <text:p>3C000000</text:p>
          </table:table-cell>
          <table:table-cell table:formula="of:=BASE(SUMPRODUCT([.AG3:.AG18];[.$AL3:.$AL18]);16;8)" office:value-type="string" office:string-value="26040000" calcext:value-type="string">
            <text:p>26040000</text:p>
          </table:table-cell>
          <table:table-cell table:formula="of:=BASE(SUMPRODUCT([.AH3:.AH18];[.$AK3:.$AK18]);16;8)" office:value-type="string" office:string-value="00000000" calcext:value-type="string">
            <text:p>00000000</text:p>
          </table:table-cell>
          <table:table-cell table:formula="of:=BASE(SUMPRODUCT([.AI3:.AI10];[.$AM3:.$AM10]);16;8)" office:value-type="string" office:string-value="00000000" calcext:value-type="string">
            <text:p>00000000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86" office:value-type="float" office:value="11" calcext:value-type="float">
            <text:p>11</text:p>
          </table:table-cell>
          <table:table-cell table:style-name="ce86" office:value-type="string" calcext:value-type="string">
            <text:p>DC_NEG_ADC</text:p>
          </table:table-cell>
          <table:table-cell table:style-name="ce86" office:value-type="string" calcext:value-type="string">
            <text:p>in</text:p>
          </table:table-cell>
          <table:table-cell table:style-name="ce86" office:value-type="string" calcext:value-type="string">
            <text:p>DC_NEG_ADC</text:p>
          </table:table-cell>
          <table:table-cell table:style-name="ce86" office:value-type="string" calcext:value-type="string">
            <text:p>PA1</text:p>
          </table:table-cell>
          <table:table-cell table:style-name="ce86" office:value-type="string" calcext:value-type="string">
            <text:p>RTC_REFIN</text:p>
          </table:table-cell>
          <table:table-cell table:style-name="ce86" office:value-type="string" calcext:value-type="string">
            <text:p>TIM2_CH2</text:p>
          </table:table-cell>
          <table:table-cell table:style-name="Default"/>
          <table:table-cell table:style-name="ce86" office:value-type="string" calcext:value-type="string">
            <text:p>TSC1_IO2</text:p>
          </table:table-cell>
          <table:table-cell table:style-name="ce86" table:number-columns-repeated="3"/>
          <table:table-cell table:style-name="ce86" office:value-type="string" calcext:value-type="string">
            <text:p>USART2_RTS</text:p>
          </table:table-cell>
          <table:table-cell table:style-name="ce86"/>
          <table:table-cell table:style-name="ce86" office:value-type="string" calcext:value-type="string">
            <text:p>TIM15_CH1N</text:p>
          </table:table-cell>
          <table:table-cell table:style-name="ce86" table:number-columns-repeated="4"/>
          <table:table-cell/>
          <table:table-cell office:value-type="string" calcext:value-type="string">
            <text:p>EVENTOUT</text:p>
          </table:table-cell>
          <table:table-cell table:style-name="ce83" office:value-type="string" calcext:value-type="string">
            <text:p>ADC_IN2</text:p>
          </table:table-cell>
          <table:table-cell/>
          <table:table-cell table:style-name="ce86"/>
          <table:table-cell table:style-name="ce44" table:formula="of:=[.E4]" office:value-type="string" office:string-value="DC_NEG_ADC" calcext:value-type="string">
            <text:p>DC_NEG_AD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table:formula="of:=IF([.$AA4]=&quot;&quot;;IF([.$D4]=&quot;out&quot;;1;0);IF([.$AA4]=&quot;A&quot;;3;2))" office:value-type="float" office:value="3" calcext:value-type="float">
            <text:p>3</text:p>
          </table:table-cell>
          <table:table-cell table:formula="of:=IF([.$AC4]=&quot;&quot;;0;[.$AC4])" office:value-type="float" office:value="0" calcext:value-type="float">
            <text:p>0</text:p>
          </table:table-cell>
          <table:table-cell table:formula="of:=IF([.$AB4]=&quot;H&quot;;1;IF([.$AB4]=&quot;L&quot;;2;0))" office:value-type="float" office:value="0" calcext:value-type="float">
            <text:p>0</text:p>
          </table:table-cell>
          <table:table-cell table:formula="of:=IF([.$AB4]=1;1;0)" office:value-type="float" office:value="0" calcext:value-type="float">
            <text:p>0</text:p>
          </table:table-cell>
          <table:table-cell table:formula="of:=IF(OR([.$AA4]=&quot;&quot;;[.$AA4]=&quot;A&quot;);0;[.$AA4])" office:value-type="float" office:value="0" calcext:value-type="float">
            <text:p>0</text:p>
          </table:table-cell>
          <table:table-cell table:formula="of:=VALUE(MID([.$F4];3;2))" office:value-type="float" office:value="1" calcext:value-type="float">
            <text:p>1</text:p>
          </table:table-cell>
          <table:table-cell table:formula="of:=2^[.AJ4]" office:value-type="float" office:value="2" calcext:value-type="float">
            <text:p>2</text:p>
          </table:table-cell>
          <table:table-cell table:formula="of:=2^(2*[.AJ4])" office:value-type="float" office:value="4" calcext:value-type="float">
            <text:p>4</text:p>
          </table:table-cell>
          <table:table-cell table:formula="of:=2^(4*IF([.AJ4]&lt;8;[.AJ4];[.AJ4]-8))"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12" calcext:value-type="float">
            <text:p>12</text:p>
          </table:table-cell>
          <table:table-cell table:style-name="ce86" office:value-type="string" calcext:value-type="string">
            <text:p>VIN_POS_ADC</text:p>
          </table:table-cell>
          <table:table-cell table:style-name="ce86" office:value-type="string" calcext:value-type="string">
            <text:p>in</text:p>
          </table:table-cell>
          <table:table-cell table:style-name="ce86" office:value-type="string" calcext:value-type="string">
            <text:p>VIN_POS_ADC</text:p>
          </table:table-cell>
          <table:table-cell table:style-name="ce86" office:value-type="string" calcext:value-type="string">
            <text:p>PA2</text:p>
          </table:table-cell>
          <table:table-cell table:style-name="Default"/>
          <table:table-cell table:style-name="ce86" office:value-type="string" calcext:value-type="string">
            <text:p>TIM2_CH3</text:p>
          </table:table-cell>
          <table:table-cell table:style-name="Default"/>
          <table:table-cell table:style-name="ce86" office:value-type="string" calcext:value-type="string">
            <text:p>TSC1_IO3</text:p>
          </table:table-cell>
          <table:table-cell table:style-name="ce86" table:number-columns-repeated="3"/>
          <table:table-cell table:style-name="ce86" office:value-type="string" calcext:value-type="string">
            <text:p>USART2_TX</text:p>
          </table:table-cell>
          <table:table-cell table:style-name="ce86" office:value-type="string" calcext:value-type="string">
            <text:p>COMP2_OUT</text:p>
          </table:table-cell>
          <table:table-cell table:style-name="ce86" office:value-type="string" calcext:value-type="string">
            <text:p>TIM15_CH1</text:p>
          </table:table-cell>
          <table:table-cell table:style-name="ce86" table:number-columns-repeated="4"/>
          <table:table-cell/>
          <table:table-cell office:value-type="string" calcext:value-type="string">
            <text:p>EVENTOUT</text:p>
          </table:table-cell>
          <table:table-cell table:style-name="ce83" office:value-type="string" calcext:value-type="string">
            <text:p>ADC_IN3</text:p>
          </table:table-cell>
          <table:table-cell office:value-type="string" calcext:value-type="string">
            <text:p>COMP2_INM</text:p>
          </table:table-cell>
          <table:table-cell table:style-name="ce86"/>
          <table:table-cell table:style-name="ce44" table:formula="of:=[.E5]" office:value-type="string" office:string-value="VIN_POS_ADC" calcext:value-type="string">
            <text:p>VIN_POS_AD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table:formula="of:=IF([.$AA5]=&quot;&quot;;IF([.$D5]=&quot;out&quot;;1;0);IF([.$AA5]=&quot;A&quot;;3;2))" office:value-type="float" office:value="3" calcext:value-type="float">
            <text:p>3</text:p>
          </table:table-cell>
          <table:table-cell table:formula="of:=IF([.$AC5]=&quot;&quot;;0;[.$AC5])" office:value-type="float" office:value="0" calcext:value-type="float">
            <text:p>0</text:p>
          </table:table-cell>
          <table:table-cell table:formula="of:=IF([.$AB5]=&quot;H&quot;;1;IF([.$AB5]=&quot;L&quot;;2;0))" office:value-type="float" office:value="0" calcext:value-type="float">
            <text:p>0</text:p>
          </table:table-cell>
          <table:table-cell table:formula="of:=IF([.$AB5]=1;1;0)" office:value-type="float" office:value="0" calcext:value-type="float">
            <text:p>0</text:p>
          </table:table-cell>
          <table:table-cell table:formula="of:=IF(OR([.$AA5]=&quot;&quot;;[.$AA5]=&quot;A&quot;);0;[.$AA5])" office:value-type="float" office:value="0" calcext:value-type="float">
            <text:p>0</text:p>
          </table:table-cell>
          <table:table-cell table:formula="of:=VALUE(MID([.$F5];3;2))" office:value-type="float" office:value="2" calcext:value-type="float">
            <text:p>2</text:p>
          </table:table-cell>
          <table:table-cell table:formula="of:=2^[.AJ5]" office:value-type="float" office:value="4" calcext:value-type="float">
            <text:p>4</text:p>
          </table:table-cell>
          <table:table-cell table:formula="of:=2^(2*[.AJ5])" office:value-type="float" office:value="16" calcext:value-type="float">
            <text:p>16</text:p>
          </table:table-cell>
          <table:table-cell table:formula="of:=2^(4*IF([.AJ5]&lt;8;[.AJ5];[.AJ5]-8))" office:value-type="float" office:value="256" calcext:value-type="float">
            <text:p>25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13" calcext:value-type="float">
            <text:p>13</text:p>
          </table:table-cell>
          <table:table-cell table:style-name="ce86" office:value-type="string" calcext:value-type="string">
            <text:p>VIN_NEG_ADC</text:p>
          </table:table-cell>
          <table:table-cell table:style-name="ce86" office:value-type="string" calcext:value-type="string">
            <text:p>in</text:p>
          </table:table-cell>
          <table:table-cell table:style-name="ce86" office:value-type="string" calcext:value-type="string">
            <text:p>VIN_NEG_ADC</text:p>
          </table:table-cell>
          <table:table-cell table:style-name="ce86" office:value-type="string" calcext:value-type="string">
            <text:p>PA3</text:p>
          </table:table-cell>
          <table:table-cell table:style-name="Default"/>
          <table:table-cell table:style-name="ce86" office:value-type="string" calcext:value-type="string">
            <text:p>TIM2_CH4</text:p>
          </table:table-cell>
          <table:table-cell table:style-name="Default"/>
          <table:table-cell table:style-name="ce86" office:value-type="string" calcext:value-type="string">
            <text:p>TSC1_IO4</text:p>
          </table:table-cell>
          <table:table-cell table:style-name="ce86" table:number-columns-repeated="3"/>
          <table:table-cell table:style-name="ce86" office:value-type="string" calcext:value-type="string">
            <text:p>USART2_RX</text:p>
          </table:table-cell>
          <table:table-cell table:style-name="ce86"/>
          <table:table-cell table:style-name="ce86" office:value-type="string" calcext:value-type="string">
            <text:p>TIM15_CH2</text:p>
          </table:table-cell>
          <table:table-cell table:style-name="ce86" table:number-columns-repeated="4"/>
          <table:table-cell/>
          <table:table-cell office:value-type="string" calcext:value-type="string">
            <text:p>EVENTOUT</text:p>
          </table:table-cell>
          <table:table-cell table:style-name="ce83" office:value-type="string" calcext:value-type="string">
            <text:p>ADC_IN4</text:p>
          </table:table-cell>
          <table:table-cell table:style-name="Default"/>
          <table:table-cell table:style-name="ce86"/>
          <table:table-cell table:style-name="ce44" table:formula="of:=[.E6]" office:value-type="string" office:string-value="VIN_NEG_ADC" calcext:value-type="string">
            <text:p>VIN_NEG_AD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table:formula="of:=IF([.$AA6]=&quot;&quot;;IF([.$D6]=&quot;out&quot;;1;0);IF([.$AA6]=&quot;A&quot;;3;2))" office:value-type="float" office:value="3" calcext:value-type="float">
            <text:p>3</text:p>
          </table:table-cell>
          <table:table-cell table:formula="of:=IF([.$AC6]=&quot;&quot;;0;[.$AC6])" office:value-type="float" office:value="0" calcext:value-type="float">
            <text:p>0</text:p>
          </table:table-cell>
          <table:table-cell table:formula="of:=IF([.$AB6]=&quot;H&quot;;1;IF([.$AB6]=&quot;L&quot;;2;0))" office:value-type="float" office:value="0" calcext:value-type="float">
            <text:p>0</text:p>
          </table:table-cell>
          <table:table-cell table:formula="of:=IF([.$AB6]=1;1;0)" office:value-type="float" office:value="0" calcext:value-type="float">
            <text:p>0</text:p>
          </table:table-cell>
          <table:table-cell table:formula="of:=IF(OR([.$AA6]=&quot;&quot;;[.$AA6]=&quot;A&quot;);0;[.$AA6])" office:value-type="float" office:value="0" calcext:value-type="float">
            <text:p>0</text:p>
          </table:table-cell>
          <table:table-cell table:formula="of:=VALUE(MID([.$F6];3;2))" office:value-type="float" office:value="3" calcext:value-type="float">
            <text:p>3</text:p>
          </table:table-cell>
          <table:table-cell table:formula="of:=2^[.AJ6]" office:value-type="float" office:value="8" calcext:value-type="float">
            <text:p>8</text:p>
          </table:table-cell>
          <table:table-cell table:formula="of:=2^(2*[.AJ6])" office:value-type="float" office:value="64" calcext:value-type="float">
            <text:p>64</text:p>
          </table:table-cell>
          <table:table-cell table:formula="of:=2^(4*IF([.AJ6]&lt;8;[.AJ6];[.AJ6]-8))" office:value-type="float" office:value="4096" calcext:value-type="float">
            <text:p>409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14" calcext:value-type="float">
            <text:p>14</text:p>
          </table:table-cell>
          <table:table-cell table:style-name="ce86" office:value-type="string" calcext:value-type="string">
            <text:p>ACTL_ADC</text:p>
          </table:table-cell>
          <table:table-cell table:style-name="ce86" office:value-type="string" calcext:value-type="string">
            <text:p>in</text:p>
          </table:table-cell>
          <table:table-cell table:style-name="ce86" office:value-type="string" calcext:value-type="string">
            <text:p>ACTL_ADC</text:p>
          </table:table-cell>
          <table:table-cell table:style-name="ce86" office:value-type="string" calcext:value-type="string">
            <text:p>PA4</text:p>
          </table:table-cell>
          <table:table-cell table:style-name="Default" table:number-columns-repeated="2"/>
          <table:table-cell table:style-name="ce86"/>
          <table:table-cell table:style-name="ce86" office:value-type="string" calcext:value-type="string">
            <text:p>TSC2_IO1</text:p>
          </table:table-cell>
          <table:table-cell table:style-name="ce86" table:number-columns-repeated="2"/>
          <table:table-cell table:style-name="ce86" office:value-type="string" calcext:value-type="string">
            <text:p>SPI1_NSS</text:p>
          </table:table-cell>
          <table:table-cell table:style-name="ce86" office:value-type="string" calcext:value-type="string">
            <text:p>USART2_CK</text:p>
          </table:table-cell>
          <table:table-cell table:style-name="ce86" table:number-columns-repeated="6"/>
          <table:table-cell/>
          <table:table-cell office:value-type="string" calcext:value-type="string">
            <text:p>EVENTOUT</text:p>
          </table:table-cell>
          <table:table-cell table:style-name="ce83" office:value-type="string" calcext:value-type="string">
            <text:p>ADC_IN5</text:p>
          </table:table-cell>
          <table:table-cell office:value-type="string" calcext:value-type="string">
            <text:p>COMP246_INM</text:p>
          </table:table-cell>
          <table:table-cell table:style-name="ce84" office:value-type="string" calcext:value-type="string">
            <text:p>DAC_OUT</text:p>
          </table:table-cell>
          <table:table-cell table:style-name="ce44" table:formula="of:=[.E7]" office:value-type="string" office:string-value="ACTL_ADC" calcext:value-type="string">
            <text:p>ACTL_AD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table:formula="of:=IF([.$AA7]=&quot;&quot;;IF([.$D7]=&quot;out&quot;;1;0);IF([.$AA7]=&quot;A&quot;;3;2))" office:value-type="float" office:value="3" calcext:value-type="float">
            <text:p>3</text:p>
          </table:table-cell>
          <table:table-cell table:formula="of:=IF([.$AC7]=&quot;&quot;;0;[.$AC7])" office:value-type="float" office:value="0" calcext:value-type="float">
            <text:p>0</text:p>
          </table:table-cell>
          <table:table-cell table:formula="of:=IF([.$AB7]=&quot;H&quot;;1;IF([.$AB7]=&quot;L&quot;;2;0))" office:value-type="float" office:value="0" calcext:value-type="float">
            <text:p>0</text:p>
          </table:table-cell>
          <table:table-cell table:formula="of:=IF([.$AB7]=1;1;0)" office:value-type="float" office:value="0" calcext:value-type="float">
            <text:p>0</text:p>
          </table:table-cell>
          <table:table-cell table:formula="of:=IF(OR([.$AA7]=&quot;&quot;;[.$AA7]=&quot;A&quot;);0;[.$AA7])" office:value-type="float" office:value="0" calcext:value-type="float">
            <text:p>0</text:p>
          </table:table-cell>
          <table:table-cell table:formula="of:=VALUE(MID([.$F7];3;2))" office:value-type="float" office:value="4" calcext:value-type="float">
            <text:p>4</text:p>
          </table:table-cell>
          <table:table-cell table:formula="of:=2^[.AJ7]" office:value-type="float" office:value="16" calcext:value-type="float">
            <text:p>16</text:p>
          </table:table-cell>
          <table:table-cell table:formula="of:=2^(2*[.AJ7])" office:value-type="float" office:value="256" calcext:value-type="float">
            <text:p>256</text:p>
          </table:table-cell>
          <table:table-cell table:formula="of:=2^(4*IF([.AJ7]&lt;8;[.AJ7];[.AJ7]-8))" office:value-type="float" office:value="65536" calcext:value-type="float">
            <text:p>6553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15" calcext:value-type="float">
            <text:p>15</text:p>
          </table:table-cell>
          <table:table-cell table:style-name="ce86" office:value-type="string" calcext:value-type="string">
            <text:p>T_LOCAL_ADC</text:p>
          </table:table-cell>
          <table:table-cell table:style-name="ce86" office:value-type="string" calcext:value-type="string">
            <text:p>in</text:p>
          </table:table-cell>
          <table:table-cell table:style-name="ce86" office:value-type="string" calcext:value-type="string">
            <text:p>T_LOCAL_ADC</text:p>
          </table:table-cell>
          <table:table-cell table:style-name="ce86" office:value-type="string" calcext:value-type="string">
            <text:p>PA5</text:p>
          </table:table-cell>
          <table:table-cell table:style-name="ce86"/>
          <table:table-cell table:style-name="ce86" office:value-type="string" calcext:value-type="string">
            <text:p>TIM2_CH1_ETR</text:p>
          </table:table-cell>
          <table:table-cell table:style-name="Default"/>
          <table:table-cell table:style-name="ce86" office:value-type="string" calcext:value-type="string">
            <text:p>TSC2_IO2</text:p>
          </table:table-cell>
          <table:table-cell table:style-name="ce86" table:number-columns-repeated="10"/>
          <table:table-cell/>
          <table:table-cell office:value-type="string" calcext:value-type="string">
            <text:p>EVENTOUT</text:p>
          </table:table-cell>
          <table:table-cell table:style-name="ce43" office:value-type="string" calcext:value-type="string">
            <text:p>XXX!</text:p>
          </table:table-cell>
          <table:table-cell table:style-name="Default"/>
          <table:table-cell table:style-name="ce86" office:value-type="string" calcext:value-type="string">
            <text:p>OPAMP2_INM</text:p>
          </table:table-cell>
          <table:table-cell table:style-name="ce44" table:formula="of:=[.E8]" office:value-type="string" office:string-value="T_LOCAL_ADC" calcext:value-type="string">
            <text:p>T_LOCAL_AD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table:formula="of:=IF([.$AA8]=&quot;&quot;;IF([.$D8]=&quot;out&quot;;1;0);IF([.$AA8]=&quot;A&quot;;3;2))" office:value-type="float" office:value="3" calcext:value-type="float">
            <text:p>3</text:p>
          </table:table-cell>
          <table:table-cell table:formula="of:=IF([.$AC8]=&quot;&quot;;0;[.$AC8])" office:value-type="float" office:value="0" calcext:value-type="float">
            <text:p>0</text:p>
          </table:table-cell>
          <table:table-cell table:formula="of:=IF([.$AB8]=&quot;H&quot;;1;IF([.$AB8]=&quot;L&quot;;2;0))" office:value-type="float" office:value="0" calcext:value-type="float">
            <text:p>0</text:p>
          </table:table-cell>
          <table:table-cell table:formula="of:=IF([.$AB8]=1;1;0)" office:value-type="float" office:value="0" calcext:value-type="float">
            <text:p>0</text:p>
          </table:table-cell>
          <table:table-cell table:formula="of:=IF(OR([.$AA8]=&quot;&quot;;[.$AA8]=&quot;A&quot;);0;[.$AA8])" office:value-type="float" office:value="0" calcext:value-type="float">
            <text:p>0</text:p>
          </table:table-cell>
          <table:table-cell table:formula="of:=VALUE(MID([.$F8];3;2))" office:value-type="float" office:value="5" calcext:value-type="float">
            <text:p>5</text:p>
          </table:table-cell>
          <table:table-cell table:formula="of:=2^[.AJ8]" office:value-type="float" office:value="32" calcext:value-type="float">
            <text:p>32</text:p>
          </table:table-cell>
          <table:table-cell table:formula="of:=2^(2*[.AJ8])" office:value-type="float" office:value="1024" calcext:value-type="float">
            <text:p>1024</text:p>
          </table:table-cell>
          <table:table-cell table:formula="of:=2^(4*IF([.AJ8]&lt;8;[.AJ8];[.AJ8]-8))" office:value-type="float" office:value="1048576" calcext:value-type="float">
            <text:p>104857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16" calcext:value-type="float">
            <text:p>16</text:p>
          </table:table-cell>
          <table:table-cell table:style-name="ce86" office:value-type="string" calcext:value-type="string">
            <text:p>PEAK_ADC</text:p>
          </table:table-cell>
          <table:table-cell table:style-name="ce86" office:value-type="string" calcext:value-type="string">
            <text:p>in</text:p>
          </table:table-cell>
          <table:table-cell table:style-name="ce86" office:value-type="string" calcext:value-type="string">
            <text:p>PEAK_ADC</text:p>
          </table:table-cell>
          <table:table-cell table:style-name="ce86" office:value-type="string" calcext:value-type="string">
            <text:p>PA6</text:p>
          </table:table-cell>
          <table:table-cell table:style-name="ce86"/>
          <table:table-cell table:style-name="ce86" office:value-type="string" calcext:value-type="string">
            <text:p>TIM16_CH1</text:p>
          </table:table-cell>
          <table:table-cell table:style-name="Default"/>
          <table:table-cell table:style-name="ce86" office:value-type="string" calcext:value-type="string">
            <text:p>TSC2_IO3</text:p>
          </table:table-cell>
          <table:table-cell table:style-name="ce86"/>
          <table:table-cell table:style-name="Default"/>
          <table:table-cell table:style-name="ce86" office:value-type="string" calcext:value-type="string">
            <text:p>TIM1_BKIN</text:p>
          </table:table-cell>
          <table:table-cell table:style-name="ce86" table:number-columns-repeated="7"/>
          <table:table-cell/>
          <table:table-cell office:value-type="string" calcext:value-type="string">
            <text:p>EVENTOUT</text:p>
          </table:table-cell>
          <table:table-cell table:style-name="ce83" office:value-type="string" calcext:value-type="string">
            <text:p>ADC_IN10</text:p>
          </table:table-cell>
          <table:table-cell table:style-name="Default"/>
          <table:table-cell table:style-name="ce86" office:value-type="string" calcext:value-type="string">
            <text:p>OPAMP2_OUT</text:p>
          </table:table-cell>
          <table:table-cell table:style-name="ce44" table:formula="of:=[.E9]" office:value-type="string" office:string-value="PEAK_ADC" calcext:value-type="string">
            <text:p>PEAK_AD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table:formula="of:=IF([.$AA9]=&quot;&quot;;IF([.$D9]=&quot;out&quot;;1;0);IF([.$AA9]=&quot;A&quot;;3;2))" office:value-type="float" office:value="3" calcext:value-type="float">
            <text:p>3</text:p>
          </table:table-cell>
          <table:table-cell table:formula="of:=IF([.$AC9]=&quot;&quot;;0;[.$AC9])" office:value-type="float" office:value="0" calcext:value-type="float">
            <text:p>0</text:p>
          </table:table-cell>
          <table:table-cell table:formula="of:=IF([.$AB9]=&quot;H&quot;;1;IF([.$AB9]=&quot;L&quot;;2;0))" office:value-type="float" office:value="0" calcext:value-type="float">
            <text:p>0</text:p>
          </table:table-cell>
          <table:table-cell table:formula="of:=IF([.$AB9]=1;1;0)" office:value-type="float" office:value="0" calcext:value-type="float">
            <text:p>0</text:p>
          </table:table-cell>
          <table:table-cell table:formula="of:=IF(OR([.$AA9]=&quot;&quot;;[.$AA9]=&quot;A&quot;);0;[.$AA9])" office:value-type="float" office:value="0" calcext:value-type="float">
            <text:p>0</text:p>
          </table:table-cell>
          <table:table-cell table:formula="of:=VALUE(MID([.$F9];3;2))" office:value-type="float" office:value="6" calcext:value-type="float">
            <text:p>6</text:p>
          </table:table-cell>
          <table:table-cell table:formula="of:=2^[.AJ9]" office:value-type="float" office:value="64" calcext:value-type="float">
            <text:p>64</text:p>
          </table:table-cell>
          <table:table-cell table:formula="of:=2^(2*[.AJ9])" office:value-type="float" office:value="4096" calcext:value-type="float">
            <text:p>4096</text:p>
          </table:table-cell>
          <table:table-cell table:formula="of:=2^(4*IF([.AJ9]&lt;8;[.AJ9];[.AJ9]-8))" office:value-type="float" office:value="16777216" calcext:value-type="float">
            <text:p>1677721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17" calcext:value-type="float">
            <text:p>17</text:p>
          </table:table-cell>
          <table:table-cell table:style-name="ce81" office:value-type="string" calcext:value-type="string">
            <text:p>ADC_12V</text:p>
          </table:table-cell>
          <table:table-cell table:style-name="ce86" office:value-type="string" calcext:value-type="string">
            <text:p>in</text:p>
          </table:table-cell>
          <table:table-cell table:style-name="ce81" office:value-type="string" calcext:value-type="string">
            <text:p>ADC_12V</text:p>
          </table:table-cell>
          <table:table-cell table:style-name="ce86" office:value-type="string" calcext:value-type="string">
            <text:p>PA7</text:p>
          </table:table-cell>
          <table:table-cell table:style-name="ce86"/>
          <table:table-cell table:style-name="ce86" office:value-type="string" calcext:value-type="string">
            <text:p>TIM17_CH1</text:p>
          </table:table-cell>
          <table:table-cell table:style-name="Default"/>
          <table:table-cell table:style-name="ce86" office:value-type="string" calcext:value-type="string">
            <text:p>TSC2_IO4</text:p>
          </table:table-cell>
          <table:table-cell table:style-name="ce86"/>
          <table:table-cell table:style-name="Default"/>
          <table:table-cell table:style-name="ce86" office:value-type="string" calcext:value-type="string">
            <text:p>TIM1_CH1N</text:p>
          </table:table-cell>
          <table:table-cell table:style-name="ce86" table:number-columns-repeated="7"/>
          <table:table-cell/>
          <table:table-cell office:value-type="string" calcext:value-type="string">
            <text:p>EVENTOUT</text:p>
          </table:table-cell>
          <table:table-cell table:style-name="ce85" office:value-type="string" calcext:value-type="string">
            <text:p>ADC_IN15</text:p>
          </table:table-cell>
          <table:table-cell office:value-type="string" calcext:value-type="string">
            <text:p>COMP2_INP</text:p>
          </table:table-cell>
          <table:table-cell table:style-name="ce86" office:value-type="string" calcext:value-type="string">
            <text:p>OPAMP2_INP</text:p>
          </table:table-cell>
          <table:table-cell table:style-name="ce44" table:formula="of:=[.E10]" office:value-type="string" office:string-value="ADC_12V" calcext:value-type="string">
            <text:p>ADC_12V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table:formula="of:=IF([.$AA10]=&quot;&quot;;IF([.$D10]=&quot;out&quot;;1;0);IF([.$AA10]=&quot;A&quot;;3;2))" office:value-type="float" office:value="3" calcext:value-type="float">
            <text:p>3</text:p>
          </table:table-cell>
          <table:table-cell table:formula="of:=IF([.$AC10]=&quot;&quot;;0;[.$AC10])" office:value-type="float" office:value="0" calcext:value-type="float">
            <text:p>0</text:p>
          </table:table-cell>
          <table:table-cell table:formula="of:=IF([.$AB10]=&quot;H&quot;;1;IF([.$AB10]=&quot;L&quot;;2;0))" office:value-type="float" office:value="0" calcext:value-type="float">
            <text:p>0</text:p>
          </table:table-cell>
          <table:table-cell table:formula="of:=IF([.$AB10]=1;1;0)" office:value-type="float" office:value="0" calcext:value-type="float">
            <text:p>0</text:p>
          </table:table-cell>
          <table:table-cell table:formula="of:=IF(OR([.$AA10]=&quot;&quot;;[.$AA10]=&quot;A&quot;);0;[.$AA10])" office:value-type="float" office:value="0" calcext:value-type="float">
            <text:p>0</text:p>
          </table:table-cell>
          <table:table-cell table:formula="of:=VALUE(MID([.$F10];3;2))" office:value-type="float" office:value="7" calcext:value-type="float">
            <text:p>7</text:p>
          </table:table-cell>
          <table:table-cell table:formula="of:=2^[.AJ10]" office:value-type="float" office:value="128" calcext:value-type="float">
            <text:p>128</text:p>
          </table:table-cell>
          <table:table-cell table:formula="of:=2^(2*[.AJ10])" office:value-type="float" office:value="16384" calcext:value-type="float">
            <text:p>16384</text:p>
          </table:table-cell>
          <table:table-cell table:formula="of:=2^(4*IF([.AJ10]&lt;8;[.AJ10];[.AJ10]-8))" office:value-type="float" office:value="268435456" calcext:value-type="float">
            <text:p>26843545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29" calcext:value-type="float">
            <text:p>29</text:p>
          </table:table-cell>
          <table:table-cell table:style-name="ce81" office:value-type="string" calcext:value-type="string">
            <text:p>TP1</text:p>
          </table:table-cell>
          <table:table-cell table:style-name="ce86" office:value-type="string" calcext:value-type="string">
            <text:p>out</text:p>
          </table:table-cell>
          <table:table-cell table:style-name="ce81" office:value-type="string" calcext:value-type="string">
            <text:p>TP1</text:p>
          </table:table-cell>
          <table:table-cell table:style-name="ce83" office:value-type="string" calcext:value-type="string">
            <text:p>PA8</text:p>
          </table:table-cell>
          <table:table-cell table:style-name="ce86" office:value-type="string" calcext:value-type="string">
            <text:p>MCO</text:p>
          </table:table-cell>
          <table:table-cell table:style-name="Default" table:number-columns-repeated="2"/>
          <table:table-cell table:style-name="ce86" office:value-type="string" calcext:value-type="string">
            <text:p>I2C3_SCL</text:p>
          </table:table-cell>
          <table:table-cell table:style-name="ce86" office:value-type="string" calcext:value-type="string">
            <text:p>I2C2_SMB</text:p>
          </table:table-cell>
          <table:table-cell table:style-name="ce86" office:value-type="string" calcext:value-type="string">
            <text:p>I2S2_MCK</text:p>
          </table:table-cell>
          <table:table-cell table:style-name="ce84" office:value-type="string" calcext:value-type="string">
            <text:p>TIM1_CH1</text:p>
          </table:table-cell>
          <table:table-cell table:style-name="ce86" office:value-type="string" calcext:value-type="string">
            <text:p>USART1_CK</text:p>
          </table:table-cell>
          <table:table-cell table:style-name="ce86" table:number-columns-repeated="6"/>
          <table:table-cell/>
          <table:table-cell office:value-type="string" calcext:value-type="string">
            <text:p>EVENTOUT</text:p>
          </table:table-cell>
          <table:table-cell table:number-columns-repeated="2"/>
          <table:table-cell table:style-name="ce86"/>
          <table:table-cell table:style-name="ce44" table:formula="of:=[.E11]" office:value-type="string" office:string-value="TP1" calcext:value-type="string">
            <text:p>TP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4" office:value-type="float" office:value="0" calcext:value-type="float">
            <text:p>0</text:p>
          </table:table-cell>
          <table:table-cell table:formula="of:=IF([.$AA11]=&quot;&quot;;IF([.$D11]=&quot;out&quot;;1;0);IF([.$AA11]=&quot;A&quot;;3;2))" office:value-type="float" office:value="1" calcext:value-type="float">
            <text:p>1</text:p>
          </table:table-cell>
          <table:table-cell table:formula="of:=IF([.$AC11]=&quot;&quot;;0;[.$AC11])" office:value-type="float" office:value="0" calcext:value-type="float">
            <text:p>0</text:p>
          </table:table-cell>
          <table:table-cell table:formula="of:=IF([.$AB11]=&quot;H&quot;;1;IF([.$AB11]=&quot;L&quot;;2;0))" office:value-type="float" office:value="0" calcext:value-type="float">
            <text:p>0</text:p>
          </table:table-cell>
          <table:table-cell table:formula="of:=IF([.$AB11]=1;1;0)" office:value-type="float" office:value="0" calcext:value-type="float">
            <text:p>0</text:p>
          </table:table-cell>
          <table:table-cell table:formula="of:=IF(OR([.$AA11]=&quot;&quot;;[.$AA11]=&quot;A&quot;);0;[.$AA11])" office:value-type="float" office:value="0" calcext:value-type="float">
            <text:p>0</text:p>
          </table:table-cell>
          <table:table-cell table:formula="of:=VALUE(MID([.$F11];3;2))" office:value-type="float" office:value="8" calcext:value-type="float">
            <text:p>8</text:p>
          </table:table-cell>
          <table:table-cell table:formula="of:=2^[.AJ11]" office:value-type="float" office:value="256" calcext:value-type="float">
            <text:p>256</text:p>
          </table:table-cell>
          <table:table-cell table:formula="of:=2^(2*[.AJ11])" office:value-type="float" office:value="65536" calcext:value-type="float">
            <text:p>65536</text:p>
          </table:table-cell>
          <table:table-cell table:formula="of:=2^(4*IF([.AJ11]&lt;8;[.AJ11];[.AJ11]-8))" office:value-type="float" office:value="1" calcext:value-type="float">
            <text:p>1</text:p>
          </table:table-cell>
          <table:table-cell table:number-columns-repeated="5"/>
          <table:table-cell table:formula="of:=DEC2HEX(SUMPRODUCT([.AI11:.AI18];[.$AM11:.$AM18]);8)" office:value-type="string" office:string-value="0000B660" calcext:value-type="string">
            <text:p>0000B660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86" office:value-type="float" office:value="30" calcext:value-type="float">
            <text:p>30</text:p>
          </table:table-cell>
          <table:table-cell table:style-name="ce81" office:value-type="string" calcext:value-type="string">
            <text:p>SYNC_RXTX</text:p>
          </table:table-cell>
          <table:table-cell table:style-name="ce86" office:value-type="string" calcext:value-type="string">
            <text:p>in</text:p>
          </table:table-cell>
          <table:table-cell table:style-name="ce81" office:value-type="string" calcext:value-type="string">
            <text:p>SYNC_RXTX</text:p>
          </table:table-cell>
          <table:table-cell table:style-name="ce86" office:value-type="string" calcext:value-type="string">
            <text:p>PA9</text:p>
          </table:table-cell>
          <table:table-cell table:style-name="Default" table:number-columns-repeated="2"/>
          <table:table-cell table:style-name="Default" office:value-type="string" calcext:value-type="string">
            <text:p>I2C3_SMB</text:p>
          </table:table-cell>
          <table:table-cell table:style-name="ce86" office:value-type="string" calcext:value-type="string">
            <text:p>TSC4_IO1</text:p>
          </table:table-cell>
          <table:table-cell table:style-name="ce86" office:value-type="string" calcext:value-type="string">
            <text:p>I2C2_SCL</text:p>
          </table:table-cell>
          <table:table-cell table:style-name="ce86" office:value-type="string" calcext:value-type="string">
            <text:p>I2S3_MCK</text:p>
          </table:table-cell>
          <table:table-cell table:style-name="ce83" office:value-type="string" calcext:value-type="string">
            <text:p>TIM1_CH2</text:p>
          </table:table-cell>
          <table:table-cell table:style-name="ce86" office:value-type="string" calcext:value-type="string">
            <text:p>USART1_TX</text:p>
          </table:table-cell>
          <table:table-cell table:style-name="ce86"/>
          <table:table-cell table:style-name="ce86" office:value-type="string" calcext:value-type="string">
            <text:p>TIM15_BKIN</text:p>
          </table:table-cell>
          <table:table-cell table:style-name="ce86" office:value-type="string" calcext:value-type="string">
            <text:p>TIM2_CH3</text:p>
          </table:table-cell>
          <table:table-cell table:style-name="ce86" table:number-columns-repeated="3"/>
          <table:table-cell/>
          <table:table-cell office:value-type="string" calcext:value-type="string">
            <text:p>EVENTOUT</text:p>
          </table:table-cell>
          <table:table-cell table:number-columns-repeated="2"/>
          <table:table-cell table:style-name="ce86"/>
          <table:table-cell table:style-name="ce44" table:formula="of:=[.E12]" office:value-type="string" office:string-value="SYNC_RXTX" calcext:value-type="string">
            <text:p>SYNC_RXT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/>
          <table:table-cell table:style-name="ce84" office:value-type="float" office:value="0" calcext:value-type="float">
            <text:p>0</text:p>
          </table:table-cell>
          <table:table-cell table:formula="of:=IF([.$AA12]=&quot;&quot;;IF([.$D12]=&quot;out&quot;;1;0);IF([.$AA12]=&quot;A&quot;;3;2))" office:value-type="float" office:value="2" calcext:value-type="float">
            <text:p>2</text:p>
          </table:table-cell>
          <table:table-cell table:formula="of:=IF([.$AC12]=&quot;&quot;;0;[.$AC12])" office:value-type="float" office:value="0" calcext:value-type="float">
            <text:p>0</text:p>
          </table:table-cell>
          <table:table-cell table:formula="of:=IF([.$AB12]=&quot;H&quot;;1;IF([.$AB12]=&quot;L&quot;;2;0))" office:value-type="float" office:value="1" calcext:value-type="float">
            <text:p>1</text:p>
          </table:table-cell>
          <table:table-cell table:formula="of:=IF([.$AB12]=1;1;0)" office:value-type="float" office:value="0" calcext:value-type="float">
            <text:p>0</text:p>
          </table:table-cell>
          <table:table-cell table:formula="of:=IF(OR([.$AA12]=&quot;&quot;;[.$AA12]=&quot;A&quot;);0;[.$AA12])" office:value-type="float" office:value="6" calcext:value-type="float">
            <text:p>6</text:p>
          </table:table-cell>
          <table:table-cell table:formula="of:=VALUE(MID([.$F12];3;2))" office:value-type="float" office:value="9" calcext:value-type="float">
            <text:p>9</text:p>
          </table:table-cell>
          <table:table-cell table:formula="of:=2^[.AJ12]" office:value-type="float" office:value="512" calcext:value-type="float">
            <text:p>512</text:p>
          </table:table-cell>
          <table:table-cell table:formula="of:=2^(2*[.AJ12])" office:value-type="float" office:value="262144" calcext:value-type="float">
            <text:p>262144</text:p>
          </table:table-cell>
          <table:table-cell table:formula="of:=2^(4*IF([.AJ12]&lt;8;[.AJ12];[.AJ12]-8))"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31" calcext:value-type="float">
            <text:p>31</text:p>
          </table:table-cell>
          <table:table-cell table:style-name="ce81" office:value-type="string" calcext:value-type="string">
            <text:p>PULSE_H</text:p>
          </table:table-cell>
          <table:table-cell table:style-name="ce86" office:value-type="string" calcext:value-type="string">
            <text:p>out</text:p>
          </table:table-cell>
          <table:table-cell table:style-name="ce81" office:value-type="string" calcext:value-type="string">
            <text:p>PULSE_H</text:p>
          </table:table-cell>
          <table:table-cell table:style-name="ce86" office:value-type="string" calcext:value-type="string">
            <text:p>PA10</text:p>
          </table:table-cell>
          <table:table-cell table:style-name="Default"/>
          <table:table-cell table:style-name="ce86" office:value-type="string" calcext:value-type="string">
            <text:p>TIM17_BKIN</text:p>
          </table:table-cell>
          <table:table-cell table:style-name="Default"/>
          <table:table-cell table:style-name="ce86" office:value-type="string" calcext:value-type="string">
            <text:p>TSC4_IO2</text:p>
          </table:table-cell>
          <table:table-cell table:style-name="ce86" office:value-type="string" calcext:value-type="string">
            <text:p>I2C2_SDA</text:p>
          </table:table-cell>
          <table:table-cell table:style-name="ce86" office:value-type="string" calcext:value-type="string">
            <text:p>SPI2_MISO</text:p>
          </table:table-cell>
          <table:table-cell table:style-name="ce83" office:value-type="string" calcext:value-type="string">
            <text:p>TIM1_CH3</text:p>
          </table:table-cell>
          <table:table-cell table:style-name="ce86" office:value-type="string" calcext:value-type="string">
            <text:p>USART1_RX</text:p>
          </table:table-cell>
          <table:table-cell table:style-name="ce86" office:value-type="string" calcext:value-type="string">
            <text:p>COMP6_OUT</text:p>
          </table:table-cell>
          <table:table-cell table:style-name="ce86"/>
          <table:table-cell table:style-name="ce86" office:value-type="string" calcext:value-type="string">
            <text:p>TIM2_CH4</text:p>
          </table:table-cell>
          <table:table-cell table:style-name="ce86" table:number-columns-repeated="3"/>
          <table:table-cell/>
          <table:table-cell office:value-type="string" calcext:value-type="string">
            <text:p>EVENTOUT</text:p>
          </table:table-cell>
          <table:table-cell table:number-columns-repeated="2"/>
          <table:table-cell table:style-name="ce86"/>
          <table:table-cell table:style-name="ce44" table:formula="of:=[.E13]" office:value-type="string" office:string-value="PULSE_H" calcext:value-type="string">
            <text:p>PULSE_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formula="of:=IF([.$AA13]=&quot;&quot;;IF([.$D13]=&quot;out&quot;;1;0);IF([.$AA13]=&quot;A&quot;;3;2))" office:value-type="float" office:value="2" calcext:value-type="float">
            <text:p>2</text:p>
          </table:table-cell>
          <table:table-cell table:formula="of:=IF([.$AC13]=&quot;&quot;;0;[.$AC13])" office:value-type="float" office:value="0" calcext:value-type="float">
            <text:p>0</text:p>
          </table:table-cell>
          <table:table-cell table:formula="of:=IF([.$AB13]=&quot;H&quot;;1;IF([.$AB13]=&quot;L&quot;;2;0))" office:value-type="float" office:value="0" calcext:value-type="float">
            <text:p>0</text:p>
          </table:table-cell>
          <table:table-cell table:formula="of:=IF([.$AB13]=1;1;0)" office:value-type="float" office:value="0" calcext:value-type="float">
            <text:p>0</text:p>
          </table:table-cell>
          <table:table-cell table:formula="of:=IF(OR([.$AA13]=&quot;&quot;;[.$AA13]=&quot;A&quot;);0;[.$AA13])" office:value-type="float" office:value="6" calcext:value-type="float">
            <text:p>6</text:p>
          </table:table-cell>
          <table:table-cell table:formula="of:=VALUE(MID([.$F13];3;2))" office:value-type="float" office:value="10" calcext:value-type="float">
            <text:p>10</text:p>
          </table:table-cell>
          <table:table-cell table:formula="of:=2^[.AJ13]" office:value-type="float" office:value="1024" calcext:value-type="float">
            <text:p>1024</text:p>
          </table:table-cell>
          <table:table-cell table:formula="of:=2^(2*[.AJ13])" office:value-type="float" office:value="1048576" calcext:value-type="float">
            <text:p>1048576</text:p>
          </table:table-cell>
          <table:table-cell table:formula="of:=2^(4*IF([.AJ13]&lt;8;[.AJ13];[.AJ13]-8))" office:value-type="float" office:value="256" calcext:value-type="float">
            <text:p>25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32" calcext:value-type="float">
            <text:p>32</text:p>
          </table:table-cell>
          <table:table-cell table:style-name="ce81" office:value-type="string" calcext:value-type="string">
            <text:p>PULSE_L</text:p>
          </table:table-cell>
          <table:table-cell table:style-name="ce86" office:value-type="string" calcext:value-type="string">
            <text:p>out</text:p>
          </table:table-cell>
          <table:table-cell table:style-name="ce81" office:value-type="string" calcext:value-type="string">
            <text:p>PULSE_L</text:p>
          </table:table-cell>
          <table:table-cell table:style-name="ce86" office:value-type="string" calcext:value-type="string">
            <text:p>PA11</text:p>
          </table:table-cell>
          <table:table-cell table:style-name="ce86"/>
          <table:table-cell table:style-name="Default" table:number-columns-repeated="4"/>
          <table:table-cell table:style-name="ce86" office:value-type="string" calcext:value-type="string">
            <text:p>SPI2_MOSI</text:p>
          </table:table-cell>
          <table:table-cell table:style-name="ce86" office:value-type="string" calcext:value-type="string">
            <text:p>TIM1_CH1N</text:p>
          </table:table-cell>
          <table:table-cell table:style-name="ce86" office:value-type="string" calcext:value-type="string">
            <text:p>USART1_CTS</text:p>
          </table:table-cell>
          <table:table-cell table:style-name="ce86" table:number-columns-repeated="3"/>
          <table:table-cell table:style-name="ce83" office:value-type="string" calcext:value-type="string">
            <text:p>TIM1_CH4</text:p>
          </table:table-cell>
          <table:table-cell table:style-name="ce86" office:value-type="string" calcext:value-type="string">
            <text:p>TIM1_BKIN2</text:p>
          </table:table-cell>
          <table:table-cell table:style-name="ce86"/>
          <table:table-cell/>
          <table:table-cell office:value-type="string" calcext:value-type="string">
            <text:p>EVENTOUT</text:p>
          </table:table-cell>
          <table:table-cell table:number-columns-repeated="2"/>
          <table:table-cell table:style-name="ce86"/>
          <table:table-cell table:style-name="ce44" table:formula="of:=[.E14]" office:value-type="string" office:string-value="PULSE_L" calcext:value-type="string">
            <text:p>PULSE_L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formula="of:=IF([.$AA14]=&quot;&quot;;IF([.$D14]=&quot;out&quot;;1;0);IF([.$AA14]=&quot;A&quot;;3;2))" office:value-type="float" office:value="2" calcext:value-type="float">
            <text:p>2</text:p>
          </table:table-cell>
          <table:table-cell table:formula="of:=IF([.$AC14]=&quot;&quot;;0;[.$AC14])" office:value-type="float" office:value="0" calcext:value-type="float">
            <text:p>0</text:p>
          </table:table-cell>
          <table:table-cell table:formula="of:=IF([.$AB14]=&quot;H&quot;;1;IF([.$AB14]=&quot;L&quot;;2;0))" office:value-type="float" office:value="0" calcext:value-type="float">
            <text:p>0</text:p>
          </table:table-cell>
          <table:table-cell table:formula="of:=IF([.$AB14]=1;1;0)" office:value-type="float" office:value="0" calcext:value-type="float">
            <text:p>0</text:p>
          </table:table-cell>
          <table:table-cell table:formula="of:=IF(OR([.$AA14]=&quot;&quot;;[.$AA14]=&quot;A&quot;);0;[.$AA14])" office:value-type="float" office:value="11" calcext:value-type="float">
            <text:p>11</text:p>
          </table:table-cell>
          <table:table-cell table:formula="of:=VALUE(MID([.$F14];3;2))" office:value-type="float" office:value="11" calcext:value-type="float">
            <text:p>11</text:p>
          </table:table-cell>
          <table:table-cell table:formula="of:=2^[.AJ14]" office:value-type="float" office:value="2048" calcext:value-type="float">
            <text:p>2048</text:p>
          </table:table-cell>
          <table:table-cell table:formula="of:=2^(2*[.AJ14])" office:value-type="float" office:value="4194304" calcext:value-type="float">
            <text:p>4194304</text:p>
          </table:table-cell>
          <table:table-cell table:formula="of:=2^(4*IF([.AJ14]&lt;8;[.AJ14];[.AJ14]-8))" office:value-type="float" office:value="4096" calcext:value-type="float">
            <text:p>409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33" calcext:value-type="float">
            <text:p>33</text:p>
          </table:table-cell>
          <table:table-cell table:style-name="ce81" office:value-type="string" calcext:value-type="string">
            <text:p>n.c.</text:p>
          </table:table-cell>
          <table:table-cell table:style-name="ce86"/>
          <table:table-cell table:style-name="ce81" office:value-type="string" calcext:value-type="string">
            <text:p>n.c.</text:p>
          </table:table-cell>
          <table:table-cell table:style-name="ce86" office:value-type="string" calcext:value-type="string">
            <text:p>PA12</text:p>
          </table:table-cell>
          <table:table-cell table:style-name="ce86"/>
          <table:table-cell table:style-name="ce90" office:value-type="string" calcext:value-type="string">
            <text:p>TIM16_CH1</text:p>
          </table:table-cell>
          <table:table-cell table:style-name="Default" table:number-columns-repeated="3"/>
          <table:table-cell table:style-name="ce86" office:value-type="string" calcext:value-type="string">
            <text:p>I2SCKIN</text:p>
          </table:table-cell>
          <table:table-cell table:style-name="ce86" office:value-type="string" calcext:value-type="string">
            <text:p>TIM1_CH2N</text:p>
          </table:table-cell>
          <table:table-cell table:style-name="ce86" office:value-type="string" calcext:value-type="string">
            <text:p>USART1_RTS</text:p>
          </table:table-cell>
          <table:table-cell table:style-name="ce86" office:value-type="string" calcext:value-type="string">
            <text:p>COMP2_OUT</text:p>
          </table:table-cell>
          <table:table-cell table:style-name="ce86" table:number-columns-repeated="2"/>
          <table:table-cell table:style-name="ce86" office:value-type="string" calcext:value-type="string">
            <text:p>TIM1_ETR</text:p>
          </table:table-cell>
          <table:table-cell table:style-name="ce86" table:number-columns-repeated="2"/>
          <table:table-cell/>
          <table:table-cell office:value-type="string" calcext:value-type="string">
            <text:p>EVENTOUT</text:p>
          </table:table-cell>
          <table:table-cell table:number-columns-repeated="2"/>
          <table:table-cell table:style-name="ce86"/>
          <table:table-cell table:style-name="ce44" table:formula="of:=[.E15]" office:value-type="string" office:string-value="n.c." calcext:value-type="string">
            <text:p>n.c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4" office:value-type="float" office:value="0" calcext:value-type="float">
            <text:p>0</text:p>
          </table:table-cell>
          <table:table-cell table:formula="of:=IF([.$AA15]=&quot;&quot;;IF([.$D15]=&quot;out&quot;;1;0);IF([.$AA15]=&quot;A&quot;;3;2))" office:value-type="float" office:value="0" calcext:value-type="float">
            <text:p>0</text:p>
          </table:table-cell>
          <table:table-cell table:formula="of:=IF([.$AC15]=&quot;&quot;;0;[.$AC15])" office:value-type="float" office:value="0" calcext:value-type="float">
            <text:p>0</text:p>
          </table:table-cell>
          <table:table-cell table:formula="of:=IF([.$AB15]=&quot;H&quot;;1;IF([.$AB15]=&quot;L&quot;;2;0))" office:value-type="float" office:value="2" calcext:value-type="float">
            <text:p>2</text:p>
          </table:table-cell>
          <table:table-cell table:formula="of:=IF([.$AB15]=1;1;0)" office:value-type="float" office:value="0" calcext:value-type="float">
            <text:p>0</text:p>
          </table:table-cell>
          <table:table-cell table:formula="of:=IF(OR([.$AA15]=&quot;&quot;;[.$AA15]=&quot;A&quot;);0;[.$AA15])" office:value-type="float" office:value="0" calcext:value-type="float">
            <text:p>0</text:p>
          </table:table-cell>
          <table:table-cell table:formula="of:=VALUE(MID([.$F15];3;2))" office:value-type="float" office:value="12" calcext:value-type="float">
            <text:p>12</text:p>
          </table:table-cell>
          <table:table-cell table:formula="of:=2^[.AJ15]" office:value-type="float" office:value="4096" calcext:value-type="float">
            <text:p>4096</text:p>
          </table:table-cell>
          <table:table-cell table:formula="of:=2^(2*[.AJ15])" office:value-type="float" office:value="16777216" calcext:value-type="float">
            <text:p>16777216</text:p>
          </table:table-cell>
          <table:table-cell table:formula="of:=2^(4*IF([.AJ15]&lt;8;[.AJ15];[.AJ15]-8))" office:value-type="float" office:value="65536" calcext:value-type="float">
            <text:p>6553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34" calcext:value-type="float">
            <text:p>34</text:p>
          </table:table-cell>
          <table:table-cell table:style-name="ce86" office:value-type="string" calcext:value-type="string">
            <text:p>SWDIO</text:p>
          </table:table-cell>
          <table:table-cell table:style-name="ce86" office:value-type="string" calcext:value-type="string">
            <text:p>inout</text:p>
          </table:table-cell>
          <table:table-cell table:style-name="ce86" office:value-type="string" calcext:value-type="string">
            <text:p>SWDIO</text:p>
          </table:table-cell>
          <table:table-cell table:style-name="ce86" office:value-type="string" calcext:value-type="string">
            <text:p>PA13</text:p>
          </table:table-cell>
          <table:table-cell table:style-name="ce83" office:value-type="string" calcext:value-type="string">
            <text:p>SWDIO/JTMS</text:p>
          </table:table-cell>
          <table:table-cell table:style-name="Default" office:value-type="string" calcext:value-type="string">
            <text:p>TIM16_CH1N</text:p>
          </table:table-cell>
          <table:table-cell table:style-name="ce86"/>
          <table:table-cell table:style-name="ce86" office:value-type="string" calcext:value-type="string">
            <text:p>TSC4_IO3</text:p>
          </table:table-cell>
          <table:table-cell table:style-name="ce86"/>
          <table:table-cell table:style-name="ce86" office:value-type="string" calcext:value-type="string">
            <text:p>IR_OUT</text:p>
          </table:table-cell>
          <table:table-cell table:style-name="ce86"/>
          <table:table-cell table:style-name="ce86" office:value-type="string" calcext:value-type="string">
            <text:p>USART3_CTS</text:p>
          </table:table-cell>
          <table:table-cell table:style-name="ce86" table:number-columns-repeated="6"/>
          <table:table-cell/>
          <table:table-cell office:value-type="string" calcext:value-type="string">
            <text:p>EVENTOUT</text:p>
          </table:table-cell>
          <table:table-cell table:number-columns-repeated="2"/>
          <table:table-cell table:style-name="ce86"/>
          <table:table-cell table:style-name="ce44" table:formula="of:=[.E16]" office:value-type="string" office:string-value="SWDIO" calcext:value-type="string">
            <text:p>SWDIO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H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0" calcext:value-type="float">
            <text:p>0</text:p>
          </table:table-cell>
          <table:table-cell table:formula="of:=IF([.$AA16]=&quot;&quot;;IF([.$D16]=&quot;out&quot;;1;0);IF([.$AA16]=&quot;A&quot;;3;2))" office:value-type="float" office:value="2" calcext:value-type="float">
            <text:p>2</text:p>
          </table:table-cell>
          <table:table-cell table:formula="of:=IF([.$AC16]=&quot;&quot;;0;[.$AC16])" office:value-type="float" office:value="3" calcext:value-type="float">
            <text:p>3</text:p>
          </table:table-cell>
          <table:table-cell table:formula="of:=IF([.$AB16]=&quot;H&quot;;1;IF([.$AB16]=&quot;L&quot;;2;0))" office:value-type="float" office:value="1" calcext:value-type="float">
            <text:p>1</text:p>
          </table:table-cell>
          <table:table-cell table:formula="of:=IF([.$AB16]=1;1;0)" office:value-type="float" office:value="0" calcext:value-type="float">
            <text:p>0</text:p>
          </table:table-cell>
          <table:table-cell table:formula="of:=IF(OR([.$AA16]=&quot;&quot;;[.$AA16]=&quot;A&quot;);0;[.$AA16])" office:value-type="float" office:value="0" calcext:value-type="float">
            <text:p>0</text:p>
          </table:table-cell>
          <table:table-cell table:formula="of:=VALUE(MID([.$F16];3;2))" office:value-type="float" office:value="13" calcext:value-type="float">
            <text:p>13</text:p>
          </table:table-cell>
          <table:table-cell table:formula="of:=2^[.AJ16]" office:value-type="float" office:value="8192" calcext:value-type="float">
            <text:p>8192</text:p>
          </table:table-cell>
          <table:table-cell table:formula="of:=2^(2*[.AJ16])" office:value-type="float" office:value="67108864" calcext:value-type="float">
            <text:p>67108864</text:p>
          </table:table-cell>
          <table:table-cell table:formula="of:=2^(4*IF([.AJ16]&lt;8;[.AJ16];[.AJ16]-8))" office:value-type="float" office:value="1048576" calcext:value-type="float">
            <text:p>104857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37" calcext:value-type="float">
            <text:p>37</text:p>
          </table:table-cell>
          <table:table-cell table:style-name="ce86" office:value-type="string" calcext:value-type="string">
            <text:p>SWCLK</text:p>
          </table:table-cell>
          <table:table-cell table:style-name="ce86" office:value-type="string" calcext:value-type="string">
            <text:p>in</text:p>
          </table:table-cell>
          <table:table-cell table:style-name="ce86" office:value-type="string" calcext:value-type="string">
            <text:p>SWCLK</text:p>
          </table:table-cell>
          <table:table-cell table:style-name="ce86" office:value-type="string" calcext:value-type="string">
            <text:p>PA14</text:p>
          </table:table-cell>
          <table:table-cell table:style-name="ce83" office:value-type="string" calcext:value-type="string">
            <text:p>SWCLK/JTCK</text:p>
          </table:table-cell>
          <table:table-cell table:style-name="Default"/>
          <table:table-cell table:style-name="ce86"/>
          <table:table-cell table:style-name="ce86" office:value-type="string" calcext:value-type="string">
            <text:p>TSC4_IO4</text:p>
          </table:table-cell>
          <table:table-cell table:style-name="ce86" office:value-type="string" calcext:value-type="string">
            <text:p>I2C1_SDA</text:p>
          </table:table-cell>
          <table:table-cell table:style-name="ce86"/>
          <table:table-cell table:style-name="ce86" office:value-type="string" calcext:value-type="string">
            <text:p>TIM1_BKIN</text:p>
          </table:table-cell>
          <table:table-cell table:style-name="ce86" office:value-type="string" calcext:value-type="string">
            <text:p>USART2_TX</text:p>
          </table:table-cell>
          <table:table-cell table:style-name="ce86" table:number-columns-repeated="6"/>
          <table:table-cell/>
          <table:table-cell office:value-type="string" calcext:value-type="string">
            <text:p>EVENTOUT</text:p>
          </table:table-cell>
          <table:table-cell table:number-columns-repeated="2"/>
          <table:table-cell table:style-name="ce86"/>
          <table:table-cell table:style-name="ce44" table:formula="of:=[.E17]" office:value-type="string" office:string-value="SWCLK" calcext:value-type="string">
            <text:p>SWCLK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L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0" calcext:value-type="float">
            <text:p>0</text:p>
          </table:table-cell>
          <table:table-cell table:formula="of:=IF([.$AA17]=&quot;&quot;;IF([.$D17]=&quot;out&quot;;1;0);IF([.$AA17]=&quot;A&quot;;3;2))" office:value-type="float" office:value="2" calcext:value-type="float">
            <text:p>2</text:p>
          </table:table-cell>
          <table:table-cell table:formula="of:=IF([.$AC17]=&quot;&quot;;0;[.$AC17])" office:value-type="float" office:value="3" calcext:value-type="float">
            <text:p>3</text:p>
          </table:table-cell>
          <table:table-cell table:formula="of:=IF([.$AB17]=&quot;H&quot;;1;IF([.$AB17]=&quot;L&quot;;2;0))" office:value-type="float" office:value="2" calcext:value-type="float">
            <text:p>2</text:p>
          </table:table-cell>
          <table:table-cell table:formula="of:=IF([.$AB17]=1;1;0)" office:value-type="float" office:value="0" calcext:value-type="float">
            <text:p>0</text:p>
          </table:table-cell>
          <table:table-cell table:formula="of:=IF(OR([.$AA17]=&quot;&quot;;[.$AA17]=&quot;A&quot;);0;[.$AA17])" office:value-type="float" office:value="0" calcext:value-type="float">
            <text:p>0</text:p>
          </table:table-cell>
          <table:table-cell table:formula="of:=VALUE(MID([.$F17];3;2))" office:value-type="float" office:value="14" calcext:value-type="float">
            <text:p>14</text:p>
          </table:table-cell>
          <table:table-cell table:formula="of:=2^[.AJ17]" office:value-type="float" office:value="16384" calcext:value-type="float">
            <text:p>16384</text:p>
          </table:table-cell>
          <table:table-cell table:formula="of:=2^(2*[.AJ17])" office:value-type="float" office:value="268435456" calcext:value-type="float">
            <text:p>268435456</text:p>
          </table:table-cell>
          <table:table-cell table:formula="of:=2^(4*IF([.AJ17]&lt;8;[.AJ17];[.AJ17]-8))" office:value-type="float" office:value="16777216" calcext:value-type="float">
            <text:p>1677721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38" calcext:value-type="float">
            <text:p>38</text:p>
          </table:table-cell>
          <table:table-cell table:style-name="ce81" office:value-type="string" calcext:value-type="string">
            <text:p>FAN_ON</text:p>
          </table:table-cell>
          <table:table-cell table:style-name="ce86" office:value-type="string" calcext:value-type="string">
            <text:p>out</text:p>
          </table:table-cell>
          <table:table-cell table:style-name="ce81" office:value-type="string" calcext:value-type="string">
            <text:p>FAN_ON</text:p>
          </table:table-cell>
          <table:table-cell table:style-name="ce83" office:value-type="string" calcext:value-type="string">
            <text:p>PA15</text:p>
          </table:table-cell>
          <table:table-cell table:style-name="ce86" office:value-type="string" calcext:value-type="string">
            <text:p>JTDI</text:p>
          </table:table-cell>
          <table:table-cell table:style-name="ce86" office:value-type="string" calcext:value-type="string">
            <text:p>TIM2_CH1_ETR</text:p>
          </table:table-cell>
          <table:table-cell table:style-name="Default"/>
          <table:table-cell table:style-name="ce86" office:value-type="string" calcext:value-type="string">
            <text:p>TSC_SYNC</text:p>
          </table:table-cell>
          <table:table-cell table:style-name="ce86" office:value-type="string" calcext:value-type="string">
            <text:p>I2C1_SCL</text:p>
          </table:table-cell>
          <table:table-cell table:style-name="ce86"/>
          <table:table-cell table:style-name="ce84" office:value-type="string" calcext:value-type="string">
            <text:p>SPI3_NSS</text:p>
          </table:table-cell>
          <table:table-cell table:style-name="ce86" office:value-type="string" calcext:value-type="string">
            <text:p>USART2_RX</text:p>
          </table:table-cell>
          <table:table-cell table:style-name="ce86"/>
          <table:table-cell table:style-name="ce86" office:value-type="string" calcext:value-type="string">
            <text:p>TIM1_BKIN</text:p>
          </table:table-cell>
          <table:table-cell table:style-name="ce86" table:number-columns-repeated="4"/>
          <table:table-cell/>
          <table:table-cell office:value-type="string" calcext:value-type="string">
            <text:p>EVENTOUT</text:p>
          </table:table-cell>
          <table:table-cell table:number-columns-repeated="2"/>
          <table:table-cell table:style-name="ce86"/>
          <table:table-cell table:style-name="ce44" table:formula="of:=[.E18]" office:value-type="string" office:string-value="FAN_ON" calcext:value-type="string">
            <text:p>FAN_ON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4" office:value-type="float" office:value="0" calcext:value-type="float">
            <text:p>0</text:p>
          </table:table-cell>
          <table:table-cell table:formula="of:=IF([.$AA18]=&quot;&quot;;IF([.$D18]=&quot;out&quot;;1;0);IF([.$AA18]=&quot;A&quot;;3;2))" office:value-type="float" office:value="1" calcext:value-type="float">
            <text:p>1</text:p>
          </table:table-cell>
          <table:table-cell table:formula="of:=IF([.$AC18]=&quot;&quot;;0;[.$AC18])" office:value-type="float" office:value="0" calcext:value-type="float">
            <text:p>0</text:p>
          </table:table-cell>
          <table:table-cell table:formula="of:=IF([.$AB18]=&quot;H&quot;;1;IF([.$AB18]=&quot;L&quot;;2;0))" office:value-type="float" office:value="0" calcext:value-type="float">
            <text:p>0</text:p>
          </table:table-cell>
          <table:table-cell table:formula="of:=IF([.$AB18]=1;1;0)" office:value-type="float" office:value="0" calcext:value-type="float">
            <text:p>0</text:p>
          </table:table-cell>
          <table:table-cell table:formula="of:=IF(OR([.$AA18]=&quot;&quot;;[.$AA18]=&quot;A&quot;);0;[.$AA18])" office:value-type="float" office:value="0" calcext:value-type="float">
            <text:p>0</text:p>
          </table:table-cell>
          <table:table-cell table:formula="of:=VALUE(MID([.$F18];3;2))" office:value-type="float" office:value="15" calcext:value-type="float">
            <text:p>15</text:p>
          </table:table-cell>
          <table:table-cell table:formula="of:=2^[.AJ18]" office:value-type="float" office:value="32768" calcext:value-type="float">
            <text:p>32768</text:p>
          </table:table-cell>
          <table:table-cell table:formula="of:=2^(2*[.AJ18])" office:value-type="float" office:value="1073741824" calcext:value-type="float">
            <text:p>1073741824</text:p>
          </table:table-cell>
          <table:table-cell table:formula="of:=2^(4*IF([.AJ18]&lt;8;[.AJ18];[.AJ18]-8))" office:value-type="float" office:value="268435456" calcext:value-type="float">
            <text:p>26843545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18" calcext:value-type="float">
            <text:p>18</text:p>
          </table:table-cell>
          <table:table-cell table:style-name="ce81" office:value-type="string" calcext:value-type="string">
            <text:p>T_TRANS_ADC</text:p>
          </table:table-cell>
          <table:table-cell table:style-name="ce86" office:value-type="string" calcext:value-type="string">
            <text:p>in</text:p>
          </table:table-cell>
          <table:table-cell table:style-name="ce81" office:value-type="string" calcext:value-type="string">
            <text:p>T_TRANS_ADC</text:p>
          </table:table-cell>
          <table:table-cell table:style-name="ce86" office:value-type="string" calcext:value-type="string">
            <text:p>PB0</text:p>
          </table:table-cell>
          <table:table-cell table:style-name="ce86" table:number-columns-repeated="2"/>
          <table:table-cell table:style-name="Default"/>
          <table:table-cell table:style-name="ce86" office:value-type="string" calcext:value-type="string">
            <text:p>TSC3_IO2</text:p>
          </table:table-cell>
          <table:table-cell table:style-name="ce86" table:number-columns-repeated="2"/>
          <table:table-cell table:style-name="ce86" office:value-type="string" calcext:value-type="string">
            <text:p>TIM1_CH2N</text:p>
          </table:table-cell>
          <table:table-cell table:style-name="ce86" table:number-columns-repeated="7"/>
          <table:table-cell/>
          <table:table-cell office:value-type="string" calcext:value-type="string">
            <text:p>EVENTOUT</text:p>
          </table:table-cell>
          <table:table-cell table:style-name="ce83" office:value-type="string" calcext:value-type="string">
            <text:p>ADC_IN11</text:p>
          </table:table-cell>
          <table:table-cell office:value-type="string" calcext:value-type="string">
            <text:p>COMP4_INP</text:p>
          </table:table-cell>
          <table:table-cell table:style-name="ce86" office:value-type="string" calcext:value-type="string">
            <text:p>OPAMP2_INP</text:p>
          </table:table-cell>
          <table:table-cell table:style-name="ce44" table:formula="of:=[.E19]" office:value-type="string" office:string-value="T_TRANS_ADC" calcext:value-type="string">
            <text:p>T_TRANS_AD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table:formula="of:=IF([.$AA19]=&quot;&quot;;IF([.$D19]=&quot;out&quot;;1;0);IF([.$AA19]=&quot;A&quot;;3;2))" office:value-type="float" office:value="3" calcext:value-type="float">
            <text:p>3</text:p>
          </table:table-cell>
          <table:table-cell table:formula="of:=IF([.$AC19]=&quot;&quot;;0;[.$AC19])" office:value-type="float" office:value="0" calcext:value-type="float">
            <text:p>0</text:p>
          </table:table-cell>
          <table:table-cell table:formula="of:=IF([.$AB19]=&quot;H&quot;;1;IF([.$AB19]=&quot;L&quot;;2;0))" office:value-type="float" office:value="0" calcext:value-type="float">
            <text:p>0</text:p>
          </table:table-cell>
          <table:table-cell table:formula="of:=IF([.$AB19]=1;1;0)" office:value-type="float" office:value="0" calcext:value-type="float">
            <text:p>0</text:p>
          </table:table-cell>
          <table:table-cell table:formula="of:=IF(OR([.$AA19]=&quot;&quot;;[.$AA19]=&quot;A&quot;);0;[.$AA19])" office:value-type="float" office:value="0" calcext:value-type="float">
            <text:p>0</text:p>
          </table:table-cell>
          <table:table-cell table:formula="of:=VALUE(MID([.$F19];3;2))" office:value-type="float" office:value="0" calcext:value-type="float">
            <text:p>0</text:p>
          </table:table-cell>
          <table:table-cell table:formula="of:=2^[.AJ19]" office:value-type="float" office:value="1" calcext:value-type="float">
            <text:p>1</text:p>
          </table:table-cell>
          <table:table-cell table:formula="of:=2^(2*[.AJ19])" office:value-type="float" office:value="1" calcext:value-type="float">
            <text:p>1</text:p>
          </table:table-cell>
          <table:table-cell table:formula="of:=2^(4*IF([.AJ19]&lt;8;[.AJ19];[.AJ19]-8))" office:value-type="float" office:value="1" calcext:value-type="float">
            <text:p>1</text:p>
          </table:table-cell>
          <table:table-cell table:formula="of:=BASE(SUMPRODUCT([.AE19:.AE34];[.$AL19:.$AL34]);16;8)" office:value-type="string" office:string-value="56A5A55F" calcext:value-type="string">
            <text:p>56A5A55F</text:p>
          </table:table-cell>
          <table:table-cell table:formula="of:=BASE(SUMPRODUCT([.AD19:.AD34];[.$AK19:.$AK34]);16;8)" office:value-type="string" office:string-value="00000000" calcext:value-type="string">
            <text:p>00000000</text:p>
          </table:table-cell>
          <table:table-cell table:formula="of:=BASE(SUMPRODUCT([.AF19:.AF34];[.$AL19:.$AL34]);16;8)" office:value-type="string" office:string-value="00000000" calcext:value-type="string">
            <text:p>00000000</text:p>
          </table:table-cell>
          <table:table-cell table:formula="of:=BASE(SUMPRODUCT([.AG19:.AG34];[.$AL19:.$AL34]);16;8)" office:value-type="string" office:string-value="00001000" calcext:value-type="string">
            <text:p>00001000</text:p>
          </table:table-cell>
          <table:table-cell table:formula="of:=BASE(SUMPRODUCT([.AH19:.AH34];[.$AK19:.$AK34]);16;8)" office:value-type="string" office:string-value="00006004" calcext:value-type="string">
            <text:p>00006004</text:p>
          </table:table-cell>
          <table:table-cell table:formula="of:=BASE(SUMPRODUCT([.AI19:.AI26];[.$AM19:.$AM26]);16;8)" office:value-type="string" office:string-value="17000000" calcext:value-type="string">
            <text:p>17000000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86" office:value-type="float" office:value="19" calcext:value-type="float">
            <text:p>19</text:p>
          </table:table-cell>
          <table:table-cell table:style-name="ce81" office:value-type="string" calcext:value-type="string">
            <text:p>T_HSINK_ADC</text:p>
          </table:table-cell>
          <table:table-cell table:style-name="ce86" office:value-type="string" calcext:value-type="string">
            <text:p>in</text:p>
          </table:table-cell>
          <table:table-cell table:style-name="ce81" office:value-type="string" calcext:value-type="string">
            <text:p>T_HSINK_ADC</text:p>
          </table:table-cell>
          <table:table-cell table:style-name="ce86" office:value-type="string" calcext:value-type="string">
            <text:p>PB1</text:p>
          </table:table-cell>
          <table:table-cell table:style-name="ce86" table:number-columns-repeated="2"/>
          <table:table-cell table:style-name="Default"/>
          <table:table-cell table:style-name="ce86" office:value-type="string" calcext:value-type="string">
            <text:p>TSC3_IO3</text:p>
          </table:table-cell>
          <table:table-cell table:style-name="ce86" table:number-columns-repeated="2"/>
          <table:table-cell table:style-name="ce86" office:value-type="string" calcext:value-type="string">
            <text:p>TIM1_CH3N</text:p>
          </table:table-cell>
          <table:table-cell table:style-name="ce86"/>
          <table:table-cell table:style-name="ce86" office:value-type="string" calcext:value-type="string">
            <text:p>COMP4_OUT</text:p>
          </table:table-cell>
          <table:table-cell table:style-name="ce86" table:number-columns-repeated="5"/>
          <table:table-cell/>
          <table:table-cell office:value-type="string" calcext:value-type="string">
            <text:p>EVENTOUT</text:p>
          </table:table-cell>
          <table:table-cell table:style-name="ce83" office:value-type="string" calcext:value-type="string">
            <text:p>ADC_IN12</text:p>
          </table:table-cell>
          <table:table-cell/>
          <table:table-cell table:style-name="ce86"/>
          <table:table-cell table:style-name="ce44" table:formula="of:=[.E20]" office:value-type="string" office:string-value="T_HSINK_ADC" calcext:value-type="string">
            <text:p>T_HSINK_AD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table:formula="of:=IF([.$AA20]=&quot;&quot;;IF([.$D20]=&quot;out&quot;;1;0);IF([.$AA20]=&quot;A&quot;;3;2))" office:value-type="float" office:value="3" calcext:value-type="float">
            <text:p>3</text:p>
          </table:table-cell>
          <table:table-cell table:formula="of:=IF([.$AC20]=&quot;&quot;;0;[.$AC20])" office:value-type="float" office:value="0" calcext:value-type="float">
            <text:p>0</text:p>
          </table:table-cell>
          <table:table-cell table:formula="of:=IF([.$AB20]=&quot;H&quot;;1;IF([.$AB20]=&quot;L&quot;;2;0))" office:value-type="float" office:value="0" calcext:value-type="float">
            <text:p>0</text:p>
          </table:table-cell>
          <table:table-cell table:formula="of:=IF([.$AB20]=1;1;0)" office:value-type="float" office:value="0" calcext:value-type="float">
            <text:p>0</text:p>
          </table:table-cell>
          <table:table-cell table:formula="of:=IF(OR([.$AA20]=&quot;&quot;;[.$AA20]=&quot;A&quot;);0;[.$AA20])" office:value-type="float" office:value="0" calcext:value-type="float">
            <text:p>0</text:p>
          </table:table-cell>
          <table:table-cell table:formula="of:=VALUE(MID([.$F20];3;2))" office:value-type="float" office:value="1" calcext:value-type="float">
            <text:p>1</text:p>
          </table:table-cell>
          <table:table-cell table:formula="of:=2^[.AJ20]" office:value-type="float" office:value="2" calcext:value-type="float">
            <text:p>2</text:p>
          </table:table-cell>
          <table:table-cell table:formula="of:=2^(2*[.AJ20])" office:value-type="float" office:value="4" calcext:value-type="float">
            <text:p>4</text:p>
          </table:table-cell>
          <table:table-cell table:formula="of:=2^(4*IF([.AJ20]&lt;8;[.AJ20];[.AJ20]-8))"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/>
          <table:table-cell table:style-name="ce86" office:value-type="float" office:value="20" calcext:value-type="float">
            <text:p>20</text:p>
          </table:table-cell>
          <table:table-cell table:style-name="ce81" office:value-type="string" calcext:value-type="string">
            <text:p>LED3</text:p>
          </table:table-cell>
          <table:table-cell table:style-name="ce86" office:value-type="string" calcext:value-type="string">
            <text:p>out</text:p>
          </table:table-cell>
          <table:table-cell table:style-name="ce81" office:value-type="string" calcext:value-type="string">
            <text:p>LED3</text:p>
          </table:table-cell>
          <table:table-cell table:style-name="ce83" office:value-type="string" calcext:value-type="string">
            <text:p>PB2</text:p>
          </table:table-cell>
          <table:table-cell table:style-name="ce86" table:number-columns-repeated="3"/>
          <table:table-cell table:style-name="ce86" office:value-type="string" calcext:value-type="string">
            <text:p>TSC3_IO4</text:p>
          </table:table-cell>
          <table:table-cell table:style-name="ce86" table:number-columns-repeated="10"/>
          <table:table-cell/>
          <table:table-cell office:value-type="string" calcext:value-type="string">
            <text:p>EVENTOUT</text:p>
          </table:table-cell>
          <table:table-cell/>
          <table:table-cell office:value-type="string" calcext:value-type="string">
            <text:p>COMP4_INM</text:p>
          </table:table-cell>
          <table:table-cell/>
          <table:table-cell table:style-name="ce44" table:formula="of:=[.E21]" office:value-type="string" office:string-value="LED3" calcext:value-type="string">
            <text:p>LED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4" office:value-type="float" office:value="0" calcext:value-type="float">
            <text:p>0</text:p>
          </table:table-cell>
          <table:table-cell table:formula="of:=IF([.$AA21]=&quot;&quot;;IF([.$D21]=&quot;out&quot;;1;0);IF([.$AA21]=&quot;A&quot;;3;2))" office:value-type="float" office:value="1" calcext:value-type="float">
            <text:p>1</text:p>
          </table:table-cell>
          <table:table-cell table:formula="of:=IF([.$AC21]=&quot;&quot;;0;[.$AC21])" office:value-type="float" office:value="0" calcext:value-type="float">
            <text:p>0</text:p>
          </table:table-cell>
          <table:table-cell table:formula="of:=IF([.$AB21]=&quot;H&quot;;1;IF([.$AB21]=&quot;L&quot;;2;0))" office:value-type="float" office:value="0" calcext:value-type="float">
            <text:p>0</text:p>
          </table:table-cell>
          <table:table-cell table:formula="of:=IF([.$AB21]=1;1;0)" office:value-type="float" office:value="1" calcext:value-type="float">
            <text:p>1</text:p>
          </table:table-cell>
          <table:table-cell table:formula="of:=IF(OR([.$AA21]=&quot;&quot;;[.$AA21]=&quot;A&quot;);0;[.$AA21])" office:value-type="float" office:value="0" calcext:value-type="float">
            <text:p>0</text:p>
          </table:table-cell>
          <table:table-cell table:formula="of:=VALUE(MID([.$F21];3;2))" office:value-type="float" office:value="2" calcext:value-type="float">
            <text:p>2</text:p>
          </table:table-cell>
          <table:table-cell table:formula="of:=2^[.AJ21]" office:value-type="float" office:value="4" calcext:value-type="float">
            <text:p>4</text:p>
          </table:table-cell>
          <table:table-cell table:formula="of:=2^(2*[.AJ21])" office:value-type="float" office:value="16" calcext:value-type="float">
            <text:p>16</text:p>
          </table:table-cell>
          <table:table-cell table:formula="of:=2^(4*IF([.AJ21]&lt;8;[.AJ21];[.AJ21]-8))" office:value-type="float" office:value="256" calcext:value-type="float">
            <text:p>25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39" calcext:value-type="float">
            <text:p>39</text:p>
          </table:table-cell>
          <table:table-cell table:style-name="ce81" office:value-type="string" calcext:value-type="string">
            <text:p>SCK/GPIO</text:p>
          </table:table-cell>
          <table:table-cell table:style-name="ce86" office:value-type="string" calcext:value-type="string">
            <text:p>out</text:p>
          </table:table-cell>
          <table:table-cell table:style-name="ce81" office:value-type="string" calcext:value-type="string">
            <text:p>SCK/GPIO</text:p>
          </table:table-cell>
          <table:table-cell table:style-name="ce83" office:value-type="string" calcext:value-type="string">
            <text:p>PB3</text:p>
          </table:table-cell>
          <table:table-cell table:style-name="Default" office:value-type="string" calcext:value-type="string">
            <text:p>JTDO</text:p>
          </table:table-cell>
          <table:table-cell table:style-name="ce86" office:value-type="string" calcext:value-type="string">
            <text:p>TIM2_CH2</text:p>
          </table:table-cell>
          <table:table-cell table:style-name="Default"/>
          <table:table-cell table:style-name="ce86" office:value-type="string" calcext:value-type="string">
            <text:p>TSC5_IO1</text:p>
          </table:table-cell>
          <table:table-cell table:style-name="ce86" table:number-columns-repeated="2"/>
          <table:table-cell table:style-name="ce84" office:value-type="string" calcext:value-type="string">
            <text:p>SPI3_SCK</text:p>
          </table:table-cell>
          <table:table-cell table:style-name="ce86" office:value-type="string" calcext:value-type="string">
            <text:p>USART2_TX</text:p>
          </table:table-cell>
          <table:table-cell table:style-name="ce86" table:number-columns-repeated="6"/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style-name="ce44" table:formula="of:=[.E22]" office:value-type="string" office:string-value="SCK/GPIO" calcext:value-type="string">
            <text:p>SCK/GPI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4" office:value-type="float" office:value="0" calcext:value-type="float">
            <text:p>0</text:p>
          </table:table-cell>
          <table:table-cell table:formula="of:=IF([.$AA22]=&quot;&quot;;IF([.$D22]=&quot;out&quot;;1;0);IF([.$AA22]=&quot;A&quot;;3;2))" office:value-type="float" office:value="1" calcext:value-type="float">
            <text:p>1</text:p>
          </table:table-cell>
          <table:table-cell table:formula="of:=IF([.$AC22]=&quot;&quot;;0;[.$AC22])" office:value-type="float" office:value="0" calcext:value-type="float">
            <text:p>0</text:p>
          </table:table-cell>
          <table:table-cell table:formula="of:=IF([.$AB22]=&quot;H&quot;;1;IF([.$AB22]=&quot;L&quot;;2;0))" office:value-type="float" office:value="0" calcext:value-type="float">
            <text:p>0</text:p>
          </table:table-cell>
          <table:table-cell table:formula="of:=IF([.$AB22]=1;1;0)" office:value-type="float" office:value="0" calcext:value-type="float">
            <text:p>0</text:p>
          </table:table-cell>
          <table:table-cell table:formula="of:=IF(OR([.$AA22]=&quot;&quot;;[.$AA22]=&quot;A&quot;);0;[.$AA22])" office:value-type="float" office:value="0" calcext:value-type="float">
            <text:p>0</text:p>
          </table:table-cell>
          <table:table-cell table:formula="of:=VALUE(MID([.$F22];3;2))" office:value-type="float" office:value="3" calcext:value-type="float">
            <text:p>3</text:p>
          </table:table-cell>
          <table:table-cell table:formula="of:=2^[.AJ22]" office:value-type="float" office:value="8" calcext:value-type="float">
            <text:p>8</text:p>
          </table:table-cell>
          <table:table-cell table:formula="of:=2^(2*[.AJ22])" office:value-type="float" office:value="64" calcext:value-type="float">
            <text:p>64</text:p>
          </table:table-cell>
          <table:table-cell table:formula="of:=2^(4*IF([.AJ22]&lt;8;[.AJ22];[.AJ22]-8))" office:value-type="float" office:value="4096" calcext:value-type="float">
            <text:p>409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40" calcext:value-type="float">
            <text:p>40</text:p>
          </table:table-cell>
          <table:table-cell table:style-name="ce81" office:value-type="string" calcext:value-type="string">
            <text:p>MISO/GPIO</text:p>
          </table:table-cell>
          <table:table-cell table:style-name="ce86" office:value-type="string" calcext:value-type="string">
            <text:p>out</text:p>
          </table:table-cell>
          <table:table-cell table:style-name="ce81" office:value-type="string" calcext:value-type="string">
            <text:p>MISO/GPIO</text:p>
          </table:table-cell>
          <table:table-cell table:style-name="ce83" office:value-type="string" calcext:value-type="string">
            <text:p>PB4</text:p>
          </table:table-cell>
          <table:table-cell table:style-name="Default" office:value-type="string" calcext:value-type="string">
            <text:p>JTRST</text:p>
          </table:table-cell>
          <table:table-cell table:style-name="ce86" office:value-type="string" calcext:value-type="string">
            <text:p>TIM16_CH1</text:p>
          </table:table-cell>
          <table:table-cell table:style-name="ce86"/>
          <table:table-cell table:style-name="ce86" office:value-type="string" calcext:value-type="string">
            <text:p>TSC5_IO2</text:p>
          </table:table-cell>
          <table:table-cell table:style-name="ce86" table:number-columns-repeated="2"/>
          <table:table-cell table:style-name="ce84" office:value-type="string" calcext:value-type="string">
            <text:p>SPI3_MISO</text:p>
          </table:table-cell>
          <table:table-cell table:style-name="ce86" office:value-type="string" calcext:value-type="string">
            <text:p>USART2_RX</text:p>
          </table:table-cell>
          <table:table-cell table:style-name="ce86" table:number-columns-repeated="2"/>
          <table:table-cell table:style-name="ce86" office:value-type="string" calcext:value-type="string">
            <text:p>TIM17_BKIN</text:p>
          </table:table-cell>
          <table:table-cell table:style-name="ce86" table:number-columns-repeated="3"/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style-name="ce44" table:formula="of:=[.E23]" office:value-type="string" office:string-value="MISO/GPIO" calcext:value-type="string">
            <text:p>MISO/GPI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4" office:value-type="float" office:value="0" calcext:value-type="float">
            <text:p>0</text:p>
          </table:table-cell>
          <table:table-cell table:formula="of:=IF([.$AA23]=&quot;&quot;;IF([.$D23]=&quot;out&quot;;1;0);IF([.$AA23]=&quot;A&quot;;3;2))" office:value-type="float" office:value="1" calcext:value-type="float">
            <text:p>1</text:p>
          </table:table-cell>
          <table:table-cell table:formula="of:=IF([.$AC23]=&quot;&quot;;0;[.$AC23])" office:value-type="float" office:value="0" calcext:value-type="float">
            <text:p>0</text:p>
          </table:table-cell>
          <table:table-cell table:formula="of:=IF([.$AB23]=&quot;H&quot;;1;IF([.$AB23]=&quot;L&quot;;2;0))" office:value-type="float" office:value="0" calcext:value-type="float">
            <text:p>0</text:p>
          </table:table-cell>
          <table:table-cell table:formula="of:=IF([.$AB23]=1;1;0)" office:value-type="float" office:value="0" calcext:value-type="float">
            <text:p>0</text:p>
          </table:table-cell>
          <table:table-cell table:formula="of:=IF(OR([.$AA23]=&quot;&quot;;[.$AA23]=&quot;A&quot;);0;[.$AA23])" office:value-type="float" office:value="0" calcext:value-type="float">
            <text:p>0</text:p>
          </table:table-cell>
          <table:table-cell table:formula="of:=VALUE(MID([.$F23];3;2))" office:value-type="float" office:value="4" calcext:value-type="float">
            <text:p>4</text:p>
          </table:table-cell>
          <table:table-cell table:formula="of:=2^[.AJ23]" office:value-type="float" office:value="16" calcext:value-type="float">
            <text:p>16</text:p>
          </table:table-cell>
          <table:table-cell table:formula="of:=2^(2*[.AJ23])" office:value-type="float" office:value="256" calcext:value-type="float">
            <text:p>256</text:p>
          </table:table-cell>
          <table:table-cell table:formula="of:=2^(4*IF([.AJ23]&lt;8;[.AJ23];[.AJ23]-8))" office:value-type="float" office:value="65536" calcext:value-type="float">
            <text:p>6553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41" calcext:value-type="float">
            <text:p>41</text:p>
          </table:table-cell>
          <table:table-cell table:style-name="ce81" office:value-type="string" calcext:value-type="string">
            <text:p>MOSI/GPIO</text:p>
          </table:table-cell>
          <table:table-cell table:style-name="ce86" office:value-type="string" calcext:value-type="string">
            <text:p>out</text:p>
          </table:table-cell>
          <table:table-cell table:style-name="ce81" office:value-type="string" calcext:value-type="string">
            <text:p>MOSI/GPIO</text:p>
          </table:table-cell>
          <table:table-cell table:style-name="ce83" office:value-type="string" calcext:value-type="string">
            <text:p>PB5</text:p>
          </table:table-cell>
          <table:table-cell table:style-name="Default"/>
          <table:table-cell table:style-name="ce86" office:value-type="string" calcext:value-type="string">
            <text:p>TIM16_BKIN</text:p>
          </table:table-cell>
          <table:table-cell table:style-name="ce86"/>
          <table:table-cell table:style-name="Default"/>
          <table:table-cell table:style-name="ce86" office:value-type="string" calcext:value-type="string">
            <text:p>I2C1_SMBA</text:p>
          </table:table-cell>
          <table:table-cell table:style-name="ce86"/>
          <table:table-cell table:style-name="ce84" office:value-type="string" calcext:value-type="string">
            <text:p>SPI3_MOSI</text:p>
          </table:table-cell>
          <table:table-cell table:style-name="ce86" office:value-type="string" calcext:value-type="string">
            <text:p>USART2_CK</text:p>
          </table:table-cell>
          <table:table-cell table:style-name="ce86" office:value-type="string" calcext:value-type="string">
            <text:p>I2C3_SDA</text:p>
          </table:table-cell>
          <table:table-cell table:style-name="ce86"/>
          <table:table-cell table:style-name="ce86" office:value-type="string" calcext:value-type="string">
            <text:p>TIM17_CH1</text:p>
          </table:table-cell>
          <table:table-cell table:style-name="ce86" table:number-columns-repeated="3"/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style-name="ce44" table:formula="of:=[.E24]" office:value-type="string" office:string-value="MOSI/GPIO" calcext:value-type="string">
            <text:p>MOSI/GPI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4" office:value-type="float" office:value="0" calcext:value-type="float">
            <text:p>0</text:p>
          </table:table-cell>
          <table:table-cell table:formula="of:=IF([.$AA24]=&quot;&quot;;IF([.$D24]=&quot;out&quot;;1;0);IF([.$AA24]=&quot;A&quot;;3;2))" office:value-type="float" office:value="1" calcext:value-type="float">
            <text:p>1</text:p>
          </table:table-cell>
          <table:table-cell table:formula="of:=IF([.$AC24]=&quot;&quot;;0;[.$AC24])" office:value-type="float" office:value="0" calcext:value-type="float">
            <text:p>0</text:p>
          </table:table-cell>
          <table:table-cell table:formula="of:=IF([.$AB24]=&quot;H&quot;;1;IF([.$AB24]=&quot;L&quot;;2;0))" office:value-type="float" office:value="0" calcext:value-type="float">
            <text:p>0</text:p>
          </table:table-cell>
          <table:table-cell table:formula="of:=IF([.$AB24]=1;1;0)" office:value-type="float" office:value="0" calcext:value-type="float">
            <text:p>0</text:p>
          </table:table-cell>
          <table:table-cell table:formula="of:=IF(OR([.$AA24]=&quot;&quot;;[.$AA24]=&quot;A&quot;);0;[.$AA24])" office:value-type="float" office:value="0" calcext:value-type="float">
            <text:p>0</text:p>
          </table:table-cell>
          <table:table-cell table:formula="of:=VALUE(MID([.$F24];3;2))" office:value-type="float" office:value="5" calcext:value-type="float">
            <text:p>5</text:p>
          </table:table-cell>
          <table:table-cell table:formula="of:=2^[.AJ24]" office:value-type="float" office:value="32" calcext:value-type="float">
            <text:p>32</text:p>
          </table:table-cell>
          <table:table-cell table:formula="of:=2^(2*[.AJ24])" office:value-type="float" office:value="1024" calcext:value-type="float">
            <text:p>1024</text:p>
          </table:table-cell>
          <table:table-cell table:formula="of:=2^(4*IF([.AJ24]&lt;8;[.AJ24];[.AJ24]-8))" office:value-type="float" office:value="1048576" calcext:value-type="float">
            <text:p>104857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42" calcext:value-type="float">
            <text:p>42</text:p>
          </table:table-cell>
          <table:table-cell table:style-name="ce86" office:value-type="string" calcext:value-type="string">
            <text:p>BUS_TXRX</text:p>
          </table:table-cell>
          <table:table-cell table:style-name="ce86" office:value-type="string" calcext:value-type="string">
            <text:p>inout</text:p>
          </table:table-cell>
          <table:table-cell table:style-name="ce86" office:value-type="string" calcext:value-type="string">
            <text:p>BUS_TXRX</text:p>
          </table:table-cell>
          <table:table-cell table:style-name="ce86" office:value-type="string" calcext:value-type="string">
            <text:p>PB6</text:p>
          </table:table-cell>
          <table:table-cell table:style-name="Default"/>
          <table:table-cell table:style-name="ce86" office:value-type="string" calcext:value-type="string">
            <text:p>TIM16_CH1N</text:p>
          </table:table-cell>
          <table:table-cell table:style-name="Default"/>
          <table:table-cell table:style-name="ce86" office:value-type="string" calcext:value-type="string">
            <text:p>TSC5_IO3</text:p>
          </table:table-cell>
          <table:table-cell table:style-name="ce86" office:value-type="string" calcext:value-type="string">
            <text:p>I2C1_SCL</text:p>
          </table:table-cell>
          <table:table-cell table:style-name="ce86" table:number-columns-repeated="2"/>
          <table:table-cell table:style-name="ce83" office:value-type="string" calcext:value-type="string">
            <text:p>USART1_TX</text:p>
          </table:table-cell>
          <table:table-cell table:style-name="ce86" table:number-columns-repeated="4"/>
          <table:table-cell table:style-name="ce86" office:value-type="string" calcext:value-type="string">
            <text:p>TIM1_BKIN</text:p>
          </table:table-cell>
          <table:table-cell table:style-name="ce86"/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style-name="ce44" table:formula="of:=[.E25]" office:value-type="string" office:string-value="BUS_TXRX" calcext:value-type="string">
            <text:p>BUS_TXR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/>
          <table:table-cell table:style-name="ce84" office:value-type="float" office:value="0" calcext:value-type="float">
            <text:p>0</text:p>
          </table:table-cell>
          <table:table-cell table:formula="of:=IF([.$AA25]=&quot;&quot;;IF([.$D25]=&quot;out&quot;;1;0);IF([.$AA25]=&quot;A&quot;;3;2))" office:value-type="float" office:value="2" calcext:value-type="float">
            <text:p>2</text:p>
          </table:table-cell>
          <table:table-cell table:formula="of:=IF([.$AC25]=&quot;&quot;;0;[.$AC25])" office:value-type="float" office:value="0" calcext:value-type="float">
            <text:p>0</text:p>
          </table:table-cell>
          <table:table-cell table:formula="of:=IF([.$AB25]=&quot;H&quot;;1;IF([.$AB25]=&quot;L&quot;;2;0))" office:value-type="float" office:value="1" calcext:value-type="float">
            <text:p>1</text:p>
          </table:table-cell>
          <table:table-cell table:formula="of:=IF([.$AB25]=1;1;0)" office:value-type="float" office:value="0" calcext:value-type="float">
            <text:p>0</text:p>
          </table:table-cell>
          <table:table-cell table:formula="of:=IF(OR([.$AA25]=&quot;&quot;;[.$AA25]=&quot;A&quot;);0;[.$AA25])" office:value-type="float" office:value="7" calcext:value-type="float">
            <text:p>7</text:p>
          </table:table-cell>
          <table:table-cell table:formula="of:=VALUE(MID([.$F25];3;2))" office:value-type="float" office:value="6" calcext:value-type="float">
            <text:p>6</text:p>
          </table:table-cell>
          <table:table-cell table:formula="of:=2^[.AJ25]" office:value-type="float" office:value="64" calcext:value-type="float">
            <text:p>64</text:p>
          </table:table-cell>
          <table:table-cell table:formula="of:=2^(2*[.AJ25])" office:value-type="float" office:value="4096" calcext:value-type="float">
            <text:p>4096</text:p>
          </table:table-cell>
          <table:table-cell table:formula="of:=2^(4*IF([.AJ25]&lt;8;[.AJ25];[.AJ25]-8))" office:value-type="float" office:value="16777216" calcext:value-type="float">
            <text:p>1677721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43" calcext:value-type="float">
            <text:p>43</text:p>
          </table:table-cell>
          <table:table-cell table:style-name="ce86" office:value-type="string" calcext:value-type="string">
            <text:p>BUS_TE</text:p>
          </table:table-cell>
          <table:table-cell table:style-name="ce86" office:value-type="string" calcext:value-type="string">
            <text:p>out</text:p>
          </table:table-cell>
          <table:table-cell table:style-name="ce86" office:value-type="string" calcext:value-type="string">
            <text:p>BUS_TE</text:p>
          </table:table-cell>
          <table:table-cell table:style-name="ce86" office:value-type="string" calcext:value-type="string">
            <text:p>PB7</text:p>
          </table:table-cell>
          <table:table-cell table:style-name="Default"/>
          <table:table-cell table:style-name="ce83" office:value-type="string" calcext:value-type="string">
            <text:p>TIM17_CH1N</text:p>
          </table:table-cell>
          <table:table-cell table:style-name="Default"/>
          <table:table-cell table:style-name="ce86" office:value-type="string" calcext:value-type="string">
            <text:p>TSC5_IO4</text:p>
          </table:table-cell>
          <table:table-cell table:style-name="ce86" office:value-type="string" calcext:value-type="string">
            <text:p>I2C1_SDA</text:p>
          </table:table-cell>
          <table:table-cell table:style-name="ce86" table:number-columns-repeated="2"/>
          <table:table-cell table:style-name="ce86" office:value-type="string" calcext:value-type="string">
            <text:p>USART1_RX</text:p>
          </table:table-cell>
          <table:table-cell table:style-name="ce86" table:number-columns-repeated="6"/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style-name="ce44" table:formula="of:=[.E26]" office:value-type="string" office:string-value="BUS_TE" calcext:value-type="string">
            <text:p>BUS_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table:formula="of:=IF([.$AA26]=&quot;&quot;;IF([.$D26]=&quot;out&quot;;1;0);IF([.$AA26]=&quot;A&quot;;3;2))" office:value-type="float" office:value="2" calcext:value-type="float">
            <text:p>2</text:p>
          </table:table-cell>
          <table:table-cell table:formula="of:=IF([.$AC26]=&quot;&quot;;0;[.$AC26])" office:value-type="float" office:value="0" calcext:value-type="float">
            <text:p>0</text:p>
          </table:table-cell>
          <table:table-cell table:formula="of:=IF([.$AB26]=&quot;H&quot;;1;IF([.$AB26]=&quot;L&quot;;2;0))" office:value-type="float" office:value="0" calcext:value-type="float">
            <text:p>0</text:p>
          </table:table-cell>
          <table:table-cell table:formula="of:=IF([.$AB26]=1;1;0)" office:value-type="float" office:value="0" calcext:value-type="float">
            <text:p>0</text:p>
          </table:table-cell>
          <table:table-cell table:formula="of:=IF(OR([.$AA26]=&quot;&quot;;[.$AA26]=&quot;A&quot;);0;[.$AA26])" office:value-type="float" office:value="1" calcext:value-type="float">
            <text:p>1</text:p>
          </table:table-cell>
          <table:table-cell table:formula="of:=VALUE(MID([.$F26];3;2))" office:value-type="float" office:value="7" calcext:value-type="float">
            <text:p>7</text:p>
          </table:table-cell>
          <table:table-cell table:formula="of:=2^[.AJ26]" office:value-type="float" office:value="128" calcext:value-type="float">
            <text:p>128</text:p>
          </table:table-cell>
          <table:table-cell table:formula="of:=2^(2*[.AJ26])" office:value-type="float" office:value="16384" calcext:value-type="float">
            <text:p>16384</text:p>
          </table:table-cell>
          <table:table-cell table:formula="of:=2^(4*IF([.AJ26]&lt;8;[.AJ26];[.AJ26]-8))" office:value-type="float" office:value="268435456" calcext:value-type="float">
            <text:p>26843545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44" calcext:value-type="float">
            <text:p>44</text:p>
          </table:table-cell>
          <table:table-cell table:style-name="ce81" office:value-type="string" calcext:value-type="string">
            <text:p>SCL/GPIO</text:p>
          </table:table-cell>
          <table:table-cell table:style-name="ce86" office:value-type="string" calcext:value-type="string">
            <text:p>out</text:p>
          </table:table-cell>
          <table:table-cell table:style-name="ce81" office:value-type="string" calcext:value-type="string">
            <text:p>SCL/GPIO</text:p>
          </table:table-cell>
          <table:table-cell table:style-name="ce83" office:value-type="string" calcext:value-type="string">
            <text:p>PB8</text:p>
          </table:table-cell>
          <table:table-cell table:style-name="ce86"/>
          <table:table-cell table:style-name="ce86" office:value-type="string" calcext:value-type="string">
            <text:p>TIM16_CH1</text:p>
          </table:table-cell>
          <table:table-cell table:style-name="Default"/>
          <table:table-cell table:style-name="ce86" office:value-type="string" calcext:value-type="string">
            <text:p>TSC_SYNC</text:p>
          </table:table-cell>
          <table:table-cell table:style-name="ce84" office:value-type="string" calcext:value-type="string">
            <text:p>I2C1_SCL</text:p>
          </table:table-cell>
          <table:table-cell table:style-name="ce86" table:number-columns-repeated="2"/>
          <table:table-cell table:style-name="ce86" office:value-type="string" calcext:value-type="string">
            <text:p>USART3_RX</text:p>
          </table:table-cell>
          <table:table-cell table:style-name="ce86" table:number-columns-repeated="6"/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style-name="ce44" table:formula="of:=[.E27]" office:value-type="string" office:string-value="SCL/GPIO" calcext:value-type="string">
            <text:p>SCL/GPI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4" office:value-type="float" office:value="0" calcext:value-type="float">
            <text:p>0</text:p>
          </table:table-cell>
          <table:table-cell table:formula="of:=IF([.$AA27]=&quot;&quot;;IF([.$D27]=&quot;out&quot;;1;0);IF([.$AA27]=&quot;A&quot;;3;2))" office:value-type="float" office:value="1" calcext:value-type="float">
            <text:p>1</text:p>
          </table:table-cell>
          <table:table-cell table:formula="of:=IF([.$AC27]=&quot;&quot;;0;[.$AC27])" office:value-type="float" office:value="0" calcext:value-type="float">
            <text:p>0</text:p>
          </table:table-cell>
          <table:table-cell table:formula="of:=IF([.$AB27]=&quot;H&quot;;1;IF([.$AB27]=&quot;L&quot;;2;0))" office:value-type="float" office:value="0" calcext:value-type="float">
            <text:p>0</text:p>
          </table:table-cell>
          <table:table-cell table:formula="of:=IF([.$AB27]=1;1;0)" office:value-type="float" office:value="0" calcext:value-type="float">
            <text:p>0</text:p>
          </table:table-cell>
          <table:table-cell table:formula="of:=IF(OR([.$AA27]=&quot;&quot;;[.$AA27]=&quot;A&quot;);0;[.$AA27])" office:value-type="float" office:value="0" calcext:value-type="float">
            <text:p>0</text:p>
          </table:table-cell>
          <table:table-cell table:formula="of:=VALUE(MID([.$F27];3;2))" office:value-type="float" office:value="8" calcext:value-type="float">
            <text:p>8</text:p>
          </table:table-cell>
          <table:table-cell table:formula="of:=2^[.AJ27]" office:value-type="float" office:value="256" calcext:value-type="float">
            <text:p>256</text:p>
          </table:table-cell>
          <table:table-cell table:formula="of:=2^(2*[.AJ27])" office:value-type="float" office:value="65536" calcext:value-type="float">
            <text:p>65536</text:p>
          </table:table-cell>
          <table:table-cell table:formula="of:=2^(4*IF([.AJ27]&lt;8;[.AJ27];[.AJ27]-8))" office:value-type="float" office:value="1" calcext:value-type="float">
            <text:p>1</text:p>
          </table:table-cell>
          <table:table-cell table:number-columns-repeated="5"/>
          <table:table-cell table:formula="of:=BASE(SUMPRODUCT([.AI27:.AI34];[.$AM27:.$AM34]);16;8)" office:value-type="string" office:string-value="00061100" calcext:value-type="string">
            <text:p>00061100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86" office:value-type="float" office:value="46" calcext:value-type="float">
            <text:p>46</text:p>
          </table:table-cell>
          <table:table-cell table:style-name="ce81" office:value-type="string" calcext:value-type="string">
            <text:p>SDA/GPIO</text:p>
          </table:table-cell>
          <table:table-cell table:style-name="ce86" office:value-type="string" calcext:value-type="string">
            <text:p>out</text:p>
          </table:table-cell>
          <table:table-cell table:style-name="ce81" office:value-type="string" calcext:value-type="string">
            <text:p>SDA/GPIO</text:p>
          </table:table-cell>
          <table:table-cell table:style-name="ce83" office:value-type="string" calcext:value-type="string">
            <text:p>PB9</text:p>
          </table:table-cell>
          <table:table-cell table:style-name="ce86"/>
          <table:table-cell table:style-name="ce86" office:value-type="string" calcext:value-type="string">
            <text:p>TIM17_CH1</text:p>
          </table:table-cell>
          <table:table-cell table:style-name="ce86" table:number-columns-repeated="2"/>
          <table:table-cell table:style-name="ce84" office:value-type="string" calcext:value-type="string">
            <text:p>I2C1_SDA</text:p>
          </table:table-cell>
          <table:table-cell table:style-name="ce86"/>
          <table:table-cell table:style-name="ce86" office:value-type="string" calcext:value-type="string">
            <text:p>IROUT</text:p>
          </table:table-cell>
          <table:table-cell table:style-name="ce86" office:value-type="string" calcext:value-type="string">
            <text:p>USART3_TX</text:p>
          </table:table-cell>
          <table:table-cell table:style-name="ce86" office:value-type="string" calcext:value-type="string">
            <text:p>COMP2_OUT</text:p>
          </table:table-cell>
          <table:table-cell table:style-name="ce86" table:number-columns-repeated="5"/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style-name="ce44" table:formula="of:=[.E28]" office:value-type="string" office:string-value="SDA/GPIO" calcext:value-type="string">
            <text:p>SDA/GPI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4" office:value-type="float" office:value="0" calcext:value-type="float">
            <text:p>0</text:p>
          </table:table-cell>
          <table:table-cell table:formula="of:=IF([.$AA28]=&quot;&quot;;IF([.$D28]=&quot;out&quot;;1;0);IF([.$AA28]=&quot;A&quot;;3;2))" office:value-type="float" office:value="1" calcext:value-type="float">
            <text:p>1</text:p>
          </table:table-cell>
          <table:table-cell table:formula="of:=IF([.$AC28]=&quot;&quot;;0;[.$AC28])" office:value-type="float" office:value="0" calcext:value-type="float">
            <text:p>0</text:p>
          </table:table-cell>
          <table:table-cell table:formula="of:=IF([.$AB28]=&quot;H&quot;;1;IF([.$AB28]=&quot;L&quot;;2;0))" office:value-type="float" office:value="0" calcext:value-type="float">
            <text:p>0</text:p>
          </table:table-cell>
          <table:table-cell table:formula="of:=IF([.$AB28]=1;1;0)" office:value-type="float" office:value="0" calcext:value-type="float">
            <text:p>0</text:p>
          </table:table-cell>
          <table:table-cell table:formula="of:=IF(OR([.$AA28]=&quot;&quot;;[.$AA28]=&quot;A&quot;);0;[.$AA28])" office:value-type="float" office:value="0" calcext:value-type="float">
            <text:p>0</text:p>
          </table:table-cell>
          <table:table-cell table:formula="of:=VALUE(MID([.$F28];3;2))" office:value-type="float" office:value="9" calcext:value-type="float">
            <text:p>9</text:p>
          </table:table-cell>
          <table:table-cell table:formula="of:=2^[.AJ28]" office:value-type="float" office:value="512" calcext:value-type="float">
            <text:p>512</text:p>
          </table:table-cell>
          <table:table-cell table:formula="of:=2^(2*[.AJ28])" office:value-type="float" office:value="262144" calcext:value-type="float">
            <text:p>262144</text:p>
          </table:table-cell>
          <table:table-cell table:formula="of:=2^(4*IF([.AJ28]&lt;8;[.AJ28];[.AJ28]-8))"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21" calcext:value-type="float">
            <text:p>21</text:p>
          </table:table-cell>
          <table:table-cell table:style-name="ce81" office:value-type="string" calcext:value-type="string">
            <text:p>FAN_SPEED</text:p>
          </table:table-cell>
          <table:table-cell table:style-name="ce86" office:value-type="string" calcext:value-type="string">
            <text:p>in</text:p>
          </table:table-cell>
          <table:table-cell table:style-name="ce81" office:value-type="string" calcext:value-type="string">
            <text:p>FAN_SPEED</text:p>
          </table:table-cell>
          <table:table-cell table:style-name="ce86" office:value-type="string" calcext:value-type="string">
            <text:p>PB10</text:p>
          </table:table-cell>
          <table:table-cell table:style-name="ce86"/>
          <table:table-cell table:style-name="ce83" office:value-type="string" calcext:value-type="string">
            <text:p>TIM2_CH3</text:p>
          </table:table-cell>
          <table:table-cell table:style-name="ce86"/>
          <table:table-cell table:style-name="ce86" office:value-type="string" calcext:value-type="string">
            <text:p>TSC_SYNC</text:p>
          </table:table-cell>
          <table:table-cell table:style-name="ce86" table:number-columns-repeated="3"/>
          <table:table-cell table:style-name="ce86" office:value-type="string" calcext:value-type="string">
            <text:p>USART3_TX</text:p>
          </table:table-cell>
          <table:table-cell table:style-name="ce86" table:number-columns-repeated="6"/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style-name="ce44" table:formula="of:=[.E29]" office:value-type="string" office:string-value="FAN_SPEED" calcext:value-type="string">
            <text:p>FAN_SPEE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table:formula="of:=IF([.$AA29]=&quot;&quot;;IF([.$D29]=&quot;out&quot;;1;0);IF([.$AA29]=&quot;A&quot;;3;2))" office:value-type="float" office:value="2" calcext:value-type="float">
            <text:p>2</text:p>
          </table:table-cell>
          <table:table-cell table:formula="of:=IF([.$AC29]=&quot;&quot;;0;[.$AC29])" office:value-type="float" office:value="0" calcext:value-type="float">
            <text:p>0</text:p>
          </table:table-cell>
          <table:table-cell table:formula="of:=IF([.$AB29]=&quot;H&quot;;1;IF([.$AB29]=&quot;L&quot;;2;0))" office:value-type="float" office:value="0" calcext:value-type="float">
            <text:p>0</text:p>
          </table:table-cell>
          <table:table-cell table:formula="of:=IF([.$AB29]=1;1;0)" office:value-type="float" office:value="0" calcext:value-type="float">
            <text:p>0</text:p>
          </table:table-cell>
          <table:table-cell table:formula="of:=IF(OR([.$AA29]=&quot;&quot;;[.$AA29]=&quot;A&quot;);0;[.$AA29])" office:value-type="float" office:value="1" calcext:value-type="float">
            <text:p>1</text:p>
          </table:table-cell>
          <table:table-cell table:formula="of:=VALUE(MID([.$F29];3;2))" office:value-type="float" office:value="10" calcext:value-type="float">
            <text:p>10</text:p>
          </table:table-cell>
          <table:table-cell table:formula="of:=2^[.AJ29]" office:value-type="float" office:value="1024" calcext:value-type="float">
            <text:p>1024</text:p>
          </table:table-cell>
          <table:table-cell table:formula="of:=2^(2*[.AJ29])" office:value-type="float" office:value="1048576" calcext:value-type="float">
            <text:p>1048576</text:p>
          </table:table-cell>
          <table:table-cell table:formula="of:=2^(4*IF([.AJ29]&lt;8;[.AJ29];[.AJ29]-8))" office:value-type="float" office:value="256" calcext:value-type="float">
            <text:p>25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22" calcext:value-type="float">
            <text:p>22</text:p>
          </table:table-cell>
          <table:table-cell table:style-name="ce81" office:value-type="string" calcext:value-type="string">
            <text:p>FAN_PWM</text:p>
          </table:table-cell>
          <table:table-cell table:style-name="ce86" office:value-type="string" calcext:value-type="string">
            <text:p>out</text:p>
          </table:table-cell>
          <table:table-cell table:style-name="ce81" office:value-type="string" calcext:value-type="string">
            <text:p>FAN_PWM</text:p>
          </table:table-cell>
          <table:table-cell table:style-name="ce86" office:value-type="string" calcext:value-type="string">
            <text:p>PB11</text:p>
          </table:table-cell>
          <table:table-cell table:style-name="ce86"/>
          <table:table-cell table:style-name="ce83" office:value-type="string" calcext:value-type="string">
            <text:p>TIM2_CH4</text:p>
          </table:table-cell>
          <table:table-cell table:style-name="ce86"/>
          <table:table-cell table:style-name="ce86" office:value-type="string" calcext:value-type="string">
            <text:p>TSC6_IO1</text:p>
          </table:table-cell>
          <table:table-cell table:style-name="ce86" table:number-columns-repeated="3"/>
          <table:table-cell table:style-name="ce86" office:value-type="string" calcext:value-type="string">
            <text:p>USART3_RX</text:p>
          </table:table-cell>
          <table:table-cell table:style-name="ce86" table:number-columns-repeated="6"/>
          <table:table-cell/>
          <table:table-cell office:value-type="string" calcext:value-type="string">
            <text:p>EVENTOUT</text:p>
          </table:table-cell>
          <table:table-cell office:value-type="string" calcext:value-type="string">
            <text:p>ADC_IN14</text:p>
          </table:table-cell>
          <table:table-cell office:value-type="string" calcext:value-type="string">
            <text:p>COMP6_INP</text:p>
          </table:table-cell>
          <table:table-cell/>
          <table:table-cell table:style-name="ce44" table:formula="of:=[.E30]" office:value-type="string" office:string-value="FAN_PWM" calcext:value-type="string">
            <text:p>FAN_PW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table:formula="of:=IF([.$AA30]=&quot;&quot;;IF([.$D30]=&quot;out&quot;;1;0);IF([.$AA30]=&quot;A&quot;;3;2))" office:value-type="float" office:value="2" calcext:value-type="float">
            <text:p>2</text:p>
          </table:table-cell>
          <table:table-cell table:formula="of:=IF([.$AC30]=&quot;&quot;;0;[.$AC30])" office:value-type="float" office:value="0" calcext:value-type="float">
            <text:p>0</text:p>
          </table:table-cell>
          <table:table-cell table:formula="of:=IF([.$AB30]=&quot;H&quot;;1;IF([.$AB30]=&quot;L&quot;;2;0))" office:value-type="float" office:value="0" calcext:value-type="float">
            <text:p>0</text:p>
          </table:table-cell>
          <table:table-cell table:formula="of:=IF([.$AB30]=1;1;0)" office:value-type="float" office:value="0" calcext:value-type="float">
            <text:p>0</text:p>
          </table:table-cell>
          <table:table-cell table:formula="of:=IF(OR([.$AA30]=&quot;&quot;;[.$AA30]=&quot;A&quot;);0;[.$AA30])" office:value-type="float" office:value="1" calcext:value-type="float">
            <text:p>1</text:p>
          </table:table-cell>
          <table:table-cell table:formula="of:=VALUE(MID([.$F30];3;2))" office:value-type="float" office:value="11" calcext:value-type="float">
            <text:p>11</text:p>
          </table:table-cell>
          <table:table-cell table:formula="of:=2^[.AJ30]" office:value-type="float" office:value="2048" calcext:value-type="float">
            <text:p>2048</text:p>
          </table:table-cell>
          <table:table-cell table:formula="of:=2^(2*[.AJ30])" office:value-type="float" office:value="4194304" calcext:value-type="float">
            <text:p>4194304</text:p>
          </table:table-cell>
          <table:table-cell table:formula="of:=2^(4*IF([.AJ30]&lt;8;[.AJ30];[.AJ30]-8))" office:value-type="float" office:value="4096" calcext:value-type="float">
            <text:p>409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25" calcext:value-type="float">
            <text:p>25</text:p>
          </table:table-cell>
          <table:table-cell table:style-name="ce81" office:value-type="string" calcext:value-type="string">
            <text:p>OVLD</text:p>
          </table:table-cell>
          <table:table-cell table:style-name="ce86" office:value-type="string" calcext:value-type="string">
            <text:p>in</text:p>
          </table:table-cell>
          <table:table-cell table:style-name="ce81" office:value-type="string" calcext:value-type="string">
            <text:p>OVLD</text:p>
          </table:table-cell>
          <table:table-cell table:style-name="ce86" office:value-type="string" calcext:value-type="string">
            <text:p>PB12</text:p>
          </table:table-cell>
          <table:table-cell table:style-name="ce86"/>
          <table:table-cell table:style-name="Default"/>
          <table:table-cell table:style-name="ce86"/>
          <table:table-cell table:style-name="ce86" office:value-type="string" calcext:value-type="string">
            <text:p>TSC6_IO2</text:p>
          </table:table-cell>
          <table:table-cell table:style-name="ce86" office:value-type="string" calcext:value-type="string">
            <text:p>I2C2_SMB</text:p>
          </table:table-cell>
          <table:table-cell table:style-name="ce86" office:value-type="string" calcext:value-type="string">
            <text:p>SPI2_NSS</text:p>
          </table:table-cell>
          <table:table-cell table:style-name="ce83" office:value-type="string" calcext:value-type="string">
            <text:p>TIM1_BKIN</text:p>
          </table:table-cell>
          <table:table-cell table:style-name="ce86" office:value-type="string" calcext:value-type="string">
            <text:p>USART3_CK</text:p>
          </table:table-cell>
          <table:table-cell table:style-name="ce86" table:number-columns-repeated="6"/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style-name="ce44" table:formula="of:=[.E31]" office:value-type="string" office:string-value="OVLD" calcext:value-type="string">
            <text:p>OVL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table:formula="of:=IF([.$AA31]=&quot;&quot;;IF([.$D31]=&quot;out&quot;;1;0);IF([.$AA31]=&quot;A&quot;;3;2))" office:value-type="float" office:value="2" calcext:value-type="float">
            <text:p>2</text:p>
          </table:table-cell>
          <table:table-cell table:formula="of:=IF([.$AC31]=&quot;&quot;;0;[.$AC31])" office:value-type="float" office:value="0" calcext:value-type="float">
            <text:p>0</text:p>
          </table:table-cell>
          <table:table-cell table:formula="of:=IF([.$AB31]=&quot;H&quot;;1;IF([.$AB31]=&quot;L&quot;;2;0))" office:value-type="float" office:value="0" calcext:value-type="float">
            <text:p>0</text:p>
          </table:table-cell>
          <table:table-cell table:formula="of:=IF([.$AB31]=1;1;0)" office:value-type="float" office:value="0" calcext:value-type="float">
            <text:p>0</text:p>
          </table:table-cell>
          <table:table-cell table:formula="of:=IF(OR([.$AA31]=&quot;&quot;;[.$AA31]=&quot;A&quot;);0;[.$AA31])" office:value-type="float" office:value="6" calcext:value-type="float">
            <text:p>6</text:p>
          </table:table-cell>
          <table:table-cell table:formula="of:=VALUE(MID([.$F31];3;2))" office:value-type="float" office:value="12" calcext:value-type="float">
            <text:p>12</text:p>
          </table:table-cell>
          <table:table-cell table:formula="of:=2^[.AJ31]" office:value-type="float" office:value="4096" calcext:value-type="float">
            <text:p>4096</text:p>
          </table:table-cell>
          <table:table-cell table:formula="of:=2^(2*[.AJ31])" office:value-type="float" office:value="16777216" calcext:value-type="float">
            <text:p>16777216</text:p>
          </table:table-cell>
          <table:table-cell table:formula="of:=2^(4*IF([.AJ31]&lt;8;[.AJ31];[.AJ31]-8))" office:value-type="float" office:value="65536" calcext:value-type="float">
            <text:p>6553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26" calcext:value-type="float">
            <text:p>26</text:p>
          </table:table-cell>
          <table:table-cell table:style-name="ce81" office:value-type="string" calcext:value-type="string">
            <text:p>LED1</text:p>
          </table:table-cell>
          <table:table-cell table:style-name="ce86" office:value-type="string" calcext:value-type="string">
            <text:p>out</text:p>
          </table:table-cell>
          <table:table-cell table:style-name="ce81" office:value-type="string" calcext:value-type="string">
            <text:p>LED1</text:p>
          </table:table-cell>
          <table:table-cell table:style-name="ce83" office:value-type="string" calcext:value-type="string">
            <text:p>PB13</text:p>
          </table:table-cell>
          <table:table-cell table:style-name="ce86" table:number-columns-repeated="3"/>
          <table:table-cell table:style-name="ce86" office:value-type="string" calcext:value-type="string">
            <text:p>TSC6_IO3</text:p>
          </table:table-cell>
          <table:table-cell table:style-name="ce86"/>
          <table:table-cell table:style-name="ce86" office:value-type="string" calcext:value-type="string">
            <text:p>SPI2_SCK</text:p>
          </table:table-cell>
          <table:table-cell table:style-name="ce86" office:value-type="string" calcext:value-type="string">
            <text:p>TIM1_CH1N</text:p>
          </table:table-cell>
          <table:table-cell table:style-name="ce86" office:value-type="string" calcext:value-type="string">
            <text:p>USART3_CTS</text:p>
          </table:table-cell>
          <table:table-cell table:style-name="ce86" table:number-columns-repeated="6"/>
          <table:table-cell/>
          <table:table-cell office:value-type="string" calcext:value-type="string">
            <text:p>EVENTOUT</text:p>
          </table:table-cell>
          <table:table-cell office:value-type="string" calcext:value-type="string">
            <text:p>ADC_IN13</text:p>
          </table:table-cell>
          <table:table-cell table:number-columns-repeated="2"/>
          <table:table-cell table:style-name="ce44" table:formula="of:=[.E32]" office:value-type="string" office:string-value="LED1" calcext:value-type="string">
            <text:p>LED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4" office:value-type="float" office:value="0" calcext:value-type="float">
            <text:p>0</text:p>
          </table:table-cell>
          <table:table-cell table:formula="of:=IF([.$AA32]=&quot;&quot;;IF([.$D32]=&quot;out&quot;;1;0);IF([.$AA32]=&quot;A&quot;;3;2))" office:value-type="float" office:value="1" calcext:value-type="float">
            <text:p>1</text:p>
          </table:table-cell>
          <table:table-cell table:formula="of:=IF([.$AC32]=&quot;&quot;;0;[.$AC32])" office:value-type="float" office:value="0" calcext:value-type="float">
            <text:p>0</text:p>
          </table:table-cell>
          <table:table-cell table:formula="of:=IF([.$AB32]=&quot;H&quot;;1;IF([.$AB32]=&quot;L&quot;;2;0))" office:value-type="float" office:value="0" calcext:value-type="float">
            <text:p>0</text:p>
          </table:table-cell>
          <table:table-cell table:formula="of:=IF([.$AB32]=1;1;0)" office:value-type="float" office:value="1" calcext:value-type="float">
            <text:p>1</text:p>
          </table:table-cell>
          <table:table-cell table:formula="of:=IF(OR([.$AA32]=&quot;&quot;;[.$AA32]=&quot;A&quot;);0;[.$AA32])" office:value-type="float" office:value="0" calcext:value-type="float">
            <text:p>0</text:p>
          </table:table-cell>
          <table:table-cell table:formula="of:=VALUE(MID([.$F32];3;2))" office:value-type="float" office:value="13" calcext:value-type="float">
            <text:p>13</text:p>
          </table:table-cell>
          <table:table-cell table:formula="of:=2^[.AJ32]" office:value-type="float" office:value="8192" calcext:value-type="float">
            <text:p>8192</text:p>
          </table:table-cell>
          <table:table-cell table:formula="of:=2^(2*[.AJ32])" office:value-type="float" office:value="67108864" calcext:value-type="float">
            <text:p>67108864</text:p>
          </table:table-cell>
          <table:table-cell table:formula="of:=2^(4*IF([.AJ32]&lt;8;[.AJ32];[.AJ32]-8))" office:value-type="float" office:value="1048576" calcext:value-type="float">
            <text:p>104857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27" calcext:value-type="float">
            <text:p>27</text:p>
          </table:table-cell>
          <table:table-cell table:style-name="ce81" office:value-type="string" calcext:value-type="string">
            <text:p>LED2</text:p>
          </table:table-cell>
          <table:table-cell table:style-name="ce86" office:value-type="string" calcext:value-type="string">
            <text:p>out</text:p>
          </table:table-cell>
          <table:table-cell table:style-name="ce81" office:value-type="string" calcext:value-type="string">
            <text:p>LED2</text:p>
          </table:table-cell>
          <table:table-cell table:style-name="ce83" office:value-type="string" calcext:value-type="string">
            <text:p>PB14</text:p>
          </table:table-cell>
          <table:table-cell table:style-name="ce86"/>
          <table:table-cell table:style-name="ce86" office:value-type="string" calcext:value-type="string">
            <text:p>TIM15_CH1</text:p>
          </table:table-cell>
          <table:table-cell table:style-name="ce86"/>
          <table:table-cell table:style-name="ce86" office:value-type="string" calcext:value-type="string">
            <text:p>TSC6_IO4</text:p>
          </table:table-cell>
          <table:table-cell table:style-name="ce86"/>
          <table:table-cell table:style-name="ce86" office:value-type="string" calcext:value-type="string">
            <text:p>SPI2_MISO</text:p>
          </table:table-cell>
          <table:table-cell table:style-name="ce86" office:value-type="string" calcext:value-type="string">
            <text:p>TIM1_CH2N</text:p>
          </table:table-cell>
          <table:table-cell table:style-name="ce86" office:value-type="string" calcext:value-type="string">
            <text:p>USART3_RTS</text:p>
          </table:table-cell>
          <table:table-cell table:style-name="ce86" table:number-columns-repeated="6"/>
          <table:table-cell/>
          <table:table-cell office:value-type="string" calcext:value-type="string">
            <text:p>EVENTOUT</text:p>
          </table:table-cell>
          <table:table-cell table:number-columns-repeated="2"/>
          <table:table-cell office:value-type="string" calcext:value-type="string">
            <text:p>OPAMP2_INP</text:p>
          </table:table-cell>
          <table:table-cell table:style-name="ce44" table:formula="of:=[.E33]" office:value-type="string" office:string-value="LED2" calcext:value-type="string">
            <text:p>LED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4" office:value-type="float" office:value="0" calcext:value-type="float">
            <text:p>0</text:p>
          </table:table-cell>
          <table:table-cell table:formula="of:=IF([.$AA33]=&quot;&quot;;IF([.$D33]=&quot;out&quot;;1;0);IF([.$AA33]=&quot;A&quot;;3;2))" office:value-type="float" office:value="1" calcext:value-type="float">
            <text:p>1</text:p>
          </table:table-cell>
          <table:table-cell table:formula="of:=IF([.$AC33]=&quot;&quot;;0;[.$AC33])" office:value-type="float" office:value="0" calcext:value-type="float">
            <text:p>0</text:p>
          </table:table-cell>
          <table:table-cell table:formula="of:=IF([.$AB33]=&quot;H&quot;;1;IF([.$AB33]=&quot;L&quot;;2;0))" office:value-type="float" office:value="0" calcext:value-type="float">
            <text:p>0</text:p>
          </table:table-cell>
          <table:table-cell table:formula="of:=IF([.$AB33]=1;1;0)" office:value-type="float" office:value="1" calcext:value-type="float">
            <text:p>1</text:p>
          </table:table-cell>
          <table:table-cell table:formula="of:=IF(OR([.$AA33]=&quot;&quot;;[.$AA33]=&quot;A&quot;);0;[.$AA33])" office:value-type="float" office:value="0" calcext:value-type="float">
            <text:p>0</text:p>
          </table:table-cell>
          <table:table-cell table:formula="of:=VALUE(MID([.$F33];3;2))" office:value-type="float" office:value="14" calcext:value-type="float">
            <text:p>14</text:p>
          </table:table-cell>
          <table:table-cell table:formula="of:=2^[.AJ33]" office:value-type="float" office:value="16384" calcext:value-type="float">
            <text:p>16384</text:p>
          </table:table-cell>
          <table:table-cell table:formula="of:=2^(2*[.AJ33])" office:value-type="float" office:value="268435456" calcext:value-type="float">
            <text:p>268435456</text:p>
          </table:table-cell>
          <table:table-cell table:formula="of:=2^(4*IF([.AJ33]&lt;8;[.AJ33];[.AJ33]-8))" office:value-type="float" office:value="16777216" calcext:value-type="float">
            <text:p>1677721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28" calcext:value-type="float">
            <text:p>28</text:p>
          </table:table-cell>
          <table:table-cell table:style-name="ce81" office:value-type="string" calcext:value-type="string">
            <text:p>SYNC_TE</text:p>
          </table:table-cell>
          <table:table-cell table:style-name="ce86" office:value-type="string" calcext:value-type="string">
            <text:p>out</text:p>
          </table:table-cell>
          <table:table-cell table:style-name="ce81" office:value-type="string" calcext:value-type="string">
            <text:p>SYNC_TE</text:p>
          </table:table-cell>
          <table:table-cell table:style-name="ce83" office:value-type="string" calcext:value-type="string">
            <text:p>PB15</text:p>
          </table:table-cell>
          <table:table-cell table:style-name="ce86" office:value-type="string" calcext:value-type="string">
            <text:p>RTC_REFIN</text:p>
          </table:table-cell>
          <table:table-cell table:style-name="ce86" office:value-type="string" calcext:value-type="string">
            <text:p>TIM15_CH2</text:p>
          </table:table-cell>
          <table:table-cell table:style-name="ce86" office:value-type="string" calcext:value-type="string">
            <text:p>TIM15_CH1N</text:p>
          </table:table-cell>
          <table:table-cell table:style-name="ce86"/>
          <table:table-cell table:style-name="ce86" office:value-type="string" calcext:value-type="string">
            <text:p>TIM1_CH3N</text:p>
          </table:table-cell>
          <table:table-cell table:style-name="ce86" office:value-type="string" calcext:value-type="string">
            <text:p>SPI2_MOSI</text:p>
          </table:table-cell>
          <table:table-cell table:style-name="ce86" table:number-columns-repeated="8"/>
          <table:table-cell/>
          <table:table-cell office:value-type="string" calcext:value-type="string">
            <text:p>EVENTOUT</text:p>
          </table:table-cell>
          <table:table-cell table:number-columns-repeated="2"/>
          <table:table-cell office:value-type="string" calcext:value-type="string">
            <text:p>COMP6_INM</text:p>
          </table:table-cell>
          <table:table-cell table:style-name="ce44" table:formula="of:=[.E34]" office:value-type="string" office:string-value="SYNC_TE" calcext:value-type="string">
            <text:p>SYNC_T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4" office:value-type="float" office:value="0" calcext:value-type="float">
            <text:p>0</text:p>
          </table:table-cell>
          <table:table-cell table:formula="of:=IF([.$AA34]=&quot;&quot;;IF([.$D34]=&quot;out&quot;;1;0);IF([.$AA34]=&quot;A&quot;;3;2))" office:value-type="float" office:value="1" calcext:value-type="float">
            <text:p>1</text:p>
          </table:table-cell>
          <table:table-cell table:formula="of:=IF([.$AC34]=&quot;&quot;;0;[.$AC34])" office:value-type="float" office:value="0" calcext:value-type="float">
            <text:p>0</text:p>
          </table:table-cell>
          <table:table-cell table:formula="of:=IF([.$AB34]=&quot;H&quot;;1;IF([.$AB34]=&quot;L&quot;;2;0))" office:value-type="float" office:value="0" calcext:value-type="float">
            <text:p>0</text:p>
          </table:table-cell>
          <table:table-cell table:formula="of:=IF([.$AB34]=1;1;0)" office:value-type="float" office:value="0" calcext:value-type="float">
            <text:p>0</text:p>
          </table:table-cell>
          <table:table-cell table:formula="of:=IF(OR([.$AA34]=&quot;&quot;;[.$AA34]=&quot;A&quot;);0;[.$AA34])" office:value-type="float" office:value="0" calcext:value-type="float">
            <text:p>0</text:p>
          </table:table-cell>
          <table:table-cell table:formula="of:=VALUE(MID([.$F34];3;2))" office:value-type="float" office:value="15" calcext:value-type="float">
            <text:p>15</text:p>
          </table:table-cell>
          <table:table-cell table:formula="of:=2^[.AJ34]" office:value-type="float" office:value="32768" calcext:value-type="float">
            <text:p>32768</text:p>
          </table:table-cell>
          <table:table-cell table:formula="of:=2^(2*[.AJ34])" office:value-type="float" office:value="1073741824" calcext:value-type="float">
            <text:p>1073741824</text:p>
          </table:table-cell>
          <table:table-cell table:formula="of:=2^(4*IF([.AJ34]&lt;8;[.AJ34];[.AJ34]-8))" office:value-type="float" office:value="268435456" calcext:value-type="float">
            <text:p>26843545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2" calcext:value-type="float">
            <text:p>2</text:p>
          </table:table-cell>
          <table:table-cell table:style-name="ce81" office:value-type="string" calcext:value-type="string">
            <text:p>FAULT</text:p>
          </table:table-cell>
          <table:table-cell table:style-name="ce86" office:value-type="string" calcext:value-type="string">
            <text:p>out</text:p>
          </table:table-cell>
          <table:table-cell table:style-name="ce81" office:value-type="string" calcext:value-type="string">
            <text:p>FAULT</text:p>
          </table:table-cell>
          <table:table-cell table:style-name="ce83" office:value-type="string" calcext:value-type="string">
            <text:p>PC13</text:p>
          </table:table-cell>
          <table:table-cell table:style-name="ce86" table:number-columns-repeated="4"/>
          <table:table-cell table:style-name="ce86" office:value-type="string" calcext:value-type="string">
            <text:p>TIM1_CH1N</text:p>
          </table:table-cell>
          <table:table-cell table:style-name="ce86" table:number-columns-repeated="9"/>
          <table:table-cell table:number-columns-repeated="4"/>
          <table:table-cell office:value-type="string" calcext:value-type="string">
            <text:p>WKUP, RTC</text:p>
          </table:table-cell>
          <table:table-cell table:style-name="ce44" table:formula="of:=[.E35]" office:value-type="string" office:string-value="FAULT" calcext:value-type="string">
            <text:p>FAUL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4" office:value-type="float" office:value="1" calcext:value-type="float">
            <text:p>1</text:p>
          </table:table-cell>
          <table:table-cell table:formula="of:=IF([.$AA35]=&quot;&quot;;IF([.$D35]=&quot;out&quot;;1;0);IF([.$AA35]=&quot;A&quot;;3;2))" office:value-type="float" office:value="1" calcext:value-type="float">
            <text:p>1</text:p>
          </table:table-cell>
          <table:table-cell table:formula="of:=IF([.$AC35]=&quot;&quot;;0;[.$AC35])" office:value-type="float" office:value="0" calcext:value-type="float">
            <text:p>0</text:p>
          </table:table-cell>
          <table:table-cell table:formula="of:=IF([.$AB35]=&quot;H&quot;;1;IF([.$AB35]=&quot;L&quot;;2;0))" office:value-type="float" office:value="0" calcext:value-type="float">
            <text:p>0</text:p>
          </table:table-cell>
          <table:table-cell table:formula="of:=IF([.$AB35]=1;1;0)" office:value-type="float" office:value="0" calcext:value-type="float">
            <text:p>0</text:p>
          </table:table-cell>
          <table:table-cell table:formula="of:=IF(OR([.$AA35]=&quot;&quot;;[.$AA35]=&quot;A&quot;);0;[.$AA35])" office:value-type="float" office:value="0" calcext:value-type="float">
            <text:p>0</text:p>
          </table:table-cell>
          <table:table-cell table:formula="of:=VALUE(MID([.$F35];3;2))" office:value-type="float" office:value="13" calcext:value-type="float">
            <text:p>13</text:p>
          </table:table-cell>
          <table:table-cell table:formula="of:=2^[.AJ35]" office:value-type="float" office:value="8192" calcext:value-type="float">
            <text:p>8192</text:p>
          </table:table-cell>
          <table:table-cell table:formula="of:=2^(2*[.AJ35])" office:value-type="float" office:value="67108864" calcext:value-type="float">
            <text:p>67108864</text:p>
          </table:table-cell>
          <table:table-cell table:formula="of:=2^(4*IF([.AJ35]&lt;8;[.AJ35];[.AJ35]-8))" office:value-type="float" office:value="1048576" calcext:value-type="float">
            <text:p>1048576</text:p>
          </table:table-cell>
          <table:table-cell table:formula="of:=BASE(SUMPRODUCT([.AE35:.AE37];[.$AL35:.$AL37]);16;8)" office:value-type="string" office:string-value="14000000" calcext:value-type="string">
            <text:p>14000000</text:p>
          </table:table-cell>
          <table:table-cell table:formula="of:=BASE(SUMPRODUCT([.AD35:.AD37];[.$AK35:.$AK37]);16;8)" office:value-type="string" office:string-value="00002000" calcext:value-type="string">
            <text:p>00002000</text:p>
          </table:table-cell>
          <table:table-cell table:formula="of:=BASE(SUMPRODUCT([.AF35:.AF37];[.$AL35:.$AL37]);16;8)" office:value-type="string" office:string-value="00000000" calcext:value-type="string">
            <text:p>00000000</text:p>
          </table:table-cell>
          <table:table-cell table:formula="of:=BASE(SUMPRODUCT([.AG35:.AG37];[.$AL35:.$AL37]);16;8)" office:value-type="string" office:string-value="00000000" calcext:value-type="string">
            <text:p>00000000</text:p>
          </table:table-cell>
          <table:table-cell table:formula="of:=BASE(SUMPRODUCT([.AH35:.AH37];[.$AK35:.$AK37]);16;8)" office:value-type="string" office:string-value="00000000" calcext:value-type="string">
            <text:p>00000000</text:p>
          </table:table-cell>
          <table:table-cell table:formula="of:=BASE(SUMPRODUCT([.AI35:.AI37];[.$AM35:.$AM37]);16;8)" office:value-type="string" office:string-value="00000000" calcext:value-type="string">
            <text:p>00000000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86" office:value-type="float" office:value="3" calcext:value-type="float">
            <text:p>3</text:p>
          </table:table-cell>
          <table:table-cell table:style-name="ce81" office:value-type="string" calcext:value-type="string">
            <text:p>TP2</text:p>
          </table:table-cell>
          <table:table-cell table:style-name="ce86" office:value-type="string" calcext:value-type="string">
            <text:p>out</text:p>
          </table:table-cell>
          <table:table-cell table:style-name="ce81" office:value-type="string" calcext:value-type="string">
            <text:p>TP2</text:p>
          </table:table-cell>
          <table:table-cell table:style-name="ce83" office:value-type="string" calcext:value-type="string">
            <text:p>PC14</text:p>
          </table:table-cell>
          <table:table-cell table:style-name="ce86" table:number-columns-repeated="14"/>
          <table:table-cell table:number-columns-repeated="4"/>
          <table:table-cell office:value-type="string" calcext:value-type="string">
            <text:p>OSC32_IN</text:p>
          </table:table-cell>
          <table:table-cell table:style-name="ce44" table:formula="of:=[.E36]" office:value-type="string" office:string-value="TP2" calcext:value-type="string">
            <text:p>TP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4" office:value-type="float" office:value="0" calcext:value-type="float">
            <text:p>0</text:p>
          </table:table-cell>
          <table:table-cell table:formula="of:=IF([.$AA36]=&quot;&quot;;IF([.$D36]=&quot;out&quot;;1;0);IF([.$AA36]=&quot;A&quot;;3;2))" office:value-type="float" office:value="1" calcext:value-type="float">
            <text:p>1</text:p>
          </table:table-cell>
          <table:table-cell table:formula="of:=IF([.$AC36]=&quot;&quot;;0;[.$AC36])" office:value-type="float" office:value="0" calcext:value-type="float">
            <text:p>0</text:p>
          </table:table-cell>
          <table:table-cell table:formula="of:=IF([.$AB36]=&quot;H&quot;;1;IF([.$AB36]=&quot;L&quot;;2;0))" office:value-type="float" office:value="0" calcext:value-type="float">
            <text:p>0</text:p>
          </table:table-cell>
          <table:table-cell table:formula="of:=IF([.$AB36]=1;1;0)" office:value-type="float" office:value="0" calcext:value-type="float">
            <text:p>0</text:p>
          </table:table-cell>
          <table:table-cell table:formula="of:=IF(OR([.$AA36]=&quot;&quot;;[.$AA36]=&quot;A&quot;);0;[.$AA36])" office:value-type="float" office:value="0" calcext:value-type="float">
            <text:p>0</text:p>
          </table:table-cell>
          <table:table-cell table:formula="of:=VALUE(MID([.$F36];3;2))" office:value-type="float" office:value="14" calcext:value-type="float">
            <text:p>14</text:p>
          </table:table-cell>
          <table:table-cell table:formula="of:=2^[.AJ36]" office:value-type="float" office:value="16384" calcext:value-type="float">
            <text:p>16384</text:p>
          </table:table-cell>
          <table:table-cell table:formula="of:=2^(2*[.AJ36])" office:value-type="float" office:value="268435456" calcext:value-type="float">
            <text:p>268435456</text:p>
          </table:table-cell>
          <table:table-cell table:formula="of:=2^(4*IF([.AJ36]&lt;8;[.AJ36];[.AJ36]-8))" office:value-type="float" office:value="16777216" calcext:value-type="float">
            <text:p>1677721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4" calcext:value-type="float">
            <text:p>4</text:p>
          </table:table-cell>
          <table:table-cell table:style-name="ce81" office:value-type="string" calcext:value-type="string">
            <text:p>n.c.</text:p>
          </table:table-cell>
          <table:table-cell table:style-name="ce86"/>
          <table:table-cell table:style-name="ce81" office:value-type="string" calcext:value-type="string">
            <text:p>n.c.</text:p>
          </table:table-cell>
          <table:table-cell table:style-name="ce86" office:value-type="string" calcext:value-type="string">
            <text:p>PC15</text:p>
          </table:table-cell>
          <table:table-cell table:style-name="Default"/>
          <table:table-cell table:style-name="ce86" table:number-columns-repeated="13"/>
          <table:table-cell table:number-columns-repeated="4"/>
          <table:table-cell office:value-type="string" calcext:value-type="string">
            <text:p>OSC32_OUT</text:p>
          </table:table-cell>
          <table:table-cell table:style-name="ce44" table:formula="of:=[.E37]" office:value-type="string" office:string-value="n.c." calcext:value-type="string">
            <text:p>n.c.</text:p>
          </table:table-cell>
          <table:table-cell table:number-columns-repeated="3"/>
          <table:table-cell table:style-name="ce84" office:value-type="float" office:value="0" calcext:value-type="float">
            <text:p>0</text:p>
          </table:table-cell>
          <table:table-cell table:formula="of:=IF([.$AA37]=&quot;&quot;;IF([.$D37]=&quot;out&quot;;1;0);IF([.$AA37]=&quot;A&quot;;3;2))" office:value-type="float" office:value="0" calcext:value-type="float">
            <text:p>0</text:p>
          </table:table-cell>
          <table:table-cell table:formula="of:=IF([.$AC37]=&quot;&quot;;0;[.$AC37])" office:value-type="float" office:value="0" calcext:value-type="float">
            <text:p>0</text:p>
          </table:table-cell>
          <table:table-cell table:formula="of:=IF([.$AB37]=&quot;H&quot;;1;IF([.$AB37]=&quot;L&quot;;2;0))" office:value-type="float" office:value="0" calcext:value-type="float">
            <text:p>0</text:p>
          </table:table-cell>
          <table:table-cell table:formula="of:=IF([.$AB37]=1;1;0)" office:value-type="float" office:value="0" calcext:value-type="float">
            <text:p>0</text:p>
          </table:table-cell>
          <table:table-cell table:formula="of:=IF(OR([.$AA37]=&quot;&quot;;[.$AA37]=&quot;A&quot;);0;[.$AA37])" office:value-type="float" office:value="0" calcext:value-type="float">
            <text:p>0</text:p>
          </table:table-cell>
          <table:table-cell table:formula="of:=VALUE(MID([.$F37];3;2))" office:value-type="float" office:value="15" calcext:value-type="float">
            <text:p>15</text:p>
          </table:table-cell>
          <table:table-cell table:formula="of:=2^[.AJ37]" office:value-type="float" office:value="32768" calcext:value-type="float">
            <text:p>32768</text:p>
          </table:table-cell>
          <table:table-cell table:formula="of:=2^(2*[.AJ37])" office:value-type="float" office:value="1073741824" calcext:value-type="float">
            <text:p>1073741824</text:p>
          </table:table-cell>
          <table:table-cell table:formula="of:=2^(4*IF([.AJ37]&lt;8;[.AJ37];[.AJ37]-8))" office:value-type="float" office:value="268435456" calcext:value-type="float">
            <text:p>268435456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86" office:value-type="float" office:value="5" calcext:value-type="float">
            <text:p>5</text:p>
          </table:table-cell>
          <table:table-cell table:style-name="ce86" office:value-type="string" calcext:value-type="string">
            <text:p>XI</text:p>
          </table:table-cell>
          <table:table-cell table:style-name="ce86"/>
          <table:table-cell table:style-name="ce86" office:value-type="string" calcext:value-type="string">
            <text:p>XI</text:p>
          </table:table-cell>
          <table:table-cell table:style-name="ce86" office:value-type="string" calcext:value-type="string">
            <text:p>PF0</text:p>
          </table:table-cell>
          <table:table-cell table:style-name="ce86"/>
          <table:table-cell table:style-name="ce90" table:number-columns-repeated="3"/>
          <table:table-cell table:style-name="ce86" office:value-type="string" calcext:value-type="string">
            <text:p>I2C2_SDA</text:p>
          </table:table-cell>
          <table:table-cell table:style-name="ce86" office:value-type="string" calcext:value-type="string">
            <text:p>SPI2_NSS</text:p>
          </table:table-cell>
          <table:table-cell table:style-name="ce86" office:value-type="string" calcext:value-type="string">
            <text:p>TIM1_CH3N</text:p>
          </table:table-cell>
          <table:table-cell table:style-name="ce86" table:number-columns-repeated="7"/>
          <table:table-cell table:number-columns-repeated="4"/>
          <table:table-cell table:style-name="ce83" office:value-type="string" calcext:value-type="string">
            <text:p>OSC_IN</text:p>
          </table:table-cell>
          <table:table-cell table:style-name="ce44" table:formula="of:=[.E38]" office:value-type="string" office:string-value="XI" calcext:value-type="string">
            <text:p>XI</text:p>
          </table:table-cell>
          <table:table-cell table:number-columns-repeated="3"/>
          <table:table-cell table:style-name="ce84" office:value-type="float" office:value="0" calcext:value-type="float">
            <text:p>0</text:p>
          </table:table-cell>
          <table:table-cell table:formula="of:=IF([.$AA38]=&quot;&quot;;IF([.$D38]=&quot;out&quot;;1;0);IF([.$AA38]=&quot;A&quot;;3;2))" office:value-type="float" office:value="0" calcext:value-type="float">
            <text:p>0</text:p>
          </table:table-cell>
          <table:table-cell table:formula="of:=IF([.$AC38]=&quot;&quot;;0;[.$AC38])" office:value-type="float" office:value="0" calcext:value-type="float">
            <text:p>0</text:p>
          </table:table-cell>
          <table:table-cell table:formula="of:=IF([.$AB38]=&quot;H&quot;;1;IF([.$AB38]=&quot;L&quot;;2;0))" office:value-type="float" office:value="0" calcext:value-type="float">
            <text:p>0</text:p>
          </table:table-cell>
          <table:table-cell table:formula="of:=IF([.$AB38]=1;1;0)" office:value-type="float" office:value="0" calcext:value-type="float">
            <text:p>0</text:p>
          </table:table-cell>
          <table:table-cell table:formula="of:=IF(OR([.$AA38]=&quot;&quot;;[.$AA38]=&quot;A&quot;);0;[.$AA38])" office:value-type="float" office:value="0" calcext:value-type="float">
            <text:p>0</text:p>
          </table:table-cell>
          <table:table-cell table:formula="of:=VALUE(MID([.$F38];3;2))" office:value-type="float" office:value="0" calcext:value-type="float">
            <text:p>0</text:p>
          </table:table-cell>
          <table:table-cell table:formula="of:=2^[.AJ38]" office:value-type="float" office:value="1" calcext:value-type="float">
            <text:p>1</text:p>
          </table:table-cell>
          <table:table-cell table:formula="of:=2^(2*[.AJ38])" office:value-type="float" office:value="1" calcext:value-type="float">
            <text:p>1</text:p>
          </table:table-cell>
          <table:table-cell table:formula="of:=2^(4*IF([.AJ38]&lt;8;[.AJ38];[.AJ38]-8))" office:value-type="float" office:value="1" calcext:value-type="float">
            <text:p>1</text:p>
          </table:table-cell>
          <table:table-cell table:formula="of:=BASE(SUMPRODUCT([.AE38:.AE39];[.$AL38:.$AL39]);16;8)" office:value-type="string" office:string-value="00000000" calcext:value-type="string">
            <text:p>00000000</text:p>
          </table:table-cell>
          <table:table-cell table:formula="of:=BASE(SUMPRODUCT([.AD38:.AD39];[.$AK38:.$AK39]);16;8)" office:value-type="string" office:string-value="00000000" calcext:value-type="string">
            <text:p>00000000</text:p>
          </table:table-cell>
          <table:table-cell table:formula="of:=BASE(SUMPRODUCT([.AF38:.AF39];[.$AL38:.$AL39]);16;8)" office:value-type="string" office:string-value="00000000" calcext:value-type="string">
            <text:p>00000000</text:p>
          </table:table-cell>
          <table:table-cell table:formula="of:=BASE(SUMPRODUCT([.AG38:.AG39];[.$AL38:.$AL39]);16;8)" office:value-type="string" office:string-value="00000000" calcext:value-type="string">
            <text:p>00000000</text:p>
          </table:table-cell>
          <table:table-cell table:formula="of:=BASE(SUMPRODUCT([.AH38:.AH39];[.$AK38:.$AK39]);16;8)" office:value-type="string" office:string-value="00000000" calcext:value-type="string">
            <text:p>00000000</text:p>
          </table:table-cell>
          <table:table-cell table:formula="of:=BASE(SUMPRODUCT([.AI38:.AI39];[.$AM38:.$AM39]);16;8)" office:value-type="string" office:string-value="00000000" calcext:value-type="string">
            <text:p>00000000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86" office:value-type="float" office:value="6" calcext:value-type="float">
            <text:p>6</text:p>
          </table:table-cell>
          <table:table-cell table:style-name="ce86" office:value-type="string" calcext:value-type="string">
            <text:p>XO</text:p>
          </table:table-cell>
          <table:table-cell table:style-name="ce86"/>
          <table:table-cell table:style-name="ce86" office:value-type="string" calcext:value-type="string">
            <text:p>XO</text:p>
          </table:table-cell>
          <table:table-cell table:style-name="ce86" office:value-type="string" calcext:value-type="string">
            <text:p>PF1</text:p>
          </table:table-cell>
          <table:table-cell table:style-name="ce86" table:number-columns-repeated="2"/>
          <table:table-cell table:style-name="ce90" table:number-columns-repeated="2"/>
          <table:table-cell table:style-name="ce90" office:value-type="string" calcext:value-type="string">
            <text:p>I2C2_SCL</text:p>
          </table:table-cell>
          <table:table-cell table:style-name="ce86" office:value-type="string" calcext:value-type="string">
            <text:p>SPI2_SCK</text:p>
          </table:table-cell>
          <table:table-cell table:style-name="ce86" table:number-columns-repeated="8"/>
          <table:table-cell table:number-columns-repeated="4"/>
          <table:table-cell table:style-name="ce83" office:value-type="string" calcext:value-type="string">
            <text:p>OSC_OUT</text:p>
          </table:table-cell>
          <table:table-cell table:style-name="ce44" table:formula="of:=[.E39]" office:value-type="string" office:string-value="XO" calcext:value-type="string">
            <text:p>XO</text:p>
          </table:table-cell>
          <table:table-cell table:number-columns-repeated="3"/>
          <table:table-cell table:style-name="ce84" office:value-type="float" office:value="0" calcext:value-type="float">
            <text:p>0</text:p>
          </table:table-cell>
          <table:table-cell table:formula="of:=IF([.$AA39]=&quot;&quot;;IF([.$D39]=&quot;out&quot;;1;0);IF([.$AA39]=&quot;A&quot;;3;2))" office:value-type="float" office:value="0" calcext:value-type="float">
            <text:p>0</text:p>
          </table:table-cell>
          <table:table-cell table:formula="of:=IF([.$AC39]=&quot;&quot;;0;[.$AC39])" office:value-type="float" office:value="0" calcext:value-type="float">
            <text:p>0</text:p>
          </table:table-cell>
          <table:table-cell table:formula="of:=IF([.$AB39]=&quot;H&quot;;1;IF([.$AB39]=&quot;L&quot;;2;0))" office:value-type="float" office:value="0" calcext:value-type="float">
            <text:p>0</text:p>
          </table:table-cell>
          <table:table-cell table:formula="of:=IF([.$AB39]=1;1;0)" office:value-type="float" office:value="0" calcext:value-type="float">
            <text:p>0</text:p>
          </table:table-cell>
          <table:table-cell table:formula="of:=IF(OR([.$AA39]=&quot;&quot;;[.$AA39]=&quot;A&quot;);0;[.$AA39])" office:value-type="float" office:value="0" calcext:value-type="float">
            <text:p>0</text:p>
          </table:table-cell>
          <table:table-cell table:formula="of:=VALUE(MID([.$F39];3;2))" office:value-type="float" office:value="1" calcext:value-type="float">
            <text:p>1</text:p>
          </table:table-cell>
          <table:table-cell table:formula="of:=2^[.AJ39]" office:value-type="float" office:value="2" calcext:value-type="float">
            <text:p>2</text:p>
          </table:table-cell>
          <table:table-cell table:formula="of:=2^(2*[.AJ39])" office:value-type="float" office:value="4" calcext:value-type="float">
            <text:p>4</text:p>
          </table:table-cell>
          <table:table-cell table:formula="of:=2^(4*IF([.AJ39]&lt;8;[.AJ39];[.AJ39]-8))"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table:style-name="ce90"/>
          <table:table-cell table:style-name="ce86" table:number-columns-repeated="7"/>
          <table:table-cell table:style-name="ce90" table:number-columns-repeated="3"/>
          <table:table-cell table:style-name="ce86" table:number-columns-repeated="9"/>
          <table:table-cell table:number-columns-repeated="4"/>
          <table:table-cell table:style-name="ce86" table:number-columns-repeated="40"/>
        </table:table-row>
        <table:table-row table:style-name="ro1">
          <table:table-cell table:style-name="Default"/>
          <table:table-cell office:value-type="float" office:value="45" calcext:value-type="float">
            <text:p>45</text:p>
          </table:table-cell>
          <table:table-cell office:value-type="string" calcext:value-type="string">
            <text:p>Конфигурация</text:p>
          </table:table-cell>
          <table:table-cell/>
          <table:table-cell office:value-type="string" calcext:value-type="string">
            <text:p>BOOT0</text:p>
          </table:table-cell>
          <table:table-cell table:number-columns-repeated="20"/>
          <table:table-cell table:style-name="ce86"/>
          <table:table-cell table:number-columns-repeated="38"/>
        </table:table-row>
        <table:table-row table:style-name="ro1"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Сброс</text:p>
          </table:table-cell>
          <table:table-cell/>
          <table:table-cell office:value-type="string" calcext:value-type="string">
            <text:p>NRST</text:p>
          </table:table-cell>
          <table:table-cell table:number-columns-repeated="20"/>
          <table:table-cell table:style-name="ce86"/>
          <table:table-cell table:number-columns-repeated="38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Резервное питание</text:p>
          </table:table-cell>
          <table:table-cell/>
          <table:table-cell office:value-type="string" calcext:value-type="string">
            <text:p>VBAT</text:p>
          </table:table-cell>
          <table:table-cell table:number-columns-repeated="20"/>
          <table:table-cell table:style-name="ce86"/>
          <table:table-cell table:number-columns-repeated="38"/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office:value-type="string" calcext:value-type="string">
            <text:p>+3V3</text:p>
          </table:table-cell>
          <table:table-cell/>
          <table:table-cell office:value-type="string" calcext:value-type="string">
            <text:p>VCCA</text:p>
          </table:table-cell>
          <table:table-cell table:number-columns-repeated="20"/>
          <table:table-cell table:style-name="ce86"/>
          <table:table-cell table:number-columns-repeated="38"/>
        </table:table-row>
        <table:table-row table:style-name="ro1">
          <table:table-cell table:style-name="Default"/>
          <table:table-cell office:value-type="float" office:value="24" calcext:value-type="float">
            <text:p>24</text:p>
          </table:table-cell>
          <table:table-cell office:value-type="string" calcext:value-type="string">
            <text:p>+3V3</text:p>
          </table:table-cell>
          <table:table-cell/>
          <table:table-cell office:value-type="string" calcext:value-type="string">
            <text:p>VCC</text:p>
          </table:table-cell>
          <table:table-cell table:number-columns-repeated="20"/>
          <table:table-cell table:style-name="ce86"/>
          <table:table-cell table:number-columns-repeated="3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+3V3</text:p>
          </table:table-cell>
          <table:table-cell/>
          <table:table-cell office:value-type="string" calcext:value-type="string">
            <text:p>VCC</text:p>
          </table:table-cell>
          <table:table-cell table:number-columns-repeated="20"/>
          <table:table-cell table:style-name="ce86"/>
          <table:table-cell table:number-columns-repeated="38"/>
        </table:table-row>
        <table:table-row table:style-name="ro1">
          <table:table-cell table:style-name="Default"/>
          <table:table-cell office:value-type="float" office:value="48" calcext:value-type="float">
            <text:p>48</text:p>
          </table:table-cell>
          <table:table-cell office:value-type="string" calcext:value-type="string">
            <text:p>+3V3</text:p>
          </table:table-cell>
          <table:table-cell/>
          <table:table-cell office:value-type="string" calcext:value-type="string">
            <text:p>VCC</text:p>
          </table:table-cell>
          <table:table-cell table:number-columns-repeated="20"/>
          <table:table-cell table:style-name="ce86"/>
          <table:table-cell table:number-columns-repeated="38"/>
        </table:table-row>
        <table:table-row table:style-name="ro1">
          <table:table-cell table:style-name="Default"/>
          <table:table-cell office:value-type="float" office:value="8" calcext:value-type="float">
            <text:p>8</text:p>
          </table:table-cell>
          <table:table-cell office:value-type="string" calcext:value-type="string">
            <text:p>0V</text:p>
          </table:table-cell>
          <table:table-cell/>
          <table:table-cell office:value-type="string" calcext:value-type="string">
            <text:p>GNDA</text:p>
          </table:table-cell>
          <table:table-cell table:number-columns-repeated="20"/>
          <table:table-cell table:style-name="ce86"/>
          <table:table-cell table:number-columns-repeated="38"/>
        </table:table-row>
        <table:table-row table:style-name="ro1">
          <table:table-cell table:style-name="Default"/>
          <table:table-cell office:value-type="float" office:value="23" calcext:value-type="float">
            <text:p>23</text:p>
          </table:table-cell>
          <table:table-cell office:value-type="string" calcext:value-type="string">
            <text:p>0V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style-name="ce86"/>
          <table:table-cell table:number-columns-repeated="38"/>
        </table:table-row>
        <table:table-row table:style-name="ro1">
          <table:table-cell table:style-name="Default"/>
          <table:table-cell office:value-type="float" office:value="35" calcext:value-type="float">
            <text:p>35</text:p>
          </table:table-cell>
          <table:table-cell office:value-type="string" calcext:value-type="string">
            <text:p>0V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style-name="ce86"/>
          <table:table-cell table:number-columns-repeated="38"/>
        </table:table-row>
        <table:table-row table:style-name="ro1">
          <table:table-cell table:style-name="Default"/>
          <table:table-cell office:value-type="float" office:value="47" calcext:value-type="float">
            <text:p>47</text:p>
          </table:table-cell>
          <table:table-cell office:value-type="string" calcext:value-type="string">
            <text:p>0V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style-name="ce86"/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2"/>
          <table:table-cell table:formula="of:=&quot;/* Распиновка контроллера платы &quot; &amp; [.A1] &amp; &quot; */&quot;" office:value-type="string" office:string-value="/* Распиновка контроллера платы DCDC-модуля */" calcext:value-type="string">
            <text:p>/* Распиновка контроллера платы DCDC-модуля */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86" table:number-columns-repeated="3"/>
          <table:table-cell table:number-columns-repeated="7"/>
          <table:table-cell table:style-name="Default" office:value-type="string" calcext:value-type="string">
            <text:p>#ifdef PINOUT_INCLUDE_LUTS</text:p>
          </table:table-cell>
          <table:table-cell table:style-name="Default" table:number-columns-repeated="7"/>
          <table:table-cell table:style-name="ce90" table:number-columns-repeated="2"/>
          <table:table-cell table:number-columns-repeated="42"/>
        </table:table-row>
        <table:table-row table:style-name="ro1">
          <table:table-cell table:number-columns-repeated="2"/>
          <table:table-cell table:style-name="ce86" table:number-columns-repeated="3"/>
          <table:table-cell table:number-columns-repeated="59"/>
        </table:table-row>
        <table:table-row table:style-name="ro1">
          <table:table-cell/>
          <table:table-cell table:style-name="ce86" table:number-columns-repeated="5"/>
          <table:table-cell table:number-columns-repeated="2"/>
          <table:table-cell table:style-name="ce85" office:value-type="string" calcext:value-type="string">
            <text:p>Таблица инициализации GPIO</text:p>
          </table:table-cell>
          <table:table-cell table:style-name="ce85" table:number-columns-repeated="3"/>
          <table:table-cell table:style-name="ce85" table:formula="of:=&quot;// &quot; &amp; [.I56]" office:value-type="string" office:string-value="// Таблица инициализации GPIO" calcext:value-type="string">
            <text:p>// Таблица инициализации GPIO</text:p>
          </table:table-cell>
          <table:table-cell table:style-name="ce85" table:number-columns-repeated="2"/>
          <table:table-cell table:style-name="ce90" table:number-columns-repeated="7"/>
          <table:table-cell table:number-columns-repeated="3"/>
          <table:table-cell table:style-name="Default" table:number-columns-repeated="2"/>
          <table:table-cell table:number-columns-repeated="37"/>
        </table:table-row>
        <table:table-row table:style-name="ro1">
          <table:table-cell/>
          <table:table-cell table:style-name="ce86" table:number-columns-repeated="5"/>
          <table:table-cell table:number-columns-repeated="2"/>
          <table:table-cell table:style-name="Default"/>
          <table:table-cell table:style-name="ce84" office:value-type="string" calcext:value-type="string">
            <text:p>Port:</text:p>
          </table:table-cell>
          <table:table-cell table:style-name="ce84" office:value-type="string" calcext:value-type="string">
            <text:p>Reg:</text:p>
          </table:table-cell>
          <table:table-cell table:style-name="ce84" office:value-type="string" calcext:value-type="string">
            <text:p>Offset:</text:p>
          </table:table-cell>
          <table:table-cell office:value-type="string" calcext:value-type="string">
            <text:p>// Регистр:</text:p>
          </table:table-cell>
          <table:table-cell office:value-type="string" calcext:value-type="string">
            <text:p>Значение:</text:p>
          </table:table-cell>
          <table:table-cell/>
          <table:table-cell table:style-name="ce86" table:number-columns-repeated="5"/>
          <table:table-cell table:number-columns-repeated="5"/>
          <table:table-cell table:style-name="Default" table:number-columns-repeated="2"/>
          <table:table-cell table:number-columns-repeated="37"/>
        </table:table-row>
        <table:table-row table:style-name="ro1">
          <table:table-cell/>
          <table:table-cell table:style-name="ce86" table:number-columns-repeated="5"/>
          <table:table-cell office:value-type="string" calcext:value-type="string">
            <text:p>GPIOA=</text:p>
          </table:table-cell>
          <table:table-cell/>
          <table:table-cell table:style-name="Default"/>
          <table:table-cell table:number-columns-repeated="3"/>
          <table:table-cell table:style-name="ce93" office:value-type="string" calcext:value-type="string">
            <text:p>static const uint32_t</text:p>
          </table:table-cell>
          <table:table-cell table:style-name="ce93" office:value-type="string" calcext:value-type="string">
            <text:p>gpio_init_lut[] = {</text:p>
          </table:table-cell>
          <table:table-cell table:style-name="ce93"/>
          <table:table-cell table:style-name="ce86"/>
          <table:table-cell office:value-type="string" calcext:value-type="string">
            <text:p>#define elementsof(x) (sizeof(x)/sizeof(x[0]))</text:p>
          </table:table-cell>
          <table:table-cell/>
          <table:table-cell table:style-name="ce86" table:number-columns-repeated="2"/>
          <table:table-cell table:number-columns-repeated="5"/>
          <table:table-cell table:style-name="Default" table:number-columns-repeated="2"/>
          <table:table-cell table:number-columns-repeated="37"/>
        </table:table-row>
        <table:table-row table:style-name="ro1">
          <table:table-cell/>
          <table:table-cell table:style-name="ce86" table:number-columns-repeated="2"/>
          <table:table-cell table:style-name="ce86" office:value-type="string" calcext:value-type="string">
            <text:p>MODER</text:p>
          </table:table-cell>
          <table:table-cell table:style-name="ce86" office:value-type="float" office:value="0" calcext:value-type="float">
            <text:p>0</text:p>
          </table:table-cell>
          <table:table-cell table:style-name="ce86"/>
          <table:table-cell table:style-name="ce84" office:value-type="string" calcext:value-type="string">
            <text:p>0x48000000</text:p>
          </table:table-cell>
          <table:table-cell table:style-name="Default"/>
          <table:table-cell table:formula="of:=IF([.N59]=&quot;0x00000000UL,&quot;;&quot;// &quot;;&quot;&quot;)">
            <text:p/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FH</text:p>
          </table:table-cell>
          <table:table-cell table:style-name="ce92" table:formula="of:=VLOOKUP([.K59];[.$D$59:.$E$72];2;0)" office:value-type="float" office:value="36" calcext:value-type="float">
            <text:p>36</text:p>
          </table:table-cell>
          <table:table-cell table:style-name="ce93" table:formula="of:=[.I59] &amp; &quot;0x&quot; &amp; DEC2HEX(1024*(CODE([.J59])-65)+[.L59]+[.$G$61]) &amp; &quot;UL,&quot;" office:value-type="string" office:string-value="0x48000024UL," calcext:value-type="string">
            <text:p>0x48000024UL,</text:p>
          </table:table-cell>
          <table:table-cell table:style-name="ce93" table:formula="of:=&quot;0x&quot; &amp; [.AS11] &amp; &quot;UL,&quot;" office:value-type="string" office:string-value="0x0000B660UL," calcext:value-type="string">
            <text:p>0x0000B660UL,</text:p>
          </table:table-cell>
          <table:table-cell table:style-name="ce93" table:formula="of:=&quot;// GPIO&quot; &amp; [.J59] &amp; &quot;-&gt;&quot; &amp; [.K59]" office:value-type="string" office:string-value="// GPIOA-&gt;AFH" calcext:value-type="string">
            <text:p>// GPIOA-&gt;AFH</text:p>
          </table:table-cell>
          <table:table-cell table:style-name="ce86"/>
          <table:table-cell office:value-type="string" calcext:value-type="string">
            <text:p>#define SFR32 volatile uint32_t</text:p>
          </table:table-cell>
          <table:table-cell/>
          <table:table-cell table:style-name="ce86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OTYP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formula="of:=IF([.N60]=&quot;0x00000000UL,&quot;;&quot;// &quot;;&quot;&quot;)" office:value-type="string" office:string-value="// " calcext:value-type="string">
            <text:p>//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FL</text:p>
          </table:table-cell>
          <table:table-cell table:style-name="ce92" table:formula="of:=VLOOKUP([.K60];[.$D$59:.$E$72];2;0)" office:value-type="float" office:value="32" calcext:value-type="float">
            <text:p>32</text:p>
          </table:table-cell>
          <table:table-cell table:style-name="ce93" table:formula="of:=[.I60] &amp; &quot;0x&quot; &amp; DEC2HEX(1024*(CODE([.J60])-65)+[.L60]+[.$G$61]) &amp; &quot;UL,&quot;" office:value-type="string" office:string-value="// 0x48000020UL," calcext:value-type="string">
            <text:p>// 0x48000020UL,</text:p>
          </table:table-cell>
          <table:table-cell table:style-name="ce93" table:formula="of:=&quot;0x&quot; &amp; [.AS3] &amp; &quot;UL,&quot;" office:value-type="string" office:string-value="0x00000000UL," calcext:value-type="string">
            <text:p>0x00000000UL,</text:p>
          </table:table-cell>
          <table:table-cell table:style-name="ce93" table:formula="of:=&quot;// GPIO&quot; &amp; [.J60] &amp; &quot;-&gt;&quot; &amp; [.K60]" office:value-type="string" office:string-value="// GPIOA-&gt;AFL" calcext:value-type="string">
            <text:p>// GPIOA-&gt;AFL</text:p>
          </table:table-cell>
          <table:table-cell table:style-name="ce86"/>
          <table:table-cell table:number-columns-repeated="2"/>
          <table:table-cell table:style-name="ce86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OSPEEDR</text:p>
          </table:table-cell>
          <table:table-cell office:value-type="float" office:value="8" calcext:value-type="float">
            <text:p>8</text:p>
          </table:table-cell>
          <table:table-cell/>
          <table:table-cell table:formula="of:=HEX2DEC(MID([.G59];3;8))" office:value-type="float" office:value="1207959552" calcext:value-type="float">
            <text:p>1207959552</text:p>
          </table:table-cell>
          <table:table-cell table:style-name="Default"/>
          <table:table-cell table:formula="of:=IF([.N61]=&quot;0x00000000UL,&quot;;&quot;// &quot;;&quot;&quot;)" office:value-type="string" office:string-value="// " calcext:value-type="string">
            <text:p>//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R</text:p>
          </table:table-cell>
          <table:table-cell table:style-name="ce92" table:formula="of:=VLOOKUP([.K61];[.$D$59:.$E$72];2;0)" office:value-type="float" office:value="20" calcext:value-type="float">
            <text:p>20</text:p>
          </table:table-cell>
          <table:table-cell table:style-name="ce93" table:formula="of:=[.I61] &amp; &quot;0x&quot; &amp; DEC2HEX(1024*(CODE([.J61])-65)+[.L61]+[.$G$61]) &amp; &quot;UL,&quot;" office:value-type="string" office:string-value="// 0x48000014UL," calcext:value-type="string">
            <text:p>// 0x48000014UL,</text:p>
          </table:table-cell>
          <table:table-cell table:style-name="ce93" table:formula="of:=&quot;0x&quot; &amp; [.AR3] &amp; &quot;UL,&quot;" office:value-type="string" office:string-value="0x00000000UL," calcext:value-type="string">
            <text:p>0x00000000UL,</text:p>
          </table:table-cell>
          <table:table-cell table:style-name="ce93" table:formula="of:=&quot;// GPIO&quot; &amp; [.J61] &amp; &quot;-&gt;&quot; &amp; [.K61]" office:value-type="string" office:string-value="// GPIOA-&gt;ODR" calcext:value-type="string">
            <text:p>// GPIOA-&gt;ODR</text:p>
          </table:table-cell>
          <table:table-cell table:style-name="ce86"/>
          <table:table-cell table:style-name="ce86" office:value-type="string" calcext:value-type="string">
            <text:p>i=0;</text:p>
          </table:table-cell>
          <table:table-cell/>
          <table:table-cell table:style-name="ce86" table:number-columns-repeated="2"/>
          <table:table-cell table:number-columns-repeated="5"/>
          <table:table-cell table:style-name="Default" table:number-columns-repeated="2"/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PUPDR</text:p>
          </table:table-cell>
          <table:table-cell table:style-name="ce86"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table:formula="of:=IF([.N62]=&quot;0x00000000UL,&quot;;&quot;// &quot;;&quot;&quot;)">
            <text:p/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PDR</text:p>
          </table:table-cell>
          <table:table-cell table:style-name="ce92" table:formula="of:=VLOOKUP([.K62];[.$D$59:.$E$72];2;0)" office:value-type="float" office:value="12" calcext:value-type="float">
            <text:p>12</text:p>
          </table:table-cell>
          <table:table-cell table:style-name="ce93" table:formula="of:=[.I62] &amp; &quot;0x&quot; &amp; DEC2HEX(1024*(CODE([.J62])-65)+[.L62]+[.$G$61]) &amp; &quot;UL,&quot;" office:value-type="string" office:string-value="0x4800000CUL," calcext:value-type="string">
            <text:p>0x4800000CUL,</text:p>
          </table:table-cell>
          <table:table-cell table:style-name="ce93" table:formula="of:=&quot;0x&quot; &amp; [.AQ3] &amp; &quot;UL,&quot;" office:value-type="string" office:string-value="0x26040000UL," calcext:value-type="string">
            <text:p>0x26040000UL,</text:p>
          </table:table-cell>
          <table:table-cell table:style-name="ce93" table:formula="of:=&quot;// GPIO&quot; &amp; [.J62] &amp; &quot;-&gt;&quot; &amp; [.K62]" office:value-type="string" office:string-value="// GPIOA-&gt;PUPDR" calcext:value-type="string">
            <text:p>// GPIOA-&gt;PUPDR</text:p>
          </table:table-cell>
          <table:table-cell table:style-name="ce86"/>
          <table:table-cell table:style-name="ce86" office:value-type="string" calcext:value-type="string">
            <text:p>do {</text:p>
          </table:table-cell>
          <table:table-cell/>
          <table:table-cell table:style-name="ce86" table:number-columns-repeated="2"/>
          <table:table-cell table:number-columns-repeated="5"/>
          <table:table-cell table:style-name="Default" table:number-columns-repeated="2"/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ID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/>
          <table:table-cell table:formula="of:=IF([.N63]=&quot;0x00000000UL,&quot;;&quot;// &quot;;&quot;&quot;)">
            <text:p/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SPEEDR</text:p>
          </table:table-cell>
          <table:table-cell table:style-name="ce92" table:formula="of:=VLOOKUP([.K63];[.$D$59:.$E$72];2;0)" office:value-type="float" office:value="8" calcext:value-type="float">
            <text:p>8</text:p>
          </table:table-cell>
          <table:table-cell table:style-name="ce93" table:formula="of:=[.I63] &amp; &quot;0x&quot; &amp; DEC2HEX(1024*(CODE([.J63])-65)+[.L63]+[.$G$61]) &amp; &quot;UL,&quot;" office:value-type="string" office:string-value="0x48000008UL," calcext:value-type="string">
            <text:p>0x48000008UL,</text:p>
          </table:table-cell>
          <table:table-cell table:style-name="ce93" table:formula="of:=&quot;0x&quot; &amp; [.AP3] &amp; &quot;UL,&quot;" office:value-type="string" office:string-value="0x3C000000UL," calcext:value-type="string">
            <text:p>0x3C000000UL,</text:p>
          </table:table-cell>
          <table:table-cell table:style-name="ce93" table:formula="of:=&quot;// GPIO&quot; &amp; [.J63] &amp; &quot;-&gt;&quot; &amp; [.K63]" office:value-type="string" office:string-value="// GPIOA-&gt;OSPEEDR" calcext:value-type="string">
            <text:p>// GPIOA-&gt;OSPEEDR</text:p>
          </table:table-cell>
          <table:table-cell table:style-name="ce86"/>
          <table:table-cell/>
          <table:table-cell office:value-type="string" calcext:value-type="string">
            <text:p>*((SFR32*)(gpio_init_lut[i])) = gpio_init_lut[i+1];</text:p>
          </table:table-cell>
          <table:table-cell table:style-name="ce86" table:number-columns-repeated="2"/>
          <table:table-cell table:number-columns-repeated="5"/>
          <table:table-cell table:style-name="Default" table:number-columns-repeated="2"/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OD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/>
          <table:table-cell table:formula="of:=IF([.N64]=&quot;0x00000000UL,&quot;;&quot;// &quot;;&quot;&quot;)" office:value-type="string" office:string-value="// " calcext:value-type="string">
            <text:p>//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TYPER</text:p>
          </table:table-cell>
          <table:table-cell table:style-name="ce92" table:formula="of:=VLOOKUP([.K64];[.$D$59:.$E$72];2;0)" office:value-type="float" office:value="4" calcext:value-type="float">
            <text:p>4</text:p>
          </table:table-cell>
          <table:table-cell table:style-name="ce93" table:formula="of:=[.I64] &amp; &quot;0x&quot; &amp; DEC2HEX(1024*(CODE([.J64])-65)+[.L64]+[.$G$61]) &amp; &quot;UL,&quot;" office:value-type="string" office:string-value="// 0x48000004UL," calcext:value-type="string">
            <text:p>// 0x48000004UL,</text:p>
          </table:table-cell>
          <table:table-cell table:style-name="ce93" table:formula="of:=&quot;0x&quot; &amp; [.AO3] &amp; &quot;UL,&quot;" office:value-type="string" office:string-value="0x00000000UL," calcext:value-type="string">
            <text:p>0x00000000UL,</text:p>
          </table:table-cell>
          <table:table-cell table:style-name="ce93" table:formula="of:=&quot;// GPIO&quot; &amp; [.J64] &amp; &quot;-&gt;&quot; &amp; [.K64]" office:value-type="string" office:string-value="// GPIOA-&gt;OTYPER" calcext:value-type="string">
            <text:p>// GPIOA-&gt;OTYPER</text:p>
          </table:table-cell>
          <table:table-cell table:style-name="ce86"/>
          <table:table-cell/>
          <table:table-cell office:value-type="string" calcext:value-type="string">
            <text:p>i+=2;</text:p>
          </table:table-cell>
          <table:table-cell table:style-name="ce86" table:number-columns-repeated="2"/>
          <table:table-cell table:number-columns-repeated="44"/>
        </table:table-row>
        <table:table-row table:style-name="ro1">
          <table:table-cell table:number-columns-repeated="3"/>
          <table:table-cell office:value-type="string" calcext:value-type="string">
            <text:p>BSRR</text:p>
          </table:table-cell>
          <table:table-cell table:style-name="ce86" office:value-type="float" office:value="24" calcext:value-type="float">
            <text:p>24</text:p>
          </table:table-cell>
          <table:table-cell table:number-columns-repeated="2"/>
          <table:table-cell table:style-name="Default"/>
          <table:table-cell table:formula="of:=IF([.N65]=&quot;0x00000000UL,&quot;;&quot;// &quot;;&quot;&quot;)">
            <text:p/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DER</text:p>
          </table:table-cell>
          <table:table-cell table:style-name="ce92" table:formula="of:=VLOOKUP([.K65];[.$D$59:.$E$72];2;0)" office:value-type="float" office:value="0" calcext:value-type="float">
            <text:p>0</text:p>
          </table:table-cell>
          <table:table-cell table:style-name="ce93" table:formula="of:=[.I65] &amp; &quot;0x&quot; &amp; DEC2HEX(1024*(CODE([.J65])-65)+[.L65]+[.$G$61]) &amp; &quot;UL,&quot;" office:value-type="string" office:string-value="0x48000000UL," calcext:value-type="string">
            <text:p>0x48000000UL,</text:p>
          </table:table-cell>
          <table:table-cell table:style-name="ce93" table:formula="of:=&quot;0x&quot; &amp; [.AN3] &amp; &quot;UL,&quot;" office:value-type="string" office:string-value="0x68A9FFFFUL," calcext:value-type="string">
            <text:p>0x68A9FFFFUL,</text:p>
          </table:table-cell>
          <table:table-cell table:style-name="ce93" table:formula="of:=&quot;// GPIO&quot; &amp; [.J65] &amp; &quot;-&gt;&quot; &amp; [.K65]" office:value-type="string" office:string-value="// GPIOA-&gt;MODER" calcext:value-type="string">
            <text:p>// GPIOA-&gt;MODER</text:p>
          </table:table-cell>
          <table:table-cell table:style-name="ce86"/>
          <table:table-cell office:value-type="string" calcext:value-type="string">
            <text:p>} while (i&lt;elementsof(gpio_init_lut))</text:p>
          </table:table-cell>
          <table:table-cell/>
          <table:table-cell table:style-name="ce86" table:number-columns-repeated="2"/>
          <table:table-cell table:number-columns-repeated="44"/>
        </table:table-row>
        <table:table-row table:style-name="ro1">
          <table:table-cell table:number-columns-repeated="3"/>
          <table:table-cell office:value-type="string" calcext:value-type="string">
            <text:p>LCKR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Default"/>
          <table:table-cell table:formula="of:=IF([.N66]=&quot;0x00000000UL,&quot;;&quot;// &quot;;&quot;&quot;)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FH</text:p>
          </table:table-cell>
          <table:table-cell table:style-name="ce92" table:formula="of:=VLOOKUP([.K66];[.$D$59:.$E$72];2;0)" office:value-type="float" office:value="36" calcext:value-type="float">
            <text:p>36</text:p>
          </table:table-cell>
          <table:table-cell table:style-name="ce93" table:formula="of:=[.I66] &amp; &quot;0x&quot; &amp; DEC2HEX(1024*(CODE([.J66])-65)+[.L66]+[.$G$61]) &amp; &quot;UL,&quot;" office:value-type="string" office:string-value="0x48000424UL," calcext:value-type="string">
            <text:p>0x48000424UL,</text:p>
          </table:table-cell>
          <table:table-cell table:style-name="ce93" table:formula="of:=&quot;0x&quot; &amp; [.AS27] &amp; &quot;UL,&quot;" office:value-type="string" office:string-value="0x00061100UL," calcext:value-type="string">
            <text:p>0x00061100UL,</text:p>
          </table:table-cell>
          <table:table-cell table:style-name="ce93" table:formula="of:=&quot;// GPIO&quot; &amp; [.J66] &amp; &quot;-&gt;&quot; &amp; [.K66]" office:value-type="string" office:string-value="// GPIOB-&gt;AFH" calcext:value-type="string">
            <text:p>// GPIOB-&gt;AFH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3"/>
          <table:table-cell office:value-type="string" calcext:value-type="string">
            <text:p>AFL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/>
          <table:table-cell table:formula="of:=IF([.N67]=&quot;0x00000000UL,&quot;;&quot;// &quot;;&quot;&quot;)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FL</text:p>
          </table:table-cell>
          <table:table-cell table:style-name="ce92" table:formula="of:=VLOOKUP([.K67];[.$D$59:.$E$72];2;0)" office:value-type="float" office:value="32" calcext:value-type="float">
            <text:p>32</text:p>
          </table:table-cell>
          <table:table-cell table:style-name="ce93" table:formula="of:=[.I67] &amp; &quot;0x&quot; &amp; DEC2HEX(1024*(CODE([.J67])-65)+[.L67]+[.$G$61]) &amp; &quot;UL,&quot;" office:value-type="string" office:string-value="0x48000420UL," calcext:value-type="string">
            <text:p>0x48000420UL,</text:p>
          </table:table-cell>
          <table:table-cell table:style-name="ce93" table:formula="of:=&quot;0x&quot; &amp; [.AS19] &amp; &quot;UL,&quot;" office:value-type="string" office:string-value="0x17000000UL," calcext:value-type="string">
            <text:p>0x17000000UL,</text:p>
          </table:table-cell>
          <table:table-cell table:style-name="ce93" table:formula="of:=&quot;// GPIO&quot; &amp; [.J67] &amp; &quot;-&gt;&quot; &amp; [.K67]" office:value-type="string" office:string-value="// GPIOB-&gt;AFL" calcext:value-type="string">
            <text:p>// GPIOB-&gt;AFL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3"/>
          <table:table-cell office:value-type="string" calcext:value-type="string">
            <text:p>AFH</text:p>
          </table:table-cell>
          <table:table-cell table:style-name="ce86" office:value-type="float" office:value="36" calcext:value-type="float">
            <text:p>36</text:p>
          </table:table-cell>
          <table:table-cell table:number-columns-repeated="2"/>
          <table:table-cell table:style-name="Default"/>
          <table:table-cell table:formula="of:=IF([.N68]=&quot;0x00000000UL,&quot;;&quot;// &quot;;&quot;&quot;)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DR</text:p>
          </table:table-cell>
          <table:table-cell table:style-name="ce92" table:formula="of:=VLOOKUP([.K68];[.$D$59:.$E$72];2;0)" office:value-type="float" office:value="20" calcext:value-type="float">
            <text:p>20</text:p>
          </table:table-cell>
          <table:table-cell table:style-name="ce93" table:formula="of:=[.I68] &amp; &quot;0x&quot; &amp; DEC2HEX(1024*(CODE([.J68])-65)+[.L68]+[.$G$61]) &amp; &quot;UL,&quot;" office:value-type="string" office:string-value="0x48000414UL," calcext:value-type="string">
            <text:p>0x48000414UL,</text:p>
          </table:table-cell>
          <table:table-cell table:style-name="ce93" table:formula="of:=&quot;0x&quot; &amp; [.AR19] &amp; &quot;UL,&quot;" office:value-type="string" office:string-value="0x00006004UL," calcext:value-type="string">
            <text:p>0x00006004UL,</text:p>
          </table:table-cell>
          <table:table-cell table:style-name="ce93" table:formula="of:=&quot;// GPIO&quot; &amp; [.J68] &amp; &quot;-&gt;&quot; &amp; [.K68]" office:value-type="string" office:string-value="// GPIOB-&gt;ODR" calcext:value-type="string">
            <text:p>// GPIOB-&gt;ODR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3"/>
          <table:table-cell office:value-type="string" calcext:value-type="string">
            <text:p>BRR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Default"/>
          <table:table-cell table:formula="of:=IF([.N69]=&quot;0x00000000UL,&quot;;&quot;// &quot;;&quot;&quot;)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UPDR</text:p>
          </table:table-cell>
          <table:table-cell table:style-name="ce92" table:formula="of:=VLOOKUP([.K69];[.$D$59:.$E$72];2;0)" office:value-type="float" office:value="12" calcext:value-type="float">
            <text:p>12</text:p>
          </table:table-cell>
          <table:table-cell table:style-name="ce93" table:formula="of:=[.I69] &amp; &quot;0x&quot; &amp; DEC2HEX(1024*(CODE([.J69])-65)+[.L69]+[.$G$61]) &amp; &quot;UL,&quot;" office:value-type="string" office:string-value="0x4800040CUL," calcext:value-type="string">
            <text:p>0x4800040CUL,</text:p>
          </table:table-cell>
          <table:table-cell table:style-name="ce93" table:formula="of:=&quot;0x&quot; &amp; [.AQ19] &amp; &quot;UL,&quot;" office:value-type="string" office:string-value="0x00001000UL," calcext:value-type="string">
            <text:p>0x00001000UL,</text:p>
          </table:table-cell>
          <table:table-cell table:style-name="ce93" table:formula="of:=&quot;// GPIO&quot; &amp; [.J69] &amp; &quot;-&gt;&quot; &amp; [.K69]" office:value-type="string" office:string-value="// GPIOB-&gt;PUPDR" calcext:value-type="string">
            <text:p>// GPIOB-&gt;PUPDR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7"/>
          <table:table-cell table:style-name="Default"/>
          <table:table-cell table:formula="of:=IF([.N70]=&quot;0x00000000UL,&quot;;&quot;// &quot;;&quot;&quot;)" office:value-type="string" office:string-value="// " calcext:value-type="string">
            <text:p>//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SPEEDR</text:p>
          </table:table-cell>
          <table:table-cell table:style-name="ce92" table:formula="of:=VLOOKUP([.K70];[.$D$59:.$E$72];2;0)" office:value-type="float" office:value="8" calcext:value-type="float">
            <text:p>8</text:p>
          </table:table-cell>
          <table:table-cell table:style-name="ce93" table:formula="of:=[.I70] &amp; &quot;0x&quot; &amp; DEC2HEX(1024*(CODE([.J70])-65)+[.L70]+[.$G$61]) &amp; &quot;UL,&quot;" office:value-type="string" office:string-value="// 0x48000408UL," calcext:value-type="string">
            <text:p>// 0x48000408UL,</text:p>
          </table:table-cell>
          <table:table-cell table:style-name="ce93" table:formula="of:=&quot;0x&quot; &amp; [.AP19] &amp; &quot;UL,&quot;" office:value-type="string" office:string-value="0x00000000UL," calcext:value-type="string">
            <text:p>0x00000000UL,</text:p>
          </table:table-cell>
          <table:table-cell table:style-name="ce93" table:formula="of:=&quot;// GPIO&quot; &amp; [.J70] &amp; &quot;-&gt;&quot; &amp; [.K70]" office:value-type="string" office:string-value="// GPIOB-&gt;OSPEEDR" calcext:value-type="string">
            <text:p>// GPIOB-&gt;OSPEEDR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7"/>
          <table:table-cell table:style-name="Default"/>
          <table:table-cell table:formula="of:=IF([.N71]=&quot;0x00000000UL,&quot;;&quot;// &quot;;&quot;&quot;)" office:value-type="string" office:string-value="// " calcext:value-type="string">
            <text:p>//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YPER</text:p>
          </table:table-cell>
          <table:table-cell table:style-name="ce92" table:formula="of:=VLOOKUP([.K71];[.$D$59:.$E$72];2;0)" office:value-type="float" office:value="4" calcext:value-type="float">
            <text:p>4</text:p>
          </table:table-cell>
          <table:table-cell table:style-name="ce93" table:formula="of:=[.I71] &amp; &quot;0x&quot; &amp; DEC2HEX(1024*(CODE([.J71])-65)+[.L71]+[.$G$61]) &amp; &quot;UL,&quot;" office:value-type="string" office:string-value="// 0x48000404UL," calcext:value-type="string">
            <text:p>// 0x48000404UL,</text:p>
          </table:table-cell>
          <table:table-cell table:style-name="ce93" table:formula="of:=&quot;0x&quot; &amp; [.AO19] &amp; &quot;UL,&quot;" office:value-type="string" office:string-value="0x00000000UL," calcext:value-type="string">
            <text:p>0x00000000UL,</text:p>
          </table:table-cell>
          <table:table-cell table:style-name="ce93" table:formula="of:=&quot;// GPIO&quot; &amp; [.J71] &amp; &quot;-&gt;&quot; &amp; [.K71]" office:value-type="string" office:string-value="// GPIOB-&gt;OTYPER" calcext:value-type="string">
            <text:p>// GPIOB-&gt;OTYPER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7"/>
          <table:table-cell table:style-name="Default"/>
          <table:table-cell table:formula="of:=IF([.N72]=&quot;0x00000000UL,&quot;;&quot;// &quot;;&quot;&quot;)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DER</text:p>
          </table:table-cell>
          <table:table-cell table:style-name="ce92" table:formula="of:=VLOOKUP([.K72];[.$D$59:.$E$72];2;0)" office:value-type="float" office:value="0" calcext:value-type="float">
            <text:p>0</text:p>
          </table:table-cell>
          <table:table-cell table:style-name="ce93" table:formula="of:=[.I72] &amp; &quot;0x&quot; &amp; DEC2HEX(1024*(CODE([.J72])-65)+[.L72]+[.$G$61]) &amp; &quot;UL,&quot;" office:value-type="string" office:string-value="0x48000400UL," calcext:value-type="string">
            <text:p>0x48000400UL,</text:p>
          </table:table-cell>
          <table:table-cell table:style-name="ce93" table:formula="of:=&quot;0x&quot; &amp; [.AN19] &amp; &quot;UL,&quot;" office:value-type="string" office:string-value="0x56A5A55FUL," calcext:value-type="string">
            <text:p>0x56A5A55FUL,</text:p>
          </table:table-cell>
          <table:table-cell table:style-name="ce93" table:formula="of:=&quot;// GPIO&quot; &amp; [.J72] &amp; &quot;-&gt;&quot; &amp; [.K72]" office:value-type="string" office:string-value="// GPIOB-&gt;MODER" calcext:value-type="string">
            <text:p>// GPIOB-&gt;MODER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7"/>
          <table:table-cell table:style-name="Default"/>
          <table:table-cell table:formula="of:=IF([.N73]=&quot;0x00000000UL,&quot;;&quot;// &quot;;&quot;&quot;)" office:value-type="string" office:string-value="// " calcext:value-type="string">
            <text:p>//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FH</text:p>
          </table:table-cell>
          <table:table-cell table:style-name="ce92" table:formula="of:=VLOOKUP([.K73];[.$D$59:.$E$72];2;0)" office:value-type="float" office:value="36" calcext:value-type="float">
            <text:p>36</text:p>
          </table:table-cell>
          <table:table-cell table:style-name="ce93" table:formula="of:=[.I73] &amp; &quot;0x&quot; &amp; DEC2HEX(1024*(CODE([.J73])-65)+[.L73]+[.$G$61]) &amp; &quot;UL,&quot;" office:value-type="string" office:string-value="// 0x48000824UL," calcext:value-type="string">
            <text:p>// 0x48000824UL,</text:p>
          </table:table-cell>
          <table:table-cell table:style-name="ce93" table:formula="of:=&quot;0x&quot; &amp; [.AS35] &amp; &quot;UL,&quot;" office:value-type="string" office:string-value="0x00000000UL," calcext:value-type="string">
            <text:p>0x00000000UL,</text:p>
          </table:table-cell>
          <table:table-cell table:style-name="ce93" table:formula="of:=&quot;// GPIO&quot; &amp; [.J73] &amp; &quot;-&gt;&quot; &amp; [.K73]" office:value-type="string" office:string-value="// GPIOC-&gt;AFH" calcext:value-type="string">
            <text:p>// GPIOC-&gt;AFH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7"/>
          <table:table-cell table:style-name="Default"/>
          <table:table-cell table:formula="of:=IF([.N74]=&quot;0x00000000UL,&quot;;&quot;// &quot;;&quot;&quot;)" office:value-type="string" office:string-value="// " calcext:value-type="string">
            <text:p>//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DR</text:p>
          </table:table-cell>
          <table:table-cell table:style-name="ce92" table:formula="of:=VLOOKUP([.K74];[.$D$59:.$E$72];2;0)" office:value-type="float" office:value="20" calcext:value-type="float">
            <text:p>20</text:p>
          </table:table-cell>
          <table:table-cell table:style-name="ce93" table:formula="of:=[.I74] &amp; &quot;0x&quot; &amp; DEC2HEX(1024*(CODE([.J74])-65)+[.L74]+[.$G$61]) &amp; &quot;UL,&quot;" office:value-type="string" office:string-value="// 0x48000814UL," calcext:value-type="string">
            <text:p>// 0x48000814UL,</text:p>
          </table:table-cell>
          <table:table-cell table:style-name="ce93" table:formula="of:=&quot;0x&quot; &amp; [.AR35] &amp; &quot;UL,&quot;" office:value-type="string" office:string-value="0x00000000UL," calcext:value-type="string">
            <text:p>0x00000000UL,</text:p>
          </table:table-cell>
          <table:table-cell table:style-name="ce93" table:formula="of:=&quot;// GPIO&quot; &amp; [.J74] &amp; &quot;-&gt;&quot; &amp; [.K74]" office:value-type="string" office:string-value="// GPIOC-&gt;ODR" calcext:value-type="string">
            <text:p>// GPIOC-&gt;ODR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7"/>
          <table:table-cell table:style-name="Default"/>
          <table:table-cell table:formula="of:=IF([.N75]=&quot;0x00000000UL,&quot;;&quot;// &quot;;&quot;&quot;)" office:value-type="string" office:string-value="// " calcext:value-type="string">
            <text:p>//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UPDR</text:p>
          </table:table-cell>
          <table:table-cell table:style-name="ce92" table:formula="of:=VLOOKUP([.K75];[.$D$59:.$E$72];2;0)" office:value-type="float" office:value="12" calcext:value-type="float">
            <text:p>12</text:p>
          </table:table-cell>
          <table:table-cell table:style-name="ce93" table:formula="of:=[.I75] &amp; &quot;0x&quot; &amp; DEC2HEX(1024*(CODE([.J75])-65)+[.L75]+[.$G$61]) &amp; &quot;UL,&quot;" office:value-type="string" office:string-value="// 0x4800080CUL," calcext:value-type="string">
            <text:p>// 0x4800080CUL,</text:p>
          </table:table-cell>
          <table:table-cell table:style-name="ce93" table:formula="of:=&quot;0x&quot; &amp; [.AQ35] &amp; &quot;UL,&quot;" office:value-type="string" office:string-value="0x00000000UL," calcext:value-type="string">
            <text:p>0x00000000UL,</text:p>
          </table:table-cell>
          <table:table-cell table:style-name="ce93" table:formula="of:=&quot;// GPIO&quot; &amp; [.J75] &amp; &quot;-&gt;&quot; &amp; [.K75]" office:value-type="string" office:string-value="// GPIOC-&gt;PUPDR" calcext:value-type="string">
            <text:p>// GPIOC-&gt;PUPDR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7"/>
          <table:table-cell table:style-name="Default"/>
          <table:table-cell table:formula="of:=IF([.N76]=&quot;0x00000000UL,&quot;;&quot;// &quot;;&quot;&quot;)" office:value-type="string" office:string-value="// " calcext:value-type="string">
            <text:p>//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SPEEDR</text:p>
          </table:table-cell>
          <table:table-cell table:style-name="ce92" table:formula="of:=VLOOKUP([.K76];[.$D$59:.$E$72];2;0)" office:value-type="float" office:value="8" calcext:value-type="float">
            <text:p>8</text:p>
          </table:table-cell>
          <table:table-cell table:style-name="ce93" table:formula="of:=[.I76] &amp; &quot;0x&quot; &amp; DEC2HEX(1024*(CODE([.J76])-65)+[.L76]+[.$G$61]) &amp; &quot;UL,&quot;" office:value-type="string" office:string-value="// 0x48000808UL," calcext:value-type="string">
            <text:p>// 0x48000808UL,</text:p>
          </table:table-cell>
          <table:table-cell table:style-name="ce93" table:formula="of:=&quot;0x&quot; &amp; [.AP35] &amp; &quot;UL,&quot;" office:value-type="string" office:string-value="0x00000000UL," calcext:value-type="string">
            <text:p>0x00000000UL,</text:p>
          </table:table-cell>
          <table:table-cell table:style-name="ce93" table:formula="of:=&quot;// GPIO&quot; &amp; [.J76] &amp; &quot;-&gt;&quot; &amp; [.K76]" office:value-type="string" office:string-value="// GPIOC-&gt;OSPEEDR" calcext:value-type="string">
            <text:p>// GPIOC-&gt;OSPEEDR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7"/>
          <table:table-cell table:style-name="Default"/>
          <table:table-cell table:formula="of:=IF([.N77]=&quot;0x00000000UL,&quot;;&quot;// &quot;;&quot;&quot;)">
            <text:p/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YPER</text:p>
          </table:table-cell>
          <table:table-cell table:style-name="ce92" table:formula="of:=VLOOKUP([.K77];[.$D$59:.$E$72];2;0)" office:value-type="float" office:value="4" calcext:value-type="float">
            <text:p>4</text:p>
          </table:table-cell>
          <table:table-cell table:style-name="ce93" table:formula="of:=[.I77] &amp; &quot;0x&quot; &amp; DEC2HEX(1024*(CODE([.J77])-65)+[.L77]+[.$G$61]) &amp; &quot;UL,&quot;" office:value-type="string" office:string-value="0x48000804UL," calcext:value-type="string">
            <text:p>0x48000804UL,</text:p>
          </table:table-cell>
          <table:table-cell table:style-name="ce93" table:formula="of:=&quot;0x&quot; &amp; [.AO35] &amp; &quot;UL,&quot;" office:value-type="string" office:string-value="0x00002000UL," calcext:value-type="string">
            <text:p>0x00002000UL,</text:p>
          </table:table-cell>
          <table:table-cell table:style-name="ce93" table:formula="of:=&quot;// GPIO&quot; &amp; [.J77] &amp; &quot;-&gt;&quot; &amp; [.K77]" office:value-type="string" office:string-value="// GPIOC-&gt;OTYPER" calcext:value-type="string">
            <text:p>// GPIOC-&gt;OTYPER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7"/>
          <table:table-cell table:style-name="Default"/>
          <table:table-cell table:formula="of:=IF([.N78]=&quot;0x00000000UL,&quot;;&quot;// &quot;;&quot;&quot;)">
            <text:p/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DER</text:p>
          </table:table-cell>
          <table:table-cell table:style-name="ce92" table:formula="of:=VLOOKUP([.K78];[.$D$59:.$E$72];2;0)" office:value-type="float" office:value="0" calcext:value-type="float">
            <text:p>0</text:p>
          </table:table-cell>
          <table:table-cell table:style-name="ce93" table:formula="of:=[.I78] &amp; &quot;0x&quot; &amp; DEC2HEX(1024*(CODE([.J78])-65)+[.L78]+[.$G$61]) &amp; &quot;UL,&quot;" office:value-type="string" office:string-value="0x48000800UL," calcext:value-type="string">
            <text:p>0x48000800UL,</text:p>
          </table:table-cell>
          <table:table-cell table:style-name="ce93" table:formula="of:=&quot;0x&quot; &amp; [.AN35] &amp; &quot;UL,&quot;" office:value-type="string" office:string-value="0x14000000UL," calcext:value-type="string">
            <text:p>0x14000000UL,</text:p>
          </table:table-cell>
          <table:table-cell table:style-name="ce93" table:formula="of:=&quot;// GPIO&quot; &amp; [.J78] &amp; &quot;-&gt;&quot; &amp; [.K78]" office:value-type="string" office:string-value="// GPIOC-&gt;MODER" calcext:value-type="string">
            <text:p>// GPIOC-&gt;MODER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7"/>
          <table:table-cell table:style-name="Default"/>
          <table:table-cell table:formula="of:=IF([.N79]=&quot;0x00000000UL,&quot;;&quot;// &quot;;&quot;&quot;)" office:value-type="string" office:string-value="// " calcext:value-type="string">
            <text:p>//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L</text:p>
          </table:table-cell>
          <table:table-cell table:style-name="ce92" table:formula="of:=VLOOKUP([.K79];[.$D$59:.$E$72];2;0)" office:value-type="float" office:value="32" calcext:value-type="float">
            <text:p>32</text:p>
          </table:table-cell>
          <table:table-cell table:style-name="ce93" table:formula="of:=[.I79] &amp; &quot;0x&quot; &amp; DEC2HEX(1024*(CODE([.J79])-65)+[.L79]+[.$G$61]) &amp; &quot;UL,&quot;" office:value-type="string" office:string-value="// 0x48001420UL," calcext:value-type="string">
            <text:p>// 0x48001420UL,</text:p>
          </table:table-cell>
          <table:table-cell table:style-name="ce93" table:formula="of:=&quot;0x&quot; &amp; [.AS38] &amp; &quot;UL,&quot;" office:value-type="string" office:string-value="0x00000000UL," calcext:value-type="string">
            <text:p>0x00000000UL,</text:p>
          </table:table-cell>
          <table:table-cell table:style-name="ce93" table:formula="of:=&quot;// GPIO&quot; &amp; [.J79] &amp; &quot;-&gt;&quot; &amp; [.K79]" office:value-type="string" office:string-value="// GPIOF-&gt;AFL" calcext:value-type="string">
            <text:p>// GPIOF-&gt;AFL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7"/>
          <table:table-cell table:style-name="Default"/>
          <table:table-cell table:formula="of:=IF([.N80]=&quot;0x00000000UL,&quot;;&quot;// &quot;;&quot;&quot;)" office:value-type="string" office:string-value="// " calcext:value-type="string">
            <text:p>//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DR</text:p>
          </table:table-cell>
          <table:table-cell table:style-name="ce92" table:formula="of:=VLOOKUP([.K80];[.$D$59:.$E$72];2;0)" office:value-type="float" office:value="20" calcext:value-type="float">
            <text:p>20</text:p>
          </table:table-cell>
          <table:table-cell table:style-name="ce93" table:formula="of:=[.I80] &amp; &quot;0x&quot; &amp; DEC2HEX(1024*(CODE([.J80])-65)+[.L80]+[.$G$61]) &amp; &quot;UL,&quot;" office:value-type="string" office:string-value="// 0x48001414UL," calcext:value-type="string">
            <text:p>// 0x48001414UL,</text:p>
          </table:table-cell>
          <table:table-cell table:style-name="ce93" table:formula="of:=&quot;0x&quot; &amp; [.AR38] &amp; &quot;UL,&quot;" office:value-type="string" office:string-value="0x00000000UL," calcext:value-type="string">
            <text:p>0x00000000UL,</text:p>
          </table:table-cell>
          <table:table-cell table:style-name="ce93" table:formula="of:=&quot;// GPIO&quot; &amp; [.J80] &amp; &quot;-&gt;&quot; &amp; [.K80]" office:value-type="string" office:string-value="// GPIOF-&gt;ODR" calcext:value-type="string">
            <text:p>// GPIOF-&gt;ODR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7"/>
          <table:table-cell table:style-name="Default"/>
          <table:table-cell table:formula="of:=IF([.N81]=&quot;0x00000000UL,&quot;;&quot;// &quot;;&quot;&quot;)" office:value-type="string" office:string-value="// " calcext:value-type="string">
            <text:p>//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UPDR</text:p>
          </table:table-cell>
          <table:table-cell table:style-name="ce92" table:formula="of:=VLOOKUP([.K81];[.$D$59:.$E$72];2;0)" office:value-type="float" office:value="12" calcext:value-type="float">
            <text:p>12</text:p>
          </table:table-cell>
          <table:table-cell table:style-name="ce93" table:formula="of:=[.I81] &amp; &quot;0x&quot; &amp; DEC2HEX(1024*(CODE([.J81])-65)+[.L81]+[.$G$61]) &amp; &quot;UL,&quot;" office:value-type="string" office:string-value="// 0x4800140CUL," calcext:value-type="string">
            <text:p>// 0x4800140CUL,</text:p>
          </table:table-cell>
          <table:table-cell table:style-name="ce93" table:formula="of:=&quot;0x&quot; &amp; [.AQ38] &amp; &quot;UL,&quot;" office:value-type="string" office:string-value="0x00000000UL," calcext:value-type="string">
            <text:p>0x00000000UL,</text:p>
          </table:table-cell>
          <table:table-cell table:style-name="ce93" table:formula="of:=&quot;// GPIO&quot; &amp; [.J81] &amp; &quot;-&gt;&quot; &amp; [.K81]" office:value-type="string" office:string-value="// GPIOF-&gt;PUPDR" calcext:value-type="string">
            <text:p>// GPIOF-&gt;PUPDR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7"/>
          <table:table-cell table:style-name="Default"/>
          <table:table-cell table:formula="of:=IF([.N82]=&quot;0x00000000UL,&quot;;&quot;// &quot;;&quot;&quot;)" office:value-type="string" office:string-value="// " calcext:value-type="string">
            <text:p>//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PEEDR</text:p>
          </table:table-cell>
          <table:table-cell table:style-name="ce92" table:formula="of:=VLOOKUP([.K82];[.$D$59:.$E$72];2;0)" office:value-type="float" office:value="8" calcext:value-type="float">
            <text:p>8</text:p>
          </table:table-cell>
          <table:table-cell table:style-name="ce93" table:formula="of:=[.I82] &amp; &quot;0x&quot; &amp; DEC2HEX(1024*(CODE([.J82])-65)+[.L82]+[.$G$61]) &amp; &quot;UL,&quot;" office:value-type="string" office:string-value="// 0x48001408UL," calcext:value-type="string">
            <text:p>// 0x48001408UL,</text:p>
          </table:table-cell>
          <table:table-cell table:style-name="ce93" table:formula="of:=&quot;0x&quot; &amp; [.AP38] &amp; &quot;UL,&quot;" office:value-type="string" office:string-value="0x00000000UL," calcext:value-type="string">
            <text:p>0x00000000UL,</text:p>
          </table:table-cell>
          <table:table-cell table:style-name="ce93" table:formula="of:=&quot;// GPIO&quot; &amp; [.J82] &amp; &quot;-&gt;&quot; &amp; [.K82]" office:value-type="string" office:string-value="// GPIOF-&gt;OSPEEDR" calcext:value-type="string">
            <text:p>// GPIOF-&gt;OSPEEDR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7"/>
          <table:table-cell table:style-name="Default"/>
          <table:table-cell table:formula="of:=IF([.N83]=&quot;0x00000000UL,&quot;;&quot;// &quot;;&quot;&quot;)" office:value-type="string" office:string-value="// " calcext:value-type="string">
            <text:p>//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TYPER</text:p>
          </table:table-cell>
          <table:table-cell table:style-name="ce92" table:formula="of:=VLOOKUP([.K83];[.$D$59:.$E$72];2;0)" office:value-type="float" office:value="4" calcext:value-type="float">
            <text:p>4</text:p>
          </table:table-cell>
          <table:table-cell table:style-name="ce93" table:formula="of:=[.I83] &amp; &quot;0x&quot; &amp; DEC2HEX(1024*(CODE([.J83])-65)+[.L83]+[.$G$61]) &amp; &quot;UL,&quot;" office:value-type="string" office:string-value="// 0x48001404UL," calcext:value-type="string">
            <text:p>// 0x48001404UL,</text:p>
          </table:table-cell>
          <table:table-cell table:style-name="ce93" table:formula="of:=&quot;0x&quot; &amp; [.AO38] &amp; &quot;UL,&quot;" office:value-type="string" office:string-value="0x00000000UL," calcext:value-type="string">
            <text:p>0x00000000UL,</text:p>
          </table:table-cell>
          <table:table-cell table:style-name="ce93" table:formula="of:=&quot;// GPIO&quot; &amp; [.J83] &amp; &quot;-&gt;&quot; &amp; [.K83]" office:value-type="string" office:string-value="// GPIOF-&gt;OTYPER" calcext:value-type="string">
            <text:p>// GPIOF-&gt;OTYPER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7"/>
          <table:table-cell table:style-name="Default"/>
          <table:table-cell table:formula="of:=IF([.N84]=&quot;0x00000000UL,&quot;;&quot;// &quot;;&quot;&quot;)" office:value-type="string" office:string-value="// " calcext:value-type="string">
            <text:p>//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DER</text:p>
          </table:table-cell>
          <table:table-cell table:style-name="ce92" table:formula="of:=VLOOKUP([.K84];[.$D$59:.$E$72];2;0)" office:value-type="float" office:value="0" calcext:value-type="float">
            <text:p>0</text:p>
          </table:table-cell>
          <table:table-cell table:style-name="ce93" table:formula="of:=[.I84] &amp; &quot;0x&quot; &amp; DEC2HEX(1024*(CODE([.J84])-65)+[.L84]+[.$G$61]) &amp; &quot;UL,&quot;" office:value-type="string" office:string-value="// 0x48001400UL," calcext:value-type="string">
            <text:p>// 0x48001400UL,</text:p>
          </table:table-cell>
          <table:table-cell table:style-name="ce93" table:formula="of:=&quot;0x&quot; &amp; [.AN38] &amp; &quot;UL,&quot;" office:value-type="string" office:string-value="0x00000000UL," calcext:value-type="string">
            <text:p>0x00000000UL,</text:p>
          </table:table-cell>
          <table:table-cell table:style-name="ce93" table:formula="of:=&quot;// GPIO&quot; &amp; [.J84] &amp; &quot;-&gt;&quot; &amp; [.K84]" office:value-type="string" office:string-value="// GPIOF-&gt;MODER" calcext:value-type="string">
            <text:p>// GPIOF-&gt;MODER</text:p>
          </table:table-cell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12"/>
          <table:table-cell table:style-name="ce93" office:value-type="string" calcext:value-type="string">
            <text:p>};</text:p>
          </table:table-cell>
          <table:table-cell table:style-name="ce93" table:number-columns-repeated="2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table:style-name="Default" table:number-columns-repeated="7"/>
          <table:table-cell table:style-name="ce90" table:number-columns-repeated="7"/>
          <table:table-cell table:number-columns-repeated="42"/>
        </table:table-row>
        <table:table-row table:style-name="ro1">
          <table:table-cell table:number-columns-repeated="8"/>
          <table:table-cell table:style-name="Default" table:number-columns-repeated="4"/>
          <table:table-cell table:style-name="Default" office:value-type="string" calcext:value-type="string">
            <text:p>#endif</text:p>
          </table:table-cell>
          <table:table-cell table:style-name="Default" table:number-columns-repeated="2"/>
          <table:table-cell table:style-name="ce90" table:number-columns-repeated="7"/>
          <table:table-cell table:number-columns-repeated="42"/>
        </table:table-row>
        <table:table-row table:style-name="ro1">
          <table:table-cell table:number-columns-repeated="8"/>
          <table:table-cell table:style-name="Default" table:number-columns-repeated="7"/>
          <table:table-cell table:style-name="ce90" table:number-columns-repeated="7"/>
          <table:table-cell table:number-columns-repeated="42"/>
        </table:table-row>
        <table:table-row table:style-name="ro1">
          <table:table-cell table:number-columns-repeated="8"/>
          <table:table-cell table:style-name="ce83" office:value-type="string" calcext:value-type="string">
            <text:p>Макросы управления отдельными пинами</text:p>
          </table:table-cell>
          <table:table-cell table:style-name="ce83" table:number-columns-repeated="3"/>
          <table:table-cell table:style-name="ce85" table:formula="of:=&quot;// &quot; &amp; [.I89]" office:value-type="string" office:string-value="// Макросы управления отдельными пинами" calcext:value-type="string">
            <text:p>// Макросы управления отдельными пинами</text:p>
          </table:table-cell>
          <table:table-cell table:style-name="ce83" table:number-columns-repeated="2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table:style-name="ce84" office:value-type="string" calcext:value-type="string">
            <text:p>Name:</text:p>
          </table:table-cell>
          <table:table-cell table:style-name="ce84" office:value-type="string" calcext:value-type="string">
            <text:p>Net:</text:p>
          </table:table-cell>
          <table:table-cell table:style-name="ce84" office:value-type="string" calcext:value-type="string">
            <text:p>Value:</text:p>
          </table:table-cell>
          <table:table-cell table:style-name="ce86" office:value-type="string" calcext:value-type="string">
            <text:p>Pin:</text:p>
          </table:table-cell>
          <table:table-cell table:number-columns-repeated="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green_on</text:p>
          </table:table-cell>
          <table:table-cell office:value-type="string" calcext:value-type="string">
            <text:p>LED2</text:p>
          </table:table-cell>
          <table:table-cell office:value-type="float" office:value="1" calcext:value-type="float">
            <text:p>1</text:p>
          </table:table-cell>
          <table:table-cell table:formula="of:=VLOOKUP([.J91];[.$E$3:.$F$39];2;0)" office:value-type="string" office:string-value="PB14" calcext:value-type="string">
            <text:p>PB14</text:p>
          </table:table-cell>
          <table:table-cell table:style-name="ce93" table:formula="of:=&quot;#define _&quot; &amp; [.I91] &amp; &quot;()&quot;" office:value-type="string" office:string-value="#define _green_on()" calcext:value-type="string">
            <text:p>#define _green_on()</text:p>
          </table:table-cell>
          <table:table-cell table:style-name="ce93" table:formula="of:=&quot;GPIO&quot; &amp; MID([.L91];2;1) &amp; &quot;-&gt;BSRR=1UL&lt;&lt;(&quot; &amp; MID([.L91];3;2) &amp; IF([.K91]=1;&quot;)&quot;;&quot;+16)&quot;)" office:value-type="string" office:string-value="GPIOB-&gt;BSRR=1UL&lt;&lt;(14)" calcext:value-type="string">
            <text:p>GPIOB-&gt;BSRR=1UL&lt;&lt;(14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green_off</text:p>
          </table:table-cell>
          <table:table-cell office:value-type="string" calcext:value-type="string">
            <text:p>LED2</text:p>
          </table:table-cell>
          <table:table-cell office:value-type="float" office:value="0" calcext:value-type="float">
            <text:p>0</text:p>
          </table:table-cell>
          <table:table-cell table:formula="of:=VLOOKUP([.J92];[.$E$3:.$F$39];2;0)" office:value-type="string" office:string-value="PB14" calcext:value-type="string">
            <text:p>PB14</text:p>
          </table:table-cell>
          <table:table-cell table:style-name="ce93" table:formula="of:=&quot;#define _&quot; &amp; [.I92] &amp; &quot;()&quot;" office:value-type="string" office:string-value="#define _green_off()" calcext:value-type="string">
            <text:p>#define _green_off()</text:p>
          </table:table-cell>
          <table:table-cell table:style-name="ce93" table:formula="of:=&quot;GPIO&quot; &amp; MID([.L92];2;1) &amp; &quot;-&gt;BSRR=1UL&lt;&lt;(&quot; &amp; MID([.L92];3;2) &amp; IF([.K92]=1;&quot;)&quot;;&quot;+16)&quot;)" office:value-type="string" office:string-value="GPIOB-&gt;BSRR=1UL&lt;&lt;(14+16)" calcext:value-type="string">
            <text:p>GPIOB-&gt;BSRR=1UL&lt;&lt;(14+16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red_on</text:p>
          </table:table-cell>
          <table:table-cell office:value-type="string" calcext:value-type="string">
            <text:p>LED3</text:p>
          </table:table-cell>
          <table:table-cell office:value-type="float" office:value="1" calcext:value-type="float">
            <text:p>1</text:p>
          </table:table-cell>
          <table:table-cell table:formula="of:=VLOOKUP([.J93];[.$E$3:.$F$39];2;0)" office:value-type="string" office:string-value="PB2" calcext:value-type="string">
            <text:p>PB2</text:p>
          </table:table-cell>
          <table:table-cell table:style-name="ce93" table:formula="of:=&quot;#define _&quot; &amp; [.I93] &amp; &quot;()&quot;" office:value-type="string" office:string-value="#define _red_on()" calcext:value-type="string">
            <text:p>#define _red_on()</text:p>
          </table:table-cell>
          <table:table-cell table:style-name="ce93" table:formula="of:=&quot;GPIO&quot; &amp; MID([.L93];2;1) &amp; &quot;-&gt;BSRR=1UL&lt;&lt;(&quot; &amp; MID([.L93];3;2) &amp; IF([.K93]=1;&quot;)&quot;;&quot;+16)&quot;)" office:value-type="string" office:string-value="GPIOB-&gt;BSRR=1UL&lt;&lt;(2)" calcext:value-type="string">
            <text:p>GPIOB-&gt;BSRR=1UL&lt;&lt;(2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red_off</text:p>
          </table:table-cell>
          <table:table-cell office:value-type="string" calcext:value-type="string">
            <text:p>LED3</text:p>
          </table:table-cell>
          <table:table-cell office:value-type="float" office:value="0" calcext:value-type="float">
            <text:p>0</text:p>
          </table:table-cell>
          <table:table-cell table:formula="of:=VLOOKUP([.J94];[.$E$3:.$F$39];2;0)" office:value-type="string" office:string-value="PB2" calcext:value-type="string">
            <text:p>PB2</text:p>
          </table:table-cell>
          <table:table-cell table:style-name="ce93" table:formula="of:=&quot;#define _&quot; &amp; [.I94] &amp; &quot;()&quot;" office:value-type="string" office:string-value="#define _red_off()" calcext:value-type="string">
            <text:p>#define _red_off()</text:p>
          </table:table-cell>
          <table:table-cell table:style-name="ce93" table:formula="of:=&quot;GPIO&quot; &amp; MID([.L94];2;1) &amp; &quot;-&gt;BSRR=1UL&lt;&lt;(&quot; &amp; MID([.L94];3;2) &amp; IF([.K94]=1;&quot;)&quot;;&quot;+16)&quot;)" office:value-type="string" office:string-value="GPIOB-&gt;BSRR=1UL&lt;&lt;(2+16)" calcext:value-type="string">
            <text:p>GPIOB-&gt;BSRR=1UL&lt;&lt;(2+16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red2_on</text:p>
          </table:table-cell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table:formula="of:=VLOOKUP([.J95];[.$E$3:.$F$39];2;0)" office:value-type="string" office:string-value="PB13" calcext:value-type="string">
            <text:p>PB13</text:p>
          </table:table-cell>
          <table:table-cell table:style-name="ce93" table:formula="of:=&quot;#define _&quot; &amp; [.I95] &amp; &quot;()&quot;" office:value-type="string" office:string-value="#define _red2_on()" calcext:value-type="string">
            <text:p>#define _red2_on()</text:p>
          </table:table-cell>
          <table:table-cell table:style-name="ce93" table:formula="of:=&quot;GPIO&quot; &amp; MID([.L95];2;1) &amp; &quot;-&gt;BSRR=1UL&lt;&lt;(&quot; &amp; MID([.L95];3;2) &amp; IF([.K95]=1;&quot;)&quot;;&quot;+16)&quot;)" office:value-type="string" office:string-value="GPIOB-&gt;BSRR=1UL&lt;&lt;(13)" calcext:value-type="string">
            <text:p>GPIOB-&gt;BSRR=1UL&lt;&lt;(13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red2_off</text:p>
          </table:table-cell>
          <table:table-cell office:value-type="string" calcext:value-type="string">
            <text:p>LED1</text:p>
          </table:table-cell>
          <table:table-cell office:value-type="float" office:value="0" calcext:value-type="float">
            <text:p>0</text:p>
          </table:table-cell>
          <table:table-cell table:formula="of:=VLOOKUP([.J96];[.$E$3:.$F$39];2;0)" office:value-type="string" office:string-value="PB13" calcext:value-type="string">
            <text:p>PB13</text:p>
          </table:table-cell>
          <table:table-cell table:style-name="ce93" table:formula="of:=&quot;#define _&quot; &amp; [.I96] &amp; &quot;()&quot;" office:value-type="string" office:string-value="#define _red2_off()" calcext:value-type="string">
            <text:p>#define _red2_off()</text:p>
          </table:table-cell>
          <table:table-cell table:style-name="ce93" table:formula="of:=&quot;GPIO&quot; &amp; MID([.L96];2;1) &amp; &quot;-&gt;BSRR=1UL&lt;&lt;(&quot; &amp; MID([.L96];3;2) &amp; IF([.K96]=1;&quot;)&quot;;&quot;+16)&quot;)" office:value-type="string" office:string-value="GPIOB-&gt;BSRR=1UL&lt;&lt;(13+16)" calcext:value-type="string">
            <text:p>GPIOB-&gt;BSRR=1UL&lt;&lt;(13+16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fault_on</text:p>
          </table:table-cell>
          <table:table-cell office:value-type="string" calcext:value-type="string">
            <text:p>FAULT</text:p>
          </table:table-cell>
          <table:table-cell office:value-type="float" office:value="1" calcext:value-type="float">
            <text:p>1</text:p>
          </table:table-cell>
          <table:table-cell table:formula="of:=VLOOKUP([.J97];[.$E$3:.$F$39];2;0)" office:value-type="string" office:string-value="PC13" calcext:value-type="string">
            <text:p>PC13</text:p>
          </table:table-cell>
          <table:table-cell table:style-name="ce93" table:formula="of:=&quot;#define _&quot; &amp; [.I97] &amp; &quot;()&quot;" office:value-type="string" office:string-value="#define _fault_on()" calcext:value-type="string">
            <text:p>#define _fault_on()</text:p>
          </table:table-cell>
          <table:table-cell table:style-name="ce93" table:formula="of:=&quot;GPIO&quot; &amp; MID([.L97];2;1) &amp; &quot;-&gt;BSRR=1UL&lt;&lt;(&quot; &amp; MID([.L97];3;2) &amp; IF([.K97]=1;&quot;)&quot;;&quot;+16)&quot;)" office:value-type="string" office:string-value="GPIOC-&gt;BSRR=1UL&lt;&lt;(13)" calcext:value-type="string">
            <text:p>GPIOC-&gt;BSRR=1UL&lt;&lt;(13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fault_off</text:p>
          </table:table-cell>
          <table:table-cell office:value-type="string" calcext:value-type="string">
            <text:p>FAULT</text:p>
          </table:table-cell>
          <table:table-cell office:value-type="float" office:value="0" calcext:value-type="float">
            <text:p>0</text:p>
          </table:table-cell>
          <table:table-cell table:formula="of:=VLOOKUP([.J98];[.$E$3:.$F$39];2;0)" office:value-type="string" office:string-value="PC13" calcext:value-type="string">
            <text:p>PC13</text:p>
          </table:table-cell>
          <table:table-cell table:style-name="ce93" table:formula="of:=&quot;#define _&quot; &amp; [.I98] &amp; &quot;()&quot;" office:value-type="string" office:string-value="#define _fault_off()" calcext:value-type="string">
            <text:p>#define _fault_off()</text:p>
          </table:table-cell>
          <table:table-cell table:style-name="ce93" table:formula="of:=&quot;GPIO&quot; &amp; MID([.L98];2;1) &amp; &quot;-&gt;BSRR=1UL&lt;&lt;(&quot; &amp; MID([.L98];3;2) &amp; IF([.K98]=1;&quot;)&quot;;&quot;+16)&quot;)" office:value-type="string" office:string-value="GPIOC-&gt;BSRR=1UL&lt;&lt;(13+16)" calcext:value-type="string">
            <text:p>GPIOC-&gt;BSRR=1UL&lt;&lt;(13+16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fan_on</text:p>
          </table:table-cell>
          <table:table-cell office:value-type="string" calcext:value-type="string">
            <text:p>FAN_ON</text:p>
          </table:table-cell>
          <table:table-cell office:value-type="float" office:value="1" calcext:value-type="float">
            <text:p>1</text:p>
          </table:table-cell>
          <table:table-cell table:formula="of:=VLOOKUP([.J99];[.$E$3:.$F$39];2;0)" office:value-type="string" office:string-value="PA15" calcext:value-type="string">
            <text:p>PA15</text:p>
          </table:table-cell>
          <table:table-cell table:style-name="ce93" table:formula="of:=&quot;#define _&quot; &amp; [.I99] &amp; &quot;()&quot;" office:value-type="string" office:string-value="#define _fan_on()" calcext:value-type="string">
            <text:p>#define _fan_on()</text:p>
          </table:table-cell>
          <table:table-cell table:style-name="ce93" table:formula="of:=&quot;GPIO&quot; &amp; MID([.L99];2;1) &amp; &quot;-&gt;BSRR=1UL&lt;&lt;(&quot; &amp; MID([.L99];3;2) &amp; IF([.K99]=1;&quot;)&quot;;&quot;+16)&quot;)" office:value-type="string" office:string-value="GPIOA-&gt;BSRR=1UL&lt;&lt;(15)" calcext:value-type="string">
            <text:p>GPIOA-&gt;BSRR=1UL&lt;&lt;(15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fan_off</text:p>
          </table:table-cell>
          <table:table-cell office:value-type="string" calcext:value-type="string">
            <text:p>FAN_ON</text:p>
          </table:table-cell>
          <table:table-cell office:value-type="float" office:value="0" calcext:value-type="float">
            <text:p>0</text:p>
          </table:table-cell>
          <table:table-cell table:formula="of:=VLOOKUP([.J100];[.$E$3:.$F$39];2;0)" office:value-type="string" office:string-value="PA15" calcext:value-type="string">
            <text:p>PA15</text:p>
          </table:table-cell>
          <table:table-cell table:style-name="ce93" table:formula="of:=&quot;#define _&quot; &amp; [.I100] &amp; &quot;()&quot;" office:value-type="string" office:string-value="#define _fan_off()" calcext:value-type="string">
            <text:p>#define _fan_off()</text:p>
          </table:table-cell>
          <table:table-cell table:style-name="ce93" table:formula="of:=&quot;GPIO&quot; &amp; MID([.L100];2;1) &amp; &quot;-&gt;BSRR=1UL&lt;&lt;(&quot; &amp; MID([.L100];3;2) &amp; IF([.K100]=1;&quot;)&quot;;&quot;+16)&quot;)" office:value-type="string" office:string-value="GPIOA-&gt;BSRR=1UL&lt;&lt;(15+16)" calcext:value-type="string">
            <text:p>GPIOA-&gt;BSRR=1UL&lt;&lt;(15+16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tp1_on</text:p>
          </table:table-cell>
          <table:table-cell office:value-type="string" calcext:value-type="string">
            <text:p>TP1</text:p>
          </table:table-cell>
          <table:table-cell office:value-type="float" office:value="1" calcext:value-type="float">
            <text:p>1</text:p>
          </table:table-cell>
          <table:table-cell table:formula="of:=VLOOKUP([.J101];[.$E$3:.$F$39];2;0)" office:value-type="string" office:string-value="PA8" calcext:value-type="string">
            <text:p>PA8</text:p>
          </table:table-cell>
          <table:table-cell table:style-name="ce93" table:formula="of:=&quot;#define _&quot; &amp; [.I101] &amp; &quot;()&quot;" office:value-type="string" office:string-value="#define _tp1_on()" calcext:value-type="string">
            <text:p>#define _tp1_on()</text:p>
          </table:table-cell>
          <table:table-cell table:style-name="ce93" table:formula="of:=&quot;GPIO&quot; &amp; MID([.L101];2;1) &amp; &quot;-&gt;BSRR=1UL&lt;&lt;(&quot; &amp; MID([.L101];3;2) &amp; IF([.K101]=1;&quot;)&quot;;&quot;+16)&quot;)" office:value-type="string" office:string-value="GPIOA-&gt;BSRR=1UL&lt;&lt;(8)" calcext:value-type="string">
            <text:p>GPIOA-&gt;BSRR=1UL&lt;&lt;(8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tp1_off</text:p>
          </table:table-cell>
          <table:table-cell office:value-type="string" calcext:value-type="string">
            <text:p>TP1</text:p>
          </table:table-cell>
          <table:table-cell office:value-type="float" office:value="0" calcext:value-type="float">
            <text:p>0</text:p>
          </table:table-cell>
          <table:table-cell table:formula="of:=VLOOKUP([.J102];[.$E$3:.$F$39];2;0)" office:value-type="string" office:string-value="PA8" calcext:value-type="string">
            <text:p>PA8</text:p>
          </table:table-cell>
          <table:table-cell table:style-name="ce93" table:formula="of:=&quot;#define _&quot; &amp; [.I102] &amp; &quot;()&quot;" office:value-type="string" office:string-value="#define _tp1_off()" calcext:value-type="string">
            <text:p>#define _tp1_off()</text:p>
          </table:table-cell>
          <table:table-cell table:style-name="ce93" table:formula="of:=&quot;GPIO&quot; &amp; MID([.L102];2;1) &amp; &quot;-&gt;BSRR=1UL&lt;&lt;(&quot; &amp; MID([.L102];3;2) &amp; IF([.K102]=1;&quot;)&quot;;&quot;+16)&quot;)" office:value-type="string" office:string-value="GPIOA-&gt;BSRR=1UL&lt;&lt;(8+16)" calcext:value-type="string">
            <text:p>GPIOA-&gt;BSRR=1UL&lt;&lt;(8+16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tp2_on</text:p>
          </table:table-cell>
          <table:table-cell office:value-type="string" calcext:value-type="string">
            <text:p>TP2</text:p>
          </table:table-cell>
          <table:table-cell office:value-type="float" office:value="1" calcext:value-type="float">
            <text:p>1</text:p>
          </table:table-cell>
          <table:table-cell table:formula="of:=VLOOKUP([.J103];[.$E$3:.$F$39];2;0)" office:value-type="string" office:string-value="PC14" calcext:value-type="string">
            <text:p>PC14</text:p>
          </table:table-cell>
          <table:table-cell table:style-name="ce93" table:formula="of:=&quot;#define _&quot; &amp; [.I103] &amp; &quot;()&quot;" office:value-type="string" office:string-value="#define _tp2_on()" calcext:value-type="string">
            <text:p>#define _tp2_on()</text:p>
          </table:table-cell>
          <table:table-cell table:style-name="ce93" table:formula="of:=&quot;GPIO&quot; &amp; MID([.L103];2;1) &amp; &quot;-&gt;BSRR=1UL&lt;&lt;(&quot; &amp; MID([.L103];3;2) &amp; IF([.K103]=1;&quot;)&quot;;&quot;+16)&quot;)" office:value-type="string" office:string-value="GPIOC-&gt;BSRR=1UL&lt;&lt;(14)" calcext:value-type="string">
            <text:p>GPIOC-&gt;BSRR=1UL&lt;&lt;(14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tp2_off</text:p>
          </table:table-cell>
          <table:table-cell office:value-type="string" calcext:value-type="string">
            <text:p>TP2</text:p>
          </table:table-cell>
          <table:table-cell office:value-type="float" office:value="0" calcext:value-type="float">
            <text:p>0</text:p>
          </table:table-cell>
          <table:table-cell table:formula="of:=VLOOKUP([.J104];[.$E$3:.$F$39];2;0)" office:value-type="string" office:string-value="PC14" calcext:value-type="string">
            <text:p>PC14</text:p>
          </table:table-cell>
          <table:table-cell table:style-name="ce93" table:formula="of:=&quot;#define _&quot; &amp; [.I104] &amp; &quot;()&quot;" office:value-type="string" office:string-value="#define _tp2_off()" calcext:value-type="string">
            <text:p>#define _tp2_off()</text:p>
          </table:table-cell>
          <table:table-cell table:style-name="ce93" table:formula="of:=&quot;GPIO&quot; &amp; MID([.L104];2;1) &amp; &quot;-&gt;BSRR=1UL&lt;&lt;(&quot; &amp; MID([.L104];3;2) &amp; IF([.K104]=1;&quot;)&quot;;&quot;+16)&quot;)" office:value-type="string" office:string-value="GPIOC-&gt;BSRR=1UL&lt;&lt;(14+16)" calcext:value-type="string">
            <text:p>GPIOC-&gt;BSRR=1UL&lt;&lt;(14+16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tp22_1</text:p>
          </table:table-cell>
          <table:table-cell office:value-type="string" calcext:value-type="string">
            <text:p>SDA/GPIO</text:p>
          </table:table-cell>
          <table:table-cell office:value-type="float" office:value="1" calcext:value-type="float">
            <text:p>1</text:p>
          </table:table-cell>
          <table:table-cell table:formula="of:=VLOOKUP([.J105];[.$E$3:.$F$39];2;0)" office:value-type="string" office:string-value="PB9" calcext:value-type="string">
            <text:p>PB9</text:p>
          </table:table-cell>
          <table:table-cell table:style-name="ce93" table:formula="of:=&quot;#define _&quot; &amp; [.I105] &amp; &quot;()&quot;" office:value-type="string" office:string-value="#define _tp22_1()" calcext:value-type="string">
            <text:p>#define _tp22_1()</text:p>
          </table:table-cell>
          <table:table-cell table:style-name="ce93" table:formula="of:=&quot;GPIO&quot; &amp; MID([.L105];2;1) &amp; &quot;-&gt;BSRR=1UL&lt;&lt;(&quot; &amp; MID([.L105];3;2) &amp; IF([.K105]=1;&quot;)&quot;;&quot;+16)&quot;)" office:value-type="string" office:string-value="GPIOB-&gt;BSRR=1UL&lt;&lt;(9)" calcext:value-type="string">
            <text:p>GPIOB-&gt;BSRR=1UL&lt;&lt;(9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tp22_0</text:p>
          </table:table-cell>
          <table:table-cell office:value-type="string" calcext:value-type="string">
            <text:p>SDA/GPIO</text:p>
          </table:table-cell>
          <table:table-cell office:value-type="float" office:value="0" calcext:value-type="float">
            <text:p>0</text:p>
          </table:table-cell>
          <table:table-cell table:formula="of:=VLOOKUP([.J106];[.$E$3:.$F$39];2;0)" office:value-type="string" office:string-value="PB9" calcext:value-type="string">
            <text:p>PB9</text:p>
          </table:table-cell>
          <table:table-cell table:style-name="ce93" table:formula="of:=&quot;#define _&quot; &amp; [.I106] &amp; &quot;()&quot;" office:value-type="string" office:string-value="#define _tp22_0()" calcext:value-type="string">
            <text:p>#define _tp22_0()</text:p>
          </table:table-cell>
          <table:table-cell table:style-name="ce93" table:formula="of:=&quot;GPIO&quot; &amp; MID([.L106];2;1) &amp; &quot;-&gt;BSRR=1UL&lt;&lt;(&quot; &amp; MID([.L106];3;2) &amp; IF([.K106]=1;&quot;)&quot;;&quot;+16)&quot;)" office:value-type="string" office:string-value="GPIOB-&gt;BSRR=1UL&lt;&lt;(9+16)" calcext:value-type="string">
            <text:p>GPIOB-&gt;BSRR=1UL&lt;&lt;(9+16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tp21_1</text:p>
          </table:table-cell>
          <table:table-cell office:value-type="string" calcext:value-type="string">
            <text:p>SCL/GPIO</text:p>
          </table:table-cell>
          <table:table-cell office:value-type="float" office:value="1" calcext:value-type="float">
            <text:p>1</text:p>
          </table:table-cell>
          <table:table-cell table:formula="of:=VLOOKUP([.J107];[.$E$3:.$F$39];2;0)" office:value-type="string" office:string-value="PB8" calcext:value-type="string">
            <text:p>PB8</text:p>
          </table:table-cell>
          <table:table-cell table:style-name="ce93" table:formula="of:=&quot;#define _&quot; &amp; [.I107] &amp; &quot;()&quot;" office:value-type="string" office:string-value="#define _tp21_1()" calcext:value-type="string">
            <text:p>#define _tp21_1()</text:p>
          </table:table-cell>
          <table:table-cell table:style-name="ce93" table:formula="of:=&quot;GPIO&quot; &amp; MID([.L107];2;1) &amp; &quot;-&gt;BSRR=1UL&lt;&lt;(&quot; &amp; MID([.L107];3;2) &amp; IF([.K107]=1;&quot;)&quot;;&quot;+16)&quot;)" office:value-type="string" office:string-value="GPIOB-&gt;BSRR=1UL&lt;&lt;(8)" calcext:value-type="string">
            <text:p>GPIOB-&gt;BSRR=1UL&lt;&lt;(8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tp21_0</text:p>
          </table:table-cell>
          <table:table-cell office:value-type="string" calcext:value-type="string">
            <text:p>SCL/GPIO</text:p>
          </table:table-cell>
          <table:table-cell office:value-type="float" office:value="0" calcext:value-type="float">
            <text:p>0</text:p>
          </table:table-cell>
          <table:table-cell table:formula="of:=VLOOKUP([.J108];[.$E$3:.$F$39];2;0)" office:value-type="string" office:string-value="PB8" calcext:value-type="string">
            <text:p>PB8</text:p>
          </table:table-cell>
          <table:table-cell table:style-name="ce93" table:formula="of:=&quot;#define _&quot; &amp; [.I108] &amp; &quot;()&quot;" office:value-type="string" office:string-value="#define _tp21_0()" calcext:value-type="string">
            <text:p>#define _tp21_0()</text:p>
          </table:table-cell>
          <table:table-cell table:style-name="ce93" table:formula="of:=&quot;GPIO&quot; &amp; MID([.L108];2;1) &amp; &quot;-&gt;BSRR=1UL&lt;&lt;(&quot; &amp; MID([.L108];3;2) &amp; IF([.K108]=1;&quot;)&quot;;&quot;+16)&quot;)" office:value-type="string" office:string-value="GPIOB-&gt;BSRR=1UL&lt;&lt;(8+16)" calcext:value-type="string">
            <text:p>GPIOB-&gt;BSRR=1UL&lt;&lt;(8+16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tp20_1 //</text:p>
          </table:table-cell>
          <table:table-cell office:value-type="string" calcext:value-type="string">
            <text:p>NSS/GPIO</text:p>
          </table:table-cell>
          <table:table-cell office:value-type="float" office:value="1" calcext:value-type="float">
            <text:p>1</text:p>
          </table:table-cell>
          <table:table-cell table:formula="of:=VLOOKUP([.J109];[.$E$3:.$F$39];2;0)" office:value-type="string" office:string-value="" calcext:value-type="error">
            <text:p>#N/A</text:p>
          </table:table-cell>
          <table:table-cell table:style-name="ce93" table:formula="of:=&quot;#define _&quot; &amp; [.I109] &amp; &quot;()&quot;" office:value-type="string" office:string-value="#define _tp20_1 //()" calcext:value-type="string">
            <text:p>#define _tp20_1 //()</text:p>
          </table:table-cell>
          <table:table-cell table:style-name="ce93" table:formula="of:=&quot;GPIO&quot; &amp; MID([.L109];2;1) &amp; &quot;-&gt;BSRR=1UL&lt;&lt;(&quot; &amp; MID([.L109];3;2) &amp; IF([.K109]=1;&quot;)&quot;;&quot;+16)&quot;)" office:value-type="string" office:string-value="" calcext:value-type="error">
            <text:p>#N/A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tp20_0 //</text:p>
          </table:table-cell>
          <table:table-cell office:value-type="string" calcext:value-type="string">
            <text:p>NSS/GPIO</text:p>
          </table:table-cell>
          <table:table-cell office:value-type="float" office:value="0" calcext:value-type="float">
            <text:p>0</text:p>
          </table:table-cell>
          <table:table-cell table:formula="of:=VLOOKUP([.J110];[.$E$3:.$F$39];2;0)" office:value-type="string" office:string-value="" calcext:value-type="error">
            <text:p>#N/A</text:p>
          </table:table-cell>
          <table:table-cell table:style-name="ce93" table:formula="of:=&quot;#define _&quot; &amp; [.I110] &amp; &quot;()&quot;" office:value-type="string" office:string-value="#define _tp20_0 //()" calcext:value-type="string">
            <text:p>#define _tp20_0 //()</text:p>
          </table:table-cell>
          <table:table-cell table:style-name="ce93" table:formula="of:=&quot;GPIO&quot; &amp; MID([.L110];2;1) &amp; &quot;-&gt;BSRR=1UL&lt;&lt;(&quot; &amp; MID([.L110];3;2) &amp; IF([.K110]=1;&quot;)&quot;;&quot;+16)&quot;)" office:value-type="string" office:string-value="" calcext:value-type="error">
            <text:p>#N/A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tp19_1</text:p>
          </table:table-cell>
          <table:table-cell office:value-type="string" calcext:value-type="string">
            <text:p>MOSI/GPIO</text:p>
          </table:table-cell>
          <table:table-cell office:value-type="float" office:value="1" calcext:value-type="float">
            <text:p>1</text:p>
          </table:table-cell>
          <table:table-cell table:formula="of:=VLOOKUP([.J111];[.$E$3:.$F$39];2;0)" office:value-type="string" office:string-value="PB5" calcext:value-type="string">
            <text:p>PB5</text:p>
          </table:table-cell>
          <table:table-cell table:style-name="ce93" table:formula="of:=&quot;#define _&quot; &amp; [.I111] &amp; &quot;()&quot;" office:value-type="string" office:string-value="#define _tp19_1()" calcext:value-type="string">
            <text:p>#define _tp19_1()</text:p>
          </table:table-cell>
          <table:table-cell table:style-name="ce93" table:formula="of:=&quot;GPIO&quot; &amp; MID([.L111];2;1) &amp; &quot;-&gt;BSRR=1UL&lt;&lt;(&quot; &amp; MID([.L111];3;2) &amp; IF([.K111]=1;&quot;)&quot;;&quot;+16)&quot;)" office:value-type="string" office:string-value="GPIOB-&gt;BSRR=1UL&lt;&lt;(5)" calcext:value-type="string">
            <text:p>GPIOB-&gt;BSRR=1UL&lt;&lt;(5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tp19_0</text:p>
          </table:table-cell>
          <table:table-cell office:value-type="string" calcext:value-type="string">
            <text:p>MOSI/GPIO</text:p>
          </table:table-cell>
          <table:table-cell office:value-type="float" office:value="0" calcext:value-type="float">
            <text:p>0</text:p>
          </table:table-cell>
          <table:table-cell table:formula="of:=VLOOKUP([.J112];[.$E$3:.$F$39];2;0)" office:value-type="string" office:string-value="PB5" calcext:value-type="string">
            <text:p>PB5</text:p>
          </table:table-cell>
          <table:table-cell table:style-name="ce93" table:formula="of:=&quot;#define _&quot; &amp; [.I112] &amp; &quot;()&quot;" office:value-type="string" office:string-value="#define _tp19_0()" calcext:value-type="string">
            <text:p>#define _tp19_0()</text:p>
          </table:table-cell>
          <table:table-cell table:style-name="ce93" table:formula="of:=&quot;GPIO&quot; &amp; MID([.L112];2;1) &amp; &quot;-&gt;BSRR=1UL&lt;&lt;(&quot; &amp; MID([.L112];3;2) &amp; IF([.K112]=1;&quot;)&quot;;&quot;+16)&quot;)" office:value-type="string" office:string-value="GPIOB-&gt;BSRR=1UL&lt;&lt;(5+16)" calcext:value-type="string">
            <text:p>GPIOB-&gt;BSRR=1UL&lt;&lt;(5+16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tp18_1</text:p>
          </table:table-cell>
          <table:table-cell office:value-type="string" calcext:value-type="string">
            <text:p>MISO/GPIO</text:p>
          </table:table-cell>
          <table:table-cell office:value-type="float" office:value="1" calcext:value-type="float">
            <text:p>1</text:p>
          </table:table-cell>
          <table:table-cell table:formula="of:=VLOOKUP([.J113];[.$E$3:.$F$39];2;0)" office:value-type="string" office:string-value="PB4" calcext:value-type="string">
            <text:p>PB4</text:p>
          </table:table-cell>
          <table:table-cell table:style-name="ce93" table:formula="of:=&quot;#define _&quot; &amp; [.I113] &amp; &quot;()&quot;" office:value-type="string" office:string-value="#define _tp18_1()" calcext:value-type="string">
            <text:p>#define _tp18_1()</text:p>
          </table:table-cell>
          <table:table-cell table:style-name="ce93" table:formula="of:=&quot;GPIO&quot; &amp; MID([.L113];2;1) &amp; &quot;-&gt;BSRR=1UL&lt;&lt;(&quot; &amp; MID([.L113];3;2) &amp; IF([.K113]=1;&quot;)&quot;;&quot;+16)&quot;)" office:value-type="string" office:string-value="GPIOB-&gt;BSRR=1UL&lt;&lt;(4)" calcext:value-type="string">
            <text:p>GPIOB-&gt;BSRR=1UL&lt;&lt;(4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tp18_0</text:p>
          </table:table-cell>
          <table:table-cell office:value-type="string" calcext:value-type="string">
            <text:p>MISO/GPIO</text:p>
          </table:table-cell>
          <table:table-cell office:value-type="float" office:value="0" calcext:value-type="float">
            <text:p>0</text:p>
          </table:table-cell>
          <table:table-cell table:formula="of:=VLOOKUP([.J114];[.$E$3:.$F$39];2;0)" office:value-type="string" office:string-value="PB4" calcext:value-type="string">
            <text:p>PB4</text:p>
          </table:table-cell>
          <table:table-cell table:style-name="ce93" table:formula="of:=&quot;#define _&quot; &amp; [.I114] &amp; &quot;()&quot;" office:value-type="string" office:string-value="#define _tp18_0()" calcext:value-type="string">
            <text:p>#define _tp18_0()</text:p>
          </table:table-cell>
          <table:table-cell table:style-name="ce93" table:formula="of:=&quot;GPIO&quot; &amp; MID([.L114];2;1) &amp; &quot;-&gt;BSRR=1UL&lt;&lt;(&quot; &amp; MID([.L114];3;2) &amp; IF([.K114]=1;&quot;)&quot;;&quot;+16)&quot;)" office:value-type="string" office:string-value="GPIOB-&gt;BSRR=1UL&lt;&lt;(4+16)" calcext:value-type="string">
            <text:p>GPIOB-&gt;BSRR=1UL&lt;&lt;(4+16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tp17_1</text:p>
          </table:table-cell>
          <table:table-cell office:value-type="string" calcext:value-type="string">
            <text:p>SCK/GPIO</text:p>
          </table:table-cell>
          <table:table-cell office:value-type="float" office:value="1" calcext:value-type="float">
            <text:p>1</text:p>
          </table:table-cell>
          <table:table-cell table:formula="of:=VLOOKUP([.J115];[.$E$3:.$F$39];2;0)" office:value-type="string" office:string-value="PB3" calcext:value-type="string">
            <text:p>PB3</text:p>
          </table:table-cell>
          <table:table-cell table:style-name="ce93" table:formula="of:=&quot;#define _&quot; &amp; [.I115] &amp; &quot;()&quot;" office:value-type="string" office:string-value="#define _tp17_1()" calcext:value-type="string">
            <text:p>#define _tp17_1()</text:p>
          </table:table-cell>
          <table:table-cell table:style-name="ce93" table:formula="of:=&quot;GPIO&quot; &amp; MID([.L115];2;1) &amp; &quot;-&gt;BSRR=1UL&lt;&lt;(&quot; &amp; MID([.L115];3;2) &amp; IF([.K115]=1;&quot;)&quot;;&quot;+16)&quot;)" office:value-type="string" office:string-value="GPIOB-&gt;BSRR=1UL&lt;&lt;(3)" calcext:value-type="string">
            <text:p>GPIOB-&gt;BSRR=1UL&lt;&lt;(3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tp17_0</text:p>
          </table:table-cell>
          <table:table-cell office:value-type="string" calcext:value-type="string">
            <text:p>SCK/GPIO</text:p>
          </table:table-cell>
          <table:table-cell office:value-type="float" office:value="0" calcext:value-type="float">
            <text:p>0</text:p>
          </table:table-cell>
          <table:table-cell table:formula="of:=VLOOKUP([.J116];[.$E$3:.$F$39];2;0)" office:value-type="string" office:string-value="PB3" calcext:value-type="string">
            <text:p>PB3</text:p>
          </table:table-cell>
          <table:table-cell table:style-name="ce93" table:formula="of:=&quot;#define _&quot; &amp; [.I116] &amp; &quot;()&quot;" office:value-type="string" office:string-value="#define _tp17_0()" calcext:value-type="string">
            <text:p>#define _tp17_0()</text:p>
          </table:table-cell>
          <table:table-cell table:style-name="ce93" table:formula="of:=&quot;GPIO&quot; &amp; MID([.L116];2;1) &amp; &quot;-&gt;BSRR=1UL&lt;&lt;(&quot; &amp; MID([.L116];3;2) &amp; IF([.K116]=1;&quot;)&quot;;&quot;+16)&quot;)" office:value-type="string" office:string-value="GPIOB-&gt;BSRR=1UL&lt;&lt;(3+16)" calcext:value-type="string">
            <text:p>GPIOB-&gt;BSRR=1UL&lt;&lt;(3+16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15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table:style-name="ce83" office:value-type="string" calcext:value-type="string">
            <text:p>Макросы опроса состояния пинов</text:p>
          </table:table-cell>
          <table:table-cell table:style-name="ce83" table:number-columns-repeated="3"/>
          <table:table-cell table:style-name="ce85" table:formula="of:=&quot;// &quot; &amp; [.I118]" office:value-type="string" office:string-value="// Макросы опроса состояния пинов" calcext:value-type="string">
            <text:p>// Макросы опроса состояния пинов</text:p>
          </table:table-cell>
          <table:table-cell table:style-name="ce83" table:number-columns-repeated="2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table:style-name="ce87" office:value-type="string" calcext:value-type="string">
            <text:p>Name:</text:p>
          </table:table-cell>
          <table:table-cell table:style-name="ce87" office:value-type="string" calcext:value-type="string">
            <text:p>Net:</text:p>
          </table:table-cell>
          <table:table-cell table:style-name="ce90"/>
          <table:table-cell table:style-name="ce90" office:value-type="string" calcext:value-type="string">
            <text:p>Pin:</text:p>
          </table:table-cell>
          <table:table-cell table:style-name="ce80" table:number-columns-repeated="3"/>
          <table:table-cell table:style-name="ce81" table:number-columns-repeated="7"/>
          <table:table-cell table:number-columns-repeated="42"/>
        </table:table-row>
        <table:table-row table:style-name="ro1">
          <table:table-cell table:number-columns-repeated="8"/>
          <table:table-cell table:style-name="ce80" office:value-type="string" calcext:value-type="string">
            <text:p>get_ovld</text:p>
          </table:table-cell>
          <table:table-cell office:value-type="string" calcext:value-type="string">
            <text:p>OVLD</text:p>
          </table:table-cell>
          <table:table-cell/>
          <table:table-cell table:formula="of:=VLOOKUP([.J120];[.$E$3:.$F$39];2;0)" office:value-type="string" office:string-value="PB12" calcext:value-type="string">
            <text:p>PB12</text:p>
          </table:table-cell>
          <table:table-cell table:style-name="ce93" table:formula="of:=&quot;#define _&quot; &amp; [.I120] &amp; &quot;()&quot;" office:value-type="string" office:string-value="#define _get_ovld()" calcext:value-type="string">
            <text:p>#define _get_ovld()</text:p>
          </table:table-cell>
          <table:table-cell table:style-name="ce93" table:formula="of:=&quot;((GPIO&quot; &amp; MID([.L120];2;1) &amp; &quot;-&gt;IDR &gt;&gt; &quot; &amp; MID([.L120];3;2) &amp; &quot;) &amp; 1)&quot;" office:value-type="string" office:string-value="((GPIOB-&gt;IDR &gt;&gt; 12) &amp; 1)" calcext:value-type="string">
            <text:p>((GPIOB-&gt;IDR &gt;&gt; 12) &amp; 1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number-columns-repeated="8"/>
          <table:table-cell table:style-name="ce80" office:value-type="string" calcext:value-type="string">
            <text:p>get_fan</text:p>
          </table:table-cell>
          <table:table-cell office:value-type="string" calcext:value-type="string">
            <text:p>FAN_SPEED</text:p>
          </table:table-cell>
          <table:table-cell/>
          <table:table-cell table:formula="of:=VLOOKUP([.J121];[.$E$3:.$F$39];2;0)" office:value-type="string" office:string-value="PB10" calcext:value-type="string">
            <text:p>PB10</text:p>
          </table:table-cell>
          <table:table-cell table:style-name="ce93" table:formula="of:=&quot;#define _&quot; &amp; [.I121] &amp; &quot;()&quot;" office:value-type="string" office:string-value="#define _get_fan()" calcext:value-type="string">
            <text:p>#define _get_fan()</text:p>
          </table:table-cell>
          <table:table-cell table:style-name="ce93" table:formula="of:=&quot;((GPIO&quot; &amp; MID([.L121];2;1) &amp; &quot;-&gt;IDR &gt;&gt; &quot; &amp; MID([.L121];3;2) &amp; &quot;) &amp; 1)&quot;" office:value-type="string" office:string-value="((GPIOB-&gt;IDR &gt;&gt; 10) &amp; 1)" calcext:value-type="string">
            <text:p>((GPIOB-&gt;IDR &gt;&gt; 10) &amp; 1)</text:p>
          </table:table-cell>
          <table:table-cell table:style-name="ce93"/>
          <table:table-cell table:style-name="ce86" table:number-columns-repeated="5"/>
          <table:table-cell table:number-columns-repeated="44"/>
        </table:table-row>
        <table:table-row table:style-name="ro1">
          <table:table-cell table:style-name="ce86" table:number-columns-repeated="20"/>
          <table:table-cell table:number-columns-repeated="4"/>
          <table:table-cell table:style-name="ce86" table:number-columns-repeated="40"/>
        </table:table-row>
        <table:table-row table:style-name="ro1">
          <table:table-cell table:style-name="ce86" table:number-columns-repeated="8"/>
          <table:table-cell table:style-name="ce83" office:value-type="string" calcext:value-type="string">
            <text:p>Специализированные функции</text:p>
          </table:table-cell>
          <table:table-cell table:style-name="ce83" table:number-columns-repeated="3"/>
          <table:table-cell table:style-name="ce85" table:formula="of:=&quot;// &quot; &amp; [.I123]" office:value-type="string" office:string-value="// Специализированные функции" calcext:value-type="string">
            <text:p>// Специализированные функции</text:p>
          </table:table-cell>
          <table:table-cell table:style-name="ce83" table:number-columns-repeated="2"/>
          <table:table-cell table:style-name="ce86" table:number-columns-repeated="5"/>
          <table:table-cell table:number-columns-repeated="4"/>
          <table:table-cell table:style-name="ce86" table:number-columns-repeated="40"/>
        </table:table-row>
        <table:table-row table:style-name="ro1">
          <table:table-cell table:style-name="ce86" table:number-columns-repeated="8"/>
          <table:table-cell table:style-name="ce80" table:number-columns-repeated="7"/>
          <table:table-cell table:style-name="ce86" table:number-columns-repeated="5"/>
          <table:table-cell table:number-columns-repeated="4"/>
          <table:table-cell table:style-name="ce86" table:number-columns-repeated="40"/>
        </table:table-row>
        <table:table-row table:style-name="ro1">
          <table:table-cell table:style-name="ce86" table:number-columns-repeated="8"/>
          <table:table-cell table:style-name="ce80" office:value-type="string" calcext:value-type="string">
            <text:p>adc_vdd</text:p>
          </table:table-cell>
          <table:table-cell table:style-name="ce80" office:value-type="string" calcext:value-type="string">
            <text:p>ADC_12V</text:p>
          </table:table-cell>
          <table:table-cell table:style-name="Default"/>
          <table:table-cell table:formula="of:=VLOOKUP([.J125];[.$E$3:.$W$40];19;0)" office:value-type="string" office:string-value="ADC_IN15" calcext:value-type="string">
            <text:p>ADC_IN15</text:p>
          </table:table-cell>
          <table:table-cell table:style-name="ce93" table:formula="of:=&quot;#define _&quot; &amp; [.I125]" office:value-type="string" office:string-value="#define _adc_vdd" calcext:value-type="string">
            <text:p>#define _adc_vdd</text:p>
          </table:table-cell>
          <table:table-cell table:style-name="ce93" table:formula="of:=MID([.L125];7;2)" office:value-type="string" office:string-value="15" calcext:value-type="string">
            <text:p>15</text:p>
          </table:table-cell>
          <table:table-cell table:style-name="ce93"/>
          <table:table-cell table:style-name="ce86" table:number-columns-repeated="5"/>
          <table:table-cell table:number-columns-repeated="4"/>
          <table:table-cell table:style-name="ce86" table:number-columns-repeated="40"/>
        </table:table-row>
        <table:table-row table:style-name="ro1">
          <table:table-cell table:style-name="ce86" table:number-columns-repeated="8"/>
          <table:table-cell table:style-name="ce80" office:value-type="string" calcext:value-type="string">
            <text:p>adc_t_local //</text:p>
          </table:table-cell>
          <table:table-cell table:style-name="ce86" office:value-type="string" calcext:value-type="string">
            <text:p>T_LOCAL_ADC</text:p>
          </table:table-cell>
          <table:table-cell table:style-name="ce80"/>
          <table:table-cell table:formula="of:=VLOOKUP([.J126];[.$E$3:.$W$40];19;0)" office:value-type="string" office:string-value="XXX!" calcext:value-type="string">
            <text:p>XXX!</text:p>
          </table:table-cell>
          <table:table-cell table:style-name="ce93" table:formula="of:=&quot;#define _&quot; &amp; [.I126]" office:value-type="string" office:string-value="#define _adc_t_local //" calcext:value-type="string">
            <text:p>#define _adc_t_local //</text:p>
          </table:table-cell>
          <table:table-cell table:style-name="ce93" table:formula="of:=MID([.L126];7;2)">
            <text:p/>
          </table:table-cell>
          <table:table-cell table:style-name="ce93"/>
          <table:table-cell table:style-name="ce86" table:number-columns-repeated="5"/>
          <table:table-cell table:number-columns-repeated="4"/>
          <table:table-cell table:style-name="ce86" table:number-columns-repeated="40"/>
        </table:table-row>
        <table:table-row table:style-name="ro1">
          <table:table-cell table:style-name="ce86" table:number-columns-repeated="8"/>
          <table:table-cell table:style-name="ce80" office:value-type="string" calcext:value-type="string">
            <text:p>adc_t_trans</text:p>
          </table:table-cell>
          <table:table-cell table:style-name="ce81" office:value-type="string" calcext:value-type="string">
            <text:p>T_TRANS_ADC</text:p>
          </table:table-cell>
          <table:table-cell table:style-name="ce80"/>
          <table:table-cell table:formula="of:=VLOOKUP([.J127];[.$E$3:.$W$40];19;0)" office:value-type="string" office:string-value="ADC_IN11" calcext:value-type="string">
            <text:p>ADC_IN11</text:p>
          </table:table-cell>
          <table:table-cell table:style-name="ce93" table:formula="of:=&quot;#define _&quot; &amp; [.I127]" office:value-type="string" office:string-value="#define _adc_t_trans" calcext:value-type="string">
            <text:p>#define _adc_t_trans</text:p>
          </table:table-cell>
          <table:table-cell table:style-name="ce93" table:formula="of:=MID([.L127];7;2)" office:value-type="string" office:string-value="11" calcext:value-type="string">
            <text:p>11</text:p>
          </table:table-cell>
          <table:table-cell table:style-name="ce93"/>
          <table:table-cell table:style-name="ce86" table:number-columns-repeated="5"/>
          <table:table-cell table:number-columns-repeated="4"/>
          <table:table-cell table:style-name="ce86" table:number-columns-repeated="40"/>
        </table:table-row>
        <table:table-row table:style-name="ro1">
          <table:table-cell table:style-name="ce86" table:number-columns-repeated="8"/>
          <table:table-cell table:style-name="ce80" office:value-type="string" calcext:value-type="string">
            <text:p>adc_t_hsink</text:p>
          </table:table-cell>
          <table:table-cell table:style-name="ce81" office:value-type="string" calcext:value-type="string">
            <text:p>T_HSINK_ADC</text:p>
          </table:table-cell>
          <table:table-cell table:style-name="ce86"/>
          <table:table-cell table:formula="of:=VLOOKUP([.J128];[.$E$3:.$W$40];19;0)" office:value-type="string" office:string-value="ADC_IN12" calcext:value-type="string">
            <text:p>ADC_IN12</text:p>
          </table:table-cell>
          <table:table-cell table:style-name="ce93" table:formula="of:=&quot;#define _&quot; &amp; [.I128]" office:value-type="string" office:string-value="#define _adc_t_hsink" calcext:value-type="string">
            <text:p>#define _adc_t_hsink</text:p>
          </table:table-cell>
          <table:table-cell table:style-name="ce93" table:formula="of:=MID([.L128];7;2)" office:value-type="string" office:string-value="12" calcext:value-type="string">
            <text:p>12</text:p>
          </table:table-cell>
          <table:table-cell table:style-name="ce93"/>
          <table:table-cell table:style-name="ce86" table:number-columns-repeated="5"/>
          <table:table-cell table:number-columns-repeated="4"/>
          <table:table-cell table:style-name="ce86" table:number-columns-repeated="40"/>
        </table:table-row>
        <table:table-row table:style-name="ro1">
          <table:table-cell table:style-name="ce86" table:number-columns-repeated="8"/>
          <table:table-cell table:style-name="ce80" office:value-type="string" calcext:value-type="string">
            <text:p>adc_vin_p</text:p>
          </table:table-cell>
          <table:table-cell table:style-name="ce80" office:value-type="string" calcext:value-type="string">
            <text:p>VIN_POS_ADC</text:p>
          </table:table-cell>
          <table:table-cell table:style-name="ce86"/>
          <table:table-cell table:formula="of:=VLOOKUP([.J129];[.$E$3:.$W$40];19;0)" office:value-type="string" office:string-value="ADC_IN3" calcext:value-type="string">
            <text:p>ADC_IN3</text:p>
          </table:table-cell>
          <table:table-cell table:style-name="ce93" table:formula="of:=&quot;#define _&quot; &amp; [.I129]" office:value-type="string" office:string-value="#define _adc_vin_p" calcext:value-type="string">
            <text:p>#define _adc_vin_p</text:p>
          </table:table-cell>
          <table:table-cell table:style-name="ce93" table:formula="of:=MID([.L129];7;2)" office:value-type="string" office:string-value="3" calcext:value-type="string">
            <text:p>3</text:p>
          </table:table-cell>
          <table:table-cell table:style-name="ce93"/>
          <table:table-cell table:style-name="ce86" table:number-columns-repeated="5"/>
          <table:table-cell table:number-columns-repeated="4"/>
          <table:table-cell table:style-name="ce86" table:number-columns-repeated="40"/>
        </table:table-row>
        <table:table-row table:style-name="ro1">
          <table:table-cell table:style-name="ce86" table:number-columns-repeated="8"/>
          <table:table-cell table:style-name="ce80" office:value-type="string" calcext:value-type="string">
            <text:p>adc_vin_n</text:p>
          </table:table-cell>
          <table:table-cell table:style-name="ce80" office:value-type="string" calcext:value-type="string">
            <text:p>VIN_NEG_ADC</text:p>
          </table:table-cell>
          <table:table-cell table:style-name="ce86"/>
          <table:table-cell table:formula="of:=VLOOKUP([.J130];[.$E$3:.$W$40];19;0)" office:value-type="string" office:string-value="ADC_IN4" calcext:value-type="string">
            <text:p>ADC_IN4</text:p>
          </table:table-cell>
          <table:table-cell table:style-name="ce93" table:formula="of:=&quot;#define _&quot; &amp; [.I130]" office:value-type="string" office:string-value="#define _adc_vin_n" calcext:value-type="string">
            <text:p>#define _adc_vin_n</text:p>
          </table:table-cell>
          <table:table-cell table:style-name="ce93" table:formula="of:=MID([.L130];7;2)" office:value-type="string" office:string-value="4" calcext:value-type="string">
            <text:p>4</text:p>
          </table:table-cell>
          <table:table-cell table:style-name="ce93"/>
          <table:table-cell table:style-name="ce86" table:number-columns-repeated="5"/>
          <table:table-cell table:number-columns-repeated="4"/>
          <table:table-cell table:style-name="ce86" table:number-columns-repeated="40"/>
        </table:table-row>
        <table:table-row table:style-name="ro1">
          <table:table-cell table:style-name="ce86" table:number-columns-repeated="8"/>
          <table:table-cell table:style-name="ce81" office:value-type="string" calcext:value-type="string">
            <text:p>adc_vout_p</text:p>
          </table:table-cell>
          <table:table-cell table:style-name="ce86" office:value-type="string" calcext:value-type="string">
            <text:p>DC_POS_ADC</text:p>
          </table:table-cell>
          <table:table-cell table:style-name="ce86"/>
          <table:table-cell table:formula="of:=VLOOKUP([.J131];[.$E$3:.$W$40];19;0)" office:value-type="string" office:string-value="ADC_IN1" calcext:value-type="string">
            <text:p>ADC_IN1</text:p>
          </table:table-cell>
          <table:table-cell table:style-name="ce93" table:formula="of:=&quot;#define _&quot; &amp; [.I131]" office:value-type="string" office:string-value="#define _adc_vout_p" calcext:value-type="string">
            <text:p>#define _adc_vout_p</text:p>
          </table:table-cell>
          <table:table-cell table:style-name="ce93" table:formula="of:=MID([.L131];7;2)" office:value-type="string" office:string-value="1" calcext:value-type="string">
            <text:p>1</text:p>
          </table:table-cell>
          <table:table-cell table:style-name="ce93"/>
          <table:table-cell table:style-name="ce86" table:number-columns-repeated="5"/>
          <table:table-cell table:number-columns-repeated="4"/>
          <table:table-cell table:style-name="ce86" table:number-columns-repeated="40"/>
        </table:table-row>
        <table:table-row table:style-name="ro1">
          <table:table-cell table:style-name="ce86" table:number-columns-repeated="4"/>
          <table:table-cell table:style-name="ce81"/>
          <table:table-cell table:style-name="ce86" table:number-columns-repeated="3"/>
          <table:table-cell table:style-name="ce81" office:value-type="string" calcext:value-type="string">
            <text:p>adc_vout_n</text:p>
          </table:table-cell>
          <table:table-cell table:style-name="ce86" office:value-type="string" calcext:value-type="string">
            <text:p>DC_NEG_ADC</text:p>
          </table:table-cell>
          <table:table-cell table:style-name="ce86"/>
          <table:table-cell table:formula="of:=VLOOKUP([.J132];[.$E$3:.$W$40];19;0)" office:value-type="string" office:string-value="ADC_IN2" calcext:value-type="string">
            <text:p>ADC_IN2</text:p>
          </table:table-cell>
          <table:table-cell table:style-name="ce93" table:formula="of:=&quot;#define _&quot; &amp; [.I132]" office:value-type="string" office:string-value="#define _adc_vout_n" calcext:value-type="string">
            <text:p>#define _adc_vout_n</text:p>
          </table:table-cell>
          <table:table-cell table:style-name="ce93" table:formula="of:=MID([.L132];7;2)" office:value-type="string" office:string-value="2" calcext:value-type="string">
            <text:p>2</text:p>
          </table:table-cell>
          <table:table-cell table:style-name="ce93"/>
          <table:table-cell table:style-name="ce86" table:number-columns-repeated="5"/>
          <table:table-cell table:number-columns-repeated="4"/>
          <table:table-cell table:style-name="ce86" table:number-columns-repeated="40"/>
        </table:table-row>
        <table:table-row table:style-name="ro1">
          <table:table-cell table:style-name="ce86" table:number-columns-repeated="8"/>
          <table:table-cell table:style-name="ce81" office:value-type="string" calcext:value-type="string">
            <text:p>adc_peak</text:p>
          </table:table-cell>
          <table:table-cell table:style-name="ce86" office:value-type="string" calcext:value-type="string">
            <text:p>PEAK_ADC</text:p>
          </table:table-cell>
          <table:table-cell table:style-name="ce86"/>
          <table:table-cell table:formula="of:=VLOOKUP([.J133];[.$E$3:.$W$40];19;0)" office:value-type="string" office:string-value="ADC_IN10" calcext:value-type="string">
            <text:p>ADC_IN10</text:p>
          </table:table-cell>
          <table:table-cell table:style-name="ce93" table:formula="of:=&quot;#define _&quot; &amp; [.I133]" office:value-type="string" office:string-value="#define _adc_peak" calcext:value-type="string">
            <text:p>#define _adc_peak</text:p>
          </table:table-cell>
          <table:table-cell table:style-name="ce93" table:formula="of:=MID([.L133];7;2)" office:value-type="string" office:string-value="10" calcext:value-type="string">
            <text:p>10</text:p>
          </table:table-cell>
          <table:table-cell table:style-name="ce93"/>
          <table:table-cell table:style-name="ce86" table:number-columns-repeated="5"/>
          <table:table-cell table:number-columns-repeated="4"/>
          <table:table-cell table:style-name="ce86" table:number-columns-repeated="40"/>
        </table:table-row>
        <table:table-row table:style-name="ro1">
          <table:table-cell table:style-name="ce86" table:number-columns-repeated="4"/>
          <table:table-cell table:style-name="ce81"/>
          <table:table-cell table:style-name="ce86" table:number-columns-repeated="3"/>
          <table:table-cell table:style-name="ce81" office:value-type="string" calcext:value-type="string">
            <text:p>adc_ctl</text:p>
          </table:table-cell>
          <table:table-cell table:style-name="ce86" office:value-type="string" calcext:value-type="string">
            <text:p>ACTL_ADC</text:p>
          </table:table-cell>
          <table:table-cell table:style-name="ce86"/>
          <table:table-cell table:formula="of:=VLOOKUP([.J134];[.$E$3:.$W$40];19;0)" office:value-type="string" office:string-value="ADC_IN5" calcext:value-type="string">
            <text:p>ADC_IN5</text:p>
          </table:table-cell>
          <table:table-cell table:style-name="ce93" table:formula="of:=&quot;#define _&quot; &amp; [.I134]" office:value-type="string" office:string-value="#define _adc_ctl" calcext:value-type="string">
            <text:p>#define _adc_ctl</text:p>
          </table:table-cell>
          <table:table-cell table:style-name="ce93" table:formula="of:=MID([.L134];7;2)" office:value-type="string" office:string-value="5" calcext:value-type="string">
            <text:p>5</text:p>
          </table:table-cell>
          <table:table-cell table:style-name="ce93"/>
          <table:table-cell table:style-name="ce86" table:number-columns-repeated="5"/>
          <table:table-cell table:number-columns-repeated="4"/>
          <table:table-cell table:style-name="ce86" table:number-columns-repeated="40"/>
        </table:table-row>
        <table:table-row table:style-name="ro1" table:number-rows-repeated="104844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N bridge" table:style-name="ta1">
        <table:table-column table:style-name="co37" table:default-cell-style-name="ce80"/>
        <table:table-column table:style-name="co38" table:default-cell-style-name="ce80"/>
        <table:table-column table:style-name="co36" table:default-cell-style-name="ce80"/>
        <table:table-column table:style-name="co39" table:default-cell-style-name="ce80"/>
        <table:table-column table:style-name="co69" table:default-cell-style-name="ce80"/>
        <table:table-column table:style-name="co70" table:default-cell-style-name="ce93"/>
        <table:table-column table:style-name="co42" table:default-cell-style-name="ce81"/>
        <table:table-column table:style-name="co43" table:default-cell-style-name="ce80"/>
        <table:table-column table:style-name="co44" table:default-cell-style-name="ce80"/>
        <table:table-column table:style-name="co45" table:default-cell-style-name="ce80"/>
        <table:table-column table:style-name="co46" table:number-columns-repeated="2" table:default-cell-style-name="ce80"/>
        <table:table-column table:style-name="co47" table:default-cell-style-name="ce80"/>
        <table:table-column table:style-name="co48" table:default-cell-style-name="ce80"/>
        <table:table-column table:style-name="co46" table:default-cell-style-name="ce80"/>
        <table:table-column table:style-name="co36" table:number-columns-repeated="2" table:default-cell-style-name="ce80"/>
        <table:table-column table:style-name="co49" table:default-cell-style-name="ce80"/>
        <table:table-column table:style-name="co50" table:default-cell-style-name="ce80"/>
        <table:table-column table:style-name="co51" table:default-cell-style-name="ce80"/>
        <table:table-column table:style-name="co36" table:number-columns-repeated="12" table:default-cell-style-name="ce80"/>
        <table:table-column table:style-name="co36" table:number-columns-repeated="992" table:default-cell-style-name="Default"/>
        <table:table-row table:style-name="ro1">
          <table:table-cell office:value-type="string" calcext:value-type="string">
            <text:p>Нога</text:p>
          </table:table-cell>
          <table:table-cell office:value-type="string" calcext:value-type="string">
            <text:p>Цепь</text:p>
          </table:table-cell>
          <table:table-cell office:value-type="string" calcext:value-type="string">
            <text:p>Напр-е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Maple Mini</text:p>
          </table:table-cell>
          <table:table-cell table:style-name="ce80" office:value-type="string" calcext:value-type="string">
            <text:p>Порт</text:p>
          </table:table-cell>
          <table:table-cell table:style-name="ce80" office:value-type="string" calcext:value-type="string">
            <text:p>Главная функция</text:p>
          </table:table-cell>
          <table:table-cell/>
          <table:table-cell office:value-type="string" calcext:value-type="string">
            <text:p>Может быть перенесена</text:p>
          </table:table-cell>
          <table:table-cell table:number-columns-repeated="3"/>
          <table:table-cell office:value-type="string" calcext:value-type="string">
            <text:p>Перенесённая</text:p>
          </table:table-cell>
          <table:table-cell table:number-columns-repeated="2"/>
          <table:table-cell office:value-type="string" calcext:value-type="string">
            <text:p>Аналоговая</text:p>
          </table:table-cell>
          <table:table-cell/>
          <table:table-cell office:value-type="string" calcext:value-type="string">
            <text:p>Функция</text:p>
          </table:table-cell>
          <table:table-cell office:value-type="string" calcext:value-type="string">
            <text:p>Значение</text:p>
          </table:table-cell>
          <table:table-cell office:value-type="string" calcext:value-type="string">
            <text:p>Скорость</text:p>
          </table:table-cell>
          <table:table-cell office:value-type="string" calcext:value-type="string">
            <text:p>Открытый сток</text:p>
          </table:table-cell>
          <table:table-cell/>
          <table:table-cell table:style-name="Default" office:value-type="string" calcext:value-type="string">
            <text:p>MODE</text:p>
          </table:table-cell>
          <table:table-cell table:style-name="Default" office:value-type="string" calcext:value-type="string">
            <text:p>CNF</text:p>
          </table:table-cell>
          <table:table-cell table:style-name="Default" office:value-type="string" calcext:value-type="string">
            <text:p>ODR</text:p>
          </table:table-cell>
          <table:table-cell table:style-name="Default"/>
          <table:table-cell table:style-name="Default" office:value-type="string" calcext:value-type="string">
            <text:p>PORT</text:p>
          </table:table-cell>
          <table:table-cell table:style-name="Default" office:value-type="string" calcext:value-type="string">
            <text:p>PIN</text:p>
          </table:table-cell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4</text:p>
          </table:table-cell>
          <table:table-cell table:style-name="Default" office:value-type="string" calcext:value-type="string">
            <text:p>CRL/CRH</text:p>
          </table:table-cell>
          <table:table-cell table:style-name="Default" office:value-type="string" calcext:value-type="string">
            <text:p>ODR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Default"/>
          <table:table-cell table:style-name="ce80" table:number-columns-repeated="2"/>
          <table:table-cell table:number-columns-repeated="10"/>
          <table:table-cell table:style-name="ce101" office:value-type="string" calcext:value-type="string">
            <text:p>A/F</text:p>
          </table:table-cell>
          <table:table-cell table:style-name="ce101" office:value-type="string" calcext:value-type="string">
            <text:p>0/1/L/H</text:p>
          </table:table-cell>
          <table:table-cell table:style-name="ce101" office:value-type="string" calcext:value-type="string">
            <text:p>2/10/50</text:p>
          </table:table-cell>
          <table:table-cell table:style-name="ce101" office:value-type="string" calcext:value-type="string">
            <text:p>N/Y</text:p>
          </table:table-cell>
          <table:table-cell/>
          <table:table-cell table:style-name="Default" table:number-columns-repeated="10"/>
          <table:table-cell table:number-columns-repeated="992"/>
        </table:table-row>
        <table:table-row table:style-name="ro1">
          <table:table-cell table:number-columns-repeated="5"/>
          <table:table-cell table:style-name="ce80" table:number-columns-repeated="2"/>
          <table:table-cell table:number-columns-repeated="15"/>
          <table:table-cell table:style-name="Default" table:number-columns-repeated="10"/>
          <table:table-cell table:number-columns-repeated="99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PICS1/3</text:p>
          </table:table-cell>
          <table:table-cell/>
          <table:table-cell table:style-name="ce81" office:value-type="string" calcext:value-type="string">
            <text:p>PA0</text:p>
          </table:table-cell>
          <table:table-cell office:value-type="string" calcext:value-type="string">
            <text:p>MII_CRS</text:p>
          </table:table-cell>
          <table:table-cell table:style-name="ce113" office:value-type="string" calcext:value-type="string">
            <text:p>TIM5_CH1</text:p>
          </table:table-cell>
          <table:table-cell table:style-name="ce113" office:value-type="string" calcext:value-type="string">
            <text:p>USART2_CTS</text:p>
          </table:table-cell>
          <table:table-cell table:style-name="ce113" table:number-columns-repeated="2"/>
          <table:table-cell table:style-name="ce113" office:value-type="string" calcext:value-type="string">
            <text:p>TIM2_CH1_ETR</text:p>
          </table:table-cell>
          <table:table-cell table:style-name="ce113" table:number-columns-repeated="3"/>
          <table:table-cell table:style-name="ce113" office:value-type="string" calcext:value-type="string">
            <text:p>ADC_IN0</text:p>
          </table:table-cell>
          <table:table-cell table:style-name="ce113"/>
          <table:table-cell table:style-name="ce102" table:number-columns-repeated="4"/>
          <table:table-cell/>
          <table:table-cell table:style-name="Default" table:formula="of:=IF([.C4]=&quot;out&quot;;IF([.T4]=50;3;IF([.T4]=10;1;2));0)" office:value-type="float" office:value="0" calcext:value-type="float">
            <text:p>0</text:p>
          </table:table-cell>
          <table:table-cell table:style-name="Default" table:formula="of:=IF([.W4]=0;IF([.R4]=&quot;A&quot;;0;IF( OR([.S4]=&quot;L&quot;;[.S4]=&quot;H&quot;);2;1));IF([.R4]=&quot;F&quot;;IF(OR([.U4]=1;[.U4]=&quot;Y&quot;);3;2);IF(OR([.U4]=1;[.U4]=&quot;Y&quot;);1;0)))" office:value-type="float" office:value="1" calcext:value-type="float">
            <text:p>1</text:p>
          </table:table-cell>
          <table:table-cell table:style-name="Default" table:formula="of:=IF(OR([.S4]=1;[.S4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4];2;1)" office:value-type="string" office:string-value="A" calcext:value-type="string">
            <text:p>A</text:p>
          </table:table-cell>
          <table:table-cell table:style-name="Default" table:formula="of:=MID([.F4];3;2)" office:value-type="string" office:string-value="0" calcext:value-type="string">
            <text:p>0</text:p>
          </table:table-cell>
          <table:table-cell table:style-name="Default" table:formula="of:=2^[.AB4]" office:value-type="float" office:value="1" calcext:value-type="float">
            <text:p>1</text:p>
          </table:table-cell>
          <table:table-cell table:style-name="Default" table:formula="of:=16^MOD([.AB4];8)" office:value-type="float" office:value="1" calcext:value-type="float">
            <text:p>1</text:p>
          </table:table-cell>
          <table:table-cell table:style-name="Default" table:formula="of:=BASE(SUMPRODUCT([.W4:.W11];[.AD4:.AD11])+4*SUMPRODUCT([.X4:.X11];[.AD4:.AD11]);16;8)" office:value-type="string" office:string-value="444444A4" calcext:value-type="string">
            <text:p>444444A4</text:p>
          </table:table-cell>
          <table:table-cell table:style-name="Default" table:formula="of:=BASE(SUMPRODUCT([.Y4:.Y19];[.AC4:.AC19]);16;8)" office:value-type="string" office:string-value="00003600" calcext:value-type="string">
            <text:p>00003600</text:p>
          </table:table-cell>
          <table:table-cell table:number-columns-repeated="99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ZZ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PICS1/3</text:p>
          </table:table-cell>
          <table:table-cell/>
          <table:table-cell table:style-name="ce81" office:value-type="string" calcext:value-type="string">
            <text:p>PA1</text:p>
          </table:table-cell>
          <table:table-cell office:value-type="string" calcext:value-type="string">
            <text:p>(R)MII_RXCLK</text:p>
          </table:table-cell>
          <table:table-cell table:style-name="ce115" office:value-type="string" calcext:value-type="string">
            <text:p>TIM5_CH2</text:p>
          </table:table-cell>
          <table:table-cell table:style-name="ce113" office:value-type="string" calcext:value-type="string">
            <text:p>USART2_RTS</text:p>
          </table:table-cell>
          <table:table-cell table:style-name="ce113" table:number-columns-repeated="2"/>
          <table:table-cell table:style-name="ce113" office:value-type="string" calcext:value-type="string">
            <text:p>TIM2_CH2</text:p>
          </table:table-cell>
          <table:table-cell table:style-name="ce113" table:number-columns-repeated="3"/>
          <table:table-cell table:style-name="ce113" office:value-type="string" calcext:value-type="string">
            <text:p>ADC_IN1</text:p>
          </table:table-cell>
          <table:table-cell table:style-name="ce113"/>
          <table:table-cell table:style-name="ce102" office:value-type="string" calcext:value-type="string">
            <text:p>F</text:p>
          </table:table-cell>
          <table:table-cell table:style-name="ce102" office:value-type="string" calcext:value-type="string">
            <text:p>L</text:p>
          </table:table-cell>
          <table:table-cell table:style-name="ce102" table:number-columns-repeated="2"/>
          <table:table-cell/>
          <table:table-cell table:style-name="Default" table:formula="of:=IF([.C5]=&quot;out&quot;;IF([.T5]=50;3;IF([.T5]=10;1;2));0)" office:value-type="float" office:value="2" calcext:value-type="float">
            <text:p>2</text:p>
          </table:table-cell>
          <table:table-cell table:style-name="Default" table:formula="of:=IF([.W5]=0;IF([.R5]=&quot;A&quot;;0;IF( OR([.S5]=&quot;L&quot;;[.S5]=&quot;H&quot;);2;1));IF([.R5]=&quot;F&quot;;IF(OR([.U5]=1;[.U5]=&quot;Y&quot;);3;2);IF(OR([.U5]=1;[.U5]=&quot;Y&quot;);1;0)))" office:value-type="float" office:value="2" calcext:value-type="float">
            <text:p>2</text:p>
          </table:table-cell>
          <table:table-cell table:style-name="Default" table:formula="of:=IF(OR([.S5]=1;[.S5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5];2;1)" office:value-type="string" office:string-value="A" calcext:value-type="string">
            <text:p>A</text:p>
          </table:table-cell>
          <table:table-cell table:style-name="Default" table:formula="of:=MID([.F5];3;2)" office:value-type="string" office:string-value="1" calcext:value-type="string">
            <text:p>1</text:p>
          </table:table-cell>
          <table:table-cell table:style-name="Default" table:formula="of:=2^[.AB5]" office:value-type="float" office:value="2" calcext:value-type="float">
            <text:p>2</text:p>
          </table:table-cell>
          <table:table-cell table:style-name="Default" table:formula="of:=16^MOD([.AB5];8)"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table:style-name="ce81" office:value-type="string" calcext:value-type="string">
            <text:p>PA2</text:p>
          </table:table-cell>
          <table:table-cell office:value-type="string" calcext:value-type="string">
            <text:p>(R)MII_MDIO</text:p>
          </table:table-cell>
          <table:table-cell table:style-name="ce113" office:value-type="string" calcext:value-type="string">
            <text:p>TIM5_CH3</text:p>
          </table:table-cell>
          <table:table-cell table:style-name="ce113" office:value-type="string" calcext:value-type="string">
            <text:p>USART2_TX</text:p>
          </table:table-cell>
          <table:table-cell table:style-name="ce113" table:number-columns-repeated="2"/>
          <table:table-cell table:style-name="ce113" office:value-type="string" calcext:value-type="string">
            <text:p>TIM2_CH3</text:p>
          </table:table-cell>
          <table:table-cell table:style-name="ce113" table:number-columns-repeated="3"/>
          <table:table-cell table:style-name="ce113" office:value-type="string" calcext:value-type="string">
            <text:p>ADC_IN2</text:p>
          </table:table-cell>
          <table:table-cell table:style-name="ce113"/>
          <table:table-cell table:style-name="ce102" table:number-columns-repeated="4"/>
          <table:table-cell/>
          <table:table-cell table:style-name="Default" table:formula="of:=IF([.C6]=&quot;out&quot;;IF([.T6]=50;3;IF([.T6]=10;1;2));0)" office:value-type="float" office:value="0" calcext:value-type="float">
            <text:p>0</text:p>
          </table:table-cell>
          <table:table-cell table:style-name="Default" table:formula="of:=IF([.W6]=0;IF([.R6]=&quot;A&quot;;0;IF( OR([.S6]=&quot;L&quot;;[.S6]=&quot;H&quot;);2;1));IF([.R6]=&quot;F&quot;;IF(OR([.U6]=1;[.U6]=&quot;Y&quot;);3;2);IF(OR([.U6]=1;[.U6]=&quot;Y&quot;);1;0)))" office:value-type="float" office:value="1" calcext:value-type="float">
            <text:p>1</text:p>
          </table:table-cell>
          <table:table-cell table:style-name="Default" table:formula="of:=IF(OR([.S6]=1;[.S6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6];2;1)" office:value-type="string" office:string-value="A" calcext:value-type="string">
            <text:p>A</text:p>
          </table:table-cell>
          <table:table-cell table:style-name="Default" table:formula="of:=MID([.F6];3;2)" office:value-type="string" office:string-value="2" calcext:value-type="string">
            <text:p>2</text:p>
          </table:table-cell>
          <table:table-cell table:style-name="Default" table:formula="of:=2^[.AB6]" office:value-type="float" office:value="4" calcext:value-type="float">
            <text:p>4</text:p>
          </table:table-cell>
          <table:table-cell table:style-name="Default" table:formula="of:=16^MOD([.AB6];8)" office:value-type="float" office:value="256" calcext:value-type="float">
            <text:p>25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style-name="ce88" office:value-type="string" calcext:value-type="string">
            <text:p>ADC/IRQ3</text:p>
          </table:table-cell>
          <table:table-cell/>
          <table:table-cell table:style-name="ce81" office:value-type="string" calcext:value-type="string">
            <text:p>PA3</text:p>
          </table:table-cell>
          <table:table-cell office:value-type="string" calcext:value-type="string">
            <text:p>MII_COL</text:p>
          </table:table-cell>
          <table:table-cell table:style-name="ce113" office:value-type="string" calcext:value-type="string">
            <text:p>TIM5_CH4</text:p>
          </table:table-cell>
          <table:table-cell table:style-name="ce113" office:value-type="string" calcext:value-type="string">
            <text:p>USART2_RX</text:p>
          </table:table-cell>
          <table:table-cell table:style-name="ce113" table:number-columns-repeated="2"/>
          <table:table-cell table:style-name="ce113" office:value-type="string" calcext:value-type="string">
            <text:p>TIM2_CH4</text:p>
          </table:table-cell>
          <table:table-cell table:style-name="ce113" table:number-columns-repeated="3"/>
          <table:table-cell table:style-name="ce113" office:value-type="string" calcext:value-type="string">
            <text:p>ADC_IN3</text:p>
          </table:table-cell>
          <table:table-cell table:style-name="ce113"/>
          <table:table-cell table:style-name="ce102" table:number-columns-repeated="4"/>
          <table:table-cell/>
          <table:table-cell table:style-name="Default" table:formula="of:=IF([.C7]=&quot;out&quot;;IF([.T7]=50;3;IF([.T7]=10;1;2));0)" office:value-type="float" office:value="0" calcext:value-type="float">
            <text:p>0</text:p>
          </table:table-cell>
          <table:table-cell table:style-name="Default" table:formula="of:=IF([.W7]=0;IF([.R7]=&quot;A&quot;;0;IF( OR([.S7]=&quot;L&quot;;[.S7]=&quot;H&quot;);2;1));IF([.R7]=&quot;F&quot;;IF(OR([.U7]=1;[.U7]=&quot;Y&quot;);3;2);IF(OR([.U7]=1;[.U7]=&quot;Y&quot;);1;0)))" office:value-type="float" office:value="1" calcext:value-type="float">
            <text:p>1</text:p>
          </table:table-cell>
          <table:table-cell table:style-name="Default" table:formula="of:=IF(OR([.S7]=1;[.S7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7];2;1)" office:value-type="string" office:string-value="A" calcext:value-type="string">
            <text:p>A</text:p>
          </table:table-cell>
          <table:table-cell table:style-name="Default" table:formula="of:=MID([.F7];3;2)" office:value-type="string" office:string-value="3" calcext:value-type="string">
            <text:p>3</text:p>
          </table:table-cell>
          <table:table-cell table:style-name="Default" table:formula="of:=2^[.AB7]" office:value-type="float" office:value="8" calcext:value-type="float">
            <text:p>8</text:p>
          </table:table-cell>
          <table:table-cell table:style-name="Default" table:formula="of:=16^MOD([.AB7];8)" office:value-type="float" office:value="4096" calcext:value-type="float">
            <text:p>409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UZZ</text:p>
          </table:table-cell>
          <table:table-cell office:value-type="string" calcext:value-type="string">
            <text:p>in</text:p>
          </table:table-cell>
          <table:table-cell table:style-name="Default" office:value-type="string" calcext:value-type="string">
            <text:p>Звук</text:p>
          </table:table-cell>
          <table:table-cell/>
          <table:table-cell table:style-name="ce81" office:value-type="string" calcext:value-type="string">
            <text:p>PA4</text:p>
          </table:table-cell>
          <table:table-cell/>
          <table:table-cell table:style-name="ce113"/>
          <table:table-cell table:style-name="ce113" office:value-type="string" calcext:value-type="string">
            <text:p>USART2_CK</text:p>
          </table:table-cell>
          <table:table-cell table:style-name="ce113" office:value-type="string" calcext:value-type="string">
            <text:p>SPI1_NSS</text:p>
          </table:table-cell>
          <table:table-cell table:style-name="ce113" table:number-columns-repeated="5"/>
          <table:table-cell table:style-name="ce113" office:value-type="string" calcext:value-type="string">
            <text:p>ADC_IN4</text:p>
          </table:table-cell>
          <table:table-cell table:style-name="ce156" office:value-type="string" calcext:value-type="string">
            <text:p>DAC1</text:p>
          </table:table-cell>
          <table:table-cell table:style-name="ce102" table:number-columns-repeated="4"/>
          <table:table-cell/>
          <table:table-cell table:style-name="Default" table:formula="of:=IF([.C8]=&quot;out&quot;;IF([.T8]=50;3;IF([.T8]=10;1;2));0)" office:value-type="float" office:value="0" calcext:value-type="float">
            <text:p>0</text:p>
          </table:table-cell>
          <table:table-cell table:style-name="Default" table:formula="of:=IF([.W8]=0;IF([.R8]=&quot;A&quot;;0;IF( OR([.S8]=&quot;L&quot;;[.S8]=&quot;H&quot;);2;1));IF([.R8]=&quot;F&quot;;IF(OR([.U8]=1;[.U8]=&quot;Y&quot;);3;2);IF(OR([.U8]=1;[.U8]=&quot;Y&quot;);1;0)))" office:value-type="float" office:value="1" calcext:value-type="float">
            <text:p>1</text:p>
          </table:table-cell>
          <table:table-cell table:style-name="Default" table:formula="of:=IF(OR([.S8]=1;[.S8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8];2;1)" office:value-type="string" office:string-value="A" calcext:value-type="string">
            <text:p>A</text:p>
          </table:table-cell>
          <table:table-cell table:style-name="Default" table:formula="of:=MID([.F8];3;2)" office:value-type="string" office:string-value="4" calcext:value-type="string">
            <text:p>4</text:p>
          </table:table-cell>
          <table:table-cell table:style-name="Default" table:formula="of:=2^[.AB8]" office:value-type="float" office:value="16" calcext:value-type="float">
            <text:p>16</text:p>
          </table:table-cell>
          <table:table-cell table:style-name="Default" table:formula="of:=16^MOD([.AB8];8)" office:value-type="float" office:value="65536" calcext:value-type="float">
            <text:p>6553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 office:value-type="string" calcext:value-type="string">
            <text:p>SPI1</text:p>
          </table:table-cell>
          <table:table-cell/>
          <table:table-cell table:style-name="ce81" office:value-type="string" calcext:value-type="string">
            <text:p>PA5</text:p>
          </table:table-cell>
          <table:table-cell/>
          <table:table-cell table:style-name="ce113" table:number-columns-repeated="2"/>
          <table:table-cell table:style-name="ce113" office:value-type="string" calcext:value-type="string">
            <text:p>SPI1_SCK</text:p>
          </table:table-cell>
          <table:table-cell table:style-name="ce113" table:number-columns-repeated="5"/>
          <table:table-cell table:style-name="ce113" office:value-type="string" calcext:value-type="string">
            <text:p>ADC_IN5</text:p>
          </table:table-cell>
          <table:table-cell table:style-name="ce113" office:value-type="string" calcext:value-type="string">
            <text:p>DAC2</text:p>
          </table:table-cell>
          <table:table-cell table:style-name="ce102" table:number-columns-repeated="4"/>
          <table:table-cell/>
          <table:table-cell table:style-name="Default" table:formula="of:=IF([.C9]=&quot;out&quot;;IF([.T9]=50;3;IF([.T9]=10;1;2));0)" office:value-type="float" office:value="0" calcext:value-type="float">
            <text:p>0</text:p>
          </table:table-cell>
          <table:table-cell table:style-name="Default" table:formula="of:=IF([.W9]=0;IF([.R9]=&quot;A&quot;;0;IF( OR([.S9]=&quot;L&quot;;[.S9]=&quot;H&quot;);2;1));IF([.R9]=&quot;F&quot;;IF(OR([.U9]=1;[.U9]=&quot;Y&quot;);3;2);IF(OR([.U9]=1;[.U9]=&quot;Y&quot;);1;0)))" office:value-type="float" office:value="1" calcext:value-type="float">
            <text:p>1</text:p>
          </table:table-cell>
          <table:table-cell table:style-name="Default" table:formula="of:=IF(OR([.S9]=1;[.S9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9];2;1)" office:value-type="string" office:string-value="A" calcext:value-type="string">
            <text:p>A</text:p>
          </table:table-cell>
          <table:table-cell table:style-name="Default" table:formula="of:=MID([.F9];3;2)" office:value-type="string" office:string-value="5" calcext:value-type="string">
            <text:p>5</text:p>
          </table:table-cell>
          <table:table-cell table:style-name="Default" table:formula="of:=2^[.AB9]" office:value-type="float" office:value="32" calcext:value-type="float">
            <text:p>32</text:p>
          </table:table-cell>
          <table:table-cell table:style-name="Default" table:formula="of:=16^MOD([.AB9];8)" office:value-type="float" office:value="1048576" calcext:value-type="float">
            <text:p>104857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PI1</text:p>
          </table:table-cell>
          <table:table-cell/>
          <table:table-cell table:style-name="ce81" office:value-type="string" calcext:value-type="string">
            <text:p>PA6</text:p>
          </table:table-cell>
          <table:table-cell/>
          <table:table-cell table:style-name="ce113" table:number-columns-repeated="2"/>
          <table:table-cell table:style-name="ce113" office:value-type="string" calcext:value-type="string">
            <text:p>SPI1_MISO</text:p>
          </table:table-cell>
          <table:table-cell table:style-name="ce113"/>
          <table:table-cell table:style-name="ce113" office:value-type="string" calcext:value-type="string">
            <text:p>TIM3_CH1</text:p>
          </table:table-cell>
          <table:table-cell table:style-name="ce113" table:number-columns-repeated="2"/>
          <table:table-cell table:style-name="ce113" office:value-type="string" calcext:value-type="string">
            <text:p>TIM1_BKIN</text:p>
          </table:table-cell>
          <table:table-cell table:style-name="ce113" office:value-type="string" calcext:value-type="string">
            <text:p>ADC_IN6</text:p>
          </table:table-cell>
          <table:table-cell table:style-name="ce113"/>
          <table:table-cell table:style-name="ce102" table:number-columns-repeated="4"/>
          <table:table-cell/>
          <table:table-cell table:style-name="Default" table:formula="of:=IF([.C10]=&quot;out&quot;;IF([.T10]=50;3;IF([.T10]=10;1;2));0)" office:value-type="float" office:value="0" calcext:value-type="float">
            <text:p>0</text:p>
          </table:table-cell>
          <table:table-cell table:style-name="Default" table:formula="of:=IF([.W10]=0;IF([.R10]=&quot;A&quot;;0;IF( OR([.S10]=&quot;L&quot;;[.S10]=&quot;H&quot;);2;1));IF([.R10]=&quot;F&quot;;IF(OR([.U10]=1;[.U10]=&quot;Y&quot;);3;2);IF(OR([.U10]=1;[.U10]=&quot;Y&quot;);1;0)))" office:value-type="float" office:value="1" calcext:value-type="float">
            <text:p>1</text:p>
          </table:table-cell>
          <table:table-cell table:style-name="Default" table:formula="of:=IF(OR([.S10]=1;[.S10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10];2;1)" office:value-type="string" office:string-value="A" calcext:value-type="string">
            <text:p>A</text:p>
          </table:table-cell>
          <table:table-cell table:style-name="Default" table:formula="of:=MID([.F10];3;2)" office:value-type="string" office:string-value="6" calcext:value-type="string">
            <text:p>6</text:p>
          </table:table-cell>
          <table:table-cell table:style-name="Default" table:formula="of:=2^[.AB10]" office:value-type="float" office:value="64" calcext:value-type="float">
            <text:p>64</text:p>
          </table:table-cell>
          <table:table-cell table:style-name="Default" table:formula="of:=16^MOD([.AB10];8)" office:value-type="float" office:value="16777216" calcext:value-type="float">
            <text:p>1677721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PI1</text:p>
          </table:table-cell>
          <table:table-cell/>
          <table:table-cell table:style-name="ce81" office:value-type="string" calcext:value-type="string">
            <text:p>PA7</text:p>
          </table:table-cell>
          <table:table-cell office:value-type="string" calcext:value-type="string">
            <text:p>(R)MII_RX_DV</text:p>
          </table:table-cell>
          <table:table-cell table:style-name="ce113" table:number-columns-repeated="2"/>
          <table:table-cell table:style-name="ce113" office:value-type="string" calcext:value-type="string">
            <text:p>SPI1_MOSI</text:p>
          </table:table-cell>
          <table:table-cell table:style-name="ce113"/>
          <table:table-cell table:style-name="ce113" office:value-type="string" calcext:value-type="string">
            <text:p>TIM3_CH2</text:p>
          </table:table-cell>
          <table:table-cell table:style-name="ce113" table:number-columns-repeated="2"/>
          <table:table-cell table:style-name="ce113" office:value-type="string" calcext:value-type="string">
            <text:p>TIM1_CH1N</text:p>
          </table:table-cell>
          <table:table-cell table:style-name="ce113" office:value-type="string" calcext:value-type="string">
            <text:p>ADC_IN7</text:p>
          </table:table-cell>
          <table:table-cell table:style-name="ce113"/>
          <table:table-cell table:style-name="ce102" table:number-columns-repeated="4"/>
          <table:table-cell/>
          <table:table-cell table:style-name="Default" table:formula="of:=IF([.C11]=&quot;out&quot;;IF([.T11]=50;3;IF([.T11]=10;1;2));0)" office:value-type="float" office:value="0" calcext:value-type="float">
            <text:p>0</text:p>
          </table:table-cell>
          <table:table-cell table:style-name="Default" table:formula="of:=IF([.W11]=0;IF([.R11]=&quot;A&quot;;0;IF( OR([.S11]=&quot;L&quot;;[.S11]=&quot;H&quot;);2;1));IF([.R11]=&quot;F&quot;;IF(OR([.U11]=1;[.U11]=&quot;Y&quot;);3;2);IF(OR([.U11]=1;[.U11]=&quot;Y&quot;);1;0)))" office:value-type="float" office:value="1" calcext:value-type="float">
            <text:p>1</text:p>
          </table:table-cell>
          <table:table-cell table:style-name="Default" table:formula="of:=IF(OR([.S11]=1;[.S11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11];2;1)" office:value-type="string" office:string-value="A" calcext:value-type="string">
            <text:p>A</text:p>
          </table:table-cell>
          <table:table-cell table:style-name="Default" table:formula="of:=MID([.F11];3;2)" office:value-type="string" office:string-value="7" calcext:value-type="string">
            <text:p>7</text:p>
          </table:table-cell>
          <table:table-cell table:style-name="Default" table:formula="of:=2^[.AB11]" office:value-type="float" office:value="128" calcext:value-type="float">
            <text:p>128</text:p>
          </table:table-cell>
          <table:table-cell table:style-name="Default" table:formula="of:=16^MOD([.AB11];8)" office:value-type="float" office:value="268435456" calcext:value-type="float">
            <text:p>26843545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CP</text:p>
          </table:table-cell>
          <table:table-cell/>
          <table:table-cell table:style-name="ce81" office:value-type="string" calcext:value-type="string">
            <text:p>PA8</text:p>
          </table:table-cell>
          <table:table-cell office:value-type="string" calcext:value-type="string">
            <text:p>USBSOF</text:p>
          </table:table-cell>
          <table:table-cell table:style-name="ce113" office:value-type="string" calcext:value-type="string">
            <text:p>USART1_CK</text:p>
          </table:table-cell>
          <table:table-cell table:style-name="ce113" table:number-columns-repeated="3"/>
          <table:table-cell table:style-name="ce113" office:value-type="string" calcext:value-type="string">
            <text:p>TIM1_CH1</text:p>
          </table:table-cell>
          <table:table-cell table:style-name="ce113" table:number-columns-repeated="4"/>
          <table:table-cell table:style-name="ce113" office:value-type="string" calcext:value-type="string">
            <text:p>MCO</text:p>
          </table:table-cell>
          <table:table-cell table:style-name="ce102" table:number-columns-repeated="4"/>
          <table:table-cell/>
          <table:table-cell table:style-name="Default" table:formula="of:=IF([.C12]=&quot;out&quot;;IF([.T12]=50;3;IF([.T12]=10;1;2));0)" office:value-type="float" office:value="0" calcext:value-type="float">
            <text:p>0</text:p>
          </table:table-cell>
          <table:table-cell table:style-name="Default" table:formula="of:=IF([.W12]=0;IF([.R12]=&quot;A&quot;;0;IF( OR([.S12]=&quot;L&quot;;[.S12]=&quot;H&quot;);2;1));IF([.R12]=&quot;F&quot;;IF(OR([.U12]=1;[.U12]=&quot;Y&quot;);3;2);IF(OR([.U12]=1;[.U12]=&quot;Y&quot;);1;0)))" office:value-type="float" office:value="1" calcext:value-type="float">
            <text:p>1</text:p>
          </table:table-cell>
          <table:table-cell table:style-name="Default" table:formula="of:=IF(OR([.S12]=1;[.S12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12];2;1)" office:value-type="string" office:string-value="A" calcext:value-type="string">
            <text:p>A</text:p>
          </table:table-cell>
          <table:table-cell table:style-name="Default" table:formula="of:=MID([.F12];3;2)" office:value-type="string" office:string-value="8" calcext:value-type="string">
            <text:p>8</text:p>
          </table:table-cell>
          <table:table-cell table:style-name="Default" table:formula="of:=2^[.AB12]" office:value-type="float" office:value="256" calcext:value-type="float">
            <text:p>256</text:p>
          </table:table-cell>
          <table:table-cell table:style-name="Default" table:formula="of:=16^MOD([.AB12];8)" office:value-type="float" office:value="1" calcext:value-type="float">
            <text:p>1</text:p>
          </table:table-cell>
          <table:table-cell table:style-name="Default" table:formula="of:=BASE(SUMPRODUCT([.W12:.W19];[.AD12:.AD19])+4*SUMPRODUCT([.X12:.X19];[.AD12:.AD19]);16;8)" office:value-type="string" office:string-value="488888A4" calcext:value-type="string">
            <text:p>488888A4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OOT_T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Загрузочный интерфейс</text:p>
          </table:table-cell>
          <table:table-cell/>
          <table:table-cell table:style-name="ce81" office:value-type="string" calcext:value-type="string">
            <text:p>PA9</text:p>
          </table:table-cell>
          <table:table-cell office:value-type="string" calcext:value-type="string">
            <text:p>USBVBUS</text:p>
          </table:table-cell>
          <table:table-cell table:style-name="ce113"/>
          <table:table-cell table:style-name="ce115" office:value-type="string" calcext:value-type="string">
            <text:p>USART1_TX</text:p>
          </table:table-cell>
          <table:table-cell table:style-name="ce113" table:number-columns-repeated="2"/>
          <table:table-cell table:style-name="ce113" office:value-type="string" calcext:value-type="string">
            <text:p>TIM1_CH2</text:p>
          </table:table-cell>
          <table:table-cell table:style-name="ce113" table:number-columns-repeated="5"/>
          <table:table-cell table:style-name="ce102" office:value-type="string" calcext:value-type="string">
            <text:p>F</text:p>
          </table:table-cell>
          <table:table-cell table:style-name="ce102" office:value-type="string" calcext:value-type="string">
            <text:p>H</text:p>
          </table:table-cell>
          <table:table-cell table:style-name="ce102" table:number-columns-repeated="2"/>
          <table:table-cell/>
          <table:table-cell table:style-name="Default" table:formula="of:=IF([.C13]=&quot;out&quot;;IF([.T13]=50;3;IF([.T13]=10;1;2));0)" office:value-type="float" office:value="2" calcext:value-type="float">
            <text:p>2</text:p>
          </table:table-cell>
          <table:table-cell table:style-name="Default" table:formula="of:=IF([.W13]=0;IF([.R13]=&quot;A&quot;;0;IF( OR([.S13]=&quot;L&quot;;[.S13]=&quot;H&quot;);2;1));IF([.R13]=&quot;F&quot;;IF(OR([.U13]=1;[.U13]=&quot;Y&quot;);3;2);IF(OR([.U13]=1;[.U13]=&quot;Y&quot;);1;0)))" office:value-type="float" office:value="2" calcext:value-type="float">
            <text:p>2</text:p>
          </table:table-cell>
          <table:table-cell table:style-name="Default" table:formula="of:=IF(OR([.S13]=1;[.S13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13];2;1)" office:value-type="string" office:string-value="A" calcext:value-type="string">
            <text:p>A</text:p>
          </table:table-cell>
          <table:table-cell table:style-name="Default" table:formula="of:=MID([.F13];3;2)" office:value-type="string" office:string-value="9" calcext:value-type="string">
            <text:p>9</text:p>
          </table:table-cell>
          <table:table-cell table:style-name="Default" table:formula="of:=2^[.AB13]" office:value-type="float" office:value="512" calcext:value-type="float">
            <text:p>512</text:p>
          </table:table-cell>
          <table:table-cell table:style-name="Default" table:formula="of:=16^MOD([.AB13];8)"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OOT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Загрузочный интерфейс</text:p>
          </table:table-cell>
          <table:table-cell/>
          <table:table-cell table:style-name="ce81" office:value-type="string" calcext:value-type="string">
            <text:p>PA10</text:p>
          </table:table-cell>
          <table:table-cell office:value-type="string" calcext:value-type="string">
            <text:p>USBID</text:p>
          </table:table-cell>
          <table:table-cell table:style-name="ce113"/>
          <table:table-cell table:style-name="ce115" office:value-type="string" calcext:value-type="string">
            <text:p>USART1_RX</text:p>
          </table:table-cell>
          <table:table-cell table:style-name="ce113" table:number-columns-repeated="2"/>
          <table:table-cell table:style-name="ce113" office:value-type="string" calcext:value-type="string">
            <text:p>TIM1_CH3</text:p>
          </table:table-cell>
          <table:table-cell table:style-name="ce113" table:number-columns-repeated="5"/>
          <table:table-cell table:style-name="ce102" office:value-type="string" calcext:value-type="string">
            <text:p>F</text:p>
          </table:table-cell>
          <table:table-cell table:style-name="ce102" office:value-type="string" calcext:value-type="string">
            <text:p>H</text:p>
          </table:table-cell>
          <table:table-cell table:style-name="ce102" table:number-columns-repeated="2"/>
          <table:table-cell/>
          <table:table-cell table:style-name="Default" table:formula="of:=IF([.C14]=&quot;out&quot;;IF([.T14]=50;3;IF([.T14]=10;1;2));0)" office:value-type="float" office:value="0" calcext:value-type="float">
            <text:p>0</text:p>
          </table:table-cell>
          <table:table-cell table:style-name="Default" table:formula="of:=IF([.W14]=0;IF([.R14]=&quot;A&quot;;0;IF( OR([.S14]=&quot;L&quot;;[.S14]=&quot;H&quot;);2;1));IF([.R14]=&quot;F&quot;;IF(OR([.U14]=1;[.U14]=&quot;Y&quot;);3;2);IF(OR([.U14]=1;[.U14]=&quot;Y&quot;);1;0)))" office:value-type="float" office:value="2" calcext:value-type="float">
            <text:p>2</text:p>
          </table:table-cell>
          <table:table-cell table:style-name="Default" table:formula="of:=IF(OR([.S14]=1;[.S14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14];2;1)" office:value-type="string" office:string-value="A" calcext:value-type="string">
            <text:p>A</text:p>
          </table:table-cell>
          <table:table-cell table:style-name="Default" table:formula="of:=MID([.F14];3;2)" office:value-type="string" office:string-value="10" calcext:value-type="string">
            <text:p>10</text:p>
          </table:table-cell>
          <table:table-cell table:style-name="Default" table:formula="of:=2^[.AB14]" office:value-type="float" office:value="1024" calcext:value-type="float">
            <text:p>1024</text:p>
          </table:table-cell>
          <table:table-cell table:style-name="Default" table:formula="of:=16^MOD([.AB14];8)" office:value-type="float" office:value="256" calcext:value-type="float">
            <text:p>25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USB_DM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Загрузочный интерфейс</text:p>
          </table:table-cell>
          <table:table-cell/>
          <table:table-cell table:style-name="ce94" office:value-type="string" calcext:value-type="string">
            <text:p>PA11</text:p>
          </table:table-cell>
          <table:table-cell office:value-type="string" calcext:value-type="string">
            <text:p>USBDM</text:p>
          </table:table-cell>
          <table:table-cell table:style-name="ce113" office:value-type="string" calcext:value-type="string">
            <text:p>USART1_CTS</text:p>
          </table:table-cell>
          <table:table-cell table:style-name="ce113"/>
          <table:table-cell table:style-name="ce113" office:value-type="string" calcext:value-type="string">
            <text:p>CAN1_RX</text:p>
          </table:table-cell>
          <table:table-cell table:style-name="ce113"/>
          <table:table-cell table:style-name="ce113" office:value-type="string" calcext:value-type="string">
            <text:p>TIM1_CH4</text:p>
          </table:table-cell>
          <table:table-cell table:style-name="ce113" table:number-columns-repeated="5"/>
          <table:table-cell table:style-name="ce102"/>
          <table:table-cell table:style-name="ce102" office:value-type="string" calcext:value-type="string">
            <text:p>L</text:p>
          </table:table-cell>
          <table:table-cell table:style-name="ce102" table:number-columns-repeated="2"/>
          <table:table-cell/>
          <table:table-cell table:style-name="Default" table:formula="of:=IF([.C15]=&quot;out&quot;;IF([.T15]=50;3;IF([.T15]=10;1;2));0)" office:value-type="float" office:value="0" calcext:value-type="float">
            <text:p>0</text:p>
          </table:table-cell>
          <table:table-cell table:style-name="Default" table:formula="of:=IF([.W15]=0;IF([.R15]=&quot;A&quot;;0;IF( OR([.S15]=&quot;L&quot;;[.S15]=&quot;H&quot;);2;1));IF([.R15]=&quot;F&quot;;IF(OR([.U15]=1;[.U15]=&quot;Y&quot;);3;2);IF(OR([.U15]=1;[.U15]=&quot;Y&quot;);1;0)))" office:value-type="float" office:value="2" calcext:value-type="float">
            <text:p>2</text:p>
          </table:table-cell>
          <table:table-cell table:style-name="Default" table:formula="of:=IF(OR([.S15]=1;[.S15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15];2;1)" office:value-type="string" office:string-value="A" calcext:value-type="string">
            <text:p>A</text:p>
          </table:table-cell>
          <table:table-cell table:style-name="Default" table:formula="of:=MID([.F15];3;2)" office:value-type="string" office:string-value="11" calcext:value-type="string">
            <text:p>11</text:p>
          </table:table-cell>
          <table:table-cell table:style-name="Default" table:formula="of:=2^[.AB15]" office:value-type="float" office:value="2048" calcext:value-type="float">
            <text:p>2048</text:p>
          </table:table-cell>
          <table:table-cell table:style-name="Default" table:formula="of:=16^MOD([.AB15];8)" office:value-type="float" office:value="4096" calcext:value-type="float">
            <text:p>409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USB_D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Загрузочный интерфейс</text:p>
          </table:table-cell>
          <table:table-cell/>
          <table:table-cell table:style-name="ce94" office:value-type="string" calcext:value-type="string">
            <text:p>PA12</text:p>
          </table:table-cell>
          <table:table-cell office:value-type="string" calcext:value-type="string">
            <text:p>USBDP</text:p>
          </table:table-cell>
          <table:table-cell table:style-name="ce113" office:value-type="string" calcext:value-type="string">
            <text:p>USART1_RTS</text:p>
          </table:table-cell>
          <table:table-cell table:style-name="ce113"/>
          <table:table-cell table:style-name="ce113" office:value-type="string" calcext:value-type="string">
            <text:p>CAN1_TX</text:p>
          </table:table-cell>
          <table:table-cell table:style-name="ce113"/>
          <table:table-cell table:style-name="ce113" office:value-type="string" calcext:value-type="string">
            <text:p>TIM1_ETR</text:p>
          </table:table-cell>
          <table:table-cell table:style-name="ce113" table:number-columns-repeated="5"/>
          <table:table-cell table:style-name="ce102"/>
          <table:table-cell table:style-name="ce102" office:value-type="string" calcext:value-type="string">
            <text:p>H</text:p>
          </table:table-cell>
          <table:table-cell table:style-name="ce102" table:number-columns-repeated="2"/>
          <table:table-cell/>
          <table:table-cell table:style-name="Default" table:formula="of:=IF([.C16]=&quot;out&quot;;IF([.T16]=50;3;IF([.T16]=10;1;2));0)" office:value-type="float" office:value="0" calcext:value-type="float">
            <text:p>0</text:p>
          </table:table-cell>
          <table:table-cell table:style-name="Default" table:formula="of:=IF([.W16]=0;IF([.R16]=&quot;A&quot;;0;IF( OR([.S16]=&quot;L&quot;;[.S16]=&quot;H&quot;);2;1));IF([.R16]=&quot;F&quot;;IF(OR([.U16]=1;[.U16]=&quot;Y&quot;);3;2);IF(OR([.U16]=1;[.U16]=&quot;Y&quot;);1;0)))" office:value-type="float" office:value="2" calcext:value-type="float">
            <text:p>2</text:p>
          </table:table-cell>
          <table:table-cell table:style-name="Default" table:formula="of:=IF(OR([.S16]=1;[.S16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16];2;1)" office:value-type="string" office:string-value="A" calcext:value-type="string">
            <text:p>A</text:p>
          </table:table-cell>
          <table:table-cell table:style-name="Default" table:formula="of:=MID([.F16];3;2)" office:value-type="string" office:string-value="12" calcext:value-type="string">
            <text:p>12</text:p>
          </table:table-cell>
          <table:table-cell table:style-name="Default" table:formula="of:=2^[.AB16]" office:value-type="float" office:value="4096" calcext:value-type="float">
            <text:p>4096</text:p>
          </table:table-cell>
          <table:table-cell table:style-name="Default" table:formula="of:=16^MOD([.AB16];8)" office:value-type="float" office:value="65536" calcext:value-type="float">
            <text:p>6553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SWDIO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Отладчик</text:p>
          </table:table-cell>
          <table:table-cell/>
          <table:table-cell table:style-name="ce81" office:value-type="string" calcext:value-type="string">
            <text:p>PA13</text:p>
          </table:table-cell>
          <table:table-cell table:style-name="ce94" office:value-type="string" calcext:value-type="string">
            <text:p>JTMS/SWDIO</text:p>
          </table:table-cell>
          <table:table-cell table:style-name="ce113" table:number-columns-repeated="10"/>
          <table:table-cell table:style-name="ce102" office:value-type="string" calcext:value-type="string">
            <text:p>F</text:p>
          </table:table-cell>
          <table:table-cell table:style-name="ce102" office:value-type="string" calcext:value-type="string">
            <text:p>H</text:p>
          </table:table-cell>
          <table:table-cell table:style-name="ce102" office:value-type="float" office:value="50" calcext:value-type="float">
            <text:p>50</text:p>
          </table:table-cell>
          <table:table-cell table:style-name="ce102"/>
          <table:table-cell/>
          <table:table-cell table:style-name="Default" table:formula="of:=IF([.C17]=&quot;out&quot;;IF([.T17]=50;3;IF([.T17]=10;1;2));0)" office:value-type="float" office:value="0" calcext:value-type="float">
            <text:p>0</text:p>
          </table:table-cell>
          <table:table-cell table:style-name="Default" table:formula="of:=IF([.W17]=0;IF([.R17]=&quot;A&quot;;0;IF( OR([.S17]=&quot;L&quot;;[.S17]=&quot;H&quot;);2;1));IF([.R17]=&quot;F&quot;;IF(OR([.U17]=1;[.U17]=&quot;Y&quot;);3;2);IF(OR([.U17]=1;[.U17]=&quot;Y&quot;);1;0)))" office:value-type="float" office:value="2" calcext:value-type="float">
            <text:p>2</text:p>
          </table:table-cell>
          <table:table-cell table:style-name="Default" table:formula="of:=IF(OR([.S17]=1;[.S17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17];2;1)" office:value-type="string" office:string-value="A" calcext:value-type="string">
            <text:p>A</text:p>
          </table:table-cell>
          <table:table-cell table:style-name="Default" table:formula="of:=MID([.F17];3;2)" office:value-type="string" office:string-value="13" calcext:value-type="string">
            <text:p>13</text:p>
          </table:table-cell>
          <table:table-cell table:style-name="Default" table:formula="of:=2^[.AB17]" office:value-type="float" office:value="8192" calcext:value-type="float">
            <text:p>8192</text:p>
          </table:table-cell>
          <table:table-cell table:style-name="Default" table:formula="of:=16^MOD([.AB17];8)" office:value-type="float" office:value="1048576" calcext:value-type="float">
            <text:p>104857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SWCL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Отладчик</text:p>
          </table:table-cell>
          <table:table-cell/>
          <table:table-cell table:style-name="ce81" office:value-type="string" calcext:value-type="string">
            <text:p>PA14</text:p>
          </table:table-cell>
          <table:table-cell table:style-name="ce94" office:value-type="string" calcext:value-type="string">
            <text:p>JTCK/SWCLK</text:p>
          </table:table-cell>
          <table:table-cell table:style-name="ce113" table:number-columns-repeated="10"/>
          <table:table-cell table:style-name="ce102" office:value-type="string" calcext:value-type="string">
            <text:p>F</text:p>
          </table:table-cell>
          <table:table-cell table:style-name="ce102" office:value-type="string" calcext:value-type="string">
            <text:p>L</text:p>
          </table:table-cell>
          <table:table-cell table:style-name="ce102" office:value-type="float" office:value="50" calcext:value-type="float">
            <text:p>50</text:p>
          </table:table-cell>
          <table:table-cell table:style-name="ce102"/>
          <table:table-cell/>
          <table:table-cell table:style-name="Default" table:formula="of:=IF([.C18]=&quot;out&quot;;IF([.T18]=50;3;IF([.T18]=10;1;2));0)" office:value-type="float" office:value="0" calcext:value-type="float">
            <text:p>0</text:p>
          </table:table-cell>
          <table:table-cell table:style-name="Default" table:formula="of:=IF([.W18]=0;IF([.R18]=&quot;A&quot;;0;IF( OR([.S18]=&quot;L&quot;;[.S18]=&quot;H&quot;);2;1));IF([.R18]=&quot;F&quot;;IF(OR([.U18]=1;[.U18]=&quot;Y&quot;);3;2);IF(OR([.U18]=1;[.U18]=&quot;Y&quot;);1;0)))" office:value-type="float" office:value="2" calcext:value-type="float">
            <text:p>2</text:p>
          </table:table-cell>
          <table:table-cell table:style-name="Default" table:formula="of:=IF(OR([.S18]=1;[.S18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18];2;1)" office:value-type="string" office:string-value="A" calcext:value-type="string">
            <text:p>A</text:p>
          </table:table-cell>
          <table:table-cell table:style-name="Default" table:formula="of:=MID([.F18];3;2)" office:value-type="string" office:string-value="14" calcext:value-type="string">
            <text:p>14</text:p>
          </table:table-cell>
          <table:table-cell table:style-name="Default" table:formula="of:=2^[.AB18]" office:value-type="float" office:value="16384" calcext:value-type="float">
            <text:p>16384</text:p>
          </table:table-cell>
          <table:table-cell table:style-name="Default" table:formula="of:=16^MOD([.AB18];8)" office:value-type="float" office:value="16777216" calcext:value-type="float">
            <text:p>1677721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SPICS3</text:p>
          </table:table-cell>
          <table:table-cell/>
          <table:table-cell table:style-name="ce81" office:value-type="string" calcext:value-type="string">
            <text:p>PA15</text:p>
          </table:table-cell>
          <table:table-cell office:value-type="string" calcext:value-type="string">
            <text:p>JTDI</text:p>
          </table:table-cell>
          <table:table-cell table:style-name="ce113" table:number-columns-repeated="2"/>
          <table:table-cell table:style-name="ce113" office:value-type="string" calcext:value-type="string">
            <text:p>SPI3_NSS</text:p>
          </table:table-cell>
          <table:table-cell table:style-name="ce113" table:number-columns-repeated="3"/>
          <table:table-cell table:style-name="ce123" office:value-type="string" calcext:value-type="string">
            <text:p>SPI1_NSS</text:p>
          </table:table-cell>
          <table:table-cell table:style-name="ce113" office:value-type="string" calcext:value-type="string">
            <text:p>TIM2_CH1_ETR</text:p>
          </table:table-cell>
          <table:table-cell table:style-name="ce113" table:number-columns-repeated="2"/>
          <table:table-cell table:style-name="ce102" table:number-columns-repeated="4"/>
          <table:table-cell/>
          <table:table-cell table:style-name="Default" table:formula="of:=IF([.C19]=&quot;out&quot;;IF([.T19]=50;3;IF([.T19]=10;1;2));0)" office:value-type="float" office:value="0" calcext:value-type="float">
            <text:p>0</text:p>
          </table:table-cell>
          <table:table-cell table:style-name="Default" table:formula="of:=IF([.W19]=0;IF([.R19]=&quot;A&quot;;0;IF( OR([.S19]=&quot;L&quot;;[.S19]=&quot;H&quot;);2;1));IF([.R19]=&quot;F&quot;;IF(OR([.U19]=1;[.U19]=&quot;Y&quot;);3;2);IF(OR([.U19]=1;[.U19]=&quot;Y&quot;);1;0)))" office:value-type="float" office:value="1" calcext:value-type="float">
            <text:p>1</text:p>
          </table:table-cell>
          <table:table-cell table:style-name="Default" table:formula="of:=IF(OR([.S19]=1;[.S19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19];2;1)" office:value-type="string" office:string-value="A" calcext:value-type="string">
            <text:p>A</text:p>
          </table:table-cell>
          <table:table-cell table:style-name="Default" table:formula="of:=MID([.F19];3;2)" office:value-type="string" office:string-value="15" calcext:value-type="string">
            <text:p>15</text:p>
          </table:table-cell>
          <table:table-cell table:style-name="Default" table:formula="of:=2^[.AB19]" office:value-type="float" office:value="32768" calcext:value-type="float">
            <text:p>32768</text:p>
          </table:table-cell>
          <table:table-cell table:style-name="Default" table:formula="of:=16^MOD([.AB19];8)" office:value-type="float" office:value="268435456" calcext:value-type="float">
            <text:p>26843545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table:number-columns-repeated="2"/>
          <table:table-cell table:style-name="ce88" office:value-type="string" calcext:value-type="string">
            <text:p>ADC/IRQ0</text:p>
          </table:table-cell>
          <table:table-cell/>
          <table:table-cell table:style-name="ce81" office:value-type="string" calcext:value-type="string">
            <text:p>PB0</text:p>
          </table:table-cell>
          <table:table-cell office:value-type="string" calcext:value-type="string">
            <text:p>MII_RXD2</text:p>
          </table:table-cell>
          <table:table-cell table:style-name="ce113" table:number-columns-repeated="4"/>
          <table:table-cell table:style-name="ce113" office:value-type="string" calcext:value-type="string">
            <text:p>TIM3_CH3</text:p>
          </table:table-cell>
          <table:table-cell table:style-name="ce113" table:number-columns-repeated="2"/>
          <table:table-cell table:style-name="ce113" office:value-type="string" calcext:value-type="string">
            <text:p>TIM1_CH2N</text:p>
          </table:table-cell>
          <table:table-cell table:style-name="ce113" office:value-type="string" calcext:value-type="string">
            <text:p>ADC_IN8</text:p>
          </table:table-cell>
          <table:table-cell table:style-name="ce113"/>
          <table:table-cell table:style-name="ce102" table:number-columns-repeated="4"/>
          <table:table-cell/>
          <table:table-cell table:style-name="Default" table:formula="of:=IF([.C42]=&quot;out&quot;;IF([.T20]=50;3;IF([.T20]=10;1;2));0)" office:value-type="float" office:value="2" calcext:value-type="float">
            <text:p>2</text:p>
          </table:table-cell>
          <table:table-cell table:style-name="Default" table:formula="of:=IF([.W20]=0;IF([.R20]=&quot;A&quot;;0;IF( OR([.S20]=&quot;L&quot;;[.S20]=&quot;H&quot;);2;1));IF([.R20]=&quot;F&quot;;IF(OR([.U20]=1;[.U20]=&quot;Y&quot;);3;2);IF(OR([.U20]=1;[.U20]=&quot;Y&quot;);1;0)))" office:value-type="float" office:value="0" calcext:value-type="float">
            <text:p>0</text:p>
          </table:table-cell>
          <table:table-cell table:style-name="Default" table:formula="of:=IF(OR([.S20]=1;[.S20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20];2;1)" office:value-type="string" office:string-value="B" calcext:value-type="string">
            <text:p>B</text:p>
          </table:table-cell>
          <table:table-cell table:style-name="Default" table:formula="of:=MID([.F20];3;2)" office:value-type="string" office:string-value="0" calcext:value-type="string">
            <text:p>0</text:p>
          </table:table-cell>
          <table:table-cell table:style-name="Default" table:formula="of:=2^[.AB20]" office:value-type="float" office:value="1" calcext:value-type="float">
            <text:p>1</text:p>
          </table:table-cell>
          <table:table-cell table:style-name="Default" table:formula="of:=16^MOD([.AB20];8)" office:value-type="float" office:value="1" calcext:value-type="float">
            <text:p>1</text:p>
          </table:table-cell>
          <table:table-cell table:style-name="Default" table:formula="of:=BASE(SUMPRODUCT([.W20:.W27];[.AD20:.AD27])+4*SUMPRODUCT([.X20:.X27];[.AD20:.AD27]);16;8)" office:value-type="string" office:string-value="4A844222" calcext:value-type="string">
            <text:p>4A844222</text:p>
          </table:table-cell>
          <table:table-cell table:style-name="Default" table:formula="of:=BASE(SUMPRODUCT([.Y20:.Y35];[.AC20:.AC35]);16;8)" office:value-type="string" office:string-value="0000F360" calcext:value-type="string">
            <text:p>0000F360</text:p>
          </table:table-cell>
          <table:table-cell table:number-columns-repeated="99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table:number-columns-repeated="2"/>
          <table:table-cell table:style-name="ce88" office:value-type="string" calcext:value-type="string">
            <text:p>ADC/IRQ1</text:p>
          </table:table-cell>
          <table:table-cell/>
          <table:table-cell table:style-name="ce81" office:value-type="string" calcext:value-type="string">
            <text:p>PB1</text:p>
          </table:table-cell>
          <table:table-cell office:value-type="string" calcext:value-type="string">
            <text:p>MII_RXD3</text:p>
          </table:table-cell>
          <table:table-cell table:style-name="ce113" table:number-columns-repeated="4"/>
          <table:table-cell table:style-name="ce113" office:value-type="string" calcext:value-type="string">
            <text:p>TIM3_CH4</text:p>
          </table:table-cell>
          <table:table-cell table:style-name="ce113" table:number-columns-repeated="2"/>
          <table:table-cell table:style-name="ce113" office:value-type="string" calcext:value-type="string">
            <text:p>TIM1_CH3N</text:p>
          </table:table-cell>
          <table:table-cell table:style-name="ce113" office:value-type="string" calcext:value-type="string">
            <text:p>ADC_IN9</text:p>
          </table:table-cell>
          <table:table-cell table:style-name="ce113"/>
          <table:table-cell table:style-name="ce102" table:number-columns-repeated="4"/>
          <table:table-cell/>
          <table:table-cell table:style-name="Default" table:formula="of:=IF([.C43]=&quot;out&quot;;IF([.T21]=50;3;IF([.T21]=10;1;2));0)" office:value-type="float" office:value="2" calcext:value-type="float">
            <text:p>2</text:p>
          </table:table-cell>
          <table:table-cell table:style-name="Default" table:formula="of:=IF([.W21]=0;IF([.R21]=&quot;A&quot;;0;IF( OR([.S21]=&quot;L&quot;;[.S21]=&quot;H&quot;);2;1));IF([.R21]=&quot;F&quot;;IF(OR([.U21]=1;[.U21]=&quot;Y&quot;);3;2);IF(OR([.U21]=1;[.U21]=&quot;Y&quot;);1;0)))" office:value-type="float" office:value="0" calcext:value-type="float">
            <text:p>0</text:p>
          </table:table-cell>
          <table:table-cell table:style-name="Default" table:formula="of:=IF(OR([.S21]=1;[.S21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21];2;1)" office:value-type="string" office:string-value="B" calcext:value-type="string">
            <text:p>B</text:p>
          </table:table-cell>
          <table:table-cell table:style-name="Default" table:formula="of:=MID([.F21];3;2)" office:value-type="string" office:string-value="1" calcext:value-type="string">
            <text:p>1</text:p>
          </table:table-cell>
          <table:table-cell table:style-name="Default" table:formula="of:=2^[.AB21]" office:value-type="float" office:value="2" calcext:value-type="float">
            <text:p>2</text:p>
          </table:table-cell>
          <table:table-cell table:style-name="Default" table:formula="of:=16^MOD([.AB21];8)"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LY_O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PIO=0</text:p>
          </table:table-cell>
          <table:table-cell/>
          <table:table-cell table:style-name="ce94" office:value-type="string" calcext:value-type="string">
            <text:p>PB2</text:p>
          </table:table-cell>
          <table:table-cell office:value-type="string" calcext:value-type="string">
            <text:p>BOOT1</text:p>
          </table:table-cell>
          <table:table-cell table:style-name="ce113" table:number-columns-repeated="10"/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table:number-columns-repeated="2"/>
          <table:table-cell/>
          <table:table-cell table:style-name="Default" table:formula="of:=IF([.C22]=&quot;out&quot;;IF([.T22]=50;3;IF([.T22]=10;1;2));0)" office:value-type="float" office:value="2" calcext:value-type="float">
            <text:p>2</text:p>
          </table:table-cell>
          <table:table-cell table:style-name="Default" table:formula="of:=IF([.W22]=0;IF([.R22]=&quot;A&quot;;0;IF( OR([.S22]=&quot;L&quot;;[.S22]=&quot;H&quot;);2;1));IF([.R22]=&quot;F&quot;;IF(OR([.U22]=1;[.U22]=&quot;Y&quot;);3;2);IF(OR([.U22]=1;[.U22]=&quot;Y&quot;);1;0)))" office:value-type="float" office:value="0" calcext:value-type="float">
            <text:p>0</text:p>
          </table:table-cell>
          <table:table-cell table:style-name="Default" table:formula="of:=IF(OR([.S22]=1;[.S22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22];2;1)" office:value-type="string" office:string-value="B" calcext:value-type="string">
            <text:p>B</text:p>
          </table:table-cell>
          <table:table-cell table:style-name="Default" table:formula="of:=MID([.F22];3;2)" office:value-type="string" office:string-value="2" calcext:value-type="string">
            <text:p>2</text:p>
          </table:table-cell>
          <table:table-cell table:style-name="Default" table:formula="of:=2^[.AB22]" office:value-type="float" office:value="4" calcext:value-type="float">
            <text:p>4</text:p>
          </table:table-cell>
          <table:table-cell table:style-name="Default" table:formula="of:=16^MOD([.AB22];8)" office:value-type="float" office:value="256" calcext:value-type="float">
            <text:p>25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SPICS3</text:p>
          </table:table-cell>
          <table:table-cell/>
          <table:table-cell table:style-name="ce81" office:value-type="string" calcext:value-type="string">
            <text:p>PB3</text:p>
          </table:table-cell>
          <table:table-cell office:value-type="string" calcext:value-type="string">
            <text:p>JTDO</text:p>
          </table:table-cell>
          <table:table-cell table:style-name="ce113" office:value-type="string" calcext:value-type="string">
            <text:p>SPI3_SCK</text:p>
          </table:table-cell>
          <table:table-cell table:style-name="ce113"/>
          <table:table-cell table:style-name="ce116"/>
          <table:table-cell table:style-name="ce113" table:number-columns-repeated="2"/>
          <table:table-cell table:style-name="ce113" office:value-type="string" calcext:value-type="string">
            <text:p>TRACESWO</text:p>
          </table:table-cell>
          <table:table-cell table:style-name="ce113" office:value-type="string" calcext:value-type="string">
            <text:p>SPI1_SCK</text:p>
          </table:table-cell>
          <table:table-cell table:style-name="ce113" office:value-type="string" calcext:value-type="string">
            <text:p>TIM2_CH2</text:p>
          </table:table-cell>
          <table:table-cell table:style-name="ce113" table:number-columns-repeated="2"/>
          <table:table-cell table:style-name="ce102" table:number-columns-repeated="4"/>
          <table:table-cell/>
          <table:table-cell table:style-name="Default" table:formula="of:=IF([.C23]=&quot;out&quot;;IF([.T23]=50;3;IF([.T23]=10;1;2));0)" office:value-type="float" office:value="0" calcext:value-type="float">
            <text:p>0</text:p>
          </table:table-cell>
          <table:table-cell table:style-name="Default" table:formula="of:=IF([.W23]=0;IF([.R23]=&quot;A&quot;;0;IF( OR([.S23]=&quot;L&quot;;[.S23]=&quot;H&quot;);2;1));IF([.R23]=&quot;F&quot;;IF(OR([.U23]=1;[.U23]=&quot;Y&quot;);3;2);IF(OR([.U23]=1;[.U23]=&quot;Y&quot;);1;0)))" office:value-type="float" office:value="1" calcext:value-type="float">
            <text:p>1</text:p>
          </table:table-cell>
          <table:table-cell table:style-name="Default" table:formula="of:=IF(OR([.S23]=1;[.S23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23];2;1)" office:value-type="string" office:string-value="B" calcext:value-type="string">
            <text:p>B</text:p>
          </table:table-cell>
          <table:table-cell table:style-name="Default" table:formula="of:=MID([.F23];3;2)" office:value-type="string" office:string-value="3" calcext:value-type="string">
            <text:p>3</text:p>
          </table:table-cell>
          <table:table-cell table:style-name="Default" table:formula="of:=2^[.AB23]" office:value-type="float" office:value="8" calcext:value-type="float">
            <text:p>8</text:p>
          </table:table-cell>
          <table:table-cell table:style-name="Default" table:formula="of:=16^MOD([.AB23];8)" office:value-type="float" office:value="4096" calcext:value-type="float">
            <text:p>409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style-name="ce88" office:value-type="string" calcext:value-type="string">
            <text:p>IRQ4</text:p>
          </table:table-cell>
          <table:table-cell/>
          <table:table-cell table:style-name="ce81" office:value-type="string" calcext:value-type="string">
            <text:p>PB4</text:p>
          </table:table-cell>
          <table:table-cell office:value-type="string" calcext:value-type="string">
            <text:p>JNTRST</text:p>
          </table:table-cell>
          <table:table-cell table:style-name="ce113" office:value-type="string" calcext:value-type="string">
            <text:p>SPI3_MISO</text:p>
          </table:table-cell>
          <table:table-cell table:style-name="ce113" table:number-columns-repeated="5"/>
          <table:table-cell table:style-name="ce113" office:value-type="string" calcext:value-type="string">
            <text:p>SPI1_MISO</text:p>
          </table:table-cell>
          <table:table-cell table:style-name="ce113" office:value-type="string" calcext:value-type="string">
            <text:p>TIM3_CH1</text:p>
          </table:table-cell>
          <table:table-cell table:style-name="ce113" table:number-columns-repeated="2"/>
          <table:table-cell table:style-name="ce102" table:number-columns-repeated="4"/>
          <table:table-cell/>
          <table:table-cell table:style-name="Default" table:formula="of:=IF([.C24]=&quot;out&quot;;IF([.T24]=50;3;IF([.T24]=10;1;2));0)" office:value-type="float" office:value="0" calcext:value-type="float">
            <text:p>0</text:p>
          </table:table-cell>
          <table:table-cell table:style-name="Default" table:formula="of:=IF([.W24]=0;IF([.R24]=&quot;A&quot;;0;IF( OR([.S24]=&quot;L&quot;;[.S24]=&quot;H&quot;);2;1));IF([.R24]=&quot;F&quot;;IF(OR([.U24]=1;[.U24]=&quot;Y&quot;);3;2);IF(OR([.U24]=1;[.U24]=&quot;Y&quot;);1;0)))" office:value-type="float" office:value="1" calcext:value-type="float">
            <text:p>1</text:p>
          </table:table-cell>
          <table:table-cell table:style-name="Default" table:formula="of:=IF(OR([.S24]=1;[.S24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24];2;1)" office:value-type="string" office:string-value="B" calcext:value-type="string">
            <text:p>B</text:p>
          </table:table-cell>
          <table:table-cell table:style-name="Default" table:formula="of:=MID([.F24];3;2)" office:value-type="string" office:string-value="4" calcext:value-type="string">
            <text:p>4</text:p>
          </table:table-cell>
          <table:table-cell table:style-name="Default" table:formula="of:=2^[.AB24]" office:value-type="float" office:value="16" calcext:value-type="float">
            <text:p>16</text:p>
          </table:table-cell>
          <table:table-cell table:style-name="Default" table:formula="of:=16^MOD([.AB24];8)" office:value-type="float" office:value="65536" calcext:value-type="float">
            <text:p>6553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13" office:value-type="string" calcext:value-type="string">
            <text:p>CAN2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AN</text:p>
          </table:table-cell>
          <table:table-cell/>
          <table:table-cell table:style-name="ce81" office:value-type="string" calcext:value-type="string">
            <text:p>PB5</text:p>
          </table:table-cell>
          <table:table-cell table:style-name="ce90" office:value-type="string" calcext:value-type="string">
            <text:p>(R)MII_PPS_OUT</text:p>
          </table:table-cell>
          <table:table-cell table:style-name="ce113" office:value-type="string" calcext:value-type="string">
            <text:p>SPI3_MOSI</text:p>
          </table:table-cell>
          <table:table-cell table:style-name="ce113" office:value-type="string" calcext:value-type="string">
            <text:p>I2C1_SMBAI</text:p>
          </table:table-cell>
          <table:table-cell table:style-name="ce113" table:number-columns-repeated="3"/>
          <table:table-cell table:style-name="ce115" office:value-type="string" calcext:value-type="string">
            <text:p>CAN2_RX</text:p>
          </table:table-cell>
          <table:table-cell table:style-name="ce113" office:value-type="string" calcext:value-type="string">
            <text:p>SPI1_MOSI</text:p>
          </table:table-cell>
          <table:table-cell table:style-name="ce113" office:value-type="string" calcext:value-type="string">
            <text:p>TIM3_CH2</text:p>
          </table:table-cell>
          <table:table-cell table:style-name="ce113" table:number-columns-repeated="2"/>
          <table:table-cell table:style-name="ce102" office:value-type="string" calcext:value-type="string">
            <text:p>F</text:p>
          </table:table-cell>
          <table:table-cell table:style-name="ce102" office:value-type="string" calcext:value-type="string">
            <text:p>H</text:p>
          </table:table-cell>
          <table:table-cell table:style-name="ce102" table:number-columns-repeated="2"/>
          <table:table-cell/>
          <table:table-cell table:style-name="Default" table:formula="of:=IF([.C25]=&quot;out&quot;;IF([.T25]=50;3;IF([.T25]=10;1;2));0)" office:value-type="float" office:value="0" calcext:value-type="float">
            <text:p>0</text:p>
          </table:table-cell>
          <table:table-cell table:style-name="Default" table:formula="of:=IF([.W25]=0;IF([.R25]=&quot;A&quot;;0;IF( OR([.S25]=&quot;L&quot;;[.S25]=&quot;H&quot;);2;1));IF([.R25]=&quot;F&quot;;IF(OR([.U25]=1;[.U25]=&quot;Y&quot;);3;2);IF(OR([.U25]=1;[.U25]=&quot;Y&quot;);1;0)))" office:value-type="float" office:value="2" calcext:value-type="float">
            <text:p>2</text:p>
          </table:table-cell>
          <table:table-cell table:style-name="Default" table:formula="of:=IF(OR([.S25]=1;[.S25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25];2;1)" office:value-type="string" office:string-value="B" calcext:value-type="string">
            <text:p>B</text:p>
          </table:table-cell>
          <table:table-cell table:style-name="Default" table:formula="of:=MID([.F25];3;2)" office:value-type="string" office:string-value="5" calcext:value-type="string">
            <text:p>5</text:p>
          </table:table-cell>
          <table:table-cell table:style-name="Default" table:formula="of:=2^[.AB25]" office:value-type="float" office:value="32" calcext:value-type="float">
            <text:p>32</text:p>
          </table:table-cell>
          <table:table-cell table:style-name="Default" table:formula="of:=16^MOD([.AB25];8)" office:value-type="float" office:value="1048576" calcext:value-type="float">
            <text:p>104857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13" office:value-type="string" calcext:value-type="string">
            <text:p>CAN2_T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CAN</text:p>
          </table:table-cell>
          <table:table-cell/>
          <table:table-cell table:style-name="ce81" office:value-type="string" calcext:value-type="string">
            <text:p>PB6</text:p>
          </table:table-cell>
          <table:table-cell/>
          <table:table-cell table:style-name="ce113"/>
          <table:table-cell table:style-name="ce113" office:value-type="string" calcext:value-type="string">
            <text:p>I2C1_SCL</text:p>
          </table:table-cell>
          <table:table-cell table:style-name="ce113" table:number-columns-repeated="2"/>
          <table:table-cell table:style-name="ce113" office:value-type="string" calcext:value-type="string">
            <text:p>TIM4_CH1</text:p>
          </table:table-cell>
          <table:table-cell table:style-name="ce115" office:value-type="string" calcext:value-type="string">
            <text:p>CAN2_TX</text:p>
          </table:table-cell>
          <table:table-cell table:style-name="ce113"/>
          <table:table-cell table:style-name="ce113" office:value-type="string" calcext:value-type="string">
            <text:p>USART1_TX</text:p>
          </table:table-cell>
          <table:table-cell table:style-name="ce113" table:number-columns-repeated="2"/>
          <table:table-cell table:style-name="ce102" office:value-type="string" calcext:value-type="string">
            <text:p>F</text:p>
          </table:table-cell>
          <table:table-cell table:style-name="ce102" office:value-type="string" calcext:value-type="string">
            <text:p>H</text:p>
          </table:table-cell>
          <table:table-cell table:style-name="ce102"/>
          <table:table-cell table:style-name="ce102" office:value-type="string" calcext:value-type="string">
            <text:p>N</text:p>
          </table:table-cell>
          <table:table-cell/>
          <table:table-cell table:style-name="Default" table:formula="of:=IF([.C26]=&quot;out&quot;;IF([.T26]=50;3;IF([.T26]=10;1;2));0)" office:value-type="float" office:value="2" calcext:value-type="float">
            <text:p>2</text:p>
          </table:table-cell>
          <table:table-cell table:style-name="Default" table:formula="of:=IF([.W26]=0;IF([.R26]=&quot;A&quot;;0;IF( OR([.S26]=&quot;L&quot;;[.S26]=&quot;H&quot;);2;1));IF([.R26]=&quot;F&quot;;IF(OR([.U26]=1;[.U26]=&quot;Y&quot;);3;2);IF(OR([.U26]=1;[.U26]=&quot;Y&quot;);1;0)))" office:value-type="float" office:value="2" calcext:value-type="float">
            <text:p>2</text:p>
          </table:table-cell>
          <table:table-cell table:style-name="Default" table:formula="of:=IF(OR([.S26]=1;[.S26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26];2;1)" office:value-type="string" office:string-value="B" calcext:value-type="string">
            <text:p>B</text:p>
          </table:table-cell>
          <table:table-cell table:style-name="Default" table:formula="of:=MID([.F26];3;2)" office:value-type="string" office:string-value="6" calcext:value-type="string">
            <text:p>6</text:p>
          </table:table-cell>
          <table:table-cell table:style-name="Default" table:formula="of:=2^[.AB26]" office:value-type="float" office:value="64" calcext:value-type="float">
            <text:p>64</text:p>
          </table:table-cell>
          <table:table-cell table:style-name="Default" table:formula="of:=16^MOD([.AB26];8)" office:value-type="float" office:value="16777216" calcext:value-type="float">
            <text:p>1677721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REFCLK</text:p>
          </table:table-cell>
          <table:table-cell/>
          <table:table-cell table:style-name="ce81" office:value-type="string" calcext:value-type="string">
            <text:p>PB7</text:p>
          </table:table-cell>
          <table:table-cell/>
          <table:table-cell table:style-name="ce113"/>
          <table:table-cell table:style-name="ce113" office:value-type="string" calcext:value-type="string">
            <text:p>I2C1_SDA</text:p>
          </table:table-cell>
          <table:table-cell table:style-name="ce113" table:number-columns-repeated="2"/>
          <table:table-cell table:style-name="ce113" office:value-type="string" calcext:value-type="string">
            <text:p>TIM4_CH2</text:p>
          </table:table-cell>
          <table:table-cell table:style-name="ce113" table:number-columns-repeated="2"/>
          <table:table-cell table:style-name="ce116" office:value-type="string" calcext:value-type="string">
            <text:p>USART1_RX</text:p>
          </table:table-cell>
          <table:table-cell table:style-name="ce113" table:number-columns-repeated="2"/>
          <table:table-cell table:style-name="ce102" table:number-columns-repeated="2"/>
          <table:table-cell table:style-name="ce102" office:value-type="float" office:value="50" calcext:value-type="float">
            <text:p>50</text:p>
          </table:table-cell>
          <table:table-cell table:style-name="ce102"/>
          <table:table-cell/>
          <table:table-cell table:style-name="Default" table:formula="of:=IF([.C27]=&quot;out&quot;;IF([.T27]=50;3;IF([.T27]=10;1;2));0)" office:value-type="float" office:value="0" calcext:value-type="float">
            <text:p>0</text:p>
          </table:table-cell>
          <table:table-cell table:style-name="Default" table:formula="of:=IF([.W27]=0;IF([.R27]=&quot;A&quot;;0;IF( OR([.S27]=&quot;L&quot;;[.S27]=&quot;H&quot;);2;1));IF([.R27]=&quot;F&quot;;IF(OR([.U27]=1;[.U27]=&quot;Y&quot;);3;2);IF(OR([.U27]=1;[.U27]=&quot;Y&quot;);1;0)))" office:value-type="float" office:value="1" calcext:value-type="float">
            <text:p>1</text:p>
          </table:table-cell>
          <table:table-cell table:style-name="Default" table:formula="of:=IF(OR([.S27]=1;[.S27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27];2;1)" office:value-type="string" office:string-value="B" calcext:value-type="string">
            <text:p>B</text:p>
          </table:table-cell>
          <table:table-cell table:style-name="Default" table:formula="of:=MID([.F27];3;2)" office:value-type="string" office:string-value="7" calcext:value-type="string">
            <text:p>7</text:p>
          </table:table-cell>
          <table:table-cell table:style-name="Default" table:formula="of:=2^[.AB27]" office:value-type="float" office:value="128" calcext:value-type="float">
            <text:p>128</text:p>
          </table:table-cell>
          <table:table-cell table:style-name="Default" table:formula="of:=16^MOD([.AB27];8)" office:value-type="float" office:value="268435456" calcext:value-type="float">
            <text:p>26843545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13" office:value-type="string" calcext:value-type="string">
            <text:p>CAN1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AN</text:p>
          </table:table-cell>
          <table:table-cell/>
          <table:table-cell table:style-name="ce81" office:value-type="string" calcext:value-type="string">
            <text:p>PB8</text:p>
          </table:table-cell>
          <table:table-cell office:value-type="string" calcext:value-type="string">
            <text:p>MII_TXD3</text:p>
          </table:table-cell>
          <table:table-cell table:style-name="ce113" table:number-columns-repeated="4"/>
          <table:table-cell table:style-name="ce113" office:value-type="string" calcext:value-type="string">
            <text:p>TIM4_CH3</text:p>
          </table:table-cell>
          <table:table-cell table:style-name="ce115" office:value-type="string" calcext:value-type="string">
            <text:p>CAN1_RX</text:p>
          </table:table-cell>
          <table:table-cell table:style-name="ce113" office:value-type="string" calcext:value-type="string">
            <text:p>I2C1_SCL</text:p>
          </table:table-cell>
          <table:table-cell table:style-name="ce113" table:number-columns-repeated="3"/>
          <table:table-cell table:style-name="ce102" office:value-type="string" calcext:value-type="string">
            <text:p>F</text:p>
          </table:table-cell>
          <table:table-cell table:style-name="ce102" office:value-type="string" calcext:value-type="string">
            <text:p>H</text:p>
          </table:table-cell>
          <table:table-cell table:style-name="ce102" table:number-columns-repeated="2"/>
          <table:table-cell/>
          <table:table-cell table:style-name="Default" table:formula="of:=IF([.C28]=&quot;out&quot;;IF([.T28]=50;3;IF([.T28]=10;1;2));0)" office:value-type="float" office:value="0" calcext:value-type="float">
            <text:p>0</text:p>
          </table:table-cell>
          <table:table-cell table:style-name="Default" table:formula="of:=IF([.W28]=0;IF([.R28]=&quot;A&quot;;0;IF( OR([.S28]=&quot;L&quot;;[.S28]=&quot;H&quot;);2;1));IF([.R28]=&quot;F&quot;;IF(OR([.U28]=1;[.U28]=&quot;Y&quot;);3;2);IF(OR([.U28]=1;[.U28]=&quot;Y&quot;);1;0)))" office:value-type="float" office:value="2" calcext:value-type="float">
            <text:p>2</text:p>
          </table:table-cell>
          <table:table-cell table:style-name="Default" table:formula="of:=IF(OR([.S28]=1;[.S28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28];2;1)" office:value-type="string" office:string-value="B" calcext:value-type="string">
            <text:p>B</text:p>
          </table:table-cell>
          <table:table-cell table:style-name="Default" table:formula="of:=MID([.F28];3;2)" office:value-type="string" office:string-value="8" calcext:value-type="string">
            <text:p>8</text:p>
          </table:table-cell>
          <table:table-cell table:style-name="Default" table:formula="of:=2^[.AB28]" office:value-type="float" office:value="256" calcext:value-type="float">
            <text:p>256</text:p>
          </table:table-cell>
          <table:table-cell table:style-name="Default" table:formula="of:=16^MOD([.AB28];8)" office:value-type="float" office:value="1" calcext:value-type="float">
            <text:p>1</text:p>
          </table:table-cell>
          <table:table-cell table:style-name="Default" table:formula="of:=BASE(SUMPRODUCT([.W28:.W35];[.AD28:.AD35])+4*SUMPRODUCT([.X28:.X35];[.AD28:.AD35]);16;8)" office:value-type="string" office:string-value="222244A8" calcext:value-type="string">
            <text:p>222244A8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13" office:value-type="string" calcext:value-type="string">
            <text:p>CAN1_T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CAN</text:p>
          </table:table-cell>
          <table:table-cell/>
          <table:table-cell table:style-name="ce81" office:value-type="string" calcext:value-type="string">
            <text:p>PB9</text:p>
          </table:table-cell>
          <table:table-cell/>
          <table:table-cell table:style-name="ce113" table:number-columns-repeated="4"/>
          <table:table-cell table:style-name="ce113" office:value-type="string" calcext:value-type="string">
            <text:p>TIM4_CH4</text:p>
          </table:table-cell>
          <table:table-cell table:style-name="ce115" office:value-type="string" calcext:value-type="string">
            <text:p>CAN1_TX</text:p>
          </table:table-cell>
          <table:table-cell table:style-name="ce113" office:value-type="string" calcext:value-type="string">
            <text:p>I2C1_SDA</text:p>
          </table:table-cell>
          <table:table-cell table:style-name="ce113" table:number-columns-repeated="3"/>
          <table:table-cell table:style-name="ce102" office:value-type="string" calcext:value-type="string">
            <text:p>F</text:p>
          </table:table-cell>
          <table:table-cell table:style-name="ce102" office:value-type="string" calcext:value-type="string">
            <text:p>H</text:p>
          </table:table-cell>
          <table:table-cell table:style-name="ce102"/>
          <table:table-cell table:style-name="ce102" office:value-type="string" calcext:value-type="string">
            <text:p>N</text:p>
          </table:table-cell>
          <table:table-cell/>
          <table:table-cell table:style-name="Default" table:formula="of:=IF([.C29]=&quot;out&quot;;IF([.T29]=50;3;IF([.T29]=10;1;2));0)" office:value-type="float" office:value="2" calcext:value-type="float">
            <text:p>2</text:p>
          </table:table-cell>
          <table:table-cell table:style-name="Default" table:formula="of:=IF([.W29]=0;IF([.R29]=&quot;A&quot;;0;IF( OR([.S29]=&quot;L&quot;;[.S29]=&quot;H&quot;);2;1));IF([.R29]=&quot;F&quot;;IF(OR([.U29]=1;[.U29]=&quot;Y&quot;);3;2);IF(OR([.U29]=1;[.U29]=&quot;Y&quot;);1;0)))" office:value-type="float" office:value="2" calcext:value-type="float">
            <text:p>2</text:p>
          </table:table-cell>
          <table:table-cell table:style-name="Default" table:formula="of:=IF(OR([.S29]=1;[.S29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29];2;1)" office:value-type="string" office:string-value="B" calcext:value-type="string">
            <text:p>B</text:p>
          </table:table-cell>
          <table:table-cell table:style-name="Default" table:formula="of:=MID([.F29];3;2)" office:value-type="string" office:string-value="9" calcext:value-type="string">
            <text:p>9</text:p>
          </table:table-cell>
          <table:table-cell table:style-name="Default" table:formula="of:=2^[.AB29]" office:value-type="float" office:value="512" calcext:value-type="float">
            <text:p>512</text:p>
          </table:table-cell>
          <table:table-cell table:style-name="Default" table:formula="of:=16^MOD([.AB29];8)"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SPICS3/I2C</text:p>
          </table:table-cell>
          <table:table-cell/>
          <table:table-cell table:style-name="ce81" office:value-type="string" calcext:value-type="string">
            <text:p>PB10</text:p>
          </table:table-cell>
          <table:table-cell office:value-type="string" calcext:value-type="string">
            <text:p>MII_RX_ER</text:p>
          </table:table-cell>
          <table:table-cell table:style-name="ce113"/>
          <table:table-cell table:style-name="ce113" office:value-type="string" calcext:value-type="string">
            <text:p>USART3_TX</text:p>
          </table:table-cell>
          <table:table-cell table:style-name="ce116"/>
          <table:table-cell table:style-name="ce113" office:value-type="string" calcext:value-type="string">
            <text:p>I2C2_SCL</text:p>
          </table:table-cell>
          <table:table-cell table:style-name="ce113" table:number-columns-repeated="2"/>
          <table:table-cell table:style-name="ce116"/>
          <table:table-cell table:style-name="ce113" office:value-type="string" calcext:value-type="string">
            <text:p>TIM2_CH3</text:p>
          </table:table-cell>
          <table:table-cell table:style-name="ce113" table:number-columns-repeated="2"/>
          <table:table-cell table:style-name="ce102" table:number-columns-repeated="4"/>
          <table:table-cell/>
          <table:table-cell table:style-name="Default" table:formula="of:=IF([.C30]=&quot;out&quot;;IF([.T30]=50;3;IF([.T30]=10;1;2));0)" office:value-type="float" office:value="0" calcext:value-type="float">
            <text:p>0</text:p>
          </table:table-cell>
          <table:table-cell table:style-name="Default" table:formula="of:=IF([.W30]=0;IF([.R30]=&quot;A&quot;;0;IF( OR([.S30]=&quot;L&quot;;[.S30]=&quot;H&quot;);2;1));IF([.R30]=&quot;F&quot;;IF(OR([.U30]=1;[.U30]=&quot;Y&quot;);3;2);IF(OR([.U30]=1;[.U30]=&quot;Y&quot;);1;0)))" office:value-type="float" office:value="1" calcext:value-type="float">
            <text:p>1</text:p>
          </table:table-cell>
          <table:table-cell table:style-name="Default" table:formula="of:=IF(OR([.S30]=1;[.S30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30];2;1)" office:value-type="string" office:string-value="B" calcext:value-type="string">
            <text:p>B</text:p>
          </table:table-cell>
          <table:table-cell table:style-name="Default" table:formula="of:=MID([.F30];3;2)" office:value-type="string" office:string-value="10" calcext:value-type="string">
            <text:p>10</text:p>
          </table:table-cell>
          <table:table-cell table:style-name="Default" table:formula="of:=2^[.AB30]" office:value-type="float" office:value="1024" calcext:value-type="float">
            <text:p>1024</text:p>
          </table:table-cell>
          <table:table-cell table:style-name="Default" table:formula="of:=16^MOD([.AB30];8)" office:value-type="float" office:value="256" calcext:value-type="float">
            <text:p>25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PICS3/I2C</text:p>
          </table:table-cell>
          <table:table-cell/>
          <table:table-cell table:style-name="ce81" office:value-type="string" calcext:value-type="string">
            <text:p>PB11</text:p>
          </table:table-cell>
          <table:table-cell office:value-type="string" calcext:value-type="string">
            <text:p>(R)MII_TX_EN</text:p>
          </table:table-cell>
          <table:table-cell table:style-name="ce113"/>
          <table:table-cell table:style-name="ce113" office:value-type="string" calcext:value-type="string">
            <text:p>USART3_RX</text:p>
          </table:table-cell>
          <table:table-cell table:style-name="ce116"/>
          <table:table-cell table:style-name="ce113" office:value-type="string" calcext:value-type="string">
            <text:p>I2C2_SDA</text:p>
          </table:table-cell>
          <table:table-cell table:style-name="ce113" table:number-columns-repeated="2"/>
          <table:table-cell table:style-name="ce116"/>
          <table:table-cell table:style-name="ce113" office:value-type="string" calcext:value-type="string">
            <text:p>TIM2_CH4</text:p>
          </table:table-cell>
          <table:table-cell table:style-name="ce113" table:number-columns-repeated="2"/>
          <table:table-cell table:style-name="ce102" table:number-columns-repeated="4"/>
          <table:table-cell/>
          <table:table-cell table:style-name="Default" table:formula="of:=IF([.C31]=&quot;out&quot;;IF([.T31]=50;3;IF([.T31]=10;1;2));0)" office:value-type="float" office:value="0" calcext:value-type="float">
            <text:p>0</text:p>
          </table:table-cell>
          <table:table-cell table:style-name="Default" table:formula="of:=IF([.W31]=0;IF([.R31]=&quot;A&quot;;0;IF( OR([.S31]=&quot;L&quot;;[.S31]=&quot;H&quot;);2;1));IF([.R31]=&quot;F&quot;;IF(OR([.U31]=1;[.U31]=&quot;Y&quot;);3;2);IF(OR([.U31]=1;[.U31]=&quot;Y&quot;);1;0)))" office:value-type="float" office:value="1" calcext:value-type="float">
            <text:p>1</text:p>
          </table:table-cell>
          <table:table-cell table:style-name="Default" table:formula="of:=IF(OR([.S31]=1;[.S31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31];2;1)" office:value-type="string" office:string-value="B" calcext:value-type="string">
            <text:p>B</text:p>
          </table:table-cell>
          <table:table-cell table:style-name="Default" table:formula="of:=MID([.F31];3;2)" office:value-type="string" office:string-value="11" calcext:value-type="string">
            <text:p>11</text:p>
          </table:table-cell>
          <table:table-cell table:style-name="Default" table:formula="of:=2^[.AB31]" office:value-type="float" office:value="2048" calcext:value-type="float">
            <text:p>2048</text:p>
          </table:table-cell>
          <table:table-cell table:style-name="Default" table:formula="of:=16^MOD([.AB31];8)" office:value-type="float" office:value="4096" calcext:value-type="float">
            <text:p>409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out</text:p>
          </table:table-cell>
          <table:table-cell table:style-name="ce88" office:value-type="string" calcext:value-type="string">
            <text:p>IRQ10-15</text:p>
          </table:table-cell>
          <table:table-cell office:value-type="string" calcext:value-type="string">
            <text:p>new</text:p>
          </table:table-cell>
          <table:table-cell table:style-name="ce94" office:value-type="string" calcext:value-type="string">
            <text:p>PB12</text:p>
          </table:table-cell>
          <table:table-cell office:value-type="string" calcext:value-type="string">
            <text:p>(R)MII_TXD0</text:p>
          </table:table-cell>
          <table:table-cell table:style-name="ce113" office:value-type="string" calcext:value-type="string">
            <text:p>CAN2_RX</text:p>
          </table:table-cell>
          <table:table-cell table:style-name="ce113" office:value-type="string" calcext:value-type="string">
            <text:p>USART3_CK</text:p>
          </table:table-cell>
          <table:table-cell table:style-name="ce116" office:value-type="string" calcext:value-type="string">
            <text:p>SPI2_NSS</text:p>
          </table:table-cell>
          <table:table-cell table:style-name="ce113" office:value-type="string" calcext:value-type="string">
            <text:p>I2C2_SMBA</text:p>
          </table:table-cell>
          <table:table-cell table:style-name="ce113" office:value-type="string" calcext:value-type="string">
            <text:p>TIM1_BKIN</text:p>
          </table:table-cell>
          <table:table-cell table:style-name="ce113" table:number-columns-repeated="5"/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 table:number-columns-repeated="2"/>
          <table:table-cell/>
          <table:table-cell table:style-name="Default" table:formula="of:=IF([.C32]=&quot;out&quot;;IF([.T32]=50;3;IF([.T32]=10;1;2));0)" office:value-type="float" office:value="2" calcext:value-type="float">
            <text:p>2</text:p>
          </table:table-cell>
          <table:table-cell table:style-name="Default" table:formula="of:=IF([.W32]=0;IF([.R32]=&quot;A&quot;;0;IF( OR([.S32]=&quot;L&quot;;[.S32]=&quot;H&quot;);2;1));IF([.R32]=&quot;F&quot;;IF(OR([.U32]=1;[.U32]=&quot;Y&quot;);3;2);IF(OR([.U32]=1;[.U32]=&quot;Y&quot;);1;0)))" office:value-type="float" office:value="0" calcext:value-type="float">
            <text:p>0</text:p>
          </table:table-cell>
          <table:table-cell table:style-name="Default" table:formula="of:=IF(OR([.S32]=1;[.S32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32];2;1)" office:value-type="string" office:string-value="B" calcext:value-type="string">
            <text:p>B</text:p>
          </table:table-cell>
          <table:table-cell table:style-name="Default" table:formula="of:=MID([.F32];3;2)" office:value-type="string" office:string-value="12" calcext:value-type="string">
            <text:p>12</text:p>
          </table:table-cell>
          <table:table-cell table:style-name="Default" table:formula="of:=2^[.AB32]" office:value-type="float" office:value="4096" calcext:value-type="float">
            <text:p>4096</text:p>
          </table:table-cell>
          <table:table-cell table:style-name="Default" table:formula="of:=16^MOD([.AB32];8)" office:value-type="float" office:value="65536" calcext:value-type="float">
            <text:p>6553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PIO</text:p>
          </table:table-cell>
          <table:table-cell/>
          <table:table-cell table:style-name="ce94" office:value-type="string" calcext:value-type="string">
            <text:p>PB13</text:p>
          </table:table-cell>
          <table:table-cell office:value-type="string" calcext:value-type="string">
            <text:p>(R)MII_TXD1</text:p>
          </table:table-cell>
          <table:table-cell table:style-name="ce113" office:value-type="string" calcext:value-type="string">
            <text:p>CAN2_TX</text:p>
          </table:table-cell>
          <table:table-cell table:style-name="ce113" office:value-type="string" calcext:value-type="string">
            <text:p>USART3_CTS</text:p>
          </table:table-cell>
          <table:table-cell table:style-name="ce113" office:value-type="string" calcext:value-type="string">
            <text:p>SPI2_SCK</text:p>
          </table:table-cell>
          <table:table-cell table:style-name="ce113"/>
          <table:table-cell table:style-name="ce113" office:value-type="string" calcext:value-type="string">
            <text:p>TIM1_CH1N</text:p>
          </table:table-cell>
          <table:table-cell table:style-name="ce113" table:number-columns-repeated="5"/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 table:number-columns-repeated="2"/>
          <table:table-cell/>
          <table:table-cell table:style-name="Default" table:formula="of:=IF([.C33]=&quot;out&quot;;IF([.T33]=50;3;IF([.T33]=10;1;2));0)" office:value-type="float" office:value="2" calcext:value-type="float">
            <text:p>2</text:p>
          </table:table-cell>
          <table:table-cell table:style-name="Default" table:formula="of:=IF([.W33]=0;IF([.R33]=&quot;A&quot;;0;IF( OR([.S33]=&quot;L&quot;;[.S33]=&quot;H&quot;);2;1));IF([.R33]=&quot;F&quot;;IF(OR([.U33]=1;[.U33]=&quot;Y&quot;);3;2);IF(OR([.U33]=1;[.U33]=&quot;Y&quot;);1;0)))" office:value-type="float" office:value="0" calcext:value-type="float">
            <text:p>0</text:p>
          </table:table-cell>
          <table:table-cell table:style-name="Default" table:formula="of:=IF(OR([.S33]=1;[.S33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33];2;1)" office:value-type="string" office:string-value="B" calcext:value-type="string">
            <text:p>B</text:p>
          </table:table-cell>
          <table:table-cell table:style-name="Default" table:formula="of:=MID([.F33];3;2)" office:value-type="string" office:string-value="13" calcext:value-type="string">
            <text:p>13</text:p>
          </table:table-cell>
          <table:table-cell table:style-name="Default" table:formula="of:=2^[.AB33]" office:value-type="float" office:value="8192" calcext:value-type="float">
            <text:p>8192</text:p>
          </table:table-cell>
          <table:table-cell table:style-name="Default" table:formula="of:=16^MOD([.AB33];8)" office:value-type="float" office:value="1048576" calcext:value-type="float">
            <text:p>104857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PIO</text:p>
          </table:table-cell>
          <table:table-cell/>
          <table:table-cell table:style-name="ce94" office:value-type="string" calcext:value-type="string">
            <text:p>PB14</text:p>
          </table:table-cell>
          <table:table-cell/>
          <table:table-cell table:style-name="ce81"/>
          <table:table-cell table:style-name="ce81" office:value-type="string" calcext:value-type="string">
            <text:p>USART3_RTS</text:p>
          </table:table-cell>
          <table:table-cell table:style-name="ce81" office:value-type="string" calcext:value-type="string">
            <text:p>SPI2_MISO</text:p>
          </table:table-cell>
          <table:table-cell table:style-name="ce81"/>
          <table:table-cell table:style-name="ce81" office:value-type="string" calcext:value-type="string">
            <text:p>TIM1_CH2N</text:p>
          </table:table-cell>
          <table:table-cell table:style-name="ce113" table:number-columns-repeated="5"/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 table:number-columns-repeated="2"/>
          <table:table-cell/>
          <table:table-cell table:style-name="Default" table:formula="of:=IF([.C34]=&quot;out&quot;;IF([.T34]=50;3;IF([.T34]=10;1;2));0)" office:value-type="float" office:value="2" calcext:value-type="float">
            <text:p>2</text:p>
          </table:table-cell>
          <table:table-cell table:style-name="Default" table:formula="of:=IF([.W34]=0;IF([.R34]=&quot;A&quot;;0;IF( OR([.S34]=&quot;L&quot;;[.S34]=&quot;H&quot;);2;1));IF([.R34]=&quot;F&quot;;IF(OR([.U34]=1;[.U34]=&quot;Y&quot;);3;2);IF(OR([.U34]=1;[.U34]=&quot;Y&quot;);1;0)))" office:value-type="float" office:value="0" calcext:value-type="float">
            <text:p>0</text:p>
          </table:table-cell>
          <table:table-cell table:style-name="Default" table:formula="of:=IF(OR([.S34]=1;[.S34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34];2;1)" office:value-type="string" office:string-value="B" calcext:value-type="string">
            <text:p>B</text:p>
          </table:table-cell>
          <table:table-cell table:style-name="Default" table:formula="of:=MID([.F34];3;2)" office:value-type="string" office:string-value="14" calcext:value-type="string">
            <text:p>14</text:p>
          </table:table-cell>
          <table:table-cell table:style-name="Default" table:formula="of:=2^[.AB34]" office:value-type="float" office:value="16384" calcext:value-type="float">
            <text:p>16384</text:p>
          </table:table-cell>
          <table:table-cell table:style-name="Default" table:formula="of:=16^MOD([.AB34];8)" office:value-type="float" office:value="16777216" calcext:value-type="float">
            <text:p>1677721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N_STBY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old</text:p>
          </table:table-cell>
          <table:table-cell table:style-name="ce94" office:value-type="string" calcext:value-type="string">
            <text:p>PB15</text:p>
          </table:table-cell>
          <table:table-cell/>
          <table:table-cell table:style-name="ce81" table:number-columns-repeated="2"/>
          <table:table-cell table:style-name="ce81" office:value-type="string" calcext:value-type="string">
            <text:p>SPI2_MOSI</text:p>
          </table:table-cell>
          <table:table-cell table:style-name="ce81"/>
          <table:table-cell table:style-name="ce81" office:value-type="string" calcext:value-type="string">
            <text:p>TIM1_CH3N</text:p>
          </table:table-cell>
          <table:table-cell table:style-name="ce113" table:number-columns-repeated="5"/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 table:number-columns-repeated="2"/>
          <table:table-cell/>
          <table:table-cell table:style-name="Default" table:formula="of:=IF([.C35]=&quot;out&quot;;IF([.T35]=50;3;IF([.T35]=10;1;2));0)" office:value-type="float" office:value="2" calcext:value-type="float">
            <text:p>2</text:p>
          </table:table-cell>
          <table:table-cell table:style-name="Default" table:formula="of:=IF([.W35]=0;IF([.R35]=&quot;A&quot;;0;IF( OR([.S35]=&quot;L&quot;;[.S35]=&quot;H&quot;);2;1));IF([.R35]=&quot;F&quot;;IF(OR([.U35]=1;[.U35]=&quot;Y&quot;);3;2);IF(OR([.U35]=1;[.U35]=&quot;Y&quot;);1;0)))" office:value-type="float" office:value="0" calcext:value-type="float">
            <text:p>0</text:p>
          </table:table-cell>
          <table:table-cell table:style-name="Default" table:formula="of:=IF(OR([.S35]=1;[.S35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35];2;1)" office:value-type="string" office:string-value="B" calcext:value-type="string">
            <text:p>B</text:p>
          </table:table-cell>
          <table:table-cell table:style-name="Default" table:formula="of:=MID([.F35];3;2)" office:value-type="string" office:string-value="15" calcext:value-type="string">
            <text:p>15</text:p>
          </table:table-cell>
          <table:table-cell table:style-name="Default" table:formula="of:=2^[.AB35]" office:value-type="float" office:value="32768" calcext:value-type="float">
            <text:p>32768</text:p>
          </table:table-cell>
          <table:table-cell table:style-name="Default" table:formula="of:=16^MOD([.AB35];8)" office:value-type="float" office:value="268435456" calcext:value-type="float">
            <text:p>26843545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DC_V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DC</text:p>
          </table:table-cell>
          <table:table-cell/>
          <table:table-cell table:style-name="ce81" office:value-type="string" calcext:value-type="string">
            <text:p>PC0</text:p>
          </table:table-cell>
          <table:table-cell table:style-name="ce90"/>
          <table:table-cell table:style-name="ce81" table:number-columns-repeated="5"/>
          <table:table-cell table:style-name="ce113" table:number-columns-repeated="3"/>
          <table:table-cell table:style-name="ce115" office:value-type="string" calcext:value-type="string">
            <text:p>ADC_IN10</text:p>
          </table:table-cell>
          <table:table-cell table:style-name="ce113"/>
          <table:table-cell table:style-name="ce102" office:value-type="string" calcext:value-type="string">
            <text:p>A</text:p>
          </table:table-cell>
          <table:table-cell table:style-name="ce102" table:number-columns-repeated="3"/>
          <table:table-cell/>
          <table:table-cell table:style-name="Default" table:formula="of:=IF([.C36]=&quot;out&quot;;IF([.T36]=50;3;IF([.T36]=10;1;2));0)" office:value-type="float" office:value="0" calcext:value-type="float">
            <text:p>0</text:p>
          </table:table-cell>
          <table:table-cell table:style-name="Default" table:formula="of:=IF([.W36]=0;IF([.R36]=&quot;A&quot;;0;IF( OR([.S36]=&quot;L&quot;;[.S36]=&quot;H&quot;);2;1));IF([.R36]=&quot;F&quot;;IF(OR([.U36]=1;[.U36]=&quot;Y&quot;);3;2);IF(OR([.U36]=1;[.U36]=&quot;Y&quot;);1;0)))" office:value-type="float" office:value="0" calcext:value-type="float">
            <text:p>0</text:p>
          </table:table-cell>
          <table:table-cell table:style-name="Default" table:formula="of:=IF(OR([.S36]=1;[.S36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36];2;1)" office:value-type="string" office:string-value="C" calcext:value-type="string">
            <text:p>C</text:p>
          </table:table-cell>
          <table:table-cell table:style-name="Default" table:formula="of:=MID([.F36];3;2)" office:value-type="string" office:string-value="0" calcext:value-type="string">
            <text:p>0</text:p>
          </table:table-cell>
          <table:table-cell table:style-name="Default" table:formula="of:=2^[.AB36]" office:value-type="float" office:value="1" calcext:value-type="float">
            <text:p>1</text:p>
          </table:table-cell>
          <table:table-cell table:style-name="Default" table:formula="of:=16^MOD([.AB36];8)" office:value-type="float" office:value="1" calcext:value-type="float">
            <text:p>1</text:p>
          </table:table-cell>
          <table:table-cell table:style-name="Default" table:formula="of:=BASE(SUMPRODUCT([.W36:.W43];[.AD36:.AD43])+4*SUMPRODUCT([.X36:.X43];[.AD36:.AD43]);16;8)" office:value-type="string" office:string-value="22000000" calcext:value-type="string">
            <text:p>22000000</text:p>
          </table:table-cell>
          <table:table-cell table:style-name="Default" table:formula="of:=BASE(SUMPRODUCT([.Y36:.Y51];[.AC36:.AC51]);16;8)" office:value-type="string" office:string-value="000018C0" calcext:value-type="string">
            <text:p>000018C0</text:p>
          </table:table-cell>
          <table:table-cell table:number-columns-repeated="99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C_TEM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DC</text:p>
          </table:table-cell>
          <table:table-cell/>
          <table:table-cell table:style-name="ce81" office:value-type="string" calcext:value-type="string">
            <text:p>PC1</text:p>
          </table:table-cell>
          <table:table-cell office:value-type="string" calcext:value-type="string">
            <text:p>(R)MII_MDC</text:p>
          </table:table-cell>
          <table:table-cell table:style-name="ce114" table:number-columns-repeated="5"/>
          <table:table-cell table:style-name="ce113" table:number-columns-repeated="3"/>
          <table:table-cell table:style-name="ce115" office:value-type="string" calcext:value-type="string">
            <text:p>ADC_IN11</text:p>
          </table:table-cell>
          <table:table-cell table:style-name="ce113"/>
          <table:table-cell table:style-name="ce102" office:value-type="string" calcext:value-type="string">
            <text:p>A</text:p>
          </table:table-cell>
          <table:table-cell table:style-name="ce102" table:number-columns-repeated="3"/>
          <table:table-cell/>
          <table:table-cell table:style-name="Default" table:formula="of:=IF([.C37]=&quot;out&quot;;IF([.T37]=50;3;IF([.T37]=10;1;2));0)" office:value-type="float" office:value="0" calcext:value-type="float">
            <text:p>0</text:p>
          </table:table-cell>
          <table:table-cell table:style-name="Default" table:formula="of:=IF([.W37]=0;IF([.R37]=&quot;A&quot;;0;IF( OR([.S37]=&quot;L&quot;;[.S37]=&quot;H&quot;);2;1));IF([.R37]=&quot;F&quot;;IF(OR([.U37]=1;[.U37]=&quot;Y&quot;);3;2);IF(OR([.U37]=1;[.U37]=&quot;Y&quot;);1;0)))" office:value-type="float" office:value="0" calcext:value-type="float">
            <text:p>0</text:p>
          </table:table-cell>
          <table:table-cell table:style-name="Default" table:formula="of:=IF(OR([.S37]=1;[.S37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37];2;1)" office:value-type="string" office:string-value="C" calcext:value-type="string">
            <text:p>C</text:p>
          </table:table-cell>
          <table:table-cell table:style-name="Default" table:formula="of:=MID([.F37];3;2)" office:value-type="string" office:string-value="1" calcext:value-type="string">
            <text:p>1</text:p>
          </table:table-cell>
          <table:table-cell table:style-name="Default" table:formula="of:=2^[.AB37]" office:value-type="float" office:value="2" calcext:value-type="float">
            <text:p>2</text:p>
          </table:table-cell>
          <table:table-cell table:style-name="Default" table:formula="of:=16^MOD([.AB37];8)"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DC_SENS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DC</text:p>
          </table:table-cell>
          <table:table-cell/>
          <table:table-cell table:style-name="ce81" office:value-type="string" calcext:value-type="string">
            <text:p>PC2</text:p>
          </table:table-cell>
          <table:table-cell office:value-type="string" calcext:value-type="string">
            <text:p>MII_TXD2</text:p>
          </table:table-cell>
          <table:table-cell table:style-name="ce81" table:number-columns-repeated="5"/>
          <table:table-cell table:style-name="ce113" table:number-columns-repeated="3"/>
          <table:table-cell table:style-name="ce115" office:value-type="string" calcext:value-type="string">
            <text:p>ADC_IN12</text:p>
          </table:table-cell>
          <table:table-cell table:style-name="ce113"/>
          <table:table-cell table:style-name="ce102" office:value-type="string" calcext:value-type="string">
            <text:p>A</text:p>
          </table:table-cell>
          <table:table-cell table:style-name="ce102" table:number-columns-repeated="3"/>
          <table:table-cell/>
          <table:table-cell table:style-name="Default" table:formula="of:=IF([.C38]=&quot;out&quot;;IF([.T38]=50;3;IF([.T38]=10;1;2));0)" office:value-type="float" office:value="0" calcext:value-type="float">
            <text:p>0</text:p>
          </table:table-cell>
          <table:table-cell table:style-name="Default" table:formula="of:=IF([.W38]=0;IF([.R38]=&quot;A&quot;;0;IF( OR([.S38]=&quot;L&quot;;[.S38]=&quot;H&quot;);2;1));IF([.R38]=&quot;F&quot;;IF(OR([.U38]=1;[.U38]=&quot;Y&quot;);3;2);IF(OR([.U38]=1;[.U38]=&quot;Y&quot;);1;0)))" office:value-type="float" office:value="0" calcext:value-type="float">
            <text:p>0</text:p>
          </table:table-cell>
          <table:table-cell table:style-name="Default" table:formula="of:=IF(OR([.S38]=1;[.S38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38];2;1)" office:value-type="string" office:string-value="C" calcext:value-type="string">
            <text:p>C</text:p>
          </table:table-cell>
          <table:table-cell table:style-name="Default" table:formula="of:=MID([.F38];3;2)" office:value-type="string" office:string-value="2" calcext:value-type="string">
            <text:p>2</text:p>
          </table:table-cell>
          <table:table-cell table:style-name="Default" table:formula="of:=2^[.AB38]" office:value-type="float" office:value="4" calcext:value-type="float">
            <text:p>4</text:p>
          </table:table-cell>
          <table:table-cell table:style-name="Default" table:formula="of:=16^MOD([.AB38];8)" office:value-type="float" office:value="256" calcext:value-type="float">
            <text:p>25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DC_SENSB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DC</text:p>
          </table:table-cell>
          <table:table-cell/>
          <table:table-cell table:style-name="ce81" office:value-type="string" calcext:value-type="string">
            <text:p>PC3</text:p>
          </table:table-cell>
          <table:table-cell office:value-type="string" calcext:value-type="string">
            <text:p>MII_TXCLK</text:p>
          </table:table-cell>
          <table:table-cell table:style-name="ce81" table:number-columns-repeated="5"/>
          <table:table-cell table:style-name="ce113" table:number-columns-repeated="3"/>
          <table:table-cell table:style-name="ce115" office:value-type="string" calcext:value-type="string">
            <text:p>ADC_IN13</text:p>
          </table:table-cell>
          <table:table-cell table:style-name="ce113"/>
          <table:table-cell table:style-name="ce102" office:value-type="string" calcext:value-type="string">
            <text:p>A</text:p>
          </table:table-cell>
          <table:table-cell table:style-name="ce102" table:number-columns-repeated="3"/>
          <table:table-cell/>
          <table:table-cell table:style-name="Default" table:formula="of:=IF([.C39]=&quot;out&quot;;IF([.T39]=50;3;IF([.T39]=10;1;2));0)" office:value-type="float" office:value="0" calcext:value-type="float">
            <text:p>0</text:p>
          </table:table-cell>
          <table:table-cell table:style-name="Default" table:formula="of:=IF([.W39]=0;IF([.R39]=&quot;A&quot;;0;IF( OR([.S39]=&quot;L&quot;;[.S39]=&quot;H&quot;);2;1));IF([.R39]=&quot;F&quot;;IF(OR([.U39]=1;[.U39]=&quot;Y&quot;);3;2);IF(OR([.U39]=1;[.U39]=&quot;Y&quot;);1;0)))" office:value-type="float" office:value="0" calcext:value-type="float">
            <text:p>0</text:p>
          </table:table-cell>
          <table:table-cell table:style-name="Default" table:formula="of:=IF(OR([.S39]=1;[.S39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39];2;1)" office:value-type="string" office:string-value="C" calcext:value-type="string">
            <text:p>C</text:p>
          </table:table-cell>
          <table:table-cell table:style-name="Default" table:formula="of:=MID([.F39];3;2)" office:value-type="string" office:string-value="3" calcext:value-type="string">
            <text:p>3</text:p>
          </table:table-cell>
          <table:table-cell table:style-name="Default" table:formula="of:=2^[.AB39]" office:value-type="float" office:value="8" calcext:value-type="float">
            <text:p>8</text:p>
          </table:table-cell>
          <table:table-cell table:style-name="Default" table:formula="of:=16^MOD([.AB39];8)" office:value-type="float" office:value="4096" calcext:value-type="float">
            <text:p>409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DC_ACTL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DC</text:p>
          </table:table-cell>
          <table:table-cell/>
          <table:table-cell table:style-name="ce81" office:value-type="string" calcext:value-type="string">
            <text:p>PC4</text:p>
          </table:table-cell>
          <table:table-cell office:value-type="string" calcext:value-type="string">
            <text:p>(R)MII_RXD0</text:p>
          </table:table-cell>
          <table:table-cell table:style-name="ce114" table:number-columns-repeated="5"/>
          <table:table-cell table:style-name="ce113" table:number-columns-repeated="3"/>
          <table:table-cell table:style-name="ce115" office:value-type="string" calcext:value-type="string">
            <text:p>ADC_IN14</text:p>
          </table:table-cell>
          <table:table-cell table:style-name="ce113"/>
          <table:table-cell table:style-name="ce102" office:value-type="string" calcext:value-type="string">
            <text:p>A</text:p>
          </table:table-cell>
          <table:table-cell table:style-name="ce102" table:number-columns-repeated="3"/>
          <table:table-cell/>
          <table:table-cell table:style-name="Default" table:formula="of:=IF([.C40]=&quot;out&quot;;IF([.T40]=50;3;IF([.T40]=10;1;2));0)" office:value-type="float" office:value="0" calcext:value-type="float">
            <text:p>0</text:p>
          </table:table-cell>
          <table:table-cell table:style-name="Default" table:formula="of:=IF([.W40]=0;IF([.R40]=&quot;A&quot;;0;IF( OR([.S40]=&quot;L&quot;;[.S40]=&quot;H&quot;);2;1));IF([.R40]=&quot;F&quot;;IF(OR([.U40]=1;[.U40]=&quot;Y&quot;);3;2);IF(OR([.U40]=1;[.U40]=&quot;Y&quot;);1;0)))" office:value-type="float" office:value="0" calcext:value-type="float">
            <text:p>0</text:p>
          </table:table-cell>
          <table:table-cell table:style-name="Default" table:formula="of:=IF(OR([.S40]=1;[.S40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40];2;1)" office:value-type="string" office:string-value="C" calcext:value-type="string">
            <text:p>C</text:p>
          </table:table-cell>
          <table:table-cell table:style-name="Default" table:formula="of:=MID([.F40];3;2)" office:value-type="string" office:string-value="4" calcext:value-type="string">
            <text:p>4</text:p>
          </table:table-cell>
          <table:table-cell table:style-name="Default" table:formula="of:=2^[.AB40]" office:value-type="float" office:value="16" calcext:value-type="float">
            <text:p>16</text:p>
          </table:table-cell>
          <table:table-cell table:style-name="Default" table:formula="of:=16^MOD([.AB40];8)" office:value-type="float" office:value="65536" calcext:value-type="float">
            <text:p>6553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DC_ACTH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DC</text:p>
          </table:table-cell>
          <table:table-cell/>
          <table:table-cell table:style-name="ce81" office:value-type="string" calcext:value-type="string">
            <text:p>PC5</text:p>
          </table:table-cell>
          <table:table-cell office:value-type="string" calcext:value-type="string">
            <text:p>(R)MII_RXD1</text:p>
          </table:table-cell>
          <table:table-cell table:style-name="ce114" table:number-columns-repeated="5"/>
          <table:table-cell table:style-name="ce113" table:number-columns-repeated="3"/>
          <table:table-cell table:style-name="ce115" office:value-type="string" calcext:value-type="string">
            <text:p>ADC_IN15</text:p>
          </table:table-cell>
          <table:table-cell table:style-name="ce113"/>
          <table:table-cell table:style-name="ce102" office:value-type="string" calcext:value-type="string">
            <text:p>A</text:p>
          </table:table-cell>
          <table:table-cell table:style-name="ce102" table:number-columns-repeated="3"/>
          <table:table-cell/>
          <table:table-cell table:style-name="Default" table:formula="of:=IF([.C41]=&quot;out&quot;;IF([.T41]=50;3;IF([.T41]=10;1;2));0)" office:value-type="float" office:value="0" calcext:value-type="float">
            <text:p>0</text:p>
          </table:table-cell>
          <table:table-cell table:style-name="Default" table:formula="of:=IF([.W41]=0;IF([.R41]=&quot;A&quot;;0;IF( OR([.S41]=&quot;L&quot;;[.S41]=&quot;H&quot;);2;1));IF([.R41]=&quot;F&quot;;IF(OR([.U41]=1;[.U41]=&quot;Y&quot;);3;2);IF(OR([.U41]=1;[.U41]=&quot;Y&quot;);1;0)))" office:value-type="float" office:value="0" calcext:value-type="float">
            <text:p>0</text:p>
          </table:table-cell>
          <table:table-cell table:style-name="Default" table:formula="of:=IF(OR([.S41]=1;[.S41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41];2;1)" office:value-type="string" office:string-value="C" calcext:value-type="string">
            <text:p>C</text:p>
          </table:table-cell>
          <table:table-cell table:style-name="Default" table:formula="of:=MID([.F41];3;2)" office:value-type="string" office:string-value="5" calcext:value-type="string">
            <text:p>5</text:p>
          </table:table-cell>
          <table:table-cell table:style-name="Default" table:formula="of:=2^[.AB41]" office:value-type="float" office:value="32" calcext:value-type="float">
            <text:p>32</text:p>
          </table:table-cell>
          <table:table-cell table:style-name="Default" table:formula="of:=16^MOD([.AB41];8)" office:value-type="float" office:value="1048576" calcext:value-type="float">
            <text:p>104857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FFLED_A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new</text:p>
          </table:table-cell>
          <table:table-cell table:style-name="ce94" office:value-type="string" calcext:value-type="string">
            <text:p>PC6</text:p>
          </table:table-cell>
          <table:table-cell/>
          <table:table-cell table:style-name="ce81" office:value-type="string" calcext:value-type="string">
            <text:p>I2S2_MCK</text:p>
          </table:table-cell>
          <table:table-cell table:style-name="ce81" table:number-columns-repeated="4"/>
          <table:table-cell table:style-name="ce116"/>
          <table:table-cell table:style-name="ce113"/>
          <table:table-cell table:style-name="ce113" office:value-type="string" calcext:value-type="string">
            <text:p>TIM3_CH1</text:p>
          </table:table-cell>
          <table:table-cell table:style-name="ce113" table:number-columns-repeated="2"/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 table:number-columns-repeated="2"/>
          <table:table-cell/>
          <table:table-cell table:style-name="Default" table:formula="of:=IF([.C42]=&quot;out&quot;;IF([.T42]=50;3;IF([.T42]=10;1;2));0)" office:value-type="float" office:value="2" calcext:value-type="float">
            <text:p>2</text:p>
          </table:table-cell>
          <table:table-cell table:style-name="Default" table:formula="of:=IF([.W42]=0;IF([.R42]=&quot;A&quot;;0;IF( OR([.S42]=&quot;L&quot;;[.S42]=&quot;H&quot;);2;1));IF([.R42]=&quot;F&quot;;IF(OR([.U42]=1;[.U42]=&quot;Y&quot;);3;2);IF(OR([.U42]=1;[.U42]=&quot;Y&quot;);1;0)))" office:value-type="float" office:value="0" calcext:value-type="float">
            <text:p>0</text:p>
          </table:table-cell>
          <table:table-cell table:style-name="Default" table:formula="of:=IF(OR([.S42]=1;[.S42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42];2;1)" office:value-type="string" office:string-value="C" calcext:value-type="string">
            <text:p>C</text:p>
          </table:table-cell>
          <table:table-cell table:style-name="Default" table:formula="of:=MID([.F42];3;2)" office:value-type="string" office:string-value="6" calcext:value-type="string">
            <text:p>6</text:p>
          </table:table-cell>
          <table:table-cell table:style-name="Default" table:formula="of:=2^[.AB42]" office:value-type="float" office:value="64" calcext:value-type="float">
            <text:p>64</text:p>
          </table:table-cell>
          <table:table-cell table:style-name="Default" table:formula="of:=16^MOD([.AB42];8)" office:value-type="float" office:value="16777216" calcext:value-type="float">
            <text:p>1677721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FFLED_B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new</text:p>
          </table:table-cell>
          <table:table-cell table:style-name="ce94" office:value-type="string" calcext:value-type="string">
            <text:p>PC7</text:p>
          </table:table-cell>
          <table:table-cell/>
          <table:table-cell table:style-name="ce81" office:value-type="string" calcext:value-type="string">
            <text:p>I2S3_MCK</text:p>
          </table:table-cell>
          <table:table-cell table:style-name="ce81" table:number-columns-repeated="4"/>
          <table:table-cell table:style-name="ce113" table:number-columns-repeated="2"/>
          <table:table-cell table:style-name="ce113" office:value-type="string" calcext:value-type="string">
            <text:p>TIM3_CH2</text:p>
          </table:table-cell>
          <table:table-cell table:style-name="ce113" table:number-columns-repeated="2"/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 table:number-columns-repeated="2"/>
          <table:table-cell/>
          <table:table-cell table:style-name="Default" table:formula="of:=IF([.C42]=&quot;out&quot;;IF([.T43]=50;3;IF([.T43]=10;1;2));0)" office:value-type="float" office:value="2" calcext:value-type="float">
            <text:p>2</text:p>
          </table:table-cell>
          <table:table-cell table:style-name="Default" table:formula="of:=IF([.W43]=0;IF([.R43]=&quot;A&quot;;0;IF( OR([.S43]=&quot;L&quot;;[.S43]=&quot;H&quot;);2;1));IF([.R43]=&quot;F&quot;;IF(OR([.U43]=1;[.U43]=&quot;Y&quot;);3;2);IF(OR([.U43]=1;[.U43]=&quot;Y&quot;);1;0)))" office:value-type="float" office:value="0" calcext:value-type="float">
            <text:p>0</text:p>
          </table:table-cell>
          <table:table-cell table:style-name="Default" table:formula="of:=IF(OR([.S43]=1;[.S43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43];2;1)" office:value-type="string" office:string-value="C" calcext:value-type="string">
            <text:p>C</text:p>
          </table:table-cell>
          <table:table-cell table:style-name="Default" table:formula="of:=MID([.F43];3;2)" office:value-type="string" office:string-value="7" calcext:value-type="string">
            <text:p>7</text:p>
          </table:table-cell>
          <table:table-cell table:style-name="Default" table:formula="of:=2^[.AB43]" office:value-type="float" office:value="128" calcext:value-type="float">
            <text:p>128</text:p>
          </table:table-cell>
          <table:table-cell table:style-name="Default" table:formula="of:=16^MOD([.AB43];8)" office:value-type="float" office:value="268435456" calcext:value-type="float">
            <text:p>26843545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2"/>
          <table:table-cell office:value-type="string" calcext:value-type="string">
            <text:p>CP</text:p>
          </table:table-cell>
          <table:table-cell/>
          <table:table-cell table:style-name="ce81" office:value-type="string" calcext:value-type="string">
            <text:p>PC8</text:p>
          </table:table-cell>
          <table:table-cell/>
          <table:table-cell table:style-name="ce81" table:number-columns-repeated="7"/>
          <table:table-cell table:style-name="ce81" office:value-type="string" calcext:value-type="string">
            <text:p>TIM3_CH3</text:p>
          </table:table-cell>
          <table:table-cell table:style-name="ce81" table:number-columns-repeated="2"/>
          <table:table-cell table:style-name="ce102" table:number-columns-repeated="4"/>
          <table:table-cell/>
          <table:table-cell table:style-name="Default" table:formula="of:=IF([.C43]=&quot;out&quot;;IF([.T44]=50;3;IF([.T44]=10;1;2));0)" office:value-type="float" office:value="2" calcext:value-type="float">
            <text:p>2</text:p>
          </table:table-cell>
          <table:table-cell table:style-name="Default" table:formula="of:=IF([.W44]=0;IF([.R44]=&quot;A&quot;;0;IF( OR([.S44]=&quot;L&quot;;[.S44]=&quot;H&quot;);2;1));IF([.R44]=&quot;F&quot;;IF(OR([.U44]=1;[.U44]=&quot;Y&quot;);3;2);IF(OR([.U44]=1;[.U44]=&quot;Y&quot;);1;0)))" office:value-type="float" office:value="0" calcext:value-type="float">
            <text:p>0</text:p>
          </table:table-cell>
          <table:table-cell table:style-name="Default" table:formula="of:=IF(OR([.S44]=1;[.S44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44];2;1)" office:value-type="string" office:string-value="C" calcext:value-type="string">
            <text:p>C</text:p>
          </table:table-cell>
          <table:table-cell table:style-name="Default" table:formula="of:=MID([.F44];3;2)" office:value-type="string" office:string-value="8" calcext:value-type="string">
            <text:p>8</text:p>
          </table:table-cell>
          <table:table-cell table:style-name="Default" table:formula="of:=2^[.AB44]" office:value-type="float" office:value="256" calcext:value-type="float">
            <text:p>256</text:p>
          </table:table-cell>
          <table:table-cell table:style-name="Default" table:formula="of:=16^MOD([.AB44];8)" office:value-type="float" office:value="1" calcext:value-type="float">
            <text:p>1</text:p>
          </table:table-cell>
          <table:table-cell table:style-name="Default" table:formula="of:=BASE(SUMPRODUCT([.W44:.W51];[.AD44:.AD51])+4*SUMPRODUCT([.X44:.X51];[.AD44:.AD51]);16;8)" office:value-type="string" office:string-value="22422442" calcext:value-type="string">
            <text:p>22422442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style-name="ce88" office:value-type="string" calcext:value-type="string">
            <text:p>IRQ5-9</text:p>
          </table:table-cell>
          <table:table-cell/>
          <table:table-cell table:style-name="ce81" office:value-type="string" calcext:value-type="string">
            <text:p>PC9</text:p>
          </table:table-cell>
          <table:table-cell/>
          <table:table-cell table:style-name="ce81" table:number-columns-repeated="7"/>
          <table:table-cell table:style-name="ce81" office:value-type="string" calcext:value-type="string">
            <text:p>TIM3_CH4</text:p>
          </table:table-cell>
          <table:table-cell table:style-name="ce81" table:number-columns-repeated="2"/>
          <table:table-cell table:style-name="ce102" table:number-columns-repeated="4"/>
          <table:table-cell/>
          <table:table-cell table:style-name="Default" table:formula="of:=IF([.C45]=&quot;out&quot;;IF([.T45]=50;3;IF([.T45]=10;1;2));0)" office:value-type="float" office:value="0" calcext:value-type="float">
            <text:p>0</text:p>
          </table:table-cell>
          <table:table-cell table:style-name="Default" table:formula="of:=IF([.W45]=0;IF([.R45]=&quot;A&quot;;0;IF( OR([.S45]=&quot;L&quot;;[.S45]=&quot;H&quot;);2;1));IF([.R45]=&quot;F&quot;;IF(OR([.U45]=1;[.U45]=&quot;Y&quot;);3;2);IF(OR([.U45]=1;[.U45]=&quot;Y&quot;);1;0)))" office:value-type="float" office:value="1" calcext:value-type="float">
            <text:p>1</text:p>
          </table:table-cell>
          <table:table-cell table:style-name="Default" table:formula="of:=IF(OR([.S45]=1;[.S45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45];2;1)" office:value-type="string" office:string-value="C" calcext:value-type="string">
            <text:p>C</text:p>
          </table:table-cell>
          <table:table-cell table:style-name="Default" table:formula="of:=MID([.F45];3;2)" office:value-type="string" office:string-value="9" calcext:value-type="string">
            <text:p>9</text:p>
          </table:table-cell>
          <table:table-cell table:style-name="Default" table:formula="of:=2^[.AB45]" office:value-type="float" office:value="512" calcext:value-type="float">
            <text:p>512</text:p>
          </table:table-cell>
          <table:table-cell table:style-name="Default" table:formula="of:=16^MOD([.AB45];8)"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SPI3</text:p>
          </table:table-cell>
          <table:table-cell/>
          <table:table-cell table:style-name="ce81" office:value-type="string" calcext:value-type="string">
            <text:p>PC10</text:p>
          </table:table-cell>
          <table:table-cell/>
          <table:table-cell table:style-name="ce81" office:value-type="string" calcext:value-type="string">
            <text:p>UART4_TX</text:p>
          </table:table-cell>
          <table:table-cell table:style-name="ce90" table:number-columns-repeated="2"/>
          <table:table-cell table:style-name="ce81" table:number-columns-repeated="2"/>
          <table:table-cell table:style-name="ce81" office:value-type="string" calcext:value-type="string">
            <text:p>USART3_TX</text:p>
          </table:table-cell>
          <table:table-cell table:style-name="ce81" office:value-type="string" calcext:value-type="string">
            <text:p>SPI3_SCK</text:p>
          </table:table-cell>
          <table:table-cell table:style-name="ce81" table:number-columns-repeated="3"/>
          <table:table-cell table:style-name="ce102" table:number-columns-repeated="4"/>
          <table:table-cell/>
          <table:table-cell table:style-name="Default" table:formula="of:=IF([.C46]=&quot;out&quot;;IF([.T46]=50;3;IF([.T46]=10;1;2));0)" office:value-type="float" office:value="0" calcext:value-type="float">
            <text:p>0</text:p>
          </table:table-cell>
          <table:table-cell table:style-name="Default" table:formula="of:=IF([.W46]=0;IF([.R46]=&quot;A&quot;;0;IF( OR([.S46]=&quot;L&quot;;[.S46]=&quot;H&quot;);2;1));IF([.R46]=&quot;F&quot;;IF(OR([.U46]=1;[.U46]=&quot;Y&quot;);3;2);IF(OR([.U46]=1;[.U46]=&quot;Y&quot;);1;0)))" office:value-type="float" office:value="1" calcext:value-type="float">
            <text:p>1</text:p>
          </table:table-cell>
          <table:table-cell table:style-name="Default" table:formula="of:=IF(OR([.S46]=1;[.S46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46];2;1)" office:value-type="string" office:string-value="C" calcext:value-type="string">
            <text:p>C</text:p>
          </table:table-cell>
          <table:table-cell table:style-name="Default" table:formula="of:=MID([.F46];3;2)" office:value-type="string" office:string-value="10" calcext:value-type="string">
            <text:p>10</text:p>
          </table:table-cell>
          <table:table-cell table:style-name="Default" table:formula="of:=2^[.AB46]" office:value-type="float" office:value="1024" calcext:value-type="float">
            <text:p>1024</text:p>
          </table:table-cell>
          <table:table-cell table:style-name="Default" table:formula="of:=16^MOD([.AB46];8)" office:value-type="float" office:value="256" calcext:value-type="float">
            <text:p>25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N1_STBY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PI3</text:p>
          </table:table-cell>
          <table:table-cell office:value-type="string" calcext:value-type="string">
            <text:p>new</text:p>
          </table:table-cell>
          <table:table-cell table:style-name="ce94" office:value-type="string" calcext:value-type="string">
            <text:p>PC11</text:p>
          </table:table-cell>
          <table:table-cell/>
          <table:table-cell table:style-name="ce81" office:value-type="string" calcext:value-type="string">
            <text:p>UART4_RX</text:p>
          </table:table-cell>
          <table:table-cell table:style-name="ce81" table:number-columns-repeated="4"/>
          <table:table-cell table:style-name="ce81" office:value-type="string" calcext:value-type="string">
            <text:p>USART3_RX</text:p>
          </table:table-cell>
          <table:table-cell table:style-name="ce81" office:value-type="string" calcext:value-type="string">
            <text:p>SPI3_MISO</text:p>
          </table:table-cell>
          <table:table-cell table:style-name="ce81" table:number-columns-repeated="3"/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 table:number-columns-repeated="2"/>
          <table:table-cell/>
          <table:table-cell table:style-name="Default" table:formula="of:=IF([.C47]=&quot;out&quot;;IF([.T47]=50;3;IF([.T47]=10;1;2));0)" office:value-type="float" office:value="2" calcext:value-type="float">
            <text:p>2</text:p>
          </table:table-cell>
          <table:table-cell table:style-name="Default" table:formula="of:=IF([.W47]=0;IF([.R47]=&quot;A&quot;;0;IF( OR([.S47]=&quot;L&quot;;[.S47]=&quot;H&quot;);2;1));IF([.R47]=&quot;F&quot;;IF(OR([.U47]=1;[.U47]=&quot;Y&quot;);3;2);IF(OR([.U47]=1;[.U47]=&quot;Y&quot;);1;0)))" office:value-type="float" office:value="0" calcext:value-type="float">
            <text:p>0</text:p>
          </table:table-cell>
          <table:table-cell table:style-name="Default" table:formula="of:=IF(OR([.S47]=1;[.S47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47];2;1)" office:value-type="string" office:string-value="C" calcext:value-type="string">
            <text:p>C</text:p>
          </table:table-cell>
          <table:table-cell table:style-name="Default" table:formula="of:=MID([.F47];3;2)" office:value-type="string" office:string-value="11" calcext:value-type="string">
            <text:p>11</text:p>
          </table:table-cell>
          <table:table-cell table:style-name="Default" table:formula="of:=2^[.AB47]" office:value-type="float" office:value="2048" calcext:value-type="float">
            <text:p>2048</text:p>
          </table:table-cell>
          <table:table-cell table:style-name="Default" table:formula="of:=16^MOD([.AB47];8)" office:value-type="float" office:value="4096" calcext:value-type="float">
            <text:p>409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N2_STBY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PI3</text:p>
          </table:table-cell>
          <table:table-cell office:value-type="string" calcext:value-type="string">
            <text:p>new</text:p>
          </table:table-cell>
          <table:table-cell table:style-name="ce94" office:value-type="string" calcext:value-type="string">
            <text:p>PC12</text:p>
          </table:table-cell>
          <table:table-cell/>
          <table:table-cell table:style-name="ce81" office:value-type="string" calcext:value-type="string">
            <text:p>UART5_TX</text:p>
          </table:table-cell>
          <table:table-cell table:style-name="ce81" table:number-columns-repeated="4"/>
          <table:table-cell table:style-name="ce81" office:value-type="string" calcext:value-type="string">
            <text:p>USART3_CK</text:p>
          </table:table-cell>
          <table:table-cell table:style-name="ce81" office:value-type="string" calcext:value-type="string">
            <text:p>SPI3_MOSI</text:p>
          </table:table-cell>
          <table:table-cell table:style-name="ce81" table:number-columns-repeated="3"/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 table:number-columns-repeated="2"/>
          <table:table-cell/>
          <table:table-cell table:style-name="Default" table:formula="of:=IF([.C48]=&quot;out&quot;;IF([.T48]=50;3;IF([.T48]=10;1;2));0)" office:value-type="float" office:value="2" calcext:value-type="float">
            <text:p>2</text:p>
          </table:table-cell>
          <table:table-cell table:style-name="Default" table:formula="of:=IF([.W48]=0;IF([.R48]=&quot;A&quot;;0;IF( OR([.S48]=&quot;L&quot;;[.S48]=&quot;H&quot;);2;1));IF([.R48]=&quot;F&quot;;IF(OR([.U48]=1;[.U48]=&quot;Y&quot;);3;2);IF(OR([.U48]=1;[.U48]=&quot;Y&quot;);1;0)))" office:value-type="float" office:value="0" calcext:value-type="float">
            <text:p>0</text:p>
          </table:table-cell>
          <table:table-cell table:style-name="Default" table:formula="of:=IF(OR([.S48]=1;[.S48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48];2;1)" office:value-type="string" office:string-value="C" calcext:value-type="string">
            <text:p>C</text:p>
          </table:table-cell>
          <table:table-cell table:style-name="Default" table:formula="of:=MID([.F48];3;2)" office:value-type="string" office:string-value="12" calcext:value-type="string">
            <text:p>12</text:p>
          </table:table-cell>
          <table:table-cell table:style-name="Default" table:formula="of:=2^[.AB48]" office:value-type="float" office:value="4096" calcext:value-type="float">
            <text:p>4096</text:p>
          </table:table-cell>
          <table:table-cell table:style-name="Default" table:formula="of:=16^MOD([.AB48];8)" office:value-type="float" office:value="65536" calcext:value-type="float">
            <text:p>6553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PIO</text:p>
          </table:table-cell>
          <table:table-cell/>
          <table:table-cell table:style-name="ce81" office:value-type="string" calcext:value-type="string">
            <text:p>PC13</text:p>
          </table:table-cell>
          <table:table-cell/>
          <table:table-cell table:style-name="ce81" table:number-columns-repeated="10"/>
          <table:table-cell table:style-name="ce102" table:number-columns-repeated="4"/>
          <table:table-cell table:style-name="ce81"/>
          <table:table-cell table:style-name="Default" table:formula="of:=IF([.C49]=&quot;out&quot;;IF([.T49]=50;3;IF([.T49]=10;1;2));0)" office:value-type="float" office:value="0" calcext:value-type="float">
            <text:p>0</text:p>
          </table:table-cell>
          <table:table-cell table:style-name="Default" table:formula="of:=IF([.W49]=0;IF([.R49]=&quot;A&quot;;0;IF( OR([.S49]=&quot;L&quot;;[.S49]=&quot;H&quot;);2;1));IF([.R49]=&quot;F&quot;;IF(OR([.U49]=1;[.U49]=&quot;Y&quot;);3;2);IF(OR([.U49]=1;[.U49]=&quot;Y&quot;);1;0)))" office:value-type="float" office:value="1" calcext:value-type="float">
            <text:p>1</text:p>
          </table:table-cell>
          <table:table-cell table:style-name="Default" table:formula="of:=IF(OR([.S49]=1;[.S49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49];2;1)" office:value-type="string" office:string-value="C" calcext:value-type="string">
            <text:p>C</text:p>
          </table:table-cell>
          <table:table-cell table:style-name="Default" table:formula="of:=MID([.F49];3;2)" office:value-type="string" office:string-value="13" calcext:value-type="string">
            <text:p>13</text:p>
          </table:table-cell>
          <table:table-cell table:style-name="Default" table:formula="of:=2^[.AB49]" office:value-type="float" office:value="8192" calcext:value-type="float">
            <text:p>8192</text:p>
          </table:table-cell>
          <table:table-cell table:style-name="Default" table:formula="of:=16^MOD([.AB49];8)" office:value-type="float" office:value="1048576" calcext:value-type="float">
            <text:p>1048576</text:p>
          </table:table-cell>
          <table:table-cell table:style-name="Default" table:number-columns-repeated="2"/>
          <table:table-cell table:style-name="ce90" table:number-columns-repeated="32"/>
          <table:table-cell table:number-columns-repeated="9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1_O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PIO</text:p>
          </table:table-cell>
          <table:table-cell/>
          <table:table-cell table:style-name="ce94" office:value-type="string" calcext:value-type="string">
            <text:p>PC14</text:p>
          </table:table-cell>
          <table:table-cell/>
          <table:table-cell table:style-name="ce81" table:number-columns-repeated="10"/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table:number-columns-repeated="2"/>
          <table:table-cell table:style-name="ce81"/>
          <table:table-cell table:style-name="Default" table:formula="of:=IF([.C50]=&quot;out&quot;;IF([.T50]=50;3;IF([.T50]=10;1;2));0)" office:value-type="float" office:value="2" calcext:value-type="float">
            <text:p>2</text:p>
          </table:table-cell>
          <table:table-cell table:style-name="Default" table:formula="of:=IF([.W50]=0;IF([.R50]=&quot;A&quot;;0;IF( OR([.S50]=&quot;L&quot;;[.S50]=&quot;H&quot;);2;1));IF([.R50]=&quot;F&quot;;IF(OR([.U50]=1;[.U50]=&quot;Y&quot;);3;2);IF(OR([.U50]=1;[.U50]=&quot;Y&quot;);1;0)))" office:value-type="float" office:value="0" calcext:value-type="float">
            <text:p>0</text:p>
          </table:table-cell>
          <table:table-cell table:style-name="Default" table:formula="of:=IF(OR([.S50]=1;[.S50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50];2;1)" office:value-type="string" office:string-value="C" calcext:value-type="string">
            <text:p>C</text:p>
          </table:table-cell>
          <table:table-cell table:style-name="Default" table:formula="of:=MID([.F50];3;2)" office:value-type="string" office:string-value="14" calcext:value-type="string">
            <text:p>14</text:p>
          </table:table-cell>
          <table:table-cell table:style-name="Default" table:formula="of:=2^[.AB50]" office:value-type="float" office:value="16384" calcext:value-type="float">
            <text:p>16384</text:p>
          </table:table-cell>
          <table:table-cell table:style-name="Default" table:formula="of:=16^MOD([.AB50];8)" office:value-type="float" office:value="16777216" calcext:value-type="float">
            <text:p>16777216</text:p>
          </table:table-cell>
          <table:table-cell table:style-name="ce90" table:number-columns-repeated="34"/>
          <table:table-cell table:number-columns-repeated="9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2_O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PIO</text:p>
          </table:table-cell>
          <table:table-cell/>
          <table:table-cell table:style-name="ce94" office:value-type="string" calcext:value-type="string">
            <text:p>PC15</text:p>
          </table:table-cell>
          <table:table-cell/>
          <table:table-cell table:style-name="ce81" table:number-columns-repeated="10"/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table:number-columns-repeated="2"/>
          <table:table-cell table:style-name="ce81"/>
          <table:table-cell table:style-name="Default" table:formula="of:=IF([.C51]=&quot;out&quot;;IF([.T51]=50;3;IF([.T51]=10;1;2));0)" office:value-type="float" office:value="2" calcext:value-type="float">
            <text:p>2</text:p>
          </table:table-cell>
          <table:table-cell table:style-name="Default" table:formula="of:=IF([.W51]=0;IF([.R51]=&quot;A&quot;;0;IF( OR([.S51]=&quot;L&quot;;[.S51]=&quot;H&quot;);2;1));IF([.R51]=&quot;F&quot;;IF(OR([.U51]=1;[.U51]=&quot;Y&quot;);3;2);IF(OR([.U51]=1;[.U51]=&quot;Y&quot;);1;0)))" office:value-type="float" office:value="0" calcext:value-type="float">
            <text:p>0</text:p>
          </table:table-cell>
          <table:table-cell table:style-name="Default" table:formula="of:=IF(OR([.S51]=1;[.S51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51];2;1)" office:value-type="string" office:string-value="C" calcext:value-type="string">
            <text:p>C</text:p>
          </table:table-cell>
          <table:table-cell table:style-name="Default" table:formula="of:=MID([.F51];3;2)" office:value-type="string" office:string-value="15" calcext:value-type="string">
            <text:p>15</text:p>
          </table:table-cell>
          <table:table-cell table:style-name="Default" table:formula="of:=2^[.AB51]" office:value-type="float" office:value="32768" calcext:value-type="float">
            <text:p>32768</text:p>
          </table:table-cell>
          <table:table-cell table:style-name="Default" table:formula="of:=16^MOD([.AB51];8)" office:value-type="float" office:value="268435456" calcext:value-type="float">
            <text:p>268435456</text:p>
          </table:table-cell>
          <table:table-cell table:style-name="ce90" table:number-columns-repeated="34"/>
          <table:table-cell table:number-columns-repeated="9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TAL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Кварц</text:p>
          </table:table-cell>
          <table:table-cell/>
          <table:table-cell table:style-name="ce81" office:value-type="string" calcext:value-type="string">
            <text:p>PD0</text:p>
          </table:table-cell>
          <table:table-cell table:style-name="ce94" office:value-type="string" calcext:value-type="string">
            <text:p>OSC_IN</text:p>
          </table:table-cell>
          <table:table-cell table:style-name="ce81" table:number-columns-repeated="10"/>
          <table:table-cell table:style-name="ce102" office:value-type="string" calcext:value-type="string">
            <text:p>F</text:p>
          </table:table-cell>
          <table:table-cell table:style-name="ce102" table:number-columns-repeated="3"/>
          <table:table-cell/>
          <table:table-cell table:style-name="Default" table:formula="of:=IF([.C52]=&quot;out&quot;;IF([.T52]=50;3;IF([.T52]=10;1;2));0)" office:value-type="float" office:value="0" calcext:value-type="float">
            <text:p>0</text:p>
          </table:table-cell>
          <table:table-cell table:style-name="Default" table:formula="of:=IF([.W52]=0;IF([.R52]=&quot;A&quot;;0;IF( OR([.S52]=&quot;L&quot;;[.S52]=&quot;H&quot;);2;1));IF([.R52]=&quot;F&quot;;IF(OR([.U52]=1;[.U52]=&quot;Y&quot;);3;2);IF(OR([.U52]=1;[.U52]=&quot;Y&quot;);1;0)))" office:value-type="float" office:value="1" calcext:value-type="float">
            <text:p>1</text:p>
          </table:table-cell>
          <table:table-cell table:style-name="Default" table:formula="of:=IF(OR([.S52]=1;[.S52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52];2;1)" office:value-type="string" office:string-value="D" calcext:value-type="string">
            <text:p>D</text:p>
          </table:table-cell>
          <table:table-cell table:style-name="Default" table:formula="of:=MID([.F52];3;2)" office:value-type="string" office:string-value="0" calcext:value-type="string">
            <text:p>0</text:p>
          </table:table-cell>
          <table:table-cell table:style-name="Default" table:formula="of:=2^[.AB52]" office:value-type="float" office:value="1" calcext:value-type="float">
            <text:p>1</text:p>
          </table:table-cell>
          <table:table-cell table:style-name="Default" table:formula="of:=16^MOD([.AB52];8)" office:value-type="float" office:value="1" calcext:value-type="float">
            <text:p>1</text:p>
          </table:table-cell>
          <table:table-cell table:style-name="Default" table:formula="of:=BASE(SUMPRODUCT([.W52:.W54];[.AD52:.AD54])+4*SUMPRODUCT([.X52:.X54];[.AC52:.AC54]);16;8)" office:value-type="string" office:string-value="00000044" calcext:value-type="string">
            <text:p>00000044</text:p>
          </table:table-cell>
          <table:table-cell table:style-name="Default" table:formula="of:=BASE(SUMPRODUCT([.Y52:.Y54];[.AC52:.AC54]);16;8)" office:value-type="string" office:string-value="00000000" calcext:value-type="string">
            <text:p>00000000</text:p>
          </table:table-cell>
          <table:table-cell table:number-columns-repeated="99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TALO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Кварц</text:p>
          </table:table-cell>
          <table:table-cell/>
          <table:table-cell table:style-name="ce81" office:value-type="string" calcext:value-type="string">
            <text:p>PD1</text:p>
          </table:table-cell>
          <table:table-cell table:style-name="ce94" office:value-type="string" calcext:value-type="string">
            <text:p>OSC_OUT</text:p>
          </table:table-cell>
          <table:table-cell table:style-name="ce81" table:number-columns-repeated="10"/>
          <table:table-cell table:style-name="ce102" office:value-type="string" calcext:value-type="string">
            <text:p>F</text:p>
          </table:table-cell>
          <table:table-cell table:style-name="ce102" table:number-columns-repeated="3"/>
          <table:table-cell/>
          <table:table-cell table:style-name="Default" table:formula="of:=IF([.C53]=&quot;out&quot;;IF([.T53]=50;3;IF([.T53]=10;1;2));0)" office:value-type="float" office:value="2" calcext:value-type="float">
            <text:p>2</text:p>
          </table:table-cell>
          <table:table-cell table:style-name="Default" table:formula="of:=IF([.W53]=0;IF([.R53]=&quot;A&quot;;0;IF( OR([.S53]=&quot;L&quot;;[.S53]=&quot;H&quot;);2;1));IF([.R53]=&quot;F&quot;;IF(OR([.U53]=1;[.U53]=&quot;Y&quot;);3;2);IF(OR([.U53]=1;[.U53]=&quot;Y&quot;);1;0)))" office:value-type="float" office:value="2" calcext:value-type="float">
            <text:p>2</text:p>
          </table:table-cell>
          <table:table-cell table:style-name="Default" table:formula="of:=IF(OR([.S53]=1;[.S53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53];2;1)" office:value-type="string" office:string-value="D" calcext:value-type="string">
            <text:p>D</text:p>
          </table:table-cell>
          <table:table-cell table:style-name="Default" table:formula="of:=MID([.F53];3;2)" office:value-type="string" office:string-value="1" calcext:value-type="string">
            <text:p>1</text:p>
          </table:table-cell>
          <table:table-cell table:style-name="Default" table:formula="of:=2^[.AB53]" office:value-type="float" office:value="2" calcext:value-type="float">
            <text:p>2</text:p>
          </table:table-cell>
          <table:table-cell table:style-name="Default" table:formula="of:=16^MOD([.AB53];8)"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style-name="ce88" office:value-type="string" calcext:value-type="string">
            <text:p>IRQ2</text:p>
          </table:table-cell>
          <table:table-cell/>
          <table:table-cell table:style-name="ce81" office:value-type="string" calcext:value-type="string">
            <text:p>PD2</text:p>
          </table:table-cell>
          <table:table-cell/>
          <table:table-cell table:style-name="ce81" office:value-type="string" calcext:value-type="string">
            <text:p>UART5_RX</text:p>
          </table:table-cell>
          <table:table-cell table:style-name="ce81" table:number-columns-repeated="9"/>
          <table:table-cell table:style-name="ce102" table:number-columns-repeated="4"/>
          <table:table-cell/>
          <table:table-cell table:style-name="Default" table:formula="of:=IF([.C54]=&quot;out&quot;;IF([.T54]=50;3;IF([.T54]=10;1;2));0)" office:value-type="float" office:value="0" calcext:value-type="float">
            <text:p>0</text:p>
          </table:table-cell>
          <table:table-cell table:style-name="Default" table:formula="of:=IF([.W54]=0;IF([.R54]=&quot;A&quot;;0;IF( OR([.S54]=&quot;L&quot;;[.S54]=&quot;H&quot;);2;1));IF([.R54]=&quot;F&quot;;IF(OR([.U54]=1;[.U54]=&quot;Y&quot;);3;2);IF(OR([.U54]=1;[.U54]=&quot;Y&quot;);1;0)))" office:value-type="float" office:value="1" calcext:value-type="float">
            <text:p>1</text:p>
          </table:table-cell>
          <table:table-cell table:style-name="Default" table:formula="of:=IF(OR([.S54]=1;[.S54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54];2;1)" office:value-type="string" office:string-value="D" calcext:value-type="string">
            <text:p>D</text:p>
          </table:table-cell>
          <table:table-cell table:style-name="Default" table:formula="of:=MID([.F54];3;2)" office:value-type="string" office:string-value="2" calcext:value-type="string">
            <text:p>2</text:p>
          </table:table-cell>
          <table:table-cell table:style-name="Default" table:formula="of:=2^[.AB54]" office:value-type="float" office:value="4" calcext:value-type="float">
            <text:p>4</text:p>
          </table:table-cell>
          <table:table-cell table:style-name="Default" table:formula="of:=16^MOD([.AB54];8)" office:value-type="float" office:value="256" calcext:value-type="float">
            <text:p>256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5"/>
          <table:table-cell table:style-name="ce80"/>
          <table:table-cell table:number-columns-repeated="11"/>
          <table:table-cell table:style-name="ce102" table:number-columns-repeated="4"/>
          <table:table-cell/>
          <table:table-cell table:style-name="Default" table:number-columns-repeated="10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BAT</text:p>
          </table:table-cell>
          <table:table-cell/>
          <table:table-cell office:value-type="string" calcext:value-type="string">
            <text:p>(ADC)</text:p>
          </table:table-cell>
          <table:table-cell/>
          <table:table-cell table:style-name="ce80" table:number-columns-repeated="2"/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OOT0</text:p>
          </table:table-cell>
          <table:table-cell/>
          <table:table-cell office:value-type="string" calcext:value-type="string">
            <text:p>STM32F105RBT6</text:p>
          </table:table-cell>
          <table:table-cell/>
          <table:table-cell table:style-name="ce109" office:value-type="string" calcext:value-type="string">
            <text:p>REMAP:</text:p>
          </table:table-cell>
          <table:table-cell table:style-name="ce80"/>
          <table:table-cell table:style-name="ce98" office:value-type="string" calcext:value-type="string">
            <text:p>По-моему еррата запрещает одновременное использование I2C1 и перенос SPI1 на PB5</text:p>
          </table:table-cell>
          <table:table-cell table:style-name="ce98" table:number-columns-repeated="8"/>
          <table:table-cell/>
          <table:table-cell table:style-name="Default" table:number-columns-repeated="4"/>
          <table:table-cell table:number-columns-repeated="100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/>
          <table:table-cell office:value-type="string" calcext:value-type="string">
            <text:p>QFP64</text:p>
          </table:table-cell>
          <table:table-cell/>
          <table:table-cell table:style-name="ce80" table:number-columns-repeated="2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DD</text:p>
          </table:table-cell>
          <table:table-cell table:number-columns-repeated="3"/>
          <table:table-cell table:style-name="ce86" office:value-type="string" calcext:value-type="string">
            <text:p>AFIO_MAPR_CAN2_REMAP</text:p>
          </table:table-cell>
          <table:table-cell table:style-name="ce80"/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table:number-columns-repeated="3"/>
          <table:table-cell table:style-name="ce80" office:value-type="string" calcext:value-type="string">
            <text:p>AFIO_MAPR_CAN_REMAP_REMAP2</text:p>
          </table:table-cell>
          <table:table-cell table:style-name="ce80"/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DD</text:p>
          </table:table-cell>
          <table:table-cell table:number-columns-repeated="3"/>
          <table:table-cell table:style-name="ce80" table:number-columns-repeated="2"/>
          <table:table-cell/>
          <table:table-cell office:value-type="string" calcext:value-type="string">
            <text:p>Используемая периферия: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DD</text:p>
          </table:table-cell>
          <table:table-cell table:number-columns-repeated="3"/>
          <table:table-cell table:style-name="ce80" table:number-columns-repeated="2"/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DDA</text:p>
          </table:table-cell>
          <table:table-cell table:number-columns-repeated="3"/>
          <table:table-cell table:style-name="ce80" table:number-columns-repeated="2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SS</text:p>
          </table:table-cell>
          <table:table-cell table:number-columns-repeated="3"/>
          <table:table-cell table:style-name="ce80" table:number-columns-repeated="2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SS</text:p>
          </table:table-cell>
          <table:table-cell table:number-columns-repeated="3"/>
          <table:table-cell table:style-name="ce80" table:number-columns-repeated="2"/>
          <table:table-cell/>
          <table:table-cell table:style-name="Default" table:number-columns-repeated="7"/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SS</text:p>
          </table:table-cell>
          <table:table-cell table:number-columns-repeated="3"/>
          <table:table-cell table:style-name="ce80" table:number-columns-repeated="2"/>
          <table:table-cell/>
          <table:table-cell table:style-name="Default" table:number-columns-repeated="8"/>
          <table:table-cell table:number-columns-repeated="100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SS</text:p>
          </table:table-cell>
          <table:table-cell table:number-columns-repeated="3"/>
          <table:table-cell table:style-name="ce80" table:number-columns-repeated="2"/>
          <table:table-cell/>
          <table:table-cell table:style-name="Default" table:number-columns-repeated="8"/>
          <table:table-cell table:number-columns-repeated="100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SSA</text:p>
          </table:table-cell>
          <table:table-cell table:number-columns-repeated="3"/>
          <table:table-cell table:style-name="ce80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5"/>
          <table:table-cell table:style-name="ce80" table:number-columns-repeated="2"/>
          <table:table-cell/>
          <table:table-cell table:style-name="Default" table:number-columns-repeated="8"/>
          <table:table-cell table:number-columns-repeated="1008"/>
        </table:table-row>
        <table:table-row table:style-name="ro1">
          <table:table-cell table:number-columns-repeated="5"/>
          <table:table-cell table:style-name="ce80" table:number-columns-repeated="2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table:style-name="ce82" table:number-columns-repeated="4"/>
          <table:table-cell table:style-name="ce82" office:value-type="string" calcext:value-type="string">
            <text:p>//Распиновка контроллера платы CAN-моста</text:p>
          </table:table-cell>
          <table:table-cell table:style-name="ce82"/>
          <table:table-cell table:number-columns-repeated="1017"/>
        </table:table-row>
        <table:table-row table:style-name="ro1">
          <table:table-cell/>
          <table:table-cell table:style-name="ce82" table:number-columns-repeated="6"/>
          <table:table-cell table:number-columns-repeated="1017"/>
        </table:table-row>
        <table:table-row table:style-name="ro1">
          <table:table-cell/>
          <table:table-cell table:style-name="ce82" table:number-columns-repeated="4"/>
          <table:table-cell table:style-name="Default" office:value-type="string" calcext:value-type="string">
            <text:p>#ifdef PINOUT_INCLUDE_LUTS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82"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82" table:number-columns-repeated="4"/>
          <table:table-cell table:style-name="Default" office:value-type="string" calcext:value-type="string">
            <text:p>#endif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82" table:number-columns-repeated="4"/>
          <table:table-cell table:style-name="Default"/>
          <table:table-cell table:style-name="ce82"/>
          <table:table-cell table:number-columns-repeated="1017"/>
        </table:table-row>
        <table:table-row table:style-name="ro1">
          <table:table-cell/>
          <table:table-cell table:style-name="ce85" office:value-type="string" calcext:value-type="string">
            <text:p>Таблица инициализации GPIO</text:p>
          </table:table-cell>
          <table:table-cell table:style-name="ce85" table:number-columns-repeated="3"/>
          <table:table-cell table:style-name="ce85" table:formula="of:=&quot;// &quot; &amp; [.B77]" office:value-type="string" office:string-value="// Таблица инициализации GPIO" calcext:value-type="string">
            <text:p>// Таблица инициализации GPIO</text:p>
          </table:table-cell>
          <table:table-cell table:style-name="ce85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84" office:value-type="string" calcext:value-type="string">
            <text:p>Port:</text:p>
          </table:table-cell>
          <table:table-cell table:style-name="ce84" office:value-type="string" calcext:value-type="string">
            <text:p>Reg:</text:p>
          </table:table-cell>
          <table:table-cell table:style-name="ce84"/>
          <table:table-cell table:style-name="ce82" office:value-type="string" calcext:value-type="string">
            <text:p>// Регистр:</text:p>
          </table:table-cell>
          <table:table-cell table:style-name="ce82" office:value-type="string" calcext:value-type="string">
            <text:p>Значение:</text:p>
          </table:table-cell>
          <table:table-cell table:number-columns-repeated="1017"/>
        </table:table-row>
        <table:table-row table:style-name="ro1">
          <table:table-cell/>
          <table:table-cell table:style-name="ce82" table:number-columns-repeated="4"/>
          <table:table-cell office:value-type="string" calcext:value-type="string">
            <text:p>#define</text:p>
          </table:table-cell>
          <table:table-cell table:style-name="ce93" office:value-type="string" calcext:value-type="string">
            <text:p>_init_pins() do{\</text:p>
          </table:table-cell>
          <table:table-cell table:number-columns-repeated="1017"/>
        </table:table-row>
        <table:table-row table:style-name="ro1">
          <table:table-cell/>
          <table:table-cell table:style-name="ce86"/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ODR</text:p>
          </table:table-cell>
          <table:table-cell table:style-name="ce92"/>
          <table:table-cell table:formula="of:=&quot;GPIO&quot; &amp; [.C80] &amp; &quot;-&gt;&quot; &amp; [.D80] &amp; &quot; =&quot;" office:value-type="string" office:string-value="GPIOA-&gt;ODR =" calcext:value-type="string">
            <text:p>GPIOA-&gt;ODR =</text:p>
          </table:table-cell>
          <table:table-cell table:style-name="ce95" table:formula="of:=&quot;0x&quot; &amp; [.$AF$4] &amp; &quot;ul; \&quot;" office:value-type="string" office:string-value="0x00003600ul; \" calcext:value-type="string">
            <text:p>0x00003600ul; \</text:p>
          </table:table-cell>
          <table:table-cell table:number-columns-repeated="1017"/>
        </table:table-row>
        <table:table-row table:style-name="ro1">
          <table:table-cell/>
          <table:table-cell table:style-name="ce82"/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CRL</text:p>
          </table:table-cell>
          <table:table-cell table:style-name="ce92"/>
          <table:table-cell table:formula="of:=&quot;GPIO&quot; &amp; [.C81] &amp; &quot;-&gt;&quot; &amp; [.D81] &amp; &quot; =&quot;" office:value-type="string" office:string-value="GPIOA-&gt;CRL =" calcext:value-type="string">
            <text:p>GPIOA-&gt;CRL =</text:p>
          </table:table-cell>
          <table:table-cell table:style-name="ce95" table:formula="of:=&quot;0x&quot; &amp; [.$AE$4] &amp; &quot;ul; \&quot;" office:value-type="string" office:string-value="0x444444A4ul; \" calcext:value-type="string">
            <text:p>0x444444A4ul; \</text:p>
          </table:table-cell>
          <table:table-cell table:number-columns-repeated="1017"/>
        </table:table-row>
        <table:table-row table:style-name="ro1">
          <table:table-cell/>
          <table:table-cell table:style-name="ce82"/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CRH</text:p>
          </table:table-cell>
          <table:table-cell table:style-name="ce92"/>
          <table:table-cell table:formula="of:=&quot;GPIO&quot; &amp; [.C82] &amp; &quot;-&gt;&quot; &amp; [.D82] &amp; &quot; =&quot;" office:value-type="string" office:string-value="GPIOA-&gt;CRH =" calcext:value-type="string">
            <text:p>GPIOA-&gt;CRH =</text:p>
          </table:table-cell>
          <table:table-cell table:style-name="ce95" table:formula="of:=&quot;0x&quot; &amp; [.$AE$12] &amp; &quot;ul; \&quot;" office:value-type="string" office:string-value="0x488888A4ul; \" calcext:value-type="string">
            <text:p>0x488888A4ul; \</text:p>
          </table:table-cell>
          <table:table-cell table:number-columns-repeated="1017"/>
        </table:table-row>
        <table:table-row table:style-name="ro1">
          <table:table-cell/>
          <table:table-cell table:style-name="ce82"/>
          <table:table-cell table:style-name="ce82" office:value-type="string" calcext:value-type="string">
            <text:p>B</text:p>
          </table:table-cell>
          <table:table-cell table:style-name="ce82" office:value-type="string" calcext:value-type="string">
            <text:p>ODR</text:p>
          </table:table-cell>
          <table:table-cell table:style-name="ce92"/>
          <table:table-cell table:formula="of:=&quot;GPIO&quot; &amp; [.C83] &amp; &quot;-&gt;&quot; &amp; [.D83] &amp; &quot; =&quot;" office:value-type="string" office:string-value="GPIOB-&gt;ODR =" calcext:value-type="string">
            <text:p>GPIOB-&gt;ODR =</text:p>
          </table:table-cell>
          <table:table-cell table:style-name="ce95" table:formula="of:=&quot;0x&quot; &amp; [.$AF$20] &amp; &quot;ul; \&quot;" office:value-type="string" office:string-value="0x0000F360ul; \" calcext:value-type="string">
            <text:p>0x0000F360ul; \</text:p>
          </table:table-cell>
          <table:table-cell table:number-columns-repeated="1017"/>
        </table:table-row>
        <table:table-row table:style-name="ro1">
          <table:table-cell/>
          <table:table-cell table:style-name="ce82"/>
          <table:table-cell table:style-name="ce82" office:value-type="string" calcext:value-type="string">
            <text:p>B</text:p>
          </table:table-cell>
          <table:table-cell table:style-name="ce82" office:value-type="string" calcext:value-type="string">
            <text:p>CRL</text:p>
          </table:table-cell>
          <table:table-cell table:style-name="ce92"/>
          <table:table-cell table:formula="of:=&quot;GPIO&quot; &amp; [.C84] &amp; &quot;-&gt;&quot; &amp; [.D84] &amp; &quot; =&quot;" office:value-type="string" office:string-value="GPIOB-&gt;CRL =" calcext:value-type="string">
            <text:p>GPIOB-&gt;CRL =</text:p>
          </table:table-cell>
          <table:table-cell table:style-name="ce95" table:formula="of:=&quot;0x&quot; &amp; [.$AE$20] &amp; &quot;ul; \&quot;" office:value-type="string" office:string-value="0x4A844222ul; \" calcext:value-type="string">
            <text:p>0x4A844222ul; \</text:p>
          </table:table-cell>
          <table:table-cell table:number-columns-repeated="1017"/>
        </table:table-row>
        <table:table-row table:style-name="ro1">
          <table:table-cell/>
          <table:table-cell table:style-name="ce82"/>
          <table:table-cell table:style-name="ce82" office:value-type="string" calcext:value-type="string">
            <text:p>B</text:p>
          </table:table-cell>
          <table:table-cell table:style-name="ce82" office:value-type="string" calcext:value-type="string">
            <text:p>CRH</text:p>
          </table:table-cell>
          <table:table-cell table:style-name="ce92"/>
          <table:table-cell table:formula="of:=&quot;GPIO&quot; &amp; [.C85] &amp; &quot;-&gt;&quot; &amp; [.D85] &amp; &quot; =&quot;" office:value-type="string" office:string-value="GPIOB-&gt;CRH =" calcext:value-type="string">
            <text:p>GPIOB-&gt;CRH =</text:p>
          </table:table-cell>
          <table:table-cell table:style-name="ce95" table:formula="of:=&quot;0x&quot; &amp; [.$AE$28] &amp; &quot;ul; \&quot;" office:value-type="string" office:string-value="0x222244A8ul; \" calcext:value-type="string">
            <text:p>0x222244A8ul; \</text:p>
          </table:table-cell>
          <table:table-cell table:number-columns-repeated="1017"/>
        </table:table-row>
        <table:table-row table:style-name="ro1">
          <table:table-cell/>
          <table:table-cell table:style-name="ce82"/>
          <table:table-cell table:style-name="ce82" office:value-type="string" calcext:value-type="string">
            <text:p>C</text:p>
          </table:table-cell>
          <table:table-cell table:style-name="ce82" office:value-type="string" calcext:value-type="string">
            <text:p>ODR</text:p>
          </table:table-cell>
          <table:table-cell table:style-name="ce92"/>
          <table:table-cell table:formula="of:=&quot;GPIO&quot; &amp; [.C86] &amp; &quot;-&gt;&quot; &amp; [.D86] &amp; &quot; =&quot;" office:value-type="string" office:string-value="GPIOC-&gt;ODR =" calcext:value-type="string">
            <text:p>GPIOC-&gt;ODR =</text:p>
          </table:table-cell>
          <table:table-cell table:style-name="ce95" table:formula="of:=&quot;0x&quot; &amp; [.$AF$36] &amp; &quot;ul; \&quot;" office:value-type="string" office:string-value="0x000018C0ul; \" calcext:value-type="string">
            <text:p>0x000018C0ul; \</text:p>
          </table:table-cell>
          <table:table-cell table:number-columns-repeated="1017"/>
        </table:table-row>
        <table:table-row table:style-name="ro1">
          <table:table-cell/>
          <table:table-cell table:style-name="ce82"/>
          <table:table-cell table:style-name="ce82" office:value-type="string" calcext:value-type="string">
            <text:p>C</text:p>
          </table:table-cell>
          <table:table-cell table:style-name="ce82" office:value-type="string" calcext:value-type="string">
            <text:p>CRL</text:p>
          </table:table-cell>
          <table:table-cell table:style-name="ce92"/>
          <table:table-cell table:formula="of:=&quot;GPIO&quot; &amp; [.C87] &amp; &quot;-&gt;&quot; &amp; [.D87] &amp; &quot; =&quot;" office:value-type="string" office:string-value="GPIOC-&gt;CRL =" calcext:value-type="string">
            <text:p>GPIOC-&gt;CRL =</text:p>
          </table:table-cell>
          <table:table-cell table:style-name="ce95" table:formula="of:=&quot;0x&quot; &amp; [.$AE$36] &amp; &quot;ul; \&quot;" office:value-type="string" office:string-value="0x22000000ul; \" calcext:value-type="string">
            <text:p>0x22000000ul; \</text:p>
          </table:table-cell>
          <table:table-cell table:number-columns-repeated="1017"/>
        </table:table-row>
        <table:table-row table:style-name="ro1">
          <table:table-cell/>
          <table:table-cell table:style-name="ce82"/>
          <table:table-cell table:style-name="ce82" office:value-type="string" calcext:value-type="string">
            <text:p>C</text:p>
          </table:table-cell>
          <table:table-cell table:style-name="ce82" office:value-type="string" calcext:value-type="string">
            <text:p>CRH</text:p>
          </table:table-cell>
          <table:table-cell table:style-name="ce92"/>
          <table:table-cell table:formula="of:=&quot;GPIO&quot; &amp; [.C88] &amp; &quot;-&gt;&quot; &amp; [.D88] &amp; &quot; =&quot;" office:value-type="string" office:string-value="GPIOC-&gt;CRH =" calcext:value-type="string">
            <text:p>GPIOC-&gt;CRH =</text:p>
          </table:table-cell>
          <table:table-cell table:style-name="ce95" table:formula="of:=&quot;0x&quot; &amp; [.$AE$44] &amp; &quot;ul; \&quot;" office:value-type="string" office:string-value="0x22422442ul; \" calcext:value-type="string">
            <text:p>0x22422442ul; \</text:p>
          </table:table-cell>
          <table:table-cell table:number-columns-repeated="1017"/>
        </table:table-row>
        <table:table-row table:style-name="ro1">
          <table:table-cell/>
          <table:table-cell table:style-name="ce82"/>
          <table:table-cell table:style-name="ce82" office:value-type="string" calcext:value-type="string">
            <text:p>D</text:p>
          </table:table-cell>
          <table:table-cell table:style-name="ce82" office:value-type="string" calcext:value-type="string">
            <text:p>ODR</text:p>
          </table:table-cell>
          <table:table-cell table:style-name="ce92"/>
          <table:table-cell table:formula="of:=&quot;GPIO&quot; &amp; [.C89] &amp; &quot;-&gt;&quot; &amp; [.D89] &amp; &quot; =&quot;" office:value-type="string" office:string-value="GPIOD-&gt;ODR =" calcext:value-type="string">
            <text:p>GPIOD-&gt;ODR =</text:p>
          </table:table-cell>
          <table:table-cell table:style-name="ce95" table:formula="of:=&quot;0x&quot; &amp; [.$AE$44] &amp; &quot;ul; \&quot;" office:value-type="string" office:string-value="0x22422442ul; \" calcext:value-type="string">
            <text:p>0x22422442ul; \</text:p>
          </table:table-cell>
          <table:table-cell table:number-columns-repeated="1017"/>
        </table:table-row>
        <table:table-row table:style-name="ro1">
          <table:table-cell/>
          <table:table-cell table:style-name="ce82"/>
          <table:table-cell table:style-name="ce82" office:value-type="string" calcext:value-type="string">
            <text:p>D</text:p>
          </table:table-cell>
          <table:table-cell table:style-name="ce82" office:value-type="string" calcext:value-type="string">
            <text:p>CRL</text:p>
          </table:table-cell>
          <table:table-cell table:style-name="ce92"/>
          <table:table-cell table:formula="of:=&quot;GPIO&quot; &amp; [.C90] &amp; &quot;-&gt;&quot; &amp; [.D90] &amp; &quot; =&quot;" office:value-type="string" office:string-value="GPIOD-&gt;CRL =" calcext:value-type="string">
            <text:p>GPIOD-&gt;CRL =</text:p>
          </table:table-cell>
          <table:table-cell table:style-name="ce95" table:formula="of:=&quot;0x&quot; &amp; [.$AE$44] &amp; &quot;ul; \&quot;" office:value-type="string" office:string-value="0x22422442ul; \" calcext:value-type="string">
            <text:p>0x22422442ul; \</text:p>
          </table:table-cell>
          <table:table-cell table:number-columns-repeated="1017"/>
        </table:table-row>
        <table:table-row table:style-name="ro1">
          <table:table-cell/>
          <table:table-cell table:style-name="ce82" table:number-columns-repeated="4"/>
          <table:table-cell/>
          <table:table-cell table:style-name="ce93" office:value-type="string" calcext:value-type="string">
            <text:p>} while (0)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Default" table:number-columns-repeated="4"/>
          <table:table-cell table:style-name="ce73" office:value-type="string" calcext:value-type="string">
            <text:p>#define _remap1</text:p>
          </table:table-cell>
          <table:table-cell table:style-name="ce73" table:formula="of:=IF([.$F$59]=&quot;&quot;;&quot;&quot;;[.$F$59] &amp; &quot; | &quot;) &amp; IF([.$F$60]=&quot;&quot;;&quot;&quot;;[.$F$60] &amp; &quot; | &quot;) &amp; IF([.$F$61]=&quot;&quot;;&quot;&quot;;[.$F$61] &amp; &quot; | &quot;) &amp; IF([.$F$62]=&quot;&quot;;&quot;&quot;;[.$F$62] &amp; &quot; | &quot;) &amp; IF([.$F$63]=&quot;&quot;;&quot;&quot;;[.$F$63] &amp; &quot; | &quot;) &amp; IF([.$F$64]=&quot;&quot;;&quot;&quot;;[.$F$64] &amp; &quot; | &quot;) &amp; IF([.$F$65]=&quot;&quot;;&quot;&quot;;[.$F$65] &amp; &quot; | &quot;) &amp; IF([.$F$66]=&quot;&quot;;&quot;&quot;;[.$F$66] &amp; &quot; | &quot;) &amp; &quot;0&quot;" office:value-type="string" office:string-value="AFIO_MAPR_CAN2_REMAP | AFIO_MAPR_CAN_REMAP_REMAP2 | 0" calcext:value-type="string">
            <text:p>AFIO_MAPR_CAN2_REMAP | AFIO_MAPR_CAN_REMAP_REMAP2 | 0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ce83" office:value-type="string" calcext:value-type="string">
            <text:p>Макросы управления отдельными пинами</text:p>
          </table:table-cell>
          <table:table-cell table:style-name="ce83" table:number-columns-repeated="3"/>
          <table:table-cell table:style-name="ce85" table:formula="of:=&quot;// &quot; &amp; [.B95]" office:value-type="string" office:string-value="// Макросы управления отдельными пинами" calcext:value-type="string">
            <text:p>// Макросы управления отдельными пинами</text:p>
          </table:table-cell>
          <table:table-cell table:style-name="ce83"/>
          <table:table-cell table:number-columns-repeated="1017"/>
        </table:table-row>
        <table:table-row table:style-name="ro1">
          <table:table-cell/>
          <table:table-cell table:style-name="ce84" office:value-type="string" calcext:value-type="string">
            <text:p>Name:</text:p>
          </table:table-cell>
          <table:table-cell table:style-name="ce84" office:value-type="string" calcext:value-type="string">
            <text:p>Net:</text:p>
          </table:table-cell>
          <table:table-cell table:style-name="ce84" office:value-type="string" calcext:value-type="string">
            <text:p>Value:</text:p>
          </table:table-cell>
          <table:table-cell table:style-name="ce86" office:value-type="string" calcext:value-type="string">
            <text:p>Pin:</text:p>
          </table:table-cell>
          <table:table-cell table:style-name="ce82" table:number-columns-repeated="2"/>
          <table:table-cell table:number-columns-repeated="1017"/>
        </table:table-row>
        <table:table-row table:style-name="ro1">
          <table:table-cell table:style-name="ce81"/>
          <table:table-cell table:style-name="ce82" office:value-type="string" calcext:value-type="string">
            <text:p>_led0_on</text:p>
          </table:table-cell>
          <table:table-cell table:style-name="ce82" office:value-type="string" calcext:value-type="string">
            <text:p>LED0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VLOOKUP([.C97];[.$B$4:.$F$54];5;0)" office:value-type="string" office:string-value="PB12" calcext:value-type="string">
            <text:p>PB12</text:p>
          </table:table-cell>
          <table:table-cell table:formula="of:=&quot;#define &quot; &amp; [.B97] &amp; &quot;()&quot;" office:value-type="string" office:string-value="#define _led0_on()" calcext:value-type="string">
            <text:p>#define _led0_on()</text:p>
          </table:table-cell>
          <table:table-cell table:style-name="ce93" table:formula="of:=&quot;GPIO&quot; &amp; MID([.E97];2;1) &amp; &quot;-&gt;BSRR=1UL&lt;&lt;(&quot; &amp; MID([.E97];3;2) &amp; IF([.D97]=1;&quot;)&quot;;&quot;+16)&quot;)" office:value-type="string" office:string-value="GPIOB-&gt;BSRR=1UL&lt;&lt;(12)" calcext:value-type="string">
            <text:p>GPIOB-&gt;BSRR=1UL&lt;&lt;(12)</text:p>
          </table:table-cell>
          <table:table-cell table:style-name="ce81" table:number-columns-repeated="25"/>
          <table:table-cell table:style-name="ce90" table:number-columns-repeated="992"/>
        </table:table-row>
        <table:table-row table:style-name="ro1">
          <table:table-cell table:style-name="ce81"/>
          <table:table-cell table:style-name="ce82" office:value-type="string" calcext:value-type="string">
            <text:p>_led0_off</text:p>
          </table:table-cell>
          <table:table-cell table:style-name="ce82" office:value-type="string" calcext:value-type="string">
            <text:p>LED0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VLOOKUP([.C98];[.$B$4:.$F$54];5;0)" office:value-type="string" office:string-value="PB12" calcext:value-type="string">
            <text:p>PB12</text:p>
          </table:table-cell>
          <table:table-cell table:formula="of:=&quot;#define &quot; &amp; [.B98] &amp; &quot;()&quot;" office:value-type="string" office:string-value="#define _led0_off()" calcext:value-type="string">
            <text:p>#define _led0_off()</text:p>
          </table:table-cell>
          <table:table-cell table:style-name="ce93" table:formula="of:=&quot;GPIO&quot; &amp; MID([.E98];2;1) &amp; &quot;-&gt;BSRR=1UL&lt;&lt;(&quot; &amp; MID([.E98];3;2) &amp; IF([.D98]=1;&quot;)&quot;;&quot;+16)&quot;)" office:value-type="string" office:string-value="GPIOB-&gt;BSRR=1UL&lt;&lt;(12+16)" calcext:value-type="string">
            <text:p>GPIOB-&gt;BSRR=1UL&lt;&lt;(12+16)</text:p>
          </table:table-cell>
          <table:table-cell table:style-name="ce81" table:number-columns-repeated="25"/>
          <table:table-cell table:style-name="ce90" table:number-columns-repeated="992"/>
        </table:table-row>
        <table:table-row table:style-name="ro1">
          <table:table-cell/>
          <table:table-cell table:style-name="ce82" office:value-type="string" calcext:value-type="string">
            <text:p>_led1_on</text:p>
          </table:table-cell>
          <table:table-cell table:style-name="ce82" office:value-type="string" calcext:value-type="string">
            <text:p>LED1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VLOOKUP([.C99];[.$B$4:.$F$54];5;0)" office:value-type="string" office:string-value="PB13" calcext:value-type="string">
            <text:p>PB13</text:p>
          </table:table-cell>
          <table:table-cell table:formula="of:=&quot;#define &quot; &amp; [.B99] &amp; &quot;()&quot;" office:value-type="string" office:string-value="#define _led1_on()" calcext:value-type="string">
            <text:p>#define _led1_on()</text:p>
          </table:table-cell>
          <table:table-cell table:style-name="ce93" table:formula="of:=&quot;GPIO&quot; &amp; MID([.E99];2;1) &amp; &quot;-&gt;BSRR=1UL&lt;&lt;(&quot; &amp; MID([.E99];3;2) &amp; IF([.D99]=1;&quot;)&quot;;&quot;+16)&quot;)" office:value-type="string" office:string-value="GPIOB-&gt;BSRR=1UL&lt;&lt;(13)" calcext:value-type="string">
            <text:p>GPIOB-&gt;BSRR=1UL&lt;&lt;(13)</text:p>
          </table:table-cell>
          <table:table-cell table:number-columns-repeated="1017"/>
        </table:table-row>
        <table:table-row table:style-name="ro1">
          <table:table-cell/>
          <table:table-cell table:style-name="ce82" office:value-type="string" calcext:value-type="string">
            <text:p>_led1_off</text:p>
          </table:table-cell>
          <table:table-cell table:style-name="ce82" office:value-type="string" calcext:value-type="string">
            <text:p>LED1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VLOOKUP([.C100];[.$B$4:.$F$54];5;0)" office:value-type="string" office:string-value="PB13" calcext:value-type="string">
            <text:p>PB13</text:p>
          </table:table-cell>
          <table:table-cell table:formula="of:=&quot;#define &quot; &amp; [.B100] &amp; &quot;()&quot;" office:value-type="string" office:string-value="#define _led1_off()" calcext:value-type="string">
            <text:p>#define _led1_off()</text:p>
          </table:table-cell>
          <table:table-cell table:style-name="ce93" table:formula="of:=&quot;GPIO&quot; &amp; MID([.E100];2;1) &amp; &quot;-&gt;BSRR=1UL&lt;&lt;(&quot; &amp; MID([.E100];3;2) &amp; IF([.D100]=1;&quot;)&quot;;&quot;+16)&quot;)" office:value-type="string" office:string-value="GPIOB-&gt;BSRR=1UL&lt;&lt;(13+16)" calcext:value-type="string">
            <text:p>GPIOB-&gt;BSRR=1UL&lt;&lt;(13+16)</text:p>
          </table:table-cell>
          <table:table-cell table:number-columns-repeated="1017"/>
        </table:table-row>
        <table:table-row table:style-name="ro1">
          <table:table-cell/>
          <table:table-cell table:style-name="ce82" office:value-type="string" calcext:value-type="string">
            <text:p>_led2_on</text:p>
          </table:table-cell>
          <table:table-cell table:style-name="ce82" office:value-type="string" calcext:value-type="string">
            <text:p>LED2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VLOOKUP([.C101];[.$B$4:.$F$54];5;0)" office:value-type="string" office:string-value="PB14" calcext:value-type="string">
            <text:p>PB14</text:p>
          </table:table-cell>
          <table:table-cell table:formula="of:=&quot;#define &quot; &amp; [.B101] &amp; &quot;()&quot;" office:value-type="string" office:string-value="#define _led2_on()" calcext:value-type="string">
            <text:p>#define _led2_on()</text:p>
          </table:table-cell>
          <table:table-cell table:style-name="ce93" table:formula="of:=&quot;GPIO&quot; &amp; MID([.E101];2;1) &amp; &quot;-&gt;BSRR=1UL&lt;&lt;(&quot; &amp; MID([.E101];3;2) &amp; IF([.D101]=1;&quot;)&quot;;&quot;+16)&quot;)" office:value-type="string" office:string-value="GPIOB-&gt;BSRR=1UL&lt;&lt;(14)" calcext:value-type="string">
            <text:p>GPIOB-&gt;BSRR=1UL&lt;&lt;(14)</text:p>
          </table:table-cell>
          <table:table-cell table:number-columns-repeated="1017"/>
        </table:table-row>
        <table:table-row table:style-name="ro1">
          <table:table-cell/>
          <table:table-cell table:style-name="ce82" office:value-type="string" calcext:value-type="string">
            <text:p>_led2_off</text:p>
          </table:table-cell>
          <table:table-cell table:style-name="ce82" office:value-type="string" calcext:value-type="string">
            <text:p>LED2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VLOOKUP([.C102];[.$B$4:.$F$54];5;0)" office:value-type="string" office:string-value="PB14" calcext:value-type="string">
            <text:p>PB14</text:p>
          </table:table-cell>
          <table:table-cell table:formula="of:=&quot;#define &quot; &amp; [.B102] &amp; &quot;()&quot;" office:value-type="string" office:string-value="#define _led2_off()" calcext:value-type="string">
            <text:p>#define _led2_off()</text:p>
          </table:table-cell>
          <table:table-cell table:style-name="ce93" table:formula="of:=&quot;GPIO&quot; &amp; MID([.E102];2;1) &amp; &quot;-&gt;BSRR=1UL&lt;&lt;(&quot; &amp; MID([.E102];3;2) &amp; IF([.D102]=1;&quot;)&quot;;&quot;+16)&quot;)" office:value-type="string" office:string-value="GPIOB-&gt;BSRR=1UL&lt;&lt;(14+16)" calcext:value-type="string">
            <text:p>GPIOB-&gt;BSRR=1UL&lt;&lt;(14+16)</text:p>
          </table:table-cell>
          <table:table-cell table:number-columns-repeated="1017"/>
        </table:table-row>
        <table:table-row table:style-name="ro1">
          <table:table-cell/>
          <table:table-cell table:style-name="ce82" office:value-type="string" calcext:value-type="string">
            <text:p>_ledA_on</text:p>
          </table:table-cell>
          <table:table-cell office:value-type="string" calcext:value-type="string">
            <text:p>OFFLED_A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VLOOKUP([.C103];[.$B$4:.$F$54];5;0)" office:value-type="string" office:string-value="PC6" calcext:value-type="string">
            <text:p>PC6</text:p>
          </table:table-cell>
          <table:table-cell table:formula="of:=&quot;#define &quot; &amp; [.B103] &amp; &quot;()&quot;" office:value-type="string" office:string-value="#define _ledA_on()" calcext:value-type="string">
            <text:p>#define _ledA_on()</text:p>
          </table:table-cell>
          <table:table-cell table:style-name="ce93" table:formula="of:=&quot;GPIO&quot; &amp; MID([.E103];2;1) &amp; &quot;-&gt;BSRR=1UL&lt;&lt;(&quot; &amp; MID([.E103];3;2) &amp; IF([.D103]=1;&quot;)&quot;;&quot;+16)&quot;)" office:value-type="string" office:string-value="GPIOC-&gt;BSRR=1UL&lt;&lt;(6+16)" calcext:value-type="string">
            <text:p>GPIOC-&gt;BSRR=1UL&lt;&lt;(6+16)</text:p>
          </table:table-cell>
          <table:table-cell table:number-columns-repeated="1017"/>
        </table:table-row>
        <table:table-row table:style-name="ro1">
          <table:table-cell/>
          <table:table-cell table:style-name="ce82" office:value-type="string" calcext:value-type="string">
            <text:p>_ledA_off</text:p>
          </table:table-cell>
          <table:table-cell office:value-type="string" calcext:value-type="string">
            <text:p>OFFLED_A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VLOOKUP([.C104];[.$B$4:.$F$54];5;0)" office:value-type="string" office:string-value="PC6" calcext:value-type="string">
            <text:p>PC6</text:p>
          </table:table-cell>
          <table:table-cell table:formula="of:=&quot;#define &quot; &amp; [.B104] &amp; &quot;()&quot;" office:value-type="string" office:string-value="#define _ledA_off()" calcext:value-type="string">
            <text:p>#define _ledA_off()</text:p>
          </table:table-cell>
          <table:table-cell table:style-name="ce93" table:formula="of:=&quot;GPIO&quot; &amp; MID([.E104];2;1) &amp; &quot;-&gt;BSRR=1UL&lt;&lt;(&quot; &amp; MID([.E104];3;2) &amp; IF([.D104]=1;&quot;)&quot;;&quot;+16)&quot;)" office:value-type="string" office:string-value="GPIOC-&gt;BSRR=1UL&lt;&lt;(6)" calcext:value-type="string">
            <text:p>GPIOC-&gt;BSRR=1UL&lt;&lt;(6)</text:p>
          </table:table-cell>
          <table:table-cell table:number-columns-repeated="1017"/>
        </table:table-row>
        <table:table-row table:style-name="ro1">
          <table:table-cell/>
          <table:table-cell table:style-name="ce82" office:value-type="string" calcext:value-type="string">
            <text:p>_ledB_on</text:p>
          </table:table-cell>
          <table:table-cell office:value-type="string" calcext:value-type="string">
            <text:p>OFFLED_B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VLOOKUP([.C105];[.$B$4:.$F$54];5;0)" office:value-type="string" office:string-value="PC7" calcext:value-type="string">
            <text:p>PC7</text:p>
          </table:table-cell>
          <table:table-cell table:formula="of:=&quot;#define &quot; &amp; [.B105] &amp; &quot;()&quot;" office:value-type="string" office:string-value="#define _ledB_on()" calcext:value-type="string">
            <text:p>#define _ledB_on()</text:p>
          </table:table-cell>
          <table:table-cell table:style-name="ce93" table:formula="of:=&quot;GPIO&quot; &amp; MID([.E105];2;1) &amp; &quot;-&gt;BSRR=1UL&lt;&lt;(&quot; &amp; MID([.E105];3;2) &amp; IF([.D105]=1;&quot;)&quot;;&quot;+16)&quot;)" office:value-type="string" office:string-value="GPIOC-&gt;BSRR=1UL&lt;&lt;(7+16)" calcext:value-type="string">
            <text:p>GPIOC-&gt;BSRR=1UL&lt;&lt;(7+16)</text:p>
          </table:table-cell>
          <table:table-cell table:number-columns-repeated="1017"/>
        </table:table-row>
        <table:table-row table:style-name="ro1">
          <table:table-cell/>
          <table:table-cell table:style-name="ce82" office:value-type="string" calcext:value-type="string">
            <text:p>_ledB_off</text:p>
          </table:table-cell>
          <table:table-cell office:value-type="string" calcext:value-type="string">
            <text:p>OFFLED_B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VLOOKUP([.C106];[.$B$4:.$F$54];5;0)" office:value-type="string" office:string-value="PC7" calcext:value-type="string">
            <text:p>PC7</text:p>
          </table:table-cell>
          <table:table-cell table:formula="of:=&quot;#define &quot; &amp; [.B106] &amp; &quot;()&quot;" office:value-type="string" office:string-value="#define _ledB_off()" calcext:value-type="string">
            <text:p>#define _ledB_off()</text:p>
          </table:table-cell>
          <table:table-cell table:style-name="ce93" table:formula="of:=&quot;GPIO&quot; &amp; MID([.E106];2;1) &amp; &quot;-&gt;BSRR=1UL&lt;&lt;(&quot; &amp; MID([.E106];3;2) &amp; IF([.D106]=1;&quot;)&quot;;&quot;+16)&quot;)" office:value-type="string" office:string-value="GPIOC-&gt;BSRR=1UL&lt;&lt;(7)" calcext:value-type="string">
            <text:p>GPIOC-&gt;BSRR=1UL&lt;&lt;(7)</text:p>
          </table:table-cell>
          <table:table-cell table:number-columns-repeated="1017"/>
        </table:table-row>
        <table:table-row table:style-name="ro1">
          <table:table-cell/>
          <table:table-cell table:style-name="ce82" office:value-type="string" calcext:value-type="string">
            <text:p>_can_chip_on</text:p>
          </table:table-cell>
          <table:table-cell table:style-name="ce82" office:value-type="string" calcext:value-type="string">
            <text:p>CAN_STBY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VLOOKUP([.C107];[.$B$4:.$F$54];5;0)" office:value-type="string" office:string-value="PB15" calcext:value-type="string">
            <text:p>PB15</text:p>
          </table:table-cell>
          <table:table-cell table:formula="of:=&quot;#define &quot; &amp; [.B107] &amp; &quot;()&quot;" office:value-type="string" office:string-value="#define _can_chip_on()" calcext:value-type="string">
            <text:p>#define _can_chip_on()</text:p>
          </table:table-cell>
          <table:table-cell table:style-name="ce93" table:formula="of:=&quot;GPIO&quot; &amp; MID([.E107];2;1) &amp; &quot;-&gt;BSRR=1UL&lt;&lt;(&quot; &amp; MID([.E107];3;2) &amp; IF([.D107]=1;&quot;)&quot;;&quot;+16)&quot;)" office:value-type="string" office:string-value="GPIOB-&gt;BSRR=1UL&lt;&lt;(15+16)" calcext:value-type="string">
            <text:p>GPIOB-&gt;BSRR=1UL&lt;&lt;(15+16)</text:p>
          </table:table-cell>
          <table:table-cell table:number-columns-repeated="1017"/>
        </table:table-row>
        <table:table-row table:style-name="ro1">
          <table:table-cell/>
          <table:table-cell table:style-name="ce82" office:value-type="string" calcext:value-type="string">
            <text:p>_can_chip_off</text:p>
          </table:table-cell>
          <table:table-cell table:style-name="ce82" office:value-type="string" calcext:value-type="string">
            <text:p>CAN_STBY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VLOOKUP([.C108];[.$B$4:.$F$54];5;0)" office:value-type="string" office:string-value="PB15" calcext:value-type="string">
            <text:p>PB15</text:p>
          </table:table-cell>
          <table:table-cell table:formula="of:=&quot;#define &quot; &amp; [.B108] &amp; &quot;()&quot;" office:value-type="string" office:string-value="#define _can_chip_off()" calcext:value-type="string">
            <text:p>#define _can_chip_off()</text:p>
          </table:table-cell>
          <table:table-cell table:style-name="ce93" table:formula="of:=&quot;GPIO&quot; &amp; MID([.E108];2;1) &amp; &quot;-&gt;BSRR=1UL&lt;&lt;(&quot; &amp; MID([.E108];3;2) &amp; IF([.D108]=1;&quot;)&quot;;&quot;+16)&quot;)" office:value-type="string" office:string-value="GPIOB-&gt;BSRR=1UL&lt;&lt;(15)" calcext:value-type="string">
            <text:p>GPIOB-&gt;BSRR=1UL&lt;&lt;(15)</text:p>
          </table:table-cell>
          <table:table-cell table:number-columns-repeated="1017"/>
        </table:table-row>
        <table:table-row table:style-name="ro1">
          <table:table-cell/>
          <table:table-cell table:style-name="ce82" office:value-type="string" calcext:value-type="string">
            <text:p>_can_chip1_on</text:p>
          </table:table-cell>
          <table:table-cell table:style-name="ce82" office:value-type="string" calcext:value-type="string">
            <text:p>CAN1_STBY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VLOOKUP([.C109];[.$B$4:.$F$54];5;0)" office:value-type="string" office:string-value="PC11" calcext:value-type="string">
            <text:p>PC11</text:p>
          </table:table-cell>
          <table:table-cell table:formula="of:=&quot;#define &quot; &amp; [.B109] &amp; &quot;()&quot;" office:value-type="string" office:string-value="#define _can_chip1_on()" calcext:value-type="string">
            <text:p>#define _can_chip1_on()</text:p>
          </table:table-cell>
          <table:table-cell table:style-name="ce93" table:formula="of:=&quot;GPIO&quot; &amp; MID([.E109];2;1) &amp; &quot;-&gt;BSRR=1UL&lt;&lt;(&quot; &amp; MID([.E109];3;2) &amp; IF([.D109]=1;&quot;)&quot;;&quot;+16)&quot;)" office:value-type="string" office:string-value="GPIOC-&gt;BSRR=1UL&lt;&lt;(11+16)" calcext:value-type="string">
            <text:p>GPIOC-&gt;BSRR=1UL&lt;&lt;(11+16)</text:p>
          </table:table-cell>
          <table:table-cell table:number-columns-repeated="1017"/>
        </table:table-row>
        <table:table-row table:style-name="ro1">
          <table:table-cell/>
          <table:table-cell table:style-name="ce82" office:value-type="string" calcext:value-type="string">
            <text:p>_can_chip1_off</text:p>
          </table:table-cell>
          <table:table-cell table:style-name="ce82" office:value-type="string" calcext:value-type="string">
            <text:p>CAN1_STBY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VLOOKUP([.C110];[.$B$4:.$F$54];5;0)" office:value-type="string" office:string-value="PC11" calcext:value-type="string">
            <text:p>PC11</text:p>
          </table:table-cell>
          <table:table-cell table:formula="of:=&quot;#define &quot; &amp; [.B110] &amp; &quot;()&quot;" office:value-type="string" office:string-value="#define _can_chip1_off()" calcext:value-type="string">
            <text:p>#define _can_chip1_off()</text:p>
          </table:table-cell>
          <table:table-cell table:style-name="ce93" table:formula="of:=&quot;GPIO&quot; &amp; MID([.E110];2;1) &amp; &quot;-&gt;BSRR=1UL&lt;&lt;(&quot; &amp; MID([.E110];3;2) &amp; IF([.D110]=1;&quot;)&quot;;&quot;+16)&quot;)" office:value-type="string" office:string-value="GPIOC-&gt;BSRR=1UL&lt;&lt;(11)" calcext:value-type="string">
            <text:p>GPIOC-&gt;BSRR=1UL&lt;&lt;(11)</text:p>
          </table:table-cell>
          <table:table-cell table:number-columns-repeated="1017"/>
        </table:table-row>
        <table:table-row table:style-name="ro1">
          <table:table-cell/>
          <table:table-cell table:style-name="ce82" office:value-type="string" calcext:value-type="string">
            <text:p>_can_chip2_on</text:p>
          </table:table-cell>
          <table:table-cell table:style-name="ce82" office:value-type="string" calcext:value-type="string">
            <text:p>CAN2_STBY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VLOOKUP([.C111];[.$B$4:.$F$54];5;0)" office:value-type="string" office:string-value="PC12" calcext:value-type="string">
            <text:p>PC12</text:p>
          </table:table-cell>
          <table:table-cell table:formula="of:=&quot;#define &quot; &amp; [.B111] &amp; &quot;()&quot;" office:value-type="string" office:string-value="#define _can_chip2_on()" calcext:value-type="string">
            <text:p>#define _can_chip2_on()</text:p>
          </table:table-cell>
          <table:table-cell table:style-name="ce93" table:formula="of:=&quot;GPIO&quot; &amp; MID([.E111];2;1) &amp; &quot;-&gt;BSRR=1UL&lt;&lt;(&quot; &amp; MID([.E111];3;2) &amp; IF([.D111]=1;&quot;)&quot;;&quot;+16)&quot;)" office:value-type="string" office:string-value="GPIOC-&gt;BSRR=1UL&lt;&lt;(12+16)" calcext:value-type="string">
            <text:p>GPIOC-&gt;BSRR=1UL&lt;&lt;(12+16)</text:p>
          </table:table-cell>
          <table:table-cell table:number-columns-repeated="1017"/>
        </table:table-row>
        <table:table-row table:style-name="ro1">
          <table:table-cell/>
          <table:table-cell table:style-name="ce82" office:value-type="string" calcext:value-type="string">
            <text:p>_can_chip2_off</text:p>
          </table:table-cell>
          <table:table-cell table:style-name="ce82" office:value-type="string" calcext:value-type="string">
            <text:p>CAN2_STBY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VLOOKUP([.C112];[.$B$4:.$F$54];5;0)" office:value-type="string" office:string-value="PC12" calcext:value-type="string">
            <text:p>PC12</text:p>
          </table:table-cell>
          <table:table-cell table:formula="of:=&quot;#define &quot; &amp; [.B112] &amp; &quot;()&quot;" office:value-type="string" office:string-value="#define _can_chip2_off()" calcext:value-type="string">
            <text:p>#define _can_chip2_off()</text:p>
          </table:table-cell>
          <table:table-cell table:style-name="ce93" table:formula="of:=&quot;GPIO&quot; &amp; MID([.E112];2;1) &amp; &quot;-&gt;BSRR=1UL&lt;&lt;(&quot; &amp; MID([.E112];3;2) &amp; IF([.D112]=1;&quot;)&quot;;&quot;+16)&quot;)" office:value-type="string" office:string-value="GPIOC-&gt;BSRR=1UL&lt;&lt;(12)" calcext:value-type="string">
            <text:p>GPIOC-&gt;BSRR=1UL&lt;&lt;(12)</text:p>
          </table:table-cell>
          <table:table-cell table:number-columns-repeated="1017"/>
        </table:table-row>
        <table:table-row table:style-name="ro1">
          <table:table-cell/>
          <table:table-cell table:style-name="ce82" office:value-type="string" calcext:value-type="string">
            <text:p>_can1_rly_on</text:p>
          </table:table-cell>
          <table:table-cell table:style-name="ce82" office:value-type="string" calcext:value-type="string">
            <text:p>CAN1_ON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VLOOKUP([.C113];[.$B$4:.$F$54];5;0)" office:value-type="string" office:string-value="PC14" calcext:value-type="string">
            <text:p>PC14</text:p>
          </table:table-cell>
          <table:table-cell table:formula="of:=&quot;#define &quot; &amp; [.B113] &amp; &quot;()&quot;" office:value-type="string" office:string-value="#define _can1_rly_on()" calcext:value-type="string">
            <text:p>#define _can1_rly_on()</text:p>
          </table:table-cell>
          <table:table-cell table:style-name="ce93" table:formula="of:=&quot;GPIO&quot; &amp; MID([.E113];2;1) &amp; &quot;-&gt;BSRR=1UL&lt;&lt;(&quot; &amp; MID([.E113];3;2) &amp; IF([.D113]=1;&quot;)&quot;;&quot;+16)&quot;)" office:value-type="string" office:string-value="GPIOC-&gt;BSRR=1UL&lt;&lt;(14)" calcext:value-type="string">
            <text:p>GPIOC-&gt;BSRR=1UL&lt;&lt;(14)</text:p>
          </table:table-cell>
          <table:table-cell table:number-columns-repeated="1017"/>
        </table:table-row>
        <table:table-row table:style-name="ro1">
          <table:table-cell/>
          <table:table-cell table:style-name="ce82" office:value-type="string" calcext:value-type="string">
            <text:p>_can1_rly_off</text:p>
          </table:table-cell>
          <table:table-cell table:style-name="ce82" office:value-type="string" calcext:value-type="string">
            <text:p>CAN1_ON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VLOOKUP([.C114];[.$B$4:.$F$54];5;0)" office:value-type="string" office:string-value="PC14" calcext:value-type="string">
            <text:p>PC14</text:p>
          </table:table-cell>
          <table:table-cell table:formula="of:=&quot;#define &quot; &amp; [.B114] &amp; &quot;()&quot;" office:value-type="string" office:string-value="#define _can1_rly_off()" calcext:value-type="string">
            <text:p>#define _can1_rly_off()</text:p>
          </table:table-cell>
          <table:table-cell table:style-name="ce93" table:formula="of:=&quot;GPIO&quot; &amp; MID([.E114];2;1) &amp; &quot;-&gt;BSRR=1UL&lt;&lt;(&quot; &amp; MID([.E114];3;2) &amp; IF([.D114]=1;&quot;)&quot;;&quot;+16)&quot;)" office:value-type="string" office:string-value="GPIOC-&gt;BSRR=1UL&lt;&lt;(14+16)" calcext:value-type="string">
            <text:p>GPIOC-&gt;BSRR=1UL&lt;&lt;(14+16)</text:p>
          </table:table-cell>
          <table:table-cell table:number-columns-repeated="1017"/>
        </table:table-row>
        <table:table-row table:style-name="ro1">
          <table:table-cell/>
          <table:table-cell table:style-name="ce82" office:value-type="string" calcext:value-type="string">
            <text:p>_can2_rly_on</text:p>
          </table:table-cell>
          <table:table-cell table:style-name="ce82" office:value-type="string" calcext:value-type="string">
            <text:p>CAN2_ON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VLOOKUP([.C115];[.$B$4:.$F$54];5;0)" office:value-type="string" office:string-value="PC15" calcext:value-type="string">
            <text:p>PC15</text:p>
          </table:table-cell>
          <table:table-cell table:formula="of:=&quot;#define &quot; &amp; [.B115] &amp; &quot;()&quot;" office:value-type="string" office:string-value="#define _can2_rly_on()" calcext:value-type="string">
            <text:p>#define _can2_rly_on()</text:p>
          </table:table-cell>
          <table:table-cell table:style-name="ce93" table:formula="of:=&quot;GPIO&quot; &amp; MID([.E115];2;1) &amp; &quot;-&gt;BSRR=1UL&lt;&lt;(&quot; &amp; MID([.E115];3;2) &amp; IF([.D115]=1;&quot;)&quot;;&quot;+16)&quot;)" office:value-type="string" office:string-value="GPIOC-&gt;BSRR=1UL&lt;&lt;(15)" calcext:value-type="string">
            <text:p>GPIOC-&gt;BSRR=1UL&lt;&lt;(15)</text:p>
          </table:table-cell>
          <table:table-cell table:number-columns-repeated="1017"/>
        </table:table-row>
        <table:table-row table:style-name="ro1">
          <table:table-cell/>
          <table:table-cell table:style-name="ce82" office:value-type="string" calcext:value-type="string">
            <text:p>_can2_rly_off</text:p>
          </table:table-cell>
          <table:table-cell table:style-name="ce82" office:value-type="string" calcext:value-type="string">
            <text:p>CAN2_ON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VLOOKUP([.C116];[.$B$4:.$F$54];5;0)" office:value-type="string" office:string-value="PC15" calcext:value-type="string">
            <text:p>PC15</text:p>
          </table:table-cell>
          <table:table-cell table:formula="of:=&quot;#define &quot; &amp; [.B116] &amp; &quot;()&quot;" office:value-type="string" office:string-value="#define _can2_rly_off()" calcext:value-type="string">
            <text:p>#define _can2_rly_off()</text:p>
          </table:table-cell>
          <table:table-cell table:style-name="ce93" table:formula="of:=&quot;GPIO&quot; &amp; MID([.E116];2;1) &amp; &quot;-&gt;BSRR=1UL&lt;&lt;(&quot; &amp; MID([.E116];3;2) &amp; IF([.D116]=1;&quot;)&quot;;&quot;+16)&quot;)" office:value-type="string" office:string-value="GPIOC-&gt;BSRR=1UL&lt;&lt;(15+16)" calcext:value-type="string">
            <text:p>GPIOC-&gt;BSRR=1UL&lt;&lt;(15+16)</text:p>
          </table:table-cell>
          <table:table-cell table:number-columns-repeated="1017"/>
        </table:table-row>
        <table:table-row table:style-name="ro1">
          <table:table-cell/>
          <table:table-cell table:style-name="ce82" office:value-type="string" calcext:value-type="string">
            <text:p>_aux_rly_on</text:p>
          </table:table-cell>
          <table:table-cell table:style-name="ce82" office:value-type="string" calcext:value-type="string">
            <text:p>RLY_ON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VLOOKUP([.C117];[.$B$4:.$F$54];5;0)" office:value-type="string" office:string-value="PB2" calcext:value-type="string">
            <text:p>PB2</text:p>
          </table:table-cell>
          <table:table-cell table:formula="of:=&quot;#define &quot; &amp; [.B117] &amp; &quot;()&quot;" office:value-type="string" office:string-value="#define _aux_rly_on()" calcext:value-type="string">
            <text:p>#define _aux_rly_on()</text:p>
          </table:table-cell>
          <table:table-cell table:style-name="ce93" table:formula="of:=&quot;GPIO&quot; &amp; MID([.E117];2;1) &amp; &quot;-&gt;BSRR=1UL&lt;&lt;(&quot; &amp; MID([.E117];3;2) &amp; IF([.D117]=1;&quot;)&quot;;&quot;+16)&quot;)" office:value-type="string" office:string-value="GPIOB-&gt;BSRR=1UL&lt;&lt;(2)" calcext:value-type="string">
            <text:p>GPIOB-&gt;BSRR=1UL&lt;&lt;(2)</text:p>
          </table:table-cell>
          <table:table-cell table:number-columns-repeated="1017"/>
        </table:table-row>
        <table:table-row table:style-name="ro1">
          <table:table-cell/>
          <table:table-cell table:style-name="ce82" office:value-type="string" calcext:value-type="string">
            <text:p>_aux_rly_off</text:p>
          </table:table-cell>
          <table:table-cell table:style-name="ce82" office:value-type="string" calcext:value-type="string">
            <text:p>RLY_ON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VLOOKUP([.C118];[.$B$4:.$F$54];5;0)" office:value-type="string" office:string-value="PB2" calcext:value-type="string">
            <text:p>PB2</text:p>
          </table:table-cell>
          <table:table-cell table:formula="of:=&quot;#define &quot; &amp; [.B118] &amp; &quot;()&quot;" office:value-type="string" office:string-value="#define _aux_rly_off()" calcext:value-type="string">
            <text:p>#define _aux_rly_off()</text:p>
          </table:table-cell>
          <table:table-cell table:style-name="ce93" table:formula="of:=&quot;GPIO&quot; &amp; MID([.E118];2;1) &amp; &quot;-&gt;BSRR=1UL&lt;&lt;(&quot; &amp; MID([.E118];3;2) &amp; IF([.D118]=1;&quot;)&quot;;&quot;+16)&quot;)" office:value-type="string" office:string-value="GPIOB-&gt;BSRR=1UL&lt;&lt;(2+16)" calcext:value-type="string">
            <text:p>GPIOB-&gt;BSRR=1UL&lt;&lt;(2+16)</text:p>
          </table:table-cell>
          <table:table-cell table:number-columns-repeated="1017"/>
        </table:table-row>
        <table:table-row table:style-name="ro1">
          <table:table-cell/>
          <table:table-cell table:style-name="ce82" table:number-columns-repeated="6"/>
          <table:table-cell table:number-columns-repeated="1017"/>
        </table:table-row>
        <table:table-row table:style-name="ro1">
          <table:table-cell/>
          <table:table-cell table:style-name="ce83" office:value-type="string" calcext:value-type="string">
            <text:p>Макросы опроса состояния пинов</text:p>
          </table:table-cell>
          <table:table-cell table:style-name="ce83" table:number-columns-repeated="3"/>
          <table:table-cell table:style-name="ce85" table:formula="of:=&quot;// &quot; &amp; [.B120]" office:value-type="string" office:string-value="// Макросы опроса состояния пинов" calcext:value-type="string">
            <text:p>// Макросы опроса состояния пинов</text:p>
          </table:table-cell>
          <table:table-cell table:style-name="ce83"/>
          <table:table-cell table:number-columns-repeated="1017"/>
        </table:table-row>
        <table:table-row table:style-name="ro1">
          <table:table-cell/>
          <table:table-cell table:style-name="ce87" office:value-type="string" calcext:value-type="string">
            <text:p>Name:</text:p>
          </table:table-cell>
          <table:table-cell table:style-name="ce87" office:value-type="string" calcext:value-type="string">
            <text:p>Net:</text:p>
          </table:table-cell>
          <table:table-cell table:style-name="ce90"/>
          <table:table-cell table:style-name="ce90" office:value-type="string" calcext:value-type="string">
            <text:p>Pin:</text:p>
          </table:table-cell>
          <table:table-cell table:style-name="ce80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_get_sens_a</text:p>
          </table:table-cell>
          <table:table-cell table:style-name="ce82" office:value-type="string" calcext:value-type="string">
            <text:p>ADC_SENSA</text:p>
          </table:table-cell>
          <table:table-cell table:style-name="ce82"/>
          <table:table-cell table:style-name="ce82" table:formula="of:=VLOOKUP([.C122];[.$B$4:.$F$54];5;0)" office:value-type="string" office:string-value="PC2" calcext:value-type="string">
            <text:p>PC2</text:p>
          </table:table-cell>
          <table:table-cell table:formula="of:=&quot;#define &quot; &amp; [.B122] &amp; &quot;()&quot;" office:value-type="string" office:string-value="#define _get_sens_a()" calcext:value-type="string">
            <text:p>#define _get_sens_a()</text:p>
          </table:table-cell>
          <table:table-cell table:style-name="ce93" table:formula="of:=&quot;((GPIO&quot; &amp; MID([.E122];2;1) &amp; &quot;-&gt;IDR &gt;&gt; &quot; &amp; MID([.E122];3;2) &amp; &quot;) &amp; 1)&quot;" office:value-type="string" office:string-value="((GPIOC-&gt;IDR &gt;&gt; 2) &amp; 1)" calcext:value-type="string">
            <text:p>((GPIOC-&gt;IDR &gt;&gt; 2) &amp; 1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_get_sens_b</text:p>
          </table:table-cell>
          <table:table-cell table:style-name="ce82" office:value-type="string" calcext:value-type="string">
            <text:p>ADC_SENSB</text:p>
          </table:table-cell>
          <table:table-cell table:style-name="ce82"/>
          <table:table-cell table:style-name="ce82" table:formula="of:=VLOOKUP([.C123];[.$B$4:.$F$54];5;0)" office:value-type="string" office:string-value="PC3" calcext:value-type="string">
            <text:p>PC3</text:p>
          </table:table-cell>
          <table:table-cell table:formula="of:=&quot;#define &quot; &amp; [.B123] &amp; &quot;()&quot;" office:value-type="string" office:string-value="#define _get_sens_b()" calcext:value-type="string">
            <text:p>#define _get_sens_b()</text:p>
          </table:table-cell>
          <table:table-cell table:style-name="ce93" table:formula="of:=&quot;((GPIO&quot; &amp; MID([.E123];2;1) &amp; &quot;-&gt;IDR &gt;&gt; &quot; &amp; MID([.E123];3;2) &amp; &quot;) &amp; 1)&quot;" office:value-type="string" office:string-value="((GPIOC-&gt;IDR &gt;&gt; 3) &amp; 1)" calcext:value-type="string">
            <text:p>((GPIOC-&gt;IDR &gt;&gt; 3) &amp; 1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_get_dp_jumper</text:p>
          </table:table-cell>
          <table:table-cell table:style-name="ce82" office:value-type="string" calcext:value-type="string">
            <text:p>USB_DP</text:p>
          </table:table-cell>
          <table:table-cell table:style-name="ce82"/>
          <table:table-cell table:style-name="ce82" table:formula="of:=VLOOKUP([.C124];[.$B$4:.$F$54];5;0)" office:value-type="string" office:string-value="PA12" calcext:value-type="string">
            <text:p>PA12</text:p>
          </table:table-cell>
          <table:table-cell table:formula="of:=&quot;#define &quot; &amp; [.B124] &amp; &quot;()&quot;" office:value-type="string" office:string-value="#define _get_dp_jumper()" calcext:value-type="string">
            <text:p>#define _get_dp_jumper()</text:p>
          </table:table-cell>
          <table:table-cell table:style-name="ce93" table:formula="of:=&quot;((GPIO&quot; &amp; MID([.E124];2;1) &amp; &quot;-&gt;IDR &gt;&gt; &quot; &amp; MID([.E124];3;2) &amp; &quot;) &amp; 1)&quot;" office:value-type="string" office:string-value="((GPIOA-&gt;IDR &gt;&gt; 12) &amp; 1)" calcext:value-type="string">
            <text:p>((GPIOA-&gt;IDR &gt;&gt; 12) &amp; 1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_get_dm_jumper</text:p>
          </table:table-cell>
          <table:table-cell table:style-name="ce82" office:value-type="string" calcext:value-type="string">
            <text:p>USB_DM</text:p>
          </table:table-cell>
          <table:table-cell table:style-name="ce82"/>
          <table:table-cell table:style-name="ce82" table:formula="of:=VLOOKUP([.C125];[.$B$4:.$F$54];5;0)" office:value-type="string" office:string-value="PA11" calcext:value-type="string">
            <text:p>PA11</text:p>
          </table:table-cell>
          <table:table-cell table:formula="of:=&quot;#define &quot; &amp; [.B125] &amp; &quot;()&quot;" office:value-type="string" office:string-value="#define _get_dm_jumper()" calcext:value-type="string">
            <text:p>#define _get_dm_jumper()</text:p>
          </table:table-cell>
          <table:table-cell table:style-name="ce93" table:formula="of:=&quot;((GPIO&quot; &amp; MID([.E125];2;1) &amp; &quot;-&gt;IDR &gt;&gt; &quot; &amp; MID([.E125];3;2) &amp; &quot;) &amp; 1)&quot;" office:value-type="string" office:string-value="((GPIOA-&gt;IDR &gt;&gt; 11) &amp; 1)" calcext:value-type="string">
            <text:p>((GPIOA-&gt;IDR &gt;&gt; 11) &amp; 1)</text:p>
          </table:table-cell>
          <table:table-cell table:number-columns-repeated="1017"/>
        </table:table-row>
        <table:table-row table:style-name="ro1">
          <table:table-cell table:style-name="ce81" table:number-columns-repeated="2"/>
          <table:table-cell table:style-name="ce86" table:number-columns-repeated="5"/>
          <table:table-cell table:style-name="ce81" table:number-columns-repeated="25"/>
          <table:table-cell table:style-name="ce90" table:number-columns-repeated="32"/>
          <table:table-cell table:number-columns-repeated="960"/>
        </table:table-row>
        <table:table-row table:style-name="ro1">
          <table:table-cell table:style-name="Default"/>
          <table:table-cell table:style-name="ce83" office:value-type="string" calcext:value-type="string">
            <text:p>Каналы АЦП</text:p>
          </table:table-cell>
          <table:table-cell table:style-name="ce83" table:number-columns-repeated="3"/>
          <table:table-cell table:style-name="ce85" table:formula="of:=&quot;// &quot; &amp; [.B127]" office:value-type="string" office:string-value="// Каналы АЦП" calcext:value-type="string">
            <text:p>// Каналы АЦП</text:p>
          </table:table-cell>
          <table:table-cell table:style-name="ce83"/>
          <table:table-cell table:style-name="Default" table:number-columns-repeated="25"/>
          <table:table-cell table:number-columns-repeated="992"/>
        </table:table-row>
        <table:table-row table:style-name="ro1">
          <table:table-cell table:style-name="Default"/>
          <table:table-cell table:style-name="ce87" office:value-type="string" calcext:value-type="string">
            <text:p>Name:</text:p>
          </table:table-cell>
          <table:table-cell table:style-name="ce87" office:value-type="string" calcext:value-type="string">
            <text:p>Net:</text:p>
          </table:table-cell>
          <table:table-cell table:number-columns-repeated="2"/>
          <table:table-cell table:style-name="ce80" table:number-columns-repeated="2"/>
          <table:table-cell table:style-name="Default" table:number-columns-repeated="25"/>
          <table:table-cell table:number-columns-repeated="992"/>
        </table:table-row>
        <table:table-row table:style-name="ro1">
          <table:table-cell table:style-name="Default"/>
          <table:table-cell office:value-type="string" calcext:value-type="string">
            <text:p>_adc_vin</text:p>
          </table:table-cell>
          <table:table-cell office:value-type="string" calcext:value-type="string">
            <text:p>ADC_VIN</text:p>
          </table:table-cell>
          <table:table-cell table:style-name="Default"/>
          <table:table-cell table:style-name="ce82" table:formula="of:=VLOOKUP([.C129];[.$B$3:.$P$54];15;0)" office:value-type="string" office:string-value="ADC_IN10" calcext:value-type="string">
            <text:p>ADC_IN10</text:p>
          </table:table-cell>
          <table:table-cell table:formula="of:=&quot;#define &quot; &amp; [.B129]" office:value-type="string" office:string-value="#define _adc_vin" calcext:value-type="string">
            <text:p>#define _adc_vin</text:p>
          </table:table-cell>
          <table:table-cell table:style-name="ce93" table:formula="of:=MID([.E129];7;2)" office:value-type="string" office:string-value="10" calcext:value-type="string">
            <text:p>10</text:p>
          </table:table-cell>
          <table:table-cell table:style-name="Default" table:number-columns-repeated="25"/>
          <table:table-cell table:number-columns-repeated="992"/>
        </table:table-row>
        <table:table-row table:style-name="ro1">
          <table:table-cell table:style-name="Default"/>
          <table:table-cell office:value-type="string" calcext:value-type="string">
            <text:p>_adc_temp</text:p>
          </table:table-cell>
          <table:table-cell office:value-type="string" calcext:value-type="string">
            <text:p>ADC_TEMP</text:p>
          </table:table-cell>
          <table:table-cell/>
          <table:table-cell table:style-name="ce82" table:formula="of:=VLOOKUP([.C130];[.$B$3:.$P$54];15;0)" office:value-type="string" office:string-value="ADC_IN11" calcext:value-type="string">
            <text:p>ADC_IN11</text:p>
          </table:table-cell>
          <table:table-cell table:formula="of:=&quot;#define &quot; &amp; [.B130]" office:value-type="string" office:string-value="#define _adc_temp" calcext:value-type="string">
            <text:p>#define _adc_temp</text:p>
          </table:table-cell>
          <table:table-cell table:style-name="ce93" table:formula="of:=MID([.E130];7;2)" office:value-type="string" office:string-value="11" calcext:value-type="string">
            <text:p>11</text:p>
          </table:table-cell>
          <table:table-cell table:style-name="Default" table:number-columns-repeated="25"/>
          <table:table-cell table:number-columns-repeated="992"/>
        </table:table-row>
        <table:table-row table:style-name="ro1">
          <table:table-cell table:style-name="Default"/>
          <table:table-cell office:value-type="string" calcext:value-type="string">
            <text:p>_adc_sens_a</text:p>
          </table:table-cell>
          <table:table-cell office:value-type="string" calcext:value-type="string">
            <text:p>ADC_SENSA</text:p>
          </table:table-cell>
          <table:table-cell/>
          <table:table-cell table:style-name="ce82" table:formula="of:=VLOOKUP([.C131];[.$B$3:.$P$54];15;0)" office:value-type="string" office:string-value="ADC_IN12" calcext:value-type="string">
            <text:p>ADC_IN12</text:p>
          </table:table-cell>
          <table:table-cell table:formula="of:=&quot;#define &quot; &amp; [.B131]" office:value-type="string" office:string-value="#define _adc_sens_a" calcext:value-type="string">
            <text:p>#define _adc_sens_a</text:p>
          </table:table-cell>
          <table:table-cell table:style-name="ce93" table:formula="of:=MID([.E131];7;2)" office:value-type="string" office:string-value="12" calcext:value-type="string">
            <text:p>12</text:p>
          </table:table-cell>
          <table:table-cell table:style-name="Default" table:number-columns-repeated="25"/>
          <table:table-cell table:number-columns-repeated="992"/>
        </table:table-row>
        <table:table-row table:style-name="ro1">
          <table:table-cell table:style-name="Default"/>
          <table:table-cell office:value-type="string" calcext:value-type="string">
            <text:p>_adc_sens_b</text:p>
          </table:table-cell>
          <table:table-cell office:value-type="string" calcext:value-type="string">
            <text:p>ADC_SENSB</text:p>
          </table:table-cell>
          <table:table-cell table:style-name="ce86"/>
          <table:table-cell table:style-name="ce82" table:formula="of:=VLOOKUP([.C132];[.$B$3:.$P$54];15;0)" office:value-type="string" office:string-value="ADC_IN13" calcext:value-type="string">
            <text:p>ADC_IN13</text:p>
          </table:table-cell>
          <table:table-cell table:formula="of:=&quot;#define &quot; &amp; [.B132]" office:value-type="string" office:string-value="#define _adc_sens_b" calcext:value-type="string">
            <text:p>#define _adc_sens_b</text:p>
          </table:table-cell>
          <table:table-cell table:style-name="ce93" table:formula="of:=MID([.E132];7;2)" office:value-type="string" office:string-value="13" calcext:value-type="string">
            <text:p>13</text:p>
          </table:table-cell>
          <table:table-cell table:style-name="Default" table:number-columns-repeated="25"/>
          <table:table-cell table:number-columns-repeated="992"/>
        </table:table-row>
        <table:table-row table:style-name="ro1">
          <table:table-cell table:style-name="Default"/>
          <table:table-cell office:value-type="string" calcext:value-type="string">
            <text:p>_adc_act1</text:p>
          </table:table-cell>
          <table:table-cell office:value-type="string" calcext:value-type="string">
            <text:p>ADC_ACTL1</text:p>
          </table:table-cell>
          <table:table-cell table:style-name="ce86"/>
          <table:table-cell table:style-name="ce82" table:formula="of:=VLOOKUP([.C133];[.$B$3:.$P$54];15;0)" office:value-type="string" office:string-value="ADC_IN14" calcext:value-type="string">
            <text:p>ADC_IN14</text:p>
          </table:table-cell>
          <table:table-cell table:formula="of:=&quot;#define &quot; &amp; [.B133]" office:value-type="string" office:string-value="#define _adc_act1" calcext:value-type="string">
            <text:p>#define _adc_act1</text:p>
          </table:table-cell>
          <table:table-cell table:style-name="ce93" table:formula="of:=MID([.E133];7;2)" office:value-type="string" office:string-value="14" calcext:value-type="string">
            <text:p>14</text:p>
          </table:table-cell>
          <table:table-cell table:style-name="Default" table:number-columns-repeated="25"/>
          <table:table-cell table:number-columns-repeated="992"/>
        </table:table-row>
        <table:table-row table:style-name="ro1">
          <table:table-cell table:style-name="Default"/>
          <table:table-cell office:value-type="string" calcext:value-type="string">
            <text:p>_adc_act2</text:p>
          </table:table-cell>
          <table:table-cell office:value-type="string" calcext:value-type="string">
            <text:p>ADC_ACTH2</text:p>
          </table:table-cell>
          <table:table-cell table:style-name="ce86"/>
          <table:table-cell table:style-name="ce82" table:formula="of:=VLOOKUP([.C134];[.$B$3:.$P$54];15;0)" office:value-type="string" office:string-value="ADC_IN15" calcext:value-type="string">
            <text:p>ADC_IN15</text:p>
          </table:table-cell>
          <table:table-cell table:formula="of:=&quot;#define &quot; &amp; [.B134]" office:value-type="string" office:string-value="#define _adc_act2" calcext:value-type="string">
            <text:p>#define _adc_act2</text:p>
          </table:table-cell>
          <table:table-cell table:style-name="ce93" table:formula="of:=MID([.E134];7;2)" office:value-type="string" office:string-value="15" calcext:value-type="string">
            <text:p>15</text:p>
          </table:table-cell>
          <table:table-cell table:style-name="Default" table:number-columns-repeated="25"/>
          <table:table-cell table:number-columns-repeated="992"/>
        </table:table-row>
      </table:table>
      <table:table table:name="Add.Batt" table:style-name="ta1">
        <table:table-column table:style-name="co37" table:default-cell-style-name="ce80"/>
        <table:table-column table:style-name="co38" table:default-cell-style-name="ce80"/>
        <table:table-column table:style-name="co71" table:default-cell-style-name="ce80"/>
        <table:table-column table:style-name="co39" table:default-cell-style-name="ce82"/>
        <table:table-column table:style-name="co69" table:default-cell-style-name="ce82"/>
        <table:table-column table:style-name="co70" table:default-cell-style-name="ce93"/>
        <table:table-column table:style-name="co42" table:default-cell-style-name="ce93"/>
        <table:table-column table:style-name="co43" table:default-cell-style-name="ce80"/>
        <table:table-column table:style-name="co44" table:default-cell-style-name="ce80"/>
        <table:table-column table:style-name="co45" table:default-cell-style-name="ce80"/>
        <table:table-column table:style-name="co46" table:number-columns-repeated="2" table:default-cell-style-name="ce80"/>
        <table:table-column table:style-name="co47" table:default-cell-style-name="ce80"/>
        <table:table-column table:style-name="co48" table:default-cell-style-name="ce80"/>
        <table:table-column table:style-name="co46" table:default-cell-style-name="ce80"/>
        <table:table-column table:style-name="co36" table:number-columns-repeated="2" table:default-cell-style-name="ce80"/>
        <table:table-column table:style-name="co49" table:default-cell-style-name="ce80"/>
        <table:table-column table:style-name="co50" table:default-cell-style-name="ce80"/>
        <table:table-column table:style-name="co51" table:default-cell-style-name="ce80"/>
        <table:table-column table:style-name="co36" table:number-columns-repeated="11" table:default-cell-style-name="ce80"/>
        <table:table-column table:style-name="co36" table:number-columns-repeated="993" table:default-cell-style-name="Default"/>
        <table:table-row table:style-name="ro1">
          <table:table-cell office:value-type="string" calcext:value-type="string">
            <text:p>Нога</text:p>
          </table:table-cell>
          <table:table-cell office:value-type="string" calcext:value-type="string">
            <text:p>Цепь</text:p>
          </table:table-cell>
          <table:table-cell office:value-type="string" calcext:value-type="string">
            <text:p>Напр-е</text:p>
          </table:table-cell>
          <table:table-cell table:style-name="ce80" office:value-type="string" calcext:value-type="string">
            <text:p>Описание</text:p>
          </table:table-cell>
          <table:table-cell table:style-name="ce80" office:value-type="string" calcext:value-type="string">
            <text:p>Maple Mini</text:p>
          </table:table-cell>
          <table:table-cell table:style-name="ce80" office:value-type="string" calcext:value-type="string">
            <text:p>Порт</text:p>
          </table:table-cell>
          <table:table-cell table:style-name="ce80" office:value-type="string" calcext:value-type="string">
            <text:p>Главная функция</text:p>
          </table:table-cell>
          <table:table-cell/>
          <table:table-cell office:value-type="string" calcext:value-type="string">
            <text:p>Может быть перенесена</text:p>
          </table:table-cell>
          <table:table-cell table:number-columns-repeated="3"/>
          <table:table-cell office:value-type="string" calcext:value-type="string">
            <text:p>Перенесённая</text:p>
          </table:table-cell>
          <table:table-cell table:number-columns-repeated="2"/>
          <table:table-cell office:value-type="string" calcext:value-type="string">
            <text:p>Аналоговая</text:p>
          </table:table-cell>
          <table:table-cell/>
          <table:table-cell office:value-type="string" calcext:value-type="string">
            <text:p>Функция</text:p>
          </table:table-cell>
          <table:table-cell office:value-type="string" calcext:value-type="string">
            <text:p>Значение</text:p>
          </table:table-cell>
          <table:table-cell office:value-type="string" calcext:value-type="string">
            <text:p>Скорость</text:p>
          </table:table-cell>
          <table:table-cell office:value-type="string" calcext:value-type="string">
            <text:p>Открытый сток</text:p>
          </table:table-cell>
          <table:table-cell/>
          <table:table-cell table:style-name="Default" office:value-type="string" calcext:value-type="string">
            <text:p>MODE</text:p>
          </table:table-cell>
          <table:table-cell table:style-name="Default" office:value-type="string" calcext:value-type="string">
            <text:p>CNF</text:p>
          </table:table-cell>
          <table:table-cell table:style-name="Default" office:value-type="string" calcext:value-type="string">
            <text:p>ODR</text:p>
          </table:table-cell>
          <table:table-cell table:style-name="Default"/>
          <table:table-cell table:style-name="Default" office:value-type="string" calcext:value-type="string">
            <text:p>PORT</text:p>
          </table:table-cell>
          <table:table-cell table:style-name="Default" office:value-type="string" calcext:value-type="string">
            <text:p>PIN</text:p>
          </table:table-cell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4</text:p>
          </table:table-cell>
          <table:table-cell table:style-name="Default" office:value-type="string" calcext:value-type="string">
            <text:p>CRL/CRH</text:p>
          </table:table-cell>
          <table:table-cell office:value-type="string" calcext:value-type="string">
            <text:p>ODR</text:p>
          </table:table-cell>
          <table:table-cell table:number-columns-repeated="992"/>
        </table:table-row>
        <table:table-row table:style-name="ro1">
          <table:table-cell table:number-columns-repeated="3"/>
          <table:table-cell table:style-name="ce80"/>
          <table:table-cell table:style-name="Default"/>
          <table:table-cell table:style-name="ce80" table:number-columns-repeated="2"/>
          <table:table-cell table:number-columns-repeated="10"/>
          <table:table-cell table:style-name="ce101" office:value-type="string" calcext:value-type="string">
            <text:p>A/F</text:p>
          </table:table-cell>
          <table:table-cell table:style-name="ce101" office:value-type="string" calcext:value-type="string">
            <text:p>0/1/L/H</text:p>
          </table:table-cell>
          <table:table-cell table:style-name="ce101" office:value-type="string" calcext:value-type="string">
            <text:p>2/10/50</text:p>
          </table:table-cell>
          <table:table-cell table:style-name="ce101" office:value-type="string" calcext:value-type="string">
            <text:p>N/Y</text:p>
          </table:table-cell>
          <table:table-cell/>
          <table:table-cell table:style-name="Default" table:number-columns-repeated="9"/>
          <table:table-cell table:number-columns-repeated="993"/>
        </table:table-row>
        <table:table-row table:style-name="ro1">
          <table:table-cell table:number-columns-repeated="3"/>
          <table:table-cell table:style-name="ce80" table:number-columns-repeated="4"/>
          <table:table-cell table:number-columns-repeated="15"/>
          <table:table-cell table:style-name="Default" table:number-columns-repeated="9"/>
          <table:table-cell table:number-columns-repeated="99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DC_I2</text:p>
          </table:table-cell>
          <table:table-cell office:value-type="string" calcext:value-type="string">
            <text:p>in</text:p>
          </table:table-cell>
          <table:table-cell table:style-name="ce81" office:value-type="string" calcext:value-type="string">
            <text:p>ADC</text:p>
          </table:table-cell>
          <table:table-cell table:style-name="ce81"/>
          <table:table-cell table:style-name="ce81" office:value-type="string" calcext:value-type="string">
            <text:p>PA0</text:p>
          </table:table-cell>
          <table:table-cell table:style-name="ce81" office:value-type="string" calcext:value-type="string">
            <text:p>MII_CRS</text:p>
          </table:table-cell>
          <table:table-cell table:style-name="ce113" office:value-type="string" calcext:value-type="string">
            <text:p>TIM5_CH1</text:p>
          </table:table-cell>
          <table:table-cell table:style-name="ce113" office:value-type="string" calcext:value-type="string">
            <text:p>USART2_CTS</text:p>
          </table:table-cell>
          <table:table-cell table:style-name="ce113" table:number-columns-repeated="2"/>
          <table:table-cell table:style-name="ce113" office:value-type="string" calcext:value-type="string">
            <text:p>TIM2_CH1_ETR</text:p>
          </table:table-cell>
          <table:table-cell table:style-name="ce113" table:number-columns-repeated="3"/>
          <table:table-cell table:style-name="ce170" office:value-type="string" calcext:value-type="string">
            <text:p>ADC_IN0</text:p>
          </table:table-cell>
          <table:table-cell table:style-name="ce113"/>
          <table:table-cell table:style-name="ce102" office:value-type="string" calcext:value-type="string">
            <text:p>A</text:p>
          </table:table-cell>
          <table:table-cell table:style-name="ce102" table:number-columns-repeated="3"/>
          <table:table-cell/>
          <table:table-cell table:style-name="Default" table:formula="of:=IF([.C4]=&quot;out&quot;;IF([.T4]=50;3;IF([.T4]=10;1;2));0)" office:value-type="float" office:value="0" calcext:value-type="float">
            <text:p>0</text:p>
          </table:table-cell>
          <table:table-cell table:style-name="Default" table:formula="of:=IF([.W4]=0;IF([.R4]=&quot;A&quot;;0;IF( OR([.S4]=&quot;L&quot;;[.S4]=&quot;H&quot;);2;1));IF([.R4]=&quot;F&quot;;IF(OR([.U4]=1;[.U4]=&quot;Y&quot;);3;2);IF(OR([.U4]=1;[.U4]=&quot;Y&quot;);1;0)))" office:value-type="float" office:value="0" calcext:value-type="float">
            <text:p>0</text:p>
          </table:table-cell>
          <table:table-cell table:style-name="Default" table:formula="of:=IF(OR([.S4]=1;[.S4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4];2;1)" office:value-type="string" office:string-value="A" calcext:value-type="string">
            <text:p>A</text:p>
          </table:table-cell>
          <table:table-cell table:style-name="Default" table:formula="of:=MID([.F4];3;2)" office:value-type="string" office:string-value="0" calcext:value-type="string">
            <text:p>0</text:p>
          </table:table-cell>
          <table:table-cell table:style-name="Default" table:formula="of:=2^[.AB4]" office:value-type="float" office:value="1" calcext:value-type="float">
            <text:p>1</text:p>
          </table:table-cell>
          <table:table-cell table:style-name="Default" table:formula="of:=16^MOD([.AB4];8)" office:value-type="float" office:value="1" calcext:value-type="float">
            <text:p>1</text:p>
          </table:table-cell>
          <table:table-cell table:style-name="Default" table:formula="of:=BASE(SUMPRODUCT([.W4:.W11];[.AD4:.AD11])+4*SUMPRODUCT([.X4:.X11];[.AD4:.AD11]);16;8)" office:value-type="string" office:string-value="00008200" calcext:value-type="string">
            <text:p>00008200</text:p>
          </table:table-cell>
          <table:table-cell table:formula="of:=BASE(SUMPRODUCT([.Y4:.Y19];[.AC4:.AC19]);16;8)" office:value-type="string" office:string-value="0000B50C" calcext:value-type="string">
            <text:p>0000B50C</text:p>
          </table:table-cell>
          <table:table-cell table:number-columns-repeated="99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C_INT_TEMP</text:p>
          </table:table-cell>
          <table:table-cell office:value-type="string" calcext:value-type="string">
            <text:p>in</text:p>
          </table:table-cell>
          <table:table-cell table:style-name="ce81" office:value-type="string" calcext:value-type="string">
            <text:p>ADC</text:p>
          </table:table-cell>
          <table:table-cell table:style-name="ce81"/>
          <table:table-cell table:style-name="ce81" office:value-type="string" calcext:value-type="string">
            <text:p>PA1</text:p>
          </table:table-cell>
          <table:table-cell table:style-name="ce81" office:value-type="string" calcext:value-type="string">
            <text:p>(R)MII_RXCLK</text:p>
          </table:table-cell>
          <table:table-cell table:style-name="ce113" office:value-type="string" calcext:value-type="string">
            <text:p>TIM5_CH2</text:p>
          </table:table-cell>
          <table:table-cell table:style-name="ce113" office:value-type="string" calcext:value-type="string">
            <text:p>USART2_RTS</text:p>
          </table:table-cell>
          <table:table-cell table:style-name="ce113" table:number-columns-repeated="2"/>
          <table:table-cell table:style-name="ce113" office:value-type="string" calcext:value-type="string">
            <text:p>TIM2_CH2</text:p>
          </table:table-cell>
          <table:table-cell table:style-name="ce113" table:number-columns-repeated="3"/>
          <table:table-cell table:style-name="ce170" office:value-type="string" calcext:value-type="string">
            <text:p>ADC_IN1</text:p>
          </table:table-cell>
          <table:table-cell table:style-name="ce113"/>
          <table:table-cell table:style-name="ce102" office:value-type="string" calcext:value-type="string">
            <text:p>A</text:p>
          </table:table-cell>
          <table:table-cell table:style-name="ce102" table:number-columns-repeated="3"/>
          <table:table-cell/>
          <table:table-cell table:style-name="Default" table:formula="of:=IF([.C5]=&quot;out&quot;;IF([.T5]=50;3;IF([.T5]=10;1;2));0)" office:value-type="float" office:value="0" calcext:value-type="float">
            <text:p>0</text:p>
          </table:table-cell>
          <table:table-cell table:style-name="Default" table:formula="of:=IF([.W5]=0;IF([.R5]=&quot;A&quot;;0;IF( OR([.S5]=&quot;L&quot;;[.S5]=&quot;H&quot;);2;1));IF([.R5]=&quot;F&quot;;IF(OR([.U5]=1;[.U5]=&quot;Y&quot;);3;2);IF(OR([.U5]=1;[.U5]=&quot;Y&quot;);1;0)))" office:value-type="float" office:value="0" calcext:value-type="float">
            <text:p>0</text:p>
          </table:table-cell>
          <table:table-cell table:style-name="Default" table:formula="of:=IF(OR([.S5]=1;[.S5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5];2;1)" office:value-type="string" office:string-value="A" calcext:value-type="string">
            <text:p>A</text:p>
          </table:table-cell>
          <table:table-cell table:style-name="Default" table:formula="of:=MID([.F5];3;2)" office:value-type="string" office:string-value="1" calcext:value-type="string">
            <text:p>1</text:p>
          </table:table-cell>
          <table:table-cell table:style-name="Default" table:formula="of:=2^[.AB5]" office:value-type="float" office:value="2" calcext:value-type="float">
            <text:p>2</text:p>
          </table:table-cell>
          <table:table-cell table:style-name="Default" table:formula="of:=16^MOD([.AB5];8)" office:value-type="float" office:value="16" calcext:value-type="float">
            <text:p>1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W2_OFF</text:p>
          </table:table-cell>
          <table:table-cell office:value-type="string" calcext:value-type="string">
            <text:p>out</text:p>
          </table:table-cell>
          <table:table-cell table:style-name="ce81" table:number-columns-repeated="2"/>
          <table:table-cell table:style-name="ce167" office:value-type="string" calcext:value-type="string">
            <text:p>PA2</text:p>
          </table:table-cell>
          <table:table-cell table:style-name="ce81" office:value-type="string" calcext:value-type="string">
            <text:p>(R)MII_MDIO</text:p>
          </table:table-cell>
          <table:table-cell table:style-name="ce113" office:value-type="string" calcext:value-type="string">
            <text:p>TIM5_CH3</text:p>
          </table:table-cell>
          <table:table-cell table:style-name="ce113" office:value-type="string" calcext:value-type="string">
            <text:p>USART2_TX</text:p>
          </table:table-cell>
          <table:table-cell table:style-name="ce113" table:number-columns-repeated="2"/>
          <table:table-cell table:style-name="ce113" office:value-type="string" calcext:value-type="string">
            <text:p>TIM2_CH3</text:p>
          </table:table-cell>
          <table:table-cell table:style-name="ce113" table:number-columns-repeated="3"/>
          <table:table-cell table:style-name="ce113" office:value-type="string" calcext:value-type="string">
            <text:p>ADC_IN2</text:p>
          </table:table-cell>
          <table:table-cell table:style-name="ce113"/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 table:number-columns-repeated="2"/>
          <table:table-cell/>
          <table:table-cell table:style-name="Default" table:formula="of:=IF([.C6]=&quot;out&quot;;IF([.T6]=50;3;IF([.T6]=10;1;2));0)" office:value-type="float" office:value="2" calcext:value-type="float">
            <text:p>2</text:p>
          </table:table-cell>
          <table:table-cell table:style-name="Default" table:formula="of:=IF([.W6]=0;IF([.R6]=&quot;A&quot;;0;IF( OR([.S6]=&quot;L&quot;;[.S6]=&quot;H&quot;);2;1));IF([.R6]=&quot;F&quot;;IF(OR([.U6]=1;[.U6]=&quot;Y&quot;);3;2);IF(OR([.U6]=1;[.U6]=&quot;Y&quot;);1;0)))" office:value-type="float" office:value="0" calcext:value-type="float">
            <text:p>0</text:p>
          </table:table-cell>
          <table:table-cell table:style-name="Default" table:formula="of:=IF(OR([.S6]=1;[.S6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6];2;1)" office:value-type="string" office:string-value="A" calcext:value-type="string">
            <text:p>A</text:p>
          </table:table-cell>
          <table:table-cell table:style-name="Default" table:formula="of:=MID([.F6];3;2)" office:value-type="string" office:string-value="2" calcext:value-type="string">
            <text:p>2</text:p>
          </table:table-cell>
          <table:table-cell table:style-name="Default" table:formula="of:=2^[.AB6]" office:value-type="float" office:value="4" calcext:value-type="float">
            <text:p>4</text:p>
          </table:table-cell>
          <table:table-cell table:style-name="Default" table:formula="of:=16^MOD([.AB6];8)" office:value-type="float" office:value="256" calcext:value-type="float">
            <text:p>25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_UART</text:p>
          </table:table-cell>
          <table:table-cell office:value-type="string" calcext:value-type="string">
            <text:p>in</text:p>
          </table:table-cell>
          <table:table-cell table:style-name="ce81" table:number-columns-repeated="2"/>
          <table:table-cell table:style-name="ce81" office:value-type="string" calcext:value-type="string">
            <text:p>PA3</text:p>
          </table:table-cell>
          <table:table-cell table:style-name="ce81" office:value-type="string" calcext:value-type="string">
            <text:p>MII_COL</text:p>
          </table:table-cell>
          <table:table-cell table:style-name="ce113" office:value-type="string" calcext:value-type="string">
            <text:p>TIM5_CH4</text:p>
          </table:table-cell>
          <table:table-cell table:style-name="ce170" office:value-type="string" calcext:value-type="string">
            <text:p>USART2_RX</text:p>
          </table:table-cell>
          <table:table-cell table:style-name="ce113" table:number-columns-repeated="2"/>
          <table:table-cell table:style-name="ce113" office:value-type="string" calcext:value-type="string">
            <text:p>TIM2_CH4</text:p>
          </table:table-cell>
          <table:table-cell table:style-name="ce113" table:number-columns-repeated="3"/>
          <table:table-cell table:style-name="ce113" office:value-type="string" calcext:value-type="string">
            <text:p>ADC_IN3</text:p>
          </table:table-cell>
          <table:table-cell table:style-name="ce113"/>
          <table:table-cell table:style-name="ce102" office:value-type="string" calcext:value-type="string">
            <text:p>F</text:p>
          </table:table-cell>
          <table:table-cell table:style-name="ce102" office:value-type="string" calcext:value-type="string">
            <text:p>H</text:p>
          </table:table-cell>
          <table:table-cell table:style-name="ce102" table:number-columns-repeated="2"/>
          <table:table-cell/>
          <table:table-cell table:style-name="Default" table:formula="of:=IF([.C7]=&quot;out&quot;;IF([.T7]=50;3;IF([.T7]=10;1;2));0)" office:value-type="float" office:value="0" calcext:value-type="float">
            <text:p>0</text:p>
          </table:table-cell>
          <table:table-cell table:style-name="Default" table:formula="of:=IF([.W7]=0;IF([.R7]=&quot;A&quot;;0;IF( OR([.S7]=&quot;L&quot;;[.S7]=&quot;H&quot;);2;1));IF([.R7]=&quot;F&quot;;IF(OR([.U7]=1;[.U7]=&quot;Y&quot;);3;2);IF(OR([.U7]=1;[.U7]=&quot;Y&quot;);1;0)))" office:value-type="float" office:value="2" calcext:value-type="float">
            <text:p>2</text:p>
          </table:table-cell>
          <table:table-cell table:style-name="Default" table:formula="of:=IF(OR([.S7]=1;[.S7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7];2;1)" office:value-type="string" office:string-value="A" calcext:value-type="string">
            <text:p>A</text:p>
          </table:table-cell>
          <table:table-cell table:style-name="Default" table:formula="of:=MID([.F7];3;2)" office:value-type="string" office:string-value="3" calcext:value-type="string">
            <text:p>3</text:p>
          </table:table-cell>
          <table:table-cell table:style-name="Default" table:formula="of:=2^[.AB7]" office:value-type="float" office:value="8" calcext:value-type="float">
            <text:p>8</text:p>
          </table:table-cell>
          <table:table-cell table:style-name="Default" table:formula="of:=16^MOD([.AB7];8)" office:value-type="float" office:value="4096" calcext:value-type="float">
            <text:p>409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C_IREF</text:p>
          </table:table-cell>
          <table:table-cell office:value-type="string" calcext:value-type="string">
            <text:p>in</text:p>
          </table:table-cell>
          <table:table-cell table:style-name="ce90" office:value-type="string" calcext:value-type="string">
            <text:p>ADC</text:p>
          </table:table-cell>
          <table:table-cell table:style-name="ce81"/>
          <table:table-cell table:style-name="ce81" office:value-type="string" calcext:value-type="string">
            <text:p>PA4</text:p>
          </table:table-cell>
          <table:table-cell table:style-name="ce81"/>
          <table:table-cell table:style-name="ce113"/>
          <table:table-cell table:style-name="ce113" office:value-type="string" calcext:value-type="string">
            <text:p>USART2_CK</text:p>
          </table:table-cell>
          <table:table-cell table:style-name="ce113" office:value-type="string" calcext:value-type="string">
            <text:p>SPI1_NSS</text:p>
          </table:table-cell>
          <table:table-cell table:style-name="ce113" table:number-columns-repeated="3"/>
          <table:table-cell table:style-name="ce113" office:value-type="string" calcext:value-type="string">
            <text:p>SPI3_NSS</text:p>
          </table:table-cell>
          <table:table-cell table:style-name="ce113"/>
          <table:table-cell table:style-name="ce170" office:value-type="string" calcext:value-type="string">
            <text:p>ADC_IN4</text:p>
          </table:table-cell>
          <table:table-cell table:style-name="ce113" office:value-type="string" calcext:value-type="string">
            <text:p>DAC1</text:p>
          </table:table-cell>
          <table:table-cell table:style-name="ce102" office:value-type="string" calcext:value-type="string">
            <text:p>A</text:p>
          </table:table-cell>
          <table:table-cell table:style-name="ce102" table:number-columns-repeated="3"/>
          <table:table-cell/>
          <table:table-cell table:style-name="Default" table:formula="of:=IF([.C8]=&quot;out&quot;;IF([.T8]=50;3;IF([.T8]=10;1;2));0)" office:value-type="float" office:value="0" calcext:value-type="float">
            <text:p>0</text:p>
          </table:table-cell>
          <table:table-cell table:style-name="Default" table:formula="of:=IF([.W8]=0;IF([.R8]=&quot;A&quot;;0;IF( OR([.S8]=&quot;L&quot;;[.S8]=&quot;H&quot;);2;1));IF([.R8]=&quot;F&quot;;IF(OR([.U8]=1;[.U8]=&quot;Y&quot;);3;2);IF(OR([.U8]=1;[.U8]=&quot;Y&quot;);1;0)))" office:value-type="float" office:value="0" calcext:value-type="float">
            <text:p>0</text:p>
          </table:table-cell>
          <table:table-cell table:style-name="Default" table:formula="of:=IF(OR([.S8]=1;[.S8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8];2;1)" office:value-type="string" office:string-value="A" calcext:value-type="string">
            <text:p>A</text:p>
          </table:table-cell>
          <table:table-cell table:style-name="Default" table:formula="of:=MID([.F8];3;2)" office:value-type="string" office:string-value="4" calcext:value-type="string">
            <text:p>4</text:p>
          </table:table-cell>
          <table:table-cell table:style-name="Default" table:formula="of:=2^[.AB8]" office:value-type="float" office:value="16" calcext:value-type="float">
            <text:p>16</text:p>
          </table:table-cell>
          <table:table-cell table:style-name="Default" table:formula="of:=16^MOD([.AB8];8)" office:value-type="float" office:value="65536" calcext:value-type="float">
            <text:p>6553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DC_RREF</text:p>
          </table:table-cell>
          <table:table-cell office:value-type="string" calcext:value-type="string">
            <text:p>in</text:p>
          </table:table-cell>
          <table:table-cell table:style-name="ce90" office:value-type="string" calcext:value-type="string">
            <text:p>ADC</text:p>
          </table:table-cell>
          <table:table-cell table:style-name="ce81"/>
          <table:table-cell table:style-name="ce81" office:value-type="string" calcext:value-type="string">
            <text:p>PA5</text:p>
          </table:table-cell>
          <table:table-cell table:style-name="ce81"/>
          <table:table-cell table:style-name="ce113" table:number-columns-repeated="2"/>
          <table:table-cell table:style-name="ce113" office:value-type="string" calcext:value-type="string">
            <text:p>SPI1_SCK</text:p>
          </table:table-cell>
          <table:table-cell table:style-name="ce113" table:number-columns-repeated="5"/>
          <table:table-cell table:style-name="ce170" office:value-type="string" calcext:value-type="string">
            <text:p>ADC_IN5</text:p>
          </table:table-cell>
          <table:table-cell table:style-name="ce113" office:value-type="string" calcext:value-type="string">
            <text:p>DAC2</text:p>
          </table:table-cell>
          <table:table-cell table:style-name="ce102" office:value-type="string" calcext:value-type="string">
            <text:p>A</text:p>
          </table:table-cell>
          <table:table-cell table:style-name="ce102" table:number-columns-repeated="3"/>
          <table:table-cell/>
          <table:table-cell table:style-name="Default" table:formula="of:=IF([.C9]=&quot;out&quot;;IF([.T9]=50;3;IF([.T9]=10;1;2));0)" office:value-type="float" office:value="0" calcext:value-type="float">
            <text:p>0</text:p>
          </table:table-cell>
          <table:table-cell table:style-name="Default" table:formula="of:=IF([.W9]=0;IF([.R9]=&quot;A&quot;;0;IF( OR([.S9]=&quot;L&quot;;[.S9]=&quot;H&quot;);2;1));IF([.R9]=&quot;F&quot;;IF(OR([.U9]=1;[.U9]=&quot;Y&quot;);3;2);IF(OR([.U9]=1;[.U9]=&quot;Y&quot;);1;0)))" office:value-type="float" office:value="0" calcext:value-type="float">
            <text:p>0</text:p>
          </table:table-cell>
          <table:table-cell table:style-name="Default" table:formula="of:=IF(OR([.S9]=1;[.S9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9];2;1)" office:value-type="string" office:string-value="A" calcext:value-type="string">
            <text:p>A</text:p>
          </table:table-cell>
          <table:table-cell table:style-name="Default" table:formula="of:=MID([.F9];3;2)" office:value-type="string" office:string-value="5" calcext:value-type="string">
            <text:p>5</text:p>
          </table:table-cell>
          <table:table-cell table:style-name="Default" table:formula="of:=2^[.AB9]" office:value-type="float" office:value="32" calcext:value-type="float">
            <text:p>32</text:p>
          </table:table-cell>
          <table:table-cell table:style-name="Default" table:formula="of:=16^MOD([.AB9];8)" office:value-type="float" office:value="1048576" calcext:value-type="float">
            <text:p>104857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DC_RING</text:p>
          </table:table-cell>
          <table:table-cell office:value-type="string" calcext:value-type="string">
            <text:p>in</text:p>
          </table:table-cell>
          <table:table-cell table:style-name="ce81" office:value-type="string" calcext:value-type="string">
            <text:p>ADC</text:p>
          </table:table-cell>
          <table:table-cell table:style-name="ce81"/>
          <table:table-cell table:style-name="ce81" office:value-type="string" calcext:value-type="string">
            <text:p>PA6</text:p>
          </table:table-cell>
          <table:table-cell table:style-name="ce81"/>
          <table:table-cell table:style-name="ce113" table:number-columns-repeated="2"/>
          <table:table-cell table:style-name="ce113" office:value-type="string" calcext:value-type="string">
            <text:p>SPI1_MISO</text:p>
          </table:table-cell>
          <table:table-cell table:style-name="ce113"/>
          <table:table-cell table:style-name="ce113" office:value-type="string" calcext:value-type="string">
            <text:p>TIM3_CH1</text:p>
          </table:table-cell>
          <table:table-cell table:style-name="ce113" table:number-columns-repeated="2"/>
          <table:table-cell table:style-name="ce113" office:value-type="string" calcext:value-type="string">
            <text:p>TIM1_BKIN</text:p>
          </table:table-cell>
          <table:table-cell table:style-name="ce170" office:value-type="string" calcext:value-type="string">
            <text:p>ADC_IN6</text:p>
          </table:table-cell>
          <table:table-cell table:style-name="ce113"/>
          <table:table-cell table:style-name="ce102" office:value-type="string" calcext:value-type="string">
            <text:p>A</text:p>
          </table:table-cell>
          <table:table-cell table:style-name="ce102" table:number-columns-repeated="3"/>
          <table:table-cell/>
          <table:table-cell table:style-name="Default" table:formula="of:=IF([.C10]=&quot;out&quot;;IF([.T10]=50;3;IF([.T10]=10;1;2));0)" office:value-type="float" office:value="0" calcext:value-type="float">
            <text:p>0</text:p>
          </table:table-cell>
          <table:table-cell table:style-name="Default" table:formula="of:=IF([.W10]=0;IF([.R10]=&quot;A&quot;;0;IF( OR([.S10]=&quot;L&quot;;[.S10]=&quot;H&quot;);2;1));IF([.R10]=&quot;F&quot;;IF(OR([.U10]=1;[.U10]=&quot;Y&quot;);3;2);IF(OR([.U10]=1;[.U10]=&quot;Y&quot;);1;0)))" office:value-type="float" office:value="0" calcext:value-type="float">
            <text:p>0</text:p>
          </table:table-cell>
          <table:table-cell table:style-name="Default" table:formula="of:=IF(OR([.S10]=1;[.S10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10];2;1)" office:value-type="string" office:string-value="A" calcext:value-type="string">
            <text:p>A</text:p>
          </table:table-cell>
          <table:table-cell table:style-name="Default" table:formula="of:=MID([.F10];3;2)" office:value-type="string" office:string-value="6" calcext:value-type="string">
            <text:p>6</text:p>
          </table:table-cell>
          <table:table-cell table:style-name="Default" table:formula="of:=2^[.AB10]" office:value-type="float" office:value="64" calcext:value-type="float">
            <text:p>64</text:p>
          </table:table-cell>
          <table:table-cell table:style-name="Default" table:formula="of:=16^MOD([.AB10];8)" office:value-type="float" office:value="16777216" calcext:value-type="float">
            <text:p>1677721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DC_I3</text:p>
          </table:table-cell>
          <table:table-cell office:value-type="string" calcext:value-type="string">
            <text:p>in</text:p>
          </table:table-cell>
          <table:table-cell table:style-name="ce81" office:value-type="string" calcext:value-type="string">
            <text:p>ADC</text:p>
          </table:table-cell>
          <table:table-cell table:style-name="ce81"/>
          <table:table-cell table:style-name="ce81" office:value-type="string" calcext:value-type="string">
            <text:p>PA7</text:p>
          </table:table-cell>
          <table:table-cell table:style-name="ce81" office:value-type="string" calcext:value-type="string">
            <text:p>(R)MII_RX_DV</text:p>
          </table:table-cell>
          <table:table-cell table:style-name="ce113" table:number-columns-repeated="2"/>
          <table:table-cell table:style-name="ce113" office:value-type="string" calcext:value-type="string">
            <text:p>SPI1_MOSI</text:p>
          </table:table-cell>
          <table:table-cell table:style-name="ce113"/>
          <table:table-cell table:style-name="ce113" office:value-type="string" calcext:value-type="string">
            <text:p>TIM3_CH2</text:p>
          </table:table-cell>
          <table:table-cell table:style-name="ce113" table:number-columns-repeated="2"/>
          <table:table-cell table:style-name="ce113" office:value-type="string" calcext:value-type="string">
            <text:p>TIM1_CH1N</text:p>
          </table:table-cell>
          <table:table-cell table:style-name="ce170" office:value-type="string" calcext:value-type="string">
            <text:p>ADC_IN7</text:p>
          </table:table-cell>
          <table:table-cell table:style-name="ce113"/>
          <table:table-cell table:style-name="ce102" office:value-type="string" calcext:value-type="string">
            <text:p>A</text:p>
          </table:table-cell>
          <table:table-cell table:style-name="ce102" table:number-columns-repeated="3"/>
          <table:table-cell/>
          <table:table-cell table:style-name="Default" table:formula="of:=IF([.C11]=&quot;out&quot;;IF([.T11]=50;3;IF([.T11]=10;1;2));0)" office:value-type="float" office:value="0" calcext:value-type="float">
            <text:p>0</text:p>
          </table:table-cell>
          <table:table-cell table:style-name="Default" table:formula="of:=IF([.W11]=0;IF([.R11]=&quot;A&quot;;0;IF( OR([.S11]=&quot;L&quot;;[.S11]=&quot;H&quot;);2;1));IF([.R11]=&quot;F&quot;;IF(OR([.U11]=1;[.U11]=&quot;Y&quot;);3;2);IF(OR([.U11]=1;[.U11]=&quot;Y&quot;);1;0)))" office:value-type="float" office:value="0" calcext:value-type="float">
            <text:p>0</text:p>
          </table:table-cell>
          <table:table-cell table:style-name="Default" table:formula="of:=IF(OR([.S11]=1;[.S11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11];2;1)" office:value-type="string" office:string-value="A" calcext:value-type="string">
            <text:p>A</text:p>
          </table:table-cell>
          <table:table-cell table:style-name="Default" table:formula="of:=MID([.F11];3;2)" office:value-type="string" office:string-value="7" calcext:value-type="string">
            <text:p>7</text:p>
          </table:table-cell>
          <table:table-cell table:style-name="Default" table:formula="of:=2^[.AB11]" office:value-type="float" office:value="128" calcext:value-type="float">
            <text:p>128</text:p>
          </table:table-cell>
          <table:table-cell table:style-name="Default" table:formula="of:=16^MOD([.AB11];8)" office:value-type="float" office:value="268435456" calcext:value-type="float">
            <text:p>26843545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MS_TXEN#</text:p>
          </table:table-cell>
          <table:table-cell office:value-type="string" calcext:value-type="string">
            <text:p>out</text:p>
          </table:table-cell>
          <table:table-cell table:style-name="ce81" table:number-columns-repeated="2"/>
          <table:table-cell table:style-name="ce81" office:value-type="string" calcext:value-type="string">
            <text:p>PA8</text:p>
          </table:table-cell>
          <table:table-cell table:style-name="ce81" office:value-type="string" calcext:value-type="string">
            <text:p>USBSOF</text:p>
          </table:table-cell>
          <table:table-cell table:style-name="ce113" office:value-type="string" calcext:value-type="string">
            <text:p>USART1_CK</text:p>
          </table:table-cell>
          <table:table-cell table:style-name="ce113" table:number-columns-repeated="3"/>
          <table:table-cell table:style-name="ce170" office:value-type="string" calcext:value-type="string">
            <text:p>TIM1_CH1</text:p>
          </table:table-cell>
          <table:table-cell table:style-name="ce113" table:number-columns-repeated="4"/>
          <table:table-cell table:style-name="ce113" office:value-type="string" calcext:value-type="string">
            <text:p>MCO</text:p>
          </table:table-cell>
          <table:table-cell table:style-name="ce102" office:value-type="string" calcext:value-type="string">
            <text:p>F</text:p>
          </table:table-cell>
          <table:table-cell table:style-name="ce102" office:value-type="float" office:value="1" calcext:value-type="float">
            <text:p>1</text:p>
          </table:table-cell>
          <table:table-cell table:style-name="ce102" table:number-columns-repeated="2"/>
          <table:table-cell/>
          <table:table-cell table:style-name="Default" table:formula="of:=IF([.C12]=&quot;out&quot;;IF([.T12]=50;3;IF([.T12]=10;1;2));0)" office:value-type="float" office:value="2" calcext:value-type="float">
            <text:p>2</text:p>
          </table:table-cell>
          <table:table-cell table:style-name="Default" table:formula="of:=IF([.W12]=0;IF([.R12]=&quot;A&quot;;0;IF( OR([.S12]=&quot;L&quot;;[.S12]=&quot;H&quot;);2;1));IF([.R12]=&quot;F&quot;;IF(OR([.U12]=1;[.U12]=&quot;Y&quot;);3;2);IF(OR([.U12]=1;[.U12]=&quot;Y&quot;);1;0)))" office:value-type="float" office:value="2" calcext:value-type="float">
            <text:p>2</text:p>
          </table:table-cell>
          <table:table-cell table:style-name="Default" table:formula="of:=IF(OR([.S12]=1;[.S12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12];2;1)" office:value-type="string" office:string-value="A" calcext:value-type="string">
            <text:p>A</text:p>
          </table:table-cell>
          <table:table-cell table:style-name="Default" table:formula="of:=MID([.F12];3;2)" office:value-type="string" office:string-value="8" calcext:value-type="string">
            <text:p>8</text:p>
          </table:table-cell>
          <table:table-cell table:style-name="Default" table:formula="of:=2^[.AB12]" office:value-type="float" office:value="256" calcext:value-type="float">
            <text:p>256</text:p>
          </table:table-cell>
          <table:table-cell table:style-name="Default" table:formula="of:=16^MOD([.AB12];8)" office:value-type="float" office:value="1" calcext:value-type="float">
            <text:p>1</text:p>
          </table:table-cell>
          <table:table-cell table:style-name="Default" table:formula="of:=BASE(SUMPRODUCT([.W12:.W19];[.AD12:.AD19])+4*SUMPRODUCT([.X12:.X19];[.AD12:.AD19]);16;8)" office:value-type="string" office:string-value="A882E4AA" calcext:value-type="string">
            <text:p>A882E4AA</text:p>
          </table:table-cell>
          <table:table-cell table:number-columns-repeated="99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OG/BMS_TX</text:p>
          </table:table-cell>
          <table:table-cell office:value-type="string" calcext:value-type="string">
            <text:p>out</text:p>
          </table:table-cell>
          <table:table-cell table:style-name="ce81" office:value-type="string" calcext:value-type="string">
            <text:p>Загрузочный интерфейс</text:p>
          </table:table-cell>
          <table:table-cell table:style-name="ce81"/>
          <table:table-cell table:style-name="ce81" office:value-type="string" calcext:value-type="string">
            <text:p>PA9</text:p>
          </table:table-cell>
          <table:table-cell table:style-name="ce81" office:value-type="string" calcext:value-type="string">
            <text:p>USBVBUS</text:p>
          </table:table-cell>
          <table:table-cell table:style-name="ce113"/>
          <table:table-cell table:style-name="ce170" office:value-type="string" calcext:value-type="string">
            <text:p>USART1_TX</text:p>
          </table:table-cell>
          <table:table-cell table:style-name="ce113" table:number-columns-repeated="2"/>
          <table:table-cell table:style-name="ce113" office:value-type="string" calcext:value-type="string">
            <text:p>TIM1_CH2</text:p>
          </table:table-cell>
          <table:table-cell table:style-name="ce113" table:number-columns-repeated="5"/>
          <table:table-cell table:style-name="ce102" office:value-type="string" calcext:value-type="string">
            <text:p>F</text:p>
          </table:table-cell>
          <table:table-cell table:style-name="ce102" table:number-columns-repeated="3"/>
          <table:table-cell/>
          <table:table-cell table:style-name="Default" table:formula="of:=IF([.C13]=&quot;out&quot;;IF([.T13]=50;3;IF([.T13]=10;1;2));0)" office:value-type="float" office:value="2" calcext:value-type="float">
            <text:p>2</text:p>
          </table:table-cell>
          <table:table-cell table:style-name="Default" table:formula="of:=IF([.W13]=0;IF([.R13]=&quot;A&quot;;0;IF( OR([.S13]=&quot;L&quot;;[.S13]=&quot;H&quot;);2;1));IF([.R13]=&quot;F&quot;;IF(OR([.U13]=1;[.U13]=&quot;Y&quot;);3;2);IF(OR([.U13]=1;[.U13]=&quot;Y&quot;);1;0)))" office:value-type="float" office:value="2" calcext:value-type="float">
            <text:p>2</text:p>
          </table:table-cell>
          <table:table-cell table:style-name="Default" table:formula="of:=IF(OR([.S13]=1;[.S13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13];2;1)" office:value-type="string" office:string-value="A" calcext:value-type="string">
            <text:p>A</text:p>
          </table:table-cell>
          <table:table-cell table:style-name="Default" table:formula="of:=MID([.F13];3;2)" office:value-type="string" office:string-value="9" calcext:value-type="string">
            <text:p>9</text:p>
          </table:table-cell>
          <table:table-cell table:style-name="Default" table:formula="of:=2^[.AB13]" office:value-type="float" office:value="512" calcext:value-type="float">
            <text:p>512</text:p>
          </table:table-cell>
          <table:table-cell table:style-name="Default" table:formula="of:=16^MOD([.AB13];8)" office:value-type="float" office:value="16" calcext:value-type="float">
            <text:p>1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ROG/BMS_RX</text:p>
          </table:table-cell>
          <table:table-cell office:value-type="string" calcext:value-type="string">
            <text:p>in</text:p>
          </table:table-cell>
          <table:table-cell table:style-name="ce81" office:value-type="string" calcext:value-type="string">
            <text:p>Загрузочный интерфейс</text:p>
          </table:table-cell>
          <table:table-cell table:style-name="ce81"/>
          <table:table-cell table:style-name="ce81" office:value-type="string" calcext:value-type="string">
            <text:p>PA10</text:p>
          </table:table-cell>
          <table:table-cell table:style-name="ce81" office:value-type="string" calcext:value-type="string">
            <text:p>USBID</text:p>
          </table:table-cell>
          <table:table-cell table:style-name="ce113"/>
          <table:table-cell table:style-name="ce170" office:value-type="string" calcext:value-type="string">
            <text:p>USART1_RX</text:p>
          </table:table-cell>
          <table:table-cell table:style-name="ce113" table:number-columns-repeated="2"/>
          <table:table-cell table:style-name="ce113" office:value-type="string" calcext:value-type="string">
            <text:p>TIM1_CH3</text:p>
          </table:table-cell>
          <table:table-cell table:style-name="ce113" table:number-columns-repeated="5"/>
          <table:table-cell table:style-name="ce102" office:value-type="string" calcext:value-type="string">
            <text:p>F</text:p>
          </table:table-cell>
          <table:table-cell table:style-name="ce102" office:value-type="float" office:value="1" calcext:value-type="float">
            <text:p>1</text:p>
          </table:table-cell>
          <table:table-cell table:style-name="ce102" table:number-columns-repeated="2"/>
          <table:table-cell/>
          <table:table-cell table:style-name="Default" table:formula="of:=IF([.C14]=&quot;out&quot;;IF([.T14]=50;3;IF([.T14]=10;1;2));0)" office:value-type="float" office:value="0" calcext:value-type="float">
            <text:p>0</text:p>
          </table:table-cell>
          <table:table-cell table:style-name="Default" table:formula="of:=IF([.W14]=0;IF([.R14]=&quot;A&quot;;0;IF( OR([.S14]=&quot;L&quot;;[.S14]=&quot;H&quot;);2;1));IF([.R14]=&quot;F&quot;;IF(OR([.U14]=1;[.U14]=&quot;Y&quot;);3;2);IF(OR([.U14]=1;[.U14]=&quot;Y&quot;);1;0)))" office:value-type="float" office:value="1" calcext:value-type="float">
            <text:p>1</text:p>
          </table:table-cell>
          <table:table-cell table:style-name="Default" table:formula="of:=IF(OR([.S14]=1;[.S14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14];2;1)" office:value-type="string" office:string-value="A" calcext:value-type="string">
            <text:p>A</text:p>
          </table:table-cell>
          <table:table-cell table:style-name="Default" table:formula="of:=MID([.F14];3;2)" office:value-type="string" office:string-value="10" calcext:value-type="string">
            <text:p>10</text:p>
          </table:table-cell>
          <table:table-cell table:style-name="Default" table:formula="of:=2^[.AB14]" office:value-type="float" office:value="1024" calcext:value-type="float">
            <text:p>1024</text:p>
          </table:table-cell>
          <table:table-cell table:style-name="Default" table:formula="of:=16^MOD([.AB14];8)" office:value-type="float" office:value="256" calcext:value-type="float">
            <text:p>25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S</text:p>
          </table:table-cell>
          <table:table-cell table:style-name="Default" office:value-type="string" calcext:value-type="string">
            <text:p>BMS_RST#</text:p>
          </table:table-cell>
          <table:table-cell office:value-type="string" calcext:value-type="string">
            <text:p>out</text:p>
          </table:table-cell>
          <table:table-cell table:style-name="ce81" table:number-columns-repeated="2"/>
          <table:table-cell table:style-name="ce81" office:value-type="string" calcext:value-type="string">
            <text:p>PA11</text:p>
          </table:table-cell>
          <table:table-cell table:style-name="ce81" office:value-type="string" calcext:value-type="string">
            <text:p>USBDM</text:p>
          </table:table-cell>
          <table:table-cell table:style-name="ce113" office:value-type="string" calcext:value-type="string">
            <text:p>USART1_CTS</text:p>
          </table:table-cell>
          <table:table-cell table:style-name="ce113"/>
          <table:table-cell table:style-name="ce113" office:value-type="string" calcext:value-type="string">
            <text:p>CAN1_RX</text:p>
          </table:table-cell>
          <table:table-cell table:style-name="ce113"/>
          <table:table-cell table:style-name="ce170" office:value-type="string" calcext:value-type="string">
            <text:p>TIM1_CH4</text:p>
          </table:table-cell>
          <table:table-cell table:style-name="ce113" table:number-columns-repeated="5"/>
          <table:table-cell table:style-name="ce102" office:value-type="string" calcext:value-type="string">
            <text:p>F</text:p>
          </table:table-cell>
          <table:table-cell table:style-name="ce102" office:value-type="float" office:value="0" calcext:value-type="float">
            <text:p>0</text:p>
          </table:table-cell>
          <table:table-cell table:style-name="ce102"/>
          <table:table-cell table:style-name="ce102" office:value-type="string" calcext:value-type="string">
            <text:p>Y</text:p>
          </table:table-cell>
          <table:table-cell/>
          <table:table-cell table:style-name="Default" table:formula="of:=IF([.C15]=&quot;out&quot;;IF([.T15]=50;3;IF([.T15]=10;1;2));0)" office:value-type="float" office:value="2" calcext:value-type="float">
            <text:p>2</text:p>
          </table:table-cell>
          <table:table-cell table:style-name="Default" table:formula="of:=IF([.W15]=0;IF([.R15]=&quot;A&quot;;0;IF( OR([.S15]=&quot;L&quot;;[.S15]=&quot;H&quot;);2;1));IF([.R15]=&quot;F&quot;;IF(OR([.U15]=1;[.U15]=&quot;Y&quot;);3;2);IF(OR([.U15]=1;[.U15]=&quot;Y&quot;);1;0)))" office:value-type="float" office:value="3" calcext:value-type="float">
            <text:p>3</text:p>
          </table:table-cell>
          <table:table-cell table:style-name="Default" table:formula="of:=IF(OR([.S15]=1;[.S15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15];2;1)" office:value-type="string" office:string-value="A" calcext:value-type="string">
            <text:p>A</text:p>
          </table:table-cell>
          <table:table-cell table:style-name="Default" table:formula="of:=MID([.F15];3;2)" office:value-type="string" office:string-value="11" calcext:value-type="string">
            <text:p>11</text:p>
          </table:table-cell>
          <table:table-cell table:style-name="Default" table:formula="of:=2^[.AB15]" office:value-type="float" office:value="2048" calcext:value-type="float">
            <text:p>2048</text:p>
          </table:table-cell>
          <table:table-cell table:style-name="Default" table:formula="of:=16^MOD([.AB15];8)" office:value-type="float" office:value="4096" calcext:value-type="float">
            <text:p>409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SW5_OFF</text:p>
          </table:table-cell>
          <table:table-cell office:value-type="string" calcext:value-type="string">
            <text:p>out</text:p>
          </table:table-cell>
          <table:table-cell table:style-name="ce81" table:number-columns-repeated="2"/>
          <table:table-cell table:style-name="ce81" office:value-type="string" calcext:value-type="string">
            <text:p>PA12</text:p>
          </table:table-cell>
          <table:table-cell table:style-name="ce81" office:value-type="string" calcext:value-type="string">
            <text:p>USBDP</text:p>
          </table:table-cell>
          <table:table-cell table:style-name="ce113" office:value-type="string" calcext:value-type="string">
            <text:p>USART1_RTS</text:p>
          </table:table-cell>
          <table:table-cell table:style-name="ce113"/>
          <table:table-cell table:style-name="ce113" office:value-type="string" calcext:value-type="string">
            <text:p>CAN1_TX</text:p>
          </table:table-cell>
          <table:table-cell table:style-name="ce113"/>
          <table:table-cell table:style-name="ce113" office:value-type="string" calcext:value-type="string">
            <text:p>TIM1_ETR</text:p>
          </table:table-cell>
          <table:table-cell table:style-name="ce113" table:number-columns-repeated="5"/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 table:number-columns-repeated="2"/>
          <table:table-cell/>
          <table:table-cell table:style-name="Default" table:formula="of:=IF([.C16]=&quot;out&quot;;IF([.T16]=50;3;IF([.T16]=10;1;2));0)" office:value-type="float" office:value="2" calcext:value-type="float">
            <text:p>2</text:p>
          </table:table-cell>
          <table:table-cell table:style-name="Default" table:formula="of:=IF([.W16]=0;IF([.R16]=&quot;A&quot;;0;IF( OR([.S16]=&quot;L&quot;;[.S16]=&quot;H&quot;);2;1));IF([.R16]=&quot;F&quot;;IF(OR([.U16]=1;[.U16]=&quot;Y&quot;);3;2);IF(OR([.U16]=1;[.U16]=&quot;Y&quot;);1;0)))" office:value-type="float" office:value="0" calcext:value-type="float">
            <text:p>0</text:p>
          </table:table-cell>
          <table:table-cell table:style-name="Default" table:formula="of:=IF(OR([.S16]=1;[.S16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16];2;1)" office:value-type="string" office:string-value="A" calcext:value-type="string">
            <text:p>A</text:p>
          </table:table-cell>
          <table:table-cell table:style-name="Default" table:formula="of:=MID([.F16];3;2)" office:value-type="string" office:string-value="12" calcext:value-type="string">
            <text:p>12</text:p>
          </table:table-cell>
          <table:table-cell table:style-name="Default" table:formula="of:=2^[.AB16]" office:value-type="float" office:value="4096" calcext:value-type="float">
            <text:p>4096</text:p>
          </table:table-cell>
          <table:table-cell table:style-name="Default" table:formula="of:=16^MOD([.AB16];8)" office:value-type="float" office:value="65536" calcext:value-type="float">
            <text:p>6553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SWDIO</text:p>
          </table:table-cell>
          <table:table-cell office:value-type="string" calcext:value-type="string">
            <text:p>inout</text:p>
          </table:table-cell>
          <table:table-cell table:style-name="ce81" office:value-type="string" calcext:value-type="string">
            <text:p>Отладчик</text:p>
          </table:table-cell>
          <table:table-cell table:style-name="ce81"/>
          <table:table-cell table:style-name="ce81" office:value-type="string" calcext:value-type="string">
            <text:p>PA13</text:p>
          </table:table-cell>
          <table:table-cell table:style-name="ce167" office:value-type="string" calcext:value-type="string">
            <text:p>JTMS/SWDIO</text:p>
          </table:table-cell>
          <table:table-cell table:style-name="ce113" table:number-columns-repeated="10"/>
          <table:table-cell table:style-name="ce102" office:value-type="string" calcext:value-type="string">
            <text:p>F</text:p>
          </table:table-cell>
          <table:table-cell table:style-name="ce102" office:value-type="string" calcext:value-type="string">
            <text:p>H</text:p>
          </table:table-cell>
          <table:table-cell table:style-name="ce102" office:value-type="float" office:value="10" calcext:value-type="float">
            <text:p>10</text:p>
          </table:table-cell>
          <table:table-cell table:style-name="ce102"/>
          <table:table-cell/>
          <table:table-cell table:style-name="Default" table:formula="of:=IF([.C17]=&quot;out&quot;;IF([.T17]=50;3;IF([.T17]=10;1;2));0)" office:value-type="float" office:value="0" calcext:value-type="float">
            <text:p>0</text:p>
          </table:table-cell>
          <table:table-cell table:style-name="Default" table:formula="of:=IF([.W17]=0;IF([.R17]=&quot;A&quot;;0;IF( OR([.S17]=&quot;L&quot;;[.S17]=&quot;H&quot;);2;1));IF([.R17]=&quot;F&quot;;IF(OR([.U17]=1;[.U17]=&quot;Y&quot;);3;2);IF(OR([.U17]=1;[.U17]=&quot;Y&quot;);1;0)))" office:value-type="float" office:value="2" calcext:value-type="float">
            <text:p>2</text:p>
          </table:table-cell>
          <table:table-cell table:style-name="Default" table:formula="of:=IF(OR([.S17]=1;[.S17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17];2;1)" office:value-type="string" office:string-value="A" calcext:value-type="string">
            <text:p>A</text:p>
          </table:table-cell>
          <table:table-cell table:style-name="Default" table:formula="of:=MID([.F17];3;2)" office:value-type="string" office:string-value="13" calcext:value-type="string">
            <text:p>13</text:p>
          </table:table-cell>
          <table:table-cell table:style-name="Default" table:formula="of:=2^[.AB17]" office:value-type="float" office:value="8192" calcext:value-type="float">
            <text:p>8192</text:p>
          </table:table-cell>
          <table:table-cell table:style-name="Default" table:formula="of:=16^MOD([.AB17];8)" office:value-type="float" office:value="1048576" calcext:value-type="float">
            <text:p>104857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SWCLK</text:p>
          </table:table-cell>
          <table:table-cell office:value-type="string" calcext:value-type="string">
            <text:p>in</text:p>
          </table:table-cell>
          <table:table-cell table:style-name="ce81" office:value-type="string" calcext:value-type="string">
            <text:p>Отладчик</text:p>
          </table:table-cell>
          <table:table-cell table:style-name="ce81"/>
          <table:table-cell table:style-name="ce81" office:value-type="string" calcext:value-type="string">
            <text:p>PA14</text:p>
          </table:table-cell>
          <table:table-cell table:style-name="ce167" office:value-type="string" calcext:value-type="string">
            <text:p>JTCK/SWCLK</text:p>
          </table:table-cell>
          <table:table-cell table:style-name="ce113" table:number-columns-repeated="10"/>
          <table:table-cell table:style-name="ce102" office:value-type="string" calcext:value-type="string">
            <text:p>F</text:p>
          </table:table-cell>
          <table:table-cell table:style-name="ce102" office:value-type="string" calcext:value-type="string">
            <text:p>L</text:p>
          </table:table-cell>
          <table:table-cell table:style-name="ce102" office:value-type="float" office:value="10" calcext:value-type="float">
            <text:p>10</text:p>
          </table:table-cell>
          <table:table-cell table:style-name="ce102"/>
          <table:table-cell/>
          <table:table-cell table:style-name="Default" table:formula="of:=IF([.C18]=&quot;out&quot;;IF([.T18]=50;3;IF([.T18]=10;1;2));0)" office:value-type="float" office:value="0" calcext:value-type="float">
            <text:p>0</text:p>
          </table:table-cell>
          <table:table-cell table:style-name="Default" table:formula="of:=IF([.W18]=0;IF([.R18]=&quot;A&quot;;0;IF( OR([.S18]=&quot;L&quot;;[.S18]=&quot;H&quot;);2;1));IF([.R18]=&quot;F&quot;;IF(OR([.U18]=1;[.U18]=&quot;Y&quot;);3;2);IF(OR([.U18]=1;[.U18]=&quot;Y&quot;);1;0)))" office:value-type="float" office:value="2" calcext:value-type="float">
            <text:p>2</text:p>
          </table:table-cell>
          <table:table-cell table:style-name="Default" table:formula="of:=IF(OR([.S18]=1;[.S18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18];2;1)" office:value-type="string" office:string-value="A" calcext:value-type="string">
            <text:p>A</text:p>
          </table:table-cell>
          <table:table-cell table:style-name="Default" table:formula="of:=MID([.F18];3;2)" office:value-type="string" office:string-value="14" calcext:value-type="string">
            <text:p>14</text:p>
          </table:table-cell>
          <table:table-cell table:style-name="Default" table:formula="of:=2^[.AB18]" office:value-type="float" office:value="16384" calcext:value-type="float">
            <text:p>16384</text:p>
          </table:table-cell>
          <table:table-cell table:style-name="Default" table:formula="of:=16^MOD([.AB18];8)" office:value-type="float" office:value="16777216" calcext:value-type="float">
            <text:p>1677721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OM_NSS</text:p>
          </table:table-cell>
          <table:table-cell office:value-type="string" calcext:value-type="string">
            <text:p>out</text:p>
          </table:table-cell>
          <table:table-cell table:style-name="ce81" office:value-type="string" calcext:value-type="string">
            <text:p>SPI</text:p>
          </table:table-cell>
          <table:table-cell table:style-name="ce81"/>
          <table:table-cell table:style-name="ce81" office:value-type="string" calcext:value-type="string">
            <text:p>PA15</text:p>
          </table:table-cell>
          <table:table-cell table:style-name="ce81" office:value-type="string" calcext:value-type="string">
            <text:p>JTDI</text:p>
          </table:table-cell>
          <table:table-cell table:style-name="Default"/>
          <table:table-cell table:style-name="ce113"/>
          <table:table-cell table:style-name="ce113" office:value-type="string" calcext:value-type="string">
            <text:p>SPI3_NSS</text:p>
          </table:table-cell>
          <table:table-cell table:style-name="ce113" table:number-columns-repeated="3"/>
          <table:table-cell table:style-name="ce123" office:value-type="string" calcext:value-type="string">
            <text:p>SPI1_NSS</text:p>
          </table:table-cell>
          <table:table-cell table:style-name="ce170" office:value-type="string" calcext:value-type="string">
            <text:p>TIM2_CH1_ETR</text:p>
          </table:table-cell>
          <table:table-cell table:style-name="ce113" table:number-columns-repeated="2"/>
          <table:table-cell table:style-name="ce102" office:value-type="string" calcext:value-type="string">
            <text:p>F</text:p>
          </table:table-cell>
          <table:table-cell table:style-name="ce102" office:value-type="string" calcext:value-type="string">
            <text:p>H</text:p>
          </table:table-cell>
          <table:table-cell table:style-name="ce102" table:number-columns-repeated="2"/>
          <table:table-cell/>
          <table:table-cell table:style-name="Default" table:formula="of:=IF([.C19]=&quot;out&quot;;IF([.T19]=50;3;IF([.T19]=10;1;2));0)" office:value-type="float" office:value="2" calcext:value-type="float">
            <text:p>2</text:p>
          </table:table-cell>
          <table:table-cell table:style-name="Default" table:formula="of:=IF([.W19]=0;IF([.R19]=&quot;A&quot;;0;IF( OR([.S19]=&quot;L&quot;;[.S19]=&quot;H&quot;);2;1));IF([.R19]=&quot;F&quot;;IF(OR([.U19]=1;[.U19]=&quot;Y&quot;);3;2);IF(OR([.U19]=1;[.U19]=&quot;Y&quot;);1;0)))" office:value-type="float" office:value="2" calcext:value-type="float">
            <text:p>2</text:p>
          </table:table-cell>
          <table:table-cell table:style-name="Default" table:formula="of:=IF(OR([.S19]=1;[.S19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19];2;1)" office:value-type="string" office:string-value="A" calcext:value-type="string">
            <text:p>A</text:p>
          </table:table-cell>
          <table:table-cell table:style-name="Default" table:formula="of:=MID([.F19];3;2)" office:value-type="string" office:string-value="15" calcext:value-type="string">
            <text:p>15</text:p>
          </table:table-cell>
          <table:table-cell table:style-name="Default" table:formula="of:=2^[.AB19]" office:value-type="float" office:value="32768" calcext:value-type="float">
            <text:p>32768</text:p>
          </table:table-cell>
          <table:table-cell table:style-name="Default" table:formula="of:=16^MOD([.AB19];8)" office:value-type="float" office:value="268435456" calcext:value-type="float">
            <text:p>26843545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DC_LEAKP</text:p>
          </table:table-cell>
          <table:table-cell office:value-type="string" calcext:value-type="string">
            <text:p>in</text:p>
          </table:table-cell>
          <table:table-cell table:style-name="ce81" office:value-type="string" calcext:value-type="string">
            <text:p>ADC</text:p>
          </table:table-cell>
          <table:table-cell table:style-name="ce81"/>
          <table:table-cell table:style-name="ce81" office:value-type="string" calcext:value-type="string">
            <text:p>PB0</text:p>
          </table:table-cell>
          <table:table-cell table:style-name="ce81" office:value-type="string" calcext:value-type="string">
            <text:p>MII_RXD2</text:p>
          </table:table-cell>
          <table:table-cell table:style-name="Default"/>
          <table:table-cell table:style-name="ce113" table:number-columns-repeated="3"/>
          <table:table-cell table:style-name="ce113" office:value-type="string" calcext:value-type="string">
            <text:p>TIM3_CH3</text:p>
          </table:table-cell>
          <table:table-cell table:style-name="ce113" table:number-columns-repeated="2"/>
          <table:table-cell table:style-name="ce113" office:value-type="string" calcext:value-type="string">
            <text:p>TIM1_CH2N</text:p>
          </table:table-cell>
          <table:table-cell table:style-name="ce170" office:value-type="string" calcext:value-type="string">
            <text:p>ADC_IN8</text:p>
          </table:table-cell>
          <table:table-cell table:style-name="ce113"/>
          <table:table-cell table:style-name="ce102" office:value-type="string" calcext:value-type="string">
            <text:p>A</text:p>
          </table:table-cell>
          <table:table-cell table:style-name="ce102" table:number-columns-repeated="3"/>
          <table:table-cell/>
          <table:table-cell table:style-name="Default" table:formula="of:=IF([.C20]=&quot;out&quot;;IF([.T20]=50;3;IF([.T20]=10;1;2));0)" office:value-type="float" office:value="0" calcext:value-type="float">
            <text:p>0</text:p>
          </table:table-cell>
          <table:table-cell table:style-name="Default" table:formula="of:=IF([.W20]=0;IF([.R20]=&quot;A&quot;;0;IF( OR([.S20]=&quot;L&quot;;[.S20]=&quot;H&quot;);2;1));IF([.R20]=&quot;F&quot;;IF(OR([.U20]=1;[.U20]=&quot;Y&quot;);3;2);IF(OR([.U20]=1;[.U20]=&quot;Y&quot;);1;0)))" office:value-type="float" office:value="0" calcext:value-type="float">
            <text:p>0</text:p>
          </table:table-cell>
          <table:table-cell table:style-name="Default" table:formula="of:=IF(OR([.S20]=1;[.S20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20];2;1)" office:value-type="string" office:string-value="B" calcext:value-type="string">
            <text:p>B</text:p>
          </table:table-cell>
          <table:table-cell table:style-name="Default" table:formula="of:=MID([.F20];3;2)" office:value-type="string" office:string-value="0" calcext:value-type="string">
            <text:p>0</text:p>
          </table:table-cell>
          <table:table-cell table:style-name="Default" table:formula="of:=2^[.AB20]" office:value-type="float" office:value="1" calcext:value-type="float">
            <text:p>1</text:p>
          </table:table-cell>
          <table:table-cell table:style-name="Default" table:formula="of:=16^MOD([.AB20];8)" office:value-type="float" office:value="1" calcext:value-type="float">
            <text:p>1</text:p>
          </table:table-cell>
          <table:table-cell table:style-name="Default" table:formula="of:=BASE(SUMPRODUCT([.W20:.W27];[.AD20:.AD27])+4*SUMPRODUCT([.X20:.X27];[.AD20:.AD27]);16;8)" office:value-type="string" office:string-value="2A422200" calcext:value-type="string">
            <text:p>2A422200</text:p>
          </table:table-cell>
          <table:table-cell table:formula="of:=BASE(SUMPRODUCT([.Y20:.Y35];[.AC20:.AC35]);16;8)" office:value-type="string" office:string-value="0000CC18" calcext:value-type="string">
            <text:p>0000CC18</text:p>
          </table:table-cell>
          <table:table-cell table:number-columns-repeated="99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DC_LEAKN</text:p>
          </table:table-cell>
          <table:table-cell office:value-type="string" calcext:value-type="string">
            <text:p>in</text:p>
          </table:table-cell>
          <table:table-cell table:style-name="ce81" office:value-type="string" calcext:value-type="string">
            <text:p>ADC</text:p>
          </table:table-cell>
          <table:table-cell table:style-name="ce81"/>
          <table:table-cell table:style-name="ce81" office:value-type="string" calcext:value-type="string">
            <text:p>PB1</text:p>
          </table:table-cell>
          <table:table-cell table:style-name="ce81" office:value-type="string" calcext:value-type="string">
            <text:p>MII_RXD3</text:p>
          </table:table-cell>
          <table:table-cell table:style-name="Default"/>
          <table:table-cell table:style-name="ce113" table:number-columns-repeated="3"/>
          <table:table-cell table:style-name="ce113" office:value-type="string" calcext:value-type="string">
            <text:p>TIM3_CH4</text:p>
          </table:table-cell>
          <table:table-cell table:style-name="ce113" table:number-columns-repeated="2"/>
          <table:table-cell table:style-name="ce113" office:value-type="string" calcext:value-type="string">
            <text:p>TIM1_CH3N</text:p>
          </table:table-cell>
          <table:table-cell table:style-name="ce170" office:value-type="string" calcext:value-type="string">
            <text:p>ADC_IN9</text:p>
          </table:table-cell>
          <table:table-cell table:style-name="ce113"/>
          <table:table-cell table:style-name="ce102" office:value-type="string" calcext:value-type="string">
            <text:p>A</text:p>
          </table:table-cell>
          <table:table-cell table:style-name="ce102" table:number-columns-repeated="3"/>
          <table:table-cell/>
          <table:table-cell table:style-name="Default" table:formula="of:=IF([.C21]=&quot;out&quot;;IF([.T21]=50;3;IF([.T21]=10;1;2));0)" office:value-type="float" office:value="0" calcext:value-type="float">
            <text:p>0</text:p>
          </table:table-cell>
          <table:table-cell table:style-name="Default" table:formula="of:=IF([.W21]=0;IF([.R21]=&quot;A&quot;;0;IF( OR([.S21]=&quot;L&quot;;[.S21]=&quot;H&quot;);2;1));IF([.R21]=&quot;F&quot;;IF(OR([.U21]=1;[.U21]=&quot;Y&quot;);3;2);IF(OR([.U21]=1;[.U21]=&quot;Y&quot;);1;0)))" office:value-type="float" office:value="0" calcext:value-type="float">
            <text:p>0</text:p>
          </table:table-cell>
          <table:table-cell table:style-name="Default" table:formula="of:=IF(OR([.S21]=1;[.S21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21];2;1)" office:value-type="string" office:string-value="B" calcext:value-type="string">
            <text:p>B</text:p>
          </table:table-cell>
          <table:table-cell table:style-name="Default" table:formula="of:=MID([.F21];3;2)" office:value-type="string" office:string-value="1" calcext:value-type="string">
            <text:p>1</text:p>
          </table:table-cell>
          <table:table-cell table:style-name="Default" table:formula="of:=2^[.AB21]" office:value-type="float" office:value="2" calcext:value-type="float">
            <text:p>2</text:p>
          </table:table-cell>
          <table:table-cell table:style-name="Default" table:formula="of:=16^MOD([.AB21];8)" office:value-type="float" office:value="16" calcext:value-type="float">
            <text:p>1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N1_RLY</text:p>
          </table:table-cell>
          <table:table-cell office:value-type="string" calcext:value-type="string">
            <text:p>out</text:p>
          </table:table-cell>
          <table:table-cell table:style-name="ce81" table:number-columns-repeated="2"/>
          <table:table-cell table:style-name="ce167" office:value-type="string" calcext:value-type="string">
            <text:p>PB2</text:p>
          </table:table-cell>
          <table:table-cell table:style-name="ce81" office:value-type="string" calcext:value-type="string">
            <text:p>BOOT1</text:p>
          </table:table-cell>
          <table:table-cell table:style-name="Default"/>
          <table:table-cell table:style-name="ce113" table:number-columns-repeated="9"/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table:number-columns-repeated="2"/>
          <table:table-cell/>
          <table:table-cell table:style-name="Default" table:formula="of:=IF([.C22]=&quot;out&quot;;IF([.T22]=50;3;IF([.T22]=10;1;2));0)" office:value-type="float" office:value="2" calcext:value-type="float">
            <text:p>2</text:p>
          </table:table-cell>
          <table:table-cell table:style-name="Default" table:formula="of:=IF([.W22]=0;IF([.R22]=&quot;A&quot;;0;IF( OR([.S22]=&quot;L&quot;;[.S22]=&quot;H&quot;);2;1));IF([.R22]=&quot;F&quot;;IF(OR([.U22]=1;[.U22]=&quot;Y&quot;);3;2);IF(OR([.U22]=1;[.U22]=&quot;Y&quot;);1;0)))" office:value-type="float" office:value="0" calcext:value-type="float">
            <text:p>0</text:p>
          </table:table-cell>
          <table:table-cell table:style-name="Default" table:formula="of:=IF(OR([.S22]=1;[.S22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22];2;1)" office:value-type="string" office:string-value="B" calcext:value-type="string">
            <text:p>B</text:p>
          </table:table-cell>
          <table:table-cell table:style-name="Default" table:formula="of:=MID([.F22];3;2)" office:value-type="string" office:string-value="2" calcext:value-type="string">
            <text:p>2</text:p>
          </table:table-cell>
          <table:table-cell table:style-name="Default" table:formula="of:=2^[.AB22]" office:value-type="float" office:value="4" calcext:value-type="float">
            <text:p>4</text:p>
          </table:table-cell>
          <table:table-cell table:style-name="Default" table:formula="of:=16^MOD([.AB22];8)" office:value-type="float" office:value="256" calcext:value-type="float">
            <text:p>25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N1_STBY</text:p>
          </table:table-cell>
          <table:table-cell office:value-type="string" calcext:value-type="string">
            <text:p>out</text:p>
          </table:table-cell>
          <table:table-cell table:style-name="ce81" table:number-columns-repeated="2"/>
          <table:table-cell table:style-name="ce167" office:value-type="string" calcext:value-type="string">
            <text:p>PB3</text:p>
          </table:table-cell>
          <table:table-cell table:style-name="ce81" office:value-type="string" calcext:value-type="string">
            <text:p>JTDO/TRACESWO</text:p>
          </table:table-cell>
          <table:table-cell table:style-name="Default"/>
          <table:table-cell table:style-name="ce113"/>
          <table:table-cell table:style-name="ce113" office:value-type="string" calcext:value-type="string">
            <text:p>SPI3_SCK</text:p>
          </table:table-cell>
          <table:table-cell table:style-name="ce113" table:number-columns-repeated="3"/>
          <table:table-cell table:style-name="ce113" office:value-type="string" calcext:value-type="string">
            <text:p>SPI1_SCK</text:p>
          </table:table-cell>
          <table:table-cell table:style-name="ce113" office:value-type="string" calcext:value-type="string">
            <text:p>TIM2_CH2</text:p>
          </table:table-cell>
          <table:table-cell table:style-name="ce113" table:number-columns-repeated="2"/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 table:number-columns-repeated="2"/>
          <table:table-cell/>
          <table:table-cell table:style-name="Default" table:formula="of:=IF([.C23]=&quot;out&quot;;IF([.T23]=50;3;IF([.T23]=10;1;2));0)" office:value-type="float" office:value="2" calcext:value-type="float">
            <text:p>2</text:p>
          </table:table-cell>
          <table:table-cell table:style-name="Default" table:formula="of:=IF([.W23]=0;IF([.R23]=&quot;A&quot;;0;IF( OR([.S23]=&quot;L&quot;;[.S23]=&quot;H&quot;);2;1));IF([.R23]=&quot;F&quot;;IF(OR([.U23]=1;[.U23]=&quot;Y&quot;);3;2);IF(OR([.U23]=1;[.U23]=&quot;Y&quot;);1;0)))" office:value-type="float" office:value="0" calcext:value-type="float">
            <text:p>0</text:p>
          </table:table-cell>
          <table:table-cell table:style-name="Default" table:formula="of:=IF(OR([.S23]=1;[.S23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23];2;1)" office:value-type="string" office:string-value="B" calcext:value-type="string">
            <text:p>B</text:p>
          </table:table-cell>
          <table:table-cell table:style-name="Default" table:formula="of:=MID([.F23];3;2)" office:value-type="string" office:string-value="3" calcext:value-type="string">
            <text:p>3</text:p>
          </table:table-cell>
          <table:table-cell table:style-name="Default" table:formula="of:=2^[.AB23]" office:value-type="float" office:value="8" calcext:value-type="float">
            <text:p>8</text:p>
          </table:table-cell>
          <table:table-cell table:style-name="Default" table:formula="of:=16^MOD([.AB23];8)" office:value-type="float" office:value="4096" calcext:value-type="float">
            <text:p>409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N2_STBY</text:p>
          </table:table-cell>
          <table:table-cell office:value-type="string" calcext:value-type="string">
            <text:p>out</text:p>
          </table:table-cell>
          <table:table-cell table:style-name="ce81" table:number-columns-repeated="2"/>
          <table:table-cell table:style-name="ce167" office:value-type="string" calcext:value-type="string">
            <text:p>PB4</text:p>
          </table:table-cell>
          <table:table-cell table:style-name="ce81" office:value-type="string" calcext:value-type="string">
            <text:p>JNTRST</text:p>
          </table:table-cell>
          <table:table-cell table:style-name="Default"/>
          <table:table-cell table:style-name="ce113"/>
          <table:table-cell table:style-name="ce113" office:value-type="string" calcext:value-type="string">
            <text:p>SPI3_MISO</text:p>
          </table:table-cell>
          <table:table-cell table:style-name="ce113" table:number-columns-repeated="3"/>
          <table:table-cell table:style-name="ce113" office:value-type="string" calcext:value-type="string">
            <text:p>SPI1_MISO</text:p>
          </table:table-cell>
          <table:table-cell table:style-name="ce113" office:value-type="string" calcext:value-type="string">
            <text:p>TIM3_CH1</text:p>
          </table:table-cell>
          <table:table-cell table:style-name="ce113" table:number-columns-repeated="2"/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 table:number-columns-repeated="2"/>
          <table:table-cell/>
          <table:table-cell table:style-name="Default" table:formula="of:=IF([.C24]=&quot;out&quot;;IF([.T24]=50;3;IF([.T24]=10;1;2));0)" office:value-type="float" office:value="2" calcext:value-type="float">
            <text:p>2</text:p>
          </table:table-cell>
          <table:table-cell table:style-name="Default" table:formula="of:=IF([.W24]=0;IF([.R24]=&quot;A&quot;;0;IF( OR([.S24]=&quot;L&quot;;[.S24]=&quot;H&quot;);2;1));IF([.R24]=&quot;F&quot;;IF(OR([.U24]=1;[.U24]=&quot;Y&quot;);3;2);IF(OR([.U24]=1;[.U24]=&quot;Y&quot;);1;0)))" office:value-type="float" office:value="0" calcext:value-type="float">
            <text:p>0</text:p>
          </table:table-cell>
          <table:table-cell table:style-name="Default" table:formula="of:=IF(OR([.S24]=1;[.S24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24];2;1)" office:value-type="string" office:string-value="B" calcext:value-type="string">
            <text:p>B</text:p>
          </table:table-cell>
          <table:table-cell table:style-name="Default" table:formula="of:=MID([.F24];3;2)" office:value-type="string" office:string-value="4" calcext:value-type="string">
            <text:p>4</text:p>
          </table:table-cell>
          <table:table-cell table:style-name="Default" table:formula="of:=2^[.AB24]" office:value-type="float" office:value="16" calcext:value-type="float">
            <text:p>16</text:p>
          </table:table-cell>
          <table:table-cell table:style-name="Default" table:formula="of:=16^MOD([.AB24];8)" office:value-type="float" office:value="65536" calcext:value-type="float">
            <text:p>6553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13" office:value-type="string" calcext:value-type="string">
            <text:p>CAN2_RX</text:p>
          </table:table-cell>
          <table:table-cell office:value-type="string" calcext:value-type="string">
            <text:p>in</text:p>
          </table:table-cell>
          <table:table-cell table:style-name="ce81" office:value-type="string" calcext:value-type="string">
            <text:p>CAN</text:p>
          </table:table-cell>
          <table:table-cell table:style-name="ce81"/>
          <table:table-cell table:style-name="ce81" office:value-type="string" calcext:value-type="string">
            <text:p>PB5</text:p>
          </table:table-cell>
          <table:table-cell table:style-name="ce90" office:value-type="string" calcext:value-type="string">
            <text:p>(R)MII_PPS_OUT</text:p>
          </table:table-cell>
          <table:table-cell table:style-name="Default"/>
          <table:table-cell table:style-name="ce113" office:value-type="string" calcext:value-type="string">
            <text:p>I2C1_SMBAI</text:p>
          </table:table-cell>
          <table:table-cell table:style-name="ce113" office:value-type="string" calcext:value-type="string">
            <text:p>SPI3_MOSI</text:p>
          </table:table-cell>
          <table:table-cell table:style-name="ce113" table:number-columns-repeated="2"/>
          <table:table-cell table:style-name="ce170" office:value-type="string" calcext:value-type="string">
            <text:p>CAN2_RX</text:p>
          </table:table-cell>
          <table:table-cell table:style-name="ce113" office:value-type="string" calcext:value-type="string">
            <text:p>SPI1_MOSI</text:p>
          </table:table-cell>
          <table:table-cell table:style-name="ce113" office:value-type="string" calcext:value-type="string">
            <text:p>TIM3_CH2</text:p>
          </table:table-cell>
          <table:table-cell table:style-name="ce113" table:number-columns-repeated="2"/>
          <table:table-cell table:style-name="ce102" office:value-type="string" calcext:value-type="string">
            <text:p>F</text:p>
          </table:table-cell>
          <table:table-cell table:style-name="ce102" table:number-columns-repeated="3"/>
          <table:table-cell/>
          <table:table-cell table:style-name="Default" table:formula="of:=IF([.C25]=&quot;out&quot;;IF([.T25]=50;3;IF([.T25]=10;1;2));0)" office:value-type="float" office:value="0" calcext:value-type="float">
            <text:p>0</text:p>
          </table:table-cell>
          <table:table-cell table:style-name="Default" table:formula="of:=IF([.W25]=0;IF([.R25]=&quot;A&quot;;0;IF( OR([.S25]=&quot;L&quot;;[.S25]=&quot;H&quot;);2;1));IF([.R25]=&quot;F&quot;;IF(OR([.U25]=1;[.U25]=&quot;Y&quot;);3;2);IF(OR([.U25]=1;[.U25]=&quot;Y&quot;);1;0)))" office:value-type="float" office:value="1" calcext:value-type="float">
            <text:p>1</text:p>
          </table:table-cell>
          <table:table-cell table:style-name="Default" table:formula="of:=IF(OR([.S25]=1;[.S25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25];2;1)" office:value-type="string" office:string-value="B" calcext:value-type="string">
            <text:p>B</text:p>
          </table:table-cell>
          <table:table-cell table:style-name="Default" table:formula="of:=MID([.F25];3;2)" office:value-type="string" office:string-value="5" calcext:value-type="string">
            <text:p>5</text:p>
          </table:table-cell>
          <table:table-cell table:style-name="Default" table:formula="of:=2^[.AB25]" office:value-type="float" office:value="32" calcext:value-type="float">
            <text:p>32</text:p>
          </table:table-cell>
          <table:table-cell table:style-name="Default" table:formula="of:=16^MOD([.AB25];8)" office:value-type="float" office:value="1048576" calcext:value-type="float">
            <text:p>104857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13" office:value-type="string" calcext:value-type="string">
            <text:p>CAN2_TX</text:p>
          </table:table-cell>
          <table:table-cell office:value-type="string" calcext:value-type="string">
            <text:p>out</text:p>
          </table:table-cell>
          <table:table-cell table:style-name="ce81" office:value-type="string" calcext:value-type="string">
            <text:p>CAN</text:p>
          </table:table-cell>
          <table:table-cell table:style-name="ce81"/>
          <table:table-cell table:style-name="ce81" office:value-type="string" calcext:value-type="string">
            <text:p>PB6</text:p>
          </table:table-cell>
          <table:table-cell table:style-name="ce81"/>
          <table:table-cell table:style-name="ce113" office:value-type="string" calcext:value-type="string">
            <text:p>TIM4_CH1</text:p>
          </table:table-cell>
          <table:table-cell table:style-name="ce113" office:value-type="string" calcext:value-type="string">
            <text:p>I2C1_SCL</text:p>
          </table:table-cell>
          <table:table-cell table:style-name="ce113" table:number-columns-repeated="2"/>
          <table:table-cell table:style-name="Default"/>
          <table:table-cell table:style-name="ce170" office:value-type="string" calcext:value-type="string">
            <text:p>CAN2_TX</text:p>
          </table:table-cell>
          <table:table-cell table:style-name="ce113"/>
          <table:table-cell table:style-name="ce113" office:value-type="string" calcext:value-type="string">
            <text:p>USART1_TX</text:p>
          </table:table-cell>
          <table:table-cell table:style-name="ce113" table:number-columns-repeated="2"/>
          <table:table-cell table:style-name="ce102" office:value-type="string" calcext:value-type="string">
            <text:p>F</text:p>
          </table:table-cell>
          <table:table-cell table:style-name="ce102" table:number-columns-repeated="3"/>
          <table:table-cell/>
          <table:table-cell table:style-name="Default" table:formula="of:=IF([.C26]=&quot;out&quot;;IF([.T26]=50;3;IF([.T26]=10;1;2));0)" office:value-type="float" office:value="2" calcext:value-type="float">
            <text:p>2</text:p>
          </table:table-cell>
          <table:table-cell table:style-name="Default" table:formula="of:=IF([.W26]=0;IF([.R26]=&quot;A&quot;;0;IF( OR([.S26]=&quot;L&quot;;[.S26]=&quot;H&quot;);2;1));IF([.R26]=&quot;F&quot;;IF(OR([.U26]=1;[.U26]=&quot;Y&quot;);3;2);IF(OR([.U26]=1;[.U26]=&quot;Y&quot;);1;0)))" office:value-type="float" office:value="2" calcext:value-type="float">
            <text:p>2</text:p>
          </table:table-cell>
          <table:table-cell table:style-name="Default" table:formula="of:=IF(OR([.S26]=1;[.S26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26];2;1)" office:value-type="string" office:string-value="B" calcext:value-type="string">
            <text:p>B</text:p>
          </table:table-cell>
          <table:table-cell table:style-name="Default" table:formula="of:=MID([.F26];3;2)" office:value-type="string" office:string-value="6" calcext:value-type="string">
            <text:p>6</text:p>
          </table:table-cell>
          <table:table-cell table:style-name="Default" table:formula="of:=2^[.AB26]" office:value-type="float" office:value="64" calcext:value-type="float">
            <text:p>64</text:p>
          </table:table-cell>
          <table:table-cell table:style-name="Default" table:formula="of:=16^MOD([.AB26];8)" office:value-type="float" office:value="16777216" calcext:value-type="float">
            <text:p>1677721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KENN</text:p>
          </table:table-cell>
          <table:table-cell office:value-type="string" calcext:value-type="string">
            <text:p>out</text:p>
          </table:table-cell>
          <table:table-cell table:style-name="ce81" table:number-columns-repeated="2"/>
          <table:table-cell table:style-name="ce167" office:value-type="string" calcext:value-type="string">
            <text:p>PB7</text:p>
          </table:table-cell>
          <table:table-cell table:style-name="ce81"/>
          <table:table-cell table:style-name="ce113" office:value-type="string" calcext:value-type="string">
            <text:p>TIM4_CH2</text:p>
          </table:table-cell>
          <table:table-cell table:style-name="ce113" office:value-type="string" calcext:value-type="string">
            <text:p>I2C1_SDA</text:p>
          </table:table-cell>
          <table:table-cell table:style-name="ce113" table:number-columns-repeated="2"/>
          <table:table-cell table:style-name="Default"/>
          <table:table-cell table:style-name="ce113" table:number-columns-repeated="2"/>
          <table:table-cell table:style-name="ce116" office:value-type="string" calcext:value-type="string">
            <text:p>USART1_RX</text:p>
          </table:table-cell>
          <table:table-cell table:style-name="ce113" table:number-columns-repeated="2"/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table:number-columns-repeated="2"/>
          <table:table-cell/>
          <table:table-cell table:style-name="Default" table:formula="of:=IF([.C27]=&quot;out&quot;;IF([.T27]=50;3;IF([.T27]=10;1;2));0)" office:value-type="float" office:value="2" calcext:value-type="float">
            <text:p>2</text:p>
          </table:table-cell>
          <table:table-cell table:style-name="Default" table:formula="of:=IF([.W27]=0;IF([.R27]=&quot;A&quot;;0;IF( OR([.S27]=&quot;L&quot;;[.S27]=&quot;H&quot;);2;1));IF([.R27]=&quot;F&quot;;IF(OR([.U27]=1;[.U27]=&quot;Y&quot;);3;2);IF(OR([.U27]=1;[.U27]=&quot;Y&quot;);1;0)))" office:value-type="float" office:value="0" calcext:value-type="float">
            <text:p>0</text:p>
          </table:table-cell>
          <table:table-cell table:style-name="Default" table:formula="of:=IF(OR([.S27]=1;[.S27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27];2;1)" office:value-type="string" office:string-value="B" calcext:value-type="string">
            <text:p>B</text:p>
          </table:table-cell>
          <table:table-cell table:style-name="Default" table:formula="of:=MID([.F27];3;2)" office:value-type="string" office:string-value="7" calcext:value-type="string">
            <text:p>7</text:p>
          </table:table-cell>
          <table:table-cell table:style-name="Default" table:formula="of:=2^[.AB27]" office:value-type="float" office:value="128" calcext:value-type="float">
            <text:p>128</text:p>
          </table:table-cell>
          <table:table-cell table:style-name="Default" table:formula="of:=16^MOD([.AB27];8)" office:value-type="float" office:value="268435456" calcext:value-type="float">
            <text:p>26843545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13" office:value-type="string" calcext:value-type="string">
            <text:p>CAN1_RX</text:p>
          </table:table-cell>
          <table:table-cell office:value-type="string" calcext:value-type="string">
            <text:p>in</text:p>
          </table:table-cell>
          <table:table-cell table:style-name="ce81" office:value-type="string" calcext:value-type="string">
            <text:p>CAN</text:p>
          </table:table-cell>
          <table:table-cell table:style-name="ce81"/>
          <table:table-cell table:style-name="ce81" office:value-type="string" calcext:value-type="string">
            <text:p>PB8</text:p>
          </table:table-cell>
          <table:table-cell table:style-name="ce81" office:value-type="string" calcext:value-type="string">
            <text:p>MII_TXD3</text:p>
          </table:table-cell>
          <table:table-cell table:style-name="ce113" office:value-type="string" calcext:value-type="string">
            <text:p>TIM4_CH3</text:p>
          </table:table-cell>
          <table:table-cell table:style-name="ce113" table:number-columns-repeated="3"/>
          <table:table-cell table:style-name="Default"/>
          <table:table-cell table:style-name="ce170" office:value-type="string" calcext:value-type="string">
            <text:p>CAN1_RX</text:p>
          </table:table-cell>
          <table:table-cell table:style-name="ce113" office:value-type="string" calcext:value-type="string">
            <text:p>I2C1_SCL</text:p>
          </table:table-cell>
          <table:table-cell table:style-name="ce113" table:number-columns-repeated="3"/>
          <table:table-cell table:style-name="ce102" office:value-type="string" calcext:value-type="string">
            <text:p>F</text:p>
          </table:table-cell>
          <table:table-cell table:style-name="ce102" table:number-columns-repeated="3"/>
          <table:table-cell/>
          <table:table-cell table:style-name="Default" table:formula="of:=IF([.C28]=&quot;out&quot;;IF([.T28]=50;3;IF([.T28]=10;1;2));0)" office:value-type="float" office:value="0" calcext:value-type="float">
            <text:p>0</text:p>
          </table:table-cell>
          <table:table-cell table:style-name="Default" table:formula="of:=IF([.W28]=0;IF([.R28]=&quot;A&quot;;0;IF( OR([.S28]=&quot;L&quot;;[.S28]=&quot;H&quot;);2;1));IF([.R28]=&quot;F&quot;;IF(OR([.U28]=1;[.U28]=&quot;Y&quot;);3;2);IF(OR([.U28]=1;[.U28]=&quot;Y&quot;);1;0)))" office:value-type="float" office:value="1" calcext:value-type="float">
            <text:p>1</text:p>
          </table:table-cell>
          <table:table-cell table:style-name="Default" table:formula="of:=IF(OR([.S28]=1;[.S28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28];2;1)" office:value-type="string" office:string-value="B" calcext:value-type="string">
            <text:p>B</text:p>
          </table:table-cell>
          <table:table-cell table:style-name="Default" table:formula="of:=MID([.F28];3;2)" office:value-type="string" office:string-value="8" calcext:value-type="string">
            <text:p>8</text:p>
          </table:table-cell>
          <table:table-cell table:style-name="Default" table:formula="of:=2^[.AB28]" office:value-type="float" office:value="256" calcext:value-type="float">
            <text:p>256</text:p>
          </table:table-cell>
          <table:table-cell table:style-name="Default" table:formula="of:=16^MOD([.AB28];8)" office:value-type="float" office:value="1" calcext:value-type="float">
            <text:p>1</text:p>
          </table:table-cell>
          <table:table-cell table:style-name="Default" table:formula="of:=BASE(SUMPRODUCT([.W28:.W35];[.AD28:.AD35])+4*SUMPRODUCT([.X28:.X35];[.AD28:.AD35]);16;8)" office:value-type="string" office:string-value="222282A4" calcext:value-type="string">
            <text:p>222282A4</text:p>
          </table:table-cell>
          <table:table-cell table:number-columns-repeated="99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13" office:value-type="string" calcext:value-type="string">
            <text:p>CAN1_TX</text:p>
          </table:table-cell>
          <table:table-cell office:value-type="string" calcext:value-type="string">
            <text:p>out</text:p>
          </table:table-cell>
          <table:table-cell table:style-name="ce81" office:value-type="string" calcext:value-type="string">
            <text:p>CAN</text:p>
          </table:table-cell>
          <table:table-cell table:style-name="ce81"/>
          <table:table-cell table:style-name="ce81" office:value-type="string" calcext:value-type="string">
            <text:p>PB9</text:p>
          </table:table-cell>
          <table:table-cell table:style-name="ce81"/>
          <table:table-cell table:style-name="ce113" office:value-type="string" calcext:value-type="string">
            <text:p>TIM4_CH4</text:p>
          </table:table-cell>
          <table:table-cell table:style-name="ce113" table:number-columns-repeated="3"/>
          <table:table-cell table:style-name="Default"/>
          <table:table-cell table:style-name="ce170" office:value-type="string" calcext:value-type="string">
            <text:p>CAN1_TX</text:p>
          </table:table-cell>
          <table:table-cell table:style-name="ce113" office:value-type="string" calcext:value-type="string">
            <text:p>I2C1_SDA</text:p>
          </table:table-cell>
          <table:table-cell table:style-name="ce113" table:number-columns-repeated="3"/>
          <table:table-cell table:style-name="ce102" office:value-type="string" calcext:value-type="string">
            <text:p>F</text:p>
          </table:table-cell>
          <table:table-cell table:style-name="ce102" table:number-columns-repeated="3"/>
          <table:table-cell/>
          <table:table-cell table:style-name="Default" table:formula="of:=IF([.C29]=&quot;out&quot;;IF([.T29]=50;3;IF([.T29]=10;1;2));0)" office:value-type="float" office:value="2" calcext:value-type="float">
            <text:p>2</text:p>
          </table:table-cell>
          <table:table-cell table:style-name="Default" table:formula="of:=IF([.W29]=0;IF([.R29]=&quot;A&quot;;0;IF( OR([.S29]=&quot;L&quot;;[.S29]=&quot;H&quot;);2;1));IF([.R29]=&quot;F&quot;;IF(OR([.U29]=1;[.U29]=&quot;Y&quot;);3;2);IF(OR([.U29]=1;[.U29]=&quot;Y&quot;);1;0)))" office:value-type="float" office:value="2" calcext:value-type="float">
            <text:p>2</text:p>
          </table:table-cell>
          <table:table-cell table:style-name="Default" table:formula="of:=IF(OR([.S29]=1;[.S29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29];2;1)" office:value-type="string" office:string-value="B" calcext:value-type="string">
            <text:p>B</text:p>
          </table:table-cell>
          <table:table-cell table:style-name="Default" table:formula="of:=MID([.F29];3;2)" office:value-type="string" office:string-value="9" calcext:value-type="string">
            <text:p>9</text:p>
          </table:table-cell>
          <table:table-cell table:style-name="Default" table:formula="of:=2^[.AB29]" office:value-type="float" office:value="512" calcext:value-type="float">
            <text:p>512</text:p>
          </table:table-cell>
          <table:table-cell table:style-name="Default" table:formula="of:=16^MOD([.AB29];8)" office:value-type="float" office:value="16" calcext:value-type="float">
            <text:p>1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W3_OFF</text:p>
          </table:table-cell>
          <table:table-cell office:value-type="string" calcext:value-type="string">
            <text:p>out</text:p>
          </table:table-cell>
          <table:table-cell table:style-name="ce81" table:number-columns-repeated="2"/>
          <table:table-cell table:style-name="ce167" office:value-type="string" calcext:value-type="string">
            <text:p>PB10</text:p>
          </table:table-cell>
          <table:table-cell table:style-name="ce81" office:value-type="string" calcext:value-type="string">
            <text:p>MII_RX_ER</text:p>
          </table:table-cell>
          <table:table-cell table:style-name="ce113"/>
          <table:table-cell table:style-name="ce113" office:value-type="string" calcext:value-type="string">
            <text:p>USART3_TX</text:p>
          </table:table-cell>
          <table:table-cell table:style-name="ce116"/>
          <table:table-cell table:style-name="ce113" office:value-type="string" calcext:value-type="string">
            <text:p>I2C2_SCL</text:p>
          </table:table-cell>
          <table:table-cell table:style-name="ce113" table:number-columns-repeated="2"/>
          <table:table-cell table:style-name="ce116"/>
          <table:table-cell table:style-name="ce113" office:value-type="string" calcext:value-type="string">
            <text:p>TIM2_CH3</text:p>
          </table:table-cell>
          <table:table-cell table:style-name="ce113" table:number-columns-repeated="2"/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 table:number-columns-repeated="2"/>
          <table:table-cell/>
          <table:table-cell table:style-name="Default" table:formula="of:=IF([.C30]=&quot;out&quot;;IF([.T30]=50;3;IF([.T30]=10;1;2));0)" office:value-type="float" office:value="2" calcext:value-type="float">
            <text:p>2</text:p>
          </table:table-cell>
          <table:table-cell table:style-name="Default" table:formula="of:=IF([.W30]=0;IF([.R30]=&quot;A&quot;;0;IF( OR([.S30]=&quot;L&quot;;[.S30]=&quot;H&quot;);2;1));IF([.R30]=&quot;F&quot;;IF(OR([.U30]=1;[.U30]=&quot;Y&quot;);3;2);IF(OR([.U30]=1;[.U30]=&quot;Y&quot;);1;0)))" office:value-type="float" office:value="0" calcext:value-type="float">
            <text:p>0</text:p>
          </table:table-cell>
          <table:table-cell table:style-name="Default" table:formula="of:=IF(OR([.S30]=1;[.S30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30];2;1)" office:value-type="string" office:string-value="B" calcext:value-type="string">
            <text:p>B</text:p>
          </table:table-cell>
          <table:table-cell table:style-name="Default" table:formula="of:=MID([.F30];3;2)" office:value-type="string" office:string-value="10" calcext:value-type="string">
            <text:p>10</text:p>
          </table:table-cell>
          <table:table-cell table:style-name="Default" table:formula="of:=2^[.AB30]" office:value-type="float" office:value="1024" calcext:value-type="float">
            <text:p>1024</text:p>
          </table:table-cell>
          <table:table-cell table:style-name="Default" table:formula="of:=16^MOD([.AB30];8)" office:value-type="float" office:value="256" calcext:value-type="float">
            <text:p>25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_UART</text:p>
          </table:table-cell>
          <table:table-cell office:value-type="string" calcext:value-type="string">
            <text:p>in</text:p>
          </table:table-cell>
          <table:table-cell table:style-name="ce81" table:number-columns-repeated="2"/>
          <table:table-cell table:style-name="ce81" office:value-type="string" calcext:value-type="string">
            <text:p>PB11</text:p>
          </table:table-cell>
          <table:table-cell table:style-name="ce81" office:value-type="string" calcext:value-type="string">
            <text:p>(R)MII_TX_EN</text:p>
          </table:table-cell>
          <table:table-cell table:style-name="ce113"/>
          <table:table-cell table:style-name="ce170" office:value-type="string" calcext:value-type="string">
            <text:p>USART3_RX</text:p>
          </table:table-cell>
          <table:table-cell table:style-name="ce116"/>
          <table:table-cell table:style-name="ce113" office:value-type="string" calcext:value-type="string">
            <text:p>I2C2_SDA</text:p>
          </table:table-cell>
          <table:table-cell table:style-name="ce113" table:number-columns-repeated="2"/>
          <table:table-cell table:style-name="ce116"/>
          <table:table-cell table:style-name="ce113" office:value-type="string" calcext:value-type="string">
            <text:p>TIM2_CH4</text:p>
          </table:table-cell>
          <table:table-cell table:style-name="ce113" table:number-columns-repeated="2"/>
          <table:table-cell table:style-name="ce102" office:value-type="string" calcext:value-type="string">
            <text:p>F</text:p>
          </table:table-cell>
          <table:table-cell table:style-name="ce102" office:value-type="string" calcext:value-type="string">
            <text:p>H</text:p>
          </table:table-cell>
          <table:table-cell table:style-name="ce102" table:number-columns-repeated="2"/>
          <table:table-cell/>
          <table:table-cell table:style-name="Default" table:formula="of:=IF([.C31]=&quot;out&quot;;IF([.T31]=50;3;IF([.T31]=10;1;2));0)" office:value-type="float" office:value="0" calcext:value-type="float">
            <text:p>0</text:p>
          </table:table-cell>
          <table:table-cell table:style-name="Default" table:formula="of:=IF([.W31]=0;IF([.R31]=&quot;A&quot;;0;IF( OR([.S31]=&quot;L&quot;;[.S31]=&quot;H&quot;);2;1));IF([.R31]=&quot;F&quot;;IF(OR([.U31]=1;[.U31]=&quot;Y&quot;);3;2);IF(OR([.U31]=1;[.U31]=&quot;Y&quot;);1;0)))" office:value-type="float" office:value="2" calcext:value-type="float">
            <text:p>2</text:p>
          </table:table-cell>
          <table:table-cell table:style-name="Default" table:formula="of:=IF(OR([.S31]=1;[.S31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31];2;1)" office:value-type="string" office:string-value="B" calcext:value-type="string">
            <text:p>B</text:p>
          </table:table-cell>
          <table:table-cell table:style-name="Default" table:formula="of:=MID([.F31];3;2)" office:value-type="string" office:string-value="11" calcext:value-type="string">
            <text:p>11</text:p>
          </table:table-cell>
          <table:table-cell table:style-name="Default" table:formula="of:=2^[.AB31]" office:value-type="float" office:value="2048" calcext:value-type="float">
            <text:p>2048</text:p>
          </table:table-cell>
          <table:table-cell table:style-name="Default" table:formula="of:=16^MOD([.AB31];8)" office:value-type="float" office:value="4096" calcext:value-type="float">
            <text:p>409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out</text:p>
          </table:table-cell>
          <table:table-cell table:style-name="ce81" table:number-columns-repeated="2"/>
          <table:table-cell table:style-name="ce167" office:value-type="string" calcext:value-type="string">
            <text:p>PB12</text:p>
          </table:table-cell>
          <table:table-cell table:style-name="ce81" office:value-type="string" calcext:value-type="string">
            <text:p>(R)MII_TXD0</text:p>
          </table:table-cell>
          <table:table-cell table:style-name="ce116" office:value-type="string" calcext:value-type="string">
            <text:p>SPI2_NSS</text:p>
          </table:table-cell>
          <table:table-cell table:style-name="ce113" office:value-type="string" calcext:value-type="string">
            <text:p>USART3_CK</text:p>
          </table:table-cell>
          <table:table-cell table:style-name="ce113" office:value-type="string" calcext:value-type="string">
            <text:p>CAN2_RX</text:p>
          </table:table-cell>
          <table:table-cell table:style-name="ce113" office:value-type="string" calcext:value-type="string">
            <text:p>I2C2_SMBA</text:p>
          </table:table-cell>
          <table:table-cell table:style-name="ce113" office:value-type="string" calcext:value-type="string">
            <text:p>TIM1_BKIN</text:p>
          </table:table-cell>
          <table:table-cell table:style-name="Default"/>
          <table:table-cell table:style-name="ce113" table:number-columns-repeated="4"/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table:number-columns-repeated="2"/>
          <table:table-cell/>
          <table:table-cell table:style-name="Default" table:formula="of:=IF([.C32]=&quot;out&quot;;IF([.T32]=50;3;IF([.T32]=10;1;2));0)" office:value-type="float" office:value="2" calcext:value-type="float">
            <text:p>2</text:p>
          </table:table-cell>
          <table:table-cell table:style-name="Default" table:formula="of:=IF([.W32]=0;IF([.R32]=&quot;A&quot;;0;IF( OR([.S32]=&quot;L&quot;;[.S32]=&quot;H&quot;);2;1));IF([.R32]=&quot;F&quot;;IF(OR([.U32]=1;[.U32]=&quot;Y&quot;);3;2);IF(OR([.U32]=1;[.U32]=&quot;Y&quot;);1;0)))" office:value-type="float" office:value="0" calcext:value-type="float">
            <text:p>0</text:p>
          </table:table-cell>
          <table:table-cell table:style-name="Default" table:formula="of:=IF(OR([.S32]=1;[.S32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32];2;1)" office:value-type="string" office:string-value="B" calcext:value-type="string">
            <text:p>B</text:p>
          </table:table-cell>
          <table:table-cell table:style-name="Default" table:formula="of:=MID([.F32];3;2)" office:value-type="string" office:string-value="12" calcext:value-type="string">
            <text:p>12</text:p>
          </table:table-cell>
          <table:table-cell table:style-name="Default" table:formula="of:=2^[.AB32]" office:value-type="float" office:value="4096" calcext:value-type="float">
            <text:p>4096</text:p>
          </table:table-cell>
          <table:table-cell table:style-name="Default" table:formula="of:=16^MOD([.AB32];8)" office:value-type="float" office:value="65536" calcext:value-type="float">
            <text:p>6553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PDOUT</text:p>
          </table:table-cell>
          <table:table-cell office:value-type="string" calcext:value-type="string">
            <text:p>out</text:p>
          </table:table-cell>
          <table:table-cell table:style-name="ce81" table:number-columns-repeated="2"/>
          <table:table-cell table:style-name="ce167" office:value-type="string" calcext:value-type="string">
            <text:p>PB13</text:p>
          </table:table-cell>
          <table:table-cell table:style-name="ce81" office:value-type="string" calcext:value-type="string">
            <text:p>(R)MII_TXD1</text:p>
          </table:table-cell>
          <table:table-cell table:style-name="ce113" office:value-type="string" calcext:value-type="string">
            <text:p>SPI2_SCK</text:p>
          </table:table-cell>
          <table:table-cell table:style-name="ce113" office:value-type="string" calcext:value-type="string">
            <text:p>USART3_CTS</text:p>
          </table:table-cell>
          <table:table-cell table:style-name="ce113" office:value-type="string" calcext:value-type="string">
            <text:p>CAN2_TX</text:p>
          </table:table-cell>
          <table:table-cell table:style-name="ce113"/>
          <table:table-cell table:style-name="ce113" office:value-type="string" calcext:value-type="string">
            <text:p>TIM1_CH1N</text:p>
          </table:table-cell>
          <table:table-cell table:style-name="Default"/>
          <table:table-cell table:style-name="ce113" table:number-columns-repeated="4"/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table:number-columns-repeated="2"/>
          <table:table-cell/>
          <table:table-cell table:style-name="Default" table:formula="of:=IF([.C33]=&quot;out&quot;;IF([.T33]=50;3;IF([.T33]=10;1;2));0)" office:value-type="float" office:value="2" calcext:value-type="float">
            <text:p>2</text:p>
          </table:table-cell>
          <table:table-cell table:style-name="Default" table:formula="of:=IF([.W33]=0;IF([.R33]=&quot;A&quot;;0;IF( OR([.S33]=&quot;L&quot;;[.S33]=&quot;H&quot;);2;1));IF([.R33]=&quot;F&quot;;IF(OR([.U33]=1;[.U33]=&quot;Y&quot;);3;2);IF(OR([.U33]=1;[.U33]=&quot;Y&quot;);1;0)))" office:value-type="float" office:value="0" calcext:value-type="float">
            <text:p>0</text:p>
          </table:table-cell>
          <table:table-cell table:style-name="Default" table:formula="of:=IF(OR([.S33]=1;[.S33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33];2;1)" office:value-type="string" office:string-value="B" calcext:value-type="string">
            <text:p>B</text:p>
          </table:table-cell>
          <table:table-cell table:style-name="Default" table:formula="of:=MID([.F33];3;2)" office:value-type="string" office:string-value="13" calcext:value-type="string">
            <text:p>13</text:p>
          </table:table-cell>
          <table:table-cell table:style-name="Default" table:formula="of:=2^[.AB33]" office:value-type="float" office:value="8192" calcext:value-type="float">
            <text:p>8192</text:p>
          </table:table-cell>
          <table:table-cell table:style-name="Default" table:formula="of:=16^MOD([.AB33];8)" office:value-type="float" office:value="1048576" calcext:value-type="float">
            <text:p>104857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out</text:p>
          </table:table-cell>
          <table:table-cell table:style-name="ce81" table:number-columns-repeated="2"/>
          <table:table-cell table:style-name="ce167" office:value-type="string" calcext:value-type="string">
            <text:p>PB14</text:p>
          </table:table-cell>
          <table:table-cell table:style-name="ce81"/>
          <table:table-cell table:style-name="ce81" office:value-type="string" calcext:value-type="string">
            <text:p>SPI2_MISO</text:p>
          </table:table-cell>
          <table:table-cell table:style-name="ce81" office:value-type="string" calcext:value-type="string">
            <text:p>USART3_RTS</text:p>
          </table:table-cell>
          <table:table-cell table:style-name="Default"/>
          <table:table-cell table:style-name="ce81"/>
          <table:table-cell table:style-name="ce81" office:value-type="string" calcext:value-type="string">
            <text:p>TIM1_CH2N</text:p>
          </table:table-cell>
          <table:table-cell table:style-name="Default"/>
          <table:table-cell table:style-name="ce113" table:number-columns-repeated="4"/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 table:number-columns-repeated="2"/>
          <table:table-cell/>
          <table:table-cell table:style-name="Default" table:formula="of:=IF([.C34]=&quot;out&quot;;IF([.T34]=50;3;IF([.T34]=10;1;2));0)" office:value-type="float" office:value="2" calcext:value-type="float">
            <text:p>2</text:p>
          </table:table-cell>
          <table:table-cell table:style-name="Default" table:formula="of:=IF([.W34]=0;IF([.R34]=&quot;A&quot;;0;IF( OR([.S34]=&quot;L&quot;;[.S34]=&quot;H&quot;);2;1));IF([.R34]=&quot;F&quot;;IF(OR([.U34]=1;[.U34]=&quot;Y&quot;);3;2);IF(OR([.U34]=1;[.U34]=&quot;Y&quot;);1;0)))" office:value-type="float" office:value="0" calcext:value-type="float">
            <text:p>0</text:p>
          </table:table-cell>
          <table:table-cell table:style-name="Default" table:formula="of:=IF(OR([.S34]=1;[.S34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34];2;1)" office:value-type="string" office:string-value="B" calcext:value-type="string">
            <text:p>B</text:p>
          </table:table-cell>
          <table:table-cell table:style-name="Default" table:formula="of:=MID([.F34];3;2)" office:value-type="string" office:string-value="14" calcext:value-type="string">
            <text:p>14</text:p>
          </table:table-cell>
          <table:table-cell table:style-name="Default" table:formula="of:=2^[.AB34]" office:value-type="float" office:value="16384" calcext:value-type="float">
            <text:p>16384</text:p>
          </table:table-cell>
          <table:table-cell table:style-name="Default" table:formula="of:=16^MOD([.AB34];8)" office:value-type="float" office:value="16777216" calcext:value-type="float">
            <text:p>1677721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out</text:p>
          </table:table-cell>
          <table:table-cell table:style-name="ce81" table:number-columns-repeated="2"/>
          <table:table-cell table:style-name="ce167" office:value-type="string" calcext:value-type="string">
            <text:p>PB15</text:p>
          </table:table-cell>
          <table:table-cell table:style-name="ce81"/>
          <table:table-cell table:style-name="ce81" office:value-type="string" calcext:value-type="string">
            <text:p>SPI2_MOSI</text:p>
          </table:table-cell>
          <table:table-cell table:style-name="ce81"/>
          <table:table-cell table:style-name="Default"/>
          <table:table-cell table:style-name="ce81"/>
          <table:table-cell table:style-name="ce81" office:value-type="string" calcext:value-type="string">
            <text:p>TIM1_CH3N</text:p>
          </table:table-cell>
          <table:table-cell table:style-name="Default"/>
          <table:table-cell table:style-name="ce113" table:number-columns-repeated="4"/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 table:number-columns-repeated="2"/>
          <table:table-cell/>
          <table:table-cell table:style-name="Default" table:formula="of:=IF([.C35]=&quot;out&quot;;IF([.T35]=50;3;IF([.T35]=10;1;2));0)" office:value-type="float" office:value="2" calcext:value-type="float">
            <text:p>2</text:p>
          </table:table-cell>
          <table:table-cell table:style-name="Default" table:formula="of:=IF([.W35]=0;IF([.R35]=&quot;A&quot;;0;IF( OR([.S35]=&quot;L&quot;;[.S35]=&quot;H&quot;);2;1));IF([.R35]=&quot;F&quot;;IF(OR([.U35]=1;[.U35]=&quot;Y&quot;);3;2);IF(OR([.U35]=1;[.U35]=&quot;Y&quot;);1;0)))" office:value-type="float" office:value="0" calcext:value-type="float">
            <text:p>0</text:p>
          </table:table-cell>
          <table:table-cell table:style-name="Default" table:formula="of:=IF(OR([.S35]=1;[.S35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35];2;1)" office:value-type="string" office:string-value="B" calcext:value-type="string">
            <text:p>B</text:p>
          </table:table-cell>
          <table:table-cell table:style-name="Default" table:formula="of:=MID([.F35];3;2)" office:value-type="string" office:string-value="15" calcext:value-type="string">
            <text:p>15</text:p>
          </table:table-cell>
          <table:table-cell table:style-name="Default" table:formula="of:=2^[.AB35]" office:value-type="float" office:value="32768" calcext:value-type="float">
            <text:p>32768</text:p>
          </table:table-cell>
          <table:table-cell table:style-name="Default" table:formula="of:=16^MOD([.AB35];8)" office:value-type="float" office:value="268435456" calcext:value-type="float">
            <text:p>26843545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DC_BAT_TEMP</text:p>
          </table:table-cell>
          <table:table-cell office:value-type="string" calcext:value-type="string">
            <text:p>in</text:p>
          </table:table-cell>
          <table:table-cell table:style-name="ce81" office:value-type="string" calcext:value-type="string">
            <text:p>ADC</text:p>
          </table:table-cell>
          <table:table-cell table:style-name="ce81"/>
          <table:table-cell table:style-name="ce81" office:value-type="string" calcext:value-type="string">
            <text:p>PC0</text:p>
          </table:table-cell>
          <table:table-cell table:style-name="ce90"/>
          <table:table-cell table:style-name="ce81" table:number-columns-repeated="5"/>
          <table:table-cell table:style-name="ce113" table:number-columns-repeated="3"/>
          <table:table-cell table:style-name="ce170" office:value-type="string" calcext:value-type="string">
            <text:p>ADC_IN10</text:p>
          </table:table-cell>
          <table:table-cell table:style-name="ce113"/>
          <table:table-cell table:style-name="ce102" office:value-type="string" calcext:value-type="string">
            <text:p>A</text:p>
          </table:table-cell>
          <table:table-cell table:style-name="ce102" table:number-columns-repeated="3"/>
          <table:table-cell/>
          <table:table-cell table:style-name="Default" table:formula="of:=IF([.C36]=&quot;out&quot;;IF([.T36]=50;3;IF([.T36]=10;1;2));0)" office:value-type="float" office:value="0" calcext:value-type="float">
            <text:p>0</text:p>
          </table:table-cell>
          <table:table-cell table:style-name="Default" table:formula="of:=IF([.W36]=0;IF([.R36]=&quot;A&quot;;0;IF( OR([.S36]=&quot;L&quot;;[.S36]=&quot;H&quot;);2;1));IF([.R36]=&quot;F&quot;;IF(OR([.U36]=1;[.U36]=&quot;Y&quot;);3;2);IF(OR([.U36]=1;[.U36]=&quot;Y&quot;);1;0)))" office:value-type="float" office:value="0" calcext:value-type="float">
            <text:p>0</text:p>
          </table:table-cell>
          <table:table-cell table:style-name="Default" table:formula="of:=IF(OR([.S36]=1;[.S36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36];2;1)" office:value-type="string" office:string-value="C" calcext:value-type="string">
            <text:p>C</text:p>
          </table:table-cell>
          <table:table-cell table:style-name="Default" table:formula="of:=MID([.F36];3;2)" office:value-type="string" office:string-value="0" calcext:value-type="string">
            <text:p>0</text:p>
          </table:table-cell>
          <table:table-cell table:style-name="Default" table:formula="of:=2^[.AB36]" office:value-type="float" office:value="1" calcext:value-type="float">
            <text:p>1</text:p>
          </table:table-cell>
          <table:table-cell table:style-name="Default" table:formula="of:=16^MOD([.AB36];8)" office:value-type="float" office:value="1" calcext:value-type="float">
            <text:p>1</text:p>
          </table:table-cell>
          <table:table-cell table:style-name="Default" table:formula="of:=BASE(SUMPRODUCT([.W36:.W43];[.AD36:.AD43])+4*SUMPRODUCT([.X36:.X43];[.AD36:.AD43]);16;8)" office:value-type="string" office:string-value="BB000220" calcext:value-type="string">
            <text:p>BB000220</text:p>
          </table:table-cell>
          <table:table-cell table:formula="of:=BASE(SUMPRODUCT([.Y36:.Y51];[.AC36:.AC51]);16;8)" office:value-type="string" office:string-value="0000C306" calcext:value-type="string">
            <text:p>0000C306</text:p>
          </table:table-cell>
          <table:table-cell table:number-columns-repeated="99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4_OFF</text:p>
          </table:table-cell>
          <table:table-cell office:value-type="string" calcext:value-type="string">
            <text:p>out</text:p>
          </table:table-cell>
          <table:table-cell table:style-name="ce81" table:number-columns-repeated="2"/>
          <table:table-cell table:style-name="ce167" office:value-type="string" calcext:value-type="string">
            <text:p>PC1</text:p>
          </table:table-cell>
          <table:table-cell table:style-name="ce81" office:value-type="string" calcext:value-type="string">
            <text:p>(R)MII_MDC</text:p>
          </table:table-cell>
          <table:table-cell table:style-name="ce114" table:number-columns-repeated="5"/>
          <table:table-cell table:style-name="ce113" table:number-columns-repeated="3"/>
          <table:table-cell table:style-name="ce113" office:value-type="string" calcext:value-type="string">
            <text:p>ADC_IN11</text:p>
          </table:table-cell>
          <table:table-cell table:style-name="ce113"/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 table:number-columns-repeated="2"/>
          <table:table-cell/>
          <table:table-cell table:style-name="Default" table:formula="of:=IF([.C37]=&quot;out&quot;;IF([.T37]=50;3;IF([.T37]=10;1;2));0)" office:value-type="float" office:value="2" calcext:value-type="float">
            <text:p>2</text:p>
          </table:table-cell>
          <table:table-cell table:style-name="Default" table:formula="of:=IF([.W37]=0;IF([.R37]=&quot;A&quot;;0;IF( OR([.S37]=&quot;L&quot;;[.S37]=&quot;H&quot;);2;1));IF([.R37]=&quot;F&quot;;IF(OR([.U37]=1;[.U37]=&quot;Y&quot;);3;2);IF(OR([.U37]=1;[.U37]=&quot;Y&quot;);1;0)))" office:value-type="float" office:value="0" calcext:value-type="float">
            <text:p>0</text:p>
          </table:table-cell>
          <table:table-cell table:style-name="Default" table:formula="of:=IF(OR([.S37]=1;[.S37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37];2;1)" office:value-type="string" office:string-value="C" calcext:value-type="string">
            <text:p>C</text:p>
          </table:table-cell>
          <table:table-cell table:style-name="Default" table:formula="of:=MID([.F37];3;2)" office:value-type="string" office:string-value="1" calcext:value-type="string">
            <text:p>1</text:p>
          </table:table-cell>
          <table:table-cell table:style-name="Default" table:formula="of:=2^[.AB37]" office:value-type="float" office:value="2" calcext:value-type="float">
            <text:p>2</text:p>
          </table:table-cell>
          <table:table-cell table:style-name="Default" table:formula="of:=16^MOD([.AB37];8)" office:value-type="float" office:value="16" calcext:value-type="float">
            <text:p>1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1_OFF</text:p>
          </table:table-cell>
          <table:table-cell office:value-type="string" calcext:value-type="string">
            <text:p>out</text:p>
          </table:table-cell>
          <table:table-cell table:style-name="ce81" table:number-columns-repeated="2"/>
          <table:table-cell table:style-name="ce167" office:value-type="string" calcext:value-type="string">
            <text:p>PC2</text:p>
          </table:table-cell>
          <table:table-cell table:style-name="ce81" office:value-type="string" calcext:value-type="string">
            <text:p>MII_TXD2</text:p>
          </table:table-cell>
          <table:table-cell table:style-name="ce81" table:number-columns-repeated="5"/>
          <table:table-cell table:style-name="ce113" table:number-columns-repeated="3"/>
          <table:table-cell table:style-name="ce113" office:value-type="string" calcext:value-type="string">
            <text:p>ADC_IN12</text:p>
          </table:table-cell>
          <table:table-cell table:style-name="ce113"/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 table:number-columns-repeated="2"/>
          <table:table-cell/>
          <table:table-cell table:style-name="Default" table:formula="of:=IF([.C38]=&quot;out&quot;;IF([.T38]=50;3;IF([.T38]=10;1;2));0)" office:value-type="float" office:value="2" calcext:value-type="float">
            <text:p>2</text:p>
          </table:table-cell>
          <table:table-cell table:style-name="Default" table:formula="of:=IF([.W38]=0;IF([.R38]=&quot;A&quot;;0;IF( OR([.S38]=&quot;L&quot;;[.S38]=&quot;H&quot;);2;1));IF([.R38]=&quot;F&quot;;IF(OR([.U38]=1;[.U38]=&quot;Y&quot;);3;2);IF(OR([.U38]=1;[.U38]=&quot;Y&quot;);1;0)))" office:value-type="float" office:value="0" calcext:value-type="float">
            <text:p>0</text:p>
          </table:table-cell>
          <table:table-cell table:style-name="Default" table:formula="of:=IF(OR([.S38]=1;[.S38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38];2;1)" office:value-type="string" office:string-value="C" calcext:value-type="string">
            <text:p>C</text:p>
          </table:table-cell>
          <table:table-cell table:style-name="Default" table:formula="of:=MID([.F38];3;2)" office:value-type="string" office:string-value="2" calcext:value-type="string">
            <text:p>2</text:p>
          </table:table-cell>
          <table:table-cell table:style-name="Default" table:formula="of:=2^[.AB38]" office:value-type="float" office:value="4" calcext:value-type="float">
            <text:p>4</text:p>
          </table:table-cell>
          <table:table-cell table:style-name="Default" table:formula="of:=16^MOD([.AB38];8)" office:value-type="float" office:value="256" calcext:value-type="float">
            <text:p>25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DC_I4</text:p>
          </table:table-cell>
          <table:table-cell office:value-type="string" calcext:value-type="string">
            <text:p>in</text:p>
          </table:table-cell>
          <table:table-cell table:style-name="ce81" office:value-type="string" calcext:value-type="string">
            <text:p>ADC</text:p>
          </table:table-cell>
          <table:table-cell table:style-name="ce81"/>
          <table:table-cell table:style-name="ce81" office:value-type="string" calcext:value-type="string">
            <text:p>PC3</text:p>
          </table:table-cell>
          <table:table-cell table:style-name="ce81" office:value-type="string" calcext:value-type="string">
            <text:p>MII_TXCLK</text:p>
          </table:table-cell>
          <table:table-cell table:style-name="ce81" table:number-columns-repeated="5"/>
          <table:table-cell table:style-name="ce113" table:number-columns-repeated="3"/>
          <table:table-cell table:style-name="ce170" office:value-type="string" calcext:value-type="string">
            <text:p>ADC_IN13</text:p>
          </table:table-cell>
          <table:table-cell table:style-name="ce113"/>
          <table:table-cell table:style-name="ce102" office:value-type="string" calcext:value-type="string">
            <text:p>A</text:p>
          </table:table-cell>
          <table:table-cell table:style-name="ce102" table:number-columns-repeated="3"/>
          <table:table-cell/>
          <table:table-cell table:style-name="Default" table:formula="of:=IF([.C39]=&quot;out&quot;;IF([.T39]=50;3;IF([.T39]=10;1;2));0)" office:value-type="float" office:value="0" calcext:value-type="float">
            <text:p>0</text:p>
          </table:table-cell>
          <table:table-cell table:style-name="Default" table:formula="of:=IF([.W39]=0;IF([.R39]=&quot;A&quot;;0;IF( OR([.S39]=&quot;L&quot;;[.S39]=&quot;H&quot;);2;1));IF([.R39]=&quot;F&quot;;IF(OR([.U39]=1;[.U39]=&quot;Y&quot;);3;2);IF(OR([.U39]=1;[.U39]=&quot;Y&quot;);1;0)))" office:value-type="float" office:value="0" calcext:value-type="float">
            <text:p>0</text:p>
          </table:table-cell>
          <table:table-cell table:style-name="Default" table:formula="of:=IF(OR([.S39]=1;[.S39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39];2;1)" office:value-type="string" office:string-value="C" calcext:value-type="string">
            <text:p>C</text:p>
          </table:table-cell>
          <table:table-cell table:style-name="Default" table:formula="of:=MID([.F39];3;2)" office:value-type="string" office:string-value="3" calcext:value-type="string">
            <text:p>3</text:p>
          </table:table-cell>
          <table:table-cell table:style-name="Default" table:formula="of:=2^[.AB39]" office:value-type="float" office:value="8" calcext:value-type="float">
            <text:p>8</text:p>
          </table:table-cell>
          <table:table-cell table:style-name="Default" table:formula="of:=16^MOD([.AB39];8)" office:value-type="float" office:value="4096" calcext:value-type="float">
            <text:p>409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DC_I1</text:p>
          </table:table-cell>
          <table:table-cell office:value-type="string" calcext:value-type="string">
            <text:p>in</text:p>
          </table:table-cell>
          <table:table-cell table:style-name="ce81" office:value-type="string" calcext:value-type="string">
            <text:p>ADC</text:p>
          </table:table-cell>
          <table:table-cell table:style-name="ce81"/>
          <table:table-cell table:style-name="ce81" office:value-type="string" calcext:value-type="string">
            <text:p>PC4</text:p>
          </table:table-cell>
          <table:table-cell table:style-name="ce81" office:value-type="string" calcext:value-type="string">
            <text:p>(R)MII_RXD0</text:p>
          </table:table-cell>
          <table:table-cell table:style-name="ce114" table:number-columns-repeated="5"/>
          <table:table-cell table:style-name="ce113" table:number-columns-repeated="3"/>
          <table:table-cell table:style-name="ce170" office:value-type="string" calcext:value-type="string">
            <text:p>ADC_IN14</text:p>
          </table:table-cell>
          <table:table-cell table:style-name="ce113"/>
          <table:table-cell table:style-name="ce102" office:value-type="string" calcext:value-type="string">
            <text:p>A</text:p>
          </table:table-cell>
          <table:table-cell table:style-name="ce102" table:number-columns-repeated="3"/>
          <table:table-cell/>
          <table:table-cell table:style-name="Default" table:formula="of:=IF([.C40]=&quot;out&quot;;IF([.T40]=50;3;IF([.T40]=10;1;2));0)" office:value-type="float" office:value="0" calcext:value-type="float">
            <text:p>0</text:p>
          </table:table-cell>
          <table:table-cell table:style-name="Default" table:formula="of:=IF([.W40]=0;IF([.R40]=&quot;A&quot;;0;IF( OR([.S40]=&quot;L&quot;;[.S40]=&quot;H&quot;);2;1));IF([.R40]=&quot;F&quot;;IF(OR([.U40]=1;[.U40]=&quot;Y&quot;);3;2);IF(OR([.U40]=1;[.U40]=&quot;Y&quot;);1;0)))" office:value-type="float" office:value="0" calcext:value-type="float">
            <text:p>0</text:p>
          </table:table-cell>
          <table:table-cell table:style-name="Default" table:formula="of:=IF(OR([.S40]=1;[.S40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40];2;1)" office:value-type="string" office:string-value="C" calcext:value-type="string">
            <text:p>C</text:p>
          </table:table-cell>
          <table:table-cell table:style-name="Default" table:formula="of:=MID([.F40];3;2)" office:value-type="string" office:string-value="4" calcext:value-type="string">
            <text:p>4</text:p>
          </table:table-cell>
          <table:table-cell table:style-name="Default" table:formula="of:=2^[.AB40]" office:value-type="float" office:value="16" calcext:value-type="float">
            <text:p>16</text:p>
          </table:table-cell>
          <table:table-cell table:style-name="Default" table:formula="of:=16^MOD([.AB40];8)" office:value-type="float" office:value="65536" calcext:value-type="float">
            <text:p>6553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DC_VIN</text:p>
          </table:table-cell>
          <table:table-cell office:value-type="string" calcext:value-type="string">
            <text:p>in</text:p>
          </table:table-cell>
          <table:table-cell table:style-name="ce81" office:value-type="string" calcext:value-type="string">
            <text:p>ADC</text:p>
          </table:table-cell>
          <table:table-cell table:style-name="ce81"/>
          <table:table-cell table:style-name="ce81" office:value-type="string" calcext:value-type="string">
            <text:p>PC5</text:p>
          </table:table-cell>
          <table:table-cell table:style-name="ce81" office:value-type="string" calcext:value-type="string">
            <text:p>(R)MII_RXD1</text:p>
          </table:table-cell>
          <table:table-cell table:style-name="ce114" table:number-columns-repeated="5"/>
          <table:table-cell table:style-name="ce113" table:number-columns-repeated="3"/>
          <table:table-cell table:style-name="ce170" office:value-type="string" calcext:value-type="string">
            <text:p>ADC_IN15</text:p>
          </table:table-cell>
          <table:table-cell table:style-name="ce113"/>
          <table:table-cell table:style-name="ce102" office:value-type="string" calcext:value-type="string">
            <text:p>A</text:p>
          </table:table-cell>
          <table:table-cell table:style-name="ce102" table:number-columns-repeated="3"/>
          <table:table-cell/>
          <table:table-cell table:style-name="Default" table:formula="of:=IF([.C41]=&quot;out&quot;;IF([.T41]=50;3;IF([.T41]=10;1;2));0)" office:value-type="float" office:value="0" calcext:value-type="float">
            <text:p>0</text:p>
          </table:table-cell>
          <table:table-cell table:style-name="Default" table:formula="of:=IF([.W41]=0;IF([.R41]=&quot;A&quot;;0;IF( OR([.S41]=&quot;L&quot;;[.S41]=&quot;H&quot;);2;1));IF([.R41]=&quot;F&quot;;IF(OR([.U41]=1;[.U41]=&quot;Y&quot;);3;2);IF(OR([.U41]=1;[.U41]=&quot;Y&quot;);1;0)))" office:value-type="float" office:value="0" calcext:value-type="float">
            <text:p>0</text:p>
          </table:table-cell>
          <table:table-cell table:style-name="Default" table:formula="of:=IF(OR([.S41]=1;[.S41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41];2;1)" office:value-type="string" office:string-value="C" calcext:value-type="string">
            <text:p>C</text:p>
          </table:table-cell>
          <table:table-cell table:style-name="Default" table:formula="of:=MID([.F41];3;2)" office:value-type="string" office:string-value="5" calcext:value-type="string">
            <text:p>5</text:p>
          </table:table-cell>
          <table:table-cell table:style-name="Default" table:formula="of:=2^[.AB41]" office:value-type="float" office:value="32" calcext:value-type="float">
            <text:p>32</text:p>
          </table:table-cell>
          <table:table-cell table:style-name="Default" table:formula="of:=16^MOD([.AB41];8)" office:value-type="float" office:value="1048576" calcext:value-type="float">
            <text:p>104857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_PWM</text:p>
          </table:table-cell>
          <table:table-cell office:value-type="string" calcext:value-type="string">
            <text:p>out</text:p>
          </table:table-cell>
          <table:table-cell table:style-name="ce81" table:number-columns-repeated="2"/>
          <table:table-cell table:style-name="ce81" office:value-type="string" calcext:value-type="string">
            <text:p>PC6</text:p>
          </table:table-cell>
          <table:table-cell table:style-name="ce81"/>
          <table:table-cell table:style-name="ce81" office:value-type="string" calcext:value-type="string">
            <text:p>I2S2_MCK</text:p>
          </table:table-cell>
          <table:table-cell table:style-name="ce81" table:number-columns-repeated="4"/>
          <table:table-cell table:style-name="ce116"/>
          <table:table-cell table:style-name="ce113"/>
          <table:table-cell table:style-name="ce170" office:value-type="string" calcext:value-type="string">
            <text:p>TIM3_CH1</text:p>
          </table:table-cell>
          <table:table-cell table:style-name="ce113" table:number-columns-repeated="2"/>
          <table:table-cell table:style-name="ce102" office:value-type="string" calcext:value-type="string">
            <text:p>F</text:p>
          </table:table-cell>
          <table:table-cell table:style-name="ce102"/>
          <table:table-cell table:style-name="ce102" office:value-type="float" office:value="50" calcext:value-type="float">
            <text:p>50</text:p>
          </table:table-cell>
          <table:table-cell table:style-name="ce102"/>
          <table:table-cell/>
          <table:table-cell table:style-name="Default" table:formula="of:=IF([.C42]=&quot;out&quot;;IF([.T42]=50;3;IF([.T42]=10;1;2));0)" office:value-type="float" office:value="3" calcext:value-type="float">
            <text:p>3</text:p>
          </table:table-cell>
          <table:table-cell table:style-name="Default" table:formula="of:=IF([.W42]=0;IF([.R42]=&quot;A&quot;;0;IF( OR([.S42]=&quot;L&quot;;[.S42]=&quot;H&quot;);2;1));IF([.R42]=&quot;F&quot;;IF(OR([.U42]=1;[.U42]=&quot;Y&quot;);3;2);IF(OR([.U42]=1;[.U42]=&quot;Y&quot;);1;0)))" office:value-type="float" office:value="2" calcext:value-type="float">
            <text:p>2</text:p>
          </table:table-cell>
          <table:table-cell table:style-name="Default" table:formula="of:=IF(OR([.S42]=1;[.S42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42];2;1)" office:value-type="string" office:string-value="C" calcext:value-type="string">
            <text:p>C</text:p>
          </table:table-cell>
          <table:table-cell table:style-name="Default" table:formula="of:=MID([.F42];3;2)" office:value-type="string" office:string-value="6" calcext:value-type="string">
            <text:p>6</text:p>
          </table:table-cell>
          <table:table-cell table:style-name="Default" table:formula="of:=2^[.AB42]" office:value-type="float" office:value="64" calcext:value-type="float">
            <text:p>64</text:p>
          </table:table-cell>
          <table:table-cell table:style-name="Default" table:formula="of:=16^MOD([.AB42];8)" office:value-type="float" office:value="16777216" calcext:value-type="float">
            <text:p>1677721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_PWM</text:p>
          </table:table-cell>
          <table:table-cell office:value-type="string" calcext:value-type="string">
            <text:p>out</text:p>
          </table:table-cell>
          <table:table-cell table:style-name="ce81" table:number-columns-repeated="2"/>
          <table:table-cell table:style-name="ce81" office:value-type="string" calcext:value-type="string">
            <text:p>PC7</text:p>
          </table:table-cell>
          <table:table-cell table:style-name="ce81"/>
          <table:table-cell table:style-name="ce81" office:value-type="string" calcext:value-type="string">
            <text:p>I2S3_MCK</text:p>
          </table:table-cell>
          <table:table-cell table:style-name="ce81" table:number-columns-repeated="4"/>
          <table:table-cell table:style-name="ce113" table:number-columns-repeated="2"/>
          <table:table-cell table:style-name="ce170" office:value-type="string" calcext:value-type="string">
            <text:p>TIM3_CH2</text:p>
          </table:table-cell>
          <table:table-cell table:style-name="ce113" table:number-columns-repeated="2"/>
          <table:table-cell table:style-name="ce102" office:value-type="string" calcext:value-type="string">
            <text:p>F</text:p>
          </table:table-cell>
          <table:table-cell table:style-name="ce102"/>
          <table:table-cell table:style-name="ce102" office:value-type="float" office:value="50" calcext:value-type="float">
            <text:p>50</text:p>
          </table:table-cell>
          <table:table-cell table:style-name="ce102"/>
          <table:table-cell/>
          <table:table-cell table:style-name="Default" table:formula="of:=IF([.C43]=&quot;out&quot;;IF([.T43]=50;3;IF([.T43]=10;1;2));0)" office:value-type="float" office:value="3" calcext:value-type="float">
            <text:p>3</text:p>
          </table:table-cell>
          <table:table-cell table:style-name="Default" table:formula="of:=IF([.W43]=0;IF([.R43]=&quot;A&quot;;0;IF( OR([.S43]=&quot;L&quot;;[.S43]=&quot;H&quot;);2;1));IF([.R43]=&quot;F&quot;;IF(OR([.U43]=1;[.U43]=&quot;Y&quot;);3;2);IF(OR([.U43]=1;[.U43]=&quot;Y&quot;);1;0)))" office:value-type="float" office:value="2" calcext:value-type="float">
            <text:p>2</text:p>
          </table:table-cell>
          <table:table-cell table:style-name="Default" table:formula="of:=IF(OR([.S43]=1;[.S43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43];2;1)" office:value-type="string" office:string-value="C" calcext:value-type="string">
            <text:p>C</text:p>
          </table:table-cell>
          <table:table-cell table:style-name="Default" table:formula="of:=MID([.F43];3;2)" office:value-type="string" office:string-value="7" calcext:value-type="string">
            <text:p>7</text:p>
          </table:table-cell>
          <table:table-cell table:style-name="Default" table:formula="of:=2^[.AB43]" office:value-type="float" office:value="128" calcext:value-type="float">
            <text:p>128</text:p>
          </table:table-cell>
          <table:table-cell table:style-name="Default" table:formula="of:=16^MOD([.AB43];8)" office:value-type="float" office:value="268435456" calcext:value-type="float">
            <text:p>26843545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1_EN</text:p>
          </table:table-cell>
          <table:table-cell office:value-type="string" calcext:value-type="string">
            <text:p>out</text:p>
          </table:table-cell>
          <table:table-cell table:style-name="ce81" table:number-columns-repeated="2"/>
          <table:table-cell table:style-name="ce167" office:value-type="string" calcext:value-type="string">
            <text:p>PC8</text:p>
          </table:table-cell>
          <table:table-cell table:style-name="ce81" table:number-columns-repeated="8"/>
          <table:table-cell table:style-name="ce81" office:value-type="string" calcext:value-type="string">
            <text:p>TIM3_CH3</text:p>
          </table:table-cell>
          <table:table-cell table:style-name="ce81" table:number-columns-repeated="2"/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 table:number-columns-repeated="2"/>
          <table:table-cell/>
          <table:table-cell table:style-name="Default" table:formula="of:=IF([.C44]=&quot;out&quot;;IF([.T44]=50;3;IF([.T44]=10;1;2));0)" office:value-type="float" office:value="2" calcext:value-type="float">
            <text:p>2</text:p>
          </table:table-cell>
          <table:table-cell table:style-name="Default" table:formula="of:=IF([.W44]=0;IF([.R44]=&quot;A&quot;;0;IF( OR([.S44]=&quot;L&quot;;[.S44]=&quot;H&quot;);2;1));IF([.R44]=&quot;F&quot;;IF(OR([.U44]=1;[.U44]=&quot;Y&quot;);3;2);IF(OR([.U44]=1;[.U44]=&quot;Y&quot;);1;0)))" office:value-type="float" office:value="0" calcext:value-type="float">
            <text:p>0</text:p>
          </table:table-cell>
          <table:table-cell table:style-name="Default" table:formula="of:=IF(OR([.S44]=1;[.S44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44];2;1)" office:value-type="string" office:string-value="C" calcext:value-type="string">
            <text:p>C</text:p>
          </table:table-cell>
          <table:table-cell table:style-name="Default" table:formula="of:=MID([.F44];3;2)" office:value-type="string" office:string-value="8" calcext:value-type="string">
            <text:p>8</text:p>
          </table:table-cell>
          <table:table-cell table:style-name="Default" table:formula="of:=2^[.AB44]" office:value-type="float" office:value="256" calcext:value-type="float">
            <text:p>256</text:p>
          </table:table-cell>
          <table:table-cell table:style-name="Default" table:formula="of:=16^MOD([.AB44];8)" office:value-type="float" office:value="1" calcext:value-type="float">
            <text:p>1</text:p>
          </table:table-cell>
          <table:table-cell table:style-name="Default" table:formula="of:=BASE(SUMPRODUCT([.W44:.W51];[.AD44:.AD51])+4*SUMPRODUCT([.X44:.X51];[.AD44:.AD51]);16;8)" office:value-type="string" office:string-value="884B4B22" calcext:value-type="string">
            <text:p>884B4B22</text:p>
          </table:table-cell>
          <table:table-cell table:number-columns-repeated="99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2_EN</text:p>
          </table:table-cell>
          <table:table-cell office:value-type="string" calcext:value-type="string">
            <text:p>out</text:p>
          </table:table-cell>
          <table:table-cell table:style-name="ce81" table:number-columns-repeated="2"/>
          <table:table-cell table:style-name="ce167" office:value-type="string" calcext:value-type="string">
            <text:p>PC9</text:p>
          </table:table-cell>
          <table:table-cell table:style-name="ce81" table:number-columns-repeated="8"/>
          <table:table-cell table:style-name="ce81" office:value-type="string" calcext:value-type="string">
            <text:p>TIM3_CH4</text:p>
          </table:table-cell>
          <table:table-cell table:style-name="ce81" table:number-columns-repeated="2"/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 table:number-columns-repeated="2"/>
          <table:table-cell/>
          <table:table-cell table:style-name="Default" table:formula="of:=IF([.C45]=&quot;out&quot;;IF([.T45]=50;3;IF([.T45]=10;1;2));0)" office:value-type="float" office:value="2" calcext:value-type="float">
            <text:p>2</text:p>
          </table:table-cell>
          <table:table-cell table:style-name="Default" table:formula="of:=IF([.W45]=0;IF([.R45]=&quot;A&quot;;0;IF( OR([.S45]=&quot;L&quot;;[.S45]=&quot;H&quot;);2;1));IF([.R45]=&quot;F&quot;;IF(OR([.U45]=1;[.U45]=&quot;Y&quot;);3;2);IF(OR([.U45]=1;[.U45]=&quot;Y&quot;);1;0)))" office:value-type="float" office:value="0" calcext:value-type="float">
            <text:p>0</text:p>
          </table:table-cell>
          <table:table-cell table:style-name="Default" table:formula="of:=IF(OR([.S45]=1;[.S45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45];2;1)" office:value-type="string" office:string-value="C" calcext:value-type="string">
            <text:p>C</text:p>
          </table:table-cell>
          <table:table-cell table:style-name="Default" table:formula="of:=MID([.F45];3;2)" office:value-type="string" office:string-value="9" calcext:value-type="string">
            <text:p>9</text:p>
          </table:table-cell>
          <table:table-cell table:style-name="Default" table:formula="of:=2^[.AB45]" office:value-type="float" office:value="512" calcext:value-type="float">
            <text:p>512</text:p>
          </table:table-cell>
          <table:table-cell table:style-name="Default" table:formula="of:=16^MOD([.AB45];8)" office:value-type="float" office:value="16" calcext:value-type="float">
            <text:p>1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OM_SCK</text:p>
          </table:table-cell>
          <table:table-cell office:value-type="string" calcext:value-type="string">
            <text:p>out</text:p>
          </table:table-cell>
          <table:table-cell table:style-name="ce81" office:value-type="string" calcext:value-type="string">
            <text:p>SPI</text:p>
          </table:table-cell>
          <table:table-cell table:style-name="ce81"/>
          <table:table-cell table:style-name="ce81" office:value-type="string" calcext:value-type="string">
            <text:p>PC10</text:p>
          </table:table-cell>
          <table:table-cell table:style-name="ce81"/>
          <table:table-cell table:style-name="ce81" office:value-type="string" calcext:value-type="string">
            <text:p>UART4_TX</text:p>
          </table:table-cell>
          <table:table-cell table:style-name="ce90" table:number-columns-repeated="2"/>
          <table:table-cell table:style-name="ce81" table:number-columns-repeated="2"/>
          <table:table-cell table:style-name="ce81" office:value-type="string" calcext:value-type="string">
            <text:p>USART3_TX</text:p>
          </table:table-cell>
          <table:table-cell table:style-name="ce167" office:value-type="string" calcext:value-type="string">
            <text:p>SPI3_SCK</text:p>
          </table:table-cell>
          <table:table-cell table:style-name="ce81" table:number-columns-repeated="3"/>
          <table:table-cell table:style-name="ce102" office:value-type="string" calcext:value-type="string">
            <text:p>F</text:p>
          </table:table-cell>
          <table:table-cell table:style-name="ce102" office:value-type="string" calcext:value-type="string">
            <text:p>L</text:p>
          </table:table-cell>
          <table:table-cell table:style-name="ce102" office:value-type="float" office:value="50" calcext:value-type="float">
            <text:p>50</text:p>
          </table:table-cell>
          <table:table-cell table:style-name="ce102"/>
          <table:table-cell/>
          <table:table-cell table:style-name="Default" table:formula="of:=IF([.C46]=&quot;out&quot;;IF([.T46]=50;3;IF([.T46]=10;1;2));0)" office:value-type="float" office:value="3" calcext:value-type="float">
            <text:p>3</text:p>
          </table:table-cell>
          <table:table-cell table:style-name="Default" table:formula="of:=IF([.W46]=0;IF([.R46]=&quot;A&quot;;0;IF( OR([.S46]=&quot;L&quot;;[.S46]=&quot;H&quot;);2;1));IF([.R46]=&quot;F&quot;;IF(OR([.U46]=1;[.U46]=&quot;Y&quot;);3;2);IF(OR([.U46]=1;[.U46]=&quot;Y&quot;);1;0)))" office:value-type="float" office:value="2" calcext:value-type="float">
            <text:p>2</text:p>
          </table:table-cell>
          <table:table-cell table:style-name="Default" table:formula="of:=IF(OR([.S46]=1;[.S46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46];2;1)" office:value-type="string" office:string-value="C" calcext:value-type="string">
            <text:p>C</text:p>
          </table:table-cell>
          <table:table-cell table:style-name="Default" table:formula="of:=MID([.F46];3;2)" office:value-type="string" office:string-value="10" calcext:value-type="string">
            <text:p>10</text:p>
          </table:table-cell>
          <table:table-cell table:style-name="Default" table:formula="of:=2^[.AB46]" office:value-type="float" office:value="1024" calcext:value-type="float">
            <text:p>1024</text:p>
          </table:table-cell>
          <table:table-cell table:style-name="Default" table:formula="of:=16^MOD([.AB46];8)" office:value-type="float" office:value="256" calcext:value-type="float">
            <text:p>25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OM_MISO</text:p>
          </table:table-cell>
          <table:table-cell office:value-type="string" calcext:value-type="string">
            <text:p>in</text:p>
          </table:table-cell>
          <table:table-cell table:style-name="ce81" office:value-type="string" calcext:value-type="string">
            <text:p>SPI</text:p>
          </table:table-cell>
          <table:table-cell table:style-name="ce81"/>
          <table:table-cell table:style-name="ce81" office:value-type="string" calcext:value-type="string">
            <text:p>PC11</text:p>
          </table:table-cell>
          <table:table-cell table:style-name="ce81"/>
          <table:table-cell table:style-name="ce81" office:value-type="string" calcext:value-type="string">
            <text:p>UART4_RX</text:p>
          </table:table-cell>
          <table:table-cell table:style-name="ce81" table:number-columns-repeated="4"/>
          <table:table-cell table:style-name="ce81" office:value-type="string" calcext:value-type="string">
            <text:p>USART3_RX</text:p>
          </table:table-cell>
          <table:table-cell table:style-name="ce167" office:value-type="string" calcext:value-type="string">
            <text:p>SPI3_MISO</text:p>
          </table:table-cell>
          <table:table-cell table:style-name="ce81" table:number-columns-repeated="3"/>
          <table:table-cell table:style-name="ce102" office:value-type="string" calcext:value-type="string">
            <text:p>F</text:p>
          </table:table-cell>
          <table:table-cell table:style-name="ce102"/>
          <table:table-cell table:style-name="ce102" office:value-type="float" office:value="50" calcext:value-type="float">
            <text:p>50</text:p>
          </table:table-cell>
          <table:table-cell table:style-name="ce102"/>
          <table:table-cell/>
          <table:table-cell table:style-name="Default" table:formula="of:=IF([.C47]=&quot;out&quot;;IF([.T47]=50;3;IF([.T47]=10;1;2));0)" office:value-type="float" office:value="0" calcext:value-type="float">
            <text:p>0</text:p>
          </table:table-cell>
          <table:table-cell table:style-name="Default" table:formula="of:=IF([.W47]=0;IF([.R47]=&quot;A&quot;;0;IF( OR([.S47]=&quot;L&quot;;[.S47]=&quot;H&quot;);2;1));IF([.R47]=&quot;F&quot;;IF(OR([.U47]=1;[.U47]=&quot;Y&quot;);3;2);IF(OR([.U47]=1;[.U47]=&quot;Y&quot;);1;0)))" office:value-type="float" office:value="1" calcext:value-type="float">
            <text:p>1</text:p>
          </table:table-cell>
          <table:table-cell table:style-name="Default" table:formula="of:=IF(OR([.S47]=1;[.S47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47];2;1)" office:value-type="string" office:string-value="C" calcext:value-type="string">
            <text:p>C</text:p>
          </table:table-cell>
          <table:table-cell table:style-name="Default" table:formula="of:=MID([.F47];3;2)" office:value-type="string" office:string-value="11" calcext:value-type="string">
            <text:p>11</text:p>
          </table:table-cell>
          <table:table-cell table:style-name="Default" table:formula="of:=2^[.AB47]" office:value-type="float" office:value="2048" calcext:value-type="float">
            <text:p>2048</text:p>
          </table:table-cell>
          <table:table-cell table:style-name="Default" table:formula="of:=16^MOD([.AB47];8)" office:value-type="float" office:value="4096" calcext:value-type="float">
            <text:p>409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OM_MOSI</text:p>
          </table:table-cell>
          <table:table-cell office:value-type="string" calcext:value-type="string">
            <text:p>out</text:p>
          </table:table-cell>
          <table:table-cell table:style-name="ce81" office:value-type="string" calcext:value-type="string">
            <text:p>SPI</text:p>
          </table:table-cell>
          <table:table-cell table:style-name="ce81"/>
          <table:table-cell table:style-name="ce81" office:value-type="string" calcext:value-type="string">
            <text:p>PC12</text:p>
          </table:table-cell>
          <table:table-cell table:style-name="ce81"/>
          <table:table-cell table:style-name="ce81" office:value-type="string" calcext:value-type="string">
            <text:p>UART5_TX</text:p>
          </table:table-cell>
          <table:table-cell table:style-name="ce81" table:number-columns-repeated="4"/>
          <table:table-cell table:style-name="ce81" office:value-type="string" calcext:value-type="string">
            <text:p>USART3_CK</text:p>
          </table:table-cell>
          <table:table-cell table:style-name="ce167" office:value-type="string" calcext:value-type="string">
            <text:p>SPI3_MOSI</text:p>
          </table:table-cell>
          <table:table-cell table:style-name="ce81" table:number-columns-repeated="3"/>
          <table:table-cell table:style-name="ce102" office:value-type="string" calcext:value-type="string">
            <text:p>F</text:p>
          </table:table-cell>
          <table:table-cell table:style-name="ce102"/>
          <table:table-cell table:style-name="ce102" office:value-type="float" office:value="50" calcext:value-type="float">
            <text:p>50</text:p>
          </table:table-cell>
          <table:table-cell table:style-name="ce102"/>
          <table:table-cell/>
          <table:table-cell table:style-name="Default" table:formula="of:=IF([.C48]=&quot;out&quot;;IF([.T48]=50;3;IF([.T48]=10;1;2));0)" office:value-type="float" office:value="3" calcext:value-type="float">
            <text:p>3</text:p>
          </table:table-cell>
          <table:table-cell table:style-name="Default" table:formula="of:=IF([.W48]=0;IF([.R48]=&quot;A&quot;;0;IF( OR([.S48]=&quot;L&quot;;[.S48]=&quot;H&quot;);2;1));IF([.R48]=&quot;F&quot;;IF(OR([.U48]=1;[.U48]=&quot;Y&quot;);3;2);IF(OR([.U48]=1;[.U48]=&quot;Y&quot;);1;0)))" office:value-type="float" office:value="2" calcext:value-type="float">
            <text:p>2</text:p>
          </table:table-cell>
          <table:table-cell table:style-name="Default" table:formula="of:=IF(OR([.S48]=1;[.S48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48];2;1)" office:value-type="string" office:string-value="C" calcext:value-type="string">
            <text:p>C</text:p>
          </table:table-cell>
          <table:table-cell table:style-name="Default" table:formula="of:=MID([.F48];3;2)" office:value-type="string" office:string-value="12" calcext:value-type="string">
            <text:p>12</text:p>
          </table:table-cell>
          <table:table-cell table:style-name="Default" table:formula="of:=2^[.AB48]" office:value-type="float" office:value="4096" calcext:value-type="float">
            <text:p>4096</text:p>
          </table:table-cell>
          <table:table-cell table:style-name="Default" table:formula="of:=16^MOD([.AB48];8)" office:value-type="float" office:value="65536" calcext:value-type="float">
            <text:p>6553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DIN</text:p>
          </table:table-cell>
          <table:table-cell office:value-type="string" calcext:value-type="string">
            <text:p>in</text:p>
          </table:table-cell>
          <table:table-cell table:style-name="ce81" table:number-columns-repeated="2"/>
          <table:table-cell table:style-name="ce167" office:value-type="string" calcext:value-type="string">
            <text:p>PC13</text:p>
          </table:table-cell>
          <table:table-cell table:style-name="ce81" table:number-columns-repeated="11"/>
          <table:table-cell table:style-name="ce102" table:number-columns-repeated="4"/>
          <table:table-cell table:style-name="ce81"/>
          <table:table-cell table:style-name="Default" table:formula="of:=IF([.C49]=&quot;out&quot;;IF([.T49]=50;3;IF([.T49]=10;1;2));0)" office:value-type="float" office:value="0" calcext:value-type="float">
            <text:p>0</text:p>
          </table:table-cell>
          <table:table-cell table:style-name="Default" table:formula="of:=IF([.W49]=0;IF([.R49]=&quot;A&quot;;0;IF( OR([.S49]=&quot;L&quot;;[.S49]=&quot;H&quot;);2;1));IF([.R49]=&quot;F&quot;;IF(OR([.U49]=1;[.U49]=&quot;Y&quot;);3;2);IF(OR([.U49]=1;[.U49]=&quot;Y&quot;);1;0)))" office:value-type="float" office:value="1" calcext:value-type="float">
            <text:p>1</text:p>
          </table:table-cell>
          <table:table-cell table:style-name="Default" table:formula="of:=IF(OR([.S49]=1;[.S49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49];2;1)" office:value-type="string" office:string-value="C" calcext:value-type="string">
            <text:p>C</text:p>
          </table:table-cell>
          <table:table-cell table:style-name="Default" table:formula="of:=MID([.F49];3;2)" office:value-type="string" office:string-value="13" calcext:value-type="string">
            <text:p>13</text:p>
          </table:table-cell>
          <table:table-cell table:style-name="Default" table:formula="of:=2^[.AB49]" office:value-type="float" office:value="8192" calcext:value-type="float">
            <text:p>8192</text:p>
          </table:table-cell>
          <table:table-cell table:style-name="Default" table:formula="of:=16^MOD([.AB49];8)" office:value-type="float" office:value="1048576" calcext:value-type="float">
            <text:p>1048576</text:p>
          </table:table-cell>
          <table:table-cell table:style-name="Default"/>
          <table:table-cell/>
          <table:table-cell table:style-name="ce90" table:number-columns-repeated="32"/>
          <table:table-cell table:number-columns-repeated="9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FF_ME</text:p>
          </table:table-cell>
          <table:table-cell office:value-type="string" calcext:value-type="string">
            <text:p>in</text:p>
          </table:table-cell>
          <table:table-cell table:style-name="ce81" table:number-columns-repeated="2"/>
          <table:table-cell table:style-name="ce167" office:value-type="string" calcext:value-type="string">
            <text:p>PC14</text:p>
          </table:table-cell>
          <table:table-cell table:style-name="ce81" table:number-columns-repeated="11"/>
          <table:table-cell table:style-name="ce102"/>
          <table:table-cell table:style-name="ce102" office:value-type="string" calcext:value-type="string">
            <text:p>H</text:p>
          </table:table-cell>
          <table:table-cell table:style-name="ce102" table:number-columns-repeated="2"/>
          <table:table-cell table:style-name="ce81"/>
          <table:table-cell table:style-name="Default" table:formula="of:=IF([.C50]=&quot;out&quot;;IF([.T50]=50;3;IF([.T50]=10;1;2));0)" office:value-type="float" office:value="0" calcext:value-type="float">
            <text:p>0</text:p>
          </table:table-cell>
          <table:table-cell table:style-name="Default" table:formula="of:=IF([.W50]=0;IF([.R50]=&quot;A&quot;;0;IF( OR([.S50]=&quot;L&quot;;[.S50]=&quot;H&quot;);2;1));IF([.R50]=&quot;F&quot;;IF(OR([.U50]=1;[.U50]=&quot;Y&quot;);3;2);IF(OR([.U50]=1;[.U50]=&quot;Y&quot;);1;0)))" office:value-type="float" office:value="2" calcext:value-type="float">
            <text:p>2</text:p>
          </table:table-cell>
          <table:table-cell table:style-name="Default" table:formula="of:=IF(OR([.S50]=1;[.S50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50];2;1)" office:value-type="string" office:string-value="C" calcext:value-type="string">
            <text:p>C</text:p>
          </table:table-cell>
          <table:table-cell table:style-name="Default" table:formula="of:=MID([.F50];3;2)" office:value-type="string" office:string-value="14" calcext:value-type="string">
            <text:p>14</text:p>
          </table:table-cell>
          <table:table-cell table:style-name="Default" table:formula="of:=2^[.AB50]" office:value-type="float" office:value="16384" calcext:value-type="float">
            <text:p>16384</text:p>
          </table:table-cell>
          <table:table-cell table:style-name="Default" table:formula="of:=16^MOD([.AB50];8)" office:value-type="float" office:value="16777216" calcext:value-type="float">
            <text:p>16777216</text:p>
          </table:table-cell>
          <table:table-cell table:style-name="ce90" table:number-columns-repeated="34"/>
          <table:table-cell table:number-columns-repeated="9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TKEY</text:p>
          </table:table-cell>
          <table:table-cell office:value-type="string" calcext:value-type="string">
            <text:p>in</text:p>
          </table:table-cell>
          <table:table-cell table:style-name="ce81" table:number-columns-repeated="2"/>
          <table:table-cell table:style-name="ce167" office:value-type="string" calcext:value-type="string">
            <text:p>PC15</text:p>
          </table:table-cell>
          <table:table-cell table:style-name="ce81" table:number-columns-repeated="11"/>
          <table:table-cell table:style-name="ce102"/>
          <table:table-cell table:style-name="ce102" office:value-type="string" calcext:value-type="string">
            <text:p>H</text:p>
          </table:table-cell>
          <table:table-cell table:style-name="ce102" table:number-columns-repeated="2"/>
          <table:table-cell table:style-name="ce81"/>
          <table:table-cell table:style-name="Default" table:formula="of:=IF([.C51]=&quot;out&quot;;IF([.T51]=50;3;IF([.T51]=10;1;2));0)" office:value-type="float" office:value="0" calcext:value-type="float">
            <text:p>0</text:p>
          </table:table-cell>
          <table:table-cell table:style-name="Default" table:formula="of:=IF([.W51]=0;IF([.R51]=&quot;A&quot;;0;IF( OR([.S51]=&quot;L&quot;;[.S51]=&quot;H&quot;);2;1));IF([.R51]=&quot;F&quot;;IF(OR([.U51]=1;[.U51]=&quot;Y&quot;);3;2);IF(OR([.U51]=1;[.U51]=&quot;Y&quot;);1;0)))" office:value-type="float" office:value="2" calcext:value-type="float">
            <text:p>2</text:p>
          </table:table-cell>
          <table:table-cell table:style-name="Default" table:formula="of:=IF(OR([.S51]=1;[.S51]=&quot;H&quot;);1;0)" office:value-type="float" office:value="1" calcext:value-type="float">
            <text:p>1</text:p>
          </table:table-cell>
          <table:table-cell table:style-name="Default"/>
          <table:table-cell table:style-name="Default" table:formula="of:=MID([.F51];2;1)" office:value-type="string" office:string-value="C" calcext:value-type="string">
            <text:p>C</text:p>
          </table:table-cell>
          <table:table-cell table:style-name="Default" table:formula="of:=MID([.F51];3;2)" office:value-type="string" office:string-value="15" calcext:value-type="string">
            <text:p>15</text:p>
          </table:table-cell>
          <table:table-cell table:style-name="Default" table:formula="of:=2^[.AB51]" office:value-type="float" office:value="32768" calcext:value-type="float">
            <text:p>32768</text:p>
          </table:table-cell>
          <table:table-cell table:style-name="Default" table:formula="of:=16^MOD([.AB51];8)" office:value-type="float" office:value="268435456" calcext:value-type="float">
            <text:p>268435456</text:p>
          </table:table-cell>
          <table:table-cell table:style-name="ce90" table:number-columns-repeated="34"/>
          <table:table-cell table:number-columns-repeated="9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TALI</text:p>
          </table:table-cell>
          <table:table-cell office:value-type="string" calcext:value-type="string">
            <text:p>in</text:p>
          </table:table-cell>
          <table:table-cell table:style-name="ce81" office:value-type="string" calcext:value-type="string">
            <text:p>Кварц</text:p>
          </table:table-cell>
          <table:table-cell table:style-name="ce81"/>
          <table:table-cell table:style-name="ce81" office:value-type="string" calcext:value-type="string">
            <text:p>PD0</text:p>
          </table:table-cell>
          <table:table-cell table:style-name="ce167" office:value-type="string" calcext:value-type="string">
            <text:p>OSC_IN</text:p>
          </table:table-cell>
          <table:table-cell table:style-name="ce81" table:number-columns-repeated="10"/>
          <table:table-cell table:style-name="ce102" office:value-type="string" calcext:value-type="string">
            <text:p>F</text:p>
          </table:table-cell>
          <table:table-cell table:style-name="ce102" table:number-columns-repeated="3"/>
          <table:table-cell/>
          <table:table-cell table:style-name="Default" table:formula="of:=IF([.C52]=&quot;out&quot;;IF([.T52]=50;3;IF([.T52]=10;1;2));0)" office:value-type="float" office:value="0" calcext:value-type="float">
            <text:p>0</text:p>
          </table:table-cell>
          <table:table-cell table:style-name="Default" table:formula="of:=IF([.W52]=0;IF([.R52]=&quot;A&quot;;0;IF( OR([.S52]=&quot;L&quot;;[.S52]=&quot;H&quot;);2;1));IF([.R52]=&quot;F&quot;;IF(OR([.U52]=1;[.U52]=&quot;Y&quot;);3;2);IF(OR([.U52]=1;[.U52]=&quot;Y&quot;);1;0)))" office:value-type="float" office:value="1" calcext:value-type="float">
            <text:p>1</text:p>
          </table:table-cell>
          <table:table-cell table:style-name="Default" table:formula="of:=IF(OR([.S52]=1;[.S52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52];2;1)" office:value-type="string" office:string-value="D" calcext:value-type="string">
            <text:p>D</text:p>
          </table:table-cell>
          <table:table-cell table:style-name="Default" table:formula="of:=MID([.F52];3;2)" office:value-type="string" office:string-value="0" calcext:value-type="string">
            <text:p>0</text:p>
          </table:table-cell>
          <table:table-cell table:style-name="Default" table:formula="of:=2^[.AB52]" office:value-type="float" office:value="1" calcext:value-type="float">
            <text:p>1</text:p>
          </table:table-cell>
          <table:table-cell table:style-name="Default" table:formula="of:=16^MOD([.AB52];8)" office:value-type="float" office:value="1" calcext:value-type="float">
            <text:p>1</text:p>
          </table:table-cell>
          <table:table-cell table:style-name="Default" table:formula="of:=BASE(SUMPRODUCT([.W52:.W54];[.AD52:.AD54])+4*SUMPRODUCT([.X52:.X54];[.AC52:.AC54]);16;8)" office:value-type="string" office:string-value="00000234" calcext:value-type="string">
            <text:p>00000234</text:p>
          </table:table-cell>
          <table:table-cell table:formula="of:=BASE(SUMPRODUCT([.Y52:.Y54];[.AC52:.AC54]);16;8)" office:value-type="string" office:string-value="00000000" calcext:value-type="string">
            <text:p>00000000</text:p>
          </table:table-cell>
          <table:table-cell table:number-columns-repeated="99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TALO</text:p>
          </table:table-cell>
          <table:table-cell office:value-type="string" calcext:value-type="string">
            <text:p>out</text:p>
          </table:table-cell>
          <table:table-cell table:style-name="ce81" office:value-type="string" calcext:value-type="string">
            <text:p>Кварц</text:p>
          </table:table-cell>
          <table:table-cell table:style-name="ce81"/>
          <table:table-cell table:style-name="ce81" office:value-type="string" calcext:value-type="string">
            <text:p>PD1</text:p>
          </table:table-cell>
          <table:table-cell table:style-name="ce167" office:value-type="string" calcext:value-type="string">
            <text:p>OSC_OUT</text:p>
          </table:table-cell>
          <table:table-cell table:style-name="ce81" table:number-columns-repeated="10"/>
          <table:table-cell table:style-name="ce102" office:value-type="string" calcext:value-type="string">
            <text:p>F</text:p>
          </table:table-cell>
          <table:table-cell table:style-name="ce102" table:number-columns-repeated="3"/>
          <table:table-cell/>
          <table:table-cell table:style-name="Default" table:formula="of:=IF([.C53]=&quot;out&quot;;IF([.T53]=50;3;IF([.T53]=10;1;2));0)" office:value-type="float" office:value="2" calcext:value-type="float">
            <text:p>2</text:p>
          </table:table-cell>
          <table:table-cell table:style-name="Default" table:formula="of:=IF([.W53]=0;IF([.R53]=&quot;A&quot;;0;IF( OR([.S53]=&quot;L&quot;;[.S53]=&quot;H&quot;);2;1));IF([.R53]=&quot;F&quot;;IF(OR([.U53]=1;[.U53]=&quot;Y&quot;);3;2);IF(OR([.U53]=1;[.U53]=&quot;Y&quot;);1;0)))" office:value-type="float" office:value="2" calcext:value-type="float">
            <text:p>2</text:p>
          </table:table-cell>
          <table:table-cell table:style-name="Default" table:formula="of:=IF(OR([.S53]=1;[.S53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53];2;1)" office:value-type="string" office:string-value="D" calcext:value-type="string">
            <text:p>D</text:p>
          </table:table-cell>
          <table:table-cell table:style-name="Default" table:formula="of:=MID([.F53];3;2)" office:value-type="string" office:string-value="1" calcext:value-type="string">
            <text:p>1</text:p>
          </table:table-cell>
          <table:table-cell table:style-name="Default" table:formula="of:=2^[.AB53]" office:value-type="float" office:value="2" calcext:value-type="float">
            <text:p>2</text:p>
          </table:table-cell>
          <table:table-cell table:style-name="Default" table:formula="of:=16^MOD([.AB53];8)" office:value-type="float" office:value="16" calcext:value-type="float">
            <text:p>16</text:p>
          </table:table-cell>
          <table:table-cell table:style-name="Default"/>
          <table:table-cell table:number-columns-repeated="99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KENP</text:p>
          </table:table-cell>
          <table:table-cell office:value-type="string" calcext:value-type="string">
            <text:p>out</text:p>
          </table:table-cell>
          <table:table-cell table:style-name="ce81" table:number-columns-repeated="2"/>
          <table:table-cell table:style-name="ce167" office:value-type="string" calcext:value-type="string">
            <text:p>PD2</text:p>
          </table:table-cell>
          <table:table-cell table:style-name="ce81"/>
          <table:table-cell table:style-name="ce81" office:value-type="string" calcext:value-type="string">
            <text:p>UART5_RX</text:p>
          </table:table-cell>
          <table:table-cell table:style-name="ce81" table:number-columns-repeated="9"/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table:number-columns-repeated="2"/>
          <table:table-cell/>
          <table:table-cell table:style-name="Default" table:formula="of:=IF([.C54]=&quot;out&quot;;IF([.T54]=50;3;IF([.T54]=10;1;2));0)" office:value-type="float" office:value="2" calcext:value-type="float">
            <text:p>2</text:p>
          </table:table-cell>
          <table:table-cell table:style-name="Default" table:formula="of:=IF([.W54]=0;IF([.R54]=&quot;A&quot;;0;IF( OR([.S54]=&quot;L&quot;;[.S54]=&quot;H&quot;);2;1));IF([.R54]=&quot;F&quot;;IF(OR([.U54]=1;[.U54]=&quot;Y&quot;);3;2);IF(OR([.U54]=1;[.U54]=&quot;Y&quot;);1;0)))" office:value-type="float" office:value="0" calcext:value-type="float">
            <text:p>0</text:p>
          </table:table-cell>
          <table:table-cell table:style-name="Default" table:formula="of:=IF(OR([.S54]=1;[.S54]=&quot;H&quot;);1;0)" office:value-type="float" office:value="0" calcext:value-type="float">
            <text:p>0</text:p>
          </table:table-cell>
          <table:table-cell table:style-name="Default"/>
          <table:table-cell table:style-name="Default" table:formula="of:=MID([.F54];2;1)" office:value-type="string" office:string-value="D" calcext:value-type="string">
            <text:p>D</text:p>
          </table:table-cell>
          <table:table-cell table:style-name="Default" table:formula="of:=MID([.F54];3;2)" office:value-type="string" office:string-value="2" calcext:value-type="string">
            <text:p>2</text:p>
          </table:table-cell>
          <table:table-cell table:style-name="Default" table:formula="of:=2^[.AB54]" office:value-type="float" office:value="4" calcext:value-type="float">
            <text:p>4</text:p>
          </table:table-cell>
          <table:table-cell table:style-name="Default" table:formula="of:=16^MOD([.AB54];8)" office:value-type="float" office:value="256" calcext:value-type="float">
            <text:p>256</text:p>
          </table:table-cell>
          <table:table-cell table:style-name="Default"/>
          <table:table-cell table:number-columns-repeated="993"/>
        </table:table-row>
        <table:table-row table:style-name="ro1">
          <table:table-cell table:number-columns-repeated="3"/>
          <table:table-cell table:style-name="ce80" table:number-columns-repeated="3"/>
          <table:table-cell table:style-name="ce81"/>
          <table:table-cell table:number-columns-repeated="10"/>
          <table:table-cell table:style-name="ce102" table:number-columns-repeated="4"/>
          <table:table-cell/>
          <table:table-cell table:style-name="Default" table:number-columns-repeated="9"/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BAT</text:p>
          </table:table-cell>
          <table:table-cell/>
          <table:table-cell table:style-name="ce80" office:value-type="string" calcext:value-type="string">
            <text:p>(ADC)</text:p>
          </table:table-cell>
          <table:table-cell table:style-name="ce80" table:number-columns-repeated="3"/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OOT0</text:p>
          </table:table-cell>
          <table:table-cell/>
          <table:table-cell table:style-name="ce80" office:value-type="string" calcext:value-type="string">
            <text:p>STM32F105RBT6</text:p>
          </table:table-cell>
          <table:table-cell table:style-name="ce80"/>
          <table:table-cell table:style-name="ce109" office:value-type="string" calcext:value-type="string">
            <text:p>REMAP:</text:p>
          </table:table-cell>
          <table:table-cell table:style-name="ce80"/>
          <table:table-cell table:style-name="ce98" office:value-type="string" calcext:value-type="string">
            <text:p>По-моему еррата запрещает одновременное использование I2C1 и перенос SPI1 на PB5</text:p>
          </table:table-cell>
          <table:table-cell table:style-name="ce98" table:number-columns-repeated="8"/>
          <table:table-cell/>
          <table:table-cell table:style-name="Default" table:number-columns-repeated="4"/>
          <table:table-cell table:number-columns-repeated="10"/>
          <table:table-cell table:style-name="ce80"/>
          <table:table-cell table:number-columns-repeated="99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/>
          <table:table-cell table:style-name="ce80" office:value-type="string" calcext:value-type="string">
            <text:p>QFP64</text:p>
          </table:table-cell>
          <table:table-cell table:style-name="ce80" table:number-columns-repeated="3"/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DD</text:p>
          </table:table-cell>
          <table:table-cell/>
          <table:table-cell table:style-name="ce80" table:number-columns-repeated="2"/>
          <table:table-cell table:style-name="ce86" office:value-type="string" calcext:value-type="string">
            <text:p>AFIO_MAPR_CAN2_REMAP</text:p>
          </table:table-cell>
          <table:table-cell table:style-name="ce80"/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/>
          <table:table-cell table:style-name="ce80" table:number-columns-repeated="2"/>
          <table:table-cell table:style-name="ce80" office:value-type="string" calcext:value-type="string">
            <text:p>AFIO_MAPR_CAN_REMAP_REMAP2</text:p>
          </table:table-cell>
          <table:table-cell table:style-name="ce80"/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DD</text:p>
          </table:table-cell>
          <table:table-cell/>
          <table:table-cell table:style-name="ce80" table:number-columns-repeated="2"/>
          <table:table-cell table:style-name="ce80" office:value-type="string" calcext:value-type="string">
            <text:p>AFIO_MAPR_TIM2_REMAP_PARTIALREMAP1</text:p>
          </table:table-cell>
          <table:table-cell table:style-name="ce80"/>
          <table:table-cell/>
          <table:table-cell office:value-type="string" calcext:value-type="string">
            <text:p>Используемая периферия:</text:p>
          </table:table-cell>
          <table:table-cell table:number-columns-repeated="22"/>
          <table:table-cell table:style-name="ce80"/>
          <table:table-cell table:number-columns-repeated="99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DD</text:p>
          </table:table-cell>
          <table:table-cell/>
          <table:table-cell table:style-name="ce80" table:number-columns-repeated="2"/>
          <table:table-cell table:style-name="ce80" office:value-type="string" calcext:value-type="string">
            <text:p>AFIO_MAPR_TIM3_REMAP_FULLREMAP</text:p>
          </table:table-cell>
          <table:table-cell table:style-name="ce80"/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DDA</text:p>
          </table:table-cell>
          <table:table-cell/>
          <table:table-cell table:style-name="ce80" table:number-columns-repeated="2"/>
          <table:table-cell table:style-name="ce80" office:value-type="string" calcext:value-type="string">
            <text:p>AFIO_MAPR_SPI3_REMAP</text:p>
          </table:table-cell>
          <table:table-cell table:style-name="ce80"/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SS</text:p>
          </table:table-cell>
          <table:table-cell/>
          <table:table-cell table:style-name="ce80" table:number-columns-repeated="4"/>
          <table:table-cell/>
          <table:table-cell table:style-name="Default" table:number-columns-repeated="3"/>
          <table:table-cell table:number-columns-repeated="20"/>
          <table:table-cell table:style-name="ce80"/>
          <table:table-cell table:number-columns-repeated="99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SS</text:p>
          </table:table-cell>
          <table:table-cell/>
          <table:table-cell table:style-name="ce80" table:number-columns-repeated="4"/>
          <table:table-cell/>
          <table:table-cell table:style-name="Default" table:number-columns-repeated="7"/>
          <table:table-cell table:number-columns-repeated="16"/>
          <table:table-cell table:style-name="ce80"/>
          <table:table-cell table:number-columns-repeated="99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SS</text:p>
          </table:table-cell>
          <table:table-cell/>
          <table:table-cell table:style-name="ce80" table:number-columns-repeated="4"/>
          <table:table-cell/>
          <table:table-cell table:style-name="Default" table:number-columns-repeated="8"/>
          <table:table-cell table:number-columns-repeated="15"/>
          <table:table-cell table:style-name="ce80"/>
          <table:table-cell table:number-columns-repeated="99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SS</text:p>
          </table:table-cell>
          <table:table-cell/>
          <table:table-cell table:style-name="ce80" table:number-columns-repeated="4"/>
          <table:table-cell/>
          <table:table-cell table:style-name="Default" table:number-columns-repeated="8"/>
          <table:table-cell table:number-columns-repeated="15"/>
          <table:table-cell table:style-name="ce80"/>
          <table:table-cell table:number-columns-repeated="99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SSA</text:p>
          </table:table-cell>
          <table:table-cell/>
          <table:table-cell table:style-name="ce80" table:number-columns-repeated="4"/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15"/>
          <table:table-cell table:style-name="ce80"/>
          <table:table-cell table:number-columns-repeated="992"/>
        </table:table-row>
        <table:table-row table:style-name="ro1">
          <table:table-cell table:number-columns-repeated="3"/>
          <table:table-cell table:style-name="ce80" table:number-columns-repeated="4"/>
          <table:table-cell/>
          <table:table-cell table:style-name="Default" table:number-columns-repeated="8"/>
          <table:table-cell table:number-columns-repeated="15"/>
          <table:table-cell table:style-name="ce80"/>
          <table:table-cell table:number-columns-repeated="992"/>
        </table:table-row>
        <table:table-row table:style-name="ro1">
          <table:table-cell table:number-columns-repeated="3"/>
          <table:table-cell table:style-name="ce80" table:number-columns-repeated="4"/>
          <table:table-cell/>
          <table:table-cell table:style-name="Default" table:number-columns-repeated="3"/>
          <table:table-cell table:number-columns-repeated="20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 table:number-columns-repeated="2"/>
          <table:table-cell table:number-columns-repeated="2"/>
          <table:table-cell table:style-name="ce82" office:value-type="string" calcext:value-type="string">
            <text:p>//Распиновка контроллера платы доп.батареи</text:p>
          </table:table-cell>
          <table:table-cell table:style-name="ce82"/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 table:number-columns-repeated="2"/>
          <table:table-cell table:number-columns-repeated="2"/>
          <table:table-cell table:style-name="ce82" table:number-columns-repeated="2"/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 table:number-columns-repeated="2"/>
          <table:table-cell table:number-columns-repeated="2"/>
          <table:table-cell table:style-name="Default" office:value-type="string" calcext:value-type="string">
            <text:p>#ifdef PINOUT_INCLUDE_LUTS</text:p>
          </table:table-cell>
          <table:table-cell table:style-name="Default"/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 table:number-columns-repeated="2"/>
          <table:table-cell table:number-columns-repeated="2"/>
          <table:table-cell table:style-name="Default" table:number-columns-repeated="2"/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 table:number-columns-repeated="2"/>
          <table:table-cell table:number-columns-repeated="2"/>
          <table:table-cell table:style-name="Default" office:value-type="string" calcext:value-type="string">
            <text:p>#endif</text:p>
          </table:table-cell>
          <table:table-cell table:style-name="Default"/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 table:number-columns-repeated="2"/>
          <table:table-cell table:number-columns-repeated="2"/>
          <table:table-cell table:style-name="Default"/>
          <table:table-cell table:style-name="ce82"/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5" office:value-type="string" calcext:value-type="string">
            <text:p>Таблица инициализации GPIO</text:p>
          </table:table-cell>
          <table:table-cell table:style-name="ce85" table:number-columns-repeated="3"/>
          <table:table-cell table:style-name="ce85" table:formula="of:=&quot;// &quot; &amp; [.B77]" office:value-type="string" office:string-value="// Таблица инициализации GPIO" calcext:value-type="string">
            <text:p>// Таблица инициализации GPIO</text:p>
          </table:table-cell>
          <table:table-cell table:style-name="ce85"/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Default"/>
          <table:table-cell table:style-name="ce84" office:value-type="string" calcext:value-type="string">
            <text:p>Port:</text:p>
          </table:table-cell>
          <table:table-cell table:style-name="ce84" office:value-type="string" calcext:value-type="string">
            <text:p>Reg:</text:p>
          </table:table-cell>
          <table:table-cell table:style-name="ce84"/>
          <table:table-cell table:style-name="ce82" office:value-type="string" calcext:value-type="string">
            <text:p>// Регистр:</text:p>
          </table:table-cell>
          <table:table-cell table:style-name="ce82" office:value-type="string" calcext:value-type="string">
            <text:p>Значение: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 table:number-columns-repeated="2"/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_init_pins() do{\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6"/>
          <table:table-cell table:style-name="ce82" office:value-type="string" calcext:value-type="string">
            <text:p>A</text:p>
          </table:table-cell>
          <table:table-cell office:value-type="string" calcext:value-type="string">
            <text:p>ODR</text:p>
          </table:table-cell>
          <table:table-cell table:style-name="ce92"/>
          <table:table-cell table:formula="of:=&quot;GPIO&quot; &amp; [.C80] &amp; &quot;-&gt;&quot; &amp; [.D80] &amp; &quot; =&quot;" office:value-type="string" office:string-value="GPIOA-&gt;ODR =" calcext:value-type="string">
            <text:p>GPIOA-&gt;ODR =</text:p>
          </table:table-cell>
          <table:table-cell table:style-name="ce95" table:formula="of:=&quot;0x&quot; &amp; [.$AF$4] &amp; &quot;ul; \&quot;" office:value-type="string" office:string-value="0x0000B50Cul; \" calcext:value-type="string">
            <text:p>0x0000B50Cul; \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/>
          <table:table-cell table:style-name="ce82" office:value-type="string" calcext:value-type="string">
            <text:p>A</text:p>
          </table:table-cell>
          <table:table-cell office:value-type="string" calcext:value-type="string">
            <text:p>CRL</text:p>
          </table:table-cell>
          <table:table-cell table:style-name="ce92"/>
          <table:table-cell table:formula="of:=&quot;GPIO&quot; &amp; [.C81] &amp; &quot;-&gt;&quot; &amp; [.D81] &amp; &quot; =&quot;" office:value-type="string" office:string-value="GPIOA-&gt;CRL =" calcext:value-type="string">
            <text:p>GPIOA-&gt;CRL =</text:p>
          </table:table-cell>
          <table:table-cell table:style-name="ce95" table:formula="of:=&quot;0x&quot; &amp; [.$AE$4] &amp; &quot;ul; \&quot;" office:value-type="string" office:string-value="0x00008200ul; \" calcext:value-type="string">
            <text:p>0x00008200ul; \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/>
          <table:table-cell table:style-name="ce82" office:value-type="string" calcext:value-type="string">
            <text:p>A</text:p>
          </table:table-cell>
          <table:table-cell office:value-type="string" calcext:value-type="string">
            <text:p>CRH</text:p>
          </table:table-cell>
          <table:table-cell table:style-name="ce92"/>
          <table:table-cell table:formula="of:=&quot;GPIO&quot; &amp; [.C82] &amp; &quot;-&gt;&quot; &amp; [.D82] &amp; &quot; =&quot;" office:value-type="string" office:string-value="GPIOA-&gt;CRH =" calcext:value-type="string">
            <text:p>GPIOA-&gt;CRH =</text:p>
          </table:table-cell>
          <table:table-cell table:style-name="ce95" table:formula="of:=&quot;0x&quot; &amp; [.$AE$12] &amp; &quot;ul; \&quot;" office:value-type="string" office:string-value="0xA882E4AAul; \" calcext:value-type="string">
            <text:p>0xA882E4AAul; \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/>
          <table:table-cell table:style-name="ce82" office:value-type="string" calcext:value-type="string">
            <text:p>B</text:p>
          </table:table-cell>
          <table:table-cell office:value-type="string" calcext:value-type="string">
            <text:p>ODR</text:p>
          </table:table-cell>
          <table:table-cell table:style-name="ce92"/>
          <table:table-cell table:formula="of:=&quot;GPIO&quot; &amp; [.C83] &amp; &quot;-&gt;&quot; &amp; [.D83] &amp; &quot; =&quot;" office:value-type="string" office:string-value="GPIOB-&gt;ODR =" calcext:value-type="string">
            <text:p>GPIOB-&gt;ODR =</text:p>
          </table:table-cell>
          <table:table-cell table:style-name="ce95" table:formula="of:=&quot;0x&quot; &amp; [.$AF$20] &amp; &quot;ul; \&quot;" office:value-type="string" office:string-value="0x0000CC18ul; \" calcext:value-type="string">
            <text:p>0x0000CC18ul; \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/>
          <table:table-cell table:style-name="ce82" office:value-type="string" calcext:value-type="string">
            <text:p>B</text:p>
          </table:table-cell>
          <table:table-cell office:value-type="string" calcext:value-type="string">
            <text:p>CRL</text:p>
          </table:table-cell>
          <table:table-cell table:style-name="ce92"/>
          <table:table-cell table:formula="of:=&quot;GPIO&quot; &amp; [.C84] &amp; &quot;-&gt;&quot; &amp; [.D84] &amp; &quot; =&quot;" office:value-type="string" office:string-value="GPIOB-&gt;CRL =" calcext:value-type="string">
            <text:p>GPIOB-&gt;CRL =</text:p>
          </table:table-cell>
          <table:table-cell table:style-name="ce95" table:formula="of:=&quot;0x&quot; &amp; [.$AE$20] &amp; &quot;ul; \&quot;" office:value-type="string" office:string-value="0x2A422200ul; \" calcext:value-type="string">
            <text:p>0x2A422200ul; \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/>
          <table:table-cell table:style-name="ce82" office:value-type="string" calcext:value-type="string">
            <text:p>B</text:p>
          </table:table-cell>
          <table:table-cell office:value-type="string" calcext:value-type="string">
            <text:p>CRH</text:p>
          </table:table-cell>
          <table:table-cell table:style-name="ce92"/>
          <table:table-cell table:formula="of:=&quot;GPIO&quot; &amp; [.C85] &amp; &quot;-&gt;&quot; &amp; [.D85] &amp; &quot; =&quot;" office:value-type="string" office:string-value="GPIOB-&gt;CRH =" calcext:value-type="string">
            <text:p>GPIOB-&gt;CRH =</text:p>
          </table:table-cell>
          <table:table-cell table:style-name="ce95" table:formula="of:=&quot;0x&quot; &amp; [.$AE$28] &amp; &quot;ul; \&quot;" office:value-type="string" office:string-value="0x222282A4ul; \" calcext:value-type="string">
            <text:p>0x222282A4ul; \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/>
          <table:table-cell table:style-name="ce82" office:value-type="string" calcext:value-type="string">
            <text:p>C</text:p>
          </table:table-cell>
          <table:table-cell office:value-type="string" calcext:value-type="string">
            <text:p>ODR</text:p>
          </table:table-cell>
          <table:table-cell table:style-name="ce92"/>
          <table:table-cell table:formula="of:=&quot;GPIO&quot; &amp; [.C86] &amp; &quot;-&gt;&quot; &amp; [.D86] &amp; &quot; =&quot;" office:value-type="string" office:string-value="GPIOC-&gt;ODR =" calcext:value-type="string">
            <text:p>GPIOC-&gt;ODR =</text:p>
          </table:table-cell>
          <table:table-cell table:style-name="ce95" table:formula="of:=&quot;0x&quot; &amp; [.$AF$36] &amp; &quot;ul; \&quot;" office:value-type="string" office:string-value="0x0000C306ul; \" calcext:value-type="string">
            <text:p>0x0000C306ul; \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/>
          <table:table-cell table:style-name="ce82" office:value-type="string" calcext:value-type="string">
            <text:p>C</text:p>
          </table:table-cell>
          <table:table-cell office:value-type="string" calcext:value-type="string">
            <text:p>CRL</text:p>
          </table:table-cell>
          <table:table-cell table:style-name="ce92"/>
          <table:table-cell table:formula="of:=&quot;GPIO&quot; &amp; [.C87] &amp; &quot;-&gt;&quot; &amp; [.D87] &amp; &quot; =&quot;" office:value-type="string" office:string-value="GPIOC-&gt;CRL =" calcext:value-type="string">
            <text:p>GPIOC-&gt;CRL =</text:p>
          </table:table-cell>
          <table:table-cell table:style-name="ce95" table:formula="of:=&quot;0x&quot; &amp; [.$AE$36] &amp; &quot;ul; \&quot;" office:value-type="string" office:string-value="0xBB000220ul; \" calcext:value-type="string">
            <text:p>0xBB000220ul; \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/>
          <table:table-cell table:style-name="ce82" office:value-type="string" calcext:value-type="string">
            <text:p>C</text:p>
          </table:table-cell>
          <table:table-cell office:value-type="string" calcext:value-type="string">
            <text:p>CRH</text:p>
          </table:table-cell>
          <table:table-cell table:style-name="ce92"/>
          <table:table-cell table:formula="of:=&quot;GPIO&quot; &amp; [.C88] &amp; &quot;-&gt;&quot; &amp; [.D88] &amp; &quot; =&quot;" office:value-type="string" office:string-value="GPIOC-&gt;CRH =" calcext:value-type="string">
            <text:p>GPIOC-&gt;CRH =</text:p>
          </table:table-cell>
          <table:table-cell table:style-name="ce95" table:formula="of:=&quot;0x&quot; &amp; [.$AE$44] &amp; &quot;ul; \&quot;" office:value-type="string" office:string-value="0x884B4B22ul; \" calcext:value-type="string">
            <text:p>0x884B4B22ul; \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/>
          <table:table-cell table:style-name="ce82" office:value-type="string" calcext:value-type="string">
            <text:p>D</text:p>
          </table:table-cell>
          <table:table-cell office:value-type="string" calcext:value-type="string">
            <text:p>ODR</text:p>
          </table:table-cell>
          <table:table-cell table:style-name="ce92"/>
          <table:table-cell table:formula="of:=&quot;GPIO&quot; &amp; [.C89] &amp; &quot;-&gt;&quot; &amp; [.D89] &amp; &quot; =&quot;" office:value-type="string" office:string-value="GPIOD-&gt;ODR =" calcext:value-type="string">
            <text:p>GPIOD-&gt;ODR =</text:p>
          </table:table-cell>
          <table:table-cell table:style-name="ce95" table:formula="of:=&quot;0x&quot; &amp; [.$AE$44] &amp; &quot;ul; \&quot;" office:value-type="string" office:string-value="0x884B4B22ul; \" calcext:value-type="string">
            <text:p>0x884B4B22ul; \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/>
          <table:table-cell table:style-name="ce82" office:value-type="string" calcext:value-type="string">
            <text:p>D</text:p>
          </table:table-cell>
          <table:table-cell office:value-type="string" calcext:value-type="string">
            <text:p>CRL</text:p>
          </table:table-cell>
          <table:table-cell table:style-name="ce92"/>
          <table:table-cell table:formula="of:=&quot;GPIO&quot; &amp; [.C90] &amp; &quot;-&gt;&quot; &amp; [.D90] &amp; &quot; =&quot;" office:value-type="string" office:string-value="GPIOD-&gt;CRL =" calcext:value-type="string">
            <text:p>GPIOD-&gt;CRL =</text:p>
          </table:table-cell>
          <table:table-cell table:style-name="ce95" table:formula="of:=&quot;0x&quot; &amp; [.$AE$44] &amp; &quot;ul; \&quot;" office:value-type="string" office:string-value="0x884B4B22ul; \" calcext:value-type="string">
            <text:p>0x884B4B22ul; \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 table:number-columns-repeated="2"/>
          <table:table-cell table:number-columns-repeated="3"/>
          <table:table-cell office:value-type="string" calcext:value-type="string">
            <text:p>} while (0)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 table:style-name="ce81"/>
          <table:table-cell table:style-name="ce86" table:number-columns-repeated="6"/>
          <table:table-cell table:style-name="ce81" table:number-columns-repeated="25"/>
          <table:table-cell table:style-name="ce90" table:number-columns-repeated="992"/>
        </table:table-row>
        <table:table-row table:style-name="ro1">
          <table:table-cell table:style-name="ce81"/>
          <table:table-cell table:style-name="ce86" table:number-columns-repeated="4"/>
          <table:table-cell office:value-type="string" calcext:value-type="string">
            <text:p>#define _remap1</text:p>
          </table:table-cell>
          <table:table-cell table:formula="of:=IF([.$F$59]=&quot;&quot;;&quot;&quot;;[.$F$59] &amp; &quot; | &quot;) &amp; IF([.$F$60]=&quot;&quot;;&quot;&quot;;[.$F$60] &amp; &quot; | &quot;) &amp; IF([.$F$61]=&quot;&quot;;&quot;&quot;;[.$F$61] &amp; &quot; | &quot;) &amp; IF([.$F$62]=&quot;&quot;;&quot;&quot;;[.$F$62] &amp; &quot; | &quot;) &amp; IF([.$F$63]=&quot;&quot;;&quot;&quot;;[.$F$63] &amp; &quot; | &quot;) &amp; IF([.$F$64]=&quot;&quot;;&quot;&quot;;[.$F$64] &amp; &quot; | &quot;) &amp; IF([.$F$65]=&quot;&quot;;&quot;&quot;;[.$F$65] &amp; &quot; | &quot;) &amp; IF([.$F$66]=&quot;&quot;;&quot;&quot;;[.$F$66] &amp; &quot; | &quot;) &amp; &quot;0&quot;" office:value-type="string" office:string-value="AFIO_MAPR_CAN2_REMAP | AFIO_MAPR_CAN_REMAP_REMAP2 | AFIO_MAPR_TIM2_REMAP_PARTIALREMAP1 | AFIO_MAPR_TIM3_REMAP_FULLREMAP | AFIO_MAPR_SPI3_REMAP | 0" calcext:value-type="string">
            <text:p>AFIO_MAPR_CAN2_REMAP | AFIO_MAPR_CAN_REMAP_REMAP2 | AFIO_MAPR_TIM2_REMAP_PARTIALREMAP1 | AFIO_MAPR_TIM3_REMAP_FULLREMAP | AFIO_MAPR_SPI3_REMAP | 0</text:p>
          </table:table-cell>
          <table:table-cell table:style-name="ce81" table:number-columns-repeated="25"/>
          <table:table-cell table:style-name="ce90" table:number-columns-repeated="992"/>
        </table:table-row>
        <table:table-row table:style-name="ro1">
          <table:table-cell table:style-name="ce81"/>
          <table:table-cell table:style-name="ce86" table:number-columns-repeated="6"/>
          <table:table-cell table:style-name="ce81" table:number-columns-repeated="25"/>
          <table:table-cell table:style-name="ce90" table:number-columns-repeated="992"/>
        </table:table-row>
        <table:table-row table:style-name="ro1">
          <table:table-cell/>
          <table:table-cell table:style-name="ce85" office:value-type="string" calcext:value-type="string">
            <text:p>Таблица выводов реле</text:p>
          </table:table-cell>
          <table:table-cell table:style-name="ce85" table:number-columns-repeated="3"/>
          <table:table-cell table:style-name="ce85" table:formula="of:=&quot;// &quot; &amp; [.B95]" office:value-type="string" office:string-value="// Таблица выводов реле" calcext:value-type="string">
            <text:p>// Таблица выводов реле</text:p>
          </table:table-cell>
          <table:table-cell table:style-name="ce85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84" office:value-type="string" calcext:value-type="string">
            <text:p>Port:</text:p>
          </table:table-cell>
          <table:table-cell table:style-name="ce84" office:value-type="string" calcext:value-type="string">
            <text:p>Reg:</text:p>
          </table:table-cell>
          <table:table-cell table:style-name="ce84"/>
          <table:table-cell table:style-name="ce82" office:value-type="string" calcext:value-type="string">
            <text:p>// Регистр:</text:p>
          </table:table-cell>
          <table:table-cell table:style-name="ce82" office:value-type="string" calcext:value-type="string">
            <text:p>Значение:</text:p>
          </table:table-cell>
          <table:table-cell table:number-columns-repeated="1017"/>
        </table:table-row>
        <table:table-row table:style-name="ro1">
          <table:table-cell/>
          <table:table-cell table:style-name="ce82" office:value-type="string" calcext:value-type="string">
            <text:p>_rly1_port</text:p>
          </table:table-cell>
          <table:table-cell table:style-name="ce82" office:value-type="string" calcext:value-type="string">
            <text:p>SW1_OFF</text:p>
          </table:table-cell>
          <table:table-cell office:value-type="float" office:value="0" calcext:value-type="float">
            <text:p>0</text:p>
          </table:table-cell>
          <table:table-cell table:formula="of:=VLOOKUP([.C97];[.$B$4:.$F$54];5;0)" office:value-type="string" office:string-value="PC2" calcext:value-type="string">
            <text:p>PC2</text:p>
          </table:table-cell>
          <table:table-cell table:formula="of:=&quot;#define &quot; &amp; [.B97]" office:value-type="string" office:string-value="#define _rly1_port" calcext:value-type="string">
            <text:p>#define _rly1_port</text:p>
          </table:table-cell>
          <table:table-cell table:formula="of:=&quot;GPIO&quot; &amp; MID([.E97];2;1) &amp; &quot;-&gt;BSRR&quot;" office:value-type="string" office:string-value="GPIOC-&gt;BSRR" calcext:value-type="string">
            <text:p>GPIOC-&gt;BSRR</text:p>
          </table:table-cell>
          <table:table-cell table:number-columns-repeated="1017"/>
        </table:table-row>
        <table:table-row table:style-name="ro1">
          <table:table-cell/>
          <table:table-cell table:style-name="ce82" office:value-type="string" calcext:value-type="string">
            <text:p>_rly2_port</text:p>
          </table:table-cell>
          <table:table-cell table:style-name="ce82" office:value-type="string" calcext:value-type="string">
            <text:p>SW2_OFF</text:p>
          </table:table-cell>
          <table:table-cell office:value-type="float" office:value="0" calcext:value-type="float">
            <text:p>0</text:p>
          </table:table-cell>
          <table:table-cell table:formula="of:=VLOOKUP([.C98];[.$B$4:.$F$54];5;0)" office:value-type="string" office:string-value="PA2" calcext:value-type="string">
            <text:p>PA2</text:p>
          </table:table-cell>
          <table:table-cell table:formula="of:=&quot;#define &quot; &amp; [.B98]" office:value-type="string" office:string-value="#define _rly2_port" calcext:value-type="string">
            <text:p>#define _rly2_port</text:p>
          </table:table-cell>
          <table:table-cell table:formula="of:=&quot;GPIO&quot; &amp; MID([.E98];2;1) &amp; &quot;-&gt;BSRR&quot;" office:value-type="string" office:string-value="GPIOA-&gt;BSRR" calcext:value-type="string">
            <text:p>GPIOA-&gt;BSRR</text:p>
          </table:table-cell>
          <table:table-cell table:number-columns-repeated="1017"/>
        </table:table-row>
        <table:table-row table:style-name="ro1">
          <table:table-cell/>
          <table:table-cell table:style-name="ce82" office:value-type="string" calcext:value-type="string">
            <text:p>_rly3_port</text:p>
          </table:table-cell>
          <table:table-cell table:style-name="ce82" office:value-type="string" calcext:value-type="string">
            <text:p>SW3_OFF</text:p>
          </table:table-cell>
          <table:table-cell office:value-type="float" office:value="0" calcext:value-type="float">
            <text:p>0</text:p>
          </table:table-cell>
          <table:table-cell table:formula="of:=VLOOKUP([.C99];[.$B$4:.$F$54];5;0)" office:value-type="string" office:string-value="PB10" calcext:value-type="string">
            <text:p>PB10</text:p>
          </table:table-cell>
          <table:table-cell table:formula="of:=&quot;#define &quot; &amp; [.B99]" office:value-type="string" office:string-value="#define _rly3_port" calcext:value-type="string">
            <text:p>#define _rly3_port</text:p>
          </table:table-cell>
          <table:table-cell table:formula="of:=&quot;GPIO&quot; &amp; MID([.E99];2;1) &amp; &quot;-&gt;BSRR&quot;" office:value-type="string" office:string-value="GPIOB-&gt;BSRR" calcext:value-type="string">
            <text:p>GPIOB-&gt;BSRR</text:p>
          </table:table-cell>
          <table:table-cell table:number-columns-repeated="1017"/>
        </table:table-row>
        <table:table-row table:style-name="ro1">
          <table:table-cell/>
          <table:table-cell table:style-name="ce82" office:value-type="string" calcext:value-type="string">
            <text:p>_rly4_port</text:p>
          </table:table-cell>
          <table:table-cell table:style-name="ce82" office:value-type="string" calcext:value-type="string">
            <text:p>SW4_OFF</text:p>
          </table:table-cell>
          <table:table-cell office:value-type="float" office:value="0" calcext:value-type="float">
            <text:p>0</text:p>
          </table:table-cell>
          <table:table-cell table:formula="of:=VLOOKUP([.C100];[.$B$4:.$F$54];5;0)" office:value-type="string" office:string-value="PC1" calcext:value-type="string">
            <text:p>PC1</text:p>
          </table:table-cell>
          <table:table-cell table:formula="of:=&quot;#define &quot; &amp; [.B100]" office:value-type="string" office:string-value="#define _rly4_port" calcext:value-type="string">
            <text:p>#define _rly4_port</text:p>
          </table:table-cell>
          <table:table-cell table:formula="of:=&quot;GPIO&quot; &amp; MID([.E100];2;1) &amp; &quot;-&gt;BSRR&quot;" office:value-type="string" office:string-value="GPIOC-&gt;BSRR" calcext:value-type="string">
            <text:p>GPIOC-&gt;BSRR</text:p>
          </table:table-cell>
          <table:table-cell table:number-columns-repeated="1017"/>
        </table:table-row>
        <table:table-row table:style-name="ro1">
          <table:table-cell/>
          <table:table-cell table:style-name="ce82" office:value-type="string" calcext:value-type="string">
            <text:p>_rly5_port</text:p>
          </table:table-cell>
          <table:table-cell table:style-name="ce82" office:value-type="string" calcext:value-type="string">
            <text:p>SW5_OFF</text:p>
          </table:table-cell>
          <table:table-cell office:value-type="float" office:value="0" calcext:value-type="float">
            <text:p>0</text:p>
          </table:table-cell>
          <table:table-cell table:formula="of:=VLOOKUP([.C101];[.$B$4:.$F$54];5;0)" office:value-type="string" office:string-value="PA12" calcext:value-type="string">
            <text:p>PA12</text:p>
          </table:table-cell>
          <table:table-cell table:formula="of:=&quot;#define &quot; &amp; [.B101]" office:value-type="string" office:string-value="#define _rly5_port" calcext:value-type="string">
            <text:p>#define _rly5_port</text:p>
          </table:table-cell>
          <table:table-cell table:formula="of:=&quot;GPIO&quot; &amp; MID([.E101];2;1) &amp; &quot;-&gt;BSRR&quot;" office:value-type="string" office:string-value="GPIOA-&gt;BSRR" calcext:value-type="string">
            <text:p>GPIOA-&gt;BSRR</text:p>
          </table:table-cell>
          <table:table-cell table:number-columns-repeated="1017"/>
        </table:table-row>
        <table:table-row table:style-name="ro1">
          <table:table-cell/>
          <table:table-cell table:style-name="ce82" office:value-type="string" calcext:value-type="string">
            <text:p>_rly1_off_bit</text:p>
          </table:table-cell>
          <table:table-cell table:style-name="ce82" office:value-type="string" calcext:value-type="string">
            <text:p>SW1_OFF</text:p>
          </table:table-cell>
          <table:table-cell office:value-type="float" office:value="1" calcext:value-type="float">
            <text:p>1</text:p>
          </table:table-cell>
          <table:table-cell table:formula="of:=VLOOKUP([.C102];[.$B$4:.$F$54];5;0)" office:value-type="string" office:string-value="PC2" calcext:value-type="string">
            <text:p>PC2</text:p>
          </table:table-cell>
          <table:table-cell table:formula="of:=&quot;#define &quot; &amp; [.B102]" office:value-type="string" office:string-value="#define _rly1_off_bit" calcext:value-type="string">
            <text:p>#define _rly1_off_bit</text:p>
          </table:table-cell>
          <table:table-cell table:formula="of:=&quot;1UL&lt;&lt;(&quot; &amp; MID([.E102];3;2) &amp; IF([.D102]=1;&quot;)&quot;;&quot;+16)&quot;)" office:value-type="string" office:string-value="1UL&lt;&lt;(2)" calcext:value-type="string">
            <text:p>1UL&lt;&lt;(2)</text:p>
          </table:table-cell>
          <table:table-cell table:number-columns-repeated="1017"/>
        </table:table-row>
        <table:table-row table:style-name="ro1">
          <table:table-cell/>
          <table:table-cell table:style-name="ce82" office:value-type="string" calcext:value-type="string">
            <text:p>_rly2_off_bit</text:p>
          </table:table-cell>
          <table:table-cell table:style-name="ce82" office:value-type="string" calcext:value-type="string">
            <text:p>SW2_OFF</text:p>
          </table:table-cell>
          <table:table-cell office:value-type="float" office:value="1" calcext:value-type="float">
            <text:p>1</text:p>
          </table:table-cell>
          <table:table-cell table:formula="of:=VLOOKUP([.C103];[.$B$4:.$F$54];5;0)" office:value-type="string" office:string-value="PA2" calcext:value-type="string">
            <text:p>PA2</text:p>
          </table:table-cell>
          <table:table-cell table:formula="of:=&quot;#define &quot; &amp; [.B103]" office:value-type="string" office:string-value="#define _rly2_off_bit" calcext:value-type="string">
            <text:p>#define _rly2_off_bit</text:p>
          </table:table-cell>
          <table:table-cell table:formula="of:=&quot;1UL&lt;&lt;(&quot; &amp; MID([.E103];3;2) &amp; IF([.D103]=1;&quot;)&quot;;&quot;+16)&quot;)" office:value-type="string" office:string-value="1UL&lt;&lt;(2)" calcext:value-type="string">
            <text:p>1UL&lt;&lt;(2)</text:p>
          </table:table-cell>
          <table:table-cell table:number-columns-repeated="1017"/>
        </table:table-row>
        <table:table-row table:style-name="ro1">
          <table:table-cell/>
          <table:table-cell table:style-name="ce82" office:value-type="string" calcext:value-type="string">
            <text:p>_rly3_off_bit</text:p>
          </table:table-cell>
          <table:table-cell table:style-name="ce82" office:value-type="string" calcext:value-type="string">
            <text:p>SW3_OFF</text:p>
          </table:table-cell>
          <table:table-cell office:value-type="float" office:value="1" calcext:value-type="float">
            <text:p>1</text:p>
          </table:table-cell>
          <table:table-cell table:formula="of:=VLOOKUP([.C104];[.$B$4:.$F$54];5;0)" office:value-type="string" office:string-value="PB10" calcext:value-type="string">
            <text:p>PB10</text:p>
          </table:table-cell>
          <table:table-cell table:formula="of:=&quot;#define &quot; &amp; [.B104]" office:value-type="string" office:string-value="#define _rly3_off_bit" calcext:value-type="string">
            <text:p>#define _rly3_off_bit</text:p>
          </table:table-cell>
          <table:table-cell table:formula="of:=&quot;1UL&lt;&lt;(&quot; &amp; MID([.E104];3;2) &amp; IF([.D104]=1;&quot;)&quot;;&quot;+16)&quot;)" office:value-type="string" office:string-value="1UL&lt;&lt;(10)" calcext:value-type="string">
            <text:p>1UL&lt;&lt;(10)</text:p>
          </table:table-cell>
          <table:table-cell table:number-columns-repeated="1017"/>
        </table:table-row>
        <table:table-row table:style-name="ro1">
          <table:table-cell/>
          <table:table-cell table:style-name="ce82" office:value-type="string" calcext:value-type="string">
            <text:p>_rly4_off_bit</text:p>
          </table:table-cell>
          <table:table-cell table:style-name="ce82" office:value-type="string" calcext:value-type="string">
            <text:p>SW4_OFF</text:p>
          </table:table-cell>
          <table:table-cell office:value-type="float" office:value="1" calcext:value-type="float">
            <text:p>1</text:p>
          </table:table-cell>
          <table:table-cell table:formula="of:=VLOOKUP([.C105];[.$B$4:.$F$54];5;0)" office:value-type="string" office:string-value="PC1" calcext:value-type="string">
            <text:p>PC1</text:p>
          </table:table-cell>
          <table:table-cell table:formula="of:=&quot;#define &quot; &amp; [.B105]" office:value-type="string" office:string-value="#define _rly4_off_bit" calcext:value-type="string">
            <text:p>#define _rly4_off_bit</text:p>
          </table:table-cell>
          <table:table-cell table:formula="of:=&quot;1UL&lt;&lt;(&quot; &amp; MID([.E105];3;2) &amp; IF([.D105]=1;&quot;)&quot;;&quot;+16)&quot;)" office:value-type="string" office:string-value="1UL&lt;&lt;(1)" calcext:value-type="string">
            <text:p>1UL&lt;&lt;(1)</text:p>
          </table:table-cell>
          <table:table-cell table:number-columns-repeated="1017"/>
        </table:table-row>
        <table:table-row table:style-name="ro1">
          <table:table-cell/>
          <table:table-cell table:style-name="ce82" office:value-type="string" calcext:value-type="string">
            <text:p>_rly5_off_bit</text:p>
          </table:table-cell>
          <table:table-cell table:style-name="ce82" office:value-type="string" calcext:value-type="string">
            <text:p>SW5_OFF</text:p>
          </table:table-cell>
          <table:table-cell office:value-type="float" office:value="1" calcext:value-type="float">
            <text:p>1</text:p>
          </table:table-cell>
          <table:table-cell table:formula="of:=VLOOKUP([.C106];[.$B$4:.$F$54];5;0)" office:value-type="string" office:string-value="PA12" calcext:value-type="string">
            <text:p>PA12</text:p>
          </table:table-cell>
          <table:table-cell table:formula="of:=&quot;#define &quot; &amp; [.B106]" office:value-type="string" office:string-value="#define _rly5_off_bit" calcext:value-type="string">
            <text:p>#define _rly5_off_bit</text:p>
          </table:table-cell>
          <table:table-cell table:formula="of:=&quot;1UL&lt;&lt;(&quot; &amp; MID([.E106];3;2) &amp; IF([.D106]=1;&quot;)&quot;;&quot;+16)&quot;)" office:value-type="string" office:string-value="1UL&lt;&lt;(12)" calcext:value-type="string">
            <text:p>1UL&lt;&lt;(12)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6"/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3" office:value-type="string" calcext:value-type="string">
            <text:p>Макросы управления отдельными пинами</text:p>
          </table:table-cell>
          <table:table-cell table:style-name="ce83" table:number-columns-repeated="3"/>
          <table:table-cell table:style-name="ce85" table:formula="of:=&quot;// &quot; &amp; [.B108]" office:value-type="string" office:string-value="// Макросы управления отдельными пинами" calcext:value-type="string">
            <text:p>// Макросы управления отдельными пинами</text:p>
          </table:table-cell>
          <table:table-cell table:style-name="ce83"/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4" office:value-type="string" calcext:value-type="string">
            <text:p>Name:</text:p>
          </table:table-cell>
          <table:table-cell table:style-name="ce84" office:value-type="string" calcext:value-type="string">
            <text:p>Net:</text:p>
          </table:table-cell>
          <table:table-cell table:style-name="ce84" office:value-type="string" calcext:value-type="string">
            <text:p>Value:</text:p>
          </table:table-cell>
          <table:table-cell table:style-name="ce86" office:value-type="string" calcext:value-type="string">
            <text:p>Pin:</text:p>
          </table:table-cell>
          <table:table-cell table:style-name="ce82" table:number-columns-repeated="2"/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 office:value-type="string" calcext:value-type="string">
            <text:p>_led1_on</text:p>
          </table:table-cell>
          <table:table-cell table:style-name="ce82"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table:formula="of:=VLOOKUP([.C110];[.$B$4:.$F$54];5;0)" office:value-type="string" office:string-value="PB15" calcext:value-type="string">
            <text:p>PB15</text:p>
          </table:table-cell>
          <table:table-cell table:formula="of:=&quot;#define &quot; &amp; [.B110] &amp; &quot;()&quot;" office:value-type="string" office:string-value="#define _led1_on()" calcext:value-type="string">
            <text:p>#define _led1_on()</text:p>
          </table:table-cell>
          <table:table-cell table:formula="of:=&quot;GPIO&quot; &amp; MID([.E110];2;1) &amp; &quot;-&gt;BSRR=1UL&lt;&lt;(&quot; &amp; MID([.E110];3;2) &amp; IF([.D110]=1;&quot;)&quot;;&quot;+16)&quot;)" office:value-type="string" office:string-value="GPIOB-&gt;BSRR=1UL&lt;&lt;(15)" calcext:value-type="string">
            <text:p>GPIOB-&gt;BSRR=1UL&lt;&lt;(15)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 office:value-type="string" calcext:value-type="string">
            <text:p>_led1_off</text:p>
          </table:table-cell>
          <table:table-cell table:style-name="ce82" office:value-type="string" calcext:value-type="string">
            <text:p>LED1</text:p>
          </table:table-cell>
          <table:table-cell office:value-type="float" office:value="0" calcext:value-type="float">
            <text:p>0</text:p>
          </table:table-cell>
          <table:table-cell table:formula="of:=VLOOKUP([.C111];[.$B$4:.$F$54];5;0)" office:value-type="string" office:string-value="PB15" calcext:value-type="string">
            <text:p>PB15</text:p>
          </table:table-cell>
          <table:table-cell table:formula="of:=&quot;#define &quot; &amp; [.B111] &amp; &quot;()&quot;" office:value-type="string" office:string-value="#define _led1_off()" calcext:value-type="string">
            <text:p>#define _led1_off()</text:p>
          </table:table-cell>
          <table:table-cell table:formula="of:=&quot;GPIO&quot; &amp; MID([.E111];2;1) &amp; &quot;-&gt;BSRR=1UL&lt;&lt;(&quot; &amp; MID([.E111];3;2) &amp; IF([.D111]=1;&quot;)&quot;;&quot;+16)&quot;)" office:value-type="string" office:string-value="GPIOB-&gt;BSRR=1UL&lt;&lt;(15+16)" calcext:value-type="string">
            <text:p>GPIOB-&gt;BSRR=1UL&lt;&lt;(15+16)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 office:value-type="string" calcext:value-type="string">
            <text:p>_led2_on</text:p>
          </table:table-cell>
          <table:table-cell table:style-name="ce82" office:value-type="string" calcext:value-type="string">
            <text:p>LED2</text:p>
          </table:table-cell>
          <table:table-cell office:value-type="float" office:value="1" calcext:value-type="float">
            <text:p>1</text:p>
          </table:table-cell>
          <table:table-cell table:formula="of:=VLOOKUP([.C112];[.$B$4:.$F$54];5;0)" office:value-type="string" office:string-value="PB14" calcext:value-type="string">
            <text:p>PB14</text:p>
          </table:table-cell>
          <table:table-cell table:formula="of:=&quot;#define &quot; &amp; [.B112] &amp; &quot;()&quot;" office:value-type="string" office:string-value="#define _led2_on()" calcext:value-type="string">
            <text:p>#define _led2_on()</text:p>
          </table:table-cell>
          <table:table-cell table:formula="of:=&quot;GPIO&quot; &amp; MID([.E112];2;1) &amp; &quot;-&gt;BSRR=1UL&lt;&lt;(&quot; &amp; MID([.E112];3;2) &amp; IF([.D112]=1;&quot;)&quot;;&quot;+16)&quot;)" office:value-type="string" office:string-value="GPIOB-&gt;BSRR=1UL&lt;&lt;(14)" calcext:value-type="string">
            <text:p>GPIOB-&gt;BSRR=1UL&lt;&lt;(14)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 office:value-type="string" calcext:value-type="string">
            <text:p>_led2_off</text:p>
          </table:table-cell>
          <table:table-cell table:style-name="ce82" office:value-type="string" calcext:value-type="string">
            <text:p>LED2</text:p>
          </table:table-cell>
          <table:table-cell office:value-type="float" office:value="0" calcext:value-type="float">
            <text:p>0</text:p>
          </table:table-cell>
          <table:table-cell table:formula="of:=VLOOKUP([.C113];[.$B$4:.$F$54];5;0)" office:value-type="string" office:string-value="PB14" calcext:value-type="string">
            <text:p>PB14</text:p>
          </table:table-cell>
          <table:table-cell table:formula="of:=&quot;#define &quot; &amp; [.B113] &amp; &quot;()&quot;" office:value-type="string" office:string-value="#define _led2_off()" calcext:value-type="string">
            <text:p>#define _led2_off()</text:p>
          </table:table-cell>
          <table:table-cell table:formula="of:=&quot;GPIO&quot; &amp; MID([.E113];2;1) &amp; &quot;-&gt;BSRR=1UL&lt;&lt;(&quot; &amp; MID([.E113];3;2) &amp; IF([.D113]=1;&quot;)&quot;;&quot;+16)&quot;)" office:value-type="string" office:string-value="GPIOB-&gt;BSRR=1UL&lt;&lt;(14+16)" calcext:value-type="string">
            <text:p>GPIOB-&gt;BSRR=1UL&lt;&lt;(14+16)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 office:value-type="string" calcext:value-type="string">
            <text:p>_can_chip1_on</text:p>
          </table:table-cell>
          <table:table-cell table:style-name="ce82" office:value-type="string" calcext:value-type="string">
            <text:p>CAN1_STBY</text:p>
          </table:table-cell>
          <table:table-cell office:value-type="float" office:value="0" calcext:value-type="float">
            <text:p>0</text:p>
          </table:table-cell>
          <table:table-cell table:formula="of:=VLOOKUP([.C114];[.$B$4:.$F$54];5;0)" office:value-type="string" office:string-value="PB3" calcext:value-type="string">
            <text:p>PB3</text:p>
          </table:table-cell>
          <table:table-cell table:formula="of:=&quot;#define &quot; &amp; [.B114] &amp; &quot;()&quot;" office:value-type="string" office:string-value="#define _can_chip1_on()" calcext:value-type="string">
            <text:p>#define _can_chip1_on()</text:p>
          </table:table-cell>
          <table:table-cell table:formula="of:=&quot;GPIO&quot; &amp; MID([.E114];2;1) &amp; &quot;-&gt;BSRR=1UL&lt;&lt;(&quot; &amp; MID([.E114];3;2) &amp; IF([.D114]=1;&quot;)&quot;;&quot;+16)&quot;)" office:value-type="string" office:string-value="GPIOB-&gt;BSRR=1UL&lt;&lt;(3+16)" calcext:value-type="string">
            <text:p>GPIOB-&gt;BSRR=1UL&lt;&lt;(3+16)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 office:value-type="string" calcext:value-type="string">
            <text:p>_can_chip1_off</text:p>
          </table:table-cell>
          <table:table-cell table:style-name="ce82" office:value-type="string" calcext:value-type="string">
            <text:p>CAN1_STBY</text:p>
          </table:table-cell>
          <table:table-cell office:value-type="float" office:value="1" calcext:value-type="float">
            <text:p>1</text:p>
          </table:table-cell>
          <table:table-cell table:formula="of:=VLOOKUP([.C115];[.$B$4:.$F$54];5;0)" office:value-type="string" office:string-value="PB3" calcext:value-type="string">
            <text:p>PB3</text:p>
          </table:table-cell>
          <table:table-cell table:formula="of:=&quot;#define &quot; &amp; [.B115] &amp; &quot;()&quot;" office:value-type="string" office:string-value="#define _can_chip1_off()" calcext:value-type="string">
            <text:p>#define _can_chip1_off()</text:p>
          </table:table-cell>
          <table:table-cell table:formula="of:=&quot;GPIO&quot; &amp; MID([.E115];2;1) &amp; &quot;-&gt;BSRR=1UL&lt;&lt;(&quot; &amp; MID([.E115];3;2) &amp; IF([.D115]=1;&quot;)&quot;;&quot;+16)&quot;)" office:value-type="string" office:string-value="GPIOB-&gt;BSRR=1UL&lt;&lt;(3)" calcext:value-type="string">
            <text:p>GPIOB-&gt;BSRR=1UL&lt;&lt;(3)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 office:value-type="string" calcext:value-type="string">
            <text:p>_can_chip2_on</text:p>
          </table:table-cell>
          <table:table-cell table:style-name="ce82" office:value-type="string" calcext:value-type="string">
            <text:p>CAN2_STBY</text:p>
          </table:table-cell>
          <table:table-cell office:value-type="float" office:value="0" calcext:value-type="float">
            <text:p>0</text:p>
          </table:table-cell>
          <table:table-cell table:formula="of:=VLOOKUP([.C116];[.$B$4:.$F$54];5;0)" office:value-type="string" office:string-value="PB4" calcext:value-type="string">
            <text:p>PB4</text:p>
          </table:table-cell>
          <table:table-cell table:formula="of:=&quot;#define &quot; &amp; [.B116] &amp; &quot;()&quot;" office:value-type="string" office:string-value="#define _can_chip2_on()" calcext:value-type="string">
            <text:p>#define _can_chip2_on()</text:p>
          </table:table-cell>
          <table:table-cell table:formula="of:=&quot;GPIO&quot; &amp; MID([.E116];2;1) &amp; &quot;-&gt;BSRR=1UL&lt;&lt;(&quot; &amp; MID([.E116];3;2) &amp; IF([.D116]=1;&quot;)&quot;;&quot;+16)&quot;)" office:value-type="string" office:string-value="GPIOB-&gt;BSRR=1UL&lt;&lt;(4+16)" calcext:value-type="string">
            <text:p>GPIOB-&gt;BSRR=1UL&lt;&lt;(4+16)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 office:value-type="string" calcext:value-type="string">
            <text:p>_can_chip2_off</text:p>
          </table:table-cell>
          <table:table-cell table:style-name="ce82" office:value-type="string" calcext:value-type="string">
            <text:p>CAN2_STBY</text:p>
          </table:table-cell>
          <table:table-cell office:value-type="float" office:value="1" calcext:value-type="float">
            <text:p>1</text:p>
          </table:table-cell>
          <table:table-cell table:formula="of:=VLOOKUP([.C117];[.$B$4:.$F$54];5;0)" office:value-type="string" office:string-value="PB4" calcext:value-type="string">
            <text:p>PB4</text:p>
          </table:table-cell>
          <table:table-cell table:formula="of:=&quot;#define &quot; &amp; [.B117] &amp; &quot;()&quot;" office:value-type="string" office:string-value="#define _can_chip2_off()" calcext:value-type="string">
            <text:p>#define _can_chip2_off()</text:p>
          </table:table-cell>
          <table:table-cell table:formula="of:=&quot;GPIO&quot; &amp; MID([.E117];2;1) &amp; &quot;-&gt;BSRR=1UL&lt;&lt;(&quot; &amp; MID([.E117];3;2) &amp; IF([.D117]=1;&quot;)&quot;;&quot;+16)&quot;)" office:value-type="string" office:string-value="GPIOB-&gt;BSRR=1UL&lt;&lt;(4)" calcext:value-type="string">
            <text:p>GPIOB-&gt;BSRR=1UL&lt;&lt;(4)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 office:value-type="string" calcext:value-type="string">
            <text:p>_can1_rly_on</text:p>
          </table:table-cell>
          <table:table-cell table:style-name="ce82" office:value-type="string" calcext:value-type="string">
            <text:p>CAN1_RLY</text:p>
          </table:table-cell>
          <table:table-cell office:value-type="float" office:value="1" calcext:value-type="float">
            <text:p>1</text:p>
          </table:table-cell>
          <table:table-cell table:formula="of:=VLOOKUP([.C118];[.$B$4:.$F$54];5;0)" office:value-type="string" office:string-value="PB2" calcext:value-type="string">
            <text:p>PB2</text:p>
          </table:table-cell>
          <table:table-cell table:formula="of:=&quot;#define &quot; &amp; [.B118] &amp; &quot;()&quot;" office:value-type="string" office:string-value="#define _can1_rly_on()" calcext:value-type="string">
            <text:p>#define _can1_rly_on()</text:p>
          </table:table-cell>
          <table:table-cell table:formula="of:=&quot;GPIO&quot; &amp; MID([.E118];2;1) &amp; &quot;-&gt;BSRR=1UL&lt;&lt;(&quot; &amp; MID([.E118];3;2) &amp; IF([.D118]=1;&quot;)&quot;;&quot;+16)&quot;)" office:value-type="string" office:string-value="GPIOB-&gt;BSRR=1UL&lt;&lt;(2)" calcext:value-type="string">
            <text:p>GPIOB-&gt;BSRR=1UL&lt;&lt;(2)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 office:value-type="string" calcext:value-type="string">
            <text:p>_can1_rly_off</text:p>
          </table:table-cell>
          <table:table-cell table:style-name="ce82" office:value-type="string" calcext:value-type="string">
            <text:p>CAN1_RLY</text:p>
          </table:table-cell>
          <table:table-cell office:value-type="float" office:value="0" calcext:value-type="float">
            <text:p>0</text:p>
          </table:table-cell>
          <table:table-cell table:formula="of:=VLOOKUP([.C119];[.$B$4:.$F$54];5;0)" office:value-type="string" office:string-value="PB2" calcext:value-type="string">
            <text:p>PB2</text:p>
          </table:table-cell>
          <table:table-cell table:formula="of:=&quot;#define &quot; &amp; [.B119] &amp; &quot;()&quot;" office:value-type="string" office:string-value="#define _can1_rly_off()" calcext:value-type="string">
            <text:p>#define _can1_rly_off()</text:p>
          </table:table-cell>
          <table:table-cell table:formula="of:=&quot;GPIO&quot; &amp; MID([.E119];2;1) &amp; &quot;-&gt;BSRR=1UL&lt;&lt;(&quot; &amp; MID([.E119];3;2) &amp; IF([.D119]=1;&quot;)&quot;;&quot;+16)&quot;)" office:value-type="string" office:string-value="GPIOB-&gt;BSRR=1UL&lt;&lt;(2+16)" calcext:value-type="string">
            <text:p>GPIOB-&gt;BSRR=1UL&lt;&lt;(2+16)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 office:value-type="string" calcext:value-type="string">
            <text:p>_leak_p_on</text:p>
          </table:table-cell>
          <table:table-cell table:style-name="ce82" office:value-type="string" calcext:value-type="string">
            <text:p>LKENP</text:p>
          </table:table-cell>
          <table:table-cell office:value-type="float" office:value="1" calcext:value-type="float">
            <text:p>1</text:p>
          </table:table-cell>
          <table:table-cell table:formula="of:=VLOOKUP([.C120];[.$B$4:.$F$54];5;0)" office:value-type="string" office:string-value="PD2" calcext:value-type="string">
            <text:p>PD2</text:p>
          </table:table-cell>
          <table:table-cell table:formula="of:=&quot;#define &quot; &amp; [.B120] &amp; &quot;()&quot;" office:value-type="string" office:string-value="#define _leak_p_on()" calcext:value-type="string">
            <text:p>#define _leak_p_on()</text:p>
          </table:table-cell>
          <table:table-cell table:formula="of:=&quot;GPIO&quot; &amp; MID([.E120];2;1) &amp; &quot;-&gt;BSRR=1UL&lt;&lt;(&quot; &amp; MID([.E120];3;2) &amp; IF([.D120]=1;&quot;)&quot;;&quot;+16)&quot;)" office:value-type="string" office:string-value="GPIOD-&gt;BSRR=1UL&lt;&lt;(2)" calcext:value-type="string">
            <text:p>GPIOD-&gt;BSRR=1UL&lt;&lt;(2)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 office:value-type="string" calcext:value-type="string">
            <text:p>_leak_p_off</text:p>
          </table:table-cell>
          <table:table-cell table:style-name="ce82" office:value-type="string" calcext:value-type="string">
            <text:p>LKENP</text:p>
          </table:table-cell>
          <table:table-cell office:value-type="float" office:value="0" calcext:value-type="float">
            <text:p>0</text:p>
          </table:table-cell>
          <table:table-cell table:formula="of:=VLOOKUP([.C121];[.$B$4:.$F$54];5;0)" office:value-type="string" office:string-value="PD2" calcext:value-type="string">
            <text:p>PD2</text:p>
          </table:table-cell>
          <table:table-cell table:formula="of:=&quot;#define &quot; &amp; [.B121] &amp; &quot;()&quot;" office:value-type="string" office:string-value="#define _leak_p_off()" calcext:value-type="string">
            <text:p>#define _leak_p_off()</text:p>
          </table:table-cell>
          <table:table-cell table:formula="of:=&quot;GPIO&quot; &amp; MID([.E121];2;1) &amp; &quot;-&gt;BSRR=1UL&lt;&lt;(&quot; &amp; MID([.E121];3;2) &amp; IF([.D121]=1;&quot;)&quot;;&quot;+16)&quot;)" office:value-type="string" office:string-value="GPIOD-&gt;BSRR=1UL&lt;&lt;(2+16)" calcext:value-type="string">
            <text:p>GPIOD-&gt;BSRR=1UL&lt;&lt;(2+16)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 office:value-type="string" calcext:value-type="string">
            <text:p>_leak_n_on</text:p>
          </table:table-cell>
          <table:table-cell table:style-name="ce82" office:value-type="string" calcext:value-type="string">
            <text:p>LKENN</text:p>
          </table:table-cell>
          <table:table-cell office:value-type="float" office:value="1" calcext:value-type="float">
            <text:p>1</text:p>
          </table:table-cell>
          <table:table-cell table:formula="of:=VLOOKUP([.C122];[.$B$4:.$F$54];5;0)" office:value-type="string" office:string-value="PB7" calcext:value-type="string">
            <text:p>PB7</text:p>
          </table:table-cell>
          <table:table-cell table:formula="of:=&quot;#define &quot; &amp; [.B122] &amp; &quot;()&quot;" office:value-type="string" office:string-value="#define _leak_n_on()" calcext:value-type="string">
            <text:p>#define _leak_n_on()</text:p>
          </table:table-cell>
          <table:table-cell table:formula="of:=&quot;GPIO&quot; &amp; MID([.E122];2;1) &amp; &quot;-&gt;BSRR=1UL&lt;&lt;(&quot; &amp; MID([.E122];3;2) &amp; IF([.D122]=1;&quot;)&quot;;&quot;+16)&quot;)" office:value-type="string" office:string-value="GPIOB-&gt;BSRR=1UL&lt;&lt;(7)" calcext:value-type="string">
            <text:p>GPIOB-&gt;BSRR=1UL&lt;&lt;(7)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 office:value-type="string" calcext:value-type="string">
            <text:p>_leak_n_off</text:p>
          </table:table-cell>
          <table:table-cell table:style-name="ce82" office:value-type="string" calcext:value-type="string">
            <text:p>LKENN</text:p>
          </table:table-cell>
          <table:table-cell office:value-type="float" office:value="0" calcext:value-type="float">
            <text:p>0</text:p>
          </table:table-cell>
          <table:table-cell table:formula="of:=VLOOKUP([.C123];[.$B$4:.$F$54];5;0)" office:value-type="string" office:string-value="PB7" calcext:value-type="string">
            <text:p>PB7</text:p>
          </table:table-cell>
          <table:table-cell table:formula="of:=&quot;#define &quot; &amp; [.B123] &amp; &quot;()&quot;" office:value-type="string" office:string-value="#define _leak_n_off()" calcext:value-type="string">
            <text:p>#define _leak_n_off()</text:p>
          </table:table-cell>
          <table:table-cell table:formula="of:=&quot;GPIO&quot; &amp; MID([.E123];2;1) &amp; &quot;-&gt;BSRR=1UL&lt;&lt;(&quot; &amp; MID([.E123];3;2) &amp; IF([.D123]=1;&quot;)&quot;;&quot;+16)&quot;)" office:value-type="string" office:string-value="GPIOB-&gt;BSRR=1UL&lt;&lt;(7+16)" calcext:value-type="string">
            <text:p>GPIOB-&gt;BSRR=1UL&lt;&lt;(7+16)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 office:value-type="string" calcext:value-type="string">
            <text:p>_kill_me</text:p>
          </table:table-cell>
          <table:table-cell office:value-type="string" calcext:value-type="string">
            <text:p>SUICIDE</text:p>
          </table:table-cell>
          <table:table-cell office:value-type="float" office:value="1" calcext:value-type="float">
            <text:p>1</text:p>
          </table:table-cell>
          <table:table-cell table:formula="of:=VLOOKUP([.C124];[.$B$4:.$F$54];5;0)" office:value-type="string" office:string-value="PB12" calcext:value-type="string">
            <text:p>PB12</text:p>
          </table:table-cell>
          <table:table-cell table:formula="of:=&quot;#define &quot; &amp; [.B124] &amp; &quot;()&quot;" office:value-type="string" office:string-value="#define _kill_me()" calcext:value-type="string">
            <text:p>#define _kill_me()</text:p>
          </table:table-cell>
          <table:table-cell table:formula="of:=&quot;GPIO&quot; &amp; MID([.E124];2;1) &amp; &quot;-&gt;BSRR=1UL&lt;&lt;(&quot; &amp; MID([.E124];3;2) &amp; IF([.D124]=1;&quot;)&quot;;&quot;+16)&quot;)" office:value-type="string" office:string-value="GPIOB-&gt;BSRR=1UL&lt;&lt;(12)" calcext:value-type="string">
            <text:p>GPIOB-&gt;BSRR=1UL&lt;&lt;(12)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 office:value-type="string" calcext:value-type="string">
            <text:p>_opd_on</text:p>
          </table:table-cell>
          <table:table-cell office:value-type="string" calcext:value-type="string">
            <text:p>OPDOUT</text:p>
          </table:table-cell>
          <table:table-cell office:value-type="float" office:value="1" calcext:value-type="float">
            <text:p>1</text:p>
          </table:table-cell>
          <table:table-cell table:formula="of:=VLOOKUP([.C125];[.$B$4:.$F$54];5;0)" office:value-type="string" office:string-value="PB13" calcext:value-type="string">
            <text:p>PB13</text:p>
          </table:table-cell>
          <table:table-cell table:formula="of:=&quot;#define &quot; &amp; [.B125] &amp; &quot;()&quot;" office:value-type="string" office:string-value="#define _opd_on()" calcext:value-type="string">
            <text:p>#define _opd_on()</text:p>
          </table:table-cell>
          <table:table-cell table:formula="of:=&quot;GPIO&quot; &amp; MID([.E125];2;1) &amp; &quot;-&gt;BSRR=1UL&lt;&lt;(&quot; &amp; MID([.E125];3;2) &amp; IF([.D125]=1;&quot;)&quot;;&quot;+16)&quot;)" office:value-type="string" office:string-value="GPIOB-&gt;BSRR=1UL&lt;&lt;(13)" calcext:value-type="string">
            <text:p>GPIOB-&gt;BSRR=1UL&lt;&lt;(13)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 office:value-type="string" calcext:value-type="string">
            <text:p>_opd_off</text:p>
          </table:table-cell>
          <table:table-cell table:style-name="ce82" office:value-type="string" calcext:value-type="string">
            <text:p>OPDOUT</text:p>
          </table:table-cell>
          <table:table-cell office:value-type="float" office:value="0" calcext:value-type="float">
            <text:p>0</text:p>
          </table:table-cell>
          <table:table-cell table:formula="of:=VLOOKUP([.C126];[.$B$4:.$F$54];5;0)" office:value-type="string" office:string-value="PB13" calcext:value-type="string">
            <text:p>PB13</text:p>
          </table:table-cell>
          <table:table-cell table:formula="of:=&quot;#define &quot; &amp; [.B126] &amp; &quot;()&quot;" office:value-type="string" office:string-value="#define _opd_off()" calcext:value-type="string">
            <text:p>#define _opd_off()</text:p>
          </table:table-cell>
          <table:table-cell table:formula="of:=&quot;GPIO&quot; &amp; MID([.E126];2;1) &amp; &quot;-&gt;BSRR=1UL&lt;&lt;(&quot; &amp; MID([.E126];3;2) &amp; IF([.D126]=1;&quot;)&quot;;&quot;+16)&quot;)" office:value-type="string" office:string-value="GPIOB-&gt;BSRR=1UL&lt;&lt;(13+16)" calcext:value-type="string">
            <text:p>GPIOB-&gt;BSRR=1UL&lt;&lt;(13+16)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 office:value-type="string" calcext:value-type="string">
            <text:p>_vbat_on</text:p>
          </table:table-cell>
          <table:table-cell table:style-name="ce82" office:value-type="string" calcext:value-type="string">
            <text:p>V1_EN</text:p>
          </table:table-cell>
          <table:table-cell office:value-type="float" office:value="1" calcext:value-type="float">
            <text:p>1</text:p>
          </table:table-cell>
          <table:table-cell table:formula="of:=VLOOKUP([.C127];[.$B$4:.$F$54];5;0)" office:value-type="string" office:string-value="PC8" calcext:value-type="string">
            <text:p>PC8</text:p>
          </table:table-cell>
          <table:table-cell table:formula="of:=&quot;#define &quot; &amp; [.B127] &amp; &quot;()&quot;" office:value-type="string" office:string-value="#define _vbat_on()" calcext:value-type="string">
            <text:p>#define _vbat_on()</text:p>
          </table:table-cell>
          <table:table-cell table:formula="of:=&quot;GPIO&quot; &amp; MID([.E127];2;1) &amp; &quot;-&gt;BSRR=1UL&lt;&lt;(&quot; &amp; MID([.E127];3;2) &amp; IF([.D127]=1;&quot;)&quot;;&quot;+16)&quot;)" office:value-type="string" office:string-value="GPIOC-&gt;BSRR=1UL&lt;&lt;(8)" calcext:value-type="string">
            <text:p>GPIOC-&gt;BSRR=1UL&lt;&lt;(8)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 office:value-type="string" calcext:value-type="string">
            <text:p>_vbat_off</text:p>
          </table:table-cell>
          <table:table-cell table:style-name="ce82" office:value-type="string" calcext:value-type="string">
            <text:p>V1_EN</text:p>
          </table:table-cell>
          <table:table-cell office:value-type="float" office:value="0" calcext:value-type="float">
            <text:p>0</text:p>
          </table:table-cell>
          <table:table-cell table:formula="of:=VLOOKUP([.C128];[.$B$4:.$F$54];5;0)" office:value-type="string" office:string-value="PC8" calcext:value-type="string">
            <text:p>PC8</text:p>
          </table:table-cell>
          <table:table-cell table:formula="of:=&quot;#define &quot; &amp; [.B128] &amp; &quot;()&quot;" office:value-type="string" office:string-value="#define _vbat_off()" calcext:value-type="string">
            <text:p>#define _vbat_off()</text:p>
          </table:table-cell>
          <table:table-cell table:formula="of:=&quot;GPIO&quot; &amp; MID([.E128];2;1) &amp; &quot;-&gt;BSRR=1UL&lt;&lt;(&quot; &amp; MID([.E128];3;2) &amp; IF([.D128]=1;&quot;)&quot;;&quot;+16)&quot;)" office:value-type="string" office:string-value="GPIOC-&gt;BSRR=1UL&lt;&lt;(8+16)" calcext:value-type="string">
            <text:p>GPIOC-&gt;BSRR=1UL&lt;&lt;(8+16)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 office:value-type="string" calcext:value-type="string">
            <text:p>_vgrid_on</text:p>
          </table:table-cell>
          <table:table-cell table:style-name="ce82" office:value-type="string" calcext:value-type="string">
            <text:p>V2_EN</text:p>
          </table:table-cell>
          <table:table-cell office:value-type="float" office:value="1" calcext:value-type="float">
            <text:p>1</text:p>
          </table:table-cell>
          <table:table-cell table:formula="of:=VLOOKUP([.C129];[.$B$4:.$F$54];5;0)" office:value-type="string" office:string-value="PC9" calcext:value-type="string">
            <text:p>PC9</text:p>
          </table:table-cell>
          <table:table-cell table:formula="of:=&quot;#define &quot; &amp; [.B129] &amp; &quot;()&quot;" office:value-type="string" office:string-value="#define _vgrid_on()" calcext:value-type="string">
            <text:p>#define _vgrid_on()</text:p>
          </table:table-cell>
          <table:table-cell table:formula="of:=&quot;GPIO&quot; &amp; MID([.E129];2;1) &amp; &quot;-&gt;BSRR=1UL&lt;&lt;(&quot; &amp; MID([.E129];3;2) &amp; IF([.D129]=1;&quot;)&quot;;&quot;+16)&quot;)" office:value-type="string" office:string-value="GPIOC-&gt;BSRR=1UL&lt;&lt;(9)" calcext:value-type="string">
            <text:p>GPIOC-&gt;BSRR=1UL&lt;&lt;(9)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 office:value-type="string" calcext:value-type="string">
            <text:p>_vgrid_off</text:p>
          </table:table-cell>
          <table:table-cell table:style-name="ce82" office:value-type="string" calcext:value-type="string">
            <text:p>V2_EN</text:p>
          </table:table-cell>
          <table:table-cell office:value-type="float" office:value="0" calcext:value-type="float">
            <text:p>0</text:p>
          </table:table-cell>
          <table:table-cell table:formula="of:=VLOOKUP([.C130];[.$B$4:.$F$54];5;0)" office:value-type="string" office:string-value="PC9" calcext:value-type="string">
            <text:p>PC9</text:p>
          </table:table-cell>
          <table:table-cell table:formula="of:=&quot;#define &quot; &amp; [.B130] &amp; &quot;()&quot;" office:value-type="string" office:string-value="#define _vgrid_off()" calcext:value-type="string">
            <text:p>#define _vgrid_off()</text:p>
          </table:table-cell>
          <table:table-cell table:formula="of:=&quot;GPIO&quot; &amp; MID([.E130];2;1) &amp; &quot;-&gt;BSRR=1UL&lt;&lt;(&quot; &amp; MID([.E130];3;2) &amp; IF([.D130]=1;&quot;)&quot;;&quot;+16)&quot;)" office:value-type="string" office:string-value="GPIOC-&gt;BSRR=1UL&lt;&lt;(9+16)" calcext:value-type="string">
            <text:p>GPIOC-&gt;BSRR=1UL&lt;&lt;(9+16)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 office:value-type="string" calcext:value-type="string">
            <text:p>_bms_uart_rst</text:p>
          </table:table-cell>
          <table:table-cell table:style-name="Default" office:value-type="string" calcext:value-type="string">
            <text:p>BMS_RST#</text:p>
          </table:table-cell>
          <table:table-cell office:value-type="float" office:value="1" calcext:value-type="float">
            <text:p>1</text:p>
          </table:table-cell>
          <table:table-cell table:formula="of:=VLOOKUP([.C131];[.$B$4:.$F$54];5;0)" office:value-type="string" office:string-value="PA11" calcext:value-type="string">
            <text:p>PA11</text:p>
          </table:table-cell>
          <table:table-cell table:formula="of:=&quot;#define &quot; &amp; [.B131] &amp; &quot;()&quot;" office:value-type="string" office:string-value="#define _bms_uart_rst()" calcext:value-type="string">
            <text:p>#define _bms_uart_rst()</text:p>
          </table:table-cell>
          <table:table-cell table:formula="of:=&quot;GPIO&quot; &amp; MID([.E131];2;1) &amp; &quot;-&gt;BSRR=1UL&lt;&lt;(&quot; &amp; MID([.E131];3;2) &amp; IF([.D131]=1;&quot;)&quot;;&quot;+16)&quot;)" office:value-type="string" office:string-value="GPIOA-&gt;BSRR=1UL&lt;&lt;(11)" calcext:value-type="string">
            <text:p>GPIOA-&gt;BSRR=1UL&lt;&lt;(11)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 office:value-type="string" calcext:value-type="string">
            <text:p>_bms_uart_act</text:p>
          </table:table-cell>
          <table:table-cell table:style-name="Default" office:value-type="string" calcext:value-type="string">
            <text:p>BMS_RST#</text:p>
          </table:table-cell>
          <table:table-cell office:value-type="float" office:value="0" calcext:value-type="float">
            <text:p>0</text:p>
          </table:table-cell>
          <table:table-cell table:formula="of:=VLOOKUP([.C132];[.$B$4:.$F$54];5;0)" office:value-type="string" office:string-value="PA11" calcext:value-type="string">
            <text:p>PA11</text:p>
          </table:table-cell>
          <table:table-cell table:formula="of:=&quot;#define &quot; &amp; [.B132] &amp; &quot;()&quot;" office:value-type="string" office:string-value="#define _bms_uart_act()" calcext:value-type="string">
            <text:p>#define _bms_uart_act()</text:p>
          </table:table-cell>
          <table:table-cell table:formula="of:=&quot;GPIO&quot; &amp; MID([.E132];2;1) &amp; &quot;-&gt;BSRR=1UL&lt;&lt;(&quot; &amp; MID([.E132];3;2) &amp; IF([.D132]=1;&quot;)&quot;;&quot;+16)&quot;)" office:value-type="string" office:string-value="GPIOA-&gt;BSRR=1UL&lt;&lt;(11+16)" calcext:value-type="string">
            <text:p>GPIOA-&gt;BSRR=1UL&lt;&lt;(11+16)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2" table:number-columns-repeated="2"/>
          <table:table-cell table:number-columns-repeated="2"/>
          <table:table-cell table:style-name="ce82" table:number-columns-repeated="2"/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3" office:value-type="string" calcext:value-type="string">
            <text:p>Макросы опроса состояния пинов</text:p>
          </table:table-cell>
          <table:table-cell table:style-name="ce83" table:number-columns-repeated="3"/>
          <table:table-cell table:style-name="ce85" table:formula="of:=&quot;// &quot; &amp; [.B134]" office:value-type="string" office:string-value="// Макросы опроса состояния пинов" calcext:value-type="string">
            <text:p>// Макросы опроса состояния пинов</text:p>
          </table:table-cell>
          <table:table-cell table:style-name="ce83"/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table:style-name="ce87" office:value-type="string" calcext:value-type="string">
            <text:p>Name:</text:p>
          </table:table-cell>
          <table:table-cell table:style-name="ce87" office:value-type="string" calcext:value-type="string">
            <text:p>Net:</text:p>
          </table:table-cell>
          <table:table-cell table:style-name="ce90"/>
          <table:table-cell table:style-name="ce90" office:value-type="string" calcext:value-type="string">
            <text:p>Pin:</text:p>
          </table:table-cell>
          <table:table-cell table:style-name="ce80" table:number-columns-repeated="2"/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_get_opd</text:p>
          </table:table-cell>
          <table:table-cell office:value-type="string" calcext:value-type="string">
            <text:p>OPDIN</text:p>
          </table:table-cell>
          <table:table-cell/>
          <table:table-cell table:formula="of:=VLOOKUP([.C136];[.$B$4:.$F$54];5;0)" office:value-type="string" office:string-value="PC13" calcext:value-type="string">
            <text:p>PC13</text:p>
          </table:table-cell>
          <table:table-cell table:formula="of:=&quot;#define &quot; &amp; [.B136] &amp; &quot;()&quot;" office:value-type="string" office:string-value="#define _get_opd()" calcext:value-type="string">
            <text:p>#define _get_opd()</text:p>
          </table:table-cell>
          <table:table-cell table:formula="of:=&quot;((GPIO&quot; &amp; MID([.E136];2;1) &amp; &quot;-&gt;IDR &gt;&gt; &quot; &amp; MID([.E136];3;2) &amp; &quot;) &amp; 1)&quot;" office:value-type="string" office:string-value="((GPIOC-&gt;IDR &gt;&gt; 13) &amp; 1)" calcext:value-type="string">
            <text:p>((GPIOC-&gt;IDR &gt;&gt; 13) &amp; 1)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_get_off</text:p>
          </table:table-cell>
          <table:table-cell office:value-type="string" calcext:value-type="string">
            <text:p>OFF_ME</text:p>
          </table:table-cell>
          <table:table-cell/>
          <table:table-cell table:formula="of:=VLOOKUP([.C137];[.$B$4:.$F$54];5;0)" office:value-type="string" office:string-value="PC14" calcext:value-type="string">
            <text:p>PC14</text:p>
          </table:table-cell>
          <table:table-cell table:formula="of:=&quot;#define &quot; &amp; [.B137] &amp; &quot;()&quot;" office:value-type="string" office:string-value="#define _get_off()" calcext:value-type="string">
            <text:p>#define _get_off()</text:p>
          </table:table-cell>
          <table:table-cell table:formula="of:=&quot;((GPIO&quot; &amp; MID([.E137];2;1) &amp; &quot;-&gt;IDR &gt;&gt; &quot; &amp; MID([.E137];3;2) &amp; &quot;) &amp; 1)&quot;" office:value-type="string" office:string-value="((GPIOC-&gt;IDR &gt;&gt; 14) &amp; 1)" calcext:value-type="string">
            <text:p>((GPIOC-&gt;IDR &gt;&gt; 14) &amp; 1)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_get_key</text:p>
          </table:table-cell>
          <table:table-cell office:value-type="string" calcext:value-type="string">
            <text:p>EXTKEY</text:p>
          </table:table-cell>
          <table:table-cell/>
          <table:table-cell table:formula="of:=VLOOKUP([.C138];[.$B$4:.$F$54];5;0)" office:value-type="string" office:string-value="PC15" calcext:value-type="string">
            <text:p>PC15</text:p>
          </table:table-cell>
          <table:table-cell table:formula="of:=&quot;#define &quot; &amp; [.B138] &amp; &quot;()&quot;" office:value-type="string" office:string-value="#define _get_key()" calcext:value-type="string">
            <text:p>#define _get_key()</text:p>
          </table:table-cell>
          <table:table-cell table:formula="of:=&quot;((GPIO&quot; &amp; MID([.E138];2;1) &amp; &quot;-&gt;IDR &gt;&gt; &quot; &amp; MID([.E138];3;2) &amp; &quot;) &amp; 1)&quot;" office:value-type="string" office:string-value="((GPIOC-&gt;IDR &gt;&gt; 15) &amp; 1)" calcext:value-type="string">
            <text:p>((GPIOC-&gt;IDR &gt;&gt; 15) &amp; 1)</text:p>
          </table:table-cell>
          <table:table-cell table:number-columns-repeated="24"/>
          <table:table-cell table:style-name="ce80"/>
          <table:table-cell table:number-columns-repeated="992"/>
        </table:table-row>
        <table:table-row table:style-name="ro1">
          <table:table-cell table:style-name="ce81" table:number-columns-repeated="2"/>
          <table:table-cell table:style-name="ce86" table:number-columns-repeated="5"/>
          <table:table-cell table:style-name="ce81" table:number-columns-repeated="25"/>
          <table:table-cell table:style-name="ce90" table:number-columns-repeated="32"/>
          <table:table-cell table:number-columns-repeated="960"/>
        </table:table-row>
        <table:table-row table:style-name="ro1">
          <table:table-cell table:style-name="Default"/>
          <table:table-cell table:style-name="ce83" office:value-type="string" calcext:value-type="string">
            <text:p>Каналы АЦП</text:p>
          </table:table-cell>
          <table:table-cell table:style-name="ce83" table:number-columns-repeated="3"/>
          <table:table-cell table:style-name="ce85" table:formula="of:=&quot;// &quot; &amp; [.B140]" office:value-type="string" office:string-value="// Каналы АЦП" calcext:value-type="string">
            <text:p>// Каналы АЦП</text:p>
          </table:table-cell>
          <table:table-cell table:style-name="ce83"/>
          <table:table-cell table:style-name="Default" table:number-columns-repeated="24"/>
          <table:table-cell table:number-columns-repeated="993"/>
        </table:table-row>
        <table:table-row table:style-name="ro1">
          <table:table-cell table:style-name="Default"/>
          <table:table-cell table:style-name="ce87" office:value-type="string" calcext:value-type="string">
            <text:p>Name:</text:p>
          </table:table-cell>
          <table:table-cell table:style-name="ce87" office:value-type="string" calcext:value-type="string">
            <text:p>Net:</text:p>
          </table:table-cell>
          <table:table-cell table:style-name="ce80" table:number-columns-repeated="4"/>
          <table:table-cell table:style-name="Default" table:number-columns-repeated="24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_adc_vin</text:p>
          </table:table-cell>
          <table:table-cell office:value-type="string" calcext:value-type="string">
            <text:p>ADC_VIN</text:p>
          </table:table-cell>
          <table:table-cell table:style-name="Default"/>
          <table:table-cell table:formula="of:=VLOOKUP([.C142];[.$B$3:.$P$54];15;0)" office:value-type="string" office:string-value="ADC_IN15" calcext:value-type="string">
            <text:p>ADC_IN15</text:p>
          </table:table-cell>
          <table:table-cell table:formula="of:=&quot;#define &quot; &amp; [.B142]" office:value-type="string" office:string-value="#define _adc_vin" calcext:value-type="string">
            <text:p>#define _adc_vin</text:p>
          </table:table-cell>
          <table:table-cell table:formula="of:=MID([.E142];7;2)" office:value-type="string" office:string-value="15" calcext:value-type="string">
            <text:p>15</text:p>
          </table:table-cell>
          <table:table-cell table:style-name="Default" table:number-columns-repeated="24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_adc_int_temp</text:p>
          </table:table-cell>
          <table:table-cell office:value-type="string" calcext:value-type="string">
            <text:p>ADC_INT_TEMP</text:p>
          </table:table-cell>
          <table:table-cell table:style-name="ce80"/>
          <table:table-cell table:formula="of:=VLOOKUP([.C143];[.$B$3:.$P$54];15;0)" office:value-type="string" office:string-value="ADC_IN1" calcext:value-type="string">
            <text:p>ADC_IN1</text:p>
          </table:table-cell>
          <table:table-cell table:formula="of:=&quot;#define &quot; &amp; [.B143]" office:value-type="string" office:string-value="#define _adc_int_temp" calcext:value-type="string">
            <text:p>#define _adc_int_temp</text:p>
          </table:table-cell>
          <table:table-cell table:formula="of:=MID([.E143];7;2)" office:value-type="string" office:string-value="1" calcext:value-type="string">
            <text:p>1</text:p>
          </table:table-cell>
          <table:table-cell table:style-name="Default" table:number-columns-repeated="24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_adc_ext_temp</text:p>
          </table:table-cell>
          <table:table-cell office:value-type="string" calcext:value-type="string">
            <text:p>ADC_BAT_TEMP</text:p>
          </table:table-cell>
          <table:table-cell table:style-name="ce80"/>
          <table:table-cell table:formula="of:=VLOOKUP([.C144];[.$B$3:.$P$54];15;0)" office:value-type="string" office:string-value="ADC_IN10" calcext:value-type="string">
            <text:p>ADC_IN10</text:p>
          </table:table-cell>
          <table:table-cell table:formula="of:=&quot;#define &quot; &amp; [.B144]" office:value-type="string" office:string-value="#define _adc_ext_temp" calcext:value-type="string">
            <text:p>#define _adc_ext_temp</text:p>
          </table:table-cell>
          <table:table-cell table:formula="of:=MID([.E144];7;2)" office:value-type="string" office:string-value="10" calcext:value-type="string">
            <text:p>10</text:p>
          </table:table-cell>
          <table:table-cell table:style-name="Default" table:number-columns-repeated="24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_adc_leak_p</text:p>
          </table:table-cell>
          <table:table-cell office:value-type="string" calcext:value-type="string">
            <text:p>ADC_LEAKP</text:p>
          </table:table-cell>
          <table:table-cell table:style-name="ce86"/>
          <table:table-cell table:formula="of:=VLOOKUP([.C145];[.$B$3:.$P$54];15;0)" office:value-type="string" office:string-value="ADC_IN8" calcext:value-type="string">
            <text:p>ADC_IN8</text:p>
          </table:table-cell>
          <table:table-cell table:formula="of:=&quot;#define &quot; &amp; [.B145]" office:value-type="string" office:string-value="#define _adc_leak_p" calcext:value-type="string">
            <text:p>#define _adc_leak_p</text:p>
          </table:table-cell>
          <table:table-cell table:formula="of:=MID([.E145];7;2)" office:value-type="string" office:string-value="8" calcext:value-type="string">
            <text:p>8</text:p>
          </table:table-cell>
          <table:table-cell table:style-name="Default" table:number-columns-repeated="24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_adc_leak_n</text:p>
          </table:table-cell>
          <table:table-cell office:value-type="string" calcext:value-type="string">
            <text:p>ADC_LEAKN</text:p>
          </table:table-cell>
          <table:table-cell table:style-name="ce86"/>
          <table:table-cell table:formula="of:=VLOOKUP([.C146];[.$B$3:.$P$54];15;0)" office:value-type="string" office:string-value="ADC_IN9" calcext:value-type="string">
            <text:p>ADC_IN9</text:p>
          </table:table-cell>
          <table:table-cell table:formula="of:=&quot;#define &quot; &amp; [.B146]" office:value-type="string" office:string-value="#define _adc_leak_n" calcext:value-type="string">
            <text:p>#define _adc_leak_n</text:p>
          </table:table-cell>
          <table:table-cell table:formula="of:=MID([.E146];7;2)" office:value-type="string" office:string-value="9" calcext:value-type="string">
            <text:p>9</text:p>
          </table:table-cell>
          <table:table-cell table:style-name="Default" table:number-columns-repeated="24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_adc_ring</text:p>
          </table:table-cell>
          <table:table-cell office:value-type="string" calcext:value-type="string">
            <text:p>ADC_RING</text:p>
          </table:table-cell>
          <table:table-cell table:style-name="ce86"/>
          <table:table-cell table:formula="of:=VLOOKUP([.C147];[.$B$3:.$P$54];15;0)" office:value-type="string" office:string-value="ADC_IN6" calcext:value-type="string">
            <text:p>ADC_IN6</text:p>
          </table:table-cell>
          <table:table-cell table:formula="of:=&quot;#define &quot; &amp; [.B147]" office:value-type="string" office:string-value="#define _adc_ring" calcext:value-type="string">
            <text:p>#define _adc_ring</text:p>
          </table:table-cell>
          <table:table-cell table:formula="of:=MID([.E147];7;2)" office:value-type="string" office:string-value="6" calcext:value-type="string">
            <text:p>6</text:p>
          </table:table-cell>
          <table:table-cell table:style-name="Default" table:number-columns-repeated="24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_adc_rref</text:p>
          </table:table-cell>
          <table:table-cell office:value-type="string" calcext:value-type="string">
            <text:p>ADC_RREF</text:p>
          </table:table-cell>
          <table:table-cell table:style-name="ce86"/>
          <table:table-cell table:formula="of:=VLOOKUP([.C148];[.$B$3:.$P$54];15;0)" office:value-type="string" office:string-value="ADC_IN5" calcext:value-type="string">
            <text:p>ADC_IN5</text:p>
          </table:table-cell>
          <table:table-cell table:formula="of:=&quot;#define &quot; &amp; [.B148]" office:value-type="string" office:string-value="#define _adc_rref" calcext:value-type="string">
            <text:p>#define _adc_rref</text:p>
          </table:table-cell>
          <table:table-cell table:formula="of:=MID([.E148];7;2)" office:value-type="string" office:string-value="5" calcext:value-type="string">
            <text:p>5</text:p>
          </table:table-cell>
          <table:table-cell table:style-name="Default" table:number-columns-repeated="24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_adc_iref</text:p>
          </table:table-cell>
          <table:table-cell office:value-type="string" calcext:value-type="string">
            <text:p>ADC_IREF</text:p>
          </table:table-cell>
          <table:table-cell table:style-name="ce86"/>
          <table:table-cell table:formula="of:=VLOOKUP([.C149];[.$B$3:.$P$54];15;0)" office:value-type="string" office:string-value="ADC_IN4" calcext:value-type="string">
            <text:p>ADC_IN4</text:p>
          </table:table-cell>
          <table:table-cell table:formula="of:=&quot;#define &quot; &amp; [.B149]" office:value-type="string" office:string-value="#define _adc_iref" calcext:value-type="string">
            <text:p>#define _adc_iref</text:p>
          </table:table-cell>
          <table:table-cell table:formula="of:=MID([.E149];7;2)" office:value-type="string" office:string-value="4" calcext:value-type="string">
            <text:p>4</text:p>
          </table:table-cell>
          <table:table-cell table:style-name="Default" table:number-columns-repeated="24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_adc_i1</text:p>
          </table:table-cell>
          <table:table-cell office:value-type="string" calcext:value-type="string">
            <text:p>ADC_I1</text:p>
          </table:table-cell>
          <table:table-cell table:style-name="ce86"/>
          <table:table-cell table:formula="of:=VLOOKUP([.C150];[.$B$3:.$P$54];15;0)" office:value-type="string" office:string-value="ADC_IN14" calcext:value-type="string">
            <text:p>ADC_IN14</text:p>
          </table:table-cell>
          <table:table-cell table:formula="of:=&quot;#define &quot; &amp; [.B150]" office:value-type="string" office:string-value="#define _adc_i1" calcext:value-type="string">
            <text:p>#define _adc_i1</text:p>
          </table:table-cell>
          <table:table-cell table:formula="of:=MID([.E150];7;2)" office:value-type="string" office:string-value="14" calcext:value-type="string">
            <text:p>14</text:p>
          </table:table-cell>
          <table:table-cell table:style-name="Default" table:number-columns-repeated="24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_adc_i2</text:p>
          </table:table-cell>
          <table:table-cell office:value-type="string" calcext:value-type="string">
            <text:p>ADC_I2</text:p>
          </table:table-cell>
          <table:table-cell table:style-name="ce86"/>
          <table:table-cell table:formula="of:=VLOOKUP([.C151];[.$B$3:.$P$54];15;0)" office:value-type="string" office:string-value="ADC_IN0" calcext:value-type="string">
            <text:p>ADC_IN0</text:p>
          </table:table-cell>
          <table:table-cell table:formula="of:=&quot;#define &quot; &amp; [.B151]" office:value-type="string" office:string-value="#define _adc_i2" calcext:value-type="string">
            <text:p>#define _adc_i2</text:p>
          </table:table-cell>
          <table:table-cell table:formula="of:=MID([.E151];7;2)" office:value-type="string" office:string-value="0" calcext:value-type="string">
            <text:p>0</text:p>
          </table:table-cell>
          <table:table-cell table:style-name="Default" table:number-columns-repeated="24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_adc_i3</text:p>
          </table:table-cell>
          <table:table-cell office:value-type="string" calcext:value-type="string">
            <text:p>ADC_I3</text:p>
          </table:table-cell>
          <table:table-cell table:style-name="ce86"/>
          <table:table-cell table:formula="of:=VLOOKUP([.C152];[.$B$3:.$P$54];15;0)" office:value-type="string" office:string-value="ADC_IN7" calcext:value-type="string">
            <text:p>ADC_IN7</text:p>
          </table:table-cell>
          <table:table-cell table:formula="of:=&quot;#define &quot; &amp; [.B152]" office:value-type="string" office:string-value="#define _adc_i3" calcext:value-type="string">
            <text:p>#define _adc_i3</text:p>
          </table:table-cell>
          <table:table-cell table:formula="of:=MID([.E152];7;2)" office:value-type="string" office:string-value="7" calcext:value-type="string">
            <text:p>7</text:p>
          </table:table-cell>
          <table:table-cell table:style-name="Default" table:number-columns-repeated="24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_adc_i4</text:p>
          </table:table-cell>
          <table:table-cell office:value-type="string" calcext:value-type="string">
            <text:p>ADC_I4</text:p>
          </table:table-cell>
          <table:table-cell table:style-name="ce86"/>
          <table:table-cell table:formula="of:=VLOOKUP([.C153];[.$B$3:.$P$54];15;0)" office:value-type="string" office:string-value="ADC_IN13" calcext:value-type="string">
            <text:p>ADC_IN13</text:p>
          </table:table-cell>
          <table:table-cell table:formula="of:=&quot;#define &quot; &amp; [.B153]" office:value-type="string" office:string-value="#define _adc_i4" calcext:value-type="string">
            <text:p>#define _adc_i4</text:p>
          </table:table-cell>
          <table:table-cell table:formula="of:=MID([.E153];7;2)" office:value-type="string" office:string-value="13" calcext:value-type="string">
            <text:p>13</text:p>
          </table:table-cell>
          <table:table-cell table:style-name="Default" table:number-columns-repeated="24"/>
          <table:table-cell table:number-columns-repeated="993"/>
        </table:table-row>
      </table:table>
      <table:table table:name="bms Ток" table:style-name="ta1">
        <table:table-column table:style-name="co72" table:default-cell-style-name="ce82"/>
        <table:table-column table:style-name="co73" table:default-cell-style-name="ce82"/>
        <table:table-column table:style-name="co3" table:default-cell-style-name="ce82"/>
        <table:table-column table:style-name="co74" table:default-cell-style-name="ce82"/>
        <table:table-column table:style-name="co75" table:default-cell-style-name="ce82"/>
        <table:table-column table:style-name="co76" table:default-cell-style-name="ce82"/>
        <table:table-column table:style-name="co77" table:default-cell-style-name="ce82"/>
        <table:table-column table:style-name="co78" table:default-cell-style-name="ce82"/>
        <table:table-column table:style-name="co9" table:default-cell-style-name="ce82"/>
        <table:table-column table:style-name="co79" table:default-cell-style-name="ce82"/>
        <table:table-column table:style-name="co11" table:number-columns-repeated="2" table:default-cell-style-name="ce82"/>
        <table:table-column table:style-name="co12" table:default-cell-style-name="ce82"/>
        <table:table-column table:style-name="co80" table:default-cell-style-name="ce82"/>
        <table:table-column table:style-name="co26" table:default-cell-style-name="ce86"/>
        <table:table-column table:style-name="co81" table:default-cell-style-name="ce82"/>
        <table:table-column table:style-name="co82" table:default-cell-style-name="ce82"/>
        <table:table-column table:style-name="co24" table:default-cell-style-name="ce82"/>
        <table:table-column table:style-name="co25" table:number-columns-repeated="2" table:default-cell-style-name="ce82"/>
        <table:table-column table:style-name="co27" table:default-cell-style-name="ce82"/>
        <table:table-column table:style-name="co26" table:default-cell-style-name="ce82"/>
        <table:table-column table:style-name="co28" table:default-cell-style-name="ce82"/>
        <table:table-column table:style-name="co24" table:default-cell-style-name="ce82"/>
        <table:table-column table:style-name="co29" table:number-columns-repeated="3" table:default-cell-style-name="ce82"/>
        <table:table-column table:style-name="co30" table:default-cell-style-name="ce82"/>
        <table:table-column table:style-name="co31" table:default-cell-style-name="ce82"/>
        <table:table-column table:style-name="co32" table:default-cell-style-name="ce82"/>
        <table:table-column table:style-name="co33" table:default-cell-style-name="ce82"/>
        <table:table-column table:style-name="co34" table:default-cell-style-name="ce82"/>
        <table:table-column table:style-name="co28" table:default-cell-style-name="ce82"/>
        <table:table-column table:style-name="co34" table:default-cell-style-name="ce82"/>
        <table:table-column table:style-name="co35" table:default-cell-style-name="ce82"/>
        <table:table-column table:style-name="co34" table:default-cell-style-name="ce82"/>
        <table:table-column table:style-name="co27" table:default-cell-style-name="ce82"/>
        <table:table-column table:style-name="co36" table:number-columns-repeated="26" table:default-cell-style-name="ce82"/>
        <table:table-row table:style-name="ro1">
          <table:table-cell office:value-type="string" calcext:value-type="string">
            <text:p>токового датчика</text:p>
          </table:table-cell>
          <table:table-cell office:value-type="string" calcext:value-type="string">
            <text:p>Пин</text:p>
          </table:table-cell>
          <table:table-cell office:value-type="string" calcext:value-type="string">
            <text:p>Комментарий</text:p>
          </table:table-cell>
          <table:table-cell office:value-type="string" calcext:value-type="string">
            <text:p>Напр-е</text:p>
          </table:table-cell>
          <table:table-cell office:value-type="string" calcext:value-type="string">
            <text:p>Цепь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AltFunc</text:p>
          </table:table-cell>
          <table:table-cell office:value-type="string" calcext:value-type="string">
            <text:p>InitVa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ODER</text:p>
          </table:table-cell>
          <table:table-cell office:value-type="string" calcext:value-type="string">
            <text:p>OTYPER</text:p>
          </table:table-cell>
          <table:table-cell office:value-type="string" calcext:value-type="string">
            <text:p>OSPEEDR</text:p>
          </table:table-cell>
          <table:table-cell office:value-type="string" calcext:value-type="string">
            <text:p>PUPDR</text:p>
          </table:table-cell>
          <table:table-cell office:value-type="string" calcext:value-type="string">
            <text:p>ODR</text:p>
          </table:table-cell>
          <table:table-cell office:value-type="string" calcext:value-type="string">
            <text:p>A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R</text:p>
          </table:table-cell>
          <table:table-cell office:value-type="string" calcext:value-type="string">
            <text:p>OTYPER</text:p>
          </table:table-cell>
          <table:table-cell office:value-type="string" calcext:value-type="string">
            <text:p>OSPEEDR</text:p>
          </table:table-cell>
          <table:table-cell office:value-type="string" calcext:value-type="string">
            <text:p>PUPDR</text:p>
          </table:table-cell>
          <table:table-cell office:value-type="string" calcext:value-type="string">
            <text:p>ODR</text:p>
          </table:table-cell>
          <table:table-cell office:value-type="string" calcext:value-type="string">
            <text:p>AF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M32F070F6P</text:p>
          </table:table-cell>
          <table:table-cell table:number-columns-repeated="62"/>
        </table:table-row>
        <table:table-row table:style-name="ro1">
          <table:table-cell table:style-name="Default" office:value-type="string" calcext:value-type="string">
            <text:p>STM32F030F4P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string" calcext:value-type="string">
            <text:p>АЦП</text:p>
          </table:table-cell>
          <table:table-cell table:style-name="ce86" office:value-type="string" calcext:value-type="string">
            <text:p>in</text:p>
          </table:table-cell>
          <table:table-cell table:style-name="ce116" office:value-type="string" calcext:value-type="string">
            <text:p>ADC_VDD</text:p>
          </table:table-cell>
          <table:table-cell table:style-name="ce86" office:value-type="string" calcext:value-type="string">
            <text:p>PA0</text:p>
          </table:table-cell>
          <table:table-cell table:style-name="ce133"/>
          <table:table-cell table:style-name="ce133" office:value-type="string" calcext:value-type="string">
            <text:p>USART1/2_CTS</text:p>
          </table:table-cell>
          <table:table-cell table:style-name="ce133" table:number-columns-repeated="6"/>
          <table:table-cell table:style-name="ce134" office:value-type="string" calcext:value-type="string">
            <text:p>ADC_IN0</text:p>
          </table:table-cell>
          <table:table-cell table:style-name="ce137" office:value-type="string" calcext:value-type="string">
            <text:p>RTC_TAMP2</text:p>
          </table:table-cell>
          <table:table-cell table:style-name="ce44"/>
          <table:table-cell office:value-type="string" calcext:value-type="string">
            <text:p>A</text:p>
          </table:table-cell>
          <table:table-cell table:number-columns-repeated="2"/>
          <table:table-cell table:formula="of:=IF([.$R3]=&quot;&quot;;IF([.$D3]=&quot;out&quot;;1;0);IF([.$R3]=&quot;A&quot;;3;2))" office:value-type="float" office:value="3" calcext:value-type="float">
            <text:p>3</text:p>
          </table:table-cell>
          <table:table-cell table:style-name="ce84" office:value-type="float" office:value="0" calcext:value-type="float">
            <text:p>0</text:p>
          </table:table-cell>
          <table:table-cell table:formula="of:=IF([.$T3]=&quot;&quot;;0;[.$T3])" office:value-type="float" office:value="0" calcext:value-type="float">
            <text:p>0</text:p>
          </table:table-cell>
          <table:table-cell table:formula="of:=IF([.$S3]=&quot;H&quot;;1;IF([.$S3]=&quot;L&quot;;2;0))" office:value-type="float" office:value="0" calcext:value-type="float">
            <text:p>0</text:p>
          </table:table-cell>
          <table:table-cell table:formula="of:=IF(OR([.$S3]=1;[.$S3]=&quot;H&quot;);1;0)" office:value-type="float" office:value="0" calcext:value-type="float">
            <text:p>0</text:p>
          </table:table-cell>
          <table:table-cell table:formula="of:=IF(OR([.$R3]=&quot;&quot;;[.$R3]=&quot;A&quot;);0;[.$R3])" office:value-type="float" office:value="0" calcext:value-type="float">
            <text:p>0</text:p>
          </table:table-cell>
          <table:table-cell table:formula="of:=VALUE(MID([.$F3];3;2))" office:value-type="float" office:value="0" calcext:value-type="float">
            <text:p>0</text:p>
          </table:table-cell>
          <table:table-cell table:formula="of:=2^[.AA3]" office:value-type="float" office:value="1" calcext:value-type="float">
            <text:p>1</text:p>
          </table:table-cell>
          <table:table-cell table:formula="of:=2^(2*[.AA3])" office:value-type="float" office:value="1" calcext:value-type="float">
            <text:p>1</text:p>
          </table:table-cell>
          <table:table-cell table:formula="of:=2^(4*IF([.AA3]&lt;8;[.AA3];[.AA3]-8))" office:value-type="float" office:value="1" calcext:value-type="float">
            <text:p>1</text:p>
          </table:table-cell>
          <table:table-cell table:formula="of:=BASE(SUMPRODUCT([.U3:.U16];[.$AC3:.$AC16]);16;8)" office:value-type="string" office:string-value="28283C5F" calcext:value-type="string">
            <text:p>28283C5F</text:p>
          </table:table-cell>
          <table:table-cell table:formula="of:=BASE(SUMPRODUCT([.V3:.V16];[.$AB3:.$AB16]);16;8)" office:value-type="string" office:string-value="00000408" calcext:value-type="string">
            <text:p>00000408</text:p>
          </table:table-cell>
          <table:table-cell table:formula="of:=BASE(SUMPRODUCT([.W3:.W16];[.$AC3:.$AC16]);16;8)" office:value-type="string" office:string-value="3C000000" calcext:value-type="string">
            <text:p>3C000000</text:p>
          </table:table-cell>
          <table:table-cell table:formula="of:=BASE(SUMPRODUCT([.X3:.X16];[.$AC3:.$AC16]);16;8)" office:value-type="string" office:string-value="24140100" calcext:value-type="string">
            <text:p>24140100</text:p>
          </table:table-cell>
          <table:table-cell table:formula="of:=BASE(SUMPRODUCT([.Y3:.Y16];[.$AB3:.$AB16]);16;8)" office:value-type="string" office:string-value="0000261C" calcext:value-type="string">
            <text:p>0000261C</text:p>
          </table:table-cell>
          <table:table-cell table:formula="of:=BASE(SUMPRODUCT([.Z3:.Z10];[.$AD3:.$AD10]);16;8)" office:value-type="string" office:string-value="00000000" calcext:value-type="string">
            <text:p>00000000</text:p>
          </table:table-cell>
          <table:table-cell table:number-columns-repeated="27"/>
        </table:table-row>
        <table:table-row table:style-name="ro1">
          <table:table-cell table:style-name="Default"/>
          <table:table-cell table:style-name="ce86" office:value-type="float" office:value="7" calcext:value-type="float">
            <text:p>7</text:p>
          </table:table-cell>
          <table:table-cell table:style-name="ce86" office:value-type="string" calcext:value-type="string">
            <text:p>АЦП</text:p>
          </table:table-cell>
          <table:table-cell table:style-name="ce86" office:value-type="string" calcext:value-type="string">
            <text:p>in</text:p>
          </table:table-cell>
          <table:table-cell table:style-name="Default" office:value-type="string" calcext:value-type="string">
            <text:p>ADC_TEMP</text:p>
          </table:table-cell>
          <table:table-cell table:style-name="ce86" office:value-type="string" calcext:value-type="string">
            <text:p>PA1</text:p>
          </table:table-cell>
          <table:table-cell table:style-name="ce133" office:value-type="string" calcext:value-type="string">
            <text:p>EVENTOUT</text:p>
          </table:table-cell>
          <table:table-cell table:style-name="ce133" office:value-type="string" calcext:value-type="string">
            <text:p>USART1/2_RTS</text:p>
          </table:table-cell>
          <table:table-cell table:style-name="ce133" table:number-columns-repeated="6"/>
          <table:table-cell table:style-name="ce134" office:value-type="string" calcext:value-type="string">
            <text:p>ADC_IN1</text:p>
          </table:table-cell>
          <table:table-cell table:style-name="ce133"/>
          <table:table-cell table:style-name="ce44"/>
          <table:table-cell office:value-type="string" calcext:value-type="string">
            <text:p>A</text:p>
          </table:table-cell>
          <table:table-cell table:number-columns-repeated="2"/>
          <table:table-cell table:formula="of:=IF([.$R4]=&quot;&quot;;IF([.$D4]=&quot;out&quot;;1;0);IF([.$R4]=&quot;A&quot;;3;2))" office:value-type="float" office:value="3" calcext:value-type="float">
            <text:p>3</text:p>
          </table:table-cell>
          <table:table-cell table:style-name="ce84" office:value-type="float" office:value="0" calcext:value-type="float">
            <text:p>0</text:p>
          </table:table-cell>
          <table:table-cell table:formula="of:=IF([.$T4]=&quot;&quot;;0;[.$T4])" office:value-type="float" office:value="0" calcext:value-type="float">
            <text:p>0</text:p>
          </table:table-cell>
          <table:table-cell table:formula="of:=IF([.$S4]=&quot;H&quot;;1;IF([.$S4]=&quot;L&quot;;2;0))" office:value-type="float" office:value="0" calcext:value-type="float">
            <text:p>0</text:p>
          </table:table-cell>
          <table:table-cell table:formula="of:=IF(OR([.$S4]=1;[.$S4]=&quot;H&quot;);1;0)" office:value-type="float" office:value="0" calcext:value-type="float">
            <text:p>0</text:p>
          </table:table-cell>
          <table:table-cell table:formula="of:=IF(OR([.$R4]=&quot;&quot;;[.$R4]=&quot;A&quot;);0;[.$R4])" office:value-type="float" office:value="0" calcext:value-type="float">
            <text:p>0</text:p>
          </table:table-cell>
          <table:table-cell table:formula="of:=VALUE(MID([.$F4];3;2))" office:value-type="float" office:value="1" calcext:value-type="float">
            <text:p>1</text:p>
          </table:table-cell>
          <table:table-cell table:formula="of:=2^[.AA4]" office:value-type="float" office:value="2" calcext:value-type="float">
            <text:p>2</text:p>
          </table:table-cell>
          <table:table-cell table:formula="of:=2^(2*[.AA4])" office:value-type="float" office:value="4" calcext:value-type="float">
            <text:p>4</text:p>
          </table:table-cell>
          <table:table-cell table:formula="of:=2^(4*IF([.AA4]&lt;8;[.AA4];[.AA4]-8))"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table:style-name="Default"/>
          <table:table-cell table:style-name="ce86" office:value-type="float" office:value="8" calcext:value-type="float">
            <text:p>8</text:p>
          </table:table-cell>
          <table:table-cell table:style-name="ce86" office:value-type="string" calcext:value-type="string">
            <text:p>UART</text:p>
          </table:table-cell>
          <table:table-cell table:style-name="ce86" office:value-type="string" calcext:value-type="string">
            <text:p>out</text:p>
          </table:table-cell>
          <table:table-cell table:style-name="Default" office:value-type="string" calcext:value-type="string">
            <text:p>TXEN#</text:p>
          </table:table-cell>
          <table:table-cell table:style-name="ce132" office:value-type="string" calcext:value-type="string">
            <text:p>PA2</text:p>
          </table:table-cell>
          <table:table-cell table:style-name="ce133"/>
          <table:table-cell table:style-name="ce133" office:value-type="string" calcext:value-type="string">
            <text:p>USART1/2_TX</text:p>
          </table:table-cell>
          <table:table-cell table:style-name="ce133" table:number-columns-repeated="6"/>
          <table:table-cell table:style-name="ce133" office:value-type="string" calcext:value-type="string">
            <text:p>ADC_IN2</text:p>
          </table:table-cell>
          <table:table-cell table:style-name="ce133"/>
          <table:table-cell table:style-name="ce44"/>
          <table:table-cell/>
          <table:table-cell office:value-type="float" office:value="1" calcext:value-type="float">
            <text:p>1</text:p>
          </table:table-cell>
          <table:table-cell/>
          <table:table-cell table:formula="of:=IF([.$R5]=&quot;&quot;;IF([.$D5]=&quot;out&quot;;1;0);IF([.$R5]=&quot;A&quot;;3;2))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formula="of:=IF([.$T5]=&quot;&quot;;0;[.$T5])" office:value-type="float" office:value="0" calcext:value-type="float">
            <text:p>0</text:p>
          </table:table-cell>
          <table:table-cell table:formula="of:=IF([.$S5]=&quot;H&quot;;1;IF([.$S5]=&quot;L&quot;;2;0))" office:value-type="float" office:value="0" calcext:value-type="float">
            <text:p>0</text:p>
          </table:table-cell>
          <table:table-cell table:formula="of:=IF(OR([.$S5]=1;[.$S5]=&quot;H&quot;);1;0)" office:value-type="float" office:value="1" calcext:value-type="float">
            <text:p>1</text:p>
          </table:table-cell>
          <table:table-cell table:formula="of:=IF(OR([.$R5]=&quot;&quot;;[.$R5]=&quot;A&quot;);0;[.$R5])" office:value-type="float" office:value="0" calcext:value-type="float">
            <text:p>0</text:p>
          </table:table-cell>
          <table:table-cell table:formula="of:=VALUE(MID([.$F5];3;2))" office:value-type="float" office:value="2" calcext:value-type="float">
            <text:p>2</text:p>
          </table:table-cell>
          <table:table-cell table:formula="of:=2^[.AA5]" office:value-type="float" office:value="4" calcext:value-type="float">
            <text:p>4</text:p>
          </table:table-cell>
          <table:table-cell table:formula="of:=2^(2*[.AA5])" office:value-type="float" office:value="16" calcext:value-type="float">
            <text:p>16</text:p>
          </table:table-cell>
          <table:table-cell table:formula="of:=2^(4*IF([.AA5]&lt;8;[.AA5];[.AA5]-8))" office:value-type="float" office:value="256" calcext:value-type="float">
            <text:p>256</text:p>
          </table:table-cell>
          <table:table-cell table:number-columns-repeated="33"/>
        </table:table-row>
        <table:table-row table:style-name="ro1">
          <table:table-cell table:style-name="Default"/>
          <table:table-cell table:style-name="ce86" office:value-type="float" office:value="9" calcext:value-type="float">
            <text:p>9</text:p>
          </table:table-cell>
          <table:table-cell table:style-name="ce86" office:value-type="string" calcext:value-type="string">
            <text:p>LED</text:p>
          </table:table-cell>
          <table:table-cell table:style-name="ce86" office:value-type="string" calcext:value-type="string">
            <text:p>out</text:p>
          </table:table-cell>
          <table:table-cell table:style-name="Default" office:value-type="string" calcext:value-type="string">
            <text:p>LED</text:p>
          </table:table-cell>
          <table:table-cell table:style-name="ce132" office:value-type="string" calcext:value-type="string">
            <text:p>PA3</text:p>
          </table:table-cell>
          <table:table-cell table:style-name="ce133"/>
          <table:table-cell table:style-name="ce133" office:value-type="string" calcext:value-type="string">
            <text:p>USART1/2_RX</text:p>
          </table:table-cell>
          <table:table-cell table:style-name="ce133" table:number-columns-repeated="6"/>
          <table:table-cell table:style-name="ce133" office:value-type="string" calcext:value-type="string">
            <text:p>ADC_IN3</text:p>
          </table:table-cell>
          <table:table-cell table:style-name="ce133"/>
          <table:table-cell table:style-name="ce44"/>
          <table:table-cell/>
          <table:table-cell office:value-type="float" office:value="1" calcext:value-type="float">
            <text:p>1</text:p>
          </table:table-cell>
          <table:table-cell/>
          <table:table-cell table:formula="of:=IF([.$R6]=&quot;&quot;;IF([.$D6]=&quot;out&quot;;1;0);IF([.$R6]=&quot;A&quot;;3;2))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formula="of:=IF([.$T6]=&quot;&quot;;0;[.$T6])" office:value-type="float" office:value="0" calcext:value-type="float">
            <text:p>0</text:p>
          </table:table-cell>
          <table:table-cell table:formula="of:=IF([.$S6]=&quot;H&quot;;1;IF([.$S6]=&quot;L&quot;;2;0))" office:value-type="float" office:value="0" calcext:value-type="float">
            <text:p>0</text:p>
          </table:table-cell>
          <table:table-cell table:formula="of:=IF(OR([.$S6]=1;[.$S6]=&quot;H&quot;);1;0)" office:value-type="float" office:value="1" calcext:value-type="float">
            <text:p>1</text:p>
          </table:table-cell>
          <table:table-cell table:formula="of:=IF(OR([.$R6]=&quot;&quot;;[.$R6]=&quot;A&quot;);0;[.$R6])" office:value-type="float" office:value="0" calcext:value-type="float">
            <text:p>0</text:p>
          </table:table-cell>
          <table:table-cell table:formula="of:=VALUE(MID([.$F6];3;2))" office:value-type="float" office:value="3" calcext:value-type="float">
            <text:p>3</text:p>
          </table:table-cell>
          <table:table-cell table:formula="of:=2^[.AA6]" office:value-type="float" office:value="8" calcext:value-type="float">
            <text:p>8</text:p>
          </table:table-cell>
          <table:table-cell table:formula="of:=2^(2*[.AA6])" office:value-type="float" office:value="64" calcext:value-type="float">
            <text:p>64</text:p>
          </table:table-cell>
          <table:table-cell table:formula="of:=2^(4*IF([.AA6]&lt;8;[.AA6];[.AA6]-8))" office:value-type="float" office:value="4096" calcext:value-type="float">
            <text:p>4096</text:p>
          </table:table-cell>
          <table:table-cell table:number-columns-repeated="33"/>
        </table:table-row>
        <table:table-row table:style-name="ro1">
          <table:table-cell table:style-name="Default"/>
          <table:table-cell table:style-name="ce86" office:value-type="float" office:value="10" calcext:value-type="float">
            <text:p>10</text:p>
          </table:table-cell>
          <table:table-cell table:style-name="ce86"/>
          <table:table-cell table:style-name="ce86" office:value-type="string" calcext:value-type="string">
            <text:p>in</text:p>
          </table:table-cell>
          <table:table-cell table:style-name="ce86"/>
          <table:table-cell table:style-name="ce132" office:value-type="string" calcext:value-type="string">
            <text:p>PA4</text:p>
          </table:table-cell>
          <table:table-cell table:style-name="ce133" office:value-type="string" calcext:value-type="string">
            <text:p>SPI1_NSS</text:p>
          </table:table-cell>
          <table:table-cell table:style-name="ce133" office:value-type="string" calcext:value-type="string">
            <text:p>USART1/2_CK</text:p>
          </table:table-cell>
          <table:table-cell table:style-name="ce135" office:value-type="string" calcext:value-type="string">
            <text:p>USB_NOE</text:p>
          </table:table-cell>
          <table:table-cell table:style-name="ce133"/>
          <table:table-cell table:style-name="ce133" office:value-type="string" calcext:value-type="string">
            <text:p>TIM14_CH1</text:p>
          </table:table-cell>
          <table:table-cell table:style-name="ce133" table:number-columns-repeated="3"/>
          <table:table-cell table:style-name="ce133" office:value-type="string" calcext:value-type="string">
            <text:p>ADC_IN4</text:p>
          </table:table-cell>
          <table:table-cell table:style-name="ce133"/>
          <table:table-cell table:style-name="ce44"/>
          <table:table-cell/>
          <table:table-cell office:value-type="string" calcext:value-type="string">
            <text:p>H</text:p>
          </table:table-cell>
          <table:table-cell/>
          <table:table-cell table:formula="of:=IF([.$R7]=&quot;&quot;;IF([.$D7]=&quot;out&quot;;1;0);IF([.$R7]=&quot;A&quot;;3;2))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formula="of:=IF([.$T7]=&quot;&quot;;0;[.$T7])" office:value-type="float" office:value="0" calcext:value-type="float">
            <text:p>0</text:p>
          </table:table-cell>
          <table:table-cell table:formula="of:=IF([.$S7]=&quot;H&quot;;1;IF([.$S7]=&quot;L&quot;;2;0))" office:value-type="float" office:value="1" calcext:value-type="float">
            <text:p>1</text:p>
          </table:table-cell>
          <table:table-cell table:formula="of:=IF(OR([.$S7]=1;[.$S7]=&quot;H&quot;);1;0)" office:value-type="float" office:value="1" calcext:value-type="float">
            <text:p>1</text:p>
          </table:table-cell>
          <table:table-cell table:formula="of:=IF(OR([.$R7]=&quot;&quot;;[.$R7]=&quot;A&quot;);0;[.$R7])" office:value-type="float" office:value="0" calcext:value-type="float">
            <text:p>0</text:p>
          </table:table-cell>
          <table:table-cell table:formula="of:=VALUE(MID([.$F7];3;2))" office:value-type="float" office:value="4" calcext:value-type="float">
            <text:p>4</text:p>
          </table:table-cell>
          <table:table-cell table:formula="of:=2^[.AA7]" office:value-type="float" office:value="16" calcext:value-type="float">
            <text:p>16</text:p>
          </table:table-cell>
          <table:table-cell table:formula="of:=2^(2*[.AA7])" office:value-type="float" office:value="256" calcext:value-type="float">
            <text:p>256</text:p>
          </table:table-cell>
          <table:table-cell table:formula="of:=2^(4*IF([.AA7]&lt;8;[.AA7];[.AA7]-8))" office:value-type="float" office:value="65536" calcext:value-type="float">
            <text:p>65536</text:p>
          </table:table-cell>
          <table:table-cell table:number-columns-repeated="33"/>
        </table:table-row>
        <table:table-row table:style-name="ro1">
          <table:table-cell table:style-name="Default"/>
          <table:table-cell table:style-name="ce86" office:value-type="float" office:value="11" calcext:value-type="float">
            <text:p>11</text:p>
          </table:table-cell>
          <table:table-cell table:style-name="ce86" office:value-type="string" calcext:value-type="string">
            <text:p>АЦП</text:p>
          </table:table-cell>
          <table:table-cell table:style-name="ce86" office:value-type="string" calcext:value-type="string">
            <text:p>in</text:p>
          </table:table-cell>
          <table:table-cell table:style-name="ce86" office:value-type="string" calcext:value-type="string">
            <text:p>ADC_CURR</text:p>
          </table:table-cell>
          <table:table-cell table:style-name="ce86" office:value-type="string" calcext:value-type="string">
            <text:p>PA5</text:p>
          </table:table-cell>
          <table:table-cell table:style-name="ce133" office:value-type="string" calcext:value-type="string">
            <text:p>SPI1_SCK</text:p>
          </table:table-cell>
          <table:table-cell table:style-name="ce133" table:number-columns-repeated="7"/>
          <table:table-cell table:style-name="ce134" office:value-type="string" calcext:value-type="string">
            <text:p>ADC_IN5</text:p>
          </table:table-cell>
          <table:table-cell table:style-name="ce133"/>
          <table:table-cell table:style-name="ce44"/>
          <table:table-cell office:value-type="string" calcext:value-type="string">
            <text:p>A</text:p>
          </table:table-cell>
          <table:table-cell table:number-columns-repeated="2"/>
          <table:table-cell table:formula="of:=IF([.$R8]=&quot;&quot;;IF([.$D8]=&quot;out&quot;;1;0);IF([.$R8]=&quot;A&quot;;3;2))" office:value-type="float" office:value="3" calcext:value-type="float">
            <text:p>3</text:p>
          </table:table-cell>
          <table:table-cell table:style-name="ce84" office:value-type="float" office:value="0" calcext:value-type="float">
            <text:p>0</text:p>
          </table:table-cell>
          <table:table-cell table:formula="of:=IF([.$T8]=&quot;&quot;;0;[.$T8])" office:value-type="float" office:value="0" calcext:value-type="float">
            <text:p>0</text:p>
          </table:table-cell>
          <table:table-cell table:formula="of:=IF([.$S8]=&quot;H&quot;;1;IF([.$S8]=&quot;L&quot;;2;0))" office:value-type="float" office:value="0" calcext:value-type="float">
            <text:p>0</text:p>
          </table:table-cell>
          <table:table-cell table:formula="of:=IF(OR([.$S8]=1;[.$S8]=&quot;H&quot;);1;0)" office:value-type="float" office:value="0" calcext:value-type="float">
            <text:p>0</text:p>
          </table:table-cell>
          <table:table-cell table:formula="of:=IF(OR([.$R8]=&quot;&quot;;[.$R8]=&quot;A&quot;);0;[.$R8])" office:value-type="float" office:value="0" calcext:value-type="float">
            <text:p>0</text:p>
          </table:table-cell>
          <table:table-cell table:formula="of:=VALUE(MID([.$F8];3;2))" office:value-type="float" office:value="5" calcext:value-type="float">
            <text:p>5</text:p>
          </table:table-cell>
          <table:table-cell table:formula="of:=2^[.AA8]" office:value-type="float" office:value="32" calcext:value-type="float">
            <text:p>32</text:p>
          </table:table-cell>
          <table:table-cell table:formula="of:=2^(2*[.AA8])" office:value-type="float" office:value="1024" calcext:value-type="float">
            <text:p>1024</text:p>
          </table:table-cell>
          <table:table-cell table:formula="of:=2^(4*IF([.AA8]&lt;8;[.AA8];[.AA8]-8))" office:value-type="float" office:value="1048576" calcext:value-type="float">
            <text:p>1048576</text:p>
          </table:table-cell>
          <table:table-cell table:number-columns-repeated="33"/>
        </table:table-row>
        <table:table-row table:style-name="ro1">
          <table:table-cell table:style-name="Default"/>
          <table:table-cell table:style-name="ce86" office:value-type="float" office:value="12" calcext:value-type="float">
            <text:p>12</text:p>
          </table:table-cell>
          <table:table-cell table:style-name="ce86" office:value-type="string" calcext:value-type="string">
            <text:p>АЦП</text:p>
          </table:table-cell>
          <table:table-cell table:style-name="ce86" office:value-type="string" calcext:value-type="string">
            <text:p>in</text:p>
          </table:table-cell>
          <table:table-cell table:style-name="ce86" office:value-type="string" calcext:value-type="string">
            <text:p>ADC_REF</text:p>
          </table:table-cell>
          <table:table-cell table:style-name="ce86" office:value-type="string" calcext:value-type="string">
            <text:p>PA6</text:p>
          </table:table-cell>
          <table:table-cell table:style-name="ce133" office:value-type="string" calcext:value-type="string">
            <text:p>SPI1_MISO</text:p>
          </table:table-cell>
          <table:table-cell table:style-name="ce133" office:value-type="string" calcext:value-type="string">
            <text:p>TIM3_CH1</text:p>
          </table:table-cell>
          <table:table-cell table:style-name="ce133" office:value-type="string" calcext:value-type="string">
            <text:p>TIM1_BKIN</text:p>
          </table:table-cell>
          <table:table-cell table:style-name="ce133" table:number-columns-repeated="2"/>
          <table:table-cell table:style-name="ce133" office:value-type="string" calcext:value-type="string">
            <text:p>TIM16_CH1</text:p>
          </table:table-cell>
          <table:table-cell table:style-name="ce133" office:value-type="string" calcext:value-type="string">
            <text:p>EVENTOUT</text:p>
          </table:table-cell>
          <table:table-cell table:style-name="ce133"/>
          <table:table-cell table:style-name="ce134" office:value-type="string" calcext:value-type="string">
            <text:p>ADC_IN6</text:p>
          </table:table-cell>
          <table:table-cell table:style-name="ce133"/>
          <table:table-cell table:style-name="ce44"/>
          <table:table-cell office:value-type="string" calcext:value-type="string">
            <text:p>A</text:p>
          </table:table-cell>
          <table:table-cell table:number-columns-repeated="2"/>
          <table:table-cell table:formula="of:=IF([.$R9]=&quot;&quot;;IF([.$D9]=&quot;out&quot;;1;0);IF([.$R9]=&quot;A&quot;;3;2))" office:value-type="float" office:value="3" calcext:value-type="float">
            <text:p>3</text:p>
          </table:table-cell>
          <table:table-cell table:style-name="ce84" office:value-type="float" office:value="0" calcext:value-type="float">
            <text:p>0</text:p>
          </table:table-cell>
          <table:table-cell table:formula="of:=IF([.$T9]=&quot;&quot;;0;[.$T9])" office:value-type="float" office:value="0" calcext:value-type="float">
            <text:p>0</text:p>
          </table:table-cell>
          <table:table-cell table:formula="of:=IF([.$S9]=&quot;H&quot;;1;IF([.$S9]=&quot;L&quot;;2;0))" office:value-type="float" office:value="0" calcext:value-type="float">
            <text:p>0</text:p>
          </table:table-cell>
          <table:table-cell table:formula="of:=IF(OR([.$S9]=1;[.$S9]=&quot;H&quot;);1;0)" office:value-type="float" office:value="0" calcext:value-type="float">
            <text:p>0</text:p>
          </table:table-cell>
          <table:table-cell table:formula="of:=IF(OR([.$R9]=&quot;&quot;;[.$R9]=&quot;A&quot;);0;[.$R9])" office:value-type="float" office:value="0" calcext:value-type="float">
            <text:p>0</text:p>
          </table:table-cell>
          <table:table-cell table:formula="of:=VALUE(MID([.$F9];3;2))" office:value-type="float" office:value="6" calcext:value-type="float">
            <text:p>6</text:p>
          </table:table-cell>
          <table:table-cell table:formula="of:=2^[.AA9]" office:value-type="float" office:value="64" calcext:value-type="float">
            <text:p>64</text:p>
          </table:table-cell>
          <table:table-cell table:formula="of:=2^(2*[.AA9])" office:value-type="float" office:value="4096" calcext:value-type="float">
            <text:p>4096</text:p>
          </table:table-cell>
          <table:table-cell table:formula="of:=2^(4*IF([.AA9]&lt;8;[.AA9];[.AA9]-8))" office:value-type="float" office:value="16777216" calcext:value-type="float">
            <text:p>16777216</text:p>
          </table:table-cell>
          <table:table-cell table:number-columns-repeated="33"/>
        </table:table-row>
        <table:table-row table:style-name="ro1">
          <table:table-cell table:style-name="Default"/>
          <table:table-cell table:style-name="ce86" office:value-type="float" office:value="13" calcext:value-type="float">
            <text:p>13</text:p>
          </table:table-cell>
          <table:table-cell table:style-name="ce86"/>
          <table:table-cell table:style-name="ce86" office:value-type="string" calcext:value-type="string">
            <text:p>in</text:p>
          </table:table-cell>
          <table:table-cell table:style-name="ce86" office:value-type="string" calcext:value-type="string">
            <text:p>TEST</text:p>
          </table:table-cell>
          <table:table-cell table:style-name="ce132" office:value-type="string" calcext:value-type="string">
            <text:p>PA7</text:p>
          </table:table-cell>
          <table:table-cell table:style-name="ce133" office:value-type="string" calcext:value-type="string">
            <text:p>SPI1_MOSI</text:p>
          </table:table-cell>
          <table:table-cell table:style-name="ce133" office:value-type="string" calcext:value-type="string">
            <text:p>TIM3_CH2</text:p>
          </table:table-cell>
          <table:table-cell table:style-name="ce133" office:value-type="string" calcext:value-type="string">
            <text:p>TIM1_CH1N</text:p>
          </table:table-cell>
          <table:table-cell table:style-name="ce133"/>
          <table:table-cell table:style-name="ce133" office:value-type="string" calcext:value-type="string">
            <text:p>TIM14_CH1</text:p>
          </table:table-cell>
          <table:table-cell table:style-name="ce133" office:value-type="string" calcext:value-type="string">
            <text:p>TIM17_CH1</text:p>
          </table:table-cell>
          <table:table-cell table:style-name="ce133" office:value-type="string" calcext:value-type="string">
            <text:p>EVENTOUT</text:p>
          </table:table-cell>
          <table:table-cell table:style-name="ce133"/>
          <table:table-cell table:style-name="ce133" office:value-type="string" calcext:value-type="string">
            <text:p>ADC_IN7</text:p>
          </table:table-cell>
          <table:table-cell table:style-name="ce133"/>
          <table:table-cell table:style-name="ce44"/>
          <table:table-cell/>
          <table:table-cell office:value-type="string" calcext:value-type="string">
            <text:p>Z</text:p>
          </table:table-cell>
          <table:table-cell/>
          <table:table-cell table:formula="of:=IF([.$R10]=&quot;&quot;;IF([.$D10]=&quot;out&quot;;1;0);IF([.$R10]=&quot;A&quot;;3;2))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formula="of:=IF([.$T10]=&quot;&quot;;0;[.$T10])" office:value-type="float" office:value="0" calcext:value-type="float">
            <text:p>0</text:p>
          </table:table-cell>
          <table:table-cell table:formula="of:=IF([.$S10]=&quot;H&quot;;1;IF([.$S10]=&quot;L&quot;;2;0))" office:value-type="float" office:value="0" calcext:value-type="float">
            <text:p>0</text:p>
          </table:table-cell>
          <table:table-cell table:formula="of:=IF(OR([.$S10]=1;[.$S10]=&quot;H&quot;);1;0)" office:value-type="float" office:value="0" calcext:value-type="float">
            <text:p>0</text:p>
          </table:table-cell>
          <table:table-cell table:formula="of:=IF(OR([.$R10]=&quot;&quot;;[.$R10]=&quot;A&quot;);0;[.$R10])" office:value-type="float" office:value="0" calcext:value-type="float">
            <text:p>0</text:p>
          </table:table-cell>
          <table:table-cell table:formula="of:=VALUE(MID([.$F10];3;2))" office:value-type="float" office:value="7" calcext:value-type="float">
            <text:p>7</text:p>
          </table:table-cell>
          <table:table-cell table:formula="of:=2^[.AA10]" office:value-type="float" office:value="128" calcext:value-type="float">
            <text:p>128</text:p>
          </table:table-cell>
          <table:table-cell table:formula="of:=2^(2*[.AA10])" office:value-type="float" office:value="16384" calcext:value-type="float">
            <text:p>16384</text:p>
          </table:table-cell>
          <table:table-cell table:formula="of:=2^(4*IF([.AA10]&lt;8;[.AA10];[.AA10]-8))" office:value-type="float" office:value="268435456" calcext:value-type="float">
            <text:p>268435456</text:p>
          </table:table-cell>
          <table:table-cell table:number-columns-repeated="33"/>
        </table:table-row>
        <table:table-row table:style-name="ro1">
          <table:table-cell table:style-name="Default"/>
          <table:table-cell table:style-name="ce86" office:value-type="float" office:value="17" calcext:value-type="float">
            <text:p>17</text:p>
          </table:table-cell>
          <table:table-cell table:style-name="ce86" office:value-type="string" calcext:value-type="string">
            <text:p>UART</text:p>
          </table:table-cell>
          <table:table-cell table:style-name="ce86" office:value-type="string" calcext:value-type="string">
            <text:p>out</text:p>
          </table:table-cell>
          <table:table-cell table:style-name="ce86"/>
          <table:table-cell table:style-name="ce86" office:value-type="string" calcext:value-type="string">
            <text:p>PA9</text:p>
          </table:table-cell>
          <table:table-cell table:style-name="ce133"/>
          <table:table-cell table:style-name="ce134" office:value-type="string" calcext:value-type="string">
            <text:p>USART1_TX</text:p>
          </table:table-cell>
          <table:table-cell table:style-name="ce133" office:value-type="string" calcext:value-type="string">
            <text:p>TIM1_CH2</text:p>
          </table:table-cell>
          <table:table-cell table:style-name="ce133"/>
          <table:table-cell table:style-name="ce135" office:value-type="string" calcext:value-type="string">
            <text:p>I2C1_SCL</text:p>
          </table:table-cell>
          <table:table-cell table:style-name="ce133" table:number-columns-repeated="5"/>
          <table:table-cell table:style-name="ce44"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/>
          <table:table-cell table:formula="of:=IF([.$R11]=&quot;&quot;;IF([.$D11]=&quot;out&quot;;1;0);IF([.$R11]=&quot;A&quot;;3;2))" office:value-type="float" office:value="2" calcext:value-type="float">
            <text:p>2</text:p>
          </table:table-cell>
          <table:table-cell table:style-name="ce84" office:value-type="float" office:value="0" calcext:value-type="float">
            <text:p>0</text:p>
          </table:table-cell>
          <table:table-cell table:formula="of:=IF([.$T11]=&quot;&quot;;0;[.$T11])" office:value-type="float" office:value="0" calcext:value-type="float">
            <text:p>0</text:p>
          </table:table-cell>
          <table:table-cell table:formula="of:=IF([.$S11]=&quot;H&quot;;1;IF([.$S11]=&quot;L&quot;;2;0))" office:value-type="float" office:value="1" calcext:value-type="float">
            <text:p>1</text:p>
          </table:table-cell>
          <table:table-cell table:formula="of:=IF(OR([.$S11]=1;[.$S11]=&quot;H&quot;);1;0)" office:value-type="float" office:value="1" calcext:value-type="float">
            <text:p>1</text:p>
          </table:table-cell>
          <table:table-cell table:formula="of:=IF(OR([.$R11]=&quot;&quot;;[.$R11]=&quot;A&quot;);0;[.$R11])" office:value-type="float" office:value="1" calcext:value-type="float">
            <text:p>1</text:p>
          </table:table-cell>
          <table:table-cell table:formula="of:=VALUE(MID([.$F11];3;2))" office:value-type="float" office:value="9" calcext:value-type="float">
            <text:p>9</text:p>
          </table:table-cell>
          <table:table-cell table:formula="of:=2^[.AA11]" office:value-type="float" office:value="512" calcext:value-type="float">
            <text:p>512</text:p>
          </table:table-cell>
          <table:table-cell table:formula="of:=2^(2*[.AA11])" office:value-type="float" office:value="262144" calcext:value-type="float">
            <text:p>262144</text:p>
          </table:table-cell>
          <table:table-cell table:formula="of:=2^(4*IF([.AA11]&lt;8;[.AA11];[.AA11]-8))" office:value-type="float" office:value="16" calcext:value-type="float">
            <text:p>16</text:p>
          </table:table-cell>
          <table:table-cell table:number-columns-repeated="5"/>
          <table:table-cell table:formula="of:=DEC2HEX(SUMPRODUCT([.Z11:.Z16];[.$AD11:.$AD16]);8)" office:value-type="string" office:string-value="00000110" calcext:value-type="string">
            <text:p>00000110</text:p>
          </table:table-cell>
          <table:table-cell table:number-columns-repeated="27"/>
        </table:table-row>
        <table:table-row table:style-name="ro1">
          <table:table-cell table:style-name="Default"/>
          <table:table-cell table:style-name="ce86" office:value-type="float" office:value="18" calcext:value-type="float">
            <text:p>18</text:p>
          </table:table-cell>
          <table:table-cell table:style-name="ce86" office:value-type="string" calcext:value-type="string">
            <text:p>UART</text:p>
          </table:table-cell>
          <table:table-cell table:style-name="ce86" office:value-type="string" calcext:value-type="string">
            <text:p>in</text:p>
          </table:table-cell>
          <table:table-cell table:style-name="ce86"/>
          <table:table-cell table:style-name="ce86" office:value-type="string" calcext:value-type="string">
            <text:p>PA10</text:p>
          </table:table-cell>
          <table:table-cell table:style-name="ce133" office:value-type="string" calcext:value-type="string">
            <text:p>TIM17_BKIN</text:p>
          </table:table-cell>
          <table:table-cell table:style-name="ce134" office:value-type="string" calcext:value-type="string">
            <text:p>USART1_RX</text:p>
          </table:table-cell>
          <table:table-cell table:style-name="ce133" office:value-type="string" calcext:value-type="string">
            <text:p>TIM1_CH3</text:p>
          </table:table-cell>
          <table:table-cell table:style-name="ce133"/>
          <table:table-cell table:style-name="ce135" office:value-type="string" calcext:value-type="string">
            <text:p>I2C1_SDA</text:p>
          </table:table-cell>
          <table:table-cell table:style-name="ce133" table:number-columns-repeated="5"/>
          <table:table-cell table:style-name="ce44"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/>
          <table:table-cell table:formula="of:=IF([.$R12]=&quot;&quot;;IF([.$D12]=&quot;out&quot;;1;0);IF([.$R12]=&quot;A&quot;;3;2))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formula="of:=IF([.$T12]=&quot;&quot;;0;[.$T12])" office:value-type="float" office:value="0" calcext:value-type="float">
            <text:p>0</text:p>
          </table:table-cell>
          <table:table-cell table:formula="of:=IF([.$S12]=&quot;H&quot;;1;IF([.$S12]=&quot;L&quot;;2;0))" office:value-type="float" office:value="1" calcext:value-type="float">
            <text:p>1</text:p>
          </table:table-cell>
          <table:table-cell table:formula="of:=IF(OR([.$S12]=1;[.$S12]=&quot;H&quot;);1;0)" office:value-type="float" office:value="1" calcext:value-type="float">
            <text:p>1</text:p>
          </table:table-cell>
          <table:table-cell table:formula="of:=IF(OR([.$R12]=&quot;&quot;;[.$R12]=&quot;A&quot;);0;[.$R12])" office:value-type="float" office:value="1" calcext:value-type="float">
            <text:p>1</text:p>
          </table:table-cell>
          <table:table-cell table:formula="of:=VALUE(MID([.$F12];3;2))" office:value-type="float" office:value="10" calcext:value-type="float">
            <text:p>10</text:p>
          </table:table-cell>
          <table:table-cell table:formula="of:=2^[.AA12]" office:value-type="float" office:value="1024" calcext:value-type="float">
            <text:p>1024</text:p>
          </table:table-cell>
          <table:table-cell table:formula="of:=2^(2*[.AA12])" office:value-type="float" office:value="1048576" calcext:value-type="float">
            <text:p>1048576</text:p>
          </table:table-cell>
          <table:table-cell table:formula="of:=2^(4*IF([.AA12]&lt;8;[.AA12];[.AA12]-8))" office:value-type="float" office:value="256" calcext:value-type="float">
            <text:p>256</text:p>
          </table:table-cell>
          <table:table-cell table:number-columns-repeated="33"/>
        </table:table-row>
        <table:table-row table:style-name="ro1">
          <table:table-cell table:style-name="Default"/>
          <table:table-cell table:style-name="ce86" office:value-type="float" office:value="17" calcext:value-type="float">
            <text:p>17</text:p>
          </table:table-cell>
          <table:table-cell table:style-name="ce86" table:number-columns-repeated="3"/>
          <table:table-cell table:style-name="ce86" office:value-type="string" calcext:value-type="string">
            <text:p>PA11</text:p>
          </table:table-cell>
          <table:table-cell table:style-name="ce133" office:value-type="string" calcext:value-type="string">
            <text:p>EVENTOUT</text:p>
          </table:table-cell>
          <table:table-cell table:style-name="ce133" office:value-type="string" calcext:value-type="string">
            <text:p>USART1_CTS</text:p>
          </table:table-cell>
          <table:table-cell table:style-name="ce133" office:value-type="string" calcext:value-type="string">
            <text:p>TIM1_CH4</text:p>
          </table:table-cell>
          <table:table-cell table:style-name="ce133" table:number-columns-repeated="2"/>
          <table:table-cell table:style-name="ce135" office:value-type="string" calcext:value-type="string">
            <text:p>SCL</text:p>
          </table:table-cell>
          <table:table-cell table:style-name="ce133" table:number-columns-repeated="2"/>
          <table:table-cell table:style-name="ce136" office:value-type="string" calcext:value-type="string">
            <text:p>USB_DM</text:p>
          </table:table-cell>
          <table:table-cell table:style-name="ce133"/>
          <table:table-cell table:style-name="ce44"/>
          <table:table-cell table:number-columns-repeated="3"/>
          <table:table-cell table:formula="of:=IF([.$R13]=&quot;&quot;;IF([.$D13]=&quot;out&quot;;1;0);IF([.$R13]=&quot;A&quot;;3;2))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formula="of:=IF([.$T13]=&quot;&quot;;0;[.$T13])" office:value-type="float" office:value="0" calcext:value-type="float">
            <text:p>0</text:p>
          </table:table-cell>
          <table:table-cell table:formula="of:=IF([.$S13]=&quot;H&quot;;1;IF([.$S13]=&quot;L&quot;;2;0))" office:value-type="float" office:value="0" calcext:value-type="float">
            <text:p>0</text:p>
          </table:table-cell>
          <table:table-cell table:formula="of:=IF(OR([.$S13]=1;[.$S13]=&quot;H&quot;);1;0)" office:value-type="float" office:value="0" calcext:value-type="float">
            <text:p>0</text:p>
          </table:table-cell>
          <table:table-cell table:formula="of:=IF(OR([.$R13]=&quot;&quot;;[.$R13]=&quot;A&quot;);0;[.$R13])" office:value-type="float" office:value="0" calcext:value-type="float">
            <text:p>0</text:p>
          </table:table-cell>
          <table:table-cell table:formula="of:=VALUE(MID([.$F13];3;2))" office:value-type="float" office:value="11" calcext:value-type="float">
            <text:p>11</text:p>
          </table:table-cell>
          <table:table-cell table:formula="of:=2^[.AA13]" office:value-type="float" office:value="2048" calcext:value-type="float">
            <text:p>2048</text:p>
          </table:table-cell>
          <table:table-cell table:formula="of:=2^(2*[.AA13])" office:value-type="float" office:value="4194304" calcext:value-type="float">
            <text:p>4194304</text:p>
          </table:table-cell>
          <table:table-cell table:formula="of:=2^(4*IF([.AA13]&lt;8;[.AA13];[.AA13]-8))" office:value-type="float" office:value="4096" calcext:value-type="float">
            <text:p>4096</text:p>
          </table:table-cell>
          <table:table-cell table:number-columns-repeated="33"/>
        </table:table-row>
        <table:table-row table:style-name="ro1">
          <table:table-cell table:style-name="Default"/>
          <table:table-cell table:style-name="ce86" office:value-type="float" office:value="18" calcext:value-type="float">
            <text:p>18</text:p>
          </table:table-cell>
          <table:table-cell table:style-name="ce86" table:number-columns-repeated="3"/>
          <table:table-cell table:style-name="ce86" office:value-type="string" calcext:value-type="string">
            <text:p>PA12</text:p>
          </table:table-cell>
          <table:table-cell table:style-name="ce133" office:value-type="string" calcext:value-type="string">
            <text:p>EVENTOUT</text:p>
          </table:table-cell>
          <table:table-cell table:style-name="ce133" office:value-type="string" calcext:value-type="string">
            <text:p>USART1_RTS</text:p>
          </table:table-cell>
          <table:table-cell table:style-name="ce133" office:value-type="string" calcext:value-type="string">
            <text:p>TIM1_ETR</text:p>
          </table:table-cell>
          <table:table-cell table:style-name="ce133" table:number-columns-repeated="2"/>
          <table:table-cell table:style-name="ce135" office:value-type="string" calcext:value-type="string">
            <text:p>SDA</text:p>
          </table:table-cell>
          <table:table-cell table:style-name="ce133" table:number-columns-repeated="2"/>
          <table:table-cell table:style-name="ce136" office:value-type="string" calcext:value-type="string">
            <text:p>USB_DP</text:p>
          </table:table-cell>
          <table:table-cell table:style-name="ce133"/>
          <table:table-cell table:style-name="ce44"/>
          <table:table-cell table:number-columns-repeated="3"/>
          <table:table-cell table:formula="of:=IF([.$R14]=&quot;&quot;;IF([.$D14]=&quot;out&quot;;1;0);IF([.$R14]=&quot;A&quot;;3;2))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formula="of:=IF([.$T14]=&quot;&quot;;0;[.$T14])" office:value-type="float" office:value="0" calcext:value-type="float">
            <text:p>0</text:p>
          </table:table-cell>
          <table:table-cell table:formula="of:=IF([.$S14]=&quot;H&quot;;1;IF([.$S14]=&quot;L&quot;;2;0))" office:value-type="float" office:value="0" calcext:value-type="float">
            <text:p>0</text:p>
          </table:table-cell>
          <table:table-cell table:formula="of:=IF(OR([.$S14]=1;[.$S14]=&quot;H&quot;);1;0)" office:value-type="float" office:value="0" calcext:value-type="float">
            <text:p>0</text:p>
          </table:table-cell>
          <table:table-cell table:formula="of:=IF(OR([.$R14]=&quot;&quot;;[.$R14]=&quot;A&quot;);0;[.$R14])" office:value-type="float" office:value="0" calcext:value-type="float">
            <text:p>0</text:p>
          </table:table-cell>
          <table:table-cell table:formula="of:=VALUE(MID([.$F14];3;2))" office:value-type="float" office:value="12" calcext:value-type="float">
            <text:p>12</text:p>
          </table:table-cell>
          <table:table-cell table:formula="of:=2^[.AA14]" office:value-type="float" office:value="4096" calcext:value-type="float">
            <text:p>4096</text:p>
          </table:table-cell>
          <table:table-cell table:formula="of:=2^(2*[.AA14])" office:value-type="float" office:value="16777216" calcext:value-type="float">
            <text:p>16777216</text:p>
          </table:table-cell>
          <table:table-cell table:formula="of:=2^(4*IF([.AA14]&lt;8;[.AA14];[.AA14]-8))" office:value-type="float" office:value="65536" calcext:value-type="float">
            <text:p>65536</text:p>
          </table:table-cell>
          <table:table-cell table:number-columns-repeated="33"/>
        </table:table-row>
        <table:table-row table:style-name="ro1">
          <table:table-cell table:style-name="Default"/>
          <table:table-cell table:style-name="ce86" office:value-type="float" office:value="19" calcext:value-type="float">
            <text:p>19</text:p>
          </table:table-cell>
          <table:table-cell table:style-name="ce86" office:value-type="string" calcext:value-type="string">
            <text:p>Отладчик</text:p>
          </table:table-cell>
          <table:table-cell table:style-name="ce86" office:value-type="string" calcext:value-type="string">
            <text:p>inout</text:p>
          </table:table-cell>
          <table:table-cell table:style-name="ce86" office:value-type="string" calcext:value-type="string">
            <text:p>SWDIO</text:p>
          </table:table-cell>
          <table:table-cell table:style-name="ce86" office:value-type="string" calcext:value-type="string">
            <text:p>PA13</text:p>
          </table:table-cell>
          <table:table-cell table:style-name="ce133" office:value-type="string" calcext:value-type="string">
            <text:p>SWDIO</text:p>
          </table:table-cell>
          <table:table-cell table:style-name="ce133" office:value-type="string" calcext:value-type="string">
            <text:p>IR_OUT</text:p>
          </table:table-cell>
          <table:table-cell table:style-name="ce133" office:value-type="string" calcext:value-type="string">
            <text:p>USB_NOE</text:p>
          </table:table-cell>
          <table:table-cell table:style-name="ce133" table:number-columns-repeated="7"/>
          <table:table-cell table:style-name="ce44"/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H</text:p>
          </table:table-cell>
          <table:table-cell table:style-name="ce84" office:value-type="float" office:value="3" calcext:value-type="float">
            <text:p>3</text:p>
          </table:table-cell>
          <table:table-cell table:formula="of:=IF([.$R15]=&quot;&quot;;IF([.$D15]=&quot;out&quot;;1;0);IF([.$R15]=&quot;A&quot;;3;2))" office:value-type="float" office:value="2" calcext:value-type="float">
            <text:p>2</text:p>
          </table:table-cell>
          <table:table-cell table:style-name="ce84" office:value-type="float" office:value="0" calcext:value-type="float">
            <text:p>0</text:p>
          </table:table-cell>
          <table:table-cell table:formula="of:=IF([.$T15]=&quot;&quot;;0;[.$T15])" office:value-type="float" office:value="3" calcext:value-type="float">
            <text:p>3</text:p>
          </table:table-cell>
          <table:table-cell table:formula="of:=IF([.$S15]=&quot;H&quot;;1;IF([.$S15]=&quot;L&quot;;2;0))" office:value-type="float" office:value="1" calcext:value-type="float">
            <text:p>1</text:p>
          </table:table-cell>
          <table:table-cell table:formula="of:=IF(OR([.$S15]=1;[.$S15]=&quot;H&quot;);1;0)" office:value-type="float" office:value="1" calcext:value-type="float">
            <text:p>1</text:p>
          </table:table-cell>
          <table:table-cell table:formula="of:=IF(OR([.$R15]=&quot;&quot;;[.$R15]=&quot;A&quot;);0;[.$R15])" office:value-type="float" office:value="0" calcext:value-type="float">
            <text:p>0</text:p>
          </table:table-cell>
          <table:table-cell table:formula="of:=VALUE(MID([.$F15];3;2))" office:value-type="float" office:value="13" calcext:value-type="float">
            <text:p>13</text:p>
          </table:table-cell>
          <table:table-cell table:formula="of:=2^[.AA15]" office:value-type="float" office:value="8192" calcext:value-type="float">
            <text:p>8192</text:p>
          </table:table-cell>
          <table:table-cell table:formula="of:=2^(2*[.AA15])" office:value-type="float" office:value="67108864" calcext:value-type="float">
            <text:p>67108864</text:p>
          </table:table-cell>
          <table:table-cell table:formula="of:=2^(4*IF([.AA15]&lt;8;[.AA15];[.AA15]-8))" office:value-type="float" office:value="1048576" calcext:value-type="float">
            <text:p>1048576</text:p>
          </table:table-cell>
          <table:table-cell table:number-columns-repeated="33"/>
        </table:table-row>
        <table:table-row table:style-name="ro1">
          <table:table-cell table:style-name="Default"/>
          <table:table-cell table:style-name="ce86" office:value-type="float" office:value="20" calcext:value-type="float">
            <text:p>20</text:p>
          </table:table-cell>
          <table:table-cell table:style-name="ce86" office:value-type="string" calcext:value-type="string">
            <text:p>Отладчик</text:p>
          </table:table-cell>
          <table:table-cell table:style-name="ce86" office:value-type="string" calcext:value-type="string">
            <text:p>in</text:p>
          </table:table-cell>
          <table:table-cell table:style-name="ce86" office:value-type="string" calcext:value-type="string">
            <text:p>SWCLK</text:p>
          </table:table-cell>
          <table:table-cell table:style-name="ce86" office:value-type="string" calcext:value-type="string">
            <text:p>PA14</text:p>
          </table:table-cell>
          <table:table-cell table:style-name="ce133" office:value-type="string" calcext:value-type="string">
            <text:p>SWCLK</text:p>
          </table:table-cell>
          <table:table-cell table:style-name="ce133" office:value-type="string" calcext:value-type="string">
            <text:p>USART1/2_TX</text:p>
          </table:table-cell>
          <table:table-cell table:style-name="ce133" table:number-columns-repeated="8"/>
          <table:table-cell table:style-name="ce44"/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L</text:p>
          </table:table-cell>
          <table:table-cell table:style-name="ce84" office:value-type="float" office:value="3" calcext:value-type="float">
            <text:p>3</text:p>
          </table:table-cell>
          <table:table-cell table:formula="of:=IF([.$R16]=&quot;&quot;;IF([.$D16]=&quot;out&quot;;1;0);IF([.$R16]=&quot;A&quot;;3;2))" office:value-type="float" office:value="2" calcext:value-type="float">
            <text:p>2</text:p>
          </table:table-cell>
          <table:table-cell table:style-name="ce84" office:value-type="float" office:value="0" calcext:value-type="float">
            <text:p>0</text:p>
          </table:table-cell>
          <table:table-cell table:formula="of:=IF([.$T16]=&quot;&quot;;0;[.$T16])" office:value-type="float" office:value="3" calcext:value-type="float">
            <text:p>3</text:p>
          </table:table-cell>
          <table:table-cell table:formula="of:=IF([.$S16]=&quot;H&quot;;1;IF([.$S16]=&quot;L&quot;;2;0))" office:value-type="float" office:value="2" calcext:value-type="float">
            <text:p>2</text:p>
          </table:table-cell>
          <table:table-cell table:formula="of:=IF(OR([.$S16]=1;[.$S16]=&quot;H&quot;);1;0)" office:value-type="float" office:value="0" calcext:value-type="float">
            <text:p>0</text:p>
          </table:table-cell>
          <table:table-cell table:formula="of:=IF(OR([.$R16]=&quot;&quot;;[.$R16]=&quot;A&quot;);0;[.$R16])" office:value-type="float" office:value="0" calcext:value-type="float">
            <text:p>0</text:p>
          </table:table-cell>
          <table:table-cell table:formula="of:=VALUE(MID([.$F16];3;2))" office:value-type="float" office:value="14" calcext:value-type="float">
            <text:p>14</text:p>
          </table:table-cell>
          <table:table-cell table:formula="of:=2^[.AA16]" office:value-type="float" office:value="16384" calcext:value-type="float">
            <text:p>16384</text:p>
          </table:table-cell>
          <table:table-cell table:formula="of:=2^(2*[.AA16])" office:value-type="float" office:value="268435456" calcext:value-type="float">
            <text:p>268435456</text:p>
          </table:table-cell>
          <table:table-cell table:formula="of:=2^(4*IF([.AA16]&lt;8;[.AA16];[.AA16]-8))" office:value-type="float" office:value="16777216" calcext:value-type="float">
            <text:p>16777216</text:p>
          </table:table-cell>
          <table:table-cell table:number-columns-repeated="33"/>
        </table:table-row>
        <table:table-row table:style-name="ro1">
          <table:table-cell table:style-name="Default"/>
          <table:table-cell table:style-name="ce86" office:value-type="float" office:value="14" calcext:value-type="float">
            <text:p>14</text:p>
          </table:table-cell>
          <table:table-cell table:style-name="ce81" office:value-type="string" calcext:value-type="string">
            <text:p>Тип платы</text:p>
          </table:table-cell>
          <table:table-cell table:style-name="ce86" office:value-type="string" calcext:value-type="string">
            <text:p>in</text:p>
          </table:table-cell>
          <table:table-cell table:style-name="ce86" office:value-type="string" calcext:value-type="string">
            <text:p>BOARD</text:p>
          </table:table-cell>
          <table:table-cell table:style-name="ce86" office:value-type="string" calcext:value-type="string">
            <text:p>PB1</text:p>
          </table:table-cell>
          <table:table-cell table:style-name="ce133" office:value-type="string" calcext:value-type="string">
            <text:p>TIM14_CH1</text:p>
          </table:table-cell>
          <table:table-cell table:style-name="ce133" office:value-type="string" calcext:value-type="string">
            <text:p>TIM3_CH4</text:p>
          </table:table-cell>
          <table:table-cell table:style-name="ce133" office:value-type="string" calcext:value-type="string">
            <text:p>TIM1_CH3N</text:p>
          </table:table-cell>
          <table:table-cell table:style-name="ce133" table:number-columns-repeated="5"/>
          <table:table-cell table:style-name="ce133" office:value-type="string" calcext:value-type="string">
            <text:p>ADC_IN9</text:p>
          </table:table-cell>
          <table:table-cell table:style-name="ce133"/>
          <table:table-cell table:style-name="ce44"/>
          <table:table-cell table:number-columns-repeated="3"/>
          <table:table-cell table:formula="of:=IF([.$R17]=&quot;&quot;;IF([.$D17]=&quot;out&quot;;1;0);IF([.$R17]=&quot;A&quot;;3;2))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formula="of:=IF([.$T17]=&quot;&quot;;0;[.$T17])" office:value-type="float" office:value="0" calcext:value-type="float">
            <text:p>0</text:p>
          </table:table-cell>
          <table:table-cell table:formula="of:=IF([.$S17]=&quot;H&quot;;1;IF([.$S17]=&quot;L&quot;;2;0))" office:value-type="float" office:value="0" calcext:value-type="float">
            <text:p>0</text:p>
          </table:table-cell>
          <table:table-cell table:formula="of:=IF(OR([.$S17]=1;[.$S17]=&quot;H&quot;);1;0)" office:value-type="float" office:value="0" calcext:value-type="float">
            <text:p>0</text:p>
          </table:table-cell>
          <table:table-cell table:formula="of:=IF(OR([.$R17]=&quot;&quot;;[.$R17]=&quot;A&quot;);0;[.$R17])" office:value-type="float" office:value="0" calcext:value-type="float">
            <text:p>0</text:p>
          </table:table-cell>
          <table:table-cell table:formula="of:=VALUE(MID([.$F17];3;2))" office:value-type="float" office:value="1" calcext:value-type="float">
            <text:p>1</text:p>
          </table:table-cell>
          <table:table-cell table:formula="of:=2^[.AA17]" office:value-type="float" office:value="2" calcext:value-type="float">
            <text:p>2</text:p>
          </table:table-cell>
          <table:table-cell table:formula="of:=2^(2*[.AA17])" office:value-type="float" office:value="4" calcext:value-type="float">
            <text:p>4</text:p>
          </table:table-cell>
          <table:table-cell table:formula="of:=2^(4*IF([.AA17]&lt;8;[.AA17];[.AA17]-8))" office:value-type="float" office:value="16" calcext:value-type="float">
            <text:p>16</text:p>
          </table:table-cell>
          <table:table-cell table:formula="of:=BASE(SUMPRODUCT([.U17:.U17];[.$AC17:.$AC17]);16;8)" office:value-type="string" office:string-value="00000000" calcext:value-type="string">
            <text:p>00000000</text:p>
          </table:table-cell>
          <table:table-cell table:formula="of:=BASE(SUMPRODUCT([.V17:.V17];[.$AB17:.$AB17]);16;8)" office:value-type="string" office:string-value="00000000" calcext:value-type="string">
            <text:p>00000000</text:p>
          </table:table-cell>
          <table:table-cell table:formula="of:=BASE(SUMPRODUCT([.W17:.W17];[.$AC17:.$AC17]);16;8)" office:value-type="string" office:string-value="00000000" calcext:value-type="string">
            <text:p>00000000</text:p>
          </table:table-cell>
          <table:table-cell table:formula="of:=BASE(SUMPRODUCT([.X17:.X17];[.$AC17:.$AC17]);16;8)" office:value-type="string" office:string-value="00000000" calcext:value-type="string">
            <text:p>00000000</text:p>
          </table:table-cell>
          <table:table-cell table:formula="of:=BASE(SUMPRODUCT([.Y17:.Y17];[.$AB17:.$AB17]);16;8)" office:value-type="string" office:string-value="00000000" calcext:value-type="string">
            <text:p>00000000</text:p>
          </table:table-cell>
          <table:table-cell table:formula="of:=BASE(SUMPRODUCT([.Z17:.Z17];[.$AD17:.$AD17]);16;8)" office:value-type="string" office:string-value="00000000" calcext:value-type="string">
            <text:p>00000000</text:p>
          </table:table-cell>
          <table:table-cell table:number-columns-repeated="27"/>
        </table:table-row>
        <table:table-row table:style-name="ro1">
          <table:table-cell table:style-name="Default"/>
          <table:table-cell table:style-name="ce86" office:value-type="float" office:value="2" calcext:value-type="float">
            <text:p>2</text:p>
          </table:table-cell>
          <table:table-cell table:style-name="ce86" office:value-type="string" calcext:value-type="string">
            <text:p>Вход опорной частоты</text:p>
          </table:table-cell>
          <table:table-cell table:style-name="ce86" office:value-type="string" calcext:value-type="string">
            <text:p>in</text:p>
          </table:table-cell>
          <table:table-cell table:style-name="ce86" office:value-type="string" calcext:value-type="string">
            <text:p>FSYNC</text:p>
          </table:table-cell>
          <table:table-cell table:style-name="ce86" office:value-type="string" calcext:value-type="string">
            <text:p>PF0</text:p>
          </table:table-cell>
          <table:table-cell table:style-name="ce133"/>
          <table:table-cell table:style-name="ce116" table:number-columns-repeated="3"/>
          <table:table-cell table:style-name="ce133" table:number-columns-repeated="5"/>
          <table:table-cell table:style-name="ce134" office:value-type="string" calcext:value-type="string">
            <text:p>OSC_IN</text:p>
          </table:table-cell>
          <table:table-cell table:style-name="ce44"/>
          <table:table-cell table:number-columns-repeated="3"/>
          <table:table-cell table:formula="of:=IF([.$R18]=&quot;&quot;;IF([.$D18]=&quot;out&quot;;1;0);IF([.$R18]=&quot;A&quot;;3;2))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formula="of:=IF([.$T18]=&quot;&quot;;0;[.$T18])" office:value-type="float" office:value="0" calcext:value-type="float">
            <text:p>0</text:p>
          </table:table-cell>
          <table:table-cell table:formula="of:=IF([.$S18]=&quot;H&quot;;1;IF([.$S18]=&quot;L&quot;;2;0))" office:value-type="float" office:value="0" calcext:value-type="float">
            <text:p>0</text:p>
          </table:table-cell>
          <table:table-cell table:formula="of:=IF(OR([.$S18]=1;[.$S18]=&quot;H&quot;);1;0)" office:value-type="float" office:value="0" calcext:value-type="float">
            <text:p>0</text:p>
          </table:table-cell>
          <table:table-cell table:formula="of:=IF(OR([.$R18]=&quot;&quot;;[.$R18]=&quot;A&quot;);0;[.$R18])" office:value-type="float" office:value="0" calcext:value-type="float">
            <text:p>0</text:p>
          </table:table-cell>
          <table:table-cell table:formula="of:=VALUE(MID([.$F18];3;2))" office:value-type="float" office:value="0" calcext:value-type="float">
            <text:p>0</text:p>
          </table:table-cell>
          <table:table-cell table:formula="of:=2^[.AA18]" office:value-type="float" office:value="1" calcext:value-type="float">
            <text:p>1</text:p>
          </table:table-cell>
          <table:table-cell table:formula="of:=2^(2*[.AA18])" office:value-type="float" office:value="1" calcext:value-type="float">
            <text:p>1</text:p>
          </table:table-cell>
          <table:table-cell table:formula="of:=2^(4*IF([.AA18]&lt;8;[.AA18];[.AA18]-8))" office:value-type="float" office:value="1" calcext:value-type="float">
            <text:p>1</text:p>
          </table:table-cell>
          <table:table-cell table:formula="of:=BASE(SUMPRODUCT([.U18:.U19];[.$AC18:.$AC19]);16;8)" office:value-type="string" office:string-value="00000004" calcext:value-type="string">
            <text:p>00000004</text:p>
          </table:table-cell>
          <table:table-cell table:formula="of:=BASE(SUMPRODUCT([.V18:.V19];[.$AB18:.$AB19]);16;8)" office:value-type="string" office:string-value="00000000" calcext:value-type="string">
            <text:p>00000000</text:p>
          </table:table-cell>
          <table:table-cell table:formula="of:=BASE(SUMPRODUCT([.W18:.W19];[.$AC18:.$AC19]);16;8)" office:value-type="string" office:string-value="00000000" calcext:value-type="string">
            <text:p>00000000</text:p>
          </table:table-cell>
          <table:table-cell table:formula="of:=BASE(SUMPRODUCT([.X18:.X19];[.$AC18:.$AC19]);16;8)" office:value-type="string" office:string-value="00000000" calcext:value-type="string">
            <text:p>00000000</text:p>
          </table:table-cell>
          <table:table-cell table:formula="of:=BASE(SUMPRODUCT([.Y18:.Y19];[.$AB18:.$AB19]);16;8)" office:value-type="string" office:string-value="00000000" calcext:value-type="string">
            <text:p>00000000</text:p>
          </table:table-cell>
          <table:table-cell table:formula="of:=BASE(SUMPRODUCT([.Z18:.Z19];[.$AD18:.$AD19]);16;8)" office:value-type="string" office:string-value="00000000" calcext:value-type="string">
            <text:p>00000000</text:p>
          </table:table-cell>
          <table:table-cell table:number-columns-repeated="27"/>
        </table:table-row>
        <table:table-row table:style-name="ro1">
          <table:table-cell table:style-name="Default"/>
          <table:table-cell table:style-name="ce86" office:value-type="float" office:value="3" calcext:value-type="float">
            <text:p>3</text:p>
          </table:table-cell>
          <table:table-cell table:style-name="ce86"/>
          <table:table-cell table:style-name="ce86" office:value-type="string" calcext:value-type="string">
            <text:p>out</text:p>
          </table:table-cell>
          <table:table-cell table:style-name="ce86"/>
          <table:table-cell table:style-name="ce86" office:value-type="string" calcext:value-type="string">
            <text:p>PF1</text:p>
          </table:table-cell>
          <table:table-cell table:style-name="ce133" table:number-columns-repeated="2"/>
          <table:table-cell table:style-name="ce116" table:number-columns-repeated="3"/>
          <table:table-cell table:style-name="ce133" table:number-columns-repeated="4"/>
          <table:table-cell table:style-name="ce134" office:value-type="string" calcext:value-type="string">
            <text:p>OSC_OUT</text:p>
          </table:table-cell>
          <table:table-cell table:style-name="ce44"/>
          <table:table-cell table:number-columns-repeated="3"/>
          <table:table-cell table:formula="of:=IF([.$R19]=&quot;&quot;;IF([.$D19]=&quot;out&quot;;1;0);IF([.$R19]=&quot;A&quot;;3;2))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formula="of:=IF([.$T19]=&quot;&quot;;0;[.$T19])" office:value-type="float" office:value="0" calcext:value-type="float">
            <text:p>0</text:p>
          </table:table-cell>
          <table:table-cell table:formula="of:=IF([.$S19]=&quot;H&quot;;1;IF([.$S19]=&quot;L&quot;;2;0))" office:value-type="float" office:value="0" calcext:value-type="float">
            <text:p>0</text:p>
          </table:table-cell>
          <table:table-cell table:formula="of:=IF(OR([.$S19]=1;[.$S19]=&quot;H&quot;);1;0)" office:value-type="float" office:value="0" calcext:value-type="float">
            <text:p>0</text:p>
          </table:table-cell>
          <table:table-cell table:formula="of:=IF(OR([.$R19]=&quot;&quot;;[.$R19]=&quot;A&quot;);0;[.$R19])" office:value-type="float" office:value="0" calcext:value-type="float">
            <text:p>0</text:p>
          </table:table-cell>
          <table:table-cell table:formula="of:=VALUE(MID([.$F19];3;2))" office:value-type="float" office:value="1" calcext:value-type="float">
            <text:p>1</text:p>
          </table:table-cell>
          <table:table-cell table:formula="of:=2^[.AA19]" office:value-type="float" office:value="2" calcext:value-type="float">
            <text:p>2</text:p>
          </table:table-cell>
          <table:table-cell table:formula="of:=2^(2*[.AA19])" office:value-type="float" office:value="4" calcext:value-type="float">
            <text:p>4</text:p>
          </table:table-cell>
          <table:table-cell table:formula="of:=2^(4*IF([.AA19]&lt;8;[.AA19];[.AA19]-8))"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Конфигурация</text:p>
          </table:table-cell>
          <table:table-cell/>
          <table:table-cell office:value-type="string" calcext:value-type="string">
            <text:p>BOOT0</text:p>
          </table:table-cell>
          <table:table-cell table:number-columns-repeated="11"/>
          <table:table-cell table:style-name="ce86"/>
          <table:table-cell table:number-columns-repeated="46"/>
        </table:table-row>
        <table:table-row table:style-name="ro1"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Сброс</text:p>
          </table:table-cell>
          <table:table-cell/>
          <table:table-cell office:value-type="string" calcext:value-type="string">
            <text:p>NRST</text:p>
          </table:table-cell>
          <table:table-cell table:number-columns-repeated="11"/>
          <table:table-cell table:style-name="ce86"/>
          <table:table-cell table:number-columns-repeated="4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+3V3</text:p>
          </table:table-cell>
          <table:table-cell/>
          <table:table-cell office:value-type="string" calcext:value-type="string">
            <text:p>VCC</text:p>
          </table:table-cell>
          <table:table-cell table:number-columns-repeated="11"/>
          <table:table-cell table:style-name="ce86"/>
          <table:table-cell table:number-columns-repeated="46"/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+3V3</text:p>
          </table:table-cell>
          <table:table-cell/>
          <table:table-cell office:value-type="string" calcext:value-type="string">
            <text:p>VCCA</text:p>
          </table:table-cell>
          <table:table-cell table:number-columns-repeated="11"/>
          <table:table-cell table:style-name="ce86"/>
          <table:table-cell table:number-columns-repeated="46"/>
        </table:table-row>
        <table:table-row table:style-name="ro1">
          <table:table-cell table:style-name="Default"/>
          <table:table-cell office:value-type="float" office:value="15" calcext:value-type="float">
            <text:p>15</text:p>
          </table:table-cell>
          <table:table-cell office:value-type="string" calcext:value-type="string">
            <text:p>0V</text:p>
          </table:table-cell>
          <table:table-cell/>
          <table:table-cell office:value-type="string" calcext:value-type="string">
            <text:p>GND</text:p>
          </table:table-cell>
          <table:table-cell table:number-columns-repeated="11"/>
          <table:table-cell table:style-name="ce86"/>
          <table:table-cell table:number-columns-repeated="46"/>
        </table:table-row>
        <table:table-row table:style-name="ro1">
          <table:table-cell table:number-columns-repeated="63"/>
        </table:table-row>
        <table:table-row table:style-name="ro1">
          <table:table-cell table:number-columns-repeated="12"/>
          <table:table-cell table:formula="of:=&quot;/* Распиновка контроллера &quot; &amp; [.A1] &amp; &quot; */&quot;" office:value-type="string" office:string-value="/* Распиновка контроллера токового датчика */" calcext:value-type="string">
            <text:p>/* Распиновка контроллера токового датчика */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86" table:number-columns-repeated="3"/>
          <table:table-cell table:number-columns-repeated="7"/>
          <table:table-cell table:style-name="Default" office:value-type="string" calcext:value-type="string">
            <text:p>#ifdef PINOUT_INCLUDE_LUTS</text:p>
          </table:table-cell>
          <table:table-cell table:style-name="Default"/>
          <table:table-cell table:number-columns-repeated="49"/>
        </table:table-row>
        <table:table-row table:style-name="ro1">
          <table:table-cell table:number-columns-repeated="2"/>
          <table:table-cell table:style-name="ce86" table:number-columns-repeated="3"/>
          <table:table-cell table:number-columns-repeated="58"/>
        </table:table-row>
        <table:table-row table:style-name="ro1">
          <table:table-cell/>
          <table:table-cell table:style-name="ce86" table:number-columns-repeated="5"/>
          <table:table-cell table:number-columns-repeated="2"/>
          <table:table-cell table:style-name="ce85" office:value-type="string" calcext:value-type="string">
            <text:p>Таблица инициализации GPIO</text:p>
          </table:table-cell>
          <table:table-cell table:style-name="ce85" table:number-columns-repeated="3"/>
          <table:table-cell table:style-name="ce85" table:formula="of:=&quot;// &quot; &amp; [.I29]" office:value-type="string" office:string-value="// Таблица инициализации GPIO" calcext:value-type="string">
            <text:p>// Таблица инициализации GPIO</text:p>
          </table:table-cell>
          <table:table-cell table:style-name="ce85"/>
          <table:table-cell table:number-columns-repeated="2"/>
          <table:table-cell office:value-type="string" calcext:value-type="string">
            <text:p>#define elementsof(x) (sizeof(x)/sizeof(x[0]))</text:p>
          </table:table-cell>
          <table:table-cell table:number-columns-repeated="46"/>
        </table:table-row>
        <table:table-row table:style-name="ro1">
          <table:table-cell/>
          <table:table-cell table:style-name="ce86" table:number-columns-repeated="5"/>
          <table:table-cell table:number-columns-repeated="2"/>
          <table:table-cell table:style-name="Default"/>
          <table:table-cell table:style-name="ce84" office:value-type="string" calcext:value-type="string">
            <text:p>Port:</text:p>
          </table:table-cell>
          <table:table-cell table:style-name="ce84" office:value-type="string" calcext:value-type="string">
            <text:p>Reg:</text:p>
          </table:table-cell>
          <table:table-cell table:style-name="ce84" office:value-type="string" calcext:value-type="string">
            <text:p>Offset:</text:p>
          </table:table-cell>
          <table:table-cell office:value-type="string" calcext:value-type="string">
            <text:p>// Регистр:</text:p>
          </table:table-cell>
          <table:table-cell office:value-type="string" calcext:value-type="string">
            <text:p>Значение:</text:p>
          </table:table-cell>
          <table:table-cell table:number-columns-repeated="2"/>
          <table:table-cell office:value-type="string" calcext:value-type="string">
            <text:p>#define SFR32 volatile uint32_t</text:p>
          </table:table-cell>
          <table:table-cell table:number-columns-repeated="46"/>
        </table:table-row>
        <table:table-row table:style-name="ro1">
          <table:table-cell/>
          <table:table-cell table:style-name="ce86" table:number-columns-repeated="5"/>
          <table:table-cell table:number-columns-repeated="2"/>
          <table:table-cell office:value-type="string" calcext:value-type="string">
            <text:p>GPIOA=</text:p>
          </table:table-cell>
          <table:table-cell table:number-columns-repeated="3"/>
          <table:table-cell table:style-name="ce93" office:value-type="string" calcext:value-type="string">
            <text:p>static const uint32_t</text:p>
          </table:table-cell>
          <table:table-cell table:style-name="ce93" office:value-type="string" calcext:value-type="string">
            <text:p>GPIO_INIT_LUT[] = {</text:p>
          </table:table-cell>
          <table:table-cell table:number-columns-repeated="49"/>
        </table:table-row>
        <table:table-row table:style-name="ro1">
          <table:table-cell/>
          <table:table-cell table:style-name="ce86" table:number-columns-repeated="2"/>
          <table:table-cell table:style-name="ce86" office:value-type="string" calcext:value-type="string">
            <text:p>MODER</text:p>
          </table:table-cell>
          <table:table-cell table:style-name="ce86" office:value-type="float" office:value="0" calcext:value-type="float">
            <text:p>0</text:p>
          </table:table-cell>
          <table:table-cell table:style-name="ce86"/>
          <table:table-cell table:number-columns-repeated="2"/>
          <table:table-cell table:style-name="ce84" office:value-type="string" calcext:value-type="string">
            <text:p>0x48000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FH</text:p>
          </table:table-cell>
          <table:table-cell table:style-name="ce92" table:formula="of:=VLOOKUP([.K32];[.$D$32:.$E$45];2;0)" office:value-type="float" office:value="36" calcext:value-type="float">
            <text:p>36</text:p>
          </table:table-cell>
          <table:table-cell table:style-name="ce93" table:formula="of:=&quot;0x&quot; &amp; DEC2HEX(1024*(CODE([.J32])-65)+[.L32]+[.$I$34]) &amp; &quot;UL,&quot;" office:value-type="string" office:string-value="0x48000024UL," calcext:value-type="string">
            <text:p>0x48000024UL,</text:p>
          </table:table-cell>
          <table:table-cell table:style-name="ce93" table:formula="of:=&quot;0x&quot; &amp; [.AJ11] &amp; &quot;UL,&quot;" office:value-type="string" office:string-value="0x00000110UL," calcext:value-type="string">
            <text:p>0x00000110UL,</text:p>
          </table:table-cell>
          <table:table-cell table:number-columns-repeated="2"/>
          <table:table-cell table:style-name="ce86" office:value-type="string" calcext:value-type="string">
            <text:p>i=0;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OTYPER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AFL</text:p>
          </table:table-cell>
          <table:table-cell table:style-name="ce92" table:formula="of:=VLOOKUP([.K33];[.$D$32:.$E$45];2;0)" office:value-type="float" office:value="32" calcext:value-type="float">
            <text:p>32</text:p>
          </table:table-cell>
          <table:table-cell table:style-name="ce93" table:formula="of:=&quot;0x&quot; &amp; DEC2HEX(1024*(CODE([.J33])-65)+[.L33]+[.$I$34]) &amp; &quot;UL,&quot;" office:value-type="string" office:string-value="0x48000020UL," calcext:value-type="string">
            <text:p>0x48000020UL,</text:p>
          </table:table-cell>
          <table:table-cell table:style-name="ce93" table:formula="of:=&quot;0x&quot; &amp; [.AJ3] &amp; &quot;UL,&quot;" office:value-type="string" office:string-value="0x00000000UL," calcext:value-type="string">
            <text:p>0x00000000UL,</text:p>
          </table:table-cell>
          <table:table-cell table:number-columns-repeated="2"/>
          <table:table-cell table:style-name="ce86" office:value-type="string" calcext:value-type="string">
            <text:p>do {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OSPEEDR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HEX2DEC(MID([.I32];3;8))" office:value-type="float" office:value="1207959552" calcext:value-type="float">
            <text:p>12079595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R</text:p>
          </table:table-cell>
          <table:table-cell table:style-name="ce92" table:formula="of:=VLOOKUP([.K34];[.$D$32:.$E$45];2;0)" office:value-type="float" office:value="20" calcext:value-type="float">
            <text:p>20</text:p>
          </table:table-cell>
          <table:table-cell table:style-name="ce93" table:formula="of:=&quot;0x&quot; &amp; DEC2HEX(1024*(CODE([.J34])-65)+[.L34]+[.$I$34]) &amp; &quot;UL,&quot;" office:value-type="string" office:string-value="0x48000014UL," calcext:value-type="string">
            <text:p>0x48000014UL,</text:p>
          </table:table-cell>
          <table:table-cell table:style-name="ce93" table:formula="of:=&quot;0x&quot; &amp; [.AI3] &amp; &quot;UL,&quot;" office:value-type="string" office:string-value="0x0000261CUL," calcext:value-type="string">
            <text:p>0x0000261CUL,</text:p>
          </table:table-cell>
          <table:table-cell table:number-columns-repeated="3"/>
          <table:table-cell office:value-type="string" calcext:value-type="string">
            <text:p>*((SFR32*)(GPIO_INIT_LUT[i])) = GPIO_INIT_LUT[i+1];</text:p>
          </table:table-cell>
          <table:table-cell table:number-columns-repeated="45"/>
        </table:table-row>
        <table:table-row table:style-name="ro1">
          <table:table-cell table:number-columns-repeated="3"/>
          <table:table-cell office:value-type="string" calcext:value-type="string">
            <text:p>PUPDR</text:p>
          </table:table-cell>
          <table:table-cell table:style-name="ce86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PUPDR</text:p>
          </table:table-cell>
          <table:table-cell table:style-name="ce92" table:formula="of:=VLOOKUP([.K35];[.$D$32:.$E$45];2;0)" office:value-type="float" office:value="12" calcext:value-type="float">
            <text:p>12</text:p>
          </table:table-cell>
          <table:table-cell table:style-name="ce93" table:formula="of:=&quot;0x&quot; &amp; DEC2HEX(1024*(CODE([.J35])-65)+[.L35]+[.$I$34]) &amp; &quot;UL,&quot;" office:value-type="string" office:string-value="0x4800000CUL," calcext:value-type="string">
            <text:p>0x4800000CUL,</text:p>
          </table:table-cell>
          <table:table-cell table:style-name="ce93" table:formula="of:=&quot;0x&quot; &amp; [.AH3] &amp; &quot;UL,&quot;" office:value-type="string" office:string-value="0x24140100UL," calcext:value-type="string">
            <text:p>0x24140100UL,</text:p>
          </table:table-cell>
          <table:table-cell table:number-columns-repeated="3"/>
          <table:table-cell office:value-type="string" calcext:value-type="string">
            <text:p>i+=2;</text:p>
          </table:table-cell>
          <table:table-cell table:number-columns-repeated="45"/>
        </table:table-row>
        <table:table-row table:style-name="ro1">
          <table:table-cell table:number-columns-repeated="3"/>
          <table:table-cell office:value-type="string" calcext:value-type="string">
            <text:p>ID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OSPEEDR</text:p>
          </table:table-cell>
          <table:table-cell table:style-name="ce92" table:formula="of:=VLOOKUP([.K36];[.$D$32:.$E$45];2;0)" office:value-type="float" office:value="8" calcext:value-type="float">
            <text:p>8</text:p>
          </table:table-cell>
          <table:table-cell table:style-name="ce93" table:formula="of:=&quot;0x&quot; &amp; DEC2HEX(1024*(CODE([.J36])-65)+[.L36]+[.$I$34]) &amp; &quot;UL,&quot;" office:value-type="string" office:string-value="0x48000008UL," calcext:value-type="string">
            <text:p>0x48000008UL,</text:p>
          </table:table-cell>
          <table:table-cell table:style-name="ce93" table:formula="of:=&quot;0x&quot; &amp; [.AG3] &amp; &quot;UL,&quot;" office:value-type="string" office:string-value="0x3C000000UL," calcext:value-type="string">
            <text:p>0x3C000000UL,</text:p>
          </table:table-cell>
          <table:table-cell table:number-columns-repeated="2"/>
          <table:table-cell office:value-type="string" calcext:value-type="string">
            <text:p>} while (i&lt;elementsof(GPIO_INIT_LUT))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ODR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OTYPER</text:p>
          </table:table-cell>
          <table:table-cell table:style-name="ce92" table:formula="of:=VLOOKUP([.K37];[.$D$32:.$E$45];2;0)" office:value-type="float" office:value="4" calcext:value-type="float">
            <text:p>4</text:p>
          </table:table-cell>
          <table:table-cell table:style-name="ce93" table:formula="of:=&quot;0x&quot; &amp; DEC2HEX(1024*(CODE([.J37])-65)+[.L37]+[.$I$34]) &amp; &quot;UL,&quot;" office:value-type="string" office:string-value="0x48000004UL," calcext:value-type="string">
            <text:p>0x48000004UL,</text:p>
          </table:table-cell>
          <table:table-cell table:style-name="ce93" table:formula="of:=&quot;0x&quot; &amp; [.AF3] &amp; &quot;UL,&quot;" office:value-type="string" office:string-value="0x00000408UL," calcext:value-type="string">
            <text:p>0x00000408UL,</text:p>
          </table:table-cell>
          <table:table-cell table:number-columns-repeated="49"/>
        </table:table-row>
        <table:table-row table:style-name="ro1">
          <table:table-cell table:number-columns-repeated="3"/>
          <table:table-cell office:value-type="string" calcext:value-type="string">
            <text:p>BSRR</text:p>
          </table:table-cell>
          <table:table-cell table:style-name="ce86"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MODER</text:p>
          </table:table-cell>
          <table:table-cell table:style-name="ce92" table:formula="of:=VLOOKUP([.K38];[.$D$32:.$E$45];2;0)" office:value-type="float" office:value="0" calcext:value-type="float">
            <text:p>0</text:p>
          </table:table-cell>
          <table:table-cell table:style-name="ce93" table:formula="of:=&quot;0x&quot; &amp; DEC2HEX(1024*(CODE([.J38])-65)+[.L38]+[.$I$34]) &amp; &quot;UL,&quot;" office:value-type="string" office:string-value="0x48000000UL," calcext:value-type="string">
            <text:p>0x48000000UL,</text:p>
          </table:table-cell>
          <table:table-cell table:style-name="ce93" table:formula="of:=&quot;0x&quot; &amp; [.AE3] &amp; &quot;UL,&quot;" office:value-type="string" office:string-value="0x28283C5FUL," calcext:value-type="string">
            <text:p>0x28283C5FUL,</text:p>
          </table:table-cell>
          <table:table-cell table:number-columns-repeated="49"/>
        </table:table-row>
        <table:table-row table:style-name="ro1">
          <table:table-cell table:number-columns-repeated="3"/>
          <table:table-cell office:value-type="string" calcext:value-type="string">
            <text:p>LCKR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93" office:value-type="string" calcext:value-type="string">
            <text:p>};</text:p>
          </table:table-cell>
          <table:table-cell table:style-name="ce93"/>
          <table:table-cell table:number-columns-repeated="49"/>
        </table:table-row>
        <table:table-row table:style-name="ro1">
          <table:table-cell table:number-columns-repeated="3"/>
          <table:table-cell office:value-type="string" calcext:value-type="string">
            <text:p>AFL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86" table:number-columns-repeated="2"/>
          <table:table-cell table:number-columns-repeated="49"/>
        </table:table-row>
        <table:table-row table:style-name="ro1">
          <table:table-cell table:number-columns-repeated="3"/>
          <table:table-cell office:value-type="string" calcext:value-type="string">
            <text:p>AFH</text:p>
          </table:table-cell>
          <table:table-cell table:style-name="ce86" office:value-type="float" office:value="36" calcext:value-type="float">
            <text:p>36</text:p>
          </table:table-cell>
          <table:table-cell table:number-columns-repeated="3"/>
          <table:table-cell table:style-name="Default" table:number-columns-repeated="4"/>
          <table:table-cell table:style-name="Default" office:value-type="string" calcext:value-type="string">
            <text:p>#endif</text:p>
          </table:table-cell>
          <table:table-cell table:style-name="Default"/>
          <table:table-cell table:number-columns-repeated="49"/>
        </table:table-row>
        <table:table-row table:style-name="ro1">
          <table:table-cell table:number-columns-repeated="3"/>
          <table:table-cell office:value-type="string" calcext:value-type="string">
            <text:p>BRR</text:p>
          </table:table-cell>
          <table:table-cell office:value-type="float" office:value="40" calcext:value-type="float">
            <text:p>40</text:p>
          </table:table-cell>
          <table:table-cell table:number-columns-repeated="58"/>
        </table:table-row>
        <table:table-row table:style-name="ro1">
          <table:table-cell table:number-columns-repeated="8"/>
          <table:table-cell table:style-name="ce83" office:value-type="string" calcext:value-type="string">
            <text:p>Макросы управления отдельными пинами</text:p>
          </table:table-cell>
          <table:table-cell table:style-name="ce83" table:number-columns-repeated="3"/>
          <table:table-cell table:style-name="ce85" table:formula="of:=&quot;// &quot; &amp; [.I43]" office:value-type="string" office:string-value="// Макросы управления отдельными пинами" calcext:value-type="string">
            <text:p>// Макросы управления отдельными пинами</text:p>
          </table:table-cell>
          <table:table-cell table:style-name="ce83"/>
          <table:table-cell table:number-columns-repeated="49"/>
        </table:table-row>
        <table:table-row table:style-name="ro1">
          <table:table-cell table:number-columns-repeated="8"/>
          <table:table-cell table:style-name="ce84" office:value-type="string" calcext:value-type="string">
            <text:p>Name:</text:p>
          </table:table-cell>
          <table:table-cell table:style-name="ce84" office:value-type="string" calcext:value-type="string">
            <text:p>Net:</text:p>
          </table:table-cell>
          <table:table-cell table:style-name="ce84" office:value-type="string" calcext:value-type="string">
            <text:p>Value:</text:p>
          </table:table-cell>
          <table:table-cell table:style-name="ce86" office:value-type="string" calcext:value-type="string">
            <text:p>Pin:</text:p>
          </table:table-cell>
          <table:table-cell table:number-columns-repeated="51"/>
        </table:table-row>
        <table:table-row table:style-name="ro1">
          <table:table-cell table:number-columns-repeated="8"/>
          <table:table-cell office:value-type="string" calcext:value-type="string">
            <text:p>_led_on</text:p>
          </table:table-cell>
          <table:table-cell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table:formula="of:=VLOOKUP([.J45];[.$E$3:.$F$19];2;0)" office:value-type="string" office:string-value="PA3" calcext:value-type="string">
            <text:p>PA3</text:p>
          </table:table-cell>
          <table:table-cell table:style-name="ce93" table:formula="of:=&quot;#define &quot; &amp; [.I45] &amp; &quot;()&quot;" office:value-type="string" office:string-value="#define _led_on()" calcext:value-type="string">
            <text:p>#define _led_on()</text:p>
          </table:table-cell>
          <table:table-cell table:style-name="ce93" table:formula="of:=&quot;GPIO&quot; &amp; MID([.L45];2;1) &amp; &quot;-&gt;BSRR=1UL&lt;&lt;(&quot; &amp; MID([.L45];3;2) &amp; IF([.K45]=1;&quot;)&quot;;&quot;+16)&quot;)" office:value-type="string" office:string-value="GPIOA-&gt;BSRR=1UL&lt;&lt;(3)" calcext:value-type="string">
            <text:p>GPIOA-&gt;BSRR=1UL&lt;&lt;(3)</text:p>
          </table:table-cell>
          <table:table-cell table:number-columns-repeated="49"/>
        </table:table-row>
        <table:table-row table:style-name="ro1">
          <table:table-cell table:number-columns-repeated="8"/>
          <table:table-cell office:value-type="string" calcext:value-type="string">
            <text:p>_led_off</text:p>
          </table:table-cell>
          <table:table-cell office:value-type="string" calcext:value-type="string">
            <text:p>LED</text:p>
          </table:table-cell>
          <table:table-cell office:value-type="float" office:value="0" calcext:value-type="float">
            <text:p>0</text:p>
          </table:table-cell>
          <table:table-cell table:formula="of:=VLOOKUP([.J46];[.$E$3:.$F$19];2;0)" office:value-type="string" office:string-value="PA3" calcext:value-type="string">
            <text:p>PA3</text:p>
          </table:table-cell>
          <table:table-cell table:style-name="ce93" table:formula="of:=&quot;#define &quot; &amp; [.I46] &amp; &quot;()&quot;" office:value-type="string" office:string-value="#define _led_off()" calcext:value-type="string">
            <text:p>#define _led_off()</text:p>
          </table:table-cell>
          <table:table-cell table:style-name="ce93" table:formula="of:=&quot;GPIO&quot; &amp; MID([.L46];2;1) &amp; &quot;-&gt;BSRR=1UL&lt;&lt;(&quot; &amp; MID([.L46];3;2) &amp; IF([.K46]=1;&quot;)&quot;;&quot;+16)&quot;)" office:value-type="string" office:string-value="GPIOA-&gt;BSRR=1UL&lt;&lt;(3+16)" calcext:value-type="string">
            <text:p>GPIOA-&gt;BSRR=1UL&lt;&lt;(3+16)</text:p>
          </table:table-cell>
          <table:table-cell table:number-columns-repeated="49"/>
        </table:table-row>
        <table:table-row table:style-name="ro1">
          <table:table-cell table:number-columns-repeated="8"/>
          <table:table-cell office:value-type="string" calcext:value-type="string">
            <text:p>_uart_on</text:p>
          </table:table-cell>
          <table:table-cell office:value-type="string" calcext:value-type="string">
            <text:p>TXEN#</text:p>
          </table:table-cell>
          <table:table-cell office:value-type="float" office:value="0" calcext:value-type="float">
            <text:p>0</text:p>
          </table:table-cell>
          <table:table-cell table:formula="of:=VLOOKUP([.J47];[.$E$3:.$F$19];2;0)" office:value-type="string" office:string-value="PA2" calcext:value-type="string">
            <text:p>PA2</text:p>
          </table:table-cell>
          <table:table-cell table:style-name="ce93" table:formula="of:=&quot;#define &quot; &amp; [.I47] &amp; &quot;()&quot;" office:value-type="string" office:string-value="#define _uart_on()" calcext:value-type="string">
            <text:p>#define _uart_on()</text:p>
          </table:table-cell>
          <table:table-cell table:style-name="ce93" table:formula="of:=&quot;GPIO&quot; &amp; MID([.L47];2;1) &amp; &quot;-&gt;BSRR=1UL&lt;&lt;(&quot; &amp; MID([.L47];3;2) &amp; IF([.K47]=1;&quot;)&quot;;&quot;+16)&quot;)" office:value-type="string" office:string-value="GPIOA-&gt;BSRR=1UL&lt;&lt;(2+16)" calcext:value-type="string">
            <text:p>GPIOA-&gt;BSRR=1UL&lt;&lt;(2+16)</text:p>
          </table:table-cell>
          <table:table-cell table:number-columns-repeated="49"/>
        </table:table-row>
        <table:table-row table:style-name="ro1">
          <table:table-cell table:number-columns-repeated="8"/>
          <table:table-cell office:value-type="string" calcext:value-type="string">
            <text:p>_uart_off</text:p>
          </table:table-cell>
          <table:table-cell office:value-type="string" calcext:value-type="string">
            <text:p>TXEN#</text:p>
          </table:table-cell>
          <table:table-cell office:value-type="float" office:value="1" calcext:value-type="float">
            <text:p>1</text:p>
          </table:table-cell>
          <table:table-cell table:formula="of:=VLOOKUP([.J48];[.$E$3:.$F$19];2;0)" office:value-type="string" office:string-value="PA2" calcext:value-type="string">
            <text:p>PA2</text:p>
          </table:table-cell>
          <table:table-cell table:style-name="ce93" table:formula="of:=&quot;#define &quot; &amp; [.I48] &amp; &quot;()&quot;" office:value-type="string" office:string-value="#define _uart_off()" calcext:value-type="string">
            <text:p>#define _uart_off()</text:p>
          </table:table-cell>
          <table:table-cell table:style-name="ce93" table:formula="of:=&quot;GPIO&quot; &amp; MID([.L48];2;1) &amp; &quot;-&gt;BSRR=1UL&lt;&lt;(&quot; &amp; MID([.L48];3;2) &amp; IF([.K48]=1;&quot;)&quot;;&quot;+16)&quot;)" office:value-type="string" office:string-value="GPIOA-&gt;BSRR=1UL&lt;&lt;(2)" calcext:value-type="string">
            <text:p>GPIOA-&gt;BSRR=1UL&lt;&lt;(2)</text:p>
          </table:table-cell>
          <table:table-cell table:number-columns-repeated="49"/>
        </table:table-row>
        <table:table-row table:style-name="ro1">
          <table:table-cell table:number-columns-repeated="8"/>
          <table:table-cell office:value-type="string" calcext:value-type="string">
            <text:p>_test_0</text:p>
          </table:table-cell>
          <table:table-cell office:value-type="string" calcext:value-type="string">
            <text:p>TEST</text:p>
          </table:table-cell>
          <table:table-cell office:value-type="float" office:value="0" calcext:value-type="float">
            <text:p>0</text:p>
          </table:table-cell>
          <table:table-cell table:formula="of:=VLOOKUP([.J49];[.$E$3:.$F$19];2;0)" office:value-type="string" office:string-value="PA7" calcext:value-type="string">
            <text:p>PA7</text:p>
          </table:table-cell>
          <table:table-cell table:style-name="ce93" table:formula="of:=&quot;#define &quot; &amp; [.I49] &amp; &quot;()&quot;" office:value-type="string" office:string-value="#define _test_0()" calcext:value-type="string">
            <text:p>#define _test_0()</text:p>
          </table:table-cell>
          <table:table-cell table:style-name="ce93" table:formula="of:=&quot;GPIO&quot; &amp; MID([.L49];2;1) &amp; &quot;-&gt;BSRR=1UL&lt;&lt;(&quot; &amp; MID([.L49];3;2) &amp; IF([.K49]=1;&quot;)&quot;;&quot;+16)&quot;)" office:value-type="string" office:string-value="GPIOA-&gt;BSRR=1UL&lt;&lt;(7+16)" calcext:value-type="string">
            <text:p>GPIOA-&gt;BSRR=1UL&lt;&lt;(7+16)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31"/>
          <table:table-cell table:number-columns-repeated="3"/>
          <table:table-cell office:value-type="string" calcext:value-type="string">
            <text:p>_test_1</text:p>
          </table:table-cell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table:formula="of:=VLOOKUP([.J50];[.$E$3:.$F$19];2;0)" office:value-type="string" office:string-value="PA7" calcext:value-type="string">
            <text:p>PA7</text:p>
          </table:table-cell>
          <table:table-cell table:style-name="ce93" table:formula="of:=&quot;#define &quot; &amp; [.I50] &amp; &quot;()&quot;" office:value-type="string" office:string-value="#define _test_1()" calcext:value-type="string">
            <text:p>#define _test_1()</text:p>
          </table:table-cell>
          <table:table-cell table:style-name="ce93" table:formula="of:=&quot;GPIO&quot; &amp; MID([.L50];2;1) &amp; &quot;-&gt;BSRR=1UL&lt;&lt;(&quot; &amp; MID([.L50];3;2) &amp; IF([.K50]=1;&quot;)&quot;;&quot;+16)&quot;)" office:value-type="string" office:string-value="GPIOA-&gt;BSRR=1UL&lt;&lt;(7)" calcext:value-type="string">
            <text:p>GPIOA-&gt;BSRR=1UL&lt;&lt;(7)</text:p>
          </table:table-cell>
          <table:table-cell table:number-columns-repeated="49"/>
        </table:table-row>
        <table:table-row table:style-name="ro1">
          <table:table-cell table:number-columns-repeated="8"/>
          <table:table-cell office:value-type="string" calcext:value-type="string">
            <text:p>_test_oe</text:p>
          </table:table-cell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table:formula="of:=VLOOKUP([.J51];[.$E$3:.$F$19];2;0)" office:value-type="string" office:string-value="PA7" calcext:value-type="string">
            <text:p>PA7</text:p>
          </table:table-cell>
          <table:table-cell table:style-name="ce93" table:formula="of:=&quot;#define &quot; &amp; [.I51] &amp; &quot;()&quot;" office:value-type="string" office:string-value="#define _test_oe()" calcext:value-type="string">
            <text:p>#define _test_oe()</text:p>
          </table:table-cell>
          <table:table-cell table:style-name="ce93" table:formula="of:=&quot;GPIO&quot; &amp; MID([.L51];2;1) &amp; &quot;-&gt;MODER&quot; &amp; IF([.K51]=1;&quot;|=&quot;;&quot;&amp;=~&quot;) &amp; &quot;(1UL&lt;&lt;(&quot; &amp; MID([.L51];3;2) &amp; &quot;*2)&quot;" office:value-type="string" office:string-value="GPIOA-&gt;MODER|=(1UL&lt;&lt;(7*2)" calcext:value-type="string">
            <text:p>GPIOA-&gt;MODER|=(1UL&lt;&lt;(7*2)</text:p>
          </table:table-cell>
          <table:table-cell table:number-columns-repeated="49"/>
        </table:table-row>
        <table:table-row table:style-name="ro1">
          <table:table-cell table:number-columns-repeated="8"/>
          <table:table-cell office:value-type="string" calcext:value-type="string">
            <text:p>_test_z</text:p>
          </table:table-cell>
          <table:table-cell office:value-type="string" calcext:value-type="string">
            <text:p>TEST</text:p>
          </table:table-cell>
          <table:table-cell office:value-type="float" office:value="0" calcext:value-type="float">
            <text:p>0</text:p>
          </table:table-cell>
          <table:table-cell table:formula="of:=VLOOKUP([.J52];[.$E$3:.$F$19];2;0)" office:value-type="string" office:string-value="PA7" calcext:value-type="string">
            <text:p>PA7</text:p>
          </table:table-cell>
          <table:table-cell table:style-name="ce93" table:formula="of:=&quot;#define &quot; &amp; [.I52] &amp; &quot;()&quot;" office:value-type="string" office:string-value="#define _test_z()" calcext:value-type="string">
            <text:p>#define _test_z()</text:p>
          </table:table-cell>
          <table:table-cell table:style-name="ce93" table:formula="of:=&quot;GPIO&quot; &amp; MID([.L52];2;1) &amp; &quot;-&gt;MODER&quot; &amp; IF([.K52]=1;&quot;|=&quot;;&quot;&amp;=~&quot;) &amp; &quot;(1UL&lt;&lt;(&quot; &amp; MID([.L52];3;2) &amp; &quot;*2)&quot;" office:value-type="string" office:string-value="GPIOA-&gt;MODER&amp;=~(1UL&lt;&lt;(7*2)" calcext:value-type="string">
            <text:p>GPIOA-&gt;MODER&amp;=~(1UL&lt;&lt;(7*2)</text:p>
          </table:table-cell>
          <table:table-cell table:number-columns-repeated="49"/>
        </table:table-row>
        <table:table-row table:style-name="ro1">
          <table:table-cell table:number-columns-repeated="63"/>
        </table:table-row>
        <table:table-row table:style-name="ro1">
          <table:table-cell table:number-columns-repeated="8"/>
          <table:table-cell table:style-name="ce83" office:value-type="string" calcext:value-type="string">
            <text:p>Распределение каналов АЦП</text:p>
          </table:table-cell>
          <table:table-cell table:style-name="ce83" table:number-columns-repeated="3"/>
          <table:table-cell table:style-name="ce85" table:formula="of:=&quot;// &quot; &amp; [.I54]" office:value-type="string" office:string-value="// Распределение каналов АЦП" calcext:value-type="string">
            <text:p>// Распределение каналов АЦП</text:p>
          </table:table-cell>
          <table:table-cell table:style-name="ce83"/>
          <table:table-cell table:number-columns-repeated="49"/>
        </table:table-row>
        <table:table-row table:style-name="ro1">
          <table:table-cell table:number-columns-repeated="8"/>
          <table:table-cell table:style-name="ce84" office:value-type="string" calcext:value-type="string">
            <text:p>Name:</text:p>
          </table:table-cell>
          <table:table-cell table:style-name="ce84" office:value-type="string" calcext:value-type="string">
            <text:p>Net:</text:p>
          </table:table-cell>
          <table:table-cell table:style-name="ce84" office:value-type="string" calcext:value-type="string">
            <text:p>Value:</text:p>
          </table:table-cell>
          <table:table-cell table:style-name="ce86" office:value-type="string" calcext:value-type="string">
            <text:p>Pin:</text:p>
          </table:table-cell>
          <table:table-cell table:number-columns-repeated="51"/>
        </table:table-row>
        <table:table-row table:style-name="ro1">
          <table:table-cell table:number-columns-repeated="8"/>
          <table:table-cell table:formula="of:=[.J56] &amp; &quot;_CHN&quot;" office:value-type="string" office:string-value="ADC_VDD_CHN" calcext:value-type="string">
            <text:p>ADC_VDD_CHN</text:p>
          </table:table-cell>
          <table:table-cell office:value-type="string" calcext:value-type="string">
            <text:p>ADC_VDD</text:p>
          </table:table-cell>
          <table:table-cell/>
          <table:table-cell table:formula="of:=VLOOKUP([.J56];[.$E$3:.$O$19];11;0)" office:value-type="string" office:string-value="ADC_IN0" calcext:value-type="string">
            <text:p>ADC_IN0</text:p>
          </table:table-cell>
          <table:table-cell table:style-name="ce93" table:formula="of:=&quot;#define &quot; &amp; [.I56]" office:value-type="string" office:string-value="#define ADC_VDD_CHN" calcext:value-type="string">
            <text:p>#define ADC_VDD_CHN</text:p>
          </table:table-cell>
          <table:table-cell table:style-name="ce93" table:formula="of:=MID([.L56];7;2)" office:value-type="string" office:string-value="0" calcext:value-type="string">
            <text:p>0</text:p>
          </table:table-cell>
          <table:table-cell table:number-columns-repeated="49"/>
        </table:table-row>
        <table:table-row table:style-name="ro1">
          <table:table-cell table:number-columns-repeated="8"/>
          <table:table-cell table:formula="of:=[.J57] &amp; &quot;_CHN&quot;" office:value-type="string" office:string-value="ADC_TEMP_CHN" calcext:value-type="string">
            <text:p>ADC_TEMP_CHN</text:p>
          </table:table-cell>
          <table:table-cell office:value-type="string" calcext:value-type="string">
            <text:p>ADC_TEMP</text:p>
          </table:table-cell>
          <table:table-cell/>
          <table:table-cell table:formula="of:=VLOOKUP([.J57];[.$E$3:.$O$19];11;0)" office:value-type="string" office:string-value="ADC_IN1" calcext:value-type="string">
            <text:p>ADC_IN1</text:p>
          </table:table-cell>
          <table:table-cell table:style-name="ce93" table:formula="of:=&quot;#define &quot; &amp; [.I57]" office:value-type="string" office:string-value="#define ADC_TEMP_CHN" calcext:value-type="string">
            <text:p>#define ADC_TEMP_CHN</text:p>
          </table:table-cell>
          <table:table-cell table:style-name="ce93" table:formula="of:=MID([.L57];7;2)" office:value-type="string" office:string-value="1" calcext:value-type="string">
            <text:p>1</text:p>
          </table:table-cell>
          <table:table-cell table:number-columns-repeated="49"/>
        </table:table-row>
        <table:table-row table:style-name="ro1">
          <table:table-cell table:number-columns-repeated="8"/>
          <table:table-cell table:formula="of:=[.J58] &amp; &quot;_CHN&quot;" office:value-type="string" office:string-value="ADC_CURR_CHN" calcext:value-type="string">
            <text:p>ADC_CURR_CHN</text:p>
          </table:table-cell>
          <table:table-cell office:value-type="string" calcext:value-type="string">
            <text:p>ADC_CURR</text:p>
          </table:table-cell>
          <table:table-cell/>
          <table:table-cell table:formula="of:=VLOOKUP([.J58];[.$E$3:.$O$19];11;0)" office:value-type="string" office:string-value="ADC_IN5" calcext:value-type="string">
            <text:p>ADC_IN5</text:p>
          </table:table-cell>
          <table:table-cell table:style-name="ce93" table:formula="of:=&quot;#define &quot; &amp; [.I58]" office:value-type="string" office:string-value="#define ADC_CURR_CHN" calcext:value-type="string">
            <text:p>#define ADC_CURR_CHN</text:p>
          </table:table-cell>
          <table:table-cell table:style-name="ce93" table:formula="of:=MID([.L58];7;2)" office:value-type="string" office:string-value="5" calcext:value-type="string">
            <text:p>5</text:p>
          </table:table-cell>
          <table:table-cell table:number-columns-repeated="49"/>
        </table:table-row>
        <table:table-row table:style-name="ro1">
          <table:table-cell table:number-columns-repeated="8"/>
          <table:table-cell table:formula="of:=[.J59] &amp; &quot;_CHN&quot;" office:value-type="string" office:string-value="ADC_REF_CHN" calcext:value-type="string">
            <text:p>ADC_REF_CHN</text:p>
          </table:table-cell>
          <table:table-cell office:value-type="string" calcext:value-type="string">
            <text:p>ADC_REF</text:p>
          </table:table-cell>
          <table:table-cell/>
          <table:table-cell table:formula="of:=VLOOKUP([.J59];[.$E$3:.$O$19];11;0)" office:value-type="string" office:string-value="ADC_IN6" calcext:value-type="string">
            <text:p>ADC_IN6</text:p>
          </table:table-cell>
          <table:table-cell table:style-name="ce93" table:formula="of:=&quot;#define &quot; &amp; [.I59]" office:value-type="string" office:string-value="#define ADC_REF_CHN" calcext:value-type="string">
            <text:p>#define ADC_REF_CHN</text:p>
          </table:table-cell>
          <table:table-cell table:style-name="ce93" table:formula="of:=MID([.L59];7;2)" office:value-type="string" office:string-value="6" calcext:value-type="string">
            <text:p>6</text:p>
          </table:table-cell>
          <table:table-cell table:number-columns-repeated="49"/>
        </table:table-row>
        <table:table-row table:style-name="ro1">
          <table:table-cell table:number-columns-repeated="8"/>
          <table:table-cell table:style-name="Default" table:number-columns-repeated="6"/>
          <table:table-cell table:number-columns-repeated="49"/>
        </table:table-row>
        <table:table-row table:style-name="ro1" table:number-rows-repeated="2">
          <table:table-cell table:style-name="ce90"/>
          <table:table-cell table:style-name="Default" table:number-columns-repeated="6"/>
          <table:table-cell table:style-name="ce90"/>
          <table:table-cell table:style-name="Default" table:number-columns-repeated="55"/>
        </table:table-row>
        <table:table-row table:style-name="ro1">
          <table:table-cell table:number-columns-repeated="8"/>
          <table:table-cell table:style-name="Default" table:number-columns-repeated="6"/>
          <table:table-cell table:number-columns-repeated="49"/>
        </table:table-row>
        <table:table-row table:style-name="ro1" table:number-rows-repeated="1048512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Большая альтера" table:style-name="ta1">
        <table:table-column table:style-name="co83" table:default-cell-style-name="ce80"/>
        <table:table-column table:style-name="co11" table:default-cell-style-name="ce80"/>
        <table:table-column table:style-name="co84" table:default-cell-style-name="ce80"/>
        <table:table-column table:style-name="co2" table:default-cell-style-name="ce80"/>
        <table:table-column table:style-name="co85" table:default-cell-style-name="ce80"/>
        <table:table-column table:style-name="co86" table:default-cell-style-name="ce80"/>
        <table:table-column table:style-name="co36" table:number-columns-repeated="3" table:default-cell-style-name="ce80"/>
        <table:table-column table:style-name="co87" table:default-cell-style-name="ce80"/>
        <table:table-column table:style-name="co88" table:default-cell-style-name="ce80"/>
        <table:table-column table:style-name="co89" table:default-cell-style-name="ce80"/>
        <table:table-column table:style-name="co90" table:default-cell-style-name="ce80"/>
        <table:table-column table:style-name="co91" table:default-cell-style-name="ce80"/>
        <table:table-column table:style-name="co79" table:default-cell-style-name="ce80"/>
        <table:table-column table:style-name="co92" table:default-cell-style-name="ce80"/>
        <table:table-column table:style-name="co93" table:default-cell-style-name="ce80"/>
        <table:table-column table:style-name="co94" table:default-cell-style-name="ce80"/>
        <table:table-column table:style-name="co95" table:default-cell-style-name="ce80"/>
        <table:table-column table:style-name="co36" table:number-columns-repeated="1005" table:default-cell-style-name="ce80"/>
        <table:table-row table:style-name="ro2">
          <table:table-cell table:style-name="ce105" office:value-type="string" calcext:value-type="string">
            <text:p>PIN</text:p>
          </table:table-cell>
          <table:table-cell table:style-name="ce105" office:value-type="string" calcext:value-type="string">
            <text:p>NET</text:p>
          </table:table-cell>
          <table:table-cell table:style-name="ce105" office:value-type="string" calcext:value-type="string">
            <text:p>HDL NAME</text:p>
          </table:table-cell>
          <table:table-cell table:style-name="ce105" office:value-type="string" calcext:value-type="string">
            <text:p>POL</text:p>
          </table:table-cell>
          <table:table-cell table:style-name="ce105" office:value-type="string" calcext:value-type="string">
            <text:p>INDEX</text:p>
          </table:table-cell>
          <table:table-cell table:style-name="ce105" office:value-type="string" calcext:value-type="string">
            <text:p>GROUP</text:p>
          </table:table-cell>
          <table:table-cell table:style-name="ce105" office:value-type="string" calcext:value-type="string">
            <text:p>DIR</text:p>
          </table:table-cell>
          <table:table-cell table:style-name="ce105" office:value-type="string" calcext:value-type="string">
            <text:p>VALUE</text:p>
          </table:table-cell>
          <table:table-cell table:style-name="ce105" office:value-type="string" calcext:value-type="string">
            <text:p>STANDART</text:p>
          </table:table-cell>
          <table:table-cell table:style-name="ce108" office:value-type="string" calcext:value-type="string">
            <text:p>VHDL TYPE</text:p>
          </table:table-cell>
          <table:table-cell table:style-name="ce108" office:value-type="string" calcext:value-type="string">
            <text:p>VHDL PORT DECLARATION</text:p>
          </table:table-cell>
          <table:table-cell table:style-name="ce108" table:number-columns-repeated="2"/>
          <table:table-cell table:style-name="ce82" office:value-type="string" calcext:value-type="string">
            <text:p>VHDL DEFAULTS GENERATOR</text:p>
          </table:table-cell>
          <table:table-cell table:style-name="ce108" office:value-type="string" calcext:value-type="string">
            <text:p>PORT NAME</text:p>
          </table:table-cell>
          <table:table-cell table:style-name="ce108" office:value-type="string" calcext:value-type="string">
            <text:p>ALTERA PIN ASSIGNMENT</text:p>
          </table:table-cell>
          <table:table-cell table:style-name="ce108" office:value-type="string" calcext:value-type="string">
            <text:p>ALTERA IO STANDART ASSIGNMENT</text:p>
          </table:table-cell>
          <table:table-cell office:value-type="string" calcext:value-type="string">
            <text:p>XILINX PIN ASSIGNMENT</text:p>
          </table:table-cell>
          <table:table-cell table:style-name="ce82" office:value-type="string" calcext:value-type="string">
            <text:p>XILINX IO STANDART ASSIGNMENT</text:p>
          </table:table-cell>
          <table:table-cell table:style-name="ce82" table:number-columns-repeated="1002"/>
          <table:table-cell table:number-columns-repeated="3"/>
        </table:table-row>
        <table:table-row table:style-name="ro1">
          <table:table-cell table:number-columns-repeated="1024"/>
        </table:table-row>
        <table:table-row table:style-name="ro2">
          <table:table-cell table:style-name="ce106" office:value-type="string" calcext:value-type="string">
            <text:p>96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CTL_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Параллельный интерфейс с CPU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table:style-name="ce107"/>
          <table:table-cell table:style-name="ce108" table:formula="of:=IF([.E3]=&quot;&quot;;&quot;std_logic&quot;;IF([.E3]&lt;[.E4];&quot;-&quot;;CONCATENATE(&quot;std_logic_vector ( &quot;;[.E3];&quot; downto 0 )&quot;)))" office:value-type="string" office:string-value="-" calcext:value-type="string">
            <text:p>-</text:p>
          </table:table-cell>
          <table:table-cell table:style-name="ce108" table:formula="of:=IF([.J3]=&quot;-&quot;;&quot;&quot;;CONCATENATE([.C3];[.D3]))">
            <text:p/>
          </table:table-cell>
          <table:table-cell table:style-name="ce108" table:formula="of:=IF([.J3]=&quot;-&quot;;&quot;&quot;;CONCATENATE(&quot;: &quot;;[.G3];&quot; &quot;;[.J3];&quot;;&quot;))">
            <text:p/>
          </table:table-cell>
          <table:table-cell table:style-name="ce108" table:formula="of:=IF([.J3]=&quot;-&quot;;&quot;&quot;;CONCATENATE(&quot;-- &quot;;[.F3]))">
            <text:p/>
          </table:table-cell>
          <table:table-cell table:style-name="ce108" table:formula="of:=IF([.J3]=&quot;-&quot;;&quot;&quot;;IF([.G3]=&quot;in&quot;;&quot;&quot;;CONCATENATE([.K3];&quot; &lt;= &quot;;IF([.E3]=&quot;&quot;;CONCATENATE(&quot;'&quot;;[.H3];&quot;'&quot;);CONCATENATE(&quot;(others=&gt;'&quot;;[.H3];&quot;')&quot;));&quot;;&quot;)))">
            <text:p/>
          </table:table-cell>
          <table:table-cell table:style-name="ce108" table:formula="of:=IF([.E3]=&quot;&quot;;CONCATENATE([.C3];[.D3]);CONCATENATE([.C3];[.D3];&quot;[&quot;;[.E3];&quot;]&quot;))" office:value-type="string" office:string-value="CTL_D[0]" calcext:value-type="string">
            <text:p>CTL_D[0]</text:p>
          </table:table-cell>
          <table:table-cell table:style-name="ce108" table:formula="of:=CONCATENATE(&quot;set_location_assignment PIN_&quot;;[.A3];&quot; -to &quot;;[.O3])" office:value-type="string" office:string-value="set_location_assignment PIN_96 -to CTL_D[0]" calcext:value-type="string">
            <text:p>set_location_assignment PIN_96 -to CTL_D[0]</text:p>
          </table:table-cell>
          <table:table-cell table:style-name="ce110" table:formula="of:=IF([.J3]=&quot;-&quot;;&quot;&quot;;CONCATENATE(&quot;set_instance_assignment -name IO_STANDARD &quot;&quot;&quot;;[.I3];&quot;&quot;&quot; -to &quot;;[.C3]))">
            <text:p/>
          </table:table-cell>
          <table:table-cell table:formula="of:=IF([.A3]=&quot;&quot;;&quot;&quot;;CONCATENATE(&quot;NET &quot;&quot;&quot;;[.O3];&quot;&quot;&quot; LOC = &quot;;[.A3];&quot;;&quot;))" office:value-type="string" office:string-value="NET &quot;CTL_D[0]&quot; LOC = 96;" calcext:value-type="string">
            <text:p>NET "CTL_D[0]" LOC = 96;</text:p>
          </table:table-cell>
          <table:table-cell table:formula="of:=IF([.I3]=&quot;&quot;;&quot;&quot;;CONCATENATE(&quot;NET &quot;&quot;&quot;;[.O3];&quot;&quot;&quot; IOSTANDARD = &quot;;[.I3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TL_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Параллельный интерфейс с CPU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/>
          <table:table-cell table:style-name="ce108" table:formula="of:=IF([.E4]=&quot;&quot;;&quot;std_logic&quot;;IF([.E4]&lt;[.E5];&quot;-&quot;;CONCATENATE(&quot;std_logic_vector ( &quot;;[.E4];&quot; downto 0 )&quot;)))" office:value-type="string" office:string-value="-" calcext:value-type="string">
            <text:p>-</text:p>
          </table:table-cell>
          <table:table-cell table:style-name="ce108" table:formula="of:=IF([.J4]=&quot;-&quot;;&quot;&quot;;CONCATENATE([.C4];[.D4]))">
            <text:p/>
          </table:table-cell>
          <table:table-cell table:style-name="ce108" table:formula="of:=IF([.J4]=&quot;-&quot;;&quot;&quot;;CONCATENATE(&quot;: &quot;;[.G4];&quot; &quot;;[.J4];&quot;;&quot;))">
            <text:p/>
          </table:table-cell>
          <table:table-cell table:style-name="ce108" table:formula="of:=IF([.J4]=&quot;-&quot;;&quot;&quot;;CONCATENATE(&quot;-- &quot;;[.F4]))">
            <text:p/>
          </table:table-cell>
          <table:table-cell table:style-name="ce108" table:formula="of:=IF([.J4]=&quot;-&quot;;&quot;&quot;;IF([.G4]=&quot;in&quot;;&quot;&quot;;CONCATENATE([.K4];&quot; &lt;= &quot;;IF([.E4]=&quot;&quot;;CONCATENATE(&quot;'&quot;;[.H4];&quot;'&quot;);CONCATENATE(&quot;(others=&gt;'&quot;;[.H4];&quot;')&quot;));&quot;;&quot;)))">
            <text:p/>
          </table:table-cell>
          <table:table-cell table:style-name="ce108" table:formula="of:=IF([.E4]=&quot;&quot;;CONCATENATE([.C4];[.D4]);CONCATENATE([.C4];[.D4];&quot;[&quot;;[.E4];&quot;]&quot;))" office:value-type="string" office:string-value="CTL_D[1]" calcext:value-type="string">
            <text:p>CTL_D[1]</text:p>
          </table:table-cell>
          <table:table-cell table:style-name="ce108" table:formula="of:=CONCATENATE(&quot;set_location_assignment PIN_&quot;;[.A4];&quot; -to &quot;;[.O4])" office:value-type="string" office:string-value="set_location_assignment PIN_93 -to CTL_D[1]" calcext:value-type="string">
            <text:p>set_location_assignment PIN_93 -to CTL_D[1]</text:p>
          </table:table-cell>
          <table:table-cell table:style-name="ce110" table:formula="of:=IF([.J4]=&quot;-&quot;;&quot;&quot;;CONCATENATE(&quot;set_instance_assignment -name IO_STANDARD &quot;&quot;&quot;;[.I4];&quot;&quot;&quot; -to &quot;;[.C4]))">
            <text:p/>
          </table:table-cell>
          <table:table-cell table:formula="of:=IF([.A4]=&quot;&quot;;&quot;&quot;;CONCATENATE(&quot;NET &quot;&quot;&quot;;[.O4];&quot;&quot;&quot; LOC = &quot;;[.A4];&quot;;&quot;))" office:value-type="string" office:string-value="NET &quot;CTL_D[1]&quot; LOC = 93;" calcext:value-type="string">
            <text:p>NET "CTL_D[1]" LOC = 93;</text:p>
          </table:table-cell>
          <table:table-cell table:formula="of:=IF([.I4]=&quot;&quot;;&quot;&quot;;CONCATENATE(&quot;NET &quot;&quot;&quot;;[.O4];&quot;&quot;&quot; IOSTANDARD = &quot;;[.I4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86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TL_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Параллельный интерфейс с CPU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/>
          <table:table-cell table:style-name="ce108" table:formula="of:=IF([.E5]=&quot;&quot;;&quot;std_logic&quot;;IF([.E5]&lt;[.E6];&quot;-&quot;;CONCATENATE(&quot;std_logic_vector ( &quot;;[.E5];&quot; downto 0 )&quot;)))" office:value-type="string" office:string-value="-" calcext:value-type="string">
            <text:p>-</text:p>
          </table:table-cell>
          <table:table-cell table:style-name="ce108" table:formula="of:=IF([.J5]=&quot;-&quot;;&quot;&quot;;CONCATENATE([.C5];[.D5]))">
            <text:p/>
          </table:table-cell>
          <table:table-cell table:style-name="ce108" table:formula="of:=IF([.J5]=&quot;-&quot;;&quot;&quot;;CONCATENATE(&quot;: &quot;;[.G5];&quot; &quot;;[.J5];&quot;;&quot;))">
            <text:p/>
          </table:table-cell>
          <table:table-cell table:style-name="ce108" table:formula="of:=IF([.J5]=&quot;-&quot;;&quot;&quot;;CONCATENATE(&quot;-- &quot;;[.F5]))">
            <text:p/>
          </table:table-cell>
          <table:table-cell table:style-name="ce108" table:formula="of:=IF([.J5]=&quot;-&quot;;&quot;&quot;;IF([.G5]=&quot;in&quot;;&quot;&quot;;CONCATENATE([.K5];&quot; &lt;= &quot;;IF([.E5]=&quot;&quot;;CONCATENATE(&quot;'&quot;;[.H5];&quot;'&quot;);CONCATENATE(&quot;(others=&gt;'&quot;;[.H5];&quot;')&quot;));&quot;;&quot;)))">
            <text:p/>
          </table:table-cell>
          <table:table-cell table:style-name="ce108" table:formula="of:=IF([.E5]=&quot;&quot;;CONCATENATE([.C5];[.D5]);CONCATENATE([.C5];[.D5];&quot;[&quot;;[.E5];&quot;]&quot;))" office:value-type="string" office:string-value="CTL_D[2]" calcext:value-type="string">
            <text:p>CTL_D[2]</text:p>
          </table:table-cell>
          <table:table-cell table:style-name="ce108" table:formula="of:=CONCATENATE(&quot;set_location_assignment PIN_&quot;;[.A5];&quot; -to &quot;;[.O5])" office:value-type="string" office:string-value="set_location_assignment PIN_86 -to CTL_D[2]" calcext:value-type="string">
            <text:p>set_location_assignment PIN_86 -to CTL_D[2]</text:p>
          </table:table-cell>
          <table:table-cell table:style-name="ce110" table:formula="of:=IF([.J5]=&quot;-&quot;;&quot;&quot;;CONCATENATE(&quot;set_instance_assignment -name IO_STANDARD &quot;&quot;&quot;;[.I5];&quot;&quot;&quot; -to &quot;;[.C5]))">
            <text:p/>
          </table:table-cell>
          <table:table-cell table:formula="of:=IF([.A5]=&quot;&quot;;&quot;&quot;;CONCATENATE(&quot;NET &quot;&quot;&quot;;[.O5];&quot;&quot;&quot; LOC = &quot;;[.A5];&quot;;&quot;))" office:value-type="string" office:string-value="NET &quot;CTL_D[2]&quot; LOC = 86;" calcext:value-type="string">
            <text:p>NET "CTL_D[2]" LOC = 86;</text:p>
          </table:table-cell>
          <table:table-cell table:formula="of:=IF([.I5]=&quot;&quot;;&quot;&quot;;CONCATENATE(&quot;NET &quot;&quot;&quot;;[.O5];&quot;&quot;&quot; IOSTANDARD = &quot;;[.I5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7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TL_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Параллельный интерфейс с CPU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/>
          <table:table-cell table:style-name="ce108" table:formula="of:=IF([.E6]=&quot;&quot;;&quot;std_logic&quot;;IF([.E6]&lt;[.E7];&quot;-&quot;;CONCATENATE(&quot;std_logic_vector ( &quot;;[.E6];&quot; downto 0 )&quot;)))" office:value-type="string" office:string-value="-" calcext:value-type="string">
            <text:p>-</text:p>
          </table:table-cell>
          <table:table-cell table:style-name="ce108" table:formula="of:=IF([.J6]=&quot;-&quot;;&quot;&quot;;CONCATENATE([.C6];[.D6]))">
            <text:p/>
          </table:table-cell>
          <table:table-cell table:style-name="ce108" table:formula="of:=IF([.J6]=&quot;-&quot;;&quot;&quot;;CONCATENATE(&quot;: &quot;;[.G6];&quot; &quot;;[.J6];&quot;;&quot;))">
            <text:p/>
          </table:table-cell>
          <table:table-cell table:style-name="ce108" table:formula="of:=IF([.J6]=&quot;-&quot;;&quot;&quot;;CONCATENATE(&quot;-- &quot;;[.F6]))">
            <text:p/>
          </table:table-cell>
          <table:table-cell table:style-name="ce108" table:formula="of:=IF([.J6]=&quot;-&quot;;&quot;&quot;;IF([.G6]=&quot;in&quot;;&quot;&quot;;CONCATENATE([.K6];&quot; &lt;= &quot;;IF([.E6]=&quot;&quot;;CONCATENATE(&quot;'&quot;;[.H6];&quot;'&quot;);CONCATENATE(&quot;(others=&gt;'&quot;;[.H6];&quot;')&quot;));&quot;;&quot;)))">
            <text:p/>
          </table:table-cell>
          <table:table-cell table:style-name="ce108" table:formula="of:=IF([.E6]=&quot;&quot;;CONCATENATE([.C6];[.D6]);CONCATENATE([.C6];[.D6];&quot;[&quot;;[.E6];&quot;]&quot;))" office:value-type="string" office:string-value="CTL_D[3]" calcext:value-type="string">
            <text:p>CTL_D[3]</text:p>
          </table:table-cell>
          <table:table-cell table:style-name="ce108" table:formula="of:=CONCATENATE(&quot;set_location_assignment PIN_&quot;;[.A6];&quot; -to &quot;;[.O6])" office:value-type="string" office:string-value="set_location_assignment PIN_72 -to CTL_D[3]" calcext:value-type="string">
            <text:p>set_location_assignment PIN_72 -to CTL_D[3]</text:p>
          </table:table-cell>
          <table:table-cell table:style-name="ce110" table:formula="of:=IF([.J6]=&quot;-&quot;;&quot;&quot;;CONCATENATE(&quot;set_instance_assignment -name IO_STANDARD &quot;&quot;&quot;;[.I6];&quot;&quot;&quot; -to &quot;;[.C6]))">
            <text:p/>
          </table:table-cell>
          <table:table-cell table:formula="of:=IF([.A6]=&quot;&quot;;&quot;&quot;;CONCATENATE(&quot;NET &quot;&quot;&quot;;[.O6];&quot;&quot;&quot; LOC = &quot;;[.A6];&quot;;&quot;))" office:value-type="string" office:string-value="NET &quot;CTL_D[3]&quot; LOC = 72;" calcext:value-type="string">
            <text:p>NET "CTL_D[3]" LOC = 72;</text:p>
          </table:table-cell>
          <table:table-cell table:formula="of:=IF([.I6]=&quot;&quot;;&quot;&quot;;CONCATENATE(&quot;NET &quot;&quot;&quot;;[.O6];&quot;&quot;&quot; IOSTANDARD = &quot;;[.I6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69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CTL_D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Параллельный интерфейс с CPU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/>
          <table:table-cell table:style-name="ce108" table:formula="of:=IF([.E7]=&quot;&quot;;&quot;std_logic&quot;;IF([.E7]&lt;[.E8];&quot;-&quot;;CONCATENATE(&quot;std_logic_vector ( &quot;;[.E7];&quot; downto 0 )&quot;)))" office:value-type="string" office:string-value="-" calcext:value-type="string">
            <text:p>-</text:p>
          </table:table-cell>
          <table:table-cell table:style-name="ce108" table:formula="of:=IF([.J7]=&quot;-&quot;;&quot;&quot;;CONCATENATE([.C7];[.D7]))">
            <text:p/>
          </table:table-cell>
          <table:table-cell table:style-name="ce108" table:formula="of:=IF([.J7]=&quot;-&quot;;&quot;&quot;;CONCATENATE(&quot;: &quot;;[.G7];&quot; &quot;;[.J7];&quot;;&quot;))">
            <text:p/>
          </table:table-cell>
          <table:table-cell table:style-name="ce108" table:formula="of:=IF([.J7]=&quot;-&quot;;&quot;&quot;;CONCATENATE(&quot;-- &quot;;[.F7]))">
            <text:p/>
          </table:table-cell>
          <table:table-cell table:style-name="ce108" table:formula="of:=IF([.J7]=&quot;-&quot;;&quot;&quot;;IF([.G7]=&quot;in&quot;;&quot;&quot;;CONCATENATE([.K7];&quot; &lt;= &quot;;IF([.E7]=&quot;&quot;;CONCATENATE(&quot;'&quot;;[.H7];&quot;'&quot;);CONCATENATE(&quot;(others=&gt;'&quot;;[.H7];&quot;')&quot;));&quot;;&quot;)))">
            <text:p/>
          </table:table-cell>
          <table:table-cell table:style-name="ce108" table:formula="of:=IF([.E7]=&quot;&quot;;CONCATENATE([.C7];[.D7]);CONCATENATE([.C7];[.D7];&quot;[&quot;;[.E7];&quot;]&quot;))" office:value-type="string" office:string-value="CTL_D[4]" calcext:value-type="string">
            <text:p>CTL_D[4]</text:p>
          </table:table-cell>
          <table:table-cell table:style-name="ce108" table:formula="of:=CONCATENATE(&quot;set_location_assignment PIN_&quot;;[.A7];&quot; -to &quot;;[.O7])" office:value-type="string" office:string-value="set_location_assignment PIN_69 -to CTL_D[4]" calcext:value-type="string">
            <text:p>set_location_assignment PIN_69 -to CTL_D[4]</text:p>
          </table:table-cell>
          <table:table-cell table:style-name="ce110" table:formula="of:=IF([.J7]=&quot;-&quot;;&quot;&quot;;CONCATENATE(&quot;set_instance_assignment -name IO_STANDARD &quot;&quot;&quot;;[.I7];&quot;&quot;&quot; -to &quot;;[.C7]))">
            <text:p/>
          </table:table-cell>
          <table:table-cell table:formula="of:=IF([.A7]=&quot;&quot;;&quot;&quot;;CONCATENATE(&quot;NET &quot;&quot;&quot;;[.O7];&quot;&quot;&quot; LOC = &quot;;[.A7];&quot;;&quot;))" office:value-type="string" office:string-value="NET &quot;CTL_D[4]&quot; LOC = 69;" calcext:value-type="string">
            <text:p>NET "CTL_D[4]" LOC = 69;</text:p>
          </table:table-cell>
          <table:table-cell table:formula="of:=IF([.I7]=&quot;&quot;;&quot;&quot;;CONCATENATE(&quot;NET &quot;&quot;&quot;;[.O7];&quot;&quot;&quot; IOSTANDARD = &quot;;[.I7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6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CTL_D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Параллельный интерфейс с CPU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/>
          <table:table-cell table:style-name="ce108" table:formula="of:=IF([.E8]=&quot;&quot;;&quot;std_logic&quot;;IF([.E8]&lt;[.E9];&quot;-&quot;;CONCATENATE(&quot;std_logic_vector ( &quot;;[.E8];&quot; downto 0 )&quot;)))" office:value-type="string" office:string-value="-" calcext:value-type="string">
            <text:p>-</text:p>
          </table:table-cell>
          <table:table-cell table:style-name="ce108" table:formula="of:=IF([.J8]=&quot;-&quot;;&quot;&quot;;CONCATENATE([.C8];[.D8]))">
            <text:p/>
          </table:table-cell>
          <table:table-cell table:style-name="ce108" table:formula="of:=IF([.J8]=&quot;-&quot;;&quot;&quot;;CONCATENATE(&quot;: &quot;;[.G8];&quot; &quot;;[.J8];&quot;;&quot;))">
            <text:p/>
          </table:table-cell>
          <table:table-cell table:style-name="ce108" table:formula="of:=IF([.J8]=&quot;-&quot;;&quot;&quot;;CONCATENATE(&quot;-- &quot;;[.F8]))">
            <text:p/>
          </table:table-cell>
          <table:table-cell table:style-name="ce108" table:formula="of:=IF([.J8]=&quot;-&quot;;&quot;&quot;;IF([.G8]=&quot;in&quot;;&quot;&quot;;CONCATENATE([.K8];&quot; &lt;= &quot;;IF([.E8]=&quot;&quot;;CONCATENATE(&quot;'&quot;;[.H8];&quot;'&quot;);CONCATENATE(&quot;(others=&gt;'&quot;;[.H8];&quot;')&quot;));&quot;;&quot;)))">
            <text:p/>
          </table:table-cell>
          <table:table-cell table:style-name="ce108" table:formula="of:=IF([.E8]=&quot;&quot;;CONCATENATE([.C8];[.D8]);CONCATENATE([.C8];[.D8];&quot;[&quot;;[.E8];&quot;]&quot;))" office:value-type="string" office:string-value="CTL_D[5]" calcext:value-type="string">
            <text:p>CTL_D[5]</text:p>
          </table:table-cell>
          <table:table-cell table:style-name="ce108" table:formula="of:=CONCATENATE(&quot;set_location_assignment PIN_&quot;;[.A8];&quot; -to &quot;;[.O8])" office:value-type="string" office:string-value="set_location_assignment PIN_65 -to CTL_D[5]" calcext:value-type="string">
            <text:p>set_location_assignment PIN_65 -to CTL_D[5]</text:p>
          </table:table-cell>
          <table:table-cell table:style-name="ce110" table:formula="of:=IF([.J8]=&quot;-&quot;;&quot;&quot;;CONCATENATE(&quot;set_instance_assignment -name IO_STANDARD &quot;&quot;&quot;;[.I8];&quot;&quot;&quot; -to &quot;;[.C8]))">
            <text:p/>
          </table:table-cell>
          <table:table-cell table:formula="of:=IF([.A8]=&quot;&quot;;&quot;&quot;;CONCATENATE(&quot;NET &quot;&quot;&quot;;[.O8];&quot;&quot;&quot; LOC = &quot;;[.A8];&quot;;&quot;))" office:value-type="string" office:string-value="NET &quot;CTL_D[5]&quot; LOC = 65;" calcext:value-type="string">
            <text:p>NET "CTL_D[5]" LOC = 65;</text:p>
          </table:table-cell>
          <table:table-cell table:formula="of:=IF([.I8]=&quot;&quot;;&quot;&quot;;CONCATENATE(&quot;NET &quot;&quot;&quot;;[.O8];&quot;&quot;&quot; IOSTANDARD = &quot;;[.I8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64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TL_D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Параллельный интерфейс с CPU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/>
          <table:table-cell table:style-name="ce108" table:formula="of:=IF([.E9]=&quot;&quot;;&quot;std_logic&quot;;IF([.E9]&lt;[.E10];&quot;-&quot;;CONCATENATE(&quot;std_logic_vector ( &quot;;[.E9];&quot; downto 0 )&quot;)))" office:value-type="string" office:string-value="-" calcext:value-type="string">
            <text:p>-</text:p>
          </table:table-cell>
          <table:table-cell table:style-name="ce108" table:formula="of:=IF([.J9]=&quot;-&quot;;&quot;&quot;;CONCATENATE([.C9];[.D9]))">
            <text:p/>
          </table:table-cell>
          <table:table-cell table:style-name="ce108" table:formula="of:=IF([.J9]=&quot;-&quot;;&quot;&quot;;CONCATENATE(&quot;: &quot;;[.G9];&quot; &quot;;[.J9];&quot;;&quot;))">
            <text:p/>
          </table:table-cell>
          <table:table-cell table:style-name="ce108" table:formula="of:=IF([.J9]=&quot;-&quot;;&quot;&quot;;CONCATENATE(&quot;-- &quot;;[.F9]))">
            <text:p/>
          </table:table-cell>
          <table:table-cell table:style-name="ce108" table:formula="of:=IF([.J9]=&quot;-&quot;;&quot;&quot;;IF([.G9]=&quot;in&quot;;&quot;&quot;;CONCATENATE([.K9];&quot; &lt;= &quot;;IF([.E9]=&quot;&quot;;CONCATENATE(&quot;'&quot;;[.H9];&quot;'&quot;);CONCATENATE(&quot;(others=&gt;'&quot;;[.H9];&quot;')&quot;));&quot;;&quot;)))">
            <text:p/>
          </table:table-cell>
          <table:table-cell table:style-name="ce108" table:formula="of:=IF([.E9]=&quot;&quot;;CONCATENATE([.C9];[.D9]);CONCATENATE([.C9];[.D9];&quot;[&quot;;[.E9];&quot;]&quot;))" office:value-type="string" office:string-value="CTL_D[6]" calcext:value-type="string">
            <text:p>CTL_D[6]</text:p>
          </table:table-cell>
          <table:table-cell table:style-name="ce108" table:formula="of:=CONCATENATE(&quot;set_location_assignment PIN_&quot;;[.A9];&quot; -to &quot;;[.O9])" office:value-type="string" office:string-value="set_location_assignment PIN_64 -to CTL_D[6]" calcext:value-type="string">
            <text:p>set_location_assignment PIN_64 -to CTL_D[6]</text:p>
          </table:table-cell>
          <table:table-cell table:style-name="ce110" table:formula="of:=IF([.J9]=&quot;-&quot;;&quot;&quot;;CONCATENATE(&quot;set_instance_assignment -name IO_STANDARD &quot;&quot;&quot;;[.I9];&quot;&quot;&quot; -to &quot;;[.C9]))">
            <text:p/>
          </table:table-cell>
          <table:table-cell table:formula="of:=IF([.A9]=&quot;&quot;;&quot;&quot;;CONCATENATE(&quot;NET &quot;&quot;&quot;;[.O9];&quot;&quot;&quot; LOC = &quot;;[.A9];&quot;;&quot;))" office:value-type="string" office:string-value="NET &quot;CTL_D[6]&quot; LOC = 64;" calcext:value-type="string">
            <text:p>NET "CTL_D[6]" LOC = 64;</text:p>
          </table:table-cell>
          <table:table-cell table:formula="of:=IF([.I9]=&quot;&quot;;&quot;&quot;;CONCATENATE(&quot;NET &quot;&quot;&quot;;[.O9];&quot;&quot;&quot; IOSTANDARD = &quot;;[.I9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6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CTL_D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Параллельный интерфейс с CPU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/>
          <table:table-cell table:style-name="ce108" table:formula="of:=IF([.E10]=&quot;&quot;;&quot;std_logic&quot;;IF([.E10]&lt;[.E11];&quot;-&quot;;CONCATENATE(&quot;std_logic_vector ( &quot;;[.E10];&quot; downto 0 )&quot;)))" office:value-type="string" office:string-value="-" calcext:value-type="string">
            <text:p>-</text:p>
          </table:table-cell>
          <table:table-cell table:style-name="ce108" table:formula="of:=IF([.J10]=&quot;-&quot;;&quot;&quot;;CONCATENATE([.C10];[.D10]))">
            <text:p/>
          </table:table-cell>
          <table:table-cell table:style-name="ce108" table:formula="of:=IF([.J10]=&quot;-&quot;;&quot;&quot;;CONCATENATE(&quot;: &quot;;[.G10];&quot; &quot;;[.J10];&quot;;&quot;))">
            <text:p/>
          </table:table-cell>
          <table:table-cell table:style-name="ce108" table:formula="of:=IF([.J10]=&quot;-&quot;;&quot;&quot;;CONCATENATE(&quot;-- &quot;;[.F10]))">
            <text:p/>
          </table:table-cell>
          <table:table-cell table:style-name="ce108" table:formula="of:=IF([.J10]=&quot;-&quot;;&quot;&quot;;IF([.G10]=&quot;in&quot;;&quot;&quot;;CONCATENATE([.K10];&quot; &lt;= &quot;;IF([.E10]=&quot;&quot;;CONCATENATE(&quot;'&quot;;[.H10];&quot;'&quot;);CONCATENATE(&quot;(others=&gt;'&quot;;[.H10];&quot;')&quot;));&quot;;&quot;)))">
            <text:p/>
          </table:table-cell>
          <table:table-cell table:style-name="ce108" table:formula="of:=IF([.E10]=&quot;&quot;;CONCATENATE([.C10];[.D10]);CONCATENATE([.C10];[.D10];&quot;[&quot;;[.E10];&quot;]&quot;))" office:value-type="string" office:string-value="CTL_D[7]" calcext:value-type="string">
            <text:p>CTL_D[7]</text:p>
          </table:table-cell>
          <table:table-cell table:style-name="ce108" table:formula="of:=CONCATENATE(&quot;set_location_assignment PIN_&quot;;[.A10];&quot; -to &quot;;[.O10])" office:value-type="string" office:string-value="set_location_assignment PIN_63 -to CTL_D[7]" calcext:value-type="string">
            <text:p>set_location_assignment PIN_63 -to CTL_D[7]</text:p>
          </table:table-cell>
          <table:table-cell table:style-name="ce110" table:formula="of:=IF([.J10]=&quot;-&quot;;&quot;&quot;;CONCATENATE(&quot;set_instance_assignment -name IO_STANDARD &quot;&quot;&quot;;[.I10];&quot;&quot;&quot; -to &quot;;[.C10]))">
            <text:p/>
          </table:table-cell>
          <table:table-cell table:formula="of:=IF([.A10]=&quot;&quot;;&quot;&quot;;CONCATENATE(&quot;NET &quot;&quot;&quot;;[.O10];&quot;&quot;&quot; LOC = &quot;;[.A10];&quot;;&quot;))" office:value-type="string" office:string-value="NET &quot;CTL_D[7]&quot; LOC = 63;" calcext:value-type="string">
            <text:p>NET "CTL_D[7]" LOC = 63;</text:p>
          </table:table-cell>
          <table:table-cell table:formula="of:=IF([.I10]=&quot;&quot;;&quot;&quot;;CONCATENATE(&quot;NET &quot;&quot;&quot;;[.O10];&quot;&quot;&quot; IOSTANDARD = &quot;;[.I10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94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CTL_D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Параллельный интерфейс с CPU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/>
          <table:table-cell table:style-name="ce108" table:formula="of:=IF([.E11]=&quot;&quot;;&quot;std_logic&quot;;IF([.E11]&lt;[.E12];&quot;-&quot;;CONCATENATE(&quot;std_logic_vector ( &quot;;[.E11];&quot; downto 0 )&quot;)))" office:value-type="string" office:string-value="-" calcext:value-type="string">
            <text:p>-</text:p>
          </table:table-cell>
          <table:table-cell table:style-name="ce108" table:formula="of:=IF([.J11]=&quot;-&quot;;&quot;&quot;;CONCATENATE([.C11];[.D11]))">
            <text:p/>
          </table:table-cell>
          <table:table-cell table:style-name="ce108" table:formula="of:=IF([.J11]=&quot;-&quot;;&quot;&quot;;CONCATENATE(&quot;: &quot;;[.G11];&quot; &quot;;[.J11];&quot;;&quot;))">
            <text:p/>
          </table:table-cell>
          <table:table-cell table:style-name="ce108" table:formula="of:=IF([.J11]=&quot;-&quot;;&quot;&quot;;CONCATENATE(&quot;-- &quot;;[.F11]))">
            <text:p/>
          </table:table-cell>
          <table:table-cell table:style-name="ce108" table:formula="of:=IF([.J11]=&quot;-&quot;;&quot;&quot;;IF([.G11]=&quot;in&quot;;&quot;&quot;;CONCATENATE([.K11];&quot; &lt;= &quot;;IF([.E11]=&quot;&quot;;CONCATENATE(&quot;'&quot;;[.H11];&quot;'&quot;);CONCATENATE(&quot;(others=&gt;'&quot;;[.H11];&quot;')&quot;));&quot;;&quot;)))">
            <text:p/>
          </table:table-cell>
          <table:table-cell table:style-name="ce108" table:formula="of:=IF([.E11]=&quot;&quot;;CONCATENATE([.C11];[.D11]);CONCATENATE([.C11];[.D11];&quot;[&quot;;[.E11];&quot;]&quot;))" office:value-type="string" office:string-value="CTL_D[8]" calcext:value-type="string">
            <text:p>CTL_D[8]</text:p>
          </table:table-cell>
          <table:table-cell table:style-name="ce108" table:formula="of:=CONCATENATE(&quot;set_location_assignment PIN_&quot;;[.A11];&quot; -to &quot;;[.O11])" office:value-type="string" office:string-value="set_location_assignment PIN_94 -to CTL_D[8]" calcext:value-type="string">
            <text:p>set_location_assignment PIN_94 -to CTL_D[8]</text:p>
          </table:table-cell>
          <table:table-cell table:style-name="ce110" table:formula="of:=IF([.J11]=&quot;-&quot;;&quot;&quot;;CONCATENATE(&quot;set_instance_assignment -name IO_STANDARD &quot;&quot;&quot;;[.I11];&quot;&quot;&quot; -to &quot;;[.C11]))">
            <text:p/>
          </table:table-cell>
          <table:table-cell table:formula="of:=IF([.A11]=&quot;&quot;;&quot;&quot;;CONCATENATE(&quot;NET &quot;&quot;&quot;;[.O11];&quot;&quot;&quot; LOC = &quot;;[.A11];&quot;;&quot;))" office:value-type="string" office:string-value="NET &quot;CTL_D[8]&quot; LOC = 94;" calcext:value-type="string">
            <text:p>NET "CTL_D[8]" LOC = 94;</text:p>
          </table:table-cell>
          <table:table-cell table:formula="of:=IF([.I11]=&quot;&quot;;&quot;&quot;;CONCATENATE(&quot;NET &quot;&quot;&quot;;[.O11];&quot;&quot;&quot; IOSTANDARD = &quot;;[.I11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8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CTL_D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Параллельный интерфейс с CPU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/>
          <table:table-cell table:style-name="ce108" table:formula="of:=IF([.E12]=&quot;&quot;;&quot;std_logic&quot;;IF([.E12]&lt;[.E13];&quot;-&quot;;CONCATENATE(&quot;std_logic_vector ( &quot;;[.E12];&quot; downto 0 )&quot;)))" office:value-type="string" office:string-value="-" calcext:value-type="string">
            <text:p>-</text:p>
          </table:table-cell>
          <table:table-cell table:style-name="ce108" table:formula="of:=IF([.J12]=&quot;-&quot;;&quot;&quot;;CONCATENATE([.C12];[.D12]))">
            <text:p/>
          </table:table-cell>
          <table:table-cell table:style-name="ce108" table:formula="of:=IF([.J12]=&quot;-&quot;;&quot;&quot;;CONCATENATE(&quot;: &quot;;[.G12];&quot; &quot;;[.J12];&quot;;&quot;))">
            <text:p/>
          </table:table-cell>
          <table:table-cell table:style-name="ce108" table:formula="of:=IF([.J12]=&quot;-&quot;;&quot;&quot;;CONCATENATE(&quot;-- &quot;;[.F12]))">
            <text:p/>
          </table:table-cell>
          <table:table-cell table:style-name="ce108" table:formula="of:=IF([.J12]=&quot;-&quot;;&quot;&quot;;IF([.G12]=&quot;in&quot;;&quot;&quot;;CONCATENATE([.K12];&quot; &lt;= &quot;;IF([.E12]=&quot;&quot;;CONCATENATE(&quot;'&quot;;[.H12];&quot;'&quot;);CONCATENATE(&quot;(others=&gt;'&quot;;[.H12];&quot;')&quot;));&quot;;&quot;)))">
            <text:p/>
          </table:table-cell>
          <table:table-cell table:style-name="ce108" table:formula="of:=IF([.E12]=&quot;&quot;;CONCATENATE([.C12];[.D12]);CONCATENATE([.C12];[.D12];&quot;[&quot;;[.E12];&quot;]&quot;))" office:value-type="string" office:string-value="CTL_D[9]" calcext:value-type="string">
            <text:p>CTL_D[9]</text:p>
          </table:table-cell>
          <table:table-cell table:style-name="ce108" table:formula="of:=CONCATENATE(&quot;set_location_assignment PIN_&quot;;[.A12];&quot; -to &quot;;[.O12])" office:value-type="string" office:string-value="set_location_assignment PIN_87 -to CTL_D[9]" calcext:value-type="string">
            <text:p>set_location_assignment PIN_87 -to CTL_D[9]</text:p>
          </table:table-cell>
          <table:table-cell table:style-name="ce110" table:formula="of:=IF([.J12]=&quot;-&quot;;&quot;&quot;;CONCATENATE(&quot;set_instance_assignment -name IO_STANDARD &quot;&quot;&quot;;[.I12];&quot;&quot;&quot; -to &quot;;[.C12]))">
            <text:p/>
          </table:table-cell>
          <table:table-cell table:formula="of:=IF([.A12]=&quot;&quot;;&quot;&quot;;CONCATENATE(&quot;NET &quot;&quot;&quot;;[.O12];&quot;&quot;&quot; LOC = &quot;;[.A12];&quot;;&quot;))" office:value-type="string" office:string-value="NET &quot;CTL_D[9]&quot; LOC = 87;" calcext:value-type="string">
            <text:p>NET "CTL_D[9]" LOC = 87;</text:p>
          </table:table-cell>
          <table:table-cell table:formula="of:=IF([.I12]=&quot;&quot;;&quot;&quot;;CONCATENATE(&quot;NET &quot;&quot;&quot;;[.O12];&quot;&quot;&quot; IOSTANDARD = &quot;;[.I12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7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CTL_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Параллельный интерфейс с CPU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/>
          <table:table-cell table:style-name="ce108" table:formula="of:=IF([.E13]=&quot;&quot;;&quot;std_logic&quot;;IF([.E13]&lt;[.E14];&quot;-&quot;;CONCATENATE(&quot;std_logic_vector ( &quot;;[.E13];&quot; downto 0 )&quot;)))" office:value-type="string" office:string-value="-" calcext:value-type="string">
            <text:p>-</text:p>
          </table:table-cell>
          <table:table-cell table:style-name="ce108" table:formula="of:=IF([.J13]=&quot;-&quot;;&quot;&quot;;CONCATENATE([.C13];[.D13]))">
            <text:p/>
          </table:table-cell>
          <table:table-cell table:style-name="ce108" table:formula="of:=IF([.J13]=&quot;-&quot;;&quot;&quot;;CONCATENATE(&quot;: &quot;;[.G13];&quot; &quot;;[.J13];&quot;;&quot;))">
            <text:p/>
          </table:table-cell>
          <table:table-cell table:style-name="ce108" table:formula="of:=IF([.J13]=&quot;-&quot;;&quot;&quot;;CONCATENATE(&quot;-- &quot;;[.F13]))">
            <text:p/>
          </table:table-cell>
          <table:table-cell table:style-name="ce108" table:formula="of:=IF([.J13]=&quot;-&quot;;&quot;&quot;;IF([.G13]=&quot;in&quot;;&quot;&quot;;CONCATENATE([.K13];&quot; &lt;= &quot;;IF([.E13]=&quot;&quot;;CONCATENATE(&quot;'&quot;;[.H13];&quot;'&quot;);CONCATENATE(&quot;(others=&gt;'&quot;;[.H13];&quot;')&quot;));&quot;;&quot;)))">
            <text:p/>
          </table:table-cell>
          <table:table-cell table:style-name="ce108" table:formula="of:=IF([.E13]=&quot;&quot;;CONCATENATE([.C13];[.D13]);CONCATENATE([.C13];[.D13];&quot;[&quot;;[.E13];&quot;]&quot;))" office:value-type="string" office:string-value="CTL_D[10]" calcext:value-type="string">
            <text:p>CTL_D[10]</text:p>
          </table:table-cell>
          <table:table-cell table:style-name="ce108" table:formula="of:=CONCATENATE(&quot;set_location_assignment PIN_&quot;;[.A13];&quot; -to &quot;;[.O13])" office:value-type="string" office:string-value="set_location_assignment PIN_73 -to CTL_D[10]" calcext:value-type="string">
            <text:p>set_location_assignment PIN_73 -to CTL_D[10]</text:p>
          </table:table-cell>
          <table:table-cell table:style-name="ce110" table:formula="of:=IF([.J13]=&quot;-&quot;;&quot;&quot;;CONCATENATE(&quot;set_instance_assignment -name IO_STANDARD &quot;&quot;&quot;;[.I13];&quot;&quot;&quot; -to &quot;;[.C13]))">
            <text:p/>
          </table:table-cell>
          <table:table-cell table:formula="of:=IF([.A13]=&quot;&quot;;&quot;&quot;;CONCATENATE(&quot;NET &quot;&quot;&quot;;[.O13];&quot;&quot;&quot; LOC = &quot;;[.A13];&quot;;&quot;))" office:value-type="string" office:string-value="NET &quot;CTL_D[10]&quot; LOC = 73;" calcext:value-type="string">
            <text:p>NET "CTL_D[10]" LOC = 73;</text:p>
          </table:table-cell>
          <table:table-cell table:formula="of:=IF([.I13]=&quot;&quot;;&quot;&quot;;CONCATENATE(&quot;NET &quot;&quot;&quot;;[.O13];&quot;&quot;&quot; IOSTANDARD = &quot;;[.I13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7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CTL_D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Параллельный интерфейс с CPU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/>
          <table:table-cell table:style-name="ce108" table:formula="of:=IF([.E14]=&quot;&quot;;&quot;std_logic&quot;;IF([.E14]&lt;[.E15];&quot;-&quot;;CONCATENATE(&quot;std_logic_vector ( &quot;;[.E14];&quot; downto 0 )&quot;)))" office:value-type="string" office:string-value="-" calcext:value-type="string">
            <text:p>-</text:p>
          </table:table-cell>
          <table:table-cell table:style-name="ce108" table:formula="of:=IF([.J14]=&quot;-&quot;;&quot;&quot;;CONCATENATE([.C14];[.D14]))">
            <text:p/>
          </table:table-cell>
          <table:table-cell table:style-name="ce108" table:formula="of:=IF([.J14]=&quot;-&quot;;&quot;&quot;;CONCATENATE(&quot;: &quot;;[.G14];&quot; &quot;;[.J14];&quot;;&quot;))">
            <text:p/>
          </table:table-cell>
          <table:table-cell table:style-name="ce108" table:formula="of:=IF([.J14]=&quot;-&quot;;&quot;&quot;;CONCATENATE(&quot;-- &quot;;[.F14]))">
            <text:p/>
          </table:table-cell>
          <table:table-cell table:style-name="ce108" table:formula="of:=IF([.J14]=&quot;-&quot;;&quot;&quot;;IF([.G14]=&quot;in&quot;;&quot;&quot;;CONCATENATE([.K14];&quot; &lt;= &quot;;IF([.E14]=&quot;&quot;;CONCATENATE(&quot;'&quot;;[.H14];&quot;'&quot;);CONCATENATE(&quot;(others=&gt;'&quot;;[.H14];&quot;')&quot;));&quot;;&quot;)))">
            <text:p/>
          </table:table-cell>
          <table:table-cell table:style-name="ce108" table:formula="of:=IF([.E14]=&quot;&quot;;CONCATENATE([.C14];[.D14]);CONCATENATE([.C14];[.D14];&quot;[&quot;;[.E14];&quot;]&quot;))" office:value-type="string" office:string-value="CTL_D[11]" calcext:value-type="string">
            <text:p>CTL_D[11]</text:p>
          </table:table-cell>
          <table:table-cell table:style-name="ce108" table:formula="of:=CONCATENATE(&quot;set_location_assignment PIN_&quot;;[.A14];&quot; -to &quot;;[.O14])" office:value-type="string" office:string-value="set_location_assignment PIN_71 -to CTL_D[11]" calcext:value-type="string">
            <text:p>set_location_assignment PIN_71 -to CTL_D[11]</text:p>
          </table:table-cell>
          <table:table-cell table:style-name="ce110" table:formula="of:=IF([.J14]=&quot;-&quot;;&quot;&quot;;CONCATENATE(&quot;set_instance_assignment -name IO_STANDARD &quot;&quot;&quot;;[.I14];&quot;&quot;&quot; -to &quot;;[.C14]))">
            <text:p/>
          </table:table-cell>
          <table:table-cell table:formula="of:=IF([.A14]=&quot;&quot;;&quot;&quot;;CONCATENATE(&quot;NET &quot;&quot;&quot;;[.O14];&quot;&quot;&quot; LOC = &quot;;[.A14];&quot;;&quot;))" office:value-type="string" office:string-value="NET &quot;CTL_D[11]&quot; LOC = 71;" calcext:value-type="string">
            <text:p>NET "CTL_D[11]" LOC = 71;</text:p>
          </table:table-cell>
          <table:table-cell table:formula="of:=IF([.I14]=&quot;&quot;;&quot;&quot;;CONCATENATE(&quot;NET &quot;&quot;&quot;;[.O14];&quot;&quot;&quot; IOSTANDARD = &quot;;[.I14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67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CTL_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Параллельный интерфейс с CPU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/>
          <table:table-cell table:style-name="ce108" table:formula="of:=IF([.E15]=&quot;&quot;;&quot;std_logic&quot;;IF([.E15]&lt;[.E16];&quot;-&quot;;CONCATENATE(&quot;std_logic_vector ( &quot;;[.E15];&quot; downto 0 )&quot;)))" office:value-type="string" office:string-value="-" calcext:value-type="string">
            <text:p>-</text:p>
          </table:table-cell>
          <table:table-cell table:style-name="ce108" table:formula="of:=IF([.J15]=&quot;-&quot;;&quot;&quot;;CONCATENATE([.C15];[.D15]))">
            <text:p/>
          </table:table-cell>
          <table:table-cell table:style-name="ce108" table:formula="of:=IF([.J15]=&quot;-&quot;;&quot;&quot;;CONCATENATE(&quot;: &quot;;[.G15];&quot; &quot;;[.J15];&quot;;&quot;))">
            <text:p/>
          </table:table-cell>
          <table:table-cell table:style-name="ce108" table:formula="of:=IF([.J15]=&quot;-&quot;;&quot;&quot;;CONCATENATE(&quot;-- &quot;;[.F15]))">
            <text:p/>
          </table:table-cell>
          <table:table-cell table:style-name="ce108" table:formula="of:=IF([.J15]=&quot;-&quot;;&quot;&quot;;IF([.G15]=&quot;in&quot;;&quot;&quot;;CONCATENATE([.K15];&quot; &lt;= &quot;;IF([.E15]=&quot;&quot;;CONCATENATE(&quot;'&quot;;[.H15];&quot;'&quot;);CONCATENATE(&quot;(others=&gt;'&quot;;[.H15];&quot;')&quot;));&quot;;&quot;)))">
            <text:p/>
          </table:table-cell>
          <table:table-cell table:style-name="ce108" table:formula="of:=IF([.E15]=&quot;&quot;;CONCATENATE([.C15];[.D15]);CONCATENATE([.C15];[.D15];&quot;[&quot;;[.E15];&quot;]&quot;))" office:value-type="string" office:string-value="CTL_D[12]" calcext:value-type="string">
            <text:p>CTL_D[12]</text:p>
          </table:table-cell>
          <table:table-cell table:style-name="ce108" table:formula="of:=CONCATENATE(&quot;set_location_assignment PIN_&quot;;[.A15];&quot; -to &quot;;[.O15])" office:value-type="string" office:string-value="set_location_assignment PIN_67 -to CTL_D[12]" calcext:value-type="string">
            <text:p>set_location_assignment PIN_67 -to CTL_D[12]</text:p>
          </table:table-cell>
          <table:table-cell table:style-name="ce110" table:formula="of:=IF([.J15]=&quot;-&quot;;&quot;&quot;;CONCATENATE(&quot;set_instance_assignment -name IO_STANDARD &quot;&quot;&quot;;[.I15];&quot;&quot;&quot; -to &quot;;[.C15]))">
            <text:p/>
          </table:table-cell>
          <table:table-cell table:formula="of:=IF([.A15]=&quot;&quot;;&quot;&quot;;CONCATENATE(&quot;NET &quot;&quot;&quot;;[.O15];&quot;&quot;&quot; LOC = &quot;;[.A15];&quot;;&quot;))" office:value-type="string" office:string-value="NET &quot;CTL_D[12]&quot; LOC = 67;" calcext:value-type="string">
            <text:p>NET "CTL_D[12]" LOC = 67;</text:p>
          </table:table-cell>
          <table:table-cell table:formula="of:=IF([.I15]=&quot;&quot;;&quot;&quot;;CONCATENATE(&quot;NET &quot;&quot;&quot;;[.O15];&quot;&quot;&quot; IOSTANDARD = &quot;;[.I15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60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CTL_D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Параллельный интерфейс с CPU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/>
          <table:table-cell table:style-name="ce108" table:formula="of:=IF([.E16]=&quot;&quot;;&quot;std_logic&quot;;IF([.E16]&lt;[.E17];&quot;-&quot;;CONCATENATE(&quot;std_logic_vector ( &quot;;[.E16];&quot; downto 0 )&quot;)))" office:value-type="string" office:string-value="-" calcext:value-type="string">
            <text:p>-</text:p>
          </table:table-cell>
          <table:table-cell table:style-name="ce108" table:formula="of:=IF([.J16]=&quot;-&quot;;&quot;&quot;;CONCATENATE([.C16];[.D16]))">
            <text:p/>
          </table:table-cell>
          <table:table-cell table:style-name="ce108" table:formula="of:=IF([.J16]=&quot;-&quot;;&quot;&quot;;CONCATENATE(&quot;: &quot;;[.G16];&quot; &quot;;[.J16];&quot;;&quot;))">
            <text:p/>
          </table:table-cell>
          <table:table-cell table:style-name="ce108" table:formula="of:=IF([.J16]=&quot;-&quot;;&quot;&quot;;CONCATENATE(&quot;-- &quot;;[.F16]))">
            <text:p/>
          </table:table-cell>
          <table:table-cell table:style-name="ce108" table:formula="of:=IF([.J16]=&quot;-&quot;;&quot;&quot;;IF([.G16]=&quot;in&quot;;&quot;&quot;;CONCATENATE([.K16];&quot; &lt;= &quot;;IF([.E16]=&quot;&quot;;CONCATENATE(&quot;'&quot;;[.H16];&quot;'&quot;);CONCATENATE(&quot;(others=&gt;'&quot;;[.H16];&quot;')&quot;));&quot;;&quot;)))">
            <text:p/>
          </table:table-cell>
          <table:table-cell table:style-name="ce108" table:formula="of:=IF([.E16]=&quot;&quot;;CONCATENATE([.C16];[.D16]);CONCATENATE([.C16];[.D16];&quot;[&quot;;[.E16];&quot;]&quot;))" office:value-type="string" office:string-value="CTL_D[13]" calcext:value-type="string">
            <text:p>CTL_D[13]</text:p>
          </table:table-cell>
          <table:table-cell table:style-name="ce108" table:formula="of:=CONCATENATE(&quot;set_location_assignment PIN_&quot;;[.A16];&quot; -to &quot;;[.O16])" office:value-type="string" office:string-value="set_location_assignment PIN_60 -to CTL_D[13]" calcext:value-type="string">
            <text:p>set_location_assignment PIN_60 -to CTL_D[13]</text:p>
          </table:table-cell>
          <table:table-cell table:style-name="ce110" table:formula="of:=IF([.J16]=&quot;-&quot;;&quot;&quot;;CONCATENATE(&quot;set_instance_assignment -name IO_STANDARD &quot;&quot;&quot;;[.I16];&quot;&quot;&quot; -to &quot;;[.C16]))">
            <text:p/>
          </table:table-cell>
          <table:table-cell table:formula="of:=IF([.A16]=&quot;&quot;;&quot;&quot;;CONCATENATE(&quot;NET &quot;&quot;&quot;;[.O16];&quot;&quot;&quot; LOC = &quot;;[.A16];&quot;;&quot;))" office:value-type="string" office:string-value="NET &quot;CTL_D[13]&quot; LOC = 60;" calcext:value-type="string">
            <text:p>NET "CTL_D[13]" LOC = 60;</text:p>
          </table:table-cell>
          <table:table-cell table:formula="of:=IF([.I16]=&quot;&quot;;&quot;&quot;;CONCATENATE(&quot;NET &quot;&quot;&quot;;[.O16];&quot;&quot;&quot; IOSTANDARD = &quot;;[.I16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5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CTL_D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Параллельный интерфейс с CPU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/>
          <table:table-cell table:style-name="ce108" table:formula="of:=IF([.E17]=&quot;&quot;;&quot;std_logic&quot;;IF([.E17]&lt;[.E18];&quot;-&quot;;CONCATENATE(&quot;std_logic_vector ( &quot;;[.E17];&quot; downto 0 )&quot;)))" office:value-type="string" office:string-value="-" calcext:value-type="string">
            <text:p>-</text:p>
          </table:table-cell>
          <table:table-cell table:style-name="ce108" table:formula="of:=IF([.J17]=&quot;-&quot;;&quot;&quot;;CONCATENATE([.C17];[.D17]))">
            <text:p/>
          </table:table-cell>
          <table:table-cell table:style-name="ce108" table:formula="of:=IF([.J17]=&quot;-&quot;;&quot;&quot;;CONCATENATE(&quot;: &quot;;[.G17];&quot; &quot;;[.J17];&quot;;&quot;))">
            <text:p/>
          </table:table-cell>
          <table:table-cell table:style-name="ce108" table:formula="of:=IF([.J17]=&quot;-&quot;;&quot;&quot;;CONCATENATE(&quot;-- &quot;;[.F17]))">
            <text:p/>
          </table:table-cell>
          <table:table-cell table:style-name="ce108" table:formula="of:=IF([.J17]=&quot;-&quot;;&quot;&quot;;IF([.G17]=&quot;in&quot;;&quot;&quot;;CONCATENATE([.K17];&quot; &lt;= &quot;;IF([.E17]=&quot;&quot;;CONCATENATE(&quot;'&quot;;[.H17];&quot;'&quot;);CONCATENATE(&quot;(others=&gt;'&quot;;[.H17];&quot;')&quot;));&quot;;&quot;)))">
            <text:p/>
          </table:table-cell>
          <table:table-cell table:style-name="ce108" table:formula="of:=IF([.E17]=&quot;&quot;;CONCATENATE([.C17];[.D17]);CONCATENATE([.C17];[.D17];&quot;[&quot;;[.E17];&quot;]&quot;))" office:value-type="string" office:string-value="CTL_D[14]" calcext:value-type="string">
            <text:p>CTL_D[14]</text:p>
          </table:table-cell>
          <table:table-cell table:style-name="ce108" table:formula="of:=CONCATENATE(&quot;set_location_assignment PIN_&quot;;[.A17];&quot; -to &quot;;[.O17])" office:value-type="string" office:string-value="set_location_assignment PIN_59 -to CTL_D[14]" calcext:value-type="string">
            <text:p>set_location_assignment PIN_59 -to CTL_D[14]</text:p>
          </table:table-cell>
          <table:table-cell table:style-name="ce110" table:formula="of:=IF([.J17]=&quot;-&quot;;&quot;&quot;;CONCATENATE(&quot;set_instance_assignment -name IO_STANDARD &quot;&quot;&quot;;[.I17];&quot;&quot;&quot; -to &quot;;[.C17]))">
            <text:p/>
          </table:table-cell>
          <table:table-cell table:formula="of:=IF([.A17]=&quot;&quot;;&quot;&quot;;CONCATENATE(&quot;NET &quot;&quot;&quot;;[.O17];&quot;&quot;&quot; LOC = &quot;;[.A17];&quot;;&quot;))" office:value-type="string" office:string-value="NET &quot;CTL_D[14]&quot; LOC = 59;" calcext:value-type="string">
            <text:p>NET "CTL_D[14]" LOC = 59;</text:p>
          </table:table-cell>
          <table:table-cell table:formula="of:=IF([.I17]=&quot;&quot;;&quot;&quot;;CONCATENATE(&quot;NET &quot;&quot;&quot;;[.O17];&quot;&quot;&quot; IOSTANDARD = &quot;;[.I17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5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TL_D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Параллельный интерфейс с CPU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/>
          <table:table-cell table:style-name="ce108" table:formula="of:=IF([.E18]=&quot;&quot;;&quot;std_logic&quot;;IF([.E18]&lt;[.E19];&quot;-&quot;;CONCATENATE(&quot;std_logic_vector ( &quot;;[.E18];&quot; downto 0 )&quot;)))" office:value-type="string" office:string-value="std_logic_vector ( 15 downto 0 )" calcext:value-type="string">
            <text:p>std_logic_vector ( 15 downto 0 )</text:p>
          </table:table-cell>
          <table:table-cell table:style-name="ce108" table:formula="of:=IF([.J18]=&quot;-&quot;;&quot;&quot;;CONCATENATE([.C18];[.D18]))" office:value-type="string" office:string-value="CTL_D" calcext:value-type="string">
            <text:p>CTL_D</text:p>
          </table:table-cell>
          <table:table-cell table:style-name="ce108" table:formula="of:=IF([.J18]=&quot;-&quot;;&quot;&quot;;CONCATENATE(&quot;: &quot;;[.G18];&quot; &quot;;[.J18];&quot;;&quot;))" office:value-type="string" office:string-value=": inout std_logic_vector ( 15 downto 0 );" calcext:value-type="string">
            <text:p>: inout std_logic_vector ( 15 downto 0 );</text:p>
          </table:table-cell>
          <table:table-cell table:style-name="ce108" table:formula="of:=IF([.J18]=&quot;-&quot;;&quot;&quot;;CONCATENATE(&quot;-- &quot;;[.F18]))" office:value-type="string" office:string-value="-- Параллельный интерфейс с CPU" calcext:value-type="string">
            <text:p>-- Параллельный интерфейс с CPU</text:p>
          </table:table-cell>
          <table:table-cell table:style-name="ce108" table:formula="of:=IF([.J18]=&quot;-&quot;;&quot;&quot;;IF([.G18]=&quot;in&quot;;&quot;&quot;;CONCATENATE([.K18];&quot; &lt;= &quot;;IF([.E18]=&quot;&quot;;CONCATENATE(&quot;'&quot;;[.H18];&quot;'&quot;);CONCATENATE(&quot;(others=&gt;'&quot;;[.H18];&quot;')&quot;));&quot;;&quot;)))" office:value-type="string" office:string-value="CTL_D &lt;= (others=&gt;'Z');" calcext:value-type="string">
            <text:p>CTL_D &lt;= (others=&gt;'Z');</text:p>
          </table:table-cell>
          <table:table-cell table:style-name="ce108" table:formula="of:=IF([.E18]=&quot;&quot;;CONCATENATE([.C18];[.D18]);CONCATENATE([.C18];[.D18];&quot;[&quot;;[.E18];&quot;]&quot;))" office:value-type="string" office:string-value="CTL_D[15]" calcext:value-type="string">
            <text:p>CTL_D[15]</text:p>
          </table:table-cell>
          <table:table-cell table:style-name="ce108" table:formula="of:=CONCATENATE(&quot;set_location_assignment PIN_&quot;;[.A18];&quot; -to &quot;;[.O18])" office:value-type="string" office:string-value="set_location_assignment PIN_58 -to CTL_D[15]" calcext:value-type="string">
            <text:p>set_location_assignment PIN_58 -to CTL_D[15]</text:p>
          </table:table-cell>
          <table:table-cell table:style-name="ce110" table:formula="of:=IF([.J18]=&quot;-&quot;;&quot;&quot;;CONCATENATE(&quot;set_instance_assignment -name IO_STANDARD &quot;&quot;&quot;;[.I18];&quot;&quot;&quot; -to &quot;;[.C18]))" office:value-type="string" office:string-value="set_instance_assignment -name IO_STANDARD &quot;&quot; -to CTL_D" calcext:value-type="string">
            <text:p>set_instance_assignment -name IO_STANDARD "" -to CTL_D</text:p>
          </table:table-cell>
          <table:table-cell table:formula="of:=IF([.A18]=&quot;&quot;;&quot;&quot;;CONCATENATE(&quot;NET &quot;&quot;&quot;;[.O18];&quot;&quot;&quot; LOC = &quot;;[.A18];&quot;;&quot;))" office:value-type="string" office:string-value="NET &quot;CTL_D[15]&quot; LOC = 58;" calcext:value-type="string">
            <text:p>NET "CTL_D[15]" LOC = 58;</text:p>
          </table:table-cell>
          <table:table-cell table:formula="of:=IF([.I18]=&quot;&quot;;&quot;&quot;;CONCATENATE(&quot;NET &quot;&quot;&quot;;[.O18];&quot;&quot;&quot; IOSTANDARD = &quot;;[.I18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1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TL_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Параллельный интерфейс с CPU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19]=&quot;&quot;;&quot;std_logic&quot;;IF([.E19]&lt;[.E20];&quot;-&quot;;CONCATENATE(&quot;std_logic_vector ( &quot;;[.E19];&quot; downto 0 )&quot;)))" office:value-type="string" office:string-value="-" calcext:value-type="string">
            <text:p>-</text:p>
          </table:table-cell>
          <table:table-cell table:style-name="ce108" table:formula="of:=IF([.J19]=&quot;-&quot;;&quot;&quot;;CONCATENATE([.C19];[.D19]))">
            <text:p/>
          </table:table-cell>
          <table:table-cell table:style-name="ce108" table:formula="of:=IF([.J19]=&quot;-&quot;;&quot;&quot;;CONCATENATE(&quot;: &quot;;[.G19];&quot; &quot;;[.J19];&quot;;&quot;))">
            <text:p/>
          </table:table-cell>
          <table:table-cell table:style-name="ce108" table:formula="of:=IF([.J19]=&quot;-&quot;;&quot;&quot;;CONCATENATE(&quot;-- &quot;;[.F19]))">
            <text:p/>
          </table:table-cell>
          <table:table-cell table:style-name="ce108" table:formula="of:=IF([.J19]=&quot;-&quot;;&quot;&quot;;IF([.G19]=&quot;in&quot;;&quot;&quot;;CONCATENATE([.K19];&quot; &lt;= &quot;;IF([.E19]=&quot;&quot;;CONCATENATE(&quot;'&quot;;[.H19];&quot;'&quot;);CONCATENATE(&quot;(others=&gt;'&quot;;[.H19];&quot;')&quot;));&quot;;&quot;)))">
            <text:p/>
          </table:table-cell>
          <table:table-cell table:style-name="ce108" table:formula="of:=IF([.E19]=&quot;&quot;;CONCATENATE([.C19];[.D19]);CONCATENATE([.C19];[.D19];&quot;[&quot;;[.E19];&quot;]&quot;))" office:value-type="string" office:string-value="CTL_A[1]" calcext:value-type="string">
            <text:p>CTL_A[1]</text:p>
          </table:table-cell>
          <table:table-cell table:style-name="ce108" table:formula="of:=CONCATENATE(&quot;set_location_assignment PIN_&quot;;[.A19];&quot; -to &quot;;[.O19])" office:value-type="string" office:string-value="set_location_assignment PIN_113 -to CTL_A[1]" calcext:value-type="string">
            <text:p>set_location_assignment PIN_113 -to CTL_A[1]</text:p>
          </table:table-cell>
          <table:table-cell table:style-name="ce110" table:formula="of:=IF([.J19]=&quot;-&quot;;&quot;&quot;;CONCATENATE(&quot;set_instance_assignment -name IO_STANDARD &quot;&quot;&quot;;[.I19];&quot;&quot;&quot; -to &quot;;[.C19]))">
            <text:p/>
          </table:table-cell>
          <table:table-cell table:formula="of:=IF([.A19]=&quot;&quot;;&quot;&quot;;CONCATENATE(&quot;NET &quot;&quot;&quot;;[.O19];&quot;&quot;&quot; LOC = &quot;;[.A19];&quot;;&quot;))" office:value-type="string" office:string-value="NET &quot;CTL_A[1]&quot; LOC = 113;" calcext:value-type="string">
            <text:p>NET "CTL_A[1]" LOC = 113;</text:p>
          </table:table-cell>
          <table:table-cell table:formula="of:=IF([.I19]=&quot;&quot;;&quot;&quot;;CONCATENATE(&quot;NET &quot;&quot;&quot;;[.O19];&quot;&quot;&quot; IOSTANDARD = &quot;;[.I19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1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TL_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Параллельный интерфейс с CPU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20]=&quot;&quot;;&quot;std_logic&quot;;IF([.E20]&lt;[.E21];&quot;-&quot;;CONCATENATE(&quot;std_logic_vector ( &quot;;[.E20];&quot; downto 0 )&quot;)))" office:value-type="string" office:string-value="-" calcext:value-type="string">
            <text:p>-</text:p>
          </table:table-cell>
          <table:table-cell table:style-name="ce108" table:formula="of:=IF([.J20]=&quot;-&quot;;&quot;&quot;;CONCATENATE([.C20];[.D20]))">
            <text:p/>
          </table:table-cell>
          <table:table-cell table:style-name="ce108" table:formula="of:=IF([.J20]=&quot;-&quot;;&quot;&quot;;CONCATENATE(&quot;: &quot;;[.G20];&quot; &quot;;[.J20];&quot;;&quot;))">
            <text:p/>
          </table:table-cell>
          <table:table-cell table:style-name="ce108" table:formula="of:=IF([.J20]=&quot;-&quot;;&quot;&quot;;CONCATENATE(&quot;-- &quot;;[.F20]))">
            <text:p/>
          </table:table-cell>
          <table:table-cell table:style-name="ce108" table:formula="of:=IF([.J20]=&quot;-&quot;;&quot;&quot;;IF([.G20]=&quot;in&quot;;&quot;&quot;;CONCATENATE([.K20];&quot; &lt;= &quot;;IF([.E20]=&quot;&quot;;CONCATENATE(&quot;'&quot;;[.H20];&quot;'&quot;);CONCATENATE(&quot;(others=&gt;'&quot;;[.H20];&quot;')&quot;));&quot;;&quot;)))">
            <text:p/>
          </table:table-cell>
          <table:table-cell table:style-name="ce108" table:formula="of:=IF([.E20]=&quot;&quot;;CONCATENATE([.C20];[.D20]);CONCATENATE([.C20];[.D20];&quot;[&quot;;[.E20];&quot;]&quot;))" office:value-type="string" office:string-value="CTL_A[2]" calcext:value-type="string">
            <text:p>CTL_A[2]</text:p>
          </table:table-cell>
          <table:table-cell table:style-name="ce108" table:formula="of:=CONCATENATE(&quot;set_location_assignment PIN_&quot;;[.A20];&quot; -to &quot;;[.O20])" office:value-type="string" office:string-value="set_location_assignment PIN_112 -to CTL_A[2]" calcext:value-type="string">
            <text:p>set_location_assignment PIN_112 -to CTL_A[2]</text:p>
          </table:table-cell>
          <table:table-cell table:style-name="ce110" table:formula="of:=IF([.J20]=&quot;-&quot;;&quot;&quot;;CONCATENATE(&quot;set_instance_assignment -name IO_STANDARD &quot;&quot;&quot;;[.I20];&quot;&quot;&quot; -to &quot;;[.C20]))">
            <text:p/>
          </table:table-cell>
          <table:table-cell table:formula="of:=IF([.A20]=&quot;&quot;;&quot;&quot;;CONCATENATE(&quot;NET &quot;&quot;&quot;;[.O20];&quot;&quot;&quot; LOC = &quot;;[.A20];&quot;;&quot;))" office:value-type="string" office:string-value="NET &quot;CTL_A[2]&quot; LOC = 112;" calcext:value-type="string">
            <text:p>NET "CTL_A[2]" LOC = 112;</text:p>
          </table:table-cell>
          <table:table-cell table:formula="of:=IF([.I20]=&quot;&quot;;&quot;&quot;;CONCATENATE(&quot;NET &quot;&quot;&quot;;[.O20];&quot;&quot;&quot; IOSTANDARD = &quot;;[.I20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0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CTL_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Параллельный интерфейс с CPU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21]=&quot;&quot;;&quot;std_logic&quot;;IF([.E21]&lt;[.E22];&quot;-&quot;;CONCATENATE(&quot;std_logic_vector ( &quot;;[.E21];&quot; downto 0 )&quot;)))" office:value-type="string" office:string-value="-" calcext:value-type="string">
            <text:p>-</text:p>
          </table:table-cell>
          <table:table-cell table:style-name="ce108" table:formula="of:=IF([.J21]=&quot;-&quot;;&quot;&quot;;CONCATENATE([.C21];[.D21]))">
            <text:p/>
          </table:table-cell>
          <table:table-cell table:style-name="ce108" table:formula="of:=IF([.J21]=&quot;-&quot;;&quot;&quot;;CONCATENATE(&quot;: &quot;;[.G21];&quot; &quot;;[.J21];&quot;;&quot;))">
            <text:p/>
          </table:table-cell>
          <table:table-cell table:style-name="ce108" table:formula="of:=IF([.J21]=&quot;-&quot;;&quot;&quot;;CONCATENATE(&quot;-- &quot;;[.F21]))">
            <text:p/>
          </table:table-cell>
          <table:table-cell table:style-name="ce108" table:formula="of:=IF([.J21]=&quot;-&quot;;&quot;&quot;;IF([.G21]=&quot;in&quot;;&quot;&quot;;CONCATENATE([.K21];&quot; &lt;= &quot;;IF([.E21]=&quot;&quot;;CONCATENATE(&quot;'&quot;;[.H21];&quot;'&quot;);CONCATENATE(&quot;(others=&gt;'&quot;;[.H21];&quot;')&quot;));&quot;;&quot;)))">
            <text:p/>
          </table:table-cell>
          <table:table-cell table:style-name="ce108" table:formula="of:=IF([.E21]=&quot;&quot;;CONCATENATE([.C21];[.D21]);CONCATENATE([.C21];[.D21];&quot;[&quot;;[.E21];&quot;]&quot;))" office:value-type="string" office:string-value="CTL_A[3]" calcext:value-type="string">
            <text:p>CTL_A[3]</text:p>
          </table:table-cell>
          <table:table-cell table:style-name="ce108" table:formula="of:=CONCATENATE(&quot;set_location_assignment PIN_&quot;;[.A21];&quot; -to &quot;;[.O21])" office:value-type="string" office:string-value="set_location_assignment PIN_104 -to CTL_A[3]" calcext:value-type="string">
            <text:p>set_location_assignment PIN_104 -to CTL_A[3]</text:p>
          </table:table-cell>
          <table:table-cell table:style-name="ce110" table:formula="of:=IF([.J21]=&quot;-&quot;;&quot;&quot;;CONCATENATE(&quot;set_instance_assignment -name IO_STANDARD &quot;&quot;&quot;;[.I21];&quot;&quot;&quot; -to &quot;;[.C21]))">
            <text:p/>
          </table:table-cell>
          <table:table-cell table:formula="of:=IF([.A21]=&quot;&quot;;&quot;&quot;;CONCATENATE(&quot;NET &quot;&quot;&quot;;[.O21];&quot;&quot;&quot; LOC = &quot;;[.A21];&quot;;&quot;))" office:value-type="string" office:string-value="NET &quot;CTL_A[3]&quot; LOC = 104;" calcext:value-type="string">
            <text:p>NET "CTL_A[3]" LOC = 104;</text:p>
          </table:table-cell>
          <table:table-cell table:formula="of:=IF([.I21]=&quot;&quot;;&quot;&quot;;CONCATENATE(&quot;NET &quot;&quot;&quot;;[.O21];&quot;&quot;&quot; IOSTANDARD = &quot;;[.I21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0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CTL_A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Параллельный интерфейс с CPU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22]=&quot;&quot;;&quot;std_logic&quot;;IF([.E22]&lt;[.E23];&quot;-&quot;;CONCATENATE(&quot;std_logic_vector ( &quot;;[.E22];&quot; downto 0 )&quot;)))" office:value-type="string" office:string-value="std_logic_vector ( 4 downto 0 )" calcext:value-type="string">
            <text:p>std_logic_vector ( 4 downto 0 )</text:p>
          </table:table-cell>
          <table:table-cell table:style-name="ce108" table:formula="of:=IF([.J22]=&quot;-&quot;;&quot;&quot;;CONCATENATE([.C22];[.D22]))" office:value-type="string" office:string-value="CTL_A" calcext:value-type="string">
            <text:p>CTL_A</text:p>
          </table:table-cell>
          <table:table-cell table:style-name="ce108" table:formula="of:=IF([.J22]=&quot;-&quot;;&quot;&quot;;CONCATENATE(&quot;: &quot;;[.G22];&quot; &quot;;[.J22];&quot;;&quot;))" office:value-type="string" office:string-value=": in std_logic_vector ( 4 downto 0 );" calcext:value-type="string">
            <text:p>: in std_logic_vector ( 4 downto 0 );</text:p>
          </table:table-cell>
          <table:table-cell table:style-name="ce108" table:formula="of:=IF([.J22]=&quot;-&quot;;&quot;&quot;;CONCATENATE(&quot;-- &quot;;[.F22]))" office:value-type="string" office:string-value="-- Параллельный интерфейс с CPU" calcext:value-type="string">
            <text:p>-- Параллельный интерфейс с CPU</text:p>
          </table:table-cell>
          <table:table-cell table:style-name="ce108" table:formula="of:=IF([.J22]=&quot;-&quot;;&quot;&quot;;IF([.G22]=&quot;in&quot;;&quot;&quot;;CONCATENATE([.K22];&quot; &lt;= &quot;;IF([.E22]=&quot;&quot;;CONCATENATE(&quot;'&quot;;[.H22];&quot;'&quot;);CONCATENATE(&quot;(others=&gt;'&quot;;[.H22];&quot;')&quot;));&quot;;&quot;)))">
            <text:p/>
          </table:table-cell>
          <table:table-cell table:style-name="ce108" table:formula="of:=IF([.E22]=&quot;&quot;;CONCATENATE([.C22];[.D22]);CONCATENATE([.C22];[.D22];&quot;[&quot;;[.E22];&quot;]&quot;))" office:value-type="string" office:string-value="CTL_A[4]" calcext:value-type="string">
            <text:p>CTL_A[4]</text:p>
          </table:table-cell>
          <table:table-cell table:style-name="ce108" table:formula="of:=CONCATENATE(&quot;set_location_assignment PIN_&quot;;[.A22];&quot; -to &quot;;[.O22])" office:value-type="string" office:string-value="set_location_assignment PIN_103 -to CTL_A[4]" calcext:value-type="string">
            <text:p>set_location_assignment PIN_103 -to CTL_A[4]</text:p>
          </table:table-cell>
          <table:table-cell table:style-name="ce110" table:formula="of:=IF([.J22]=&quot;-&quot;;&quot;&quot;;CONCATENATE(&quot;set_instance_assignment -name IO_STANDARD &quot;&quot;&quot;;[.I22];&quot;&quot;&quot; -to &quot;;[.C22]))" office:value-type="string" office:string-value="set_instance_assignment -name IO_STANDARD &quot;&quot; -to CTL_A" calcext:value-type="string">
            <text:p>set_instance_assignment -name IO_STANDARD "" -to CTL_A</text:p>
          </table:table-cell>
          <table:table-cell table:formula="of:=IF([.A22]=&quot;&quot;;&quot;&quot;;CONCATENATE(&quot;NET &quot;&quot;&quot;;[.O22];&quot;&quot;&quot; LOC = &quot;;[.A22];&quot;;&quot;))" office:value-type="string" office:string-value="NET &quot;CTL_A[4]&quot; LOC = 103;" calcext:value-type="string">
            <text:p>NET "CTL_A[4]" LOC = 103;</text:p>
          </table:table-cell>
          <table:table-cell table:formula="of:=IF([.I22]=&quot;&quot;;&quot;&quot;;CONCATENATE(&quot;NET &quot;&quot;&quot;;[.O22];&quot;&quot;&quot; IOSTANDARD = &quot;;[.I22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19</text:p>
          </table:table-cell>
          <table:table-cell office:value-type="string" calcext:value-type="string">
            <text:p>-ACS</text:p>
          </table:table-cell>
          <table:table-cell office:value-type="string" calcext:value-type="string">
            <text:p>CTL_C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Параллельный интерфейс с CPU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23]=&quot;&quot;;&quot;std_logic&quot;;IF([.E23]&lt;[.E24];&quot;-&quot;;CONCATENATE(&quot;std_logic_vector ( &quot;;[.E23];&quot; downto 0 )&quot;)))" office:value-type="string" office:string-value="std_logic" calcext:value-type="string">
            <text:p>std_logic</text:p>
          </table:table-cell>
          <table:table-cell table:style-name="ce108" table:formula="of:=IF([.J23]=&quot;-&quot;;&quot;&quot;;CONCATENATE([.C23];[.D23]))" office:value-type="string" office:string-value="CTL_CSn" calcext:value-type="string">
            <text:p>CTL_CSn</text:p>
          </table:table-cell>
          <table:table-cell table:style-name="ce108" table:formula="of:=IF([.J23]=&quot;-&quot;;&quot;&quot;;CONCATENATE(&quot;: &quot;;[.G23];&quot; &quot;;[.J23];&quot;;&quot;))" office:value-type="string" office:string-value=": in std_logic;" calcext:value-type="string">
            <text:p>: in std_logic;</text:p>
          </table:table-cell>
          <table:table-cell table:style-name="ce108" table:formula="of:=IF([.J23]=&quot;-&quot;;&quot;&quot;;CONCATENATE(&quot;-- &quot;;[.F23]))" office:value-type="string" office:string-value="-- Параллельный интерфейс с CPU" calcext:value-type="string">
            <text:p>-- Параллельный интерфейс с CPU</text:p>
          </table:table-cell>
          <table:table-cell table:style-name="ce108" table:formula="of:=IF([.J23]=&quot;-&quot;;&quot;&quot;;IF([.G23]=&quot;in&quot;;&quot;&quot;;CONCATENATE([.K23];&quot; &lt;= &quot;;IF([.E23]=&quot;&quot;;CONCATENATE(&quot;'&quot;;[.H23];&quot;'&quot;);CONCATENATE(&quot;(others=&gt;'&quot;;[.H23];&quot;')&quot;));&quot;;&quot;)))">
            <text:p/>
          </table:table-cell>
          <table:table-cell table:style-name="ce108" table:formula="of:=IF([.E23]=&quot;&quot;;CONCATENATE([.C23];[.D23]);CONCATENATE([.C23];[.D23];&quot;[&quot;;[.E23];&quot;]&quot;))" office:value-type="string" office:string-value="CTL_CSn" calcext:value-type="string">
            <text:p>CTL_CSn</text:p>
          </table:table-cell>
          <table:table-cell table:style-name="ce108" table:formula="of:=CONCATENATE(&quot;set_location_assignment PIN_&quot;;[.A23];&quot; -to &quot;;[.O23])" office:value-type="string" office:string-value="set_location_assignment PIN_119 -to CTL_CSn" calcext:value-type="string">
            <text:p>set_location_assignment PIN_119 -to CTL_CSn</text:p>
          </table:table-cell>
          <table:table-cell table:style-name="ce110" table:formula="of:=IF([.J23]=&quot;-&quot;;&quot;&quot;;CONCATENATE(&quot;set_instance_assignment -name IO_STANDARD &quot;&quot;&quot;;[.I23];&quot;&quot;&quot; -to &quot;;[.C23]))" office:value-type="string" office:string-value="set_instance_assignment -name IO_STANDARD &quot;&quot; -to CTL_CS" calcext:value-type="string">
            <text:p>set_instance_assignment -name IO_STANDARD "" -to CTL_CS</text:p>
          </table:table-cell>
          <table:table-cell table:formula="of:=IF([.A23]=&quot;&quot;;&quot;&quot;;CONCATENATE(&quot;NET &quot;&quot;&quot;;[.O23];&quot;&quot;&quot; LOC = &quot;;[.A23];&quot;;&quot;))" office:value-type="string" office:string-value="NET &quot;CTL_CSn&quot; LOC = 119;" calcext:value-type="string">
            <text:p>NET "CTL_CSn" LOC = 119;</text:p>
          </table:table-cell>
          <table:table-cell table:formula="of:=IF([.I23]=&quot;&quot;;&quot;&quot;;CONCATENATE(&quot;NET &quot;&quot;&quot;;[.O23];&quot;&quot;&quot; IOSTANDARD = &quot;;[.I23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89</text:p>
          </table:table-cell>
          <table:table-cell office:value-type="string" calcext:value-type="string">
            <text:p>-RD</text:p>
          </table:table-cell>
          <table:table-cell office:value-type="string" calcext:value-type="string">
            <text:p>CTL_R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Параллельный интерфейс с CPU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24]=&quot;&quot;;&quot;std_logic&quot;;IF([.E24]&lt;[.E25];&quot;-&quot;;CONCATENATE(&quot;std_logic_vector ( &quot;;[.E24];&quot; downto 0 )&quot;)))" office:value-type="string" office:string-value="std_logic" calcext:value-type="string">
            <text:p>std_logic</text:p>
          </table:table-cell>
          <table:table-cell table:style-name="ce108" table:formula="of:=IF([.J24]=&quot;-&quot;;&quot;&quot;;CONCATENATE([.C24];[.D24]))" office:value-type="string" office:string-value="CTL_RDn" calcext:value-type="string">
            <text:p>CTL_RDn</text:p>
          </table:table-cell>
          <table:table-cell table:style-name="ce108" table:formula="of:=IF([.J24]=&quot;-&quot;;&quot;&quot;;CONCATENATE(&quot;: &quot;;[.G24];&quot; &quot;;[.J24];&quot;;&quot;))" office:value-type="string" office:string-value=": in std_logic;" calcext:value-type="string">
            <text:p>: in std_logic;</text:p>
          </table:table-cell>
          <table:table-cell table:style-name="ce108" table:formula="of:=IF([.J24]=&quot;-&quot;;&quot;&quot;;CONCATENATE(&quot;-- &quot;;[.F24]))" office:value-type="string" office:string-value="-- Параллельный интерфейс с CPU" calcext:value-type="string">
            <text:p>-- Параллельный интерфейс с CPU</text:p>
          </table:table-cell>
          <table:table-cell table:style-name="ce108" table:formula="of:=IF([.J24]=&quot;-&quot;;&quot;&quot;;IF([.G24]=&quot;in&quot;;&quot;&quot;;CONCATENATE([.K24];&quot; &lt;= &quot;;IF([.E24]=&quot;&quot;;CONCATENATE(&quot;'&quot;;[.H24];&quot;'&quot;);CONCATENATE(&quot;(others=&gt;'&quot;;[.H24];&quot;')&quot;));&quot;;&quot;)))">
            <text:p/>
          </table:table-cell>
          <table:table-cell table:style-name="ce108" table:formula="of:=IF([.E24]=&quot;&quot;;CONCATENATE([.C24];[.D24]);CONCATENATE([.C24];[.D24];&quot;[&quot;;[.E24];&quot;]&quot;))" office:value-type="string" office:string-value="CTL_RDn" calcext:value-type="string">
            <text:p>CTL_RDn</text:p>
          </table:table-cell>
          <table:table-cell table:style-name="ce108" table:formula="of:=CONCATENATE(&quot;set_location_assignment PIN_&quot;;[.A24];&quot; -to &quot;;[.O24])" office:value-type="string" office:string-value="set_location_assignment PIN_89 -to CTL_RDn" calcext:value-type="string">
            <text:p>set_location_assignment PIN_89 -to CTL_RDn</text:p>
          </table:table-cell>
          <table:table-cell table:style-name="ce110" table:formula="of:=IF([.J24]=&quot;-&quot;;&quot;&quot;;CONCATENATE(&quot;set_instance_assignment -name IO_STANDARD &quot;&quot;&quot;;[.I24];&quot;&quot;&quot; -to &quot;;[.C24]))" office:value-type="string" office:string-value="set_instance_assignment -name IO_STANDARD &quot;&quot; -to CTL_RD" calcext:value-type="string">
            <text:p>set_instance_assignment -name IO_STANDARD "" -to CTL_RD</text:p>
          </table:table-cell>
          <table:table-cell table:formula="of:=IF([.A24]=&quot;&quot;;&quot;&quot;;CONCATENATE(&quot;NET &quot;&quot;&quot;;[.O24];&quot;&quot;&quot; LOC = &quot;;[.A24];&quot;;&quot;))" office:value-type="string" office:string-value="NET &quot;CTL_RDn&quot; LOC = 89;" calcext:value-type="string">
            <text:p>NET "CTL_RDn" LOC = 89;</text:p>
          </table:table-cell>
          <table:table-cell table:formula="of:=IF([.I24]=&quot;&quot;;&quot;&quot;;CONCATENATE(&quot;NET &quot;&quot;&quot;;[.O24];&quot;&quot;&quot; IOSTANDARD = &quot;;[.I24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90</text:p>
          </table:table-cell>
          <table:table-cell office:value-type="string" calcext:value-type="string">
            <text:p>-WR</text:p>
          </table:table-cell>
          <table:table-cell office:value-type="string" calcext:value-type="string">
            <text:p>CTL_W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Параллельный интерфейс с CPU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25]=&quot;&quot;;&quot;std_logic&quot;;IF([.E25]&lt;[.E26];&quot;-&quot;;CONCATENATE(&quot;std_logic_vector ( &quot;;[.E25];&quot; downto 0 )&quot;)))" office:value-type="string" office:string-value="std_logic" calcext:value-type="string">
            <text:p>std_logic</text:p>
          </table:table-cell>
          <table:table-cell table:style-name="ce108" table:formula="of:=IF([.J25]=&quot;-&quot;;&quot;&quot;;CONCATENATE([.C25];[.D25]))" office:value-type="string" office:string-value="CTL_WRn" calcext:value-type="string">
            <text:p>CTL_WRn</text:p>
          </table:table-cell>
          <table:table-cell table:style-name="ce108" table:formula="of:=IF([.J25]=&quot;-&quot;;&quot;&quot;;CONCATENATE(&quot;: &quot;;[.G25];&quot; &quot;;[.J25];&quot;;&quot;))" office:value-type="string" office:string-value=": in std_logic;" calcext:value-type="string">
            <text:p>: in std_logic;</text:p>
          </table:table-cell>
          <table:table-cell table:style-name="ce108" table:formula="of:=IF([.J25]=&quot;-&quot;;&quot;&quot;;CONCATENATE(&quot;-- &quot;;[.F25]))" office:value-type="string" office:string-value="-- Параллельный интерфейс с CPU" calcext:value-type="string">
            <text:p>-- Параллельный интерфейс с CPU</text:p>
          </table:table-cell>
          <table:table-cell table:style-name="ce108" table:formula="of:=IF([.J25]=&quot;-&quot;;&quot;&quot;;IF([.G25]=&quot;in&quot;;&quot;&quot;;CONCATENATE([.K25];&quot; &lt;= &quot;;IF([.E25]=&quot;&quot;;CONCATENATE(&quot;'&quot;;[.H25];&quot;'&quot;);CONCATENATE(&quot;(others=&gt;'&quot;;[.H25];&quot;')&quot;));&quot;;&quot;)))">
            <text:p/>
          </table:table-cell>
          <table:table-cell table:style-name="ce108" table:formula="of:=IF([.E25]=&quot;&quot;;CONCATENATE([.C25];[.D25]);CONCATENATE([.C25];[.D25];&quot;[&quot;;[.E25];&quot;]&quot;))" office:value-type="string" office:string-value="CTL_WRn" calcext:value-type="string">
            <text:p>CTL_WRn</text:p>
          </table:table-cell>
          <table:table-cell table:style-name="ce108" table:formula="of:=CONCATENATE(&quot;set_location_assignment PIN_&quot;;[.A25];&quot; -to &quot;;[.O25])" office:value-type="string" office:string-value="set_location_assignment PIN_90 -to CTL_WRn" calcext:value-type="string">
            <text:p>set_location_assignment PIN_90 -to CTL_WRn</text:p>
          </table:table-cell>
          <table:table-cell table:style-name="ce110" table:formula="of:=IF([.J25]=&quot;-&quot;;&quot;&quot;;CONCATENATE(&quot;set_instance_assignment -name IO_STANDARD &quot;&quot;&quot;;[.I25];&quot;&quot;&quot; -to &quot;;[.C25]))" office:value-type="string" office:string-value="set_instance_assignment -name IO_STANDARD &quot;&quot; -to CTL_WR" calcext:value-type="string">
            <text:p>set_instance_assignment -name IO_STANDARD "" -to CTL_WR</text:p>
          </table:table-cell>
          <table:table-cell table:formula="of:=IF([.A25]=&quot;&quot;;&quot;&quot;;CONCATENATE(&quot;NET &quot;&quot;&quot;;[.O25];&quot;&quot;&quot; LOC = &quot;;[.A25];&quot;;&quot;))" office:value-type="string" office:string-value="NET &quot;CTL_WRn&quot; LOC = 90;" calcext:value-type="string">
            <text:p>NET "CTL_WRn" LOC = 90;</text:p>
          </table:table-cell>
          <table:table-cell table:formula="of:=IF([.I25]=&quot;&quot;;&quot;&quot;;CONCATENATE(&quot;NET &quot;&quot;&quot;;[.O25];&quot;&quot;&quot; IOSTANDARD = &quot;;[.I25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14</text:p>
          </table:table-cell>
          <table:table-cell office:value-type="string" calcext:value-type="string">
            <text:p>A-INT</text:p>
          </table:table-cell>
          <table:table-cell office:value-type="string" calcext:value-type="string">
            <text:p>CTL_INT</text:p>
          </table:table-cell>
          <table:table-cell table:number-columns-repeated="2"/>
          <table:table-cell office:value-type="string" calcext:value-type="string">
            <text:p>Параллельный интерфейс с CPU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26]=&quot;&quot;;&quot;std_logic&quot;;IF([.E26]&lt;[.E27];&quot;-&quot;;CONCATENATE(&quot;std_logic_vector ( &quot;;[.E26];&quot; downto 0 )&quot;)))" office:value-type="string" office:string-value="std_logic" calcext:value-type="string">
            <text:p>std_logic</text:p>
          </table:table-cell>
          <table:table-cell table:style-name="ce108" table:formula="of:=IF([.J26]=&quot;-&quot;;&quot;&quot;;CONCATENATE([.C26];[.D26]))" office:value-type="string" office:string-value="CTL_INT" calcext:value-type="string">
            <text:p>CTL_INT</text:p>
          </table:table-cell>
          <table:table-cell table:style-name="ce108" table:formula="of:=IF([.J26]=&quot;-&quot;;&quot;&quot;;CONCATENATE(&quot;: &quot;;[.G26];&quot; &quot;;[.J26];&quot;;&quot;))" office:value-type="string" office:string-value=": out std_logic;" calcext:value-type="string">
            <text:p>: out std_logic;</text:p>
          </table:table-cell>
          <table:table-cell table:style-name="ce108" table:formula="of:=IF([.J26]=&quot;-&quot;;&quot;&quot;;CONCATENATE(&quot;-- &quot;;[.F26]))" office:value-type="string" office:string-value="-- Параллельный интерфейс с CPU" calcext:value-type="string">
            <text:p>-- Параллельный интерфейс с CPU</text:p>
          </table:table-cell>
          <table:table-cell table:style-name="ce108" table:formula="of:=IF([.J26]=&quot;-&quot;;&quot;&quot;;IF([.G26]=&quot;in&quot;;&quot;&quot;;CONCATENATE([.K26];&quot; &lt;= &quot;;IF([.E26]=&quot;&quot;;CONCATENATE(&quot;'&quot;;[.H26];&quot;'&quot;);CONCATENATE(&quot;(others=&gt;'&quot;;[.H26];&quot;')&quot;));&quot;;&quot;)))" office:value-type="string" office:string-value="CTL_INT &lt;= '0';" calcext:value-type="string">
            <text:p>CTL_INT &lt;= '0';</text:p>
          </table:table-cell>
          <table:table-cell table:style-name="ce108" table:formula="of:=IF([.E26]=&quot;&quot;;CONCATENATE([.C26];[.D26]);CONCATENATE([.C26];[.D26];&quot;[&quot;;[.E26];&quot;]&quot;))" office:value-type="string" office:string-value="CTL_INT" calcext:value-type="string">
            <text:p>CTL_INT</text:p>
          </table:table-cell>
          <table:table-cell table:style-name="ce108" table:formula="of:=CONCATENATE(&quot;set_location_assignment PIN_&quot;;[.A26];&quot; -to &quot;;[.O26])" office:value-type="string" office:string-value="set_location_assignment PIN_114 -to CTL_INT" calcext:value-type="string">
            <text:p>set_location_assignment PIN_114 -to CTL_INT</text:p>
          </table:table-cell>
          <table:table-cell table:style-name="ce110" table:formula="of:=IF([.J26]=&quot;-&quot;;&quot;&quot;;CONCATENATE(&quot;set_instance_assignment -name IO_STANDARD &quot;&quot;&quot;;[.I26];&quot;&quot;&quot; -to &quot;;[.C26]))" office:value-type="string" office:string-value="set_instance_assignment -name IO_STANDARD &quot;&quot; -to CTL_INT" calcext:value-type="string">
            <text:p>set_instance_assignment -name IO_STANDARD "" -to CTL_INT</text:p>
          </table:table-cell>
          <table:table-cell table:formula="of:=IF([.A26]=&quot;&quot;;&quot;&quot;;CONCATENATE(&quot;NET &quot;&quot;&quot;;[.O26];&quot;&quot;&quot; LOC = &quot;;[.A26];&quot;;&quot;))" office:value-type="string" office:string-value="NET &quot;CTL_INT&quot; LOC = 114;" calcext:value-type="string">
            <text:p>NET "CTL_INT" LOC = 114;</text:p>
          </table:table-cell>
          <table:table-cell table:formula="of:=IF([.I26]=&quot;&quot;;&quot;&quot;;CONCATENATE(&quot;NET &quot;&quot;&quot;;[.O26];&quot;&quot;&quot; IOSTANDARD = &quot;;[.I26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35</text:p>
          </table:table-cell>
          <table:table-cell office:value-type="string" calcext:value-type="string">
            <text:p>A-RESET</text:p>
          </table:table-cell>
          <table:table-cell office:value-type="string" calcext:value-type="string">
            <text:p>CTL_RST</text:p>
          </table:table-cell>
          <table:table-cell table:number-columns-repeated="2"/>
          <table:table-cell office:value-type="string" calcext:value-type="string">
            <text:p>Параллельный интерфейс с CPU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27]=&quot;&quot;;&quot;std_logic&quot;;IF([.E27]&lt;[.E28];&quot;-&quot;;CONCATENATE(&quot;std_logic_vector ( &quot;;[.E27];&quot; downto 0 )&quot;)))" office:value-type="string" office:string-value="std_logic" calcext:value-type="string">
            <text:p>std_logic</text:p>
          </table:table-cell>
          <table:table-cell table:style-name="ce108" table:formula="of:=IF([.J27]=&quot;-&quot;;&quot;&quot;;CONCATENATE([.C27];[.D27]))" office:value-type="string" office:string-value="CTL_RST" calcext:value-type="string">
            <text:p>CTL_RST</text:p>
          </table:table-cell>
          <table:table-cell table:style-name="ce108" table:formula="of:=IF([.J27]=&quot;-&quot;;&quot;&quot;;CONCATENATE(&quot;: &quot;;[.G27];&quot; &quot;;[.J27];&quot;;&quot;))" office:value-type="string" office:string-value=": in std_logic;" calcext:value-type="string">
            <text:p>: in std_logic;</text:p>
          </table:table-cell>
          <table:table-cell table:style-name="ce108" table:formula="of:=IF([.J27]=&quot;-&quot;;&quot;&quot;;CONCATENATE(&quot;-- &quot;;[.F27]))" office:value-type="string" office:string-value="-- Параллельный интерфейс с CPU" calcext:value-type="string">
            <text:p>-- Параллельный интерфейс с CPU</text:p>
          </table:table-cell>
          <table:table-cell table:style-name="ce108" table:formula="of:=IF([.J27]=&quot;-&quot;;&quot;&quot;;IF([.G27]=&quot;in&quot;;&quot;&quot;;CONCATENATE([.K27];&quot; &lt;= &quot;;IF([.E27]=&quot;&quot;;CONCATENATE(&quot;'&quot;;[.H27];&quot;'&quot;);CONCATENATE(&quot;(others=&gt;'&quot;;[.H27];&quot;')&quot;));&quot;;&quot;)))">
            <text:p/>
          </table:table-cell>
          <table:table-cell table:style-name="ce108" table:formula="of:=IF([.E27]=&quot;&quot;;CONCATENATE([.C27];[.D27]);CONCATENATE([.C27];[.D27];&quot;[&quot;;[.E27];&quot;]&quot;))" office:value-type="string" office:string-value="CTL_RST" calcext:value-type="string">
            <text:p>CTL_RST</text:p>
          </table:table-cell>
          <table:table-cell table:style-name="ce108" table:formula="of:=CONCATENATE(&quot;set_location_assignment PIN_&quot;;[.A27];&quot; -to &quot;;[.O27])" office:value-type="string" office:string-value="set_location_assignment PIN_135 -to CTL_RST" calcext:value-type="string">
            <text:p>set_location_assignment PIN_135 -to CTL_RST</text:p>
          </table:table-cell>
          <table:table-cell table:style-name="ce110" table:formula="of:=IF([.J27]=&quot;-&quot;;&quot;&quot;;CONCATENATE(&quot;set_instance_assignment -name IO_STANDARD &quot;&quot;&quot;;[.I27];&quot;&quot;&quot; -to &quot;;[.C27]))" office:value-type="string" office:string-value="set_instance_assignment -name IO_STANDARD &quot;&quot; -to CTL_RST" calcext:value-type="string">
            <text:p>set_instance_assignment -name IO_STANDARD "" -to CTL_RST</text:p>
          </table:table-cell>
          <table:table-cell table:formula="of:=IF([.A27]=&quot;&quot;;&quot;&quot;;CONCATENATE(&quot;NET &quot;&quot;&quot;;[.O27];&quot;&quot;&quot; LOC = &quot;;[.A27];&quot;;&quot;))" office:value-type="string" office:string-value="NET &quot;CTL_RST&quot; LOC = 135;" calcext:value-type="string">
            <text:p>NET "CTL_RST" LOC = 135;</text:p>
          </table:table-cell>
          <table:table-cell table:formula="of:=IF([.I27]=&quot;&quot;;&quot;&quot;;CONCATENATE(&quot;NET &quot;&quot;&quot;;[.O27];&quot;&quot;&quot; IOSTANDARD = &quot;;[.I27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91</text:p>
          </table:table-cell>
          <table:table-cell office:value-type="string" calcext:value-type="string">
            <text:p>MCLK</text:p>
          </table:table-cell>
          <table:table-cell office:value-type="string" calcext:value-type="string">
            <text:p>REFCLK_IN</text:p>
          </table:table-cell>
          <table:table-cell table:number-columns-repeated="2"/>
          <table:table-cell office:value-type="string" calcext:value-type="string">
            <text:p>Опорный генератор 16МГц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28]=&quot;&quot;;&quot;std_logic&quot;;IF([.E28]&lt;[.E29];&quot;-&quot;;CONCATENATE(&quot;std_logic_vector ( &quot;;[.E28];&quot; downto 0 )&quot;)))" office:value-type="string" office:string-value="std_logic" calcext:value-type="string">
            <text:p>std_logic</text:p>
          </table:table-cell>
          <table:table-cell table:style-name="ce108" table:formula="of:=IF([.J28]=&quot;-&quot;;&quot;&quot;;CONCATENATE([.C28];[.D28]))" office:value-type="string" office:string-value="REFCLK_IN" calcext:value-type="string">
            <text:p>REFCLK_IN</text:p>
          </table:table-cell>
          <table:table-cell table:style-name="ce108" table:formula="of:=IF([.J28]=&quot;-&quot;;&quot;&quot;;CONCATENATE(&quot;: &quot;;[.G28];&quot; &quot;;[.J28];&quot;;&quot;))" office:value-type="string" office:string-value=": in std_logic;" calcext:value-type="string">
            <text:p>: in std_logic;</text:p>
          </table:table-cell>
          <table:table-cell table:style-name="ce108" table:formula="of:=IF([.J28]=&quot;-&quot;;&quot;&quot;;CONCATENATE(&quot;-- &quot;;[.F28]))" office:value-type="string" office:string-value="-- Опорный генератор 16МГц" calcext:value-type="string">
            <text:p>-- Опорный генератор 16МГц</text:p>
          </table:table-cell>
          <table:table-cell table:style-name="ce108" table:formula="of:=IF([.J28]=&quot;-&quot;;&quot;&quot;;IF([.G28]=&quot;in&quot;;&quot;&quot;;CONCATENATE([.K28];&quot; &lt;= &quot;;IF([.E28]=&quot;&quot;;CONCATENATE(&quot;'&quot;;[.H28];&quot;'&quot;);CONCATENATE(&quot;(others=&gt;'&quot;;[.H28];&quot;')&quot;));&quot;;&quot;)))">
            <text:p/>
          </table:table-cell>
          <table:table-cell table:style-name="ce108" table:formula="of:=IF([.E28]=&quot;&quot;;CONCATENATE([.C28];[.D28]);CONCATENATE([.C28];[.D28];&quot;[&quot;;[.E28];&quot;]&quot;))" office:value-type="string" office:string-value="REFCLK_IN" calcext:value-type="string">
            <text:p>REFCLK_IN</text:p>
          </table:table-cell>
          <table:table-cell table:style-name="ce108" table:formula="of:=CONCATENATE(&quot;set_location_assignment PIN_&quot;;[.A28];&quot; -to &quot;;[.O28])" office:value-type="string" office:string-value="set_location_assignment PIN_91 -to REFCLK_IN" calcext:value-type="string">
            <text:p>set_location_assignment PIN_91 -to REFCLK_IN</text:p>
          </table:table-cell>
          <table:table-cell table:style-name="ce110" table:formula="of:=IF([.J28]=&quot;-&quot;;&quot;&quot;;CONCATENATE(&quot;set_instance_assignment -name IO_STANDARD &quot;&quot;&quot;;[.I28];&quot;&quot;&quot; -to &quot;;[.C28]))" office:value-type="string" office:string-value="set_instance_assignment -name IO_STANDARD &quot;&quot; -to REFCLK_IN" calcext:value-type="string">
            <text:p>set_instance_assignment -name IO_STANDARD "" -to REFCLK_IN</text:p>
          </table:table-cell>
          <table:table-cell table:formula="of:=IF([.A28]=&quot;&quot;;&quot;&quot;;CONCATENATE(&quot;NET &quot;&quot;&quot;;[.O28];&quot;&quot;&quot; LOC = &quot;;[.A28];&quot;;&quot;))" office:value-type="string" office:string-value="NET &quot;REFCLK_IN&quot; LOC = 91;" calcext:value-type="string">
            <text:p>NET "REFCLK_IN" LOC = 91;</text:p>
          </table:table-cell>
          <table:table-cell table:formula="of:=IF([.I28]=&quot;&quot;;&quot;&quot;;CONCATENATE(&quot;NET &quot;&quot;&quot;;[.O28];&quot;&quot;&quot; IOSTANDARD = &quot;;[.I28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36</text:p>
          </table:table-cell>
          <table:table-cell office:value-type="string" calcext:value-type="string">
            <text:p>CLK-HDLC</text:p>
          </table:table-cell>
          <table:table-cell office:value-type="string" calcext:value-type="string">
            <text:p>CPU_CLK</text:p>
          </table:table-cell>
          <table:table-cell table:number-columns-repeated="2"/>
          <table:table-cell office:value-type="string" calcext:value-type="string">
            <text:p>Последовательный интерфейс с CPU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29]=&quot;&quot;;&quot;std_logic&quot;;IF([.E29]&lt;[.E30];&quot;-&quot;;CONCATENATE(&quot;std_logic_vector ( &quot;;[.E29];&quot; downto 0 )&quot;)))" office:value-type="string" office:string-value="std_logic" calcext:value-type="string">
            <text:p>std_logic</text:p>
          </table:table-cell>
          <table:table-cell table:style-name="ce108" table:formula="of:=IF([.J29]=&quot;-&quot;;&quot;&quot;;CONCATENATE([.C29];[.D29]))" office:value-type="string" office:string-value="CPU_CLK" calcext:value-type="string">
            <text:p>CPU_CLK</text:p>
          </table:table-cell>
          <table:table-cell table:style-name="ce108" table:formula="of:=IF([.J29]=&quot;-&quot;;&quot;&quot;;CONCATENATE(&quot;: &quot;;[.G29];&quot; &quot;;[.J29];&quot;;&quot;))" office:value-type="string" office:string-value=": out std_logic;" calcext:value-type="string">
            <text:p>: out std_logic;</text:p>
          </table:table-cell>
          <table:table-cell table:style-name="ce108" table:formula="of:=IF([.J29]=&quot;-&quot;;&quot;&quot;;CONCATENATE(&quot;-- &quot;;[.F29]))" office:value-type="string" office:string-value="-- Последовательный интерфейс с CPU" calcext:value-type="string">
            <text:p>-- Последовательный интерфейс с CPU</text:p>
          </table:table-cell>
          <table:table-cell table:style-name="ce108" table:formula="of:=IF([.J29]=&quot;-&quot;;&quot;&quot;;IF([.G29]=&quot;in&quot;;&quot;&quot;;CONCATENATE([.K29];&quot; &lt;= &quot;;IF([.E29]=&quot;&quot;;CONCATENATE(&quot;'&quot;;[.H29];&quot;'&quot;);CONCATENATE(&quot;(others=&gt;'&quot;;[.H29];&quot;')&quot;));&quot;;&quot;)))" office:value-type="string" office:string-value="CPU_CLK &lt;= '0';" calcext:value-type="string">
            <text:p>CPU_CLK &lt;= '0';</text:p>
          </table:table-cell>
          <table:table-cell table:style-name="ce108" table:formula="of:=IF([.E29]=&quot;&quot;;CONCATENATE([.C29];[.D29]);CONCATENATE([.C29];[.D29];&quot;[&quot;;[.E29];&quot;]&quot;))" office:value-type="string" office:string-value="CPU_CLK" calcext:value-type="string">
            <text:p>CPU_CLK</text:p>
          </table:table-cell>
          <table:table-cell table:style-name="ce108" table:formula="of:=CONCATENATE(&quot;set_location_assignment PIN_&quot;;[.A29];&quot; -to &quot;;[.O29])" office:value-type="string" office:string-value="set_location_assignment PIN_136 -to CPU_CLK" calcext:value-type="string">
            <text:p>set_location_assignment PIN_136 -to CPU_CLK</text:p>
          </table:table-cell>
          <table:table-cell table:style-name="ce110" table:formula="of:=IF([.J29]=&quot;-&quot;;&quot;&quot;;CONCATENATE(&quot;set_instance_assignment -name IO_STANDARD &quot;&quot;&quot;;[.I29];&quot;&quot;&quot; -to &quot;;[.C29]))" office:value-type="string" office:string-value="set_instance_assignment -name IO_STANDARD &quot;&quot; -to CPU_CLK" calcext:value-type="string">
            <text:p>set_instance_assignment -name IO_STANDARD "" -to CPU_CLK</text:p>
          </table:table-cell>
          <table:table-cell table:formula="of:=IF([.A29]=&quot;&quot;;&quot;&quot;;CONCATENATE(&quot;NET &quot;&quot;&quot;;[.O29];&quot;&quot;&quot; LOC = &quot;;[.A29];&quot;;&quot;))" office:value-type="string" office:string-value="NET &quot;CPU_CLK&quot; LOC = 136;" calcext:value-type="string">
            <text:p>NET "CPU_CLK" LOC = 136;</text:p>
          </table:table-cell>
          <table:table-cell table:formula="of:=IF([.I29]=&quot;&quot;;&quot;&quot;;CONCATENATE(&quot;NET &quot;&quot;&quot;;[.O29];&quot;&quot;&quot; IOSTANDARD = &quot;;[.I29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37</text:p>
          </table:table-cell>
          <table:table-cell office:value-type="string" calcext:value-type="string">
            <text:p>RFS-HDLC</text:p>
          </table:table-cell>
          <table:table-cell office:value-type="string" calcext:value-type="string">
            <text:p>CPU_FS</text:p>
          </table:table-cell>
          <table:table-cell table:number-columns-repeated="2"/>
          <table:table-cell office:value-type="string" calcext:value-type="string">
            <text:p>Последовательный интерфейс с CPU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30]=&quot;&quot;;&quot;std_logic&quot;;IF([.E30]&lt;[.E31];&quot;-&quot;;CONCATENATE(&quot;std_logic_vector ( &quot;;[.E30];&quot; downto 0 )&quot;)))" office:value-type="string" office:string-value="std_logic" calcext:value-type="string">
            <text:p>std_logic</text:p>
          </table:table-cell>
          <table:table-cell table:style-name="ce108" table:formula="of:=IF([.J30]=&quot;-&quot;;&quot;&quot;;CONCATENATE([.C30];[.D30]))" office:value-type="string" office:string-value="CPU_FS" calcext:value-type="string">
            <text:p>CPU_FS</text:p>
          </table:table-cell>
          <table:table-cell table:style-name="ce108" table:formula="of:=IF([.J30]=&quot;-&quot;;&quot;&quot;;CONCATENATE(&quot;: &quot;;[.G30];&quot; &quot;;[.J30];&quot;;&quot;))" office:value-type="string" office:string-value=": out std_logic;" calcext:value-type="string">
            <text:p>: out std_logic;</text:p>
          </table:table-cell>
          <table:table-cell table:style-name="ce108" table:formula="of:=IF([.J30]=&quot;-&quot;;&quot;&quot;;CONCATENATE(&quot;-- &quot;;[.F30]))" office:value-type="string" office:string-value="-- Последовательный интерфейс с CPU" calcext:value-type="string">
            <text:p>-- Последовательный интерфейс с CPU</text:p>
          </table:table-cell>
          <table:table-cell table:style-name="ce108" table:formula="of:=IF([.J30]=&quot;-&quot;;&quot;&quot;;IF([.G30]=&quot;in&quot;;&quot;&quot;;CONCATENATE([.K30];&quot; &lt;= &quot;;IF([.E30]=&quot;&quot;;CONCATENATE(&quot;'&quot;;[.H30];&quot;'&quot;);CONCATENATE(&quot;(others=&gt;'&quot;;[.H30];&quot;')&quot;));&quot;;&quot;)))" office:value-type="string" office:string-value="CPU_FS &lt;= '0';" calcext:value-type="string">
            <text:p>CPU_FS &lt;= '0';</text:p>
          </table:table-cell>
          <table:table-cell table:style-name="ce108" table:formula="of:=IF([.E30]=&quot;&quot;;CONCATENATE([.C30];[.D30]);CONCATENATE([.C30];[.D30];&quot;[&quot;;[.E30];&quot;]&quot;))" office:value-type="string" office:string-value="CPU_FS" calcext:value-type="string">
            <text:p>CPU_FS</text:p>
          </table:table-cell>
          <table:table-cell table:style-name="ce108" table:formula="of:=CONCATENATE(&quot;set_location_assignment PIN_&quot;;[.A30];&quot; -to &quot;;[.O30])" office:value-type="string" office:string-value="set_location_assignment PIN_137 -to CPU_FS" calcext:value-type="string">
            <text:p>set_location_assignment PIN_137 -to CPU_FS</text:p>
          </table:table-cell>
          <table:table-cell table:style-name="ce110" table:formula="of:=IF([.J30]=&quot;-&quot;;&quot;&quot;;CONCATENATE(&quot;set_instance_assignment -name IO_STANDARD &quot;&quot;&quot;;[.I30];&quot;&quot;&quot; -to &quot;;[.C30]))" office:value-type="string" office:string-value="set_instance_assignment -name IO_STANDARD &quot;&quot; -to CPU_FS" calcext:value-type="string">
            <text:p>set_instance_assignment -name IO_STANDARD "" -to CPU_FS</text:p>
          </table:table-cell>
          <table:table-cell table:formula="of:=IF([.A30]=&quot;&quot;;&quot;&quot;;CONCATENATE(&quot;NET &quot;&quot;&quot;;[.O30];&quot;&quot;&quot; LOC = &quot;;[.A30];&quot;;&quot;))" office:value-type="string" office:string-value="NET &quot;CPU_FS&quot; LOC = 137;" calcext:value-type="string">
            <text:p>NET "CPU_FS" LOC = 137;</text:p>
          </table:table-cell>
          <table:table-cell table:formula="of:=IF([.I30]=&quot;&quot;;&quot;&quot;;CONCATENATE(&quot;NET &quot;&quot;&quot;;[.O30];&quot;&quot;&quot; IOSTANDARD = &quot;;[.I30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41</text:p>
          </table:table-cell>
          <table:table-cell office:value-type="string" calcext:value-type="string">
            <text:p>DR0-HDLC</text:p>
          </table:table-cell>
          <table:table-cell office:value-type="string" calcext:value-type="string">
            <text:p>CPU_D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Последовательный интерфейс с CPU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31]=&quot;&quot;;&quot;std_logic&quot;;IF([.E31]&lt;[.E32];&quot;-&quot;;CONCATENATE(&quot;std_logic_vector ( &quot;;[.E31];&quot; downto 0 )&quot;)))" office:value-type="string" office:string-value="-" calcext:value-type="string">
            <text:p>-</text:p>
          </table:table-cell>
          <table:table-cell table:style-name="ce108" table:formula="of:=IF([.J31]=&quot;-&quot;;&quot;&quot;;CONCATENATE([.C31];[.D31]))">
            <text:p/>
          </table:table-cell>
          <table:table-cell table:style-name="ce108" table:formula="of:=IF([.J31]=&quot;-&quot;;&quot;&quot;;CONCATENATE(&quot;: &quot;;[.G31];&quot; &quot;;[.J31];&quot;;&quot;))">
            <text:p/>
          </table:table-cell>
          <table:table-cell table:style-name="ce108" table:formula="of:=IF([.J31]=&quot;-&quot;;&quot;&quot;;CONCATENATE(&quot;-- &quot;;[.F31]))">
            <text:p/>
          </table:table-cell>
          <table:table-cell table:style-name="ce108" table:formula="of:=IF([.J31]=&quot;-&quot;;&quot;&quot;;IF([.G31]=&quot;in&quot;;&quot;&quot;;CONCATENATE([.K31];&quot; &lt;= &quot;;IF([.E31]=&quot;&quot;;CONCATENATE(&quot;'&quot;;[.H31];&quot;'&quot;);CONCATENATE(&quot;(others=&gt;'&quot;;[.H31];&quot;')&quot;));&quot;;&quot;)))">
            <text:p/>
          </table:table-cell>
          <table:table-cell table:style-name="ce108" table:formula="of:=IF([.E31]=&quot;&quot;;CONCATENATE([.C31];[.D31]);CONCATENATE([.C31];[.D31];&quot;[&quot;;[.E31];&quot;]&quot;))" office:value-type="string" office:string-value="CPU_DT[0]" calcext:value-type="string">
            <text:p>CPU_DT[0]</text:p>
          </table:table-cell>
          <table:table-cell table:style-name="ce108" table:formula="of:=CONCATENATE(&quot;set_location_assignment PIN_&quot;;[.A31];&quot; -to &quot;;[.O31])" office:value-type="string" office:string-value="set_location_assignment PIN_141 -to CPU_DT[0]" calcext:value-type="string">
            <text:p>set_location_assignment PIN_141 -to CPU_DT[0]</text:p>
          </table:table-cell>
          <table:table-cell table:style-name="ce110" table:formula="of:=IF([.J31]=&quot;-&quot;;&quot;&quot;;CONCATENATE(&quot;set_instance_assignment -name IO_STANDARD &quot;&quot;&quot;;[.I31];&quot;&quot;&quot; -to &quot;;[.C31]))">
            <text:p/>
          </table:table-cell>
          <table:table-cell table:formula="of:=IF([.A31]=&quot;&quot;;&quot;&quot;;CONCATENATE(&quot;NET &quot;&quot;&quot;;[.O31];&quot;&quot;&quot; LOC = &quot;;[.A31];&quot;;&quot;))" office:value-type="string" office:string-value="NET &quot;CPU_DT[0]&quot; LOC = 141;" calcext:value-type="string">
            <text:p>NET "CPU_DT[0]" LOC = 141;</text:p>
          </table:table-cell>
          <table:table-cell table:formula="of:=IF([.I31]=&quot;&quot;;&quot;&quot;;CONCATENATE(&quot;NET &quot;&quot;&quot;;[.O31];&quot;&quot;&quot; IOSTANDARD = &quot;;[.I31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33</text:p>
          </table:table-cell>
          <table:table-cell office:value-type="string" calcext:value-type="string">
            <text:p>DR1-HDLC</text:p>
          </table:table-cell>
          <table:table-cell office:value-type="string" calcext:value-type="string">
            <text:p>CPU_D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Последовательный интерфейс с CPU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32]=&quot;&quot;;&quot;std_logic&quot;;IF([.E32]&lt;[.E33];&quot;-&quot;;CONCATENATE(&quot;std_logic_vector ( &quot;;[.E32];&quot; downto 0 )&quot;)))" office:value-type="string" office:string-value="-" calcext:value-type="string">
            <text:p>-</text:p>
          </table:table-cell>
          <table:table-cell table:style-name="ce108" table:formula="of:=IF([.J32]=&quot;-&quot;;&quot;&quot;;CONCATENATE([.C32];[.D32]))">
            <text:p/>
          </table:table-cell>
          <table:table-cell table:style-name="ce108" table:formula="of:=IF([.J32]=&quot;-&quot;;&quot;&quot;;CONCATENATE(&quot;: &quot;;[.G32];&quot; &quot;;[.J32];&quot;;&quot;))">
            <text:p/>
          </table:table-cell>
          <table:table-cell table:style-name="ce108" table:formula="of:=IF([.J32]=&quot;-&quot;;&quot;&quot;;CONCATENATE(&quot;-- &quot;;[.F32]))">
            <text:p/>
          </table:table-cell>
          <table:table-cell table:style-name="ce108" table:formula="of:=IF([.J32]=&quot;-&quot;;&quot;&quot;;IF([.G32]=&quot;in&quot;;&quot;&quot;;CONCATENATE([.K32];&quot; &lt;= &quot;;IF([.E32]=&quot;&quot;;CONCATENATE(&quot;'&quot;;[.H32];&quot;'&quot;);CONCATENATE(&quot;(others=&gt;'&quot;;[.H32];&quot;')&quot;));&quot;;&quot;)))">
            <text:p/>
          </table:table-cell>
          <table:table-cell table:style-name="ce108" table:formula="of:=IF([.E32]=&quot;&quot;;CONCATENATE([.C32];[.D32]);CONCATENATE([.C32];[.D32];&quot;[&quot;;[.E32];&quot;]&quot;))" office:value-type="string" office:string-value="CPU_DT[1]" calcext:value-type="string">
            <text:p>CPU_DT[1]</text:p>
          </table:table-cell>
          <table:table-cell table:style-name="ce108" table:formula="of:=CONCATENATE(&quot;set_location_assignment PIN_&quot;;[.A32];&quot; -to &quot;;[.O32])" office:value-type="string" office:string-value="set_location_assignment PIN_133 -to CPU_DT[1]" calcext:value-type="string">
            <text:p>set_location_assignment PIN_133 -to CPU_DT[1]</text:p>
          </table:table-cell>
          <table:table-cell table:style-name="ce110" table:formula="of:=IF([.J32]=&quot;-&quot;;&quot;&quot;;CONCATENATE(&quot;set_instance_assignment -name IO_STANDARD &quot;&quot;&quot;;[.I32];&quot;&quot;&quot; -to &quot;;[.C32]))">
            <text:p/>
          </table:table-cell>
          <table:table-cell table:formula="of:=IF([.A32]=&quot;&quot;;&quot;&quot;;CONCATENATE(&quot;NET &quot;&quot;&quot;;[.O32];&quot;&quot;&quot; LOC = &quot;;[.A32];&quot;;&quot;))" office:value-type="string" office:string-value="NET &quot;CPU_DT[1]&quot; LOC = 133;" calcext:value-type="string">
            <text:p>NET "CPU_DT[1]" LOC = 133;</text:p>
          </table:table-cell>
          <table:table-cell table:formula="of:=IF([.I32]=&quot;&quot;;&quot;&quot;;CONCATENATE(&quot;NET &quot;&quot;&quot;;[.O32];&quot;&quot;&quot; IOSTANDARD = &quot;;[.I32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21</text:p>
          </table:table-cell>
          <table:table-cell office:value-type="string" calcext:value-type="string">
            <text:p>DR2-HDLC</text:p>
          </table:table-cell>
          <table:table-cell office:value-type="string" calcext:value-type="string">
            <text:p>CPU_D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Последовательный интерфейс с CPU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33]=&quot;&quot;;&quot;std_logic&quot;;IF([.E33]&lt;[.E34];&quot;-&quot;;CONCATENATE(&quot;std_logic_vector ( &quot;;[.E33];&quot; downto 0 )&quot;)))" office:value-type="string" office:string-value="std_logic_vector ( 2 downto 0 )" calcext:value-type="string">
            <text:p>std_logic_vector ( 2 downto 0 )</text:p>
          </table:table-cell>
          <table:table-cell table:style-name="ce108" table:formula="of:=IF([.J33]=&quot;-&quot;;&quot;&quot;;CONCATENATE([.C33];[.D33]))" office:value-type="string" office:string-value="CPU_DT" calcext:value-type="string">
            <text:p>CPU_DT</text:p>
          </table:table-cell>
          <table:table-cell table:style-name="ce108" table:formula="of:=IF([.J33]=&quot;-&quot;;&quot;&quot;;CONCATENATE(&quot;: &quot;;[.G33];&quot; &quot;;[.J33];&quot;;&quot;))" office:value-type="string" office:string-value=": out std_logic_vector ( 2 downto 0 );" calcext:value-type="string">
            <text:p>: out std_logic_vector ( 2 downto 0 );</text:p>
          </table:table-cell>
          <table:table-cell table:style-name="ce108" table:formula="of:=IF([.J33]=&quot;-&quot;;&quot;&quot;;CONCATENATE(&quot;-- &quot;;[.F33]))" office:value-type="string" office:string-value="-- Последовательный интерфейс с CPU" calcext:value-type="string">
            <text:p>-- Последовательный интерфейс с CPU</text:p>
          </table:table-cell>
          <table:table-cell table:style-name="ce108" table:formula="of:=IF([.J33]=&quot;-&quot;;&quot;&quot;;IF([.G33]=&quot;in&quot;;&quot;&quot;;CONCATENATE([.K33];&quot; &lt;= &quot;;IF([.E33]=&quot;&quot;;CONCATENATE(&quot;'&quot;;[.H33];&quot;'&quot;);CONCATENATE(&quot;(others=&gt;'&quot;;[.H33];&quot;')&quot;));&quot;;&quot;)))" office:value-type="string" office:string-value="CPU_DT &lt;= (others=&gt;'0');" calcext:value-type="string">
            <text:p>CPU_DT &lt;= (others=&gt;'0');</text:p>
          </table:table-cell>
          <table:table-cell table:style-name="ce108" table:formula="of:=IF([.E33]=&quot;&quot;;CONCATENATE([.C33];[.D33]);CONCATENATE([.C33];[.D33];&quot;[&quot;;[.E33];&quot;]&quot;))" office:value-type="string" office:string-value="CPU_DT[2]" calcext:value-type="string">
            <text:p>CPU_DT[2]</text:p>
          </table:table-cell>
          <table:table-cell table:style-name="ce108" table:formula="of:=CONCATENATE(&quot;set_location_assignment PIN_&quot;;[.A33];&quot; -to &quot;;[.O33])" office:value-type="string" office:string-value="set_location_assignment PIN_121 -to CPU_DT[2]" calcext:value-type="string">
            <text:p>set_location_assignment PIN_121 -to CPU_DT[2]</text:p>
          </table:table-cell>
          <table:table-cell table:style-name="ce110" table:formula="of:=IF([.J33]=&quot;-&quot;;&quot;&quot;;CONCATENATE(&quot;set_instance_assignment -name IO_STANDARD &quot;&quot;&quot;;[.I33];&quot;&quot;&quot; -to &quot;;[.C33]))" office:value-type="string" office:string-value="set_instance_assignment -name IO_STANDARD &quot;&quot; -to CPU_DT" calcext:value-type="string">
            <text:p>set_instance_assignment -name IO_STANDARD "" -to CPU_DT</text:p>
          </table:table-cell>
          <table:table-cell table:formula="of:=IF([.A33]=&quot;&quot;;&quot;&quot;;CONCATENATE(&quot;NET &quot;&quot;&quot;;[.O33];&quot;&quot;&quot; LOC = &quot;;[.A33];&quot;;&quot;))" office:value-type="string" office:string-value="NET &quot;CPU_DT[2]&quot; LOC = 121;" calcext:value-type="string">
            <text:p>NET "CPU_DT[2]" LOC = 121;</text:p>
          </table:table-cell>
          <table:table-cell table:formula="of:=IF([.I33]=&quot;&quot;;&quot;&quot;;CONCATENATE(&quot;NET &quot;&quot;&quot;;[.O33];&quot;&quot;&quot; IOSTANDARD = &quot;;[.I33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39</text:p>
          </table:table-cell>
          <table:table-cell office:value-type="string" calcext:value-type="string">
            <text:p>DT0-HDLC</text:p>
          </table:table-cell>
          <table:table-cell office:value-type="string" calcext:value-type="string">
            <text:p>CPU_D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Последовательный интерфейс с CPU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34]=&quot;&quot;;&quot;std_logic&quot;;IF([.E34]&lt;[.E35];&quot;-&quot;;CONCATENATE(&quot;std_logic_vector ( &quot;;[.E34];&quot; downto 0 )&quot;)))" office:value-type="string" office:string-value="-" calcext:value-type="string">
            <text:p>-</text:p>
          </table:table-cell>
          <table:table-cell table:style-name="ce108" table:formula="of:=IF([.J34]=&quot;-&quot;;&quot;&quot;;CONCATENATE([.C34];[.D34]))">
            <text:p/>
          </table:table-cell>
          <table:table-cell table:style-name="ce108" table:formula="of:=IF([.J34]=&quot;-&quot;;&quot;&quot;;CONCATENATE(&quot;: &quot;;[.G34];&quot; &quot;;[.J34];&quot;;&quot;))">
            <text:p/>
          </table:table-cell>
          <table:table-cell table:style-name="ce108" table:formula="of:=IF([.J34]=&quot;-&quot;;&quot;&quot;;CONCATENATE(&quot;-- &quot;;[.F34]))">
            <text:p/>
          </table:table-cell>
          <table:table-cell table:style-name="ce108" table:formula="of:=IF([.J34]=&quot;-&quot;;&quot;&quot;;IF([.G34]=&quot;in&quot;;&quot;&quot;;CONCATENATE([.K34];&quot; &lt;= &quot;;IF([.E34]=&quot;&quot;;CONCATENATE(&quot;'&quot;;[.H34];&quot;'&quot;);CONCATENATE(&quot;(others=&gt;'&quot;;[.H34];&quot;')&quot;));&quot;;&quot;)))">
            <text:p/>
          </table:table-cell>
          <table:table-cell table:style-name="ce108" table:formula="of:=IF([.E34]=&quot;&quot;;CONCATENATE([.C34];[.D34]);CONCATENATE([.C34];[.D34];&quot;[&quot;;[.E34];&quot;]&quot;))" office:value-type="string" office:string-value="CPU_DR[0]" calcext:value-type="string">
            <text:p>CPU_DR[0]</text:p>
          </table:table-cell>
          <table:table-cell table:style-name="ce108" table:formula="of:=CONCATENATE(&quot;set_location_assignment PIN_&quot;;[.A34];&quot; -to &quot;;[.O34])" office:value-type="string" office:string-value="set_location_assignment PIN_139 -to CPU_DR[0]" calcext:value-type="string">
            <text:p>set_location_assignment PIN_139 -to CPU_DR[0]</text:p>
          </table:table-cell>
          <table:table-cell table:style-name="ce110" table:formula="of:=IF([.J34]=&quot;-&quot;;&quot;&quot;;CONCATENATE(&quot;set_instance_assignment -name IO_STANDARD &quot;&quot;&quot;;[.I34];&quot;&quot;&quot; -to &quot;;[.C34]))">
            <text:p/>
          </table:table-cell>
          <table:table-cell table:formula="of:=IF([.A34]=&quot;&quot;;&quot;&quot;;CONCATENATE(&quot;NET &quot;&quot;&quot;;[.O34];&quot;&quot;&quot; LOC = &quot;;[.A34];&quot;;&quot;))" office:value-type="string" office:string-value="NET &quot;CPU_DR[0]&quot; LOC = 139;" calcext:value-type="string">
            <text:p>NET "CPU_DR[0]" LOC = 139;</text:p>
          </table:table-cell>
          <table:table-cell table:formula="of:=IF([.I34]=&quot;&quot;;&quot;&quot;;CONCATENATE(&quot;NET &quot;&quot;&quot;;[.O34];&quot;&quot;&quot; IOSTANDARD = &quot;;[.I34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32</text:p>
          </table:table-cell>
          <table:table-cell office:value-type="string" calcext:value-type="string">
            <text:p>DT1-HDLC</text:p>
          </table:table-cell>
          <table:table-cell office:value-type="string" calcext:value-type="string">
            <text:p>CPU_D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Последовательный интерфейс с CPU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35]=&quot;&quot;;&quot;std_logic&quot;;IF([.E35]&lt;[.E36];&quot;-&quot;;CONCATENATE(&quot;std_logic_vector ( &quot;;[.E35];&quot; downto 0 )&quot;)))" office:value-type="string" office:string-value="-" calcext:value-type="string">
            <text:p>-</text:p>
          </table:table-cell>
          <table:table-cell table:style-name="ce108" table:formula="of:=IF([.J35]=&quot;-&quot;;&quot;&quot;;CONCATENATE([.C35];[.D35]))">
            <text:p/>
          </table:table-cell>
          <table:table-cell table:style-name="ce108" table:formula="of:=IF([.J35]=&quot;-&quot;;&quot;&quot;;CONCATENATE(&quot;: &quot;;[.G35];&quot; &quot;;[.J35];&quot;;&quot;))">
            <text:p/>
          </table:table-cell>
          <table:table-cell table:style-name="ce108" table:formula="of:=IF([.J35]=&quot;-&quot;;&quot;&quot;;CONCATENATE(&quot;-- &quot;;[.F35]))">
            <text:p/>
          </table:table-cell>
          <table:table-cell table:style-name="ce108" table:formula="of:=IF([.J35]=&quot;-&quot;;&quot;&quot;;IF([.G35]=&quot;in&quot;;&quot;&quot;;CONCATENATE([.K35];&quot; &lt;= &quot;;IF([.E35]=&quot;&quot;;CONCATENATE(&quot;'&quot;;[.H35];&quot;'&quot;);CONCATENATE(&quot;(others=&gt;'&quot;;[.H35];&quot;')&quot;));&quot;;&quot;)))">
            <text:p/>
          </table:table-cell>
          <table:table-cell table:style-name="ce108" table:formula="of:=IF([.E35]=&quot;&quot;;CONCATENATE([.C35];[.D35]);CONCATENATE([.C35];[.D35];&quot;[&quot;;[.E35];&quot;]&quot;))" office:value-type="string" office:string-value="CPU_DR[1]" calcext:value-type="string">
            <text:p>CPU_DR[1]</text:p>
          </table:table-cell>
          <table:table-cell table:style-name="ce108" table:formula="of:=CONCATENATE(&quot;set_location_assignment PIN_&quot;;[.A35];&quot; -to &quot;;[.O35])" office:value-type="string" office:string-value="set_location_assignment PIN_132 -to CPU_DR[1]" calcext:value-type="string">
            <text:p>set_location_assignment PIN_132 -to CPU_DR[1]</text:p>
          </table:table-cell>
          <table:table-cell table:style-name="ce110" table:formula="of:=IF([.J35]=&quot;-&quot;;&quot;&quot;;CONCATENATE(&quot;set_instance_assignment -name IO_STANDARD &quot;&quot;&quot;;[.I35];&quot;&quot;&quot; -to &quot;;[.C35]))">
            <text:p/>
          </table:table-cell>
          <table:table-cell table:formula="of:=IF([.A35]=&quot;&quot;;&quot;&quot;;CONCATENATE(&quot;NET &quot;&quot;&quot;;[.O35];&quot;&quot;&quot; LOC = &quot;;[.A35];&quot;;&quot;))" office:value-type="string" office:string-value="NET &quot;CPU_DR[1]&quot; LOC = 132;" calcext:value-type="string">
            <text:p>NET "CPU_DR[1]" LOC = 132;</text:p>
          </table:table-cell>
          <table:table-cell table:formula="of:=IF([.I35]=&quot;&quot;;&quot;&quot;;CONCATENATE(&quot;NET &quot;&quot;&quot;;[.O35];&quot;&quot;&quot; IOSTANDARD = &quot;;[.I35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20</text:p>
          </table:table-cell>
          <table:table-cell office:value-type="string" calcext:value-type="string">
            <text:p>DT2-HDLC</text:p>
          </table:table-cell>
          <table:table-cell office:value-type="string" calcext:value-type="string">
            <text:p>CPU_D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Последовательный интерфейс с CPU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36]=&quot;&quot;;&quot;std_logic&quot;;IF([.E36]&lt;[.E37];&quot;-&quot;;CONCATENATE(&quot;std_logic_vector ( &quot;;[.E36];&quot; downto 0 )&quot;)))" office:value-type="string" office:string-value="std_logic_vector ( 2 downto 0 )" calcext:value-type="string">
            <text:p>std_logic_vector ( 2 downto 0 )</text:p>
          </table:table-cell>
          <table:table-cell table:style-name="ce108" table:formula="of:=IF([.J36]=&quot;-&quot;;&quot;&quot;;CONCATENATE([.C36];[.D36]))" office:value-type="string" office:string-value="CPU_DR" calcext:value-type="string">
            <text:p>CPU_DR</text:p>
          </table:table-cell>
          <table:table-cell table:style-name="ce108" table:formula="of:=IF([.J36]=&quot;-&quot;;&quot;&quot;;CONCATENATE(&quot;: &quot;;[.G36];&quot; &quot;;[.J36];&quot;;&quot;))" office:value-type="string" office:string-value=": in std_logic_vector ( 2 downto 0 );" calcext:value-type="string">
            <text:p>: in std_logic_vector ( 2 downto 0 );</text:p>
          </table:table-cell>
          <table:table-cell table:style-name="ce108" table:formula="of:=IF([.J36]=&quot;-&quot;;&quot;&quot;;CONCATENATE(&quot;-- &quot;;[.F36]))" office:value-type="string" office:string-value="-- Последовательный интерфейс с CPU" calcext:value-type="string">
            <text:p>-- Последовательный интерфейс с CPU</text:p>
          </table:table-cell>
          <table:table-cell table:style-name="ce108" table:formula="of:=IF([.J36]=&quot;-&quot;;&quot;&quot;;IF([.G36]=&quot;in&quot;;&quot;&quot;;CONCATENATE([.K36];&quot; &lt;= &quot;;IF([.E36]=&quot;&quot;;CONCATENATE(&quot;'&quot;;[.H36];&quot;'&quot;);CONCATENATE(&quot;(others=&gt;'&quot;;[.H36];&quot;')&quot;));&quot;;&quot;)))">
            <text:p/>
          </table:table-cell>
          <table:table-cell table:style-name="ce108" table:formula="of:=IF([.E36]=&quot;&quot;;CONCATENATE([.C36];[.D36]);CONCATENATE([.C36];[.D36];&quot;[&quot;;[.E36];&quot;]&quot;))" office:value-type="string" office:string-value="CPU_DR[2]" calcext:value-type="string">
            <text:p>CPU_DR[2]</text:p>
          </table:table-cell>
          <table:table-cell table:style-name="ce108" table:formula="of:=CONCATENATE(&quot;set_location_assignment PIN_&quot;;[.A36];&quot; -to &quot;;[.O36])" office:value-type="string" office:string-value="set_location_assignment PIN_120 -to CPU_DR[2]" calcext:value-type="string">
            <text:p>set_location_assignment PIN_120 -to CPU_DR[2]</text:p>
          </table:table-cell>
          <table:table-cell table:style-name="ce110" table:formula="of:=IF([.J36]=&quot;-&quot;;&quot;&quot;;CONCATENATE(&quot;set_instance_assignment -name IO_STANDARD &quot;&quot;&quot;;[.I36];&quot;&quot;&quot; -to &quot;;[.C36]))" office:value-type="string" office:string-value="set_instance_assignment -name IO_STANDARD &quot;&quot; -to CPU_DR" calcext:value-type="string">
            <text:p>set_instance_assignment -name IO_STANDARD "" -to CPU_DR</text:p>
          </table:table-cell>
          <table:table-cell table:formula="of:=IF([.A36]=&quot;&quot;;&quot;&quot;;CONCATENATE(&quot;NET &quot;&quot;&quot;;[.O36];&quot;&quot;&quot; LOC = &quot;;[.A36];&quot;;&quot;))" office:value-type="string" office:string-value="NET &quot;CPU_DR[2]&quot; LOC = 120;" calcext:value-type="string">
            <text:p>NET "CPU_DR[2]" LOC = 120;</text:p>
          </table:table-cell>
          <table:table-cell table:formula="of:=IF([.I36]=&quot;&quot;;&quot;&quot;;CONCATENATE(&quot;NET &quot;&quot;&quot;;[.O36];&quot;&quot;&quot; IOSTANDARD = &quot;;[.I36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34</text:p>
          </table:table-cell>
          <table:table-cell office:value-type="string" calcext:value-type="string">
            <text:p>-TSC</text:p>
          </table:table-cell>
          <table:table-cell office:value-type="string" calcext:value-type="string">
            <text:p>CPU_TCS</text:p>
          </table:table-cell>
          <table:table-cell table:number-columns-repeated="2"/>
          <table:table-cell office:value-type="string" calcext:value-type="string">
            <text:p>Последовательный интерфейс с CPU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37]=&quot;&quot;;&quot;std_logic&quot;;IF([.E37]&lt;[.E38];&quot;-&quot;;CONCATENATE(&quot;std_logic_vector ( &quot;;[.E37];&quot; downto 0 )&quot;)))" office:value-type="string" office:string-value="std_logic" calcext:value-type="string">
            <text:p>std_logic</text:p>
          </table:table-cell>
          <table:table-cell table:style-name="ce108" table:formula="of:=IF([.J37]=&quot;-&quot;;&quot;&quot;;CONCATENATE([.C37];[.D37]))" office:value-type="string" office:string-value="CPU_TCS" calcext:value-type="string">
            <text:p>CPU_TCS</text:p>
          </table:table-cell>
          <table:table-cell table:style-name="ce108" table:formula="of:=IF([.J37]=&quot;-&quot;;&quot;&quot;;CONCATENATE(&quot;: &quot;;[.G37];&quot; &quot;;[.J37];&quot;;&quot;))" office:value-type="string" office:string-value=": in std_logic;" calcext:value-type="string">
            <text:p>: in std_logic;</text:p>
          </table:table-cell>
          <table:table-cell table:style-name="ce108" table:formula="of:=IF([.J37]=&quot;-&quot;;&quot;&quot;;CONCATENATE(&quot;-- &quot;;[.F37]))" office:value-type="string" office:string-value="-- Последовательный интерфейс с CPU" calcext:value-type="string">
            <text:p>-- Последовательный интерфейс с CPU</text:p>
          </table:table-cell>
          <table:table-cell table:style-name="ce108" table:formula="of:=IF([.J37]=&quot;-&quot;;&quot;&quot;;IF([.G37]=&quot;in&quot;;&quot;&quot;;CONCATENATE([.K37];&quot; &lt;= &quot;;IF([.E37]=&quot;&quot;;CONCATENATE(&quot;'&quot;;[.H37];&quot;'&quot;);CONCATENATE(&quot;(others=&gt;'&quot;;[.H37];&quot;')&quot;));&quot;;&quot;)))">
            <text:p/>
          </table:table-cell>
          <table:table-cell table:style-name="ce108" table:formula="of:=IF([.E37]=&quot;&quot;;CONCATENATE([.C37];[.D37]);CONCATENATE([.C37];[.D37];&quot;[&quot;;[.E37];&quot;]&quot;))" office:value-type="string" office:string-value="CPU_TCS" calcext:value-type="string">
            <text:p>CPU_TCS</text:p>
          </table:table-cell>
          <table:table-cell table:style-name="ce108" table:formula="of:=CONCATENATE(&quot;set_location_assignment PIN_&quot;;[.A37];&quot; -to &quot;;[.O37])" office:value-type="string" office:string-value="set_location_assignment PIN_134 -to CPU_TCS" calcext:value-type="string">
            <text:p>set_location_assignment PIN_134 -to CPU_TCS</text:p>
          </table:table-cell>
          <table:table-cell table:style-name="ce110" table:formula="of:=IF([.J37]=&quot;-&quot;;&quot;&quot;;CONCATENATE(&quot;set_instance_assignment -name IO_STANDARD &quot;&quot;&quot;;[.I37];&quot;&quot;&quot; -to &quot;;[.C37]))" office:value-type="string" office:string-value="set_instance_assignment -name IO_STANDARD &quot;&quot; -to CPU_TCS" calcext:value-type="string">
            <text:p>set_instance_assignment -name IO_STANDARD "" -to CPU_TCS</text:p>
          </table:table-cell>
          <table:table-cell table:formula="of:=IF([.A37]=&quot;&quot;;&quot;&quot;;CONCATENATE(&quot;NET &quot;&quot;&quot;;[.O37];&quot;&quot;&quot; LOC = &quot;;[.A37];&quot;;&quot;))" office:value-type="string" office:string-value="NET &quot;CPU_TCS&quot; LOC = 134;" calcext:value-type="string">
            <text:p>NET "CPU_TCS" LOC = 134;</text:p>
          </table:table-cell>
          <table:table-cell table:formula="of:=IF([.I37]=&quot;&quot;;&quot;&quot;;CONCATENATE(&quot;NET &quot;&quot;&quot;;[.O37];&quot;&quot;&quot; IOSTANDARD = &quot;;[.I37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27</text:p>
          </table:table-cell>
          <table:table-cell office:value-type="string" calcext:value-type="string">
            <text:p>+SPARK-DT</text:p>
          </table:table-cell>
          <table:table-cell office:value-type="string" calcext:value-type="string">
            <text:p>SPARK_DT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Спарка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38]=&quot;&quot;;&quot;std_logic&quot;;IF([.E38]&lt;[.E39];&quot;-&quot;;CONCATENATE(&quot;std_logic_vector ( &quot;;[.E38];&quot; downto 0 )&quot;)))" office:value-type="string" office:string-value="std_logic" calcext:value-type="string">
            <text:p>std_logic</text:p>
          </table:table-cell>
          <table:table-cell table:style-name="ce108" table:formula="of:=IF([.J38]=&quot;-&quot;;&quot;&quot;;CONCATENATE([.C38];[.D38]))" office:value-type="string" office:string-value="SPARK_DTp" calcext:value-type="string">
            <text:p>SPARK_DTp</text:p>
          </table:table-cell>
          <table:table-cell table:style-name="ce108" table:formula="of:=IF([.J38]=&quot;-&quot;;&quot;&quot;;CONCATENATE(&quot;: &quot;;[.G38];&quot; &quot;;[.J38];&quot;;&quot;))" office:value-type="string" office:string-value=": out std_logic;" calcext:value-type="string">
            <text:p>: out std_logic;</text:p>
          </table:table-cell>
          <table:table-cell table:style-name="ce108" table:formula="of:=IF([.J38]=&quot;-&quot;;&quot;&quot;;CONCATENATE(&quot;-- &quot;;[.F38]))" office:value-type="string" office:string-value="-- Спарка" calcext:value-type="string">
            <text:p>-- Спарка</text:p>
          </table:table-cell>
          <table:table-cell table:style-name="ce108" table:formula="of:=IF([.J38]=&quot;-&quot;;&quot;&quot;;IF([.G38]=&quot;in&quot;;&quot;&quot;;CONCATENATE([.K38];&quot; &lt;= &quot;;IF([.E38]=&quot;&quot;;CONCATENATE(&quot;'&quot;;[.H38];&quot;'&quot;);CONCATENATE(&quot;(others=&gt;'&quot;;[.H38];&quot;')&quot;));&quot;;&quot;)))" office:value-type="string" office:string-value="SPARK_DTp &lt;= '0';" calcext:value-type="string">
            <text:p>SPARK_DTp &lt;= '0';</text:p>
          </table:table-cell>
          <table:table-cell table:style-name="ce108" table:formula="of:=IF([.E38]=&quot;&quot;;CONCATENATE([.C38];[.D38]);CONCATENATE([.C38];[.D38];&quot;[&quot;;[.E38];&quot;]&quot;))" office:value-type="string" office:string-value="SPARK_DTp" calcext:value-type="string">
            <text:p>SPARK_DTp</text:p>
          </table:table-cell>
          <table:table-cell table:style-name="ce108" table:formula="of:=CONCATENATE(&quot;set_location_assignment PIN_&quot;;[.A38];&quot; -to &quot;;[.O38])" office:value-type="string" office:string-value="set_location_assignment PIN_27 -to SPARK_DTp" calcext:value-type="string">
            <text:p>set_location_assignment PIN_27 -to SPARK_DTp</text:p>
          </table:table-cell>
          <table:table-cell table:style-name="ce110" table:formula="of:=IF([.J38]=&quot;-&quot;;&quot;&quot;;CONCATENATE(&quot;set_instance_assignment -name IO_STANDARD &quot;&quot;&quot;;[.I38];&quot;&quot;&quot; -to &quot;;[.C38]))" office:value-type="string" office:string-value="set_instance_assignment -name IO_STANDARD &quot;&quot; -to SPARK_DT" calcext:value-type="string">
            <text:p>set_instance_assignment -name IO_STANDARD "" -to SPARK_DT</text:p>
          </table:table-cell>
          <table:table-cell table:formula="of:=IF([.A38]=&quot;&quot;;&quot;&quot;;CONCATENATE(&quot;NET &quot;&quot;&quot;;[.O38];&quot;&quot;&quot; LOC = &quot;;[.A38];&quot;;&quot;))" office:value-type="string" office:string-value="NET &quot;SPARK_DTp&quot; LOC = 27;" calcext:value-type="string">
            <text:p>NET "SPARK_DTp" LOC = 27;</text:p>
          </table:table-cell>
          <table:table-cell table:formula="of:=IF([.I38]=&quot;&quot;;&quot;&quot;;CONCATENATE(&quot;NET &quot;&quot;&quot;;[.O38];&quot;&quot;&quot; IOSTANDARD = &quot;;[.I38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8</text:p>
          </table:table-cell>
          <table:table-cell office:value-type="string" calcext:value-type="string">
            <text:p>-SPARK-DT</text:p>
          </table:table-cell>
          <table:table-cell office:value-type="string" calcext:value-type="string">
            <text:p>SPARK_D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Спарка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39]=&quot;&quot;;&quot;std_logic&quot;;IF([.E39]&lt;[.E40];&quot;-&quot;;CONCATENATE(&quot;std_logic_vector ( &quot;;[.E39];&quot; downto 0 )&quot;)))" office:value-type="string" office:string-value="std_logic" calcext:value-type="string">
            <text:p>std_logic</text:p>
          </table:table-cell>
          <table:table-cell table:style-name="ce108" table:formula="of:=IF([.J39]=&quot;-&quot;;&quot;&quot;;CONCATENATE([.C39];[.D39]))" office:value-type="string" office:string-value="SPARK_DTn" calcext:value-type="string">
            <text:p>SPARK_DTn</text:p>
          </table:table-cell>
          <table:table-cell table:style-name="ce108" table:formula="of:=IF([.J39]=&quot;-&quot;;&quot;&quot;;CONCATENATE(&quot;: &quot;;[.G39];&quot; &quot;;[.J39];&quot;;&quot;))" office:value-type="string" office:string-value=": out std_logic;" calcext:value-type="string">
            <text:p>: out std_logic;</text:p>
          </table:table-cell>
          <table:table-cell table:style-name="ce108" table:formula="of:=IF([.J39]=&quot;-&quot;;&quot;&quot;;CONCATENATE(&quot;-- &quot;;[.F39]))" office:value-type="string" office:string-value="-- Спарка" calcext:value-type="string">
            <text:p>-- Спарка</text:p>
          </table:table-cell>
          <table:table-cell table:style-name="ce108" table:formula="of:=IF([.J39]=&quot;-&quot;;&quot;&quot;;IF([.G39]=&quot;in&quot;;&quot;&quot;;CONCATENATE([.K39];&quot; &lt;= &quot;;IF([.E39]=&quot;&quot;;CONCATENATE(&quot;'&quot;;[.H39];&quot;'&quot;);CONCATENATE(&quot;(others=&gt;'&quot;;[.H39];&quot;')&quot;));&quot;;&quot;)))" office:value-type="string" office:string-value="SPARK_DTn &lt;= '0';" calcext:value-type="string">
            <text:p>SPARK_DTn &lt;= '0';</text:p>
          </table:table-cell>
          <table:table-cell table:style-name="ce108" table:formula="of:=IF([.E39]=&quot;&quot;;CONCATENATE([.C39];[.D39]);CONCATENATE([.C39];[.D39];&quot;[&quot;;[.E39];&quot;]&quot;))" office:value-type="string" office:string-value="SPARK_DTn" calcext:value-type="string">
            <text:p>SPARK_DTn</text:p>
          </table:table-cell>
          <table:table-cell table:style-name="ce108" table:formula="of:=CONCATENATE(&quot;set_location_assignment PIN_&quot;;[.A39];&quot; -to &quot;;[.O39])" office:value-type="string" office:string-value="set_location_assignment PIN_8 -to SPARK_DTn" calcext:value-type="string">
            <text:p>set_location_assignment PIN_8 -to SPARK_DTn</text:p>
          </table:table-cell>
          <table:table-cell table:style-name="ce110" table:formula="of:=IF([.J39]=&quot;-&quot;;&quot;&quot;;CONCATENATE(&quot;set_instance_assignment -name IO_STANDARD &quot;&quot;&quot;;[.I39];&quot;&quot;&quot; -to &quot;;[.C39]))" office:value-type="string" office:string-value="set_instance_assignment -name IO_STANDARD &quot;&quot; -to SPARK_DT" calcext:value-type="string">
            <text:p>set_instance_assignment -name IO_STANDARD "" -to SPARK_DT</text:p>
          </table:table-cell>
          <table:table-cell table:formula="of:=IF([.A39]=&quot;&quot;;&quot;&quot;;CONCATENATE(&quot;NET &quot;&quot;&quot;;[.O39];&quot;&quot;&quot; LOC = &quot;;[.A39];&quot;;&quot;))" office:value-type="string" office:string-value="NET &quot;SPARK_DTn&quot; LOC = 8;" calcext:value-type="string">
            <text:p>NET "SPARK_DTn" LOC = 8;</text:p>
          </table:table-cell>
          <table:table-cell table:formula="of:=IF([.I39]=&quot;&quot;;&quot;&quot;;CONCATENATE(&quot;NET &quot;&quot;&quot;;[.O39];&quot;&quot;&quot; IOSTANDARD = &quot;;[.I39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24</text:p>
          </table:table-cell>
          <table:table-cell office:value-type="string" calcext:value-type="string">
            <text:p>SPARK-DR</text:p>
          </table:table-cell>
          <table:table-cell office:value-type="string" calcext:value-type="string">
            <text:p>SPARK_DR</text:p>
          </table:table-cell>
          <table:table-cell table:number-columns-repeated="2"/>
          <table:table-cell office:value-type="string" calcext:value-type="string">
            <text:p>Спарка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40]=&quot;&quot;;&quot;std_logic&quot;;IF([.E40]&lt;[.E41];&quot;-&quot;;CONCATENATE(&quot;std_logic_vector ( &quot;;[.E40];&quot; downto 0 )&quot;)))" office:value-type="string" office:string-value="std_logic" calcext:value-type="string">
            <text:p>std_logic</text:p>
          </table:table-cell>
          <table:table-cell table:style-name="ce108" table:formula="of:=IF([.J40]=&quot;-&quot;;&quot;&quot;;CONCATENATE([.C40];[.D40]))" office:value-type="string" office:string-value="SPARK_DR" calcext:value-type="string">
            <text:p>SPARK_DR</text:p>
          </table:table-cell>
          <table:table-cell table:style-name="ce108" table:formula="of:=IF([.J40]=&quot;-&quot;;&quot;&quot;;CONCATENATE(&quot;: &quot;;[.G40];&quot; &quot;;[.J40];&quot;;&quot;))" office:value-type="string" office:string-value=": in std_logic;" calcext:value-type="string">
            <text:p>: in std_logic;</text:p>
          </table:table-cell>
          <table:table-cell table:style-name="ce108" table:formula="of:=IF([.J40]=&quot;-&quot;;&quot;&quot;;CONCATENATE(&quot;-- &quot;;[.F40]))" office:value-type="string" office:string-value="-- Спарка" calcext:value-type="string">
            <text:p>-- Спарка</text:p>
          </table:table-cell>
          <table:table-cell table:style-name="ce108" table:formula="of:=IF([.J40]=&quot;-&quot;;&quot;&quot;;IF([.G40]=&quot;in&quot;;&quot;&quot;;CONCATENATE([.K40];&quot; &lt;= &quot;;IF([.E40]=&quot;&quot;;CONCATENATE(&quot;'&quot;;[.H40];&quot;'&quot;);CONCATENATE(&quot;(others=&gt;'&quot;;[.H40];&quot;')&quot;));&quot;;&quot;)))">
            <text:p/>
          </table:table-cell>
          <table:table-cell table:style-name="ce108" table:formula="of:=IF([.E40]=&quot;&quot;;CONCATENATE([.C40];[.D40]);CONCATENATE([.C40];[.D40];&quot;[&quot;;[.E40];&quot;]&quot;))" office:value-type="string" office:string-value="SPARK_DR" calcext:value-type="string">
            <text:p>SPARK_DR</text:p>
          </table:table-cell>
          <table:table-cell table:style-name="ce108" table:formula="of:=CONCATENATE(&quot;set_location_assignment PIN_&quot;;[.A40];&quot; -to &quot;;[.O40])" office:value-type="string" office:string-value="set_location_assignment PIN_24 -to SPARK_DR" calcext:value-type="string">
            <text:p>set_location_assignment PIN_24 -to SPARK_DR</text:p>
          </table:table-cell>
          <table:table-cell table:style-name="ce110" table:formula="of:=IF([.J40]=&quot;-&quot;;&quot;&quot;;CONCATENATE(&quot;set_instance_assignment -name IO_STANDARD &quot;&quot;&quot;;[.I40];&quot;&quot;&quot; -to &quot;;[.C40]))" office:value-type="string" office:string-value="set_instance_assignment -name IO_STANDARD &quot;&quot; -to SPARK_DR" calcext:value-type="string">
            <text:p>set_instance_assignment -name IO_STANDARD "" -to SPARK_DR</text:p>
          </table:table-cell>
          <table:table-cell table:formula="of:=IF([.A40]=&quot;&quot;;&quot;&quot;;CONCATENATE(&quot;NET &quot;&quot;&quot;;[.O40];&quot;&quot;&quot; LOC = &quot;;[.A40];&quot;;&quot;))" office:value-type="string" office:string-value="NET &quot;SPARK_DR&quot; LOC = 24;" calcext:value-type="string">
            <text:p>NET "SPARK_DR" LOC = 24;</text:p>
          </table:table-cell>
          <table:table-cell table:formula="of:=IF([.I40]=&quot;&quot;;&quot;&quot;;CONCATENATE(&quot;NET &quot;&quot;&quot;;[.O40];&quot;&quot;&quot; IOSTANDARD = &quot;;[.I40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28</text:p>
          </table:table-cell>
          <table:table-cell office:value-type="string" calcext:value-type="string">
            <text:p>SPARK-FS</text:p>
          </table:table-cell>
          <table:table-cell office:value-type="string" calcext:value-type="string">
            <text:p>SPARK_FS</text:p>
          </table:table-cell>
          <table:table-cell table:number-columns-repeated="2"/>
          <table:table-cell office:value-type="string" calcext:value-type="string">
            <text:p>Спарка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41]=&quot;&quot;;&quot;std_logic&quot;;IF([.E41]&lt;[.E42];&quot;-&quot;;CONCATENATE(&quot;std_logic_vector ( &quot;;[.E41];&quot; downto 0 )&quot;)))" office:value-type="string" office:string-value="std_logic" calcext:value-type="string">
            <text:p>std_logic</text:p>
          </table:table-cell>
          <table:table-cell table:style-name="ce108" table:formula="of:=IF([.J41]=&quot;-&quot;;&quot;&quot;;CONCATENATE([.C41];[.D41]))" office:value-type="string" office:string-value="SPARK_FS" calcext:value-type="string">
            <text:p>SPARK_FS</text:p>
          </table:table-cell>
          <table:table-cell table:style-name="ce108" table:formula="of:=IF([.J41]=&quot;-&quot;;&quot;&quot;;CONCATENATE(&quot;: &quot;;[.G41];&quot; &quot;;[.J41];&quot;;&quot;))" office:value-type="string" office:string-value=": in std_logic;" calcext:value-type="string">
            <text:p>: in std_logic;</text:p>
          </table:table-cell>
          <table:table-cell table:style-name="ce108" table:formula="of:=IF([.J41]=&quot;-&quot;;&quot;&quot;;CONCATENATE(&quot;-- &quot;;[.F41]))" office:value-type="string" office:string-value="-- Спарка" calcext:value-type="string">
            <text:p>-- Спарка</text:p>
          </table:table-cell>
          <table:table-cell table:style-name="ce108" table:formula="of:=IF([.J41]=&quot;-&quot;;&quot;&quot;;IF([.G41]=&quot;in&quot;;&quot;&quot;;CONCATENATE([.K41];&quot; &lt;= &quot;;IF([.E41]=&quot;&quot;;CONCATENATE(&quot;'&quot;;[.H41];&quot;'&quot;);CONCATENATE(&quot;(others=&gt;'&quot;;[.H41];&quot;')&quot;));&quot;;&quot;)))">
            <text:p/>
          </table:table-cell>
          <table:table-cell table:style-name="ce108" table:formula="of:=IF([.E41]=&quot;&quot;;CONCATENATE([.C41];[.D41]);CONCATENATE([.C41];[.D41];&quot;[&quot;;[.E41];&quot;]&quot;))" office:value-type="string" office:string-value="SPARK_FS" calcext:value-type="string">
            <text:p>SPARK_FS</text:p>
          </table:table-cell>
          <table:table-cell table:style-name="ce108" table:formula="of:=CONCATENATE(&quot;set_location_assignment PIN_&quot;;[.A41];&quot; -to &quot;;[.O41])" office:value-type="string" office:string-value="set_location_assignment PIN_28 -to SPARK_FS" calcext:value-type="string">
            <text:p>set_location_assignment PIN_28 -to SPARK_FS</text:p>
          </table:table-cell>
          <table:table-cell table:style-name="ce110" table:formula="of:=IF([.J41]=&quot;-&quot;;&quot;&quot;;CONCATENATE(&quot;set_instance_assignment -name IO_STANDARD &quot;&quot;&quot;;[.I41];&quot;&quot;&quot; -to &quot;;[.C41]))" office:value-type="string" office:string-value="set_instance_assignment -name IO_STANDARD &quot;&quot; -to SPARK_FS" calcext:value-type="string">
            <text:p>set_instance_assignment -name IO_STANDARD "" -to SPARK_FS</text:p>
          </table:table-cell>
          <table:table-cell table:formula="of:=IF([.A41]=&quot;&quot;;&quot;&quot;;CONCATENATE(&quot;NET &quot;&quot;&quot;;[.O41];&quot;&quot;&quot; LOC = &quot;;[.A41];&quot;;&quot;))" office:value-type="string" office:string-value="NET &quot;SPARK_FS&quot; LOC = 28;" calcext:value-type="string">
            <text:p>NET "SPARK_FS" LOC = 28;</text:p>
          </table:table-cell>
          <table:table-cell table:formula="of:=IF([.I41]=&quot;&quot;;&quot;&quot;;CONCATENATE(&quot;NET &quot;&quot;&quot;;[.O41];&quot;&quot;&quot; IOSTANDARD = &quot;;[.I41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7</text:p>
          </table:table-cell>
          <table:table-cell office:value-type="string" calcext:value-type="string">
            <text:p>BUS-CLKA</text:p>
          </table:table-cell>
          <table:table-cell office:value-type="string" calcext:value-type="string">
            <text:p>MASTER_CLK</text:p>
          </table:table-cell>
          <table:table-cell table:number-columns-repeated="2"/>
          <table:table-cell office:value-type="string" calcext:value-type="string">
            <text:p>Шина станции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42]=&quot;&quot;;&quot;std_logic&quot;;IF([.E42]&lt;[.E43];&quot;-&quot;;CONCATENATE(&quot;std_logic_vector ( &quot;;[.E42];&quot; downto 0 )&quot;)))" office:value-type="string" office:string-value="std_logic" calcext:value-type="string">
            <text:p>std_logic</text:p>
          </table:table-cell>
          <table:table-cell table:style-name="ce108" table:formula="of:=IF([.J42]=&quot;-&quot;;&quot;&quot;;CONCATENATE([.C42];[.D42]))" office:value-type="string" office:string-value="MASTER_CLK" calcext:value-type="string">
            <text:p>MASTER_CLK</text:p>
          </table:table-cell>
          <table:table-cell table:style-name="ce108" table:formula="of:=IF([.J42]=&quot;-&quot;;&quot;&quot;;CONCATENATE(&quot;: &quot;;[.G42];&quot; &quot;;[.J42];&quot;;&quot;))" office:value-type="string" office:string-value=": in std_logic;" calcext:value-type="string">
            <text:p>: in std_logic;</text:p>
          </table:table-cell>
          <table:table-cell table:style-name="ce108" table:formula="of:=IF([.J42]=&quot;-&quot;;&quot;&quot;;CONCATENATE(&quot;-- &quot;;[.F42]))" office:value-type="string" office:string-value="-- Шина станции" calcext:value-type="string">
            <text:p>-- Шина станции</text:p>
          </table:table-cell>
          <table:table-cell table:style-name="ce108" table:formula="of:=IF([.J42]=&quot;-&quot;;&quot;&quot;;IF([.G42]=&quot;in&quot;;&quot;&quot;;CONCATENATE([.K42];&quot; &lt;= &quot;;IF([.E42]=&quot;&quot;;CONCATENATE(&quot;'&quot;;[.H42];&quot;'&quot;);CONCATENATE(&quot;(others=&gt;'&quot;;[.H42];&quot;')&quot;));&quot;;&quot;)))">
            <text:p/>
          </table:table-cell>
          <table:table-cell table:style-name="ce108" table:formula="of:=IF([.E42]=&quot;&quot;;CONCATENATE([.C42];[.D42]);CONCATENATE([.C42];[.D42];&quot;[&quot;;[.E42];&quot;]&quot;))" office:value-type="string" office:string-value="MASTER_CLK" calcext:value-type="string">
            <text:p>MASTER_CLK</text:p>
          </table:table-cell>
          <table:table-cell table:style-name="ce108" table:formula="of:=CONCATENATE(&quot;set_location_assignment PIN_&quot;;[.A42];&quot; -to &quot;;[.O42])" office:value-type="string" office:string-value="set_location_assignment PIN_17 -to MASTER_CLK" calcext:value-type="string">
            <text:p>set_location_assignment PIN_17 -to MASTER_CLK</text:p>
          </table:table-cell>
          <table:table-cell table:style-name="ce110" table:formula="of:=IF([.J42]=&quot;-&quot;;&quot;&quot;;CONCATENATE(&quot;set_instance_assignment -name IO_STANDARD &quot;&quot;&quot;;[.I42];&quot;&quot;&quot; -to &quot;;[.C42]))" office:value-type="string" office:string-value="set_instance_assignment -name IO_STANDARD &quot;&quot; -to MASTER_CLK" calcext:value-type="string">
            <text:p>set_instance_assignment -name IO_STANDARD "" -to MASTER_CLK</text:p>
          </table:table-cell>
          <table:table-cell table:formula="of:=IF([.A42]=&quot;&quot;;&quot;&quot;;CONCATENATE(&quot;NET &quot;&quot;&quot;;[.O42];&quot;&quot;&quot; LOC = &quot;;[.A42];&quot;;&quot;))" office:value-type="string" office:string-value="NET &quot;MASTER_CLK&quot; LOC = 17;" calcext:value-type="string">
            <text:p>NET "MASTER_CLK" LOC = 17;</text:p>
          </table:table-cell>
          <table:table-cell table:formula="of:=IF([.I42]=&quot;&quot;;&quot;&quot;;CONCATENATE(&quot;NET &quot;&quot;&quot;;[.O42];&quot;&quot;&quot; IOSTANDARD = &quot;;[.I42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9</text:p>
          </table:table-cell>
          <table:table-cell office:value-type="string" calcext:value-type="string">
            <text:p>BUS-FSA</text:p>
          </table:table-cell>
          <table:table-cell office:value-type="string" calcext:value-type="string">
            <text:p>MASTER_FS</text:p>
          </table:table-cell>
          <table:table-cell table:number-columns-repeated="2"/>
          <table:table-cell office:value-type="string" calcext:value-type="string">
            <text:p>Шина станции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43]=&quot;&quot;;&quot;std_logic&quot;;IF([.E43]&lt;[.E44];&quot;-&quot;;CONCATENATE(&quot;std_logic_vector ( &quot;;[.E43];&quot; downto 0 )&quot;)))" office:value-type="string" office:string-value="std_logic" calcext:value-type="string">
            <text:p>std_logic</text:p>
          </table:table-cell>
          <table:table-cell table:style-name="ce108" table:formula="of:=IF([.J43]=&quot;-&quot;;&quot;&quot;;CONCATENATE([.C43];[.D43]))" office:value-type="string" office:string-value="MASTER_FS" calcext:value-type="string">
            <text:p>MASTER_FS</text:p>
          </table:table-cell>
          <table:table-cell table:style-name="ce108" table:formula="of:=IF([.J43]=&quot;-&quot;;&quot;&quot;;CONCATENATE(&quot;: &quot;;[.G43];&quot; &quot;;[.J43];&quot;;&quot;))" office:value-type="string" office:string-value=": in std_logic;" calcext:value-type="string">
            <text:p>: in std_logic;</text:p>
          </table:table-cell>
          <table:table-cell table:style-name="ce108" table:formula="of:=IF([.J43]=&quot;-&quot;;&quot;&quot;;CONCATENATE(&quot;-- &quot;;[.F43]))" office:value-type="string" office:string-value="-- Шина станции" calcext:value-type="string">
            <text:p>-- Шина станции</text:p>
          </table:table-cell>
          <table:table-cell table:style-name="ce108" table:formula="of:=IF([.J43]=&quot;-&quot;;&quot;&quot;;IF([.G43]=&quot;in&quot;;&quot;&quot;;CONCATENATE([.K43];&quot; &lt;= &quot;;IF([.E43]=&quot;&quot;;CONCATENATE(&quot;'&quot;;[.H43];&quot;'&quot;);CONCATENATE(&quot;(others=&gt;'&quot;;[.H43];&quot;')&quot;));&quot;;&quot;)))">
            <text:p/>
          </table:table-cell>
          <table:table-cell table:style-name="ce108" table:formula="of:=IF([.E43]=&quot;&quot;;CONCATENATE([.C43];[.D43]);CONCATENATE([.C43];[.D43];&quot;[&quot;;[.E43];&quot;]&quot;))" office:value-type="string" office:string-value="MASTER_FS" calcext:value-type="string">
            <text:p>MASTER_FS</text:p>
          </table:table-cell>
          <table:table-cell table:style-name="ce108" table:formula="of:=CONCATENATE(&quot;set_location_assignment PIN_&quot;;[.A43];&quot; -to &quot;;[.O43])" office:value-type="string" office:string-value="set_location_assignment PIN_9 -to MASTER_FS" calcext:value-type="string">
            <text:p>set_location_assignment PIN_9 -to MASTER_FS</text:p>
          </table:table-cell>
          <table:table-cell table:style-name="ce110" table:formula="of:=IF([.J43]=&quot;-&quot;;&quot;&quot;;CONCATENATE(&quot;set_instance_assignment -name IO_STANDARD &quot;&quot;&quot;;[.I43];&quot;&quot;&quot; -to &quot;;[.C43]))" office:value-type="string" office:string-value="set_instance_assignment -name IO_STANDARD &quot;&quot; -to MASTER_FS" calcext:value-type="string">
            <text:p>set_instance_assignment -name IO_STANDARD "" -to MASTER_FS</text:p>
          </table:table-cell>
          <table:table-cell table:formula="of:=IF([.A43]=&quot;&quot;;&quot;&quot;;CONCATENATE(&quot;NET &quot;&quot;&quot;;[.O43];&quot;&quot;&quot; LOC = &quot;;[.A43];&quot;;&quot;))" office:value-type="string" office:string-value="NET &quot;MASTER_FS&quot; LOC = 9;" calcext:value-type="string">
            <text:p>NET "MASTER_FS" LOC = 9;</text:p>
          </table:table-cell>
          <table:table-cell table:formula="of:=IF([.I43]=&quot;&quot;;&quot;&quot;;CONCATENATE(&quot;NET &quot;&quot;&quot;;[.O43];&quot;&quot;&quot; IOSTANDARD = &quot;;[.I43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25</text:p>
          </table:table-cell>
          <table:table-cell office:value-type="string" calcext:value-type="string">
            <text:p>BUS-RXDA</text:p>
          </table:table-cell>
          <table:table-cell office:value-type="string" calcext:value-type="string">
            <text:p>MASTER_RD</text:p>
          </table:table-cell>
          <table:table-cell table:number-columns-repeated="2"/>
          <table:table-cell office:value-type="string" calcext:value-type="string">
            <text:p>Шина станции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44]=&quot;&quot;;&quot;std_logic&quot;;IF([.E44]&lt;[.E45];&quot;-&quot;;CONCATENATE(&quot;std_logic_vector ( &quot;;[.E44];&quot; downto 0 )&quot;)))" office:value-type="string" office:string-value="std_logic" calcext:value-type="string">
            <text:p>std_logic</text:p>
          </table:table-cell>
          <table:table-cell table:style-name="ce108" table:formula="of:=IF([.J44]=&quot;-&quot;;&quot;&quot;;CONCATENATE([.C44];[.D44]))" office:value-type="string" office:string-value="MASTER_RD" calcext:value-type="string">
            <text:p>MASTER_RD</text:p>
          </table:table-cell>
          <table:table-cell table:style-name="ce108" table:formula="of:=IF([.J44]=&quot;-&quot;;&quot;&quot;;CONCATENATE(&quot;: &quot;;[.G44];&quot; &quot;;[.J44];&quot;;&quot;))" office:value-type="string" office:string-value=": in std_logic;" calcext:value-type="string">
            <text:p>: in std_logic;</text:p>
          </table:table-cell>
          <table:table-cell table:style-name="ce108" table:formula="of:=IF([.J44]=&quot;-&quot;;&quot;&quot;;CONCATENATE(&quot;-- &quot;;[.F44]))" office:value-type="string" office:string-value="-- Шина станции" calcext:value-type="string">
            <text:p>-- Шина станции</text:p>
          </table:table-cell>
          <table:table-cell table:style-name="ce108" table:formula="of:=IF([.J44]=&quot;-&quot;;&quot;&quot;;IF([.G44]=&quot;in&quot;;&quot;&quot;;CONCATENATE([.K44];&quot; &lt;= &quot;;IF([.E44]=&quot;&quot;;CONCATENATE(&quot;'&quot;;[.H44];&quot;'&quot;);CONCATENATE(&quot;(others=&gt;'&quot;;[.H44];&quot;')&quot;));&quot;;&quot;)))">
            <text:p/>
          </table:table-cell>
          <table:table-cell table:style-name="ce108" table:formula="of:=IF([.E44]=&quot;&quot;;CONCATENATE([.C44];[.D44]);CONCATENATE([.C44];[.D44];&quot;[&quot;;[.E44];&quot;]&quot;))" office:value-type="string" office:string-value="MASTER_RD" calcext:value-type="string">
            <text:p>MASTER_RD</text:p>
          </table:table-cell>
          <table:table-cell table:style-name="ce108" table:formula="of:=CONCATENATE(&quot;set_location_assignment PIN_&quot;;[.A44];&quot; -to &quot;;[.O44])" office:value-type="string" office:string-value="set_location_assignment PIN_25 -to MASTER_RD" calcext:value-type="string">
            <text:p>set_location_assignment PIN_25 -to MASTER_RD</text:p>
          </table:table-cell>
          <table:table-cell table:style-name="ce110" table:formula="of:=IF([.J44]=&quot;-&quot;;&quot;&quot;;CONCATENATE(&quot;set_instance_assignment -name IO_STANDARD &quot;&quot;&quot;;[.I44];&quot;&quot;&quot; -to &quot;;[.C44]))" office:value-type="string" office:string-value="set_instance_assignment -name IO_STANDARD &quot;&quot; -to MASTER_RD" calcext:value-type="string">
            <text:p>set_instance_assignment -name IO_STANDARD "" -to MASTER_RD</text:p>
          </table:table-cell>
          <table:table-cell table:formula="of:=IF([.A44]=&quot;&quot;;&quot;&quot;;CONCATENATE(&quot;NET &quot;&quot;&quot;;[.O44];&quot;&quot;&quot; LOC = &quot;;[.A44];&quot;;&quot;))" office:value-type="string" office:string-value="NET &quot;MASTER_RD&quot; LOC = 25;" calcext:value-type="string">
            <text:p>NET "MASTER_RD" LOC = 25;</text:p>
          </table:table-cell>
          <table:table-cell table:formula="of:=IF([.I44]=&quot;&quot;;&quot;&quot;;CONCATENATE(&quot;NET &quot;&quot;&quot;;[.O44];&quot;&quot;&quot; IOSTANDARD = &quot;;[.I44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26</text:p>
          </table:table-cell>
          <table:table-cell office:value-type="string" calcext:value-type="string">
            <text:p>BUS-TXDD</text:p>
          </table:table-cell>
          <table:table-cell office:value-type="string" calcext:value-type="string">
            <text:p>MASTER_TD</text:p>
          </table:table-cell>
          <table:table-cell table:number-columns-repeated="2"/>
          <table:table-cell office:value-type="string" calcext:value-type="string">
            <text:p>Шина станции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45]=&quot;&quot;;&quot;std_logic&quot;;IF([.E45]&lt;[.E46];&quot;-&quot;;CONCATENATE(&quot;std_logic_vector ( &quot;;[.E45];&quot; downto 0 )&quot;)))" office:value-type="string" office:string-value="std_logic" calcext:value-type="string">
            <text:p>std_logic</text:p>
          </table:table-cell>
          <table:table-cell table:style-name="ce108" table:formula="of:=IF([.J45]=&quot;-&quot;;&quot;&quot;;CONCATENATE([.C45];[.D45]))" office:value-type="string" office:string-value="MASTER_TD" calcext:value-type="string">
            <text:p>MASTER_TD</text:p>
          </table:table-cell>
          <table:table-cell table:style-name="ce108" table:formula="of:=IF([.J45]=&quot;-&quot;;&quot;&quot;;CONCATENATE(&quot;: &quot;;[.G45];&quot; &quot;;[.J45];&quot;;&quot;))" office:value-type="string" office:string-value=": out std_logic;" calcext:value-type="string">
            <text:p>: out std_logic;</text:p>
          </table:table-cell>
          <table:table-cell table:style-name="ce108" table:formula="of:=IF([.J45]=&quot;-&quot;;&quot;&quot;;CONCATENATE(&quot;-- &quot;;[.F45]))" office:value-type="string" office:string-value="-- Шина станции" calcext:value-type="string">
            <text:p>-- Шина станции</text:p>
          </table:table-cell>
          <table:table-cell table:style-name="ce108" table:formula="of:=IF([.J45]=&quot;-&quot;;&quot;&quot;;IF([.G45]=&quot;in&quot;;&quot;&quot;;CONCATENATE([.K45];&quot; &lt;= &quot;;IF([.E45]=&quot;&quot;;CONCATENATE(&quot;'&quot;;[.H45];&quot;'&quot;);CONCATENATE(&quot;(others=&gt;'&quot;;[.H45];&quot;')&quot;));&quot;;&quot;)))" office:value-type="string" office:string-value="MASTER_TD &lt;= '0';" calcext:value-type="string">
            <text:p>MASTER_TD &lt;= '0';</text:p>
          </table:table-cell>
          <table:table-cell table:style-name="ce108" table:formula="of:=IF([.E45]=&quot;&quot;;CONCATENATE([.C45];[.D45]);CONCATENATE([.C45];[.D45];&quot;[&quot;;[.E45];&quot;]&quot;))" office:value-type="string" office:string-value="MASTER_TD" calcext:value-type="string">
            <text:p>MASTER_TD</text:p>
          </table:table-cell>
          <table:table-cell table:style-name="ce108" table:formula="of:=CONCATENATE(&quot;set_location_assignment PIN_&quot;;[.A45];&quot; -to &quot;;[.O45])" office:value-type="string" office:string-value="set_location_assignment PIN_26 -to MASTER_TD" calcext:value-type="string">
            <text:p>set_location_assignment PIN_26 -to MASTER_TD</text:p>
          </table:table-cell>
          <table:table-cell table:style-name="ce110" table:formula="of:=IF([.J45]=&quot;-&quot;;&quot;&quot;;CONCATENATE(&quot;set_instance_assignment -name IO_STANDARD &quot;&quot;&quot;;[.I45];&quot;&quot;&quot; -to &quot;;[.C45]))" office:value-type="string" office:string-value="set_instance_assignment -name IO_STANDARD &quot;&quot; -to MASTER_TD" calcext:value-type="string">
            <text:p>set_instance_assignment -name IO_STANDARD "" -to MASTER_TD</text:p>
          </table:table-cell>
          <table:table-cell table:formula="of:=IF([.A45]=&quot;&quot;;&quot;&quot;;CONCATENATE(&quot;NET &quot;&quot;&quot;;[.O45];&quot;&quot;&quot; LOC = &quot;;[.A45];&quot;;&quot;))" office:value-type="string" office:string-value="NET &quot;MASTER_TD&quot; LOC = 26;" calcext:value-type="string">
            <text:p>NET "MASTER_TD" LOC = 26;</text:p>
          </table:table-cell>
          <table:table-cell table:formula="of:=IF([.I45]=&quot;&quot;;&quot;&quot;;CONCATENATE(&quot;NET &quot;&quot;&quot;;[.O45];&quot;&quot;&quot; IOSTANDARD = &quot;;[.I45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25</text:p>
          </table:table-cell>
          <table:table-cell office:value-type="string" calcext:value-type="string">
            <text:p>BUS-TXDC</text:p>
          </table:table-cell>
          <table:table-cell office:value-type="string" calcext:value-type="string">
            <text:p>MASTER_T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Шина станции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8" table:formula="of:=IF([.E46]=&quot;&quot;;&quot;std_logic&quot;;IF([.E46]&lt;[.E47];&quot;-&quot;;CONCATENATE(&quot;std_logic_vector ( &quot;;[.E46];&quot; downto 0 )&quot;)))" office:value-type="string" office:string-value="std_logic" calcext:value-type="string">
            <text:p>std_logic</text:p>
          </table:table-cell>
          <table:table-cell table:style-name="ce108" table:formula="of:=IF([.J46]=&quot;-&quot;;&quot;&quot;;CONCATENATE([.C46];[.D46]))" office:value-type="string" office:string-value="MASTER_TEn" calcext:value-type="string">
            <text:p>MASTER_TEn</text:p>
          </table:table-cell>
          <table:table-cell table:style-name="ce108" table:formula="of:=IF([.J46]=&quot;-&quot;;&quot;&quot;;CONCATENATE(&quot;: &quot;;[.G46];&quot; &quot;;[.J46];&quot;;&quot;))" office:value-type="string" office:string-value=": out std_logic;" calcext:value-type="string">
            <text:p>: out std_logic;</text:p>
          </table:table-cell>
          <table:table-cell table:style-name="ce108" table:formula="of:=IF([.J46]=&quot;-&quot;;&quot;&quot;;CONCATENATE(&quot;-- &quot;;[.F46]))" office:value-type="string" office:string-value="-- Шина станции" calcext:value-type="string">
            <text:p>-- Шина станции</text:p>
          </table:table-cell>
          <table:table-cell table:style-name="ce108" table:formula="of:=IF([.J46]=&quot;-&quot;;&quot;&quot;;IF([.G46]=&quot;in&quot;;&quot;&quot;;CONCATENATE([.K46];&quot; &lt;= &quot;;IF([.E46]=&quot;&quot;;CONCATENATE(&quot;'&quot;;[.H46];&quot;'&quot;);CONCATENATE(&quot;(others=&gt;'&quot;;[.H46];&quot;')&quot;));&quot;;&quot;)))" office:value-type="string" office:string-value="MASTER_TEn &lt;= '1';" calcext:value-type="string">
            <text:p>MASTER_TEn &lt;= '1';</text:p>
          </table:table-cell>
          <table:table-cell table:style-name="ce108" table:formula="of:=IF([.E46]=&quot;&quot;;CONCATENATE([.C46];[.D46]);CONCATENATE([.C46];[.D46];&quot;[&quot;;[.E46];&quot;]&quot;))" office:value-type="string" office:string-value="MASTER_TEn" calcext:value-type="string">
            <text:p>MASTER_TEn</text:p>
          </table:table-cell>
          <table:table-cell table:style-name="ce108" table:formula="of:=CONCATENATE(&quot;set_location_assignment PIN_&quot;;[.A46];&quot; -to &quot;;[.O46])" office:value-type="string" office:string-value="set_location_assignment PIN_125 -to MASTER_TEn" calcext:value-type="string">
            <text:p>set_location_assignment PIN_125 -to MASTER_TEn</text:p>
          </table:table-cell>
          <table:table-cell table:style-name="ce110" table:formula="of:=IF([.J46]=&quot;-&quot;;&quot;&quot;;CONCATENATE(&quot;set_instance_assignment -name IO_STANDARD &quot;&quot;&quot;;[.I46];&quot;&quot;&quot; -to &quot;;[.C46]))" office:value-type="string" office:string-value="set_instance_assignment -name IO_STANDARD &quot;&quot; -to MASTER_TE" calcext:value-type="string">
            <text:p>set_instance_assignment -name IO_STANDARD "" -to MASTER_TE</text:p>
          </table:table-cell>
          <table:table-cell table:formula="of:=IF([.A46]=&quot;&quot;;&quot;&quot;;CONCATENATE(&quot;NET &quot;&quot;&quot;;[.O46];&quot;&quot;&quot; LOC = &quot;;[.A46];&quot;;&quot;))" office:value-type="string" office:string-value="NET &quot;MASTER_TEn&quot; LOC = 125;" calcext:value-type="string">
            <text:p>NET "MASTER_TEn" LOC = 125;</text:p>
          </table:table-cell>
          <table:table-cell table:formula="of:=IF([.I46]=&quot;&quot;;&quot;&quot;;CONCATENATE(&quot;NET &quot;&quot;&quot;;[.O46];&quot;&quot;&quot; IOSTANDARD = &quot;;[.I46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8</text:p>
          </table:table-cell>
          <table:table-cell office:value-type="string" calcext:value-type="string">
            <text:p>EXT4-IN</text:p>
          </table:table-cell>
          <table:table-cell office:value-type="string" calcext:value-type="string">
            <text:p>EXT4_IN</text:p>
          </table:table-cell>
          <table:table-cell table:number-columns-repeated="2"/>
          <table:table-cell office:value-type="string" calcext:value-type="string">
            <text:p>Опора 4МГц со станции/на станцию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47]=&quot;&quot;;&quot;std_logic&quot;;IF([.E47]&lt;[.E48];&quot;-&quot;;CONCATENATE(&quot;std_logic_vector ( &quot;;[.E47];&quot; downto 0 )&quot;)))" office:value-type="string" office:string-value="std_logic" calcext:value-type="string">
            <text:p>std_logic</text:p>
          </table:table-cell>
          <table:table-cell table:style-name="ce108" table:formula="of:=IF([.J47]=&quot;-&quot;;&quot;&quot;;CONCATENATE([.C47];[.D47]))" office:value-type="string" office:string-value="EXT4_IN" calcext:value-type="string">
            <text:p>EXT4_IN</text:p>
          </table:table-cell>
          <table:table-cell table:style-name="ce108" table:formula="of:=IF([.J47]=&quot;-&quot;;&quot;&quot;;CONCATENATE(&quot;: &quot;;[.G47];&quot; &quot;;[.J47];&quot;;&quot;))" office:value-type="string" office:string-value=": in std_logic;" calcext:value-type="string">
            <text:p>: in std_logic;</text:p>
          </table:table-cell>
          <table:table-cell table:style-name="ce108" table:formula="of:=IF([.J47]=&quot;-&quot;;&quot;&quot;;CONCATENATE(&quot;-- &quot;;[.F47]))" office:value-type="string" office:string-value="-- Опора 4МГц со станции/на станцию" calcext:value-type="string">
            <text:p>-- Опора 4МГц со станции/на станцию</text:p>
          </table:table-cell>
          <table:table-cell table:style-name="ce108" table:formula="of:=IF([.J47]=&quot;-&quot;;&quot;&quot;;IF([.G47]=&quot;in&quot;;&quot;&quot;;CONCATENATE([.K47];&quot; &lt;= &quot;;IF([.E47]=&quot;&quot;;CONCATENATE(&quot;'&quot;;[.H47];&quot;'&quot;);CONCATENATE(&quot;(others=&gt;'&quot;;[.H47];&quot;')&quot;));&quot;;&quot;)))">
            <text:p/>
          </table:table-cell>
          <table:table-cell table:style-name="ce108" table:formula="of:=IF([.E47]=&quot;&quot;;CONCATENATE([.C47];[.D47]);CONCATENATE([.C47];[.D47];&quot;[&quot;;[.E47];&quot;]&quot;))" office:value-type="string" office:string-value="EXT4_IN" calcext:value-type="string">
            <text:p>EXT4_IN</text:p>
          </table:table-cell>
          <table:table-cell table:style-name="ce108" table:formula="of:=CONCATENATE(&quot;set_location_assignment PIN_&quot;;[.A47];&quot; -to &quot;;[.O47])" office:value-type="string" office:string-value="set_location_assignment PIN_18 -to EXT4_IN" calcext:value-type="string">
            <text:p>set_location_assignment PIN_18 -to EXT4_IN</text:p>
          </table:table-cell>
          <table:table-cell table:style-name="ce110" table:formula="of:=IF([.J47]=&quot;-&quot;;&quot;&quot;;CONCATENATE(&quot;set_instance_assignment -name IO_STANDARD &quot;&quot;&quot;;[.I47];&quot;&quot;&quot; -to &quot;;[.C47]))" office:value-type="string" office:string-value="set_instance_assignment -name IO_STANDARD &quot;&quot; -to EXT4_IN" calcext:value-type="string">
            <text:p>set_instance_assignment -name IO_STANDARD "" -to EXT4_IN</text:p>
          </table:table-cell>
          <table:table-cell table:formula="of:=IF([.A47]=&quot;&quot;;&quot;&quot;;CONCATENATE(&quot;NET &quot;&quot;&quot;;[.O47];&quot;&quot;&quot; LOC = &quot;;[.A47];&quot;;&quot;))" office:value-type="string" office:string-value="NET &quot;EXT4_IN&quot; LOC = 18;" calcext:value-type="string">
            <text:p>NET "EXT4_IN" LOC = 18;</text:p>
          </table:table-cell>
          <table:table-cell table:formula="of:=IF([.I47]=&quot;&quot;;&quot;&quot;;CONCATENATE(&quot;NET &quot;&quot;&quot;;[.O47];&quot;&quot;&quot; IOSTANDARD = &quot;;[.I47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44</text:p>
          </table:table-cell>
          <table:table-cell office:value-type="string" calcext:value-type="string">
            <text:p>E1-4CLK</text:p>
          </table:table-cell>
          <table:table-cell office:value-type="string" calcext:value-type="string">
            <text:p>EXT4_OUT</text:p>
          </table:table-cell>
          <table:table-cell table:number-columns-repeated="2"/>
          <table:table-cell office:value-type="string" calcext:value-type="string">
            <text:p>Опора 4МГц со станции/на станцию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48]=&quot;&quot;;&quot;std_logic&quot;;IF([.E48]&lt;[.E49];&quot;-&quot;;CONCATENATE(&quot;std_logic_vector ( &quot;;[.E48];&quot; downto 0 )&quot;)))" office:value-type="string" office:string-value="std_logic" calcext:value-type="string">
            <text:p>std_logic</text:p>
          </table:table-cell>
          <table:table-cell table:style-name="ce108" table:formula="of:=IF([.J48]=&quot;-&quot;;&quot;&quot;;CONCATENATE([.C48];[.D48]))" office:value-type="string" office:string-value="EXT4_OUT" calcext:value-type="string">
            <text:p>EXT4_OUT</text:p>
          </table:table-cell>
          <table:table-cell table:style-name="ce108" table:formula="of:=IF([.J48]=&quot;-&quot;;&quot;&quot;;CONCATENATE(&quot;: &quot;;[.G48];&quot; &quot;;[.J48];&quot;;&quot;))" office:value-type="string" office:string-value=": out std_logic;" calcext:value-type="string">
            <text:p>: out std_logic;</text:p>
          </table:table-cell>
          <table:table-cell table:style-name="ce108" table:formula="of:=IF([.J48]=&quot;-&quot;;&quot;&quot;;CONCATENATE(&quot;-- &quot;;[.F48]))" office:value-type="string" office:string-value="-- Опора 4МГц со станции/на станцию" calcext:value-type="string">
            <text:p>-- Опора 4МГц со станции/на станцию</text:p>
          </table:table-cell>
          <table:table-cell table:style-name="ce108" table:formula="of:=IF([.J48]=&quot;-&quot;;&quot;&quot;;IF([.G48]=&quot;in&quot;;&quot;&quot;;CONCATENATE([.K48];&quot; &lt;= &quot;;IF([.E48]=&quot;&quot;;CONCATENATE(&quot;'&quot;;[.H48];&quot;'&quot;);CONCATENATE(&quot;(others=&gt;'&quot;;[.H48];&quot;')&quot;));&quot;;&quot;)))" office:value-type="string" office:string-value="EXT4_OUT &lt;= '0';" calcext:value-type="string">
            <text:p>EXT4_OUT &lt;= '0';</text:p>
          </table:table-cell>
          <table:table-cell table:style-name="ce108" table:formula="of:=IF([.E48]=&quot;&quot;;CONCATENATE([.C48];[.D48]);CONCATENATE([.C48];[.D48];&quot;[&quot;;[.E48];&quot;]&quot;))" office:value-type="string" office:string-value="EXT4_OUT" calcext:value-type="string">
            <text:p>EXT4_OUT</text:p>
          </table:table-cell>
          <table:table-cell table:style-name="ce108" table:formula="of:=CONCATENATE(&quot;set_location_assignment PIN_&quot;;[.A48];&quot; -to &quot;;[.O48])" office:value-type="string" office:string-value="set_location_assignment PIN_144 -to EXT4_OUT" calcext:value-type="string">
            <text:p>set_location_assignment PIN_144 -to EXT4_OUT</text:p>
          </table:table-cell>
          <table:table-cell table:style-name="ce110" table:formula="of:=IF([.J48]=&quot;-&quot;;&quot;&quot;;CONCATENATE(&quot;set_instance_assignment -name IO_STANDARD &quot;&quot;&quot;;[.I48];&quot;&quot;&quot; -to &quot;;[.C48]))" office:value-type="string" office:string-value="set_instance_assignment -name IO_STANDARD &quot;&quot; -to EXT4_OUT" calcext:value-type="string">
            <text:p>set_instance_assignment -name IO_STANDARD "" -to EXT4_OUT</text:p>
          </table:table-cell>
          <table:table-cell table:formula="of:=IF([.A48]=&quot;&quot;;&quot;&quot;;CONCATENATE(&quot;NET &quot;&quot;&quot;;[.O48];&quot;&quot;&quot; LOC = &quot;;[.A48];&quot;;&quot;))" office:value-type="string" office:string-value="NET &quot;EXT4_OUT&quot; LOC = 144;" calcext:value-type="string">
            <text:p>NET "EXT4_OUT" LOC = 144;</text:p>
          </table:table-cell>
          <table:table-cell table:formula="of:=IF([.I48]=&quot;&quot;;&quot;&quot;;CONCATENATE(&quot;NET &quot;&quot;&quot;;[.O48];&quot;&quot;&quot; IOSTANDARD = &quot;;[.I48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15</text:p>
          </table:table-cell>
          <table:table-cell office:value-type="string" calcext:value-type="string">
            <text:p>E1-4CON</text:p>
          </table:table-cell>
          <table:table-cell office:value-type="string" calcext:value-type="string">
            <text:p>EXT4_O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Опора 4МГц со станции/на станцию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8" table:formula="of:=IF([.E49]=&quot;&quot;;&quot;std_logic&quot;;IF([.E49]&lt;[.E50];&quot;-&quot;;CONCATENATE(&quot;std_logic_vector ( &quot;;[.E49];&quot; downto 0 )&quot;)))" office:value-type="string" office:string-value="std_logic" calcext:value-type="string">
            <text:p>std_logic</text:p>
          </table:table-cell>
          <table:table-cell table:style-name="ce108" table:formula="of:=IF([.J49]=&quot;-&quot;;&quot;&quot;;CONCATENATE([.C49];[.D49]))" office:value-type="string" office:string-value="EXT4_OEn" calcext:value-type="string">
            <text:p>EXT4_OEn</text:p>
          </table:table-cell>
          <table:table-cell table:style-name="ce108" table:formula="of:=IF([.J49]=&quot;-&quot;;&quot;&quot;;CONCATENATE(&quot;: &quot;;[.G49];&quot; &quot;;[.J49];&quot;;&quot;))" office:value-type="string" office:string-value=": out std_logic;" calcext:value-type="string">
            <text:p>: out std_logic;</text:p>
          </table:table-cell>
          <table:table-cell table:style-name="ce108" table:formula="of:=IF([.J49]=&quot;-&quot;;&quot;&quot;;CONCATENATE(&quot;-- &quot;;[.F49]))" office:value-type="string" office:string-value="-- Опора 4МГц со станции/на станцию" calcext:value-type="string">
            <text:p>-- Опора 4МГц со станции/на станцию</text:p>
          </table:table-cell>
          <table:table-cell table:style-name="ce108" table:formula="of:=IF([.J49]=&quot;-&quot;;&quot;&quot;;IF([.G49]=&quot;in&quot;;&quot;&quot;;CONCATENATE([.K49];&quot; &lt;= &quot;;IF([.E49]=&quot;&quot;;CONCATENATE(&quot;'&quot;;[.H49];&quot;'&quot;);CONCATENATE(&quot;(others=&gt;'&quot;;[.H49];&quot;')&quot;));&quot;;&quot;)))" office:value-type="string" office:string-value="EXT4_OEn &lt;= '1';" calcext:value-type="string">
            <text:p>EXT4_OEn &lt;= '1';</text:p>
          </table:table-cell>
          <table:table-cell table:style-name="ce108" table:formula="of:=IF([.E49]=&quot;&quot;;CONCATENATE([.C49];[.D49]);CONCATENATE([.C49];[.D49];&quot;[&quot;;[.E49];&quot;]&quot;))" office:value-type="string" office:string-value="EXT4_OEn" calcext:value-type="string">
            <text:p>EXT4_OEn</text:p>
          </table:table-cell>
          <table:table-cell table:style-name="ce108" table:formula="of:=CONCATENATE(&quot;set_location_assignment PIN_&quot;;[.A49];&quot; -to &quot;;[.O49])" office:value-type="string" office:string-value="set_location_assignment PIN_115 -to EXT4_OEn" calcext:value-type="string">
            <text:p>set_location_assignment PIN_115 -to EXT4_OEn</text:p>
          </table:table-cell>
          <table:table-cell table:style-name="ce110" table:formula="of:=IF([.J49]=&quot;-&quot;;&quot;&quot;;CONCATENATE(&quot;set_instance_assignment -name IO_STANDARD &quot;&quot;&quot;;[.I49];&quot;&quot;&quot; -to &quot;;[.C49]))" office:value-type="string" office:string-value="set_instance_assignment -name IO_STANDARD &quot;&quot; -to EXT4_OE" calcext:value-type="string">
            <text:p>set_instance_assignment -name IO_STANDARD "" -to EXT4_OE</text:p>
          </table:table-cell>
          <table:table-cell table:formula="of:=IF([.A49]=&quot;&quot;;&quot;&quot;;CONCATENATE(&quot;NET &quot;&quot;&quot;;[.O49];&quot;&quot;&quot; LOC = &quot;;[.A49];&quot;;&quot;))" office:value-type="string" office:string-value="NET &quot;EXT4_OEn&quot; LOC = 115;" calcext:value-type="string">
            <text:p>NET "EXT4_OEn" LOC = 115;</text:p>
          </table:table-cell>
          <table:table-cell table:formula="of:=IF([.I49]=&quot;&quot;;&quot;&quot;;CONCATENATE(&quot;NET &quot;&quot;&quot;;[.O49];&quot;&quot;&quot; IOSTANDARD = &quot;;[.I49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32</text:p>
          </table:table-cell>
          <table:table-cell office:value-type="string" calcext:value-type="string">
            <text:p>4M-GEN</text:p>
          </table:table-cell>
          <table:table-cell office:value-type="string" calcext:value-type="string">
            <text:p>PLL_GEN</text:p>
          </table:table-cell>
          <table:table-cell table:number-columns-repeated="2"/>
          <table:table-cell office:value-type="string" calcext:value-type="string">
            <text:p>Внешний ФАПЧ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50]=&quot;&quot;;&quot;std_logic&quot;;IF([.E50]&lt;[.E51];&quot;-&quot;;CONCATENATE(&quot;std_logic_vector ( &quot;;[.E50];&quot; downto 0 )&quot;)))" office:value-type="string" office:string-value="std_logic" calcext:value-type="string">
            <text:p>std_logic</text:p>
          </table:table-cell>
          <table:table-cell table:style-name="ce108" table:formula="of:=IF([.J50]=&quot;-&quot;;&quot;&quot;;CONCATENATE([.C50];[.D50]))" office:value-type="string" office:string-value="PLL_GEN" calcext:value-type="string">
            <text:p>PLL_GEN</text:p>
          </table:table-cell>
          <table:table-cell table:style-name="ce108" table:formula="of:=IF([.J50]=&quot;-&quot;;&quot;&quot;;CONCATENATE(&quot;: &quot;;[.G50];&quot; &quot;;[.J50];&quot;;&quot;))" office:value-type="string" office:string-value=": out std_logic;" calcext:value-type="string">
            <text:p>: out std_logic;</text:p>
          </table:table-cell>
          <table:table-cell table:style-name="ce108" table:formula="of:=IF([.J50]=&quot;-&quot;;&quot;&quot;;CONCATENATE(&quot;-- &quot;;[.F50]))" office:value-type="string" office:string-value="-- Внешний ФАПЧ" calcext:value-type="string">
            <text:p>-- Внешний ФАПЧ</text:p>
          </table:table-cell>
          <table:table-cell table:style-name="ce108" table:formula="of:=IF([.J50]=&quot;-&quot;;&quot;&quot;;IF([.G50]=&quot;in&quot;;&quot;&quot;;CONCATENATE([.K50];&quot; &lt;= &quot;;IF([.E50]=&quot;&quot;;CONCATENATE(&quot;'&quot;;[.H50];&quot;'&quot;);CONCATENATE(&quot;(others=&gt;'&quot;;[.H50];&quot;')&quot;));&quot;;&quot;)))" office:value-type="string" office:string-value="PLL_GEN &lt;= '0';" calcext:value-type="string">
            <text:p>PLL_GEN &lt;= '0';</text:p>
          </table:table-cell>
          <table:table-cell table:style-name="ce108" table:formula="of:=IF([.E50]=&quot;&quot;;CONCATENATE([.C50];[.D50]);CONCATENATE([.C50];[.D50];&quot;[&quot;;[.E50];&quot;]&quot;))" office:value-type="string" office:string-value="PLL_GEN" calcext:value-type="string">
            <text:p>PLL_GEN</text:p>
          </table:table-cell>
          <table:table-cell table:style-name="ce108" table:formula="of:=CONCATENATE(&quot;set_location_assignment PIN_&quot;;[.A50];&quot; -to &quot;;[.O50])" office:value-type="string" office:string-value="set_location_assignment PIN_32 -to PLL_GEN" calcext:value-type="string">
            <text:p>set_location_assignment PIN_32 -to PLL_GEN</text:p>
          </table:table-cell>
          <table:table-cell table:style-name="ce110" table:formula="of:=IF([.J50]=&quot;-&quot;;&quot;&quot;;CONCATENATE(&quot;set_instance_assignment -name IO_STANDARD &quot;&quot;&quot;;[.I50];&quot;&quot;&quot; -to &quot;;[.C50]))" office:value-type="string" office:string-value="set_instance_assignment -name IO_STANDARD &quot;&quot; -to PLL_GEN" calcext:value-type="string">
            <text:p>set_instance_assignment -name IO_STANDARD "" -to PLL_GEN</text:p>
          </table:table-cell>
          <table:table-cell table:formula="of:=IF([.A50]=&quot;&quot;;&quot;&quot;;CONCATENATE(&quot;NET &quot;&quot;&quot;;[.O50];&quot;&quot;&quot; LOC = &quot;;[.A50];&quot;;&quot;))" office:value-type="string" office:string-value="NET &quot;PLL_GEN&quot; LOC = 32;" calcext:value-type="string">
            <text:p>NET "PLL_GEN" LOC = 32;</text:p>
          </table:table-cell>
          <table:table-cell table:formula="of:=IF([.I50]=&quot;&quot;;&quot;&quot;;CONCATENATE(&quot;NET &quot;&quot;&quot;;[.O50];&quot;&quot;&quot; IOSTANDARD = &quot;;[.I50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31</text:p>
          </table:table-cell>
          <table:table-cell office:value-type="string" calcext:value-type="string">
            <text:p>4M-REF</text:p>
          </table:table-cell>
          <table:table-cell office:value-type="string" calcext:value-type="string">
            <text:p>PLL_REF</text:p>
          </table:table-cell>
          <table:table-cell table:number-columns-repeated="2"/>
          <table:table-cell office:value-type="string" calcext:value-type="string">
            <text:p>Внешний ФАПЧ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51]=&quot;&quot;;&quot;std_logic&quot;;IF([.E51]&lt;[.E52];&quot;-&quot;;CONCATENATE(&quot;std_logic_vector ( &quot;;[.E51];&quot; downto 0 )&quot;)))" office:value-type="string" office:string-value="std_logic" calcext:value-type="string">
            <text:p>std_logic</text:p>
          </table:table-cell>
          <table:table-cell table:style-name="ce108" table:formula="of:=IF([.J51]=&quot;-&quot;;&quot;&quot;;CONCATENATE([.C51];[.D51]))" office:value-type="string" office:string-value="PLL_REF" calcext:value-type="string">
            <text:p>PLL_REF</text:p>
          </table:table-cell>
          <table:table-cell table:style-name="ce108" table:formula="of:=IF([.J51]=&quot;-&quot;;&quot;&quot;;CONCATENATE(&quot;: &quot;;[.G51];&quot; &quot;;[.J51];&quot;;&quot;))" office:value-type="string" office:string-value=": out std_logic;" calcext:value-type="string">
            <text:p>: out std_logic;</text:p>
          </table:table-cell>
          <table:table-cell table:style-name="ce108" table:formula="of:=IF([.J51]=&quot;-&quot;;&quot;&quot;;CONCATENATE(&quot;-- &quot;;[.F51]))" office:value-type="string" office:string-value="-- Внешний ФАПЧ" calcext:value-type="string">
            <text:p>-- Внешний ФАПЧ</text:p>
          </table:table-cell>
          <table:table-cell table:style-name="ce108" table:formula="of:=IF([.J51]=&quot;-&quot;;&quot;&quot;;IF([.G51]=&quot;in&quot;;&quot;&quot;;CONCATENATE([.K51];&quot; &lt;= &quot;;IF([.E51]=&quot;&quot;;CONCATENATE(&quot;'&quot;;[.H51];&quot;'&quot;);CONCATENATE(&quot;(others=&gt;'&quot;;[.H51];&quot;')&quot;));&quot;;&quot;)))" office:value-type="string" office:string-value="PLL_REF &lt;= '0';" calcext:value-type="string">
            <text:p>PLL_REF &lt;= '0';</text:p>
          </table:table-cell>
          <table:table-cell table:style-name="ce108" table:formula="of:=IF([.E51]=&quot;&quot;;CONCATENATE([.C51];[.D51]);CONCATENATE([.C51];[.D51];&quot;[&quot;;[.E51];&quot;]&quot;))" office:value-type="string" office:string-value="PLL_REF" calcext:value-type="string">
            <text:p>PLL_REF</text:p>
          </table:table-cell>
          <table:table-cell table:style-name="ce108" table:formula="of:=CONCATENATE(&quot;set_location_assignment PIN_&quot;;[.A51];&quot; -to &quot;;[.O51])" office:value-type="string" office:string-value="set_location_assignment PIN_31 -to PLL_REF" calcext:value-type="string">
            <text:p>set_location_assignment PIN_31 -to PLL_REF</text:p>
          </table:table-cell>
          <table:table-cell table:style-name="ce110" table:formula="of:=IF([.J51]=&quot;-&quot;;&quot;&quot;;CONCATENATE(&quot;set_instance_assignment -name IO_STANDARD &quot;&quot;&quot;;[.I51];&quot;&quot;&quot; -to &quot;;[.C51]))" office:value-type="string" office:string-value="set_instance_assignment -name IO_STANDARD &quot;&quot; -to PLL_REF" calcext:value-type="string">
            <text:p>set_instance_assignment -name IO_STANDARD "" -to PLL_REF</text:p>
          </table:table-cell>
          <table:table-cell table:formula="of:=IF([.A51]=&quot;&quot;;&quot;&quot;;CONCATENATE(&quot;NET &quot;&quot;&quot;;[.O51];&quot;&quot;&quot; LOC = &quot;;[.A51];&quot;;&quot;))" office:value-type="string" office:string-value="NET &quot;PLL_REF&quot; LOC = 31;" calcext:value-type="string">
            <text:p>NET "PLL_REF" LOC = 31;</text:p>
          </table:table-cell>
          <table:table-cell table:formula="of:=IF([.I51]=&quot;&quot;;&quot;&quot;;CONCATENATE(&quot;NET &quot;&quot;&quot;;[.O51];&quot;&quot;&quot; IOSTANDARD = &quot;;[.I51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22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PLL_IN</text:p>
          </table:table-cell>
          <table:table-cell table:number-columns-repeated="2"/>
          <table:table-cell office:value-type="string" calcext:value-type="string">
            <text:p>Внешний ФАПЧ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52]=&quot;&quot;;&quot;std_logic&quot;;IF([.E52]&lt;[.E53];&quot;-&quot;;CONCATENATE(&quot;std_logic_vector ( &quot;;[.E52];&quot; downto 0 )&quot;)))" office:value-type="string" office:string-value="std_logic" calcext:value-type="string">
            <text:p>std_logic</text:p>
          </table:table-cell>
          <table:table-cell table:style-name="ce108" table:formula="of:=IF([.J52]=&quot;-&quot;;&quot;&quot;;CONCATENATE([.C52];[.D52]))" office:value-type="string" office:string-value="PLL_IN" calcext:value-type="string">
            <text:p>PLL_IN</text:p>
          </table:table-cell>
          <table:table-cell table:style-name="ce108" table:formula="of:=IF([.J52]=&quot;-&quot;;&quot;&quot;;CONCATENATE(&quot;: &quot;;[.G52];&quot; &quot;;[.J52];&quot;;&quot;))" office:value-type="string" office:string-value=": in std_logic;" calcext:value-type="string">
            <text:p>: in std_logic;</text:p>
          </table:table-cell>
          <table:table-cell table:style-name="ce108" table:formula="of:=IF([.J52]=&quot;-&quot;;&quot;&quot;;CONCATENATE(&quot;-- &quot;;[.F52]))" office:value-type="string" office:string-value="-- Внешний ФАПЧ" calcext:value-type="string">
            <text:p>-- Внешний ФАПЧ</text:p>
          </table:table-cell>
          <table:table-cell table:style-name="ce108" table:formula="of:=IF([.J52]=&quot;-&quot;;&quot;&quot;;IF([.G52]=&quot;in&quot;;&quot;&quot;;CONCATENATE([.K52];&quot; &lt;= &quot;;IF([.E52]=&quot;&quot;;CONCATENATE(&quot;'&quot;;[.H52];&quot;'&quot;);CONCATENATE(&quot;(others=&gt;'&quot;;[.H52];&quot;')&quot;));&quot;;&quot;)))">
            <text:p/>
          </table:table-cell>
          <table:table-cell table:style-name="ce108" table:formula="of:=IF([.E52]=&quot;&quot;;CONCATENATE([.C52];[.D52]);CONCATENATE([.C52];[.D52];&quot;[&quot;;[.E52];&quot;]&quot;))" office:value-type="string" office:string-value="PLL_IN" calcext:value-type="string">
            <text:p>PLL_IN</text:p>
          </table:table-cell>
          <table:table-cell table:style-name="ce108" table:formula="of:=CONCATENATE(&quot;set_location_assignment PIN_&quot;;[.A52];&quot; -to &quot;;[.O52])" office:value-type="string" office:string-value="set_location_assignment PIN_22 -to PLL_IN" calcext:value-type="string">
            <text:p>set_location_assignment PIN_22 -to PLL_IN</text:p>
          </table:table-cell>
          <table:table-cell table:style-name="ce110" table:formula="of:=IF([.J52]=&quot;-&quot;;&quot;&quot;;CONCATENATE(&quot;set_instance_assignment -name IO_STANDARD &quot;&quot;&quot;;[.I52];&quot;&quot;&quot; -to &quot;;[.C52]))" office:value-type="string" office:string-value="set_instance_assignment -name IO_STANDARD &quot;&quot; -to PLL_IN" calcext:value-type="string">
            <text:p>set_instance_assignment -name IO_STANDARD "" -to PLL_IN</text:p>
          </table:table-cell>
          <table:table-cell table:formula="of:=IF([.A52]=&quot;&quot;;&quot;&quot;;CONCATENATE(&quot;NET &quot;&quot;&quot;;[.O52];&quot;&quot;&quot; LOC = &quot;;[.A52];&quot;;&quot;))" office:value-type="string" office:string-value="NET &quot;PLL_IN&quot; LOC = 22;" calcext:value-type="string">
            <text:p>NET "PLL_IN" LOC = 22;</text:p>
          </table:table-cell>
          <table:table-cell table:formula="of:=IF([.I52]=&quot;&quot;;&quot;&quot;;CONCATENATE(&quot;NET &quot;&quot;&quot;;[.O52];&quot;&quot;&quot; IOSTANDARD = &quot;;[.I52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22</text:p>
          </table:table-cell>
          <table:table-cell office:value-type="string" calcext:value-type="string">
            <text:p>DDS-CLK</text:p>
          </table:table-cell>
          <table:table-cell office:value-type="string" calcext:value-type="string">
            <text:p>DDS_CLK</text:p>
          </table:table-cell>
          <table:table-cell table:number-columns-repeated="2"/>
          <table:table-cell office:value-type="string" calcext:value-type="string">
            <text:p>Внешний DDS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53]=&quot;&quot;;&quot;std_logic&quot;;IF([.E53]&lt;[.E54];&quot;-&quot;;CONCATENATE(&quot;std_logic_vector ( &quot;;[.E53];&quot; downto 0 )&quot;)))" office:value-type="string" office:string-value="std_logic" calcext:value-type="string">
            <text:p>std_logic</text:p>
          </table:table-cell>
          <table:table-cell table:style-name="ce108" table:formula="of:=IF([.J53]=&quot;-&quot;;&quot;&quot;;CONCATENATE([.C53];[.D53]))" office:value-type="string" office:string-value="DDS_CLK" calcext:value-type="string">
            <text:p>DDS_CLK</text:p>
          </table:table-cell>
          <table:table-cell table:style-name="ce108" table:formula="of:=IF([.J53]=&quot;-&quot;;&quot;&quot;;CONCATENATE(&quot;: &quot;;[.G53];&quot; &quot;;[.J53];&quot;;&quot;))" office:value-type="string" office:string-value=": out std_logic;" calcext:value-type="string">
            <text:p>: out std_logic;</text:p>
          </table:table-cell>
          <table:table-cell table:style-name="ce108" table:formula="of:=IF([.J53]=&quot;-&quot;;&quot;&quot;;CONCATENATE(&quot;-- &quot;;[.F53]))" office:value-type="string" office:string-value="-- Внешний DDS" calcext:value-type="string">
            <text:p>-- Внешний DDS</text:p>
          </table:table-cell>
          <table:table-cell table:style-name="ce108" table:formula="of:=IF([.J53]=&quot;-&quot;;&quot;&quot;;IF([.G53]=&quot;in&quot;;&quot;&quot;;CONCATENATE([.K53];&quot; &lt;= &quot;;IF([.E53]=&quot;&quot;;CONCATENATE(&quot;'&quot;;[.H53];&quot;'&quot;);CONCATENATE(&quot;(others=&gt;'&quot;;[.H53];&quot;')&quot;));&quot;;&quot;)))" office:value-type="string" office:string-value="DDS_CLK &lt;= '0';" calcext:value-type="string">
            <text:p>DDS_CLK &lt;= '0';</text:p>
          </table:table-cell>
          <table:table-cell table:style-name="ce108" table:formula="of:=IF([.E53]=&quot;&quot;;CONCATENATE([.C53];[.D53]);CONCATENATE([.C53];[.D53];&quot;[&quot;;[.E53];&quot;]&quot;))" office:value-type="string" office:string-value="DDS_CLK" calcext:value-type="string">
            <text:p>DDS_CLK</text:p>
          </table:table-cell>
          <table:table-cell table:style-name="ce108" table:formula="of:=CONCATENATE(&quot;set_location_assignment PIN_&quot;;[.A53];&quot; -to &quot;;[.O53])" office:value-type="string" office:string-value="set_location_assignment PIN_122 -to DDS_CLK" calcext:value-type="string">
            <text:p>set_location_assignment PIN_122 -to DDS_CLK</text:p>
          </table:table-cell>
          <table:table-cell table:style-name="ce110" table:formula="of:=IF([.J53]=&quot;-&quot;;&quot;&quot;;CONCATENATE(&quot;set_instance_assignment -name IO_STANDARD &quot;&quot;&quot;;[.I53];&quot;&quot;&quot; -to &quot;;[.C53]))" office:value-type="string" office:string-value="set_instance_assignment -name IO_STANDARD &quot;&quot; -to DDS_CLK" calcext:value-type="string">
            <text:p>set_instance_assignment -name IO_STANDARD "" -to DDS_CLK</text:p>
          </table:table-cell>
          <table:table-cell table:formula="of:=IF([.A53]=&quot;&quot;;&quot;&quot;;CONCATENATE(&quot;NET &quot;&quot;&quot;;[.O53];&quot;&quot;&quot; LOC = &quot;;[.A53];&quot;;&quot;))" office:value-type="string" office:string-value="NET &quot;DDS_CLK&quot; LOC = 122;" calcext:value-type="string">
            <text:p>NET "DDS_CLK" LOC = 122;</text:p>
          </table:table-cell>
          <table:table-cell table:formula="of:=IF([.I53]=&quot;&quot;;&quot;&quot;;CONCATENATE(&quot;NET &quot;&quot;&quot;;[.O53];&quot;&quot;&quot; IOSTANDARD = &quot;;[.I53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26</text:p>
          </table:table-cell>
          <table:table-cell office:value-type="string" calcext:value-type="string">
            <text:p>DDS-DATA</text:p>
          </table:table-cell>
          <table:table-cell office:value-type="string" calcext:value-type="string">
            <text:p>DDS_SDO</text:p>
          </table:table-cell>
          <table:table-cell table:number-columns-repeated="2"/>
          <table:table-cell office:value-type="string" calcext:value-type="string">
            <text:p>Внешний DDS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54]=&quot;&quot;;&quot;std_logic&quot;;IF([.E54]&lt;[.E55];&quot;-&quot;;CONCATENATE(&quot;std_logic_vector ( &quot;;[.E54];&quot; downto 0 )&quot;)))" office:value-type="string" office:string-value="std_logic" calcext:value-type="string">
            <text:p>std_logic</text:p>
          </table:table-cell>
          <table:table-cell table:style-name="ce108" table:formula="of:=IF([.J54]=&quot;-&quot;;&quot;&quot;;CONCATENATE([.C54];[.D54]))" office:value-type="string" office:string-value="DDS_SDO" calcext:value-type="string">
            <text:p>DDS_SDO</text:p>
          </table:table-cell>
          <table:table-cell table:style-name="ce108" table:formula="of:=IF([.J54]=&quot;-&quot;;&quot;&quot;;CONCATENATE(&quot;: &quot;;[.G54];&quot; &quot;;[.J54];&quot;;&quot;))" office:value-type="string" office:string-value=": out std_logic;" calcext:value-type="string">
            <text:p>: out std_logic;</text:p>
          </table:table-cell>
          <table:table-cell table:style-name="ce108" table:formula="of:=IF([.J54]=&quot;-&quot;;&quot;&quot;;CONCATENATE(&quot;-- &quot;;[.F54]))" office:value-type="string" office:string-value="-- Внешний DDS" calcext:value-type="string">
            <text:p>-- Внешний DDS</text:p>
          </table:table-cell>
          <table:table-cell table:style-name="ce108" table:formula="of:=IF([.J54]=&quot;-&quot;;&quot;&quot;;IF([.G54]=&quot;in&quot;;&quot;&quot;;CONCATENATE([.K54];&quot; &lt;= &quot;;IF([.E54]=&quot;&quot;;CONCATENATE(&quot;'&quot;;[.H54];&quot;'&quot;);CONCATENATE(&quot;(others=&gt;'&quot;;[.H54];&quot;')&quot;));&quot;;&quot;)))" office:value-type="string" office:string-value="DDS_SDO &lt;= '0';" calcext:value-type="string">
            <text:p>DDS_SDO &lt;= '0';</text:p>
          </table:table-cell>
          <table:table-cell table:style-name="ce108" table:formula="of:=IF([.E54]=&quot;&quot;;CONCATENATE([.C54];[.D54]);CONCATENATE([.C54];[.D54];&quot;[&quot;;[.E54];&quot;]&quot;))" office:value-type="string" office:string-value="DDS_SDO" calcext:value-type="string">
            <text:p>DDS_SDO</text:p>
          </table:table-cell>
          <table:table-cell table:style-name="ce108" table:formula="of:=CONCATENATE(&quot;set_location_assignment PIN_&quot;;[.A54];&quot; -to &quot;;[.O54])" office:value-type="string" office:string-value="set_location_assignment PIN_126 -to DDS_SDO" calcext:value-type="string">
            <text:p>set_location_assignment PIN_126 -to DDS_SDO</text:p>
          </table:table-cell>
          <table:table-cell table:style-name="ce110" table:formula="of:=IF([.J54]=&quot;-&quot;;&quot;&quot;;CONCATENATE(&quot;set_instance_assignment -name IO_STANDARD &quot;&quot;&quot;;[.I54];&quot;&quot;&quot; -to &quot;;[.C54]))" office:value-type="string" office:string-value="set_instance_assignment -name IO_STANDARD &quot;&quot; -to DDS_SDO" calcext:value-type="string">
            <text:p>set_instance_assignment -name IO_STANDARD "" -to DDS_SDO</text:p>
          </table:table-cell>
          <table:table-cell table:formula="of:=IF([.A54]=&quot;&quot;;&quot;&quot;;CONCATENATE(&quot;NET &quot;&quot;&quot;;[.O54];&quot;&quot;&quot; LOC = &quot;;[.A54];&quot;;&quot;))" office:value-type="string" office:string-value="NET &quot;DDS_SDO&quot; LOC = 126;" calcext:value-type="string">
            <text:p>NET "DDS_SDO" LOC = 126;</text:p>
          </table:table-cell>
          <table:table-cell table:formula="of:=IF([.I54]=&quot;&quot;;&quot;&quot;;CONCATENATE(&quot;NET &quot;&quot;&quot;;[.O54];&quot;&quot;&quot; IOSTANDARD = &quot;;[.I54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29</text:p>
          </table:table-cell>
          <table:table-cell office:value-type="string" calcext:value-type="string">
            <text:p>DDS-SYNC</text:p>
          </table:table-cell>
          <table:table-cell office:value-type="string" calcext:value-type="string">
            <text:p>DDS_SYNC</text:p>
          </table:table-cell>
          <table:table-cell table:number-columns-repeated="2"/>
          <table:table-cell office:value-type="string" calcext:value-type="string">
            <text:p>Внешний DDS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8" table:formula="of:=IF([.E55]=&quot;&quot;;&quot;std_logic&quot;;IF([.E55]&lt;[.E56];&quot;-&quot;;CONCATENATE(&quot;std_logic_vector ( &quot;;[.E55];&quot; downto 0 )&quot;)))" office:value-type="string" office:string-value="std_logic" calcext:value-type="string">
            <text:p>std_logic</text:p>
          </table:table-cell>
          <table:table-cell table:style-name="ce108" table:formula="of:=IF([.J55]=&quot;-&quot;;&quot;&quot;;CONCATENATE([.C55];[.D55]))" office:value-type="string" office:string-value="DDS_SYNC" calcext:value-type="string">
            <text:p>DDS_SYNC</text:p>
          </table:table-cell>
          <table:table-cell table:style-name="ce108" table:formula="of:=IF([.J55]=&quot;-&quot;;&quot;&quot;;CONCATENATE(&quot;: &quot;;[.G55];&quot; &quot;;[.J55];&quot;;&quot;))" office:value-type="string" office:string-value=": out std_logic;" calcext:value-type="string">
            <text:p>: out std_logic;</text:p>
          </table:table-cell>
          <table:table-cell table:style-name="ce108" table:formula="of:=IF([.J55]=&quot;-&quot;;&quot;&quot;;CONCATENATE(&quot;-- &quot;;[.F55]))" office:value-type="string" office:string-value="-- Внешний DDS" calcext:value-type="string">
            <text:p>-- Внешний DDS</text:p>
          </table:table-cell>
          <table:table-cell table:style-name="ce108" table:formula="of:=IF([.J55]=&quot;-&quot;;&quot;&quot;;IF([.G55]=&quot;in&quot;;&quot;&quot;;CONCATENATE([.K55];&quot; &lt;= &quot;;IF([.E55]=&quot;&quot;;CONCATENATE(&quot;'&quot;;[.H55];&quot;'&quot;);CONCATENATE(&quot;(others=&gt;'&quot;;[.H55];&quot;')&quot;));&quot;;&quot;)))" office:value-type="string" office:string-value="DDS_SYNC &lt;= '1';" calcext:value-type="string">
            <text:p>DDS_SYNC &lt;= '1';</text:p>
          </table:table-cell>
          <table:table-cell table:style-name="ce108" table:formula="of:=IF([.E55]=&quot;&quot;;CONCATENATE([.C55];[.D55]);CONCATENATE([.C55];[.D55];&quot;[&quot;;[.E55];&quot;]&quot;))" office:value-type="string" office:string-value="DDS_SYNC" calcext:value-type="string">
            <text:p>DDS_SYNC</text:p>
          </table:table-cell>
          <table:table-cell table:style-name="ce108" table:formula="of:=CONCATENATE(&quot;set_location_assignment PIN_&quot;;[.A55];&quot; -to &quot;;[.O55])" office:value-type="string" office:string-value="set_location_assignment PIN_129 -to DDS_SYNC" calcext:value-type="string">
            <text:p>set_location_assignment PIN_129 -to DDS_SYNC</text:p>
          </table:table-cell>
          <table:table-cell table:style-name="ce110" table:formula="of:=IF([.J55]=&quot;-&quot;;&quot;&quot;;CONCATENATE(&quot;set_instance_assignment -name IO_STANDARD &quot;&quot;&quot;;[.I55];&quot;&quot;&quot; -to &quot;;[.C55]))" office:value-type="string" office:string-value="set_instance_assignment -name IO_STANDARD &quot;&quot; -to DDS_SYNC" calcext:value-type="string">
            <text:p>set_instance_assignment -name IO_STANDARD "" -to DDS_SYNC</text:p>
          </table:table-cell>
          <table:table-cell table:formula="of:=IF([.A55]=&quot;&quot;;&quot;&quot;;CONCATENATE(&quot;NET &quot;&quot;&quot;;[.O55];&quot;&quot;&quot; LOC = &quot;;[.A55];&quot;;&quot;))" office:value-type="string" office:string-value="NET &quot;DDS_SYNC&quot; LOC = 129;" calcext:value-type="string">
            <text:p>NET "DDS_SYNC" LOC = 129;</text:p>
          </table:table-cell>
          <table:table-cell table:formula="of:=IF([.I55]=&quot;&quot;;&quot;&quot;;CONCATENATE(&quot;NET &quot;&quot;&quot;;[.O55];&quot;&quot;&quot; IOSTANDARD = &quot;;[.I55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42</text:p>
          </table:table-cell>
          <table:table-cell office:value-type="string" calcext:value-type="string">
            <text:p>DDS</text:p>
          </table:table-cell>
          <table:table-cell office:value-type="string" calcext:value-type="string">
            <text:p>DDS_IN</text:p>
          </table:table-cell>
          <table:table-cell table:number-columns-repeated="2"/>
          <table:table-cell office:value-type="string" calcext:value-type="string">
            <text:p>Внешний DDS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56]=&quot;&quot;;&quot;std_logic&quot;;IF([.E56]&lt;[.E57];&quot;-&quot;;CONCATENATE(&quot;std_logic_vector ( &quot;;[.E56];&quot; downto 0 )&quot;)))" office:value-type="string" office:string-value="std_logic" calcext:value-type="string">
            <text:p>std_logic</text:p>
          </table:table-cell>
          <table:table-cell table:style-name="ce108" table:formula="of:=IF([.J56]=&quot;-&quot;;&quot;&quot;;CONCATENATE([.C56];[.D56]))" office:value-type="string" office:string-value="DDS_IN" calcext:value-type="string">
            <text:p>DDS_IN</text:p>
          </table:table-cell>
          <table:table-cell table:style-name="ce108" table:formula="of:=IF([.J56]=&quot;-&quot;;&quot;&quot;;CONCATENATE(&quot;: &quot;;[.G56];&quot; &quot;;[.J56];&quot;;&quot;))" office:value-type="string" office:string-value=": in std_logic;" calcext:value-type="string">
            <text:p>: in std_logic;</text:p>
          </table:table-cell>
          <table:table-cell table:style-name="ce108" table:formula="of:=IF([.J56]=&quot;-&quot;;&quot;&quot;;CONCATENATE(&quot;-- &quot;;[.F56]))" office:value-type="string" office:string-value="-- Внешний DDS" calcext:value-type="string">
            <text:p>-- Внешний DDS</text:p>
          </table:table-cell>
          <table:table-cell table:style-name="ce108" table:formula="of:=IF([.J56]=&quot;-&quot;;&quot;&quot;;IF([.G56]=&quot;in&quot;;&quot;&quot;;CONCATENATE([.K56];&quot; &lt;= &quot;;IF([.E56]=&quot;&quot;;CONCATENATE(&quot;'&quot;;[.H56];&quot;'&quot;);CONCATENATE(&quot;(others=&gt;'&quot;;[.H56];&quot;')&quot;));&quot;;&quot;)))">
            <text:p/>
          </table:table-cell>
          <table:table-cell table:style-name="ce108" table:formula="of:=IF([.E56]=&quot;&quot;;CONCATENATE([.C56];[.D56]);CONCATENATE([.C56];[.D56];&quot;[&quot;;[.E56];&quot;]&quot;))" office:value-type="string" office:string-value="DDS_IN" calcext:value-type="string">
            <text:p>DDS_IN</text:p>
          </table:table-cell>
          <table:table-cell table:style-name="ce108" table:formula="of:=CONCATENATE(&quot;set_location_assignment PIN_&quot;;[.A56];&quot; -to &quot;;[.O56])" office:value-type="string" office:string-value="set_location_assignment PIN_142 -to DDS_IN" calcext:value-type="string">
            <text:p>set_location_assignment PIN_142 -to DDS_IN</text:p>
          </table:table-cell>
          <table:table-cell table:style-name="ce110" table:formula="of:=IF([.J56]=&quot;-&quot;;&quot;&quot;;CONCATENATE(&quot;set_instance_assignment -name IO_STANDARD &quot;&quot;&quot;;[.I56];&quot;&quot;&quot; -to &quot;;[.C56]))" office:value-type="string" office:string-value="set_instance_assignment -name IO_STANDARD &quot;&quot; -to DDS_IN" calcext:value-type="string">
            <text:p>set_instance_assignment -name IO_STANDARD "" -to DDS_IN</text:p>
          </table:table-cell>
          <table:table-cell table:formula="of:=IF([.A56]=&quot;&quot;;&quot;&quot;;CONCATENATE(&quot;NET &quot;&quot;&quot;;[.O56];&quot;&quot;&quot; LOC = &quot;;[.A56];&quot;;&quot;))" office:value-type="string" office:string-value="NET &quot;DDS_IN&quot; LOC = 142;" calcext:value-type="string">
            <text:p>NET "DDS_IN" LOC = 142;</text:p>
          </table:table-cell>
          <table:table-cell table:formula="of:=IF([.I56]=&quot;&quot;;&quot;&quot;;CONCATENATE(&quot;NET &quot;&quot;&quot;;[.O56];&quot;&quot;&quot; IOSTANDARD = &quot;;[.I56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40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F_SYNC</text:p>
          </table:table-cell>
          <table:table-cell table:number-columns-repeated="2"/>
          <table:table-cell office:value-type="string" calcext:value-type="string">
            <text:p>Интерфейс с кодеками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57]=&quot;&quot;;&quot;std_logic&quot;;IF([.E57]&lt;[.E58];&quot;-&quot;;CONCATENATE(&quot;std_logic_vector ( &quot;;[.E57];&quot; downto 0 )&quot;)))" office:value-type="string" office:string-value="std_logic" calcext:value-type="string">
            <text:p>std_logic</text:p>
          </table:table-cell>
          <table:table-cell table:style-name="ce108" table:formula="of:=IF([.J57]=&quot;-&quot;;&quot;&quot;;CONCATENATE([.C57];[.D57]))" office:value-type="string" office:string-value="F_SYNC" calcext:value-type="string">
            <text:p>F_SYNC</text:p>
          </table:table-cell>
          <table:table-cell table:style-name="ce108" table:formula="of:=IF([.J57]=&quot;-&quot;;&quot;&quot;;CONCATENATE(&quot;: &quot;;[.G57];&quot; &quot;;[.J57];&quot;;&quot;))" office:value-type="string" office:string-value=": out std_logic;" calcext:value-type="string">
            <text:p>: out std_logic;</text:p>
          </table:table-cell>
          <table:table-cell table:style-name="ce108" table:formula="of:=IF([.J57]=&quot;-&quot;;&quot;&quot;;CONCATENATE(&quot;-- &quot;;[.F57]))" office:value-type="string" office:string-value="-- Интерфейс с кодеками" calcext:value-type="string">
            <text:p>-- Интерфейс с кодеками</text:p>
          </table:table-cell>
          <table:table-cell table:style-name="ce108" table:formula="of:=IF([.J57]=&quot;-&quot;;&quot;&quot;;IF([.G57]=&quot;in&quot;;&quot;&quot;;CONCATENATE([.K57];&quot; &lt;= &quot;;IF([.E57]=&quot;&quot;;CONCATENATE(&quot;'&quot;;[.H57];&quot;'&quot;);CONCATENATE(&quot;(others=&gt;'&quot;;[.H57];&quot;')&quot;));&quot;;&quot;)))" office:value-type="string" office:string-value="F_SYNC &lt;= '0';" calcext:value-type="string">
            <text:p>F_SYNC &lt;= '0';</text:p>
          </table:table-cell>
          <table:table-cell table:style-name="ce108" table:formula="of:=IF([.E57]=&quot;&quot;;CONCATENATE([.C57];[.D57]);CONCATENATE([.C57];[.D57];&quot;[&quot;;[.E57];&quot;]&quot;))" office:value-type="string" office:string-value="F_SYNC" calcext:value-type="string">
            <text:p>F_SYNC</text:p>
          </table:table-cell>
          <table:table-cell table:style-name="ce108" table:formula="of:=CONCATENATE(&quot;set_location_assignment PIN_&quot;;[.A57];&quot; -to &quot;;[.O57])" office:value-type="string" office:string-value="set_location_assignment PIN_40 -to F_SYNC" calcext:value-type="string">
            <text:p>set_location_assignment PIN_40 -to F_SYNC</text:p>
          </table:table-cell>
          <table:table-cell table:style-name="ce110" table:formula="of:=IF([.J57]=&quot;-&quot;;&quot;&quot;;CONCATENATE(&quot;set_instance_assignment -name IO_STANDARD &quot;&quot;&quot;;[.I57];&quot;&quot;&quot; -to &quot;;[.C57]))" office:value-type="string" office:string-value="set_instance_assignment -name IO_STANDARD &quot;&quot; -to F_SYNC" calcext:value-type="string">
            <text:p>set_instance_assignment -name IO_STANDARD "" -to F_SYNC</text:p>
          </table:table-cell>
          <table:table-cell table:formula="of:=IF([.A57]=&quot;&quot;;&quot;&quot;;CONCATENATE(&quot;NET &quot;&quot;&quot;;[.O57];&quot;&quot;&quot; LOC = &quot;;[.A57];&quot;;&quot;))" office:value-type="string" office:string-value="NET &quot;F_SYNC&quot; LOC = 40;" calcext:value-type="string">
            <text:p>NET "F_SYNC" LOC = 40;</text:p>
          </table:table-cell>
          <table:table-cell table:formula="of:=IF([.I57]=&quot;&quot;;&quot;&quot;;CONCATENATE(&quot;NET &quot;&quot;&quot;;[.O57];&quot;&quot;&quot; IOSTANDARD = &quot;;[.I57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70</text:p>
          </table:table-cell>
          <table:table-cell office:value-type="string" calcext:value-type="string">
            <text:p>MCLK-A</text:p>
          </table:table-cell>
          <table:table-cell office:value-type="string" calcext:value-type="string">
            <text:p>F_MCLK</text:p>
          </table:table-cell>
          <table:table-cell table:number-columns-repeated="2"/>
          <table:table-cell office:value-type="string" calcext:value-type="string">
            <text:p>Интерфейс с кодеками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/>
          <table:table-cell table:style-name="ce108" table:formula="of:=IF([.E58]=&quot;&quot;;&quot;std_logic&quot;;IF([.E58]&lt;[.E59];&quot;-&quot;;CONCATENATE(&quot;std_logic_vector ( &quot;;[.E58];&quot; downto 0 )&quot;)))" office:value-type="string" office:string-value="std_logic" calcext:value-type="string">
            <text:p>std_logic</text:p>
          </table:table-cell>
          <table:table-cell table:style-name="ce108" table:formula="of:=IF([.J58]=&quot;-&quot;;&quot;&quot;;CONCATENATE([.C58];[.D58]))" office:value-type="string" office:string-value="F_MCLK" calcext:value-type="string">
            <text:p>F_MCLK</text:p>
          </table:table-cell>
          <table:table-cell table:style-name="ce108" table:formula="of:=IF([.J58]=&quot;-&quot;;&quot;&quot;;CONCATENATE(&quot;: &quot;;[.G58];&quot; &quot;;[.J58];&quot;;&quot;))" office:value-type="string" office:string-value=": out std_logic;" calcext:value-type="string">
            <text:p>: out std_logic;</text:p>
          </table:table-cell>
          <table:table-cell table:style-name="ce108" table:formula="of:=IF([.J58]=&quot;-&quot;;&quot;&quot;;CONCATENATE(&quot;-- &quot;;[.F58]))" office:value-type="string" office:string-value="-- Интерфейс с кодеками" calcext:value-type="string">
            <text:p>-- Интерфейс с кодеками</text:p>
          </table:table-cell>
          <table:table-cell table:style-name="ce108" table:formula="of:=IF([.J58]=&quot;-&quot;;&quot;&quot;;IF([.G58]=&quot;in&quot;;&quot;&quot;;CONCATENATE([.K58];&quot; &lt;= &quot;;IF([.E58]=&quot;&quot;;CONCATENATE(&quot;'&quot;;[.H58];&quot;'&quot;);CONCATENATE(&quot;(others=&gt;'&quot;;[.H58];&quot;')&quot;));&quot;;&quot;)))" office:value-type="string" office:string-value="F_MCLK &lt;= 'Z';" calcext:value-type="string">
            <text:p>F_MCLK &lt;= 'Z';</text:p>
          </table:table-cell>
          <table:table-cell table:style-name="ce108" table:formula="of:=IF([.E58]=&quot;&quot;;CONCATENATE([.C58];[.D58]);CONCATENATE([.C58];[.D58];&quot;[&quot;;[.E58];&quot;]&quot;))" office:value-type="string" office:string-value="F_MCLK" calcext:value-type="string">
            <text:p>F_MCLK</text:p>
          </table:table-cell>
          <table:table-cell table:style-name="ce108" table:formula="of:=CONCATENATE(&quot;set_location_assignment PIN_&quot;;[.A58];&quot; -to &quot;;[.O58])" office:value-type="string" office:string-value="set_location_assignment PIN_70 -to F_MCLK" calcext:value-type="string">
            <text:p>set_location_assignment PIN_70 -to F_MCLK</text:p>
          </table:table-cell>
          <table:table-cell table:style-name="ce110" table:formula="of:=IF([.J58]=&quot;-&quot;;&quot;&quot;;CONCATENATE(&quot;set_instance_assignment -name IO_STANDARD &quot;&quot;&quot;;[.I58];&quot;&quot;&quot; -to &quot;;[.C58]))" office:value-type="string" office:string-value="set_instance_assignment -name IO_STANDARD &quot;&quot; -to F_MCLK" calcext:value-type="string">
            <text:p>set_instance_assignment -name IO_STANDARD "" -to F_MCLK</text:p>
          </table:table-cell>
          <table:table-cell table:formula="of:=IF([.A58]=&quot;&quot;;&quot;&quot;;CONCATENATE(&quot;NET &quot;&quot;&quot;;[.O58];&quot;&quot;&quot; LOC = &quot;;[.A58];&quot;;&quot;))" office:value-type="string" office:string-value="NET &quot;F_MCLK&quot; LOC = 70;" calcext:value-type="string">
            <text:p>NET "F_MCLK" LOC = 70;</text:p>
          </table:table-cell>
          <table:table-cell table:formula="of:=IF([.I58]=&quot;&quot;;&quot;&quot;;CONCATENATE(&quot;NET &quot;&quot;&quot;;[.O58];&quot;&quot;&quot; IOSTANDARD = &quot;;[.I58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92</text:p>
          </table:table-cell>
          <table:table-cell office:value-type="string" calcext:value-type="string">
            <text:p>SCLKX</text:p>
          </table:table-cell>
          <table:table-cell office:value-type="string" calcext:value-type="string">
            <text:p>F_STCLK</text:p>
          </table:table-cell>
          <table:table-cell table:number-columns-repeated="2"/>
          <table:table-cell office:value-type="string" calcext:value-type="string">
            <text:p>Интерфейс с кодеками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59]=&quot;&quot;;&quot;std_logic&quot;;IF([.E59]&lt;[.E60];&quot;-&quot;;CONCATENATE(&quot;std_logic_vector ( &quot;;[.E59];&quot; downto 0 )&quot;)))" office:value-type="string" office:string-value="std_logic" calcext:value-type="string">
            <text:p>std_logic</text:p>
          </table:table-cell>
          <table:table-cell table:style-name="ce108" table:formula="of:=IF([.J59]=&quot;-&quot;;&quot;&quot;;CONCATENATE([.C59];[.D59]))" office:value-type="string" office:string-value="F_STCLK" calcext:value-type="string">
            <text:p>F_STCLK</text:p>
          </table:table-cell>
          <table:table-cell table:style-name="ce108" table:formula="of:=IF([.J59]=&quot;-&quot;;&quot;&quot;;CONCATENATE(&quot;: &quot;;[.G59];&quot; &quot;;[.J59];&quot;;&quot;))" office:value-type="string" office:string-value=": out std_logic;" calcext:value-type="string">
            <text:p>: out std_logic;</text:p>
          </table:table-cell>
          <table:table-cell table:style-name="ce108" table:formula="of:=IF([.J59]=&quot;-&quot;;&quot;&quot;;CONCATENATE(&quot;-- &quot;;[.F59]))" office:value-type="string" office:string-value="-- Интерфейс с кодеками" calcext:value-type="string">
            <text:p>-- Интерфейс с кодеками</text:p>
          </table:table-cell>
          <table:table-cell table:style-name="ce108" table:formula="of:=IF([.J59]=&quot;-&quot;;&quot;&quot;;IF([.G59]=&quot;in&quot;;&quot;&quot;;CONCATENATE([.K59];&quot; &lt;= &quot;;IF([.E59]=&quot;&quot;;CONCATENATE(&quot;'&quot;;[.H59];&quot;'&quot;);CONCATENATE(&quot;(others=&gt;'&quot;;[.H59];&quot;')&quot;));&quot;;&quot;)))" office:value-type="string" office:string-value="F_STCLK &lt;= '0';" calcext:value-type="string">
            <text:p>F_STCLK &lt;= '0';</text:p>
          </table:table-cell>
          <table:table-cell table:style-name="ce108" table:formula="of:=IF([.E59]=&quot;&quot;;CONCATENATE([.C59];[.D59]);CONCATENATE([.C59];[.D59];&quot;[&quot;;[.E59];&quot;]&quot;))" office:value-type="string" office:string-value="F_STCLK" calcext:value-type="string">
            <text:p>F_STCLK</text:p>
          </table:table-cell>
          <table:table-cell table:style-name="ce108" table:formula="of:=CONCATENATE(&quot;set_location_assignment PIN_&quot;;[.A59];&quot; -to &quot;;[.O59])" office:value-type="string" office:string-value="set_location_assignment PIN_92 -to F_STCLK" calcext:value-type="string">
            <text:p>set_location_assignment PIN_92 -to F_STCLK</text:p>
          </table:table-cell>
          <table:table-cell table:style-name="ce110" table:formula="of:=IF([.J59]=&quot;-&quot;;&quot;&quot;;CONCATENATE(&quot;set_instance_assignment -name IO_STANDARD &quot;&quot;&quot;;[.I59];&quot;&quot;&quot; -to &quot;;[.C59]))" office:value-type="string" office:string-value="set_instance_assignment -name IO_STANDARD &quot;&quot; -to F_STCLK" calcext:value-type="string">
            <text:p>set_instance_assignment -name IO_STANDARD "" -to F_STCLK</text:p>
          </table:table-cell>
          <table:table-cell table:formula="of:=IF([.A59]=&quot;&quot;;&quot;&quot;;CONCATENATE(&quot;NET &quot;&quot;&quot;;[.O59];&quot;&quot;&quot; LOC = &quot;;[.A59];&quot;;&quot;))" office:value-type="string" office:string-value="NET &quot;F_STCLK&quot; LOC = 92;" calcext:value-type="string">
            <text:p>NET "F_STCLK" LOC = 92;</text:p>
          </table:table-cell>
          <table:table-cell table:formula="of:=IF([.I59]=&quot;&quot;;&quot;&quot;;CONCATENATE(&quot;NET &quot;&quot;&quot;;[.O59];&quot;&quot;&quot; IOSTANDARD = &quot;;[.I59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53</text:p>
          </table:table-cell>
          <table:table-cell office:value-type="string" calcext:value-type="string">
            <text:p>XDI-F1</text:p>
          </table:table-cell>
          <table:table-cell office:value-type="string" calcext:value-type="string">
            <text:p>F_T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Интерфейс с кодеками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60]=&quot;&quot;;&quot;std_logic&quot;;IF([.E60]&lt;[.E61];&quot;-&quot;;CONCATENATE(&quot;std_logic_vector ( &quot;;[.E60];&quot; downto 0 )&quot;)))" office:value-type="string" office:string-value="-" calcext:value-type="string">
            <text:p>-</text:p>
          </table:table-cell>
          <table:table-cell table:style-name="ce108" table:formula="of:=IF([.J60]=&quot;-&quot;;&quot;&quot;;CONCATENATE([.C60];[.D60]))">
            <text:p/>
          </table:table-cell>
          <table:table-cell table:style-name="ce108" table:formula="of:=IF([.J60]=&quot;-&quot;;&quot;&quot;;CONCATENATE(&quot;: &quot;;[.G60];&quot; &quot;;[.J60];&quot;;&quot;))">
            <text:p/>
          </table:table-cell>
          <table:table-cell table:style-name="ce108" table:formula="of:=IF([.J60]=&quot;-&quot;;&quot;&quot;;CONCATENATE(&quot;-- &quot;;[.F60]))">
            <text:p/>
          </table:table-cell>
          <table:table-cell table:style-name="ce108" table:formula="of:=IF([.J60]=&quot;-&quot;;&quot;&quot;;IF([.G60]=&quot;in&quot;;&quot;&quot;;CONCATENATE([.K60];&quot; &lt;= &quot;;IF([.E60]=&quot;&quot;;CONCATENATE(&quot;'&quot;;[.H60];&quot;'&quot;);CONCATENATE(&quot;(others=&gt;'&quot;;[.H60];&quot;')&quot;));&quot;;&quot;)))">
            <text:p/>
          </table:table-cell>
          <table:table-cell table:style-name="ce108" table:formula="of:=IF([.E60]=&quot;&quot;;CONCATENATE([.C60];[.D60]);CONCATENATE([.C60];[.D60];&quot;[&quot;;[.E60];&quot;]&quot;))" office:value-type="string" office:string-value="F_TD[0]" calcext:value-type="string">
            <text:p>F_TD[0]</text:p>
          </table:table-cell>
          <table:table-cell table:style-name="ce108" table:formula="of:=CONCATENATE(&quot;set_location_assignment PIN_&quot;;[.A60];&quot; -to &quot;;[.O60])" office:value-type="string" office:string-value="set_location_assignment PIN_53 -to F_TD[0]" calcext:value-type="string">
            <text:p>set_location_assignment PIN_53 -to F_TD[0]</text:p>
          </table:table-cell>
          <table:table-cell table:style-name="ce110" table:formula="of:=IF([.J60]=&quot;-&quot;;&quot;&quot;;CONCATENATE(&quot;set_instance_assignment -name IO_STANDARD &quot;&quot;&quot;;[.I60];&quot;&quot;&quot; -to &quot;;[.C60]))">
            <text:p/>
          </table:table-cell>
          <table:table-cell table:formula="of:=IF([.A60]=&quot;&quot;;&quot;&quot;;CONCATENATE(&quot;NET &quot;&quot;&quot;;[.O60];&quot;&quot;&quot; LOC = &quot;;[.A60];&quot;;&quot;))" office:value-type="string" office:string-value="NET &quot;F_TD[0]&quot; LOC = 53;" calcext:value-type="string">
            <text:p>NET "F_TD[0]" LOC = 53;</text:p>
          </table:table-cell>
          <table:table-cell table:formula="of:=IF([.I60]=&quot;&quot;;&quot;&quot;;CONCATENATE(&quot;NET &quot;&quot;&quot;;[.O60];&quot;&quot;&quot; IOSTANDARD = &quot;;[.I60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01</text:p>
          </table:table-cell>
          <table:table-cell office:value-type="string" calcext:value-type="string">
            <text:p>XDI-F2</text:p>
          </table:table-cell>
          <table:table-cell office:value-type="string" calcext:value-type="string">
            <text:p>F_T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нтерфейс с кодеками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61]=&quot;&quot;;&quot;std_logic&quot;;IF([.E61]&lt;[.E62];&quot;-&quot;;CONCATENATE(&quot;std_logic_vector ( &quot;;[.E61];&quot; downto 0 )&quot;)))" office:value-type="string" office:string-value="std_logic_vector ( 1 downto 0 )" calcext:value-type="string">
            <text:p>std_logic_vector ( 1 downto 0 )</text:p>
          </table:table-cell>
          <table:table-cell table:style-name="ce108" table:formula="of:=IF([.J61]=&quot;-&quot;;&quot;&quot;;CONCATENATE([.C61];[.D61]))" office:value-type="string" office:string-value="F_TD" calcext:value-type="string">
            <text:p>F_TD</text:p>
          </table:table-cell>
          <table:table-cell table:style-name="ce108" table:formula="of:=IF([.J61]=&quot;-&quot;;&quot;&quot;;CONCATENATE(&quot;: &quot;;[.G61];&quot; &quot;;[.J61];&quot;;&quot;))" office:value-type="string" office:string-value=": out std_logic_vector ( 1 downto 0 );" calcext:value-type="string">
            <text:p>: out std_logic_vector ( 1 downto 0 );</text:p>
          </table:table-cell>
          <table:table-cell table:style-name="ce108" table:formula="of:=IF([.J61]=&quot;-&quot;;&quot;&quot;;CONCATENATE(&quot;-- &quot;;[.F61]))" office:value-type="string" office:string-value="-- Интерфейс с кодеками" calcext:value-type="string">
            <text:p>-- Интерфейс с кодеками</text:p>
          </table:table-cell>
          <table:table-cell table:style-name="ce108" table:formula="of:=IF([.J61]=&quot;-&quot;;&quot;&quot;;IF([.G61]=&quot;in&quot;;&quot;&quot;;CONCATENATE([.K61];&quot; &lt;= &quot;;IF([.E61]=&quot;&quot;;CONCATENATE(&quot;'&quot;;[.H61];&quot;'&quot;);CONCATENATE(&quot;(others=&gt;'&quot;;[.H61];&quot;')&quot;));&quot;;&quot;)))" office:value-type="string" office:string-value="F_TD &lt;= (others=&gt;'0');" calcext:value-type="string">
            <text:p>F_TD &lt;= (others=&gt;'0');</text:p>
          </table:table-cell>
          <table:table-cell table:style-name="ce108" table:formula="of:=IF([.E61]=&quot;&quot;;CONCATENATE([.C61];[.D61]);CONCATENATE([.C61];[.D61];&quot;[&quot;;[.E61];&quot;]&quot;))" office:value-type="string" office:string-value="F_TD[1]" calcext:value-type="string">
            <text:p>F_TD[1]</text:p>
          </table:table-cell>
          <table:table-cell table:style-name="ce108" table:formula="of:=CONCATENATE(&quot;set_location_assignment PIN_&quot;;[.A61];&quot; -to &quot;;[.O61])" office:value-type="string" office:string-value="set_location_assignment PIN_101 -to F_TD[1]" calcext:value-type="string">
            <text:p>set_location_assignment PIN_101 -to F_TD[1]</text:p>
          </table:table-cell>
          <table:table-cell table:style-name="ce110" table:formula="of:=IF([.J61]=&quot;-&quot;;&quot;&quot;;CONCATENATE(&quot;set_instance_assignment -name IO_STANDARD &quot;&quot;&quot;;[.I61];&quot;&quot;&quot; -to &quot;;[.C61]))" office:value-type="string" office:string-value="set_instance_assignment -name IO_STANDARD &quot;&quot; -to F_TD" calcext:value-type="string">
            <text:p>set_instance_assignment -name IO_STANDARD "" -to F_TD</text:p>
          </table:table-cell>
          <table:table-cell table:formula="of:=IF([.A61]=&quot;&quot;;&quot;&quot;;CONCATENATE(&quot;NET &quot;&quot;&quot;;[.O61];&quot;&quot;&quot; LOC = &quot;;[.A61];&quot;;&quot;))" office:value-type="string" office:string-value="NET &quot;F_TD[1]&quot; LOC = 101;" calcext:value-type="string">
            <text:p>NET "F_TD[1]" LOC = 101;</text:p>
          </table:table-cell>
          <table:table-cell table:formula="of:=IF([.I61]=&quot;&quot;;&quot;&quot;;CONCATENATE(&quot;NET &quot;&quot;&quot;;[.O61];&quot;&quot;&quot; IOSTANDARD = &quot;;[.I61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57</text:p>
          </table:table-cell>
          <table:table-cell office:value-type="string" calcext:value-type="string">
            <text:p>XPA-F1</text:p>
          </table:table-cell>
          <table:table-cell office:value-type="string" calcext:value-type="string">
            <text:p>F_XP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Интерфейс с кодеками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62]=&quot;&quot;;&quot;std_logic&quot;;IF([.E62]&lt;[.E63];&quot;-&quot;;CONCATENATE(&quot;std_logic_vector ( &quot;;[.E62];&quot; downto 0 )&quot;)))" office:value-type="string" office:string-value="-" calcext:value-type="string">
            <text:p>-</text:p>
          </table:table-cell>
          <table:table-cell table:style-name="ce108" table:formula="of:=IF([.J62]=&quot;-&quot;;&quot;&quot;;CONCATENATE([.C62];[.D62]))">
            <text:p/>
          </table:table-cell>
          <table:table-cell table:style-name="ce108" table:formula="of:=IF([.J62]=&quot;-&quot;;&quot;&quot;;CONCATENATE(&quot;: &quot;;[.G62];&quot; &quot;;[.J62];&quot;;&quot;))">
            <text:p/>
          </table:table-cell>
          <table:table-cell table:style-name="ce108" table:formula="of:=IF([.J62]=&quot;-&quot;;&quot;&quot;;CONCATENATE(&quot;-- &quot;;[.F62]))">
            <text:p/>
          </table:table-cell>
          <table:table-cell table:style-name="ce108" table:formula="of:=IF([.J62]=&quot;-&quot;;&quot;&quot;;IF([.G62]=&quot;in&quot;;&quot;&quot;;CONCATENATE([.K62];&quot; &lt;= &quot;;IF([.E62]=&quot;&quot;;CONCATENATE(&quot;'&quot;;[.H62];&quot;'&quot;);CONCATENATE(&quot;(others=&gt;'&quot;;[.H62];&quot;')&quot;));&quot;;&quot;)))">
            <text:p/>
          </table:table-cell>
          <table:table-cell table:style-name="ce108" table:formula="of:=IF([.E62]=&quot;&quot;;CONCATENATE([.C62];[.D62]);CONCATENATE([.C62];[.D62];&quot;[&quot;;[.E62];&quot;]&quot;))" office:value-type="string" office:string-value="F_XPA[0]" calcext:value-type="string">
            <text:p>F_XPA[0]</text:p>
          </table:table-cell>
          <table:table-cell table:style-name="ce108" table:formula="of:=CONCATENATE(&quot;set_location_assignment PIN_&quot;;[.A62];&quot; -to &quot;;[.O62])" office:value-type="string" office:string-value="set_location_assignment PIN_57 -to F_XPA[0]" calcext:value-type="string">
            <text:p>set_location_assignment PIN_57 -to F_XPA[0]</text:p>
          </table:table-cell>
          <table:table-cell table:style-name="ce110" table:formula="of:=IF([.J62]=&quot;-&quot;;&quot;&quot;;CONCATENATE(&quot;set_instance_assignment -name IO_STANDARD &quot;&quot;&quot;;[.I62];&quot;&quot;&quot; -to &quot;;[.C62]))">
            <text:p/>
          </table:table-cell>
          <table:table-cell table:formula="of:=IF([.A62]=&quot;&quot;;&quot;&quot;;CONCATENATE(&quot;NET &quot;&quot;&quot;;[.O62];&quot;&quot;&quot; LOC = &quot;;[.A62];&quot;;&quot;))" office:value-type="string" office:string-value="NET &quot;F_XPA[0]&quot; LOC = 57;" calcext:value-type="string">
            <text:p>NET "F_XPA[0]" LOC = 57;</text:p>
          </table:table-cell>
          <table:table-cell table:formula="of:=IF([.I62]=&quot;&quot;;&quot;&quot;;CONCATENATE(&quot;NET &quot;&quot;&quot;;[.O62];&quot;&quot;&quot; IOSTANDARD = &quot;;[.I62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00</text:p>
          </table:table-cell>
          <table:table-cell office:value-type="string" calcext:value-type="string">
            <text:p>XPA-F2</text:p>
          </table:table-cell>
          <table:table-cell office:value-type="string" calcext:value-type="string">
            <text:p>F_XP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нтерфейс с кодеками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63]=&quot;&quot;;&quot;std_logic&quot;;IF([.E63]&lt;[.E64];&quot;-&quot;;CONCATENATE(&quot;std_logic_vector ( &quot;;[.E63];&quot; downto 0 )&quot;)))" office:value-type="string" office:string-value="std_logic_vector ( 1 downto 0 )" calcext:value-type="string">
            <text:p>std_logic_vector ( 1 downto 0 )</text:p>
          </table:table-cell>
          <table:table-cell table:style-name="ce108" table:formula="of:=IF([.J63]=&quot;-&quot;;&quot;&quot;;CONCATENATE([.C63];[.D63]))" office:value-type="string" office:string-value="F_XPA" calcext:value-type="string">
            <text:p>F_XPA</text:p>
          </table:table-cell>
          <table:table-cell table:style-name="ce108" table:formula="of:=IF([.J63]=&quot;-&quot;;&quot;&quot;;CONCATENATE(&quot;: &quot;;[.G63];&quot; &quot;;[.J63];&quot;;&quot;))" office:value-type="string" office:string-value=": out std_logic_vector ( 1 downto 0 );" calcext:value-type="string">
            <text:p>: out std_logic_vector ( 1 downto 0 );</text:p>
          </table:table-cell>
          <table:table-cell table:style-name="ce108" table:formula="of:=IF([.J63]=&quot;-&quot;;&quot;&quot;;CONCATENATE(&quot;-- &quot;;[.F63]))" office:value-type="string" office:string-value="-- Интерфейс с кодеками" calcext:value-type="string">
            <text:p>-- Интерфейс с кодеками</text:p>
          </table:table-cell>
          <table:table-cell table:style-name="ce108" table:formula="of:=IF([.J63]=&quot;-&quot;;&quot;&quot;;IF([.G63]=&quot;in&quot;;&quot;&quot;;CONCATENATE([.K63];&quot; &lt;= &quot;;IF([.E63]=&quot;&quot;;CONCATENATE(&quot;'&quot;;[.H63];&quot;'&quot;);CONCATENATE(&quot;(others=&gt;'&quot;;[.H63];&quot;')&quot;));&quot;;&quot;)))" office:value-type="string" office:string-value="F_XPA &lt;= (others=&gt;'0');" calcext:value-type="string">
            <text:p>F_XPA &lt;= (others=&gt;'0');</text:p>
          </table:table-cell>
          <table:table-cell table:style-name="ce108" table:formula="of:=IF([.E63]=&quot;&quot;;CONCATENATE([.C63];[.D63]);CONCATENATE([.C63];[.D63];&quot;[&quot;;[.E63];&quot;]&quot;))" office:value-type="string" office:string-value="F_XPA[1]" calcext:value-type="string">
            <text:p>F_XPA[1]</text:p>
          </table:table-cell>
          <table:table-cell table:style-name="ce108" table:formula="of:=CONCATENATE(&quot;set_location_assignment PIN_&quot;;[.A63];&quot; -to &quot;;[.O63])" office:value-type="string" office:string-value="set_location_assignment PIN_100 -to F_XPA[1]" calcext:value-type="string">
            <text:p>set_location_assignment PIN_100 -to F_XPA[1]</text:p>
          </table:table-cell>
          <table:table-cell table:style-name="ce110" table:formula="of:=IF([.J63]=&quot;-&quot;;&quot;&quot;;CONCATENATE(&quot;set_instance_assignment -name IO_STANDARD &quot;&quot;&quot;;[.I63];&quot;&quot;&quot; -to &quot;;[.C63]))" office:value-type="string" office:string-value="set_instance_assignment -name IO_STANDARD &quot;&quot; -to F_XPA" calcext:value-type="string">
            <text:p>set_instance_assignment -name IO_STANDARD "" -to F_XPA</text:p>
          </table:table-cell>
          <table:table-cell table:formula="of:=IF([.A63]=&quot;&quot;;&quot;&quot;;CONCATENATE(&quot;NET &quot;&quot;&quot;;[.O63];&quot;&quot;&quot; LOC = &quot;;[.A63];&quot;;&quot;))" office:value-type="string" office:string-value="NET &quot;F_XPA[1]&quot; LOC = 100;" calcext:value-type="string">
            <text:p>NET "F_XPA[1]" LOC = 100;</text:p>
          </table:table-cell>
          <table:table-cell table:formula="of:=IF([.I63]=&quot;&quot;;&quot;&quot;;CONCATENATE(&quot;NET &quot;&quot;&quot;;[.O63];&quot;&quot;&quot; IOSTANDARD = &quot;;[.I63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55</text:p>
          </table:table-cell>
          <table:table-cell office:value-type="string" calcext:value-type="string">
            <text:p>XPB-F1</text:p>
          </table:table-cell>
          <table:table-cell office:value-type="string" calcext:value-type="string">
            <text:p>F_XPB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Интерфейс с кодеками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64]=&quot;&quot;;&quot;std_logic&quot;;IF([.E64]&lt;[.E65];&quot;-&quot;;CONCATENATE(&quot;std_logic_vector ( &quot;;[.E64];&quot; downto 0 )&quot;)))" office:value-type="string" office:string-value="-" calcext:value-type="string">
            <text:p>-</text:p>
          </table:table-cell>
          <table:table-cell table:style-name="ce108" table:formula="of:=IF([.J64]=&quot;-&quot;;&quot;&quot;;CONCATENATE([.C64];[.D64]))">
            <text:p/>
          </table:table-cell>
          <table:table-cell table:style-name="ce108" table:formula="of:=IF([.J64]=&quot;-&quot;;&quot;&quot;;CONCATENATE(&quot;: &quot;;[.G64];&quot; &quot;;[.J64];&quot;;&quot;))">
            <text:p/>
          </table:table-cell>
          <table:table-cell table:style-name="ce108" table:formula="of:=IF([.J64]=&quot;-&quot;;&quot;&quot;;CONCATENATE(&quot;-- &quot;;[.F64]))">
            <text:p/>
          </table:table-cell>
          <table:table-cell table:style-name="ce108" table:formula="of:=IF([.J64]=&quot;-&quot;;&quot;&quot;;IF([.G64]=&quot;in&quot;;&quot;&quot;;CONCATENATE([.K64];&quot; &lt;= &quot;;IF([.E64]=&quot;&quot;;CONCATENATE(&quot;'&quot;;[.H64];&quot;'&quot;);CONCATENATE(&quot;(others=&gt;'&quot;;[.H64];&quot;')&quot;));&quot;;&quot;)))">
            <text:p/>
          </table:table-cell>
          <table:table-cell table:style-name="ce108" table:formula="of:=IF([.E64]=&quot;&quot;;CONCATENATE([.C64];[.D64]);CONCATENATE([.C64];[.D64];&quot;[&quot;;[.E64];&quot;]&quot;))" office:value-type="string" office:string-value="F_XPB[0]" calcext:value-type="string">
            <text:p>F_XPB[0]</text:p>
          </table:table-cell>
          <table:table-cell table:style-name="ce108" table:formula="of:=CONCATENATE(&quot;set_location_assignment PIN_&quot;;[.A64];&quot; -to &quot;;[.O64])" office:value-type="string" office:string-value="set_location_assignment PIN_55 -to F_XPB[0]" calcext:value-type="string">
            <text:p>set_location_assignment PIN_55 -to F_XPB[0]</text:p>
          </table:table-cell>
          <table:table-cell table:style-name="ce110" table:formula="of:=IF([.J64]=&quot;-&quot;;&quot;&quot;;CONCATENATE(&quot;set_instance_assignment -name IO_STANDARD &quot;&quot;&quot;;[.I64];&quot;&quot;&quot; -to &quot;;[.C64]))">
            <text:p/>
          </table:table-cell>
          <table:table-cell table:formula="of:=IF([.A64]=&quot;&quot;;&quot;&quot;;CONCATENATE(&quot;NET &quot;&quot;&quot;;[.O64];&quot;&quot;&quot; LOC = &quot;;[.A64];&quot;;&quot;))" office:value-type="string" office:string-value="NET &quot;F_XPB[0]&quot; LOC = 55;" calcext:value-type="string">
            <text:p>NET "F_XPB[0]" LOC = 55;</text:p>
          </table:table-cell>
          <table:table-cell table:formula="of:=IF([.I64]=&quot;&quot;;&quot;&quot;;CONCATENATE(&quot;NET &quot;&quot;&quot;;[.O64];&quot;&quot;&quot; IOSTANDARD = &quot;;[.I64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99</text:p>
          </table:table-cell>
          <table:table-cell office:value-type="string" calcext:value-type="string">
            <text:p>XPB-F2</text:p>
          </table:table-cell>
          <table:table-cell office:value-type="string" calcext:value-type="string">
            <text:p>F_XPB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нтерфейс с кодеками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65]=&quot;&quot;;&quot;std_logic&quot;;IF([.E65]&lt;[.E66];&quot;-&quot;;CONCATENATE(&quot;std_logic_vector ( &quot;;[.E65];&quot; downto 0 )&quot;)))" office:value-type="string" office:string-value="std_logic_vector ( 1 downto 0 )" calcext:value-type="string">
            <text:p>std_logic_vector ( 1 downto 0 )</text:p>
          </table:table-cell>
          <table:table-cell table:style-name="ce108" table:formula="of:=IF([.J65]=&quot;-&quot;;&quot;&quot;;CONCATENATE([.C65];[.D65]))" office:value-type="string" office:string-value="F_XPB" calcext:value-type="string">
            <text:p>F_XPB</text:p>
          </table:table-cell>
          <table:table-cell table:style-name="ce108" table:formula="of:=IF([.J65]=&quot;-&quot;;&quot;&quot;;CONCATENATE(&quot;: &quot;;[.G65];&quot; &quot;;[.J65];&quot;;&quot;))" office:value-type="string" office:string-value=": in std_logic_vector ( 1 downto 0 );" calcext:value-type="string">
            <text:p>: in std_logic_vector ( 1 downto 0 );</text:p>
          </table:table-cell>
          <table:table-cell table:style-name="ce108" table:formula="of:=IF([.J65]=&quot;-&quot;;&quot;&quot;;CONCATENATE(&quot;-- &quot;;[.F65]))" office:value-type="string" office:string-value="-- Интерфейс с кодеками" calcext:value-type="string">
            <text:p>-- Интерфейс с кодеками</text:p>
          </table:table-cell>
          <table:table-cell table:style-name="ce108" table:formula="of:=IF([.J65]=&quot;-&quot;;&quot;&quot;;IF([.G65]=&quot;in&quot;;&quot;&quot;;CONCATENATE([.K65];&quot; &lt;= &quot;;IF([.E65]=&quot;&quot;;CONCATENATE(&quot;'&quot;;[.H65];&quot;'&quot;);CONCATENATE(&quot;(others=&gt;'&quot;;[.H65];&quot;')&quot;));&quot;;&quot;)))">
            <text:p/>
          </table:table-cell>
          <table:table-cell table:style-name="ce108" table:formula="of:=IF([.E65]=&quot;&quot;;CONCATENATE([.C65];[.D65]);CONCATENATE([.C65];[.D65];&quot;[&quot;;[.E65];&quot;]&quot;))" office:value-type="string" office:string-value="F_XPB[1]" calcext:value-type="string">
            <text:p>F_XPB[1]</text:p>
          </table:table-cell>
          <table:table-cell table:style-name="ce108" table:formula="of:=CONCATENATE(&quot;set_location_assignment PIN_&quot;;[.A65];&quot; -to &quot;;[.O65])" office:value-type="string" office:string-value="set_location_assignment PIN_99 -to F_XPB[1]" calcext:value-type="string">
            <text:p>set_location_assignment PIN_99 -to F_XPB[1]</text:p>
          </table:table-cell>
          <table:table-cell table:style-name="ce110" table:formula="of:=IF([.J65]=&quot;-&quot;;&quot;&quot;;CONCATENATE(&quot;set_instance_assignment -name IO_STANDARD &quot;&quot;&quot;;[.I65];&quot;&quot;&quot; -to &quot;;[.C65]))" office:value-type="string" office:string-value="set_instance_assignment -name IO_STANDARD &quot;&quot; -to F_XPB" calcext:value-type="string">
            <text:p>set_instance_assignment -name IO_STANDARD "" -to F_XPB</text:p>
          </table:table-cell>
          <table:table-cell table:formula="of:=IF([.A65]=&quot;&quot;;&quot;&quot;;CONCATENATE(&quot;NET &quot;&quot;&quot;;[.O65];&quot;&quot;&quot; LOC = &quot;;[.A65];&quot;;&quot;))" office:value-type="string" office:string-value="NET &quot;F_XPB[1]&quot; LOC = 99;" calcext:value-type="string">
            <text:p>NET "F_XPB[1]" LOC = 99;</text:p>
          </table:table-cell>
          <table:table-cell table:formula="of:=IF([.I65]=&quot;&quot;;&quot;&quot;;CONCATENATE(&quot;NET &quot;&quot;&quot;;[.O65];&quot;&quot;&quot; IOSTANDARD = &quot;;[.I65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52</text:p>
          </table:table-cell>
          <table:table-cell office:value-type="string" calcext:value-type="string">
            <text:p>XPC-F1</text:p>
          </table:table-cell>
          <table:table-cell office:value-type="string" calcext:value-type="string">
            <text:p>F_XP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Интерфейс с кодеками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66]=&quot;&quot;;&quot;std_logic&quot;;IF([.E66]&lt;[.E67];&quot;-&quot;;CONCATENATE(&quot;std_logic_vector ( &quot;;[.E66];&quot; downto 0 )&quot;)))" office:value-type="string" office:string-value="-" calcext:value-type="string">
            <text:p>-</text:p>
          </table:table-cell>
          <table:table-cell table:style-name="ce108" table:formula="of:=IF([.J66]=&quot;-&quot;;&quot;&quot;;CONCATENATE([.C66];[.D66]))">
            <text:p/>
          </table:table-cell>
          <table:table-cell table:style-name="ce108" table:formula="of:=IF([.J66]=&quot;-&quot;;&quot;&quot;;CONCATENATE(&quot;: &quot;;[.G66];&quot; &quot;;[.J66];&quot;;&quot;))">
            <text:p/>
          </table:table-cell>
          <table:table-cell table:style-name="ce108" table:formula="of:=IF([.J66]=&quot;-&quot;;&quot;&quot;;CONCATENATE(&quot;-- &quot;;[.F66]))">
            <text:p/>
          </table:table-cell>
          <table:table-cell table:style-name="ce108" table:formula="of:=IF([.J66]=&quot;-&quot;;&quot;&quot;;IF([.G66]=&quot;in&quot;;&quot;&quot;;CONCATENATE([.K66];&quot; &lt;= &quot;;IF([.E66]=&quot;&quot;;CONCATENATE(&quot;'&quot;;[.H66];&quot;'&quot;);CONCATENATE(&quot;(others=&gt;'&quot;;[.H66];&quot;')&quot;));&quot;;&quot;)))">
            <text:p/>
          </table:table-cell>
          <table:table-cell table:style-name="ce108" table:formula="of:=IF([.E66]=&quot;&quot;;CONCATENATE([.C66];[.D66]);CONCATENATE([.C66];[.D66];&quot;[&quot;;[.E66];&quot;]&quot;))" office:value-type="string" office:string-value="F_XPC[0]" calcext:value-type="string">
            <text:p>F_XPC[0]</text:p>
          </table:table-cell>
          <table:table-cell table:style-name="ce108" table:formula="of:=CONCATENATE(&quot;set_location_assignment PIN_&quot;;[.A66];&quot; -to &quot;;[.O66])" office:value-type="string" office:string-value="set_location_assignment PIN_52 -to F_XPC[0]" calcext:value-type="string">
            <text:p>set_location_assignment PIN_52 -to F_XPC[0]</text:p>
          </table:table-cell>
          <table:table-cell table:style-name="ce110" table:formula="of:=IF([.J66]=&quot;-&quot;;&quot;&quot;;CONCATENATE(&quot;set_instance_assignment -name IO_STANDARD &quot;&quot;&quot;;[.I66];&quot;&quot;&quot; -to &quot;;[.C66]))">
            <text:p/>
          </table:table-cell>
          <table:table-cell table:formula="of:=IF([.A66]=&quot;&quot;;&quot;&quot;;CONCATENATE(&quot;NET &quot;&quot;&quot;;[.O66];&quot;&quot;&quot; LOC = &quot;;[.A66];&quot;;&quot;))" office:value-type="string" office:string-value="NET &quot;F_XPC[0]&quot; LOC = 52;" calcext:value-type="string">
            <text:p>NET "F_XPC[0]" LOC = 52;</text:p>
          </table:table-cell>
          <table:table-cell table:formula="of:=IF([.I66]=&quot;&quot;;&quot;&quot;;CONCATENATE(&quot;NET &quot;&quot;&quot;;[.O66];&quot;&quot;&quot; IOSTANDARD = &quot;;[.I66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97</text:p>
          </table:table-cell>
          <table:table-cell office:value-type="string" calcext:value-type="string">
            <text:p>XPC-F2</text:p>
          </table:table-cell>
          <table:table-cell office:value-type="string" calcext:value-type="string">
            <text:p>F_XP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нтерфейс с кодеками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67]=&quot;&quot;;&quot;std_logic&quot;;IF([.E67]&lt;[.E68];&quot;-&quot;;CONCATENATE(&quot;std_logic_vector ( &quot;;[.E67];&quot; downto 0 )&quot;)))" office:value-type="string" office:string-value="std_logic_vector ( 1 downto 0 )" calcext:value-type="string">
            <text:p>std_logic_vector ( 1 downto 0 )</text:p>
          </table:table-cell>
          <table:table-cell table:style-name="ce108" table:formula="of:=IF([.J67]=&quot;-&quot;;&quot;&quot;;CONCATENATE([.C67];[.D67]))" office:value-type="string" office:string-value="F_XPC" calcext:value-type="string">
            <text:p>F_XPC</text:p>
          </table:table-cell>
          <table:table-cell table:style-name="ce108" table:formula="of:=IF([.J67]=&quot;-&quot;;&quot;&quot;;CONCATENATE(&quot;: &quot;;[.G67];&quot; &quot;;[.J67];&quot;;&quot;))" office:value-type="string" office:string-value=": in std_logic_vector ( 1 downto 0 );" calcext:value-type="string">
            <text:p>: in std_logic_vector ( 1 downto 0 );</text:p>
          </table:table-cell>
          <table:table-cell table:style-name="ce108" table:formula="of:=IF([.J67]=&quot;-&quot;;&quot;&quot;;CONCATENATE(&quot;-- &quot;;[.F67]))" office:value-type="string" office:string-value="-- Интерфейс с кодеками" calcext:value-type="string">
            <text:p>-- Интерфейс с кодеками</text:p>
          </table:table-cell>
          <table:table-cell table:style-name="ce108" table:formula="of:=IF([.J67]=&quot;-&quot;;&quot;&quot;;IF([.G67]=&quot;in&quot;;&quot;&quot;;CONCATENATE([.K67];&quot; &lt;= &quot;;IF([.E67]=&quot;&quot;;CONCATENATE(&quot;'&quot;;[.H67];&quot;'&quot;);CONCATENATE(&quot;(others=&gt;'&quot;;[.H67];&quot;')&quot;));&quot;;&quot;)))">
            <text:p/>
          </table:table-cell>
          <table:table-cell table:style-name="ce108" table:formula="of:=IF([.E67]=&quot;&quot;;CONCATENATE([.C67];[.D67]);CONCATENATE([.C67];[.D67];&quot;[&quot;;[.E67];&quot;]&quot;))" office:value-type="string" office:string-value="F_XPC[1]" calcext:value-type="string">
            <text:p>F_XPC[1]</text:p>
          </table:table-cell>
          <table:table-cell table:style-name="ce108" table:formula="of:=CONCATENATE(&quot;set_location_assignment PIN_&quot;;[.A67];&quot; -to &quot;;[.O67])" office:value-type="string" office:string-value="set_location_assignment PIN_97 -to F_XPC[1]" calcext:value-type="string">
            <text:p>set_location_assignment PIN_97 -to F_XPC[1]</text:p>
          </table:table-cell>
          <table:table-cell table:style-name="ce110" table:formula="of:=IF([.J67]=&quot;-&quot;;&quot;&quot;;CONCATENATE(&quot;set_instance_assignment -name IO_STANDARD &quot;&quot;&quot;;[.I67];&quot;&quot;&quot; -to &quot;;[.C67]))" office:value-type="string" office:string-value="set_instance_assignment -name IO_STANDARD &quot;&quot; -to F_XPC" calcext:value-type="string">
            <text:p>set_instance_assignment -name IO_STANDARD "" -to F_XPC</text:p>
          </table:table-cell>
          <table:table-cell table:formula="of:=IF([.A67]=&quot;&quot;;&quot;&quot;;CONCATENATE(&quot;NET &quot;&quot;&quot;;[.O67];&quot;&quot;&quot; LOC = &quot;;[.A67];&quot;;&quot;))" office:value-type="string" office:string-value="NET &quot;F_XPC[1]&quot; LOC = 97;" calcext:value-type="string">
            <text:p>NET "F_XPC[1]" LOC = 97;</text:p>
          </table:table-cell>
          <table:table-cell table:formula="of:=IF([.I67]=&quot;&quot;;&quot;&quot;;CONCATENATE(&quot;NET &quot;&quot;&quot;;[.O67];&quot;&quot;&quot; IOSTANDARD = &quot;;[.I67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81</text:p>
          </table:table-cell>
          <table:table-cell office:value-type="string" calcext:value-type="string">
            <text:p>SCLKR</text:p>
          </table:table-cell>
          <table:table-cell office:value-type="string" calcext:value-type="string">
            <text:p>F_SRCLK</text:p>
          </table:table-cell>
          <table:table-cell table:number-columns-repeated="2"/>
          <table:table-cell office:value-type="string" calcext:value-type="string">
            <text:p>Интерфейс с кодеками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68]=&quot;&quot;;&quot;std_logic&quot;;IF([.E68]&lt;[.E69];&quot;-&quot;;CONCATENATE(&quot;std_logic_vector ( &quot;;[.E68];&quot; downto 0 )&quot;)))" office:value-type="string" office:string-value="std_logic" calcext:value-type="string">
            <text:p>std_logic</text:p>
          </table:table-cell>
          <table:table-cell table:style-name="ce108" table:formula="of:=IF([.J68]=&quot;-&quot;;&quot;&quot;;CONCATENATE([.C68];[.D68]))" office:value-type="string" office:string-value="F_SRCLK" calcext:value-type="string">
            <text:p>F_SRCLK</text:p>
          </table:table-cell>
          <table:table-cell table:style-name="ce108" table:formula="of:=IF([.J68]=&quot;-&quot;;&quot;&quot;;CONCATENATE(&quot;: &quot;;[.G68];&quot; &quot;;[.J68];&quot;;&quot;))" office:value-type="string" office:string-value=": out std_logic;" calcext:value-type="string">
            <text:p>: out std_logic;</text:p>
          </table:table-cell>
          <table:table-cell table:style-name="ce108" table:formula="of:=IF([.J68]=&quot;-&quot;;&quot;&quot;;CONCATENATE(&quot;-- &quot;;[.F68]))" office:value-type="string" office:string-value="-- Интерфейс с кодеками" calcext:value-type="string">
            <text:p>-- Интерфейс с кодеками</text:p>
          </table:table-cell>
          <table:table-cell table:style-name="ce108" table:formula="of:=IF([.J68]=&quot;-&quot;;&quot;&quot;;IF([.G68]=&quot;in&quot;;&quot;&quot;;CONCATENATE([.K68];&quot; &lt;= &quot;;IF([.E68]=&quot;&quot;;CONCATENATE(&quot;'&quot;;[.H68];&quot;'&quot;);CONCATENATE(&quot;(others=&gt;'&quot;;[.H68];&quot;')&quot;));&quot;;&quot;)))" office:value-type="string" office:string-value="F_SRCLK &lt;= '0';" calcext:value-type="string">
            <text:p>F_SRCLK &lt;= '0';</text:p>
          </table:table-cell>
          <table:table-cell table:style-name="ce108" table:formula="of:=IF([.E68]=&quot;&quot;;CONCATENATE([.C68];[.D68]);CONCATENATE([.C68];[.D68];&quot;[&quot;;[.E68];&quot;]&quot;))" office:value-type="string" office:string-value="F_SRCLK" calcext:value-type="string">
            <text:p>F_SRCLK</text:p>
          </table:table-cell>
          <table:table-cell table:style-name="ce108" table:formula="of:=CONCATENATE(&quot;set_location_assignment PIN_&quot;;[.A68];&quot; -to &quot;;[.O68])" office:value-type="string" office:string-value="set_location_assignment PIN_81 -to F_SRCLK" calcext:value-type="string">
            <text:p>set_location_assignment PIN_81 -to F_SRCLK</text:p>
          </table:table-cell>
          <table:table-cell table:style-name="ce110" table:formula="of:=IF([.J68]=&quot;-&quot;;&quot;&quot;;CONCATENATE(&quot;set_instance_assignment -name IO_STANDARD &quot;&quot;&quot;;[.I68];&quot;&quot;&quot; -to &quot;;[.C68]))" office:value-type="string" office:string-value="set_instance_assignment -name IO_STANDARD &quot;&quot; -to F_SRCLK" calcext:value-type="string">
            <text:p>set_instance_assignment -name IO_STANDARD "" -to F_SRCLK</text:p>
          </table:table-cell>
          <table:table-cell table:formula="of:=IF([.A68]=&quot;&quot;;&quot;&quot;;CONCATENATE(&quot;NET &quot;&quot;&quot;;[.O68];&quot;&quot;&quot; LOC = &quot;;[.A68];&quot;;&quot;))" office:value-type="string" office:string-value="NET &quot;F_SRCLK&quot; LOC = 81;" calcext:value-type="string">
            <text:p>NET "F_SRCLK" LOC = 81;</text:p>
          </table:table-cell>
          <table:table-cell table:formula="of:=IF([.I68]=&quot;&quot;;&quot;&quot;;CONCATENATE(&quot;NET &quot;&quot;&quot;;[.O68];&quot;&quot;&quot; IOSTANDARD = &quot;;[.I68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51</text:p>
          </table:table-cell>
          <table:table-cell office:value-type="string" calcext:value-type="string">
            <text:p>RDO-F1</text:p>
          </table:table-cell>
          <table:table-cell office:value-type="string" calcext:value-type="string">
            <text:p>F_R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Интерфейс с кодеками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69]=&quot;&quot;;&quot;std_logic&quot;;IF([.E69]&lt;[.E70];&quot;-&quot;;CONCATENATE(&quot;std_logic_vector ( &quot;;[.E69];&quot; downto 0 )&quot;)))" office:value-type="string" office:string-value="-" calcext:value-type="string">
            <text:p>-</text:p>
          </table:table-cell>
          <table:table-cell table:style-name="ce108" table:formula="of:=IF([.J69]=&quot;-&quot;;&quot;&quot;;CONCATENATE([.C69];[.D69]))">
            <text:p/>
          </table:table-cell>
          <table:table-cell table:style-name="ce108" table:formula="of:=IF([.J69]=&quot;-&quot;;&quot;&quot;;CONCATENATE(&quot;: &quot;;[.G69];&quot; &quot;;[.J69];&quot;;&quot;))">
            <text:p/>
          </table:table-cell>
          <table:table-cell table:style-name="ce108" table:formula="of:=IF([.J69]=&quot;-&quot;;&quot;&quot;;CONCATENATE(&quot;-- &quot;;[.F69]))">
            <text:p/>
          </table:table-cell>
          <table:table-cell table:style-name="ce108" table:formula="of:=IF([.J69]=&quot;-&quot;;&quot;&quot;;IF([.G69]=&quot;in&quot;;&quot;&quot;;CONCATENATE([.K69];&quot; &lt;= &quot;;IF([.E69]=&quot;&quot;;CONCATENATE(&quot;'&quot;;[.H69];&quot;'&quot;);CONCATENATE(&quot;(others=&gt;'&quot;;[.H69];&quot;')&quot;));&quot;;&quot;)))">
            <text:p/>
          </table:table-cell>
          <table:table-cell table:style-name="ce108" table:formula="of:=IF([.E69]=&quot;&quot;;CONCATENATE([.C69];[.D69]);CONCATENATE([.C69];[.D69];&quot;[&quot;;[.E69];&quot;]&quot;))" office:value-type="string" office:string-value="F_RD[0]" calcext:value-type="string">
            <text:p>F_RD[0]</text:p>
          </table:table-cell>
          <table:table-cell table:style-name="ce108" table:formula="of:=CONCATENATE(&quot;set_location_assignment PIN_&quot;;[.A69];&quot; -to &quot;;[.O69])" office:value-type="string" office:string-value="set_location_assignment PIN_51 -to F_RD[0]" calcext:value-type="string">
            <text:p>set_location_assignment PIN_51 -to F_RD[0]</text:p>
          </table:table-cell>
          <table:table-cell table:style-name="ce110" table:formula="of:=IF([.J69]=&quot;-&quot;;&quot;&quot;;CONCATENATE(&quot;set_instance_assignment -name IO_STANDARD &quot;&quot;&quot;;[.I69];&quot;&quot;&quot; -to &quot;;[.C69]))">
            <text:p/>
          </table:table-cell>
          <table:table-cell table:formula="of:=IF([.A69]=&quot;&quot;;&quot;&quot;;CONCATENATE(&quot;NET &quot;&quot;&quot;;[.O69];&quot;&quot;&quot; LOC = &quot;;[.A69];&quot;;&quot;))" office:value-type="string" office:string-value="NET &quot;F_RD[0]&quot; LOC = 51;" calcext:value-type="string">
            <text:p>NET "F_RD[0]" LOC = 51;</text:p>
          </table:table-cell>
          <table:table-cell table:formula="of:=IF([.I69]=&quot;&quot;;&quot;&quot;;CONCATENATE(&quot;NET &quot;&quot;&quot;;[.O69];&quot;&quot;&quot; IOSTANDARD = &quot;;[.I69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80</text:p>
          </table:table-cell>
          <table:table-cell office:value-type="string" calcext:value-type="string">
            <text:p>RDO-F2</text:p>
          </table:table-cell>
          <table:table-cell office:value-type="string" calcext:value-type="string">
            <text:p>F_R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нтерфейс с кодеками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70]=&quot;&quot;;&quot;std_logic&quot;;IF([.E70]&lt;[.E71];&quot;-&quot;;CONCATENATE(&quot;std_logic_vector ( &quot;;[.E70];&quot; downto 0 )&quot;)))" office:value-type="string" office:string-value="std_logic_vector ( 1 downto 0 )" calcext:value-type="string">
            <text:p>std_logic_vector ( 1 downto 0 )</text:p>
          </table:table-cell>
          <table:table-cell table:style-name="ce108" table:formula="of:=IF([.J70]=&quot;-&quot;;&quot;&quot;;CONCATENATE([.C70];[.D70]))" office:value-type="string" office:string-value="F_RD" calcext:value-type="string">
            <text:p>F_RD</text:p>
          </table:table-cell>
          <table:table-cell table:style-name="ce108" table:formula="of:=IF([.J70]=&quot;-&quot;;&quot;&quot;;CONCATENATE(&quot;: &quot;;[.G70];&quot; &quot;;[.J70];&quot;;&quot;))" office:value-type="string" office:string-value=": in std_logic_vector ( 1 downto 0 );" calcext:value-type="string">
            <text:p>: in std_logic_vector ( 1 downto 0 );</text:p>
          </table:table-cell>
          <table:table-cell table:style-name="ce108" table:formula="of:=IF([.J70]=&quot;-&quot;;&quot;&quot;;CONCATENATE(&quot;-- &quot;;[.F70]))" office:value-type="string" office:string-value="-- Интерфейс с кодеками" calcext:value-type="string">
            <text:p>-- Интерфейс с кодеками</text:p>
          </table:table-cell>
          <table:table-cell table:style-name="ce108" table:formula="of:=IF([.J70]=&quot;-&quot;;&quot;&quot;;IF([.G70]=&quot;in&quot;;&quot;&quot;;CONCATENATE([.K70];&quot; &lt;= &quot;;IF([.E70]=&quot;&quot;;CONCATENATE(&quot;'&quot;;[.H70];&quot;'&quot;);CONCATENATE(&quot;(others=&gt;'&quot;;[.H70];&quot;')&quot;));&quot;;&quot;)))">
            <text:p/>
          </table:table-cell>
          <table:table-cell table:style-name="ce108" table:formula="of:=IF([.E70]=&quot;&quot;;CONCATENATE([.C70];[.D70]);CONCATENATE([.C70];[.D70];&quot;[&quot;;[.E70];&quot;]&quot;))" office:value-type="string" office:string-value="F_RD[1]" calcext:value-type="string">
            <text:p>F_RD[1]</text:p>
          </table:table-cell>
          <table:table-cell table:style-name="ce108" table:formula="of:=CONCATENATE(&quot;set_location_assignment PIN_&quot;;[.A70];&quot; -to &quot;;[.O70])" office:value-type="string" office:string-value="set_location_assignment PIN_80 -to F_RD[1]" calcext:value-type="string">
            <text:p>set_location_assignment PIN_80 -to F_RD[1]</text:p>
          </table:table-cell>
          <table:table-cell table:style-name="ce110" table:formula="of:=IF([.J70]=&quot;-&quot;;&quot;&quot;;CONCATENATE(&quot;set_instance_assignment -name IO_STANDARD &quot;&quot;&quot;;[.I70];&quot;&quot;&quot; -to &quot;;[.C70]))" office:value-type="string" office:string-value="set_instance_assignment -name IO_STANDARD &quot;&quot; -to F_RD" calcext:value-type="string">
            <text:p>set_instance_assignment -name IO_STANDARD "" -to F_RD</text:p>
          </table:table-cell>
          <table:table-cell table:formula="of:=IF([.A70]=&quot;&quot;;&quot;&quot;;CONCATENATE(&quot;NET &quot;&quot;&quot;;[.O70];&quot;&quot;&quot; LOC = &quot;;[.A70];&quot;;&quot;))" office:value-type="string" office:string-value="NET &quot;F_RD[1]&quot; LOC = 80;" calcext:value-type="string">
            <text:p>NET "F_RD[1]" LOC = 80;</text:p>
          </table:table-cell>
          <table:table-cell table:formula="of:=IF([.I70]=&quot;&quot;;&quot;&quot;;CONCATENATE(&quot;NET &quot;&quot;&quot;;[.O70];&quot;&quot;&quot; IOSTANDARD = &quot;;[.I70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48</text:p>
          </table:table-cell>
          <table:table-cell office:value-type="string" calcext:value-type="string">
            <text:p>RPA-F1</text:p>
          </table:table-cell>
          <table:table-cell office:value-type="string" calcext:value-type="string">
            <text:p>F_RP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Интерфейс с кодеками</text:p>
          </table:table-cell>
          <table:table-cell office:value-type="string" calcext:value-type="string">
            <text:p>out</text:p>
          </table:table-cell>
          <table:table-cell table:number-columns-repeated="2"/>
          <table:table-cell table:style-name="ce108" table:formula="of:=IF([.E71]=&quot;&quot;;&quot;std_logic&quot;;IF([.E71]&lt;[.E72];&quot;-&quot;;CONCATENATE(&quot;std_logic_vector ( &quot;;[.E71];&quot; downto 0 )&quot;)))" office:value-type="string" office:string-value="-" calcext:value-type="string">
            <text:p>-</text:p>
          </table:table-cell>
          <table:table-cell table:style-name="ce108" table:formula="of:=IF([.J71]=&quot;-&quot;;&quot;&quot;;CONCATENATE([.C71];[.D71]))">
            <text:p/>
          </table:table-cell>
          <table:table-cell table:style-name="ce108" table:formula="of:=IF([.J71]=&quot;-&quot;;&quot;&quot;;CONCATENATE(&quot;: &quot;;[.G71];&quot; &quot;;[.J71];&quot;;&quot;))">
            <text:p/>
          </table:table-cell>
          <table:table-cell table:style-name="ce108" table:formula="of:=IF([.J71]=&quot;-&quot;;&quot;&quot;;CONCATENATE(&quot;-- &quot;;[.F71]))">
            <text:p/>
          </table:table-cell>
          <table:table-cell table:style-name="ce108" table:formula="of:=IF([.J71]=&quot;-&quot;;&quot;&quot;;IF([.G71]=&quot;in&quot;;&quot;&quot;;CONCATENATE([.K71];&quot; &lt;= &quot;;IF([.E71]=&quot;&quot;;CONCATENATE(&quot;'&quot;;[.H71];&quot;'&quot;);CONCATENATE(&quot;(others=&gt;'&quot;;[.H71];&quot;')&quot;));&quot;;&quot;)))">
            <text:p/>
          </table:table-cell>
          <table:table-cell table:style-name="ce108" table:formula="of:=IF([.E71]=&quot;&quot;;CONCATENATE([.C71];[.D71]);CONCATENATE([.C71];[.D71];&quot;[&quot;;[.E71];&quot;]&quot;))" office:value-type="string" office:string-value="F_RPA[0]" calcext:value-type="string">
            <text:p>F_RPA[0]</text:p>
          </table:table-cell>
          <table:table-cell table:style-name="ce108" table:formula="of:=CONCATENATE(&quot;set_location_assignment PIN_&quot;;[.A71];&quot; -to &quot;;[.O71])" office:value-type="string" office:string-value="set_location_assignment PIN_48 -to F_RPA[0]" calcext:value-type="string">
            <text:p>set_location_assignment PIN_48 -to F_RPA[0]</text:p>
          </table:table-cell>
          <table:table-cell table:style-name="ce110" table:formula="of:=IF([.J71]=&quot;-&quot;;&quot;&quot;;CONCATENATE(&quot;set_instance_assignment -name IO_STANDARD &quot;&quot;&quot;;[.I71];&quot;&quot;&quot; -to &quot;;[.C71]))">
            <text:p/>
          </table:table-cell>
          <table:table-cell table:formula="of:=IF([.A71]=&quot;&quot;;&quot;&quot;;CONCATENATE(&quot;NET &quot;&quot;&quot;;[.O71];&quot;&quot;&quot; LOC = &quot;;[.A71];&quot;;&quot;))" office:value-type="string" office:string-value="NET &quot;F_RPA[0]&quot; LOC = 48;" calcext:value-type="string">
            <text:p>NET "F_RPA[0]" LOC = 48;</text:p>
          </table:table-cell>
          <table:table-cell table:formula="of:=IF([.I71]=&quot;&quot;;&quot;&quot;;CONCATENATE(&quot;NET &quot;&quot;&quot;;[.O71];&quot;&quot;&quot; IOSTANDARD = &quot;;[.I71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79</text:p>
          </table:table-cell>
          <table:table-cell office:value-type="string" calcext:value-type="string">
            <text:p>RPA-F2</text:p>
          </table:table-cell>
          <table:table-cell office:value-type="string" calcext:value-type="string">
            <text:p>F_RP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нтерфейс с кодеками</text:p>
          </table:table-cell>
          <table:table-cell office:value-type="string" calcext:value-type="string">
            <text:p>out</text:p>
          </table:table-cell>
          <table:table-cell table:number-columns-repeated="2"/>
          <table:table-cell table:style-name="ce108" table:formula="of:=IF([.E72]=&quot;&quot;;&quot;std_logic&quot;;IF([.E72]&lt;[.E73];&quot;-&quot;;CONCATENATE(&quot;std_logic_vector ( &quot;;[.E72];&quot; downto 0 )&quot;)))" office:value-type="string" office:string-value="std_logic_vector ( 1 downto 0 )" calcext:value-type="string">
            <text:p>std_logic_vector ( 1 downto 0 )</text:p>
          </table:table-cell>
          <table:table-cell table:style-name="ce108" table:formula="of:=IF([.J72]=&quot;-&quot;;&quot;&quot;;CONCATENATE([.C72];[.D72]))" office:value-type="string" office:string-value="F_RPA" calcext:value-type="string">
            <text:p>F_RPA</text:p>
          </table:table-cell>
          <table:table-cell table:style-name="ce108" table:formula="of:=IF([.J72]=&quot;-&quot;;&quot;&quot;;CONCATENATE(&quot;: &quot;;[.G72];&quot; &quot;;[.J72];&quot;;&quot;))" office:value-type="string" office:string-value=": out std_logic_vector ( 1 downto 0 );" calcext:value-type="string">
            <text:p>: out std_logic_vector ( 1 downto 0 );</text:p>
          </table:table-cell>
          <table:table-cell table:style-name="ce108" table:formula="of:=IF([.J72]=&quot;-&quot;;&quot;&quot;;CONCATENATE(&quot;-- &quot;;[.F72]))" office:value-type="string" office:string-value="-- Интерфейс с кодеками" calcext:value-type="string">
            <text:p>-- Интерфейс с кодеками</text:p>
          </table:table-cell>
          <table:table-cell table:style-name="ce108" table:formula="of:=IF([.J72]=&quot;-&quot;;&quot;&quot;;IF([.G72]=&quot;in&quot;;&quot;&quot;;CONCATENATE([.K72];&quot; &lt;= &quot;;IF([.E72]=&quot;&quot;;CONCATENATE(&quot;'&quot;;[.H72];&quot;'&quot;);CONCATENATE(&quot;(others=&gt;'&quot;;[.H72];&quot;')&quot;));&quot;;&quot;)))" office:value-type="string" office:string-value="F_RPA &lt;= (others=&gt;'');" calcext:value-type="string">
            <text:p>F_RPA &lt;= (others=&gt;'');</text:p>
          </table:table-cell>
          <table:table-cell table:style-name="ce108" table:formula="of:=IF([.E72]=&quot;&quot;;CONCATENATE([.C72];[.D72]);CONCATENATE([.C72];[.D72];&quot;[&quot;;[.E72];&quot;]&quot;))" office:value-type="string" office:string-value="F_RPA[1]" calcext:value-type="string">
            <text:p>F_RPA[1]</text:p>
          </table:table-cell>
          <table:table-cell table:style-name="ce108" table:formula="of:=CONCATENATE(&quot;set_location_assignment PIN_&quot;;[.A72];&quot; -to &quot;;[.O72])" office:value-type="string" office:string-value="set_location_assignment PIN_79 -to F_RPA[1]" calcext:value-type="string">
            <text:p>set_location_assignment PIN_79 -to F_RPA[1]</text:p>
          </table:table-cell>
          <table:table-cell table:style-name="ce110" table:formula="of:=IF([.J72]=&quot;-&quot;;&quot;&quot;;CONCATENATE(&quot;set_instance_assignment -name IO_STANDARD &quot;&quot;&quot;;[.I72];&quot;&quot;&quot; -to &quot;;[.C72]))" office:value-type="string" office:string-value="set_instance_assignment -name IO_STANDARD &quot;&quot; -to F_RPA" calcext:value-type="string">
            <text:p>set_instance_assignment -name IO_STANDARD "" -to F_RPA</text:p>
          </table:table-cell>
          <table:table-cell table:formula="of:=IF([.A72]=&quot;&quot;;&quot;&quot;;CONCATENATE(&quot;NET &quot;&quot;&quot;;[.O72];&quot;&quot;&quot; LOC = &quot;;[.A72];&quot;;&quot;))" office:value-type="string" office:string-value="NET &quot;F_RPA[1]&quot; LOC = 79;" calcext:value-type="string">
            <text:p>NET "F_RPA[1]" LOC = 79;</text:p>
          </table:table-cell>
          <table:table-cell table:formula="of:=IF([.I72]=&quot;&quot;;&quot;&quot;;CONCATENATE(&quot;NET &quot;&quot;&quot;;[.O72];&quot;&quot;&quot; IOSTANDARD = &quot;;[.I72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47</text:p>
          </table:table-cell>
          <table:table-cell office:value-type="string" calcext:value-type="string">
            <text:p>RPB-F1</text:p>
          </table:table-cell>
          <table:table-cell office:value-type="string" calcext:value-type="string">
            <text:p>F_RPB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Интерфейс с кодеками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73]=&quot;&quot;;&quot;std_logic&quot;;IF([.E73]&lt;[.E74];&quot;-&quot;;CONCATENATE(&quot;std_logic_vector ( &quot;;[.E73];&quot; downto 0 )&quot;)))" office:value-type="string" office:string-value="-" calcext:value-type="string">
            <text:p>-</text:p>
          </table:table-cell>
          <table:table-cell table:style-name="ce108" table:formula="of:=IF([.J73]=&quot;-&quot;;&quot;&quot;;CONCATENATE([.C73];[.D73]))">
            <text:p/>
          </table:table-cell>
          <table:table-cell table:style-name="ce108" table:formula="of:=IF([.J73]=&quot;-&quot;;&quot;&quot;;CONCATENATE(&quot;: &quot;;[.G73];&quot; &quot;;[.J73];&quot;;&quot;))">
            <text:p/>
          </table:table-cell>
          <table:table-cell table:style-name="ce108" table:formula="of:=IF([.J73]=&quot;-&quot;;&quot;&quot;;CONCATENATE(&quot;-- &quot;;[.F73]))">
            <text:p/>
          </table:table-cell>
          <table:table-cell table:style-name="ce108" table:formula="of:=IF([.J73]=&quot;-&quot;;&quot;&quot;;IF([.G73]=&quot;in&quot;;&quot;&quot;;CONCATENATE([.K73];&quot; &lt;= &quot;;IF([.E73]=&quot;&quot;;CONCATENATE(&quot;'&quot;;[.H73];&quot;'&quot;);CONCATENATE(&quot;(others=&gt;'&quot;;[.H73];&quot;')&quot;));&quot;;&quot;)))">
            <text:p/>
          </table:table-cell>
          <table:table-cell table:style-name="ce108" table:formula="of:=IF([.E73]=&quot;&quot;;CONCATENATE([.C73];[.D73]);CONCATENATE([.C73];[.D73];&quot;[&quot;;[.E73];&quot;]&quot;))" office:value-type="string" office:string-value="F_RPB[0]" calcext:value-type="string">
            <text:p>F_RPB[0]</text:p>
          </table:table-cell>
          <table:table-cell table:style-name="ce108" table:formula="of:=CONCATENATE(&quot;set_location_assignment PIN_&quot;;[.A73];&quot; -to &quot;;[.O73])" office:value-type="string" office:string-value="set_location_assignment PIN_47 -to F_RPB[0]" calcext:value-type="string">
            <text:p>set_location_assignment PIN_47 -to F_RPB[0]</text:p>
          </table:table-cell>
          <table:table-cell table:style-name="ce110" table:formula="of:=IF([.J73]=&quot;-&quot;;&quot;&quot;;CONCATENATE(&quot;set_instance_assignment -name IO_STANDARD &quot;&quot;&quot;;[.I73];&quot;&quot;&quot; -to &quot;;[.C73]))">
            <text:p/>
          </table:table-cell>
          <table:table-cell table:formula="of:=IF([.A73]=&quot;&quot;;&quot;&quot;;CONCATENATE(&quot;NET &quot;&quot;&quot;;[.O73];&quot;&quot;&quot; LOC = &quot;;[.A73];&quot;;&quot;))" office:value-type="string" office:string-value="NET &quot;F_RPB[0]&quot; LOC = 47;" calcext:value-type="string">
            <text:p>NET "F_RPB[0]" LOC = 47;</text:p>
          </table:table-cell>
          <table:table-cell table:formula="of:=IF([.I73]=&quot;&quot;;&quot;&quot;;CONCATENATE(&quot;NET &quot;&quot;&quot;;[.O73];&quot;&quot;&quot; IOSTANDARD = &quot;;[.I73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76</text:p>
          </table:table-cell>
          <table:table-cell office:value-type="string" calcext:value-type="string">
            <text:p>RPB-F2</text:p>
          </table:table-cell>
          <table:table-cell office:value-type="string" calcext:value-type="string">
            <text:p>F_RPB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нтерфейс с кодеками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74]=&quot;&quot;;&quot;std_logic&quot;;IF([.E74]&lt;[.E75];&quot;-&quot;;CONCATENATE(&quot;std_logic_vector ( &quot;;[.E74];&quot; downto 0 )&quot;)))" office:value-type="string" office:string-value="std_logic_vector ( 1 downto 0 )" calcext:value-type="string">
            <text:p>std_logic_vector ( 1 downto 0 )</text:p>
          </table:table-cell>
          <table:table-cell table:style-name="ce108" table:formula="of:=IF([.J74]=&quot;-&quot;;&quot;&quot;;CONCATENATE([.C74];[.D74]))" office:value-type="string" office:string-value="F_RPB" calcext:value-type="string">
            <text:p>F_RPB</text:p>
          </table:table-cell>
          <table:table-cell table:style-name="ce108" table:formula="of:=IF([.J74]=&quot;-&quot;;&quot;&quot;;CONCATENATE(&quot;: &quot;;[.G74];&quot; &quot;;[.J74];&quot;;&quot;))" office:value-type="string" office:string-value=": in std_logic_vector ( 1 downto 0 );" calcext:value-type="string">
            <text:p>: in std_logic_vector ( 1 downto 0 );</text:p>
          </table:table-cell>
          <table:table-cell table:style-name="ce108" table:formula="of:=IF([.J74]=&quot;-&quot;;&quot;&quot;;CONCATENATE(&quot;-- &quot;;[.F74]))" office:value-type="string" office:string-value="-- Интерфейс с кодеками" calcext:value-type="string">
            <text:p>-- Интерфейс с кодеками</text:p>
          </table:table-cell>
          <table:table-cell table:style-name="ce108" table:formula="of:=IF([.J74]=&quot;-&quot;;&quot;&quot;;IF([.G74]=&quot;in&quot;;&quot;&quot;;CONCATENATE([.K74];&quot; &lt;= &quot;;IF([.E74]=&quot;&quot;;CONCATENATE(&quot;'&quot;;[.H74];&quot;'&quot;);CONCATENATE(&quot;(others=&gt;'&quot;;[.H74];&quot;')&quot;));&quot;;&quot;)))">
            <text:p/>
          </table:table-cell>
          <table:table-cell table:style-name="ce108" table:formula="of:=IF([.E74]=&quot;&quot;;CONCATENATE([.C74];[.D74]);CONCATENATE([.C74];[.D74];&quot;[&quot;;[.E74];&quot;]&quot;))" office:value-type="string" office:string-value="F_RPB[1]" calcext:value-type="string">
            <text:p>F_RPB[1]</text:p>
          </table:table-cell>
          <table:table-cell table:style-name="ce108" table:formula="of:=CONCATENATE(&quot;set_location_assignment PIN_&quot;;[.A74];&quot; -to &quot;;[.O74])" office:value-type="string" office:string-value="set_location_assignment PIN_76 -to F_RPB[1]" calcext:value-type="string">
            <text:p>set_location_assignment PIN_76 -to F_RPB[1]</text:p>
          </table:table-cell>
          <table:table-cell table:style-name="ce110" table:formula="of:=IF([.J74]=&quot;-&quot;;&quot;&quot;;CONCATENATE(&quot;set_instance_assignment -name IO_STANDARD &quot;&quot;&quot;;[.I74];&quot;&quot;&quot; -to &quot;;[.C74]))" office:value-type="string" office:string-value="set_instance_assignment -name IO_STANDARD &quot;&quot; -to F_RPB" calcext:value-type="string">
            <text:p>set_instance_assignment -name IO_STANDARD "" -to F_RPB</text:p>
          </table:table-cell>
          <table:table-cell table:formula="of:=IF([.A74]=&quot;&quot;;&quot;&quot;;CONCATENATE(&quot;NET &quot;&quot;&quot;;[.O74];&quot;&quot;&quot; LOC = &quot;;[.A74];&quot;;&quot;))" office:value-type="string" office:string-value="NET &quot;F_RPB[1]&quot; LOC = 76;" calcext:value-type="string">
            <text:p>NET "F_RPB[1]" LOC = 76;</text:p>
          </table:table-cell>
          <table:table-cell table:formula="of:=IF([.I74]=&quot;&quot;;&quot;&quot;;CONCATENATE(&quot;NET &quot;&quot;&quot;;[.O74];&quot;&quot;&quot; IOSTANDARD = &quot;;[.I74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45</text:p>
          </table:table-cell>
          <table:table-cell office:value-type="string" calcext:value-type="string">
            <text:p>RPC-F1</text:p>
          </table:table-cell>
          <table:table-cell office:value-type="string" calcext:value-type="string">
            <text:p>F_RP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Интерфейс с кодеками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75]=&quot;&quot;;&quot;std_logic&quot;;IF([.E75]&lt;[.E76];&quot;-&quot;;CONCATENATE(&quot;std_logic_vector ( &quot;;[.E75];&quot; downto 0 )&quot;)))" office:value-type="string" office:string-value="-" calcext:value-type="string">
            <text:p>-</text:p>
          </table:table-cell>
          <table:table-cell table:style-name="ce108" table:formula="of:=IF([.J75]=&quot;-&quot;;&quot;&quot;;CONCATENATE([.C75];[.D75]))">
            <text:p/>
          </table:table-cell>
          <table:table-cell table:style-name="ce108" table:formula="of:=IF([.J75]=&quot;-&quot;;&quot;&quot;;CONCATENATE(&quot;: &quot;;[.G75];&quot; &quot;;[.J75];&quot;;&quot;))">
            <text:p/>
          </table:table-cell>
          <table:table-cell table:style-name="ce108" table:formula="of:=IF([.J75]=&quot;-&quot;;&quot;&quot;;CONCATENATE(&quot;-- &quot;;[.F75]))">
            <text:p/>
          </table:table-cell>
          <table:table-cell table:style-name="ce108" table:formula="of:=IF([.J75]=&quot;-&quot;;&quot;&quot;;IF([.G75]=&quot;in&quot;;&quot;&quot;;CONCATENATE([.K75];&quot; &lt;= &quot;;IF([.E75]=&quot;&quot;;CONCATENATE(&quot;'&quot;;[.H75];&quot;'&quot;);CONCATENATE(&quot;(others=&gt;'&quot;;[.H75];&quot;')&quot;));&quot;;&quot;)))">
            <text:p/>
          </table:table-cell>
          <table:table-cell table:style-name="ce108" table:formula="of:=IF([.E75]=&quot;&quot;;CONCATENATE([.C75];[.D75]);CONCATENATE([.C75];[.D75];&quot;[&quot;;[.E75];&quot;]&quot;))" office:value-type="string" office:string-value="F_RPC[0]" calcext:value-type="string">
            <text:p>F_RPC[0]</text:p>
          </table:table-cell>
          <table:table-cell table:style-name="ce108" table:formula="of:=CONCATENATE(&quot;set_location_assignment PIN_&quot;;[.A75];&quot; -to &quot;;[.O75])" office:value-type="string" office:string-value="set_location_assignment PIN_45 -to F_RPC[0]" calcext:value-type="string">
            <text:p>set_location_assignment PIN_45 -to F_RPC[0]</text:p>
          </table:table-cell>
          <table:table-cell table:style-name="ce110" table:formula="of:=IF([.J75]=&quot;-&quot;;&quot;&quot;;CONCATENATE(&quot;set_instance_assignment -name IO_STANDARD &quot;&quot;&quot;;[.I75];&quot;&quot;&quot; -to &quot;;[.C75]))">
            <text:p/>
          </table:table-cell>
          <table:table-cell table:formula="of:=IF([.A75]=&quot;&quot;;&quot;&quot;;CONCATENATE(&quot;NET &quot;&quot;&quot;;[.O75];&quot;&quot;&quot; LOC = &quot;;[.A75];&quot;;&quot;))" office:value-type="string" office:string-value="NET &quot;F_RPC[0]&quot; LOC = 45;" calcext:value-type="string">
            <text:p>NET "F_RPC[0]" LOC = 45;</text:p>
          </table:table-cell>
          <table:table-cell table:formula="of:=IF([.I75]=&quot;&quot;;&quot;&quot;;CONCATENATE(&quot;NET &quot;&quot;&quot;;[.O75];&quot;&quot;&quot; IOSTANDARD = &quot;;[.I75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75</text:p>
          </table:table-cell>
          <table:table-cell office:value-type="string" calcext:value-type="string">
            <text:p>RPC-F2</text:p>
          </table:table-cell>
          <table:table-cell office:value-type="string" calcext:value-type="string">
            <text:p>F_RP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нтерфейс с кодеками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76]=&quot;&quot;;&quot;std_logic&quot;;IF([.E76]&lt;[.E77];&quot;-&quot;;CONCATENATE(&quot;std_logic_vector ( &quot;;[.E76];&quot; downto 0 )&quot;)))" office:value-type="string" office:string-value="std_logic_vector ( 1 downto 0 )" calcext:value-type="string">
            <text:p>std_logic_vector ( 1 downto 0 )</text:p>
          </table:table-cell>
          <table:table-cell table:style-name="ce108" table:formula="of:=IF([.J76]=&quot;-&quot;;&quot;&quot;;CONCATENATE([.C76];[.D76]))" office:value-type="string" office:string-value="F_RPC" calcext:value-type="string">
            <text:p>F_RPC</text:p>
          </table:table-cell>
          <table:table-cell table:style-name="ce108" table:formula="of:=IF([.J76]=&quot;-&quot;;&quot;&quot;;CONCATENATE(&quot;: &quot;;[.G76];&quot; &quot;;[.J76];&quot;;&quot;))" office:value-type="string" office:string-value=": in std_logic_vector ( 1 downto 0 );" calcext:value-type="string">
            <text:p>: in std_logic_vector ( 1 downto 0 );</text:p>
          </table:table-cell>
          <table:table-cell table:style-name="ce108" table:formula="of:=IF([.J76]=&quot;-&quot;;&quot;&quot;;CONCATENATE(&quot;-- &quot;;[.F76]))" office:value-type="string" office:string-value="-- Интерфейс с кодеками" calcext:value-type="string">
            <text:p>-- Интерфейс с кодеками</text:p>
          </table:table-cell>
          <table:table-cell table:style-name="ce108" table:formula="of:=IF([.J76]=&quot;-&quot;;&quot;&quot;;IF([.G76]=&quot;in&quot;;&quot;&quot;;CONCATENATE([.K76];&quot; &lt;= &quot;;IF([.E76]=&quot;&quot;;CONCATENATE(&quot;'&quot;;[.H76];&quot;'&quot;);CONCATENATE(&quot;(others=&gt;'&quot;;[.H76];&quot;')&quot;));&quot;;&quot;)))">
            <text:p/>
          </table:table-cell>
          <table:table-cell table:style-name="ce108" table:formula="of:=IF([.E76]=&quot;&quot;;CONCATENATE([.C76];[.D76]);CONCATENATE([.C76];[.D76];&quot;[&quot;;[.E76];&quot;]&quot;))" office:value-type="string" office:string-value="F_RPC[1]" calcext:value-type="string">
            <text:p>F_RPC[1]</text:p>
          </table:table-cell>
          <table:table-cell table:style-name="ce108" table:formula="of:=CONCATENATE(&quot;set_location_assignment PIN_&quot;;[.A76];&quot; -to &quot;;[.O76])" office:value-type="string" office:string-value="set_location_assignment PIN_75 -to F_RPC[1]" calcext:value-type="string">
            <text:p>set_location_assignment PIN_75 -to F_RPC[1]</text:p>
          </table:table-cell>
          <table:table-cell table:style-name="ce110" table:formula="of:=IF([.J76]=&quot;-&quot;;&quot;&quot;;CONCATENATE(&quot;set_instance_assignment -name IO_STANDARD &quot;&quot;&quot;;[.I76];&quot;&quot;&quot; -to &quot;;[.C76]))" office:value-type="string" office:string-value="set_instance_assignment -name IO_STANDARD &quot;&quot; -to F_RPC" calcext:value-type="string">
            <text:p>set_instance_assignment -name IO_STANDARD "" -to F_RPC</text:p>
          </table:table-cell>
          <table:table-cell table:formula="of:=IF([.A76]=&quot;&quot;;&quot;&quot;;CONCATENATE(&quot;NET &quot;&quot;&quot;;[.O76];&quot;&quot;&quot; LOC = &quot;;[.A76];&quot;;&quot;))" office:value-type="string" office:string-value="NET &quot;F_RPC[1]&quot; LOC = 75;" calcext:value-type="string">
            <text:p>NET "F_RPC[1]" LOC = 75;</text:p>
          </table:table-cell>
          <table:table-cell table:formula="of:=IF([.I76]=&quot;&quot;;&quot;&quot;;CONCATENATE(&quot;NET &quot;&quot;&quot;;[.O76];&quot;&quot;&quot; IOSTANDARD = &quot;;[.I76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44</text:p>
          </table:table-cell>
          <table:table-cell office:value-type="string" calcext:value-type="string">
            <text:p>RPD-F1</text:p>
          </table:table-cell>
          <table:table-cell office:value-type="string" calcext:value-type="string">
            <text:p>F_RP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Интерфейс с кодеками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77]=&quot;&quot;;&quot;std_logic&quot;;IF([.E77]&lt;[.E78];&quot;-&quot;;CONCATENATE(&quot;std_logic_vector ( &quot;;[.E77];&quot; downto 0 )&quot;)))" office:value-type="string" office:string-value="-" calcext:value-type="string">
            <text:p>-</text:p>
          </table:table-cell>
          <table:table-cell table:style-name="ce108" table:formula="of:=IF([.J77]=&quot;-&quot;;&quot;&quot;;CONCATENATE([.C77];[.D77]))">
            <text:p/>
          </table:table-cell>
          <table:table-cell table:style-name="ce108" table:formula="of:=IF([.J77]=&quot;-&quot;;&quot;&quot;;CONCATENATE(&quot;: &quot;;[.G77];&quot; &quot;;[.J77];&quot;;&quot;))">
            <text:p/>
          </table:table-cell>
          <table:table-cell table:style-name="ce108" table:formula="of:=IF([.J77]=&quot;-&quot;;&quot;&quot;;CONCATENATE(&quot;-- &quot;;[.F77]))">
            <text:p/>
          </table:table-cell>
          <table:table-cell table:style-name="ce108" table:formula="of:=IF([.J77]=&quot;-&quot;;&quot;&quot;;IF([.G77]=&quot;in&quot;;&quot;&quot;;CONCATENATE([.K77];&quot; &lt;= &quot;;IF([.E77]=&quot;&quot;;CONCATENATE(&quot;'&quot;;[.H77];&quot;'&quot;);CONCATENATE(&quot;(others=&gt;'&quot;;[.H77];&quot;')&quot;));&quot;;&quot;)))">
            <text:p/>
          </table:table-cell>
          <table:table-cell table:style-name="ce108" table:formula="of:=IF([.E77]=&quot;&quot;;CONCATENATE([.C77];[.D77]);CONCATENATE([.C77];[.D77];&quot;[&quot;;[.E77];&quot;]&quot;))" office:value-type="string" office:string-value="F_RPD[0]" calcext:value-type="string">
            <text:p>F_RPD[0]</text:p>
          </table:table-cell>
          <table:table-cell table:style-name="ce108" table:formula="of:=CONCATENATE(&quot;set_location_assignment PIN_&quot;;[.A77];&quot; -to &quot;;[.O77])" office:value-type="string" office:string-value="set_location_assignment PIN_44 -to F_RPD[0]" calcext:value-type="string">
            <text:p>set_location_assignment PIN_44 -to F_RPD[0]</text:p>
          </table:table-cell>
          <table:table-cell table:style-name="ce110" table:formula="of:=IF([.J77]=&quot;-&quot;;&quot;&quot;;CONCATENATE(&quot;set_instance_assignment -name IO_STANDARD &quot;&quot;&quot;;[.I77];&quot;&quot;&quot; -to &quot;;[.C77]))">
            <text:p/>
          </table:table-cell>
          <table:table-cell table:formula="of:=IF([.A77]=&quot;&quot;;&quot;&quot;;CONCATENATE(&quot;NET &quot;&quot;&quot;;[.O77];&quot;&quot;&quot; LOC = &quot;;[.A77];&quot;;&quot;))" office:value-type="string" office:string-value="NET &quot;F_RPD[0]&quot; LOC = 44;" calcext:value-type="string">
            <text:p>NET "F_RPD[0]" LOC = 44;</text:p>
          </table:table-cell>
          <table:table-cell table:formula="of:=IF([.I77]=&quot;&quot;;&quot;&quot;;CONCATENATE(&quot;NET &quot;&quot;&quot;;[.O77];&quot;&quot;&quot; IOSTANDARD = &quot;;[.I77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74</text:p>
          </table:table-cell>
          <table:table-cell office:value-type="string" calcext:value-type="string">
            <text:p>RPD-F2</text:p>
          </table:table-cell>
          <table:table-cell office:value-type="string" calcext:value-type="string">
            <text:p>F_RP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нтерфейс с кодеками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78]=&quot;&quot;;&quot;std_logic&quot;;IF([.E78]&lt;[.E79];&quot;-&quot;;CONCATENATE(&quot;std_logic_vector ( &quot;;[.E78];&quot; downto 0 )&quot;)))" office:value-type="string" office:string-value="std_logic_vector ( 1 downto 0 )" calcext:value-type="string">
            <text:p>std_logic_vector ( 1 downto 0 )</text:p>
          </table:table-cell>
          <table:table-cell table:style-name="ce108" table:formula="of:=IF([.J78]=&quot;-&quot;;&quot;&quot;;CONCATENATE([.C78];[.D78]))" office:value-type="string" office:string-value="F_RPD" calcext:value-type="string">
            <text:p>F_RPD</text:p>
          </table:table-cell>
          <table:table-cell table:style-name="ce108" table:formula="of:=IF([.J78]=&quot;-&quot;;&quot;&quot;;CONCATENATE(&quot;: &quot;;[.G78];&quot; &quot;;[.J78];&quot;;&quot;))" office:value-type="string" office:string-value=": in std_logic_vector ( 1 downto 0 );" calcext:value-type="string">
            <text:p>: in std_logic_vector ( 1 downto 0 );</text:p>
          </table:table-cell>
          <table:table-cell table:style-name="ce108" table:formula="of:=IF([.J78]=&quot;-&quot;;&quot;&quot;;CONCATENATE(&quot;-- &quot;;[.F78]))" office:value-type="string" office:string-value="-- Интерфейс с кодеками" calcext:value-type="string">
            <text:p>-- Интерфейс с кодеками</text:p>
          </table:table-cell>
          <table:table-cell table:style-name="ce108" table:formula="of:=IF([.J78]=&quot;-&quot;;&quot;&quot;;IF([.G78]=&quot;in&quot;;&quot;&quot;;CONCATENATE([.K78];&quot; &lt;= &quot;;IF([.E78]=&quot;&quot;;CONCATENATE(&quot;'&quot;;[.H78];&quot;'&quot;);CONCATENATE(&quot;(others=&gt;'&quot;;[.H78];&quot;')&quot;));&quot;;&quot;)))">
            <text:p/>
          </table:table-cell>
          <table:table-cell table:style-name="ce108" table:formula="of:=IF([.E78]=&quot;&quot;;CONCATENATE([.C78];[.D78]);CONCATENATE([.C78];[.D78];&quot;[&quot;;[.E78];&quot;]&quot;))" office:value-type="string" office:string-value="F_RPD[1]" calcext:value-type="string">
            <text:p>F_RPD[1]</text:p>
          </table:table-cell>
          <table:table-cell table:style-name="ce108" table:formula="of:=CONCATENATE(&quot;set_location_assignment PIN_&quot;;[.A78];&quot; -to &quot;;[.O78])" office:value-type="string" office:string-value="set_location_assignment PIN_74 -to F_RPD[1]" calcext:value-type="string">
            <text:p>set_location_assignment PIN_74 -to F_RPD[1]</text:p>
          </table:table-cell>
          <table:table-cell table:style-name="ce110" table:formula="of:=IF([.J78]=&quot;-&quot;;&quot;&quot;;CONCATENATE(&quot;set_instance_assignment -name IO_STANDARD &quot;&quot;&quot;;[.I78];&quot;&quot;&quot; -to &quot;;[.C78]))" office:value-type="string" office:string-value="set_instance_assignment -name IO_STANDARD &quot;&quot; -to F_RPD" calcext:value-type="string">
            <text:p>set_instance_assignment -name IO_STANDARD "" -to F_RPD</text:p>
          </table:table-cell>
          <table:table-cell table:formula="of:=IF([.A78]=&quot;&quot;;&quot;&quot;;CONCATENATE(&quot;NET &quot;&quot;&quot;;[.O78];&quot;&quot;&quot; LOC = &quot;;[.A78];&quot;;&quot;))" office:value-type="string" office:string-value="NET &quot;F_RPD[1]&quot; LOC = 74;" calcext:value-type="string">
            <text:p>NET "F_RPD[1]" LOC = 74;</text:p>
          </table:table-cell>
          <table:table-cell table:formula="of:=IF([.I78]=&quot;&quot;;&quot;&quot;;CONCATENATE(&quot;NET &quot;&quot;&quot;;[.O78];&quot;&quot;&quot; IOSTANDARD = &quot;;[.I78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88</text:p>
          </table:table-cell>
          <table:table-cell office:value-type="string" calcext:value-type="string">
            <text:p>RCLK-F1</text:p>
          </table:table-cell>
          <table:table-cell office:value-type="string" calcext:value-type="string">
            <text:p>F_RCL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Интерфейс с кодеками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79]=&quot;&quot;;&quot;std_logic&quot;;IF([.E79]&lt;[.E80];&quot;-&quot;;CONCATENATE(&quot;std_logic_vector ( &quot;;[.E79];&quot; downto 0 )&quot;)))" office:value-type="string" office:string-value="-" calcext:value-type="string">
            <text:p>-</text:p>
          </table:table-cell>
          <table:table-cell table:style-name="ce108" table:formula="of:=IF([.J79]=&quot;-&quot;;&quot;&quot;;CONCATENATE([.C79];[.D79]))">
            <text:p/>
          </table:table-cell>
          <table:table-cell table:style-name="ce108" table:formula="of:=IF([.J79]=&quot;-&quot;;&quot;&quot;;CONCATENATE(&quot;: &quot;;[.G79];&quot; &quot;;[.J79];&quot;;&quot;))">
            <text:p/>
          </table:table-cell>
          <table:table-cell table:style-name="ce108" table:formula="of:=IF([.J79]=&quot;-&quot;;&quot;&quot;;CONCATENATE(&quot;-- &quot;;[.F79]))">
            <text:p/>
          </table:table-cell>
          <table:table-cell table:style-name="ce108" table:formula="of:=IF([.J79]=&quot;-&quot;;&quot;&quot;;IF([.G79]=&quot;in&quot;;&quot;&quot;;CONCATENATE([.K79];&quot; &lt;= &quot;;IF([.E79]=&quot;&quot;;CONCATENATE(&quot;'&quot;;[.H79];&quot;'&quot;);CONCATENATE(&quot;(others=&gt;'&quot;;[.H79];&quot;')&quot;));&quot;;&quot;)))">
            <text:p/>
          </table:table-cell>
          <table:table-cell table:style-name="ce108" table:formula="of:=IF([.E79]=&quot;&quot;;CONCATENATE([.C79];[.D79]);CONCATENATE([.C79];[.D79];&quot;[&quot;;[.E79];&quot;]&quot;))" office:value-type="string" office:string-value="F_RCLK[0]" calcext:value-type="string">
            <text:p>F_RCLK[0]</text:p>
          </table:table-cell>
          <table:table-cell table:style-name="ce108" table:formula="of:=CONCATENATE(&quot;set_location_assignment PIN_&quot;;[.A79];&quot; -to &quot;;[.O79])" office:value-type="string" office:string-value="set_location_assignment PIN_88 -to F_RCLK[0]" calcext:value-type="string">
            <text:p>set_location_assignment PIN_88 -to F_RCLK[0]</text:p>
          </table:table-cell>
          <table:table-cell table:style-name="ce110" table:formula="of:=IF([.J79]=&quot;-&quot;;&quot;&quot;;CONCATENATE(&quot;set_instance_assignment -name IO_STANDARD &quot;&quot;&quot;;[.I79];&quot;&quot;&quot; -to &quot;;[.C79]))">
            <text:p/>
          </table:table-cell>
          <table:table-cell table:formula="of:=IF([.A79]=&quot;&quot;;&quot;&quot;;CONCATENATE(&quot;NET &quot;&quot;&quot;;[.O79];&quot;&quot;&quot; LOC = &quot;;[.A79];&quot;;&quot;))" office:value-type="string" office:string-value="NET &quot;F_RCLK[0]&quot; LOC = 88;" calcext:value-type="string">
            <text:p>NET "F_RCLK[0]" LOC = 88;</text:p>
          </table:table-cell>
          <table:table-cell table:formula="of:=IF([.I79]=&quot;&quot;;&quot;&quot;;CONCATENATE(&quot;NET &quot;&quot;&quot;;[.O79];&quot;&quot;&quot; IOSTANDARD = &quot;;[.I79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21</text:p>
          </table:table-cell>
          <table:table-cell office:value-type="string" calcext:value-type="string">
            <text:p>RCLK-F2</text:p>
          </table:table-cell>
          <table:table-cell office:value-type="string" calcext:value-type="string">
            <text:p>F_RCL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нтерфейс с кодеками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80]=&quot;&quot;;&quot;std_logic&quot;;IF([.E80]&lt;[.E81];&quot;-&quot;;CONCATENATE(&quot;std_logic_vector ( &quot;;[.E80];&quot; downto 0 )&quot;)))" office:value-type="string" office:string-value="std_logic_vector ( 1 downto 0 )" calcext:value-type="string">
            <text:p>std_logic_vector ( 1 downto 0 )</text:p>
          </table:table-cell>
          <table:table-cell table:style-name="ce108" table:formula="of:=IF([.J80]=&quot;-&quot;;&quot;&quot;;CONCATENATE([.C80];[.D80]))" office:value-type="string" office:string-value="F_RCLK" calcext:value-type="string">
            <text:p>F_RCLK</text:p>
          </table:table-cell>
          <table:table-cell table:style-name="ce108" table:formula="of:=IF([.J80]=&quot;-&quot;;&quot;&quot;;CONCATENATE(&quot;: &quot;;[.G80];&quot; &quot;;[.J80];&quot;;&quot;))" office:value-type="string" office:string-value=": in std_logic_vector ( 1 downto 0 );" calcext:value-type="string">
            <text:p>: in std_logic_vector ( 1 downto 0 );</text:p>
          </table:table-cell>
          <table:table-cell table:style-name="ce108" table:formula="of:=IF([.J80]=&quot;-&quot;;&quot;&quot;;CONCATENATE(&quot;-- &quot;;[.F80]))" office:value-type="string" office:string-value="-- Интерфейс с кодеками" calcext:value-type="string">
            <text:p>-- Интерфейс с кодеками</text:p>
          </table:table-cell>
          <table:table-cell table:style-name="ce108" table:formula="of:=IF([.J80]=&quot;-&quot;;&quot;&quot;;IF([.G80]=&quot;in&quot;;&quot;&quot;;CONCATENATE([.K80];&quot; &lt;= &quot;;IF([.E80]=&quot;&quot;;CONCATENATE(&quot;'&quot;;[.H80];&quot;'&quot;);CONCATENATE(&quot;(others=&gt;'&quot;;[.H80];&quot;')&quot;));&quot;;&quot;)))">
            <text:p/>
          </table:table-cell>
          <table:table-cell table:style-name="ce108" table:formula="of:=IF([.E80]=&quot;&quot;;CONCATENATE([.C80];[.D80]);CONCATENATE([.C80];[.D80];&quot;[&quot;;[.E80];&quot;]&quot;))" office:value-type="string" office:string-value="F_RCLK[1]" calcext:value-type="string">
            <text:p>F_RCLK[1]</text:p>
          </table:table-cell>
          <table:table-cell table:style-name="ce108" table:formula="of:=CONCATENATE(&quot;set_location_assignment PIN_&quot;;[.A80];&quot; -to &quot;;[.O80])" office:value-type="string" office:string-value="set_location_assignment PIN_21 -to F_RCLK[1]" calcext:value-type="string">
            <text:p>set_location_assignment PIN_21 -to F_RCLK[1]</text:p>
          </table:table-cell>
          <table:table-cell table:style-name="ce110" table:formula="of:=IF([.J80]=&quot;-&quot;;&quot;&quot;;CONCATENATE(&quot;set_instance_assignment -name IO_STANDARD &quot;&quot;&quot;;[.I80];&quot;&quot;&quot; -to &quot;;[.C80]))" office:value-type="string" office:string-value="set_instance_assignment -name IO_STANDARD &quot;&quot; -to F_RCLK" calcext:value-type="string">
            <text:p>set_instance_assignment -name IO_STANDARD "" -to F_RCLK</text:p>
          </table:table-cell>
          <table:table-cell table:formula="of:=IF([.A80]=&quot;&quot;;&quot;&quot;;CONCATENATE(&quot;NET &quot;&quot;&quot;;[.O80];&quot;&quot;&quot; LOC = &quot;;[.A80];&quot;;&quot;))" office:value-type="string" office:string-value="NET &quot;F_RCLK[1]&quot; LOC = 21;" calcext:value-type="string">
            <text:p>NET "F_RCLK[1]" LOC = 21;</text:p>
          </table:table-cell>
          <table:table-cell table:formula="of:=IF([.I80]=&quot;&quot;;&quot;&quot;;CONCATENATE(&quot;NET &quot;&quot;&quot;;[.O80];&quot;&quot;&quot; IOSTANDARD = &quot;;[.I80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43</text:p>
          </table:table-cell>
          <table:table-cell office:value-type="string" calcext:value-type="string">
            <text:p>CLK1-F1</text:p>
          </table:table-cell>
          <table:table-cell office:value-type="string" calcext:value-type="string">
            <text:p>F_CLK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Интерфейс с кодеками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81]=&quot;&quot;;&quot;std_logic&quot;;IF([.E81]&lt;[.E82];&quot;-&quot;;CONCATENATE(&quot;std_logic_vector ( &quot;;[.E81];&quot; downto 0 )&quot;)))" office:value-type="string" office:string-value="-" calcext:value-type="string">
            <text:p>-</text:p>
          </table:table-cell>
          <table:table-cell table:style-name="ce108" table:formula="of:=IF([.J81]=&quot;-&quot;;&quot;&quot;;CONCATENATE([.C81];[.D81]))">
            <text:p/>
          </table:table-cell>
          <table:table-cell table:style-name="ce108" table:formula="of:=IF([.J81]=&quot;-&quot;;&quot;&quot;;CONCATENATE(&quot;: &quot;;[.G81];&quot; &quot;;[.J81];&quot;;&quot;))">
            <text:p/>
          </table:table-cell>
          <table:table-cell table:style-name="ce108" table:formula="of:=IF([.J81]=&quot;-&quot;;&quot;&quot;;CONCATENATE(&quot;-- &quot;;[.F81]))">
            <text:p/>
          </table:table-cell>
          <table:table-cell table:style-name="ce108" table:formula="of:=IF([.J81]=&quot;-&quot;;&quot;&quot;;IF([.G81]=&quot;in&quot;;&quot;&quot;;CONCATENATE([.K81];&quot; &lt;= &quot;;IF([.E81]=&quot;&quot;;CONCATENATE(&quot;'&quot;;[.H81];&quot;'&quot;);CONCATENATE(&quot;(others=&gt;'&quot;;[.H81];&quot;')&quot;));&quot;;&quot;)))">
            <text:p/>
          </table:table-cell>
          <table:table-cell table:style-name="ce108" table:formula="of:=IF([.E81]=&quot;&quot;;CONCATENATE([.C81];[.D81]);CONCATENATE([.C81];[.D81];&quot;[&quot;;[.E81];&quot;]&quot;))" office:value-type="string" office:string-value="F_CLK1[0]" calcext:value-type="string">
            <text:p>F_CLK1[0]</text:p>
          </table:table-cell>
          <table:table-cell table:style-name="ce108" table:formula="of:=CONCATENATE(&quot;set_location_assignment PIN_&quot;;[.A81];&quot; -to &quot;;[.O81])" office:value-type="string" office:string-value="set_location_assignment PIN_43 -to F_CLK1[0]" calcext:value-type="string">
            <text:p>set_location_assignment PIN_43 -to F_CLK1[0]</text:p>
          </table:table-cell>
          <table:table-cell table:style-name="ce110" table:formula="of:=IF([.J81]=&quot;-&quot;;&quot;&quot;;CONCATENATE(&quot;set_instance_assignment -name IO_STANDARD &quot;&quot;&quot;;[.I81];&quot;&quot;&quot; -to &quot;;[.C81]))">
            <text:p/>
          </table:table-cell>
          <table:table-cell table:formula="of:=IF([.A81]=&quot;&quot;;&quot;&quot;;CONCATENATE(&quot;NET &quot;&quot;&quot;;[.O81];&quot;&quot;&quot; LOC = &quot;;[.A81];&quot;;&quot;))" office:value-type="string" office:string-value="NET &quot;F_CLK1[0]&quot; LOC = 43;" calcext:value-type="string">
            <text:p>NET "F_CLK1[0]" LOC = 43;</text:p>
          </table:table-cell>
          <table:table-cell table:formula="of:=IF([.I81]=&quot;&quot;;&quot;&quot;;CONCATENATE(&quot;NET &quot;&quot;&quot;;[.O81];&quot;&quot;&quot; IOSTANDARD = &quot;;[.I81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42</text:p>
          </table:table-cell>
          <table:table-cell office:value-type="string" calcext:value-type="string">
            <text:p>CLK1-F2</text:p>
          </table:table-cell>
          <table:table-cell office:value-type="string" calcext:value-type="string">
            <text:p>F_CLK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нтерфейс с кодеками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82]=&quot;&quot;;&quot;std_logic&quot;;IF([.E82]&lt;[.E83];&quot;-&quot;;CONCATENATE(&quot;std_logic_vector ( &quot;;[.E82];&quot; downto 0 )&quot;)))" office:value-type="string" office:string-value="std_logic_vector ( 1 downto 0 )" calcext:value-type="string">
            <text:p>std_logic_vector ( 1 downto 0 )</text:p>
          </table:table-cell>
          <table:table-cell table:style-name="ce108" table:formula="of:=IF([.J82]=&quot;-&quot;;&quot;&quot;;CONCATENATE([.C82];[.D82]))" office:value-type="string" office:string-value="F_CLK1" calcext:value-type="string">
            <text:p>F_CLK1</text:p>
          </table:table-cell>
          <table:table-cell table:style-name="ce108" table:formula="of:=IF([.J82]=&quot;-&quot;;&quot;&quot;;CONCATENATE(&quot;: &quot;;[.G82];&quot; &quot;;[.J82];&quot;;&quot;))" office:value-type="string" office:string-value=": in std_logic_vector ( 1 downto 0 );" calcext:value-type="string">
            <text:p>: in std_logic_vector ( 1 downto 0 );</text:p>
          </table:table-cell>
          <table:table-cell table:style-name="ce108" table:formula="of:=IF([.J82]=&quot;-&quot;;&quot;&quot;;CONCATENATE(&quot;-- &quot;;[.F82]))" office:value-type="string" office:string-value="-- Интерфейс с кодеками" calcext:value-type="string">
            <text:p>-- Интерфейс с кодеками</text:p>
          </table:table-cell>
          <table:table-cell table:style-name="ce108" table:formula="of:=IF([.J82]=&quot;-&quot;;&quot;&quot;;IF([.G82]=&quot;in&quot;;&quot;&quot;;CONCATENATE([.K82];&quot; &lt;= &quot;;IF([.E82]=&quot;&quot;;CONCATENATE(&quot;'&quot;;[.H82];&quot;'&quot;);CONCATENATE(&quot;(others=&gt;'&quot;;[.H82];&quot;')&quot;));&quot;;&quot;)))">
            <text:p/>
          </table:table-cell>
          <table:table-cell table:style-name="ce108" table:formula="of:=IF([.E82]=&quot;&quot;;CONCATENATE([.C82];[.D82]);CONCATENATE([.C82];[.D82];&quot;[&quot;;[.E82];&quot;]&quot;))" office:value-type="string" office:string-value="F_CLK1[1]" calcext:value-type="string">
            <text:p>F_CLK1[1]</text:p>
          </table:table-cell>
          <table:table-cell table:style-name="ce108" table:formula="of:=CONCATENATE(&quot;set_location_assignment PIN_&quot;;[.A82];&quot; -to &quot;;[.O82])" office:value-type="string" office:string-value="set_location_assignment PIN_42 -to F_CLK1[1]" calcext:value-type="string">
            <text:p>set_location_assignment PIN_42 -to F_CLK1[1]</text:p>
          </table:table-cell>
          <table:table-cell table:style-name="ce110" table:formula="of:=IF([.J82]=&quot;-&quot;;&quot;&quot;;CONCATENATE(&quot;set_instance_assignment -name IO_STANDARD &quot;&quot;&quot;;[.I82];&quot;&quot;&quot; -to &quot;;[.C82]))" office:value-type="string" office:string-value="set_instance_assignment -name IO_STANDARD &quot;&quot; -to F_CLK1" calcext:value-type="string">
            <text:p>set_instance_assignment -name IO_STANDARD "" -to F_CLK1</text:p>
          </table:table-cell>
          <table:table-cell table:formula="of:=IF([.A82]=&quot;&quot;;&quot;&quot;;CONCATENATE(&quot;NET &quot;&quot;&quot;;[.O82];&quot;&quot;&quot; LOC = &quot;;[.A82];&quot;;&quot;))" office:value-type="string" office:string-value="NET &quot;F_CLK1[1]&quot; LOC = 42;" calcext:value-type="string">
            <text:p>NET "F_CLK1[1]" LOC = 42;</text:p>
          </table:table-cell>
          <table:table-cell table:formula="of:=IF([.I82]=&quot;&quot;;&quot;&quot;;CONCATENATE(&quot;NET &quot;&quot;&quot;;[.O82];&quot;&quot;&quot; IOSTANDARD = &quot;;[.I82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30</text:p>
          </table:table-cell>
          <table:table-cell office:value-type="string" calcext:value-type="string">
            <text:p>CLK2-F1</text:p>
          </table:table-cell>
          <table:table-cell office:value-type="string" calcext:value-type="string">
            <text:p>F_CLK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Интерфейс с кодеками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83]=&quot;&quot;;&quot;std_logic&quot;;IF([.E83]&lt;[.E84];&quot;-&quot;;CONCATENATE(&quot;std_logic_vector ( &quot;;[.E83];&quot; downto 0 )&quot;)))" office:value-type="string" office:string-value="-" calcext:value-type="string">
            <text:p>-</text:p>
          </table:table-cell>
          <table:table-cell table:style-name="ce108" table:formula="of:=IF([.J83]=&quot;-&quot;;&quot;&quot;;CONCATENATE([.C83];[.D83]))">
            <text:p/>
          </table:table-cell>
          <table:table-cell table:style-name="ce108" table:formula="of:=IF([.J83]=&quot;-&quot;;&quot;&quot;;CONCATENATE(&quot;: &quot;;[.G83];&quot; &quot;;[.J83];&quot;;&quot;))">
            <text:p/>
          </table:table-cell>
          <table:table-cell table:style-name="ce108" table:formula="of:=IF([.J83]=&quot;-&quot;;&quot;&quot;;CONCATENATE(&quot;-- &quot;;[.F83]))">
            <text:p/>
          </table:table-cell>
          <table:table-cell table:style-name="ce108" table:formula="of:=IF([.J83]=&quot;-&quot;;&quot;&quot;;IF([.G83]=&quot;in&quot;;&quot;&quot;;CONCATENATE([.K83];&quot; &lt;= &quot;;IF([.E83]=&quot;&quot;;CONCATENATE(&quot;'&quot;;[.H83];&quot;'&quot;);CONCATENATE(&quot;(others=&gt;'&quot;;[.H83];&quot;')&quot;));&quot;;&quot;)))">
            <text:p/>
          </table:table-cell>
          <table:table-cell table:style-name="ce108" table:formula="of:=IF([.E83]=&quot;&quot;;CONCATENATE([.C83];[.D83]);CONCATENATE([.C83];[.D83];&quot;[&quot;;[.E83];&quot;]&quot;))" office:value-type="string" office:string-value="F_CLK2[0]" calcext:value-type="string">
            <text:p>F_CLK2[0]</text:p>
          </table:table-cell>
          <table:table-cell table:style-name="ce108" table:formula="of:=CONCATENATE(&quot;set_location_assignment PIN_&quot;;[.A83];&quot; -to &quot;;[.O83])" office:value-type="string" office:string-value="set_location_assignment PIN_30 -to F_CLK2[0]" calcext:value-type="string">
            <text:p>set_location_assignment PIN_30 -to F_CLK2[0]</text:p>
          </table:table-cell>
          <table:table-cell table:style-name="ce110" table:formula="of:=IF([.J83]=&quot;-&quot;;&quot;&quot;;CONCATENATE(&quot;set_instance_assignment -name IO_STANDARD &quot;&quot;&quot;;[.I83];&quot;&quot;&quot; -to &quot;;[.C83]))">
            <text:p/>
          </table:table-cell>
          <table:table-cell table:formula="of:=IF([.A83]=&quot;&quot;;&quot;&quot;;CONCATENATE(&quot;NET &quot;&quot;&quot;;[.O83];&quot;&quot;&quot; LOC = &quot;;[.A83];&quot;;&quot;))" office:value-type="string" office:string-value="NET &quot;F_CLK2[0]&quot; LOC = 30;" calcext:value-type="string">
            <text:p>NET "F_CLK2[0]" LOC = 30;</text:p>
          </table:table-cell>
          <table:table-cell table:formula="of:=IF([.I83]=&quot;&quot;;&quot;&quot;;CONCATENATE(&quot;NET &quot;&quot;&quot;;[.O83];&quot;&quot;&quot; IOSTANDARD = &quot;;[.I83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41</text:p>
          </table:table-cell>
          <table:table-cell office:value-type="string" calcext:value-type="string">
            <text:p>CLK2-F2</text:p>
          </table:table-cell>
          <table:table-cell office:value-type="string" calcext:value-type="string">
            <text:p>F_CLK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нтерфейс с кодеками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84]=&quot;&quot;;&quot;std_logic&quot;;IF([.E84]&lt;[.E85];&quot;-&quot;;CONCATENATE(&quot;std_logic_vector ( &quot;;[.E84];&quot; downto 0 )&quot;)))" office:value-type="string" office:string-value="std_logic_vector ( 1 downto 0 )" calcext:value-type="string">
            <text:p>std_logic_vector ( 1 downto 0 )</text:p>
          </table:table-cell>
          <table:table-cell table:style-name="ce108" table:formula="of:=IF([.J84]=&quot;-&quot;;&quot;&quot;;CONCATENATE([.C84];[.D84]))" office:value-type="string" office:string-value="F_CLK2" calcext:value-type="string">
            <text:p>F_CLK2</text:p>
          </table:table-cell>
          <table:table-cell table:style-name="ce108" table:formula="of:=IF([.J84]=&quot;-&quot;;&quot;&quot;;CONCATENATE(&quot;: &quot;;[.G84];&quot; &quot;;[.J84];&quot;;&quot;))" office:value-type="string" office:string-value=": in std_logic_vector ( 1 downto 0 );" calcext:value-type="string">
            <text:p>: in std_logic_vector ( 1 downto 0 );</text:p>
          </table:table-cell>
          <table:table-cell table:style-name="ce108" table:formula="of:=IF([.J84]=&quot;-&quot;;&quot;&quot;;CONCATENATE(&quot;-- &quot;;[.F84]))" office:value-type="string" office:string-value="-- Интерфейс с кодеками" calcext:value-type="string">
            <text:p>-- Интерфейс с кодеками</text:p>
          </table:table-cell>
          <table:table-cell table:style-name="ce108" table:formula="of:=IF([.J84]=&quot;-&quot;;&quot;&quot;;IF([.G84]=&quot;in&quot;;&quot;&quot;;CONCATENATE([.K84];&quot; &lt;= &quot;;IF([.E84]=&quot;&quot;;CONCATENATE(&quot;'&quot;;[.H84];&quot;'&quot;);CONCATENATE(&quot;(others=&gt;'&quot;;[.H84];&quot;')&quot;));&quot;;&quot;)))">
            <text:p/>
          </table:table-cell>
          <table:table-cell table:style-name="ce108" table:formula="of:=IF([.E84]=&quot;&quot;;CONCATENATE([.C84];[.D84]);CONCATENATE([.C84];[.D84];&quot;[&quot;;[.E84];&quot;]&quot;))" office:value-type="string" office:string-value="F_CLK2[1]" calcext:value-type="string">
            <text:p>F_CLK2[1]</text:p>
          </table:table-cell>
          <table:table-cell table:style-name="ce108" table:formula="of:=CONCATENATE(&quot;set_location_assignment PIN_&quot;;[.A84];&quot; -to &quot;;[.O84])" office:value-type="string" office:string-value="set_location_assignment PIN_41 -to F_CLK2[1]" calcext:value-type="string">
            <text:p>set_location_assignment PIN_41 -to F_CLK2[1]</text:p>
          </table:table-cell>
          <table:table-cell table:style-name="ce110" table:formula="of:=IF([.J84]=&quot;-&quot;;&quot;&quot;;CONCATENATE(&quot;set_instance_assignment -name IO_STANDARD &quot;&quot;&quot;;[.I84];&quot;&quot;&quot; -to &quot;;[.C84]))" office:value-type="string" office:string-value="set_instance_assignment -name IO_STANDARD &quot;&quot; -to F_CLK2" calcext:value-type="string">
            <text:p>set_instance_assignment -name IO_STANDARD "" -to F_CLK2</text:p>
          </table:table-cell>
          <table:table-cell table:formula="of:=IF([.A84]=&quot;&quot;;&quot;&quot;;CONCATENATE(&quot;NET &quot;&quot;&quot;;[.O84];&quot;&quot;&quot; LOC = &quot;;[.A84];&quot;;&quot;))" office:value-type="string" office:string-value="NET &quot;F_CLK2[1]&quot; LOC = 41;" calcext:value-type="string">
            <text:p>NET "F_CLK2[1]" LOC = 41;</text:p>
          </table:table-cell>
          <table:table-cell table:formula="of:=IF([.I84]=&quot;&quot;;&quot;&quot;;CONCATENATE(&quot;NET &quot;&quot;&quot;;[.O84];&quot;&quot;&quot; IOSTANDARD = &quot;;[.I84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4</text:p>
          </table:table-cell>
          <table:table-cell office:value-type="string" calcext:value-type="string">
            <text:p>DATA0</text:p>
          </table:table-cell>
          <table:table-cell office:value-type="string" calcext:value-type="string">
            <text:p>CFG_DATA</text:p>
          </table:table-cell>
          <table:table-cell table:number-columns-repeated="2"/>
          <table:table-cell office:value-type="string" calcext:value-type="string">
            <text:p>Ноги прошивки ПЛИС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85]=&quot;&quot;;&quot;std_logic&quot;;IF([.E85]&lt;[.E86];&quot;-&quot;;CONCATENATE(&quot;std_logic_vector ( &quot;;[.E85];&quot; downto 0 )&quot;)))" office:value-type="string" office:string-value="std_logic" calcext:value-type="string">
            <text:p>std_logic</text:p>
          </table:table-cell>
          <table:table-cell table:style-name="ce108" table:formula="of:=IF([.J85]=&quot;-&quot;;&quot;&quot;;CONCATENATE([.C85];[.D85]))" office:value-type="string" office:string-value="CFG_DATA" calcext:value-type="string">
            <text:p>CFG_DATA</text:p>
          </table:table-cell>
          <table:table-cell table:style-name="ce108" table:formula="of:=IF([.J85]=&quot;-&quot;;&quot;&quot;;CONCATENATE(&quot;: &quot;;[.G85];&quot; &quot;;[.J85];&quot;;&quot;))" office:value-type="string" office:string-value=": in std_logic;" calcext:value-type="string">
            <text:p>: in std_logic;</text:p>
          </table:table-cell>
          <table:table-cell table:style-name="ce108" table:formula="of:=IF([.J85]=&quot;-&quot;;&quot;&quot;;CONCATENATE(&quot;-- &quot;;[.F85]))" office:value-type="string" office:string-value="-- Ноги прошивки ПЛИС" calcext:value-type="string">
            <text:p>-- Ноги прошивки ПЛИС</text:p>
          </table:table-cell>
          <table:table-cell table:style-name="ce108" table:formula="of:=IF([.J85]=&quot;-&quot;;&quot;&quot;;IF([.G85]=&quot;in&quot;;&quot;&quot;;CONCATENATE([.K85];&quot; &lt;= &quot;;IF([.E85]=&quot;&quot;;CONCATENATE(&quot;'&quot;;[.H85];&quot;'&quot;);CONCATENATE(&quot;(others=&gt;'&quot;;[.H85];&quot;')&quot;));&quot;;&quot;)))">
            <text:p/>
          </table:table-cell>
          <table:table-cell table:style-name="ce108" table:formula="of:=IF([.E85]=&quot;&quot;;CONCATENATE([.C85];[.D85]);CONCATENATE([.C85];[.D85];&quot;[&quot;;[.E85];&quot;]&quot;))" office:value-type="string" office:string-value="CFG_DATA" calcext:value-type="string">
            <text:p>CFG_DATA</text:p>
          </table:table-cell>
          <table:table-cell table:style-name="ce108" table:formula="of:=CONCATENATE(&quot;set_location_assignment PIN_&quot;;[.A85];&quot; -to &quot;;[.O85])" office:value-type="string" office:string-value="set_location_assignment PIN_14 -to CFG_DATA" calcext:value-type="string">
            <text:p>set_location_assignment PIN_14 -to CFG_DATA</text:p>
          </table:table-cell>
          <table:table-cell table:style-name="ce110" table:formula="of:=IF([.J85]=&quot;-&quot;;&quot;&quot;;CONCATENATE(&quot;set_instance_assignment -name IO_STANDARD &quot;&quot;&quot;;[.I85];&quot;&quot;&quot; -to &quot;;[.C85]))" office:value-type="string" office:string-value="set_instance_assignment -name IO_STANDARD &quot;&quot; -to CFG_DATA" calcext:value-type="string">
            <text:p>set_instance_assignment -name IO_STANDARD "" -to CFG_DATA</text:p>
          </table:table-cell>
          <table:table-cell table:formula="of:=IF([.A85]=&quot;&quot;;&quot;&quot;;CONCATENATE(&quot;NET &quot;&quot;&quot;;[.O85];&quot;&quot;&quot; LOC = &quot;;[.A85];&quot;;&quot;))" office:value-type="string" office:string-value="NET &quot;CFG_DATA&quot; LOC = 14;" calcext:value-type="string">
            <text:p>NET "CFG_DATA" LOC = 14;</text:p>
          </table:table-cell>
          <table:table-cell table:formula="of:=IF([.I85]=&quot;&quot;;&quot;&quot;;CONCATENATE(&quot;NET &quot;&quot;&quot;;[.O85];&quot;&quot;&quot; IOSTANDARD = &quot;;[.I85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5</text:p>
          </table:table-cell>
          <table:table-cell office:value-type="string" calcext:value-type="string">
            <text:p>DCLK</text:p>
          </table:table-cell>
          <table:table-cell office:value-type="string" calcext:value-type="string">
            <text:p>CFG_CLK</text:p>
          </table:table-cell>
          <table:table-cell table:number-columns-repeated="2"/>
          <table:table-cell office:value-type="string" calcext:value-type="string">
            <text:p>Ноги прошивки ПЛИС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86]=&quot;&quot;;&quot;std_logic&quot;;IF([.E86]&lt;[.E87];&quot;-&quot;;CONCATENATE(&quot;std_logic_vector ( &quot;;[.E86];&quot; downto 0 )&quot;)))" office:value-type="string" office:string-value="std_logic" calcext:value-type="string">
            <text:p>std_logic</text:p>
          </table:table-cell>
          <table:table-cell table:style-name="ce108" table:formula="of:=IF([.J86]=&quot;-&quot;;&quot;&quot;;CONCATENATE([.C86];[.D86]))" office:value-type="string" office:string-value="CFG_CLK" calcext:value-type="string">
            <text:p>CFG_CLK</text:p>
          </table:table-cell>
          <table:table-cell table:style-name="ce108" table:formula="of:=IF([.J86]=&quot;-&quot;;&quot;&quot;;CONCATENATE(&quot;: &quot;;[.G86];&quot; &quot;;[.J86];&quot;;&quot;))" office:value-type="string" office:string-value=": in std_logic;" calcext:value-type="string">
            <text:p>: in std_logic;</text:p>
          </table:table-cell>
          <table:table-cell table:style-name="ce108" table:formula="of:=IF([.J86]=&quot;-&quot;;&quot;&quot;;CONCATENATE(&quot;-- &quot;;[.F86]))" office:value-type="string" office:string-value="-- Ноги прошивки ПЛИС" calcext:value-type="string">
            <text:p>-- Ноги прошивки ПЛИС</text:p>
          </table:table-cell>
          <table:table-cell table:style-name="ce108" table:formula="of:=IF([.J86]=&quot;-&quot;;&quot;&quot;;IF([.G86]=&quot;in&quot;;&quot;&quot;;CONCATENATE([.K86];&quot; &lt;= &quot;;IF([.E86]=&quot;&quot;;CONCATENATE(&quot;'&quot;;[.H86];&quot;'&quot;);CONCATENATE(&quot;(others=&gt;'&quot;;[.H86];&quot;')&quot;));&quot;;&quot;)))">
            <text:p/>
          </table:table-cell>
          <table:table-cell table:style-name="ce108" table:formula="of:=IF([.E86]=&quot;&quot;;CONCATENATE([.C86];[.D86]);CONCATENATE([.C86];[.D86];&quot;[&quot;;[.E86];&quot;]&quot;))" office:value-type="string" office:string-value="CFG_CLK" calcext:value-type="string">
            <text:p>CFG_CLK</text:p>
          </table:table-cell>
          <table:table-cell table:style-name="ce108" table:formula="of:=CONCATENATE(&quot;set_location_assignment PIN_&quot;;[.A86];&quot; -to &quot;;[.O86])" office:value-type="string" office:string-value="set_location_assignment PIN_15 -to CFG_CLK" calcext:value-type="string">
            <text:p>set_location_assignment PIN_15 -to CFG_CLK</text:p>
          </table:table-cell>
          <table:table-cell table:style-name="ce110" table:formula="of:=IF([.J86]=&quot;-&quot;;&quot;&quot;;CONCATENATE(&quot;set_instance_assignment -name IO_STANDARD &quot;&quot;&quot;;[.I86];&quot;&quot;&quot; -to &quot;;[.C86]))" office:value-type="string" office:string-value="set_instance_assignment -name IO_STANDARD &quot;&quot; -to CFG_CLK" calcext:value-type="string">
            <text:p>set_instance_assignment -name IO_STANDARD "" -to CFG_CLK</text:p>
          </table:table-cell>
          <table:table-cell table:formula="of:=IF([.A86]=&quot;&quot;;&quot;&quot;;CONCATENATE(&quot;NET &quot;&quot;&quot;;[.O86];&quot;&quot;&quot; LOC = &quot;;[.A86];&quot;;&quot;))" office:value-type="string" office:string-value="NET &quot;CFG_CLK&quot; LOC = 15;" calcext:value-type="string">
            <text:p>NET "CFG_CLK" LOC = 15;</text:p>
          </table:table-cell>
          <table:table-cell table:formula="of:=IF([.I86]=&quot;&quot;;&quot;&quot;;CONCATENATE(&quot;NET &quot;&quot;&quot;;[.O86];&quot;&quot;&quot; IOSTANDARD = &quot;;[.I86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18</text:p>
          </table:table-cell>
          <table:table-cell office:value-type="string" calcext:value-type="string">
            <text:p>ACON1</text:p>
          </table:table-cell>
          <table:table-cell office:value-type="string" calcext:value-type="string">
            <text:p>CFG_EN</text:p>
          </table:table-cell>
          <table:table-cell table:number-columns-repeated="2"/>
          <table:table-cell office:value-type="string" calcext:value-type="string">
            <text:p>Ноги прошивки ПЛИС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87]=&quot;&quot;;&quot;std_logic&quot;;IF([.E87]&lt;[.E88];&quot;-&quot;;CONCATENATE(&quot;std_logic_vector ( &quot;;[.E87];&quot; downto 0 )&quot;)))" office:value-type="string" office:string-value="std_logic" calcext:value-type="string">
            <text:p>std_logic</text:p>
          </table:table-cell>
          <table:table-cell table:style-name="ce108" table:formula="of:=IF([.J87]=&quot;-&quot;;&quot;&quot;;CONCATENATE([.C87];[.D87]))" office:value-type="string" office:string-value="CFG_EN" calcext:value-type="string">
            <text:p>CFG_EN</text:p>
          </table:table-cell>
          <table:table-cell table:style-name="ce108" table:formula="of:=IF([.J87]=&quot;-&quot;;&quot;&quot;;CONCATENATE(&quot;: &quot;;[.G87];&quot; &quot;;[.J87];&quot;;&quot;))" office:value-type="string" office:string-value=": in std_logic;" calcext:value-type="string">
            <text:p>: in std_logic;</text:p>
          </table:table-cell>
          <table:table-cell table:style-name="ce108" table:formula="of:=IF([.J87]=&quot;-&quot;;&quot;&quot;;CONCATENATE(&quot;-- &quot;;[.F87]))" office:value-type="string" office:string-value="-- Ноги прошивки ПЛИС" calcext:value-type="string">
            <text:p>-- Ноги прошивки ПЛИС</text:p>
          </table:table-cell>
          <table:table-cell table:style-name="ce108" table:formula="of:=IF([.J87]=&quot;-&quot;;&quot;&quot;;IF([.G87]=&quot;in&quot;;&quot;&quot;;CONCATENATE([.K87];&quot; &lt;= &quot;;IF([.E87]=&quot;&quot;;CONCATENATE(&quot;'&quot;;[.H87];&quot;'&quot;);CONCATENATE(&quot;(others=&gt;'&quot;;[.H87];&quot;')&quot;));&quot;;&quot;)))">
            <text:p/>
          </table:table-cell>
          <table:table-cell table:style-name="ce108" table:formula="of:=IF([.E87]=&quot;&quot;;CONCATENATE([.C87];[.D87]);CONCATENATE([.C87];[.D87];&quot;[&quot;;[.E87];&quot;]&quot;))" office:value-type="string" office:string-value="CFG_EN" calcext:value-type="string">
            <text:p>CFG_EN</text:p>
          </table:table-cell>
          <table:table-cell table:style-name="ce108" table:formula="of:=CONCATENATE(&quot;set_location_assignment PIN_&quot;;[.A87];&quot; -to &quot;;[.O87])" office:value-type="string" office:string-value="set_location_assignment PIN_118 -to CFG_EN" calcext:value-type="string">
            <text:p>set_location_assignment PIN_118 -to CFG_EN</text:p>
          </table:table-cell>
          <table:table-cell table:style-name="ce110" table:formula="of:=IF([.J87]=&quot;-&quot;;&quot;&quot;;CONCATENATE(&quot;set_instance_assignment -name IO_STANDARD &quot;&quot;&quot;;[.I87];&quot;&quot;&quot; -to &quot;;[.C87]))" office:value-type="string" office:string-value="set_instance_assignment -name IO_STANDARD &quot;&quot; -to CFG_EN" calcext:value-type="string">
            <text:p>set_instance_assignment -name IO_STANDARD "" -to CFG_EN</text:p>
          </table:table-cell>
          <table:table-cell table:formula="of:=IF([.A87]=&quot;&quot;;&quot;&quot;;CONCATENATE(&quot;NET &quot;&quot;&quot;;[.O87];&quot;&quot;&quot; LOC = &quot;;[.A87];&quot;;&quot;))" office:value-type="string" office:string-value="NET &quot;CFG_EN&quot; LOC = 118;" calcext:value-type="string">
            <text:p>NET "CFG_EN" LOC = 118;</text:p>
          </table:table-cell>
          <table:table-cell table:formula="of:=IF([.I87]=&quot;&quot;;&quot;&quot;;CONCATENATE(&quot;NET &quot;&quot;&quot;;[.O87];&quot;&quot;&quot; IOSTANDARD = &quot;;[.I87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</text:p>
          </table:table-cell>
          <table:table-cell office:value-type="string" calcext:value-type="string">
            <text:p>TST-1</text:p>
          </table:table-cell>
          <table:table-cell office:value-type="string" calcext:value-type="string">
            <text:p>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Тестовые выходы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88]=&quot;&quot;;&quot;std_logic&quot;;IF([.E88]&lt;[.E89];&quot;-&quot;;CONCATENATE(&quot;std_logic_vector ( &quot;;[.E88];&quot; downto 0 )&quot;)))" office:value-type="string" office:string-value="-" calcext:value-type="string">
            <text:p>-</text:p>
          </table:table-cell>
          <table:table-cell table:style-name="ce108" table:formula="of:=IF([.J88]=&quot;-&quot;;&quot;&quot;;CONCATENATE([.C88];[.D88]))">
            <text:p/>
          </table:table-cell>
          <table:table-cell table:style-name="ce108" table:formula="of:=IF([.J88]=&quot;-&quot;;&quot;&quot;;CONCATENATE(&quot;: &quot;;[.G88];&quot; &quot;;[.J88];&quot;;&quot;))">
            <text:p/>
          </table:table-cell>
          <table:table-cell table:style-name="ce108" table:formula="of:=IF([.J88]=&quot;-&quot;;&quot;&quot;;CONCATENATE(&quot;-- &quot;;[.F88]))">
            <text:p/>
          </table:table-cell>
          <table:table-cell table:style-name="ce108" table:formula="of:=IF([.J88]=&quot;-&quot;;&quot;&quot;;IF([.G88]=&quot;in&quot;;&quot;&quot;;CONCATENATE([.K88];&quot; &lt;= &quot;;IF([.E88]=&quot;&quot;;CONCATENATE(&quot;'&quot;;[.H88];&quot;'&quot;);CONCATENATE(&quot;(others=&gt;'&quot;;[.H88];&quot;')&quot;));&quot;;&quot;)))">
            <text:p/>
          </table:table-cell>
          <table:table-cell table:style-name="ce108" table:formula="of:=IF([.E88]=&quot;&quot;;CONCATENATE([.C88];[.D88]);CONCATENATE([.C88];[.D88];&quot;[&quot;;[.E88];&quot;]&quot;))" office:value-type="string" office:string-value="TEST[1]" calcext:value-type="string">
            <text:p>TEST[1]</text:p>
          </table:table-cell>
          <table:table-cell table:style-name="ce108" table:formula="of:=CONCATENATE(&quot;set_location_assignment PIN_&quot;;[.A88];&quot; -to &quot;;[.O88])" office:value-type="string" office:string-value="set_location_assignment PIN_1 -to TEST[1]" calcext:value-type="string">
            <text:p>set_location_assignment PIN_1 -to TEST[1]</text:p>
          </table:table-cell>
          <table:table-cell table:style-name="ce110" table:formula="of:=IF([.J88]=&quot;-&quot;;&quot;&quot;;CONCATENATE(&quot;set_instance_assignment -name IO_STANDARD &quot;&quot;&quot;;[.I88];&quot;&quot;&quot; -to &quot;;[.C88]))">
            <text:p/>
          </table:table-cell>
          <table:table-cell table:formula="of:=IF([.A88]=&quot;&quot;;&quot;&quot;;CONCATENATE(&quot;NET &quot;&quot;&quot;;[.O88];&quot;&quot;&quot; LOC = &quot;;[.A88];&quot;;&quot;))" office:value-type="string" office:string-value="NET &quot;TEST[1]&quot; LOC = 1;" calcext:value-type="string">
            <text:p>NET "TEST[1]" LOC = 1;</text:p>
          </table:table-cell>
          <table:table-cell table:formula="of:=IF([.I88]=&quot;&quot;;&quot;&quot;;CONCATENATE(&quot;NET &quot;&quot;&quot;;[.O88];&quot;&quot;&quot; IOSTANDARD = &quot;;[.I88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2</text:p>
          </table:table-cell>
          <table:table-cell office:value-type="string" calcext:value-type="string">
            <text:p>TST-2</text:p>
          </table:table-cell>
          <table:table-cell office:value-type="string" calcext:value-type="string">
            <text:p>TES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Тестовые выходы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89]=&quot;&quot;;&quot;std_logic&quot;;IF([.E89]&lt;[.E90];&quot;-&quot;;CONCATENATE(&quot;std_logic_vector ( &quot;;[.E89];&quot; downto 0 )&quot;)))" office:value-type="string" office:string-value="-" calcext:value-type="string">
            <text:p>-</text:p>
          </table:table-cell>
          <table:table-cell table:style-name="ce108" table:formula="of:=IF([.J89]=&quot;-&quot;;&quot;&quot;;CONCATENATE([.C89];[.D89]))">
            <text:p/>
          </table:table-cell>
          <table:table-cell table:style-name="ce108" table:formula="of:=IF([.J89]=&quot;-&quot;;&quot;&quot;;CONCATENATE(&quot;: &quot;;[.G89];&quot; &quot;;[.J89];&quot;;&quot;))">
            <text:p/>
          </table:table-cell>
          <table:table-cell table:style-name="ce108" table:formula="of:=IF([.J89]=&quot;-&quot;;&quot;&quot;;CONCATENATE(&quot;-- &quot;;[.F89]))">
            <text:p/>
          </table:table-cell>
          <table:table-cell table:style-name="ce108" table:formula="of:=IF([.J89]=&quot;-&quot;;&quot;&quot;;IF([.G89]=&quot;in&quot;;&quot;&quot;;CONCATENATE([.K89];&quot; &lt;= &quot;;IF([.E89]=&quot;&quot;;CONCATENATE(&quot;'&quot;;[.H89];&quot;'&quot;);CONCATENATE(&quot;(others=&gt;'&quot;;[.H89];&quot;')&quot;));&quot;;&quot;)))">
            <text:p/>
          </table:table-cell>
          <table:table-cell table:style-name="ce108" table:formula="of:=IF([.E89]=&quot;&quot;;CONCATENATE([.C89];[.D89]);CONCATENATE([.C89];[.D89];&quot;[&quot;;[.E89];&quot;]&quot;))" office:value-type="string" office:string-value="TEST[2]" calcext:value-type="string">
            <text:p>TEST[2]</text:p>
          </table:table-cell>
          <table:table-cell table:style-name="ce108" table:formula="of:=CONCATENATE(&quot;set_location_assignment PIN_&quot;;[.A89];&quot; -to &quot;;[.O89])" office:value-type="string" office:string-value="set_location_assignment PIN_2 -to TEST[2]" calcext:value-type="string">
            <text:p>set_location_assignment PIN_2 -to TEST[2]</text:p>
          </table:table-cell>
          <table:table-cell table:style-name="ce110" table:formula="of:=IF([.J89]=&quot;-&quot;;&quot;&quot;;CONCATENATE(&quot;set_instance_assignment -name IO_STANDARD &quot;&quot;&quot;;[.I89];&quot;&quot;&quot; -to &quot;;[.C89]))">
            <text:p/>
          </table:table-cell>
          <table:table-cell table:formula="of:=IF([.A89]=&quot;&quot;;&quot;&quot;;CONCATENATE(&quot;NET &quot;&quot;&quot;;[.O89];&quot;&quot;&quot; LOC = &quot;;[.A89];&quot;;&quot;))" office:value-type="string" office:string-value="NET &quot;TEST[2]&quot; LOC = 2;" calcext:value-type="string">
            <text:p>NET "TEST[2]" LOC = 2;</text:p>
          </table:table-cell>
          <table:table-cell table:formula="of:=IF([.I89]=&quot;&quot;;&quot;&quot;;CONCATENATE(&quot;NET &quot;&quot;&quot;;[.O89];&quot;&quot;&quot; IOSTANDARD = &quot;;[.I89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3</text:p>
          </table:table-cell>
          <table:table-cell office:value-type="string" calcext:value-type="string">
            <text:p>TST-3</text:p>
          </table:table-cell>
          <table:table-cell office:value-type="string" calcext:value-type="string">
            <text:p>TES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Тестовые выходы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90]=&quot;&quot;;&quot;std_logic&quot;;IF([.E90]&lt;[.E91];&quot;-&quot;;CONCATENATE(&quot;std_logic_vector ( &quot;;[.E90];&quot; downto 0 )&quot;)))" office:value-type="string" office:string-value="-" calcext:value-type="string">
            <text:p>-</text:p>
          </table:table-cell>
          <table:table-cell table:style-name="ce108" table:formula="of:=IF([.J90]=&quot;-&quot;;&quot;&quot;;CONCATENATE([.C90];[.D90]))">
            <text:p/>
          </table:table-cell>
          <table:table-cell table:style-name="ce108" table:formula="of:=IF([.J90]=&quot;-&quot;;&quot;&quot;;CONCATENATE(&quot;: &quot;;[.G90];&quot; &quot;;[.J90];&quot;;&quot;))">
            <text:p/>
          </table:table-cell>
          <table:table-cell table:style-name="ce108" table:formula="of:=IF([.J90]=&quot;-&quot;;&quot;&quot;;CONCATENATE(&quot;-- &quot;;[.F90]))">
            <text:p/>
          </table:table-cell>
          <table:table-cell table:style-name="ce108" table:formula="of:=IF([.J90]=&quot;-&quot;;&quot;&quot;;IF([.G90]=&quot;in&quot;;&quot;&quot;;CONCATENATE([.K90];&quot; &lt;= &quot;;IF([.E90]=&quot;&quot;;CONCATENATE(&quot;'&quot;;[.H90];&quot;'&quot;);CONCATENATE(&quot;(others=&gt;'&quot;;[.H90];&quot;')&quot;));&quot;;&quot;)))">
            <text:p/>
          </table:table-cell>
          <table:table-cell table:style-name="ce108" table:formula="of:=IF([.E90]=&quot;&quot;;CONCATENATE([.C90];[.D90]);CONCATENATE([.C90];[.D90];&quot;[&quot;;[.E90];&quot;]&quot;))" office:value-type="string" office:string-value="TEST[3]" calcext:value-type="string">
            <text:p>TEST[3]</text:p>
          </table:table-cell>
          <table:table-cell table:style-name="ce108" table:formula="of:=CONCATENATE(&quot;set_location_assignment PIN_&quot;;[.A90];&quot; -to &quot;;[.O90])" office:value-type="string" office:string-value="set_location_assignment PIN_3 -to TEST[3]" calcext:value-type="string">
            <text:p>set_location_assignment PIN_3 -to TEST[3]</text:p>
          </table:table-cell>
          <table:table-cell table:style-name="ce110" table:formula="of:=IF([.J90]=&quot;-&quot;;&quot;&quot;;CONCATENATE(&quot;set_instance_assignment -name IO_STANDARD &quot;&quot;&quot;;[.I90];&quot;&quot;&quot; -to &quot;;[.C90]))">
            <text:p/>
          </table:table-cell>
          <table:table-cell table:formula="of:=IF([.A90]=&quot;&quot;;&quot;&quot;;CONCATENATE(&quot;NET &quot;&quot;&quot;;[.O90];&quot;&quot;&quot; LOC = &quot;;[.A90];&quot;;&quot;))" office:value-type="string" office:string-value="NET &quot;TEST[3]&quot; LOC = 3;" calcext:value-type="string">
            <text:p>NET "TEST[3]" LOC = 3;</text:p>
          </table:table-cell>
          <table:table-cell table:formula="of:=IF([.I90]=&quot;&quot;;&quot;&quot;;CONCATENATE(&quot;NET &quot;&quot;&quot;;[.O90];&quot;&quot;&quot; IOSTANDARD = &quot;;[.I90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4</text:p>
          </table:table-cell>
          <table:table-cell office:value-type="string" calcext:value-type="string">
            <text:p>TST-4</text:p>
          </table:table-cell>
          <table:table-cell office:value-type="string" calcext:value-type="string">
            <text:p>TES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Тестовые выходы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91]=&quot;&quot;;&quot;std_logic&quot;;IF([.E91]&lt;[.E92];&quot;-&quot;;CONCATENATE(&quot;std_logic_vector ( &quot;;[.E91];&quot; downto 0 )&quot;)))" office:value-type="string" office:string-value="-" calcext:value-type="string">
            <text:p>-</text:p>
          </table:table-cell>
          <table:table-cell table:style-name="ce108" table:formula="of:=IF([.J91]=&quot;-&quot;;&quot;&quot;;CONCATENATE([.C91];[.D91]))">
            <text:p/>
          </table:table-cell>
          <table:table-cell table:style-name="ce108" table:formula="of:=IF([.J91]=&quot;-&quot;;&quot;&quot;;CONCATENATE(&quot;: &quot;;[.G91];&quot; &quot;;[.J91];&quot;;&quot;))">
            <text:p/>
          </table:table-cell>
          <table:table-cell table:style-name="ce108" table:formula="of:=IF([.J91]=&quot;-&quot;;&quot;&quot;;CONCATENATE(&quot;-- &quot;;[.F91]))">
            <text:p/>
          </table:table-cell>
          <table:table-cell table:style-name="ce108" table:formula="of:=IF([.J91]=&quot;-&quot;;&quot;&quot;;IF([.G91]=&quot;in&quot;;&quot;&quot;;CONCATENATE([.K91];&quot; &lt;= &quot;;IF([.E91]=&quot;&quot;;CONCATENATE(&quot;'&quot;;[.H91];&quot;'&quot;);CONCATENATE(&quot;(others=&gt;'&quot;;[.H91];&quot;')&quot;));&quot;;&quot;)))">
            <text:p/>
          </table:table-cell>
          <table:table-cell table:style-name="ce108" table:formula="of:=IF([.E91]=&quot;&quot;;CONCATENATE([.C91];[.D91]);CONCATENATE([.C91];[.D91];&quot;[&quot;;[.E91];&quot;]&quot;))" office:value-type="string" office:string-value="TEST[4]" calcext:value-type="string">
            <text:p>TEST[4]</text:p>
          </table:table-cell>
          <table:table-cell table:style-name="ce108" table:formula="of:=CONCATENATE(&quot;set_location_assignment PIN_&quot;;[.A91];&quot; -to &quot;;[.O91])" office:value-type="string" office:string-value="set_location_assignment PIN_4 -to TEST[4]" calcext:value-type="string">
            <text:p>set_location_assignment PIN_4 -to TEST[4]</text:p>
          </table:table-cell>
          <table:table-cell table:style-name="ce110" table:formula="of:=IF([.J91]=&quot;-&quot;;&quot;&quot;;CONCATENATE(&quot;set_instance_assignment -name IO_STANDARD &quot;&quot;&quot;;[.I91];&quot;&quot;&quot; -to &quot;;[.C91]))">
            <text:p/>
          </table:table-cell>
          <table:table-cell table:formula="of:=IF([.A91]=&quot;&quot;;&quot;&quot;;CONCATENATE(&quot;NET &quot;&quot;&quot;;[.O91];&quot;&quot;&quot; LOC = &quot;;[.A91];&quot;;&quot;))" office:value-type="string" office:string-value="NET &quot;TEST[4]&quot; LOC = 4;" calcext:value-type="string">
            <text:p>NET "TEST[4]" LOC = 4;</text:p>
          </table:table-cell>
          <table:table-cell table:formula="of:=IF([.I91]=&quot;&quot;;&quot;&quot;;CONCATENATE(&quot;NET &quot;&quot;&quot;;[.O91];&quot;&quot;&quot; IOSTANDARD = &quot;;[.I91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7</text:p>
          </table:table-cell>
          <table:table-cell office:value-type="string" calcext:value-type="string">
            <text:p>TST-5</text:p>
          </table:table-cell>
          <table:table-cell office:value-type="string" calcext:value-type="string">
            <text:p>TES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Тестовые выходы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92]=&quot;&quot;;&quot;std_logic&quot;;IF([.E92]&lt;[.E93];&quot;-&quot;;CONCATENATE(&quot;std_logic_vector ( &quot;;[.E92];&quot; downto 0 )&quot;)))" office:value-type="string" office:string-value="-" calcext:value-type="string">
            <text:p>-</text:p>
          </table:table-cell>
          <table:table-cell table:style-name="ce108" table:formula="of:=IF([.J92]=&quot;-&quot;;&quot;&quot;;CONCATENATE([.C92];[.D92]))">
            <text:p/>
          </table:table-cell>
          <table:table-cell table:style-name="ce108" table:formula="of:=IF([.J92]=&quot;-&quot;;&quot;&quot;;CONCATENATE(&quot;: &quot;;[.G92];&quot; &quot;;[.J92];&quot;;&quot;))">
            <text:p/>
          </table:table-cell>
          <table:table-cell table:style-name="ce108" table:formula="of:=IF([.J92]=&quot;-&quot;;&quot;&quot;;CONCATENATE(&quot;-- &quot;;[.F92]))">
            <text:p/>
          </table:table-cell>
          <table:table-cell table:style-name="ce108" table:formula="of:=IF([.J92]=&quot;-&quot;;&quot;&quot;;IF([.G92]=&quot;in&quot;;&quot;&quot;;CONCATENATE([.K92];&quot; &lt;= &quot;;IF([.E92]=&quot;&quot;;CONCATENATE(&quot;'&quot;;[.H92];&quot;'&quot;);CONCATENATE(&quot;(others=&gt;'&quot;;[.H92];&quot;')&quot;));&quot;;&quot;)))">
            <text:p/>
          </table:table-cell>
          <table:table-cell table:style-name="ce108" table:formula="of:=IF([.E92]=&quot;&quot;;CONCATENATE([.C92];[.D92]);CONCATENATE([.C92];[.D92];&quot;[&quot;;[.E92];&quot;]&quot;))" office:value-type="string" office:string-value="TEST[5]" calcext:value-type="string">
            <text:p>TEST[5]</text:p>
          </table:table-cell>
          <table:table-cell table:style-name="ce108" table:formula="of:=CONCATENATE(&quot;set_location_assignment PIN_&quot;;[.A92];&quot; -to &quot;;[.O92])" office:value-type="string" office:string-value="set_location_assignment PIN_7 -to TEST[5]" calcext:value-type="string">
            <text:p>set_location_assignment PIN_7 -to TEST[5]</text:p>
          </table:table-cell>
          <table:table-cell table:style-name="ce110" table:formula="of:=IF([.J92]=&quot;-&quot;;&quot;&quot;;CONCATENATE(&quot;set_instance_assignment -name IO_STANDARD &quot;&quot;&quot;;[.I92];&quot;&quot;&quot; -to &quot;;[.C92]))">
            <text:p/>
          </table:table-cell>
          <table:table-cell table:formula="of:=IF([.A92]=&quot;&quot;;&quot;&quot;;CONCATENATE(&quot;NET &quot;&quot;&quot;;[.O92];&quot;&quot;&quot; LOC = &quot;;[.A92];&quot;;&quot;))" office:value-type="string" office:string-value="NET &quot;TEST[5]&quot; LOC = 7;" calcext:value-type="string">
            <text:p>NET "TEST[5]" LOC = 7;</text:p>
          </table:table-cell>
          <table:table-cell table:formula="of:=IF([.I92]=&quot;&quot;;&quot;&quot;;CONCATENATE(&quot;NET &quot;&quot;&quot;;[.O92];&quot;&quot;&quot; IOSTANDARD = &quot;;[.I92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43</text:p>
          </table:table-cell>
          <table:table-cell office:value-type="string" calcext:value-type="string">
            <text:p>TST-6</text:p>
          </table:table-cell>
          <table:table-cell office:value-type="string" calcext:value-type="string">
            <text:p>TES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Тестовые выходы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93]=&quot;&quot;;&quot;std_logic&quot;;IF([.E93]&lt;[.E94];&quot;-&quot;;CONCATENATE(&quot;std_logic_vector ( &quot;;[.E93];&quot; downto 0 )&quot;)))" office:value-type="string" office:string-value="std_logic_vector ( 6 downto 0 )" calcext:value-type="string">
            <text:p>std_logic_vector ( 6 downto 0 )</text:p>
          </table:table-cell>
          <table:table-cell table:style-name="ce108" table:formula="of:=IF([.J93]=&quot;-&quot;;&quot;&quot;;CONCATENATE([.C93];[.D93]))" office:value-type="string" office:string-value="TEST" calcext:value-type="string">
            <text:p>TEST</text:p>
          </table:table-cell>
          <table:table-cell table:style-name="ce108" table:formula="of:=IF([.J93]=&quot;-&quot;;&quot;&quot;;CONCATENATE(&quot;: &quot;;[.G93];&quot; &quot;;[.J93];&quot;;&quot;))" office:value-type="string" office:string-value=": out std_logic_vector ( 6 downto 0 );" calcext:value-type="string">
            <text:p>: out std_logic_vector ( 6 downto 0 );</text:p>
          </table:table-cell>
          <table:table-cell table:style-name="ce108" table:formula="of:=IF([.J93]=&quot;-&quot;;&quot;&quot;;CONCATENATE(&quot;-- &quot;;[.F93]))" office:value-type="string" office:string-value="-- Тестовые выходы" calcext:value-type="string">
            <text:p>-- Тестовые выходы</text:p>
          </table:table-cell>
          <table:table-cell table:style-name="ce108" table:formula="of:=IF([.J93]=&quot;-&quot;;&quot;&quot;;IF([.G93]=&quot;in&quot;;&quot;&quot;;CONCATENATE([.K93];&quot; &lt;= &quot;;IF([.E93]=&quot;&quot;;CONCATENATE(&quot;'&quot;;[.H93];&quot;'&quot;);CONCATENATE(&quot;(others=&gt;'&quot;;[.H93];&quot;')&quot;));&quot;;&quot;)))" office:value-type="string" office:string-value="TEST &lt;= (others=&gt;'0');" calcext:value-type="string">
            <text:p>TEST &lt;= (others=&gt;'0');</text:p>
          </table:table-cell>
          <table:table-cell table:style-name="ce108" table:formula="of:=IF([.E93]=&quot;&quot;;CONCATENATE([.C93];[.D93]);CONCATENATE([.C93];[.D93];&quot;[&quot;;[.E93];&quot;]&quot;))" office:value-type="string" office:string-value="TEST[6]" calcext:value-type="string">
            <text:p>TEST[6]</text:p>
          </table:table-cell>
          <table:table-cell table:style-name="ce108" table:formula="of:=CONCATENATE(&quot;set_location_assignment PIN_&quot;;[.A93];&quot; -to &quot;;[.O93])" office:value-type="string" office:string-value="set_location_assignment PIN_143 -to TEST[6]" calcext:value-type="string">
            <text:p>set_location_assignment PIN_143 -to TEST[6]</text:p>
          </table:table-cell>
          <table:table-cell table:style-name="ce110" table:formula="of:=IF([.J93]=&quot;-&quot;;&quot;&quot;;CONCATENATE(&quot;set_instance_assignment -name IO_STANDARD &quot;&quot;&quot;;[.I93];&quot;&quot;&quot; -to &quot;;[.C93]))" office:value-type="string" office:string-value="set_instance_assignment -name IO_STANDARD &quot;&quot; -to TEST" calcext:value-type="string">
            <text:p>set_instance_assignment -name IO_STANDARD "" -to TEST</text:p>
          </table:table-cell>
          <table:table-cell table:formula="of:=IF([.A93]=&quot;&quot;;&quot;&quot;;CONCATENATE(&quot;NET &quot;&quot;&quot;;[.O93];&quot;&quot;&quot; LOC = &quot;;[.A93];&quot;;&quot;))" office:value-type="string" office:string-value="NET &quot;TEST[6]&quot; LOC = 143;" calcext:value-type="string">
            <text:p>NET "TEST[6]" LOC = 143;</text:p>
          </table:table-cell>
          <table:table-cell table:formula="of:=IF([.I93]=&quot;&quot;;&quot;&quot;;CONCATENATE(&quot;NET &quot;&quot;&quot;;[.O93];&quot;&quot;&quot; IOSTANDARD = &quot;;[.I93];&quot;;&quot;))">
            <text:p/>
          </table:table-cell>
          <table:table-cell table:number-columns-repeated="1005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style-name="ce106" office:value-type="string" calcext:value-type="string">
            <text:p>83</text:p>
          </table:table-cell>
          <table:table-cell office:value-type="string" calcext:value-type="string">
            <text:p>CNF-DONE</text:p>
          </table:table-cell>
          <table:table-cell table:number-columns-repeated="7"/>
          <table:table-cell table:style-name="ce108" table:number-columns-repeated="7"/>
          <table:table-cell table:style-name="ce110"/>
          <table:table-cell table:number-columns-repeated="1007"/>
        </table:table-row>
        <table:table-row table:style-name="ro2">
          <table:table-cell table:style-name="ce106" office:value-type="string" calcext:value-type="string">
            <text:p>20</text:p>
          </table:table-cell>
          <table:table-cell office:value-type="string" calcext:value-type="string">
            <text:p>N-CONFIG</text:p>
          </table:table-cell>
          <table:table-cell table:number-columns-repeated="7"/>
          <table:table-cell table:style-name="ce108" table:number-columns-repeated="7"/>
          <table:table-cell table:style-name="ce110"/>
          <table:table-cell table:number-columns-repeated="1007"/>
        </table:table-row>
        <table:table-row table:style-name="ro2">
          <table:table-cell table:style-name="ce106" office:value-type="string" calcext:value-type="string">
            <text:p>82</text:p>
          </table:table-cell>
          <table:table-cell office:value-type="string" calcext:value-type="string">
            <text:p>N-STATUS</text:p>
          </table:table-cell>
          <table:table-cell table:number-columns-repeated="7"/>
          <table:table-cell table:style-name="ce108" table:number-columns-repeated="7"/>
          <table:table-cell table:style-name="ce110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2">
          <table:table-cell table:style-name="ce106" office:value-type="string" calcext:value-type="string">
            <text:p>35</text:p>
          </table:table-cell>
          <table:table-cell office:value-type="string" calcext:value-type="string">
            <text:p>+1V2</text:p>
          </table:table-cell>
          <table:table-cell table:number-columns-repeated="7"/>
          <table:table-cell table:style-name="ce108" table:number-columns-repeated="7"/>
          <table:table-cell table:style-name="ce110"/>
          <table:table-cell table:number-columns-repeated="1007"/>
        </table:table-row>
        <table:table-row table:style-name="ro2">
          <table:table-cell table:style-name="ce106" office:value-type="string" calcext:value-type="string">
            <text:p>37</text:p>
          </table:table-cell>
          <table:table-cell office:value-type="string" calcext:value-type="string">
            <text:p>+1V2</text:p>
          </table:table-cell>
          <table:table-cell table:number-columns-repeated="7"/>
          <table:table-cell table:style-name="ce108" table:number-columns-repeated="7"/>
          <table:table-cell table:style-name="ce110"/>
          <table:table-cell table:number-columns-repeated="1007"/>
        </table:table-row>
        <table:table-row table:style-name="ro2">
          <table:table-cell table:style-name="ce106" office:value-type="string" calcext:value-type="string">
            <text:p>109</text:p>
          </table:table-cell>
          <table:table-cell office:value-type="string" calcext:value-type="string">
            <text:p>+1V2</text:p>
          </table:table-cell>
          <table:table-cell table:number-columns-repeated="7"/>
          <table:table-cell table:style-name="ce108" table:number-columns-repeated="7"/>
          <table:table-cell table:style-name="ce110"/>
          <table:table-cell table:number-columns-repeated="1007"/>
        </table:table-row>
        <table:table-row table:style-name="ro2">
          <table:table-cell table:style-name="ce106" office:value-type="string" calcext:value-type="string">
            <text:p>107</text:p>
          </table:table-cell>
          <table:table-cell office:value-type="string" calcext:value-type="string">
            <text:p>+1V2</text:p>
          </table:table-cell>
          <table:table-cell table:number-columns-repeated="7"/>
          <table:table-cell table:style-name="ce108" table:number-columns-repeated="7"/>
          <table:table-cell table:style-name="ce110"/>
          <table:table-cell table:number-columns-repeated="1007"/>
        </table:table-row>
        <table:table-row table:style-name="ro1">
          <table:table-cell table:style-name="ce106" office:value-type="string" calcext:value-type="string">
            <text:p>131</text:p>
          </table:table-cell>
          <table:table-cell office:value-type="string" calcext:value-type="string">
            <text:p>+1V2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50</text:p>
          </table:table-cell>
          <table:table-cell office:value-type="string" calcext:value-type="string">
            <text:p>+1V2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62</text:p>
          </table:table-cell>
          <table:table-cell office:value-type="string" calcext:value-type="string">
            <text:p>+1V2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124</text:p>
          </table:table-cell>
          <table:table-cell office:value-type="string" calcext:value-type="string">
            <text:p>+1V2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85</text:p>
          </table:table-cell>
          <table:table-cell office:value-type="string" calcext:value-type="string">
            <text:p>+3V3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66</text:p>
          </table:table-cell>
          <table:table-cell office:value-type="string" calcext:value-type="string">
            <text:p>+3V3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102</text:p>
          </table:table-cell>
          <table:table-cell office:value-type="string" calcext:value-type="string">
            <text:p>+3V3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46</text:p>
          </table:table-cell>
          <table:table-cell office:value-type="string" calcext:value-type="string">
            <text:p>+3V3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138</text:p>
          </table:table-cell>
          <table:table-cell office:value-type="string" calcext:value-type="string">
            <text:p>+3V3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29</text:p>
          </table:table-cell>
          <table:table-cell office:value-type="string" calcext:value-type="string">
            <text:p>+3V3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77</text:p>
          </table:table-cell>
          <table:table-cell office:value-type="string" calcext:value-type="string">
            <text:p>+3V3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116</text:p>
          </table:table-cell>
          <table:table-cell office:value-type="string" calcext:value-type="string">
            <text:p>+3V3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5</text:p>
          </table:table-cell>
          <table:table-cell office:value-type="string" calcext:value-type="string">
            <text:p>+3V3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54</text:p>
          </table:table-cell>
          <table:table-cell office:value-type="string" calcext:value-type="string">
            <text:p>+3V3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95</text:p>
          </table:table-cell>
          <table:table-cell office:value-type="string" calcext:value-type="string">
            <text:p>+3V3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127</text:p>
          </table:table-cell>
          <table:table-cell office:value-type="string" calcext:value-type="string">
            <text:p>+3V3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23</text:p>
          </table:table-cell>
          <table:table-cell office:value-type="string" calcext:value-type="string">
            <text:p>+3V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6" office:value-type="string" calcext:value-type="string">
            <text:p>106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36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110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38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84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34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108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128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111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130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117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78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56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98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61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33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39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6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16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140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123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105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68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49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19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аленькая альтера" table:style-name="ta1">
        <table:table-column table:style-name="co96" table:default-cell-style-name="ce80"/>
        <table:table-column table:style-name="co97" table:default-cell-style-name="ce80"/>
        <table:table-column table:style-name="co22" table:default-cell-style-name="ce80"/>
        <table:table-column table:style-name="co98" table:default-cell-style-name="ce80"/>
        <table:table-column table:style-name="co99" table:default-cell-style-name="ce80"/>
        <table:table-column table:style-name="co100" table:default-cell-style-name="ce80"/>
        <table:table-column table:style-name="co36" table:number-columns-repeated="3" table:default-cell-style-name="ce80"/>
        <table:table-column table:style-name="co101" table:default-cell-style-name="ce80"/>
        <table:table-column table:style-name="co102" table:default-cell-style-name="ce80"/>
        <table:table-column table:style-name="co103" table:default-cell-style-name="ce80"/>
        <table:table-column table:style-name="co104" table:default-cell-style-name="ce80"/>
        <table:table-column table:style-name="co101" table:default-cell-style-name="ce80"/>
        <table:table-column table:style-name="co105" table:default-cell-style-name="ce80"/>
        <table:table-column table:style-name="co106" table:default-cell-style-name="ce80"/>
        <table:table-column table:style-name="co107" table:default-cell-style-name="ce80"/>
        <table:table-column table:style-name="co108" table:default-cell-style-name="ce80"/>
        <table:table-column table:style-name="co103" table:default-cell-style-name="ce80"/>
        <table:table-column table:style-name="co36" table:number-columns-repeated="1005" table:default-cell-style-name="ce80"/>
        <table:table-row table:style-name="ro2">
          <table:table-cell table:style-name="ce105" office:value-type="string" calcext:value-type="string">
            <text:p>PIN</text:p>
          </table:table-cell>
          <table:table-cell table:style-name="ce105" office:value-type="string" calcext:value-type="string">
            <text:p>NET</text:p>
          </table:table-cell>
          <table:table-cell table:style-name="ce105" office:value-type="string" calcext:value-type="string">
            <text:p>HDL NAME</text:p>
          </table:table-cell>
          <table:table-cell table:style-name="ce105" office:value-type="string" calcext:value-type="string">
            <text:p>POL</text:p>
          </table:table-cell>
          <table:table-cell table:style-name="ce105" office:value-type="string" calcext:value-type="string">
            <text:p>INDEX</text:p>
          </table:table-cell>
          <table:table-cell table:style-name="ce105" office:value-type="string" calcext:value-type="string">
            <text:p>GROUP</text:p>
          </table:table-cell>
          <table:table-cell table:style-name="ce105" office:value-type="string" calcext:value-type="string">
            <text:p>DIR</text:p>
          </table:table-cell>
          <table:table-cell table:style-name="ce105" office:value-type="string" calcext:value-type="string">
            <text:p>VALUE</text:p>
          </table:table-cell>
          <table:table-cell table:style-name="ce105" office:value-type="string" calcext:value-type="string">
            <text:p>STANDART</text:p>
          </table:table-cell>
          <table:table-cell table:style-name="ce108" office:value-type="string" calcext:value-type="string">
            <text:p>VHDL TYPE</text:p>
          </table:table-cell>
          <table:table-cell table:style-name="ce108" office:value-type="string" calcext:value-type="string">
            <text:p>VHDL PORT DECLARATION</text:p>
          </table:table-cell>
          <table:table-cell table:style-name="ce108" table:number-columns-repeated="2"/>
          <table:table-cell table:style-name="ce82" office:value-type="string" calcext:value-type="string">
            <text:p>VHDL DEFAULTS GENERATOR</text:p>
          </table:table-cell>
          <table:table-cell table:style-name="ce108" office:value-type="string" calcext:value-type="string">
            <text:p>PORT NAME</text:p>
          </table:table-cell>
          <table:table-cell table:style-name="ce108" office:value-type="string" calcext:value-type="string">
            <text:p>ALTERA PIN ASSIGNMENT</text:p>
          </table:table-cell>
          <table:table-cell table:style-name="ce108" office:value-type="string" calcext:value-type="string">
            <text:p>ALTERA IO STANDART ASSIGNMENT</text:p>
          </table:table-cell>
          <table:table-cell office:value-type="string" calcext:value-type="string">
            <text:p>XILINX PIN ASSIGNMENT</text:p>
          </table:table-cell>
          <table:table-cell table:style-name="ce82" office:value-type="string" calcext:value-type="string">
            <text:p>XILINX IO STANDART ASSIGNMENT</text:p>
          </table:table-cell>
          <table:table-cell table:style-name="ce82" table:number-columns-repeated="1002"/>
          <table:table-cell table:number-columns-repeated="3"/>
        </table:table-row>
        <table:table-row table:style-name="ro1">
          <table:table-cell table:number-columns-repeated="1024"/>
        </table:table-row>
        <table:table-row table:style-name="ro2">
          <table:table-cell table:style-name="ce106" office:value-type="string" calcext:value-type="string">
            <text:p>1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_BUS2</text:p>
          </table:table-cell>
          <table:table-cell table:number-columns-repeated="2"/>
          <table:table-cell office:value-type="string" calcext:value-type="string">
            <text:p>Адрес от CPU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3]=&quot;&quot;;&quot;std_logic&quot;;IF([.E3]&lt;[.E4];&quot;-&quot;;CONCATENATE(&quot;std_logic_vector ( &quot;;[.E3];&quot; downto 0 )&quot;)))" office:value-type="string" office:string-value="std_logic" calcext:value-type="string">
            <text:p>std_logic</text:p>
          </table:table-cell>
          <table:table-cell table:style-name="ce108" table:formula="of:=IF([.J3]=&quot;-&quot;;&quot;&quot;;CONCATENATE([.C3];[.D3]))" office:value-type="string" office:string-value="A_BUS2" calcext:value-type="string">
            <text:p>A_BUS2</text:p>
          </table:table-cell>
          <table:table-cell table:style-name="ce108" table:formula="of:=IF([.J3]=&quot;-&quot;;&quot;&quot;;CONCATENATE(&quot;: &quot;;[.G3];&quot; &quot;;[.J3];&quot;;&quot;))" office:value-type="string" office:string-value=": in std_logic;" calcext:value-type="string">
            <text:p>: in std_logic;</text:p>
          </table:table-cell>
          <table:table-cell table:style-name="ce108" table:formula="of:=IF([.J3]=&quot;-&quot;;&quot;&quot;;CONCATENATE(&quot;-- &quot;;[.F3]))" office:value-type="string" office:string-value="-- Адрес от CPU" calcext:value-type="string">
            <text:p>-- Адрес от CPU</text:p>
          </table:table-cell>
          <table:table-cell table:style-name="ce108" table:formula="of:=IF([.J3]=&quot;-&quot;;&quot;&quot;;IF([.G3]=&quot;in&quot;;&quot;&quot;;CONCATENATE([.K3];&quot; &lt;= &quot;;IF([.E3]=&quot;&quot;;CONCATENATE(&quot;'&quot;;[.H3];&quot;'&quot;);CONCATENATE(&quot;(others=&gt;'&quot;;[.H3];&quot;')&quot;));&quot;;&quot;)))">
            <text:p/>
          </table:table-cell>
          <table:table-cell table:style-name="ce108" table:formula="of:=IF([.E3]=&quot;&quot;;CONCATENATE([.C3];[.D3]);CONCATENATE([.C3];[.D3];&quot;[&quot;;[.E3];&quot;]&quot;))" office:value-type="string" office:string-value="A_BUS2" calcext:value-type="string">
            <text:p>A_BUS2</text:p>
          </table:table-cell>
          <table:table-cell table:style-name="ce108" table:formula="of:=CONCATENATE(&quot;set_location_assignment PIN_&quot;;[.A3];&quot; -to &quot;;[.O3])" office:value-type="string" office:string-value="set_location_assignment PIN_12 -to A_BUS2" calcext:value-type="string">
            <text:p>set_location_assignment PIN_12 -to A_BUS2</text:p>
          </table:table-cell>
          <table:table-cell table:style-name="ce110" table:formula="of:=IF([.J3]=&quot;-&quot;;&quot;&quot;;CONCATENATE(&quot;set_instance_assignment -name IO_STANDARD &quot;&quot;&quot;;[.I3];&quot;&quot;&quot; -to &quot;;[.C3]))" office:value-type="string" office:string-value="set_instance_assignment -name IO_STANDARD &quot;&quot; -to A_BUS2" calcext:value-type="string">
            <text:p>set_instance_assignment -name IO_STANDARD "" -to A_BUS2</text:p>
          </table:table-cell>
          <table:table-cell table:formula="of:=IF([.A3]=&quot;&quot;;&quot;&quot;;CONCATENATE(&quot;NET &quot;&quot;&quot;;[.O3];&quot;&quot;&quot; LOC = &quot;;[.A3];&quot;;&quot;))" office:value-type="string" office:string-value="NET &quot;A_BUS2&quot; LOC = 12;" calcext:value-type="string">
            <text:p>NET "A_BUS2" LOC = 12;</text:p>
          </table:table-cell>
          <table:table-cell table:formula="of:=IF([.I3]=&quot;&quot;;&quot;&quot;;CONCATENATE(&quot;NET &quot;&quot;&quot;;[.O3];&quot;&quot;&quot; IOSTANDARD = &quot;;[.I3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3</text:p>
          </table:table-cell>
          <table:table-cell office:value-type="string" calcext:value-type="string">
            <text:p>AA16</text:p>
          </table:table-cell>
          <table:table-cell office:value-type="string" calcext:value-type="string">
            <text:p>A_CPU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Адрес от CPU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4]=&quot;&quot;;&quot;std_logic&quot;;IF([.E4]&lt;[.E5];&quot;-&quot;;CONCATENATE(&quot;std_logic_vector ( &quot;;[.E4];&quot; downto 0 )&quot;)))" office:value-type="string" office:string-value="-" calcext:value-type="string">
            <text:p>-</text:p>
          </table:table-cell>
          <table:table-cell table:style-name="ce108" table:formula="of:=IF([.J4]=&quot;-&quot;;&quot;&quot;;CONCATENATE([.C4];[.D4]))">
            <text:p/>
          </table:table-cell>
          <table:table-cell table:style-name="ce108" table:formula="of:=IF([.J4]=&quot;-&quot;;&quot;&quot;;CONCATENATE(&quot;: &quot;;[.G4];&quot; &quot;;[.J4];&quot;;&quot;))">
            <text:p/>
          </table:table-cell>
          <table:table-cell table:style-name="ce108" table:formula="of:=IF([.J4]=&quot;-&quot;;&quot;&quot;;CONCATENATE(&quot;-- &quot;;[.F4]))">
            <text:p/>
          </table:table-cell>
          <table:table-cell table:style-name="ce108" table:formula="of:=IF([.J4]=&quot;-&quot;;&quot;&quot;;IF([.G4]=&quot;in&quot;;&quot;&quot;;CONCATENATE([.K4];&quot; &lt;= &quot;;IF([.E4]=&quot;&quot;;CONCATENATE(&quot;'&quot;;[.H4];&quot;'&quot;);CONCATENATE(&quot;(others=&gt;'&quot;;[.H4];&quot;')&quot;));&quot;;&quot;)))">
            <text:p/>
          </table:table-cell>
          <table:table-cell table:style-name="ce108" table:formula="of:=IF([.E4]=&quot;&quot;;CONCATENATE([.C4];[.D4]);CONCATENATE([.C4];[.D4];&quot;[&quot;;[.E4];&quot;]&quot;))" office:value-type="string" office:string-value="A_CPU[16]" calcext:value-type="string">
            <text:p>A_CPU[16]</text:p>
          </table:table-cell>
          <table:table-cell table:style-name="ce108" table:formula="of:=CONCATENATE(&quot;set_location_assignment PIN_&quot;;[.A4];&quot; -to &quot;;[.O4])" office:value-type="string" office:string-value="set_location_assignment PIN_3 -to A_CPU[16]" calcext:value-type="string">
            <text:p>set_location_assignment PIN_3 -to A_CPU[16]</text:p>
          </table:table-cell>
          <table:table-cell table:style-name="ce110" table:formula="of:=IF([.J4]=&quot;-&quot;;&quot;&quot;;CONCATENATE(&quot;set_instance_assignment -name IO_STANDARD &quot;&quot;&quot;;[.I4];&quot;&quot;&quot; -to &quot;;[.C4]))">
            <text:p/>
          </table:table-cell>
          <table:table-cell table:formula="of:=IF([.A4]=&quot;&quot;;&quot;&quot;;CONCATENATE(&quot;NET &quot;&quot;&quot;;[.O4];&quot;&quot;&quot; LOC = &quot;;[.A4];&quot;;&quot;))" office:value-type="string" office:string-value="NET &quot;A_CPU[16]&quot; LOC = 3;" calcext:value-type="string">
            <text:p>NET "A_CPU[16]" LOC = 3;</text:p>
          </table:table-cell>
          <table:table-cell table:formula="of:=IF([.I4]=&quot;&quot;;&quot;&quot;;CONCATENATE(&quot;NET &quot;&quot;&quot;;[.O4];&quot;&quot;&quot; IOSTANDARD = &quot;;[.I4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43</text:p>
          </table:table-cell>
          <table:table-cell office:value-type="string" calcext:value-type="string">
            <text:p>AA17</text:p>
          </table:table-cell>
          <table:table-cell office:value-type="string" calcext:value-type="string">
            <text:p>A_CPU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Адрес от CPU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5]=&quot;&quot;;&quot;std_logic&quot;;IF([.E5]&lt;[.E6];&quot;-&quot;;CONCATENATE(&quot;std_logic_vector ( &quot;;[.E5];&quot; downto 0 )&quot;)))" office:value-type="string" office:string-value="-" calcext:value-type="string">
            <text:p>-</text:p>
          </table:table-cell>
          <table:table-cell table:style-name="ce108" table:formula="of:=IF([.J5]=&quot;-&quot;;&quot;&quot;;CONCATENATE([.C5];[.D5]))">
            <text:p/>
          </table:table-cell>
          <table:table-cell table:style-name="ce108" table:formula="of:=IF([.J5]=&quot;-&quot;;&quot;&quot;;CONCATENATE(&quot;: &quot;;[.G5];&quot; &quot;;[.J5];&quot;;&quot;))">
            <text:p/>
          </table:table-cell>
          <table:table-cell table:style-name="ce108" table:formula="of:=IF([.J5]=&quot;-&quot;;&quot;&quot;;CONCATENATE(&quot;-- &quot;;[.F5]))">
            <text:p/>
          </table:table-cell>
          <table:table-cell table:style-name="ce108" table:formula="of:=IF([.J5]=&quot;-&quot;;&quot;&quot;;IF([.G5]=&quot;in&quot;;&quot;&quot;;CONCATENATE([.K5];&quot; &lt;= &quot;;IF([.E5]=&quot;&quot;;CONCATENATE(&quot;'&quot;;[.H5];&quot;'&quot;);CONCATENATE(&quot;(others=&gt;'&quot;;[.H5];&quot;')&quot;));&quot;;&quot;)))">
            <text:p/>
          </table:table-cell>
          <table:table-cell table:style-name="ce108" table:formula="of:=IF([.E5]=&quot;&quot;;CONCATENATE([.C5];[.D5]);CONCATENATE([.C5];[.D5];&quot;[&quot;;[.E5];&quot;]&quot;))" office:value-type="string" office:string-value="A_CPU[17]" calcext:value-type="string">
            <text:p>A_CPU[17]</text:p>
          </table:table-cell>
          <table:table-cell table:style-name="ce108" table:formula="of:=CONCATENATE(&quot;set_location_assignment PIN_&quot;;[.A5];&quot; -to &quot;;[.O5])" office:value-type="string" office:string-value="set_location_assignment PIN_43 -to A_CPU[17]" calcext:value-type="string">
            <text:p>set_location_assignment PIN_43 -to A_CPU[17]</text:p>
          </table:table-cell>
          <table:table-cell table:style-name="ce110" table:formula="of:=IF([.J5]=&quot;-&quot;;&quot;&quot;;CONCATENATE(&quot;set_instance_assignment -name IO_STANDARD &quot;&quot;&quot;;[.I5];&quot;&quot;&quot; -to &quot;;[.C5]))">
            <text:p/>
          </table:table-cell>
          <table:table-cell table:formula="of:=IF([.A5]=&quot;&quot;;&quot;&quot;;CONCATENATE(&quot;NET &quot;&quot;&quot;;[.O5];&quot;&quot;&quot; LOC = &quot;;[.A5];&quot;;&quot;))" office:value-type="string" office:string-value="NET &quot;A_CPU[17]&quot; LOC = 43;" calcext:value-type="string">
            <text:p>NET "A_CPU[17]" LOC = 43;</text:p>
          </table:table-cell>
          <table:table-cell table:formula="of:=IF([.I5]=&quot;&quot;;&quot;&quot;;CONCATENATE(&quot;NET &quot;&quot;&quot;;[.O5];&quot;&quot;&quot; IOSTANDARD = &quot;;[.I5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2</text:p>
          </table:table-cell>
          <table:table-cell office:value-type="string" calcext:value-type="string">
            <text:p>AA18</text:p>
          </table:table-cell>
          <table:table-cell office:value-type="string" calcext:value-type="string">
            <text:p>A_CPU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Адрес от CPU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6]=&quot;&quot;;&quot;std_logic&quot;;IF([.E6]&lt;[.E7];&quot;-&quot;;CONCATENATE(&quot;std_logic_vector ( &quot;;[.E6];&quot; downto 0 )&quot;)))" office:value-type="string" office:string-value="-" calcext:value-type="string">
            <text:p>-</text:p>
          </table:table-cell>
          <table:table-cell table:style-name="ce108" table:formula="of:=IF([.J6]=&quot;-&quot;;&quot;&quot;;CONCATENATE([.C6];[.D6]))">
            <text:p/>
          </table:table-cell>
          <table:table-cell table:style-name="ce108" table:formula="of:=IF([.J6]=&quot;-&quot;;&quot;&quot;;CONCATENATE(&quot;: &quot;;[.G6];&quot; &quot;;[.J6];&quot;;&quot;))">
            <text:p/>
          </table:table-cell>
          <table:table-cell table:style-name="ce108" table:formula="of:=IF([.J6]=&quot;-&quot;;&quot;&quot;;CONCATENATE(&quot;-- &quot;;[.F6]))">
            <text:p/>
          </table:table-cell>
          <table:table-cell table:style-name="ce108" table:formula="of:=IF([.J6]=&quot;-&quot;;&quot;&quot;;IF([.G6]=&quot;in&quot;;&quot;&quot;;CONCATENATE([.K6];&quot; &lt;= &quot;;IF([.E6]=&quot;&quot;;CONCATENATE(&quot;'&quot;;[.H6];&quot;'&quot;);CONCATENATE(&quot;(others=&gt;'&quot;;[.H6];&quot;')&quot;));&quot;;&quot;)))">
            <text:p/>
          </table:table-cell>
          <table:table-cell table:style-name="ce108" table:formula="of:=IF([.E6]=&quot;&quot;;CONCATENATE([.C6];[.D6]);CONCATENATE([.C6];[.D6];&quot;[&quot;;[.E6];&quot;]&quot;))" office:value-type="string" office:string-value="A_CPU[18]" calcext:value-type="string">
            <text:p>A_CPU[18]</text:p>
          </table:table-cell>
          <table:table-cell table:style-name="ce108" table:formula="of:=CONCATENATE(&quot;set_location_assignment PIN_&quot;;[.A6];&quot; -to &quot;;[.O6])" office:value-type="string" office:string-value="set_location_assignment PIN_2 -to A_CPU[18]" calcext:value-type="string">
            <text:p>set_location_assignment PIN_2 -to A_CPU[18]</text:p>
          </table:table-cell>
          <table:table-cell table:style-name="ce110" table:formula="of:=IF([.J6]=&quot;-&quot;;&quot;&quot;;CONCATENATE(&quot;set_instance_assignment -name IO_STANDARD &quot;&quot;&quot;;[.I6];&quot;&quot;&quot; -to &quot;;[.C6]))">
            <text:p/>
          </table:table-cell>
          <table:table-cell table:formula="of:=IF([.A6]=&quot;&quot;;&quot;&quot;;CONCATENATE(&quot;NET &quot;&quot;&quot;;[.O6];&quot;&quot;&quot; LOC = &quot;;[.A6];&quot;;&quot;))" office:value-type="string" office:string-value="NET &quot;A_CPU[18]&quot; LOC = 2;" calcext:value-type="string">
            <text:p>NET "A_CPU[18]" LOC = 2;</text:p>
          </table:table-cell>
          <table:table-cell table:formula="of:=IF([.I6]=&quot;&quot;;&quot;&quot;;CONCATENATE(&quot;NET &quot;&quot;&quot;;[.O6];&quot;&quot;&quot; IOSTANDARD = &quot;;[.I6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44</text:p>
          </table:table-cell>
          <table:table-cell office:value-type="string" calcext:value-type="string">
            <text:p>AA19</text:p>
          </table:table-cell>
          <table:table-cell office:value-type="string" calcext:value-type="string">
            <text:p>A_CPU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Адрес от CPU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7]=&quot;&quot;;&quot;std_logic&quot;;IF([.E7]&lt;[.E8];&quot;-&quot;;CONCATENATE(&quot;std_logic_vector ( &quot;;[.E7];&quot; downto 0 )&quot;)))" office:value-type="string" office:string-value="std_logic_vector ( 19 downto 0 )" calcext:value-type="string">
            <text:p>std_logic_vector ( 19 downto 0 )</text:p>
          </table:table-cell>
          <table:table-cell table:style-name="ce108" table:formula="of:=IF([.J7]=&quot;-&quot;;&quot;&quot;;CONCATENATE([.C7];[.D7]))" office:value-type="string" office:string-value="A_CPU" calcext:value-type="string">
            <text:p>A_CPU</text:p>
          </table:table-cell>
          <table:table-cell table:style-name="ce108" table:formula="of:=IF([.J7]=&quot;-&quot;;&quot;&quot;;CONCATENATE(&quot;: &quot;;[.G7];&quot; &quot;;[.J7];&quot;;&quot;))" office:value-type="string" office:string-value=": in std_logic_vector ( 19 downto 0 );" calcext:value-type="string">
            <text:p>: in std_logic_vector ( 19 downto 0 );</text:p>
          </table:table-cell>
          <table:table-cell table:style-name="ce108" table:formula="of:=IF([.J7]=&quot;-&quot;;&quot;&quot;;CONCATENATE(&quot;-- &quot;;[.F7]))" office:value-type="string" office:string-value="-- Адрес от CPU" calcext:value-type="string">
            <text:p>-- Адрес от CPU</text:p>
          </table:table-cell>
          <table:table-cell table:style-name="ce108" table:formula="of:=IF([.J7]=&quot;-&quot;;&quot;&quot;;IF([.G7]=&quot;in&quot;;&quot;&quot;;CONCATENATE([.K7];&quot; &lt;= &quot;;IF([.E7]=&quot;&quot;;CONCATENATE(&quot;'&quot;;[.H7];&quot;'&quot;);CONCATENATE(&quot;(others=&gt;'&quot;;[.H7];&quot;')&quot;));&quot;;&quot;)))">
            <text:p/>
          </table:table-cell>
          <table:table-cell table:style-name="ce108" table:formula="of:=IF([.E7]=&quot;&quot;;CONCATENATE([.C7];[.D7]);CONCATENATE([.C7];[.D7];&quot;[&quot;;[.E7];&quot;]&quot;))" office:value-type="string" office:string-value="A_CPU[19]" calcext:value-type="string">
            <text:p>A_CPU[19]</text:p>
          </table:table-cell>
          <table:table-cell table:style-name="ce108" table:formula="of:=CONCATENATE(&quot;set_location_assignment PIN_&quot;;[.A7];&quot; -to &quot;;[.O7])" office:value-type="string" office:string-value="set_location_assignment PIN_44 -to A_CPU[19]" calcext:value-type="string">
            <text:p>set_location_assignment PIN_44 -to A_CPU[19]</text:p>
          </table:table-cell>
          <table:table-cell table:style-name="ce110" table:formula="of:=IF([.J7]=&quot;-&quot;;&quot;&quot;;CONCATENATE(&quot;set_instance_assignment -name IO_STANDARD &quot;&quot;&quot;;[.I7];&quot;&quot;&quot; -to &quot;;[.C7]))" office:value-type="string" office:string-value="set_instance_assignment -name IO_STANDARD &quot;&quot; -to A_CPU" calcext:value-type="string">
            <text:p>set_instance_assignment -name IO_STANDARD "" -to A_CPU</text:p>
          </table:table-cell>
          <table:table-cell table:formula="of:=IF([.A7]=&quot;&quot;;&quot;&quot;;CONCATENATE(&quot;NET &quot;&quot;&quot;;[.O7];&quot;&quot;&quot; LOC = &quot;;[.A7];&quot;;&quot;))" office:value-type="string" office:string-value="NET &quot;A_CPU[19]&quot; LOC = 44;" calcext:value-type="string">
            <text:p>NET "A_CPU[19]" LOC = 44;</text:p>
          </table:table-cell>
          <table:table-cell table:formula="of:=IF([.I7]=&quot;&quot;;&quot;&quot;;CONCATENATE(&quot;NET &quot;&quot;&quot;;[.O7];&quot;&quot;&quot; IOSTANDARD = &quot;;[.I7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4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_BU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Адрес на шину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8]=&quot;&quot;;&quot;std_logic&quot;;IF([.E8]&lt;[.E9];&quot;-&quot;;CONCATENATE(&quot;std_logic_vector ( &quot;;[.E8];&quot; downto 0 )&quot;)))" office:value-type="string" office:string-value="-" calcext:value-type="string">
            <text:p>-</text:p>
          </table:table-cell>
          <table:table-cell table:style-name="ce108" table:formula="of:=IF([.J8]=&quot;-&quot;;&quot;&quot;;CONCATENATE([.C8];[.D8]))">
            <text:p/>
          </table:table-cell>
          <table:table-cell table:style-name="ce108" table:formula="of:=IF([.J8]=&quot;-&quot;;&quot;&quot;;CONCATENATE(&quot;: &quot;;[.G8];&quot; &quot;;[.J8];&quot;;&quot;))">
            <text:p/>
          </table:table-cell>
          <table:table-cell table:style-name="ce108" table:formula="of:=IF([.J8]=&quot;-&quot;;&quot;&quot;;CONCATENATE(&quot;-- &quot;;[.F8]))">
            <text:p/>
          </table:table-cell>
          <table:table-cell table:style-name="ce108" table:formula="of:=IF([.J8]=&quot;-&quot;;&quot;&quot;;IF([.G8]=&quot;in&quot;;&quot;&quot;;CONCATENATE([.K8];&quot; &lt;= &quot;;IF([.E8]=&quot;&quot;;CONCATENATE(&quot;'&quot;;[.H8];&quot;'&quot;);CONCATENATE(&quot;(others=&gt;'&quot;;[.H8];&quot;')&quot;));&quot;;&quot;)))">
            <text:p/>
          </table:table-cell>
          <table:table-cell table:style-name="ce108" table:formula="of:=IF([.E8]=&quot;&quot;;CONCATENATE([.C8];[.D8]);CONCATENATE([.C8];[.D8];&quot;[&quot;;[.E8];&quot;]&quot;))" office:value-type="string" office:string-value="A_BUS[16]" calcext:value-type="string">
            <text:p>A_BUS[16]</text:p>
          </table:table-cell>
          <table:table-cell table:style-name="ce108" table:formula="of:=CONCATENATE(&quot;set_location_assignment PIN_&quot;;[.A8];&quot; -to &quot;;[.O8])" office:value-type="string" office:string-value="set_location_assignment PIN_14 -to A_BUS[16]" calcext:value-type="string">
            <text:p>set_location_assignment PIN_14 -to A_BUS[16]</text:p>
          </table:table-cell>
          <table:table-cell table:style-name="ce110" table:formula="of:=IF([.J8]=&quot;-&quot;;&quot;&quot;;CONCATENATE(&quot;set_instance_assignment -name IO_STANDARD &quot;&quot;&quot;;[.I8];&quot;&quot;&quot; -to &quot;;[.C8]))">
            <text:p/>
          </table:table-cell>
          <table:table-cell table:formula="of:=IF([.A8]=&quot;&quot;;&quot;&quot;;CONCATENATE(&quot;NET &quot;&quot;&quot;;[.O8];&quot;&quot;&quot; LOC = &quot;;[.A8];&quot;;&quot;))" office:value-type="string" office:string-value="NET &quot;A_BUS[16]&quot; LOC = 14;" calcext:value-type="string">
            <text:p>NET "A_BUS[16]" LOC = 14;</text:p>
          </table:table-cell>
          <table:table-cell table:formula="of:=IF([.I8]=&quot;&quot;;&quot;&quot;;CONCATENATE(&quot;NET &quot;&quot;&quot;;[.O8];&quot;&quot;&quot; IOSTANDARD = &quot;;[.I8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5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_BU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Адрес на шину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9]=&quot;&quot;;&quot;std_logic&quot;;IF([.E9]&lt;[.E10];&quot;-&quot;;CONCATENATE(&quot;std_logic_vector ( &quot;;[.E9];&quot; downto 0 )&quot;)))" office:value-type="string" office:string-value="-" calcext:value-type="string">
            <text:p>-</text:p>
          </table:table-cell>
          <table:table-cell table:style-name="ce108" table:formula="of:=IF([.J9]=&quot;-&quot;;&quot;&quot;;CONCATENATE([.C9];[.D9]))">
            <text:p/>
          </table:table-cell>
          <table:table-cell table:style-name="ce108" table:formula="of:=IF([.J9]=&quot;-&quot;;&quot;&quot;;CONCATENATE(&quot;: &quot;;[.G9];&quot; &quot;;[.J9];&quot;;&quot;))">
            <text:p/>
          </table:table-cell>
          <table:table-cell table:style-name="ce108" table:formula="of:=IF([.J9]=&quot;-&quot;;&quot;&quot;;CONCATENATE(&quot;-- &quot;;[.F9]))">
            <text:p/>
          </table:table-cell>
          <table:table-cell table:style-name="ce108" table:formula="of:=IF([.J9]=&quot;-&quot;;&quot;&quot;;IF([.G9]=&quot;in&quot;;&quot;&quot;;CONCATENATE([.K9];&quot; &lt;= &quot;;IF([.E9]=&quot;&quot;;CONCATENATE(&quot;'&quot;;[.H9];&quot;'&quot;);CONCATENATE(&quot;(others=&gt;'&quot;;[.H9];&quot;')&quot;));&quot;;&quot;)))">
            <text:p/>
          </table:table-cell>
          <table:table-cell table:style-name="ce108" table:formula="of:=IF([.E9]=&quot;&quot;;CONCATENATE([.C9];[.D9]);CONCATENATE([.C9];[.D9];&quot;[&quot;;[.E9];&quot;]&quot;))" office:value-type="string" office:string-value="A_BUS[17]" calcext:value-type="string">
            <text:p>A_BUS[17]</text:p>
          </table:table-cell>
          <table:table-cell table:style-name="ce108" table:formula="of:=CONCATENATE(&quot;set_location_assignment PIN_&quot;;[.A9];&quot; -to &quot;;[.O9])" office:value-type="string" office:string-value="set_location_assignment PIN_15 -to A_BUS[17]" calcext:value-type="string">
            <text:p>set_location_assignment PIN_15 -to A_BUS[17]</text:p>
          </table:table-cell>
          <table:table-cell table:style-name="ce110" table:formula="of:=IF([.J9]=&quot;-&quot;;&quot;&quot;;CONCATENATE(&quot;set_instance_assignment -name IO_STANDARD &quot;&quot;&quot;;[.I9];&quot;&quot;&quot; -to &quot;;[.C9]))">
            <text:p/>
          </table:table-cell>
          <table:table-cell table:formula="of:=IF([.A9]=&quot;&quot;;&quot;&quot;;CONCATENATE(&quot;NET &quot;&quot;&quot;;[.O9];&quot;&quot;&quot; LOC = &quot;;[.A9];&quot;;&quot;))" office:value-type="string" office:string-value="NET &quot;A_BUS[17]&quot; LOC = 15;" calcext:value-type="string">
            <text:p>NET "A_BUS[17]" LOC = 15;</text:p>
          </table:table-cell>
          <table:table-cell table:formula="of:=IF([.I9]=&quot;&quot;;&quot;&quot;;CONCATENATE(&quot;NET &quot;&quot;&quot;;[.O9];&quot;&quot;&quot; IOSTANDARD = &quot;;[.I9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8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_BU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Адрес на шину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10]=&quot;&quot;;&quot;std_logic&quot;;IF([.E10]&lt;[.E11];&quot;-&quot;;CONCATENATE(&quot;std_logic_vector ( &quot;;[.E10];&quot; downto 0 )&quot;)))" office:value-type="string" office:string-value="-" calcext:value-type="string">
            <text:p>-</text:p>
          </table:table-cell>
          <table:table-cell table:style-name="ce108" table:formula="of:=IF([.J10]=&quot;-&quot;;&quot;&quot;;CONCATENATE([.C10];[.D10]))">
            <text:p/>
          </table:table-cell>
          <table:table-cell table:style-name="ce108" table:formula="of:=IF([.J10]=&quot;-&quot;;&quot;&quot;;CONCATENATE(&quot;: &quot;;[.G10];&quot; &quot;;[.J10];&quot;;&quot;))">
            <text:p/>
          </table:table-cell>
          <table:table-cell table:style-name="ce108" table:formula="of:=IF([.J10]=&quot;-&quot;;&quot;&quot;;CONCATENATE(&quot;-- &quot;;[.F10]))">
            <text:p/>
          </table:table-cell>
          <table:table-cell table:style-name="ce108" table:formula="of:=IF([.J10]=&quot;-&quot;;&quot;&quot;;IF([.G10]=&quot;in&quot;;&quot;&quot;;CONCATENATE([.K10];&quot; &lt;= &quot;;IF([.E10]=&quot;&quot;;CONCATENATE(&quot;'&quot;;[.H10];&quot;'&quot;);CONCATENATE(&quot;(others=&gt;'&quot;;[.H10];&quot;')&quot;));&quot;;&quot;)))">
            <text:p/>
          </table:table-cell>
          <table:table-cell table:style-name="ce108" table:formula="of:=IF([.E10]=&quot;&quot;;CONCATENATE([.C10];[.D10]);CONCATENATE([.C10];[.D10];&quot;[&quot;;[.E10];&quot;]&quot;))" office:value-type="string" office:string-value="A_BUS[18]" calcext:value-type="string">
            <text:p>A_BUS[18]</text:p>
          </table:table-cell>
          <table:table-cell table:style-name="ce108" table:formula="of:=CONCATENATE(&quot;set_location_assignment PIN_&quot;;[.A10];&quot; -to &quot;;[.O10])" office:value-type="string" office:string-value="set_location_assignment PIN_18 -to A_BUS[18]" calcext:value-type="string">
            <text:p>set_location_assignment PIN_18 -to A_BUS[18]</text:p>
          </table:table-cell>
          <table:table-cell table:style-name="ce110" table:formula="of:=IF([.J10]=&quot;-&quot;;&quot;&quot;;CONCATENATE(&quot;set_instance_assignment -name IO_STANDARD &quot;&quot;&quot;;[.I10];&quot;&quot;&quot; -to &quot;;[.C10]))">
            <text:p/>
          </table:table-cell>
          <table:table-cell table:formula="of:=IF([.A10]=&quot;&quot;;&quot;&quot;;CONCATENATE(&quot;NET &quot;&quot;&quot;;[.O10];&quot;&quot;&quot; LOC = &quot;;[.A10];&quot;;&quot;))" office:value-type="string" office:string-value="NET &quot;A_BUS[18]&quot; LOC = 18;" calcext:value-type="string">
            <text:p>NET "A_BUS[18]" LOC = 18;</text:p>
          </table:table-cell>
          <table:table-cell table:formula="of:=IF([.I10]=&quot;&quot;;&quot;&quot;;CONCATENATE(&quot;NET &quot;&quot;&quot;;[.O10];&quot;&quot;&quot; IOSTANDARD = &quot;;[.I10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3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A_BU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Адрес на шину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11]=&quot;&quot;;&quot;std_logic&quot;;IF([.E11]&lt;[.E12];&quot;-&quot;;CONCATENATE(&quot;std_logic_vector ( &quot;;[.E11];&quot; downto 0 )&quot;)))" office:value-type="string" office:string-value="-" calcext:value-type="string">
            <text:p>-</text:p>
          </table:table-cell>
          <table:table-cell table:style-name="ce108" table:formula="of:=IF([.J11]=&quot;-&quot;;&quot;&quot;;CONCATENATE([.C11];[.D11]))">
            <text:p/>
          </table:table-cell>
          <table:table-cell table:style-name="ce108" table:formula="of:=IF([.J11]=&quot;-&quot;;&quot;&quot;;CONCATENATE(&quot;: &quot;;[.G11];&quot; &quot;;[.J11];&quot;;&quot;))">
            <text:p/>
          </table:table-cell>
          <table:table-cell table:style-name="ce108" table:formula="of:=IF([.J11]=&quot;-&quot;;&quot;&quot;;CONCATENATE(&quot;-- &quot;;[.F11]))">
            <text:p/>
          </table:table-cell>
          <table:table-cell table:style-name="ce108" table:formula="of:=IF([.J11]=&quot;-&quot;;&quot;&quot;;IF([.G11]=&quot;in&quot;;&quot;&quot;;CONCATENATE([.K11];&quot; &lt;= &quot;;IF([.E11]=&quot;&quot;;CONCATENATE(&quot;'&quot;;[.H11];&quot;'&quot;);CONCATENATE(&quot;(others=&gt;'&quot;;[.H11];&quot;')&quot;));&quot;;&quot;)))">
            <text:p/>
          </table:table-cell>
          <table:table-cell table:style-name="ce108" table:formula="of:=IF([.E11]=&quot;&quot;;CONCATENATE([.C11];[.D11]);CONCATENATE([.C11];[.D11];&quot;[&quot;;[.E11];&quot;]&quot;))" office:value-type="string" office:string-value="A_BUS[19]" calcext:value-type="string">
            <text:p>A_BUS[19]</text:p>
          </table:table-cell>
          <table:table-cell table:style-name="ce108" table:formula="of:=CONCATENATE(&quot;set_location_assignment PIN_&quot;;[.A11];&quot; -to &quot;;[.O11])" office:value-type="string" office:string-value="set_location_assignment PIN_13 -to A_BUS[19]" calcext:value-type="string">
            <text:p>set_location_assignment PIN_13 -to A_BUS[19]</text:p>
          </table:table-cell>
          <table:table-cell table:style-name="ce110" table:formula="of:=IF([.J11]=&quot;-&quot;;&quot;&quot;;CONCATENATE(&quot;set_instance_assignment -name IO_STANDARD &quot;&quot;&quot;;[.I11];&quot;&quot;&quot; -to &quot;;[.C11]))">
            <text:p/>
          </table:table-cell>
          <table:table-cell table:formula="of:=IF([.A11]=&quot;&quot;;&quot;&quot;;CONCATENATE(&quot;NET &quot;&quot;&quot;;[.O11];&quot;&quot;&quot; LOC = &quot;;[.A11];&quot;;&quot;))" office:value-type="string" office:string-value="NET &quot;A_BUS[19]&quot; LOC = 13;" calcext:value-type="string">
            <text:p>NET "A_BUS[19]" LOC = 13;</text:p>
          </table:table-cell>
          <table:table-cell table:formula="of:=IF([.I11]=&quot;&quot;;&quot;&quot;;CONCATENATE(&quot;NET &quot;&quot;&quot;;[.O11];&quot;&quot;&quot; IOSTANDARD = &quot;;[.I11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_BU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Адрес на шину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12]=&quot;&quot;;&quot;std_logic&quot;;IF([.E12]&lt;[.E13];&quot;-&quot;;CONCATENATE(&quot;std_logic_vector ( &quot;;[.E12];&quot; downto 0 )&quot;)))" office:value-type="string" office:string-value="-" calcext:value-type="string">
            <text:p>-</text:p>
          </table:table-cell>
          <table:table-cell table:style-name="ce108" table:formula="of:=IF([.J12]=&quot;-&quot;;&quot;&quot;;CONCATENATE([.C12];[.D12]))">
            <text:p/>
          </table:table-cell>
          <table:table-cell table:style-name="ce108" table:formula="of:=IF([.J12]=&quot;-&quot;;&quot;&quot;;CONCATENATE(&quot;: &quot;;[.G12];&quot; &quot;;[.J12];&quot;;&quot;))">
            <text:p/>
          </table:table-cell>
          <table:table-cell table:style-name="ce108" table:formula="of:=IF([.J12]=&quot;-&quot;;&quot;&quot;;CONCATENATE(&quot;-- &quot;;[.F12]))">
            <text:p/>
          </table:table-cell>
          <table:table-cell table:style-name="ce108" table:formula="of:=IF([.J12]=&quot;-&quot;;&quot;&quot;;IF([.G12]=&quot;in&quot;;&quot;&quot;;CONCATENATE([.K12];&quot; &lt;= &quot;;IF([.E12]=&quot;&quot;;CONCATENATE(&quot;'&quot;;[.H12];&quot;'&quot;);CONCATENATE(&quot;(others=&gt;'&quot;;[.H12];&quot;')&quot;));&quot;;&quot;)))">
            <text:p/>
          </table:table-cell>
          <table:table-cell table:style-name="ce108" table:formula="of:=IF([.E12]=&quot;&quot;;CONCATENATE([.C12];[.D12]);CONCATENATE([.C12];[.D12];&quot;[&quot;;[.E12];&quot;]&quot;))" office:value-type="string" office:string-value="A_BUS[20]" calcext:value-type="string">
            <text:p>A_BUS[20]</text:p>
          </table:table-cell>
          <table:table-cell table:style-name="ce108" table:formula="of:=CONCATENATE(&quot;set_location_assignment PIN_&quot;;[.A12];&quot; -to &quot;;[.O12])" office:value-type="string" office:string-value="set_location_assignment PIN_10 -to A_BUS[20]" calcext:value-type="string">
            <text:p>set_location_assignment PIN_10 -to A_BUS[20]</text:p>
          </table:table-cell>
          <table:table-cell table:style-name="ce110" table:formula="of:=IF([.J12]=&quot;-&quot;;&quot;&quot;;CONCATENATE(&quot;set_instance_assignment -name IO_STANDARD &quot;&quot;&quot;;[.I12];&quot;&quot;&quot; -to &quot;;[.C12]))">
            <text:p/>
          </table:table-cell>
          <table:table-cell table:formula="of:=IF([.A12]=&quot;&quot;;&quot;&quot;;CONCATENATE(&quot;NET &quot;&quot;&quot;;[.O12];&quot;&quot;&quot; LOC = &quot;;[.A12];&quot;;&quot;))" office:value-type="string" office:string-value="NET &quot;A_BUS[20]&quot; LOC = 10;" calcext:value-type="string">
            <text:p>NET "A_BUS[20]" LOC = 10;</text:p>
          </table:table-cell>
          <table:table-cell table:formula="of:=IF([.I12]=&quot;&quot;;&quot;&quot;;CONCATENATE(&quot;NET &quot;&quot;&quot;;[.O12];&quot;&quot;&quot; IOSTANDARD = &quot;;[.I12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_BU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Адрес на шину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8" table:formula="of:=IF([.E13]=&quot;&quot;;&quot;std_logic&quot;;IF([.E13]&lt;[.E14];&quot;-&quot;;CONCATENATE(&quot;std_logic_vector ( &quot;;[.E13];&quot; downto 0 )&quot;)))" office:value-type="string" office:string-value="std_logic_vector ( 21 downto 0 )" calcext:value-type="string">
            <text:p>std_logic_vector ( 21 downto 0 )</text:p>
          </table:table-cell>
          <table:table-cell table:style-name="ce108" table:formula="of:=IF([.J13]=&quot;-&quot;;&quot;&quot;;CONCATENATE([.C13];[.D13]))" office:value-type="string" office:string-value="A_BUS" calcext:value-type="string">
            <text:p>A_BUS</text:p>
          </table:table-cell>
          <table:table-cell table:style-name="ce108" table:formula="of:=IF([.J13]=&quot;-&quot;;&quot;&quot;;CONCATENATE(&quot;: &quot;;[.G13];&quot; &quot;;[.J13];&quot;;&quot;))" office:value-type="string" office:string-value=": out std_logic_vector ( 21 downto 0 );" calcext:value-type="string">
            <text:p>: out std_logic_vector ( 21 downto 0 );</text:p>
          </table:table-cell>
          <table:table-cell table:style-name="ce108" table:formula="of:=IF([.J13]=&quot;-&quot;;&quot;&quot;;CONCATENATE(&quot;-- &quot;;[.F13]))" office:value-type="string" office:string-value="-- Адрес на шину" calcext:value-type="string">
            <text:p>-- Адрес на шину</text:p>
          </table:table-cell>
          <table:table-cell table:style-name="ce108" table:formula="of:=IF([.J13]=&quot;-&quot;;&quot;&quot;;IF([.G13]=&quot;in&quot;;&quot;&quot;;CONCATENATE([.K13];&quot; &lt;= &quot;;IF([.E13]=&quot;&quot;;CONCATENATE(&quot;'&quot;;[.H13];&quot;'&quot;);CONCATENATE(&quot;(others=&gt;'&quot;;[.H13];&quot;')&quot;));&quot;;&quot;)))" office:value-type="string" office:string-value="A_BUS &lt;= (others=&gt;'0');" calcext:value-type="string">
            <text:p>A_BUS &lt;= (others=&gt;'0');</text:p>
          </table:table-cell>
          <table:table-cell table:style-name="ce108" table:formula="of:=IF([.E13]=&quot;&quot;;CONCATENATE([.C13];[.D13]);CONCATENATE([.C13];[.D13];&quot;[&quot;;[.E13];&quot;]&quot;))" office:value-type="string" office:string-value="A_BUS[21]" calcext:value-type="string">
            <text:p>A_BUS[21]</text:p>
          </table:table-cell>
          <table:table-cell table:style-name="ce108" table:formula="of:=CONCATENATE(&quot;set_location_assignment PIN_&quot;;[.A13];&quot; -to &quot;;[.O13])" office:value-type="string" office:string-value="set_location_assignment PIN_6 -to A_BUS[21]" calcext:value-type="string">
            <text:p>set_location_assignment PIN_6 -to A_BUS[21]</text:p>
          </table:table-cell>
          <table:table-cell table:style-name="ce110" table:formula="of:=IF([.J13]=&quot;-&quot;;&quot;&quot;;CONCATENATE(&quot;set_instance_assignment -name IO_STANDARD &quot;&quot;&quot;;[.I13];&quot;&quot;&quot; -to &quot;;[.C13]))" office:value-type="string" office:string-value="set_instance_assignment -name IO_STANDARD &quot;&quot; -to A_BUS" calcext:value-type="string">
            <text:p>set_instance_assignment -name IO_STANDARD "" -to A_BUS</text:p>
          </table:table-cell>
          <table:table-cell table:formula="of:=IF([.A13]=&quot;&quot;;&quot;&quot;;CONCATENATE(&quot;NET &quot;&quot;&quot;;[.O13];&quot;&quot;&quot; LOC = &quot;;[.A13];&quot;;&quot;))" office:value-type="string" office:string-value="NET &quot;A_BUS[21]&quot; LOC = 6;" calcext:value-type="string">
            <text:p>NET "A_BUS[21]" LOC = 6;</text:p>
          </table:table-cell>
          <table:table-cell table:formula="of:=IF([.I13]=&quot;&quot;;&quot;&quot;;CONCATENATE(&quot;NET &quot;&quot;&quot;;[.O13];&quot;&quot;&quot; IOSTANDARD = &quot;;[.I13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28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_B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Шина данных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14]=&quot;&quot;;&quot;std_logic&quot;;IF([.E14]&lt;[.E15];&quot;-&quot;;CONCATENATE(&quot;std_logic_vector ( &quot;;[.E14];&quot; downto 0 )&quot;)))" office:value-type="string" office:string-value="-" calcext:value-type="string">
            <text:p>-</text:p>
          </table:table-cell>
          <table:table-cell table:style-name="ce108" table:formula="of:=IF([.J14]=&quot;-&quot;;&quot;&quot;;CONCATENATE([.C14];[.D14]))">
            <text:p/>
          </table:table-cell>
          <table:table-cell table:style-name="ce108" table:formula="of:=IF([.J14]=&quot;-&quot;;&quot;&quot;;CONCATENATE(&quot;: &quot;;[.G14];&quot; &quot;;[.J14];&quot;;&quot;))">
            <text:p/>
          </table:table-cell>
          <table:table-cell table:style-name="ce108" table:formula="of:=IF([.J14]=&quot;-&quot;;&quot;&quot;;CONCATENATE(&quot;-- &quot;;[.F14]))">
            <text:p/>
          </table:table-cell>
          <table:table-cell table:style-name="ce108" table:formula="of:=IF([.J14]=&quot;-&quot;;&quot;&quot;;IF([.G14]=&quot;in&quot;;&quot;&quot;;CONCATENATE([.K14];&quot; &lt;= &quot;;IF([.E14]=&quot;&quot;;CONCATENATE(&quot;'&quot;;[.H14];&quot;'&quot;);CONCATENATE(&quot;(others=&gt;'&quot;;[.H14];&quot;')&quot;));&quot;;&quot;)))">
            <text:p/>
          </table:table-cell>
          <table:table-cell table:style-name="ce108" table:formula="of:=IF([.E14]=&quot;&quot;;CONCATENATE([.C14];[.D14]);CONCATENATE([.C14];[.D14];&quot;[&quot;;[.E14];&quot;]&quot;))" office:value-type="string" office:string-value="D_BUS[0]" calcext:value-type="string">
            <text:p>D_BUS[0]</text:p>
          </table:table-cell>
          <table:table-cell table:style-name="ce108" table:formula="of:=CONCATENATE(&quot;set_location_assignment PIN_&quot;;[.A14];&quot; -to &quot;;[.O14])" office:value-type="string" office:string-value="set_location_assignment PIN_28 -to D_BUS[0]" calcext:value-type="string">
            <text:p>set_location_assignment PIN_28 -to D_BUS[0]</text:p>
          </table:table-cell>
          <table:table-cell table:style-name="ce110" table:formula="of:=IF([.J14]=&quot;-&quot;;&quot;&quot;;CONCATENATE(&quot;set_instance_assignment -name IO_STANDARD &quot;&quot;&quot;;[.I14];&quot;&quot;&quot; -to &quot;;[.C14]))">
            <text:p/>
          </table:table-cell>
          <table:table-cell table:formula="of:=IF([.A14]=&quot;&quot;;&quot;&quot;;CONCATENATE(&quot;NET &quot;&quot;&quot;;[.O14];&quot;&quot;&quot; LOC = &quot;;[.A14];&quot;;&quot;))" office:value-type="string" office:string-value="NET &quot;D_BUS[0]&quot; LOC = 28;" calcext:value-type="string">
            <text:p>NET "D_BUS[0]" LOC = 28;</text:p>
          </table:table-cell>
          <table:table-cell table:formula="of:=IF([.I14]=&quot;&quot;;&quot;&quot;;CONCATENATE(&quot;NET &quot;&quot;&quot;;[.O14];&quot;&quot;&quot; IOSTANDARD = &quot;;[.I14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2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BU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Шина данных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15]=&quot;&quot;;&quot;std_logic&quot;;IF([.E15]&lt;[.E16];&quot;-&quot;;CONCATENATE(&quot;std_logic_vector ( &quot;;[.E15];&quot; downto 0 )&quot;)))" office:value-type="string" office:string-value="-" calcext:value-type="string">
            <text:p>-</text:p>
          </table:table-cell>
          <table:table-cell table:style-name="ce108" table:formula="of:=IF([.J15]=&quot;-&quot;;&quot;&quot;;CONCATENATE([.C15];[.D15]))">
            <text:p/>
          </table:table-cell>
          <table:table-cell table:style-name="ce108" table:formula="of:=IF([.J15]=&quot;-&quot;;&quot;&quot;;CONCATENATE(&quot;: &quot;;[.G15];&quot; &quot;;[.J15];&quot;;&quot;))">
            <text:p/>
          </table:table-cell>
          <table:table-cell table:style-name="ce108" table:formula="of:=IF([.J15]=&quot;-&quot;;&quot;&quot;;CONCATENATE(&quot;-- &quot;;[.F15]))">
            <text:p/>
          </table:table-cell>
          <table:table-cell table:style-name="ce108" table:formula="of:=IF([.J15]=&quot;-&quot;;&quot;&quot;;IF([.G15]=&quot;in&quot;;&quot;&quot;;CONCATENATE([.K15];&quot; &lt;= &quot;;IF([.E15]=&quot;&quot;;CONCATENATE(&quot;'&quot;;[.H15];&quot;'&quot;);CONCATENATE(&quot;(others=&gt;'&quot;;[.H15];&quot;')&quot;));&quot;;&quot;)))">
            <text:p/>
          </table:table-cell>
          <table:table-cell table:style-name="ce108" table:formula="of:=IF([.E15]=&quot;&quot;;CONCATENATE([.C15];[.D15]);CONCATENATE([.C15];[.D15];&quot;[&quot;;[.E15];&quot;]&quot;))" office:value-type="string" office:string-value="D_BUS[1]" calcext:value-type="string">
            <text:p>D_BUS[1]</text:p>
          </table:table-cell>
          <table:table-cell table:style-name="ce108" table:formula="of:=CONCATENATE(&quot;set_location_assignment PIN_&quot;;[.A15];&quot; -to &quot;;[.O15])" office:value-type="string" office:string-value="set_location_assignment PIN_27 -to D_BUS[1]" calcext:value-type="string">
            <text:p>set_location_assignment PIN_27 -to D_BUS[1]</text:p>
          </table:table-cell>
          <table:table-cell table:style-name="ce110" table:formula="of:=IF([.J15]=&quot;-&quot;;&quot;&quot;;CONCATENATE(&quot;set_instance_assignment -name IO_STANDARD &quot;&quot;&quot;;[.I15];&quot;&quot;&quot; -to &quot;;[.C15]))">
            <text:p/>
          </table:table-cell>
          <table:table-cell table:formula="of:=IF([.A15]=&quot;&quot;;&quot;&quot;;CONCATENATE(&quot;NET &quot;&quot;&quot;;[.O15];&quot;&quot;&quot; LOC = &quot;;[.A15];&quot;;&quot;))" office:value-type="string" office:string-value="NET &quot;D_BUS[1]&quot; LOC = 27;" calcext:value-type="string">
            <text:p>NET "D_BUS[1]" LOC = 27;</text:p>
          </table:table-cell>
          <table:table-cell table:formula="of:=IF([.I15]=&quot;&quot;;&quot;&quot;;CONCATENATE(&quot;NET &quot;&quot;&quot;;[.O15];&quot;&quot;&quot; IOSTANDARD = &quot;;[.I15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2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_BU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Шина данных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16]=&quot;&quot;;&quot;std_logic&quot;;IF([.E16]&lt;[.E17];&quot;-&quot;;CONCATENATE(&quot;std_logic_vector ( &quot;;[.E16];&quot; downto 0 )&quot;)))" office:value-type="string" office:string-value="-" calcext:value-type="string">
            <text:p>-</text:p>
          </table:table-cell>
          <table:table-cell table:style-name="ce108" table:formula="of:=IF([.J16]=&quot;-&quot;;&quot;&quot;;CONCATENATE([.C16];[.D16]))">
            <text:p/>
          </table:table-cell>
          <table:table-cell table:style-name="ce108" table:formula="of:=IF([.J16]=&quot;-&quot;;&quot;&quot;;CONCATENATE(&quot;: &quot;;[.G16];&quot; &quot;;[.J16];&quot;;&quot;))">
            <text:p/>
          </table:table-cell>
          <table:table-cell table:style-name="ce108" table:formula="of:=IF([.J16]=&quot;-&quot;;&quot;&quot;;CONCATENATE(&quot;-- &quot;;[.F16]))">
            <text:p/>
          </table:table-cell>
          <table:table-cell table:style-name="ce108" table:formula="of:=IF([.J16]=&quot;-&quot;;&quot;&quot;;IF([.G16]=&quot;in&quot;;&quot;&quot;;CONCATENATE([.K16];&quot; &lt;= &quot;;IF([.E16]=&quot;&quot;;CONCATENATE(&quot;'&quot;;[.H16];&quot;'&quot;);CONCATENATE(&quot;(others=&gt;'&quot;;[.H16];&quot;')&quot;));&quot;;&quot;)))">
            <text:p/>
          </table:table-cell>
          <table:table-cell table:style-name="ce108" table:formula="of:=IF([.E16]=&quot;&quot;;CONCATENATE([.C16];[.D16]);CONCATENATE([.C16];[.D16];&quot;[&quot;;[.E16];&quot;]&quot;))" office:value-type="string" office:string-value="D_BUS[2]" calcext:value-type="string">
            <text:p>D_BUS[2]</text:p>
          </table:table-cell>
          <table:table-cell table:style-name="ce108" table:formula="of:=CONCATENATE(&quot;set_location_assignment PIN_&quot;;[.A16];&quot; -to &quot;;[.O16])" office:value-type="string" office:string-value="set_location_assignment PIN_25 -to D_BUS[2]" calcext:value-type="string">
            <text:p>set_location_assignment PIN_25 -to D_BUS[2]</text:p>
          </table:table-cell>
          <table:table-cell table:style-name="ce110" table:formula="of:=IF([.J16]=&quot;-&quot;;&quot;&quot;;CONCATENATE(&quot;set_instance_assignment -name IO_STANDARD &quot;&quot;&quot;;[.I16];&quot;&quot;&quot; -to &quot;;[.C16]))">
            <text:p/>
          </table:table-cell>
          <table:table-cell table:formula="of:=IF([.A16]=&quot;&quot;;&quot;&quot;;CONCATENATE(&quot;NET &quot;&quot;&quot;;[.O16];&quot;&quot;&quot; LOC = &quot;;[.A16];&quot;;&quot;))" office:value-type="string" office:string-value="NET &quot;D_BUS[2]&quot; LOC = 25;" calcext:value-type="string">
            <text:p>NET "D_BUS[2]" LOC = 25;</text:p>
          </table:table-cell>
          <table:table-cell table:formula="of:=IF([.I16]=&quot;&quot;;&quot;&quot;;CONCATENATE(&quot;NET &quot;&quot;&quot;;[.O16];&quot;&quot;&quot; IOSTANDARD = &quot;;[.I16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2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BU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Шина данных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17]=&quot;&quot;;&quot;std_logic&quot;;IF([.E17]&lt;[.E18];&quot;-&quot;;CONCATENATE(&quot;std_logic_vector ( &quot;;[.E17];&quot; downto 0 )&quot;)))" office:value-type="string" office:string-value="-" calcext:value-type="string">
            <text:p>-</text:p>
          </table:table-cell>
          <table:table-cell table:style-name="ce108" table:formula="of:=IF([.J17]=&quot;-&quot;;&quot;&quot;;CONCATENATE([.C17];[.D17]))">
            <text:p/>
          </table:table-cell>
          <table:table-cell table:style-name="ce108" table:formula="of:=IF([.J17]=&quot;-&quot;;&quot;&quot;;CONCATENATE(&quot;: &quot;;[.G17];&quot; &quot;;[.J17];&quot;;&quot;))">
            <text:p/>
          </table:table-cell>
          <table:table-cell table:style-name="ce108" table:formula="of:=IF([.J17]=&quot;-&quot;;&quot;&quot;;CONCATENATE(&quot;-- &quot;;[.F17]))">
            <text:p/>
          </table:table-cell>
          <table:table-cell table:style-name="ce108" table:formula="of:=IF([.J17]=&quot;-&quot;;&quot;&quot;;IF([.G17]=&quot;in&quot;;&quot;&quot;;CONCATENATE([.K17];&quot; &lt;= &quot;;IF([.E17]=&quot;&quot;;CONCATENATE(&quot;'&quot;;[.H17];&quot;'&quot;);CONCATENATE(&quot;(others=&gt;'&quot;;[.H17];&quot;')&quot;));&quot;;&quot;)))">
            <text:p/>
          </table:table-cell>
          <table:table-cell table:style-name="ce108" table:formula="of:=IF([.E17]=&quot;&quot;;CONCATENATE([.C17];[.D17]);CONCATENATE([.C17];[.D17];&quot;[&quot;;[.E17];&quot;]&quot;))" office:value-type="string" office:string-value="D_BUS[3]" calcext:value-type="string">
            <text:p>D_BUS[3]</text:p>
          </table:table-cell>
          <table:table-cell table:style-name="ce108" table:formula="of:=CONCATENATE(&quot;set_location_assignment PIN_&quot;;[.A17];&quot; -to &quot;;[.O17])" office:value-type="string" office:string-value="set_location_assignment PIN_23 -to D_BUS[3]" calcext:value-type="string">
            <text:p>set_location_assignment PIN_23 -to D_BUS[3]</text:p>
          </table:table-cell>
          <table:table-cell table:style-name="ce110" table:formula="of:=IF([.J17]=&quot;-&quot;;&quot;&quot;;CONCATENATE(&quot;set_instance_assignment -name IO_STANDARD &quot;&quot;&quot;;[.I17];&quot;&quot;&quot; -to &quot;;[.C17]))">
            <text:p/>
          </table:table-cell>
          <table:table-cell table:formula="of:=IF([.A17]=&quot;&quot;;&quot;&quot;;CONCATENATE(&quot;NET &quot;&quot;&quot;;[.O17];&quot;&quot;&quot; LOC = &quot;;[.A17];&quot;;&quot;))" office:value-type="string" office:string-value="NET &quot;D_BUS[3]&quot; LOC = 23;" calcext:value-type="string">
            <text:p>NET "D_BUS[3]" LOC = 23;</text:p>
          </table:table-cell>
          <table:table-cell table:formula="of:=IF([.I17]=&quot;&quot;;&quot;&quot;;CONCATENATE(&quot;NET &quot;&quot;&quot;;[.O17];&quot;&quot;&quot; IOSTANDARD = &quot;;[.I17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2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_BU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Шина данных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18]=&quot;&quot;;&quot;std_logic&quot;;IF([.E18]&lt;[.E19];&quot;-&quot;;CONCATENATE(&quot;std_logic_vector ( &quot;;[.E18];&quot; downto 0 )&quot;)))" office:value-type="string" office:string-value="-" calcext:value-type="string">
            <text:p>-</text:p>
          </table:table-cell>
          <table:table-cell table:style-name="ce108" table:formula="of:=IF([.J18]=&quot;-&quot;;&quot;&quot;;CONCATENATE([.C18];[.D18]))">
            <text:p/>
          </table:table-cell>
          <table:table-cell table:style-name="ce108" table:formula="of:=IF([.J18]=&quot;-&quot;;&quot;&quot;;CONCATENATE(&quot;: &quot;;[.G18];&quot; &quot;;[.J18];&quot;;&quot;))">
            <text:p/>
          </table:table-cell>
          <table:table-cell table:style-name="ce108" table:formula="of:=IF([.J18]=&quot;-&quot;;&quot;&quot;;CONCATENATE(&quot;-- &quot;;[.F18]))">
            <text:p/>
          </table:table-cell>
          <table:table-cell table:style-name="ce108" table:formula="of:=IF([.J18]=&quot;-&quot;;&quot;&quot;;IF([.G18]=&quot;in&quot;;&quot;&quot;;CONCATENATE([.K18];&quot; &lt;= &quot;;IF([.E18]=&quot;&quot;;CONCATENATE(&quot;'&quot;;[.H18];&quot;'&quot;);CONCATENATE(&quot;(others=&gt;'&quot;;[.H18];&quot;')&quot;));&quot;;&quot;)))">
            <text:p/>
          </table:table-cell>
          <table:table-cell table:style-name="ce108" table:formula="of:=IF([.E18]=&quot;&quot;;CONCATENATE([.C18];[.D18]);CONCATENATE([.C18];[.D18];&quot;[&quot;;[.E18];&quot;]&quot;))" office:value-type="string" office:string-value="D_BUS[4]" calcext:value-type="string">
            <text:p>D_BUS[4]</text:p>
          </table:table-cell>
          <table:table-cell table:style-name="ce108" table:formula="of:=CONCATENATE(&quot;set_location_assignment PIN_&quot;;[.A18];&quot; -to &quot;;[.O18])" office:value-type="string" office:string-value="set_location_assignment PIN_22 -to D_BUS[4]" calcext:value-type="string">
            <text:p>set_location_assignment PIN_22 -to D_BUS[4]</text:p>
          </table:table-cell>
          <table:table-cell table:style-name="ce110" table:formula="of:=IF([.J18]=&quot;-&quot;;&quot;&quot;;CONCATENATE(&quot;set_instance_assignment -name IO_STANDARD &quot;&quot;&quot;;[.I18];&quot;&quot;&quot; -to &quot;;[.C18]))">
            <text:p/>
          </table:table-cell>
          <table:table-cell table:formula="of:=IF([.A18]=&quot;&quot;;&quot;&quot;;CONCATENATE(&quot;NET &quot;&quot;&quot;;[.O18];&quot;&quot;&quot; LOC = &quot;;[.A18];&quot;;&quot;))" office:value-type="string" office:string-value="NET &quot;D_BUS[4]&quot; LOC = 22;" calcext:value-type="string">
            <text:p>NET "D_BUS[4]" LOC = 22;</text:p>
          </table:table-cell>
          <table:table-cell table:formula="of:=IF([.I18]=&quot;&quot;;&quot;&quot;;CONCATENATE(&quot;NET &quot;&quot;&quot;;[.O18];&quot;&quot;&quot; IOSTANDARD = &quot;;[.I18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2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_BU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Шина данных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19]=&quot;&quot;;&quot;std_logic&quot;;IF([.E19]&lt;[.E20];&quot;-&quot;;CONCATENATE(&quot;std_logic_vector ( &quot;;[.E19];&quot; downto 0 )&quot;)))" office:value-type="string" office:string-value="-" calcext:value-type="string">
            <text:p>-</text:p>
          </table:table-cell>
          <table:table-cell table:style-name="ce108" table:formula="of:=IF([.J19]=&quot;-&quot;;&quot;&quot;;CONCATENATE([.C19];[.D19]))">
            <text:p/>
          </table:table-cell>
          <table:table-cell table:style-name="ce108" table:formula="of:=IF([.J19]=&quot;-&quot;;&quot;&quot;;CONCATENATE(&quot;: &quot;;[.G19];&quot; &quot;;[.J19];&quot;;&quot;))">
            <text:p/>
          </table:table-cell>
          <table:table-cell table:style-name="ce108" table:formula="of:=IF([.J19]=&quot;-&quot;;&quot;&quot;;CONCATENATE(&quot;-- &quot;;[.F19]))">
            <text:p/>
          </table:table-cell>
          <table:table-cell table:style-name="ce108" table:formula="of:=IF([.J19]=&quot;-&quot;;&quot;&quot;;IF([.G19]=&quot;in&quot;;&quot;&quot;;CONCATENATE([.K19];&quot; &lt;= &quot;;IF([.E19]=&quot;&quot;;CONCATENATE(&quot;'&quot;;[.H19];&quot;'&quot;);CONCATENATE(&quot;(others=&gt;'&quot;;[.H19];&quot;')&quot;));&quot;;&quot;)))">
            <text:p/>
          </table:table-cell>
          <table:table-cell table:style-name="ce108" table:formula="of:=IF([.E19]=&quot;&quot;;CONCATENATE([.C19];[.D19]);CONCATENATE([.C19];[.D19];&quot;[&quot;;[.E19];&quot;]&quot;))" office:value-type="string" office:string-value="D_BUS[5]" calcext:value-type="string">
            <text:p>D_BUS[5]</text:p>
          </table:table-cell>
          <table:table-cell table:style-name="ce108" table:formula="of:=CONCATENATE(&quot;set_location_assignment PIN_&quot;;[.A19];&quot; -to &quot;;[.O19])" office:value-type="string" office:string-value="set_location_assignment PIN_21 -to D_BUS[5]" calcext:value-type="string">
            <text:p>set_location_assignment PIN_21 -to D_BUS[5]</text:p>
          </table:table-cell>
          <table:table-cell table:style-name="ce110" table:formula="of:=IF([.J19]=&quot;-&quot;;&quot;&quot;;CONCATENATE(&quot;set_instance_assignment -name IO_STANDARD &quot;&quot;&quot;;[.I19];&quot;&quot;&quot; -to &quot;;[.C19]))">
            <text:p/>
          </table:table-cell>
          <table:table-cell table:formula="of:=IF([.A19]=&quot;&quot;;&quot;&quot;;CONCATENATE(&quot;NET &quot;&quot;&quot;;[.O19];&quot;&quot;&quot; LOC = &quot;;[.A19];&quot;;&quot;))" office:value-type="string" office:string-value="NET &quot;D_BUS[5]&quot; LOC = 21;" calcext:value-type="string">
            <text:p>NET "D_BUS[5]" LOC = 21;</text:p>
          </table:table-cell>
          <table:table-cell table:formula="of:=IF([.I19]=&quot;&quot;;&quot;&quot;;CONCATENATE(&quot;NET &quot;&quot;&quot;;[.O19];&quot;&quot;&quot; IOSTANDARD = &quot;;[.I19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2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_BU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Шина данных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20]=&quot;&quot;;&quot;std_logic&quot;;IF([.E20]&lt;[.E21];&quot;-&quot;;CONCATENATE(&quot;std_logic_vector ( &quot;;[.E20];&quot; downto 0 )&quot;)))" office:value-type="string" office:string-value="-" calcext:value-type="string">
            <text:p>-</text:p>
          </table:table-cell>
          <table:table-cell table:style-name="ce108" table:formula="of:=IF([.J20]=&quot;-&quot;;&quot;&quot;;CONCATENATE([.C20];[.D20]))">
            <text:p/>
          </table:table-cell>
          <table:table-cell table:style-name="ce108" table:formula="of:=IF([.J20]=&quot;-&quot;;&quot;&quot;;CONCATENATE(&quot;: &quot;;[.G20];&quot; &quot;;[.J20];&quot;;&quot;))">
            <text:p/>
          </table:table-cell>
          <table:table-cell table:style-name="ce108" table:formula="of:=IF([.J20]=&quot;-&quot;;&quot;&quot;;CONCATENATE(&quot;-- &quot;;[.F20]))">
            <text:p/>
          </table:table-cell>
          <table:table-cell table:style-name="ce108" table:formula="of:=IF([.J20]=&quot;-&quot;;&quot;&quot;;IF([.G20]=&quot;in&quot;;&quot;&quot;;CONCATENATE([.K20];&quot; &lt;= &quot;;IF([.E20]=&quot;&quot;;CONCATENATE(&quot;'&quot;;[.H20];&quot;'&quot;);CONCATENATE(&quot;(others=&gt;'&quot;;[.H20];&quot;')&quot;));&quot;;&quot;)))">
            <text:p/>
          </table:table-cell>
          <table:table-cell table:style-name="ce108" table:formula="of:=IF([.E20]=&quot;&quot;;CONCATENATE([.C20];[.D20]);CONCATENATE([.C20];[.D20];&quot;[&quot;;[.E20];&quot;]&quot;))" office:value-type="string" office:string-value="D_BUS[6]" calcext:value-type="string">
            <text:p>D_BUS[6]</text:p>
          </table:table-cell>
          <table:table-cell table:style-name="ce108" table:formula="of:=CONCATENATE(&quot;set_location_assignment PIN_&quot;;[.A20];&quot; -to &quot;;[.O20])" office:value-type="string" office:string-value="set_location_assignment PIN_20 -to D_BUS[6]" calcext:value-type="string">
            <text:p>set_location_assignment PIN_20 -to D_BUS[6]</text:p>
          </table:table-cell>
          <table:table-cell table:style-name="ce110" table:formula="of:=IF([.J20]=&quot;-&quot;;&quot;&quot;;CONCATENATE(&quot;set_instance_assignment -name IO_STANDARD &quot;&quot;&quot;;[.I20];&quot;&quot;&quot; -to &quot;;[.C20]))">
            <text:p/>
          </table:table-cell>
          <table:table-cell table:formula="of:=IF([.A20]=&quot;&quot;;&quot;&quot;;CONCATENATE(&quot;NET &quot;&quot;&quot;;[.O20];&quot;&quot;&quot; LOC = &quot;;[.A20];&quot;;&quot;))" office:value-type="string" office:string-value="NET &quot;D_BUS[6]&quot; LOC = 20;" calcext:value-type="string">
            <text:p>NET "D_BUS[6]" LOC = 20;</text:p>
          </table:table-cell>
          <table:table-cell table:formula="of:=IF([.I20]=&quot;&quot;;&quot;&quot;;CONCATENATE(&quot;NET &quot;&quot;&quot;;[.O20];&quot;&quot;&quot; IOSTANDARD = &quot;;[.I20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1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_BU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Шина данных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21]=&quot;&quot;;&quot;std_logic&quot;;IF([.E21]&lt;[.E22];&quot;-&quot;;CONCATENATE(&quot;std_logic_vector ( &quot;;[.E21];&quot; downto 0 )&quot;)))" office:value-type="string" office:string-value="std_logic_vector ( 7 downto 0 )" calcext:value-type="string">
            <text:p>std_logic_vector ( 7 downto 0 )</text:p>
          </table:table-cell>
          <table:table-cell table:style-name="ce108" table:formula="of:=IF([.J21]=&quot;-&quot;;&quot;&quot;;CONCATENATE([.C21];[.D21]))" office:value-type="string" office:string-value="D_BUS" calcext:value-type="string">
            <text:p>D_BUS</text:p>
          </table:table-cell>
          <table:table-cell table:style-name="ce108" table:formula="of:=IF([.J21]=&quot;-&quot;;&quot;&quot;;CONCATENATE(&quot;: &quot;;[.G21];&quot; &quot;;[.J21];&quot;;&quot;))" office:value-type="string" office:string-value=": in std_logic_vector ( 7 downto 0 );" calcext:value-type="string">
            <text:p>: in std_logic_vector ( 7 downto 0 );</text:p>
          </table:table-cell>
          <table:table-cell table:style-name="ce108" table:formula="of:=IF([.J21]=&quot;-&quot;;&quot;&quot;;CONCATENATE(&quot;-- &quot;;[.F21]))" office:value-type="string" office:string-value="-- Шина данных" calcext:value-type="string">
            <text:p>-- Шина данных</text:p>
          </table:table-cell>
          <table:table-cell table:style-name="ce108" table:formula="of:=IF([.J21]=&quot;-&quot;;&quot;&quot;;IF([.G21]=&quot;in&quot;;&quot;&quot;;CONCATENATE([.K21];&quot; &lt;= &quot;;IF([.E21]=&quot;&quot;;CONCATENATE(&quot;'&quot;;[.H21];&quot;'&quot;);CONCATENATE(&quot;(others=&gt;'&quot;;[.H21];&quot;')&quot;));&quot;;&quot;)))">
            <text:p/>
          </table:table-cell>
          <table:table-cell table:style-name="ce108" table:formula="of:=IF([.E21]=&quot;&quot;;CONCATENATE([.C21];[.D21]);CONCATENATE([.C21];[.D21];&quot;[&quot;;[.E21];&quot;]&quot;))" office:value-type="string" office:string-value="D_BUS[7]" calcext:value-type="string">
            <text:p>D_BUS[7]</text:p>
          </table:table-cell>
          <table:table-cell table:style-name="ce108" table:formula="of:=CONCATENATE(&quot;set_location_assignment PIN_&quot;;[.A21];&quot; -to &quot;;[.O21])" office:value-type="string" office:string-value="set_location_assignment PIN_19 -to D_BUS[7]" calcext:value-type="string">
            <text:p>set_location_assignment PIN_19 -to D_BUS[7]</text:p>
          </table:table-cell>
          <table:table-cell table:style-name="ce110" table:formula="of:=IF([.J21]=&quot;-&quot;;&quot;&quot;;CONCATENATE(&quot;set_instance_assignment -name IO_STANDARD &quot;&quot;&quot;;[.I21];&quot;&quot;&quot; -to &quot;;[.C21]))" office:value-type="string" office:string-value="set_instance_assignment -name IO_STANDARD &quot;&quot; -to D_BUS" calcext:value-type="string">
            <text:p>set_instance_assignment -name IO_STANDARD "" -to D_BUS</text:p>
          </table:table-cell>
          <table:table-cell table:formula="of:=IF([.A21]=&quot;&quot;;&quot;&quot;;CONCATENATE(&quot;NET &quot;&quot;&quot;;[.O21];&quot;&quot;&quot; LOC = &quot;;[.A21];&quot;;&quot;))" office:value-type="string" office:string-value="NET &quot;D_BUS[7]&quot; LOC = 19;" calcext:value-type="string">
            <text:p>NET "D_BUS[7]" LOC = 19;</text:p>
          </table:table-cell>
          <table:table-cell table:formula="of:=IF([.I21]=&quot;&quot;;&quot;&quot;;CONCATENATE(&quot;NET &quot;&quot;&quot;;[.O21];&quot;&quot;&quot; IOSTANDARD = &quot;;[.I21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38</text:p>
          </table:table-cell>
          <table:table-cell office:value-type="string" calcext:value-type="string">
            <text:p>-A-LCS</text:p>
          </table:table-cell>
          <table:table-cell office:value-type="string" calcext:value-type="string">
            <text:p>LCS_CP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Выбор чипа из CPU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22]=&quot;&quot;;&quot;std_logic&quot;;IF([.E22]&lt;[.E23];&quot;-&quot;;CONCATENATE(&quot;std_logic_vector ( &quot;;[.E22];&quot; downto 0 )&quot;)))" office:value-type="string" office:string-value="std_logic" calcext:value-type="string">
            <text:p>std_logic</text:p>
          </table:table-cell>
          <table:table-cell table:style-name="ce108" table:formula="of:=IF([.J22]=&quot;-&quot;;&quot;&quot;;CONCATENATE([.C22];[.D22]))" office:value-type="string" office:string-value="LCS_CPUn" calcext:value-type="string">
            <text:p>LCS_CPUn</text:p>
          </table:table-cell>
          <table:table-cell table:style-name="ce108" table:formula="of:=IF([.J22]=&quot;-&quot;;&quot;&quot;;CONCATENATE(&quot;: &quot;;[.G22];&quot; &quot;;[.J22];&quot;;&quot;))" office:value-type="string" office:string-value=": in std_logic;" calcext:value-type="string">
            <text:p>: in std_logic;</text:p>
          </table:table-cell>
          <table:table-cell table:style-name="ce108" table:formula="of:=IF([.J22]=&quot;-&quot;;&quot;&quot;;CONCATENATE(&quot;-- &quot;;[.F22]))" office:value-type="string" office:string-value="-- Выбор чипа из CPU" calcext:value-type="string">
            <text:p>-- Выбор чипа из CPU</text:p>
          </table:table-cell>
          <table:table-cell table:style-name="ce108" table:formula="of:=IF([.J22]=&quot;-&quot;;&quot;&quot;;IF([.G22]=&quot;in&quot;;&quot;&quot;;CONCATENATE([.K22];&quot; &lt;= &quot;;IF([.E22]=&quot;&quot;;CONCATENATE(&quot;'&quot;;[.H22];&quot;'&quot;);CONCATENATE(&quot;(others=&gt;'&quot;;[.H22];&quot;')&quot;));&quot;;&quot;)))">
            <text:p/>
          </table:table-cell>
          <table:table-cell table:style-name="ce108" table:formula="of:=IF([.E22]=&quot;&quot;;CONCATENATE([.C22];[.D22]);CONCATENATE([.C22];[.D22];&quot;[&quot;;[.E22];&quot;]&quot;))" office:value-type="string" office:string-value="LCS_CPUn" calcext:value-type="string">
            <text:p>LCS_CPUn</text:p>
          </table:table-cell>
          <table:table-cell table:style-name="ce108" table:formula="of:=CONCATENATE(&quot;set_location_assignment PIN_&quot;;[.A22];&quot; -to &quot;;[.O22])" office:value-type="string" office:string-value="set_location_assignment PIN_38 -to LCS_CPUn" calcext:value-type="string">
            <text:p>set_location_assignment PIN_38 -to LCS_CPUn</text:p>
          </table:table-cell>
          <table:table-cell table:style-name="ce110" table:formula="of:=IF([.J22]=&quot;-&quot;;&quot;&quot;;CONCATENATE(&quot;set_instance_assignment -name IO_STANDARD &quot;&quot;&quot;;[.I22];&quot;&quot;&quot; -to &quot;;[.C22]))" office:value-type="string" office:string-value="set_instance_assignment -name IO_STANDARD &quot;&quot; -to LCS_CPU" calcext:value-type="string">
            <text:p>set_instance_assignment -name IO_STANDARD "" -to LCS_CPU</text:p>
          </table:table-cell>
          <table:table-cell table:formula="of:=IF([.A22]=&quot;&quot;;&quot;&quot;;CONCATENATE(&quot;NET &quot;&quot;&quot;;[.O22];&quot;&quot;&quot; LOC = &quot;;[.A22];&quot;;&quot;))" office:value-type="string" office:string-value="NET &quot;LCS_CPUn&quot; LOC = 38;" calcext:value-type="string">
            <text:p>NET "LCS_CPUn" LOC = 38;</text:p>
          </table:table-cell>
          <table:table-cell table:formula="of:=IF([.I22]=&quot;&quot;;&quot;&quot;;CONCATENATE(&quot;NET &quot;&quot;&quot;;[.O22];&quot;&quot;&quot; IOSTANDARD = &quot;;[.I22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8</text:p>
          </table:table-cell>
          <table:table-cell office:value-type="string" calcext:value-type="string">
            <text:p>-A-UCS</text:p>
          </table:table-cell>
          <table:table-cell office:value-type="string" calcext:value-type="string">
            <text:p>UCS_CP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Выбор чипа из CPU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23]=&quot;&quot;;&quot;std_logic&quot;;IF([.E23]&lt;[.E24];&quot;-&quot;;CONCATENATE(&quot;std_logic_vector ( &quot;;[.E23];&quot; downto 0 )&quot;)))" office:value-type="string" office:string-value="std_logic" calcext:value-type="string">
            <text:p>std_logic</text:p>
          </table:table-cell>
          <table:table-cell table:style-name="ce108" table:formula="of:=IF([.J23]=&quot;-&quot;;&quot;&quot;;CONCATENATE([.C23];[.D23]))" office:value-type="string" office:string-value="UCS_CPUn" calcext:value-type="string">
            <text:p>UCS_CPUn</text:p>
          </table:table-cell>
          <table:table-cell table:style-name="ce108" table:formula="of:=IF([.J23]=&quot;-&quot;;&quot;&quot;;CONCATENATE(&quot;: &quot;;[.G23];&quot; &quot;;[.J23];&quot;;&quot;))" office:value-type="string" office:string-value=": in std_logic;" calcext:value-type="string">
            <text:p>: in std_logic;</text:p>
          </table:table-cell>
          <table:table-cell table:style-name="ce108" table:formula="of:=IF([.J23]=&quot;-&quot;;&quot;&quot;;CONCATENATE(&quot;-- &quot;;[.F23]))" office:value-type="string" office:string-value="-- Выбор чипа из CPU" calcext:value-type="string">
            <text:p>-- Выбор чипа из CPU</text:p>
          </table:table-cell>
          <table:table-cell table:style-name="ce108" table:formula="of:=IF([.J23]=&quot;-&quot;;&quot;&quot;;IF([.G23]=&quot;in&quot;;&quot;&quot;;CONCATENATE([.K23];&quot; &lt;= &quot;;IF([.E23]=&quot;&quot;;CONCATENATE(&quot;'&quot;;[.H23];&quot;'&quot;);CONCATENATE(&quot;(others=&gt;'&quot;;[.H23];&quot;')&quot;));&quot;;&quot;)))">
            <text:p/>
          </table:table-cell>
          <table:table-cell table:style-name="ce108" table:formula="of:=IF([.E23]=&quot;&quot;;CONCATENATE([.C23];[.D23]);CONCATENATE([.C23];[.D23];&quot;[&quot;;[.E23];&quot;]&quot;))" office:value-type="string" office:string-value="UCS_CPUn" calcext:value-type="string">
            <text:p>UCS_CPUn</text:p>
          </table:table-cell>
          <table:table-cell table:style-name="ce108" table:formula="of:=CONCATENATE(&quot;set_location_assignment PIN_&quot;;[.A23];&quot; -to &quot;;[.O23])" office:value-type="string" office:string-value="set_location_assignment PIN_8 -to UCS_CPUn" calcext:value-type="string">
            <text:p>set_location_assignment PIN_8 -to UCS_CPUn</text:p>
          </table:table-cell>
          <table:table-cell table:style-name="ce110" table:formula="of:=IF([.J23]=&quot;-&quot;;&quot;&quot;;CONCATENATE(&quot;set_instance_assignment -name IO_STANDARD &quot;&quot;&quot;;[.I23];&quot;&quot;&quot; -to &quot;;[.C23]))" office:value-type="string" office:string-value="set_instance_assignment -name IO_STANDARD &quot;&quot; -to UCS_CPU" calcext:value-type="string">
            <text:p>set_instance_assignment -name IO_STANDARD "" -to UCS_CPU</text:p>
          </table:table-cell>
          <table:table-cell table:formula="of:=IF([.A23]=&quot;&quot;;&quot;&quot;;CONCATENATE(&quot;NET &quot;&quot;&quot;;[.O23];&quot;&quot;&quot; LOC = &quot;;[.A23];&quot;;&quot;))" office:value-type="string" office:string-value="NET &quot;UCS_CPUn&quot; LOC = 8;" calcext:value-type="string">
            <text:p>NET "UCS_CPUn" LOC = 8;</text:p>
          </table:table-cell>
          <table:table-cell table:formula="of:=IF([.I23]=&quot;&quot;;&quot;&quot;;CONCATENATE(&quot;NET &quot;&quot;&quot;;[.O23];&quot;&quot;&quot; IOSTANDARD = &quot;;[.I23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5</text:p>
          </table:table-cell>
          <table:table-cell office:value-type="string" calcext:value-type="string">
            <text:p>-RAMCS</text:p>
          </table:table-cell>
          <table:table-cell office:value-type="string" calcext:value-type="string">
            <text:p>RAMCS_CP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Выбор чипа из CPU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24]=&quot;&quot;;&quot;std_logic&quot;;IF([.E24]&lt;[.E25];&quot;-&quot;;CONCATENATE(&quot;std_logic_vector ( &quot;;[.E24];&quot; downto 0 )&quot;)))" office:value-type="string" office:string-value="std_logic" calcext:value-type="string">
            <text:p>std_logic</text:p>
          </table:table-cell>
          <table:table-cell table:style-name="ce108" table:formula="of:=IF([.J24]=&quot;-&quot;;&quot;&quot;;CONCATENATE([.C24];[.D24]))" office:value-type="string" office:string-value="RAMCS_CPUn" calcext:value-type="string">
            <text:p>RAMCS_CPUn</text:p>
          </table:table-cell>
          <table:table-cell table:style-name="ce108" table:formula="of:=IF([.J24]=&quot;-&quot;;&quot;&quot;;CONCATENATE(&quot;: &quot;;[.G24];&quot; &quot;;[.J24];&quot;;&quot;))" office:value-type="string" office:string-value=": in std_logic;" calcext:value-type="string">
            <text:p>: in std_logic;</text:p>
          </table:table-cell>
          <table:table-cell table:style-name="ce108" table:formula="of:=IF([.J24]=&quot;-&quot;;&quot;&quot;;CONCATENATE(&quot;-- &quot;;[.F24]))" office:value-type="string" office:string-value="-- Выбор чипа из CPU" calcext:value-type="string">
            <text:p>-- Выбор чипа из CPU</text:p>
          </table:table-cell>
          <table:table-cell table:style-name="ce108" table:formula="of:=IF([.J24]=&quot;-&quot;;&quot;&quot;;IF([.G24]=&quot;in&quot;;&quot;&quot;;CONCATENATE([.K24];&quot; &lt;= &quot;;IF([.E24]=&quot;&quot;;CONCATENATE(&quot;'&quot;;[.H24];&quot;'&quot;);CONCATENATE(&quot;(others=&gt;'&quot;;[.H24];&quot;')&quot;));&quot;;&quot;)))">
            <text:p/>
          </table:table-cell>
          <table:table-cell table:style-name="ce108" table:formula="of:=IF([.E24]=&quot;&quot;;CONCATENATE([.C24];[.D24]);CONCATENATE([.C24];[.D24];&quot;[&quot;;[.E24];&quot;]&quot;))" office:value-type="string" office:string-value="RAMCS_CPUn" calcext:value-type="string">
            <text:p>RAMCS_CPUn</text:p>
          </table:table-cell>
          <table:table-cell table:style-name="ce108" table:formula="of:=CONCATENATE(&quot;set_location_assignment PIN_&quot;;[.A24];&quot; -to &quot;;[.O24])" office:value-type="string" office:string-value="set_location_assignment PIN_5 -to RAMCS_CPUn" calcext:value-type="string">
            <text:p>set_location_assignment PIN_5 -to RAMCS_CPUn</text:p>
          </table:table-cell>
          <table:table-cell table:style-name="ce110" table:formula="of:=IF([.J24]=&quot;-&quot;;&quot;&quot;;CONCATENATE(&quot;set_instance_assignment -name IO_STANDARD &quot;&quot;&quot;;[.I24];&quot;&quot;&quot; -to &quot;;[.C24]))" office:value-type="string" office:string-value="set_instance_assignment -name IO_STANDARD &quot;&quot; -to RAMCS_CPU" calcext:value-type="string">
            <text:p>set_instance_assignment -name IO_STANDARD "" -to RAMCS_CPU</text:p>
          </table:table-cell>
          <table:table-cell table:formula="of:=IF([.A24]=&quot;&quot;;&quot;&quot;;CONCATENATE(&quot;NET &quot;&quot;&quot;;[.O24];&quot;&quot;&quot; LOC = &quot;;[.A24];&quot;;&quot;))" office:value-type="string" office:string-value="NET &quot;RAMCS_CPUn&quot; LOC = 5;" calcext:value-type="string">
            <text:p>NET "RAMCS_CPUn" LOC = 5;</text:p>
          </table:table-cell>
          <table:table-cell table:formula="of:=IF([.I24]=&quot;&quot;;&quot;&quot;;CONCATENATE(&quot;NET &quot;&quot;&quot;;[.O24];&quot;&quot;&quot; IOSTANDARD = &quot;;[.I24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33</text:p>
          </table:table-cell>
          <table:table-cell office:value-type="string" calcext:value-type="string">
            <text:p>-LCS</text:p>
          </table:table-cell>
          <table:table-cell office:value-type="string" calcext:value-type="string">
            <text:p>CS_RA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Выбор чипа на шину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8" table:formula="of:=IF([.E25]=&quot;&quot;;&quot;std_logic&quot;;IF([.E25]&lt;[.E26];&quot;-&quot;;CONCATENATE(&quot;std_logic_vector ( &quot;;[.E25];&quot; downto 0 )&quot;)))" office:value-type="string" office:string-value="std_logic" calcext:value-type="string">
            <text:p>std_logic</text:p>
          </table:table-cell>
          <table:table-cell table:style-name="ce108" table:formula="of:=IF([.J25]=&quot;-&quot;;&quot;&quot;;CONCATENATE([.C25];[.D25]))" office:value-type="string" office:string-value="CS_RAMn" calcext:value-type="string">
            <text:p>CS_RAMn</text:p>
          </table:table-cell>
          <table:table-cell table:style-name="ce108" table:formula="of:=IF([.J25]=&quot;-&quot;;&quot;&quot;;CONCATENATE(&quot;: &quot;;[.G25];&quot; &quot;;[.J25];&quot;;&quot;))" office:value-type="string" office:string-value=": out std_logic;" calcext:value-type="string">
            <text:p>: out std_logic;</text:p>
          </table:table-cell>
          <table:table-cell table:style-name="ce108" table:formula="of:=IF([.J25]=&quot;-&quot;;&quot;&quot;;CONCATENATE(&quot;-- &quot;;[.F25]))" office:value-type="string" office:string-value="-- Выбор чипа на шину" calcext:value-type="string">
            <text:p>-- Выбор чипа на шину</text:p>
          </table:table-cell>
          <table:table-cell table:style-name="ce108" table:formula="of:=IF([.J25]=&quot;-&quot;;&quot;&quot;;IF([.G25]=&quot;in&quot;;&quot;&quot;;CONCATENATE([.K25];&quot; &lt;= &quot;;IF([.E25]=&quot;&quot;;CONCATENATE(&quot;'&quot;;[.H25];&quot;'&quot;);CONCATENATE(&quot;(others=&gt;'&quot;;[.H25];&quot;')&quot;));&quot;;&quot;)))" office:value-type="string" office:string-value="CS_RAMn &lt;= '1';" calcext:value-type="string">
            <text:p>CS_RAMn &lt;= '1';</text:p>
          </table:table-cell>
          <table:table-cell table:style-name="ce108" table:formula="of:=IF([.E25]=&quot;&quot;;CONCATENATE([.C25];[.D25]);CONCATENATE([.C25];[.D25];&quot;[&quot;;[.E25];&quot;]&quot;))" office:value-type="string" office:string-value="CS_RAMn" calcext:value-type="string">
            <text:p>CS_RAMn</text:p>
          </table:table-cell>
          <table:table-cell table:style-name="ce108" table:formula="of:=CONCATENATE(&quot;set_location_assignment PIN_&quot;;[.A25];&quot; -to &quot;;[.O25])" office:value-type="string" office:string-value="set_location_assignment PIN_33 -to CS_RAMn" calcext:value-type="string">
            <text:p>set_location_assignment PIN_33 -to CS_RAMn</text:p>
          </table:table-cell>
          <table:table-cell table:style-name="ce110" table:formula="of:=IF([.J25]=&quot;-&quot;;&quot;&quot;;CONCATENATE(&quot;set_instance_assignment -name IO_STANDARD &quot;&quot;&quot;;[.I25];&quot;&quot;&quot; -to &quot;;[.C25]))" office:value-type="string" office:string-value="set_instance_assignment -name IO_STANDARD &quot;&quot; -to CS_RAM" calcext:value-type="string">
            <text:p>set_instance_assignment -name IO_STANDARD "" -to CS_RAM</text:p>
          </table:table-cell>
          <table:table-cell table:formula="of:=IF([.A25]=&quot;&quot;;&quot;&quot;;CONCATENATE(&quot;NET &quot;&quot;&quot;;[.O25];&quot;&quot;&quot; LOC = &quot;;[.A25];&quot;;&quot;))" office:value-type="string" office:string-value="NET &quot;CS_RAMn&quot; LOC = 33;" calcext:value-type="string">
            <text:p>NET "CS_RAMn" LOC = 33;</text:p>
          </table:table-cell>
          <table:table-cell table:formula="of:=IF([.I25]=&quot;&quot;;&quot;&quot;;CONCATENATE(&quot;NET &quot;&quot;&quot;;[.O25];&quot;&quot;&quot; IOSTANDARD = &quot;;[.I25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31</text:p>
          </table:table-cell>
          <table:table-cell office:value-type="string" calcext:value-type="string">
            <text:p>-UCS</text:p>
          </table:table-cell>
          <table:table-cell office:value-type="string" calcext:value-type="string">
            <text:p>CS_RO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Выбор чипа на шину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8" table:formula="of:=IF([.E26]=&quot;&quot;;&quot;std_logic&quot;;IF([.E26]&lt;[.E27];&quot;-&quot;;CONCATENATE(&quot;std_logic_vector ( &quot;;[.E26];&quot; downto 0 )&quot;)))" office:value-type="string" office:string-value="std_logic" calcext:value-type="string">
            <text:p>std_logic</text:p>
          </table:table-cell>
          <table:table-cell table:style-name="ce108" table:formula="of:=IF([.J26]=&quot;-&quot;;&quot;&quot;;CONCATENATE([.C26];[.D26]))" office:value-type="string" office:string-value="CS_ROMn" calcext:value-type="string">
            <text:p>CS_ROMn</text:p>
          </table:table-cell>
          <table:table-cell table:style-name="ce108" table:formula="of:=IF([.J26]=&quot;-&quot;;&quot;&quot;;CONCATENATE(&quot;: &quot;;[.G26];&quot; &quot;;[.J26];&quot;;&quot;))" office:value-type="string" office:string-value=": out std_logic;" calcext:value-type="string">
            <text:p>: out std_logic;</text:p>
          </table:table-cell>
          <table:table-cell table:style-name="ce108" table:formula="of:=IF([.J26]=&quot;-&quot;;&quot;&quot;;CONCATENATE(&quot;-- &quot;;[.F26]))" office:value-type="string" office:string-value="-- Выбор чипа на шину" calcext:value-type="string">
            <text:p>-- Выбор чипа на шину</text:p>
          </table:table-cell>
          <table:table-cell table:style-name="ce108" table:formula="of:=IF([.J26]=&quot;-&quot;;&quot;&quot;;IF([.G26]=&quot;in&quot;;&quot;&quot;;CONCATENATE([.K26];&quot; &lt;= &quot;;IF([.E26]=&quot;&quot;;CONCATENATE(&quot;'&quot;;[.H26];&quot;'&quot;);CONCATENATE(&quot;(others=&gt;'&quot;;[.H26];&quot;')&quot;));&quot;;&quot;)))" office:value-type="string" office:string-value="CS_ROMn &lt;= '1';" calcext:value-type="string">
            <text:p>CS_ROMn &lt;= '1';</text:p>
          </table:table-cell>
          <table:table-cell table:style-name="ce108" table:formula="of:=IF([.E26]=&quot;&quot;;CONCATENATE([.C26];[.D26]);CONCATENATE([.C26];[.D26];&quot;[&quot;;[.E26];&quot;]&quot;))" office:value-type="string" office:string-value="CS_ROMn" calcext:value-type="string">
            <text:p>CS_ROMn</text:p>
          </table:table-cell>
          <table:table-cell table:style-name="ce108" table:formula="of:=CONCATENATE(&quot;set_location_assignment PIN_&quot;;[.A26];&quot; -to &quot;;[.O26])" office:value-type="string" office:string-value="set_location_assignment PIN_31 -to CS_ROMn" calcext:value-type="string">
            <text:p>set_location_assignment PIN_31 -to CS_ROMn</text:p>
          </table:table-cell>
          <table:table-cell table:style-name="ce110" table:formula="of:=IF([.J26]=&quot;-&quot;;&quot;&quot;;CONCATENATE(&quot;set_instance_assignment -name IO_STANDARD &quot;&quot;&quot;;[.I26];&quot;&quot;&quot; -to &quot;;[.C26]))" office:value-type="string" office:string-value="set_instance_assignment -name IO_STANDARD &quot;&quot; -to CS_ROM" calcext:value-type="string">
            <text:p>set_instance_assignment -name IO_STANDARD "" -to CS_ROM</text:p>
          </table:table-cell>
          <table:table-cell table:formula="of:=IF([.A26]=&quot;&quot;;&quot;&quot;;CONCATENATE(&quot;NET &quot;&quot;&quot;;[.O26];&quot;&quot;&quot; LOC = &quot;;[.A26];&quot;;&quot;))" office:value-type="string" office:string-value="NET &quot;CS_ROMn&quot; LOC = 31;" calcext:value-type="string">
            <text:p>NET "CS_ROMn" LOC = 31;</text:p>
          </table:table-cell>
          <table:table-cell table:formula="of:=IF([.I26]=&quot;&quot;;&quot;&quot;;CONCATENATE(&quot;NET &quot;&quot;&quot;;[.O26];&quot;&quot;&quot; IOSTANDARD = &quot;;[.I26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34</text:p>
          </table:table-cell>
          <table:table-cell office:value-type="string" calcext:value-type="string">
            <text:p>-RD</text:p>
          </table:table-cell>
          <table:table-cell office:value-type="string" calcext:value-type="string">
            <text:p>RD_B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Строб чтения от CPU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27]=&quot;&quot;;&quot;std_logic&quot;;IF([.E27]&lt;[.E28];&quot;-&quot;;CONCATENATE(&quot;std_logic_vector ( &quot;;[.E27];&quot; downto 0 )&quot;)))" office:value-type="string" office:string-value="std_logic" calcext:value-type="string">
            <text:p>std_logic</text:p>
          </table:table-cell>
          <table:table-cell table:style-name="ce108" table:formula="of:=IF([.J27]=&quot;-&quot;;&quot;&quot;;CONCATENATE([.C27];[.D27]))" office:value-type="string" office:string-value="RD_BUSn" calcext:value-type="string">
            <text:p>RD_BUSn</text:p>
          </table:table-cell>
          <table:table-cell table:style-name="ce108" table:formula="of:=IF([.J27]=&quot;-&quot;;&quot;&quot;;CONCATENATE(&quot;: &quot;;[.G27];&quot; &quot;;[.J27];&quot;;&quot;))" office:value-type="string" office:string-value=": in std_logic;" calcext:value-type="string">
            <text:p>: in std_logic;</text:p>
          </table:table-cell>
          <table:table-cell table:style-name="ce108" table:formula="of:=IF([.J27]=&quot;-&quot;;&quot;&quot;;CONCATENATE(&quot;-- &quot;;[.F27]))" office:value-type="string" office:string-value="-- Строб чтения от CPU" calcext:value-type="string">
            <text:p>-- Строб чтения от CPU</text:p>
          </table:table-cell>
          <table:table-cell table:style-name="ce108" table:formula="of:=IF([.J27]=&quot;-&quot;;&quot;&quot;;IF([.G27]=&quot;in&quot;;&quot;&quot;;CONCATENATE([.K27];&quot; &lt;= &quot;;IF([.E27]=&quot;&quot;;CONCATENATE(&quot;'&quot;;[.H27];&quot;'&quot;);CONCATENATE(&quot;(others=&gt;'&quot;;[.H27];&quot;')&quot;));&quot;;&quot;)))">
            <text:p/>
          </table:table-cell>
          <table:table-cell table:style-name="ce108" table:formula="of:=IF([.E27]=&quot;&quot;;CONCATENATE([.C27];[.D27]);CONCATENATE([.C27];[.D27];&quot;[&quot;;[.E27];&quot;]&quot;))" office:value-type="string" office:string-value="RD_BUSn" calcext:value-type="string">
            <text:p>RD_BUSn</text:p>
          </table:table-cell>
          <table:table-cell table:style-name="ce108" table:formula="of:=CONCATENATE(&quot;set_location_assignment PIN_&quot;;[.A27];&quot; -to &quot;;[.O27])" office:value-type="string" office:string-value="set_location_assignment PIN_34 -to RD_BUSn" calcext:value-type="string">
            <text:p>set_location_assignment PIN_34 -to RD_BUSn</text:p>
          </table:table-cell>
          <table:table-cell table:style-name="ce110" table:formula="of:=IF([.J27]=&quot;-&quot;;&quot;&quot;;CONCATENATE(&quot;set_instance_assignment -name IO_STANDARD &quot;&quot;&quot;;[.I27];&quot;&quot;&quot; -to &quot;;[.C27]))" office:value-type="string" office:string-value="set_instance_assignment -name IO_STANDARD &quot;&quot; -to RD_BUS" calcext:value-type="string">
            <text:p>set_instance_assignment -name IO_STANDARD "" -to RD_BUS</text:p>
          </table:table-cell>
          <table:table-cell table:formula="of:=IF([.A27]=&quot;&quot;;&quot;&quot;;CONCATENATE(&quot;NET &quot;&quot;&quot;;[.O27];&quot;&quot;&quot; LOC = &quot;;[.A27];&quot;;&quot;))" office:value-type="string" office:string-value="NET &quot;RD_BUSn&quot; LOC = 34;" calcext:value-type="string">
            <text:p>NET "RD_BUSn" LOC = 34;</text:p>
          </table:table-cell>
          <table:table-cell table:formula="of:=IF([.I27]=&quot;&quot;;&quot;&quot;;CONCATENATE(&quot;NET &quot;&quot;&quot;;[.O27];&quot;&quot;&quot; IOSTANDARD = &quot;;[.I27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37</text:p>
          </table:table-cell>
          <table:table-cell office:value-type="string" calcext:value-type="string">
            <text:p>-WR</text:p>
          </table:table-cell>
          <table:table-cell office:value-type="string" calcext:value-type="string">
            <text:p>WR_B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Строб записи от CPU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28]=&quot;&quot;;&quot;std_logic&quot;;IF([.E28]&lt;[.E29];&quot;-&quot;;CONCATENATE(&quot;std_logic_vector ( &quot;;[.E28];&quot; downto 0 )&quot;)))" office:value-type="string" office:string-value="std_logic" calcext:value-type="string">
            <text:p>std_logic</text:p>
          </table:table-cell>
          <table:table-cell table:style-name="ce108" table:formula="of:=IF([.J28]=&quot;-&quot;;&quot;&quot;;CONCATENATE([.C28];[.D28]))" office:value-type="string" office:string-value="WR_BUSn" calcext:value-type="string">
            <text:p>WR_BUSn</text:p>
          </table:table-cell>
          <table:table-cell table:style-name="ce108" table:formula="of:=IF([.J28]=&quot;-&quot;;&quot;&quot;;CONCATENATE(&quot;: &quot;;[.G28];&quot; &quot;;[.J28];&quot;;&quot;))" office:value-type="string" office:string-value=": in std_logic;" calcext:value-type="string">
            <text:p>: in std_logic;</text:p>
          </table:table-cell>
          <table:table-cell table:style-name="ce108" table:formula="of:=IF([.J28]=&quot;-&quot;;&quot;&quot;;CONCATENATE(&quot;-- &quot;;[.F28]))" office:value-type="string" office:string-value="-- Строб записи от CPU" calcext:value-type="string">
            <text:p>-- Строб записи от CPU</text:p>
          </table:table-cell>
          <table:table-cell table:style-name="ce108" table:formula="of:=IF([.J28]=&quot;-&quot;;&quot;&quot;;IF([.G28]=&quot;in&quot;;&quot;&quot;;CONCATENATE([.K28];&quot; &lt;= &quot;;IF([.E28]=&quot;&quot;;CONCATENATE(&quot;'&quot;;[.H28];&quot;'&quot;);CONCATENATE(&quot;(others=&gt;'&quot;;[.H28];&quot;')&quot;));&quot;;&quot;)))">
            <text:p/>
          </table:table-cell>
          <table:table-cell table:style-name="ce108" table:formula="of:=IF([.E28]=&quot;&quot;;CONCATENATE([.C28];[.D28]);CONCATENATE([.C28];[.D28];&quot;[&quot;;[.E28];&quot;]&quot;))" office:value-type="string" office:string-value="WR_BUSn" calcext:value-type="string">
            <text:p>WR_BUSn</text:p>
          </table:table-cell>
          <table:table-cell table:style-name="ce108" table:formula="of:=CONCATENATE(&quot;set_location_assignment PIN_&quot;;[.A28];&quot; -to &quot;;[.O28])" office:value-type="string" office:string-value="set_location_assignment PIN_37 -to WR_BUSn" calcext:value-type="string">
            <text:p>set_location_assignment PIN_37 -to WR_BUSn</text:p>
          </table:table-cell>
          <table:table-cell table:style-name="ce110" table:formula="of:=IF([.J28]=&quot;-&quot;;&quot;&quot;;CONCATENATE(&quot;set_instance_assignment -name IO_STANDARD &quot;&quot;&quot;;[.I28];&quot;&quot;&quot; -to &quot;;[.C28]))" office:value-type="string" office:string-value="set_instance_assignment -name IO_STANDARD &quot;&quot; -to WR_BUS" calcext:value-type="string">
            <text:p>set_instance_assignment -name IO_STANDARD "" -to WR_BUS</text:p>
          </table:table-cell>
          <table:table-cell table:formula="of:=IF([.A28]=&quot;&quot;;&quot;&quot;;CONCATENATE(&quot;NET &quot;&quot;&quot;;[.O28];&quot;&quot;&quot; LOC = &quot;;[.A28];&quot;;&quot;))" office:value-type="string" office:string-value="NET &quot;WR_BUSn&quot; LOC = 37;" calcext:value-type="string">
            <text:p>NET "WR_BUSn" LOC = 37;</text:p>
          </table:table-cell>
          <table:table-cell table:formula="of:=IF([.I28]=&quot;&quot;;&quot;&quot;;CONCATENATE(&quot;NET &quot;&quot;&quot;;[.O28];&quot;&quot;&quot; IOSTANDARD = &quot;;[.I28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39</text:p>
          </table:table-cell>
          <table:table-cell office:value-type="string" calcext:value-type="string">
            <text:p>-RESET</text:p>
          </table:table-cell>
          <table:table-cell office:value-type="string" calcext:value-type="string">
            <text:p>RST_CP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Мастер-сброс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29]=&quot;&quot;;&quot;std_logic&quot;;IF([.E29]&lt;[.E30];&quot;-&quot;;CONCATENATE(&quot;std_logic_vector ( &quot;;[.E29];&quot; downto 0 )&quot;)))" office:value-type="string" office:string-value="std_logic" calcext:value-type="string">
            <text:p>std_logic</text:p>
          </table:table-cell>
          <table:table-cell table:style-name="ce108" table:formula="of:=IF([.J29]=&quot;-&quot;;&quot;&quot;;CONCATENATE([.C29];[.D29]))" office:value-type="string" office:string-value="RST_CPUn" calcext:value-type="string">
            <text:p>RST_CPUn</text:p>
          </table:table-cell>
          <table:table-cell table:style-name="ce108" table:formula="of:=IF([.J29]=&quot;-&quot;;&quot;&quot;;CONCATENATE(&quot;: &quot;;[.G29];&quot; &quot;;[.J29];&quot;;&quot;))" office:value-type="string" office:string-value=": in std_logic;" calcext:value-type="string">
            <text:p>: in std_logic;</text:p>
          </table:table-cell>
          <table:table-cell table:style-name="ce108" table:formula="of:=IF([.J29]=&quot;-&quot;;&quot;&quot;;CONCATENATE(&quot;-- &quot;;[.F29]))" office:value-type="string" office:string-value="-- Мастер-сброс" calcext:value-type="string">
            <text:p>-- Мастер-сброс</text:p>
          </table:table-cell>
          <table:table-cell table:style-name="ce108" table:formula="of:=IF([.J29]=&quot;-&quot;;&quot;&quot;;IF([.G29]=&quot;in&quot;;&quot;&quot;;CONCATENATE([.K29];&quot; &lt;= &quot;;IF([.E29]=&quot;&quot;;CONCATENATE(&quot;'&quot;;[.H29];&quot;'&quot;);CONCATENATE(&quot;(others=&gt;'&quot;;[.H29];&quot;')&quot;));&quot;;&quot;)))">
            <text:p/>
          </table:table-cell>
          <table:table-cell table:style-name="ce108" table:formula="of:=IF([.E29]=&quot;&quot;;CONCATENATE([.C29];[.D29]);CONCATENATE([.C29];[.D29];&quot;[&quot;;[.E29];&quot;]&quot;))" office:value-type="string" office:string-value="RST_CPUn" calcext:value-type="string">
            <text:p>RST_CPUn</text:p>
          </table:table-cell>
          <table:table-cell table:style-name="ce108" table:formula="of:=CONCATENATE(&quot;set_location_assignment PIN_&quot;;[.A29];&quot; -to &quot;;[.O29])" office:value-type="string" office:string-value="set_location_assignment PIN_39 -to RST_CPUn" calcext:value-type="string">
            <text:p>set_location_assignment PIN_39 -to RST_CPUn</text:p>
          </table:table-cell>
          <table:table-cell table:style-name="ce110" table:formula="of:=IF([.J29]=&quot;-&quot;;&quot;&quot;;CONCATENATE(&quot;set_instance_assignment -name IO_STANDARD &quot;&quot;&quot;;[.I29];&quot;&quot;&quot; -to &quot;;[.C29]))" office:value-type="string" office:string-value="set_instance_assignment -name IO_STANDARD &quot;&quot; -to RST_CPU" calcext:value-type="string">
            <text:p>set_instance_assignment -name IO_STANDARD "" -to RST_CPU</text:p>
          </table:table-cell>
          <table:table-cell table:formula="of:=IF([.A29]=&quot;&quot;;&quot;&quot;;CONCATENATE(&quot;NET &quot;&quot;&quot;;[.O29];&quot;&quot;&quot; LOC = &quot;;[.A29];&quot;;&quot;))" office:value-type="string" office:string-value="NET &quot;RST_CPUn&quot; LOC = 39;" calcext:value-type="string">
            <text:p>NET "RST_CPUn" LOC = 39;</text:p>
          </table:table-cell>
          <table:table-cell table:formula="of:=IF([.I29]=&quot;&quot;;&quot;&quot;;CONCATENATE(&quot;NET &quot;&quot;&quot;;[.O29];&quot;&quot;&quot; IOSTANDARD = &quot;;[.I29];&quot;;&quot;))">
            <text:p/>
          </table:table-cell>
          <table:table-cell table:number-columns-repeated="1005"/>
        </table:table-row>
        <table:table-row table:style-name="ro2">
          <table:table-cell table:style-name="ce106" office:value-type="string" calcext:value-type="string">
            <text:p>4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T_BUS</text:p>
          </table:table-cell>
          <table:table-cell table:number-columns-repeated="2"/>
          <table:table-cell office:value-type="string" calcext:value-type="string">
            <text:p>Тест от мезонина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108" table:formula="of:=IF([.E30]=&quot;&quot;;&quot;std_logic&quot;;IF([.E30]&lt;[.E31];&quot;-&quot;;CONCATENATE(&quot;std_logic_vector ( &quot;;[.E30];&quot; downto 0 )&quot;)))" office:value-type="string" office:string-value="std_logic" calcext:value-type="string">
            <text:p>std_logic</text:p>
          </table:table-cell>
          <table:table-cell table:style-name="ce108" table:formula="of:=IF([.J30]=&quot;-&quot;;&quot;&quot;;CONCATENATE([.C30];[.D30]))" office:value-type="string" office:string-value="TEST_BUS" calcext:value-type="string">
            <text:p>TEST_BUS</text:p>
          </table:table-cell>
          <table:table-cell table:style-name="ce108" table:formula="of:=IF([.J30]=&quot;-&quot;;&quot;&quot;;CONCATENATE(&quot;: &quot;;[.G30];&quot; &quot;;[.J30];&quot;;&quot;))" office:value-type="string" office:string-value=": in std_logic;" calcext:value-type="string">
            <text:p>: in std_logic;</text:p>
          </table:table-cell>
          <table:table-cell table:style-name="ce108" table:formula="of:=IF([.J30]=&quot;-&quot;;&quot;&quot;;CONCATENATE(&quot;-- &quot;;[.F30]))" office:value-type="string" office:string-value="-- Тест от мезонина" calcext:value-type="string">
            <text:p>-- Тест от мезонина</text:p>
          </table:table-cell>
          <table:table-cell table:style-name="ce108" table:formula="of:=IF([.J30]=&quot;-&quot;;&quot;&quot;;IF([.G30]=&quot;in&quot;;&quot;&quot;;CONCATENATE([.K30];&quot; &lt;= &quot;;IF([.E30]=&quot;&quot;;CONCATENATE(&quot;'&quot;;[.H30];&quot;'&quot;);CONCATENATE(&quot;(others=&gt;'&quot;;[.H30];&quot;')&quot;));&quot;;&quot;)))">
            <text:p/>
          </table:table-cell>
          <table:table-cell table:style-name="ce108" table:formula="of:=IF([.E30]=&quot;&quot;;CONCATENATE([.C30];[.D30]);CONCATENATE([.C30];[.D30];&quot;[&quot;;[.E30];&quot;]&quot;))" office:value-type="string" office:string-value="TEST_BUS" calcext:value-type="string">
            <text:p>TEST_BUS</text:p>
          </table:table-cell>
          <table:table-cell table:style-name="ce108" table:formula="of:=CONCATENATE(&quot;set_location_assignment PIN_&quot;;[.A30];&quot; -to &quot;;[.O30])" office:value-type="string" office:string-value="set_location_assignment PIN_42 -to TEST_BUS" calcext:value-type="string">
            <text:p>set_location_assignment PIN_42 -to TEST_BUS</text:p>
          </table:table-cell>
          <table:table-cell table:style-name="ce110" table:formula="of:=IF([.J30]=&quot;-&quot;;&quot;&quot;;CONCATENATE(&quot;set_instance_assignment -name IO_STANDARD &quot;&quot;&quot;;[.I30];&quot;&quot;&quot; -to &quot;;[.C30]))" office:value-type="string" office:string-value="set_instance_assignment -name IO_STANDARD &quot;&quot; -to TEST_BUS" calcext:value-type="string">
            <text:p>set_instance_assignment -name IO_STANDARD "" -to TEST_BUS</text:p>
          </table:table-cell>
          <table:table-cell table:formula="of:=IF([.A30]=&quot;&quot;;&quot;&quot;;CONCATENATE(&quot;NET &quot;&quot;&quot;;[.O30];&quot;&quot;&quot; LOC = &quot;;[.A30];&quot;;&quot;))" office:value-type="string" office:string-value="NET &quot;TEST_BUS&quot; LOC = 42;" calcext:value-type="string">
            <text:p>NET "TEST_BUS" LOC = 42;</text:p>
          </table:table-cell>
          <table:table-cell table:formula="of:=IF([.I30]=&quot;&quot;;&quot;&quot;;CONCATENATE(&quot;NET &quot;&quot;&quot;;[.O30];&quot;&quot;&quot; IOSTANDARD = &quot;;[.I30];&quot;;&quot;))">
            <text:p/>
          </table:table-cell>
          <table:table-cell table:number-columns-repeated="1005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06" office:value-type="string" calcext:value-type="string">
            <text:p>7</text:p>
          </table:table-cell>
          <table:table-cell office:value-type="string" calcext:value-type="string">
            <text:p>TMS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26</text:p>
          </table:table-cell>
          <table:table-cell office:value-type="string" calcext:value-type="string">
            <text:p>TCK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1</text:p>
          </table:table-cell>
          <table:table-cell office:value-type="string" calcext:value-type="string">
            <text:p>TDI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32</text:p>
          </table:table-cell>
          <table:table-cell office:value-type="string" calcext:value-type="string">
            <text:p>TD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6" office:value-type="string" calcext:value-type="string">
            <text:p>9</text:p>
          </table:table-cell>
          <table:table-cell office:value-type="string" calcext:value-type="string">
            <text:p>+3V3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41</text:p>
          </table:table-cell>
          <table:table-cell office:value-type="string" calcext:value-type="string">
            <text:p>+3V3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29</text:p>
          </table:table-cell>
          <table:table-cell office:value-type="string" calcext:value-type="string">
            <text:p>+3V3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17</text:p>
          </table:table-cell>
          <table:table-cell office:value-type="string" calcext:value-type="string">
            <text:p>+3V3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11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30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4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16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40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24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36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 table:number-rows-repeated="9">
          <table:table-cell table:style-name="Default" table:number-columns-repeated="1024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DCctrlF207.A88:DCctrlF207.D105" table:contains-header="false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Cyr" svg:font-family="'Arial Cyr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  <number:text>р.</number:text>
    </number:number-style>
    <number:number-style style:name="N109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р.</number:text>
    </number:number-style>
    <number:number-style style:name="N11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18P2" style:volatile="true">
      <number:text> -р.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1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9P2" style:volatile="true">
      <number:text>-</number:text>
      <number:number number:decimal-places="0" loext:min-decimal-places="0" number:min-integer-digits="0"/>
      <number:text>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20P2" style:volatile="true">
      <number:text>-</number:text>
      <number:number number:decimal-places="0" loext:min-decimal-places="0" number:min-integer-digits="0"/>
      <number:text>р.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.00.0000</text:date>, <text:time style:data-style-name="N2" text:time-value="23:48:35.40977914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Александр Козлов</meta:initial-creator>
    <meta:creation-date>2012-04-26T15:14:21</meta:creation-date>
    <meta:generator>LibreOffice/6.4.7.2$Linux_X86_64 LibreOffice_project/40$Build-2</meta:generator>
    <dc:date>2024-10-11T23:50:19.422603034</dc:date>
    <meta:editing-duration>P6DT23H59M36S</meta:editing-duration>
    <meta:editing-cycles>969</meta:editing-cycles>
    <meta:document-statistic meta:table-count="9" meta:cell-count="14967" meta:object-count="0"/>
  </office:meta>
</office:document-meta>
</file>